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6985321045" calcext:value-type="float">
            <text:p>-6.44616985321045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50231933594" calcext:value-type="float">
            <text:p>-79.0550231933594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2"/>
          <table:table-cell office:value-type="string" calcext:value-type="string">
            <text:p><text:span text:style-name="T1">Regression</text:span></text:p>
          </table:table-cell>
          <table:table-cell/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6985321045" calcext:value-type="float">
            <text:p>-6.44616985321045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50231933594" calcext:value-type="float">
            <text:p>-79.0550231933594</text:p>
          </table:table-cell>
          <table:table-cell table:number-columns-repeated="6"/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6985321045" calcext:value-type="float">
            <text:p>-6.44616985321045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50231933594" calcext:value-type="float">
            <text:p>-79.0550231933594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6985321045" calcext:value-type="float">
            <text:p>-6.44616985321045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50231933594" calcext:value-type="float">
            <text:p>-79.0550231933594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B$1:.$B$2072] ; [.$A$1:.$A$2072])" office:value-type="float" office:value="0.999941441700755" calcext:value-type="float">
            <text:p>0.999941441700755</text:p>
          </table:table-cell>
          <table:table-cell/>
          <table:table-cell office:value-type="string" calcext:value-type="string">
            <text:p>R^2</text:p>
          </table:table-cell>
          <table:table-cell table:number-matrix-columns-spanned="1" table:number-matrix-rows-spanned="1" table:formula="of:=RSQ([.$D$1:.$D$2072] ; [.$C$1:.$C$2072])" office:value-type="float" office:value="0.999893978180038" calcext:value-type="float">
            <text:p>0.999893978180038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6985321045" calcext:value-type="float">
            <text:p>-6.44616985321045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50231933594" calcext:value-type="float">
            <text:p>-79.0550231933594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B$1:.$B$2072] ; [.$A$1:.$A$2072])" office:value-type="float" office:value="1.01711279123334" calcext:value-type="float">
            <text:p>1.01711279123334</text:p>
          </table:table-cell>
          <table:table-cell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[.$D$1:.$D$2072] ; [.$C$1:.$C$2072])" office:value-type="float" office:value="1.03595974765476" calcext:value-type="float">
            <text:p>1.03595974765476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6985321045" calcext:value-type="float">
            <text:p>-6.44616985321045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50231933594" calcext:value-type="float">
            <text:p>-79.0550231933594</text:p>
          </table:table-cell>
          <table:table-cell table:number-columns-repeated="6"/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6985321045" calcext:value-type="float">
            <text:p>-6.44616985321045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50231933594" calcext:value-type="float">
            <text:p>-79.0550231933594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B$1:.$B$2072] ; [.$A$1:.$A$2072])" office:value-type="float" office:value="0.0000477733545044234" calcext:value-type="float">
            <text:p>4.77733545044234E-05</text:p>
          </table:table-cell>
          <table:table-cell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[.$D$1:.$D$2072] ; [.$C$1:.$C$2072])" office:value-type="float" office:value="0.00004780960965231" calcext:value-type="float">
            <text:p>4.780960965231E-05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6985321045" calcext:value-type="float">
            <text:p>-6.44616985321045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50231933594" calcext:value-type="float">
            <text:p>-79.0550231933594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B$1:.$B$2072] ; [.$A$1:.$A$2072])" office:value-type="float" office:value="-13715477.0910797" calcext:value-type="float">
            <text:p>-13715477.0910797</text:p>
          </table:table-cell>
          <table:table-cell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INTERCEPT([.$D$1:.$D$2072] ; [.$C$1:.$C$2072])" office:value-type="float" office:value="-9026373.31437847" calcext:value-type="float">
            <text:p>-9026373.31437847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41583252" calcext:value-type="float">
            <text:p>-6.4461841583252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392700195" calcext:value-type="float">
            <text:p>-79.0549392700195</text:p>
          </table:table-cell>
          <table:table-cell table:number-columns-repeated="6"/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701934814" calcext:value-type="float">
            <text:p>-6.44618701934814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8706054688" calcext:value-type="float">
            <text:p>-79.0548706054688</text:p>
          </table:table-cell>
          <table:table-cell/>
          <table:table-cell table:formula="of:=INDEX([.$A$1:.$A$2072]; 1; 1)" office:value-type="float" office:value="287094567424" calcext:value-type="float">
            <text:p>287094567424</text:p>
          </table:table-cell>
          <table:table-cell table:formula="of:=[.$G$7] * [.$F$10] + [.$G$8]" office:value-type="float" office:value="-6.54523885808885" calcext:value-type="float">
            <text:p>-6.54523885808885</text:p>
          </table:table-cell>
          <table:table-cell/>
          <table:table-cell table:formula="of:=INDEX([.$C$1:.$C$2072]; 1; 1)" office:value-type="float" office:value="188796671744" calcext:value-type="float">
            <text:p>188796671744</text:p>
          </table:table-cell>
          <table:table-cell table:formula="of:=[.$J$7] * [.$I$10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41583252" calcext:value-type="float">
            <text:p>-6.4461841583252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8553466797" calcext:value-type="float">
            <text:p>-79.0548553466797</text:p>
          </table:table-cell>
          <table:table-cell/>
          <table:table-cell table:formula="of:=INDEX([.$A$1:.$A$2072]; 2; 1)" office:value-type="float" office:value="287094567424" calcext:value-type="float">
            <text:p>287094567424</text:p>
          </table:table-cell>
          <table:table-cell table:formula="of:=[.$G$7] * [.$F$11] + [.$G$8]" office:value-type="float" office:value="-6.54523885808885" calcext:value-type="float">
            <text:p>-6.54523885808885</text:p>
          </table:table-cell>
          <table:table-cell/>
          <table:table-cell table:formula="of:=INDEX([.$C$1:.$C$2072]; 2; 1)" office:value-type="float" office:value="188796671744" calcext:value-type="float">
            <text:p>188796671744</text:p>
          </table:table-cell>
          <table:table-cell table:formula="of:=[.$J$7] * [.$I$11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082046509" calcext:value-type="float">
            <text:p>-6.44618082046509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8553466797" calcext:value-type="float">
            <text:p>-79.0548553466797</text:p>
          </table:table-cell>
          <table:table-cell/>
          <table:table-cell table:formula="of:=INDEX([.$A$1:.$A$2072]; 3; 1)" office:value-type="float" office:value="287094567424" calcext:value-type="float">
            <text:p>287094567424</text:p>
          </table:table-cell>
          <table:table-cell table:formula="of:=[.$G$7] * [.$F$12] + [.$G$8]" office:value-type="float" office:value="-6.54523885808885" calcext:value-type="float">
            <text:p>-6.54523885808885</text:p>
          </table:table-cell>
          <table:table-cell/>
          <table:table-cell table:formula="of:=INDEX([.$C$1:.$C$2072]; 3; 1)" office:value-type="float" office:value="188796671744" calcext:value-type="float">
            <text:p>188796671744</text:p>
          </table:table-cell>
          <table:table-cell table:formula="of:=[.$J$7] * [.$I$12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7891311646" calcext:value-type="float">
            <text:p>-6.44617891311646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8629760742" calcext:value-type="float">
            <text:p>-79.0548629760742</text:p>
          </table:table-cell>
          <table:table-cell/>
          <table:table-cell table:formula="of:=INDEX([.$A$1:.$A$2072]; 4; 1)" office:value-type="float" office:value="287094567424" calcext:value-type="float">
            <text:p>287094567424</text:p>
          </table:table-cell>
          <table:table-cell table:formula="of:=[.$G$7] * [.$F$13] + [.$G$8]" office:value-type="float" office:value="-6.54523885808885" calcext:value-type="float">
            <text:p>-6.54523885808885</text:p>
          </table:table-cell>
          <table:table-cell/>
          <table:table-cell table:formula="of:=INDEX([.$C$1:.$C$2072]; 4; 1)" office:value-type="float" office:value="188796671744" calcext:value-type="float">
            <text:p>188796671744</text:p>
          </table:table-cell>
          <table:table-cell table:formula="of:=[.$J$7] * [.$I$13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784362793" calcext:value-type="float">
            <text:p>-6.4461784362793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8934936524" calcext:value-type="float">
            <text:p>-79.0548934936524</text:p>
          </table:table-cell>
          <table:table-cell/>
          <table:table-cell table:formula="of:=INDEX([.$A$1:.$A$2072]; 5; 1)" office:value-type="float" office:value="287094567424" calcext:value-type="float">
            <text:p>287094567424</text:p>
          </table:table-cell>
          <table:table-cell table:formula="of:=[.$G$7] * [.$F$14] + [.$G$8]" office:value-type="float" office:value="-6.54523885808885" calcext:value-type="float">
            <text:p>-6.54523885808885</text:p>
          </table:table-cell>
          <table:table-cell/>
          <table:table-cell table:formula="of:=INDEX([.$C$1:.$C$2072]; 5; 1)" office:value-type="float" office:value="188796671744" calcext:value-type="float">
            <text:p>188796671744</text:p>
          </table:table-cell>
          <table:table-cell table:formula="of:=[.$J$7] * [.$I$14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784362793" calcext:value-type="float">
            <text:p>-6.4461784362793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163818359" calcext:value-type="float">
            <text:p>-79.0549163818359</text:p>
          </table:table-cell>
          <table:table-cell/>
          <table:table-cell table:formula="of:=INDEX([.$A$1:.$A$2072]; 6; 1)" office:value-type="float" office:value="287094567424" calcext:value-type="float">
            <text:p>287094567424</text:p>
          </table:table-cell>
          <table:table-cell table:formula="of:=[.$G$7] * [.$F$15] + [.$G$8]" office:value-type="float" office:value="-6.54523885808885" calcext:value-type="float">
            <text:p>-6.54523885808885</text:p>
          </table:table-cell>
          <table:table-cell/>
          <table:table-cell table:formula="of:=INDEX([.$C$1:.$C$2072]; 6; 1)" office:value-type="float" office:value="188796671744" calcext:value-type="float">
            <text:p>188796671744</text:p>
          </table:table-cell>
          <table:table-cell table:formula="of:=[.$J$7] * [.$I$15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7986679077" calcext:value-type="float">
            <text:p>-6.44617986679077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31640625" calcext:value-type="float">
            <text:p>-79.054931640625</text:p>
          </table:table-cell>
          <table:table-cell/>
          <table:table-cell table:formula="of:=INDEX([.$A$1:.$A$2072]; 7; 1)" office:value-type="float" office:value="287094567424" calcext:value-type="float">
            <text:p>287094567424</text:p>
          </table:table-cell>
          <table:table-cell table:formula="of:=[.$G$7] * [.$F$16] + [.$G$8]" office:value-type="float" office:value="-6.54523885808885" calcext:value-type="float">
            <text:p>-6.54523885808885</text:p>
          </table:table-cell>
          <table:table-cell/>
          <table:table-cell table:formula="of:=INDEX([.$C$1:.$C$2072]; 7; 1)" office:value-type="float" office:value="188796671744" calcext:value-type="float">
            <text:p>188796671744</text:p>
          </table:table-cell>
          <table:table-cell table:formula="of:=[.$J$7] * [.$I$16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034362793" calcext:value-type="float">
            <text:p>-6.44618034362793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468994141" calcext:value-type="float">
            <text:p>-79.0549468994141</text:p>
          </table:table-cell>
          <table:table-cell/>
          <table:table-cell table:formula="of:=INDEX([.$A$1:.$A$2072]; 8; 1)" office:value-type="float" office:value="287094567424" calcext:value-type="float">
            <text:p>287094567424</text:p>
          </table:table-cell>
          <table:table-cell table:formula="of:=[.$G$7] * [.$F$17] + [.$G$8]" office:value-type="float" office:value="-6.54523885808885" calcext:value-type="float">
            <text:p>-6.54523885808885</text:p>
          </table:table-cell>
          <table:table-cell/>
          <table:table-cell table:formula="of:=INDEX([.$C$1:.$C$2072]; 8; 1)" office:value-type="float" office:value="188796671744" calcext:value-type="float">
            <text:p>188796671744</text:p>
          </table:table-cell>
          <table:table-cell table:formula="of:=[.$J$7] * [.$I$17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082046509" calcext:value-type="float">
            <text:p>-6.44618082046509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468994141" calcext:value-type="float">
            <text:p>-79.0549468994141</text:p>
          </table:table-cell>
          <table:table-cell/>
          <table:table-cell table:formula="of:=INDEX([.$A$1:.$A$2072]; 9; 1)" office:value-type="float" office:value="287094567424" calcext:value-type="float">
            <text:p>287094567424</text:p>
          </table:table-cell>
          <table:table-cell table:formula="of:=[.$G$7] * [.$F$18] + [.$G$8]" office:value-type="float" office:value="-6.54523885808885" calcext:value-type="float">
            <text:p>-6.54523885808885</text:p>
          </table:table-cell>
          <table:table-cell/>
          <table:table-cell table:formula="of:=INDEX([.$C$1:.$C$2072]; 9; 1)" office:value-type="float" office:value="188796671744" calcext:value-type="float">
            <text:p>188796671744</text:p>
          </table:table-cell>
          <table:table-cell table:formula="of:=[.$J$7] * [.$I$18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225097656" calcext:value-type="float">
            <text:p>-6.44618225097656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621582031" calcext:value-type="float">
            <text:p>-79.0549621582031</text:p>
          </table:table-cell>
          <table:table-cell/>
          <table:table-cell table:formula="of:=INDEX([.$A$1:.$A$2072]; 10; 1)" office:value-type="float" office:value="287094567424" calcext:value-type="float">
            <text:p>287094567424</text:p>
          </table:table-cell>
          <table:table-cell table:formula="of:=[.$G$7] * [.$F$19] + [.$G$8]" office:value-type="float" office:value="-6.54523885808885" calcext:value-type="float">
            <text:p>-6.54523885808885</text:p>
          </table:table-cell>
          <table:table-cell/>
          <table:table-cell table:formula="of:=INDEX([.$C$1:.$C$2072]; 10; 1)" office:value-type="float" office:value="188796671744" calcext:value-type="float">
            <text:p>188796671744</text:p>
          </table:table-cell>
          <table:table-cell table:formula="of:=[.$J$7] * [.$I$19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320465088" calcext:value-type="float">
            <text:p>-6.44618320465088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621582031" calcext:value-type="float">
            <text:p>-79.0549621582031</text:p>
          </table:table-cell>
          <table:table-cell/>
          <table:table-cell table:formula="of:=INDEX([.$A$1:.$A$2072]; 11; 1)" office:value-type="float" office:value="287094567424" calcext:value-type="float">
            <text:p>287094567424</text:p>
          </table:table-cell>
          <table:table-cell table:formula="of:=[.$G$7] * [.$F$20] + [.$G$8]" office:value-type="float" office:value="-6.54523885808885" calcext:value-type="float">
            <text:p>-6.54523885808885</text:p>
          </table:table-cell>
          <table:table-cell/>
          <table:table-cell table:formula="of:=INDEX([.$C$1:.$C$2072]; 11; 1)" office:value-type="float" office:value="188796671744" calcext:value-type="float">
            <text:p>188796671744</text:p>
          </table:table-cell>
          <table:table-cell table:formula="of:=[.$J$7] * [.$I$20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41583252" calcext:value-type="float">
            <text:p>-6.4461841583252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697875977" calcext:value-type="float">
            <text:p>-79.0549697875977</text:p>
          </table:table-cell>
          <table:table-cell/>
          <table:table-cell table:formula="of:=INDEX([.$A$1:.$A$2072]; 12; 1)" office:value-type="float" office:value="287094567424" calcext:value-type="float">
            <text:p>287094567424</text:p>
          </table:table-cell>
          <table:table-cell table:formula="of:=[.$G$7] * [.$F$21] + [.$G$8]" office:value-type="float" office:value="-6.54523885808885" calcext:value-type="float">
            <text:p>-6.54523885808885</text:p>
          </table:table-cell>
          <table:table-cell/>
          <table:table-cell table:formula="of:=INDEX([.$C$1:.$C$2072]; 12; 1)" office:value-type="float" office:value="188796671744" calcext:value-type="float">
            <text:p>188796671744</text:p>
          </table:table-cell>
          <table:table-cell table:formula="of:=[.$J$7] * [.$I$21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41583252" calcext:value-type="float">
            <text:p>-6.4461841583252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774169922" calcext:value-type="float">
            <text:p>-79.0549774169922</text:p>
          </table:table-cell>
          <table:table-cell/>
          <table:table-cell table:formula="of:=INDEX([.$A$1:.$A$2072]; 13; 1)" office:value-type="float" office:value="287094567424" calcext:value-type="float">
            <text:p>287094567424</text:p>
          </table:table-cell>
          <table:table-cell table:formula="of:=[.$G$7] * [.$F$22] + [.$G$8]" office:value-type="float" office:value="-6.54523885808885" calcext:value-type="float">
            <text:p>-6.54523885808885</text:p>
          </table:table-cell>
          <table:table-cell/>
          <table:table-cell table:formula="of:=INDEX([.$C$1:.$C$2072]; 13; 1)" office:value-type="float" office:value="188796671744" calcext:value-type="float">
            <text:p>188796671744</text:p>
          </table:table-cell>
          <table:table-cell table:formula="of:=[.$J$7] * [.$I$22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463516235" calcext:value-type="float">
            <text:p>-6.44618463516235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774169922" calcext:value-type="float">
            <text:p>-79.0549774169922</text:p>
          </table:table-cell>
          <table:table-cell/>
          <table:table-cell table:formula="of:=INDEX([.$A$1:.$A$2072]; 14; 1)" office:value-type="float" office:value="287094567424" calcext:value-type="float">
            <text:p>287094567424</text:p>
          </table:table-cell>
          <table:table-cell table:formula="of:=[.$G$7] * [.$F$23] + [.$G$8]" office:value-type="float" office:value="-6.54523885808885" calcext:value-type="float">
            <text:p>-6.54523885808885</text:p>
          </table:table-cell>
          <table:table-cell/>
          <table:table-cell table:formula="of:=INDEX([.$C$1:.$C$2072]; 14; 1)" office:value-type="float" office:value="188796671744" calcext:value-type="float">
            <text:p>188796671744</text:p>
          </table:table-cell>
          <table:table-cell table:formula="of:=[.$J$7] * [.$I$23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558883667" calcext:value-type="float">
            <text:p>-6.44618558883667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774169922" calcext:value-type="float">
            <text:p>-79.0549774169922</text:p>
          </table:table-cell>
          <table:table-cell/>
          <table:table-cell table:formula="of:=INDEX([.$A$1:.$A$2072]; 15; 1)" office:value-type="float" office:value="287094567424" calcext:value-type="float">
            <text:p>287094567424</text:p>
          </table:table-cell>
          <table:table-cell table:formula="of:=[.$G$7] * [.$F$24] + [.$G$8]" office:value-type="float" office:value="-6.54523885808885" calcext:value-type="float">
            <text:p>-6.54523885808885</text:p>
          </table:table-cell>
          <table:table-cell/>
          <table:table-cell table:formula="of:=INDEX([.$C$1:.$C$2072]; 15; 1)" office:value-type="float" office:value="188796671744" calcext:value-type="float">
            <text:p>188796671744</text:p>
          </table:table-cell>
          <table:table-cell table:formula="of:=[.$J$7] * [.$I$24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511199951" calcext:value-type="float">
            <text:p>-6.44618511199951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774169922" calcext:value-type="float">
            <text:p>-79.0549774169922</text:p>
          </table:table-cell>
          <table:table-cell/>
          <table:table-cell table:formula="of:=INDEX([.$A$1:.$A$2072]; 16; 1)" office:value-type="float" office:value="287094567424" calcext:value-type="float">
            <text:p>287094567424</text:p>
          </table:table-cell>
          <table:table-cell table:formula="of:=[.$G$7] * [.$F$25] + [.$G$8]" office:value-type="float" office:value="-6.54523885808885" calcext:value-type="float">
            <text:p>-6.54523885808885</text:p>
          </table:table-cell>
          <table:table-cell/>
          <table:table-cell table:formula="of:=INDEX([.$C$1:.$C$2072]; 16; 1)" office:value-type="float" office:value="188796671744" calcext:value-type="float">
            <text:p>188796671744</text:p>
          </table:table-cell>
          <table:table-cell table:formula="of:=[.$J$7] * [.$I$25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511199951" calcext:value-type="float">
            <text:p>-6.44618511199951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17; 1)" office:value-type="float" office:value="287094567424" calcext:value-type="float">
            <text:p>287094567424</text:p>
          </table:table-cell>
          <table:table-cell table:formula="of:=[.$G$7] * [.$F$26] + [.$G$8]" office:value-type="float" office:value="-6.54523885808885" calcext:value-type="float">
            <text:p>-6.54523885808885</text:p>
          </table:table-cell>
          <table:table-cell/>
          <table:table-cell table:formula="of:=INDEX([.$C$1:.$C$2072]; 17; 1)" office:value-type="float" office:value="188796671744" calcext:value-type="float">
            <text:p>188796671744</text:p>
          </table:table-cell>
          <table:table-cell table:formula="of:=[.$J$7] * [.$I$26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558883667" calcext:value-type="float">
            <text:p>-6.44618558883667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18; 1)" office:value-type="float" office:value="287094567424" calcext:value-type="float">
            <text:p>287094567424</text:p>
          </table:table-cell>
          <table:table-cell table:formula="of:=[.$G$7] * [.$F$27] + [.$G$8]" office:value-type="float" office:value="-6.54523885808885" calcext:value-type="float">
            <text:p>-6.54523885808885</text:p>
          </table:table-cell>
          <table:table-cell/>
          <table:table-cell table:formula="of:=INDEX([.$C$1:.$C$2072]; 18; 1)" office:value-type="float" office:value="188796671744" calcext:value-type="float">
            <text:p>188796671744</text:p>
          </table:table-cell>
          <table:table-cell table:formula="of:=[.$J$7] * [.$I$27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511199951" calcext:value-type="float">
            <text:p>-6.44618511199951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19; 1)" office:value-type="float" office:value="287094567424" calcext:value-type="float">
            <text:p>287094567424</text:p>
          </table:table-cell>
          <table:table-cell table:formula="of:=[.$G$7] * [.$F$28] + [.$G$8]" office:value-type="float" office:value="-6.54523885808885" calcext:value-type="float">
            <text:p>-6.54523885808885</text:p>
          </table:table-cell>
          <table:table-cell/>
          <table:table-cell table:formula="of:=INDEX([.$C$1:.$C$2072]; 19; 1)" office:value-type="float" office:value="188796671744" calcext:value-type="float">
            <text:p>188796671744</text:p>
          </table:table-cell>
          <table:table-cell table:formula="of:=[.$J$7] * [.$I$28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511199951" calcext:value-type="float">
            <text:p>-6.44618511199951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20; 1)" office:value-type="float" office:value="287094567424" calcext:value-type="float">
            <text:p>287094567424</text:p>
          </table:table-cell>
          <table:table-cell table:formula="of:=[.$G$7] * [.$F$29] + [.$G$8]" office:value-type="float" office:value="-6.54523885808885" calcext:value-type="float">
            <text:p>-6.54523885808885</text:p>
          </table:table-cell>
          <table:table-cell/>
          <table:table-cell table:formula="of:=INDEX([.$C$1:.$C$2072]; 20; 1)" office:value-type="float" office:value="188796671744" calcext:value-type="float">
            <text:p>188796671744</text:p>
          </table:table-cell>
          <table:table-cell table:formula="of:=[.$J$7] * [.$I$29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463516235" calcext:value-type="float">
            <text:p>-6.44618463516235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21; 1)" office:value-type="float" office:value="287094567424" calcext:value-type="float">
            <text:p>287094567424</text:p>
          </table:table-cell>
          <table:table-cell table:formula="of:=[.$G$7] * [.$F$30] + [.$G$8]" office:value-type="float" office:value="-6.54523885808885" calcext:value-type="float">
            <text:p>-6.54523885808885</text:p>
          </table:table-cell>
          <table:table-cell/>
          <table:table-cell table:formula="of:=INDEX([.$C$1:.$C$2072]; 21; 1)" office:value-type="float" office:value="188796671744" calcext:value-type="float">
            <text:p>188796671744</text:p>
          </table:table-cell>
          <table:table-cell table:formula="of:=[.$J$7] * [.$I$30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41583252" calcext:value-type="float">
            <text:p>-6.4461841583252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22; 1)" office:value-type="float" office:value="287094567424" calcext:value-type="float">
            <text:p>287094567424</text:p>
          </table:table-cell>
          <table:table-cell table:formula="of:=[.$G$7] * [.$F$31] + [.$G$8]" office:value-type="float" office:value="-6.54523885808885" calcext:value-type="float">
            <text:p>-6.54523885808885</text:p>
          </table:table-cell>
          <table:table-cell/>
          <table:table-cell table:formula="of:=INDEX([.$C$1:.$C$2072]; 22; 1)" office:value-type="float" office:value="188796671744" calcext:value-type="float">
            <text:p>188796671744</text:p>
          </table:table-cell>
          <table:table-cell table:formula="of:=[.$J$7] * [.$I$31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320465088" calcext:value-type="float">
            <text:p>-6.44618320465088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23; 1)" office:value-type="float" office:value="287094567424" calcext:value-type="float">
            <text:p>287094567424</text:p>
          </table:table-cell>
          <table:table-cell table:formula="of:=[.$G$7] * [.$F$32] + [.$G$8]" office:value-type="float" office:value="-6.54523885808885" calcext:value-type="float">
            <text:p>-6.54523885808885</text:p>
          </table:table-cell>
          <table:table-cell/>
          <table:table-cell table:formula="of:=INDEX([.$C$1:.$C$2072]; 23; 1)" office:value-type="float" office:value="188796671744" calcext:value-type="float">
            <text:p>188796671744</text:p>
          </table:table-cell>
          <table:table-cell table:formula="of:=[.$J$7] * [.$I$32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272781372" calcext:value-type="float">
            <text:p>-6.44618272781372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24; 1)" office:value-type="float" office:value="287094567424" calcext:value-type="float">
            <text:p>287094567424</text:p>
          </table:table-cell>
          <table:table-cell table:formula="of:=[.$G$7] * [.$F$33] + [.$G$8]" office:value-type="float" office:value="-6.54523885808885" calcext:value-type="float">
            <text:p>-6.54523885808885</text:p>
          </table:table-cell>
          <table:table-cell/>
          <table:table-cell table:formula="of:=INDEX([.$C$1:.$C$2072]; 24; 1)" office:value-type="float" office:value="188796671744" calcext:value-type="float">
            <text:p>188796671744</text:p>
          </table:table-cell>
          <table:table-cell table:formula="of:=[.$J$7] * [.$I$33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225097656" calcext:value-type="float">
            <text:p>-6.44618225097656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25; 1)" office:value-type="float" office:value="287094567424" calcext:value-type="float">
            <text:p>287094567424</text:p>
          </table:table-cell>
          <table:table-cell table:formula="of:=[.$G$7] * [.$F$34] + [.$G$8]" office:value-type="float" office:value="-6.54523885808885" calcext:value-type="float">
            <text:p>-6.54523885808885</text:p>
          </table:table-cell>
          <table:table-cell/>
          <table:table-cell table:formula="of:=INDEX([.$C$1:.$C$2072]; 25; 1)" office:value-type="float" office:value="188796671744" calcext:value-type="float">
            <text:p>188796671744</text:p>
          </table:table-cell>
          <table:table-cell table:formula="of:=[.$J$7] * [.$I$34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225097656" calcext:value-type="float">
            <text:p>-6.44618225097656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26; 1)" office:value-type="float" office:value="287094567424" calcext:value-type="float">
            <text:p>287094567424</text:p>
          </table:table-cell>
          <table:table-cell table:formula="of:=[.$G$7] * [.$F$35] + [.$G$8]" office:value-type="float" office:value="-6.54523885808885" calcext:value-type="float">
            <text:p>-6.54523885808885</text:p>
          </table:table-cell>
          <table:table-cell/>
          <table:table-cell table:formula="of:=INDEX([.$C$1:.$C$2072]; 26; 1)" office:value-type="float" office:value="188796671744" calcext:value-type="float">
            <text:p>188796671744</text:p>
          </table:table-cell>
          <table:table-cell table:formula="of:=[.$J$7] * [.$I$35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129730225" calcext:value-type="float">
            <text:p>-6.44618129730225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27; 1)" office:value-type="float" office:value="287094567424" calcext:value-type="float">
            <text:p>287094567424</text:p>
          </table:table-cell>
          <table:table-cell table:formula="of:=[.$G$7] * [.$F$36] + [.$G$8]" office:value-type="float" office:value="-6.54523885808885" calcext:value-type="float">
            <text:p>-6.54523885808885</text:p>
          </table:table-cell>
          <table:table-cell/>
          <table:table-cell table:formula="of:=INDEX([.$C$1:.$C$2072]; 27; 1)" office:value-type="float" office:value="188796671744" calcext:value-type="float">
            <text:p>188796671744</text:p>
          </table:table-cell>
          <table:table-cell table:formula="of:=[.$J$7] * [.$I$36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129730225" calcext:value-type="float">
            <text:p>-6.44618129730225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28; 1)" office:value-type="float" office:value="287094567424" calcext:value-type="float">
            <text:p>287094567424</text:p>
          </table:table-cell>
          <table:table-cell table:formula="of:=[.$G$7] * [.$F$37] + [.$G$8]" office:value-type="float" office:value="-6.54523885808885" calcext:value-type="float">
            <text:p>-6.54523885808885</text:p>
          </table:table-cell>
          <table:table-cell/>
          <table:table-cell table:formula="of:=INDEX([.$C$1:.$C$2072]; 28; 1)" office:value-type="float" office:value="188796671744" calcext:value-type="float">
            <text:p>188796671744</text:p>
          </table:table-cell>
          <table:table-cell table:formula="of:=[.$J$7] * [.$I$37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129730225" calcext:value-type="float">
            <text:p>-6.44618129730225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29; 1)" office:value-type="float" office:value="287094567424" calcext:value-type="float">
            <text:p>287094567424</text:p>
          </table:table-cell>
          <table:table-cell table:formula="of:=[.$G$7] * [.$F$38] + [.$G$8]" office:value-type="float" office:value="-6.54523885808885" calcext:value-type="float">
            <text:p>-6.54523885808885</text:p>
          </table:table-cell>
          <table:table-cell/>
          <table:table-cell table:formula="of:=INDEX([.$C$1:.$C$2072]; 29; 1)" office:value-type="float" office:value="188796671744" calcext:value-type="float">
            <text:p>188796671744</text:p>
          </table:table-cell>
          <table:table-cell table:formula="of:=[.$J$7] * [.$I$38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082046509" calcext:value-type="float">
            <text:p>-6.44618082046509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30; 1)" office:value-type="float" office:value="287094567424" calcext:value-type="float">
            <text:p>287094567424</text:p>
          </table:table-cell>
          <table:table-cell table:formula="of:=[.$G$7] * [.$F$39] + [.$G$8]" office:value-type="float" office:value="-6.54523885808885" calcext:value-type="float">
            <text:p>-6.54523885808885</text:p>
          </table:table-cell>
          <table:table-cell/>
          <table:table-cell table:formula="of:=INDEX([.$C$1:.$C$2072]; 30; 1)" office:value-type="float" office:value="188796671744" calcext:value-type="float">
            <text:p>188796671744</text:p>
          </table:table-cell>
          <table:table-cell table:formula="of:=[.$J$7] * [.$I$39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082046509" calcext:value-type="float">
            <text:p>-6.44618082046509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31; 1)" office:value-type="float" office:value="287094567424" calcext:value-type="float">
            <text:p>287094567424</text:p>
          </table:table-cell>
          <table:table-cell table:formula="of:=[.$G$7] * [.$F$40] + [.$G$8]" office:value-type="float" office:value="-6.54523885808885" calcext:value-type="float">
            <text:p>-6.54523885808885</text:p>
          </table:table-cell>
          <table:table-cell/>
          <table:table-cell table:formula="of:=INDEX([.$C$1:.$C$2072]; 31; 1)" office:value-type="float" office:value="188796671744" calcext:value-type="float">
            <text:p>188796671744</text:p>
          </table:table-cell>
          <table:table-cell table:formula="of:=[.$J$7] * [.$I$40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082046509" calcext:value-type="float">
            <text:p>-6.44618082046509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32; 1)" office:value-type="float" office:value="287094567424" calcext:value-type="float">
            <text:p>287094567424</text:p>
          </table:table-cell>
          <table:table-cell table:formula="of:=[.$G$7] * [.$F$41] + [.$G$8]" office:value-type="float" office:value="-6.54523885808885" calcext:value-type="float">
            <text:p>-6.54523885808885</text:p>
          </table:table-cell>
          <table:table-cell/>
          <table:table-cell table:formula="of:=INDEX([.$C$1:.$C$2072]; 32; 1)" office:value-type="float" office:value="188796671744" calcext:value-type="float">
            <text:p>188796671744</text:p>
          </table:table-cell>
          <table:table-cell table:formula="of:=[.$J$7] * [.$I$41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082046509" calcext:value-type="float">
            <text:p>-6.44618082046509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33; 1)" office:value-type="float" office:value="287094567424" calcext:value-type="float">
            <text:p>287094567424</text:p>
          </table:table-cell>
          <table:table-cell table:formula="of:=[.$G$7] * [.$F$42] + [.$G$8]" office:value-type="float" office:value="-6.54523885808885" calcext:value-type="float">
            <text:p>-6.54523885808885</text:p>
          </table:table-cell>
          <table:table-cell/>
          <table:table-cell table:formula="of:=INDEX([.$C$1:.$C$2072]; 33; 1)" office:value-type="float" office:value="188796671744" calcext:value-type="float">
            <text:p>188796671744</text:p>
          </table:table-cell>
          <table:table-cell table:formula="of:=[.$J$7] * [.$I$42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082046509" calcext:value-type="float">
            <text:p>-6.44618082046509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34; 1)" office:value-type="float" office:value="287094567424" calcext:value-type="float">
            <text:p>287094567424</text:p>
          </table:table-cell>
          <table:table-cell table:formula="of:=[.$G$7] * [.$F$43] + [.$G$8]" office:value-type="float" office:value="-6.54523885808885" calcext:value-type="float">
            <text:p>-6.54523885808885</text:p>
          </table:table-cell>
          <table:table-cell/>
          <table:table-cell table:formula="of:=INDEX([.$C$1:.$C$2072]; 34; 1)" office:value-type="float" office:value="188796671744" calcext:value-type="float">
            <text:p>188796671744</text:p>
          </table:table-cell>
          <table:table-cell table:formula="of:=[.$J$7] * [.$I$43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082046509" calcext:value-type="float">
            <text:p>-6.44618082046509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35; 1)" office:value-type="float" office:value="287094567424" calcext:value-type="float">
            <text:p>287094567424</text:p>
          </table:table-cell>
          <table:table-cell table:formula="of:=[.$G$7] * [.$F$44] + [.$G$8]" office:value-type="float" office:value="-6.54523885808885" calcext:value-type="float">
            <text:p>-6.54523885808885</text:p>
          </table:table-cell>
          <table:table-cell/>
          <table:table-cell table:formula="of:=INDEX([.$C$1:.$C$2072]; 35; 1)" office:value-type="float" office:value="188796671744" calcext:value-type="float">
            <text:p>188796671744</text:p>
          </table:table-cell>
          <table:table-cell table:formula="of:=[.$J$7] * [.$I$44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034362793" calcext:value-type="float">
            <text:p>-6.44618034362793</text:p>
          </table:table-cell>
          <table:table-cell office:value-type="float" office:value="188796671744" calcext:value-type="float">
            <text:p>188796671744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36; 1)" office:value-type="float" office:value="287094567424" calcext:value-type="float">
            <text:p>287094567424</text:p>
          </table:table-cell>
          <table:table-cell table:formula="of:=[.$G$7] * [.$F$45] + [.$G$8]" office:value-type="float" office:value="-6.54523885808885" calcext:value-type="float">
            <text:p>-6.54523885808885</text:p>
          </table:table-cell>
          <table:table-cell/>
          <table:table-cell table:formula="of:=INDEX([.$C$1:.$C$2072]; 36; 1)" office:value-type="float" office:value="188796671744" calcext:value-type="float">
            <text:p>188796671744</text:p>
          </table:table-cell>
          <table:table-cell table:formula="of:=[.$J$7] * [.$I$45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18034362793" calcext:value-type="float">
            <text:p>-6.44618034362793</text:p>
          </table:table-cell>
          <table:table-cell office:value-type="float" office:value="188796672000" calcext:value-type="float">
            <text:p>188796672000</text:p>
          </table:table-cell>
          <table:table-cell office:value-type="float" office:value="-79.0549850463867" calcext:value-type="float">
            <text:p>-79.0549850463867</text:p>
          </table:table-cell>
          <table:table-cell/>
          <table:table-cell table:formula="of:=INDEX([.$A$1:.$A$2072]; 37; 1)" office:value-type="float" office:value="287094567424" calcext:value-type="float">
            <text:p>287094567424</text:p>
          </table:table-cell>
          <table:table-cell table:formula="of:=[.$G$7] * [.$F$46] + [.$G$8]" office:value-type="float" office:value="-6.54523885808885" calcext:value-type="float">
            <text:p>-6.54523885808885</text:p>
          </table:table-cell>
          <table:table-cell/>
          <table:table-cell table:formula="of:=INDEX([.$C$1:.$C$2072]; 37; 1)" office:value-type="float" office:value="188796671744" calcext:value-type="float">
            <text:p>188796671744</text:p>
          </table:table-cell>
          <table:table-cell table:formula="of:=[.$J$7] * [.$I$46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647312164307" calcext:value-type="float">
            <text:p>-6.44647312164307</text:p>
          </table:table-cell>
          <table:table-cell office:value-type="float" office:value="188796672768" calcext:value-type="float">
            <text:p>188796672768</text:p>
          </table:table-cell>
          <table:table-cell office:value-type="float" office:value="-79.046630859375" calcext:value-type="float">
            <text:p>-79.046630859375</text:p>
          </table:table-cell>
          <table:table-cell/>
          <table:table-cell table:formula="of:=INDEX([.$A$1:.$A$2072]; 38; 1)" office:value-type="float" office:value="287094567424" calcext:value-type="float">
            <text:p>287094567424</text:p>
          </table:table-cell>
          <table:table-cell table:formula="of:=[.$G$7] * [.$F$47] + [.$G$8]" office:value-type="float" office:value="-6.54523885808885" calcext:value-type="float">
            <text:p>-6.54523885808885</text:p>
          </table:table-cell>
          <table:table-cell/>
          <table:table-cell table:formula="of:=INDEX([.$C$1:.$C$2072]; 38; 1)" office:value-type="float" office:value="188796671744" calcext:value-type="float">
            <text:p>188796671744</text:p>
          </table:table-cell>
          <table:table-cell table:formula="of:=[.$J$7] * [.$I$47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44754505157471" calcext:value-type="float">
            <text:p>-6.44754505157471</text:p>
          </table:table-cell>
          <table:table-cell office:value-type="float" office:value="188796673792" calcext:value-type="float">
            <text:p>188796673792</text:p>
          </table:table-cell>
          <table:table-cell office:value-type="float" office:value="-79.0160293579102" calcext:value-type="float">
            <text:p>-79.0160293579102</text:p>
          </table:table-cell>
          <table:table-cell/>
          <table:table-cell table:formula="of:=INDEX([.$A$1:.$A$2072]; 39; 1)" office:value-type="float" office:value="287094567424" calcext:value-type="float">
            <text:p>287094567424</text:p>
          </table:table-cell>
          <table:table-cell table:formula="of:=[.$G$7] * [.$F$48] + [.$G$8]" office:value-type="float" office:value="-6.54523885808885" calcext:value-type="float">
            <text:p>-6.54523885808885</text:p>
          </table:table-cell>
          <table:table-cell/>
          <table:table-cell table:formula="of:=INDEX([.$C$1:.$C$2072]; 39; 1)" office:value-type="float" office:value="188796671744" calcext:value-type="float">
            <text:p>188796671744</text:p>
          </table:table-cell>
          <table:table-cell table:formula="of:=[.$J$7] * [.$I$48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168" calcext:value-type="float">
            <text:p>287094567168</text:p>
          </table:table-cell>
          <table:table-cell office:value-type="float" office:value="-6.44926881790161" calcext:value-type="float">
            <text:p>-6.44926881790161</text:p>
          </table:table-cell>
          <table:table-cell office:value-type="float" office:value="188796675328" calcext:value-type="float">
            <text:p>188796675328</text:p>
          </table:table-cell>
          <table:table-cell office:value-type="float" office:value="-78.9667892456055" calcext:value-type="float">
            <text:p>-78.9667892456055</text:p>
          </table:table-cell>
          <table:table-cell/>
          <table:table-cell table:formula="of:=INDEX([.$A$1:.$A$2072]; 40; 1)" office:value-type="float" office:value="287094567424" calcext:value-type="float">
            <text:p>287094567424</text:p>
          </table:table-cell>
          <table:table-cell table:formula="of:=[.$G$7] * [.$F$49] + [.$G$8]" office:value-type="float" office:value="-6.54523885808885" calcext:value-type="float">
            <text:p>-6.54523885808885</text:p>
          </table:table-cell>
          <table:table-cell/>
          <table:table-cell table:formula="of:=INDEX([.$C$1:.$C$2072]; 40; 1)" office:value-type="float" office:value="188796671744" calcext:value-type="float">
            <text:p>188796671744</text:p>
          </table:table-cell>
          <table:table-cell table:formula="of:=[.$J$7] * [.$I$49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168" calcext:value-type="float">
            <text:p>287094567168</text:p>
          </table:table-cell>
          <table:table-cell office:value-type="float" office:value="-6.45156288146973" calcext:value-type="float">
            <text:p>-6.45156288146973</text:p>
          </table:table-cell>
          <table:table-cell office:value-type="float" office:value="188796677120" calcext:value-type="float">
            <text:p>188796677120</text:p>
          </table:table-cell>
          <table:table-cell office:value-type="float" office:value="-78.9012222290039" calcext:value-type="float">
            <text:p>-78.9012222290039</text:p>
          </table:table-cell>
          <table:table-cell/>
          <table:table-cell table:formula="of:=INDEX([.$A$1:.$A$2072]; 41; 1)" office:value-type="float" office:value="287094567424" calcext:value-type="float">
            <text:p>287094567424</text:p>
          </table:table-cell>
          <table:table-cell table:formula="of:=[.$G$7] * [.$F$50] + [.$G$8]" office:value-type="float" office:value="-6.54523885808885" calcext:value-type="float">
            <text:p>-6.54523885808885</text:p>
          </table:table-cell>
          <table:table-cell/>
          <table:table-cell table:formula="of:=INDEX([.$C$1:.$C$2072]; 41; 1)" office:value-type="float" office:value="188796671744" calcext:value-type="float">
            <text:p>188796671744</text:p>
          </table:table-cell>
          <table:table-cell table:formula="of:=[.$J$7] * [.$I$50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168" calcext:value-type="float">
            <text:p>287094567168</text:p>
          </table:table-cell>
          <table:table-cell office:value-type="float" office:value="-6.45437669754028" calcext:value-type="float">
            <text:p>-6.45437669754028</text:p>
          </table:table-cell>
          <table:table-cell office:value-type="float" office:value="188796678912" calcext:value-type="float">
            <text:p>188796678912</text:p>
          </table:table-cell>
          <table:table-cell office:value-type="float" office:value="-78.8208084106445" calcext:value-type="float">
            <text:p>-78.8208084106445</text:p>
          </table:table-cell>
          <table:table-cell/>
          <table:table-cell table:formula="of:=INDEX([.$A$1:.$A$2072]; 42; 1)" office:value-type="float" office:value="287094567424" calcext:value-type="float">
            <text:p>287094567424</text:p>
          </table:table-cell>
          <table:table-cell table:formula="of:=[.$G$7] * [.$F$51] + [.$G$8]" office:value-type="float" office:value="-6.54523885808885" calcext:value-type="float">
            <text:p>-6.54523885808885</text:p>
          </table:table-cell>
          <table:table-cell/>
          <table:table-cell table:formula="of:=INDEX([.$C$1:.$C$2072]; 42; 1)" office:value-type="float" office:value="188796671744" calcext:value-type="float">
            <text:p>188796671744</text:p>
          </table:table-cell>
          <table:table-cell table:formula="of:=[.$J$7] * [.$I$51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7168" calcext:value-type="float">
            <text:p>287094567168</text:p>
          </table:table-cell>
          <table:table-cell office:value-type="float" office:value="-6.45767641067505" calcext:value-type="float">
            <text:p>-6.45767641067505</text:p>
          </table:table-cell>
          <table:table-cell office:value-type="float" office:value="188796681216" calcext:value-type="float">
            <text:p>188796681216</text:p>
          </table:table-cell>
          <table:table-cell office:value-type="float" office:value="-78.7264862060547" calcext:value-type="float">
            <text:p>-78.7264862060547</text:p>
          </table:table-cell>
          <table:table-cell/>
          <table:table-cell table:formula="of:=INDEX([.$A$1:.$A$2072]; 43; 1)" office:value-type="float" office:value="287094567424" calcext:value-type="float">
            <text:p>287094567424</text:p>
          </table:table-cell>
          <table:table-cell table:formula="of:=[.$G$7] * [.$F$52] + [.$G$8]" office:value-type="float" office:value="-6.54523885808885" calcext:value-type="float">
            <text:p>-6.54523885808885</text:p>
          </table:table-cell>
          <table:table-cell/>
          <table:table-cell table:formula="of:=INDEX([.$C$1:.$C$2072]; 43; 1)" office:value-type="float" office:value="188796671744" calcext:value-type="float">
            <text:p>188796671744</text:p>
          </table:table-cell>
          <table:table-cell table:formula="of:=[.$J$7] * [.$I$52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6912" calcext:value-type="float">
            <text:p>287094566912</text:p>
          </table:table-cell>
          <table:table-cell office:value-type="float" office:value="-6.46143960952759" calcext:value-type="float">
            <text:p>-6.46143960952759</text:p>
          </table:table-cell>
          <table:table-cell office:value-type="float" office:value="188796683776" calcext:value-type="float">
            <text:p>188796683776</text:p>
          </table:table-cell>
          <table:table-cell office:value-type="float" office:value="-78.6188659667969" calcext:value-type="float">
            <text:p>-78.6188659667969</text:p>
          </table:table-cell>
          <table:table-cell/>
          <table:table-cell table:formula="of:=INDEX([.$A$1:.$A$2072]; 44; 1)" office:value-type="float" office:value="287094567424" calcext:value-type="float">
            <text:p>287094567424</text:p>
          </table:table-cell>
          <table:table-cell table:formula="of:=[.$G$7] * [.$F$53] + [.$G$8]" office:value-type="float" office:value="-6.54523885808885" calcext:value-type="float">
            <text:p>-6.54523885808885</text:p>
          </table:table-cell>
          <table:table-cell/>
          <table:table-cell table:formula="of:=INDEX([.$C$1:.$C$2072]; 44; 1)" office:value-type="float" office:value="188796671744" calcext:value-type="float">
            <text:p>188796671744</text:p>
          </table:table-cell>
          <table:table-cell table:formula="of:=[.$J$7] * [.$I$53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6912" calcext:value-type="float">
            <text:p>287094566912</text:p>
          </table:table-cell>
          <table:table-cell office:value-type="float" office:value="-6.46565246582031" calcext:value-type="float">
            <text:p>-6.46565246582031</text:p>
          </table:table-cell>
          <table:table-cell office:value-type="float" office:value="188796686592" calcext:value-type="float">
            <text:p>188796686592</text:p>
          </table:table-cell>
          <table:table-cell office:value-type="float" office:value="-78.4983596801758" calcext:value-type="float">
            <text:p>-78.4983596801758</text:p>
          </table:table-cell>
          <table:table-cell/>
          <table:table-cell table:formula="of:=INDEX([.$A$1:.$A$2072]; 45; 1)" office:value-type="float" office:value="287094567424" calcext:value-type="float">
            <text:p>287094567424</text:p>
          </table:table-cell>
          <table:table-cell table:formula="of:=[.$G$7] * [.$F$54] + [.$G$8]" office:value-type="float" office:value="-6.54523885808885" calcext:value-type="float">
            <text:p>-6.54523885808885</text:p>
          </table:table-cell>
          <table:table-cell/>
          <table:table-cell table:formula="of:=INDEX([.$C$1:.$C$2072]; 45; 1)" office:value-type="float" office:value="188796671744" calcext:value-type="float">
            <text:p>188796671744</text:p>
          </table:table-cell>
          <table:table-cell table:formula="of:=[.$J$7] * [.$I$54] + [.$J$8]" office:value-type="float" office:value="-78.1346425320953" calcext:value-type="float">
            <text:p>-78.1346425320953</text:p>
          </table:table-cell>
        </table:table-row>
        <table:table-row table:style-name="ro1">
          <table:table-cell office:value-type="float" office:value="287094566912" calcext:value-type="float">
            <text:p>287094566912</text:p>
          </table:table-cell>
          <table:table-cell office:value-type="float" office:value="-6.47030639648438" calcext:value-type="float">
            <text:p>-6.47030639648438</text:p>
          </table:table-cell>
          <table:table-cell office:value-type="float" office:value="188796689664" calcext:value-type="float">
            <text:p>188796689664</text:p>
          </table:table-cell>
          <table:table-cell office:value-type="float" office:value="-78.365234375" calcext:value-type="float">
            <text:p>-78.365234375</text:p>
          </table:table-cell>
          <table:table-cell/>
          <table:table-cell table:formula="of:=INDEX([.$A$1:.$A$2072]; 46; 1)" office:value-type="float" office:value="287094567424" calcext:value-type="float">
            <text:p>287094567424</text:p>
          </table:table-cell>
          <table:table-cell table:formula="of:=[.$G$7] * [.$F$55] + [.$G$8]" office:value-type="float" office:value="-6.54523885808885" calcext:value-type="float">
            <text:p>-6.54523885808885</text:p>
          </table:table-cell>
          <table:table-cell/>
          <table:table-cell table:formula="of:=INDEX([.$C$1:.$C$2072]; 46; 1)" office:value-type="float" office:value="188796672000" calcext:value-type="float">
            <text:p>188796672000</text:p>
          </table:table-cell>
          <table:table-cell table:formula="of:=[.$J$7] * [.$I$55] + [.$J$8]" office:value-type="float" office:value="-78.1224032733589" calcext:value-type="float">
            <text:p>-78.1224032733589</text:p>
          </table:table-cell>
        </table:table-row>
        <table:table-row table:style-name="ro1">
          <table:table-cell office:value-type="float" office:value="287094566656" calcext:value-type="float">
            <text:p>287094566656</text:p>
          </table:table-cell>
          <table:table-cell office:value-type="float" office:value="-6.4753942489624" calcext:value-type="float">
            <text:p>-6.4753942489624</text:p>
          </table:table-cell>
          <table:table-cell office:value-type="float" office:value="188796692992" calcext:value-type="float">
            <text:p>188796692992</text:p>
          </table:table-cell>
          <table:table-cell office:value-type="float" office:value="-78.2196578979492" calcext:value-type="float">
            <text:p>-78.2196578979492</text:p>
          </table:table-cell>
          <table:table-cell/>
          <table:table-cell table:formula="of:=INDEX([.$A$1:.$A$2072]; 47; 1)" office:value-type="float" office:value="287094567424" calcext:value-type="float">
            <text:p>287094567424</text:p>
          </table:table-cell>
          <table:table-cell table:formula="of:=[.$G$7] * [.$F$56] + [.$G$8]" office:value-type="float" office:value="-6.54523885808885" calcext:value-type="float">
            <text:p>-6.54523885808885</text:p>
          </table:table-cell>
          <table:table-cell/>
          <table:table-cell table:formula="of:=INDEX([.$C$1:.$C$2072]; 47; 1)" office:value-type="float" office:value="188796672768" calcext:value-type="float">
            <text:p>188796672768</text:p>
          </table:table-cell>
          <table:table-cell table:formula="of:=[.$J$7] * [.$I$56] + [.$J$8]" office:value-type="float" office:value="-78.0856854915619" calcext:value-type="float">
            <text:p>-78.0856854915619</text:p>
          </table:table-cell>
        </table:table-row>
        <table:table-row table:style-name="ro1">
          <table:table-cell office:value-type="float" office:value="287094566656" calcext:value-type="float">
            <text:p>287094566656</text:p>
          </table:table-cell>
          <table:table-cell office:value-type="float" office:value="-6.4809103012085" calcext:value-type="float">
            <text:p>-6.4809103012085</text:p>
          </table:table-cell>
          <table:table-cell office:value-type="float" office:value="188796696576" calcext:value-type="float">
            <text:p>188796696576</text:p>
          </table:table-cell>
          <table:table-cell office:value-type="float" office:value="-78.0617980957031" calcext:value-type="float">
            <text:p>-78.0617980957031</text:p>
          </table:table-cell>
          <table:table-cell/>
          <table:table-cell table:formula="of:=INDEX([.$A$1:.$A$2072]; 48; 1)" office:value-type="float" office:value="287094567424" calcext:value-type="float">
            <text:p>287094567424</text:p>
          </table:table-cell>
          <table:table-cell table:formula="of:=[.$G$7] * [.$F$57] + [.$G$8]" office:value-type="float" office:value="-6.54523885808885" calcext:value-type="float">
            <text:p>-6.54523885808885</text:p>
          </table:table-cell>
          <table:table-cell/>
          <table:table-cell table:formula="of:=INDEX([.$C$1:.$C$2072]; 48; 1)" office:value-type="float" office:value="188796673792" calcext:value-type="float">
            <text:p>188796673792</text:p>
          </table:table-cell>
          <table:table-cell table:formula="of:=[.$J$7] * [.$I$57] + [.$J$8]" office:value-type="float" office:value="-78.0367284510285" calcext:value-type="float">
            <text:p>-78.0367284510285</text:p>
          </table:table-cell>
        </table:table-row>
        <table:table-row table:style-name="ro1">
          <table:table-cell office:value-type="float" office:value="287094566144" calcext:value-type="float">
            <text:p>287094566144</text:p>
          </table:table-cell>
          <table:table-cell office:value-type="float" office:value="-6.4999852180481" calcext:value-type="float">
            <text:p>-6.4999852180481</text:p>
          </table:table-cell>
          <table:table-cell office:value-type="float" office:value="188796708608" calcext:value-type="float">
            <text:p>188796708608</text:p>
          </table:table-cell>
          <table:table-cell office:value-type="float" office:value="-77.5156631469727" calcext:value-type="float">
            <text:p>-77.5156631469727</text:p>
          </table:table-cell>
          <table:table-cell/>
          <table:table-cell table:formula="of:=INDEX([.$A$1:.$A$2072]; 49; 1)" office:value-type="float" office:value="287094567168" calcext:value-type="float">
            <text:p>287094567168</text:p>
          </table:table-cell>
          <table:table-cell table:formula="of:=[.$G$7] * [.$F$58] + [.$G$8]" office:value-type="float" office:value="-6.55746883526444" calcext:value-type="float">
            <text:p>-6.55746883526444</text:p>
          </table:table-cell>
          <table:table-cell/>
          <table:table-cell table:formula="of:=INDEX([.$C$1:.$C$2072]; 49; 1)" office:value-type="float" office:value="188796675328" calcext:value-type="float">
            <text:p>188796675328</text:p>
          </table:table-cell>
          <table:table-cell table:formula="of:=[.$J$7] * [.$I$58] + [.$J$8]" office:value-type="float" office:value="-77.9632928911597" calcext:value-type="float">
            <text:p>-77.9632928911597</text:p>
          </table:table-cell>
        </table:table-row>
        <table:table-row table:style-name="ro1">
          <table:table-cell office:value-type="float" office:value="287094565888" calcext:value-type="float">
            <text:p>287094565888</text:p>
          </table:table-cell>
          <table:table-cell office:value-type="float" office:value="-6.50717067718506" calcext:value-type="float">
            <text:p>-6.50717067718506</text:p>
          </table:table-cell>
          <table:table-cell office:value-type="float" office:value="188796713216" calcext:value-type="float">
            <text:p>188796713216</text:p>
          </table:table-cell>
          <table:table-cell office:value-type="float" office:value="-77.309814453125" calcext:value-type="float">
            <text:p>-77.309814453125</text:p>
          </table:table-cell>
          <table:table-cell/>
          <table:table-cell table:formula="of:=INDEX([.$A$1:.$A$2072]; 50; 1)" office:value-type="float" office:value="287094567168" calcext:value-type="float">
            <text:p>287094567168</text:p>
          </table:table-cell>
          <table:table-cell table:formula="of:=[.$G$7] * [.$F$59] + [.$G$8]" office:value-type="float" office:value="-6.55746883526444" calcext:value-type="float">
            <text:p>-6.55746883526444</text:p>
          </table:table-cell>
          <table:table-cell/>
          <table:table-cell table:formula="of:=INDEX([.$C$1:.$C$2072]; 50; 1)" office:value-type="float" office:value="188796677120" calcext:value-type="float">
            <text:p>188796677120</text:p>
          </table:table-cell>
          <table:table-cell table:formula="of:=[.$J$7] * [.$I$59] + [.$J$8]" office:value-type="float" office:value="-77.8776180706918" calcext:value-type="float">
            <text:p>-77.8776180706918</text:p>
          </table:table-cell>
        </table:table-row>
        <table:table-row table:style-name="ro1">
          <table:table-cell office:value-type="float" office:value="287094565888" calcext:value-type="float">
            <text:p>287094565888</text:p>
          </table:table-cell>
          <table:table-cell office:value-type="float" office:value="-6.51476430892944" calcext:value-type="float">
            <text:p>-6.51476430892944</text:p>
          </table:table-cell>
          <table:table-cell office:value-type="float" office:value="188796718080" calcext:value-type="float">
            <text:p>188796718080</text:p>
          </table:table-cell>
          <table:table-cell office:value-type="float" office:value="-77.0922393798828" calcext:value-type="float">
            <text:p>-77.0922393798828</text:p>
          </table:table-cell>
          <table:table-cell/>
          <table:table-cell table:formula="of:=INDEX([.$A$1:.$A$2072]; 51; 1)" office:value-type="float" office:value="287094567168" calcext:value-type="float">
            <text:p>287094567168</text:p>
          </table:table-cell>
          <table:table-cell table:formula="of:=[.$G$7] * [.$F$60] + [.$G$8]" office:value-type="float" office:value="-6.55746883526444" calcext:value-type="float">
            <text:p>-6.55746883526444</text:p>
          </table:table-cell>
          <table:table-cell/>
          <table:table-cell table:formula="of:=INDEX([.$C$1:.$C$2072]; 51; 1)" office:value-type="float" office:value="188796678912" calcext:value-type="float">
            <text:p>188796678912</text:p>
          </table:table-cell>
          <table:table-cell table:formula="of:=[.$J$7] * [.$I$60] + [.$J$8]" office:value-type="float" office:value="-77.791943250224" calcext:value-type="float">
            <text:p>-77.791943250224</text:p>
          </table:table-cell>
        </table:table-row>
        <table:table-row table:style-name="ro1">
          <table:table-cell office:value-type="float" office:value="287094565632" calcext:value-type="float">
            <text:p>287094565632</text:p>
          </table:table-cell>
          <table:table-cell office:value-type="float" office:value="-6.52276086807251" calcext:value-type="float">
            <text:p>-6.52276086807251</text:p>
          </table:table-cell>
          <table:table-cell office:value-type="float" office:value="188796722944" calcext:value-type="float">
            <text:p>188796722944</text:p>
          </table:table-cell>
          <table:table-cell office:value-type="float" office:value="-76.8630447387695" calcext:value-type="float">
            <text:p>-76.8630447387695</text:p>
          </table:table-cell>
          <table:table-cell/>
          <table:table-cell table:formula="of:=INDEX([.$A$1:.$A$2072]; 52; 1)" office:value-type="float" office:value="287094567168" calcext:value-type="float">
            <text:p>287094567168</text:p>
          </table:table-cell>
          <table:table-cell table:formula="of:=[.$G$7] * [.$F$61] + [.$G$8]" office:value-type="float" office:value="-6.55746883526444" calcext:value-type="float">
            <text:p>-6.55746883526444</text:p>
          </table:table-cell>
          <table:table-cell/>
          <table:table-cell table:formula="of:=INDEX([.$C$1:.$C$2072]; 52; 1)" office:value-type="float" office:value="188796681216" calcext:value-type="float">
            <text:p>188796681216</text:p>
          </table:table-cell>
          <table:table-cell table:formula="of:=[.$J$7] * [.$I$61] + [.$J$8]" office:value-type="float" office:value="-77.6817899104208" calcext:value-type="float">
            <text:p>-77.6817899104208</text:p>
          </table:table-cell>
        </table:table-row>
        <table:table-row table:style-name="ro1">
          <table:table-cell office:value-type="float" office:value="287094565376" calcext:value-type="float">
            <text:p>287094565376</text:p>
          </table:table-cell>
          <table:table-cell office:value-type="float" office:value="-6.53115749359131" calcext:value-type="float">
            <text:p>-6.53115749359131</text:p>
          </table:table-cell>
          <table:table-cell office:value-type="float" office:value="188796728320" calcext:value-type="float">
            <text:p>188796728320</text:p>
          </table:table-cell>
          <table:table-cell office:value-type="float" office:value="-76.622314453125" calcext:value-type="float">
            <text:p>-76.622314453125</text:p>
          </table:table-cell>
          <table:table-cell/>
          <table:table-cell table:formula="of:=INDEX([.$A$1:.$A$2072]; 53; 1)" office:value-type="float" office:value="287094566912" calcext:value-type="float">
            <text:p>287094566912</text:p>
          </table:table-cell>
          <table:table-cell table:formula="of:=[.$G$7] * [.$F$62] + [.$G$8]" office:value-type="float" office:value="-6.56969881430268" calcext:value-type="float">
            <text:p>-6.56969881430268</text:p>
          </table:table-cell>
          <table:table-cell/>
          <table:table-cell table:formula="of:=INDEX([.$C$1:.$C$2072]; 53; 1)" office:value-type="float" office:value="188796683776" calcext:value-type="float">
            <text:p>188796683776</text:p>
          </table:table-cell>
          <table:table-cell table:formula="of:=[.$J$7] * [.$I$62] + [.$J$8]" office:value-type="float" office:value="-77.5593973100185" calcext:value-type="float">
            <text:p>-77.5593973100185</text:p>
          </table:table-cell>
        </table:table-row>
        <table:table-row table:style-name="ro1">
          <table:table-cell office:value-type="float" office:value="287094564864" calcext:value-type="float">
            <text:p>287094564864</text:p>
          </table:table-cell>
          <table:table-cell office:value-type="float" office:value="-6.5587158203125" calcext:value-type="float">
            <text:p>-6.5587158203125</text:p>
          </table:table-cell>
          <table:table-cell office:value-type="float" office:value="188796745472" calcext:value-type="float">
            <text:p>188796745472</text:p>
          </table:table-cell>
          <table:table-cell office:value-type="float" office:value="-75.8317718505859" calcext:value-type="float">
            <text:p>-75.8317718505859</text:p>
          </table:table-cell>
          <table:table-cell/>
          <table:table-cell table:formula="of:=INDEX([.$A$1:.$A$2072]; 54; 1)" office:value-type="float" office:value="287094566912" calcext:value-type="float">
            <text:p>287094566912</text:p>
          </table:table-cell>
          <table:table-cell table:formula="of:=[.$G$7] * [.$F$63] + [.$G$8]" office:value-type="float" office:value="-6.56969881430268" calcext:value-type="float">
            <text:p>-6.56969881430268</text:p>
          </table:table-cell>
          <table:table-cell/>
          <table:table-cell table:formula="of:=INDEX([.$C$1:.$C$2072]; 54; 1)" office:value-type="float" office:value="188796686592" calcext:value-type="float">
            <text:p>188796686592</text:p>
          </table:table-cell>
          <table:table-cell table:formula="of:=[.$J$7] * [.$I$63] + [.$J$8]" office:value-type="float" office:value="-77.4247654490173" calcext:value-type="float">
            <text:p>-77.4247654490173</text:p>
          </table:table-cell>
        </table:table-row>
        <table:table-row table:style-name="ro1">
          <table:table-cell office:value-type="float" office:value="287094564608" calcext:value-type="float">
            <text:p>287094564608</text:p>
          </table:table-cell>
          <table:table-cell office:value-type="float" office:value="-6.56866931915283" calcext:value-type="float">
            <text:p>-6.56866931915283</text:p>
          </table:table-cell>
          <table:table-cell office:value-type="float" office:value="188796751872" calcext:value-type="float">
            <text:p>188796751872</text:p>
          </table:table-cell>
          <table:table-cell office:value-type="float" office:value="-75.5460357666016" calcext:value-type="float">
            <text:p>-75.5460357666016</text:p>
          </table:table-cell>
          <table:table-cell/>
          <table:table-cell table:formula="of:=INDEX([.$A$1:.$A$2072]; 55; 1)" office:value-type="float" office:value="287094566912" calcext:value-type="float">
            <text:p>287094566912</text:p>
          </table:table-cell>
          <table:table-cell table:formula="of:=[.$G$7] * [.$F$64] + [.$G$8]" office:value-type="float" office:value="-6.56969881430268" calcext:value-type="float">
            <text:p>-6.56969881430268</text:p>
          </table:table-cell>
          <table:table-cell/>
          <table:table-cell table:formula="of:=INDEX([.$C$1:.$C$2072]; 55; 1)" office:value-type="float" office:value="188796689664" calcext:value-type="float">
            <text:p>188796689664</text:p>
          </table:table-cell>
          <table:table-cell table:formula="of:=[.$J$7] * [.$I$64] + [.$J$8]" office:value-type="float" office:value="-77.277894327417" calcext:value-type="float">
            <text:p>-77.277894327417</text:p>
          </table:table-cell>
        </table:table-row>
        <table:table-row table:style-name="ro1">
          <table:table-cell office:value-type="float" office:value="287094564352" calcext:value-type="float">
            <text:p>287094564352</text:p>
          </table:table-cell>
          <table:table-cell office:value-type="float" office:value="-6.57902574539185" calcext:value-type="float">
            <text:p>-6.57902574539185</text:p>
          </table:table-cell>
          <table:table-cell office:value-type="float" office:value="188796758272" calcext:value-type="float">
            <text:p>188796758272</text:p>
          </table:table-cell>
          <table:table-cell office:value-type="float" office:value="-75.2487106323242" calcext:value-type="float">
            <text:p>-75.2487106323242</text:p>
          </table:table-cell>
          <table:table-cell/>
          <table:table-cell table:formula="of:=INDEX([.$A$1:.$A$2072]; 56; 1)" office:value-type="float" office:value="287094566656" calcext:value-type="float">
            <text:p>287094566656</text:p>
          </table:table-cell>
          <table:table-cell table:formula="of:=[.$G$7] * [.$F$65] + [.$G$8]" office:value-type="float" office:value="-6.58192879334092" calcext:value-type="float">
            <text:p>-6.58192879334092</text:p>
          </table:table-cell>
          <table:table-cell/>
          <table:table-cell table:formula="of:=INDEX([.$C$1:.$C$2072]; 56; 1)" office:value-type="float" office:value="188796692992" calcext:value-type="float">
            <text:p>188796692992</text:p>
          </table:table-cell>
          <table:table-cell table:formula="of:=[.$J$7] * [.$I$65] + [.$J$8]" office:value-type="float" office:value="-77.1187839470804" calcext:value-type="float">
            <text:p>-77.1187839470804</text:p>
          </table:table-cell>
        </table:table-row>
        <table:table-row table:style-name="ro1">
          <table:table-cell office:value-type="float" office:value="287094563840" calcext:value-type="float">
            <text:p>287094563840</text:p>
          </table:table-cell>
          <table:table-cell office:value-type="float" office:value="-6.60083961486816" calcext:value-type="float">
            <text:p>-6.60083961486816</text:p>
          </table:table-cell>
          <table:table-cell office:value-type="float" office:value="188796771840" calcext:value-type="float">
            <text:p>188796771840</text:p>
          </table:table-cell>
          <table:table-cell office:value-type="float" office:value="-74.6221008300781" calcext:value-type="float">
            <text:p>-74.6221008300781</text:p>
          </table:table-cell>
          <table:table-cell/>
          <table:table-cell table:formula="of:=INDEX([.$A$1:.$A$2072]; 57; 1)" office:value-type="float" office:value="287094566656" calcext:value-type="float">
            <text:p>287094566656</text:p>
          </table:table-cell>
          <table:table-cell table:formula="of:=[.$G$7] * [.$F$66] + [.$G$8]" office:value-type="float" office:value="-6.58192879334092" calcext:value-type="float">
            <text:p>-6.58192879334092</text:p>
          </table:table-cell>
          <table:table-cell/>
          <table:table-cell table:formula="of:=INDEX([.$C$1:.$C$2072]; 57; 1)" office:value-type="float" office:value="188796696576" calcext:value-type="float">
            <text:p>188796696576</text:p>
          </table:table-cell>
          <table:table-cell table:formula="of:=[.$J$7] * [.$I$66] + [.$J$8]" office:value-type="float" office:value="-76.9474343061447" calcext:value-type="float">
            <text:p>-76.9474343061447</text:p>
          </table:table-cell>
        </table:table-row>
        <table:table-row table:style-name="ro1">
          <table:table-cell office:value-type="float" office:value="287094563584" calcext:value-type="float">
            <text:p>287094563584</text:p>
          </table:table-cell>
          <table:table-cell office:value-type="float" office:value="-6.61229419708252" calcext:value-type="float">
            <text:p>-6.61229419708252</text:p>
          </table:table-cell>
          <table:table-cell office:value-type="float" office:value="188796778752" calcext:value-type="float">
            <text:p>188796778752</text:p>
          </table:table-cell>
          <table:table-cell office:value-type="float" office:value="-74.2928695678711" calcext:value-type="float">
            <text:p>-74.2928695678711</text:p>
          </table:table-cell>
          <table:table-cell/>
          <table:table-cell table:formula="of:=INDEX([.$A$1:.$A$2072]; 58; 1)" office:value-type="float" office:value="287094566144" calcext:value-type="float">
            <text:p>287094566144</text:p>
          </table:table-cell>
          <table:table-cell table:formula="of:=[.$G$7] * [.$F$67] + [.$G$8]" office:value-type="float" office:value="-6.6063887514174" calcext:value-type="float">
            <text:p>-6.6063887514174</text:p>
          </table:table-cell>
          <table:table-cell/>
          <table:table-cell table:formula="of:=INDEX([.$C$1:.$C$2072]; 58; 1)" office:value-type="float" office:value="188796708608" calcext:value-type="float">
            <text:p>188796708608</text:p>
          </table:table-cell>
          <table:table-cell table:formula="of:=[.$J$7] * [.$I$67] + [.$J$8]" office:value-type="float" office:value="-76.3721890822053" calcext:value-type="float">
            <text:p>-76.3721890822053</text:p>
          </table:table-cell>
        </table:table-row>
        <table:table-row table:style-name="ro1">
          <table:table-cell office:value-type="float" office:value="287094563328" calcext:value-type="float">
            <text:p>287094563328</text:p>
          </table:table-cell>
          <table:table-cell office:value-type="float" office:value="-6.6241455078125" calcext:value-type="float">
            <text:p>-6.6241455078125</text:p>
          </table:table-cell>
          <table:table-cell office:value-type="float" office:value="188796786176" calcext:value-type="float">
            <text:p>188796786176</text:p>
          </table:table-cell>
          <table:table-cell office:value-type="float" office:value="-73.9521102905273" calcext:value-type="float">
            <text:p>-73.9521102905273</text:p>
          </table:table-cell>
          <table:table-cell/>
          <table:table-cell table:formula="of:=INDEX([.$A$1:.$A$2072]; 59; 1)" office:value-type="float" office:value="287094565888" calcext:value-type="float">
            <text:p>287094565888</text:p>
          </table:table-cell>
          <table:table-cell table:formula="of:=[.$G$7] * [.$F$68] + [.$G$8]" office:value-type="float" office:value="-6.61861873045564" calcext:value-type="float">
            <text:p>-6.61861873045564</text:p>
          </table:table-cell>
          <table:table-cell/>
          <table:table-cell table:formula="of:=INDEX([.$C$1:.$C$2072]; 59; 1)" office:value-type="float" office:value="188796713216" calcext:value-type="float">
            <text:p>188796713216</text:p>
          </table:table-cell>
          <table:table-cell table:formula="of:=[.$J$7] * [.$I$68] + [.$J$8]" office:value-type="float" office:value="-76.1518824007362" calcext:value-type="float">
            <text:p>-76.1518824007362</text:p>
          </table:table-cell>
        </table:table-row>
        <table:table-row table:style-name="ro1">
          <table:table-cell office:value-type="float" office:value="287094563072" calcext:value-type="float">
            <text:p>287094563072</text:p>
          </table:table-cell>
          <table:table-cell office:value-type="float" office:value="-6.6363377571106" calcext:value-type="float">
            <text:p>-6.6363377571106</text:p>
          </table:table-cell>
          <table:table-cell office:value-type="float" office:value="188796793856" calcext:value-type="float">
            <text:p>188796793856</text:p>
          </table:table-cell>
          <table:table-cell office:value-type="float" office:value="-73.6013870239258" calcext:value-type="float">
            <text:p>-73.6013870239258</text:p>
          </table:table-cell>
          <table:table-cell/>
          <table:table-cell table:formula="of:=INDEX([.$A$1:.$A$2072]; 60; 1)" office:value-type="float" office:value="287094565888" calcext:value-type="float">
            <text:p>287094565888</text:p>
          </table:table-cell>
          <table:table-cell table:formula="of:=[.$G$7] * [.$F$69] + [.$G$8]" office:value-type="float" office:value="-6.61861873045564" calcext:value-type="float">
            <text:p>-6.61861873045564</text:p>
          </table:table-cell>
          <table:table-cell/>
          <table:table-cell table:formula="of:=INDEX([.$C$1:.$C$2072]; 60; 1)" office:value-type="float" office:value="188796718080" calcext:value-type="float">
            <text:p>188796718080</text:p>
          </table:table-cell>
          <table:table-cell table:formula="of:=[.$J$7] * [.$I$69] + [.$J$8]" office:value-type="float" office:value="-75.9193364605308" calcext:value-type="float">
            <text:p>-75.9193364605308</text:p>
          </table:table-cell>
        </table:table-row>
        <table:table-row table:style-name="ro1">
          <table:table-cell office:value-type="float" office:value="287094562560" calcext:value-type="float">
            <text:p>287094562560</text:p>
          </table:table-cell>
          <table:table-cell office:value-type="float" office:value="-6.66183042526245" calcext:value-type="float">
            <text:p>-6.66183042526245</text:p>
          </table:table-cell>
          <table:table-cell office:value-type="float" office:value="188796809472" calcext:value-type="float">
            <text:p>188796809472</text:p>
          </table:table-cell>
          <table:table-cell office:value-type="float" office:value="-72.8676376342773" calcext:value-type="float">
            <text:p>-72.8676376342773</text:p>
          </table:table-cell>
          <table:table-cell/>
          <table:table-cell table:formula="of:=INDEX([.$A$1:.$A$2072]; 61; 1)" office:value-type="float" office:value="287094565632" calcext:value-type="float">
            <text:p>287094565632</text:p>
          </table:table-cell>
          <table:table-cell table:formula="of:=[.$G$7] * [.$F$70] + [.$G$8]" office:value-type="float" office:value="-6.63084870949388" calcext:value-type="float">
            <text:p>-6.63084870949388</text:p>
          </table:table-cell>
          <table:table-cell/>
          <table:table-cell table:formula="of:=INDEX([.$C$1:.$C$2072]; 61; 1)" office:value-type="float" office:value="188796722944" calcext:value-type="float">
            <text:p>188796722944</text:p>
          </table:table-cell>
          <table:table-cell table:formula="of:=[.$J$7] * [.$I$70] + [.$J$8]" office:value-type="float" office:value="-75.6867905184627" calcext:value-type="float">
            <text:p>-75.6867905184627</text:p>
          </table:table-cell>
        </table:table-row>
        <table:table-row table:style-name="ro1">
          <table:table-cell office:value-type="float" office:value="287094562304" calcext:value-type="float">
            <text:p>287094562304</text:p>
          </table:table-cell>
          <table:table-cell office:value-type="float" office:value="-6.67511701583862" calcext:value-type="float">
            <text:p>-6.67511701583862</text:p>
          </table:table-cell>
          <table:table-cell office:value-type="float" office:value="188796817408" calcext:value-type="float">
            <text:p>188796817408</text:p>
          </table:table-cell>
          <table:table-cell office:value-type="float" office:value="-72.4849395751953" calcext:value-type="float">
            <text:p>-72.4849395751953</text:p>
          </table:table-cell>
          <table:table-cell/>
          <table:table-cell table:formula="of:=INDEX([.$A$1:.$A$2072]; 62; 1)" office:value-type="float" office:value="287094565376" calcext:value-type="float">
            <text:p>287094565376</text:p>
          </table:table-cell>
          <table:table-cell table:formula="of:=[.$G$7] * [.$F$71] + [.$G$8]" office:value-type="float" office:value="-6.64307868666947" calcext:value-type="float">
            <text:p>-6.64307868666947</text:p>
          </table:table-cell>
          <table:table-cell/>
          <table:table-cell table:formula="of:=INDEX([.$C$1:.$C$2072]; 62; 1)" office:value-type="float" office:value="188796728320" calcext:value-type="float">
            <text:p>188796728320</text:p>
          </table:table-cell>
          <table:table-cell table:formula="of:=[.$J$7] * [.$I$71] + [.$J$8]" office:value-type="float" office:value="-75.4297660570592" calcext:value-type="float">
            <text:p>-75.4297660570592</text:p>
          </table:table-cell>
        </table:table-row>
        <table:table-row table:style-name="ro1">
          <table:table-cell office:value-type="float" office:value="287094562048" calcext:value-type="float">
            <text:p>287094562048</text:p>
          </table:table-cell>
          <table:table-cell office:value-type="float" office:value="-6.68845129013062" calcext:value-type="float">
            <text:p>-6.68845129013062</text:p>
          </table:table-cell>
          <table:table-cell office:value-type="float" office:value="188796825600" calcext:value-type="float">
            <text:p>188796825600</text:p>
          </table:table-cell>
          <table:table-cell office:value-type="float" office:value="-72.1006622314453" calcext:value-type="float">
            <text:p>-72.1006622314453</text:p>
          </table:table-cell>
          <table:table-cell/>
          <table:table-cell table:formula="of:=INDEX([.$A$1:.$A$2072]; 63; 1)" office:value-type="float" office:value="287094564864" calcext:value-type="float">
            <text:p>287094564864</text:p>
          </table:table-cell>
          <table:table-cell table:formula="of:=[.$G$7] * [.$F$72] + [.$G$8]" office:value-type="float" office:value="-6.66753864474595" calcext:value-type="float">
            <text:p>-6.66753864474595</text:p>
          </table:table-cell>
          <table:table-cell/>
          <table:table-cell table:formula="of:=INDEX([.$C$1:.$C$2072]; 63; 1)" office:value-type="float" office:value="188796745472" calcext:value-type="float">
            <text:p>188796745472</text:p>
          </table:table-cell>
          <table:table-cell table:formula="of:=[.$J$7] * [.$I$72] + [.$J$8]" office:value-type="float" office:value="-74.6097356323153" calcext:value-type="float">
            <text:p>-74.6097356323153</text:p>
          </table:table-cell>
        </table:table-row>
        <table:table-row table:style-name="ro1">
          <table:table-cell office:value-type="float" office:value="287094561280" calcext:value-type="float">
            <text:p>287094561280</text:p>
          </table:table-cell>
          <table:table-cell office:value-type="float" office:value="-6.72843933105469" calcext:value-type="float">
            <text:p>-6.72843933105469</text:p>
          </table:table-cell>
          <table:table-cell office:value-type="float" office:value="188796849408" calcext:value-type="float">
            <text:p>188796849408</text:p>
          </table:table-cell>
          <table:table-cell office:value-type="float" office:value="-70.9477157592773" calcext:value-type="float">
            <text:p>-70.9477157592773</text:p>
          </table:table-cell>
          <table:table-cell/>
          <table:table-cell table:formula="of:=INDEX([.$A$1:.$A$2072]; 64; 1)" office:value-type="float" office:value="287094564608" calcext:value-type="float">
            <text:p>287094564608</text:p>
          </table:table-cell>
          <table:table-cell table:formula="of:=[.$G$7] * [.$F$73] + [.$G$8]" office:value-type="float" office:value="-6.67976862378418" calcext:value-type="float">
            <text:p>-6.67976862378418</text:p>
          </table:table-cell>
          <table:table-cell/>
          <table:table-cell table:formula="of:=INDEX([.$C$1:.$C$2072]; 64; 1)" office:value-type="float" office:value="188796751872" calcext:value-type="float">
            <text:p>188796751872</text:p>
          </table:table-cell>
          <table:table-cell table:formula="of:=[.$J$7] * [.$I$73] + [.$J$8]" office:value-type="float" office:value="-74.3037541303784" calcext:value-type="float">
            <text:p>-74.3037541303784</text:p>
          </table:table-cell>
        </table:table-row>
        <table:table-row table:style-name="ro1">
          <table:table-cell office:value-type="float" office:value="287094561024" calcext:value-type="float">
            <text:p>287094561024</text:p>
          </table:table-cell>
          <table:table-cell office:value-type="float" office:value="-6.74172353744507" calcext:value-type="float">
            <text:p>-6.74172353744507</text:p>
          </table:table-cell>
          <table:table-cell office:value-type="float" office:value="188796857344" calcext:value-type="float">
            <text:p>188796857344</text:p>
          </table:table-cell>
          <table:table-cell office:value-type="float" office:value="-70.5646209716797" calcext:value-type="float">
            <text:p>-70.5646209716797</text:p>
          </table:table-cell>
          <table:table-cell/>
          <table:table-cell table:formula="of:=INDEX([.$A$1:.$A$2072]; 65; 1)" office:value-type="float" office:value="287094564352" calcext:value-type="float">
            <text:p>287094564352</text:p>
          </table:table-cell>
          <table:table-cell table:formula="of:=[.$G$7] * [.$F$74] + [.$G$8]" office:value-type="float" office:value="-6.69199860282242" calcext:value-type="float">
            <text:p>-6.69199860282242</text:p>
          </table:table-cell>
          <table:table-cell/>
          <table:table-cell table:formula="of:=INDEX([.$C$1:.$C$2072]; 65; 1)" office:value-type="float" office:value="188796758272" calcext:value-type="float">
            <text:p>188796758272</text:p>
          </table:table-cell>
          <table:table-cell table:formula="of:=[.$J$7] * [.$I$74] + [.$J$8]" office:value-type="float" office:value="-73.9977726284415" calcext:value-type="float">
            <text:p>-73.9977726284415</text:p>
          </table:table-cell>
        </table:table-row>
        <table:table-row table:style-name="ro1">
          <table:table-cell office:value-type="float" office:value="287094560512" calcext:value-type="float">
            <text:p>287094560512</text:p>
          </table:table-cell>
          <table:table-cell office:value-type="float" office:value="-6.76828098297119" calcext:value-type="float">
            <text:p>-6.76828098297119</text:p>
          </table:table-cell>
          <table:table-cell office:value-type="float" office:value="188796873472" calcext:value-type="float">
            <text:p>188796873472</text:p>
          </table:table-cell>
          <table:table-cell office:value-type="float" office:value="-69.7987518310547" calcext:value-type="float">
            <text:p>-69.7987518310547</text:p>
          </table:table-cell>
          <table:table-cell/>
          <table:table-cell table:formula="of:=INDEX([.$A$1:.$A$2072]; 66; 1)" office:value-type="float" office:value="287094563840" calcext:value-type="float">
            <text:p>287094563840</text:p>
          </table:table-cell>
          <table:table-cell table:formula="of:=[.$G$7] * [.$F$75] + [.$G$8]" office:value-type="float" office:value="-6.7164585608989" calcext:value-type="float">
            <text:p>-6.7164585608989</text:p>
          </table:table-cell>
          <table:table-cell/>
          <table:table-cell table:formula="of:=INDEX([.$C$1:.$C$2072]; 66; 1)" office:value-type="float" office:value="188796771840" calcext:value-type="float">
            <text:p>188796771840</text:p>
          </table:table-cell>
          <table:table-cell table:formula="of:=[.$J$7] * [.$I$75] + [.$J$8]" office:value-type="float" office:value="-73.3490918446332" calcext:value-type="float">
            <text:p>-73.3490918446332</text:p>
          </table:table-cell>
        </table:table-row>
        <table:table-row table:style-name="ro1">
          <table:table-cell office:value-type="float" office:value="287094560256" calcext:value-type="float">
            <text:p>287094560256</text:p>
          </table:table-cell>
          <table:table-cell office:value-type="float" office:value="-6.78155565261841" calcext:value-type="float">
            <text:p>-6.78155565261841</text:p>
          </table:table-cell>
          <table:table-cell office:value-type="float" office:value="188796881408" calcext:value-type="float">
            <text:p>188796881408</text:p>
          </table:table-cell>
          <table:table-cell office:value-type="float" office:value="-69.4159622192383" calcext:value-type="float">
            <text:p>-69.4159622192383</text:p>
          </table:table-cell>
          <table:table-cell/>
          <table:table-cell table:formula="of:=INDEX([.$A$1:.$A$2072]; 67; 1)" office:value-type="float" office:value="287094563584" calcext:value-type="float">
            <text:p>287094563584</text:p>
          </table:table-cell>
          <table:table-cell table:formula="of:=[.$G$7] * [.$F$76] + [.$G$8]" office:value-type="float" office:value="-6.72868853807449" calcext:value-type="float">
            <text:p>-6.72868853807449</text:p>
          </table:table-cell>
          <table:table-cell/>
          <table:table-cell table:formula="of:=INDEX([.$C$1:.$C$2072]; 67; 1)" office:value-type="float" office:value="188796778752" calcext:value-type="float">
            <text:p>188796778752</text:p>
          </table:table-cell>
          <table:table-cell table:formula="of:=[.$J$7] * [.$I$76] + [.$J$8]" office:value-type="float" office:value="-73.0186318233609" calcext:value-type="float">
            <text:p>-73.0186318233609</text:p>
          </table:table-cell>
        </table:table-row>
        <table:table-row table:style-name="ro1">
          <table:table-cell office:value-type="float" office:value="287094559744" calcext:value-type="float">
            <text:p>287094559744</text:p>
          </table:table-cell>
          <table:table-cell office:value-type="float" office:value="-6.79478979110718" calcext:value-type="float">
            <text:p>-6.79478979110718</text:p>
          </table:table-cell>
          <table:table-cell office:value-type="float" office:value="188796889344" calcext:value-type="float">
            <text:p>188796889344</text:p>
          </table:table-cell>
          <table:table-cell office:value-type="float" office:value="-69.034309387207" calcext:value-type="float">
            <text:p>-69.034309387207</text:p>
          </table:table-cell>
          <table:table-cell/>
          <table:table-cell table:formula="of:=INDEX([.$A$1:.$A$2072]; 68; 1)" office:value-type="float" office:value="287094563328" calcext:value-type="float">
            <text:p>287094563328</text:p>
          </table:table-cell>
          <table:table-cell table:formula="of:=[.$G$7] * [.$F$77] + [.$G$8]" office:value-type="float" office:value="-6.74091851711273" calcext:value-type="float">
            <text:p>-6.74091851711273</text:p>
          </table:table-cell>
          <table:table-cell/>
          <table:table-cell table:formula="of:=INDEX([.$C$1:.$C$2072]; 68; 1)" office:value-type="float" office:value="188796786176" calcext:value-type="float">
            <text:p>188796786176</text:p>
          </table:table-cell>
          <table:table-cell table:formula="of:=[.$J$7] * [.$I$77] + [.$J$8]" office:value-type="float" office:value="-72.6636932808906" calcext:value-type="float">
            <text:p>-72.6636932808906</text:p>
          </table:table-cell>
        </table:table-row>
        <table:table-row table:style-name="ro1">
          <table:table-cell office:value-type="float" office:value="287094559232" calcext:value-type="float">
            <text:p>287094559232</text:p>
          </table:table-cell>
          <table:table-cell office:value-type="float" office:value="-6.82166814804077" calcext:value-type="float">
            <text:p>-6.82166814804077</text:p>
          </table:table-cell>
          <table:table-cell office:value-type="float" office:value="188796906240" calcext:value-type="float">
            <text:p>188796906240</text:p>
          </table:table-cell>
          <table:table-cell office:value-type="float" office:value="-68.2592391967773" calcext:value-type="float">
            <text:p>-68.2592391967773</text:p>
          </table:table-cell>
          <table:table-cell/>
          <table:table-cell table:formula="of:=INDEX([.$A$1:.$A$2072]; 69; 1)" office:value-type="float" office:value="287094563072" calcext:value-type="float">
            <text:p>287094563072</text:p>
          </table:table-cell>
          <table:table-cell table:formula="of:=[.$G$7] * [.$F$78] + [.$G$8]" office:value-type="float" office:value="-6.75314849615097" calcext:value-type="float">
            <text:p>-6.75314849615097</text:p>
          </table:table-cell>
          <table:table-cell/>
          <table:table-cell table:formula="of:=INDEX([.$C$1:.$C$2072]; 69; 1)" office:value-type="float" office:value="188796793856" calcext:value-type="float">
            <text:p>188796793856</text:p>
          </table:table-cell>
          <table:table-cell table:formula="of:=[.$J$7] * [.$I$78] + [.$J$8]" office:value-type="float" office:value="-72.2965154778212" calcext:value-type="float">
            <text:p>-72.2965154778212</text:p>
          </table:table-cell>
        </table:table-row>
        <table:table-row table:style-name="ro1">
          <table:table-cell office:value-type="float" office:value="287094558976" calcext:value-type="float">
            <text:p>287094558976</text:p>
          </table:table-cell>
          <table:table-cell office:value-type="float" office:value="-6.83586692810059" calcext:value-type="float">
            <text:p>-6.83586692810059</text:p>
          </table:table-cell>
          <table:table-cell office:value-type="float" office:value="188796915200" calcext:value-type="float">
            <text:p>188796915200</text:p>
          </table:table-cell>
          <table:table-cell office:value-type="float" office:value="-67.8498153686523" calcext:value-type="float">
            <text:p>-67.8498153686523</text:p>
          </table:table-cell>
          <table:table-cell/>
          <table:table-cell table:formula="of:=INDEX([.$A$1:.$A$2072]; 70; 1)" office:value-type="float" office:value="287094562560" calcext:value-type="float">
            <text:p>287094562560</text:p>
          </table:table-cell>
          <table:table-cell table:formula="of:=[.$G$7] * [.$F$79] + [.$G$8]" office:value-type="float" office:value="-6.77760845422745" calcext:value-type="float">
            <text:p>-6.77760845422745</text:p>
          </table:table-cell>
          <table:table-cell/>
          <table:table-cell table:formula="of:=INDEX([.$C$1:.$C$2072]; 70; 1)" office:value-type="float" office:value="188796809472" calcext:value-type="float">
            <text:p>188796809472</text:p>
          </table:table-cell>
          <table:table-cell table:formula="of:=[.$J$7] * [.$I$79] + [.$J$8]" office:value-type="float" office:value="-71.5499206148088" calcext:value-type="float">
            <text:p>-71.5499206148088</text:p>
          </table:table-cell>
        </table:table-row>
        <table:table-row table:style-name="ro1">
          <table:table-cell office:value-type="float" office:value="287094558720" calcext:value-type="float">
            <text:p>287094558720</text:p>
          </table:table-cell>
          <table:table-cell office:value-type="float" office:value="-6.85059976577759" calcext:value-type="float">
            <text:p>-6.85059976577759</text:p>
          </table:table-cell>
          <table:table-cell office:value-type="float" office:value="188796924416" calcext:value-type="float">
            <text:p>188796924416</text:p>
          </table:table-cell>
          <table:table-cell office:value-type="float" office:value="-67.4248580932617" calcext:value-type="float">
            <text:p>-67.4248580932617</text:p>
          </table:table-cell>
          <table:table-cell/>
          <table:table-cell table:formula="of:=INDEX([.$A$1:.$A$2072]; 71; 1)" office:value-type="float" office:value="287094562304" calcext:value-type="float">
            <text:p>287094562304</text:p>
          </table:table-cell>
          <table:table-cell table:formula="of:=[.$G$7] * [.$F$80] + [.$G$8]" office:value-type="float" office:value="-6.78983843326569" calcext:value-type="float">
            <text:p>-6.78983843326569</text:p>
          </table:table-cell>
          <table:table-cell/>
          <table:table-cell table:formula="of:=INDEX([.$C$1:.$C$2072]; 71; 1)" office:value-type="float" office:value="188796817408" calcext:value-type="float">
            <text:p>188796817408</text:p>
          </table:table-cell>
          <table:table-cell table:formula="of:=[.$J$7] * [.$I$80] + [.$J$8]" office:value-type="float" office:value="-71.1705035530031" calcext:value-type="float">
            <text:p>-71.1705035530031</text:p>
          </table:table-cell>
        </table:table-row>
        <table:table-row table:style-name="ro1">
          <table:table-cell office:value-type="float" office:value="287094557696" calcext:value-type="float">
            <text:p>287094557696</text:p>
          </table:table-cell>
          <table:table-cell office:value-type="float" office:value="-6.89787530899048" calcext:value-type="float">
            <text:p>-6.89787530899048</text:p>
          </table:table-cell>
          <table:table-cell office:value-type="float" office:value="188796954112" calcext:value-type="float">
            <text:p>188796954112</text:p>
          </table:table-cell>
          <table:table-cell office:value-type="float" office:value="-66.059684753418" calcext:value-type="float">
            <text:p>-66.059684753418</text:p>
          </table:table-cell>
          <table:table-cell/>
          <table:table-cell table:formula="of:=INDEX([.$A$1:.$A$2072]; 72; 1)" office:value-type="float" office:value="287094562048" calcext:value-type="float">
            <text:p>287094562048</text:p>
          </table:table-cell>
          <table:table-cell table:formula="of:=[.$G$7] * [.$F$81] + [.$G$8]" office:value-type="float" office:value="-6.80206841044128" calcext:value-type="float">
            <text:p>-6.80206841044128</text:p>
          </table:table-cell>
          <table:table-cell/>
          <table:table-cell table:formula="of:=INDEX([.$C$1:.$C$2072]; 72; 1)" office:value-type="float" office:value="188796825600" calcext:value-type="float">
            <text:p>188796825600</text:p>
          </table:table-cell>
          <table:table-cell table:formula="of:=[.$J$7] * [.$I$81] + [.$J$8]" office:value-type="float" office:value="-70.7788472305983" calcext:value-type="float">
            <text:p>-70.7788472305983</text:p>
          </table:table-cell>
        </table:table-row>
        <table:table-row table:style-name="ro1">
          <table:table-cell office:value-type="float" office:value="287094556928" calcext:value-type="float">
            <text:p>287094556928</text:p>
          </table:table-cell>
          <table:table-cell office:value-type="float" office:value="-6.93178510665894" calcext:value-type="float">
            <text:p>-6.93178510665894</text:p>
          </table:table-cell>
          <table:table-cell office:value-type="float" office:value="188796975104" calcext:value-type="float">
            <text:p>188796975104</text:p>
          </table:table-cell>
          <table:table-cell office:value-type="float" office:value="-65.0788650512695" calcext:value-type="float">
            <text:p>-65.0788650512695</text:p>
          </table:table-cell>
          <table:table-cell/>
          <table:table-cell table:formula="of:=INDEX([.$A$1:.$A$2072]; 73; 1)" office:value-type="float" office:value="287094561280" calcext:value-type="float">
            <text:p>287094561280</text:p>
          </table:table-cell>
          <table:table-cell table:formula="of:=[.$G$7] * [.$F$82] + [.$G$8]" office:value-type="float" office:value="-6.838758347556" calcext:value-type="float">
            <text:p>-6.838758347556</text:p>
          </table:table-cell>
          <table:table-cell/>
          <table:table-cell table:formula="of:=INDEX([.$C$1:.$C$2072]; 73; 1)" office:value-type="float" office:value="188796849408" calcext:value-type="float">
            <text:p>188796849408</text:p>
          </table:table-cell>
          <table:table-cell table:formula="of:=[.$J$7] * [.$I$82] + [.$J$8]" office:value-type="float" office:value="-69.6405960433185" calcext:value-type="float">
            <text:p>-69.6405960433185</text:p>
          </table:table-cell>
        </table:table-row>
        <table:table-row table:style-name="ro1">
          <table:table-cell office:value-type="float" office:value="287094556416" calcext:value-type="float">
            <text:p>287094556416</text:p>
          </table:table-cell>
          <table:table-cell office:value-type="float" office:value="-6.94941711425781" calcext:value-type="float">
            <text:p>-6.94941711425781</text:p>
          </table:table-cell>
          <table:table-cell office:value-type="float" office:value="188796986112" calcext:value-type="float">
            <text:p>188796986112</text:p>
          </table:table-cell>
          <table:table-cell office:value-type="float" office:value="-64.5683822631836" calcext:value-type="float">
            <text:p>-64.5683822631836</text:p>
          </table:table-cell>
          <table:table-cell/>
          <table:table-cell table:formula="of:=INDEX([.$A$1:.$A$2072]; 74; 1)" office:value-type="float" office:value="287094561024" calcext:value-type="float">
            <text:p>287094561024</text:p>
          </table:table-cell>
          <table:table-cell table:formula="of:=[.$G$7] * [.$F$83] + [.$G$8]" office:value-type="float" office:value="-6.85098832659423" calcext:value-type="float">
            <text:p>-6.85098832659423</text:p>
          </table:table-cell>
          <table:table-cell/>
          <table:table-cell table:formula="of:=INDEX([.$C$1:.$C$2072]; 74; 1)" office:value-type="float" office:value="188796857344" calcext:value-type="float">
            <text:p>188796857344</text:p>
          </table:table-cell>
          <table:table-cell table:formula="of:=[.$J$7] * [.$I$83] + [.$J$8]" office:value-type="float" office:value="-69.2611789815128" calcext:value-type="float">
            <text:p>-69.2611789815128</text:p>
          </table:table-cell>
        </table:table-row>
        <table:table-row table:style-name="ro1">
          <table:table-cell office:value-type="float" office:value="287094555648" calcext:value-type="float">
            <text:p>287094555648</text:p>
          </table:table-cell>
          <table:table-cell office:value-type="float" office:value="-6.98597574234009" calcext:value-type="float">
            <text:p>-6.98597574234009</text:p>
          </table:table-cell>
          <table:table-cell office:value-type="float" office:value="188797008640" calcext:value-type="float">
            <text:p>188797008640</text:p>
          </table:table-cell>
          <table:table-cell office:value-type="float" office:value="-63.5088577270508" calcext:value-type="float">
            <text:p>-63.5088577270508</text:p>
          </table:table-cell>
          <table:table-cell/>
          <table:table-cell table:formula="of:=INDEX([.$A$1:.$A$2072]; 75; 1)" office:value-type="float" office:value="287094560512" calcext:value-type="float">
            <text:p>287094560512</text:p>
          </table:table-cell>
          <table:table-cell table:formula="of:=[.$G$7] * [.$F$84] + [.$G$8]" office:value-type="float" office:value="-6.87544828467071" calcext:value-type="float">
            <text:p>-6.87544828467071</text:p>
          </table:table-cell>
          <table:table-cell/>
          <table:table-cell table:formula="of:=INDEX([.$C$1:.$C$2072]; 75; 1)" office:value-type="float" office:value="188796873472" calcext:value-type="float">
            <text:p>188796873472</text:p>
          </table:table-cell>
          <table:table-cell table:formula="of:=[.$J$7] * [.$I$84] + [.$J$8]" office:value-type="float" office:value="-68.4901055973023" calcext:value-type="float">
            <text:p>-68.4901055973023</text:p>
          </table:table-cell>
        </table:table-row>
        <table:table-row table:style-name="ro1">
          <table:table-cell office:value-type="float" office:value="287094555392" calcext:value-type="float">
            <text:p>287094555392</text:p>
          </table:table-cell>
          <table:table-cell office:value-type="float" office:value="-7.00488185882568" calcext:value-type="float">
            <text:p>-7.00488185882568</text:p>
          </table:table-cell>
          <table:table-cell office:value-type="float" office:value="188797020416" calcext:value-type="float">
            <text:p>188797020416</text:p>
          </table:table-cell>
          <table:table-cell office:value-type="float" office:value="-62.9603805541992" calcext:value-type="float">
            <text:p>-62.9603805541992</text:p>
          </table:table-cell>
          <table:table-cell/>
          <table:table-cell table:formula="of:=INDEX([.$A$1:.$A$2072]; 76; 1)" office:value-type="float" office:value="287094560256" calcext:value-type="float">
            <text:p>287094560256</text:p>
          </table:table-cell>
          <table:table-cell table:formula="of:=[.$G$7] * [.$F$85] + [.$G$8]" office:value-type="float" office:value="-6.8876782618463" calcext:value-type="float">
            <text:p>-6.8876782618463</text:p>
          </table:table-cell>
          <table:table-cell/>
          <table:table-cell table:formula="of:=INDEX([.$C$1:.$C$2072]; 76; 1)" office:value-type="float" office:value="188796881408" calcext:value-type="float">
            <text:p>188796881408</text:p>
          </table:table-cell>
          <table:table-cell table:formula="of:=[.$J$7] * [.$I$85] + [.$J$8]" office:value-type="float" office:value="-68.110688533634" calcext:value-type="float">
            <text:p>-68.110688533634</text:p>
          </table:table-cell>
        </table:table-row>
        <table:table-row table:style-name="ro1">
          <table:table-cell office:value-type="float" office:value="287094554112" calcext:value-type="float">
            <text:p>287094554112</text:p>
          </table:table-cell>
          <table:table-cell office:value-type="float" office:value="-7.06400299072266" calcext:value-type="float">
            <text:p>-7.06400299072266</text:p>
          </table:table-cell>
          <table:table-cell office:value-type="float" office:value="188797057024" calcext:value-type="float">
            <text:p>188797057024</text:p>
          </table:table-cell>
          <table:table-cell office:value-type="float" office:value="-61.2429809570313" calcext:value-type="float">
            <text:p>-61.2429809570313</text:p>
          </table:table-cell>
          <table:table-cell/>
          <table:table-cell table:formula="of:=INDEX([.$A$1:.$A$2072]; 77; 1)" office:value-type="float" office:value="287094559744" calcext:value-type="float">
            <text:p>287094559744</text:p>
          </table:table-cell>
          <table:table-cell table:formula="of:=[.$G$7] * [.$F$86] + [.$G$8]" office:value-type="float" office:value="-6.91213821992278" calcext:value-type="float">
            <text:p>-6.91213821992278</text:p>
          </table:table-cell>
          <table:table-cell/>
          <table:table-cell table:formula="of:=INDEX([.$C$1:.$C$2072]; 77; 1)" office:value-type="float" office:value="188796889344" calcext:value-type="float">
            <text:p>188796889344</text:p>
          </table:table-cell>
          <table:table-cell table:formula="of:=[.$J$7] * [.$I$86] + [.$J$8]" office:value-type="float" office:value="-67.7312714718282" calcext:value-type="float">
            <text:p>-67.7312714718282</text:p>
          </table:table-cell>
        </table:table-row>
        <table:table-row table:style-name="ro1">
          <table:table-cell office:value-type="float" office:value="287094553088" calcext:value-type="float">
            <text:p>287094553088</text:p>
          </table:table-cell>
          <table:table-cell office:value-type="float" office:value="-7.10534334182739" calcext:value-type="float">
            <text:p>-7.10534334182739</text:p>
          </table:table-cell>
          <table:table-cell office:value-type="float" office:value="188797082624" calcext:value-type="float">
            <text:p>188797082624</text:p>
          </table:table-cell>
          <table:table-cell office:value-type="float" office:value="-60.0401268005371" calcext:value-type="float">
            <text:p>-60.0401268005371</text:p>
          </table:table-cell>
          <table:table-cell/>
          <table:table-cell table:formula="of:=INDEX([.$A$1:.$A$2072]; 78; 1)" office:value-type="float" office:value="287094559232" calcext:value-type="float">
            <text:p>287094559232</text:p>
          </table:table-cell>
          <table:table-cell table:formula="of:=[.$G$7] * [.$F$87] + [.$G$8]" office:value-type="float" office:value="-6.93659817799926" calcext:value-type="float">
            <text:p>-6.93659817799926</text:p>
          </table:table-cell>
          <table:table-cell/>
          <table:table-cell table:formula="of:=INDEX([.$C$1:.$C$2072]; 78; 1)" office:value-type="float" office:value="188796906240" calcext:value-type="float">
            <text:p>188796906240</text:p>
          </table:table-cell>
          <table:table-cell table:formula="of:=[.$J$7] * [.$I$87] + [.$J$8]" office:value-type="float" office:value="-66.9234803076833" calcext:value-type="float">
            <text:p>-66.9234803076833</text:p>
          </table:table-cell>
        </table:table-row>
        <table:table-row table:style-name="ro1">
          <table:table-cell office:value-type="float" office:value="287094552320" calcext:value-type="float">
            <text:p>287094552320</text:p>
          </table:table-cell>
          <table:table-cell office:value-type="float" office:value="-7.14816522598267" calcext:value-type="float">
            <text:p>-7.14816522598267</text:p>
          </table:table-cell>
          <table:table-cell office:value-type="float" office:value="188797109248" calcext:value-type="float">
            <text:p>188797109248</text:p>
          </table:table-cell>
          <table:table-cell office:value-type="float" office:value="-58.792537689209" calcext:value-type="float">
            <text:p>-58.792537689209</text:p>
          </table:table-cell>
          <table:table-cell/>
          <table:table-cell table:formula="of:=INDEX([.$A$1:.$A$2072]; 79; 1)" office:value-type="float" office:value="287094558976" calcext:value-type="float">
            <text:p>287094558976</text:p>
          </table:table-cell>
          <table:table-cell table:formula="of:=[.$G$7] * [.$F$88] + [.$G$8]" office:value-type="float" office:value="-6.9488281570375" calcext:value-type="float">
            <text:p>-6.9488281570375</text:p>
          </table:table-cell>
          <table:table-cell/>
          <table:table-cell table:formula="of:=INDEX([.$C$1:.$C$2072]; 79; 1)" office:value-type="float" office:value="188796915200" calcext:value-type="float">
            <text:p>188796915200</text:p>
          </table:table-cell>
          <table:table-cell table:formula="of:=[.$J$7] * [.$I$88] + [.$J$8]" office:value-type="float" office:value="-66.4951062053442" calcext:value-type="float">
            <text:p>-66.4951062053442</text:p>
          </table:table-cell>
        </table:table-row>
        <table:table-row table:style-name="ro1">
          <table:table-cell office:value-type="float" office:value="287094551808" calcext:value-type="float">
            <text:p>287094551808</text:p>
          </table:table-cell>
          <table:table-cell office:value-type="float" office:value="-7.17011690139771" calcext:value-type="float">
            <text:p>-7.17011690139771</text:p>
          </table:table-cell>
          <table:table-cell office:value-type="float" office:value="188797122816" calcext:value-type="float">
            <text:p>188797122816</text:p>
          </table:table-cell>
          <table:table-cell office:value-type="float" office:value="-58.15234375" calcext:value-type="float">
            <text:p>-58.15234375</text:p>
          </table:table-cell>
          <table:table-cell/>
          <table:table-cell table:formula="of:=INDEX([.$A$1:.$A$2072]; 80; 1)" office:value-type="float" office:value="287094558720" calcext:value-type="float">
            <text:p>287094558720</text:p>
          </table:table-cell>
          <table:table-cell table:formula="of:=[.$G$7] * [.$F$89] + [.$G$8]" office:value-type="float" office:value="-6.96105813421309" calcext:value-type="float">
            <text:p>-6.96105813421309</text:p>
          </table:table-cell>
          <table:table-cell/>
          <table:table-cell table:formula="of:=INDEX([.$C$1:.$C$2072]; 80; 1)" office:value-type="float" office:value="188796924416" calcext:value-type="float">
            <text:p>188796924416</text:p>
          </table:table-cell>
          <table:table-cell table:formula="of:=[.$J$7] * [.$I$89] + [.$J$8]" office:value-type="float" office:value="-66.054492842406" calcext:value-type="float">
            <text:p>-66.054492842406</text:p>
          </table:table-cell>
        </table:table-row>
        <table:table-row table:style-name="ro1">
          <table:table-cell office:value-type="float" office:value="287094550784" calcext:value-type="float">
            <text:p>287094550784</text:p>
          </table:table-cell>
          <table:table-cell office:value-type="float" office:value="-7.21507835388184" calcext:value-type="float">
            <text:p>-7.21507835388184</text:p>
          </table:table-cell>
          <table:table-cell office:value-type="float" office:value="188797150720" calcext:value-type="float">
            <text:p>188797150720</text:p>
          </table:table-cell>
          <table:table-cell office:value-type="float" office:value="-56.8398170471191" calcext:value-type="float">
            <text:p>-56.8398170471191</text:p>
          </table:table-cell>
          <table:table-cell/>
          <table:table-cell table:formula="of:=INDEX([.$A$1:.$A$2072]; 81; 1)" office:value-type="float" office:value="287094557696" calcext:value-type="float">
            <text:p>287094557696</text:p>
          </table:table-cell>
          <table:table-cell table:formula="of:=[.$G$7] * [.$F$90] + [.$G$8]" office:value-type="float" office:value="-7.00997805036604" calcext:value-type="float">
            <text:p>-7.00997805036604</text:p>
          </table:table-cell>
          <table:table-cell/>
          <table:table-cell table:formula="of:=INDEX([.$C$1:.$C$2072]; 81; 1)" office:value-type="float" office:value="188796954112" calcext:value-type="float">
            <text:p>188796954112</text:p>
          </table:table-cell>
          <table:table-cell table:formula="of:=[.$J$7] * [.$I$90] + [.$J$8]" office:value-type="float" office:value="-64.6347386743873" calcext:value-type="float">
            <text:p>-64.6347386743873</text:p>
          </table:table-cell>
        </table:table-row>
        <table:table-row table:style-name="ro1">
          <table:table-cell office:value-type="float" office:value="287094550272" calcext:value-type="float">
            <text:p>287094550272</text:p>
          </table:table-cell>
          <table:table-cell office:value-type="float" office:value="-7.30098485946655" calcext:value-type="float">
            <text:p>-7.30098485946655</text:p>
          </table:table-cell>
          <table:table-cell office:value-type="float" office:value="188797209088" calcext:value-type="float">
            <text:p>188797209088</text:p>
          </table:table-cell>
          <table:table-cell office:value-type="float" office:value="-54.0902557373047" calcext:value-type="float">
            <text:p>-54.0902557373047</text:p>
          </table:table-cell>
          <table:table-cell/>
          <table:table-cell table:formula="of:=INDEX([.$A$1:.$A$2072]; 82; 1)" office:value-type="float" office:value="287094556928" calcext:value-type="float">
            <text:p>287094556928</text:p>
          </table:table-cell>
          <table:table-cell table:formula="of:=[.$G$7] * [.$F$91] + [.$G$8]" office:value-type="float" office:value="-7.04666798561811" calcext:value-type="float">
            <text:p>-7.04666798561811</text:p>
          </table:table-cell>
          <table:table-cell/>
          <table:table-cell table:formula="of:=INDEX([.$C$1:.$C$2072]; 82; 1)" office:value-type="float" office:value="188796975104" calcext:value-type="float">
            <text:p>188796975104</text:p>
          </table:table-cell>
          <table:table-cell table:formula="of:=[.$J$7] * [.$I$91] + [.$J$8]" office:value-type="float" office:value="-63.6311193481088" calcext:value-type="float">
            <text:p>-63.6311193481088</text:p>
          </table:table-cell>
        </table:table-row>
        <table:table-row table:style-name="ro1">
          <table:table-cell office:value-type="float" office:value="287094552320" calcext:value-type="float">
            <text:p>287094552320</text:p>
          </table:table-cell>
          <table:table-cell office:value-type="float" office:value="-7.29250001907349" calcext:value-type="float">
            <text:p>-7.29250001907349</text:p>
          </table:table-cell>
          <table:table-cell office:value-type="float" office:value="188797239296" calcext:value-type="float">
            <text:p>188797239296</text:p>
          </table:table-cell>
          <table:table-cell office:value-type="float" office:value="-52.6597595214844" calcext:value-type="float">
            <text:p>-52.6597595214844</text:p>
          </table:table-cell>
          <table:table-cell/>
          <table:table-cell table:formula="of:=INDEX([.$A$1:.$A$2072]; 83; 1)" office:value-type="float" office:value="287094556416" calcext:value-type="float">
            <text:p>287094556416</text:p>
          </table:table-cell>
          <table:table-cell table:formula="of:=[.$G$7] * [.$F$92] + [.$G$8]" office:value-type="float" office:value="-7.07112794369459" calcext:value-type="float">
            <text:p>-7.07112794369459</text:p>
          </table:table-cell>
          <table:table-cell/>
          <table:table-cell table:formula="of:=INDEX([.$C$1:.$C$2072]; 83; 1)" office:value-type="float" office:value="188796986112" calcext:value-type="float">
            <text:p>188796986112</text:p>
          </table:table-cell>
          <table:table-cell table:formula="of:=[.$J$7] * [.$I$92] + [.$J$8]" office:value-type="float" office:value="-63.1048311647028" calcext:value-type="float">
            <text:p>-63.1048311647028</text:p>
          </table:table-cell>
        </table:table-row>
        <table:table-row table:style-name="ro1">
          <table:table-cell office:value-type="float" office:value="287094553856" calcext:value-type="float">
            <text:p>287094553856</text:p>
          </table:table-cell>
          <table:table-cell office:value-type="float" office:value="-7.26213121414185" calcext:value-type="float">
            <text:p>-7.26213121414185</text:p>
          </table:table-cell>
          <table:table-cell office:value-type="float" office:value="188797254400" calcext:value-type="float">
            <text:p>188797254400</text:p>
          </table:table-cell>
          <table:table-cell office:value-type="float" office:value="-51.9335823059082" calcext:value-type="float">
            <text:p>-51.9335823059082</text:p>
          </table:table-cell>
          <table:table-cell/>
          <table:table-cell table:formula="of:=INDEX([.$A$1:.$A$2072]; 84; 1)" office:value-type="float" office:value="287094555648" calcext:value-type="float">
            <text:p>287094555648</text:p>
          </table:table-cell>
          <table:table-cell table:formula="of:=[.$G$7] * [.$F$93] + [.$G$8]" office:value-type="float" office:value="-7.10781788080931" calcext:value-type="float">
            <text:p>-7.10781788080931</text:p>
          </table:table-cell>
          <table:table-cell/>
          <table:table-cell table:formula="of:=INDEX([.$C$1:.$C$2072]; 84; 1)" office:value-type="float" office:value="188797008640" calcext:value-type="float">
            <text:p>188797008640</text:p>
          </table:table-cell>
          <table:table-cell table:formula="of:=[.$J$7] * [.$I$93] + [.$J$8]" office:value-type="float" office:value="-62.0277762785554" calcext:value-type="float">
            <text:p>-62.0277762785554</text:p>
          </table:table-cell>
        </table:table-row>
        <table:table-row table:style-name="ro1">
          <table:table-cell office:value-type="float" office:value="287094556160" calcext:value-type="float">
            <text:p>287094556160</text:p>
          </table:table-cell>
          <table:table-cell office:value-type="float" office:value="-7.1770281791687" calcext:value-type="float">
            <text:p>-7.1770281791687</text:p>
          </table:table-cell>
          <table:table-cell office:value-type="float" office:value="188797285632" calcext:value-type="float">
            <text:p>188797285632</text:p>
          </table:table-cell>
          <table:table-cell office:value-type="float" office:value="-50.4563179016113" calcext:value-type="float">
            <text:p>-50.4563179016113</text:p>
          </table:table-cell>
          <table:table-cell/>
          <table:table-cell table:formula="of:=INDEX([.$A$1:.$A$2072]; 85; 1)" office:value-type="float" office:value="287094555392" calcext:value-type="float">
            <text:p>287094555392</text:p>
          </table:table-cell>
          <table:table-cell table:formula="of:=[.$G$7] * [.$F$94] + [.$G$8]" office:value-type="float" office:value="-7.1200478579849" calcext:value-type="float">
            <text:p>-7.1200478579849</text:p>
          </table:table-cell>
          <table:table-cell/>
          <table:table-cell table:formula="of:=INDEX([.$C$1:.$C$2072]; 85; 1)" office:value-type="float" office:value="188797020416" calcext:value-type="float">
            <text:p>188797020416</text:p>
          </table:table-cell>
          <table:table-cell table:formula="of:=[.$J$7] * [.$I$94] + [.$J$8]" office:value-type="float" office:value="-61.464770315215" calcext:value-type="float">
            <text:p>-61.464770315215</text:p>
          </table:table-cell>
        </table:table-row>
        <table:table-row table:style-name="ro1">
          <table:table-cell office:value-type="float" office:value="287094561536" calcext:value-type="float">
            <text:p>287094561536</text:p>
          </table:table-cell>
          <table:table-cell office:value-type="float" office:value="-6.95266389846802" calcext:value-type="float">
            <text:p>-6.95266389846802</text:p>
          </table:table-cell>
          <table:table-cell office:value-type="float" office:value="188797347328" calcext:value-type="float">
            <text:p>188797347328</text:p>
          </table:table-cell>
          <table:table-cell office:value-type="float" office:value="-47.4856147766113" calcext:value-type="float">
            <text:p>-47.4856147766113</text:p>
          </table:table-cell>
          <table:table-cell/>
          <table:table-cell table:formula="of:=INDEX([.$A$1:.$A$2072]; 86; 1)" office:value-type="float" office:value="287094554112" calcext:value-type="float">
            <text:p>287094554112</text:p>
          </table:table-cell>
          <table:table-cell table:formula="of:=[.$G$7] * [.$F$95] + [.$G$8]" office:value-type="float" office:value="-7.18119775317609" calcext:value-type="float">
            <text:p>-7.18119775317609</text:p>
          </table:table-cell>
          <table:table-cell/>
          <table:table-cell table:formula="of:=INDEX([.$C$1:.$C$2072]; 86; 1)" office:value-type="float" office:value="188797057024" calcext:value-type="float">
            <text:p>188797057024</text:p>
          </table:table-cell>
          <table:table-cell table:formula="of:=[.$J$7] * [.$I$95] + [.$J$8]" office:value-type="float" office:value="-59.714556125924" calcext:value-type="float">
            <text:p>-59.714556125924</text:p>
          </table:table-cell>
        </table:table-row>
        <table:table-row table:style-name="ro1">
          <table:table-cell office:value-type="float" office:value="287094564352" calcext:value-type="float">
            <text:p>287094564352</text:p>
          </table:table-cell>
          <table:table-cell office:value-type="float" office:value="-6.81480979919434" calcext:value-type="float">
            <text:p>-6.81480979919434</text:p>
          </table:table-cell>
          <table:table-cell office:value-type="float" office:value="188797378304" calcext:value-type="float">
            <text:p>188797378304</text:p>
          </table:table-cell>
          <table:table-cell office:value-type="float" office:value="-46.0072174072266" calcext:value-type="float">
            <text:p>-46.0072174072266</text:p>
          </table:table-cell>
          <table:table-cell/>
          <table:table-cell table:formula="of:=INDEX([.$A$1:.$A$2072]; 87; 1)" office:value-type="float" office:value="287094553088" calcext:value-type="float">
            <text:p>287094553088</text:p>
          </table:table-cell>
          <table:table-cell table:formula="of:=[.$G$7] * [.$F$96] + [.$G$8]" office:value-type="float" office:value="-7.2301176674664" calcext:value-type="float">
            <text:p>-7.2301176674664</text:p>
          </table:table-cell>
          <table:table-cell/>
          <table:table-cell table:formula="of:=INDEX([.$C$1:.$C$2072]; 87; 1)" office:value-type="float" office:value="188797082624" calcext:value-type="float">
            <text:p>188797082624</text:p>
          </table:table-cell>
          <table:table-cell table:formula="of:=[.$J$7] * [.$I$96] + [.$J$8]" office:value-type="float" office:value="-58.4906301181763" calcext:value-type="float">
            <text:p>-58.4906301181763</text:p>
          </table:table-cell>
        </table:table-row>
        <table:table-row table:style-name="ro1">
          <table:table-cell office:value-type="float" office:value="287094567424" calcext:value-type="float">
            <text:p>287094567424</text:p>
          </table:table-cell>
          <table:table-cell office:value-type="float" office:value="-6.66978549957275" calcext:value-type="float">
            <text:p>-6.66978549957275</text:p>
          </table:table-cell>
          <table:table-cell office:value-type="float" office:value="188797409024" calcext:value-type="float">
            <text:p>188797409024</text:p>
          </table:table-cell>
          <table:table-cell office:value-type="float" office:value="-44.532600402832" calcext:value-type="float">
            <text:p>-44.532600402832</text:p>
          </table:table-cell>
          <table:table-cell/>
          <table:table-cell table:formula="of:=INDEX([.$A$1:.$A$2072]; 88; 1)" office:value-type="float" office:value="287094552320" calcext:value-type="float">
            <text:p>287094552320</text:p>
          </table:table-cell>
          <table:table-cell table:formula="of:=[.$G$7] * [.$F$97] + [.$G$8]" office:value-type="float" office:value="-7.26680760458112" calcext:value-type="float">
            <text:p>-7.26680760458112</text:p>
          </table:table-cell>
          <table:table-cell/>
          <table:table-cell table:formula="of:=INDEX([.$C$1:.$C$2072]; 88; 1)" office:value-type="float" office:value="188797109248" calcext:value-type="float">
            <text:p>188797109248</text:p>
          </table:table-cell>
          <table:table-cell table:formula="of:=[.$J$7] * [.$I$97] + [.$J$8]" office:value-type="float" office:value="-57.2177470717579" calcext:value-type="float">
            <text:p>-57.2177470717579</text:p>
          </table:table-cell>
        </table:table-row>
        <table:table-row table:style-name="ro1">
          <table:table-cell office:value-type="float" office:value="287094569216" calcext:value-type="float">
            <text:p>287094569216</text:p>
          </table:table-cell>
          <table:table-cell office:value-type="float" office:value="-6.5296573638916" calcext:value-type="float">
            <text:p>-6.5296573638916</text:p>
          </table:table-cell>
          <table:table-cell office:value-type="float" office:value="188797440000" calcext:value-type="float">
            <text:p>188797440000</text:p>
          </table:table-cell>
          <table:table-cell office:value-type="float" office:value="-43.0612411499024" calcext:value-type="float">
            <text:p>-43.0612411499024</text:p>
          </table:table-cell>
          <table:table-cell/>
          <table:table-cell table:formula="of:=INDEX([.$A$1:.$A$2072]; 89; 1)" office:value-type="float" office:value="287094551808" calcext:value-type="float">
            <text:p>287094551808</text:p>
          </table:table-cell>
          <table:table-cell table:formula="of:=[.$G$7] * [.$F$98] + [.$G$8]" office:value-type="float" office:value="-7.29126756079495" calcext:value-type="float">
            <text:p>-7.29126756079495</text:p>
          </table:table-cell>
          <table:table-cell/>
          <table:table-cell table:formula="of:=INDEX([.$C$1:.$C$2072]; 89; 1)" office:value-type="float" office:value="188797122816" calcext:value-type="float">
            <text:p>188797122816</text:p>
          </table:table-cell>
          <table:table-cell table:formula="of:=[.$J$7] * [.$I$98] + [.$J$8]" office:value-type="float" office:value="-56.5690662879497" calcext:value-type="float">
            <text:p>-56.5690662879497</text:p>
          </table:table-cell>
        </table:table-row>
        <table:table-row table:style-name="ro1">
          <table:table-cell office:value-type="float" office:value="287094569216" calcext:value-type="float">
            <text:p>287094569216</text:p>
          </table:table-cell>
          <table:table-cell office:value-type="float" office:value="-6.43550634384155" calcext:value-type="float">
            <text:p>-6.43550634384155</text:p>
          </table:table-cell>
          <table:table-cell office:value-type="float" office:value="188797471744" calcext:value-type="float">
            <text:p>188797471744</text:p>
          </table:table-cell>
          <table:table-cell office:value-type="float" office:value="-41.5684967041016" calcext:value-type="float">
            <text:p>-41.5684967041016</text:p>
          </table:table-cell>
          <table:table-cell/>
          <table:table-cell table:formula="of:=INDEX([.$A$1:.$A$2072]; 90; 1)" office:value-type="float" office:value="287094550784" calcext:value-type="float">
            <text:p>287094550784</text:p>
          </table:table-cell>
          <table:table-cell table:formula="of:=[.$G$7] * [.$F$99] + [.$G$8]" office:value-type="float" office:value="-7.3401874769479" calcext:value-type="float">
            <text:p>-7.3401874769479</text:p>
          </table:table-cell>
          <table:table-cell/>
          <table:table-cell table:formula="of:=INDEX([.$C$1:.$C$2072]; 90; 1)" office:value-type="float" office:value="188797150720" calcext:value-type="float">
            <text:p>188797150720</text:p>
          </table:table-cell>
          <table:table-cell table:formula="of:=[.$J$7] * [.$I$99] + [.$J$8]" office:value-type="float" office:value="-55.2349869403988" calcext:value-type="float">
            <text:p>-55.2349869403988</text:p>
          </table:table-cell>
        </table:table-row>
        <table:table-row table:style-name="ro1">
          <table:table-cell office:value-type="float" office:value="287094568704" calcext:value-type="float">
            <text:p>287094568704</text:p>
          </table:table-cell>
          <table:table-cell office:value-type="float" office:value="-6.40444183349609" calcext:value-type="float">
            <text:p>-6.40444183349609</text:p>
          </table:table-cell>
          <table:table-cell office:value-type="float" office:value="188797504000" calcext:value-type="float">
            <text:p>188797504000</text:p>
          </table:table-cell>
          <table:table-cell office:value-type="float" office:value="-40.0407257080078" calcext:value-type="float">
            <text:p>-40.0407257080078</text:p>
          </table:table-cell>
          <table:table-cell/>
          <table:table-cell table:formula="of:=INDEX([.$A$1:.$A$2072]; 91; 1)" office:value-type="float" office:value="287094550272" calcext:value-type="float">
            <text:p>287094550272</text:p>
          </table:table-cell>
          <table:table-cell table:formula="of:=[.$G$7] * [.$F$100] + [.$G$8]" office:value-type="float" office:value="-7.36464743316174" calcext:value-type="float">
            <text:p>-7.36464743316174</text:p>
          </table:table-cell>
          <table:table-cell/>
          <table:table-cell table:formula="of:=INDEX([.$C$1:.$C$2072]; 91; 1)" office:value-type="float" office:value="188797209088" calcext:value-type="float">
            <text:p>188797209088</text:p>
          </table:table-cell>
          <table:table-cell table:formula="of:=[.$J$7] * [.$I$100] + [.$J$8]" office:value-type="float" office:value="-52.4444356430322" calcext:value-type="float">
            <text:p>-52.4444356430322</text:p>
          </table:table-cell>
        </table:table-row>
        <table:table-row table:style-name="ro1">
          <table:table-cell office:value-type="float" office:value="287094568192" calcext:value-type="float">
            <text:p>287094568192</text:p>
          </table:table-cell>
          <table:table-cell office:value-type="float" office:value="-6.39203214645386" calcext:value-type="float">
            <text:p>-6.39203214645386</text:p>
          </table:table-cell>
          <table:table-cell office:value-type="float" office:value="188797537280" calcext:value-type="float">
            <text:p>188797537280</text:p>
          </table:table-cell>
          <table:table-cell office:value-type="float" office:value="-38.4736595153809" calcext:value-type="float">
            <text:p>-38.4736595153809</text:p>
          </table:table-cell>
          <table:table-cell/>
          <table:table-cell table:formula="of:=INDEX([.$A$1:.$A$2072]; 92; 1)" office:value-type="float" office:value="287094552320" calcext:value-type="float">
            <text:p>287094552320</text:p>
          </table:table-cell>
          <table:table-cell table:formula="of:=[.$G$7] * [.$F$101] + [.$G$8]" office:value-type="float" office:value="-7.26680760458112" calcext:value-type="float">
            <text:p>-7.26680760458112</text:p>
          </table:table-cell>
          <table:table-cell/>
          <table:table-cell table:formula="of:=INDEX([.$C$1:.$C$2072]; 92; 1)" office:value-type="float" office:value="188797239296" calcext:value-type="float">
            <text:p>188797239296</text:p>
          </table:table-cell>
          <table:table-cell table:formula="of:=[.$J$7] * [.$I$101] + [.$J$8]" office:value-type="float" office:value="-51.0002029556781" calcext:value-type="float">
            <text:p>-51.0002029556781</text:p>
          </table:table-cell>
        </table:table-row>
        <table:table-row table:style-name="ro1">
          <table:table-cell office:value-type="float" office:value="287094567168" calcext:value-type="float">
            <text:p>287094567168</text:p>
          </table:table-cell>
          <table:table-cell office:value-type="float" office:value="-6.40518236160278" calcext:value-type="float">
            <text:p>-6.40518236160278</text:p>
          </table:table-cell>
          <table:table-cell office:value-type="float" office:value="188797571328" calcext:value-type="float">
            <text:p>188797571328</text:p>
          </table:table-cell>
          <table:table-cell office:value-type="float" office:value="-36.8674240112305" calcext:value-type="float">
            <text:p>-36.8674240112305</text:p>
          </table:table-cell>
          <table:table-cell/>
          <table:table-cell table:formula="of:=INDEX([.$A$1:.$A$2072]; 93; 1)" office:value-type="float" office:value="287094553856" calcext:value-type="float">
            <text:p>287094553856</text:p>
          </table:table-cell>
          <table:table-cell table:formula="of:=[.$G$7] * [.$F$102] + [.$G$8]" office:value-type="float" office:value="-7.19342773221433" calcext:value-type="float">
            <text:p>-7.19342773221433</text:p>
          </table:table-cell>
          <table:table-cell/>
          <table:table-cell table:formula="of:=INDEX([.$C$1:.$C$2072]; 93; 1)" office:value-type="float" office:value="188797254400" calcext:value-type="float">
            <text:p>188797254400</text:p>
          </table:table-cell>
          <table:table-cell table:formula="of:=[.$J$7] * [.$I$102] + [.$J$8]" office:value-type="float" office:value="-50.2780866101384" calcext:value-type="float">
            <text:p>-50.2780866101384</text:p>
          </table:table-cell>
        </table:table-row>
        <table:table-row table:style-name="ro1">
          <table:table-cell office:value-type="float" office:value="287094564608" calcext:value-type="float">
            <text:p>287094564608</text:p>
          </table:table-cell>
          <table:table-cell office:value-type="float" office:value="-6.47114038467407" calcext:value-type="float">
            <text:p>-6.47114038467407</text:p>
          </table:table-cell>
          <table:table-cell office:value-type="float" office:value="188797605888" calcext:value-type="float">
            <text:p>188797605888</text:p>
          </table:table-cell>
          <table:table-cell office:value-type="float" office:value="-35.2291259765625" calcext:value-type="float">
            <text:p>-35.2291259765625</text:p>
          </table:table-cell>
          <table:table-cell/>
          <table:table-cell table:formula="of:=INDEX([.$A$1:.$A$2072]; 94; 1)" office:value-type="float" office:value="287094556160" calcext:value-type="float">
            <text:p>287094556160</text:p>
          </table:table-cell>
          <table:table-cell table:formula="of:=[.$G$7] * [.$F$103] + [.$G$8]" office:value-type="float" office:value="-7.08335792273283" calcext:value-type="float">
            <text:p>-7.08335792273283</text:p>
          </table:table-cell>
          <table:table-cell/>
          <table:table-cell table:formula="of:=INDEX([.$C$1:.$C$2072]; 94; 1)" office:value-type="float" office:value="188797285632" calcext:value-type="float">
            <text:p>188797285632</text:p>
          </table:table-cell>
          <table:table-cell table:formula="of:=[.$J$7] * [.$I$103] + [.$J$8]" office:value-type="float" office:value="-48.7848968822509" calcext:value-type="float">
            <text:p>-48.7848968822509</text:p>
          </table:table-cell>
        </table:table-row>
        <table:table-row table:style-name="ro1">
          <table:table-cell office:value-type="float" office:value="287094562048" calcext:value-type="float">
            <text:p>287094562048</text:p>
          </table:table-cell>
          <table:table-cell office:value-type="float" office:value="-6.57266426086426" calcext:value-type="float">
            <text:p>-6.57266426086426</text:p>
          </table:table-cell>
          <table:table-cell office:value-type="float" office:value="188797640960" calcext:value-type="float">
            <text:p>188797640960</text:p>
          </table:table-cell>
          <table:table-cell office:value-type="float" office:value="-33.5579223632813" calcext:value-type="float">
            <text:p>-33.5579223632813</text:p>
          </table:table-cell>
          <table:table-cell/>
          <table:table-cell table:formula="of:=INDEX([.$A$1:.$A$2072]; 95; 1)" office:value-type="float" office:value="287094561536" calcext:value-type="float">
            <text:p>287094561536</text:p>
          </table:table-cell>
          <table:table-cell table:formula="of:=[.$G$7] * [.$F$104] + [.$G$8]" office:value-type="float" office:value="-6.82652836851776" calcext:value-type="float">
            <text:p>-6.82652836851776</text:p>
          </table:table-cell>
          <table:table-cell/>
          <table:table-cell table:formula="of:=INDEX([.$C$1:.$C$2072]; 95; 1)" office:value-type="float" office:value="188797347328" calcext:value-type="float">
            <text:p>188797347328</text:p>
          </table:table-cell>
          <table:table-cell table:formula="of:=[.$J$7] * [.$I$104] + [.$J$8]" office:value-type="float" office:value="-45.8352352045476" calcext:value-type="float">
            <text:p>-45.8352352045476</text:p>
          </table:table-cell>
        </table:table-row>
        <table:table-row table:style-name="ro1">
          <table:table-cell office:value-type="float" office:value="287094556160" calcext:value-type="float">
            <text:p>287094556160</text:p>
          </table:table-cell>
          <table:table-cell office:value-type="float" office:value="-6.83182668685913" calcext:value-type="float">
            <text:p>-6.83182668685913</text:p>
          </table:table-cell>
          <table:table-cell office:value-type="float" office:value="188797713920" calcext:value-type="float">
            <text:p>188797713920</text:p>
          </table:table-cell>
          <table:table-cell office:value-type="float" office:value="-30.1093425750732" calcext:value-type="float">
            <text:p>-30.1093425750732</text:p>
          </table:table-cell>
          <table:table-cell/>
          <table:table-cell table:formula="of:=INDEX([.$A$1:.$A$2072]; 96; 1)" office:value-type="float" office:value="287094564352" calcext:value-type="float">
            <text:p>287094564352</text:p>
          </table:table-cell>
          <table:table-cell table:formula="of:=[.$G$7] * [.$F$105] + [.$G$8]" office:value-type="float" office:value="-6.69199860282242" calcext:value-type="float">
            <text:p>-6.69199860282242</text:p>
          </table:table-cell>
          <table:table-cell/>
          <table:table-cell table:formula="of:=INDEX([.$C$1:.$C$2072]; 96; 1)" office:value-type="float" office:value="188797378304" calcext:value-type="float">
            <text:p>188797378304</text:p>
          </table:table-cell>
          <table:table-cell table:formula="of:=[.$J$7] * [.$I$105] + [.$J$8]" office:value-type="float" office:value="-44.3542847372592" calcext:value-type="float">
            <text:p>-44.3542847372592</text:p>
          </table:table-cell>
        </table:table-row>
        <table:table-row table:style-name="ro1">
          <table:table-cell office:value-type="float" office:value="287094548736" calcext:value-type="float">
            <text:p>287094548736</text:p>
          </table:table-cell>
          <table:table-cell office:value-type="float" office:value="-7.09525537490845" calcext:value-type="float">
            <text:p>-7.09525537490845</text:p>
          </table:table-cell>
          <table:table-cell office:value-type="float" office:value="188797769984" calcext:value-type="float">
            <text:p>188797769984</text:p>
          </table:table-cell>
          <table:table-cell office:value-type="float" office:value="-27.4396495819092" calcext:value-type="float">
            <text:p>-27.4396495819092</text:p>
          </table:table-cell>
          <table:table-cell/>
          <table:table-cell table:formula="of:=INDEX([.$A$1:.$A$2072]; 97; 1)" office:value-type="float" office:value="287094567424" calcext:value-type="float">
            <text:p>287094567424</text:p>
          </table:table-cell>
          <table:table-cell table:formula="of:=[.$G$7] * [.$F$106] + [.$G$8]" office:value-type="float" office:value="-6.54523885808885" calcext:value-type="float">
            <text:p>-6.54523885808885</text:p>
          </table:table-cell>
          <table:table-cell/>
          <table:table-cell table:formula="of:=INDEX([.$C$1:.$C$2072]; 97; 1)" office:value-type="float" office:value="188797409024" calcext:value-type="float">
            <text:p>188797409024</text:p>
          </table:table-cell>
          <table:table-cell table:formula="of:=[.$J$7] * [.$I$106] + [.$J$8]" office:value-type="float" office:value="-42.885573528707" calcext:value-type="float">
            <text:p>-42.885573528707</text:p>
          </table:table-cell>
        </table:table-row>
        <table:table-row table:style-name="ro1">
          <table:table-cell office:value-type="float" office:value="287094528256" calcext:value-type="float">
            <text:p>287094528256</text:p>
          </table:table-cell>
          <table:table-cell office:value-type="float" office:value="-7.73283672332764" calcext:value-type="float">
            <text:p>-7.73283672332764</text:p>
          </table:table-cell>
          <table:table-cell office:value-type="float" office:value="188797843712" calcext:value-type="float">
            <text:p>188797843712</text:p>
          </table:table-cell>
          <table:table-cell office:value-type="float" office:value="-23.8391208648682" calcext:value-type="float">
            <text:p>-23.8391208648682</text:p>
          </table:table-cell>
          <table:table-cell/>
          <table:table-cell table:formula="of:=INDEX([.$A$1:.$A$2072]; 98; 1)" office:value-type="float" office:value="287094569216" calcext:value-type="float">
            <text:p>287094569216</text:p>
          </table:table-cell>
          <table:table-cell table:formula="of:=[.$G$7] * [.$F$107] + [.$G$8]" office:value-type="float" office:value="-6.45962900668383" calcext:value-type="float">
            <text:p>-6.45962900668383</text:p>
          </table:table-cell>
          <table:table-cell/>
          <table:table-cell table:formula="of:=INDEX([.$C$1:.$C$2072]; 98; 1)" office:value-type="float" office:value="188797440000" calcext:value-type="float">
            <text:p>188797440000</text:p>
          </table:table-cell>
          <table:table-cell table:formula="of:=[.$J$7] * [.$I$107] + [.$J$8]" office:value-type="float" office:value="-41.4046230595559" calcext:value-type="float">
            <text:p>-41.4046230595559</text:p>
          </table:table-cell>
        </table:table-row>
        <table:table-row table:style-name="ro1">
          <table:table-cell office:value-type="float" office:value="287093950208" calcext:value-type="float">
            <text:p>287093950208</text:p>
          </table:table-cell>
          <table:table-cell office:value-type="float" office:value="-34.1296463012695" calcext:value-type="float">
            <text:p>-34.1296463012695</text:p>
          </table:table-cell>
          <table:table-cell office:value-type="float" office:value="188798260992" calcext:value-type="float">
            <text:p>188798260992</text:p>
          </table:table-cell>
          <table:table-cell office:value-type="float" office:value="-1.52430999279022" calcext:value-type="float">
            <text:p>-1.52430999279022</text:p>
          </table:table-cell>
          <table:table-cell/>
          <table:table-cell table:formula="of:=INDEX([.$A$1:.$A$2072]; 99; 1)" office:value-type="float" office:value="287094569216" calcext:value-type="float">
            <text:p>287094569216</text:p>
          </table:table-cell>
          <table:table-cell table:formula="of:=[.$G$7] * [.$F$108] + [.$G$8]" office:value-type="float" office:value="-6.45962900668383" calcext:value-type="float">
            <text:p>-6.45962900668383</text:p>
          </table:table-cell>
          <table:table-cell/>
          <table:table-cell table:formula="of:=INDEX([.$C$1:.$C$2072]; 99; 1)" office:value-type="float" office:value="188797471744" calcext:value-type="float">
            <text:p>188797471744</text:p>
          </table:table-cell>
          <table:table-cell table:formula="of:=[.$J$7] * [.$I$108] + [.$J$8]" office:value-type="float" office:value="-39.8869548104703" calcext:value-type="float">
            <text:p>-39.8869548104703</text:p>
          </table:table-cell>
        </table:table-row>
        <table:table-row table:style-name="ro1">
          <table:table-cell office:value-type="float" office:value="287093749248" calcext:value-type="float">
            <text:p>287093749248</text:p>
          </table:table-cell>
          <table:table-cell office:value-type="float" office:value="-44.8146553039551" calcext:value-type="float">
            <text:p>-44.8146553039551</text:p>
          </table:table-cell>
          <table:table-cell office:value-type="float" office:value="188798214656" calcext:value-type="float">
            <text:p>188798214656</text:p>
          </table:table-cell>
          <table:table-cell office:value-type="float" office:value="-3.95336031913757" calcext:value-type="float">
            <text:p>-3.95336031913757</text:p>
          </table:table-cell>
          <table:table-cell/>
          <table:table-cell table:formula="of:=INDEX([.$A$1:.$A$2072]; 100; 1)" office:value-type="float" office:value="287094568704" calcext:value-type="float">
            <text:p>287094568704</text:p>
          </table:table-cell>
          <table:table-cell table:formula="of:=[.$G$7] * [.$F$109] + [.$G$8]" office:value-type="float" office:value="-6.48408896289766" calcext:value-type="float">
            <text:p>-6.48408896289766</text:p>
          </table:table-cell>
          <table:table-cell/>
          <table:table-cell table:formula="of:=INDEX([.$C$1:.$C$2072]; 100; 1)" office:value-type="float" office:value="188797504000" calcext:value-type="float">
            <text:p>188797504000</text:p>
          </table:table-cell>
          <table:table-cell table:formula="of:=[.$J$7] * [.$I$109] + [.$J$8]" office:value-type="float" office:value="-38.3448080420494" calcext:value-type="float">
            <text:p>-38.3448080420494</text:p>
          </table:table-cell>
        </table:table-row>
        <table:table-row table:style-name="ro1">
          <table:table-cell office:value-type="float" office:value="287093748480" calcext:value-type="float">
            <text:p>287093748480</text:p>
          </table:table-cell>
          <table:table-cell office:value-type="float" office:value="-44.8614883422852" calcext:value-type="float">
            <text:p>-44.8614883422852</text:p>
          </table:table-cell>
          <table:table-cell office:value-type="float" office:value="188798215168" calcext:value-type="float">
            <text:p>188798215168</text:p>
          </table:table-cell>
          <table:table-cell office:value-type="float" office:value="-3.78961205482483" calcext:value-type="float">
            <text:p>-3.78961205482483</text:p>
          </table:table-cell>
          <table:table-cell/>
          <table:table-cell table:formula="of:=INDEX([.$A$1:.$A$2072]; 101; 1)" office:value-type="float" office:value="287094568192" calcext:value-type="float">
            <text:p>287094568192</text:p>
          </table:table-cell>
          <table:table-cell table:formula="of:=[.$G$7] * [.$F$110] + [.$G$8]" office:value-type="float" office:value="-6.50854892097414" calcext:value-type="float">
            <text:p>-6.50854892097414</text:p>
          </table:table-cell>
          <table:table-cell/>
          <table:table-cell table:formula="of:=INDEX([.$C$1:.$C$2072]; 101; 1)" office:value-type="float" office:value="188797537280" calcext:value-type="float">
            <text:p>188797537280</text:p>
          </table:table-cell>
          <table:table-cell table:formula="of:=[.$J$7] * [.$I$110] + [.$J$8]" office:value-type="float" office:value="-36.753704233095" calcext:value-type="float">
            <text:p>-36.753704233095</text:p>
          </table:table-cell>
        </table:table-row>
        <table:table-row table:style-name="ro1">
          <table:table-cell office:value-type="float" office:value="287093747968" calcext:value-type="float">
            <text:p>287093747968</text:p>
          </table:table-cell>
          <table:table-cell office:value-type="float" office:value="-44.9083862304687" calcext:value-type="float">
            <text:p>-44.9083862304687</text:p>
          </table:table-cell>
          <table:table-cell office:value-type="float" office:value="188798215168" calcext:value-type="float">
            <text:p>188798215168</text:p>
          </table:table-cell>
          <table:table-cell office:value-type="float" office:value="-3.685870885849" calcext:value-type="float">
            <text:p>-3.685870885849</text:p>
          </table:table-cell>
          <table:table-cell/>
          <table:table-cell table:formula="of:=INDEX([.$A$1:.$A$2072]; 102; 1)" office:value-type="float" office:value="287094567168" calcext:value-type="float">
            <text:p>287094567168</text:p>
          </table:table-cell>
          <table:table-cell table:formula="of:=[.$G$7] * [.$F$111] + [.$G$8]" office:value-type="float" office:value="-6.55746883526444" calcext:value-type="float">
            <text:p>-6.55746883526444</text:p>
          </table:table-cell>
          <table:table-cell/>
          <table:table-cell table:formula="of:=INDEX([.$C$1:.$C$2072]; 102; 1)" office:value-type="float" office:value="188797571328" calcext:value-type="float">
            <text:p>188797571328</text:p>
          </table:table-cell>
          <table:table-cell table:formula="of:=[.$J$7] * [.$I$111] + [.$J$8]" office:value-type="float" office:value="-35.1258826423436" calcext:value-type="float">
            <text:p>-35.1258826423436</text:p>
          </table:table-cell>
        </table:table-row>
        <table:table-row table:style-name="ro1">
          <table:table-cell office:value-type="float" office:value="287093747712" calcext:value-type="float">
            <text:p>287093747712</text:p>
          </table:table-cell>
          <table:table-cell office:value-type="float" office:value="-44.9429664611816" calcext:value-type="float">
            <text:p>-44.9429664611816</text:p>
          </table:table-cell>
          <table:table-cell office:value-type="float" office:value="188798215168" calcext:value-type="float">
            <text:p>188798215168</text:p>
          </table:table-cell>
          <table:table-cell office:value-type="float" office:value="-3.62983179092407" calcext:value-type="float">
            <text:p>-3.62983179092407</text:p>
          </table:table-cell>
          <table:table-cell/>
          <table:table-cell table:formula="of:=INDEX([.$A$1:.$A$2072]; 103; 1)" office:value-type="float" office:value="287094564608" calcext:value-type="float">
            <text:p>287094564608</text:p>
          </table:table-cell>
          <table:table-cell table:formula="of:=[.$G$7] * [.$F$112] + [.$G$8]" office:value-type="float" office:value="-6.67976862378418" calcext:value-type="float">
            <text:p>-6.67976862378418</text:p>
          </table:table-cell>
          <table:table-cell/>
          <table:table-cell table:formula="of:=INDEX([.$C$1:.$C$2072]; 103; 1)" office:value-type="float" office:value="188797605888" calcext:value-type="float">
            <text:p>188797605888</text:p>
          </table:table-cell>
          <table:table-cell table:formula="of:=[.$J$7] * [.$I$112] + [.$J$8]" office:value-type="float" office:value="-33.4735825341195" calcext:value-type="float">
            <text:p>-33.4735825341195</text:p>
          </table:table-cell>
        </table:table-row>
        <table:table-row table:style-name="ro1">
          <table:table-cell office:value-type="float" office:value="287093747456" calcext:value-type="float">
            <text:p>287093747456</text:p>
          </table:table-cell>
          <table:table-cell office:value-type="float" office:value="-44.9583320617676" calcext:value-type="float">
            <text:p>-44.9583320617676</text:p>
          </table:table-cell>
          <table:table-cell office:value-type="float" office:value="188798215168" calcext:value-type="float">
            <text:p>188798215168</text:p>
          </table:table-cell>
          <table:table-cell office:value-type="float" office:value="-3.60723662376404" calcext:value-type="float">
            <text:p>-3.60723662376404</text:p>
          </table:table-cell>
          <table:table-cell/>
          <table:table-cell table:formula="of:=INDEX([.$A$1:.$A$2072]; 104; 1)" office:value-type="float" office:value="287094562048" calcext:value-type="float">
            <text:p>287094562048</text:p>
          </table:table-cell>
          <table:table-cell table:formula="of:=[.$G$7] * [.$F$113] + [.$G$8]" office:value-type="float" office:value="-6.80206841044128" calcext:value-type="float">
            <text:p>-6.80206841044128</text:p>
          </table:table-cell>
          <table:table-cell/>
          <table:table-cell table:formula="of:=INDEX([.$C$1:.$C$2072]; 104; 1)" office:value-type="float" office:value="188797640960" calcext:value-type="float">
            <text:p>188797640960</text:p>
          </table:table-cell>
          <table:table-cell table:formula="of:=[.$J$7] * [.$I$113] + [.$J$8]" office:value-type="float" office:value="-31.7968039028347" calcext:value-type="float">
            <text:p>-31.7968039028347</text:p>
          </table:table-cell>
        </table:table-row>
        <table:table-row table:style-name="ro1">
          <table:table-cell office:value-type="float" office:value="287093747200" calcext:value-type="float">
            <text:p>287093747200</text:p>
          </table:table-cell>
          <table:table-cell office:value-type="float" office:value="-44.9589157104492" calcext:value-type="float">
            <text:p>-44.9589157104492</text:p>
          </table:table-cell>
          <table:table-cell office:value-type="float" office:value="188798215168" calcext:value-type="float">
            <text:p>188798215168</text:p>
          </table:table-cell>
          <table:table-cell office:value-type="float" office:value="-3.6058247089386" calcext:value-type="float">
            <text:p>-3.6058247089386</text:p>
          </table:table-cell>
          <table:table-cell/>
          <table:table-cell table:formula="of:=INDEX([.$A$1:.$A$2072]; 105; 1)" office:value-type="float" office:value="287094556160" calcext:value-type="float">
            <text:p>287094556160</text:p>
          </table:table-cell>
          <table:table-cell table:formula="of:=[.$G$7] * [.$F$114] + [.$G$8]" office:value-type="float" office:value="-7.08335792273283" calcext:value-type="float">
            <text:p>-7.08335792273283</text:p>
          </table:table-cell>
          <table:table-cell/>
          <table:table-cell table:formula="of:=INDEX([.$C$1:.$C$2072]; 105; 1)" office:value-type="float" office:value="188797713920" calcext:value-type="float">
            <text:p>188797713920</text:p>
          </table:table-cell>
          <table:table-cell table:formula="of:=[.$J$7] * [.$I$114] + [.$J$8]" office:value-type="float" office:value="-28.308614782989" calcext:value-type="float">
            <text:p>-28.308614782989</text:p>
          </table:table-cell>
        </table:table-row>
        <table:table-row table:style-name="ro1">
          <table:table-cell office:value-type="float" office:value="287093746944" calcext:value-type="float">
            <text:p>287093746944</text:p>
          </table:table-cell>
          <table:table-cell office:value-type="float" office:value="-44.9585571289063" calcext:value-type="float">
            <text:p>-44.9585571289063</text:p>
          </table:table-cell>
          <table:table-cell office:value-type="float" office:value="188798215168" calcext:value-type="float">
            <text:p>188798215168</text:p>
          </table:table-cell>
          <table:table-cell office:value-type="float" office:value="-3.60569643974304" calcext:value-type="float">
            <text:p>-3.60569643974304</text:p>
          </table:table-cell>
          <table:table-cell/>
          <table:table-cell table:formula="of:=INDEX([.$A$1:.$A$2072]; 106; 1)" office:value-type="float" office:value="287094548736" calcext:value-type="float">
            <text:p>287094548736</text:p>
          </table:table-cell>
          <table:table-cell table:formula="of:=[.$G$7] * [.$F$115] + [.$G$8]" office:value-type="float" office:value="-7.43802730552852" calcext:value-type="float">
            <text:p>-7.43802730552852</text:p>
          </table:table-cell>
          <table:table-cell/>
          <table:table-cell table:formula="of:=INDEX([.$C$1:.$C$2072]; 106; 1)" office:value-type="float" office:value="188797769984" calcext:value-type="float">
            <text:p>188797769984</text:p>
          </table:table-cell>
          <table:table-cell table:formula="of:=[.$J$7] * [.$I$115] + [.$J$8]" office:value-type="float" office:value="-25.6282168272883" calcext:value-type="float">
            <text:p>-25.6282168272883</text:p>
          </table:table-cell>
        </table:table-row>
        <table:table-row table:style-name="ro1">
          <table:table-cell office:value-type="float" office:value="287093746944" calcext:value-type="float">
            <text:p>287093746944</text:p>
          </table:table-cell>
          <table:table-cell office:value-type="float" office:value="-44.9583549499512" calcext:value-type="float">
            <text:p>-44.9583549499512</text:p>
          </table:table-cell>
          <table:table-cell office:value-type="float" office:value="188798215424" calcext:value-type="float">
            <text:p>188798215424</text:p>
          </table:table-cell>
          <table:table-cell office:value-type="float" office:value="-3.60546469688416" calcext:value-type="float">
            <text:p>-3.60546469688416</text:p>
          </table:table-cell>
          <table:table-cell/>
          <table:table-cell table:formula="of:=INDEX([.$A$1:.$A$2072]; 107; 1)" office:value-type="float" office:value="287094528256" calcext:value-type="float">
            <text:p>287094528256</text:p>
          </table:table-cell>
          <table:table-cell table:formula="of:=[.$G$7] * [.$F$116] + [.$G$8]" office:value-type="float" office:value="-8.41642560623586" calcext:value-type="float">
            <text:p>-8.41642560623586</text:p>
          </table:table-cell>
          <table:table-cell/>
          <table:table-cell table:formula="of:=INDEX([.$C$1:.$C$2072]; 107; 1)" office:value-type="float" office:value="188797843712" calcext:value-type="float">
            <text:p>188797843712</text:p>
          </table:table-cell>
          <table:table-cell table:formula="of:=[.$J$7] * [.$I$116] + [.$J$8]" office:value-type="float" office:value="-22.1033099275082" calcext:value-type="float">
            <text:p>-22.1033099275082</text:p>
          </table:table-cell>
        </table:table-row>
        <table:table-row table:style-name="ro1">
          <table:table-cell office:value-type="float" office:value="287093746688" calcext:value-type="float">
            <text:p>287093746688</text:p>
          </table:table-cell>
          <table:table-cell office:value-type="float" office:value="-44.9582862854004" calcext:value-type="float">
            <text:p>-44.9582862854004</text:p>
          </table:table-cell>
          <table:table-cell office:value-type="float" office:value="188798215424" calcext:value-type="float">
            <text:p>188798215424</text:p>
          </table:table-cell>
          <table:table-cell office:value-type="float" office:value="-3.60523152351379" calcext:value-type="float">
            <text:p>-3.60523152351379</text:p>
          </table:table-cell>
          <table:table-cell/>
          <table:table-cell table:formula="of:=INDEX([.$A$1:.$A$2072]; 108; 1)" office:value-type="float" office:value="287093950208" calcext:value-type="float">
            <text:p>287093950208</text:p>
          </table:table-cell>
          <table:table-cell table:formula="of:=[.$G$7] * [.$F$117] + [.$G$8]" office:value-type="float" office:value="-36.0317176319659" calcext:value-type="float">
            <text:p>-36.0317176319659</text:p>
          </table:table-cell>
          <table:table-cell/>
          <table:table-cell table:formula="of:=INDEX([.$C$1:.$C$2072]; 108; 1)" office:value-type="float" office:value="188798260992" calcext:value-type="float">
            <text:p>188798260992</text:p>
          </table:table-cell>
          <table:table-cell table:formula="of:=[.$J$7] * [.$I$117] + [.$J$8]" office:value-type="float" office:value="-2.15331601165235" calcext:value-type="float">
            <text:p>-2.15331601165235</text:p>
          </table:table-cell>
        </table:table-row>
        <table:table-row table:style-name="ro1">
          <table:table-cell office:value-type="float" office:value="287093746688" calcext:value-type="float">
            <text:p>287093746688</text:p>
          </table:table-cell>
          <table:table-cell office:value-type="float" office:value="-44.9583053588867" calcext:value-type="float">
            <text:p>-44.9583053588867</text:p>
          </table:table-cell>
          <table:table-cell office:value-type="float" office:value="188798215680" calcext:value-type="float">
            <text:p>188798215680</text:p>
          </table:table-cell>
          <table:table-cell office:value-type="float" office:value="-3.60504508018494" calcext:value-type="float">
            <text:p>-3.60504508018494</text:p>
          </table:table-cell>
          <table:table-cell/>
          <table:table-cell table:formula="of:=INDEX([.$A$1:.$A$2072]; 109; 1)" office:value-type="float" office:value="287093749248" calcext:value-type="float">
            <text:p>287093749248</text:p>
          </table:table-cell>
          <table:table-cell table:formula="of:=[.$G$7] * [.$F$118] + [.$G$8]" office:value-type="float" office:value="-45.6322509516031" calcext:value-type="float">
            <text:p>-45.6322509516031</text:p>
          </table:table-cell>
          <table:table-cell/>
          <table:table-cell table:formula="of:=INDEX([.$C$1:.$C$2072]; 109; 1)" office:value-type="float" office:value="188798214656" calcext:value-type="float">
            <text:p>188798214656</text:p>
          </table:table-cell>
          <table:table-cell table:formula="of:=[.$J$7] * [.$I$118] + [.$J$8]" office:value-type="float" office:value="-4.36862208507955" calcext:value-type="float">
            <text:p>-4.36862208507955</text:p>
          </table:table-cell>
        </table:table-row>
        <table:table-row table:style-name="ro1">
          <table:table-cell office:value-type="float" office:value="287093746432" calcext:value-type="float">
            <text:p>287093746432</text:p>
          </table:table-cell>
          <table:table-cell office:value-type="float" office:value="-44.9583587646484" calcext:value-type="float">
            <text:p>-44.9583587646484</text:p>
          </table:table-cell>
          <table:table-cell office:value-type="float" office:value="188798215680" calcext:value-type="float">
            <text:p>188798215680</text:p>
          </table:table-cell>
          <table:table-cell office:value-type="float" office:value="-3.60491752624512" calcext:value-type="float">
            <text:p>-3.60491752624512</text:p>
          </table:table-cell>
          <table:table-cell/>
          <table:table-cell table:formula="of:=INDEX([.$A$1:.$A$2072]; 110; 1)" office:value-type="float" office:value="287093748480" calcext:value-type="float">
            <text:p>287093748480</text:p>
          </table:table-cell>
          <table:table-cell table:formula="of:=[.$G$7] * [.$F$119] + [.$G$8]" office:value-type="float" office:value="-45.6689408887178" calcext:value-type="float">
            <text:p>-45.6689408887178</text:p>
          </table:table-cell>
          <table:table-cell/>
          <table:table-cell table:formula="of:=INDEX([.$C$1:.$C$2072]; 110; 1)" office:value-type="float" office:value="188798215168" calcext:value-type="float">
            <text:p>188798215168</text:p>
          </table:table-cell>
          <table:table-cell table:formula="of:=[.$J$7] * [.$I$119] + [.$J$8]" office:value-type="float" office:value="-4.34414356388152" calcext:value-type="float">
            <text:p>-4.34414356388152</text:p>
          </table:table-cell>
        </table:table-row>
        <table:table-row table:style-name="ro1">
          <table:table-cell office:value-type="float" office:value="287093745920" calcext:value-type="float">
            <text:p>287093745920</text:p>
          </table:table-cell>
          <table:table-cell office:value-type="float" office:value="-44.9600105285645" calcext:value-type="float">
            <text:p>-44.9600105285645</text:p>
          </table:table-cell>
          <table:table-cell office:value-type="float" office:value="188798215424" calcext:value-type="float">
            <text:p>188798215424</text:p>
          </table:table-cell>
          <table:table-cell office:value-type="float" office:value="-3.60601592063904" calcext:value-type="float">
            <text:p>-3.60601592063904</text:p>
          </table:table-cell>
          <table:table-cell/>
          <table:table-cell table:formula="of:=INDEX([.$A$1:.$A$2072]; 111; 1)" office:value-type="float" office:value="287093747968" calcext:value-type="float">
            <text:p>287093747968</text:p>
          </table:table-cell>
          <table:table-cell table:formula="of:=[.$G$7] * [.$F$120] + [.$G$8]" office:value-type="float" office:value="-45.6934008467943" calcext:value-type="float">
            <text:p>-45.6934008467943</text:p>
          </table:table-cell>
          <table:table-cell/>
          <table:table-cell table:formula="of:=INDEX([.$C$1:.$C$2072]; 111; 1)" office:value-type="float" office:value="188798215168" calcext:value-type="float">
            <text:p>188798215168</text:p>
          </table:table-cell>
          <table:table-cell table:formula="of:=[.$J$7] * [.$I$120] + [.$J$8]" office:value-type="float" office:value="-4.34414356388152" calcext:value-type="float">
            <text:p>-4.34414356388152</text:p>
          </table:table-cell>
        </table:table-row>
        <table:table-row table:style-name="ro1">
          <table:table-cell office:value-type="float" office:value="287093744896" calcext:value-type="float">
            <text:p>287093744896</text:p>
          </table:table-cell>
          <table:table-cell office:value-type="float" office:value="-44.9790840148926" calcext:value-type="float">
            <text:p>-44.9790840148926</text:p>
          </table:table-cell>
          <table:table-cell office:value-type="float" office:value="188798214656" calcext:value-type="float">
            <text:p>188798214656</text:p>
          </table:table-cell>
          <table:table-cell office:value-type="float" office:value="-3.62018799781799" calcext:value-type="float">
            <text:p>-3.62018799781799</text:p>
          </table:table-cell>
          <table:table-cell/>
          <table:table-cell table:formula="of:=INDEX([.$A$1:.$A$2072]; 112; 1)" office:value-type="float" office:value="287093747712" calcext:value-type="float">
            <text:p>287093747712</text:p>
          </table:table-cell>
          <table:table-cell table:formula="of:=[.$G$7] * [.$F$121] + [.$G$8]" office:value-type="float" office:value="-45.7056308258325" calcext:value-type="float">
            <text:p>-45.7056308258325</text:p>
          </table:table-cell>
          <table:table-cell/>
          <table:table-cell table:formula="of:=INDEX([.$C$1:.$C$2072]; 112; 1)" office:value-type="float" office:value="188798215168" calcext:value-type="float">
            <text:p>188798215168</text:p>
          </table:table-cell>
          <table:table-cell table:formula="of:=[.$J$7] * [.$I$121] + [.$J$8]" office:value-type="float" office:value="-4.34414356388152" calcext:value-type="float">
            <text:p>-4.34414356388152</text:p>
          </table:table-cell>
        </table:table-row>
        <table:table-row table:style-name="ro1">
          <table:table-cell office:value-type="float" office:value="287093743616" calcext:value-type="float">
            <text:p>287093743616</text:p>
          </table:table-cell>
          <table:table-cell office:value-type="float" office:value="-45.0187644958496" calcext:value-type="float">
            <text:p>-45.0187644958496</text:p>
          </table:table-cell>
          <table:table-cell office:value-type="float" office:value="188798213888" calcext:value-type="float">
            <text:p>188798213888</text:p>
          </table:table-cell>
          <table:table-cell office:value-type="float" office:value="-3.64980053901672" calcext:value-type="float">
            <text:p>-3.64980053901672</text:p>
          </table:table-cell>
          <table:table-cell/>
          <table:table-cell table:formula="of:=INDEX([.$A$1:.$A$2072]; 113; 1)" office:value-type="float" office:value="287093747456" calcext:value-type="float">
            <text:p>287093747456</text:p>
          </table:table-cell>
          <table:table-cell table:formula="of:=[.$G$7] * [.$F$122] + [.$G$8]" office:value-type="float" office:value="-45.7178608030081" calcext:value-type="float">
            <text:p>-45.7178608030081</text:p>
          </table:table-cell>
          <table:table-cell/>
          <table:table-cell table:formula="of:=INDEX([.$C$1:.$C$2072]; 113; 1)" office:value-type="float" office:value="188798215168" calcext:value-type="float">
            <text:p>188798215168</text:p>
          </table:table-cell>
          <table:table-cell table:formula="of:=[.$J$7] * [.$I$122] + [.$J$8]" office:value-type="float" office:value="-4.34414356388152" calcext:value-type="float">
            <text:p>-4.34414356388152</text:p>
          </table:table-cell>
        </table:table-row>
        <table:table-row table:style-name="ro1">
          <table:table-cell office:value-type="float" office:value="287093741824" calcext:value-type="float">
            <text:p>287093741824</text:p>
          </table:table-cell>
          <table:table-cell office:value-type="float" office:value="-45.0772171020508" calcext:value-type="float">
            <text:p>-45.0772171020508</text:p>
          </table:table-cell>
          <table:table-cell office:value-type="float" office:value="188798212608" calcext:value-type="float">
            <text:p>188798212608</text:p>
          </table:table-cell>
          <table:table-cell office:value-type="float" office:value="-3.69348645210266" calcext:value-type="float">
            <text:p>-3.69348645210266</text:p>
          </table:table-cell>
          <table:table-cell/>
          <table:table-cell table:formula="of:=INDEX([.$A$1:.$A$2072]; 114; 1)" office:value-type="float" office:value="287093747200" calcext:value-type="float">
            <text:p>287093747200</text:p>
          </table:table-cell>
          <table:table-cell table:formula="of:=[.$G$7] * [.$F$123] + [.$G$8]" office:value-type="float" office:value="-45.7300907820463" calcext:value-type="float">
            <text:p>-45.7300907820463</text:p>
          </table:table-cell>
          <table:table-cell/>
          <table:table-cell table:formula="of:=INDEX([.$C$1:.$C$2072]; 114; 1)" office:value-type="float" office:value="188798215168" calcext:value-type="float">
            <text:p>188798215168</text:p>
          </table:table-cell>
          <table:table-cell table:formula="of:=[.$J$7] * [.$I$123] + [.$J$8]" office:value-type="float" office:value="-4.34414356388152" calcext:value-type="float">
            <text:p>-4.34414356388152</text:p>
          </table:table-cell>
        </table:table-row>
        <table:table-row table:style-name="ro1">
          <table:table-cell office:value-type="float" office:value="287093740032" calcext:value-type="float">
            <text:p>287093740032</text:p>
          </table:table-cell>
          <table:table-cell office:value-type="float" office:value="-45.150707244873" calcext:value-type="float">
            <text:p>-45.150707244873</text:p>
          </table:table-cell>
          <table:table-cell office:value-type="float" office:value="188798211328" calcext:value-type="float">
            <text:p>188798211328</text:p>
          </table:table-cell>
          <table:table-cell office:value-type="float" office:value="-3.74845004081726" calcext:value-type="float">
            <text:p>-3.74845004081726</text:p>
          </table:table-cell>
          <table:table-cell/>
          <table:table-cell table:formula="of:=INDEX([.$A$1:.$A$2072]; 115; 1)" office:value-type="float" office:value="287093746944" calcext:value-type="float">
            <text:p>287093746944</text:p>
          </table:table-cell>
          <table:table-cell table:formula="of:=[.$G$7] * [.$F$124] + [.$G$8]" office:value-type="float" office:value="-45.7423207610846" calcext:value-type="float">
            <text:p>-45.7423207610846</text:p>
          </table:table-cell>
          <table:table-cell/>
          <table:table-cell table:formula="of:=INDEX([.$C$1:.$C$2072]; 115; 1)" office:value-type="float" office:value="188798215168" calcext:value-type="float">
            <text:p>188798215168</text:p>
          </table:table-cell>
          <table:table-cell table:formula="of:=[.$J$7] * [.$I$124] + [.$J$8]" office:value-type="float" office:value="-4.34414356388152" calcext:value-type="float">
            <text:p>-4.34414356388152</text:p>
          </table:table-cell>
        </table:table-row>
        <table:table-row table:style-name="ro1">
          <table:table-cell office:value-type="float" office:value="287093738240" calcext:value-type="float">
            <text:p>287093738240</text:p>
          </table:table-cell>
          <table:table-cell office:value-type="float" office:value="-45.2338027954102" calcext:value-type="float">
            <text:p>-45.2338027954102</text:p>
          </table:table-cell>
          <table:table-cell office:value-type="float" office:value="188798210048" calcext:value-type="float">
            <text:p>188798210048</text:p>
          </table:table-cell>
          <table:table-cell office:value-type="float" office:value="-3.81061673164368" calcext:value-type="float">
            <text:p>-3.81061673164368</text:p>
          </table:table-cell>
          <table:table-cell/>
          <table:table-cell table:formula="of:=INDEX([.$A$1:.$A$2072]; 116; 1)" office:value-type="float" office:value="287093746944" calcext:value-type="float">
            <text:p>287093746944</text:p>
          </table:table-cell>
          <table:table-cell table:formula="of:=[.$G$7] * [.$F$125] + [.$G$8]" office:value-type="float" office:value="-45.7423207610846" calcext:value-type="float">
            <text:p>-45.7423207610846</text:p>
          </table:table-cell>
          <table:table-cell/>
          <table:table-cell table:formula="of:=INDEX([.$C$1:.$C$2072]; 116; 1)" office:value-type="float" office:value="188798215424" calcext:value-type="float">
            <text:p>188798215424</text:p>
          </table:table-cell>
          <table:table-cell table:formula="of:=[.$J$7] * [.$I$125] + [.$J$8]" office:value-type="float" office:value="-4.33190430514514" calcext:value-type="float">
            <text:p>-4.33190430514514</text:p>
          </table:table-cell>
        </table:table-row>
        <table:table-row table:style-name="ro1">
          <table:table-cell office:value-type="float" office:value="287093736448" calcext:value-type="float">
            <text:p>287093736448</text:p>
          </table:table-cell>
          <table:table-cell office:value-type="float" office:value="-45.3225517272949" calcext:value-type="float">
            <text:p>-45.3225517272949</text:p>
          </table:table-cell>
          <table:table-cell office:value-type="float" office:value="188798208512" calcext:value-type="float">
            <text:p>188798208512</text:p>
          </table:table-cell>
          <table:table-cell office:value-type="float" office:value="-3.87702083587646" calcext:value-type="float">
            <text:p>-3.87702083587646</text:p>
          </table:table-cell>
          <table:table-cell/>
          <table:table-cell table:formula="of:=INDEX([.$A$1:.$A$2072]; 117; 1)" office:value-type="float" office:value="287093746688" calcext:value-type="float">
            <text:p>287093746688</text:p>
          </table:table-cell>
          <table:table-cell table:formula="of:=[.$G$7] * [.$F$126] + [.$G$8]" office:value-type="float" office:value="-45.7545507401228" calcext:value-type="float">
            <text:p>-45.7545507401228</text:p>
          </table:table-cell>
          <table:table-cell/>
          <table:table-cell table:formula="of:=INDEX([.$C$1:.$C$2072]; 117; 1)" office:value-type="float" office:value="188798215424" calcext:value-type="float">
            <text:p>188798215424</text:p>
          </table:table-cell>
          <table:table-cell table:formula="of:=[.$J$7] * [.$I$126] + [.$J$8]" office:value-type="float" office:value="-4.33190430514514" calcext:value-type="float">
            <text:p>-4.33190430514514</text:p>
          </table:table-cell>
        </table:table-row>
        <table:table-row table:style-name="ro1">
          <table:table-cell office:value-type="float" office:value="287093734912" calcext:value-type="float">
            <text:p>287093734912</text:p>
          </table:table-cell>
          <table:table-cell office:value-type="float" office:value="-45.414363861084" calcext:value-type="float">
            <text:p>-45.414363861084</text:p>
          </table:table-cell>
          <table:table-cell office:value-type="float" office:value="188798207744" calcext:value-type="float">
            <text:p>188798207744</text:p>
          </table:table-cell>
          <table:table-cell office:value-type="float" office:value="-3.94573211669922" calcext:value-type="float">
            <text:p>-3.94573211669922</text:p>
          </table:table-cell>
          <table:table-cell/>
          <table:table-cell table:formula="of:=INDEX([.$A$1:.$A$2072]; 118; 1)" office:value-type="float" office:value="287093746688" calcext:value-type="float">
            <text:p>287093746688</text:p>
          </table:table-cell>
          <table:table-cell table:formula="of:=[.$G$7] * [.$F$127] + [.$G$8]" office:value-type="float" office:value="-45.7545507401228" calcext:value-type="float">
            <text:p>-45.7545507401228</text:p>
          </table:table-cell>
          <table:table-cell/>
          <table:table-cell table:formula="of:=INDEX([.$C$1:.$C$2072]; 118; 1)" office:value-type="float" office:value="188798215680" calcext:value-type="float">
            <text:p>188798215680</text:p>
          </table:table-cell>
          <table:table-cell table:formula="of:=[.$J$7] * [.$I$127] + [.$J$8]" office:value-type="float" office:value="-4.31966504454613" calcext:value-type="float">
            <text:p>-4.31966504454613</text:p>
          </table:table-cell>
        </table:table-row>
        <table:table-row table:style-name="ro1">
          <table:table-cell office:value-type="float" office:value="287093735168" calcext:value-type="float">
            <text:p>287093735168</text:p>
          </table:table-cell>
          <table:table-cell office:value-type="float" office:value="-45.4862289428711" calcext:value-type="float">
            <text:p>-45.4862289428711</text:p>
          </table:table-cell>
          <table:table-cell office:value-type="float" office:value="188798207744" calcext:value-type="float">
            <text:p>188798207744</text:p>
          </table:table-cell>
          <table:table-cell office:value-type="float" office:value="-3.97629809379578" calcext:value-type="float">
            <text:p>-3.97629809379578</text:p>
          </table:table-cell>
          <table:table-cell/>
          <table:table-cell table:formula="of:=INDEX([.$A$1:.$A$2072]; 119; 1)" office:value-type="float" office:value="287093746432" calcext:value-type="float">
            <text:p>287093746432</text:p>
          </table:table-cell>
          <table:table-cell table:formula="of:=[.$G$7] * [.$F$128] + [.$G$8]" office:value-type="float" office:value="-45.766780719161" calcext:value-type="float">
            <text:p>-45.766780719161</text:p>
          </table:table-cell>
          <table:table-cell/>
          <table:table-cell table:formula="of:=INDEX([.$C$1:.$C$2072]; 119; 1)" office:value-type="float" office:value="188798215680" calcext:value-type="float">
            <text:p>188798215680</text:p>
          </table:table-cell>
          <table:table-cell table:formula="of:=[.$J$7] * [.$I$128] + [.$J$8]" office:value-type="float" office:value="-4.31966504454613" calcext:value-type="float">
            <text:p>-4.31966504454613</text:p>
          </table:table-cell>
        </table:table-row>
        <table:table-row table:style-name="ro1">
          <table:table-cell office:value-type="float" office:value="287093735168" calcext:value-type="float">
            <text:p>287093735168</text:p>
          </table:table-cell>
          <table:table-cell office:value-type="float" office:value="-45.4985847473145" calcext:value-type="float">
            <text:p>-45.4985847473145</text:p>
          </table:table-cell>
          <table:table-cell office:value-type="float" office:value="188798207744" calcext:value-type="float">
            <text:p>188798207744</text:p>
          </table:table-cell>
          <table:table-cell office:value-type="float" office:value="-3.96110272407532" calcext:value-type="float">
            <text:p>-3.96110272407532</text:p>
          </table:table-cell>
          <table:table-cell/>
          <table:table-cell table:formula="of:=INDEX([.$A$1:.$A$2072]; 120; 1)" office:value-type="float" office:value="287093745920" calcext:value-type="float">
            <text:p>287093745920</text:p>
          </table:table-cell>
          <table:table-cell table:formula="of:=[.$G$7] * [.$F$129] + [.$G$8]" office:value-type="float" office:value="-45.7912406753749" calcext:value-type="float">
            <text:p>-45.7912406753749</text:p>
          </table:table-cell>
          <table:table-cell/>
          <table:table-cell table:formula="of:=INDEX([.$C$1:.$C$2072]; 120; 1)" office:value-type="float" office:value="188798215424" calcext:value-type="float">
            <text:p>188798215424</text:p>
          </table:table-cell>
          <table:table-cell table:formula="of:=[.$J$7] * [.$I$129] + [.$J$8]" office:value-type="float" office:value="-4.33190430514514" calcext:value-type="float">
            <text:p>-4.33190430514514</text:p>
          </table:table-cell>
        </table:table-row>
        <table:table-row table:style-name="ro1">
          <table:table-cell office:value-type="float" office:value="287093735424" calcext:value-type="float">
            <text:p>287093735424</text:p>
          </table:table-cell>
          <table:table-cell office:value-type="float" office:value="-45.4989280700684" calcext:value-type="float">
            <text:p>-45.4989280700684</text:p>
          </table:table-cell>
          <table:table-cell office:value-type="float" office:value="188798207744" calcext:value-type="float">
            <text:p>188798207744</text:p>
          </table:table-cell>
          <table:table-cell office:value-type="float" office:value="-3.96143794059753" calcext:value-type="float">
            <text:p>-3.96143794059753</text:p>
          </table:table-cell>
          <table:table-cell/>
          <table:table-cell table:formula="of:=INDEX([.$A$1:.$A$2072]; 121; 1)" office:value-type="float" office:value="287093744896" calcext:value-type="float">
            <text:p>287093744896</text:p>
          </table:table-cell>
          <table:table-cell table:formula="of:=[.$G$7] * [.$F$130] + [.$G$8]" office:value-type="float" office:value="-45.8401605915278" calcext:value-type="float">
            <text:p>-45.8401605915278</text:p>
          </table:table-cell>
          <table:table-cell/>
          <table:table-cell table:formula="of:=INDEX([.$C$1:.$C$2072]; 121; 1)" office:value-type="float" office:value="188798214656" calcext:value-type="float">
            <text:p>188798214656</text:p>
          </table:table-cell>
          <table:table-cell table:formula="of:=[.$J$7] * [.$I$130] + [.$J$8]" office:value-type="float" office:value="-4.36862208507955" calcext:value-type="float">
            <text:p>-4.36862208507955</text:p>
          </table:table-cell>
        </table:table-row>
        <table:table-row table:style-name="ro1">
          <table:table-cell office:value-type="float" office:value="287093735424" calcext:value-type="float">
            <text:p>287093735424</text:p>
          </table:table-cell>
          <table:table-cell office:value-type="float" office:value="-45.4965972900391" calcext:value-type="float">
            <text:p>-45.4965972900391</text:p>
          </table:table-cell>
          <table:table-cell office:value-type="float" office:value="188798208000" calcext:value-type="float">
            <text:p>188798208000</text:p>
          </table:table-cell>
          <table:table-cell office:value-type="float" office:value="-3.95940232276917" calcext:value-type="float">
            <text:p>-3.95940232276917</text:p>
          </table:table-cell>
          <table:table-cell/>
          <table:table-cell table:formula="of:=INDEX([.$A$1:.$A$2072]; 122; 1)" office:value-type="float" office:value="287093743616" calcext:value-type="float">
            <text:p>287093743616</text:p>
          </table:table-cell>
          <table:table-cell table:formula="of:=[.$G$7] * [.$F$131] + [.$G$8]" office:value-type="float" office:value="-45.9013104848564" calcext:value-type="float">
            <text:p>-45.9013104848564</text:p>
          </table:table-cell>
          <table:table-cell/>
          <table:table-cell table:formula="of:=INDEX([.$C$1:.$C$2072]; 122; 1)" office:value-type="float" office:value="188798213888" calcext:value-type="float">
            <text:p>188798213888</text:p>
          </table:table-cell>
          <table:table-cell table:formula="of:=[.$J$7] * [.$I$131] + [.$J$8]" office:value-type="float" office:value="-4.40533986501396" calcext:value-type="float">
            <text:p>-4.40533986501396</text:p>
          </table:table-cell>
        </table:table-row>
        <table:table-row table:style-name="ro1">
          <table:table-cell office:value-type="float" office:value="287093735424" calcext:value-type="float">
            <text:p>287093735424</text:p>
          </table:table-cell>
          <table:table-cell office:value-type="float" office:value="-45.4945449829102" calcext:value-type="float">
            <text:p>-45.4945449829102</text:p>
          </table:table-cell>
          <table:table-cell office:value-type="float" office:value="188798208000" calcext:value-type="float">
            <text:p>188798208000</text:p>
          </table:table-cell>
          <table:table-cell office:value-type="float" office:value="-3.95774078369141" calcext:value-type="float">
            <text:p>-3.95774078369141</text:p>
          </table:table-cell>
          <table:table-cell/>
          <table:table-cell table:formula="of:=INDEX([.$A$1:.$A$2072]; 123; 1)" office:value-type="float" office:value="287093741824" calcext:value-type="float">
            <text:p>287093741824</text:p>
          </table:table-cell>
          <table:table-cell table:formula="of:=[.$G$7] * [.$F$132] + [.$G$8]" office:value-type="float" office:value="-45.9869203362614" calcext:value-type="float">
            <text:p>-45.9869203362614</text:p>
          </table:table-cell>
          <table:table-cell/>
          <table:table-cell table:formula="of:=INDEX([.$C$1:.$C$2072]; 123; 1)" office:value-type="float" office:value="188798212608" calcext:value-type="float">
            <text:p>188798212608</text:p>
          </table:table-cell>
          <table:table-cell table:formula="of:=[.$J$7] * [.$I$132] + [.$J$8]" office:value-type="float" office:value="-4.46653616428375" calcext:value-type="float">
            <text:p>-4.46653616428375</text:p>
          </table:table-cell>
        </table:table-row>
        <table:table-row table:style-name="ro1">
          <table:table-cell office:value-type="float" office:value="287093735424" calcext:value-type="float">
            <text:p>287093735424</text:p>
          </table:table-cell>
          <table:table-cell office:value-type="float" office:value="-45.4928169250488" calcext:value-type="float">
            <text:p>-45.4928169250488</text:p>
          </table:table-cell>
          <table:table-cell office:value-type="float" office:value="188798208000" calcext:value-type="float">
            <text:p>188798208000</text:p>
          </table:table-cell>
          <table:table-cell office:value-type="float" office:value="-3.95594191551208" calcext:value-type="float">
            <text:p>-3.95594191551208</text:p>
          </table:table-cell>
          <table:table-cell/>
          <table:table-cell table:formula="of:=INDEX([.$A$1:.$A$2072]; 124; 1)" office:value-type="float" office:value="287093740032" calcext:value-type="float">
            <text:p>287093740032</text:p>
          </table:table-cell>
          <table:table-cell table:formula="of:=[.$G$7] * [.$F$133] + [.$G$8]" office:value-type="float" office:value="-46.0725301876664" calcext:value-type="float">
            <text:p>-46.0725301876664</text:p>
          </table:table-cell>
          <table:table-cell/>
          <table:table-cell table:formula="of:=INDEX([.$C$1:.$C$2072]; 124; 1)" office:value-type="float" office:value="188798211328" calcext:value-type="float">
            <text:p>188798211328</text:p>
          </table:table-cell>
          <table:table-cell table:formula="of:=[.$J$7] * [.$I$133] + [.$J$8]" office:value-type="float" office:value="-4.52773246541619" calcext:value-type="float">
            <text:p>-4.52773246541619</text:p>
          </table:table-cell>
        </table:table-row>
        <table:table-row table:style-name="ro1">
          <table:table-cell office:value-type="float" office:value="287093735424" calcext:value-type="float">
            <text:p>287093735424</text:p>
          </table:table-cell>
          <table:table-cell office:value-type="float" office:value="-45.4909858703613" calcext:value-type="float">
            <text:p>-45.4909858703613</text:p>
          </table:table-cell>
          <table:table-cell office:value-type="float" office:value="188798208256" calcext:value-type="float">
            <text:p>188798208256</text:p>
          </table:table-cell>
          <table:table-cell office:value-type="float" office:value="-3.95427703857422" calcext:value-type="float">
            <text:p>-3.95427703857422</text:p>
          </table:table-cell>
          <table:table-cell/>
          <table:table-cell table:formula="of:=INDEX([.$A$1:.$A$2072]; 125; 1)" office:value-type="float" office:value="287093738240" calcext:value-type="float">
            <text:p>287093738240</text:p>
          </table:table-cell>
          <table:table-cell table:formula="of:=[.$G$7] * [.$F$134] + [.$G$8]" office:value-type="float" office:value="-46.1581400390714" calcext:value-type="float">
            <text:p>-46.1581400390714</text:p>
          </table:table-cell>
          <table:table-cell/>
          <table:table-cell table:formula="of:=INDEX([.$C$1:.$C$2072]; 125; 1)" office:value-type="float" office:value="188798210048" calcext:value-type="float">
            <text:p>188798210048</text:p>
          </table:table-cell>
          <table:table-cell table:formula="of:=[.$J$7] * [.$I$134] + [.$J$8]" office:value-type="float" office:value="-4.58892876654863" calcext:value-type="float">
            <text:p>-4.58892876654863</text:p>
          </table:table-cell>
        </table:table-row>
        <table:table-row table:style-name="ro1">
          <table:table-cell office:value-type="float" office:value="287093735936" calcext:value-type="float">
            <text:p>287093735936</text:p>
          </table:table-cell>
          <table:table-cell office:value-type="float" office:value="-45.483211517334" calcext:value-type="float">
            <text:p>-45.483211517334</text:p>
          </table:table-cell>
          <table:table-cell office:value-type="float" office:value="188798209024" calcext:value-type="float">
            <text:p>188798209024</text:p>
          </table:table-cell>
          <table:table-cell office:value-type="float" office:value="-3.9459753036499" calcext:value-type="float">
            <text:p>-3.9459753036499</text:p>
          </table:table-cell>
          <table:table-cell/>
          <table:table-cell table:formula="of:=INDEX([.$A$1:.$A$2072]; 126; 1)" office:value-type="float" office:value="287093736448" calcext:value-type="float">
            <text:p>287093736448</text:p>
          </table:table-cell>
          <table:table-cell table:formula="of:=[.$G$7] * [.$F$135] + [.$G$8]" office:value-type="float" office:value="-46.2437498904765" calcext:value-type="float">
            <text:p>-46.2437498904765</text:p>
          </table:table-cell>
          <table:table-cell/>
          <table:table-cell table:formula="of:=INDEX([.$C$1:.$C$2072]; 126; 1)" office:value-type="float" office:value="188798208512" calcext:value-type="float">
            <text:p>188798208512</text:p>
          </table:table-cell>
          <table:table-cell table:formula="of:=[.$J$7] * [.$I$135] + [.$J$8]" office:value-type="float" office:value="-4.66236432641745" calcext:value-type="float">
            <text:p>-4.66236432641745</text:p>
          </table:table-cell>
        </table:table-row>
        <table:table-row table:style-name="ro1">
          <table:table-cell office:value-type="float" office:value="287093736704" calcext:value-type="float">
            <text:p>287093736704</text:p>
          </table:table-cell>
          <table:table-cell office:value-type="float" office:value="-45.4616966247559" calcext:value-type="float">
            <text:p>-45.4616966247559</text:p>
          </table:table-cell>
          <table:table-cell office:value-type="float" office:value="188798209792" calcext:value-type="float">
            <text:p>188798209792</text:p>
          </table:table-cell>
          <table:table-cell office:value-type="float" office:value="-3.92386746406555" calcext:value-type="float">
            <text:p>-3.92386746406555</text:p>
          </table:table-cell>
          <table:table-cell/>
          <table:table-cell table:formula="of:=INDEX([.$A$1:.$A$2072]; 127; 1)" office:value-type="float" office:value="287093734912" calcext:value-type="float">
            <text:p>287093734912</text:p>
          </table:table-cell>
          <table:table-cell table:formula="of:=[.$G$7] * [.$F$136] + [.$G$8]" office:value-type="float" office:value="-46.3171297628433" calcext:value-type="float">
            <text:p>-46.3171297628433</text:p>
          </table:table-cell>
          <table:table-cell/>
          <table:table-cell table:formula="of:=INDEX([.$C$1:.$C$2072]; 127; 1)" office:value-type="float" office:value="188798207744" calcext:value-type="float">
            <text:p>188798207744</text:p>
          </table:table-cell>
          <table:table-cell table:formula="of:=[.$J$7] * [.$I$136] + [.$J$8]" office:value-type="float" office:value="-4.69908210635185" calcext:value-type="float">
            <text:p>-4.69908210635185</text:p>
          </table:table-cell>
        </table:table-row>
        <table:table-row table:style-name="ro1">
          <table:table-cell office:value-type="float" office:value="287093737472" calcext:value-type="float">
            <text:p>287093737472</text:p>
          </table:table-cell>
          <table:table-cell office:value-type="float" office:value="-45.4287033081055" calcext:value-type="float">
            <text:p>-45.4287033081055</text:p>
          </table:table-cell>
          <table:table-cell office:value-type="float" office:value="188798210816" calcext:value-type="float">
            <text:p>188798210816</text:p>
          </table:table-cell>
          <table:table-cell office:value-type="float" office:value="-3.89051628112793" calcext:value-type="float">
            <text:p>-3.89051628112793</text:p>
          </table:table-cell>
          <table:table-cell/>
          <table:table-cell table:formula="of:=INDEX([.$A$1:.$A$2072]; 128; 1)" office:value-type="float" office:value="287093735168" calcext:value-type="float">
            <text:p>287093735168</text:p>
          </table:table-cell>
          <table:table-cell table:formula="of:=[.$G$7] * [.$F$137] + [.$G$8]" office:value-type="float" office:value="-46.304899783805" calcext:value-type="float">
            <text:p>-46.304899783805</text:p>
          </table:table-cell>
          <table:table-cell/>
          <table:table-cell table:formula="of:=INDEX([.$C$1:.$C$2072]; 128; 1)" office:value-type="float" office:value="188798207744" calcext:value-type="float">
            <text:p>188798207744</text:p>
          </table:table-cell>
          <table:table-cell table:formula="of:=[.$J$7] * [.$I$137] + [.$J$8]" office:value-type="float" office:value="-4.69908210635185" calcext:value-type="float">
            <text:p>-4.69908210635185</text:p>
          </table:table-cell>
        </table:table-row>
        <table:table-row table:style-name="ro1">
          <table:table-cell office:value-type="float" office:value="287093738496" calcext:value-type="float">
            <text:p>287093738496</text:p>
          </table:table-cell>
          <table:table-cell office:value-type="float" office:value="-45.3853988647461" calcext:value-type="float">
            <text:p>-45.3853988647461</text:p>
          </table:table-cell>
          <table:table-cell office:value-type="float" office:value="188798212352" calcext:value-type="float">
            <text:p>188798212352</text:p>
          </table:table-cell>
          <table:table-cell office:value-type="float" office:value="-3.84734487533569" calcext:value-type="float">
            <text:p>-3.84734487533569</text:p>
          </table:table-cell>
          <table:table-cell/>
          <table:table-cell table:formula="of:=INDEX([.$A$1:.$A$2072]; 129; 1)" office:value-type="float" office:value="287093735168" calcext:value-type="float">
            <text:p>287093735168</text:p>
          </table:table-cell>
          <table:table-cell table:formula="of:=[.$G$7] * [.$F$138] + [.$G$8]" office:value-type="float" office:value="-46.304899783805" calcext:value-type="float">
            <text:p>-46.304899783805</text:p>
          </table:table-cell>
          <table:table-cell/>
          <table:table-cell table:formula="of:=INDEX([.$C$1:.$C$2072]; 129; 1)" office:value-type="float" office:value="188798207744" calcext:value-type="float">
            <text:p>188798207744</text:p>
          </table:table-cell>
          <table:table-cell table:formula="of:=[.$J$7] * [.$I$138] + [.$J$8]" office:value-type="float" office:value="-4.69908210635185" calcext:value-type="float">
            <text:p>-4.69908210635185</text:p>
          </table:table-cell>
        </table:table-row>
        <table:table-row table:style-name="ro1">
          <table:table-cell office:value-type="float" office:value="287093739520" calcext:value-type="float">
            <text:p>287093739520</text:p>
          </table:table-cell>
          <table:table-cell office:value-type="float" office:value="-45.3346824645996" calcext:value-type="float">
            <text:p>-45.3346824645996</text:p>
          </table:table-cell>
          <table:table-cell office:value-type="float" office:value="188798213888" calcext:value-type="float">
            <text:p>188798213888</text:p>
          </table:table-cell>
          <table:table-cell office:value-type="float" office:value="-3.79371666908264" calcext:value-type="float">
            <text:p>-3.79371666908264</text:p>
          </table:table-cell>
          <table:table-cell/>
          <table:table-cell table:formula="of:=INDEX([.$A$1:.$A$2072]; 130; 1)" office:value-type="float" office:value="287093735424" calcext:value-type="float">
            <text:p>287093735424</text:p>
          </table:table-cell>
          <table:table-cell table:formula="of:=[.$G$7] * [.$F$139] + [.$G$8]" office:value-type="float" office:value="-46.2926698047668" calcext:value-type="float">
            <text:p>-46.2926698047668</text:p>
          </table:table-cell>
          <table:table-cell/>
          <table:table-cell table:formula="of:=INDEX([.$C$1:.$C$2072]; 130; 1)" office:value-type="float" office:value="188798207744" calcext:value-type="float">
            <text:p>188798207744</text:p>
          </table:table-cell>
          <table:table-cell table:formula="of:=[.$J$7] * [.$I$139] + [.$J$8]" office:value-type="float" office:value="-4.69908210635185" calcext:value-type="float">
            <text:p>-4.69908210635185</text:p>
          </table:table-cell>
        </table:table-row>
        <table:table-row table:style-name="ro1">
          <table:table-cell office:value-type="float" office:value="287093740800" calcext:value-type="float">
            <text:p>287093740800</text:p>
          </table:table-cell>
          <table:table-cell office:value-type="float" office:value="-45.276237487793" calcext:value-type="float">
            <text:p>-45.276237487793</text:p>
          </table:table-cell>
          <table:table-cell office:value-type="float" office:value="188798215424" calcext:value-type="float">
            <text:p>188798215424</text:p>
          </table:table-cell>
          <table:table-cell office:value-type="float" office:value="-3.73064756393433" calcext:value-type="float">
            <text:p>-3.73064756393433</text:p>
          </table:table-cell>
          <table:table-cell/>
          <table:table-cell table:formula="of:=INDEX([.$A$1:.$A$2072]; 131; 1)" office:value-type="float" office:value="287093735424" calcext:value-type="float">
            <text:p>287093735424</text:p>
          </table:table-cell>
          <table:table-cell table:formula="of:=[.$G$7] * [.$F$140] + [.$G$8]" office:value-type="float" office:value="-46.2926698047668" calcext:value-type="float">
            <text:p>-46.2926698047668</text:p>
          </table:table-cell>
          <table:table-cell/>
          <table:table-cell table:formula="of:=INDEX([.$C$1:.$C$2072]; 131; 1)" office:value-type="float" office:value="188798208000" calcext:value-type="float">
            <text:p>188798208000</text:p>
          </table:table-cell>
          <table:table-cell table:formula="of:=[.$J$7] * [.$I$140] + [.$J$8]" office:value-type="float" office:value="-4.68684284575284" calcext:value-type="float">
            <text:p>-4.68684284575284</text:p>
          </table:table-cell>
        </table:table-row>
        <table:table-row table:style-name="ro1">
          <table:table-cell office:value-type="float" office:value="287093742336" calcext:value-type="float">
            <text:p>287093742336</text:p>
          </table:table-cell>
          <table:table-cell office:value-type="float" office:value="-45.2087249755859" calcext:value-type="float">
            <text:p>-45.2087249755859</text:p>
          </table:table-cell>
          <table:table-cell office:value-type="float" office:value="188798217472" calcext:value-type="float">
            <text:p>188798217472</text:p>
          </table:table-cell>
          <table:table-cell office:value-type="float" office:value="-3.65950512886047" calcext:value-type="float">
            <text:p>-3.65950512886047</text:p>
          </table:table-cell>
          <table:table-cell/>
          <table:table-cell table:formula="of:=INDEX([.$A$1:.$A$2072]; 132; 1)" office:value-type="float" office:value="287093735424" calcext:value-type="float">
            <text:p>287093735424</text:p>
          </table:table-cell>
          <table:table-cell table:formula="of:=[.$G$7] * [.$F$141] + [.$G$8]" office:value-type="float" office:value="-46.2926698047668" calcext:value-type="float">
            <text:p>-46.2926698047668</text:p>
          </table:table-cell>
          <table:table-cell/>
          <table:table-cell table:formula="of:=INDEX([.$C$1:.$C$2072]; 132; 1)" office:value-type="float" office:value="188798208000" calcext:value-type="float">
            <text:p>188798208000</text:p>
          </table:table-cell>
          <table:table-cell table:formula="of:=[.$J$7] * [.$I$141] + [.$J$8]" office:value-type="float" office:value="-4.68684284575284" calcext:value-type="float">
            <text:p>-4.68684284575284</text:p>
          </table:table-cell>
        </table:table-row>
        <table:table-row table:style-name="ro1">
          <table:table-cell office:value-type="float" office:value="287093743872" calcext:value-type="float">
            <text:p>287093743872</text:p>
          </table:table-cell>
          <table:table-cell office:value-type="float" office:value="-45.131893157959" calcext:value-type="float">
            <text:p>-45.131893157959</text:p>
          </table:table-cell>
          <table:table-cell office:value-type="float" office:value="188798219520" calcext:value-type="float">
            <text:p>188798219520</text:p>
          </table:table-cell>
          <table:table-cell office:value-type="float" office:value="-3.58081150054932" calcext:value-type="float">
            <text:p>-3.58081150054932</text:p>
          </table:table-cell>
          <table:table-cell/>
          <table:table-cell table:formula="of:=INDEX([.$A$1:.$A$2072]; 133; 1)" office:value-type="float" office:value="287093735424" calcext:value-type="float">
            <text:p>287093735424</text:p>
          </table:table-cell>
          <table:table-cell table:formula="of:=[.$G$7] * [.$F$142] + [.$G$8]" office:value-type="float" office:value="-46.2926698047668" calcext:value-type="float">
            <text:p>-46.2926698047668</text:p>
          </table:table-cell>
          <table:table-cell/>
          <table:table-cell table:formula="of:=INDEX([.$C$1:.$C$2072]; 133; 1)" office:value-type="float" office:value="188798208000" calcext:value-type="float">
            <text:p>188798208000</text:p>
          </table:table-cell>
          <table:table-cell table:formula="of:=[.$J$7] * [.$I$142] + [.$J$8]" office:value-type="float" office:value="-4.68684284575284" calcext:value-type="float">
            <text:p>-4.68684284575284</text:p>
          </table:table-cell>
        </table:table-row>
        <table:table-row table:style-name="ro1">
          <table:table-cell office:value-type="float" office:value="287093745664" calcext:value-type="float">
            <text:p>287093745664</text:p>
          </table:table-cell>
          <table:table-cell office:value-type="float" office:value="-45.0455055236816" calcext:value-type="float">
            <text:p>-45.0455055236816</text:p>
          </table:table-cell>
          <table:table-cell office:value-type="float" office:value="188798221824" calcext:value-type="float">
            <text:p>188798221824</text:p>
          </table:table-cell>
          <table:table-cell office:value-type="float" office:value="-3.49500942230225" calcext:value-type="float">
            <text:p>-3.49500942230225</text:p>
          </table:table-cell>
          <table:table-cell/>
          <table:table-cell table:formula="of:=INDEX([.$A$1:.$A$2072]; 134; 1)" office:value-type="float" office:value="287093735424" calcext:value-type="float">
            <text:p>287093735424</text:p>
          </table:table-cell>
          <table:table-cell table:formula="of:=[.$G$7] * [.$F$143] + [.$G$8]" office:value-type="float" office:value="-46.2926698047668" calcext:value-type="float">
            <text:p>-46.2926698047668</text:p>
          </table:table-cell>
          <table:table-cell/>
          <table:table-cell table:formula="of:=INDEX([.$C$1:.$C$2072]; 134; 1)" office:value-type="float" office:value="188798208256" calcext:value-type="float">
            <text:p>188798208256</text:p>
          </table:table-cell>
          <table:table-cell table:formula="of:=[.$J$7] * [.$I$143] + [.$J$8]" office:value-type="float" office:value="-4.67460358701646" calcext:value-type="float">
            <text:p>-4.67460358701646</text:p>
          </table:table-cell>
        </table:table-row>
        <table:table-row table:style-name="ro1">
          <table:table-cell office:value-type="float" office:value="287093747456" calcext:value-type="float">
            <text:p>287093747456</text:p>
          </table:table-cell>
          <table:table-cell office:value-type="float" office:value="-44.9526596069336" calcext:value-type="float">
            <text:p>-44.9526596069336</text:p>
          </table:table-cell>
          <table:table-cell office:value-type="float" office:value="188798224384" calcext:value-type="float">
            <text:p>188798224384</text:p>
          </table:table-cell>
          <table:table-cell office:value-type="float" office:value="-3.40052890777588" calcext:value-type="float">
            <text:p>-3.40052890777588</text:p>
          </table:table-cell>
          <table:table-cell/>
          <table:table-cell table:formula="of:=INDEX([.$A$1:.$A$2072]; 135; 1)" office:value-type="float" office:value="287093735936" calcext:value-type="float">
            <text:p>287093735936</text:p>
          </table:table-cell>
          <table:table-cell table:formula="of:=[.$G$7] * [.$F$144] + [.$G$8]" office:value-type="float" office:value="-46.2682098466903" calcext:value-type="float">
            <text:p>-46.2682098466903</text:p>
          </table:table-cell>
          <table:table-cell/>
          <table:table-cell table:formula="of:=INDEX([.$C$1:.$C$2072]; 135; 1)" office:value-type="float" office:value="188798209024" calcext:value-type="float">
            <text:p>188798209024</text:p>
          </table:table-cell>
          <table:table-cell table:formula="of:=[.$J$7] * [.$I$144] + [.$J$8]" office:value-type="float" office:value="-4.63788580708206" calcext:value-type="float">
            <text:p>-4.63788580708206</text:p>
          </table:table-cell>
        </table:table-row>
        <table:table-row table:style-name="ro1">
          <table:table-cell office:value-type="float" office:value="287093749504" calcext:value-type="float">
            <text:p>287093749504</text:p>
          </table:table-cell>
          <table:table-cell office:value-type="float" office:value="-44.8525581359863" calcext:value-type="float">
            <text:p>-44.8525581359863</text:p>
          </table:table-cell>
          <table:table-cell office:value-type="float" office:value="188798227200" calcext:value-type="float">
            <text:p>188798227200</text:p>
          </table:table-cell>
          <table:table-cell office:value-type="float" office:value="-3.29812026023865" calcext:value-type="float">
            <text:p>-3.29812026023865</text:p>
          </table:table-cell>
          <table:table-cell/>
          <table:table-cell table:formula="of:=INDEX([.$A$1:.$A$2072]; 136; 1)" office:value-type="float" office:value="287093736704" calcext:value-type="float">
            <text:p>287093736704</text:p>
          </table:table-cell>
          <table:table-cell table:formula="of:=[.$G$7] * [.$F$145] + [.$G$8]" office:value-type="float" office:value="-46.2315199114382" calcext:value-type="float">
            <text:p>-46.2315199114382</text:p>
          </table:table-cell>
          <table:table-cell/>
          <table:table-cell table:formula="of:=INDEX([.$C$1:.$C$2072]; 136; 1)" office:value-type="float" office:value="188798209792" calcext:value-type="float">
            <text:p>188798209792</text:p>
          </table:table-cell>
          <table:table-cell table:formula="of:=[.$J$7] * [.$I$145] + [.$J$8]" office:value-type="float" office:value="-4.60116802528501" calcext:value-type="float">
            <text:p>-4.60116802528501</text:p>
          </table:table-cell>
        </table:table-row>
        <table:table-row table:style-name="ro1">
          <table:table-cell office:value-type="float" office:value="287093751808" calcext:value-type="float">
            <text:p>287093751808</text:p>
          </table:table-cell>
          <table:table-cell office:value-type="float" office:value="-44.7422409057617" calcext:value-type="float">
            <text:p>-44.7422409057617</text:p>
          </table:table-cell>
          <table:table-cell office:value-type="float" office:value="188798230016" calcext:value-type="float">
            <text:p>188798230016</text:p>
          </table:table-cell>
          <table:table-cell office:value-type="float" office:value="-3.18994283676147" calcext:value-type="float">
            <text:p>-3.18994283676147</text:p>
          </table:table-cell>
          <table:table-cell/>
          <table:table-cell table:formula="of:=INDEX([.$A$1:.$A$2072]; 137; 1)" office:value-type="float" office:value="287093737472" calcext:value-type="float">
            <text:p>287093737472</text:p>
          </table:table-cell>
          <table:table-cell table:formula="of:=[.$G$7] * [.$F$146] + [.$G$8]" office:value-type="float" office:value="-46.1948299743235" calcext:value-type="float">
            <text:p>-46.1948299743235</text:p>
          </table:table-cell>
          <table:table-cell/>
          <table:table-cell table:formula="of:=INDEX([.$C$1:.$C$2072]; 137; 1)" office:value-type="float" office:value="188798210816" calcext:value-type="float">
            <text:p>188798210816</text:p>
          </table:table-cell>
          <table:table-cell table:formula="of:=[.$J$7] * [.$I$146] + [.$J$8]" office:value-type="float" office:value="-4.55221098661423" calcext:value-type="float">
            <text:p>-4.55221098661423</text:p>
          </table:table-cell>
        </table:table-row>
        <table:table-row table:style-name="ro1">
          <table:table-cell office:value-type="float" office:value="287093767680" calcext:value-type="float">
            <text:p>287093767680</text:p>
          </table:table-cell>
          <table:table-cell office:value-type="float" office:value="-44.020881652832" calcext:value-type="float">
            <text:p>-44.020881652832</text:p>
          </table:table-cell>
          <table:table-cell office:value-type="float" office:value="188798243584" calcext:value-type="float">
            <text:p>188798243584</text:p>
          </table:table-cell>
          <table:table-cell office:value-type="float" office:value="-2.60978651046753" calcext:value-type="float">
            <text:p>-2.60978651046753</text:p>
          </table:table-cell>
          <table:table-cell/>
          <table:table-cell table:formula="of:=INDEX([.$A$1:.$A$2072]; 138; 1)" office:value-type="float" office:value="287093738496" calcext:value-type="float">
            <text:p>287093738496</text:p>
          </table:table-cell>
          <table:table-cell table:formula="of:=[.$G$7] * [.$F$147] + [.$G$8]" office:value-type="float" office:value="-46.1459100600332" calcext:value-type="float">
            <text:p>-46.1459100600332</text:p>
          </table:table-cell>
          <table:table-cell/>
          <table:table-cell table:formula="of:=INDEX([.$C$1:.$C$2072]; 138; 1)" office:value-type="float" office:value="188798212352" calcext:value-type="float">
            <text:p>188798212352</text:p>
          </table:table-cell>
          <table:table-cell table:formula="of:=[.$J$7] * [.$I$147] + [.$J$8]" office:value-type="float" office:value="-4.47877542488277" calcext:value-type="float">
            <text:p>-4.47877542488277</text:p>
          </table:table-cell>
        </table:table-row>
        <table:table-row table:style-name="ro1">
          <table:table-cell office:value-type="float" office:value="287093772032" calcext:value-type="float">
            <text:p>287093772032</text:p>
          </table:table-cell>
          <table:table-cell office:value-type="float" office:value="-43.8240661621094" calcext:value-type="float">
            <text:p>-43.8240661621094</text:p>
          </table:table-cell>
          <table:table-cell office:value-type="float" office:value="188798245120" calcext:value-type="float">
            <text:p>188798245120</text:p>
          </table:table-cell>
          <table:table-cell office:value-type="float" office:value="-2.52425003051758" calcext:value-type="float">
            <text:p>-2.52425003051758</text:p>
          </table:table-cell>
          <table:table-cell/>
          <table:table-cell table:formula="of:=INDEX([.$A$1:.$A$2072]; 139; 1)" office:value-type="float" office:value="287093739520" calcext:value-type="float">
            <text:p>287093739520</text:p>
          </table:table-cell>
          <table:table-cell table:formula="of:=[.$G$7] * [.$F$148] + [.$G$8]" office:value-type="float" office:value="-46.0969901457429" calcext:value-type="float">
            <text:p>-46.0969901457429</text:p>
          </table:table-cell>
          <table:table-cell/>
          <table:table-cell table:formula="of:=INDEX([.$C$1:.$C$2072]; 139; 1)" office:value-type="float" office:value="188798213888" calcext:value-type="float">
            <text:p>188798213888</text:p>
          </table:table-cell>
          <table:table-cell table:formula="of:=[.$J$7] * [.$I$148] + [.$J$8]" office:value-type="float" office:value="-4.40533986501396" calcext:value-type="float">
            <text:p>-4.40533986501396</text:p>
          </table:table-cell>
        </table:table-row>
        <table:table-row table:style-name="ro1">
          <table:table-cell office:value-type="float" office:value="287093776128" calcext:value-type="float">
            <text:p>287093776128</text:p>
          </table:table-cell>
          <table:table-cell office:value-type="float" office:value="-43.612476348877" calcext:value-type="float">
            <text:p>-43.612476348877</text:p>
          </table:table-cell>
          <table:table-cell office:value-type="float" office:value="188798246656" calcext:value-type="float">
            <text:p>188798246656</text:p>
          </table:table-cell>
          <table:table-cell office:value-type="float" office:value="-2.44286441802979" calcext:value-type="float">
            <text:p>-2.44286441802979</text:p>
          </table:table-cell>
          <table:table-cell/>
          <table:table-cell table:formula="of:=INDEX([.$A$1:.$A$2072]; 140; 1)" office:value-type="float" office:value="287093740800" calcext:value-type="float">
            <text:p>287093740800</text:p>
          </table:table-cell>
          <table:table-cell table:formula="of:=[.$G$7] * [.$F$149] + [.$G$8]" office:value-type="float" office:value="-46.0358402505517" calcext:value-type="float">
            <text:p>-46.0358402505517</text:p>
          </table:table-cell>
          <table:table-cell/>
          <table:table-cell table:formula="of:=INDEX([.$C$1:.$C$2072]; 140; 1)" office:value-type="float" office:value="188798215424" calcext:value-type="float">
            <text:p>188798215424</text:p>
          </table:table-cell>
          <table:table-cell table:formula="of:=[.$J$7] * [.$I$149] + [.$J$8]" office:value-type="float" office:value="-4.33190430514514" calcext:value-type="float">
            <text:p>-4.33190430514514</text:p>
          </table:table-cell>
        </table:table-row>
        <table:table-row table:style-name="ro1">
          <table:table-cell office:value-type="float" office:value="287093779456" calcext:value-type="float">
            <text:p>287093779456</text:p>
          </table:table-cell>
          <table:table-cell office:value-type="float" office:value="-43.4128608703613" calcext:value-type="float">
            <text:p>-43.4128608703613</text:p>
          </table:table-cell>
          <table:table-cell office:value-type="float" office:value="188798247680" calcext:value-type="float">
            <text:p>188798247680</text:p>
          </table:table-cell>
          <table:table-cell office:value-type="float" office:value="-2.3713812828064" calcext:value-type="float">
            <text:p>-2.3713812828064</text:p>
          </table:table-cell>
          <table:table-cell/>
          <table:table-cell table:formula="of:=INDEX([.$A$1:.$A$2072]; 141; 1)" office:value-type="float" office:value="287093742336" calcext:value-type="float">
            <text:p>287093742336</text:p>
          </table:table-cell>
          <table:table-cell table:formula="of:=[.$G$7] * [.$F$150] + [.$G$8]" office:value-type="float" office:value="-45.9624603781849" calcext:value-type="float">
            <text:p>-45.9624603781849</text:p>
          </table:table-cell>
          <table:table-cell/>
          <table:table-cell table:formula="of:=INDEX([.$C$1:.$C$2072]; 141; 1)" office:value-type="float" office:value="188798217472" calcext:value-type="float">
            <text:p>188798217472</text:p>
          </table:table-cell>
          <table:table-cell table:formula="of:=[.$J$7] * [.$I$150] + [.$J$8]" office:value-type="float" office:value="-4.2339902240783" calcext:value-type="float">
            <text:p>-4.2339902240783</text:p>
          </table:table-cell>
        </table:table-row>
        <table:table-row table:style-name="ro1">
          <table:table-cell office:value-type="float" office:value="287093782016" calcext:value-type="float">
            <text:p>287093782016</text:p>
          </table:table-cell>
          <table:table-cell office:value-type="float" office:value="-43.2470436096191" calcext:value-type="float">
            <text:p>-43.2470436096191</text:p>
          </table:table-cell>
          <table:table-cell office:value-type="float" office:value="188798248448" calcext:value-type="float">
            <text:p>188798248448</text:p>
          </table:table-cell>
          <table:table-cell office:value-type="float" office:value="-2.31613039970398" calcext:value-type="float">
            <text:p>-2.31613039970398</text:p>
          </table:table-cell>
          <table:table-cell/>
          <table:table-cell table:formula="of:=INDEX([.$A$1:.$A$2072]; 142; 1)" office:value-type="float" office:value="287093743872" calcext:value-type="float">
            <text:p>287093743872</text:p>
          </table:table-cell>
          <table:table-cell table:formula="of:=[.$G$7] * [.$F$151] + [.$G$8]" office:value-type="float" office:value="-45.8890805058181" calcext:value-type="float">
            <text:p>-45.8890805058181</text:p>
          </table:table-cell>
          <table:table-cell/>
          <table:table-cell table:formula="of:=INDEX([.$C$1:.$C$2072]; 142; 1)" office:value-type="float" office:value="188798219520" calcext:value-type="float">
            <text:p>188798219520</text:p>
          </table:table-cell>
          <table:table-cell table:formula="of:=[.$J$7] * [.$I$151] + [.$J$8]" office:value-type="float" office:value="-4.13607614301145" calcext:value-type="float">
            <text:p>-4.13607614301145</text:p>
          </table:table-cell>
        </table:table-row>
        <table:table-row table:style-name="ro1">
          <table:table-cell office:value-type="float" office:value="287093784064" calcext:value-type="float">
            <text:p>287093784064</text:p>
          </table:table-cell>
          <table:table-cell office:value-type="float" office:value="-43.1135444641113" calcext:value-type="float">
            <text:p>-43.1135444641113</text:p>
          </table:table-cell>
          <table:table-cell office:value-type="float" office:value="188798249216" calcext:value-type="float">
            <text:p>188798249216</text:p>
          </table:table-cell>
          <table:table-cell office:value-type="float" office:value="-2.27324676513672" calcext:value-type="float">
            <text:p>-2.27324676513672</text:p>
          </table:table-cell>
          <table:table-cell/>
          <table:table-cell table:formula="of:=INDEX([.$A$1:.$A$2072]; 143; 1)" office:value-type="float" office:value="287093745664" calcext:value-type="float">
            <text:p>287093745664</text:p>
          </table:table-cell>
          <table:table-cell table:formula="of:=[.$G$7] * [.$F$152] + [.$G$8]" office:value-type="float" office:value="-45.8034706544131" calcext:value-type="float">
            <text:p>-45.8034706544131</text:p>
          </table:table-cell>
          <table:table-cell/>
          <table:table-cell table:formula="of:=INDEX([.$C$1:.$C$2072]; 143; 1)" office:value-type="float" office:value="188798221824" calcext:value-type="float">
            <text:p>188798221824</text:p>
          </table:table-cell>
          <table:table-cell table:formula="of:=[.$J$7] * [.$I$152] + [.$J$8]" office:value-type="float" office:value="-4.02592280320823" calcext:value-type="float">
            <text:p>-4.02592280320823</text:p>
          </table:table-cell>
        </table:table-row>
        <table:table-row table:style-name="ro1">
          <table:table-cell office:value-type="float" office:value="287093786368" calcext:value-type="float">
            <text:p>287093786368</text:p>
          </table:table-cell>
          <table:table-cell office:value-type="float" office:value="-42.8941917419434" calcext:value-type="float">
            <text:p>-42.8941917419434</text:p>
          </table:table-cell>
          <table:table-cell office:value-type="float" office:value="188798249728" calcext:value-type="float">
            <text:p>188798249728</text:p>
          </table:table-cell>
          <table:table-cell office:value-type="float" office:value="-2.20667243003845" calcext:value-type="float">
            <text:p>-2.20667243003845</text:p>
          </table:table-cell>
          <table:table-cell/>
          <table:table-cell table:formula="of:=INDEX([.$A$1:.$A$2072]; 144; 1)" office:value-type="float" office:value="287093747456" calcext:value-type="float">
            <text:p>287093747456</text:p>
          </table:table-cell>
          <table:table-cell table:formula="of:=[.$G$7] * [.$F$153] + [.$G$8]" office:value-type="float" office:value="-45.7178608030081" calcext:value-type="float">
            <text:p>-45.7178608030081</text:p>
          </table:table-cell>
          <table:table-cell/>
          <table:table-cell table:formula="of:=INDEX([.$C$1:.$C$2072]; 144; 1)" office:value-type="float" office:value="188798224384" calcext:value-type="float">
            <text:p>188798224384</text:p>
          </table:table-cell>
          <table:table-cell table:formula="of:=[.$J$7] * [.$I$153] + [.$J$8]" office:value-type="float" office:value="-3.903530202806" calcext:value-type="float">
            <text:p>-3.903530202806</text:p>
          </table:table-cell>
        </table:table-row>
        <table:table-row table:style-name="ro1">
          <table:table-cell office:value-type="float" office:value="287093786112" calcext:value-type="float">
            <text:p>287093786112</text:p>
          </table:table-cell>
          <table:table-cell office:value-type="float" office:value="-42.8785781860352" calcext:value-type="float">
            <text:p>-42.8785781860352</text:p>
          </table:table-cell>
          <table:table-cell office:value-type="float" office:value="188798249984" calcext:value-type="float">
            <text:p>188798249984</text:p>
          </table:table-cell>
          <table:table-cell office:value-type="float" office:value="-2.20209288597107" calcext:value-type="float">
            <text:p>-2.20209288597107</text:p>
          </table:table-cell>
          <table:table-cell/>
          <table:table-cell table:formula="of:=INDEX([.$A$1:.$A$2072]; 145; 1)" office:value-type="float" office:value="287093749504" calcext:value-type="float">
            <text:p>287093749504</text:p>
          </table:table-cell>
          <table:table-cell table:formula="of:=[.$G$7] * [.$F$154] + [.$G$8]" office:value-type="float" office:value="-45.6200209744275" calcext:value-type="float">
            <text:p>-45.6200209744275</text:p>
          </table:table-cell>
          <table:table-cell/>
          <table:table-cell table:formula="of:=INDEX([.$C$1:.$C$2072]; 145; 1)" office:value-type="float" office:value="188798227200" calcext:value-type="float">
            <text:p>188798227200</text:p>
          </table:table-cell>
          <table:table-cell table:formula="of:=[.$J$7] * [.$I$154] + [.$J$8]" office:value-type="float" office:value="-3.76889834180474" calcext:value-type="float">
            <text:p>-3.76889834180474</text:p>
          </table:table-cell>
        </table:table-row>
        <table:table-row table:style-name="ro1">
          <table:table-cell office:value-type="float" office:value="287093785088" calcext:value-type="float">
            <text:p>287093785088</text:p>
          </table:table-cell>
          <table:table-cell office:value-type="float" office:value="-42.8894309997559" calcext:value-type="float">
            <text:p>-42.8894309997559</text:p>
          </table:table-cell>
          <table:table-cell office:value-type="float" office:value="188798249984" calcext:value-type="float">
            <text:p>188798249984</text:p>
          </table:table-cell>
          <table:table-cell office:value-type="float" office:value="-2.20370244979858" calcext:value-type="float">
            <text:p>-2.20370244979858</text:p>
          </table:table-cell>
          <table:table-cell/>
          <table:table-cell table:formula="of:=INDEX([.$A$1:.$A$2072]; 146; 1)" office:value-type="float" office:value="287093751808" calcext:value-type="float">
            <text:p>287093751808</text:p>
          </table:table-cell>
          <table:table-cell table:formula="of:=[.$G$7] * [.$F$155] + [.$G$8]" office:value-type="float" office:value="-45.509951164946" calcext:value-type="float">
            <text:p>-45.509951164946</text:p>
          </table:table-cell>
          <table:table-cell/>
          <table:table-cell table:formula="of:=INDEX([.$C$1:.$C$2072]; 146; 1)" office:value-type="float" office:value="188798230016" calcext:value-type="float">
            <text:p>188798230016</text:p>
          </table:table-cell>
          <table:table-cell table:formula="of:=[.$J$7] * [.$I$155] + [.$J$8]" office:value-type="float" office:value="-3.63426648080349" calcext:value-type="float">
            <text:p>-3.63426648080349</text:p>
          </table:table-cell>
        </table:table-row>
        <table:table-row table:style-name="ro1">
          <table:table-cell office:value-type="float" office:value="287093782016" calcext:value-type="float">
            <text:p>287093782016</text:p>
          </table:table-cell>
          <table:table-cell office:value-type="float" office:value="-42.9860000610352" calcext:value-type="float">
            <text:p>-42.9860000610352</text:p>
          </table:table-cell>
          <table:table-cell office:value-type="float" office:value="188798249984" calcext:value-type="float">
            <text:p>188798249984</text:p>
          </table:table-cell>
          <table:table-cell office:value-type="float" office:value="-2.22030830383301" calcext:value-type="float">
            <text:p>-2.22030830383301</text:p>
          </table:table-cell>
          <table:table-cell/>
          <table:table-cell table:formula="of:=INDEX([.$A$1:.$A$2072]; 147; 1)" office:value-type="float" office:value="287093767680" calcext:value-type="float">
            <text:p>287093767680</text:p>
          </table:table-cell>
          <table:table-cell table:formula="of:=[.$G$7] * [.$F$156] + [.$G$8]" office:value-type="float" office:value="-44.751692481339" calcext:value-type="float">
            <text:p>-44.751692481339</text:p>
          </table:table-cell>
          <table:table-cell/>
          <table:table-cell table:formula="of:=INDEX([.$C$1:.$C$2072]; 147; 1)" office:value-type="float" office:value="188798243584" calcext:value-type="float">
            <text:p>188798243584</text:p>
          </table:table-cell>
          <table:table-cell table:formula="of:=[.$J$7] * [.$I$156] + [.$J$8]" office:value-type="float" office:value="-2.98558569699526" calcext:value-type="float">
            <text:p>-2.98558569699526</text:p>
          </table:table-cell>
        </table:table-row>
        <table:table-row table:style-name="ro1">
          <table:table-cell office:value-type="float" office:value="287093779712" calcext:value-type="float">
            <text:p>287093779712</text:p>
          </table:table-cell>
          <table:table-cell office:value-type="float" office:value="-43.0696334838867" calcext:value-type="float">
            <text:p>-43.0696334838867</text:p>
          </table:table-cell>
          <table:table-cell office:value-type="float" office:value="188798249984" calcext:value-type="float">
            <text:p>188798249984</text:p>
          </table:table-cell>
          <table:table-cell office:value-type="float" office:value="-2.23436498641968" calcext:value-type="float">
            <text:p>-2.23436498641968</text:p>
          </table:table-cell>
          <table:table-cell/>
          <table:table-cell table:formula="of:=INDEX([.$A$1:.$A$2072]; 148; 1)" office:value-type="float" office:value="287093772032" calcext:value-type="float">
            <text:p>287093772032</text:p>
          </table:table-cell>
          <table:table-cell table:formula="of:=[.$G$7] * [.$F$157] + [.$G$8]" office:value-type="float" office:value="-44.5437828432769" calcext:value-type="float">
            <text:p>-44.5437828432769</text:p>
          </table:table-cell>
          <table:table-cell/>
          <table:table-cell table:formula="of:=INDEX([.$C$1:.$C$2072]; 148; 1)" office:value-type="float" office:value="188798245120" calcext:value-type="float">
            <text:p>188798245120</text:p>
          </table:table-cell>
          <table:table-cell table:formula="of:=[.$J$7] * [.$I$157] + [.$J$8]" office:value-type="float" office:value="-2.9121501352638" calcext:value-type="float">
            <text:p>-2.9121501352638</text:p>
          </table:table-cell>
        </table:table-row>
        <table:table-row table:style-name="ro1">
          <table:table-cell office:value-type="float" office:value="287093776896" calcext:value-type="float">
            <text:p>287093776896</text:p>
          </table:table-cell>
          <table:table-cell office:value-type="float" office:value="-43.1753692626953" calcext:value-type="float">
            <text:p>-43.1753692626953</text:p>
          </table:table-cell>
          <table:table-cell office:value-type="float" office:value="188798249984" calcext:value-type="float">
            <text:p>188798249984</text:p>
          </table:table-cell>
          <table:table-cell office:value-type="float" office:value="-2.25123810768127" calcext:value-type="float">
            <text:p>-2.25123810768127</text:p>
          </table:table-cell>
          <table:table-cell/>
          <table:table-cell table:formula="of:=INDEX([.$A$1:.$A$2072]; 149; 1)" office:value-type="float" office:value="287093776128" calcext:value-type="float">
            <text:p>287093776128</text:p>
          </table:table-cell>
          <table:table-cell table:formula="of:=[.$G$7] * [.$F$158] + [.$G$8]" office:value-type="float" office:value="-44.348103184253" calcext:value-type="float">
            <text:p>-44.348103184253</text:p>
          </table:table-cell>
          <table:table-cell/>
          <table:table-cell table:formula="of:=INDEX([.$C$1:.$C$2072]; 149; 1)" office:value-type="float" office:value="188798246656" calcext:value-type="float">
            <text:p>188798246656</text:p>
          </table:table-cell>
          <table:table-cell table:formula="of:=[.$J$7] * [.$I$158] + [.$J$8]" office:value-type="float" office:value="-2.83871457539499" calcext:value-type="float">
            <text:p>-2.83871457539499</text:p>
          </table:table-cell>
        </table:table-row>
        <table:table-row table:style-name="ro1">
          <table:table-cell office:value-type="float" office:value="287093773568" calcext:value-type="float">
            <text:p>287093773568</text:p>
          </table:table-cell>
          <table:table-cell office:value-type="float" office:value="-43.3016090393066" calcext:value-type="float">
            <text:p>-43.3016090393066</text:p>
          </table:table-cell>
          <table:table-cell office:value-type="float" office:value="188798250496" calcext:value-type="float">
            <text:p>188798250496</text:p>
          </table:table-cell>
          <table:table-cell office:value-type="float" office:value="-2.26593923568726" calcext:value-type="float">
            <text:p>-2.26593923568726</text:p>
          </table:table-cell>
          <table:table-cell/>
          <table:table-cell table:formula="of:=INDEX([.$A$1:.$A$2072]; 150; 1)" office:value-type="float" office:value="287093779456" calcext:value-type="float">
            <text:p>287093779456</text:p>
          </table:table-cell>
          <table:table-cell table:formula="of:=[.$G$7] * [.$F$159] + [.$G$8]" office:value-type="float" office:value="-44.1891134604812" calcext:value-type="float">
            <text:p>-44.1891134604812</text:p>
          </table:table-cell>
          <table:table-cell/>
          <table:table-cell table:formula="of:=INDEX([.$C$1:.$C$2072]; 150; 1)" office:value-type="float" office:value="188798247680" calcext:value-type="float">
            <text:p>188798247680</text:p>
          </table:table-cell>
          <table:table-cell table:formula="of:=[.$J$7] * [.$I$159] + [.$J$8]" office:value-type="float" office:value="-2.78975753486156" calcext:value-type="float">
            <text:p>-2.78975753486156</text:p>
          </table:table-cell>
        </table:table-row>
        <table:table-row table:style-name="ro1">
          <table:table-cell office:value-type="float" office:value="287093769984" calcext:value-type="float">
            <text:p>287093769984</text:p>
          </table:table-cell>
          <table:table-cell office:value-type="float" office:value="-43.4473419189453" calcext:value-type="float">
            <text:p>-43.4473419189453</text:p>
          </table:table-cell>
          <table:table-cell office:value-type="float" office:value="188798251008" calcext:value-type="float">
            <text:p>188798251008</text:p>
          </table:table-cell>
          <table:table-cell office:value-type="float" office:value="-2.27689814567566" calcext:value-type="float">
            <text:p>-2.27689814567566</text:p>
          </table:table-cell>
          <table:table-cell/>
          <table:table-cell table:formula="of:=INDEX([.$A$1:.$A$2072]; 151; 1)" office:value-type="float" office:value="287093782016" calcext:value-type="float">
            <text:p>287093782016</text:p>
          </table:table-cell>
          <table:table-cell table:formula="of:=[.$G$7] * [.$F$160] + [.$G$8]" office:value-type="float" office:value="-44.0668136719614" calcext:value-type="float">
            <text:p>-44.0668136719614</text:p>
          </table:table-cell>
          <table:table-cell/>
          <table:table-cell table:formula="of:=INDEX([.$C$1:.$C$2072]; 151; 1)" office:value-type="float" office:value="188798248448" calcext:value-type="float">
            <text:p>188798248448</text:p>
          </table:table-cell>
          <table:table-cell table:formula="of:=[.$J$7] * [.$I$160] + [.$J$8]" office:value-type="float" office:value="-2.75303975492716" calcext:value-type="float">
            <text:p>-2.75303975492716</text:p>
          </table:table-cell>
        </table:table-row>
        <table:table-row table:style-name="ro1">
          <table:table-cell office:value-type="float" office:value="287093766144" calcext:value-type="float">
            <text:p>287093766144</text:p>
          </table:table-cell>
          <table:table-cell office:value-type="float" office:value="-43.6120071411133" calcext:value-type="float">
            <text:p>-43.6120071411133</text:p>
          </table:table-cell>
          <table:table-cell office:value-type="float" office:value="188798251520" calcext:value-type="float">
            <text:p>188798251520</text:p>
          </table:table-cell>
          <table:table-cell office:value-type="float" office:value="-2.28519654273987" calcext:value-type="float">
            <text:p>-2.28519654273987</text:p>
          </table:table-cell>
          <table:table-cell/>
          <table:table-cell table:formula="of:=INDEX([.$A$1:.$A$2072]; 152; 1)" office:value-type="float" office:value="287093784064" calcext:value-type="float">
            <text:p>287093784064</text:p>
          </table:table-cell>
          <table:table-cell table:formula="of:=[.$G$7] * [.$F$161] + [.$G$8]" office:value-type="float" office:value="-43.9689738415182" calcext:value-type="float">
            <text:p>-43.9689738415182</text:p>
          </table:table-cell>
          <table:table-cell/>
          <table:table-cell table:formula="of:=INDEX([.$C$1:.$C$2072]; 152; 1)" office:value-type="float" office:value="188798249216" calcext:value-type="float">
            <text:p>188798249216</text:p>
          </table:table-cell>
          <table:table-cell table:formula="of:=[.$J$7] * [.$I$161] + [.$J$8]" office:value-type="float" office:value="-2.71632197499275" calcext:value-type="float">
            <text:p>-2.71632197499275</text:p>
          </table:table-cell>
        </table:table-row>
        <table:table-row table:style-name="ro1">
          <table:table-cell office:value-type="float" office:value="287093762304" calcext:value-type="float">
            <text:p>287093762304</text:p>
          </table:table-cell>
          <table:table-cell office:value-type="float" office:value="-43.7914009094238" calcext:value-type="float">
            <text:p>-43.7914009094238</text:p>
          </table:table-cell>
          <table:table-cell office:value-type="float" office:value="188798252288" calcext:value-type="float">
            <text:p>188798252288</text:p>
          </table:table-cell>
          <table:table-cell office:value-type="float" office:value="-2.290118932724" calcext:value-type="float">
            <text:p>-2.290118932724</text:p>
          </table:table-cell>
          <table:table-cell/>
          <table:table-cell table:formula="of:=INDEX([.$A$1:.$A$2072]; 153; 1)" office:value-type="float" office:value="287093786368" calcext:value-type="float">
            <text:p>287093786368</text:p>
          </table:table-cell>
          <table:table-cell table:formula="of:=[.$G$7] * [.$F$162] + [.$G$8]" office:value-type="float" office:value="-43.8589040338993" calcext:value-type="float">
            <text:p>-43.8589040338993</text:p>
          </table:table-cell>
          <table:table-cell/>
          <table:table-cell table:formula="of:=INDEX([.$C$1:.$C$2072]; 153; 1)" office:value-type="float" office:value="188798249728" calcext:value-type="float">
            <text:p>188798249728</text:p>
          </table:table-cell>
          <table:table-cell table:formula="of:=[.$J$7] * [.$I$162] + [.$J$8]" office:value-type="float" office:value="-2.69184345565736" calcext:value-type="float">
            <text:p>-2.69184345565736</text:p>
          </table:table-cell>
        </table:table-row>
        <table:table-row table:style-name="ro1">
          <table:table-cell office:value-type="float" office:value="287093758720" calcext:value-type="float">
            <text:p>287093758720</text:p>
          </table:table-cell>
          <table:table-cell office:value-type="float" office:value="-43.9707107543945" calcext:value-type="float">
            <text:p>-43.9707107543945</text:p>
          </table:table-cell>
          <table:table-cell office:value-type="float" office:value="188798253312" calcext:value-type="float">
            <text:p>188798253312</text:p>
          </table:table-cell>
          <table:table-cell office:value-type="float" office:value="-2.28664875030518" calcext:value-type="float">
            <text:p>-2.28664875030518</text:p>
          </table:table-cell>
          <table:table-cell/>
          <table:table-cell table:formula="of:=INDEX([.$A$1:.$A$2072]; 154; 1)" office:value-type="float" office:value="287093786112" calcext:value-type="float">
            <text:p>287093786112</text:p>
          </table:table-cell>
          <table:table-cell table:formula="of:=[.$G$7] * [.$F$163] + [.$G$8]" office:value-type="float" office:value="-43.8711340110749" calcext:value-type="float">
            <text:p>-43.8711340110749</text:p>
          </table:table-cell>
          <table:table-cell/>
          <table:table-cell table:formula="of:=INDEX([.$C$1:.$C$2072]; 154; 1)" office:value-type="float" office:value="188798249984" calcext:value-type="float">
            <text:p>188798249984</text:p>
          </table:table-cell>
          <table:table-cell table:formula="of:=[.$J$7] * [.$I$163] + [.$J$8]" office:value-type="float" office:value="-2.67960419505835" calcext:value-type="float">
            <text:p>-2.67960419505835</text:p>
          </table:table-cell>
        </table:table-row>
        <table:table-row table:style-name="ro1">
          <table:table-cell office:value-type="float" office:value="287093754880" calcext:value-type="float">
            <text:p>287093754880</text:p>
          </table:table-cell>
          <table:table-cell office:value-type="float" office:value="-44.1479339599609" calcext:value-type="float">
            <text:p>-44.1479339599609</text:p>
          </table:table-cell>
          <table:table-cell office:value-type="float" office:value="188798254592" calcext:value-type="float">
            <text:p>188798254592</text:p>
          </table:table-cell>
          <table:table-cell office:value-type="float" office:value="-2.27333092689514" calcext:value-type="float">
            <text:p>-2.27333092689514</text:p>
          </table:table-cell>
          <table:table-cell/>
          <table:table-cell table:formula="of:=INDEX([.$A$1:.$A$2072]; 155; 1)" office:value-type="float" office:value="287093785088" calcext:value-type="float">
            <text:p>287093785088</text:p>
          </table:table-cell>
          <table:table-cell table:formula="of:=[.$G$7] * [.$F$164] + [.$G$8]" office:value-type="float" office:value="-43.9200539272279" calcext:value-type="float">
            <text:p>-43.9200539272279</text:p>
          </table:table-cell>
          <table:table-cell/>
          <table:table-cell table:formula="of:=INDEX([.$C$1:.$C$2072]; 155; 1)" office:value-type="float" office:value="188798249984" calcext:value-type="float">
            <text:p>188798249984</text:p>
          </table:table-cell>
          <table:table-cell table:formula="of:=[.$J$7] * [.$I$164] + [.$J$8]" office:value-type="float" office:value="-2.67960419505835" calcext:value-type="float">
            <text:p>-2.67960419505835</text:p>
          </table:table-cell>
        </table:table-row>
        <table:table-row table:style-name="ro1">
          <table:table-cell office:value-type="float" office:value="287093744128" calcext:value-type="float">
            <text:p>287093744128</text:p>
          </table:table-cell>
          <table:table-cell office:value-type="float" office:value="-44.672290802002" calcext:value-type="float">
            <text:p>-44.672290802002</text:p>
          </table:table-cell>
          <table:table-cell office:value-type="float" office:value="188798258944" calcext:value-type="float">
            <text:p>188798258944</text:p>
          </table:table-cell>
          <table:table-cell office:value-type="float" office:value="-2.19315052032471" calcext:value-type="float">
            <text:p>-2.19315052032471</text:p>
          </table:table-cell>
          <table:table-cell/>
          <table:table-cell table:formula="of:=INDEX([.$A$1:.$A$2072]; 156; 1)" office:value-type="float" office:value="287093782016" calcext:value-type="float">
            <text:p>287093782016</text:p>
          </table:table-cell>
          <table:table-cell table:formula="of:=[.$G$7] * [.$F$165] + [.$G$8]" office:value-type="float" office:value="-44.0668136719614" calcext:value-type="float">
            <text:p>-44.0668136719614</text:p>
          </table:table-cell>
          <table:table-cell/>
          <table:table-cell table:formula="of:=INDEX([.$C$1:.$C$2072]; 156; 1)" office:value-type="float" office:value="188798249984" calcext:value-type="float">
            <text:p>188798249984</text:p>
          </table:table-cell>
          <table:table-cell table:formula="of:=[.$J$7] * [.$I$165] + [.$J$8]" office:value-type="float" office:value="-2.67960419505835" calcext:value-type="float">
            <text:p>-2.67960419505835</text:p>
          </table:table-cell>
        </table:table-row>
        <table:table-row table:style-name="ro1">
          <table:table-cell office:value-type="float" office:value="287093740800" calcext:value-type="float">
            <text:p>287093740800</text:p>
          </table:table-cell>
          <table:table-cell office:value-type="float" office:value="-44.841552734375" calcext:value-type="float">
            <text:p>-44.841552734375</text:p>
          </table:table-cell>
          <table:table-cell office:value-type="float" office:value="188798260992" calcext:value-type="float">
            <text:p>188798260992</text:p>
          </table:table-cell>
          <table:table-cell office:value-type="float" office:value="-2.15069174766541" calcext:value-type="float">
            <text:p>-2.15069174766541</text:p>
          </table:table-cell>
          <table:table-cell/>
          <table:table-cell table:formula="of:=INDEX([.$A$1:.$A$2072]; 157; 1)" office:value-type="float" office:value="287093779712" calcext:value-type="float">
            <text:p>287093779712</text:p>
          </table:table-cell>
          <table:table-cell table:formula="of:=[.$G$7] * [.$F$166] + [.$G$8]" office:value-type="float" office:value="-44.1768834814429" calcext:value-type="float">
            <text:p>-44.1768834814429</text:p>
          </table:table-cell>
          <table:table-cell/>
          <table:table-cell table:formula="of:=INDEX([.$C$1:.$C$2072]; 157; 1)" office:value-type="float" office:value="188798249984" calcext:value-type="float">
            <text:p>188798249984</text:p>
          </table:table-cell>
          <table:table-cell table:formula="of:=[.$J$7] * [.$I$166] + [.$J$8]" office:value-type="float" office:value="-2.67960419505835" calcext:value-type="float">
            <text:p>-2.67960419505835</text:p>
          </table:table-cell>
        </table:table-row>
        <table:table-row table:style-name="ro1">
          <table:table-cell office:value-type="float" office:value="287093737728" calcext:value-type="float">
            <text:p>287093737728</text:p>
          </table:table-cell>
          <table:table-cell office:value-type="float" office:value="-45.0058135986328" calcext:value-type="float">
            <text:p>-45.0058135986328</text:p>
          </table:table-cell>
          <table:table-cell office:value-type="float" office:value="188798263040" calcext:value-type="float">
            <text:p>188798263040</text:p>
          </table:table-cell>
          <table:table-cell office:value-type="float" office:value="-2.09816694259644" calcext:value-type="float">
            <text:p>-2.09816694259644</text:p>
          </table:table-cell>
          <table:table-cell/>
          <table:table-cell table:formula="of:=INDEX([.$A$1:.$A$2072]; 158; 1)" office:value-type="float" office:value="287093776896" calcext:value-type="float">
            <text:p>287093776896</text:p>
          </table:table-cell>
          <table:table-cell table:formula="of:=[.$G$7] * [.$F$167] + [.$G$8]" office:value-type="float" office:value="-44.3114132471383" calcext:value-type="float">
            <text:p>-44.3114132471383</text:p>
          </table:table-cell>
          <table:table-cell/>
          <table:table-cell table:formula="of:=INDEX([.$C$1:.$C$2072]; 158; 1)" office:value-type="float" office:value="188798249984" calcext:value-type="float">
            <text:p>188798249984</text:p>
          </table:table-cell>
          <table:table-cell table:formula="of:=[.$J$7] * [.$I$167] + [.$J$8]" office:value-type="float" office:value="-2.67960419505835" calcext:value-type="float">
            <text:p>-2.67960419505835</text:p>
          </table:table-cell>
        </table:table-row>
        <table:table-row table:style-name="ro1">
          <table:table-cell office:value-type="float" office:value="287093734400" calcext:value-type="float">
            <text:p>287093734400</text:p>
          </table:table-cell>
          <table:table-cell office:value-type="float" office:value="-45.1667823791504" calcext:value-type="float">
            <text:p>-45.1667823791504</text:p>
          </table:table-cell>
          <table:table-cell office:value-type="float" office:value="188798265344" calcext:value-type="float">
            <text:p>188798265344</text:p>
          </table:table-cell>
          <table:table-cell office:value-type="float" office:value="-2.03816699981689" calcext:value-type="float">
            <text:p>-2.03816699981689</text:p>
          </table:table-cell>
          <table:table-cell/>
          <table:table-cell table:formula="of:=INDEX([.$A$1:.$A$2072]; 159; 1)" office:value-type="float" office:value="287093773568" calcext:value-type="float">
            <text:p>287093773568</text:p>
          </table:table-cell>
          <table:table-cell table:formula="of:=[.$G$7] * [.$F$168] + [.$G$8]" office:value-type="float" office:value="-44.4704029709101" calcext:value-type="float">
            <text:p>-44.4704029709101</text:p>
          </table:table-cell>
          <table:table-cell/>
          <table:table-cell table:formula="of:=INDEX([.$C$1:.$C$2072]; 159; 1)" office:value-type="float" office:value="188798250496" calcext:value-type="float">
            <text:p>188798250496</text:p>
          </table:table-cell>
          <table:table-cell table:formula="of:=[.$J$7] * [.$I$168] + [.$J$8]" office:value-type="float" office:value="-2.65512567386031" calcext:value-type="float">
            <text:p>-2.65512567386031</text:p>
          </table:table-cell>
        </table:table-row>
        <table:table-row table:style-name="ro1">
          <table:table-cell office:value-type="float" office:value="287093731328" calcext:value-type="float">
            <text:p>287093731328</text:p>
          </table:table-cell>
          <table:table-cell office:value-type="float" office:value="-45.3247261047363" calcext:value-type="float">
            <text:p>-45.3247261047363</text:p>
          </table:table-cell>
          <table:table-cell office:value-type="float" office:value="188798267904" calcext:value-type="float">
            <text:p>188798267904</text:p>
          </table:table-cell>
          <table:table-cell office:value-type="float" office:value="-1.9715404510498" calcext:value-type="float">
            <text:p>-1.9715404510498</text:p>
          </table:table-cell>
          <table:table-cell/>
          <table:table-cell table:formula="of:=INDEX([.$A$1:.$A$2072]; 160; 1)" office:value-type="float" office:value="287093769984" calcext:value-type="float">
            <text:p>287093769984</text:p>
          </table:table-cell>
          <table:table-cell table:formula="of:=[.$G$7] * [.$F$169] + [.$G$8]" office:value-type="float" office:value="-44.6416226737201" calcext:value-type="float">
            <text:p>-44.6416226737201</text:p>
          </table:table-cell>
          <table:table-cell/>
          <table:table-cell table:formula="of:=INDEX([.$C$1:.$C$2072]; 160; 1)" office:value-type="float" office:value="188798251008" calcext:value-type="float">
            <text:p>188798251008</text:p>
          </table:table-cell>
          <table:table-cell table:formula="of:=[.$J$7] * [.$I$169] + [.$J$8]" office:value-type="float" office:value="-2.63064715452492" calcext:value-type="float">
            <text:p>-2.63064715452492</text:p>
          </table:table-cell>
        </table:table-row>
        <table:table-row table:style-name="ro1">
          <table:table-cell office:value-type="float" office:value="287093728256" calcext:value-type="float">
            <text:p>287093728256</text:p>
          </table:table-cell>
          <table:table-cell office:value-type="float" office:value="-45.4770851135254" calcext:value-type="float">
            <text:p>-45.4770851135254</text:p>
          </table:table-cell>
          <table:table-cell office:value-type="float" office:value="188798270976" calcext:value-type="float">
            <text:p>188798270976</text:p>
          </table:table-cell>
          <table:table-cell office:value-type="float" office:value="-1.89521205425262" calcext:value-type="float">
            <text:p>-1.89521205425262</text:p>
          </table:table-cell>
          <table:table-cell/>
          <table:table-cell table:formula="of:=INDEX([.$A$1:.$A$2072]; 161; 1)" office:value-type="float" office:value="287093766144" calcext:value-type="float">
            <text:p>287093766144</text:p>
          </table:table-cell>
          <table:table-cell table:formula="of:=[.$G$7] * [.$F$170] + [.$G$8]" office:value-type="float" office:value="-44.8250723555684" calcext:value-type="float">
            <text:p>-44.8250723555684</text:p>
          </table:table-cell>
          <table:table-cell/>
          <table:table-cell table:formula="of:=INDEX([.$C$1:.$C$2072]; 161; 1)" office:value-type="float" office:value="188798251520" calcext:value-type="float">
            <text:p>188798251520</text:p>
          </table:table-cell>
          <table:table-cell table:formula="of:=[.$J$7] * [.$I$170] + [.$J$8]" office:value-type="float" office:value="-2.60616863518953" calcext:value-type="float">
            <text:p>-2.60616863518953</text:p>
          </table:table-cell>
        </table:table-row>
        <table:table-row table:style-name="ro1">
          <table:table-cell office:value-type="float" office:value="287093705472" calcext:value-type="float">
            <text:p>287093705472</text:p>
          </table:table-cell>
          <table:table-cell office:value-type="float" office:value="-46.4763679504395" calcext:value-type="float">
            <text:p>-46.4763679504395</text:p>
          </table:table-cell>
          <table:table-cell office:value-type="float" office:value="188798283008" calcext:value-type="float">
            <text:p>188798283008</text:p>
          </table:table-cell>
          <table:table-cell office:value-type="float" office:value="-1.40565288066864" calcext:value-type="float">
            <text:p>-1.40565288066864</text:p>
          </table:table-cell>
          <table:table-cell/>
          <table:table-cell table:formula="of:=INDEX([.$A$1:.$A$2072]; 162; 1)" office:value-type="float" office:value="287093762304" calcext:value-type="float">
            <text:p>287093762304</text:p>
          </table:table-cell>
          <table:table-cell table:formula="of:=[.$G$7] * [.$F$171] + [.$G$8]" office:value-type="float" office:value="-45.0085220355541" calcext:value-type="float">
            <text:p>-45.0085220355541</text:p>
          </table:table-cell>
          <table:table-cell/>
          <table:table-cell table:formula="of:=INDEX([.$C$1:.$C$2072]; 162; 1)" office:value-type="float" office:value="188798252288" calcext:value-type="float">
            <text:p>188798252288</text:p>
          </table:table-cell>
          <table:table-cell table:formula="of:=[.$J$7] * [.$I$171] + [.$J$8]" office:value-type="float" office:value="-2.56945085339248" calcext:value-type="float">
            <text:p>-2.56945085339248</text:p>
          </table:table-cell>
        </table:table-row>
        <table:table-row table:style-name="ro1">
          <table:table-cell office:value-type="float" office:value="287093699584" calcext:value-type="float">
            <text:p>287093699584</text:p>
          </table:table-cell>
          <table:table-cell office:value-type="float" office:value="-46.7389678955078" calcext:value-type="float">
            <text:p>-46.7389678955078</text:p>
          </table:table-cell>
          <table:table-cell office:value-type="float" office:value="188798284800" calcext:value-type="float">
            <text:p>188798284800</text:p>
          </table:table-cell>
          <table:table-cell office:value-type="float" office:value="-1.3181676864624" calcext:value-type="float">
            <text:p>-1.3181676864624</text:p>
          </table:table-cell>
          <table:table-cell/>
          <table:table-cell table:formula="of:=INDEX([.$A$1:.$A$2072]; 163; 1)" office:value-type="float" office:value="287093758720" calcext:value-type="float">
            <text:p>287093758720</text:p>
          </table:table-cell>
          <table:table-cell table:formula="of:=[.$G$7] * [.$F$172] + [.$G$8]" office:value-type="float" office:value="-45.1797417383641" calcext:value-type="float">
            <text:p>-45.1797417383641</text:p>
          </table:table-cell>
          <table:table-cell/>
          <table:table-cell table:formula="of:=INDEX([.$C$1:.$C$2072]; 163; 1)" office:value-type="float" office:value="188798253312" calcext:value-type="float">
            <text:p>188798253312</text:p>
          </table:table-cell>
          <table:table-cell table:formula="of:=[.$J$7] * [.$I$172] + [.$J$8]" office:value-type="float" office:value="-2.5204938147217" calcext:value-type="float">
            <text:p>-2.5204938147217</text:p>
          </table:table-cell>
        </table:table-row>
        <table:table-row table:style-name="ro1">
          <table:table-cell office:value-type="float" office:value="287093693184" calcext:value-type="float">
            <text:p>287093693184</text:p>
          </table:table-cell>
          <table:table-cell office:value-type="float" office:value="-47.017822265625" calcext:value-type="float">
            <text:p>-47.017822265625</text:p>
          </table:table-cell>
          <table:table-cell office:value-type="float" office:value="188798286848" calcext:value-type="float">
            <text:p>188798286848</text:p>
          </table:table-cell>
          <table:table-cell office:value-type="float" office:value="-1.22570013999939" calcext:value-type="float">
            <text:p>-1.22570013999939</text:p>
          </table:table-cell>
          <table:table-cell/>
          <table:table-cell table:formula="of:=INDEX([.$A$1:.$A$2072]; 164; 1)" office:value-type="float" office:value="287093754880" calcext:value-type="float">
            <text:p>287093754880</text:p>
          </table:table-cell>
          <table:table-cell table:formula="of:=[.$G$7] * [.$F$173] + [.$G$8]" office:value-type="float" office:value="-45.3631914202124" calcext:value-type="float">
            <text:p>-45.3631914202124</text:p>
          </table:table-cell>
          <table:table-cell/>
          <table:table-cell table:formula="of:=INDEX([.$C$1:.$C$2072]; 164; 1)" office:value-type="float" office:value="188798254592" calcext:value-type="float">
            <text:p>188798254592</text:p>
          </table:table-cell>
          <table:table-cell table:formula="of:=[.$J$7] * [.$I$173] + [.$J$8]" office:value-type="float" office:value="-2.45929751358926" calcext:value-type="float">
            <text:p>-2.45929751358926</text:p>
          </table:table-cell>
        </table:table-row>
        <table:table-row table:style-name="ro1">
          <table:table-cell office:value-type="float" office:value="287093686784" calcext:value-type="float">
            <text:p>287093686784</text:p>
          </table:table-cell>
          <table:table-cell office:value-type="float" office:value="-47.3121719360352" calcext:value-type="float">
            <text:p>-47.3121719360352</text:p>
          </table:table-cell>
          <table:table-cell office:value-type="float" office:value="188798289152" calcext:value-type="float">
            <text:p>188798289152</text:p>
          </table:table-cell>
          <table:table-cell office:value-type="float" office:value="-1.12773501873016" calcext:value-type="float">
            <text:p>-1.12773501873016</text:p>
          </table:table-cell>
          <table:table-cell/>
          <table:table-cell table:formula="of:=INDEX([.$A$1:.$A$2072]; 165; 1)" office:value-type="float" office:value="287093744128" calcext:value-type="float">
            <text:p>287093744128</text:p>
          </table:table-cell>
          <table:table-cell table:formula="of:=[.$G$7] * [.$F$174] + [.$G$8]" office:value-type="float" office:value="-45.8768505267799" calcext:value-type="float">
            <text:p>-45.8768505267799</text:p>
          </table:table-cell>
          <table:table-cell/>
          <table:table-cell table:formula="of:=INDEX([.$C$1:.$C$2072]; 165; 1)" office:value-type="float" office:value="188798258944" calcext:value-type="float">
            <text:p>188798258944</text:p>
          </table:table-cell>
          <table:table-cell table:formula="of:=[.$J$7] * [.$I$174] + [.$J$8]" office:value-type="float" office:value="-2.2512300927192" calcext:value-type="float">
            <text:p>-2.2512300927192</text:p>
          </table:table-cell>
        </table:table-row>
        <table:table-row table:style-name="ro1">
          <table:table-cell office:value-type="float" office:value="287093665792" calcext:value-type="float">
            <text:p>287093665792</text:p>
          </table:table-cell>
          <table:table-cell office:value-type="float" office:value="-48.2823867797852" calcext:value-type="float">
            <text:p>-48.2823867797852</text:p>
          </table:table-cell>
          <table:table-cell office:value-type="float" office:value="188798296320" calcext:value-type="float">
            <text:p>188798296320</text:p>
          </table:table-cell>
          <table:table-cell office:value-type="float" office:value="-0.804202735424042" calcext:value-type="float">
            <text:p>-0.804202735424042</text:p>
          </table:table-cell>
          <table:table-cell/>
          <table:table-cell table:formula="of:=INDEX([.$A$1:.$A$2072]; 166; 1)" office:value-type="float" office:value="287093740800" calcext:value-type="float">
            <text:p>287093740800</text:p>
          </table:table-cell>
          <table:table-cell table:formula="of:=[.$G$7] * [.$F$175] + [.$G$8]" office:value-type="float" office:value="-46.0358402505517" calcext:value-type="float">
            <text:p>-46.0358402505517</text:p>
          </table:table-cell>
          <table:table-cell/>
          <table:table-cell table:formula="of:=INDEX([.$C$1:.$C$2072]; 166; 1)" office:value-type="float" office:value="188798260992" calcext:value-type="float">
            <text:p>188798260992</text:p>
          </table:table-cell>
          <table:table-cell table:formula="of:=[.$J$7] * [.$I$175] + [.$J$8]" office:value-type="float" office:value="-2.15331601165235" calcext:value-type="float">
            <text:p>-2.15331601165235</text:p>
          </table:table-cell>
        </table:table-row>
        <table:table-row table:style-name="ro1">
          <table:table-cell office:value-type="float" office:value="287093658112" calcext:value-type="float">
            <text:p>287093658112</text:p>
          </table:table-cell>
          <table:table-cell office:value-type="float" office:value="-48.6334075927734" calcext:value-type="float">
            <text:p>-48.6334075927734</text:p>
          </table:table-cell>
          <table:table-cell office:value-type="float" office:value="188798299136" calcext:value-type="float">
            <text:p>188798299136</text:p>
          </table:table-cell>
          <table:table-cell office:value-type="float" office:value="-0.686990737915039" calcext:value-type="float">
            <text:p>-0.686990737915039</text:p>
          </table:table-cell>
          <table:table-cell/>
          <table:table-cell table:formula="of:=INDEX([.$A$1:.$A$2072]; 167; 1)" office:value-type="float" office:value="287093737728" calcext:value-type="float">
            <text:p>287093737728</text:p>
          </table:table-cell>
          <table:table-cell table:formula="of:=[.$G$7] * [.$F$176] + [.$G$8]" office:value-type="float" office:value="-46.1825999971479" calcext:value-type="float">
            <text:p>-46.1825999971479</text:p>
          </table:table-cell>
          <table:table-cell/>
          <table:table-cell table:formula="of:=INDEX([.$C$1:.$C$2072]; 167; 1)" office:value-type="float" office:value="188798263040" calcext:value-type="float">
            <text:p>188798263040</text:p>
          </table:table-cell>
          <table:table-cell table:formula="of:=[.$J$7] * [.$I$176] + [.$J$8]" office:value-type="float" office:value="-2.0554019305855" calcext:value-type="float">
            <text:p>-2.0554019305855</text:p>
          </table:table-cell>
        </table:table-row>
        <table:table-row table:style-name="ro1">
          <table:table-cell office:value-type="float" office:value="287093598208" calcext:value-type="float">
            <text:p>287093598208</text:p>
          </table:table-cell>
          <table:table-cell office:value-type="float" office:value="-51.4176063537598" calcext:value-type="float">
            <text:p>-51.4176063537598</text:p>
          </table:table-cell>
          <table:table-cell office:value-type="float" office:value="188798320384" calcext:value-type="float">
            <text:p>188798320384</text:p>
          </table:table-cell>
          <table:table-cell office:value-type="float" office:value="0.289692282676697" calcext:value-type="float">
            <text:p>0.289692282676697</text:p>
          </table:table-cell>
          <table:table-cell/>
          <table:table-cell table:formula="of:=INDEX([.$A$1:.$A$2072]; 168; 1)" office:value-type="float" office:value="287093734400" calcext:value-type="float">
            <text:p>287093734400</text:p>
          </table:table-cell>
          <table:table-cell table:formula="of:=[.$G$7] * [.$F$177] + [.$G$8]" office:value-type="float" office:value="-46.3415897209197" calcext:value-type="float">
            <text:p>-46.3415897209197</text:p>
          </table:table-cell>
          <table:table-cell/>
          <table:table-cell table:formula="of:=INDEX([.$C$1:.$C$2072]; 168; 1)" office:value-type="float" office:value="188798265344" calcext:value-type="float">
            <text:p>188798265344</text:p>
          </table:table-cell>
          <table:table-cell table:formula="of:=[.$J$7] * [.$I$177] + [.$J$8]" office:value-type="float" office:value="-1.94524859078228" calcext:value-type="float">
            <text:p>-1.94524859078228</text:p>
          </table:table-cell>
        </table:table-row>
        <table:table-row table:style-name="ro1">
          <table:table-cell office:value-type="float" office:value="287093588736" calcext:value-type="float">
            <text:p>287093588736</text:p>
          </table:table-cell>
          <table:table-cell office:value-type="float" office:value="-51.8626022338867" calcext:value-type="float">
            <text:p>-51.8626022338867</text:p>
          </table:table-cell>
          <table:table-cell office:value-type="float" office:value="188798323712" calcext:value-type="float">
            <text:p>188798323712</text:p>
          </table:table-cell>
          <table:table-cell office:value-type="float" office:value="0.445009857416153" calcext:value-type="float">
            <text:p>0.445009857416153</text:p>
          </table:table-cell>
          <table:table-cell/>
          <table:table-cell table:formula="of:=INDEX([.$A$1:.$A$2072]; 169; 1)" office:value-type="float" office:value="287093731328" calcext:value-type="float">
            <text:p>287093731328</text:p>
          </table:table-cell>
          <table:table-cell table:formula="of:=[.$G$7] * [.$F$178] + [.$G$8]" office:value-type="float" office:value="-46.4883494656533" calcext:value-type="float">
            <text:p>-46.4883494656533</text:p>
          </table:table-cell>
          <table:table-cell/>
          <table:table-cell table:formula="of:=INDEX([.$C$1:.$C$2072]; 169; 1)" office:value-type="float" office:value="188798267904" calcext:value-type="float">
            <text:p>188798267904</text:p>
          </table:table-cell>
          <table:table-cell table:formula="of:=[.$J$7] * [.$I$178] + [.$J$8]" office:value-type="float" office:value="-1.82285599038005" calcext:value-type="float">
            <text:p>-1.82285599038005</text:p>
          </table:table-cell>
        </table:table-row>
        <table:table-row table:style-name="ro1">
          <table:table-cell office:value-type="float" office:value="287093558784" calcext:value-type="float">
            <text:p>287093558784</text:p>
          </table:table-cell>
          <table:table-cell office:value-type="float" office:value="-53.2641143798828" calcext:value-type="float">
            <text:p>-53.2641143798828</text:p>
          </table:table-cell>
          <table:table-cell office:value-type="float" office:value="188798333952" calcext:value-type="float">
            <text:p>188798333952</text:p>
          </table:table-cell>
          <table:table-cell office:value-type="float" office:value="0.934425473213196" calcext:value-type="float">
            <text:p>0.934425473213196</text:p>
          </table:table-cell>
          <table:table-cell/>
          <table:table-cell table:formula="of:=INDEX([.$A$1:.$A$2072]; 170; 1)" office:value-type="float" office:value="287093728256" calcext:value-type="float">
            <text:p>287093728256</text:p>
          </table:table-cell>
          <table:table-cell table:formula="of:=[.$G$7] * [.$F$179] + [.$G$8]" office:value-type="float" office:value="-46.6351092103869" calcext:value-type="float">
            <text:p>-46.6351092103869</text:p>
          </table:table-cell>
          <table:table-cell/>
          <table:table-cell table:formula="of:=INDEX([.$C$1:.$C$2072]; 170; 1)" office:value-type="float" office:value="188798270976" calcext:value-type="float">
            <text:p>188798270976</text:p>
          </table:table-cell>
          <table:table-cell table:formula="of:=[.$J$7] * [.$I$179] + [.$J$8]" office:value-type="float" office:value="-1.67598486877978" calcext:value-type="float">
            <text:p>-1.67598486877978</text:p>
          </table:table-cell>
        </table:table-row>
        <table:table-row table:style-name="ro1">
          <table:table-cell office:value-type="float" office:value="287093526784" calcext:value-type="float">
            <text:p>287093526784</text:p>
          </table:table-cell>
          <table:table-cell office:value-type="float" office:value="-54.7625770568848" calcext:value-type="float">
            <text:p>-54.7625770568848</text:p>
          </table:table-cell>
          <table:table-cell office:value-type="float" office:value="188798345216" calcext:value-type="float">
            <text:p>188798345216</text:p>
          </table:table-cell>
          <table:table-cell office:value-type="float" office:value="1.45787501335144" calcext:value-type="float">
            <text:p>1.45787501335144</text:p>
          </table:table-cell>
          <table:table-cell/>
          <table:table-cell table:formula="of:=INDEX([.$A$1:.$A$2072]; 171; 1)" office:value-type="float" office:value="287093705472" calcext:value-type="float">
            <text:p>287093705472</text:p>
          </table:table-cell>
          <table:table-cell table:formula="of:=[.$G$7] * [.$F$180] + [.$G$8]" office:value-type="float" office:value="-47.7235773187131" calcext:value-type="float">
            <text:p>-47.7235773187131</text:p>
          </table:table-cell>
          <table:table-cell/>
          <table:table-cell table:formula="of:=INDEX([.$C$1:.$C$2072]; 171; 1)" office:value-type="float" office:value="188798283008" calcext:value-type="float">
            <text:p>188798283008</text:p>
          </table:table-cell>
          <table:table-cell table:formula="of:=[.$J$7] * [.$I$180] + [.$J$8]" office:value-type="float" office:value="-1.10073964484036" calcext:value-type="float">
            <text:p>-1.10073964484036</text:p>
          </table:table-cell>
        </table:table-row>
        <table:table-row table:style-name="ro1">
          <table:table-cell office:value-type="float" office:value="287093492992" calcext:value-type="float">
            <text:p>287093492992</text:p>
          </table:table-cell>
          <table:table-cell office:value-type="float" office:value="-56.3549652099609" calcext:value-type="float">
            <text:p>-56.3549652099609</text:p>
          </table:table-cell>
          <table:table-cell office:value-type="float" office:value="188798355200" calcext:value-type="float">
            <text:p>188798355200</text:p>
          </table:table-cell>
          <table:table-cell office:value-type="float" office:value="2.01425004005432" calcext:value-type="float">
            <text:p>2.01425004005432</text:p>
          </table:table-cell>
          <table:table-cell/>
          <table:table-cell table:formula="of:=INDEX([.$A$1:.$A$2072]; 172; 1)" office:value-type="float" office:value="287093699584" calcext:value-type="float">
            <text:p>287093699584</text:p>
          </table:table-cell>
          <table:table-cell table:formula="of:=[.$G$7] * [.$F$181] + [.$G$8]" office:value-type="float" office:value="-48.0048668310046" calcext:value-type="float">
            <text:p>-48.0048668310046</text:p>
          </table:table-cell>
          <table:table-cell/>
          <table:table-cell table:formula="of:=INDEX([.$C$1:.$C$2072]; 172; 1)" office:value-type="float" office:value="188798284800" calcext:value-type="float">
            <text:p>188798284800</text:p>
          </table:table-cell>
          <table:table-cell table:formula="of:=[.$J$7] * [.$I$181] + [.$J$8]" office:value-type="float" office:value="-1.01506482437253" calcext:value-type="float">
            <text:p>-1.01506482437253</text:p>
          </table:table-cell>
        </table:table-row>
        <table:table-row table:style-name="ro1">
          <table:table-cell office:value-type="float" office:value="287093458432" calcext:value-type="float">
            <text:p>287093458432</text:p>
          </table:table-cell>
          <table:table-cell office:value-type="float" office:value="-58.0260238647461" calcext:value-type="float">
            <text:p>-58.0260238647461</text:p>
          </table:table-cell>
          <table:table-cell office:value-type="float" office:value="188798365440" calcext:value-type="float">
            <text:p>188798365440</text:p>
          </table:table-cell>
          <table:table-cell office:value-type="float" office:value="2.60726547241211" calcext:value-type="float">
            <text:p>2.60726547241211</text:p>
          </table:table-cell>
          <table:table-cell/>
          <table:table-cell table:formula="of:=INDEX([.$A$1:.$A$2072]; 173; 1)" office:value-type="float" office:value="287093693184" calcext:value-type="float">
            <text:p>287093693184</text:p>
          </table:table-cell>
          <table:table-cell table:formula="of:=[.$G$7] * [.$F$182] + [.$G$8]" office:value-type="float" office:value="-48.31061629951" calcext:value-type="float">
            <text:p>-48.31061629951</text:p>
          </table:table-cell>
          <table:table-cell/>
          <table:table-cell table:formula="of:=INDEX([.$C$1:.$C$2072]; 173; 1)" office:value-type="float" office:value="188798286848" calcext:value-type="float">
            <text:p>188798286848</text:p>
          </table:table-cell>
          <table:table-cell table:formula="of:=[.$J$7] * [.$I$182] + [.$J$8]" office:value-type="float" office:value="-0.917150745168328" calcext:value-type="float">
            <text:p>-0.917150745168328</text:p>
          </table:table-cell>
        </table:table-row>
        <table:table-row table:style-name="ro1">
          <table:table-cell office:value-type="float" office:value="287093399552" calcext:value-type="float">
            <text:p>287093399552</text:p>
          </table:table-cell>
          <table:table-cell office:value-type="float" office:value="-60.7852592468262" calcext:value-type="float">
            <text:p>-60.7852592468262</text:p>
          </table:table-cell>
          <table:table-cell office:value-type="float" office:value="188798385152" calcext:value-type="float">
            <text:p>188798385152</text:p>
          </table:table-cell>
          <table:table-cell office:value-type="float" office:value="3.57160997390747" calcext:value-type="float">
            <text:p>3.57160997390747</text:p>
          </table:table-cell>
          <table:table-cell/>
          <table:table-cell table:formula="of:=INDEX([.$A$1:.$A$2072]; 174; 1)" office:value-type="float" office:value="287093686784" calcext:value-type="float">
            <text:p>287093686784</text:p>
          </table:table-cell>
          <table:table-cell table:formula="of:=[.$G$7] * [.$F$183] + [.$G$8]" office:value-type="float" office:value="-48.6163657680154" calcext:value-type="float">
            <text:p>-48.6163657680154</text:p>
          </table:table-cell>
          <table:table-cell/>
          <table:table-cell table:formula="of:=INDEX([.$C$1:.$C$2072]; 174; 1)" office:value-type="float" office:value="188798289152" calcext:value-type="float">
            <text:p>188798289152</text:p>
          </table:table-cell>
          <table:table-cell table:formula="of:=[.$J$7] * [.$I$183] + [.$J$8]" office:value-type="float" office:value="-0.806997403502464" calcext:value-type="float">
            <text:p>-0.806997403502464</text:p>
          </table:table-cell>
        </table:table-row>
        <table:table-row table:style-name="ro1">
          <table:table-cell office:value-type="float" office:value="287093367552" calcext:value-type="float">
            <text:p>287093367552</text:p>
          </table:table-cell>
          <table:table-cell office:value-type="float" office:value="-62.4032325744629" calcext:value-type="float">
            <text:p>-62.4032325744629</text:p>
          </table:table-cell>
          <table:table-cell office:value-type="float" office:value="188798398464" calcext:value-type="float">
            <text:p>188798398464</text:p>
          </table:table-cell>
          <table:table-cell office:value-type="float" office:value="4.13719367980957" calcext:value-type="float">
            <text:p>4.13719367980957</text:p>
          </table:table-cell>
          <table:table-cell/>
          <table:table-cell table:formula="of:=INDEX([.$A$1:.$A$2072]; 175; 1)" office:value-type="float" office:value="287093665792" calcext:value-type="float">
            <text:p>287093665792</text:p>
          </table:table-cell>
          <table:table-cell table:formula="of:=[.$G$7] * [.$F$184] + [.$G$8]" office:value-type="float" office:value="-49.6192240267992" calcext:value-type="float">
            <text:p>-49.6192240267992</text:p>
          </table:table-cell>
          <table:table-cell/>
          <table:table-cell table:formula="of:=INDEX([.$C$1:.$C$2072]; 175; 1)" office:value-type="float" office:value="188798296320" calcext:value-type="float">
            <text:p>188798296320</text:p>
          </table:table-cell>
          <table:table-cell table:formula="of:=[.$J$7] * [.$I$184] + [.$J$8]" office:value-type="float" office:value="-0.464298121631146" calcext:value-type="float">
            <text:p>-0.464298121631146</text:p>
          </table:table-cell>
        </table:table-row>
        <table:table-row table:style-name="ro1">
          <table:table-cell office:value-type="float" office:value="287093228800" calcext:value-type="float">
            <text:p>287093228800</text:p>
          </table:table-cell>
          <table:table-cell office:value-type="float" office:value="-68.8365707397461" calcext:value-type="float">
            <text:p>-68.8365707397461</text:p>
          </table:table-cell>
          <table:table-cell office:value-type="float" office:value="188798447104" calcext:value-type="float">
            <text:p>188798447104</text:p>
          </table:table-cell>
          <table:table-cell office:value-type="float" office:value="6.3383355140686" calcext:value-type="float">
            <text:p>6.3383355140686</text:p>
          </table:table-cell>
          <table:table-cell/>
          <table:table-cell table:formula="of:=INDEX([.$A$1:.$A$2072]; 176; 1)" office:value-type="float" office:value="287093658112" calcext:value-type="float">
            <text:p>287093658112</text:p>
          </table:table-cell>
          <table:table-cell table:formula="of:=[.$G$7] * [.$F$185] + [.$G$8]" office:value-type="float" office:value="-49.9861233886331" calcext:value-type="float">
            <text:p>-49.9861233886331</text:p>
          </table:table-cell>
          <table:table-cell/>
          <table:table-cell table:formula="of:=INDEX([.$C$1:.$C$2072]; 176; 1)" office:value-type="float" office:value="188798299136" calcext:value-type="float">
            <text:p>188798299136</text:p>
          </table:table-cell>
          <table:table-cell table:formula="of:=[.$J$7] * [.$I$185] + [.$J$8]" office:value-type="float" office:value="-0.329666260629892" calcext:value-type="float">
            <text:p>-0.329666260629892</text:p>
          </table:table-cell>
        </table:table-row>
        <table:table-row table:style-name="ro1">
          <table:table-cell office:value-type="float" office:value="287093202688" calcext:value-type="float">
            <text:p>287093202688</text:p>
          </table:table-cell>
          <table:table-cell office:value-type="float" office:value="-70.0795288085938" calcext:value-type="float">
            <text:p>-70.0795288085938</text:p>
          </table:table-cell>
          <table:table-cell office:value-type="float" office:value="188798460672" calcext:value-type="float">
            <text:p>188798460672</text:p>
          </table:table-cell>
          <table:table-cell office:value-type="float" office:value="6.80023431777954" calcext:value-type="float">
            <text:p>6.80023431777954</text:p>
          </table:table-cell>
          <table:table-cell/>
          <table:table-cell table:formula="of:=INDEX([.$A$1:.$A$2072]; 177; 1)" office:value-type="float" office:value="287093598208" calcext:value-type="float">
            <text:p>287093598208</text:p>
          </table:table-cell>
          <table:table-cell table:formula="of:=[.$G$7] * [.$F$186] + [.$G$8]" office:value-type="float" office:value="-52.8479384165257" calcext:value-type="float">
            <text:p>-52.8479384165257</text:p>
          </table:table-cell>
          <table:table-cell/>
          <table:table-cell table:formula="of:=INDEX([.$C$1:.$C$2072]; 177; 1)" office:value-type="float" office:value="188798320384" calcext:value-type="float">
            <text:p>188798320384</text:p>
          </table:table-cell>
          <table:table-cell table:formula="of:=[.$J$7] * [.$I$186] + [.$J$8]" office:value-type="float" office:value="0.686192324385047" calcext:value-type="float">
            <text:p>0.686192324385047</text:p>
          </table:table-cell>
        </table:table-row>
        <table:table-row table:style-name="ro1">
          <table:table-cell office:value-type="float" office:value="287093131776" calcext:value-type="float">
            <text:p>287093131776</text:p>
          </table:table-cell>
          <table:table-cell office:value-type="float" office:value="-74.1289901733398" calcext:value-type="float">
            <text:p>-74.1289901733398</text:p>
          </table:table-cell>
          <table:table-cell office:value-type="float" office:value="188798527744" calcext:value-type="float">
            <text:p>188798527744</text:p>
          </table:table-cell>
          <table:table-cell office:value-type="float" office:value="9.34225463867188" calcext:value-type="float">
            <text:p>9.34225463867188</text:p>
          </table:table-cell>
          <table:table-cell/>
          <table:table-cell table:formula="of:=INDEX([.$A$1:.$A$2072]; 178; 1)" office:value-type="float" office:value="287093588736" calcext:value-type="float">
            <text:p>287093588736</text:p>
          </table:table-cell>
          <table:table-cell table:formula="of:=[.$G$7] * [.$F$187] + [.$G$8]" office:value-type="float" office:value="-53.3004476297647" calcext:value-type="float">
            <text:p>-53.3004476297647</text:p>
          </table:table-cell>
          <table:table-cell/>
          <table:table-cell table:formula="of:=INDEX([.$C$1:.$C$2072]; 178; 1)" office:value-type="float" office:value="188798323712" calcext:value-type="float">
            <text:p>188798323712</text:p>
          </table:table-cell>
          <table:table-cell table:formula="of:=[.$J$7] * [.$I$187] + [.$J$8]" office:value-type="float" office:value="0.845302704721689" calcext:value-type="float">
            <text:p>0.845302704721689</text:p>
          </table:table-cell>
        </table:table-row>
        <table:table-row table:style-name="ro1">
          <table:table-cell office:value-type="float" office:value="287093115136" calcext:value-type="float">
            <text:p>287093115136</text:p>
          </table:table-cell>
          <table:table-cell office:value-type="float" office:value="-75.3660049438477" calcext:value-type="float">
            <text:p>-75.3660049438477</text:p>
          </table:table-cell>
          <table:table-cell office:value-type="float" office:value="188798566144" calcext:value-type="float">
            <text:p>188798566144</text:p>
          </table:table-cell>
          <table:table-cell office:value-type="float" office:value="10.9728784561157" calcext:value-type="float">
            <text:p>10.9728784561157</text:p>
          </table:table-cell>
          <table:table-cell/>
          <table:table-cell table:formula="of:=INDEX([.$A$1:.$A$2072]; 179; 1)" office:value-type="float" office:value="287093558784" calcext:value-type="float">
            <text:p>287093558784</text:p>
          </table:table-cell>
          <table:table-cell table:formula="of:=[.$G$7] * [.$F$188] + [.$G$8]" office:value-type="float" office:value="-54.7313551455736" calcext:value-type="float">
            <text:p>-54.7313551455736</text:p>
          </table:table-cell>
          <table:table-cell/>
          <table:table-cell table:formula="of:=INDEX([.$C$1:.$C$2072]; 179; 1)" office:value-type="float" office:value="188798333952" calcext:value-type="float">
            <text:p>188798333952</text:p>
          </table:table-cell>
          <table:table-cell table:formula="of:=[.$J$7] * [.$I$188] + [.$J$8]" office:value-type="float" office:value="1.33487310819328" calcext:value-type="float">
            <text:p>1.33487310819328</text:p>
          </table:table-cell>
        </table:table-row>
        <table:table-row table:style-name="ro1">
          <table:table-cell office:value-type="float" office:value="287093110528" calcext:value-type="float">
            <text:p>287093110528</text:p>
          </table:table-cell>
          <table:table-cell office:value-type="float" office:value="-75.9231491088867" calcext:value-type="float">
            <text:p>-75.9231491088867</text:p>
          </table:table-cell>
          <table:table-cell office:value-type="float" office:value="188798593024" calcext:value-type="float">
            <text:p>188798593024</text:p>
          </table:table-cell>
          <table:table-cell office:value-type="float" office:value="12.1835079193115" calcext:value-type="float">
            <text:p>12.1835079193115</text:p>
          </table:table-cell>
          <table:table-cell/>
          <table:table-cell table:formula="of:=INDEX([.$A$1:.$A$2072]; 180; 1)" office:value-type="float" office:value="287093526784" calcext:value-type="float">
            <text:p>287093526784</text:p>
          </table:table-cell>
          <table:table-cell table:formula="of:=[.$G$7] * [.$F$189] + [.$G$8]" office:value-type="float" office:value="-56.2601024881005" calcext:value-type="float">
            <text:p>-56.2601024881005</text:p>
          </table:table-cell>
          <table:table-cell/>
          <table:table-cell table:formula="of:=INDEX([.$C$1:.$C$2072]; 180; 1)" office:value-type="float" office:value="188798345216" calcext:value-type="float">
            <text:p>188798345216</text:p>
          </table:table-cell>
          <table:table-cell table:formula="of:=[.$J$7] * [.$I$189] + [.$J$8]" office:value-type="float" office:value="1.87340055219829" calcext:value-type="float">
            <text:p>1.87340055219829</text:p>
          </table:table-cell>
        </table:table-row>
        <table:table-row table:style-name="ro1">
          <table:table-cell office:value-type="float" office:value="287093107200" calcext:value-type="float">
            <text:p>287093107200</text:p>
          </table:table-cell>
          <table:table-cell office:value-type="float" office:value="-76.2737731933594" calcext:value-type="float">
            <text:p>-76.2737731933594</text:p>
          </table:table-cell>
          <table:table-cell office:value-type="float" office:value="188798620416" calcext:value-type="float">
            <text:p>188798620416</text:p>
          </table:table-cell>
          <table:table-cell office:value-type="float" office:value="13.4662837982178" calcext:value-type="float">
            <text:p>13.4662837982178</text:p>
          </table:table-cell>
          <table:table-cell/>
          <table:table-cell table:formula="of:=INDEX([.$A$1:.$A$2072]; 181; 1)" office:value-type="float" office:value="287093492992" calcext:value-type="float">
            <text:p>287093492992</text:p>
          </table:table-cell>
          <table:table-cell table:formula="of:=[.$G$7] * [.$F$190] + [.$G$8]" office:value-type="float" office:value="-57.8744596838951" calcext:value-type="float">
            <text:p>-57.8744596838951</text:p>
          </table:table-cell>
          <table:table-cell/>
          <table:table-cell table:formula="of:=INDEX([.$C$1:.$C$2072]; 181; 1)" office:value-type="float" office:value="188798355200" calcext:value-type="float">
            <text:p>188798355200</text:p>
          </table:table-cell>
          <table:table-cell table:formula="of:=[.$J$7] * [.$I$190] + [.$J$8]" office:value-type="float" office:value="2.35073169507086" calcext:value-type="float">
            <text:p>2.35073169507086</text:p>
          </table:table-cell>
        </table:table-row>
        <table:table-row table:style-name="ro1">
          <table:table-cell office:value-type="float" office:value="287093105408" calcext:value-type="float">
            <text:p>287093105408</text:p>
          </table:table-cell>
          <table:table-cell office:value-type="float" office:value="-76.5051574707031" calcext:value-type="float">
            <text:p>-76.5051574707031</text:p>
          </table:table-cell>
          <table:table-cell office:value-type="float" office:value="188798648832" calcext:value-type="float">
            <text:p>188798648832</text:p>
          </table:table-cell>
          <table:table-cell office:value-type="float" office:value="14.8153533935547" calcext:value-type="float">
            <text:p>14.8153533935547</text:p>
          </table:table-cell>
          <table:table-cell/>
          <table:table-cell table:formula="of:=INDEX([.$A$1:.$A$2072]; 182; 1)" office:value-type="float" office:value="287093458432" calcext:value-type="float">
            <text:p>287093458432</text:p>
          </table:table-cell>
          <table:table-cell table:formula="of:=[.$G$7] * [.$F$191] + [.$G$8]" office:value-type="float" office:value="-59.5255068168044" calcext:value-type="float">
            <text:p>-59.5255068168044</text:p>
          </table:table-cell>
          <table:table-cell/>
          <table:table-cell table:formula="of:=INDEX([.$C$1:.$C$2072]; 182; 1)" office:value-type="float" office:value="188798365440" calcext:value-type="float">
            <text:p>188798365440</text:p>
          </table:table-cell>
          <table:table-cell table:formula="of:=[.$J$7] * [.$I$191] + [.$J$8]" office:value-type="float" office:value="2.84030209667981" calcext:value-type="float">
            <text:p>2.84030209667981</text:p>
          </table:table-cell>
        </table:table-row>
        <table:table-row table:style-name="ro1">
          <table:table-cell office:value-type="float" office:value="287093105408" calcext:value-type="float">
            <text:p>287093105408</text:p>
          </table:table-cell>
          <table:table-cell office:value-type="float" office:value="-76.5684127807617" calcext:value-type="float">
            <text:p>-76.5684127807617</text:p>
          </table:table-cell>
          <table:table-cell office:value-type="float" office:value="188798663424" calcext:value-type="float">
            <text:p>188798663424</text:p>
          </table:table-cell>
          <table:table-cell office:value-type="float" office:value="15.5084381103516" calcext:value-type="float">
            <text:p>15.5084381103516</text:p>
          </table:table-cell>
          <table:table-cell/>
          <table:table-cell table:formula="of:=INDEX([.$A$1:.$A$2072]; 183; 1)" office:value-type="float" office:value="287093399552" calcext:value-type="float">
            <text:p>287093399552</text:p>
          </table:table-cell>
          <table:table-cell table:formula="of:=[.$G$7] * [.$F$192] + [.$G$8]" office:value-type="float" office:value="-62.338401928544" calcext:value-type="float">
            <text:p>-62.338401928544</text:p>
          </table:table-cell>
          <table:table-cell/>
          <table:table-cell table:formula="of:=INDEX([.$C$1:.$C$2072]; 183; 1)" office:value-type="float" office:value="188798385152" calcext:value-type="float">
            <text:p>188798385152</text:p>
          </table:table-cell>
          <table:table-cell table:formula="of:=[.$J$7] * [.$I$192] + [.$J$8]" office:value-type="float" office:value="3.78272512182593" calcext:value-type="float">
            <text:p>3.78272512182593</text:p>
          </table:table-cell>
        </table:table-row>
        <table:table-row table:style-name="ro1">
          <table:table-cell office:value-type="float" office:value="287093106688" calcext:value-type="float">
            <text:p>287093106688</text:p>
          </table:table-cell>
          <table:table-cell office:value-type="float" office:value="-76.59326171875" calcext:value-type="float">
            <text:p>-76.59326171875</text:p>
          </table:table-cell>
          <table:table-cell office:value-type="float" office:value="188798692608" calcext:value-type="float">
            <text:p>188798692608</text:p>
          </table:table-cell>
          <table:table-cell office:value-type="float" office:value="16.9168014526367" calcext:value-type="float">
            <text:p>16.9168014526367</text:p>
          </table:table-cell>
          <table:table-cell/>
          <table:table-cell table:formula="of:=INDEX([.$A$1:.$A$2072]; 184; 1)" office:value-type="float" office:value="287093367552" calcext:value-type="float">
            <text:p>287093367552</text:p>
          </table:table-cell>
          <table:table-cell table:formula="of:=[.$G$7] * [.$F$193] + [.$G$8]" office:value-type="float" office:value="-63.8671492729336" calcext:value-type="float">
            <text:p>-63.8671492729336</text:p>
          </table:table-cell>
          <table:table-cell/>
          <table:table-cell table:formula="of:=INDEX([.$C$1:.$C$2072]; 184; 1)" office:value-type="float" office:value="188798398464" calcext:value-type="float">
            <text:p>188798398464</text:p>
          </table:table-cell>
          <table:table-cell table:formula="of:=[.$J$7] * [.$I$193] + [.$J$8]" office:value-type="float" office:value="4.41916664689779" calcext:value-type="float">
            <text:p>4.41916664689779</text:p>
          </table:table-cell>
        </table:table-row>
        <table:table-row table:style-name="ro1">
          <table:table-cell office:value-type="float" office:value="287093108992" calcext:value-type="float">
            <text:p>287093108992</text:p>
          </table:table-cell>
          <table:table-cell office:value-type="float" office:value="-76.5122222900391" calcext:value-type="float">
            <text:p>-76.5122222900391</text:p>
          </table:table-cell>
          <table:table-cell office:value-type="float" office:value="188798721792" calcext:value-type="float">
            <text:p>188798721792</text:p>
          </table:table-cell>
          <table:table-cell office:value-type="float" office:value="18.3173503875732" calcext:value-type="float">
            <text:p>18.3173503875732</text:p>
          </table:table-cell>
          <table:table-cell/>
          <table:table-cell table:formula="of:=INDEX([.$A$1:.$A$2072]; 185; 1)" office:value-type="float" office:value="287093228800" calcext:value-type="float">
            <text:p>287093228800</text:p>
          </table:table-cell>
          <table:table-cell table:formula="of:=[.$G$7] * [.$F$194] + [.$G$8]" office:value-type="float" office:value="-70.4957977570593" calcext:value-type="float">
            <text:p>-70.4957977570593</text:p>
          </table:table-cell>
          <table:table-cell/>
          <table:table-cell table:formula="of:=INDEX([.$C$1:.$C$2072]; 185; 1)" office:value-type="float" office:value="188798447104" calcext:value-type="float">
            <text:p>188798447104</text:p>
          </table:table-cell>
          <table:table-cell table:formula="of:=[.$J$7] * [.$I$194] + [.$J$8]" office:value-type="float" office:value="6.74462606012821" calcext:value-type="float">
            <text:p>6.74462606012821</text:p>
          </table:table-cell>
        </table:table-row>
        <table:table-row table:style-name="ro1">
          <table:table-cell office:value-type="float" office:value="287093111808" calcext:value-type="float">
            <text:p>287093111808</text:p>
          </table:table-cell>
          <table:table-cell office:value-type="float" office:value="-76.3683929443359" calcext:value-type="float">
            <text:p>-76.3683929443359</text:p>
          </table:table-cell>
          <table:table-cell office:value-type="float" office:value="188798750720" calcext:value-type="float">
            <text:p>188798750720</text:p>
          </table:table-cell>
          <table:table-cell office:value-type="float" office:value="19.7066745758057" calcext:value-type="float">
            <text:p>19.7066745758057</text:p>
          </table:table-cell>
          <table:table-cell/>
          <table:table-cell table:formula="of:=INDEX([.$A$1:.$A$2072]; 186; 1)" office:value-type="float" office:value="287093202688" calcext:value-type="float">
            <text:p>287093202688</text:p>
          </table:table-cell>
          <table:table-cell table:formula="of:=[.$G$7] * [.$F$195] + [.$G$8]" office:value-type="float" office:value="-71.74325559102" calcext:value-type="float">
            <text:p>-71.74325559102</text:p>
          </table:table-cell>
          <table:table-cell/>
          <table:table-cell table:formula="of:=INDEX([.$C$1:.$C$2072]; 186; 1)" office:value-type="float" office:value="188798460672" calcext:value-type="float">
            <text:p>188798460672</text:p>
          </table:table-cell>
          <table:table-cell table:formula="of:=[.$J$7] * [.$I$195] + [.$J$8]" office:value-type="float" office:value="7.39330684393644" calcext:value-type="float">
            <text:p>7.39330684393644</text:p>
          </table:table-cell>
        </table:table-row>
        <table:table-row table:style-name="ro1">
          <table:table-cell office:value-type="float" office:value="287093113088" calcext:value-type="float">
            <text:p>287093113088</text:p>
          </table:table-cell>
          <table:table-cell office:value-type="float" office:value="-76.1656875610352" calcext:value-type="float">
            <text:p>-76.1656875610352</text:p>
          </table:table-cell>
          <table:table-cell office:value-type="float" office:value="188798794240" calcext:value-type="float">
            <text:p>188798794240</text:p>
          </table:table-cell>
          <table:table-cell office:value-type="float" office:value="21.7808952331543" calcext:value-type="float">
            <text:p>21.7808952331543</text:p>
          </table:table-cell>
          <table:table-cell/>
          <table:table-cell table:formula="of:=INDEX([.$A$1:.$A$2072]; 187; 1)" office:value-type="float" office:value="287093131776" calcext:value-type="float">
            <text:p>287093131776</text:p>
          </table:table-cell>
          <table:table-cell table:formula="of:=[.$G$7] * [.$F$196] + [.$G$8]" office:value-type="float" office:value="-75.1309597045183" calcext:value-type="float">
            <text:p>-75.1309597045183</text:p>
          </table:table-cell>
          <table:table-cell/>
          <table:table-cell table:formula="of:=INDEX([.$C$1:.$C$2072]; 187; 1)" office:value-type="float" office:value="188798527744" calcext:value-type="float">
            <text:p>188798527744</text:p>
          </table:table-cell>
          <table:table-cell table:formula="of:=[.$J$7] * [.$I$196] + [.$J$8]" office:value-type="float" office:value="10.5999929830432" calcext:value-type="float">
            <text:p>10.5999929830432</text:p>
          </table:table-cell>
        </table:table-row>
        <table:table-row table:style-name="ro1">
          <table:table-cell office:value-type="float" office:value="287093105920" calcext:value-type="float">
            <text:p>287093105920</text:p>
          </table:table-cell>
          <table:table-cell office:value-type="float" office:value="-76.1514282226563" calcext:value-type="float">
            <text:p>-76.1514282226563</text:p>
          </table:table-cell>
          <table:table-cell office:value-type="float" office:value="188798852096" calcext:value-type="float">
            <text:p>188798852096</text:p>
          </table:table-cell>
          <table:table-cell office:value-type="float" office:value="24.5413913726807" calcext:value-type="float">
            <text:p>24.5413913726807</text:p>
          </table:table-cell>
          <table:table-cell/>
          <table:table-cell table:formula="of:=INDEX([.$A$1:.$A$2072]; 188; 1)" office:value-type="float" office:value="287093115136" calcext:value-type="float">
            <text:p>287093115136</text:p>
          </table:table-cell>
          <table:table-cell table:formula="of:=[.$G$7] * [.$F$197] + [.$G$8]" office:value-type="float" office:value="-75.9259083233774" calcext:value-type="float">
            <text:p>-75.9259083233774</text:p>
          </table:table-cell>
          <table:table-cell/>
          <table:table-cell table:formula="of:=INDEX([.$C$1:.$C$2072]; 188; 1)" office:value-type="float" office:value="188798566144" calcext:value-type="float">
            <text:p>188798566144</text:p>
          </table:table-cell>
          <table:table-cell table:formula="of:=[.$J$7] * [.$I$197] + [.$J$8]" office:value-type="float" office:value="12.435881992802" calcext:value-type="float">
            <text:p>12.435881992802</text:p>
          </table:table-cell>
        </table:table-row>
        <table:table-row table:style-name="ro1">
          <table:table-cell office:value-type="float" office:value="287093096704" calcext:value-type="float">
            <text:p>287093096704</text:p>
          </table:table-cell>
          <table:table-cell office:value-type="float" office:value="-76.340087890625" calcext:value-type="float">
            <text:p>-76.340087890625</text:p>
          </table:table-cell>
          <table:table-cell office:value-type="float" office:value="188798880256" calcext:value-type="float">
            <text:p>188798880256</text:p>
          </table:table-cell>
          <table:table-cell office:value-type="float" office:value="25.9311218261719" calcext:value-type="float">
            <text:p>25.9311218261719</text:p>
          </table:table-cell>
          <table:table-cell/>
          <table:table-cell table:formula="of:=INDEX([.$A$1:.$A$2072]; 189; 1)" office:value-type="float" office:value="287093110528" calcext:value-type="float">
            <text:p>287093110528</text:p>
          </table:table-cell>
          <table:table-cell table:formula="of:=[.$G$7] * [.$F$198] + [.$G$8]" office:value-type="float" office:value="-76.1460479423404" calcext:value-type="float">
            <text:p>-76.1460479423404</text:p>
          </table:table-cell>
          <table:table-cell/>
          <table:table-cell table:formula="of:=INDEX([.$C$1:.$C$2072]; 189; 1)" office:value-type="float" office:value="188798593024" calcext:value-type="float">
            <text:p>188798593024</text:p>
          </table:table-cell>
          <table:table-cell table:formula="of:=[.$J$7] * [.$I$198] + [.$J$8]" office:value-type="float" office:value="13.7210042998195" calcext:value-type="float">
            <text:p>13.7210042998195</text:p>
          </table:table-cell>
        </table:table-row>
        <table:table-row table:style-name="ro1">
          <table:table-cell office:value-type="float" office:value="287093075712" calcext:value-type="float">
            <text:p>287093075712</text:p>
          </table:table-cell>
          <table:table-cell office:value-type="float" office:value="-76.9510498046875" calcext:value-type="float">
            <text:p>-76.9510498046875</text:p>
          </table:table-cell>
          <table:table-cell office:value-type="float" office:value="188798918656" calcext:value-type="float">
            <text:p>188798918656</text:p>
          </table:table-cell>
          <table:table-cell office:value-type="float" office:value="27.944091796875" calcext:value-type="float">
            <text:p>27.944091796875</text:p>
          </table:table-cell>
          <table:table-cell/>
          <table:table-cell table:formula="of:=INDEX([.$A$1:.$A$2072]; 190; 1)" office:value-type="float" office:value="287093107200" calcext:value-type="float">
            <text:p>287093107200</text:p>
          </table:table-cell>
          <table:table-cell table:formula="of:=[.$G$7] * [.$F$199] + [.$G$8]" office:value-type="float" office:value="-76.3050376661122" calcext:value-type="float">
            <text:p>-76.3050376661122</text:p>
          </table:table-cell>
          <table:table-cell/>
          <table:table-cell table:formula="of:=INDEX([.$C$1:.$C$2072]; 190; 1)" office:value-type="float" office:value="188798620416" calcext:value-type="float">
            <text:p>188798620416</text:p>
          </table:table-cell>
          <table:table-cell table:formula="of:=[.$J$7] * [.$I$199] + [.$J$8]" office:value-type="float" office:value="15.0306051280349" calcext:value-type="float">
            <text:p>15.0306051280349</text:p>
          </table:table-cell>
        </table:table-row>
        <table:table-row table:style-name="ro1">
          <table:table-cell office:value-type="float" office:value="287093052160" calcext:value-type="float">
            <text:p>287093052160</text:p>
          </table:table-cell>
          <table:table-cell office:value-type="float" office:value="-77.9078674316406" calcext:value-type="float">
            <text:p>-77.9078674316406</text:p>
          </table:table-cell>
          <table:table-cell office:value-type="float" office:value="188798956544" calcext:value-type="float">
            <text:p>188798956544</text:p>
          </table:table-cell>
          <table:table-cell office:value-type="float" office:value="29.8622169494629" calcext:value-type="float">
            <text:p>29.8622169494629</text:p>
          </table:table-cell>
          <table:table-cell/>
          <table:table-cell table:formula="of:=INDEX([.$A$1:.$A$2072]; 191; 1)" office:value-type="float" office:value="287093105408" calcext:value-type="float">
            <text:p>287093105408</text:p>
          </table:table-cell>
          <table:table-cell table:formula="of:=[.$G$7] * [.$F$200] + [.$G$8]" office:value-type="float" office:value="-76.3906475156546" calcext:value-type="float">
            <text:p>-76.3906475156546</text:p>
          </table:table-cell>
          <table:table-cell/>
          <table:table-cell table:formula="of:=INDEX([.$C$1:.$C$2072]; 191; 1)" office:value-type="float" office:value="188798648832" calcext:value-type="float">
            <text:p>188798648832</text:p>
          </table:table-cell>
          <table:table-cell table:formula="of:=[.$J$7] * [.$I$200] + [.$J$8]" office:value-type="float" office:value="16.3891629949212" calcext:value-type="float">
            <text:p>16.3891629949212</text:p>
          </table:table-cell>
        </table:table-row>
        <table:table-row table:style-name="ro1">
          <table:table-cell office:value-type="float" office:value="287093005824" calcext:value-type="float">
            <text:p>287093005824</text:p>
          </table:table-cell>
          <table:table-cell office:value-type="float" office:value="-80.0019378662109" calcext:value-type="float">
            <text:p>-80.0019378662109</text:p>
          </table:table-cell>
          <table:table-cell office:value-type="float" office:value="188799020032" calcext:value-type="float">
            <text:p>188799020032</text:p>
          </table:table-cell>
          <table:table-cell office:value-type="float" office:value="32.9427299499512" calcext:value-type="float">
            <text:p>32.9427299499512</text:p>
          </table:table-cell>
          <table:table-cell/>
          <table:table-cell table:formula="of:=INDEX([.$A$1:.$A$2072]; 192; 1)" office:value-type="float" office:value="287093105408" calcext:value-type="float">
            <text:p>287093105408</text:p>
          </table:table-cell>
          <table:table-cell table:formula="of:=[.$G$7] * [.$F$201] + [.$G$8]" office:value-type="float" office:value="-76.3906475156546" calcext:value-type="float">
            <text:p>-76.3906475156546</text:p>
          </table:table-cell>
          <table:table-cell/>
          <table:table-cell table:formula="of:=INDEX([.$C$1:.$C$2072]; 192; 1)" office:value-type="float" office:value="188798663424" calcext:value-type="float">
            <text:p>188798663424</text:p>
          </table:table-cell>
          <table:table-cell table:formula="of:=[.$J$7] * [.$I$201] + [.$J$8]" office:value-type="float" office:value="17.0868008192629" calcext:value-type="float">
            <text:p>17.0868008192629</text:p>
          </table:table-cell>
        </table:table-row>
        <table:table-row table:style-name="ro1">
          <table:table-cell office:value-type="float" office:value="287092987392" calcext:value-type="float">
            <text:p>287092987392</text:p>
          </table:table-cell>
          <table:table-cell office:value-type="float" office:value="-80.9371337890625" calcext:value-type="float">
            <text:p>-80.9371337890625</text:p>
          </table:table-cell>
          <table:table-cell office:value-type="float" office:value="188799046912" calcext:value-type="float">
            <text:p>188799046912</text:p>
          </table:table-cell>
          <table:table-cell office:value-type="float" office:value="34.1705932617187" calcext:value-type="float">
            <text:p>34.1705932617187</text:p>
          </table:table-cell>
          <table:table-cell/>
          <table:table-cell table:formula="of:=INDEX([.$A$1:.$A$2072]; 193; 1)" office:value-type="float" office:value="287093106688" calcext:value-type="float">
            <text:p>287093106688</text:p>
          </table:table-cell>
          <table:table-cell table:formula="of:=[.$G$7] * [.$F$202] + [.$G$8]" office:value-type="float" office:value="-76.329497622326" calcext:value-type="float">
            <text:p>-76.329497622326</text:p>
          </table:table-cell>
          <table:table-cell/>
          <table:table-cell table:formula="of:=INDEX([.$C$1:.$C$2072]; 193; 1)" office:value-type="float" office:value="188798692608" calcext:value-type="float">
            <text:p>188798692608</text:p>
          </table:table-cell>
          <table:table-cell table:formula="of:=[.$J$7] * [.$I$202] + [.$J$8]" office:value-type="float" office:value="18.4820764679462" calcext:value-type="float">
            <text:p>18.4820764679462</text:p>
          </table:table-cell>
        </table:table-row>
        <table:table-row table:style-name="ro1">
          <table:table-cell office:value-type="float" office:value="287092958464" calcext:value-type="float">
            <text:p>287092958464</text:p>
          </table:table-cell>
          <table:table-cell office:value-type="float" office:value="-84.3577651977539" calcext:value-type="float">
            <text:p>-84.3577651977539</text:p>
          </table:table-cell>
          <table:table-cell office:value-type="float" office:value="188799283712" calcext:value-type="float">
            <text:p>188799283712</text:p>
          </table:table-cell>
          <table:table-cell office:value-type="float" office:value="45.5696411132813" calcext:value-type="float">
            <text:p>45.5696411132813</text:p>
          </table:table-cell>
          <table:table-cell/>
          <table:table-cell table:formula="of:=INDEX([.$A$1:.$A$2072]; 194; 1)" office:value-type="float" office:value="287093108992" calcext:value-type="float">
            <text:p>287093108992</text:p>
          </table:table-cell>
          <table:table-cell table:formula="of:=[.$G$7] * [.$F$203] + [.$G$8]" office:value-type="float" office:value="-76.2194278147072" calcext:value-type="float">
            <text:p>-76.2194278147072</text:p>
          </table:table-cell>
          <table:table-cell/>
          <table:table-cell table:formula="of:=INDEX([.$C$1:.$C$2072]; 194; 1)" office:value-type="float" office:value="188798721792" calcext:value-type="float">
            <text:p>188798721792</text:p>
          </table:table-cell>
          <table:table-cell table:formula="of:=[.$J$7] * [.$I$203] + [.$J$8]" office:value-type="float" office:value="19.8773521166295" calcext:value-type="float">
            <text:p>19.8773521166295</text:p>
          </table:table-cell>
        </table:table-row>
        <table:table-row table:style-name="ro1">
          <table:table-cell office:value-type="float" office:value="287092983296" calcext:value-type="float">
            <text:p>287092983296</text:p>
          </table:table-cell>
          <table:table-cell office:value-type="float" office:value="-83.4876556396484" calcext:value-type="float">
            <text:p>-83.4876556396484</text:p>
          </table:table-cell>
          <table:table-cell office:value-type="float" office:value="188799315968" calcext:value-type="float">
            <text:p>188799315968</text:p>
          </table:table-cell>
          <table:table-cell office:value-type="float" office:value="47.3933143615723" calcext:value-type="float">
            <text:p>47.3933143615723</text:p>
          </table:table-cell>
          <table:table-cell/>
          <table:table-cell table:formula="of:=INDEX([.$A$1:.$A$2072]; 195; 1)" office:value-type="float" office:value="287093111808" calcext:value-type="float">
            <text:p>287093111808</text:p>
          </table:table-cell>
          <table:table-cell table:formula="of:=[.$G$7] * [.$F$204] + [.$G$8]" office:value-type="float" office:value="-76.0848980471492" calcext:value-type="float">
            <text:p>-76.0848980471492</text:p>
          </table:table-cell>
          <table:table-cell/>
          <table:table-cell table:formula="of:=INDEX([.$C$1:.$C$2072]; 195; 1)" office:value-type="float" office:value="188798750720" calcext:value-type="float">
            <text:p>188798750720</text:p>
          </table:table-cell>
          <table:table-cell table:formula="of:=[.$J$7] * [.$I$204] + [.$J$8]" office:value-type="float" office:value="21.2603885047138" calcext:value-type="float">
            <text:p>21.2603885047138</text:p>
          </table:table-cell>
        </table:table-row>
        <table:table-row table:style-name="ro1">
          <table:table-cell office:value-type="float" office:value="287093042688" calcext:value-type="float">
            <text:p>287093042688</text:p>
          </table:table-cell>
          <table:table-cell office:value-type="float" office:value="-80.8076629638672" calcext:value-type="float">
            <text:p>-80.8076629638672</text:p>
          </table:table-cell>
          <table:table-cell office:value-type="float" office:value="188799373056" calcext:value-type="float">
            <text:p>188799373056</text:p>
          </table:table-cell>
          <table:table-cell office:value-type="float" office:value="50.3373031616211" calcext:value-type="float">
            <text:p>50.3373031616211</text:p>
          </table:table-cell>
          <table:table-cell/>
          <table:table-cell table:formula="of:=INDEX([.$A$1:.$A$2072]; 196; 1)" office:value-type="float" office:value="287093113088" calcext:value-type="float">
            <text:p>287093113088</text:p>
          </table:table-cell>
          <table:table-cell table:formula="of:=[.$G$7] * [.$F$205] + [.$G$8]" office:value-type="float" office:value="-76.0237481538206" calcext:value-type="float">
            <text:p>-76.0237481538206</text:p>
          </table:table-cell>
          <table:table-cell/>
          <table:table-cell table:formula="of:=INDEX([.$C$1:.$C$2072]; 196; 1)" office:value-type="float" office:value="188798794240" calcext:value-type="float">
            <text:p>188798794240</text:p>
          </table:table-cell>
          <table:table-cell table:formula="of:=[.$J$7] * [.$I$205] + [.$J$8]" office:value-type="float" office:value="23.3410627152771" calcext:value-type="float">
            <text:p>23.3410627152771</text:p>
          </table:table-cell>
        </table:table-row>
        <table:table-row table:style-name="ro1">
          <table:table-cell office:value-type="float" office:value="287093052416" calcext:value-type="float">
            <text:p>287093052416</text:p>
          </table:table-cell>
          <table:table-cell office:value-type="float" office:value="-80.3076171875" calcext:value-type="float">
            <text:p>-80.3076171875</text:p>
          </table:table-cell>
          <table:table-cell office:value-type="float" office:value="188799382528" calcext:value-type="float">
            <text:p>188799382528</text:p>
          </table:table-cell>
          <table:table-cell office:value-type="float" office:value="50.7469673156738" calcext:value-type="float">
            <text:p>50.7469673156738</text:p>
          </table:table-cell>
          <table:table-cell/>
          <table:table-cell table:formula="of:=INDEX([.$A$1:.$A$2072]; 197; 1)" office:value-type="float" office:value="287093105920" calcext:value-type="float">
            <text:p>287093105920</text:p>
          </table:table-cell>
          <table:table-cell table:formula="of:=[.$G$7] * [.$F$206] + [.$G$8]" office:value-type="float" office:value="-76.3661875594407" calcext:value-type="float">
            <text:p>-76.3661875594407</text:p>
          </table:table-cell>
          <table:table-cell/>
          <table:table-cell table:formula="of:=INDEX([.$C$1:.$C$2072]; 197; 1)" office:value-type="float" office:value="188798852096" calcext:value-type="float">
            <text:p>188798852096</text:p>
          </table:table-cell>
          <table:table-cell table:formula="of:=[.$J$7] * [.$I$206] + [.$J$8]" office:value-type="float" office:value="26.1071354914457" calcext:value-type="float">
            <text:p>26.1071354914457</text:p>
          </table:table-cell>
        </table:table-row>
        <table:table-row table:style-name="ro1">
          <table:table-cell office:value-type="float" office:value="287093090816" calcext:value-type="float">
            <text:p>287093090816</text:p>
          </table:table-cell>
          <table:table-cell office:value-type="float" office:value="-78.02978515625" calcext:value-type="float">
            <text:p>-78.02978515625</text:p>
          </table:table-cell>
          <table:table-cell office:value-type="float" office:value="188799436544" calcext:value-type="float">
            <text:p>188799436544</text:p>
          </table:table-cell>
          <table:table-cell office:value-type="float" office:value="52.9240112304688" calcext:value-type="float">
            <text:p>52.9240112304688</text:p>
          </table:table-cell>
          <table:table-cell/>
          <table:table-cell table:formula="of:=INDEX([.$A$1:.$A$2072]; 198; 1)" office:value-type="float" office:value="287093096704" calcext:value-type="float">
            <text:p>287093096704</text:p>
          </table:table-cell>
          <table:table-cell table:formula="of:=[.$G$7] * [.$F$207] + [.$G$8]" office:value-type="float" office:value="-76.8064667936415" calcext:value-type="float">
            <text:p>-76.8064667936415</text:p>
          </table:table-cell>
          <table:table-cell/>
          <table:table-cell table:formula="of:=INDEX([.$C$1:.$C$2072]; 198; 1)" office:value-type="float" office:value="188798880256" calcext:value-type="float">
            <text:p>188798880256</text:p>
          </table:table-cell>
          <table:table-cell table:formula="of:=[.$J$7] * [.$I$207] + [.$J$8]" office:value-type="float" office:value="27.4534540995955" calcext:value-type="float">
            <text:p>27.4534540995955</text:p>
          </table:table-cell>
        </table:table-row>
        <table:table-row table:style-name="ro1">
          <table:table-cell office:value-type="float" office:value="287093095936" calcext:value-type="float">
            <text:p>287093095936</text:p>
          </table:table-cell>
          <table:table-cell office:value-type="float" office:value="-77.6644515991211" calcext:value-type="float">
            <text:p>-77.6644515991211</text:p>
          </table:table-cell>
          <table:table-cell office:value-type="float" office:value="188799448576" calcext:value-type="float">
            <text:p>188799448576</text:p>
          </table:table-cell>
          <table:table-cell office:value-type="float" office:value="53.415412902832" calcext:value-type="float">
            <text:p>53.415412902832</text:p>
          </table:table-cell>
          <table:table-cell/>
          <table:table-cell table:formula="of:=INDEX([.$A$1:.$A$2072]; 199; 1)" office:value-type="float" office:value="287093075712" calcext:value-type="float">
            <text:p>287093075712</text:p>
          </table:table-cell>
          <table:table-cell table:formula="of:=[.$G$7] * [.$F$208] + [.$G$8]" office:value-type="float" office:value="-77.8093250524253" calcext:value-type="float">
            <text:p>-77.8093250524253</text:p>
          </table:table-cell>
          <table:table-cell/>
          <table:table-cell table:formula="of:=INDEX([.$C$1:.$C$2072]; 199; 1)" office:value-type="float" office:value="188798918656" calcext:value-type="float">
            <text:p>188798918656</text:p>
          </table:table-cell>
          <table:table-cell table:formula="of:=[.$J$7] * [.$I$208] + [.$J$8]" office:value-type="float" office:value="29.289343111217" calcext:value-type="float">
            <text:p>29.289343111217</text:p>
          </table:table-cell>
        </table:table-row>
        <table:table-row table:style-name="ro1">
          <table:table-cell office:value-type="float" office:value="287093102080" calcext:value-type="float">
            <text:p>287093102080</text:p>
          </table:table-cell>
          <table:table-cell office:value-type="float" office:value="-76.5473861694336" calcext:value-type="float">
            <text:p>-76.5473861694336</text:p>
          </table:table-cell>
          <table:table-cell office:value-type="float" office:value="188799508992" calcext:value-type="float">
            <text:p>188799508992</text:p>
          </table:table-cell>
          <table:table-cell office:value-type="float" office:value="56.1258964538574" calcext:value-type="float">
            <text:p>56.1258964538574</text:p>
          </table:table-cell>
          <table:table-cell/>
          <table:table-cell table:formula="of:=INDEX([.$A$1:.$A$2072]; 200; 1)" office:value-type="float" office:value="287093052160" calcext:value-type="float">
            <text:p>287093052160</text:p>
          </table:table-cell>
          <table:table-cell table:formula="of:=[.$G$7] * [.$F$209] + [.$G$8]" office:value-type="float" office:value="-78.9344830978662" calcext:value-type="float">
            <text:p>-78.9344830978662</text:p>
          </table:table-cell>
          <table:table-cell/>
          <table:table-cell table:formula="of:=INDEX([.$C$1:.$C$2072]; 200; 1)" office:value-type="float" office:value="188798956544" calcext:value-type="float">
            <text:p>188798956544</text:p>
          </table:table-cell>
          <table:table-cell table:formula="of:=[.$J$7] * [.$I$209] + [.$J$8]" office:value-type="float" office:value="31.1007536016405" calcext:value-type="float">
            <text:p>31.1007536016405</text:p>
          </table:table-cell>
        </table:table-row>
        <table:table-row table:style-name="ro1">
          <table:table-cell office:value-type="float" office:value="287093069568" calcext:value-type="float">
            <text:p>287093069568</text:p>
          </table:table-cell>
          <table:table-cell office:value-type="float" office:value="-77.3370513916016" calcext:value-type="float">
            <text:p>-77.3370513916016</text:p>
          </table:table-cell>
          <table:table-cell office:value-type="float" office:value="188799598336" calcext:value-type="float">
            <text:p>188799598336</text:p>
          </table:table-cell>
          <table:table-cell office:value-type="float" office:value="60.5257949829102" calcext:value-type="float">
            <text:p>60.5257949829102</text:p>
          </table:table-cell>
          <table:table-cell/>
          <table:table-cell table:formula="of:=INDEX([.$A$1:.$A$2072]; 201; 1)" office:value-type="float" office:value="287093005824" calcext:value-type="float">
            <text:p>287093005824</text:p>
          </table:table-cell>
          <table:table-cell table:formula="of:=[.$G$7] * [.$F$210] + [.$G$8]" office:value-type="float" office:value="-81.1481092516333" calcext:value-type="float">
            <text:p>-81.1481092516333</text:p>
          </table:table-cell>
          <table:table-cell/>
          <table:table-cell table:formula="of:=INDEX([.$C$1:.$C$2072]; 201; 1)" office:value-type="float" office:value="188799020032" calcext:value-type="float">
            <text:p>188799020032</text:p>
          </table:table-cell>
          <table:table-cell table:formula="of:=[.$J$7] * [.$I$210] + [.$J$8]" office:value-type="float" office:value="34.1360900979489" calcext:value-type="float">
            <text:p>34.1360900979489</text:p>
          </table:table-cell>
        </table:table-row>
        <table:table-row table:style-name="ro1">
          <table:table-cell office:value-type="float" office:value="287093063936" calcext:value-type="float">
            <text:p>287093063936</text:p>
          </table:table-cell>
          <table:table-cell office:value-type="float" office:value="-77.5741348266602" calcext:value-type="float">
            <text:p>-77.5741348266602</text:p>
          </table:table-cell>
          <table:table-cell office:value-type="float" office:value="188799609856" calcext:value-type="float">
            <text:p>188799609856</text:p>
          </table:table-cell>
          <table:table-cell office:value-type="float" office:value="61.0768280029297" calcext:value-type="float">
            <text:p>61.0768280029297</text:p>
          </table:table-cell>
          <table:table-cell/>
          <table:table-cell table:formula="of:=INDEX([.$A$1:.$A$2072]; 202; 1)" office:value-type="float" office:value="287092987392" calcext:value-type="float">
            <text:p>287092987392</text:p>
          </table:table-cell>
          <table:table-cell table:formula="of:=[.$G$7] * [.$F$211] + [.$G$8]" office:value-type="float" office:value="-82.0286677218974" calcext:value-type="float">
            <text:p>-82.0286677218974</text:p>
          </table:table-cell>
          <table:table-cell/>
          <table:table-cell table:formula="of:=INDEX([.$C$1:.$C$2072]; 202; 1)" office:value-type="float" office:value="188799046912" calcext:value-type="float">
            <text:p>188799046912</text:p>
          </table:table-cell>
          <table:table-cell table:formula="of:=[.$J$7] * [.$I$211] + [.$J$8]" office:value-type="float" office:value="35.421212406829" calcext:value-type="float">
            <text:p>35.421212406829</text:p>
          </table:table-cell>
        </table:table-row>
        <table:table-row table:style-name="ro1">
          <table:table-cell office:value-type="float" office:value="287093051392" calcext:value-type="float">
            <text:p>287093051392</text:p>
          </table:table-cell>
          <table:table-cell office:value-type="float" office:value="-78.114013671875" calcext:value-type="float">
            <text:p>-78.114013671875</text:p>
          </table:table-cell>
          <table:table-cell office:value-type="float" office:value="188799632640" calcext:value-type="float">
            <text:p>188799632640</text:p>
          </table:table-cell>
          <table:table-cell office:value-type="float" office:value="62.1794013977051" calcext:value-type="float">
            <text:p>62.1794013977051</text:p>
          </table:table-cell>
          <table:table-cell/>
          <table:table-cell table:formula="of:=INDEX([.$A$1:.$A$2072]; 203; 1)" office:value-type="float" office:value="287092958464" calcext:value-type="float">
            <text:p>287092958464</text:p>
          </table:table-cell>
          <table:table-cell table:formula="of:=[.$G$7] * [.$F$212] + [.$G$8]" office:value-type="float" office:value="-83.4106553215534" calcext:value-type="float">
            <text:p>-83.4106553215534</text:p>
          </table:table-cell>
          <table:table-cell/>
          <table:table-cell table:formula="of:=INDEX([.$C$1:.$C$2072]; 203; 1)" office:value-type="float" office:value="188799283712" calcext:value-type="float">
            <text:p>188799283712</text:p>
          </table:table-cell>
          <table:table-cell table:formula="of:=[.$J$7] * [.$I$212] + [.$J$8]" office:value-type="float" office:value="46.7425279710442" calcext:value-type="float">
            <text:p>46.7425279710442</text:p>
          </table:table-cell>
        </table:table-row>
        <table:table-row table:style-name="ro1">
          <table:table-cell office:value-type="float" office:value="287093044224" calcext:value-type="float">
            <text:p>287093044224</text:p>
          </table:table-cell>
          <table:table-cell office:value-type="float" office:value="-78.4187240600586" calcext:value-type="float">
            <text:p>-78.4187240600586</text:p>
          </table:table-cell>
          <table:table-cell office:value-type="float" office:value="188799643904" calcext:value-type="float">
            <text:p>188799643904</text:p>
          </table:table-cell>
          <table:table-cell office:value-type="float" office:value="62.7267532348633" calcext:value-type="float">
            <text:p>62.7267532348633</text:p>
          </table:table-cell>
          <table:table-cell/>
          <table:table-cell table:formula="of:=INDEX([.$A$1:.$A$2072]; 204; 1)" office:value-type="float" office:value="287092983296" calcext:value-type="float">
            <text:p>287092983296</text:p>
          </table:table-cell>
          <table:table-cell table:formula="of:=[.$G$7] * [.$F$213] + [.$G$8]" office:value-type="float" office:value="-82.2243473809212" calcext:value-type="float">
            <text:p>-82.2243473809212</text:p>
          </table:table-cell>
          <table:table-cell/>
          <table:table-cell table:formula="of:=INDEX([.$C$1:.$C$2072]; 204; 1)" office:value-type="float" office:value="188799315968" calcext:value-type="float">
            <text:p>188799315968</text:p>
          </table:table-cell>
          <table:table-cell table:formula="of:=[.$J$7] * [.$I$213] + [.$J$8]" office:value-type="float" office:value="48.2846747413278" calcext:value-type="float">
            <text:p>48.2846747413278</text:p>
          </table:table-cell>
        </table:table-row>
        <table:table-row table:style-name="ro1">
          <table:table-cell office:value-type="float" office:value="287093020928" calcext:value-type="float">
            <text:p>287093020928</text:p>
          </table:table-cell>
          <table:table-cell office:value-type="float" office:value="-79.4510192871094" calcext:value-type="float">
            <text:p>-79.4510192871094</text:p>
          </table:table-cell>
          <table:table-cell office:value-type="float" office:value="188799677696" calcext:value-type="float">
            <text:p>188799677696</text:p>
          </table:table-cell>
          <table:table-cell office:value-type="float" office:value="64.3562927246094" calcext:value-type="float">
            <text:p>64.3562927246094</text:p>
          </table:table-cell>
          <table:table-cell/>
          <table:table-cell table:formula="of:=INDEX([.$A$1:.$A$2072]; 205; 1)" office:value-type="float" office:value="287093042688" calcext:value-type="float">
            <text:p>287093042688</text:p>
          </table:table-cell>
          <table:table-cell table:formula="of:=[.$G$7] * [.$F$214] + [.$G$8]" office:value-type="float" office:value="-79.3869923111051" calcext:value-type="float">
            <text:p>-79.3869923111051</text:p>
          </table:table-cell>
          <table:table-cell/>
          <table:table-cell table:formula="of:=INDEX([.$C$1:.$C$2072]; 205; 1)" office:value-type="float" office:value="188799373056" calcext:value-type="float">
            <text:p>188799373056</text:p>
          </table:table-cell>
          <table:table-cell table:formula="of:=[.$J$7] * [.$I$214] + [.$J$8]" office:value-type="float" office:value="51.0140297356993" calcext:value-type="float">
            <text:p>51.0140297356993</text:p>
          </table:table-cell>
        </table:table-row>
        <table:table-row table:style-name="ro1">
          <table:table-cell office:value-type="float" office:value="287093005568" calcext:value-type="float">
            <text:p>287093005568</text:p>
          </table:table-cell>
          <table:table-cell office:value-type="float" office:value="-80.1923294067383" calcext:value-type="float">
            <text:p>-80.1923294067383</text:p>
          </table:table-cell>
          <table:table-cell office:value-type="float" office:value="188799701504" calcext:value-type="float">
            <text:p>188799701504</text:p>
          </table:table-cell>
          <table:table-cell office:value-type="float" office:value="65.4640808105469" calcext:value-type="float">
            <text:p>65.4640808105469</text:p>
          </table:table-cell>
          <table:table-cell/>
          <table:table-cell table:formula="of:=INDEX([.$A$1:.$A$2072]; 206; 1)" office:value-type="float" office:value="287093052416" calcext:value-type="float">
            <text:p>287093052416</text:p>
          </table:table-cell>
          <table:table-cell table:formula="of:=[.$G$7] * [.$F$215] + [.$G$8]" office:value-type="float" office:value="-78.9222531188279" calcext:value-type="float">
            <text:p>-78.9222531188279</text:p>
          </table:table-cell>
          <table:table-cell/>
          <table:table-cell table:formula="of:=INDEX([.$C$1:.$C$2072]; 206; 1)" office:value-type="float" office:value="188799382528" calcext:value-type="float">
            <text:p>188799382528</text:p>
          </table:table-cell>
          <table:table-cell table:formula="of:=[.$J$7] * [.$I$215] + [.$J$8]" office:value-type="float" office:value="51.4668823592365" calcext:value-type="float">
            <text:p>51.4668823592365</text:p>
          </table:table-cell>
        </table:table-row>
        <table:table-row table:style-name="ro1">
          <table:table-cell office:value-type="float" office:value="287092984576" calcext:value-type="float">
            <text:p>287092984576</text:p>
          </table:table-cell>
          <table:table-cell office:value-type="float" office:value="-81.3089141845703" calcext:value-type="float">
            <text:p>-81.3089141845703</text:p>
          </table:table-cell>
          <table:table-cell office:value-type="float" office:value="188799740160" calcext:value-type="float">
            <text:p>188799740160</text:p>
          </table:table-cell>
          <table:table-cell office:value-type="float" office:value="67.2024841308594" calcext:value-type="float">
            <text:p>67.2024841308594</text:p>
          </table:table-cell>
          <table:table-cell/>
          <table:table-cell table:formula="of:=INDEX([.$A$1:.$A$2072]; 207; 1)" office:value-type="float" office:value="287093090816" calcext:value-type="float">
            <text:p>287093090816</text:p>
          </table:table-cell>
          <table:table-cell table:formula="of:=[.$G$7] * [.$F$216] + [.$G$8]" office:value-type="float" office:value="-77.087756305933" calcext:value-type="float">
            <text:p>-77.087756305933</text:p>
          </table:table-cell>
          <table:table-cell/>
          <table:table-cell table:formula="of:=INDEX([.$C$1:.$C$2072]; 207; 1)" office:value-type="float" office:value="188799436544" calcext:value-type="float">
            <text:p>188799436544</text:p>
          </table:table-cell>
          <table:table-cell table:formula="of:=[.$J$7] * [.$I$216] + [.$J$8]" office:value-type="float" office:value="54.0493662338704" calcext:value-type="float">
            <text:p>54.0493662338704</text:p>
          </table:table-cell>
        </table:table-row>
        <table:table-row table:style-name="ro1">
          <table:table-cell office:value-type="float" office:value="287092973312" calcext:value-type="float">
            <text:p>287092973312</text:p>
          </table:table-cell>
          <table:table-cell office:value-type="float" office:value="-81.9910202026367" calcext:value-type="float">
            <text:p>-81.9910202026367</text:p>
          </table:table-cell>
          <table:table-cell office:value-type="float" office:value="188799767808" calcext:value-type="float">
            <text:p>188799767808</text:p>
          </table:table-cell>
          <table:table-cell office:value-type="float" office:value="68.4377517700195" calcext:value-type="float">
            <text:p>68.4377517700195</text:p>
          </table:table-cell>
          <table:table-cell/>
          <table:table-cell table:formula="of:=INDEX([.$A$1:.$A$2072]; 208; 1)" office:value-type="float" office:value="287093095936" calcext:value-type="float">
            <text:p>287093095936</text:p>
          </table:table-cell>
          <table:table-cell table:formula="of:=[.$G$7] * [.$F$217] + [.$G$8]" office:value-type="float" office:value="-76.8431567307562" calcext:value-type="float">
            <text:p>-76.8431567307562</text:p>
          </table:table-cell>
          <table:table-cell/>
          <table:table-cell table:formula="of:=INDEX([.$C$1:.$C$2072]; 208; 1)" office:value-type="float" office:value="188799448576" calcext:value-type="float">
            <text:p>188799448576</text:p>
          </table:table-cell>
          <table:table-cell table:formula="of:=[.$J$7] * [.$I$217] + [.$J$8]" office:value-type="float" office:value="54.6246114578098" calcext:value-type="float">
            <text:p>54.6246114578098</text:p>
          </table:table-cell>
        </table:table-row>
        <table:table-row table:style-name="ro1">
          <table:table-cell office:value-type="float" office:value="287092965632" calcext:value-type="float">
            <text:p>287092965632</text:p>
          </table:table-cell>
          <table:table-cell office:value-type="float" office:value="-82.5751571655274" calcext:value-type="float">
            <text:p>-82.5751571655274</text:p>
          </table:table-cell>
          <table:table-cell office:value-type="float" office:value="188799796992" calcext:value-type="float">
            <text:p>188799796992</text:p>
          </table:table-cell>
          <table:table-cell office:value-type="float" office:value="69.7419662475586" calcext:value-type="float">
            <text:p>69.7419662475586</text:p>
          </table:table-cell>
          <table:table-cell/>
          <table:table-cell table:formula="of:=INDEX([.$A$1:.$A$2072]; 209; 1)" office:value-type="float" office:value="287093102080" calcext:value-type="float">
            <text:p>287093102080</text:p>
          </table:table-cell>
          <table:table-cell table:formula="of:=[.$G$7] * [.$F$218] + [.$G$8]" office:value-type="float" office:value="-76.549637241289" calcext:value-type="float">
            <text:p>-76.549637241289</text:p>
          </table:table-cell>
          <table:table-cell/>
          <table:table-cell table:formula="of:=INDEX([.$C$1:.$C$2072]; 209; 1)" office:value-type="float" office:value="188799508992" calcext:value-type="float">
            <text:p>188799508992</text:p>
          </table:table-cell>
          <table:table-cell table:formula="of:=[.$J$7] * [.$I$218] + [.$J$8]" office:value-type="float" office:value="57.5130768343806" calcext:value-type="float">
            <text:p>57.5130768343806</text:p>
          </table:table-cell>
        </table:table-row>
        <table:table-row table:style-name="ro1">
          <table:table-cell office:value-type="float" office:value="287092961536" calcext:value-type="float">
            <text:p>287092961536</text:p>
          </table:table-cell>
          <table:table-cell office:value-type="float" office:value="-83.0209655761719" calcext:value-type="float">
            <text:p>-83.0209655761719</text:p>
          </table:table-cell>
          <table:table-cell office:value-type="float" office:value="188799826944" calcext:value-type="float">
            <text:p>188799826944</text:p>
          </table:table-cell>
          <table:table-cell office:value-type="float" office:value="71.1126327514648" calcext:value-type="float">
            <text:p>71.1126327514648</text:p>
          </table:table-cell>
          <table:table-cell/>
          <table:table-cell table:formula="of:=INDEX([.$A$1:.$A$2072]; 210; 1)" office:value-type="float" office:value="287093069568" calcext:value-type="float">
            <text:p>287093069568</text:p>
          </table:table-cell>
          <table:table-cell table:formula="of:=[.$G$7] * [.$F$219] + [.$G$8]" office:value-type="float" office:value="-78.1028445418924" calcext:value-type="float">
            <text:p>-78.1028445418924</text:p>
          </table:table-cell>
          <table:table-cell/>
          <table:table-cell table:formula="of:=INDEX([.$C$1:.$C$2072]; 210; 1)" office:value-type="float" office:value="188799598336" calcext:value-type="float">
            <text:p>188799598336</text:p>
          </table:table-cell>
          <table:table-cell table:formula="of:=[.$J$7] * [.$I$219] + [.$J$8]" office:value-type="float" office:value="61.7845785990357" calcext:value-type="float">
            <text:p>61.7845785990357</text:p>
          </table:table-cell>
        </table:table-row>
        <table:table-row table:style-name="ro1">
          <table:table-cell office:value-type="float" office:value="287092961280" calcext:value-type="float">
            <text:p>287092961280</text:p>
          </table:table-cell>
          <table:table-cell office:value-type="float" office:value="-83.1811370849609" calcext:value-type="float">
            <text:p>-83.1811370849609</text:p>
          </table:table-cell>
          <table:table-cell office:value-type="float" office:value="188799842048" calcext:value-type="float">
            <text:p>188799842048</text:p>
          </table:table-cell>
          <table:table-cell office:value-type="float" office:value="71.8170623779297" calcext:value-type="float">
            <text:p>71.8170623779297</text:p>
          </table:table-cell>
          <table:table-cell/>
          <table:table-cell table:formula="of:=INDEX([.$A$1:.$A$2072]; 211; 1)" office:value-type="float" office:value="287093063936" calcext:value-type="float">
            <text:p>287093063936</text:p>
          </table:table-cell>
          <table:table-cell table:formula="of:=[.$G$7] * [.$F$220] + [.$G$8]" office:value-type="float" office:value="-78.3719040751457" calcext:value-type="float">
            <text:p>-78.3719040751457</text:p>
          </table:table-cell>
          <table:table-cell/>
          <table:table-cell table:formula="of:=INDEX([.$C$1:.$C$2072]; 211; 1)" office:value-type="float" office:value="188799609856" calcext:value-type="float">
            <text:p>188799609856</text:p>
          </table:table-cell>
          <table:table-cell table:formula="of:=[.$J$7] * [.$I$220] + [.$J$8]" office:value-type="float" office:value="62.3353453017771" calcext:value-type="float">
            <text:p>62.3353453017771</text:p>
          </table:table-cell>
        </table:table-row>
        <table:table-row table:style-name="ro1">
          <table:table-cell office:value-type="float" office:value="287092964352" calcext:value-type="float">
            <text:p>287092964352</text:p>
          </table:table-cell>
          <table:table-cell office:value-type="float" office:value="-83.3467636108398" calcext:value-type="float">
            <text:p>-83.3467636108398</text:p>
          </table:table-cell>
          <table:table-cell office:value-type="float" office:value="188799870976" calcext:value-type="float">
            <text:p>188799870976</text:p>
          </table:table-cell>
          <table:table-cell office:value-type="float" office:value="73.2363815307617" calcext:value-type="float">
            <text:p>73.2363815307617</text:p>
          </table:table-cell>
          <table:table-cell/>
          <table:table-cell table:formula="of:=INDEX([.$A$1:.$A$2072]; 212; 1)" office:value-type="float" office:value="287093051392" calcext:value-type="float">
            <text:p>287093051392</text:p>
          </table:table-cell>
          <table:table-cell table:formula="of:=[.$G$7] * [.$F$221] + [.$G$8]" office:value-type="float" office:value="-78.9711730331183" calcext:value-type="float">
            <text:p>-78.9711730331183</text:p>
          </table:table-cell>
          <table:table-cell/>
          <table:table-cell table:formula="of:=INDEX([.$C$1:.$C$2072]; 212; 1)" office:value-type="float" office:value="188799632640" calcext:value-type="float">
            <text:p>188799632640</text:p>
          </table:table-cell>
          <table:table-cell table:formula="of:=[.$J$7] * [.$I$221] + [.$J$8]" office:value-type="float" office:value="63.4246394485235" calcext:value-type="float">
            <text:p>63.4246394485235</text:p>
          </table:table-cell>
        </table:table-row>
        <table:table-row table:style-name="ro1">
          <table:table-cell office:value-type="float" office:value="287092977152" calcext:value-type="float">
            <text:p>287092977152</text:p>
          </table:table-cell>
          <table:table-cell office:value-type="float" office:value="-83.1854782104492" calcext:value-type="float">
            <text:p>-83.1854782104492</text:p>
          </table:table-cell>
          <table:table-cell office:value-type="float" office:value="188799909120" calcext:value-type="float">
            <text:p>188799909120</text:p>
          </table:table-cell>
          <table:table-cell office:value-type="float" office:value="75.2535552978516" calcext:value-type="float">
            <text:p>75.2535552978516</text:p>
          </table:table-cell>
          <table:table-cell/>
          <table:table-cell table:formula="of:=INDEX([.$A$1:.$A$2072]; 213; 1)" office:value-type="float" office:value="287093044224" calcext:value-type="float">
            <text:p>287093044224</text:p>
          </table:table-cell>
          <table:table-cell table:formula="of:=[.$G$7] * [.$F$222] + [.$G$8]" office:value-type="float" office:value="-79.3136124387384" calcext:value-type="float">
            <text:p>-79.3136124387384</text:p>
          </table:table-cell>
          <table:table-cell/>
          <table:table-cell table:formula="of:=INDEX([.$C$1:.$C$2072]; 213; 1)" office:value-type="float" office:value="188799643904" calcext:value-type="float">
            <text:p>188799643904</text:p>
          </table:table-cell>
          <table:table-cell table:formula="of:=[.$J$7] * [.$I$222] + [.$J$8]" office:value-type="float" office:value="63.9631668925285" calcext:value-type="float">
            <text:p>63.9631668925285</text:p>
          </table:table-cell>
        </table:table-row>
        <table:table-row table:style-name="ro1">
          <table:table-cell office:value-type="float" office:value="287092996608" calcext:value-type="float">
            <text:p>287092996608</text:p>
          </table:table-cell>
          <table:table-cell office:value-type="float" office:value="-82.5661468505859" calcext:value-type="float">
            <text:p>-82.5661468505859</text:p>
          </table:table-cell>
          <table:table-cell office:value-type="float" office:value="188799941120" calcext:value-type="float">
            <text:p>188799941120</text:p>
          </table:table-cell>
          <table:table-cell office:value-type="float" office:value="76.9994354248047" calcext:value-type="float">
            <text:p>76.9994354248047</text:p>
          </table:table-cell>
          <table:table-cell/>
          <table:table-cell table:formula="of:=INDEX([.$A$1:.$A$2072]; 214; 1)" office:value-type="float" office:value="287093020928" calcext:value-type="float">
            <text:p>287093020928</text:p>
          </table:table-cell>
          <table:table-cell table:formula="of:=[.$G$7] * [.$F$223] + [.$G$8]" office:value-type="float" office:value="-80.426540505141" calcext:value-type="float">
            <text:p>-80.426540505141</text:p>
          </table:table-cell>
          <table:table-cell/>
          <table:table-cell table:formula="of:=INDEX([.$C$1:.$C$2072]; 214; 1)" office:value-type="float" office:value="188799677696" calcext:value-type="float">
            <text:p>188799677696</text:p>
          </table:table-cell>
          <table:table-cell table:formula="of:=[.$J$7] * [.$I$223] + [.$J$8]" office:value-type="float" office:value="65.5787492208183" calcext:value-type="float">
            <text:p>65.5787492208183</text:p>
          </table:table-cell>
        </table:table-row>
        <table:table-row table:style-name="ro1">
          <table:table-cell office:value-type="float" office:value="287093016576" calcext:value-type="float">
            <text:p>287093016576</text:p>
          </table:table-cell>
          <table:table-cell office:value-type="float" office:value="-81.6865921020508" calcext:value-type="float">
            <text:p>-81.6865921020508</text:p>
          </table:table-cell>
          <table:table-cell office:value-type="float" office:value="188799973120" calcext:value-type="float">
            <text:p>188799973120</text:p>
          </table:table-cell>
          <table:table-cell office:value-type="float" office:value="78.5746841430664" calcext:value-type="float">
            <text:p>78.5746841430664</text:p>
          </table:table-cell>
          <table:table-cell/>
          <table:table-cell table:formula="of:=INDEX([.$A$1:.$A$2072]; 215; 1)" office:value-type="float" office:value="287093005568" calcext:value-type="float">
            <text:p>287093005568</text:p>
          </table:table-cell>
          <table:table-cell table:formula="of:=[.$G$7] * [.$F$224] + [.$G$8]" office:value-type="float" office:value="-81.1603392306715" calcext:value-type="float">
            <text:p>-81.1603392306715</text:p>
          </table:table-cell>
          <table:table-cell/>
          <table:table-cell table:formula="of:=INDEX([.$C$1:.$C$2072]; 215; 1)" office:value-type="float" office:value="188799701504" calcext:value-type="float">
            <text:p>188799701504</text:p>
          </table:table-cell>
          <table:table-cell table:formula="of:=[.$J$7] * [.$I$224] + [.$J$8]" office:value-type="float" office:value="66.7170004080981" calcext:value-type="float">
            <text:p>66.7170004080981</text:p>
          </table:table-cell>
        </table:table-row>
        <table:table-row table:style-name="ro1">
          <table:table-cell office:value-type="float" office:value="287093046528" calcext:value-type="float">
            <text:p>287093046528</text:p>
          </table:table-cell>
          <table:table-cell office:value-type="float" office:value="-80.0065307617188" calcext:value-type="float">
            <text:p>-80.0065307617188</text:p>
          </table:table-cell>
          <table:table-cell office:value-type="float" office:value="188800033280" calcext:value-type="float">
            <text:p>188800033280</text:p>
          </table:table-cell>
          <table:table-cell office:value-type="float" office:value="81.2031860351562" calcext:value-type="float">
            <text:p>81.2031860351562</text:p>
          </table:table-cell>
          <table:table-cell/>
          <table:table-cell table:formula="of:=INDEX([.$A$1:.$A$2072]; 216; 1)" office:value-type="float" office:value="287092984576" calcext:value-type="float">
            <text:p>287092984576</text:p>
          </table:table-cell>
          <table:table-cell table:formula="of:=[.$G$7] * [.$F$225] + [.$G$8]" office:value-type="float" office:value="-82.1631974875927" calcext:value-type="float">
            <text:p>-82.1631974875927</text:p>
          </table:table-cell>
          <table:table-cell/>
          <table:table-cell table:formula="of:=INDEX([.$C$1:.$C$2072]; 216; 1)" office:value-type="float" office:value="188799740160" calcext:value-type="float">
            <text:p>188799740160</text:p>
          </table:table-cell>
          <table:table-cell table:formula="of:=[.$J$7] * [.$I$225] + [.$J$8]" office:value-type="float" office:value="68.565128678456" calcext:value-type="float">
            <text:p>68.565128678456</text:p>
          </table:table-cell>
        </table:table-row>
        <table:table-row table:style-name="ro1">
          <table:table-cell office:value-type="float" office:value="287093057024" calcext:value-type="float">
            <text:p>287093057024</text:p>
          </table:table-cell>
          <table:table-cell office:value-type="float" office:value="-78.9990997314453" calcext:value-type="float">
            <text:p>-78.9990997314453</text:p>
          </table:table-cell>
          <table:table-cell office:value-type="float" office:value="188800087552" calcext:value-type="float">
            <text:p>188800087552</text:p>
          </table:table-cell>
          <table:table-cell office:value-type="float" office:value="83.6089553833008" calcext:value-type="float">
            <text:p>83.6089553833008</text:p>
          </table:table-cell>
          <table:table-cell/>
          <table:table-cell table:formula="of:=INDEX([.$A$1:.$A$2072]; 217; 1)" office:value-type="float" office:value="287092973312" calcext:value-type="float">
            <text:p>287092973312</text:p>
          </table:table-cell>
          <table:table-cell table:formula="of:=[.$G$7] * [.$F$226] + [.$G$8]" office:value-type="float" office:value="-82.7013165540993" calcext:value-type="float">
            <text:p>-82.7013165540993</text:p>
          </table:table-cell>
          <table:table-cell/>
          <table:table-cell table:formula="of:=INDEX([.$C$1:.$C$2072]; 217; 1)" office:value-type="float" office:value="188799767808" calcext:value-type="float">
            <text:p>188799767808</text:p>
          </table:table-cell>
          <table:table-cell table:formula="of:=[.$J$7] * [.$I$226] + [.$J$8]" office:value-type="float" office:value="69.8869687654078" calcext:value-type="float">
            <text:p>69.8869687654078</text:p>
          </table:table-cell>
        </table:table-row>
        <table:table-row table:style-name="ro1">
          <table:table-cell office:value-type="float" office:value="287093056768" calcext:value-type="float">
            <text:p>287093056768</text:p>
          </table:table-cell>
          <table:table-cell office:value-type="float" office:value="-78.8517150878906" calcext:value-type="float">
            <text:p>-78.8517150878906</text:p>
          </table:table-cell>
          <table:table-cell office:value-type="float" office:value="188800101120" calcext:value-type="float">
            <text:p>188800101120</text:p>
          </table:table-cell>
          <table:table-cell office:value-type="float" office:value="84.2461013793945" calcext:value-type="float">
            <text:p>84.2461013793945</text:p>
          </table:table-cell>
          <table:table-cell/>
          <table:table-cell table:formula="of:=INDEX([.$A$1:.$A$2072]; 218; 1)" office:value-type="float" office:value="287092965632" calcext:value-type="float">
            <text:p>287092965632</text:p>
          </table:table-cell>
          <table:table-cell table:formula="of:=[.$G$7] * [.$F$227] + [.$G$8]" office:value-type="float" office:value="-83.0682159159333" calcext:value-type="float">
            <text:p>-83.0682159159333</text:p>
          </table:table-cell>
          <table:table-cell/>
          <table:table-cell table:formula="of:=INDEX([.$C$1:.$C$2072]; 218; 1)" office:value-type="float" office:value="188799796992" calcext:value-type="float">
            <text:p>188799796992</text:p>
          </table:table-cell>
          <table:table-cell table:formula="of:=[.$J$7] * [.$I$227] + [.$J$8]" office:value-type="float" office:value="71.2822444140911" calcext:value-type="float">
            <text:p>71.2822444140911</text:p>
          </table:table-cell>
        </table:table-row>
        <table:table-row table:style-name="ro1">
          <table:table-cell office:value-type="float" office:value="287093052160" calcext:value-type="float">
            <text:p>287093052160</text:p>
          </table:table-cell>
          <table:table-cell office:value-type="float" office:value="-78.7189254760742" calcext:value-type="float">
            <text:p>-78.7189254760742</text:p>
          </table:table-cell>
          <table:table-cell office:value-type="float" office:value="188800127488" calcext:value-type="float">
            <text:p>188800127488</text:p>
          </table:table-cell>
          <table:table-cell office:value-type="float" office:value="85.5311050415039" calcext:value-type="float">
            <text:p>85.5311050415039</text:p>
          </table:table-cell>
          <table:table-cell/>
          <table:table-cell table:formula="of:=INDEX([.$A$1:.$A$2072]; 219; 1)" office:value-type="float" office:value="287092961536" calcext:value-type="float">
            <text:p>287092961536</text:p>
          </table:table-cell>
          <table:table-cell table:formula="of:=[.$G$7] * [.$F$228] + [.$G$8]" office:value-type="float" office:value="-83.2638955749571" calcext:value-type="float">
            <text:p>-83.2638955749571</text:p>
          </table:table-cell>
          <table:table-cell/>
          <table:table-cell table:formula="of:=INDEX([.$C$1:.$C$2072]; 219; 1)" office:value-type="float" office:value="188799826944" calcext:value-type="float">
            <text:p>188799826944</text:p>
          </table:table-cell>
          <table:table-cell table:formula="of:=[.$J$7] * [.$I$228] + [.$J$8]" office:value-type="float" office:value="72.7142378427088" calcext:value-type="float">
            <text:p>72.7142378427088</text:p>
          </table:table-cell>
        </table:table-row>
        <table:table-row table:style-name="ro1">
          <table:table-cell office:value-type="float" office:value="287093042944" calcext:value-type="float">
            <text:p>287093042944</text:p>
          </table:table-cell>
          <table:table-cell office:value-type="float" office:value="-78.8139266967773" calcext:value-type="float">
            <text:p>-78.8139266967773</text:p>
          </table:table-cell>
          <table:table-cell office:value-type="float" office:value="188800151552" calcext:value-type="float">
            <text:p>188800151552</text:p>
          </table:table-cell>
          <table:table-cell office:value-type="float" office:value="86.7950973510742" calcext:value-type="float">
            <text:p>86.7950973510742</text:p>
          </table:table-cell>
          <table:table-cell/>
          <table:table-cell table:formula="of:=INDEX([.$A$1:.$A$2072]; 220; 1)" office:value-type="float" office:value="287092961280" calcext:value-type="float">
            <text:p>287092961280</text:p>
          </table:table-cell>
          <table:table-cell table:formula="of:=[.$G$7] * [.$F$229] + [.$G$8]" office:value-type="float" office:value="-83.2761255539954" calcext:value-type="float">
            <text:p>-83.2761255539954</text:p>
          </table:table-cell>
          <table:table-cell/>
          <table:table-cell table:formula="of:=INDEX([.$C$1:.$C$2072]; 220; 1)" office:value-type="float" office:value="188799842048" calcext:value-type="float">
            <text:p>188799842048</text:p>
          </table:table-cell>
          <table:table-cell table:formula="of:=[.$J$7] * [.$I$229] + [.$J$8]" office:value-type="float" office:value="73.4363541863859" calcext:value-type="float">
            <text:p>73.4363541863859</text:p>
          </table:table-cell>
        </table:table-row>
        <table:table-row table:style-name="ro1">
          <table:table-cell office:value-type="float" office:value="287093036544" calcext:value-type="float">
            <text:p>287093036544</text:p>
          </table:table-cell>
          <table:table-cell office:value-type="float" office:value="-78.9488525390625" calcext:value-type="float">
            <text:p>-78.9488525390625</text:p>
          </table:table-cell>
          <table:table-cell office:value-type="float" office:value="188800162304" calcext:value-type="float">
            <text:p>188800162304</text:p>
          </table:table-cell>
          <table:table-cell office:value-type="float" office:value="87.3986968994141" calcext:value-type="float">
            <text:p>87.3986968994141</text:p>
          </table:table-cell>
          <table:table-cell/>
          <table:table-cell table:formula="of:=INDEX([.$A$1:.$A$2072]; 221; 1)" office:value-type="float" office:value="287092964352" calcext:value-type="float">
            <text:p>287092964352</text:p>
          </table:table-cell>
          <table:table-cell table:formula="of:=[.$G$7] * [.$F$230] + [.$G$8]" office:value-type="float" office:value="-83.1293658092618" calcext:value-type="float">
            <text:p>-83.1293658092618</text:p>
          </table:table-cell>
          <table:table-cell/>
          <table:table-cell table:formula="of:=INDEX([.$C$1:.$C$2072]; 221; 1)" office:value-type="float" office:value="188799870976" calcext:value-type="float">
            <text:p>188799870976</text:p>
          </table:table-cell>
          <table:table-cell table:formula="of:=[.$J$7] * [.$I$230] + [.$J$8]" office:value-type="float" office:value="74.8193905744702" calcext:value-type="float">
            <text:p>74.8193905744702</text:p>
          </table:table-cell>
        </table:table-row>
        <table:table-row table:style-name="ro1">
          <table:table-cell office:value-type="float" office:value="287093003264" calcext:value-type="float">
            <text:p>287093003264</text:p>
          </table:table-cell>
          <table:table-cell office:value-type="float" office:value="-80.0148162841797" calcext:value-type="float">
            <text:p>-80.0148162841797</text:p>
          </table:table-cell>
          <table:table-cell office:value-type="float" office:value="188800194048" calcext:value-type="float">
            <text:p>188800194048</text:p>
          </table:table-cell>
          <table:table-cell office:value-type="float" office:value="89.4545364379883" calcext:value-type="float">
            <text:p>89.4545364379883</text:p>
          </table:table-cell>
          <table:table-cell/>
          <table:table-cell table:formula="of:=INDEX([.$A$1:.$A$2072]; 222; 1)" office:value-type="float" office:value="287092977152" calcext:value-type="float">
            <text:p>287092977152</text:p>
          </table:table-cell>
          <table:table-cell table:formula="of:=[.$G$7] * [.$F$231] + [.$G$8]" office:value-type="float" office:value="-82.517866872251" calcext:value-type="float">
            <text:p>-82.517866872251</text:p>
          </table:table-cell>
          <table:table-cell/>
          <table:table-cell table:formula="of:=INDEX([.$C$1:.$C$2072]; 222; 1)" office:value-type="float" office:value="188799909120" calcext:value-type="float">
            <text:p>188799909120</text:p>
          </table:table-cell>
          <table:table-cell table:formula="of:=[.$J$7] * [.$I$231] + [.$J$8]" office:value-type="float" office:value="76.6430403254926" calcext:value-type="float">
            <text:p>76.6430403254926</text:p>
          </table:table-cell>
        </table:table-row>
        <table:table-row table:style-name="ro1">
          <table:table-cell office:value-type="float" office:value="287092941312" calcext:value-type="float">
            <text:p>287092941312</text:p>
          </table:table-cell>
          <table:table-cell office:value-type="float" office:value="-82.7321472167969" calcext:value-type="float">
            <text:p>-82.7321472167969</text:p>
          </table:table-cell>
          <table:table-cell office:value-type="float" office:value="188800232448" calcext:value-type="float">
            <text:p>188800232448</text:p>
          </table:table-cell>
          <table:table-cell office:value-type="float" office:value="91.6142654418945" calcext:value-type="float">
            <text:p>91.6142654418945</text:p>
          </table:table-cell>
          <table:table-cell/>
          <table:table-cell table:formula="of:=INDEX([.$A$1:.$A$2072]; 223; 1)" office:value-type="float" office:value="287092996608" calcext:value-type="float">
            <text:p>287092996608</text:p>
          </table:table-cell>
          <table:table-cell table:formula="of:=[.$G$7] * [.$F$232] + [.$G$8]" office:value-type="float" office:value="-81.588388485834" calcext:value-type="float">
            <text:p>-81.588388485834</text:p>
          </table:table-cell>
          <table:table-cell/>
          <table:table-cell table:formula="of:=INDEX([.$C$1:.$C$2072]; 223; 1)" office:value-type="float" office:value="188799941120" calcext:value-type="float">
            <text:p>188799941120</text:p>
          </table:table-cell>
          <table:table-cell table:formula="of:=[.$J$7] * [.$I$232] + [.$J$8]" office:value-type="float" office:value="78.1729478333145" calcext:value-type="float">
            <text:p>78.1729478333145</text:p>
          </table:table-cell>
        </table:table-row>
        <table:table-row table:style-name="ro1">
          <table:table-cell office:value-type="float" office:value="287092919040" calcext:value-type="float">
            <text:p>287092919040</text:p>
          </table:table-cell>
          <table:table-cell office:value-type="float" office:value="-83.8082504272461" calcext:value-type="float">
            <text:p>-83.8082504272461</text:p>
          </table:table-cell>
          <table:table-cell office:value-type="float" office:value="188800246016" calcext:value-type="float">
            <text:p>188800246016</text:p>
          </table:table-cell>
          <table:table-cell office:value-type="float" office:value="92.1899185180664" calcext:value-type="float">
            <text:p>92.1899185180664</text:p>
          </table:table-cell>
          <table:table-cell/>
          <table:table-cell table:formula="of:=INDEX([.$A$1:.$A$2072]; 224; 1)" office:value-type="float" office:value="287093016576" calcext:value-type="float">
            <text:p>287093016576</text:p>
          </table:table-cell>
          <table:table-cell table:formula="of:=[.$G$7] * [.$F$233] + [.$G$8]" office:value-type="float" office:value="-80.6344501432031" calcext:value-type="float">
            <text:p>-80.6344501432031</text:p>
          </table:table-cell>
          <table:table-cell/>
          <table:table-cell table:formula="of:=INDEX([.$C$1:.$C$2072]; 224; 1)" office:value-type="float" office:value="188799973120" calcext:value-type="float">
            <text:p>188799973120</text:p>
          </table:table-cell>
          <table:table-cell table:formula="of:=[.$J$7] * [.$I$233] + [.$J$8]" office:value-type="float" office:value="79.7028553429991" calcext:value-type="float">
            <text:p>79.7028553429991</text:p>
          </table:table-cell>
        </table:table-row>
        <table:table-row table:style-name="ro1">
          <table:table-cell office:value-type="float" office:value="287092908032" calcext:value-type="float">
            <text:p>287092908032</text:p>
          </table:table-cell>
          <table:table-cell office:value-type="float" office:value="-84.3561096191406" calcext:value-type="float">
            <text:p>-84.3561096191406</text:p>
          </table:table-cell>
          <table:table-cell office:value-type="float" office:value="188800253440" calcext:value-type="float">
            <text:p>188800253440</text:p>
          </table:table-cell>
          <table:table-cell office:value-type="float" office:value="92.4827346801758" calcext:value-type="float">
            <text:p>92.4827346801758</text:p>
          </table:table-cell>
          <table:table-cell/>
          <table:table-cell table:formula="of:=INDEX([.$A$1:.$A$2072]; 225; 1)" office:value-type="float" office:value="287093046528" calcext:value-type="float">
            <text:p>287093046528</text:p>
          </table:table-cell>
          <table:table-cell table:formula="of:=[.$G$7] * [.$F$234] + [.$G$8]" office:value-type="float" office:value="-79.2035426292568" calcext:value-type="float">
            <text:p>-79.2035426292568</text:p>
          </table:table-cell>
          <table:table-cell/>
          <table:table-cell table:formula="of:=INDEX([.$C$1:.$C$2072]; 225; 1)" office:value-type="float" office:value="188800033280" calcext:value-type="float">
            <text:p>188800033280</text:p>
          </table:table-cell>
          <table:table-cell table:formula="of:=[.$J$7] * [.$I$234] + [.$J$8]" office:value-type="float" office:value="82.5790814589709" calcext:value-type="float">
            <text:p>82.5790814589709</text:p>
          </table:table-cell>
        </table:table-row>
        <table:table-row table:style-name="ro1">
          <table:table-cell office:value-type="float" office:value="287092868352" calcext:value-type="float">
            <text:p>287092868352</text:p>
          </table:table-cell>
          <table:table-cell office:value-type="float" office:value="-86.4915008544922" calcext:value-type="float">
            <text:p>-86.4915008544922</text:p>
          </table:table-cell>
          <table:table-cell office:value-type="float" office:value="188800289536" calcext:value-type="float">
            <text:p>188800289536</text:p>
          </table:table-cell>
          <table:table-cell office:value-type="float" office:value="93.8483276367188" calcext:value-type="float">
            <text:p>93.8483276367188</text:p>
          </table:table-cell>
          <table:table-cell/>
          <table:table-cell table:formula="of:=INDEX([.$A$1:.$A$2072]; 226; 1)" office:value-type="float" office:value="287093057024" calcext:value-type="float">
            <text:p>287093057024</text:p>
          </table:table-cell>
          <table:table-cell table:formula="of:=[.$G$7] * [.$F$235] + [.$G$8]" office:value-type="float" office:value="-78.7021135017276" calcext:value-type="float">
            <text:p>-78.7021135017276</text:p>
          </table:table-cell>
          <table:table-cell/>
          <table:table-cell table:formula="of:=INDEX([.$C$1:.$C$2072]; 226; 1)" office:value-type="float" office:value="188800087552" calcext:value-type="float">
            <text:p>188800087552</text:p>
          </table:table-cell>
          <table:table-cell table:formula="of:=[.$J$7] * [.$I$235] + [.$J$8]" office:value-type="float" office:value="85.1738045942038" calcext:value-type="float">
            <text:p>85.1738045942038</text:p>
          </table:table-cell>
        </table:table-row>
        <table:table-row table:style-name="ro1">
          <table:table-cell office:value-type="float" office:value="287092841216" calcext:value-type="float">
            <text:p>287092841216</text:p>
          </table:table-cell>
          <table:table-cell office:value-type="float" office:value="-88.2283096313477" calcext:value-type="float">
            <text:p>-88.2283096313477</text:p>
          </table:table-cell>
          <table:table-cell office:value-type="float" office:value="188800332800" calcext:value-type="float">
            <text:p>188800332800</text:p>
          </table:table-cell>
          <table:table-cell office:value-type="float" office:value="95.6068344116211" calcext:value-type="float">
            <text:p>95.6068344116211</text:p>
          </table:table-cell>
          <table:table-cell/>
          <table:table-cell table:formula="of:=INDEX([.$A$1:.$A$2072]; 227; 1)" office:value-type="float" office:value="287093056768" calcext:value-type="float">
            <text:p>287093056768</text:p>
          </table:table-cell>
          <table:table-cell table:formula="of:=[.$G$7] * [.$F$236] + [.$G$8]" office:value-type="float" office:value="-78.7143434789032" calcext:value-type="float">
            <text:p>-78.7143434789032</text:p>
          </table:table-cell>
          <table:table-cell/>
          <table:table-cell table:formula="of:=INDEX([.$C$1:.$C$2072]; 227; 1)" office:value-type="float" office:value="188800101120" calcext:value-type="float">
            <text:p>188800101120</text:p>
          </table:table-cell>
          <table:table-cell table:formula="of:=[.$J$7] * [.$I$236] + [.$J$8]" office:value-type="float" office:value="85.8224853780121" calcext:value-type="float">
            <text:p>85.8224853780121</text:p>
          </table:table-cell>
        </table:table-row>
        <table:table-row table:style-name="ro1">
          <table:table-cell office:value-type="float" office:value="287092840960" calcext:value-type="float">
            <text:p>287092840960</text:p>
          </table:table-cell>
          <table:table-cell office:value-type="float" office:value="-89.3476409912109" calcext:value-type="float">
            <text:p>-89.3476409912109</text:p>
          </table:table-cell>
          <table:table-cell office:value-type="float" office:value="188800457984" calcext:value-type="float">
            <text:p>188800457984</text:p>
          </table:table-cell>
          <table:table-cell office:value-type="float" office:value="101.424957275391" calcext:value-type="float">
            <text:p>101.424957275391</text:p>
          </table:table-cell>
          <table:table-cell/>
          <table:table-cell table:formula="of:=INDEX([.$A$1:.$A$2072]; 228; 1)" office:value-type="float" office:value="287093052160" calcext:value-type="float">
            <text:p>287093052160</text:p>
          </table:table-cell>
          <table:table-cell table:formula="of:=[.$G$7] * [.$F$237] + [.$G$8]" office:value-type="float" office:value="-78.9344830978662" calcext:value-type="float">
            <text:p>-78.9344830978662</text:p>
          </table:table-cell>
          <table:table-cell/>
          <table:table-cell table:formula="of:=INDEX([.$C$1:.$C$2072]; 228; 1)" office:value-type="float" office:value="188800127488" calcext:value-type="float">
            <text:p>188800127488</text:p>
          </table:table-cell>
          <table:table-cell table:formula="of:=[.$J$7] * [.$I$237] + [.$J$8]" office:value-type="float" office:value="87.0831291656941" calcext:value-type="float">
            <text:p>87.0831291656941</text:p>
          </table:table-cell>
        </table:table-row>
        <table:table-row table:style-name="ro1">
          <table:table-cell office:value-type="float" office:value="287092846336" calcext:value-type="float">
            <text:p>287092846336</text:p>
          </table:table-cell>
          <table:table-cell office:value-type="float" office:value="-89.1092529296875" calcext:value-type="float">
            <text:p>-89.1092529296875</text:p>
          </table:table-cell>
          <table:table-cell office:value-type="float" office:value="188800494336" calcext:value-type="float">
            <text:p>188800494336</text:p>
          </table:table-cell>
          <table:table-cell office:value-type="float" office:value="103.133270263672" calcext:value-type="float">
            <text:p>103.133270263672</text:p>
          </table:table-cell>
          <table:table-cell/>
          <table:table-cell table:formula="of:=INDEX([.$A$1:.$A$2072]; 229; 1)" office:value-type="float" office:value="287093042944" calcext:value-type="float">
            <text:p>287093042944</text:p>
          </table:table-cell>
          <table:table-cell table:formula="of:=[.$G$7] * [.$F$238] + [.$G$8]" office:value-type="float" office:value="-79.3747623320669" calcext:value-type="float">
            <text:p>-79.3747623320669</text:p>
          </table:table-cell>
          <table:table-cell/>
          <table:table-cell table:formula="of:=INDEX([.$C$1:.$C$2072]; 229; 1)" office:value-type="float" office:value="188800151552" calcext:value-type="float">
            <text:p>188800151552</text:p>
          </table:table-cell>
          <table:table-cell table:formula="of:=[.$J$7] * [.$I$238] + [.$J$8]" office:value-type="float" office:value="88.2336196117103" calcext:value-type="float">
            <text:p>88.2336196117103</text:p>
          </table:table-cell>
        </table:table-row>
        <table:table-row table:style-name="ro1">
          <table:table-cell office:value-type="float" office:value="287092850432" calcext:value-type="float">
            <text:p>287092850432</text:p>
          </table:table-cell>
          <table:table-cell office:value-type="float" office:value="-88.911735534668" calcext:value-type="float">
            <text:p>-88.911735534668</text:p>
          </table:table-cell>
          <table:table-cell office:value-type="float" office:value="188800519424" calcext:value-type="float">
            <text:p>188800519424</text:p>
          </table:table-cell>
          <table:table-cell office:value-type="float" office:value="104.313056945801" calcext:value-type="float">
            <text:p>104.313056945801</text:p>
          </table:table-cell>
          <table:table-cell/>
          <table:table-cell table:formula="of:=INDEX([.$A$1:.$A$2072]; 230; 1)" office:value-type="float" office:value="287093036544" calcext:value-type="float">
            <text:p>287093036544</text:p>
          </table:table-cell>
          <table:table-cell table:formula="of:=[.$G$7] * [.$F$239] + [.$G$8]" office:value-type="float" office:value="-79.6805118005723" calcext:value-type="float">
            <text:p>-79.6805118005723</text:p>
          </table:table-cell>
          <table:table-cell/>
          <table:table-cell table:formula="of:=INDEX([.$C$1:.$C$2072]; 230; 1)" office:value-type="float" office:value="188800162304" calcext:value-type="float">
            <text:p>188800162304</text:p>
          </table:table-cell>
          <table:table-cell table:formula="of:=[.$J$7] * [.$I$239] + [.$J$8]" office:value-type="float" office:value="88.7476685363799" calcext:value-type="float">
            <text:p>88.7476685363799</text:p>
          </table:table-cell>
        </table:table-row>
        <table:table-row table:style-name="ro1">
          <table:table-cell office:value-type="float" office:value="287092852480" calcext:value-type="float">
            <text:p>287092852480</text:p>
          </table:table-cell>
          <table:table-cell office:value-type="float" office:value="-88.8071441650391" calcext:value-type="float">
            <text:p>-88.8071441650391</text:p>
          </table:table-cell>
          <table:table-cell office:value-type="float" office:value="188800532224" calcext:value-type="float">
            <text:p>188800532224</text:p>
          </table:table-cell>
          <table:table-cell office:value-type="float" office:value="104.91641998291" calcext:value-type="float">
            <text:p>104.91641998291</text:p>
          </table:table-cell>
          <table:table-cell/>
          <table:table-cell table:formula="of:=INDEX([.$A$1:.$A$2072]; 231; 1)" office:value-type="float" office:value="287093003264" calcext:value-type="float">
            <text:p>287093003264</text:p>
          </table:table-cell>
          <table:table-cell table:formula="of:=[.$G$7] * [.$F$240] + [.$G$8]" office:value-type="float" office:value="-81.2704090382904" calcext:value-type="float">
            <text:p>-81.2704090382904</text:p>
          </table:table-cell>
          <table:table-cell/>
          <table:table-cell table:formula="of:=INDEX([.$C$1:.$C$2072]; 231; 1)" office:value-type="float" office:value="188800194048" calcext:value-type="float">
            <text:p>188800194048</text:p>
          </table:table-cell>
          <table:table-cell table:formula="of:=[.$J$7] * [.$I$240] + [.$J$8]" office:value-type="float" office:value="90.2653367836028" calcext:value-type="float">
            <text:p>90.2653367836028</text:p>
          </table:table-cell>
        </table:table-row>
        <table:table-row table:style-name="ro1">
          <table:table-cell office:value-type="float" office:value="287092855808" calcext:value-type="float">
            <text:p>287092855808</text:p>
          </table:table-cell>
          <table:table-cell office:value-type="float" office:value="-88.59814453125" calcext:value-type="float">
            <text:p>-88.59814453125</text:p>
          </table:table-cell>
          <table:table-cell office:value-type="float" office:value="188800558592" calcext:value-type="float">
            <text:p>188800558592</text:p>
          </table:table-cell>
          <table:table-cell office:value-type="float" office:value="106.151412963867" calcext:value-type="float">
            <text:p>106.151412963867</text:p>
          </table:table-cell>
          <table:table-cell/>
          <table:table-cell table:formula="of:=INDEX([.$A$1:.$A$2072]; 232; 1)" office:value-type="float" office:value="287092941312" calcext:value-type="float">
            <text:p>287092941312</text:p>
          </table:table-cell>
          <table:table-cell table:formula="of:=[.$G$7] * [.$F$241] + [.$G$8]" office:value-type="float" office:value="-84.2300638966262" calcext:value-type="float">
            <text:p>-84.2300638966262</text:p>
          </table:table-cell>
          <table:table-cell/>
          <table:table-cell table:formula="of:=INDEX([.$C$1:.$C$2072]; 232; 1)" office:value-type="float" office:value="188800232448" calcext:value-type="float">
            <text:p>188800232448</text:p>
          </table:table-cell>
          <table:table-cell table:formula="of:=[.$J$7] * [.$I$241] + [.$J$8]" office:value-type="float" office:value="92.1012257952243" calcext:value-type="float">
            <text:p>92.1012257952243</text:p>
          </table:table-cell>
        </table:table-row>
        <table:table-row table:style-name="ro1">
          <table:table-cell office:value-type="float" office:value="287092857344" calcext:value-type="float">
            <text:p>287092857344</text:p>
          </table:table-cell>
          <table:table-cell office:value-type="float" office:value="-88.4286804199219" calcext:value-type="float">
            <text:p>-88.4286804199219</text:p>
          </table:table-cell>
          <table:table-cell office:value-type="float" office:value="188800585728" calcext:value-type="float">
            <text:p>188800585728</text:p>
          </table:table-cell>
          <table:table-cell office:value-type="float" office:value="107.426216125488" calcext:value-type="float">
            <text:p>107.426216125488</text:p>
          </table:table-cell>
          <table:table-cell/>
          <table:table-cell table:formula="of:=INDEX([.$A$1:.$A$2072]; 233; 1)" office:value-type="float" office:value="287092919040" calcext:value-type="float">
            <text:p>287092919040</text:p>
          </table:table-cell>
          <table:table-cell table:formula="of:=[.$G$7] * [.$F$242] + [.$G$8]" office:value-type="float" office:value="-85.2940720487386" calcext:value-type="float">
            <text:p>-85.2940720487386</text:p>
          </table:table-cell>
          <table:table-cell/>
          <table:table-cell table:formula="of:=INDEX([.$C$1:.$C$2072]; 233; 1)" office:value-type="float" office:value="188800246016" calcext:value-type="float">
            <text:p>188800246016</text:p>
          </table:table-cell>
          <table:table-cell table:formula="of:=[.$J$7] * [.$I$242] + [.$J$8]" office:value-type="float" office:value="92.7499065790325" calcext:value-type="float">
            <text:p>92.7499065790325</text:p>
          </table:table-cell>
        </table:table-row>
        <table:table-row table:style-name="ro1">
          <table:table-cell office:value-type="float" office:value="287092857344" calcext:value-type="float">
            <text:p>287092857344</text:p>
          </table:table-cell>
          <table:table-cell office:value-type="float" office:value="-88.2981262207031" calcext:value-type="float">
            <text:p>-88.2981262207031</text:p>
          </table:table-cell>
          <table:table-cell office:value-type="float" office:value="188800627968" calcext:value-type="float">
            <text:p>188800627968</text:p>
          </table:table-cell>
          <table:table-cell office:value-type="float" office:value="109.405143737793" calcext:value-type="float">
            <text:p>109.405143737793</text:p>
          </table:table-cell>
          <table:table-cell/>
          <table:table-cell table:formula="of:=INDEX([.$A$1:.$A$2072]; 234; 1)" office:value-type="float" office:value="287092908032" calcext:value-type="float">
            <text:p>287092908032</text:p>
          </table:table-cell>
          <table:table-cell table:formula="of:=[.$G$7] * [.$F$243] + [.$G$8]" office:value-type="float" office:value="-85.8199611343443" calcext:value-type="float">
            <text:p>-85.8199611343443</text:p>
          </table:table-cell>
          <table:table-cell/>
          <table:table-cell table:formula="of:=INDEX([.$C$1:.$C$2072]; 234; 1)" office:value-type="float" office:value="188800253440" calcext:value-type="float">
            <text:p>188800253440</text:p>
          </table:table-cell>
          <table:table-cell table:formula="of:=[.$J$7] * [.$I$243] + [.$J$8]" office:value-type="float" office:value="93.1048451215029" calcext:value-type="float">
            <text:p>93.1048451215029</text:p>
          </table:table-cell>
        </table:table-row>
        <table:table-row table:style-name="ro1">
          <table:table-cell office:value-type="float" office:value="287092857600" calcext:value-type="float">
            <text:p>287092857600</text:p>
          </table:table-cell>
          <table:table-cell office:value-type="float" office:value="-88.240478515625" calcext:value-type="float">
            <text:p>-88.240478515625</text:p>
          </table:table-cell>
          <table:table-cell office:value-type="float" office:value="188800656896" calcext:value-type="float">
            <text:p>188800656896</text:p>
          </table:table-cell>
          <table:table-cell office:value-type="float" office:value="110.771636962891" calcext:value-type="float">
            <text:p>110.771636962891</text:p>
          </table:table-cell>
          <table:table-cell/>
          <table:table-cell table:formula="of:=INDEX([.$A$1:.$A$2072]; 235; 1)" office:value-type="float" office:value="287092868352" calcext:value-type="float">
            <text:p>287092868352</text:p>
          </table:table-cell>
          <table:table-cell table:formula="of:=[.$G$7] * [.$F$244] + [.$G$8]" office:value-type="float" office:value="-87.7156078424305" calcext:value-type="float">
            <text:p>-87.7156078424305</text:p>
          </table:table-cell>
          <table:table-cell/>
          <table:table-cell table:formula="of:=INDEX([.$C$1:.$C$2072]; 235; 1)" office:value-type="float" office:value="188800289536" calcext:value-type="float">
            <text:p>188800289536</text:p>
          </table:table-cell>
          <table:table-cell table:formula="of:=[.$J$7] * [.$I$244] + [.$J$8]" office:value-type="float" office:value="94.8305807914585" calcext:value-type="float">
            <text:p>94.8305807914585</text:p>
          </table:table-cell>
        </table:table-row>
        <table:table-row table:style-name="ro1">
          <table:table-cell office:value-type="float" office:value="287092856064" calcext:value-type="float">
            <text:p>287092856064</text:p>
          </table:table-cell>
          <table:table-cell office:value-type="float" office:value="-88.2342987060547" calcext:value-type="float">
            <text:p>-88.2342987060547</text:p>
          </table:table-cell>
          <table:table-cell office:value-type="float" office:value="188800686336" calcext:value-type="float">
            <text:p>188800686336</text:p>
          </table:table-cell>
          <table:table-cell office:value-type="float" office:value="112.174110412598" calcext:value-type="float">
            <text:p>112.174110412598</text:p>
          </table:table-cell>
          <table:table-cell/>
          <table:table-cell table:formula="of:=INDEX([.$A$1:.$A$2072]; 236; 1)" office:value-type="float" office:value="287092841216" calcext:value-type="float">
            <text:p>287092841216</text:p>
          </table:table-cell>
          <table:table-cell table:formula="of:=[.$G$7] * [.$F$245] + [.$G$8]" office:value-type="float" office:value="-89.0119855906814" calcext:value-type="float">
            <text:p>-89.0119855906814</text:p>
          </table:table-cell>
          <table:table-cell/>
          <table:table-cell table:formula="of:=INDEX([.$C$1:.$C$2072]; 236; 1)" office:value-type="float" office:value="188800332800" calcext:value-type="float">
            <text:p>188800332800</text:p>
          </table:table-cell>
          <table:table-cell table:formula="of:=[.$J$7] * [.$I$245] + [.$J$8]" office:value-type="float" office:value="96.8990157432854" calcext:value-type="float">
            <text:p>96.8990157432854</text:p>
          </table:table-cell>
        </table:table-row>
        <table:table-row table:style-name="ro1">
          <table:table-cell office:value-type="float" office:value="287092846848" calcext:value-type="float">
            <text:p>287092846848</text:p>
          </table:table-cell>
          <table:table-cell office:value-type="float" office:value="-88.4704971313477" calcext:value-type="float">
            <text:p>-88.4704971313477</text:p>
          </table:table-cell>
          <table:table-cell office:value-type="float" office:value="188800746752" calcext:value-type="float">
            <text:p>188800746752</text:p>
          </table:table-cell>
          <table:table-cell office:value-type="float" office:value="115.05574798584" calcext:value-type="float">
            <text:p>115.05574798584</text:p>
          </table:table-cell>
          <table:table-cell/>
          <table:table-cell table:formula="of:=INDEX([.$A$1:.$A$2072]; 237; 1)" office:value-type="float" office:value="287092840960" calcext:value-type="float">
            <text:p>287092840960</text:p>
          </table:table-cell>
          <table:table-cell table:formula="of:=[.$G$7] * [.$F$246] + [.$G$8]" office:value-type="float" office:value="-89.024215567857" calcext:value-type="float">
            <text:p>-89.024215567857</text:p>
          </table:table-cell>
          <table:table-cell/>
          <table:table-cell table:formula="of:=INDEX([.$C$1:.$C$2072]; 237; 1)" office:value-type="float" office:value="188800457984" calcext:value-type="float">
            <text:p>188800457984</text:p>
          </table:table-cell>
          <table:table-cell table:formula="of:=[.$J$7] * [.$I$246] + [.$J$8]" office:value-type="float" office:value="102.884013917297" calcext:value-type="float">
            <text:p>102.884013917297</text:p>
          </table:table-cell>
        </table:table-row>
        <table:table-row table:style-name="ro1">
          <table:table-cell office:value-type="float" office:value="287092842240" calcext:value-type="float">
            <text:p>287092842240</text:p>
          </table:table-cell>
          <table:table-cell office:value-type="float" office:value="-88.6669158935547" calcext:value-type="float">
            <text:p>-88.6669158935547</text:p>
          </table:table-cell>
          <table:table-cell office:value-type="float" office:value="188800777984" calcext:value-type="float">
            <text:p>188800777984</text:p>
          </table:table-cell>
          <table:table-cell office:value-type="float" office:value="116.53987121582" calcext:value-type="float">
            <text:p>116.53987121582</text:p>
          </table:table-cell>
          <table:table-cell/>
          <table:table-cell table:formula="of:=INDEX([.$A$1:.$A$2072]; 238; 1)" office:value-type="float" office:value="287092846336" calcext:value-type="float">
            <text:p>287092846336</text:p>
          </table:table-cell>
          <table:table-cell table:formula="of:=[.$G$7] * [.$F$247] + [.$G$8]" office:value-type="float" office:value="-88.7673860155046" calcext:value-type="float">
            <text:p>-88.7673860155046</text:p>
          </table:table-cell>
          <table:table-cell/>
          <table:table-cell table:formula="of:=INDEX([.$C$1:.$C$2072]; 238; 1)" office:value-type="float" office:value="188800494336" calcext:value-type="float">
            <text:p>188800494336</text:p>
          </table:table-cell>
          <table:table-cell table:formula="of:=[.$J$7] * [.$I$247] + [.$J$8]" office:value-type="float" office:value="104.621988847852" calcext:value-type="float">
            <text:p>104.621988847852</text:p>
          </table:table-cell>
        </table:table-row>
        <table:table-row table:style-name="ro1">
          <table:table-cell office:value-type="float" office:value="287092839424" calcext:value-type="float">
            <text:p>287092839424</text:p>
          </table:table-cell>
          <table:table-cell office:value-type="float" office:value="-88.779541015625" calcext:value-type="float">
            <text:p>-88.779541015625</text:p>
          </table:table-cell>
          <table:table-cell office:value-type="float" office:value="188800793856" calcext:value-type="float">
            <text:p>188800793856</text:p>
          </table:table-cell>
          <table:table-cell office:value-type="float" office:value="117.294395446777" calcext:value-type="float">
            <text:p>117.294395446777</text:p>
          </table:table-cell>
          <table:table-cell/>
          <table:table-cell table:formula="of:=INDEX([.$A$1:.$A$2072]; 239; 1)" office:value-type="float" office:value="287092850432" calcext:value-type="float">
            <text:p>287092850432</text:p>
          </table:table-cell>
          <table:table-cell table:formula="of:=[.$G$7] * [.$F$248] + [.$G$8]" office:value-type="float" office:value="-88.5717063546181" calcext:value-type="float">
            <text:p>-88.5717063546181</text:p>
          </table:table-cell>
          <table:table-cell/>
          <table:table-cell table:formula="of:=INDEX([.$C$1:.$C$2072]; 239; 1)" office:value-type="float" office:value="188800519424" calcext:value-type="float">
            <text:p>188800519424</text:p>
          </table:table-cell>
          <table:table-cell table:formula="of:=[.$J$7] * [.$I$248] + [.$J$8]" office:value-type="float" office:value="105.821436334401" calcext:value-type="float">
            <text:p>105.821436334401</text:p>
          </table:table-cell>
        </table:table-row>
        <table:table-row table:style-name="ro1">
          <table:table-cell office:value-type="float" office:value="287092823552" calcext:value-type="float">
            <text:p>287092823552</text:p>
          </table:table-cell>
          <table:table-cell office:value-type="float" office:value="-89.3734741210938" calcext:value-type="float">
            <text:p>-89.3734741210938</text:p>
          </table:table-cell>
          <table:table-cell office:value-type="float" office:value="188800857600" calcext:value-type="float">
            <text:p>188800857600</text:p>
          </table:table-cell>
          <table:table-cell office:value-type="float" office:value="120.370162963867" calcext:value-type="float">
            <text:p>120.370162963867</text:p>
          </table:table-cell>
          <table:table-cell/>
          <table:table-cell table:formula="of:=INDEX([.$A$1:.$A$2072]; 240; 1)" office:value-type="float" office:value="287092852480" calcext:value-type="float">
            <text:p>287092852480</text:p>
          </table:table-cell>
          <table:table-cell table:formula="of:=[.$G$7] * [.$F$249] + [.$G$8]" office:value-type="float" office:value="-88.4738665241748" calcext:value-type="float">
            <text:p>-88.4738665241748</text:p>
          </table:table-cell>
          <table:table-cell/>
          <table:table-cell table:formula="of:=INDEX([.$C$1:.$C$2072]; 240; 1)" office:value-type="float" office:value="188800532224" calcext:value-type="float">
            <text:p>188800532224</text:p>
          </table:table-cell>
          <table:table-cell table:formula="of:=[.$J$7] * [.$I$249] + [.$J$8]" office:value-type="float" office:value="106.433399338275" calcext:value-type="float">
            <text:p>106.433399338275</text:p>
          </table:table-cell>
        </table:table-row>
        <table:table-row table:style-name="ro1">
          <table:table-cell office:value-type="float" office:value="287092811776" calcext:value-type="float">
            <text:p>287092811776</text:p>
          </table:table-cell>
          <table:table-cell office:value-type="float" office:value="-89.7953033447266" calcext:value-type="float">
            <text:p>-89.7953033447266</text:p>
          </table:table-cell>
          <table:table-cell office:value-type="float" office:value="188800887552" calcext:value-type="float">
            <text:p>188800887552</text:p>
          </table:table-cell>
          <table:table-cell office:value-type="float" office:value="121.890174865723" calcext:value-type="float">
            <text:p>121.890174865723</text:p>
          </table:table-cell>
          <table:table-cell/>
          <table:table-cell table:formula="of:=INDEX([.$A$1:.$A$2072]; 241; 1)" office:value-type="float" office:value="287092855808" calcext:value-type="float">
            <text:p>287092855808</text:p>
          </table:table-cell>
          <table:table-cell table:formula="of:=[.$G$7] * [.$F$250] + [.$G$8]" office:value-type="float" office:value="-88.314876800403" calcext:value-type="float">
            <text:p>-88.314876800403</text:p>
          </table:table-cell>
          <table:table-cell/>
          <table:table-cell table:formula="of:=INDEX([.$C$1:.$C$2072]; 241; 1)" office:value-type="float" office:value="188800558592" calcext:value-type="float">
            <text:p>188800558592</text:p>
          </table:table-cell>
          <table:table-cell table:formula="of:=[.$J$7] * [.$I$250] + [.$J$8]" office:value-type="float" office:value="107.694043125957" calcext:value-type="float">
            <text:p>107.694043125957</text:p>
          </table:table-cell>
        </table:table-row>
        <table:table-row table:style-name="ro1">
          <table:table-cell office:value-type="float" office:value="287092709376" calcext:value-type="float">
            <text:p>287092709376</text:p>
          </table:table-cell>
          <table:table-cell office:value-type="float" office:value="-93.7966156005859" calcext:value-type="float">
            <text:p>-93.7966156005859</text:p>
          </table:table-cell>
          <table:table-cell office:value-type="float" office:value="188800991232" calcext:value-type="float">
            <text:p>188800991232</text:p>
          </table:table-cell>
          <table:table-cell office:value-type="float" office:value="127.909126281738" calcext:value-type="float">
            <text:p>127.909126281738</text:p>
          </table:table-cell>
          <table:table-cell/>
          <table:table-cell table:formula="of:=INDEX([.$A$1:.$A$2072]; 242; 1)" office:value-type="float" office:value="287092857344" calcext:value-type="float">
            <text:p>287092857344</text:p>
          </table:table-cell>
          <table:table-cell table:formula="of:=[.$G$7] * [.$F$251] + [.$G$8]" office:value-type="float" office:value="-88.2414969280362" calcext:value-type="float">
            <text:p>-88.2414969280362</text:p>
          </table:table-cell>
          <table:table-cell/>
          <table:table-cell table:formula="of:=INDEX([.$C$1:.$C$2072]; 242; 1)" office:value-type="float" office:value="188800585728" calcext:value-type="float">
            <text:p>188800585728</text:p>
          </table:table-cell>
          <table:table-cell table:formula="of:=[.$J$7] * [.$I$251] + [.$J$8]" office:value-type="float" office:value="108.991404693574" calcext:value-type="float">
            <text:p>108.991404693574</text:p>
          </table:table-cell>
        </table:table-row>
        <table:table-row table:style-name="ro1">
          <table:table-cell office:value-type="float" office:value="287092684288" calcext:value-type="float">
            <text:p>287092684288</text:p>
          </table:table-cell>
          <table:table-cell office:value-type="float" office:value="-94.9488754272461" calcext:value-type="float">
            <text:p>-94.9488754272461</text:p>
          </table:table-cell>
          <table:table-cell office:value-type="float" office:value="188800996352" calcext:value-type="float">
            <text:p>188800996352</text:p>
          </table:table-cell>
          <table:table-cell office:value-type="float" office:value="128.529846191406" calcext:value-type="float">
            <text:p>128.529846191406</text:p>
          </table:table-cell>
          <table:table-cell/>
          <table:table-cell table:formula="of:=INDEX([.$A$1:.$A$2072]; 243; 1)" office:value-type="float" office:value="287092857344" calcext:value-type="float">
            <text:p>287092857344</text:p>
          </table:table-cell>
          <table:table-cell table:formula="of:=[.$G$7] * [.$F$252] + [.$G$8]" office:value-type="float" office:value="-88.2414969280362" calcext:value-type="float">
            <text:p>-88.2414969280362</text:p>
          </table:table-cell>
          <table:table-cell/>
          <table:table-cell table:formula="of:=INDEX([.$C$1:.$C$2072]; 243; 1)" office:value-type="float" office:value="188800627968" calcext:value-type="float">
            <text:p>188800627968</text:p>
          </table:table-cell>
          <table:table-cell table:formula="of:=[.$J$7] * [.$I$252] + [.$J$8]" office:value-type="float" office:value="111.010882604867" calcext:value-type="float">
            <text:p>111.010882604867</text:p>
          </table:table-cell>
        </table:table-row>
        <table:table-row table:style-name="ro1">
          <table:table-cell office:value-type="float" office:value="287092671488" calcext:value-type="float">
            <text:p>287092671488</text:p>
          </table:table-cell>
          <table:table-cell office:value-type="float" office:value="-95.5435638427734" calcext:value-type="float">
            <text:p>-95.5435638427734</text:p>
          </table:table-cell>
          <table:table-cell office:value-type="float" office:value="188800997120" calcext:value-type="float">
            <text:p>188800997120</text:p>
          </table:table-cell>
          <table:table-cell office:value-type="float" office:value="128.738800048828" calcext:value-type="float">
            <text:p>128.738800048828</text:p>
          </table:table-cell>
          <table:table-cell/>
          <table:table-cell table:formula="of:=INDEX([.$A$1:.$A$2072]; 244; 1)" office:value-type="float" office:value="287092857600" calcext:value-type="float">
            <text:p>287092857600</text:p>
          </table:table-cell>
          <table:table-cell table:formula="of:=[.$G$7] * [.$F$253] + [.$G$8]" office:value-type="float" office:value="-88.229266948998" calcext:value-type="float">
            <text:p>-88.229266948998</text:p>
          </table:table-cell>
          <table:table-cell/>
          <table:table-cell table:formula="of:=INDEX([.$C$1:.$C$2072]; 244; 1)" office:value-type="float" office:value="188800656896" calcext:value-type="float">
            <text:p>188800656896</text:p>
          </table:table-cell>
          <table:table-cell table:formula="of:=[.$J$7] * [.$I$253] + [.$J$8]" office:value-type="float" office:value="112.393918992952" calcext:value-type="float">
            <text:p>112.393918992952</text:p>
          </table:table-cell>
        </table:table-row>
        <table:table-row table:style-name="ro1">
          <table:table-cell office:value-type="float" office:value="287092577280" calcext:value-type="float">
            <text:p>287092577280</text:p>
          </table:table-cell>
          <table:table-cell office:value-type="float" office:value="-100.039131164551" calcext:value-type="float">
            <text:p>-100.039131164551</text:p>
          </table:table-cell>
          <table:table-cell office:value-type="float" office:value="188800992000" calcext:value-type="float">
            <text:p>188800992000</text:p>
          </table:table-cell>
          <table:table-cell office:value-type="float" office:value="129.007919311523" calcext:value-type="float">
            <text:p>129.007919311523</text:p>
          </table:table-cell>
          <table:table-cell/>
          <table:table-cell table:formula="of:=INDEX([.$A$1:.$A$2072]; 245; 1)" office:value-type="float" office:value="287092856064" calcext:value-type="float">
            <text:p>287092856064</text:p>
          </table:table-cell>
          <table:table-cell table:formula="of:=[.$G$7] * [.$F$254] + [.$G$8]" office:value-type="float" office:value="-88.3026468213648" calcext:value-type="float">
            <text:p>-88.3026468213648</text:p>
          </table:table-cell>
          <table:table-cell/>
          <table:table-cell table:formula="of:=INDEX([.$C$1:.$C$2072]; 245; 1)" office:value-type="float" office:value="188800686336" calcext:value-type="float">
            <text:p>188800686336</text:p>
          </table:table-cell>
          <table:table-cell table:formula="of:=[.$J$7] * [.$I$254] + [.$J$8]" office:value-type="float" office:value="113.801433900371" calcext:value-type="float">
            <text:p>113.801433900371</text:p>
          </table:table-cell>
        </table:table-row>
        <table:table-row table:style-name="ro1">
          <table:table-cell office:value-type="float" office:value="287092549120" calcext:value-type="float">
            <text:p>287092549120</text:p>
          </table:table-cell>
          <table:table-cell office:value-type="float" office:value="-101.373023986816" calcext:value-type="float">
            <text:p>-101.373023986816</text:p>
          </table:table-cell>
          <table:table-cell office:value-type="float" office:value="188800986368" calcext:value-type="float">
            <text:p>188800986368</text:p>
          </table:table-cell>
          <table:table-cell office:value-type="float" office:value="128.774124145508" calcext:value-type="float">
            <text:p>128.774124145508</text:p>
          </table:table-cell>
          <table:table-cell/>
          <table:table-cell table:formula="of:=INDEX([.$A$1:.$A$2072]; 246; 1)" office:value-type="float" office:value="287092846848" calcext:value-type="float">
            <text:p>287092846848</text:p>
          </table:table-cell>
          <table:table-cell table:formula="of:=[.$G$7] * [.$F$255] + [.$G$8]" office:value-type="float" office:value="-88.7429260574281" calcext:value-type="float">
            <text:p>-88.7429260574281</text:p>
          </table:table-cell>
          <table:table-cell/>
          <table:table-cell table:formula="of:=INDEX([.$C$1:.$C$2072]; 246; 1)" office:value-type="float" office:value="188800746752" calcext:value-type="float">
            <text:p>188800746752</text:p>
          </table:table-cell>
          <table:table-cell table:formula="of:=[.$J$7] * [.$I$255] + [.$J$8]" office:value-type="float" office:value="116.689899276942" calcext:value-type="float">
            <text:p>116.689899276942</text:p>
          </table:table-cell>
        </table:table-row>
        <table:table-row table:style-name="ro1">
          <table:table-cell office:value-type="float" office:value="287092519936" calcext:value-type="float">
            <text:p>287092519936</text:p>
          </table:table-cell>
          <table:table-cell office:value-type="float" office:value="-102.732360839844" calcext:value-type="float">
            <text:p>-102.732360839844</text:p>
          </table:table-cell>
          <table:table-cell office:value-type="float" office:value="188800982016" calcext:value-type="float">
            <text:p>188800982016</text:p>
          </table:table-cell>
          <table:table-cell office:value-type="float" office:value="128.494400024414" calcext:value-type="float">
            <text:p>128.494400024414</text:p>
          </table:table-cell>
          <table:table-cell/>
          <table:table-cell table:formula="of:=INDEX([.$A$1:.$A$2072]; 247; 1)" office:value-type="float" office:value="287092842240" calcext:value-type="float">
            <text:p>287092842240</text:p>
          </table:table-cell>
          <table:table-cell table:formula="of:=[.$G$7] * [.$F$256] + [.$G$8]" office:value-type="float" office:value="-88.9630656745285" calcext:value-type="float">
            <text:p>-88.9630656745285</text:p>
          </table:table-cell>
          <table:table-cell/>
          <table:table-cell table:formula="of:=INDEX([.$C$1:.$C$2072]; 247; 1)" office:value-type="float" office:value="188800777984" calcext:value-type="float">
            <text:p>188800777984</text:p>
          </table:table-cell>
          <table:table-cell table:formula="of:=[.$J$7] * [.$I$256] + [.$J$8]" office:value-type="float" office:value="118.183089006692" calcext:value-type="float">
            <text:p>118.183089006692</text:p>
          </table:table-cell>
        </table:table-row>
        <table:table-row table:style-name="ro1">
          <table:table-cell office:value-type="float" office:value="287092489984" calcext:value-type="float">
            <text:p>287092489984</text:p>
          </table:table-cell>
          <table:table-cell office:value-type="float" office:value="-104.127891540527" calcext:value-type="float">
            <text:p>-104.127891540527</text:p>
          </table:table-cell>
          <table:table-cell office:value-type="float" office:value="188800978432" calcext:value-type="float">
            <text:p>188800978432</text:p>
          </table:table-cell>
          <table:table-cell office:value-type="float" office:value="128.224594116211" calcext:value-type="float">
            <text:p>128.224594116211</text:p>
          </table:table-cell>
          <table:table-cell/>
          <table:table-cell table:formula="of:=INDEX([.$A$1:.$A$2072]; 248; 1)" office:value-type="float" office:value="287092839424" calcext:value-type="float">
            <text:p>287092839424</text:p>
          </table:table-cell>
          <table:table-cell table:formula="of:=[.$G$7] * [.$F$257] + [.$G$8]" office:value-type="float" office:value="-89.0975954402238" calcext:value-type="float">
            <text:p>-89.0975954402238</text:p>
          </table:table-cell>
          <table:table-cell/>
          <table:table-cell table:formula="of:=INDEX([.$C$1:.$C$2072]; 248; 1)" office:value-type="float" office:value="188800793856" calcext:value-type="float">
            <text:p>188800793856</text:p>
          </table:table-cell>
          <table:table-cell table:formula="of:=[.$J$7] * [.$I$257] + [.$J$8]" office:value-type="float" office:value="118.941923130304" calcext:value-type="float">
            <text:p>118.941923130304</text:p>
          </table:table-cell>
        </table:table-row>
        <table:table-row table:style-name="ro1">
          <table:table-cell office:value-type="float" office:value="287092474624" calcext:value-type="float">
            <text:p>287092474624</text:p>
          </table:table-cell>
          <table:table-cell office:value-type="float" office:value="-104.839637756348" calcext:value-type="float">
            <text:p>-104.839637756348</text:p>
          </table:table-cell>
          <table:table-cell office:value-type="float" office:value="188800977664" calcext:value-type="float">
            <text:p>188800977664</text:p>
          </table:table-cell>
          <table:table-cell office:value-type="float" office:value="128.108322143555" calcext:value-type="float">
            <text:p>128.108322143555</text:p>
          </table:table-cell>
          <table:table-cell/>
          <table:table-cell table:formula="of:=INDEX([.$A$1:.$A$2072]; 249; 1)" office:value-type="float" office:value="287092823552" calcext:value-type="float">
            <text:p>287092823552</text:p>
          </table:table-cell>
          <table:table-cell table:formula="of:=[.$G$7] * [.$F$258] + [.$G$8]" office:value-type="float" office:value="-89.8558541238308" calcext:value-type="float">
            <text:p>-89.8558541238308</text:p>
          </table:table-cell>
          <table:table-cell/>
          <table:table-cell table:formula="of:=INDEX([.$C$1:.$C$2072]; 249; 1)" office:value-type="float" office:value="188800857600" calcext:value-type="float">
            <text:p>188800857600</text:p>
          </table:table-cell>
          <table:table-cell table:formula="of:=[.$J$7] * [.$I$258] + [.$J$8]" office:value-type="float" office:value="121.989498889074" calcext:value-type="float">
            <text:p>121.989498889074</text:p>
          </table:table-cell>
        </table:table-row>
        <table:table-row table:style-name="ro1">
          <table:table-cell office:value-type="float" office:value="287092444160" calcext:value-type="float">
            <text:p>287092444160</text:p>
          </table:table-cell>
          <table:table-cell office:value-type="float" office:value="-106.286270141602" calcext:value-type="float">
            <text:p>-106.286270141602</text:p>
          </table:table-cell>
          <table:table-cell office:value-type="float" office:value="188800978944" calcext:value-type="float">
            <text:p>188800978944</text:p>
          </table:table-cell>
          <table:table-cell office:value-type="float" office:value="127.953758239746" calcext:value-type="float">
            <text:p>127.953758239746</text:p>
          </table:table-cell>
          <table:table-cell/>
          <table:table-cell table:formula="of:=INDEX([.$A$1:.$A$2072]; 250; 1)" office:value-type="float" office:value="287092811776" calcext:value-type="float">
            <text:p>287092811776</text:p>
          </table:table-cell>
          <table:table-cell table:formula="of:=[.$G$7] * [.$F$259] + [.$G$8]" office:value-type="float" office:value="-90.4184331465513" calcext:value-type="float">
            <text:p>-90.4184331465513</text:p>
          </table:table-cell>
          <table:table-cell/>
          <table:table-cell table:formula="of:=INDEX([.$C$1:.$C$2072]; 250; 1)" office:value-type="float" office:value="188800887552" calcext:value-type="float">
            <text:p>188800887552</text:p>
          </table:table-cell>
          <table:table-cell table:formula="of:=[.$J$7] * [.$I$259] + [.$J$8]" office:value-type="float" office:value="123.421492315829" calcext:value-type="float">
            <text:p>123.421492315829</text:p>
          </table:table-cell>
        </table:table-row>
        <table:table-row table:style-name="ro1">
          <table:table-cell office:value-type="float" office:value="287092413696" calcext:value-type="float">
            <text:p>287092413696</text:p>
          </table:table-cell>
          <table:table-cell office:value-type="float" office:value="-107.748191833496" calcext:value-type="float">
            <text:p>-107.748191833496</text:p>
          </table:table-cell>
          <table:table-cell office:value-type="float" office:value="188800983808" calcext:value-type="float">
            <text:p>188800983808</text:p>
          </table:table-cell>
          <table:table-cell office:value-type="float" office:value="127.941413879395" calcext:value-type="float">
            <text:p>127.941413879395</text:p>
          </table:table-cell>
          <table:table-cell/>
          <table:table-cell table:formula="of:=INDEX([.$A$1:.$A$2072]; 251; 1)" office:value-type="float" office:value="287092709376" calcext:value-type="float">
            <text:p>287092709376</text:p>
          </table:table-cell>
          <table:table-cell table:formula="of:=[.$G$7] * [.$F$260] + [.$G$8]" office:value-type="float" office:value="-95.3104246482253" calcext:value-type="float">
            <text:p>-95.3104246482253</text:p>
          </table:table-cell>
          <table:table-cell/>
          <table:table-cell table:formula="of:=INDEX([.$C$1:.$C$2072]; 251; 1)" office:value-type="float" office:value="188800991232" calcext:value-type="float">
            <text:p>188800991232</text:p>
          </table:table-cell>
          <table:table-cell table:formula="of:=[.$J$7] * [.$I$260] + [.$J$8]" office:value-type="float" office:value="128.378392646089" calcext:value-type="float">
            <text:p>128.378392646089</text:p>
          </table:table-cell>
        </table:table-row>
        <table:table-row table:style-name="ro1">
          <table:table-cell office:value-type="float" office:value="287092357888" calcext:value-type="float">
            <text:p>287092357888</text:p>
          </table:table-cell>
          <table:table-cell office:value-type="float" office:value="-110.614471435547" calcext:value-type="float">
            <text:p>-110.614471435547</text:p>
          </table:table-cell>
          <table:table-cell office:value-type="float" office:value="188801006336" calcext:value-type="float">
            <text:p>188801006336</text:p>
          </table:table-cell>
          <table:table-cell office:value-type="float" office:value="128.44677734375" calcext:value-type="float">
            <text:p>128.44677734375</text:p>
          </table:table-cell>
          <table:table-cell/>
          <table:table-cell table:formula="of:=INDEX([.$A$1:.$A$2072]; 252; 1)" office:value-type="float" office:value="287092684288" calcext:value-type="float">
            <text:p>287092684288</text:p>
          </table:table-cell>
          <table:table-cell table:formula="of:=[.$G$7] * [.$F$261] + [.$G$8]" office:value-type="float" office:value="-96.508962566033" calcext:value-type="float">
            <text:p>-96.508962566033</text:p>
          </table:table-cell>
          <table:table-cell/>
          <table:table-cell table:formula="of:=INDEX([.$C$1:.$C$2072]; 252; 1)" office:value-type="float" office:value="188800996352" calcext:value-type="float">
            <text:p>188800996352</text:p>
          </table:table-cell>
          <table:table-cell table:formula="of:=[.$J$7] * [.$I$261] + [.$J$8]" office:value-type="float" office:value="128.623177846894" calcext:value-type="float">
            <text:p>128.623177846894</text:p>
          </table:table-cell>
        </table:table-row>
        <table:table-row table:style-name="ro1">
          <table:table-cell office:value-type="float" office:value="287092345856" calcext:value-type="float">
            <text:p>287092345856</text:p>
          </table:table-cell>
          <table:table-cell office:value-type="float" office:value="-111.285446166992" calcext:value-type="float">
            <text:p>-111.285446166992</text:p>
          </table:table-cell>
          <table:table-cell office:value-type="float" office:value="188801014272" calcext:value-type="float">
            <text:p>188801014272</text:p>
          </table:table-cell>
          <table:table-cell office:value-type="float" office:value="128.698867797852" calcext:value-type="float">
            <text:p>128.698867797852</text:p>
          </table:table-cell>
          <table:table-cell/>
          <table:table-cell table:formula="of:=INDEX([.$A$1:.$A$2072]; 253; 1)" office:value-type="float" office:value="287092671488" calcext:value-type="float">
            <text:p>287092671488</text:p>
          </table:table-cell>
          <table:table-cell table:formula="of:=[.$G$7] * [.$F$262] + [.$G$8]" office:value-type="float" office:value="-97.1204615030438" calcext:value-type="float">
            <text:p>-97.1204615030438</text:p>
          </table:table-cell>
          <table:table-cell/>
          <table:table-cell table:formula="of:=INDEX([.$C$1:.$C$2072]; 253; 1)" office:value-type="float" office:value="188800997120" calcext:value-type="float">
            <text:p>188800997120</text:p>
          </table:table-cell>
          <table:table-cell table:formula="of:=[.$J$7] * [.$I$262] + [.$J$8]" office:value-type="float" office:value="128.659895626828" calcext:value-type="float">
            <text:p>128.659895626828</text:p>
          </table:table-cell>
        </table:table-row>
        <table:table-row table:style-name="ro1">
          <table:table-cell office:value-type="float" office:value="287092184064" calcext:value-type="float">
            <text:p>287092184064</text:p>
          </table:table-cell>
          <table:table-cell office:value-type="float" office:value="-118.932579040527" calcext:value-type="float">
            <text:p>-118.932579040527</text:p>
          </table:table-cell>
          <table:table-cell office:value-type="float" office:value="188801115136" calcext:value-type="float">
            <text:p>188801115136</text:p>
          </table:table-cell>
          <table:table-cell office:value-type="float" office:value="133.746154785156" calcext:value-type="float">
            <text:p>133.746154785156</text:p>
          </table:table-cell>
          <table:table-cell/>
          <table:table-cell table:formula="of:=INDEX([.$A$1:.$A$2072]; 254; 1)" office:value-type="float" office:value="287092577280" calcext:value-type="float">
            <text:p>287092577280</text:p>
          </table:table-cell>
          <table:table-cell table:formula="of:=[.$G$7] * [.$F$263] + [.$G$8]" office:value-type="float" office:value="-101.621093684807" calcext:value-type="float">
            <text:p>-101.621093684807</text:p>
          </table:table-cell>
          <table:table-cell/>
          <table:table-cell table:formula="of:=INDEX([.$C$1:.$C$2072]; 254; 1)" office:value-type="float" office:value="188800992000" calcext:value-type="float">
            <text:p>188800992000</text:p>
          </table:table-cell>
          <table:table-cell table:formula="of:=[.$J$7] * [.$I$263] + [.$J$8]" office:value-type="float" office:value="128.415110426024" calcext:value-type="float">
            <text:p>128.415110426024</text:p>
          </table:table-cell>
        </table:table-row>
        <table:table-row table:style-name="ro1">
          <table:table-cell office:value-type="float" office:value="287092056064" calcext:value-type="float">
            <text:p>287092056064</text:p>
          </table:table-cell>
          <table:table-cell office:value-type="float" office:value="-125.242607116699" calcext:value-type="float">
            <text:p>-125.242607116699</text:p>
          </table:table-cell>
          <table:table-cell office:value-type="float" office:value="188801097984" calcext:value-type="float">
            <text:p>188801097984</text:p>
          </table:table-cell>
          <table:table-cell office:value-type="float" office:value="134.478759765625" calcext:value-type="float">
            <text:p>134.478759765625</text:p>
          </table:table-cell>
          <table:table-cell/>
          <table:table-cell table:formula="of:=INDEX([.$A$1:.$A$2072]; 255; 1)" office:value-type="float" office:value="287092549120" calcext:value-type="float">
            <text:p>287092549120</text:p>
          </table:table-cell>
          <table:table-cell table:formula="of:=[.$G$7] * [.$F$264] + [.$G$8]" office:value-type="float" office:value="-102.966391347349" calcext:value-type="float">
            <text:p>-102.966391347349</text:p>
          </table:table-cell>
          <table:table-cell/>
          <table:table-cell table:formula="of:=INDEX([.$C$1:.$C$2072]; 255; 1)" office:value-type="float" office:value="188800986368" calcext:value-type="float">
            <text:p>188800986368</text:p>
          </table:table-cell>
          <table:table-cell table:formula="of:=[.$J$7] * [.$I$264] + [.$J$8]" office:value-type="float" office:value="128.145846704021" calcext:value-type="float">
            <text:p>128.145846704021</text:p>
          </table:table-cell>
        </table:table-row>
        <table:table-row table:style-name="ro1">
          <table:table-cell office:value-type="float" office:value="287091957248" calcext:value-type="float">
            <text:p>287091957248</text:p>
          </table:table-cell>
          <table:table-cell office:value-type="float" office:value="-130.399993896484" calcext:value-type="float">
            <text:p>-130.399993896484</text:p>
          </table:table-cell>
          <table:table-cell office:value-type="float" office:value="188800968448" calcext:value-type="float">
            <text:p>188800968448</text:p>
          </table:table-cell>
          <table:table-cell office:value-type="float" office:value="128.832855224609" calcext:value-type="float">
            <text:p>128.832855224609</text:p>
          </table:table-cell>
          <table:table-cell/>
          <table:table-cell table:formula="of:=INDEX([.$A$1:.$A$2072]; 256; 1)" office:value-type="float" office:value="287092519936" calcext:value-type="float">
            <text:p>287092519936</text:p>
          </table:table-cell>
          <table:table-cell table:formula="of:=[.$G$7] * [.$F$265] + [.$G$8]" office:value-type="float" office:value="-104.36060892418" calcext:value-type="float">
            <text:p>-104.36060892418</text:p>
          </table:table-cell>
          <table:table-cell/>
          <table:table-cell table:formula="of:=INDEX([.$C$1:.$C$2072]; 256; 1)" office:value-type="float" office:value="188800982016" calcext:value-type="float">
            <text:p>188800982016</text:p>
          </table:table-cell>
          <table:table-cell table:formula="of:=[.$J$7] * [.$I$265] + [.$J$8]" office:value-type="float" office:value="127.937779283151" calcext:value-type="float">
            <text:p>127.937779283151</text:p>
          </table:table-cell>
        </table:table-row>
        <table:table-row table:style-name="ro1">
          <table:table-cell office:value-type="float" office:value="287091937280" calcext:value-type="float">
            <text:p>287091937280</text:p>
          </table:table-cell>
          <table:table-cell office:value-type="float" office:value="-131.175186157227" calcext:value-type="float">
            <text:p>-131.175186157227</text:p>
          </table:table-cell>
          <table:table-cell office:value-type="float" office:value="188800948736" calcext:value-type="float">
            <text:p>188800948736</text:p>
          </table:table-cell>
          <table:table-cell office:value-type="float" office:value="127.76594543457" calcext:value-type="float">
            <text:p>127.76594543457</text:p>
          </table:table-cell>
          <table:table-cell/>
          <table:table-cell table:formula="of:=INDEX([.$A$1:.$A$2072]; 257; 1)" office:value-type="float" office:value="287092489984" calcext:value-type="float">
            <text:p>287092489984</text:p>
          </table:table-cell>
          <table:table-cell table:formula="of:=[.$G$7] * [.$F$266] + [.$G$8]" office:value-type="float" office:value="-105.791516439989" calcext:value-type="float">
            <text:p>-105.791516439989</text:p>
          </table:table-cell>
          <table:table-cell/>
          <table:table-cell table:formula="of:=INDEX([.$C$1:.$C$2072]; 257; 1)" office:value-type="float" office:value="188800978432" calcext:value-type="float">
            <text:p>188800978432</text:p>
          </table:table-cell>
          <table:table-cell table:formula="of:=[.$J$7] * [.$I$266] + [.$J$8]" office:value-type="float" office:value="127.766429642215" calcext:value-type="float">
            <text:p>127.766429642215</text:p>
          </table:table-cell>
        </table:table-row>
        <table:table-row table:style-name="ro1">
          <table:table-cell office:value-type="float" office:value="287091926272" calcext:value-type="float">
            <text:p>287091926272</text:p>
          </table:table-cell>
          <table:table-cell office:value-type="float" office:value="-131.604522705078" calcext:value-type="float">
            <text:p>-131.604522705078</text:p>
          </table:table-cell>
          <table:table-cell office:value-type="float" office:value="188800939520" calcext:value-type="float">
            <text:p>188800939520</text:p>
          </table:table-cell>
          <table:table-cell office:value-type="float" office:value="127.255355834961" calcext:value-type="float">
            <text:p>127.255355834961</text:p>
          </table:table-cell>
          <table:table-cell/>
          <table:table-cell table:formula="of:=INDEX([.$A$1:.$A$2072]; 258; 1)" office:value-type="float" office:value="287092474624" calcext:value-type="float">
            <text:p>287092474624</text:p>
          </table:table-cell>
          <table:table-cell table:formula="of:=[.$G$7] * [.$F$267] + [.$G$8]" office:value-type="float" office:value="-106.525315163657" calcext:value-type="float">
            <text:p>-106.525315163657</text:p>
          </table:table-cell>
          <table:table-cell/>
          <table:table-cell table:formula="of:=INDEX([.$C$1:.$C$2072]; 258; 1)" office:value-type="float" office:value="188800977664" calcext:value-type="float">
            <text:p>188800977664</text:p>
          </table:table-cell>
          <table:table-cell table:formula="of:=[.$J$7] * [.$I$267] + [.$J$8]" office:value-type="float" office:value="127.729711862281" calcext:value-type="float">
            <text:p>127.729711862281</text:p>
          </table:table-cell>
        </table:table-row>
        <table:table-row table:style-name="ro1">
          <table:table-cell office:value-type="float" office:value="287091823360" calcext:value-type="float">
            <text:p>287091823360</text:p>
          </table:table-cell>
          <table:table-cell office:value-type="float" office:value="-136.048690795898" calcext:value-type="float">
            <text:p>-136.048690795898</text:p>
          </table:table-cell>
          <table:table-cell office:value-type="float" office:value="188800903936" calcext:value-type="float">
            <text:p>188800903936</text:p>
          </table:table-cell>
          <table:table-cell office:value-type="float" office:value="124.46671295166" calcext:value-type="float">
            <text:p>124.46671295166</text:p>
          </table:table-cell>
          <table:table-cell/>
          <table:table-cell table:formula="of:=INDEX([.$A$1:.$A$2072]; 259; 1)" office:value-type="float" office:value="287092444160" calcext:value-type="float">
            <text:p>287092444160</text:p>
          </table:table-cell>
          <table:table-cell table:formula="of:=[.$G$7] * [.$F$268] + [.$G$8]" office:value-type="float" office:value="-107.98068263568" calcext:value-type="float">
            <text:p>-107.98068263568</text:p>
          </table:table-cell>
          <table:table-cell/>
          <table:table-cell table:formula="of:=INDEX([.$C$1:.$C$2072]; 259; 1)" office:value-type="float" office:value="188800978944" calcext:value-type="float">
            <text:p>188800978944</text:p>
          </table:table-cell>
          <table:table-cell table:formula="of:=[.$J$7] * [.$I$268] + [.$J$8]" office:value-type="float" office:value="127.790908161551" calcext:value-type="float">
            <text:p>127.790908161551</text:p>
          </table:table-cell>
        </table:table-row>
        <table:table-row table:style-name="ro1">
          <table:table-cell office:value-type="float" office:value="287091795456" calcext:value-type="float">
            <text:p>287091795456</text:p>
          </table:table-cell>
          <table:table-cell office:value-type="float" office:value="-137.361068725586" calcext:value-type="float">
            <text:p>-137.361068725586</text:p>
          </table:table-cell>
          <table:table-cell office:value-type="float" office:value="188800899840" calcext:value-type="float">
            <text:p>188800899840</text:p>
          </table:table-cell>
          <table:table-cell office:value-type="float" office:value="124.187858581543" calcext:value-type="float">
            <text:p>124.187858581543</text:p>
          </table:table-cell>
          <table:table-cell/>
          <table:table-cell table:formula="of:=INDEX([.$A$1:.$A$2072]; 260; 1)" office:value-type="float" office:value="287092413696" calcext:value-type="float">
            <text:p>287092413696</text:p>
          </table:table-cell>
          <table:table-cell table:formula="of:=[.$G$7] * [.$F$269] + [.$G$8]" office:value-type="float" office:value="-109.436050107703" calcext:value-type="float">
            <text:p>-109.436050107703</text:p>
          </table:table-cell>
          <table:table-cell/>
          <table:table-cell table:formula="of:=INDEX([.$C$1:.$C$2072]; 260; 1)" office:value-type="float" office:value="188800983808" calcext:value-type="float">
            <text:p>188800983808</text:p>
          </table:table-cell>
          <table:table-cell table:formula="of:=[.$J$7] * [.$I$269] + [.$J$8]" office:value-type="float" office:value="128.023454103619" calcext:value-type="float">
            <text:p>128.023454103619</text:p>
          </table:table-cell>
        </table:table-row>
        <table:table-row table:style-name="ro1">
          <table:table-cell office:value-type="float" office:value="287091766528" calcext:value-type="float">
            <text:p>287091766528</text:p>
          </table:table-cell>
          <table:table-cell office:value-type="float" office:value="-138.722885131836" calcext:value-type="float">
            <text:p>-138.722885131836</text:p>
          </table:table-cell>
          <table:table-cell office:value-type="float" office:value="188800896256" calcext:value-type="float">
            <text:p>188800896256</text:p>
          </table:table-cell>
          <table:table-cell office:value-type="float" office:value="123.975982666016" calcext:value-type="float">
            <text:p>123.975982666016</text:p>
          </table:table-cell>
          <table:table-cell/>
          <table:table-cell table:formula="of:=INDEX([.$A$1:.$A$2072]; 261; 1)" office:value-type="float" office:value="287092357888" calcext:value-type="float">
            <text:p>287092357888</text:p>
          </table:table-cell>
          <table:table-cell table:formula="of:=[.$G$7] * [.$F$270] + [.$G$8]" office:value-type="float" office:value="-112.102185476571" calcext:value-type="float">
            <text:p>-112.102185476571</text:p>
          </table:table-cell>
          <table:table-cell/>
          <table:table-cell table:formula="of:=INDEX([.$C$1:.$C$2072]; 261; 1)" office:value-type="float" office:value="188801006336" calcext:value-type="float">
            <text:p>188801006336</text:p>
          </table:table-cell>
          <table:table-cell table:formula="of:=[.$J$7] * [.$I$270] + [.$J$8]" office:value-type="float" office:value="129.100508989766" calcext:value-type="float">
            <text:p>129.100508989766</text:p>
          </table:table-cell>
        </table:table-row>
        <table:table-row table:style-name="ro1">
          <table:table-cell office:value-type="float" office:value="287091664384" calcext:value-type="float">
            <text:p>287091664384</text:p>
          </table:table-cell>
          <table:table-cell office:value-type="float" office:value="-143.698547363281" calcext:value-type="float">
            <text:p>-143.698547363281</text:p>
          </table:table-cell>
          <table:table-cell office:value-type="float" office:value="188800867840" calcext:value-type="float">
            <text:p>188800867840</text:p>
          </table:table-cell>
          <table:table-cell office:value-type="float" office:value="123.209922790527" calcext:value-type="float">
            <text:p>123.209922790527</text:p>
          </table:table-cell>
          <table:table-cell/>
          <table:table-cell table:formula="of:=INDEX([.$A$1:.$A$2072]; 262; 1)" office:value-type="float" office:value="287092345856" calcext:value-type="float">
            <text:p>287092345856</text:p>
          </table:table-cell>
          <table:table-cell table:formula="of:=[.$G$7] * [.$F$271] + [.$G$8]" office:value-type="float" office:value="-112.676994476467" calcext:value-type="float">
            <text:p>-112.676994476467</text:p>
          </table:table-cell>
          <table:table-cell/>
          <table:table-cell table:formula="of:=INDEX([.$C$1:.$C$2072]; 262; 1)" office:value-type="float" office:value="188801014272" calcext:value-type="float">
            <text:p>188801014272</text:p>
          </table:table-cell>
          <table:table-cell table:formula="of:=[.$J$7] * [.$I$271] + [.$J$8]" office:value-type="float" office:value="129.479926051572" calcext:value-type="float">
            <text:p>129.479926051572</text:p>
          </table:table-cell>
        </table:table-row>
        <table:table-row table:style-name="ro1">
          <table:table-cell office:value-type="float" office:value="287091603200" calcext:value-type="float">
            <text:p>287091603200</text:p>
          </table:table-cell>
          <table:table-cell office:value-type="float" office:value="-149.001495361328" calcext:value-type="float">
            <text:p>-149.001495361328</text:p>
          </table:table-cell>
          <table:table-cell office:value-type="float" office:value="188800709888" calcext:value-type="float">
            <text:p>188800709888</text:p>
          </table:table-cell>
          <table:table-cell office:value-type="float" office:value="116.329322814941" calcext:value-type="float">
            <text:p>116.329322814941</text:p>
          </table:table-cell>
          <table:table-cell/>
          <table:table-cell table:formula="of:=INDEX([.$A$1:.$A$2072]; 263; 1)" office:value-type="float" office:value="287092184064" calcext:value-type="float">
            <text:p>287092184064</text:p>
          </table:table-cell>
          <table:table-cell table:formula="of:=[.$G$7] * [.$F$272] + [.$G$8]" office:value-type="float" office:value="-120.40634104982" calcext:value-type="float">
            <text:p>-120.40634104982</text:p>
          </table:table-cell>
          <table:table-cell/>
          <table:table-cell table:formula="of:=INDEX([.$C$1:.$C$2072]; 263; 1)" office:value-type="float" office:value="188801115136" calcext:value-type="float">
            <text:p>188801115136</text:p>
          </table:table-cell>
          <table:table-cell table:formula="of:=[.$J$7] * [.$I$272] + [.$J$8]" office:value-type="float" office:value="134.302194518968" calcext:value-type="float">
            <text:p>134.302194518968</text:p>
          </table:table-cell>
        </table:table-row>
        <table:table-row table:style-name="ro1">
          <table:table-cell office:value-type="float" office:value="287091609344" calcext:value-type="float">
            <text:p>287091609344</text:p>
          </table:table-cell>
          <table:table-cell office:value-type="float" office:value="-148.834716796875" calcext:value-type="float">
            <text:p>-148.834716796875</text:p>
          </table:table-cell>
          <table:table-cell office:value-type="float" office:value="188800702208" calcext:value-type="float">
            <text:p>188800702208</text:p>
          </table:table-cell>
          <table:table-cell office:value-type="float" office:value="115.877143859863" calcext:value-type="float">
            <text:p>115.877143859863</text:p>
          </table:table-cell>
          <table:table-cell/>
          <table:table-cell table:formula="of:=INDEX([.$A$1:.$A$2072]; 264; 1)" office:value-type="float" office:value="287092056064" calcext:value-type="float">
            <text:p>287092056064</text:p>
          </table:table-cell>
          <table:table-cell table:formula="of:=[.$G$7] * [.$F$273] + [.$G$8]" office:value-type="float" office:value="-126.521330425516" calcext:value-type="float">
            <text:p>-126.521330425516</text:p>
          </table:table-cell>
          <table:table-cell/>
          <table:table-cell table:formula="of:=INDEX([.$C$1:.$C$2072]; 264; 1)" office:value-type="float" office:value="188801097984" calcext:value-type="float">
            <text:p>188801097984</text:p>
          </table:table-cell>
          <table:table-cell table:formula="of:=[.$J$7] * [.$I$273] + [.$J$8]" office:value-type="float" office:value="133.482164094225" calcext:value-type="float">
            <text:p>133.482164094225</text:p>
          </table:table-cell>
        </table:table-row>
        <table:table-row table:style-name="ro1">
          <table:table-cell office:value-type="float" office:value="287091667712" calcext:value-type="float">
            <text:p>287091667712</text:p>
          </table:table-cell>
          <table:table-cell office:value-type="float" office:value="-146.123870849609" calcext:value-type="float">
            <text:p>-146.123870849609</text:p>
          </table:table-cell>
          <table:table-cell office:value-type="float" office:value="188800618240" calcext:value-type="float">
            <text:p>188800618240</text:p>
          </table:table-cell>
          <table:table-cell office:value-type="float" office:value="111.941108703613" calcext:value-type="float">
            <text:p>111.941108703613</text:p>
          </table:table-cell>
          <table:table-cell/>
          <table:table-cell table:formula="of:=INDEX([.$A$1:.$A$2072]; 265; 1)" office:value-type="float" office:value="287091957248" calcext:value-type="float">
            <text:p>287091957248</text:p>
          </table:table-cell>
          <table:table-cell table:formula="of:=[.$G$7] * [.$F$274] + [.$G$8]" office:value-type="float" office:value="-131.24210222438" calcext:value-type="float">
            <text:p>-131.24210222438</text:p>
          </table:table-cell>
          <table:table-cell/>
          <table:table-cell table:formula="of:=INDEX([.$C$1:.$C$2072]; 265; 1)" office:value-type="float" office:value="188800968448" calcext:value-type="float">
            <text:p>188800968448</text:p>
          </table:table-cell>
          <table:table-cell table:formula="of:=[.$J$7] * [.$I$274] + [.$J$8]" office:value-type="float" office:value="127.289098499343" calcext:value-type="float">
            <text:p>127.289098499343</text:p>
          </table:table-cell>
        </table:table-row>
        <table:table-row table:style-name="ro1">
          <table:table-cell office:value-type="float" office:value="287091673088" calcext:value-type="float">
            <text:p>287091673088</text:p>
          </table:table-cell>
          <table:table-cell office:value-type="float" office:value="-145.792984008789" calcext:value-type="float">
            <text:p>-145.792984008789</text:p>
          </table:table-cell>
          <table:table-cell office:value-type="float" office:value="188800606976" calcext:value-type="float">
            <text:p>188800606976</text:p>
          </table:table-cell>
          <table:table-cell office:value-type="float" office:value="111.469451904297" calcext:value-type="float">
            <text:p>111.469451904297</text:p>
          </table:table-cell>
          <table:table-cell/>
          <table:table-cell table:formula="of:=INDEX([.$A$1:.$A$2072]; 266; 1)" office:value-type="float" office:value="287091937280" calcext:value-type="float">
            <text:p>287091937280</text:p>
          </table:table-cell>
          <table:table-cell table:formula="of:=[.$G$7] * [.$F$275] + [.$G$8]" office:value-type="float" office:value="-132.196040567011" calcext:value-type="float">
            <text:p>-132.196040567011</text:p>
          </table:table-cell>
          <table:table-cell/>
          <table:table-cell table:formula="of:=INDEX([.$C$1:.$C$2072]; 266; 1)" office:value-type="float" office:value="188800948736" calcext:value-type="float">
            <text:p>188800948736</text:p>
          </table:table-cell>
          <table:table-cell table:formula="of:=[.$J$7] * [.$I$275] + [.$J$8]" office:value-type="float" office:value="126.346675474197" calcext:value-type="float">
            <text:p>126.346675474197</text:p>
          </table:table-cell>
        </table:table-row>
        <table:table-row table:style-name="ro1">
          <table:table-cell office:value-type="float" office:value="287091684608" calcext:value-type="float">
            <text:p>287091684608</text:p>
          </table:table-cell>
          <table:table-cell office:value-type="float" office:value="-144.931747436523" calcext:value-type="float">
            <text:p>-144.931747436523</text:p>
          </table:table-cell>
          <table:table-cell office:value-type="float" office:value="188800571648" calcext:value-type="float">
            <text:p>188800571648</text:p>
          </table:table-cell>
          <table:table-cell office:value-type="float" office:value="109.942070007324" calcext:value-type="float">
            <text:p>109.942070007324</text:p>
          </table:table-cell>
          <table:table-cell/>
          <table:table-cell table:formula="of:=INDEX([.$A$1:.$A$2072]; 267; 1)" office:value-type="float" office:value="287091926272" calcext:value-type="float">
            <text:p>287091926272</text:p>
          </table:table-cell>
          <table:table-cell table:formula="of:=[.$G$7] * [.$F$276] + [.$G$8]" office:value-type="float" office:value="-132.721929652616" calcext:value-type="float">
            <text:p>-132.721929652616</text:p>
          </table:table-cell>
          <table:table-cell/>
          <table:table-cell table:formula="of:=INDEX([.$C$1:.$C$2072]; 267; 1)" office:value-type="float" office:value="188800939520" calcext:value-type="float">
            <text:p>188800939520</text:p>
          </table:table-cell>
          <table:table-cell table:formula="of:=[.$J$7] * [.$I$276] + [.$J$8]" office:value-type="float" office:value="125.906062111259" calcext:value-type="float">
            <text:p>125.906062111259</text:p>
          </table:table-cell>
        </table:table-row>
        <table:table-row table:style-name="ro1">
          <table:table-cell office:value-type="float" office:value="287091687168" calcext:value-type="float">
            <text:p>287091687168</text:p>
          </table:table-cell>
          <table:table-cell office:value-type="float" office:value="-144.393218994141" calcext:value-type="float">
            <text:p>-144.393218994141</text:p>
          </table:table-cell>
          <table:table-cell office:value-type="float" office:value="188800535552" calcext:value-type="float">
            <text:p>188800535552</text:p>
          </table:table-cell>
          <table:table-cell office:value-type="float" office:value="108.290298461914" calcext:value-type="float">
            <text:p>108.290298461914</text:p>
          </table:table-cell>
          <table:table-cell/>
          <table:table-cell table:formula="of:=INDEX([.$A$1:.$A$2072]; 268; 1)" office:value-type="float" office:value="287091823360" calcext:value-type="float">
            <text:p>287091823360</text:p>
          </table:table-cell>
          <table:table-cell table:formula="of:=[.$G$7] * [.$F$277] + [.$G$8]" office:value-type="float" office:value="-137.638381112367" calcext:value-type="float">
            <text:p>-137.638381112367</text:p>
          </table:table-cell>
          <table:table-cell/>
          <table:table-cell table:formula="of:=INDEX([.$C$1:.$C$2072]; 268; 1)" office:value-type="float" office:value="188800903936" calcext:value-type="float">
            <text:p>188800903936</text:p>
          </table:table-cell>
          <table:table-cell table:formula="of:=[.$J$7] * [.$I$277] + [.$J$8]" office:value-type="float" office:value="124.204804960638" calcext:value-type="float">
            <text:p>124.204804960638</text:p>
          </table:table-cell>
        </table:table-row>
        <table:table-row table:style-name="ro1">
          <table:table-cell office:value-type="float" office:value="287091680256" calcext:value-type="float">
            <text:p>287091680256</text:p>
          </table:table-cell>
          <table:table-cell office:value-type="float" office:value="-144.277221679688" calcext:value-type="float">
            <text:p>-144.277221679688</text:p>
          </table:table-cell>
          <table:table-cell office:value-type="float" office:value="188800502528" calcext:value-type="float">
            <text:p>188800502528</text:p>
          </table:table-cell>
          <table:table-cell office:value-type="float" office:value="106.643142700195" calcext:value-type="float">
            <text:p>106.643142700195</text:p>
          </table:table-cell>
          <table:table-cell/>
          <table:table-cell table:formula="of:=INDEX([.$A$1:.$A$2072]; 269; 1)" office:value-type="float" office:value="287091795456" calcext:value-type="float">
            <text:p>287091795456</text:p>
          </table:table-cell>
          <table:table-cell table:formula="of:=[.$G$7] * [.$F$278] + [.$G$8]" office:value-type="float" office:value="-138.97144879587" calcext:value-type="float">
            <text:p>-138.97144879587</text:p>
          </table:table-cell>
          <table:table-cell/>
          <table:table-cell table:formula="of:=INDEX([.$C$1:.$C$2072]; 269; 1)" office:value-type="float" office:value="188800899840" calcext:value-type="float">
            <text:p>188800899840</text:p>
          </table:table-cell>
          <table:table-cell table:formula="of:=[.$J$7] * [.$I$278] + [.$J$8]" office:value-type="float" office:value="124.008976800367" calcext:value-type="float">
            <text:p>124.008976800367</text:p>
          </table:table-cell>
        </table:table-row>
        <table:table-row table:style-name="ro1">
          <table:table-cell office:value-type="float" office:value="287091664128" calcext:value-type="float">
            <text:p>287091664128</text:p>
          </table:table-cell>
          <table:table-cell office:value-type="float" office:value="-144.609268188477" calcext:value-type="float">
            <text:p>-144.609268188477</text:p>
          </table:table-cell>
          <table:table-cell office:value-type="float" office:value="188800475136" calcext:value-type="float">
            <text:p>188800475136</text:p>
          </table:table-cell>
          <table:table-cell office:value-type="float" office:value="105.13175201416" calcext:value-type="float">
            <text:p>105.13175201416</text:p>
          </table:table-cell>
          <table:table-cell/>
          <table:table-cell table:formula="of:=INDEX([.$A$1:.$A$2072]; 270; 1)" office:value-type="float" office:value="287091766528" calcext:value-type="float">
            <text:p>287091766528</text:p>
          </table:table-cell>
          <table:table-cell table:formula="of:=[.$G$7] * [.$F$279] + [.$G$8]" office:value-type="float" office:value="-140.353436395526" calcext:value-type="float">
            <text:p>-140.353436395526</text:p>
          </table:table-cell>
          <table:table-cell/>
          <table:table-cell table:formula="of:=INDEX([.$C$1:.$C$2072]; 270; 1)" office:value-type="float" office:value="188800896256" calcext:value-type="float">
            <text:p>188800896256</text:p>
          </table:table-cell>
          <table:table-cell table:formula="of:=[.$J$7] * [.$I$279] + [.$J$8]" office:value-type="float" office:value="123.837627159432" calcext:value-type="float">
            <text:p>123.837627159432</text:p>
          </table:table-cell>
        </table:table-row>
        <table:table-row table:style-name="ro1">
          <table:table-cell office:value-type="float" office:value="287091624448" calcext:value-type="float">
            <text:p>287091624448</text:p>
          </table:table-cell>
          <table:table-cell office:value-type="float" office:value="-146.331069946289" calcext:value-type="float">
            <text:p>-146.331069946289</text:p>
          </table:table-cell>
          <table:table-cell office:value-type="float" office:value="188800415232" calcext:value-type="float">
            <text:p>188800415232</text:p>
          </table:table-cell>
          <table:table-cell office:value-type="float" office:value="102.156875610352" calcext:value-type="float">
            <text:p>102.156875610352</text:p>
          </table:table-cell>
          <table:table-cell/>
          <table:table-cell table:formula="of:=INDEX([.$A$1:.$A$2072]; 271; 1)" office:value-type="float" office:value="287091664384" calcext:value-type="float">
            <text:p>287091664384</text:p>
          </table:table-cell>
          <table:table-cell table:formula="of:=[.$G$7] * [.$F$280] + [.$G$8]" office:value-type="float" office:value="-145.233197918162" calcext:value-type="float">
            <text:p>-145.233197918162</text:p>
          </table:table-cell>
          <table:table-cell/>
          <table:table-cell table:formula="of:=INDEX([.$C$1:.$C$2072]; 271; 1)" office:value-type="float" office:value="188800867840" calcext:value-type="float">
            <text:p>188800867840</text:p>
          </table:table-cell>
          <table:table-cell table:formula="of:=[.$J$7] * [.$I$280] + [.$J$8]" office:value-type="float" office:value="122.479069290683" calcext:value-type="float">
            <text:p>122.479069290683</text:p>
          </table:table-cell>
        </table:table-row>
        <table:table-row table:style-name="ro1">
          <table:table-cell office:value-type="float" office:value="287091596288" calcext:value-type="float">
            <text:p>287091596288</text:p>
          </table:table-cell>
          <table:table-cell office:value-type="float" office:value="-147.728149414063" calcext:value-type="float">
            <text:p>-147.728149414063</text:p>
          </table:table-cell>
          <table:table-cell office:value-type="float" office:value="188800371968" calcext:value-type="float">
            <text:p>188800371968</text:p>
          </table:table-cell>
          <table:table-cell office:value-type="float" office:value="100.145378112793" calcext:value-type="float">
            <text:p>100.145378112793</text:p>
          </table:table-cell>
          <table:table-cell/>
          <table:table-cell table:formula="of:=INDEX([.$A$1:.$A$2072]; 272; 1)" office:value-type="float" office:value="287091603200" calcext:value-type="float">
            <text:p>287091603200</text:p>
          </table:table-cell>
          <table:table-cell table:formula="of:=[.$G$7] * [.$F$281] + [.$G$8]" office:value-type="float" office:value="-148.156162839383" calcext:value-type="float">
            <text:p>-148.156162839383</text:p>
          </table:table-cell>
          <table:table-cell/>
          <table:table-cell table:formula="of:=INDEX([.$C$1:.$C$2072]; 272; 1)" office:value-type="float" office:value="188800709888" calcext:value-type="float">
            <text:p>188800709888</text:p>
          </table:table-cell>
          <table:table-cell table:formula="of:=[.$J$7] * [.$I$281] + [.$J$8]" office:value-type="float" office:value="114.927445827052" calcext:value-type="float">
            <text:p>114.927445827052</text:p>
          </table:table-cell>
        </table:table-row>
        <table:table-row table:style-name="ro1">
          <table:table-cell office:value-type="float" office:value="287091568128" calcext:value-type="float">
            <text:p>287091568128</text:p>
          </table:table-cell>
          <table:table-cell office:value-type="float" office:value="-149.672332763672" calcext:value-type="float">
            <text:p>-149.672332763672</text:p>
          </table:table-cell>
          <table:table-cell office:value-type="float" office:value="188800278528" calcext:value-type="float">
            <text:p>188800278528</text:p>
          </table:table-cell>
          <table:table-cell office:value-type="float" office:value="95.9551239013672" calcext:value-type="float">
            <text:p>95.9551239013672</text:p>
          </table:table-cell>
          <table:table-cell/>
          <table:table-cell table:formula="of:=INDEX([.$A$1:.$A$2072]; 273; 1)" office:value-type="float" office:value="287091609344" calcext:value-type="float">
            <text:p>287091609344</text:p>
          </table:table-cell>
          <table:table-cell table:formula="of:=[.$G$7] * [.$F$282] + [.$G$8]" office:value-type="float" office:value="-147.862643349916" calcext:value-type="float">
            <text:p>-147.862643349916</text:p>
          </table:table-cell>
          <table:table-cell/>
          <table:table-cell table:formula="of:=INDEX([.$C$1:.$C$2072]; 273; 1)" office:value-type="float" office:value="188800702208" calcext:value-type="float">
            <text:p>188800702208</text:p>
          </table:table-cell>
          <table:table-cell table:formula="of:=[.$J$7] * [.$I$282] + [.$J$8]" office:value-type="float" office:value="114.560268025845" calcext:value-type="float">
            <text:p>114.560268025845</text:p>
          </table:table-cell>
        </table:table-row>
        <table:table-row table:style-name="ro1">
          <table:table-cell office:value-type="float" office:value="287091572224" calcext:value-type="float">
            <text:p>287091572224</text:p>
          </table:table-cell>
          <table:table-cell office:value-type="float" office:value="-149.846542358398" calcext:value-type="float">
            <text:p>-149.846542358398</text:p>
          </table:table-cell>
          <table:table-cell office:value-type="float" office:value="188800244480" calcext:value-type="float">
            <text:p>188800244480</text:p>
          </table:table-cell>
          <table:table-cell office:value-type="float" office:value="94.3470458984375" calcext:value-type="float">
            <text:p>94.3470458984375</text:p>
          </table:table-cell>
          <table:table-cell/>
          <table:table-cell table:formula="of:=INDEX([.$A$1:.$A$2072]; 274; 1)" office:value-type="float" office:value="287091667712" calcext:value-type="float">
            <text:p>287091667712</text:p>
          </table:table-cell>
          <table:table-cell table:formula="of:=[.$G$7] * [.$F$283] + [.$G$8]" office:value-type="float" office:value="-145.07420819439" calcext:value-type="float">
            <text:p>-145.07420819439</text:p>
          </table:table-cell>
          <table:table-cell/>
          <table:table-cell table:formula="of:=INDEX([.$C$1:.$C$2072]; 274; 1)" office:value-type="float" office:value="188800618240" calcext:value-type="float">
            <text:p>188800618240</text:p>
          </table:table-cell>
          <table:table-cell table:formula="of:=[.$J$7] * [.$I$283] + [.$J$8]" office:value-type="float" office:value="110.545790722594" calcext:value-type="float">
            <text:p>110.545790722594</text:p>
          </table:table-cell>
        </table:table-row>
        <table:table-row table:style-name="ro1">
          <table:table-cell office:value-type="float" office:value="287091585536" calcext:value-type="float">
            <text:p>287091585536</text:p>
          </table:table-cell>
          <table:table-cell office:value-type="float" office:value="-149.641555786133" calcext:value-type="float">
            <text:p>-149.641555786133</text:p>
          </table:table-cell>
          <table:table-cell office:value-type="float" office:value="188800212736" calcext:value-type="float">
            <text:p>188800212736</text:p>
          </table:table-cell>
          <table:table-cell office:value-type="float" office:value="92.7322082519531" calcext:value-type="float">
            <text:p>92.7322082519531</text:p>
          </table:table-cell>
          <table:table-cell/>
          <table:table-cell table:formula="of:=INDEX([.$A$1:.$A$2072]; 275; 1)" office:value-type="float" office:value="287091673088" calcext:value-type="float">
            <text:p>287091673088</text:p>
          </table:table-cell>
          <table:table-cell table:formula="of:=[.$G$7] * [.$F$284] + [.$G$8]" office:value-type="float" office:value="-144.817378640175" calcext:value-type="float">
            <text:p>-144.817378640175</text:p>
          </table:table-cell>
          <table:table-cell/>
          <table:table-cell table:formula="of:=INDEX([.$C$1:.$C$2072]; 275; 1)" office:value-type="float" office:value="188800606976" calcext:value-type="float">
            <text:p>188800606976</text:p>
          </table:table-cell>
          <table:table-cell table:formula="of:=[.$J$7] * [.$I$284] + [.$J$8]" office:value-type="float" office:value="110.007263278589" calcext:value-type="float">
            <text:p>110.007263278589</text:p>
          </table:table-cell>
        </table:table-row>
        <table:table-row table:style-name="ro1">
          <table:table-cell office:value-type="float" office:value="287091599360" calcext:value-type="float">
            <text:p>287091599360</text:p>
          </table:table-cell>
          <table:table-cell office:value-type="float" office:value="-149.267349243164" calcext:value-type="float">
            <text:p>-149.267349243164</text:p>
          </table:table-cell>
          <table:table-cell office:value-type="float" office:value="188800194304" calcext:value-type="float">
            <text:p>188800194304</text:p>
          </table:table-cell>
          <table:table-cell office:value-type="float" office:value="91.7143936157227" calcext:value-type="float">
            <text:p>91.7143936157227</text:p>
          </table:table-cell>
          <table:table-cell/>
          <table:table-cell table:formula="of:=INDEX([.$A$1:.$A$2072]; 276; 1)" office:value-type="float" office:value="287091684608" calcext:value-type="float">
            <text:p>287091684608</text:p>
          </table:table-cell>
          <table:table-cell table:formula="of:=[.$G$7] * [.$F$285] + [.$G$8]" office:value-type="float" office:value="-144.267029596493" calcext:value-type="float">
            <text:p>-144.267029596493</text:p>
          </table:table-cell>
          <table:table-cell/>
          <table:table-cell table:formula="of:=INDEX([.$C$1:.$C$2072]; 276; 1)" office:value-type="float" office:value="188800571648" calcext:value-type="float">
            <text:p>188800571648</text:p>
          </table:table-cell>
          <table:table-cell table:formula="of:=[.$J$7] * [.$I$285] + [.$J$8]" office:value-type="float" office:value="108.318245388567" calcext:value-type="float">
            <text:p>108.318245388567</text:p>
          </table:table-cell>
        </table:table-row>
        <table:table-row table:style-name="ro1">
          <table:table-cell office:value-type="float" office:value="287091606528" calcext:value-type="float">
            <text:p>287091606528</text:p>
          </table:table-cell>
          <table:table-cell office:value-type="float" office:value="-149.010971069336" calcext:value-type="float">
            <text:p>-149.010971069336</text:p>
          </table:table-cell>
          <table:table-cell office:value-type="float" office:value="188800185344" calcext:value-type="float">
            <text:p>188800185344</text:p>
          </table:table-cell>
          <table:table-cell office:value-type="float" office:value="91.2349624633789" calcext:value-type="float">
            <text:p>91.2349624633789</text:p>
          </table:table-cell>
          <table:table-cell/>
          <table:table-cell table:formula="of:=INDEX([.$A$1:.$A$2072]; 277; 1)" office:value-type="float" office:value="287091687168" calcext:value-type="float">
            <text:p>287091687168</text:p>
          </table:table-cell>
          <table:table-cell table:formula="of:=[.$G$7] * [.$F$286] + [.$G$8]" office:value-type="float" office:value="-144.144729809836" calcext:value-type="float">
            <text:p>-144.144729809836</text:p>
          </table:table-cell>
          <table:table-cell/>
          <table:table-cell table:formula="of:=INDEX([.$C$1:.$C$2072]; 277; 1)" office:value-type="float" office:value="188800535552" calcext:value-type="float">
            <text:p>188800535552</text:p>
          </table:table-cell>
          <table:table-cell table:formula="of:=[.$J$7] * [.$I$286] + [.$J$8]" office:value-type="float" office:value="106.592509718612" calcext:value-type="float">
            <text:p>106.592509718612</text:p>
          </table:table-cell>
        </table:table-row>
        <table:table-row table:style-name="ro1">
          <table:table-cell office:value-type="float" office:value="287091613440" calcext:value-type="float">
            <text:p>287091613440</text:p>
          </table:table-cell>
          <table:table-cell office:value-type="float" office:value="-148.723968505859" calcext:value-type="float">
            <text:p>-148.723968505859</text:p>
          </table:table-cell>
          <table:table-cell office:value-type="float" office:value="188800175872" calcext:value-type="float">
            <text:p>188800175872</text:p>
          </table:table-cell>
          <table:table-cell office:value-type="float" office:value="90.7576141357422" calcext:value-type="float">
            <text:p>90.7576141357422</text:p>
          </table:table-cell>
          <table:table-cell/>
          <table:table-cell table:formula="of:=INDEX([.$A$1:.$A$2072]; 278; 1)" office:value-type="float" office:value="287091680256" calcext:value-type="float">
            <text:p>287091680256</text:p>
          </table:table-cell>
          <table:table-cell table:formula="of:=[.$G$7] * [.$F$287] + [.$G$8]" office:value-type="float" office:value="-144.474939234555" calcext:value-type="float">
            <text:p>-144.474939234555</text:p>
          </table:table-cell>
          <table:table-cell/>
          <table:table-cell table:formula="of:=INDEX([.$C$1:.$C$2072]; 278; 1)" office:value-type="float" office:value="188800502528" calcext:value-type="float">
            <text:p>188800502528</text:p>
          </table:table-cell>
          <table:table-cell table:formula="of:=[.$J$7] * [.$I$287] + [.$J$8]" office:value-type="float" office:value="105.013645170256" calcext:value-type="float">
            <text:p>105.013645170256</text:p>
          </table:table-cell>
        </table:table-row>
        <table:table-row table:style-name="ro1">
          <table:table-cell office:value-type="float" office:value="287091635456" calcext:value-type="float">
            <text:p>287091635456</text:p>
          </table:table-cell>
          <table:table-cell office:value-type="float" office:value="-147.766296386719" calcext:value-type="float">
            <text:p>-147.766296386719</text:p>
          </table:table-cell>
          <table:table-cell office:value-type="float" office:value="188800145920" calcext:value-type="float">
            <text:p>188800145920</text:p>
          </table:table-cell>
          <table:table-cell office:value-type="float" office:value="89.3045501708984" calcext:value-type="float">
            <text:p>89.3045501708984</text:p>
          </table:table-cell>
          <table:table-cell/>
          <table:table-cell table:formula="of:=INDEX([.$A$1:.$A$2072]; 279; 1)" office:value-type="float" office:value="287091664128" calcext:value-type="float">
            <text:p>287091664128</text:p>
          </table:table-cell>
          <table:table-cell table:formula="of:=[.$G$7] * [.$F$288] + [.$G$8]" office:value-type="float" office:value="-145.2454278972" calcext:value-type="float">
            <text:p>-145.2454278972</text:p>
          </table:table-cell>
          <table:table-cell/>
          <table:table-cell table:formula="of:=INDEX([.$C$1:.$C$2072]; 279; 1)" office:value-type="float" office:value="188800475136" calcext:value-type="float">
            <text:p>188800475136</text:p>
          </table:table-cell>
          <table:table-cell table:formula="of:=[.$J$7] * [.$I$288] + [.$J$8]" office:value-type="float" office:value="103.704044342041" calcext:value-type="float">
            <text:p>103.704044342041</text:p>
          </table:table-cell>
        </table:table-row>
        <table:table-row table:style-name="ro1">
          <table:table-cell office:value-type="float" office:value="287091676160" calcext:value-type="float">
            <text:p>287091676160</text:p>
          </table:table-cell>
          <table:table-cell office:value-type="float" office:value="-145.588272094727" calcext:value-type="float">
            <text:p>-145.588272094727</text:p>
          </table:table-cell>
          <table:table-cell office:value-type="float" office:value="188800077568" calcext:value-type="float">
            <text:p>188800077568</text:p>
          </table:table-cell>
          <table:table-cell office:value-type="float" office:value="86.2645874023437" calcext:value-type="float">
            <text:p>86.2645874023437</text:p>
          </table:table-cell>
          <table:table-cell/>
          <table:table-cell table:formula="of:=INDEX([.$A$1:.$A$2072]; 280; 1)" office:value-type="float" office:value="287091624448" calcext:value-type="float">
            <text:p>287091624448</text:p>
          </table:table-cell>
          <table:table-cell table:formula="of:=[.$G$7] * [.$F$289] + [.$G$8]" office:value-type="float" office:value="-147.141074603423" calcext:value-type="float">
            <text:p>-147.141074603423</text:p>
          </table:table-cell>
          <table:table-cell/>
          <table:table-cell table:formula="of:=INDEX([.$C$1:.$C$2072]; 280; 1)" office:value-type="float" office:value="188800415232" calcext:value-type="float">
            <text:p>188800415232</text:p>
          </table:table-cell>
          <table:table-cell table:formula="of:=[.$J$7] * [.$I$289] + [.$J$8]" office:value-type="float" office:value="100.840057484806" calcext:value-type="float">
            <text:p>100.840057484806</text:p>
          </table:table-cell>
        </table:table-row>
        <table:table-row table:style-name="ro1">
          <table:table-cell office:value-type="float" office:value="287091691264" calcext:value-type="float">
            <text:p>287091691264</text:p>
          </table:table-cell>
          <table:table-cell office:value-type="float" office:value="-144.280212402344" calcext:value-type="float">
            <text:p>-144.280212402344</text:p>
          </table:table-cell>
          <table:table-cell office:value-type="float" office:value="188800010496" calcext:value-type="float">
            <text:p>188800010496</text:p>
          </table:table-cell>
          <table:table-cell office:value-type="float" office:value="83.269889831543" calcext:value-type="float">
            <text:p>83.269889831543</text:p>
          </table:table-cell>
          <table:table-cell/>
          <table:table-cell table:formula="of:=INDEX([.$A$1:.$A$2072]; 281; 1)" office:value-type="float" office:value="287091596288" calcext:value-type="float">
            <text:p>287091596288</text:p>
          </table:table-cell>
          <table:table-cell table:formula="of:=[.$G$7] * [.$F$290] + [.$G$8]" office:value-type="float" office:value="-148.486372265965" calcext:value-type="float">
            <text:p>-148.486372265965</text:p>
          </table:table-cell>
          <table:table-cell/>
          <table:table-cell table:formula="of:=INDEX([.$C$1:.$C$2072]; 281; 1)" office:value-type="float" office:value="188800371968" calcext:value-type="float">
            <text:p>188800371968</text:p>
          </table:table-cell>
          <table:table-cell table:formula="of:=[.$J$7] * [.$I$290] + [.$J$8]" office:value-type="float" office:value="98.7716225329787" calcext:value-type="float">
            <text:p>98.7716225329787</text:p>
          </table:table-cell>
        </table:table-row>
        <table:table-row table:style-name="ro1">
          <table:table-cell office:value-type="float" office:value="287091677184" calcext:value-type="float">
            <text:p>287091677184</text:p>
          </table:table-cell>
          <table:table-cell office:value-type="float" office:value="-144.122314453125" calcext:value-type="float">
            <text:p>-144.122314453125</text:p>
          </table:table-cell>
          <table:table-cell office:value-type="float" office:value="188799945984" calcext:value-type="float">
            <text:p>188799945984</text:p>
          </table:table-cell>
          <table:table-cell office:value-type="float" office:value="80.0518569946289" calcext:value-type="float">
            <text:p>80.0518569946289</text:p>
          </table:table-cell>
          <table:table-cell/>
          <table:table-cell table:formula="of:=INDEX([.$A$1:.$A$2072]; 282; 1)" office:value-type="float" office:value="287091568128" calcext:value-type="float">
            <text:p>287091568128</text:p>
          </table:table-cell>
          <table:table-cell table:formula="of:=[.$G$7] * [.$F$291] + [.$G$8]" office:value-type="float" office:value="-149.831669928506" calcext:value-type="float">
            <text:p>-149.831669928506</text:p>
          </table:table-cell>
          <table:table-cell/>
          <table:table-cell table:formula="of:=INDEX([.$C$1:.$C$2072]; 282; 1)" office:value-type="float" office:value="188800278528" calcext:value-type="float">
            <text:p>188800278528</text:p>
          </table:table-cell>
          <table:table-cell table:formula="of:=[.$J$7] * [.$I$291] + [.$J$8]" office:value-type="float" office:value="94.3042926080525" calcext:value-type="float">
            <text:p>94.3042926080525</text:p>
          </table:table-cell>
        </table:table-row>
        <table:table-row table:style-name="ro1">
          <table:table-cell office:value-type="float" office:value="287091553792" calcext:value-type="float">
            <text:p>287091553792</text:p>
          </table:table-cell>
          <table:table-cell office:value-type="float" office:value="-151.02278137207" calcext:value-type="float">
            <text:p>-151.02278137207</text:p>
          </table:table-cell>
          <table:table-cell office:value-type="float" office:value="188799582720" calcext:value-type="float">
            <text:p>188799582720</text:p>
          </table:table-cell>
          <table:table-cell office:value-type="float" office:value="62.7975578308106" calcext:value-type="float">
            <text:p>62.7975578308106</text:p>
          </table:table-cell>
          <table:table-cell/>
          <table:table-cell table:formula="of:=INDEX([.$A$1:.$A$2072]; 283; 1)" office:value-type="float" office:value="287091572224" calcext:value-type="float">
            <text:p>287091572224</text:p>
          </table:table-cell>
          <table:table-cell table:formula="of:=[.$G$7] * [.$F$292] + [.$G$8]" office:value-type="float" office:value="-149.635990269482" calcext:value-type="float">
            <text:p>-149.635990269482</text:p>
          </table:table-cell>
          <table:table-cell/>
          <table:table-cell table:formula="of:=INDEX([.$C$1:.$C$2072]; 283; 1)" office:value-type="float" office:value="188800244480" calcext:value-type="float">
            <text:p>188800244480</text:p>
          </table:table-cell>
          <table:table-cell table:formula="of:=[.$J$7] * [.$I$292] + [.$J$8]" office:value-type="float" office:value="92.6764710191637" calcext:value-type="float">
            <text:p>92.6764710191637</text:p>
          </table:table-cell>
        </table:table-row>
        <table:table-row table:style-name="ro1">
          <table:table-cell office:value-type="float" office:value="287091549440" calcext:value-type="float">
            <text:p>287091549440</text:p>
          </table:table-cell>
          <table:table-cell office:value-type="float" office:value="-151.632675170898" calcext:value-type="float">
            <text:p>-151.632675170898</text:p>
          </table:table-cell>
          <table:table-cell office:value-type="float" office:value="188798352384" calcext:value-type="float">
            <text:p>188798352384</text:p>
          </table:table-cell>
          <table:table-cell office:value-type="float" office:value="3.79745292663574" calcext:value-type="float">
            <text:p>3.79745292663574</text:p>
          </table:table-cell>
          <table:table-cell/>
          <table:table-cell table:formula="of:=INDEX([.$A$1:.$A$2072]; 284; 1)" office:value-type="float" office:value="287091585536" calcext:value-type="float">
            <text:p>287091585536</text:p>
          </table:table-cell>
          <table:table-cell table:formula="of:=[.$G$7] * [.$F$293] + [.$G$8]" office:value-type="float" office:value="-149.000031374395" calcext:value-type="float">
            <text:p>-149.000031374395</text:p>
          </table:table-cell>
          <table:table-cell/>
          <table:table-cell table:formula="of:=INDEX([.$C$1:.$C$2072]; 284; 1)" office:value-type="float" office:value="188800212736" calcext:value-type="float">
            <text:p>188800212736</text:p>
          </table:table-cell>
          <table:table-cell table:formula="of:=[.$J$7] * [.$I$293] + [.$J$8]" office:value-type="float" office:value="91.1588027700782" calcext:value-type="float">
            <text:p>91.1588027700782</text:p>
          </table:table-cell>
        </table:table-row>
        <table:table-row table:style-name="ro1">
          <table:table-cell office:value-type="float" office:value="287091555840" calcext:value-type="float">
            <text:p>287091555840</text:p>
          </table:table-cell>
          <table:table-cell office:value-type="float" office:value="-151.334335327148" calcext:value-type="float">
            <text:p>-151.334335327148</text:p>
          </table:table-cell>
          <table:table-cell office:value-type="float" office:value="188798339072" calcext:value-type="float">
            <text:p>188798339072</text:p>
          </table:table-cell>
          <table:table-cell office:value-type="float" office:value="3.1572105884552" calcext:value-type="float">
            <text:p>3.1572105884552</text:p>
          </table:table-cell>
          <table:table-cell/>
          <table:table-cell table:formula="of:=INDEX([.$A$1:.$A$2072]; 285; 1)" office:value-type="float" office:value="287091599360" calcext:value-type="float">
            <text:p>287091599360</text:p>
          </table:table-cell>
          <table:table-cell table:formula="of:=[.$G$7] * [.$F$294] + [.$G$8]" office:value-type="float" office:value="-148.339612521231" calcext:value-type="float">
            <text:p>-148.339612521231</text:p>
          </table:table-cell>
          <table:table-cell/>
          <table:table-cell table:formula="of:=INDEX([.$C$1:.$C$2072]; 285; 1)" office:value-type="float" office:value="188800194304" calcext:value-type="float">
            <text:p>188800194304</text:p>
          </table:table-cell>
          <table:table-cell table:formula="of:=[.$J$7] * [.$I$294] + [.$J$8]" office:value-type="float" office:value="90.2775760442018" calcext:value-type="float">
            <text:p>90.2775760442018</text:p>
          </table:table-cell>
        </table:table-row>
        <table:table-row table:style-name="ro1">
          <table:table-cell office:value-type="float" office:value="287091581184" calcext:value-type="float">
            <text:p>287091581184</text:p>
          </table:table-cell>
          <table:table-cell office:value-type="float" office:value="-150.098236083984" calcext:value-type="float">
            <text:p>-150.098236083984</text:p>
          </table:table-cell>
          <table:table-cell office:value-type="float" office:value="188798288128" calcext:value-type="float">
            <text:p>188798288128</text:p>
          </table:table-cell>
          <table:table-cell office:value-type="float" office:value="0.701337099075317" calcext:value-type="float">
            <text:p>0.701337099075317</text:p>
          </table:table-cell>
          <table:table-cell/>
          <table:table-cell table:formula="of:=INDEX([.$A$1:.$A$2072]; 286; 1)" office:value-type="float" office:value="287091606528" calcext:value-type="float">
            <text:p>287091606528</text:p>
          </table:table-cell>
          <table:table-cell table:formula="of:=[.$G$7] * [.$F$295] + [.$G$8]" office:value-type="float" office:value="-147.997173115611" calcext:value-type="float">
            <text:p>-147.997173115611</text:p>
          </table:table-cell>
          <table:table-cell/>
          <table:table-cell table:formula="of:=INDEX([.$C$1:.$C$2072]; 286; 1)" office:value-type="float" office:value="188800185344" calcext:value-type="float">
            <text:p>188800185344</text:p>
          </table:table-cell>
          <table:table-cell table:formula="of:=[.$J$7] * [.$I$295] + [.$J$8]" office:value-type="float" office:value="89.8492019418627" calcext:value-type="float">
            <text:p>89.8492019418627</text:p>
          </table:table-cell>
        </table:table-row>
        <table:table-row table:style-name="ro1">
          <table:table-cell office:value-type="float" office:value="287091587584" calcext:value-type="float">
            <text:p>287091587584</text:p>
          </table:table-cell>
          <table:table-cell office:value-type="float" office:value="-149.789337158203" calcext:value-type="float">
            <text:p>-149.789337158203</text:p>
          </table:table-cell>
          <table:table-cell office:value-type="float" office:value="188798275840" calcext:value-type="float">
            <text:p>188798275840</text:p>
          </table:table-cell>
          <table:table-cell office:value-type="float" office:value="0.108055077493191" calcext:value-type="float">
            <text:p>0.108055077493191</text:p>
          </table:table-cell>
          <table:table-cell/>
          <table:table-cell table:formula="of:=INDEX([.$A$1:.$A$2072]; 287; 1)" office:value-type="float" office:value="287091613440" calcext:value-type="float">
            <text:p>287091613440</text:p>
          </table:table-cell>
          <table:table-cell table:formula="of:=[.$G$7] * [.$F$296] + [.$G$8]" office:value-type="float" office:value="-147.666963689029" calcext:value-type="float">
            <text:p>-147.666963689029</text:p>
          </table:table-cell>
          <table:table-cell/>
          <table:table-cell table:formula="of:=INDEX([.$C$1:.$C$2072]; 287; 1)" office:value-type="float" office:value="188800175872" calcext:value-type="float">
            <text:p>188800175872</text:p>
          </table:table-cell>
          <table:table-cell table:formula="of:=[.$J$7] * [.$I$296] + [.$J$8]" office:value-type="float" office:value="89.3963493183255" calcext:value-type="float">
            <text:p>89.3963493183255</text:p>
          </table:table-cell>
        </table:table-row>
        <table:table-row table:style-name="ro1">
          <table:table-cell office:value-type="float" office:value="287091618560" calcext:value-type="float">
            <text:p>287091618560</text:p>
          </table:table-cell>
          <table:table-cell office:value-type="float" office:value="-148.247894287109" calcext:value-type="float">
            <text:p>-148.247894287109</text:p>
          </table:table-cell>
          <table:table-cell office:value-type="float" office:value="188798213376" calcext:value-type="float">
            <text:p>188798213376</text:p>
          </table:table-cell>
          <table:table-cell office:value-type="float" office:value="-2.84420800209045" calcext:value-type="float">
            <text:p>-2.84420800209045</text:p>
          </table:table-cell>
          <table:table-cell/>
          <table:table-cell table:formula="of:=INDEX([.$A$1:.$A$2072]; 288; 1)" office:value-type="float" office:value="287091635456" calcext:value-type="float">
            <text:p>287091635456</text:p>
          </table:table-cell>
          <table:table-cell table:formula="of:=[.$G$7] * [.$F$297] + [.$G$8]" office:value-type="float" office:value="-146.615185517818" calcext:value-type="float">
            <text:p>-146.615185517818</text:p>
          </table:table-cell>
          <table:table-cell/>
          <table:table-cell table:formula="of:=INDEX([.$C$1:.$C$2072]; 288; 1)" office:value-type="float" office:value="188800145920" calcext:value-type="float">
            <text:p>188800145920</text:p>
          </table:table-cell>
          <table:table-cell table:formula="of:=[.$J$7] * [.$I$297] + [.$J$8]" office:value-type="float" office:value="87.9643558915705" calcext:value-type="float">
            <text:p>87.9643558915705</text:p>
          </table:table-cell>
        </table:table-row>
        <table:table-row table:style-name="ro1">
          <table:table-cell office:value-type="float" office:value="287091632640" calcext:value-type="float">
            <text:p>287091632640</text:p>
          </table:table-cell>
          <table:table-cell office:value-type="float" office:value="-147.419006347656" calcext:value-type="float">
            <text:p>-147.419006347656</text:p>
          </table:table-cell>
          <table:table-cell office:value-type="float" office:value="188798174464" calcext:value-type="float">
            <text:p>188798174464</text:p>
          </table:table-cell>
          <table:table-cell office:value-type="float" office:value="-4.64399290084839" calcext:value-type="float">
            <text:p>-4.64399290084839</text:p>
          </table:table-cell>
          <table:table-cell/>
          <table:table-cell table:formula="of:=INDEX([.$A$1:.$A$2072]; 289; 1)" office:value-type="float" office:value="287091676160" calcext:value-type="float">
            <text:p>287091676160</text:p>
          </table:table-cell>
          <table:table-cell table:formula="of:=[.$G$7] * [.$F$298] + [.$G$8]" office:value-type="float" office:value="-144.670618895441" calcext:value-type="float">
            <text:p>-144.670618895441</text:p>
          </table:table-cell>
          <table:table-cell/>
          <table:table-cell table:formula="of:=INDEX([.$C$1:.$C$2072]; 289; 1)" office:value-type="float" office:value="188800077568" calcext:value-type="float">
            <text:p>188800077568</text:p>
          </table:table-cell>
          <table:table-cell table:formula="of:=[.$J$7] * [.$I$298] + [.$J$8]" office:value-type="float" office:value="84.6964734513313" calcext:value-type="float">
            <text:p>84.6964734513313</text:p>
          </table:table-cell>
        </table:table-row>
        <table:table-row table:style-name="ro1">
          <table:table-cell office:value-type="float" office:value="287091642368" calcext:value-type="float">
            <text:p>287091642368</text:p>
          </table:table-cell>
          <table:table-cell office:value-type="float" office:value="-146.519607543945" calcext:value-type="float">
            <text:p>-146.519607543945</text:p>
          </table:table-cell>
          <table:table-cell office:value-type="float" office:value="188798109952" calcext:value-type="float">
            <text:p>188798109952</text:p>
          </table:table-cell>
          <table:table-cell office:value-type="float" office:value="-7.68880224227905" calcext:value-type="float">
            <text:p>-7.68880224227905</text:p>
          </table:table-cell>
          <table:table-cell/>
          <table:table-cell table:formula="of:=INDEX([.$A$1:.$A$2072]; 290; 1)" office:value-type="float" office:value="287091691264" calcext:value-type="float">
            <text:p>287091691264</text:p>
          </table:table-cell>
          <table:table-cell table:formula="of:=[.$G$7] * [.$F$299] + [.$G$8]" office:value-type="float" office:value="-143.949050148949" calcext:value-type="float">
            <text:p>-143.949050148949</text:p>
          </table:table-cell>
          <table:table-cell/>
          <table:table-cell table:formula="of:=INDEX([.$C$1:.$C$2072]; 290; 1)" office:value-type="float" office:value="188800010496" calcext:value-type="float">
            <text:p>188800010496</text:p>
          </table:table-cell>
          <table:table-cell table:formula="of:=[.$J$7] * [.$I$299] + [.$J$8]" office:value-type="float" office:value="81.4897873140871" calcext:value-type="float">
            <text:p>81.4897873140871</text:p>
          </table:table-cell>
        </table:table-row>
        <table:table-row table:style-name="ro1">
          <table:table-cell office:value-type="float" office:value="287091640320" calcext:value-type="float">
            <text:p>287091640320</text:p>
          </table:table-cell>
          <table:table-cell office:value-type="float" office:value="-146.401672363281" calcext:value-type="float">
            <text:p>-146.401672363281</text:p>
          </table:table-cell>
          <table:table-cell office:value-type="float" office:value="188798085120" calcext:value-type="float">
            <text:p>188798085120</text:p>
          </table:table-cell>
          <table:table-cell office:value-type="float" office:value="-8.88008785247803" calcext:value-type="float">
            <text:p>-8.88008785247803</text:p>
          </table:table-cell>
          <table:table-cell/>
          <table:table-cell table:formula="of:=INDEX([.$A$1:.$A$2072]; 291; 1)" office:value-type="float" office:value="287091677184" calcext:value-type="float">
            <text:p>287091677184</text:p>
          </table:table-cell>
          <table:table-cell table:formula="of:=[.$G$7] * [.$F$300] + [.$G$8]" office:value-type="float" office:value="-144.621698981151" calcext:value-type="float">
            <text:p>-144.621698981151</text:p>
          </table:table-cell>
          <table:table-cell/>
          <table:table-cell table:formula="of:=INDEX([.$C$1:.$C$2072]; 291; 1)" office:value-type="float" office:value="188799945984" calcext:value-type="float">
            <text:p>188799945984</text:p>
          </table:table-cell>
          <table:table-cell table:formula="of:=[.$J$7] * [.$I$300] + [.$J$8]" office:value-type="float" office:value="78.4054937753826" calcext:value-type="float">
            <text:p>78.4054937753826</text:p>
          </table:table-cell>
        </table:table-row>
        <table:table-row table:style-name="ro1">
          <table:table-cell office:value-type="float" office:value="287091638784" calcext:value-type="float">
            <text:p>287091638784</text:p>
          </table:table-cell>
          <table:table-cell office:value-type="float" office:value="-146.403427124023" calcext:value-type="float">
            <text:p>-146.403427124023</text:p>
          </table:table-cell>
          <table:table-cell office:value-type="float" office:value="188798048768" calcext:value-type="float">
            <text:p>188798048768</text:p>
          </table:table-cell>
          <table:table-cell office:value-type="float" office:value="-10.6426315307617" calcext:value-type="float">
            <text:p>-10.6426315307617</text:p>
          </table:table-cell>
          <table:table-cell/>
          <table:table-cell table:formula="of:=INDEX([.$A$1:.$A$2072]; 292; 1)" office:value-type="float" office:value="287091553792" calcext:value-type="float">
            <text:p>287091553792</text:p>
          </table:table-cell>
          <table:table-cell table:formula="of:=[.$G$7] * [.$F$301] + [.$G$8]" office:value-type="float" office:value="-150.516548739746" calcext:value-type="float">
            <text:p>-150.516548739746</text:p>
          </table:table-cell>
          <table:table-cell/>
          <table:table-cell table:formula="of:=INDEX([.$C$1:.$C$2072]; 292; 1)" office:value-type="float" office:value="188799582720" calcext:value-type="float">
            <text:p>188799582720</text:p>
          </table:table-cell>
          <table:table-cell table:formula="of:=[.$J$7] * [.$I$301] + [.$J$8]" office:value-type="float" office:value="61.0379837341607" calcext:value-type="float">
            <text:p>61.0379837341607</text:p>
          </table:table-cell>
        </table:table-row>
        <table:table-row table:style-name="ro1">
          <table:table-cell office:value-type="float" office:value="287091636736" calcext:value-type="float">
            <text:p>287091636736</text:p>
          </table:table-cell>
          <table:table-cell office:value-type="float" office:value="-146.479522705078" calcext:value-type="float">
            <text:p>-146.479522705078</text:p>
          </table:table-cell>
          <table:table-cell office:value-type="float" office:value="188798013440" calcext:value-type="float">
            <text:p>188798013440</text:p>
          </table:table-cell>
          <table:table-cell office:value-type="float" office:value="-12.3562364578247" calcext:value-type="float">
            <text:p>-12.3562364578247</text:p>
          </table:table-cell>
          <table:table-cell/>
          <table:table-cell table:formula="of:=INDEX([.$A$1:.$A$2072]; 293; 1)" office:value-type="float" office:value="287091549440" calcext:value-type="float">
            <text:p>287091549440</text:p>
          </table:table-cell>
          <table:table-cell table:formula="of:=[.$G$7] * [.$F$302] + [.$G$8]" office:value-type="float" office:value="-150.724458377808" calcext:value-type="float">
            <text:p>-150.724458377808</text:p>
          </table:table-cell>
          <table:table-cell/>
          <table:table-cell table:formula="of:=INDEX([.$C$1:.$C$2072]; 293; 1)" office:value-type="float" office:value="188798352384" calcext:value-type="float">
            <text:p>188798352384</text:p>
          </table:table-cell>
          <table:table-cell table:formula="of:=[.$J$7] * [.$I$302] + [.$J$8]" office:value-type="float" office:value="2.21609983406961" calcext:value-type="float">
            <text:p>2.21609983406961</text:p>
          </table:table-cell>
        </table:table-row>
        <table:table-row table:style-name="ro1">
          <table:table-cell office:value-type="float" office:value="287091634432" calcext:value-type="float">
            <text:p>287091634432</text:p>
          </table:table-cell>
          <table:table-cell office:value-type="float" office:value="-146.601547241211" calcext:value-type="float">
            <text:p>-146.601547241211</text:p>
          </table:table-cell>
          <table:table-cell office:value-type="float" office:value="188797979648" calcext:value-type="float">
            <text:p>188797979648</text:p>
          </table:table-cell>
          <table:table-cell office:value-type="float" office:value="-13.9965267181396" calcext:value-type="float">
            <text:p>-13.9965267181396</text:p>
          </table:table-cell>
          <table:table-cell/>
          <table:table-cell table:formula="of:=INDEX([.$A$1:.$A$2072]; 294; 1)" office:value-type="float" office:value="287091555840" calcext:value-type="float">
            <text:p>287091555840</text:p>
          </table:table-cell>
          <table:table-cell table:formula="of:=[.$G$7] * [.$F$303] + [.$G$8]" office:value-type="float" office:value="-150.418708909303" calcext:value-type="float">
            <text:p>-150.418708909303</text:p>
          </table:table-cell>
          <table:table-cell/>
          <table:table-cell table:formula="of:=INDEX([.$C$1:.$C$2072]; 294; 1)" office:value-type="float" office:value="188798339072" calcext:value-type="float">
            <text:p>188798339072</text:p>
          </table:table-cell>
          <table:table-cell table:formula="of:=[.$J$7] * [.$I$303] + [.$J$8]" office:value-type="float" office:value="1.57965830899775" calcext:value-type="float">
            <text:p>1.57965830899775</text:p>
          </table:table-cell>
        </table:table-row>
        <table:table-row table:style-name="ro1">
          <table:table-cell office:value-type="float" office:value="287091631872" calcext:value-type="float">
            <text:p>287091631872</text:p>
          </table:table-cell>
          <table:table-cell office:value-type="float" office:value="-146.72917175293" calcext:value-type="float">
            <text:p>-146.72917175293</text:p>
          </table:table-cell>
          <table:table-cell office:value-type="float" office:value="188797947648" calcext:value-type="float">
            <text:p>188797947648</text:p>
          </table:table-cell>
          <table:table-cell office:value-type="float" office:value="-15.5570135116577" calcext:value-type="float">
            <text:p>-15.5570135116577</text:p>
          </table:table-cell>
          <table:table-cell/>
          <table:table-cell table:formula="of:=INDEX([.$A$1:.$A$2072]; 295; 1)" office:value-type="float" office:value="287091581184" calcext:value-type="float">
            <text:p>287091581184</text:p>
          </table:table-cell>
          <table:table-cell table:formula="of:=[.$G$7] * [.$F$304] + [.$G$8]" office:value-type="float" office:value="-149.207941012457" calcext:value-type="float">
            <text:p>-149.207941012457</text:p>
          </table:table-cell>
          <table:table-cell/>
          <table:table-cell table:formula="of:=INDEX([.$C$1:.$C$2072]; 295; 1)" office:value-type="float" office:value="188798288128" calcext:value-type="float">
            <text:p>188798288128</text:p>
          </table:table-cell>
          <table:table-cell table:formula="of:=[.$J$7] * [.$I$304] + [.$J$8]" office:value-type="float" office:value="-0.855954444035888" calcext:value-type="float">
            <text:p>-0.855954444035888</text:p>
          </table:table-cell>
        </table:table-row>
        <table:table-row table:style-name="ro1">
          <table:table-cell office:value-type="float" office:value="287091629568" calcext:value-type="float">
            <text:p>287091629568</text:p>
          </table:table-cell>
          <table:table-cell office:value-type="float" office:value="-146.851867675781" calcext:value-type="float">
            <text:p>-146.851867675781</text:p>
          </table:table-cell>
          <table:table-cell office:value-type="float" office:value="188797917184" calcext:value-type="float">
            <text:p>188797917184</text:p>
          </table:table-cell>
          <table:table-cell office:value-type="float" office:value="-17.0357570648193" calcext:value-type="float">
            <text:p>-17.0357570648193</text:p>
          </table:table-cell>
          <table:table-cell/>
          <table:table-cell table:formula="of:=INDEX([.$A$1:.$A$2072]; 296; 1)" office:value-type="float" office:value="287091587584" calcext:value-type="float">
            <text:p>287091587584</text:p>
          </table:table-cell>
          <table:table-cell table:formula="of:=[.$G$7] * [.$F$305] + [.$G$8]" office:value-type="float" office:value="-148.902191543952" calcext:value-type="float">
            <text:p>-148.902191543952</text:p>
          </table:table-cell>
          <table:table-cell/>
          <table:table-cell table:formula="of:=INDEX([.$C$1:.$C$2072]; 296; 1)" office:value-type="float" office:value="188798275840" calcext:value-type="float">
            <text:p>188798275840</text:p>
          </table:table-cell>
          <table:table-cell table:formula="of:=[.$J$7] * [.$I$305] + [.$J$8]" office:value-type="float" office:value="-1.44343892857432" calcext:value-type="float">
            <text:p>-1.44343892857432</text:p>
          </table:table-cell>
        </table:table-row>
        <table:table-row table:style-name="ro1">
          <table:table-cell office:value-type="float" office:value="287091628032" calcext:value-type="float">
            <text:p>287091628032</text:p>
          </table:table-cell>
          <table:table-cell office:value-type="float" office:value="-146.930084228516" calcext:value-type="float">
            <text:p>-146.930084228516</text:p>
          </table:table-cell>
          <table:table-cell office:value-type="float" office:value="188797897984" calcext:value-type="float">
            <text:p>188797897984</text:p>
          </table:table-cell>
          <table:table-cell office:value-type="float" office:value="-17.976432800293" calcext:value-type="float">
            <text:p>-17.976432800293</text:p>
          </table:table-cell>
          <table:table-cell/>
          <table:table-cell table:formula="of:=INDEX([.$A$1:.$A$2072]; 297; 1)" office:value-type="float" office:value="287091618560" calcext:value-type="float">
            <text:p>287091618560</text:p>
          </table:table-cell>
          <table:table-cell table:formula="of:=[.$G$7] * [.$F$306] + [.$G$8]" office:value-type="float" office:value="-147.422364113852" calcext:value-type="float">
            <text:p>-147.422364113852</text:p>
          </table:table-cell>
          <table:table-cell/>
          <table:table-cell table:formula="of:=INDEX([.$C$1:.$C$2072]; 297; 1)" office:value-type="float" office:value="188798213376" calcext:value-type="float">
            <text:p>188798213376</text:p>
          </table:table-cell>
          <table:table-cell table:formula="of:=[.$J$7] * [.$I$306] + [.$J$8]" office:value-type="float" office:value="-4.42981838434935" calcext:value-type="float">
            <text:p>-4.42981838434935</text:p>
          </table:table-cell>
        </table:table-row>
        <table:table-row table:style-name="ro1">
          <table:table-cell office:value-type="float" office:value="287091627264" calcext:value-type="float">
            <text:p>287091627264</text:p>
          </table:table-cell>
          <table:table-cell office:value-type="float" office:value="-146.96809387207" calcext:value-type="float">
            <text:p>-146.96809387207</text:p>
          </table:table-cell>
          <table:table-cell office:value-type="float" office:value="188797888512" calcext:value-type="float">
            <text:p>188797888512</text:p>
          </table:table-cell>
          <table:table-cell office:value-type="float" office:value="-18.4334297180176" calcext:value-type="float">
            <text:p>-18.4334297180176</text:p>
          </table:table-cell>
          <table:table-cell/>
          <table:table-cell table:formula="of:=INDEX([.$A$1:.$A$2072]; 298; 1)" office:value-type="float" office:value="287091632640" calcext:value-type="float">
            <text:p>287091632640</text:p>
          </table:table-cell>
          <table:table-cell table:formula="of:=[.$G$7] * [.$F$307] + [.$G$8]" office:value-type="float" office:value="-146.749715283513" calcext:value-type="float">
            <text:p>-146.749715283513</text:p>
          </table:table-cell>
          <table:table-cell/>
          <table:table-cell table:formula="of:=INDEX([.$C$1:.$C$2072]; 298; 1)" office:value-type="float" office:value="188798174464" calcext:value-type="float">
            <text:p>188798174464</text:p>
          </table:table-cell>
          <table:table-cell table:formula="of:=[.$J$7] * [.$I$307] + [.$J$8]" office:value-type="float" office:value="-6.29018591530621" calcext:value-type="float">
            <text:p>-6.29018591530621</text:p>
          </table:table-cell>
        </table:table-row>
        <table:table-row table:style-name="ro1">
          <table:table-cell office:value-type="float" office:value="287091626496" calcext:value-type="float">
            <text:p>287091626496</text:p>
          </table:table-cell>
          <table:table-cell office:value-type="float" office:value="-147.00537109375" calcext:value-type="float">
            <text:p>-147.00537109375</text:p>
          </table:table-cell>
          <table:table-cell office:value-type="float" office:value="188797879296" calcext:value-type="float">
            <text:p>188797879296</text:p>
          </table:table-cell>
          <table:table-cell office:value-type="float" office:value="-18.8816566467285" calcext:value-type="float">
            <text:p>-18.8816566467285</text:p>
          </table:table-cell>
          <table:table-cell/>
          <table:table-cell table:formula="of:=INDEX([.$A$1:.$A$2072]; 299; 1)" office:value-type="float" office:value="287091642368" calcext:value-type="float">
            <text:p>287091642368</text:p>
          </table:table-cell>
          <table:table-cell table:formula="of:=[.$G$7] * [.$F$308] + [.$G$8]" office:value-type="float" office:value="-146.284976091236" calcext:value-type="float">
            <text:p>-146.284976091236</text:p>
          </table:table-cell>
          <table:table-cell/>
          <table:table-cell table:formula="of:=INDEX([.$C$1:.$C$2072]; 299; 1)" office:value-type="float" office:value="188798109952" calcext:value-type="float">
            <text:p>188798109952</text:p>
          </table:table-cell>
          <table:table-cell table:formula="of:=[.$J$7] * [.$I$308] + [.$J$8]" office:value-type="float" office:value="-9.37447945401073" calcext:value-type="float">
            <text:p>-9.37447945401073</text:p>
          </table:table-cell>
        </table:table-row>
        <table:table-row table:style-name="ro1">
          <table:table-cell office:value-type="float" office:value="287091624448" calcext:value-type="float">
            <text:p>287091624448</text:p>
          </table:table-cell>
          <table:table-cell office:value-type="float" office:value="-147.112945556641" calcext:value-type="float">
            <text:p>-147.112945556641</text:p>
          </table:table-cell>
          <table:table-cell office:value-type="float" office:value="188797852928" calcext:value-type="float">
            <text:p>188797852928</text:p>
          </table:table-cell>
          <table:table-cell office:value-type="float" office:value="-20.1748161315918" calcext:value-type="float">
            <text:p>-20.1748161315918</text:p>
          </table:table-cell>
          <table:table-cell/>
          <table:table-cell table:formula="of:=INDEX([.$A$1:.$A$2072]; 300; 1)" office:value-type="float" office:value="287091640320" calcext:value-type="float">
            <text:p>287091640320</text:p>
          </table:table-cell>
          <table:table-cell table:formula="of:=[.$G$7] * [.$F$309] + [.$G$8]" office:value-type="float" office:value="-146.382815921679" calcext:value-type="float">
            <text:p>-146.382815921679</text:p>
          </table:table-cell>
          <table:table-cell/>
          <table:table-cell table:formula="of:=INDEX([.$C$1:.$C$2072]; 300; 1)" office:value-type="float" office:value="188798085120" calcext:value-type="float">
            <text:p>188798085120</text:p>
          </table:table-cell>
          <table:table-cell table:formula="of:=[.$J$7] * [.$I$309] + [.$J$8]" office:value-type="float" office:value="-10.5616876799613" calcext:value-type="float">
            <text:p>-10.5616876799613</text:p>
          </table:table-cell>
        </table:table-row>
        <table:table-row table:style-name="ro1">
          <table:table-cell office:value-type="float" office:value="287091622400" calcext:value-type="float">
            <text:p>287091622400</text:p>
          </table:table-cell>
          <table:table-cell office:value-type="float" office:value="-147.214294433594" calcext:value-type="float">
            <text:p>-147.214294433594</text:p>
          </table:table-cell>
          <table:table-cell office:value-type="float" office:value="188797827840" calcext:value-type="float">
            <text:p>188797827840</text:p>
          </table:table-cell>
          <table:table-cell office:value-type="float" office:value="-21.3931884765625" calcext:value-type="float">
            <text:p>-21.3931884765625</text:p>
          </table:table-cell>
          <table:table-cell/>
          <table:table-cell table:formula="of:=INDEX([.$A$1:.$A$2072]; 301; 1)" office:value-type="float" office:value="287091638784" calcext:value-type="float">
            <text:p>287091638784</text:p>
          </table:table-cell>
          <table:table-cell table:formula="of:=[.$G$7] * [.$F$310] + [.$G$8]" office:value-type="float" office:value="-146.456195794046" calcext:value-type="float">
            <text:p>-146.456195794046</text:p>
          </table:table-cell>
          <table:table-cell/>
          <table:table-cell table:formula="of:=INDEX([.$C$1:.$C$2072]; 301; 1)" office:value-type="float" office:value="188798048768" calcext:value-type="float">
            <text:p>188798048768</text:p>
          </table:table-cell>
          <table:table-cell table:formula="of:=[.$J$7] * [.$I$310] + [.$J$8]" office:value-type="float" office:value="-12.299662610516" calcext:value-type="float">
            <text:p>-12.299662610516</text:p>
          </table:table-cell>
        </table:table-row>
        <table:table-row table:style-name="ro1">
          <table:table-cell office:value-type="float" office:value="287091619584" calcext:value-type="float">
            <text:p>287091619584</text:p>
          </table:table-cell>
          <table:table-cell office:value-type="float" office:value="-147.345077514648" calcext:value-type="float">
            <text:p>-147.345077514648</text:p>
          </table:table-cell>
          <table:table-cell office:value-type="float" office:value="188797794816" calcext:value-type="float">
            <text:p>188797794816</text:p>
          </table:table-cell>
          <table:table-cell office:value-type="float" office:value="-22.9658279418945" calcext:value-type="float">
            <text:p>-22.9658279418945</text:p>
          </table:table-cell>
          <table:table-cell/>
          <table:table-cell table:formula="of:=INDEX([.$A$1:.$A$2072]; 302; 1)" office:value-type="float" office:value="287091636736" calcext:value-type="float">
            <text:p>287091636736</text:p>
          </table:table-cell>
          <table:table-cell table:formula="of:=[.$G$7] * [.$F$311] + [.$G$8]" office:value-type="float" office:value="-146.554035622627" calcext:value-type="float">
            <text:p>-146.554035622627</text:p>
          </table:table-cell>
          <table:table-cell/>
          <table:table-cell table:formula="of:=INDEX([.$C$1:.$C$2072]; 302; 1)" office:value-type="float" office:value="188798013440" calcext:value-type="float">
            <text:p>188798013440</text:p>
          </table:table-cell>
          <table:table-cell table:formula="of:=[.$J$7] * [.$I$311] + [.$J$8]" office:value-type="float" office:value="-13.9886805005372" calcext:value-type="float">
            <text:p>-13.9886805005372</text:p>
          </table:table-cell>
        </table:table-row>
        <table:table-row table:style-name="ro1">
          <table:table-cell office:value-type="float" office:value="287091618816" calcext:value-type="float">
            <text:p>287091618816</text:p>
          </table:table-cell>
          <table:table-cell office:value-type="float" office:value="-147.377685546875" calcext:value-type="float">
            <text:p>-147.377685546875</text:p>
          </table:table-cell>
          <table:table-cell office:value-type="float" office:value="188797786624" calcext:value-type="float">
            <text:p>188797786624</text:p>
          </table:table-cell>
          <table:table-cell office:value-type="float" office:value="-23.3579006195068" calcext:value-type="float">
            <text:p>-23.3579006195068</text:p>
          </table:table-cell>
          <table:table-cell/>
          <table:table-cell table:formula="of:=INDEX([.$A$1:.$A$2072]; 303; 1)" office:value-type="float" office:value="287091634432" calcext:value-type="float">
            <text:p>287091634432</text:p>
          </table:table-cell>
          <table:table-cell table:formula="of:=[.$G$7] * [.$F$312] + [.$G$8]" office:value-type="float" office:value="-146.664105432108" calcext:value-type="float">
            <text:p>-146.664105432108</text:p>
          </table:table-cell>
          <table:table-cell/>
          <table:table-cell table:formula="of:=INDEX([.$C$1:.$C$2072]; 303; 1)" office:value-type="float" office:value="188797979648" calcext:value-type="float">
            <text:p>188797979648</text:p>
          </table:table-cell>
          <table:table-cell table:formula="of:=[.$J$7] * [.$I$312] + [.$J$8]" office:value-type="float" office:value="-15.6042628306896" calcext:value-type="float">
            <text:p>-15.6042628306896</text:p>
          </table:table-cell>
        </table:table-row>
        <table:table-row table:style-name="ro1">
          <table:table-cell office:value-type="float" office:value="287091616512" calcext:value-type="float">
            <text:p>287091616512</text:p>
          </table:table-cell>
          <table:table-cell office:value-type="float" office:value="-147.475402832031" calcext:value-type="float">
            <text:p>-147.475402832031</text:p>
          </table:table-cell>
          <table:table-cell office:value-type="float" office:value="188797762048" calcext:value-type="float">
            <text:p>188797762048</text:p>
          </table:table-cell>
          <table:table-cell office:value-type="float" office:value="-24.5332050323486" calcext:value-type="float">
            <text:p>-24.5332050323486</text:p>
          </table:table-cell>
          <table:table-cell/>
          <table:table-cell table:formula="of:=INDEX([.$A$1:.$A$2072]; 304; 1)" office:value-type="float" office:value="287091631872" calcext:value-type="float">
            <text:p>287091631872</text:p>
          </table:table-cell>
          <table:table-cell table:formula="of:=[.$G$7] * [.$F$313] + [.$G$8]" office:value-type="float" office:value="-146.786405218765" calcext:value-type="float">
            <text:p>-146.786405218765</text:p>
          </table:table-cell>
          <table:table-cell/>
          <table:table-cell table:formula="of:=INDEX([.$C$1:.$C$2072]; 304; 1)" office:value-type="float" office:value="188797947648" calcext:value-type="float">
            <text:p>188797947648</text:p>
          </table:table-cell>
          <table:table-cell table:formula="of:=[.$J$7] * [.$I$313] + [.$J$8]" office:value-type="float" office:value="-17.1341703385115" calcext:value-type="float">
            <text:p>-17.1341703385115</text:p>
          </table:table-cell>
        </table:table-row>
        <table:table-row table:style-name="ro1">
          <table:table-cell office:value-type="float" office:value="287091614976" calcext:value-type="float">
            <text:p>287091614976</text:p>
          </table:table-cell>
          <table:table-cell office:value-type="float" office:value="-147.515075683594" calcext:value-type="float">
            <text:p>-147.515075683594</text:p>
          </table:table-cell>
          <table:table-cell office:value-type="float" office:value="188797753856" calcext:value-type="float">
            <text:p>188797753856</text:p>
          </table:table-cell>
          <table:table-cell office:value-type="float" office:value="-24.9226932525635" calcext:value-type="float">
            <text:p>-24.9226932525635</text:p>
          </table:table-cell>
          <table:table-cell/>
          <table:table-cell table:formula="of:=INDEX([.$A$1:.$A$2072]; 305; 1)" office:value-type="float" office:value="287091629568" calcext:value-type="float">
            <text:p>287091629568</text:p>
          </table:table-cell>
          <table:table-cell table:formula="of:=[.$G$7] * [.$F$314] + [.$G$8]" office:value-type="float" office:value="-146.896475028247" calcext:value-type="float">
            <text:p>-146.896475028247</text:p>
          </table:table-cell>
          <table:table-cell/>
          <table:table-cell table:formula="of:=INDEX([.$C$1:.$C$2072]; 305; 1)" office:value-type="float" office:value="188797917184" calcext:value-type="float">
            <text:p>188797917184</text:p>
          </table:table-cell>
          <table:table-cell table:formula="of:=[.$J$7] * [.$I$314] + [.$J$8]" office:value-type="float" office:value="-18.5906422864646" calcext:value-type="float">
            <text:p>-18.5906422864646</text:p>
          </table:table-cell>
        </table:table-row>
        <table:table-row table:style-name="ro1">
          <table:table-cell office:value-type="float" office:value="287091610368" calcext:value-type="float">
            <text:p>287091610368</text:p>
          </table:table-cell>
          <table:table-cell office:value-type="float" office:value="-147.679061889648" calcext:value-type="float">
            <text:p>-147.679061889648</text:p>
          </table:table-cell>
          <table:table-cell office:value-type="float" office:value="188797731584" calcext:value-type="float">
            <text:p>188797731584</text:p>
          </table:table-cell>
          <table:table-cell office:value-type="float" office:value="-26.049690246582" calcext:value-type="float">
            <text:p>-26.049690246582</text:p>
          </table:table-cell>
          <table:table-cell/>
          <table:table-cell table:formula="of:=INDEX([.$A$1:.$A$2072]; 306; 1)" office:value-type="float" office:value="287091628032" calcext:value-type="float">
            <text:p>287091628032</text:p>
          </table:table-cell>
          <table:table-cell table:formula="of:=[.$G$7] * [.$F$315] + [.$G$8]" office:value-type="float" office:value="-146.969854900613" calcext:value-type="float">
            <text:p>-146.969854900613</text:p>
          </table:table-cell>
          <table:table-cell/>
          <table:table-cell table:formula="of:=INDEX([.$C$1:.$C$2072]; 306; 1)" office:value-type="float" office:value="188797897984" calcext:value-type="float">
            <text:p>188797897984</text:p>
          </table:table-cell>
          <table:table-cell table:formula="of:=[.$J$7] * [.$I$315] + [.$J$8]" office:value-type="float" office:value="-19.5085867922753" calcext:value-type="float">
            <text:p>-19.5085867922753</text:p>
          </table:table-cell>
        </table:table-row>
        <table:table-row table:style-name="ro1">
          <table:table-cell office:value-type="float" office:value="287091608064" calcext:value-type="float">
            <text:p>287091608064</text:p>
          </table:table-cell>
          <table:table-cell office:value-type="float" office:value="-147.745101928711" calcext:value-type="float">
            <text:p>-147.745101928711</text:p>
          </table:table-cell>
          <table:table-cell office:value-type="float" office:value="188797724928" calcext:value-type="float">
            <text:p>188797724928</text:p>
          </table:table-cell>
          <table:table-cell office:value-type="float" office:value="-26.3927211761475" calcext:value-type="float">
            <text:p>-26.3927211761475</text:p>
          </table:table-cell>
          <table:table-cell/>
          <table:table-cell table:formula="of:=INDEX([.$A$1:.$A$2072]; 307; 1)" office:value-type="float" office:value="287091627264" calcext:value-type="float">
            <text:p>287091627264</text:p>
          </table:table-cell>
          <table:table-cell table:formula="of:=[.$G$7] * [.$F$316] + [.$G$8]" office:value-type="float" office:value="-147.006544837728" calcext:value-type="float">
            <text:p>-147.006544837728</text:p>
          </table:table-cell>
          <table:table-cell/>
          <table:table-cell table:formula="of:=INDEX([.$C$1:.$C$2072]; 307; 1)" office:value-type="float" office:value="188797888512" calcext:value-type="float">
            <text:p>188797888512</text:p>
          </table:table-cell>
          <table:table-cell table:formula="of:=[.$J$7] * [.$I$316] + [.$J$8]" office:value-type="float" office:value="-19.9614394158125" calcext:value-type="float">
            <text:p>-19.9614394158125</text:p>
          </table:table-cell>
        </table:table-row>
        <table:table-row table:style-name="ro1">
          <table:table-cell office:value-type="float" office:value="287091605760" calcext:value-type="float">
            <text:p>287091605760</text:p>
          </table:table-cell>
          <table:table-cell office:value-type="float" office:value="-147.821960449219" calcext:value-type="float">
            <text:p>-147.821960449219</text:p>
          </table:table-cell>
          <table:table-cell office:value-type="float" office:value="188797718528" calcext:value-type="float">
            <text:p>188797718528</text:p>
          </table:table-cell>
          <table:table-cell office:value-type="float" office:value="-26.7207946777344" calcext:value-type="float">
            <text:p>-26.7207946777344</text:p>
          </table:table-cell>
          <table:table-cell/>
          <table:table-cell table:formula="of:=INDEX([.$A$1:.$A$2072]; 308; 1)" office:value-type="float" office:value="287091626496" calcext:value-type="float">
            <text:p>287091626496</text:p>
          </table:table-cell>
          <table:table-cell table:formula="of:=[.$G$7] * [.$F$317] + [.$G$8]" office:value-type="float" office:value="-147.04323477298" calcext:value-type="float">
            <text:p>-147.04323477298</text:p>
          </table:table-cell>
          <table:table-cell/>
          <table:table-cell table:formula="of:=INDEX([.$C$1:.$C$2072]; 308; 1)" office:value-type="float" office:value="188797879296" calcext:value-type="float">
            <text:p>188797879296</text:p>
          </table:table-cell>
          <table:table-cell table:formula="of:=[.$J$7] * [.$I$317] + [.$J$8]" office:value-type="float" office:value="-20.402052776888" calcext:value-type="float">
            <text:p>-20.402052776888</text:p>
          </table:table-cell>
        </table:table-row>
        <table:table-row table:style-name="ro1">
          <table:table-cell office:value-type="float" office:value="287091597312" calcext:value-type="float">
            <text:p>287091597312</text:p>
          </table:table-cell>
          <table:table-cell office:value-type="float" office:value="-148.115417480469" calcext:value-type="float">
            <text:p>-148.115417480469</text:p>
          </table:table-cell>
          <table:table-cell office:value-type="float" office:value="188797700096" calcext:value-type="float">
            <text:p>188797700096</text:p>
          </table:table-cell>
          <table:table-cell office:value-type="float" office:value="-27.6387977600098" calcext:value-type="float">
            <text:p>-27.6387977600098</text:p>
          </table:table-cell>
          <table:table-cell/>
          <table:table-cell table:formula="of:=INDEX([.$A$1:.$A$2072]; 309; 1)" office:value-type="float" office:value="287091624448" calcext:value-type="float">
            <text:p>287091624448</text:p>
          </table:table-cell>
          <table:table-cell table:formula="of:=[.$G$7] * [.$F$318] + [.$G$8]" office:value-type="float" office:value="-147.141074603423" calcext:value-type="float">
            <text:p>-147.141074603423</text:p>
          </table:table-cell>
          <table:table-cell/>
          <table:table-cell table:formula="of:=INDEX([.$C$1:.$C$2072]; 309; 1)" office:value-type="float" office:value="188797852928" calcext:value-type="float">
            <text:p>188797852928</text:p>
          </table:table-cell>
          <table:table-cell table:formula="of:=[.$J$7] * [.$I$318] + [.$J$8]" office:value-type="float" office:value="-21.6626965645701" calcext:value-type="float">
            <text:p>-21.6626965645701</text:p>
          </table:table-cell>
        </table:table-row>
        <table:table-row table:style-name="ro1">
          <table:table-cell office:value-type="float" office:value="287091595264" calcext:value-type="float">
            <text:p>287091595264</text:p>
          </table:table-cell>
          <table:table-cell office:value-type="float" office:value="-148.227615356445" calcext:value-type="float">
            <text:p>-148.227615356445</text:p>
          </table:table-cell>
          <table:table-cell office:value-type="float" office:value="188797693696" calcext:value-type="float">
            <text:p>188797693696</text:p>
          </table:table-cell>
          <table:table-cell office:value-type="float" office:value="-27.9359855651855" calcext:value-type="float">
            <text:p>-27.9359855651855</text:p>
          </table:table-cell>
          <table:table-cell/>
          <table:table-cell table:formula="of:=INDEX([.$A$1:.$A$2072]; 310; 1)" office:value-type="float" office:value="287091622400" calcext:value-type="float">
            <text:p>287091622400</text:p>
          </table:table-cell>
          <table:table-cell table:formula="of:=[.$G$7] * [.$F$319] + [.$G$8]" office:value-type="float" office:value="-147.238914433867" calcext:value-type="float">
            <text:p>-147.238914433867</text:p>
          </table:table-cell>
          <table:table-cell/>
          <table:table-cell table:formula="of:=INDEX([.$C$1:.$C$2072]; 310; 1)" office:value-type="float" office:value="188797827840" calcext:value-type="float">
            <text:p>188797827840</text:p>
          </table:table-cell>
          <table:table-cell table:formula="of:=[.$J$7] * [.$I$319] + [.$J$8]" office:value-type="float" office:value="-22.8621440511197" calcext:value-type="float">
            <text:p>-22.8621440511197</text:p>
          </table:table-cell>
        </table:table-row>
        <table:table-row table:style-name="ro1">
          <table:table-cell office:value-type="float" office:value="287091593216" calcext:value-type="float">
            <text:p>287091593216</text:p>
          </table:table-cell>
          <table:table-cell office:value-type="float" office:value="-148.327026367188" calcext:value-type="float">
            <text:p>-148.327026367188</text:p>
          </table:table-cell>
          <table:table-cell office:value-type="float" office:value="188797687296" calcext:value-type="float">
            <text:p>188797687296</text:p>
          </table:table-cell>
          <table:table-cell office:value-type="float" office:value="-28.239128112793" calcext:value-type="float">
            <text:p>-28.239128112793</text:p>
          </table:table-cell>
          <table:table-cell/>
          <table:table-cell table:formula="of:=INDEX([.$A$1:.$A$2072]; 311; 1)" office:value-type="float" office:value="287091619584" calcext:value-type="float">
            <text:p>287091619584</text:p>
          </table:table-cell>
          <table:table-cell table:formula="of:=[.$G$7] * [.$F$320] + [.$G$8]" office:value-type="float" office:value="-147.373444199562" calcext:value-type="float">
            <text:p>-147.373444199562</text:p>
          </table:table-cell>
          <table:table-cell/>
          <table:table-cell table:formula="of:=INDEX([.$C$1:.$C$2072]; 311; 1)" office:value-type="float" office:value="188797794816" calcext:value-type="float">
            <text:p>188797794816</text:p>
          </table:table-cell>
          <table:table-cell table:formula="of:=[.$J$7] * [.$I$320] + [.$J$8]" office:value-type="float" office:value="-24.4410086013377" calcext:value-type="float">
            <text:p>-24.4410086013377</text:p>
          </table:table-cell>
        </table:table-row>
        <table:table-row table:style-name="ro1">
          <table:table-cell office:value-type="float" office:value="287091582976" calcext:value-type="float">
            <text:p>287091582976</text:p>
          </table:table-cell>
          <table:table-cell office:value-type="float" office:value="-148.822265625" calcext:value-type="float">
            <text:p>-148.822265625</text:p>
          </table:table-cell>
          <table:table-cell office:value-type="float" office:value="188797652736" calcext:value-type="float">
            <text:p>188797652736</text:p>
          </table:table-cell>
          <table:table-cell office:value-type="float" office:value="-29.8442687988281" calcext:value-type="float">
            <text:p>-29.8442687988281</text:p>
          </table:table-cell>
          <table:table-cell/>
          <table:table-cell table:formula="of:=INDEX([.$A$1:.$A$2072]; 312; 1)" office:value-type="float" office:value="287091618816" calcext:value-type="float">
            <text:p>287091618816</text:p>
          </table:table-cell>
          <table:table-cell table:formula="of:=[.$G$7] * [.$F$321] + [.$G$8]" office:value-type="float" office:value="-147.410134136677" calcext:value-type="float">
            <text:p>-147.410134136677</text:p>
          </table:table-cell>
          <table:table-cell/>
          <table:table-cell table:formula="of:=INDEX([.$C$1:.$C$2072]; 312; 1)" office:value-type="float" office:value="188797786624" calcext:value-type="float">
            <text:p>188797786624</text:p>
          </table:table-cell>
          <table:table-cell table:formula="of:=[.$J$7] * [.$I$321] + [.$J$8]" office:value-type="float" office:value="-24.8326649237424" calcext:value-type="float">
            <text:p>-24.8326649237424</text:p>
          </table:table-cell>
        </table:table-row>
        <table:table-row table:style-name="ro1">
          <table:table-cell office:value-type="float" office:value="287091578880" calcext:value-type="float">
            <text:p>287091578880</text:p>
          </table:table-cell>
          <table:table-cell office:value-type="float" office:value="-149.097702026367" calcext:value-type="float">
            <text:p>-149.097702026367</text:p>
          </table:table-cell>
          <table:table-cell office:value-type="float" office:value="188797629696" calcext:value-type="float">
            <text:p>188797629696</text:p>
          </table:table-cell>
          <table:table-cell office:value-type="float" office:value="-30.8993549346924" calcext:value-type="float">
            <text:p>-30.8993549346924</text:p>
          </table:table-cell>
          <table:table-cell/>
          <table:table-cell table:formula="of:=INDEX([.$A$1:.$A$2072]; 313; 1)" office:value-type="float" office:value="287091616512" calcext:value-type="float">
            <text:p>287091616512</text:p>
          </table:table-cell>
          <table:table-cell table:formula="of:=[.$G$7] * [.$F$322] + [.$G$8]" office:value-type="float" office:value="-147.520203944296" calcext:value-type="float">
            <text:p>-147.520203944296</text:p>
          </table:table-cell>
          <table:table-cell/>
          <table:table-cell table:formula="of:=INDEX([.$C$1:.$C$2072]; 313; 1)" office:value-type="float" office:value="188797762048" calcext:value-type="float">
            <text:p>188797762048</text:p>
          </table:table-cell>
          <table:table-cell table:formula="of:=[.$J$7] * [.$I$322] + [.$J$8]" office:value-type="float" office:value="-26.0076338909566" calcext:value-type="float">
            <text:p>-26.0076338909566</text:p>
          </table:table-cell>
        </table:table-row>
        <table:table-row table:style-name="ro1">
          <table:table-cell office:value-type="float" office:value="287091578112" calcext:value-type="float">
            <text:p>287091578112</text:p>
          </table:table-cell>
          <table:table-cell office:value-type="float" office:value="-149.173629760742" calcext:value-type="float">
            <text:p>-149.173629760742</text:p>
          </table:table-cell>
          <table:table-cell office:value-type="float" office:value="188797621504" calcext:value-type="float">
            <text:p>188797621504</text:p>
          </table:table-cell>
          <table:table-cell office:value-type="float" office:value="-31.2699279785156" calcext:value-type="float">
            <text:p>-31.2699279785156</text:p>
          </table:table-cell>
          <table:table-cell/>
          <table:table-cell table:formula="of:=INDEX([.$A$1:.$A$2072]; 314; 1)" office:value-type="float" office:value="287091614976" calcext:value-type="float">
            <text:p>287091614976</text:p>
          </table:table-cell>
          <table:table-cell table:formula="of:=[.$G$7] * [.$F$323] + [.$G$8]" office:value-type="float" office:value="-147.593583816662" calcext:value-type="float">
            <text:p>-147.593583816662</text:p>
          </table:table-cell>
          <table:table-cell/>
          <table:table-cell table:formula="of:=INDEX([.$C$1:.$C$2072]; 314; 1)" office:value-type="float" office:value="188797753856" calcext:value-type="float">
            <text:p>188797753856</text:p>
          </table:table-cell>
          <table:table-cell table:formula="of:=[.$J$7] * [.$I$323] + [.$J$8]" office:value-type="float" office:value="-26.3992902114987" calcext:value-type="float">
            <text:p>-26.3992902114987</text:p>
          </table:table-cell>
        </table:table-row>
        <table:table-row table:style-name="ro1">
          <table:table-cell office:value-type="float" office:value="287091578112" calcext:value-type="float">
            <text:p>287091578112</text:p>
          </table:table-cell>
          <table:table-cell office:value-type="float" office:value="-149.325592041016" calcext:value-type="float">
            <text:p>-149.325592041016</text:p>
          </table:table-cell>
          <table:table-cell office:value-type="float" office:value="188797596160" calcext:value-type="float">
            <text:p>188797596160</text:p>
          </table:table-cell>
          <table:table-cell office:value-type="float" office:value="-32.437442779541" calcext:value-type="float">
            <text:p>-32.437442779541</text:p>
          </table:table-cell>
          <table:table-cell/>
          <table:table-cell table:formula="of:=INDEX([.$A$1:.$A$2072]; 315; 1)" office:value-type="float" office:value="287091610368" calcext:value-type="float">
            <text:p>287091610368</text:p>
          </table:table-cell>
          <table:table-cell table:formula="of:=[.$G$7] * [.$F$324] + [.$G$8]" office:value-type="float" office:value="-147.813723435625" calcext:value-type="float">
            <text:p>-147.813723435625</text:p>
          </table:table-cell>
          <table:table-cell/>
          <table:table-cell table:formula="of:=INDEX([.$C$1:.$C$2072]; 315; 1)" office:value-type="float" office:value="188797731584" calcext:value-type="float">
            <text:p>188797731584</text:p>
          </table:table-cell>
          <table:table-cell table:formula="of:=[.$J$7] * [.$I$324] + [.$J$8]" office:value-type="float" office:value="-27.4641058389097" calcext:value-type="float">
            <text:p>-27.4641058389097</text:p>
          </table:table-cell>
        </table:table-row>
        <table:table-row table:style-name="ro1">
          <table:table-cell office:value-type="float" office:value="287091579136" calcext:value-type="float">
            <text:p>287091579136</text:p>
          </table:table-cell>
          <table:table-cell office:value-type="float" office:value="-149.347442626953" calcext:value-type="float">
            <text:p>-149.347442626953</text:p>
          </table:table-cell>
          <table:table-cell office:value-type="float" office:value="188797587456" calcext:value-type="float">
            <text:p>188797587456</text:p>
          </table:table-cell>
          <table:table-cell office:value-type="float" office:value="-32.8441352844238" calcext:value-type="float">
            <text:p>-32.8441352844238</text:p>
          </table:table-cell>
          <table:table-cell/>
          <table:table-cell table:formula="of:=INDEX([.$A$1:.$A$2072]; 316; 1)" office:value-type="float" office:value="287091608064" calcext:value-type="float">
            <text:p>287091608064</text:p>
          </table:table-cell>
          <table:table-cell table:formula="of:=[.$G$7] * [.$F$325] + [.$G$8]" office:value-type="float" office:value="-147.923793243244" calcext:value-type="float">
            <text:p>-147.923793243244</text:p>
          </table:table-cell>
          <table:table-cell/>
          <table:table-cell table:formula="of:=INDEX([.$C$1:.$C$2072]; 316; 1)" office:value-type="float" office:value="188797724928" calcext:value-type="float">
            <text:p>188797724928</text:p>
          </table:table-cell>
          <table:table-cell table:formula="of:=[.$J$7] * [.$I$325] + [.$J$8]" office:value-type="float" office:value="-27.782326599583" calcext:value-type="float">
            <text:p>-27.782326599583</text:p>
          </table:table-cell>
        </table:table-row>
        <table:table-row table:style-name="ro1">
          <table:table-cell office:value-type="float" office:value="287091585280" calcext:value-type="float">
            <text:p>287091585280</text:p>
          </table:table-cell>
          <table:table-cell office:value-type="float" office:value="-149.286224365234" calcext:value-type="float">
            <text:p>-149.286224365234</text:p>
          </table:table-cell>
          <table:table-cell office:value-type="float" office:value="188797561344" calcext:value-type="float">
            <text:p>188797561344</text:p>
          </table:table-cell>
          <table:table-cell office:value-type="float" office:value="-34.0965194702148" calcext:value-type="float">
            <text:p>-34.0965194702148</text:p>
          </table:table-cell>
          <table:table-cell/>
          <table:table-cell table:formula="of:=INDEX([.$A$1:.$A$2072]; 317; 1)" office:value-type="float" office:value="287091605760" calcext:value-type="float">
            <text:p>287091605760</text:p>
          </table:table-cell>
          <table:table-cell table:formula="of:=[.$G$7] * [.$F$326] + [.$G$8]" office:value-type="float" office:value="-148.033863052726" calcext:value-type="float">
            <text:p>-148.033863052726</text:p>
          </table:table-cell>
          <table:table-cell/>
          <table:table-cell table:formula="of:=INDEX([.$C$1:.$C$2072]; 317; 1)" office:value-type="float" office:value="188797718528" calcext:value-type="float">
            <text:p>188797718528</text:p>
          </table:table-cell>
          <table:table-cell table:formula="of:=[.$J$7] * [.$I$326] + [.$J$8]" office:value-type="float" office:value="-28.0883081015199" calcext:value-type="float">
            <text:p>-28.0883081015199</text:p>
          </table:table-cell>
        </table:table-row>
        <table:table-row table:style-name="ro1">
          <table:table-cell office:value-type="float" office:value="287091588608" calcext:value-type="float">
            <text:p>287091588608</text:p>
          </table:table-cell>
          <table:table-cell office:value-type="float" office:value="-149.221176147461" calcext:value-type="float">
            <text:p>-149.221176147461</text:p>
          </table:table-cell>
          <table:table-cell office:value-type="float" office:value="188797553152" calcext:value-type="float">
            <text:p>188797553152</text:p>
          </table:table-cell>
          <table:table-cell office:value-type="float" office:value="-34.514087677002" calcext:value-type="float">
            <text:p>-34.514087677002</text:p>
          </table:table-cell>
          <table:table-cell/>
          <table:table-cell table:formula="of:=INDEX([.$A$1:.$A$2072]; 318; 1)" office:value-type="float" office:value="287091597312" calcext:value-type="float">
            <text:p>287091597312</text:p>
          </table:table-cell>
          <table:table-cell table:formula="of:=[.$G$7] * [.$F$327] + [.$G$8]" office:value-type="float" office:value="-148.437452351674" calcext:value-type="float">
            <text:p>-148.437452351674</text:p>
          </table:table-cell>
          <table:table-cell/>
          <table:table-cell table:formula="of:=INDEX([.$C$1:.$C$2072]; 318; 1)" office:value-type="float" office:value="188797700096" calcext:value-type="float">
            <text:p>188797700096</text:p>
          </table:table-cell>
          <table:table-cell table:formula="of:=[.$J$7] * [.$I$327] + [.$J$8]" office:value-type="float" office:value="-28.9695348273963" calcext:value-type="float">
            <text:p>-28.9695348273963</text:p>
          </table:table-cell>
        </table:table-row>
        <table:table-row table:style-name="ro1">
          <table:table-cell office:value-type="float" office:value="287091601408" calcext:value-type="float">
            <text:p>287091601408</text:p>
          </table:table-cell>
          <table:table-cell office:value-type="float" office:value="-148.871826171875" calcext:value-type="float">
            <text:p>-148.871826171875</text:p>
          </table:table-cell>
          <table:table-cell office:value-type="float" office:value="188797530880" calcext:value-type="float">
            <text:p>188797530880</text:p>
          </table:table-cell>
          <table:table-cell office:value-type="float" office:value="-35.6961212158203" calcext:value-type="float">
            <text:p>-35.6961212158203</text:p>
          </table:table-cell>
          <table:table-cell/>
          <table:table-cell table:formula="of:=INDEX([.$A$1:.$A$2072]; 319; 1)" office:value-type="float" office:value="287091595264" calcext:value-type="float">
            <text:p>287091595264</text:p>
          </table:table-cell>
          <table:table-cell table:formula="of:=[.$G$7] * [.$F$328] + [.$G$8]" office:value-type="float" office:value="-148.535292182118" calcext:value-type="float">
            <text:p>-148.535292182118</text:p>
          </table:table-cell>
          <table:table-cell/>
          <table:table-cell table:formula="of:=INDEX([.$C$1:.$C$2072]; 319; 1)" office:value-type="float" office:value="188797693696" calcext:value-type="float">
            <text:p>188797693696</text:p>
          </table:table-cell>
          <table:table-cell table:formula="of:=[.$J$7] * [.$I$328] + [.$J$8]" office:value-type="float" office:value="-29.2755163293332" calcext:value-type="float">
            <text:p>-29.2755163293332</text:p>
          </table:table-cell>
        </table:table-row>
        <table:table-row table:style-name="ro1">
          <table:table-cell office:value-type="float" office:value="287091606528" calcext:value-type="float">
            <text:p>287091606528</text:p>
          </table:table-cell>
          <table:table-cell office:value-type="float" office:value="-148.706100463867" calcext:value-type="float">
            <text:p>-148.706100463867</text:p>
          </table:table-cell>
          <table:table-cell office:value-type="float" office:value="188797524736" calcext:value-type="float">
            <text:p>188797524736</text:p>
          </table:table-cell>
          <table:table-cell office:value-type="float" office:value="-36.0517425537109" calcext:value-type="float">
            <text:p>-36.0517425537109</text:p>
          </table:table-cell>
          <table:table-cell/>
          <table:table-cell table:formula="of:=INDEX([.$A$1:.$A$2072]; 320; 1)" office:value-type="float" office:value="287091593216" calcext:value-type="float">
            <text:p>287091593216</text:p>
          </table:table-cell>
          <table:table-cell table:formula="of:=[.$G$7] * [.$F$329] + [.$G$8]" office:value-type="float" office:value="-148.633132010698" calcext:value-type="float">
            <text:p>-148.633132010698</text:p>
          </table:table-cell>
          <table:table-cell/>
          <table:table-cell table:formula="of:=INDEX([.$C$1:.$C$2072]; 320; 1)" office:value-type="float" office:value="188797687296" calcext:value-type="float">
            <text:p>188797687296</text:p>
          </table:table-cell>
          <table:table-cell table:formula="of:=[.$J$7] * [.$I$329] + [.$J$8]" office:value-type="float" office:value="-29.5814978312701" calcext:value-type="float">
            <text:p>-29.5814978312701</text:p>
          </table:table-cell>
        </table:table-row>
        <table:table-row table:style-name="ro1">
          <table:table-cell office:value-type="float" office:value="287091612160" calcext:value-type="float">
            <text:p>287091612160</text:p>
          </table:table-cell>
          <table:table-cell office:value-type="float" office:value="-148.519470214844" calcext:value-type="float">
            <text:p>-148.519470214844</text:p>
          </table:table-cell>
          <table:table-cell office:value-type="float" office:value="188797519104" calcext:value-type="float">
            <text:p>188797519104</text:p>
          </table:table-cell>
          <table:table-cell office:value-type="float" office:value="-36.383960723877" calcext:value-type="float">
            <text:p>-36.383960723877</text:p>
          </table:table-cell>
          <table:table-cell/>
          <table:table-cell table:formula="of:=INDEX([.$A$1:.$A$2072]; 321; 1)" office:value-type="float" office:value="287091582976" calcext:value-type="float">
            <text:p>287091582976</text:p>
          </table:table-cell>
          <table:table-cell table:formula="of:=[.$G$7] * [.$F$330] + [.$G$8]" office:value-type="float" office:value="-149.122331161052" calcext:value-type="float">
            <text:p>-149.122331161052</text:p>
          </table:table-cell>
          <table:table-cell/>
          <table:table-cell table:formula="of:=INDEX([.$C$1:.$C$2072]; 321; 1)" office:value-type="float" office:value="188797652736" calcext:value-type="float">
            <text:p>188797652736</text:p>
          </table:table-cell>
          <table:table-cell table:formula="of:=[.$J$7] * [.$I$330] + [.$J$8]" office:value-type="float" office:value="-31.2337979413569" calcext:value-type="float">
            <text:p>-31.2337979413569</text:p>
          </table:table-cell>
        </table:table-row>
        <table:table-row table:style-name="ro1">
          <table:table-cell office:value-type="float" office:value="287091633408" calcext:value-type="float">
            <text:p>287091633408</text:p>
          </table:table-cell>
          <table:table-cell office:value-type="float" office:value="-147.634307861328" calcext:value-type="float">
            <text:p>-147.634307861328</text:p>
          </table:table-cell>
          <table:table-cell office:value-type="float" office:value="188797498624" calcext:value-type="float">
            <text:p>188797498624</text:p>
          </table:table-cell>
          <table:table-cell office:value-type="float" office:value="-37.4913139343262" calcext:value-type="float">
            <text:p>-37.4913139343262</text:p>
          </table:table-cell>
          <table:table-cell/>
          <table:table-cell table:formula="of:=INDEX([.$A$1:.$A$2072]; 322; 1)" office:value-type="float" office:value="287091578880" calcext:value-type="float">
            <text:p>287091578880</text:p>
          </table:table-cell>
          <table:table-cell table:formula="of:=[.$G$7] * [.$F$331] + [.$G$8]" office:value-type="float" office:value="-149.318010821939" calcext:value-type="float">
            <text:p>-149.318010821939</text:p>
          </table:table-cell>
          <table:table-cell/>
          <table:table-cell table:formula="of:=INDEX([.$C$1:.$C$2072]; 322; 1)" office:value-type="float" office:value="188797629696" calcext:value-type="float">
            <text:p>188797629696</text:p>
          </table:table-cell>
          <table:table-cell table:formula="of:=[.$J$7] * [.$I$331] + [.$J$8]" office:value-type="float" office:value="-32.3353313468397" calcext:value-type="float">
            <text:p>-32.3353313468397</text:p>
          </table:table-cell>
        </table:table-row>
        <table:table-row table:style-name="ro1">
          <table:table-cell office:value-type="float" office:value="287091637760" calcext:value-type="float">
            <text:p>287091637760</text:p>
          </table:table-cell>
          <table:table-cell office:value-type="float" office:value="-147.41764831543" calcext:value-type="float">
            <text:p>-147.41764831543</text:p>
          </table:table-cell>
          <table:table-cell office:value-type="float" office:value="188797492992" calcext:value-type="float">
            <text:p>188797492992</text:p>
          </table:table-cell>
          <table:table-cell office:value-type="float" office:value="-37.7588119506836" calcext:value-type="float">
            <text:p>-37.7588119506836</text:p>
          </table:table-cell>
          <table:table-cell/>
          <table:table-cell table:formula="of:=INDEX([.$A$1:.$A$2072]; 323; 1)" office:value-type="float" office:value="287091578112" calcext:value-type="float">
            <text:p>287091578112</text:p>
          </table:table-cell>
          <table:table-cell table:formula="of:=[.$G$7] * [.$F$332] + [.$G$8]" office:value-type="float" office:value="-149.354700757191" calcext:value-type="float">
            <text:p>-149.354700757191</text:p>
          </table:table-cell>
          <table:table-cell/>
          <table:table-cell table:formula="of:=INDEX([.$C$1:.$C$2072]; 323; 1)" office:value-type="float" office:value="188797621504" calcext:value-type="float">
            <text:p>188797621504</text:p>
          </table:table-cell>
          <table:table-cell table:formula="of:=[.$J$7] * [.$I$332] + [.$J$8]" office:value-type="float" office:value="-32.7269876692444" calcext:value-type="float">
            <text:p>-32.7269876692444</text:p>
          </table:table-cell>
        </table:table-row>
        <table:table-row table:style-name="ro1">
          <table:table-cell office:value-type="float" office:value="287091642112" calcext:value-type="float">
            <text:p>287091642112</text:p>
          </table:table-cell>
          <table:table-cell office:value-type="float" office:value="-147.207473754883" calcext:value-type="float">
            <text:p>-147.207473754883</text:p>
          </table:table-cell>
          <table:table-cell office:value-type="float" office:value="188797487104" calcext:value-type="float">
            <text:p>188797487104</text:p>
          </table:table-cell>
          <table:table-cell office:value-type="float" office:value="-38.0307731628418" calcext:value-type="float">
            <text:p>-38.0307731628418</text:p>
          </table:table-cell>
          <table:table-cell/>
          <table:table-cell table:formula="of:=INDEX([.$A$1:.$A$2072]; 324; 1)" office:value-type="float" office:value="287091578112" calcext:value-type="float">
            <text:p>287091578112</text:p>
          </table:table-cell>
          <table:table-cell table:formula="of:=[.$G$7] * [.$F$333] + [.$G$8]" office:value-type="float" office:value="-149.354700757191" calcext:value-type="float">
            <text:p>-149.354700757191</text:p>
          </table:table-cell>
          <table:table-cell/>
          <table:table-cell table:formula="of:=INDEX([.$C$1:.$C$2072]; 324; 1)" office:value-type="float" office:value="188797596160" calcext:value-type="float">
            <text:p>188797596160</text:p>
          </table:table-cell>
          <table:table-cell table:formula="of:=[.$J$7] * [.$I$333] + [.$J$8]" office:value-type="float" office:value="-33.938674416393" calcext:value-type="float">
            <text:p>-33.938674416393</text:p>
          </table:table-cell>
        </table:table-row>
        <table:table-row table:style-name="ro1">
          <table:table-cell office:value-type="float" office:value="287091663616" calcext:value-type="float">
            <text:p>287091663616</text:p>
          </table:table-cell>
          <table:table-cell office:value-type="float" office:value="-146.143249511719" calcext:value-type="float">
            <text:p>-146.143249511719</text:p>
          </table:table-cell>
          <table:table-cell office:value-type="float" office:value="188797456128" calcext:value-type="float">
            <text:p>188797456128</text:p>
          </table:table-cell>
          <table:table-cell office:value-type="float" office:value="-39.4454612731934" calcext:value-type="float">
            <text:p>-39.4454612731934</text:p>
          </table:table-cell>
          <table:table-cell/>
          <table:table-cell table:formula="of:=INDEX([.$A$1:.$A$2072]; 325; 1)" office:value-type="float" office:value="287091579136" calcext:value-type="float">
            <text:p>287091579136</text:p>
          </table:table-cell>
          <table:table-cell table:formula="of:=[.$G$7] * [.$F$334] + [.$G$8]" office:value-type="float" office:value="-149.3057808429" calcext:value-type="float">
            <text:p>-149.3057808429</text:p>
          </table:table-cell>
          <table:table-cell/>
          <table:table-cell table:formula="of:=INDEX([.$C$1:.$C$2072]; 325; 1)" office:value-type="float" office:value="188797587456" calcext:value-type="float">
            <text:p>188797587456</text:p>
          </table:table-cell>
          <table:table-cell table:formula="of:=[.$J$7] * [.$I$334] + [.$J$8]" office:value-type="float" office:value="-34.3548092581332" calcext:value-type="float">
            <text:p>-34.3548092581332</text:p>
          </table:table-cell>
        </table:table-row>
        <table:table-row table:style-name="ro1">
          <table:table-cell office:value-type="float" office:value="287091673344" calcext:value-type="float">
            <text:p>287091673344</text:p>
          </table:table-cell>
          <table:table-cell office:value-type="float" office:value="-145.568359375" calcext:value-type="float">
            <text:p>-145.568359375</text:p>
          </table:table-cell>
          <table:table-cell office:value-type="float" office:value="188797435648" calcext:value-type="float">
            <text:p>188797435648</text:p>
          </table:table-cell>
          <table:table-cell office:value-type="float" office:value="-40.36083984375" calcext:value-type="float">
            <text:p>-40.36083984375</text:p>
          </table:table-cell>
          <table:table-cell/>
          <table:table-cell table:formula="of:=INDEX([.$A$1:.$A$2072]; 326; 1)" office:value-type="float" office:value="287091585280" calcext:value-type="float">
            <text:p>287091585280</text:p>
          </table:table-cell>
          <table:table-cell table:formula="of:=[.$G$7] * [.$F$335] + [.$G$8]" office:value-type="float" office:value="-149.012261353433" calcext:value-type="float">
            <text:p>-149.012261353433</text:p>
          </table:table-cell>
          <table:table-cell/>
          <table:table-cell table:formula="of:=INDEX([.$C$1:.$C$2072]; 326; 1)" office:value-type="float" office:value="188797561344" calcext:value-type="float">
            <text:p>188797561344</text:p>
          </table:table-cell>
          <table:table-cell table:formula="of:=[.$J$7] * [.$I$335] + [.$J$8]" office:value-type="float" office:value="-35.6032137852162" calcext:value-type="float">
            <text:p>-35.6032137852162</text:p>
          </table:table-cell>
        </table:table-row>
        <table:table-row table:style-name="ro1">
          <table:table-cell office:value-type="float" office:value="287091675904" calcext:value-type="float">
            <text:p>287091675904</text:p>
          </table:table-cell>
          <table:table-cell office:value-type="float" office:value="-145.399658203125" calcext:value-type="float">
            <text:p>-145.399658203125</text:p>
          </table:table-cell>
          <table:table-cell office:value-type="float" office:value="188797428480" calcext:value-type="float">
            <text:p>188797428480</text:p>
          </table:table-cell>
          <table:table-cell office:value-type="float" office:value="-40.6759948730469" calcext:value-type="float">
            <text:p>-40.6759948730469</text:p>
          </table:table-cell>
          <table:table-cell/>
          <table:table-cell table:formula="of:=INDEX([.$A$1:.$A$2072]; 327; 1)" office:value-type="float" office:value="287091588608" calcext:value-type="float">
            <text:p>287091588608</text:p>
          </table:table-cell>
          <table:table-cell table:formula="of:=[.$G$7] * [.$F$336] + [.$G$8]" office:value-type="float" office:value="-148.853271629661" calcext:value-type="float">
            <text:p>-148.853271629661</text:p>
          </table:table-cell>
          <table:table-cell/>
          <table:table-cell table:formula="of:=INDEX([.$C$1:.$C$2072]; 327; 1)" office:value-type="float" office:value="188797553152" calcext:value-type="float">
            <text:p>188797553152</text:p>
          </table:table-cell>
          <table:table-cell table:formula="of:=[.$J$7] * [.$I$336] + [.$J$8]" office:value-type="float" office:value="-35.994870107621" calcext:value-type="float">
            <text:p>-35.994870107621</text:p>
          </table:table-cell>
        </table:table-row>
        <table:table-row table:style-name="ro1">
          <table:table-cell office:value-type="float" office:value="287091677952" calcext:value-type="float">
            <text:p>287091677952</text:p>
          </table:table-cell>
          <table:table-cell office:value-type="float" office:value="-145.246368408203" calcext:value-type="float">
            <text:p>-145.246368408203</text:p>
          </table:table-cell>
          <table:table-cell office:value-type="float" office:value="188797421312" calcext:value-type="float">
            <text:p>188797421312</text:p>
          </table:table-cell>
          <table:table-cell office:value-type="float" office:value="-40.9960479736328" calcext:value-type="float">
            <text:p>-40.9960479736328</text:p>
          </table:table-cell>
          <table:table-cell/>
          <table:table-cell table:formula="of:=INDEX([.$A$1:.$A$2072]; 328; 1)" office:value-type="float" office:value="287091601408" calcext:value-type="float">
            <text:p>287091601408</text:p>
          </table:table-cell>
          <table:table-cell table:formula="of:=[.$G$7] * [.$F$337] + [.$G$8]" office:value-type="float" office:value="-148.241772690788" calcext:value-type="float">
            <text:p>-148.241772690788</text:p>
          </table:table-cell>
          <table:table-cell/>
          <table:table-cell table:formula="of:=INDEX([.$C$1:.$C$2072]; 328; 1)" office:value-type="float" office:value="188797530880" calcext:value-type="float">
            <text:p>188797530880</text:p>
          </table:table-cell>
          <table:table-cell table:formula="of:=[.$J$7] * [.$I$337] + [.$J$8]" office:value-type="float" office:value="-37.059685735032" calcext:value-type="float">
            <text:p>-37.059685735032</text:p>
          </table:table-cell>
        </table:table-row>
        <table:table-row table:style-name="ro1">
          <table:table-cell office:value-type="float" office:value="287091682048" calcext:value-type="float">
            <text:p>287091682048</text:p>
          </table:table-cell>
          <table:table-cell office:value-type="float" office:value="-144.88542175293" calcext:value-type="float">
            <text:p>-144.88542175293</text:p>
          </table:table-cell>
          <table:table-cell office:value-type="float" office:value="188797399552" calcext:value-type="float">
            <text:p>188797399552</text:p>
          </table:table-cell>
          <table:table-cell office:value-type="float" office:value="-41.9832496643066" calcext:value-type="float">
            <text:p>-41.9832496643066</text:p>
          </table:table-cell>
          <table:table-cell/>
          <table:table-cell table:formula="of:=INDEX([.$A$1:.$A$2072]; 329; 1)" office:value-type="float" office:value="287091606528" calcext:value-type="float">
            <text:p>287091606528</text:p>
          </table:table-cell>
          <table:table-cell table:formula="of:=[.$G$7] * [.$F$338] + [.$G$8]" office:value-type="float" office:value="-147.997173115611" calcext:value-type="float">
            <text:p>-147.997173115611</text:p>
          </table:table-cell>
          <table:table-cell/>
          <table:table-cell table:formula="of:=INDEX([.$C$1:.$C$2072]; 329; 1)" office:value-type="float" office:value="188797524736" calcext:value-type="float">
            <text:p>188797524736</text:p>
          </table:table-cell>
          <table:table-cell table:formula="of:=[.$J$7] * [.$I$338] + [.$J$8]" office:value-type="float" office:value="-37.3534279763699" calcext:value-type="float">
            <text:p>-37.3534279763699</text:p>
          </table:table-cell>
        </table:table-row>
        <table:table-row table:style-name="ro1">
          <table:table-cell office:value-type="float" office:value="287091682560" calcext:value-type="float">
            <text:p>287091682560</text:p>
          </table:table-cell>
          <table:table-cell office:value-type="float" office:value="-144.793914794922" calcext:value-type="float">
            <text:p>-144.793914794922</text:p>
          </table:table-cell>
          <table:table-cell office:value-type="float" office:value="188797392128" calcext:value-type="float">
            <text:p>188797392128</text:p>
          </table:table-cell>
          <table:table-cell office:value-type="float" office:value="-42.3191337585449" calcext:value-type="float">
            <text:p>-42.3191337585449</text:p>
          </table:table-cell>
          <table:table-cell/>
          <table:table-cell table:formula="of:=INDEX([.$A$1:.$A$2072]; 330; 1)" office:value-type="float" office:value="287091612160" calcext:value-type="float">
            <text:p>287091612160</text:p>
          </table:table-cell>
          <table:table-cell table:formula="of:=[.$G$7] * [.$F$339] + [.$G$8]" office:value-type="float" office:value="-147.72811358422" calcext:value-type="float">
            <text:p>-147.72811358422</text:p>
          </table:table-cell>
          <table:table-cell/>
          <table:table-cell table:formula="of:=INDEX([.$C$1:.$C$2072]; 330; 1)" office:value-type="float" office:value="188797519104" calcext:value-type="float">
            <text:p>188797519104</text:p>
          </table:table-cell>
          <table:table-cell table:formula="of:=[.$J$7] * [.$I$339] + [.$J$8]" office:value-type="float" office:value="-37.6226916983724" calcext:value-type="float">
            <text:p>-37.6226916983724</text:p>
          </table:table-cell>
        </table:table-row>
        <table:table-row table:style-name="ro1">
          <table:table-cell office:value-type="float" office:value="287091680512" calcext:value-type="float">
            <text:p>287091680512</text:p>
          </table:table-cell>
          <table:table-cell office:value-type="float" office:value="-144.640762329102" calcext:value-type="float">
            <text:p>-144.640762329102</text:p>
          </table:table-cell>
          <table:table-cell office:value-type="float" office:value="188797368832" calcext:value-type="float">
            <text:p>188797368832</text:p>
          </table:table-cell>
          <table:table-cell office:value-type="float" office:value="-43.3648567199707" calcext:value-type="float">
            <text:p>-43.3648567199707</text:p>
          </table:table-cell>
          <table:table-cell/>
          <table:table-cell table:formula="of:=INDEX([.$A$1:.$A$2072]; 331; 1)" office:value-type="float" office:value="287091633408" calcext:value-type="float">
            <text:p>287091633408</text:p>
          </table:table-cell>
          <table:table-cell table:formula="of:=[.$G$7] * [.$F$340] + [.$G$8]" office:value-type="float" office:value="-146.713025346398" calcext:value-type="float">
            <text:p>-146.713025346398</text:p>
          </table:table-cell>
          <table:table-cell/>
          <table:table-cell table:formula="of:=INDEX([.$C$1:.$C$2072]; 331; 1)" office:value-type="float" office:value="188797498624" calcext:value-type="float">
            <text:p>188797498624</text:p>
          </table:table-cell>
          <table:table-cell table:formula="of:=[.$J$7] * [.$I$340] + [.$J$8]" office:value-type="float" office:value="-38.6018325034529" calcext:value-type="float">
            <text:p>-38.6018325034529</text:p>
          </table:table-cell>
        </table:table-row>
        <table:table-row table:style-name="ro1">
          <table:table-cell office:value-type="float" office:value="287091678464" calcext:value-type="float">
            <text:p>287091678464</text:p>
          </table:table-cell>
          <table:table-cell office:value-type="float" office:value="-144.634582519531" calcext:value-type="float">
            <text:p>-144.634582519531</text:p>
          </table:table-cell>
          <table:table-cell office:value-type="float" office:value="188797360896" calcext:value-type="float">
            <text:p>188797360896</text:p>
          </table:table-cell>
          <table:table-cell office:value-type="float" office:value="-43.7362937927246" calcext:value-type="float">
            <text:p>-43.7362937927246</text:p>
          </table:table-cell>
          <table:table-cell/>
          <table:table-cell table:formula="of:=INDEX([.$A$1:.$A$2072]; 332; 1)" office:value-type="float" office:value="287091637760" calcext:value-type="float">
            <text:p>287091637760</text:p>
          </table:table-cell>
          <table:table-cell table:formula="of:=[.$G$7] * [.$F$341] + [.$G$8]" office:value-type="float" office:value="-146.505115708336" calcext:value-type="float">
            <text:p>-146.505115708336</text:p>
          </table:table-cell>
          <table:table-cell/>
          <table:table-cell table:formula="of:=INDEX([.$C$1:.$C$2072]; 332; 1)" office:value-type="float" office:value="188797492992" calcext:value-type="float">
            <text:p>188797492992</text:p>
          </table:table-cell>
          <table:table-cell table:formula="of:=[.$J$7] * [.$I$341] + [.$J$8]" office:value-type="float" office:value="-38.8710962254554" calcext:value-type="float">
            <text:p>-38.8710962254554</text:p>
          </table:table-cell>
        </table:table-row>
        <table:table-row table:style-name="ro1">
          <table:table-cell office:value-type="float" office:value="287091668224" calcext:value-type="float">
            <text:p>287091668224</text:p>
          </table:table-cell>
          <table:table-cell office:value-type="float" office:value="-144.789657592773" calcext:value-type="float">
            <text:p>-144.789657592773</text:p>
          </table:table-cell>
          <table:table-cell office:value-type="float" office:value="188797337088" calcext:value-type="float">
            <text:p>188797337088</text:p>
          </table:table-cell>
          <table:table-cell office:value-type="float" office:value="-44.892993927002" calcext:value-type="float">
            <text:p>-44.892993927002</text:p>
          </table:table-cell>
          <table:table-cell/>
          <table:table-cell table:formula="of:=INDEX([.$A$1:.$A$2072]; 333; 1)" office:value-type="float" office:value="287091642112" calcext:value-type="float">
            <text:p>287091642112</text:p>
          </table:table-cell>
          <table:table-cell table:formula="of:=[.$G$7] * [.$F$342] + [.$G$8]" office:value-type="float" office:value="-146.297206070274" calcext:value-type="float">
            <text:p>-146.297206070274</text:p>
          </table:table-cell>
          <table:table-cell/>
          <table:table-cell table:formula="of:=INDEX([.$C$1:.$C$2072]; 333; 1)" office:value-type="float" office:value="188797487104" calcext:value-type="float">
            <text:p>188797487104</text:p>
          </table:table-cell>
          <table:table-cell table:formula="of:=[.$J$7] * [.$I$342] + [.$J$8]" office:value-type="float" office:value="-39.1525992061943" calcext:value-type="float">
            <text:p>-39.1525992061943</text:p>
          </table:table-cell>
        </table:table-row>
        <table:table-row table:style-name="ro1">
          <table:table-cell office:value-type="float" office:value="287091663360" calcext:value-type="float">
            <text:p>287091663360</text:p>
          </table:table-cell>
          <table:table-cell office:value-type="float" office:value="-144.903289794922" calcext:value-type="float">
            <text:p>-144.903289794922</text:p>
          </table:table-cell>
          <table:table-cell office:value-type="float" office:value="188797329664" calcext:value-type="float">
            <text:p>188797329664</text:p>
          </table:table-cell>
          <table:table-cell office:value-type="float" office:value="-45.2797203063965" calcext:value-type="float">
            <text:p>-45.2797203063965</text:p>
          </table:table-cell>
          <table:table-cell/>
          <table:table-cell table:formula="of:=INDEX([.$A$1:.$A$2072]; 334; 1)" office:value-type="float" office:value="287091663616" calcext:value-type="float">
            <text:p>287091663616</text:p>
          </table:table-cell>
          <table:table-cell table:formula="of:=[.$G$7] * [.$F$343] + [.$G$8]" office:value-type="float" office:value="-145.269887853414" calcext:value-type="float">
            <text:p>-145.269887853414</text:p>
          </table:table-cell>
          <table:table-cell/>
          <table:table-cell table:formula="of:=INDEX([.$C$1:.$C$2072]; 334; 1)" office:value-type="float" office:value="188797456128" calcext:value-type="float">
            <text:p>188797456128</text:p>
          </table:table-cell>
          <table:table-cell table:formula="of:=[.$J$7] * [.$I$343] + [.$J$8]" office:value-type="float" office:value="-40.6335496753454" calcext:value-type="float">
            <text:p>-40.6335496753454</text:p>
          </table:table-cell>
        </table:table-row>
        <table:table-row table:style-name="ro1">
          <table:table-cell office:value-type="float" office:value="287091657728" calcext:value-type="float">
            <text:p>287091657728</text:p>
          </table:table-cell>
          <table:table-cell office:value-type="float" office:value="-145.051498413086" calcext:value-type="float">
            <text:p>-145.051498413086</text:p>
          </table:table-cell>
          <table:table-cell office:value-type="float" office:value="188797323008" calcext:value-type="float">
            <text:p>188797323008</text:p>
          </table:table-cell>
          <table:table-cell office:value-type="float" office:value="-45.6547164916992" calcext:value-type="float">
            <text:p>-45.6547164916992</text:p>
          </table:table-cell>
          <table:table-cell/>
          <table:table-cell table:formula="of:=INDEX([.$A$1:.$A$2072]; 335; 1)" office:value-type="float" office:value="287091673344" calcext:value-type="float">
            <text:p>287091673344</text:p>
          </table:table-cell>
          <table:table-cell table:formula="of:=[.$G$7] * [.$F$344] + [.$G$8]" office:value-type="float" office:value="-144.805148661137" calcext:value-type="float">
            <text:p>-144.805148661137</text:p>
          </table:table-cell>
          <table:table-cell/>
          <table:table-cell table:formula="of:=INDEX([.$C$1:.$C$2072]; 335; 1)" office:value-type="float" office:value="188797435648" calcext:value-type="float">
            <text:p>188797435648</text:p>
          </table:table-cell>
          <table:table-cell table:formula="of:=[.$J$7] * [.$I$344] + [.$J$8]" office:value-type="float" office:value="-41.612690480426" calcext:value-type="float">
            <text:p>-41.612690480426</text:p>
          </table:table-cell>
        </table:table-row>
        <table:table-row table:style-name="ro1">
          <table:table-cell office:value-type="float" office:value="287091638272" calcext:value-type="float">
            <text:p>287091638272</text:p>
          </table:table-cell>
          <table:table-cell office:value-type="float" office:value="-145.678024291992" calcext:value-type="float">
            <text:p>-145.678024291992</text:p>
          </table:table-cell>
          <table:table-cell office:value-type="float" office:value="188797306624" calcext:value-type="float">
            <text:p>188797306624</text:p>
          </table:table-cell>
          <table:table-cell office:value-type="float" office:value="-46.6660041809082" calcext:value-type="float">
            <text:p>-46.6660041809082</text:p>
          </table:table-cell>
          <table:table-cell/>
          <table:table-cell table:formula="of:=INDEX([.$A$1:.$A$2072]; 336; 1)" office:value-type="float" office:value="287091675904" calcext:value-type="float">
            <text:p>287091675904</text:p>
          </table:table-cell>
          <table:table-cell table:formula="of:=[.$G$7] * [.$F$345] + [.$G$8]" office:value-type="float" office:value="-144.68284887448" calcext:value-type="float">
            <text:p>-144.68284887448</text:p>
          </table:table-cell>
          <table:table-cell/>
          <table:table-cell table:formula="of:=INDEX([.$C$1:.$C$2072]; 336; 1)" office:value-type="float" office:value="188797428480" calcext:value-type="float">
            <text:p>188797428480</text:p>
          </table:table-cell>
          <table:table-cell table:formula="of:=[.$J$7] * [.$I$345] + [.$J$8]" office:value-type="float" office:value="-41.9553897622973" calcext:value-type="float">
            <text:p>-41.9553897622973</text:p>
          </table:table-cell>
        </table:table-row>
        <table:table-row table:style-name="ro1">
          <table:table-cell office:value-type="float" office:value="287091631104" calcext:value-type="float">
            <text:p>287091631104</text:p>
          </table:table-cell>
          <table:table-cell office:value-type="float" office:value="-145.93864440918" calcext:value-type="float">
            <text:p>-145.93864440918</text:p>
          </table:table-cell>
          <table:table-cell office:value-type="float" office:value="188797302528" calcext:value-type="float">
            <text:p>188797302528</text:p>
          </table:table-cell>
          <table:table-cell office:value-type="float" office:value="-46.9452590942383" calcext:value-type="float">
            <text:p>-46.9452590942383</text:p>
          </table:table-cell>
          <table:table-cell/>
          <table:table-cell table:formula="of:=INDEX([.$A$1:.$A$2072]; 337; 1)" office:value-type="float" office:value="287091677952" calcext:value-type="float">
            <text:p>287091677952</text:p>
          </table:table-cell>
          <table:table-cell table:formula="of:=[.$G$7] * [.$F$346] + [.$G$8]" office:value-type="float" office:value="-144.585009044036" calcext:value-type="float">
            <text:p>-144.585009044036</text:p>
          </table:table-cell>
          <table:table-cell/>
          <table:table-cell table:formula="of:=INDEX([.$C$1:.$C$2072]; 337; 1)" office:value-type="float" office:value="188797421312" calcext:value-type="float">
            <text:p>188797421312</text:p>
          </table:table-cell>
          <table:table-cell table:formula="of:=[.$J$7] * [.$I$346] + [.$J$8]" office:value-type="float" office:value="-42.2980890441686" calcext:value-type="float">
            <text:p>-42.2980890441686</text:p>
          </table:table-cell>
        </table:table-row>
        <table:table-row table:style-name="ro1">
          <table:table-cell office:value-type="float" office:value="287091624448" calcext:value-type="float">
            <text:p>287091624448</text:p>
          </table:table-cell>
          <table:table-cell office:value-type="float" office:value="-146.21711730957" calcext:value-type="float">
            <text:p>-146.21711730957</text:p>
          </table:table-cell>
          <table:table-cell office:value-type="float" office:value="188797297920" calcext:value-type="float">
            <text:p>188797297920</text:p>
          </table:table-cell>
          <table:table-cell office:value-type="float" office:value="-47.2001419067383" calcext:value-type="float">
            <text:p>-47.2001419067383</text:p>
          </table:table-cell>
          <table:table-cell/>
          <table:table-cell table:formula="of:=INDEX([.$A$1:.$A$2072]; 338; 1)" office:value-type="float" office:value="287091682048" calcext:value-type="float">
            <text:p>287091682048</text:p>
          </table:table-cell>
          <table:table-cell table:formula="of:=[.$G$7] * [.$F$347] + [.$G$8]" office:value-type="float" office:value="-144.38932938315" calcext:value-type="float">
            <text:p>-144.38932938315</text:p>
          </table:table-cell>
          <table:table-cell/>
          <table:table-cell table:formula="of:=INDEX([.$C$1:.$C$2072]; 338; 1)" office:value-type="float" office:value="188797399552" calcext:value-type="float">
            <text:p>188797399552</text:p>
          </table:table-cell>
          <table:table-cell table:formula="of:=[.$J$7] * [.$I$347] + [.$J$8]" office:value-type="float" office:value="-43.3384261503816" calcext:value-type="float">
            <text:p>-43.3384261503816</text:p>
          </table:table-cell>
        </table:table-row>
        <table:table-row table:style-name="ro1">
          <table:table-cell office:value-type="float" office:value="287091596800" calcext:value-type="float">
            <text:p>287091596800</text:p>
          </table:table-cell>
          <table:table-cell office:value-type="float" office:value="-147.579803466797" calcext:value-type="float">
            <text:p>-147.579803466797</text:p>
          </table:table-cell>
          <table:table-cell office:value-type="float" office:value="188797269760" calcext:value-type="float">
            <text:p>188797269760</text:p>
          </table:table-cell>
          <table:table-cell office:value-type="float" office:value="-48.5040855407715" calcext:value-type="float">
            <text:p>-48.5040855407715</text:p>
          </table:table-cell>
          <table:table-cell/>
          <table:table-cell table:formula="of:=INDEX([.$A$1:.$A$2072]; 339; 1)" office:value-type="float" office:value="287091682560" calcext:value-type="float">
            <text:p>287091682560</text:p>
          </table:table-cell>
          <table:table-cell table:formula="of:=[.$G$7] * [.$F$348] + [.$G$8]" office:value-type="float" office:value="-144.364869426936" calcext:value-type="float">
            <text:p>-144.364869426936</text:p>
          </table:table-cell>
          <table:table-cell/>
          <table:table-cell table:formula="of:=INDEX([.$C$1:.$C$2072]; 339; 1)" office:value-type="float" office:value="188797392128" calcext:value-type="float">
            <text:p>188797392128</text:p>
          </table:table-cell>
          <table:table-cell table:formula="of:=[.$J$7] * [.$I$348] + [.$J$8]" office:value-type="float" office:value="-43.6933646928519" calcext:value-type="float">
            <text:p>-43.6933646928519</text:p>
          </table:table-cell>
        </table:table-row>
        <table:table-row table:style-name="ro1">
          <table:table-cell office:value-type="float" office:value="287091591936" calcext:value-type="float">
            <text:p>287091591936</text:p>
          </table:table-cell>
          <table:table-cell office:value-type="float" office:value="-147.840423583984" calcext:value-type="float">
            <text:p>-147.840423583984</text:p>
          </table:table-cell>
          <table:table-cell office:value-type="float" office:value="188797263360" calcext:value-type="float">
            <text:p>188797263360</text:p>
          </table:table-cell>
          <table:table-cell office:value-type="float" office:value="-48.7818756103516" calcext:value-type="float">
            <text:p>-48.7818756103516</text:p>
          </table:table-cell>
          <table:table-cell/>
          <table:table-cell table:formula="of:=INDEX([.$A$1:.$A$2072]; 340; 1)" office:value-type="float" office:value="287091680512" calcext:value-type="float">
            <text:p>287091680512</text:p>
          </table:table-cell>
          <table:table-cell table:formula="of:=[.$G$7] * [.$F$349] + [.$G$8]" office:value-type="float" office:value="-144.462709257379" calcext:value-type="float">
            <text:p>-144.462709257379</text:p>
          </table:table-cell>
          <table:table-cell/>
          <table:table-cell table:formula="of:=INDEX([.$C$1:.$C$2072]; 340; 1)" office:value-type="float" office:value="188797368832" calcext:value-type="float">
            <text:p>188797368832</text:p>
          </table:table-cell>
          <table:table-cell table:formula="of:=[.$J$7] * [.$I$349] + [.$J$8]" office:value-type="float" office:value="-44.8071373589337" calcext:value-type="float">
            <text:p>-44.8071373589337</text:p>
          </table:table-cell>
        </table:table-row>
        <table:table-row table:style-name="ro1">
          <table:table-cell office:value-type="float" office:value="287091570944" calcext:value-type="float">
            <text:p>287091570944</text:p>
          </table:table-cell>
          <table:table-cell office:value-type="float" office:value="-149.037002563477" calcext:value-type="float">
            <text:p>-149.037002563477</text:p>
          </table:table-cell>
          <table:table-cell office:value-type="float" office:value="188797225984" calcext:value-type="float">
            <text:p>188797225984</text:p>
          </table:table-cell>
          <table:table-cell office:value-type="float" office:value="-50.3650245666504" calcext:value-type="float">
            <text:p>-50.3650245666504</text:p>
          </table:table-cell>
          <table:table-cell/>
          <table:table-cell table:formula="of:=INDEX([.$A$1:.$A$2072]; 341; 1)" office:value-type="float" office:value="287091678464" calcext:value-type="float">
            <text:p>287091678464</text:p>
          </table:table-cell>
          <table:table-cell table:formula="of:=[.$G$7] * [.$F$350] + [.$G$8]" office:value-type="float" office:value="-144.56054908596" calcext:value-type="float">
            <text:p>-144.56054908596</text:p>
          </table:table-cell>
          <table:table-cell/>
          <table:table-cell table:formula="of:=INDEX([.$C$1:.$C$2072]; 341; 1)" office:value-type="float" office:value="188797360896" calcext:value-type="float">
            <text:p>188797360896</text:p>
          </table:table-cell>
          <table:table-cell table:formula="of:=[.$J$7] * [.$I$350] + [.$J$8]" office:value-type="float" office:value="-45.1865544207394" calcext:value-type="float">
            <text:p>-45.1865544207394</text:p>
          </table:table-cell>
        </table:table-row>
        <table:table-row table:style-name="ro1">
          <table:table-cell office:value-type="float" office:value="287091563264" calcext:value-type="float">
            <text:p>287091563264</text:p>
          </table:table-cell>
          <table:table-cell office:value-type="float" office:value="-149.613845825195" calcext:value-type="float">
            <text:p>-149.613845825195</text:p>
          </table:table-cell>
          <table:table-cell office:value-type="float" office:value="188797199616" calcext:value-type="float">
            <text:p>188797199616</text:p>
          </table:table-cell>
          <table:table-cell office:value-type="float" office:value="-51.4992752075195" calcext:value-type="float">
            <text:p>-51.4992752075195</text:p>
          </table:table-cell>
          <table:table-cell/>
          <table:table-cell table:formula="of:=INDEX([.$A$1:.$A$2072]; 342; 1)" office:value-type="float" office:value="287091668224" calcext:value-type="float">
            <text:p>287091668224</text:p>
          </table:table-cell>
          <table:table-cell table:formula="of:=[.$G$7] * [.$F$351] + [.$G$8]" office:value-type="float" office:value="-145.049748236313" calcext:value-type="float">
            <text:p>-145.049748236313</text:p>
          </table:table-cell>
          <table:table-cell/>
          <table:table-cell table:formula="of:=INDEX([.$C$1:.$C$2072]; 342; 1)" office:value-type="float" office:value="188797337088" calcext:value-type="float">
            <text:p>188797337088</text:p>
          </table:table-cell>
          <table:table-cell table:formula="of:=[.$J$7] * [.$I$351] + [.$J$8]" office:value-type="float" office:value="-46.3248056080192" calcext:value-type="float">
            <text:p>-46.3248056080192</text:p>
          </table:table-cell>
        </table:table-row>
        <table:table-row table:style-name="ro1">
          <table:table-cell office:value-type="float" office:value="287091561216" calcext:value-type="float">
            <text:p>287091561216</text:p>
          </table:table-cell>
          <table:table-cell office:value-type="float" office:value="-150.000549316406" calcext:value-type="float">
            <text:p>-150.000549316406</text:p>
          </table:table-cell>
          <table:table-cell office:value-type="float" office:value="188797170944" calcext:value-type="float">
            <text:p>188797170944</text:p>
          </table:table-cell>
          <table:table-cell office:value-type="float" office:value="-52.7715110778809" calcext:value-type="float">
            <text:p>-52.7715110778809</text:p>
          </table:table-cell>
          <table:table-cell/>
          <table:table-cell table:formula="of:=INDEX([.$A$1:.$A$2072]; 343; 1)" office:value-type="float" office:value="287091663360" calcext:value-type="float">
            <text:p>287091663360</text:p>
          </table:table-cell>
          <table:table-cell table:formula="of:=[.$G$7] * [.$F$352] + [.$G$8]" office:value-type="float" office:value="-145.282117832452" calcext:value-type="float">
            <text:p>-145.282117832452</text:p>
          </table:table-cell>
          <table:table-cell/>
          <table:table-cell table:formula="of:=INDEX([.$C$1:.$C$2072]; 343; 1)" office:value-type="float" office:value="188797329664" calcext:value-type="float">
            <text:p>188797329664</text:p>
          </table:table-cell>
          <table:table-cell table:formula="of:=[.$J$7] * [.$I$352] + [.$J$8]" office:value-type="float" office:value="-46.6797441504896" calcext:value-type="float">
            <text:p>-46.6797441504896</text:p>
          </table:table-cell>
        </table:table-row>
        <table:table-row table:style-name="ro1">
          <table:table-cell office:value-type="float" office:value="287091562496" calcext:value-type="float">
            <text:p>287091562496</text:p>
          </table:table-cell>
          <table:table-cell office:value-type="float" office:value="-150.070404052734" calcext:value-type="float">
            <text:p>-150.070404052734</text:p>
          </table:table-cell>
          <table:table-cell office:value-type="float" office:value="188797161216" calcext:value-type="float">
            <text:p>188797161216</text:p>
          </table:table-cell>
          <table:table-cell office:value-type="float" office:value="-53.2201499938965" calcext:value-type="float">
            <text:p>-53.2201499938965</text:p>
          </table:table-cell>
          <table:table-cell/>
          <table:table-cell table:formula="of:=INDEX([.$A$1:.$A$2072]; 344; 1)" office:value-type="float" office:value="287091657728" calcext:value-type="float">
            <text:p>287091657728</text:p>
          </table:table-cell>
          <table:table-cell table:formula="of:=[.$G$7] * [.$F$353] + [.$G$8]" office:value-type="float" office:value="-145.551177365705" calcext:value-type="float">
            <text:p>-145.551177365705</text:p>
          </table:table-cell>
          <table:table-cell/>
          <table:table-cell table:formula="of:=INDEX([.$C$1:.$C$2072]; 344; 1)" office:value-type="float" office:value="188797323008" calcext:value-type="float">
            <text:p>188797323008</text:p>
          </table:table-cell>
          <table:table-cell table:formula="of:=[.$J$7] * [.$I$353] + [.$J$8]" office:value-type="float" office:value="-46.9979649111629" calcext:value-type="float">
            <text:p>-46.9979649111629</text:p>
          </table:table-cell>
        </table:table-row>
        <table:table-row table:style-name="ro1">
          <table:table-cell office:value-type="float" office:value="287091570688" calcext:value-type="float">
            <text:p>287091570688</text:p>
          </table:table-cell>
          <table:table-cell office:value-type="float" office:value="-150.057846069336" calcext:value-type="float">
            <text:p>-150.057846069336</text:p>
          </table:table-cell>
          <table:table-cell office:value-type="float" office:value="188797132800" calcext:value-type="float">
            <text:p>188797132800</text:p>
          </table:table-cell>
          <table:table-cell office:value-type="float" office:value="-54.5955505371094" calcext:value-type="float">
            <text:p>-54.5955505371094</text:p>
          </table:table-cell>
          <table:table-cell/>
          <table:table-cell table:formula="of:=INDEX([.$A$1:.$A$2072]; 345; 1)" office:value-type="float" office:value="287091638272" calcext:value-type="float">
            <text:p>287091638272</text:p>
          </table:table-cell>
          <table:table-cell table:formula="of:=[.$G$7] * [.$F$354] + [.$G$8]" office:value-type="float" office:value="-146.48065575026" calcext:value-type="float">
            <text:p>-146.48065575026</text:p>
          </table:table-cell>
          <table:table-cell/>
          <table:table-cell table:formula="of:=INDEX([.$C$1:.$C$2072]; 345; 1)" office:value-type="float" office:value="188797306624" calcext:value-type="float">
            <text:p>188797306624</text:p>
          </table:table-cell>
          <table:table-cell table:formula="of:=[.$J$7] * [.$I$354] + [.$J$8]" office:value-type="float" office:value="-47.7812775559723" calcext:value-type="float">
            <text:p>-47.7812775559723</text:p>
          </table:table-cell>
        </table:table-row>
        <table:table-row table:style-name="ro1">
          <table:table-cell office:value-type="float" office:value="287091580416" calcext:value-type="float">
            <text:p>287091580416</text:p>
          </table:table-cell>
          <table:table-cell office:value-type="float" office:value="-149.858917236328" calcext:value-type="float">
            <text:p>-149.858917236328</text:p>
          </table:table-cell>
          <table:table-cell office:value-type="float" office:value="188797116672" calcext:value-type="float">
            <text:p>188797116672</text:p>
          </table:table-cell>
          <table:table-cell office:value-type="float" office:value="-55.4693832397461" calcext:value-type="float">
            <text:p>-55.4693832397461</text:p>
          </table:table-cell>
          <table:table-cell/>
          <table:table-cell table:formula="of:=INDEX([.$A$1:.$A$2072]; 346; 1)" office:value-type="float" office:value="287091631104" calcext:value-type="float">
            <text:p>287091631104</text:p>
          </table:table-cell>
          <table:table-cell table:formula="of:=[.$G$7] * [.$F$355] + [.$G$8]" office:value-type="float" office:value="-146.82309515588" calcext:value-type="float">
            <text:p>-146.82309515588</text:p>
          </table:table-cell>
          <table:table-cell/>
          <table:table-cell table:formula="of:=INDEX([.$C$1:.$C$2072]; 346; 1)" office:value-type="float" office:value="188797302528" calcext:value-type="float">
            <text:p>188797302528</text:p>
          </table:table-cell>
          <table:table-cell table:formula="of:=[.$J$7] * [.$I$355] + [.$J$8]" office:value-type="float" office:value="-47.977105718106" calcext:value-type="float">
            <text:p>-47.977105718106</text:p>
          </table:table-cell>
        </table:table-row>
        <table:table-row table:style-name="ro1">
          <table:table-cell office:value-type="float" office:value="287091586048" calcext:value-type="float">
            <text:p>287091586048</text:p>
          </table:table-cell>
          <table:table-cell office:value-type="float" office:value="-149.701812744141" calcext:value-type="float">
            <text:p>-149.701812744141</text:p>
          </table:table-cell>
          <table:table-cell office:value-type="float" office:value="188797109504" calcext:value-type="float">
            <text:p>188797109504</text:p>
          </table:table-cell>
          <table:table-cell office:value-type="float" office:value="-55.8755683898926" calcext:value-type="float">
            <text:p>-55.8755683898926</text:p>
          </table:table-cell>
          <table:table-cell/>
          <table:table-cell table:formula="of:=INDEX([.$A$1:.$A$2072]; 347; 1)" office:value-type="float" office:value="287091624448" calcext:value-type="float">
            <text:p>287091624448</text:p>
          </table:table-cell>
          <table:table-cell table:formula="of:=[.$G$7] * [.$F$356] + [.$G$8]" office:value-type="float" office:value="-147.141074603423" calcext:value-type="float">
            <text:p>-147.141074603423</text:p>
          </table:table-cell>
          <table:table-cell/>
          <table:table-cell table:formula="of:=INDEX([.$C$1:.$C$2072]; 347; 1)" office:value-type="float" office:value="188797297920" calcext:value-type="float">
            <text:p>188797297920</text:p>
          </table:table-cell>
          <table:table-cell table:formula="of:=[.$J$7] * [.$I$356] + [.$J$8]" office:value-type="float" office:value="-48.1974123995751" calcext:value-type="float">
            <text:p>-48.1974123995751</text:p>
          </table:table-cell>
        </table:table-row>
        <table:table-row table:style-name="ro1">
          <table:table-cell office:value-type="float" office:value="287091607040" calcext:value-type="float">
            <text:p>287091607040</text:p>
          </table:table-cell>
          <table:table-cell office:value-type="float" office:value="-149.02848815918" calcext:value-type="float">
            <text:p>-149.02848815918</text:p>
          </table:table-cell>
          <table:table-cell office:value-type="float" office:value="188797093376" calcext:value-type="float">
            <text:p>188797093376</text:p>
          </table:table-cell>
          <table:table-cell office:value-type="float" office:value="-56.9279632568359" calcext:value-type="float">
            <text:p>-56.9279632568359</text:p>
          </table:table-cell>
          <table:table-cell/>
          <table:table-cell table:formula="of:=INDEX([.$A$1:.$A$2072]; 348; 1)" office:value-type="float" office:value="287091596800" calcext:value-type="float">
            <text:p>287091596800</text:p>
          </table:table-cell>
          <table:table-cell table:formula="of:=[.$G$7] * [.$F$357] + [.$G$8]" office:value-type="float" office:value="-148.461912307888" calcext:value-type="float">
            <text:p>-148.461912307888</text:p>
          </table:table-cell>
          <table:table-cell/>
          <table:table-cell table:formula="of:=INDEX([.$C$1:.$C$2072]; 348; 1)" office:value-type="float" office:value="188797269760" calcext:value-type="float">
            <text:p>188797269760</text:p>
          </table:table-cell>
          <table:table-cell table:formula="of:=[.$J$7] * [.$I$357] + [.$J$8]" office:value-type="float" office:value="-49.5437310058624" calcext:value-type="float">
            <text:p>-49.5437310058624</text:p>
          </table:table-cell>
        </table:table-row>
        <table:table-row table:style-name="ro1">
          <table:table-cell office:value-type="float" office:value="287091621888" calcext:value-type="float">
            <text:p>287091621888</text:p>
          </table:table-cell>
          <table:table-cell office:value-type="float" office:value="-148.443252563477" calcext:value-type="float">
            <text:p>-148.443252563477</text:p>
          </table:table-cell>
          <table:table-cell office:value-type="float" office:value="188797084928" calcext:value-type="float">
            <text:p>188797084928</text:p>
          </table:table-cell>
          <table:table-cell office:value-type="float" office:value="-57.4637451171875" calcext:value-type="float">
            <text:p>-57.4637451171875</text:p>
          </table:table-cell>
          <table:table-cell/>
          <table:table-cell table:formula="of:=INDEX([.$A$1:.$A$2072]; 349; 1)" office:value-type="float" office:value="287091591936" calcext:value-type="float">
            <text:p>287091591936</text:p>
          </table:table-cell>
          <table:table-cell table:formula="of:=[.$G$7] * [.$F$358] + [.$G$8]" office:value-type="float" office:value="-148.69428190589" calcext:value-type="float">
            <text:p>-148.69428190589</text:p>
          </table:table-cell>
          <table:table-cell/>
          <table:table-cell table:formula="of:=INDEX([.$C$1:.$C$2072]; 349; 1)" office:value-type="float" office:value="188797263360" calcext:value-type="float">
            <text:p>188797263360</text:p>
          </table:table-cell>
          <table:table-cell table:formula="of:=[.$J$7] * [.$I$358] + [.$J$8]" office:value-type="float" office:value="-49.8497125077993" calcext:value-type="float">
            <text:p>-49.8497125077993</text:p>
          </table:table-cell>
        </table:table-row>
        <table:table-row table:style-name="ro1">
          <table:table-cell office:value-type="float" office:value="287091640832" calcext:value-type="float">
            <text:p>287091640832</text:p>
          </table:table-cell>
          <table:table-cell office:value-type="float" office:value="-147.518127441406" calcext:value-type="float">
            <text:p>-147.518127441406</text:p>
          </table:table-cell>
          <table:table-cell office:value-type="float" office:value="188797069312" calcext:value-type="float">
            <text:p>188797069312</text:p>
          </table:table-cell>
          <table:table-cell office:value-type="float" office:value="-58.2239723205566" calcext:value-type="float">
            <text:p>-58.2239723205566</text:p>
          </table:table-cell>
          <table:table-cell/>
          <table:table-cell table:formula="of:=INDEX([.$A$1:.$A$2072]; 350; 1)" office:value-type="float" office:value="287091570944" calcext:value-type="float">
            <text:p>287091570944</text:p>
          </table:table-cell>
          <table:table-cell table:formula="of:=[.$G$7] * [.$F$359] + [.$G$8]" office:value-type="float" office:value="-149.697140162811" calcext:value-type="float">
            <text:p>-149.697140162811</text:p>
          </table:table-cell>
          <table:table-cell/>
          <table:table-cell table:formula="of:=INDEX([.$C$1:.$C$2072]; 350; 1)" office:value-type="float" office:value="188797225984" calcext:value-type="float">
            <text:p>188797225984</text:p>
          </table:table-cell>
          <table:table-cell table:formula="of:=[.$J$7] * [.$I$359] + [.$J$8]" office:value-type="float" office:value="-51.6366444788873" calcext:value-type="float">
            <text:p>-51.6366444788873</text:p>
          </table:table-cell>
        </table:table-row>
        <table:table-row table:style-name="ro1">
          <table:table-cell office:value-type="float" office:value="287091646976" calcext:value-type="float">
            <text:p>287091646976</text:p>
          </table:table-cell>
          <table:table-cell office:value-type="float" office:value="-147.221710205078" calcext:value-type="float">
            <text:p>-147.221710205078</text:p>
          </table:table-cell>
          <table:table-cell office:value-type="float" office:value="188797063936" calcext:value-type="float">
            <text:p>188797063936</text:p>
          </table:table-cell>
          <table:table-cell office:value-type="float" office:value="-58.4766311645508" calcext:value-type="float">
            <text:p>-58.4766311645508</text:p>
          </table:table-cell>
          <table:table-cell/>
          <table:table-cell table:formula="of:=INDEX([.$A$1:.$A$2072]; 351; 1)" office:value-type="float" office:value="287091563264" calcext:value-type="float">
            <text:p>287091563264</text:p>
          </table:table-cell>
          <table:table-cell table:formula="of:=[.$G$7] * [.$F$360] + [.$G$8]" office:value-type="float" office:value="-150.064039524645" calcext:value-type="float">
            <text:p>-150.064039524645</text:p>
          </table:table-cell>
          <table:table-cell/>
          <table:table-cell table:formula="of:=INDEX([.$C$1:.$C$2072]; 351; 1)" office:value-type="float" office:value="188797199616" calcext:value-type="float">
            <text:p>188797199616</text:p>
          </table:table-cell>
          <table:table-cell table:formula="of:=[.$J$7] * [.$I$360] + [.$J$8]" office:value-type="float" office:value="-52.8972882665694" calcext:value-type="float">
            <text:p>-52.8972882665694</text:p>
          </table:table-cell>
        </table:table-row>
        <table:table-row table:style-name="ro1">
          <table:table-cell office:value-type="float" office:value="287091664896" calcext:value-type="float">
            <text:p>287091664896</text:p>
          </table:table-cell>
          <table:table-cell office:value-type="float" office:value="-146.335464477539" calcext:value-type="float">
            <text:p>-146.335464477539</text:p>
          </table:table-cell>
          <table:table-cell office:value-type="float" office:value="188797047296" calcext:value-type="float">
            <text:p>188797047296</text:p>
          </table:table-cell>
          <table:table-cell office:value-type="float" office:value="-59.2248458862305" calcext:value-type="float">
            <text:p>-59.2248458862305</text:p>
          </table:table-cell>
          <table:table-cell/>
          <table:table-cell table:formula="of:=INDEX([.$A$1:.$A$2072]; 352; 1)" office:value-type="float" office:value="287091561216" calcext:value-type="float">
            <text:p>287091561216</text:p>
          </table:table-cell>
          <table:table-cell table:formula="of:=[.$G$7] * [.$F$361] + [.$G$8]" office:value-type="float" office:value="-150.161879355088" calcext:value-type="float">
            <text:p>-150.161879355088</text:p>
          </table:table-cell>
          <table:table-cell/>
          <table:table-cell table:formula="of:=INDEX([.$C$1:.$C$2072]; 352; 1)" office:value-type="float" office:value="188797170944" calcext:value-type="float">
            <text:p>188797170944</text:p>
          </table:table-cell>
          <table:table-cell table:formula="of:=[.$J$7] * [.$I$361] + [.$J$8]" office:value-type="float" office:value="-54.2680853940547" calcext:value-type="float">
            <text:p>-54.2680853940547</text:p>
          </table:table-cell>
        </table:table-row>
        <table:table-row table:style-name="ro1">
          <table:table-cell office:value-type="float" office:value="287091670784" calcext:value-type="float">
            <text:p>287091670784</text:p>
          </table:table-cell>
          <table:table-cell office:value-type="float" office:value="-146.047470092773" calcext:value-type="float">
            <text:p>-146.047470092773</text:p>
          </table:table-cell>
          <table:table-cell office:value-type="float" office:value="188797041408" calcext:value-type="float">
            <text:p>188797041408</text:p>
          </table:table-cell>
          <table:table-cell office:value-type="float" office:value="-59.4857788085938" calcext:value-type="float">
            <text:p>-59.4857788085938</text:p>
          </table:table-cell>
          <table:table-cell/>
          <table:table-cell table:formula="of:=INDEX([.$A$1:.$A$2072]; 353; 1)" office:value-type="float" office:value="287091562496" calcext:value-type="float">
            <text:p>287091562496</text:p>
          </table:table-cell>
          <table:table-cell table:formula="of:=[.$G$7] * [.$F$362] + [.$G$8]" office:value-type="float" office:value="-150.100729461759" calcext:value-type="float">
            <text:p>-150.100729461759</text:p>
          </table:table-cell>
          <table:table-cell/>
          <table:table-cell table:formula="of:=INDEX([.$C$1:.$C$2072]; 353; 1)" office:value-type="float" office:value="188797161216" calcext:value-type="float">
            <text:p>188797161216</text:p>
          </table:table-cell>
          <table:table-cell table:formula="of:=[.$J$7] * [.$I$362] + [.$J$8]" office:value-type="float" office:value="-54.7331772763282" calcext:value-type="float">
            <text:p>-54.7331772763282</text:p>
          </table:table-cell>
        </table:table-row>
        <table:table-row table:style-name="ro1">
          <table:table-cell office:value-type="float" office:value="287091676160" calcext:value-type="float">
            <text:p>287091676160</text:p>
          </table:table-cell>
          <table:table-cell office:value-type="float" office:value="-145.761672973633" calcext:value-type="float">
            <text:p>-145.761672973633</text:p>
          </table:table-cell>
          <table:table-cell office:value-type="float" office:value="188797035008" calcext:value-type="float">
            <text:p>188797035008</text:p>
          </table:table-cell>
          <table:table-cell office:value-type="float" office:value="-59.7541694641113" calcext:value-type="float">
            <text:p>-59.7541694641113</text:p>
          </table:table-cell>
          <table:table-cell/>
          <table:table-cell table:formula="of:=INDEX([.$A$1:.$A$2072]; 354; 1)" office:value-type="float" office:value="287091570688" calcext:value-type="float">
            <text:p>287091570688</text:p>
          </table:table-cell>
          <table:table-cell table:formula="of:=[.$G$7] * [.$F$363] + [.$G$8]" office:value-type="float" office:value="-149.709370141849" calcext:value-type="float">
            <text:p>-149.709370141849</text:p>
          </table:table-cell>
          <table:table-cell/>
          <table:table-cell table:formula="of:=INDEX([.$C$1:.$C$2072]; 354; 1)" office:value-type="float" office:value="188797132800" calcext:value-type="float">
            <text:p>188797132800</text:p>
          </table:table-cell>
          <table:table-cell table:formula="of:=[.$J$7] * [.$I$363] + [.$J$8]" office:value-type="float" office:value="-56.0917351450771" calcext:value-type="float">
            <text:p>-56.0917351450771</text:p>
          </table:table-cell>
        </table:table-row>
        <table:table-row table:style-name="ro1">
          <table:table-cell office:value-type="float" office:value="287091681280" calcext:value-type="float">
            <text:p>287091681280</text:p>
          </table:table-cell>
          <table:table-cell office:value-type="float" office:value="-145.482391357422" calcext:value-type="float">
            <text:p>-145.482391357422</text:p>
          </table:table-cell>
          <table:table-cell office:value-type="float" office:value="188797028352" calcext:value-type="float">
            <text:p>188797028352</text:p>
          </table:table-cell>
          <table:table-cell office:value-type="float" office:value="-60.0337142944336" calcext:value-type="float">
            <text:p>-60.0337142944336</text:p>
          </table:table-cell>
          <table:table-cell/>
          <table:table-cell table:formula="of:=INDEX([.$A$1:.$A$2072]; 355; 1)" office:value-type="float" office:value="287091580416" calcext:value-type="float">
            <text:p>287091580416</text:p>
          </table:table-cell>
          <table:table-cell table:formula="of:=[.$G$7] * [.$F$364] + [.$G$8]" office:value-type="float" office:value="-149.244630949572" calcext:value-type="float">
            <text:p>-149.244630949572</text:p>
          </table:table-cell>
          <table:table-cell/>
          <table:table-cell table:formula="of:=INDEX([.$C$1:.$C$2072]; 355; 1)" office:value-type="float" office:value="188797116672" calcext:value-type="float">
            <text:p>188797116672</text:p>
          </table:table-cell>
          <table:table-cell table:formula="of:=[.$J$7] * [.$I$364] + [.$J$8]" office:value-type="float" office:value="-56.8628085292876" calcext:value-type="float">
            <text:p>-56.8628085292876</text:p>
          </table:table-cell>
        </table:table-row>
        <table:table-row table:style-name="ro1">
          <table:table-cell office:value-type="float" office:value="287091699456" calcext:value-type="float">
            <text:p>287091699456</text:p>
          </table:table-cell>
          <table:table-cell office:value-type="float" office:value="-144.446258544922" calcext:value-type="float">
            <text:p>-144.446258544922</text:p>
          </table:table-cell>
          <table:table-cell office:value-type="float" office:value="188796998656" calcext:value-type="float">
            <text:p>188796998656</text:p>
          </table:table-cell>
          <table:table-cell office:value-type="float" office:value="-61.2834129333496" calcext:value-type="float">
            <text:p>-61.2834129333496</text:p>
          </table:table-cell>
          <table:table-cell/>
          <table:table-cell table:formula="of:=INDEX([.$A$1:.$A$2072]; 356; 1)" office:value-type="float" office:value="287091586048" calcext:value-type="float">
            <text:p>287091586048</text:p>
          </table:table-cell>
          <table:table-cell table:formula="of:=[.$G$7] * [.$F$365] + [.$G$8]" office:value-type="float" office:value="-148.975571416318" calcext:value-type="float">
            <text:p>-148.975571416318</text:p>
          </table:table-cell>
          <table:table-cell/>
          <table:table-cell table:formula="of:=INDEX([.$C$1:.$C$2072]; 356; 1)" office:value-type="float" office:value="188797109504" calcext:value-type="float">
            <text:p>188797109504</text:p>
          </table:table-cell>
          <table:table-cell table:formula="of:=[.$J$7] * [.$I$365] + [.$J$8]" office:value-type="float" office:value="-57.2055078111589" calcext:value-type="float">
            <text:p>-57.2055078111589</text:p>
          </table:table-cell>
        </table:table-row>
        <table:table-row table:style-name="ro1">
          <table:table-cell office:value-type="float" office:value="287091708416" calcext:value-type="float">
            <text:p>287091708416</text:p>
          </table:table-cell>
          <table:table-cell office:value-type="float" office:value="-143.809463500977" calcext:value-type="float">
            <text:p>-143.809463500977</text:p>
          </table:table-cell>
          <table:table-cell office:value-type="float" office:value="188796973056" calcext:value-type="float">
            <text:p>188796973056</text:p>
          </table:table-cell>
          <table:table-cell office:value-type="float" office:value="-62.3765258789063" calcext:value-type="float">
            <text:p>-62.3765258789063</text:p>
          </table:table-cell>
          <table:table-cell/>
          <table:table-cell table:formula="of:=INDEX([.$A$1:.$A$2072]; 357; 1)" office:value-type="float" office:value="287091607040" calcext:value-type="float">
            <text:p>287091607040</text:p>
          </table:table-cell>
          <table:table-cell table:formula="of:=[.$G$7] * [.$F$366] + [.$G$8]" office:value-type="float" office:value="-147.972713159397" calcext:value-type="float">
            <text:p>-147.972713159397</text:p>
          </table:table-cell>
          <table:table-cell/>
          <table:table-cell table:formula="of:=INDEX([.$C$1:.$C$2072]; 357; 1)" office:value-type="float" office:value="188797093376" calcext:value-type="float">
            <text:p>188797093376</text:p>
          </table:table-cell>
          <table:table-cell table:formula="of:=[.$J$7] * [.$I$366] + [.$J$8]" office:value-type="float" office:value="-57.9765811953694" calcext:value-type="float">
            <text:p>-57.9765811953694</text:p>
          </table:table-cell>
        </table:table-row>
        <table:table-row table:style-name="ro1">
          <table:table-cell office:value-type="float" office:value="287091709952" calcext:value-type="float">
            <text:p>287091709952</text:p>
          </table:table-cell>
          <table:table-cell office:value-type="float" office:value="-143.641174316406" calcext:value-type="float">
            <text:p>-143.641174316406</text:p>
          </table:table-cell>
          <table:table-cell office:value-type="float" office:value="188796964096" calcext:value-type="float">
            <text:p>188796964096</text:p>
          </table:table-cell>
          <table:table-cell office:value-type="float" office:value="-62.7702331542969" calcext:value-type="float">
            <text:p>-62.7702331542969</text:p>
          </table:table-cell>
          <table:table-cell/>
          <table:table-cell table:formula="of:=INDEX([.$A$1:.$A$2072]; 358; 1)" office:value-type="float" office:value="287091621888" calcext:value-type="float">
            <text:p>287091621888</text:p>
          </table:table-cell>
          <table:table-cell table:formula="of:=[.$G$7] * [.$F$367] + [.$G$8]" office:value-type="float" office:value="-147.263374390081" calcext:value-type="float">
            <text:p>-147.263374390081</text:p>
          </table:table-cell>
          <table:table-cell/>
          <table:table-cell table:formula="of:=INDEX([.$C$1:.$C$2072]; 358; 1)" office:value-type="float" office:value="188797084928" calcext:value-type="float">
            <text:p>188797084928</text:p>
          </table:table-cell>
          <table:table-cell table:formula="of:=[.$J$7] * [.$I$367] + [.$J$8]" office:value-type="float" office:value="-58.3804767783731" calcext:value-type="float">
            <text:p>-58.3804767783731</text:p>
          </table:table-cell>
        </table:table-row>
        <table:table-row table:style-name="ro1">
          <table:table-cell office:value-type="float" office:value="287091710208" calcext:value-type="float">
            <text:p>287091710208</text:p>
          </table:table-cell>
          <table:table-cell office:value-type="float" office:value="-143.307327270508" calcext:value-type="float">
            <text:p>-143.307327270508</text:p>
          </table:table-cell>
          <table:table-cell office:value-type="float" office:value="188796937216" calcext:value-type="float">
            <text:p>188796937216</text:p>
          </table:table-cell>
          <table:table-cell office:value-type="float" office:value="-63.9982643127441" calcext:value-type="float">
            <text:p>-63.9982643127441</text:p>
          </table:table-cell>
          <table:table-cell/>
          <table:table-cell table:formula="of:=INDEX([.$A$1:.$A$2072]; 359; 1)" office:value-type="float" office:value="287091640832" calcext:value-type="float">
            <text:p>287091640832</text:p>
          </table:table-cell>
          <table:table-cell table:formula="of:=[.$G$7] * [.$F$368] + [.$G$8]" office:value-type="float" office:value="-146.358355963603" calcext:value-type="float">
            <text:p>-146.358355963603</text:p>
          </table:table-cell>
          <table:table-cell/>
          <table:table-cell table:formula="of:=INDEX([.$C$1:.$C$2072]; 359; 1)" office:value-type="float" office:value="188797069312" calcext:value-type="float">
            <text:p>188797069312</text:p>
          </table:table-cell>
          <table:table-cell table:formula="of:=[.$J$7] * [.$I$368] + [.$J$8]" office:value-type="float" office:value="-59.1270716413856" calcext:value-type="float">
            <text:p>-59.1270716413856</text:p>
          </table:table-cell>
        </table:table-row>
        <table:table-row table:style-name="ro1">
          <table:table-cell office:value-type="float" office:value="287091708928" calcext:value-type="float">
            <text:p>287091708928</text:p>
          </table:table-cell>
          <table:table-cell office:value-type="float" office:value="-143.262313842773" calcext:value-type="float">
            <text:p>-143.262313842773</text:p>
          </table:table-cell>
          <table:table-cell office:value-type="float" office:value="188796928768" calcext:value-type="float">
            <text:p>188796928768</text:p>
          </table:table-cell>
          <table:table-cell office:value-type="float" office:value="-64.4076766967774" calcext:value-type="float">
            <text:p>-64.4076766967774</text:p>
          </table:table-cell>
          <table:table-cell/>
          <table:table-cell table:formula="of:=INDEX([.$A$1:.$A$2072]; 360; 1)" office:value-type="float" office:value="287091646976" calcext:value-type="float">
            <text:p>287091646976</text:p>
          </table:table-cell>
          <table:table-cell table:formula="of:=[.$G$7] * [.$F$369] + [.$G$8]" office:value-type="float" office:value="-146.064836472273" calcext:value-type="float">
            <text:p>-146.064836472273</text:p>
          </table:table-cell>
          <table:table-cell/>
          <table:table-cell table:formula="of:=INDEX([.$C$1:.$C$2072]; 360; 1)" office:value-type="float" office:value="188797063936" calcext:value-type="float">
            <text:p>188797063936</text:p>
          </table:table-cell>
          <table:table-cell table:formula="of:=[.$J$7] * [.$I$369] + [.$J$8]" office:value-type="float" office:value="-59.3840961046517" calcext:value-type="float">
            <text:p>-59.3840961046517</text:p>
          </table:table-cell>
        </table:table-row>
        <table:table-row table:style-name="ro1">
          <table:table-cell office:value-type="float" office:value="287091700224" calcext:value-type="float">
            <text:p>287091700224</text:p>
          </table:table-cell>
          <table:table-cell office:value-type="float" office:value="-143.337783813477" calcext:value-type="float">
            <text:p>-143.337783813477</text:p>
          </table:table-cell>
          <table:table-cell office:value-type="float" office:value="188796905728" calcext:value-type="float">
            <text:p>188796905728</text:p>
          </table:table-cell>
          <table:table-cell office:value-type="float" office:value="-65.5700073242187" calcext:value-type="float">
            <text:p>-65.5700073242187</text:p>
          </table:table-cell>
          <table:table-cell/>
          <table:table-cell table:formula="of:=INDEX([.$A$1:.$A$2072]; 361; 1)" office:value-type="float" office:value="287091664896" calcext:value-type="float">
            <text:p>287091664896</text:p>
          </table:table-cell>
          <table:table-cell table:formula="of:=[.$G$7] * [.$F$370] + [.$G$8]" office:value-type="float" office:value="-145.208737960085" calcext:value-type="float">
            <text:p>-145.208737960085</text:p>
          </table:table-cell>
          <table:table-cell/>
          <table:table-cell table:formula="of:=INDEX([.$C$1:.$C$2072]; 361; 1)" office:value-type="float" office:value="188797047296" calcext:value-type="float">
            <text:p>188797047296</text:p>
          </table:table-cell>
          <table:table-cell table:formula="of:=[.$J$7] * [.$I$370] + [.$J$8]" office:value-type="float" office:value="-60.1796480081975" calcext:value-type="float">
            <text:p>-60.1796480081975</text:p>
          </table:table-cell>
        </table:table-row>
        <table:table-row table:style-name="ro1">
          <table:table-cell office:value-type="float" office:value="287091695872" calcext:value-type="float">
            <text:p>287091695872</text:p>
          </table:table-cell>
          <table:table-cell office:value-type="float" office:value="-143.42839050293" calcext:value-type="float">
            <text:p>-143.42839050293</text:p>
          </table:table-cell>
          <table:table-cell office:value-type="float" office:value="188796899072" calcext:value-type="float">
            <text:p>188796899072</text:p>
          </table:table-cell>
          <table:table-cell office:value-type="float" office:value="-65.9287948608398" calcext:value-type="float">
            <text:p>-65.9287948608398</text:p>
          </table:table-cell>
          <table:table-cell/>
          <table:table-cell table:formula="of:=INDEX([.$A$1:.$A$2072]; 362; 1)" office:value-type="float" office:value="287091670784" calcext:value-type="float">
            <text:p>287091670784</text:p>
          </table:table-cell>
          <table:table-cell table:formula="of:=[.$G$7] * [.$F$371] + [.$G$8]" office:value-type="float" office:value="-144.927448449656" calcext:value-type="float">
            <text:p>-144.927448449656</text:p>
          </table:table-cell>
          <table:table-cell/>
          <table:table-cell table:formula="of:=INDEX([.$C$1:.$C$2072]; 362; 1)" office:value-type="float" office:value="188797041408" calcext:value-type="float">
            <text:p>188797041408</text:p>
          </table:table-cell>
          <table:table-cell table:formula="of:=[.$J$7] * [.$I$371] + [.$J$8]" office:value-type="float" office:value="-60.4611509907991" calcext:value-type="float">
            <text:p>-60.4611509907991</text:p>
          </table:table-cell>
        </table:table-row>
        <table:table-row table:style-name="ro1">
          <table:table-cell office:value-type="float" office:value="287091670272" calcext:value-type="float">
            <text:p>287091670272</text:p>
          </table:table-cell>
          <table:table-cell office:value-type="float" office:value="-144.29997253418" calcext:value-type="float">
            <text:p>-144.29997253418</text:p>
          </table:table-cell>
          <table:table-cell office:value-type="float" office:value="188796870144" calcext:value-type="float">
            <text:p>188796870144</text:p>
          </table:table-cell>
          <table:table-cell office:value-type="float" office:value="-67.4731979370117" calcext:value-type="float">
            <text:p>-67.4731979370117</text:p>
          </table:table-cell>
          <table:table-cell/>
          <table:table-cell table:formula="of:=INDEX([.$A$1:.$A$2072]; 363; 1)" office:value-type="float" office:value="287091676160" calcext:value-type="float">
            <text:p>287091676160</text:p>
          </table:table-cell>
          <table:table-cell table:formula="of:=[.$G$7] * [.$F$372] + [.$G$8]" office:value-type="float" office:value="-144.670618895441" calcext:value-type="float">
            <text:p>-144.670618895441</text:p>
          </table:table-cell>
          <table:table-cell/>
          <table:table-cell table:formula="of:=INDEX([.$C$1:.$C$2072]; 363; 1)" office:value-type="float" office:value="188797035008" calcext:value-type="float">
            <text:p>188797035008</text:p>
          </table:table-cell>
          <table:table-cell table:formula="of:=[.$J$7] * [.$I$372] + [.$J$8]" office:value-type="float" office:value="-60.7671324908733" calcext:value-type="float">
            <text:p>-60.7671324908733</text:p>
          </table:table-cell>
        </table:table-row>
        <table:table-row table:style-name="ro1">
          <table:table-cell office:value-type="float" office:value="287091666432" calcext:value-type="float">
            <text:p>287091666432</text:p>
          </table:table-cell>
          <table:table-cell office:value-type="float" office:value="-144.498657226563" calcext:value-type="float">
            <text:p>-144.498657226563</text:p>
          </table:table-cell>
          <table:table-cell office:value-type="float" office:value="188796863744" calcext:value-type="float">
            <text:p>188796863744</text:p>
          </table:table-cell>
          <table:table-cell office:value-type="float" office:value="-67.7757797241211" calcext:value-type="float">
            <text:p>-67.7757797241211</text:p>
          </table:table-cell>
          <table:table-cell/>
          <table:table-cell table:formula="of:=INDEX([.$A$1:.$A$2072]; 364; 1)" office:value-type="float" office:value="287091681280" calcext:value-type="float">
            <text:p>287091681280</text:p>
          </table:table-cell>
          <table:table-cell table:formula="of:=[.$G$7] * [.$F$373] + [.$G$8]" office:value-type="float" office:value="-144.426019320264" calcext:value-type="float">
            <text:p>-144.426019320264</text:p>
          </table:table-cell>
          <table:table-cell/>
          <table:table-cell table:formula="of:=INDEX([.$C$1:.$C$2072]; 364; 1)" office:value-type="float" office:value="188797028352" calcext:value-type="float">
            <text:p>188797028352</text:p>
          </table:table-cell>
          <table:table-cell table:formula="of:=[.$J$7] * [.$I$373] + [.$J$8]" office:value-type="float" office:value="-61.0853532534093" calcext:value-type="float">
            <text:p>-61.0853532534093</text:p>
          </table:table-cell>
        </table:table-row>
        <table:table-row table:style-name="ro1">
          <table:table-cell office:value-type="float" office:value="287091655424" calcext:value-type="float">
            <text:p>287091655424</text:p>
          </table:table-cell>
          <table:table-cell office:value-type="float" office:value="-145.047103881836" calcext:value-type="float">
            <text:p>-145.047103881836</text:p>
          </table:table-cell>
          <table:table-cell office:value-type="float" office:value="188796844800" calcext:value-type="float">
            <text:p>188796844800</text:p>
          </table:table-cell>
          <table:table-cell office:value-type="float" office:value="-68.6791000366211" calcext:value-type="float">
            <text:p>-68.6791000366211</text:p>
          </table:table-cell>
          <table:table-cell/>
          <table:table-cell table:formula="of:=INDEX([.$A$1:.$A$2072]; 365; 1)" office:value-type="float" office:value="287091699456" calcext:value-type="float">
            <text:p>287091699456</text:p>
          </table:table-cell>
          <table:table-cell table:formula="of:=[.$G$7] * [.$F$374] + [.$G$8]" office:value-type="float" office:value="-143.557690829039" calcext:value-type="float">
            <text:p>-143.557690829039</text:p>
          </table:table-cell>
          <table:table-cell/>
          <table:table-cell table:formula="of:=INDEX([.$C$1:.$C$2072]; 365; 1)" office:value-type="float" office:value="188796998656" calcext:value-type="float">
            <text:p>188796998656</text:p>
          </table:table-cell>
          <table:table-cell table:formula="of:=[.$J$7] * [.$I$374] + [.$J$8]" office:value-type="float" office:value="-62.505107421428" calcext:value-type="float">
            <text:p>-62.505107421428</text:p>
          </table:table-cell>
        </table:table-row>
        <table:table-row table:style-name="ro1">
          <table:table-cell office:value-type="float" office:value="287091642112" calcext:value-type="float">
            <text:p>287091642112</text:p>
          </table:table-cell>
          <table:table-cell office:value-type="float" office:value="-145.815032958984" calcext:value-type="float">
            <text:p>-145.815032958984</text:p>
          </table:table-cell>
          <table:table-cell office:value-type="float" office:value="188796813312" calcext:value-type="float">
            <text:p>188796813312</text:p>
          </table:table-cell>
          <table:table-cell office:value-type="float" office:value="-70.1324920654297" calcext:value-type="float">
            <text:p>-70.1324920654297</text:p>
          </table:table-cell>
          <table:table-cell/>
          <table:table-cell table:formula="of:=INDEX([.$A$1:.$A$2072]; 366; 1)" office:value-type="float" office:value="287091708416" calcext:value-type="float">
            <text:p>287091708416</text:p>
          </table:table-cell>
          <table:table-cell table:formula="of:=[.$G$7] * [.$F$375] + [.$G$8]" office:value-type="float" office:value="-143.129641572013" calcext:value-type="float">
            <text:p>-143.129641572013</text:p>
          </table:table-cell>
          <table:table-cell/>
          <table:table-cell table:formula="of:=INDEX([.$C$1:.$C$2072]; 366; 1)" office:value-type="float" office:value="188796973056" calcext:value-type="float">
            <text:p>188796973056</text:p>
          </table:table-cell>
          <table:table-cell table:formula="of:=[.$J$7] * [.$I$375] + [.$J$8]" office:value-type="float" office:value="-63.7290334291756" calcext:value-type="float">
            <text:p>-63.7290334291756</text:p>
          </table:table-cell>
        </table:table-row>
        <table:table-row table:style-name="ro1">
          <table:table-cell office:value-type="float" office:value="287091640576" calcext:value-type="float">
            <text:p>287091640576</text:p>
          </table:table-cell>
          <table:table-cell office:value-type="float" office:value="-145.940780639648" calcext:value-type="float">
            <text:p>-145.940780639648</text:p>
          </table:table-cell>
          <table:table-cell office:value-type="float" office:value="188796806400" calcext:value-type="float">
            <text:p>188796806400</text:p>
          </table:table-cell>
          <table:table-cell office:value-type="float" office:value="-70.4311828613281" calcext:value-type="float">
            <text:p>-70.4311828613281</text:p>
          </table:table-cell>
          <table:table-cell/>
          <table:table-cell table:formula="of:=INDEX([.$A$1:.$A$2072]; 367; 1)" office:value-type="float" office:value="287091709952" calcext:value-type="float">
            <text:p>287091709952</text:p>
          </table:table-cell>
          <table:table-cell table:formula="of:=[.$G$7] * [.$F$376] + [.$G$8]" office:value-type="float" office:value="-143.056261699647" calcext:value-type="float">
            <text:p>-143.056261699647</text:p>
          </table:table-cell>
          <table:table-cell/>
          <table:table-cell table:formula="of:=INDEX([.$C$1:.$C$2072]; 367; 1)" office:value-type="float" office:value="188796964096" calcext:value-type="float">
            <text:p>188796964096</text:p>
          </table:table-cell>
          <table:table-cell table:formula="of:=[.$J$7] * [.$I$376] + [.$J$8]" office:value-type="float" office:value="-64.1574075315148" calcext:value-type="float">
            <text:p>-64.1574075315148</text:p>
          </table:table-cell>
        </table:table-row>
        <table:table-row table:style-name="ro1">
          <table:table-cell office:value-type="float" office:value="287091639296" calcext:value-type="float">
            <text:p>287091639296</text:p>
          </table:table-cell>
          <table:table-cell office:value-type="float" office:value="-146.05305480957" calcext:value-type="float">
            <text:p>-146.05305480957</text:p>
          </table:table-cell>
          <table:table-cell office:value-type="float" office:value="188796799488" calcext:value-type="float">
            <text:p>188796799488</text:p>
          </table:table-cell>
          <table:table-cell office:value-type="float" office:value="-70.7377243041992" calcext:value-type="float">
            <text:p>-70.7377243041992</text:p>
          </table:table-cell>
          <table:table-cell/>
          <table:table-cell table:formula="of:=INDEX([.$A$1:.$A$2072]; 368; 1)" office:value-type="float" office:value="287091710208" calcext:value-type="float">
            <text:p>287091710208</text:p>
          </table:table-cell>
          <table:table-cell table:formula="of:=[.$G$7] * [.$F$377] + [.$G$8]" office:value-type="float" office:value="-143.044031720608" calcext:value-type="float">
            <text:p>-143.044031720608</text:p>
          </table:table-cell>
          <table:table-cell/>
          <table:table-cell table:formula="of:=INDEX([.$C$1:.$C$2072]; 368; 1)" office:value-type="float" office:value="188796937216" calcext:value-type="float">
            <text:p>188796937216</text:p>
          </table:table-cell>
          <table:table-cell table:formula="of:=[.$J$7] * [.$I$377] + [.$J$8]" office:value-type="float" office:value="-65.4425298385322" calcext:value-type="float">
            <text:p>-65.4425298385322</text:p>
          </table:table-cell>
        </table:table-row>
        <table:table-row table:style-name="ro1">
          <table:table-cell office:value-type="float" office:value="287091637760" calcext:value-type="float">
            <text:p>287091637760</text:p>
          </table:table-cell>
          <table:table-cell office:value-type="float" office:value="-146.234069824219" calcext:value-type="float">
            <text:p>-146.234069824219</text:p>
          </table:table-cell>
          <table:table-cell office:value-type="float" office:value="188796785152" calcext:value-type="float">
            <text:p>188796785152</text:p>
          </table:table-cell>
          <table:table-cell office:value-type="float" office:value="-71.3745269775391" calcext:value-type="float">
            <text:p>-71.3745269775391</text:p>
          </table:table-cell>
          <table:table-cell/>
          <table:table-cell table:formula="of:=INDEX([.$A$1:.$A$2072]; 369; 1)" office:value-type="float" office:value="287091708928" calcext:value-type="float">
            <text:p>287091708928</text:p>
          </table:table-cell>
          <table:table-cell table:formula="of:=[.$G$7] * [.$F$378] + [.$G$8]" office:value-type="float" office:value="-143.1051816158" calcext:value-type="float">
            <text:p>-143.1051816158</text:p>
          </table:table-cell>
          <table:table-cell/>
          <table:table-cell table:formula="of:=INDEX([.$C$1:.$C$2072]; 369; 1)" office:value-type="float" office:value="188796928768" calcext:value-type="float">
            <text:p>188796928768</text:p>
          </table:table-cell>
          <table:table-cell table:formula="of:=[.$J$7] * [.$I$378] + [.$J$8]" office:value-type="float" office:value="-65.846425421536" calcext:value-type="float">
            <text:p>-65.846425421536</text:p>
          </table:table-cell>
        </table:table-row>
        <table:table-row table:style-name="ro1">
          <table:table-cell office:value-type="float" office:value="287091637248" calcext:value-type="float">
            <text:p>287091637248</text:p>
          </table:table-cell>
          <table:table-cell office:value-type="float" office:value="-146.306747436523" calcext:value-type="float">
            <text:p>-146.306747436523</text:p>
          </table:table-cell>
          <table:table-cell office:value-type="float" office:value="188796777984" calcext:value-type="float">
            <text:p>188796777984</text:p>
          </table:table-cell>
          <table:table-cell office:value-type="float" office:value="-71.7057876586914" calcext:value-type="float">
            <text:p>-71.7057876586914</text:p>
          </table:table-cell>
          <table:table-cell/>
          <table:table-cell table:formula="of:=INDEX([.$A$1:.$A$2072]; 370; 1)" office:value-type="float" office:value="287091700224" calcext:value-type="float">
            <text:p>287091700224</text:p>
          </table:table-cell>
          <table:table-cell table:formula="of:=[.$G$7] * [.$F$379] + [.$G$8]" office:value-type="float" office:value="-143.521000891924" calcext:value-type="float">
            <text:p>-143.521000891924</text:p>
          </table:table-cell>
          <table:table-cell/>
          <table:table-cell table:formula="of:=INDEX([.$C$1:.$C$2072]; 370; 1)" office:value-type="float" office:value="188796905728" calcext:value-type="float">
            <text:p>188796905728</text:p>
          </table:table-cell>
          <table:table-cell table:formula="of:=[.$J$7] * [.$I$379] + [.$J$8]" office:value-type="float" office:value="-66.9479588270187" calcext:value-type="float">
            <text:p>-66.9479588270187</text:p>
          </table:table-cell>
        </table:table-row>
        <table:table-row table:style-name="ro1">
          <table:table-cell office:value-type="float" office:value="287091637504" calcext:value-type="float">
            <text:p>287091637504</text:p>
          </table:table-cell>
          <table:table-cell office:value-type="float" office:value="-146.366973876953" calcext:value-type="float">
            <text:p>-146.366973876953</text:p>
          </table:table-cell>
          <table:table-cell office:value-type="float" office:value="188796770816" calcext:value-type="float">
            <text:p>188796770816</text:p>
          </table:table-cell>
          <table:table-cell office:value-type="float" office:value="-72.0403442382812" calcext:value-type="float">
            <text:p>-72.0403442382812</text:p>
          </table:table-cell>
          <table:table-cell/>
          <table:table-cell table:formula="of:=INDEX([.$A$1:.$A$2072]; 371; 1)" office:value-type="float" office:value="287091695872" calcext:value-type="float">
            <text:p>287091695872</text:p>
          </table:table-cell>
          <table:table-cell table:formula="of:=[.$G$7] * [.$F$380] + [.$G$8]" office:value-type="float" office:value="-143.728910531849" calcext:value-type="float">
            <text:p>-143.728910531849</text:p>
          </table:table-cell>
          <table:table-cell/>
          <table:table-cell table:formula="of:=INDEX([.$C$1:.$C$2072]; 371; 1)" office:value-type="float" office:value="188796899072" calcext:value-type="float">
            <text:p>188796899072</text:p>
          </table:table-cell>
          <table:table-cell table:formula="of:=[.$J$7] * [.$I$380] + [.$J$8]" office:value-type="float" office:value="-67.2661795895547" calcext:value-type="float">
            <text:p>-67.2661795895547</text:p>
          </table:table-cell>
        </table:table-row>
        <table:table-row table:style-name="ro1">
          <table:table-cell office:value-type="float" office:value="287091640832" calcext:value-type="float">
            <text:p>287091640832</text:p>
          </table:table-cell>
          <table:table-cell office:value-type="float" office:value="-146.428924560547" calcext:value-type="float">
            <text:p>-146.428924560547</text:p>
          </table:table-cell>
          <table:table-cell office:value-type="float" office:value="188796749568" calcext:value-type="float">
            <text:p>188796749568</text:p>
          </table:table-cell>
          <table:table-cell office:value-type="float" office:value="-73.0393142700195" calcext:value-type="float">
            <text:p>-73.0393142700195</text:p>
          </table:table-cell>
          <table:table-cell/>
          <table:table-cell table:formula="of:=INDEX([.$A$1:.$A$2072]; 372; 1)" office:value-type="float" office:value="287091670272" calcext:value-type="float">
            <text:p>287091670272</text:p>
          </table:table-cell>
          <table:table-cell table:formula="of:=[.$G$7] * [.$F$381] + [.$G$8]" office:value-type="float" office:value="-144.95190840587" calcext:value-type="float">
            <text:p>-144.95190840587</text:p>
          </table:table-cell>
          <table:table-cell/>
          <table:table-cell table:formula="of:=INDEX([.$C$1:.$C$2072]; 372; 1)" office:value-type="float" office:value="188796870144" calcext:value-type="float">
            <text:p>188796870144</text:p>
          </table:table-cell>
          <table:table-cell table:formula="of:=[.$J$7] * [.$I$381] + [.$J$8]" office:value-type="float" office:value="-68.649215977639" calcext:value-type="float">
            <text:p>-68.649215977639</text:p>
          </table:table-cell>
        </table:table-row>
        <table:table-row table:style-name="ro1">
          <table:table-cell office:value-type="float" office:value="287091643136" calcext:value-type="float">
            <text:p>287091643136</text:p>
          </table:table-cell>
          <table:table-cell office:value-type="float" office:value="-146.408096313477" calcext:value-type="float">
            <text:p>-146.408096313477</text:p>
          </table:table-cell>
          <table:table-cell office:value-type="float" office:value="188796742912" calcext:value-type="float">
            <text:p>188796742912</text:p>
          </table:table-cell>
          <table:table-cell office:value-type="float" office:value="-73.3663101196289" calcext:value-type="float">
            <text:p>-73.3663101196289</text:p>
          </table:table-cell>
          <table:table-cell/>
          <table:table-cell table:formula="of:=INDEX([.$A$1:.$A$2072]; 373; 1)" office:value-type="float" office:value="287091666432" calcext:value-type="float">
            <text:p>287091666432</text:p>
          </table:table-cell>
          <table:table-cell table:formula="of:=[.$G$7] * [.$F$382] + [.$G$8]" office:value-type="float" office:value="-145.135358087719" calcext:value-type="float">
            <text:p>-145.135358087719</text:p>
          </table:table-cell>
          <table:table-cell/>
          <table:table-cell table:formula="of:=INDEX([.$C$1:.$C$2072]; 373; 1)" office:value-type="float" office:value="188796863744" calcext:value-type="float">
            <text:p>188796863744</text:p>
          </table:table-cell>
          <table:table-cell table:formula="of:=[.$J$7] * [.$I$382] + [.$J$8]" office:value-type="float" office:value="-68.9551974795759" calcext:value-type="float">
            <text:p>-68.9551974795759</text:p>
          </table:table-cell>
        </table:table-row>
        <table:table-row table:style-name="ro1">
          <table:table-cell office:value-type="float" office:value="287091645696" calcext:value-type="float">
            <text:p>287091645696</text:p>
          </table:table-cell>
          <table:table-cell office:value-type="float" office:value="-146.363464355469" calcext:value-type="float">
            <text:p>-146.363464355469</text:p>
          </table:table-cell>
          <table:table-cell office:value-type="float" office:value="188796736512" calcext:value-type="float">
            <text:p>188796736512</text:p>
          </table:table-cell>
          <table:table-cell office:value-type="float" office:value="-73.6861877441406" calcext:value-type="float">
            <text:p>-73.6861877441406</text:p>
          </table:table-cell>
          <table:table-cell/>
          <table:table-cell table:formula="of:=INDEX([.$A$1:.$A$2072]; 374; 1)" office:value-type="float" office:value="287091655424" calcext:value-type="float">
            <text:p>287091655424</text:p>
          </table:table-cell>
          <table:table-cell table:formula="of:=[.$G$7] * [.$F$383] + [.$G$8]" office:value-type="float" office:value="-145.661247175187" calcext:value-type="float">
            <text:p>-145.661247175187</text:p>
          </table:table-cell>
          <table:table-cell/>
          <table:table-cell table:formula="of:=INDEX([.$C$1:.$C$2072]; 374; 1)" office:value-type="float" office:value="188796844800" calcext:value-type="float">
            <text:p>188796844800</text:p>
          </table:table-cell>
          <table:table-cell table:formula="of:=[.$J$7] * [.$I$383] + [.$J$8]" office:value-type="float" office:value="-69.8609027247876" calcext:value-type="float">
            <text:p>-69.8609027247876</text:p>
          </table:table-cell>
        </table:table-row>
        <table:table-row table:style-name="ro1">
          <table:table-cell office:value-type="float" office:value="287091661312" calcext:value-type="float">
            <text:p>287091661312</text:p>
          </table:table-cell>
          <table:table-cell office:value-type="float" office:value="-145.867736816406" calcext:value-type="float">
            <text:p>-145.867736816406</text:p>
          </table:table-cell>
          <table:table-cell office:value-type="float" office:value="188796705536" calcext:value-type="float">
            <text:p>188796705536</text:p>
          </table:table-cell>
          <table:table-cell office:value-type="float" office:value="-75.1976470947266" calcext:value-type="float">
            <text:p>-75.1976470947266</text:p>
          </table:table-cell>
          <table:table-cell/>
          <table:table-cell table:formula="of:=INDEX([.$A$1:.$A$2072]; 375; 1)" office:value-type="float" office:value="287091642112" calcext:value-type="float">
            <text:p>287091642112</text:p>
          </table:table-cell>
          <table:table-cell table:formula="of:=[.$G$7] * [.$F$384] + [.$G$8]" office:value-type="float" office:value="-146.297206070274" calcext:value-type="float">
            <text:p>-146.297206070274</text:p>
          </table:table-cell>
          <table:table-cell/>
          <table:table-cell table:formula="of:=INDEX([.$C$1:.$C$2072]; 375; 1)" office:value-type="float" office:value="188796813312" calcext:value-type="float">
            <text:p>188796813312</text:p>
          </table:table-cell>
          <table:table-cell table:formula="of:=[.$J$7] * [.$I$384] + [.$J$8]" office:value-type="float" office:value="-71.3663317132741" calcext:value-type="float">
            <text:p>-71.3663317132741</text:p>
          </table:table-cell>
        </table:table-row>
        <table:table-row table:style-name="ro1">
          <table:table-cell office:value-type="float" office:value="287091665664" calcext:value-type="float">
            <text:p>287091665664</text:p>
          </table:table-cell>
          <table:table-cell office:value-type="float" office:value="-145.660293579102" calcext:value-type="float">
            <text:p>-145.660293579102</text:p>
          </table:table-cell>
          <table:table-cell office:value-type="float" office:value="188796691200" calcext:value-type="float">
            <text:p>188796691200</text:p>
          </table:table-cell>
          <table:table-cell office:value-type="float" office:value="-75.8518981933594" calcext:value-type="float">
            <text:p>-75.8518981933594</text:p>
          </table:table-cell>
          <table:table-cell/>
          <table:table-cell table:formula="of:=INDEX([.$A$1:.$A$2072]; 376; 1)" office:value-type="float" office:value="287091640576" calcext:value-type="float">
            <text:p>287091640576</text:p>
          </table:table-cell>
          <table:table-cell table:formula="of:=[.$G$7] * [.$F$385] + [.$G$8]" office:value-type="float" office:value="-146.370585942641" calcext:value-type="float">
            <text:p>-146.370585942641</text:p>
          </table:table-cell>
          <table:table-cell/>
          <table:table-cell table:formula="of:=INDEX([.$C$1:.$C$2072]; 376; 1)" office:value-type="float" office:value="188796806400" calcext:value-type="float">
            <text:p>188796806400</text:p>
          </table:table-cell>
          <table:table-cell table:formula="of:=[.$J$7] * [.$I$385] + [.$J$8]" office:value-type="float" office:value="-71.6967917345464" calcext:value-type="float">
            <text:p>-71.6967917345464</text:p>
          </table:table-cell>
        </table:table-row>
        <table:table-row table:style-name="ro1">
          <table:table-cell office:value-type="float" office:value="287091667712" calcext:value-type="float">
            <text:p>287091667712</text:p>
          </table:table-cell>
          <table:table-cell office:value-type="float" office:value="-145.557952880859" calcext:value-type="float">
            <text:p>-145.557952880859</text:p>
          </table:table-cell>
          <table:table-cell office:value-type="float" office:value="188796684032" calcext:value-type="float">
            <text:p>188796684032</text:p>
          </table:table-cell>
          <table:table-cell office:value-type="float" office:value="-76.1939163208008" calcext:value-type="float">
            <text:p>-76.1939163208008</text:p>
          </table:table-cell>
          <table:table-cell/>
          <table:table-cell table:formula="of:=INDEX([.$A$1:.$A$2072]; 377; 1)" office:value-type="float" office:value="287091639296" calcext:value-type="float">
            <text:p>287091639296</text:p>
          </table:table-cell>
          <table:table-cell table:formula="of:=[.$G$7] * [.$F$386] + [.$G$8]" office:value-type="float" office:value="-146.431735835969" calcext:value-type="float">
            <text:p>-146.431735835969</text:p>
          </table:table-cell>
          <table:table-cell/>
          <table:table-cell table:formula="of:=INDEX([.$C$1:.$C$2072]; 377; 1)" office:value-type="float" office:value="188796799488" calcext:value-type="float">
            <text:p>188796799488</text:p>
          </table:table-cell>
          <table:table-cell table:formula="of:=[.$J$7] * [.$I$386] + [.$J$8]" office:value-type="float" office:value="-72.0272517576814" calcext:value-type="float">
            <text:p>-72.0272517576814</text:p>
          </table:table-cell>
        </table:table-row>
        <table:table-row table:style-name="ro1">
          <table:table-cell office:value-type="float" office:value="287091669760" calcext:value-type="float">
            <text:p>287091669760</text:p>
          </table:table-cell>
          <table:table-cell office:value-type="float" office:value="-145.4521484375" calcext:value-type="float">
            <text:p>-145.4521484375</text:p>
          </table:table-cell>
          <table:table-cell office:value-type="float" office:value="188796676352" calcext:value-type="float">
            <text:p>188796676352</text:p>
          </table:table-cell>
          <table:table-cell office:value-type="float" office:value="-76.5446548461914" calcext:value-type="float">
            <text:p>-76.5446548461914</text:p>
          </table:table-cell>
          <table:table-cell/>
          <table:table-cell table:formula="of:=INDEX([.$A$1:.$A$2072]; 378; 1)" office:value-type="float" office:value="287091637760" calcext:value-type="float">
            <text:p>287091637760</text:p>
          </table:table-cell>
          <table:table-cell table:formula="of:=[.$G$7] * [.$F$387] + [.$G$8]" office:value-type="float" office:value="-146.505115708336" calcext:value-type="float">
            <text:p>-146.505115708336</text:p>
          </table:table-cell>
          <table:table-cell/>
          <table:table-cell table:formula="of:=INDEX([.$C$1:.$C$2072]; 378; 1)" office:value-type="float" office:value="188796785152" calcext:value-type="float">
            <text:p>188796785152</text:p>
          </table:table-cell>
          <table:table-cell table:formula="of:=[.$J$7] * [.$I$387] + [.$J$8]" office:value-type="float" office:value="-72.712650321424" calcext:value-type="float">
            <text:p>-72.712650321424</text:p>
          </table:table-cell>
        </table:table-row>
        <table:table-row table:style-name="ro1">
          <table:table-cell office:value-type="float" office:value="287091671296" calcext:value-type="float">
            <text:p>287091671296</text:p>
          </table:table-cell>
          <table:table-cell office:value-type="float" office:value="-145.350448608398" calcext:value-type="float">
            <text:p>-145.350448608398</text:p>
          </table:table-cell>
          <table:table-cell office:value-type="float" office:value="188796668416" calcext:value-type="float">
            <text:p>188796668416</text:p>
          </table:table-cell>
          <table:table-cell office:value-type="float" office:value="-76.9047470092773" calcext:value-type="float">
            <text:p>-76.9047470092773</text:p>
          </table:table-cell>
          <table:table-cell/>
          <table:table-cell table:formula="of:=INDEX([.$A$1:.$A$2072]; 379; 1)" office:value-type="float" office:value="287091637248" calcext:value-type="float">
            <text:p>287091637248</text:p>
          </table:table-cell>
          <table:table-cell table:formula="of:=[.$G$7] * [.$F$388] + [.$G$8]" office:value-type="float" office:value="-146.529575666413" calcext:value-type="float">
            <text:p>-146.529575666413</text:p>
          </table:table-cell>
          <table:table-cell/>
          <table:table-cell table:formula="of:=INDEX([.$C$1:.$C$2072]; 379; 1)" office:value-type="float" office:value="188796777984" calcext:value-type="float">
            <text:p>188796777984</text:p>
          </table:table-cell>
          <table:table-cell table:formula="of:=[.$J$7] * [.$I$388] + [.$J$8]" office:value-type="float" office:value="-73.0553496032953" calcext:value-type="float">
            <text:p>-73.0553496032953</text:p>
          </table:table-cell>
        </table:table-row>
        <table:table-row table:style-name="ro1">
          <table:table-cell office:value-type="float" office:value="287091675392" calcext:value-type="float">
            <text:p>287091675392</text:p>
          </table:table-cell>
          <table:table-cell office:value-type="float" office:value="-145.08024597168" calcext:value-type="float">
            <text:p>-145.08024597168</text:p>
          </table:table-cell>
          <table:table-cell office:value-type="float" office:value="188796643328" calcext:value-type="float">
            <text:p>188796643328</text:p>
          </table:table-cell>
          <table:table-cell office:value-type="float" office:value="-78.0506286621094" calcext:value-type="float">
            <text:p>-78.0506286621094</text:p>
          </table:table-cell>
          <table:table-cell/>
          <table:table-cell table:formula="of:=INDEX([.$A$1:.$A$2072]; 380; 1)" office:value-type="float" office:value="287091637504" calcext:value-type="float">
            <text:p>287091637504</text:p>
          </table:table-cell>
          <table:table-cell table:formula="of:=[.$G$7] * [.$F$389] + [.$G$8]" office:value-type="float" office:value="-146.517345687374" calcext:value-type="float">
            <text:p>-146.517345687374</text:p>
          </table:table-cell>
          <table:table-cell/>
          <table:table-cell table:formula="of:=INDEX([.$C$1:.$C$2072]; 380; 1)" office:value-type="float" office:value="188796770816" calcext:value-type="float">
            <text:p>188796770816</text:p>
          </table:table-cell>
          <table:table-cell table:formula="of:=[.$J$7] * [.$I$389] + [.$J$8]" office:value-type="float" office:value="-73.3980488851667" calcext:value-type="float">
            <text:p>-73.3980488851667</text:p>
          </table:table-cell>
        </table:table-row>
        <table:table-row table:style-name="ro1">
          <table:table-cell office:value-type="float" office:value="287091675904" calcext:value-type="float">
            <text:p>287091675904</text:p>
          </table:table-cell>
          <table:table-cell office:value-type="float" office:value="-145.005065917969" calcext:value-type="float">
            <text:p>-145.005065917969</text:p>
          </table:table-cell>
          <table:table-cell office:value-type="float" office:value="188796634624" calcext:value-type="float">
            <text:p>188796634624</text:p>
          </table:table-cell>
          <table:table-cell office:value-type="float" office:value="-78.4540863037109" calcext:value-type="float">
            <text:p>-78.4540863037109</text:p>
          </table:table-cell>
          <table:table-cell/>
          <table:table-cell table:formula="of:=INDEX([.$A$1:.$A$2072]; 381; 1)" office:value-type="float" office:value="287091640832" calcext:value-type="float">
            <text:p>287091640832</text:p>
          </table:table-cell>
          <table:table-cell table:formula="of:=[.$G$7] * [.$F$390] + [.$G$8]" office:value-type="float" office:value="-146.358355963603" calcext:value-type="float">
            <text:p>-146.358355963603</text:p>
          </table:table-cell>
          <table:table-cell/>
          <table:table-cell table:formula="of:=INDEX([.$C$1:.$C$2072]; 381; 1)" office:value-type="float" office:value="188796749568" calcext:value-type="float">
            <text:p>188796749568</text:p>
          </table:table-cell>
          <table:table-cell table:formula="of:=[.$J$7] * [.$I$390] + [.$J$8]" office:value-type="float" office:value="-74.4139074701816" calcext:value-type="float">
            <text:p>-74.4139074701816</text:p>
          </table:table-cell>
        </table:table-row>
        <table:table-row table:style-name="ro1">
          <table:table-cell office:value-type="float" office:value="287091674624" calcext:value-type="float">
            <text:p>287091674624</text:p>
          </table:table-cell>
          <table:table-cell office:value-type="float" office:value="-144.870697021484" calcext:value-type="float">
            <text:p>-144.870697021484</text:p>
          </table:table-cell>
          <table:table-cell office:value-type="float" office:value="188796606976" calcext:value-type="float">
            <text:p>188796606976</text:p>
          </table:table-cell>
          <table:table-cell office:value-type="float" office:value="-79.7280044555664" calcext:value-type="float">
            <text:p>-79.7280044555664</text:p>
          </table:table-cell>
          <table:table-cell/>
          <table:table-cell table:formula="of:=INDEX([.$A$1:.$A$2072]; 382; 1)" office:value-type="float" office:value="287091643136" calcext:value-type="float">
            <text:p>287091643136</text:p>
          </table:table-cell>
          <table:table-cell table:formula="of:=[.$G$7] * [.$F$391] + [.$G$8]" office:value-type="float" office:value="-146.248286154121" calcext:value-type="float">
            <text:p>-146.248286154121</text:p>
          </table:table-cell>
          <table:table-cell/>
          <table:table-cell table:formula="of:=INDEX([.$C$1:.$C$2072]; 382; 1)" office:value-type="float" office:value="188796742912" calcext:value-type="float">
            <text:p>188796742912</text:p>
          </table:table-cell>
          <table:table-cell table:formula="of:=[.$J$7] * [.$I$391] + [.$J$8]" office:value-type="float" office:value="-74.7321282327175" calcext:value-type="float">
            <text:p>-74.7321282327175</text:p>
          </table:table-cell>
        </table:table-row>
        <table:table-row table:style-name="ro1">
          <table:table-cell office:value-type="float" office:value="287091668224" calcext:value-type="float">
            <text:p>287091668224</text:p>
          </table:table-cell>
          <table:table-cell office:value-type="float" office:value="-144.926223754883" calcext:value-type="float">
            <text:p>-144.926223754883</text:p>
          </table:table-cell>
          <table:table-cell office:value-type="float" office:value="188796578560" calcext:value-type="float">
            <text:p>188796578560</text:p>
          </table:table-cell>
          <table:table-cell office:value-type="float" office:value="-81.0771255493164" calcext:value-type="float">
            <text:p>-81.0771255493164</text:p>
          </table:table-cell>
          <table:table-cell/>
          <table:table-cell table:formula="of:=INDEX([.$A$1:.$A$2072]; 383; 1)" office:value-type="float" office:value="287091645696" calcext:value-type="float">
            <text:p>287091645696</text:p>
          </table:table-cell>
          <table:table-cell table:formula="of:=[.$G$7] * [.$F$392] + [.$G$8]" office:value-type="float" office:value="-146.125986367464" calcext:value-type="float">
            <text:p>-146.125986367464</text:p>
          </table:table-cell>
          <table:table-cell/>
          <table:table-cell table:formula="of:=INDEX([.$C$1:.$C$2072]; 383; 1)" office:value-type="float" office:value="188796736512" calcext:value-type="float">
            <text:p>188796736512</text:p>
          </table:table-cell>
          <table:table-cell table:formula="of:=[.$J$7] * [.$I$392] + [.$J$8]" office:value-type="float" office:value="-75.0381097346544" calcext:value-type="float">
            <text:p>-75.0381097346544</text:p>
          </table:table-cell>
        </table:table-row>
        <table:table-row table:style-name="ro1">
          <table:table-cell office:value-type="float" office:value="287091664640" calcext:value-type="float">
            <text:p>287091664640</text:p>
          </table:table-cell>
          <table:table-cell office:value-type="float" office:value="-144.99609375" calcext:value-type="float">
            <text:p>-144.99609375</text:p>
          </table:table-cell>
          <table:table-cell office:value-type="float" office:value="188796569344" calcext:value-type="float">
            <text:p>188796569344</text:p>
          </table:table-cell>
          <table:table-cell office:value-type="float" office:value="-81.5371475219727" calcext:value-type="float">
            <text:p>-81.5371475219727</text:p>
          </table:table-cell>
          <table:table-cell/>
          <table:table-cell table:formula="of:=INDEX([.$A$1:.$A$2072]; 384; 1)" office:value-type="float" office:value="287091661312" calcext:value-type="float">
            <text:p>287091661312</text:p>
          </table:table-cell>
          <table:table-cell table:formula="of:=[.$G$7] * [.$F$393] + [.$G$8]" office:value-type="float" office:value="-145.379957662895" calcext:value-type="float">
            <text:p>-145.379957662895</text:p>
          </table:table-cell>
          <table:table-cell/>
          <table:table-cell table:formula="of:=INDEX([.$C$1:.$C$2072]; 384; 1)" office:value-type="float" office:value="188796705536" calcext:value-type="float">
            <text:p>188796705536</text:p>
          </table:table-cell>
          <table:table-cell table:formula="of:=[.$J$7] * [.$I$393] + [.$J$8]" office:value-type="float" office:value="-76.5190602038056" calcext:value-type="float">
            <text:p>-76.5190602038056</text:p>
          </table:table-cell>
        </table:table-row>
        <table:table-row table:style-name="ro1">
          <table:table-cell office:value-type="float" office:value="287091654912" calcext:value-type="float">
            <text:p>287091654912</text:p>
          </table:table-cell>
          <table:table-cell office:value-type="float" office:value="-145.345611572266" calcext:value-type="float">
            <text:p>-145.345611572266</text:p>
          </table:table-cell>
          <table:table-cell office:value-type="float" office:value="188796539904" calcext:value-type="float">
            <text:p>188796539904</text:p>
          </table:table-cell>
          <table:table-cell office:value-type="float" office:value="-82.9379959106445" calcext:value-type="float">
            <text:p>-82.9379959106445</text:p>
          </table:table-cell>
          <table:table-cell/>
          <table:table-cell table:formula="of:=INDEX([.$A$1:.$A$2072]; 385; 1)" office:value-type="float" office:value="287091665664" calcext:value-type="float">
            <text:p>287091665664</text:p>
          </table:table-cell>
          <table:table-cell table:formula="of:=[.$G$7] * [.$F$394] + [.$G$8]" office:value-type="float" office:value="-145.172048024833" calcext:value-type="float">
            <text:p>-145.172048024833</text:p>
          </table:table-cell>
          <table:table-cell/>
          <table:table-cell table:formula="of:=INDEX([.$C$1:.$C$2072]; 385; 1)" office:value-type="float" office:value="188796691200" calcext:value-type="float">
            <text:p>188796691200</text:p>
          </table:table-cell>
          <table:table-cell table:formula="of:=[.$J$7] * [.$I$394] + [.$J$8]" office:value-type="float" office:value="-77.2044587675482" calcext:value-type="float">
            <text:p>-77.2044587675482</text:p>
          </table:table-cell>
        </table:table-row>
        <table:table-row table:style-name="ro1">
          <table:table-cell office:value-type="float" office:value="287091646464" calcext:value-type="float">
            <text:p>287091646464</text:p>
          </table:table-cell>
          <table:table-cell office:value-type="float" office:value="-145.730346679688" calcext:value-type="float">
            <text:p>-145.730346679688</text:p>
          </table:table-cell>
          <table:table-cell office:value-type="float" office:value="188796508160" calcext:value-type="float">
            <text:p>188796508160</text:p>
          </table:table-cell>
          <table:table-cell office:value-type="float" office:value="-84.4326171875" calcext:value-type="float">
            <text:p>-84.4326171875</text:p>
          </table:table-cell>
          <table:table-cell/>
          <table:table-cell table:formula="of:=INDEX([.$A$1:.$A$2072]; 386; 1)" office:value-type="float" office:value="287091667712" calcext:value-type="float">
            <text:p>287091667712</text:p>
          </table:table-cell>
          <table:table-cell table:formula="of:=[.$G$7] * [.$F$395] + [.$G$8]" office:value-type="float" office:value="-145.07420819439" calcext:value-type="float">
            <text:p>-145.07420819439</text:p>
          </table:table-cell>
          <table:table-cell/>
          <table:table-cell table:formula="of:=INDEX([.$C$1:.$C$2072]; 386; 1)" office:value-type="float" office:value="188796684032" calcext:value-type="float">
            <text:p>188796684032</text:p>
          </table:table-cell>
          <table:table-cell table:formula="of:=[.$J$7] * [.$I$395] + [.$J$8]" office:value-type="float" office:value="-77.5471580494195" calcext:value-type="float">
            <text:p>-77.5471580494195</text:p>
          </table:table-cell>
        </table:table-row>
        <table:table-row table:style-name="ro1">
          <table:table-cell office:value-type="float" office:value="287091637248" calcext:value-type="float">
            <text:p>287091637248</text:p>
          </table:table-cell>
          <table:table-cell office:value-type="float" office:value="-146.169128417969" calcext:value-type="float">
            <text:p>-146.169128417969</text:p>
          </table:table-cell>
          <table:table-cell office:value-type="float" office:value="188796475136" calcext:value-type="float">
            <text:p>188796475136</text:p>
          </table:table-cell>
          <table:table-cell office:value-type="float" office:value="-85.9990768432617" calcext:value-type="float">
            <text:p>-85.9990768432617</text:p>
          </table:table-cell>
          <table:table-cell/>
          <table:table-cell table:formula="of:=INDEX([.$A$1:.$A$2072]; 387; 1)" office:value-type="float" office:value="287091669760" calcext:value-type="float">
            <text:p>287091669760</text:p>
          </table:table-cell>
          <table:table-cell table:formula="of:=[.$G$7] * [.$F$396] + [.$G$8]" office:value-type="float" office:value="-144.976368363947" calcext:value-type="float">
            <text:p>-144.976368363947</text:p>
          </table:table-cell>
          <table:table-cell/>
          <table:table-cell table:formula="of:=INDEX([.$C$1:.$C$2072]; 387; 1)" office:value-type="float" office:value="188796676352" calcext:value-type="float">
            <text:p>188796676352</text:p>
          </table:table-cell>
          <table:table-cell table:formula="of:=[.$J$7] * [.$I$396] + [.$J$8]" office:value-type="float" office:value="-77.9143358506262" calcext:value-type="float">
            <text:p>-77.9143358506262</text:p>
          </table:table-cell>
        </table:table-row>
        <table:table-row table:style-name="ro1">
          <table:table-cell office:value-type="float" office:value="287091627776" calcext:value-type="float">
            <text:p>287091627776</text:p>
          </table:table-cell>
          <table:table-cell office:value-type="float" office:value="-146.623596191406" calcext:value-type="float">
            <text:p>-146.623596191406</text:p>
          </table:table-cell>
          <table:table-cell office:value-type="float" office:value="188796442368" calcext:value-type="float">
            <text:p>188796442368</text:p>
          </table:table-cell>
          <table:table-cell office:value-type="float" office:value="-87.5778579711914" calcext:value-type="float">
            <text:p>-87.5778579711914</text:p>
          </table:table-cell>
          <table:table-cell/>
          <table:table-cell table:formula="of:=INDEX([.$A$1:.$A$2072]; 388; 1)" office:value-type="float" office:value="287091671296" calcext:value-type="float">
            <text:p>287091671296</text:p>
          </table:table-cell>
          <table:table-cell table:formula="of:=[.$G$7] * [.$F$397] + [.$G$8]" office:value-type="float" office:value="-144.90298849158" calcext:value-type="float">
            <text:p>-144.90298849158</text:p>
          </table:table-cell>
          <table:table-cell/>
          <table:table-cell table:formula="of:=INDEX([.$C$1:.$C$2072]; 388; 1)" office:value-type="float" office:value="188796668416" calcext:value-type="float">
            <text:p>188796668416</text:p>
          </table:table-cell>
          <table:table-cell table:formula="of:=[.$J$7] * [.$I$397] + [.$J$8]" office:value-type="float" office:value="-78.2937529142946" calcext:value-type="float">
            <text:p>-78.2937529142946</text:p>
          </table:table-cell>
        </table:table-row>
        <table:table-row table:style-name="ro1">
          <table:table-cell office:value-type="float" office:value="287091617792" calcext:value-type="float">
            <text:p>287091617792</text:p>
          </table:table-cell>
          <table:table-cell office:value-type="float" office:value="-147.351837158203" calcext:value-type="float">
            <text:p>-147.351837158203</text:p>
          </table:table-cell>
          <table:table-cell office:value-type="float" office:value="188796376320" calcext:value-type="float">
            <text:p>188796376320</text:p>
          </table:table-cell>
          <table:table-cell office:value-type="float" office:value="-90.7004928588867" calcext:value-type="float">
            <text:p>-90.7004928588867</text:p>
          </table:table-cell>
          <table:table-cell/>
          <table:table-cell table:formula="of:=INDEX([.$A$1:.$A$2072]; 389; 1)" office:value-type="float" office:value="287091675392" calcext:value-type="float">
            <text:p>287091675392</text:p>
          </table:table-cell>
          <table:table-cell table:formula="of:=[.$G$7] * [.$F$398] + [.$G$8]" office:value-type="float" office:value="-144.707308830693" calcext:value-type="float">
            <text:p>-144.707308830693</text:p>
          </table:table-cell>
          <table:table-cell/>
          <table:table-cell table:formula="of:=INDEX([.$C$1:.$C$2072]; 389; 1)" office:value-type="float" office:value="188796643328" calcext:value-type="float">
            <text:p>188796643328</text:p>
          </table:table-cell>
          <table:table-cell table:formula="of:=[.$J$7] * [.$I$398] + [.$J$8]" office:value-type="float" office:value="-79.4932004008442" calcext:value-type="float">
            <text:p>-79.4932004008442</text:p>
          </table:table-cell>
        </table:table-row>
        <table:table-row table:style-name="ro1">
          <table:table-cell office:value-type="float" office:value="287091614720" calcext:value-type="float">
            <text:p>287091614720</text:p>
          </table:table-cell>
          <table:table-cell office:value-type="float" office:value="-147.537933349609" calcext:value-type="float">
            <text:p>-147.537933349609</text:p>
          </table:table-cell>
          <table:table-cell office:value-type="float" office:value="188796343552" calcext:value-type="float">
            <text:p>188796343552</text:p>
          </table:table-cell>
          <table:table-cell office:value-type="float" office:value="-92.2645568847656" calcext:value-type="float">
            <text:p>-92.2645568847656</text:p>
          </table:table-cell>
          <table:table-cell/>
          <table:table-cell table:formula="of:=INDEX([.$A$1:.$A$2072]; 390; 1)" office:value-type="float" office:value="287091675904" calcext:value-type="float">
            <text:p>287091675904</text:p>
          </table:table-cell>
          <table:table-cell table:formula="of:=[.$G$7] * [.$F$399] + [.$G$8]" office:value-type="float" office:value="-144.68284887448" calcext:value-type="float">
            <text:p>-144.68284887448</text:p>
          </table:table-cell>
          <table:table-cell/>
          <table:table-cell table:formula="of:=INDEX([.$C$1:.$C$2072]; 390; 1)" office:value-type="float" office:value="188796634624" calcext:value-type="float">
            <text:p>188796634624</text:p>
          </table:table-cell>
          <table:table-cell table:formula="of:=[.$J$7] * [.$I$399] + [.$J$8]" office:value-type="float" office:value="-79.9093352425844" calcext:value-type="float">
            <text:p>-79.9093352425844</text:p>
          </table:table-cell>
        </table:table-row>
        <table:table-row table:style-name="ro1">
          <table:table-cell office:value-type="float" office:value="287091611136" calcext:value-type="float">
            <text:p>287091611136</text:p>
          </table:table-cell>
          <table:table-cell office:value-type="float" office:value="-147.717163085938" calcext:value-type="float">
            <text:p>-147.717163085938</text:p>
          </table:table-cell>
          <table:table-cell office:value-type="float" office:value="188796311296" calcext:value-type="float">
            <text:p>188796311296</text:p>
          </table:table-cell>
          <table:table-cell office:value-type="float" office:value="-93.8224716186523" calcext:value-type="float">
            <text:p>-93.8224716186523</text:p>
          </table:table-cell>
          <table:table-cell/>
          <table:table-cell table:formula="of:=INDEX([.$A$1:.$A$2072]; 391; 1)" office:value-type="float" office:value="287091674624" calcext:value-type="float">
            <text:p>287091674624</text:p>
          </table:table-cell>
          <table:table-cell table:formula="of:=[.$G$7] * [.$F$400] + [.$G$8]" office:value-type="float" office:value="-144.743998767808" calcext:value-type="float">
            <text:p>-144.743998767808</text:p>
          </table:table-cell>
          <table:table-cell/>
          <table:table-cell table:formula="of:=INDEX([.$C$1:.$C$2072]; 391; 1)" office:value-type="float" office:value="188796606976" calcext:value-type="float">
            <text:p>188796606976</text:p>
          </table:table-cell>
          <table:table-cell table:formula="of:=[.$J$7] * [.$I$400] + [.$J$8]" office:value-type="float" office:value="-81.2311753295362" calcext:value-type="float">
            <text:p>-81.2311753295362</text:p>
          </table:table-cell>
        </table:table-row>
        <table:table-row table:style-name="ro1">
          <table:table-cell office:value-type="float" office:value="287091609344" calcext:value-type="float">
            <text:p>287091609344</text:p>
          </table:table-cell>
          <table:table-cell office:value-type="float" office:value="-147.84846496582" calcext:value-type="float">
            <text:p>-147.84846496582</text:p>
          </table:table-cell>
          <table:table-cell office:value-type="float" office:value="188796281600" calcext:value-type="float">
            <text:p>188796281600</text:p>
          </table:table-cell>
          <table:table-cell office:value-type="float" office:value="-95.2972640991211" calcext:value-type="float">
            <text:p>-95.2972640991211</text:p>
          </table:table-cell>
          <table:table-cell/>
          <table:table-cell table:formula="of:=INDEX([.$A$1:.$A$2072]; 392; 1)" office:value-type="float" office:value="287091668224" calcext:value-type="float">
            <text:p>287091668224</text:p>
          </table:table-cell>
          <table:table-cell table:formula="of:=[.$G$7] * [.$F$401] + [.$G$8]" office:value-type="float" office:value="-145.049748236313" calcext:value-type="float">
            <text:p>-145.049748236313</text:p>
          </table:table-cell>
          <table:table-cell/>
          <table:table-cell table:formula="of:=INDEX([.$C$1:.$C$2072]; 392; 1)" office:value-type="float" office:value="188796578560" calcext:value-type="float">
            <text:p>188796578560</text:p>
          </table:table-cell>
          <table:table-cell table:formula="of:=[.$J$7] * [.$I$401] + [.$J$8]" office:value-type="float" office:value="-82.5897331982851" calcext:value-type="float">
            <text:p>-82.5897331982851</text:p>
          </table:table-cell>
        </table:table-row>
        <table:table-row table:style-name="ro1">
          <table:table-cell office:value-type="float" office:value="287091607296" calcext:value-type="float">
            <text:p>287091607296</text:p>
          </table:table-cell>
          <table:table-cell office:value-type="float" office:value="-147.947128295898" calcext:value-type="float">
            <text:p>-147.947128295898</text:p>
          </table:table-cell>
          <table:table-cell office:value-type="float" office:value="188796253440" calcext:value-type="float">
            <text:p>188796253440</text:p>
          </table:table-cell>
          <table:table-cell office:value-type="float" office:value="-96.6628799438477" calcext:value-type="float">
            <text:p>-96.6628799438477</text:p>
          </table:table-cell>
          <table:table-cell/>
          <table:table-cell table:formula="of:=INDEX([.$A$1:.$A$2072]; 393; 1)" office:value-type="float" office:value="287091664640" calcext:value-type="float">
            <text:p>287091664640</text:p>
          </table:table-cell>
          <table:table-cell table:formula="of:=[.$G$7] * [.$F$402] + [.$G$8]" office:value-type="float" office:value="-145.220967939124" calcext:value-type="float">
            <text:p>-145.220967939124</text:p>
          </table:table-cell>
          <table:table-cell/>
          <table:table-cell table:formula="of:=INDEX([.$C$1:.$C$2072]; 393; 1)" office:value-type="float" office:value="188796569344" calcext:value-type="float">
            <text:p>188796569344</text:p>
          </table:table-cell>
          <table:table-cell table:formula="of:=[.$J$7] * [.$I$402] + [.$J$8]" office:value-type="float" office:value="-83.0303465612233" calcext:value-type="float">
            <text:p>-83.0303465612233</text:p>
          </table:table-cell>
        </table:table-row>
        <table:table-row table:style-name="ro1">
          <table:table-cell office:value-type="float" office:value="287091606528" calcext:value-type="float">
            <text:p>287091606528</text:p>
          </table:table-cell>
          <table:table-cell office:value-type="float" office:value="-147.979873657227" calcext:value-type="float">
            <text:p>-147.979873657227</text:p>
          </table:table-cell>
          <table:table-cell office:value-type="float" office:value="188796244224" calcext:value-type="float">
            <text:p>188796244224</text:p>
          </table:table-cell>
          <table:table-cell office:value-type="float" office:value="-97.1045989990234" calcext:value-type="float">
            <text:p>-97.1045989990234</text:p>
          </table:table-cell>
          <table:table-cell/>
          <table:table-cell table:formula="of:=INDEX([.$A$1:.$A$2072]; 394; 1)" office:value-type="float" office:value="287091654912" calcext:value-type="float">
            <text:p>287091654912</text:p>
          </table:table-cell>
          <table:table-cell table:formula="of:=[.$G$7] * [.$F$403] + [.$G$8]" office:value-type="float" office:value="-145.685707131401" calcext:value-type="float">
            <text:p>-145.685707131401</text:p>
          </table:table-cell>
          <table:table-cell/>
          <table:table-cell table:formula="of:=INDEX([.$C$1:.$C$2072]; 394; 1)" office:value-type="float" office:value="188796539904" calcext:value-type="float">
            <text:p>188796539904</text:p>
          </table:table-cell>
          <table:table-cell table:formula="of:=[.$J$7] * [.$I$403] + [.$J$8]" office:value-type="float" office:value="-84.4378614686429" calcext:value-type="float">
            <text:p>-84.4378614686429</text:p>
          </table:table-cell>
        </table:table-row>
        <table:table-row table:style-name="ro1">
          <table:table-cell office:value-type="float" office:value="287091604992" calcext:value-type="float">
            <text:p>287091604992</text:p>
          </table:table-cell>
          <table:table-cell office:value-type="float" office:value="-148.075653076172" calcext:value-type="float">
            <text:p>-148.075653076172</text:p>
          </table:table-cell>
          <table:table-cell office:value-type="float" office:value="188796216576" calcext:value-type="float">
            <text:p>188796216576</text:p>
          </table:table-cell>
          <table:table-cell office:value-type="float" office:value="-98.4194412231445" calcext:value-type="float">
            <text:p>-98.4194412231445</text:p>
          </table:table-cell>
          <table:table-cell/>
          <table:table-cell table:formula="of:=INDEX([.$A$1:.$A$2072]; 395; 1)" office:value-type="float" office:value="287091646464" calcext:value-type="float">
            <text:p>287091646464</text:p>
          </table:table-cell>
          <table:table-cell table:formula="of:=[.$G$7] * [.$F$404] + [.$G$8]" office:value-type="float" office:value="-146.089296430349" calcext:value-type="float">
            <text:p>-146.089296430349</text:p>
          </table:table-cell>
          <table:table-cell/>
          <table:table-cell table:formula="of:=INDEX([.$C$1:.$C$2072]; 395; 1)" office:value-type="float" office:value="188796508160" calcext:value-type="float">
            <text:p>188796508160</text:p>
          </table:table-cell>
          <table:table-cell table:formula="of:=[.$J$7] * [.$I$404] + [.$J$8]" office:value-type="float" office:value="-85.9555297177285" calcext:value-type="float">
            <text:p>-85.9555297177285</text:p>
          </table:table-cell>
        </table:table-row>
        <table:table-row table:style-name="ro1">
          <table:table-cell office:value-type="float" office:value="287091604992" calcext:value-type="float">
            <text:p>287091604992</text:p>
          </table:table-cell>
          <table:table-cell office:value-type="float" office:value="-148.099960327148" calcext:value-type="float">
            <text:p>-148.099960327148</text:p>
          </table:table-cell>
          <table:table-cell office:value-type="float" office:value="188796207360" calcext:value-type="float">
            <text:p>188796207360</text:p>
          </table:table-cell>
          <table:table-cell office:value-type="float" office:value="-98.8595352172852" calcext:value-type="float">
            <text:p>-98.8595352172852</text:p>
          </table:table-cell>
          <table:table-cell/>
          <table:table-cell table:formula="of:=INDEX([.$A$1:.$A$2072]; 396; 1)" office:value-type="float" office:value="287091637248" calcext:value-type="float">
            <text:p>287091637248</text:p>
          </table:table-cell>
          <table:table-cell table:formula="of:=[.$G$7] * [.$F$405] + [.$G$8]" office:value-type="float" office:value="-146.529575666413" calcext:value-type="float">
            <text:p>-146.529575666413</text:p>
          </table:table-cell>
          <table:table-cell/>
          <table:table-cell table:formula="of:=INDEX([.$C$1:.$C$2072]; 396; 1)" office:value-type="float" office:value="188796475136" calcext:value-type="float">
            <text:p>188796475136</text:p>
          </table:table-cell>
          <table:table-cell table:formula="of:=[.$J$7] * [.$I$405] + [.$J$8]" office:value-type="float" office:value="-87.5343942679465" calcext:value-type="float">
            <text:p>-87.5343942679465</text:p>
          </table:table-cell>
        </table:table-row>
        <table:table-row table:style-name="ro1">
          <table:table-cell office:value-type="float" office:value="287091606528" calcext:value-type="float">
            <text:p>287091606528</text:p>
          </table:table-cell>
          <table:table-cell office:value-type="float" office:value="-148.114105224609" calcext:value-type="float">
            <text:p>-148.114105224609</text:p>
          </table:table-cell>
          <table:table-cell office:value-type="float" office:value="188796178944" calcext:value-type="float">
            <text:p>188796178944</text:p>
          </table:table-cell>
          <table:table-cell office:value-type="float" office:value="-100.198387145996" calcext:value-type="float">
            <text:p>-100.198387145996</text:p>
          </table:table-cell>
          <table:table-cell/>
          <table:table-cell table:formula="of:=INDEX([.$A$1:.$A$2072]; 397; 1)" office:value-type="float" office:value="287091627776" calcext:value-type="float">
            <text:p>287091627776</text:p>
          </table:table-cell>
          <table:table-cell table:formula="of:=[.$G$7] * [.$F$406] + [.$G$8]" office:value-type="float" office:value="-146.982084879652" calcext:value-type="float">
            <text:p>-146.982084879652</text:p>
          </table:table-cell>
          <table:table-cell/>
          <table:table-cell table:formula="of:=INDEX([.$C$1:.$C$2072]; 397; 1)" office:value-type="float" office:value="188796442368" calcext:value-type="float">
            <text:p>188796442368</text:p>
          </table:table-cell>
          <table:table-cell table:formula="of:=[.$J$7] * [.$I$406] + [.$J$8]" office:value-type="float" office:value="-89.1010195557028" calcext:value-type="float">
            <text:p>-89.1010195557028</text:p>
          </table:table-cell>
        </table:table-row>
        <table:table-row table:style-name="ro1">
          <table:table-cell office:value-type="float" office:value="287091612160" calcext:value-type="float">
            <text:p>287091612160</text:p>
          </table:table-cell>
          <table:table-cell office:value-type="float" office:value="-148.009292602539" calcext:value-type="float">
            <text:p>-148.009292602539</text:p>
          </table:table-cell>
          <table:table-cell office:value-type="float" office:value="188796150784" calcext:value-type="float">
            <text:p>188796150784</text:p>
          </table:table-cell>
          <table:table-cell office:value-type="float" office:value="-101.559646606445" calcext:value-type="float">
            <text:p>-101.559646606445</text:p>
          </table:table-cell>
          <table:table-cell/>
          <table:table-cell table:formula="of:=INDEX([.$A$1:.$A$2072]; 398; 1)" office:value-type="float" office:value="287091617792" calcext:value-type="float">
            <text:p>287091617792</text:p>
          </table:table-cell>
          <table:table-cell table:formula="of:=[.$G$7] * [.$F$407] + [.$G$8]" office:value-type="float" office:value="-147.459054050967" calcext:value-type="float">
            <text:p>-147.459054050967</text:p>
          </table:table-cell>
          <table:table-cell/>
          <table:table-cell table:formula="of:=INDEX([.$C$1:.$C$2072]; 398; 1)" office:value-type="float" office:value="188796376320" calcext:value-type="float">
            <text:p>188796376320</text:p>
          </table:table-cell>
          <table:table-cell table:formula="of:=[.$J$7] * [.$I$407] + [.$J$8]" office:value-type="float" office:value="-92.2587486542761" calcext:value-type="float">
            <text:p>-92.2587486542761</text:p>
          </table:table-cell>
        </table:table-row>
        <table:table-row table:style-name="ro1">
          <table:table-cell office:value-type="float" office:value="287091614976" calcext:value-type="float">
            <text:p>287091614976</text:p>
          </table:table-cell>
          <table:table-cell office:value-type="float" office:value="-147.942611694336" calcext:value-type="float">
            <text:p>-147.942611694336</text:p>
          </table:table-cell>
          <table:table-cell office:value-type="float" office:value="188796141824" calcext:value-type="float">
            <text:p>188796141824</text:p>
          </table:table-cell>
          <table:table-cell office:value-type="float" office:value="-102.00952911377" calcext:value-type="float">
            <text:p>-102.00952911377</text:p>
          </table:table-cell>
          <table:table-cell/>
          <table:table-cell table:formula="of:=INDEX([.$A$1:.$A$2072]; 399; 1)" office:value-type="float" office:value="287091614720" calcext:value-type="float">
            <text:p>287091614720</text:p>
          </table:table-cell>
          <table:table-cell table:formula="of:=[.$G$7] * [.$F$408] + [.$G$8]" office:value-type="float" office:value="-147.605813795701" calcext:value-type="float">
            <text:p>-147.605813795701</text:p>
          </table:table-cell>
          <table:table-cell/>
          <table:table-cell table:formula="of:=INDEX([.$C$1:.$C$2072]; 399; 1)" office:value-type="float" office:value="188796343552" calcext:value-type="float">
            <text:p>188796343552</text:p>
          </table:table-cell>
          <table:table-cell table:formula="of:=[.$J$7] * [.$I$408] + [.$J$8]" office:value-type="float" office:value="-93.8253739438951" calcext:value-type="float">
            <text:p>-93.8253739438951</text:p>
          </table:table-cell>
        </table:table-row>
        <table:table-row table:style-name="ro1">
          <table:table-cell office:value-type="float" office:value="287091635712" calcext:value-type="float">
            <text:p>287091635712</text:p>
          </table:table-cell>
          <table:table-cell office:value-type="float" office:value="-147.112747192383" calcext:value-type="float">
            <text:p>-147.112747192383</text:p>
          </table:table-cell>
          <table:table-cell office:value-type="float" office:value="188796081664" calcext:value-type="float">
            <text:p>188796081664</text:p>
          </table:table-cell>
          <table:table-cell office:value-type="float" office:value="-104.94482421875" calcext:value-type="float">
            <text:p>-104.94482421875</text:p>
          </table:table-cell>
          <table:table-cell/>
          <table:table-cell table:formula="of:=INDEX([.$A$1:.$A$2072]; 400; 1)" office:value-type="float" office:value="287091611136" calcext:value-type="float">
            <text:p>287091611136</text:p>
          </table:table-cell>
          <table:table-cell table:formula="of:=[.$G$7] * [.$F$409] + [.$G$8]" office:value-type="float" office:value="-147.777033498511" calcext:value-type="float">
            <text:p>-147.777033498511</text:p>
          </table:table-cell>
          <table:table-cell/>
          <table:table-cell table:formula="of:=INDEX([.$C$1:.$C$2072]; 400; 1)" office:value-type="float" office:value="188796311296" calcext:value-type="float">
            <text:p>188796311296</text:p>
          </table:table-cell>
          <table:table-cell table:formula="of:=[.$J$7] * [.$I$409] + [.$J$8]" office:value-type="float" office:value="-95.367520712316" calcext:value-type="float">
            <text:p>-95.367520712316</text:p>
          </table:table-cell>
        </table:table-row>
        <table:table-row table:style-name="ro1">
          <table:table-cell office:value-type="float" office:value="287091643904" calcext:value-type="float">
            <text:p>287091643904</text:p>
          </table:table-cell>
          <table:table-cell office:value-type="float" office:value="-146.725433349609" calcext:value-type="float">
            <text:p>-146.725433349609</text:p>
          </table:table-cell>
          <table:table-cell office:value-type="float" office:value="188796054784" calcext:value-type="float">
            <text:p>188796054784</text:p>
          </table:table-cell>
          <table:table-cell office:value-type="float" office:value="-106.20809173584" calcext:value-type="float">
            <text:p>-106.20809173584</text:p>
          </table:table-cell>
          <table:table-cell/>
          <table:table-cell table:formula="of:=INDEX([.$A$1:.$A$2072]; 401; 1)" office:value-type="float" office:value="287091609344" calcext:value-type="float">
            <text:p>287091609344</text:p>
          </table:table-cell>
          <table:table-cell table:formula="of:=[.$G$7] * [.$F$410] + [.$G$8]" office:value-type="float" office:value="-147.862643349916" calcext:value-type="float">
            <text:p>-147.862643349916</text:p>
          </table:table-cell>
          <table:table-cell/>
          <table:table-cell table:formula="of:=INDEX([.$C$1:.$C$2072]; 401; 1)" office:value-type="float" office:value="188796281600" calcext:value-type="float">
            <text:p>188796281600</text:p>
          </table:table-cell>
          <table:table-cell table:formula="of:=[.$J$7] * [.$I$410] + [.$J$8]" office:value-type="float" office:value="-96.7872748803347" calcext:value-type="float">
            <text:p>-96.7872748803347</text:p>
          </table:table-cell>
        </table:table-row>
        <table:table-row table:style-name="ro1">
          <table:table-cell office:value-type="float" office:value="287091646976" calcext:value-type="float">
            <text:p>287091646976</text:p>
          </table:table-cell>
          <table:table-cell office:value-type="float" office:value="-146.592239379883" calcext:value-type="float">
            <text:p>-146.592239379883</text:p>
          </table:table-cell>
          <table:table-cell office:value-type="float" office:value="188796045824" calcext:value-type="float">
            <text:p>188796045824</text:p>
          </table:table-cell>
          <table:table-cell office:value-type="float" office:value="-106.637992858887" calcext:value-type="float">
            <text:p>-106.637992858887</text:p>
          </table:table-cell>
          <table:table-cell/>
          <table:table-cell table:formula="of:=INDEX([.$A$1:.$A$2072]; 402; 1)" office:value-type="float" office:value="287091607296" calcext:value-type="float">
            <text:p>287091607296</text:p>
          </table:table-cell>
          <table:table-cell table:formula="of:=[.$G$7] * [.$F$411] + [.$G$8]" office:value-type="float" office:value="-147.960483180359" calcext:value-type="float">
            <text:p>-147.960483180359</text:p>
          </table:table-cell>
          <table:table-cell/>
          <table:table-cell table:formula="of:=INDEX([.$C$1:.$C$2072]; 402; 1)" office:value-type="float" office:value="188796253440" calcext:value-type="float">
            <text:p>188796253440</text:p>
          </table:table-cell>
          <table:table-cell table:formula="of:=[.$J$7] * [.$I$411] + [.$J$8]" office:value-type="float" office:value="-98.1335934884846" calcext:value-type="float">
            <text:p>-98.1335934884846</text:p>
          </table:table-cell>
        </table:table-row>
        <table:table-row table:style-name="ro1">
          <table:table-cell office:value-type="float" office:value="287091669248" calcext:value-type="float">
            <text:p>287091669248</text:p>
          </table:table-cell>
          <table:table-cell office:value-type="float" office:value="-145.551406860352" calcext:value-type="float">
            <text:p>-145.551406860352</text:p>
          </table:table-cell>
          <table:table-cell office:value-type="float" office:value="188795983104" calcext:value-type="float">
            <text:p>188795983104</text:p>
          </table:table-cell>
          <table:table-cell office:value-type="float" office:value="-109.648002624512" calcext:value-type="float">
            <text:p>-109.648002624512</text:p>
          </table:table-cell>
          <table:table-cell/>
          <table:table-cell table:formula="of:=INDEX([.$A$1:.$A$2072]; 403; 1)" office:value-type="float" office:value="287091606528" calcext:value-type="float">
            <text:p>287091606528</text:p>
          </table:table-cell>
          <table:table-cell table:formula="of:=[.$G$7] * [.$F$412] + [.$G$8]" office:value-type="float" office:value="-147.997173115611" calcext:value-type="float">
            <text:p>-147.997173115611</text:p>
          </table:table-cell>
          <table:table-cell/>
          <table:table-cell table:formula="of:=INDEX([.$C$1:.$C$2072]; 403; 1)" office:value-type="float" office:value="188796244224" calcext:value-type="float">
            <text:p>188796244224</text:p>
          </table:table-cell>
          <table:table-cell table:formula="of:=[.$J$7] * [.$I$412] + [.$J$8]" office:value-type="float" office:value="-98.5742068514228" calcext:value-type="float">
            <text:p>-98.5742068514228</text:p>
          </table:table-cell>
        </table:table-row>
        <table:table-row table:style-name="ro1">
          <table:table-cell office:value-type="float" office:value="287091678464" calcext:value-type="float">
            <text:p>287091678464</text:p>
          </table:table-cell>
          <table:table-cell office:value-type="float" office:value="-145.106979370117" calcext:value-type="float">
            <text:p>-145.106979370117</text:p>
          </table:table-cell>
          <table:table-cell office:value-type="float" office:value="188795956224" calcext:value-type="float">
            <text:p>188795956224</text:p>
          </table:table-cell>
          <table:table-cell office:value-type="float" office:value="-110.928970336914" calcext:value-type="float">
            <text:p>-110.928970336914</text:p>
          </table:table-cell>
          <table:table-cell/>
          <table:table-cell table:formula="of:=INDEX([.$A$1:.$A$2072]; 404; 1)" office:value-type="float" office:value="287091604992" calcext:value-type="float">
            <text:p>287091604992</text:p>
          </table:table-cell>
          <table:table-cell table:formula="of:=[.$G$7] * [.$F$413] + [.$G$8]" office:value-type="float" office:value="-148.070552987978" calcext:value-type="float">
            <text:p>-148.070552987978</text:p>
          </table:table-cell>
          <table:table-cell/>
          <table:table-cell table:formula="of:=INDEX([.$C$1:.$C$2072]; 404; 1)" office:value-type="float" office:value="188796216576" calcext:value-type="float">
            <text:p>188796216576</text:p>
          </table:table-cell>
          <table:table-cell table:formula="of:=[.$J$7] * [.$I$413] + [.$J$8]" office:value-type="float" office:value="-99.8960469383746" calcext:value-type="float">
            <text:p>-99.8960469383746</text:p>
          </table:table-cell>
        </table:table-row>
        <table:table-row table:style-name="ro1">
          <table:table-cell office:value-type="float" office:value="287091681536" calcext:value-type="float">
            <text:p>287091681536</text:p>
          </table:table-cell>
          <table:table-cell office:value-type="float" office:value="-144.95915222168" calcext:value-type="float">
            <text:p>-144.95915222168</text:p>
          </table:table-cell>
          <table:table-cell office:value-type="float" office:value="188795947264" calcext:value-type="float">
            <text:p>188795947264</text:p>
          </table:table-cell>
          <table:table-cell office:value-type="float" office:value="-111.35457611084" calcext:value-type="float">
            <text:p>-111.35457611084</text:p>
          </table:table-cell>
          <table:table-cell/>
          <table:table-cell table:formula="of:=INDEX([.$A$1:.$A$2072]; 405; 1)" office:value-type="float" office:value="287091604992" calcext:value-type="float">
            <text:p>287091604992</text:p>
          </table:table-cell>
          <table:table-cell table:formula="of:=[.$G$7] * [.$F$414] + [.$G$8]" office:value-type="float" office:value="-148.070552987978" calcext:value-type="float">
            <text:p>-148.070552987978</text:p>
          </table:table-cell>
          <table:table-cell/>
          <table:table-cell table:formula="of:=INDEX([.$C$1:.$C$2072]; 405; 1)" office:value-type="float" office:value="188796207360" calcext:value-type="float">
            <text:p>188796207360</text:p>
          </table:table-cell>
          <table:table-cell table:formula="of:=[.$J$7] * [.$I$414] + [.$J$8]" office:value-type="float" office:value="-100.336660301313" calcext:value-type="float">
            <text:p>-100.336660301313</text:p>
          </table:table-cell>
        </table:table-row>
        <table:table-row table:style-name="ro1">
          <table:table-cell office:value-type="float" office:value="287091716096" calcext:value-type="float">
            <text:p>287091716096</text:p>
          </table:table-cell>
          <table:table-cell office:value-type="float" office:value="-143.431350708008" calcext:value-type="float">
            <text:p>-143.431350708008</text:p>
          </table:table-cell>
          <table:table-cell office:value-type="float" office:value="188795855104" calcext:value-type="float">
            <text:p>188795855104</text:p>
          </table:table-cell>
          <table:table-cell office:value-type="float" office:value="-115.666488647461" calcext:value-type="float">
            <text:p>-115.666488647461</text:p>
          </table:table-cell>
          <table:table-cell/>
          <table:table-cell table:formula="of:=INDEX([.$A$1:.$A$2072]; 406; 1)" office:value-type="float" office:value="287091606528" calcext:value-type="float">
            <text:p>287091606528</text:p>
          </table:table-cell>
          <table:table-cell table:formula="of:=[.$G$7] * [.$F$415] + [.$G$8]" office:value-type="float" office:value="-147.997173115611" calcext:value-type="float">
            <text:p>-147.997173115611</text:p>
          </table:table-cell>
          <table:table-cell/>
          <table:table-cell table:formula="of:=INDEX([.$C$1:.$C$2072]; 406; 1)" office:value-type="float" office:value="188796178944" calcext:value-type="float">
            <text:p>188796178944</text:p>
          </table:table-cell>
          <table:table-cell table:formula="of:=[.$J$7] * [.$I$415] + [.$J$8]" office:value-type="float" office:value="-101.695218170062" calcext:value-type="float">
            <text:p>-101.695218170062</text:p>
          </table:table-cell>
        </table:table-row>
        <table:table-row table:style-name="ro1">
          <table:table-cell office:value-type="float" office:value="287091734528" calcext:value-type="float">
            <text:p>287091734528</text:p>
          </table:table-cell>
          <table:table-cell office:value-type="float" office:value="-142.721115112305" calcext:value-type="float">
            <text:p>-142.721115112305</text:p>
          </table:table-cell>
          <table:table-cell office:value-type="float" office:value="188795823360" calcext:value-type="float">
            <text:p>188795823360</text:p>
          </table:table-cell>
          <table:table-cell office:value-type="float" office:value="-117.244216918945" calcext:value-type="float">
            <text:p>-117.244216918945</text:p>
          </table:table-cell>
          <table:table-cell/>
          <table:table-cell table:formula="of:=INDEX([.$A$1:.$A$2072]; 407; 1)" office:value-type="float" office:value="287091612160" calcext:value-type="float">
            <text:p>287091612160</text:p>
          </table:table-cell>
          <table:table-cell table:formula="of:=[.$G$7] * [.$F$416] + [.$G$8]" office:value-type="float" office:value="-147.72811358422" calcext:value-type="float">
            <text:p>-147.72811358422</text:p>
          </table:table-cell>
          <table:table-cell/>
          <table:table-cell table:formula="of:=INDEX([.$C$1:.$C$2072]; 407; 1)" office:value-type="float" office:value="188796150784" calcext:value-type="float">
            <text:p>188796150784</text:p>
          </table:table-cell>
          <table:table-cell table:formula="of:=[.$J$7] * [.$I$416] + [.$J$8]" office:value-type="float" office:value="-103.041536776349" calcext:value-type="float">
            <text:p>-103.041536776349</text:p>
          </table:table-cell>
        </table:table-row>
        <table:table-row table:style-name="ro1">
          <table:table-cell office:value-type="float" office:value="287091750400" calcext:value-type="float">
            <text:p>287091750400</text:p>
          </table:table-cell>
          <table:table-cell office:value-type="float" office:value="-142.130111694336" calcext:value-type="float">
            <text:p>-142.130111694336</text:p>
          </table:table-cell>
          <table:table-cell office:value-type="float" office:value="188795803392" calcext:value-type="float">
            <text:p>188795803392</text:p>
          </table:table-cell>
          <table:table-cell office:value-type="float" office:value="-118.282585144043" calcext:value-type="float">
            <text:p>-118.282585144043</text:p>
          </table:table-cell>
          <table:table-cell/>
          <table:table-cell table:formula="of:=INDEX([.$A$1:.$A$2072]; 408; 1)" office:value-type="float" office:value="287091614976" calcext:value-type="float">
            <text:p>287091614976</text:p>
          </table:table-cell>
          <table:table-cell table:formula="of:=[.$G$7] * [.$F$417] + [.$G$8]" office:value-type="float" office:value="-147.593583816662" calcext:value-type="float">
            <text:p>-147.593583816662</text:p>
          </table:table-cell>
          <table:table-cell/>
          <table:table-cell table:formula="of:=INDEX([.$C$1:.$C$2072]; 408; 1)" office:value-type="float" office:value="188796141824" calcext:value-type="float">
            <text:p>188796141824</text:p>
          </table:table-cell>
          <table:table-cell table:formula="of:=[.$J$7] * [.$I$417] + [.$J$8]" office:value-type="float" office:value="-103.469910878688" calcext:value-type="float">
            <text:p>-103.469910878688</text:p>
          </table:table-cell>
        </table:table-row>
        <table:table-row table:style-name="ro1">
          <table:table-cell office:value-type="float" office:value="287091768320" calcext:value-type="float">
            <text:p>287091768320</text:p>
          </table:table-cell>
          <table:table-cell office:value-type="float" office:value="-141.42057800293" calcext:value-type="float">
            <text:p>-141.42057800293</text:p>
          </table:table-cell>
          <table:table-cell office:value-type="float" office:value="188795784704" calcext:value-type="float">
            <text:p>188795784704</text:p>
          </table:table-cell>
          <table:table-cell office:value-type="float" office:value="-119.271705627441" calcext:value-type="float">
            <text:p>-119.271705627441</text:p>
          </table:table-cell>
          <table:table-cell/>
          <table:table-cell table:formula="of:=INDEX([.$A$1:.$A$2072]; 409; 1)" office:value-type="float" office:value="287091635712" calcext:value-type="float">
            <text:p>287091635712</text:p>
          </table:table-cell>
          <table:table-cell table:formula="of:=[.$G$7] * [.$F$418] + [.$G$8]" office:value-type="float" office:value="-146.602955538779" calcext:value-type="float">
            <text:p>-146.602955538779</text:p>
          </table:table-cell>
          <table:table-cell/>
          <table:table-cell table:formula="of:=INDEX([.$C$1:.$C$2072]; 409; 1)" office:value-type="float" office:value="188796081664" calcext:value-type="float">
            <text:p>188796081664</text:p>
          </table:table-cell>
          <table:table-cell table:formula="of:=[.$J$7] * [.$I$418] + [.$J$8]" office:value-type="float" office:value="-106.346136996523" calcext:value-type="float">
            <text:p>-106.346136996523</text:p>
          </table:table-cell>
        </table:table-row>
        <table:table-row table:style-name="ro1">
          <table:table-cell office:value-type="float" office:value="287091795200" calcext:value-type="float">
            <text:p>287091795200</text:p>
          </table:table-cell>
          <table:table-cell office:value-type="float" office:value="-140.210296630859" calcext:value-type="float">
            <text:p>-140.210296630859</text:p>
          </table:table-cell>
          <table:table-cell office:value-type="float" office:value="188795754240" calcext:value-type="float">
            <text:p>188795754240</text:p>
          </table:table-cell>
          <table:table-cell office:value-type="float" office:value="-120.737762451172" calcext:value-type="float">
            <text:p>-120.737762451172</text:p>
          </table:table-cell>
          <table:table-cell/>
          <table:table-cell table:formula="of:=INDEX([.$A$1:.$A$2072]; 410; 1)" office:value-type="float" office:value="287091643904" calcext:value-type="float">
            <text:p>287091643904</text:p>
          </table:table-cell>
          <table:table-cell table:formula="of:=[.$G$7] * [.$F$419] + [.$G$8]" office:value-type="float" office:value="-146.211596218869" calcext:value-type="float">
            <text:p>-146.211596218869</text:p>
          </table:table-cell>
          <table:table-cell/>
          <table:table-cell table:formula="of:=INDEX([.$C$1:.$C$2072]; 410; 1)" office:value-type="float" office:value="188796054784" calcext:value-type="float">
            <text:p>188796054784</text:p>
          </table:table-cell>
          <table:table-cell table:formula="of:=[.$J$7] * [.$I$419] + [.$J$8]" office:value-type="float" office:value="-107.63125930354" calcext:value-type="float">
            <text:p>-107.63125930354</text:p>
          </table:table-cell>
        </table:table-row>
        <table:table-row table:style-name="ro1">
          <table:table-cell office:value-type="float" office:value="287091944192" calcext:value-type="float">
            <text:p>287091944192</text:p>
          </table:table-cell>
          <table:table-cell office:value-type="float" office:value="-133.362045288086" calcext:value-type="float">
            <text:p>-133.362045288086</text:p>
          </table:table-cell>
          <table:table-cell office:value-type="float" office:value="188795629568" calcext:value-type="float">
            <text:p>188795629568</text:p>
          </table:table-cell>
          <table:table-cell office:value-type="float" office:value="-126.842025756836" calcext:value-type="float">
            <text:p>-126.842025756836</text:p>
          </table:table-cell>
          <table:table-cell/>
          <table:table-cell table:formula="of:=INDEX([.$A$1:.$A$2072]; 411; 1)" office:value-type="float" office:value="287091646976" calcext:value-type="float">
            <text:p>287091646976</text:p>
          </table:table-cell>
          <table:table-cell table:formula="of:=[.$G$7] * [.$F$420] + [.$G$8]" office:value-type="float" office:value="-146.064836472273" calcext:value-type="float">
            <text:p>-146.064836472273</text:p>
          </table:table-cell>
          <table:table-cell/>
          <table:table-cell table:formula="of:=INDEX([.$C$1:.$C$2072]; 411; 1)" office:value-type="float" office:value="188796045824" calcext:value-type="float">
            <text:p>188796045824</text:p>
          </table:table-cell>
          <table:table-cell table:formula="of:=[.$J$7] * [.$I$420] + [.$J$8]" office:value-type="float" office:value="-108.059633405879" calcext:value-type="float">
            <text:p>-108.059633405879</text:p>
          </table:table-cell>
        </table:table-row>
        <table:table-row table:style-name="ro1">
          <table:table-cell office:value-type="float" office:value="287092203520" calcext:value-type="float">
            <text:p>287092203520</text:p>
          </table:table-cell>
          <table:table-cell office:value-type="float" office:value="-121.32373046875" calcext:value-type="float">
            <text:p>-121.32373046875</text:p>
          </table:table-cell>
          <table:table-cell office:value-type="float" office:value="188795480832" calcext:value-type="float">
            <text:p>188795480832</text:p>
          </table:table-cell>
          <table:table-cell office:value-type="float" office:value="-134.526153564453" calcext:value-type="float">
            <text:p>-134.526153564453</text:p>
          </table:table-cell>
          <table:table-cell/>
          <table:table-cell table:formula="of:=INDEX([.$A$1:.$A$2072]; 412; 1)" office:value-type="float" office:value="287091669248" calcext:value-type="float">
            <text:p>287091669248</text:p>
          </table:table-cell>
          <table:table-cell table:formula="of:=[.$G$7] * [.$F$421] + [.$G$8]" office:value-type="float" office:value="-145.000828322023" calcext:value-type="float">
            <text:p>-145.000828322023</text:p>
          </table:table-cell>
          <table:table-cell/>
          <table:table-cell table:formula="of:=INDEX([.$C$1:.$C$2072]; 412; 1)" office:value-type="float" office:value="188795983104" calcext:value-type="float">
            <text:p>188795983104</text:p>
          </table:table-cell>
          <table:table-cell table:formula="of:=[.$J$7] * [.$I$421] + [.$J$8]" office:value-type="float" office:value="-111.058252124116" calcext:value-type="float">
            <text:p>-111.058252124116</text:p>
          </table:table-cell>
        </table:table-row>
        <table:table-row table:style-name="ro1">
          <table:table-cell office:value-type="float" office:value="287092363776" calcext:value-type="float">
            <text:p>287092363776</text:p>
          </table:table-cell>
          <table:table-cell office:value-type="float" office:value="-113.687660217285" calcext:value-type="float">
            <text:p>-113.687660217285</text:p>
          </table:table-cell>
          <table:table-cell office:value-type="float" office:value="188795445760" calcext:value-type="float">
            <text:p>188795445760</text:p>
          </table:table-cell>
          <table:table-cell office:value-type="float" office:value="-136.417785644531" calcext:value-type="float">
            <text:p>-136.417785644531</text:p>
          </table:table-cell>
          <table:table-cell/>
          <table:table-cell table:formula="of:=INDEX([.$A$1:.$A$2072]; 413; 1)" office:value-type="float" office:value="287091678464" calcext:value-type="float">
            <text:p>287091678464</text:p>
          </table:table-cell>
          <table:table-cell table:formula="of:=[.$G$7] * [.$F$422] + [.$G$8]" office:value-type="float" office:value="-144.56054908596" calcext:value-type="float">
            <text:p>-144.56054908596</text:p>
          </table:table-cell>
          <table:table-cell/>
          <table:table-cell table:formula="of:=INDEX([.$C$1:.$C$2072]; 413; 1)" office:value-type="float" office:value="188795956224" calcext:value-type="float">
            <text:p>188795956224</text:p>
          </table:table-cell>
          <table:table-cell table:formula="of:=[.$J$7] * [.$I$422] + [.$J$8]" office:value-type="float" office:value="-112.343374431133" calcext:value-type="float">
            <text:p>-112.343374431133</text:p>
          </table:table-cell>
        </table:table-row>
        <table:table-row table:style-name="ro1">
          <table:table-cell office:value-type="float" office:value="287092395776" calcext:value-type="float">
            <text:p>287092395776</text:p>
          </table:table-cell>
          <table:table-cell office:value-type="float" office:value="-112.162109375" calcext:value-type="float">
            <text:p>-112.162109375</text:p>
          </table:table-cell>
          <table:table-cell office:value-type="float" office:value="188795440384" calcext:value-type="float">
            <text:p>188795440384</text:p>
          </table:table-cell>
          <table:table-cell office:value-type="float" office:value="-136.680511474609" calcext:value-type="float">
            <text:p>-136.680511474609</text:p>
          </table:table-cell>
          <table:table-cell/>
          <table:table-cell table:formula="of:=INDEX([.$A$1:.$A$2072]; 414; 1)" office:value-type="float" office:value="287091681536" calcext:value-type="float">
            <text:p>287091681536</text:p>
          </table:table-cell>
          <table:table-cell table:formula="of:=[.$G$7] * [.$F$423] + [.$G$8]" office:value-type="float" office:value="-144.413789341226" calcext:value-type="float">
            <text:p>-144.413789341226</text:p>
          </table:table-cell>
          <table:table-cell/>
          <table:table-cell table:formula="of:=INDEX([.$C$1:.$C$2072]; 414; 1)" office:value-type="float" office:value="188795947264" calcext:value-type="float">
            <text:p>188795947264</text:p>
          </table:table-cell>
          <table:table-cell table:formula="of:=[.$J$7] * [.$I$423] + [.$J$8]" office:value-type="float" office:value="-112.771748533472" calcext:value-type="float">
            <text:p>-112.771748533472</text:p>
          </table:table-cell>
        </table:table-row>
        <table:table-row table:style-name="ro1">
          <table:table-cell office:value-type="float" office:value="287092560384" calcext:value-type="float">
            <text:p>287092560384</text:p>
          </table:table-cell>
          <table:table-cell office:value-type="float" office:value="-104.298866271973" calcext:value-type="float">
            <text:p>-104.298866271973</text:p>
          </table:table-cell>
          <table:table-cell office:value-type="float" office:value="188795438336" calcext:value-type="float">
            <text:p>188795438336</text:p>
          </table:table-cell>
          <table:table-cell office:value-type="float" office:value="-137.197891235352" calcext:value-type="float">
            <text:p>-137.197891235352</text:p>
          </table:table-cell>
          <table:table-cell/>
          <table:table-cell table:formula="of:=INDEX([.$A$1:.$A$2072]; 415; 1)" office:value-type="float" office:value="287091716096" calcext:value-type="float">
            <text:p>287091716096</text:p>
          </table:table-cell>
          <table:table-cell table:formula="of:=[.$G$7] * [.$F$424] + [.$G$8]" office:value-type="float" office:value="-142.76274221018" calcext:value-type="float">
            <text:p>-142.76274221018</text:p>
          </table:table-cell>
          <table:table-cell/>
          <table:table-cell table:formula="of:=INDEX([.$C$1:.$C$2072]; 415; 1)" office:value-type="float" office:value="188795855104" calcext:value-type="float">
            <text:p>188795855104</text:p>
          </table:table-cell>
          <table:table-cell table:formula="of:=[.$J$7] * [.$I$424] + [.$J$8]" office:value-type="float" office:value="-117.177882159129" calcext:value-type="float">
            <text:p>-117.177882159129</text:p>
          </table:table-cell>
        </table:table-row>
        <table:table-row table:style-name="ro1">
          <table:table-cell office:value-type="float" office:value="287092754176" calcext:value-type="float">
            <text:p>287092754176</text:p>
          </table:table-cell>
          <table:table-cell office:value-type="float" office:value="-94.9817047119141" calcext:value-type="float">
            <text:p>-94.9817047119141</text:p>
          </table:table-cell>
          <table:table-cell office:value-type="float" office:value="188795424512" calcext:value-type="float">
            <text:p>188795424512</text:p>
          </table:table-cell>
          <table:table-cell office:value-type="float" office:value="-137.240234375" calcext:value-type="float">
            <text:p>-137.240234375</text:p>
          </table:table-cell>
          <table:table-cell/>
          <table:table-cell table:formula="of:=INDEX([.$A$1:.$A$2072]; 416; 1)" office:value-type="float" office:value="287091734528" calcext:value-type="float">
            <text:p>287091734528</text:p>
          </table:table-cell>
          <table:table-cell table:formula="of:=[.$G$7] * [.$F$425] + [.$G$8]" office:value-type="float" office:value="-141.882183739915" calcext:value-type="float">
            <text:p>-141.882183739915</text:p>
          </table:table-cell>
          <table:table-cell/>
          <table:table-cell table:formula="of:=INDEX([.$C$1:.$C$2072]; 416; 1)" office:value-type="float" office:value="188795823360" calcext:value-type="float">
            <text:p>188795823360</text:p>
          </table:table-cell>
          <table:table-cell table:formula="of:=[.$J$7] * [.$I$425] + [.$J$8]" office:value-type="float" office:value="-118.695550408214" calcext:value-type="float">
            <text:p>-118.695550408214</text:p>
          </table:table-cell>
        </table:table-row>
        <table:table-row table:style-name="ro1">
          <table:table-cell office:value-type="float" office:value="287092853248" calcext:value-type="float">
            <text:p>287092853248</text:p>
          </table:table-cell>
          <table:table-cell office:value-type="float" office:value="-89.7792434692383" calcext:value-type="float">
            <text:p>-89.7792434692383</text:p>
          </table:table-cell>
          <table:table-cell office:value-type="float" office:value="188795365888" calcext:value-type="float">
            <text:p>188795365888</text:p>
          </table:table-cell>
          <table:table-cell office:value-type="float" office:value="-139.467483520508" calcext:value-type="float">
            <text:p>-139.467483520508</text:p>
          </table:table-cell>
          <table:table-cell/>
          <table:table-cell table:formula="of:=INDEX([.$A$1:.$A$2072]; 417; 1)" office:value-type="float" office:value="287091750400" calcext:value-type="float">
            <text:p>287091750400</text:p>
          </table:table-cell>
          <table:table-cell table:formula="of:=[.$G$7] * [.$F$426] + [.$G$8]" office:value-type="float" office:value="-141.123925056309" calcext:value-type="float">
            <text:p>-141.123925056309</text:p>
          </table:table-cell>
          <table:table-cell/>
          <table:table-cell table:formula="of:=INDEX([.$C$1:.$C$2072]; 417; 1)" office:value-type="float" office:value="188795803392" calcext:value-type="float">
            <text:p>188795803392</text:p>
          </table:table-cell>
          <table:table-cell table:formula="of:=[.$J$7] * [.$I$426] + [.$J$8]" office:value-type="float" office:value="-119.650212693959" calcext:value-type="float">
            <text:p>-119.650212693959</text:p>
          </table:table-cell>
        </table:table-row>
        <table:table-row table:style-name="ro1">
          <table:table-cell office:value-type="float" office:value="287092865024" calcext:value-type="float">
            <text:p>287092865024</text:p>
          </table:table-cell>
          <table:table-cell office:value-type="float" office:value="-89.2007827758789" calcext:value-type="float">
            <text:p>-89.2007827758789</text:p>
          </table:table-cell>
          <table:table-cell office:value-type="float" office:value="188795357696" calcext:value-type="float">
            <text:p>188795357696</text:p>
          </table:table-cell>
          <table:table-cell office:value-type="float" office:value="-139.853118896484" calcext:value-type="float">
            <text:p>-139.853118896484</text:p>
          </table:table-cell>
          <table:table-cell/>
          <table:table-cell table:formula="of:=INDEX([.$A$1:.$A$2072]; 418; 1)" office:value-type="float" office:value="287091768320" calcext:value-type="float">
            <text:p>287091768320</text:p>
          </table:table-cell>
          <table:table-cell table:formula="of:=[.$G$7] * [.$F$427] + [.$G$8]" office:value-type="float" office:value="-140.267826544121" calcext:value-type="float">
            <text:p>-140.267826544121</text:p>
          </table:table-cell>
          <table:table-cell/>
          <table:table-cell table:formula="of:=INDEX([.$C$1:.$C$2072]; 418; 1)" office:value-type="float" office:value="188795784704" calcext:value-type="float">
            <text:p>188795784704</text:p>
          </table:table-cell>
          <table:table-cell table:formula="of:=[.$J$7] * [.$I$427] + [.$J$8]" office:value-type="float" office:value="-120.543678678572" calcext:value-type="float">
            <text:p>-120.543678678572</text:p>
          </table:table-cell>
        </table:table-row>
        <table:table-row table:style-name="ro1">
          <table:table-cell office:value-type="float" office:value="287092897792" calcext:value-type="float">
            <text:p>287092897792</text:p>
          </table:table-cell>
          <table:table-cell office:value-type="float" office:value="-87.5602111816406" calcext:value-type="float">
            <text:p>-87.5602111816406</text:p>
          </table:table-cell>
          <table:table-cell office:value-type="float" office:value="188795331072" calcext:value-type="float">
            <text:p>188795331072</text:p>
          </table:table-cell>
          <table:table-cell office:value-type="float" office:value="-141.069961547852" calcext:value-type="float">
            <text:p>-141.069961547852</text:p>
          </table:table-cell>
          <table:table-cell/>
          <table:table-cell table:formula="of:=INDEX([.$A$1:.$A$2072]; 419; 1)" office:value-type="float" office:value="287091795200" calcext:value-type="float">
            <text:p>287091795200</text:p>
          </table:table-cell>
          <table:table-cell table:formula="of:=[.$G$7] * [.$F$428] + [.$G$8]" office:value-type="float" office:value="-138.983678774908" calcext:value-type="float">
            <text:p>-138.983678774908</text:p>
          </table:table-cell>
          <table:table-cell/>
          <table:table-cell table:formula="of:=INDEX([.$C$1:.$C$2072]; 419; 1)" office:value-type="float" office:value="188795754240" calcext:value-type="float">
            <text:p>188795754240</text:p>
          </table:table-cell>
          <table:table-cell table:formula="of:=[.$J$7] * [.$I$428] + [.$J$8]" office:value-type="float" office:value="-122.000150626525" calcext:value-type="float">
            <text:p>-122.000150626525</text:p>
          </table:table-cell>
        </table:table-row>
        <table:table-row table:style-name="ro1">
          <table:table-cell office:value-type="float" office:value="287092916992" calcext:value-type="float">
            <text:p>287092916992</text:p>
          </table:table-cell>
          <table:table-cell office:value-type="float" office:value="-86.5531616210938" calcext:value-type="float">
            <text:p>-86.5531616210938</text:p>
          </table:table-cell>
          <table:table-cell office:value-type="float" office:value="188795311616" calcext:value-type="float">
            <text:p>188795311616</text:p>
          </table:table-cell>
          <table:table-cell office:value-type="float" office:value="-141.931732177734" calcext:value-type="float">
            <text:p>-141.931732177734</text:p>
          </table:table-cell>
          <table:table-cell/>
          <table:table-cell table:formula="of:=INDEX([.$A$1:.$A$2072]; 420; 1)" office:value-type="float" office:value="287091944192" calcext:value-type="float">
            <text:p>287091944192</text:p>
          </table:table-cell>
          <table:table-cell table:formula="of:=[.$G$7] * [.$F$429] + [.$G$8]" office:value-type="float" office:value="-131.865831140429" calcext:value-type="float">
            <text:p>-131.865831140429</text:p>
          </table:table-cell>
          <table:table-cell/>
          <table:table-cell table:formula="of:=INDEX([.$C$1:.$C$2072]; 420; 1)" office:value-type="float" office:value="188795629568" calcext:value-type="float">
            <text:p>188795629568</text:p>
          </table:table-cell>
          <table:table-cell table:formula="of:=[.$J$7] * [.$I$429] + [.$J$8]" office:value-type="float" office:value="-127.960670281202" calcext:value-type="float">
            <text:p>-127.960670281202</text:p>
          </table:table-cell>
        </table:table-row>
        <table:table-row table:style-name="ro1">
          <table:table-cell office:value-type="float" office:value="287092925952" calcext:value-type="float">
            <text:p>287092925952</text:p>
          </table:table-cell>
          <table:table-cell office:value-type="float" office:value="-86.0795288085938" calcext:value-type="float">
            <text:p>-86.0795288085938</text:p>
          </table:table-cell>
          <table:table-cell office:value-type="float" office:value="188795301376" calcext:value-type="float">
            <text:p>188795301376</text:p>
          </table:table-cell>
          <table:table-cell office:value-type="float" office:value="-142.383758544922" calcext:value-type="float">
            <text:p>-142.383758544922</text:p>
          </table:table-cell>
          <table:table-cell/>
          <table:table-cell table:formula="of:=INDEX([.$A$1:.$A$2072]; 421; 1)" office:value-type="float" office:value="287092203520" calcext:value-type="float">
            <text:p>287092203520</text:p>
          </table:table-cell>
          <table:table-cell table:formula="of:=[.$G$7] * [.$F$430] + [.$G$8]" office:value-type="float" office:value="-119.476862663403" calcext:value-type="float">
            <text:p>-119.476862663403</text:p>
          </table:table-cell>
          <table:table-cell/>
          <table:table-cell table:formula="of:=INDEX([.$C$1:.$C$2072]; 421; 1)" office:value-type="float" office:value="188795480832" calcext:value-type="float">
            <text:p>188795480832</text:p>
          </table:table-cell>
          <table:table-cell table:formula="of:=[.$J$7] * [.$I$430] + [.$J$8]" office:value-type="float" office:value="-135.071680381894" calcext:value-type="float">
            <text:p>-135.071680381894</text:p>
          </table:table-cell>
        </table:table-row>
        <table:table-row table:style-name="ro1">
          <table:table-cell office:value-type="float" office:value="287092974080" calcext:value-type="float">
            <text:p>287092974080</text:p>
          </table:table-cell>
          <table:table-cell office:value-type="float" office:value="-82.8451232910156" calcext:value-type="float">
            <text:p>-82.8451232910156</text:p>
          </table:table-cell>
          <table:table-cell office:value-type="float" office:value="188795163392" calcext:value-type="float">
            <text:p>188795163392</text:p>
          </table:table-cell>
          <table:table-cell office:value-type="float" office:value="-148.546585083008" calcext:value-type="float">
            <text:p>-148.546585083008</text:p>
          </table:table-cell>
          <table:table-cell/>
          <table:table-cell table:formula="of:=INDEX([.$A$1:.$A$2072]; 422; 1)" office:value-type="float" office:value="287092363776" calcext:value-type="float">
            <text:p>287092363776</text:p>
          </table:table-cell>
          <table:table-cell table:formula="of:=[.$G$7] * [.$F$431] + [.$G$8]" office:value-type="float" office:value="-111.82089596428" calcext:value-type="float">
            <text:p>-111.82089596428</text:p>
          </table:table-cell>
          <table:table-cell/>
          <table:table-cell table:formula="of:=INDEX([.$C$1:.$C$2072]; 422; 1)" office:value-type="float" office:value="188795445760" calcext:value-type="float">
            <text:p>188795445760</text:p>
          </table:table-cell>
          <table:table-cell table:formula="of:=[.$J$7] * [.$I$431] + [.$J$8]" office:value-type="float" office:value="-136.748459013179" calcext:value-type="float">
            <text:p>-136.748459013179</text:p>
          </table:table-cell>
        </table:table-row>
        <table:table-row table:style-name="ro1">
          <table:table-cell office:value-type="float" office:value="287092977920" calcext:value-type="float">
            <text:p>287092977920</text:p>
          </table:table-cell>
          <table:table-cell office:value-type="float" office:value="-82.6067352294922" calcext:value-type="float">
            <text:p>-82.6067352294922</text:p>
          </table:table-cell>
          <table:table-cell office:value-type="float" office:value="188795135232" calcext:value-type="float">
            <text:p>188795135232</text:p>
          </table:table-cell>
          <table:table-cell office:value-type="float" office:value="-149.86083984375" calcext:value-type="float">
            <text:p>-149.86083984375</text:p>
          </table:table-cell>
          <table:table-cell/>
          <table:table-cell table:formula="of:=INDEX([.$A$1:.$A$2072]; 423; 1)" office:value-type="float" office:value="287092395776" calcext:value-type="float">
            <text:p>287092395776</text:p>
          </table:table-cell>
          <table:table-cell table:formula="of:=[.$G$7] * [.$F$432] + [.$G$8]" office:value-type="float" office:value="-110.29214861989" calcext:value-type="float">
            <text:p>-110.29214861989</text:p>
          </table:table-cell>
          <table:table-cell/>
          <table:table-cell table:formula="of:=INDEX([.$C$1:.$C$2072]; 423; 1)" office:value-type="float" office:value="188795440384" calcext:value-type="float">
            <text:p>188795440384</text:p>
          </table:table-cell>
          <table:table-cell table:formula="of:=[.$J$7] * [.$I$432] + [.$J$8]" office:value-type="float" office:value="-137.005483474582" calcext:value-type="float">
            <text:p>-137.005483474582</text:p>
          </table:table-cell>
        </table:table-row>
        <table:table-row table:style-name="ro1">
          <table:table-cell office:value-type="float" office:value="287092980992" calcext:value-type="float">
            <text:p>287092980992</text:p>
          </table:table-cell>
          <table:table-cell office:value-type="float" office:value="-82.4331207275391" calcext:value-type="float">
            <text:p>-82.4331207275391</text:p>
          </table:table-cell>
          <table:table-cell office:value-type="float" office:value="188795106816" calcext:value-type="float">
            <text:p>188795106816</text:p>
          </table:table-cell>
          <table:table-cell office:value-type="float" office:value="-151.209686279297" calcext:value-type="float">
            <text:p>-151.209686279297</text:p>
          </table:table-cell>
          <table:table-cell/>
          <table:table-cell table:formula="of:=INDEX([.$A$1:.$A$2072]; 424; 1)" office:value-type="float" office:value="287092560384" calcext:value-type="float">
            <text:p>287092560384</text:p>
          </table:table-cell>
          <table:table-cell table:formula="of:=[.$G$7] * [.$F$433] + [.$G$8]" office:value-type="float" office:value="-102.428272282705" calcext:value-type="float">
            <text:p>-102.428272282705</text:p>
          </table:table-cell>
          <table:table-cell/>
          <table:table-cell table:formula="of:=INDEX([.$C$1:.$C$2072]; 424; 1)" office:value-type="float" office:value="188795438336" calcext:value-type="float">
            <text:p>188795438336</text:p>
          </table:table-cell>
          <table:table-cell table:formula="of:=[.$J$7] * [.$I$433] + [.$J$8]" office:value-type="float" office:value="-137.103397553787" calcext:value-type="float">
            <text:p>-137.103397553787</text:p>
          </table:table-cell>
        </table:table-row>
        <table:table-row table:style-name="ro1">
          <table:table-cell office:value-type="float" office:value="287092983808" calcext:value-type="float">
            <text:p>287092983808</text:p>
          </table:table-cell>
          <table:table-cell office:value-type="float" office:value="-82.3010330200195" calcext:value-type="float">
            <text:p>-82.3010330200195</text:p>
          </table:table-cell>
          <table:table-cell office:value-type="float" office:value="188795078656" calcext:value-type="float">
            <text:p>188795078656</text:p>
          </table:table-cell>
          <table:table-cell office:value-type="float" office:value="-152.561553955078" calcext:value-type="float">
            <text:p>-152.561553955078</text:p>
          </table:table-cell>
          <table:table-cell/>
          <table:table-cell table:formula="of:=INDEX([.$A$1:.$A$2072]; 425; 1)" office:value-type="float" office:value="287092754176" calcext:value-type="float">
            <text:p>287092754176</text:p>
          </table:table-cell>
          <table:table-cell table:formula="of:=[.$G$7] * [.$F$434] + [.$G$8]" office:value-type="float" office:value="-93.1701783649623" calcext:value-type="float">
            <text:p>-93.1701783649623</text:p>
          </table:table-cell>
          <table:table-cell/>
          <table:table-cell table:formula="of:=INDEX([.$C$1:.$C$2072]; 425; 1)" office:value-type="float" office:value="188795424512" calcext:value-type="float">
            <text:p>188795424512</text:p>
          </table:table-cell>
          <table:table-cell table:formula="of:=[.$J$7] * [.$I$434] + [.$J$8]" office:value-type="float" office:value="-137.764317598194" calcext:value-type="float">
            <text:p>-137.764317598194</text:p>
          </table:table-cell>
        </table:table-row>
        <table:table-row table:style-name="ro1">
          <table:table-cell office:value-type="float" office:value="287092985088" calcext:value-type="float">
            <text:p>287092985088</text:p>
          </table:table-cell>
          <table:table-cell office:value-type="float" office:value="-82.2435913085937" calcext:value-type="float">
            <text:p>-82.2435913085937</text:p>
          </table:table-cell>
          <table:table-cell office:value-type="float" office:value="188795064576" calcext:value-type="float">
            <text:p>188795064576</text:p>
          </table:table-cell>
          <table:table-cell office:value-type="float" office:value="-153.237197875977" calcext:value-type="float">
            <text:p>-153.237197875977</text:p>
          </table:table-cell>
          <table:table-cell/>
          <table:table-cell table:formula="of:=INDEX([.$A$1:.$A$2072]; 426; 1)" office:value-type="float" office:value="287092853248" calcext:value-type="float">
            <text:p>287092853248</text:p>
          </table:table-cell>
          <table:table-cell table:formula="of:=[.$G$7] * [.$F$435] + [.$G$8]" office:value-type="float" office:value="-88.4371765889227" calcext:value-type="float">
            <text:p>-88.4371765889227</text:p>
          </table:table-cell>
          <table:table-cell/>
          <table:table-cell table:formula="of:=INDEX([.$C$1:.$C$2072]; 426; 1)" office:value-type="float" office:value="188795365888" calcext:value-type="float">
            <text:p>188795365888</text:p>
          </table:table-cell>
          <table:table-cell table:formula="of:=[.$J$7] * [.$I$435] + [.$J$8]" office:value-type="float" office:value="-140.567108154297" calcext:value-type="float">
            <text:p>-140.567108154297</text:p>
          </table:table-cell>
        </table:table-row>
        <table:table-row table:style-name="ro1">
          <table:table-cell office:value-type="float" office:value="287092988672" calcext:value-type="float">
            <text:p>287092988672</text:p>
          </table:table-cell>
          <table:table-cell office:value-type="float" office:value="-81.9512100219727" calcext:value-type="float">
            <text:p>-81.9512100219727</text:p>
          </table:table-cell>
          <table:table-cell office:value-type="float" office:value="188794965760" calcext:value-type="float">
            <text:p>188794965760</text:p>
          </table:table-cell>
          <table:table-cell office:value-type="float" office:value="-157.956268310547" calcext:value-type="float">
            <text:p>-157.956268310547</text:p>
          </table:table-cell>
          <table:table-cell/>
          <table:table-cell table:formula="of:=INDEX([.$A$1:.$A$2072]; 427; 1)" office:value-type="float" office:value="287092865024" calcext:value-type="float">
            <text:p>287092865024</text:p>
          </table:table-cell>
          <table:table-cell table:formula="of:=[.$G$7] * [.$F$436] + [.$G$8]" office:value-type="float" office:value="-87.8745975662023" calcext:value-type="float">
            <text:p>-87.8745975662023</text:p>
          </table:table-cell>
          <table:table-cell/>
          <table:table-cell table:formula="of:=INDEX([.$C$1:.$C$2072]; 427; 1)" office:value-type="float" office:value="188795357696" calcext:value-type="float">
            <text:p>188795357696</text:p>
          </table:table-cell>
          <table:table-cell table:formula="of:=[.$J$7] * [.$I$436] + [.$J$8]" office:value-type="float" office:value="-140.958764476702" calcext:value-type="float">
            <text:p>-140.958764476702</text:p>
          </table:table-cell>
        </table:table-row>
        <table:table-row table:style-name="ro1">
          <table:table-cell office:value-type="float" office:value="287092985088" calcext:value-type="float">
            <text:p>287092985088</text:p>
          </table:table-cell>
          <table:table-cell office:value-type="float" office:value="-81.9827194213867" calcext:value-type="float">
            <text:p>-81.9827194213867</text:p>
          </table:table-cell>
          <table:table-cell office:value-type="float" office:value="188794937088" calcext:value-type="float">
            <text:p>188794937088</text:p>
          </table:table-cell>
          <table:table-cell office:value-type="float" office:value="-159.329650878906" calcext:value-type="float">
            <text:p>-159.329650878906</text:p>
          </table:table-cell>
          <table:table-cell/>
          <table:table-cell table:formula="of:=INDEX([.$A$1:.$A$2072]; 428; 1)" office:value-type="float" office:value="287092897792" calcext:value-type="float">
            <text:p>287092897792</text:p>
          </table:table-cell>
          <table:table-cell table:formula="of:=[.$G$7] * [.$F$437] + [.$G$8]" office:value-type="float" office:value="-86.309160284698" calcext:value-type="float">
            <text:p>-86.309160284698</text:p>
          </table:table-cell>
          <table:table-cell/>
          <table:table-cell table:formula="of:=INDEX([.$C$1:.$C$2072]; 428; 1)" office:value-type="float" office:value="188795331072" calcext:value-type="float">
            <text:p>188795331072</text:p>
          </table:table-cell>
          <table:table-cell table:formula="of:=[.$J$7] * [.$I$437] + [.$J$8]" office:value-type="float" office:value="-142.231647524983" calcext:value-type="float">
            <text:p>-142.231647524983</text:p>
          </table:table-cell>
        </table:table-row>
        <table:table-row table:style-name="ro1">
          <table:table-cell office:value-type="float" office:value="287092981248" calcext:value-type="float">
            <text:p>287092981248</text:p>
          </table:table-cell>
          <table:table-cell office:value-type="float" office:value="-82.1015243530274" calcext:value-type="float">
            <text:p>-82.1015243530274</text:p>
          </table:table-cell>
          <table:table-cell office:value-type="float" office:value="188794908160" calcext:value-type="float">
            <text:p>188794908160</text:p>
          </table:table-cell>
          <table:table-cell office:value-type="float" office:value="-160.714477539063" calcext:value-type="float">
            <text:p>-160.714477539063</text:p>
          </table:table-cell>
          <table:table-cell/>
          <table:table-cell table:formula="of:=INDEX([.$A$1:.$A$2072]; 429; 1)" office:value-type="float" office:value="287092916992" calcext:value-type="float">
            <text:p>287092916992</text:p>
          </table:table-cell>
          <table:table-cell table:formula="of:=[.$G$7] * [.$F$438] + [.$G$8]" office:value-type="float" office:value="-85.3919118791819" calcext:value-type="float">
            <text:p>-85.3919118791819</text:p>
          </table:table-cell>
          <table:table-cell/>
          <table:table-cell table:formula="of:=INDEX([.$C$1:.$C$2072]; 429; 1)" office:value-type="float" office:value="188795311616" calcext:value-type="float">
            <text:p>188795311616</text:p>
          </table:table-cell>
          <table:table-cell table:formula="of:=[.$J$7] * [.$I$438] + [.$J$8]" office:value-type="float" office:value="-143.16183128953" calcext:value-type="float">
            <text:p>-143.16183128953</text:p>
          </table:table-cell>
        </table:table-row>
        <table:table-row table:style-name="ro1">
          <table:table-cell office:value-type="float" office:value="287092975872" calcext:value-type="float">
            <text:p>287092975872</text:p>
          </table:table-cell>
          <table:table-cell office:value-type="float" office:value="-82.3262939453125" calcext:value-type="float">
            <text:p>-82.3262939453125</text:p>
          </table:table-cell>
          <table:table-cell office:value-type="float" office:value="188794865152" calcext:value-type="float">
            <text:p>188794865152</text:p>
          </table:table-cell>
          <table:table-cell office:value-type="float" office:value="-162.790283203125" calcext:value-type="float">
            <text:p>-162.790283203125</text:p>
          </table:table-cell>
          <table:table-cell/>
          <table:table-cell table:formula="of:=INDEX([.$A$1:.$A$2072]; 430; 1)" office:value-type="float" office:value="287092925952" calcext:value-type="float">
            <text:p>287092925952</text:p>
          </table:table-cell>
          <table:table-cell table:formula="of:=[.$G$7] * [.$F$439] + [.$G$8]" office:value-type="float" office:value="-84.9638626221567" calcext:value-type="float">
            <text:p>-84.9638626221567</text:p>
          </table:table-cell>
          <table:table-cell/>
          <table:table-cell table:formula="of:=INDEX([.$C$1:.$C$2072]; 430; 1)" office:value-type="float" office:value="188795301376" calcext:value-type="float">
            <text:p>188795301376</text:p>
          </table:table-cell>
          <table:table-cell table:formula="of:=[.$J$7] * [.$I$439] + [.$J$8]" office:value-type="float" office:value="-143.651401693001" calcext:value-type="float">
            <text:p>-143.651401693001</text:p>
          </table:table-cell>
        </table:table-row>
        <table:table-row table:style-name="ro1">
          <table:table-cell office:value-type="float" office:value="287092967424" calcext:value-type="float">
            <text:p>287092967424</text:p>
          </table:table-cell>
          <table:table-cell office:value-type="float" office:value="-82.7103500366211" calcext:value-type="float">
            <text:p>-82.7103500366211</text:p>
          </table:table-cell>
          <table:table-cell office:value-type="float" office:value="188794809600" calcext:value-type="float">
            <text:p>188794809600</text:p>
          </table:table-cell>
          <table:table-cell office:value-type="float" office:value="-165.48454284668" calcext:value-type="float">
            <text:p>-165.48454284668</text:p>
          </table:table-cell>
          <table:table-cell/>
          <table:table-cell table:formula="of:=INDEX([.$A$1:.$A$2072]; 431; 1)" office:value-type="float" office:value="287092974080" calcext:value-type="float">
            <text:p>287092974080</text:p>
          </table:table-cell>
          <table:table-cell table:formula="of:=[.$G$7] * [.$F$440] + [.$G$8]" office:value-type="float" office:value="-82.6646266169846" calcext:value-type="float">
            <text:p>-82.6646266169846</text:p>
          </table:table-cell>
          <table:table-cell/>
          <table:table-cell table:formula="of:=INDEX([.$C$1:.$C$2072]; 431; 1)" office:value-type="float" office:value="188795163392" calcext:value-type="float">
            <text:p>188795163392</text:p>
          </table:table-cell>
          <table:table-cell table:formula="of:=[.$J$7] * [.$I$440] + [.$J$8]" office:value-type="float" office:value="-150.248362870887" calcext:value-type="float">
            <text:p>-150.248362870887</text:p>
          </table:table-cell>
        </table:table-row>
        <table:table-row table:style-name="ro1">
          <table:table-cell office:value-type="float" office:value="287092956928" calcext:value-type="float">
            <text:p>287092956928</text:p>
          </table:table-cell>
          <table:table-cell office:value-type="float" office:value="-83.0769195556641" calcext:value-type="float">
            <text:p>-83.0769195556641</text:p>
          </table:table-cell>
          <table:table-cell office:value-type="float" office:value="188794770176" calcext:value-type="float">
            <text:p>188794770176</text:p>
          </table:table-cell>
          <table:table-cell office:value-type="float" office:value="-167.416870117188" calcext:value-type="float">
            <text:p>-167.416870117188</text:p>
          </table:table-cell>
          <table:table-cell/>
          <table:table-cell table:formula="of:=INDEX([.$A$1:.$A$2072]; 432; 1)" office:value-type="float" office:value="287092977920" calcext:value-type="float">
            <text:p>287092977920</text:p>
          </table:table-cell>
          <table:table-cell table:formula="of:=[.$G$7] * [.$F$441] + [.$G$8]" office:value-type="float" office:value="-82.4811769351363" calcext:value-type="float">
            <text:p>-82.4811769351363</text:p>
          </table:table-cell>
          <table:table-cell/>
          <table:table-cell table:formula="of:=INDEX([.$C$1:.$C$2072]; 432; 1)" office:value-type="float" office:value="188795135232" calcext:value-type="float">
            <text:p>188795135232</text:p>
          </table:table-cell>
          <table:table-cell table:formula="of:=[.$J$7] * [.$I$441] + [.$J$8]" office:value-type="float" office:value="-151.594681479037" calcext:value-type="float">
            <text:p>-151.594681479037</text:p>
          </table:table-cell>
        </table:table-row>
        <table:table-row table:style-name="ro1">
          <table:table-cell office:value-type="float" office:value="287092947456" calcext:value-type="float">
            <text:p>287092947456</text:p>
          </table:table-cell>
          <table:table-cell office:value-type="float" office:value="-83.4114608764648" calcext:value-type="float">
            <text:p>-83.4114608764648</text:p>
          </table:table-cell>
          <table:table-cell office:value-type="float" office:value="188794745600" calcext:value-type="float">
            <text:p>188794745600</text:p>
          </table:table-cell>
          <table:table-cell office:value-type="float" office:value="-168.645950317383" calcext:value-type="float">
            <text:p>-168.645950317383</text:p>
          </table:table-cell>
          <table:table-cell/>
          <table:table-cell table:formula="of:=INDEX([.$A$1:.$A$2072]; 433; 1)" office:value-type="float" office:value="287092980992" calcext:value-type="float">
            <text:p>287092980992</text:p>
          </table:table-cell>
          <table:table-cell table:formula="of:=[.$G$7] * [.$F$442] + [.$G$8]" office:value-type="float" office:value="-82.3344171904028" calcext:value-type="float">
            <text:p>-82.3344171904028</text:p>
          </table:table-cell>
          <table:table-cell/>
          <table:table-cell table:formula="of:=INDEX([.$C$1:.$C$2072]; 433; 1)" office:value-type="float" office:value="188795106816" calcext:value-type="float">
            <text:p>188795106816</text:p>
          </table:table-cell>
          <table:table-cell table:formula="of:=[.$J$7] * [.$I$442] + [.$J$8]" office:value-type="float" office:value="-152.953239345923" calcext:value-type="float">
            <text:p>-152.953239345923</text:p>
          </table:table-cell>
        </table:table-row>
        <table:table-row table:style-name="ro1">
          <table:table-cell office:value-type="float" office:value="287092942336" calcext:value-type="float">
            <text:p>287092942336</text:p>
          </table:table-cell>
          <table:table-cell office:value-type="float" office:value="-83.6104278564453" calcext:value-type="float">
            <text:p>-83.6104278564453</text:p>
          </table:table-cell>
          <table:table-cell office:value-type="float" office:value="188794733312" calcext:value-type="float">
            <text:p>188794733312</text:p>
          </table:table-cell>
          <table:table-cell office:value-type="float" office:value="-169.245849609375" calcext:value-type="float">
            <text:p>-169.245849609375</text:p>
          </table:table-cell>
          <table:table-cell/>
          <table:table-cell table:formula="of:=INDEX([.$A$1:.$A$2072]; 434; 1)" office:value-type="float" office:value="287092983808" calcext:value-type="float">
            <text:p>287092983808</text:p>
          </table:table-cell>
          <table:table-cell table:formula="of:=[.$G$7] * [.$F$443] + [.$G$8]" office:value-type="float" office:value="-82.1998874247074" calcext:value-type="float">
            <text:p>-82.1998874247074</text:p>
          </table:table-cell>
          <table:table-cell/>
          <table:table-cell table:formula="of:=INDEX([.$C$1:.$C$2072]; 434; 1)" office:value-type="float" office:value="188795078656" calcext:value-type="float">
            <text:p>188795078656</text:p>
          </table:table-cell>
          <table:table-cell table:formula="of:=[.$J$7] * [.$I$443] + [.$J$8]" office:value-type="float" office:value="-154.299557954073" calcext:value-type="float">
            <text:p>-154.299557954073</text:p>
          </table:table-cell>
        </table:table-row>
        <table:table-row table:style-name="ro1">
          <table:table-cell office:value-type="float" office:value="287092918528" calcext:value-type="float">
            <text:p>287092918528</text:p>
          </table:table-cell>
          <table:table-cell office:value-type="float" office:value="-84.7028579711914" calcext:value-type="float">
            <text:p>-84.7028579711914</text:p>
          </table:table-cell>
          <table:table-cell office:value-type="float" office:value="188794669824" calcext:value-type="float">
            <text:p>188794669824</text:p>
          </table:table-cell>
          <table:table-cell office:value-type="float" office:value="-172.266387939453" calcext:value-type="float">
            <text:p>-172.266387939453</text:p>
          </table:table-cell>
          <table:table-cell/>
          <table:table-cell table:formula="of:=INDEX([.$A$1:.$A$2072]; 435; 1)" office:value-type="float" office:value="287092985088" calcext:value-type="float">
            <text:p>287092985088</text:p>
          </table:table-cell>
          <table:table-cell table:formula="of:=[.$G$7] * [.$F$444] + [.$G$8]" office:value-type="float" office:value="-82.1387375313789" calcext:value-type="float">
            <text:p>-82.1387375313789</text:p>
          </table:table-cell>
          <table:table-cell/>
          <table:table-cell table:formula="of:=INDEX([.$C$1:.$C$2072]; 435; 1)" office:value-type="float" office:value="188795064576" calcext:value-type="float">
            <text:p>188795064576</text:p>
          </table:table-cell>
          <table:table-cell table:formula="of:=[.$J$7] * [.$I$444] + [.$J$8]" office:value-type="float" office:value="-154.972717259079" calcext:value-type="float">
            <text:p>-154.972717259079</text:p>
          </table:table-cell>
        </table:table-row>
        <table:table-row table:style-name="ro1">
          <table:table-cell office:value-type="float" office:value="287092908288" calcext:value-type="float">
            <text:p>287092908288</text:p>
          </table:table-cell>
          <table:table-cell office:value-type="float" office:value="-85.1866226196289" calcext:value-type="float">
            <text:p>-85.1866226196289</text:p>
          </table:table-cell>
          <table:table-cell office:value-type="float" office:value="188794643456" calcext:value-type="float">
            <text:p>188794643456</text:p>
          </table:table-cell>
          <table:table-cell office:value-type="float" office:value="-173.501815795898" calcext:value-type="float">
            <text:p>-173.501815795898</text:p>
          </table:table-cell>
          <table:table-cell/>
          <table:table-cell table:formula="of:=INDEX([.$A$1:.$A$2072]; 436; 1)" office:value-type="float" office:value="287092988672" calcext:value-type="float">
            <text:p>287092988672</text:p>
          </table:table-cell>
          <table:table-cell table:formula="of:=[.$G$7] * [.$F$445] + [.$G$8]" office:value-type="float" office:value="-81.9675178285688" calcext:value-type="float">
            <text:p>-81.9675178285688</text:p>
          </table:table-cell>
          <table:table-cell/>
          <table:table-cell table:formula="of:=INDEX([.$C$1:.$C$2072]; 436; 1)" office:value-type="float" office:value="188794965760" calcext:value-type="float">
            <text:p>188794965760</text:p>
          </table:table-cell>
          <table:table-cell table:formula="of:=[.$J$7] * [.$I$445] + [.$J$8]" office:value-type="float" office:value="-159.697071645409" calcext:value-type="float">
            <text:p>-159.697071645409</text:p>
          </table:table-cell>
        </table:table-row>
        <table:table-row table:style-name="ro1">
          <table:table-cell office:value-type="float" office:value="287092895488" calcext:value-type="float">
            <text:p>287092895488</text:p>
          </table:table-cell>
          <table:table-cell office:value-type="float" office:value="-87.1721878051758" calcext:value-type="float">
            <text:p>-87.1721878051758</text:p>
          </table:table-cell>
          <table:table-cell office:value-type="float" office:value="188794407424" calcext:value-type="float">
            <text:p>188794407424</text:p>
          </table:table-cell>
          <table:table-cell office:value-type="float" office:value="-184.894012451172" calcext:value-type="float">
            <text:p>-184.894012451172</text:p>
          </table:table-cell>
          <table:table-cell/>
          <table:table-cell table:formula="of:=INDEX([.$A$1:.$A$2072]; 437; 1)" office:value-type="float" office:value="287092985088" calcext:value-type="float">
            <text:p>287092985088</text:p>
          </table:table-cell>
          <table:table-cell table:formula="of:=[.$G$7] * [.$F$446] + [.$G$8]" office:value-type="float" office:value="-82.1387375313789" calcext:value-type="float">
            <text:p>-82.1387375313789</text:p>
          </table:table-cell>
          <table:table-cell/>
          <table:table-cell table:formula="of:=INDEX([.$C$1:.$C$2072]; 437; 1)" office:value-type="float" office:value="188794937088" calcext:value-type="float">
            <text:p>188794937088</text:p>
          </table:table-cell>
          <table:table-cell table:formula="of:=[.$J$7] * [.$I$446] + [.$J$8]" office:value-type="float" office:value="-161.067868772894" calcext:value-type="float">
            <text:p>-161.067868772894</text:p>
          </table:table-cell>
        </table:table-row>
        <table:table-row table:style-name="ro1">
          <table:table-cell office:value-type="float" office:value="287092916224" calcext:value-type="float">
            <text:p>287092916224</text:p>
          </table:table-cell>
          <table:table-cell office:value-type="float" office:value="-86.406364440918" calcext:value-type="float">
            <text:p>-86.406364440918</text:p>
          </table:table-cell>
          <table:table-cell office:value-type="float" office:value="188794375424" calcext:value-type="float">
            <text:p>188794375424</text:p>
          </table:table-cell>
          <table:table-cell office:value-type="float" office:value="-186.594207763672" calcext:value-type="float">
            <text:p>-186.594207763672</text:p>
          </table:table-cell>
          <table:table-cell/>
          <table:table-cell table:formula="of:=INDEX([.$A$1:.$A$2072]; 438; 1)" office:value-type="float" office:value="287092981248" calcext:value-type="float">
            <text:p>287092981248</text:p>
          </table:table-cell>
          <table:table-cell table:formula="of:=[.$G$7] * [.$F$447] + [.$G$8]" office:value-type="float" office:value="-82.3221872113645" calcext:value-type="float">
            <text:p>-82.3221872113645</text:p>
          </table:table-cell>
          <table:table-cell/>
          <table:table-cell table:formula="of:=INDEX([.$C$1:.$C$2072]; 438; 1)" office:value-type="float" office:value="188794908160" calcext:value-type="float">
            <text:p>188794908160</text:p>
          </table:table-cell>
          <table:table-cell table:formula="of:=[.$J$7] * [.$I$447] + [.$J$8]" office:value-type="float" office:value="-162.450905160978" calcext:value-type="float">
            <text:p>-162.450905160978</text:p>
          </table:table-cell>
        </table:table-row>
        <table:table-row table:style-name="ro1">
          <table:table-cell office:value-type="float" office:value="287092990464" calcext:value-type="float">
            <text:p>287092990464</text:p>
          </table:table-cell>
          <table:table-cell office:value-type="float" office:value="-83.0528793334961" calcext:value-type="float">
            <text:p>-83.0528793334961</text:p>
          </table:table-cell>
          <table:table-cell office:value-type="float" office:value="188794283264" calcext:value-type="float">
            <text:p>188794283264</text:p>
          </table:table-cell>
          <table:table-cell office:value-type="float" office:value="-191.094680786133" calcext:value-type="float">
            <text:p>-191.094680786133</text:p>
          </table:table-cell>
          <table:table-cell/>
          <table:table-cell table:formula="of:=INDEX([.$A$1:.$A$2072]; 439; 1)" office:value-type="float" office:value="287092975872" calcext:value-type="float">
            <text:p>287092975872</text:p>
          </table:table-cell>
          <table:table-cell table:formula="of:=[.$G$7] * [.$F$448] + [.$G$8]" office:value-type="float" office:value="-82.5790167655796" calcext:value-type="float">
            <text:p>-82.5790167655796</text:p>
          </table:table-cell>
          <table:table-cell/>
          <table:table-cell table:formula="of:=INDEX([.$C$1:.$C$2072]; 439; 1)" office:value-type="float" office:value="188794865152" calcext:value-type="float">
            <text:p>188794865152</text:p>
          </table:table-cell>
          <table:table-cell table:formula="of:=[.$J$7] * [.$I$448] + [.$J$8]" office:value-type="float" office:value="-164.507100854069" calcext:value-type="float">
            <text:p>-164.507100854069</text:p>
          </table:table-cell>
        </table:table-row>
        <table:table-row table:style-name="ro1">
          <table:table-cell office:value-type="float" office:value="287093018880" calcext:value-type="float">
            <text:p>287093018880</text:p>
          </table:table-cell>
          <table:table-cell office:value-type="float" office:value="-81.7141418457031" calcext:value-type="float">
            <text:p>-81.7141418457031</text:p>
          </table:table-cell>
          <table:table-cell office:value-type="float" office:value="188794252288" calcext:value-type="float">
            <text:p>188794252288</text:p>
          </table:table-cell>
          <table:table-cell office:value-type="float" office:value="-192.553573608398" calcext:value-type="float">
            <text:p>-192.553573608398</text:p>
          </table:table-cell>
          <table:table-cell/>
          <table:table-cell table:formula="of:=INDEX([.$A$1:.$A$2072]; 440; 1)" office:value-type="float" office:value="287092967424" calcext:value-type="float">
            <text:p>287092967424</text:p>
          </table:table-cell>
          <table:table-cell table:formula="of:=[.$G$7] * [.$F$449] + [.$G$8]" office:value-type="float" office:value="-82.9826060645282" calcext:value-type="float">
            <text:p>-82.9826060645282</text:p>
          </table:table-cell>
          <table:table-cell/>
          <table:table-cell table:formula="of:=INDEX([.$C$1:.$C$2072]; 440; 1)" office:value-type="float" office:value="188794809600" calcext:value-type="float">
            <text:p>188794809600</text:p>
          </table:table-cell>
          <table:table-cell table:formula="of:=[.$J$7] * [.$I$449] + [.$J$8]" office:value-type="float" office:value="-167.163020288572" calcext:value-type="float">
            <text:p>-167.163020288572</text:p>
          </table:table-cell>
        </table:table-row>
        <table:table-row table:style-name="ro1">
          <table:table-cell office:value-type="float" office:value="287093028864" calcext:value-type="float">
            <text:p>287093028864</text:p>
          </table:table-cell>
          <table:table-cell office:value-type="float" office:value="-81.2524566650391" calcext:value-type="float">
            <text:p>-81.2524566650391</text:p>
          </table:table-cell>
          <table:table-cell office:value-type="float" office:value="188794242048" calcext:value-type="float">
            <text:p>188794242048</text:p>
          </table:table-cell>
          <table:table-cell office:value-type="float" office:value="-193.048080444336" calcext:value-type="float">
            <text:p>-193.048080444336</text:p>
          </table:table-cell>
          <table:table-cell/>
          <table:table-cell table:formula="of:=INDEX([.$A$1:.$A$2072]; 441; 1)" office:value-type="float" office:value="287092956928" calcext:value-type="float">
            <text:p>287092956928</text:p>
          </table:table-cell>
          <table:table-cell table:formula="of:=[.$G$7] * [.$F$450] + [.$G$8]" office:value-type="float" office:value="-83.4840351939201" calcext:value-type="float">
            <text:p>-83.4840351939201</text:p>
          </table:table-cell>
          <table:table-cell/>
          <table:table-cell table:formula="of:=INDEX([.$C$1:.$C$2072]; 441; 1)" office:value-type="float" office:value="188794770176" calcext:value-type="float">
            <text:p>188794770176</text:p>
          </table:table-cell>
          <table:table-cell table:formula="of:=[.$J$7] * [.$I$450] + [.$J$8]" office:value-type="float" office:value="-169.047866340727" calcext:value-type="float">
            <text:p>-169.047866340727</text:p>
          </table:table-cell>
        </table:table-row>
        <table:table-row table:style-name="ro1">
          <table:table-cell office:value-type="float" office:value="287093061632" calcext:value-type="float">
            <text:p>287093061632</text:p>
          </table:table-cell>
          <table:table-cell office:value-type="float" office:value="-79.7842864990234" calcext:value-type="float">
            <text:p>-79.7842864990234</text:p>
          </table:table-cell>
          <table:table-cell office:value-type="float" office:value="188794212864" calcext:value-type="float">
            <text:p>188794212864</text:p>
          </table:table-cell>
          <table:table-cell office:value-type="float" office:value="-194.511581420898" calcext:value-type="float">
            <text:p>-194.511581420898</text:p>
          </table:table-cell>
          <table:table-cell/>
          <table:table-cell table:formula="of:=INDEX([.$A$1:.$A$2072]; 442; 1)" office:value-type="float" office:value="287092947456" calcext:value-type="float">
            <text:p>287092947456</text:p>
          </table:table-cell>
          <table:table-cell table:formula="of:=[.$G$7] * [.$F$451] + [.$G$8]" office:value-type="float" office:value="-83.9365444071591" calcext:value-type="float">
            <text:p>-83.9365444071591</text:p>
          </table:table-cell>
          <table:table-cell/>
          <table:table-cell table:formula="of:=INDEX([.$C$1:.$C$2072]; 442; 1)" office:value-type="float" office:value="188794745600" calcext:value-type="float">
            <text:p>188794745600</text:p>
          </table:table-cell>
          <table:table-cell table:formula="of:=[.$J$7] * [.$I$451] + [.$J$8]" office:value-type="float" office:value="-170.222835306078" calcext:value-type="float">
            <text:p>-170.222835306078</text:p>
          </table:table-cell>
        </table:table-row>
        <table:table-row table:style-name="ro1">
          <table:table-cell office:value-type="float" office:value="287093085440" calcext:value-type="float">
            <text:p>287093085440</text:p>
          </table:table-cell>
          <table:table-cell office:value-type="float" office:value="-78.7270660400391" calcext:value-type="float">
            <text:p>-78.7270660400391</text:p>
          </table:table-cell>
          <table:table-cell office:value-type="float" office:value="188794194944" calcext:value-type="float">
            <text:p>188794194944</text:p>
          </table:table-cell>
          <table:table-cell office:value-type="float" office:value="-195.45783996582" calcext:value-type="float">
            <text:p>-195.45783996582</text:p>
          </table:table-cell>
          <table:table-cell/>
          <table:table-cell table:formula="of:=INDEX([.$A$1:.$A$2072]; 443; 1)" office:value-type="float" office:value="287092942336" calcext:value-type="float">
            <text:p>287092942336</text:p>
          </table:table-cell>
          <table:table-cell table:formula="of:=[.$G$7] * [.$F$452] + [.$G$8]" office:value-type="float" office:value="-84.1811439823359" calcext:value-type="float">
            <text:p>-84.1811439823359</text:p>
          </table:table-cell>
          <table:table-cell/>
          <table:table-cell table:formula="of:=INDEX([.$C$1:.$C$2072]; 443; 1)" office:value-type="float" office:value="188794733312" calcext:value-type="float">
            <text:p>188794733312</text:p>
          </table:table-cell>
          <table:table-cell table:formula="of:=[.$J$7] * [.$I$452] + [.$J$8]" office:value-type="float" office:value="-170.810319790617" calcext:value-type="float">
            <text:p>-170.810319790617</text:p>
          </table:table-cell>
        </table:table-row>
        <table:table-row table:style-name="ro1">
          <table:table-cell office:value-type="float" office:value="287093153792" calcext:value-type="float">
            <text:p>287093153792</text:p>
          </table:table-cell>
          <table:table-cell office:value-type="float" office:value="-75.7178726196289" calcext:value-type="float">
            <text:p>-75.7178726196289</text:p>
          </table:table-cell>
          <table:table-cell office:value-type="float" office:value="188794162688" calcext:value-type="float">
            <text:p>188794162688</text:p>
          </table:table-cell>
          <table:table-cell office:value-type="float" office:value="-197.460876464844" calcext:value-type="float">
            <text:p>-197.460876464844</text:p>
          </table:table-cell>
          <table:table-cell/>
          <table:table-cell table:formula="of:=INDEX([.$A$1:.$A$2072]; 444; 1)" office:value-type="float" office:value="287092918528" calcext:value-type="float">
            <text:p>287092918528</text:p>
          </table:table-cell>
          <table:table-cell table:formula="of:=[.$G$7] * [.$F$453] + [.$G$8]" office:value-type="float" office:value="-85.3185320068151" calcext:value-type="float">
            <text:p>-85.3185320068151</text:p>
          </table:table-cell>
          <table:table-cell/>
          <table:table-cell table:formula="of:=INDEX([.$C$1:.$C$2072]; 444; 1)" office:value-type="float" office:value="188794669824" calcext:value-type="float">
            <text:p>188794669824</text:p>
          </table:table-cell>
          <table:table-cell table:formula="of:=[.$J$7] * [.$I$453] + [.$J$8]" office:value-type="float" office:value="-173.845656286925" calcext:value-type="float">
            <text:p>-173.845656286925</text:p>
          </table:table-cell>
        </table:table-row>
        <table:table-row table:style-name="ro1">
          <table:table-cell office:value-type="float" office:value="287093213696" calcext:value-type="float">
            <text:p>287093213696</text:p>
          </table:table-cell>
          <table:table-cell office:value-type="float" office:value="-72.9616622924805" calcext:value-type="float">
            <text:p>-72.9616622924805</text:p>
          </table:table-cell>
          <table:table-cell office:value-type="float" office:value="188794150912" calcext:value-type="float">
            <text:p>188794150912</text:p>
          </table:table-cell>
          <table:table-cell office:value-type="float" office:value="-198.411010742188" calcext:value-type="float">
            <text:p>-198.411010742188</text:p>
          </table:table-cell>
          <table:table-cell/>
          <table:table-cell table:formula="of:=INDEX([.$A$1:.$A$2072]; 445; 1)" office:value-type="float" office:value="287092908288" calcext:value-type="float">
            <text:p>287092908288</text:p>
          </table:table-cell>
          <table:table-cell table:formula="of:=[.$G$7] * [.$F$454] + [.$G$8]" office:value-type="float" office:value="-85.8077311571688" calcext:value-type="float">
            <text:p>-85.8077311571688</text:p>
          </table:table-cell>
          <table:table-cell/>
          <table:table-cell table:formula="of:=INDEX([.$C$1:.$C$2072]; 445; 1)" office:value-type="float" office:value="188794643456" calcext:value-type="float">
            <text:p>188794643456</text:p>
          </table:table-cell>
          <table:table-cell table:formula="of:=[.$J$7] * [.$I$454] + [.$J$8]" office:value-type="float" office:value="-175.106300074607" calcext:value-type="float">
            <text:p>-175.106300074607</text:p>
          </table:table-cell>
        </table:table-row>
        <table:table-row table:style-name="ro1">
          <table:table-cell office:value-type="float" office:value="287093244928" calcext:value-type="float">
            <text:p>287093244928</text:p>
          </table:table-cell>
          <table:table-cell office:value-type="float" office:value="-71.4911880493164" calcext:value-type="float">
            <text:p>-71.4911880493164</text:p>
          </table:table-cell>
          <table:table-cell office:value-type="float" office:value="188794146048" calcext:value-type="float">
            <text:p>188794146048</text:p>
          </table:table-cell>
          <table:table-cell office:value-type="float" office:value="-198.733291625977" calcext:value-type="float">
            <text:p>-198.733291625977</text:p>
          </table:table-cell>
          <table:table-cell/>
          <table:table-cell table:formula="of:=INDEX([.$A$1:.$A$2072]; 446; 1)" office:value-type="float" office:value="287092895488" calcext:value-type="float">
            <text:p>287092895488</text:p>
          </table:table-cell>
          <table:table-cell table:formula="of:=[.$G$7] * [.$F$455] + [.$G$8]" office:value-type="float" office:value="-86.4192300941795" calcext:value-type="float">
            <text:p>-86.4192300941795</text:p>
          </table:table-cell>
          <table:table-cell/>
          <table:table-cell table:formula="of:=INDEX([.$C$1:.$C$2072]; 446; 1)" office:value-type="float" office:value="188794407424" calcext:value-type="float">
            <text:p>188794407424</text:p>
          </table:table-cell>
          <table:table-cell table:formula="of:=[.$J$7] * [.$I$455] + [.$J$8]" office:value-type="float" office:value="-186.390897860751" calcext:value-type="float">
            <text:p>-186.390897860751</text:p>
          </table:table-cell>
        </table:table-row>
        <table:table-row table:style-name="ro1">
          <table:table-cell office:value-type="float" office:value="287093355008" calcext:value-type="float">
            <text:p>287093355008</text:p>
          </table:table-cell>
          <table:table-cell office:value-type="float" office:value="-66.2110366821289" calcext:value-type="float">
            <text:p>-66.2110366821289</text:p>
          </table:table-cell>
          <table:table-cell office:value-type="float" office:value="188794139904" calcext:value-type="float">
            <text:p>188794139904</text:p>
          </table:table-cell>
          <table:table-cell office:value-type="float" office:value="-199.195465087891" calcext:value-type="float">
            <text:p>-199.195465087891</text:p>
          </table:table-cell>
          <table:table-cell/>
          <table:table-cell table:formula="of:=INDEX([.$A$1:.$A$2072]; 447; 1)" office:value-type="float" office:value="287092916224" calcext:value-type="float">
            <text:p>287092916224</text:p>
          </table:table-cell>
          <table:table-cell table:formula="of:=[.$G$7] * [.$F$456] + [.$G$8]" office:value-type="float" office:value="-85.4286018144339" calcext:value-type="float">
            <text:p>-85.4286018144339</text:p>
          </table:table-cell>
          <table:table-cell/>
          <table:table-cell table:formula="of:=INDEX([.$C$1:.$C$2072]; 447; 1)" office:value-type="float" office:value="188794375424" calcext:value-type="float">
            <text:p>188794375424</text:p>
          </table:table-cell>
          <table:table-cell table:formula="of:=[.$J$7] * [.$I$456] + [.$J$8]" office:value-type="float" office:value="-187.920805368572" calcext:value-type="float">
            <text:p>-187.920805368572</text:p>
          </table:table-cell>
        </table:table-row>
        <table:table-row table:style-name="ro1">
          <table:table-cell office:value-type="float" office:value="287093386496" calcext:value-type="float">
            <text:p>287093386496</text:p>
          </table:table-cell>
          <table:table-cell office:value-type="float" office:value="-64.7095108032227" calcext:value-type="float">
            <text:p>-64.7095108032227</text:p>
          </table:table-cell>
          <table:table-cell office:value-type="float" office:value="188794139648" calcext:value-type="float">
            <text:p>188794139648</text:p>
          </table:table-cell>
          <table:table-cell office:value-type="float" office:value="-199.206817626953" calcext:value-type="float">
            <text:p>-199.206817626953</text:p>
          </table:table-cell>
          <table:table-cell/>
          <table:table-cell table:formula="of:=INDEX([.$A$1:.$A$2072]; 448; 1)" office:value-type="float" office:value="287092990464" calcext:value-type="float">
            <text:p>287092990464</text:p>
          </table:table-cell>
          <table:table-cell table:formula="of:=[.$G$7] * [.$F$457] + [.$G$8]" office:value-type="float" office:value="-81.8819079771638" calcext:value-type="float">
            <text:p>-81.8819079771638</text:p>
          </table:table-cell>
          <table:table-cell/>
          <table:table-cell table:formula="of:=INDEX([.$C$1:.$C$2072]; 448; 1)" office:value-type="float" office:value="188794283264" calcext:value-type="float">
            <text:p>188794283264</text:p>
          </table:table-cell>
          <table:table-cell table:formula="of:=[.$J$7] * [.$I$457] + [.$J$8]" office:value-type="float" office:value="-192.326938994229" calcext:value-type="float">
            <text:p>-192.326938994229</text:p>
          </table:table-cell>
        </table:table-row>
        <table:table-row table:style-name="ro1">
          <table:table-cell office:value-type="float" office:value="287093418240" calcext:value-type="float">
            <text:p>287093418240</text:p>
          </table:table-cell>
          <table:table-cell office:value-type="float" office:value="-63.2073631286621" calcext:value-type="float">
            <text:p>-63.2073631286621</text:p>
          </table:table-cell>
          <table:table-cell office:value-type="float" office:value="188794140160" calcext:value-type="float">
            <text:p>188794140160</text:p>
          </table:table-cell>
          <table:table-cell office:value-type="float" office:value="-199.204605102539" calcext:value-type="float">
            <text:p>-199.204605102539</text:p>
          </table:table-cell>
          <table:table-cell/>
          <table:table-cell table:formula="of:=INDEX([.$A$1:.$A$2072]; 449; 1)" office:value-type="float" office:value="287093018880" calcext:value-type="float">
            <text:p>287093018880</text:p>
          </table:table-cell>
          <table:table-cell table:formula="of:=[.$G$7] * [.$F$458] + [.$G$8]" office:value-type="float" office:value="-80.5243803355843" calcext:value-type="float">
            <text:p>-80.5243803355843</text:p>
          </table:table-cell>
          <table:table-cell/>
          <table:table-cell table:formula="of:=INDEX([.$C$1:.$C$2072]; 449; 1)" office:value-type="float" office:value="188794252288" calcext:value-type="float">
            <text:p>188794252288</text:p>
          </table:table-cell>
          <table:table-cell table:formula="of:=[.$J$7] * [.$I$458] + [.$J$8]" office:value-type="float" office:value="-193.80788946338" calcext:value-type="float">
            <text:p>-193.80788946338</text:p>
          </table:table-cell>
        </table:table-row>
        <table:table-row table:style-name="ro1">
          <table:table-cell office:value-type="float" office:value="287093450496" calcext:value-type="float">
            <text:p>287093450496</text:p>
          </table:table-cell>
          <table:table-cell office:value-type="float" office:value="-61.6746368408203" calcext:value-type="float">
            <text:p>-61.6746368408203</text:p>
          </table:table-cell>
          <table:table-cell office:value-type="float" office:value="188794142464" calcext:value-type="float">
            <text:p>188794142464</text:p>
          </table:table-cell>
          <table:table-cell office:value-type="float" office:value="-199.159820556641" calcext:value-type="float">
            <text:p>-199.159820556641</text:p>
          </table:table-cell>
          <table:table-cell/>
          <table:table-cell table:formula="of:=INDEX([.$A$1:.$A$2072]; 450; 1)" office:value-type="float" office:value="287093028864" calcext:value-type="float">
            <text:p>287093028864</text:p>
          </table:table-cell>
          <table:table-cell table:formula="of:=[.$G$7] * [.$F$459] + [.$G$8]" office:value-type="float" office:value="-80.0474111642689" calcext:value-type="float">
            <text:p>-80.0474111642689</text:p>
          </table:table-cell>
          <table:table-cell/>
          <table:table-cell table:formula="of:=INDEX([.$C$1:.$C$2072]; 450; 1)" office:value-type="float" office:value="188794242048" calcext:value-type="float">
            <text:p>188794242048</text:p>
          </table:table-cell>
          <table:table-cell table:formula="of:=[.$J$7] * [.$I$459] + [.$J$8]" office:value-type="float" office:value="-194.297459866852" calcext:value-type="float">
            <text:p>-194.297459866852</text:p>
          </table:table-cell>
        </table:table-row>
        <table:table-row table:style-name="ro1">
          <table:table-cell office:value-type="float" office:value="287093704192" calcext:value-type="float">
            <text:p>287093704192</text:p>
          </table:table-cell>
          <table:table-cell office:value-type="float" office:value="-49.5107841491699" calcext:value-type="float">
            <text:p>-49.5107841491699</text:p>
          </table:table-cell>
          <table:table-cell office:value-type="float" office:value="188794203904" calcext:value-type="float">
            <text:p>188794203904</text:p>
          </table:table-cell>
          <table:table-cell office:value-type="float" office:value="-196.697296142578" calcext:value-type="float">
            <text:p>-196.697296142578</text:p>
          </table:table-cell>
          <table:table-cell/>
          <table:table-cell table:formula="of:=INDEX([.$A$1:.$A$2072]; 451; 1)" office:value-type="float" office:value="287093061632" calcext:value-type="float">
            <text:p>287093061632</text:p>
          </table:table-cell>
          <table:table-cell table:formula="of:=[.$G$7] * [.$F$460] + [.$G$8]" office:value-type="float" office:value="-78.4819738827646" calcext:value-type="float">
            <text:p>-78.4819738827646</text:p>
          </table:table-cell>
          <table:table-cell/>
          <table:table-cell table:formula="of:=INDEX([.$C$1:.$C$2072]; 451; 1)" office:value-type="float" office:value="188794212864" calcext:value-type="float">
            <text:p>188794212864</text:p>
          </table:table-cell>
          <table:table-cell table:formula="of:=[.$J$7] * [.$I$460] + [.$J$8]" office:value-type="float" office:value="-195.692735513672" calcext:value-type="float">
            <text:p>-195.692735513672</text:p>
          </table:table-cell>
        </table:table-row>
        <table:table-row table:style-name="ro1">
          <table:table-cell office:value-type="float" office:value="287093738752" calcext:value-type="float">
            <text:p>287093738752</text:p>
          </table:table-cell>
          <table:table-cell office:value-type="float" office:value="-47.8828010559082" calcext:value-type="float">
            <text:p>-47.8828010559082</text:p>
          </table:table-cell>
          <table:table-cell office:value-type="float" office:value="188794213888" calcext:value-type="float">
            <text:p>188794213888</text:p>
          </table:table-cell>
          <table:table-cell office:value-type="float" office:value="-196.176132202148" calcext:value-type="float">
            <text:p>-196.176132202148</text:p>
          </table:table-cell>
          <table:table-cell/>
          <table:table-cell table:formula="of:=INDEX([.$A$1:.$A$2072]; 452; 1)" office:value-type="float" office:value="287093085440" calcext:value-type="float">
            <text:p>287093085440</text:p>
          </table:table-cell>
          <table:table-cell table:formula="of:=[.$G$7] * [.$F$461] + [.$G$8]" office:value-type="float" office:value="-77.3445858601481" calcext:value-type="float">
            <text:p>-77.3445858601481</text:p>
          </table:table-cell>
          <table:table-cell/>
          <table:table-cell table:formula="of:=INDEX([.$C$1:.$C$2072]; 452; 1)" office:value-type="float" office:value="188794194944" calcext:value-type="float">
            <text:p>188794194944</text:p>
          </table:table-cell>
          <table:table-cell table:formula="of:=[.$J$7] * [.$I$461] + [.$J$8]" office:value-type="float" office:value="-196.549483720213" calcext:value-type="float">
            <text:p>-196.549483720213</text:p>
          </table:table-cell>
        </table:table-row>
        <table:table-row table:style-name="ro1">
          <table:table-cell office:value-type="float" office:value="287093808896" calcext:value-type="float">
            <text:p>287093808896</text:p>
          </table:table-cell>
          <table:table-cell office:value-type="float" office:value="-44.5754470825195" calcext:value-type="float">
            <text:p>-44.5754470825195</text:p>
          </table:table-cell>
          <table:table-cell office:value-type="float" office:value="188794226176" calcext:value-type="float">
            <text:p>188794226176</text:p>
          </table:table-cell>
          <table:table-cell office:value-type="float" office:value="-195.290802001953" calcext:value-type="float">
            <text:p>-195.290802001953</text:p>
          </table:table-cell>
          <table:table-cell/>
          <table:table-cell table:formula="of:=INDEX([.$A$1:.$A$2072]; 453; 1)" office:value-type="float" office:value="287093153792" calcext:value-type="float">
            <text:p>287093153792</text:p>
          </table:table-cell>
          <table:table-cell table:formula="of:=[.$G$7] * [.$F$462] + [.$G$8]" office:value-type="float" office:value="-74.0791815314442" calcext:value-type="float">
            <text:p>-74.0791815314442</text:p>
          </table:table-cell>
          <table:table-cell/>
          <table:table-cell table:formula="of:=INDEX([.$C$1:.$C$2072]; 453; 1)" office:value-type="float" office:value="188794162688" calcext:value-type="float">
            <text:p>188794162688</text:p>
          </table:table-cell>
          <table:table-cell table:formula="of:=[.$J$7] * [.$I$462] + [.$J$8]" office:value-type="float" office:value="-198.091630488634" calcext:value-type="float">
            <text:p>-198.091630488634</text:p>
          </table:table-cell>
        </table:table-row>
        <table:table-row table:style-name="ro1">
          <table:table-cell office:value-type="float" office:value="287093944064" calcext:value-type="float">
            <text:p>287093944064</text:p>
          </table:table-cell>
          <table:table-cell office:value-type="float" office:value="-37.6693649291992" calcext:value-type="float">
            <text:p>-37.6693649291992</text:p>
          </table:table-cell>
          <table:table-cell office:value-type="float" office:value="188794195200" calcext:value-type="float">
            <text:p>188794195200</text:p>
          </table:table-cell>
          <table:table-cell office:value-type="float" office:value="-195.583862304688" calcext:value-type="float">
            <text:p>-195.583862304688</text:p>
          </table:table-cell>
          <table:table-cell/>
          <table:table-cell table:formula="of:=INDEX([.$A$1:.$A$2072]; 454; 1)" office:value-type="float" office:value="287093213696" calcext:value-type="float">
            <text:p>287093213696</text:p>
          </table:table-cell>
          <table:table-cell table:formula="of:=[.$G$7] * [.$F$463] + [.$G$8]" office:value-type="float" office:value="-71.2173665035516" calcext:value-type="float">
            <text:p>-71.2173665035516</text:p>
          </table:table-cell>
          <table:table-cell/>
          <table:table-cell table:formula="of:=INDEX([.$C$1:.$C$2072]; 454; 1)" office:value-type="float" office:value="188794150912" calcext:value-type="float">
            <text:p>188794150912</text:p>
          </table:table-cell>
          <table:table-cell table:formula="of:=[.$J$7] * [.$I$463] + [.$J$8]" office:value-type="float" office:value="-198.654636451975" calcext:value-type="float">
            <text:p>-198.654636451975</text:p>
          </table:table-cell>
        </table:table-row>
        <table:table-row table:style-name="ro1">
          <table:table-cell office:value-type="float" office:value="287094028800" calcext:value-type="float">
            <text:p>287094028800</text:p>
          </table:table-cell>
          <table:table-cell office:value-type="float" office:value="-33.3571357727051" calcext:value-type="float">
            <text:p>-33.3571357727051</text:p>
          </table:table-cell>
          <table:table-cell office:value-type="float" office:value="188794127360" calcext:value-type="float">
            <text:p>188794127360</text:p>
          </table:table-cell>
          <table:table-cell office:value-type="float" office:value="-198.55485534668" calcext:value-type="float">
            <text:p>-198.55485534668</text:p>
          </table:table-cell>
          <table:table-cell/>
          <table:table-cell table:formula="of:=INDEX([.$A$1:.$A$2072]; 455; 1)" office:value-type="float" office:value="287093244928" calcext:value-type="float">
            <text:p>287093244928</text:p>
          </table:table-cell>
          <table:table-cell table:formula="of:=[.$G$7] * [.$F$464] + [.$G$8]" office:value-type="float" office:value="-69.7253090962768" calcext:value-type="float">
            <text:p>-69.7253090962768</text:p>
          </table:table-cell>
          <table:table-cell/>
          <table:table-cell table:formula="of:=INDEX([.$C$1:.$C$2072]; 455; 1)" office:value-type="float" office:value="188794146048" calcext:value-type="float">
            <text:p>188794146048</text:p>
          </table:table-cell>
          <table:table-cell table:formula="of:=[.$J$7] * [.$I$464] + [.$J$8]" office:value-type="float" office:value="-198.88718239218" calcext:value-type="float">
            <text:p>-198.88718239218</text:p>
          </table:table-cell>
        </table:table-row>
        <table:table-row table:style-name="ro1">
          <table:table-cell office:value-type="float" office:value="287094039040" calcext:value-type="float">
            <text:p>287094039040</text:p>
          </table:table-cell>
          <table:table-cell office:value-type="float" office:value="-32.8870658874512" calcext:value-type="float">
            <text:p>-32.8870658874512</text:p>
          </table:table-cell>
          <table:table-cell office:value-type="float" office:value="188794119168" calcext:value-type="float">
            <text:p>188794119168</text:p>
          </table:table-cell>
          <table:table-cell office:value-type="float" office:value="-198.98469543457" calcext:value-type="float">
            <text:p>-198.98469543457</text:p>
          </table:table-cell>
          <table:table-cell/>
          <table:table-cell table:formula="of:=INDEX([.$A$1:.$A$2072]; 456; 1)" office:value-type="float" office:value="287093355008" calcext:value-type="float">
            <text:p>287093355008</text:p>
          </table:table-cell>
          <table:table-cell table:formula="of:=[.$G$7] * [.$F$465] + [.$G$8]" office:value-type="float" office:value="-64.4664182327688" calcext:value-type="float">
            <text:p>-64.4664182327688</text:p>
          </table:table-cell>
          <table:table-cell/>
          <table:table-cell table:formula="of:=INDEX([.$C$1:.$C$2072]; 456; 1)" office:value-type="float" office:value="188794139904" calcext:value-type="float">
            <text:p>188794139904</text:p>
          </table:table-cell>
          <table:table-cell table:formula="of:=[.$J$7] * [.$I$465] + [.$J$8]" office:value-type="float" office:value="-199.180924635381" calcext:value-type="float">
            <text:p>-199.180924635381</text:p>
          </table:table-cell>
        </table:table-row>
        <table:table-row table:style-name="ro1">
          <table:table-cell office:value-type="float" office:value="287094071296" calcext:value-type="float">
            <text:p>287094071296</text:p>
          </table:table-cell>
          <table:table-cell office:value-type="float" office:value="-31.4744892120361" calcext:value-type="float">
            <text:p>-31.4744892120361</text:p>
          </table:table-cell>
          <table:table-cell office:value-type="float" office:value="188794097920" calcext:value-type="float">
            <text:p>188794097920</text:p>
          </table:table-cell>
          <table:table-cell office:value-type="float" office:value="-200.181182861328" calcext:value-type="float">
            <text:p>-200.181182861328</text:p>
          </table:table-cell>
          <table:table-cell/>
          <table:table-cell table:formula="of:=INDEX([.$A$1:.$A$2072]; 457; 1)" office:value-type="float" office:value="287093386496" calcext:value-type="float">
            <text:p>287093386496</text:p>
          </table:table-cell>
          <table:table-cell table:formula="of:=[.$G$7] * [.$F$466] + [.$G$8]" office:value-type="float" office:value="-62.9621308464557" calcext:value-type="float">
            <text:p>-62.9621308464557</text:p>
          </table:table-cell>
          <table:table-cell/>
          <table:table-cell table:formula="of:=INDEX([.$C$1:.$C$2072]; 457; 1)" office:value-type="float" office:value="188794139648" calcext:value-type="float">
            <text:p>188794139648</text:p>
          </table:table-cell>
          <table:table-cell table:formula="of:=[.$J$7] * [.$I$466] + [.$J$8]" office:value-type="float" office:value="-199.193163894117" calcext:value-type="float">
            <text:p>-199.193163894117</text:p>
          </table:table-cell>
        </table:table-row>
        <table:table-row table:style-name="ro1">
          <table:table-cell office:value-type="float" office:value="287094094336" calcext:value-type="float">
            <text:p>287094094336</text:p>
          </table:table-cell>
          <table:table-cell office:value-type="float" office:value="-30.4835605621338" calcext:value-type="float">
            <text:p>-30.4835605621338</text:p>
          </table:table-cell>
          <table:table-cell office:value-type="float" office:value="188794087168" calcext:value-type="float">
            <text:p>188794087168</text:p>
          </table:table-cell>
          <table:table-cell office:value-type="float" office:value="-200.867492675781" calcext:value-type="float">
            <text:p>-200.867492675781</text:p>
          </table:table-cell>
          <table:table-cell/>
          <table:table-cell table:formula="of:=INDEX([.$A$1:.$A$2072]; 458; 1)" office:value-type="float" office:value="287093418240" calcext:value-type="float">
            <text:p>287093418240</text:p>
          </table:table-cell>
          <table:table-cell table:formula="of:=[.$G$7] * [.$F$467] + [.$G$8]" office:value-type="float" office:value="-61.4456134811044" calcext:value-type="float">
            <text:p>-61.4456134811044</text:p>
          </table:table-cell>
          <table:table-cell/>
          <table:table-cell table:formula="of:=INDEX([.$C$1:.$C$2072]; 458; 1)" office:value-type="float" office:value="188794140160" calcext:value-type="float">
            <text:p>188794140160</text:p>
          </table:table-cell>
          <table:table-cell table:formula="of:=[.$J$7] * [.$I$467] + [.$J$8]" office:value-type="float" office:value="-199.168685374782" calcext:value-type="float">
            <text:p>-199.168685374782</text:p>
          </table:table-cell>
        </table:table-row>
        <table:table-row table:style-name="ro1">
          <table:table-cell office:value-type="float" office:value="287094106368" calcext:value-type="float">
            <text:p>287094106368</text:p>
          </table:table-cell>
          <table:table-cell office:value-type="float" office:value="-29.9658260345459" calcext:value-type="float">
            <text:p>-29.9658260345459</text:p>
          </table:table-cell>
          <table:table-cell office:value-type="float" office:value="188794083072" calcext:value-type="float">
            <text:p>188794083072</text:p>
          </table:table-cell>
          <table:table-cell office:value-type="float" office:value="-201.16813659668" calcext:value-type="float">
            <text:p>-201.16813659668</text:p>
          </table:table-cell>
          <table:table-cell/>
          <table:table-cell table:formula="of:=INDEX([.$A$1:.$A$2072]; 459; 1)" office:value-type="float" office:value="287093450496" calcext:value-type="float">
            <text:p>287093450496</text:p>
          </table:table-cell>
          <table:table-cell table:formula="of:=[.$G$7] * [.$F$468] + [.$G$8]" office:value-type="float" office:value="-59.9046361576766" calcext:value-type="float">
            <text:p>-59.9046361576766</text:p>
          </table:table-cell>
          <table:table-cell/>
          <table:table-cell table:formula="of:=INDEX([.$C$1:.$C$2072]; 459; 1)" office:value-type="float" office:value="188794142464" calcext:value-type="float">
            <text:p>188794142464</text:p>
          </table:table-cell>
          <table:table-cell table:formula="of:=[.$J$7] * [.$I$468] + [.$J$8]" office:value-type="float" office:value="-199.058532033116" calcext:value-type="float">
            <text:p>-199.058532033116</text:p>
          </table:table-cell>
        </table:table-row>
        <table:table-row table:style-name="ro1">
          <table:table-cell office:value-type="float" office:value="287094130688" calcext:value-type="float">
            <text:p>287094130688</text:p>
          </table:table-cell>
          <table:table-cell office:value-type="float" office:value="-28.8865051269531" calcext:value-type="float">
            <text:p>-28.8865051269531</text:p>
          </table:table-cell>
          <table:table-cell office:value-type="float" office:value="188794077952" calcext:value-type="float">
            <text:p>188794077952</text:p>
          </table:table-cell>
          <table:table-cell office:value-type="float" office:value="-201.662063598633" calcext:value-type="float">
            <text:p>-201.662063598633</text:p>
          </table:table-cell>
          <table:table-cell/>
          <table:table-cell table:formula="of:=INDEX([.$A$1:.$A$2072]; 460; 1)" office:value-type="float" office:value="287093704192" calcext:value-type="float">
            <text:p>287093704192</text:p>
          </table:table-cell>
          <table:table-cell table:formula="of:=[.$G$7] * [.$F$469] + [.$G$8]" office:value-type="float" office:value="-47.7847272139043" calcext:value-type="float">
            <text:p>-47.7847272139043</text:p>
          </table:table-cell>
          <table:table-cell/>
          <table:table-cell table:formula="of:=INDEX([.$C$1:.$C$2072]; 460; 1)" office:value-type="float" office:value="188794203904" calcext:value-type="float">
            <text:p>188794203904</text:p>
          </table:table-cell>
          <table:table-cell table:formula="of:=[.$J$7] * [.$I$469] + [.$J$8]" office:value-type="float" office:value="-196.121109616011" calcext:value-type="float">
            <text:p>-196.121109616011</text:p>
          </table:table-cell>
        </table:table-row>
        <table:table-row table:style-name="ro1">
          <table:table-cell office:value-type="float" office:value="287094193664" calcext:value-type="float">
            <text:p>287094193664</text:p>
          </table:table-cell>
          <table:table-cell office:value-type="float" office:value="-25.9708423614502" calcext:value-type="float">
            <text:p>-25.9708423614502</text:p>
          </table:table-cell>
          <table:table-cell office:value-type="float" office:value="188794066176" calcext:value-type="float">
            <text:p>188794066176</text:p>
          </table:table-cell>
          <table:table-cell office:value-type="float" office:value="-202.435119628906" calcext:value-type="float">
            <text:p>-202.435119628906</text:p>
          </table:table-cell>
          <table:table-cell/>
          <table:table-cell table:formula="of:=INDEX([.$A$1:.$A$2072]; 461; 1)" office:value-type="float" office:value="287093738752" calcext:value-type="float">
            <text:p>287093738752</text:p>
          </table:table-cell>
          <table:table-cell table:formula="of:=[.$G$7] * [.$F$470] + [.$G$8]" office:value-type="float" office:value="-46.133680080995" calcext:value-type="float">
            <text:p>-46.133680080995</text:p>
          </table:table-cell>
          <table:table-cell/>
          <table:table-cell table:formula="of:=INDEX([.$C$1:.$C$2072]; 461; 1)" office:value-type="float" office:value="188794213888" calcext:value-type="float">
            <text:p>188794213888</text:p>
          </table:table-cell>
          <table:table-cell table:formula="of:=[.$J$7] * [.$I$470] + [.$J$8]" office:value-type="float" office:value="-195.643778475001" calcext:value-type="float">
            <text:p>-195.643778475001</text:p>
          </table:table-cell>
        </table:table-row>
        <table:table-row table:style-name="ro1">
          <table:table-cell office:value-type="float" office:value="287094206720" calcext:value-type="float">
            <text:p>287094206720</text:p>
          </table:table-cell>
          <table:table-cell office:value-type="float" office:value="-25.3552989959717" calcext:value-type="float">
            <text:p>-25.3552989959717</text:p>
          </table:table-cell>
          <table:table-cell office:value-type="float" office:value="188794064128" calcext:value-type="float">
            <text:p>188794064128</text:p>
          </table:table-cell>
          <table:table-cell office:value-type="float" office:value="-202.556930541992" calcext:value-type="float">
            <text:p>-202.556930541992</text:p>
          </table:table-cell>
          <table:table-cell/>
          <table:table-cell table:formula="of:=INDEX([.$A$1:.$A$2072]; 462; 1)" office:value-type="float" office:value="287093808896" calcext:value-type="float">
            <text:p>287093808896</text:p>
          </table:table-cell>
          <table:table-cell table:formula="of:=[.$G$7] * [.$F$471] + [.$G$8]" office:value-type="float" office:value="-42.7826659027487" calcext:value-type="float">
            <text:p>-42.7826659027487</text:p>
          </table:table-cell>
          <table:table-cell/>
          <table:table-cell table:formula="of:=INDEX([.$C$1:.$C$2072]; 462; 1)" office:value-type="float" office:value="188794226176" calcext:value-type="float">
            <text:p>188794226176</text:p>
          </table:table-cell>
          <table:table-cell table:formula="of:=[.$J$7] * [.$I$471] + [.$J$8]" office:value-type="float" office:value="-195.056293990463" calcext:value-type="float">
            <text:p>-195.056293990463</text:p>
          </table:table-cell>
        </table:table-row>
        <table:table-row table:style-name="ro1">
          <table:table-cell office:value-type="float" office:value="287094233600" calcext:value-type="float">
            <text:p>287094233600</text:p>
          </table:table-cell>
          <table:table-cell office:value-type="float" office:value="-24.0931510925293" calcext:value-type="float">
            <text:p>-24.0931510925293</text:p>
          </table:table-cell>
          <table:table-cell office:value-type="float" office:value="188794059776" calcext:value-type="float">
            <text:p>188794059776</text:p>
          </table:table-cell>
          <table:table-cell office:value-type="float" office:value="-202.773651123047" calcext:value-type="float">
            <text:p>-202.773651123047</text:p>
          </table:table-cell>
          <table:table-cell/>
          <table:table-cell table:formula="of:=INDEX([.$A$1:.$A$2072]; 463; 1)" office:value-type="float" office:value="287093944064" calcext:value-type="float">
            <text:p>287093944064</text:p>
          </table:table-cell>
          <table:table-cell table:formula="of:=[.$G$7] * [.$F$472] + [.$G$8]" office:value-type="float" office:value="-36.325237121433" calcext:value-type="float">
            <text:p>-36.325237121433</text:p>
          </table:table-cell>
          <table:table-cell/>
          <table:table-cell table:formula="of:=INDEX([.$C$1:.$C$2072]; 463; 1)" office:value-type="float" office:value="188794195200" calcext:value-type="float">
            <text:p>188794195200</text:p>
          </table:table-cell>
          <table:table-cell table:formula="of:=[.$J$7] * [.$I$472] + [.$J$8]" office:value-type="float" office:value="-196.537244459614" calcext:value-type="float">
            <text:p>-196.537244459614</text:p>
          </table:table-cell>
        </table:table-row>
        <table:table-row table:style-name="ro1">
          <table:table-cell office:value-type="float" office:value="287094261248" calcext:value-type="float">
            <text:p>287094261248</text:p>
          </table:table-cell>
          <table:table-cell office:value-type="float" office:value="-22.7917060852051" calcext:value-type="float">
            <text:p>-22.7917060852051</text:p>
          </table:table-cell>
          <table:table-cell office:value-type="float" office:value="188794055424" calcext:value-type="float">
            <text:p>188794055424</text:p>
          </table:table-cell>
          <table:table-cell office:value-type="float" office:value="-202.971435546875" calcext:value-type="float">
            <text:p>-202.971435546875</text:p>
          </table:table-cell>
          <table:table-cell/>
          <table:table-cell table:formula="of:=INDEX([.$A$1:.$A$2072]; 464; 1)" office:value-type="float" office:value="287094028800" calcext:value-type="float">
            <text:p>287094028800</text:p>
          </table:table-cell>
          <table:table-cell table:formula="of:=[.$G$7] * [.$F$473] + [.$G$8]" office:value-type="float" office:value="-32.277114154771" calcext:value-type="float">
            <text:p>-32.277114154771</text:p>
          </table:table-cell>
          <table:table-cell/>
          <table:table-cell table:formula="of:=INDEX([.$C$1:.$C$2072]; 464; 1)" office:value-type="float" office:value="188794127360" calcext:value-type="float">
            <text:p>188794127360</text:p>
          </table:table-cell>
          <table:table-cell table:formula="of:=[.$J$7] * [.$I$473] + [.$J$8]" office:value-type="float" office:value="-199.780648378655" calcext:value-type="float">
            <text:p>-199.780648378655</text:p>
          </table:table-cell>
        </table:table-row>
        <table:table-row table:style-name="ro1">
          <table:table-cell office:value-type="float" office:value="287094275328" calcext:value-type="float">
            <text:p>287094275328</text:p>
          </table:table-cell>
          <table:table-cell office:value-type="float" office:value="-22.1267433166504" calcext:value-type="float">
            <text:p>-22.1267433166504</text:p>
          </table:table-cell>
          <table:table-cell office:value-type="float" office:value="188794053376" calcext:value-type="float">
            <text:p>188794053376</text:p>
          </table:table-cell>
          <table:table-cell office:value-type="float" office:value="-203.067764282227" calcext:value-type="float">
            <text:p>-203.067764282227</text:p>
          </table:table-cell>
          <table:table-cell/>
          <table:table-cell table:formula="of:=INDEX([.$A$1:.$A$2072]; 465; 1)" office:value-type="float" office:value="287094039040" calcext:value-type="float">
            <text:p>287094039040</text:p>
          </table:table-cell>
          <table:table-cell table:formula="of:=[.$G$7] * [.$F$474] + [.$G$8]" office:value-type="float" office:value="-31.7879150044173" calcext:value-type="float">
            <text:p>-31.7879150044173</text:p>
          </table:table-cell>
          <table:table-cell/>
          <table:table-cell table:formula="of:=INDEX([.$C$1:.$C$2072]; 465; 1)" office:value-type="float" office:value="188794119168" calcext:value-type="float">
            <text:p>188794119168</text:p>
          </table:table-cell>
          <table:table-cell table:formula="of:=[.$J$7] * [.$I$474] + [.$J$8]" office:value-type="float" office:value="-200.17230470106" calcext:value-type="float">
            <text:p>-200.17230470106</text:p>
          </table:table-cell>
        </table:table-row>
        <table:table-row table:style-name="ro1">
          <table:table-cell office:value-type="float" office:value="287094304256" calcext:value-type="float">
            <text:p>287094304256</text:p>
          </table:table-cell>
          <table:table-cell office:value-type="float" office:value="-20.76881980896" calcext:value-type="float">
            <text:p>-20.76881980896</text:p>
          </table:table-cell>
          <table:table-cell office:value-type="float" office:value="188794050560" calcext:value-type="float">
            <text:p>188794050560</text:p>
          </table:table-cell>
          <table:table-cell office:value-type="float" office:value="-203.251892089844" calcext:value-type="float">
            <text:p>-203.251892089844</text:p>
          </table:table-cell>
          <table:table-cell/>
          <table:table-cell table:formula="of:=INDEX([.$A$1:.$A$2072]; 466; 1)" office:value-type="float" office:value="287094071296" calcext:value-type="float">
            <text:p>287094071296</text:p>
          </table:table-cell>
          <table:table-cell table:formula="of:=[.$G$7] * [.$F$475] + [.$G$8]" office:value-type="float" office:value="-30.2469376809895" calcext:value-type="float">
            <text:p>-30.2469376809895</text:p>
          </table:table-cell>
          <table:table-cell/>
          <table:table-cell table:formula="of:=INDEX([.$C$1:.$C$2072]; 466; 1)" office:value-type="float" office:value="188794097920" calcext:value-type="float">
            <text:p>188794097920</text:p>
          </table:table-cell>
          <table:table-cell table:formula="of:=[.$J$7] * [.$I$475] + [.$J$8]" office:value-type="float" office:value="-201.188163286075" calcext:value-type="float">
            <text:p>-201.188163286075</text:p>
          </table:table-cell>
        </table:table-row>
        <table:table-row table:style-name="ro1">
          <table:table-cell office:value-type="float" office:value="287094333952" calcext:value-type="float">
            <text:p>287094333952</text:p>
          </table:table-cell>
          <table:table-cell office:value-type="float" office:value="-19.3737869262695" calcext:value-type="float">
            <text:p>-19.3737869262695</text:p>
          </table:table-cell>
          <table:table-cell office:value-type="float" office:value="188794049536" calcext:value-type="float">
            <text:p>188794049536</text:p>
          </table:table-cell>
          <table:table-cell office:value-type="float" office:value="-203.389404296875" calcext:value-type="float">
            <text:p>-203.389404296875</text:p>
          </table:table-cell>
          <table:table-cell/>
          <table:table-cell table:formula="of:=INDEX([.$A$1:.$A$2072]; 467; 1)" office:value-type="float" office:value="287094094336" calcext:value-type="float">
            <text:p>287094094336</text:p>
          </table:table-cell>
          <table:table-cell table:formula="of:=[.$G$7] * [.$F$476] + [.$G$8]" office:value-type="float" office:value="-29.1462395936251" calcext:value-type="float">
            <text:p>-29.1462395936251</text:p>
          </table:table-cell>
          <table:table-cell/>
          <table:table-cell table:formula="of:=INDEX([.$C$1:.$C$2072]; 467; 1)" office:value-type="float" office:value="188794087168" calcext:value-type="float">
            <text:p>188794087168</text:p>
          </table:table-cell>
          <table:table-cell table:formula="of:=[.$J$7] * [.$I$476] + [.$J$8]" office:value-type="float" office:value="-201.702212208882" calcext:value-type="float">
            <text:p>-201.702212208882</text:p>
          </table:table-cell>
        </table:table-row>
        <table:table-row table:style-name="ro1">
          <table:table-cell office:value-type="float" office:value="287094363904" calcext:value-type="float">
            <text:p>287094363904</text:p>
          </table:table-cell>
          <table:table-cell office:value-type="float" office:value="-17.9472961425781" calcext:value-type="float">
            <text:p>-17.9472961425781</text:p>
          </table:table-cell>
          <table:table-cell office:value-type="float" office:value="188794051072" calcext:value-type="float">
            <text:p>188794051072</text:p>
          </table:table-cell>
          <table:table-cell office:value-type="float" office:value="-203.451629638672" calcext:value-type="float">
            <text:p>-203.451629638672</text:p>
          </table:table-cell>
          <table:table-cell/>
          <table:table-cell table:formula="of:=INDEX([.$A$1:.$A$2072]; 468; 1)" office:value-type="float" office:value="287094106368" calcext:value-type="float">
            <text:p>287094106368</text:p>
          </table:table-cell>
          <table:table-cell table:formula="of:=[.$G$7] * [.$F$477] + [.$G$8]" office:value-type="float" office:value="-28.5714305918664" calcext:value-type="float">
            <text:p>-28.5714305918664</text:p>
          </table:table-cell>
          <table:table-cell/>
          <table:table-cell table:formula="of:=INDEX([.$C$1:.$C$2072]; 468; 1)" office:value-type="float" office:value="188794083072" calcext:value-type="float">
            <text:p>188794083072</text:p>
          </table:table-cell>
          <table:table-cell table:formula="of:=[.$J$7] * [.$I$477] + [.$J$8]" office:value-type="float" office:value="-201.898040371016" calcext:value-type="float">
            <text:p>-201.898040371016</text:p>
          </table:table-cell>
        </table:table-row>
        <table:table-row table:style-name="ro1">
          <table:table-cell office:value-type="float" office:value="287094394112" calcext:value-type="float">
            <text:p>287094394112</text:p>
          </table:table-cell>
          <table:table-cell office:value-type="float" office:value="-16.496675491333" calcext:value-type="float">
            <text:p>-16.496675491333</text:p>
          </table:table-cell>
          <table:table-cell office:value-type="float" office:value="188794055680" calcext:value-type="float">
            <text:p>188794055680</text:p>
          </table:table-cell>
          <table:table-cell office:value-type="float" office:value="-203.408416748047" calcext:value-type="float">
            <text:p>-203.408416748047</text:p>
          </table:table-cell>
          <table:table-cell/>
          <table:table-cell table:formula="of:=INDEX([.$A$1:.$A$2072]; 469; 1)" office:value-type="float" office:value="287094130688" calcext:value-type="float">
            <text:p>287094130688</text:p>
          </table:table-cell>
          <table:table-cell table:formula="of:=[.$G$7] * [.$F$478] + [.$G$8]" office:value-type="float" office:value="-27.4095826111734" calcext:value-type="float">
            <text:p>-27.4095826111734</text:p>
          </table:table-cell>
          <table:table-cell/>
          <table:table-cell table:formula="of:=INDEX([.$C$1:.$C$2072]; 469; 1)" office:value-type="float" office:value="188794077952" calcext:value-type="float">
            <text:p>188794077952</text:p>
          </table:table-cell>
          <table:table-cell table:formula="of:=[.$J$7] * [.$I$478] + [.$J$8]" office:value-type="float" office:value="-202.14282557182" calcext:value-type="float">
            <text:p>-202.14282557182</text:p>
          </table:table-cell>
        </table:table-row>
        <table:table-row table:style-name="ro1">
          <table:table-cell office:value-type="float" office:value="287094423552" calcext:value-type="float">
            <text:p>287094423552</text:p>
          </table:table-cell>
          <table:table-cell office:value-type="float" office:value="-15.0421581268311" calcext:value-type="float">
            <text:p>-15.0421581268311</text:p>
          </table:table-cell>
          <table:table-cell office:value-type="float" office:value="188794064384" calcext:value-type="float">
            <text:p>188794064384</text:p>
          </table:table-cell>
          <table:table-cell office:value-type="float" office:value="-203.228088378906" calcext:value-type="float">
            <text:p>-203.228088378906</text:p>
          </table:table-cell>
          <table:table-cell/>
          <table:table-cell table:formula="of:=INDEX([.$A$1:.$A$2072]; 470; 1)" office:value-type="float" office:value="287094193664" calcext:value-type="float">
            <text:p>287094193664</text:p>
          </table:table-cell>
          <table:table-cell table:formula="of:=[.$G$7] * [.$F$479] + [.$G$8]" office:value-type="float" office:value="-24.4010078366846" calcext:value-type="float">
            <text:p>-24.4010078366846</text:p>
          </table:table-cell>
          <table:table-cell/>
          <table:table-cell table:formula="of:=INDEX([.$C$1:.$C$2072]; 470; 1)" office:value-type="float" office:value="188794066176" calcext:value-type="float">
            <text:p>188794066176</text:p>
          </table:table-cell>
          <table:table-cell table:formula="of:=[.$J$7] * [.$I$479] + [.$J$8]" office:value-type="float" office:value="-202.705831535161" calcext:value-type="float">
            <text:p>-202.705831535161</text:p>
          </table:table-cell>
        </table:table-row>
        <table:table-row table:style-name="ro1">
          <table:table-cell office:value-type="float" office:value="287094437632" calcext:value-type="float">
            <text:p>287094437632</text:p>
          </table:table-cell>
          <table:table-cell office:value-type="float" office:value="-14.3260726928711" calcext:value-type="float">
            <text:p>-14.3260726928711</text:p>
          </table:table-cell>
          <table:table-cell office:value-type="float" office:value="188794070016" calcext:value-type="float">
            <text:p>188794070016</text:p>
          </table:table-cell>
          <table:table-cell office:value-type="float" office:value="-203.074096679688" calcext:value-type="float">
            <text:p>-203.074096679688</text:p>
          </table:table-cell>
          <table:table-cell/>
          <table:table-cell table:formula="of:=INDEX([.$A$1:.$A$2072]; 471; 1)" office:value-type="float" office:value="287094206720" calcext:value-type="float">
            <text:p>287094206720</text:p>
          </table:table-cell>
          <table:table-cell table:formula="of:=[.$G$7] * [.$F$480] + [.$G$8]" office:value-type="float" office:value="-23.7772789206356" calcext:value-type="float">
            <text:p>-23.7772789206356</text:p>
          </table:table-cell>
          <table:table-cell/>
          <table:table-cell table:formula="of:=INDEX([.$C$1:.$C$2072]; 471; 1)" office:value-type="float" office:value="188794064128" calcext:value-type="float">
            <text:p>188794064128</text:p>
          </table:table-cell>
          <table:table-cell table:formula="of:=[.$J$7] * [.$I$480] + [.$J$8]" office:value-type="float" office:value="-202.803745616227" calcext:value-type="float">
            <text:p>-202.803745616227</text:p>
          </table:table-cell>
        </table:table-row>
        <table:table-row table:style-name="ro1">
          <table:table-cell office:value-type="float" office:value="287094493696" calcext:value-type="float">
            <text:p>287094493696</text:p>
          </table:table-cell>
          <table:table-cell office:value-type="float" office:value="-11.5518951416016" calcext:value-type="float">
            <text:p>-11.5518951416016</text:p>
          </table:table-cell>
          <table:table-cell office:value-type="float" office:value="188794091776" calcext:value-type="float">
            <text:p>188794091776</text:p>
          </table:table-cell>
          <table:table-cell office:value-type="float" office:value="-202.202346801758" calcext:value-type="float">
            <text:p>-202.202346801758</text:p>
          </table:table-cell>
          <table:table-cell/>
          <table:table-cell table:formula="of:=INDEX([.$A$1:.$A$2072]; 472; 1)" office:value-type="float" office:value="287094233600" calcext:value-type="float">
            <text:p>287094233600</text:p>
          </table:table-cell>
          <table:table-cell table:formula="of:=[.$G$7] * [.$F$481] + [.$G$8]" office:value-type="float" office:value="-22.4931311514229" calcext:value-type="float">
            <text:p>-22.4931311514229</text:p>
          </table:table-cell>
          <table:table-cell/>
          <table:table-cell table:formula="of:=INDEX([.$C$1:.$C$2072]; 472; 1)" office:value-type="float" office:value="188794059776" calcext:value-type="float">
            <text:p>188794059776</text:p>
          </table:table-cell>
          <table:table-cell table:formula="of:=[.$J$7] * [.$I$481] + [.$J$8]" office:value-type="float" office:value="-203.011813037097" calcext:value-type="float">
            <text:p>-203.011813037097</text:p>
          </table:table-cell>
        </table:table-row>
        <table:table-row table:style-name="ro1">
          <table:table-cell office:value-type="float" office:value="287094521344" calcext:value-type="float">
            <text:p>287094521344</text:p>
          </table:table-cell>
          <table:table-cell office:value-type="float" office:value="-10.2132759094238" calcext:value-type="float">
            <text:p>-10.2132759094238</text:p>
          </table:table-cell>
          <table:table-cell office:value-type="float" office:value="188794103808" calcext:value-type="float">
            <text:p>188794103808</text:p>
          </table:table-cell>
          <table:table-cell office:value-type="float" office:value="-201.659057617187" calcext:value-type="float">
            <text:p>-201.659057617187</text:p>
          </table:table-cell>
          <table:table-cell/>
          <table:table-cell table:formula="of:=INDEX([.$A$1:.$A$2072]; 473; 1)" office:value-type="float" office:value="287094261248" calcext:value-type="float">
            <text:p>287094261248</text:p>
          </table:table-cell>
          <table:table-cell table:formula="of:=[.$G$7] * [.$F$482] + [.$G$8]" office:value-type="float" office:value="-21.1722934469581" calcext:value-type="float">
            <text:p>-21.1722934469581</text:p>
          </table:table-cell>
          <table:table-cell/>
          <table:table-cell table:formula="of:=INDEX([.$C$1:.$C$2072]; 473; 1)" office:value-type="float" office:value="188794055424" calcext:value-type="float">
            <text:p>188794055424</text:p>
          </table:table-cell>
          <table:table-cell table:formula="of:=[.$J$7] * [.$I$482] + [.$J$8]" office:value-type="float" office:value="-203.219880457967" calcext:value-type="float">
            <text:p>-203.219880457967</text:p>
          </table:table-cell>
        </table:table-row>
        <table:table-row table:style-name="ro1">
          <table:table-cell office:value-type="float" office:value="287094562048" calcext:value-type="float">
            <text:p>287094562048</text:p>
          </table:table-cell>
          <table:table-cell office:value-type="float" office:value="-8.25467491149902" calcext:value-type="float">
            <text:p>-8.25467491149902</text:p>
          </table:table-cell>
          <table:table-cell office:value-type="float" office:value="188794123008" calcext:value-type="float">
            <text:p>188794123008</text:p>
          </table:table-cell>
          <table:table-cell office:value-type="float" office:value="-200.753784179687" calcext:value-type="float">
            <text:p>-200.753784179687</text:p>
          </table:table-cell>
          <table:table-cell/>
          <table:table-cell table:formula="of:=INDEX([.$A$1:.$A$2072]; 474; 1)" office:value-type="float" office:value="287094275328" calcext:value-type="float">
            <text:p>287094275328</text:p>
          </table:table-cell>
          <table:table-cell table:formula="of:=[.$G$7] * [.$F$483] + [.$G$8]" office:value-type="float" office:value="-20.4996446147561" calcext:value-type="float">
            <text:p>-20.4996446147561</text:p>
          </table:table-cell>
          <table:table-cell/>
          <table:table-cell table:formula="of:=INDEX([.$C$1:.$C$2072]; 474; 1)" office:value-type="float" office:value="188794053376" calcext:value-type="float">
            <text:p>188794053376</text:p>
          </table:table-cell>
          <table:table-cell table:formula="of:=[.$J$7] * [.$I$483] + [.$J$8]" office:value-type="float" office:value="-203.317794539034" calcext:value-type="float">
            <text:p>-203.317794539034</text:p>
          </table:table-cell>
        </table:table-row>
        <table:table-row table:style-name="ro1">
          <table:table-cell office:value-type="float" office:value="287094589696" calcext:value-type="float">
            <text:p>287094589696</text:p>
          </table:table-cell>
          <table:table-cell office:value-type="float" office:value="-6.95994567871094" calcext:value-type="float">
            <text:p>-6.95994567871094</text:p>
          </table:table-cell>
          <table:table-cell office:value-type="float" office:value="188794136320" calcext:value-type="float">
            <text:p>188794136320</text:p>
          </table:table-cell>
          <table:table-cell office:value-type="float" office:value="-200.119110107422" calcext:value-type="float">
            <text:p>-200.119110107422</text:p>
          </table:table-cell>
          <table:table-cell/>
          <table:table-cell table:formula="of:=INDEX([.$A$1:.$A$2072]; 475; 1)" office:value-type="float" office:value="287094304256" calcext:value-type="float">
            <text:p>287094304256</text:p>
          </table:table-cell>
          <table:table-cell table:formula="of:=[.$G$7] * [.$F$484] + [.$G$8]" office:value-type="float" office:value="-19.1176570151001" calcext:value-type="float">
            <text:p>-19.1176570151001</text:p>
          </table:table-cell>
          <table:table-cell/>
          <table:table-cell table:formula="of:=INDEX([.$C$1:.$C$2072]; 475; 1)" office:value-type="float" office:value="188794050560" calcext:value-type="float">
            <text:p>188794050560</text:p>
          </table:table-cell>
          <table:table-cell table:formula="of:=[.$J$7] * [.$I$484] + [.$J$8]" office:value-type="float" office:value="-203.452426400036" calcext:value-type="float">
            <text:p>-203.452426400036</text:p>
          </table:table-cell>
        </table:table-row>
        <table:table-row table:style-name="ro1">
          <table:table-cell office:value-type="float" office:value="287094631680" calcext:value-type="float">
            <text:p>287094631680</text:p>
          </table:table-cell>
          <table:table-cell office:value-type="float" office:value="-4.96263885498047" calcext:value-type="float">
            <text:p>-4.96263885498047</text:p>
          </table:table-cell>
          <table:table-cell office:value-type="float" office:value="188794158592" calcext:value-type="float">
            <text:p>188794158592</text:p>
          </table:table-cell>
          <table:table-cell office:value-type="float" office:value="-199.112121582031" calcext:value-type="float">
            <text:p>-199.112121582031</text:p>
          </table:table-cell>
          <table:table-cell/>
          <table:table-cell table:formula="of:=INDEX([.$A$1:.$A$2072]; 476; 1)" office:value-type="float" office:value="287094333952" calcext:value-type="float">
            <text:p>287094333952</text:p>
          </table:table-cell>
          <table:table-cell table:formula="of:=[.$G$7] * [.$F$485] + [.$G$8]" office:value-type="float" office:value="-17.6989794801921" calcext:value-type="float">
            <text:p>-17.6989794801921</text:p>
          </table:table-cell>
          <table:table-cell/>
          <table:table-cell table:formula="of:=INDEX([.$C$1:.$C$2072]; 476; 1)" office:value-type="float" office:value="188794049536" calcext:value-type="float">
            <text:p>188794049536</text:p>
          </table:table-cell>
          <table:table-cell table:formula="of:=[.$J$7] * [.$I$485] + [.$J$8]" office:value-type="float" office:value="-203.501383440569" calcext:value-type="float">
            <text:p>-203.501383440569</text:p>
          </table:table-cell>
        </table:table-row>
        <table:table-row table:style-name="ro1">
          <table:table-cell office:value-type="float" office:value="287094685184" calcext:value-type="float">
            <text:p>287094685184</text:p>
          </table:table-cell>
          <table:table-cell office:value-type="float" office:value="-2.28714489936829" calcext:value-type="float">
            <text:p>-2.28714489936829</text:p>
          </table:table-cell>
          <table:table-cell office:value-type="float" office:value="188794195968" calcext:value-type="float">
            <text:p>188794195968</text:p>
          </table:table-cell>
          <table:table-cell office:value-type="float" office:value="-197.543685913086" calcext:value-type="float">
            <text:p>-197.543685913086</text:p>
          </table:table-cell>
          <table:table-cell/>
          <table:table-cell table:formula="of:=INDEX([.$A$1:.$A$2072]; 477; 1)" office:value-type="float" office:value="287094363904" calcext:value-type="float">
            <text:p>287094363904</text:p>
          </table:table-cell>
          <table:table-cell table:formula="of:=[.$G$7] * [.$F$486] + [.$G$8]" office:value-type="float" office:value="-16.2680719662458" calcext:value-type="float">
            <text:p>-16.2680719662458</text:p>
          </table:table-cell>
          <table:table-cell/>
          <table:table-cell table:formula="of:=INDEX([.$C$1:.$C$2072]; 477; 1)" office:value-type="float" office:value="188794051072" calcext:value-type="float">
            <text:p>188794051072</text:p>
          </table:table-cell>
          <table:table-cell table:formula="of:=[.$J$7] * [.$I$486] + [.$J$8]" office:value-type="float" office:value="-203.427947878838" calcext:value-type="float">
            <text:p>-203.427947878838</text:p>
          </table:table-cell>
        </table:table-row>
        <table:table-row table:style-name="ro1">
          <table:table-cell office:value-type="float" office:value="287094697216" calcext:value-type="float">
            <text:p>287094697216</text:p>
          </table:table-cell>
          <table:table-cell office:value-type="float" office:value="-1.64277863502502" calcext:value-type="float">
            <text:p>-1.64277863502502</text:p>
          </table:table-cell>
          <table:table-cell office:value-type="float" office:value="188794207488" calcext:value-type="float">
            <text:p>188794207488</text:p>
          </table:table-cell>
          <table:table-cell office:value-type="float" office:value="-197.088745117188" calcext:value-type="float">
            <text:p>-197.088745117188</text:p>
          </table:table-cell>
          <table:table-cell/>
          <table:table-cell table:formula="of:=INDEX([.$A$1:.$A$2072]; 478; 1)" office:value-type="float" office:value="287094394112" calcext:value-type="float">
            <text:p>287094394112</text:p>
          </table:table-cell>
          <table:table-cell table:formula="of:=[.$G$7] * [.$F$487] + [.$G$8]" office:value-type="float" office:value="-14.8249344732612" calcext:value-type="float">
            <text:p>-14.8249344732612</text:p>
          </table:table-cell>
          <table:table-cell/>
          <table:table-cell table:formula="of:=INDEX([.$C$1:.$C$2072]; 478; 1)" office:value-type="float" office:value="188794055680" calcext:value-type="float">
            <text:p>188794055680</text:p>
          </table:table-cell>
          <table:table-cell table:formula="of:=[.$J$7] * [.$I$487] + [.$J$8]" office:value-type="float" office:value="-203.207641197368" calcext:value-type="float">
            <text:p>-203.207641197368</text:p>
          </table:table-cell>
        </table:table-row>
        <table:table-row table:style-name="ro1">
          <table:table-cell office:value-type="float" office:value="287094718976" calcext:value-type="float">
            <text:p>287094718976</text:p>
          </table:table-cell>
          <table:table-cell office:value-type="float" office:value="-0.426394075155258" calcext:value-type="float">
            <text:p>-0.426394075155258</text:p>
          </table:table-cell>
          <table:table-cell office:value-type="float" office:value="188794232064" calcext:value-type="float">
            <text:p>188794232064</text:p>
          </table:table-cell>
          <table:table-cell office:value-type="float" office:value="-196.082321166992" calcext:value-type="float">
            <text:p>-196.082321166992</text:p>
          </table:table-cell>
          <table:table-cell/>
          <table:table-cell table:formula="of:=INDEX([.$A$1:.$A$2072]; 479; 1)" office:value-type="float" office:value="287094423552" calcext:value-type="float">
            <text:p>287094423552</text:p>
          </table:table-cell>
          <table:table-cell table:formula="of:=[.$G$7] * [.$F$488] + [.$G$8]" office:value-type="float" office:value="-13.4184869173914" calcext:value-type="float">
            <text:p>-13.4184869173914</text:p>
          </table:table-cell>
          <table:table-cell/>
          <table:table-cell table:formula="of:=INDEX([.$C$1:.$C$2072]; 479; 1)" office:value-type="float" office:value="188794064384" calcext:value-type="float">
            <text:p>188794064384</text:p>
          </table:table-cell>
          <table:table-cell table:formula="of:=[.$J$7] * [.$I$488] + [.$J$8]" office:value-type="float" office:value="-202.791506355628" calcext:value-type="float">
            <text:p>-202.791506355628</text:p>
          </table:table-cell>
        </table:table-row>
        <table:table-row table:style-name="ro1">
          <table:table-cell office:value-type="float" office:value="287094793984" calcext:value-type="float">
            <text:p>287094793984</text:p>
          </table:table-cell>
          <table:table-cell office:value-type="float" office:value="3.35095977783203" calcext:value-type="float">
            <text:p>3.35095977783203</text:p>
          </table:table-cell>
          <table:table-cell office:value-type="float" office:value="188794327040" calcext:value-type="float">
            <text:p>188794327040</text:p>
          </table:table-cell>
          <table:table-cell office:value-type="float" office:value="-191.77555847168" calcext:value-type="float">
            <text:p>-191.77555847168</text:p>
          </table:table-cell>
          <table:table-cell/>
          <table:table-cell table:formula="of:=INDEX([.$A$1:.$A$2072]; 480; 1)" office:value-type="float" office:value="287094437632" calcext:value-type="float">
            <text:p>287094437632</text:p>
          </table:table-cell>
          <table:table-cell table:formula="of:=[.$G$7] * [.$F$489] + [.$G$8]" office:value-type="float" office:value="-12.7458380851895" calcext:value-type="float">
            <text:p>-12.7458380851895</text:p>
          </table:table-cell>
          <table:table-cell/>
          <table:table-cell table:formula="of:=INDEX([.$C$1:.$C$2072]; 480; 1)" office:value-type="float" office:value="188794070016" calcext:value-type="float">
            <text:p>188794070016</text:p>
          </table:table-cell>
          <table:table-cell table:formula="of:=[.$J$7] * [.$I$489] + [.$J$8]" office:value-type="float" office:value="-202.522242633626" calcext:value-type="float">
            <text:p>-202.522242633626</text:p>
          </table:table-cell>
        </table:table-row>
        <table:table-row table:style-name="ro1">
          <table:table-cell office:value-type="float" office:value="287094814464" calcext:value-type="float">
            <text:p>287094814464</text:p>
          </table:table-cell>
          <table:table-cell office:value-type="float" office:value="4.34078979492188" calcext:value-type="float">
            <text:p>4.34078979492188</text:p>
          </table:table-cell>
          <table:table-cell office:value-type="float" office:value="188794356736" calcext:value-type="float">
            <text:p>188794356736</text:p>
          </table:table-cell>
          <table:table-cell office:value-type="float" office:value="-190.372497558594" calcext:value-type="float">
            <text:p>-190.372497558594</text:p>
          </table:table-cell>
          <table:table-cell/>
          <table:table-cell table:formula="of:=INDEX([.$A$1:.$A$2072]; 481; 1)" office:value-type="float" office:value="287094493696" calcext:value-type="float">
            <text:p>287094493696</text:p>
          </table:table-cell>
          <table:table-cell table:formula="of:=[.$G$7] * [.$F$490] + [.$G$8]" office:value-type="float" office:value="-10.0674727391452" calcext:value-type="float">
            <text:p>-10.0674727391452</text:p>
          </table:table-cell>
          <table:table-cell/>
          <table:table-cell table:formula="of:=INDEX([.$C$1:.$C$2072]; 481; 1)" office:value-type="float" office:value="188794091776" calcext:value-type="float">
            <text:p>188794091776</text:p>
          </table:table-cell>
          <table:table-cell table:formula="of:=[.$J$7] * [.$I$490] + [.$J$8]" office:value-type="float" office:value="-201.481905527413" calcext:value-type="float">
            <text:p>-201.481905527413</text:p>
          </table:table-cell>
        </table:table-row>
        <table:table-row table:style-name="ro1">
          <table:table-cell office:value-type="float" office:value="287094824704" calcext:value-type="float">
            <text:p>287094824704</text:p>
          </table:table-cell>
          <table:table-cell office:value-type="float" office:value="4.82966375350952" calcext:value-type="float">
            <text:p>4.82966375350952</text:p>
          </table:table-cell>
          <table:table-cell office:value-type="float" office:value="188794372096" calcext:value-type="float">
            <text:p>188794372096</text:p>
          </table:table-cell>
          <table:table-cell office:value-type="float" office:value="-189.650314331055" calcext:value-type="float">
            <text:p>-189.650314331055</text:p>
          </table:table-cell>
          <table:table-cell/>
          <table:table-cell table:formula="of:=INDEX([.$A$1:.$A$2072]; 482; 1)" office:value-type="float" office:value="287094521344" calcext:value-type="float">
            <text:p>287094521344</text:p>
          </table:table-cell>
          <table:table-cell table:formula="of:=[.$G$7] * [.$F$491] + [.$G$8]" office:value-type="float" office:value="-8.74663503281772" calcext:value-type="float">
            <text:p>-8.74663503281772</text:p>
          </table:table-cell>
          <table:table-cell/>
          <table:table-cell table:formula="of:=INDEX([.$C$1:.$C$2072]; 482; 1)" office:value-type="float" office:value="188794103808" calcext:value-type="float">
            <text:p>188794103808</text:p>
          </table:table-cell>
          <table:table-cell table:formula="of:=[.$J$7] * [.$I$491] + [.$J$8]" office:value-type="float" office:value="-200.906660305336" calcext:value-type="float">
            <text:p>-200.906660305336</text:p>
          </table:table-cell>
        </table:table-row>
        <table:table-row table:style-name="ro1">
          <table:table-cell office:value-type="float" office:value="287094844160" calcext:value-type="float">
            <text:p>287094844160</text:p>
          </table:table-cell>
          <table:table-cell office:value-type="float" office:value="5.79797554016113" calcext:value-type="float">
            <text:p>5.79797554016113</text:p>
          </table:table-cell>
          <table:table-cell office:value-type="float" office:value="188794403840" calcext:value-type="float">
            <text:p>188794403840</text:p>
          </table:table-cell>
          <table:table-cell office:value-type="float" office:value="-188.168655395508" calcext:value-type="float">
            <text:p>-188.168655395508</text:p>
          </table:table-cell>
          <table:table-cell/>
          <table:table-cell table:formula="of:=INDEX([.$A$1:.$A$2072]; 483; 1)" office:value-type="float" office:value="287094562048" calcext:value-type="float">
            <text:p>287094562048</text:p>
          </table:table-cell>
          <table:table-cell table:formula="of:=[.$G$7] * [.$F$492] + [.$G$8]" office:value-type="float" office:value="-6.80206841044128" calcext:value-type="float">
            <text:p>-6.80206841044128</text:p>
          </table:table-cell>
          <table:table-cell/>
          <table:table-cell table:formula="of:=INDEX([.$C$1:.$C$2072]; 483; 1)" office:value-type="float" office:value="188794123008" calcext:value-type="float">
            <text:p>188794123008</text:p>
          </table:table-cell>
          <table:table-cell table:formula="of:=[.$J$7] * [.$I$492] + [.$J$8]" office:value-type="float" office:value="-199.988715799525" calcext:value-type="float">
            <text:p>-199.988715799525</text:p>
          </table:table-cell>
        </table:table-row>
        <table:table-row table:style-name="ro1">
          <table:table-cell office:value-type="float" office:value="287094861824" calcext:value-type="float">
            <text:p>287094861824</text:p>
          </table:table-cell>
          <table:table-cell office:value-type="float" office:value="6.72522974014282" calcext:value-type="float">
            <text:p>6.72522974014282</text:p>
          </table:table-cell>
          <table:table-cell office:value-type="float" office:value="188794437376" calcext:value-type="float">
            <text:p>188794437376</text:p>
          </table:table-cell>
          <table:table-cell office:value-type="float" office:value="-186.627105712891" calcext:value-type="float">
            <text:p>-186.627105712891</text:p>
          </table:table-cell>
          <table:table-cell/>
          <table:table-cell table:formula="of:=INDEX([.$A$1:.$A$2072]; 484; 1)" office:value-type="float" office:value="287094589696" calcext:value-type="float">
            <text:p>287094589696</text:p>
          </table:table-cell>
          <table:table-cell table:formula="of:=[.$G$7] * [.$F$493] + [.$G$8]" office:value-type="float" office:value="-5.48123070597649" calcext:value-type="float">
            <text:p>-5.48123070597649</text:p>
          </table:table-cell>
          <table:table-cell/>
          <table:table-cell table:formula="of:=INDEX([.$C$1:.$C$2072]; 484; 1)" office:value-type="float" office:value="188794136320" calcext:value-type="float">
            <text:p>188794136320</text:p>
          </table:table-cell>
          <table:table-cell table:formula="of:=[.$J$7] * [.$I$493] + [.$J$8]" office:value-type="float" office:value="-199.352274276316" calcext:value-type="float">
            <text:p>-199.352274276316</text:p>
          </table:table-cell>
        </table:table-row>
        <table:table-row table:style-name="ro1">
          <table:table-cell office:value-type="float" office:value="287094883072" calcext:value-type="float">
            <text:p>287094883072</text:p>
          </table:table-cell>
          <table:table-cell office:value-type="float" office:value="7.97103357315064" calcext:value-type="float">
            <text:p>7.97103357315064</text:p>
          </table:table-cell>
          <table:table-cell office:value-type="float" office:value="188794490624" calcext:value-type="float">
            <text:p>188794490624</text:p>
          </table:table-cell>
          <table:table-cell office:value-type="float" office:value="-184.191116333008" calcext:value-type="float">
            <text:p>-184.191116333008</text:p>
          </table:table-cell>
          <table:table-cell/>
          <table:table-cell table:formula="of:=INDEX([.$A$1:.$A$2072]; 485; 1)" office:value-type="float" office:value="287094631680" calcext:value-type="float">
            <text:p>287094631680</text:p>
          </table:table-cell>
          <table:table-cell table:formula="of:=[.$G$7] * [.$F$494] + [.$G$8]" office:value-type="float" office:value="-3.4755141902715" calcext:value-type="float">
            <text:p>-3.4755141902715</text:p>
          </table:table-cell>
          <table:table-cell/>
          <table:table-cell table:formula="of:=INDEX([.$C$1:.$C$2072]; 485; 1)" office:value-type="float" office:value="188794158592" calcext:value-type="float">
            <text:p>188794158592</text:p>
          </table:table-cell>
          <table:table-cell table:formula="of:=[.$J$7] * [.$I$494] + [.$J$8]" office:value-type="float" office:value="-198.287458648905" calcext:value-type="float">
            <text:p>-198.287458648905</text:p>
          </table:table-cell>
        </table:table-row>
        <table:table-row table:style-name="ro1">
          <table:table-cell office:value-type="float" office:value="287094892544" calcext:value-type="float">
            <text:p>287094892544</text:p>
          </table:table-cell>
          <table:table-cell office:value-type="float" office:value="8.65213108062744" calcext:value-type="float">
            <text:p>8.65213108062744</text:p>
          </table:table-cell>
          <table:table-cell office:value-type="float" office:value="188794527488" calcext:value-type="float">
            <text:p>188794527488</text:p>
          </table:table-cell>
          <table:table-cell office:value-type="float" office:value="-182.480926513672" calcext:value-type="float">
            <text:p>-182.480926513672</text:p>
          </table:table-cell>
          <table:table-cell/>
          <table:table-cell table:formula="of:=INDEX([.$A$1:.$A$2072]; 486; 1)" office:value-type="float" office:value="287094685184" calcext:value-type="float">
            <text:p>287094685184</text:p>
          </table:table-cell>
          <table:table-cell table:formula="of:=[.$G$7] * [.$F$495] + [.$G$8]" office:value-type="float" office:value="-0.91944863088429" calcext:value-type="float">
            <text:p>-0.91944863088429</text:p>
          </table:table-cell>
          <table:table-cell/>
          <table:table-cell table:formula="of:=INDEX([.$C$1:.$C$2072]; 486; 1)" office:value-type="float" office:value="188794195968" calcext:value-type="float">
            <text:p>188794195968</text:p>
          </table:table-cell>
          <table:table-cell table:formula="of:=[.$J$7] * [.$I$495] + [.$J$8]" office:value-type="float" office:value="-196.50052667968" calcext:value-type="float">
            <text:p>-196.50052667968</text:p>
          </table:table-cell>
        </table:table-row>
        <table:table-row table:style-name="ro1">
          <table:table-cell office:value-type="float" office:value="287094897152" calcext:value-type="float">
            <text:p>287094897152</text:p>
          </table:table-cell>
          <table:table-cell office:value-type="float" office:value="9.15313625335693" calcext:value-type="float">
            <text:p>9.15313625335693</text:p>
          </table:table-cell>
          <table:table-cell office:value-type="float" office:value="188794564352" calcext:value-type="float">
            <text:p>188794564352</text:p>
          </table:table-cell>
          <table:table-cell office:value-type="float" office:value="-180.727325439453" calcext:value-type="float">
            <text:p>-180.727325439453</text:p>
          </table:table-cell>
          <table:table-cell/>
          <table:table-cell table:formula="of:=INDEX([.$A$1:.$A$2072]; 487; 1)" office:value-type="float" office:value="287094697216" calcext:value-type="float">
            <text:p>287094697216</text:p>
          </table:table-cell>
          <table:table-cell table:formula="of:=[.$G$7] * [.$F$496] + [.$G$8]" office:value-type="float" office:value="-0.344639629125595" calcext:value-type="float">
            <text:p>-0.344639629125595</text:p>
          </table:table-cell>
          <table:table-cell/>
          <table:table-cell table:formula="of:=INDEX([.$C$1:.$C$2072]; 487; 1)" office:value-type="float" office:value="188794207488" calcext:value-type="float">
            <text:p>188794207488</text:p>
          </table:table-cell>
          <table:table-cell table:formula="of:=[.$J$7] * [.$I$496] + [.$J$8]" office:value-type="float" office:value="-195.949759975076" calcext:value-type="float">
            <text:p>-195.949759975076</text:p>
          </table:table-cell>
        </table:table-row>
        <table:table-row table:style-name="ro1">
          <table:table-cell office:value-type="float" office:value="287094896640" calcext:value-type="float">
            <text:p>287094896640</text:p>
          </table:table-cell>
          <table:table-cell office:value-type="float" office:value="9.43290710449219" calcext:value-type="float">
            <text:p>9.43290710449219</text:p>
          </table:table-cell>
          <table:table-cell office:value-type="float" office:value="188794599680" calcext:value-type="float">
            <text:p>188794599680</text:p>
          </table:table-cell>
          <table:table-cell office:value-type="float" office:value="-178.985794067383" calcext:value-type="float">
            <text:p>-178.985794067383</text:p>
          </table:table-cell>
          <table:table-cell/>
          <table:table-cell table:formula="of:=INDEX([.$A$1:.$A$2072]; 488; 1)" office:value-type="float" office:value="287094718976" calcext:value-type="float">
            <text:p>287094718976</text:p>
          </table:table-cell>
          <table:table-cell table:formula="of:=[.$G$7] * [.$F$497] + [.$G$8]" office:value-type="float" office:value="0.694908564910293" calcext:value-type="float">
            <text:p>0.694908564910293</text:p>
          </table:table-cell>
          <table:table-cell/>
          <table:table-cell table:formula="of:=INDEX([.$C$1:.$C$2072]; 488; 1)" office:value-type="float" office:value="188794232064" calcext:value-type="float">
            <text:p>188794232064</text:p>
          </table:table-cell>
          <table:table-cell table:formula="of:=[.$J$7] * [.$I$497] + [.$J$8]" office:value-type="float" office:value="-194.774791009724" calcext:value-type="float">
            <text:p>-194.774791009724</text:p>
          </table:table-cell>
        </table:table-row>
        <table:table-row table:style-name="ro1">
          <table:table-cell office:value-type="float" office:value="287094884608" calcext:value-type="float">
            <text:p>287094884608</text:p>
          </table:table-cell>
          <table:table-cell office:value-type="float" office:value="9.32264041900635" calcext:value-type="float">
            <text:p>9.32264041900635</text:p>
          </table:table-cell>
          <table:table-cell office:value-type="float" office:value="188794665984" calcext:value-type="float">
            <text:p>188794665984</text:p>
          </table:table-cell>
          <table:table-cell office:value-type="float" office:value="-175.662384033203" calcext:value-type="float">
            <text:p>-175.662384033203</text:p>
          </table:table-cell>
          <table:table-cell/>
          <table:table-cell table:formula="of:=INDEX([.$A$1:.$A$2072]; 489; 1)" office:value-type="float" office:value="287094793984" calcext:value-type="float">
            <text:p>287094793984</text:p>
          </table:table-cell>
          <table:table-cell table:formula="of:=[.$G$7] * [.$F$498] + [.$G$8]" office:value-type="float" office:value="4.27829233929515" calcext:value-type="float">
            <text:p>4.27829233929515</text:p>
          </table:table-cell>
          <table:table-cell/>
          <table:table-cell table:formula="of:=INDEX([.$C$1:.$C$2072]; 489; 1)" office:value-type="float" office:value="188794327040" calcext:value-type="float">
            <text:p>188794327040</text:p>
          </table:table-cell>
          <table:table-cell table:formula="of:=[.$J$7] * [.$I$498] + [.$J$8]" office:value-type="float" office:value="-190.234025523067" calcext:value-type="float">
            <text:p>-190.234025523067</text:p>
          </table:table-cell>
        </table:table-row>
        <table:table-row table:style-name="ro1">
          <table:table-cell office:value-type="float" office:value="287094874880" calcext:value-type="float">
            <text:p>287094874880</text:p>
          </table:table-cell>
          <table:table-cell office:value-type="float" office:value="9.00143337249756" calcext:value-type="float">
            <text:p>9.00143337249756</text:p>
          </table:table-cell>
          <table:table-cell office:value-type="float" office:value="188794697472" calcext:value-type="float">
            <text:p>188794697472</text:p>
          </table:table-cell>
          <table:table-cell office:value-type="float" office:value="-174.079620361328" calcext:value-type="float">
            <text:p>-174.079620361328</text:p>
          </table:table-cell>
          <table:table-cell/>
          <table:table-cell table:formula="of:=INDEX([.$A$1:.$A$2072]; 490; 1)" office:value-type="float" office:value="287094814464" calcext:value-type="float">
            <text:p>287094814464</text:p>
          </table:table-cell>
          <table:table-cell table:formula="of:=[.$G$7] * [.$F$499] + [.$G$8]" office:value-type="float" office:value="5.25669064000249" calcext:value-type="float">
            <text:p>5.25669064000249</text:p>
          </table:table-cell>
          <table:table-cell/>
          <table:table-cell table:formula="of:=INDEX([.$C$1:.$C$2072]; 490; 1)" office:value-type="float" office:value="188794356736" calcext:value-type="float">
            <text:p>188794356736</text:p>
          </table:table-cell>
          <table:table-cell table:formula="of:=[.$J$7] * [.$I$499] + [.$J$8]" office:value-type="float" office:value="-188.814271355048" calcext:value-type="float">
            <text:p>-188.814271355048</text:p>
          </table:table-cell>
        </table:table-row>
        <table:table-row table:style-name="ro1">
          <table:table-cell office:value-type="float" office:value="287094847488" calcext:value-type="float">
            <text:p>287094847488</text:p>
          </table:table-cell>
          <table:table-cell office:value-type="float" office:value="7.8760232925415" calcext:value-type="float">
            <text:p>7.8760232925415</text:p>
          </table:table-cell>
          <table:table-cell office:value-type="float" office:value="188794759936" calcext:value-type="float">
            <text:p>188794759936</text:p>
          </table:table-cell>
          <table:table-cell office:value-type="float" office:value="-171.049880981445" calcext:value-type="float">
            <text:p>-171.049880981445</text:p>
          </table:table-cell>
          <table:table-cell/>
          <table:table-cell table:formula="of:=INDEX([.$A$1:.$A$2072]; 491; 1)" office:value-type="float" office:value="287094824704" calcext:value-type="float">
            <text:p>287094824704</text:p>
          </table:table-cell>
          <table:table-cell table:formula="of:=[.$G$7] * [.$F$500] + [.$G$8]" office:value-type="float" office:value="5.74588979035616" calcext:value-type="float">
            <text:p>5.74588979035616</text:p>
          </table:table-cell>
          <table:table-cell/>
          <table:table-cell table:formula="of:=INDEX([.$C$1:.$C$2072]; 491; 1)" office:value-type="float" office:value="188794372096" calcext:value-type="float">
            <text:p>188794372096</text:p>
          </table:table-cell>
          <table:table-cell table:formula="of:=[.$J$7] * [.$I$500] + [.$J$8]" office:value-type="float" office:value="-188.079915750772" calcext:value-type="float">
            <text:p>-188.079915750772</text:p>
          </table:table-cell>
        </table:table-row>
        <table:table-row table:style-name="ro1">
          <table:table-cell office:value-type="float" office:value="287094814464" calcext:value-type="float">
            <text:p>287094814464</text:p>
          </table:table-cell>
          <table:table-cell office:value-type="float" office:value="6.31018590927124" calcext:value-type="float">
            <text:p>6.31018590927124</text:p>
          </table:table-cell>
          <table:table-cell office:value-type="float" office:value="188794822912" calcext:value-type="float">
            <text:p>188794822912</text:p>
          </table:table-cell>
          <table:table-cell office:value-type="float" office:value="-168.074111938477" calcext:value-type="float">
            <text:p>-168.074111938477</text:p>
          </table:table-cell>
          <table:table-cell/>
          <table:table-cell table:formula="of:=INDEX([.$A$1:.$A$2072]; 492; 1)" office:value-type="float" office:value="287094844160" calcext:value-type="float">
            <text:p>287094844160</text:p>
          </table:table-cell>
          <table:table-cell table:formula="of:=[.$G$7] * [.$F$501] + [.$G$8]" office:value-type="float" office:value="6.67536817491055" calcext:value-type="float">
            <text:p>6.67536817491055</text:p>
          </table:table-cell>
          <table:table-cell/>
          <table:table-cell table:formula="of:=INDEX([.$C$1:.$C$2072]; 492; 1)" office:value-type="float" office:value="188794403840" calcext:value-type="float">
            <text:p>188794403840</text:p>
          </table:table-cell>
          <table:table-cell table:formula="of:=[.$J$7] * [.$I$501] + [.$J$8]" office:value-type="float" office:value="-186.562247501686" calcext:value-type="float">
            <text:p>-186.562247501686</text:p>
          </table:table-cell>
        </table:table-row>
        <table:table-row table:style-name="ro1">
          <table:table-cell office:value-type="float" office:value="287094788096" calcext:value-type="float">
            <text:p>287094788096</text:p>
          </table:table-cell>
          <table:table-cell office:value-type="float" office:value="4.74865055084229" calcext:value-type="float">
            <text:p>4.74865055084229</text:p>
          </table:table-cell>
          <table:table-cell office:value-type="float" office:value="188794891520" calcext:value-type="float">
            <text:p>188794891520</text:p>
          </table:table-cell>
          <table:table-cell office:value-type="float" office:value="-164.963088989258" calcext:value-type="float">
            <text:p>-164.963088989258</text:p>
          </table:table-cell>
          <table:table-cell/>
          <table:table-cell table:formula="of:=INDEX([.$A$1:.$A$2072]; 493; 1)" office:value-type="float" office:value="287094861824" calcext:value-type="float">
            <text:p>287094861824</text:p>
          </table:table-cell>
          <table:table-cell table:formula="of:=[.$G$7] * [.$F$502] + [.$G$8]" office:value-type="float" office:value="7.51923670805991" calcext:value-type="float">
            <text:p>7.51923670805991</text:p>
          </table:table-cell>
          <table:table-cell/>
          <table:table-cell table:formula="of:=INDEX([.$C$1:.$C$2072]; 493; 1)" office:value-type="float" office:value="188794437376" calcext:value-type="float">
            <text:p>188794437376</text:p>
          </table:table-cell>
          <table:table-cell table:formula="of:=[.$J$7] * [.$I$502] + [.$J$8]" office:value-type="float" office:value="-184.958904432133" calcext:value-type="float">
            <text:p>-184.958904432133</text:p>
          </table:table-cell>
        </table:table-row>
        <table:table-row table:style-name="ro1">
          <table:table-cell office:value-type="float" office:value="287094780160" calcext:value-type="float">
            <text:p>287094780160</text:p>
          </table:table-cell>
          <table:table-cell office:value-type="float" office:value="4.12145662307739" calcext:value-type="float">
            <text:p>4.12145662307739</text:p>
          </table:table-cell>
          <table:table-cell office:value-type="float" office:value="188794927360" calcext:value-type="float">
            <text:p>188794927360</text:p>
          </table:table-cell>
          <table:table-cell office:value-type="float" office:value="-163.31803894043" calcext:value-type="float">
            <text:p>-163.31803894043</text:p>
          </table:table-cell>
          <table:table-cell/>
          <table:table-cell table:formula="of:=INDEX([.$A$1:.$A$2072]; 494; 1)" office:value-type="float" office:value="287094883072" calcext:value-type="float">
            <text:p>287094883072</text:p>
          </table:table-cell>
          <table:table-cell table:formula="of:=[.$G$7] * [.$F$503] + [.$G$8]" office:value-type="float" office:value="8.53432494588196" calcext:value-type="float">
            <text:p>8.53432494588196</text:p>
          </table:table-cell>
          <table:table-cell/>
          <table:table-cell table:formula="of:=INDEX([.$C$1:.$C$2072]; 494; 1)" office:value-type="float" office:value="188794490624" calcext:value-type="float">
            <text:p>188794490624</text:p>
          </table:table-cell>
          <table:table-cell table:formula="of:=[.$J$7] * [.$I$503] + [.$J$8]" office:value-type="float" office:value="-182.413138337433" calcext:value-type="float">
            <text:p>-182.413138337433</text:p>
          </table:table-cell>
        </table:table-row>
        <table:table-row table:style-name="ro1">
          <table:table-cell office:value-type="float" office:value="287094777856" calcext:value-type="float">
            <text:p>287094777856</text:p>
          </table:table-cell>
          <table:table-cell office:value-type="float" office:value="3.53567552566528" calcext:value-type="float">
            <text:p>3.53567552566528</text:p>
          </table:table-cell>
          <table:table-cell office:value-type="float" office:value="188794981120" calcext:value-type="float">
            <text:p>188794981120</text:p>
          </table:table-cell>
          <table:table-cell office:value-type="float" office:value="-160.775741577148" calcext:value-type="float">
            <text:p>-160.775741577148</text:p>
          </table:table-cell>
          <table:table-cell/>
          <table:table-cell table:formula="of:=INDEX([.$A$1:.$A$2072]; 495; 1)" office:value-type="float" office:value="287094892544" calcext:value-type="float">
            <text:p>287094892544</text:p>
          </table:table-cell>
          <table:table-cell table:formula="of:=[.$G$7] * [.$F$504] + [.$G$8]" office:value-type="float" office:value="8.98683415912092" calcext:value-type="float">
            <text:p>8.98683415912092</text:p>
          </table:table-cell>
          <table:table-cell/>
          <table:table-cell table:formula="of:=INDEX([.$C$1:.$C$2072]; 495; 1)" office:value-type="float" office:value="188794527488" calcext:value-type="float">
            <text:p>188794527488</text:p>
          </table:table-cell>
          <table:table-cell table:formula="of:=[.$J$7] * [.$I$504] + [.$J$8]" office:value-type="float" office:value="-180.650684887543" calcext:value-type="float">
            <text:p>-180.650684887543</text:p>
          </table:table-cell>
        </table:table-row>
        <table:table-row table:style-name="ro1">
          <table:table-cell office:value-type="float" office:value="287094779136" calcext:value-type="float">
            <text:p>287094779136</text:p>
          </table:table-cell>
          <table:table-cell office:value-type="float" office:value="3.39691305160522" calcext:value-type="float">
            <text:p>3.39691305160522</text:p>
          </table:table-cell>
          <table:table-cell office:value-type="float" office:value="188795016960" calcext:value-type="float">
            <text:p>188795016960</text:p>
          </table:table-cell>
          <table:table-cell office:value-type="float" office:value="-159.05094909668" calcext:value-type="float">
            <text:p>-159.05094909668</text:p>
          </table:table-cell>
          <table:table-cell/>
          <table:table-cell table:formula="of:=INDEX([.$A$1:.$A$2072]; 496; 1)" office:value-type="float" office:value="287094897152" calcext:value-type="float">
            <text:p>287094897152</text:p>
          </table:table-cell>
          <table:table-cell table:formula="of:=[.$G$7] * [.$F$505] + [.$G$8]" office:value-type="float" office:value="9.20697377622128" calcext:value-type="float">
            <text:p>9.20697377622128</text:p>
          </table:table-cell>
          <table:table-cell/>
          <table:table-cell table:formula="of:=INDEX([.$C$1:.$C$2072]; 496; 1)" office:value-type="float" office:value="188794564352" calcext:value-type="float">
            <text:p>188794564352</text:p>
          </table:table-cell>
          <table:table-cell table:formula="of:=[.$J$7] * [.$I$505] + [.$J$8]" office:value-type="float" office:value="-178.888231437653" calcext:value-type="float">
            <text:p>-178.888231437653</text:p>
          </table:table-cell>
        </table:table-row>
        <table:table-row table:style-name="ro1">
          <table:table-cell office:value-type="float" office:value="287094782976" calcext:value-type="float">
            <text:p>287094782976</text:p>
          </table:table-cell>
          <table:table-cell office:value-type="float" office:value="3.40656232833862" calcext:value-type="float">
            <text:p>3.40656232833862</text:p>
          </table:table-cell>
          <table:table-cell office:value-type="float" office:value="188795053056" calcext:value-type="float">
            <text:p>188795053056</text:p>
          </table:table-cell>
          <table:table-cell office:value-type="float" office:value="-157.299346923828" calcext:value-type="float">
            <text:p>-157.299346923828</text:p>
          </table:table-cell>
          <table:table-cell/>
          <table:table-cell table:formula="of:=INDEX([.$A$1:.$A$2072]; 497; 1)" office:value-type="float" office:value="287094896640" calcext:value-type="float">
            <text:p>287094896640</text:p>
          </table:table-cell>
          <table:table-cell table:formula="of:=[.$G$7] * [.$F$506] + [.$G$8]" office:value-type="float" office:value="9.18251382000744" calcext:value-type="float">
            <text:p>9.18251382000744</text:p>
          </table:table-cell>
          <table:table-cell/>
          <table:table-cell table:formula="of:=INDEX([.$C$1:.$C$2072]; 497; 1)" office:value-type="float" office:value="188794599680" calcext:value-type="float">
            <text:p>188794599680</text:p>
          </table:table-cell>
          <table:table-cell table:formula="of:=[.$J$7] * [.$I$506] + [.$J$8]" office:value-type="float" office:value="-177.199213547632" calcext:value-type="float">
            <text:p>-177.199213547632</text:p>
          </table:table-cell>
        </table:table-row>
        <table:table-row table:style-name="ro1">
          <table:table-cell office:value-type="float" office:value="287094789632" calcext:value-type="float">
            <text:p>287094789632</text:p>
          </table:table-cell>
          <table:table-cell office:value-type="float" office:value="3.58370900154114" calcext:value-type="float">
            <text:p>3.58370900154114</text:p>
          </table:table-cell>
          <table:table-cell office:value-type="float" office:value="188795089408" calcext:value-type="float">
            <text:p>188795089408</text:p>
          </table:table-cell>
          <table:table-cell office:value-type="float" office:value="-155.544891357422" calcext:value-type="float">
            <text:p>-155.544891357422</text:p>
          </table:table-cell>
          <table:table-cell/>
          <table:table-cell table:formula="of:=INDEX([.$A$1:.$A$2072]; 498; 1)" office:value-type="float" office:value="287094884608" calcext:value-type="float">
            <text:p>287094884608</text:p>
          </table:table-cell>
          <table:table-cell table:formula="of:=[.$G$7] * [.$F$507] + [.$G$8]" office:value-type="float" office:value="8.60770481824875" calcext:value-type="float">
            <text:p>8.60770481824875</text:p>
          </table:table-cell>
          <table:table-cell/>
          <table:table-cell table:formula="of:=INDEX([.$C$1:.$C$2072]; 498; 1)" office:value-type="float" office:value="188794665984" calcext:value-type="float">
            <text:p>188794665984</text:p>
          </table:table-cell>
          <table:table-cell table:formula="of:=[.$J$7] * [.$I$507] + [.$J$8]" office:value-type="float" office:value="-174.02924518846" calcext:value-type="float">
            <text:p>-174.02924518846</text:p>
          </table:table-cell>
        </table:table-row>
        <table:table-row table:style-name="ro1">
          <table:table-cell office:value-type="float" office:value="287094798592" calcext:value-type="float">
            <text:p>287094798592</text:p>
          </table:table-cell>
          <table:table-cell office:value-type="float" office:value="3.91795492172241" calcext:value-type="float">
            <text:p>3.91795492172241</text:p>
          </table:table-cell>
          <table:table-cell office:value-type="float" office:value="188795125504" calcext:value-type="float">
            <text:p>188795125504</text:p>
          </table:table-cell>
          <table:table-cell office:value-type="float" office:value="-153.799026489258" calcext:value-type="float">
            <text:p>-153.799026489258</text:p>
          </table:table-cell>
          <table:table-cell/>
          <table:table-cell table:formula="of:=INDEX([.$A$1:.$A$2072]; 499; 1)" office:value-type="float" office:value="287094874880" calcext:value-type="float">
            <text:p>287094874880</text:p>
          </table:table-cell>
          <table:table-cell table:formula="of:=[.$G$7] * [.$F$508] + [.$G$8]" office:value-type="float" office:value="8.14296562597156" calcext:value-type="float">
            <text:p>8.14296562597156</text:p>
          </table:table-cell>
          <table:table-cell/>
          <table:table-cell table:formula="of:=INDEX([.$C$1:.$C$2072]; 499; 1)" office:value-type="float" office:value="188794697472" calcext:value-type="float">
            <text:p>188794697472</text:p>
          </table:table-cell>
          <table:table-cell table:formula="of:=[.$J$7] * [.$I$508] + [.$J$8]" office:value-type="float" office:value="-172.523816199973" calcext:value-type="float">
            <text:p>-172.523816199973</text:p>
          </table:table-cell>
        </table:table-row>
        <table:table-row table:style-name="ro1">
          <table:table-cell office:value-type="float" office:value="287094913280" calcext:value-type="float">
            <text:p>287094913280</text:p>
          </table:table-cell>
          <table:table-cell office:value-type="float" office:value="8.70347023010254" calcext:value-type="float">
            <text:p>8.70347023010254</text:p>
          </table:table-cell>
          <table:table-cell office:value-type="float" office:value="188795321088" calcext:value-type="float">
            <text:p>188795321088</text:p>
          </table:table-cell>
          <table:table-cell office:value-type="float" office:value="-144.046371459961" calcext:value-type="float">
            <text:p>-144.046371459961</text:p>
          </table:table-cell>
          <table:table-cell/>
          <table:table-cell table:formula="of:=INDEX([.$A$1:.$A$2072]; 500; 1)" office:value-type="float" office:value="287094847488" calcext:value-type="float">
            <text:p>287094847488</text:p>
          </table:table-cell>
          <table:table-cell table:formula="of:=[.$G$7] * [.$F$509] + [.$G$8]" office:value-type="float" office:value="6.83435789868236" calcext:value-type="float">
            <text:p>6.83435789868236</text:p>
          </table:table-cell>
          <table:table-cell/>
          <table:table-cell table:formula="of:=INDEX([.$C$1:.$C$2072]; 500; 1)" office:value-type="float" office:value="188794759936" calcext:value-type="float">
            <text:p>188794759936</text:p>
          </table:table-cell>
          <table:table-cell table:formula="of:=[.$J$7] * [.$I$509] + [.$J$8]" office:value-type="float" office:value="-169.537436742336" calcext:value-type="float">
            <text:p>-169.537436742336</text:p>
          </table:table-cell>
        </table:table-row>
        <table:table-row table:style-name="ro1">
          <table:table-cell office:value-type="float" office:value="287095057664" calcext:value-type="float">
            <text:p>287095057664</text:p>
          </table:table-cell>
          <table:table-cell office:value-type="float" office:value="15.3962717056274" calcext:value-type="float">
            <text:p>15.3962717056274</text:p>
          </table:table-cell>
          <table:table-cell office:value-type="float" office:value="188795443456" calcext:value-type="float">
            <text:p>188795443456</text:p>
          </table:table-cell>
          <table:table-cell office:value-type="float" office:value="-137.851348876953" calcext:value-type="float">
            <text:p>-137.851348876953</text:p>
          </table:table-cell>
          <table:table-cell/>
          <table:table-cell table:formula="of:=INDEX([.$A$1:.$A$2072]; 501; 1)" office:value-type="float" office:value="287094814464" calcext:value-type="float">
            <text:p>287094814464</text:p>
          </table:table-cell>
          <table:table-cell table:formula="of:=[.$G$7] * [.$F$510] + [.$G$8]" office:value-type="float" office:value="5.25669064000249" calcext:value-type="float">
            <text:p>5.25669064000249</text:p>
          </table:table-cell>
          <table:table-cell/>
          <table:table-cell table:formula="of:=INDEX([.$C$1:.$C$2072]; 501; 1)" office:value-type="float" office:value="188794822912" calcext:value-type="float">
            <text:p>188794822912</text:p>
          </table:table-cell>
          <table:table-cell table:formula="of:=[.$J$7] * [.$I$510] + [.$J$8]" office:value-type="float" office:value="-166.526578765363" calcext:value-type="float">
            <text:p>-166.526578765363</text:p>
          </table:table-cell>
        </table:table-row>
        <table:table-row table:style-name="ro1">
          <table:table-cell office:value-type="float" office:value="287095964416" calcext:value-type="float">
            <text:p>287095964416</text:p>
          </table:table-cell>
          <table:table-cell office:value-type="float" office:value="59.0740623474121" calcext:value-type="float">
            <text:p>59.0740623474121</text:p>
          </table:table-cell>
          <table:table-cell office:value-type="float" office:value="188795414272" calcext:value-type="float">
            <text:p>188795414272</text:p>
          </table:table-cell>
          <table:table-cell office:value-type="float" office:value="-138.58757019043" calcext:value-type="float">
            <text:p>-138.58757019043</text:p>
          </table:table-cell>
          <table:table-cell/>
          <table:table-cell table:formula="of:=INDEX([.$A$1:.$A$2072]; 502; 1)" office:value-type="float" office:value="287094788096" calcext:value-type="float">
            <text:p>287094788096</text:p>
          </table:table-cell>
          <table:table-cell table:formula="of:=[.$G$7] * [.$F$511] + [.$G$8]" office:value-type="float" office:value="3.9970028270036" calcext:value-type="float">
            <text:p>3.9970028270036</text:p>
          </table:table-cell>
          <table:table-cell/>
          <table:table-cell table:formula="of:=INDEX([.$C$1:.$C$2072]; 502; 1)" office:value-type="float" office:value="188794891520" calcext:value-type="float">
            <text:p>188794891520</text:p>
          </table:table-cell>
          <table:table-cell table:formula="of:=[.$J$7] * [.$I$511] + [.$J$8]" office:value-type="float" office:value="-163.246457066387" calcext:value-type="float">
            <text:p>-163.246457066387</text:p>
          </table:table-cell>
        </table:table-row>
        <table:table-row table:style-name="ro1">
          <table:table-cell office:value-type="float" office:value="287095996672" calcext:value-type="float">
            <text:p>287095996672</text:p>
          </table:table-cell>
          <table:table-cell office:value-type="float" office:value="60.5808639526367" calcext:value-type="float">
            <text:p>60.5808639526367</text:p>
          </table:table-cell>
          <table:table-cell office:value-type="float" office:value="188795420416" calcext:value-type="float">
            <text:p>188795420416</text:p>
          </table:table-cell>
          <table:table-cell office:value-type="float" office:value="-138.315933227539" calcext:value-type="float">
            <text:p>-138.315933227539</text:p>
          </table:table-cell>
          <table:table-cell/>
          <table:table-cell table:formula="of:=INDEX([.$A$1:.$A$2072]; 503; 1)" office:value-type="float" office:value="287094780160" calcext:value-type="float">
            <text:p>287094780160</text:p>
          </table:table-cell>
          <table:table-cell table:formula="of:=[.$G$7] * [.$F$512] + [.$G$8]" office:value-type="float" office:value="3.61787348613143" calcext:value-type="float">
            <text:p>3.61787348613143</text:p>
          </table:table-cell>
          <table:table-cell/>
          <table:table-cell table:formula="of:=INDEX([.$C$1:.$C$2072]; 503; 1)" office:value-type="float" office:value="188794927360" calcext:value-type="float">
            <text:p>188794927360</text:p>
          </table:table-cell>
          <table:table-cell table:formula="of:=[.$J$7] * [.$I$512] + [.$J$8]" office:value-type="float" office:value="-161.53296065703" calcext:value-type="float">
            <text:p>-161.53296065703</text:p>
          </table:table-cell>
        </table:table-row>
        <table:table-row table:style-name="ro1">
          <table:table-cell office:value-type="float" office:value="287096075776" calcext:value-type="float">
            <text:p>287096075776</text:p>
          </table:table-cell>
          <table:table-cell office:value-type="float" office:value="64.2258911132813" calcext:value-type="float">
            <text:p>64.2258911132813</text:p>
          </table:table-cell>
          <table:table-cell office:value-type="float" office:value="188795437568" calcext:value-type="float">
            <text:p>188795437568</text:p>
          </table:table-cell>
          <table:table-cell office:value-type="float" office:value="-137.51220703125" calcext:value-type="float">
            <text:p>-137.51220703125</text:p>
          </table:table-cell>
          <table:table-cell/>
          <table:table-cell table:formula="of:=INDEX([.$A$1:.$A$2072]; 504; 1)" office:value-type="float" office:value="287094777856" calcext:value-type="float">
            <text:p>287094777856</text:p>
          </table:table-cell>
          <table:table-cell table:formula="of:=[.$G$7] * [.$F$513] + [.$G$8]" office:value-type="float" office:value="3.50780367851257" calcext:value-type="float">
            <text:p>3.50780367851257</text:p>
          </table:table-cell>
          <table:table-cell/>
          <table:table-cell table:formula="of:=INDEX([.$C$1:.$C$2072]; 504; 1)" office:value-type="float" office:value="188794981120" calcext:value-type="float">
            <text:p>188794981120</text:p>
          </table:table-cell>
          <table:table-cell table:formula="of:=[.$J$7] * [.$I$513] + [.$J$8]" office:value-type="float" office:value="-158.962716041133" calcext:value-type="float">
            <text:p>-158.962716041133</text:p>
          </table:table-cell>
        </table:table-row>
        <table:table-row table:style-name="ro1">
          <table:table-cell office:value-type="float" office:value="287096162816" calcext:value-type="float">
            <text:p>287096162816</text:p>
          </table:table-cell>
          <table:table-cell office:value-type="float" office:value="68.3854827880859" calcext:value-type="float">
            <text:p>68.3854827880859</text:p>
          </table:table-cell>
          <table:table-cell office:value-type="float" office:value="188795457280" calcext:value-type="float">
            <text:p>188795457280</text:p>
          </table:table-cell>
          <table:table-cell office:value-type="float" office:value="-136.523727416992" calcext:value-type="float">
            <text:p>-136.523727416992</text:p>
          </table:table-cell>
          <table:table-cell/>
          <table:table-cell table:formula="of:=INDEX([.$A$1:.$A$2072]; 505; 1)" office:value-type="float" office:value="287094779136" calcext:value-type="float">
            <text:p>287094779136</text:p>
          </table:table-cell>
          <table:table-cell table:formula="of:=[.$G$7] * [.$F$514] + [.$G$8]" office:value-type="float" office:value="3.56895357184112" calcext:value-type="float">
            <text:p>3.56895357184112</text:p>
          </table:table-cell>
          <table:table-cell/>
          <table:table-cell table:formula="of:=INDEX([.$C$1:.$C$2072]; 505; 1)" office:value-type="float" office:value="188795016960" calcext:value-type="float">
            <text:p>188795016960</text:p>
          </table:table-cell>
          <table:table-cell table:formula="of:=[.$J$7] * [.$I$514] + [.$J$8]" office:value-type="float" office:value="-157.249219631776" calcext:value-type="float">
            <text:p>-157.249219631776</text:p>
          </table:table-cell>
        </table:table-row>
        <table:table-row table:style-name="ro1">
          <table:table-cell office:value-type="float" office:value="287096176640" calcext:value-type="float">
            <text:p>287096176640</text:p>
          </table:table-cell>
          <table:table-cell office:value-type="float" office:value="69.0557861328125" calcext:value-type="float">
            <text:p>69.0557861328125</text:p>
          </table:table-cell>
          <table:table-cell office:value-type="float" office:value="188795460608" calcext:value-type="float">
            <text:p>188795460608</text:p>
          </table:table-cell>
          <table:table-cell office:value-type="float" office:value="-136.362609863281" calcext:value-type="float">
            <text:p>-136.362609863281</text:p>
          </table:table-cell>
          <table:table-cell/>
          <table:table-cell table:formula="of:=INDEX([.$A$1:.$A$2072]; 506; 1)" office:value-type="float" office:value="287094782976" calcext:value-type="float">
            <text:p>287094782976</text:p>
          </table:table-cell>
          <table:table-cell table:formula="of:=[.$G$7] * [.$F$515] + [.$G$8]" office:value-type="float" office:value="3.75240325182676" calcext:value-type="float">
            <text:p>3.75240325182676</text:p>
          </table:table-cell>
          <table:table-cell/>
          <table:table-cell table:formula="of:=INDEX([.$C$1:.$C$2072]; 506; 1)" office:value-type="float" office:value="188795053056" calcext:value-type="float">
            <text:p>188795053056</text:p>
          </table:table-cell>
          <table:table-cell table:formula="of:=[.$J$7] * [.$I$515] + [.$J$8]" office:value-type="float" office:value="-155.523483961821" calcext:value-type="float">
            <text:p>-155.523483961821</text:p>
          </table:table-cell>
        </table:table-row>
        <table:table-row table:style-name="ro1">
          <table:table-cell office:value-type="float" office:value="287096204544" calcext:value-type="float">
            <text:p>287096204544</text:p>
          </table:table-cell>
          <table:table-cell office:value-type="float" office:value="70.3748550415039" calcext:value-type="float">
            <text:p>70.3748550415039</text:p>
          </table:table-cell>
          <table:table-cell office:value-type="float" office:value="188795467008" calcext:value-type="float">
            <text:p>188795467008</text:p>
          </table:table-cell>
          <table:table-cell office:value-type="float" office:value="-136.046524047852" calcext:value-type="float">
            <text:p>-136.046524047852</text:p>
          </table:table-cell>
          <table:table-cell/>
          <table:table-cell table:formula="of:=INDEX([.$A$1:.$A$2072]; 507; 1)" office:value-type="float" office:value="287094789632" calcext:value-type="float">
            <text:p>287094789632</text:p>
          </table:table-cell>
          <table:table-cell table:formula="of:=[.$G$7] * [.$F$516] + [.$G$8]" office:value-type="float" office:value="4.07038269937038" calcext:value-type="float">
            <text:p>4.07038269937038</text:p>
          </table:table-cell>
          <table:table-cell/>
          <table:table-cell table:formula="of:=INDEX([.$C$1:.$C$2072]; 507; 1)" office:value-type="float" office:value="188795089408" calcext:value-type="float">
            <text:p>188795089408</text:p>
          </table:table-cell>
          <table:table-cell table:formula="of:=[.$J$7] * [.$I$516] + [.$J$8]" office:value-type="float" office:value="-153.785509031266" calcext:value-type="float">
            <text:p>-153.785509031266</text:p>
          </table:table-cell>
        </table:table-row>
        <table:table-row table:style-name="ro1">
          <table:table-cell office:value-type="float" office:value="287096232704" calcext:value-type="float">
            <text:p>287096232704</text:p>
          </table:table-cell>
          <table:table-cell office:value-type="float" office:value="71.664680480957" calcext:value-type="float">
            <text:p>71.664680480957</text:p>
          </table:table-cell>
          <table:table-cell office:value-type="float" office:value="188795473664" calcext:value-type="float">
            <text:p>188795473664</text:p>
          </table:table-cell>
          <table:table-cell office:value-type="float" office:value="-135.737640380859" calcext:value-type="float">
            <text:p>-135.737640380859</text:p>
          </table:table-cell>
          <table:table-cell/>
          <table:table-cell table:formula="of:=INDEX([.$A$1:.$A$2072]; 508; 1)" office:value-type="float" office:value="287094798592" calcext:value-type="float">
            <text:p>287094798592</text:p>
          </table:table-cell>
          <table:table-cell table:formula="of:=[.$G$7] * [.$F$517] + [.$G$8]" office:value-type="float" office:value="4.49843195639551" calcext:value-type="float">
            <text:p>4.49843195639551</text:p>
          </table:table-cell>
          <table:table-cell/>
          <table:table-cell table:formula="of:=INDEX([.$C$1:.$C$2072]; 508; 1)" office:value-type="float" office:value="188795125504" calcext:value-type="float">
            <text:p>188795125504</text:p>
          </table:table-cell>
          <table:table-cell table:formula="of:=[.$J$7] * [.$I$517] + [.$J$8]" office:value-type="float" office:value="-152.05977336131" calcext:value-type="float">
            <text:p>-152.05977336131</text:p>
          </table:table-cell>
        </table:table-row>
        <table:table-row table:style-name="ro1">
          <table:table-cell office:value-type="float" office:value="287096259584" calcext:value-type="float">
            <text:p>287096259584</text:p>
          </table:table-cell>
          <table:table-cell office:value-type="float" office:value="72.9340744018555" calcext:value-type="float">
            <text:p>72.9340744018555</text:p>
          </table:table-cell>
          <table:table-cell office:value-type="float" office:value="188795479040" calcext:value-type="float">
            <text:p>188795479040</text:p>
          </table:table-cell>
          <table:table-cell office:value-type="float" office:value="-135.441528320313" calcext:value-type="float">
            <text:p>-135.441528320313</text:p>
          </table:table-cell>
          <table:table-cell/>
          <table:table-cell table:formula="of:=INDEX([.$A$1:.$A$2072]; 509; 1)" office:value-type="float" office:value="287094913280" calcext:value-type="float">
            <text:p>287094913280</text:p>
          </table:table-cell>
          <table:table-cell table:formula="of:=[.$G$7] * [.$F$518] + [.$G$8]" office:value-type="float" office:value="9.9774624388665" calcext:value-type="float">
            <text:p>9.9774624388665</text:p>
          </table:table-cell>
          <table:table-cell/>
          <table:table-cell table:formula="of:=INDEX([.$C$1:.$C$2072]; 509; 1)" office:value-type="float" office:value="188795321088" calcext:value-type="float">
            <text:p>188795321088</text:p>
          </table:table-cell>
          <table:table-cell table:formula="of:=[.$J$7] * [.$I$518] + [.$J$8]" office:value-type="float" office:value="-142.708978667855" calcext:value-type="float">
            <text:p>-142.708978667855</text:p>
          </table:table-cell>
        </table:table-row>
        <table:table-row table:style-name="ro1">
          <table:table-cell office:value-type="float" office:value="287096273152" calcext:value-type="float">
            <text:p>287096273152</text:p>
          </table:table-cell>
          <table:table-cell office:value-type="float" office:value="73.5638046264648" calcext:value-type="float">
            <text:p>73.5638046264648</text:p>
          </table:table-cell>
          <table:table-cell office:value-type="float" office:value="188795481088" calcext:value-type="float">
            <text:p>188795481088</text:p>
          </table:table-cell>
          <table:table-cell office:value-type="float" office:value="-135.310119628906" calcext:value-type="float">
            <text:p>-135.310119628906</text:p>
          </table:table-cell>
          <table:table-cell/>
          <table:table-cell table:formula="of:=INDEX([.$A$1:.$A$2072]; 510; 1)" office:value-type="float" office:value="287095057664" calcext:value-type="float">
            <text:p>287095057664</text:p>
          </table:table-cell>
          <table:table-cell table:formula="of:=[.$G$7] * [.$F$519] + [.$G$8]" office:value-type="float" office:value="16.8751704543829" calcext:value-type="float">
            <text:p>16.8751704543829</text:p>
          </table:table-cell>
          <table:table-cell/>
          <table:table-cell table:formula="of:=INDEX([.$C$1:.$C$2072]; 510; 1)" office:value-type="float" office:value="188795443456" calcext:value-type="float">
            <text:p>188795443456</text:p>
          </table:table-cell>
          <table:table-cell table:formula="of:=[.$J$7] * [.$I$519] + [.$J$8]" office:value-type="float" office:value="-136.858612352982" calcext:value-type="float">
            <text:p>-136.858612352982</text:p>
          </table:table-cell>
        </table:table-row>
        <table:table-row table:style-name="ro1">
          <table:table-cell office:value-type="float" office:value="287096300288" calcext:value-type="float">
            <text:p>287096300288</text:p>
          </table:table-cell>
          <table:table-cell office:value-type="float" office:value="74.8096542358398" calcext:value-type="float">
            <text:p>74.8096542358398</text:p>
          </table:table-cell>
          <table:table-cell office:value-type="float" office:value="188795484416" calcext:value-type="float">
            <text:p>188795484416</text:p>
          </table:table-cell>
          <table:table-cell office:value-type="float" office:value="-135.087112426758" calcext:value-type="float">
            <text:p>-135.087112426758</text:p>
          </table:table-cell>
          <table:table-cell/>
          <table:table-cell table:formula="of:=INDEX([.$A$1:.$A$2072]; 511; 1)" office:value-type="float" office:value="287095964416" calcext:value-type="float">
            <text:p>287095964416</text:p>
          </table:table-cell>
          <table:table-cell table:formula="of:=[.$G$7] * [.$F$520] + [.$G$8]" office:value-type="float" office:value="60.1937551982701" calcext:value-type="float">
            <text:p>60.1937551982701</text:p>
          </table:table-cell>
          <table:table-cell/>
          <table:table-cell table:formula="of:=INDEX([.$C$1:.$C$2072]; 511; 1)" office:value-type="float" office:value="188795414272" calcext:value-type="float">
            <text:p>188795414272</text:p>
          </table:table-cell>
          <table:table-cell table:formula="of:=[.$J$7] * [.$I$520] + [.$J$8]" office:value-type="float" office:value="-138.253888001665" calcext:value-type="float">
            <text:p>-138.253888001665</text:p>
          </table:table-cell>
        </table:table-row>
        <table:table-row table:style-name="ro1">
          <table:table-cell office:value-type="float" office:value="287096326656" calcext:value-type="float">
            <text:p>287096326656</text:p>
          </table:table-cell>
          <table:table-cell office:value-type="float" office:value="76.0387649536133" calcext:value-type="float">
            <text:p>76.0387649536133</text:p>
          </table:table-cell>
          <table:table-cell office:value-type="float" office:value="188795488256" calcext:value-type="float">
            <text:p>188795488256</text:p>
          </table:table-cell>
          <table:table-cell office:value-type="float" office:value="-134.898284912109" calcext:value-type="float">
            <text:p>-134.898284912109</text:p>
          </table:table-cell>
          <table:table-cell/>
          <table:table-cell table:formula="of:=INDEX([.$A$1:.$A$2072]; 512; 1)" office:value-type="float" office:value="287095996672" calcext:value-type="float">
            <text:p>287095996672</text:p>
          </table:table-cell>
          <table:table-cell table:formula="of:=[.$G$7] * [.$F$521] + [.$G$8]" office:value-type="float" office:value="61.7347325216979" calcext:value-type="float">
            <text:p>61.7347325216979</text:p>
          </table:table-cell>
          <table:table-cell/>
          <table:table-cell table:formula="of:=INDEX([.$C$1:.$C$2072]; 512; 1)" office:value-type="float" office:value="188795420416" calcext:value-type="float">
            <text:p>188795420416</text:p>
          </table:table-cell>
          <table:table-cell table:formula="of:=[.$J$7] * [.$I$521] + [.$J$8]" office:value-type="float" office:value="-137.960145760328" calcext:value-type="float">
            <text:p>-137.960145760328</text:p>
          </table:table-cell>
        </table:table-row>
        <table:table-row table:style-name="ro1">
          <table:table-cell office:value-type="float" office:value="287096339712" calcext:value-type="float">
            <text:p>287096339712</text:p>
          </table:table-cell>
          <table:table-cell office:value-type="float" office:value="76.6528472900391" calcext:value-type="float">
            <text:p>76.6528472900391</text:p>
          </table:table-cell>
          <table:table-cell office:value-type="float" office:value="188795490048" calcext:value-type="float">
            <text:p>188795490048</text:p>
          </table:table-cell>
          <table:table-cell office:value-type="float" office:value="-134.803604125977" calcext:value-type="float">
            <text:p>-134.803604125977</text:p>
          </table:table-cell>
          <table:table-cell/>
          <table:table-cell table:formula="of:=INDEX([.$A$1:.$A$2072]; 513; 1)" office:value-type="float" office:value="287096075776" calcext:value-type="float">
            <text:p>287096075776</text:p>
          </table:table-cell>
          <table:table-cell table:formula="of:=[.$G$7] * [.$F$522] + [.$G$8]" office:value-type="float" office:value="65.5137959551066" calcext:value-type="float">
            <text:p>65.5137959551066</text:p>
          </table:table-cell>
          <table:table-cell/>
          <table:table-cell table:formula="of:=INDEX([.$C$1:.$C$2072]; 513; 1)" office:value-type="float" office:value="188795437568" calcext:value-type="float">
            <text:p>188795437568</text:p>
          </table:table-cell>
          <table:table-cell table:formula="of:=[.$J$7] * [.$I$522] + [.$J$8]" office:value-type="float" office:value="-137.140115335584" calcext:value-type="float">
            <text:p>-137.140115335584</text:p>
          </table:table-cell>
        </table:table-row>
        <table:table-row table:style-name="ro1">
          <table:table-cell office:value-type="float" office:value="287096365312" calcext:value-type="float">
            <text:p>287096365312</text:p>
          </table:table-cell>
          <table:table-cell office:value-type="float" office:value="77.882080078125" calcext:value-type="float">
            <text:p>77.882080078125</text:p>
          </table:table-cell>
          <table:table-cell office:value-type="float" office:value="188795493632" calcext:value-type="float">
            <text:p>188795493632</text:p>
          </table:table-cell>
          <table:table-cell office:value-type="float" office:value="-134.62467956543" calcext:value-type="float">
            <text:p>-134.62467956543</text:p>
          </table:table-cell>
          <table:table-cell/>
          <table:table-cell table:formula="of:=INDEX([.$A$1:.$A$2072]; 514; 1)" office:value-type="float" office:value="287096162816" calcext:value-type="float">
            <text:p>287096162816</text:p>
          </table:table-cell>
          <table:table-cell table:formula="of:=[.$G$7] * [.$F$523] + [.$G$8]" office:value-type="float" office:value="69.6719887312502" calcext:value-type="float">
            <text:p>69.6719887312502</text:p>
          </table:table-cell>
          <table:table-cell/>
          <table:table-cell table:formula="of:=INDEX([.$C$1:.$C$2072]; 514; 1)" office:value-type="float" office:value="188795457280" calcext:value-type="float">
            <text:p>188795457280</text:p>
          </table:table-cell>
          <table:table-cell table:formula="of:=[.$J$7] * [.$I$523] + [.$J$8]" office:value-type="float" office:value="-136.197692308575" calcext:value-type="float">
            <text:p>-136.197692308575</text:p>
          </table:table-cell>
        </table:table-row>
        <table:table-row table:style-name="ro1">
          <table:table-cell office:value-type="float" office:value="287096390912" calcext:value-type="float">
            <text:p>287096390912</text:p>
          </table:table-cell>
          <table:table-cell office:value-type="float" office:value="79.1110000610352" calcext:value-type="float">
            <text:p>79.1110000610352</text:p>
          </table:table-cell>
          <table:table-cell office:value-type="float" office:value="188795496960" calcext:value-type="float">
            <text:p>188795496960</text:p>
          </table:table-cell>
          <table:table-cell office:value-type="float" office:value="-134.45686340332" calcext:value-type="float">
            <text:p>-134.45686340332</text:p>
          </table:table-cell>
          <table:table-cell/>
          <table:table-cell table:formula="of:=INDEX([.$A$1:.$A$2072]; 515; 1)" office:value-type="float" office:value="287096176640" calcext:value-type="float">
            <text:p>287096176640</text:p>
          </table:table-cell>
          <table:table-cell table:formula="of:=[.$G$7] * [.$F$524] + [.$G$8]" office:value-type="float" office:value="70.3324075844139" calcext:value-type="float">
            <text:p>70.3324075844139</text:p>
          </table:table-cell>
          <table:table-cell/>
          <table:table-cell table:formula="of:=INDEX([.$C$1:.$C$2072]; 515; 1)" office:value-type="float" office:value="188795460608" calcext:value-type="float">
            <text:p>188795460608</text:p>
          </table:table-cell>
          <table:table-cell table:formula="of:=[.$J$7] * [.$I$524] + [.$J$8]" office:value-type="float" office:value="-136.038581928238" calcext:value-type="float">
            <text:p>-136.038581928238</text:p>
          </table:table-cell>
        </table:table-row>
        <table:table-row table:style-name="ro1">
          <table:table-cell office:value-type="float" office:value="287096403712" calcext:value-type="float">
            <text:p>287096403712</text:p>
          </table:table-cell>
          <table:table-cell office:value-type="float" office:value="79.7249069213867" calcext:value-type="float">
            <text:p>79.7249069213867</text:p>
          </table:table-cell>
          <table:table-cell office:value-type="float" office:value="188795498752" calcext:value-type="float">
            <text:p>188795498752</text:p>
          </table:table-cell>
          <table:table-cell office:value-type="float" office:value="-134.375244140625" calcext:value-type="float">
            <text:p>-134.375244140625</text:p>
          </table:table-cell>
          <table:table-cell/>
          <table:table-cell table:formula="of:=INDEX([.$A$1:.$A$2072]; 516; 1)" office:value-type="float" office:value="287096204544" calcext:value-type="float">
            <text:p>287096204544</text:p>
          </table:table-cell>
          <table:table-cell table:formula="of:=[.$G$7] * [.$F$525] + [.$G$8]" office:value-type="float" office:value="71.6654752679169" calcext:value-type="float">
            <text:p>71.6654752679169</text:p>
          </table:table-cell>
          <table:table-cell/>
          <table:table-cell table:formula="of:=INDEX([.$C$1:.$C$2072]; 516; 1)" office:value-type="float" office:value="188795467008" calcext:value-type="float">
            <text:p>188795467008</text:p>
          </table:table-cell>
          <table:table-cell table:formula="of:=[.$J$7] * [.$I$525] + [.$J$8]" office:value-type="float" office:value="-135.732600426301" calcext:value-type="float">
            <text:p>-135.732600426301</text:p>
          </table:table-cell>
        </table:table-row>
        <table:table-row table:style-name="ro1">
          <table:table-cell office:value-type="float" office:value="287096429312" calcext:value-type="float">
            <text:p>287096429312</text:p>
          </table:table-cell>
          <table:table-cell office:value-type="float" office:value="80.9514846801758" calcext:value-type="float">
            <text:p>80.9514846801758</text:p>
          </table:table-cell>
          <table:table-cell office:value-type="float" office:value="188795500800" calcext:value-type="float">
            <text:p>188795500800</text:p>
          </table:table-cell>
          <table:table-cell office:value-type="float" office:value="-134.222015380859" calcext:value-type="float">
            <text:p>-134.222015380859</text:p>
          </table:table-cell>
          <table:table-cell/>
          <table:table-cell table:formula="of:=INDEX([.$A$1:.$A$2072]; 517; 1)" office:value-type="float" office:value="287096232704" calcext:value-type="float">
            <text:p>287096232704</text:p>
          </table:table-cell>
          <table:table-cell table:formula="of:=[.$G$7] * [.$F$526] + [.$G$8]" office:value-type="float" office:value="73.0107729323208" calcext:value-type="float">
            <text:p>73.0107729323208</text:p>
          </table:table-cell>
          <table:table-cell/>
          <table:table-cell table:formula="of:=INDEX([.$C$1:.$C$2072]; 517; 1)" office:value-type="float" office:value="188795473664" calcext:value-type="float">
            <text:p>188795473664</text:p>
          </table:table-cell>
          <table:table-cell table:formula="of:=[.$J$7] * [.$I$526] + [.$J$8]" office:value-type="float" office:value="-135.414379665628" calcext:value-type="float">
            <text:p>-135.414379665628</text:p>
          </table:table-cell>
        </table:table-row>
        <table:table-row table:style-name="ro1">
          <table:table-cell office:value-type="float" office:value="287096454400" calcext:value-type="float">
            <text:p>287096454400</text:p>
          </table:table-cell>
          <table:table-cell office:value-type="float" office:value="82.1694107055664" calcext:value-type="float">
            <text:p>82.1694107055664</text:p>
          </table:table-cell>
          <table:table-cell office:value-type="float" office:value="188795501312" calcext:value-type="float">
            <text:p>188795501312</text:p>
          </table:table-cell>
          <table:table-cell office:value-type="float" office:value="-134.11555480957" calcext:value-type="float">
            <text:p>-134.11555480957</text:p>
          </table:table-cell>
          <table:table-cell/>
          <table:table-cell table:formula="of:=INDEX([.$A$1:.$A$2072]; 518; 1)" office:value-type="float" office:value="287096259584" calcext:value-type="float">
            <text:p>287096259584</text:p>
          </table:table-cell>
          <table:table-cell table:formula="of:=[.$G$7] * [.$F$527] + [.$G$8]" office:value-type="float" office:value="74.2949207015336" calcext:value-type="float">
            <text:p>74.2949207015336</text:p>
          </table:table-cell>
          <table:table-cell/>
          <table:table-cell table:formula="of:=INDEX([.$C$1:.$C$2072]; 518; 1)" office:value-type="float" office:value="188795479040" calcext:value-type="float">
            <text:p>188795479040</text:p>
          </table:table-cell>
          <table:table-cell table:formula="of:=[.$J$7] * [.$I$527] + [.$J$8]" office:value-type="float" office:value="-135.157355202362" calcext:value-type="float">
            <text:p>-135.157355202362</text:p>
          </table:table-cell>
        </table:table-row>
        <table:table-row table:style-name="ro1">
          <table:table-cell office:value-type="float" office:value="287096466688" calcext:value-type="float">
            <text:p>287096466688</text:p>
          </table:table-cell>
          <table:table-cell office:value-type="float" office:value="82.7634811401367" calcext:value-type="float">
            <text:p>82.7634811401367</text:p>
          </table:table-cell>
          <table:table-cell office:value-type="float" office:value="188795500544" calcext:value-type="float">
            <text:p>188795500544</text:p>
          </table:table-cell>
          <table:table-cell office:value-type="float" office:value="-134.084396362305" calcext:value-type="float">
            <text:p>-134.084396362305</text:p>
          </table:table-cell>
          <table:table-cell/>
          <table:table-cell table:formula="of:=INDEX([.$A$1:.$A$2072]; 519; 1)" office:value-type="float" office:value="287096273152" calcext:value-type="float">
            <text:p>287096273152</text:p>
          </table:table-cell>
          <table:table-cell table:formula="of:=[.$G$7] * [.$F$528] + [.$G$8]" office:value-type="float" office:value="74.9431095737964" calcext:value-type="float">
            <text:p>74.9431095737964</text:p>
          </table:table-cell>
          <table:table-cell/>
          <table:table-cell table:formula="of:=INDEX([.$C$1:.$C$2072]; 519; 1)" office:value-type="float" office:value="188795481088" calcext:value-type="float">
            <text:p>188795481088</text:p>
          </table:table-cell>
          <table:table-cell table:formula="of:=[.$J$7] * [.$I$528] + [.$J$8]" office:value-type="float" office:value="-135.059441123158" calcext:value-type="float">
            <text:p>-135.059441123158</text:p>
          </table:table-cell>
        </table:table-row>
        <table:table-row table:style-name="ro1">
          <table:table-cell office:value-type="float" office:value="287096490240" calcext:value-type="float">
            <text:p>287096490240</text:p>
          </table:table-cell>
          <table:table-cell office:value-type="float" office:value="83.9178009033203" calcext:value-type="float">
            <text:p>83.9178009033203</text:p>
          </table:table-cell>
          <table:table-cell office:value-type="float" office:value="188795497984" calcext:value-type="float">
            <text:p>188795497984</text:p>
          </table:table-cell>
          <table:table-cell office:value-type="float" office:value="-134.086135864258" calcext:value-type="float">
            <text:p>-134.086135864258</text:p>
          </table:table-cell>
          <table:table-cell/>
          <table:table-cell table:formula="of:=INDEX([.$A$1:.$A$2072]; 520; 1)" office:value-type="float" office:value="287096300288" calcext:value-type="float">
            <text:p>287096300288</text:p>
          </table:table-cell>
          <table:table-cell table:formula="of:=[.$G$7] * [.$F$529] + [.$G$8]" office:value-type="float" office:value="76.2394873220474" calcext:value-type="float">
            <text:p>76.2394873220474</text:p>
          </table:table-cell>
          <table:table-cell/>
          <table:table-cell table:formula="of:=INDEX([.$C$1:.$C$2072]; 520; 1)" office:value-type="float" office:value="188795484416" calcext:value-type="float">
            <text:p>188795484416</text:p>
          </table:table-cell>
          <table:table-cell table:formula="of:=[.$J$7] * [.$I$529] + [.$J$8]" office:value-type="float" office:value="-134.900330740958" calcext:value-type="float">
            <text:p>-134.900330740958</text:p>
          </table:table-cell>
        </table:table-row>
        <table:table-row table:style-name="ro1">
          <table:table-cell office:value-type="float" office:value="287096501760" calcext:value-type="float">
            <text:p>287096501760</text:p>
          </table:table-cell>
          <table:table-cell office:value-type="float" office:value="84.4785690307617" calcext:value-type="float">
            <text:p>84.4785690307617</text:p>
          </table:table-cell>
          <table:table-cell office:value-type="float" office:value="188795495680" calcext:value-type="float">
            <text:p>188795495680</text:p>
          </table:table-cell>
          <table:table-cell office:value-type="float" office:value="-134.117645263672" calcext:value-type="float">
            <text:p>-134.117645263672</text:p>
          </table:table-cell>
          <table:table-cell/>
          <table:table-cell table:formula="of:=INDEX([.$A$1:.$A$2072]; 521; 1)" office:value-type="float" office:value="287096326656" calcext:value-type="float">
            <text:p>287096326656</text:p>
          </table:table-cell>
          <table:table-cell table:formula="of:=[.$G$7] * [.$F$530] + [.$G$8]" office:value-type="float" office:value="77.4991751331836" calcext:value-type="float">
            <text:p>77.4991751331836</text:p>
          </table:table-cell>
          <table:table-cell/>
          <table:table-cell table:formula="of:=INDEX([.$C$1:.$C$2072]; 521; 1)" office:value-type="float" office:value="188795488256" calcext:value-type="float">
            <text:p>188795488256</text:p>
          </table:table-cell>
          <table:table-cell table:formula="of:=[.$J$7] * [.$I$530] + [.$J$8]" office:value-type="float" office:value="-134.716741841286" calcext:value-type="float">
            <text:p>-134.716741841286</text:p>
          </table:table-cell>
        </table:table-row>
        <table:table-row table:style-name="ro1">
          <table:table-cell office:value-type="float" office:value="287096523264" calcext:value-type="float">
            <text:p>287096523264</text:p>
          </table:table-cell>
          <table:table-cell office:value-type="float" office:value="85.5588226318359" calcext:value-type="float">
            <text:p>85.5588226318359</text:p>
          </table:table-cell>
          <table:table-cell office:value-type="float" office:value="188795489280" calcext:value-type="float">
            <text:p>188795489280</text:p>
          </table:table-cell>
          <table:table-cell office:value-type="float" office:value="-134.256713867188" calcext:value-type="float">
            <text:p>-134.256713867188</text:p>
          </table:table-cell>
          <table:table-cell/>
          <table:table-cell table:formula="of:=INDEX([.$A$1:.$A$2072]; 522; 1)" office:value-type="float" office:value="287096339712" calcext:value-type="float">
            <text:p>287096339712</text:p>
          </table:table-cell>
          <table:table-cell table:formula="of:=[.$G$7] * [.$F$531] + [.$G$8]" office:value-type="float" office:value="78.1229040510952" calcext:value-type="float">
            <text:p>78.1229040510952</text:p>
          </table:table-cell>
          <table:table-cell/>
          <table:table-cell table:formula="of:=INDEX([.$C$1:.$C$2072]; 522; 1)" office:value-type="float" office:value="188795490048" calcext:value-type="float">
            <text:p>188795490048</text:p>
          </table:table-cell>
          <table:table-cell table:formula="of:=[.$J$7] * [.$I$531] + [.$J$8]" office:value-type="float" office:value="-134.631067020819" calcext:value-type="float">
            <text:p>-134.631067020819</text:p>
          </table:table-cell>
        </table:table-row>
        <table:table-row table:style-name="ro1">
          <table:table-cell office:value-type="float" office:value="287096551168" calcext:value-type="float">
            <text:p>287096551168</text:p>
          </table:table-cell>
          <table:table-cell office:value-type="float" office:value="87.0446929931641" calcext:value-type="float">
            <text:p>87.0446929931641</text:p>
          </table:table-cell>
          <table:table-cell office:value-type="float" office:value="188795474688" calcext:value-type="float">
            <text:p>188795474688</text:p>
          </table:table-cell>
          <table:table-cell office:value-type="float" office:value="-134.674423217773" calcext:value-type="float">
            <text:p>-134.674423217773</text:p>
          </table:table-cell>
          <table:table-cell/>
          <table:table-cell table:formula="of:=INDEX([.$A$1:.$A$2072]; 523; 1)" office:value-type="float" office:value="287096365312" calcext:value-type="float">
            <text:p>287096365312</text:p>
          </table:table-cell>
          <table:table-cell table:formula="of:=[.$G$7] * [.$F$532] + [.$G$8]" office:value-type="float" office:value="79.3459019251168" calcext:value-type="float">
            <text:p>79.3459019251168</text:p>
          </table:table-cell>
          <table:table-cell/>
          <table:table-cell table:formula="of:=INDEX([.$C$1:.$C$2072]; 523; 1)" office:value-type="float" office:value="188795493632" calcext:value-type="float">
            <text:p>188795493632</text:p>
          </table:table-cell>
          <table:table-cell table:formula="of:=[.$J$7] * [.$I$532] + [.$J$8]" office:value-type="float" office:value="-134.459717379883" calcext:value-type="float">
            <text:p>-134.459717379883</text:p>
          </table:table-cell>
        </table:table-row>
        <table:table-row table:style-name="ro1">
          <table:table-cell office:value-type="float" office:value="287096559104" calcext:value-type="float">
            <text:p>287096559104</text:p>
          </table:table-cell>
          <table:table-cell office:value-type="float" office:value="87.4873046875" calcext:value-type="float">
            <text:p>87.4873046875</text:p>
          </table:table-cell>
          <table:table-cell office:value-type="float" office:value="188795468288" calcext:value-type="float">
            <text:p>188795468288</text:p>
          </table:table-cell>
          <table:table-cell office:value-type="float" office:value="-134.874786376953" calcext:value-type="float">
            <text:p>-134.874786376953</text:p>
          </table:table-cell>
          <table:table-cell/>
          <table:table-cell table:formula="of:=INDEX([.$A$1:.$A$2072]; 524; 1)" office:value-type="float" office:value="287096390912" calcext:value-type="float">
            <text:p>287096390912</text:p>
          </table:table-cell>
          <table:table-cell table:formula="of:=[.$G$7] * [.$F$533] + [.$G$8]" office:value-type="float" office:value="80.568899801001" calcext:value-type="float">
            <text:p>80.568899801001</text:p>
          </table:table-cell>
          <table:table-cell/>
          <table:table-cell table:formula="of:=INDEX([.$C$1:.$C$2072]; 524; 1)" office:value-type="float" office:value="188795496960" calcext:value-type="float">
            <text:p>188795496960</text:p>
          </table:table-cell>
          <table:table-cell table:formula="of:=[.$J$7] * [.$I$533] + [.$J$8]" office:value-type="float" office:value="-134.300606997684" calcext:value-type="float">
            <text:p>-134.300606997684</text:p>
          </table:table-cell>
        </table:table-row>
        <table:table-row table:style-name="ro1">
          <table:table-cell office:value-type="float" office:value="287096565760" calcext:value-type="float">
            <text:p>287096565760</text:p>
          </table:table-cell>
          <table:table-cell office:value-type="float" office:value="87.8970794677734" calcext:value-type="float">
            <text:p>87.8970794677734</text:p>
          </table:table-cell>
          <table:table-cell office:value-type="float" office:value="188795461376" calcext:value-type="float">
            <text:p>188795461376</text:p>
          </table:table-cell>
          <table:table-cell office:value-type="float" office:value="-135.104354858398" calcext:value-type="float">
            <text:p>-135.104354858398</text:p>
          </table:table-cell>
          <table:table-cell/>
          <table:table-cell table:formula="of:=INDEX([.$A$1:.$A$2072]; 525; 1)" office:value-type="float" office:value="287096403712" calcext:value-type="float">
            <text:p>287096403712</text:p>
          </table:table-cell>
          <table:table-cell table:formula="of:=[.$G$7] * [.$F$534] + [.$G$8]" office:value-type="float" office:value="81.1803987380117" calcext:value-type="float">
            <text:p>81.1803987380117</text:p>
          </table:table-cell>
          <table:table-cell/>
          <table:table-cell table:formula="of:=INDEX([.$C$1:.$C$2072]; 525; 1)" office:value-type="float" office:value="188795498752" calcext:value-type="float">
            <text:p>188795498752</text:p>
          </table:table-cell>
          <table:table-cell table:formula="of:=[.$J$7] * [.$I$534] + [.$J$8]" office:value-type="float" office:value="-134.214932177216" calcext:value-type="float">
            <text:p>-134.214932177216</text:p>
          </table:table-cell>
        </table:table-row>
        <table:table-row table:style-name="ro1">
          <table:table-cell office:value-type="float" office:value="287096583680" calcext:value-type="float">
            <text:p>287096583680</text:p>
          </table:table-cell>
          <table:table-cell office:value-type="float" office:value="89.1612777709961" calcext:value-type="float">
            <text:p>89.1612777709961</text:p>
          </table:table-cell>
          <table:table-cell office:value-type="float" office:value="188795430912" calcext:value-type="float">
            <text:p>188795430912</text:p>
          </table:table-cell>
          <table:table-cell office:value-type="float" office:value="-136.262130737305" calcext:value-type="float">
            <text:p>-136.262130737305</text:p>
          </table:table-cell>
          <table:table-cell/>
          <table:table-cell table:formula="of:=INDEX([.$A$1:.$A$2072]; 526; 1)" office:value-type="float" office:value="287096429312" calcext:value-type="float">
            <text:p>287096429312</text:p>
          </table:table-cell>
          <table:table-cell table:formula="of:=[.$G$7] * [.$F$535] + [.$G$8]" office:value-type="float" office:value="82.4033966138959" calcext:value-type="float">
            <text:p>82.4033966138959</text:p>
          </table:table-cell>
          <table:table-cell/>
          <table:table-cell table:formula="of:=INDEX([.$C$1:.$C$2072]; 526; 1)" office:value-type="float" office:value="188795500800" calcext:value-type="float">
            <text:p>188795500800</text:p>
          </table:table-cell>
          <table:table-cell table:formula="of:=[.$J$7] * [.$I$535] + [.$J$8]" office:value-type="float" office:value="-134.117018098012" calcext:value-type="float">
            <text:p>-134.117018098012</text:p>
          </table:table-cell>
        </table:table-row>
        <table:table-row table:style-name="ro1">
          <table:table-cell office:value-type="float" office:value="287096585472" calcext:value-type="float">
            <text:p>287096585472</text:p>
          </table:table-cell>
          <table:table-cell office:value-type="float" office:value="89.375" calcext:value-type="float">
            <text:p>89.375</text:p>
          </table:table-cell>
          <table:table-cell office:value-type="float" office:value="188795422720" calcext:value-type="float">
            <text:p>188795422720</text:p>
          </table:table-cell>
          <table:table-cell office:value-type="float" office:value="-136.592819213867" calcext:value-type="float">
            <text:p>-136.592819213867</text:p>
          </table:table-cell>
          <table:table-cell/>
          <table:table-cell table:formula="of:=INDEX([.$A$1:.$A$2072]; 527; 1)" office:value-type="float" office:value="287096454400" calcext:value-type="float">
            <text:p>287096454400</text:p>
          </table:table-cell>
          <table:table-cell table:formula="of:=[.$G$7] * [.$F$536] + [.$G$8]" office:value-type="float" office:value="83.6019345317036" calcext:value-type="float">
            <text:p>83.6019345317036</text:p>
          </table:table-cell>
          <table:table-cell/>
          <table:table-cell table:formula="of:=INDEX([.$C$1:.$C$2072]; 527; 1)" office:value-type="float" office:value="188795501312" calcext:value-type="float">
            <text:p>188795501312</text:p>
          </table:table-cell>
          <table:table-cell table:formula="of:=[.$J$7] * [.$I$536] + [.$J$8]" office:value-type="float" office:value="-134.092539576814" calcext:value-type="float">
            <text:p>-134.092539576814</text:p>
          </table:table-cell>
        </table:table-row>
        <table:table-row table:style-name="ro1">
          <table:table-cell office:value-type="float" office:value="287096587008" calcext:value-type="float">
            <text:p>287096587008</text:p>
          </table:table-cell>
          <table:table-cell office:value-type="float" office:value="89.6771926879883" calcext:value-type="float">
            <text:p>89.6771926879883</text:p>
          </table:table-cell>
          <table:table-cell office:value-type="float" office:value="188795406848" calcext:value-type="float">
            <text:p>188795406848</text:p>
          </table:table-cell>
          <table:table-cell office:value-type="float" office:value="-137.275665283203" calcext:value-type="float">
            <text:p>-137.275665283203</text:p>
          </table:table-cell>
          <table:table-cell/>
          <table:table-cell table:formula="of:=INDEX([.$A$1:.$A$2072]; 528; 1)" office:value-type="float" office:value="287096466688" calcext:value-type="float">
            <text:p>287096466688</text:p>
          </table:table-cell>
          <table:table-cell table:formula="of:=[.$G$7] * [.$F$537] + [.$G$8]" office:value-type="float" office:value="84.1889735125005" calcext:value-type="float">
            <text:p>84.1889735125005</text:p>
          </table:table-cell>
          <table:table-cell/>
          <table:table-cell table:formula="of:=INDEX([.$C$1:.$C$2072]; 528; 1)" office:value-type="float" office:value="188795500544" calcext:value-type="float">
            <text:p>188795500544</text:p>
          </table:table-cell>
          <table:table-cell table:formula="of:=[.$J$7] * [.$I$537] + [.$J$8]" office:value-type="float" office:value="-134.129257356748" calcext:value-type="float">
            <text:p>-134.129257356748</text:p>
          </table:table-cell>
        </table:table-row>
        <table:table-row table:style-name="ro1">
          <table:table-cell office:value-type="float" office:value="287096586496" calcext:value-type="float">
            <text:p>287096586496</text:p>
          </table:table-cell>
          <table:table-cell office:value-type="float" office:value="89.7693557739258" calcext:value-type="float">
            <text:p>89.7693557739258</text:p>
          </table:table-cell>
          <table:table-cell office:value-type="float" office:value="188795399168" calcext:value-type="float">
            <text:p>188795399168</text:p>
          </table:table-cell>
          <table:table-cell office:value-type="float" office:value="-137.621154785156" calcext:value-type="float">
            <text:p>-137.621154785156</text:p>
          </table:table-cell>
          <table:table-cell/>
          <table:table-cell table:formula="of:=INDEX([.$A$1:.$A$2072]; 529; 1)" office:value-type="float" office:value="287096490240" calcext:value-type="float">
            <text:p>287096490240</text:p>
          </table:table-cell>
          <table:table-cell table:formula="of:=[.$G$7] * [.$F$538] + [.$G$8]" office:value-type="float" office:value="85.3141315579414" calcext:value-type="float">
            <text:p>85.3141315579414</text:p>
          </table:table-cell>
          <table:table-cell/>
          <table:table-cell table:formula="of:=INDEX([.$C$1:.$C$2072]; 529; 1)" office:value-type="float" office:value="188795497984" calcext:value-type="float">
            <text:p>188795497984</text:p>
          </table:table-cell>
          <table:table-cell table:formula="of:=[.$J$7] * [.$I$538] + [.$J$8]" office:value-type="float" office:value="-134.25164995715" calcext:value-type="float">
            <text:p>-134.25164995715</text:p>
          </table:table-cell>
        </table:table-row>
        <table:table-row table:style-name="ro1">
          <table:table-cell office:value-type="float" office:value="287096585216" calcext:value-type="float">
            <text:p>287096585216</text:p>
          </table:table-cell>
          <table:table-cell office:value-type="float" office:value="89.8249664306641" calcext:value-type="float">
            <text:p>89.8249664306641</text:p>
          </table:table-cell>
          <table:table-cell office:value-type="float" office:value="188795391744" calcext:value-type="float">
            <text:p>188795391744</text:p>
          </table:table-cell>
          <table:table-cell office:value-type="float" office:value="-137.966552734375" calcext:value-type="float">
            <text:p>-137.966552734375</text:p>
          </table:table-cell>
          <table:table-cell/>
          <table:table-cell table:formula="of:=INDEX([.$A$1:.$A$2072]; 530; 1)" office:value-type="float" office:value="287096501760" calcext:value-type="float">
            <text:p>287096501760</text:p>
          </table:table-cell>
          <table:table-cell table:formula="of:=[.$G$7] * [.$F$539] + [.$G$8]" office:value-type="float" office:value="85.8644806016237" calcext:value-type="float">
            <text:p>85.8644806016237</text:p>
          </table:table-cell>
          <table:table-cell/>
          <table:table-cell table:formula="of:=INDEX([.$C$1:.$C$2072]; 530; 1)" office:value-type="float" office:value="188795495680" calcext:value-type="float">
            <text:p>188795495680</text:p>
          </table:table-cell>
          <table:table-cell table:formula="of:=[.$J$7] * [.$I$539] + [.$J$8]" office:value-type="float" office:value="-134.361803298816" calcext:value-type="float">
            <text:p>-134.361803298816</text:p>
          </table:table-cell>
        </table:table-row>
        <table:table-row table:style-name="ro1">
          <table:table-cell office:value-type="float" office:value="287096577024" calcext:value-type="float">
            <text:p>287096577024</text:p>
          </table:table-cell>
          <table:table-cell office:value-type="float" office:value="89.7891845703125" calcext:value-type="float">
            <text:p>89.7891845703125</text:p>
          </table:table-cell>
          <table:table-cell office:value-type="float" office:value="188795369984" calcext:value-type="float">
            <text:p>188795369984</text:p>
          </table:table-cell>
          <table:table-cell office:value-type="float" office:value="-138.995803833008" calcext:value-type="float">
            <text:p>-138.995803833008</text:p>
          </table:table-cell>
          <table:table-cell/>
          <table:table-cell table:formula="of:=INDEX([.$A$1:.$A$2072]; 531; 1)" office:value-type="float" office:value="287096523264" calcext:value-type="float">
            <text:p>287096523264</text:p>
          </table:table-cell>
          <table:table-cell table:formula="of:=[.$G$7] * [.$F$540] + [.$G$8]" office:value-type="float" office:value="86.8917988166213" calcext:value-type="float">
            <text:p>86.8917988166213</text:p>
          </table:table-cell>
          <table:table-cell/>
          <table:table-cell table:formula="of:=INDEX([.$C$1:.$C$2072]; 531; 1)" office:value-type="float" office:value="188795489280" calcext:value-type="float">
            <text:p>188795489280</text:p>
          </table:table-cell>
          <table:table-cell table:formula="of:=[.$J$7] * [.$I$540] + [.$J$8]" office:value-type="float" office:value="-134.667784800753" calcext:value-type="float">
            <text:p>-134.667784800753</text:p>
          </table:table-cell>
        </table:table-row>
        <table:table-row table:style-name="ro1">
          <table:table-cell office:value-type="float" office:value="287096572928" calcext:value-type="float">
            <text:p>287096572928</text:p>
          </table:table-cell>
          <table:table-cell office:value-type="float" office:value="89.7131729125977" calcext:value-type="float">
            <text:p>89.7131729125977</text:p>
          </table:table-cell>
          <table:table-cell office:value-type="float" office:value="188795363328" calcext:value-type="float">
            <text:p>188795363328</text:p>
          </table:table-cell>
          <table:table-cell office:value-type="float" office:value="-139.333999633789" calcext:value-type="float">
            <text:p>-139.333999633789</text:p>
          </table:table-cell>
          <table:table-cell/>
          <table:table-cell table:formula="of:=INDEX([.$A$1:.$A$2072]; 532; 1)" office:value-type="float" office:value="287096551168" calcext:value-type="float">
            <text:p>287096551168</text:p>
          </table:table-cell>
          <table:table-cell table:formula="of:=[.$G$7] * [.$F$541] + [.$G$8]" office:value-type="float" office:value="88.2248665001243" calcext:value-type="float">
            <text:p>88.2248665001243</text:p>
          </table:table-cell>
          <table:table-cell/>
          <table:table-cell table:formula="of:=INDEX([.$C$1:.$C$2072]; 532; 1)" office:value-type="float" office:value="188795474688" calcext:value-type="float">
            <text:p>188795474688</text:p>
          </table:table-cell>
          <table:table-cell table:formula="of:=[.$J$7] * [.$I$541] + [.$J$8]" office:value-type="float" office:value="-135.365422625095" calcext:value-type="float">
            <text:p>-135.365422625095</text:p>
          </table:table-cell>
        </table:table-row>
        <table:table-row table:style-name="ro1">
          <table:table-cell office:value-type="float" office:value="287096559360" calcext:value-type="float">
            <text:p>287096559360</text:p>
          </table:table-cell>
          <table:table-cell office:value-type="float" office:value="89.3129730224609" calcext:value-type="float">
            <text:p>89.3129730224609</text:p>
          </table:table-cell>
          <table:table-cell office:value-type="float" office:value="188795344384" calcext:value-type="float">
            <text:p>188795344384</text:p>
          </table:table-cell>
          <table:table-cell office:value-type="float" office:value="-140.304397583008" calcext:value-type="float">
            <text:p>-140.304397583008</text:p>
          </table:table-cell>
          <table:table-cell/>
          <table:table-cell table:formula="of:=INDEX([.$A$1:.$A$2072]; 533; 1)" office:value-type="float" office:value="287096559104" calcext:value-type="float">
            <text:p>287096559104</text:p>
          </table:table-cell>
          <table:table-cell table:formula="of:=[.$G$7] * [.$F$542] + [.$G$8]" office:value-type="float" office:value="88.6039958428592" calcext:value-type="float">
            <text:p>88.6039958428592</text:p>
          </table:table-cell>
          <table:table-cell/>
          <table:table-cell table:formula="of:=INDEX([.$C$1:.$C$2072]; 533; 1)" office:value-type="float" office:value="188795468288" calcext:value-type="float">
            <text:p>188795468288</text:p>
          </table:table-cell>
          <table:table-cell table:formula="of:=[.$J$7] * [.$I$542] + [.$J$8]" office:value-type="float" office:value="-135.671404127032" calcext:value-type="float">
            <text:p>-135.671404127032</text:p>
          </table:table-cell>
        </table:table-row>
        <table:table-row table:style-name="ro1">
          <table:table-cell office:value-type="float" office:value="287096556032" calcext:value-type="float">
            <text:p>287096556032</text:p>
          </table:table-cell>
          <table:table-cell office:value-type="float" office:value="89.1516876220703" calcext:value-type="float">
            <text:p>89.1516876220703</text:p>
          </table:table-cell>
          <table:table-cell office:value-type="float" office:value="188795337472" calcext:value-type="float">
            <text:p>188795337472</text:p>
          </table:table-cell>
          <table:table-cell office:value-type="float" office:value="-140.629837036133" calcext:value-type="float">
            <text:p>-140.629837036133</text:p>
          </table:table-cell>
          <table:table-cell/>
          <table:table-cell table:formula="of:=INDEX([.$A$1:.$A$2072]; 534; 1)" office:value-type="float" office:value="287096565760" calcext:value-type="float">
            <text:p>287096565760</text:p>
          </table:table-cell>
          <table:table-cell table:formula="of:=[.$G$7] * [.$F$543] + [.$G$8]" office:value-type="float" office:value="88.9219752904028" calcext:value-type="float">
            <text:p>88.9219752904028</text:p>
          </table:table-cell>
          <table:table-cell/>
          <table:table-cell table:formula="of:=INDEX([.$C$1:.$C$2072]; 534; 1)" office:value-type="float" office:value="188795461376" calcext:value-type="float">
            <text:p>188795461376</text:p>
          </table:table-cell>
          <table:table-cell table:formula="of:=[.$J$7] * [.$I$543] + [.$J$8]" office:value-type="float" office:value="-136.001864148304" calcext:value-type="float">
            <text:p>-136.001864148304</text:p>
          </table:table-cell>
        </table:table-row>
        <table:table-row table:style-name="ro1">
          <table:table-cell office:value-type="float" office:value="287096552960" calcext:value-type="float">
            <text:p>287096552960</text:p>
          </table:table-cell>
          <table:table-cell office:value-type="float" office:value="89.0009078979492" calcext:value-type="float">
            <text:p>89.0009078979492</text:p>
          </table:table-cell>
          <table:table-cell office:value-type="float" office:value="188795330304" calcext:value-type="float">
            <text:p>188795330304</text:p>
          </table:table-cell>
          <table:table-cell office:value-type="float" office:value="-140.963897705078" calcext:value-type="float">
            <text:p>-140.963897705078</text:p>
          </table:table-cell>
          <table:table-cell/>
          <table:table-cell table:formula="of:=INDEX([.$A$1:.$A$2072]; 535; 1)" office:value-type="float" office:value="287096583680" calcext:value-type="float">
            <text:p>287096583680</text:p>
          </table:table-cell>
          <table:table-cell table:formula="of:=[.$G$7] * [.$F$544] + [.$G$8]" office:value-type="float" office:value="89.7780738025904" calcext:value-type="float">
            <text:p>89.7780738025904</text:p>
          </table:table-cell>
          <table:table-cell/>
          <table:table-cell table:formula="of:=INDEX([.$C$1:.$C$2072]; 535; 1)" office:value-type="float" office:value="188795430912" calcext:value-type="float">
            <text:p>188795430912</text:p>
          </table:table-cell>
          <table:table-cell table:formula="of:=[.$J$7] * [.$I$544] + [.$J$8]" office:value-type="float" office:value="-137.458336096257" calcext:value-type="float">
            <text:p>-137.458336096257</text:p>
          </table:table-cell>
        </table:table-row>
        <table:table-row table:style-name="ro1">
          <table:table-cell office:value-type="float" office:value="287096550144" calcext:value-type="float">
            <text:p>287096550144</text:p>
          </table:table-cell>
          <table:table-cell office:value-type="float" office:value="88.8606033325195" calcext:value-type="float">
            <text:p>88.8606033325195</text:p>
          </table:table-cell>
          <table:table-cell office:value-type="float" office:value="188795323136" calcext:value-type="float">
            <text:p>188795323136</text:p>
          </table:table-cell>
          <table:table-cell office:value-type="float" office:value="-141.302597045898" calcext:value-type="float">
            <text:p>-141.302597045898</text:p>
          </table:table-cell>
          <table:table-cell/>
          <table:table-cell table:formula="of:=INDEX([.$A$1:.$A$2072]; 536; 1)" office:value-type="float" office:value="287096585472" calcext:value-type="float">
            <text:p>287096585472</text:p>
          </table:table-cell>
          <table:table-cell table:formula="of:=[.$G$7] * [.$F$545] + [.$G$8]" office:value-type="float" office:value="89.8636836539954" calcext:value-type="float">
            <text:p>89.8636836539954</text:p>
          </table:table-cell>
          <table:table-cell/>
          <table:table-cell table:formula="of:=INDEX([.$C$1:.$C$2072]; 536; 1)" office:value-type="float" office:value="188795422720" calcext:value-type="float">
            <text:p>188795422720</text:p>
          </table:table-cell>
          <table:table-cell table:formula="of:=[.$J$7] * [.$I$545] + [.$J$8]" office:value-type="float" office:value="-137.849992418662" calcext:value-type="float">
            <text:p>-137.849992418662</text:p>
          </table:table-cell>
        </table:table-row>
        <table:table-row table:style-name="ro1">
          <table:table-cell office:value-type="float" office:value="287096544512" calcext:value-type="float">
            <text:p>287096544512</text:p>
          </table:table-cell>
          <table:table-cell office:value-type="float" office:value="88.58349609375" calcext:value-type="float">
            <text:p>88.58349609375</text:p>
          </table:table-cell>
          <table:table-cell office:value-type="float" office:value="188795309056" calcext:value-type="float">
            <text:p>188795309056</text:p>
          </table:table-cell>
          <table:table-cell office:value-type="float" office:value="-141.980026245117" calcext:value-type="float">
            <text:p>-141.980026245117</text:p>
          </table:table-cell>
          <table:table-cell/>
          <table:table-cell table:formula="of:=INDEX([.$A$1:.$A$2072]; 537; 1)" office:value-type="float" office:value="287096587008" calcext:value-type="float">
            <text:p>287096587008</text:p>
          </table:table-cell>
          <table:table-cell table:formula="of:=[.$G$7] * [.$F$546] + [.$G$8]" office:value-type="float" office:value="89.9370635263622" calcext:value-type="float">
            <text:p>89.9370635263622</text:p>
          </table:table-cell>
          <table:table-cell/>
          <table:table-cell table:formula="of:=INDEX([.$C$1:.$C$2072]; 537; 1)" office:value-type="float" office:value="188795406848" calcext:value-type="float">
            <text:p>188795406848</text:p>
          </table:table-cell>
          <table:table-cell table:formula="of:=[.$J$7] * [.$I$546] + [.$J$8]" office:value-type="float" office:value="-138.608826544136" calcext:value-type="float">
            <text:p>-138.608826544136</text:p>
          </table:table-cell>
        </table:table-row>
        <table:table-row table:style-name="ro1">
          <table:table-cell office:value-type="float" office:value="287096541440" calcext:value-type="float">
            <text:p>287096541440</text:p>
          </table:table-cell>
          <table:table-cell office:value-type="float" office:value="88.4434127807617" calcext:value-type="float">
            <text:p>88.4434127807617</text:p>
          </table:table-cell>
          <table:table-cell office:value-type="float" office:value="188795301888" calcext:value-type="float">
            <text:p>188795301888</text:p>
          </table:table-cell>
          <table:table-cell office:value-type="float" office:value="-142.31721496582" calcext:value-type="float">
            <text:p>-142.31721496582</text:p>
          </table:table-cell>
          <table:table-cell/>
          <table:table-cell table:formula="of:=INDEX([.$A$1:.$A$2072]; 538; 1)" office:value-type="float" office:value="287096586496" calcext:value-type="float">
            <text:p>287096586496</text:p>
          </table:table-cell>
          <table:table-cell table:formula="of:=[.$G$7] * [.$F$547] + [.$G$8]" office:value-type="float" office:value="89.9126035682857" calcext:value-type="float">
            <text:p>89.9126035682857</text:p>
          </table:table-cell>
          <table:table-cell/>
          <table:table-cell table:formula="of:=INDEX([.$C$1:.$C$2072]; 538; 1)" office:value-type="float" office:value="188795399168" calcext:value-type="float">
            <text:p>188795399168</text:p>
          </table:table-cell>
          <table:table-cell table:formula="of:=[.$J$7] * [.$I$547] + [.$J$8]" office:value-type="float" office:value="-138.976004345343" calcext:value-type="float">
            <text:p>-138.976004345343</text:p>
          </table:table-cell>
        </table:table-row>
        <table:table-row table:style-name="ro1">
          <table:table-cell office:value-type="float" office:value="287096539392" calcext:value-type="float">
            <text:p>287096539392</text:p>
          </table:table-cell>
          <table:table-cell office:value-type="float" office:value="88.3021774291992" calcext:value-type="float">
            <text:p>88.3021774291992</text:p>
          </table:table-cell>
          <table:table-cell office:value-type="float" office:value="188795294208" calcext:value-type="float">
            <text:p>188795294208</text:p>
          </table:table-cell>
          <table:table-cell office:value-type="float" office:value="-142.654159545898" calcext:value-type="float">
            <text:p>-142.654159545898</text:p>
          </table:table-cell>
          <table:table-cell/>
          <table:table-cell table:formula="of:=INDEX([.$A$1:.$A$2072]; 539; 1)" office:value-type="float" office:value="287096585216" calcext:value-type="float">
            <text:p>287096585216</text:p>
          </table:table-cell>
          <table:table-cell table:formula="of:=[.$G$7] * [.$F$548] + [.$G$8]" office:value-type="float" office:value="89.8514536749572" calcext:value-type="float">
            <text:p>89.8514536749572</text:p>
          </table:table-cell>
          <table:table-cell/>
          <table:table-cell table:formula="of:=INDEX([.$C$1:.$C$2072]; 539; 1)" office:value-type="float" office:value="188795391744" calcext:value-type="float">
            <text:p>188795391744</text:p>
          </table:table-cell>
          <table:table-cell table:formula="of:=[.$J$7] * [.$I$548] + [.$J$8]" office:value-type="float" office:value="-139.330942887813" calcext:value-type="float">
            <text:p>-139.330942887813</text:p>
          </table:table-cell>
        </table:table-row>
        <table:table-row table:style-name="ro1">
          <table:table-cell office:value-type="float" office:value="287096531456" calcext:value-type="float">
            <text:p>287096531456</text:p>
          </table:table-cell>
          <table:table-cell office:value-type="float" office:value="87.8154830932617" calcext:value-type="float">
            <text:p>87.8154830932617</text:p>
          </table:table-cell>
          <table:table-cell office:value-type="float" office:value="188795262464" calcext:value-type="float">
            <text:p>188795262464</text:p>
          </table:table-cell>
          <table:table-cell office:value-type="float" office:value="-144.018508911133" calcext:value-type="float">
            <text:p>-144.018508911133</text:p>
          </table:table-cell>
          <table:table-cell/>
          <table:table-cell table:formula="of:=INDEX([.$A$1:.$A$2072]; 540; 1)" office:value-type="float" office:value="287096577024" calcext:value-type="float">
            <text:p>287096577024</text:p>
          </table:table-cell>
          <table:table-cell table:formula="of:=[.$G$7] * [.$F$549] + [.$G$8]" office:value-type="float" office:value="89.4600943550467" calcext:value-type="float">
            <text:p>89.4600943550467</text:p>
          </table:table-cell>
          <table:table-cell/>
          <table:table-cell table:formula="of:=INDEX([.$C$1:.$C$2072]; 540; 1)" office:value-type="float" office:value="188795369984" calcext:value-type="float">
            <text:p>188795369984</text:p>
          </table:table-cell>
          <table:table-cell table:formula="of:=[.$J$7] * [.$I$549] + [.$J$8]" office:value-type="float" office:value="-140.371279994026" calcext:value-type="float">
            <text:p>-140.371279994026</text:p>
          </table:table-cell>
        </table:table-row>
        <table:table-row table:style-name="ro1">
          <table:table-cell office:value-type="float" office:value="287096528384" calcext:value-type="float">
            <text:p>287096528384</text:p>
          </table:table-cell>
          <table:table-cell office:value-type="float" office:value="87.63818359375" calcext:value-type="float">
            <text:p>87.63818359375</text:p>
          </table:table-cell>
          <table:table-cell office:value-type="float" office:value="188795246080" calcext:value-type="float">
            <text:p>188795246080</text:p>
          </table:table-cell>
          <table:table-cell office:value-type="float" office:value="-144.715896606445" calcext:value-type="float">
            <text:p>-144.715896606445</text:p>
          </table:table-cell>
          <table:table-cell/>
          <table:table-cell table:formula="of:=INDEX([.$A$1:.$A$2072]; 541; 1)" office:value-type="float" office:value="287096572928" calcext:value-type="float">
            <text:p>287096572928</text:p>
          </table:table-cell>
          <table:table-cell table:formula="of:=[.$G$7] * [.$F$550] + [.$G$8]" office:value-type="float" office:value="89.2644146941602" calcext:value-type="float">
            <text:p>89.2644146941602</text:p>
          </table:table-cell>
          <table:table-cell/>
          <table:table-cell table:formula="of:=INDEX([.$C$1:.$C$2072]; 541; 1)" office:value-type="float" office:value="188795363328" calcext:value-type="float">
            <text:p>188795363328</text:p>
          </table:table-cell>
          <table:table-cell table:formula="of:=[.$J$7] * [.$I$550] + [.$J$8]" office:value-type="float" office:value="-140.689500754699" calcext:value-type="float">
            <text:p>-140.689500754699</text:p>
          </table:table-cell>
        </table:table-row>
        <table:table-row table:style-name="ro1">
          <table:table-cell office:value-type="float" office:value="287096526592" calcext:value-type="float">
            <text:p>287096526592</text:p>
          </table:table-cell>
          <table:table-cell office:value-type="float" office:value="87.5534133911133" calcext:value-type="float">
            <text:p>87.5534133911133</text:p>
          </table:table-cell>
          <table:table-cell office:value-type="float" office:value="188795238144" calcext:value-type="float">
            <text:p>188795238144</text:p>
          </table:table-cell>
          <table:table-cell office:value-type="float" office:value="-145.061187744141" calcext:value-type="float">
            <text:p>-145.061187744141</text:p>
          </table:table-cell>
          <table:table-cell/>
          <table:table-cell table:formula="of:=INDEX([.$A$1:.$A$2072]; 542; 1)" office:value-type="float" office:value="287096559360" calcext:value-type="float">
            <text:p>287096559360</text:p>
          </table:table-cell>
          <table:table-cell table:formula="of:=[.$G$7] * [.$F$551] + [.$G$8]" office:value-type="float" office:value="88.6162258200347" calcext:value-type="float">
            <text:p>88.6162258200347</text:p>
          </table:table-cell>
          <table:table-cell/>
          <table:table-cell table:formula="of:=INDEX([.$C$1:.$C$2072]; 542; 1)" office:value-type="float" office:value="188795344384" calcext:value-type="float">
            <text:p>188795344384</text:p>
          </table:table-cell>
          <table:table-cell table:formula="of:=[.$J$7] * [.$I$551] + [.$J$8]" office:value-type="float" office:value="-141.595205999911" calcext:value-type="float">
            <text:p>-141.595205999911</text:p>
          </table:table-cell>
        </table:table-row>
        <table:table-row table:style-name="ro1">
          <table:table-cell office:value-type="float" office:value="287096524800" calcext:value-type="float">
            <text:p>287096524800</text:p>
          </table:table-cell>
          <table:table-cell office:value-type="float" office:value="87.4611968994141" calcext:value-type="float">
            <text:p>87.4611968994141</text:p>
          </table:table-cell>
          <table:table-cell office:value-type="float" office:value="188795230464" calcext:value-type="float">
            <text:p>188795230464</text:p>
          </table:table-cell>
          <table:table-cell office:value-type="float" office:value="-145.398910522461" calcext:value-type="float">
            <text:p>-145.398910522461</text:p>
          </table:table-cell>
          <table:table-cell/>
          <table:table-cell table:formula="of:=INDEX([.$A$1:.$A$2072]; 543; 1)" office:value-type="float" office:value="287096556032" calcext:value-type="float">
            <text:p>287096556032</text:p>
          </table:table-cell>
          <table:table-cell table:formula="of:=[.$G$7] * [.$F$552] + [.$G$8]" office:value-type="float" office:value="88.4572360962629" calcext:value-type="float">
            <text:p>88.4572360962629</text:p>
          </table:table-cell>
          <table:table-cell/>
          <table:table-cell table:formula="of:=INDEX([.$C$1:.$C$2072]; 543; 1)" office:value-type="float" office:value="188795337472" calcext:value-type="float">
            <text:p>188795337472</text:p>
          </table:table-cell>
          <table:table-cell table:formula="of:=[.$J$7] * [.$I$552] + [.$J$8]" office:value-type="float" office:value="-141.925666023046" calcext:value-type="float">
            <text:p>-141.925666023046</text:p>
          </table:table-cell>
        </table:table-row>
        <table:table-row table:style-name="ro1">
          <table:table-cell office:value-type="float" office:value="287096520960" calcext:value-type="float">
            <text:p>287096520960</text:p>
          </table:table-cell>
          <table:table-cell office:value-type="float" office:value="87.2783889770508" calcext:value-type="float">
            <text:p>87.2783889770508</text:p>
          </table:table-cell>
          <table:table-cell office:value-type="float" office:value="188795216128" calcext:value-type="float">
            <text:p>188795216128</text:p>
          </table:table-cell>
          <table:table-cell office:value-type="float" office:value="-146.057876586914" calcext:value-type="float">
            <text:p>-146.057876586914</text:p>
          </table:table-cell>
          <table:table-cell/>
          <table:table-cell table:formula="of:=INDEX([.$A$1:.$A$2072]; 544; 1)" office:value-type="float" office:value="287096552960" calcext:value-type="float">
            <text:p>287096552960</text:p>
          </table:table-cell>
          <table:table-cell table:formula="of:=[.$G$7] * [.$F$553] + [.$G$8]" office:value-type="float" office:value="88.3104763515294" calcext:value-type="float">
            <text:p>88.3104763515294</text:p>
          </table:table-cell>
          <table:table-cell/>
          <table:table-cell table:formula="of:=INDEX([.$C$1:.$C$2072]; 544; 1)" office:value-type="float" office:value="188795330304" calcext:value-type="float">
            <text:p>188795330304</text:p>
          </table:table-cell>
          <table:table-cell table:formula="of:=[.$J$7] * [.$I$553] + [.$J$8]" office:value-type="float" office:value="-142.268365304917" calcext:value-type="float">
            <text:p>-142.268365304917</text:p>
          </table:table-cell>
        </table:table-row>
        <table:table-row table:style-name="ro1">
          <table:table-cell office:value-type="float" office:value="287096519168" calcext:value-type="float">
            <text:p>287096519168</text:p>
          </table:table-cell>
          <table:table-cell office:value-type="float" office:value="87.1893310546875" calcext:value-type="float">
            <text:p>87.1893310546875</text:p>
          </table:table-cell>
          <table:table-cell office:value-type="float" office:value="188795209216" calcext:value-type="float">
            <text:p>188795209216</text:p>
          </table:table-cell>
          <table:table-cell office:value-type="float" office:value="-146.380035400391" calcext:value-type="float">
            <text:p>-146.380035400391</text:p>
          </table:table-cell>
          <table:table-cell/>
          <table:table-cell table:formula="of:=INDEX([.$A$1:.$A$2072]; 545; 1)" office:value-type="float" office:value="287096550144" calcext:value-type="float">
            <text:p>287096550144</text:p>
          </table:table-cell>
          <table:table-cell table:formula="of:=[.$G$7] * [.$F$554] + [.$G$8]" office:value-type="float" office:value="88.175946585834" calcext:value-type="float">
            <text:p>88.175946585834</text:p>
          </table:table-cell>
          <table:table-cell/>
          <table:table-cell table:formula="of:=INDEX([.$C$1:.$C$2072]; 545; 1)" office:value-type="float" office:value="188795323136" calcext:value-type="float">
            <text:p>188795323136</text:p>
          </table:table-cell>
          <table:table-cell table:formula="of:=[.$J$7] * [.$I$554] + [.$J$8]" office:value-type="float" office:value="-142.611064586788" calcext:value-type="float">
            <text:p>-142.611064586788</text:p>
          </table:table-cell>
        </table:table-row>
        <table:table-row table:style-name="ro1">
          <table:table-cell office:value-type="float" office:value="287096517632" calcext:value-type="float">
            <text:p>287096517632</text:p>
          </table:table-cell>
          <table:table-cell office:value-type="float" office:value="87.1017379760742" calcext:value-type="float">
            <text:p>87.1017379760742</text:p>
          </table:table-cell>
          <table:table-cell office:value-type="float" office:value="188795202304" calcext:value-type="float">
            <text:p>188795202304</text:p>
          </table:table-cell>
          <table:table-cell office:value-type="float" office:value="-146.698379516602" calcext:value-type="float">
            <text:p>-146.698379516602</text:p>
          </table:table-cell>
          <table:table-cell/>
          <table:table-cell table:formula="of:=INDEX([.$A$1:.$A$2072]; 546; 1)" office:value-type="float" office:value="287096544512" calcext:value-type="float">
            <text:p>287096544512</text:p>
          </table:table-cell>
          <table:table-cell table:formula="of:=[.$G$7] * [.$F$555] + [.$G$8]" office:value-type="float" office:value="87.9068870525807" calcext:value-type="float">
            <text:p>87.9068870525807</text:p>
          </table:table-cell>
          <table:table-cell/>
          <table:table-cell table:formula="of:=INDEX([.$C$1:.$C$2072]; 546; 1)" office:value-type="float" office:value="188795309056" calcext:value-type="float">
            <text:p>188795309056</text:p>
          </table:table-cell>
          <table:table-cell table:formula="of:=[.$J$7] * [.$I$555] + [.$J$8]" office:value-type="float" office:value="-143.284223889932" calcext:value-type="float">
            <text:p>-143.284223889932</text:p>
          </table:table-cell>
        </table:table-row>
        <table:table-row table:style-name="ro1">
          <table:table-cell office:value-type="float" office:value="287096515840" calcext:value-type="float">
            <text:p>287096515840</text:p>
          </table:table-cell>
          <table:table-cell office:value-type="float" office:value="87.0220413208008" calcext:value-type="float">
            <text:p>87.0220413208008</text:p>
          </table:table-cell>
          <table:table-cell office:value-type="float" office:value="188795195648" calcext:value-type="float">
            <text:p>188795195648</text:p>
          </table:table-cell>
          <table:table-cell office:value-type="float" office:value="-147.014053344727" calcext:value-type="float">
            <text:p>-147.014053344727</text:p>
          </table:table-cell>
          <table:table-cell/>
          <table:table-cell table:formula="of:=INDEX([.$A$1:.$A$2072]; 547; 1)" office:value-type="float" office:value="287096541440" calcext:value-type="float">
            <text:p>287096541440</text:p>
          </table:table-cell>
          <table:table-cell table:formula="of:=[.$G$7] * [.$F$556] + [.$G$8]" office:value-type="float" office:value="87.7601273078471" calcext:value-type="float">
            <text:p>87.7601273078471</text:p>
          </table:table-cell>
          <table:table-cell/>
          <table:table-cell table:formula="of:=INDEX([.$C$1:.$C$2072]; 547; 1)" office:value-type="float" office:value="188795301888" calcext:value-type="float">
            <text:p>188795301888</text:p>
          </table:table-cell>
          <table:table-cell table:formula="of:=[.$J$7] * [.$I$556] + [.$J$8]" office:value-type="float" office:value="-143.626923171803" calcext:value-type="float">
            <text:p>-143.626923171803</text:p>
          </table:table-cell>
        </table:table-row>
        <table:table-row table:style-name="ro1">
          <table:table-cell office:value-type="float" office:value="287096510464" calcext:value-type="float">
            <text:p>287096510464</text:p>
          </table:table-cell>
          <table:table-cell office:value-type="float" office:value="86.7767105102539" calcext:value-type="float">
            <text:p>86.7767105102539</text:p>
          </table:table-cell>
          <table:table-cell office:value-type="float" office:value="188795174912" calcext:value-type="float">
            <text:p>188795174912</text:p>
          </table:table-cell>
          <table:table-cell office:value-type="float" office:value="-147.961349487305" calcext:value-type="float">
            <text:p>-147.961349487305</text:p>
          </table:table-cell>
          <table:table-cell/>
          <table:table-cell table:formula="of:=INDEX([.$A$1:.$A$2072]; 548; 1)" office:value-type="float" office:value="287096539392" calcext:value-type="float">
            <text:p>287096539392</text:p>
          </table:table-cell>
          <table:table-cell table:formula="of:=[.$G$7] * [.$F$557] + [.$G$8]" office:value-type="float" office:value="87.6622874774039" calcext:value-type="float">
            <text:p>87.6622874774039</text:p>
          </table:table-cell>
          <table:table-cell/>
          <table:table-cell table:formula="of:=INDEX([.$C$1:.$C$2072]; 548; 1)" office:value-type="float" office:value="188795294208" calcext:value-type="float">
            <text:p>188795294208</text:p>
          </table:table-cell>
          <table:table-cell table:formula="of:=[.$J$7] * [.$I$557] + [.$J$8]" office:value-type="float" office:value="-143.994100974873" calcext:value-type="float">
            <text:p>-143.994100974873</text:p>
          </table:table-cell>
        </table:table-row>
        <table:table-row table:style-name="ro1">
          <table:table-cell office:value-type="float" office:value="287096508672" calcext:value-type="float">
            <text:p>287096508672</text:p>
          </table:table-cell>
          <table:table-cell office:value-type="float" office:value="86.6912460327148" calcext:value-type="float">
            <text:p>86.6912460327148</text:p>
          </table:table-cell>
          <table:table-cell office:value-type="float" office:value="188795168000" calcext:value-type="float">
            <text:p>188795168000</text:p>
          </table:table-cell>
          <table:table-cell office:value-type="float" office:value="-148.285461425781" calcext:value-type="float">
            <text:p>-148.285461425781</text:p>
          </table:table-cell>
          <table:table-cell/>
          <table:table-cell table:formula="of:=INDEX([.$A$1:.$A$2072]; 549; 1)" office:value-type="float" office:value="287096531456" calcext:value-type="float">
            <text:p>287096531456</text:p>
          </table:table-cell>
          <table:table-cell table:formula="of:=[.$G$7] * [.$F$558] + [.$G$8]" office:value-type="float" office:value="87.2831581365317" calcext:value-type="float">
            <text:p>87.2831581365317</text:p>
          </table:table-cell>
          <table:table-cell/>
          <table:table-cell table:formula="of:=INDEX([.$C$1:.$C$2072]; 549; 1)" office:value-type="float" office:value="188795262464" calcext:value-type="float">
            <text:p>188795262464</text:p>
          </table:table-cell>
          <table:table-cell table:formula="of:=[.$J$7] * [.$I$558] + [.$J$8]" office:value-type="float" office:value="-145.511769223958" calcext:value-type="float">
            <text:p>-145.511769223958</text:p>
          </table:table-cell>
        </table:table-row>
        <table:table-row table:style-name="ro1">
          <table:table-cell office:value-type="float" office:value="287096506880" calcext:value-type="float">
            <text:p>287096506880</text:p>
          </table:table-cell>
          <table:table-cell office:value-type="float" office:value="86.6034851074219" calcext:value-type="float">
            <text:p>86.6034851074219</text:p>
          </table:table-cell>
          <table:table-cell office:value-type="float" office:value="188795160576" calcext:value-type="float">
            <text:p>188795160576</text:p>
          </table:table-cell>
          <table:table-cell office:value-type="float" office:value="-148.61865234375" calcext:value-type="float">
            <text:p>-148.61865234375</text:p>
          </table:table-cell>
          <table:table-cell/>
          <table:table-cell table:formula="of:=INDEX([.$A$1:.$A$2072]; 550; 1)" office:value-type="float" office:value="287096528384" calcext:value-type="float">
            <text:p>287096528384</text:p>
          </table:table-cell>
          <table:table-cell table:formula="of:=[.$G$7] * [.$F$559] + [.$G$8]" office:value-type="float" office:value="87.1363983917981" calcext:value-type="float">
            <text:p>87.1363983917981</text:p>
          </table:table-cell>
          <table:table-cell/>
          <table:table-cell table:formula="of:=INDEX([.$C$1:.$C$2072]; 550; 1)" office:value-type="float" office:value="188795246080" calcext:value-type="float">
            <text:p>188795246080</text:p>
          </table:table-cell>
          <table:table-cell table:formula="of:=[.$J$7] * [.$I$559] + [.$J$8]" office:value-type="float" office:value="-146.295081868768" calcext:value-type="float">
            <text:p>-146.295081868768</text:p>
          </table:table-cell>
        </table:table-row>
        <table:table-row table:style-name="ro1">
          <table:table-cell office:value-type="float" office:value="287096495872" calcext:value-type="float">
            <text:p>287096495872</text:p>
          </table:table-cell>
          <table:table-cell office:value-type="float" office:value="85.9710540771484" calcext:value-type="float">
            <text:p>85.9710540771484</text:p>
          </table:table-cell>
          <table:table-cell office:value-type="float" office:value="188795103232" calcext:value-type="float">
            <text:p>188795103232</text:p>
          </table:table-cell>
          <table:table-cell office:value-type="float" office:value="-151.253219604492" calcext:value-type="float">
            <text:p>-151.253219604492</text:p>
          </table:table-cell>
          <table:table-cell/>
          <table:table-cell table:formula="of:=INDEX([.$A$1:.$A$2072]; 551; 1)" office:value-type="float" office:value="287096526592" calcext:value-type="float">
            <text:p>287096526592</text:p>
          </table:table-cell>
          <table:table-cell table:formula="of:=[.$G$7] * [.$F$560] + [.$G$8]" office:value-type="float" office:value="87.0507885403931" calcext:value-type="float">
            <text:p>87.0507885403931</text:p>
          </table:table-cell>
          <table:table-cell/>
          <table:table-cell table:formula="of:=INDEX([.$C$1:.$C$2072]; 551; 1)" office:value-type="float" office:value="188795238144" calcext:value-type="float">
            <text:p>188795238144</text:p>
          </table:table-cell>
          <table:table-cell table:formula="of:=[.$J$7] * [.$I$560] + [.$J$8]" office:value-type="float" office:value="-146.674498930573" calcext:value-type="float">
            <text:p>-146.674498930573</text:p>
          </table:table-cell>
        </table:table-row>
        <table:table-row table:style-name="ro1">
          <table:table-cell office:value-type="float" office:value="287096495616" calcext:value-type="float">
            <text:p>287096495616</text:p>
          </table:table-cell>
          <table:table-cell office:value-type="float" office:value="85.9124526977539" calcext:value-type="float">
            <text:p>85.9124526977539</text:p>
          </table:table-cell>
          <table:table-cell office:value-type="float" office:value="188795094272" calcext:value-type="float">
            <text:p>188795094272</text:p>
          </table:table-cell>
          <table:table-cell office:value-type="float" office:value="-151.674758911133" calcext:value-type="float">
            <text:p>-151.674758911133</text:p>
          </table:table-cell>
          <table:table-cell/>
          <table:table-cell table:formula="of:=INDEX([.$A$1:.$A$2072]; 552; 1)" office:value-type="float" office:value="287096524800" calcext:value-type="float">
            <text:p>287096524800</text:p>
          </table:table-cell>
          <table:table-cell table:formula="of:=[.$G$7] * [.$F$561] + [.$G$8]" office:value-type="float" office:value="86.9651786889881" calcext:value-type="float">
            <text:p>86.9651786889881</text:p>
          </table:table-cell>
          <table:table-cell/>
          <table:table-cell table:formula="of:=INDEX([.$C$1:.$C$2072]; 552; 1)" office:value-type="float" office:value="188795230464" calcext:value-type="float">
            <text:p>188795230464</text:p>
          </table:table-cell>
          <table:table-cell table:formula="of:=[.$J$7] * [.$I$561] + [.$J$8]" office:value-type="float" office:value="-147.04167673178" calcext:value-type="float">
            <text:p>-147.04167673178</text:p>
          </table:table-cell>
        </table:table-row>
        <table:table-row table:style-name="ro1">
          <table:table-cell office:value-type="float" office:value="287096497664" calcext:value-type="float">
            <text:p>287096497664</text:p>
          </table:table-cell>
          <table:table-cell office:value-type="float" office:value="85.8233184814453" calcext:value-type="float">
            <text:p>85.8233184814453</text:p>
          </table:table-cell>
          <table:table-cell office:value-type="float" office:value="188795066880" calcext:value-type="float">
            <text:p>188795066880</text:p>
          </table:table-cell>
          <table:table-cell office:value-type="float" office:value="-152.965972900391" calcext:value-type="float">
            <text:p>-152.965972900391</text:p>
          </table:table-cell>
          <table:table-cell/>
          <table:table-cell table:formula="of:=INDEX([.$A$1:.$A$2072]; 553; 1)" office:value-type="float" office:value="287096520960" calcext:value-type="float">
            <text:p>287096520960</text:p>
          </table:table-cell>
          <table:table-cell table:formula="of:=[.$G$7] * [.$F$562] + [.$G$8]" office:value-type="float" office:value="86.7817290071398" calcext:value-type="float">
            <text:p>86.7817290071398</text:p>
          </table:table-cell>
          <table:table-cell/>
          <table:table-cell table:formula="of:=INDEX([.$C$1:.$C$2072]; 553; 1)" office:value-type="float" office:value="188795216128" calcext:value-type="float">
            <text:p>188795216128</text:p>
          </table:table-cell>
          <table:table-cell table:formula="of:=[.$J$7] * [.$I$562] + [.$J$8]" office:value-type="float" office:value="-147.727075295523" calcext:value-type="float">
            <text:p>-147.727075295523</text:p>
          </table:table-cell>
        </table:table-row>
        <table:table-row table:style-name="ro1">
          <table:table-cell office:value-type="float" office:value="287096499200" calcext:value-type="float">
            <text:p>287096499200</text:p>
          </table:table-cell>
          <table:table-cell office:value-type="float" office:value="85.8621826171875" calcext:value-type="float">
            <text:p>85.8621826171875</text:p>
          </table:table-cell>
          <table:table-cell office:value-type="float" office:value="188795039232" calcext:value-type="float">
            <text:p>188795039232</text:p>
          </table:table-cell>
          <table:table-cell office:value-type="float" office:value="-154.275344848633" calcext:value-type="float">
            <text:p>-154.275344848633</text:p>
          </table:table-cell>
          <table:table-cell/>
          <table:table-cell table:formula="of:=INDEX([.$A$1:.$A$2072]; 554; 1)" office:value-type="float" office:value="287096519168" calcext:value-type="float">
            <text:p>287096519168</text:p>
          </table:table-cell>
          <table:table-cell table:formula="of:=[.$G$7] * [.$F$563] + [.$G$8]" office:value-type="float" office:value="86.6961191557348" calcext:value-type="float">
            <text:p>86.6961191557348</text:p>
          </table:table-cell>
          <table:table-cell/>
          <table:table-cell table:formula="of:=INDEX([.$C$1:.$C$2072]; 554; 1)" office:value-type="float" office:value="188795209216" calcext:value-type="float">
            <text:p>188795209216</text:p>
          </table:table-cell>
          <table:table-cell table:formula="of:=[.$J$7] * [.$I$563] + [.$J$8]" office:value-type="float" office:value="-148.057535318658" calcext:value-type="float">
            <text:p>-148.057535318658</text:p>
          </table:table-cell>
        </table:table-row>
        <table:table-row table:style-name="ro1">
          <table:table-cell office:value-type="float" office:value="287096499712" calcext:value-type="float">
            <text:p>287096499712</text:p>
          </table:table-cell>
          <table:table-cell office:value-type="float" office:value="85.8683395385742" calcext:value-type="float">
            <text:p>85.8683395385742</text:p>
          </table:table-cell>
          <table:table-cell office:value-type="float" office:value="188795029760" calcext:value-type="float">
            <text:p>188795029760</text:p>
          </table:table-cell>
          <table:table-cell office:value-type="float" office:value="-154.725341796875" calcext:value-type="float">
            <text:p>-154.725341796875</text:p>
          </table:table-cell>
          <table:table-cell/>
          <table:table-cell table:formula="of:=INDEX([.$A$1:.$A$2072]; 555; 1)" office:value-type="float" office:value="287096517632" calcext:value-type="float">
            <text:p>287096517632</text:p>
          </table:table-cell>
          <table:table-cell table:formula="of:=[.$G$7] * [.$F$564] + [.$G$8]" office:value-type="float" office:value="86.622739283368" calcext:value-type="float">
            <text:p>86.622739283368</text:p>
          </table:table-cell>
          <table:table-cell/>
          <table:table-cell table:formula="of:=INDEX([.$C$1:.$C$2072]; 555; 1)" office:value-type="float" office:value="188795202304" calcext:value-type="float">
            <text:p>188795202304</text:p>
          </table:table-cell>
          <table:table-cell table:formula="of:=[.$J$7] * [.$I$564] + [.$J$8]" office:value-type="float" office:value="-148.38799533993" calcext:value-type="float">
            <text:p>-148.38799533993</text:p>
          </table:table-cell>
        </table:table-row>
        <table:table-row table:style-name="ro1">
          <table:table-cell office:value-type="float" office:value="287096502272" calcext:value-type="float">
            <text:p>287096502272</text:p>
          </table:table-cell>
          <table:table-cell office:value-type="float" office:value="85.9783477783203" calcext:value-type="float">
            <text:p>85.9783477783203</text:p>
          </table:table-cell>
          <table:table-cell office:value-type="float" office:value="188794969088" calcext:value-type="float">
            <text:p>188794969088</text:p>
          </table:table-cell>
          <table:table-cell office:value-type="float" office:value="-157.594360351563" calcext:value-type="float">
            <text:p>-157.594360351563</text:p>
          </table:table-cell>
          <table:table-cell/>
          <table:table-cell table:formula="of:=INDEX([.$A$1:.$A$2072]; 556; 1)" office:value-type="float" office:value="287096515840" calcext:value-type="float">
            <text:p>287096515840</text:p>
          </table:table-cell>
          <table:table-cell table:formula="of:=[.$G$7] * [.$F$565] + [.$G$8]" office:value-type="float" office:value="86.537129431963" calcext:value-type="float">
            <text:p>86.537129431963</text:p>
          </table:table-cell>
          <table:table-cell/>
          <table:table-cell table:formula="of:=INDEX([.$C$1:.$C$2072]; 556; 1)" office:value-type="float" office:value="188795195648" calcext:value-type="float">
            <text:p>188795195648</text:p>
          </table:table-cell>
          <table:table-cell table:formula="of:=[.$J$7] * [.$I$565] + [.$J$8]" office:value-type="float" office:value="-148.706216102466" calcext:value-type="float">
            <text:p>-148.706216102466</text:p>
          </table:table-cell>
        </table:table-row>
        <table:table-row table:style-name="ro1">
          <table:table-cell office:value-type="float" office:value="287096503552" calcext:value-type="float">
            <text:p>287096503552</text:p>
          </table:table-cell>
          <table:table-cell office:value-type="float" office:value="86.0414276123047" calcext:value-type="float">
            <text:p>86.0414276123047</text:p>
          </table:table-cell>
          <table:table-cell office:value-type="float" office:value="188794937088" calcext:value-type="float">
            <text:p>188794937088</text:p>
          </table:table-cell>
          <table:table-cell office:value-type="float" office:value="-159.083862304688" calcext:value-type="float">
            <text:p>-159.083862304688</text:p>
          </table:table-cell>
          <table:table-cell/>
          <table:table-cell table:formula="of:=INDEX([.$A$1:.$A$2072]; 557; 1)" office:value-type="float" office:value="287096510464" calcext:value-type="float">
            <text:p>287096510464</text:p>
          </table:table-cell>
          <table:table-cell table:formula="of:=[.$G$7] * [.$F$566] + [.$G$8]" office:value-type="float" office:value="86.2802998796105" calcext:value-type="float">
            <text:p>86.2802998796105</text:p>
          </table:table-cell>
          <table:table-cell/>
          <table:table-cell table:formula="of:=INDEX([.$C$1:.$C$2072]; 557; 1)" office:value-type="float" office:value="188795174912" calcext:value-type="float">
            <text:p>188795174912</text:p>
          </table:table-cell>
          <table:table-cell table:formula="of:=[.$J$7] * [.$I$566] + [.$J$8]" office:value-type="float" office:value="-149.697596168146" calcext:value-type="float">
            <text:p>-149.697596168146</text:p>
          </table:table-cell>
        </table:table-row>
        <table:table-row table:style-name="ro1">
          <table:table-cell office:value-type="float" office:value="287096507648" calcext:value-type="float">
            <text:p>287096507648</text:p>
          </table:table-cell>
          <table:table-cell office:value-type="float" office:value="86.2351455688477" calcext:value-type="float">
            <text:p>86.2351455688477</text:p>
          </table:table-cell>
          <table:table-cell office:value-type="float" office:value="188794839040" calcext:value-type="float">
            <text:p>188794839040</text:p>
          </table:table-cell>
          <table:table-cell office:value-type="float" office:value="-163.589462280273" calcext:value-type="float">
            <text:p>-163.589462280273</text:p>
          </table:table-cell>
          <table:table-cell/>
          <table:table-cell table:formula="of:=INDEX([.$A$1:.$A$2072]; 558; 1)" office:value-type="float" office:value="287096508672" calcext:value-type="float">
            <text:p>287096508672</text:p>
          </table:table-cell>
          <table:table-cell table:formula="of:=[.$G$7] * [.$F$567] + [.$G$8]" office:value-type="float" office:value="86.1946900282055" calcext:value-type="float">
            <text:p>86.1946900282055</text:p>
          </table:table-cell>
          <table:table-cell/>
          <table:table-cell table:formula="of:=INDEX([.$C$1:.$C$2072]; 558; 1)" office:value-type="float" office:value="188795168000" calcext:value-type="float">
            <text:p>188795168000</text:p>
          </table:table-cell>
          <table:table-cell table:formula="of:=[.$J$7] * [.$I$567] + [.$J$8]" office:value-type="float" office:value="-150.028056189418" calcext:value-type="float">
            <text:p>-150.028056189418</text:p>
          </table:table-cell>
        </table:table-row>
        <table:table-row table:style-name="ro1">
          <table:table-cell office:value-type="float" office:value="287096508928" calcext:value-type="float">
            <text:p>287096508928</text:p>
          </table:table-cell>
          <table:table-cell office:value-type="float" office:value="86.298454284668" calcext:value-type="float">
            <text:p>86.298454284668</text:p>
          </table:table-cell>
          <table:table-cell office:value-type="float" office:value="188794807040" calcext:value-type="float">
            <text:p>188794807040</text:p>
          </table:table-cell>
          <table:table-cell office:value-type="float" office:value="-165.058197021484" calcext:value-type="float">
            <text:p>-165.058197021484</text:p>
          </table:table-cell>
          <table:table-cell/>
          <table:table-cell table:formula="of:=INDEX([.$A$1:.$A$2072]; 559; 1)" office:value-type="float" office:value="287096506880" calcext:value-type="float">
            <text:p>287096506880</text:p>
          </table:table-cell>
          <table:table-cell table:formula="of:=[.$G$7] * [.$F$568] + [.$G$8]" office:value-type="float" office:value="86.1090801768005" calcext:value-type="float">
            <text:p>86.1090801768005</text:p>
          </table:table-cell>
          <table:table-cell/>
          <table:table-cell table:formula="of:=INDEX([.$C$1:.$C$2072]; 559; 1)" office:value-type="float" office:value="188795160576" calcext:value-type="float">
            <text:p>188795160576</text:p>
          </table:table-cell>
          <table:table-cell table:formula="of:=[.$J$7] * [.$I$568] + [.$J$8]" office:value-type="float" office:value="-150.382994731888" calcext:value-type="float">
            <text:p>-150.382994731888</text:p>
          </table:table-cell>
        </table:table-row>
        <table:table-row table:style-name="ro1">
          <table:table-cell office:value-type="float" office:value="287096510208" calcext:value-type="float">
            <text:p>287096510208</text:p>
          </table:table-cell>
          <table:table-cell office:value-type="float" office:value="86.3615875244141" calcext:value-type="float">
            <text:p>86.3615875244141</text:p>
          </table:table-cell>
          <table:table-cell office:value-type="float" office:value="188794775552" calcext:value-type="float">
            <text:p>188794775552</text:p>
          </table:table-cell>
          <table:table-cell office:value-type="float" office:value="-166.522323608398" calcext:value-type="float">
            <text:p>-166.522323608398</text:p>
          </table:table-cell>
          <table:table-cell/>
          <table:table-cell table:formula="of:=INDEX([.$A$1:.$A$2072]; 560; 1)" office:value-type="float" office:value="287096495872" calcext:value-type="float">
            <text:p>287096495872</text:p>
          </table:table-cell>
          <table:table-cell table:formula="of:=[.$G$7] * [.$F$569] + [.$G$8]" office:value-type="float" office:value="85.5831910893321" calcext:value-type="float">
            <text:p>85.5831910893321</text:p>
          </table:table-cell>
          <table:table-cell/>
          <table:table-cell table:formula="of:=INDEX([.$C$1:.$C$2072]; 560; 1)" office:value-type="float" office:value="188795103232" calcext:value-type="float">
            <text:p>188795103232</text:p>
          </table:table-cell>
          <table:table-cell table:formula="of:=[.$J$7] * [.$I$569] + [.$J$8]" office:value-type="float" office:value="-153.124588986859" calcext:value-type="float">
            <text:p>-153.124588986859</text:p>
          </table:table-cell>
        </table:table-row>
        <table:table-row table:style-name="ro1">
          <table:table-cell office:value-type="float" office:value="287096510464" calcext:value-type="float">
            <text:p>287096510464</text:p>
          </table:table-cell>
          <table:table-cell office:value-type="float" office:value="86.3823013305664" calcext:value-type="float">
            <text:p>86.3823013305664</text:p>
          </table:table-cell>
          <table:table-cell office:value-type="float" office:value="188794765312" calcext:value-type="float">
            <text:p>188794765312</text:p>
          </table:table-cell>
          <table:table-cell office:value-type="float" office:value="-167.002365112305" calcext:value-type="float">
            <text:p>-167.002365112305</text:p>
          </table:table-cell>
          <table:table-cell/>
          <table:table-cell table:formula="of:=INDEX([.$A$1:.$A$2072]; 561; 1)" office:value-type="float" office:value="287096495616" calcext:value-type="float">
            <text:p>287096495616</text:p>
          </table:table-cell>
          <table:table-cell table:formula="of:=[.$G$7] * [.$F$570] + [.$G$8]" office:value-type="float" office:value="85.5709611102939" calcext:value-type="float">
            <text:p>85.5709611102939</text:p>
          </table:table-cell>
          <table:table-cell/>
          <table:table-cell table:formula="of:=INDEX([.$C$1:.$C$2072]; 561; 1)" office:value-type="float" office:value="188795094272" calcext:value-type="float">
            <text:p>188795094272</text:p>
          </table:table-cell>
          <table:table-cell table:formula="of:=[.$J$7] * [.$I$570] + [.$J$8]" office:value-type="float" office:value="-153.552963089198" calcext:value-type="float">
            <text:p>-153.552963089198</text:p>
          </table:table-cell>
        </table:table-row>
        <table:table-row table:style-name="ro1">
          <table:table-cell office:value-type="float" office:value="287096511744" calcext:value-type="float">
            <text:p>287096511744</text:p>
          </table:table-cell>
          <table:table-cell office:value-type="float" office:value="86.4428024291992" calcext:value-type="float">
            <text:p>86.4428024291992</text:p>
          </table:table-cell>
          <table:table-cell office:value-type="float" office:value="188794735616" calcext:value-type="float">
            <text:p>188794735616</text:p>
          </table:table-cell>
          <table:table-cell office:value-type="float" office:value="-168.406204223633" calcext:value-type="float">
            <text:p>-168.406204223633</text:p>
          </table:table-cell>
          <table:table-cell/>
          <table:table-cell table:formula="of:=INDEX([.$A$1:.$A$2072]; 562; 1)" office:value-type="float" office:value="287096497664" calcext:value-type="float">
            <text:p>287096497664</text:p>
          </table:table-cell>
          <table:table-cell table:formula="of:=[.$G$7] * [.$F$571] + [.$G$8]" office:value-type="float" office:value="85.6688009407371" calcext:value-type="float">
            <text:p>85.6688009407371</text:p>
          </table:table-cell>
          <table:table-cell/>
          <table:table-cell table:formula="of:=INDEX([.$C$1:.$C$2072]; 562; 1)" office:value-type="float" office:value="188795066880" calcext:value-type="float">
            <text:p>188795066880</text:p>
          </table:table-cell>
          <table:table-cell table:formula="of:=[.$J$7] * [.$I$571] + [.$J$8]" office:value-type="float" office:value="-154.862563917413" calcext:value-type="float">
            <text:p>-154.862563917413</text:p>
          </table:table-cell>
        </table:table-row>
        <table:table-row table:style-name="ro1">
          <table:table-cell office:value-type="float" office:value="287096513024" calcext:value-type="float">
            <text:p>287096513024</text:p>
          </table:table-cell>
          <table:table-cell office:value-type="float" office:value="86.5005416870117" calcext:value-type="float">
            <text:p>86.5005416870117</text:p>
          </table:table-cell>
          <table:table-cell office:value-type="float" office:value="188794707456" calcext:value-type="float">
            <text:p>188794707456</text:p>
          </table:table-cell>
          <table:table-cell office:value-type="float" office:value="-169.743194580078" calcext:value-type="float">
            <text:p>-169.743194580078</text:p>
          </table:table-cell>
          <table:table-cell/>
          <table:table-cell table:formula="of:=INDEX([.$A$1:.$A$2072]; 563; 1)" office:value-type="float" office:value="287096499200" calcext:value-type="float">
            <text:p>287096499200</text:p>
          </table:table-cell>
          <table:table-cell table:formula="of:=[.$G$7] * [.$F$572] + [.$G$8]" office:value-type="float" office:value="85.7421808131039" calcext:value-type="float">
            <text:p>85.7421808131039</text:p>
          </table:table-cell>
          <table:table-cell/>
          <table:table-cell table:formula="of:=INDEX([.$C$1:.$C$2072]; 563; 1)" office:value-type="float" office:value="188795039232" calcext:value-type="float">
            <text:p>188795039232</text:p>
          </table:table-cell>
          <table:table-cell table:formula="of:=[.$J$7] * [.$I$572] + [.$J$8]" office:value-type="float" office:value="-156.184404004365" calcext:value-type="float">
            <text:p>-156.184404004365</text:p>
          </table:table-cell>
        </table:table-row>
        <table:table-row table:style-name="ro1">
          <table:table-cell office:value-type="float" office:value="287096514048" calcext:value-type="float">
            <text:p>287096514048</text:p>
          </table:table-cell>
          <table:table-cell office:value-type="float" office:value="86.5552291870117" calcext:value-type="float">
            <text:p>86.5552291870117</text:p>
          </table:table-cell>
          <table:table-cell office:value-type="float" office:value="188794680576" calcext:value-type="float">
            <text:p>188794680576</text:p>
          </table:table-cell>
          <table:table-cell office:value-type="float" office:value="-171.006286621094" calcext:value-type="float">
            <text:p>-171.006286621094</text:p>
          </table:table-cell>
          <table:table-cell/>
          <table:table-cell table:formula="of:=INDEX([.$A$1:.$A$2072]; 564; 1)" office:value-type="float" office:value="287096499712" calcext:value-type="float">
            <text:p>287096499712</text:p>
          </table:table-cell>
          <table:table-cell table:formula="of:=[.$G$7] * [.$F$573] + [.$G$8]" office:value-type="float" office:value="85.7666407711804" calcext:value-type="float">
            <text:p>85.7666407711804</text:p>
          </table:table-cell>
          <table:table-cell/>
          <table:table-cell table:formula="of:=INDEX([.$C$1:.$C$2072]; 564; 1)" office:value-type="float" office:value="188795029760" calcext:value-type="float">
            <text:p>188795029760</text:p>
          </table:table-cell>
          <table:table-cell table:formula="of:=[.$J$7] * [.$I$573] + [.$J$8]" office:value-type="float" office:value="-156.637256627902" calcext:value-type="float">
            <text:p>-156.637256627902</text:p>
          </table:table-cell>
        </table:table-row>
        <table:table-row table:style-name="ro1">
          <table:table-cell office:value-type="float" office:value="287096514560" calcext:value-type="float">
            <text:p>287096514560</text:p>
          </table:table-cell>
          <table:table-cell office:value-type="float" office:value="86.5727233886719" calcext:value-type="float">
            <text:p>86.5727233886719</text:p>
          </table:table-cell>
          <table:table-cell office:value-type="float" office:value="188794672128" calcext:value-type="float">
            <text:p>188794672128</text:p>
          </table:table-cell>
          <table:table-cell office:value-type="float" office:value="-171.410308837891" calcext:value-type="float">
            <text:p>-171.410308837891</text:p>
          </table:table-cell>
          <table:table-cell/>
          <table:table-cell table:formula="of:=INDEX([.$A$1:.$A$2072]; 565; 1)" office:value-type="float" office:value="287096502272" calcext:value-type="float">
            <text:p>287096502272</text:p>
          </table:table-cell>
          <table:table-cell table:formula="of:=[.$G$7] * [.$F$574] + [.$G$8]" office:value-type="float" office:value="85.8889405578375" calcext:value-type="float">
            <text:p>85.8889405578375</text:p>
          </table:table-cell>
          <table:table-cell/>
          <table:table-cell table:formula="of:=INDEX([.$C$1:.$C$2072]; 565; 1)" office:value-type="float" office:value="188794969088" calcext:value-type="float">
            <text:p>188794969088</text:p>
          </table:table-cell>
          <table:table-cell table:formula="of:=[.$J$7] * [.$I$574] + [.$J$8]" office:value-type="float" office:value="-159.537961265072" calcext:value-type="float">
            <text:p>-159.537961265072</text:p>
          </table:table-cell>
        </table:table-row>
        <table:table-row table:style-name="ro1">
          <table:table-cell office:value-type="float" office:value="287096515840" calcext:value-type="float">
            <text:p>287096515840</text:p>
          </table:table-cell>
          <table:table-cell office:value-type="float" office:value="86.6392822265625" calcext:value-type="float">
            <text:p>86.6392822265625</text:p>
          </table:table-cell>
          <table:table-cell office:value-type="float" office:value="188794639872" calcext:value-type="float">
            <text:p>188794639872</text:p>
          </table:table-cell>
          <table:table-cell office:value-type="float" office:value="-172.942413330078" calcext:value-type="float">
            <text:p>-172.942413330078</text:p>
          </table:table-cell>
          <table:table-cell/>
          <table:table-cell table:formula="of:=INDEX([.$A$1:.$A$2072]; 566; 1)" office:value-type="float" office:value="287096503552" calcext:value-type="float">
            <text:p>287096503552</text:p>
          </table:table-cell>
          <table:table-cell table:formula="of:=[.$G$7] * [.$F$575] + [.$G$8]" office:value-type="float" office:value="85.9500904530287" calcext:value-type="float">
            <text:p>85.9500904530287</text:p>
          </table:table-cell>
          <table:table-cell/>
          <table:table-cell table:formula="of:=INDEX([.$C$1:.$C$2072]; 566; 1)" office:value-type="float" office:value="188794937088" calcext:value-type="float">
            <text:p>188794937088</text:p>
          </table:table-cell>
          <table:table-cell table:formula="of:=[.$J$7] * [.$I$575] + [.$J$8]" office:value-type="float" office:value="-161.067868772894" calcext:value-type="float">
            <text:p>-161.067868772894</text:p>
          </table:table-cell>
        </table:table-row>
        <table:table-row table:style-name="ro1">
          <table:table-cell office:value-type="float" office:value="287096517120" calcext:value-type="float">
            <text:p>287096517120</text:p>
          </table:table-cell>
          <table:table-cell office:value-type="float" office:value="86.700309753418" calcext:value-type="float">
            <text:p>86.700309753418</text:p>
          </table:table-cell>
          <table:table-cell office:value-type="float" office:value="188794610944" calcext:value-type="float">
            <text:p>188794610944</text:p>
          </table:table-cell>
          <table:table-cell office:value-type="float" office:value="-174.345855712891" calcext:value-type="float">
            <text:p>-174.345855712891</text:p>
          </table:table-cell>
          <table:table-cell/>
          <table:table-cell table:formula="of:=INDEX([.$A$1:.$A$2072]; 567; 1)" office:value-type="float" office:value="287096507648" calcext:value-type="float">
            <text:p>287096507648</text:p>
          </table:table-cell>
          <table:table-cell table:formula="of:=[.$G$7] * [.$F$576] + [.$G$8]" office:value-type="float" office:value="86.1457701120526" calcext:value-type="float">
            <text:p>86.1457701120526</text:p>
          </table:table-cell>
          <table:table-cell/>
          <table:table-cell table:formula="of:=INDEX([.$C$1:.$C$2072]; 567; 1)" office:value-type="float" office:value="188794839040" calcext:value-type="float">
            <text:p>188794839040</text:p>
          </table:table-cell>
          <table:table-cell table:formula="of:=[.$J$7] * [.$I$576] + [.$J$8]" office:value-type="float" office:value="-165.755505381152" calcext:value-type="float">
            <text:p>-165.755505381152</text:p>
          </table:table-cell>
        </table:table-row>
        <table:table-row table:style-name="ro1">
          <table:table-cell office:value-type="float" office:value="287096517376" calcext:value-type="float">
            <text:p>287096517376</text:p>
          </table:table-cell>
          <table:table-cell office:value-type="float" office:value="86.7147750854492" calcext:value-type="float">
            <text:p>86.7147750854492</text:p>
          </table:table-cell>
          <table:table-cell office:value-type="float" office:value="188794604288" calcext:value-type="float">
            <text:p>188794604288</text:p>
          </table:table-cell>
          <table:table-cell office:value-type="float" office:value="-174.67839050293" calcext:value-type="float">
            <text:p>-174.67839050293</text:p>
          </table:table-cell>
          <table:table-cell/>
          <table:table-cell table:formula="of:=INDEX([.$A$1:.$A$2072]; 568; 1)" office:value-type="float" office:value="287096508928" calcext:value-type="float">
            <text:p>287096508928</text:p>
          </table:table-cell>
          <table:table-cell table:formula="of:=[.$G$7] * [.$F$577] + [.$G$8]" office:value-type="float" office:value="86.2069200072438" calcext:value-type="float">
            <text:p>86.2069200072438</text:p>
          </table:table-cell>
          <table:table-cell/>
          <table:table-cell table:formula="of:=INDEX([.$C$1:.$C$2072]; 568; 1)" office:value-type="float" office:value="188794807040" calcext:value-type="float">
            <text:p>188794807040</text:p>
          </table:table-cell>
          <table:table-cell table:formula="of:=[.$J$7] * [.$I$577] + [.$J$8]" office:value-type="float" office:value="-167.285412888974" calcext:value-type="float">
            <text:p>-167.285412888974</text:p>
          </table:table-cell>
        </table:table-row>
        <table:table-row table:style-name="ro1">
          <table:table-cell office:value-type="float" office:value="287096517888" calcext:value-type="float">
            <text:p>287096517888</text:p>
          </table:table-cell>
          <table:table-cell office:value-type="float" office:value="86.7427597045898" calcext:value-type="float">
            <text:p>86.7427597045898</text:p>
          </table:table-cell>
          <table:table-cell office:value-type="float" office:value="188794592000" calcext:value-type="float">
            <text:p>188794592000</text:p>
          </table:table-cell>
          <table:table-cell office:value-type="float" office:value="-175.322280883789" calcext:value-type="float">
            <text:p>-175.322280883789</text:p>
          </table:table-cell>
          <table:table-cell/>
          <table:table-cell table:formula="of:=INDEX([.$A$1:.$A$2072]; 569; 1)" office:value-type="float" office:value="287096510208" calcext:value-type="float">
            <text:p>287096510208</text:p>
          </table:table-cell>
          <table:table-cell table:formula="of:=[.$G$7] * [.$F$578] + [.$G$8]" office:value-type="float" office:value="86.2680699005723" calcext:value-type="float">
            <text:p>86.2680699005723</text:p>
          </table:table-cell>
          <table:table-cell/>
          <table:table-cell table:formula="of:=INDEX([.$C$1:.$C$2072]; 569; 1)" office:value-type="float" office:value="188794775552" calcext:value-type="float">
            <text:p>188794775552</text:p>
          </table:table-cell>
          <table:table-cell table:formula="of:=[.$J$7] * [.$I$578] + [.$J$8]" office:value-type="float" office:value="-168.79084187746" calcext:value-type="float">
            <text:p>-168.79084187746</text:p>
          </table:table-cell>
        </table:table-row>
        <table:table-row table:style-name="ro1">
          <table:table-cell office:value-type="float" office:value="287096518144" calcext:value-type="float">
            <text:p>287096518144</text:p>
          </table:table-cell>
          <table:table-cell office:value-type="float" office:value="86.756217956543" calcext:value-type="float">
            <text:p>86.756217956543</text:p>
          </table:table-cell>
          <table:table-cell office:value-type="float" office:value="188794586368" calcext:value-type="float">
            <text:p>188794586368</text:p>
          </table:table-cell>
          <table:table-cell office:value-type="float" office:value="-175.633499145508" calcext:value-type="float">
            <text:p>-175.633499145508</text:p>
          </table:table-cell>
          <table:table-cell/>
          <table:table-cell table:formula="of:=INDEX([.$A$1:.$A$2072]; 570; 1)" office:value-type="float" office:value="287096510464" calcext:value-type="float">
            <text:p>287096510464</text:p>
          </table:table-cell>
          <table:table-cell table:formula="of:=[.$G$7] * [.$F$579] + [.$G$8]" office:value-type="float" office:value="86.2802998796105" calcext:value-type="float">
            <text:p>86.2802998796105</text:p>
          </table:table-cell>
          <table:table-cell/>
          <table:table-cell table:formula="of:=INDEX([.$C$1:.$C$2072]; 570; 1)" office:value-type="float" office:value="188794765312" calcext:value-type="float">
            <text:p>188794765312</text:p>
          </table:table-cell>
          <table:table-cell table:formula="of:=[.$J$7] * [.$I$579] + [.$J$8]" office:value-type="float" office:value="-169.280412280932" calcext:value-type="float">
            <text:p>-169.280412280932</text:p>
          </table:table-cell>
        </table:table-row>
        <table:table-row table:style-name="ro1">
          <table:table-cell office:value-type="float" office:value="287096518400" calcext:value-type="float">
            <text:p>287096518400</text:p>
          </table:table-cell>
          <table:table-cell office:value-type="float" office:value="86.7693939208984" calcext:value-type="float">
            <text:p>86.7693939208984</text:p>
          </table:table-cell>
          <table:table-cell office:value-type="float" office:value="188794580736" calcext:value-type="float">
            <text:p>188794580736</text:p>
          </table:table-cell>
          <table:table-cell office:value-type="float" office:value="-175.937438964844" calcext:value-type="float">
            <text:p>-175.937438964844</text:p>
          </table:table-cell>
          <table:table-cell/>
          <table:table-cell table:formula="of:=INDEX([.$A$1:.$A$2072]; 571; 1)" office:value-type="float" office:value="287096511744" calcext:value-type="float">
            <text:p>287096511744</text:p>
          </table:table-cell>
          <table:table-cell table:formula="of:=[.$G$7] * [.$F$580] + [.$G$8]" office:value-type="float" office:value="86.3414497729391" calcext:value-type="float">
            <text:p>86.3414497729391</text:p>
          </table:table-cell>
          <table:table-cell/>
          <table:table-cell table:formula="of:=INDEX([.$C$1:.$C$2072]; 571; 1)" office:value-type="float" office:value="188794735616" calcext:value-type="float">
            <text:p>188794735616</text:p>
          </table:table-cell>
          <table:table-cell table:formula="of:=[.$J$7] * [.$I$580] + [.$J$8]" office:value-type="float" office:value="-170.700166448951" calcext:value-type="float">
            <text:p>-170.700166448951</text:p>
          </table:table-cell>
        </table:table-row>
        <table:table-row table:style-name="ro1">
          <table:table-cell office:value-type="float" office:value="287096518656" calcext:value-type="float">
            <text:p>287096518656</text:p>
          </table:table-cell>
          <table:table-cell office:value-type="float" office:value="86.7822036743164" calcext:value-type="float">
            <text:p>86.7822036743164</text:p>
          </table:table-cell>
          <table:table-cell office:value-type="float" office:value="188794575616" calcext:value-type="float">
            <text:p>188794575616</text:p>
          </table:table-cell>
          <table:table-cell office:value-type="float" office:value="-176.23388671875" calcext:value-type="float">
            <text:p>-176.23388671875</text:p>
          </table:table-cell>
          <table:table-cell/>
          <table:table-cell table:formula="of:=INDEX([.$A$1:.$A$2072]; 572; 1)" office:value-type="float" office:value="287096513024" calcext:value-type="float">
            <text:p>287096513024</text:p>
          </table:table-cell>
          <table:table-cell table:formula="of:=[.$G$7] * [.$F$581] + [.$G$8]" office:value-type="float" office:value="86.4025996662676" calcext:value-type="float">
            <text:p>86.4025996662676</text:p>
          </table:table-cell>
          <table:table-cell/>
          <table:table-cell table:formula="of:=INDEX([.$C$1:.$C$2072]; 572; 1)" office:value-type="float" office:value="188794707456" calcext:value-type="float">
            <text:p>188794707456</text:p>
          </table:table-cell>
          <table:table-cell table:formula="of:=[.$J$7] * [.$I$581] + [.$J$8]" office:value-type="float" office:value="-172.046485057101" calcext:value-type="float">
            <text:p>-172.046485057101</text:p>
          </table:table-cell>
        </table:table-row>
        <table:table-row table:style-name="ro1">
          <table:table-cell office:value-type="float" office:value="287096518912" calcext:value-type="float">
            <text:p>287096518912</text:p>
          </table:table-cell>
          <table:table-cell office:value-type="float" office:value="86.7945175170899" calcext:value-type="float">
            <text:p>86.7945175170899</text:p>
          </table:table-cell>
          <table:table-cell office:value-type="float" office:value="188794570496" calcext:value-type="float">
            <text:p>188794570496</text:p>
          </table:table-cell>
          <table:table-cell office:value-type="float" office:value="-176.522766113281" calcext:value-type="float">
            <text:p>-176.522766113281</text:p>
          </table:table-cell>
          <table:table-cell/>
          <table:table-cell table:formula="of:=INDEX([.$A$1:.$A$2072]; 573; 1)" office:value-type="float" office:value="287096514048" calcext:value-type="float">
            <text:p>287096514048</text:p>
          </table:table-cell>
          <table:table-cell table:formula="of:=[.$G$7] * [.$F$582] + [.$G$8]" office:value-type="float" office:value="86.451519580558" calcext:value-type="float">
            <text:p>86.451519580558</text:p>
          </table:table-cell>
          <table:table-cell/>
          <table:table-cell table:formula="of:=INDEX([.$C$1:.$C$2072]; 573; 1)" office:value-type="float" office:value="188794680576" calcext:value-type="float">
            <text:p>188794680576</text:p>
          </table:table-cell>
          <table:table-cell table:formula="of:=[.$J$7] * [.$I$582] + [.$J$8]" office:value-type="float" office:value="-173.331607364118" calcext:value-type="float">
            <text:p>-173.331607364118</text:p>
          </table:table-cell>
        </table:table-row>
        <table:table-row table:style-name="ro1">
          <table:table-cell office:value-type="float" office:value="287096519680" calcext:value-type="float">
            <text:p>287096519680</text:p>
          </table:table-cell>
          <table:table-cell office:value-type="float" office:value="86.8297653198242" calcext:value-type="float">
            <text:p>86.8297653198242</text:p>
          </table:table-cell>
          <table:table-cell office:value-type="float" office:value="188794555904" calcext:value-type="float">
            <text:p>188794555904</text:p>
          </table:table-cell>
          <table:table-cell office:value-type="float" office:value="-177.342864990234" calcext:value-type="float">
            <text:p>-177.342864990234</text:p>
          </table:table-cell>
          <table:table-cell/>
          <table:table-cell table:formula="of:=INDEX([.$A$1:.$A$2072]; 574; 1)" office:value-type="float" office:value="287096514560" calcext:value-type="float">
            <text:p>287096514560</text:p>
          </table:table-cell>
          <table:table-cell table:formula="of:=[.$G$7] * [.$F$583] + [.$G$8]" office:value-type="float" office:value="86.4759795386344" calcext:value-type="float">
            <text:p>86.4759795386344</text:p>
          </table:table-cell>
          <table:table-cell/>
          <table:table-cell table:formula="of:=INDEX([.$C$1:.$C$2072]; 574; 1)" office:value-type="float" office:value="188794672128" calcext:value-type="float">
            <text:p>188794672128</text:p>
          </table:table-cell>
          <table:table-cell table:formula="of:=[.$J$7] * [.$I$583] + [.$J$8]" office:value-type="float" office:value="-173.735502947122" calcext:value-type="float">
            <text:p>-173.735502947122</text:p>
          </table:table-cell>
        </table:table-row>
        <table:table-row table:style-name="ro1">
          <table:table-cell office:value-type="float" office:value="287096520192" calcext:value-type="float">
            <text:p>287096520192</text:p>
          </table:table-cell>
          <table:table-cell office:value-type="float" office:value="86.8404083251953" calcext:value-type="float">
            <text:p>86.8404083251953</text:p>
          </table:table-cell>
          <table:table-cell office:value-type="float" office:value="188794551296" calcext:value-type="float">
            <text:p>188794551296</text:p>
          </table:table-cell>
          <table:table-cell office:value-type="float" office:value="-177.60075378418" calcext:value-type="float">
            <text:p>-177.60075378418</text:p>
          </table:table-cell>
          <table:table-cell/>
          <table:table-cell table:formula="of:=INDEX([.$A$1:.$A$2072]; 575; 1)" office:value-type="float" office:value="287096515840" calcext:value-type="float">
            <text:p>287096515840</text:p>
          </table:table-cell>
          <table:table-cell table:formula="of:=[.$G$7] * [.$F$584] + [.$G$8]" office:value-type="float" office:value="86.537129431963" calcext:value-type="float">
            <text:p>86.537129431963</text:p>
          </table:table-cell>
          <table:table-cell/>
          <table:table-cell table:formula="of:=INDEX([.$C$1:.$C$2072]; 575; 1)" office:value-type="float" office:value="188794639872" calcext:value-type="float">
            <text:p>188794639872</text:p>
          </table:table-cell>
          <table:table-cell table:formula="of:=[.$J$7] * [.$I$584] + [.$J$8]" office:value-type="float" office:value="-175.277649715543" calcext:value-type="float">
            <text:p>-175.277649715543</text:p>
          </table:table-cell>
        </table:table-row>
        <table:table-row table:style-name="ro1">
          <table:table-cell office:value-type="float" office:value="287096520960" calcext:value-type="float">
            <text:p>287096520960</text:p>
          </table:table-cell>
          <table:table-cell office:value-type="float" office:value="86.8569793701172" calcext:value-type="float">
            <text:p>86.8569793701172</text:p>
          </table:table-cell>
          <table:table-cell office:value-type="float" office:value="188794546944" calcext:value-type="float">
            <text:p>188794546944</text:p>
          </table:table-cell>
          <table:table-cell office:value-type="float" office:value="-177.851654052734" calcext:value-type="float">
            <text:p>-177.851654052734</text:p>
          </table:table-cell>
          <table:table-cell/>
          <table:table-cell table:formula="of:=INDEX([.$A$1:.$A$2072]; 576; 1)" office:value-type="float" office:value="287096517120" calcext:value-type="float">
            <text:p>287096517120</text:p>
          </table:table-cell>
          <table:table-cell table:formula="of:=[.$G$7] * [.$F$585] + [.$G$8]" office:value-type="float" office:value="86.5982793271542" calcext:value-type="float">
            <text:p>86.5982793271542</text:p>
          </table:table-cell>
          <table:table-cell/>
          <table:table-cell table:formula="of:=INDEX([.$C$1:.$C$2072]; 576; 1)" office:value-type="float" office:value="188794610944" calcext:value-type="float">
            <text:p>188794610944</text:p>
          </table:table-cell>
          <table:table-cell table:formula="of:=[.$J$7] * [.$I$585] + [.$J$8]" office:value-type="float" office:value="-176.660686103627" calcext:value-type="float">
            <text:p>-176.660686103627</text:p>
          </table:table-cell>
        </table:table-row>
        <table:table-row table:style-name="ro1">
          <table:table-cell office:value-type="float" office:value="287096521728" calcext:value-type="float">
            <text:p>287096521728</text:p>
          </table:table-cell>
          <table:table-cell office:value-type="float" office:value="86.8794326782227" calcext:value-type="float">
            <text:p>86.8794326782227</text:p>
          </table:table-cell>
          <table:table-cell office:value-type="float" office:value="188794542848" calcext:value-type="float">
            <text:p>188794542848</text:p>
          </table:table-cell>
          <table:table-cell office:value-type="float" office:value="-178.095031738281" calcext:value-type="float">
            <text:p>-178.095031738281</text:p>
          </table:table-cell>
          <table:table-cell/>
          <table:table-cell table:formula="of:=INDEX([.$A$1:.$A$2072]; 577; 1)" office:value-type="float" office:value="287096517376" calcext:value-type="float">
            <text:p>287096517376</text:p>
          </table:table-cell>
          <table:table-cell table:formula="of:=[.$G$7] * [.$F$586] + [.$G$8]" office:value-type="float" office:value="86.6105093043297" calcext:value-type="float">
            <text:p>86.6105093043297</text:p>
          </table:table-cell>
          <table:table-cell/>
          <table:table-cell table:formula="of:=INDEX([.$C$1:.$C$2072]; 577; 1)" office:value-type="float" office:value="188794604288" calcext:value-type="float">
            <text:p>188794604288</text:p>
          </table:table-cell>
          <table:table-cell table:formula="of:=[.$J$7] * [.$I$586] + [.$J$8]" office:value-type="float" office:value="-176.978906866163" calcext:value-type="float">
            <text:p>-176.978906866163</text:p>
          </table:table-cell>
        </table:table-row>
        <table:table-row table:style-name="ro1">
          <table:table-cell office:value-type="float" office:value="287096522496" calcext:value-type="float">
            <text:p>287096522496</text:p>
          </table:table-cell>
          <table:table-cell office:value-type="float" office:value="86.9046478271484" calcext:value-type="float">
            <text:p>86.9046478271484</text:p>
          </table:table-cell>
          <table:table-cell office:value-type="float" office:value="188794538752" calcext:value-type="float">
            <text:p>188794538752</text:p>
          </table:table-cell>
          <table:table-cell office:value-type="float" office:value="-178.329879760742" calcext:value-type="float">
            <text:p>-178.329879760742</text:p>
          </table:table-cell>
          <table:table-cell/>
          <table:table-cell table:formula="of:=INDEX([.$A$1:.$A$2072]; 578; 1)" office:value-type="float" office:value="287096517888" calcext:value-type="float">
            <text:p>287096517888</text:p>
          </table:table-cell>
          <table:table-cell table:formula="of:=[.$G$7] * [.$F$587] + [.$G$8]" office:value-type="float" office:value="86.6349692624062" calcext:value-type="float">
            <text:p>86.6349692624062</text:p>
          </table:table-cell>
          <table:table-cell/>
          <table:table-cell table:formula="of:=INDEX([.$C$1:.$C$2072]; 578; 1)" office:value-type="float" office:value="188794592000" calcext:value-type="float">
            <text:p>188794592000</text:p>
          </table:table-cell>
          <table:table-cell table:formula="of:=[.$J$7] * [.$I$587] + [.$J$8]" office:value-type="float" office:value="-177.566391348839" calcext:value-type="float">
            <text:p>-177.566391348839</text:p>
          </table:table-cell>
        </table:table-row>
        <table:table-row table:style-name="ro1">
          <table:table-cell office:value-type="float" office:value="287096527616" calcext:value-type="float">
            <text:p>287096527616</text:p>
          </table:table-cell>
          <table:table-cell office:value-type="float" office:value="87.0488586425781" calcext:value-type="float">
            <text:p>87.0488586425781</text:p>
          </table:table-cell>
          <table:table-cell office:value-type="float" office:value="188794524416" calcext:value-type="float">
            <text:p>188794524416</text:p>
          </table:table-cell>
          <table:table-cell office:value-type="float" office:value="-179.184509277344" calcext:value-type="float">
            <text:p>-179.184509277344</text:p>
          </table:table-cell>
          <table:table-cell/>
          <table:table-cell table:formula="of:=INDEX([.$A$1:.$A$2072]; 579; 1)" office:value-type="float" office:value="287096518144" calcext:value-type="float">
            <text:p>287096518144</text:p>
          </table:table-cell>
          <table:table-cell table:formula="of:=[.$G$7] * [.$F$588] + [.$G$8]" office:value-type="float" office:value="86.6471992414445" calcext:value-type="float">
            <text:p>86.6471992414445</text:p>
          </table:table-cell>
          <table:table-cell/>
          <table:table-cell table:formula="of:=INDEX([.$C$1:.$C$2072]; 579; 1)" office:value-type="float" office:value="188794586368" calcext:value-type="float">
            <text:p>188794586368</text:p>
          </table:table-cell>
          <table:table-cell table:formula="of:=[.$J$7] * [.$I$588] + [.$J$8]" office:value-type="float" office:value="-177.835655070841" calcext:value-type="float">
            <text:p>-177.835655070841</text:p>
          </table:table-cell>
        </table:table-row>
        <table:table-row table:style-name="ro1">
          <table:table-cell office:value-type="float" office:value="287096529152" calcext:value-type="float">
            <text:p>287096529152</text:p>
          </table:table-cell>
          <table:table-cell office:value-type="float" office:value="87.0970916748047" calcext:value-type="float">
            <text:p>87.0970916748047</text:p>
          </table:table-cell>
          <table:table-cell office:value-type="float" office:value="188794520832" calcext:value-type="float">
            <text:p>188794520832</text:p>
          </table:table-cell>
          <table:table-cell office:value-type="float" office:value="-179.387908935547" calcext:value-type="float">
            <text:p>-179.387908935547</text:p>
          </table:table-cell>
          <table:table-cell/>
          <table:table-cell table:formula="of:=INDEX([.$A$1:.$A$2072]; 580; 1)" office:value-type="float" office:value="287096518400" calcext:value-type="float">
            <text:p>287096518400</text:p>
          </table:table-cell>
          <table:table-cell table:formula="of:=[.$G$7] * [.$F$589] + [.$G$8]" office:value-type="float" office:value="86.6594292204827" calcext:value-type="float">
            <text:p>86.6594292204827</text:p>
          </table:table-cell>
          <table:table-cell/>
          <table:table-cell table:formula="of:=INDEX([.$C$1:.$C$2072]; 580; 1)" office:value-type="float" office:value="188794580736" calcext:value-type="float">
            <text:p>188794580736</text:p>
          </table:table-cell>
          <table:table-cell table:formula="of:=[.$J$7] * [.$I$589] + [.$J$8]" office:value-type="float" office:value="-178.104918792844" calcext:value-type="float">
            <text:p>-178.104918792844</text:p>
          </table:table-cell>
        </table:table-row>
        <table:table-row table:style-name="ro1">
          <table:table-cell office:value-type="float" office:value="287096531200" calcext:value-type="float">
            <text:p>287096531200</text:p>
          </table:table-cell>
          <table:table-cell office:value-type="float" office:value="87.1542663574219" calcext:value-type="float">
            <text:p>87.1542663574219</text:p>
          </table:table-cell>
          <table:table-cell office:value-type="float" office:value="188794517504" calcext:value-type="float">
            <text:p>188794517504</text:p>
          </table:table-cell>
          <table:table-cell office:value-type="float" office:value="-179.591278076172" calcext:value-type="float">
            <text:p>-179.591278076172</text:p>
          </table:table-cell>
          <table:table-cell/>
          <table:table-cell table:formula="of:=INDEX([.$A$1:.$A$2072]; 581; 1)" office:value-type="float" office:value="287096518656" calcext:value-type="float">
            <text:p>287096518656</text:p>
          </table:table-cell>
          <table:table-cell table:formula="of:=[.$G$7] * [.$F$590] + [.$G$8]" office:value-type="float" office:value="86.6716591995209" calcext:value-type="float">
            <text:p>86.6716591995209</text:p>
          </table:table-cell>
          <table:table-cell/>
          <table:table-cell table:formula="of:=INDEX([.$C$1:.$C$2072]; 581; 1)" office:value-type="float" office:value="188794575616" calcext:value-type="float">
            <text:p>188794575616</text:p>
          </table:table-cell>
          <table:table-cell table:formula="of:=[.$J$7] * [.$I$590] + [.$J$8]" office:value-type="float" office:value="-178.349703993648" calcext:value-type="float">
            <text:p>-178.349703993648</text:p>
          </table:table-cell>
        </table:table-row>
        <table:table-row table:style-name="ro1">
          <table:table-cell office:value-type="float" office:value="287096533248" calcext:value-type="float">
            <text:p>287096533248</text:p>
          </table:table-cell>
          <table:table-cell office:value-type="float" office:value="87.2219390869141" calcext:value-type="float">
            <text:p>87.2219390869141</text:p>
          </table:table-cell>
          <table:table-cell office:value-type="float" office:value="188794513664" calcext:value-type="float">
            <text:p>188794513664</text:p>
          </table:table-cell>
          <table:table-cell office:value-type="float" office:value="-179.795974731445" calcext:value-type="float">
            <text:p>-179.795974731445</text:p>
          </table:table-cell>
          <table:table-cell/>
          <table:table-cell table:formula="of:=INDEX([.$A$1:.$A$2072]; 582; 1)" office:value-type="float" office:value="287096518912" calcext:value-type="float">
            <text:p>287096518912</text:p>
          </table:table-cell>
          <table:table-cell table:formula="of:=[.$G$7] * [.$F$591] + [.$G$8]" office:value-type="float" office:value="86.6838891785592" calcext:value-type="float">
            <text:p>86.6838891785592</text:p>
          </table:table-cell>
          <table:table-cell/>
          <table:table-cell table:formula="of:=INDEX([.$C$1:.$C$2072]; 582; 1)" office:value-type="float" office:value="188794570496" calcext:value-type="float">
            <text:p>188794570496</text:p>
          </table:table-cell>
          <table:table-cell table:formula="of:=[.$J$7] * [.$I$591] + [.$J$8]" office:value-type="float" office:value="-178.594489194453" calcext:value-type="float">
            <text:p>-178.594489194453</text:p>
          </table:table-cell>
        </table:table-row>
        <table:table-row table:style-name="ro1">
          <table:table-cell office:value-type="float" office:value="287096535552" calcext:value-type="float">
            <text:p>287096535552</text:p>
          </table:table-cell>
          <table:table-cell office:value-type="float" office:value="87.2982177734375" calcext:value-type="float">
            <text:p>87.2982177734375</text:p>
          </table:table-cell>
          <table:table-cell office:value-type="float" office:value="188794510080" calcext:value-type="float">
            <text:p>188794510080</text:p>
          </table:table-cell>
          <table:table-cell office:value-type="float" office:value="-180.004898071289" calcext:value-type="float">
            <text:p>-180.004898071289</text:p>
          </table:table-cell>
          <table:table-cell/>
          <table:table-cell table:formula="of:=INDEX([.$A$1:.$A$2072]; 583; 1)" office:value-type="float" office:value="287096519680" calcext:value-type="float">
            <text:p>287096519680</text:p>
          </table:table-cell>
          <table:table-cell table:formula="of:=[.$G$7] * [.$F$592] + [.$G$8]" office:value-type="float" office:value="86.7205791138113" calcext:value-type="float">
            <text:p>86.7205791138113</text:p>
          </table:table-cell>
          <table:table-cell/>
          <table:table-cell table:formula="of:=INDEX([.$C$1:.$C$2072]; 583; 1)" office:value-type="float" office:value="188794555904" calcext:value-type="float">
            <text:p>188794555904</text:p>
          </table:table-cell>
          <table:table-cell table:formula="of:=[.$J$7] * [.$I$592] + [.$J$8]" office:value-type="float" office:value="-179.292127018794" calcext:value-type="float">
            <text:p>-179.292127018794</text:p>
          </table:table-cell>
        </table:table-row>
        <table:table-row table:style-name="ro1">
          <table:table-cell office:value-type="float" office:value="287096551936" calcext:value-type="float">
            <text:p>287096551936</text:p>
          </table:table-cell>
          <table:table-cell office:value-type="float" office:value="87.8465118408203" calcext:value-type="float">
            <text:p>87.8465118408203</text:p>
          </table:table-cell>
          <table:table-cell office:value-type="float" office:value="188794489856" calcext:value-type="float">
            <text:p>188794489856</text:p>
          </table:table-cell>
          <table:table-cell office:value-type="float" office:value="-181.106872558594" calcext:value-type="float">
            <text:p>-181.106872558594</text:p>
          </table:table-cell>
          <table:table-cell/>
          <table:table-cell table:formula="of:=INDEX([.$A$1:.$A$2072]; 584; 1)" office:value-type="float" office:value="287096520192" calcext:value-type="float">
            <text:p>287096520192</text:p>
          </table:table-cell>
          <table:table-cell table:formula="of:=[.$G$7] * [.$F$593] + [.$G$8]" office:value-type="float" office:value="86.7450390718877" calcext:value-type="float">
            <text:p>86.7450390718877</text:p>
          </table:table-cell>
          <table:table-cell/>
          <table:table-cell table:formula="of:=INDEX([.$C$1:.$C$2072]; 584; 1)" office:value-type="float" office:value="188794551296" calcext:value-type="float">
            <text:p>188794551296</text:p>
          </table:table-cell>
          <table:table-cell table:formula="of:=[.$J$7] * [.$I$593] + [.$J$8]" office:value-type="float" office:value="-179.512433700264" calcext:value-type="float">
            <text:p>-179.512433700264</text:p>
          </table:table-cell>
        </table:table-row>
        <table:table-row table:style-name="ro1">
          <table:table-cell office:value-type="float" office:value="287096555520" calcext:value-type="float">
            <text:p>287096555520</text:p>
          </table:table-cell>
          <table:table-cell office:value-type="float" office:value="87.9887771606445" calcext:value-type="float">
            <text:p>87.9887771606445</text:p>
          </table:table-cell>
          <table:table-cell office:value-type="float" office:value="188794485248" calcext:value-type="float">
            <text:p>188794485248</text:p>
          </table:table-cell>
          <table:table-cell office:value-type="float" office:value="-181.34114074707" calcext:value-type="float">
            <text:p>-181.34114074707</text:p>
          </table:table-cell>
          <table:table-cell/>
          <table:table-cell table:formula="of:=INDEX([.$A$1:.$A$2072]; 585; 1)" office:value-type="float" office:value="287096520960" calcext:value-type="float">
            <text:p>287096520960</text:p>
          </table:table-cell>
          <table:table-cell table:formula="of:=[.$G$7] * [.$F$594] + [.$G$8]" office:value-type="float" office:value="86.7817290071398" calcext:value-type="float">
            <text:p>86.7817290071398</text:p>
          </table:table-cell>
          <table:table-cell/>
          <table:table-cell table:formula="of:=INDEX([.$C$1:.$C$2072]; 585; 1)" office:value-type="float" office:value="188794546944" calcext:value-type="float">
            <text:p>188794546944</text:p>
          </table:table-cell>
          <table:table-cell table:formula="of:=[.$J$7] * [.$I$594] + [.$J$8]" office:value-type="float" office:value="-179.720501121134" calcext:value-type="float">
            <text:p>-179.720501121134</text:p>
          </table:table-cell>
        </table:table-row>
        <table:table-row table:style-name="ro1">
          <table:table-cell office:value-type="float" office:value="287096558336" calcext:value-type="float">
            <text:p>287096558336</text:p>
          </table:table-cell>
          <table:table-cell office:value-type="float" office:value="88.1204147338867" calcext:value-type="float">
            <text:p>88.1204147338867</text:p>
          </table:table-cell>
          <table:table-cell office:value-type="float" office:value="188794479872" calcext:value-type="float">
            <text:p>188794479872</text:p>
          </table:table-cell>
          <table:table-cell office:value-type="float" office:value="-181.591613769531" calcext:value-type="float">
            <text:p>-181.591613769531</text:p>
          </table:table-cell>
          <table:table-cell/>
          <table:table-cell table:formula="of:=INDEX([.$A$1:.$A$2072]; 586; 1)" office:value-type="float" office:value="287096521728" calcext:value-type="float">
            <text:p>287096521728</text:p>
          </table:table-cell>
          <table:table-cell table:formula="of:=[.$G$7] * [.$F$595] + [.$G$8]" office:value-type="float" office:value="86.8184189442545" calcext:value-type="float">
            <text:p>86.8184189442545</text:p>
          </table:table-cell>
          <table:table-cell/>
          <table:table-cell table:formula="of:=INDEX([.$C$1:.$C$2072]; 586; 1)" office:value-type="float" office:value="188794542848" calcext:value-type="float">
            <text:p>188794542848</text:p>
          </table:table-cell>
          <table:table-cell table:formula="of:=[.$J$7] * [.$I$595] + [.$J$8]" office:value-type="float" office:value="-179.916329283267" calcext:value-type="float">
            <text:p>-179.916329283267</text:p>
          </table:table-cell>
        </table:table-row>
        <table:table-row table:style-name="ro1">
          <table:table-cell office:value-type="float" office:value="287096560896" calcext:value-type="float">
            <text:p>287096560896</text:p>
          </table:table-cell>
          <table:table-cell office:value-type="float" office:value="88.248161315918" calcext:value-type="float">
            <text:p>88.248161315918</text:p>
          </table:table-cell>
          <table:table-cell office:value-type="float" office:value="188794474496" calcext:value-type="float">
            <text:p>188794474496</text:p>
          </table:table-cell>
          <table:table-cell office:value-type="float" office:value="-181.85627746582" calcext:value-type="float">
            <text:p>-181.85627746582</text:p>
          </table:table-cell>
          <table:table-cell/>
          <table:table-cell table:formula="of:=INDEX([.$A$1:.$A$2072]; 587; 1)" office:value-type="float" office:value="287096522496" calcext:value-type="float">
            <text:p>287096522496</text:p>
          </table:table-cell>
          <table:table-cell table:formula="of:=[.$G$7] * [.$F$596] + [.$G$8]" office:value-type="float" office:value="86.8551088795066" calcext:value-type="float">
            <text:p>86.8551088795066</text:p>
          </table:table-cell>
          <table:table-cell/>
          <table:table-cell table:formula="of:=INDEX([.$C$1:.$C$2072]; 587; 1)" office:value-type="float" office:value="188794538752" calcext:value-type="float">
            <text:p>188794538752</text:p>
          </table:table-cell>
          <table:table-cell table:formula="of:=[.$J$7] * [.$I$596] + [.$J$8]" office:value-type="float" office:value="-180.112157443538" calcext:value-type="float">
            <text:p>-180.112157443538</text:p>
          </table:table-cell>
        </table:table-row>
        <table:table-row table:style-name="ro1">
          <table:table-cell office:value-type="float" office:value="287096568576" calcext:value-type="float">
            <text:p>287096568576</text:p>
          </table:table-cell>
          <table:table-cell office:value-type="float" office:value="88.6463165283203" calcext:value-type="float">
            <text:p>88.6463165283203</text:p>
          </table:table-cell>
          <table:table-cell office:value-type="float" office:value="188794458112" calcext:value-type="float">
            <text:p>188794458112</text:p>
          </table:table-cell>
          <table:table-cell office:value-type="float" office:value="-182.697784423828" calcext:value-type="float">
            <text:p>-182.697784423828</text:p>
          </table:table-cell>
          <table:table-cell/>
          <table:table-cell table:formula="of:=INDEX([.$A$1:.$A$2072]; 588; 1)" office:value-type="float" office:value="287096527616" calcext:value-type="float">
            <text:p>287096527616</text:p>
          </table:table-cell>
          <table:table-cell table:formula="of:=[.$G$7] * [.$F$597] + [.$G$8]" office:value-type="float" office:value="87.0997084546834" calcext:value-type="float">
            <text:p>87.0997084546834</text:p>
          </table:table-cell>
          <table:table-cell/>
          <table:table-cell table:formula="of:=INDEX([.$C$1:.$C$2072]; 588; 1)" office:value-type="float" office:value="188794524416" calcext:value-type="float">
            <text:p>188794524416</text:p>
          </table:table-cell>
          <table:table-cell table:formula="of:=[.$J$7] * [.$I$597] + [.$J$8]" office:value-type="float" office:value="-180.797556007281" calcext:value-type="float">
            <text:p>-180.797556007281</text:p>
          </table:table-cell>
        </table:table-row>
        <table:table-row table:style-name="ro1">
          <table:table-cell office:value-type="float" office:value="287096576768" calcext:value-type="float">
            <text:p>287096576768</text:p>
          </table:table-cell>
          <table:table-cell office:value-type="float" office:value="89.0492477416992" calcext:value-type="float">
            <text:p>89.0492477416992</text:p>
          </table:table-cell>
          <table:table-cell office:value-type="float" office:value="188794441728" calcext:value-type="float">
            <text:p>188794441728</text:p>
          </table:table-cell>
          <table:table-cell office:value-type="float" office:value="-183.548828125" calcext:value-type="float">
            <text:p>-183.548828125</text:p>
          </table:table-cell>
          <table:table-cell/>
          <table:table-cell table:formula="of:=INDEX([.$A$1:.$A$2072]; 589; 1)" office:value-type="float" office:value="287096529152" calcext:value-type="float">
            <text:p>287096529152</text:p>
          </table:table-cell>
          <table:table-cell table:formula="of:=[.$G$7] * [.$F$598] + [.$G$8]" office:value-type="float" office:value="87.1730883270502" calcext:value-type="float">
            <text:p>87.1730883270502</text:p>
          </table:table-cell>
          <table:table-cell/>
          <table:table-cell table:formula="of:=INDEX([.$C$1:.$C$2072]; 589; 1)" office:value-type="float" office:value="188794520832" calcext:value-type="float">
            <text:p>188794520832</text:p>
          </table:table-cell>
          <table:table-cell table:formula="of:=[.$J$7] * [.$I$598] + [.$J$8]" office:value-type="float" office:value="-180.968905648217" calcext:value-type="float">
            <text:p>-180.968905648217</text:p>
          </table:table-cell>
        </table:table-row>
        <table:table-row table:style-name="ro1">
          <table:table-cell office:value-type="float" office:value="287096582400" calcext:value-type="float">
            <text:p>287096582400</text:p>
          </table:table-cell>
          <table:table-cell office:value-type="float" office:value="89.3172454833984" calcext:value-type="float">
            <text:p>89.3172454833984</text:p>
          </table:table-cell>
          <table:table-cell office:value-type="float" office:value="188794430464" calcext:value-type="float">
            <text:p>188794430464</text:p>
          </table:table-cell>
          <table:table-cell office:value-type="float" office:value="-184.113571166992" calcext:value-type="float">
            <text:p>-184.113571166992</text:p>
          </table:table-cell>
          <table:table-cell/>
          <table:table-cell table:formula="of:=INDEX([.$A$1:.$A$2072]; 590; 1)" office:value-type="float" office:value="287096531200" calcext:value-type="float">
            <text:p>287096531200</text:p>
          </table:table-cell>
          <table:table-cell table:formula="of:=[.$G$7] * [.$F$599] + [.$G$8]" office:value-type="float" office:value="87.2709281574935" calcext:value-type="float">
            <text:p>87.2709281574935</text:p>
          </table:table-cell>
          <table:table-cell/>
          <table:table-cell table:formula="of:=INDEX([.$C$1:.$C$2072]; 590; 1)" office:value-type="float" office:value="188794517504" calcext:value-type="float">
            <text:p>188794517504</text:p>
          </table:table-cell>
          <table:table-cell table:formula="of:=[.$J$7] * [.$I$599] + [.$J$8]" office:value-type="float" office:value="-181.128016030416" calcext:value-type="float">
            <text:p>-181.128016030416</text:p>
          </table:table-cell>
        </table:table-row>
        <table:table-row table:style-name="ro1">
          <table:table-cell office:value-type="float" office:value="287096585216" calcext:value-type="float">
            <text:p>287096585216</text:p>
          </table:table-cell>
          <table:table-cell office:value-type="float" office:value="89.4514923095703" calcext:value-type="float">
            <text:p>89.4514923095703</text:p>
          </table:table-cell>
          <table:table-cell office:value-type="float" office:value="188794424832" calcext:value-type="float">
            <text:p>188794424832</text:p>
          </table:table-cell>
          <table:table-cell office:value-type="float" office:value="-184.394332885742" calcext:value-type="float">
            <text:p>-184.394332885742</text:p>
          </table:table-cell>
          <table:table-cell/>
          <table:table-cell table:formula="of:=INDEX([.$A$1:.$A$2072]; 591; 1)" office:value-type="float" office:value="287096533248" calcext:value-type="float">
            <text:p>287096533248</text:p>
          </table:table-cell>
          <table:table-cell table:formula="of:=[.$G$7] * [.$F$600] + [.$G$8]" office:value-type="float" office:value="87.3687679879367" calcext:value-type="float">
            <text:p>87.3687679879367</text:p>
          </table:table-cell>
          <table:table-cell/>
          <table:table-cell table:formula="of:=INDEX([.$C$1:.$C$2072]; 591; 1)" office:value-type="float" office:value="188794513664" calcext:value-type="float">
            <text:p>188794513664</text:p>
          </table:table-cell>
          <table:table-cell table:formula="of:=[.$J$7] * [.$I$600] + [.$J$8]" office:value-type="float" office:value="-181.311604930088" calcext:value-type="float">
            <text:p>-181.311604930088</text:p>
          </table:table-cell>
        </table:table-row>
        <table:table-row table:style-name="ro1">
          <table:table-cell office:value-type="float" office:value="287096588288" calcext:value-type="float">
            <text:p>287096588288</text:p>
          </table:table-cell>
          <table:table-cell office:value-type="float" office:value="89.5848007202148" calcext:value-type="float">
            <text:p>89.5848007202148</text:p>
          </table:table-cell>
          <table:table-cell office:value-type="float" office:value="188794419200" calcext:value-type="float">
            <text:p>188794419200</text:p>
          </table:table-cell>
          <table:table-cell office:value-type="float" office:value="-184.674407958984" calcext:value-type="float">
            <text:p>-184.674407958984</text:p>
          </table:table-cell>
          <table:table-cell/>
          <table:table-cell table:formula="of:=INDEX([.$A$1:.$A$2072]; 592; 1)" office:value-type="float" office:value="287096535552" calcext:value-type="float">
            <text:p>287096535552</text:p>
          </table:table-cell>
          <table:table-cell table:formula="of:=[.$G$7] * [.$F$601] + [.$G$8]" office:value-type="float" office:value="87.4788377974182" calcext:value-type="float">
            <text:p>87.4788377974182</text:p>
          </table:table-cell>
          <table:table-cell/>
          <table:table-cell table:formula="of:=INDEX([.$C$1:.$C$2072]; 592; 1)" office:value-type="float" office:value="188794510080" calcext:value-type="float">
            <text:p>188794510080</text:p>
          </table:table-cell>
          <table:table-cell table:formula="of:=[.$J$7] * [.$I$601] + [.$J$8]" office:value-type="float" office:value="-181.482954571024" calcext:value-type="float">
            <text:p>-181.482954571024</text:p>
          </table:table-cell>
        </table:table-row>
        <table:table-row table:style-name="ro1">
          <table:table-cell office:value-type="float" office:value="287096591360" calcext:value-type="float">
            <text:p>287096591360</text:p>
          </table:table-cell>
          <table:table-cell office:value-type="float" office:value="89.7176666259766" calcext:value-type="float">
            <text:p>89.7176666259766</text:p>
          </table:table-cell>
          <table:table-cell office:value-type="float" office:value="188794413824" calcext:value-type="float">
            <text:p>188794413824</text:p>
          </table:table-cell>
          <table:table-cell office:value-type="float" office:value="-184.954040527344" calcext:value-type="float">
            <text:p>-184.954040527344</text:p>
          </table:table-cell>
          <table:table-cell/>
          <table:table-cell table:formula="of:=INDEX([.$A$1:.$A$2072]; 593; 1)" office:value-type="float" office:value="287096551936" calcext:value-type="float">
            <text:p>287096551936</text:p>
          </table:table-cell>
          <table:table-cell table:formula="of:=[.$G$7] * [.$F$602] + [.$G$8]" office:value-type="float" office:value="88.261556437239" calcext:value-type="float">
            <text:p>88.261556437239</text:p>
          </table:table-cell>
          <table:table-cell/>
          <table:table-cell table:formula="of:=INDEX([.$C$1:.$C$2072]; 593; 1)" office:value-type="float" office:value="188794489856" calcext:value-type="float">
            <text:p>188794489856</text:p>
          </table:table-cell>
          <table:table-cell table:formula="of:=[.$J$7] * [.$I$602] + [.$J$8]" office:value-type="float" office:value="-182.449856117368" calcext:value-type="float">
            <text:p>-182.449856117368</text:p>
          </table:table-cell>
        </table:table-row>
        <table:table-row table:style-name="ro1">
          <table:table-cell office:value-type="float" office:value="287096594176" calcext:value-type="float">
            <text:p>287096594176</text:p>
          </table:table-cell>
          <table:table-cell office:value-type="float" office:value="89.8505554199219" calcext:value-type="float">
            <text:p>89.8505554199219</text:p>
          </table:table-cell>
          <table:table-cell office:value-type="float" office:value="188794407936" calcext:value-type="float">
            <text:p>188794407936</text:p>
          </table:table-cell>
          <table:table-cell office:value-type="float" office:value="-185.232131958008" calcext:value-type="float">
            <text:p>-185.232131958008</text:p>
          </table:table-cell>
          <table:table-cell/>
          <table:table-cell table:formula="of:=INDEX([.$A$1:.$A$2072]; 594; 1)" office:value-type="float" office:value="287096555520" calcext:value-type="float">
            <text:p>287096555520</text:p>
          </table:table-cell>
          <table:table-cell table:formula="of:=[.$G$7] * [.$F$603] + [.$G$8]" office:value-type="float" office:value="88.4327761400491" calcext:value-type="float">
            <text:p>88.4327761400491</text:p>
          </table:table-cell>
          <table:table-cell/>
          <table:table-cell table:formula="of:=INDEX([.$C$1:.$C$2072]; 594; 1)" office:value-type="float" office:value="188794485248" calcext:value-type="float">
            <text:p>188794485248</text:p>
          </table:table-cell>
          <table:table-cell table:formula="of:=[.$J$7] * [.$I$603] + [.$J$8]" office:value-type="float" office:value="-182.670162798837" calcext:value-type="float">
            <text:p>-182.670162798837</text:p>
          </table:table-cell>
        </table:table-row>
        <table:table-row table:style-name="ro1">
          <table:table-cell office:value-type="float" office:value="287096600064" calcext:value-type="float">
            <text:p>287096600064</text:p>
          </table:table-cell>
          <table:table-cell office:value-type="float" office:value="90.1387100219727" calcext:value-type="float">
            <text:p>90.1387100219727</text:p>
          </table:table-cell>
          <table:table-cell office:value-type="float" office:value="188794395392" calcext:value-type="float">
            <text:p>188794395392</text:p>
          </table:table-cell>
          <table:table-cell office:value-type="float" office:value="-185.812042236328" calcext:value-type="float">
            <text:p>-185.812042236328</text:p>
          </table:table-cell>
          <table:table-cell/>
          <table:table-cell table:formula="of:=INDEX([.$A$1:.$A$2072]; 595; 1)" office:value-type="float" office:value="287096558336" calcext:value-type="float">
            <text:p>287096558336</text:p>
          </table:table-cell>
          <table:table-cell table:formula="of:=[.$G$7] * [.$F$604] + [.$G$8]" office:value-type="float" office:value="88.5673059057444" calcext:value-type="float">
            <text:p>88.5673059057444</text:p>
          </table:table-cell>
          <table:table-cell/>
          <table:table-cell table:formula="of:=INDEX([.$C$1:.$C$2072]; 595; 1)" office:value-type="float" office:value="188794479872" calcext:value-type="float">
            <text:p>188794479872</text:p>
          </table:table-cell>
          <table:table-cell table:formula="of:=[.$J$7] * [.$I$604] + [.$J$8]" office:value-type="float" office:value="-182.92718726024" calcext:value-type="float">
            <text:p>-182.92718726024</text:p>
          </table:table-cell>
        </table:table-row>
        <table:table-row table:style-name="ro1">
          <table:table-cell office:value-type="float" office:value="287096608256" calcext:value-type="float">
            <text:p>287096608256</text:p>
          </table:table-cell>
          <table:table-cell office:value-type="float" office:value="90.4770965576172" calcext:value-type="float">
            <text:p>90.4770965576172</text:p>
          </table:table-cell>
          <table:table-cell office:value-type="float" office:value="188794382336" calcext:value-type="float">
            <text:p>188794382336</text:p>
          </table:table-cell>
          <table:table-cell office:value-type="float" office:value="-186.427810668945" calcext:value-type="float">
            <text:p>-186.427810668945</text:p>
          </table:table-cell>
          <table:table-cell/>
          <table:table-cell table:formula="of:=INDEX([.$A$1:.$A$2072]; 596; 1)" office:value-type="float" office:value="287096560896" calcext:value-type="float">
            <text:p>287096560896</text:p>
          </table:table-cell>
          <table:table-cell table:formula="of:=[.$G$7] * [.$F$605] + [.$G$8]" office:value-type="float" office:value="88.6896056924015" calcext:value-type="float">
            <text:p>88.6896056924015</text:p>
          </table:table-cell>
          <table:table-cell/>
          <table:table-cell table:formula="of:=INDEX([.$C$1:.$C$2072]; 596; 1)" office:value-type="float" office:value="188794474496" calcext:value-type="float">
            <text:p>188794474496</text:p>
          </table:table-cell>
          <table:table-cell table:formula="of:=[.$J$7] * [.$I$605] + [.$J$8]" office:value-type="float" office:value="-183.184211721644" calcext:value-type="float">
            <text:p>-183.184211721644</text:p>
          </table:table-cell>
        </table:table-row>
        <table:table-row table:style-name="ro1">
          <table:table-cell office:value-type="float" office:value="287096613376" calcext:value-type="float">
            <text:p>287096613376</text:p>
          </table:table-cell>
          <table:table-cell office:value-type="float" office:value="90.6661224365234" calcext:value-type="float">
            <text:p>90.6661224365234</text:p>
          </table:table-cell>
          <table:table-cell office:value-type="float" office:value="188794376192" calcext:value-type="float">
            <text:p>188794376192</text:p>
          </table:table-cell>
          <table:table-cell office:value-type="float" office:value="-186.742477416992" calcext:value-type="float">
            <text:p>-186.742477416992</text:p>
          </table:table-cell>
          <table:table-cell/>
          <table:table-cell table:formula="of:=INDEX([.$A$1:.$A$2072]; 597; 1)" office:value-type="float" office:value="287096568576" calcext:value-type="float">
            <text:p>287096568576</text:p>
          </table:table-cell>
          <table:table-cell table:formula="of:=[.$G$7] * [.$F$606] + [.$G$8]" office:value-type="float" office:value="89.0565050560981" calcext:value-type="float">
            <text:p>89.0565050560981</text:p>
          </table:table-cell>
          <table:table-cell/>
          <table:table-cell table:formula="of:=INDEX([.$C$1:.$C$2072]; 597; 1)" office:value-type="float" office:value="188794458112" calcext:value-type="float">
            <text:p>188794458112</text:p>
          </table:table-cell>
          <table:table-cell table:formula="of:=[.$J$7] * [.$I$606] + [.$J$8]" office:value-type="float" office:value="-183.967524366453" calcext:value-type="float">
            <text:p>-183.967524366453</text:p>
          </table:table-cell>
        </table:table-row>
        <table:table-row table:style-name="ro1">
          <table:table-cell office:value-type="float" office:value="287096643328" calcext:value-type="float">
            <text:p>287096643328</text:p>
          </table:table-cell>
          <table:table-cell office:value-type="float" office:value="91.8287658691406" calcext:value-type="float">
            <text:p>91.8287658691406</text:p>
          </table:table-cell>
          <table:table-cell office:value-type="float" office:value="188794346496" calcext:value-type="float">
            <text:p>188794346496</text:p>
          </table:table-cell>
          <table:table-cell office:value-type="float" office:value="-188.249130249023" calcext:value-type="float">
            <text:p>-188.249130249023</text:p>
          </table:table-cell>
          <table:table-cell/>
          <table:table-cell table:formula="of:=INDEX([.$A$1:.$A$2072]; 598; 1)" office:value-type="float" office:value="287096576768" calcext:value-type="float">
            <text:p>287096576768</text:p>
          </table:table-cell>
          <table:table-cell table:formula="of:=[.$G$7] * [.$F$607] + [.$G$8]" office:value-type="float" office:value="89.4478643760085" calcext:value-type="float">
            <text:p>89.4478643760085</text:p>
          </table:table-cell>
          <table:table-cell/>
          <table:table-cell table:formula="of:=INDEX([.$C$1:.$C$2072]; 598; 1)" office:value-type="float" office:value="188794441728" calcext:value-type="float">
            <text:p>188794441728</text:p>
          </table:table-cell>
          <table:table-cell table:formula="of:=[.$J$7] * [.$I$607] + [.$J$8]" office:value-type="float" office:value="-184.750837011263" calcext:value-type="float">
            <text:p>-184.750837011263</text:p>
          </table:table-cell>
        </table:table-row>
        <table:table-row table:style-name="ro1">
          <table:table-cell office:value-type="float" office:value="287096650240" calcext:value-type="float">
            <text:p>287096650240</text:p>
          </table:table-cell>
          <table:table-cell office:value-type="float" office:value="92.1091461181641" calcext:value-type="float">
            <text:p>92.1091461181641</text:p>
          </table:table-cell>
          <table:table-cell office:value-type="float" office:value="188794341632" calcext:value-type="float">
            <text:p>188794341632</text:p>
          </table:table-cell>
          <table:table-cell office:value-type="float" office:value="-188.527099609375" calcext:value-type="float">
            <text:p>-188.527099609375</text:p>
          </table:table-cell>
          <table:table-cell/>
          <table:table-cell table:formula="of:=INDEX([.$A$1:.$A$2072]; 599; 1)" office:value-type="float" office:value="287096582400" calcext:value-type="float">
            <text:p>287096582400</text:p>
          </table:table-cell>
          <table:table-cell table:formula="of:=[.$G$7] * [.$F$608] + [.$G$8]" office:value-type="float" office:value="89.7169239092618" calcext:value-type="float">
            <text:p>89.7169239092618</text:p>
          </table:table-cell>
          <table:table-cell/>
          <table:table-cell table:formula="of:=INDEX([.$C$1:.$C$2072]; 599; 1)" office:value-type="float" office:value="188794430464" calcext:value-type="float">
            <text:p>188794430464</text:p>
          </table:table-cell>
          <table:table-cell table:formula="of:=[.$J$7] * [.$I$608] + [.$J$8]" office:value-type="float" office:value="-185.289364453405" calcext:value-type="float">
            <text:p>-185.289364453405</text:p>
          </table:table-cell>
        </table:table-row>
        <table:table-row table:style-name="ro1">
          <table:table-cell office:value-type="float" office:value="287096682752" calcext:value-type="float">
            <text:p>287096682752</text:p>
          </table:table-cell>
          <table:table-cell office:value-type="float" office:value="93.4208602905273" calcext:value-type="float">
            <text:p>93.4208602905273</text:p>
          </table:table-cell>
          <table:table-cell office:value-type="float" office:value="188794327296" calcext:value-type="float">
            <text:p>188794327296</text:p>
          </table:table-cell>
          <table:table-cell office:value-type="float" office:value="-189.506286621094" calcext:value-type="float">
            <text:p>-189.506286621094</text:p>
          </table:table-cell>
          <table:table-cell/>
          <table:table-cell table:formula="of:=INDEX([.$A$1:.$A$2072]; 600; 1)" office:value-type="float" office:value="287096585216" calcext:value-type="float">
            <text:p>287096585216</text:p>
          </table:table-cell>
          <table:table-cell table:formula="of:=[.$G$7] * [.$F$609] + [.$G$8]" office:value-type="float" office:value="89.8514536749572" calcext:value-type="float">
            <text:p>89.8514536749572</text:p>
          </table:table-cell>
          <table:table-cell/>
          <table:table-cell table:formula="of:=INDEX([.$C$1:.$C$2072]; 600; 1)" office:value-type="float" office:value="188794424832" calcext:value-type="float">
            <text:p>188794424832</text:p>
          </table:table-cell>
          <table:table-cell table:formula="of:=[.$J$7] * [.$I$609] + [.$J$8]" office:value-type="float" office:value="-185.558628175408" calcext:value-type="float">
            <text:p>-185.558628175408</text:p>
          </table:table-cell>
        </table:table-row>
        <table:table-row table:style-name="ro1">
          <table:table-cell office:value-type="float" office:value="287096691712" calcext:value-type="float">
            <text:p>287096691712</text:p>
          </table:table-cell>
          <table:table-cell office:value-type="float" office:value="93.7978897094727" calcext:value-type="float">
            <text:p>93.7978897094727</text:p>
          </table:table-cell>
          <table:table-cell office:value-type="float" office:value="188794325248" calcext:value-type="float">
            <text:p>188794325248</text:p>
          </table:table-cell>
          <table:table-cell office:value-type="float" office:value="-189.698760986328" calcext:value-type="float">
            <text:p>-189.698760986328</text:p>
          </table:table-cell>
          <table:table-cell/>
          <table:table-cell table:formula="of:=INDEX([.$A$1:.$A$2072]; 601; 1)" office:value-type="float" office:value="287096588288" calcext:value-type="float">
            <text:p>287096588288</text:p>
          </table:table-cell>
          <table:table-cell table:formula="of:=[.$G$7] * [.$F$610] + [.$G$8]" office:value-type="float" office:value="89.9982134196907" calcext:value-type="float">
            <text:p>89.9982134196907</text:p>
          </table:table-cell>
          <table:table-cell/>
          <table:table-cell table:formula="of:=INDEX([.$C$1:.$C$2072]; 601; 1)" office:value-type="float" office:value="188794419200" calcext:value-type="float">
            <text:p>188794419200</text:p>
          </table:table-cell>
          <table:table-cell table:formula="of:=[.$J$7] * [.$I$610] + [.$J$8]" office:value-type="float" office:value="-185.82789189741" calcext:value-type="float">
            <text:p>-185.82789189741</text:p>
          </table:table-cell>
        </table:table-row>
        <table:table-row table:style-name="ro1">
          <table:table-cell office:value-type="float" office:value="287096700672" calcext:value-type="float">
            <text:p>287096700672</text:p>
          </table:table-cell>
          <table:table-cell office:value-type="float" office:value="94.1915893554688" calcext:value-type="float">
            <text:p>94.1915893554688</text:p>
          </table:table-cell>
          <table:table-cell office:value-type="float" office:value="188794324224" calcext:value-type="float">
            <text:p>188794324224</text:p>
          </table:table-cell>
          <table:table-cell office:value-type="float" office:value="-189.861068725586" calcext:value-type="float">
            <text:p>-189.861068725586</text:p>
          </table:table-cell>
          <table:table-cell/>
          <table:table-cell table:formula="of:=INDEX([.$A$1:.$A$2072]; 602; 1)" office:value-type="float" office:value="287096591360" calcext:value-type="float">
            <text:p>287096591360</text:p>
          </table:table-cell>
          <table:table-cell table:formula="of:=[.$G$7] * [.$F$611] + [.$G$8]" office:value-type="float" office:value="90.1449731644243" calcext:value-type="float">
            <text:p>90.1449731644243</text:p>
          </table:table-cell>
          <table:table-cell/>
          <table:table-cell table:formula="of:=INDEX([.$C$1:.$C$2072]; 602; 1)" office:value-type="float" office:value="188794413824" calcext:value-type="float">
            <text:p>188794413824</text:p>
          </table:table-cell>
          <table:table-cell table:formula="of:=[.$J$7] * [.$I$611] + [.$J$8]" office:value-type="float" office:value="-186.084916358814" calcext:value-type="float">
            <text:p>-186.084916358814</text:p>
          </table:table-cell>
        </table:table-row>
        <table:table-row table:style-name="ro1">
          <table:table-cell office:value-type="float" office:value="287096727552" calcext:value-type="float">
            <text:p>287096727552</text:p>
          </table:table-cell>
          <table:table-cell office:value-type="float" office:value="95.4342880249024" calcext:value-type="float">
            <text:p>95.4342880249024</text:p>
          </table:table-cell>
          <table:table-cell office:value-type="float" office:value="188794325504" calcext:value-type="float">
            <text:p>188794325504</text:p>
          </table:table-cell>
          <table:table-cell office:value-type="float" office:value="-190.155349731445" calcext:value-type="float">
            <text:p>-190.155349731445</text:p>
          </table:table-cell>
          <table:table-cell/>
          <table:table-cell table:formula="of:=INDEX([.$A$1:.$A$2072]; 603; 1)" office:value-type="float" office:value="287096594176" calcext:value-type="float">
            <text:p>287096594176</text:p>
          </table:table-cell>
          <table:table-cell table:formula="of:=[.$G$7] * [.$F$612] + [.$G$8]" office:value-type="float" office:value="90.2795029319823" calcext:value-type="float">
            <text:p>90.2795029319823</text:p>
          </table:table-cell>
          <table:table-cell/>
          <table:table-cell table:formula="of:=INDEX([.$C$1:.$C$2072]; 603; 1)" office:value-type="float" office:value="188794407936" calcext:value-type="float">
            <text:p>188794407936</text:p>
          </table:table-cell>
          <table:table-cell table:formula="of:=[.$J$7] * [.$I$612] + [.$J$8]" office:value-type="float" office:value="-186.366419339553" calcext:value-type="float">
            <text:p>-186.366419339553</text:p>
          </table:table-cell>
        </table:table-row>
        <table:table-row table:style-name="ro1">
          <table:table-cell office:value-type="float" office:value="287096744960" calcext:value-type="float">
            <text:p>287096744960</text:p>
          </table:table-cell>
          <table:table-cell office:value-type="float" office:value="96.2622833251953" calcext:value-type="float">
            <text:p>96.2622833251953</text:p>
          </table:table-cell>
          <table:table-cell office:value-type="float" office:value="188794328320" calcext:value-type="float">
            <text:p>188794328320</text:p>
          </table:table-cell>
          <table:table-cell office:value-type="float" office:value="-190.175323486328" calcext:value-type="float">
            <text:p>-190.175323486328</text:p>
          </table:table-cell>
          <table:table-cell/>
          <table:table-cell table:formula="of:=INDEX([.$A$1:.$A$2072]; 604; 1)" office:value-type="float" office:value="287096600064" calcext:value-type="float">
            <text:p>287096600064</text:p>
          </table:table-cell>
          <table:table-cell table:formula="of:=[.$G$7] * [.$F$613] + [.$G$8]" office:value-type="float" office:value="90.5607924424112" calcext:value-type="float">
            <text:p>90.5607924424112</text:p>
          </table:table-cell>
          <table:table-cell/>
          <table:table-cell table:formula="of:=INDEX([.$C$1:.$C$2072]; 604; 1)" office:value-type="float" office:value="188794395392" calcext:value-type="float">
            <text:p>188794395392</text:p>
          </table:table-cell>
          <table:table-cell table:formula="of:=[.$J$7] * [.$I$613] + [.$J$8]" office:value-type="float" office:value="-186.966143082827" calcext:value-type="float">
            <text:p>-186.966143082827</text:p>
          </table:table-cell>
        </table:table-row>
        <table:table-row table:style-name="ro1">
          <table:table-cell office:value-type="float" office:value="287096753664" calcext:value-type="float">
            <text:p>287096753664</text:p>
          </table:table-cell>
          <table:table-cell office:value-type="float" office:value="96.6793518066406" calcext:value-type="float">
            <text:p>96.6793518066406</text:p>
          </table:table-cell>
          <table:table-cell office:value-type="float" office:value="188794328576" calcext:value-type="float">
            <text:p>188794328576</text:p>
          </table:table-cell>
          <table:table-cell office:value-type="float" office:value="-190.165618896484" calcext:value-type="float">
            <text:p>-190.165618896484</text:p>
          </table:table-cell>
          <table:table-cell/>
          <table:table-cell table:formula="of:=INDEX([.$A$1:.$A$2072]; 605; 1)" office:value-type="float" office:value="287096608256" calcext:value-type="float">
            <text:p>287096608256</text:p>
          </table:table-cell>
          <table:table-cell table:formula="of:=[.$G$7] * [.$F$614] + [.$G$8]" office:value-type="float" office:value="90.9521517623216" calcext:value-type="float">
            <text:p>90.9521517623216</text:p>
          </table:table-cell>
          <table:table-cell/>
          <table:table-cell table:formula="of:=INDEX([.$C$1:.$C$2072]; 605; 1)" office:value-type="float" office:value="188794382336" calcext:value-type="float">
            <text:p>188794382336</text:p>
          </table:table-cell>
          <table:table-cell table:formula="of:=[.$J$7] * [.$I$614] + [.$J$8]" office:value-type="float" office:value="-187.5903453473" calcext:value-type="float">
            <text:p>-187.5903453473</text:p>
          </table:table-cell>
        </table:table-row>
        <table:table-row table:style-name="ro1">
          <table:table-cell office:value-type="float" office:value="287096762624" calcext:value-type="float">
            <text:p>287096762624</text:p>
          </table:table-cell>
          <table:table-cell office:value-type="float" office:value="97.0986862182617" calcext:value-type="float">
            <text:p>97.0986862182617</text:p>
          </table:table-cell>
          <table:table-cell office:value-type="float" office:value="188794328320" calcext:value-type="float">
            <text:p>188794328320</text:p>
          </table:table-cell>
          <table:table-cell office:value-type="float" office:value="-190.165100097656" calcext:value-type="float">
            <text:p>-190.165100097656</text:p>
          </table:table-cell>
          <table:table-cell/>
          <table:table-cell table:formula="of:=INDEX([.$A$1:.$A$2072]; 606; 1)" office:value-type="float" office:value="287096613376" calcext:value-type="float">
            <text:p>287096613376</text:p>
          </table:table-cell>
          <table:table-cell table:formula="of:=[.$G$7] * [.$F$615] + [.$G$8]" office:value-type="float" office:value="91.1967513374984" calcext:value-type="float">
            <text:p>91.1967513374984</text:p>
          </table:table-cell>
          <table:table-cell/>
          <table:table-cell table:formula="of:=INDEX([.$C$1:.$C$2072]; 606; 1)" office:value-type="float" office:value="188794376192" calcext:value-type="float">
            <text:p>188794376192</text:p>
          </table:table-cell>
          <table:table-cell table:formula="of:=[.$J$7] * [.$I$615] + [.$J$8]" office:value-type="float" office:value="-187.884087588638" calcext:value-type="float">
            <text:p>-187.884087588638</text:p>
          </table:table-cell>
        </table:table-row>
        <table:table-row table:style-name="ro1">
          <table:table-cell office:value-type="float" office:value="287096790272" calcext:value-type="float">
            <text:p>287096790272</text:p>
          </table:table-cell>
          <table:table-cell office:value-type="float" office:value="98.3828811645508" calcext:value-type="float">
            <text:p>98.3828811645508</text:p>
          </table:table-cell>
          <table:table-cell office:value-type="float" office:value="188794328320" calcext:value-type="float">
            <text:p>188794328320</text:p>
          </table:table-cell>
          <table:table-cell office:value-type="float" office:value="-190.169570922852" calcext:value-type="float">
            <text:p>-190.169570922852</text:p>
          </table:table-cell>
          <table:table-cell/>
          <table:table-cell table:formula="of:=INDEX([.$A$1:.$A$2072]; 607; 1)" office:value-type="float" office:value="287096643328" calcext:value-type="float">
            <text:p>287096643328</text:p>
          </table:table-cell>
          <table:table-cell table:formula="of:=[.$G$7] * [.$F$616] + [.$G$8]" office:value-type="float" office:value="92.6276588514447" calcext:value-type="float">
            <text:p>92.6276588514447</text:p>
          </table:table-cell>
          <table:table-cell/>
          <table:table-cell table:formula="of:=INDEX([.$C$1:.$C$2072]; 607; 1)" office:value-type="float" office:value="188794346496" calcext:value-type="float">
            <text:p>188794346496</text:p>
          </table:table-cell>
          <table:table-cell table:formula="of:=[.$J$7] * [.$I$616] + [.$J$8]" office:value-type="float" office:value="-189.303841756657" calcext:value-type="float">
            <text:p>-189.303841756657</text:p>
          </table:table-cell>
        </table:table-row>
        <table:table-row table:style-name="ro1">
          <table:table-cell office:value-type="float" office:value="287096809216" calcext:value-type="float">
            <text:p>287096809216</text:p>
          </table:table-cell>
          <table:table-cell office:value-type="float" office:value="99.273063659668" calcext:value-type="float">
            <text:p>99.273063659668</text:p>
          </table:table-cell>
          <table:table-cell office:value-type="float" office:value="188794329088" calcext:value-type="float">
            <text:p>188794329088</text:p>
          </table:table-cell>
          <table:table-cell office:value-type="float" office:value="-190.154388427734" calcext:value-type="float">
            <text:p>-190.154388427734</text:p>
          </table:table-cell>
          <table:table-cell/>
          <table:table-cell table:formula="of:=INDEX([.$A$1:.$A$2072]; 608; 1)" office:value-type="float" office:value="287096650240" calcext:value-type="float">
            <text:p>287096650240</text:p>
          </table:table-cell>
          <table:table-cell table:formula="of:=[.$G$7] * [.$F$617] + [.$G$8]" office:value-type="float" office:value="92.9578682780266" calcext:value-type="float">
            <text:p>92.9578682780266</text:p>
          </table:table-cell>
          <table:table-cell/>
          <table:table-cell table:formula="of:=INDEX([.$C$1:.$C$2072]; 608; 1)" office:value-type="float" office:value="188794341632" calcext:value-type="float">
            <text:p>188794341632</text:p>
          </table:table-cell>
          <table:table-cell table:formula="of:=[.$J$7] * [.$I$617] + [.$J$8]" office:value-type="float" office:value="-189.536387698725" calcext:value-type="float">
            <text:p>-189.536387698725</text:p>
          </table:table-cell>
        </table:table-row>
        <table:table-row table:style-name="ro1">
          <table:table-cell office:value-type="float" office:value="287096818944" calcext:value-type="float">
            <text:p>287096818944</text:p>
          </table:table-cell>
          <table:table-cell office:value-type="float" office:value="99.7294387817383" calcext:value-type="float">
            <text:p>99.7294387817383</text:p>
          </table:table-cell>
          <table:table-cell office:value-type="float" office:value="188794329344" calcext:value-type="float">
            <text:p>188794329344</text:p>
          </table:table-cell>
          <table:table-cell office:value-type="float" office:value="-190.140014648438" calcext:value-type="float">
            <text:p>-190.140014648438</text:p>
          </table:table-cell>
          <table:table-cell/>
          <table:table-cell table:formula="of:=INDEX([.$A$1:.$A$2072]; 609; 1)" office:value-type="float" office:value="287096682752" calcext:value-type="float">
            <text:p>287096682752</text:p>
          </table:table-cell>
          <table:table-cell table:formula="of:=[.$G$7] * [.$F$618] + [.$G$8]" office:value-type="float" office:value="94.5110755804926" calcext:value-type="float">
            <text:p>94.5110755804926</text:p>
          </table:table-cell>
          <table:table-cell/>
          <table:table-cell table:formula="of:=INDEX([.$C$1:.$C$2072]; 609; 1)" office:value-type="float" office:value="188794327296" calcext:value-type="float">
            <text:p>188794327296</text:p>
          </table:table-cell>
          <table:table-cell table:formula="of:=[.$J$7] * [.$I$618] + [.$J$8]" office:value-type="float" office:value="-190.221786262468" calcext:value-type="float">
            <text:p>-190.221786262468</text:p>
          </table:table-cell>
        </table:table-row>
        <table:table-row table:style-name="ro1">
          <table:table-cell office:value-type="float" office:value="287096828672" calcext:value-type="float">
            <text:p>287096828672</text:p>
          </table:table-cell>
          <table:table-cell office:value-type="float" office:value="100.191246032715" calcext:value-type="float">
            <text:p>100.191246032715</text:p>
          </table:table-cell>
          <table:table-cell office:value-type="float" office:value="188794329344" calcext:value-type="float">
            <text:p>188794329344</text:p>
          </table:table-cell>
          <table:table-cell office:value-type="float" office:value="-190.127655029297" calcext:value-type="float">
            <text:p>-190.127655029297</text:p>
          </table:table-cell>
          <table:table-cell/>
          <table:table-cell table:formula="of:=INDEX([.$A$1:.$A$2072]; 610; 1)" office:value-type="float" office:value="287096691712" calcext:value-type="float">
            <text:p>287096691712</text:p>
          </table:table-cell>
          <table:table-cell table:formula="of:=[.$G$7] * [.$F$619] + [.$G$8]" office:value-type="float" office:value="94.9391248356551" calcext:value-type="float">
            <text:p>94.9391248356551</text:p>
          </table:table-cell>
          <table:table-cell/>
          <table:table-cell table:formula="of:=INDEX([.$C$1:.$C$2072]; 610; 1)" office:value-type="float" office:value="188794325248" calcext:value-type="float">
            <text:p>188794325248</text:p>
          </table:table-cell>
          <table:table-cell table:formula="of:=[.$J$7] * [.$I$619] + [.$J$8]" office:value-type="float" office:value="-190.319700343534" calcext:value-type="float">
            <text:p>-190.319700343534</text:p>
          </table:table-cell>
        </table:table-row>
        <table:table-row table:style-name="ro1">
          <table:table-cell office:value-type="float" office:value="287096847872" calcext:value-type="float">
            <text:p>287096847872</text:p>
          </table:table-cell>
          <table:table-cell office:value-type="float" office:value="101.113571166992" calcext:value-type="float">
            <text:p>101.113571166992</text:p>
          </table:table-cell>
          <table:table-cell office:value-type="float" office:value="188794329856" calcext:value-type="float">
            <text:p>188794329856</text:p>
          </table:table-cell>
          <table:table-cell office:value-type="float" office:value="-190.103576660156" calcext:value-type="float">
            <text:p>-190.103576660156</text:p>
          </table:table-cell>
          <table:table-cell/>
          <table:table-cell table:formula="of:=INDEX([.$A$1:.$A$2072]; 611; 1)" office:value-type="float" office:value="287096700672" calcext:value-type="float">
            <text:p>287096700672</text:p>
          </table:table-cell>
          <table:table-cell table:formula="of:=[.$G$7] * [.$F$620] + [.$G$8]" office:value-type="float" office:value="95.3671740926802" calcext:value-type="float">
            <text:p>95.3671740926802</text:p>
          </table:table-cell>
          <table:table-cell/>
          <table:table-cell table:formula="of:=INDEX([.$C$1:.$C$2072]; 611; 1)" office:value-type="float" office:value="188794324224" calcext:value-type="float">
            <text:p>188794324224</text:p>
          </table:table-cell>
          <table:table-cell table:formula="of:=[.$J$7] * [.$I$620] + [.$J$8]" office:value-type="float" office:value="-190.368657384068" calcext:value-type="float">
            <text:p>-190.368657384068</text:p>
          </table:table-cell>
        </table:table-row>
        <table:table-row table:style-name="ro1">
          <table:table-cell office:value-type="float" office:value="287096857344" calcext:value-type="float">
            <text:p>287096857344</text:p>
          </table:table-cell>
          <table:table-cell office:value-type="float" office:value="101.574111938477" calcext:value-type="float">
            <text:p>101.574111938477</text:p>
          </table:table-cell>
          <table:table-cell office:value-type="float" office:value="188794329856" calcext:value-type="float">
            <text:p>188794329856</text:p>
          </table:table-cell>
          <table:table-cell office:value-type="float" office:value="-190.091186523438" calcext:value-type="float">
            <text:p>-190.091186523438</text:p>
          </table:table-cell>
          <table:table-cell/>
          <table:table-cell table:formula="of:=INDEX([.$A$1:.$A$2072]; 612; 1)" office:value-type="float" office:value="287096727552" calcext:value-type="float">
            <text:p>287096727552</text:p>
          </table:table-cell>
          <table:table-cell table:formula="of:=[.$G$7] * [.$F$621] + [.$G$8]" office:value-type="float" office:value="96.6513218618929" calcext:value-type="float">
            <text:p>96.6513218618929</text:p>
          </table:table-cell>
          <table:table-cell/>
          <table:table-cell table:formula="of:=INDEX([.$C$1:.$C$2072]; 612; 1)" office:value-type="float" office:value="188794325504" calcext:value-type="float">
            <text:p>188794325504</text:p>
          </table:table-cell>
          <table:table-cell table:formula="of:=[.$J$7] * [.$I$621] + [.$J$8]" office:value-type="float" office:value="-190.307461082935" calcext:value-type="float">
            <text:p>-190.307461082935</text:p>
          </table:table-cell>
        </table:table-row>
        <table:table-row table:style-name="ro1">
          <table:table-cell office:value-type="float" office:value="287096895744" calcext:value-type="float">
            <text:p>287096895744</text:p>
          </table:table-cell>
          <table:table-cell office:value-type="float" office:value="103.406539916992" calcext:value-type="float">
            <text:p>103.406539916992</text:p>
          </table:table-cell>
          <table:table-cell office:value-type="float" office:value="188794328832" calcext:value-type="float">
            <text:p>188794328832</text:p>
          </table:table-cell>
          <table:table-cell office:value-type="float" office:value="-190.098739624023" calcext:value-type="float">
            <text:p>-190.098739624023</text:p>
          </table:table-cell>
          <table:table-cell/>
          <table:table-cell table:formula="of:=INDEX([.$A$1:.$A$2072]; 613; 1)" office:value-type="float" office:value="287096744960" calcext:value-type="float">
            <text:p>287096744960</text:p>
          </table:table-cell>
          <table:table-cell table:formula="of:=[.$G$7] * [.$F$622] + [.$G$8]" office:value-type="float" office:value="97.4829604160041" calcext:value-type="float">
            <text:p>97.4829604160041</text:p>
          </table:table-cell>
          <table:table-cell/>
          <table:table-cell table:formula="of:=INDEX([.$C$1:.$C$2072]; 613; 1)" office:value-type="float" office:value="188794328320" calcext:value-type="float">
            <text:p>188794328320</text:p>
          </table:table-cell>
          <table:table-cell table:formula="of:=[.$J$7] * [.$I$622] + [.$J$8]" office:value-type="float" office:value="-190.172829221934" calcext:value-type="float">
            <text:p>-190.172829221934</text:p>
          </table:table-cell>
        </table:table-row>
        <table:table-row table:style-name="ro1">
          <table:table-cell office:value-type="float" office:value="287096923648" calcext:value-type="float">
            <text:p>287096923648</text:p>
          </table:table-cell>
          <table:table-cell office:value-type="float" office:value="104.771415710449" calcext:value-type="float">
            <text:p>104.771415710449</text:p>
          </table:table-cell>
          <table:table-cell office:value-type="float" office:value="188794328832" calcext:value-type="float">
            <text:p>188794328832</text:p>
          </table:table-cell>
          <table:table-cell office:value-type="float" office:value="-190.102279663086" calcext:value-type="float">
            <text:p>-190.102279663086</text:p>
          </table:table-cell>
          <table:table-cell/>
          <table:table-cell table:formula="of:=INDEX([.$A$1:.$A$2072]; 614; 1)" office:value-type="float" office:value="287096753664" calcext:value-type="float">
            <text:p>287096753664</text:p>
          </table:table-cell>
          <table:table-cell table:formula="of:=[.$G$7] * [.$F$623] + [.$G$8]" office:value-type="float" office:value="97.898779693991" calcext:value-type="float">
            <text:p>97.898779693991</text:p>
          </table:table-cell>
          <table:table-cell/>
          <table:table-cell table:formula="of:=INDEX([.$C$1:.$C$2072]; 614; 1)" office:value-type="float" office:value="188794328576" calcext:value-type="float">
            <text:p>188794328576</text:p>
          </table:table-cell>
          <table:table-cell table:formula="of:=[.$J$7] * [.$I$623] + [.$J$8]" office:value-type="float" office:value="-190.160589963198" calcext:value-type="float">
            <text:p>-190.160589963198</text:p>
          </table:table-cell>
        </table:table-row>
        <table:table-row table:style-name="ro1">
          <table:table-cell office:value-type="float" office:value="287096941312" calcext:value-type="float">
            <text:p>287096941312</text:p>
          </table:table-cell>
          <table:table-cell office:value-type="float" office:value="105.639129638672" calcext:value-type="float">
            <text:p>105.639129638672</text:p>
          </table:table-cell>
          <table:table-cell office:value-type="float" office:value="188794328064" calcext:value-type="float">
            <text:p>188794328064</text:p>
          </table:table-cell>
          <table:table-cell office:value-type="float" office:value="-190.112503051758" calcext:value-type="float">
            <text:p>-190.112503051758</text:p>
          </table:table-cell>
          <table:table-cell/>
          <table:table-cell table:formula="of:=INDEX([.$A$1:.$A$2072]; 615; 1)" office:value-type="float" office:value="287096762624" calcext:value-type="float">
            <text:p>287096762624</text:p>
          </table:table-cell>
          <table:table-cell table:formula="of:=[.$G$7] * [.$F$624] + [.$G$8]" office:value-type="float" office:value="98.3268289510161" calcext:value-type="float">
            <text:p>98.3268289510161</text:p>
          </table:table-cell>
          <table:table-cell/>
          <table:table-cell table:formula="of:=INDEX([.$C$1:.$C$2072]; 615; 1)" office:value-type="float" office:value="188794328320" calcext:value-type="float">
            <text:p>188794328320</text:p>
          </table:table-cell>
          <table:table-cell table:formula="of:=[.$J$7] * [.$I$624] + [.$J$8]" office:value-type="float" office:value="-190.172829221934" calcext:value-type="float">
            <text:p>-190.172829221934</text:p>
          </table:table-cell>
        </table:table-row>
        <table:table-row table:style-name="ro1">
          <table:table-cell office:value-type="float" office:value="287096949504" calcext:value-type="float">
            <text:p>287096949504</text:p>
          </table:table-cell>
          <table:table-cell office:value-type="float" office:value="106.053520202637" calcext:value-type="float">
            <text:p>106.053520202637</text:p>
          </table:table-cell>
          <table:table-cell office:value-type="float" office:value="188794328064" calcext:value-type="float">
            <text:p>188794328064</text:p>
          </table:table-cell>
          <table:table-cell office:value-type="float" office:value="-190.122085571289" calcext:value-type="float">
            <text:p>-190.122085571289</text:p>
          </table:table-cell>
          <table:table-cell/>
          <table:table-cell table:formula="of:=INDEX([.$A$1:.$A$2072]; 616; 1)" office:value-type="float" office:value="287096790272" calcext:value-type="float">
            <text:p>287096790272</text:p>
          </table:table-cell>
          <table:table-cell table:formula="of:=[.$G$7] * [.$F$625] + [.$G$8]" office:value-type="float" office:value="99.6476666554809" calcext:value-type="float">
            <text:p>99.6476666554809</text:p>
          </table:table-cell>
          <table:table-cell/>
          <table:table-cell table:formula="of:=INDEX([.$C$1:.$C$2072]; 616; 1)" office:value-type="float" office:value="188794328320" calcext:value-type="float">
            <text:p>188794328320</text:p>
          </table:table-cell>
          <table:table-cell table:formula="of:=[.$J$7] * [.$I$625] + [.$J$8]" office:value-type="float" office:value="-190.172829221934" calcext:value-type="float">
            <text:p>-190.172829221934</text:p>
          </table:table-cell>
        </table:table-row>
        <table:table-row table:style-name="ro1">
          <table:table-cell office:value-type="float" office:value="287096957696" calcext:value-type="float">
            <text:p>287096957696</text:p>
          </table:table-cell>
          <table:table-cell office:value-type="float" office:value="106.454772949219" calcext:value-type="float">
            <text:p>106.454772949219</text:p>
          </table:table-cell>
          <table:table-cell office:value-type="float" office:value="188794327808" calcext:value-type="float">
            <text:p>188794327808</text:p>
          </table:table-cell>
          <table:table-cell office:value-type="float" office:value="-190.129287719727" calcext:value-type="float">
            <text:p>-190.129287719727</text:p>
          </table:table-cell>
          <table:table-cell/>
          <table:table-cell table:formula="of:=INDEX([.$A$1:.$A$2072]; 617; 1)" office:value-type="float" office:value="287096809216" calcext:value-type="float">
            <text:p>287096809216</text:p>
          </table:table-cell>
          <table:table-cell table:formula="of:=[.$G$7] * [.$F$626] + [.$G$8]" office:value-type="float" office:value="100.552685083821" calcext:value-type="float">
            <text:p>100.552685083821</text:p>
          </table:table-cell>
          <table:table-cell/>
          <table:table-cell table:formula="of:=INDEX([.$C$1:.$C$2072]; 617; 1)" office:value-type="float" office:value="188794329088" calcext:value-type="float">
            <text:p>188794329088</text:p>
          </table:table-cell>
          <table:table-cell table:formula="of:=[.$J$7] * [.$I$626] + [.$J$8]" office:value-type="float" office:value="-190.136111442" calcext:value-type="float">
            <text:p>-190.136111442</text:p>
          </table:table-cell>
        </table:table-row>
        <table:table-row table:style-name="ro1">
          <table:table-cell office:value-type="float" office:value="287096980480" calcext:value-type="float">
            <text:p>287096980480</text:p>
          </table:table-cell>
          <table:table-cell office:value-type="float" office:value="107.58528137207" calcext:value-type="float">
            <text:p>107.58528137207</text:p>
          </table:table-cell>
          <table:table-cell office:value-type="float" office:value="188794327552" calcext:value-type="float">
            <text:p>188794327552</text:p>
          </table:table-cell>
          <table:table-cell office:value-type="float" office:value="-190.147872924805" calcext:value-type="float">
            <text:p>-190.147872924805</text:p>
          </table:table-cell>
          <table:table-cell/>
          <table:table-cell table:formula="of:=INDEX([.$A$1:.$A$2072]; 618; 1)" office:value-type="float" office:value="287096818944" calcext:value-type="float">
            <text:p>287096818944</text:p>
          </table:table-cell>
          <table:table-cell table:formula="of:=[.$G$7] * [.$F$627] + [.$G$8]" office:value-type="float" office:value="101.017424276099" calcext:value-type="float">
            <text:p>101.017424276099</text:p>
          </table:table-cell>
          <table:table-cell/>
          <table:table-cell table:formula="of:=INDEX([.$C$1:.$C$2072]; 618; 1)" office:value-type="float" office:value="188794329344" calcext:value-type="float">
            <text:p>188794329344</text:p>
          </table:table-cell>
          <table:table-cell table:formula="of:=[.$J$7] * [.$I$627] + [.$J$8]" office:value-type="float" office:value="-190.123872181401" calcext:value-type="float">
            <text:p>-190.123872181401</text:p>
          </table:table-cell>
        </table:table-row>
        <table:table-row table:style-name="ro1">
          <table:table-cell office:value-type="float" office:value="287096987648" calcext:value-type="float">
            <text:p>287096987648</text:p>
          </table:table-cell>
          <table:table-cell office:value-type="float" office:value="107.938842773438" calcext:value-type="float">
            <text:p>107.938842773438</text:p>
          </table:table-cell>
          <table:table-cell office:value-type="float" office:value="188794327296" calcext:value-type="float">
            <text:p>188794327296</text:p>
          </table:table-cell>
          <table:table-cell office:value-type="float" office:value="-190.153778076172" calcext:value-type="float">
            <text:p>-190.153778076172</text:p>
          </table:table-cell>
          <table:table-cell/>
          <table:table-cell table:formula="of:=INDEX([.$A$1:.$A$2072]; 619; 1)" office:value-type="float" office:value="287096828672" calcext:value-type="float">
            <text:p>287096828672</text:p>
          </table:table-cell>
          <table:table-cell table:formula="of:=[.$G$7] * [.$F$628] + [.$G$8]" office:value-type="float" office:value="101.482163468376" calcext:value-type="float">
            <text:p>101.482163468376</text:p>
          </table:table-cell>
          <table:table-cell/>
          <table:table-cell table:formula="of:=INDEX([.$C$1:.$C$2072]; 619; 1)" office:value-type="float" office:value="188794329344" calcext:value-type="float">
            <text:p>188794329344</text:p>
          </table:table-cell>
          <table:table-cell table:formula="of:=[.$J$7] * [.$I$628] + [.$J$8]" office:value-type="float" office:value="-190.123872181401" calcext:value-type="float">
            <text:p>-190.123872181401</text:p>
          </table:table-cell>
        </table:table-row>
        <table:table-row table:style-name="ro1">
          <table:table-cell office:value-type="float" office:value="287096994560" calcext:value-type="float">
            <text:p>287096994560</text:p>
          </table:table-cell>
          <table:table-cell office:value-type="float" office:value="108.280220031738" calcext:value-type="float">
            <text:p>108.280220031738</text:p>
          </table:table-cell>
          <table:table-cell office:value-type="float" office:value="188794327296" calcext:value-type="float">
            <text:p>188794327296</text:p>
          </table:table-cell>
          <table:table-cell office:value-type="float" office:value="-190.15950012207" calcext:value-type="float">
            <text:p>-190.15950012207</text:p>
          </table:table-cell>
          <table:table-cell/>
          <table:table-cell table:formula="of:=INDEX([.$A$1:.$A$2072]; 620; 1)" office:value-type="float" office:value="287096847872" calcext:value-type="float">
            <text:p>287096847872</text:p>
          </table:table-cell>
          <table:table-cell table:formula="of:=[.$G$7] * [.$F$629] + [.$G$8]" office:value-type="float" office:value="102.399411875755" calcext:value-type="float">
            <text:p>102.399411875755</text:p>
          </table:table-cell>
          <table:table-cell/>
          <table:table-cell table:formula="of:=INDEX([.$C$1:.$C$2072]; 620; 1)" office:value-type="float" office:value="188794329856" calcext:value-type="float">
            <text:p>188794329856</text:p>
          </table:table-cell>
          <table:table-cell table:formula="of:=[.$J$7] * [.$I$629] + [.$J$8]" office:value-type="float" office:value="-190.099393662065" calcext:value-type="float">
            <text:p>-190.099393662065</text:p>
          </table:table-cell>
        </table:table-row>
        <table:table-row table:style-name="ro1">
          <table:table-cell office:value-type="float" office:value="287097019392" calcext:value-type="float">
            <text:p>287097019392</text:p>
          </table:table-cell>
          <table:table-cell office:value-type="float" office:value="109.521430969238" calcext:value-type="float">
            <text:p>109.521430969238</text:p>
          </table:table-cell>
          <table:table-cell office:value-type="float" office:value="188794326784" calcext:value-type="float">
            <text:p>188794326784</text:p>
          </table:table-cell>
          <table:table-cell office:value-type="float" office:value="-190.180389404297" calcext:value-type="float">
            <text:p>-190.180389404297</text:p>
          </table:table-cell>
          <table:table-cell/>
          <table:table-cell table:formula="of:=INDEX([.$A$1:.$A$2072]; 621; 1)" office:value-type="float" office:value="287096857344" calcext:value-type="float">
            <text:p>287096857344</text:p>
          </table:table-cell>
          <table:table-cell table:formula="of:=[.$G$7] * [.$F$630] + [.$G$8]" office:value-type="float" office:value="102.851921088994" calcext:value-type="float">
            <text:p>102.851921088994</text:p>
          </table:table-cell>
          <table:table-cell/>
          <table:table-cell table:formula="of:=INDEX([.$C$1:.$C$2072]; 621; 1)" office:value-type="float" office:value="188794329856" calcext:value-type="float">
            <text:p>188794329856</text:p>
          </table:table-cell>
          <table:table-cell table:formula="of:=[.$J$7] * [.$I$630] + [.$J$8]" office:value-type="float" office:value="-190.099393662065" calcext:value-type="float">
            <text:p>-190.099393662065</text:p>
          </table:table-cell>
        </table:table-row>
        <table:table-row table:style-name="ro1">
          <table:table-cell office:value-type="float" office:value="287097025280" calcext:value-type="float">
            <text:p>287097025280</text:p>
          </table:table-cell>
          <table:table-cell office:value-type="float" office:value="109.803550720215" calcext:value-type="float">
            <text:p>109.803550720215</text:p>
          </table:table-cell>
          <table:table-cell office:value-type="float" office:value="188794326784" calcext:value-type="float">
            <text:p>188794326784</text:p>
          </table:table-cell>
          <table:table-cell office:value-type="float" office:value="-190.184982299805" calcext:value-type="float">
            <text:p>-190.184982299805</text:p>
          </table:table-cell>
          <table:table-cell/>
          <table:table-cell table:formula="of:=INDEX([.$A$1:.$A$2072]; 622; 1)" office:value-type="float" office:value="287096895744" calcext:value-type="float">
            <text:p>287096895744</text:p>
          </table:table-cell>
          <table:table-cell table:formula="of:=[.$G$7] * [.$F$631] + [.$G$8]" office:value-type="float" office:value="104.686417901888" calcext:value-type="float">
            <text:p>104.686417901888</text:p>
          </table:table-cell>
          <table:table-cell/>
          <table:table-cell table:formula="of:=INDEX([.$C$1:.$C$2072]; 622; 1)" office:value-type="float" office:value="188794328832" calcext:value-type="float">
            <text:p>188794328832</text:p>
          </table:table-cell>
          <table:table-cell table:formula="of:=[.$J$7] * [.$I$631] + [.$J$8]" office:value-type="float" office:value="-190.148350702599" calcext:value-type="float">
            <text:p>-190.148350702599</text:p>
          </table:table-cell>
        </table:table-row>
        <table:table-row table:style-name="ro1">
          <table:table-cell office:value-type="float" office:value="287097042176" calcext:value-type="float">
            <text:p>287097042176</text:p>
          </table:table-cell>
          <table:table-cell office:value-type="float" office:value="110.615898132324" calcext:value-type="float">
            <text:p>110.615898132324</text:p>
          </table:table-cell>
          <table:table-cell office:value-type="float" office:value="188794326528" calcext:value-type="float">
            <text:p>188794326528</text:p>
          </table:table-cell>
          <table:table-cell office:value-type="float" office:value="-190.198806762695" calcext:value-type="float">
            <text:p>-190.198806762695</text:p>
          </table:table-cell>
          <table:table-cell/>
          <table:table-cell table:formula="of:=INDEX([.$A$1:.$A$2072]; 623; 1)" office:value-type="float" office:value="287096923648" calcext:value-type="float">
            <text:p>287096923648</text:p>
          </table:table-cell>
          <table:table-cell table:formula="of:=[.$G$7] * [.$F$632] + [.$G$8]" office:value-type="float" office:value="106.019485587254" calcext:value-type="float">
            <text:p>106.019485587254</text:p>
          </table:table-cell>
          <table:table-cell/>
          <table:table-cell table:formula="of:=INDEX([.$C$1:.$C$2072]; 623; 1)" office:value-type="float" office:value="188794328832" calcext:value-type="float">
            <text:p>188794328832</text:p>
          </table:table-cell>
          <table:table-cell table:formula="of:=[.$J$7] * [.$I$632] + [.$J$8]" office:value-type="float" office:value="-190.148350702599" calcext:value-type="float">
            <text:p>-190.148350702599</text:p>
          </table:table-cell>
        </table:table-row>
        <table:table-row table:style-name="ro1">
          <table:table-cell office:value-type="float" office:value="287097047808" calcext:value-type="float">
            <text:p>287097047808</text:p>
          </table:table-cell>
          <table:table-cell office:value-type="float" office:value="110.881660461426" calcext:value-type="float">
            <text:p>110.881660461426</text:p>
          </table:table-cell>
          <table:table-cell office:value-type="float" office:value="188794326272" calcext:value-type="float">
            <text:p>188794326272</text:p>
          </table:table-cell>
          <table:table-cell office:value-type="float" office:value="-190.202987670898" calcext:value-type="float">
            <text:p>-190.202987670898</text:p>
          </table:table-cell>
          <table:table-cell/>
          <table:table-cell table:formula="of:=INDEX([.$A$1:.$A$2072]; 624; 1)" office:value-type="float" office:value="287096941312" calcext:value-type="float">
            <text:p>287096941312</text:p>
          </table:table-cell>
          <table:table-cell table:formula="of:=[.$G$7] * [.$F$633] + [.$G$8]" office:value-type="float" office:value="106.863354120404" calcext:value-type="float">
            <text:p>106.863354120404</text:p>
          </table:table-cell>
          <table:table-cell/>
          <table:table-cell table:formula="of:=INDEX([.$C$1:.$C$2072]; 624; 1)" office:value-type="float" office:value="188794328064" calcext:value-type="float">
            <text:p>188794328064</text:p>
          </table:table-cell>
          <table:table-cell table:formula="of:=[.$J$7] * [.$I$633] + [.$J$8]" office:value-type="float" office:value="-190.185068482533" calcext:value-type="float">
            <text:p>-190.185068482533</text:p>
          </table:table-cell>
        </table:table-row>
        <table:table-row table:style-name="ro1">
          <table:table-cell office:value-type="float" office:value="287097053440" calcext:value-type="float">
            <text:p>287097053440</text:p>
          </table:table-cell>
          <table:table-cell office:value-type="float" office:value="111.149063110352" calcext:value-type="float">
            <text:p>111.149063110352</text:p>
          </table:table-cell>
          <table:table-cell office:value-type="float" office:value="188794326272" calcext:value-type="float">
            <text:p>188794326272</text:p>
          </table:table-cell>
          <table:table-cell office:value-type="float" office:value="-190.207672119141" calcext:value-type="float">
            <text:p>-190.207672119141</text:p>
          </table:table-cell>
          <table:table-cell/>
          <table:table-cell table:formula="of:=INDEX([.$A$1:.$A$2072]; 625; 1)" office:value-type="float" office:value="287096949504" calcext:value-type="float">
            <text:p>287096949504</text:p>
          </table:table-cell>
          <table:table-cell table:formula="of:=[.$G$7] * [.$F$634] + [.$G$8]" office:value-type="float" office:value="107.254713440314" calcext:value-type="float">
            <text:p>107.254713440314</text:p>
          </table:table-cell>
          <table:table-cell/>
          <table:table-cell table:formula="of:=INDEX([.$C$1:.$C$2072]; 625; 1)" office:value-type="float" office:value="188794328064" calcext:value-type="float">
            <text:p>188794328064</text:p>
          </table:table-cell>
          <table:table-cell table:formula="of:=[.$J$7] * [.$I$634] + [.$J$8]" office:value-type="float" office:value="-190.185068482533" calcext:value-type="float">
            <text:p>-190.185068482533</text:p>
          </table:table-cell>
        </table:table-row>
        <table:table-row table:style-name="ro1">
          <table:table-cell office:value-type="float" office:value="287097059328" calcext:value-type="float">
            <text:p>287097059328</text:p>
          </table:table-cell>
          <table:table-cell office:value-type="float" office:value="111.421249389648" calcext:value-type="float">
            <text:p>111.421249389648</text:p>
          </table:table-cell>
          <table:table-cell office:value-type="float" office:value="188794326272" calcext:value-type="float">
            <text:p>188794326272</text:p>
          </table:table-cell>
          <table:table-cell office:value-type="float" office:value="-190.212051391602" calcext:value-type="float">
            <text:p>-190.212051391602</text:p>
          </table:table-cell>
          <table:table-cell/>
          <table:table-cell table:formula="of:=INDEX([.$A$1:.$A$2072]; 626; 1)" office:value-type="float" office:value="287096957696" calcext:value-type="float">
            <text:p>287096957696</text:p>
          </table:table-cell>
          <table:table-cell table:formula="of:=[.$G$7] * [.$F$635] + [.$G$8]" office:value-type="float" office:value="107.646072760224" calcext:value-type="float">
            <text:p>107.646072760224</text:p>
          </table:table-cell>
          <table:table-cell/>
          <table:table-cell table:formula="of:=INDEX([.$C$1:.$C$2072]; 626; 1)" office:value-type="float" office:value="188794327808" calcext:value-type="float">
            <text:p>188794327808</text:p>
          </table:table-cell>
          <table:table-cell table:formula="of:=[.$J$7] * [.$I$635] + [.$J$8]" office:value-type="float" office:value="-190.197307743132" calcext:value-type="float">
            <text:p>-190.197307743132</text:p>
          </table:table-cell>
        </table:table-row>
        <table:table-row table:style-name="ro1">
          <table:table-cell office:value-type="float" office:value="287097078016" calcext:value-type="float">
            <text:p>287097078016</text:p>
          </table:table-cell>
          <table:table-cell office:value-type="float" office:value="112.284324645996" calcext:value-type="float">
            <text:p>112.284324645996</text:p>
          </table:table-cell>
          <table:table-cell office:value-type="float" office:value="188794325760" calcext:value-type="float">
            <text:p>188794325760</text:p>
          </table:table-cell>
          <table:table-cell office:value-type="float" office:value="-190.226623535156" calcext:value-type="float">
            <text:p>-190.226623535156</text:p>
          </table:table-cell>
          <table:table-cell/>
          <table:table-cell table:formula="of:=INDEX([.$A$1:.$A$2072]; 627; 1)" office:value-type="float" office:value="287096980480" calcext:value-type="float">
            <text:p>287096980480</text:p>
          </table:table-cell>
          <table:table-cell table:formula="of:=[.$G$7] * [.$F$636] + [.$G$8]" office:value-type="float" office:value="108.734540870413" calcext:value-type="float">
            <text:p>108.734540870413</text:p>
          </table:table-cell>
          <table:table-cell/>
          <table:table-cell table:formula="of:=INDEX([.$C$1:.$C$2072]; 627; 1)" office:value-type="float" office:value="188794327552" calcext:value-type="float">
            <text:p>188794327552</text:p>
          </table:table-cell>
          <table:table-cell table:formula="of:=[.$J$7] * [.$I$636] + [.$J$8]" office:value-type="float" office:value="-190.209547001869" calcext:value-type="float">
            <text:p>-190.209547001869</text:p>
          </table:table-cell>
        </table:table-row>
        <table:table-row table:style-name="ro1">
          <table:table-cell office:value-type="float" office:value="287097084416" calcext:value-type="float">
            <text:p>287097084416</text:p>
          </table:table-cell>
          <table:table-cell office:value-type="float" office:value="112.584754943848" calcext:value-type="float">
            <text:p>112.584754943848</text:p>
          </table:table-cell>
          <table:table-cell office:value-type="float" office:value="188794325760" calcext:value-type="float">
            <text:p>188794325760</text:p>
          </table:table-cell>
          <table:table-cell office:value-type="float" office:value="-190.231536865234" calcext:value-type="float">
            <text:p>-190.231536865234</text:p>
          </table:table-cell>
          <table:table-cell/>
          <table:table-cell table:formula="of:=INDEX([.$A$1:.$A$2072]; 628; 1)" office:value-type="float" office:value="287096987648" calcext:value-type="float">
            <text:p>287096987648</text:p>
          </table:table-cell>
          <table:table-cell table:formula="of:=[.$G$7] * [.$F$637] + [.$G$8]" office:value-type="float" office:value="109.076980274171" calcext:value-type="float">
            <text:p>109.076980274171</text:p>
          </table:table-cell>
          <table:table-cell/>
          <table:table-cell table:formula="of:=INDEX([.$C$1:.$C$2072]; 628; 1)" office:value-type="float" office:value="188794327296" calcext:value-type="float">
            <text:p>188794327296</text:p>
          </table:table-cell>
          <table:table-cell table:formula="of:=[.$J$7] * [.$I$637] + [.$J$8]" office:value-type="float" office:value="-190.221786262468" calcext:value-type="float">
            <text:p>-190.221786262468</text:p>
          </table:table-cell>
        </table:table-row>
        <table:table-row table:style-name="ro1">
          <table:table-cell office:value-type="float" office:value="287097090560" calcext:value-type="float">
            <text:p>287097090560</text:p>
          </table:table-cell>
          <table:table-cell office:value-type="float" office:value="112.886726379395" calcext:value-type="float">
            <text:p>112.886726379395</text:p>
          </table:table-cell>
          <table:table-cell office:value-type="float" office:value="188794325504" calcext:value-type="float">
            <text:p>188794325504</text:p>
          </table:table-cell>
          <table:table-cell office:value-type="float" office:value="-190.236709594727" calcext:value-type="float">
            <text:p>-190.236709594727</text:p>
          </table:table-cell>
          <table:table-cell/>
          <table:table-cell table:formula="of:=INDEX([.$A$1:.$A$2072]; 629; 1)" office:value-type="float" office:value="287096994560" calcext:value-type="float">
            <text:p>287096994560</text:p>
          </table:table-cell>
          <table:table-cell table:formula="of:=[.$G$7] * [.$F$638] + [.$G$8]" office:value-type="float" office:value="109.407189700753" calcext:value-type="float">
            <text:p>109.407189700753</text:p>
          </table:table-cell>
          <table:table-cell/>
          <table:table-cell table:formula="of:=INDEX([.$C$1:.$C$2072]; 629; 1)" office:value-type="float" office:value="188794327296" calcext:value-type="float">
            <text:p>188794327296</text:p>
          </table:table-cell>
          <table:table-cell table:formula="of:=[.$J$7] * [.$I$638] + [.$J$8]" office:value-type="float" office:value="-190.221786262468" calcext:value-type="float">
            <text:p>-190.221786262468</text:p>
          </table:table-cell>
        </table:table-row>
        <table:table-row table:style-name="ro1">
          <table:table-cell office:value-type="float" office:value="287097102848" calcext:value-type="float">
            <text:p>287097102848</text:p>
          </table:table-cell>
          <table:table-cell office:value-type="float" office:value="113.483345031738" calcext:value-type="float">
            <text:p>113.483345031738</text:p>
          </table:table-cell>
          <table:table-cell office:value-type="float" office:value="188794325504" calcext:value-type="float">
            <text:p>188794325504</text:p>
          </table:table-cell>
          <table:table-cell office:value-type="float" office:value="-190.246780395508" calcext:value-type="float">
            <text:p>-190.246780395508</text:p>
          </table:table-cell>
          <table:table-cell/>
          <table:table-cell table:formula="of:=INDEX([.$A$1:.$A$2072]; 630; 1)" office:value-type="float" office:value="287097019392" calcext:value-type="float">
            <text:p>287097019392</text:p>
          </table:table-cell>
          <table:table-cell table:formula="of:=[.$G$7] * [.$F$639] + [.$G$8]" office:value-type="float" office:value="110.593497639522" calcext:value-type="float">
            <text:p>110.593497639522</text:p>
          </table:table-cell>
          <table:table-cell/>
          <table:table-cell table:formula="of:=INDEX([.$C$1:.$C$2072]; 630; 1)" office:value-type="float" office:value="188794326784" calcext:value-type="float">
            <text:p>188794326784</text:p>
          </table:table-cell>
          <table:table-cell table:formula="of:=[.$J$7] * [.$I$639] + [.$J$8]" office:value-type="float" office:value="-190.246264783666" calcext:value-type="float">
            <text:p>-190.246264783666</text:p>
          </table:table-cell>
        </table:table-row>
        <table:table-row table:style-name="ro1">
          <table:table-cell office:value-type="float" office:value="287097108736" calcext:value-type="float">
            <text:p>287097108736</text:p>
          </table:table-cell>
          <table:table-cell office:value-type="float" office:value="113.774314880371" calcext:value-type="float">
            <text:p>113.774314880371</text:p>
          </table:table-cell>
          <table:table-cell office:value-type="float" office:value="188794325248" calcext:value-type="float">
            <text:p>188794325248</text:p>
          </table:table-cell>
          <table:table-cell office:value-type="float" office:value="-190.251358032227" calcext:value-type="float">
            <text:p>-190.251358032227</text:p>
          </table:table-cell>
          <table:table-cell/>
          <table:table-cell table:formula="of:=INDEX([.$A$1:.$A$2072]; 631; 1)" office:value-type="float" office:value="287097025280" calcext:value-type="float">
            <text:p>287097025280</text:p>
          </table:table-cell>
          <table:table-cell table:formula="of:=[.$G$7] * [.$F$640] + [.$G$8]" office:value-type="float" office:value="110.874787151814" calcext:value-type="float">
            <text:p>110.874787151814</text:p>
          </table:table-cell>
          <table:table-cell/>
          <table:table-cell table:formula="of:=INDEX([.$C$1:.$C$2072]; 631; 1)" office:value-type="float" office:value="188794326784" calcext:value-type="float">
            <text:p>188794326784</text:p>
          </table:table-cell>
          <table:table-cell table:formula="of:=[.$J$7] * [.$I$640] + [.$J$8]" office:value-type="float" office:value="-190.246264783666" calcext:value-type="float">
            <text:p>-190.246264783666</text:p>
          </table:table-cell>
        </table:table-row>
        <table:table-row table:style-name="ro1">
          <table:table-cell office:value-type="float" office:value="287097114624" calcext:value-type="float">
            <text:p>287097114624</text:p>
          </table:table-cell>
          <table:table-cell office:value-type="float" office:value="114.060287475586" calcext:value-type="float">
            <text:p>114.060287475586</text:p>
          </table:table-cell>
          <table:table-cell office:value-type="float" office:value="188794325248" calcext:value-type="float">
            <text:p>188794325248</text:p>
          </table:table-cell>
          <table:table-cell office:value-type="float" office:value="-190.256439208984" calcext:value-type="float">
            <text:p>-190.256439208984</text:p>
          </table:table-cell>
          <table:table-cell/>
          <table:table-cell table:formula="of:=INDEX([.$A$1:.$A$2072]; 632; 1)" office:value-type="float" office:value="287097042176" calcext:value-type="float">
            <text:p>287097042176</text:p>
          </table:table-cell>
          <table:table-cell table:formula="of:=[.$G$7] * [.$F$641] + [.$G$8]" office:value-type="float" office:value="111.681965749711" calcext:value-type="float">
            <text:p>111.681965749711</text:p>
          </table:table-cell>
          <table:table-cell/>
          <table:table-cell table:formula="of:=INDEX([.$C$1:.$C$2072]; 632; 1)" office:value-type="float" office:value="188794326528" calcext:value-type="float">
            <text:p>188794326528</text:p>
          </table:table-cell>
          <table:table-cell table:formula="of:=[.$J$7] * [.$I$641] + [.$J$8]" office:value-type="float" office:value="-190.258504042402" calcext:value-type="float">
            <text:p>-190.258504042402</text:p>
          </table:table-cell>
        </table:table-row>
        <table:table-row table:style-name="ro1">
          <table:table-cell office:value-type="float" office:value="287097120512" calcext:value-type="float">
            <text:p>287097120512</text:p>
          </table:table-cell>
          <table:table-cell office:value-type="float" office:value="114.342651367188" calcext:value-type="float">
            <text:p>114.342651367188</text:p>
          </table:table-cell>
          <table:table-cell office:value-type="float" office:value="188794325248" calcext:value-type="float">
            <text:p>188794325248</text:p>
          </table:table-cell>
          <table:table-cell office:value-type="float" office:value="-190.260894775391" calcext:value-type="float">
            <text:p>-190.260894775391</text:p>
          </table:table-cell>
          <table:table-cell/>
          <table:table-cell table:formula="of:=INDEX([.$A$1:.$A$2072]; 633; 1)" office:value-type="float" office:value="287097047808" calcext:value-type="float">
            <text:p>287097047808</text:p>
          </table:table-cell>
          <table:table-cell table:formula="of:=[.$G$7] * [.$F$642] + [.$G$8]" office:value-type="float" office:value="111.951025281101" calcext:value-type="float">
            <text:p>111.951025281101</text:p>
          </table:table-cell>
          <table:table-cell/>
          <table:table-cell table:formula="of:=INDEX([.$C$1:.$C$2072]; 633; 1)" office:value-type="float" office:value="188794326272" calcext:value-type="float">
            <text:p>188794326272</text:p>
          </table:table-cell>
          <table:table-cell table:formula="of:=[.$J$7] * [.$I$642] + [.$J$8]" office:value-type="float" office:value="-190.270743303001" calcext:value-type="float">
            <text:p>-190.270743303001</text:p>
          </table:table-cell>
        </table:table-row>
        <table:table-row table:style-name="ro1">
          <table:table-cell office:value-type="float" office:value="287097126400" calcext:value-type="float">
            <text:p>287097126400</text:p>
          </table:table-cell>
          <table:table-cell office:value-type="float" office:value="114.623550415039" calcext:value-type="float">
            <text:p>114.623550415039</text:p>
          </table:table-cell>
          <table:table-cell office:value-type="float" office:value="188794324992" calcext:value-type="float">
            <text:p>188794324992</text:p>
          </table:table-cell>
          <table:table-cell office:value-type="float" office:value="-190.265853881836" calcext:value-type="float">
            <text:p>-190.265853881836</text:p>
          </table:table-cell>
          <table:table-cell/>
          <table:table-cell table:formula="of:=INDEX([.$A$1:.$A$2072]; 634; 1)" office:value-type="float" office:value="287097053440" calcext:value-type="float">
            <text:p>287097053440</text:p>
          </table:table-cell>
          <table:table-cell table:formula="of:=[.$G$7] * [.$F$643] + [.$G$8]" office:value-type="float" office:value="112.220084814355" calcext:value-type="float">
            <text:p>112.220084814355</text:p>
          </table:table-cell>
          <table:table-cell/>
          <table:table-cell table:formula="of:=INDEX([.$C$1:.$C$2072]; 634; 1)" office:value-type="float" office:value="188794326272" calcext:value-type="float">
            <text:p>188794326272</text:p>
          </table:table-cell>
          <table:table-cell table:formula="of:=[.$J$7] * [.$I$643] + [.$J$8]" office:value-type="float" office:value="-190.270743303001" calcext:value-type="float">
            <text:p>-190.270743303001</text:p>
          </table:table-cell>
        </table:table-row>
        <table:table-row table:style-name="ro1">
          <table:table-cell office:value-type="float" office:value="287097144832" calcext:value-type="float">
            <text:p>287097144832</text:p>
          </table:table-cell>
          <table:table-cell office:value-type="float" office:value="115.483413696289" calcext:value-type="float">
            <text:p>115.483413696289</text:p>
          </table:table-cell>
          <table:table-cell office:value-type="float" office:value="188794324736" calcext:value-type="float">
            <text:p>188794324736</text:p>
          </table:table-cell>
          <table:table-cell office:value-type="float" office:value="-190.280075073242" calcext:value-type="float">
            <text:p>-190.280075073242</text:p>
          </table:table-cell>
          <table:table-cell/>
          <table:table-cell table:formula="of:=INDEX([.$A$1:.$A$2072]; 635; 1)" office:value-type="float" office:value="287097059328" calcext:value-type="float">
            <text:p>287097059328</text:p>
          </table:table-cell>
          <table:table-cell table:formula="of:=[.$G$7] * [.$F$644] + [.$G$8]" office:value-type="float" office:value="112.501374324784" calcext:value-type="float">
            <text:p>112.501374324784</text:p>
          </table:table-cell>
          <table:table-cell/>
          <table:table-cell table:formula="of:=INDEX([.$C$1:.$C$2072]; 635; 1)" office:value-type="float" office:value="188794326272" calcext:value-type="float">
            <text:p>188794326272</text:p>
          </table:table-cell>
          <table:table-cell table:formula="of:=[.$J$7] * [.$I$644] + [.$J$8]" office:value-type="float" office:value="-190.270743303001" calcext:value-type="float">
            <text:p>-190.270743303001</text:p>
          </table:table-cell>
        </table:table-row>
        <table:table-row table:style-name="ro1">
          <table:table-cell office:value-type="float" office:value="287097151488" calcext:value-type="float">
            <text:p>287097151488</text:p>
          </table:table-cell>
          <table:table-cell office:value-type="float" office:value="115.783256530762" calcext:value-type="float">
            <text:p>115.783256530762</text:p>
          </table:table-cell>
          <table:table-cell office:value-type="float" office:value="188794324480" calcext:value-type="float">
            <text:p>188794324480</text:p>
          </table:table-cell>
          <table:table-cell office:value-type="float" office:value="-190.285186767578" calcext:value-type="float">
            <text:p>-190.285186767578</text:p>
          </table:table-cell>
          <table:table-cell/>
          <table:table-cell table:formula="of:=INDEX([.$A$1:.$A$2072]; 636; 1)" office:value-type="float" office:value="287097078016" calcext:value-type="float">
            <text:p>287097078016</text:p>
          </table:table-cell>
          <table:table-cell table:formula="of:=[.$G$7] * [.$F$645] + [.$G$8]" office:value-type="float" office:value="113.394162774086" calcext:value-type="float">
            <text:p>113.394162774086</text:p>
          </table:table-cell>
          <table:table-cell/>
          <table:table-cell table:formula="of:=INDEX([.$C$1:.$C$2072]; 636; 1)" office:value-type="float" office:value="188794325760" calcext:value-type="float">
            <text:p>188794325760</text:p>
          </table:table-cell>
          <table:table-cell table:formula="of:=[.$J$7] * [.$I$645] + [.$J$8]" office:value-type="float" office:value="-190.295221822336" calcext:value-type="float">
            <text:p>-190.295221822336</text:p>
          </table:table-cell>
        </table:table-row>
        <table:table-row table:style-name="ro1">
          <table:table-cell office:value-type="float" office:value="287097158144" calcext:value-type="float">
            <text:p>287097158144</text:p>
          </table:table-cell>
          <table:table-cell office:value-type="float" office:value="116.091270446777" calcext:value-type="float">
            <text:p>116.091270446777</text:p>
          </table:table-cell>
          <table:table-cell office:value-type="float" office:value="188794324480" calcext:value-type="float">
            <text:p>188794324480</text:p>
          </table:table-cell>
          <table:table-cell office:value-type="float" office:value="-190.290267944336" calcext:value-type="float">
            <text:p>-190.290267944336</text:p>
          </table:table-cell>
          <table:table-cell/>
          <table:table-cell table:formula="of:=INDEX([.$A$1:.$A$2072]; 637; 1)" office:value-type="float" office:value="287097084416" calcext:value-type="float">
            <text:p>287097084416</text:p>
          </table:table-cell>
          <table:table-cell table:formula="of:=[.$G$7] * [.$F$646] + [.$G$8]" office:value-type="float" office:value="113.699912242591" calcext:value-type="float">
            <text:p>113.699912242591</text:p>
          </table:table-cell>
          <table:table-cell/>
          <table:table-cell table:formula="of:=INDEX([.$C$1:.$C$2072]; 637; 1)" office:value-type="float" office:value="188794325760" calcext:value-type="float">
            <text:p>188794325760</text:p>
          </table:table-cell>
          <table:table-cell table:formula="of:=[.$J$7] * [.$I$646] + [.$J$8]" office:value-type="float" office:value="-190.295221822336" calcext:value-type="float">
            <text:p>-190.295221822336</text:p>
          </table:table-cell>
        </table:table-row>
        <table:table-row table:style-name="ro1">
          <table:table-cell office:value-type="float" office:value="287097178624" calcext:value-type="float">
            <text:p>287097178624</text:p>
          </table:table-cell>
          <table:table-cell office:value-type="float" office:value="117.059272766113" calcext:value-type="float">
            <text:p>117.059272766113</text:p>
          </table:table-cell>
          <table:table-cell office:value-type="float" office:value="188794324224" calcext:value-type="float">
            <text:p>188794324224</text:p>
          </table:table-cell>
          <table:table-cell office:value-type="float" office:value="-190.306579589844" calcext:value-type="float">
            <text:p>-190.306579589844</text:p>
          </table:table-cell>
          <table:table-cell/>
          <table:table-cell table:formula="of:=INDEX([.$A$1:.$A$2072]; 638; 1)" office:value-type="float" office:value="287097090560" calcext:value-type="float">
            <text:p>287097090560</text:p>
          </table:table-cell>
          <table:table-cell table:formula="of:=[.$G$7] * [.$F$647] + [.$G$8]" office:value-type="float" office:value="113.993431733921" calcext:value-type="float">
            <text:p>113.993431733921</text:p>
          </table:table-cell>
          <table:table-cell/>
          <table:table-cell table:formula="of:=INDEX([.$C$1:.$C$2072]; 638; 1)" office:value-type="float" office:value="188794325504" calcext:value-type="float">
            <text:p>188794325504</text:p>
          </table:table-cell>
          <table:table-cell table:formula="of:=[.$J$7] * [.$I$647] + [.$J$8]" office:value-type="float" office:value="-190.307461082935" calcext:value-type="float">
            <text:p>-190.307461082935</text:p>
          </table:table-cell>
        </table:table-row>
        <table:table-row table:style-name="ro1">
          <table:table-cell office:value-type="float" office:value="287097185280" calcext:value-type="float">
            <text:p>287097185280</text:p>
          </table:table-cell>
          <table:table-cell office:value-type="float" office:value="117.386276245117" calcext:value-type="float">
            <text:p>117.386276245117</text:p>
          </table:table-cell>
          <table:table-cell office:value-type="float" office:value="188794323968" calcext:value-type="float">
            <text:p>188794323968</text:p>
          </table:table-cell>
          <table:table-cell office:value-type="float" office:value="-190.311981201172" calcext:value-type="float">
            <text:p>-190.311981201172</text:p>
          </table:table-cell>
          <table:table-cell/>
          <table:table-cell table:formula="of:=INDEX([.$A$1:.$A$2072]; 639; 1)" office:value-type="float" office:value="287097102848" calcext:value-type="float">
            <text:p>287097102848</text:p>
          </table:table-cell>
          <table:table-cell table:formula="of:=[.$G$7] * [.$F$648] + [.$G$8]" office:value-type="float" office:value="114.580470712855" calcext:value-type="float">
            <text:p>114.580470712855</text:p>
          </table:table-cell>
          <table:table-cell/>
          <table:table-cell table:formula="of:=INDEX([.$C$1:.$C$2072]; 639; 1)" office:value-type="float" office:value="188794325504" calcext:value-type="float">
            <text:p>188794325504</text:p>
          </table:table-cell>
          <table:table-cell table:formula="of:=[.$J$7] * [.$I$648] + [.$J$8]" office:value-type="float" office:value="-190.307461082935" calcext:value-type="float">
            <text:p>-190.307461082935</text:p>
          </table:table-cell>
        </table:table-row>
        <table:table-row table:style-name="ro1">
          <table:table-cell office:value-type="float" office:value="287097192192" calcext:value-type="float">
            <text:p>287097192192</text:p>
          </table:table-cell>
          <table:table-cell office:value-type="float" office:value="117.711952209473" calcext:value-type="float">
            <text:p>117.711952209473</text:p>
          </table:table-cell>
          <table:table-cell office:value-type="float" office:value="188794323968" calcext:value-type="float">
            <text:p>188794323968</text:p>
          </table:table-cell>
          <table:table-cell office:value-type="float" office:value="-190.317535400391" calcext:value-type="float">
            <text:p>-190.317535400391</text:p>
          </table:table-cell>
          <table:table-cell/>
          <table:table-cell table:formula="of:=INDEX([.$A$1:.$A$2072]; 640; 1)" office:value-type="float" office:value="287097108736" calcext:value-type="float">
            <text:p>287097108736</text:p>
          </table:table-cell>
          <table:table-cell table:formula="of:=[.$G$7] * [.$F$649] + [.$G$8]" office:value-type="float" office:value="114.861760225147" calcext:value-type="float">
            <text:p>114.861760225147</text:p>
          </table:table-cell>
          <table:table-cell/>
          <table:table-cell table:formula="of:=INDEX([.$C$1:.$C$2072]; 640; 1)" office:value-type="float" office:value="188794325248" calcext:value-type="float">
            <text:p>188794325248</text:p>
          </table:table-cell>
          <table:table-cell table:formula="of:=[.$J$7] * [.$I$649] + [.$J$8]" office:value-type="float" office:value="-190.319700343534" calcext:value-type="float">
            <text:p>-190.319700343534</text:p>
          </table:table-cell>
        </table:table-row>
        <table:table-row table:style-name="ro1">
          <table:table-cell office:value-type="float" office:value="287097212416" calcext:value-type="float">
            <text:p>287097212416</text:p>
          </table:table-cell>
          <table:table-cell office:value-type="float" office:value="118.689392089844" calcext:value-type="float">
            <text:p>118.689392089844</text:p>
          </table:table-cell>
          <table:table-cell office:value-type="float" office:value="188794323456" calcext:value-type="float">
            <text:p>188794323456</text:p>
          </table:table-cell>
          <table:table-cell office:value-type="float" office:value="-190.333908081055" calcext:value-type="float">
            <text:p>-190.333908081055</text:p>
          </table:table-cell>
          <table:table-cell/>
          <table:table-cell table:formula="of:=INDEX([.$A$1:.$A$2072]; 641; 1)" office:value-type="float" office:value="287097114624" calcext:value-type="float">
            <text:p>287097114624</text:p>
          </table:table-cell>
          <table:table-cell table:formula="of:=[.$G$7] * [.$F$650] + [.$G$8]" office:value-type="float" office:value="115.143049735576" calcext:value-type="float">
            <text:p>115.143049735576</text:p>
          </table:table-cell>
          <table:table-cell/>
          <table:table-cell table:formula="of:=INDEX([.$C$1:.$C$2072]; 641; 1)" office:value-type="float" office:value="188794325248" calcext:value-type="float">
            <text:p>188794325248</text:p>
          </table:table-cell>
          <table:table-cell table:formula="of:=[.$J$7] * [.$I$650] + [.$J$8]" office:value-type="float" office:value="-190.319700343534" calcext:value-type="float">
            <text:p>-190.319700343534</text:p>
          </table:table-cell>
        </table:table-row>
        <table:table-row table:style-name="ro1">
          <table:table-cell office:value-type="float" office:value="287097219328" calcext:value-type="float">
            <text:p>287097219328</text:p>
          </table:table-cell>
          <table:table-cell office:value-type="float" office:value="119.013893127441" calcext:value-type="float">
            <text:p>119.013893127441</text:p>
          </table:table-cell>
          <table:table-cell office:value-type="float" office:value="188794323456" calcext:value-type="float">
            <text:p>188794323456</text:p>
          </table:table-cell>
          <table:table-cell office:value-type="float" office:value="-190.339431762695" calcext:value-type="float">
            <text:p>-190.339431762695</text:p>
          </table:table-cell>
          <table:table-cell/>
          <table:table-cell table:formula="of:=INDEX([.$A$1:.$A$2072]; 642; 1)" office:value-type="float" office:value="287097120512" calcext:value-type="float">
            <text:p>287097120512</text:p>
          </table:table-cell>
          <table:table-cell table:formula="of:=[.$G$7] * [.$F$651] + [.$G$8]" office:value-type="float" office:value="115.424339247867" calcext:value-type="float">
            <text:p>115.424339247867</text:p>
          </table:table-cell>
          <table:table-cell/>
          <table:table-cell table:formula="of:=INDEX([.$C$1:.$C$2072]; 642; 1)" office:value-type="float" office:value="188794325248" calcext:value-type="float">
            <text:p>188794325248</text:p>
          </table:table-cell>
          <table:table-cell table:formula="of:=[.$J$7] * [.$I$651] + [.$J$8]" office:value-type="float" office:value="-190.319700343534" calcext:value-type="float">
            <text:p>-190.319700343534</text:p>
          </table:table-cell>
        </table:table-row>
        <table:table-row table:style-name="ro1">
          <table:table-cell office:value-type="float" office:value="287097239808" calcext:value-type="float">
            <text:p>287097239808</text:p>
          </table:table-cell>
          <table:table-cell office:value-type="float" office:value="119.98779296875" calcext:value-type="float">
            <text:p>119.98779296875</text:p>
          </table:table-cell>
          <table:table-cell office:value-type="float" office:value="188794323200" calcext:value-type="float">
            <text:p>188794323200</text:p>
          </table:table-cell>
          <table:table-cell office:value-type="float" office:value="-190.355697631836" calcext:value-type="float">
            <text:p>-190.355697631836</text:p>
          </table:table-cell>
          <table:table-cell/>
          <table:table-cell table:formula="of:=INDEX([.$A$1:.$A$2072]; 643; 1)" office:value-type="float" office:value="287097126400" calcext:value-type="float">
            <text:p>287097126400</text:p>
          </table:table-cell>
          <table:table-cell table:formula="of:=[.$G$7] * [.$F$652] + [.$G$8]" office:value-type="float" office:value="115.705628758296" calcext:value-type="float">
            <text:p>115.705628758296</text:p>
          </table:table-cell>
          <table:table-cell/>
          <table:table-cell table:formula="of:=INDEX([.$C$1:.$C$2072]; 643; 1)" office:value-type="float" office:value="188794324992" calcext:value-type="float">
            <text:p>188794324992</text:p>
          </table:table-cell>
          <table:table-cell table:formula="of:=[.$J$7] * [.$I$652] + [.$J$8]" office:value-type="float" office:value="-190.331939604133" calcext:value-type="float">
            <text:p>-190.331939604133</text:p>
          </table:table-cell>
        </table:table-row>
        <table:table-row table:style-name="ro1">
          <table:table-cell office:value-type="float" office:value="287097247232" calcext:value-type="float">
            <text:p>287097247232</text:p>
          </table:table-cell>
          <table:table-cell office:value-type="float" office:value="120.323333740234" calcext:value-type="float">
            <text:p>120.323333740234</text:p>
          </table:table-cell>
          <table:table-cell office:value-type="float" office:value="188794322944" calcext:value-type="float">
            <text:p>188794322944</text:p>
          </table:table-cell>
          <table:table-cell office:value-type="float" office:value="-190.361404418945" calcext:value-type="float">
            <text:p>-190.361404418945</text:p>
          </table:table-cell>
          <table:table-cell/>
          <table:table-cell table:formula="of:=INDEX([.$A$1:.$A$2072]; 644; 1)" office:value-type="float" office:value="287097144832" calcext:value-type="float">
            <text:p>287097144832</text:p>
          </table:table-cell>
          <table:table-cell table:formula="of:=[.$G$7] * [.$F$653] + [.$G$8]" office:value-type="float" office:value="116.58618722856" calcext:value-type="float">
            <text:p>116.58618722856</text:p>
          </table:table-cell>
          <table:table-cell/>
          <table:table-cell table:formula="of:=INDEX([.$C$1:.$C$2072]; 644; 1)" office:value-type="float" office:value="188794324736" calcext:value-type="float">
            <text:p>188794324736</text:p>
          </table:table-cell>
          <table:table-cell table:formula="of:=[.$J$7] * [.$I$653] + [.$J$8]" office:value-type="float" office:value="-190.34417886287" calcext:value-type="float">
            <text:p>-190.34417886287</text:p>
          </table:table-cell>
        </table:table-row>
        <table:table-row table:style-name="ro1">
          <table:table-cell office:value-type="float" office:value="287097254656" calcext:value-type="float">
            <text:p>287097254656</text:p>
          </table:table-cell>
          <table:table-cell office:value-type="float" office:value="120.671684265137" calcext:value-type="float">
            <text:p>120.671684265137</text:p>
          </table:table-cell>
          <table:table-cell office:value-type="float" office:value="188794322944" calcext:value-type="float">
            <text:p>188794322944</text:p>
          </table:table-cell>
          <table:table-cell office:value-type="float" office:value="-190.367202758789" calcext:value-type="float">
            <text:p>-190.367202758789</text:p>
          </table:table-cell>
          <table:table-cell/>
          <table:table-cell table:formula="of:=INDEX([.$A$1:.$A$2072]; 645; 1)" office:value-type="float" office:value="287097151488" calcext:value-type="float">
            <text:p>287097151488</text:p>
          </table:table-cell>
          <table:table-cell table:formula="of:=[.$G$7] * [.$F$654] + [.$G$8]" office:value-type="float" office:value="116.904166676104" calcext:value-type="float">
            <text:p>116.904166676104</text:p>
          </table:table-cell>
          <table:table-cell/>
          <table:table-cell table:formula="of:=INDEX([.$C$1:.$C$2072]; 645; 1)" office:value-type="float" office:value="188794324480" calcext:value-type="float">
            <text:p>188794324480</text:p>
          </table:table-cell>
          <table:table-cell table:formula="of:=[.$J$7] * [.$I$654] + [.$J$8]" office:value-type="float" office:value="-190.356418123469" calcext:value-type="float">
            <text:p>-190.356418123469</text:p>
          </table:table-cell>
        </table:table-row>
        <table:table-row table:style-name="ro1">
          <table:table-cell office:value-type="float" office:value="287097277696" calcext:value-type="float">
            <text:p>287097277696</text:p>
          </table:table-cell>
          <table:table-cell office:value-type="float" office:value="121.759880065918" calcext:value-type="float">
            <text:p>121.759880065918</text:p>
          </table:table-cell>
          <table:table-cell office:value-type="float" office:value="188794322432" calcext:value-type="float">
            <text:p>188794322432</text:p>
          </table:table-cell>
          <table:table-cell office:value-type="float" office:value="-190.385620117188" calcext:value-type="float">
            <text:p>-190.385620117188</text:p>
          </table:table-cell>
          <table:table-cell/>
          <table:table-cell table:formula="of:=INDEX([.$A$1:.$A$2072]; 646; 1)" office:value-type="float" office:value="287097158144" calcext:value-type="float">
            <text:p>287097158144</text:p>
          </table:table-cell>
          <table:table-cell table:formula="of:=[.$G$7] * [.$F$655] + [.$G$8]" office:value-type="float" office:value="117.222146123648" calcext:value-type="float">
            <text:p>117.222146123648</text:p>
          </table:table-cell>
          <table:table-cell/>
          <table:table-cell table:formula="of:=INDEX([.$C$1:.$C$2072]; 646; 1)" office:value-type="float" office:value="188794324480" calcext:value-type="float">
            <text:p>188794324480</text:p>
          </table:table-cell>
          <table:table-cell table:formula="of:=[.$J$7] * [.$I$655] + [.$J$8]" office:value-type="float" office:value="-190.356418123469" calcext:value-type="float">
            <text:p>-190.356418123469</text:p>
          </table:table-cell>
        </table:table-row>
        <table:table-row table:style-name="ro1">
          <table:table-cell office:value-type="float" office:value="287097285376" calcext:value-type="float">
            <text:p>287097285376</text:p>
          </table:table-cell>
          <table:table-cell office:value-type="float" office:value="122.127830505371" calcext:value-type="float">
            <text:p>122.127830505371</text:p>
          </table:table-cell>
          <table:table-cell office:value-type="float" office:value="188794322432" calcext:value-type="float">
            <text:p>188794322432</text:p>
          </table:table-cell>
          <table:table-cell office:value-type="float" office:value="-190.39176940918" calcext:value-type="float">
            <text:p>-190.39176940918</text:p>
          </table:table-cell>
          <table:table-cell/>
          <table:table-cell table:formula="of:=INDEX([.$A$1:.$A$2072]; 647; 1)" office:value-type="float" office:value="287097178624" calcext:value-type="float">
            <text:p>287097178624</text:p>
          </table:table-cell>
          <table:table-cell table:formula="of:=[.$G$7] * [.$F$656] + [.$G$8]" office:value-type="float" office:value="118.200544424355" calcext:value-type="float">
            <text:p>118.200544424355</text:p>
          </table:table-cell>
          <table:table-cell/>
          <table:table-cell table:formula="of:=INDEX([.$C$1:.$C$2072]; 647; 1)" office:value-type="float" office:value="188794324224" calcext:value-type="float">
            <text:p>188794324224</text:p>
          </table:table-cell>
          <table:table-cell table:formula="of:=[.$J$7] * [.$I$656] + [.$J$8]" office:value-type="float" office:value="-190.368657384068" calcext:value-type="float">
            <text:p>-190.368657384068</text:p>
          </table:table-cell>
        </table:table-row>
        <table:table-row table:style-name="ro1">
          <table:table-cell office:value-type="float" office:value="287097309184" calcext:value-type="float">
            <text:p>287097309184</text:p>
          </table:table-cell>
          <table:table-cell office:value-type="float" office:value="123.246246337891" calcext:value-type="float">
            <text:p>123.246246337891</text:p>
          </table:table-cell>
          <table:table-cell office:value-type="float" office:value="188794321920" calcext:value-type="float">
            <text:p>188794321920</text:p>
          </table:table-cell>
          <table:table-cell office:value-type="float" office:value="-190.410705566406" calcext:value-type="float">
            <text:p>-190.410705566406</text:p>
          </table:table-cell>
          <table:table-cell/>
          <table:table-cell table:formula="of:=INDEX([.$A$1:.$A$2072]; 648; 1)" office:value-type="float" office:value="287097185280" calcext:value-type="float">
            <text:p>287097185280</text:p>
          </table:table-cell>
          <table:table-cell table:formula="of:=[.$G$7] * [.$F$657] + [.$G$8]" office:value-type="float" office:value="118.518523871899" calcext:value-type="float">
            <text:p>118.518523871899</text:p>
          </table:table-cell>
          <table:table-cell/>
          <table:table-cell table:formula="of:=INDEX([.$C$1:.$C$2072]; 648; 1)" office:value-type="float" office:value="188794323968" calcext:value-type="float">
            <text:p>188794323968</text:p>
          </table:table-cell>
          <table:table-cell table:formula="of:=[.$J$7] * [.$I$657] + [.$J$8]" office:value-type="float" office:value="-190.380896642804" calcext:value-type="float">
            <text:p>-190.380896642804</text:p>
          </table:table-cell>
        </table:table-row>
        <table:table-row table:style-name="ro1">
          <table:table-cell office:value-type="float" office:value="287097317120" calcext:value-type="float">
            <text:p>287097317120</text:p>
          </table:table-cell>
          <table:table-cell office:value-type="float" office:value="123.629203796387" calcext:value-type="float">
            <text:p>123.629203796387</text:p>
          </table:table-cell>
          <table:table-cell office:value-type="float" office:value="188794321920" calcext:value-type="float">
            <text:p>188794321920</text:p>
          </table:table-cell>
          <table:table-cell office:value-type="float" office:value="-190.417144775391" calcext:value-type="float">
            <text:p>-190.417144775391</text:p>
          </table:table-cell>
          <table:table-cell/>
          <table:table-cell table:formula="of:=INDEX([.$A$1:.$A$2072]; 649; 1)" office:value-type="float" office:value="287097192192" calcext:value-type="float">
            <text:p>287097192192</text:p>
          </table:table-cell>
          <table:table-cell table:formula="of:=[.$G$7] * [.$F$658] + [.$G$8]" office:value-type="float" office:value="118.848733298481" calcext:value-type="float">
            <text:p>118.848733298481</text:p>
          </table:table-cell>
          <table:table-cell/>
          <table:table-cell table:formula="of:=INDEX([.$C$1:.$C$2072]; 649; 1)" office:value-type="float" office:value="188794323968" calcext:value-type="float">
            <text:p>188794323968</text:p>
          </table:table-cell>
          <table:table-cell table:formula="of:=[.$J$7] * [.$I$658] + [.$J$8]" office:value-type="float" office:value="-190.380896642804" calcext:value-type="float">
            <text:p>-190.380896642804</text:p>
          </table:table-cell>
        </table:table-row>
        <table:table-row table:style-name="ro1">
          <table:table-cell office:value-type="float" office:value="287097342720" calcext:value-type="float">
            <text:p>287097342720</text:p>
          </table:table-cell>
          <table:table-cell office:value-type="float" office:value="124.823631286621" calcext:value-type="float">
            <text:p>124.823631286621</text:p>
          </table:table-cell>
          <table:table-cell office:value-type="float" office:value="188794321408" calcext:value-type="float">
            <text:p>188794321408</text:p>
          </table:table-cell>
          <table:table-cell office:value-type="float" office:value="-190.437377929688" calcext:value-type="float">
            <text:p>-190.437377929688</text:p>
          </table:table-cell>
          <table:table-cell/>
          <table:table-cell table:formula="of:=INDEX([.$A$1:.$A$2072]; 650; 1)" office:value-type="float" office:value="287097212416" calcext:value-type="float">
            <text:p>287097212416</text:p>
          </table:table-cell>
          <table:table-cell table:formula="of:=[.$G$7] * [.$F$659] + [.$G$8]" office:value-type="float" office:value="119.81490162015" calcext:value-type="float">
            <text:p>119.81490162015</text:p>
          </table:table-cell>
          <table:table-cell/>
          <table:table-cell table:formula="of:=INDEX([.$C$1:.$C$2072]; 650; 1)" office:value-type="float" office:value="188794323456" calcext:value-type="float">
            <text:p>188794323456</text:p>
          </table:table-cell>
          <table:table-cell table:formula="of:=[.$J$7] * [.$I$659] + [.$J$8]" office:value-type="float" office:value="-190.405375164002" calcext:value-type="float">
            <text:p>-190.405375164002</text:p>
          </table:table-cell>
        </table:table-row>
        <table:table-row table:style-name="ro1">
          <table:table-cell office:value-type="float" office:value="287097351680" calcext:value-type="float">
            <text:p>287097351680</text:p>
          </table:table-cell>
          <table:table-cell office:value-type="float" office:value="125.238998413086" calcext:value-type="float">
            <text:p>125.238998413086</text:p>
          </table:table-cell>
          <table:table-cell office:value-type="float" office:value="188794321152" calcext:value-type="float">
            <text:p>188794321152</text:p>
          </table:table-cell>
          <table:table-cell office:value-type="float" office:value="-190.444396972656" calcext:value-type="float">
            <text:p>-190.444396972656</text:p>
          </table:table-cell>
          <table:table-cell/>
          <table:table-cell table:formula="of:=INDEX([.$A$1:.$A$2072]; 651; 1)" office:value-type="float" office:value="287097219328" calcext:value-type="float">
            <text:p>287097219328</text:p>
          </table:table-cell>
          <table:table-cell table:formula="of:=[.$G$7] * [.$F$660] + [.$G$8]" office:value-type="float" office:value="120.145111046731" calcext:value-type="float">
            <text:p>120.145111046731</text:p>
          </table:table-cell>
          <table:table-cell/>
          <table:table-cell table:formula="of:=INDEX([.$C$1:.$C$2072]; 651; 1)" office:value-type="float" office:value="188794323456" calcext:value-type="float">
            <text:p>188794323456</text:p>
          </table:table-cell>
          <table:table-cell table:formula="of:=[.$J$7] * [.$I$660] + [.$J$8]" office:value-type="float" office:value="-190.405375164002" calcext:value-type="float">
            <text:p>-190.405375164002</text:p>
          </table:table-cell>
        </table:table-row>
        <table:table-row table:style-name="ro1">
          <table:table-cell office:value-type="float" office:value="287097370112" calcext:value-type="float">
            <text:p>287097370112</text:p>
          </table:table-cell>
          <table:table-cell office:value-type="float" office:value="126.09790802002" calcext:value-type="float">
            <text:p>126.09790802002</text:p>
          </table:table-cell>
          <table:table-cell office:value-type="float" office:value="188794320896" calcext:value-type="float">
            <text:p>188794320896</text:p>
          </table:table-cell>
          <table:table-cell office:value-type="float" office:value="-190.458984375" calcext:value-type="float">
            <text:p>-190.458984375</text:p>
          </table:table-cell>
          <table:table-cell/>
          <table:table-cell table:formula="of:=INDEX([.$A$1:.$A$2072]; 652; 1)" office:value-type="float" office:value="287097239808" calcext:value-type="float">
            <text:p>287097239808</text:p>
          </table:table-cell>
          <table:table-cell table:formula="of:=[.$G$7] * [.$F$661] + [.$G$8]" office:value-type="float" office:value="121.123509347439" calcext:value-type="float">
            <text:p>121.123509347439</text:p>
          </table:table-cell>
          <table:table-cell/>
          <table:table-cell table:formula="of:=INDEX([.$C$1:.$C$2072]; 652; 1)" office:value-type="float" office:value="188794323200" calcext:value-type="float">
            <text:p>188794323200</text:p>
          </table:table-cell>
          <table:table-cell table:formula="of:=[.$J$7] * [.$I$661] + [.$J$8]" office:value-type="float" office:value="-190.417614424601" calcext:value-type="float">
            <text:p>-190.417614424601</text:p>
          </table:table-cell>
        </table:table-row>
        <table:table-row table:style-name="ro1">
          <table:table-cell office:value-type="float" office:value="287097379584" calcext:value-type="float">
            <text:p>287097379584</text:p>
          </table:table-cell>
          <table:table-cell office:value-type="float" office:value="126.541900634766" calcext:value-type="float">
            <text:p>126.541900634766</text:p>
          </table:table-cell>
          <table:table-cell office:value-type="float" office:value="188794320640" calcext:value-type="float">
            <text:p>188794320640</text:p>
          </table:table-cell>
          <table:table-cell office:value-type="float" office:value="-190.466537475586" calcext:value-type="float">
            <text:p>-190.466537475586</text:p>
          </table:table-cell>
          <table:table-cell/>
          <table:table-cell table:formula="of:=INDEX([.$A$1:.$A$2072]; 653; 1)" office:value-type="float" office:value="287097247232" calcext:value-type="float">
            <text:p>287097247232</text:p>
          </table:table-cell>
          <table:table-cell table:formula="of:=[.$G$7] * [.$F$662] + [.$G$8]" office:value-type="float" office:value="121.478178730235" calcext:value-type="float">
            <text:p>121.478178730235</text:p>
          </table:table-cell>
          <table:table-cell/>
          <table:table-cell table:formula="of:=INDEX([.$C$1:.$C$2072]; 653; 1)" office:value-type="float" office:value="188794322944" calcext:value-type="float">
            <text:p>188794322944</text:p>
          </table:table-cell>
          <table:table-cell table:formula="of:=[.$J$7] * [.$I$662] + [.$J$8]" office:value-type="float" office:value="-190.429853683338" calcext:value-type="float">
            <text:p>-190.429853683338</text:p>
          </table:table-cell>
        </table:table-row>
        <table:table-row table:style-name="ro1">
          <table:table-cell office:value-type="float" office:value="287097409280" calcext:value-type="float">
            <text:p>287097409280</text:p>
          </table:table-cell>
          <table:table-cell office:value-type="float" office:value="127.933921813965" calcext:value-type="float">
            <text:p>127.933921813965</text:p>
          </table:table-cell>
          <table:table-cell office:value-type="float" office:value="188794320128" calcext:value-type="float">
            <text:p>188794320128</text:p>
          </table:table-cell>
          <table:table-cell office:value-type="float" office:value="-190.490249633789" calcext:value-type="float">
            <text:p>-190.490249633789</text:p>
          </table:table-cell>
          <table:table-cell/>
          <table:table-cell table:formula="of:=INDEX([.$A$1:.$A$2072]; 654; 1)" office:value-type="float" office:value="287097254656" calcext:value-type="float">
            <text:p>287097254656</text:p>
          </table:table-cell>
          <table:table-cell table:formula="of:=[.$G$7] * [.$F$663] + [.$G$8]" office:value-type="float" office:value="121.832848114893" calcext:value-type="float">
            <text:p>121.832848114893</text:p>
          </table:table-cell>
          <table:table-cell/>
          <table:table-cell table:formula="of:=INDEX([.$C$1:.$C$2072]; 654; 1)" office:value-type="float" office:value="188794322944" calcext:value-type="float">
            <text:p>188794322944</text:p>
          </table:table-cell>
          <table:table-cell table:formula="of:=[.$J$7] * [.$I$663] + [.$J$8]" office:value-type="float" office:value="-190.429853683338" calcext:value-type="float">
            <text:p>-190.429853683338</text:p>
          </table:table-cell>
        </table:table-row>
        <table:table-row table:style-name="ro1">
          <table:table-cell office:value-type="float" office:value="287097419520" calcext:value-type="float">
            <text:p>287097419520</text:p>
          </table:table-cell>
          <table:table-cell office:value-type="float" office:value="128.417098999023" calcext:value-type="float">
            <text:p>128.417098999023</text:p>
          </table:table-cell>
          <table:table-cell office:value-type="float" office:value="188794320128" calcext:value-type="float">
            <text:p>188794320128</text:p>
          </table:table-cell>
          <table:table-cell office:value-type="float" office:value="-190.498474121094" calcext:value-type="float">
            <text:p>-190.498474121094</text:p>
          </table:table-cell>
          <table:table-cell/>
          <table:table-cell table:formula="of:=INDEX([.$A$1:.$A$2072]; 655; 1)" office:value-type="float" office:value="287097277696" calcext:value-type="float">
            <text:p>287097277696</text:p>
          </table:table-cell>
          <table:table-cell table:formula="of:=[.$G$7] * [.$F$664] + [.$G$8]" office:value-type="float" office:value="122.933546202257" calcext:value-type="float">
            <text:p>122.933546202257</text:p>
          </table:table-cell>
          <table:table-cell/>
          <table:table-cell table:formula="of:=INDEX([.$C$1:.$C$2072]; 655; 1)" office:value-type="float" office:value="188794322432" calcext:value-type="float">
            <text:p>188794322432</text:p>
          </table:table-cell>
          <table:table-cell table:formula="of:=[.$J$7] * [.$I$664] + [.$J$8]" office:value-type="float" office:value="-190.454332204536" calcext:value-type="float">
            <text:p>-190.454332204536</text:p>
          </table:table-cell>
        </table:table-row>
        <table:table-row table:style-name="ro1">
          <table:table-cell office:value-type="float" office:value="287097440256" calcext:value-type="float">
            <text:p>287097440256</text:p>
          </table:table-cell>
          <table:table-cell office:value-type="float" office:value="129.400283813477" calcext:value-type="float">
            <text:p>129.400283813477</text:p>
          </table:table-cell>
          <table:table-cell office:value-type="float" office:value="188794319616" calcext:value-type="float">
            <text:p>188794319616</text:p>
          </table:table-cell>
          <table:table-cell office:value-type="float" office:value="-190.515243530273" calcext:value-type="float">
            <text:p>-190.515243530273</text:p>
          </table:table-cell>
          <table:table-cell/>
          <table:table-cell table:formula="of:=INDEX([.$A$1:.$A$2072]; 656; 1)" office:value-type="float" office:value="287097285376" calcext:value-type="float">
            <text:p>287097285376</text:p>
          </table:table-cell>
          <table:table-cell table:formula="of:=[.$G$7] * [.$F$665] + [.$G$8]" office:value-type="float" office:value="123.300445564091" calcext:value-type="float">
            <text:p>123.300445564091</text:p>
          </table:table-cell>
          <table:table-cell/>
          <table:table-cell table:formula="of:=INDEX([.$C$1:.$C$2072]; 656; 1)" office:value-type="float" office:value="188794322432" calcext:value-type="float">
            <text:p>188794322432</text:p>
          </table:table-cell>
          <table:table-cell table:formula="of:=[.$J$7] * [.$I$665] + [.$J$8]" office:value-type="float" office:value="-190.454332204536" calcext:value-type="float">
            <text:p>-190.454332204536</text:p>
          </table:table-cell>
        </table:table-row>
        <table:table-row table:style-name="ro1">
          <table:table-cell office:value-type="float" office:value="287097450496" calcext:value-type="float">
            <text:p>287097450496</text:p>
          </table:table-cell>
          <table:table-cell office:value-type="float" office:value="129.894226074219" calcext:value-type="float">
            <text:p>129.894226074219</text:p>
          </table:table-cell>
          <table:table-cell office:value-type="float" office:value="188794319616" calcext:value-type="float">
            <text:p>188794319616</text:p>
          </table:table-cell>
          <table:table-cell office:value-type="float" office:value="-190.523681640625" calcext:value-type="float">
            <text:p>-190.523681640625</text:p>
          </table:table-cell>
          <table:table-cell/>
          <table:table-cell table:formula="of:=INDEX([.$A$1:.$A$2072]; 657; 1)" office:value-type="float" office:value="287097309184" calcext:value-type="float">
            <text:p>287097309184</text:p>
          </table:table-cell>
          <table:table-cell table:formula="of:=[.$G$7] * [.$F$666] + [.$G$8]" office:value-type="float" office:value="124.43783358857" calcext:value-type="float">
            <text:p>124.43783358857</text:p>
          </table:table-cell>
          <table:table-cell/>
          <table:table-cell table:formula="of:=INDEX([.$C$1:.$C$2072]; 657; 1)" office:value-type="float" office:value="188794321920" calcext:value-type="float">
            <text:p>188794321920</text:p>
          </table:table-cell>
          <table:table-cell table:formula="of:=[.$J$7] * [.$I$666] + [.$J$8]" office:value-type="float" office:value="-190.478810723871" calcext:value-type="float">
            <text:p>-190.478810723871</text:p>
          </table:table-cell>
        </table:table-row>
        <table:table-row table:style-name="ro1">
          <table:table-cell office:value-type="float" office:value="287097480960" calcext:value-type="float">
            <text:p>287097480960</text:p>
          </table:table-cell>
          <table:table-cell office:value-type="float" office:value="131.364044189453" calcext:value-type="float">
            <text:p>131.364044189453</text:p>
          </table:table-cell>
          <table:table-cell office:value-type="float" office:value="188794319104" calcext:value-type="float">
            <text:p>188794319104</text:p>
          </table:table-cell>
          <table:table-cell office:value-type="float" office:value="-190.548828125" calcext:value-type="float">
            <text:p>-190.548828125</text:p>
          </table:table-cell>
          <table:table-cell/>
          <table:table-cell table:formula="of:=INDEX([.$A$1:.$A$2072]; 658; 1)" office:value-type="float" office:value="287097317120" calcext:value-type="float">
            <text:p>287097317120</text:p>
          </table:table-cell>
          <table:table-cell table:formula="of:=[.$G$7] * [.$F$667] + [.$G$8]" office:value-type="float" office:value="124.816962929443" calcext:value-type="float">
            <text:p>124.816962929443</text:p>
          </table:table-cell>
          <table:table-cell/>
          <table:table-cell table:formula="of:=INDEX([.$C$1:.$C$2072]; 658; 1)" office:value-type="float" office:value="188794321920" calcext:value-type="float">
            <text:p>188794321920</text:p>
          </table:table-cell>
          <table:table-cell table:formula="of:=[.$J$7] * [.$I$667] + [.$J$8]" office:value-type="float" office:value="-190.478810723871" calcext:value-type="float">
            <text:p>-190.478810723871</text:p>
          </table:table-cell>
        </table:table-row>
        <table:table-row table:style-name="ro1">
          <table:table-cell office:value-type="float" office:value="287097511936" calcext:value-type="float">
            <text:p>287097511936</text:p>
          </table:table-cell>
          <table:table-cell office:value-type="float" office:value="132.835906982422" calcext:value-type="float">
            <text:p>132.835906982422</text:p>
          </table:table-cell>
          <table:table-cell office:value-type="float" office:value="188794318592" calcext:value-type="float">
            <text:p>188794318592</text:p>
          </table:table-cell>
          <table:table-cell office:value-type="float" office:value="-190.573974609375" calcext:value-type="float">
            <text:p>-190.573974609375</text:p>
          </table:table-cell>
          <table:table-cell/>
          <table:table-cell table:formula="of:=INDEX([.$A$1:.$A$2072]; 659; 1)" office:value-type="float" office:value="287097342720" calcext:value-type="float">
            <text:p>287097342720</text:p>
          </table:table-cell>
          <table:table-cell table:formula="of:=[.$G$7] * [.$F$668] + [.$G$8]" office:value-type="float" office:value="126.039960805327" calcext:value-type="float">
            <text:p>126.039960805327</text:p>
          </table:table-cell>
          <table:table-cell/>
          <table:table-cell table:formula="of:=INDEX([.$C$1:.$C$2072]; 659; 1)" office:value-type="float" office:value="188794321408" calcext:value-type="float">
            <text:p>188794321408</text:p>
          </table:table-cell>
          <table:table-cell table:formula="of:=[.$J$7] * [.$I$668] + [.$J$8]" office:value-type="float" office:value="-190.503289245069" calcext:value-type="float">
            <text:p>-190.503289245069</text:p>
          </table:table-cell>
        </table:table-row>
        <table:table-row table:style-name="ro1">
          <table:table-cell office:value-type="float" office:value="287097532672" calcext:value-type="float">
            <text:p>287097532672</text:p>
          </table:table-cell>
          <table:table-cell office:value-type="float" office:value="133.832229614258" calcext:value-type="float">
            <text:p>133.832229614258</text:p>
          </table:table-cell>
          <table:table-cell office:value-type="float" office:value="188794318080" calcext:value-type="float">
            <text:p>188794318080</text:p>
          </table:table-cell>
          <table:table-cell office:value-type="float" office:value="-190.591018676758" calcext:value-type="float">
            <text:p>-190.591018676758</text:p>
          </table:table-cell>
          <table:table-cell/>
          <table:table-cell table:formula="of:=INDEX([.$A$1:.$A$2072]; 660; 1)" office:value-type="float" office:value="287097351680" calcext:value-type="float">
            <text:p>287097351680</text:p>
          </table:table-cell>
          <table:table-cell table:formula="of:=[.$G$7] * [.$F$669] + [.$G$8]" office:value-type="float" office:value="126.468010062352" calcext:value-type="float">
            <text:p>126.468010062352</text:p>
          </table:table-cell>
          <table:table-cell/>
          <table:table-cell table:formula="of:=INDEX([.$C$1:.$C$2072]; 660; 1)" office:value-type="float" office:value="188794321152" calcext:value-type="float">
            <text:p>188794321152</text:p>
          </table:table-cell>
          <table:table-cell table:formula="of:=[.$J$7] * [.$I$669] + [.$J$8]" office:value-type="float" office:value="-190.515528503805" calcext:value-type="float">
            <text:p>-190.515528503805</text:p>
          </table:table-cell>
        </table:table-row>
        <table:table-row table:style-name="ro1">
          <table:table-cell office:value-type="float" office:value="287097543168" calcext:value-type="float">
            <text:p>287097543168</text:p>
          </table:table-cell>
          <table:table-cell office:value-type="float" office:value="134.329925537109" calcext:value-type="float">
            <text:p>134.329925537109</text:p>
          </table:table-cell>
          <table:table-cell office:value-type="float" office:value="188794318080" calcext:value-type="float">
            <text:p>188794318080</text:p>
          </table:table-cell>
          <table:table-cell office:value-type="float" office:value="-190.599502563477" calcext:value-type="float">
            <text:p>-190.599502563477</text:p>
          </table:table-cell>
          <table:table-cell/>
          <table:table-cell table:formula="of:=INDEX([.$A$1:.$A$2072]; 661; 1)" office:value-type="float" office:value="287097370112" calcext:value-type="float">
            <text:p>287097370112</text:p>
          </table:table-cell>
          <table:table-cell table:formula="of:=[.$G$7] * [.$F$670] + [.$G$8]" office:value-type="float" office:value="127.348568532616" calcext:value-type="float">
            <text:p>127.348568532616</text:p>
          </table:table-cell>
          <table:table-cell/>
          <table:table-cell table:formula="of:=INDEX([.$C$1:.$C$2072]; 661; 1)" office:value-type="float" office:value="188794320896" calcext:value-type="float">
            <text:p>188794320896</text:p>
          </table:table-cell>
          <table:table-cell table:formula="of:=[.$J$7] * [.$I$670] + [.$J$8]" office:value-type="float" office:value="-190.527767764404" calcext:value-type="float">
            <text:p>-190.527767764404</text:p>
          </table:table-cell>
        </table:table-row>
        <table:table-row table:style-name="ro1">
          <table:table-cell office:value-type="float" office:value="287097563904" calcext:value-type="float">
            <text:p>287097563904</text:p>
          </table:table-cell>
          <table:table-cell office:value-type="float" office:value="135.324005126953" calcext:value-type="float">
            <text:p>135.324005126953</text:p>
          </table:table-cell>
          <table:table-cell office:value-type="float" office:value="188794317568" calcext:value-type="float">
            <text:p>188794317568</text:p>
          </table:table-cell>
          <table:table-cell office:value-type="float" office:value="-190.616500854492" calcext:value-type="float">
            <text:p>-190.616500854492</text:p>
          </table:table-cell>
          <table:table-cell/>
          <table:table-cell table:formula="of:=INDEX([.$A$1:.$A$2072]; 662; 1)" office:value-type="float" office:value="287097379584" calcext:value-type="float">
            <text:p>287097379584</text:p>
          </table:table-cell>
          <table:table-cell table:formula="of:=[.$G$7] * [.$F$671] + [.$G$8]" office:value-type="float" office:value="127.801077745855" calcext:value-type="float">
            <text:p>127.801077745855</text:p>
          </table:table-cell>
          <table:table-cell/>
          <table:table-cell table:formula="of:=INDEX([.$C$1:.$C$2072]; 662; 1)" office:value-type="float" office:value="188794320640" calcext:value-type="float">
            <text:p>188794320640</text:p>
          </table:table-cell>
          <table:table-cell table:formula="of:=[.$J$7] * [.$I$671] + [.$J$8]" office:value-type="float" office:value="-190.540007025003" calcext:value-type="float">
            <text:p>-190.540007025003</text:p>
          </table:table-cell>
        </table:table-row>
        <table:table-row table:style-name="ro1">
          <table:table-cell office:value-type="float" office:value="287097574144" calcext:value-type="float">
            <text:p>287097574144</text:p>
          </table:table-cell>
          <table:table-cell office:value-type="float" office:value="135.820358276367" calcext:value-type="float">
            <text:p>135.820358276367</text:p>
          </table:table-cell>
          <table:table-cell office:value-type="float" office:value="188794317312" calcext:value-type="float">
            <text:p>188794317312</text:p>
          </table:table-cell>
          <table:table-cell office:value-type="float" office:value="-190.625" calcext:value-type="float">
            <text:p>-190.625</text:p>
          </table:table-cell>
          <table:table-cell/>
          <table:table-cell table:formula="of:=INDEX([.$A$1:.$A$2072]; 663; 1)" office:value-type="float" office:value="287097409280" calcext:value-type="float">
            <text:p>287097409280</text:p>
          </table:table-cell>
          <table:table-cell table:formula="of:=[.$G$7] * [.$F$672] + [.$G$8]" office:value-type="float" office:value="129.219755280763" calcext:value-type="float">
            <text:p>129.219755280763</text:p>
          </table:table-cell>
          <table:table-cell/>
          <table:table-cell table:formula="of:=INDEX([.$C$1:.$C$2072]; 663; 1)" office:value-type="float" office:value="188794320128" calcext:value-type="float">
            <text:p>188794320128</text:p>
          </table:table-cell>
          <table:table-cell table:formula="of:=[.$J$7] * [.$I$672] + [.$J$8]" office:value-type="float" office:value="-190.564485544339" calcext:value-type="float">
            <text:p>-190.564485544339</text:p>
          </table:table-cell>
        </table:table-row>
        <table:table-row table:style-name="ro1">
          <table:table-cell office:value-type="float" office:value="287097584640" calcext:value-type="float">
            <text:p>287097584640</text:p>
          </table:table-cell>
          <table:table-cell office:value-type="float" office:value="136.31623840332" calcext:value-type="float">
            <text:p>136.31623840332</text:p>
          </table:table-cell>
          <table:table-cell office:value-type="float" office:value="188794317312" calcext:value-type="float">
            <text:p>188794317312</text:p>
          </table:table-cell>
          <table:table-cell office:value-type="float" office:value="-190.633499145508" calcext:value-type="float">
            <text:p>-190.633499145508</text:p>
          </table:table-cell>
          <table:table-cell/>
          <table:table-cell table:formula="of:=INDEX([.$A$1:.$A$2072]; 664; 1)" office:value-type="float" office:value="287097419520" calcext:value-type="float">
            <text:p>287097419520</text:p>
          </table:table-cell>
          <table:table-cell table:formula="of:=[.$G$7] * [.$F$673] + [.$G$8]" office:value-type="float" office:value="129.708954431117" calcext:value-type="float">
            <text:p>129.708954431117</text:p>
          </table:table-cell>
          <table:table-cell/>
          <table:table-cell table:formula="of:=INDEX([.$C$1:.$C$2072]; 664; 1)" office:value-type="float" office:value="188794320128" calcext:value-type="float">
            <text:p>188794320128</text:p>
          </table:table-cell>
          <table:table-cell table:formula="of:=[.$J$7] * [.$I$673] + [.$J$8]" office:value-type="float" office:value="-190.564485544339" calcext:value-type="float">
            <text:p>-190.564485544339</text:p>
          </table:table-cell>
        </table:table-row>
        <table:table-row table:style-name="ro1">
          <table:table-cell office:value-type="float" office:value="287097605376" calcext:value-type="float">
            <text:p>287097605376</text:p>
          </table:table-cell>
          <table:table-cell office:value-type="float" office:value="137.306625366211" calcext:value-type="float">
            <text:p>137.306625366211</text:p>
          </table:table-cell>
          <table:table-cell office:value-type="float" office:value="188794316800" calcext:value-type="float">
            <text:p>188794316800</text:p>
          </table:table-cell>
          <table:table-cell office:value-type="float" office:value="-190.650482177734" calcext:value-type="float">
            <text:p>-190.650482177734</text:p>
          </table:table-cell>
          <table:table-cell/>
          <table:table-cell table:formula="of:=INDEX([.$A$1:.$A$2072]; 665; 1)" office:value-type="float" office:value="287097440256" calcext:value-type="float">
            <text:p>287097440256</text:p>
          </table:table-cell>
          <table:table-cell table:formula="of:=[.$G$7] * [.$F$674] + [.$G$8]" office:value-type="float" office:value="130.699582710862" calcext:value-type="float">
            <text:p>130.699582710862</text:p>
          </table:table-cell>
          <table:table-cell/>
          <table:table-cell table:formula="of:=INDEX([.$C$1:.$C$2072]; 665; 1)" office:value-type="float" office:value="188794319616" calcext:value-type="float">
            <text:p>188794319616</text:p>
          </table:table-cell>
          <table:table-cell table:formula="of:=[.$J$7] * [.$I$674] + [.$J$8]" office:value-type="float" office:value="-190.588964065537" calcext:value-type="float">
            <text:p>-190.588964065537</text:p>
          </table:table-cell>
        </table:table-row>
        <table:table-row table:style-name="ro1">
          <table:table-cell office:value-type="float" office:value="287097615616" calcext:value-type="float">
            <text:p>287097615616</text:p>
          </table:table-cell>
          <table:table-cell office:value-type="float" office:value="137.801147460938" calcext:value-type="float">
            <text:p>137.801147460938</text:p>
          </table:table-cell>
          <table:table-cell office:value-type="float" office:value="188794316800" calcext:value-type="float">
            <text:p>188794316800</text:p>
          </table:table-cell>
          <table:table-cell office:value-type="float" office:value="-190.658920288086" calcext:value-type="float">
            <text:p>-190.658920288086</text:p>
          </table:table-cell>
          <table:table-cell/>
          <table:table-cell table:formula="of:=INDEX([.$A$1:.$A$2072]; 666; 1)" office:value-type="float" office:value="287097450496" calcext:value-type="float">
            <text:p>287097450496</text:p>
          </table:table-cell>
          <table:table-cell table:formula="of:=[.$G$7] * [.$F$675] + [.$G$8]" office:value-type="float" office:value="131.188781861216" calcext:value-type="float">
            <text:p>131.188781861216</text:p>
          </table:table-cell>
          <table:table-cell/>
          <table:table-cell table:formula="of:=INDEX([.$C$1:.$C$2072]; 666; 1)" office:value-type="float" office:value="188794319616" calcext:value-type="float">
            <text:p>188794319616</text:p>
          </table:table-cell>
          <table:table-cell table:formula="of:=[.$J$7] * [.$I$675] + [.$J$8]" office:value-type="float" office:value="-190.588964065537" calcext:value-type="float">
            <text:p>-190.588964065537</text:p>
          </table:table-cell>
        </table:table-row>
        <table:table-row table:style-name="ro1">
          <table:table-cell office:value-type="float" office:value="287097645312" calcext:value-type="float">
            <text:p>287097645312</text:p>
          </table:table-cell>
          <table:table-cell office:value-type="float" office:value="139.253311157227" calcext:value-type="float">
            <text:p>139.253311157227</text:p>
          </table:table-cell>
          <table:table-cell office:value-type="float" office:value="188794316288" calcext:value-type="float">
            <text:p>188794316288</text:p>
          </table:table-cell>
          <table:table-cell office:value-type="float" office:value="-190.68376159668" calcext:value-type="float">
            <text:p>-190.68376159668</text:p>
          </table:table-cell>
          <table:table-cell/>
          <table:table-cell table:formula="of:=INDEX([.$A$1:.$A$2072]; 667; 1)" office:value-type="float" office:value="287097480960" calcext:value-type="float">
            <text:p>287097480960</text:p>
          </table:table-cell>
          <table:table-cell table:formula="of:=[.$G$7] * [.$F$676] + [.$G$8]" office:value-type="float" office:value="132.644149331376" calcext:value-type="float">
            <text:p>132.644149331376</text:p>
          </table:table-cell>
          <table:table-cell/>
          <table:table-cell table:formula="of:=INDEX([.$C$1:.$C$2072]; 667; 1)" office:value-type="float" office:value="188794319104" calcext:value-type="float">
            <text:p>188794319104</text:p>
          </table:table-cell>
          <table:table-cell table:formula="of:=[.$J$7] * [.$I$676] + [.$J$8]" office:value-type="float" office:value="-190.613442584872" calcext:value-type="float">
            <text:p>-190.613442584872</text:p>
          </table:table-cell>
        </table:table-row>
        <table:table-row table:style-name="ro1">
          <table:table-cell office:value-type="float" office:value="287097683712" calcext:value-type="float">
            <text:p>287097683712</text:p>
          </table:table-cell>
          <table:table-cell office:value-type="float" office:value="141.076553344727" calcext:value-type="float">
            <text:p>141.076553344727</text:p>
          </table:table-cell>
          <table:table-cell office:value-type="float" office:value="188794315520" calcext:value-type="float">
            <text:p>188794315520</text:p>
          </table:table-cell>
          <table:table-cell office:value-type="float" office:value="-190.71484375" calcext:value-type="float">
            <text:p>-190.71484375</text:p>
          </table:table-cell>
          <table:table-cell/>
          <table:table-cell table:formula="of:=INDEX([.$A$1:.$A$2072]; 668; 1)" office:value-type="float" office:value="287097511936" calcext:value-type="float">
            <text:p>287097511936</text:p>
          </table:table-cell>
          <table:table-cell table:formula="of:=[.$G$7] * [.$F$677] + [.$G$8]" office:value-type="float" office:value="134.123976761475" calcext:value-type="float">
            <text:p>134.123976761475</text:p>
          </table:table-cell>
          <table:table-cell/>
          <table:table-cell table:formula="of:=INDEX([.$C$1:.$C$2072]; 668; 1)" office:value-type="float" office:value="188794318592" calcext:value-type="float">
            <text:p>188794318592</text:p>
          </table:table-cell>
          <table:table-cell table:formula="of:=[.$J$7] * [.$I$677] + [.$J$8]" office:value-type="float" office:value="-190.637921104208" calcext:value-type="float">
            <text:p>-190.637921104208</text:p>
          </table:table-cell>
        </table:table-row>
        <table:table-row table:style-name="ro1">
          <table:table-cell office:value-type="float" office:value="287097702912" calcext:value-type="float">
            <text:p>287097702912</text:p>
          </table:table-cell>
          <table:table-cell office:value-type="float" office:value="141.975891113281" calcext:value-type="float">
            <text:p>141.975891113281</text:p>
          </table:table-cell>
          <table:table-cell office:value-type="float" office:value="188794315264" calcext:value-type="float">
            <text:p>188794315264</text:p>
          </table:table-cell>
          <table:table-cell office:value-type="float" office:value="-190.730621337891" calcext:value-type="float">
            <text:p>-190.730621337891</text:p>
          </table:table-cell>
          <table:table-cell/>
          <table:table-cell table:formula="of:=INDEX([.$A$1:.$A$2072]; 669; 1)" office:value-type="float" office:value="287097532672" calcext:value-type="float">
            <text:p>287097532672</text:p>
          </table:table-cell>
          <table:table-cell table:formula="of:=[.$G$7] * [.$F$678] + [.$G$8]" office:value-type="float" office:value="135.114605039358" calcext:value-type="float">
            <text:p>135.114605039358</text:p>
          </table:table-cell>
          <table:table-cell/>
          <table:table-cell table:formula="of:=INDEX([.$C$1:.$C$2072]; 669; 1)" office:value-type="float" office:value="188794318080" calcext:value-type="float">
            <text:p>188794318080</text:p>
          </table:table-cell>
          <table:table-cell table:formula="of:=[.$J$7] * [.$I$678] + [.$J$8]" office:value-type="float" office:value="-190.662399625406" calcext:value-type="float">
            <text:p>-190.662399625406</text:p>
          </table:table-cell>
        </table:table-row>
        <table:table-row table:style-name="ro1">
          <table:table-cell office:value-type="float" office:value="287097712384" calcext:value-type="float">
            <text:p>287097712384</text:p>
          </table:table-cell>
          <table:table-cell office:value-type="float" office:value="142.428985595703" calcext:value-type="float">
            <text:p>142.428985595703</text:p>
          </table:table-cell>
          <table:table-cell office:value-type="float" office:value="188794315264" calcext:value-type="float">
            <text:p>188794315264</text:p>
          </table:table-cell>
          <table:table-cell office:value-type="float" office:value="-190.738037109375" calcext:value-type="float">
            <text:p>-190.738037109375</text:p>
          </table:table-cell>
          <table:table-cell/>
          <table:table-cell table:formula="of:=INDEX([.$A$1:.$A$2072]; 670; 1)" office:value-type="float" office:value="287097543168" calcext:value-type="float">
            <text:p>287097543168</text:p>
          </table:table-cell>
          <table:table-cell table:formula="of:=[.$G$7] * [.$F$679] + [.$G$8]" office:value-type="float" office:value="135.61603416875" calcext:value-type="float">
            <text:p>135.61603416875</text:p>
          </table:table-cell>
          <table:table-cell/>
          <table:table-cell table:formula="of:=INDEX([.$C$1:.$C$2072]; 670; 1)" office:value-type="float" office:value="188794318080" calcext:value-type="float">
            <text:p>188794318080</text:p>
          </table:table-cell>
          <table:table-cell table:formula="of:=[.$J$7] * [.$I$679] + [.$J$8]" office:value-type="float" office:value="-190.662399625406" calcext:value-type="float">
            <text:p>-190.662399625406</text:p>
          </table:table-cell>
        </table:table-row>
        <table:table-row table:style-name="ro1">
          <table:table-cell office:value-type="float" office:value="287097740800" calcext:value-type="float">
            <text:p>287097740800</text:p>
          </table:table-cell>
          <table:table-cell office:value-type="float" office:value="143.811645507812" calcext:value-type="float">
            <text:p>143.811645507812</text:p>
          </table:table-cell>
          <table:table-cell office:value-type="float" office:value="188794314752" calcext:value-type="float">
            <text:p>188794314752</text:p>
          </table:table-cell>
          <table:table-cell office:value-type="float" office:value="-190.76106262207" calcext:value-type="float">
            <text:p>-190.76106262207</text:p>
          </table:table-cell>
          <table:table-cell/>
          <table:table-cell table:formula="of:=INDEX([.$A$1:.$A$2072]; 671; 1)" office:value-type="float" office:value="287097563904" calcext:value-type="float">
            <text:p>287097563904</text:p>
          </table:table-cell>
          <table:table-cell table:formula="of:=[.$G$7] * [.$F$680] + [.$G$8]" office:value-type="float" office:value="136.606662448496" calcext:value-type="float">
            <text:p>136.606662448496</text:p>
          </table:table-cell>
          <table:table-cell/>
          <table:table-cell table:formula="of:=INDEX([.$C$1:.$C$2072]; 671; 1)" office:value-type="float" office:value="188794317568" calcext:value-type="float">
            <text:p>188794317568</text:p>
          </table:table-cell>
          <table:table-cell table:formula="of:=[.$J$7] * [.$I$680] + [.$J$8]" office:value-type="float" office:value="-190.686878144741" calcext:value-type="float">
            <text:p>-190.686878144741</text:p>
          </table:table-cell>
        </table:table-row>
        <table:table-row table:style-name="ro1">
          <table:table-cell office:value-type="float" office:value="287097768960" calcext:value-type="float">
            <text:p>287097768960</text:p>
          </table:table-cell>
          <table:table-cell office:value-type="float" office:value="145.198059082031" calcext:value-type="float">
            <text:p>145.198059082031</text:p>
          </table:table-cell>
          <table:table-cell office:value-type="float" office:value="188794314240" calcext:value-type="float">
            <text:p>188794314240</text:p>
          </table:table-cell>
          <table:table-cell office:value-type="float" office:value="-190.784286499023" calcext:value-type="float">
            <text:p>-190.784286499023</text:p>
          </table:table-cell>
          <table:table-cell/>
          <table:table-cell table:formula="of:=INDEX([.$A$1:.$A$2072]; 672; 1)" office:value-type="float" office:value="287097574144" calcext:value-type="float">
            <text:p>287097574144</text:p>
          </table:table-cell>
          <table:table-cell table:formula="of:=[.$G$7] * [.$F$681] + [.$G$8]" office:value-type="float" office:value="137.095861598849" calcext:value-type="float">
            <text:p>137.095861598849</text:p>
          </table:table-cell>
          <table:table-cell/>
          <table:table-cell table:formula="of:=INDEX([.$C$1:.$C$2072]; 672; 1)" office:value-type="float" office:value="188794317312" calcext:value-type="float">
            <text:p>188794317312</text:p>
          </table:table-cell>
          <table:table-cell table:formula="of:=[.$J$7] * [.$I$681] + [.$J$8]" office:value-type="float" office:value="-190.69911740534" calcext:value-type="float">
            <text:p>-190.69911740534</text:p>
          </table:table-cell>
        </table:table-row>
        <table:table-row table:style-name="ro1">
          <table:table-cell office:value-type="float" office:value="287097778176" calcext:value-type="float">
            <text:p>287097778176</text:p>
          </table:table-cell>
          <table:table-cell office:value-type="float" office:value="145.648849487305" calcext:value-type="float">
            <text:p>145.648849487305</text:p>
          </table:table-cell>
          <table:table-cell office:value-type="float" office:value="188794314240" calcext:value-type="float">
            <text:p>188794314240</text:p>
          </table:table-cell>
          <table:table-cell office:value-type="float" office:value="-190.791748046875" calcext:value-type="float">
            <text:p>-190.791748046875</text:p>
          </table:table-cell>
          <table:table-cell/>
          <table:table-cell table:formula="of:=INDEX([.$A$1:.$A$2072]; 673; 1)" office:value-type="float" office:value="287097584640" calcext:value-type="float">
            <text:p>287097584640</text:p>
          </table:table-cell>
          <table:table-cell table:formula="of:=[.$G$7] * [.$F$682] + [.$G$8]" office:value-type="float" office:value="137.597290726379" calcext:value-type="float">
            <text:p>137.597290726379</text:p>
          </table:table-cell>
          <table:table-cell/>
          <table:table-cell table:formula="of:=INDEX([.$C$1:.$C$2072]; 673; 1)" office:value-type="float" office:value="188794317312" calcext:value-type="float">
            <text:p>188794317312</text:p>
          </table:table-cell>
          <table:table-cell table:formula="of:=[.$J$7] * [.$I$682] + [.$J$8]" office:value-type="float" office:value="-190.69911740534" calcext:value-type="float">
            <text:p>-190.69911740534</text:p>
          </table:table-cell>
        </table:table-row>
        <table:table-row table:style-name="ro1">
          <table:table-cell office:value-type="float" office:value="287097796096" calcext:value-type="float">
            <text:p>287097796096</text:p>
          </table:table-cell>
          <table:table-cell office:value-type="float" office:value="146.524307250977" calcext:value-type="float">
            <text:p>146.524307250977</text:p>
          </table:table-cell>
          <table:table-cell office:value-type="float" office:value="188794313984" calcext:value-type="float">
            <text:p>188794313984</text:p>
          </table:table-cell>
          <table:table-cell office:value-type="float" office:value="-190.806289672852" calcext:value-type="float">
            <text:p>-190.806289672852</text:p>
          </table:table-cell>
          <table:table-cell/>
          <table:table-cell table:formula="of:=INDEX([.$A$1:.$A$2072]; 674; 1)" office:value-type="float" office:value="287097605376" calcext:value-type="float">
            <text:p>287097605376</text:p>
          </table:table-cell>
          <table:table-cell table:formula="of:=[.$G$7] * [.$F$683] + [.$G$8]" office:value-type="float" office:value="138.587919006124" calcext:value-type="float">
            <text:p>138.587919006124</text:p>
          </table:table-cell>
          <table:table-cell/>
          <table:table-cell table:formula="of:=INDEX([.$C$1:.$C$2072]; 674; 1)" office:value-type="float" office:value="188794316800" calcext:value-type="float">
            <text:p>188794316800</text:p>
          </table:table-cell>
          <table:table-cell table:formula="of:=[.$J$7] * [.$I$683] + [.$J$8]" office:value-type="float" office:value="-190.723595924675" calcext:value-type="float">
            <text:p>-190.723595924675</text:p>
          </table:table-cell>
        </table:table-row>
        <table:table-row table:style-name="ro1">
          <table:table-cell office:value-type="float" office:value="287097804800" calcext:value-type="float">
            <text:p>287097804800</text:p>
          </table:table-cell>
          <table:table-cell office:value-type="float" office:value="146.947677612305" calcext:value-type="float">
            <text:p>146.947677612305</text:p>
          </table:table-cell>
          <table:table-cell office:value-type="float" office:value="188794313728" calcext:value-type="float">
            <text:p>188794313728</text:p>
          </table:table-cell>
          <table:table-cell office:value-type="float" office:value="-190.81330871582" calcext:value-type="float">
            <text:p>-190.81330871582</text:p>
          </table:table-cell>
          <table:table-cell/>
          <table:table-cell table:formula="of:=INDEX([.$A$1:.$A$2072]; 675; 1)" office:value-type="float" office:value="287097615616" calcext:value-type="float">
            <text:p>287097615616</text:p>
          </table:table-cell>
          <table:table-cell table:formula="of:=[.$G$7] * [.$F$684] + [.$G$8]" office:value-type="float" office:value="139.077118156478" calcext:value-type="float">
            <text:p>139.077118156478</text:p>
          </table:table-cell>
          <table:table-cell/>
          <table:table-cell table:formula="of:=INDEX([.$C$1:.$C$2072]; 675; 1)" office:value-type="float" office:value="188794316800" calcext:value-type="float">
            <text:p>188794316800</text:p>
          </table:table-cell>
          <table:table-cell table:formula="of:=[.$J$7] * [.$I$684] + [.$J$8]" office:value-type="float" office:value="-190.723595924675" calcext:value-type="float">
            <text:p>-190.723595924675</text:p>
          </table:table-cell>
        </table:table-row>
        <table:table-row table:style-name="ro1">
          <table:table-cell office:value-type="float" office:value="287097813248" calcext:value-type="float">
            <text:p>287097813248</text:p>
          </table:table-cell>
          <table:table-cell office:value-type="float" office:value="147.362167358398" calcext:value-type="float">
            <text:p>147.362167358398</text:p>
          </table:table-cell>
          <table:table-cell office:value-type="float" office:value="188794313728" calcext:value-type="float">
            <text:p>188794313728</text:p>
          </table:table-cell>
          <table:table-cell office:value-type="float" office:value="-190.820175170898" calcext:value-type="float">
            <text:p>-190.820175170898</text:p>
          </table:table-cell>
          <table:table-cell/>
          <table:table-cell table:formula="of:=INDEX([.$A$1:.$A$2072]; 676; 1)" office:value-type="float" office:value="287097645312" calcext:value-type="float">
            <text:p>287097645312</text:p>
          </table:table-cell>
          <table:table-cell table:formula="of:=[.$G$7] * [.$F$685] + [.$G$8]" office:value-type="float" office:value="140.495795691386" calcext:value-type="float">
            <text:p>140.495795691386</text:p>
          </table:table-cell>
          <table:table-cell/>
          <table:table-cell table:formula="of:=INDEX([.$C$1:.$C$2072]; 676; 1)" office:value-type="float" office:value="188794316288" calcext:value-type="float">
            <text:p>188794316288</text:p>
          </table:table-cell>
          <table:table-cell table:formula="of:=[.$J$7] * [.$I$685] + [.$J$8]" office:value-type="float" office:value="-190.748074445873" calcext:value-type="float">
            <text:p>-190.748074445873</text:p>
          </table:table-cell>
        </table:table-row>
        <table:table-row table:style-name="ro1">
          <table:table-cell office:value-type="float" office:value="287097830144" calcext:value-type="float">
            <text:p>287097830144</text:p>
          </table:table-cell>
          <table:table-cell office:value-type="float" office:value="148.172592163086" calcext:value-type="float">
            <text:p>148.172592163086</text:p>
          </table:table-cell>
          <table:table-cell office:value-type="float" office:value="188794313216" calcext:value-type="float">
            <text:p>188794313216</text:p>
          </table:table-cell>
          <table:table-cell office:value-type="float" office:value="-190.833602905273" calcext:value-type="float">
            <text:p>-190.833602905273</text:p>
          </table:table-cell>
          <table:table-cell/>
          <table:table-cell table:formula="of:=INDEX([.$A$1:.$A$2072]; 677; 1)" office:value-type="float" office:value="287097683712" calcext:value-type="float">
            <text:p>287097683712</text:p>
          </table:table-cell>
          <table:table-cell table:formula="of:=[.$G$7] * [.$F$686] + [.$G$8]" office:value-type="float" office:value="142.330292504281" calcext:value-type="float">
            <text:p>142.330292504281</text:p>
          </table:table-cell>
          <table:table-cell/>
          <table:table-cell table:formula="of:=INDEX([.$C$1:.$C$2072]; 677; 1)" office:value-type="float" office:value="188794315520" calcext:value-type="float">
            <text:p>188794315520</text:p>
          </table:table-cell>
          <table:table-cell table:formula="of:=[.$J$7] * [.$I$686] + [.$J$8]" office:value-type="float" office:value="-190.784792225808" calcext:value-type="float">
            <text:p>-190.784792225808</text:p>
          </table:table-cell>
        </table:table-row>
        <table:table-row table:style-name="ro1">
          <table:table-cell office:value-type="float" office:value="287097838592" calcext:value-type="float">
            <text:p>287097838592</text:p>
          </table:table-cell>
          <table:table-cell office:value-type="float" office:value="148.573333740234" calcext:value-type="float">
            <text:p>148.573333740234</text:p>
          </table:table-cell>
          <table:table-cell office:value-type="float" office:value="188794313216" calcext:value-type="float">
            <text:p>188794313216</text:p>
          </table:table-cell>
          <table:table-cell office:value-type="float" office:value="-190.840225219727" calcext:value-type="float">
            <text:p>-190.840225219727</text:p>
          </table:table-cell>
          <table:table-cell/>
          <table:table-cell table:formula="of:=INDEX([.$A$1:.$A$2072]; 678; 1)" office:value-type="float" office:value="287097702912" calcext:value-type="float">
            <text:p>287097702912</text:p>
          </table:table-cell>
          <table:table-cell table:formula="of:=[.$G$7] * [.$F$687] + [.$G$8]" office:value-type="float" office:value="143.24754091166" calcext:value-type="float">
            <text:p>143.24754091166</text:p>
          </table:table-cell>
          <table:table-cell/>
          <table:table-cell table:formula="of:=INDEX([.$C$1:.$C$2072]; 678; 1)" office:value-type="float" office:value="188794315264" calcext:value-type="float">
            <text:p>188794315264</text:p>
          </table:table-cell>
          <table:table-cell table:formula="of:=[.$J$7] * [.$I$687] + [.$J$8]" office:value-type="float" office:value="-190.797031486407" calcext:value-type="float">
            <text:p>-190.797031486407</text:p>
          </table:table-cell>
        </table:table-row>
        <table:table-row table:style-name="ro1">
          <table:table-cell office:value-type="float" office:value="287097847040" calcext:value-type="float">
            <text:p>287097847040</text:p>
          </table:table-cell>
          <table:table-cell office:value-type="float" office:value="148.973968505859" calcext:value-type="float">
            <text:p>148.973968505859</text:p>
          </table:table-cell>
          <table:table-cell office:value-type="float" office:value="188794312960" calcext:value-type="float">
            <text:p>188794312960</text:p>
          </table:table-cell>
          <table:table-cell office:value-type="float" office:value="-190.846832275391" calcext:value-type="float">
            <text:p>-190.846832275391</text:p>
          </table:table-cell>
          <table:table-cell/>
          <table:table-cell table:formula="of:=INDEX([.$A$1:.$A$2072]; 679; 1)" office:value-type="float" office:value="287097712384" calcext:value-type="float">
            <text:p>287097712384</text:p>
          </table:table-cell>
          <table:table-cell table:formula="of:=[.$G$7] * [.$F$688] + [.$G$8]" office:value-type="float" office:value="143.700050124899" calcext:value-type="float">
            <text:p>143.700050124899</text:p>
          </table:table-cell>
          <table:table-cell/>
          <table:table-cell table:formula="of:=INDEX([.$C$1:.$C$2072]; 679; 1)" office:value-type="float" office:value="188794315264" calcext:value-type="float">
            <text:p>188794315264</text:p>
          </table:table-cell>
          <table:table-cell table:formula="of:=[.$J$7] * [.$I$688] + [.$J$8]" office:value-type="float" office:value="-190.797031486407" calcext:value-type="float">
            <text:p>-190.797031486407</text:p>
          </table:table-cell>
        </table:table-row>
        <table:table-row table:style-name="ro1">
          <table:table-cell office:value-type="float" office:value="287097872896" calcext:value-type="float">
            <text:p>287097872896</text:p>
          </table:table-cell>
          <table:table-cell office:value-type="float" office:value="150.190231323242" calcext:value-type="float">
            <text:p>150.190231323242</text:p>
          </table:table-cell>
          <table:table-cell office:value-type="float" office:value="188794312704" calcext:value-type="float">
            <text:p>188794312704</text:p>
          </table:table-cell>
          <table:table-cell office:value-type="float" office:value="-190.866928100586" calcext:value-type="float">
            <text:p>-190.866928100586</text:p>
          </table:table-cell>
          <table:table-cell/>
          <table:table-cell table:formula="of:=INDEX([.$A$1:.$A$2072]; 680; 1)" office:value-type="float" office:value="287097740800" calcext:value-type="float">
            <text:p>287097740800</text:p>
          </table:table-cell>
          <table:table-cell table:formula="of:=[.$G$7] * [.$F$689] + [.$G$8]" office:value-type="float" office:value="145.057577766478" calcext:value-type="float">
            <text:p>145.057577766478</text:p>
          </table:table-cell>
          <table:table-cell/>
          <table:table-cell table:formula="of:=INDEX([.$C$1:.$C$2072]; 680; 1)" office:value-type="float" office:value="188794314752" calcext:value-type="float">
            <text:p>188794314752</text:p>
          </table:table-cell>
          <table:table-cell table:formula="of:=[.$J$7] * [.$I$689] + [.$J$8]" office:value-type="float" office:value="-190.821510005742" calcext:value-type="float">
            <text:p>-190.821510005742</text:p>
          </table:table-cell>
        </table:table-row>
        <table:table-row table:style-name="ro1">
          <table:table-cell office:value-type="float" office:value="287097899520" calcext:value-type="float">
            <text:p>287097899520</text:p>
          </table:table-cell>
          <table:table-cell office:value-type="float" office:value="151.448211669922" calcext:value-type="float">
            <text:p>151.448211669922</text:p>
          </table:table-cell>
          <table:table-cell office:value-type="float" office:value="188794312192" calcext:value-type="float">
            <text:p>188794312192</text:p>
          </table:table-cell>
          <table:table-cell office:value-type="float" office:value="-190.887725830078" calcext:value-type="float">
            <text:p>-190.887725830078</text:p>
          </table:table-cell>
          <table:table-cell/>
          <table:table-cell table:formula="of:=INDEX([.$A$1:.$A$2072]; 681; 1)" office:value-type="float" office:value="287097768960" calcext:value-type="float">
            <text:p>287097768960</text:p>
          </table:table-cell>
          <table:table-cell table:formula="of:=[.$G$7] * [.$F$690] + [.$G$8]" office:value-type="float" office:value="146.402875429019" calcext:value-type="float">
            <text:p>146.402875429019</text:p>
          </table:table-cell>
          <table:table-cell/>
          <table:table-cell table:formula="of:=INDEX([.$C$1:.$C$2072]; 681; 1)" office:value-type="float" office:value="188794314240" calcext:value-type="float">
            <text:p>188794314240</text:p>
          </table:table-cell>
          <table:table-cell table:formula="of:=[.$J$7] * [.$I$690] + [.$J$8]" office:value-type="float" office:value="-190.84598852694" calcext:value-type="float">
            <text:p>-190.84598852694</text:p>
          </table:table-cell>
        </table:table-row>
        <table:table-row table:style-name="ro1">
          <table:table-cell office:value-type="float" office:value="287097908480" calcext:value-type="float">
            <text:p>287097908480</text:p>
          </table:table-cell>
          <table:table-cell office:value-type="float" office:value="151.876846313477" calcext:value-type="float">
            <text:p>151.876846313477</text:p>
          </table:table-cell>
          <table:table-cell office:value-type="float" office:value="188794311936" calcext:value-type="float">
            <text:p>188794311936</text:p>
          </table:table-cell>
          <table:table-cell office:value-type="float" office:value="-190.894805908203" calcext:value-type="float">
            <text:p>-190.894805908203</text:p>
          </table:table-cell>
          <table:table-cell/>
          <table:table-cell table:formula="of:=INDEX([.$A$1:.$A$2072]; 682; 1)" office:value-type="float" office:value="287097778176" calcext:value-type="float">
            <text:p>287097778176</text:p>
          </table:table-cell>
          <table:table-cell table:formula="of:=[.$G$7] * [.$F$691] + [.$G$8]" office:value-type="float" office:value="146.843154665083" calcext:value-type="float">
            <text:p>146.843154665083</text:p>
          </table:table-cell>
          <table:table-cell/>
          <table:table-cell table:formula="of:=INDEX([.$C$1:.$C$2072]; 682; 1)" office:value-type="float" office:value="188794314240" calcext:value-type="float">
            <text:p>188794314240</text:p>
          </table:table-cell>
          <table:table-cell table:formula="of:=[.$J$7] * [.$I$691] + [.$J$8]" office:value-type="float" office:value="-190.84598852694" calcext:value-type="float">
            <text:p>-190.84598852694</text:p>
          </table:table-cell>
        </table:table-row>
        <table:table-row table:style-name="ro1">
          <table:table-cell office:value-type="float" office:value="287097935104" calcext:value-type="float">
            <text:p>287097935104</text:p>
          </table:table-cell>
          <table:table-cell office:value-type="float" office:value="153.158828735352" calcext:value-type="float">
            <text:p>153.158828735352</text:p>
          </table:table-cell>
          <table:table-cell office:value-type="float" office:value="188794310912" calcext:value-type="float">
            <text:p>188794310912</text:p>
          </table:table-cell>
          <table:table-cell office:value-type="float" office:value="-190.923416137695" calcext:value-type="float">
            <text:p>-190.923416137695</text:p>
          </table:table-cell>
          <table:table-cell/>
          <table:table-cell table:formula="of:=INDEX([.$A$1:.$A$2072]; 683; 1)" office:value-type="float" office:value="287097796096" calcext:value-type="float">
            <text:p>287097796096</text:p>
          </table:table-cell>
          <table:table-cell table:formula="of:=[.$G$7] * [.$F$692] + [.$G$8]" office:value-type="float" office:value="147.69925317727" calcext:value-type="float">
            <text:p>147.69925317727</text:p>
          </table:table-cell>
          <table:table-cell/>
          <table:table-cell table:formula="of:=INDEX([.$C$1:.$C$2072]; 683; 1)" office:value-type="float" office:value="188794313984" calcext:value-type="float">
            <text:p>188794313984</text:p>
          </table:table-cell>
          <table:table-cell table:formula="of:=[.$J$7] * [.$I$692] + [.$J$8]" office:value-type="float" office:value="-190.858227785677" calcext:value-type="float">
            <text:p>-190.858227785677</text:p>
          </table:table-cell>
        </table:table-row>
        <table:table-row table:style-name="ro1">
          <table:table-cell office:value-type="float" office:value="287097944064" calcext:value-type="float">
            <text:p>287097944064</text:p>
          </table:table-cell>
          <table:table-cell office:value-type="float" office:value="153.58430480957" calcext:value-type="float">
            <text:p>153.58430480957</text:p>
          </table:table-cell>
          <table:table-cell office:value-type="float" office:value="188794310656" calcext:value-type="float">
            <text:p>188794310656</text:p>
          </table:table-cell>
          <table:table-cell office:value-type="float" office:value="-190.938903808594" calcext:value-type="float">
            <text:p>-190.938903808594</text:p>
          </table:table-cell>
          <table:table-cell/>
          <table:table-cell table:formula="of:=INDEX([.$A$1:.$A$2072]; 684; 1)" office:value-type="float" office:value="287097804800" calcext:value-type="float">
            <text:p>287097804800</text:p>
          </table:table-cell>
          <table:table-cell table:formula="of:=[.$G$7] * [.$F$693] + [.$G$8]" office:value-type="float" office:value="148.115072455257" calcext:value-type="float">
            <text:p>148.115072455257</text:p>
          </table:table-cell>
          <table:table-cell/>
          <table:table-cell table:formula="of:=INDEX([.$C$1:.$C$2072]; 684; 1)" office:value-type="float" office:value="188794313728" calcext:value-type="float">
            <text:p>188794313728</text:p>
          </table:table-cell>
          <table:table-cell table:formula="of:=[.$J$7] * [.$I$693] + [.$J$8]" office:value-type="float" office:value="-190.870467046276" calcext:value-type="float">
            <text:p>-190.870467046276</text:p>
          </table:table-cell>
        </table:table-row>
        <table:table-row table:style-name="ro1">
          <table:table-cell office:value-type="float" office:value="287097970688" calcext:value-type="float">
            <text:p>287097970688</text:p>
          </table:table-cell>
          <table:table-cell office:value-type="float" office:value="154.85807800293" calcext:value-type="float">
            <text:p>154.85807800293</text:p>
          </table:table-cell>
          <table:table-cell office:value-type="float" office:value="188794309888" calcext:value-type="float">
            <text:p>188794309888</text:p>
          </table:table-cell>
          <table:table-cell office:value-type="float" office:value="-190.976364135742" calcext:value-type="float">
            <text:p>-190.976364135742</text:p>
          </table:table-cell>
          <table:table-cell/>
          <table:table-cell table:formula="of:=INDEX([.$A$1:.$A$2072]; 685; 1)" office:value-type="float" office:value="287097813248" calcext:value-type="float">
            <text:p>287097813248</text:p>
          </table:table-cell>
          <table:table-cell table:formula="of:=[.$G$7] * [.$F$694] + [.$G$8]" office:value-type="float" office:value="148.518661754206" calcext:value-type="float">
            <text:p>148.518661754206</text:p>
          </table:table-cell>
          <table:table-cell/>
          <table:table-cell table:formula="of:=INDEX([.$C$1:.$C$2072]; 685; 1)" office:value-type="float" office:value="188794313728" calcext:value-type="float">
            <text:p>188794313728</text:p>
          </table:table-cell>
          <table:table-cell table:formula="of:=[.$J$7] * [.$I$694] + [.$J$8]" office:value-type="float" office:value="-190.870467046276" calcext:value-type="float">
            <text:p>-190.870467046276</text:p>
          </table:table-cell>
        </table:table-row>
        <table:table-row table:style-name="ro1">
          <table:table-cell office:value-type="float" office:value="287097997824" calcext:value-type="float">
            <text:p>287097997824</text:p>
          </table:table-cell>
          <table:table-cell office:value-type="float" office:value="156.132766723633" calcext:value-type="float">
            <text:p>156.132766723633</text:p>
          </table:table-cell>
          <table:table-cell office:value-type="float" office:value="188794309120" calcext:value-type="float">
            <text:p>188794309120</text:p>
          </table:table-cell>
          <table:table-cell office:value-type="float" office:value="-191.014038085938" calcext:value-type="float">
            <text:p>-191.014038085938</text:p>
          </table:table-cell>
          <table:table-cell/>
          <table:table-cell table:formula="of:=INDEX([.$A$1:.$A$2072]; 686; 1)" office:value-type="float" office:value="287097830144" calcext:value-type="float">
            <text:p>287097830144</text:p>
          </table:table-cell>
          <table:table-cell table:formula="of:=[.$G$7] * [.$F$695] + [.$G$8]" office:value-type="float" office:value="149.325840352103" calcext:value-type="float">
            <text:p>149.325840352103</text:p>
          </table:table-cell>
          <table:table-cell/>
          <table:table-cell table:formula="of:=INDEX([.$C$1:.$C$2072]; 686; 1)" office:value-type="float" office:value="188794313216" calcext:value-type="float">
            <text:p>188794313216</text:p>
          </table:table-cell>
          <table:table-cell table:formula="of:=[.$J$7] * [.$I$695] + [.$J$8]" office:value-type="float" office:value="-190.894945567474" calcext:value-type="float">
            <text:p>-190.894945567474</text:p>
          </table:table-cell>
        </table:table-row>
        <table:table-row table:style-name="ro1">
          <table:table-cell office:value-type="float" office:value="287098007296" calcext:value-type="float">
            <text:p>287098007296</text:p>
          </table:table-cell>
          <table:table-cell office:value-type="float" office:value="156.57470703125" calcext:value-type="float">
            <text:p>156.57470703125</text:p>
          </table:table-cell>
          <table:table-cell office:value-type="float" office:value="188794308608" calcext:value-type="float">
            <text:p>188794308608</text:p>
          </table:table-cell>
          <table:table-cell office:value-type="float" office:value="-191.027236938477" calcext:value-type="float">
            <text:p>-191.027236938477</text:p>
          </table:table-cell>
          <table:table-cell/>
          <table:table-cell table:formula="of:=INDEX([.$A$1:.$A$2072]; 687; 1)" office:value-type="float" office:value="287097838592" calcext:value-type="float">
            <text:p>287097838592</text:p>
          </table:table-cell>
          <table:table-cell table:formula="of:=[.$G$7] * [.$F$696] + [.$G$8]" office:value-type="float" office:value="149.729429649189" calcext:value-type="float">
            <text:p>149.729429649189</text:p>
          </table:table-cell>
          <table:table-cell/>
          <table:table-cell table:formula="of:=INDEX([.$C$1:.$C$2072]; 687; 1)" office:value-type="float" office:value="188794313216" calcext:value-type="float">
            <text:p>188794313216</text:p>
          </table:table-cell>
          <table:table-cell table:formula="of:=[.$J$7] * [.$I$696] + [.$J$8]" office:value-type="float" office:value="-190.894945567474" calcext:value-type="float">
            <text:p>-190.894945567474</text:p>
          </table:table-cell>
        </table:table-row>
        <table:table-row table:style-name="ro1">
          <table:table-cell office:value-type="float" office:value="287098037248" calcext:value-type="float">
            <text:p>287098037248</text:p>
          </table:table-cell>
          <table:table-cell office:value-type="float" office:value="157.969345092773" calcext:value-type="float">
            <text:p>157.969345092773</text:p>
          </table:table-cell>
          <table:table-cell office:value-type="float" office:value="188794307840" calcext:value-type="float">
            <text:p>188794307840</text:p>
          </table:table-cell>
          <table:table-cell office:value-type="float" office:value="-191.06916809082" calcext:value-type="float">
            <text:p>-191.06916809082</text:p>
          </table:table-cell>
          <table:table-cell/>
          <table:table-cell table:formula="of:=INDEX([.$A$1:.$A$2072]; 688; 1)" office:value-type="float" office:value="287097847040" calcext:value-type="float">
            <text:p>287097847040</text:p>
          </table:table-cell>
          <table:table-cell table:formula="of:=[.$G$7] * [.$F$697] + [.$G$8]" office:value-type="float" office:value="150.133018948138" calcext:value-type="float">
            <text:p>150.133018948138</text:p>
          </table:table-cell>
          <table:table-cell/>
          <table:table-cell table:formula="of:=INDEX([.$C$1:.$C$2072]; 688; 1)" office:value-type="float" office:value="188794312960" calcext:value-type="float">
            <text:p>188794312960</text:p>
          </table:table-cell>
          <table:table-cell table:formula="of:=[.$J$7] * [.$I$697] + [.$J$8]" office:value-type="float" office:value="-190.90718482621" calcext:value-type="float">
            <text:p>-190.90718482621</text:p>
          </table:table-cell>
        </table:table-row>
        <table:table-row table:style-name="ro1">
          <table:table-cell office:value-type="float" office:value="287098067200" calcext:value-type="float">
            <text:p>287098067200</text:p>
          </table:table-cell>
          <table:table-cell office:value-type="float" office:value="159.405471801758" calcext:value-type="float">
            <text:p>159.405471801758</text:p>
          </table:table-cell>
          <table:table-cell office:value-type="float" office:value="188794306816" calcext:value-type="float">
            <text:p>188794306816</text:p>
          </table:table-cell>
          <table:table-cell office:value-type="float" office:value="-191.112670898438" calcext:value-type="float">
            <text:p>-191.112670898438</text:p>
          </table:table-cell>
          <table:table-cell/>
          <table:table-cell table:formula="of:=INDEX([.$A$1:.$A$2072]; 689; 1)" office:value-type="float" office:value="287097872896" calcext:value-type="float">
            <text:p>287097872896</text:p>
          </table:table-cell>
          <table:table-cell table:formula="of:=[.$G$7] * [.$F$698] + [.$G$8]" office:value-type="float" office:value="151.36824680306" calcext:value-type="float">
            <text:p>151.36824680306</text:p>
          </table:table-cell>
          <table:table-cell/>
          <table:table-cell table:formula="of:=INDEX([.$C$1:.$C$2072]; 689; 1)" office:value-type="float" office:value="188794312704" calcext:value-type="float">
            <text:p>188794312704</text:p>
          </table:table-cell>
          <table:table-cell table:formula="of:=[.$J$7] * [.$I$698] + [.$J$8]" office:value-type="float" office:value="-190.919424086809" calcext:value-type="float">
            <text:p>-190.919424086809</text:p>
          </table:table-cell>
        </table:table-row>
        <table:table-row table:style-name="ro1">
          <table:table-cell office:value-type="float" office:value="287098137856" calcext:value-type="float">
            <text:p>287098137856</text:p>
          </table:table-cell>
          <table:table-cell office:value-type="float" office:value="162.77392578125" calcext:value-type="float">
            <text:p>162.77392578125</text:p>
          </table:table-cell>
          <table:table-cell office:value-type="float" office:value="188794303488" calcext:value-type="float">
            <text:p>188794303488</text:p>
          </table:table-cell>
          <table:table-cell office:value-type="float" office:value="-191.222610473633" calcext:value-type="float">
            <text:p>-191.222610473633</text:p>
          </table:table-cell>
          <table:table-cell/>
          <table:table-cell table:formula="of:=INDEX([.$A$1:.$A$2072]; 690; 1)" office:value-type="float" office:value="287097899520" calcext:value-type="float">
            <text:p>287097899520</text:p>
          </table:table-cell>
          <table:table-cell table:formula="of:=[.$G$7] * [.$F$699] + [.$G$8]" office:value-type="float" office:value="152.640164593235" calcext:value-type="float">
            <text:p>152.640164593235</text:p>
          </table:table-cell>
          <table:table-cell/>
          <table:table-cell table:formula="of:=INDEX([.$C$1:.$C$2072]; 690; 1)" office:value-type="float" office:value="188794312192" calcext:value-type="float">
            <text:p>188794312192</text:p>
          </table:table-cell>
          <table:table-cell table:formula="of:=[.$J$7] * [.$I$699] + [.$J$8]" office:value-type="float" office:value="-190.943902606145" calcext:value-type="float">
            <text:p>-190.943902606145</text:p>
          </table:table-cell>
        </table:table-row>
        <table:table-row table:style-name="ro1">
          <table:table-cell office:value-type="float" office:value="287098170112" calcext:value-type="float">
            <text:p>287098170112</text:p>
          </table:table-cell>
          <table:table-cell office:value-type="float" office:value="164.287887573242" calcext:value-type="float">
            <text:p>164.287887573242</text:p>
          </table:table-cell>
          <table:table-cell office:value-type="float" office:value="188794300160" calcext:value-type="float">
            <text:p>188794300160</text:p>
          </table:table-cell>
          <table:table-cell office:value-type="float" office:value="-191.347717285156" calcext:value-type="float">
            <text:p>-191.347717285156</text:p>
          </table:table-cell>
          <table:table-cell/>
          <table:table-cell table:formula="of:=INDEX([.$A$1:.$A$2072]; 691; 1)" office:value-type="float" office:value="287097908480" calcext:value-type="float">
            <text:p>287097908480</text:p>
          </table:table-cell>
          <table:table-cell table:formula="of:=[.$G$7] * [.$F$700] + [.$G$8]" office:value-type="float" office:value="153.06821385026" calcext:value-type="float">
            <text:p>153.06821385026</text:p>
          </table:table-cell>
          <table:table-cell/>
          <table:table-cell table:formula="of:=INDEX([.$C$1:.$C$2072]; 691; 1)" office:value-type="float" office:value="188794311936" calcext:value-type="float">
            <text:p>188794311936</text:p>
          </table:table-cell>
          <table:table-cell table:formula="of:=[.$J$7] * [.$I$700] + [.$J$8]" office:value-type="float" office:value="-190.956141866744" calcext:value-type="float">
            <text:p>-190.956141866744</text:p>
          </table:table-cell>
        </table:table-row>
        <table:table-row table:style-name="ro1">
          <table:table-cell office:value-type="float" office:value="287098203904" calcext:value-type="float">
            <text:p>287098203904</text:p>
          </table:table-cell>
          <table:table-cell office:value-type="float" office:value="165.876220703125" calcext:value-type="float">
            <text:p>165.876220703125</text:p>
          </table:table-cell>
          <table:table-cell office:value-type="float" office:value="188794297088" calcext:value-type="float">
            <text:p>188794297088</text:p>
          </table:table-cell>
          <table:table-cell office:value-type="float" office:value="-191.478302001953" calcext:value-type="float">
            <text:p>-191.478302001953</text:p>
          </table:table-cell>
          <table:table-cell/>
          <table:table-cell table:formula="of:=INDEX([.$A$1:.$A$2072]; 692; 1)" office:value-type="float" office:value="287097935104" calcext:value-type="float">
            <text:p>287097935104</text:p>
          </table:table-cell>
          <table:table-cell table:formula="of:=[.$G$7] * [.$F$701] + [.$G$8]" office:value-type="float" office:value="154.340131640434" calcext:value-type="float">
            <text:p>154.340131640434</text:p>
          </table:table-cell>
          <table:table-cell/>
          <table:table-cell table:formula="of:=INDEX([.$C$1:.$C$2072]; 692; 1)" office:value-type="float" office:value="188794310912" calcext:value-type="float">
            <text:p>188794310912</text:p>
          </table:table-cell>
          <table:table-cell table:formula="of:=[.$J$7] * [.$I$701] + [.$J$8]" office:value-type="float" office:value="-191.005098907277" calcext:value-type="float">
            <text:p>-191.005098907277</text:p>
          </table:table-cell>
        </table:table-row>
        <table:table-row table:style-name="ro1">
          <table:table-cell office:value-type="float" office:value="287098239232" calcext:value-type="float">
            <text:p>287098239232</text:p>
          </table:table-cell>
          <table:table-cell office:value-type="float" office:value="167.545333862305" calcext:value-type="float">
            <text:p>167.545333862305</text:p>
          </table:table-cell>
          <table:table-cell office:value-type="float" office:value="188794294016" calcext:value-type="float">
            <text:p>188794294016</text:p>
          </table:table-cell>
          <table:table-cell office:value-type="float" office:value="-191.622940063477" calcext:value-type="float">
            <text:p>-191.622940063477</text:p>
          </table:table-cell>
          <table:table-cell/>
          <table:table-cell table:formula="of:=INDEX([.$A$1:.$A$2072]; 693; 1)" office:value-type="float" office:value="287097944064" calcext:value-type="float">
            <text:p>287097944064</text:p>
          </table:table-cell>
          <table:table-cell table:formula="of:=[.$G$7] * [.$F$702] + [.$G$8]" office:value-type="float" office:value="154.768180895597" calcext:value-type="float">
            <text:p>154.768180895597</text:p>
          </table:table-cell>
          <table:table-cell/>
          <table:table-cell table:formula="of:=INDEX([.$C$1:.$C$2072]; 693; 1)" office:value-type="float" office:value="188794310656" calcext:value-type="float">
            <text:p>188794310656</text:p>
          </table:table-cell>
          <table:table-cell table:formula="of:=[.$J$7] * [.$I$702] + [.$J$8]" office:value-type="float" office:value="-191.017338167876" calcext:value-type="float">
            <text:p>-191.017338167876</text:p>
          </table:table-cell>
        </table:table-row>
        <table:table-row table:style-name="ro1">
          <table:table-cell office:value-type="float" office:value="287098333696" calcext:value-type="float">
            <text:p>287098333696</text:p>
          </table:table-cell>
          <table:table-cell office:value-type="float" office:value="172.08366394043" calcext:value-type="float">
            <text:p>172.08366394043</text:p>
          </table:table-cell>
          <table:table-cell office:value-type="float" office:value="188794285824" calcext:value-type="float">
            <text:p>188794285824</text:p>
          </table:table-cell>
          <table:table-cell office:value-type="float" office:value="-192.025833129883" calcext:value-type="float">
            <text:p>-192.025833129883</text:p>
          </table:table-cell>
          <table:table-cell/>
          <table:table-cell table:formula="of:=INDEX([.$A$1:.$A$2072]; 694; 1)" office:value-type="float" office:value="287097970688" calcext:value-type="float">
            <text:p>287097970688</text:p>
          </table:table-cell>
          <table:table-cell table:formula="of:=[.$G$7] * [.$F$703] + [.$G$8]" office:value-type="float" office:value="156.040098685771" calcext:value-type="float">
            <text:p>156.040098685771</text:p>
          </table:table-cell>
          <table:table-cell/>
          <table:table-cell table:formula="of:=INDEX([.$C$1:.$C$2072]; 694; 1)" office:value-type="float" office:value="188794309888" calcext:value-type="float">
            <text:p>188794309888</text:p>
          </table:table-cell>
          <table:table-cell table:formula="of:=[.$J$7] * [.$I$703] + [.$J$8]" office:value-type="float" office:value="-191.05405594781" calcext:value-type="float">
            <text:p>-191.05405594781</text:p>
          </table:table-cell>
        </table:table-row>
        <table:table-row table:style-name="ro1">
          <table:table-cell office:value-type="float" office:value="287098368512" calcext:value-type="float">
            <text:p>287098368512</text:p>
          </table:table-cell>
          <table:table-cell office:value-type="float" office:value="173.754898071289" calcext:value-type="float">
            <text:p>173.754898071289</text:p>
          </table:table-cell>
          <table:table-cell office:value-type="float" office:value="188794282752" calcext:value-type="float">
            <text:p>188794282752</text:p>
          </table:table-cell>
          <table:table-cell office:value-type="float" office:value="-192.174530029297" calcext:value-type="float">
            <text:p>-192.174530029297</text:p>
          </table:table-cell>
          <table:table-cell/>
          <table:table-cell table:formula="of:=INDEX([.$A$1:.$A$2072]; 695; 1)" office:value-type="float" office:value="287097997824" calcext:value-type="float">
            <text:p>287097997824</text:p>
          </table:table-cell>
          <table:table-cell table:formula="of:=[.$G$7] * [.$F$704] + [.$G$8]" office:value-type="float" office:value="157.336476434022" calcext:value-type="float">
            <text:p>157.336476434022</text:p>
          </table:table-cell>
          <table:table-cell/>
          <table:table-cell table:formula="of:=INDEX([.$C$1:.$C$2072]; 695; 1)" office:value-type="float" office:value="188794309120" calcext:value-type="float">
            <text:p>188794309120</text:p>
          </table:table-cell>
          <table:table-cell table:formula="of:=[.$J$7] * [.$I$704] + [.$J$8]" office:value-type="float" office:value="-191.090773727745" calcext:value-type="float">
            <text:p>-191.090773727745</text:p>
          </table:table-cell>
        </table:table-row>
        <table:table-row table:style-name="ro1">
          <table:table-cell office:value-type="float" office:value="287098530048" calcext:value-type="float">
            <text:p>287098530048</text:p>
          </table:table-cell>
          <table:table-cell office:value-type="float" office:value="181.697418212891" calcext:value-type="float">
            <text:p>181.697418212891</text:p>
          </table:table-cell>
          <table:table-cell office:value-type="float" office:value="188794268416" calcext:value-type="float">
            <text:p>188794268416</text:p>
          </table:table-cell>
          <table:table-cell office:value-type="float" office:value="-192.880859375" calcext:value-type="float">
            <text:p>-192.880859375</text:p>
          </table:table-cell>
          <table:table-cell/>
          <table:table-cell table:formula="of:=INDEX([.$A$1:.$A$2072]; 696; 1)" office:value-type="float" office:value="287098007296" calcext:value-type="float">
            <text:p>287098007296</text:p>
          </table:table-cell>
          <table:table-cell table:formula="of:=[.$G$7] * [.$F$705] + [.$G$8]" office:value-type="float" office:value="157.788985649124" calcext:value-type="float">
            <text:p>157.788985649124</text:p>
          </table:table-cell>
          <table:table-cell/>
          <table:table-cell table:formula="of:=INDEX([.$C$1:.$C$2072]; 696; 1)" office:value-type="float" office:value="188794308608" calcext:value-type="float">
            <text:p>188794308608</text:p>
          </table:table-cell>
          <table:table-cell table:formula="of:=[.$J$7] * [.$I$705] + [.$J$8]" office:value-type="float" office:value="-191.11525224708" calcext:value-type="float">
            <text:p>-191.11525224708</text:p>
          </table:table-cell>
        </table:table-row>
        <table:table-row table:style-name="ro1">
          <table:table-cell office:value-type="float" office:value="287098557952" calcext:value-type="float">
            <text:p>287098557952</text:p>
          </table:table-cell>
          <table:table-cell office:value-type="float" office:value="183.078125" calcext:value-type="float">
            <text:p>183.078125</text:p>
          </table:table-cell>
          <table:table-cell office:value-type="float" office:value="188794265856" calcext:value-type="float">
            <text:p>188794265856</text:p>
          </table:table-cell>
          <table:table-cell office:value-type="float" office:value="-193.003341674805" calcext:value-type="float">
            <text:p>-193.003341674805</text:p>
          </table:table-cell>
          <table:table-cell/>
          <table:table-cell table:formula="of:=INDEX([.$A$1:.$A$2072]; 697; 1)" office:value-type="float" office:value="287098037248" calcext:value-type="float">
            <text:p>287098037248</text:p>
          </table:table-cell>
          <table:table-cell table:formula="of:=[.$G$7] * [.$F$706] + [.$G$8]" office:value-type="float" office:value="159.21989316307" calcext:value-type="float">
            <text:p>159.21989316307</text:p>
          </table:table-cell>
          <table:table-cell/>
          <table:table-cell table:formula="of:=INDEX([.$C$1:.$C$2072]; 697; 1)" office:value-type="float" office:value="188794307840" calcext:value-type="float">
            <text:p>188794307840</text:p>
          </table:table-cell>
          <table:table-cell table:formula="of:=[.$J$7] * [.$I$706] + [.$J$8]" office:value-type="float" office:value="-191.151970028877" calcext:value-type="float">
            <text:p>-191.151970028877</text:p>
          </table:table-cell>
        </table:table-row>
        <table:table-row table:style-name="ro1">
          <table:table-cell office:value-type="float" office:value="287098564608" calcext:value-type="float">
            <text:p>287098564608</text:p>
          </table:table-cell>
          <table:table-cell office:value-type="float" office:value="183.396148681641" calcext:value-type="float">
            <text:p>183.396148681641</text:p>
          </table:table-cell>
          <table:table-cell office:value-type="float" office:value="188794265344" calcext:value-type="float">
            <text:p>188794265344</text:p>
          </table:table-cell>
          <table:table-cell office:value-type="float" office:value="-193.031555175781" calcext:value-type="float">
            <text:p>-193.031555175781</text:p>
          </table:table-cell>
          <table:table-cell/>
          <table:table-cell table:formula="of:=INDEX([.$A$1:.$A$2072]; 698; 1)" office:value-type="float" office:value="287098067200" calcext:value-type="float">
            <text:p>287098067200</text:p>
          </table:table-cell>
          <table:table-cell table:formula="of:=[.$G$7] * [.$F$707] + [.$G$8]" office:value-type="float" office:value="160.650800677016" calcext:value-type="float">
            <text:p>160.650800677016</text:p>
          </table:table-cell>
          <table:table-cell/>
          <table:table-cell table:formula="of:=INDEX([.$C$1:.$C$2072]; 698; 1)" office:value-type="float" office:value="188794306816" calcext:value-type="float">
            <text:p>188794306816</text:p>
          </table:table-cell>
          <table:table-cell table:formula="of:=[.$J$7] * [.$I$707] + [.$J$8]" office:value-type="float" office:value="-191.200927067548" calcext:value-type="float">
            <text:p>-191.200927067548</text:p>
          </table:table-cell>
        </table:table-row>
        <table:table-row table:style-name="ro1">
          <table:table-cell office:value-type="float" office:value="287098591232" calcext:value-type="float">
            <text:p>287098591232</text:p>
          </table:table-cell>
          <table:table-cell office:value-type="float" office:value="184.650329589844" calcext:value-type="float">
            <text:p>184.650329589844</text:p>
          </table:table-cell>
          <table:table-cell office:value-type="float" office:value="188794262784" calcext:value-type="float">
            <text:p>188794262784</text:p>
          </table:table-cell>
          <table:table-cell office:value-type="float" office:value="-193.14274597168" calcext:value-type="float">
            <text:p>-193.14274597168</text:p>
          </table:table-cell>
          <table:table-cell/>
          <table:table-cell table:formula="of:=INDEX([.$A$1:.$A$2072]; 699; 1)" office:value-type="float" office:value="287098137856" calcext:value-type="float">
            <text:p>287098137856</text:p>
          </table:table-cell>
          <table:table-cell table:formula="of:=[.$G$7] * [.$F$708] + [.$G$8]" office:value-type="float" office:value="164.026274813339" calcext:value-type="float">
            <text:p>164.026274813339</text:p>
          </table:table-cell>
          <table:table-cell/>
          <table:table-cell table:formula="of:=INDEX([.$C$1:.$C$2072]; 699; 1)" office:value-type="float" office:value="188794303488" calcext:value-type="float">
            <text:p>188794303488</text:p>
          </table:table-cell>
          <table:table-cell table:formula="of:=[.$J$7] * [.$I$708] + [.$J$8]" office:value-type="float" office:value="-191.360037449747" calcext:value-type="float">
            <text:p>-191.360037449747</text:p>
          </table:table-cell>
        </table:table-row>
        <table:table-row table:style-name="ro1">
          <table:table-cell office:value-type="float" office:value="287098598144" calcext:value-type="float">
            <text:p>287098598144</text:p>
          </table:table-cell>
          <table:table-cell office:value-type="float" office:value="184.969940185547" calcext:value-type="float">
            <text:p>184.969940185547</text:p>
          </table:table-cell>
          <table:table-cell office:value-type="float" office:value="188794262272" calcext:value-type="float">
            <text:p>188794262272</text:p>
          </table:table-cell>
          <table:table-cell office:value-type="float" office:value="-193.171096801758" calcext:value-type="float">
            <text:p>-193.171096801758</text:p>
          </table:table-cell>
          <table:table-cell/>
          <table:table-cell table:formula="of:=INDEX([.$A$1:.$A$2072]; 700; 1)" office:value-type="float" office:value="287098170112" calcext:value-type="float">
            <text:p>287098170112</text:p>
          </table:table-cell>
          <table:table-cell table:formula="of:=[.$G$7] * [.$F$709] + [.$G$8]" office:value-type="float" office:value="165.567252134904" calcext:value-type="float">
            <text:p>165.567252134904</text:p>
          </table:table-cell>
          <table:table-cell/>
          <table:table-cell table:formula="of:=INDEX([.$C$1:.$C$2072]; 700; 1)" office:value-type="float" office:value="188794300160" calcext:value-type="float">
            <text:p>188794300160</text:p>
          </table:table-cell>
          <table:table-cell table:formula="of:=[.$J$7] * [.$I$709] + [.$J$8]" office:value-type="float" office:value="-191.519147830084" calcext:value-type="float">
            <text:p>-191.519147830084</text:p>
          </table:table-cell>
        </table:table-row>
        <table:table-row table:style-name="ro1">
          <table:table-cell office:value-type="float" office:value="287098627072" calcext:value-type="float">
            <text:p>287098627072</text:p>
          </table:table-cell>
          <table:table-cell office:value-type="float" office:value="186.311279296875" calcext:value-type="float">
            <text:p>186.311279296875</text:p>
          </table:table-cell>
          <table:table-cell office:value-type="float" office:value="188794259712" calcext:value-type="float">
            <text:p>188794259712</text:p>
          </table:table-cell>
          <table:table-cell office:value-type="float" office:value="-193.2900390625" calcext:value-type="float">
            <text:p>-193.2900390625</text:p>
          </table:table-cell>
          <table:table-cell/>
          <table:table-cell table:formula="of:=INDEX([.$A$1:.$A$2072]; 701; 1)" office:value-type="float" office:value="287098203904" calcext:value-type="float">
            <text:p>287098203904</text:p>
          </table:table-cell>
          <table:table-cell table:formula="of:=[.$G$7] * [.$F$710] + [.$G$8]" office:value-type="float" office:value="167.181609330699" calcext:value-type="float">
            <text:p>167.181609330699</text:p>
          </table:table-cell>
          <table:table-cell/>
          <table:table-cell table:formula="of:=INDEX([.$C$1:.$C$2072]; 701; 1)" office:value-type="float" office:value="188794297088" calcext:value-type="float">
            <text:p>188794297088</text:p>
          </table:table-cell>
          <table:table-cell table:formula="of:=[.$J$7] * [.$I$710] + [.$J$8]" office:value-type="float" office:value="-191.666018951684" calcext:value-type="float">
            <text:p>-191.666018951684</text:p>
          </table:table-cell>
        </table:table-row>
        <table:table-row table:style-name="ro1">
          <table:table-cell office:value-type="float" office:value="287098658560" calcext:value-type="float">
            <text:p>287098658560</text:p>
          </table:table-cell>
          <table:table-cell office:value-type="float" office:value="187.7744140625" calcext:value-type="float">
            <text:p>187.7744140625</text:p>
          </table:table-cell>
          <table:table-cell office:value-type="float" office:value="188794256896" calcext:value-type="float">
            <text:p>188794256896</text:p>
          </table:table-cell>
          <table:table-cell office:value-type="float" office:value="-193.419799804688" calcext:value-type="float">
            <text:p>-193.419799804688</text:p>
          </table:table-cell>
          <table:table-cell/>
          <table:table-cell table:formula="of:=INDEX([.$A$1:.$A$2072]; 702; 1)" office:value-type="float" office:value="287098239232" calcext:value-type="float">
            <text:p>287098239232</text:p>
          </table:table-cell>
          <table:table-cell table:formula="of:=[.$G$7] * [.$F$711] + [.$G$8]" office:value-type="float" office:value="168.86934639886" calcext:value-type="float">
            <text:p>168.86934639886</text:p>
          </table:table-cell>
          <table:table-cell/>
          <table:table-cell table:formula="of:=INDEX([.$C$1:.$C$2072]; 702; 1)" office:value-type="float" office:value="188794294016" calcext:value-type="float">
            <text:p>188794294016</text:p>
          </table:table-cell>
          <table:table-cell table:formula="of:=[.$J$7] * [.$I$711] + [.$J$8]" office:value-type="float" office:value="-191.812890071422" calcext:value-type="float">
            <text:p>-191.812890071422</text:p>
          </table:table-cell>
        </table:table-row>
        <table:table-row table:style-name="ro1">
          <table:table-cell office:value-type="float" office:value="287098666752" calcext:value-type="float">
            <text:p>287098666752</text:p>
          </table:table-cell>
          <table:table-cell office:value-type="float" office:value="188.161437988281" calcext:value-type="float">
            <text:p>188.161437988281</text:p>
          </table:table-cell>
          <table:table-cell office:value-type="float" office:value="188794256128" calcext:value-type="float">
            <text:p>188794256128</text:p>
          </table:table-cell>
          <table:table-cell office:value-type="float" office:value="-193.454116821289" calcext:value-type="float">
            <text:p>-193.454116821289</text:p>
          </table:table-cell>
          <table:table-cell/>
          <table:table-cell table:formula="of:=INDEX([.$A$1:.$A$2072]; 703; 1)" office:value-type="float" office:value="287098333696" calcext:value-type="float">
            <text:p>287098333696</text:p>
          </table:table-cell>
          <table:table-cell table:formula="of:=[.$G$7] * [.$F$712] + [.$G$8]" office:value-type="float" office:value="173.382208557799" calcext:value-type="float">
            <text:p>173.382208557799</text:p>
          </table:table-cell>
          <table:table-cell/>
          <table:table-cell table:formula="of:=INDEX([.$C$1:.$C$2072]; 703; 1)" office:value-type="float" office:value="188794285824" calcext:value-type="float">
            <text:p>188794285824</text:p>
          </table:table-cell>
          <table:table-cell table:formula="of:=[.$J$7] * [.$I$712] + [.$J$8]" office:value-type="float" office:value="-192.204546393827" calcext:value-type="float">
            <text:p>-192.204546393827</text:p>
          </table:table-cell>
        </table:table-row>
        <table:table-row table:style-name="ro1">
          <table:table-cell office:value-type="float" office:value="287098725120" calcext:value-type="float">
            <text:p>287098725120</text:p>
          </table:table-cell>
          <table:table-cell office:value-type="float" office:value="190.961227416992" calcext:value-type="float">
            <text:p>190.961227416992</text:p>
          </table:table-cell>
          <table:table-cell office:value-type="float" office:value="188794248960" calcext:value-type="float">
            <text:p>188794248960</text:p>
          </table:table-cell>
          <table:table-cell office:value-type="float" office:value="-193.755737304688" calcext:value-type="float">
            <text:p>-193.755737304688</text:p>
          </table:table-cell>
          <table:table-cell/>
          <table:table-cell table:formula="of:=INDEX([.$A$1:.$A$2072]; 704; 1)" office:value-type="float" office:value="287098368512" calcext:value-type="float">
            <text:p>287098368512</text:p>
          </table:table-cell>
          <table:table-cell table:formula="of:=[.$G$7] * [.$F$713] + [.$G$8]" office:value-type="float" office:value="175.045485669747" calcext:value-type="float">
            <text:p>175.045485669747</text:p>
          </table:table-cell>
          <table:table-cell/>
          <table:table-cell table:formula="of:=INDEX([.$C$1:.$C$2072]; 704; 1)" office:value-type="float" office:value="188794282752" calcext:value-type="float">
            <text:p>188794282752</text:p>
          </table:table-cell>
          <table:table-cell table:formula="of:=[.$J$7] * [.$I$713] + [.$J$8]" office:value-type="float" office:value="-192.351417515427" calcext:value-type="float">
            <text:p>-192.351417515427</text:p>
          </table:table-cell>
        </table:table-row>
        <table:table-row table:style-name="ro1">
          <table:table-cell office:value-type="float" office:value="287098758400" calcext:value-type="float">
            <text:p>287098758400</text:p>
          </table:table-cell>
          <table:table-cell office:value-type="float" office:value="192.552749633789" calcext:value-type="float">
            <text:p>192.552749633789</text:p>
          </table:table-cell>
          <table:table-cell office:value-type="float" office:value="188794245120" calcext:value-type="float">
            <text:p>188794245120</text:p>
          </table:table-cell>
          <table:table-cell office:value-type="float" office:value="-193.942459106445" calcext:value-type="float">
            <text:p>-193.942459106445</text:p>
          </table:table-cell>
          <table:table-cell/>
          <table:table-cell table:formula="of:=INDEX([.$A$1:.$A$2072]; 705; 1)" office:value-type="float" office:value="287098530048" calcext:value-type="float">
            <text:p>287098530048</text:p>
          </table:table-cell>
          <table:table-cell table:formula="of:=[.$G$7] * [.$F$714] + [.$G$8]" office:value-type="float" office:value="182.762602262199" calcext:value-type="float">
            <text:p>182.762602262199</text:p>
          </table:table-cell>
          <table:table-cell/>
          <table:table-cell table:formula="of:=INDEX([.$C$1:.$C$2072]; 705; 1)" office:value-type="float" office:value="188794268416" calcext:value-type="float">
            <text:p>188794268416</text:p>
          </table:table-cell>
          <table:table-cell table:formula="of:=[.$J$7] * [.$I$714] + [.$J$8]" office:value-type="float" office:value="-193.03681607917" calcext:value-type="float">
            <text:p>-193.03681607917</text:p>
          </table:table-cell>
        </table:table-row>
        <table:table-row table:style-name="ro1">
          <table:table-cell office:value-type="float" office:value="287098856704" calcext:value-type="float">
            <text:p>287098856704</text:p>
          </table:table-cell>
          <table:table-cell office:value-type="float" office:value="197.275039672852" calcext:value-type="float">
            <text:p>197.275039672852</text:p>
          </table:table-cell>
          <table:table-cell office:value-type="float" office:value="188794218496" calcext:value-type="float">
            <text:p>188794218496</text:p>
          </table:table-cell>
          <table:table-cell office:value-type="float" office:value="-194.8369140625" calcext:value-type="float">
            <text:p>-194.8369140625</text:p>
          </table:table-cell>
          <table:table-cell/>
          <table:table-cell table:formula="of:=INDEX([.$A$1:.$A$2072]; 706; 1)" office:value-type="float" office:value="287098557952" calcext:value-type="float">
            <text:p>287098557952</text:p>
          </table:table-cell>
          <table:table-cell table:formula="of:=[.$G$7] * [.$F$715] + [.$G$8]" office:value-type="float" office:value="184.095669945702" calcext:value-type="float">
            <text:p>184.095669945702</text:p>
          </table:table-cell>
          <table:table-cell/>
          <table:table-cell table:formula="of:=INDEX([.$C$1:.$C$2072]; 706; 1)" office:value-type="float" office:value="188794265856" calcext:value-type="float">
            <text:p>188794265856</text:p>
          </table:table-cell>
          <table:table-cell table:formula="of:=[.$J$7] * [.$I$715] + [.$J$8]" office:value-type="float" office:value="-193.159208679572" calcext:value-type="float">
            <text:p>-193.159208679572</text:p>
          </table:table-cell>
        </table:table-row>
        <table:table-row table:style-name="ro1">
          <table:table-cell office:value-type="float" office:value="287098953216" calcext:value-type="float">
            <text:p>287098953216</text:p>
          </table:table-cell>
          <table:table-cell office:value-type="float" office:value="201.994338989258" calcext:value-type="float">
            <text:p>201.994338989258</text:p>
          </table:table-cell>
          <table:table-cell office:value-type="float" office:value="188794149376" calcext:value-type="float">
            <text:p>188794149376</text:p>
          </table:table-cell>
          <table:table-cell office:value-type="float" office:value="-197.751174926758" calcext:value-type="float">
            <text:p>-197.751174926758</text:p>
          </table:table-cell>
          <table:table-cell/>
          <table:table-cell table:formula="of:=INDEX([.$A$1:.$A$2072]; 707; 1)" office:value-type="float" office:value="287098564608" calcext:value-type="float">
            <text:p>287098564608</text:p>
          </table:table-cell>
          <table:table-cell table:formula="of:=[.$G$7] * [.$F$716] + [.$G$8]" office:value-type="float" office:value="184.413649393246" calcext:value-type="float">
            <text:p>184.413649393246</text:p>
          </table:table-cell>
          <table:table-cell/>
          <table:table-cell table:formula="of:=INDEX([.$C$1:.$C$2072]; 707; 1)" office:value-type="float" office:value="188794265344" calcext:value-type="float">
            <text:p>188794265344</text:p>
          </table:table-cell>
          <table:table-cell table:formula="of:=[.$J$7] * [.$I$716] + [.$J$8]" office:value-type="float" office:value="-193.183687198907" calcext:value-type="float">
            <text:p>-193.183687198907</text:p>
          </table:table-cell>
        </table:table-row>
        <table:table-row table:style-name="ro1">
          <table:table-cell office:value-type="float" office:value="287098983168" calcext:value-type="float">
            <text:p>287098983168</text:p>
          </table:table-cell>
          <table:table-cell office:value-type="float" office:value="203.39909362793" calcext:value-type="float">
            <text:p>203.39909362793</text:p>
          </table:table-cell>
          <table:table-cell office:value-type="float" office:value="188794128384" calcext:value-type="float">
            <text:p>188794128384</text:p>
          </table:table-cell>
          <table:table-cell office:value-type="float" office:value="-198.749893188477" calcext:value-type="float">
            <text:p>-198.749893188477</text:p>
          </table:table-cell>
          <table:table-cell/>
          <table:table-cell table:formula="of:=INDEX([.$A$1:.$A$2072]; 708; 1)" office:value-type="float" office:value="287098591232" calcext:value-type="float">
            <text:p>287098591232</text:p>
          </table:table-cell>
          <table:table-cell table:formula="of:=[.$G$7] * [.$F$717] + [.$G$8]" office:value-type="float" office:value="185.68556718342" calcext:value-type="float">
            <text:p>185.68556718342</text:p>
          </table:table-cell>
          <table:table-cell/>
          <table:table-cell table:formula="of:=INDEX([.$C$1:.$C$2072]; 708; 1)" office:value-type="float" office:value="188794262784" calcext:value-type="float">
            <text:p>188794262784</text:p>
          </table:table-cell>
          <table:table-cell table:formula="of:=[.$J$7] * [.$I$717] + [.$J$8]" office:value-type="float" office:value="-193.306079801172" calcext:value-type="float">
            <text:p>-193.306079801172</text:p>
          </table:table-cell>
        </table:table-row>
        <table:table-row table:style-name="ro1">
          <table:table-cell office:value-type="float" office:value="287098993664" calcext:value-type="float">
            <text:p>287098993664</text:p>
          </table:table-cell>
          <table:table-cell office:value-type="float" office:value="203.88346862793" calcext:value-type="float">
            <text:p>203.88346862793</text:p>
          </table:table-cell>
          <table:table-cell office:value-type="float" office:value="188794120960" calcext:value-type="float">
            <text:p>188794120960</text:p>
          </table:table-cell>
          <table:table-cell office:value-type="float" office:value="-199.095794677734" calcext:value-type="float">
            <text:p>-199.095794677734</text:p>
          </table:table-cell>
          <table:table-cell/>
          <table:table-cell table:formula="of:=INDEX([.$A$1:.$A$2072]; 709; 1)" office:value-type="float" office:value="287098598144" calcext:value-type="float">
            <text:p>287098598144</text:p>
          </table:table-cell>
          <table:table-cell table:formula="of:=[.$G$7] * [.$F$718] + [.$G$8]" office:value-type="float" office:value="186.015776610002" calcext:value-type="float">
            <text:p>186.015776610002</text:p>
          </table:table-cell>
          <table:table-cell/>
          <table:table-cell table:formula="of:=INDEX([.$C$1:.$C$2072]; 709; 1)" office:value-type="float" office:value="188794262272" calcext:value-type="float">
            <text:p>188794262272</text:p>
          </table:table-cell>
          <table:table-cell table:formula="of:=[.$J$7] * [.$I$718] + [.$J$8]" office:value-type="float" office:value="-193.330558320507" calcext:value-type="float">
            <text:p>-193.330558320507</text:p>
          </table:table-cell>
        </table:table-row>
        <table:table-row table:style-name="ro1">
          <table:table-cell office:value-type="float" office:value="287099121664" calcext:value-type="float">
            <text:p>287099121664</text:p>
          </table:table-cell>
          <table:table-cell office:value-type="float" office:value="209.787612915039" calcext:value-type="float">
            <text:p>209.787612915039</text:p>
          </table:table-cell>
          <table:table-cell office:value-type="float" office:value="188794051584" calcext:value-type="float">
            <text:p>188794051584</text:p>
          </table:table-cell>
          <table:table-cell office:value-type="float" office:value="-202.81721496582" calcext:value-type="float">
            <text:p>-202.81721496582</text:p>
          </table:table-cell>
          <table:table-cell/>
          <table:table-cell table:formula="of:=INDEX([.$A$1:.$A$2072]; 710; 1)" office:value-type="float" office:value="287098627072" calcext:value-type="float">
            <text:p>287098627072</text:p>
          </table:table-cell>
          <table:table-cell table:formula="of:=[.$G$7] * [.$F$719] + [.$G$8]" office:value-type="float" office:value="187.397764209658" calcext:value-type="float">
            <text:p>187.397764209658</text:p>
          </table:table-cell>
          <table:table-cell/>
          <table:table-cell table:formula="of:=INDEX([.$C$1:.$C$2072]; 710; 1)" office:value-type="float" office:value="188794259712" calcext:value-type="float">
            <text:p>188794259712</text:p>
          </table:table-cell>
          <table:table-cell table:formula="of:=[.$J$7] * [.$I$719] + [.$J$8]" office:value-type="float" office:value="-193.45295092091" calcext:value-type="float">
            <text:p>-193.45295092091</text:p>
          </table:table-cell>
        </table:table-row>
        <table:table-row table:style-name="ro1">
          <table:table-cell office:value-type="float" office:value="287099184896" calcext:value-type="float">
            <text:p>287099184896</text:p>
          </table:table-cell>
          <table:table-cell office:value-type="float" office:value="212.75651550293" calcext:value-type="float">
            <text:p>212.75651550293</text:p>
          </table:table-cell>
          <table:table-cell office:value-type="float" office:value="188794048256" calcext:value-type="float">
            <text:p>188794048256</text:p>
          </table:table-cell>
          <table:table-cell office:value-type="float" office:value="-203.572967529297" calcext:value-type="float">
            <text:p>-203.572967529297</text:p>
          </table:table-cell>
          <table:table-cell/>
          <table:table-cell table:formula="of:=INDEX([.$A$1:.$A$2072]; 711; 1)" office:value-type="float" office:value="287098658560" calcext:value-type="float">
            <text:p>287098658560</text:p>
          </table:table-cell>
          <table:table-cell table:formula="of:=[.$G$7] * [.$F$720] + [.$G$8]" office:value-type="float" office:value="188.902051595971" calcext:value-type="float">
            <text:p>188.902051595971</text:p>
          </table:table-cell>
          <table:table-cell/>
          <table:table-cell table:formula="of:=INDEX([.$C$1:.$C$2072]; 711; 1)" office:value-type="float" office:value="188794256896" calcext:value-type="float">
            <text:p>188794256896</text:p>
          </table:table-cell>
          <table:table-cell table:formula="of:=[.$J$7] * [.$I$720] + [.$J$8]" office:value-type="float" office:value="-193.587582781911" calcext:value-type="float">
            <text:p>-193.587582781911</text:p>
          </table:table-cell>
        </table:table-row>
        <table:table-row table:style-name="ro1">
          <table:table-cell office:value-type="float" office:value="287099271168" calcext:value-type="float">
            <text:p>287099271168</text:p>
          </table:table-cell>
          <table:table-cell office:value-type="float" office:value="218.082046508789" calcext:value-type="float">
            <text:p>218.082046508789</text:p>
          </table:table-cell>
          <table:table-cell office:value-type="float" office:value="188794129920" calcext:value-type="float">
            <text:p>188794129920</text:p>
          </table:table-cell>
          <table:table-cell office:value-type="float" office:value="-200.953475952148" calcext:value-type="float">
            <text:p>-200.953475952148</text:p>
          </table:table-cell>
          <table:table-cell/>
          <table:table-cell table:formula="of:=INDEX([.$A$1:.$A$2072]; 712; 1)" office:value-type="float" office:value="287098666752" calcext:value-type="float">
            <text:p>287098666752</text:p>
          </table:table-cell>
          <table:table-cell table:formula="of:=[.$G$7] * [.$F$721] + [.$G$8]" office:value-type="float" office:value="189.293410915881" calcext:value-type="float">
            <text:p>189.293410915881</text:p>
          </table:table-cell>
          <table:table-cell/>
          <table:table-cell table:formula="of:=INDEX([.$C$1:.$C$2072]; 712; 1)" office:value-type="float" office:value="188794256128" calcext:value-type="float">
            <text:p>188794256128</text:p>
          </table:table-cell>
          <table:table-cell table:formula="of:=[.$J$7] * [.$I$721] + [.$J$8]" office:value-type="float" office:value="-193.624300561845" calcext:value-type="float">
            <text:p>-193.624300561845</text:p>
          </table:table-cell>
        </table:table-row>
        <table:table-row table:style-name="ro1">
          <table:table-cell office:value-type="float" office:value="287099271168" calcext:value-type="float">
            <text:p>287099271168</text:p>
          </table:table-cell>
          <table:table-cell office:value-type="float" office:value="218.221786499023" calcext:value-type="float">
            <text:p>218.221786499023</text:p>
          </table:table-cell>
          <table:table-cell office:value-type="float" office:value="188794138624" calcext:value-type="float">
            <text:p>188794138624</text:p>
          </table:table-cell>
          <table:table-cell office:value-type="float" office:value="-200.563690185547" calcext:value-type="float">
            <text:p>-200.563690185547</text:p>
          </table:table-cell>
          <table:table-cell/>
          <table:table-cell table:formula="of:=INDEX([.$A$1:.$A$2072]; 713; 1)" office:value-type="float" office:value="287098725120" calcext:value-type="float">
            <text:p>287098725120</text:p>
          </table:table-cell>
          <table:table-cell table:formula="of:=[.$G$7] * [.$F$722] + [.$G$8]" office:value-type="float" office:value="192.081846071407" calcext:value-type="float">
            <text:p>192.081846071407</text:p>
          </table:table-cell>
          <table:table-cell/>
          <table:table-cell table:formula="of:=INDEX([.$C$1:.$C$2072]; 713; 1)" office:value-type="float" office:value="188794248960" calcext:value-type="float">
            <text:p>188794248960</text:p>
          </table:table-cell>
          <table:table-cell table:formula="of:=[.$J$7] * [.$I$722] + [.$J$8]" office:value-type="float" office:value="-193.966999843717" calcext:value-type="float">
            <text:p>-193.966999843717</text:p>
          </table:table-cell>
        </table:table-row>
        <table:table-row table:style-name="ro1">
          <table:table-cell office:value-type="float" office:value="287099270144" calcext:value-type="float">
            <text:p>287099270144</text:p>
          </table:table-cell>
          <table:table-cell office:value-type="float" office:value="218.385848999023" calcext:value-type="float">
            <text:p>218.385848999023</text:p>
          </table:table-cell>
          <table:table-cell office:value-type="float" office:value="188794164992" calcext:value-type="float">
            <text:p>188794164992</text:p>
          </table:table-cell>
          <table:table-cell office:value-type="float" office:value="-199.351348876953" calcext:value-type="float">
            <text:p>-199.351348876953</text:p>
          </table:table-cell>
          <table:table-cell/>
          <table:table-cell table:formula="of:=INDEX([.$A$1:.$A$2072]; 714; 1)" office:value-type="float" office:value="287098758400" calcext:value-type="float">
            <text:p>287098758400</text:p>
          </table:table-cell>
          <table:table-cell table:formula="of:=[.$G$7] * [.$F$723] + [.$G$8]" office:value-type="float" office:value="193.671743310988" calcext:value-type="float">
            <text:p>193.671743310988</text:p>
          </table:table-cell>
          <table:table-cell/>
          <table:table-cell table:formula="of:=INDEX([.$C$1:.$C$2072]; 714; 1)" office:value-type="float" office:value="188794245120" calcext:value-type="float">
            <text:p>188794245120</text:p>
          </table:table-cell>
          <table:table-cell table:formula="of:=[.$J$7] * [.$I$723] + [.$J$8]" office:value-type="float" office:value="-194.150588745251" calcext:value-type="float">
            <text:p>-194.150588745251</text:p>
          </table:table-cell>
        </table:table-row>
        <table:table-row table:style-name="ro1">
          <table:table-cell office:value-type="float" office:value="287099270912" calcext:value-type="float">
            <text:p>287099270912</text:p>
          </table:table-cell>
          <table:table-cell office:value-type="float" office:value="218.420104980469" calcext:value-type="float">
            <text:p>218.420104980469</text:p>
          </table:table-cell>
          <table:table-cell office:value-type="float" office:value="188794173952" calcext:value-type="float">
            <text:p>188794173952</text:p>
          </table:table-cell>
          <table:table-cell office:value-type="float" office:value="-198.926818847656" calcext:value-type="float">
            <text:p>-198.926818847656</text:p>
          </table:table-cell>
          <table:table-cell/>
          <table:table-cell table:formula="of:=INDEX([.$A$1:.$A$2072]; 715; 1)" office:value-type="float" office:value="287098856704" calcext:value-type="float">
            <text:p>287098856704</text:p>
          </table:table-cell>
          <table:table-cell table:formula="of:=[.$G$7] * [.$F$724] + [.$G$8]" office:value-type="float" office:value="198.368055151775" calcext:value-type="float">
            <text:p>198.368055151775</text:p>
          </table:table-cell>
          <table:table-cell/>
          <table:table-cell table:formula="of:=INDEX([.$C$1:.$C$2072]; 715; 1)" office:value-type="float" office:value="188794218496" calcext:value-type="float">
            <text:p>188794218496</text:p>
          </table:table-cell>
          <table:table-cell table:formula="of:=[.$J$7] * [.$I$724] + [.$J$8]" office:value-type="float" office:value="-195.423471793532" calcext:value-type="float">
            <text:p>-195.423471793532</text:p>
          </table:table-cell>
        </table:table-row>
        <table:table-row table:style-name="ro1">
          <table:table-cell office:value-type="float" office:value="287099273472" calcext:value-type="float">
            <text:p>287099273472</text:p>
          </table:table-cell>
          <table:table-cell office:value-type="float" office:value="218.531890869141" calcext:value-type="float">
            <text:p>218.531890869141</text:p>
          </table:table-cell>
          <table:table-cell office:value-type="float" office:value="188794202624" calcext:value-type="float">
            <text:p>188794202624</text:p>
          </table:table-cell>
          <table:table-cell office:value-type="float" office:value="-197.602737426758" calcext:value-type="float">
            <text:p>-197.602737426758</text:p>
          </table:table-cell>
          <table:table-cell/>
          <table:table-cell table:formula="of:=INDEX([.$A$1:.$A$2072]; 716; 1)" office:value-type="float" office:value="287098953216" calcext:value-type="float">
            <text:p>287098953216</text:p>
          </table:table-cell>
          <table:table-cell table:formula="of:=[.$G$7] * [.$F$725] + [.$G$8]" office:value-type="float" office:value="202.978757141158" calcext:value-type="float">
            <text:p>202.978757141158</text:p>
          </table:table-cell>
          <table:table-cell/>
          <table:table-cell table:formula="of:=INDEX([.$C$1:.$C$2072]; 716; 1)" office:value-type="float" office:value="188794149376" calcext:value-type="float">
            <text:p>188794149376</text:p>
          </table:table-cell>
          <table:table-cell table:formula="of:=[.$J$7] * [.$I$725] + [.$J$8]" office:value-type="float" office:value="-198.728072011843" calcext:value-type="float">
            <text:p>-198.728072011843</text:p>
          </table:table-cell>
        </table:table-row>
        <table:table-row table:style-name="ro1">
          <table:table-cell office:value-type="float" office:value="287099275520" calcext:value-type="float">
            <text:p>287099275520</text:p>
          </table:table-cell>
          <table:table-cell office:value-type="float" office:value="218.619598388672" calcext:value-type="float">
            <text:p>218.619598388672</text:p>
          </table:table-cell>
          <table:table-cell office:value-type="float" office:value="188794232832" calcext:value-type="float">
            <text:p>188794232832</text:p>
          </table:table-cell>
          <table:table-cell office:value-type="float" office:value="-196.191787719727" calcext:value-type="float">
            <text:p>-196.191787719727</text:p>
          </table:table-cell>
          <table:table-cell/>
          <table:table-cell table:formula="of:=INDEX([.$A$1:.$A$2072]; 717; 1)" office:value-type="float" office:value="287098983168" calcext:value-type="float">
            <text:p>287098983168</text:p>
          </table:table-cell>
          <table:table-cell table:formula="of:=[.$G$7] * [.$F$726] + [.$G$8]" office:value-type="float" office:value="204.409664655104" calcext:value-type="float">
            <text:p>204.409664655104</text:p>
          </table:table-cell>
          <table:table-cell/>
          <table:table-cell table:formula="of:=INDEX([.$C$1:.$C$2072]; 717; 1)" office:value-type="float" office:value="188794128384" calcext:value-type="float">
            <text:p>188794128384</text:p>
          </table:table-cell>
          <table:table-cell table:formula="of:=[.$J$7] * [.$I$726] + [.$J$8]" office:value-type="float" office:value="-199.731691338122" calcext:value-type="float">
            <text:p>-199.731691338122</text:p>
          </table:table-cell>
        </table:table-row>
        <table:table-row table:style-name="ro1">
          <table:table-cell office:value-type="float" office:value="287099279872" calcext:value-type="float">
            <text:p>287099279872</text:p>
          </table:table-cell>
          <table:table-cell office:value-type="float" office:value="218.732025146484" calcext:value-type="float">
            <text:p>218.732025146484</text:p>
          </table:table-cell>
          <table:table-cell office:value-type="float" office:value="188794264576" calcext:value-type="float">
            <text:p>188794264576</text:p>
          </table:table-cell>
          <table:table-cell office:value-type="float" office:value="-194.69807434082" calcext:value-type="float">
            <text:p>-194.69807434082</text:p>
          </table:table-cell>
          <table:table-cell/>
          <table:table-cell table:formula="of:=INDEX([.$A$1:.$A$2072]; 718; 1)" office:value-type="float" office:value="287098993664" calcext:value-type="float">
            <text:p>287098993664</text:p>
          </table:table-cell>
          <table:table-cell table:formula="of:=[.$G$7] * [.$F$727] + [.$G$8]" office:value-type="float" office:value="204.911093784496" calcext:value-type="float">
            <text:p>204.911093784496</text:p>
          </table:table-cell>
          <table:table-cell/>
          <table:table-cell table:formula="of:=INDEX([.$C$1:.$C$2072]; 718; 1)" office:value-type="float" office:value="188794120960" calcext:value-type="float">
            <text:p>188794120960</text:p>
          </table:table-cell>
          <table:table-cell table:formula="of:=[.$J$7] * [.$I$727] + [.$J$8]" office:value-type="float" office:value="-200.086629880592" calcext:value-type="float">
            <text:p>-200.086629880592</text:p>
          </table:table-cell>
        </table:table-row>
        <table:table-row table:style-name="ro1">
          <table:table-cell office:value-type="float" office:value="287099288320" calcext:value-type="float">
            <text:p>287099288320</text:p>
          </table:table-cell>
          <table:table-cell office:value-type="float" office:value="218.964294433594" calcext:value-type="float">
            <text:p>218.964294433594</text:p>
          </table:table-cell>
          <table:table-cell office:value-type="float" office:value="188794297088" calcext:value-type="float">
            <text:p>188794297088</text:p>
          </table:table-cell>
          <table:table-cell office:value-type="float" office:value="-193.141967773438" calcext:value-type="float">
            <text:p>-193.141967773438</text:p>
          </table:table-cell>
          <table:table-cell/>
          <table:table-cell table:formula="of:=INDEX([.$A$1:.$A$2072]; 719; 1)" office:value-type="float" office:value="287099121664" calcext:value-type="float">
            <text:p>287099121664</text:p>
          </table:table-cell>
          <table:table-cell table:formula="of:=[.$G$7] * [.$F$728] + [.$G$8]" office:value-type="float" office:value="211.026083160192" calcext:value-type="float">
            <text:p>211.026083160192</text:p>
          </table:table-cell>
          <table:table-cell/>
          <table:table-cell table:formula="of:=INDEX([.$C$1:.$C$2072]; 719; 1)" office:value-type="float" office:value="188794051584" calcext:value-type="float">
            <text:p>188794051584</text:p>
          </table:table-cell>
          <table:table-cell table:formula="of:=[.$J$7] * [.$I$728] + [.$J$8]" office:value-type="float" office:value="-203.403469359502" calcext:value-type="float">
            <text:p>-203.403469359502</text:p>
          </table:table-cell>
        </table:table-row>
        <table:table-row table:style-name="ro1">
          <table:table-cell office:value-type="float" office:value="287099301632" calcext:value-type="float">
            <text:p>287099301632</text:p>
          </table:table-cell>
          <table:table-cell office:value-type="float" office:value="219.379409790039" calcext:value-type="float">
            <text:p>219.379409790039</text:p>
          </table:table-cell>
          <table:table-cell office:value-type="float" office:value="188794328064" calcext:value-type="float">
            <text:p>188794328064</text:p>
          </table:table-cell>
          <table:table-cell office:value-type="float" office:value="-191.576721191406" calcext:value-type="float">
            <text:p>-191.576721191406</text:p>
          </table:table-cell>
          <table:table-cell/>
          <table:table-cell table:formula="of:=INDEX([.$A$1:.$A$2072]; 720; 1)" office:value-type="float" office:value="287099184896" calcext:value-type="float">
            <text:p>287099184896</text:p>
          </table:table-cell>
          <table:table-cell table:formula="of:=[.$G$7] * [.$F$729] + [.$G$8]" office:value-type="float" office:value="214.046887913719" calcext:value-type="float">
            <text:p>214.046887913719</text:p>
          </table:table-cell>
          <table:table-cell/>
          <table:table-cell table:formula="of:=INDEX([.$C$1:.$C$2072]; 720; 1)" office:value-type="float" office:value="188794048256" calcext:value-type="float">
            <text:p>188794048256</text:p>
          </table:table-cell>
          <table:table-cell table:formula="of:=[.$J$7] * [.$I$729] + [.$J$8]" office:value-type="float" office:value="-203.562579739839" calcext:value-type="float">
            <text:p>-203.562579739839</text:p>
          </table:table-cell>
        </table:table-row>
        <table:table-row table:style-name="ro1">
          <table:table-cell office:value-type="float" office:value="287099307264" calcext:value-type="float">
            <text:p>287099307264</text:p>
          </table:table-cell>
          <table:table-cell office:value-type="float" office:value="219.56623840332" calcext:value-type="float">
            <text:p>219.56623840332</text:p>
          </table:table-cell>
          <table:table-cell office:value-type="float" office:value="188794337792" calcext:value-type="float">
            <text:p>188794337792</text:p>
          </table:table-cell>
          <table:table-cell office:value-type="float" office:value="-191.076904296875" calcext:value-type="float">
            <text:p>-191.076904296875</text:p>
          </table:table-cell>
          <table:table-cell/>
          <table:table-cell table:formula="of:=INDEX([.$A$1:.$A$2072]; 721; 1)" office:value-type="float" office:value="287099271168" calcext:value-type="float">
            <text:p>287099271168</text:p>
          </table:table-cell>
          <table:table-cell table:formula="of:=[.$G$7] * [.$F$730] + [.$G$8]" office:value-type="float" office:value="218.168390752748" calcext:value-type="float">
            <text:p>218.168390752748</text:p>
          </table:table-cell>
          <table:table-cell/>
          <table:table-cell table:formula="of:=INDEX([.$C$1:.$C$2072]; 721; 1)" office:value-type="float" office:value="188794129920" calcext:value-type="float">
            <text:p>188794129920</text:p>
          </table:table-cell>
          <table:table-cell table:formula="of:=[.$J$7] * [.$I$730] + [.$J$8]" office:value-type="float" office:value="-199.658255778253" calcext:value-type="float">
            <text:p>-199.658255778253</text:p>
          </table:table-cell>
        </table:table-row>
        <table:table-row table:style-name="ro1">
          <table:table-cell office:value-type="float" office:value="287099353344" calcext:value-type="float">
            <text:p>287099353344</text:p>
          </table:table-cell>
          <table:table-cell office:value-type="float" office:value="221.638427734375" calcext:value-type="float">
            <text:p>221.638427734375</text:p>
          </table:table-cell>
          <table:table-cell office:value-type="float" office:value="188794425856" calcext:value-type="float">
            <text:p>188794425856</text:p>
          </table:table-cell>
          <table:table-cell office:value-type="float" office:value="-186.796325683594" calcext:value-type="float">
            <text:p>-186.796325683594</text:p>
          </table:table-cell>
          <table:table-cell/>
          <table:table-cell table:formula="of:=INDEX([.$A$1:.$A$2072]; 722; 1)" office:value-type="float" office:value="287099271168" calcext:value-type="float">
            <text:p>287099271168</text:p>
          </table:table-cell>
          <table:table-cell table:formula="of:=[.$G$7] * [.$F$731] + [.$G$8]" office:value-type="float" office:value="218.168390752748" calcext:value-type="float">
            <text:p>218.168390752748</text:p>
          </table:table-cell>
          <table:table-cell/>
          <table:table-cell table:formula="of:=INDEX([.$C$1:.$C$2072]; 722; 1)" office:value-type="float" office:value="188794138624" calcext:value-type="float">
            <text:p>188794138624</text:p>
          </table:table-cell>
          <table:table-cell table:formula="of:=[.$J$7] * [.$I$731] + [.$J$8]" office:value-type="float" office:value="-199.24212093465" calcext:value-type="float">
            <text:p>-199.24212093465</text:p>
          </table:table-cell>
        </table:table-row>
        <table:table-row table:style-name="ro1">
          <table:table-cell office:value-type="float" office:value="287099406080" calcext:value-type="float">
            <text:p>287099406080</text:p>
          </table:table-cell>
          <table:table-cell office:value-type="float" office:value="223.81330871582" calcext:value-type="float">
            <text:p>223.81330871582</text:p>
          </table:table-cell>
          <table:table-cell office:value-type="float" office:value="188794486528" calcext:value-type="float">
            <text:p>188794486528</text:p>
          </table:table-cell>
          <table:table-cell office:value-type="float" office:value="-183.660537719727" calcext:value-type="float">
            <text:p>-183.660537719727</text:p>
          </table:table-cell>
          <table:table-cell/>
          <table:table-cell table:formula="of:=INDEX([.$A$1:.$A$2072]; 723; 1)" office:value-type="float" office:value="287099270144" calcext:value-type="float">
            <text:p>287099270144</text:p>
          </table:table-cell>
          <table:table-cell table:formula="of:=[.$G$7] * [.$F$732] + [.$G$8]" office:value-type="float" office:value="218.119470838457" calcext:value-type="float">
            <text:p>218.119470838457</text:p>
          </table:table-cell>
          <table:table-cell/>
          <table:table-cell table:formula="of:=INDEX([.$C$1:.$C$2072]; 723; 1)" office:value-type="float" office:value="188794164992" calcext:value-type="float">
            <text:p>188794164992</text:p>
          </table:table-cell>
          <table:table-cell table:formula="of:=[.$J$7] * [.$I$732] + [.$J$8]" office:value-type="float" office:value="-197.981477146968" calcext:value-type="float">
            <text:p>-197.981477146968</text:p>
          </table:table-cell>
        </table:table-row>
        <table:table-row table:style-name="ro1">
          <table:table-cell office:value-type="float" office:value="287099415040" calcext:value-type="float">
            <text:p>287099415040</text:p>
          </table:table-cell>
          <table:table-cell office:value-type="float" office:value="224.202178955078" calcext:value-type="float">
            <text:p>224.202178955078</text:p>
          </table:table-cell>
          <table:table-cell office:value-type="float" office:value="188794493696" calcext:value-type="float">
            <text:p>188794493696</text:p>
          </table:table-cell>
          <table:table-cell office:value-type="float" office:value="-183.264678955078" calcext:value-type="float">
            <text:p>-183.264678955078</text:p>
          </table:table-cell>
          <table:table-cell/>
          <table:table-cell table:formula="of:=INDEX([.$A$1:.$A$2072]; 724; 1)" office:value-type="float" office:value="287099270912" calcext:value-type="float">
            <text:p>287099270912</text:p>
          </table:table-cell>
          <table:table-cell table:formula="of:=[.$G$7] * [.$F$733] + [.$G$8]" office:value-type="float" office:value="218.156160773709" calcext:value-type="float">
            <text:p>218.156160773709</text:p>
          </table:table-cell>
          <table:table-cell/>
          <table:table-cell table:formula="of:=INDEX([.$C$1:.$C$2072]; 724; 1)" office:value-type="float" office:value="188794173952" calcext:value-type="float">
            <text:p>188794173952</text:p>
          </table:table-cell>
          <table:table-cell table:formula="of:=[.$J$7] * [.$I$733] + [.$J$8]" office:value-type="float" office:value="-197.553103044629" calcext:value-type="float">
            <text:p>-197.553103044629</text:p>
          </table:table-cell>
        </table:table-row>
        <table:table-row table:style-name="ro1">
          <table:table-cell office:value-type="float" office:value="287099575808" calcext:value-type="float">
            <text:p>287099575808</text:p>
          </table:table-cell>
          <table:table-cell office:value-type="float" office:value="231.655334472656" calcext:value-type="float">
            <text:p>231.655334472656</text:p>
          </table:table-cell>
          <table:table-cell office:value-type="float" office:value="188794612736" calcext:value-type="float">
            <text:p>188794612736</text:p>
          </table:table-cell>
          <table:table-cell office:value-type="float" office:value="-177.178298950195" calcext:value-type="float">
            <text:p>-177.178298950195</text:p>
          </table:table-cell>
          <table:table-cell/>
          <table:table-cell table:formula="of:=INDEX([.$A$1:.$A$2072]; 725; 1)" office:value-type="float" office:value="287099273472" calcext:value-type="float">
            <text:p>287099273472</text:p>
          </table:table-cell>
          <table:table-cell table:formula="of:=[.$G$7] * [.$F$734] + [.$G$8]" office:value-type="float" office:value="218.278460562229" calcext:value-type="float">
            <text:p>218.278460562229</text:p>
          </table:table-cell>
          <table:table-cell/>
          <table:table-cell table:formula="of:=INDEX([.$C$1:.$C$2072]; 725; 1)" office:value-type="float" office:value="188794202624" calcext:value-type="float">
            <text:p>188794202624</text:p>
          </table:table-cell>
          <table:table-cell table:formula="of:=[.$J$7] * [.$I$734] + [.$J$8]" office:value-type="float" office:value="-196.182305917144" calcext:value-type="float">
            <text:p>-196.182305917144</text:p>
          </table:table-cell>
        </table:table-row>
        <table:table-row table:style-name="ro1">
          <table:table-cell office:value-type="float" office:value="287099576064" calcext:value-type="float">
            <text:p>287099576064</text:p>
          </table:table-cell>
          <table:table-cell office:value-type="float" office:value="232.135681152344" calcext:value-type="float">
            <text:p>232.135681152344</text:p>
          </table:table-cell>
          <table:table-cell office:value-type="float" office:value="188794610688" calcext:value-type="float">
            <text:p>188794610688</text:p>
          </table:table-cell>
          <table:table-cell office:value-type="float" office:value="-176.947814941406" calcext:value-type="float">
            <text:p>-176.947814941406</text:p>
          </table:table-cell>
          <table:table-cell/>
          <table:table-cell table:formula="of:=INDEX([.$A$1:.$A$2072]; 726; 1)" office:value-type="float" office:value="287099275520" calcext:value-type="float">
            <text:p>287099275520</text:p>
          </table:table-cell>
          <table:table-cell table:formula="of:=[.$G$7] * [.$F$735] + [.$G$8]" office:value-type="float" office:value="218.37630039081" calcext:value-type="float">
            <text:p>218.37630039081</text:p>
          </table:table-cell>
          <table:table-cell/>
          <table:table-cell table:formula="of:=INDEX([.$C$1:.$C$2072]; 726; 1)" office:value-type="float" office:value="188794232832" calcext:value-type="float">
            <text:p>188794232832</text:p>
          </table:table-cell>
          <table:table-cell table:formula="of:=[.$J$7] * [.$I$735] + [.$J$8]" office:value-type="float" office:value="-194.738073227927" calcext:value-type="float">
            <text:p>-194.738073227927</text:p>
          </table:table-cell>
        </table:table-row>
        <table:table-row table:style-name="ro1">
          <table:table-cell office:value-type="float" office:value="287099576064" calcext:value-type="float">
            <text:p>287099576064</text:p>
          </table:table-cell>
          <table:table-cell office:value-type="float" office:value="232.217208862305" calcext:value-type="float">
            <text:p>232.217208862305</text:p>
          </table:table-cell>
          <table:table-cell office:value-type="float" office:value="188794610432" calcext:value-type="float">
            <text:p>188794610432</text:p>
          </table:table-cell>
          <table:table-cell office:value-type="float" office:value="-177.150665283203" calcext:value-type="float">
            <text:p>-177.150665283203</text:p>
          </table:table-cell>
          <table:table-cell/>
          <table:table-cell table:formula="of:=INDEX([.$A$1:.$A$2072]; 727; 1)" office:value-type="float" office:value="287099279872" calcext:value-type="float">
            <text:p>287099279872</text:p>
          </table:table-cell>
          <table:table-cell table:formula="of:=[.$G$7] * [.$F$736] + [.$G$8]" office:value-type="float" office:value="218.584210030735" calcext:value-type="float">
            <text:p>218.584210030735</text:p>
          </table:table-cell>
          <table:table-cell/>
          <table:table-cell table:formula="of:=INDEX([.$C$1:.$C$2072]; 727; 1)" office:value-type="float" office:value="188794264576" calcext:value-type="float">
            <text:p>188794264576</text:p>
          </table:table-cell>
          <table:table-cell table:formula="of:=[.$J$7] * [.$I$736] + [.$J$8]" office:value-type="float" office:value="-193.220404980704" calcext:value-type="float">
            <text:p>-193.220404980704</text:p>
          </table:table-cell>
        </table:table-row>
        <table:table-row table:style-name="ro1">
          <table:table-cell office:value-type="float" office:value="287099575552" calcext:value-type="float">
            <text:p>287099575552</text:p>
          </table:table-cell>
          <table:table-cell office:value-type="float" office:value="232.29052734375" calcext:value-type="float">
            <text:p>232.29052734375</text:p>
          </table:table-cell>
          <table:table-cell office:value-type="float" office:value="188794610176" calcext:value-type="float">
            <text:p>188794610176</text:p>
          </table:table-cell>
          <table:table-cell office:value-type="float" office:value="-177.28271484375" calcext:value-type="float">
            <text:p>-177.28271484375</text:p>
          </table:table-cell>
          <table:table-cell/>
          <table:table-cell table:formula="of:=INDEX([.$A$1:.$A$2072]; 728; 1)" office:value-type="float" office:value="287099288320" calcext:value-type="float">
            <text:p>287099288320</text:p>
          </table:table-cell>
          <table:table-cell table:formula="of:=[.$G$7] * [.$F$737] + [.$G$8]" office:value-type="float" office:value="218.987799329683" calcext:value-type="float">
            <text:p>218.987799329683</text:p>
          </table:table-cell>
          <table:table-cell/>
          <table:table-cell table:formula="of:=INDEX([.$C$1:.$C$2072]; 728; 1)" office:value-type="float" office:value="188794297088" calcext:value-type="float">
            <text:p>188794297088</text:p>
          </table:table-cell>
          <table:table-cell table:formula="of:=[.$J$7] * [.$I$737] + [.$J$8]" office:value-type="float" office:value="-191.666018951684" calcext:value-type="float">
            <text:p>-191.666018951684</text:p>
          </table:table-cell>
        </table:table-row>
        <table:table-row table:style-name="ro1">
          <table:table-cell office:value-type="float" office:value="287099574784" calcext:value-type="float">
            <text:p>287099574784</text:p>
          </table:table-cell>
          <table:table-cell office:value-type="float" office:value="232.337966918945" calcext:value-type="float">
            <text:p>232.337966918945</text:p>
          </table:table-cell>
          <table:table-cell office:value-type="float" office:value="188794609920" calcext:value-type="float">
            <text:p>188794609920</text:p>
          </table:table-cell>
          <table:table-cell office:value-type="float" office:value="-177.372009277344" calcext:value-type="float">
            <text:p>-177.372009277344</text:p>
          </table:table-cell>
          <table:table-cell/>
          <table:table-cell table:formula="of:=INDEX([.$A$1:.$A$2072]; 729; 1)" office:value-type="float" office:value="287099301632" calcext:value-type="float">
            <text:p>287099301632</text:p>
          </table:table-cell>
          <table:table-cell table:formula="of:=[.$G$7] * [.$F$738] + [.$G$8]" office:value-type="float" office:value="219.62375822477" calcext:value-type="float">
            <text:p>219.62375822477</text:p>
          </table:table-cell>
          <table:table-cell/>
          <table:table-cell table:formula="of:=INDEX([.$C$1:.$C$2072]; 729; 1)" office:value-type="float" office:value="188794328064" calcext:value-type="float">
            <text:p>188794328064</text:p>
          </table:table-cell>
          <table:table-cell table:formula="of:=[.$J$7] * [.$I$738] + [.$J$8]" office:value-type="float" office:value="-190.185068482533" calcext:value-type="float">
            <text:p>-190.185068482533</text:p>
          </table:table-cell>
        </table:table-row>
        <table:table-row table:style-name="ro1">
          <table:table-cell office:value-type="float" office:value="287099574272" calcext:value-type="float">
            <text:p>287099574272</text:p>
          </table:table-cell>
          <table:table-cell office:value-type="float" office:value="232.357849121094" calcext:value-type="float">
            <text:p>232.357849121094</text:p>
          </table:table-cell>
          <table:table-cell office:value-type="float" office:value="188794609920" calcext:value-type="float">
            <text:p>188794609920</text:p>
          </table:table-cell>
          <table:table-cell office:value-type="float" office:value="-177.430953979492" calcext:value-type="float">
            <text:p>-177.430953979492</text:p>
          </table:table-cell>
          <table:table-cell/>
          <table:table-cell table:formula="of:=INDEX([.$A$1:.$A$2072]; 730; 1)" office:value-type="float" office:value="287099307264" calcext:value-type="float">
            <text:p>287099307264</text:p>
          </table:table-cell>
          <table:table-cell table:formula="of:=[.$G$7] * [.$F$739] + [.$G$8]" office:value-type="float" office:value="219.892817756161" calcext:value-type="float">
            <text:p>219.892817756161</text:p>
          </table:table-cell>
          <table:table-cell/>
          <table:table-cell table:formula="of:=INDEX([.$C$1:.$C$2072]; 730; 1)" office:value-type="float" office:value="188794337792" calcext:value-type="float">
            <text:p>188794337792</text:p>
          </table:table-cell>
          <table:table-cell table:formula="of:=[.$J$7] * [.$I$739] + [.$J$8]" office:value-type="float" office:value="-189.71997660026" calcext:value-type="float">
            <text:p>-189.71997660026</text:p>
          </table:table-cell>
        </table:table-row>
        <table:table-row table:style-name="ro1">
          <table:table-cell office:value-type="float" office:value="287099573504" calcext:value-type="float">
            <text:p>287099573504</text:p>
          </table:table-cell>
          <table:table-cell office:value-type="float" office:value="232.350601196289" calcext:value-type="float">
            <text:p>232.350601196289</text:p>
          </table:table-cell>
          <table:table-cell office:value-type="float" office:value="188794609664" calcext:value-type="float">
            <text:p>188794609664</text:p>
          </table:table-cell>
          <table:table-cell office:value-type="float" office:value="-177.464797973633" calcext:value-type="float">
            <text:p>-177.464797973633</text:p>
          </table:table-cell>
          <table:table-cell/>
          <table:table-cell table:formula="of:=INDEX([.$A$1:.$A$2072]; 731; 1)" office:value-type="float" office:value="287099353344" calcext:value-type="float">
            <text:p>287099353344</text:p>
          </table:table-cell>
          <table:table-cell table:formula="of:=[.$G$7] * [.$F$740] + [.$G$8]" office:value-type="float" office:value="222.094213932753" calcext:value-type="float">
            <text:p>222.094213932753</text:p>
          </table:table-cell>
          <table:table-cell/>
          <table:table-cell table:formula="of:=INDEX([.$C$1:.$C$2072]; 731; 1)" office:value-type="float" office:value="188794425856" calcext:value-type="float">
            <text:p>188794425856</text:p>
          </table:table-cell>
          <table:table-cell table:formula="of:=[.$J$7] * [.$I$740] + [.$J$8]" office:value-type="float" office:value="-185.509671134874" calcext:value-type="float">
            <text:p>-185.509671134874</text:p>
          </table:table-cell>
        </table:table-row>
        <table:table-row table:style-name="ro1">
          <table:table-cell office:value-type="float" office:value="287099572992" calcext:value-type="float">
            <text:p>287099572992</text:p>
          </table:table-cell>
          <table:table-cell office:value-type="float" office:value="232.326141357422" calcext:value-type="float">
            <text:p>232.326141357422</text:p>
          </table:table-cell>
          <table:table-cell office:value-type="float" office:value="188794609408" calcext:value-type="float">
            <text:p>188794609408</text:p>
          </table:table-cell>
          <table:table-cell office:value-type="float" office:value="-177.482803344727" calcext:value-type="float">
            <text:p>-177.482803344727</text:p>
          </table:table-cell>
          <table:table-cell/>
          <table:table-cell table:formula="of:=INDEX([.$A$1:.$A$2072]; 732; 1)" office:value-type="float" office:value="287099406080" calcext:value-type="float">
            <text:p>287099406080</text:p>
          </table:table-cell>
          <table:table-cell table:formula="of:=[.$G$7] * [.$F$741] + [.$G$8]" office:value-type="float" office:value="224.613589555025" calcext:value-type="float">
            <text:p>224.613589555025</text:p>
          </table:table-cell>
          <table:table-cell/>
          <table:table-cell table:formula="of:=INDEX([.$C$1:.$C$2072]; 732; 1)" office:value-type="float" office:value="188794486528" calcext:value-type="float">
            <text:p>188794486528</text:p>
          </table:table-cell>
          <table:table-cell table:formula="of:=[.$J$7] * [.$I$741] + [.$J$8]" office:value-type="float" office:value="-182.608966497704" calcext:value-type="float">
            <text:p>-182.608966497704</text:p>
          </table:table-cell>
        </table:table-row>
        <table:table-row table:style-name="ro1">
          <table:table-cell office:value-type="float" office:value="287099572224" calcext:value-type="float">
            <text:p>287099572224</text:p>
          </table:table-cell>
          <table:table-cell office:value-type="float" office:value="232.300735473633" calcext:value-type="float">
            <text:p>232.300735473633</text:p>
          </table:table-cell>
          <table:table-cell office:value-type="float" office:value="188794608896" calcext:value-type="float">
            <text:p>188794608896</text:p>
          </table:table-cell>
          <table:table-cell office:value-type="float" office:value="-177.49983215332" calcext:value-type="float">
            <text:p>-177.49983215332</text:p>
          </table:table-cell>
          <table:table-cell/>
          <table:table-cell table:formula="of:=INDEX([.$A$1:.$A$2072]; 733; 1)" office:value-type="float" office:value="287099415040" calcext:value-type="float">
            <text:p>287099415040</text:p>
          </table:table-cell>
          <table:table-cell table:formula="of:=[.$G$7] * [.$F$742] + [.$G$8]" office:value-type="float" office:value="225.04163881205" calcext:value-type="float">
            <text:p>225.04163881205</text:p>
          </table:table-cell>
          <table:table-cell/>
          <table:table-cell table:formula="of:=INDEX([.$C$1:.$C$2072]; 733; 1)" office:value-type="float" office:value="188794493696" calcext:value-type="float">
            <text:p>188794493696</text:p>
          </table:table-cell>
          <table:table-cell table:formula="of:=[.$J$7] * [.$I$742] + [.$J$8]" office:value-type="float" office:value="-182.266267215833" calcext:value-type="float">
            <text:p>-182.266267215833</text:p>
          </table:table-cell>
        </table:table-row>
        <table:table-row table:style-name="ro1">
          <table:table-cell office:value-type="float" office:value="287099571712" calcext:value-type="float">
            <text:p>287099571712</text:p>
          </table:table-cell>
          <table:table-cell office:value-type="float" office:value="232.275482177734" calcext:value-type="float">
            <text:p>232.275482177734</text:p>
          </table:table-cell>
          <table:table-cell office:value-type="float" office:value="188794608640" calcext:value-type="float">
            <text:p>188794608640</text:p>
          </table:table-cell>
          <table:table-cell office:value-type="float" office:value="-177.517166137695" calcext:value-type="float">
            <text:p>-177.517166137695</text:p>
          </table:table-cell>
          <table:table-cell/>
          <table:table-cell table:formula="of:=INDEX([.$A$1:.$A$2072]; 734; 1)" office:value-type="float" office:value="287099575808" calcext:value-type="float">
            <text:p>287099575808</text:p>
          </table:table-cell>
          <table:table-cell table:formula="of:=[.$G$7] * [.$F$743] + [.$G$8]" office:value-type="float" office:value="232.72206546925" calcext:value-type="float">
            <text:p>232.72206546925</text:p>
          </table:table-cell>
          <table:table-cell/>
          <table:table-cell table:formula="of:=INDEX([.$C$1:.$C$2072]; 734; 1)" office:value-type="float" office:value="188794612736" calcext:value-type="float">
            <text:p>188794612736</text:p>
          </table:table-cell>
          <table:table-cell table:formula="of:=[.$J$7] * [.$I$743] + [.$J$8]" office:value-type="float" office:value="-176.575011283159" calcext:value-type="float">
            <text:p>-176.575011283159</text:p>
          </table:table-cell>
        </table:table-row>
        <table:table-row table:style-name="ro1">
          <table:table-cell office:value-type="float" office:value="287099571200" calcext:value-type="float">
            <text:p>287099571200</text:p>
          </table:table-cell>
          <table:table-cell office:value-type="float" office:value="232.250366210937" calcext:value-type="float">
            <text:p>232.250366210937</text:p>
          </table:table-cell>
          <table:table-cell office:value-type="float" office:value="188794608128" calcext:value-type="float">
            <text:p>188794608128</text:p>
          </table:table-cell>
          <table:table-cell office:value-type="float" office:value="-177.53466796875" calcext:value-type="float">
            <text:p>-177.53466796875</text:p>
          </table:table-cell>
          <table:table-cell/>
          <table:table-cell table:formula="of:=INDEX([.$A$1:.$A$2072]; 735; 1)" office:value-type="float" office:value="287099576064" calcext:value-type="float">
            <text:p>287099576064</text:p>
          </table:table-cell>
          <table:table-cell table:formula="of:=[.$G$7] * [.$F$744] + [.$G$8]" office:value-type="float" office:value="232.734295448288" calcext:value-type="float">
            <text:p>232.734295448288</text:p>
          </table:table-cell>
          <table:table-cell/>
          <table:table-cell table:formula="of:=INDEX([.$C$1:.$C$2072]; 735; 1)" office:value-type="float" office:value="188794610688" calcext:value-type="float">
            <text:p>188794610688</text:p>
          </table:table-cell>
          <table:table-cell table:formula="of:=[.$J$7] * [.$I$744] + [.$J$8]" office:value-type="float" office:value="-176.672925364226" calcext:value-type="float">
            <text:p>-176.672925364226</text:p>
          </table:table-cell>
        </table:table-row>
        <table:table-row table:style-name="ro1">
          <table:table-cell office:value-type="float" office:value="287099570688" calcext:value-type="float">
            <text:p>287099570688</text:p>
          </table:table-cell>
          <table:table-cell office:value-type="float" office:value="232.225112915039" calcext:value-type="float">
            <text:p>232.225112915039</text:p>
          </table:table-cell>
          <table:table-cell office:value-type="float" office:value="188794607872" calcext:value-type="float">
            <text:p>188794607872</text:p>
          </table:table-cell>
          <table:table-cell office:value-type="float" office:value="-177.551025390625" calcext:value-type="float">
            <text:p>-177.551025390625</text:p>
          </table:table-cell>
          <table:table-cell/>
          <table:table-cell table:formula="of:=INDEX([.$A$1:.$A$2072]; 736; 1)" office:value-type="float" office:value="287099576064" calcext:value-type="float">
            <text:p>287099576064</text:p>
          </table:table-cell>
          <table:table-cell table:formula="of:=[.$G$7] * [.$F$745] + [.$G$8]" office:value-type="float" office:value="232.734295448288" calcext:value-type="float">
            <text:p>232.734295448288</text:p>
          </table:table-cell>
          <table:table-cell/>
          <table:table-cell table:formula="of:=INDEX([.$C$1:.$C$2072]; 736; 1)" office:value-type="float" office:value="188794610432" calcext:value-type="float">
            <text:p>188794610432</text:p>
          </table:table-cell>
          <table:table-cell table:formula="of:=[.$J$7] * [.$I$745] + [.$J$8]" office:value-type="float" office:value="-176.685164624825" calcext:value-type="float">
            <text:p>-176.685164624825</text:p>
          </table:table-cell>
        </table:table-row>
        <table:table-row table:style-name="ro1">
          <table:table-cell office:value-type="float" office:value="287099570176" calcext:value-type="float">
            <text:p>287099570176</text:p>
          </table:table-cell>
          <table:table-cell office:value-type="float" office:value="232.199859619141" calcext:value-type="float">
            <text:p>232.199859619141</text:p>
          </table:table-cell>
          <table:table-cell office:value-type="float" office:value="188794607616" calcext:value-type="float">
            <text:p>188794607616</text:p>
          </table:table-cell>
          <table:table-cell office:value-type="float" office:value="-177.566986083984" calcext:value-type="float">
            <text:p>-177.566986083984</text:p>
          </table:table-cell>
          <table:table-cell/>
          <table:table-cell table:formula="of:=INDEX([.$A$1:.$A$2072]; 737; 1)" office:value-type="float" office:value="287099575552" calcext:value-type="float">
            <text:p>287099575552</text:p>
          </table:table-cell>
          <table:table-cell table:formula="of:=[.$G$7] * [.$F$746] + [.$G$8]" office:value-type="float" office:value="232.709835490212" calcext:value-type="float">
            <text:p>232.709835490212</text:p>
          </table:table-cell>
          <table:table-cell/>
          <table:table-cell table:formula="of:=INDEX([.$C$1:.$C$2072]; 737; 1)" office:value-type="float" office:value="188794610176" calcext:value-type="float">
            <text:p>188794610176</text:p>
          </table:table-cell>
          <table:table-cell table:formula="of:=[.$J$7] * [.$I$746] + [.$J$8]" office:value-type="float" office:value="-176.697403883562" calcext:value-type="float">
            <text:p>-176.697403883562</text:p>
          </table:table-cell>
        </table:table-row>
        <table:table-row table:style-name="ro1">
          <table:table-cell office:value-type="float" office:value="287099569920" calcext:value-type="float">
            <text:p>287099569920</text:p>
          </table:table-cell>
          <table:table-cell office:value-type="float" office:value="232.176055908203" calcext:value-type="float">
            <text:p>232.176055908203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58251953125" calcext:value-type="float">
            <text:p>-177.58251953125</text:p>
          </table:table-cell>
          <table:table-cell/>
          <table:table-cell table:formula="of:=INDEX([.$A$1:.$A$2072]; 738; 1)" office:value-type="float" office:value="287099574784" calcext:value-type="float">
            <text:p>287099574784</text:p>
          </table:table-cell>
          <table:table-cell table:formula="of:=[.$G$7] * [.$F$747] + [.$G$8]" office:value-type="float" office:value="232.673145553097" calcext:value-type="float">
            <text:p>232.673145553097</text:p>
          </table:table-cell>
          <table:table-cell/>
          <table:table-cell table:formula="of:=INDEX([.$C$1:.$C$2072]; 738; 1)" office:value-type="float" office:value="188794609920" calcext:value-type="float">
            <text:p>188794609920</text:p>
          </table:table-cell>
          <table:table-cell table:formula="of:=[.$J$7] * [.$I$747] + [.$J$8]" office:value-type="float" office:value="-176.709643144161" calcext:value-type="float">
            <text:p>-176.709643144161</text:p>
          </table:table-cell>
        </table:table-row>
        <table:table-row table:style-name="ro1">
          <table:table-cell office:value-type="float" office:value="287099570176" calcext:value-type="float">
            <text:p>287099570176</text:p>
          </table:table-cell>
          <table:table-cell office:value-type="float" office:value="232.165191650391" calcext:value-type="float">
            <text:p>232.165191650391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590484619141" calcext:value-type="float">
            <text:p>-177.590484619141</text:p>
          </table:table-cell>
          <table:table-cell/>
          <table:table-cell table:formula="of:=INDEX([.$A$1:.$A$2072]; 739; 1)" office:value-type="float" office:value="287099574272" calcext:value-type="float">
            <text:p>287099574272</text:p>
          </table:table-cell>
          <table:table-cell table:formula="of:=[.$G$7] * [.$F$748] + [.$G$8]" office:value-type="float" office:value="232.648685596883" calcext:value-type="float">
            <text:p>232.648685596883</text:p>
          </table:table-cell>
          <table:table-cell/>
          <table:table-cell table:formula="of:=INDEX([.$C$1:.$C$2072]; 739; 1)" office:value-type="float" office:value="188794609920" calcext:value-type="float">
            <text:p>188794609920</text:p>
          </table:table-cell>
          <table:table-cell table:formula="of:=[.$J$7] * [.$I$748] + [.$J$8]" office:value-type="float" office:value="-176.709643144161" calcext:value-type="float">
            <text:p>-176.709643144161</text:p>
          </table:table-cell>
        </table:table-row>
        <table:table-row table:style-name="ro1">
          <table:table-cell office:value-type="float" office:value="287099570432" calcext:value-type="float">
            <text:p>287099570432</text:p>
          </table:table-cell>
          <table:table-cell office:value-type="float" office:value="232.166732788086" calcext:value-type="float">
            <text:p>232.166732788086</text:p>
          </table:table-cell>
          <table:table-cell office:value-type="float" office:value="188794607616" calcext:value-type="float">
            <text:p>188794607616</text:p>
          </table:table-cell>
          <table:table-cell office:value-type="float" office:value="-177.590225219727" calcext:value-type="float">
            <text:p>-177.590225219727</text:p>
          </table:table-cell>
          <table:table-cell/>
          <table:table-cell table:formula="of:=INDEX([.$A$1:.$A$2072]; 740; 1)" office:value-type="float" office:value="287099573504" calcext:value-type="float">
            <text:p>287099573504</text:p>
          </table:table-cell>
          <table:table-cell table:formula="of:=[.$G$7] * [.$F$749] + [.$G$8]" office:value-type="float" office:value="232.611995659769" calcext:value-type="float">
            <text:p>232.611995659769</text:p>
          </table:table-cell>
          <table:table-cell/>
          <table:table-cell table:formula="of:=INDEX([.$C$1:.$C$2072]; 740; 1)" office:value-type="float" office:value="188794609664" calcext:value-type="float">
            <text:p>188794609664</text:p>
          </table:table-cell>
          <table:table-cell table:formula="of:=[.$J$7] * [.$I$749] + [.$J$8]" office:value-type="float" office:value="-176.72188240476" calcext:value-type="float">
            <text:p>-176.72188240476</text:p>
          </table:table-cell>
        </table:table-row>
        <table:table-row table:style-name="ro1">
          <table:table-cell office:value-type="float" office:value="287099570688" calcext:value-type="float">
            <text:p>287099570688</text:p>
          </table:table-cell>
          <table:table-cell office:value-type="float" office:value="232.177062988281" calcext:value-type="float">
            <text:p>232.177062988281</text:p>
          </table:table-cell>
          <table:table-cell office:value-type="float" office:value="188794607872" calcext:value-type="float">
            <text:p>188794607872</text:p>
          </table:table-cell>
          <table:table-cell office:value-type="float" office:value="-177.583358764648" calcext:value-type="float">
            <text:p>-177.583358764648</text:p>
          </table:table-cell>
          <table:table-cell/>
          <table:table-cell table:formula="of:=INDEX([.$A$1:.$A$2072]; 741; 1)" office:value-type="float" office:value="287099572992" calcext:value-type="float">
            <text:p>287099572992</text:p>
          </table:table-cell>
          <table:table-cell table:formula="of:=[.$G$7] * [.$F$750] + [.$G$8]" office:value-type="float" office:value="232.587535701692" calcext:value-type="float">
            <text:p>232.587535701692</text:p>
          </table:table-cell>
          <table:table-cell/>
          <table:table-cell table:formula="of:=INDEX([.$C$1:.$C$2072]; 741; 1)" office:value-type="float" office:value="188794609408" calcext:value-type="float">
            <text:p>188794609408</text:p>
          </table:table-cell>
          <table:table-cell table:formula="of:=[.$J$7] * [.$I$750] + [.$J$8]" office:value-type="float" office:value="-176.734121663496" calcext:value-type="float">
            <text:p>-176.734121663496</text:p>
          </table:table-cell>
        </table:table-row>
        <table:table-row table:style-name="ro1">
          <table:table-cell office:value-type="float" office:value="287099571200" calcext:value-type="float">
            <text:p>287099571200</text:p>
          </table:table-cell>
          <table:table-cell office:value-type="float" office:value="232.192199707031" calcext:value-type="float">
            <text:p>232.192199707031</text:p>
          </table:table-cell>
          <table:table-cell office:value-type="float" office:value="188794608128" calcext:value-type="float">
            <text:p>188794608128</text:p>
          </table:table-cell>
          <table:table-cell office:value-type="float" office:value="-177.569412231445" calcext:value-type="float">
            <text:p>-177.569412231445</text:p>
          </table:table-cell>
          <table:table-cell/>
          <table:table-cell table:formula="of:=INDEX([.$A$1:.$A$2072]; 742; 1)" office:value-type="float" office:value="287099572224" calcext:value-type="float">
            <text:p>287099572224</text:p>
          </table:table-cell>
          <table:table-cell table:formula="of:=[.$G$7] * [.$F$751] + [.$G$8]" office:value-type="float" office:value="232.55084576644" calcext:value-type="float">
            <text:p>232.55084576644</text:p>
          </table:table-cell>
          <table:table-cell/>
          <table:table-cell table:formula="of:=INDEX([.$C$1:.$C$2072]; 742; 1)" office:value-type="float" office:value="188794608896" calcext:value-type="float">
            <text:p>188794608896</text:p>
          </table:table-cell>
          <table:table-cell table:formula="of:=[.$J$7] * [.$I$751] + [.$J$8]" office:value-type="float" office:value="-176.758600184694" calcext:value-type="float">
            <text:p>-176.758600184694</text:p>
          </table:table-cell>
        </table:table-row>
        <table:table-row table:style-name="ro1">
          <table:table-cell office:value-type="float" office:value="287099571456" calcext:value-type="float">
            <text:p>287099571456</text:p>
          </table:table-cell>
          <table:table-cell office:value-type="float" office:value="232.208679199219" calcext:value-type="float">
            <text:p>232.208679199219</text:p>
          </table:table-cell>
          <table:table-cell office:value-type="float" office:value="188794608896" calcext:value-type="float">
            <text:p>188794608896</text:p>
          </table:table-cell>
          <table:table-cell office:value-type="float" office:value="-177.549102783203" calcext:value-type="float">
            <text:p>-177.549102783203</text:p>
          </table:table-cell>
          <table:table-cell/>
          <table:table-cell table:formula="of:=INDEX([.$A$1:.$A$2072]; 743; 1)" office:value-type="float" office:value="287099571712" calcext:value-type="float">
            <text:p>287099571712</text:p>
          </table:table-cell>
          <table:table-cell table:formula="of:=[.$G$7] * [.$F$752] + [.$G$8]" office:value-type="float" office:value="232.526385808364" calcext:value-type="float">
            <text:p>232.526385808364</text:p>
          </table:table-cell>
          <table:table-cell/>
          <table:table-cell table:formula="of:=INDEX([.$C$1:.$C$2072]; 743; 1)" office:value-type="float" office:value="188794608640" calcext:value-type="float">
            <text:p>188794608640</text:p>
          </table:table-cell>
          <table:table-cell table:formula="of:=[.$J$7] * [.$I$752] + [.$J$8]" office:value-type="float" office:value="-176.770839445293" calcext:value-type="float">
            <text:p>-176.770839445293</text:p>
          </table:table-cell>
        </table:table-row>
        <table:table-row table:style-name="ro1">
          <table:table-cell office:value-type="float" office:value="287099571968" calcext:value-type="float">
            <text:p>287099571968</text:p>
          </table:table-cell>
          <table:table-cell office:value-type="float" office:value="232.227966308594" calcext:value-type="float">
            <text:p>232.227966308594</text:p>
          </table:table-cell>
          <table:table-cell office:value-type="float" office:value="188794609152" calcext:value-type="float">
            <text:p>188794609152</text:p>
          </table:table-cell>
          <table:table-cell office:value-type="float" office:value="-177.523742675781" calcext:value-type="float">
            <text:p>-177.523742675781</text:p>
          </table:table-cell>
          <table:table-cell/>
          <table:table-cell table:formula="of:=INDEX([.$A$1:.$A$2072]; 744; 1)" office:value-type="float" office:value="287099571200" calcext:value-type="float">
            <text:p>287099571200</text:p>
          </table:table-cell>
          <table:table-cell table:formula="of:=[.$G$7] * [.$F$753] + [.$G$8]" office:value-type="float" office:value="232.50192585215" calcext:value-type="float">
            <text:p>232.50192585215</text:p>
          </table:table-cell>
          <table:table-cell/>
          <table:table-cell table:formula="of:=INDEX([.$C$1:.$C$2072]; 744; 1)" office:value-type="float" office:value="188794608128" calcext:value-type="float">
            <text:p>188794608128</text:p>
          </table:table-cell>
          <table:table-cell table:formula="of:=[.$J$7] * [.$I$753] + [.$J$8]" office:value-type="float" office:value="-176.795317964628" calcext:value-type="float">
            <text:p>-176.795317964628</text:p>
          </table:table-cell>
        </table:table-row>
        <table:table-row table:style-name="ro1">
          <table:table-cell office:value-type="float" office:value="287099572224" calcext:value-type="float">
            <text:p>287099572224</text:p>
          </table:table-cell>
          <table:table-cell office:value-type="float" office:value="232.245208740234" calcext:value-type="float">
            <text:p>232.245208740234</text:p>
          </table:table-cell>
          <table:table-cell office:value-type="float" office:value="188794609664" calcext:value-type="float">
            <text:p>188794609664</text:p>
          </table:table-cell>
          <table:table-cell office:value-type="float" office:value="-177.500762939453" calcext:value-type="float">
            <text:p>-177.500762939453</text:p>
          </table:table-cell>
          <table:table-cell/>
          <table:table-cell table:formula="of:=INDEX([.$A$1:.$A$2072]; 745; 1)" office:value-type="float" office:value="287099570688" calcext:value-type="float">
            <text:p>287099570688</text:p>
          </table:table-cell>
          <table:table-cell table:formula="of:=[.$G$7] * [.$F$754] + [.$G$8]" office:value-type="float" office:value="232.477465894073" calcext:value-type="float">
            <text:p>232.477465894073</text:p>
          </table:table-cell>
          <table:table-cell/>
          <table:table-cell table:formula="of:=INDEX([.$C$1:.$C$2072]; 745; 1)" office:value-type="float" office:value="188794607872" calcext:value-type="float">
            <text:p>188794607872</text:p>
          </table:table-cell>
          <table:table-cell table:formula="of:=[.$J$7] * [.$I$754] + [.$J$8]" office:value-type="float" office:value="-176.807557225227" calcext:value-type="float">
            <text:p>-176.807557225227</text:p>
          </table:table-cell>
        </table:table-row>
        <table:table-row table:style-name="ro1">
          <table:table-cell office:value-type="float" office:value="287099572224" calcext:value-type="float">
            <text:p>287099572224</text:p>
          </table:table-cell>
          <table:table-cell office:value-type="float" office:value="232.259902954102" calcext:value-type="float">
            <text:p>232.259902954102</text:p>
          </table:table-cell>
          <table:table-cell office:value-type="float" office:value="188794609664" calcext:value-type="float">
            <text:p>188794609664</text:p>
          </table:table-cell>
          <table:table-cell office:value-type="float" office:value="-177.481552124023" calcext:value-type="float">
            <text:p>-177.481552124023</text:p>
          </table:table-cell>
          <table:table-cell/>
          <table:table-cell table:formula="of:=INDEX([.$A$1:.$A$2072]; 746; 1)" office:value-type="float" office:value="287099570176" calcext:value-type="float">
            <text:p>287099570176</text:p>
          </table:table-cell>
          <table:table-cell table:formula="of:=[.$G$7] * [.$F$755] + [.$G$8]" office:value-type="float" office:value="232.453005935997" calcext:value-type="float">
            <text:p>232.453005935997</text:p>
          </table:table-cell>
          <table:table-cell/>
          <table:table-cell table:formula="of:=INDEX([.$C$1:.$C$2072]; 746; 1)" office:value-type="float" office:value="188794607616" calcext:value-type="float">
            <text:p>188794607616</text:p>
          </table:table-cell>
          <table:table-cell table:formula="of:=[.$J$7] * [.$I$755] + [.$J$8]" office:value-type="float" office:value="-176.819796485826" calcext:value-type="float">
            <text:p>-176.819796485826</text:p>
          </table:table-cell>
        </table:table-row>
        <table:table-row table:style-name="ro1">
          <table:table-cell office:value-type="float" office:value="287099571968" calcext:value-type="float">
            <text:p>287099571968</text:p>
          </table:table-cell>
          <table:table-cell office:value-type="float" office:value="232.266738891602" calcext:value-type="float">
            <text:p>232.266738891602</text:p>
          </table:table-cell>
          <table:table-cell office:value-type="float" office:value="188794609408" calcext:value-type="float">
            <text:p>188794609408</text:p>
          </table:table-cell>
          <table:table-cell office:value-type="float" office:value="-177.472595214844" calcext:value-type="float">
            <text:p>-177.472595214844</text:p>
          </table:table-cell>
          <table:table-cell/>
          <table:table-cell table:formula="of:=INDEX([.$A$1:.$A$2072]; 747; 1)" office:value-type="float" office:value="287099569920" calcext:value-type="float">
            <text:p>287099569920</text:p>
          </table:table-cell>
          <table:table-cell table:formula="of:=[.$G$7] * [.$F$756] + [.$G$8]" office:value-type="float" office:value="232.440775956959" calcext:value-type="float">
            <text:p>232.440775956959</text:p>
          </table:table-cell>
          <table:table-cell/>
          <table:table-cell table:formula="of:=INDEX([.$C$1:.$C$2072]; 747; 1)" office:value-type="float" office:value="188794607360" calcext:value-type="float">
            <text:p>188794607360</text:p>
          </table:table-cell>
          <table:table-cell table:formula="of:=[.$J$7] * [.$I$756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71456" calcext:value-type="float">
            <text:p>287099571456</text:p>
          </table:table-cell>
          <table:table-cell office:value-type="float" office:value="232.259033203125" calcext:value-type="float">
            <text:p>232.259033203125</text:p>
          </table:table-cell>
          <table:table-cell office:value-type="float" office:value="188794608896" calcext:value-type="float">
            <text:p>188794608896</text:p>
          </table:table-cell>
          <table:table-cell office:value-type="float" office:value="-177.482772827148" calcext:value-type="float">
            <text:p>-177.482772827148</text:p>
          </table:table-cell>
          <table:table-cell/>
          <table:table-cell table:formula="of:=INDEX([.$A$1:.$A$2072]; 748; 1)" office:value-type="float" office:value="287099570176" calcext:value-type="float">
            <text:p>287099570176</text:p>
          </table:table-cell>
          <table:table-cell table:formula="of:=[.$G$7] * [.$F$757] + [.$G$8]" office:value-type="float" office:value="232.453005935997" calcext:value-type="float">
            <text:p>232.453005935997</text:p>
          </table:table-cell>
          <table:table-cell/>
          <table:table-cell table:formula="of:=INDEX([.$C$1:.$C$2072]; 748; 1)" office:value-type="float" office:value="188794607360" calcext:value-type="float">
            <text:p>188794607360</text:p>
          </table:table-cell>
          <table:table-cell table:formula="of:=[.$J$7] * [.$I$757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70944" calcext:value-type="float">
            <text:p>287099570944</text:p>
          </table:table-cell>
          <table:table-cell office:value-type="float" office:value="232.2392578125" calcext:value-type="float">
            <text:p>232.2392578125</text:p>
          </table:table-cell>
          <table:table-cell office:value-type="float" office:value="188794607872" calcext:value-type="float">
            <text:p>188794607872</text:p>
          </table:table-cell>
          <table:table-cell office:value-type="float" office:value="-177.50895690918" calcext:value-type="float">
            <text:p>-177.50895690918</text:p>
          </table:table-cell>
          <table:table-cell/>
          <table:table-cell table:formula="of:=INDEX([.$A$1:.$A$2072]; 749; 1)" office:value-type="float" office:value="287099570432" calcext:value-type="float">
            <text:p>287099570432</text:p>
          </table:table-cell>
          <table:table-cell table:formula="of:=[.$G$7] * [.$F$758] + [.$G$8]" office:value-type="float" office:value="232.465235915035" calcext:value-type="float">
            <text:p>232.465235915035</text:p>
          </table:table-cell>
          <table:table-cell/>
          <table:table-cell table:formula="of:=INDEX([.$C$1:.$C$2072]; 749; 1)" office:value-type="float" office:value="188794607616" calcext:value-type="float">
            <text:p>188794607616</text:p>
          </table:table-cell>
          <table:table-cell table:formula="of:=[.$J$7] * [.$I$758] + [.$J$8]" office:value-type="float" office:value="-176.819796485826" calcext:value-type="float">
            <text:p>-176.819796485826</text:p>
          </table:table-cell>
        </table:table-row>
        <table:table-row table:style-name="ro1">
          <table:table-cell office:value-type="float" office:value="287099570176" calcext:value-type="float">
            <text:p>287099570176</text:p>
          </table:table-cell>
          <table:table-cell office:value-type="float" office:value="232.211318969727" calcext:value-type="float">
            <text:p>232.211318969727</text:p>
          </table:table-cell>
          <table:table-cell office:value-type="float" office:value="188794606592" calcext:value-type="float">
            <text:p>188794606592</text:p>
          </table:table-cell>
          <table:table-cell office:value-type="float" office:value="-177.549667358398" calcext:value-type="float">
            <text:p>-177.549667358398</text:p>
          </table:table-cell>
          <table:table-cell/>
          <table:table-cell table:formula="of:=INDEX([.$A$1:.$A$2072]; 750; 1)" office:value-type="float" office:value="287099570688" calcext:value-type="float">
            <text:p>287099570688</text:p>
          </table:table-cell>
          <table:table-cell table:formula="of:=[.$G$7] * [.$F$759] + [.$G$8]" office:value-type="float" office:value="232.477465894073" calcext:value-type="float">
            <text:p>232.477465894073</text:p>
          </table:table-cell>
          <table:table-cell/>
          <table:table-cell table:formula="of:=INDEX([.$C$1:.$C$2072]; 750; 1)" office:value-type="float" office:value="188794607872" calcext:value-type="float">
            <text:p>188794607872</text:p>
          </table:table-cell>
          <table:table-cell table:formula="of:=[.$J$7] * [.$I$759] + [.$J$8]" office:value-type="float" office:value="-176.807557225227" calcext:value-type="float">
            <text:p>-176.807557225227</text:p>
          </table:table-cell>
        </table:table-row>
        <table:table-row table:style-name="ro1">
          <table:table-cell office:value-type="float" office:value="287099569408" calcext:value-type="float">
            <text:p>287099569408</text:p>
          </table:table-cell>
          <table:table-cell office:value-type="float" office:value="232.176010131836" calcext:value-type="float">
            <text:p>232.176010131836</text:p>
          </table:table-cell>
          <table:table-cell office:value-type="float" office:value="188794605056" calcext:value-type="float">
            <text:p>188794605056</text:p>
          </table:table-cell>
          <table:table-cell office:value-type="float" office:value="-177.603088378906" calcext:value-type="float">
            <text:p>-177.603088378906</text:p>
          </table:table-cell>
          <table:table-cell/>
          <table:table-cell table:formula="of:=INDEX([.$A$1:.$A$2072]; 751; 1)" office:value-type="float" office:value="287099571200" calcext:value-type="float">
            <text:p>287099571200</text:p>
          </table:table-cell>
          <table:table-cell table:formula="of:=[.$G$7] * [.$F$760] + [.$G$8]" office:value-type="float" office:value="232.50192585215" calcext:value-type="float">
            <text:p>232.50192585215</text:p>
          </table:table-cell>
          <table:table-cell/>
          <table:table-cell table:formula="of:=INDEX([.$C$1:.$C$2072]; 751; 1)" office:value-type="float" office:value="188794608128" calcext:value-type="float">
            <text:p>188794608128</text:p>
          </table:table-cell>
          <table:table-cell table:formula="of:=[.$J$7] * [.$I$760] + [.$J$8]" office:value-type="float" office:value="-176.795317964628" calcext:value-type="float">
            <text:p>-176.795317964628</text:p>
          </table:table-cell>
        </table:table-row>
        <table:table-row table:style-name="ro1">
          <table:table-cell office:value-type="float" office:value="287099568384" calcext:value-type="float">
            <text:p>287099568384</text:p>
          </table:table-cell>
          <table:table-cell office:value-type="float" office:value="232.132888793945" calcext:value-type="float">
            <text:p>232.132888793945</text:p>
          </table:table-cell>
          <table:table-cell office:value-type="float" office:value="188794603520" calcext:value-type="float">
            <text:p>188794603520</text:p>
          </table:table-cell>
          <table:table-cell office:value-type="float" office:value="-177.667724609375" calcext:value-type="float">
            <text:p>-177.667724609375</text:p>
          </table:table-cell>
          <table:table-cell/>
          <table:table-cell table:formula="of:=INDEX([.$A$1:.$A$2072]; 752; 1)" office:value-type="float" office:value="287099571456" calcext:value-type="float">
            <text:p>287099571456</text:p>
          </table:table-cell>
          <table:table-cell table:formula="of:=[.$G$7] * [.$F$761] + [.$G$8]" office:value-type="float" office:value="232.514155829325" calcext:value-type="float">
            <text:p>232.514155829325</text:p>
          </table:table-cell>
          <table:table-cell/>
          <table:table-cell table:formula="of:=INDEX([.$C$1:.$C$2072]; 752; 1)" office:value-type="float" office:value="188794608896" calcext:value-type="float">
            <text:p>188794608896</text:p>
          </table:table-cell>
          <table:table-cell table:formula="of:=[.$J$7] * [.$I$761] + [.$J$8]" office:value-type="float" office:value="-176.758600184694" calcext:value-type="float">
            <text:p>-176.758600184694</text:p>
          </table:table-cell>
        </table:table-row>
        <table:table-row table:style-name="ro1">
          <table:table-cell office:value-type="float" office:value="287099567360" calcext:value-type="float">
            <text:p>287099567360</text:p>
          </table:table-cell>
          <table:table-cell office:value-type="float" office:value="232.082244873047" calcext:value-type="float">
            <text:p>232.082244873047</text:p>
          </table:table-cell>
          <table:table-cell office:value-type="float" office:value="188794601472" calcext:value-type="float">
            <text:p>188794601472</text:p>
          </table:table-cell>
          <table:table-cell office:value-type="float" office:value="-177.742950439453" calcext:value-type="float">
            <text:p>-177.742950439453</text:p>
          </table:table-cell>
          <table:table-cell/>
          <table:table-cell table:formula="of:=INDEX([.$A$1:.$A$2072]; 753; 1)" office:value-type="float" office:value="287099571968" calcext:value-type="float">
            <text:p>287099571968</text:p>
          </table:table-cell>
          <table:table-cell table:formula="of:=[.$G$7] * [.$F$762] + [.$G$8]" office:value-type="float" office:value="232.538615787402" calcext:value-type="float">
            <text:p>232.538615787402</text:p>
          </table:table-cell>
          <table:table-cell/>
          <table:table-cell table:formula="of:=INDEX([.$C$1:.$C$2072]; 753; 1)" office:value-type="float" office:value="188794609152" calcext:value-type="float">
            <text:p>188794609152</text:p>
          </table:table-cell>
          <table:table-cell table:formula="of:=[.$J$7] * [.$I$762] + [.$J$8]" office:value-type="float" office:value="-176.746360924095" calcext:value-type="float">
            <text:p>-176.746360924095</text:p>
          </table:table-cell>
        </table:table-row>
        <table:table-row table:style-name="ro1">
          <table:table-cell office:value-type="float" office:value="287099563776" calcext:value-type="float">
            <text:p>287099563776</text:p>
          </table:table-cell>
          <table:table-cell office:value-type="float" office:value="231.900894165039" calcext:value-type="float">
            <text:p>231.900894165039</text:p>
          </table:table-cell>
          <table:table-cell office:value-type="float" office:value="188794594304" calcext:value-type="float">
            <text:p>188794594304</text:p>
          </table:table-cell>
          <table:table-cell office:value-type="float" office:value="-178.035095214844" calcext:value-type="float">
            <text:p>-178.035095214844</text:p>
          </table:table-cell>
          <table:table-cell/>
          <table:table-cell table:formula="of:=INDEX([.$A$1:.$A$2072]; 754; 1)" office:value-type="float" office:value="287099572224" calcext:value-type="float">
            <text:p>287099572224</text:p>
          </table:table-cell>
          <table:table-cell table:formula="of:=[.$G$7] * [.$F$763] + [.$G$8]" office:value-type="float" office:value="232.55084576644" calcext:value-type="float">
            <text:p>232.55084576644</text:p>
          </table:table-cell>
          <table:table-cell/>
          <table:table-cell table:formula="of:=INDEX([.$C$1:.$C$2072]; 754; 1)" office:value-type="float" office:value="188794609664" calcext:value-type="float">
            <text:p>188794609664</text:p>
          </table:table-cell>
          <table:table-cell table:formula="of:=[.$J$7] * [.$I$763] + [.$J$8]" office:value-type="float" office:value="-176.72188240476" calcext:value-type="float">
            <text:p>-176.72188240476</text:p>
          </table:table-cell>
        </table:table-row>
        <table:table-row table:style-name="ro1">
          <table:table-cell office:value-type="float" office:value="287099562240" calcext:value-type="float">
            <text:p>287099562240</text:p>
          </table:table-cell>
          <table:table-cell office:value-type="float" office:value="231.826309204102" calcext:value-type="float">
            <text:p>231.826309204102</text:p>
          </table:table-cell>
          <table:table-cell office:value-type="float" office:value="188794591488" calcext:value-type="float">
            <text:p>188794591488</text:p>
          </table:table-cell>
          <table:table-cell office:value-type="float" office:value="-178.15185546875" calcext:value-type="float">
            <text:p>-178.15185546875</text:p>
          </table:table-cell>
          <table:table-cell/>
          <table:table-cell table:formula="of:=INDEX([.$A$1:.$A$2072]; 755; 1)" office:value-type="float" office:value="287099572224" calcext:value-type="float">
            <text:p>287099572224</text:p>
          </table:table-cell>
          <table:table-cell table:formula="of:=[.$G$7] * [.$F$764] + [.$G$8]" office:value-type="float" office:value="232.55084576644" calcext:value-type="float">
            <text:p>232.55084576644</text:p>
          </table:table-cell>
          <table:table-cell/>
          <table:table-cell table:formula="of:=INDEX([.$C$1:.$C$2072]; 755; 1)" office:value-type="float" office:value="188794609664" calcext:value-type="float">
            <text:p>188794609664</text:p>
          </table:table-cell>
          <table:table-cell table:formula="of:=[.$J$7] * [.$I$764] + [.$J$8]" office:value-type="float" office:value="-176.72188240476" calcext:value-type="float">
            <text:p>-176.72188240476</text:p>
          </table:table-cell>
        </table:table-row>
        <table:table-row table:style-name="ro1">
          <table:table-cell office:value-type="float" office:value="287099560960" calcext:value-type="float">
            <text:p>287099560960</text:p>
          </table:table-cell>
          <table:table-cell office:value-type="float" office:value="231.747711181641" calcext:value-type="float">
            <text:p>231.747711181641</text:p>
          </table:table-cell>
          <table:table-cell office:value-type="float" office:value="188794588416" calcext:value-type="float">
            <text:p>188794588416</text:p>
          </table:table-cell>
          <table:table-cell office:value-type="float" office:value="-178.279159545898" calcext:value-type="float">
            <text:p>-178.279159545898</text:p>
          </table:table-cell>
          <table:table-cell/>
          <table:table-cell table:formula="of:=INDEX([.$A$1:.$A$2072]; 756; 1)" office:value-type="float" office:value="287099571968" calcext:value-type="float">
            <text:p>287099571968</text:p>
          </table:table-cell>
          <table:table-cell table:formula="of:=[.$G$7] * [.$F$765] + [.$G$8]" office:value-type="float" office:value="232.538615787402" calcext:value-type="float">
            <text:p>232.538615787402</text:p>
          </table:table-cell>
          <table:table-cell/>
          <table:table-cell table:formula="of:=INDEX([.$C$1:.$C$2072]; 756; 1)" office:value-type="float" office:value="188794609408" calcext:value-type="float">
            <text:p>188794609408</text:p>
          </table:table-cell>
          <table:table-cell table:formula="of:=[.$J$7] * [.$I$765] + [.$J$8]" office:value-type="float" office:value="-176.734121663496" calcext:value-type="float">
            <text:p>-176.734121663496</text:p>
          </table:table-cell>
        </table:table-row>
        <table:table-row table:style-name="ro1">
          <table:table-cell office:value-type="float" office:value="287099559168" calcext:value-type="float">
            <text:p>287099559168</text:p>
          </table:table-cell>
          <table:table-cell office:value-type="float" office:value="231.664306640625" calcext:value-type="float">
            <text:p>231.664306640625</text:p>
          </table:table-cell>
          <table:table-cell office:value-type="float" office:value="188794584832" calcext:value-type="float">
            <text:p>188794584832</text:p>
          </table:table-cell>
          <table:table-cell office:value-type="float" office:value="-178.416381835938" calcext:value-type="float">
            <text:p>-178.416381835938</text:p>
          </table:table-cell>
          <table:table-cell/>
          <table:table-cell table:formula="of:=INDEX([.$A$1:.$A$2072]; 757; 1)" office:value-type="float" office:value="287099571456" calcext:value-type="float">
            <text:p>287099571456</text:p>
          </table:table-cell>
          <table:table-cell table:formula="of:=[.$G$7] * [.$F$766] + [.$G$8]" office:value-type="float" office:value="232.514155829325" calcext:value-type="float">
            <text:p>232.514155829325</text:p>
          </table:table-cell>
          <table:table-cell/>
          <table:table-cell table:formula="of:=INDEX([.$C$1:.$C$2072]; 757; 1)" office:value-type="float" office:value="188794608896" calcext:value-type="float">
            <text:p>188794608896</text:p>
          </table:table-cell>
          <table:table-cell table:formula="of:=[.$J$7] * [.$I$766] + [.$J$8]" office:value-type="float" office:value="-176.758600184694" calcext:value-type="float">
            <text:p>-176.758600184694</text:p>
          </table:table-cell>
        </table:table-row>
        <table:table-row table:style-name="ro1">
          <table:table-cell office:value-type="float" office:value="287099557376" calcext:value-type="float">
            <text:p>287099557376</text:p>
          </table:table-cell>
          <table:table-cell office:value-type="float" office:value="231.572509765625" calcext:value-type="float">
            <text:p>231.572509765625</text:p>
          </table:table-cell>
          <table:table-cell office:value-type="float" office:value="188794581504" calcext:value-type="float">
            <text:p>188794581504</text:p>
          </table:table-cell>
          <table:table-cell office:value-type="float" office:value="-178.561904907227" calcext:value-type="float">
            <text:p>-178.561904907227</text:p>
          </table:table-cell>
          <table:table-cell/>
          <table:table-cell table:formula="of:=INDEX([.$A$1:.$A$2072]; 758; 1)" office:value-type="float" office:value="287099570944" calcext:value-type="float">
            <text:p>287099570944</text:p>
          </table:table-cell>
          <table:table-cell table:formula="of:=[.$G$7] * [.$F$767] + [.$G$8]" office:value-type="float" office:value="232.489695873111" calcext:value-type="float">
            <text:p>232.489695873111</text:p>
          </table:table-cell>
          <table:table-cell/>
          <table:table-cell table:formula="of:=INDEX([.$C$1:.$C$2072]; 758; 1)" office:value-type="float" office:value="188794607872" calcext:value-type="float">
            <text:p>188794607872</text:p>
          </table:table-cell>
          <table:table-cell table:formula="of:=[.$J$7] * [.$I$767] + [.$J$8]" office:value-type="float" office:value="-176.807557225227" calcext:value-type="float">
            <text:p>-176.807557225227</text:p>
          </table:table-cell>
        </table:table-row>
        <table:table-row table:style-name="ro1">
          <table:table-cell office:value-type="float" office:value="287099555072" calcext:value-type="float">
            <text:p>287099555072</text:p>
          </table:table-cell>
          <table:table-cell office:value-type="float" office:value="231.471221923828" calcext:value-type="float">
            <text:p>231.471221923828</text:p>
          </table:table-cell>
          <table:table-cell office:value-type="float" office:value="188794577920" calcext:value-type="float">
            <text:p>188794577920</text:p>
          </table:table-cell>
          <table:table-cell office:value-type="float" office:value="-178.714981079102" calcext:value-type="float">
            <text:p>-178.714981079102</text:p>
          </table:table-cell>
          <table:table-cell/>
          <table:table-cell table:formula="of:=INDEX([.$A$1:.$A$2072]; 759; 1)" office:value-type="float" office:value="287099570176" calcext:value-type="float">
            <text:p>287099570176</text:p>
          </table:table-cell>
          <table:table-cell table:formula="of:=[.$G$7] * [.$F$768] + [.$G$8]" office:value-type="float" office:value="232.453005935997" calcext:value-type="float">
            <text:p>232.453005935997</text:p>
          </table:table-cell>
          <table:table-cell/>
          <table:table-cell table:formula="of:=INDEX([.$C$1:.$C$2072]; 759; 1)" office:value-type="float" office:value="188794606592" calcext:value-type="float">
            <text:p>188794606592</text:p>
          </table:table-cell>
          <table:table-cell table:formula="of:=[.$J$7] * [.$I$768] + [.$J$8]" office:value-type="float" office:value="-176.868753524497" calcext:value-type="float">
            <text:p>-176.868753524497</text:p>
          </table:table-cell>
        </table:table-row>
        <table:table-row table:style-name="ro1">
          <table:table-cell office:value-type="float" office:value="287099552256" calcext:value-type="float">
            <text:p>287099552256</text:p>
          </table:table-cell>
          <table:table-cell office:value-type="float" office:value="231.352508544922" calcext:value-type="float">
            <text:p>231.352508544922</text:p>
          </table:table-cell>
          <table:table-cell office:value-type="float" office:value="188794575104" calcext:value-type="float">
            <text:p>188794575104</text:p>
          </table:table-cell>
          <table:table-cell office:value-type="float" office:value="-178.868942260742" calcext:value-type="float">
            <text:p>-178.868942260742</text:p>
          </table:table-cell>
          <table:table-cell/>
          <table:table-cell table:formula="of:=INDEX([.$A$1:.$A$2072]; 760; 1)" office:value-type="float" office:value="287099569408" calcext:value-type="float">
            <text:p>287099569408</text:p>
          </table:table-cell>
          <table:table-cell table:formula="of:=[.$G$7] * [.$F$769] + [.$G$8]" office:value-type="float" office:value="232.416316000745" calcext:value-type="float">
            <text:p>232.416316000745</text:p>
          </table:table-cell>
          <table:table-cell/>
          <table:table-cell table:formula="of:=INDEX([.$C$1:.$C$2072]; 760; 1)" office:value-type="float" office:value="188794605056" calcext:value-type="float">
            <text:p>188794605056</text:p>
          </table:table-cell>
          <table:table-cell table:formula="of:=[.$J$7] * [.$I$769] + [.$J$8]" office:value-type="float" office:value="-176.942189086229" calcext:value-type="float">
            <text:p>-176.942189086229</text:p>
          </table:table-cell>
        </table:table-row>
        <table:table-row table:style-name="ro1">
          <table:table-cell office:value-type="float" office:value="287099534336" calcext:value-type="float">
            <text:p>287099534336</text:p>
          </table:table-cell>
          <table:table-cell office:value-type="float" office:value="230.541381835937" calcext:value-type="float">
            <text:p>230.541381835937</text:p>
          </table:table-cell>
          <table:table-cell office:value-type="float" office:value="188794558208" calcext:value-type="float">
            <text:p>188794558208</text:p>
          </table:table-cell>
          <table:table-cell office:value-type="float" office:value="-179.659255981445" calcext:value-type="float">
            <text:p>-179.659255981445</text:p>
          </table:table-cell>
          <table:table-cell/>
          <table:table-cell table:formula="of:=INDEX([.$A$1:.$A$2072]; 761; 1)" office:value-type="float" office:value="287099568384" calcext:value-type="float">
            <text:p>287099568384</text:p>
          </table:table-cell>
          <table:table-cell table:formula="of:=[.$G$7] * [.$F$770] + [.$G$8]" office:value-type="float" office:value="232.367396084592" calcext:value-type="float">
            <text:p>232.367396084592</text:p>
          </table:table-cell>
          <table:table-cell/>
          <table:table-cell table:formula="of:=INDEX([.$C$1:.$C$2072]; 761; 1)" office:value-type="float" office:value="188794603520" calcext:value-type="float">
            <text:p>188794603520</text:p>
          </table:table-cell>
          <table:table-cell table:formula="of:=[.$J$7] * [.$I$770] + [.$J$8]" office:value-type="float" office:value="-177.015624646097" calcext:value-type="float">
            <text:p>-177.015624646097</text:p>
          </table:table-cell>
        </table:table-row>
        <table:table-row table:style-name="ro1">
          <table:table-cell office:value-type="float" office:value="287099530240" calcext:value-type="float">
            <text:p>287099530240</text:p>
          </table:table-cell>
          <table:table-cell office:value-type="float" office:value="230.355895996094" calcext:value-type="float">
            <text:p>230.355895996094</text:p>
          </table:table-cell>
          <table:table-cell office:value-type="float" office:value="188794554880" calcext:value-type="float">
            <text:p>188794554880</text:p>
          </table:table-cell>
          <table:table-cell office:value-type="float" office:value="-179.827514648438" calcext:value-type="float">
            <text:p>-179.827514648438</text:p>
          </table:table-cell>
          <table:table-cell/>
          <table:table-cell table:formula="of:=INDEX([.$A$1:.$A$2072]; 762; 1)" office:value-type="float" office:value="287099567360" calcext:value-type="float">
            <text:p>287099567360</text:p>
          </table:table-cell>
          <table:table-cell table:formula="of:=[.$G$7] * [.$F$771] + [.$G$8]" office:value-type="float" office:value="232.318476170301" calcext:value-type="float">
            <text:p>232.318476170301</text:p>
          </table:table-cell>
          <table:table-cell/>
          <table:table-cell table:formula="of:=INDEX([.$C$1:.$C$2072]; 762; 1)" office:value-type="float" office:value="188794601472" calcext:value-type="float">
            <text:p>188794601472</text:p>
          </table:table-cell>
          <table:table-cell table:formula="of:=[.$J$7] * [.$I$771] + [.$J$8]" office:value-type="float" office:value="-177.113538727164" calcext:value-type="float">
            <text:p>-177.113538727164</text:p>
          </table:table-cell>
        </table:table-row>
        <table:table-row table:style-name="ro1">
          <table:table-cell office:value-type="float" office:value="287099526144" calcext:value-type="float">
            <text:p>287099526144</text:p>
          </table:table-cell>
          <table:table-cell office:value-type="float" office:value="230.165817260742" calcext:value-type="float">
            <text:p>230.165817260742</text:p>
          </table:table-cell>
          <table:table-cell office:value-type="float" office:value="188794551552" calcext:value-type="float">
            <text:p>188794551552</text:p>
          </table:table-cell>
          <table:table-cell office:value-type="float" office:value="-179.991897583008" calcext:value-type="float">
            <text:p>-179.991897583008</text:p>
          </table:table-cell>
          <table:table-cell/>
          <table:table-cell table:formula="of:=INDEX([.$A$1:.$A$2072]; 763; 1)" office:value-type="float" office:value="287099563776" calcext:value-type="float">
            <text:p>287099563776</text:p>
          </table:table-cell>
          <table:table-cell table:formula="of:=[.$G$7] * [.$F$772] + [.$G$8]" office:value-type="float" office:value="232.147256467491" calcext:value-type="float">
            <text:p>232.147256467491</text:p>
          </table:table-cell>
          <table:table-cell/>
          <table:table-cell table:formula="of:=INDEX([.$C$1:.$C$2072]; 763; 1)" office:value-type="float" office:value="188794594304" calcext:value-type="float">
            <text:p>188794594304</text:p>
          </table:table-cell>
          <table:table-cell table:formula="of:=[.$J$7] * [.$I$772] + [.$J$8]" office:value-type="float" office:value="-177.456238009036" calcext:value-type="float">
            <text:p>-177.456238009036</text:p>
          </table:table-cell>
        </table:table-row>
        <table:table-row table:style-name="ro1">
          <table:table-cell office:value-type="float" office:value="287099522560" calcext:value-type="float">
            <text:p>287099522560</text:p>
          </table:table-cell>
          <table:table-cell office:value-type="float" office:value="229.977233886719" calcext:value-type="float">
            <text:p>229.977233886719</text:p>
          </table:table-cell>
          <table:table-cell office:value-type="float" office:value="188794548736" calcext:value-type="float">
            <text:p>188794548736</text:p>
          </table:table-cell>
          <table:table-cell office:value-type="float" office:value="-180.155731201172" calcext:value-type="float">
            <text:p>-180.155731201172</text:p>
          </table:table-cell>
          <table:table-cell/>
          <table:table-cell table:formula="of:=INDEX([.$A$1:.$A$2072]; 764; 1)" office:value-type="float" office:value="287099562240" calcext:value-type="float">
            <text:p>287099562240</text:p>
          </table:table-cell>
          <table:table-cell table:formula="of:=[.$G$7] * [.$F$773] + [.$G$8]" office:value-type="float" office:value="232.073876595125" calcext:value-type="float">
            <text:p>232.073876595125</text:p>
          </table:table-cell>
          <table:table-cell/>
          <table:table-cell table:formula="of:=INDEX([.$C$1:.$C$2072]; 764; 1)" office:value-type="float" office:value="188794591488" calcext:value-type="float">
            <text:p>188794591488</text:p>
          </table:table-cell>
          <table:table-cell table:formula="of:=[.$J$7] * [.$I$773] + [.$J$8]" office:value-type="float" office:value="-177.590869870037" calcext:value-type="float">
            <text:p>-177.590869870037</text:p>
          </table:table-cell>
        </table:table-row>
        <table:table-row table:style-name="ro1">
          <table:table-cell office:value-type="float" office:value="287099519488" calcext:value-type="float">
            <text:p>287099519488</text:p>
          </table:table-cell>
          <table:table-cell office:value-type="float" office:value="229.804794311523" calcext:value-type="float">
            <text:p>229.804794311523</text:p>
          </table:table-cell>
          <table:table-cell office:value-type="float" office:value="188794546432" calcext:value-type="float">
            <text:p>188794546432</text:p>
          </table:table-cell>
          <table:table-cell office:value-type="float" office:value="-180.304794311523" calcext:value-type="float">
            <text:p>-180.304794311523</text:p>
          </table:table-cell>
          <table:table-cell/>
          <table:table-cell table:formula="of:=INDEX([.$A$1:.$A$2072]; 765; 1)" office:value-type="float" office:value="287099560960" calcext:value-type="float">
            <text:p>287099560960</text:p>
          </table:table-cell>
          <table:table-cell table:formula="of:=[.$G$7] * [.$F$774] + [.$G$8]" office:value-type="float" office:value="232.012726701796" calcext:value-type="float">
            <text:p>232.012726701796</text:p>
          </table:table-cell>
          <table:table-cell/>
          <table:table-cell table:formula="of:=INDEX([.$C$1:.$C$2072]; 765; 1)" office:value-type="float" office:value="188794588416" calcext:value-type="float">
            <text:p>188794588416</text:p>
          </table:table-cell>
          <table:table-cell table:formula="of:=[.$J$7] * [.$I$774] + [.$J$8]" office:value-type="float" office:value="-177.737740989774" calcext:value-type="float">
            <text:p>-177.737740989774</text:p>
          </table:table-cell>
        </table:table-row>
        <table:table-row table:style-name="ro1">
          <table:table-cell office:value-type="float" office:value="287099514624" calcext:value-type="float">
            <text:p>287099514624</text:p>
          </table:table-cell>
          <table:table-cell office:value-type="float" office:value="229.467864990234" calcext:value-type="float">
            <text:p>229.467864990234</text:p>
          </table:table-cell>
          <table:table-cell office:value-type="float" office:value="188794542592" calcext:value-type="float">
            <text:p>188794542592</text:p>
          </table:table-cell>
          <table:table-cell office:value-type="float" office:value="-180.595733642578" calcext:value-type="float">
            <text:p>-180.595733642578</text:p>
          </table:table-cell>
          <table:table-cell/>
          <table:table-cell table:formula="of:=INDEX([.$A$1:.$A$2072]; 766; 1)" office:value-type="float" office:value="287099559168" calcext:value-type="float">
            <text:p>287099559168</text:p>
          </table:table-cell>
          <table:table-cell table:formula="of:=[.$G$7] * [.$F$775] + [.$G$8]" office:value-type="float" office:value="231.927116850391" calcext:value-type="float">
            <text:p>231.927116850391</text:p>
          </table:table-cell>
          <table:table-cell/>
          <table:table-cell table:formula="of:=INDEX([.$C$1:.$C$2072]; 766; 1)" office:value-type="float" office:value="188794584832" calcext:value-type="float">
            <text:p>188794584832</text:p>
          </table:table-cell>
          <table:table-cell table:formula="of:=[.$J$7] * [.$I$775] + [.$J$8]" office:value-type="float" office:value="-177.90909063071" calcext:value-type="float">
            <text:p>-177.90909063071</text:p>
          </table:table-cell>
        </table:table-row>
        <table:table-row table:style-name="ro1">
          <table:table-cell office:value-type="float" office:value="287099514112" calcext:value-type="float">
            <text:p>287099514112</text:p>
          </table:table-cell>
          <table:table-cell office:value-type="float" office:value="229.415130615234" calcext:value-type="float">
            <text:p>229.415130615234</text:p>
          </table:table-cell>
          <table:table-cell office:value-type="float" office:value="188794542080" calcext:value-type="float">
            <text:p>188794542080</text:p>
          </table:table-cell>
          <table:table-cell office:value-type="float" office:value="-180.642578125" calcext:value-type="float">
            <text:p>-180.642578125</text:p>
          </table:table-cell>
          <table:table-cell/>
          <table:table-cell table:formula="of:=INDEX([.$A$1:.$A$2072]; 767; 1)" office:value-type="float" office:value="287099557376" calcext:value-type="float">
            <text:p>287099557376</text:p>
          </table:table-cell>
          <table:table-cell table:formula="of:=[.$G$7] * [.$F$776] + [.$G$8]" office:value-type="float" office:value="231.841506998986" calcext:value-type="float">
            <text:p>231.841506998986</text:p>
          </table:table-cell>
          <table:table-cell/>
          <table:table-cell table:formula="of:=INDEX([.$C$1:.$C$2072]; 767; 1)" office:value-type="float" office:value="188794581504" calcext:value-type="float">
            <text:p>188794581504</text:p>
          </table:table-cell>
          <table:table-cell table:formula="of:=[.$J$7] * [.$I$776] + [.$J$8]" office:value-type="float" office:value="-178.068201012909" calcext:value-type="float">
            <text:p>-178.068201012909</text:p>
          </table:table-cell>
        </table:table-row>
        <table:table-row table:style-name="ro1">
          <table:table-cell office:value-type="float" office:value="287099513856" calcext:value-type="float">
            <text:p>287099513856</text:p>
          </table:table-cell>
          <table:table-cell office:value-type="float" office:value="229.386672973633" calcext:value-type="float">
            <text:p>229.386672973633</text:p>
          </table:table-cell>
          <table:table-cell office:value-type="float" office:value="188794542080" calcext:value-type="float">
            <text:p>188794542080</text:p>
          </table:table-cell>
          <table:table-cell office:value-type="float" office:value="-180.666961669922" calcext:value-type="float">
            <text:p>-180.666961669922</text:p>
          </table:table-cell>
          <table:table-cell/>
          <table:table-cell table:formula="of:=INDEX([.$A$1:.$A$2072]; 768; 1)" office:value-type="float" office:value="287099555072" calcext:value-type="float">
            <text:p>287099555072</text:p>
          </table:table-cell>
          <table:table-cell table:formula="of:=[.$G$7] * [.$F$777] + [.$G$8]" office:value-type="float" office:value="231.731437189504" calcext:value-type="float">
            <text:p>231.731437189504</text:p>
          </table:table-cell>
          <table:table-cell/>
          <table:table-cell table:formula="of:=INDEX([.$C$1:.$C$2072]; 768; 1)" office:value-type="float" office:value="188794577920" calcext:value-type="float">
            <text:p>188794577920</text:p>
          </table:table-cell>
          <table:table-cell table:formula="of:=[.$J$7] * [.$I$777] + [.$J$8]" office:value-type="float" office:value="-178.239550653845" calcext:value-type="float">
            <text:p>-178.239550653845</text:p>
          </table:table-cell>
        </table:table-row>
        <table:table-row table:style-name="ro1">
          <table:table-cell office:value-type="float" office:value="287099514368" calcext:value-type="float">
            <text:p>287099514368</text:p>
          </table:table-cell>
          <table:table-cell office:value-type="float" office:value="229.380874633789" calcext:value-type="float">
            <text:p>229.380874633789</text:p>
          </table:table-cell>
          <table:table-cell office:value-type="float" office:value="188794542336" calcext:value-type="float">
            <text:p>188794542336</text:p>
          </table:table-cell>
          <table:table-cell office:value-type="float" office:value="-180.672241210938" calcext:value-type="float">
            <text:p>-180.672241210938</text:p>
          </table:table-cell>
          <table:table-cell/>
          <table:table-cell table:formula="of:=INDEX([.$A$1:.$A$2072]; 769; 1)" office:value-type="float" office:value="287099552256" calcext:value-type="float">
            <text:p>287099552256</text:p>
          </table:table-cell>
          <table:table-cell table:formula="of:=[.$G$7] * [.$F$778] + [.$G$8]" office:value-type="float" office:value="231.596907423809" calcext:value-type="float">
            <text:p>231.596907423809</text:p>
          </table:table-cell>
          <table:table-cell/>
          <table:table-cell table:formula="of:=INDEX([.$C$1:.$C$2072]; 769; 1)" office:value-type="float" office:value="188794575104" calcext:value-type="float">
            <text:p>188794575104</text:p>
          </table:table-cell>
          <table:table-cell table:formula="of:=[.$J$7] * [.$I$778] + [.$J$8]" office:value-type="float" office:value="-178.374182514846" calcext:value-type="float">
            <text:p>-178.374182514846</text:p>
          </table:table-cell>
        </table:table-row>
        <table:table-row table:style-name="ro1">
          <table:table-cell office:value-type="float" office:value="287099515136" calcext:value-type="float">
            <text:p>287099515136</text:p>
          </table:table-cell>
          <table:table-cell office:value-type="float" office:value="229.396102905273" calcext:value-type="float">
            <text:p>229.396102905273</text:p>
          </table:table-cell>
          <table:table-cell office:value-type="float" office:value="188794542848" calcext:value-type="float">
            <text:p>188794542848</text:p>
          </table:table-cell>
          <table:table-cell office:value-type="float" office:value="-180.661270141602" calcext:value-type="float">
            <text:p>-180.661270141602</text:p>
          </table:table-cell>
          <table:table-cell/>
          <table:table-cell table:formula="of:=INDEX([.$A$1:.$A$2072]; 770; 1)" office:value-type="float" office:value="287099534336" calcext:value-type="float">
            <text:p>287099534336</text:p>
          </table:table-cell>
          <table:table-cell table:formula="of:=[.$G$7] * [.$F$779] + [.$G$8]" office:value-type="float" office:value="230.740808911622" calcext:value-type="float">
            <text:p>230.740808911622</text:p>
          </table:table-cell>
          <table:table-cell/>
          <table:table-cell table:formula="of:=INDEX([.$C$1:.$C$2072]; 770; 1)" office:value-type="float" office:value="188794558208" calcext:value-type="float">
            <text:p>188794558208</text:p>
          </table:table-cell>
          <table:table-cell table:formula="of:=[.$J$7] * [.$I$779] + [.$J$8]" office:value-type="float" office:value="-179.181973678991" calcext:value-type="float">
            <text:p>-179.181973678991</text:p>
          </table:table-cell>
        </table:table-row>
        <table:table-row table:style-name="ro1">
          <table:table-cell office:value-type="float" office:value="287099515904" calcext:value-type="float">
            <text:p>287099515904</text:p>
          </table:table-cell>
          <table:table-cell office:value-type="float" office:value="229.427795410156" calcext:value-type="float">
            <text:p>229.427795410156</text:p>
          </table:table-cell>
          <table:table-cell office:value-type="float" office:value="188794543872" calcext:value-type="float">
            <text:p>188794543872</text:p>
          </table:table-cell>
          <table:table-cell office:value-type="float" office:value="-180.63264465332" calcext:value-type="float">
            <text:p>-180.63264465332</text:p>
          </table:table-cell>
          <table:table-cell/>
          <table:table-cell table:formula="of:=INDEX([.$A$1:.$A$2072]; 771; 1)" office:value-type="float" office:value="287099530240" calcext:value-type="float">
            <text:p>287099530240</text:p>
          </table:table-cell>
          <table:table-cell table:formula="of:=[.$G$7] * [.$F$780] + [.$G$8]" office:value-type="float" office:value="230.545129250735" calcext:value-type="float">
            <text:p>230.545129250735</text:p>
          </table:table-cell>
          <table:table-cell/>
          <table:table-cell table:formula="of:=INDEX([.$C$1:.$C$2072]; 771; 1)" office:value-type="float" office:value="188794554880" calcext:value-type="float">
            <text:p>188794554880</text:p>
          </table:table-cell>
          <table:table-cell table:formula="of:=[.$J$7] * [.$I$780] + [.$J$8]" office:value-type="float" office:value="-179.341084059328" calcext:value-type="float">
            <text:p>-179.341084059328</text:p>
          </table:table-cell>
        </table:table-row>
        <table:table-row table:style-name="ro1">
          <table:table-cell office:value-type="float" office:value="287099517184" calcext:value-type="float">
            <text:p>287099517184</text:p>
          </table:table-cell>
          <table:table-cell office:value-type="float" office:value="229.471282958984" calcext:value-type="float">
            <text:p>229.471282958984</text:p>
          </table:table-cell>
          <table:table-cell office:value-type="float" office:value="188794545152" calcext:value-type="float">
            <text:p>188794545152</text:p>
          </table:table-cell>
          <table:table-cell office:value-type="float" office:value="-180.585510253906" calcext:value-type="float">
            <text:p>-180.585510253906</text:p>
          </table:table-cell>
          <table:table-cell/>
          <table:table-cell table:formula="of:=INDEX([.$A$1:.$A$2072]; 772; 1)" office:value-type="float" office:value="287099526144" calcext:value-type="float">
            <text:p>287099526144</text:p>
          </table:table-cell>
          <table:table-cell table:formula="of:=[.$G$7] * [.$F$781] + [.$G$8]" office:value-type="float" office:value="230.349449589848" calcext:value-type="float">
            <text:p>230.349449589848</text:p>
          </table:table-cell>
          <table:table-cell/>
          <table:table-cell table:formula="of:=INDEX([.$C$1:.$C$2072]; 772; 1)" office:value-type="float" office:value="188794551552" calcext:value-type="float">
            <text:p>188794551552</text:p>
          </table:table-cell>
          <table:table-cell table:formula="of:=[.$J$7] * [.$I$781] + [.$J$8]" office:value-type="float" office:value="-179.500194439664" calcext:value-type="float">
            <text:p>-179.500194439664</text:p>
          </table:table-cell>
        </table:table-row>
        <table:table-row table:style-name="ro1">
          <table:table-cell office:value-type="float" office:value="287099518464" calcext:value-type="float">
            <text:p>287099518464</text:p>
          </table:table-cell>
          <table:table-cell office:value-type="float" office:value="229.527786254883" calcext:value-type="float">
            <text:p>229.527786254883</text:p>
          </table:table-cell>
          <table:table-cell office:value-type="float" office:value="188794546688" calcext:value-type="float">
            <text:p>188794546688</text:p>
          </table:table-cell>
          <table:table-cell office:value-type="float" office:value="-180.523712158203" calcext:value-type="float">
            <text:p>-180.523712158203</text:p>
          </table:table-cell>
          <table:table-cell/>
          <table:table-cell table:formula="of:=INDEX([.$A$1:.$A$2072]; 773; 1)" office:value-type="float" office:value="287099522560" calcext:value-type="float">
            <text:p>287099522560</text:p>
          </table:table-cell>
          <table:table-cell table:formula="of:=[.$G$7] * [.$F$782] + [.$G$8]" office:value-type="float" office:value="230.178229888901" calcext:value-type="float">
            <text:p>230.178229888901</text:p>
          </table:table-cell>
          <table:table-cell/>
          <table:table-cell table:formula="of:=INDEX([.$C$1:.$C$2072]; 773; 1)" office:value-type="float" office:value="188794548736" calcext:value-type="float">
            <text:p>188794548736</text:p>
          </table:table-cell>
          <table:table-cell table:formula="of:=[.$J$7] * [.$I$782] + [.$J$8]" office:value-type="float" office:value="-179.634826300666" calcext:value-type="float">
            <text:p>-179.634826300666</text:p>
          </table:table-cell>
        </table:table-row>
        <table:table-row table:style-name="ro1">
          <table:table-cell office:value-type="float" office:value="287099524096" calcext:value-type="float">
            <text:p>287099524096</text:p>
          </table:table-cell>
          <table:table-cell office:value-type="float" office:value="229.76741027832" calcext:value-type="float">
            <text:p>229.76741027832</text:p>
          </table:table-cell>
          <table:table-cell office:value-type="float" office:value="188794552832" calcext:value-type="float">
            <text:p>188794552832</text:p>
          </table:table-cell>
          <table:table-cell office:value-type="float" office:value="-180.261962890625" calcext:value-type="float">
            <text:p>-180.261962890625</text:p>
          </table:table-cell>
          <table:table-cell/>
          <table:table-cell table:formula="of:=INDEX([.$A$1:.$A$2072]; 774; 1)" office:value-type="float" office:value="287099519488" calcext:value-type="float">
            <text:p>287099519488</text:p>
          </table:table-cell>
          <table:table-cell table:formula="of:=[.$G$7] * [.$F$783] + [.$G$8]" office:value-type="float" office:value="230.031470142305" calcext:value-type="float">
            <text:p>230.031470142305</text:p>
          </table:table-cell>
          <table:table-cell/>
          <table:table-cell table:formula="of:=INDEX([.$C$1:.$C$2072]; 774; 1)" office:value-type="float" office:value="188794546432" calcext:value-type="float">
            <text:p>188794546432</text:p>
          </table:table-cell>
          <table:table-cell table:formula="of:=[.$J$7] * [.$I$783] + [.$J$8]" office:value-type="float" office:value="-179.744979642332" calcext:value-type="float">
            <text:p>-179.744979642332</text:p>
          </table:table-cell>
        </table:table-row>
        <table:table-row table:style-name="ro1">
          <table:table-cell office:value-type="float" office:value="287099526400" calcext:value-type="float">
            <text:p>287099526400</text:p>
          </table:table-cell>
          <table:table-cell office:value-type="float" office:value="229.868392944336" calcext:value-type="float">
            <text:p>229.868392944336</text:p>
          </table:table-cell>
          <table:table-cell office:value-type="float" office:value="188794555392" calcext:value-type="float">
            <text:p>188794555392</text:p>
          </table:table-cell>
          <table:table-cell office:value-type="float" office:value="-180.151718139648" calcext:value-type="float">
            <text:p>-180.151718139648</text:p>
          </table:table-cell>
          <table:table-cell/>
          <table:table-cell table:formula="of:=INDEX([.$A$1:.$A$2072]; 775; 1)" office:value-type="float" office:value="287099514624" calcext:value-type="float">
            <text:p>287099514624</text:p>
          </table:table-cell>
          <table:table-cell table:formula="of:=[.$G$7] * [.$F$784] + [.$G$8]" office:value-type="float" office:value="229.799100546166" calcext:value-type="float">
            <text:p>229.799100546166</text:p>
          </table:table-cell>
          <table:table-cell/>
          <table:table-cell table:formula="of:=INDEX([.$C$1:.$C$2072]; 775; 1)" office:value-type="float" office:value="188794542592" calcext:value-type="float">
            <text:p>188794542592</text:p>
          </table:table-cell>
          <table:table-cell table:formula="of:=[.$J$7] * [.$I$784] + [.$J$8]" office:value-type="float" office:value="-179.928568543866" calcext:value-type="float">
            <text:p>-179.928568543866</text:p>
          </table:table-cell>
        </table:table-row>
        <table:table-row table:style-name="ro1">
          <table:table-cell office:value-type="float" office:value="287099528960" calcext:value-type="float">
            <text:p>287099528960</text:p>
          </table:table-cell>
          <table:table-cell office:value-type="float" office:value="229.979110717773" calcext:value-type="float">
            <text:p>229.979110717773</text:p>
          </table:table-cell>
          <table:table-cell office:value-type="float" office:value="188794557952" calcext:value-type="float">
            <text:p>188794557952</text:p>
          </table:table-cell>
          <table:table-cell office:value-type="float" office:value="-180.030776977539" calcext:value-type="float">
            <text:p>-180.030776977539</text:p>
          </table:table-cell>
          <table:table-cell/>
          <table:table-cell table:formula="of:=INDEX([.$A$1:.$A$2072]; 776; 1)" office:value-type="float" office:value="287099514112" calcext:value-type="float">
            <text:p>287099514112</text:p>
          </table:table-cell>
          <table:table-cell table:formula="of:=[.$G$7] * [.$F$785] + [.$G$8]" office:value-type="float" office:value="229.774640589952" calcext:value-type="float">
            <text:p>229.774640589952</text:p>
          </table:table-cell>
          <table:table-cell/>
          <table:table-cell table:formula="of:=INDEX([.$C$1:.$C$2072]; 776; 1)" office:value-type="float" office:value="188794542080" calcext:value-type="float">
            <text:p>188794542080</text:p>
          </table:table-cell>
          <table:table-cell table:formula="of:=[.$J$7] * [.$I$785] + [.$J$8]" office:value-type="float" office:value="-179.953047063202" calcext:value-type="float">
            <text:p>-179.953047063202</text:p>
          </table:table-cell>
        </table:table-row>
        <table:table-row table:style-name="ro1">
          <table:table-cell office:value-type="float" office:value="287099531520" calcext:value-type="float">
            <text:p>287099531520</text:p>
          </table:table-cell>
          <table:table-cell office:value-type="float" office:value="230.099273681641" calcext:value-type="float">
            <text:p>230.099273681641</text:p>
          </table:table-cell>
          <table:table-cell office:value-type="float" office:value="188794561024" calcext:value-type="float">
            <text:p>188794561024</text:p>
          </table:table-cell>
          <table:table-cell office:value-type="float" office:value="-179.89958190918" calcext:value-type="float">
            <text:p>-179.89958190918</text:p>
          </table:table-cell>
          <table:table-cell/>
          <table:table-cell table:formula="of:=INDEX([.$A$1:.$A$2072]; 777; 1)" office:value-type="float" office:value="287099513856" calcext:value-type="float">
            <text:p>287099513856</text:p>
          </table:table-cell>
          <table:table-cell table:formula="of:=[.$G$7] * [.$F$786] + [.$G$8]" office:value-type="float" office:value="229.762410610914" calcext:value-type="float">
            <text:p>229.762410610914</text:p>
          </table:table-cell>
          <table:table-cell/>
          <table:table-cell table:formula="of:=INDEX([.$C$1:.$C$2072]; 777; 1)" office:value-type="float" office:value="188794542080" calcext:value-type="float">
            <text:p>188794542080</text:p>
          </table:table-cell>
          <table:table-cell table:formula="of:=[.$J$7] * [.$I$786] + [.$J$8]" office:value-type="float" office:value="-179.953047063202" calcext:value-type="float">
            <text:p>-179.953047063202</text:p>
          </table:table-cell>
        </table:table-row>
        <table:table-row table:style-name="ro1">
          <table:table-cell office:value-type="float" office:value="287099534336" calcext:value-type="float">
            <text:p>287099534336</text:p>
          </table:table-cell>
          <table:table-cell office:value-type="float" office:value="230.228530883789" calcext:value-type="float">
            <text:p>230.228530883789</text:p>
          </table:table-cell>
          <table:table-cell office:value-type="float" office:value="188794564096" calcext:value-type="float">
            <text:p>188794564096</text:p>
          </table:table-cell>
          <table:table-cell office:value-type="float" office:value="-179.758407592773" calcext:value-type="float">
            <text:p>-179.758407592773</text:p>
          </table:table-cell>
          <table:table-cell/>
          <table:table-cell table:formula="of:=INDEX([.$A$1:.$A$2072]; 778; 1)" office:value-type="float" office:value="287099514368" calcext:value-type="float">
            <text:p>287099514368</text:p>
          </table:table-cell>
          <table:table-cell table:formula="of:=[.$G$7] * [.$F$787] + [.$G$8]" office:value-type="float" office:value="229.786870568991" calcext:value-type="float">
            <text:p>229.786870568991</text:p>
          </table:table-cell>
          <table:table-cell/>
          <table:table-cell table:formula="of:=INDEX([.$C$1:.$C$2072]; 778; 1)" office:value-type="float" office:value="188794542336" calcext:value-type="float">
            <text:p>188794542336</text:p>
          </table:table-cell>
          <table:table-cell table:formula="of:=[.$J$7] * [.$I$787] + [.$J$8]" office:value-type="float" office:value="-179.940807802603" calcext:value-type="float">
            <text:p>-179.940807802603</text:p>
          </table:table-cell>
        </table:table-row>
        <table:table-row table:style-name="ro1">
          <table:table-cell office:value-type="float" office:value="287099537408" calcext:value-type="float">
            <text:p>287099537408</text:p>
          </table:table-cell>
          <table:table-cell office:value-type="float" office:value="230.36669921875" calcext:value-type="float">
            <text:p>230.36669921875</text:p>
          </table:table-cell>
          <table:table-cell office:value-type="float" office:value="188794567424" calcext:value-type="float">
            <text:p>188794567424</text:p>
          </table:table-cell>
          <table:table-cell office:value-type="float" office:value="-179.607574462891" calcext:value-type="float">
            <text:p>-179.607574462891</text:p>
          </table:table-cell>
          <table:table-cell/>
          <table:table-cell table:formula="of:=INDEX([.$A$1:.$A$2072]; 779; 1)" office:value-type="float" office:value="287099515136" calcext:value-type="float">
            <text:p>287099515136</text:p>
          </table:table-cell>
          <table:table-cell table:formula="of:=[.$G$7] * [.$F$788] + [.$G$8]" office:value-type="float" office:value="229.823560504243" calcext:value-type="float">
            <text:p>229.823560504243</text:p>
          </table:table-cell>
          <table:table-cell/>
          <table:table-cell table:formula="of:=INDEX([.$C$1:.$C$2072]; 779; 1)" office:value-type="float" office:value="188794542848" calcext:value-type="float">
            <text:p>188794542848</text:p>
          </table:table-cell>
          <table:table-cell table:formula="of:=[.$J$7] * [.$I$788] + [.$J$8]" office:value-type="float" office:value="-179.916329283267" calcext:value-type="float">
            <text:p>-179.916329283267</text:p>
          </table:table-cell>
        </table:table-row>
        <table:table-row table:style-name="ro1">
          <table:table-cell office:value-type="float" office:value="287099547904" calcext:value-type="float">
            <text:p>287099547904</text:p>
          </table:table-cell>
          <table:table-cell office:value-type="float" office:value="230.832489013672" calcext:value-type="float">
            <text:p>230.832489013672</text:p>
          </table:table-cell>
          <table:table-cell office:value-type="float" office:value="188794578432" calcext:value-type="float">
            <text:p>188794578432</text:p>
          </table:table-cell>
          <table:table-cell office:value-type="float" office:value="-179.099014282227" calcext:value-type="float">
            <text:p>-179.099014282227</text:p>
          </table:table-cell>
          <table:table-cell/>
          <table:table-cell table:formula="of:=INDEX([.$A$1:.$A$2072]; 780; 1)" office:value-type="float" office:value="287099515904" calcext:value-type="float">
            <text:p>287099515904</text:p>
          </table:table-cell>
          <table:table-cell table:formula="of:=[.$G$7] * [.$F$789] + [.$G$8]" office:value-type="float" office:value="229.860250441357" calcext:value-type="float">
            <text:p>229.860250441357</text:p>
          </table:table-cell>
          <table:table-cell/>
          <table:table-cell table:formula="of:=INDEX([.$C$1:.$C$2072]; 780; 1)" office:value-type="float" office:value="188794543872" calcext:value-type="float">
            <text:p>188794543872</text:p>
          </table:table-cell>
          <table:table-cell table:formula="of:=[.$J$7] * [.$I$789] + [.$J$8]" office:value-type="float" office:value="-179.867372242734" calcext:value-type="float">
            <text:p>-179.867372242734</text:p>
          </table:table-cell>
        </table:table-row>
        <table:table-row table:style-name="ro1">
          <table:table-cell office:value-type="float" office:value="287099560960" calcext:value-type="float">
            <text:p>287099560960</text:p>
          </table:table-cell>
          <table:table-cell office:value-type="float" office:value="231.399154663086" calcext:value-type="float">
            <text:p>231.399154663086</text:p>
          </table:table-cell>
          <table:table-cell office:value-type="float" office:value="188794589696" calcext:value-type="float">
            <text:p>188794589696</text:p>
          </table:table-cell>
          <table:table-cell office:value-type="float" office:value="-178.541641235352" calcext:value-type="float">
            <text:p>-178.541641235352</text:p>
          </table:table-cell>
          <table:table-cell/>
          <table:table-cell table:formula="of:=INDEX([.$A$1:.$A$2072]; 781; 1)" office:value-type="float" office:value="287099517184" calcext:value-type="float">
            <text:p>287099517184</text:p>
          </table:table-cell>
          <table:table-cell table:formula="of:=[.$G$7] * [.$F$790] + [.$G$8]" office:value-type="float" office:value="229.921400334686" calcext:value-type="float">
            <text:p>229.921400334686</text:p>
          </table:table-cell>
          <table:table-cell/>
          <table:table-cell table:formula="of:=INDEX([.$C$1:.$C$2072]; 781; 1)" office:value-type="float" office:value="188794545152" calcext:value-type="float">
            <text:p>188794545152</text:p>
          </table:table-cell>
          <table:table-cell table:formula="of:=[.$J$7] * [.$I$790] + [.$J$8]" office:value-type="float" office:value="-179.806175941601" calcext:value-type="float">
            <text:p>-179.806175941601</text:p>
          </table:table-cell>
        </table:table-row>
        <table:table-row table:style-name="ro1">
          <table:table-cell office:value-type="float" office:value="287099565824" calcext:value-type="float">
            <text:p>287099565824</text:p>
          </table:table-cell>
          <table:table-cell office:value-type="float" office:value="231.608200073242" calcext:value-type="float">
            <text:p>231.608200073242</text:p>
          </table:table-cell>
          <table:table-cell office:value-type="float" office:value="188794593280" calcext:value-type="float">
            <text:p>188794593280</text:p>
          </table:table-cell>
          <table:table-cell office:value-type="float" office:value="-178.347793579102" calcext:value-type="float">
            <text:p>-178.347793579102</text:p>
          </table:table-cell>
          <table:table-cell/>
          <table:table-cell table:formula="of:=INDEX([.$A$1:.$A$2072]; 782; 1)" office:value-type="float" office:value="287099518464" calcext:value-type="float">
            <text:p>287099518464</text:p>
          </table:table-cell>
          <table:table-cell table:formula="of:=[.$G$7] * [.$F$791] + [.$G$8]" office:value-type="float" office:value="229.982550228015" calcext:value-type="float">
            <text:p>229.982550228015</text:p>
          </table:table-cell>
          <table:table-cell/>
          <table:table-cell table:formula="of:=INDEX([.$C$1:.$C$2072]; 782; 1)" office:value-type="float" office:value="188794546688" calcext:value-type="float">
            <text:p>188794546688</text:p>
          </table:table-cell>
          <table:table-cell table:formula="of:=[.$J$7] * [.$I$791] + [.$J$8]" office:value-type="float" office:value="-179.732740381733" calcext:value-type="float">
            <text:p>-179.732740381733</text:p>
          </table:table-cell>
        </table:table-row>
        <table:table-row table:style-name="ro1">
          <table:table-cell office:value-type="float" office:value="287099570688" calcext:value-type="float">
            <text:p>287099570688</text:p>
          </table:table-cell>
          <table:table-cell office:value-type="float" office:value="231.82373046875" calcext:value-type="float">
            <text:p>231.82373046875</text:p>
          </table:table-cell>
          <table:table-cell office:value-type="float" office:value="188794596608" calcext:value-type="float">
            <text:p>188794596608</text:p>
          </table:table-cell>
          <table:table-cell office:value-type="float" office:value="-178.16064453125" calcext:value-type="float">
            <text:p>-178.16064453125</text:p>
          </table:table-cell>
          <table:table-cell/>
          <table:table-cell table:formula="of:=INDEX([.$A$1:.$A$2072]; 783; 1)" office:value-type="float" office:value="287099524096" calcext:value-type="float">
            <text:p>287099524096</text:p>
          </table:table-cell>
          <table:table-cell table:formula="of:=[.$G$7] * [.$F$792] + [.$G$8]" office:value-type="float" office:value="230.251609761268" calcext:value-type="float">
            <text:p>230.251609761268</text:p>
          </table:table-cell>
          <table:table-cell/>
          <table:table-cell table:formula="of:=INDEX([.$C$1:.$C$2072]; 783; 1)" office:value-type="float" office:value="188794552832" calcext:value-type="float">
            <text:p>188794552832</text:p>
          </table:table-cell>
          <table:table-cell table:formula="of:=[.$J$7] * [.$I$792] + [.$J$8]" office:value-type="float" office:value="-179.438998140395" calcext:value-type="float">
            <text:p>-179.438998140395</text:p>
          </table:table-cell>
        </table:table-row>
        <table:table-row table:style-name="ro1">
          <table:table-cell office:value-type="float" office:value="287099575808" calcext:value-type="float">
            <text:p>287099575808</text:p>
          </table:table-cell>
          <table:table-cell office:value-type="float" office:value="232.043914794922" calcext:value-type="float">
            <text:p>232.043914794922</text:p>
          </table:table-cell>
          <table:table-cell office:value-type="float" office:value="188794599680" calcext:value-type="float">
            <text:p>188794599680</text:p>
          </table:table-cell>
          <table:table-cell office:value-type="float" office:value="-177.983688354492" calcext:value-type="float">
            <text:p>-177.983688354492</text:p>
          </table:table-cell>
          <table:table-cell/>
          <table:table-cell table:formula="of:=INDEX([.$A$1:.$A$2072]; 784; 1)" office:value-type="float" office:value="287099526400" calcext:value-type="float">
            <text:p>287099526400</text:p>
          </table:table-cell>
          <table:table-cell table:formula="of:=[.$G$7] * [.$F$793] + [.$G$8]" office:value-type="float" office:value="230.361679568887" calcext:value-type="float">
            <text:p>230.361679568887</text:p>
          </table:table-cell>
          <table:table-cell/>
          <table:table-cell table:formula="of:=INDEX([.$C$1:.$C$2072]; 784; 1)" office:value-type="float" office:value="188794555392" calcext:value-type="float">
            <text:p>188794555392</text:p>
          </table:table-cell>
          <table:table-cell table:formula="of:=[.$J$7] * [.$I$793] + [.$J$8]" office:value-type="float" office:value="-179.316605539992" calcext:value-type="float">
            <text:p>-179.316605539992</text:p>
          </table:table-cell>
        </table:table-row>
        <table:table-row table:style-name="ro1">
          <table:table-cell office:value-type="float" office:value="287099592192" calcext:value-type="float">
            <text:p>287099592192</text:p>
          </table:table-cell>
          <table:table-cell office:value-type="float" office:value="233.056167602539" calcext:value-type="float">
            <text:p>233.056167602539</text:p>
          </table:table-cell>
          <table:table-cell office:value-type="float" office:value="188794607104" calcext:value-type="float">
            <text:p>188794607104</text:p>
          </table:table-cell>
          <table:table-cell office:value-type="float" office:value="-177.443435668945" calcext:value-type="float">
            <text:p>-177.443435668945</text:p>
          </table:table-cell>
          <table:table-cell/>
          <table:table-cell table:formula="of:=INDEX([.$A$1:.$A$2072]; 785; 1)" office:value-type="float" office:value="287099528960" calcext:value-type="float">
            <text:p>287099528960</text:p>
          </table:table-cell>
          <table:table-cell table:formula="of:=[.$G$7] * [.$F$794] + [.$G$8]" office:value-type="float" office:value="230.483979357406" calcext:value-type="float">
            <text:p>230.483979357406</text:p>
          </table:table-cell>
          <table:table-cell/>
          <table:table-cell table:formula="of:=INDEX([.$C$1:.$C$2072]; 785; 1)" office:value-type="float" office:value="188794557952" calcext:value-type="float">
            <text:p>188794557952</text:p>
          </table:table-cell>
          <table:table-cell table:formula="of:=[.$J$7] * [.$I$794] + [.$J$8]" office:value-type="float" office:value="-179.19421293959" calcext:value-type="float">
            <text:p>-179.19421293959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03759765625" calcext:value-type="float">
            <text:p>233.103759765625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70458984375" calcext:value-type="float">
            <text:p>-177.470458984375</text:p>
          </table:table-cell>
          <table:table-cell/>
          <table:table-cell table:formula="of:=INDEX([.$A$1:.$A$2072]; 786; 1)" office:value-type="float" office:value="287099531520" calcext:value-type="float">
            <text:p>287099531520</text:p>
          </table:table-cell>
          <table:table-cell table:formula="of:=[.$G$7] * [.$F$795] + [.$G$8]" office:value-type="float" office:value="230.606279144064" calcext:value-type="float">
            <text:p>230.606279144064</text:p>
          </table:table-cell>
          <table:table-cell/>
          <table:table-cell table:formula="of:=INDEX([.$C$1:.$C$2072]; 786; 1)" office:value-type="float" office:value="188794561024" calcext:value-type="float">
            <text:p>188794561024</text:p>
          </table:table-cell>
          <table:table-cell table:formula="of:=[.$J$7] * [.$I$795] + [.$J$8]" office:value-type="float" office:value="-179.04734181799" calcext:value-type="float">
            <text:p>-179.04734181799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344909668" calcext:value-type="float">
            <text:p>233.11344909668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65362548828" calcext:value-type="float">
            <text:p>-177.465362548828</text:p>
          </table:table-cell>
          <table:table-cell/>
          <table:table-cell table:formula="of:=INDEX([.$A$1:.$A$2072]; 787; 1)" office:value-type="float" office:value="287099534336" calcext:value-type="float">
            <text:p>287099534336</text:p>
          </table:table-cell>
          <table:table-cell table:formula="of:=[.$G$7] * [.$F$796] + [.$G$8]" office:value-type="float" office:value="230.740808911622" calcext:value-type="float">
            <text:p>230.740808911622</text:p>
          </table:table-cell>
          <table:table-cell/>
          <table:table-cell table:formula="of:=INDEX([.$C$1:.$C$2072]; 787; 1)" office:value-type="float" office:value="188794564096" calcext:value-type="float">
            <text:p>188794564096</text:p>
          </table:table-cell>
          <table:table-cell table:formula="of:=[.$J$7] * [.$I$796] + [.$J$8]" office:value-type="float" office:value="-178.90047069639" calcext:value-type="float">
            <text:p>-178.90047069639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8347167969" calcext:value-type="float">
            <text:p>233.118347167969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64416503906" calcext:value-type="float">
            <text:p>-177.464416503906</text:p>
          </table:table-cell>
          <table:table-cell/>
          <table:table-cell table:formula="of:=INDEX([.$A$1:.$A$2072]; 788; 1)" office:value-type="float" office:value="287099537408" calcext:value-type="float">
            <text:p>287099537408</text:p>
          </table:table-cell>
          <table:table-cell table:formula="of:=[.$G$7] * [.$F$797] + [.$G$8]" office:value-type="float" office:value="230.887568656355" calcext:value-type="float">
            <text:p>230.887568656355</text:p>
          </table:table-cell>
          <table:table-cell/>
          <table:table-cell table:formula="of:=INDEX([.$C$1:.$C$2072]; 788; 1)" office:value-type="float" office:value="188794567424" calcext:value-type="float">
            <text:p>188794567424</text:p>
          </table:table-cell>
          <table:table-cell table:formula="of:=[.$J$7] * [.$I$797] + [.$J$8]" office:value-type="float" office:value="-178.741360316053" calcext:value-type="float">
            <text:p>-178.741360316053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8194580078" calcext:value-type="float">
            <text:p>233.118194580078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64492797852" calcext:value-type="float">
            <text:p>-177.464492797852</text:p>
          </table:table-cell>
          <table:table-cell/>
          <table:table-cell table:formula="of:=INDEX([.$A$1:.$A$2072]; 789; 1)" office:value-type="float" office:value="287099547904" calcext:value-type="float">
            <text:p>287099547904</text:p>
          </table:table-cell>
          <table:table-cell table:formula="of:=[.$G$7] * [.$F$798] + [.$G$8]" office:value-type="float" office:value="231.388997783884" calcext:value-type="float">
            <text:p>231.388997783884</text:p>
          </table:table-cell>
          <table:table-cell/>
          <table:table-cell table:formula="of:=INDEX([.$C$1:.$C$2072]; 789; 1)" office:value-type="float" office:value="188794578432" calcext:value-type="float">
            <text:p>188794578432</text:p>
          </table:table-cell>
          <table:table-cell table:formula="of:=[.$J$7] * [.$I$798] + [.$J$8]" office:value-type="float" office:value="-178.215072132647" calcext:value-type="float">
            <text:p>-178.215072132647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8194580078" calcext:value-type="float">
            <text:p>233.118194580078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64492797852" calcext:value-type="float">
            <text:p>-177.464492797852</text:p>
          </table:table-cell>
          <table:table-cell/>
          <table:table-cell table:formula="of:=INDEX([.$A$1:.$A$2072]; 790; 1)" office:value-type="float" office:value="287099560960" calcext:value-type="float">
            <text:p>287099560960</text:p>
          </table:table-cell>
          <table:table-cell table:formula="of:=[.$G$7] * [.$F$799] + [.$G$8]" office:value-type="float" office:value="232.012726701796" calcext:value-type="float">
            <text:p>232.012726701796</text:p>
          </table:table-cell>
          <table:table-cell/>
          <table:table-cell table:formula="of:=INDEX([.$C$1:.$C$2072]; 790; 1)" office:value-type="float" office:value="188794589696" calcext:value-type="float">
            <text:p>188794589696</text:p>
          </table:table-cell>
          <table:table-cell table:formula="of:=[.$J$7] * [.$I$799] + [.$J$8]" office:value-type="float" office:value="-177.676544690505" calcext:value-type="float">
            <text:p>-177.676544690505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8209838867" calcext:value-type="float">
            <text:p>233.118209838867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64370727539" calcext:value-type="float">
            <text:p>-177.464370727539</text:p>
          </table:table-cell>
          <table:table-cell/>
          <table:table-cell table:formula="of:=INDEX([.$A$1:.$A$2072]; 791; 1)" office:value-type="float" office:value="287099565824" calcext:value-type="float">
            <text:p>287099565824</text:p>
          </table:table-cell>
          <table:table-cell table:formula="of:=[.$G$7] * [.$F$800] + [.$G$8]" office:value-type="float" office:value="232.245096297935" calcext:value-type="float">
            <text:p>232.245096297935</text:p>
          </table:table-cell>
          <table:table-cell/>
          <table:table-cell table:formula="of:=INDEX([.$C$1:.$C$2072]; 791; 1)" office:value-type="float" office:value="188794593280" calcext:value-type="float">
            <text:p>188794593280</text:p>
          </table:table-cell>
          <table:table-cell table:formula="of:=[.$J$7] * [.$I$800] + [.$J$8]" office:value-type="float" office:value="-177.505195049569" calcext:value-type="float">
            <text:p>-177.505195049569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8057250977" calcext:value-type="float">
            <text:p>233.118057250977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64309692383" calcext:value-type="float">
            <text:p>-177.464309692383</text:p>
          </table:table-cell>
          <table:table-cell/>
          <table:table-cell table:formula="of:=INDEX([.$A$1:.$A$2072]; 792; 1)" office:value-type="float" office:value="287099570688" calcext:value-type="float">
            <text:p>287099570688</text:p>
          </table:table-cell>
          <table:table-cell table:formula="of:=[.$G$7] * [.$F$801] + [.$G$8]" office:value-type="float" office:value="232.477465894073" calcext:value-type="float">
            <text:p>232.477465894073</text:p>
          </table:table-cell>
          <table:table-cell/>
          <table:table-cell table:formula="of:=INDEX([.$C$1:.$C$2072]; 792; 1)" office:value-type="float" office:value="188794596608" calcext:value-type="float">
            <text:p>188794596608</text:p>
          </table:table-cell>
          <table:table-cell table:formula="of:=[.$J$7] * [.$I$801] + [.$J$8]" office:value-type="float" office:value="-177.34608466737" calcext:value-type="float">
            <text:p>-177.34608466737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7919921875" calcext:value-type="float">
            <text:p>233.117919921875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64279174805" calcext:value-type="float">
            <text:p>-177.464279174805</text:p>
          </table:table-cell>
          <table:table-cell/>
          <table:table-cell table:formula="of:=INDEX([.$A$1:.$A$2072]; 793; 1)" office:value-type="float" office:value="287099575808" calcext:value-type="float">
            <text:p>287099575808</text:p>
          </table:table-cell>
          <table:table-cell table:formula="of:=[.$G$7] * [.$F$802] + [.$G$8]" office:value-type="float" office:value="232.72206546925" calcext:value-type="float">
            <text:p>232.72206546925</text:p>
          </table:table-cell>
          <table:table-cell/>
          <table:table-cell table:formula="of:=INDEX([.$C$1:.$C$2072]; 793; 1)" office:value-type="float" office:value="188794599680" calcext:value-type="float">
            <text:p>188794599680</text:p>
          </table:table-cell>
          <table:table-cell table:formula="of:=[.$J$7] * [.$I$802] + [.$J$8]" office:value-type="float" office:value="-177.199213547632" calcext:value-type="float">
            <text:p>-177.199213547632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8377685547" calcext:value-type="float">
            <text:p>233.118377685547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64431762695" calcext:value-type="float">
            <text:p>-177.464431762695</text:p>
          </table:table-cell>
          <table:table-cell/>
          <table:table-cell table:formula="of:=INDEX([.$A$1:.$A$2072]; 794; 1)" office:value-type="float" office:value="287099592192" calcext:value-type="float">
            <text:p>287099592192</text:p>
          </table:table-cell>
          <table:table-cell table:formula="of:=[.$G$7] * [.$F$803] + [.$G$8]" office:value-type="float" office:value="233.504784109071" calcext:value-type="float">
            <text:p>233.504784109071</text:p>
          </table:table-cell>
          <table:table-cell/>
          <table:table-cell table:formula="of:=INDEX([.$C$1:.$C$2072]; 794; 1)" office:value-type="float" office:value="188794607104" calcext:value-type="float">
            <text:p>188794607104</text:p>
          </table:table-cell>
          <table:table-cell table:formula="of:=[.$J$7] * [.$I$803] + [.$J$8]" office:value-type="float" office:value="-176.844275005162" calcext:value-type="float">
            <text:p>-176.844275005162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9110107422" calcext:value-type="float">
            <text:p>233.119110107422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64645385742" calcext:value-type="float">
            <text:p>-177.464645385742</text:p>
          </table:table-cell>
          <table:table-cell/>
          <table:table-cell table:formula="of:=INDEX([.$A$1:.$A$2072]; 795; 1)" office:value-type="float" office:value="287099591936" calcext:value-type="float">
            <text:p>287099591936</text:p>
          </table:table-cell>
          <table:table-cell table:formula="of:=[.$G$7] * [.$F$804] + [.$G$8]" office:value-type="float" office:value="233.492554130033" calcext:value-type="float">
            <text:p>233.492554130033</text:p>
          </table:table-cell>
          <table:table-cell/>
          <table:table-cell table:formula="of:=INDEX([.$C$1:.$C$2072]; 795; 1)" office:value-type="float" office:value="188794607360" calcext:value-type="float">
            <text:p>188794607360</text:p>
          </table:table-cell>
          <table:table-cell table:formula="of:=[.$J$7] * [.$I$804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9720458984" calcext:value-type="float">
            <text:p>233.119720458984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64874267578" calcext:value-type="float">
            <text:p>-177.464874267578</text:p>
          </table:table-cell>
          <table:table-cell/>
          <table:table-cell table:formula="of:=INDEX([.$A$1:.$A$2072]; 796; 1)" office:value-type="float" office:value="287099591936" calcext:value-type="float">
            <text:p>287099591936</text:p>
          </table:table-cell>
          <table:table-cell table:formula="of:=[.$G$7] * [.$F$805] + [.$G$8]" office:value-type="float" office:value="233.492554130033" calcext:value-type="float">
            <text:p>233.492554130033</text:p>
          </table:table-cell>
          <table:table-cell/>
          <table:table-cell table:formula="of:=INDEX([.$C$1:.$C$2072]; 796; 1)" office:value-type="float" office:value="188794607360" calcext:value-type="float">
            <text:p>188794607360</text:p>
          </table:table-cell>
          <table:table-cell table:formula="of:=[.$J$7] * [.$I$805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9903564453" calcext:value-type="float">
            <text:p>233.119903564453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64935302734" calcext:value-type="float">
            <text:p>-177.464935302734</text:p>
          </table:table-cell>
          <table:table-cell/>
          <table:table-cell table:formula="of:=INDEX([.$A$1:.$A$2072]; 797; 1)" office:value-type="float" office:value="287099591936" calcext:value-type="float">
            <text:p>287099591936</text:p>
          </table:table-cell>
          <table:table-cell table:formula="of:=[.$G$7] * [.$F$806] + [.$G$8]" office:value-type="float" office:value="233.492554130033" calcext:value-type="float">
            <text:p>233.492554130033</text:p>
          </table:table-cell>
          <table:table-cell/>
          <table:table-cell table:formula="of:=INDEX([.$C$1:.$C$2072]; 797; 1)" office:value-type="float" office:value="188794607360" calcext:value-type="float">
            <text:p>188794607360</text:p>
          </table:table-cell>
          <table:table-cell table:formula="of:=[.$J$7] * [.$I$806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9979858398" calcext:value-type="float">
            <text:p>233.119979858398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64950561523" calcext:value-type="float">
            <text:p>-177.464950561523</text:p>
          </table:table-cell>
          <table:table-cell/>
          <table:table-cell table:formula="of:=INDEX([.$A$1:.$A$2072]; 798; 1)" office:value-type="float" office:value="287099591936" calcext:value-type="float">
            <text:p>287099591936</text:p>
          </table:table-cell>
          <table:table-cell table:formula="of:=[.$G$7] * [.$F$807] + [.$G$8]" office:value-type="float" office:value="233.492554130033" calcext:value-type="float">
            <text:p>233.492554130033</text:p>
          </table:table-cell>
          <table:table-cell/>
          <table:table-cell table:formula="of:=INDEX([.$C$1:.$C$2072]; 798; 1)" office:value-type="float" office:value="188794607360" calcext:value-type="float">
            <text:p>188794607360</text:p>
          </table:table-cell>
          <table:table-cell table:formula="of:=[.$J$7] * [.$I$807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9812011719" calcext:value-type="float">
            <text:p>233.119812011719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64904785156" calcext:value-type="float">
            <text:p>-177.464904785156</text:p>
          </table:table-cell>
          <table:table-cell/>
          <table:table-cell table:formula="of:=INDEX([.$A$1:.$A$2072]; 799; 1)" office:value-type="float" office:value="287099591936" calcext:value-type="float">
            <text:p>287099591936</text:p>
          </table:table-cell>
          <table:table-cell table:formula="of:=[.$G$7] * [.$F$808] + [.$G$8]" office:value-type="float" office:value="233.492554130033" calcext:value-type="float">
            <text:p>233.492554130033</text:p>
          </table:table-cell>
          <table:table-cell/>
          <table:table-cell table:formula="of:=INDEX([.$C$1:.$C$2072]; 799; 1)" office:value-type="float" office:value="188794607360" calcext:value-type="float">
            <text:p>188794607360</text:p>
          </table:table-cell>
          <table:table-cell table:formula="of:=[.$J$7] * [.$I$808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9781494141" calcext:value-type="float">
            <text:p>233.119781494141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64874267578" calcext:value-type="float">
            <text:p>-177.464874267578</text:p>
          </table:table-cell>
          <table:table-cell/>
          <table:table-cell table:formula="of:=INDEX([.$A$1:.$A$2072]; 800; 1)" office:value-type="float" office:value="287099591936" calcext:value-type="float">
            <text:p>287099591936</text:p>
          </table:table-cell>
          <table:table-cell table:formula="of:=[.$G$7] * [.$F$809] + [.$G$8]" office:value-type="float" office:value="233.492554130033" calcext:value-type="float">
            <text:p>233.492554130033</text:p>
          </table:table-cell>
          <table:table-cell/>
          <table:table-cell table:formula="of:=INDEX([.$C$1:.$C$2072]; 800; 1)" office:value-type="float" office:value="188794607360" calcext:value-type="float">
            <text:p>188794607360</text:p>
          </table:table-cell>
          <table:table-cell table:formula="of:=[.$J$7] * [.$I$809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9766235352" calcext:value-type="float">
            <text:p>233.119766235352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64859008789" calcext:value-type="float">
            <text:p>-177.464859008789</text:p>
          </table:table-cell>
          <table:table-cell/>
          <table:table-cell table:formula="of:=INDEX([.$A$1:.$A$2072]; 801; 1)" office:value-type="float" office:value="287099591936" calcext:value-type="float">
            <text:p>287099591936</text:p>
          </table:table-cell>
          <table:table-cell table:formula="of:=[.$G$7] * [.$F$810] + [.$G$8]" office:value-type="float" office:value="233.492554130033" calcext:value-type="float">
            <text:p>233.492554130033</text:p>
          </table:table-cell>
          <table:table-cell/>
          <table:table-cell table:formula="of:=INDEX([.$C$1:.$C$2072]; 801; 1)" office:value-type="float" office:value="188794607360" calcext:value-type="float">
            <text:p>188794607360</text:p>
          </table:table-cell>
          <table:table-cell table:formula="of:=[.$J$7] * [.$I$810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9766235352" calcext:value-type="float">
            <text:p>233.119766235352</text:p>
          </table:table-cell>
          <table:table-cell office:value-type="float" office:value="188794607360" calcext:value-type="float">
            <text:p>188794607360</text:p>
          </table:table-cell>
          <table:table-cell office:value-type="float" office:value="-177.464859008789" calcext:value-type="float">
            <text:p>-177.464859008789</text:p>
          </table:table-cell>
          <table:table-cell/>
          <table:table-cell table:formula="of:=INDEX([.$A$1:.$A$2072]; 802; 1)" office:value-type="float" office:value="287099591936" calcext:value-type="float">
            <text:p>287099591936</text:p>
          </table:table-cell>
          <table:table-cell table:formula="of:=[.$G$7] * [.$F$811] + [.$G$8]" office:value-type="float" office:value="233.492554130033" calcext:value-type="float">
            <text:p>233.492554130033</text:p>
          </table:table-cell>
          <table:table-cell/>
          <table:table-cell table:formula="of:=INDEX([.$C$1:.$C$2072]; 802; 1)" office:value-type="float" office:value="188794607360" calcext:value-type="float">
            <text:p>188794607360</text:p>
          </table:table-cell>
          <table:table-cell table:formula="of:=[.$J$7] * [.$I$811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91936" calcext:value-type="float">
            <text:p>287099591936</text:p>
          </table:table-cell>
          <table:table-cell office:value-type="float" office:value="233.115936279297" calcext:value-type="float">
            <text:p>233.115936279297</text:p>
          </table:table-cell>
          <table:table-cell office:value-type="float" office:value="188794606848" calcext:value-type="float">
            <text:p>188794606848</text:p>
          </table:table-cell>
          <table:table-cell office:value-type="float" office:value="-177.468551635742" calcext:value-type="float">
            <text:p>-177.468551635742</text:p>
          </table:table-cell>
          <table:table-cell/>
          <table:table-cell table:formula="of:=INDEX([.$A$1:.$A$2072]; 803; 1)" office:value-type="float" office:value="287099591936" calcext:value-type="float">
            <text:p>287099591936</text:p>
          </table:table-cell>
          <table:table-cell table:formula="of:=[.$G$7] * [.$F$812] + [.$G$8]" office:value-type="float" office:value="233.492554130033" calcext:value-type="float">
            <text:p>233.492554130033</text:p>
          </table:table-cell>
          <table:table-cell/>
          <table:table-cell table:formula="of:=INDEX([.$C$1:.$C$2072]; 803; 1)" office:value-type="float" office:value="188794607360" calcext:value-type="float">
            <text:p>188794607360</text:p>
          </table:table-cell>
          <table:table-cell table:formula="of:=[.$J$7] * [.$I$812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91424" calcext:value-type="float">
            <text:p>287099591424</text:p>
          </table:table-cell>
          <table:table-cell office:value-type="float" office:value="233.100143432617" calcext:value-type="float">
            <text:p>233.100143432617</text:p>
          </table:table-cell>
          <table:table-cell office:value-type="float" office:value="188794606080" calcext:value-type="float">
            <text:p>188794606080</text:p>
          </table:table-cell>
          <table:table-cell office:value-type="float" office:value="-177.484527587891" calcext:value-type="float">
            <text:p>-177.484527587891</text:p>
          </table:table-cell>
          <table:table-cell/>
          <table:table-cell table:formula="of:=INDEX([.$A$1:.$A$2072]; 804; 1)" office:value-type="float" office:value="287099591936" calcext:value-type="float">
            <text:p>287099591936</text:p>
          </table:table-cell>
          <table:table-cell table:formula="of:=[.$G$7] * [.$F$813] + [.$G$8]" office:value-type="float" office:value="233.492554130033" calcext:value-type="float">
            <text:p>233.492554130033</text:p>
          </table:table-cell>
          <table:table-cell/>
          <table:table-cell table:formula="of:=INDEX([.$C$1:.$C$2072]; 804; 1)" office:value-type="float" office:value="188794607360" calcext:value-type="float">
            <text:p>188794607360</text:p>
          </table:table-cell>
          <table:table-cell table:formula="of:=[.$J$7] * [.$I$813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90912" calcext:value-type="float">
            <text:p>287099590912</text:p>
          </table:table-cell>
          <table:table-cell office:value-type="float" office:value="233.074447631836" calcext:value-type="float">
            <text:p>233.074447631836</text:p>
          </table:table-cell>
          <table:table-cell office:value-type="float" office:value="188794605312" calcext:value-type="float">
            <text:p>188794605312</text:p>
          </table:table-cell>
          <table:table-cell office:value-type="float" office:value="-177.510467529297" calcext:value-type="float">
            <text:p>-177.510467529297</text:p>
          </table:table-cell>
          <table:table-cell/>
          <table:table-cell table:formula="of:=INDEX([.$A$1:.$A$2072]; 805; 1)" office:value-type="float" office:value="287099591936" calcext:value-type="float">
            <text:p>287099591936</text:p>
          </table:table-cell>
          <table:table-cell table:formula="of:=[.$G$7] * [.$F$814] + [.$G$8]" office:value-type="float" office:value="233.492554130033" calcext:value-type="float">
            <text:p>233.492554130033</text:p>
          </table:table-cell>
          <table:table-cell/>
          <table:table-cell table:formula="of:=INDEX([.$C$1:.$C$2072]; 805; 1)" office:value-type="float" office:value="188794607360" calcext:value-type="float">
            <text:p>188794607360</text:p>
          </table:table-cell>
          <table:table-cell table:formula="of:=[.$J$7] * [.$I$814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90144" calcext:value-type="float">
            <text:p>287099590144</text:p>
          </table:table-cell>
          <table:table-cell office:value-type="float" office:value="233.041259765625" calcext:value-type="float">
            <text:p>233.041259765625</text:p>
          </table:table-cell>
          <table:table-cell office:value-type="float" office:value="188794604544" calcext:value-type="float">
            <text:p>188794604544</text:p>
          </table:table-cell>
          <table:table-cell office:value-type="float" office:value="-177.543746948242" calcext:value-type="float">
            <text:p>-177.543746948242</text:p>
          </table:table-cell>
          <table:table-cell/>
          <table:table-cell table:formula="of:=INDEX([.$A$1:.$A$2072]; 806; 1)" office:value-type="float" office:value="287099591936" calcext:value-type="float">
            <text:p>287099591936</text:p>
          </table:table-cell>
          <table:table-cell table:formula="of:=[.$G$7] * [.$F$815] + [.$G$8]" office:value-type="float" office:value="233.492554130033" calcext:value-type="float">
            <text:p>233.492554130033</text:p>
          </table:table-cell>
          <table:table-cell/>
          <table:table-cell table:formula="of:=INDEX([.$C$1:.$C$2072]; 806; 1)" office:value-type="float" office:value="188794607360" calcext:value-type="float">
            <text:p>188794607360</text:p>
          </table:table-cell>
          <table:table-cell table:formula="of:=[.$J$7] * [.$I$815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89376" calcext:value-type="float">
            <text:p>287099589376</text:p>
          </table:table-cell>
          <table:table-cell office:value-type="float" office:value="233.000991821289" calcext:value-type="float">
            <text:p>233.000991821289</text:p>
          </table:table-cell>
          <table:table-cell office:value-type="float" office:value="188794603264" calcext:value-type="float">
            <text:p>188794603264</text:p>
          </table:table-cell>
          <table:table-cell office:value-type="float" office:value="-177.583938598633" calcext:value-type="float">
            <text:p>-177.583938598633</text:p>
          </table:table-cell>
          <table:table-cell/>
          <table:table-cell table:formula="of:=INDEX([.$A$1:.$A$2072]; 807; 1)" office:value-type="float" office:value="287099591936" calcext:value-type="float">
            <text:p>287099591936</text:p>
          </table:table-cell>
          <table:table-cell table:formula="of:=[.$G$7] * [.$F$816] + [.$G$8]" office:value-type="float" office:value="233.492554130033" calcext:value-type="float">
            <text:p>233.492554130033</text:p>
          </table:table-cell>
          <table:table-cell/>
          <table:table-cell table:formula="of:=INDEX([.$C$1:.$C$2072]; 807; 1)" office:value-type="float" office:value="188794607360" calcext:value-type="float">
            <text:p>188794607360</text:p>
          </table:table-cell>
          <table:table-cell table:formula="of:=[.$J$7] * [.$I$816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88608" calcext:value-type="float">
            <text:p>287099588608</text:p>
          </table:table-cell>
          <table:table-cell office:value-type="float" office:value="232.955749511719" calcext:value-type="float">
            <text:p>232.955749511719</text:p>
          </table:table-cell>
          <table:table-cell office:value-type="float" office:value="188794601984" calcext:value-type="float">
            <text:p>188794601984</text:p>
          </table:table-cell>
          <table:table-cell office:value-type="float" office:value="-177.631988525391" calcext:value-type="float">
            <text:p>-177.631988525391</text:p>
          </table:table-cell>
          <table:table-cell/>
          <table:table-cell table:formula="of:=INDEX([.$A$1:.$A$2072]; 808; 1)" office:value-type="float" office:value="287099591936" calcext:value-type="float">
            <text:p>287099591936</text:p>
          </table:table-cell>
          <table:table-cell table:formula="of:=[.$G$7] * [.$F$817] + [.$G$8]" office:value-type="float" office:value="233.492554130033" calcext:value-type="float">
            <text:p>233.492554130033</text:p>
          </table:table-cell>
          <table:table-cell/>
          <table:table-cell table:formula="of:=INDEX([.$C$1:.$C$2072]; 808; 1)" office:value-type="float" office:value="188794607360" calcext:value-type="float">
            <text:p>188794607360</text:p>
          </table:table-cell>
          <table:table-cell table:formula="of:=[.$J$7] * [.$I$817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85792" calcext:value-type="float">
            <text:p>287099585792</text:p>
          </table:table-cell>
          <table:table-cell office:value-type="float" office:value="232.790573120117" calcext:value-type="float">
            <text:p>232.790573120117</text:p>
          </table:table-cell>
          <table:table-cell office:value-type="float" office:value="188794597888" calcext:value-type="float">
            <text:p>188794597888</text:p>
          </table:table-cell>
          <table:table-cell office:value-type="float" office:value="-177.804122924805" calcext:value-type="float">
            <text:p>-177.804122924805</text:p>
          </table:table-cell>
          <table:table-cell/>
          <table:table-cell table:formula="of:=INDEX([.$A$1:.$A$2072]; 809; 1)" office:value-type="float" office:value="287099591936" calcext:value-type="float">
            <text:p>287099591936</text:p>
          </table:table-cell>
          <table:table-cell table:formula="of:=[.$G$7] * [.$F$818] + [.$G$8]" office:value-type="float" office:value="233.492554130033" calcext:value-type="float">
            <text:p>233.492554130033</text:p>
          </table:table-cell>
          <table:table-cell/>
          <table:table-cell table:formula="of:=INDEX([.$C$1:.$C$2072]; 809; 1)" office:value-type="float" office:value="188794607360" calcext:value-type="float">
            <text:p>188794607360</text:p>
          </table:table-cell>
          <table:table-cell table:formula="of:=[.$J$7] * [.$I$818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85024" calcext:value-type="float">
            <text:p>287099585024</text:p>
          </table:table-cell>
          <table:table-cell office:value-type="float" office:value="232.733322143555" calcext:value-type="float">
            <text:p>232.733322143555</text:p>
          </table:table-cell>
          <table:table-cell office:value-type="float" office:value="188794596864" calcext:value-type="float">
            <text:p>188794596864</text:p>
          </table:table-cell>
          <table:table-cell office:value-type="float" office:value="-177.86279296875" calcext:value-type="float">
            <text:p>-177.86279296875</text:p>
          </table:table-cell>
          <table:table-cell/>
          <table:table-cell table:formula="of:=INDEX([.$A$1:.$A$2072]; 810; 1)" office:value-type="float" office:value="287099591936" calcext:value-type="float">
            <text:p>287099591936</text:p>
          </table:table-cell>
          <table:table-cell table:formula="of:=[.$G$7] * [.$F$819] + [.$G$8]" office:value-type="float" office:value="233.492554130033" calcext:value-type="float">
            <text:p>233.492554130033</text:p>
          </table:table-cell>
          <table:table-cell/>
          <table:table-cell table:formula="of:=INDEX([.$C$1:.$C$2072]; 810; 1)" office:value-type="float" office:value="188794607360" calcext:value-type="float">
            <text:p>188794607360</text:p>
          </table:table-cell>
          <table:table-cell table:formula="of:=[.$J$7] * [.$I$819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81696" calcext:value-type="float">
            <text:p>287099581696</text:p>
          </table:table-cell>
          <table:table-cell office:value-type="float" office:value="232.582702636719" calcext:value-type="float">
            <text:p>232.582702636719</text:p>
          </table:table-cell>
          <table:table-cell office:value-type="float" office:value="188794593792" calcext:value-type="float">
            <text:p>188794593792</text:p>
          </table:table-cell>
          <table:table-cell office:value-type="float" office:value="-178.005935668945" calcext:value-type="float">
            <text:p>-178.005935668945</text:p>
          </table:table-cell>
          <table:table-cell/>
          <table:table-cell table:formula="of:=INDEX([.$A$1:.$A$2072]; 811; 1)" office:value-type="float" office:value="287099591936" calcext:value-type="float">
            <text:p>287099591936</text:p>
          </table:table-cell>
          <table:table-cell table:formula="of:=[.$G$7] * [.$F$820] + [.$G$8]" office:value-type="float" office:value="233.492554130033" calcext:value-type="float">
            <text:p>233.492554130033</text:p>
          </table:table-cell>
          <table:table-cell/>
          <table:table-cell table:formula="of:=INDEX([.$C$1:.$C$2072]; 811; 1)" office:value-type="float" office:value="188794607360" calcext:value-type="float">
            <text:p>188794607360</text:p>
          </table:table-cell>
          <table:table-cell table:formula="of:=[.$J$7] * [.$I$820] + [.$J$8]" office:value-type="float" office:value="-176.832035744563" calcext:value-type="float">
            <text:p>-176.832035744563</text:p>
          </table:table-cell>
        </table:table-row>
        <table:table-row table:style-name="ro1">
          <table:table-cell office:value-type="float" office:value="287099579904" calcext:value-type="float">
            <text:p>287099579904</text:p>
          </table:table-cell>
          <table:table-cell office:value-type="float" office:value="232.516265869141" calcext:value-type="float">
            <text:p>232.516265869141</text:p>
          </table:table-cell>
          <table:table-cell office:value-type="float" office:value="188794592512" calcext:value-type="float">
            <text:p>188794592512</text:p>
          </table:table-cell>
          <table:table-cell office:value-type="float" office:value="-178.057678222656" calcext:value-type="float">
            <text:p>-178.057678222656</text:p>
          </table:table-cell>
          <table:table-cell/>
          <table:table-cell table:formula="of:=INDEX([.$A$1:.$A$2072]; 812; 1)" office:value-type="float" office:value="287099591936" calcext:value-type="float">
            <text:p>287099591936</text:p>
          </table:table-cell>
          <table:table-cell table:formula="of:=[.$G$7] * [.$F$821] + [.$G$8]" office:value-type="float" office:value="233.492554130033" calcext:value-type="float">
            <text:p>233.492554130033</text:p>
          </table:table-cell>
          <table:table-cell/>
          <table:table-cell table:formula="of:=INDEX([.$C$1:.$C$2072]; 812; 1)" office:value-type="float" office:value="188794606848" calcext:value-type="float">
            <text:p>188794606848</text:p>
          </table:table-cell>
          <table:table-cell table:formula="of:=[.$J$7] * [.$I$821] + [.$J$8]" office:value-type="float" office:value="-176.856514265761" calcext:value-type="float">
            <text:p>-176.856514265761</text:p>
          </table:table-cell>
        </table:table-row>
        <table:table-row table:style-name="ro1">
          <table:table-cell office:value-type="float" office:value="287099577600" calcext:value-type="float">
            <text:p>287099577600</text:p>
          </table:table-cell>
          <table:table-cell office:value-type="float" office:value="232.433486938477" calcext:value-type="float">
            <text:p>232.433486938477</text:p>
          </table:table-cell>
          <table:table-cell office:value-type="float" office:value="188794591232" calcext:value-type="float">
            <text:p>188794591232</text:p>
          </table:table-cell>
          <table:table-cell office:value-type="float" office:value="-178.116729736328" calcext:value-type="float">
            <text:p>-178.116729736328</text:p>
          </table:table-cell>
          <table:table-cell/>
          <table:table-cell table:formula="of:=INDEX([.$A$1:.$A$2072]; 813; 1)" office:value-type="float" office:value="287099591424" calcext:value-type="float">
            <text:p>287099591424</text:p>
          </table:table-cell>
          <table:table-cell table:formula="of:=[.$G$7] * [.$F$822] + [.$G$8]" office:value-type="float" office:value="233.468094171956" calcext:value-type="float">
            <text:p>233.468094171956</text:p>
          </table:table-cell>
          <table:table-cell/>
          <table:table-cell table:formula="of:=INDEX([.$C$1:.$C$2072]; 813; 1)" office:value-type="float" office:value="188794606080" calcext:value-type="float">
            <text:p>188794606080</text:p>
          </table:table-cell>
          <table:table-cell table:formula="of:=[.$J$7] * [.$I$822] + [.$J$8]" office:value-type="float" office:value="-176.893232045695" calcext:value-type="float">
            <text:p>-176.893232045695</text:p>
          </table:table-cell>
        </table:table-row>
        <table:table-row table:style-name="ro1">
          <table:table-cell office:value-type="float" office:value="287099575040" calcext:value-type="float">
            <text:p>287099575040</text:p>
          </table:table-cell>
          <table:table-cell office:value-type="float" office:value="232.335952758789" calcext:value-type="float">
            <text:p>232.335952758789</text:p>
          </table:table-cell>
          <table:table-cell office:value-type="float" office:value="188794589696" calcext:value-type="float">
            <text:p>188794589696</text:p>
          </table:table-cell>
          <table:table-cell office:value-type="float" office:value="-178.183395385742" calcext:value-type="float">
            <text:p>-178.183395385742</text:p>
          </table:table-cell>
          <table:table-cell/>
          <table:table-cell table:formula="of:=INDEX([.$A$1:.$A$2072]; 814; 1)" office:value-type="float" office:value="287099590912" calcext:value-type="float">
            <text:p>287099590912</text:p>
          </table:table-cell>
          <table:table-cell table:formula="of:=[.$G$7] * [.$F$823] + [.$G$8]" office:value-type="float" office:value="233.443634215742" calcext:value-type="float">
            <text:p>233.443634215742</text:p>
          </table:table-cell>
          <table:table-cell/>
          <table:table-cell table:formula="of:=INDEX([.$C$1:.$C$2072]; 814; 1)" office:value-type="float" office:value="188794605312" calcext:value-type="float">
            <text:p>188794605312</text:p>
          </table:table-cell>
          <table:table-cell table:formula="of:=[.$J$7] * [.$I$823] + [.$J$8]" office:value-type="float" office:value="-176.92994982563" calcext:value-type="float">
            <text:p>-176.92994982563</text:p>
          </table:table-cell>
        </table:table-row>
        <table:table-row table:style-name="ro1">
          <table:table-cell office:value-type="float" office:value="287099572480" calcext:value-type="float">
            <text:p>287099572480</text:p>
          </table:table-cell>
          <table:table-cell office:value-type="float" office:value="232.22575378418" calcext:value-type="float">
            <text:p>232.22575378418</text:p>
          </table:table-cell>
          <table:table-cell office:value-type="float" office:value="188794587904" calcext:value-type="float">
            <text:p>188794587904</text:p>
          </table:table-cell>
          <table:table-cell office:value-type="float" office:value="-178.259338378906" calcext:value-type="float">
            <text:p>-178.259338378906</text:p>
          </table:table-cell>
          <table:table-cell/>
          <table:table-cell table:formula="of:=INDEX([.$A$1:.$A$2072]; 815; 1)" office:value-type="float" office:value="287099590144" calcext:value-type="float">
            <text:p>287099590144</text:p>
          </table:table-cell>
          <table:table-cell table:formula="of:=[.$G$7] * [.$F$824] + [.$G$8]" office:value-type="float" office:value="233.406944278628" calcext:value-type="float">
            <text:p>233.406944278628</text:p>
          </table:table-cell>
          <table:table-cell/>
          <table:table-cell table:formula="of:=INDEX([.$C$1:.$C$2072]; 815; 1)" office:value-type="float" office:value="188794604544" calcext:value-type="float">
            <text:p>188794604544</text:p>
          </table:table-cell>
          <table:table-cell table:formula="of:=[.$J$7] * [.$I$824] + [.$J$8]" office:value-type="float" office:value="-176.966667605564" calcext:value-type="float">
            <text:p>-176.966667605564</text:p>
          </table:table-cell>
        </table:table-row>
        <table:table-row table:style-name="ro1">
          <table:table-cell office:value-type="float" office:value="287099569920" calcext:value-type="float">
            <text:p>287099569920</text:p>
          </table:table-cell>
          <table:table-cell office:value-type="float" office:value="232.103820800781" calcext:value-type="float">
            <text:p>232.103820800781</text:p>
          </table:table-cell>
          <table:table-cell office:value-type="float" office:value="188794586368" calcext:value-type="float">
            <text:p>188794586368</text:p>
          </table:table-cell>
          <table:table-cell office:value-type="float" office:value="-178.344543457031" calcext:value-type="float">
            <text:p>-178.344543457031</text:p>
          </table:table-cell>
          <table:table-cell/>
          <table:table-cell table:formula="of:=INDEX([.$A$1:.$A$2072]; 816; 1)" office:value-type="float" office:value="287099589376" calcext:value-type="float">
            <text:p>287099589376</text:p>
          </table:table-cell>
          <table:table-cell table:formula="of:=[.$G$7] * [.$F$825] + [.$G$8]" office:value-type="float" office:value="233.370254343376" calcext:value-type="float">
            <text:p>233.370254343376</text:p>
          </table:table-cell>
          <table:table-cell/>
          <table:table-cell table:formula="of:=INDEX([.$C$1:.$C$2072]; 816; 1)" office:value-type="float" office:value="188794603264" calcext:value-type="float">
            <text:p>188794603264</text:p>
          </table:table-cell>
          <table:table-cell table:formula="of:=[.$J$7] * [.$I$825] + [.$J$8]" office:value-type="float" office:value="-177.027863906696" calcext:value-type="float">
            <text:p>-177.027863906696</text:p>
          </table:table-cell>
        </table:table-row>
        <table:table-row table:style-name="ro1">
          <table:table-cell office:value-type="float" office:value="287099568384" calcext:value-type="float">
            <text:p>287099568384</text:p>
          </table:table-cell>
          <table:table-cell office:value-type="float" office:value="231.993041992187" calcext:value-type="float">
            <text:p>231.993041992187</text:p>
          </table:table-cell>
          <table:table-cell office:value-type="float" office:value="188794585344" calcext:value-type="float">
            <text:p>188794585344</text:p>
          </table:table-cell>
          <table:table-cell office:value-type="float" office:value="-178.42350769043" calcext:value-type="float">
            <text:p>-178.42350769043</text:p>
          </table:table-cell>
          <table:table-cell/>
          <table:table-cell table:formula="of:=INDEX([.$A$1:.$A$2072]; 817; 1)" office:value-type="float" office:value="287099588608" calcext:value-type="float">
            <text:p>287099588608</text:p>
          </table:table-cell>
          <table:table-cell table:formula="of:=[.$G$7] * [.$F$826] + [.$G$8]" office:value-type="float" office:value="233.333564406261" calcext:value-type="float">
            <text:p>233.333564406261</text:p>
          </table:table-cell>
          <table:table-cell/>
          <table:table-cell table:formula="of:=INDEX([.$C$1:.$C$2072]; 817; 1)" office:value-type="float" office:value="188794601984" calcext:value-type="float">
            <text:p>188794601984</text:p>
          </table:table-cell>
          <table:table-cell table:formula="of:=[.$J$7] * [.$I$826] + [.$J$8]" office:value-type="float" office:value="-177.089060205966" calcext:value-type="float">
            <text:p>-177.089060205966</text:p>
          </table:table-cell>
        </table:table-row>
        <table:table-row table:style-name="ro1">
          <table:table-cell office:value-type="float" office:value="287099567360" calcext:value-type="float">
            <text:p>287099567360</text:p>
          </table:table-cell>
          <table:table-cell office:value-type="float" office:value="231.910705566406" calcext:value-type="float">
            <text:p>231.910705566406</text:p>
          </table:table-cell>
          <table:table-cell office:value-type="float" office:value="188794584576" calcext:value-type="float">
            <text:p>188794584576</text:p>
          </table:table-cell>
          <table:table-cell office:value-type="float" office:value="-178.481231689453" calcext:value-type="float">
            <text:p>-178.481231689453</text:p>
          </table:table-cell>
          <table:table-cell/>
          <table:table-cell table:formula="of:=INDEX([.$A$1:.$A$2072]; 818; 1)" office:value-type="float" office:value="287099585792" calcext:value-type="float">
            <text:p>287099585792</text:p>
          </table:table-cell>
          <table:table-cell table:formula="of:=[.$G$7] * [.$F$827] + [.$G$8]" office:value-type="float" office:value="233.199034640565" calcext:value-type="float">
            <text:p>233.199034640565</text:p>
          </table:table-cell>
          <table:table-cell/>
          <table:table-cell table:formula="of:=INDEX([.$C$1:.$C$2072]; 818; 1)" office:value-type="float" office:value="188794597888" calcext:value-type="float">
            <text:p>188794597888</text:p>
          </table:table-cell>
          <table:table-cell table:formula="of:=[.$J$7] * [.$I$827] + [.$J$8]" office:value-type="float" office:value="-177.2848883681" calcext:value-type="float">
            <text:p>-177.2848883681</text:p>
          </table:table-cell>
        </table:table-row>
        <table:table-row table:style-name="ro1">
          <table:table-cell office:value-type="float" office:value="287099566592" calcext:value-type="float">
            <text:p>287099566592</text:p>
          </table:table-cell>
          <table:table-cell office:value-type="float" office:value="231.85466003418" calcext:value-type="float">
            <text:p>231.85466003418</text:p>
          </table:table-cell>
          <table:table-cell office:value-type="float" office:value="188794584320" calcext:value-type="float">
            <text:p>188794584320</text:p>
          </table:table-cell>
          <table:table-cell office:value-type="float" office:value="-178.518859863281" calcext:value-type="float">
            <text:p>-178.518859863281</text:p>
          </table:table-cell>
          <table:table-cell/>
          <table:table-cell table:formula="of:=INDEX([.$A$1:.$A$2072]; 819; 1)" office:value-type="float" office:value="287099585024" calcext:value-type="float">
            <text:p>287099585024</text:p>
          </table:table-cell>
          <table:table-cell table:formula="of:=[.$G$7] * [.$F$828] + [.$G$8]" office:value-type="float" office:value="233.162344703451" calcext:value-type="float">
            <text:p>233.162344703451</text:p>
          </table:table-cell>
          <table:table-cell/>
          <table:table-cell table:formula="of:=INDEX([.$C$1:.$C$2072]; 819; 1)" office:value-type="float" office:value="188794596864" calcext:value-type="float">
            <text:p>188794596864</text:p>
          </table:table-cell>
          <table:table-cell table:formula="of:=[.$J$7] * [.$I$828] + [.$J$8]" office:value-type="float" office:value="-177.333845408633" calcext:value-type="float">
            <text:p>-177.333845408633</text:p>
          </table:table-cell>
        </table:table-row>
        <table:table-row table:style-name="ro1">
          <table:table-cell office:value-type="float" office:value="287099566592" calcext:value-type="float">
            <text:p>287099566592</text:p>
          </table:table-cell>
          <table:table-cell office:value-type="float" office:value="231.823913574219" calcext:value-type="float">
            <text:p>231.823913574219</text:p>
          </table:table-cell>
          <table:table-cell office:value-type="float" office:value="188794584320" calcext:value-type="float">
            <text:p>188794584320</text:p>
          </table:table-cell>
          <table:table-cell office:value-type="float" office:value="-178.53955078125" calcext:value-type="float">
            <text:p>-178.53955078125</text:p>
          </table:table-cell>
          <table:table-cell/>
          <table:table-cell table:formula="of:=INDEX([.$A$1:.$A$2072]; 820; 1)" office:value-type="float" office:value="287099581696" calcext:value-type="float">
            <text:p>287099581696</text:p>
          </table:table-cell>
          <table:table-cell table:formula="of:=[.$G$7] * [.$F$829] + [.$G$8]" office:value-type="float" office:value="233.003354979679" calcext:value-type="float">
            <text:p>233.003354979679</text:p>
          </table:table-cell>
          <table:table-cell/>
          <table:table-cell table:formula="of:=INDEX([.$C$1:.$C$2072]; 820; 1)" office:value-type="float" office:value="188794593792" calcext:value-type="float">
            <text:p>188794593792</text:p>
          </table:table-cell>
          <table:table-cell table:formula="of:=[.$J$7] * [.$I$829] + [.$J$8]" office:value-type="float" office:value="-177.480716528371" calcext:value-type="float">
            <text:p>-177.480716528371</text:p>
          </table:table-cell>
        </table:table-row>
        <table:table-row table:style-name="ro1">
          <table:table-cell office:value-type="float" office:value="287099567104" calcext:value-type="float">
            <text:p>287099567104</text:p>
          </table:table-cell>
          <table:table-cell office:value-type="float" office:value="231.817260742188" calcext:value-type="float">
            <text:p>231.817260742188</text:p>
          </table:table-cell>
          <table:table-cell office:value-type="float" office:value="188794584320" calcext:value-type="float">
            <text:p>188794584320</text:p>
          </table:table-cell>
          <table:table-cell office:value-type="float" office:value="-178.544387817383" calcext:value-type="float">
            <text:p>-178.544387817383</text:p>
          </table:table-cell>
          <table:table-cell/>
          <table:table-cell table:formula="of:=INDEX([.$A$1:.$A$2072]; 821; 1)" office:value-type="float" office:value="287099579904" calcext:value-type="float">
            <text:p>287099579904</text:p>
          </table:table-cell>
          <table:table-cell table:formula="of:=[.$G$7] * [.$F$830] + [.$G$8]" office:value-type="float" office:value="232.917745128274" calcext:value-type="float">
            <text:p>232.917745128274</text:p>
          </table:table-cell>
          <table:table-cell/>
          <table:table-cell table:formula="of:=INDEX([.$C$1:.$C$2072]; 821; 1)" office:value-type="float" office:value="188794592512" calcext:value-type="float">
            <text:p>188794592512</text:p>
          </table:table-cell>
          <table:table-cell table:formula="of:=[.$J$7] * [.$I$830] + [.$J$8]" office:value-type="float" office:value="-177.541912829503" calcext:value-type="float">
            <text:p>-177.541912829503</text:p>
          </table:table-cell>
        </table:table-row>
        <table:table-row table:style-name="ro1">
          <table:table-cell office:value-type="float" office:value="287099568128" calcext:value-type="float">
            <text:p>287099568128</text:p>
          </table:table-cell>
          <table:table-cell office:value-type="float" office:value="231.83349609375" calcext:value-type="float">
            <text:p>231.83349609375</text:p>
          </table:table-cell>
          <table:table-cell office:value-type="float" office:value="188794584832" calcext:value-type="float">
            <text:p>188794584832</text:p>
          </table:table-cell>
          <table:table-cell office:value-type="float" office:value="-178.53564453125" calcext:value-type="float">
            <text:p>-178.53564453125</text:p>
          </table:table-cell>
          <table:table-cell/>
          <table:table-cell table:formula="of:=INDEX([.$A$1:.$A$2072]; 822; 1)" office:value-type="float" office:value="287099577600" calcext:value-type="float">
            <text:p>287099577600</text:p>
          </table:table-cell>
          <table:table-cell table:formula="of:=[.$G$7] * [.$F$831] + [.$G$8]" office:value-type="float" office:value="232.807675320655" calcext:value-type="float">
            <text:p>232.807675320655</text:p>
          </table:table-cell>
          <table:table-cell/>
          <table:table-cell table:formula="of:=INDEX([.$C$1:.$C$2072]; 822; 1)" office:value-type="float" office:value="188794591232" calcext:value-type="float">
            <text:p>188794591232</text:p>
          </table:table-cell>
          <table:table-cell table:formula="of:=[.$J$7] * [.$I$831] + [.$J$8]" office:value-type="float" office:value="-177.603109128773" calcext:value-type="float">
            <text:p>-177.603109128773</text:p>
          </table:table-cell>
        </table:table-row>
        <table:table-row table:style-name="ro1">
          <table:table-cell office:value-type="float" office:value="287099569408" calcext:value-type="float">
            <text:p>287099569408</text:p>
          </table:table-cell>
          <table:table-cell office:value-type="float" office:value="231.871612548828" calcext:value-type="float">
            <text:p>231.871612548828</text:p>
          </table:table-cell>
          <table:table-cell office:value-type="float" office:value="188794585344" calcext:value-type="float">
            <text:p>188794585344</text:p>
          </table:table-cell>
          <table:table-cell office:value-type="float" office:value="-178.515090942383" calcext:value-type="float">
            <text:p>-178.515090942383</text:p>
          </table:table-cell>
          <table:table-cell/>
          <table:table-cell table:formula="of:=INDEX([.$A$1:.$A$2072]; 823; 1)" office:value-type="float" office:value="287099575040" calcext:value-type="float">
            <text:p>287099575040</text:p>
          </table:table-cell>
          <table:table-cell table:formula="of:=[.$G$7] * [.$F$832] + [.$G$8]" office:value-type="float" office:value="232.685375532135" calcext:value-type="float">
            <text:p>232.685375532135</text:p>
          </table:table-cell>
          <table:table-cell/>
          <table:table-cell table:formula="of:=INDEX([.$C$1:.$C$2072]; 823; 1)" office:value-type="float" office:value="188794589696" calcext:value-type="float">
            <text:p>188794589696</text:p>
          </table:table-cell>
          <table:table-cell table:formula="of:=[.$J$7] * [.$I$832] + [.$J$8]" office:value-type="float" office:value="-177.676544690505" calcext:value-type="float">
            <text:p>-177.676544690505</text:p>
          </table:table-cell>
        </table:table-row>
        <table:table-row table:style-name="ro1">
          <table:table-cell office:value-type="float" office:value="287099571456" calcext:value-type="float">
            <text:p>287099571456</text:p>
          </table:table-cell>
          <table:table-cell office:value-type="float" office:value="231.930526733398" calcext:value-type="float">
            <text:p>231.930526733398</text:p>
          </table:table-cell>
          <table:table-cell office:value-type="float" office:value="188794585856" calcext:value-type="float">
            <text:p>188794585856</text:p>
          </table:table-cell>
          <table:table-cell office:value-type="float" office:value="-178.4833984375" calcext:value-type="float">
            <text:p>-178.4833984375</text:p>
          </table:table-cell>
          <table:table-cell/>
          <table:table-cell table:formula="of:=INDEX([.$A$1:.$A$2072]; 824; 1)" office:value-type="float" office:value="287099572480" calcext:value-type="float">
            <text:p>287099572480</text:p>
          </table:table-cell>
          <table:table-cell table:formula="of:=[.$G$7] * [.$F$833] + [.$G$8]" office:value-type="float" office:value="232.563075745478" calcext:value-type="float">
            <text:p>232.563075745478</text:p>
          </table:table-cell>
          <table:table-cell/>
          <table:table-cell table:formula="of:=INDEX([.$C$1:.$C$2072]; 824; 1)" office:value-type="float" office:value="188794587904" calcext:value-type="float">
            <text:p>188794587904</text:p>
          </table:table-cell>
          <table:table-cell table:formula="of:=[.$J$7] * [.$I$833] + [.$J$8]" office:value-type="float" office:value="-177.762219510973" calcext:value-type="float">
            <text:p>-177.762219510973</text:p>
          </table:table-cell>
        </table:table-row>
        <table:table-row table:style-name="ro1">
          <table:table-cell office:value-type="float" office:value="287099572992" calcext:value-type="float">
            <text:p>287099572992</text:p>
          </table:table-cell>
          <table:table-cell office:value-type="float" office:value="232.009078979492" calcext:value-type="float">
            <text:p>232.009078979492</text:p>
          </table:table-cell>
          <table:table-cell office:value-type="float" office:value="188794586368" calcext:value-type="float">
            <text:p>188794586368</text:p>
          </table:table-cell>
          <table:table-cell office:value-type="float" office:value="-178.441650390625" calcext:value-type="float">
            <text:p>-178.441650390625</text:p>
          </table:table-cell>
          <table:table-cell/>
          <table:table-cell table:formula="of:=INDEX([.$A$1:.$A$2072]; 825; 1)" office:value-type="float" office:value="287099569920" calcext:value-type="float">
            <text:p>287099569920</text:p>
          </table:table-cell>
          <table:table-cell table:formula="of:=[.$G$7] * [.$F$834] + [.$G$8]" office:value-type="float" office:value="232.440775956959" calcext:value-type="float">
            <text:p>232.440775956959</text:p>
          </table:table-cell>
          <table:table-cell/>
          <table:table-cell table:formula="of:=INDEX([.$C$1:.$C$2072]; 825; 1)" office:value-type="float" office:value="188794586368" calcext:value-type="float">
            <text:p>188794586368</text:p>
          </table:table-cell>
          <table:table-cell table:formula="of:=[.$J$7] * [.$I$834] + [.$J$8]" office:value-type="float" office:value="-177.835655070841" calcext:value-type="float">
            <text:p>-177.835655070841</text:p>
          </table:table-cell>
        </table:table-row>
        <table:table-row table:style-name="ro1">
          <table:table-cell office:value-type="float" office:value="287099573760" calcext:value-type="float">
            <text:p>287099573760</text:p>
          </table:table-cell>
          <table:table-cell office:value-type="float" office:value="232.08837890625" calcext:value-type="float">
            <text:p>232.08837890625</text:p>
          </table:table-cell>
          <table:table-cell office:value-type="float" office:value="188794586112" calcext:value-type="float">
            <text:p>188794586112</text:p>
          </table:table-cell>
          <table:table-cell office:value-type="float" office:value="-178.393997192383" calcext:value-type="float">
            <text:p>-178.393997192383</text:p>
          </table:table-cell>
          <table:table-cell/>
          <table:table-cell table:formula="of:=INDEX([.$A$1:.$A$2072]; 826; 1)" office:value-type="float" office:value="287099568384" calcext:value-type="float">
            <text:p>287099568384</text:p>
          </table:table-cell>
          <table:table-cell table:formula="of:=[.$G$7] * [.$F$835] + [.$G$8]" office:value-type="float" office:value="232.367396084592" calcext:value-type="float">
            <text:p>232.367396084592</text:p>
          </table:table-cell>
          <table:table-cell/>
          <table:table-cell table:formula="of:=INDEX([.$C$1:.$C$2072]; 826; 1)" office:value-type="float" office:value="188794585344" calcext:value-type="float">
            <text:p>188794585344</text:p>
          </table:table-cell>
          <table:table-cell table:formula="of:=[.$J$7] * [.$I$835] + [.$J$8]" office:value-type="float" office:value="-177.884612111375" calcext:value-type="float">
            <text:p>-177.884612111375</text:p>
          </table:table-cell>
        </table:table-row>
        <table:table-row table:style-name="ro1">
          <table:table-cell office:value-type="float" office:value="287099574272" calcext:value-type="float">
            <text:p>287099574272</text:p>
          </table:table-cell>
          <table:table-cell office:value-type="float" office:value="232.145919799805" calcext:value-type="float">
            <text:p>232.145919799805</text:p>
          </table:table-cell>
          <table:table-cell office:value-type="float" office:value="188794585856" calcext:value-type="float">
            <text:p>188794585856</text:p>
          </table:table-cell>
          <table:table-cell office:value-type="float" office:value="-178.354110717773" calcext:value-type="float">
            <text:p>-178.354110717773</text:p>
          </table:table-cell>
          <table:table-cell/>
          <table:table-cell table:formula="of:=INDEX([.$A$1:.$A$2072]; 827; 1)" office:value-type="float" office:value="287099567360" calcext:value-type="float">
            <text:p>287099567360</text:p>
          </table:table-cell>
          <table:table-cell table:formula="of:=[.$G$7] * [.$F$836] + [.$G$8]" office:value-type="float" office:value="232.318476170301" calcext:value-type="float">
            <text:p>232.318476170301</text:p>
          </table:table-cell>
          <table:table-cell/>
          <table:table-cell table:formula="of:=INDEX([.$C$1:.$C$2072]; 827; 1)" office:value-type="float" office:value="188794584576" calcext:value-type="float">
            <text:p>188794584576</text:p>
          </table:table-cell>
          <table:table-cell table:formula="of:=[.$J$7] * [.$I$836] + [.$J$8]" office:value-type="float" office:value="-177.921329891309" calcext:value-type="float">
            <text:p>-177.921329891309</text:p>
          </table:table-cell>
        </table:table-row>
        <table:table-row table:style-name="ro1">
          <table:table-cell office:value-type="float" office:value="287099574528" calcext:value-type="float">
            <text:p>287099574528</text:p>
          </table:table-cell>
          <table:table-cell office:value-type="float" office:value="232.191131591797" calcext:value-type="float">
            <text:p>232.191131591797</text:p>
          </table:table-cell>
          <table:table-cell office:value-type="float" office:value="188794585600" calcext:value-type="float">
            <text:p>188794585600</text:p>
          </table:table-cell>
          <table:table-cell office:value-type="float" office:value="-178.325912475586" calcext:value-type="float">
            <text:p>-178.325912475586</text:p>
          </table:table-cell>
          <table:table-cell/>
          <table:table-cell table:formula="of:=INDEX([.$A$1:.$A$2072]; 828; 1)" office:value-type="float" office:value="287099566592" calcext:value-type="float">
            <text:p>287099566592</text:p>
          </table:table-cell>
          <table:table-cell table:formula="of:=[.$G$7] * [.$F$837] + [.$G$8]" office:value-type="float" office:value="232.281786233187" calcext:value-type="float">
            <text:p>232.281786233187</text:p>
          </table:table-cell>
          <table:table-cell/>
          <table:table-cell table:formula="of:=INDEX([.$C$1:.$C$2072]; 828; 1)" office:value-type="float" office:value="188794584320" calcext:value-type="float">
            <text:p>188794584320</text:p>
          </table:table-cell>
          <table:table-cell table:formula="of:=[.$J$7] * [.$I$837] + [.$J$8]" office:value-type="float" office:value="-177.933569151908" calcext:value-type="float">
            <text:p>-177.933569151908</text:p>
          </table:table-cell>
        </table:table-row>
        <table:table-row table:style-name="ro1">
          <table:table-cell office:value-type="float" office:value="287099575040" calcext:value-type="float">
            <text:p>287099575040</text:p>
          </table:table-cell>
          <table:table-cell office:value-type="float" office:value="232.227203369141" calcext:value-type="float">
            <text:p>232.227203369141</text:p>
          </table:table-cell>
          <table:table-cell office:value-type="float" office:value="188794585344" calcext:value-type="float">
            <text:p>188794585344</text:p>
          </table:table-cell>
          <table:table-cell office:value-type="float" office:value="-178.305130004883" calcext:value-type="float">
            <text:p>-178.305130004883</text:p>
          </table:table-cell>
          <table:table-cell/>
          <table:table-cell table:formula="of:=INDEX([.$A$1:.$A$2072]; 829; 1)" office:value-type="float" office:value="287099566592" calcext:value-type="float">
            <text:p>287099566592</text:p>
          </table:table-cell>
          <table:table-cell table:formula="of:=[.$G$7] * [.$F$838] + [.$G$8]" office:value-type="float" office:value="232.281786233187" calcext:value-type="float">
            <text:p>232.281786233187</text:p>
          </table:table-cell>
          <table:table-cell/>
          <table:table-cell table:formula="of:=INDEX([.$C$1:.$C$2072]; 829; 1)" office:value-type="float" office:value="188794584320" calcext:value-type="float">
            <text:p>188794584320</text:p>
          </table:table-cell>
          <table:table-cell table:formula="of:=[.$J$7] * [.$I$838] + [.$J$8]" office:value-type="float" office:value="-177.933569151908" calcext:value-type="float">
            <text:p>-177.933569151908</text:p>
          </table:table-cell>
        </table:table-row>
        <table:table-row table:style-name="ro1">
          <table:table-cell office:value-type="float" office:value="287099575296" calcext:value-type="float">
            <text:p>287099575296</text:p>
          </table:table-cell>
          <table:table-cell office:value-type="float" office:value="232.256561279297" calcext:value-type="float">
            <text:p>232.256561279297</text:p>
          </table:table-cell>
          <table:table-cell office:value-type="float" office:value="188794585088" calcext:value-type="float">
            <text:p>188794585088</text:p>
          </table:table-cell>
          <table:table-cell office:value-type="float" office:value="-178.289642333984" calcext:value-type="float">
            <text:p>-178.289642333984</text:p>
          </table:table-cell>
          <table:table-cell/>
          <table:table-cell table:formula="of:=INDEX([.$A$1:.$A$2072]; 830; 1)" office:value-type="float" office:value="287099567104" calcext:value-type="float">
            <text:p>287099567104</text:p>
          </table:table-cell>
          <table:table-cell table:formula="of:=[.$G$7] * [.$F$839] + [.$G$8]" office:value-type="float" office:value="232.306246191263" calcext:value-type="float">
            <text:p>232.306246191263</text:p>
          </table:table-cell>
          <table:table-cell/>
          <table:table-cell table:formula="of:=INDEX([.$C$1:.$C$2072]; 830; 1)" office:value-type="float" office:value="188794584320" calcext:value-type="float">
            <text:p>188794584320</text:p>
          </table:table-cell>
          <table:table-cell table:formula="of:=[.$J$7] * [.$I$839] + [.$J$8]" office:value-type="float" office:value="-177.933569151908" calcext:value-type="float">
            <text:p>-177.933569151908</text:p>
          </table:table-cell>
        </table:table-row>
        <table:table-row table:style-name="ro1">
          <table:table-cell office:value-type="float" office:value="287099575808" calcext:value-type="float">
            <text:p>287099575808</text:p>
          </table:table-cell>
          <table:table-cell office:value-type="float" office:value="232.280853271484" calcext:value-type="float">
            <text:p>232.280853271484</text:p>
          </table:table-cell>
          <table:table-cell office:value-type="float" office:value="188794585088" calcext:value-type="float">
            <text:p>188794585088</text:p>
          </table:table-cell>
          <table:table-cell office:value-type="float" office:value="-178.277755737305" calcext:value-type="float">
            <text:p>-178.277755737305</text:p>
          </table:table-cell>
          <table:table-cell/>
          <table:table-cell table:formula="of:=INDEX([.$A$1:.$A$2072]; 831; 1)" office:value-type="float" office:value="287099568128" calcext:value-type="float">
            <text:p>287099568128</text:p>
          </table:table-cell>
          <table:table-cell table:formula="of:=[.$G$7] * [.$F$840] + [.$G$8]" office:value-type="float" office:value="232.355166105553" calcext:value-type="float">
            <text:p>232.355166105553</text:p>
          </table:table-cell>
          <table:table-cell/>
          <table:table-cell table:formula="of:=INDEX([.$C$1:.$C$2072]; 831; 1)" office:value-type="float" office:value="188794584832" calcext:value-type="float">
            <text:p>188794584832</text:p>
          </table:table-cell>
          <table:table-cell table:formula="of:=[.$J$7] * [.$I$840] + [.$J$8]" office:value-type="float" office:value="-177.90909063071" calcext:value-type="float">
            <text:p>-177.90909063071</text:p>
          </table:table-cell>
        </table:table-row>
        <table:table-row table:style-name="ro1">
          <table:table-cell office:value-type="float" office:value="287099576320" calcext:value-type="float">
            <text:p>287099576320</text:p>
          </table:table-cell>
          <table:table-cell office:value-type="float" office:value="232.301803588867" calcext:value-type="float">
            <text:p>232.301803588867</text:p>
          </table:table-cell>
          <table:table-cell office:value-type="float" office:value="188794584832" calcext:value-type="float">
            <text:p>188794584832</text:p>
          </table:table-cell>
          <table:table-cell office:value-type="float" office:value="-178.268264770508" calcext:value-type="float">
            <text:p>-178.268264770508</text:p>
          </table:table-cell>
          <table:table-cell/>
          <table:table-cell table:formula="of:=INDEX([.$A$1:.$A$2072]; 832; 1)" office:value-type="float" office:value="287099569408" calcext:value-type="float">
            <text:p>287099569408</text:p>
          </table:table-cell>
          <table:table-cell table:formula="of:=[.$G$7] * [.$F$841] + [.$G$8]" office:value-type="float" office:value="232.416316000745" calcext:value-type="float">
            <text:p>232.416316000745</text:p>
          </table:table-cell>
          <table:table-cell/>
          <table:table-cell table:formula="of:=INDEX([.$C$1:.$C$2072]; 832; 1)" office:value-type="float" office:value="188794585344" calcext:value-type="float">
            <text:p>188794585344</text:p>
          </table:table-cell>
          <table:table-cell table:formula="of:=[.$J$7] * [.$I$841] + [.$J$8]" office:value-type="float" office:value="-177.884612111375" calcext:value-type="float">
            <text:p>-177.884612111375</text:p>
          </table:table-cell>
        </table:table-row>
        <table:table-row table:style-name="ro1">
          <table:table-cell office:value-type="float" office:value="287099576576" calcext:value-type="float">
            <text:p>287099576576</text:p>
          </table:table-cell>
          <table:table-cell office:value-type="float" office:value="232.320678710937" calcext:value-type="float">
            <text:p>232.320678710937</text:p>
          </table:table-cell>
          <table:table-cell office:value-type="float" office:value="188794584832" calcext:value-type="float">
            <text:p>188794584832</text:p>
          </table:table-cell>
          <table:table-cell office:value-type="float" office:value="-178.260314941406" calcext:value-type="float">
            <text:p>-178.260314941406</text:p>
          </table:table-cell>
          <table:table-cell/>
          <table:table-cell table:formula="of:=INDEX([.$A$1:.$A$2072]; 833; 1)" office:value-type="float" office:value="287099571456" calcext:value-type="float">
            <text:p>287099571456</text:p>
          </table:table-cell>
          <table:table-cell table:formula="of:=[.$G$7] * [.$F$842] + [.$G$8]" office:value-type="float" office:value="232.514155829325" calcext:value-type="float">
            <text:p>232.514155829325</text:p>
          </table:table-cell>
          <table:table-cell/>
          <table:table-cell table:formula="of:=INDEX([.$C$1:.$C$2072]; 833; 1)" office:value-type="float" office:value="188794585856" calcext:value-type="float">
            <text:p>188794585856</text:p>
          </table:table-cell>
          <table:table-cell table:formula="of:=[.$J$7] * [.$I$842] + [.$J$8]" office:value-type="float" office:value="-177.860133590177" calcext:value-type="float">
            <text:p>-177.860133590177</text:p>
          </table:table-cell>
        </table:table-row>
        <table:table-row table:style-name="ro1">
          <table:table-cell office:value-type="float" office:value="287099577088" calcext:value-type="float">
            <text:p>287099577088</text:p>
          </table:table-cell>
          <table:table-cell office:value-type="float" office:value="232.338272094727" calcext:value-type="float">
            <text:p>232.338272094727</text:p>
          </table:table-cell>
          <table:table-cell office:value-type="float" office:value="188794584576" calcext:value-type="float">
            <text:p>188794584576</text:p>
          </table:table-cell>
          <table:table-cell office:value-type="float" office:value="-178.253356933594" calcext:value-type="float">
            <text:p>-178.253356933594</text:p>
          </table:table-cell>
          <table:table-cell/>
          <table:table-cell table:formula="of:=INDEX([.$A$1:.$A$2072]; 834; 1)" office:value-type="float" office:value="287099572992" calcext:value-type="float">
            <text:p>287099572992</text:p>
          </table:table-cell>
          <table:table-cell table:formula="of:=[.$G$7] * [.$F$843] + [.$G$8]" office:value-type="float" office:value="232.587535701692" calcext:value-type="float">
            <text:p>232.587535701692</text:p>
          </table:table-cell>
          <table:table-cell/>
          <table:table-cell table:formula="of:=INDEX([.$C$1:.$C$2072]; 834; 1)" office:value-type="float" office:value="188794586368" calcext:value-type="float">
            <text:p>188794586368</text:p>
          </table:table-cell>
          <table:table-cell table:formula="of:=[.$J$7] * [.$I$843] + [.$J$8]" office:value-type="float" office:value="-177.835655070841" calcext:value-type="float">
            <text:p>-177.835655070841</text:p>
          </table:table-cell>
        </table:table-row>
        <table:table-row table:style-name="ro1">
          <table:table-cell office:value-type="float" office:value="287099577600" calcext:value-type="float">
            <text:p>287099577600</text:p>
          </table:table-cell>
          <table:table-cell office:value-type="float" office:value="232.354797363281" calcext:value-type="float">
            <text:p>232.354797363281</text:p>
          </table:table-cell>
          <table:table-cell office:value-type="float" office:value="188794584320" calcext:value-type="float">
            <text:p>188794584320</text:p>
          </table:table-cell>
          <table:table-cell office:value-type="float" office:value="-178.247268676758" calcext:value-type="float">
            <text:p>-178.247268676758</text:p>
          </table:table-cell>
          <table:table-cell/>
          <table:table-cell table:formula="of:=INDEX([.$A$1:.$A$2072]; 835; 1)" office:value-type="float" office:value="287099573760" calcext:value-type="float">
            <text:p>287099573760</text:p>
          </table:table-cell>
          <table:table-cell table:formula="of:=[.$G$7] * [.$F$844] + [.$G$8]" office:value-type="float" office:value="232.624225638807" calcext:value-type="float">
            <text:p>232.624225638807</text:p>
          </table:table-cell>
          <table:table-cell/>
          <table:table-cell table:formula="of:=INDEX([.$C$1:.$C$2072]; 835; 1)" office:value-type="float" office:value="188794586112" calcext:value-type="float">
            <text:p>188794586112</text:p>
          </table:table-cell>
          <table:table-cell table:formula="of:=[.$J$7] * [.$I$844] + [.$J$8]" office:value-type="float" office:value="-177.84789433144" calcext:value-type="float">
            <text:p>-177.84789433144</text:p>
          </table:table-cell>
        </table:table-row>
        <table:table-row table:style-name="ro1">
          <table:table-cell office:value-type="float" office:value="287099578112" calcext:value-type="float">
            <text:p>287099578112</text:p>
          </table:table-cell>
          <table:table-cell office:value-type="float" office:value="232.371047973633" calcext:value-type="float">
            <text:p>232.371047973633</text:p>
          </table:table-cell>
          <table:table-cell office:value-type="float" office:value="188794584320" calcext:value-type="float">
            <text:p>188794584320</text:p>
          </table:table-cell>
          <table:table-cell office:value-type="float" office:value="-178.24169921875" calcext:value-type="float">
            <text:p>-178.24169921875</text:p>
          </table:table-cell>
          <table:table-cell/>
          <table:table-cell table:formula="of:=INDEX([.$A$1:.$A$2072]; 836; 1)" office:value-type="float" office:value="287099574272" calcext:value-type="float">
            <text:p>287099574272</text:p>
          </table:table-cell>
          <table:table-cell table:formula="of:=[.$G$7] * [.$F$845] + [.$G$8]" office:value-type="float" office:value="232.648685596883" calcext:value-type="float">
            <text:p>232.648685596883</text:p>
          </table:table-cell>
          <table:table-cell/>
          <table:table-cell table:formula="of:=INDEX([.$C$1:.$C$2072]; 836; 1)" office:value-type="float" office:value="188794585856" calcext:value-type="float">
            <text:p>188794585856</text:p>
          </table:table-cell>
          <table:table-cell table:formula="of:=[.$J$7] * [.$I$845] + [.$J$8]" office:value-type="float" office:value="-177.860133590177" calcext:value-type="float">
            <text:p>-177.860133590177</text:p>
          </table:table-cell>
        </table:table-row>
        <table:table-row table:style-name="ro1">
          <table:table-cell office:value-type="float" office:value="287099578880" calcext:value-type="float">
            <text:p>287099578880</text:p>
          </table:table-cell>
          <table:table-cell office:value-type="float" office:value="232.388259887695" calcext:value-type="float">
            <text:p>232.388259887695</text:p>
          </table:table-cell>
          <table:table-cell office:value-type="float" office:value="188794584320" calcext:value-type="float">
            <text:p>188794584320</text:p>
          </table:table-cell>
          <table:table-cell office:value-type="float" office:value="-178.235656738281" calcext:value-type="float">
            <text:p>-178.235656738281</text:p>
          </table:table-cell>
          <table:table-cell/>
          <table:table-cell table:formula="of:=INDEX([.$A$1:.$A$2072]; 837; 1)" office:value-type="float" office:value="287099574528" calcext:value-type="float">
            <text:p>287099574528</text:p>
          </table:table-cell>
          <table:table-cell table:formula="of:=[.$G$7] * [.$F$846] + [.$G$8]" office:value-type="float" office:value="232.660915575922" calcext:value-type="float">
            <text:p>232.660915575922</text:p>
          </table:table-cell>
          <table:table-cell/>
          <table:table-cell table:formula="of:=INDEX([.$C$1:.$C$2072]; 837; 1)" office:value-type="float" office:value="188794585600" calcext:value-type="float">
            <text:p>188794585600</text:p>
          </table:table-cell>
          <table:table-cell table:formula="of:=[.$J$7] * [.$I$846] + [.$J$8]" office:value-type="float" office:value="-177.872372850776" calcext:value-type="float">
            <text:p>-177.872372850776</text:p>
          </table:table-cell>
        </table:table-row>
        <table:table-row table:style-name="ro1">
          <table:table-cell office:value-type="float" office:value="287099579648" calcext:value-type="float">
            <text:p>287099579648</text:p>
          </table:table-cell>
          <table:table-cell office:value-type="float" office:value="232.41032409668" calcext:value-type="float">
            <text:p>232.41032409668</text:p>
          </table:table-cell>
          <table:table-cell office:value-type="float" office:value="188794584576" calcext:value-type="float">
            <text:p>188794584576</text:p>
          </table:table-cell>
          <table:table-cell office:value-type="float" office:value="-178.226760864258" calcext:value-type="float">
            <text:p>-178.226760864258</text:p>
          </table:table-cell>
          <table:table-cell/>
          <table:table-cell table:formula="of:=INDEX([.$A$1:.$A$2072]; 838; 1)" office:value-type="float" office:value="287099575040" calcext:value-type="float">
            <text:p>287099575040</text:p>
          </table:table-cell>
          <table:table-cell table:formula="of:=[.$G$7] * [.$F$847] + [.$G$8]" office:value-type="float" office:value="232.685375532135" calcext:value-type="float">
            <text:p>232.685375532135</text:p>
          </table:table-cell>
          <table:table-cell/>
          <table:table-cell table:formula="of:=INDEX([.$C$1:.$C$2072]; 838; 1)" office:value-type="float" office:value="188794585344" calcext:value-type="float">
            <text:p>188794585344</text:p>
          </table:table-cell>
          <table:table-cell table:formula="of:=[.$J$7] * [.$I$847] + [.$J$8]" office:value-type="float" office:value="-177.884612111375" calcext:value-type="float">
            <text:p>-177.884612111375</text:p>
          </table:table-cell>
        </table:table-row>
        <table:table-row table:style-name="ro1">
          <table:table-cell office:value-type="float" office:value="287099580416" calcext:value-type="float">
            <text:p>287099580416</text:p>
          </table:table-cell>
          <table:table-cell office:value-type="float" office:value="232.430892944336" calcext:value-type="float">
            <text:p>232.430892944336</text:p>
          </table:table-cell>
          <table:table-cell office:value-type="float" office:value="188794584832" calcext:value-type="float">
            <text:p>188794584832</text:p>
          </table:table-cell>
          <table:table-cell office:value-type="float" office:value="-178.217559814453" calcext:value-type="float">
            <text:p>-178.217559814453</text:p>
          </table:table-cell>
          <table:table-cell/>
          <table:table-cell table:formula="of:=INDEX([.$A$1:.$A$2072]; 839; 1)" office:value-type="float" office:value="287099575296" calcext:value-type="float">
            <text:p>287099575296</text:p>
          </table:table-cell>
          <table:table-cell table:formula="of:=[.$G$7] * [.$F$848] + [.$G$8]" office:value-type="float" office:value="232.697605511174" calcext:value-type="float">
            <text:p>232.697605511174</text:p>
          </table:table-cell>
          <table:table-cell/>
          <table:table-cell table:formula="of:=INDEX([.$C$1:.$C$2072]; 839; 1)" office:value-type="float" office:value="188794585088" calcext:value-type="float">
            <text:p>188794585088</text:p>
          </table:table-cell>
          <table:table-cell table:formula="of:=[.$J$7] * [.$I$848] + [.$J$8]" office:value-type="float" office:value="-177.896851371974" calcext:value-type="float">
            <text:p>-177.896851371974</text:p>
          </table:table-cell>
        </table:table-row>
        <table:table-row table:style-name="ro1">
          <table:table-cell office:value-type="float" office:value="287099581184" calcext:value-type="float">
            <text:p>287099581184</text:p>
          </table:table-cell>
          <table:table-cell office:value-type="float" office:value="232.449600219727" calcext:value-type="float">
            <text:p>232.449600219727</text:p>
          </table:table-cell>
          <table:table-cell office:value-type="float" office:value="188794585088" calcext:value-type="float">
            <text:p>188794585088</text:p>
          </table:table-cell>
          <table:table-cell office:value-type="float" office:value="-178.208984375" calcext:value-type="float">
            <text:p>-178.208984375</text:p>
          </table:table-cell>
          <table:table-cell/>
          <table:table-cell table:formula="of:=INDEX([.$A$1:.$A$2072]; 840; 1)" office:value-type="float" office:value="287099575808" calcext:value-type="float">
            <text:p>287099575808</text:p>
          </table:table-cell>
          <table:table-cell table:formula="of:=[.$G$7] * [.$F$849] + [.$G$8]" office:value-type="float" office:value="232.72206546925" calcext:value-type="float">
            <text:p>232.72206546925</text:p>
          </table:table-cell>
          <table:table-cell/>
          <table:table-cell table:formula="of:=INDEX([.$C$1:.$C$2072]; 840; 1)" office:value-type="float" office:value="188794585088" calcext:value-type="float">
            <text:p>188794585088</text:p>
          </table:table-cell>
          <table:table-cell table:formula="of:=[.$J$7] * [.$I$849] + [.$J$8]" office:value-type="float" office:value="-177.896851371974" calcext:value-type="float">
            <text:p>-177.896851371974</text:p>
          </table:table-cell>
        </table:table-row>
        <table:table-row table:style-name="ro1">
          <table:table-cell office:value-type="float" office:value="287099581696" calcext:value-type="float">
            <text:p>287099581696</text:p>
          </table:table-cell>
          <table:table-cell office:value-type="float" office:value="232.466735839844" calcext:value-type="float">
            <text:p>232.466735839844</text:p>
          </table:table-cell>
          <table:table-cell office:value-type="float" office:value="188794585088" calcext:value-type="float">
            <text:p>188794585088</text:p>
          </table:table-cell>
          <table:table-cell office:value-type="float" office:value="-178.201095581055" calcext:value-type="float">
            <text:p>-178.201095581055</text:p>
          </table:table-cell>
          <table:table-cell/>
          <table:table-cell table:formula="of:=INDEX([.$A$1:.$A$2072]; 841; 1)" office:value-type="float" office:value="287099576320" calcext:value-type="float">
            <text:p>287099576320</text:p>
          </table:table-cell>
          <table:table-cell table:formula="of:=[.$G$7] * [.$F$850] + [.$G$8]" office:value-type="float" office:value="232.746525425464" calcext:value-type="float">
            <text:p>232.746525425464</text:p>
          </table:table-cell>
          <table:table-cell/>
          <table:table-cell table:formula="of:=INDEX([.$C$1:.$C$2072]; 841; 1)" office:value-type="float" office:value="188794584832" calcext:value-type="float">
            <text:p>188794584832</text:p>
          </table:table-cell>
          <table:table-cell table:formula="of:=[.$J$7] * [.$I$850] + [.$J$8]" office:value-type="float" office:value="-177.90909063071" calcext:value-type="float">
            <text:p>-177.90909063071</text:p>
          </table:table-cell>
        </table:table-row>
        <table:table-row table:style-name="ro1">
          <table:table-cell office:value-type="float" office:value="287099582208" calcext:value-type="float">
            <text:p>287099582208</text:p>
          </table:table-cell>
          <table:table-cell office:value-type="float" office:value="232.482360839844" calcext:value-type="float">
            <text:p>232.482360839844</text:p>
          </table:table-cell>
          <table:table-cell office:value-type="float" office:value="188794585344" calcext:value-type="float">
            <text:p>188794585344</text:p>
          </table:table-cell>
          <table:table-cell office:value-type="float" office:value="-178.19384765625" calcext:value-type="float">
            <text:p>-178.19384765625</text:p>
          </table:table-cell>
          <table:table-cell/>
          <table:table-cell table:formula="of:=INDEX([.$A$1:.$A$2072]; 842; 1)" office:value-type="float" office:value="287099576576" calcext:value-type="float">
            <text:p>287099576576</text:p>
          </table:table-cell>
          <table:table-cell table:formula="of:=[.$G$7] * [.$F$851] + [.$G$8]" office:value-type="float" office:value="232.758755404502" calcext:value-type="float">
            <text:p>232.758755404502</text:p>
          </table:table-cell>
          <table:table-cell/>
          <table:table-cell table:formula="of:=INDEX([.$C$1:.$C$2072]; 842; 1)" office:value-type="float" office:value="188794584832" calcext:value-type="float">
            <text:p>188794584832</text:p>
          </table:table-cell>
          <table:table-cell table:formula="of:=[.$J$7] * [.$I$851] + [.$J$8]" office:value-type="float" office:value="-177.90909063071" calcext:value-type="float">
            <text:p>-177.90909063071</text:p>
          </table:table-cell>
        </table:table-row>
        <table:table-row table:style-name="ro1">
          <table:table-cell office:value-type="float" office:value="287099582720" calcext:value-type="float">
            <text:p>287099582720</text:p>
          </table:table-cell>
          <table:table-cell office:value-type="float" office:value="232.495498657227" calcext:value-type="float">
            <text:p>232.495498657227</text:p>
          </table:table-cell>
          <table:table-cell office:value-type="float" office:value="188794585600" calcext:value-type="float">
            <text:p>188794585600</text:p>
          </table:table-cell>
          <table:table-cell office:value-type="float" office:value="-178.1875" calcext:value-type="float">
            <text:p>-178.1875</text:p>
          </table:table-cell>
          <table:table-cell/>
          <table:table-cell table:formula="of:=INDEX([.$A$1:.$A$2072]; 843; 1)" office:value-type="float" office:value="287099577088" calcext:value-type="float">
            <text:p>287099577088</text:p>
          </table:table-cell>
          <table:table-cell table:formula="of:=[.$G$7] * [.$F$852] + [.$G$8]" office:value-type="float" office:value="232.783215362579" calcext:value-type="float">
            <text:p>232.783215362579</text:p>
          </table:table-cell>
          <table:table-cell/>
          <table:table-cell table:formula="of:=INDEX([.$C$1:.$C$2072]; 843; 1)" office:value-type="float" office:value="188794584576" calcext:value-type="float">
            <text:p>188794584576</text:p>
          </table:table-cell>
          <table:table-cell table:formula="of:=[.$J$7] * [.$I$852] + [.$J$8]" office:value-type="float" office:value="-177.921329891309" calcext:value-type="float">
            <text:p>-177.921329891309</text:p>
          </table:table-cell>
        </table:table-row>
        <table:table-row table:style-name="ro1">
          <table:table-cell office:value-type="float" office:value="287099583232" calcext:value-type="float">
            <text:p>287099583232</text:p>
          </table:table-cell>
          <table:table-cell office:value-type="float" office:value="232.507354736328" calcext:value-type="float">
            <text:p>232.507354736328</text:p>
          </table:table-cell>
          <table:table-cell office:value-type="float" office:value="188794585600" calcext:value-type="float">
            <text:p>188794585600</text:p>
          </table:table-cell>
          <table:table-cell office:value-type="float" office:value="-178.182220458984" calcext:value-type="float">
            <text:p>-178.182220458984</text:p>
          </table:table-cell>
          <table:table-cell/>
          <table:table-cell table:formula="of:=INDEX([.$A$1:.$A$2072]; 844; 1)" office:value-type="float" office:value="287099577600" calcext:value-type="float">
            <text:p>287099577600</text:p>
          </table:table-cell>
          <table:table-cell table:formula="of:=[.$G$7] * [.$F$853] + [.$G$8]" office:value-type="float" office:value="232.807675320655" calcext:value-type="float">
            <text:p>232.807675320655</text:p>
          </table:table-cell>
          <table:table-cell/>
          <table:table-cell table:formula="of:=INDEX([.$C$1:.$C$2072]; 844; 1)" office:value-type="float" office:value="188794584320" calcext:value-type="float">
            <text:p>188794584320</text:p>
          </table:table-cell>
          <table:table-cell table:formula="of:=[.$J$7] * [.$I$853] + [.$J$8]" office:value-type="float" office:value="-177.933569151908" calcext:value-type="float">
            <text:p>-177.933569151908</text:p>
          </table:table-cell>
        </table:table-row>
        <table:table-row table:style-name="ro1">
          <table:table-cell office:value-type="float" office:value="287099583488" calcext:value-type="float">
            <text:p>287099583488</text:p>
          </table:table-cell>
          <table:table-cell office:value-type="float" office:value="232.519012451172" calcext:value-type="float">
            <text:p>232.519012451172</text:p>
          </table:table-cell>
          <table:table-cell office:value-type="float" office:value="188794585856" calcext:value-type="float">
            <text:p>188794585856</text:p>
          </table:table-cell>
          <table:table-cell office:value-type="float" office:value="-178.177352905273" calcext:value-type="float">
            <text:p>-178.177352905273</text:p>
          </table:table-cell>
          <table:table-cell/>
          <table:table-cell table:formula="of:=INDEX([.$A$1:.$A$2072]; 845; 1)" office:value-type="float" office:value="287099578112" calcext:value-type="float">
            <text:p>287099578112</text:p>
          </table:table-cell>
          <table:table-cell table:formula="of:=[.$G$7] * [.$F$854] + [.$G$8]" office:value-type="float" office:value="232.832135276869" calcext:value-type="float">
            <text:p>232.832135276869</text:p>
          </table:table-cell>
          <table:table-cell/>
          <table:table-cell table:formula="of:=INDEX([.$C$1:.$C$2072]; 845; 1)" office:value-type="float" office:value="188794584320" calcext:value-type="float">
            <text:p>188794584320</text:p>
          </table:table-cell>
          <table:table-cell table:formula="of:=[.$J$7] * [.$I$854] + [.$J$8]" office:value-type="float" office:value="-177.933569151908" calcext:value-type="float">
            <text:p>-177.933569151908</text:p>
          </table:table-cell>
        </table:table-row>
        <table:table-row table:style-name="ro1">
          <table:table-cell office:value-type="float" office:value="287099584000" calcext:value-type="float">
            <text:p>287099584000</text:p>
          </table:table-cell>
          <table:table-cell office:value-type="float" office:value="232.530685424805" calcext:value-type="float">
            <text:p>232.530685424805</text:p>
          </table:table-cell>
          <table:table-cell office:value-type="float" office:value="188794586112" calcext:value-type="float">
            <text:p>188794586112</text:p>
          </table:table-cell>
          <table:table-cell office:value-type="float" office:value="-178.172515869141" calcext:value-type="float">
            <text:p>-178.172515869141</text:p>
          </table:table-cell>
          <table:table-cell/>
          <table:table-cell table:formula="of:=INDEX([.$A$1:.$A$2072]; 846; 1)" office:value-type="float" office:value="287099578880" calcext:value-type="float">
            <text:p>287099578880</text:p>
          </table:table-cell>
          <table:table-cell table:formula="of:=[.$G$7] * [.$F$855] + [.$G$8]" office:value-type="float" office:value="232.868825213984" calcext:value-type="float">
            <text:p>232.868825213984</text:p>
          </table:table-cell>
          <table:table-cell/>
          <table:table-cell table:formula="of:=INDEX([.$C$1:.$C$2072]; 846; 1)" office:value-type="float" office:value="188794584320" calcext:value-type="float">
            <text:p>188794584320</text:p>
          </table:table-cell>
          <table:table-cell table:formula="of:=[.$J$7] * [.$I$855] + [.$J$8]" office:value-type="float" office:value="-177.933569151908" calcext:value-type="float">
            <text:p>-177.933569151908</text:p>
          </table:table-cell>
        </table:table-row>
        <table:table-row table:style-name="ro1">
          <table:table-cell office:value-type="float" office:value="287099584512" calcext:value-type="float">
            <text:p>287099584512</text:p>
          </table:table-cell>
          <table:table-cell office:value-type="float" office:value="232.542434692383" calcext:value-type="float">
            <text:p>232.542434692383</text:p>
          </table:table-cell>
          <table:table-cell office:value-type="float" office:value="188794586368" calcext:value-type="float">
            <text:p>188794586368</text:p>
          </table:table-cell>
          <table:table-cell office:value-type="float" office:value="-178.167633056641" calcext:value-type="float">
            <text:p>-178.167633056641</text:p>
          </table:table-cell>
          <table:table-cell/>
          <table:table-cell table:formula="of:=INDEX([.$A$1:.$A$2072]; 847; 1)" office:value-type="float" office:value="287099579648" calcext:value-type="float">
            <text:p>287099579648</text:p>
          </table:table-cell>
          <table:table-cell table:formula="of:=[.$G$7] * [.$F$856] + [.$G$8]" office:value-type="float" office:value="232.905515149236" calcext:value-type="float">
            <text:p>232.905515149236</text:p>
          </table:table-cell>
          <table:table-cell/>
          <table:table-cell table:formula="of:=INDEX([.$C$1:.$C$2072]; 847; 1)" office:value-type="float" office:value="188794584576" calcext:value-type="float">
            <text:p>188794584576</text:p>
          </table:table-cell>
          <table:table-cell table:formula="of:=[.$J$7] * [.$I$856] + [.$J$8]" office:value-type="float" office:value="-177.921329891309" calcext:value-type="float">
            <text:p>-177.921329891309</text:p>
          </table:table-cell>
        </table:table-row>
        <table:table-row table:style-name="ro1">
          <table:table-cell office:value-type="float" office:value="287099588608" calcext:value-type="float">
            <text:p>287099588608</text:p>
          </table:table-cell>
          <table:table-cell office:value-type="float" office:value="232.6474609375" calcext:value-type="float">
            <text:p>232.6474609375</text:p>
          </table:table-cell>
          <table:table-cell office:value-type="float" office:value="188794588160" calcext:value-type="float">
            <text:p>188794588160</text:p>
          </table:table-cell>
          <table:table-cell office:value-type="float" office:value="-178.123992919922" calcext:value-type="float">
            <text:p>-178.123992919922</text:p>
          </table:table-cell>
          <table:table-cell/>
          <table:table-cell table:formula="of:=INDEX([.$A$1:.$A$2072]; 848; 1)" office:value-type="float" office:value="287099580416" calcext:value-type="float">
            <text:p>287099580416</text:p>
          </table:table-cell>
          <table:table-cell table:formula="of:=[.$G$7] * [.$F$857] + [.$G$8]" office:value-type="float" office:value="232.94220508635" calcext:value-type="float">
            <text:p>232.94220508635</text:p>
          </table:table-cell>
          <table:table-cell/>
          <table:table-cell table:formula="of:=INDEX([.$C$1:.$C$2072]; 848; 1)" office:value-type="float" office:value="188794584832" calcext:value-type="float">
            <text:p>188794584832</text:p>
          </table:table-cell>
          <table:table-cell table:formula="of:=[.$J$7] * [.$I$857] + [.$J$8]" office:value-type="float" office:value="-177.90909063071" calcext:value-type="float">
            <text:p>-177.90909063071</text:p>
          </table:table-cell>
        </table:table-row>
        <table:table-row table:style-name="ro1">
          <table:table-cell office:value-type="float" office:value="287099590912" calcext:value-type="float">
            <text:p>287099590912</text:p>
          </table:table-cell>
          <table:table-cell office:value-type="float" office:value="232.728042602539" calcext:value-type="float">
            <text:p>232.728042602539</text:p>
          </table:table-cell>
          <table:table-cell office:value-type="float" office:value="188794588928" calcext:value-type="float">
            <text:p>188794588928</text:p>
          </table:table-cell>
          <table:table-cell office:value-type="float" office:value="-178.090209960938" calcext:value-type="float">
            <text:p>-178.090209960938</text:p>
          </table:table-cell>
          <table:table-cell/>
          <table:table-cell table:formula="of:=INDEX([.$A$1:.$A$2072]; 849; 1)" office:value-type="float" office:value="287099581184" calcext:value-type="float">
            <text:p>287099581184</text:p>
          </table:table-cell>
          <table:table-cell table:formula="of:=[.$G$7] * [.$F$858] + [.$G$8]" office:value-type="float" office:value="232.978895023465" calcext:value-type="float">
            <text:p>232.978895023465</text:p>
          </table:table-cell>
          <table:table-cell/>
          <table:table-cell table:formula="of:=INDEX([.$C$1:.$C$2072]; 849; 1)" office:value-type="float" office:value="188794585088" calcext:value-type="float">
            <text:p>188794585088</text:p>
          </table:table-cell>
          <table:table-cell table:formula="of:=[.$J$7] * [.$I$858] + [.$J$8]" office:value-type="float" office:value="-177.896851371974" calcext:value-type="float">
            <text:p>-177.896851371974</text:p>
          </table:table-cell>
        </table:table-row>
        <table:table-row table:style-name="ro1">
          <table:table-cell office:value-type="float" office:value="287099593472" calcext:value-type="float">
            <text:p>287099593472</text:p>
          </table:table-cell>
          <table:table-cell office:value-type="float" office:value="232.829345703125" calcext:value-type="float">
            <text:p>232.829345703125</text:p>
          </table:table-cell>
          <table:table-cell office:value-type="float" office:value="188794589952" calcext:value-type="float">
            <text:p>188794589952</text:p>
          </table:table-cell>
          <table:table-cell office:value-type="float" office:value="-178.047256469727" calcext:value-type="float">
            <text:p>-178.047256469727</text:p>
          </table:table-cell>
          <table:table-cell/>
          <table:table-cell table:formula="of:=INDEX([.$A$1:.$A$2072]; 850; 1)" office:value-type="float" office:value="287099581696" calcext:value-type="float">
            <text:p>287099581696</text:p>
          </table:table-cell>
          <table:table-cell table:formula="of:=[.$G$7] * [.$F$859] + [.$G$8]" office:value-type="float" office:value="233.003354979679" calcext:value-type="float">
            <text:p>233.003354979679</text:p>
          </table:table-cell>
          <table:table-cell/>
          <table:table-cell table:formula="of:=INDEX([.$C$1:.$C$2072]; 850; 1)" office:value-type="float" office:value="188794585088" calcext:value-type="float">
            <text:p>188794585088</text:p>
          </table:table-cell>
          <table:table-cell table:formula="of:=[.$J$7] * [.$I$859] + [.$J$8]" office:value-type="float" office:value="-177.896851371974" calcext:value-type="float">
            <text:p>-177.896851371974</text:p>
          </table:table-cell>
        </table:table-row>
        <table:table-row table:style-name="ro1">
          <table:table-cell office:value-type="float" office:value="287099596288" calcext:value-type="float">
            <text:p>287099596288</text:p>
          </table:table-cell>
          <table:table-cell office:value-type="float" office:value="232.950378417969" calcext:value-type="float">
            <text:p>232.950378417969</text:p>
          </table:table-cell>
          <table:table-cell office:value-type="float" office:value="188794591232" calcext:value-type="float">
            <text:p>188794591232</text:p>
          </table:table-cell>
          <table:table-cell office:value-type="float" office:value="-177.996292114258" calcext:value-type="float">
            <text:p>-177.996292114258</text:p>
          </table:table-cell>
          <table:table-cell/>
          <table:table-cell table:formula="of:=INDEX([.$A$1:.$A$2072]; 851; 1)" office:value-type="float" office:value="287099582208" calcext:value-type="float">
            <text:p>287099582208</text:p>
          </table:table-cell>
          <table:table-cell table:formula="of:=[.$G$7] * [.$F$860] + [.$G$8]" office:value-type="float" office:value="233.027814937755" calcext:value-type="float">
            <text:p>233.027814937755</text:p>
          </table:table-cell>
          <table:table-cell/>
          <table:table-cell table:formula="of:=INDEX([.$C$1:.$C$2072]; 851; 1)" office:value-type="float" office:value="188794585344" calcext:value-type="float">
            <text:p>188794585344</text:p>
          </table:table-cell>
          <table:table-cell table:formula="of:=[.$J$7] * [.$I$860] + [.$J$8]" office:value-type="float" office:value="-177.884612111375" calcext:value-type="float">
            <text:p>-177.884612111375</text:p>
          </table:table-cell>
        </table:table-row>
        <table:table-row table:style-name="ro1">
          <table:table-cell office:value-type="float" office:value="287099599616" calcext:value-type="float">
            <text:p>287099599616</text:p>
          </table:table-cell>
          <table:table-cell office:value-type="float" office:value="233.09049987793" calcext:value-type="float">
            <text:p>233.09049987793</text:p>
          </table:table-cell>
          <table:table-cell office:value-type="float" office:value="188794592512" calcext:value-type="float">
            <text:p>188794592512</text:p>
          </table:table-cell>
          <table:table-cell office:value-type="float" office:value="-177.937728881836" calcext:value-type="float">
            <text:p>-177.937728881836</text:p>
          </table:table-cell>
          <table:table-cell/>
          <table:table-cell table:formula="of:=INDEX([.$A$1:.$A$2072]; 852; 1)" office:value-type="float" office:value="287099582720" calcext:value-type="float">
            <text:p>287099582720</text:p>
          </table:table-cell>
          <table:table-cell table:formula="of:=[.$G$7] * [.$F$861] + [.$G$8]" office:value-type="float" office:value="233.052274895832" calcext:value-type="float">
            <text:p>233.052274895832</text:p>
          </table:table-cell>
          <table:table-cell/>
          <table:table-cell table:formula="of:=INDEX([.$C$1:.$C$2072]; 852; 1)" office:value-type="float" office:value="188794585600" calcext:value-type="float">
            <text:p>188794585600</text:p>
          </table:table-cell>
          <table:table-cell table:formula="of:=[.$J$7] * [.$I$861] + [.$J$8]" office:value-type="float" office:value="-177.872372850776" calcext:value-type="float">
            <text:p>-177.872372850776</text:p>
          </table:table-cell>
        </table:table-row>
        <table:table-row table:style-name="ro1">
          <table:table-cell office:value-type="float" office:value="287099603456" calcext:value-type="float">
            <text:p>287099603456</text:p>
          </table:table-cell>
          <table:table-cell office:value-type="float" office:value="233.248809814453" calcext:value-type="float">
            <text:p>233.248809814453</text:p>
          </table:table-cell>
          <table:table-cell office:value-type="float" office:value="188794594048" calcext:value-type="float">
            <text:p>188794594048</text:p>
          </table:table-cell>
          <table:table-cell office:value-type="float" office:value="-177.871871948242" calcext:value-type="float">
            <text:p>-177.871871948242</text:p>
          </table:table-cell>
          <table:table-cell/>
          <table:table-cell table:formula="of:=INDEX([.$A$1:.$A$2072]; 853; 1)" office:value-type="float" office:value="287099583232" calcext:value-type="float">
            <text:p>287099583232</text:p>
          </table:table-cell>
          <table:table-cell table:formula="of:=[.$G$7] * [.$F$862] + [.$G$8]" office:value-type="float" office:value="233.076734852046" calcext:value-type="float">
            <text:p>233.076734852046</text:p>
          </table:table-cell>
          <table:table-cell/>
          <table:table-cell table:formula="of:=INDEX([.$C$1:.$C$2072]; 853; 1)" office:value-type="float" office:value="188794585600" calcext:value-type="float">
            <text:p>188794585600</text:p>
          </table:table-cell>
          <table:table-cell table:formula="of:=[.$J$7] * [.$I$862] + [.$J$8]" office:value-type="float" office:value="-177.872372850776" calcext:value-type="float">
            <text:p>-177.872372850776</text:p>
          </table:table-cell>
        </table:table-row>
        <table:table-row table:style-name="ro1">
          <table:table-cell office:value-type="float" office:value="287099607552" calcext:value-type="float">
            <text:p>287099607552</text:p>
          </table:table-cell>
          <table:table-cell office:value-type="float" office:value="233.424423217773" calcext:value-type="float">
            <text:p>233.424423217773</text:p>
          </table:table-cell>
          <table:table-cell office:value-type="float" office:value="188794595840" calcext:value-type="float">
            <text:p>188794595840</text:p>
          </table:table-cell>
          <table:table-cell office:value-type="float" office:value="-177.799118041992" calcext:value-type="float">
            <text:p>-177.799118041992</text:p>
          </table:table-cell>
          <table:table-cell/>
          <table:table-cell table:formula="of:=INDEX([.$A$1:.$A$2072]; 854; 1)" office:value-type="float" office:value="287099583488" calcext:value-type="float">
            <text:p>287099583488</text:p>
          </table:table-cell>
          <table:table-cell table:formula="of:=[.$G$7] * [.$F$863] + [.$G$8]" office:value-type="float" office:value="233.088964831084" calcext:value-type="float">
            <text:p>233.088964831084</text:p>
          </table:table-cell>
          <table:table-cell/>
          <table:table-cell table:formula="of:=INDEX([.$C$1:.$C$2072]; 854; 1)" office:value-type="float" office:value="188794585856" calcext:value-type="float">
            <text:p>188794585856</text:p>
          </table:table-cell>
          <table:table-cell table:formula="of:=[.$J$7] * [.$I$863] + [.$J$8]" office:value-type="float" office:value="-177.860133590177" calcext:value-type="float">
            <text:p>-177.860133590177</text:p>
          </table:table-cell>
        </table:table-row>
        <table:table-row table:style-name="ro1">
          <table:table-cell office:value-type="float" office:value="287099611904" calcext:value-type="float">
            <text:p>287099611904</text:p>
          </table:table-cell>
          <table:table-cell office:value-type="float" office:value="233.616638183594" calcext:value-type="float">
            <text:p>233.616638183594</text:p>
          </table:table-cell>
          <table:table-cell office:value-type="float" office:value="188794597376" calcext:value-type="float">
            <text:p>188794597376</text:p>
          </table:table-cell>
          <table:table-cell office:value-type="float" office:value="-177.719741821289" calcext:value-type="float">
            <text:p>-177.719741821289</text:p>
          </table:table-cell>
          <table:table-cell/>
          <table:table-cell table:formula="of:=INDEX([.$A$1:.$A$2072]; 855; 1)" office:value-type="float" office:value="287099584000" calcext:value-type="float">
            <text:p>287099584000</text:p>
          </table:table-cell>
          <table:table-cell table:formula="of:=[.$G$7] * [.$F$864] + [.$G$8]" office:value-type="float" office:value="233.11342478916" calcext:value-type="float">
            <text:p>233.11342478916</text:p>
          </table:table-cell>
          <table:table-cell/>
          <table:table-cell table:formula="of:=INDEX([.$C$1:.$C$2072]; 855; 1)" office:value-type="float" office:value="188794586112" calcext:value-type="float">
            <text:p>188794586112</text:p>
          </table:table-cell>
          <table:table-cell table:formula="of:=[.$J$7] * [.$I$864] + [.$J$8]" office:value-type="float" office:value="-177.84789433144" calcext:value-type="float">
            <text:p>-177.84789433144</text:p>
          </table:table-cell>
        </table:table-row>
        <table:table-row table:style-name="ro1">
          <table:table-cell office:value-type="float" office:value="287099616512" calcext:value-type="float">
            <text:p>287099616512</text:p>
          </table:table-cell>
          <table:table-cell office:value-type="float" office:value="233.82470703125" calcext:value-type="float">
            <text:p>233.82470703125</text:p>
          </table:table-cell>
          <table:table-cell office:value-type="float" office:value="188794599424" calcext:value-type="float">
            <text:p>188794599424</text:p>
          </table:table-cell>
          <table:table-cell office:value-type="float" office:value="-177.634078979492" calcext:value-type="float">
            <text:p>-177.634078979492</text:p>
          </table:table-cell>
          <table:table-cell/>
          <table:table-cell table:formula="of:=INDEX([.$A$1:.$A$2072]; 856; 1)" office:value-type="float" office:value="287099584512" calcext:value-type="float">
            <text:p>287099584512</text:p>
          </table:table-cell>
          <table:table-cell table:formula="of:=[.$G$7] * [.$F$865] + [.$G$8]" office:value-type="float" office:value="233.137884747237" calcext:value-type="float">
            <text:p>233.137884747237</text:p>
          </table:table-cell>
          <table:table-cell/>
          <table:table-cell table:formula="of:=INDEX([.$C$1:.$C$2072]; 856; 1)" office:value-type="float" office:value="188794586368" calcext:value-type="float">
            <text:p>188794586368</text:p>
          </table:table-cell>
          <table:table-cell table:formula="of:=[.$J$7] * [.$I$865] + [.$J$8]" office:value-type="float" office:value="-177.835655070841" calcext:value-type="float">
            <text:p>-177.835655070841</text:p>
          </table:table-cell>
        </table:table-row>
        <table:table-row table:style-name="ro1">
          <table:table-cell office:value-type="float" office:value="287099644416" calcext:value-type="float">
            <text:p>287099644416</text:p>
          </table:table-cell>
          <table:table-cell office:value-type="float" office:value="235.085464477539" calcext:value-type="float">
            <text:p>235.085464477539</text:p>
          </table:table-cell>
          <table:table-cell office:value-type="float" office:value="188794610944" calcext:value-type="float">
            <text:p>188794610944</text:p>
          </table:table-cell>
          <table:table-cell office:value-type="float" office:value="-177.119583129883" calcext:value-type="float">
            <text:p>-177.119583129883</text:p>
          </table:table-cell>
          <table:table-cell/>
          <table:table-cell table:formula="of:=INDEX([.$A$1:.$A$2072]; 857; 1)" office:value-type="float" office:value="287099588608" calcext:value-type="float">
            <text:p>287099588608</text:p>
          </table:table-cell>
          <table:table-cell table:formula="of:=[.$G$7] * [.$F$866] + [.$G$8]" office:value-type="float" office:value="233.333564406261" calcext:value-type="float">
            <text:p>233.333564406261</text:p>
          </table:table-cell>
          <table:table-cell/>
          <table:table-cell table:formula="of:=INDEX([.$C$1:.$C$2072]; 857; 1)" office:value-type="float" office:value="188794588160" calcext:value-type="float">
            <text:p>188794588160</text:p>
          </table:table-cell>
          <table:table-cell table:formula="of:=[.$J$7] * [.$I$866] + [.$J$8]" office:value-type="float" office:value="-177.749980250373" calcext:value-type="float">
            <text:p>-177.749980250373</text:p>
          </table:table-cell>
        </table:table-row>
        <table:table-row table:style-name="ro1">
          <table:table-cell office:value-type="float" office:value="287099663616" calcext:value-type="float">
            <text:p>287099663616</text:p>
          </table:table-cell>
          <table:table-cell office:value-type="float" office:value="235.989395141602" calcext:value-type="float">
            <text:p>235.989395141602</text:p>
          </table:table-cell>
          <table:table-cell office:value-type="float" office:value="188794620672" calcext:value-type="float">
            <text:p>188794620672</text:p>
          </table:table-cell>
          <table:table-cell office:value-type="float" office:value="-176.725128173828" calcext:value-type="float">
            <text:p>-176.725128173828</text:p>
          </table:table-cell>
          <table:table-cell/>
          <table:table-cell table:formula="of:=INDEX([.$A$1:.$A$2072]; 858; 1)" office:value-type="float" office:value="287099590912" calcext:value-type="float">
            <text:p>287099590912</text:p>
          </table:table-cell>
          <table:table-cell table:formula="of:=[.$G$7] * [.$F$867] + [.$G$8]" office:value-type="float" office:value="233.443634215742" calcext:value-type="float">
            <text:p>233.443634215742</text:p>
          </table:table-cell>
          <table:table-cell/>
          <table:table-cell table:formula="of:=INDEX([.$C$1:.$C$2072]; 858; 1)" office:value-type="float" office:value="188794588928" calcext:value-type="float">
            <text:p>188794588928</text:p>
          </table:table-cell>
          <table:table-cell table:formula="of:=[.$J$7] * [.$I$867] + [.$J$8]" office:value-type="float" office:value="-177.713262470439" calcext:value-type="float">
            <text:p>-177.713262470439</text:p>
          </table:table-cell>
        </table:table-row>
        <table:table-row table:style-name="ro1">
          <table:table-cell office:value-type="float" office:value="287099670016" calcext:value-type="float">
            <text:p>287099670016</text:p>
          </table:table-cell>
          <table:table-cell office:value-type="float" office:value="236.308059692383" calcext:value-type="float">
            <text:p>236.308059692383</text:p>
          </table:table-cell>
          <table:table-cell office:value-type="float" office:value="188794624768" calcext:value-type="float">
            <text:p>188794624768</text:p>
          </table:table-cell>
          <table:table-cell office:value-type="float" office:value="-176.569473266602" calcext:value-type="float">
            <text:p>-176.569473266602</text:p>
          </table:table-cell>
          <table:table-cell/>
          <table:table-cell table:formula="of:=INDEX([.$A$1:.$A$2072]; 859; 1)" office:value-type="float" office:value="287099593472" calcext:value-type="float">
            <text:p>287099593472</text:p>
          </table:table-cell>
          <table:table-cell table:formula="of:=[.$G$7] * [.$F$868] + [.$G$8]" office:value-type="float" office:value="233.565934002399" calcext:value-type="float">
            <text:p>233.565934002399</text:p>
          </table:table-cell>
          <table:table-cell/>
          <table:table-cell table:formula="of:=INDEX([.$C$1:.$C$2072]; 859; 1)" office:value-type="float" office:value="188794589952" calcext:value-type="float">
            <text:p>188794589952</text:p>
          </table:table-cell>
          <table:table-cell table:formula="of:=[.$J$7] * [.$I$868] + [.$J$8]" office:value-type="float" office:value="-177.664305429906" calcext:value-type="float">
            <text:p>-177.664305429906</text:p>
          </table:table-cell>
        </table:table-row>
        <table:table-row table:style-name="ro1">
          <table:table-cell office:value-type="float" office:value="287099676416" calcext:value-type="float">
            <text:p>287099676416</text:p>
          </table:table-cell>
          <table:table-cell office:value-type="float" office:value="236.630859375" calcext:value-type="float">
            <text:p>236.630859375</text:p>
          </table:table-cell>
          <table:table-cell office:value-type="float" office:value="188794629376" calcext:value-type="float">
            <text:p>188794629376</text:p>
          </table:table-cell>
          <table:table-cell office:value-type="float" office:value="-176.39860534668" calcext:value-type="float">
            <text:p>-176.39860534668</text:p>
          </table:table-cell>
          <table:table-cell/>
          <table:table-cell table:formula="of:=INDEX([.$A$1:.$A$2072]; 860; 1)" office:value-type="float" office:value="287099596288" calcext:value-type="float">
            <text:p>287099596288</text:p>
          </table:table-cell>
          <table:table-cell table:formula="of:=[.$G$7] * [.$F$869] + [.$G$8]" office:value-type="float" office:value="233.700463769957" calcext:value-type="float">
            <text:p>233.700463769957</text:p>
          </table:table-cell>
          <table:table-cell/>
          <table:table-cell table:formula="of:=INDEX([.$C$1:.$C$2072]; 860; 1)" office:value-type="float" office:value="188794591232" calcext:value-type="float">
            <text:p>188794591232</text:p>
          </table:table-cell>
          <table:table-cell table:formula="of:=[.$J$7] * [.$I$869] + [.$J$8]" office:value-type="float" office:value="-177.603109128773" calcext:value-type="float">
            <text:p>-177.603109128773</text:p>
          </table:table-cell>
        </table:table-row>
        <table:table-row table:style-name="ro1">
          <table:table-cell office:value-type="float" office:value="287099702016" calcext:value-type="float">
            <text:p>287099702016</text:p>
          </table:table-cell>
          <table:table-cell office:value-type="float" office:value="237.946655273437" calcext:value-type="float">
            <text:p>237.946655273437</text:p>
          </table:table-cell>
          <table:table-cell office:value-type="float" office:value="188794651904" calcext:value-type="float">
            <text:p>188794651904</text:p>
          </table:table-cell>
          <table:table-cell office:value-type="float" office:value="-175.539794921875" calcext:value-type="float">
            <text:p>-175.539794921875</text:p>
          </table:table-cell>
          <table:table-cell/>
          <table:table-cell table:formula="of:=INDEX([.$A$1:.$A$2072]; 861; 1)" office:value-type="float" office:value="287099599616" calcext:value-type="float">
            <text:p>287099599616</text:p>
          </table:table-cell>
          <table:table-cell table:formula="of:=[.$G$7] * [.$F$870] + [.$G$8]" office:value-type="float" office:value="233.859453493729" calcext:value-type="float">
            <text:p>233.859453493729</text:p>
          </table:table-cell>
          <table:table-cell/>
          <table:table-cell table:formula="of:=INDEX([.$C$1:.$C$2072]; 861; 1)" office:value-type="float" office:value="188794592512" calcext:value-type="float">
            <text:p>188794592512</text:p>
          </table:table-cell>
          <table:table-cell table:formula="of:=[.$J$7] * [.$I$870] + [.$J$8]" office:value-type="float" office:value="-177.541912829503" calcext:value-type="float">
            <text:p>-177.541912829503</text:p>
          </table:table-cell>
        </table:table-row>
        <table:table-row table:style-name="ro1">
          <table:table-cell office:value-type="float" office:value="287099707904" calcext:value-type="float">
            <text:p>287099707904</text:p>
          </table:table-cell>
          <table:table-cell office:value-type="float" office:value="238.264266967773" calcext:value-type="float">
            <text:p>238.264266967773</text:p>
          </table:table-cell>
          <table:table-cell office:value-type="float" office:value="188794658816" calcext:value-type="float">
            <text:p>188794658816</text:p>
          </table:table-cell>
          <table:table-cell office:value-type="float" office:value="-175.272766113281" calcext:value-type="float">
            <text:p>-175.272766113281</text:p>
          </table:table-cell>
          <table:table-cell/>
          <table:table-cell table:formula="of:=INDEX([.$A$1:.$A$2072]; 862; 1)" office:value-type="float" office:value="287099603456" calcext:value-type="float">
            <text:p>287099603456</text:p>
          </table:table-cell>
          <table:table-cell table:formula="of:=[.$G$7] * [.$F$871] + [.$G$8]" office:value-type="float" office:value="234.042903173715" calcext:value-type="float">
            <text:p>234.042903173715</text:p>
          </table:table-cell>
          <table:table-cell/>
          <table:table-cell table:formula="of:=INDEX([.$C$1:.$C$2072]; 862; 1)" office:value-type="float" office:value="188794594048" calcext:value-type="float">
            <text:p>188794594048</text:p>
          </table:table-cell>
          <table:table-cell table:formula="of:=[.$J$7] * [.$I$871] + [.$J$8]" office:value-type="float" office:value="-177.468477267772" calcext:value-type="float">
            <text:p>-177.468477267772</text:p>
          </table:table-cell>
        </table:table-row>
        <table:table-row table:style-name="ro1">
          <table:table-cell office:value-type="float" office:value="287099714560" calcext:value-type="float">
            <text:p>287099714560</text:p>
          </table:table-cell>
          <table:table-cell office:value-type="float" office:value="238.57878112793" calcext:value-type="float">
            <text:p>238.57878112793</text:p>
          </table:table-cell>
          <table:table-cell office:value-type="float" office:value="188794664960" calcext:value-type="float">
            <text:p>188794664960</text:p>
          </table:table-cell>
          <table:table-cell office:value-type="float" office:value="-174.986663818359" calcext:value-type="float">
            <text:p>-174.986663818359</text:p>
          </table:table-cell>
          <table:table-cell/>
          <table:table-cell table:formula="of:=INDEX([.$A$1:.$A$2072]; 863; 1)" office:value-type="float" office:value="287099607552" calcext:value-type="float">
            <text:p>287099607552</text:p>
          </table:table-cell>
          <table:table-cell table:formula="of:=[.$G$7] * [.$F$872] + [.$G$8]" office:value-type="float" office:value="234.238582834601" calcext:value-type="float">
            <text:p>234.238582834601</text:p>
          </table:table-cell>
          <table:table-cell/>
          <table:table-cell table:formula="of:=INDEX([.$C$1:.$C$2072]; 863; 1)" office:value-type="float" office:value="188794595840" calcext:value-type="float">
            <text:p>188794595840</text:p>
          </table:table-cell>
          <table:table-cell table:formula="of:=[.$J$7] * [.$I$872] + [.$J$8]" office:value-type="float" office:value="-177.382802447304" calcext:value-type="float">
            <text:p>-177.382802447304</text:p>
          </table:table-cell>
        </table:table-row>
        <table:table-row table:style-name="ro1">
          <table:table-cell office:value-type="float" office:value="287099736576" calcext:value-type="float">
            <text:p>287099736576</text:p>
          </table:table-cell>
          <table:table-cell office:value-type="float" office:value="239.603485107422" calcext:value-type="float">
            <text:p>239.603485107422</text:p>
          </table:table-cell>
          <table:table-cell office:value-type="float" office:value="188794683648" calcext:value-type="float">
            <text:p>188794683648</text:p>
          </table:table-cell>
          <table:table-cell office:value-type="float" office:value="-174.113174438477" calcext:value-type="float">
            <text:p>-174.113174438477</text:p>
          </table:table-cell>
          <table:table-cell/>
          <table:table-cell table:formula="of:=INDEX([.$A$1:.$A$2072]; 864; 1)" office:value-type="float" office:value="287099611904" calcext:value-type="float">
            <text:p>287099611904</text:p>
          </table:table-cell>
          <table:table-cell table:formula="of:=[.$G$7] * [.$F$873] + [.$G$8]" office:value-type="float" office:value="234.446492472664" calcext:value-type="float">
            <text:p>234.446492472664</text:p>
          </table:table-cell>
          <table:table-cell/>
          <table:table-cell table:formula="of:=INDEX([.$C$1:.$C$2072]; 864; 1)" office:value-type="float" office:value="188794597376" calcext:value-type="float">
            <text:p>188794597376</text:p>
          </table:table-cell>
          <table:table-cell table:formula="of:=[.$J$7] * [.$I$873] + [.$J$8]" office:value-type="float" office:value="-177.309366887435" calcext:value-type="float">
            <text:p>-177.309366887435</text:p>
          </table:table-cell>
        </table:table-row>
        <table:table-row table:style-name="ro1">
          <table:table-cell office:value-type="float" office:value="287099744256" calcext:value-type="float">
            <text:p>287099744256</text:p>
          </table:table-cell>
          <table:table-cell office:value-type="float" office:value="239.963790893555" calcext:value-type="float">
            <text:p>239.963790893555</text:p>
          </table:table-cell>
          <table:table-cell office:value-type="float" office:value="188794690304" calcext:value-type="float">
            <text:p>188794690304</text:p>
          </table:table-cell>
          <table:table-cell office:value-type="float" office:value="-173.80729675293" calcext:value-type="float">
            <text:p>-173.80729675293</text:p>
          </table:table-cell>
          <table:table-cell/>
          <table:table-cell table:formula="of:=INDEX([.$A$1:.$A$2072]; 865; 1)" office:value-type="float" office:value="287099616512" calcext:value-type="float">
            <text:p>287099616512</text:p>
          </table:table-cell>
          <table:table-cell table:formula="of:=[.$G$7] * [.$F$874] + [.$G$8]" office:value-type="float" office:value="234.666632089764" calcext:value-type="float">
            <text:p>234.666632089764</text:p>
          </table:table-cell>
          <table:table-cell/>
          <table:table-cell table:formula="of:=INDEX([.$C$1:.$C$2072]; 865; 1)" office:value-type="float" office:value="188794599424" calcext:value-type="float">
            <text:p>188794599424</text:p>
          </table:table-cell>
          <table:table-cell table:formula="of:=[.$J$7] * [.$I$874] + [.$J$8]" office:value-type="float" office:value="-177.211452806368" calcext:value-type="float">
            <text:p>-177.211452806368</text:p>
          </table:table-cell>
        </table:table-row>
        <table:table-row table:style-name="ro1">
          <table:table-cell office:value-type="float" office:value="287099810304" calcext:value-type="float">
            <text:p>287099810304</text:p>
          </table:table-cell>
          <table:table-cell office:value-type="float" office:value="243.332611083984" calcext:value-type="float">
            <text:p>243.332611083984</text:p>
          </table:table-cell>
          <table:table-cell office:value-type="float" office:value="188794763520" calcext:value-type="float">
            <text:p>188794763520</text:p>
          </table:table-cell>
          <table:table-cell office:value-type="float" office:value="-170.549026489258" calcext:value-type="float">
            <text:p>-170.549026489258</text:p>
          </table:table-cell>
          <table:table-cell/>
          <table:table-cell table:formula="of:=INDEX([.$A$1:.$A$2072]; 866; 1)" office:value-type="float" office:value="287099644416" calcext:value-type="float">
            <text:p>287099644416</text:p>
          </table:table-cell>
          <table:table-cell table:formula="of:=[.$G$7] * [.$F$875] + [.$G$8]" office:value-type="float" office:value="235.99969977513" calcext:value-type="float">
            <text:p>235.99969977513</text:p>
          </table:table-cell>
          <table:table-cell/>
          <table:table-cell table:formula="of:=INDEX([.$C$1:.$C$2072]; 866; 1)" office:value-type="float" office:value="188794610944" calcext:value-type="float">
            <text:p>188794610944</text:p>
          </table:table-cell>
          <table:table-cell table:formula="of:=[.$J$7] * [.$I$875] + [.$J$8]" office:value-type="float" office:value="-176.660686103627" calcext:value-type="float">
            <text:p>-176.660686103627</text:p>
          </table:table-cell>
        </table:table-row>
        <table:table-row table:style-name="ro1">
          <table:table-cell office:value-type="float" office:value="287099823872" calcext:value-type="float">
            <text:p>287099823872</text:p>
          </table:table-cell>
          <table:table-cell office:value-type="float" office:value="244.224090576172" calcext:value-type="float">
            <text:p>244.224090576172</text:p>
          </table:table-cell>
          <table:table-cell office:value-type="float" office:value="188794793728" calcext:value-type="float">
            <text:p>188794793728</text:p>
          </table:table-cell>
          <table:table-cell office:value-type="float" office:value="-169.230773925781" calcext:value-type="float">
            <text:p>-169.230773925781</text:p>
          </table:table-cell>
          <table:table-cell/>
          <table:table-cell table:formula="of:=INDEX([.$A$1:.$A$2072]; 867; 1)" office:value-type="float" office:value="287099663616" calcext:value-type="float">
            <text:p>287099663616</text:p>
          </table:table-cell>
          <table:table-cell table:formula="of:=[.$G$7] * [.$F$876] + [.$G$8]" office:value-type="float" office:value="236.916948180646" calcext:value-type="float">
            <text:p>236.916948180646</text:p>
          </table:table-cell>
          <table:table-cell/>
          <table:table-cell table:formula="of:=INDEX([.$C$1:.$C$2072]; 867; 1)" office:value-type="float" office:value="188794620672" calcext:value-type="float">
            <text:p>188794620672</text:p>
          </table:table-cell>
          <table:table-cell table:formula="of:=[.$J$7] * [.$I$876] + [.$J$8]" office:value-type="float" office:value="-176.195594221354" calcext:value-type="float">
            <text:p>-176.195594221354</text:p>
          </table:table-cell>
        </table:table-row>
        <table:table-row table:style-name="ro1">
          <table:table-cell office:value-type="float" office:value="287099830528" calcext:value-type="float">
            <text:p>287099830528</text:p>
          </table:table-cell>
          <table:table-cell office:value-type="float" office:value="244.836700439453" calcext:value-type="float">
            <text:p>244.836700439453</text:p>
          </table:table-cell>
          <table:table-cell office:value-type="float" office:value="188794825216" calcext:value-type="float">
            <text:p>188794825216</text:p>
          </table:table-cell>
          <table:table-cell office:value-type="float" office:value="-167.817611694336" calcext:value-type="float">
            <text:p>-167.817611694336</text:p>
          </table:table-cell>
          <table:table-cell/>
          <table:table-cell table:formula="of:=INDEX([.$A$1:.$A$2072]; 868; 1)" office:value-type="float" office:value="287099670016" calcext:value-type="float">
            <text:p>287099670016</text:p>
          </table:table-cell>
          <table:table-cell table:formula="of:=[.$G$7] * [.$F$877] + [.$G$8]" office:value-type="float" office:value="237.222697649151" calcext:value-type="float">
            <text:p>237.222697649151</text:p>
          </table:table-cell>
          <table:table-cell/>
          <table:table-cell table:formula="of:=INDEX([.$C$1:.$C$2072]; 868; 1)" office:value-type="float" office:value="188794624768" calcext:value-type="float">
            <text:p>188794624768</text:p>
          </table:table-cell>
          <table:table-cell table:formula="of:=[.$J$7] * [.$I$877] + [.$J$8]" office:value-type="float" office:value="-175.99976605922" calcext:value-type="float">
            <text:p>-175.99976605922</text:p>
          </table:table-cell>
        </table:table-row>
        <table:table-row table:style-name="ro1">
          <table:table-cell office:value-type="float" office:value="287099846656" calcext:value-type="float">
            <text:p>287099846656</text:p>
          </table:table-cell>
          <table:table-cell office:value-type="float" office:value="245.656616210937" calcext:value-type="float">
            <text:p>245.656616210937</text:p>
          </table:table-cell>
          <table:table-cell office:value-type="float" office:value="188794883840" calcext:value-type="float">
            <text:p>188794883840</text:p>
          </table:table-cell>
          <table:table-cell office:value-type="float" office:value="-164.978591918945" calcext:value-type="float">
            <text:p>-164.978591918945</text:p>
          </table:table-cell>
          <table:table-cell/>
          <table:table-cell table:formula="of:=INDEX([.$A$1:.$A$2072]; 869; 1)" office:value-type="float" office:value="287099676416" calcext:value-type="float">
            <text:p>287099676416</text:p>
          </table:table-cell>
          <table:table-cell table:formula="of:=[.$G$7] * [.$F$878] + [.$G$8]" office:value-type="float" office:value="237.528447119519" calcext:value-type="float">
            <text:p>237.528447119519</text:p>
          </table:table-cell>
          <table:table-cell/>
          <table:table-cell table:formula="of:=INDEX([.$C$1:.$C$2072]; 869; 1)" office:value-type="float" office:value="188794629376" calcext:value-type="float">
            <text:p>188794629376</text:p>
          </table:table-cell>
          <table:table-cell table:formula="of:=[.$J$7] * [.$I$878] + [.$J$8]" office:value-type="float" office:value="-175.779459379613" calcext:value-type="float">
            <text:p>-175.779459379613</text:p>
          </table:table-cell>
        </table:table-row>
        <table:table-row table:style-name="ro1">
          <table:table-cell office:value-type="float" office:value="287099870464" calcext:value-type="float">
            <text:p>287099870464</text:p>
          </table:table-cell>
          <table:table-cell office:value-type="float" office:value="246.888259887695" calcext:value-type="float">
            <text:p>246.888259887695</text:p>
          </table:table-cell>
          <table:table-cell office:value-type="float" office:value="188794991360" calcext:value-type="float">
            <text:p>188794991360</text:p>
          </table:table-cell>
          <table:table-cell office:value-type="float" office:value="-159.901947021484" calcext:value-type="float">
            <text:p>-159.901947021484</text:p>
          </table:table-cell>
          <table:table-cell/>
          <table:table-cell table:formula="of:=INDEX([.$A$1:.$A$2072]; 870; 1)" office:value-type="float" office:value="287099702016" calcext:value-type="float">
            <text:p>287099702016</text:p>
          </table:table-cell>
          <table:table-cell table:formula="of:=[.$G$7] * [.$F$879] + [.$G$8]" office:value-type="float" office:value="238.751444993541" calcext:value-type="float">
            <text:p>238.751444993541</text:p>
          </table:table-cell>
          <table:table-cell/>
          <table:table-cell table:formula="of:=INDEX([.$C$1:.$C$2072]; 870; 1)" office:value-type="float" office:value="188794651904" calcext:value-type="float">
            <text:p>188794651904</text:p>
          </table:table-cell>
          <table:table-cell table:formula="of:=[.$J$7] * [.$I$879] + [.$J$8]" office:value-type="float" office:value="-174.702404493466" calcext:value-type="float">
            <text:p>-174.702404493466</text:p>
          </table:table-cell>
        </table:table-row>
        <table:table-row table:style-name="ro1">
          <table:table-cell office:value-type="float" office:value="287099870464" calcext:value-type="float">
            <text:p>287099870464</text:p>
          </table:table-cell>
          <table:table-cell office:value-type="float" office:value="247.066345214844" calcext:value-type="float">
            <text:p>247.066345214844</text:p>
          </table:table-cell>
          <table:table-cell office:value-type="float" office:value="188795023360" calcext:value-type="float">
            <text:p>188795023360</text:p>
          </table:table-cell>
          <table:table-cell office:value-type="float" office:value="-158.408111572266" calcext:value-type="float">
            <text:p>-158.408111572266</text:p>
          </table:table-cell>
          <table:table-cell/>
          <table:table-cell table:formula="of:=INDEX([.$A$1:.$A$2072]; 871; 1)" office:value-type="float" office:value="287099707904" calcext:value-type="float">
            <text:p>287099707904</text:p>
          </table:table-cell>
          <table:table-cell table:formula="of:=[.$G$7] * [.$F$880] + [.$G$8]" office:value-type="float" office:value="239.032734505832" calcext:value-type="float">
            <text:p>239.032734505832</text:p>
          </table:table-cell>
          <table:table-cell/>
          <table:table-cell table:formula="of:=INDEX([.$C$1:.$C$2072]; 871; 1)" office:value-type="float" office:value="188794658816" calcext:value-type="float">
            <text:p>188794658816</text:p>
          </table:table-cell>
          <table:table-cell table:formula="of:=[.$J$7] * [.$I$880] + [.$J$8]" office:value-type="float" office:value="-174.371944470331" calcext:value-type="float">
            <text:p>-174.371944470331</text:p>
          </table:table-cell>
        </table:table-row>
        <table:table-row table:style-name="ro1">
          <table:table-cell office:value-type="float" office:value="287099871232" calcext:value-type="float">
            <text:p>287099871232</text:p>
          </table:table-cell>
          <table:table-cell office:value-type="float" office:value="247.135147094727" calcext:value-type="float">
            <text:p>247.135147094727</text:p>
          </table:table-cell>
          <table:table-cell office:value-type="float" office:value="188795055616" calcext:value-type="float">
            <text:p>188795055616</text:p>
          </table:table-cell>
          <table:table-cell office:value-type="float" office:value="-156.869354248047" calcext:value-type="float">
            <text:p>-156.869354248047</text:p>
          </table:table-cell>
          <table:table-cell/>
          <table:table-cell table:formula="of:=INDEX([.$A$1:.$A$2072]; 872; 1)" office:value-type="float" office:value="287099714560" calcext:value-type="float">
            <text:p>287099714560</text:p>
          </table:table-cell>
          <table:table-cell table:formula="of:=[.$G$7] * [.$F$881] + [.$G$8]" office:value-type="float" office:value="239.350713953376" calcext:value-type="float">
            <text:p>239.350713953376</text:p>
          </table:table-cell>
          <table:table-cell/>
          <table:table-cell table:formula="of:=INDEX([.$C$1:.$C$2072]; 872; 1)" office:value-type="float" office:value="188794664960" calcext:value-type="float">
            <text:p>188794664960</text:p>
          </table:table-cell>
          <table:table-cell table:formula="of:=[.$J$7] * [.$I$881] + [.$J$8]" office:value-type="float" office:value="-174.078202228993" calcext:value-type="float">
            <text:p>-174.078202228993</text:p>
          </table:table-cell>
        </table:table-row>
        <table:table-row table:style-name="ro1">
          <table:table-cell office:value-type="float" office:value="287099873536" calcext:value-type="float">
            <text:p>287099873536</text:p>
          </table:table-cell>
          <table:table-cell office:value-type="float" office:value="247.242126464844" calcext:value-type="float">
            <text:p>247.242126464844</text:p>
          </table:table-cell>
          <table:table-cell office:value-type="float" office:value="188795117312" calcext:value-type="float">
            <text:p>188795117312</text:p>
          </table:table-cell>
          <table:table-cell office:value-type="float" office:value="-153.874130249023" calcext:value-type="float">
            <text:p>-153.874130249023</text:p>
          </table:table-cell>
          <table:table-cell/>
          <table:table-cell table:formula="of:=INDEX([.$A$1:.$A$2072]; 873; 1)" office:value-type="float" office:value="287099736576" calcext:value-type="float">
            <text:p>287099736576</text:p>
          </table:table-cell>
          <table:table-cell table:formula="of:=[.$G$7] * [.$F$882] + [.$G$8]" office:value-type="float" office:value="240.40249212645" calcext:value-type="float">
            <text:p>240.40249212645</text:p>
          </table:table-cell>
          <table:table-cell/>
          <table:table-cell table:formula="of:=INDEX([.$C$1:.$C$2072]; 873; 1)" office:value-type="float" office:value="188794683648" calcext:value-type="float">
            <text:p>188794683648</text:p>
          </table:table-cell>
          <table:table-cell table:formula="of:=[.$J$7] * [.$I$882] + [.$J$8]" office:value-type="float" office:value="-173.18473624438" calcext:value-type="float">
            <text:p>-173.18473624438</text:p>
          </table:table-cell>
        </table:table-row>
        <table:table-row table:style-name="ro1">
          <table:table-cell office:value-type="float" office:value="287099874304" calcext:value-type="float">
            <text:p>287099874304</text:p>
          </table:table-cell>
          <table:table-cell office:value-type="float" office:value="247.282821655273" calcext:value-type="float">
            <text:p>247.282821655273</text:p>
          </table:table-cell>
          <table:table-cell office:value-type="float" office:value="188795148032" calcext:value-type="float">
            <text:p>188795148032</text:p>
          </table:table-cell>
          <table:table-cell office:value-type="float" office:value="-152.41227722168" calcext:value-type="float">
            <text:p>-152.41227722168</text:p>
          </table:table-cell>
          <table:table-cell/>
          <table:table-cell table:formula="of:=INDEX([.$A$1:.$A$2072]; 874; 1)" office:value-type="float" office:value="287099744256" calcext:value-type="float">
            <text:p>287099744256</text:p>
          </table:table-cell>
          <table:table-cell table:formula="of:=[.$G$7] * [.$F$883] + [.$G$8]" office:value-type="float" office:value="240.769391488284" calcext:value-type="float">
            <text:p>240.769391488284</text:p>
          </table:table-cell>
          <table:table-cell/>
          <table:table-cell table:formula="of:=INDEX([.$C$1:.$C$2072]; 874; 1)" office:value-type="float" office:value="188794690304" calcext:value-type="float">
            <text:p>188794690304</text:p>
          </table:table-cell>
          <table:table-cell table:formula="of:=[.$J$7] * [.$I$883] + [.$J$8]" office:value-type="float" office:value="-172.866515481845" calcext:value-type="float">
            <text:p>-172.866515481845</text:p>
          </table:table-cell>
        </table:table-row>
        <table:table-row table:style-name="ro1">
          <table:table-cell office:value-type="float" office:value="287099874560" calcext:value-type="float">
            <text:p>287099874560</text:p>
          </table:table-cell>
          <table:table-cell office:value-type="float" office:value="247.296340942383" calcext:value-type="float">
            <text:p>247.296340942383</text:p>
          </table:table-cell>
          <table:table-cell office:value-type="float" office:value="188795158272" calcext:value-type="float">
            <text:p>188795158272</text:p>
          </table:table-cell>
          <table:table-cell office:value-type="float" office:value="-151.921875" calcext:value-type="float">
            <text:p>-151.921875</text:p>
          </table:table-cell>
          <table:table-cell/>
          <table:table-cell table:formula="of:=INDEX([.$A$1:.$A$2072]; 875; 1)" office:value-type="float" office:value="287099810304" calcext:value-type="float">
            <text:p>287099810304</text:p>
          </table:table-cell>
          <table:table-cell table:formula="of:=[.$G$7] * [.$F$884] + [.$G$8]" office:value-type="float" office:value="243.924726007506" calcext:value-type="float">
            <text:p>243.924726007506</text:p>
          </table:table-cell>
          <table:table-cell/>
          <table:table-cell table:formula="of:=INDEX([.$C$1:.$C$2072]; 875; 1)" office:value-type="float" office:value="188794763520" calcext:value-type="float">
            <text:p>188794763520</text:p>
          </table:table-cell>
          <table:table-cell table:formula="of:=[.$J$7] * [.$I$884] + [.$J$8]" office:value-type="float" office:value="-169.3660871014" calcext:value-type="float">
            <text:p>-169.3660871014</text:p>
          </table:table-cell>
        </table:table-row>
        <table:table-row table:style-name="ro1">
          <table:table-cell office:value-type="float" office:value="287099876352" calcext:value-type="float">
            <text:p>287099876352</text:p>
          </table:table-cell>
          <table:table-cell office:value-type="float" office:value="247.376922607422" calcext:value-type="float">
            <text:p>247.376922607422</text:p>
          </table:table-cell>
          <table:table-cell office:value-type="float" office:value="188795219712" calcext:value-type="float">
            <text:p>188795219712</text:p>
          </table:table-cell>
          <table:table-cell office:value-type="float" office:value="-148.987228393555" calcext:value-type="float">
            <text:p>-148.987228393555</text:p>
          </table:table-cell>
          <table:table-cell/>
          <table:table-cell table:formula="of:=INDEX([.$A$1:.$A$2072]; 876; 1)" office:value-type="float" office:value="287099823872" calcext:value-type="float">
            <text:p>287099823872</text:p>
          </table:table-cell>
          <table:table-cell table:formula="of:=[.$G$7] * [.$F$885] + [.$G$8]" office:value-type="float" office:value="244.572914879769" calcext:value-type="float">
            <text:p>244.572914879769</text:p>
          </table:table-cell>
          <table:table-cell/>
          <table:table-cell table:formula="of:=INDEX([.$C$1:.$C$2072]; 876; 1)" office:value-type="float" office:value="188794793728" calcext:value-type="float">
            <text:p>188794793728</text:p>
          </table:table-cell>
          <table:table-cell table:formula="of:=[.$J$7] * [.$I$885] + [.$J$8]" office:value-type="float" office:value="-167.921854414046" calcext:value-type="float">
            <text:p>-167.921854414046</text:p>
          </table:table-cell>
        </table:table-row>
        <table:table-row table:style-name="ro1">
          <table:table-cell office:value-type="float" office:value="287099877376" calcext:value-type="float">
            <text:p>287099877376</text:p>
          </table:table-cell>
          <table:table-cell office:value-type="float" office:value="247.417022705078" calcext:value-type="float">
            <text:p>247.417022705078</text:p>
          </table:table-cell>
          <table:table-cell office:value-type="float" office:value="188795250176" calcext:value-type="float">
            <text:p>188795250176</text:p>
          </table:table-cell>
          <table:table-cell office:value-type="float" office:value="-147.525863647461" calcext:value-type="float">
            <text:p>-147.525863647461</text:p>
          </table:table-cell>
          <table:table-cell/>
          <table:table-cell table:formula="of:=INDEX([.$A$1:.$A$2072]; 877; 1)" office:value-type="float" office:value="287099830528" calcext:value-type="float">
            <text:p>287099830528</text:p>
          </table:table-cell>
          <table:table-cell table:formula="of:=[.$G$7] * [.$F$886] + [.$G$8]" office:value-type="float" office:value="244.890894327313" calcext:value-type="float">
            <text:p>244.890894327313</text:p>
          </table:table-cell>
          <table:table-cell/>
          <table:table-cell table:formula="of:=INDEX([.$C$1:.$C$2072]; 877; 1)" office:value-type="float" office:value="188794825216" calcext:value-type="float">
            <text:p>188794825216</text:p>
          </table:table-cell>
          <table:table-cell table:formula="of:=[.$J$7] * [.$I$886] + [.$J$8]" office:value-type="float" office:value="-166.416425423697" calcext:value-type="float">
            <text:p>-166.416425423697</text:p>
          </table:table-cell>
        </table:table-row>
        <table:table-row table:style-name="ro1">
          <table:table-cell office:value-type="float" office:value="287099882752" calcext:value-type="float">
            <text:p>287099882752</text:p>
          </table:table-cell>
          <table:table-cell office:value-type="float" office:value="247.671524047852" calcext:value-type="float">
            <text:p>247.671524047852</text:p>
          </table:table-cell>
          <table:table-cell office:value-type="float" office:value="188795445760" calcext:value-type="float">
            <text:p>188795445760</text:p>
          </table:table-cell>
          <table:table-cell office:value-type="float" office:value="-138.268218994141" calcext:value-type="float">
            <text:p>-138.268218994141</text:p>
          </table:table-cell>
          <table:table-cell/>
          <table:table-cell table:formula="of:=INDEX([.$A$1:.$A$2072]; 878; 1)" office:value-type="float" office:value="287099846656" calcext:value-type="float">
            <text:p>287099846656</text:p>
          </table:table-cell>
          <table:table-cell table:formula="of:=[.$G$7] * [.$F$887] + [.$G$8]" office:value-type="float" office:value="245.661382989958" calcext:value-type="float">
            <text:p>245.661382989958</text:p>
          </table:table-cell>
          <table:table-cell/>
          <table:table-cell table:formula="of:=INDEX([.$C$1:.$C$2072]; 878; 1)" office:value-type="float" office:value="188794883840" calcext:value-type="float">
            <text:p>188794883840</text:p>
          </table:table-cell>
          <table:table-cell table:formula="of:=[.$J$7] * [.$I$887] + [.$J$8]" office:value-type="float" office:value="-163.613634867594" calcext:value-type="float">
            <text:p>-163.613634867594</text:p>
          </table:table-cell>
        </table:table-row>
        <table:table-row table:style-name="ro1">
          <table:table-cell office:value-type="float" office:value="287099883520" calcext:value-type="float">
            <text:p>287099883520</text:p>
          </table:table-cell>
          <table:table-cell office:value-type="float" office:value="247.718994140625" calcext:value-type="float">
            <text:p>247.718994140625</text:p>
          </table:table-cell>
          <table:table-cell office:value-type="float" office:value="188795481856" calcext:value-type="float">
            <text:p>188795481856</text:p>
          </table:table-cell>
          <table:table-cell office:value-type="float" office:value="-136.545532226563" calcext:value-type="float">
            <text:p>-136.545532226563</text:p>
          </table:table-cell>
          <table:table-cell/>
          <table:table-cell table:formula="of:=INDEX([.$A$1:.$A$2072]; 879; 1)" office:value-type="float" office:value="287099870464" calcext:value-type="float">
            <text:p>287099870464</text:p>
          </table:table-cell>
          <table:table-cell table:formula="of:=[.$G$7] * [.$F$888] + [.$G$8]" office:value-type="float" office:value="246.798771014437" calcext:value-type="float">
            <text:p>246.798771014437</text:p>
          </table:table-cell>
          <table:table-cell/>
          <table:table-cell table:formula="of:=INDEX([.$C$1:.$C$2072]; 879; 1)" office:value-type="float" office:value="188794991360" calcext:value-type="float">
            <text:p>188794991360</text:p>
          </table:table-cell>
          <table:table-cell table:formula="of:=[.$J$7] * [.$I$888] + [.$J$8]" office:value-type="float" office:value="-158.473145637661" calcext:value-type="float">
            <text:p>-158.473145637661</text:p>
          </table:table-cell>
        </table:table-row>
        <table:table-row table:style-name="ro1">
          <table:table-cell office:value-type="float" office:value="287099888640" calcext:value-type="float">
            <text:p>287099888640</text:p>
          </table:table-cell>
          <table:table-cell office:value-type="float" office:value="248.035797119141" calcext:value-type="float">
            <text:p>248.035797119141</text:p>
          </table:table-cell>
          <table:table-cell office:value-type="float" office:value="188795872512" calcext:value-type="float">
            <text:p>188795872512</text:p>
          </table:table-cell>
          <table:table-cell office:value-type="float" office:value="-117.627098083496" calcext:value-type="float">
            <text:p>-117.627098083496</text:p>
          </table:table-cell>
          <table:table-cell/>
          <table:table-cell table:formula="of:=INDEX([.$A$1:.$A$2072]; 880; 1)" office:value-type="float" office:value="287099870464" calcext:value-type="float">
            <text:p>287099870464</text:p>
          </table:table-cell>
          <table:table-cell table:formula="of:=[.$G$7] * [.$F$889] + [.$G$8]" office:value-type="float" office:value="246.798771014437" calcext:value-type="float">
            <text:p>246.798771014437</text:p>
          </table:table-cell>
          <table:table-cell/>
          <table:table-cell table:formula="of:=INDEX([.$C$1:.$C$2072]; 880; 1)" office:value-type="float" office:value="188795023360" calcext:value-type="float">
            <text:p>188795023360</text:p>
          </table:table-cell>
          <table:table-cell table:formula="of:=[.$J$7] * [.$I$889] + [.$J$8]" office:value-type="float" office:value="-156.943238129839" calcext:value-type="float">
            <text:p>-156.943238129839</text:p>
          </table:table-cell>
        </table:table-row>
        <table:table-row table:style-name="ro1">
          <table:table-cell office:value-type="float" office:value="287099888384" calcext:value-type="float">
            <text:p>287099888384</text:p>
          </table:table-cell>
          <table:table-cell office:value-type="float" office:value="248.013702392578" calcext:value-type="float">
            <text:p>248.013702392578</text:p>
          </table:table-cell>
          <table:table-cell office:value-type="float" office:value="188795895296" calcext:value-type="float">
            <text:p>188795895296</text:p>
          </table:table-cell>
          <table:table-cell office:value-type="float" office:value="-116.534996032715" calcext:value-type="float">
            <text:p>-116.534996032715</text:p>
          </table:table-cell>
          <table:table-cell/>
          <table:table-cell table:formula="of:=INDEX([.$A$1:.$A$2072]; 881; 1)" office:value-type="float" office:value="287099871232" calcext:value-type="float">
            <text:p>287099871232</text:p>
          </table:table-cell>
          <table:table-cell table:formula="of:=[.$G$7] * [.$F$890] + [.$G$8]" office:value-type="float" office:value="246.835460949689" calcext:value-type="float">
            <text:p>246.835460949689</text:p>
          </table:table-cell>
          <table:table-cell/>
          <table:table-cell table:formula="of:=INDEX([.$C$1:.$C$2072]; 881; 1)" office:value-type="float" office:value="188795055616" calcext:value-type="float">
            <text:p>188795055616</text:p>
          </table:table-cell>
          <table:table-cell table:formula="of:=[.$J$7] * [.$I$890] + [.$J$8]" office:value-type="float" office:value="-155.401091361418" calcext:value-type="float">
            <text:p>-155.401091361418</text:p>
          </table:table-cell>
        </table:table-row>
        <table:table-row table:style-name="ro1">
          <table:table-cell office:value-type="float" office:value="287099888128" calcext:value-type="float">
            <text:p>287099888128</text:p>
          </table:table-cell>
          <table:table-cell office:value-type="float" office:value="248.006317138672" calcext:value-type="float">
            <text:p>248.006317138672</text:p>
          </table:table-cell>
          <table:table-cell office:value-type="float" office:value="188795903232" calcext:value-type="float">
            <text:p>188795903232</text:p>
          </table:table-cell>
          <table:table-cell office:value-type="float" office:value="-116.17138671875" calcext:value-type="float">
            <text:p>-116.17138671875</text:p>
          </table:table-cell>
          <table:table-cell/>
          <table:table-cell table:formula="of:=INDEX([.$A$1:.$A$2072]; 882; 1)" office:value-type="float" office:value="287099873536" calcext:value-type="float">
            <text:p>287099873536</text:p>
          </table:table-cell>
          <table:table-cell table:formula="of:=[.$G$7] * [.$F$891] + [.$G$8]" office:value-type="float" office:value="246.945530759171" calcext:value-type="float">
            <text:p>246.945530759171</text:p>
          </table:table-cell>
          <table:table-cell/>
          <table:table-cell table:formula="of:=INDEX([.$C$1:.$C$2072]; 882; 1)" office:value-type="float" office:value="188795117312" calcext:value-type="float">
            <text:p>188795117312</text:p>
          </table:table-cell>
          <table:table-cell table:formula="of:=[.$J$7] * [.$I$891] + [.$J$8]" office:value-type="float" office:value="-152.451429683715" calcext:value-type="float">
            <text:p>-152.451429683715</text:p>
          </table:table-cell>
        </table:table-row>
        <table:table-row table:style-name="ro1">
          <table:table-cell office:value-type="float" office:value="287099887872" calcext:value-type="float">
            <text:p>287099887872</text:p>
          </table:table-cell>
          <table:table-cell office:value-type="float" office:value="247.998901367187" calcext:value-type="float">
            <text:p>247.998901367187</text:p>
          </table:table-cell>
          <table:table-cell office:value-type="float" office:value="188795910912" calcext:value-type="float">
            <text:p>188795910912</text:p>
          </table:table-cell>
          <table:table-cell office:value-type="float" office:value="-115.804969787598" calcext:value-type="float">
            <text:p>-115.804969787598</text:p>
          </table:table-cell>
          <table:table-cell/>
          <table:table-cell table:formula="of:=INDEX([.$A$1:.$A$2072]; 883; 1)" office:value-type="float" office:value="287099874304" calcext:value-type="float">
            <text:p>287099874304</text:p>
          </table:table-cell>
          <table:table-cell table:formula="of:=[.$G$7] * [.$F$892] + [.$G$8]" office:value-type="float" office:value="246.982220694423" calcext:value-type="float">
            <text:p>246.982220694423</text:p>
          </table:table-cell>
          <table:table-cell/>
          <table:table-cell table:formula="of:=INDEX([.$C$1:.$C$2072]; 883; 1)" office:value-type="float" office:value="188795148032" calcext:value-type="float">
            <text:p>188795148032</text:p>
          </table:table-cell>
          <table:table-cell table:formula="of:=[.$J$7] * [.$I$892] + [.$J$8]" office:value-type="float" office:value="-150.982718475163" calcext:value-type="float">
            <text:p>-150.982718475163</text:p>
          </table:table-cell>
        </table:table-row>
        <table:table-row table:style-name="ro1">
          <table:table-cell office:value-type="float" office:value="287099887360" calcext:value-type="float">
            <text:p>287099887360</text:p>
          </table:table-cell>
          <table:table-cell office:value-type="float" office:value="247.96858215332" calcext:value-type="float">
            <text:p>247.96858215332</text:p>
          </table:table-cell>
          <table:table-cell office:value-type="float" office:value="188795942144" calcext:value-type="float">
            <text:p>188795942144</text:p>
          </table:table-cell>
          <table:table-cell office:value-type="float" office:value="-114.313102722168" calcext:value-type="float">
            <text:p>-114.313102722168</text:p>
          </table:table-cell>
          <table:table-cell/>
          <table:table-cell table:formula="of:=INDEX([.$A$1:.$A$2072]; 884; 1)" office:value-type="float" office:value="287099874560" calcext:value-type="float">
            <text:p>287099874560</text:p>
          </table:table-cell>
          <table:table-cell table:formula="of:=[.$G$7] * [.$F$893] + [.$G$8]" office:value-type="float" office:value="246.994450673461" calcext:value-type="float">
            <text:p>246.994450673461</text:p>
          </table:table-cell>
          <table:table-cell/>
          <table:table-cell table:formula="of:=INDEX([.$C$1:.$C$2072]; 884; 1)" office:value-type="float" office:value="188795158272" calcext:value-type="float">
            <text:p>188795158272</text:p>
          </table:table-cell>
          <table:table-cell table:formula="of:=[.$J$7] * [.$I$893] + [.$J$8]" office:value-type="float" office:value="-150.493148071691" calcext:value-type="float">
            <text:p>-150.493148071691</text:p>
          </table:table-cell>
        </table:table-row>
        <table:table-row table:style-name="ro1">
          <table:table-cell office:value-type="float" office:value="287099886848" calcext:value-type="float">
            <text:p>287099886848</text:p>
          </table:table-cell>
          <table:table-cell office:value-type="float" office:value="247.946578979492" calcext:value-type="float">
            <text:p>247.946578979492</text:p>
          </table:table-cell>
          <table:table-cell office:value-type="float" office:value="188795964416" calcext:value-type="float">
            <text:p>188795964416</text:p>
          </table:table-cell>
          <table:table-cell office:value-type="float" office:value="-113.227172851563" calcext:value-type="float">
            <text:p>-113.227172851563</text:p>
          </table:table-cell>
          <table:table-cell/>
          <table:table-cell table:formula="of:=INDEX([.$A$1:.$A$2072]; 885; 1)" office:value-type="float" office:value="287099876352" calcext:value-type="float">
            <text:p>287099876352</text:p>
          </table:table-cell>
          <table:table-cell table:formula="of:=[.$G$7] * [.$F$894] + [.$G$8]" office:value-type="float" office:value="247.080060524866" calcext:value-type="float">
            <text:p>247.080060524866</text:p>
          </table:table-cell>
          <table:table-cell/>
          <table:table-cell table:formula="of:=INDEX([.$C$1:.$C$2072]; 885; 1)" office:value-type="float" office:value="188795219712" calcext:value-type="float">
            <text:p>188795219712</text:p>
          </table:table-cell>
          <table:table-cell table:formula="of:=[.$J$7] * [.$I$894] + [.$J$8]" office:value-type="float" office:value="-147.555725654587" calcext:value-type="float">
            <text:p>-147.555725654587</text:p>
          </table:table-cell>
        </table:table-row>
        <table:table-row table:style-name="ro1">
          <table:table-cell office:value-type="float" office:value="287099886848" calcext:value-type="float">
            <text:p>287099886848</text:p>
          </table:table-cell>
          <table:table-cell office:value-type="float" office:value="247.939498901367" calcext:value-type="float">
            <text:p>247.939498901367</text:p>
          </table:table-cell>
          <table:table-cell office:value-type="float" office:value="188795971328" calcext:value-type="float">
            <text:p>188795971328</text:p>
          </table:table-cell>
          <table:table-cell office:value-type="float" office:value="-112.881088256836" calcext:value-type="float">
            <text:p>-112.881088256836</text:p>
          </table:table-cell>
          <table:table-cell/>
          <table:table-cell table:formula="of:=INDEX([.$A$1:.$A$2072]; 886; 1)" office:value-type="float" office:value="287099877376" calcext:value-type="float">
            <text:p>287099877376</text:p>
          </table:table-cell>
          <table:table-cell table:formula="of:=[.$G$7] * [.$F$895] + [.$G$8]" office:value-type="float" office:value="247.128980439156" calcext:value-type="float">
            <text:p>247.128980439156</text:p>
          </table:table-cell>
          <table:table-cell/>
          <table:table-cell table:formula="of:=INDEX([.$C$1:.$C$2072]; 886; 1)" office:value-type="float" office:value="188795250176" calcext:value-type="float">
            <text:p>188795250176</text:p>
          </table:table-cell>
          <table:table-cell table:formula="of:=[.$J$7] * [.$I$895] + [.$J$8]" office:value-type="float" office:value="-146.099253706634" calcext:value-type="float">
            <text:p>-146.099253706634</text:p>
          </table:table-cell>
        </table:table-row>
        <table:table-row table:style-name="ro1">
          <table:table-cell office:value-type="float" office:value="287099886336" calcext:value-type="float">
            <text:p>287099886336</text:p>
          </table:table-cell>
          <table:table-cell office:value-type="float" office:value="247.913375854492" calcext:value-type="float">
            <text:p>247.913375854492</text:p>
          </table:table-cell>
          <table:table-cell office:value-type="float" office:value="188795997184" calcext:value-type="float">
            <text:p>188795997184</text:p>
          </table:table-cell>
          <table:table-cell office:value-type="float" office:value="-111.598945617676" calcext:value-type="float">
            <text:p>-111.598945617676</text:p>
          </table:table-cell>
          <table:table-cell/>
          <table:table-cell table:formula="of:=INDEX([.$A$1:.$A$2072]; 887; 1)" office:value-type="float" office:value="287099882752" calcext:value-type="float">
            <text:p>287099882752</text:p>
          </table:table-cell>
          <table:table-cell table:formula="of:=[.$G$7] * [.$F$896] + [.$G$8]" office:value-type="float" office:value="247.385809993371" calcext:value-type="float">
            <text:p>247.385809993371</text:p>
          </table:table-cell>
          <table:table-cell/>
          <table:table-cell table:formula="of:=INDEX([.$C$1:.$C$2072]; 887; 1)" office:value-type="float" office:value="188795445760" calcext:value-type="float">
            <text:p>188795445760</text:p>
          </table:table-cell>
          <table:table-cell table:formula="of:=[.$J$7] * [.$I$896] + [.$J$8]" office:value-type="float" office:value="-136.748459013179" calcext:value-type="float">
            <text:p>-136.748459013179</text:p>
          </table:table-cell>
        </table:table-row>
        <table:table-row table:style-name="ro1">
          <table:table-cell office:value-type="float" office:value="287099886080" calcext:value-type="float">
            <text:p>287099886080</text:p>
          </table:table-cell>
          <table:table-cell office:value-type="float" office:value="247.907608032227" calcext:value-type="float">
            <text:p>247.907608032227</text:p>
          </table:table-cell>
          <table:table-cell office:value-type="float" office:value="188796003072" calcext:value-type="float">
            <text:p>188796003072</text:p>
          </table:table-cell>
          <table:table-cell office:value-type="float" office:value="-111.305770874023" calcext:value-type="float">
            <text:p>-111.305770874023</text:p>
          </table:table-cell>
          <table:table-cell/>
          <table:table-cell table:formula="of:=INDEX([.$A$1:.$A$2072]; 888; 1)" office:value-type="float" office:value="287099883520" calcext:value-type="float">
            <text:p>287099883520</text:p>
          </table:table-cell>
          <table:table-cell table:formula="of:=[.$G$7] * [.$F$897] + [.$G$8]" office:value-type="float" office:value="247.422499930486" calcext:value-type="float">
            <text:p>247.422499930486</text:p>
          </table:table-cell>
          <table:table-cell/>
          <table:table-cell table:formula="of:=INDEX([.$C$1:.$C$2072]; 888; 1)" office:value-type="float" office:value="188795481856" calcext:value-type="float">
            <text:p>188795481856</text:p>
          </table:table-cell>
          <table:table-cell table:formula="of:=[.$J$7] * [.$I$897] + [.$J$8]" office:value-type="float" office:value="-135.022723343223" calcext:value-type="float">
            <text:p>-135.022723343223</text:p>
          </table:table-cell>
        </table:table-row>
        <table:table-row table:style-name="ro1">
          <table:table-cell office:value-type="float" office:value="287099886080" calcext:value-type="float">
            <text:p>287099886080</text:p>
          </table:table-cell>
          <table:table-cell office:value-type="float" office:value="247.901550292969" calcext:value-type="float">
            <text:p>247.901550292969</text:p>
          </table:table-cell>
          <table:table-cell office:value-type="float" office:value="188796008704" calcext:value-type="float">
            <text:p>188796008704</text:p>
          </table:table-cell>
          <table:table-cell office:value-type="float" office:value="-111.022956848145" calcext:value-type="float">
            <text:p>-111.022956848145</text:p>
          </table:table-cell>
          <table:table-cell/>
          <table:table-cell table:formula="of:=INDEX([.$A$1:.$A$2072]; 889; 1)" office:value-type="float" office:value="287099888640" calcext:value-type="float">
            <text:p>287099888640</text:p>
          </table:table-cell>
          <table:table-cell table:formula="of:=[.$G$7] * [.$F$898] + [.$G$8]" office:value-type="float" office:value="247.667099505663" calcext:value-type="float">
            <text:p>247.667099505663</text:p>
          </table:table-cell>
          <table:table-cell/>
          <table:table-cell table:formula="of:=INDEX([.$C$1:.$C$2072]; 889; 1)" office:value-type="float" office:value="188795872512" calcext:value-type="float">
            <text:p>188795872512</text:p>
          </table:table-cell>
          <table:table-cell table:formula="of:=[.$J$7] * [.$I$898] + [.$J$8]" office:value-type="float" office:value="-116.345612473786" calcext:value-type="float">
            <text:p>-116.345612473786</text:p>
          </table:table-cell>
        </table:table-row>
        <table:table-row table:style-name="ro1">
          <table:table-cell office:value-type="float" office:value="287099884288" calcext:value-type="float">
            <text:p>287099884288</text:p>
          </table:table-cell>
          <table:table-cell office:value-type="float" office:value="247.864135742187" calcext:value-type="float">
            <text:p>247.864135742187</text:p>
          </table:table-cell>
          <table:table-cell office:value-type="float" office:value="188796029184" calcext:value-type="float">
            <text:p>188796029184</text:p>
          </table:table-cell>
          <table:table-cell office:value-type="float" office:value="-109.998008728027" calcext:value-type="float">
            <text:p>-109.998008728027</text:p>
          </table:table-cell>
          <table:table-cell/>
          <table:table-cell table:formula="of:=INDEX([.$A$1:.$A$2072]; 890; 1)" office:value-type="float" office:value="287099888384" calcext:value-type="float">
            <text:p>287099888384</text:p>
          </table:table-cell>
          <table:table-cell table:formula="of:=[.$G$7] * [.$F$899] + [.$G$8]" office:value-type="float" office:value="247.654869526625" calcext:value-type="float">
            <text:p>247.654869526625</text:p>
          </table:table-cell>
          <table:table-cell/>
          <table:table-cell table:formula="of:=INDEX([.$C$1:.$C$2072]; 890; 1)" office:value-type="float" office:value="188795895296" calcext:value-type="float">
            <text:p>188795895296</text:p>
          </table:table-cell>
          <table:table-cell table:formula="of:=[.$J$7] * [.$I$899] + [.$J$8]" office:value-type="float" office:value="-115.256318327039" calcext:value-type="float">
            <text:p>-115.256318327039</text:p>
          </table:table-cell>
        </table:table-row>
        <table:table-row table:style-name="ro1">
          <table:table-cell office:value-type="float" office:value="287099883520" calcext:value-type="float">
            <text:p>287099883520</text:p>
          </table:table-cell>
          <table:table-cell office:value-type="float" office:value="247.844589233398" calcext:value-type="float">
            <text:p>247.844589233398</text:p>
          </table:table-cell>
          <table:table-cell office:value-type="float" office:value="188796033536" calcext:value-type="float">
            <text:p>188796033536</text:p>
          </table:table-cell>
          <table:table-cell office:value-type="float" office:value="-109.771049499512" calcext:value-type="float">
            <text:p>-109.771049499512</text:p>
          </table:table-cell>
          <table:table-cell/>
          <table:table-cell table:formula="of:=INDEX([.$A$1:.$A$2072]; 891; 1)" office:value-type="float" office:value="287099888128" calcext:value-type="float">
            <text:p>287099888128</text:p>
          </table:table-cell>
          <table:table-cell table:formula="of:=[.$G$7] * [.$F$900] + [.$G$8]" office:value-type="float" office:value="247.642639547586" calcext:value-type="float">
            <text:p>247.642639547586</text:p>
          </table:table-cell>
          <table:table-cell/>
          <table:table-cell table:formula="of:=INDEX([.$C$1:.$C$2072]; 891; 1)" office:value-type="float" office:value="188795903232" calcext:value-type="float">
            <text:p>188795903232</text:p>
          </table:table-cell>
          <table:table-cell table:formula="of:=[.$J$7] * [.$I$900] + [.$J$8]" office:value-type="float" office:value="-114.876901265234" calcext:value-type="float">
            <text:p>-114.876901265234</text:p>
          </table:table-cell>
        </table:table-row>
        <table:table-row table:style-name="ro1">
          <table:table-cell office:value-type="float" office:value="287099882496" calcext:value-type="float">
            <text:p>287099882496</text:p>
          </table:table-cell>
          <table:table-cell office:value-type="float" office:value="247.81901550293" calcext:value-type="float">
            <text:p>247.81901550293</text:p>
          </table:table-cell>
          <table:table-cell office:value-type="float" office:value="188796037888" calcext:value-type="float">
            <text:p>188796037888</text:p>
          </table:table-cell>
          <table:table-cell office:value-type="float" office:value="-109.556777954102" calcext:value-type="float">
            <text:p>-109.556777954102</text:p>
          </table:table-cell>
          <table:table-cell/>
          <table:table-cell table:formula="of:=INDEX([.$A$1:.$A$2072]; 892; 1)" office:value-type="float" office:value="287099887872" calcext:value-type="float">
            <text:p>287099887872</text:p>
          </table:table-cell>
          <table:table-cell table:formula="of:=[.$G$7] * [.$F$901] + [.$G$8]" office:value-type="float" office:value="247.630409568548" calcext:value-type="float">
            <text:p>247.630409568548</text:p>
          </table:table-cell>
          <table:table-cell/>
          <table:table-cell table:formula="of:=INDEX([.$C$1:.$C$2072]; 892; 1)" office:value-type="float" office:value="188795910912" calcext:value-type="float">
            <text:p>188795910912</text:p>
          </table:table-cell>
          <table:table-cell table:formula="of:=[.$J$7] * [.$I$901] + [.$J$8]" office:value-type="float" office:value="-114.509723464027" calcext:value-type="float">
            <text:p>-114.509723464027</text:p>
          </table:table-cell>
        </table:table-row>
        <table:table-row table:style-name="ro1">
          <table:table-cell office:value-type="float" office:value="287099881472" calcext:value-type="float">
            <text:p>287099881472</text:p>
          </table:table-cell>
          <table:table-cell office:value-type="float" office:value="247.786926269531" calcext:value-type="float">
            <text:p>247.786926269531</text:p>
          </table:table-cell>
          <table:table-cell office:value-type="float" office:value="188796041728" calcext:value-type="float">
            <text:p>188796041728</text:p>
          </table:table-cell>
          <table:table-cell office:value-type="float" office:value="-109.354301452637" calcext:value-type="float">
            <text:p>-109.354301452637</text:p>
          </table:table-cell>
          <table:table-cell/>
          <table:table-cell table:formula="of:=INDEX([.$A$1:.$A$2072]; 893; 1)" office:value-type="float" office:value="287099887360" calcext:value-type="float">
            <text:p>287099887360</text:p>
          </table:table-cell>
          <table:table-cell table:formula="of:=[.$G$7] * [.$F$902] + [.$G$8]" office:value-type="float" office:value="247.605949610472" calcext:value-type="float">
            <text:p>247.605949610472</text:p>
          </table:table-cell>
          <table:table-cell/>
          <table:table-cell table:formula="of:=INDEX([.$C$1:.$C$2072]; 893; 1)" office:value-type="float" office:value="188795942144" calcext:value-type="float">
            <text:p>188795942144</text:p>
          </table:table-cell>
          <table:table-cell table:formula="of:=[.$J$7] * [.$I$902] + [.$J$8]" office:value-type="float" office:value="-113.016533734277" calcext:value-type="float">
            <text:p>-113.016533734277</text:p>
          </table:table-cell>
        </table:table-row>
        <table:table-row table:style-name="ro1">
          <table:table-cell office:value-type="float" office:value="287099879936" calcext:value-type="float">
            <text:p>287099879936</text:p>
          </table:table-cell>
          <table:table-cell office:value-type="float" office:value="247.702255249023" calcext:value-type="float">
            <text:p>247.702255249023</text:p>
          </table:table-cell>
          <table:table-cell office:value-type="float" office:value="188796054016" calcext:value-type="float">
            <text:p>188796054016</text:p>
          </table:table-cell>
          <table:table-cell office:value-type="float" office:value="-108.776161193848" calcext:value-type="float">
            <text:p>-108.776161193848</text:p>
          </table:table-cell>
          <table:table-cell/>
          <table:table-cell table:formula="of:=INDEX([.$A$1:.$A$2072]; 894; 1)" office:value-type="float" office:value="287099886848" calcext:value-type="float">
            <text:p>287099886848</text:p>
          </table:table-cell>
          <table:table-cell table:formula="of:=[.$G$7] * [.$F$903] + [.$G$8]" office:value-type="float" office:value="247.581489654258" calcext:value-type="float">
            <text:p>247.581489654258</text:p>
          </table:table-cell>
          <table:table-cell/>
          <table:table-cell table:formula="of:=INDEX([.$C$1:.$C$2072]; 894; 1)" office:value-type="float" office:value="188795964416" calcext:value-type="float">
            <text:p>188795964416</text:p>
          </table:table-cell>
          <table:table-cell table:formula="of:=[.$J$7] * [.$I$903] + [.$J$8]" office:value-type="float" office:value="-111.951718108729" calcext:value-type="float">
            <text:p>-111.951718108729</text:p>
          </table:table-cell>
        </table:table-row>
        <table:table-row table:style-name="ro1">
          <table:table-cell office:value-type="float" office:value="287099879680" calcext:value-type="float">
            <text:p>287099879680</text:p>
          </table:table-cell>
          <table:table-cell office:value-type="float" office:value="247.683151245117" calcext:value-type="float">
            <text:p>247.683151245117</text:p>
          </table:table-cell>
          <table:table-cell office:value-type="float" office:value="188796058368" calcext:value-type="float">
            <text:p>188796058368</text:p>
          </table:table-cell>
          <table:table-cell office:value-type="float" office:value="-108.579750061035" calcext:value-type="float">
            <text:p>-108.579750061035</text:p>
          </table:table-cell>
          <table:table-cell/>
          <table:table-cell table:formula="of:=INDEX([.$A$1:.$A$2072]; 895; 1)" office:value-type="float" office:value="287099886848" calcext:value-type="float">
            <text:p>287099886848</text:p>
          </table:table-cell>
          <table:table-cell table:formula="of:=[.$G$7] * [.$F$904] + [.$G$8]" office:value-type="float" office:value="247.581489654258" calcext:value-type="float">
            <text:p>247.581489654258</text:p>
          </table:table-cell>
          <table:table-cell/>
          <table:table-cell table:formula="of:=INDEX([.$C$1:.$C$2072]; 895; 1)" office:value-type="float" office:value="188795971328" calcext:value-type="float">
            <text:p>188795971328</text:p>
          </table:table-cell>
          <table:table-cell table:formula="of:=[.$J$7] * [.$I$904] + [.$J$8]" office:value-type="float" office:value="-111.621258087456" calcext:value-type="float">
            <text:p>-111.621258087456</text:p>
          </table:table-cell>
        </table:table-row>
        <table:table-row table:style-name="ro1">
          <table:table-cell office:value-type="float" office:value="287099878144" calcext:value-type="float">
            <text:p>287099878144</text:p>
          </table:table-cell>
          <table:table-cell office:value-type="float" office:value="247.622360229492" calcext:value-type="float">
            <text:p>247.622360229492</text:p>
          </table:table-cell>
          <table:table-cell office:value-type="float" office:value="188796072192" calcext:value-type="float">
            <text:p>188796072192</text:p>
          </table:table-cell>
          <table:table-cell office:value-type="float" office:value="-107.952331542969" calcext:value-type="float">
            <text:p>-107.952331542969</text:p>
          </table:table-cell>
          <table:table-cell/>
          <table:table-cell table:formula="of:=INDEX([.$A$1:.$A$2072]; 896; 1)" office:value-type="float" office:value="287099886336" calcext:value-type="float">
            <text:p>287099886336</text:p>
          </table:table-cell>
          <table:table-cell table:formula="of:=[.$G$7] * [.$F$905] + [.$G$8]" office:value-type="float" office:value="247.557029696181" calcext:value-type="float">
            <text:p>247.557029696181</text:p>
          </table:table-cell>
          <table:table-cell/>
          <table:table-cell table:formula="of:=INDEX([.$C$1:.$C$2072]; 896; 1)" office:value-type="float" office:value="188795997184" calcext:value-type="float">
            <text:p>188795997184</text:p>
          </table:table-cell>
          <table:table-cell table:formula="of:=[.$J$7] * [.$I$905] + [.$J$8]" office:value-type="float" office:value="-110.38509281911" calcext:value-type="float">
            <text:p>-110.38509281911</text:p>
          </table:table-cell>
        </table:table-row>
        <table:table-row table:style-name="ro1">
          <table:table-cell office:value-type="float" office:value="287099876096" calcext:value-type="float">
            <text:p>287099876096</text:p>
          </table:table-cell>
          <table:table-cell office:value-type="float" office:value="247.529403686523" calcext:value-type="float">
            <text:p>247.529403686523</text:p>
          </table:table-cell>
          <table:table-cell office:value-type="float" office:value="188796093184" calcext:value-type="float">
            <text:p>188796093184</text:p>
          </table:table-cell>
          <table:table-cell office:value-type="float" office:value="-106.996055603027" calcext:value-type="float">
            <text:p>-106.996055603027</text:p>
          </table:table-cell>
          <table:table-cell/>
          <table:table-cell table:formula="of:=INDEX([.$A$1:.$A$2072]; 897; 1)" office:value-type="float" office:value="287099886080" calcext:value-type="float">
            <text:p>287099886080</text:p>
          </table:table-cell>
          <table:table-cell table:formula="of:=[.$G$7] * [.$F$906] + [.$G$8]" office:value-type="float" office:value="247.544799717143" calcext:value-type="float">
            <text:p>247.544799717143</text:p>
          </table:table-cell>
          <table:table-cell/>
          <table:table-cell table:formula="of:=INDEX([.$C$1:.$C$2072]; 897; 1)" office:value-type="float" office:value="188796003072" calcext:value-type="float">
            <text:p>188796003072</text:p>
          </table:table-cell>
          <table:table-cell table:formula="of:=[.$J$7] * [.$I$906] + [.$J$8]" office:value-type="float" office:value="-110.103589838371" calcext:value-type="float">
            <text:p>-110.103589838371</text:p>
          </table:table-cell>
        </table:table-row>
        <table:table-row table:style-name="ro1">
          <table:table-cell office:value-type="float" office:value="287099875584" calcext:value-type="float">
            <text:p>287099875584</text:p>
          </table:table-cell>
          <table:table-cell office:value-type="float" office:value="247.503845214844" calcext:value-type="float">
            <text:p>247.503845214844</text:p>
          </table:table-cell>
          <table:table-cell office:value-type="float" office:value="188796098816" calcext:value-type="float">
            <text:p>188796098816</text:p>
          </table:table-cell>
          <table:table-cell office:value-type="float" office:value="-106.732955932617" calcext:value-type="float">
            <text:p>-106.732955932617</text:p>
          </table:table-cell>
          <table:table-cell/>
          <table:table-cell table:formula="of:=INDEX([.$A$1:.$A$2072]; 898; 1)" office:value-type="float" office:value="287099886080" calcext:value-type="float">
            <text:p>287099886080</text:p>
          </table:table-cell>
          <table:table-cell table:formula="of:=[.$G$7] * [.$F$907] + [.$G$8]" office:value-type="float" office:value="247.544799717143" calcext:value-type="float">
            <text:p>247.544799717143</text:p>
          </table:table-cell>
          <table:table-cell/>
          <table:table-cell table:formula="of:=INDEX([.$C$1:.$C$2072]; 898; 1)" office:value-type="float" office:value="188796008704" calcext:value-type="float">
            <text:p>188796008704</text:p>
          </table:table-cell>
          <table:table-cell table:formula="of:=[.$J$7] * [.$I$907] + [.$J$8]" office:value-type="float" office:value="-109.834326116368" calcext:value-type="float">
            <text:p>-109.834326116368</text:p>
          </table:table-cell>
        </table:table-row>
        <table:table-row table:style-name="ro1">
          <table:table-cell office:value-type="float" office:value="287099875072" calcext:value-type="float">
            <text:p>287099875072</text:p>
          </table:table-cell>
          <table:table-cell office:value-type="float" office:value="247.477325439453" calcext:value-type="float">
            <text:p>247.477325439453</text:p>
          </table:table-cell>
          <table:table-cell office:value-type="float" office:value="188796104960" calcext:value-type="float">
            <text:p>188796104960</text:p>
          </table:table-cell>
          <table:table-cell office:value-type="float" office:value="-106.4599609375" calcext:value-type="float">
            <text:p>-106.4599609375</text:p>
          </table:table-cell>
          <table:table-cell/>
          <table:table-cell table:formula="of:=INDEX([.$A$1:.$A$2072]; 899; 1)" office:value-type="float" office:value="287099884288" calcext:value-type="float">
            <text:p>287099884288</text:p>
          </table:table-cell>
          <table:table-cell table:formula="of:=[.$G$7] * [.$F$908] + [.$G$8]" office:value-type="float" office:value="247.459189865738" calcext:value-type="float">
            <text:p>247.459189865738</text:p>
          </table:table-cell>
          <table:table-cell/>
          <table:table-cell table:formula="of:=INDEX([.$C$1:.$C$2072]; 899; 1)" office:value-type="float" office:value="188796029184" calcext:value-type="float">
            <text:p>188796029184</text:p>
          </table:table-cell>
          <table:table-cell table:formula="of:=[.$J$7] * [.$I$908] + [.$J$8]" office:value-type="float" office:value="-108.855185311288" calcext:value-type="float">
            <text:p>-108.855185311288</text:p>
          </table:table-cell>
        </table:table-row>
        <table:table-row table:style-name="ro1">
          <table:table-cell office:value-type="float" office:value="287099873024" calcext:value-type="float">
            <text:p>287099873024</text:p>
          </table:table-cell>
          <table:table-cell office:value-type="float" office:value="247.392471313477" calcext:value-type="float">
            <text:p>247.392471313477</text:p>
          </table:table-cell>
          <table:table-cell office:value-type="float" office:value="188796123392" calcext:value-type="float">
            <text:p>188796123392</text:p>
          </table:table-cell>
          <table:table-cell office:value-type="float" office:value="-105.586654663086" calcext:value-type="float">
            <text:p>-105.586654663086</text:p>
          </table:table-cell>
          <table:table-cell/>
          <table:table-cell table:formula="of:=INDEX([.$A$1:.$A$2072]; 900; 1)" office:value-type="float" office:value="287099883520" calcext:value-type="float">
            <text:p>287099883520</text:p>
          </table:table-cell>
          <table:table-cell table:formula="of:=[.$G$7] * [.$F$909] + [.$G$8]" office:value-type="float" office:value="247.422499930486" calcext:value-type="float">
            <text:p>247.422499930486</text:p>
          </table:table-cell>
          <table:table-cell/>
          <table:table-cell table:formula="of:=INDEX([.$C$1:.$C$2072]; 900; 1)" office:value-type="float" office:value="188796033536" calcext:value-type="float">
            <text:p>188796033536</text:p>
          </table:table-cell>
          <table:table-cell table:formula="of:=[.$J$7] * [.$I$909] + [.$J$8]" office:value-type="float" office:value="-108.647117888555" calcext:value-type="float">
            <text:p>-108.647117888555</text:p>
          </table:table-cell>
        </table:table-row>
        <table:table-row table:style-name="ro1">
          <table:table-cell office:value-type="float" office:value="287099871744" calcext:value-type="float">
            <text:p>287099871744</text:p>
          </table:table-cell>
          <table:table-cell office:value-type="float" office:value="247.356399536133" calcext:value-type="float">
            <text:p>247.356399536133</text:p>
          </table:table-cell>
          <table:table-cell office:value-type="float" office:value="188796129536" calcext:value-type="float">
            <text:p>188796129536</text:p>
          </table:table-cell>
          <table:table-cell office:value-type="float" office:value="-105.287254333496" calcext:value-type="float">
            <text:p>-105.287254333496</text:p>
          </table:table-cell>
          <table:table-cell/>
          <table:table-cell table:formula="of:=INDEX([.$A$1:.$A$2072]; 901; 1)" office:value-type="float" office:value="287099882496" calcext:value-type="float">
            <text:p>287099882496</text:p>
          </table:table-cell>
          <table:table-cell table:formula="of:=[.$G$7] * [.$F$910] + [.$G$8]" office:value-type="float" office:value="247.373580014333" calcext:value-type="float">
            <text:p>247.373580014333</text:p>
          </table:table-cell>
          <table:table-cell/>
          <table:table-cell table:formula="of:=INDEX([.$C$1:.$C$2072]; 901; 1)" office:value-type="float" office:value="188796037888" calcext:value-type="float">
            <text:p>188796037888</text:p>
          </table:table-cell>
          <table:table-cell table:formula="of:=[.$J$7] * [.$I$910] + [.$J$8]" office:value-type="float" office:value="-108.439050467685" calcext:value-type="float">
            <text:p>-108.439050467685</text:p>
          </table:table-cell>
        </table:table-row>
        <table:table-row table:style-name="ro1">
          <table:table-cell office:value-type="float" office:value="287099870720" calcext:value-type="float">
            <text:p>287099870720</text:p>
          </table:table-cell>
          <table:table-cell office:value-type="float" office:value="247.3115234375" calcext:value-type="float">
            <text:p>247.3115234375</text:p>
          </table:table-cell>
          <table:table-cell office:value-type="float" office:value="188796135680" calcext:value-type="float">
            <text:p>188796135680</text:p>
          </table:table-cell>
          <table:table-cell office:value-type="float" office:value="-104.988838195801" calcext:value-type="float">
            <text:p>-104.988838195801</text:p>
          </table:table-cell>
          <table:table-cell/>
          <table:table-cell table:formula="of:=INDEX([.$A$1:.$A$2072]; 902; 1)" office:value-type="float" office:value="287099881472" calcext:value-type="float">
            <text:p>287099881472</text:p>
          </table:table-cell>
          <table:table-cell table:formula="of:=[.$G$7] * [.$F$911] + [.$G$8]" office:value-type="float" office:value="247.324660100043" calcext:value-type="float">
            <text:p>247.324660100043</text:p>
          </table:table-cell>
          <table:table-cell/>
          <table:table-cell table:formula="of:=INDEX([.$C$1:.$C$2072]; 902; 1)" office:value-type="float" office:value="188796041728" calcext:value-type="float">
            <text:p>188796041728</text:p>
          </table:table-cell>
          <table:table-cell table:formula="of:=[.$J$7] * [.$I$911] + [.$J$8]" office:value-type="float" office:value="-108.255461568013" calcext:value-type="float">
            <text:p>-108.255461568013</text:p>
          </table:table-cell>
        </table:table-row>
        <table:table-row table:style-name="ro1">
          <table:table-cell office:value-type="float" office:value="287099868672" calcext:value-type="float">
            <text:p>287099868672</text:p>
          </table:table-cell>
          <table:table-cell office:value-type="float" office:value="247.201522827148" calcext:value-type="float">
            <text:p>247.201522827148</text:p>
          </table:table-cell>
          <table:table-cell office:value-type="float" office:value="188796153600" calcext:value-type="float">
            <text:p>188796153600</text:p>
          </table:table-cell>
          <table:table-cell office:value-type="float" office:value="-104.115249633789" calcext:value-type="float">
            <text:p>-104.115249633789</text:p>
          </table:table-cell>
          <table:table-cell/>
          <table:table-cell table:formula="of:=INDEX([.$A$1:.$A$2072]; 903; 1)" office:value-type="float" office:value="287099879936" calcext:value-type="float">
            <text:p>287099879936</text:p>
          </table:table-cell>
          <table:table-cell table:formula="of:=[.$G$7] * [.$F$912] + [.$G$8]" office:value-type="float" office:value="247.251280227676" calcext:value-type="float">
            <text:p>247.251280227676</text:p>
          </table:table-cell>
          <table:table-cell/>
          <table:table-cell table:formula="of:=INDEX([.$C$1:.$C$2072]; 903; 1)" office:value-type="float" office:value="188796054016" calcext:value-type="float">
            <text:p>188796054016</text:p>
          </table:table-cell>
          <table:table-cell table:formula="of:=[.$J$7] * [.$I$912] + [.$J$8]" office:value-type="float" office:value="-107.667977083474" calcext:value-type="float">
            <text:p>-107.667977083474</text:p>
          </table:table-cell>
        </table:table-row>
        <table:table-row table:style-name="ro1">
          <table:table-cell office:value-type="float" office:value="287099867904" calcext:value-type="float">
            <text:p>287099867904</text:p>
          </table:table-cell>
          <table:table-cell office:value-type="float" office:value="247.16748046875" calcext:value-type="float">
            <text:p>247.16748046875</text:p>
          </table:table-cell>
          <table:table-cell office:value-type="float" office:value="188796159232" calcext:value-type="float">
            <text:p>188796159232</text:p>
          </table:table-cell>
          <table:table-cell office:value-type="float" office:value="-103.832557678223" calcext:value-type="float">
            <text:p>-103.832557678223</text:p>
          </table:table-cell>
          <table:table-cell/>
          <table:table-cell table:formula="of:=INDEX([.$A$1:.$A$2072]; 904; 1)" office:value-type="float" office:value="287099879680" calcext:value-type="float">
            <text:p>287099879680</text:p>
          </table:table-cell>
          <table:table-cell table:formula="of:=[.$G$7] * [.$F$913] + [.$G$8]" office:value-type="float" office:value="247.239050248638" calcext:value-type="float">
            <text:p>247.239050248638</text:p>
          </table:table-cell>
          <table:table-cell/>
          <table:table-cell table:formula="of:=INDEX([.$C$1:.$C$2072]; 904; 1)" office:value-type="float" office:value="188796058368" calcext:value-type="float">
            <text:p>188796058368</text:p>
          </table:table-cell>
          <table:table-cell table:formula="of:=[.$J$7] * [.$I$913] + [.$J$8]" office:value-type="float" office:value="-107.459909662604" calcext:value-type="float">
            <text:p>-107.459909662604</text:p>
          </table:table-cell>
        </table:table-row>
        <table:table-row table:style-name="ro1">
          <table:table-cell office:value-type="float" office:value="287099867392" calcext:value-type="float">
            <text:p>287099867392</text:p>
          </table:table-cell>
          <table:table-cell office:value-type="float" office:value="247.134231567383" calcext:value-type="float">
            <text:p>247.134231567383</text:p>
          </table:table-cell>
          <table:table-cell office:value-type="float" office:value="188796165120" calcext:value-type="float">
            <text:p>188796165120</text:p>
          </table:table-cell>
          <table:table-cell office:value-type="float" office:value="-103.554901123047" calcext:value-type="float">
            <text:p>-103.554901123047</text:p>
          </table:table-cell>
          <table:table-cell/>
          <table:table-cell table:formula="of:=INDEX([.$A$1:.$A$2072]; 905; 1)" office:value-type="float" office:value="287099878144" calcext:value-type="float">
            <text:p>287099878144</text:p>
          </table:table-cell>
          <table:table-cell table:formula="of:=[.$G$7] * [.$F$914] + [.$G$8]" office:value-type="float" office:value="247.165670376271" calcext:value-type="float">
            <text:p>247.165670376271</text:p>
          </table:table-cell>
          <table:table-cell/>
          <table:table-cell table:formula="of:=INDEX([.$C$1:.$C$2072]; 905; 1)" office:value-type="float" office:value="188796072192" calcext:value-type="float">
            <text:p>188796072192</text:p>
          </table:table-cell>
          <table:table-cell table:formula="of:=[.$J$7] * [.$I$914] + [.$J$8]" office:value-type="float" office:value="-106.798989618197" calcext:value-type="float">
            <text:p>-106.798989618197</text:p>
          </table:table-cell>
        </table:table-row>
        <table:table-row table:style-name="ro1">
          <table:table-cell office:value-type="float" office:value="287099866624" calcext:value-type="float">
            <text:p>287099866624</text:p>
          </table:table-cell>
          <table:table-cell office:value-type="float" office:value="247.100738525391" calcext:value-type="float">
            <text:p>247.100738525391</text:p>
          </table:table-cell>
          <table:table-cell office:value-type="float" office:value="188796170752" calcext:value-type="float">
            <text:p>188796170752</text:p>
          </table:table-cell>
          <table:table-cell office:value-type="float" office:value="-103.278266906738" calcext:value-type="float">
            <text:p>-103.278266906738</text:p>
          </table:table-cell>
          <table:table-cell/>
          <table:table-cell table:formula="of:=INDEX([.$A$1:.$A$2072]; 906; 1)" office:value-type="float" office:value="287099876096" calcext:value-type="float">
            <text:p>287099876096</text:p>
          </table:table-cell>
          <table:table-cell table:formula="of:=[.$G$7] * [.$F$915] + [.$G$8]" office:value-type="float" office:value="247.067830545828" calcext:value-type="float">
            <text:p>247.067830545828</text:p>
          </table:table-cell>
          <table:table-cell/>
          <table:table-cell table:formula="of:=INDEX([.$C$1:.$C$2072]; 906; 1)" office:value-type="float" office:value="188796093184" calcext:value-type="float">
            <text:p>188796093184</text:p>
          </table:table-cell>
          <table:table-cell table:formula="of:=[.$J$7] * [.$I$915] + [.$J$8]" office:value-type="float" office:value="-105.795370293781" calcext:value-type="float">
            <text:p>-105.795370293781</text:p>
          </table:table-cell>
        </table:table-row>
        <table:table-row table:style-name="ro1">
          <table:table-cell office:value-type="float" office:value="287099864320" calcext:value-type="float">
            <text:p>287099864320</text:p>
          </table:table-cell>
          <table:table-cell office:value-type="float" office:value="246.999404907227" calcext:value-type="float">
            <text:p>246.999404907227</text:p>
          </table:table-cell>
          <table:table-cell office:value-type="float" office:value="188796188928" calcext:value-type="float">
            <text:p>188796188928</text:p>
          </table:table-cell>
          <table:table-cell office:value-type="float" office:value="-102.437438964844" calcext:value-type="float">
            <text:p>-102.437438964844</text:p>
          </table:table-cell>
          <table:table-cell/>
          <table:table-cell table:formula="of:=INDEX([.$A$1:.$A$2072]; 907; 1)" office:value-type="float" office:value="287099875584" calcext:value-type="float">
            <text:p>287099875584</text:p>
          </table:table-cell>
          <table:table-cell table:formula="of:=[.$G$7] * [.$F$916] + [.$G$8]" office:value-type="float" office:value="247.043370589614" calcext:value-type="float">
            <text:p>247.043370589614</text:p>
          </table:table-cell>
          <table:table-cell/>
          <table:table-cell table:formula="of:=INDEX([.$C$1:.$C$2072]; 907; 1)" office:value-type="float" office:value="188796098816" calcext:value-type="float">
            <text:p>188796098816</text:p>
          </table:table-cell>
          <table:table-cell table:formula="of:=[.$J$7] * [.$I$916] + [.$J$8]" office:value-type="float" office:value="-105.526106571779" calcext:value-type="float">
            <text:p>-105.526106571779</text:p>
          </table:table-cell>
        </table:table-row>
        <table:table-row table:style-name="ro1">
          <table:table-cell office:value-type="float" office:value="287099863552" calcext:value-type="float">
            <text:p>287099863552</text:p>
          </table:table-cell>
          <table:table-cell office:value-type="float" office:value="246.964004516602" calcext:value-type="float">
            <text:p>246.964004516602</text:p>
          </table:table-cell>
          <table:table-cell office:value-type="float" office:value="188796195328" calcext:value-type="float">
            <text:p>188796195328</text:p>
          </table:table-cell>
          <table:table-cell office:value-type="float" office:value="-102.143936157227" calcext:value-type="float">
            <text:p>-102.143936157227</text:p>
          </table:table-cell>
          <table:table-cell/>
          <table:table-cell table:formula="of:=INDEX([.$A$1:.$A$2072]; 908; 1)" office:value-type="float" office:value="287099875072" calcext:value-type="float">
            <text:p>287099875072</text:p>
          </table:table-cell>
          <table:table-cell table:formula="of:=[.$G$7] * [.$F$917] + [.$G$8]" office:value-type="float" office:value="247.018910631537" calcext:value-type="float">
            <text:p>247.018910631537</text:p>
          </table:table-cell>
          <table:table-cell/>
          <table:table-cell table:formula="of:=INDEX([.$C$1:.$C$2072]; 908; 1)" office:value-type="float" office:value="188796104960" calcext:value-type="float">
            <text:p>188796104960</text:p>
          </table:table-cell>
          <table:table-cell table:formula="of:=[.$J$7] * [.$I$917] + [.$J$8]" office:value-type="float" office:value="-105.232364330441" calcext:value-type="float">
            <text:p>-105.232364330441</text:p>
          </table:table-cell>
        </table:table-row>
        <table:table-row table:style-name="ro1">
          <table:table-cell office:value-type="float" office:value="287099862784" calcext:value-type="float">
            <text:p>287099862784</text:p>
          </table:table-cell>
          <table:table-cell office:value-type="float" office:value="246.927764892578" calcext:value-type="float">
            <text:p>246.927764892578</text:p>
          </table:table-cell>
          <table:table-cell office:value-type="float" office:value="188796201728" calcext:value-type="float">
            <text:p>188796201728</text:p>
          </table:table-cell>
          <table:table-cell office:value-type="float" office:value="-101.843399047852" calcext:value-type="float">
            <text:p>-101.843399047852</text:p>
          </table:table-cell>
          <table:table-cell/>
          <table:table-cell table:formula="of:=INDEX([.$A$1:.$A$2072]; 909; 1)" office:value-type="float" office:value="287099873024" calcext:value-type="float">
            <text:p>287099873024</text:p>
          </table:table-cell>
          <table:table-cell table:formula="of:=[.$G$7] * [.$F$918] + [.$G$8]" office:value-type="float" office:value="246.921070801094" calcext:value-type="float">
            <text:p>246.921070801094</text:p>
          </table:table-cell>
          <table:table-cell/>
          <table:table-cell table:formula="of:=INDEX([.$C$1:.$C$2072]; 909; 1)" office:value-type="float" office:value="188796123392" calcext:value-type="float">
            <text:p>188796123392</text:p>
          </table:table-cell>
          <table:table-cell table:formula="of:=[.$J$7] * [.$I$918] + [.$J$8]" office:value-type="float" office:value="-104.351137604564" calcext:value-type="float">
            <text:p>-104.351137604564</text:p>
          </table:table-cell>
        </table:table-row>
        <table:table-row table:style-name="ro1">
          <table:table-cell office:value-type="float" office:value="287099860480" calcext:value-type="float">
            <text:p>287099860480</text:p>
          </table:table-cell>
          <table:table-cell office:value-type="float" office:value="246.81282043457" calcext:value-type="float">
            <text:p>246.81282043457</text:p>
          </table:table-cell>
          <table:table-cell office:value-type="float" office:value="188796221952" calcext:value-type="float">
            <text:p>188796221952</text:p>
          </table:table-cell>
          <table:table-cell office:value-type="float" office:value="-100.890144348145" calcext:value-type="float">
            <text:p>-100.890144348145</text:p>
          </table:table-cell>
          <table:table-cell/>
          <table:table-cell table:formula="of:=INDEX([.$A$1:.$A$2072]; 910; 1)" office:value-type="float" office:value="287099871744" calcext:value-type="float">
            <text:p>287099871744</text:p>
          </table:table-cell>
          <table:table-cell table:formula="of:=[.$G$7] * [.$F$919] + [.$G$8]" office:value-type="float" office:value="246.859920907766" calcext:value-type="float">
            <text:p>246.859920907766</text:p>
          </table:table-cell>
          <table:table-cell/>
          <table:table-cell table:formula="of:=INDEX([.$C$1:.$C$2072]; 910; 1)" office:value-type="float" office:value="188796129536" calcext:value-type="float">
            <text:p>188796129536</text:p>
          </table:table-cell>
          <table:table-cell table:formula="of:=[.$J$7] * [.$I$919] + [.$J$8]" office:value-type="float" office:value="-104.057395363227" calcext:value-type="float">
            <text:p>-104.057395363227</text:p>
          </table:table-cell>
        </table:table-row>
        <table:table-row table:style-name="ro1">
          <table:table-cell office:value-type="float" office:value="287099859200" calcext:value-type="float">
            <text:p>287099859200</text:p>
          </table:table-cell>
          <table:table-cell office:value-type="float" office:value="246.773574829102" calcext:value-type="float">
            <text:p>246.773574829102</text:p>
          </table:table-cell>
          <table:table-cell office:value-type="float" office:value="188796228864" calcext:value-type="float">
            <text:p>188796228864</text:p>
          </table:table-cell>
          <table:table-cell office:value-type="float" office:value="-100.564498901367" calcext:value-type="float">
            <text:p>-100.564498901367</text:p>
          </table:table-cell>
          <table:table-cell/>
          <table:table-cell table:formula="of:=INDEX([.$A$1:.$A$2072]; 911; 1)" office:value-type="float" office:value="287099870720" calcext:value-type="float">
            <text:p>287099870720</text:p>
          </table:table-cell>
          <table:table-cell table:formula="of:=[.$G$7] * [.$F$920] + [.$G$8]" office:value-type="float" office:value="246.811000991613" calcext:value-type="float">
            <text:p>246.811000991613</text:p>
          </table:table-cell>
          <table:table-cell/>
          <table:table-cell table:formula="of:=INDEX([.$C$1:.$C$2072]; 911; 1)" office:value-type="float" office:value="188796135680" calcext:value-type="float">
            <text:p>188796135680</text:p>
          </table:table-cell>
          <table:table-cell table:formula="of:=[.$J$7] * [.$I$920] + [.$J$8]" office:value-type="float" office:value="-103.763653121889" calcext:value-type="float">
            <text:p>-103.763653121889</text:p>
          </table:table-cell>
        </table:table-row>
        <table:table-row table:style-name="ro1">
          <table:table-cell office:value-type="float" office:value="287099857920" calcext:value-type="float">
            <text:p>287099857920</text:p>
          </table:table-cell>
          <table:table-cell office:value-type="float" office:value="246.727676391602" calcext:value-type="float">
            <text:p>246.727676391602</text:p>
          </table:table-cell>
          <table:table-cell office:value-type="float" office:value="188796235520" calcext:value-type="float">
            <text:p>188796235520</text:p>
          </table:table-cell>
          <table:table-cell office:value-type="float" office:value="-100.240707397461" calcext:value-type="float">
            <text:p>-100.240707397461</text:p>
          </table:table-cell>
          <table:table-cell/>
          <table:table-cell table:formula="of:=INDEX([.$A$1:.$A$2072]; 912; 1)" office:value-type="float" office:value="287099868672" calcext:value-type="float">
            <text:p>287099868672</text:p>
          </table:table-cell>
          <table:table-cell table:formula="of:=[.$G$7] * [.$F$921] + [.$G$8]" office:value-type="float" office:value="246.713161163032" calcext:value-type="float">
            <text:p>246.713161163032</text:p>
          </table:table-cell>
          <table:table-cell/>
          <table:table-cell table:formula="of:=INDEX([.$C$1:.$C$2072]; 912; 1)" office:value-type="float" office:value="188796153600" calcext:value-type="float">
            <text:p>188796153600</text:p>
          </table:table-cell>
          <table:table-cell table:formula="of:=[.$J$7] * [.$I$921] + [.$J$8]" office:value-type="float" office:value="-102.906904915348" calcext:value-type="float">
            <text:p>-102.906904915348</text:p>
          </table:table-cell>
        </table:table-row>
        <table:table-row table:style-name="ro1">
          <table:table-cell office:value-type="float" office:value="287099852544" calcext:value-type="float">
            <text:p>287099852544</text:p>
          </table:table-cell>
          <table:table-cell office:value-type="float" office:value="246.541580200195" calcext:value-type="float">
            <text:p>246.541580200195</text:p>
          </table:table-cell>
          <table:table-cell office:value-type="float" office:value="188796254976" calcext:value-type="float">
            <text:p>188796254976</text:p>
          </table:table-cell>
          <table:table-cell office:value-type="float" office:value="-99.2834548950195" calcext:value-type="float">
            <text:p>-99.2834548950195</text:p>
          </table:table-cell>
          <table:table-cell/>
          <table:table-cell table:formula="of:=INDEX([.$A$1:.$A$2072]; 913; 1)" office:value-type="float" office:value="287099867904" calcext:value-type="float">
            <text:p>287099867904</text:p>
          </table:table-cell>
          <table:table-cell table:formula="of:=[.$G$7] * [.$F$922] + [.$G$8]" office:value-type="float" office:value="246.676471225917" calcext:value-type="float">
            <text:p>246.676471225917</text:p>
          </table:table-cell>
          <table:table-cell/>
          <table:table-cell table:formula="of:=INDEX([.$C$1:.$C$2072]; 913; 1)" office:value-type="float" office:value="188796159232" calcext:value-type="float">
            <text:p>188796159232</text:p>
          </table:table-cell>
          <table:table-cell table:formula="of:=[.$J$7] * [.$I$922] + [.$J$8]" office:value-type="float" office:value="-102.637641195208" calcext:value-type="float">
            <text:p>-102.637641195208</text:p>
          </table:table-cell>
        </table:table-row>
        <table:table-row table:style-name="ro1">
          <table:table-cell office:value-type="float" office:value="287099851520" calcext:value-type="float">
            <text:p>287099851520</text:p>
          </table:table-cell>
          <table:table-cell office:value-type="float" office:value="246.471328735352" calcext:value-type="float">
            <text:p>246.471328735352</text:p>
          </table:table-cell>
          <table:table-cell office:value-type="float" office:value="188796261632" calcext:value-type="float">
            <text:p>188796261632</text:p>
          </table:table-cell>
          <table:table-cell office:value-type="float" office:value="-98.9681396484375" calcext:value-type="float">
            <text:p>-98.9681396484375</text:p>
          </table:table-cell>
          <table:table-cell/>
          <table:table-cell table:formula="of:=INDEX([.$A$1:.$A$2072]; 914; 1)" office:value-type="float" office:value="287099867392" calcext:value-type="float">
            <text:p>287099867392</text:p>
          </table:table-cell>
          <table:table-cell table:formula="of:=[.$G$7] * [.$F$923] + [.$G$8]" office:value-type="float" office:value="246.652011267841" calcext:value-type="float">
            <text:p>246.652011267841</text:p>
          </table:table-cell>
          <table:table-cell/>
          <table:table-cell table:formula="of:=INDEX([.$C$1:.$C$2072]; 914; 1)" office:value-type="float" office:value="188796165120" calcext:value-type="float">
            <text:p>188796165120</text:p>
          </table:table-cell>
          <table:table-cell table:formula="of:=[.$J$7] * [.$I$923] + [.$J$8]" office:value-type="float" office:value="-102.356138212606" calcext:value-type="float">
            <text:p>-102.356138212606</text:p>
          </table:table-cell>
        </table:table-row>
        <table:table-row table:style-name="ro1">
          <table:table-cell office:value-type="float" office:value="287099850240" calcext:value-type="float">
            <text:p>287099850240</text:p>
          </table:table-cell>
          <table:table-cell office:value-type="float" office:value="246.409637451172" calcext:value-type="float">
            <text:p>246.409637451172</text:p>
          </table:table-cell>
          <table:table-cell office:value-type="float" office:value="188796268288" calcext:value-type="float">
            <text:p>188796268288</text:p>
          </table:table-cell>
          <table:table-cell office:value-type="float" office:value="-98.6515731811523" calcext:value-type="float">
            <text:p>-98.6515731811523</text:p>
          </table:table-cell>
          <table:table-cell/>
          <table:table-cell table:formula="of:=INDEX([.$A$1:.$A$2072]; 915; 1)" office:value-type="float" office:value="287099866624" calcext:value-type="float">
            <text:p>287099866624</text:p>
          </table:table-cell>
          <table:table-cell table:formula="of:=[.$G$7] * [.$F$924] + [.$G$8]" office:value-type="float" office:value="246.615321332589" calcext:value-type="float">
            <text:p>246.615321332589</text:p>
          </table:table-cell>
          <table:table-cell/>
          <table:table-cell table:formula="of:=INDEX([.$C$1:.$C$2072]; 915; 1)" office:value-type="float" office:value="188796170752" calcext:value-type="float">
            <text:p>188796170752</text:p>
          </table:table-cell>
          <table:table-cell table:formula="of:=[.$J$7] * [.$I$924] + [.$J$8]" office:value-type="float" office:value="-102.086874490604" calcext:value-type="float">
            <text:p>-102.086874490604</text:p>
          </table:table-cell>
        </table:table-row>
        <table:table-row table:style-name="ro1">
          <table:table-cell office:value-type="float" office:value="287099840768" calcext:value-type="float">
            <text:p>287099840768</text:p>
          </table:table-cell>
          <table:table-cell office:value-type="float" office:value="246.06086730957" calcext:value-type="float">
            <text:p>246.06086730957</text:p>
          </table:table-cell>
          <table:table-cell office:value-type="float" office:value="188796302080" calcext:value-type="float">
            <text:p>188796302080</text:p>
          </table:table-cell>
          <table:table-cell office:value-type="float" office:value="-97.0528335571289" calcext:value-type="float">
            <text:p>-97.0528335571289</text:p>
          </table:table-cell>
          <table:table-cell/>
          <table:table-cell table:formula="of:=INDEX([.$A$1:.$A$2072]; 916; 1)" office:value-type="float" office:value="287099864320" calcext:value-type="float">
            <text:p>287099864320</text:p>
          </table:table-cell>
          <table:table-cell table:formula="of:=[.$G$7] * [.$F$925] + [.$G$8]" office:value-type="float" office:value="246.505251523107" calcext:value-type="float">
            <text:p>246.505251523107</text:p>
          </table:table-cell>
          <table:table-cell/>
          <table:table-cell table:formula="of:=INDEX([.$C$1:.$C$2072]; 916; 1)" office:value-type="float" office:value="188796188928" calcext:value-type="float">
            <text:p>188796188928</text:p>
          </table:table-cell>
          <table:table-cell table:formula="of:=[.$J$7] * [.$I$925] + [.$J$8]" office:value-type="float" office:value="-101.217887027189" calcext:value-type="float">
            <text:p>-101.217887027189</text:p>
          </table:table-cell>
        </table:table-row>
        <table:table-row table:style-name="ro1">
          <table:table-cell office:value-type="float" office:value="287099830784" calcext:value-type="float">
            <text:p>287099830784</text:p>
          </table:table-cell>
          <table:table-cell office:value-type="float" office:value="245.720489501953" calcext:value-type="float">
            <text:p>245.720489501953</text:p>
          </table:table-cell>
          <table:table-cell office:value-type="float" office:value="188796322304" calcext:value-type="float">
            <text:p>188796322304</text:p>
          </table:table-cell>
          <table:table-cell office:value-type="float" office:value="-96.0419082641602" calcext:value-type="float">
            <text:p>-96.0419082641602</text:p>
          </table:table-cell>
          <table:table-cell/>
          <table:table-cell table:formula="of:=INDEX([.$A$1:.$A$2072]; 917; 1)" office:value-type="float" office:value="287099863552" calcext:value-type="float">
            <text:p>287099863552</text:p>
          </table:table-cell>
          <table:table-cell table:formula="of:=[.$G$7] * [.$F$926] + [.$G$8]" office:value-type="float" office:value="246.468561587855" calcext:value-type="float">
            <text:p>246.468561587855</text:p>
          </table:table-cell>
          <table:table-cell/>
          <table:table-cell table:formula="of:=INDEX([.$C$1:.$C$2072]; 917; 1)" office:value-type="float" office:value="188796195328" calcext:value-type="float">
            <text:p>188796195328</text:p>
          </table:table-cell>
          <table:table-cell table:formula="of:=[.$J$7] * [.$I$926] + [.$J$8]" office:value-type="float" office:value="-100.911905525252" calcext:value-type="float">
            <text:p>-100.911905525252</text:p>
          </table:table-cell>
        </table:table-row>
        <table:table-row table:style-name="ro1">
          <table:table-cell office:value-type="float" office:value="287099826688" calcext:value-type="float">
            <text:p>287099826688</text:p>
          </table:table-cell>
          <table:table-cell office:value-type="float" office:value="245.579406738281" calcext:value-type="float">
            <text:p>245.579406738281</text:p>
          </table:table-cell>
          <table:table-cell office:value-type="float" office:value="188796328704" calcext:value-type="float">
            <text:p>188796328704</text:p>
          </table:table-cell>
          <table:table-cell office:value-type="float" office:value="-95.7109527587891" calcext:value-type="float">
            <text:p>-95.7109527587891</text:p>
          </table:table-cell>
          <table:table-cell/>
          <table:table-cell table:formula="of:=INDEX([.$A$1:.$A$2072]; 918; 1)" office:value-type="float" office:value="287099862784" calcext:value-type="float">
            <text:p>287099862784</text:p>
          </table:table-cell>
          <table:table-cell table:formula="of:=[.$G$7] * [.$F$927] + [.$G$8]" office:value-type="float" office:value="246.43187165074" calcext:value-type="float">
            <text:p>246.43187165074</text:p>
          </table:table-cell>
          <table:table-cell/>
          <table:table-cell table:formula="of:=INDEX([.$C$1:.$C$2072]; 918; 1)" office:value-type="float" office:value="188796201728" calcext:value-type="float">
            <text:p>188796201728</text:p>
          </table:table-cell>
          <table:table-cell table:formula="of:=[.$J$7] * [.$I$927] + [.$J$8]" office:value-type="float" office:value="-100.605924023315" calcext:value-type="float">
            <text:p>-100.605924023315</text:p>
          </table:table-cell>
        </table:table-row>
        <table:table-row table:style-name="ro1">
          <table:table-cell office:value-type="float" office:value="287099822080" calcext:value-type="float">
            <text:p>287099822080</text:p>
          </table:table-cell>
          <table:table-cell office:value-type="float" office:value="245.421539306641" calcext:value-type="float">
            <text:p>245.421539306641</text:p>
          </table:table-cell>
          <table:table-cell office:value-type="float" office:value="188796334848" calcext:value-type="float">
            <text:p>188796334848</text:p>
          </table:table-cell>
          <table:table-cell office:value-type="float" office:value="-95.3888473510742" calcext:value-type="float">
            <text:p>-95.3888473510742</text:p>
          </table:table-cell>
          <table:table-cell/>
          <table:table-cell table:formula="of:=INDEX([.$A$1:.$A$2072]; 919; 1)" office:value-type="float" office:value="287099860480" calcext:value-type="float">
            <text:p>287099860480</text:p>
          </table:table-cell>
          <table:table-cell table:formula="of:=[.$G$7] * [.$F$928] + [.$G$8]" office:value-type="float" office:value="246.321801843122" calcext:value-type="float">
            <text:p>246.321801843122</text:p>
          </table:table-cell>
          <table:table-cell/>
          <table:table-cell table:formula="of:=INDEX([.$C$1:.$C$2072]; 919; 1)" office:value-type="float" office:value="188796221952" calcext:value-type="float">
            <text:p>188796221952</text:p>
          </table:table-cell>
          <table:table-cell table:formula="of:=[.$J$7] * [.$I$928] + [.$J$8]" office:value-type="float" office:value="-99.6390224769712" calcext:value-type="float">
            <text:p>-99.6390224769712</text:p>
          </table:table-cell>
        </table:table-row>
        <table:table-row table:style-name="ro1">
          <table:table-cell office:value-type="float" office:value="287099770368" calcext:value-type="float">
            <text:p>287099770368</text:p>
          </table:table-cell>
          <table:table-cell office:value-type="float" office:value="243.23388671875" calcext:value-type="float">
            <text:p>243.23388671875</text:p>
          </table:table-cell>
          <table:table-cell office:value-type="float" office:value="188796375552" calcext:value-type="float">
            <text:p>188796375552</text:p>
          </table:table-cell>
          <table:table-cell office:value-type="float" office:value="-92.8499069213867" calcext:value-type="float">
            <text:p>-92.8499069213867</text:p>
          </table:table-cell>
          <table:table-cell/>
          <table:table-cell table:formula="of:=INDEX([.$A$1:.$A$2072]; 920; 1)" office:value-type="float" office:value="287099859200" calcext:value-type="float">
            <text:p>287099859200</text:p>
          </table:table-cell>
          <table:table-cell table:formula="of:=[.$G$7] * [.$F$929] + [.$G$8]" office:value-type="float" office:value="246.26065194793" calcext:value-type="float">
            <text:p>246.26065194793</text:p>
          </table:table-cell>
          <table:table-cell/>
          <table:table-cell table:formula="of:=INDEX([.$C$1:.$C$2072]; 920; 1)" office:value-type="float" office:value="188796228864" calcext:value-type="float">
            <text:p>188796228864</text:p>
          </table:table-cell>
          <table:table-cell table:formula="of:=[.$J$7] * [.$I$929] + [.$J$8]" office:value-type="float" office:value="-99.3085624556989" calcext:value-type="float">
            <text:p>-99.3085624556989</text:p>
          </table:table-cell>
        </table:table-row>
        <table:table-row table:style-name="ro1">
          <table:table-cell office:value-type="float" office:value="287099767552" calcext:value-type="float">
            <text:p>287099767552</text:p>
          </table:table-cell>
          <table:table-cell office:value-type="float" office:value="243.114700317383" calcext:value-type="float">
            <text:p>243.114700317383</text:p>
          </table:table-cell>
          <table:table-cell office:value-type="float" office:value="188796378112" calcext:value-type="float">
            <text:p>188796378112</text:p>
          </table:table-cell>
          <table:table-cell office:value-type="float" office:value="-92.7532043457031" calcext:value-type="float">
            <text:p>-92.7532043457031</text:p>
          </table:table-cell>
          <table:table-cell/>
          <table:table-cell table:formula="of:=INDEX([.$A$1:.$A$2072]; 921; 1)" office:value-type="float" office:value="287099857920" calcext:value-type="float">
            <text:p>287099857920</text:p>
          </table:table-cell>
          <table:table-cell table:formula="of:=[.$G$7] * [.$F$930] + [.$G$8]" office:value-type="float" office:value="246.199502054602" calcext:value-type="float">
            <text:p>246.199502054602</text:p>
          </table:table-cell>
          <table:table-cell/>
          <table:table-cell table:formula="of:=INDEX([.$C$1:.$C$2072]; 921; 1)" office:value-type="float" office:value="188796235520" calcext:value-type="float">
            <text:p>188796235520</text:p>
          </table:table-cell>
          <table:table-cell table:formula="of:=[.$J$7] * [.$I$930] + [.$J$8]" office:value-type="float" office:value="-98.9903416931629" calcext:value-type="float">
            <text:p>-98.9903416931629</text:p>
          </table:table-cell>
        </table:table-row>
        <table:table-row table:style-name="ro1">
          <table:table-cell office:value-type="float" office:value="287099764224" calcext:value-type="float">
            <text:p>287099764224</text:p>
          </table:table-cell>
          <table:table-cell office:value-type="float" office:value="242.982467651367" calcext:value-type="float">
            <text:p>242.982467651367</text:p>
          </table:table-cell>
          <table:table-cell office:value-type="float" office:value="188796380928" calcext:value-type="float">
            <text:p>188796380928</text:p>
          </table:table-cell>
          <table:table-cell office:value-type="float" office:value="-92.6475601196289" calcext:value-type="float">
            <text:p>-92.6475601196289</text:p>
          </table:table-cell>
          <table:table-cell/>
          <table:table-cell table:formula="of:=INDEX([.$A$1:.$A$2072]; 922; 1)" office:value-type="float" office:value="287099852544" calcext:value-type="float">
            <text:p>287099852544</text:p>
          </table:table-cell>
          <table:table-cell table:formula="of:=[.$G$7] * [.$F$931] + [.$G$8]" office:value-type="float" office:value="245.942672500387" calcext:value-type="float">
            <text:p>245.942672500387</text:p>
          </table:table-cell>
          <table:table-cell/>
          <table:table-cell table:formula="of:=INDEX([.$C$1:.$C$2072]; 922; 1)" office:value-type="float" office:value="188796254976" calcext:value-type="float">
            <text:p>188796254976</text:p>
          </table:table-cell>
          <table:table-cell table:formula="of:=[.$J$7] * [.$I$931] + [.$J$8]" office:value-type="float" office:value="-98.0601579286158" calcext:value-type="float">
            <text:p>-98.0601579286158</text:p>
          </table:table-cell>
        </table:table-row>
        <table:table-row table:style-name="ro1">
          <table:table-cell office:value-type="float" office:value="287099760896" calcext:value-type="float">
            <text:p>287099760896</text:p>
          </table:table-cell>
          <table:table-cell office:value-type="float" office:value="242.838317871094" calcext:value-type="float">
            <text:p>242.838317871094</text:p>
          </table:table-cell>
          <table:table-cell office:value-type="float" office:value="188796383744" calcext:value-type="float">
            <text:p>188796383744</text:p>
          </table:table-cell>
          <table:table-cell office:value-type="float" office:value="-92.5324783325195" calcext:value-type="float">
            <text:p>-92.5324783325195</text:p>
          </table:table-cell>
          <table:table-cell/>
          <table:table-cell table:formula="of:=INDEX([.$A$1:.$A$2072]; 923; 1)" office:value-type="float" office:value="287099851520" calcext:value-type="float">
            <text:p>287099851520</text:p>
          </table:table-cell>
          <table:table-cell table:formula="of:=[.$G$7] * [.$F$932] + [.$G$8]" office:value-type="float" office:value="245.893752586097" calcext:value-type="float">
            <text:p>245.893752586097</text:p>
          </table:table-cell>
          <table:table-cell/>
          <table:table-cell table:formula="of:=INDEX([.$C$1:.$C$2072]; 923; 1)" office:value-type="float" office:value="188796261632" calcext:value-type="float">
            <text:p>188796261632</text:p>
          </table:table-cell>
          <table:table-cell table:formula="of:=[.$J$7] * [.$I$932] + [.$J$8]" office:value-type="float" office:value="-97.7419371660799" calcext:value-type="float">
            <text:p>-97.7419371660799</text:p>
          </table:table-cell>
        </table:table-row>
        <table:table-row table:style-name="ro1">
          <table:table-cell office:value-type="float" office:value="287099757312" calcext:value-type="float">
            <text:p>287099757312</text:p>
          </table:table-cell>
          <table:table-cell office:value-type="float" office:value="242.682708740234" calcext:value-type="float">
            <text:p>242.682708740234</text:p>
          </table:table-cell>
          <table:table-cell office:value-type="float" office:value="188796386816" calcext:value-type="float">
            <text:p>188796386816</text:p>
          </table:table-cell>
          <table:table-cell office:value-type="float" office:value="-92.4082412719727" calcext:value-type="float">
            <text:p>-92.4082412719727</text:p>
          </table:table-cell>
          <table:table-cell/>
          <table:table-cell table:formula="of:=INDEX([.$A$1:.$A$2072]; 924; 1)" office:value-type="float" office:value="287099850240" calcext:value-type="float">
            <text:p>287099850240</text:p>
          </table:table-cell>
          <table:table-cell table:formula="of:=[.$G$7] * [.$F$933] + [.$G$8]" office:value-type="float" office:value="245.832602692768" calcext:value-type="float">
            <text:p>245.832602692768</text:p>
          </table:table-cell>
          <table:table-cell/>
          <table:table-cell table:formula="of:=INDEX([.$C$1:.$C$2072]; 924; 1)" office:value-type="float" office:value="188796268288" calcext:value-type="float">
            <text:p>188796268288</text:p>
          </table:table-cell>
          <table:table-cell table:formula="of:=[.$J$7] * [.$I$933] + [.$J$8]" office:value-type="float" office:value="-97.423716403544" calcext:value-type="float">
            <text:p>-97.423716403544</text:p>
          </table:table-cell>
        </table:table-row>
        <table:table-row table:style-name="ro1">
          <table:table-cell office:value-type="float" office:value="287099753728" calcext:value-type="float">
            <text:p>287099753728</text:p>
          </table:table-cell>
          <table:table-cell office:value-type="float" office:value="242.516067504883" calcext:value-type="float">
            <text:p>242.516067504883</text:p>
          </table:table-cell>
          <table:table-cell office:value-type="float" office:value="188796389888" calcext:value-type="float">
            <text:p>188796389888</text:p>
          </table:table-cell>
          <table:table-cell office:value-type="float" office:value="-92.2751770019531" calcext:value-type="float">
            <text:p>-92.2751770019531</text:p>
          </table:table-cell>
          <table:table-cell/>
          <table:table-cell table:formula="of:=INDEX([.$A$1:.$A$2072]; 925; 1)" office:value-type="float" office:value="287099840768" calcext:value-type="float">
            <text:p>287099840768</text:p>
          </table:table-cell>
          <table:table-cell table:formula="of:=[.$G$7] * [.$F$934] + [.$G$8]" office:value-type="float" office:value="245.380093477666" calcext:value-type="float">
            <text:p>245.380093477666</text:p>
          </table:table-cell>
          <table:table-cell/>
          <table:table-cell table:formula="of:=INDEX([.$C$1:.$C$2072]; 925; 1)" office:value-type="float" office:value="188796302080" calcext:value-type="float">
            <text:p>188796302080</text:p>
          </table:table-cell>
          <table:table-cell table:formula="of:=[.$J$7] * [.$I$934] + [.$J$8]" office:value-type="float" office:value="-95.8081340752542" calcext:value-type="float">
            <text:p>-95.8081340752542</text:p>
          </table:table-cell>
        </table:table-row>
        <table:table-row table:style-name="ro1">
          <table:table-cell office:value-type="float" office:value="287099749632" calcext:value-type="float">
            <text:p>287099749632</text:p>
          </table:table-cell>
          <table:table-cell office:value-type="float" office:value="242.338653564453" calcext:value-type="float">
            <text:p>242.338653564453</text:p>
          </table:table-cell>
          <table:table-cell office:value-type="float" office:value="188796393216" calcext:value-type="float">
            <text:p>188796393216</text:p>
          </table:table-cell>
          <table:table-cell office:value-type="float" office:value="-92.1335296630859" calcext:value-type="float">
            <text:p>-92.1335296630859</text:p>
          </table:table-cell>
          <table:table-cell/>
          <table:table-cell table:formula="of:=INDEX([.$A$1:.$A$2072]; 926; 1)" office:value-type="float" office:value="287099830784" calcext:value-type="float">
            <text:p>287099830784</text:p>
          </table:table-cell>
          <table:table-cell table:formula="of:=[.$G$7] * [.$F$935] + [.$G$8]" office:value-type="float" office:value="244.903124306351" calcext:value-type="float">
            <text:p>244.903124306351</text:p>
          </table:table-cell>
          <table:table-cell/>
          <table:table-cell table:formula="of:=INDEX([.$C$1:.$C$2072]; 926; 1)" office:value-type="float" office:value="188796322304" calcext:value-type="float">
            <text:p>188796322304</text:p>
          </table:table-cell>
          <table:table-cell table:formula="of:=[.$J$7] * [.$I$935] + [.$J$8]" office:value-type="float" office:value="-94.84123252891" calcext:value-type="float">
            <text:p>-94.84123252891</text:p>
          </table:table-cell>
        </table:table-row>
        <table:table-row table:style-name="ro1">
          <table:table-cell office:value-type="float" office:value="287099716608" calcext:value-type="float">
            <text:p>287099716608</text:p>
          </table:table-cell>
          <table:table-cell office:value-type="float" office:value="240.817077636719" calcext:value-type="float">
            <text:p>240.817077636719</text:p>
          </table:table-cell>
          <table:table-cell office:value-type="float" office:value="188796420096" calcext:value-type="float">
            <text:p>188796420096</text:p>
          </table:table-cell>
          <table:table-cell office:value-type="float" office:value="-90.9194717407227" calcext:value-type="float">
            <text:p>-90.9194717407227</text:p>
          </table:table-cell>
          <table:table-cell/>
          <table:table-cell table:formula="of:=INDEX([.$A$1:.$A$2072]; 927; 1)" office:value-type="float" office:value="287099826688" calcext:value-type="float">
            <text:p>287099826688</text:p>
          </table:table-cell>
          <table:table-cell table:formula="of:=[.$G$7] * [.$F$936] + [.$G$8]" office:value-type="float" office:value="244.707444647327" calcext:value-type="float">
            <text:p>244.707444647327</text:p>
          </table:table-cell>
          <table:table-cell/>
          <table:table-cell table:formula="of:=INDEX([.$C$1:.$C$2072]; 927; 1)" office:value-type="float" office:value="188796328704" calcext:value-type="float">
            <text:p>188796328704</text:p>
          </table:table-cell>
          <table:table-cell table:formula="of:=[.$J$7] * [.$I$936] + [.$J$8]" office:value-type="float" office:value="-94.5352510269731" calcext:value-type="float">
            <text:p>-94.5352510269731</text:p>
          </table:table-cell>
        </table:table-row>
        <table:table-row table:style-name="ro1">
          <table:table-cell office:value-type="float" office:value="287099701504" calcext:value-type="float">
            <text:p>287099701504</text:p>
          </table:table-cell>
          <table:table-cell office:value-type="float" office:value="240.089920043945" calcext:value-type="float">
            <text:p>240.089920043945</text:p>
          </table:table-cell>
          <table:table-cell office:value-type="float" office:value="188796432128" calcext:value-type="float">
            <text:p>188796432128</text:p>
          </table:table-cell>
          <table:table-cell office:value-type="float" office:value="-90.3394546508789" calcext:value-type="float">
            <text:p>-90.3394546508789</text:p>
          </table:table-cell>
          <table:table-cell/>
          <table:table-cell table:formula="of:=INDEX([.$A$1:.$A$2072]; 928; 1)" office:value-type="float" office:value="287099822080" calcext:value-type="float">
            <text:p>287099822080</text:p>
          </table:table-cell>
          <table:table-cell table:formula="of:=[.$G$7] * [.$F$937] + [.$G$8]" office:value-type="float" office:value="244.487305030227" calcext:value-type="float">
            <text:p>244.487305030227</text:p>
          </table:table-cell>
          <table:table-cell/>
          <table:table-cell table:formula="of:=INDEX([.$C$1:.$C$2072]; 928; 1)" office:value-type="float" office:value="188796334848" calcext:value-type="float">
            <text:p>188796334848</text:p>
          </table:table-cell>
          <table:table-cell table:formula="of:=[.$J$7] * [.$I$937] + [.$J$8]" office:value-type="float" office:value="-94.2415087856352" calcext:value-type="float">
            <text:p>-94.2415087856352</text:p>
          </table:table-cell>
        </table:table-row>
        <table:table-row table:style-name="ro1">
          <table:table-cell office:value-type="float" office:value="287099696640" calcext:value-type="float">
            <text:p>287099696640</text:p>
          </table:table-cell>
          <table:table-cell office:value-type="float" office:value="239.847808837891" calcext:value-type="float">
            <text:p>239.847808837891</text:p>
          </table:table-cell>
          <table:table-cell office:value-type="float" office:value="188796435968" calcext:value-type="float">
            <text:p>188796435968</text:p>
          </table:table-cell>
          <table:table-cell office:value-type="float" office:value="-90.1463470458984" calcext:value-type="float">
            <text:p>-90.1463470458984</text:p>
          </table:table-cell>
          <table:table-cell/>
          <table:table-cell table:formula="of:=INDEX([.$A$1:.$A$2072]; 929; 1)" office:value-type="float" office:value="287099770368" calcext:value-type="float">
            <text:p>287099770368</text:p>
          </table:table-cell>
          <table:table-cell table:formula="of:=[.$G$7] * [.$F$938] + [.$G$8]" office:value-type="float" office:value="242.016849320382" calcext:value-type="float">
            <text:p>242.016849320382</text:p>
          </table:table-cell>
          <table:table-cell/>
          <table:table-cell table:formula="of:=INDEX([.$C$1:.$C$2072]; 929; 1)" office:value-type="float" office:value="188796375552" calcext:value-type="float">
            <text:p>188796375552</text:p>
          </table:table-cell>
          <table:table-cell table:formula="of:=[.$J$7] * [.$I$938] + [.$J$8]" office:value-type="float" office:value="-92.2954664342105" calcext:value-type="float">
            <text:p>-92.2954664342105</text:p>
          </table:table-cell>
        </table:table-row>
        <table:table-row table:style-name="ro1">
          <table:table-cell office:value-type="float" office:value="287099666688" calcext:value-type="float">
            <text:p>287099666688</text:p>
          </table:table-cell>
          <table:table-cell office:value-type="float" office:value="238.40153503418" calcext:value-type="float">
            <text:p>238.40153503418</text:p>
          </table:table-cell>
          <table:table-cell office:value-type="float" office:value="188796460032" calcext:value-type="float">
            <text:p>188796460032</text:p>
          </table:table-cell>
          <table:table-cell office:value-type="float" office:value="-88.9928283691406" calcext:value-type="float">
            <text:p>-88.9928283691406</text:p>
          </table:table-cell>
          <table:table-cell/>
          <table:table-cell table:formula="of:=INDEX([.$A$1:.$A$2072]; 930; 1)" office:value-type="float" office:value="287099767552" calcext:value-type="float">
            <text:p>287099767552</text:p>
          </table:table-cell>
          <table:table-cell table:formula="of:=[.$G$7] * [.$F$939] + [.$G$8]" office:value-type="float" office:value="241.882319554687" calcext:value-type="float">
            <text:p>241.882319554687</text:p>
          </table:table-cell>
          <table:table-cell/>
          <table:table-cell table:formula="of:=INDEX([.$C$1:.$C$2072]; 930; 1)" office:value-type="float" office:value="188796378112" calcext:value-type="float">
            <text:p>188796378112</text:p>
          </table:table-cell>
          <table:table-cell table:formula="of:=[.$J$7] * [.$I$939] + [.$J$8]" office:value-type="float" office:value="-92.1730738338083" calcext:value-type="float">
            <text:p>-92.1730738338083</text:p>
          </table:table-cell>
        </table:table-row>
        <table:table-row table:style-name="ro1">
          <table:table-cell office:value-type="float" office:value="287099661568" calcext:value-type="float">
            <text:p>287099661568</text:p>
          </table:table-cell>
          <table:table-cell office:value-type="float" office:value="238.164688110352" calcext:value-type="float">
            <text:p>238.164688110352</text:p>
          </table:table-cell>
          <table:table-cell office:value-type="float" office:value="188796463872" calcext:value-type="float">
            <text:p>188796463872</text:p>
          </table:table-cell>
          <table:table-cell office:value-type="float" office:value="-88.8039398193359" calcext:value-type="float">
            <text:p>-88.8039398193359</text:p>
          </table:table-cell>
          <table:table-cell/>
          <table:table-cell table:formula="of:=INDEX([.$A$1:.$A$2072]; 931; 1)" office:value-type="float" office:value="287099764224" calcext:value-type="float">
            <text:p>287099764224</text:p>
          </table:table-cell>
          <table:table-cell table:formula="of:=[.$G$7] * [.$F$940] + [.$G$8]" office:value-type="float" office:value="241.723329830915" calcext:value-type="float">
            <text:p>241.723329830915</text:p>
          </table:table-cell>
          <table:table-cell/>
          <table:table-cell table:formula="of:=INDEX([.$C$1:.$C$2072]; 931; 1)" office:value-type="float" office:value="188796380928" calcext:value-type="float">
            <text:p>188796380928</text:p>
          </table:table-cell>
          <table:table-cell table:formula="of:=[.$J$7] * [.$I$940] + [.$J$8]" office:value-type="float" office:value="-92.0384419728071" calcext:value-type="float">
            <text:p>-92.0384419728071</text:p>
          </table:table-cell>
        </table:table-row>
        <table:table-row table:style-name="ro1">
          <table:table-cell office:value-type="float" office:value="287099656704" calcext:value-type="float">
            <text:p>287099656704</text:p>
          </table:table-cell>
          <table:table-cell office:value-type="float" office:value="237.929824829102" calcext:value-type="float">
            <text:p>237.929824829102</text:p>
          </table:table-cell>
          <table:table-cell office:value-type="float" office:value="188796467968" calcext:value-type="float">
            <text:p>188796467968</text:p>
          </table:table-cell>
          <table:table-cell office:value-type="float" office:value="-88.6166305541992" calcext:value-type="float">
            <text:p>-88.6166305541992</text:p>
          </table:table-cell>
          <table:table-cell/>
          <table:table-cell table:formula="of:=INDEX([.$A$1:.$A$2072]; 932; 1)" office:value-type="float" office:value="287099760896" calcext:value-type="float">
            <text:p>287099760896</text:p>
          </table:table-cell>
          <table:table-cell table:formula="of:=[.$G$7] * [.$F$941] + [.$G$8]" office:value-type="float" office:value="241.564340107143" calcext:value-type="float">
            <text:p>241.564340107143</text:p>
          </table:table-cell>
          <table:table-cell/>
          <table:table-cell table:formula="of:=INDEX([.$C$1:.$C$2072]; 932; 1)" office:value-type="float" office:value="188796383744" calcext:value-type="float">
            <text:p>188796383744</text:p>
          </table:table-cell>
          <table:table-cell table:formula="of:=[.$J$7] * [.$I$941] + [.$J$8]" office:value-type="float" office:value="-91.9038101118058" calcext:value-type="float">
            <text:p>-91.9038101118058</text:p>
          </table:table-cell>
        </table:table-row>
        <table:table-row table:style-name="ro1">
          <table:table-cell office:value-type="float" office:value="287099621888" calcext:value-type="float">
            <text:p>287099621888</text:p>
          </table:table-cell>
          <table:table-cell office:value-type="float" office:value="236.234802246094" calcext:value-type="float">
            <text:p>236.234802246094</text:p>
          </table:table-cell>
          <table:table-cell office:value-type="float" office:value="188796499200" calcext:value-type="float">
            <text:p>188796499200</text:p>
          </table:table-cell>
          <table:table-cell office:value-type="float" office:value="-87.2056198120117" calcext:value-type="float">
            <text:p>-87.2056198120117</text:p>
          </table:table-cell>
          <table:table-cell/>
          <table:table-cell table:formula="of:=INDEX([.$A$1:.$A$2072]; 933; 1)" office:value-type="float" office:value="287099757312" calcext:value-type="float">
            <text:p>287099757312</text:p>
          </table:table-cell>
          <table:table-cell table:formula="of:=[.$G$7] * [.$F$942] + [.$G$8]" office:value-type="float" office:value="241.393120404333" calcext:value-type="float">
            <text:p>241.393120404333</text:p>
          </table:table-cell>
          <table:table-cell/>
          <table:table-cell table:formula="of:=INDEX([.$C$1:.$C$2072]; 933; 1)" office:value-type="float" office:value="188796386816" calcext:value-type="float">
            <text:p>188796386816</text:p>
          </table:table-cell>
          <table:table-cell table:formula="of:=[.$J$7] * [.$I$942] + [.$J$8]" office:value-type="float" office:value="-91.7569389920682" calcext:value-type="float">
            <text:p>-91.7569389920682</text:p>
          </table:table-cell>
        </table:table-row>
        <table:table-row table:style-name="ro1">
          <table:table-cell office:value-type="float" office:value="287099589120" calcext:value-type="float">
            <text:p>287099589120</text:p>
          </table:table-cell>
          <table:table-cell office:value-type="float" office:value="234.356369018555" calcext:value-type="float">
            <text:p>234.356369018555</text:p>
          </table:table-cell>
          <table:table-cell office:value-type="float" office:value="188796555008" calcext:value-type="float">
            <text:p>188796555008</text:p>
          </table:table-cell>
          <table:table-cell office:value-type="float" office:value="-84.7590026855469" calcext:value-type="float">
            <text:p>-84.7590026855469</text:p>
          </table:table-cell>
          <table:table-cell/>
          <table:table-cell table:formula="of:=INDEX([.$A$1:.$A$2072]; 934; 1)" office:value-type="float" office:value="287099753728" calcext:value-type="float">
            <text:p>287099753728</text:p>
          </table:table-cell>
          <table:table-cell table:formula="of:=[.$G$7] * [.$F$943] + [.$G$8]" office:value-type="float" office:value="241.221900701523" calcext:value-type="float">
            <text:p>241.221900701523</text:p>
          </table:table-cell>
          <table:table-cell/>
          <table:table-cell table:formula="of:=INDEX([.$C$1:.$C$2072]; 934; 1)" office:value-type="float" office:value="188796389888" calcext:value-type="float">
            <text:p>188796389888</text:p>
          </table:table-cell>
          <table:table-cell table:formula="of:=[.$J$7] * [.$I$943] + [.$J$8]" office:value-type="float" office:value="-91.6100678704679" calcext:value-type="float">
            <text:p>-91.6100678704679</text:p>
          </table:table-cell>
        </table:table-row>
        <table:table-row table:style-name="ro1">
          <table:table-cell office:value-type="float" office:value="287099585536" calcext:value-type="float">
            <text:p>287099585536</text:p>
          </table:table-cell>
          <table:table-cell office:value-type="float" office:value="234.199569702148" calcext:value-type="float">
            <text:p>234.199569702148</text:p>
          </table:table-cell>
          <table:table-cell office:value-type="float" office:value="188796560640" calcext:value-type="float">
            <text:p>188796560640</text:p>
          </table:table-cell>
          <table:table-cell office:value-type="float" office:value="-84.4888534545899" calcext:value-type="float">
            <text:p>-84.4888534545899</text:p>
          </table:table-cell>
          <table:table-cell/>
          <table:table-cell table:formula="of:=INDEX([.$A$1:.$A$2072]; 935; 1)" office:value-type="float" office:value="287099749632" calcext:value-type="float">
            <text:p>287099749632</text:p>
          </table:table-cell>
          <table:table-cell table:formula="of:=[.$G$7] * [.$F$944] + [.$G$8]" office:value-type="float" office:value="241.026221042499" calcext:value-type="float">
            <text:p>241.026221042499</text:p>
          </table:table-cell>
          <table:table-cell/>
          <table:table-cell table:formula="of:=INDEX([.$C$1:.$C$2072]; 935; 1)" office:value-type="float" office:value="188796393216" calcext:value-type="float">
            <text:p>188796393216</text:p>
          </table:table-cell>
          <table:table-cell table:formula="of:=[.$J$7] * [.$I$944] + [.$J$8]" office:value-type="float" office:value="-91.4509574901313" calcext:value-type="float">
            <text:p>-91.4509574901313</text:p>
          </table:table-cell>
        </table:table-row>
        <table:table-row table:style-name="ro1">
          <table:table-cell office:value-type="float" office:value="287099561984" calcext:value-type="float">
            <text:p>287099561984</text:p>
          </table:table-cell>
          <table:table-cell office:value-type="float" office:value="233.108917236328" calcext:value-type="float">
            <text:p>233.108917236328</text:p>
          </table:table-cell>
          <table:table-cell office:value-type="float" office:value="188796598016" calcext:value-type="float">
            <text:p>188796598016</text:p>
          </table:table-cell>
          <table:table-cell office:value-type="float" office:value="-82.7575454711914" calcext:value-type="float">
            <text:p>-82.7575454711914</text:p>
          </table:table-cell>
          <table:table-cell/>
          <table:table-cell table:formula="of:=INDEX([.$A$1:.$A$2072]; 936; 1)" office:value-type="float" office:value="287099716608" calcext:value-type="float">
            <text:p>287099716608</text:p>
          </table:table-cell>
          <table:table-cell table:formula="of:=[.$G$7] * [.$F$945] + [.$G$8]" office:value-type="float" office:value="239.448553783819" calcext:value-type="float">
            <text:p>239.448553783819</text:p>
          </table:table-cell>
          <table:table-cell/>
          <table:table-cell table:formula="of:=INDEX([.$C$1:.$C$2072]; 936; 1)" office:value-type="float" office:value="188796420096" calcext:value-type="float">
            <text:p>188796420096</text:p>
          </table:table-cell>
          <table:table-cell table:formula="of:=[.$J$7] * [.$I$945] + [.$J$8]" office:value-type="float" office:value="-90.1658351831138" calcext:value-type="float">
            <text:p>-90.1658351831138</text:p>
          </table:table-cell>
        </table:table-row>
        <table:table-row table:style-name="ro1">
          <table:table-cell office:value-type="float" office:value="287099537664" calcext:value-type="float">
            <text:p>287099537664</text:p>
          </table:table-cell>
          <table:table-cell office:value-type="float" office:value="231.433944702148" calcext:value-type="float">
            <text:p>231.433944702148</text:p>
          </table:table-cell>
          <table:table-cell office:value-type="float" office:value="188796683520" calcext:value-type="float">
            <text:p>188796683520</text:p>
          </table:table-cell>
          <table:table-cell office:value-type="float" office:value="-78.8496246337891" calcext:value-type="float">
            <text:p>-78.8496246337891</text:p>
          </table:table-cell>
          <table:table-cell/>
          <table:table-cell table:formula="of:=INDEX([.$A$1:.$A$2072]; 937; 1)" office:value-type="float" office:value="287099701504" calcext:value-type="float">
            <text:p>287099701504</text:p>
          </table:table-cell>
          <table:table-cell table:formula="of:=[.$G$7] * [.$F$946] + [.$G$8]" office:value-type="float" office:value="238.726985037327" calcext:value-type="float">
            <text:p>238.726985037327</text:p>
          </table:table-cell>
          <table:table-cell/>
          <table:table-cell table:formula="of:=INDEX([.$C$1:.$C$2072]; 937; 1)" office:value-type="float" office:value="188796432128" calcext:value-type="float">
            <text:p>188796432128</text:p>
          </table:table-cell>
          <table:table-cell table:formula="of:=[.$J$7] * [.$I$946] + [.$J$8]" office:value-type="float" office:value="-89.5905899591744" calcext:value-type="float">
            <text:p>-89.5905899591744</text:p>
          </table:table-cell>
        </table:table-row>
        <table:table-row table:style-name="ro1">
          <table:table-cell office:value-type="float" office:value="287099538176" calcext:value-type="float">
            <text:p>287099538176</text:p>
          </table:table-cell>
          <table:table-cell office:value-type="float" office:value="231.388427734375" calcext:value-type="float">
            <text:p>231.388427734375</text:p>
          </table:table-cell>
          <table:table-cell office:value-type="float" office:value="188796691712" calcext:value-type="float">
            <text:p>188796691712</text:p>
          </table:table-cell>
          <table:table-cell office:value-type="float" office:value="-78.4729690551758" calcext:value-type="float">
            <text:p>-78.4729690551758</text:p>
          </table:table-cell>
          <table:table-cell/>
          <table:table-cell table:formula="of:=INDEX([.$A$1:.$A$2072]; 938; 1)" office:value-type="float" office:value="287099696640" calcext:value-type="float">
            <text:p>287099696640</text:p>
          </table:table-cell>
          <table:table-cell table:formula="of:=[.$G$7] * [.$F$947] + [.$G$8]" office:value-type="float" office:value="238.494615441188" calcext:value-type="float">
            <text:p>238.494615441188</text:p>
          </table:table-cell>
          <table:table-cell/>
          <table:table-cell table:formula="of:=INDEX([.$C$1:.$C$2072]; 938; 1)" office:value-type="float" office:value="188796435968" calcext:value-type="float">
            <text:p>188796435968</text:p>
          </table:table-cell>
          <table:table-cell table:formula="of:=[.$J$7] * [.$I$947] + [.$J$8]" office:value-type="float" office:value="-89.4070010576397" calcext:value-type="float">
            <text:p>-89.4070010576397</text:p>
          </table:table-cell>
        </table:table-row>
        <table:table-row table:style-name="ro1">
          <table:table-cell office:value-type="float" office:value="287099548672" calcext:value-type="float">
            <text:p>287099548672</text:p>
          </table:table-cell>
          <table:table-cell office:value-type="float" office:value="231.469039916992" calcext:value-type="float">
            <text:p>231.469039916992</text:p>
          </table:table-cell>
          <table:table-cell office:value-type="float" office:value="188796723456" calcext:value-type="float">
            <text:p>188796723456</text:p>
          </table:table-cell>
          <table:table-cell office:value-type="float" office:value="-76.965461730957" calcext:value-type="float">
            <text:p>-76.965461730957</text:p>
          </table:table-cell>
          <table:table-cell/>
          <table:table-cell table:formula="of:=INDEX([.$A$1:.$A$2072]; 939; 1)" office:value-type="float" office:value="287099666688" calcext:value-type="float">
            <text:p>287099666688</text:p>
          </table:table-cell>
          <table:table-cell table:formula="of:=[.$G$7] * [.$F$948] + [.$G$8]" office:value-type="float" office:value="237.063707925379" calcext:value-type="float">
            <text:p>237.063707925379</text:p>
          </table:table-cell>
          <table:table-cell/>
          <table:table-cell table:formula="of:=INDEX([.$C$1:.$C$2072]; 939; 1)" office:value-type="float" office:value="188796460032" calcext:value-type="float">
            <text:p>188796460032</text:p>
          </table:table-cell>
          <table:table-cell table:formula="of:=[.$J$7] * [.$I$948] + [.$J$8]" office:value-type="float" office:value="-88.2565106116235" calcext:value-type="float">
            <text:p>-88.2565106116235</text:p>
          </table:table-cell>
        </table:table-row>
        <table:table-row table:style-name="ro1">
          <table:table-cell office:value-type="float" office:value="287099557888" calcext:value-type="float">
            <text:p>287099557888</text:p>
          </table:table-cell>
          <table:table-cell office:value-type="float" office:value="231.79362487793" calcext:value-type="float">
            <text:p>231.79362487793</text:p>
          </table:table-cell>
          <table:table-cell office:value-type="float" office:value="188796749312" calcext:value-type="float">
            <text:p>188796749312</text:p>
          </table:table-cell>
          <table:table-cell office:value-type="float" office:value="-75.7537155151367" calcext:value-type="float">
            <text:p>-75.7537155151367</text:p>
          </table:table-cell>
          <table:table-cell/>
          <table:table-cell table:formula="of:=INDEX([.$A$1:.$A$2072]; 940; 1)" office:value-type="float" office:value="287099661568" calcext:value-type="float">
            <text:p>287099661568</text:p>
          </table:table-cell>
          <table:table-cell table:formula="of:=[.$G$7] * [.$F$949] + [.$G$8]" office:value-type="float" office:value="236.819108352065" calcext:value-type="float">
            <text:p>236.819108352065</text:p>
          </table:table-cell>
          <table:table-cell/>
          <table:table-cell table:formula="of:=INDEX([.$C$1:.$C$2072]; 940; 1)" office:value-type="float" office:value="188796463872" calcext:value-type="float">
            <text:p>188796463872</text:p>
          </table:table-cell>
          <table:table-cell table:formula="of:=[.$J$7] * [.$I$949] + [.$J$8]" office:value-type="float" office:value="-88.0729217100889" calcext:value-type="float">
            <text:p>-88.0729217100889</text:p>
          </table:table-cell>
        </table:table-row>
        <table:table-row table:style-name="ro1">
          <table:table-cell office:value-type="float" office:value="287099560192" calcext:value-type="float">
            <text:p>287099560192</text:p>
          </table:table-cell>
          <table:table-cell office:value-type="float" office:value="231.901184082031" calcext:value-type="float">
            <text:p>231.901184082031</text:p>
          </table:table-cell>
          <table:table-cell office:value-type="float" office:value="188796758784" calcext:value-type="float">
            <text:p>188796758784</text:p>
          </table:table-cell>
          <table:table-cell office:value-type="float" office:value="-75.3183975219727" calcext:value-type="float">
            <text:p>-75.3183975219727</text:p>
          </table:table-cell>
          <table:table-cell/>
          <table:table-cell table:formula="of:=INDEX([.$A$1:.$A$2072]; 941; 1)" office:value-type="float" office:value="287099656704" calcext:value-type="float">
            <text:p>287099656704</text:p>
          </table:table-cell>
          <table:table-cell table:formula="of:=[.$G$7] * [.$F$950] + [.$G$8]" office:value-type="float" office:value="236.586738754064" calcext:value-type="float">
            <text:p>236.586738754064</text:p>
          </table:table-cell>
          <table:table-cell/>
          <table:table-cell table:formula="of:=INDEX([.$C$1:.$C$2072]; 941; 1)" office:value-type="float" office:value="188796467968" calcext:value-type="float">
            <text:p>188796467968</text:p>
          </table:table-cell>
          <table:table-cell table:formula="of:=[.$J$7] * [.$I$950] + [.$J$8]" office:value-type="float" office:value="-87.8770935498178" calcext:value-type="float">
            <text:p>-87.8770935498178</text:p>
          </table:table-cell>
        </table:table-row>
        <table:table-row table:style-name="ro1">
          <table:table-cell office:value-type="float" office:value="287099581440" calcext:value-type="float">
            <text:p>287099581440</text:p>
          </table:table-cell>
          <table:table-cell office:value-type="float" office:value="232.995529174805" calcext:value-type="float">
            <text:p>232.995529174805</text:p>
          </table:table-cell>
          <table:table-cell office:value-type="float" office:value="188796856064" calcext:value-type="float">
            <text:p>188796856064</text:p>
          </table:table-cell>
          <table:table-cell office:value-type="float" office:value="-70.8073654174805" calcext:value-type="float">
            <text:p>-70.8073654174805</text:p>
          </table:table-cell>
          <table:table-cell/>
          <table:table-cell table:formula="of:=INDEX([.$A$1:.$A$2072]; 942; 1)" office:value-type="float" office:value="287099621888" calcext:value-type="float">
            <text:p>287099621888</text:p>
          </table:table-cell>
          <table:table-cell table:formula="of:=[.$G$7] * [.$F$951] + [.$G$8]" office:value-type="float" office:value="234.923461643979" calcext:value-type="float">
            <text:p>234.923461643979</text:p>
          </table:table-cell>
          <table:table-cell/>
          <table:table-cell table:formula="of:=INDEX([.$C$1:.$C$2072]; 942; 1)" office:value-type="float" office:value="188796499200" calcext:value-type="float">
            <text:p>188796499200</text:p>
          </table:table-cell>
          <table:table-cell table:formula="of:=[.$J$7] * [.$I$951] + [.$J$8]" office:value-type="float" office:value="-86.3839038200677" calcext:value-type="float">
            <text:p>-86.3839038200677</text:p>
          </table:table-cell>
        </table:table-row>
        <table:table-row table:style-name="ro1">
          <table:table-cell office:value-type="float" office:value="287099565312" calcext:value-type="float">
            <text:p>287099565312</text:p>
          </table:table-cell>
          <table:table-cell office:value-type="float" office:value="233.164581298828" calcext:value-type="float">
            <text:p>233.164581298828</text:p>
          </table:table-cell>
          <table:table-cell office:value-type="float" office:value="188797285632" calcext:value-type="float">
            <text:p>188797285632</text:p>
          </table:table-cell>
          <table:table-cell office:value-type="float" office:value="-50.0120353698731" calcext:value-type="float">
            <text:p>-50.0120353698731</text:p>
          </table:table-cell>
          <table:table-cell/>
          <table:table-cell table:formula="of:=INDEX([.$A$1:.$A$2072]; 943; 1)" office:value-type="float" office:value="287099589120" calcext:value-type="float">
            <text:p>287099589120</text:p>
          </table:table-cell>
          <table:table-cell table:formula="of:=[.$G$7] * [.$F$952] + [.$G$8]" office:value-type="float" office:value="233.358024364337" calcext:value-type="float">
            <text:p>233.358024364337</text:p>
          </table:table-cell>
          <table:table-cell/>
          <table:table-cell table:formula="of:=INDEX([.$C$1:.$C$2072]; 943; 1)" office:value-type="float" office:value="188796555008" calcext:value-type="float">
            <text:p>188796555008</text:p>
          </table:table-cell>
          <table:table-cell table:formula="of:=[.$J$7] * [.$I$952] + [.$J$8]" office:value-type="float" office:value="-83.7157451249659" calcext:value-type="float">
            <text:p>-83.7157451249659</text:p>
          </table:table-cell>
        </table:table-row>
        <table:table-row table:style-name="ro1">
          <table:table-cell office:value-type="float" office:value="287099553792" calcext:value-type="float">
            <text:p>287099553792</text:p>
          </table:table-cell>
          <table:table-cell office:value-type="float" office:value="232.594055175781" calcext:value-type="float">
            <text:p>232.594055175781</text:p>
          </table:table-cell>
          <table:table-cell office:value-type="float" office:value="188797312256" calcext:value-type="float">
            <text:p>188797312256</text:p>
          </table:table-cell>
          <table:table-cell office:value-type="float" office:value="-48.722526550293" calcext:value-type="float">
            <text:p>-48.722526550293</text:p>
          </table:table-cell>
          <table:table-cell/>
          <table:table-cell table:formula="of:=INDEX([.$A$1:.$A$2072]; 944; 1)" office:value-type="float" office:value="287099585536" calcext:value-type="float">
            <text:p>287099585536</text:p>
          </table:table-cell>
          <table:table-cell table:formula="of:=[.$G$7] * [.$F$953] + [.$G$8]" office:value-type="float" office:value="233.186804661527" calcext:value-type="float">
            <text:p>233.186804661527</text:p>
          </table:table-cell>
          <table:table-cell/>
          <table:table-cell table:formula="of:=INDEX([.$C$1:.$C$2072]; 944; 1)" office:value-type="float" office:value="188796560640" calcext:value-type="float">
            <text:p>188796560640</text:p>
          </table:table-cell>
          <table:table-cell table:formula="of:=[.$J$7] * [.$I$953] + [.$J$8]" office:value-type="float" office:value="-83.4464814029634" calcext:value-type="float">
            <text:p>-83.4464814029634</text:p>
          </table:table-cell>
        </table:table-row>
        <table:table-row table:style-name="ro1">
          <table:table-cell office:value-type="float" office:value="287099508736" calcext:value-type="float">
            <text:p>287099508736</text:p>
          </table:table-cell>
          <table:table-cell office:value-type="float" office:value="230.0234375" calcext:value-type="float">
            <text:p>230.0234375</text:p>
          </table:table-cell>
          <table:table-cell office:value-type="float" office:value="188797483520" calcext:value-type="float">
            <text:p>188797483520</text:p>
          </table:table-cell>
          <table:table-cell office:value-type="float" office:value="-40.4990005493164" calcext:value-type="float">
            <text:p>-40.4990005493164</text:p>
          </table:table-cell>
          <table:table-cell/>
          <table:table-cell table:formula="of:=INDEX([.$A$1:.$A$2072]; 945; 1)" office:value-type="float" office:value="287099561984" calcext:value-type="float">
            <text:p>287099561984</text:p>
          </table:table-cell>
          <table:table-cell table:formula="of:=[.$G$7] * [.$F$954] + [.$G$8]" office:value-type="float" office:value="232.061646616086" calcext:value-type="float">
            <text:p>232.061646616086</text:p>
          </table:table-cell>
          <table:table-cell/>
          <table:table-cell table:formula="of:=INDEX([.$C$1:.$C$2072]; 945; 1)" office:value-type="float" office:value="188796598016" calcext:value-type="float">
            <text:p>188796598016</text:p>
          </table:table-cell>
          <table:table-cell table:formula="of:=[.$J$7] * [.$I$954] + [.$J$8]" office:value-type="float" office:value="-81.659549433738" calcext:value-type="float">
            <text:p>-81.659549433738</text:p>
          </table:table-cell>
        </table:table-row>
        <table:table-row table:style-name="ro1">
          <table:table-cell office:value-type="float" office:value="287099512576" calcext:value-type="float">
            <text:p>287099512576</text:p>
          </table:table-cell>
          <table:table-cell office:value-type="float" office:value="229.993240356445" calcext:value-type="float">
            <text:p>229.993240356445</text:p>
          </table:table-cell>
          <table:table-cell office:value-type="float" office:value="188797509376" calcext:value-type="float">
            <text:p>188797509376</text:p>
          </table:table-cell>
          <table:table-cell office:value-type="float" office:value="-39.3009567260742" calcext:value-type="float">
            <text:p>-39.3009567260742</text:p>
          </table:table-cell>
          <table:table-cell/>
          <table:table-cell table:formula="of:=INDEX([.$A$1:.$A$2072]; 946; 1)" office:value-type="float" office:value="287099537664" calcext:value-type="float">
            <text:p>287099537664</text:p>
          </table:table-cell>
          <table:table-cell table:formula="of:=[.$G$7] * [.$F$955] + [.$G$8]" office:value-type="float" office:value="230.899798635393" calcext:value-type="float">
            <text:p>230.899798635393</text:p>
          </table:table-cell>
          <table:table-cell/>
          <table:table-cell table:formula="of:=INDEX([.$C$1:.$C$2072]; 946; 1)" office:value-type="float" office:value="188796683520" calcext:value-type="float">
            <text:p>188796683520</text:p>
          </table:table-cell>
          <table:table-cell table:formula="of:=[.$J$7] * [.$I$955] + [.$J$8]" office:value-type="float" office:value="-77.5716365687549" calcext:value-type="float">
            <text:p>-77.5716365687549</text:p>
          </table:table-cell>
        </table:table-row>
        <table:table-row table:style-name="ro1">
          <table:table-cell office:value-type="float" office:value="287099514624" calcext:value-type="float">
            <text:p>287099514624</text:p>
          </table:table-cell>
          <table:table-cell office:value-type="float" office:value="230.020462036133" calcext:value-type="float">
            <text:p>230.020462036133</text:p>
          </table:table-cell>
          <table:table-cell office:value-type="float" office:value="188797515776" calcext:value-type="float">
            <text:p>188797515776</text:p>
          </table:table-cell>
          <table:table-cell office:value-type="float" office:value="-38.9948081970215" calcext:value-type="float">
            <text:p>-38.9948081970215</text:p>
          </table:table-cell>
          <table:table-cell/>
          <table:table-cell table:formula="of:=INDEX([.$A$1:.$A$2072]; 947; 1)" office:value-type="float" office:value="287099538176" calcext:value-type="float">
            <text:p>287099538176</text:p>
          </table:table-cell>
          <table:table-cell table:formula="of:=[.$G$7] * [.$F$956] + [.$G$8]" office:value-type="float" office:value="230.924258591607" calcext:value-type="float">
            <text:p>230.924258591607</text:p>
          </table:table-cell>
          <table:table-cell/>
          <table:table-cell table:formula="of:=INDEX([.$C$1:.$C$2072]; 947; 1)" office:value-type="float" office:value="188796691712" calcext:value-type="float">
            <text:p>188796691712</text:p>
          </table:table-cell>
          <table:table-cell table:formula="of:=[.$J$7] * [.$I$956] + [.$J$8]" office:value-type="float" office:value="-77.1799802463502" calcext:value-type="float">
            <text:p>-77.1799802463502</text:p>
          </table:table-cell>
        </table:table-row>
        <table:table-row table:style-name="ro1">
          <table:table-cell office:value-type="float" office:value="287099522304" calcext:value-type="float">
            <text:p>287099522304</text:p>
          </table:table-cell>
          <table:table-cell office:value-type="float" office:value="230.298797607422" calcext:value-type="float">
            <text:p>230.298797607422</text:p>
          </table:table-cell>
          <table:table-cell office:value-type="float" office:value="188797549312" calcext:value-type="float">
            <text:p>188797549312</text:p>
          </table:table-cell>
          <table:table-cell office:value-type="float" office:value="-37.4095115661621" calcext:value-type="float">
            <text:p>-37.4095115661621</text:p>
          </table:table-cell>
          <table:table-cell/>
          <table:table-cell table:formula="of:=INDEX([.$A$1:.$A$2072]; 948; 1)" office:value-type="float" office:value="287099548672" calcext:value-type="float">
            <text:p>287099548672</text:p>
          </table:table-cell>
          <table:table-cell table:formula="of:=[.$G$7] * [.$F$957] + [.$G$8]" office:value-type="float" office:value="231.425687720999" calcext:value-type="float">
            <text:p>231.425687720999</text:p>
          </table:table-cell>
          <table:table-cell/>
          <table:table-cell table:formula="of:=INDEX([.$C$1:.$C$2072]; 948; 1)" office:value-type="float" office:value="188796723456" calcext:value-type="float">
            <text:p>188796723456</text:p>
          </table:table-cell>
          <table:table-cell table:formula="of:=[.$J$7] * [.$I$957] + [.$J$8]" office:value-type="float" office:value="-75.6623119972646" calcext:value-type="float">
            <text:p>-75.6623119972646</text:p>
          </table:table-cell>
        </table:table-row>
        <table:table-row table:style-name="ro1">
          <table:table-cell office:value-type="float" office:value="287099525888" calcext:value-type="float">
            <text:p>287099525888</text:p>
          </table:table-cell>
          <table:table-cell office:value-type="float" office:value="230.470764160156" calcext:value-type="float">
            <text:p>230.470764160156</text:p>
          </table:table-cell>
          <table:table-cell office:value-type="float" office:value="188797576448" calcext:value-type="float">
            <text:p>188797576448</text:p>
          </table:table-cell>
          <table:table-cell office:value-type="float" office:value="-36.107479095459" calcext:value-type="float">
            <text:p>-36.107479095459</text:p>
          </table:table-cell>
          <table:table-cell/>
          <table:table-cell table:formula="of:=INDEX([.$A$1:.$A$2072]; 949; 1)" office:value-type="float" office:value="287099557888" calcext:value-type="float">
            <text:p>287099557888</text:p>
          </table:table-cell>
          <table:table-cell table:formula="of:=[.$G$7] * [.$F$958] + [.$G$8]" office:value-type="float" office:value="231.8659669552" calcext:value-type="float">
            <text:p>231.8659669552</text:p>
          </table:table-cell>
          <table:table-cell/>
          <table:table-cell table:formula="of:=INDEX([.$C$1:.$C$2072]; 949; 1)" office:value-type="float" office:value="188796749312" calcext:value-type="float">
            <text:p>188796749312</text:p>
          </table:table-cell>
          <table:table-cell table:formula="of:=[.$J$7] * [.$I$958] + [.$J$8]" office:value-type="float" office:value="-74.4261467307806" calcext:value-type="float">
            <text:p>-74.4261467307806</text:p>
          </table:table-cell>
        </table:table-row>
        <table:table-row table:style-name="ro1">
          <table:table-cell office:value-type="float" office:value="287099527168" calcext:value-type="float">
            <text:p>287099527168</text:p>
          </table:table-cell>
          <table:table-cell office:value-type="float" office:value="230.5146484375" calcext:value-type="float">
            <text:p>230.5146484375</text:p>
          </table:table-cell>
          <table:table-cell office:value-type="float" office:value="188797583104" calcext:value-type="float">
            <text:p>188797583104</text:p>
          </table:table-cell>
          <table:table-cell office:value-type="float" office:value="-35.7818832397461" calcext:value-type="float">
            <text:p>-35.7818832397461</text:p>
          </table:table-cell>
          <table:table-cell/>
          <table:table-cell table:formula="of:=INDEX([.$A$1:.$A$2072]; 950; 1)" office:value-type="float" office:value="287099560192" calcext:value-type="float">
            <text:p>287099560192</text:p>
          </table:table-cell>
          <table:table-cell table:formula="of:=[.$G$7] * [.$F$959] + [.$G$8]" office:value-type="float" office:value="231.976036764681" calcext:value-type="float">
            <text:p>231.976036764681</text:p>
          </table:table-cell>
          <table:table-cell/>
          <table:table-cell table:formula="of:=INDEX([.$C$1:.$C$2072]; 950; 1)" office:value-type="float" office:value="188796758784" calcext:value-type="float">
            <text:p>188796758784</text:p>
          </table:table-cell>
          <table:table-cell table:formula="of:=[.$J$7] * [.$I$959] + [.$J$8]" office:value-type="float" office:value="-73.9732941091061" calcext:value-type="float">
            <text:p>-73.9732941091061</text:p>
          </table:table-cell>
        </table:table-row>
        <table:table-row table:style-name="ro1">
          <table:table-cell office:value-type="float" office:value="287099532032" calcext:value-type="float">
            <text:p>287099532032</text:p>
          </table:table-cell>
          <table:table-cell office:value-type="float" office:value="230.689407348633" calcext:value-type="float">
            <text:p>230.689407348633</text:p>
          </table:table-cell>
          <table:table-cell office:value-type="float" office:value="188797603072" calcext:value-type="float">
            <text:p>188797603072</text:p>
          </table:table-cell>
          <table:table-cell office:value-type="float" office:value="-34.821102142334" calcext:value-type="float">
            <text:p>-34.821102142334</text:p>
          </table:table-cell>
          <table:table-cell/>
          <table:table-cell table:formula="of:=INDEX([.$A$1:.$A$2072]; 951; 1)" office:value-type="float" office:value="287099581440" calcext:value-type="float">
            <text:p>287099581440</text:p>
          </table:table-cell>
          <table:table-cell table:formula="of:=[.$G$7] * [.$F$960] + [.$G$8]" office:value-type="float" office:value="232.991125000641" calcext:value-type="float">
            <text:p>232.991125000641</text:p>
          </table:table-cell>
          <table:table-cell/>
          <table:table-cell table:formula="of:=INDEX([.$C$1:.$C$2072]; 951; 1)" office:value-type="float" office:value="188796856064" calcext:value-type="float">
            <text:p>188796856064</text:p>
          </table:table-cell>
          <table:table-cell table:formula="of:=[.$J$7] * [.$I$960] + [.$J$8]" office:value-type="float" office:value="-69.3223752807826" calcext:value-type="float">
            <text:p>-69.3223752807826</text:p>
          </table:table-cell>
        </table:table-row>
        <table:table-row table:style-name="ro1">
          <table:table-cell office:value-type="float" office:value="287099534336" calcext:value-type="float">
            <text:p>287099534336</text:p>
          </table:table-cell>
          <table:table-cell office:value-type="float" office:value="230.760208129883" calcext:value-type="float">
            <text:p>230.760208129883</text:p>
          </table:table-cell>
          <table:table-cell office:value-type="float" office:value="188797609984" calcext:value-type="float">
            <text:p>188797609984</text:p>
          </table:table-cell>
          <table:table-cell office:value-type="float" office:value="-34.4969177246094" calcext:value-type="float">
            <text:p>-34.4969177246094</text:p>
          </table:table-cell>
          <table:table-cell/>
          <table:table-cell table:formula="of:=INDEX([.$A$1:.$A$2072]; 952; 1)" office:value-type="float" office:value="287099565312" calcext:value-type="float">
            <text:p>287099565312</text:p>
          </table:table-cell>
          <table:table-cell table:formula="of:=[.$G$7] * [.$F$961] + [.$G$8]" office:value-type="float" office:value="232.220636339858" calcext:value-type="float">
            <text:p>232.220636339858</text:p>
          </table:table-cell>
          <table:table-cell/>
          <table:table-cell table:formula="of:=INDEX([.$C$1:.$C$2072]; 952; 1)" office:value-type="float" office:value="188797285632" calcext:value-type="float">
            <text:p>188797285632</text:p>
          </table:table-cell>
          <table:table-cell table:formula="of:=[.$J$7] * [.$I$961] + [.$J$8]" office:value-type="float" office:value="-48.7848968822509" calcext:value-type="float">
            <text:p>-48.7848968822509</text:p>
          </table:table-cell>
        </table:table-row>
        <table:table-row table:style-name="ro1">
          <table:table-cell office:value-type="float" office:value="287099547648" calcext:value-type="float">
            <text:p>287099547648</text:p>
          </table:table-cell>
          <table:table-cell office:value-type="float" office:value="231.18717956543" calcext:value-type="float">
            <text:p>231.18717956543</text:p>
          </table:table-cell>
          <table:table-cell office:value-type="float" office:value="188797637632" calcext:value-type="float">
            <text:p>188797637632</text:p>
          </table:table-cell>
          <table:table-cell office:value-type="float" office:value="-33.1435966491699" calcext:value-type="float">
            <text:p>-33.1435966491699</text:p>
          </table:table-cell>
          <table:table-cell/>
          <table:table-cell table:formula="of:=INDEX([.$A$1:.$A$2072]; 953; 1)" office:value-type="float" office:value="287099553792" calcext:value-type="float">
            <text:p>287099553792</text:p>
          </table:table-cell>
          <table:table-cell table:formula="of:=[.$G$7] * [.$F$962] + [.$G$8]" office:value-type="float" office:value="231.670287296176" calcext:value-type="float">
            <text:p>231.670287296176</text:p>
          </table:table-cell>
          <table:table-cell/>
          <table:table-cell table:formula="of:=INDEX([.$C$1:.$C$2072]; 953; 1)" office:value-type="float" office:value="188797312256" calcext:value-type="float">
            <text:p>188797312256</text:p>
          </table:table-cell>
          <table:table-cell table:formula="of:=[.$J$7] * [.$I$962] + [.$J$8]" office:value-type="float" office:value="-47.5120138339698" calcext:value-type="float">
            <text:p>-47.5120138339698</text:p>
          </table:table-cell>
        </table:table-row>
        <table:table-row table:style-name="ro1">
          <table:table-cell office:value-type="float" office:value="287099666944" calcext:value-type="float">
            <text:p>287099666944</text:p>
          </table:table-cell>
          <table:table-cell office:value-type="float" office:value="236.200378417969" calcext:value-type="float">
            <text:p>236.200378417969</text:p>
          </table:table-cell>
          <table:table-cell office:value-type="float" office:value="188797735680" calcext:value-type="float">
            <text:p>188797735680</text:p>
          </table:table-cell>
          <table:table-cell office:value-type="float" office:value="-28.0553245544434" calcext:value-type="float">
            <text:p>-28.0553245544434</text:p>
          </table:table-cell>
          <table:table-cell/>
          <table:table-cell table:formula="of:=INDEX([.$A$1:.$A$2072]; 954; 1)" office:value-type="float" office:value="287099508736" calcext:value-type="float">
            <text:p>287099508736</text:p>
          </table:table-cell>
          <table:table-cell table:formula="of:=[.$G$7] * [.$F$963] + [.$G$8]" office:value-type="float" office:value="229.517811035737" calcext:value-type="float">
            <text:p>229.517811035737</text:p>
          </table:table-cell>
          <table:table-cell/>
          <table:table-cell table:formula="of:=INDEX([.$C$1:.$C$2072]; 954; 1)" office:value-type="float" office:value="188797483520" calcext:value-type="float">
            <text:p>188797483520</text:p>
          </table:table-cell>
          <table:table-cell table:formula="of:=[.$J$7] * [.$I$963] + [.$J$8]" office:value-type="float" office:value="-39.3239488471299" calcext:value-type="float">
            <text:p>-39.3239488471299</text:p>
          </table:table-cell>
        </table:table-row>
        <table:table-row table:style-name="ro1">
          <table:table-cell office:value-type="float" office:value="287099674880" calcext:value-type="float">
            <text:p>287099674880</text:p>
          </table:table-cell>
          <table:table-cell office:value-type="float" office:value="236.583358764648" calcext:value-type="float">
            <text:p>236.583358764648</text:p>
          </table:table-cell>
          <table:table-cell office:value-type="float" office:value="188797741568" calcext:value-type="float">
            <text:p>188797741568</text:p>
          </table:table-cell>
          <table:table-cell office:value-type="float" office:value="-27.7677993774414" calcext:value-type="float">
            <text:p>-27.7677993774414</text:p>
          </table:table-cell>
          <table:table-cell/>
          <table:table-cell table:formula="of:=INDEX([.$A$1:.$A$2072]; 955; 1)" office:value-type="float" office:value="287099512576" calcext:value-type="float">
            <text:p>287099512576</text:p>
          </table:table-cell>
          <table:table-cell table:formula="of:=[.$G$7] * [.$F$964] + [.$G$8]" office:value-type="float" office:value="229.701260717586" calcext:value-type="float">
            <text:p>229.701260717586</text:p>
          </table:table-cell>
          <table:table-cell/>
          <table:table-cell table:formula="of:=INDEX([.$C$1:.$C$2072]; 955; 1)" office:value-type="float" office:value="188797509376" calcext:value-type="float">
            <text:p>188797509376</text:p>
          </table:table-cell>
          <table:table-cell table:formula="of:=[.$J$7] * [.$I$964] + [.$J$8]" office:value-type="float" office:value="-38.0877835806459" calcext:value-type="float">
            <text:p>-38.0877835806459</text:p>
          </table:table-cell>
        </table:table-row>
        <table:table-row table:style-name="ro1">
          <table:table-cell office:value-type="float" office:value="287099699456" calcext:value-type="float">
            <text:p>287099699456</text:p>
          </table:table-cell>
          <table:table-cell office:value-type="float" office:value="237.748489379883" calcext:value-type="float">
            <text:p>237.748489379883</text:p>
          </table:table-cell>
          <table:table-cell office:value-type="float" office:value="188797760000" calcext:value-type="float">
            <text:p>188797760000</text:p>
          </table:table-cell>
          <table:table-cell office:value-type="float" office:value="-26.8984718322754" calcext:value-type="float">
            <text:p>-26.8984718322754</text:p>
          </table:table-cell>
          <table:table-cell/>
          <table:table-cell table:formula="of:=INDEX([.$A$1:.$A$2072]; 956; 1)" office:value-type="float" office:value="287099514624" calcext:value-type="float">
            <text:p>287099514624</text:p>
          </table:table-cell>
          <table:table-cell table:formula="of:=[.$G$7] * [.$F$965] + [.$G$8]" office:value-type="float" office:value="229.799100546166" calcext:value-type="float">
            <text:p>229.799100546166</text:p>
          </table:table-cell>
          <table:table-cell/>
          <table:table-cell table:formula="of:=INDEX([.$C$1:.$C$2072]; 956; 1)" office:value-type="float" office:value="188797515776" calcext:value-type="float">
            <text:p>188797515776</text:p>
          </table:table-cell>
          <table:table-cell table:formula="of:=[.$J$7] * [.$I$965] + [.$J$8]" office:value-type="float" office:value="-37.781802078709" calcext:value-type="float">
            <text:p>-37.781802078709</text:p>
          </table:table-cell>
        </table:table-row>
        <table:table-row table:style-name="ro1">
          <table:table-cell office:value-type="float" office:value="287099707904" calcext:value-type="float">
            <text:p>287099707904</text:p>
          </table:table-cell>
          <table:table-cell office:value-type="float" office:value="238.145446777344" calcext:value-type="float">
            <text:p>238.145446777344</text:p>
          </table:table-cell>
          <table:table-cell office:value-type="float" office:value="188797766400" calcext:value-type="float">
            <text:p>188797766400</text:p>
          </table:table-cell>
          <table:table-cell office:value-type="float" office:value="-26.60302734375" calcext:value-type="float">
            <text:p>-26.60302734375</text:p>
          </table:table-cell>
          <table:table-cell/>
          <table:table-cell table:formula="of:=INDEX([.$A$1:.$A$2072]; 957; 1)" office:value-type="float" office:value="287099522304" calcext:value-type="float">
            <text:p>287099522304</text:p>
          </table:table-cell>
          <table:table-cell table:formula="of:=[.$G$7] * [.$F$966] + [.$G$8]" office:value-type="float" office:value="230.165999909863" calcext:value-type="float">
            <text:p>230.165999909863</text:p>
          </table:table-cell>
          <table:table-cell/>
          <table:table-cell table:formula="of:=INDEX([.$C$1:.$C$2072]; 957; 1)" office:value-type="float" office:value="188797549312" calcext:value-type="float">
            <text:p>188797549312</text:p>
          </table:table-cell>
          <table:table-cell table:formula="of:=[.$J$7] * [.$I$966] + [.$J$8]" office:value-type="float" office:value="-36.1784590091556" calcext:value-type="float">
            <text:p>-36.1784590091556</text:p>
          </table:table-cell>
        </table:table-row>
        <table:table-row table:style-name="ro1">
          <table:table-cell office:value-type="float" office:value="287099771648" calcext:value-type="float">
            <text:p>287099771648</text:p>
          </table:table-cell>
          <table:table-cell office:value-type="float" office:value="241.112045288086" calcext:value-type="float">
            <text:p>241.112045288086</text:p>
          </table:table-cell>
          <table:table-cell office:value-type="float" office:value="188797811456" calcext:value-type="float">
            <text:p>188797811456</text:p>
          </table:table-cell>
          <table:table-cell office:value-type="float" office:value="-24.4327793121338" calcext:value-type="float">
            <text:p>-24.4327793121338</text:p>
          </table:table-cell>
          <table:table-cell/>
          <table:table-cell table:formula="of:=INDEX([.$A$1:.$A$2072]; 958; 1)" office:value-type="float" office:value="287099525888" calcext:value-type="float">
            <text:p>287099525888</text:p>
          </table:table-cell>
          <table:table-cell table:formula="of:=[.$G$7] * [.$F$967] + [.$G$8]" office:value-type="float" office:value="230.337219612673" calcext:value-type="float">
            <text:p>230.337219612673</text:p>
          </table:table-cell>
          <table:table-cell/>
          <table:table-cell table:formula="of:=INDEX([.$C$1:.$C$2072]; 958; 1)" office:value-type="float" office:value="188797576448" calcext:value-type="float">
            <text:p>188797576448</text:p>
          </table:table-cell>
          <table:table-cell table:formula="of:=[.$J$7] * [.$I$967] + [.$J$8]" office:value-type="float" office:value="-34.8810974415392" calcext:value-type="float">
            <text:p>-34.8810974415392</text:p>
          </table:table-cell>
        </table:table-row>
        <table:table-row table:style-name="ro1">
          <table:table-cell office:value-type="float" office:value="287099799808" calcext:value-type="float">
            <text:p>287099799808</text:p>
          </table:table-cell>
          <table:table-cell office:value-type="float" office:value="242.491638183594" calcext:value-type="float">
            <text:p>242.491638183594</text:p>
          </table:table-cell>
          <table:table-cell office:value-type="float" office:value="188797833984" calcext:value-type="float">
            <text:p>188797833984</text:p>
          </table:table-cell>
          <table:table-cell office:value-type="float" office:value="-23.4453067779541" calcext:value-type="float">
            <text:p>-23.4453067779541</text:p>
          </table:table-cell>
          <table:table-cell/>
          <table:table-cell table:formula="of:=INDEX([.$A$1:.$A$2072]; 959; 1)" office:value-type="float" office:value="287099527168" calcext:value-type="float">
            <text:p>287099527168</text:p>
          </table:table-cell>
          <table:table-cell table:formula="of:=[.$G$7] * [.$F$968] + [.$G$8]" office:value-type="float" office:value="230.398369506001" calcext:value-type="float">
            <text:p>230.398369506001</text:p>
          </table:table-cell>
          <table:table-cell/>
          <table:table-cell table:formula="of:=INDEX([.$C$1:.$C$2072]; 959; 1)" office:value-type="float" office:value="188797583104" calcext:value-type="float">
            <text:p>188797583104</text:p>
          </table:table-cell>
          <table:table-cell table:formula="of:=[.$J$7] * [.$I$968] + [.$J$8]" office:value-type="float" office:value="-34.5628766790032" calcext:value-type="float">
            <text:p>-34.5628766790032</text:p>
          </table:table-cell>
        </table:table-row>
        <table:table-row table:style-name="ro1">
          <table:table-cell office:value-type="float" office:value="287099809024" calcext:value-type="float">
            <text:p>287099809024</text:p>
          </table:table-cell>
          <table:table-cell office:value-type="float" office:value="242.951065063477" calcext:value-type="float">
            <text:p>242.951065063477</text:p>
          </table:table-cell>
          <table:table-cell office:value-type="float" office:value="188797842176" calcext:value-type="float">
            <text:p>188797842176</text:p>
          </table:table-cell>
          <table:table-cell office:value-type="float" office:value="-23.0894641876221" calcext:value-type="float">
            <text:p>-23.0894641876221</text:p>
          </table:table-cell>
          <table:table-cell/>
          <table:table-cell table:formula="of:=INDEX([.$A$1:.$A$2072]; 960; 1)" office:value-type="float" office:value="287099532032" calcext:value-type="float">
            <text:p>287099532032</text:p>
          </table:table-cell>
          <table:table-cell table:formula="of:=[.$G$7] * [.$F$969] + [.$G$8]" office:value-type="float" office:value="230.63073910214" calcext:value-type="float">
            <text:p>230.63073910214</text:p>
          </table:table-cell>
          <table:table-cell/>
          <table:table-cell table:formula="of:=INDEX([.$C$1:.$C$2072]; 960; 1)" office:value-type="float" office:value="188797603072" calcext:value-type="float">
            <text:p>188797603072</text:p>
          </table:table-cell>
          <table:table-cell table:formula="of:=[.$J$7] * [.$I$969] + [.$J$8]" office:value-type="float" office:value="-33.6082143951207" calcext:value-type="float">
            <text:p>-33.6082143951207</text:p>
          </table:table-cell>
        </table:table-row>
        <table:table-row table:style-name="ro1">
          <table:table-cell office:value-type="float" office:value="287099825664" calcext:value-type="float">
            <text:p>287099825664</text:p>
          </table:table-cell>
          <table:table-cell office:value-type="float" office:value="243.841888427734" calcext:value-type="float">
            <text:p>243.841888427734</text:p>
          </table:table-cell>
          <table:table-cell office:value-type="float" office:value="188797859840" calcext:value-type="float">
            <text:p>188797859840</text:p>
          </table:table-cell>
          <table:table-cell office:value-type="float" office:value="-22.3317031860352" calcext:value-type="float">
            <text:p>-22.3317031860352</text:p>
          </table:table-cell>
          <table:table-cell/>
          <table:table-cell table:formula="of:=INDEX([.$A$1:.$A$2072]; 961; 1)" office:value-type="float" office:value="287099534336" calcext:value-type="float">
            <text:p>287099534336</text:p>
          </table:table-cell>
          <table:table-cell table:formula="of:=[.$G$7] * [.$F$970] + [.$G$8]" office:value-type="float" office:value="230.740808911622" calcext:value-type="float">
            <text:p>230.740808911622</text:p>
          </table:table-cell>
          <table:table-cell/>
          <table:table-cell table:formula="of:=INDEX([.$C$1:.$C$2072]; 961; 1)" office:value-type="float" office:value="188797609984" calcext:value-type="float">
            <text:p>188797609984</text:p>
          </table:table-cell>
          <table:table-cell table:formula="of:=[.$J$7] * [.$I$970] + [.$J$8]" office:value-type="float" office:value="-33.2777543719858" calcext:value-type="float">
            <text:p>-33.2777543719858</text:p>
          </table:table-cell>
        </table:table-row>
        <table:table-row table:style-name="ro1">
          <table:table-cell office:value-type="float" office:value="287099833600" calcext:value-type="float">
            <text:p>287099833600</text:p>
          </table:table-cell>
          <table:table-cell office:value-type="float" office:value="244.264465332031" calcext:value-type="float">
            <text:p>244.264465332031</text:p>
          </table:table-cell>
          <table:table-cell office:value-type="float" office:value="188797869312" calcext:value-type="float">
            <text:p>188797869312</text:p>
          </table:table-cell>
          <table:table-cell office:value-type="float" office:value="-21.9313526153564" calcext:value-type="float">
            <text:p>-21.9313526153564</text:p>
          </table:table-cell>
          <table:table-cell/>
          <table:table-cell table:formula="of:=INDEX([.$A$1:.$A$2072]; 962; 1)" office:value-type="float" office:value="287099547648" calcext:value-type="float">
            <text:p>287099547648</text:p>
          </table:table-cell>
          <table:table-cell table:formula="of:=[.$G$7] * [.$F$971] + [.$G$8]" office:value-type="float" office:value="231.376767806709" calcext:value-type="float">
            <text:p>231.376767806709</text:p>
          </table:table-cell>
          <table:table-cell/>
          <table:table-cell table:formula="of:=INDEX([.$C$1:.$C$2072]; 962; 1)" office:value-type="float" office:value="188797637632" calcext:value-type="float">
            <text:p>188797637632</text:p>
          </table:table-cell>
          <table:table-cell table:formula="of:=[.$J$7] * [.$I$971] + [.$J$8]" office:value-type="float" office:value="-31.9559142850339" calcext:value-type="float">
            <text:p>-31.9559142850339</text:p>
          </table:table-cell>
        </table:table-row>
        <table:table-row table:style-name="ro1">
          <table:table-cell office:value-type="float" office:value="287099866880" calcext:value-type="float">
            <text:p>287099866880</text:p>
          </table:table-cell>
          <table:table-cell office:value-type="float" office:value="246.507858276367" calcext:value-type="float">
            <text:p>246.507858276367</text:p>
          </table:table-cell>
          <table:table-cell office:value-type="float" office:value="188797943040" calcext:value-type="float">
            <text:p>188797943040</text:p>
          </table:table-cell>
          <table:table-cell office:value-type="float" office:value="-18.7198467254639" calcext:value-type="float">
            <text:p>-18.7198467254639</text:p>
          </table:table-cell>
          <table:table-cell/>
          <table:table-cell table:formula="of:=INDEX([.$A$1:.$A$2072]; 963; 1)" office:value-type="float" office:value="287099666944" calcext:value-type="float">
            <text:p>287099666944</text:p>
          </table:table-cell>
          <table:table-cell table:formula="of:=[.$G$7] * [.$F$972] + [.$G$8]" office:value-type="float" office:value="237.075937904418" calcext:value-type="float">
            <text:p>237.075937904418</text:p>
          </table:table-cell>
          <table:table-cell/>
          <table:table-cell table:formula="of:=INDEX([.$C$1:.$C$2072]; 963; 1)" office:value-type="float" office:value="188797735680" calcext:value-type="float">
            <text:p>188797735680</text:p>
          </table:table-cell>
          <table:table-cell table:formula="of:=[.$J$7] * [.$I$972] + [.$J$8]" office:value-type="float" office:value="-27.2682776767761" calcext:value-type="float">
            <text:p>-27.2682776767761</text:p>
          </table:table-cell>
        </table:table-row>
        <table:table-row table:style-name="ro1">
          <table:table-cell office:value-type="float" office:value="287099867392" calcext:value-type="float">
            <text:p>287099867392</text:p>
          </table:table-cell>
          <table:table-cell office:value-type="float" office:value="246.915054321289" calcext:value-type="float">
            <text:p>246.915054321289</text:p>
          </table:table-cell>
          <table:table-cell office:value-type="float" office:value="188797975040" calcext:value-type="float">
            <text:p>188797975040</text:p>
          </table:table-cell>
          <table:table-cell office:value-type="float" office:value="-17.2080860137939" calcext:value-type="float">
            <text:p>-17.2080860137939</text:p>
          </table:table-cell>
          <table:table-cell/>
          <table:table-cell table:formula="of:=INDEX([.$A$1:.$A$2072]; 964; 1)" office:value-type="float" office:value="287099674880" calcext:value-type="float">
            <text:p>287099674880</text:p>
          </table:table-cell>
          <table:table-cell table:formula="of:=[.$G$7] * [.$F$973] + [.$G$8]" office:value-type="float" office:value="237.455067247152" calcext:value-type="float">
            <text:p>237.455067247152</text:p>
          </table:table-cell>
          <table:table-cell/>
          <table:table-cell table:formula="of:=INDEX([.$C$1:.$C$2072]; 964; 1)" office:value-type="float" office:value="188797741568" calcext:value-type="float">
            <text:p>188797741568</text:p>
          </table:table-cell>
          <table:table-cell table:formula="of:=[.$J$7] * [.$I$973] + [.$J$8]" office:value-type="float" office:value="-26.9867746960372" calcext:value-type="float">
            <text:p>-26.9867746960372</text:p>
          </table:table-cell>
        </table:table-row>
        <table:table-row table:style-name="ro1">
          <table:table-cell office:value-type="float" office:value="287099859456" calcext:value-type="float">
            <text:p>287099859456</text:p>
          </table:table-cell>
          <table:table-cell office:value-type="float" office:value="246.920593261719" calcext:value-type="float">
            <text:p>246.920593261719</text:p>
          </table:table-cell>
          <table:table-cell office:value-type="float" office:value="188798002688" calcext:value-type="float">
            <text:p>188798002688</text:p>
          </table:table-cell>
          <table:table-cell office:value-type="float" office:value="-15.7974500656128" calcext:value-type="float">
            <text:p>-15.7974500656128</text:p>
          </table:table-cell>
          <table:table-cell/>
          <table:table-cell table:formula="of:=INDEX([.$A$1:.$A$2072]; 965; 1)" office:value-type="float" office:value="287099699456" calcext:value-type="float">
            <text:p>287099699456</text:p>
          </table:table-cell>
          <table:table-cell table:formula="of:=[.$G$7] * [.$F$974] + [.$G$8]" office:value-type="float" office:value="238.629145206884" calcext:value-type="float">
            <text:p>238.629145206884</text:p>
          </table:table-cell>
          <table:table-cell/>
          <table:table-cell table:formula="of:=INDEX([.$C$1:.$C$2072]; 965; 1)" office:value-type="float" office:value="188797760000" calcext:value-type="float">
            <text:p>188797760000</text:p>
          </table:table-cell>
          <table:table-cell table:formula="of:=[.$J$7] * [.$I$974] + [.$J$8]" office:value-type="float" office:value="-26.1055479701608" calcext:value-type="float">
            <text:p>-26.1055479701608</text:p>
          </table:table-cell>
        </table:table-row>
        <table:table-row table:style-name="ro1">
          <table:table-cell office:value-type="float" office:value="287099836928" calcext:value-type="float">
            <text:p>287099836928</text:p>
          </table:table-cell>
          <table:table-cell office:value-type="float" office:value="246.336227416992" calcext:value-type="float">
            <text:p>246.336227416992</text:p>
          </table:table-cell>
          <table:table-cell office:value-type="float" office:value="188798030080" calcext:value-type="float">
            <text:p>188798030080</text:p>
          </table:table-cell>
          <table:table-cell office:value-type="float" office:value="-14.2165403366089" calcext:value-type="float">
            <text:p>-14.2165403366089</text:p>
          </table:table-cell>
          <table:table-cell/>
          <table:table-cell table:formula="of:=INDEX([.$A$1:.$A$2072]; 966; 1)" office:value-type="float" office:value="287099707904" calcext:value-type="float">
            <text:p>287099707904</text:p>
          </table:table-cell>
          <table:table-cell table:formula="of:=[.$G$7] * [.$F$975] + [.$G$8]" office:value-type="float" office:value="239.032734505832" calcext:value-type="float">
            <text:p>239.032734505832</text:p>
          </table:table-cell>
          <table:table-cell/>
          <table:table-cell table:formula="of:=INDEX([.$C$1:.$C$2072]; 966; 1)" office:value-type="float" office:value="188797766400" calcext:value-type="float">
            <text:p>188797766400</text:p>
          </table:table-cell>
          <table:table-cell table:formula="of:=[.$J$7] * [.$I$975] + [.$J$8]" office:value-type="float" office:value="-25.7995664682239" calcext:value-type="float">
            <text:p>-25.7995664682239</text:p>
          </table:table-cell>
        </table:table-row>
        <table:table-row table:style-name="ro1">
          <table:table-cell office:value-type="float" office:value="287099829760" calcext:value-type="float">
            <text:p>287099829760</text:p>
          </table:table-cell>
          <table:table-cell office:value-type="float" office:value="246.098510742187" calcext:value-type="float">
            <text:p>246.098510742187</text:p>
          </table:table-cell>
          <table:table-cell office:value-type="float" office:value="188798034944" calcext:value-type="float">
            <text:p>188798034944</text:p>
          </table:table-cell>
          <table:table-cell office:value-type="float" office:value="-13.8921899795532" calcext:value-type="float">
            <text:p>-13.8921899795532</text:p>
          </table:table-cell>
          <table:table-cell/>
          <table:table-cell table:formula="of:=INDEX([.$A$1:.$A$2072]; 967; 1)" office:value-type="float" office:value="287099771648" calcext:value-type="float">
            <text:p>287099771648</text:p>
          </table:table-cell>
          <table:table-cell table:formula="of:=[.$G$7] * [.$F$976] + [.$G$8]" office:value-type="float" office:value="242.077999215573" calcext:value-type="float">
            <text:p>242.077999215573</text:p>
          </table:table-cell>
          <table:table-cell/>
          <table:table-cell table:formula="of:=INDEX([.$C$1:.$C$2072]; 967; 1)" office:value-type="float" office:value="188797811456" calcext:value-type="float">
            <text:p>188797811456</text:p>
          </table:table-cell>
          <table:table-cell table:formula="of:=[.$J$7] * [.$I$976] + [.$J$8]" office:value-type="float" office:value="-23.6454566959292" calcext:value-type="float">
            <text:p>-23.6454566959292</text:p>
          </table:table-cell>
        </table:table-row>
        <table:table-row table:style-name="ro1">
          <table:table-cell office:value-type="float" office:value="287099822336" calcext:value-type="float">
            <text:p>287099822336</text:p>
          </table:table-cell>
          <table:table-cell office:value-type="float" office:value="245.832138061523" calcext:value-type="float">
            <text:p>245.832138061523</text:p>
          </table:table-cell>
          <table:table-cell office:value-type="float" office:value="188798039040" calcext:value-type="float">
            <text:p>188798039040</text:p>
          </table:table-cell>
          <table:table-cell office:value-type="float" office:value="-13.6002922058105" calcext:value-type="float">
            <text:p>-13.6002922058105</text:p>
          </table:table-cell>
          <table:table-cell/>
          <table:table-cell table:formula="of:=INDEX([.$A$1:.$A$2072]; 968; 1)" office:value-type="float" office:value="287099799808" calcext:value-type="float">
            <text:p>287099799808</text:p>
          </table:table-cell>
          <table:table-cell table:formula="of:=[.$G$7] * [.$F$977] + [.$G$8]" office:value-type="float" office:value="243.423296878114" calcext:value-type="float">
            <text:p>243.423296878114</text:p>
          </table:table-cell>
          <table:table-cell/>
          <table:table-cell table:formula="of:=INDEX([.$C$1:.$C$2072]; 968; 1)" office:value-type="float" office:value="188797833984" calcext:value-type="float">
            <text:p>188797833984</text:p>
          </table:table-cell>
          <table:table-cell table:formula="of:=[.$J$7] * [.$I$977] + [.$J$8]" office:value-type="float" office:value="-22.5684018097818" calcext:value-type="float">
            <text:p>-22.5684018097818</text:p>
          </table:table-cell>
        </table:table-row>
        <table:table-row table:style-name="ro1">
          <table:table-cell office:value-type="float" office:value="287099814656" calcext:value-type="float">
            <text:p>287099814656</text:p>
          </table:table-cell>
          <table:table-cell office:value-type="float" office:value="245.542633056641" calcext:value-type="float">
            <text:p>245.542633056641</text:p>
          </table:table-cell>
          <table:table-cell office:value-type="float" office:value="188798042112" calcext:value-type="float">
            <text:p>188798042112</text:p>
          </table:table-cell>
          <table:table-cell office:value-type="float" office:value="-13.343222618103" calcext:value-type="float">
            <text:p>-13.343222618103</text:p>
          </table:table-cell>
          <table:table-cell/>
          <table:table-cell table:formula="of:=INDEX([.$A$1:.$A$2072]; 969; 1)" office:value-type="float" office:value="287099809024" calcext:value-type="float">
            <text:p>287099809024</text:p>
          </table:table-cell>
          <table:table-cell table:formula="of:=[.$G$7] * [.$F$978] + [.$G$8]" office:value-type="float" office:value="243.863576112315" calcext:value-type="float">
            <text:p>243.863576112315</text:p>
          </table:table-cell>
          <table:table-cell/>
          <table:table-cell table:formula="of:=INDEX([.$C$1:.$C$2072]; 969; 1)" office:value-type="float" office:value="188797842176" calcext:value-type="float">
            <text:p>188797842176</text:p>
          </table:table-cell>
          <table:table-cell table:formula="of:=[.$J$7] * [.$I$978] + [.$J$8]" office:value-type="float" office:value="-22.176745487377" calcext:value-type="float">
            <text:p>-22.176745487377</text:p>
          </table:table-cell>
        </table:table-row>
        <table:table-row table:style-name="ro1">
          <table:table-cell office:value-type="float" office:value="287099799296" calcext:value-type="float">
            <text:p>287099799296</text:p>
          </table:table-cell>
          <table:table-cell office:value-type="float" office:value="244.916519165039" calcext:value-type="float">
            <text:p>244.916519165039</text:p>
          </table:table-cell>
          <table:table-cell office:value-type="float" office:value="188798045952" calcext:value-type="float">
            <text:p>188798045952</text:p>
          </table:table-cell>
          <table:table-cell office:value-type="float" office:value="-12.9393100738525" calcext:value-type="float">
            <text:p>-12.9393100738525</text:p>
          </table:table-cell>
          <table:table-cell/>
          <table:table-cell table:formula="of:=INDEX([.$A$1:.$A$2072]; 970; 1)" office:value-type="float" office:value="287099825664" calcext:value-type="float">
            <text:p>287099825664</text:p>
          </table:table-cell>
          <table:table-cell table:formula="of:=[.$G$7] * [.$F$979] + [.$G$8]" office:value-type="float" office:value="244.658524731174" calcext:value-type="float">
            <text:p>244.658524731174</text:p>
          </table:table-cell>
          <table:table-cell/>
          <table:table-cell table:formula="of:=INDEX([.$C$1:.$C$2072]; 970; 1)" office:value-type="float" office:value="188797859840" calcext:value-type="float">
            <text:p>188797859840</text:p>
          </table:table-cell>
          <table:table-cell table:formula="of:=[.$J$7] * [.$I$979] + [.$J$8]" office:value-type="float" office:value="-21.3322365432978" calcext:value-type="float">
            <text:p>-21.3322365432978</text:p>
          </table:table-cell>
        </table:table-row>
        <table:table-row table:style-name="ro1">
          <table:table-cell office:value-type="float" office:value="287099791616" calcext:value-type="float">
            <text:p>287099791616</text:p>
          </table:table-cell>
          <table:table-cell office:value-type="float" office:value="244.589996337891" calcext:value-type="float">
            <text:p>244.589996337891</text:p>
          </table:table-cell>
          <table:table-cell office:value-type="float" office:value="188798046720" calcext:value-type="float">
            <text:p>188798046720</text:p>
          </table:table-cell>
          <table:table-cell office:value-type="float" office:value="-12.7930059432983" calcext:value-type="float">
            <text:p>-12.7930059432983</text:p>
          </table:table-cell>
          <table:table-cell/>
          <table:table-cell table:formula="of:=INDEX([.$A$1:.$A$2072]; 971; 1)" office:value-type="float" office:value="287099833600" calcext:value-type="float">
            <text:p>287099833600</text:p>
          </table:table-cell>
          <table:table-cell table:formula="of:=[.$G$7] * [.$F$980] + [.$G$8]" office:value-type="float" office:value="245.037654073909" calcext:value-type="float">
            <text:p>245.037654073909</text:p>
          </table:table-cell>
          <table:table-cell/>
          <table:table-cell table:formula="of:=INDEX([.$C$1:.$C$2072]; 971; 1)" office:value-type="float" office:value="188797869312" calcext:value-type="float">
            <text:p>188797869312</text:p>
          </table:table-cell>
          <table:table-cell table:formula="of:=[.$J$7] * [.$I$980] + [.$J$8]" office:value-type="float" office:value="-20.8793839197606" calcext:value-type="float">
            <text:p>-20.8793839197606</text:p>
          </table:table-cell>
        </table:table-row>
        <table:table-row table:style-name="ro1">
          <table:table-cell office:value-type="float" office:value="287099784192" calcext:value-type="float">
            <text:p>287099784192</text:p>
          </table:table-cell>
          <table:table-cell office:value-type="float" office:value="244.259490966797" calcext:value-type="float">
            <text:p>244.259490966797</text:p>
          </table:table-cell>
          <table:table-cell office:value-type="float" office:value="188798046720" calcext:value-type="float">
            <text:p>188798046720</text:p>
          </table:table-cell>
          <table:table-cell office:value-type="float" office:value="-12.6826887130737" calcext:value-type="float">
            <text:p>-12.6826887130737</text:p>
          </table:table-cell>
          <table:table-cell/>
          <table:table-cell table:formula="of:=INDEX([.$A$1:.$A$2072]; 972; 1)" office:value-type="float" office:value="287099866880" calcext:value-type="float">
            <text:p>287099866880</text:p>
          </table:table-cell>
          <table:table-cell table:formula="of:=[.$G$7] * [.$F$981] + [.$G$8]" office:value-type="float" office:value="246.627551311627" calcext:value-type="float">
            <text:p>246.627551311627</text:p>
          </table:table-cell>
          <table:table-cell/>
          <table:table-cell table:formula="of:=INDEX([.$C$1:.$C$2072]; 972; 1)" office:value-type="float" office:value="188797943040" calcext:value-type="float">
            <text:p>188797943040</text:p>
          </table:table-cell>
          <table:table-cell table:formula="of:=[.$J$7] * [.$I$981] + [.$J$8]" office:value-type="float" office:value="-17.3544770199806" calcext:value-type="float">
            <text:p>-17.3544770199806</text:p>
          </table:table-cell>
        </table:table-row>
        <table:table-row table:style-name="ro1">
          <table:table-cell office:value-type="float" office:value="287099762176" calcext:value-type="float">
            <text:p>287099762176</text:p>
          </table:table-cell>
          <table:table-cell office:value-type="float" office:value="243.260604858398" calcext:value-type="float">
            <text:p>243.260604858398</text:p>
          </table:table-cell>
          <table:table-cell office:value-type="float" office:value="188798042880" calcext:value-type="float">
            <text:p>188798042880</text:p>
          </table:table-cell>
          <table:table-cell office:value-type="float" office:value="-12.5522508621216" calcext:value-type="float">
            <text:p>-12.5522508621216</text:p>
          </table:table-cell>
          <table:table-cell/>
          <table:table-cell table:formula="of:=INDEX([.$A$1:.$A$2072]; 973; 1)" office:value-type="float" office:value="287099867392" calcext:value-type="float">
            <text:p>287099867392</text:p>
          </table:table-cell>
          <table:table-cell table:formula="of:=[.$G$7] * [.$F$982] + [.$G$8]" office:value-type="float" office:value="246.652011267841" calcext:value-type="float">
            <text:p>246.652011267841</text:p>
          </table:table-cell>
          <table:table-cell/>
          <table:table-cell table:formula="of:=INDEX([.$C$1:.$C$2072]; 973; 1)" office:value-type="float" office:value="188797975040" calcext:value-type="float">
            <text:p>188797975040</text:p>
          </table:table-cell>
          <table:table-cell table:formula="of:=[.$J$7] * [.$I$982] + [.$J$8]" office:value-type="float" office:value="-15.824569510296" calcext:value-type="float">
            <text:p>-15.824569510296</text:p>
          </table:table-cell>
        </table:table-row>
        <table:table-row table:style-name="ro1">
          <table:table-cell office:value-type="float" office:value="287099723776" calcext:value-type="float">
            <text:p>287099723776</text:p>
          </table:table-cell>
          <table:table-cell office:value-type="float" office:value="241.489898681641" calcext:value-type="float">
            <text:p>241.489898681641</text:p>
          </table:table-cell>
          <table:table-cell office:value-type="float" office:value="188798044160" calcext:value-type="float">
            <text:p>188798044160</text:p>
          </table:table-cell>
          <table:table-cell office:value-type="float" office:value="-12.5127296447754" calcext:value-type="float">
            <text:p>-12.5127296447754</text:p>
          </table:table-cell>
          <table:table-cell/>
          <table:table-cell table:formula="of:=INDEX([.$A$1:.$A$2072]; 974; 1)" office:value-type="float" office:value="287099859456" calcext:value-type="float">
            <text:p>287099859456</text:p>
          </table:table-cell>
          <table:table-cell table:formula="of:=[.$G$7] * [.$F$983] + [.$G$8]" office:value-type="float" office:value="246.272881926969" calcext:value-type="float">
            <text:p>246.272881926969</text:p>
          </table:table-cell>
          <table:table-cell/>
          <table:table-cell table:formula="of:=INDEX([.$C$1:.$C$2072]; 974; 1)" office:value-type="float" office:value="188798002688" calcext:value-type="float">
            <text:p>188798002688</text:p>
          </table:table-cell>
          <table:table-cell table:formula="of:=[.$J$7] * [.$I$983] + [.$J$8]" office:value-type="float" office:value="-14.5027294233441" calcext:value-type="float">
            <text:p>-14.5027294233441</text:p>
          </table:table-cell>
        </table:table-row>
        <table:table-row table:style-name="ro1">
          <table:table-cell office:value-type="float" office:value="287099715840" calcext:value-type="float">
            <text:p>287099715840</text:p>
          </table:table-cell>
          <table:table-cell office:value-type="float" office:value="241.115249633789" calcext:value-type="float">
            <text:p>241.115249633789</text:p>
          </table:table-cell>
          <table:table-cell office:value-type="float" office:value="188798045184" calcext:value-type="float">
            <text:p>188798045184</text:p>
          </table:table-cell>
          <table:table-cell office:value-type="float" office:value="-12.4812850952148" calcext:value-type="float">
            <text:p>-12.4812850952148</text:p>
          </table:table-cell>
          <table:table-cell/>
          <table:table-cell table:formula="of:=INDEX([.$A$1:.$A$2072]; 975; 1)" office:value-type="float" office:value="287099836928" calcext:value-type="float">
            <text:p>287099836928</text:p>
          </table:table-cell>
          <table:table-cell table:formula="of:=[.$G$7] * [.$F$984] + [.$G$8]" office:value-type="float" office:value="245.196643797681" calcext:value-type="float">
            <text:p>245.196643797681</text:p>
          </table:table-cell>
          <table:table-cell/>
          <table:table-cell table:formula="of:=INDEX([.$C$1:.$C$2072]; 975; 1)" office:value-type="float" office:value="188798030080" calcext:value-type="float">
            <text:p>188798030080</text:p>
          </table:table-cell>
          <table:table-cell table:formula="of:=[.$J$7] * [.$I$984] + [.$J$8]" office:value-type="float" office:value="-13.1931285951287" calcext:value-type="float">
            <text:p>-13.1931285951287</text:p>
          </table:table-cell>
        </table:table-row>
        <table:table-row table:style-name="ro1">
          <table:table-cell office:value-type="float" office:value="287099691008" calcext:value-type="float">
            <text:p>287099691008</text:p>
          </table:table-cell>
          <table:table-cell office:value-type="float" office:value="239.949508666992" calcext:value-type="float">
            <text:p>239.949508666992</text:p>
          </table:table-cell>
          <table:table-cell office:value-type="float" office:value="188798050304" calcext:value-type="float">
            <text:p>188798050304</text:p>
          </table:table-cell>
          <table:table-cell office:value-type="float" office:value="-12.3358688354492" calcext:value-type="float">
            <text:p>-12.3358688354492</text:p>
          </table:table-cell>
          <table:table-cell/>
          <table:table-cell table:formula="of:=INDEX([.$A$1:.$A$2072]; 976; 1)" office:value-type="float" office:value="287099829760" calcext:value-type="float">
            <text:p>287099829760</text:p>
          </table:table-cell>
          <table:table-cell table:formula="of:=[.$G$7] * [.$F$985] + [.$G$8]" office:value-type="float" office:value="244.854204392061" calcext:value-type="float">
            <text:p>244.854204392061</text:p>
          </table:table-cell>
          <table:table-cell/>
          <table:table-cell table:formula="of:=INDEX([.$C$1:.$C$2072]; 976; 1)" office:value-type="float" office:value="188798034944" calcext:value-type="float">
            <text:p>188798034944</text:p>
          </table:table-cell>
          <table:table-cell table:formula="of:=[.$J$7] * [.$I$985] + [.$J$8]" office:value-type="float" office:value="-12.9605826549232" calcext:value-type="float">
            <text:p>-12.9605826549232</text:p>
          </table:table-cell>
        </table:table-row>
        <table:table-row table:style-name="ro1">
          <table:table-cell office:value-type="float" office:value="287099665920" calcext:value-type="float">
            <text:p>287099665920</text:p>
          </table:table-cell>
          <table:table-cell office:value-type="float" office:value="238.734725952148" calcext:value-type="float">
            <text:p>238.734725952148</text:p>
          </table:table-cell>
          <table:table-cell office:value-type="float" office:value="188798059264" calcext:value-type="float">
            <text:p>188798059264</text:p>
          </table:table-cell>
          <table:table-cell office:value-type="float" office:value="-12.078387260437" calcext:value-type="float">
            <text:p>-12.078387260437</text:p>
          </table:table-cell>
          <table:table-cell/>
          <table:table-cell table:formula="of:=INDEX([.$A$1:.$A$2072]; 977; 1)" office:value-type="float" office:value="287099822336" calcext:value-type="float">
            <text:p>287099822336</text:p>
          </table:table-cell>
          <table:table-cell table:formula="of:=[.$G$7] * [.$F$986] + [.$G$8]" office:value-type="float" office:value="244.499535007402" calcext:value-type="float">
            <text:p>244.499535007402</text:p>
          </table:table-cell>
          <table:table-cell/>
          <table:table-cell table:formula="of:=INDEX([.$C$1:.$C$2072]; 977; 1)" office:value-type="float" office:value="188798039040" calcext:value-type="float">
            <text:p>188798039040</text:p>
          </table:table-cell>
          <table:table-cell table:formula="of:=[.$J$7] * [.$I$986] + [.$J$8]" office:value-type="float" office:value="-12.7647544927895" calcext:value-type="float">
            <text:p>-12.7647544927895</text:p>
          </table:table-cell>
        </table:table-row>
        <table:table-row table:style-name="ro1">
          <table:table-cell office:value-type="float" office:value="287099657984" calcext:value-type="float">
            <text:p>287099657984</text:p>
          </table:table-cell>
          <table:table-cell office:value-type="float" office:value="238.330856323242" calcext:value-type="float">
            <text:p>238.330856323242</text:p>
          </table:table-cell>
          <table:table-cell office:value-type="float" office:value="188798063104" calcext:value-type="float">
            <text:p>188798063104</text:p>
          </table:table-cell>
          <table:table-cell office:value-type="float" office:value="-11.9583654403687" calcext:value-type="float">
            <text:p>-11.9583654403687</text:p>
          </table:table-cell>
          <table:table-cell/>
          <table:table-cell table:formula="of:=INDEX([.$A$1:.$A$2072]; 978; 1)" office:value-type="float" office:value="287099814656" calcext:value-type="float">
            <text:p>287099814656</text:p>
          </table:table-cell>
          <table:table-cell table:formula="of:=[.$G$7] * [.$F$987] + [.$G$8]" office:value-type="float" office:value="244.132635645568" calcext:value-type="float">
            <text:p>244.132635645568</text:p>
          </table:table-cell>
          <table:table-cell/>
          <table:table-cell table:formula="of:=INDEX([.$C$1:.$C$2072]; 978; 1)" office:value-type="float" office:value="188798042112" calcext:value-type="float">
            <text:p>188798042112</text:p>
          </table:table-cell>
          <table:table-cell table:formula="of:=[.$J$7] * [.$I$987] + [.$J$8]" office:value-type="float" office:value="-12.6178833730519" calcext:value-type="float">
            <text:p>-12.6178833730519</text:p>
          </table:table-cell>
        </table:table-row>
        <table:table-row table:style-name="ro1">
          <table:table-cell office:value-type="float" office:value="287099650560" calcext:value-type="float">
            <text:p>287099650560</text:p>
          </table:table-cell>
          <table:table-cell office:value-type="float" office:value="237.937042236328" calcext:value-type="float">
            <text:p>237.937042236328</text:p>
          </table:table-cell>
          <table:table-cell office:value-type="float" office:value="188798067456" calcext:value-type="float">
            <text:p>188798067456</text:p>
          </table:table-cell>
          <table:table-cell office:value-type="float" office:value="-11.8179759979248" calcext:value-type="float">
            <text:p>-11.8179759979248</text:p>
          </table:table-cell>
          <table:table-cell/>
          <table:table-cell table:formula="of:=INDEX([.$A$1:.$A$2072]; 979; 1)" office:value-type="float" office:value="287099799296" calcext:value-type="float">
            <text:p>287099799296</text:p>
          </table:table-cell>
          <table:table-cell table:formula="of:=[.$G$7] * [.$F$988] + [.$G$8]" office:value-type="float" office:value="243.398836920038" calcext:value-type="float">
            <text:p>243.398836920038</text:p>
          </table:table-cell>
          <table:table-cell/>
          <table:table-cell table:formula="of:=INDEX([.$C$1:.$C$2072]; 979; 1)" office:value-type="float" office:value="188798045952" calcext:value-type="float">
            <text:p>188798045952</text:p>
          </table:table-cell>
          <table:table-cell table:formula="of:=[.$J$7] * [.$I$988] + [.$J$8]" office:value-type="float" office:value="-12.4342944715172" calcext:value-type="float">
            <text:p>-12.4342944715172</text:p>
          </table:table-cell>
        </table:table-row>
        <table:table-row table:style-name="ro1">
          <table:table-cell office:value-type="float" office:value="287099617792" calcext:value-type="float">
            <text:p>287099617792</text:p>
          </table:table-cell>
          <table:table-cell office:value-type="float" office:value="236.149353027344" calcext:value-type="float">
            <text:p>236.149353027344</text:p>
          </table:table-cell>
          <table:table-cell office:value-type="float" office:value="188798095360" calcext:value-type="float">
            <text:p>188798095360</text:p>
          </table:table-cell>
          <table:table-cell office:value-type="float" office:value="-10.8319158554077" calcext:value-type="float">
            <text:p>-10.8319158554077</text:p>
          </table:table-cell>
          <table:table-cell/>
          <table:table-cell table:formula="of:=INDEX([.$A$1:.$A$2072]; 980; 1)" office:value-type="float" office:value="287099791616" calcext:value-type="float">
            <text:p>287099791616</text:p>
          </table:table-cell>
          <table:table-cell table:formula="of:=[.$G$7] * [.$F$989] + [.$G$8]" office:value-type="float" office:value="243.031937558204" calcext:value-type="float">
            <text:p>243.031937558204</text:p>
          </table:table-cell>
          <table:table-cell/>
          <table:table-cell table:formula="of:=INDEX([.$C$1:.$C$2072]; 980; 1)" office:value-type="float" office:value="188798046720" calcext:value-type="float">
            <text:p>188798046720</text:p>
          </table:table-cell>
          <table:table-cell table:formula="of:=[.$J$7] * [.$I$989] + [.$J$8]" office:value-type="float" office:value="-12.3975766915828" calcext:value-type="float">
            <text:p>-12.3975766915828</text:p>
          </table:table-cell>
        </table:table-row>
        <table:table-row table:style-name="ro1">
          <table:table-cell office:value-type="float" office:value="287099601408" calcext:value-type="float">
            <text:p>287099601408</text:p>
          </table:table-cell>
          <table:table-cell office:value-type="float" office:value="235.056381225586" calcext:value-type="float">
            <text:p>235.056381225586</text:p>
          </table:table-cell>
          <table:table-cell office:value-type="float" office:value="188798125312" calcext:value-type="float">
            <text:p>188798125312</text:p>
          </table:table-cell>
          <table:table-cell office:value-type="float" office:value="-9.6966495513916" calcext:value-type="float">
            <text:p>-9.6966495513916</text:p>
          </table:table-cell>
          <table:table-cell/>
          <table:table-cell table:formula="of:=INDEX([.$A$1:.$A$2072]; 981; 1)" office:value-type="float" office:value="287099784192" calcext:value-type="float">
            <text:p>287099784192</text:p>
          </table:table-cell>
          <table:table-cell table:formula="of:=[.$G$7] * [.$F$990] + [.$G$8]" office:value-type="float" office:value="242.677268173546" calcext:value-type="float">
            <text:p>242.677268173546</text:p>
          </table:table-cell>
          <table:table-cell/>
          <table:table-cell table:formula="of:=INDEX([.$C$1:.$C$2072]; 981; 1)" office:value-type="float" office:value="188798046720" calcext:value-type="float">
            <text:p>188798046720</text:p>
          </table:table-cell>
          <table:table-cell table:formula="of:=[.$J$7] * [.$I$990] + [.$J$8]" office:value-type="float" office:value="-12.3975766915828" calcext:value-type="float">
            <text:p>-12.3975766915828</text:p>
          </table:table-cell>
        </table:table-row>
        <table:table-row table:style-name="ro1">
          <table:table-cell office:value-type="float" office:value="287099599104" calcext:value-type="float">
            <text:p>287099599104</text:p>
          </table:table-cell>
          <table:table-cell office:value-type="float" office:value="234.840545654297" calcext:value-type="float">
            <text:p>234.840545654297</text:p>
          </table:table-cell>
          <table:table-cell office:value-type="float" office:value="188798134016" calcext:value-type="float">
            <text:p>188798134016</text:p>
          </table:table-cell>
          <table:table-cell office:value-type="float" office:value="-9.3545389175415" calcext:value-type="float">
            <text:p>-9.3545389175415</text:p>
          </table:table-cell>
          <table:table-cell/>
          <table:table-cell table:formula="of:=INDEX([.$A$1:.$A$2072]; 982; 1)" office:value-type="float" office:value="287099762176" calcext:value-type="float">
            <text:p>287099762176</text:p>
          </table:table-cell>
          <table:table-cell table:formula="of:=[.$G$7] * [.$F$991] + [.$G$8]" office:value-type="float" office:value="241.625490000471" calcext:value-type="float">
            <text:p>241.625490000471</text:p>
          </table:table-cell>
          <table:table-cell/>
          <table:table-cell table:formula="of:=INDEX([.$C$1:.$C$2072]; 982; 1)" office:value-type="float" office:value="188798042880" calcext:value-type="float">
            <text:p>188798042880</text:p>
          </table:table-cell>
          <table:table-cell table:formula="of:=[.$J$7] * [.$I$991] + [.$J$8]" office:value-type="float" office:value="-12.5811655931175" calcext:value-type="float">
            <text:p>-12.5811655931175</text:p>
          </table:table-cell>
        </table:table-row>
        <table:table-row table:style-name="ro1">
          <table:table-cell office:value-type="float" office:value="287099597824" calcext:value-type="float">
            <text:p>287099597824</text:p>
          </table:table-cell>
          <table:table-cell office:value-type="float" office:value="234.37712097168" calcext:value-type="float">
            <text:p>234.37712097168</text:p>
          </table:table-cell>
          <table:table-cell office:value-type="float" office:value="188798162176" calcext:value-type="float">
            <text:p>188798162176</text:p>
          </table:table-cell>
          <table:table-cell office:value-type="float" office:value="-8.1872730255127" calcext:value-type="float">
            <text:p>-8.1872730255127</text:p>
          </table:table-cell>
          <table:table-cell/>
          <table:table-cell table:formula="of:=INDEX([.$A$1:.$A$2072]; 983; 1)" office:value-type="float" office:value="287099723776" calcext:value-type="float">
            <text:p>287099723776</text:p>
          </table:table-cell>
          <table:table-cell table:formula="of:=[.$G$7] * [.$F$992] + [.$G$8]" office:value-type="float" office:value="239.790993187577" calcext:value-type="float">
            <text:p>239.790993187577</text:p>
          </table:table-cell>
          <table:table-cell/>
          <table:table-cell table:formula="of:=INDEX([.$C$1:.$C$2072]; 983; 1)" office:value-type="float" office:value="188798044160" calcext:value-type="float">
            <text:p>188798044160</text:p>
          </table:table-cell>
          <table:table-cell table:formula="of:=[.$J$7] * [.$I$992] + [.$J$8]" office:value-type="float" office:value="-12.519969291985" calcext:value-type="float">
            <text:p>-12.519969291985</text:p>
          </table:table-cell>
        </table:table-row>
        <table:table-row table:style-name="ro1">
          <table:table-cell office:value-type="float" office:value="287099599360" calcext:value-type="float">
            <text:p>287099599360</text:p>
          </table:table-cell>
          <table:table-cell office:value-type="float" office:value="234.300033569336" calcext:value-type="float">
            <text:p>234.300033569336</text:p>
          </table:table-cell>
          <table:table-cell office:value-type="float" office:value="188798171648" calcext:value-type="float">
            <text:p>188798171648</text:p>
          </table:table-cell>
          <table:table-cell office:value-type="float" office:value="-7.76386499404907" calcext:value-type="float">
            <text:p>-7.76386499404907</text:p>
          </table:table-cell>
          <table:table-cell/>
          <table:table-cell table:formula="of:=INDEX([.$A$1:.$A$2072]; 984; 1)" office:value-type="float" office:value="287099715840" calcext:value-type="float">
            <text:p>287099715840</text:p>
          </table:table-cell>
          <table:table-cell table:formula="of:=[.$G$7] * [.$F$993] + [.$G$8]" office:value-type="float" office:value="239.411863846704" calcext:value-type="float">
            <text:p>239.411863846704</text:p>
          </table:table-cell>
          <table:table-cell/>
          <table:table-cell table:formula="of:=INDEX([.$C$1:.$C$2072]; 984; 1)" office:value-type="float" office:value="188798045184" calcext:value-type="float">
            <text:p>188798045184</text:p>
          </table:table-cell>
          <table:table-cell table:formula="of:=[.$J$7] * [.$I$993] + [.$J$8]" office:value-type="float" office:value="-12.4710122514516" calcext:value-type="float">
            <text:p>-12.4710122514516</text:p>
          </table:table-cell>
        </table:table-row>
        <table:table-row table:style-name="ro1">
          <table:table-cell office:value-type="float" office:value="287099610624" calcext:value-type="float">
            <text:p>287099610624</text:p>
          </table:table-cell>
          <table:table-cell office:value-type="float" office:value="234.340927124023" calcext:value-type="float">
            <text:p>234.340927124023</text:p>
          </table:table-cell>
          <table:table-cell office:value-type="float" office:value="188798198272" calcext:value-type="float">
            <text:p>188798198272</text:p>
          </table:table-cell>
          <table:table-cell office:value-type="float" office:value="-6.45095062255859" calcext:value-type="float">
            <text:p>-6.45095062255859</text:p>
          </table:table-cell>
          <table:table-cell/>
          <table:table-cell table:formula="of:=INDEX([.$A$1:.$A$2072]; 985; 1)" office:value-type="float" office:value="287099691008" calcext:value-type="float">
            <text:p>287099691008</text:p>
          </table:table-cell>
          <table:table-cell table:formula="of:=[.$G$7] * [.$F$994] + [.$G$8]" office:value-type="float" office:value="238.225555907935" calcext:value-type="float">
            <text:p>238.225555907935</text:p>
          </table:table-cell>
          <table:table-cell/>
          <table:table-cell table:formula="of:=INDEX([.$C$1:.$C$2072]; 985; 1)" office:value-type="float" office:value="188798050304" calcext:value-type="float">
            <text:p>188798050304</text:p>
          </table:table-cell>
          <table:table-cell table:formula="of:=[.$J$7] * [.$I$994] + [.$J$8]" office:value-type="float" office:value="-12.2262270506471" calcext:value-type="float">
            <text:p>-12.2262270506471</text:p>
          </table:table-cell>
        </table:table-row>
        <table:table-row table:style-name="ro1">
          <table:table-cell office:value-type="float" office:value="287099629312" calcext:value-type="float">
            <text:p>287099629312</text:p>
          </table:table-cell>
          <table:table-cell office:value-type="float" office:value="234.79621887207" calcext:value-type="float">
            <text:p>234.79621887207</text:p>
          </table:table-cell>
          <table:table-cell office:value-type="float" office:value="188798219520" calcext:value-type="float">
            <text:p>188798219520</text:p>
          </table:table-cell>
          <table:table-cell office:value-type="float" office:value="-5.21364498138428" calcext:value-type="float">
            <text:p>-5.21364498138428</text:p>
          </table:table-cell>
          <table:table-cell/>
          <table:table-cell table:formula="of:=INDEX([.$A$1:.$A$2072]; 986; 1)" office:value-type="float" office:value="287099665920" calcext:value-type="float">
            <text:p>287099665920</text:p>
          </table:table-cell>
          <table:table-cell table:formula="of:=[.$G$7] * [.$F$995] + [.$G$8]" office:value-type="float" office:value="237.027017990127" calcext:value-type="float">
            <text:p>237.027017990127</text:p>
          </table:table-cell>
          <table:table-cell/>
          <table:table-cell table:formula="of:=INDEX([.$C$1:.$C$2072]; 986; 1)" office:value-type="float" office:value="188798059264" calcext:value-type="float">
            <text:p>188798059264</text:p>
          </table:table-cell>
          <table:table-cell table:formula="of:=[.$J$7] * [.$I$995] + [.$J$8]" office:value-type="float" office:value="-11.797852948308" calcext:value-type="float">
            <text:p>-11.797852948308</text:p>
          </table:table-cell>
        </table:table-row>
        <table:table-row table:style-name="ro1">
          <table:table-cell office:value-type="float" office:value="287099636736" calcext:value-type="float">
            <text:p>287099636736</text:p>
          </table:table-cell>
          <table:table-cell office:value-type="float" office:value="235.030563354492" calcext:value-type="float">
            <text:p>235.030563354492</text:p>
          </table:table-cell>
          <table:table-cell office:value-type="float" office:value="188798224896" calcext:value-type="float">
            <text:p>188798224896</text:p>
          </table:table-cell>
          <table:table-cell office:value-type="float" office:value="-4.85154438018799" calcext:value-type="float">
            <text:p>-4.85154438018799</text:p>
          </table:table-cell>
          <table:table-cell/>
          <table:table-cell table:formula="of:=INDEX([.$A$1:.$A$2072]; 987; 1)" office:value-type="float" office:value="287099657984" calcext:value-type="float">
            <text:p>287099657984</text:p>
          </table:table-cell>
          <table:table-cell table:formula="of:=[.$G$7] * [.$F$996] + [.$G$8]" office:value-type="float" office:value="236.647888649255" calcext:value-type="float">
            <text:p>236.647888649255</text:p>
          </table:table-cell>
          <table:table-cell/>
          <table:table-cell table:formula="of:=INDEX([.$C$1:.$C$2072]; 987; 1)" office:value-type="float" office:value="188798063104" calcext:value-type="float">
            <text:p>188798063104</text:p>
          </table:table-cell>
          <table:table-cell table:formula="of:=[.$J$7] * [.$I$996] + [.$J$8]" office:value-type="float" office:value="-11.6142640467733" calcext:value-type="float">
            <text:p>-11.6142640467733</text:p>
          </table:table-cell>
        </table:table-row>
        <table:table-row table:style-name="ro1">
          <table:table-cell office:value-type="float" office:value="287099644416" calcext:value-type="float">
            <text:p>287099644416</text:p>
          </table:table-cell>
          <table:table-cell office:value-type="float" office:value="235.298828125" calcext:value-type="float">
            <text:p>235.298828125</text:p>
          </table:table-cell>
          <table:table-cell office:value-type="float" office:value="188798229504" calcext:value-type="float">
            <text:p>188798229504</text:p>
          </table:table-cell>
          <table:table-cell office:value-type="float" office:value="-4.52441167831421" calcext:value-type="float">
            <text:p>-4.52441167831421</text:p>
          </table:table-cell>
          <table:table-cell/>
          <table:table-cell table:formula="of:=INDEX([.$A$1:.$A$2072]; 988; 1)" office:value-type="float" office:value="287099650560" calcext:value-type="float">
            <text:p>287099650560</text:p>
          </table:table-cell>
          <table:table-cell table:formula="of:=[.$G$7] * [.$F$997] + [.$G$8]" office:value-type="float" office:value="236.293219264597" calcext:value-type="float">
            <text:p>236.293219264597</text:p>
          </table:table-cell>
          <table:table-cell/>
          <table:table-cell table:formula="of:=INDEX([.$C$1:.$C$2072]; 988; 1)" office:value-type="float" office:value="188798067456" calcext:value-type="float">
            <text:p>188798067456</text:p>
          </table:table-cell>
          <table:table-cell table:formula="of:=[.$J$7] * [.$I$997] + [.$J$8]" office:value-type="float" office:value="-11.4061966259032" calcext:value-type="float">
            <text:p>-11.4061966259032</text:p>
          </table:table-cell>
        </table:table-row>
        <table:table-row table:style-name="ro1">
          <table:table-cell office:value-type="float" office:value="287099660032" calcext:value-type="float">
            <text:p>287099660032</text:p>
          </table:table-cell>
          <table:table-cell office:value-type="float" office:value="235.9140625" calcext:value-type="float">
            <text:p>235.9140625</text:p>
          </table:table-cell>
          <table:table-cell office:value-type="float" office:value="188798237440" calcext:value-type="float">
            <text:p>188798237440</text:p>
          </table:table-cell>
          <table:table-cell office:value-type="float" office:value="-3.98050928115845" calcext:value-type="float">
            <text:p>-3.98050928115845</text:p>
          </table:table-cell>
          <table:table-cell/>
          <table:table-cell table:formula="of:=INDEX([.$A$1:.$A$2072]; 989; 1)" office:value-type="float" office:value="287099617792" calcext:value-type="float">
            <text:p>287099617792</text:p>
          </table:table-cell>
          <table:table-cell table:formula="of:=[.$G$7] * [.$F$998] + [.$G$8]" office:value-type="float" office:value="234.727781984955" calcext:value-type="float">
            <text:p>234.727781984955</text:p>
          </table:table-cell>
          <table:table-cell/>
          <table:table-cell table:formula="of:=INDEX([.$C$1:.$C$2072]; 989; 1)" office:value-type="float" office:value="188798095360" calcext:value-type="float">
            <text:p>188798095360</text:p>
          </table:table-cell>
          <table:table-cell table:formula="of:=[.$J$7] * [.$I$998] + [.$J$8]" office:value-type="float" office:value="-10.0721172783524" calcext:value-type="float">
            <text:p>-10.0721172783524</text:p>
          </table:table-cell>
        </table:table-row>
        <table:table-row table:style-name="ro1">
          <table:table-cell office:value-type="float" office:value="287099679744" calcext:value-type="float">
            <text:p>287099679744</text:p>
          </table:table-cell>
          <table:table-cell office:value-type="float" office:value="236.888275146484" calcext:value-type="float">
            <text:p>236.888275146484</text:p>
          </table:table-cell>
          <table:table-cell office:value-type="float" office:value="188798253056" calcext:value-type="float">
            <text:p>188798253056</text:p>
          </table:table-cell>
          <table:table-cell office:value-type="float" office:value="-3.24186396598816" calcext:value-type="float">
            <text:p>-3.24186396598816</text:p>
          </table:table-cell>
          <table:table-cell/>
          <table:table-cell table:formula="of:=INDEX([.$A$1:.$A$2072]; 990; 1)" office:value-type="float" office:value="287099601408" calcext:value-type="float">
            <text:p>287099601408</text:p>
          </table:table-cell>
          <table:table-cell table:formula="of:=[.$G$7] * [.$F$999] + [.$G$8]" office:value-type="float" office:value="233.945063343272" calcext:value-type="float">
            <text:p>233.945063343272</text:p>
          </table:table-cell>
          <table:table-cell/>
          <table:table-cell table:formula="of:=INDEX([.$C$1:.$C$2072]; 990; 1)" office:value-type="float" office:value="188798125312" calcext:value-type="float">
            <text:p>188798125312</text:p>
          </table:table-cell>
          <table:table-cell table:formula="of:=[.$J$7] * [.$I$999] + [.$J$8]" office:value-type="float" office:value="-8.64012384973466" calcext:value-type="float">
            <text:p>-8.64012384973466</text:p>
          </table:table-cell>
        </table:table-row>
        <table:table-row table:style-name="ro1">
          <table:table-cell office:value-type="float" office:value="287099691008" calcext:value-type="float">
            <text:p>287099691008</text:p>
          </table:table-cell>
          <table:table-cell office:value-type="float" office:value="237.489120483398" calcext:value-type="float">
            <text:p>237.489120483398</text:p>
          </table:table-cell>
          <table:table-cell office:value-type="float" office:value="188798264832" calcext:value-type="float">
            <text:p>188798264832</text:p>
          </table:table-cell>
          <table:table-cell office:value-type="float" office:value="-2.73730731010437" calcext:value-type="float">
            <text:p>-2.73730731010437</text:p>
          </table:table-cell>
          <table:table-cell/>
          <table:table-cell table:formula="of:=INDEX([.$A$1:.$A$2072]; 991; 1)" office:value-type="float" office:value="287099599104" calcext:value-type="float">
            <text:p>287099599104</text:p>
          </table:table-cell>
          <table:table-cell table:formula="of:=[.$G$7] * [.$F$1000] + [.$G$8]" office:value-type="float" office:value="233.834993535653" calcext:value-type="float">
            <text:p>233.834993535653</text:p>
          </table:table-cell>
          <table:table-cell/>
          <table:table-cell table:formula="of:=INDEX([.$C$1:.$C$2072]; 991; 1)" office:value-type="float" office:value="188798134016" calcext:value-type="float">
            <text:p>188798134016</text:p>
          </table:table-cell>
          <table:table-cell table:formula="of:=[.$J$7] * [.$I$1000] + [.$J$8]" office:value-type="float" office:value="-8.22398900613189" calcext:value-type="float">
            <text:p>-8.22398900613189</text:p>
          </table:table-cell>
        </table:table-row>
        <table:table-row table:style-name="ro1">
          <table:table-cell office:value-type="float" office:value="287099696128" calcext:value-type="float">
            <text:p>287099696128</text:p>
          </table:table-cell>
          <table:table-cell office:value-type="float" office:value="237.770431518555" calcext:value-type="float">
            <text:p>237.770431518555</text:p>
          </table:table-cell>
          <table:table-cell office:value-type="float" office:value="188798270976" calcext:value-type="float">
            <text:p>188798270976</text:p>
          </table:table-cell>
          <table:table-cell office:value-type="float" office:value="-2.47744250297546" calcext:value-type="float">
            <text:p>-2.47744250297546</text:p>
          </table:table-cell>
          <table:table-cell/>
          <table:table-cell table:formula="of:=INDEX([.$A$1:.$A$2072]; 992; 1)" office:value-type="float" office:value="287099597824" calcext:value-type="float">
            <text:p>287099597824</text:p>
          </table:table-cell>
          <table:table-cell table:formula="of:=[.$G$7] * [.$F$1001] + [.$G$8]" office:value-type="float" office:value="233.773843642324" calcext:value-type="float">
            <text:p>233.773843642324</text:p>
          </table:table-cell>
          <table:table-cell/>
          <table:table-cell table:formula="of:=INDEX([.$C$1:.$C$2072]; 992; 1)" office:value-type="float" office:value="188798162176" calcext:value-type="float">
            <text:p>188798162176</text:p>
          </table:table-cell>
          <table:table-cell table:formula="of:=[.$J$7] * [.$I$1001] + [.$J$8]" office:value-type="float" office:value="-6.87767039984465" calcext:value-type="float">
            <text:p>-6.87767039984465</text:p>
          </table:table-cell>
        </table:table-row>
        <table:table-row table:style-name="ro1">
          <table:table-cell office:value-type="float" office:value="287099705856" calcext:value-type="float">
            <text:p>287099705856</text:p>
          </table:table-cell>
          <table:table-cell office:value-type="float" office:value="238.306884765625" calcext:value-type="float">
            <text:p>238.306884765625</text:p>
          </table:table-cell>
          <table:table-cell office:value-type="float" office:value="188798284032" calcext:value-type="float">
            <text:p>188798284032</text:p>
          </table:table-cell>
          <table:table-cell office:value-type="float" office:value="-1.93542075157166" calcext:value-type="float">
            <text:p>-1.93542075157166</text:p>
          </table:table-cell>
          <table:table-cell/>
          <table:table-cell table:formula="of:=INDEX([.$A$1:.$A$2072]; 993; 1)" office:value-type="float" office:value="287099599360" calcext:value-type="float">
            <text:p>287099599360</text:p>
          </table:table-cell>
          <table:table-cell table:formula="of:=[.$G$7] * [.$F$1002] + [.$G$8]" office:value-type="float" office:value="233.847223514691" calcext:value-type="float">
            <text:p>233.847223514691</text:p>
          </table:table-cell>
          <table:table-cell/>
          <table:table-cell table:formula="of:=INDEX([.$C$1:.$C$2072]; 993; 1)" office:value-type="float" office:value="188798171648" calcext:value-type="float">
            <text:p>188798171648</text:p>
          </table:table-cell>
          <table:table-cell table:formula="of:=[.$J$7] * [.$I$1002] + [.$J$8]" office:value-type="float" office:value="-6.42481777630746" calcext:value-type="float">
            <text:p>-6.42481777630746</text:p>
          </table:table-cell>
        </table:table-row>
        <table:table-row table:style-name="ro1">
          <table:table-cell office:value-type="float" office:value="287099710208" calcext:value-type="float">
            <text:p>287099710208</text:p>
          </table:table-cell>
          <table:table-cell office:value-type="float" office:value="238.560104370117" calcext:value-type="float">
            <text:p>238.560104370117</text:p>
          </table:table-cell>
          <table:table-cell office:value-type="float" office:value="188798291200" calcext:value-type="float">
            <text:p>188798291200</text:p>
          </table:table-cell>
          <table:table-cell office:value-type="float" office:value="-1.64748084545136" calcext:value-type="float">
            <text:p>-1.64748084545136</text:p>
          </table:table-cell>
          <table:table-cell/>
          <table:table-cell table:formula="of:=INDEX([.$A$1:.$A$2072]; 994; 1)" office:value-type="float" office:value="287099610624" calcext:value-type="float">
            <text:p>287099610624</text:p>
          </table:table-cell>
          <table:table-cell table:formula="of:=[.$G$7] * [.$F$1003] + [.$G$8]" office:value-type="float" office:value="234.385342579335" calcext:value-type="float">
            <text:p>234.385342579335</text:p>
          </table:table-cell>
          <table:table-cell/>
          <table:table-cell table:formula="of:=INDEX([.$C$1:.$C$2072]; 994; 1)" office:value-type="float" office:value="188798198272" calcext:value-type="float">
            <text:p>188798198272</text:p>
          </table:table-cell>
          <table:table-cell table:formula="of:=[.$J$7] * [.$I$1003] + [.$J$8]" office:value-type="float" office:value="-5.15193472988904" calcext:value-type="float">
            <text:p>-5.15193472988904</text:p>
          </table:table-cell>
        </table:table-row>
        <table:table-row table:style-name="ro1">
          <table:table-cell office:value-type="float" office:value="287099714048" calcext:value-type="float">
            <text:p>287099714048</text:p>
          </table:table-cell>
          <table:table-cell office:value-type="float" office:value="238.799255371094" calcext:value-type="float">
            <text:p>238.799255371094</text:p>
          </table:table-cell>
          <table:table-cell office:value-type="float" office:value="188798298624" calcext:value-type="float">
            <text:p>188798298624</text:p>
          </table:table-cell>
          <table:table-cell office:value-type="float" office:value="-1.34440314769745" calcext:value-type="float">
            <text:p>-1.34440314769745</text:p>
          </table:table-cell>
          <table:table-cell/>
          <table:table-cell table:formula="of:=INDEX([.$A$1:.$A$2072]; 995; 1)" office:value-type="float" office:value="287099629312" calcext:value-type="float">
            <text:p>287099629312</text:p>
          </table:table-cell>
          <table:table-cell table:formula="of:=[.$G$7] * [.$F$1004] + [.$G$8]" office:value-type="float" office:value="235.278131028637" calcext:value-type="float">
            <text:p>235.278131028637</text:p>
          </table:table-cell>
          <table:table-cell/>
          <table:table-cell table:formula="of:=INDEX([.$C$1:.$C$2072]; 995; 1)" office:value-type="float" office:value="188798219520" calcext:value-type="float">
            <text:p>188798219520</text:p>
          </table:table-cell>
          <table:table-cell table:formula="of:=[.$J$7] * [.$I$1004] + [.$J$8]" office:value-type="float" office:value="-4.13607614301145" calcext:value-type="float">
            <text:p>-4.13607614301145</text:p>
          </table:table-cell>
        </table:table-row>
        <table:table-row table:style-name="ro1">
          <table:table-cell office:value-type="float" office:value="287099722752" calcext:value-type="float">
            <text:p>287099722752</text:p>
          </table:table-cell>
          <table:table-cell office:value-type="float" office:value="239.427459716797" calcext:value-type="float">
            <text:p>239.427459716797</text:p>
          </table:table-cell>
          <table:table-cell office:value-type="float" office:value="188798322944" calcext:value-type="float">
            <text:p>188798322944</text:p>
          </table:table-cell>
          <table:table-cell office:value-type="float" office:value="-0.341234654188156" calcext:value-type="float">
            <text:p>-0.341234654188156</text:p>
          </table:table-cell>
          <table:table-cell/>
          <table:table-cell table:formula="of:=INDEX([.$A$1:.$A$2072]; 996; 1)" office:value-type="float" office:value="287099636736" calcext:value-type="float">
            <text:p>287099636736</text:p>
          </table:table-cell>
          <table:table-cell table:formula="of:=[.$G$7] * [.$F$1005] + [.$G$8]" office:value-type="float" office:value="235.632800411433" calcext:value-type="float">
            <text:p>235.632800411433</text:p>
          </table:table-cell>
          <table:table-cell/>
          <table:table-cell table:formula="of:=INDEX([.$C$1:.$C$2072]; 996; 1)" office:value-type="float" office:value="188798224896" calcext:value-type="float">
            <text:p>188798224896</text:p>
          </table:table-cell>
          <table:table-cell table:formula="of:=[.$J$7] * [.$I$1005] + [.$J$8]" office:value-type="float" office:value="-3.87905168160796" calcext:value-type="float">
            <text:p>-3.87905168160796</text:p>
          </table:table-cell>
        </table:table-row>
        <table:table-row table:style-name="ro1">
          <table:table-cell office:value-type="float" office:value="287099724800" calcext:value-type="float">
            <text:p>287099724800</text:p>
          </table:table-cell>
          <table:table-cell office:value-type="float" office:value="239.597885131836" calcext:value-type="float">
            <text:p>239.597885131836</text:p>
          </table:table-cell>
          <table:table-cell office:value-type="float" office:value="188798331648" calcext:value-type="float">
            <text:p>188798331648</text:p>
          </table:table-cell>
          <table:table-cell office:value-type="float" office:value="0.0262572467327118" calcext:value-type="float">
            <text:p>0.026257246732712</text:p>
          </table:table-cell>
          <table:table-cell/>
          <table:table-cell table:formula="of:=INDEX([.$A$1:.$A$2072]; 997; 1)" office:value-type="float" office:value="287099644416" calcext:value-type="float">
            <text:p>287099644416</text:p>
          </table:table-cell>
          <table:table-cell table:formula="of:=[.$G$7] * [.$F$1006] + [.$G$8]" office:value-type="float" office:value="235.99969977513" calcext:value-type="float">
            <text:p>235.99969977513</text:p>
          </table:table-cell>
          <table:table-cell/>
          <table:table-cell table:formula="of:=INDEX([.$C$1:.$C$2072]; 997; 1)" office:value-type="float" office:value="188798229504" calcext:value-type="float">
            <text:p>188798229504</text:p>
          </table:table-cell>
          <table:table-cell table:formula="of:=[.$J$7] * [.$I$1006] + [.$J$8]" office:value-type="float" office:value="-3.65874500013888" calcext:value-type="float">
            <text:p>-3.65874500013888</text:p>
          </table:table-cell>
        </table:table-row>
        <table:table-row table:style-name="ro1">
          <table:table-cell office:value-type="float" office:value="287099726336" calcext:value-type="float">
            <text:p>287099726336</text:p>
          </table:table-cell>
          <table:table-cell office:value-type="float" office:value="239.870544433594" calcext:value-type="float">
            <text:p>239.870544433594</text:p>
          </table:table-cell>
          <table:table-cell office:value-type="float" office:value="188798348800" calcext:value-type="float">
            <text:p>188798348800</text:p>
          </table:table-cell>
          <table:table-cell office:value-type="float" office:value="0.797352969646454" calcext:value-type="float">
            <text:p>0.797352969646454</text:p>
          </table:table-cell>
          <table:table-cell/>
          <table:table-cell table:formula="of:=INDEX([.$A$1:.$A$2072]; 998; 1)" office:value-type="float" office:value="287099660032" calcext:value-type="float">
            <text:p>287099660032</text:p>
          </table:table-cell>
          <table:table-cell table:formula="of:=[.$G$7] * [.$F$1007] + [.$G$8]" office:value-type="float" office:value="236.745728477836" calcext:value-type="float">
            <text:p>236.745728477836</text:p>
          </table:table-cell>
          <table:table-cell/>
          <table:table-cell table:formula="of:=INDEX([.$C$1:.$C$2072]; 998; 1)" office:value-type="float" office:value="188798237440" calcext:value-type="float">
            <text:p>188798237440</text:p>
          </table:table-cell>
          <table:table-cell table:formula="of:=[.$J$7] * [.$I$1007] + [.$J$8]" office:value-type="float" office:value="-3.27932793833315" calcext:value-type="float">
            <text:p>-3.27932793833315</text:p>
          </table:table-cell>
        </table:table-row>
        <table:table-row table:style-name="ro1">
          <table:table-cell office:value-type="float" office:value="287099725824" calcext:value-type="float">
            <text:p>287099725824</text:p>
          </table:table-cell>
          <table:table-cell office:value-type="float" office:value="239.960586547852" calcext:value-type="float">
            <text:p>239.960586547852</text:p>
          </table:table-cell>
          <table:table-cell office:value-type="float" office:value="188798357504" calcext:value-type="float">
            <text:p>188798357504</text:p>
          </table:table-cell>
          <table:table-cell office:value-type="float" office:value="1.18897473812103" calcext:value-type="float">
            <text:p>1.18897473812103</text:p>
          </table:table-cell>
          <table:table-cell/>
          <table:table-cell table:formula="of:=INDEX([.$A$1:.$A$2072]; 999; 1)" office:value-type="float" office:value="287099679744" calcext:value-type="float">
            <text:p>287099679744</text:p>
          </table:table-cell>
          <table:table-cell table:formula="of:=[.$G$7] * [.$F$1008] + [.$G$8]" office:value-type="float" office:value="237.687436843291" calcext:value-type="float">
            <text:p>237.687436843291</text:p>
          </table:table-cell>
          <table:table-cell/>
          <table:table-cell table:formula="of:=INDEX([.$C$1:.$C$2072]; 999; 1)" office:value-type="float" office:value="188798253056" calcext:value-type="float">
            <text:p>188798253056</text:p>
          </table:table-cell>
          <table:table-cell table:formula="of:=[.$J$7] * [.$I$1008] + [.$J$8]" office:value-type="float" office:value="-2.53273307345808" calcext:value-type="float">
            <text:p>-2.53273307345808</text:p>
          </table:table-cell>
        </table:table-row>
        <table:table-row table:style-name="ro1">
          <table:table-cell office:value-type="float" office:value="287099724800" calcext:value-type="float">
            <text:p>287099724800</text:p>
          </table:table-cell>
          <table:table-cell office:value-type="float" office:value="240.019577026367" calcext:value-type="float">
            <text:p>240.019577026367</text:p>
          </table:table-cell>
          <table:table-cell office:value-type="float" office:value="188798365952" calcext:value-type="float">
            <text:p>188798365952</text:p>
          </table:table-cell>
          <table:table-cell office:value-type="float" office:value="1.58231818675995" calcext:value-type="float">
            <text:p>1.58231818675995</text:p>
          </table:table-cell>
          <table:table-cell/>
          <table:table-cell table:formula="of:=INDEX([.$A$1:.$A$2072]; 1000; 1)" office:value-type="float" office:value="287099691008" calcext:value-type="float">
            <text:p>287099691008</text:p>
          </table:table-cell>
          <table:table-cell table:formula="of:=[.$G$7] * [.$F$1009] + [.$G$8]" office:value-type="float" office:value="238.225555907935" calcext:value-type="float">
            <text:p>238.225555907935</text:p>
          </table:table-cell>
          <table:table-cell/>
          <table:table-cell table:formula="of:=INDEX([.$C$1:.$C$2072]; 1000; 1)" office:value-type="float" office:value="188798264832" calcext:value-type="float">
            <text:p>188798264832</text:p>
          </table:table-cell>
          <table:table-cell table:formula="of:=[.$J$7] * [.$I$1009] + [.$J$8]" office:value-type="float" office:value="-1.96972711011767" calcext:value-type="float">
            <text:p>-1.96972711011767</text:p>
          </table:table-cell>
        </table:table-row>
        <table:table-row table:style-name="ro1">
          <table:table-cell office:value-type="float" office:value="287099720192" calcext:value-type="float">
            <text:p>287099720192</text:p>
          </table:table-cell>
          <table:table-cell office:value-type="float" office:value="240.034133911133" calcext:value-type="float">
            <text:p>240.034133911133</text:p>
          </table:table-cell>
          <table:table-cell office:value-type="float" office:value="188798381824" calcext:value-type="float">
            <text:p>188798381824</text:p>
          </table:table-cell>
          <table:table-cell office:value-type="float" office:value="2.35737490653992" calcext:value-type="float">
            <text:p>2.35737490653992</text:p>
          </table:table-cell>
          <table:table-cell/>
          <table:table-cell table:formula="of:=INDEX([.$A$1:.$A$2072]; 1001; 1)" office:value-type="float" office:value="287099696128" calcext:value-type="float">
            <text:p>287099696128</text:p>
          </table:table-cell>
          <table:table-cell table:formula="of:=[.$G$7] * [.$F$1010] + [.$G$8]" office:value-type="float" office:value="238.470155483112" calcext:value-type="float">
            <text:p>238.470155483112</text:p>
          </table:table-cell>
          <table:table-cell/>
          <table:table-cell table:formula="of:=INDEX([.$C$1:.$C$2072]; 1001; 1)" office:value-type="float" office:value="188798270976" calcext:value-type="float">
            <text:p>188798270976</text:p>
          </table:table-cell>
          <table:table-cell table:formula="of:=[.$J$7] * [.$I$1010] + [.$J$8]" office:value-type="float" office:value="-1.67598486877978" calcext:value-type="float">
            <text:p>-1.67598486877978</text:p>
          </table:table-cell>
        </table:table-row>
        <table:table-row table:style-name="ro1">
          <table:table-cell office:value-type="float" office:value="287099716864" calcext:value-type="float">
            <text:p>287099716864</text:p>
          </table:table-cell>
          <table:table-cell office:value-type="float" office:value="239.989959716797" calcext:value-type="float">
            <text:p>239.989959716797</text:p>
          </table:table-cell>
          <table:table-cell office:value-type="float" office:value="188798389248" calcext:value-type="float">
            <text:p>188798389248</text:p>
          </table:table-cell>
          <table:table-cell office:value-type="float" office:value="2.733642578125" calcext:value-type="float">
            <text:p>2.733642578125</text:p>
          </table:table-cell>
          <table:table-cell/>
          <table:table-cell table:formula="of:=INDEX([.$A$1:.$A$2072]; 1002; 1)" office:value-type="float" office:value="287099705856" calcext:value-type="float">
            <text:p>287099705856</text:p>
          </table:table-cell>
          <table:table-cell table:formula="of:=[.$G$7] * [.$F$1011] + [.$G$8]" office:value-type="float" office:value="238.934894675389" calcext:value-type="float">
            <text:p>238.934894675389</text:p>
          </table:table-cell>
          <table:table-cell/>
          <table:table-cell table:formula="of:=INDEX([.$C$1:.$C$2072]; 1002; 1)" office:value-type="float" office:value="188798284032" calcext:value-type="float">
            <text:p>188798284032</text:p>
          </table:table-cell>
          <table:table-cell table:formula="of:=[.$J$7] * [.$I$1011] + [.$J$8]" office:value-type="float" office:value="-1.05178260616958" calcext:value-type="float">
            <text:p>-1.05178260616958</text:p>
          </table:table-cell>
        </table:table-row>
        <table:table-row table:style-name="ro1">
          <table:table-cell office:value-type="float" office:value="287099697152" calcext:value-type="float">
            <text:p>287099697152</text:p>
          </table:table-cell>
          <table:table-cell office:value-type="float" office:value="239.496368408203" calcext:value-type="float">
            <text:p>239.496368408203</text:p>
          </table:table-cell>
          <table:table-cell office:value-type="float" office:value="188798413824" calcext:value-type="float">
            <text:p>188798413824</text:p>
          </table:table-cell>
          <table:table-cell office:value-type="float" office:value="4.09460973739624" calcext:value-type="float">
            <text:p>4.09460973739624</text:p>
          </table:table-cell>
          <table:table-cell/>
          <table:table-cell table:formula="of:=INDEX([.$A$1:.$A$2072]; 1003; 1)" office:value-type="float" office:value="287099710208" calcext:value-type="float">
            <text:p>287099710208</text:p>
          </table:table-cell>
          <table:table-cell table:formula="of:=[.$G$7] * [.$F$1012] + [.$G$8]" office:value-type="float" office:value="239.142804313451" calcext:value-type="float">
            <text:p>239.142804313451</text:p>
          </table:table-cell>
          <table:table-cell/>
          <table:table-cell table:formula="of:=INDEX([.$C$1:.$C$2072]; 1003; 1)" office:value-type="float" office:value="188798291200" calcext:value-type="float">
            <text:p>188798291200</text:p>
          </table:table-cell>
          <table:table-cell table:formula="of:=[.$J$7] * [.$I$1012] + [.$J$8]" office:value-type="float" office:value="-0.709083324298263" calcext:value-type="float">
            <text:p>-0.709083324298263</text:p>
          </table:table-cell>
        </table:table-row>
        <table:table-row table:style-name="ro1">
          <table:table-cell office:value-type="float" office:value="287099691264" calcext:value-type="float">
            <text:p>287099691264</text:p>
          </table:table-cell>
          <table:table-cell office:value-type="float" office:value="239.303955078125" calcext:value-type="float">
            <text:p>239.303955078125</text:p>
          </table:table-cell>
          <table:table-cell office:value-type="float" office:value="188798418176" calcext:value-type="float">
            <text:p>188798418176</text:p>
          </table:table-cell>
          <table:table-cell office:value-type="float" office:value="4.38116407394409" calcext:value-type="float">
            <text:p>4.38116407394409</text:p>
          </table:table-cell>
          <table:table-cell/>
          <table:table-cell table:formula="of:=INDEX([.$A$1:.$A$2072]; 1004; 1)" office:value-type="float" office:value="287099714048" calcext:value-type="float">
            <text:p>287099714048</text:p>
          </table:table-cell>
          <table:table-cell table:formula="of:=[.$G$7] * [.$F$1013] + [.$G$8]" office:value-type="float" office:value="239.326253995299" calcext:value-type="float">
            <text:p>239.326253995299</text:p>
          </table:table-cell>
          <table:table-cell/>
          <table:table-cell table:formula="of:=INDEX([.$C$1:.$C$2072]; 1004; 1)" office:value-type="float" office:value="188798298624" calcext:value-type="float">
            <text:p>188798298624</text:p>
          </table:table-cell>
          <table:table-cell table:formula="of:=[.$J$7] * [.$I$1013] + [.$J$8]" office:value-type="float" office:value="-0.354144781827927" calcext:value-type="float">
            <text:p>-0.354144781827927</text:p>
          </table:table-cell>
        </table:table-row>
        <table:table-row table:style-name="ro1">
          <table:table-cell office:value-type="float" office:value="287099685120" calcext:value-type="float">
            <text:p>287099685120</text:p>
          </table:table-cell>
          <table:table-cell office:value-type="float" office:value="239.091796875" calcext:value-type="float">
            <text:p>239.091796875</text:p>
          </table:table-cell>
          <table:table-cell office:value-type="float" office:value="188798422016" calcext:value-type="float">
            <text:p>188798422016</text:p>
          </table:table-cell>
          <table:table-cell office:value-type="float" office:value="4.64124059677124" calcext:value-type="float">
            <text:p>4.64124059677124</text:p>
          </table:table-cell>
          <table:table-cell/>
          <table:table-cell table:formula="of:=INDEX([.$A$1:.$A$2072]; 1005; 1)" office:value-type="float" office:value="287099722752" calcext:value-type="float">
            <text:p>287099722752</text:p>
          </table:table-cell>
          <table:table-cell table:formula="of:=[.$G$7] * [.$F$1014] + [.$G$8]" office:value-type="float" office:value="239.742073273286" calcext:value-type="float">
            <text:p>239.742073273286</text:p>
          </table:table-cell>
          <table:table-cell/>
          <table:table-cell table:formula="of:=INDEX([.$C$1:.$C$2072]; 1005; 1)" office:value-type="float" office:value="188798322944" calcext:value-type="float">
            <text:p>188798322944</text:p>
          </table:table-cell>
          <table:table-cell table:formula="of:=[.$J$7] * [.$I$1014] + [.$J$8]" office:value-type="float" office:value="0.808584924787283" calcext:value-type="float">
            <text:p>0.808584924787283</text:p>
          </table:table-cell>
        </table:table-row>
        <table:table-row table:style-name="ro1">
          <table:table-cell office:value-type="float" office:value="287099671808" calcext:value-type="float">
            <text:p>287099671808</text:p>
          </table:table-cell>
          <table:table-cell office:value-type="float" office:value="238.611999511719" calcext:value-type="float">
            <text:p>238.611999511719</text:p>
          </table:table-cell>
          <table:table-cell office:value-type="float" office:value="188798428160" calcext:value-type="float">
            <text:p>188798428160</text:p>
          </table:table-cell>
          <table:table-cell office:value-type="float" office:value="5.08620071411133" calcext:value-type="float">
            <text:p>5.08620071411133</text:p>
          </table:table-cell>
          <table:table-cell/>
          <table:table-cell table:formula="of:=INDEX([.$A$1:.$A$2072]; 1006; 1)" office:value-type="float" office:value="287099724800" calcext:value-type="float">
            <text:p>287099724800</text:p>
          </table:table-cell>
          <table:table-cell table:formula="of:=[.$G$7] * [.$F$1015] + [.$G$8]" office:value-type="float" office:value="239.839913103729" calcext:value-type="float">
            <text:p>239.839913103729</text:p>
          </table:table-cell>
          <table:table-cell/>
          <table:table-cell table:formula="of:=INDEX([.$C$1:.$C$2072]; 1006; 1)" office:value-type="float" office:value="188798331648" calcext:value-type="float">
            <text:p>188798331648</text:p>
          </table:table-cell>
          <table:table-cell table:formula="of:=[.$J$7] * [.$I$1015] + [.$J$8]" office:value-type="float" office:value="1.22471976839006" calcext:value-type="float">
            <text:p>1.22471976839006</text:p>
          </table:table-cell>
        </table:table-row>
        <table:table-row table:style-name="ro1">
          <table:table-cell office:value-type="float" office:value="287099664640" calcext:value-type="float">
            <text:p>287099664640</text:p>
          </table:table-cell>
          <table:table-cell office:value-type="float" office:value="238.346481323242" calcext:value-type="float">
            <text:p>238.346481323242</text:p>
          </table:table-cell>
          <table:table-cell office:value-type="float" office:value="188798430208" calcext:value-type="float">
            <text:p>188798430208</text:p>
          </table:table-cell>
          <table:table-cell office:value-type="float" office:value="5.27233457565308" calcext:value-type="float">
            <text:p>5.27233457565308</text:p>
          </table:table-cell>
          <table:table-cell/>
          <table:table-cell table:formula="of:=INDEX([.$A$1:.$A$2072]; 1007; 1)" office:value-type="float" office:value="287099726336" calcext:value-type="float">
            <text:p>287099726336</text:p>
          </table:table-cell>
          <table:table-cell table:formula="of:=[.$G$7] * [.$F$1016] + [.$G$8]" office:value-type="float" office:value="239.913292976096" calcext:value-type="float">
            <text:p>239.913292976096</text:p>
          </table:table-cell>
          <table:table-cell/>
          <table:table-cell table:formula="of:=INDEX([.$C$1:.$C$2072]; 1007; 1)" office:value-type="float" office:value="188798348800" calcext:value-type="float">
            <text:p>188798348800</text:p>
          </table:table-cell>
          <table:table-cell table:formula="of:=[.$J$7] * [.$I$1016] + [.$J$8]" office:value-type="float" office:value="2.04475019313395" calcext:value-type="float">
            <text:p>2.04475019313395</text:p>
          </table:table-cell>
        </table:table-row>
        <table:table-row table:style-name="ro1">
          <table:table-cell office:value-type="float" office:value="287099657472" calcext:value-type="float">
            <text:p>287099657472</text:p>
          </table:table-cell>
          <table:table-cell office:value-type="float" office:value="238.065994262695" calcext:value-type="float">
            <text:p>238.065994262695</text:p>
          </table:table-cell>
          <table:table-cell office:value-type="float" office:value="188798431744" calcext:value-type="float">
            <text:p>188798431744</text:p>
          </table:table-cell>
          <table:table-cell office:value-type="float" office:value="5.43393564224243" calcext:value-type="float">
            <text:p>5.43393564224243</text:p>
          </table:table-cell>
          <table:table-cell/>
          <table:table-cell table:formula="of:=INDEX([.$A$1:.$A$2072]; 1008; 1)" office:value-type="float" office:value="287099725824" calcext:value-type="float">
            <text:p>287099725824</text:p>
          </table:table-cell>
          <table:table-cell table:formula="of:=[.$G$7] * [.$F$1017] + [.$G$8]" office:value-type="float" office:value="239.88883301802" calcext:value-type="float">
            <text:p>239.88883301802</text:p>
          </table:table-cell>
          <table:table-cell/>
          <table:table-cell table:formula="of:=INDEX([.$C$1:.$C$2072]; 1008; 1)" office:value-type="float" office:value="188798357504" calcext:value-type="float">
            <text:p>188798357504</text:p>
          </table:table-cell>
          <table:table-cell table:formula="of:=[.$J$7] * [.$I$1017] + [.$J$8]" office:value-type="float" office:value="2.46088503487408" calcext:value-type="float">
            <text:p>2.46088503487408</text:p>
          </table:table-cell>
        </table:table-row>
        <table:table-row table:style-name="ro1">
          <table:table-cell office:value-type="float" office:value="287099650048" calcext:value-type="float">
            <text:p>287099650048</text:p>
          </table:table-cell>
          <table:table-cell office:value-type="float" office:value="237.770477294922" calcext:value-type="float">
            <text:p>237.770477294922</text:p>
          </table:table-cell>
          <table:table-cell office:value-type="float" office:value="188798432512" calcext:value-type="float">
            <text:p>188798432512</text:p>
          </table:table-cell>
          <table:table-cell office:value-type="float" office:value="5.57145118713379" calcext:value-type="float">
            <text:p>5.57145118713379</text:p>
          </table:table-cell>
          <table:table-cell/>
          <table:table-cell table:formula="of:=INDEX([.$A$1:.$A$2072]; 1009; 1)" office:value-type="float" office:value="287099724800" calcext:value-type="float">
            <text:p>287099724800</text:p>
          </table:table-cell>
          <table:table-cell table:formula="of:=[.$G$7] * [.$F$1018] + [.$G$8]" office:value-type="float" office:value="239.839913103729" calcext:value-type="float">
            <text:p>239.839913103729</text:p>
          </table:table-cell>
          <table:table-cell/>
          <table:table-cell table:formula="of:=INDEX([.$C$1:.$C$2072]; 1009; 1)" office:value-type="float" office:value="188798365952" calcext:value-type="float">
            <text:p>188798365952</text:p>
          </table:table-cell>
          <table:table-cell table:formula="of:=[.$J$7] * [.$I$1018] + [.$J$8]" office:value-type="float" office:value="2.86478061787784" calcext:value-type="float">
            <text:p>2.86478061787784</text:p>
          </table:table-cell>
        </table:table-row>
        <table:table-row table:style-name="ro1">
          <table:table-cell office:value-type="float" office:value="287099634944" calcext:value-type="float">
            <text:p>287099634944</text:p>
          </table:table-cell>
          <table:table-cell office:value-type="float" office:value="237.14176940918" calcext:value-type="float">
            <text:p>237.14176940918</text:p>
          </table:table-cell>
          <table:table-cell office:value-type="float" office:value="188798432256" calcext:value-type="float">
            <text:p>188798432256</text:p>
          </table:table-cell>
          <table:table-cell office:value-type="float" office:value="5.7694878578186" calcext:value-type="float">
            <text:p>5.7694878578186</text:p>
          </table:table-cell>
          <table:table-cell/>
          <table:table-cell table:formula="of:=INDEX([.$A$1:.$A$2072]; 1010; 1)" office:value-type="float" office:value="287099720192" calcext:value-type="float">
            <text:p>287099720192</text:p>
          </table:table-cell>
          <table:table-cell table:formula="of:=[.$G$7] * [.$F$1019] + [.$G$8]" office:value-type="float" office:value="239.619773484766" calcext:value-type="float">
            <text:p>239.619773484766</text:p>
          </table:table-cell>
          <table:table-cell/>
          <table:table-cell table:formula="of:=INDEX([.$C$1:.$C$2072]; 1010; 1)" office:value-type="float" office:value="188798381824" calcext:value-type="float">
            <text:p>188798381824</text:p>
          </table:table-cell>
          <table:table-cell table:formula="of:=[.$J$7] * [.$I$1019] + [.$J$8]" office:value-type="float" office:value="3.62361474148929" calcext:value-type="float">
            <text:p>3.62361474148929</text:p>
          </table:table-cell>
        </table:table-row>
        <table:table-row table:style-name="ro1">
          <table:table-cell office:value-type="float" office:value="287099627520" calcext:value-type="float">
            <text:p>287099627520</text:p>
          </table:table-cell>
          <table:table-cell office:value-type="float" office:value="236.811569213867" calcext:value-type="float">
            <text:p>236.811569213867</text:p>
          </table:table-cell>
          <table:table-cell office:value-type="float" office:value="188798430976" calcext:value-type="float">
            <text:p>188798430976</text:p>
          </table:table-cell>
          <table:table-cell office:value-type="float" office:value="5.82792568206787" calcext:value-type="float">
            <text:p>5.82792568206787</text:p>
          </table:table-cell>
          <table:table-cell/>
          <table:table-cell table:formula="of:=INDEX([.$A$1:.$A$2072]; 1011; 1)" office:value-type="float" office:value="287099716864" calcext:value-type="float">
            <text:p>287099716864</text:p>
          </table:table-cell>
          <table:table-cell table:formula="of:=[.$G$7] * [.$F$1020] + [.$G$8]" office:value-type="float" office:value="239.460783760995" calcext:value-type="float">
            <text:p>239.460783760995</text:p>
          </table:table-cell>
          <table:table-cell/>
          <table:table-cell table:formula="of:=INDEX([.$C$1:.$C$2072]; 1011; 1)" office:value-type="float" office:value="188798389248" calcext:value-type="float">
            <text:p>188798389248</text:p>
          </table:table-cell>
          <table:table-cell table:formula="of:=[.$J$7] * [.$I$1020] + [.$J$8]" office:value-type="float" office:value="3.97855328395963" calcext:value-type="float">
            <text:p>3.97855328395963</text:p>
          </table:table-cell>
        </table:table-row>
        <table:table-row table:style-name="ro1">
          <table:table-cell office:value-type="float" office:value="287099619840" calcext:value-type="float">
            <text:p>287099619840</text:p>
          </table:table-cell>
          <table:table-cell office:value-type="float" office:value="236.472457885742" calcext:value-type="float">
            <text:p>236.472457885742</text:p>
          </table:table-cell>
          <table:table-cell office:value-type="float" office:value="188798429184" calcext:value-type="float">
            <text:p>188798429184</text:p>
          </table:table-cell>
          <table:table-cell office:value-type="float" office:value="5.85784769058228" calcext:value-type="float">
            <text:p>5.85784769058228</text:p>
          </table:table-cell>
          <table:table-cell/>
          <table:table-cell table:formula="of:=INDEX([.$A$1:.$A$2072]; 1012; 1)" office:value-type="float" office:value="287099697152" calcext:value-type="float">
            <text:p>287099697152</text:p>
          </table:table-cell>
          <table:table-cell table:formula="of:=[.$G$7] * [.$F$1021] + [.$G$8]" office:value-type="float" office:value="238.519075397402" calcext:value-type="float">
            <text:p>238.519075397402</text:p>
          </table:table-cell>
          <table:table-cell/>
          <table:table-cell table:formula="of:=INDEX([.$C$1:.$C$2072]; 1012; 1)" office:value-type="float" office:value="188798413824" calcext:value-type="float">
            <text:p>188798413824</text:p>
          </table:table-cell>
          <table:table-cell table:formula="of:=[.$J$7] * [.$I$1021] + [.$J$8]" office:value-type="float" office:value="5.15352225117385" calcext:value-type="float">
            <text:p>5.15352225117385</text:p>
          </table:table-cell>
        </table:table-row>
        <table:table-row table:style-name="ro1">
          <table:table-cell office:value-type="float" office:value="287099597824" calcext:value-type="float">
            <text:p>287099597824</text:p>
          </table:table-cell>
          <table:table-cell office:value-type="float" office:value="235.429504394531" calcext:value-type="float">
            <text:p>235.429504394531</text:p>
          </table:table-cell>
          <table:table-cell office:value-type="float" office:value="188798419200" calcext:value-type="float">
            <text:p>188798419200</text:p>
          </table:table-cell>
          <table:table-cell office:value-type="float" office:value="5.76336574554443" calcext:value-type="float">
            <text:p>5.76336574554443</text:p>
          </table:table-cell>
          <table:table-cell/>
          <table:table-cell table:formula="of:=INDEX([.$A$1:.$A$2072]; 1013; 1)" office:value-type="float" office:value="287099691264" calcext:value-type="float">
            <text:p>287099691264</text:p>
          </table:table-cell>
          <table:table-cell table:formula="of:=[.$G$7] * [.$F$1022] + [.$G$8]" office:value-type="float" office:value="238.237785886973" calcext:value-type="float">
            <text:p>238.237785886973</text:p>
          </table:table-cell>
          <table:table-cell/>
          <table:table-cell table:formula="of:=INDEX([.$C$1:.$C$2072]; 1013; 1)" office:value-type="float" office:value="188798418176" calcext:value-type="float">
            <text:p>188798418176</text:p>
          </table:table-cell>
          <table:table-cell table:formula="of:=[.$J$7] * [.$I$1022] + [.$J$8]" office:value-type="float" office:value="5.36158967204392" calcext:value-type="float">
            <text:p>5.36158967204392</text:p>
          </table:table-cell>
        </table:table-row>
        <table:table-row table:style-name="ro1">
          <table:table-cell office:value-type="float" office:value="287099591168" calcext:value-type="float">
            <text:p>287099591168</text:p>
          </table:table-cell>
          <table:table-cell office:value-type="float" office:value="235.08171081543" calcext:value-type="float">
            <text:p>235.08171081543</text:p>
          </table:table-cell>
          <table:table-cell office:value-type="float" office:value="188798414592" calcext:value-type="float">
            <text:p>188798414592</text:p>
          </table:table-cell>
          <table:table-cell office:value-type="float" office:value="5.66714906692505" calcext:value-type="float">
            <text:p>5.66714906692505</text:p>
          </table:table-cell>
          <table:table-cell/>
          <table:table-cell table:formula="of:=INDEX([.$A$1:.$A$2072]; 1014; 1)" office:value-type="float" office:value="287099685120" calcext:value-type="float">
            <text:p>287099685120</text:p>
          </table:table-cell>
          <table:table-cell table:formula="of:=[.$G$7] * [.$F$1023] + [.$G$8]" office:value-type="float" office:value="237.944266395643" calcext:value-type="float">
            <text:p>237.944266395643</text:p>
          </table:table-cell>
          <table:table-cell/>
          <table:table-cell table:formula="of:=INDEX([.$C$1:.$C$2072]; 1014; 1)" office:value-type="float" office:value="188798422016" calcext:value-type="float">
            <text:p>188798422016</text:p>
          </table:table-cell>
          <table:table-cell table:formula="of:=[.$J$7] * [.$I$1023] + [.$J$8]" office:value-type="float" office:value="5.5451785735786" calcext:value-type="float">
            <text:p>5.5451785735786</text:p>
          </table:table-cell>
        </table:table-row>
        <table:table-row table:style-name="ro1">
          <table:table-cell office:value-type="float" office:value="287099584768" calcext:value-type="float">
            <text:p>287099584768</text:p>
          </table:table-cell>
          <table:table-cell office:value-type="float" office:value="234.739761352539" calcext:value-type="float">
            <text:p>234.739761352539</text:p>
          </table:table-cell>
          <table:table-cell office:value-type="float" office:value="188798409216" calcext:value-type="float">
            <text:p>188798409216</text:p>
          </table:table-cell>
          <table:table-cell office:value-type="float" office:value="5.53765296936035" calcext:value-type="float">
            <text:p>5.53765296936035</text:p>
          </table:table-cell>
          <table:table-cell/>
          <table:table-cell table:formula="of:=INDEX([.$A$1:.$A$2072]; 1015; 1)" office:value-type="float" office:value="287099671808" calcext:value-type="float">
            <text:p>287099671808</text:p>
          </table:table-cell>
          <table:table-cell table:formula="of:=[.$G$7] * [.$F$1024] + [.$G$8]" office:value-type="float" office:value="237.308307500556" calcext:value-type="float">
            <text:p>237.308307500556</text:p>
          </table:table-cell>
          <table:table-cell/>
          <table:table-cell table:formula="of:=INDEX([.$C$1:.$C$2072]; 1015; 1)" office:value-type="float" office:value="188798428160" calcext:value-type="float">
            <text:p>188798428160</text:p>
          </table:table-cell>
          <table:table-cell table:formula="of:=[.$J$7] * [.$I$1024] + [.$J$8]" office:value-type="float" office:value="5.83892081491649" calcext:value-type="float">
            <text:p>5.83892081491649</text:p>
          </table:table-cell>
        </table:table-row>
        <table:table-row table:style-name="ro1">
          <table:table-cell office:value-type="float" office:value="287099565312" calcext:value-type="float">
            <text:p>287099565312</text:p>
          </table:table-cell>
          <table:table-cell office:value-type="float" office:value="233.516830444336" calcext:value-type="float">
            <text:p>233.516830444336</text:p>
          </table:table-cell>
          <table:table-cell office:value-type="float" office:value="188798382848" calcext:value-type="float">
            <text:p>188798382848</text:p>
          </table:table-cell>
          <table:table-cell office:value-type="float" office:value="4.7100715637207" calcext:value-type="float">
            <text:p>4.7100715637207</text:p>
          </table:table-cell>
          <table:table-cell/>
          <table:table-cell table:formula="of:=INDEX([.$A$1:.$A$2072]; 1016; 1)" office:value-type="float" office:value="287099664640" calcext:value-type="float">
            <text:p>287099664640</text:p>
          </table:table-cell>
          <table:table-cell table:formula="of:=[.$G$7] * [.$F$1025] + [.$G$8]" office:value-type="float" office:value="236.965868096799" calcext:value-type="float">
            <text:p>236.965868096799</text:p>
          </table:table-cell>
          <table:table-cell/>
          <table:table-cell table:formula="of:=INDEX([.$C$1:.$C$2072]; 1016; 1)" office:value-type="float" office:value="188798430208" calcext:value-type="float">
            <text:p>188798430208</text:p>
          </table:table-cell>
          <table:table-cell table:formula="of:=[.$J$7] * [.$I$1025] + [.$J$8]" office:value-type="float" office:value="5.93683489598334" calcext:value-type="float">
            <text:p>5.93683489598334</text:p>
          </table:table-cell>
        </table:table-row>
        <table:table-row table:style-name="ro1">
          <table:table-cell office:value-type="float" office:value="287099562240" calcext:value-type="float">
            <text:p>287099562240</text:p>
          </table:table-cell>
          <table:table-cell office:value-type="float" office:value="233.271087646484" calcext:value-type="float">
            <text:p>233.271087646484</text:p>
          </table:table-cell>
          <table:table-cell office:value-type="float" office:value="188798375424" calcext:value-type="float">
            <text:p>188798375424</text:p>
          </table:table-cell>
          <table:table-cell office:value-type="float" office:value="4.44113779067993" calcext:value-type="float">
            <text:p>4.44113779067993</text:p>
          </table:table-cell>
          <table:table-cell/>
          <table:table-cell table:formula="of:=INDEX([.$A$1:.$A$2072]; 1017; 1)" office:value-type="float" office:value="287099657472" calcext:value-type="float">
            <text:p>287099657472</text:p>
          </table:table-cell>
          <table:table-cell table:formula="of:=[.$G$7] * [.$F$1026] + [.$G$8]" office:value-type="float" office:value="236.623428691179" calcext:value-type="float">
            <text:p>236.623428691179</text:p>
          </table:table-cell>
          <table:table-cell/>
          <table:table-cell table:formula="of:=INDEX([.$C$1:.$C$2072]; 1017; 1)" office:value-type="float" office:value="188798431744" calcext:value-type="float">
            <text:p>188798431744</text:p>
          </table:table-cell>
          <table:table-cell table:formula="of:=[.$J$7] * [.$I$1026] + [.$J$8]" office:value-type="float" office:value="6.01027045585215" calcext:value-type="float">
            <text:p>6.01027045585215</text:p>
          </table:table-cell>
        </table:table-row>
        <table:table-row table:style-name="ro1">
          <table:table-cell office:value-type="float" office:value="287099552000" calcext:value-type="float">
            <text:p>287099552000</text:p>
          </table:table-cell>
          <table:table-cell office:value-type="float" office:value="232.669296264648" calcext:value-type="float">
            <text:p>232.669296264648</text:p>
          </table:table-cell>
          <table:table-cell office:value-type="float" office:value="188798355200" calcext:value-type="float">
            <text:p>188798355200</text:p>
          </table:table-cell>
          <table:table-cell office:value-type="float" office:value="3.55977892875671" calcext:value-type="float">
            <text:p>3.55977892875671</text:p>
          </table:table-cell>
          <table:table-cell/>
          <table:table-cell table:formula="of:=INDEX([.$A$1:.$A$2072]; 1018; 1)" office:value-type="float" office:value="287099650048" calcext:value-type="float">
            <text:p>287099650048</text:p>
          </table:table-cell>
          <table:table-cell table:formula="of:=[.$G$7] * [.$F$1027] + [.$G$8]" office:value-type="float" office:value="236.26875930652" calcext:value-type="float">
            <text:p>236.26875930652</text:p>
          </table:table-cell>
          <table:table-cell/>
          <table:table-cell table:formula="of:=INDEX([.$C$1:.$C$2072]; 1018; 1)" office:value-type="float" office:value="188798432512" calcext:value-type="float">
            <text:p>188798432512</text:p>
          </table:table-cell>
          <table:table-cell table:formula="of:=[.$J$7] * [.$I$1027] + [.$J$8]" office:value-type="float" office:value="6.04698823578656" calcext:value-type="float">
            <text:p>6.04698823578656</text:p>
          </table:table-cell>
        </table:table-row>
        <table:table-row table:style-name="ro1">
          <table:table-cell office:value-type="float" office:value="287099542784" calcext:value-type="float">
            <text:p>287099542784</text:p>
          </table:table-cell>
          <table:table-cell office:value-type="float" office:value="232.252548217773" calcext:value-type="float">
            <text:p>232.252548217773</text:p>
          </table:table-cell>
          <table:table-cell office:value-type="float" office:value="188798343168" calcext:value-type="float">
            <text:p>188798343168</text:p>
          </table:table-cell>
          <table:table-cell office:value-type="float" office:value="2.97868514060974" calcext:value-type="float">
            <text:p>2.97868514060974</text:p>
          </table:table-cell>
          <table:table-cell/>
          <table:table-cell table:formula="of:=INDEX([.$A$1:.$A$2072]; 1019; 1)" office:value-type="float" office:value="287099634944" calcext:value-type="float">
            <text:p>287099634944</text:p>
          </table:table-cell>
          <table:table-cell table:formula="of:=[.$G$7] * [.$F$1028] + [.$G$8]" office:value-type="float" office:value="235.547190560028" calcext:value-type="float">
            <text:p>235.547190560028</text:p>
          </table:table-cell>
          <table:table-cell/>
          <table:table-cell table:formula="of:=INDEX([.$C$1:.$C$2072]; 1019; 1)" office:value-type="float" office:value="188798432256" calcext:value-type="float">
            <text:p>188798432256</text:p>
          </table:table-cell>
          <table:table-cell table:formula="of:=[.$J$7] * [.$I$1028] + [.$J$8]" office:value-type="float" office:value="6.03474897518754" calcext:value-type="float">
            <text:p>6.03474897518754</text:p>
          </table:table-cell>
        </table:table-row>
        <table:table-row table:style-name="ro1">
          <table:table-cell office:value-type="float" office:value="287099538176" calcext:value-type="float">
            <text:p>287099538176</text:p>
          </table:table-cell>
          <table:table-cell office:value-type="float" office:value="232.036010742187" calcext:value-type="float">
            <text:p>232.036010742187</text:p>
          </table:table-cell>
          <table:table-cell office:value-type="float" office:value="188798337280" calcext:value-type="float">
            <text:p>188798337280</text:p>
          </table:table-cell>
          <table:table-cell office:value-type="float" office:value="2.69056630134583" calcext:value-type="float">
            <text:p>2.69056630134583</text:p>
          </table:table-cell>
          <table:table-cell/>
          <table:table-cell table:formula="of:=INDEX([.$A$1:.$A$2072]; 1020; 1)" office:value-type="float" office:value="287099627520" calcext:value-type="float">
            <text:p>287099627520</text:p>
          </table:table-cell>
          <table:table-cell table:formula="of:=[.$G$7] * [.$F$1029] + [.$G$8]" office:value-type="float" office:value="235.192521177232" calcext:value-type="float">
            <text:p>235.192521177232</text:p>
          </table:table-cell>
          <table:table-cell/>
          <table:table-cell table:formula="of:=INDEX([.$C$1:.$C$2072]; 1020; 1)" office:value-type="float" office:value="188798430976" calcext:value-type="float">
            <text:p>188798430976</text:p>
          </table:table-cell>
          <table:table-cell table:formula="of:=[.$J$7] * [.$I$1029] + [.$J$8]" office:value-type="float" office:value="5.97355267591774" calcext:value-type="float">
            <text:p>5.97355267591774</text:p>
          </table:table-cell>
        </table:table-row>
        <table:table-row table:style-name="ro1">
          <table:table-cell office:value-type="float" office:value="287099522560" calcext:value-type="float">
            <text:p>287099522560</text:p>
          </table:table-cell>
          <table:table-cell office:value-type="float" office:value="231.357040405273" calcext:value-type="float">
            <text:p>231.357040405273</text:p>
          </table:table-cell>
          <table:table-cell office:value-type="float" office:value="188798319616" calcext:value-type="float">
            <text:p>188798319616</text:p>
          </table:table-cell>
          <table:table-cell office:value-type="float" office:value="1.81875610351563" calcext:value-type="float">
            <text:p>1.81875610351563</text:p>
          </table:table-cell>
          <table:table-cell/>
          <table:table-cell table:formula="of:=INDEX([.$A$1:.$A$2072]; 1021; 1)" office:value-type="float" office:value="287099619840" calcext:value-type="float">
            <text:p>287099619840</text:p>
          </table:table-cell>
          <table:table-cell table:formula="of:=[.$G$7] * [.$F$1030] + [.$G$8]" office:value-type="float" office:value="234.825621813536" calcext:value-type="float">
            <text:p>234.825621813536</text:p>
          </table:table-cell>
          <table:table-cell/>
          <table:table-cell table:formula="of:=INDEX([.$C$1:.$C$2072]; 1021; 1)" office:value-type="float" office:value="188798429184" calcext:value-type="float">
            <text:p>188798429184</text:p>
          </table:table-cell>
          <table:table-cell table:formula="of:=[.$J$7] * [.$I$1030] + [.$J$8]" office:value-type="float" office:value="5.88787785544992" calcext:value-type="float">
            <text:p>5.88787785544992</text:p>
          </table:table-cell>
        </table:table-row>
        <table:table-row table:style-name="ro1">
          <table:table-cell office:value-type="float" office:value="287099492096" calcext:value-type="float">
            <text:p>287099492096</text:p>
          </table:table-cell>
          <table:table-cell office:value-type="float" office:value="230.062576293945" calcext:value-type="float">
            <text:p>230.062576293945</text:p>
          </table:table-cell>
          <table:table-cell office:value-type="float" office:value="188798295040" calcext:value-type="float">
            <text:p>188798295040</text:p>
          </table:table-cell>
          <table:table-cell office:value-type="float" office:value="0.481272011995316" calcext:value-type="float">
            <text:p>0.481272011995316</text:p>
          </table:table-cell>
          <table:table-cell/>
          <table:table-cell table:formula="of:=INDEX([.$A$1:.$A$2072]; 1022; 1)" office:value-type="float" office:value="287099597824" calcext:value-type="float">
            <text:p>287099597824</text:p>
          </table:table-cell>
          <table:table-cell table:formula="of:=[.$G$7] * [.$F$1031] + [.$G$8]" office:value-type="float" office:value="233.773843642324" calcext:value-type="float">
            <text:p>233.773843642324</text:p>
          </table:table-cell>
          <table:table-cell/>
          <table:table-cell table:formula="of:=INDEX([.$C$1:.$C$2072]; 1022; 1)" office:value-type="float" office:value="188798419200" calcext:value-type="float">
            <text:p>188798419200</text:p>
          </table:table-cell>
          <table:table-cell table:formula="of:=[.$J$7] * [.$I$1031] + [.$J$8]" office:value-type="float" office:value="5.41054671257734" calcext:value-type="float">
            <text:p>5.41054671257734</text:p>
          </table:table-cell>
        </table:table-row>
        <table:table-row table:style-name="ro1">
          <table:table-cell office:value-type="float" office:value="287099471616" calcext:value-type="float">
            <text:p>287099471616</text:p>
          </table:table-cell>
          <table:table-cell office:value-type="float" office:value="229.185211181641" calcext:value-type="float">
            <text:p>229.185211181641</text:p>
          </table:table-cell>
          <table:table-cell office:value-type="float" office:value="188798284544" calcext:value-type="float">
            <text:p>188798284544</text:p>
          </table:table-cell>
          <table:table-cell office:value-type="float" office:value="-0.173650369048119" calcext:value-type="float">
            <text:p>-0.173650369048119</text:p>
          </table:table-cell>
          <table:table-cell/>
          <table:table-cell table:formula="of:=INDEX([.$A$1:.$A$2072]; 1023; 1)" office:value-type="float" office:value="287099591168" calcext:value-type="float">
            <text:p>287099591168</text:p>
          </table:table-cell>
          <table:table-cell table:formula="of:=[.$G$7] * [.$F$1032] + [.$G$8]" office:value-type="float" office:value="233.455864194781" calcext:value-type="float">
            <text:p>233.455864194781</text:p>
          </table:table-cell>
          <table:table-cell/>
          <table:table-cell table:formula="of:=INDEX([.$C$1:.$C$2072]; 1023; 1)" office:value-type="float" office:value="188798414592" calcext:value-type="float">
            <text:p>188798414592</text:p>
          </table:table-cell>
          <table:table-cell table:formula="of:=[.$J$7] * [.$I$1032] + [.$J$8]" office:value-type="float" office:value="5.19024003110826" calcext:value-type="float">
            <text:p>5.19024003110826</text:p>
          </table:table-cell>
        </table:table-row>
        <table:table-row table:style-name="ro1">
          <table:table-cell office:value-type="float" office:value="287099464448" calcext:value-type="float">
            <text:p>287099464448</text:p>
          </table:table-cell>
          <table:table-cell office:value-type="float" office:value="228.876052856445" calcext:value-type="float">
            <text:p>228.876052856445</text:p>
          </table:table-cell>
          <table:table-cell office:value-type="float" office:value="188798281728" calcext:value-type="float">
            <text:p>188798281728</text:p>
          </table:table-cell>
          <table:table-cell office:value-type="float" office:value="-0.362884730100632" calcext:value-type="float">
            <text:p>-0.362884730100632</text:p>
          </table:table-cell>
          <table:table-cell/>
          <table:table-cell table:formula="of:=INDEX([.$A$1:.$A$2072]; 1024; 1)" office:value-type="float" office:value="287099584768" calcext:value-type="float">
            <text:p>287099584768</text:p>
          </table:table-cell>
          <table:table-cell table:formula="of:=[.$G$7] * [.$F$1033] + [.$G$8]" office:value-type="float" office:value="233.150114724413" calcext:value-type="float">
            <text:p>233.150114724413</text:p>
          </table:table-cell>
          <table:table-cell/>
          <table:table-cell table:formula="of:=INDEX([.$C$1:.$C$2072]; 1024; 1)" office:value-type="float" office:value="188798409216" calcext:value-type="float">
            <text:p>188798409216</text:p>
          </table:table-cell>
          <table:table-cell table:formula="of:=[.$J$7] * [.$I$1033] + [.$J$8]" office:value-type="float" office:value="4.93321556970477" calcext:value-type="float">
            <text:p>4.93321556970477</text:p>
          </table:table-cell>
        </table:table-row>
        <table:table-row table:style-name="ro1">
          <table:table-cell office:value-type="float" office:value="287099457280" calcext:value-type="float">
            <text:p>287099457280</text:p>
          </table:table-cell>
          <table:table-cell office:value-type="float" office:value="228.560028076172" calcext:value-type="float">
            <text:p>228.560028076172</text:p>
          </table:table-cell>
          <table:table-cell office:value-type="float" office:value="188798279168" calcext:value-type="float">
            <text:p>188798279168</text:p>
          </table:table-cell>
          <table:table-cell office:value-type="float" office:value="-0.532642722129822" calcext:value-type="float">
            <text:p>-0.532642722129822</text:p>
          </table:table-cell>
          <table:table-cell/>
          <table:table-cell table:formula="of:=INDEX([.$A$1:.$A$2072]; 1025; 1)" office:value-type="float" office:value="287099565312" calcext:value-type="float">
            <text:p>287099565312</text:p>
          </table:table-cell>
          <table:table-cell table:formula="of:=[.$G$7] * [.$F$1034] + [.$G$8]" office:value-type="float" office:value="232.220636339858" calcext:value-type="float">
            <text:p>232.220636339858</text:p>
          </table:table-cell>
          <table:table-cell/>
          <table:table-cell table:formula="of:=INDEX([.$C$1:.$C$2072]; 1025; 1)" office:value-type="float" office:value="188798382848" calcext:value-type="float">
            <text:p>188798382848</text:p>
          </table:table-cell>
          <table:table-cell table:formula="of:=[.$J$7] * [.$I$1034] + [.$J$8]" office:value-type="float" office:value="3.67257178202271" calcext:value-type="float">
            <text:p>3.67257178202271</text:p>
          </table:table-cell>
        </table:table-row>
        <table:table-row table:style-name="ro1">
          <table:table-cell office:value-type="float" office:value="287099403008" calcext:value-type="float">
            <text:p>287099403008</text:p>
          </table:table-cell>
          <table:table-cell office:value-type="float" office:value="226.082397460937" calcext:value-type="float">
            <text:p>226.082397460937</text:p>
          </table:table-cell>
          <table:table-cell office:value-type="float" office:value="188798249984" calcext:value-type="float">
            <text:p>188798249984</text:p>
          </table:table-cell>
          <table:table-cell office:value-type="float" office:value="-1.90256416797638" calcext:value-type="float">
            <text:p>-1.90256416797638</text:p>
          </table:table-cell>
          <table:table-cell/>
          <table:table-cell table:formula="of:=INDEX([.$A$1:.$A$2072]; 1026; 1)" office:value-type="float" office:value="287099562240" calcext:value-type="float">
            <text:p>287099562240</text:p>
          </table:table-cell>
          <table:table-cell table:formula="of:=[.$G$7] * [.$F$1035] + [.$G$8]" office:value-type="float" office:value="232.073876595125" calcext:value-type="float">
            <text:p>232.073876595125</text:p>
          </table:table-cell>
          <table:table-cell/>
          <table:table-cell table:formula="of:=INDEX([.$C$1:.$C$2072]; 1026; 1)" office:value-type="float" office:value="188798375424" calcext:value-type="float">
            <text:p>188798375424</text:p>
          </table:table-cell>
          <table:table-cell table:formula="of:=[.$J$7] * [.$I$1035] + [.$J$8]" office:value-type="float" office:value="3.31763323955238" calcext:value-type="float">
            <text:p>3.31763323955238</text:p>
          </table:table-cell>
        </table:table-row>
        <table:table-row table:style-name="ro1">
          <table:table-cell office:value-type="float" office:value="287099394048" calcext:value-type="float">
            <text:p>287099394048</text:p>
          </table:table-cell>
          <table:table-cell office:value-type="float" office:value="225.676406860352" calcext:value-type="float">
            <text:p>225.676406860352</text:p>
          </table:table-cell>
          <table:table-cell office:value-type="float" office:value="188798246144" calcext:value-type="float">
            <text:p>188798246144</text:p>
          </table:table-cell>
          <table:table-cell office:value-type="float" office:value="-2.10958194732666" calcext:value-type="float">
            <text:p>-2.10958194732666</text:p>
          </table:table-cell>
          <table:table-cell/>
          <table:table-cell table:formula="of:=INDEX([.$A$1:.$A$2072]; 1027; 1)" office:value-type="float" office:value="287099552000" calcext:value-type="float">
            <text:p>287099552000</text:p>
          </table:table-cell>
          <table:table-cell table:formula="of:=[.$G$7] * [.$F$1036] + [.$G$8]" office:value-type="float" office:value="231.584677444771" calcext:value-type="float">
            <text:p>231.584677444771</text:p>
          </table:table-cell>
          <table:table-cell/>
          <table:table-cell table:formula="of:=INDEX([.$C$1:.$C$2072]; 1027; 1)" office:value-type="float" office:value="188798355200" calcext:value-type="float">
            <text:p>188798355200</text:p>
          </table:table-cell>
          <table:table-cell table:formula="of:=[.$J$7] * [.$I$1036] + [.$J$8]" office:value-type="float" office:value="2.35073169507086" calcext:value-type="float">
            <text:p>2.35073169507086</text:p>
          </table:table-cell>
        </table:table-row>
        <table:table-row table:style-name="ro1">
          <table:table-cell office:value-type="float" office:value="287099298816" calcext:value-type="float">
            <text:p>287099298816</text:p>
          </table:table-cell>
          <table:table-cell office:value-type="float" office:value="221.35107421875" calcext:value-type="float">
            <text:p>221.35107421875</text:p>
          </table:table-cell>
          <table:table-cell office:value-type="float" office:value="188798228992" calcext:value-type="float">
            <text:p>188798228992</text:p>
          </table:table-cell>
          <table:table-cell office:value-type="float" office:value="-3.50128507614136" calcext:value-type="float">
            <text:p>-3.50128507614136</text:p>
          </table:table-cell>
          <table:table-cell/>
          <table:table-cell table:formula="of:=INDEX([.$A$1:.$A$2072]; 1028; 1)" office:value-type="float" office:value="287099542784" calcext:value-type="float">
            <text:p>287099542784</text:p>
          </table:table-cell>
          <table:table-cell table:formula="of:=[.$G$7] * [.$F$1037] + [.$G$8]" office:value-type="float" office:value="231.14439821057" calcext:value-type="float">
            <text:p>231.14439821057</text:p>
          </table:table-cell>
          <table:table-cell/>
          <table:table-cell table:formula="of:=INDEX([.$C$1:.$C$2072]; 1028; 1)" office:value-type="float" office:value="188798343168" calcext:value-type="float">
            <text:p>188798343168</text:p>
          </table:table-cell>
          <table:table-cell table:formula="of:=[.$J$7] * [.$I$1037] + [.$J$8]" office:value-type="float" office:value="1.77548647113144" calcext:value-type="float">
            <text:p>1.77548647113144</text:p>
          </table:table-cell>
        </table:table-row>
        <table:table-row table:style-name="ro1">
          <table:table-cell office:value-type="float" office:value="287099264512" calcext:value-type="float">
            <text:p>287099264512</text:p>
          </table:table-cell>
          <table:table-cell office:value-type="float" office:value="219.702819824219" calcext:value-type="float">
            <text:p>219.702819824219</text:p>
          </table:table-cell>
          <table:table-cell office:value-type="float" office:value="188798236672" calcext:value-type="float">
            <text:p>188798236672</text:p>
          </table:table-cell>
          <table:table-cell office:value-type="float" office:value="-3.5010814666748" calcext:value-type="float">
            <text:p>-3.5010814666748</text:p>
          </table:table-cell>
          <table:table-cell/>
          <table:table-cell table:formula="of:=INDEX([.$A$1:.$A$2072]; 1029; 1)" office:value-type="float" office:value="287099538176" calcext:value-type="float">
            <text:p>287099538176</text:p>
          </table:table-cell>
          <table:table-cell table:formula="of:=[.$G$7] * [.$F$1038] + [.$G$8]" office:value-type="float" office:value="230.924258591607" calcext:value-type="float">
            <text:p>230.924258591607</text:p>
          </table:table-cell>
          <table:table-cell/>
          <table:table-cell table:formula="of:=INDEX([.$C$1:.$C$2072]; 1029; 1)" office:value-type="float" office:value="188798337280" calcext:value-type="float">
            <text:p>188798337280</text:p>
          </table:table-cell>
          <table:table-cell table:formula="of:=[.$J$7] * [.$I$1038] + [.$J$8]" office:value-type="float" office:value="1.49398348852992" calcext:value-type="float">
            <text:p>1.49398348852992</text:p>
          </table:table-cell>
        </table:table-row>
        <table:table-row table:style-name="ro1">
          <table:table-cell office:value-type="float" office:value="287099229696" calcext:value-type="float">
            <text:p>287099229696</text:p>
          </table:table-cell>
          <table:table-cell office:value-type="float" office:value="218.020538330078" calcext:value-type="float">
            <text:p>218.020538330078</text:p>
          </table:table-cell>
          <table:table-cell office:value-type="float" office:value="188798246912" calcext:value-type="float">
            <text:p>188798246912</text:p>
          </table:table-cell>
          <table:table-cell office:value-type="float" office:value="-3.18927979469299" calcext:value-type="float">
            <text:p>-3.18927979469299</text:p>
          </table:table-cell>
          <table:table-cell/>
          <table:table-cell table:formula="of:=INDEX([.$A$1:.$A$2072]; 1030; 1)" office:value-type="float" office:value="287099522560" calcext:value-type="float">
            <text:p>287099522560</text:p>
          </table:table-cell>
          <table:table-cell table:formula="of:=[.$G$7] * [.$F$1039] + [.$G$8]" office:value-type="float" office:value="230.178229888901" calcext:value-type="float">
            <text:p>230.178229888901</text:p>
          </table:table-cell>
          <table:table-cell/>
          <table:table-cell table:formula="of:=INDEX([.$C$1:.$C$2072]; 1030; 1)" office:value-type="float" office:value="188798319616" calcext:value-type="float">
            <text:p>188798319616</text:p>
          </table:table-cell>
          <table:table-cell table:formula="of:=[.$J$7] * [.$I$1039] + [.$J$8]" office:value-type="float" office:value="0.649474544450641" calcext:value-type="float">
            <text:p>0.649474544450641</text:p>
          </table:table-cell>
        </table:table-row>
        <table:table-row table:style-name="ro1">
          <table:table-cell office:value-type="float" office:value="287099192320" calcext:value-type="float">
            <text:p>287099192320</text:p>
          </table:table-cell>
          <table:table-cell office:value-type="float" office:value="216.256225585937" calcext:value-type="float">
            <text:p>216.256225585937</text:p>
          </table:table-cell>
          <table:table-cell office:value-type="float" office:value="188798257152" calcext:value-type="float">
            <text:p>188798257152</text:p>
          </table:table-cell>
          <table:table-cell office:value-type="float" office:value="-2.75987720489502" calcext:value-type="float">
            <text:p>-2.75987720489502</text:p>
          </table:table-cell>
          <table:table-cell/>
          <table:table-cell table:formula="of:=INDEX([.$A$1:.$A$2072]; 1031; 1)" office:value-type="float" office:value="287099492096" calcext:value-type="float">
            <text:p>287099492096</text:p>
          </table:table-cell>
          <table:table-cell table:formula="of:=[.$G$7] * [.$F$1040] + [.$G$8]" office:value-type="float" office:value="228.722862416878" calcext:value-type="float">
            <text:p>228.722862416878</text:p>
          </table:table-cell>
          <table:table-cell/>
          <table:table-cell table:formula="of:=INDEX([.$C$1:.$C$2072]; 1031; 1)" office:value-type="float" office:value="188798295040" calcext:value-type="float">
            <text:p>188798295040</text:p>
          </table:table-cell>
          <table:table-cell table:formula="of:=[.$J$7] * [.$I$1040] + [.$J$8]" office:value-type="float" office:value="-0.525494422763586" calcext:value-type="float">
            <text:p>-0.525494422763586</text:p>
          </table:table-cell>
        </table:table-row>
        <table:table-row table:style-name="ro1">
          <table:table-cell office:value-type="float" office:value="287099043072" calcext:value-type="float">
            <text:p>287099043072</text:p>
          </table:table-cell>
          <table:table-cell office:value-type="float" office:value="209.029373168945" calcext:value-type="float">
            <text:p>209.029373168945</text:p>
          </table:table-cell>
          <table:table-cell office:value-type="float" office:value="188798323968" calcext:value-type="float">
            <text:p>188798323968</text:p>
          </table:table-cell>
          <table:table-cell office:value-type="float" office:value="0.258735090494156" calcext:value-type="float">
            <text:p>0.258735090494156</text:p>
          </table:table-cell>
          <table:table-cell/>
          <table:table-cell table:formula="of:=INDEX([.$A$1:.$A$2072]; 1032; 1)" office:value-type="float" office:value="287099471616" calcext:value-type="float">
            <text:p>287099471616</text:p>
          </table:table-cell>
          <table:table-cell table:formula="of:=[.$G$7] * [.$F$1041] + [.$G$8]" office:value-type="float" office:value="227.744464116171" calcext:value-type="float">
            <text:p>227.744464116171</text:p>
          </table:table-cell>
          <table:table-cell/>
          <table:table-cell table:formula="of:=INDEX([.$C$1:.$C$2072]; 1032; 1)" office:value-type="float" office:value="188798284544" calcext:value-type="float">
            <text:p>188798284544</text:p>
          </table:table-cell>
          <table:table-cell table:formula="of:=[.$J$7] * [.$I$1041] + [.$J$8]" office:value-type="float" office:value="-1.02730408497155" calcext:value-type="float">
            <text:p>-1.02730408497155</text:p>
          </table:table-cell>
        </table:table-row>
        <table:table-row table:style-name="ro1">
          <table:table-cell office:value-type="float" office:value="287099033088" calcext:value-type="float">
            <text:p>287099033088</text:p>
          </table:table-cell>
          <table:table-cell office:value-type="float" office:value="208.476028442383" calcext:value-type="float">
            <text:p>208.476028442383</text:p>
          </table:table-cell>
          <table:table-cell office:value-type="float" office:value="188798332416" calcext:value-type="float">
            <text:p>188798332416</text:p>
          </table:table-cell>
          <table:table-cell office:value-type="float" office:value="0.587138712406158" calcext:value-type="float">
            <text:p>0.587138712406158</text:p>
          </table:table-cell>
          <table:table-cell/>
          <table:table-cell table:formula="of:=INDEX([.$A$1:.$A$2072]; 1033; 1)" office:value-type="float" office:value="287099464448" calcext:value-type="float">
            <text:p>287099464448</text:p>
          </table:table-cell>
          <table:table-cell table:formula="of:=[.$G$7] * [.$F$1042] + [.$G$8]" office:value-type="float" office:value="227.402024710551" calcext:value-type="float">
            <text:p>227.402024710551</text:p>
          </table:table-cell>
          <table:table-cell/>
          <table:table-cell table:formula="of:=INDEX([.$C$1:.$C$2072]; 1033; 1)" office:value-type="float" office:value="188798281728" calcext:value-type="float">
            <text:p>188798281728</text:p>
          </table:table-cell>
          <table:table-cell table:formula="of:=[.$J$7] * [.$I$1042] + [.$J$8]" office:value-type="float" office:value="-1.1619359459728" calcext:value-type="float">
            <text:p>-1.1619359459728</text:p>
          </table:table-cell>
        </table:table-row>
        <table:table-row table:style-name="ro1">
          <table:table-cell office:value-type="float" office:value="287099010304" calcext:value-type="float">
            <text:p>287099010304</text:p>
          </table:table-cell>
          <table:table-cell office:value-type="float" office:value="207.354461669922" calcext:value-type="float">
            <text:p>207.354461669922</text:p>
          </table:table-cell>
          <table:table-cell office:value-type="float" office:value="188798346752" calcext:value-type="float">
            <text:p>188798346752</text:p>
          </table:table-cell>
          <table:table-cell office:value-type="float" office:value="1.23293519020081" calcext:value-type="float">
            <text:p>1.23293519020081</text:p>
          </table:table-cell>
          <table:table-cell/>
          <table:table-cell table:formula="of:=INDEX([.$A$1:.$A$2072]; 1034; 1)" office:value-type="float" office:value="287099457280" calcext:value-type="float">
            <text:p>287099457280</text:p>
          </table:table-cell>
          <table:table-cell table:formula="of:=[.$G$7] * [.$F$1043] + [.$G$8]" office:value-type="float" office:value="227.059585306793" calcext:value-type="float">
            <text:p>227.059585306793</text:p>
          </table:table-cell>
          <table:table-cell/>
          <table:table-cell table:formula="of:=INDEX([.$C$1:.$C$2072]; 1034; 1)" office:value-type="float" office:value="188798279168" calcext:value-type="float">
            <text:p>188798279168</text:p>
          </table:table-cell>
          <table:table-cell table:formula="of:=[.$J$7] * [.$I$1043] + [.$J$8]" office:value-type="float" office:value="-1.28432854637504" calcext:value-type="float">
            <text:p>-1.28432854637504</text:p>
          </table:table-cell>
        </table:table-row>
        <table:table-row table:style-name="ro1">
          <table:table-cell office:value-type="float" office:value="287098998528" calcext:value-type="float">
            <text:p>287098998528</text:p>
          </table:table-cell>
          <table:table-cell office:value-type="float" office:value="206.795761108398" calcext:value-type="float">
            <text:p>206.795761108398</text:p>
          </table:table-cell>
          <table:table-cell office:value-type="float" office:value="188798353920" calcext:value-type="float">
            <text:p>188798353920</text:p>
          </table:table-cell>
          <table:table-cell office:value-type="float" office:value="1.57025003433228" calcext:value-type="float">
            <text:p>1.57025003433228</text:p>
          </table:table-cell>
          <table:table-cell/>
          <table:table-cell table:formula="of:=INDEX([.$A$1:.$A$2072]; 1035; 1)" office:value-type="float" office:value="287099403008" calcext:value-type="float">
            <text:p>287099403008</text:p>
          </table:table-cell>
          <table:table-cell table:formula="of:=[.$G$7] * [.$F$1044] + [.$G$8]" office:value-type="float" office:value="224.466829810292" calcext:value-type="float">
            <text:p>224.466829810292</text:p>
          </table:table-cell>
          <table:table-cell/>
          <table:table-cell table:formula="of:=INDEX([.$C$1:.$C$2072]; 1035; 1)" office:value-type="float" office:value="188798249984" calcext:value-type="float">
            <text:p>188798249984</text:p>
          </table:table-cell>
          <table:table-cell table:formula="of:=[.$J$7] * [.$I$1044] + [.$J$8]" office:value-type="float" office:value="-2.67960419505835" calcext:value-type="float">
            <text:p>-2.67960419505835</text:p>
          </table:table-cell>
        </table:table-row>
        <table:table-row table:style-name="ro1">
          <table:table-cell office:value-type="float" office:value="287098962432" calcext:value-type="float">
            <text:p>287098962432</text:p>
          </table:table-cell>
          <table:table-cell office:value-type="float" office:value="205.094039916992" calcext:value-type="float">
            <text:p>205.094039916992</text:p>
          </table:table-cell>
          <table:table-cell office:value-type="float" office:value="188798379776" calcext:value-type="float">
            <text:p>188798379776</text:p>
          </table:table-cell>
          <table:table-cell office:value-type="float" office:value="2.62679195404053" calcext:value-type="float">
            <text:p>2.62679195404053</text:p>
          </table:table-cell>
          <table:table-cell/>
          <table:table-cell table:formula="of:=INDEX([.$A$1:.$A$2072]; 1036; 1)" office:value-type="float" office:value="287099394048" calcext:value-type="float">
            <text:p>287099394048</text:p>
          </table:table-cell>
          <table:table-cell table:formula="of:=[.$G$7] * [.$F$1045] + [.$G$8]" office:value-type="float" office:value="224.038780553266" calcext:value-type="float">
            <text:p>224.038780553266</text:p>
          </table:table-cell>
          <table:table-cell/>
          <table:table-cell table:formula="of:=INDEX([.$C$1:.$C$2072]; 1036; 1)" office:value-type="float" office:value="188798246144" calcext:value-type="float">
            <text:p>188798246144</text:p>
          </table:table-cell>
          <table:table-cell table:formula="of:=[.$J$7] * [.$I$1045] + [.$J$8]" office:value-type="float" office:value="-2.86319309659302" calcext:value-type="float">
            <text:p>-2.86319309659302</text:p>
          </table:table-cell>
        </table:table-row>
        <table:table-row table:style-name="ro1">
          <table:table-cell office:value-type="float" office:value="287098938880" calcext:value-type="float">
            <text:p>287098938880</text:p>
          </table:table-cell>
          <table:table-cell office:value-type="float" office:value="203.95654296875" calcext:value-type="float">
            <text:p>203.95654296875</text:p>
          </table:table-cell>
          <table:table-cell office:value-type="float" office:value="188798396672" calcext:value-type="float">
            <text:p>188798396672</text:p>
          </table:table-cell>
          <table:table-cell office:value-type="float" office:value="3.34986972808838" calcext:value-type="float">
            <text:p>3.34986972808838</text:p>
          </table:table-cell>
          <table:table-cell/>
          <table:table-cell table:formula="of:=INDEX([.$A$1:.$A$2072]; 1037; 1)" office:value-type="float" office:value="287099298816" calcext:value-type="float">
            <text:p>287099298816</text:p>
          </table:table-cell>
          <table:table-cell table:formula="of:=[.$G$7] * [.$F$1046] + [.$G$8]" office:value-type="float" office:value="219.489228457212" calcext:value-type="float">
            <text:p>219.489228457212</text:p>
          </table:table-cell>
          <table:table-cell/>
          <table:table-cell table:formula="of:=INDEX([.$C$1:.$C$2072]; 1037; 1)" office:value-type="float" office:value="188798228992" calcext:value-type="float">
            <text:p>188798228992</text:p>
          </table:table-cell>
          <table:table-cell table:formula="of:=[.$J$7] * [.$I$1046] + [.$J$8]" office:value-type="float" office:value="-3.68322352133691" calcext:value-type="float">
            <text:p>-3.68322352133691</text:p>
          </table:table-cell>
        </table:table-row>
        <table:table-row table:style-name="ro1">
          <table:table-cell office:value-type="float" office:value="287098915328" calcext:value-type="float">
            <text:p>287098915328</text:p>
          </table:table-cell>
          <table:table-cell office:value-type="float" office:value="202.831924438477" calcext:value-type="float">
            <text:p>202.831924438477</text:p>
          </table:table-cell>
          <table:table-cell office:value-type="float" office:value="188798412032" calcext:value-type="float">
            <text:p>188798412032</text:p>
          </table:table-cell>
          <table:table-cell office:value-type="float" office:value="4.08303594589233" calcext:value-type="float">
            <text:p>4.08303594589233</text:p>
          </table:table-cell>
          <table:table-cell/>
          <table:table-cell table:formula="of:=INDEX([.$A$1:.$A$2072]; 1038; 1)" office:value-type="float" office:value="287099264512" calcext:value-type="float">
            <text:p>287099264512</text:p>
          </table:table-cell>
          <table:table-cell table:formula="of:=[.$G$7] * [.$F$1047] + [.$G$8]" office:value-type="float" office:value="217.850411305204" calcext:value-type="float">
            <text:p>217.850411305204</text:p>
          </table:table-cell>
          <table:table-cell/>
          <table:table-cell table:formula="of:=INDEX([.$C$1:.$C$2072]; 1038; 1)" office:value-type="float" office:value="188798236672" calcext:value-type="float">
            <text:p>188798236672</text:p>
          </table:table-cell>
          <table:table-cell table:formula="of:=[.$J$7] * [.$I$1047] + [.$J$8]" office:value-type="float" office:value="-3.31604571826756" calcext:value-type="float">
            <text:p>-3.31604571826756</text:p>
          </table:table-cell>
        </table:table-row>
        <table:table-row table:style-name="ro1">
          <table:table-cell office:value-type="float" office:value="287098903040" calcext:value-type="float">
            <text:p>287098903040</text:p>
          </table:table-cell>
          <table:table-cell office:value-type="float" office:value="202.273681640625" calcext:value-type="float">
            <text:p>202.273681640625</text:p>
          </table:table-cell>
          <table:table-cell office:value-type="float" office:value="188798418944" calcext:value-type="float">
            <text:p>188798418944</text:p>
          </table:table-cell>
          <table:table-cell office:value-type="float" office:value="4.45014905929565" calcext:value-type="float">
            <text:p>4.45014905929565</text:p>
          </table:table-cell>
          <table:table-cell/>
          <table:table-cell table:formula="of:=INDEX([.$A$1:.$A$2072]; 1039; 1)" office:value-type="float" office:value="287099229696" calcext:value-type="float">
            <text:p>287099229696</text:p>
          </table:table-cell>
          <table:table-cell table:formula="of:=[.$G$7] * [.$F$1048] + [.$G$8]" office:value-type="float" office:value="216.187134195119" calcext:value-type="float">
            <text:p>216.187134195119</text:p>
          </table:table-cell>
          <table:table-cell/>
          <table:table-cell table:formula="of:=INDEX([.$C$1:.$C$2072]; 1039; 1)" office:value-type="float" office:value="188798246912" calcext:value-type="float">
            <text:p>188798246912</text:p>
          </table:table-cell>
          <table:table-cell table:formula="of:=[.$J$7] * [.$I$1048] + [.$J$8]" office:value-type="float" office:value="-2.82647531479597" calcext:value-type="float">
            <text:p>-2.82647531479597</text:p>
          </table:table-cell>
        </table:table-row>
        <table:table-row table:style-name="ro1">
          <table:table-cell office:value-type="float" office:value="287098801152" calcext:value-type="float">
            <text:p>287098801152</text:p>
          </table:table-cell>
          <table:table-cell office:value-type="float" office:value="197.587615966797" calcext:value-type="float">
            <text:p>197.587615966797</text:p>
          </table:table-cell>
          <table:table-cell office:value-type="float" office:value="188798456320" calcext:value-type="float">
            <text:p>188798456320</text:p>
          </table:table-cell>
          <table:table-cell office:value-type="float" office:value="6.86574745178223" calcext:value-type="float">
            <text:p>6.86574745178223</text:p>
          </table:table-cell>
          <table:table-cell/>
          <table:table-cell table:formula="of:=INDEX([.$A$1:.$A$2072]; 1040; 1)" office:value-type="float" office:value="287099192320" calcext:value-type="float">
            <text:p>287099192320</text:p>
          </table:table-cell>
          <table:table-cell table:formula="of:=[.$G$7] * [.$F$1049] + [.$G$8]" office:value-type="float" office:value="214.401557296514" calcext:value-type="float">
            <text:p>214.401557296514</text:p>
          </table:table-cell>
          <table:table-cell/>
          <table:table-cell table:formula="of:=INDEX([.$C$1:.$C$2072]; 1040; 1)" office:value-type="float" office:value="188798257152" calcext:value-type="float">
            <text:p>188798257152</text:p>
          </table:table-cell>
          <table:table-cell table:formula="of:=[.$J$7] * [.$I$1049] + [.$J$8]" office:value-type="float" office:value="-2.33690491318703" calcext:value-type="float">
            <text:p>-2.33690491318703</text:p>
          </table:table-cell>
        </table:table-row>
        <table:table-row table:style-name="ro1">
          <table:table-cell office:value-type="float" office:value="287098706944" calcext:value-type="float">
            <text:p>287098706944</text:p>
          </table:table-cell>
          <table:table-cell office:value-type="float" office:value="192.897766113281" calcext:value-type="float">
            <text:p>192.897766113281</text:p>
          </table:table-cell>
          <table:table-cell office:value-type="float" office:value="188798442240" calcext:value-type="float">
            <text:p>188798442240</text:p>
          </table:table-cell>
          <table:table-cell office:value-type="float" office:value="7.16749906539917" calcext:value-type="float">
            <text:p>7.16749906539917</text:p>
          </table:table-cell>
          <table:table-cell/>
          <table:table-cell table:formula="of:=INDEX([.$A$1:.$A$2072]; 1041; 1)" office:value-type="float" office:value="287099043072" calcext:value-type="float">
            <text:p>287099043072</text:p>
          </table:table-cell>
          <table:table-cell table:formula="of:=[.$G$7] * [.$F$1050] + [.$G$8]" office:value-type="float" office:value="207.271479682997" calcext:value-type="float">
            <text:p>207.271479682997</text:p>
          </table:table-cell>
          <table:table-cell/>
          <table:table-cell table:formula="of:=INDEX([.$C$1:.$C$2072]; 1041; 1)" office:value-type="float" office:value="188798323968" calcext:value-type="float">
            <text:p>188798323968</text:p>
          </table:table-cell>
          <table:table-cell table:formula="of:=[.$J$7] * [.$I$1050] + [.$J$8]" office:value-type="float" office:value="0.857541965320706" calcext:value-type="float">
            <text:p>0.857541965320706</text:p>
          </table:table-cell>
        </table:table-row>
        <table:table-row table:style-name="ro1">
          <table:table-cell office:value-type="float" office:value="287098672384" calcext:value-type="float">
            <text:p>287098672384</text:p>
          </table:table-cell>
          <table:table-cell office:value-type="float" office:value="190.762023925781" calcext:value-type="float">
            <text:p>190.762023925781</text:p>
          </table:table-cell>
          <table:table-cell office:value-type="float" office:value="188798407680" calcext:value-type="float">
            <text:p>188798407680</text:p>
          </table:table-cell>
          <table:table-cell office:value-type="float" office:value="6.02684783935547" calcext:value-type="float">
            <text:p>6.02684783935547</text:p>
          </table:table-cell>
          <table:table-cell/>
          <table:table-cell table:formula="of:=INDEX([.$A$1:.$A$2072]; 1042; 1)" office:value-type="float" office:value="287099033088" calcext:value-type="float">
            <text:p>287099033088</text:p>
          </table:table-cell>
          <table:table-cell table:formula="of:=[.$G$7] * [.$F$1051] + [.$G$8]" office:value-type="float" office:value="206.794510511681" calcext:value-type="float">
            <text:p>206.794510511681</text:p>
          </table:table-cell>
          <table:table-cell/>
          <table:table-cell table:formula="of:=INDEX([.$C$1:.$C$2072]; 1042; 1)" office:value-type="float" office:value="188798332416" calcext:value-type="float">
            <text:p>188798332416</text:p>
          </table:table-cell>
          <table:table-cell table:formula="of:=[.$J$7] * [.$I$1051] + [.$J$8]" office:value-type="float" office:value="1.26143754832447" calcext:value-type="float">
            <text:p>1.26143754832447</text:p>
          </table:table-cell>
        </table:table-row>
        <table:table-row table:style-name="ro1">
          <table:table-cell office:value-type="float" office:value="287098648576" calcext:value-type="float">
            <text:p>287098648576</text:p>
          </table:table-cell>
          <table:table-cell office:value-type="float" office:value="189.486541748047" calcext:value-type="float">
            <text:p>189.486541748047</text:p>
          </table:table-cell>
          <table:table-cell office:value-type="float" office:value="188798371584" calcext:value-type="float">
            <text:p>188798371584</text:p>
          </table:table-cell>
          <table:table-cell office:value-type="float" office:value="4.32559394836426" calcext:value-type="float">
            <text:p>4.32559394836426</text:p>
          </table:table-cell>
          <table:table-cell/>
          <table:table-cell table:formula="of:=INDEX([.$A$1:.$A$2072]; 1043; 1)" office:value-type="float" office:value="287099010304" calcext:value-type="float">
            <text:p>287099010304</text:p>
          </table:table-cell>
          <table:table-cell table:formula="of:=[.$G$7] * [.$F$1052] + [.$G$8]" office:value-type="float" office:value="205.706042403355" calcext:value-type="float">
            <text:p>205.706042403355</text:p>
          </table:table-cell>
          <table:table-cell/>
          <table:table-cell table:formula="of:=INDEX([.$C$1:.$C$2072]; 1043; 1)" office:value-type="float" office:value="188798346752" calcext:value-type="float">
            <text:p>188798346752</text:p>
          </table:table-cell>
          <table:table-cell table:formula="of:=[.$J$7] * [.$I$1052] + [.$J$8]" office:value-type="float" office:value="1.9468361120671" calcext:value-type="float">
            <text:p>1.9468361120671</text:p>
          </table:table-cell>
        </table:table-row>
        <table:table-row table:style-name="ro1">
          <table:table-cell office:value-type="float" office:value="287098642432" calcext:value-type="float">
            <text:p>287098642432</text:p>
          </table:table-cell>
          <table:table-cell office:value-type="float" office:value="189.00700378418" calcext:value-type="float">
            <text:p>189.00700378418</text:p>
          </table:table-cell>
          <table:table-cell office:value-type="float" office:value="188798356736" calcext:value-type="float">
            <text:p>188798356736</text:p>
          </table:table-cell>
          <table:table-cell office:value-type="float" office:value="3.63186693191528" calcext:value-type="float">
            <text:p>3.63186693191528</text:p>
          </table:table-cell>
          <table:table-cell/>
          <table:table-cell table:formula="of:=INDEX([.$A$1:.$A$2072]; 1044; 1)" office:value-type="float" office:value="287098998528" calcext:value-type="float">
            <text:p>287098998528</text:p>
          </table:table-cell>
          <table:table-cell table:formula="of:=[.$G$7] * [.$F$1053] + [.$G$8]" office:value-type="float" office:value="205.143463380635" calcext:value-type="float">
            <text:p>205.143463380635</text:p>
          </table:table-cell>
          <table:table-cell/>
          <table:table-cell table:formula="of:=INDEX([.$C$1:.$C$2072]; 1044; 1)" office:value-type="float" office:value="188798353920" calcext:value-type="float">
            <text:p>188798353920</text:p>
          </table:table-cell>
          <table:table-cell table:formula="of:=[.$J$7] * [.$I$1053] + [.$J$8]" office:value-type="float" office:value="2.28953539393842" calcext:value-type="float">
            <text:p>2.28953539393842</text:p>
          </table:table-cell>
        </table:table-row>
        <table:table-row table:style-name="ro1">
          <table:table-cell office:value-type="float" office:value="287098637824" calcext:value-type="float">
            <text:p>287098637824</text:p>
          </table:table-cell>
          <table:table-cell office:value-type="float" office:value="188.778289794922" calcext:value-type="float">
            <text:p>188.778289794922</text:p>
          </table:table-cell>
          <table:table-cell office:value-type="float" office:value="188798349568" calcext:value-type="float">
            <text:p>188798349568</text:p>
          </table:table-cell>
          <table:table-cell office:value-type="float" office:value="3.27855706214905" calcext:value-type="float">
            <text:p>3.27855706214905</text:p>
          </table:table-cell>
          <table:table-cell/>
          <table:table-cell table:formula="of:=INDEX([.$A$1:.$A$2072]; 1045; 1)" office:value-type="float" office:value="287098962432" calcext:value-type="float">
            <text:p>287098962432</text:p>
          </table:table-cell>
          <table:table-cell table:formula="of:=[.$G$7] * [.$F$1054] + [.$G$8]" office:value-type="float" office:value="203.419036377221" calcext:value-type="float">
            <text:p>203.419036377221</text:p>
          </table:table-cell>
          <table:table-cell/>
          <table:table-cell table:formula="of:=INDEX([.$C$1:.$C$2072]; 1045; 1)" office:value-type="float" office:value="188798379776" calcext:value-type="float">
            <text:p>188798379776</text:p>
          </table:table-cell>
          <table:table-cell table:formula="of:=[.$J$7] * [.$I$1054] + [.$J$8]" office:value-type="float" office:value="3.52570066042244" calcext:value-type="float">
            <text:p>3.52570066042244</text:p>
          </table:table-cell>
        </table:table-row>
        <table:table-row table:style-name="ro1">
          <table:table-cell office:value-type="float" office:value="287098612480" calcext:value-type="float">
            <text:p>287098612480</text:p>
          </table:table-cell>
          <table:table-cell office:value-type="float" office:value="187.681701660156" calcext:value-type="float">
            <text:p>187.681701660156</text:p>
          </table:table-cell>
          <table:table-cell office:value-type="float" office:value="188798311168" calcext:value-type="float">
            <text:p>188798311168</text:p>
          </table:table-cell>
          <table:table-cell office:value-type="float" office:value="1.54050123691559" calcext:value-type="float">
            <text:p>1.54050123691559</text:p>
          </table:table-cell>
          <table:table-cell/>
          <table:table-cell table:formula="of:=INDEX([.$A$1:.$A$2072]; 1046; 1)" office:value-type="float" office:value="287098938880" calcext:value-type="float">
            <text:p>287098938880</text:p>
          </table:table-cell>
          <table:table-cell table:formula="of:=[.$G$7] * [.$F$1055] + [.$G$8]" office:value-type="float" office:value="202.29387833178" calcext:value-type="float">
            <text:p>202.29387833178</text:p>
          </table:table-cell>
          <table:table-cell/>
          <table:table-cell table:formula="of:=INDEX([.$C$1:.$C$2072]; 1046; 1)" office:value-type="float" office:value="188798396672" calcext:value-type="float">
            <text:p>188798396672</text:p>
          </table:table-cell>
          <table:table-cell table:formula="of:=[.$J$7] * [.$I$1055] + [.$J$8]" office:value-type="float" office:value="4.33349182642996" calcext:value-type="float">
            <text:p>4.33349182642996</text:p>
          </table:table-cell>
        </table:table-row>
        <table:table-row table:style-name="ro1">
          <table:table-cell office:value-type="float" office:value="287098584320" calcext:value-type="float">
            <text:p>287098584320</text:p>
          </table:table-cell>
          <table:table-cell office:value-type="float" office:value="186.545684814453" calcext:value-type="float">
            <text:p>186.545684814453</text:p>
          </table:table-cell>
          <table:table-cell office:value-type="float" office:value="188798275840" calcext:value-type="float">
            <text:p>188798275840</text:p>
          </table:table-cell>
          <table:table-cell office:value-type="float" office:value="-0.097930409014225" calcext:value-type="float">
            <text:p>-0.097930409014225</text:p>
          </table:table-cell>
          <table:table-cell/>
          <table:table-cell table:formula="of:=INDEX([.$A$1:.$A$2072]; 1047; 1)" office:value-type="float" office:value="287098915328" calcext:value-type="float">
            <text:p>287098915328</text:p>
          </table:table-cell>
          <table:table-cell table:formula="of:=[.$G$7] * [.$F$1056] + [.$G$8]" office:value-type="float" office:value="201.16872028634" calcext:value-type="float">
            <text:p>201.16872028634</text:p>
          </table:table-cell>
          <table:table-cell/>
          <table:table-cell table:formula="of:=INDEX([.$C$1:.$C$2072]; 1047; 1)" office:value-type="float" office:value="188798412032" calcext:value-type="float">
            <text:p>188798412032</text:p>
          </table:table-cell>
          <table:table-cell table:formula="of:=[.$J$7] * [.$I$1056] + [.$J$8]" office:value-type="float" office:value="5.06784743070602" calcext:value-type="float">
            <text:p>5.06784743070602</text:p>
          </table:table-cell>
        </table:table-row>
        <table:table-row table:style-name="ro1">
          <table:table-cell office:value-type="float" office:value="287098548480" calcext:value-type="float">
            <text:p>287098548480</text:p>
          </table:table-cell>
          <table:table-cell office:value-type="float" office:value="185.067337036133" calcext:value-type="float">
            <text:p>185.067337036133</text:p>
          </table:table-cell>
          <table:table-cell office:value-type="float" office:value="188798250240" calcext:value-type="float">
            <text:p>188798250240</text:p>
          </table:table-cell>
          <table:table-cell office:value-type="float" office:value="-1.58546137809753" calcext:value-type="float">
            <text:p>-1.58546137809753</text:p>
          </table:table-cell>
          <table:table-cell/>
          <table:table-cell table:formula="of:=INDEX([.$A$1:.$A$2072]; 1048; 1)" office:value-type="float" office:value="287098903040" calcext:value-type="float">
            <text:p>287098903040</text:p>
          </table:table-cell>
          <table:table-cell table:formula="of:=[.$G$7] * [.$F$1057] + [.$G$8]" office:value-type="float" office:value="200.581681305543" calcext:value-type="float">
            <text:p>200.581681305543</text:p>
          </table:table-cell>
          <table:table-cell/>
          <table:table-cell table:formula="of:=INDEX([.$C$1:.$C$2072]; 1048; 1)" office:value-type="float" office:value="188798418944" calcext:value-type="float">
            <text:p>188798418944</text:p>
          </table:table-cell>
          <table:table-cell table:formula="of:=[.$J$7] * [.$I$1057] + [.$J$8]" office:value-type="float" office:value="5.39830745197833" calcext:value-type="float">
            <text:p>5.39830745197833</text:p>
          </table:table-cell>
        </table:table-row>
        <table:table-row table:style-name="ro1">
          <table:table-cell office:value-type="float" office:value="287098539776" calcext:value-type="float">
            <text:p>287098539776</text:p>
          </table:table-cell>
          <table:table-cell office:value-type="float" office:value="184.714813232422" calcext:value-type="float">
            <text:p>184.714813232422</text:p>
          </table:table-cell>
          <table:table-cell office:value-type="float" office:value="188798247168" calcext:value-type="float">
            <text:p>188798247168</text:p>
          </table:table-cell>
          <table:table-cell office:value-type="float" office:value="-1.84926438331604" calcext:value-type="float">
            <text:p>-1.84926438331604</text:p>
          </table:table-cell>
          <table:table-cell/>
          <table:table-cell table:formula="of:=INDEX([.$A$1:.$A$2072]; 1049; 1)" office:value-type="float" office:value="287098801152" calcext:value-type="float">
            <text:p>287098801152</text:p>
          </table:table-cell>
          <table:table-cell table:formula="of:=[.$G$7] * [.$F$1058] + [.$G$8]" office:value-type="float" office:value="195.714149761945" calcext:value-type="float">
            <text:p>195.714149761945</text:p>
          </table:table-cell>
          <table:table-cell/>
          <table:table-cell table:formula="of:=INDEX([.$C$1:.$C$2072]; 1049; 1)" office:value-type="float" office:value="188798456320" calcext:value-type="float">
            <text:p>188798456320</text:p>
          </table:table-cell>
          <table:table-cell table:formula="of:=[.$J$7] * [.$I$1058] + [.$J$8]" office:value-type="float" office:value="7.18523942306638" calcext:value-type="float">
            <text:p>7.18523942306638</text:p>
          </table:table-cell>
        </table:table-row>
        <table:table-row table:style-name="ro1">
          <table:table-cell office:value-type="float" office:value="287098511360" calcext:value-type="float">
            <text:p>287098511360</text:p>
          </table:table-cell>
          <table:table-cell office:value-type="float" office:value="183.524505615234" calcext:value-type="float">
            <text:p>183.524505615234</text:p>
          </table:table-cell>
          <table:table-cell office:value-type="float" office:value="188798240512" calcext:value-type="float">
            <text:p>188798240512</text:p>
          </table:table-cell>
          <table:table-cell office:value-type="float" office:value="-2.48545551300049" calcext:value-type="float">
            <text:p>-2.48545551300049</text:p>
          </table:table-cell>
          <table:table-cell/>
          <table:table-cell table:formula="of:=INDEX([.$A$1:.$A$2072]; 1050; 1)" office:value-type="float" office:value="287098706944" calcext:value-type="float">
            <text:p>287098706944</text:p>
          </table:table-cell>
          <table:table-cell table:formula="of:=[.$G$7] * [.$F$1059] + [.$G$8]" office:value-type="float" office:value="191.213517580181" calcext:value-type="float">
            <text:p>191.213517580181</text:p>
          </table:table-cell>
          <table:table-cell/>
          <table:table-cell table:formula="of:=INDEX([.$C$1:.$C$2072]; 1050; 1)" office:value-type="float" office:value="188798442240" calcext:value-type="float">
            <text:p>188798442240</text:p>
          </table:table-cell>
          <table:table-cell table:formula="of:=[.$J$7] * [.$I$1059] + [.$J$8]" office:value-type="float" office:value="6.51208011806011" calcext:value-type="float">
            <text:p>6.51208011806011</text:p>
          </table:table-cell>
        </table:table-row>
        <table:table-row table:style-name="ro1">
          <table:table-cell office:value-type="float" office:value="287098481152" calcext:value-type="float">
            <text:p>287098481152</text:p>
          </table:table-cell>
          <table:table-cell office:value-type="float" office:value="182.178161621094" calcext:value-type="float">
            <text:p>182.178161621094</text:p>
          </table:table-cell>
          <table:table-cell office:value-type="float" office:value="188798241280" calcext:value-type="float">
            <text:p>188798241280</text:p>
          </table:table-cell>
          <table:table-cell office:value-type="float" office:value="-2.84694385528564" calcext:value-type="float">
            <text:p>-2.84694385528564</text:p>
          </table:table-cell>
          <table:table-cell/>
          <table:table-cell table:formula="of:=INDEX([.$A$1:.$A$2072]; 1051; 1)" office:value-type="float" office:value="287098672384" calcext:value-type="float">
            <text:p>287098672384</text:p>
          </table:table-cell>
          <table:table-cell table:formula="of:=[.$G$7] * [.$F$1060] + [.$G$8]" office:value-type="float" office:value="189.562470449135" calcext:value-type="float">
            <text:p>189.562470449135</text:p>
          </table:table-cell>
          <table:table-cell/>
          <table:table-cell table:formula="of:=INDEX([.$C$1:.$C$2072]; 1051; 1)" office:value-type="float" office:value="188798407680" calcext:value-type="float">
            <text:p>188798407680</text:p>
          </table:table-cell>
          <table:table-cell table:formula="of:=[.$J$7] * [.$I$1060] + [.$J$8]" office:value-type="float" office:value="4.85978000797331" calcext:value-type="float">
            <text:p>4.85978000797331</text:p>
          </table:table-cell>
        </table:table-row>
        <table:table-row table:style-name="ro1">
          <table:table-cell office:value-type="float" office:value="287098471168" calcext:value-type="float">
            <text:p>287098471168</text:p>
          </table:table-cell>
          <table:table-cell office:value-type="float" office:value="181.705139160156" calcext:value-type="float">
            <text:p>181.705139160156</text:p>
          </table:table-cell>
          <table:table-cell office:value-type="float" office:value="188798243328" calcext:value-type="float">
            <text:p>188798243328</text:p>
          </table:table-cell>
          <table:table-cell office:value-type="float" office:value="-2.89341473579407" calcext:value-type="float">
            <text:p>-2.89341473579407</text:p>
          </table:table-cell>
          <table:table-cell/>
          <table:table-cell table:formula="of:=INDEX([.$A$1:.$A$2072]; 1052; 1)" office:value-type="float" office:value="287098648576" calcext:value-type="float">
            <text:p>287098648576</text:p>
          </table:table-cell>
          <table:table-cell table:formula="of:=[.$G$7] * [.$F$1061] + [.$G$8]" office:value-type="float" office:value="188.425082424656" calcext:value-type="float">
            <text:p>188.425082424656</text:p>
          </table:table-cell>
          <table:table-cell/>
          <table:table-cell table:formula="of:=INDEX([.$C$1:.$C$2072]; 1052; 1)" office:value-type="float" office:value="188798371584" calcext:value-type="float">
            <text:p>188798371584</text:p>
          </table:table-cell>
          <table:table-cell table:formula="of:=[.$J$7] * [.$I$1061] + [.$J$8]" office:value-type="float" office:value="3.1340443380177" calcext:value-type="float">
            <text:p>3.1340443380177</text:p>
          </table:table-cell>
        </table:table-row>
        <table:table-row table:style-name="ro1">
          <table:table-cell office:value-type="float" office:value="287098443776" calcext:value-type="float">
            <text:p>287098443776</text:p>
          </table:table-cell>
          <table:table-cell office:value-type="float" office:value="180.29573059082" calcext:value-type="float">
            <text:p>180.29573059082</text:p>
          </table:table-cell>
          <table:table-cell office:value-type="float" office:value="188798256384" calcext:value-type="float">
            <text:p>188798256384</text:p>
          </table:table-cell>
          <table:table-cell office:value-type="float" office:value="-2.75688648223877" calcext:value-type="float">
            <text:p>-2.75688648223877</text:p>
          </table:table-cell>
          <table:table-cell/>
          <table:table-cell table:formula="of:=INDEX([.$A$1:.$A$2072]; 1053; 1)" office:value-type="float" office:value="287098642432" calcext:value-type="float">
            <text:p>287098642432</text:p>
          </table:table-cell>
          <table:table-cell table:formula="of:=[.$G$7] * [.$F$1062] + [.$G$8]" office:value-type="float" office:value="188.131562935188" calcext:value-type="float">
            <text:p>188.131562935188</text:p>
          </table:table-cell>
          <table:table-cell/>
          <table:table-cell table:formula="of:=INDEX([.$C$1:.$C$2072]; 1053; 1)" office:value-type="float" office:value="188798356736" calcext:value-type="float">
            <text:p>188798356736</text:p>
          </table:table-cell>
          <table:table-cell table:formula="of:=[.$J$7] * [.$I$1062] + [.$J$8]" office:value-type="float" office:value="2.42416725493968" calcext:value-type="float">
            <text:p>2.42416725493968</text:p>
          </table:table-cell>
        </table:table-row>
        <table:table-row table:style-name="ro1">
          <table:table-cell office:value-type="float" office:value="287098406912" calcext:value-type="float">
            <text:p>287098406912</text:p>
          </table:table-cell>
          <table:table-cell office:value-type="float" office:value="178.020797729492" calcext:value-type="float">
            <text:p>178.020797729492</text:p>
          </table:table-cell>
          <table:table-cell office:value-type="float" office:value="188798301952" calcext:value-type="float">
            <text:p>188798301952</text:p>
          </table:table-cell>
          <table:table-cell office:value-type="float" office:value="-1.19730031490326" calcext:value-type="float">
            <text:p>-1.19730031490326</text:p>
          </table:table-cell>
          <table:table-cell/>
          <table:table-cell table:formula="of:=INDEX([.$A$1:.$A$2072]; 1054; 1)" office:value-type="float" office:value="287098637824" calcext:value-type="float">
            <text:p>287098637824</text:p>
          </table:table-cell>
          <table:table-cell table:formula="of:=[.$G$7] * [.$F$1063] + [.$G$8]" office:value-type="float" office:value="187.911423318088" calcext:value-type="float">
            <text:p>187.911423318088</text:p>
          </table:table-cell>
          <table:table-cell/>
          <table:table-cell table:formula="of:=INDEX([.$C$1:.$C$2072]; 1054; 1)" office:value-type="float" office:value="188798349568" calcext:value-type="float">
            <text:p>188798349568</text:p>
          </table:table-cell>
          <table:table-cell table:formula="of:=[.$J$7] * [.$I$1063] + [.$J$8]" office:value-type="float" office:value="2.08146797306836" calcext:value-type="float">
            <text:p>2.08146797306836</text:p>
          </table:table-cell>
        </table:table-row>
        <table:table-row table:style-name="ro1">
          <table:table-cell office:value-type="float" office:value="287098397696" calcext:value-type="float">
            <text:p>287098397696</text:p>
          </table:table-cell>
          <table:table-cell office:value-type="float" office:value="177.43701171875" calcext:value-type="float">
            <text:p>177.43701171875</text:p>
          </table:table-cell>
          <table:table-cell office:value-type="float" office:value="188798319616" calcext:value-type="float">
            <text:p>188798319616</text:p>
          </table:table-cell>
          <table:table-cell office:value-type="float" office:value="-0.399114072322846" calcext:value-type="float">
            <text:p>-0.399114072322846</text:p>
          </table:table-cell>
          <table:table-cell/>
          <table:table-cell table:formula="of:=INDEX([.$A$1:.$A$2072]; 1055; 1)" office:value-type="float" office:value="287098612480" calcext:value-type="float">
            <text:p>287098612480</text:p>
          </table:table-cell>
          <table:table-cell table:formula="of:=[.$G$7] * [.$F$1064] + [.$G$8]" office:value-type="float" office:value="186.700655421242" calcext:value-type="float">
            <text:p>186.700655421242</text:p>
          </table:table-cell>
          <table:table-cell/>
          <table:table-cell table:formula="of:=INDEX([.$C$1:.$C$2072]; 1055; 1)" office:value-type="float" office:value="188798311168" calcext:value-type="float">
            <text:p>188798311168</text:p>
          </table:table-cell>
          <table:table-cell table:formula="of:=[.$J$7] * [.$I$1064] + [.$J$8]" office:value-type="float" office:value="0.245578961446881" calcext:value-type="float">
            <text:p>0.245578961446881</text:p>
          </table:table-cell>
        </table:table-row>
        <table:table-row table:style-name="ro1">
          <table:table-cell office:value-type="float" office:value="287098392832" calcext:value-type="float">
            <text:p>287098392832</text:p>
          </table:table-cell>
          <table:table-cell office:value-type="float" office:value="177.161544799805" calcext:value-type="float">
            <text:p>177.161544799805</text:p>
          </table:table-cell>
          <table:table-cell office:value-type="float" office:value="188798328320" calcext:value-type="float">
            <text:p>188798328320</text:p>
          </table:table-cell>
          <table:table-cell office:value-type="float" office:value="0.00481788627803326" calcext:value-type="float">
            <text:p>0.004817886278033</text:p>
          </table:table-cell>
          <table:table-cell/>
          <table:table-cell table:formula="of:=INDEX([.$A$1:.$A$2072]; 1056; 1)" office:value-type="float" office:value="287098584320" calcext:value-type="float">
            <text:p>287098584320</text:p>
          </table:table-cell>
          <table:table-cell table:formula="of:=[.$G$7] * [.$F$1065] + [.$G$8]" office:value-type="float" office:value="185.355357758701" calcext:value-type="float">
            <text:p>185.355357758701</text:p>
          </table:table-cell>
          <table:table-cell/>
          <table:table-cell table:formula="of:=INDEX([.$C$1:.$C$2072]; 1056; 1)" office:value-type="float" office:value="188798275840" calcext:value-type="float">
            <text:p>188798275840</text:p>
          </table:table-cell>
          <table:table-cell table:formula="of:=[.$J$7] * [.$I$1065] + [.$J$8]" office:value-type="float" office:value="-1.44343892857432" calcext:value-type="float">
            <text:p>-1.44343892857432</text:p>
          </table:table-cell>
        </table:table-row>
        <table:table-row table:style-name="ro1">
          <table:table-cell office:value-type="float" office:value="287098387968" calcext:value-type="float">
            <text:p>287098387968</text:p>
          </table:table-cell>
          <table:table-cell office:value-type="float" office:value="176.898498535156" calcext:value-type="float">
            <text:p>176.898498535156</text:p>
          </table:table-cell>
          <table:table-cell office:value-type="float" office:value="188798337024" calcext:value-type="float">
            <text:p>188798337024</text:p>
          </table:table-cell>
          <table:table-cell office:value-type="float" office:value="0.415733516216278" calcext:value-type="float">
            <text:p>0.415733516216278</text:p>
          </table:table-cell>
          <table:table-cell/>
          <table:table-cell table:formula="of:=INDEX([.$A$1:.$A$2072]; 1057; 1)" office:value-type="float" office:value="287098548480" calcext:value-type="float">
            <text:p>287098548480</text:p>
          </table:table-cell>
          <table:table-cell table:formula="of:=[.$G$7] * [.$F$1066] + [.$G$8]" office:value-type="float" office:value="183.643160732463" calcext:value-type="float">
            <text:p>183.643160732463</text:p>
          </table:table-cell>
          <table:table-cell/>
          <table:table-cell table:formula="of:=INDEX([.$C$1:.$C$2072]; 1057; 1)" office:value-type="float" office:value="188798250240" calcext:value-type="float">
            <text:p>188798250240</text:p>
          </table:table-cell>
          <table:table-cell table:formula="of:=[.$J$7] * [.$I$1066] + [.$J$8]" office:value-type="float" office:value="-2.66736493445933" calcext:value-type="float">
            <text:p>-2.66736493445933</text:p>
          </table:table-cell>
        </table:table-row>
        <table:table-row table:style-name="ro1">
          <table:table-cell office:value-type="float" office:value="287098357760" calcext:value-type="float">
            <text:p>287098357760</text:p>
          </table:table-cell>
          <table:table-cell office:value-type="float" office:value="175.495361328125" calcext:value-type="float">
            <text:p>175.495361328125</text:p>
          </table:table-cell>
          <table:table-cell office:value-type="float" office:value="188798393344" calcext:value-type="float">
            <text:p>188798393344</text:p>
          </table:table-cell>
          <table:table-cell office:value-type="float" office:value="2.91559553146362" calcext:value-type="float">
            <text:p>2.91559553146362</text:p>
          </table:table-cell>
          <table:table-cell/>
          <table:table-cell table:formula="of:=INDEX([.$A$1:.$A$2072]; 1058; 1)" office:value-type="float" office:value="287098539776" calcext:value-type="float">
            <text:p>287098539776</text:p>
          </table:table-cell>
          <table:table-cell table:formula="of:=[.$G$7] * [.$F$1067] + [.$G$8]" office:value-type="float" office:value="183.227341454476" calcext:value-type="float">
            <text:p>183.227341454476</text:p>
          </table:table-cell>
          <table:table-cell/>
          <table:table-cell table:formula="of:=INDEX([.$C$1:.$C$2072]; 1058; 1)" office:value-type="float" office:value="188798247168" calcext:value-type="float">
            <text:p>188798247168</text:p>
          </table:table-cell>
          <table:table-cell table:formula="of:=[.$J$7] * [.$I$1067] + [.$J$8]" office:value-type="float" office:value="-2.8142360560596" calcext:value-type="float">
            <text:p>-2.8142360560596</text:p>
          </table:table-cell>
        </table:table-row>
        <table:table-row table:style-name="ro1">
          <table:table-cell office:value-type="float" office:value="287098351616" calcext:value-type="float">
            <text:p>287098351616</text:p>
          </table:table-cell>
          <table:table-cell office:value-type="float" office:value="175.269561767578" calcext:value-type="float">
            <text:p>175.269561767578</text:p>
          </table:table-cell>
          <table:table-cell office:value-type="float" office:value="188798402048" calcext:value-type="float">
            <text:p>188798402048</text:p>
          </table:table-cell>
          <table:table-cell office:value-type="float" office:value="3.32460880279541" calcext:value-type="float">
            <text:p>3.32460880279541</text:p>
          </table:table-cell>
          <table:table-cell/>
          <table:table-cell table:formula="of:=INDEX([.$A$1:.$A$2072]; 1059; 1)" office:value-type="float" office:value="287098511360" calcext:value-type="float">
            <text:p>287098511360</text:p>
          </table:table-cell>
          <table:table-cell table:formula="of:=[.$G$7] * [.$F$1068] + [.$G$8]" office:value-type="float" office:value="181.869813812897" calcext:value-type="float">
            <text:p>181.869813812897</text:p>
          </table:table-cell>
          <table:table-cell/>
          <table:table-cell table:formula="of:=INDEX([.$C$1:.$C$2072]; 1059; 1)" office:value-type="float" office:value="188798240512" calcext:value-type="float">
            <text:p>188798240512</text:p>
          </table:table-cell>
          <table:table-cell table:formula="of:=[.$J$7] * [.$I$1068] + [.$J$8]" office:value-type="float" office:value="-3.13245681673288" calcext:value-type="float">
            <text:p>-3.13245681673288</text:p>
          </table:table-cell>
        </table:table-row>
        <table:table-row table:style-name="ro1">
          <table:table-cell office:value-type="float" office:value="287098244608" calcext:value-type="float">
            <text:p>287098244608</text:p>
          </table:table-cell>
          <table:table-cell office:value-type="float" office:value="170.865341186523" calcext:value-type="float">
            <text:p>170.865341186523</text:p>
          </table:table-cell>
          <table:table-cell office:value-type="float" office:value="188798476544" calcext:value-type="float">
            <text:p>188798476544</text:p>
          </table:table-cell>
          <table:table-cell office:value-type="float" office:value="7.72804498672485" calcext:value-type="float">
            <text:p>7.72804498672485</text:p>
          </table:table-cell>
          <table:table-cell/>
          <table:table-cell table:formula="of:=INDEX([.$A$1:.$A$2072]; 1060; 1)" office:value-type="float" office:value="287098481152" calcext:value-type="float">
            <text:p>287098481152</text:p>
          </table:table-cell>
          <table:table-cell table:formula="of:=[.$G$7] * [.$F$1069] + [.$G$8]" office:value-type="float" office:value="180.426676319912" calcext:value-type="float">
            <text:p>180.426676319912</text:p>
          </table:table-cell>
          <table:table-cell/>
          <table:table-cell table:formula="of:=INDEX([.$C$1:.$C$2072]; 1060; 1)" office:value-type="float" office:value="188798241280" calcext:value-type="float">
            <text:p>188798241280</text:p>
          </table:table-cell>
          <table:table-cell table:formula="of:=[.$J$7] * [.$I$1069] + [.$J$8]" office:value-type="float" office:value="-3.09573903679848" calcext:value-type="float">
            <text:p>-3.09573903679848</text:p>
          </table:table-cell>
        </table:table-row>
        <table:table-row table:style-name="ro1">
          <table:table-cell office:value-type="float" office:value="287098149632" calcext:value-type="float">
            <text:p>287098149632</text:p>
          </table:table-cell>
          <table:table-cell office:value-type="float" office:value="166.386825561523" calcext:value-type="float">
            <text:p>166.386825561523</text:p>
          </table:table-cell>
          <table:table-cell office:value-type="float" office:value="188798469120" calcext:value-type="float">
            <text:p>188798469120</text:p>
          </table:table-cell>
          <table:table-cell office:value-type="float" office:value="8.22418594360352" calcext:value-type="float">
            <text:p>8.22418594360352</text:p>
          </table:table-cell>
          <table:table-cell/>
          <table:table-cell table:formula="of:=INDEX([.$A$1:.$A$2072]; 1061; 1)" office:value-type="float" office:value="287098471168" calcext:value-type="float">
            <text:p>287098471168</text:p>
          </table:table-cell>
          <table:table-cell table:formula="of:=[.$G$7] * [.$F$1070] + [.$G$8]" office:value-type="float" office:value="179.949707148597" calcext:value-type="float">
            <text:p>179.949707148597</text:p>
          </table:table-cell>
          <table:table-cell/>
          <table:table-cell table:formula="of:=INDEX([.$C$1:.$C$2072]; 1061; 1)" office:value-type="float" office:value="188798243328" calcext:value-type="float">
            <text:p>188798243328</text:p>
          </table:table-cell>
          <table:table-cell table:formula="of:=[.$J$7] * [.$I$1070] + [.$J$8]" office:value-type="float" office:value="-2.99782495759428" calcext:value-type="float">
            <text:p>-2.99782495759428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8175487518" calcext:value-type="float">
            <text:p>-1.25138175487518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088134766" calcext:value-type="float">
            <text:p>-86.9784088134766</text:p>
          </table:table-cell>
          <table:table-cell/>
          <table:table-cell table:formula="of:=INDEX([.$A$1:.$A$2072]; 1062; 1)" office:value-type="float" office:value="287098443776" calcext:value-type="float">
            <text:p>287098443776</text:p>
          </table:table-cell>
          <table:table-cell table:formula="of:=[.$G$7] * [.$F$1071] + [.$G$8]" office:value-type="float" office:value="178.64109942317" calcext:value-type="float">
            <text:p>178.64109942317</text:p>
          </table:table-cell>
          <table:table-cell/>
          <table:table-cell table:formula="of:=INDEX([.$C$1:.$C$2072]; 1062; 1)" office:value-type="float" office:value="188798256384" calcext:value-type="float">
            <text:p>188798256384</text:p>
          </table:table-cell>
          <table:table-cell table:formula="of:=[.$J$7] * [.$I$1071] + [.$J$8]" office:value-type="float" office:value="-2.37362269312143" calcext:value-type="float">
            <text:p>-2.37362269312143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8175487518" calcext:value-type="float">
            <text:p>-1.25138175487518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088134766" calcext:value-type="float">
            <text:p>-86.9784088134766</text:p>
          </table:table-cell>
          <table:table-cell/>
          <table:table-cell table:formula="of:=INDEX([.$A$1:.$A$2072]; 1063; 1)" office:value-type="float" office:value="287098406912" calcext:value-type="float">
            <text:p>287098406912</text:p>
          </table:table-cell>
          <table:table-cell table:formula="of:=[.$G$7] * [.$F$1072] + [.$G$8]" office:value-type="float" office:value="176.879982482642" calcext:value-type="float">
            <text:p>176.879982482642</text:p>
          </table:table-cell>
          <table:table-cell/>
          <table:table-cell table:formula="of:=INDEX([.$C$1:.$C$2072]; 1063; 1)" office:value-type="float" office:value="188798301952" calcext:value-type="float">
            <text:p>188798301952</text:p>
          </table:table-cell>
          <table:table-cell table:formula="of:=[.$J$7] * [.$I$1072] + [.$J$8]" office:value-type="float" office:value="-0.195034399628639" calcext:value-type="float">
            <text:p>-0.195034399628639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8175487518" calcext:value-type="float">
            <text:p>-1.25138175487518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088134766" calcext:value-type="float">
            <text:p>-86.9784088134766</text:p>
          </table:table-cell>
          <table:table-cell/>
          <table:table-cell table:formula="of:=INDEX([.$A$1:.$A$2072]; 1064; 1)" office:value-type="float" office:value="287098397696" calcext:value-type="float">
            <text:p>287098397696</text:p>
          </table:table-cell>
          <table:table-cell table:formula="of:=[.$G$7] * [.$F$1073] + [.$G$8]" office:value-type="float" office:value="176.439703246579" calcext:value-type="float">
            <text:p>176.439703246579</text:p>
          </table:table-cell>
          <table:table-cell/>
          <table:table-cell table:formula="of:=INDEX([.$C$1:.$C$2072]; 1064; 1)" office:value-type="float" office:value="188798319616" calcext:value-type="float">
            <text:p>188798319616</text:p>
          </table:table-cell>
          <table:table-cell table:formula="of:=[.$J$7] * [.$I$1073] + [.$J$8]" office:value-type="float" office:value="0.649474544450641" calcext:value-type="float">
            <text:p>0.649474544450641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8175487518" calcext:value-type="float">
            <text:p>-1.25138175487518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088134766" calcext:value-type="float">
            <text:p>-86.9784088134766</text:p>
          </table:table-cell>
          <table:table-cell/>
          <table:table-cell table:formula="of:=INDEX([.$A$1:.$A$2072]; 1065; 1)" office:value-type="float" office:value="287098392832" calcext:value-type="float">
            <text:p>287098392832</text:p>
          </table:table-cell>
          <table:table-cell table:formula="of:=[.$G$7] * [.$F$1074] + [.$G$8]" office:value-type="float" office:value="176.20733365044" calcext:value-type="float">
            <text:p>176.20733365044</text:p>
          </table:table-cell>
          <table:table-cell/>
          <table:table-cell table:formula="of:=INDEX([.$C$1:.$C$2072]; 1065; 1)" office:value-type="float" office:value="188798328320" calcext:value-type="float">
            <text:p>188798328320</text:p>
          </table:table-cell>
          <table:table-cell table:formula="of:=[.$J$7] * [.$I$1074] + [.$J$8]" office:value-type="float" office:value="1.06560938619077" calcext:value-type="float">
            <text:p>1.06560938619077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8175487518" calcext:value-type="float">
            <text:p>-1.25138175487518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088134766" calcext:value-type="float">
            <text:p>-86.9784088134766</text:p>
          </table:table-cell>
          <table:table-cell/>
          <table:table-cell table:formula="of:=INDEX([.$A$1:.$A$2072]; 1066; 1)" office:value-type="float" office:value="287098387968" calcext:value-type="float">
            <text:p>287098387968</text:p>
          </table:table-cell>
          <table:table-cell table:formula="of:=[.$G$7] * [.$F$1075] + [.$G$8]" office:value-type="float" office:value="175.974964054301" calcext:value-type="float">
            <text:p>175.974964054301</text:p>
          </table:table-cell>
          <table:table-cell/>
          <table:table-cell table:formula="of:=INDEX([.$C$1:.$C$2072]; 1066; 1)" office:value-type="float" office:value="188798337024" calcext:value-type="float">
            <text:p>188798337024</text:p>
          </table:table-cell>
          <table:table-cell table:formula="of:=[.$J$7] * [.$I$1075] + [.$J$8]" office:value-type="float" office:value="1.48174422979355" calcext:value-type="float">
            <text:p>1.4817442297935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8175487518" calcext:value-type="float">
            <text:p>-1.25138175487518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088134766" calcext:value-type="float">
            <text:p>-86.9784088134766</text:p>
          </table:table-cell>
          <table:table-cell/>
          <table:table-cell table:formula="of:=INDEX([.$A$1:.$A$2072]; 1067; 1)" office:value-type="float" office:value="287098357760" calcext:value-type="float">
            <text:p>287098357760</text:p>
          </table:table-cell>
          <table:table-cell table:formula="of:=[.$G$7] * [.$F$1076] + [.$G$8]" office:value-type="float" office:value="174.531826561317" calcext:value-type="float">
            <text:p>174.531826561317</text:p>
          </table:table-cell>
          <table:table-cell/>
          <table:table-cell table:formula="of:=INDEX([.$C$1:.$C$2072]; 1067; 1)" office:value-type="float" office:value="188798393344" calcext:value-type="float">
            <text:p>188798393344</text:p>
          </table:table-cell>
          <table:table-cell table:formula="of:=[.$J$7] * [.$I$1076] + [.$J$8]" office:value-type="float" office:value="4.17438144423068" calcext:value-type="float">
            <text:p>4.17438144423068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8175487518" calcext:value-type="float">
            <text:p>-1.25138175487518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088134766" calcext:value-type="float">
            <text:p>-86.9784088134766</text:p>
          </table:table-cell>
          <table:table-cell/>
          <table:table-cell table:formula="of:=INDEX([.$A$1:.$A$2072]; 1068; 1)" office:value-type="float" office:value="287098351616" calcext:value-type="float">
            <text:p>287098351616</text:p>
          </table:table-cell>
          <table:table-cell table:formula="of:=[.$G$7] * [.$F$1077] + [.$G$8]" office:value-type="float" office:value="174.23830707185" calcext:value-type="float">
            <text:p>174.23830707185</text:p>
          </table:table-cell>
          <table:table-cell/>
          <table:table-cell table:formula="of:=INDEX([.$C$1:.$C$2072]; 1068; 1)" office:value-type="float" office:value="188798402048" calcext:value-type="float">
            <text:p>188798402048</text:p>
          </table:table-cell>
          <table:table-cell table:formula="of:=[.$J$7] * [.$I$1077] + [.$J$8]" office:value-type="float" office:value="4.59051628783345" calcext:value-type="float">
            <text:p>4.5905162878334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8175487518" calcext:value-type="float">
            <text:p>-1.25138175487518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088134766" calcext:value-type="float">
            <text:p>-86.9784088134766</text:p>
          </table:table-cell>
          <table:table-cell/>
          <table:table-cell table:formula="of:=INDEX([.$A$1:.$A$2072]; 1069; 1)" office:value-type="float" office:value="287098244608" calcext:value-type="float">
            <text:p>287098244608</text:p>
          </table:table-cell>
          <table:table-cell table:formula="of:=[.$G$7] * [.$F$1078] + [.$G$8]" office:value-type="float" office:value="169.126175953075" calcext:value-type="float">
            <text:p>169.126175953075</text:p>
          </table:table-cell>
          <table:table-cell/>
          <table:table-cell table:formula="of:=INDEX([.$C$1:.$C$2072]; 1069; 1)" office:value-type="float" office:value="188798476544" calcext:value-type="float">
            <text:p>188798476544</text:p>
          </table:table-cell>
          <table:table-cell table:formula="of:=[.$J$7] * [.$I$1078] + [.$J$8]" office:value-type="float" office:value="8.15214096754789" calcext:value-type="float">
            <text:p>8.15214096754789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8175487518" calcext:value-type="float">
            <text:p>-1.25138175487518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088134766" calcext:value-type="float">
            <text:p>-86.9784088134766</text:p>
          </table:table-cell>
          <table:table-cell/>
          <table:table-cell table:formula="of:=INDEX([.$A$1:.$A$2072]; 1070; 1)" office:value-type="float" office:value="287098149632" calcext:value-type="float">
            <text:p>287098149632</text:p>
          </table:table-cell>
          <table:table-cell table:formula="of:=[.$G$7] * [.$F$1079] + [.$G$8]" office:value-type="float" office:value="164.58885383606" calcext:value-type="float">
            <text:p>164.58885383606</text:p>
          </table:table-cell>
          <table:table-cell/>
          <table:table-cell table:formula="of:=INDEX([.$C$1:.$C$2072]; 1070; 1)" office:value-type="float" office:value="188798469120" calcext:value-type="float">
            <text:p>188798469120</text:p>
          </table:table-cell>
          <table:table-cell table:formula="of:=[.$J$7] * [.$I$1079] + [.$J$8]" office:value-type="float" office:value="7.79720242507756" calcext:value-type="float">
            <text:p>7.79720242507756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8175487518" calcext:value-type="float">
            <text:p>-1.25138175487518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088134766" calcext:value-type="float">
            <text:p>-86.9784088134766</text:p>
          </table:table-cell>
          <table:table-cell/>
          <table:table-cell table:formula="of:=INDEX([.$A$1:.$A$2072]; 1071; 1)" office:value-type="float" office:value="287094676992" calcext:value-type="float">
            <text:p>287094676992</text:p>
          </table:table-cell>
          <table:table-cell table:formula="of:=[.$G$7] * [.$F$1080] + [.$G$8]" office:value-type="float" office:value="-1.3108079507947" calcext:value-type="float">
            <text:p>-1.3108079507947</text:p>
          </table:table-cell>
          <table:table-cell/>
          <table:table-cell table:formula="of:=INDEX([.$C$1:.$C$2072]; 1071; 1)" office:value-type="float" office:value="188796464384" calcext:value-type="float">
            <text:p>188796464384</text:p>
          </table:table-cell>
          <table:table-cell table:formula="of:=[.$J$7] * [.$I$1080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8163566589" calcext:value-type="float">
            <text:p>-1.25138163566589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088134766" calcext:value-type="float">
            <text:p>-86.9784088134766</text:p>
          </table:table-cell>
          <table:table-cell/>
          <table:table-cell table:formula="of:=INDEX([.$A$1:.$A$2072]; 1072; 1)" office:value-type="float" office:value="287094676992" calcext:value-type="float">
            <text:p>287094676992</text:p>
          </table:table-cell>
          <table:table-cell table:formula="of:=[.$G$7] * [.$F$1081] + [.$G$8]" office:value-type="float" office:value="-1.3108079507947" calcext:value-type="float">
            <text:p>-1.3108079507947</text:p>
          </table:table-cell>
          <table:table-cell/>
          <table:table-cell table:formula="of:=INDEX([.$C$1:.$C$2072]; 1072; 1)" office:value-type="float" office:value="188796464384" calcext:value-type="float">
            <text:p>188796464384</text:p>
          </table:table-cell>
          <table:table-cell table:formula="of:=[.$J$7] * [.$I$1081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8163566589" calcext:value-type="float">
            <text:p>-1.25138163566589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088134766" calcext:value-type="float">
            <text:p>-86.9784088134766</text:p>
          </table:table-cell>
          <table:table-cell/>
          <table:table-cell table:formula="of:=INDEX([.$A$1:.$A$2072]; 1073; 1)" office:value-type="float" office:value="287094676992" calcext:value-type="float">
            <text:p>287094676992</text:p>
          </table:table-cell>
          <table:table-cell table:formula="of:=[.$G$7] * [.$F$1082] + [.$G$8]" office:value-type="float" office:value="-1.3108079507947" calcext:value-type="float">
            <text:p>-1.3108079507947</text:p>
          </table:table-cell>
          <table:table-cell/>
          <table:table-cell table:formula="of:=INDEX([.$C$1:.$C$2072]; 1073; 1)" office:value-type="float" office:value="188796464384" calcext:value-type="float">
            <text:p>188796464384</text:p>
          </table:table-cell>
          <table:table-cell table:formula="of:=[.$J$7] * [.$I$1082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6888027191" calcext:value-type="float">
            <text:p>-1.25136888027191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515625" calcext:value-type="float">
            <text:p>-86.978515625</text:p>
          </table:table-cell>
          <table:table-cell/>
          <table:table-cell table:formula="of:=INDEX([.$A$1:.$A$2072]; 1074; 1)" office:value-type="float" office:value="287094676992" calcext:value-type="float">
            <text:p>287094676992</text:p>
          </table:table-cell>
          <table:table-cell table:formula="of:=[.$G$7] * [.$F$1083] + [.$G$8]" office:value-type="float" office:value="-1.3108079507947" calcext:value-type="float">
            <text:p>-1.3108079507947</text:p>
          </table:table-cell>
          <table:table-cell/>
          <table:table-cell table:formula="of:=INDEX([.$C$1:.$C$2072]; 1074; 1)" office:value-type="float" office:value="188796464384" calcext:value-type="float">
            <text:p>188796464384</text:p>
          </table:table-cell>
          <table:table-cell table:formula="of:=[.$J$7] * [.$I$1083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054920197" calcext:value-type="float">
            <text:p>-1.25137054920197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5537719727" calcext:value-type="float">
            <text:p>-86.9785537719727</text:p>
          </table:table-cell>
          <table:table-cell/>
          <table:table-cell table:formula="of:=INDEX([.$A$1:.$A$2072]; 1075; 1)" office:value-type="float" office:value="287094676992" calcext:value-type="float">
            <text:p>287094676992</text:p>
          </table:table-cell>
          <table:table-cell table:formula="of:=[.$G$7] * [.$F$1084] + [.$G$8]" office:value-type="float" office:value="-1.3108079507947" calcext:value-type="float">
            <text:p>-1.3108079507947</text:p>
          </table:table-cell>
          <table:table-cell/>
          <table:table-cell table:formula="of:=INDEX([.$C$1:.$C$2072]; 1075; 1)" office:value-type="float" office:value="188796464384" calcext:value-type="float">
            <text:p>188796464384</text:p>
          </table:table-cell>
          <table:table-cell table:formula="of:=[.$J$7] * [.$I$1084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436389923" calcext:value-type="float">
            <text:p>-1.25137436389923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5614013672" calcext:value-type="float">
            <text:p>-86.9785614013672</text:p>
          </table:table-cell>
          <table:table-cell/>
          <table:table-cell table:formula="of:=INDEX([.$A$1:.$A$2072]; 1076; 1)" office:value-type="float" office:value="287094676992" calcext:value-type="float">
            <text:p>287094676992</text:p>
          </table:table-cell>
          <table:table-cell table:formula="of:=[.$G$7] * [.$F$1085] + [.$G$8]" office:value-type="float" office:value="-1.3108079507947" calcext:value-type="float">
            <text:p>-1.3108079507947</text:p>
          </table:table-cell>
          <table:table-cell/>
          <table:table-cell table:formula="of:=INDEX([.$C$1:.$C$2072]; 1076; 1)" office:value-type="float" office:value="188796464384" calcext:value-type="float">
            <text:p>188796464384</text:p>
          </table:table-cell>
          <table:table-cell table:formula="of:=[.$J$7] * [.$I$1085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674808502" calcext:value-type="float">
            <text:p>-1.25137674808502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5537719727" calcext:value-type="float">
            <text:p>-86.9785537719727</text:p>
          </table:table-cell>
          <table:table-cell/>
          <table:table-cell table:formula="of:=INDEX([.$A$1:.$A$2072]; 1077; 1)" office:value-type="float" office:value="287094676992" calcext:value-type="float">
            <text:p>287094676992</text:p>
          </table:table-cell>
          <table:table-cell table:formula="of:=[.$G$7] * [.$F$1086] + [.$G$8]" office:value-type="float" office:value="-1.3108079507947" calcext:value-type="float">
            <text:p>-1.3108079507947</text:p>
          </table:table-cell>
          <table:table-cell/>
          <table:table-cell table:formula="of:=INDEX([.$C$1:.$C$2072]; 1077; 1)" office:value-type="float" office:value="188796464384" calcext:value-type="float">
            <text:p>188796464384</text:p>
          </table:table-cell>
          <table:table-cell table:formula="of:=[.$J$7] * [.$I$1086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758255005" calcext:value-type="float">
            <text:p>-1.25137758255005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5461425781" calcext:value-type="float">
            <text:p>-86.9785461425781</text:p>
          </table:table-cell>
          <table:table-cell/>
          <table:table-cell table:formula="of:=INDEX([.$A$1:.$A$2072]; 1078; 1)" office:value-type="float" office:value="287094676992" calcext:value-type="float">
            <text:p>287094676992</text:p>
          </table:table-cell>
          <table:table-cell table:formula="of:=[.$G$7] * [.$F$1087] + [.$G$8]" office:value-type="float" office:value="-1.3108079507947" calcext:value-type="float">
            <text:p>-1.3108079507947</text:p>
          </table:table-cell>
          <table:table-cell/>
          <table:table-cell table:formula="of:=INDEX([.$C$1:.$C$2072]; 1078; 1)" office:value-type="float" office:value="188796464384" calcext:value-type="float">
            <text:p>188796464384</text:p>
          </table:table-cell>
          <table:table-cell table:formula="of:=[.$J$7] * [.$I$1087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722492218" calcext:value-type="float">
            <text:p>-1.25137722492218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5308837891" calcext:value-type="float">
            <text:p>-86.9785308837891</text:p>
          </table:table-cell>
          <table:table-cell/>
          <table:table-cell table:formula="of:=INDEX([.$A$1:.$A$2072]; 1079; 1)" office:value-type="float" office:value="287094676992" calcext:value-type="float">
            <text:p>287094676992</text:p>
          </table:table-cell>
          <table:table-cell table:formula="of:=[.$G$7] * [.$F$1088] + [.$G$8]" office:value-type="float" office:value="-1.3108079507947" calcext:value-type="float">
            <text:p>-1.3108079507947</text:p>
          </table:table-cell>
          <table:table-cell/>
          <table:table-cell table:formula="of:=INDEX([.$C$1:.$C$2072]; 1079; 1)" office:value-type="float" office:value="188796464384" calcext:value-type="float">
            <text:p>188796464384</text:p>
          </table:table-cell>
          <table:table-cell table:formula="of:=[.$J$7] * [.$I$1088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639045715" calcext:value-type="float">
            <text:p>-1.25137639045715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515625" calcext:value-type="float">
            <text:p>-86.978515625</text:p>
          </table:table-cell>
          <table:table-cell/>
          <table:table-cell table:formula="of:=INDEX([.$A$1:.$A$2072]; 1080; 1)" office:value-type="float" office:value="287094676992" calcext:value-type="float">
            <text:p>287094676992</text:p>
          </table:table-cell>
          <table:table-cell table:formula="of:=[.$G$7] * [.$F$1089] + [.$G$8]" office:value-type="float" office:value="-1.3108079507947" calcext:value-type="float">
            <text:p>-1.3108079507947</text:p>
          </table:table-cell>
          <table:table-cell/>
          <table:table-cell table:formula="of:=INDEX([.$C$1:.$C$2072]; 1080; 1)" office:value-type="float" office:value="188796464384" calcext:value-type="float">
            <text:p>188796464384</text:p>
          </table:table-cell>
          <table:table-cell table:formula="of:=[.$J$7] * [.$I$1089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519836426" calcext:value-type="float">
            <text:p>-1.25137519836426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5003662109" calcext:value-type="float">
            <text:p>-86.9785003662109</text:p>
          </table:table-cell>
          <table:table-cell/>
          <table:table-cell table:formula="of:=INDEX([.$A$1:.$A$2072]; 1081; 1)" office:value-type="float" office:value="287094676992" calcext:value-type="float">
            <text:p>287094676992</text:p>
          </table:table-cell>
          <table:table-cell table:formula="of:=[.$G$7] * [.$F$1090] + [.$G$8]" office:value-type="float" office:value="-1.3108079507947" calcext:value-type="float">
            <text:p>-1.3108079507947</text:p>
          </table:table-cell>
          <table:table-cell/>
          <table:table-cell table:formula="of:=INDEX([.$C$1:.$C$2072]; 1081; 1)" office:value-type="float" office:value="188796464384" calcext:value-type="float">
            <text:p>188796464384</text:p>
          </table:table-cell>
          <table:table-cell table:formula="of:=[.$J$7] * [.$I$1090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388706207" calcext:value-type="float">
            <text:p>-1.25137388706207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927368164" calcext:value-type="float">
            <text:p>-86.9784927368164</text:p>
          </table:table-cell>
          <table:table-cell/>
          <table:table-cell table:formula="of:=INDEX([.$A$1:.$A$2072]; 1082; 1)" office:value-type="float" office:value="287094676992" calcext:value-type="float">
            <text:p>287094676992</text:p>
          </table:table-cell>
          <table:table-cell table:formula="of:=[.$G$7] * [.$F$1091] + [.$G$8]" office:value-type="float" office:value="-1.3108079507947" calcext:value-type="float">
            <text:p>-1.3108079507947</text:p>
          </table:table-cell>
          <table:table-cell/>
          <table:table-cell table:formula="of:=INDEX([.$C$1:.$C$2072]; 1082; 1)" office:value-type="float" office:value="188796464384" calcext:value-type="float">
            <text:p>188796464384</text:p>
          </table:table-cell>
          <table:table-cell table:formula="of:=[.$J$7] * [.$I$1091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269496918" calcext:value-type="float">
            <text:p>-1.25137269496918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851074219" calcext:value-type="float">
            <text:p>-86.9784851074219</text:p>
          </table:table-cell>
          <table:table-cell/>
          <table:table-cell table:formula="of:=INDEX([.$A$1:.$A$2072]; 1083; 1)" office:value-type="float" office:value="287094676992" calcext:value-type="float">
            <text:p>287094676992</text:p>
          </table:table-cell>
          <table:table-cell table:formula="of:=[.$G$7] * [.$F$1092] + [.$G$8]" office:value-type="float" office:value="-1.3108079507947" calcext:value-type="float">
            <text:p>-1.3108079507947</text:p>
          </table:table-cell>
          <table:table-cell/>
          <table:table-cell table:formula="of:=INDEX([.$C$1:.$C$2072]; 1083; 1)" office:value-type="float" office:value="188796464384" calcext:value-type="float">
            <text:p>188796464384</text:p>
          </table:table-cell>
          <table:table-cell table:formula="of:=[.$J$7] * [.$I$1092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162208557" calcext:value-type="float">
            <text:p>-1.25137162208557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851074219" calcext:value-type="float">
            <text:p>-86.9784851074219</text:p>
          </table:table-cell>
          <table:table-cell/>
          <table:table-cell table:formula="of:=INDEX([.$A$1:.$A$2072]; 1084; 1)" office:value-type="float" office:value="287094676992" calcext:value-type="float">
            <text:p>287094676992</text:p>
          </table:table-cell>
          <table:table-cell table:formula="of:=[.$G$7] * [.$F$1093] + [.$G$8]" office:value-type="float" office:value="-1.3108079507947" calcext:value-type="float">
            <text:p>-1.3108079507947</text:p>
          </table:table-cell>
          <table:table-cell/>
          <table:table-cell table:formula="of:=INDEX([.$C$1:.$C$2072]; 1084; 1)" office:value-type="float" office:value="188796464384" calcext:value-type="float">
            <text:p>188796464384</text:p>
          </table:table-cell>
          <table:table-cell table:formula="of:=[.$J$7] * [.$I$1093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078762054" calcext:value-type="float">
            <text:p>-1.25137078762054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774780274" calcext:value-type="float">
            <text:p>-86.9784774780274</text:p>
          </table:table-cell>
          <table:table-cell/>
          <table:table-cell table:formula="of:=INDEX([.$A$1:.$A$2072]; 1085; 1)" office:value-type="float" office:value="287094676992" calcext:value-type="float">
            <text:p>287094676992</text:p>
          </table:table-cell>
          <table:table-cell table:formula="of:=[.$G$7] * [.$F$1094] + [.$G$8]" office:value-type="float" office:value="-1.3108079507947" calcext:value-type="float">
            <text:p>-1.3108079507947</text:p>
          </table:table-cell>
          <table:table-cell/>
          <table:table-cell table:formula="of:=INDEX([.$C$1:.$C$2072]; 1085; 1)" office:value-type="float" office:value="188796464384" calcext:value-type="float">
            <text:p>188796464384</text:p>
          </table:table-cell>
          <table:table-cell table:formula="of:=[.$J$7] * [.$I$1094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6995315552" calcext:value-type="float">
            <text:p>-1.25136995315552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774780274" calcext:value-type="float">
            <text:p>-86.9784774780274</text:p>
          </table:table-cell>
          <table:table-cell/>
          <table:table-cell table:formula="of:=INDEX([.$A$1:.$A$2072]; 1086; 1)" office:value-type="float" office:value="287094676992" calcext:value-type="float">
            <text:p>287094676992</text:p>
          </table:table-cell>
          <table:table-cell table:formula="of:=[.$G$7] * [.$F$1095] + [.$G$8]" office:value-type="float" office:value="-1.3108079507947" calcext:value-type="float">
            <text:p>-1.3108079507947</text:p>
          </table:table-cell>
          <table:table-cell/>
          <table:table-cell table:formula="of:=INDEX([.$C$1:.$C$2072]; 1086; 1)" office:value-type="float" office:value="188796464384" calcext:value-type="float">
            <text:p>188796464384</text:p>
          </table:table-cell>
          <table:table-cell table:formula="of:=[.$J$7] * [.$I$1095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6923789978" calcext:value-type="float">
            <text:p>-1.25136923789978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622192383" calcext:value-type="float">
            <text:p>-86.9784622192383</text:p>
          </table:table-cell>
          <table:table-cell/>
          <table:table-cell table:formula="of:=INDEX([.$A$1:.$A$2072]; 1087; 1)" office:value-type="float" office:value="287094676992" calcext:value-type="float">
            <text:p>287094676992</text:p>
          </table:table-cell>
          <table:table-cell table:formula="of:=[.$G$7] * [.$F$1096] + [.$G$8]" office:value-type="float" office:value="-1.3108079507947" calcext:value-type="float">
            <text:p>-1.3108079507947</text:p>
          </table:table-cell>
          <table:table-cell/>
          <table:table-cell table:formula="of:=INDEX([.$C$1:.$C$2072]; 1087; 1)" office:value-type="float" office:value="188796464384" calcext:value-type="float">
            <text:p>188796464384</text:p>
          </table:table-cell>
          <table:table-cell table:formula="of:=[.$J$7] * [.$I$1096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6864185333" calcext:value-type="float">
            <text:p>-1.25136864185333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622192383" calcext:value-type="float">
            <text:p>-86.9784622192383</text:p>
          </table:table-cell>
          <table:table-cell/>
          <table:table-cell table:formula="of:=INDEX([.$A$1:.$A$2072]; 1088; 1)" office:value-type="float" office:value="287094676992" calcext:value-type="float">
            <text:p>287094676992</text:p>
          </table:table-cell>
          <table:table-cell table:formula="of:=[.$G$7] * [.$F$1097] + [.$G$8]" office:value-type="float" office:value="-1.3108079507947" calcext:value-type="float">
            <text:p>-1.3108079507947</text:p>
          </table:table-cell>
          <table:table-cell/>
          <table:table-cell table:formula="of:=INDEX([.$C$1:.$C$2072]; 1088; 1)" office:value-type="float" office:value="188796464384" calcext:value-type="float">
            <text:p>188796464384</text:p>
          </table:table-cell>
          <table:table-cell table:formula="of:=[.$J$7] * [.$I$1097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6828422546" calcext:value-type="float">
            <text:p>-1.25136828422546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622192383" calcext:value-type="float">
            <text:p>-86.9784622192383</text:p>
          </table:table-cell>
          <table:table-cell/>
          <table:table-cell table:formula="of:=INDEX([.$A$1:.$A$2072]; 1089; 1)" office:value-type="float" office:value="287094676992" calcext:value-type="float">
            <text:p>287094676992</text:p>
          </table:table-cell>
          <table:table-cell table:formula="of:=[.$G$7] * [.$F$1098] + [.$G$8]" office:value-type="float" office:value="-1.3108079507947" calcext:value-type="float">
            <text:p>-1.3108079507947</text:p>
          </table:table-cell>
          <table:table-cell/>
          <table:table-cell table:formula="of:=INDEX([.$C$1:.$C$2072]; 1089; 1)" office:value-type="float" office:value="188796464384" calcext:value-type="float">
            <text:p>188796464384</text:p>
          </table:table-cell>
          <table:table-cell table:formula="of:=[.$J$7] * [.$I$1098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6780738831" calcext:value-type="float">
            <text:p>-1.25136780738831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622192383" calcext:value-type="float">
            <text:p>-86.9784622192383</text:p>
          </table:table-cell>
          <table:table-cell/>
          <table:table-cell table:formula="of:=INDEX([.$A$1:.$A$2072]; 1090; 1)" office:value-type="float" office:value="287094676992" calcext:value-type="float">
            <text:p>287094676992</text:p>
          </table:table-cell>
          <table:table-cell table:formula="of:=[.$G$7] * [.$F$1099] + [.$G$8]" office:value-type="float" office:value="-1.3108079507947" calcext:value-type="float">
            <text:p>-1.3108079507947</text:p>
          </table:table-cell>
          <table:table-cell/>
          <table:table-cell table:formula="of:=INDEX([.$C$1:.$C$2072]; 1090; 1)" office:value-type="float" office:value="188796464384" calcext:value-type="float">
            <text:p>188796464384</text:p>
          </table:table-cell>
          <table:table-cell table:formula="of:=[.$J$7] * [.$I$1099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6756896973" calcext:value-type="float">
            <text:p>-1.25136756896973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091; 1)" office:value-type="float" office:value="287094676992" calcext:value-type="float">
            <text:p>287094676992</text:p>
          </table:table-cell>
          <table:table-cell table:formula="of:=[.$G$7] * [.$F$1100] + [.$G$8]" office:value-type="float" office:value="-1.3108079507947" calcext:value-type="float">
            <text:p>-1.3108079507947</text:p>
          </table:table-cell>
          <table:table-cell/>
          <table:table-cell table:formula="of:=INDEX([.$C$1:.$C$2072]; 1091; 1)" office:value-type="float" office:value="188796464384" calcext:value-type="float">
            <text:p>188796464384</text:p>
          </table:table-cell>
          <table:table-cell table:formula="of:=[.$J$7] * [.$I$1100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6721134186" calcext:value-type="float">
            <text:p>-1.25136721134186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092; 1)" office:value-type="float" office:value="287094676992" calcext:value-type="float">
            <text:p>287094676992</text:p>
          </table:table-cell>
          <table:table-cell table:formula="of:=[.$G$7] * [.$F$1101] + [.$G$8]" office:value-type="float" office:value="-1.3108079507947" calcext:value-type="float">
            <text:p>-1.3108079507947</text:p>
          </table:table-cell>
          <table:table-cell/>
          <table:table-cell table:formula="of:=INDEX([.$C$1:.$C$2072]; 1092; 1)" office:value-type="float" office:value="188796464384" calcext:value-type="float">
            <text:p>188796464384</text:p>
          </table:table-cell>
          <table:table-cell table:formula="of:=[.$J$7] * [.$I$1101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6876106262" calcext:value-type="float">
            <text:p>-1.25136876106262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093; 1)" office:value-type="float" office:value="287094676992" calcext:value-type="float">
            <text:p>287094676992</text:p>
          </table:table-cell>
          <table:table-cell table:formula="of:=[.$G$7] * [.$F$1102] + [.$G$8]" office:value-type="float" office:value="-1.3108079507947" calcext:value-type="float">
            <text:p>-1.3108079507947</text:p>
          </table:table-cell>
          <table:table-cell/>
          <table:table-cell table:formula="of:=INDEX([.$C$1:.$C$2072]; 1093; 1)" office:value-type="float" office:value="188796464384" calcext:value-type="float">
            <text:p>188796464384</text:p>
          </table:table-cell>
          <table:table-cell table:formula="of:=[.$J$7] * [.$I$1102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6923789978" calcext:value-type="float">
            <text:p>-1.25136923789978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094; 1)" office:value-type="float" office:value="287094676992" calcext:value-type="float">
            <text:p>287094676992</text:p>
          </table:table-cell>
          <table:table-cell table:formula="of:=[.$G$7] * [.$F$1103] + [.$G$8]" office:value-type="float" office:value="-1.3108079507947" calcext:value-type="float">
            <text:p>-1.3108079507947</text:p>
          </table:table-cell>
          <table:table-cell/>
          <table:table-cell table:formula="of:=INDEX([.$C$1:.$C$2072]; 1094; 1)" office:value-type="float" office:value="188796464384" calcext:value-type="float">
            <text:p>188796464384</text:p>
          </table:table-cell>
          <table:table-cell table:formula="of:=[.$J$7] * [.$I$1103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01915741" calcext:value-type="float">
            <text:p>-1.2513701915741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095; 1)" office:value-type="float" office:value="287094676992" calcext:value-type="float">
            <text:p>287094676992</text:p>
          </table:table-cell>
          <table:table-cell table:formula="of:=[.$G$7] * [.$F$1104] + [.$G$8]" office:value-type="float" office:value="-1.3108079507947" calcext:value-type="float">
            <text:p>-1.3108079507947</text:p>
          </table:table-cell>
          <table:table-cell/>
          <table:table-cell table:formula="of:=INDEX([.$C$1:.$C$2072]; 1095; 1)" office:value-type="float" office:value="188796464384" calcext:value-type="float">
            <text:p>188796464384</text:p>
          </table:table-cell>
          <table:table-cell table:formula="of:=[.$J$7] * [.$I$1104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114524841" calcext:value-type="float">
            <text:p>-1.25137114524841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096; 1)" office:value-type="float" office:value="287094676992" calcext:value-type="float">
            <text:p>287094676992</text:p>
          </table:table-cell>
          <table:table-cell table:formula="of:=[.$G$7] * [.$F$1105] + [.$G$8]" office:value-type="float" office:value="-1.3108079507947" calcext:value-type="float">
            <text:p>-1.3108079507947</text:p>
          </table:table-cell>
          <table:table-cell/>
          <table:table-cell table:formula="of:=INDEX([.$C$1:.$C$2072]; 1096; 1)" office:value-type="float" office:value="188796464384" calcext:value-type="float">
            <text:p>188796464384</text:p>
          </table:table-cell>
          <table:table-cell table:formula="of:=[.$J$7] * [.$I$1105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186050415" calcext:value-type="float">
            <text:p>-1.25137186050415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097; 1)" office:value-type="float" office:value="287094676992" calcext:value-type="float">
            <text:p>287094676992</text:p>
          </table:table-cell>
          <table:table-cell table:formula="of:=[.$G$7] * [.$F$1106] + [.$G$8]" office:value-type="float" office:value="-1.3108079507947" calcext:value-type="float">
            <text:p>-1.3108079507947</text:p>
          </table:table-cell>
          <table:table-cell/>
          <table:table-cell table:formula="of:=INDEX([.$C$1:.$C$2072]; 1097; 1)" office:value-type="float" office:value="188796464384" calcext:value-type="float">
            <text:p>188796464384</text:p>
          </table:table-cell>
          <table:table-cell table:formula="of:=[.$J$7] * [.$I$1106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24565506" calcext:value-type="float">
            <text:p>-1.2513724565506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098; 1)" office:value-type="float" office:value="287094676992" calcext:value-type="float">
            <text:p>287094676992</text:p>
          </table:table-cell>
          <table:table-cell table:formula="of:=[.$G$7] * [.$F$1107] + [.$G$8]" office:value-type="float" office:value="-1.3108079507947" calcext:value-type="float">
            <text:p>-1.3108079507947</text:p>
          </table:table-cell>
          <table:table-cell/>
          <table:table-cell table:formula="of:=INDEX([.$C$1:.$C$2072]; 1098; 1)" office:value-type="float" office:value="188796464384" calcext:value-type="float">
            <text:p>188796464384</text:p>
          </table:table-cell>
          <table:table-cell table:formula="of:=[.$J$7] * [.$I$1107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305259705" calcext:value-type="float">
            <text:p>-1.25137305259705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099; 1)" office:value-type="float" office:value="287094676992" calcext:value-type="float">
            <text:p>287094676992</text:p>
          </table:table-cell>
          <table:table-cell table:formula="of:=[.$G$7] * [.$F$1108] + [.$G$8]" office:value-type="float" office:value="-1.3108079507947" calcext:value-type="float">
            <text:p>-1.3108079507947</text:p>
          </table:table-cell>
          <table:table-cell/>
          <table:table-cell table:formula="of:=INDEX([.$C$1:.$C$2072]; 1099; 1)" office:value-type="float" office:value="188796464384" calcext:value-type="float">
            <text:p>188796464384</text:p>
          </table:table-cell>
          <table:table-cell table:formula="of:=[.$J$7] * [.$I$1108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364864349" calcext:value-type="float">
            <text:p>-1.25137364864349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100; 1)" office:value-type="float" office:value="287094676992" calcext:value-type="float">
            <text:p>287094676992</text:p>
          </table:table-cell>
          <table:table-cell table:formula="of:=[.$G$7] * [.$F$1109] + [.$G$8]" office:value-type="float" office:value="-1.3108079507947" calcext:value-type="float">
            <text:p>-1.3108079507947</text:p>
          </table:table-cell>
          <table:table-cell/>
          <table:table-cell table:formula="of:=INDEX([.$C$1:.$C$2072]; 1100; 1)" office:value-type="float" office:value="188796464384" calcext:value-type="float">
            <text:p>188796464384</text:p>
          </table:table-cell>
          <table:table-cell table:formula="of:=[.$J$7] * [.$I$1109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400627136" calcext:value-type="float">
            <text:p>-1.25137400627136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101; 1)" office:value-type="float" office:value="287094676992" calcext:value-type="float">
            <text:p>287094676992</text:p>
          </table:table-cell>
          <table:table-cell table:formula="of:=[.$G$7] * [.$F$1110] + [.$G$8]" office:value-type="float" office:value="-1.3108079507947" calcext:value-type="float">
            <text:p>-1.3108079507947</text:p>
          </table:table-cell>
          <table:table-cell/>
          <table:table-cell table:formula="of:=INDEX([.$C$1:.$C$2072]; 1101; 1)" office:value-type="float" office:value="188796464384" calcext:value-type="float">
            <text:p>188796464384</text:p>
          </table:table-cell>
          <table:table-cell table:formula="of:=[.$J$7] * [.$I$1110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424468994" calcext:value-type="float">
            <text:p>-1.25137424468994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102; 1)" office:value-type="float" office:value="287094676992" calcext:value-type="float">
            <text:p>287094676992</text:p>
          </table:table-cell>
          <table:table-cell table:formula="of:=[.$G$7] * [.$F$1111] + [.$G$8]" office:value-type="float" office:value="-1.3108079507947" calcext:value-type="float">
            <text:p>-1.3108079507947</text:p>
          </table:table-cell>
          <table:table-cell/>
          <table:table-cell table:formula="of:=INDEX([.$C$1:.$C$2072]; 1102; 1)" office:value-type="float" office:value="188796464384" calcext:value-type="float">
            <text:p>188796464384</text:p>
          </table:table-cell>
          <table:table-cell table:formula="of:=[.$J$7] * [.$I$1111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436389923" calcext:value-type="float">
            <text:p>-1.25137436389923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103; 1)" office:value-type="float" office:value="287094676992" calcext:value-type="float">
            <text:p>287094676992</text:p>
          </table:table-cell>
          <table:table-cell table:formula="of:=[.$G$7] * [.$F$1112] + [.$G$8]" office:value-type="float" office:value="-1.3108079507947" calcext:value-type="float">
            <text:p>-1.3108079507947</text:p>
          </table:table-cell>
          <table:table-cell/>
          <table:table-cell table:formula="of:=INDEX([.$C$1:.$C$2072]; 1103; 1)" office:value-type="float" office:value="188796464384" calcext:value-type="float">
            <text:p>188796464384</text:p>
          </table:table-cell>
          <table:table-cell table:formula="of:=[.$J$7] * [.$I$1112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448310852" calcext:value-type="float">
            <text:p>-1.25137448310852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104; 1)" office:value-type="float" office:value="287094676992" calcext:value-type="float">
            <text:p>287094676992</text:p>
          </table:table-cell>
          <table:table-cell table:formula="of:=[.$G$7] * [.$F$1113] + [.$G$8]" office:value-type="float" office:value="-1.3108079507947" calcext:value-type="float">
            <text:p>-1.3108079507947</text:p>
          </table:table-cell>
          <table:table-cell/>
          <table:table-cell table:formula="of:=INDEX([.$C$1:.$C$2072]; 1104; 1)" office:value-type="float" office:value="188796464384" calcext:value-type="float">
            <text:p>188796464384</text:p>
          </table:table-cell>
          <table:table-cell table:formula="of:=[.$J$7] * [.$I$1113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460231781" calcext:value-type="float">
            <text:p>-1.25137460231781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105; 1)" office:value-type="float" office:value="287094676992" calcext:value-type="float">
            <text:p>287094676992</text:p>
          </table:table-cell>
          <table:table-cell table:formula="of:=[.$G$7] * [.$F$1114] + [.$G$8]" office:value-type="float" office:value="-1.3108079507947" calcext:value-type="float">
            <text:p>-1.3108079507947</text:p>
          </table:table-cell>
          <table:table-cell/>
          <table:table-cell table:formula="of:=INDEX([.$C$1:.$C$2072]; 1105; 1)" office:value-type="float" office:value="188796464384" calcext:value-type="float">
            <text:p>188796464384</text:p>
          </table:table-cell>
          <table:table-cell table:formula="of:=[.$J$7] * [.$I$1114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460231781" calcext:value-type="float">
            <text:p>-1.25137460231781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106; 1)" office:value-type="float" office:value="287094676992" calcext:value-type="float">
            <text:p>287094676992</text:p>
          </table:table-cell>
          <table:table-cell table:formula="of:=[.$G$7] * [.$F$1115] + [.$G$8]" office:value-type="float" office:value="-1.3108079507947" calcext:value-type="float">
            <text:p>-1.3108079507947</text:p>
          </table:table-cell>
          <table:table-cell/>
          <table:table-cell table:formula="of:=INDEX([.$C$1:.$C$2072]; 1106; 1)" office:value-type="float" office:value="188796464384" calcext:value-type="float">
            <text:p>188796464384</text:p>
          </table:table-cell>
          <table:table-cell table:formula="of:=[.$J$7] * [.$I$1115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47215271" calcext:value-type="float">
            <text:p>-1.2513747215271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107; 1)" office:value-type="float" office:value="287094676992" calcext:value-type="float">
            <text:p>287094676992</text:p>
          </table:table-cell>
          <table:table-cell table:formula="of:=[.$G$7] * [.$F$1116] + [.$G$8]" office:value-type="float" office:value="-1.3108079507947" calcext:value-type="float">
            <text:p>-1.3108079507947</text:p>
          </table:table-cell>
          <table:table-cell/>
          <table:table-cell table:formula="of:=INDEX([.$C$1:.$C$2072]; 1107; 1)" office:value-type="float" office:value="188796464384" calcext:value-type="float">
            <text:p>188796464384</text:p>
          </table:table-cell>
          <table:table-cell table:formula="of:=[.$J$7] * [.$I$1116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484073639" calcext:value-type="float">
            <text:p>-1.25137484073639</text:p>
          </table:table-cell>
          <table:table-cell office:value-type="float" office:value="188796464384" calcext:value-type="float">
            <text:p>188796464384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108; 1)" office:value-type="float" office:value="287094676992" calcext:value-type="float">
            <text:p>287094676992</text:p>
          </table:table-cell>
          <table:table-cell table:formula="of:=[.$G$7] * [.$F$1117] + [.$G$8]" office:value-type="float" office:value="-1.3108079507947" calcext:value-type="float">
            <text:p>-1.3108079507947</text:p>
          </table:table-cell>
          <table:table-cell/>
          <table:table-cell table:formula="of:=INDEX([.$C$1:.$C$2072]; 1108; 1)" office:value-type="float" office:value="188796464384" calcext:value-type="float">
            <text:p>188796464384</text:p>
          </table:table-cell>
          <table:table-cell table:formula="of:=[.$J$7] * [.$I$1117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37484073639" calcext:value-type="float">
            <text:p>-1.25137484073639</text:p>
          </table:table-cell>
          <table:table-cell office:value-type="float" office:value="188796464128" calcext:value-type="float">
            <text:p>188796464128</text:p>
          </table:table-cell>
          <table:table-cell office:value-type="float" office:value="-86.9784545898438" calcext:value-type="float">
            <text:p>-86.9784545898438</text:p>
          </table:table-cell>
          <table:table-cell/>
          <table:table-cell table:formula="of:=INDEX([.$A$1:.$A$2072]; 1109; 1)" office:value-type="float" office:value="287094676992" calcext:value-type="float">
            <text:p>287094676992</text:p>
          </table:table-cell>
          <table:table-cell table:formula="of:=[.$G$7] * [.$F$1118] + [.$G$8]" office:value-type="float" office:value="-1.3108079507947" calcext:value-type="float">
            <text:p>-1.3108079507947</text:p>
          </table:table-cell>
          <table:table-cell/>
          <table:table-cell table:formula="of:=INDEX([.$C$1:.$C$2072]; 1109; 1)" office:value-type="float" office:value="188796464384" calcext:value-type="float">
            <text:p>188796464384</text:p>
          </table:table-cell>
          <table:table-cell table:formula="of:=[.$J$7] * [.$I$1118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2993812561" calcext:value-type="float">
            <text:p>-1.2512993812561</text:p>
          </table:table-cell>
          <table:table-cell office:value-type="float" office:value="188796463360" calcext:value-type="float">
            <text:p>188796463360</text:p>
          </table:table-cell>
          <table:table-cell office:value-type="float" office:value="-86.9873886108399" calcext:value-type="float">
            <text:p>-86.9873886108399</text:p>
          </table:table-cell>
          <table:table-cell/>
          <table:table-cell table:formula="of:=INDEX([.$A$1:.$A$2072]; 1110; 1)" office:value-type="float" office:value="287094676992" calcext:value-type="float">
            <text:p>287094676992</text:p>
          </table:table-cell>
          <table:table-cell table:formula="of:=[.$G$7] * [.$F$1119] + [.$G$8]" office:value-type="float" office:value="-1.3108079507947" calcext:value-type="float">
            <text:p>-1.3108079507947</text:p>
          </table:table-cell>
          <table:table-cell/>
          <table:table-cell table:formula="of:=INDEX([.$C$1:.$C$2072]; 1110; 1)" office:value-type="float" office:value="188796464384" calcext:value-type="float">
            <text:p>188796464384</text:p>
          </table:table-cell>
          <table:table-cell table:formula="of:=[.$J$7] * [.$I$1119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100874900818" calcext:value-type="float">
            <text:p>-1.25100874900818</text:p>
          </table:table-cell>
          <table:table-cell office:value-type="float" office:value="188796461824" calcext:value-type="float">
            <text:p>188796461824</text:p>
          </table:table-cell>
          <table:table-cell office:value-type="float" office:value="-87.0220184326172" calcext:value-type="float">
            <text:p>-87.0220184326172</text:p>
          </table:table-cell>
          <table:table-cell/>
          <table:table-cell table:formula="of:=INDEX([.$A$1:.$A$2072]; 1111; 1)" office:value-type="float" office:value="287094676992" calcext:value-type="float">
            <text:p>287094676992</text:p>
          </table:table-cell>
          <table:table-cell table:formula="of:=[.$G$7] * [.$F$1120] + [.$G$8]" office:value-type="float" office:value="-1.3108079507947" calcext:value-type="float">
            <text:p>-1.3108079507947</text:p>
          </table:table-cell>
          <table:table-cell/>
          <table:table-cell table:formula="of:=INDEX([.$C$1:.$C$2072]; 1111; 1)" office:value-type="float" office:value="188796464384" calcext:value-type="float">
            <text:p>188796464384</text:p>
          </table:table-cell>
          <table:table-cell table:formula="of:=[.$J$7] * [.$I$1120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5051760673523" calcext:value-type="float">
            <text:p>-1.25051760673523</text:p>
          </table:table-cell>
          <table:table-cell office:value-type="float" office:value="188796460032" calcext:value-type="float">
            <text:p>188796460032</text:p>
          </table:table-cell>
          <table:table-cell office:value-type="float" office:value="-87.0806655883789" calcext:value-type="float">
            <text:p>-87.0806655883789</text:p>
          </table:table-cell>
          <table:table-cell/>
          <table:table-cell table:formula="of:=INDEX([.$A$1:.$A$2072]; 1112; 1)" office:value-type="float" office:value="287094676992" calcext:value-type="float">
            <text:p>287094676992</text:p>
          </table:table-cell>
          <table:table-cell table:formula="of:=[.$G$7] * [.$F$1121] + [.$G$8]" office:value-type="float" office:value="-1.3108079507947" calcext:value-type="float">
            <text:p>-1.3108079507947</text:p>
          </table:table-cell>
          <table:table-cell/>
          <table:table-cell table:formula="of:=INDEX([.$C$1:.$C$2072]; 1112; 1)" office:value-type="float" office:value="188796464384" calcext:value-type="float">
            <text:p>188796464384</text:p>
          </table:table-cell>
          <table:table-cell table:formula="of:=[.$J$7] * [.$I$1121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49840259552" calcext:value-type="float">
            <text:p>-1.249840259552</text:p>
          </table:table-cell>
          <table:table-cell office:value-type="float" office:value="188796457984" calcext:value-type="float">
            <text:p>188796457984</text:p>
          </table:table-cell>
          <table:table-cell office:value-type="float" office:value="-87.1616058349609" calcext:value-type="float">
            <text:p>-87.1616058349609</text:p>
          </table:table-cell>
          <table:table-cell/>
          <table:table-cell table:formula="of:=INDEX([.$A$1:.$A$2072]; 1113; 1)" office:value-type="float" office:value="287094676992" calcext:value-type="float">
            <text:p>287094676992</text:p>
          </table:table-cell>
          <table:table-cell table:formula="of:=[.$G$7] * [.$F$1122] + [.$G$8]" office:value-type="float" office:value="-1.3108079507947" calcext:value-type="float">
            <text:p>-1.3108079507947</text:p>
          </table:table-cell>
          <table:table-cell/>
          <table:table-cell table:formula="of:=INDEX([.$C$1:.$C$2072]; 1113; 1)" office:value-type="float" office:value="188796464384" calcext:value-type="float">
            <text:p>188796464384</text:p>
          </table:table-cell>
          <table:table-cell table:formula="of:=[.$J$7] * [.$I$1122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4899053573608" calcext:value-type="float">
            <text:p>-1.24899053573608</text:p>
          </table:table-cell>
          <table:table-cell office:value-type="float" office:value="188796455424" calcext:value-type="float">
            <text:p>188796455424</text:p>
          </table:table-cell>
          <table:table-cell office:value-type="float" office:value="-87.2633590698242" calcext:value-type="float">
            <text:p>-87.2633590698242</text:p>
          </table:table-cell>
          <table:table-cell/>
          <table:table-cell table:formula="of:=INDEX([.$A$1:.$A$2072]; 1114; 1)" office:value-type="float" office:value="287094676992" calcext:value-type="float">
            <text:p>287094676992</text:p>
          </table:table-cell>
          <table:table-cell table:formula="of:=[.$G$7] * [.$F$1123] + [.$G$8]" office:value-type="float" office:value="-1.3108079507947" calcext:value-type="float">
            <text:p>-1.3108079507947</text:p>
          </table:table-cell>
          <table:table-cell/>
          <table:table-cell table:formula="of:=INDEX([.$C$1:.$C$2072]; 1114; 1)" office:value-type="float" office:value="188796464384" calcext:value-type="float">
            <text:p>188796464384</text:p>
          </table:table-cell>
          <table:table-cell table:formula="of:=[.$J$7] * [.$I$1123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4797976016998" calcext:value-type="float">
            <text:p>-1.24797976016998</text:p>
          </table:table-cell>
          <table:table-cell office:value-type="float" office:value="188796452352" calcext:value-type="float">
            <text:p>188796452352</text:p>
          </table:table-cell>
          <table:table-cell office:value-type="float" office:value="-87.3845291137695" calcext:value-type="float">
            <text:p>-87.3845291137695</text:p>
          </table:table-cell>
          <table:table-cell/>
          <table:table-cell table:formula="of:=INDEX([.$A$1:.$A$2072]; 1115; 1)" office:value-type="float" office:value="287094676992" calcext:value-type="float">
            <text:p>287094676992</text:p>
          </table:table-cell>
          <table:table-cell table:formula="of:=[.$G$7] * [.$F$1124] + [.$G$8]" office:value-type="float" office:value="-1.3108079507947" calcext:value-type="float">
            <text:p>-1.3108079507947</text:p>
          </table:table-cell>
          <table:table-cell/>
          <table:table-cell table:formula="of:=INDEX([.$C$1:.$C$2072]; 1115; 1)" office:value-type="float" office:value="188796464384" calcext:value-type="float">
            <text:p>188796464384</text:p>
          </table:table-cell>
          <table:table-cell table:formula="of:=[.$J$7] * [.$I$1124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4681830406189" calcext:value-type="float">
            <text:p>-1.24681830406189</text:p>
          </table:table-cell>
          <table:table-cell office:value-type="float" office:value="188796449024" calcext:value-type="float">
            <text:p>188796449024</text:p>
          </table:table-cell>
          <table:table-cell office:value-type="float" office:value="-87.5239639282227" calcext:value-type="float">
            <text:p>-87.5239639282227</text:p>
          </table:table-cell>
          <table:table-cell/>
          <table:table-cell table:formula="of:=INDEX([.$A$1:.$A$2072]; 1116; 1)" office:value-type="float" office:value="287094676992" calcext:value-type="float">
            <text:p>287094676992</text:p>
          </table:table-cell>
          <table:table-cell table:formula="of:=[.$G$7] * [.$F$1125] + [.$G$8]" office:value-type="float" office:value="-1.3108079507947" calcext:value-type="float">
            <text:p>-1.3108079507947</text:p>
          </table:table-cell>
          <table:table-cell/>
          <table:table-cell table:formula="of:=INDEX([.$C$1:.$C$2072]; 1116; 1)" office:value-type="float" office:value="188796464384" calcext:value-type="float">
            <text:p>188796464384</text:p>
          </table:table-cell>
          <table:table-cell table:formula="of:=[.$J$7] * [.$I$1125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6992" calcext:value-type="float">
            <text:p>287094676992</text:p>
          </table:table-cell>
          <table:table-cell office:value-type="float" office:value="-1.24551498889923" calcext:value-type="float">
            <text:p>-1.24551498889923</text:p>
          </table:table-cell>
          <table:table-cell office:value-type="float" office:value="188796445440" calcext:value-type="float">
            <text:p>188796445440</text:p>
          </table:table-cell>
          <table:table-cell office:value-type="float" office:value="-87.6806411743164" calcext:value-type="float">
            <text:p>-87.6806411743164</text:p>
          </table:table-cell>
          <table:table-cell/>
          <table:table-cell table:formula="of:=INDEX([.$A$1:.$A$2072]; 1117; 1)" office:value-type="float" office:value="287094676992" calcext:value-type="float">
            <text:p>287094676992</text:p>
          </table:table-cell>
          <table:table-cell table:formula="of:=[.$G$7] * [.$F$1126] + [.$G$8]" office:value-type="float" office:value="-1.3108079507947" calcext:value-type="float">
            <text:p>-1.3108079507947</text:p>
          </table:table-cell>
          <table:table-cell/>
          <table:table-cell table:formula="of:=INDEX([.$C$1:.$C$2072]; 1117; 1)" office:value-type="float" office:value="188796464384" calcext:value-type="float">
            <text:p>188796464384</text:p>
          </table:table-cell>
          <table:table-cell table:formula="of:=[.$J$7] * [.$I$1126] + [.$J$8]" office:value-type="float" office:value="-88.0484431907535" calcext:value-type="float">
            <text:p>-88.0484431907535</text:p>
          </table:table-cell>
        </table:table-row>
        <table:table-row table:style-name="ro1">
          <table:table-cell office:value-type="float" office:value="287094677248" calcext:value-type="float">
            <text:p>287094677248</text:p>
          </table:table-cell>
          <table:table-cell office:value-type="float" office:value="-1.24407744407654" calcext:value-type="float">
            <text:p>-1.24407744407654</text:p>
          </table:table-cell>
          <table:table-cell office:value-type="float" office:value="188796441600" calcext:value-type="float">
            <text:p>188796441600</text:p>
          </table:table-cell>
          <table:table-cell office:value-type="float" office:value="-87.8536911010742" calcext:value-type="float">
            <text:p>-87.8536911010742</text:p>
          </table:table-cell>
          <table:table-cell/>
          <table:table-cell table:formula="of:=INDEX([.$A$1:.$A$2072]; 1118; 1)" office:value-type="float" office:value="287094676992" calcext:value-type="float">
            <text:p>287094676992</text:p>
          </table:table-cell>
          <table:table-cell table:formula="of:=[.$G$7] * [.$F$1127] + [.$G$8]" office:value-type="float" office:value="-1.3108079507947" calcext:value-type="float">
            <text:p>-1.3108079507947</text:p>
          </table:table-cell>
          <table:table-cell/>
          <table:table-cell table:formula="of:=INDEX([.$C$1:.$C$2072]; 1118; 1)" office:value-type="float" office:value="188796464128" calcext:value-type="float">
            <text:p>188796464128</text:p>
          </table:table-cell>
          <table:table-cell table:formula="of:=[.$J$7] * [.$I$1127] + [.$J$8]" office:value-type="float" office:value="-88.0606824494898" calcext:value-type="float">
            <text:p>-88.0606824494898</text:p>
          </table:table-cell>
        </table:table-row>
        <table:table-row table:style-name="ro1">
          <table:table-cell office:value-type="float" office:value="287094677248" calcext:value-type="float">
            <text:p>287094677248</text:p>
          </table:table-cell>
          <table:table-cell office:value-type="float" office:value="-1.24251246452332" calcext:value-type="float">
            <text:p>-1.24251246452332</text:p>
          </table:table-cell>
          <table:table-cell office:value-type="float" office:value="188796437248" calcext:value-type="float">
            <text:p>188796437248</text:p>
          </table:table-cell>
          <table:table-cell office:value-type="float" office:value="-88.0423812866211" calcext:value-type="float">
            <text:p>-88.0423812866211</text:p>
          </table:table-cell>
          <table:table-cell/>
          <table:table-cell table:formula="of:=INDEX([.$A$1:.$A$2072]; 1119; 1)" office:value-type="float" office:value="287094676992" calcext:value-type="float">
            <text:p>287094676992</text:p>
          </table:table-cell>
          <table:table-cell table:formula="of:=[.$G$7] * [.$F$1128] + [.$G$8]" office:value-type="float" office:value="-1.3108079507947" calcext:value-type="float">
            <text:p>-1.3108079507947</text:p>
          </table:table-cell>
          <table:table-cell/>
          <table:table-cell table:formula="of:=INDEX([.$C$1:.$C$2072]; 1119; 1)" office:value-type="float" office:value="188796463360" calcext:value-type="float">
            <text:p>188796463360</text:p>
          </table:table-cell>
          <table:table-cell table:formula="of:=[.$J$7] * [.$I$1128] + [.$J$8]" office:value-type="float" office:value="-88.0974002294242" calcext:value-type="float">
            <text:p>-88.0974002294242</text:p>
          </table:table-cell>
        </table:table-row>
        <table:table-row table:style-name="ro1">
          <table:table-cell office:value-type="float" office:value="287094677248" calcext:value-type="float">
            <text:p>287094677248</text:p>
          </table:table-cell>
          <table:table-cell office:value-type="float" office:value="-1.23710465431213" calcext:value-type="float">
            <text:p>-1.23710465431213</text:p>
          </table:table-cell>
          <table:table-cell office:value-type="float" office:value="188796422656" calcext:value-type="float">
            <text:p>188796422656</text:p>
          </table:table-cell>
          <table:table-cell office:value-type="float" office:value="-88.6962203979492" calcext:value-type="float">
            <text:p>-88.6962203979492</text:p>
          </table:table-cell>
          <table:table-cell/>
          <table:table-cell table:formula="of:=INDEX([.$A$1:.$A$2072]; 1120; 1)" office:value-type="float" office:value="287094676992" calcext:value-type="float">
            <text:p>287094676992</text:p>
          </table:table-cell>
          <table:table-cell table:formula="of:=[.$G$7] * [.$F$1129] + [.$G$8]" office:value-type="float" office:value="-1.3108079507947" calcext:value-type="float">
            <text:p>-1.3108079507947</text:p>
          </table:table-cell>
          <table:table-cell/>
          <table:table-cell table:formula="of:=INDEX([.$C$1:.$C$2072]; 1120; 1)" office:value-type="float" office:value="188796461824" calcext:value-type="float">
            <text:p>188796461824</text:p>
          </table:table-cell>
          <table:table-cell table:formula="of:=[.$J$7] * [.$I$1129] + [.$J$8]" office:value-type="float" office:value="-88.1708357911557" calcext:value-type="float">
            <text:p>-88.1708357911557</text:p>
          </table:table-cell>
        </table:table-row>
        <table:table-row table:style-name="ro1">
          <table:table-cell office:value-type="float" office:value="287094677248" calcext:value-type="float">
            <text:p>287094677248</text:p>
          </table:table-cell>
          <table:table-cell office:value-type="float" office:value="-1.23507940769196" calcext:value-type="float">
            <text:p>-1.23507940769196</text:p>
          </table:table-cell>
          <table:table-cell office:value-type="float" office:value="188796417280" calcext:value-type="float">
            <text:p>188796417280</text:p>
          </table:table-cell>
          <table:table-cell office:value-type="float" office:value="-88.9418106079102" calcext:value-type="float">
            <text:p>-88.9418106079102</text:p>
          </table:table-cell>
          <table:table-cell/>
          <table:table-cell table:formula="of:=INDEX([.$A$1:.$A$2072]; 1121; 1)" office:value-type="float" office:value="287094676992" calcext:value-type="float">
            <text:p>287094676992</text:p>
          </table:table-cell>
          <table:table-cell table:formula="of:=[.$G$7] * [.$F$1130] + [.$G$8]" office:value-type="float" office:value="-1.3108079507947" calcext:value-type="float">
            <text:p>-1.3108079507947</text:p>
          </table:table-cell>
          <table:table-cell/>
          <table:table-cell table:formula="of:=INDEX([.$C$1:.$C$2072]; 1121; 1)" office:value-type="float" office:value="188796460032" calcext:value-type="float">
            <text:p>188796460032</text:p>
          </table:table-cell>
          <table:table-cell table:formula="of:=[.$J$7] * [.$I$1130] + [.$J$8]" office:value-type="float" office:value="-88.2565106116235" calcext:value-type="float">
            <text:p>-88.2565106116235</text:p>
          </table:table-cell>
        </table:table-row>
        <table:table-row table:style-name="ro1">
          <table:table-cell office:value-type="float" office:value="287094677504" calcext:value-type="float">
            <text:p>287094677504</text:p>
          </table:table-cell>
          <table:table-cell office:value-type="float" office:value="-1.23294830322266" calcext:value-type="float">
            <text:p>-1.23294830322266</text:p>
          </table:table-cell>
          <table:table-cell office:value-type="float" office:value="188796411648" calcext:value-type="float">
            <text:p>188796411648</text:p>
          </table:table-cell>
          <table:table-cell office:value-type="float" office:value="-89.2006225585937" calcext:value-type="float">
            <text:p>-89.2006225585937</text:p>
          </table:table-cell>
          <table:table-cell/>
          <table:table-cell table:formula="of:=INDEX([.$A$1:.$A$2072]; 1122; 1)" office:value-type="float" office:value="287094676992" calcext:value-type="float">
            <text:p>287094676992</text:p>
          </table:table-cell>
          <table:table-cell table:formula="of:=[.$G$7] * [.$F$1131] + [.$G$8]" office:value-type="float" office:value="-1.3108079507947" calcext:value-type="float">
            <text:p>-1.3108079507947</text:p>
          </table:table-cell>
          <table:table-cell/>
          <table:table-cell table:formula="of:=INDEX([.$C$1:.$C$2072]; 1122; 1)" office:value-type="float" office:value="188796457984" calcext:value-type="float">
            <text:p>188796457984</text:p>
          </table:table-cell>
          <table:table-cell table:formula="of:=[.$J$7] * [.$I$1131] + [.$J$8]" office:value-type="float" office:value="-88.3544246926904" calcext:value-type="float">
            <text:p>-88.3544246926904</text:p>
          </table:table-cell>
        </table:table-row>
        <table:table-row table:style-name="ro1">
          <table:table-cell office:value-type="float" office:value="287094677504" calcext:value-type="float">
            <text:p>287094677504</text:p>
          </table:table-cell>
          <table:table-cell office:value-type="float" office:value="-1.23071455955505" calcext:value-type="float">
            <text:p>-1.23071455955505</text:p>
          </table:table-cell>
          <table:table-cell office:value-type="float" office:value="188796405760" calcext:value-type="float">
            <text:p>188796405760</text:p>
          </table:table-cell>
          <table:table-cell office:value-type="float" office:value="-89.4723510742188" calcext:value-type="float">
            <text:p>-89.4723510742188</text:p>
          </table:table-cell>
          <table:table-cell/>
          <table:table-cell table:formula="of:=INDEX([.$A$1:.$A$2072]; 1123; 1)" office:value-type="float" office:value="287094676992" calcext:value-type="float">
            <text:p>287094676992</text:p>
          </table:table-cell>
          <table:table-cell table:formula="of:=[.$G$7] * [.$F$1132] + [.$G$8]" office:value-type="float" office:value="-1.3108079507947" calcext:value-type="float">
            <text:p>-1.3108079507947</text:p>
          </table:table-cell>
          <table:table-cell/>
          <table:table-cell table:formula="of:=INDEX([.$C$1:.$C$2072]; 1123; 1)" office:value-type="float" office:value="188796455424" calcext:value-type="float">
            <text:p>188796455424</text:p>
          </table:table-cell>
          <table:table-cell table:formula="of:=[.$J$7] * [.$I$1132] + [.$J$8]" office:value-type="float" office:value="-88.4768172930926" calcext:value-type="float">
            <text:p>-88.4768172930926</text:p>
          </table:table-cell>
        </table:table-row>
        <table:table-row table:style-name="ro1">
          <table:table-cell office:value-type="float" office:value="287094677248" calcext:value-type="float">
            <text:p>287094677248</text:p>
          </table:table-cell>
          <table:table-cell office:value-type="float" office:value="-1.22342646121979" calcext:value-type="float">
            <text:p>-1.22342646121979</text:p>
          </table:table-cell>
          <table:table-cell office:value-type="float" office:value="188796386304" calcext:value-type="float">
            <text:p>188796386304</text:p>
          </table:table-cell>
          <table:table-cell office:value-type="float" office:value="-90.3614273071289" calcext:value-type="float">
            <text:p>-90.3614273071289</text:p>
          </table:table-cell>
          <table:table-cell/>
          <table:table-cell table:formula="of:=INDEX([.$A$1:.$A$2072]; 1124; 1)" office:value-type="float" office:value="287094676992" calcext:value-type="float">
            <text:p>287094676992</text:p>
          </table:table-cell>
          <table:table-cell table:formula="of:=[.$G$7] * [.$F$1133] + [.$G$8]" office:value-type="float" office:value="-1.3108079507947" calcext:value-type="float">
            <text:p>-1.3108079507947</text:p>
          </table:table-cell>
          <table:table-cell/>
          <table:table-cell table:formula="of:=INDEX([.$C$1:.$C$2072]; 1124; 1)" office:value-type="float" office:value="188796452352" calcext:value-type="float">
            <text:p>188796452352</text:p>
          </table:table-cell>
          <table:table-cell table:formula="of:=[.$J$7] * [.$I$1133] + [.$J$8]" office:value-type="float" office:value="-88.6236884128302" calcext:value-type="float">
            <text:p>-88.6236884128302</text:p>
          </table:table-cell>
        </table:table-row>
        <table:table-row table:style-name="ro1">
          <table:table-cell office:value-type="float" office:value="287094676480" calcext:value-type="float">
            <text:p>287094676480</text:p>
          </table:table-cell>
          <table:table-cell office:value-type="float" office:value="-1.22796905040741" calcext:value-type="float">
            <text:p>-1.22796905040741</text:p>
          </table:table-cell>
          <table:table-cell office:value-type="float" office:value="188796379648" calcext:value-type="float">
            <text:p>188796379648</text:p>
          </table:table-cell>
          <table:table-cell office:value-type="float" office:value="-90.6813278198242" calcext:value-type="float">
            <text:p>-90.6813278198242</text:p>
          </table:table-cell>
          <table:table-cell/>
          <table:table-cell table:formula="of:=INDEX([.$A$1:.$A$2072]; 1125; 1)" office:value-type="float" office:value="287094676992" calcext:value-type="float">
            <text:p>287094676992</text:p>
          </table:table-cell>
          <table:table-cell table:formula="of:=[.$G$7] * [.$F$1134] + [.$G$8]" office:value-type="float" office:value="-1.3108079507947" calcext:value-type="float">
            <text:p>-1.3108079507947</text:p>
          </table:table-cell>
          <table:table-cell/>
          <table:table-cell table:formula="of:=INDEX([.$C$1:.$C$2072]; 1125; 1)" office:value-type="float" office:value="188796449024" calcext:value-type="float">
            <text:p>188796449024</text:p>
          </table:table-cell>
          <table:table-cell table:formula="of:=[.$J$7] * [.$I$1134] + [.$J$8]" office:value-type="float" office:value="-88.7827987950295" calcext:value-type="float">
            <text:p>-88.7827987950295</text:p>
          </table:table-cell>
        </table:table-row>
        <table:table-row table:style-name="ro1">
          <table:table-cell office:value-type="float" office:value="287094676224" calcext:value-type="float">
            <text:p>287094676224</text:p>
          </table:table-cell>
          <table:table-cell office:value-type="float" office:value="-1.24232125282288" calcext:value-type="float">
            <text:p>-1.24232125282288</text:p>
          </table:table-cell>
          <table:table-cell office:value-type="float" office:value="188796372480" calcext:value-type="float">
            <text:p>188796372480</text:p>
          </table:table-cell>
          <table:table-cell office:value-type="float" office:value="-91.0108108520508" calcext:value-type="float">
            <text:p>-91.0108108520508</text:p>
          </table:table-cell>
          <table:table-cell/>
          <table:table-cell table:formula="of:=INDEX([.$A$1:.$A$2072]; 1126; 1)" office:value-type="float" office:value="287094676992" calcext:value-type="float">
            <text:p>287094676992</text:p>
          </table:table-cell>
          <table:table-cell table:formula="of:=[.$G$7] * [.$F$1135] + [.$G$8]" office:value-type="float" office:value="-1.3108079507947" calcext:value-type="float">
            <text:p>-1.3108079507947</text:p>
          </table:table-cell>
          <table:table-cell/>
          <table:table-cell table:formula="of:=INDEX([.$C$1:.$C$2072]; 1126; 1)" office:value-type="float" office:value="188796445440" calcext:value-type="float">
            <text:p>188796445440</text:p>
          </table:table-cell>
          <table:table-cell table:formula="of:=[.$J$7] * [.$I$1135] + [.$J$8]" office:value-type="float" office:value="-88.9541484359652" calcext:value-type="float">
            <text:p>-88.9541484359652</text:p>
          </table:table-cell>
        </table:table-row>
        <table:table-row table:style-name="ro1">
          <table:table-cell office:value-type="float" office:value="287094675968" calcext:value-type="float">
            <text:p>287094675968</text:p>
          </table:table-cell>
          <table:table-cell office:value-type="float" office:value="-1.26643872261047" calcext:value-type="float">
            <text:p>-1.26643872261047</text:p>
          </table:table-cell>
          <table:table-cell office:value-type="float" office:value="188796349696" calcext:value-type="float">
            <text:p>188796349696</text:p>
          </table:table-cell>
          <table:table-cell office:value-type="float" office:value="-92.0680618286133" calcext:value-type="float">
            <text:p>-92.0680618286133</text:p>
          </table:table-cell>
          <table:table-cell/>
          <table:table-cell table:formula="of:=INDEX([.$A$1:.$A$2072]; 1127; 1)" office:value-type="float" office:value="287094677248" calcext:value-type="float">
            <text:p>287094677248</text:p>
          </table:table-cell>
          <table:table-cell table:formula="of:=[.$G$7] * [.$F$1136] + [.$G$8]" office:value-type="float" office:value="-1.29857797175646" calcext:value-type="float">
            <text:p>-1.29857797175646</text:p>
          </table:table-cell>
          <table:table-cell/>
          <table:table-cell table:formula="of:=INDEX([.$C$1:.$C$2072]; 1127; 1)" office:value-type="float" office:value="188796441600" calcext:value-type="float">
            <text:p>188796441600</text:p>
          </table:table-cell>
          <table:table-cell table:formula="of:=[.$J$7] * [.$I$1136] + [.$J$8]" office:value-type="float" office:value="-89.1377373356372" calcext:value-type="float">
            <text:p>-89.1377373356372</text:p>
          </table:table-cell>
        </table:table-row>
        <table:table-row table:style-name="ro1">
          <table:table-cell office:value-type="float" office:value="287094675712" calcext:value-type="float">
            <text:p>287094675712</text:p>
          </table:table-cell>
          <table:table-cell office:value-type="float" office:value="-1.27302229404449" calcext:value-type="float">
            <text:p>-1.27302229404449</text:p>
          </table:table-cell>
          <table:table-cell office:value-type="float" office:value="188796341504" calcext:value-type="float">
            <text:p>188796341504</text:p>
          </table:table-cell>
          <table:table-cell office:value-type="float" office:value="-92.4425582885742" calcext:value-type="float">
            <text:p>-92.4425582885742</text:p>
          </table:table-cell>
          <table:table-cell/>
          <table:table-cell table:formula="of:=INDEX([.$A$1:.$A$2072]; 1128; 1)" office:value-type="float" office:value="287094677248" calcext:value-type="float">
            <text:p>287094677248</text:p>
          </table:table-cell>
          <table:table-cell table:formula="of:=[.$G$7] * [.$F$1137] + [.$G$8]" office:value-type="float" office:value="-1.29857797175646" calcext:value-type="float">
            <text:p>-1.29857797175646</text:p>
          </table:table-cell>
          <table:table-cell/>
          <table:table-cell table:formula="of:=INDEX([.$C$1:.$C$2072]; 1128; 1)" office:value-type="float" office:value="188796437248" calcext:value-type="float">
            <text:p>188796437248</text:p>
          </table:table-cell>
          <table:table-cell table:formula="of:=[.$J$7] * [.$I$1137] + [.$J$8]" office:value-type="float" office:value="-89.3458047583699" calcext:value-type="float">
            <text:p>-89.3458047583699</text:p>
          </table:table-cell>
        </table:table-row>
        <table:table-row table:style-name="ro1">
          <table:table-cell office:value-type="float" office:value="287094675456" calcext:value-type="float">
            <text:p>287094675456</text:p>
          </table:table-cell>
          <table:table-cell office:value-type="float" office:value="-1.28727293014526" calcext:value-type="float">
            <text:p>-1.28727293014526</text:p>
          </table:table-cell>
          <table:table-cell office:value-type="float" office:value="188796324864" calcext:value-type="float">
            <text:p>188796324864</text:p>
          </table:table-cell>
          <table:table-cell office:value-type="float" office:value="-93.2236175537109" calcext:value-type="float">
            <text:p>-93.2236175537109</text:p>
          </table:table-cell>
          <table:table-cell/>
          <table:table-cell table:formula="of:=INDEX([.$A$1:.$A$2072]; 1129; 1)" office:value-type="float" office:value="287094677248" calcext:value-type="float">
            <text:p>287094677248</text:p>
          </table:table-cell>
          <table:table-cell table:formula="of:=[.$G$7] * [.$F$1138] + [.$G$8]" office:value-type="float" office:value="-1.29857797175646" calcext:value-type="float">
            <text:p>-1.29857797175646</text:p>
          </table:table-cell>
          <table:table-cell/>
          <table:table-cell table:formula="of:=INDEX([.$C$1:.$C$2072]; 1129; 1)" office:value-type="float" office:value="188796422656" calcext:value-type="float">
            <text:p>188796422656</text:p>
          </table:table-cell>
          <table:table-cell table:formula="of:=[.$J$7] * [.$I$1138] + [.$J$8]" office:value-type="float" office:value="-90.0434425808489" calcext:value-type="float">
            <text:p>-90.0434425808489</text:p>
          </table:table-cell>
        </table:table-row>
        <table:table-row table:style-name="ro1">
          <table:table-cell office:value-type="float" office:value="287094674944" calcext:value-type="float">
            <text:p>287094674944</text:p>
          </table:table-cell>
          <table:table-cell office:value-type="float" office:value="-1.29476714134216" calcext:value-type="float">
            <text:p>-1.29476714134216</text:p>
          </table:table-cell>
          <table:table-cell office:value-type="float" office:value="188796316416" calcext:value-type="float">
            <text:p>188796316416</text:p>
          </table:table-cell>
          <table:table-cell office:value-type="float" office:value="-93.6266174316406" calcext:value-type="float">
            <text:p>-93.6266174316406</text:p>
          </table:table-cell>
          <table:table-cell/>
          <table:table-cell table:formula="of:=INDEX([.$A$1:.$A$2072]; 1130; 1)" office:value-type="float" office:value="287094677248" calcext:value-type="float">
            <text:p>287094677248</text:p>
          </table:table-cell>
          <table:table-cell table:formula="of:=[.$G$7] * [.$F$1139] + [.$G$8]" office:value-type="float" office:value="-1.29857797175646" calcext:value-type="float">
            <text:p>-1.29857797175646</text:p>
          </table:table-cell>
          <table:table-cell/>
          <table:table-cell table:formula="of:=INDEX([.$C$1:.$C$2072]; 1130; 1)" office:value-type="float" office:value="188796417280" calcext:value-type="float">
            <text:p>188796417280</text:p>
          </table:table-cell>
          <table:table-cell table:formula="of:=[.$J$7] * [.$I$1139] + [.$J$8]" office:value-type="float" office:value="-90.3004670422524" calcext:value-type="float">
            <text:p>-90.3004670422524</text:p>
          </table:table-cell>
        </table:table-row>
        <table:table-row table:style-name="ro1">
          <table:table-cell office:value-type="float" office:value="287094673920" calcext:value-type="float">
            <text:p>287094673920</text:p>
          </table:table-cell>
          <table:table-cell office:value-type="float" office:value="-1.3098064661026" calcext:value-type="float">
            <text:p>-1.3098064661026</text:p>
          </table:table-cell>
          <table:table-cell office:value-type="float" office:value="188796307968" calcext:value-type="float">
            <text:p>188796307968</text:p>
          </table:table-cell>
          <table:table-cell office:value-type="float" office:value="-94.0326309204102" calcext:value-type="float">
            <text:p>-94.0326309204102</text:p>
          </table:table-cell>
          <table:table-cell/>
          <table:table-cell table:formula="of:=INDEX([.$A$1:.$A$2072]; 1131; 1)" office:value-type="float" office:value="287094677504" calcext:value-type="float">
            <text:p>287094677504</text:p>
          </table:table-cell>
          <table:table-cell table:formula="of:=[.$G$7] * [.$F$1140] + [.$G$8]" office:value-type="float" office:value="-1.28634799271822" calcext:value-type="float">
            <text:p>-1.28634799271822</text:p>
          </table:table-cell>
          <table:table-cell/>
          <table:table-cell table:formula="of:=INDEX([.$C$1:.$C$2072]; 1131; 1)" office:value-type="float" office:value="188796411648" calcext:value-type="float">
            <text:p>188796411648</text:p>
          </table:table-cell>
          <table:table-cell table:formula="of:=[.$J$7] * [.$I$1140] + [.$J$8]" office:value-type="float" office:value="-90.5697307642549" calcext:value-type="float">
            <text:p>-90.5697307642549</text:p>
          </table:table-cell>
        </table:table-row>
        <table:table-row table:style-name="ro1">
          <table:table-cell office:value-type="float" office:value="287094671616" calcext:value-type="float">
            <text:p>287094671616</text:p>
          </table:table-cell>
          <table:table-cell office:value-type="float" office:value="-1.36902809143066" calcext:value-type="float">
            <text:p>-1.36902809143066</text:p>
          </table:table-cell>
          <table:table-cell office:value-type="float" office:value="188796291584" calcext:value-type="float">
            <text:p>188796291584</text:p>
          </table:table-cell>
          <table:table-cell office:value-type="float" office:value="-94.8410110473633" calcext:value-type="float">
            <text:p>-94.8410110473633</text:p>
          </table:table-cell>
          <table:table-cell/>
          <table:table-cell table:formula="of:=INDEX([.$A$1:.$A$2072]; 1132; 1)" office:value-type="float" office:value="287094677504" calcext:value-type="float">
            <text:p>287094677504</text:p>
          </table:table-cell>
          <table:table-cell table:formula="of:=[.$G$7] * [.$F$1141] + [.$G$8]" office:value-type="float" office:value="-1.28634799271822" calcext:value-type="float">
            <text:p>-1.28634799271822</text:p>
          </table:table-cell>
          <table:table-cell/>
          <table:table-cell table:formula="of:=INDEX([.$C$1:.$C$2072]; 1132; 1)" office:value-type="float" office:value="188796405760" calcext:value-type="float">
            <text:p>188796405760</text:p>
          </table:table-cell>
          <table:table-cell table:formula="of:=[.$J$7] * [.$I$1141] + [.$J$8]" office:value-type="float" office:value="-90.8512337468565" calcext:value-type="float">
            <text:p>-90.8512337468565</text:p>
          </table:table-cell>
        </table:table-row>
        <table:table-row table:style-name="ro1">
          <table:table-cell office:value-type="float" office:value="287094669568" calcext:value-type="float">
            <text:p>287094669568</text:p>
          </table:table-cell>
          <table:table-cell office:value-type="float" office:value="-1.41422355175018" calcext:value-type="float">
            <text:p>-1.41422355175018</text:p>
          </table:table-cell>
          <table:table-cell office:value-type="float" office:value="188796283648" calcext:value-type="float">
            <text:p>188796283648</text:p>
          </table:table-cell>
          <table:table-cell office:value-type="float" office:value="-95.2372131347656" calcext:value-type="float">
            <text:p>-95.2372131347656</text:p>
          </table:table-cell>
          <table:table-cell/>
          <table:table-cell table:formula="of:=INDEX([.$A$1:.$A$2072]; 1133; 1)" office:value-type="float" office:value="287094677248" calcext:value-type="float">
            <text:p>287094677248</text:p>
          </table:table-cell>
          <table:table-cell table:formula="of:=[.$G$7] * [.$F$1142] + [.$G$8]" office:value-type="float" office:value="-1.29857797175646" calcext:value-type="float">
            <text:p>-1.29857797175646</text:p>
          </table:table-cell>
          <table:table-cell/>
          <table:table-cell table:formula="of:=INDEX([.$C$1:.$C$2072]; 1133; 1)" office:value-type="float" office:value="188796386304" calcext:value-type="float">
            <text:p>188796386304</text:p>
          </table:table-cell>
          <table:table-cell table:formula="of:=[.$J$7] * [.$I$1142] + [.$J$8]" office:value-type="float" office:value="-91.7814175114036" calcext:value-type="float">
            <text:p>-91.7814175114036</text:p>
          </table:table-cell>
        </table:table-row>
        <table:table-row table:style-name="ro1">
          <table:table-cell office:value-type="float" office:value="287094661632" calcext:value-type="float">
            <text:p>287094661632</text:p>
          </table:table-cell>
          <table:table-cell office:value-type="float" office:value="-1.63301742076874" calcext:value-type="float">
            <text:p>-1.63301742076874</text:p>
          </table:table-cell>
          <table:table-cell office:value-type="float" office:value="188796260864" calcext:value-type="float">
            <text:p>188796260864</text:p>
          </table:table-cell>
          <table:table-cell office:value-type="float" office:value="-96.374382019043" calcext:value-type="float">
            <text:p>-96.374382019043</text:p>
          </table:table-cell>
          <table:table-cell/>
          <table:table-cell table:formula="of:=INDEX([.$A$1:.$A$2072]; 1134; 1)" office:value-type="float" office:value="287094676480" calcext:value-type="float">
            <text:p>287094676480</text:p>
          </table:table-cell>
          <table:table-cell table:formula="of:=[.$G$7] * [.$F$1143] + [.$G$8]" office:value-type="float" office:value="-1.33526790887117" calcext:value-type="float">
            <text:p>-1.33526790887117</text:p>
          </table:table-cell>
          <table:table-cell/>
          <table:table-cell table:formula="of:=INDEX([.$C$1:.$C$2072]; 1134; 1)" office:value-type="float" office:value="188796379648" calcext:value-type="float">
            <text:p>188796379648</text:p>
          </table:table-cell>
          <table:table-cell table:formula="of:=[.$J$7] * [.$I$1143] + [.$J$8]" office:value-type="float" office:value="-92.0996382739395" calcext:value-type="float">
            <text:p>-92.0996382739395</text:p>
          </table:table-cell>
        </table:table-row>
        <table:table-row table:style-name="ro1">
          <table:table-cell office:value-type="float" office:value="287094658304" calcext:value-type="float">
            <text:p>287094658304</text:p>
          </table:table-cell>
          <table:table-cell office:value-type="float" office:value="-1.73917520046234" calcext:value-type="float">
            <text:p>-1.73917520046234</text:p>
          </table:table-cell>
          <table:table-cell office:value-type="float" office:value="188796253696" calcext:value-type="float">
            <text:p>188796253696</text:p>
          </table:table-cell>
          <table:table-cell office:value-type="float" office:value="-96.7361602783203" calcext:value-type="float">
            <text:p>-96.7361602783203</text:p>
          </table:table-cell>
          <table:table-cell/>
          <table:table-cell table:formula="of:=INDEX([.$A$1:.$A$2072]; 1135; 1)" office:value-type="float" office:value="287094676224" calcext:value-type="float">
            <text:p>287094676224</text:p>
          </table:table-cell>
          <table:table-cell table:formula="of:=[.$G$7] * [.$F$1144] + [.$G$8]" office:value-type="float" office:value="-1.34749788790941" calcext:value-type="float">
            <text:p>-1.34749788790941</text:p>
          </table:table-cell>
          <table:table-cell/>
          <table:table-cell table:formula="of:=INDEX([.$C$1:.$C$2072]; 1135; 1)" office:value-type="float" office:value="188796372480" calcext:value-type="float">
            <text:p>188796372480</text:p>
          </table:table-cell>
          <table:table-cell table:formula="of:=[.$J$7] * [.$I$1144] + [.$J$8]" office:value-type="float" office:value="-92.4423375558108" calcext:value-type="float">
            <text:p>-92.4423375558108</text:p>
          </table:table-cell>
        </table:table-row>
        <table:table-row table:style-name="ro1">
          <table:table-cell office:value-type="float" office:value="287094654208" calcext:value-type="float">
            <text:p>287094654208</text:p>
          </table:table-cell>
          <table:table-cell office:value-type="float" office:value="-1.86199414730072" calcext:value-type="float">
            <text:p>-1.86199414730072</text:p>
          </table:table-cell>
          <table:table-cell office:value-type="float" office:value="188796246784" calcext:value-type="float">
            <text:p>188796246784</text:p>
          </table:table-cell>
          <table:table-cell office:value-type="float" office:value="-97.0914840698242" calcext:value-type="float">
            <text:p>-97.0914840698242</text:p>
          </table:table-cell>
          <table:table-cell/>
          <table:table-cell table:formula="of:=INDEX([.$A$1:.$A$2072]; 1136; 1)" office:value-type="float" office:value="287094675968" calcext:value-type="float">
            <text:p>287094675968</text:p>
          </table:table-cell>
          <table:table-cell table:formula="of:=[.$G$7] * [.$F$1145] + [.$G$8]" office:value-type="float" office:value="-1.35972786694765" calcext:value-type="float">
            <text:p>-1.35972786694765</text:p>
          </table:table-cell>
          <table:table-cell/>
          <table:table-cell table:formula="of:=INDEX([.$C$1:.$C$2072]; 1136; 1)" office:value-type="float" office:value="188796349696" calcext:value-type="float">
            <text:p>188796349696</text:p>
          </table:table-cell>
          <table:table-cell table:formula="of:=[.$J$7] * [.$I$1145] + [.$J$8]" office:value-type="float" office:value="-93.5316317025572" calcext:value-type="float">
            <text:p>-93.5316317025572</text:p>
          </table:table-cell>
        </table:table-row>
        <table:table-row table:style-name="ro1">
          <table:table-cell office:value-type="float" office:value="287094649600" calcext:value-type="float">
            <text:p>287094649600</text:p>
          </table:table-cell>
          <table:table-cell office:value-type="float" office:value="-2.00496816635132" calcext:value-type="float">
            <text:p>-2.00496816635132</text:p>
          </table:table-cell>
          <table:table-cell office:value-type="float" office:value="188796240128" calcext:value-type="float">
            <text:p>188796240128</text:p>
          </table:table-cell>
          <table:table-cell office:value-type="float" office:value="-97.4384384155274" calcext:value-type="float">
            <text:p>-97.4384384155274</text:p>
          </table:table-cell>
          <table:table-cell/>
          <table:table-cell table:formula="of:=INDEX([.$A$1:.$A$2072]; 1137; 1)" office:value-type="float" office:value="287094675712" calcext:value-type="float">
            <text:p>287094675712</text:p>
          </table:table-cell>
          <table:table-cell table:formula="of:=[.$G$7] * [.$F$1146] + [.$G$8]" office:value-type="float" office:value="-1.37195784412324" calcext:value-type="float">
            <text:p>-1.37195784412324</text:p>
          </table:table-cell>
          <table:table-cell/>
          <table:table-cell table:formula="of:=INDEX([.$C$1:.$C$2072]; 1137; 1)" office:value-type="float" office:value="188796341504" calcext:value-type="float">
            <text:p>188796341504</text:p>
          </table:table-cell>
          <table:table-cell table:formula="of:=[.$J$7] * [.$I$1146] + [.$J$8]" office:value-type="float" office:value="-93.923288024962" calcext:value-type="float">
            <text:p>-93.923288024962</text:p>
          </table:table-cell>
        </table:table-row>
        <table:table-row table:style-name="ro1">
          <table:table-cell office:value-type="float" office:value="287094639360" calcext:value-type="float">
            <text:p>287094639360</text:p>
          </table:table-cell>
          <table:table-cell office:value-type="float" office:value="-2.35269165039062" calcext:value-type="float">
            <text:p>-2.35269165039062</text:p>
          </table:table-cell>
          <table:table-cell office:value-type="float" office:value="188796228096" calcext:value-type="float">
            <text:p>188796228096</text:p>
          </table:table-cell>
          <table:table-cell office:value-type="float" office:value="-98.0966186523438" calcext:value-type="float">
            <text:p>-98.0966186523438</text:p>
          </table:table-cell>
          <table:table-cell/>
          <table:table-cell table:formula="of:=INDEX([.$A$1:.$A$2072]; 1138; 1)" office:value-type="float" office:value="287094675456" calcext:value-type="float">
            <text:p>287094675456</text:p>
          </table:table-cell>
          <table:table-cell table:formula="of:=[.$G$7] * [.$F$1147] + [.$G$8]" office:value-type="float" office:value="-1.38418782316148" calcext:value-type="float">
            <text:p>-1.38418782316148</text:p>
          </table:table-cell>
          <table:table-cell/>
          <table:table-cell table:formula="of:=INDEX([.$C$1:.$C$2072]; 1138; 1)" office:value-type="float" office:value="188796324864" calcext:value-type="float">
            <text:p>188796324864</text:p>
          </table:table-cell>
          <table:table-cell table:formula="of:=[.$J$7] * [.$I$1147] + [.$J$8]" office:value-type="float" office:value="-94.7188399285078" calcext:value-type="float">
            <text:p>-94.7188399285078</text:p>
          </table:table-cell>
        </table:table-row>
        <table:table-row table:style-name="ro1">
          <table:table-cell office:value-type="float" office:value="287094628096" calcext:value-type="float">
            <text:p>287094628096</text:p>
          </table:table-cell>
          <table:table-cell office:value-type="float" office:value="-2.76631259918213" calcext:value-type="float">
            <text:p>-2.76631259918213</text:p>
          </table:table-cell>
          <table:table-cell office:value-type="float" office:value="188796218112" calcext:value-type="float">
            <text:p>188796218112</text:p>
          </table:table-cell>
          <table:table-cell office:value-type="float" office:value="-98.6937026977539" calcext:value-type="float">
            <text:p>-98.6937026977539</text:p>
          </table:table-cell>
          <table:table-cell/>
          <table:table-cell table:formula="of:=INDEX([.$A$1:.$A$2072]; 1139; 1)" office:value-type="float" office:value="287094674944" calcext:value-type="float">
            <text:p>287094674944</text:p>
          </table:table-cell>
          <table:table-cell table:formula="of:=[.$G$7] * [.$F$1148] + [.$G$8]" office:value-type="float" office:value="-1.40864778123796" calcext:value-type="float">
            <text:p>-1.40864778123796</text:p>
          </table:table-cell>
          <table:table-cell/>
          <table:table-cell table:formula="of:=INDEX([.$C$1:.$C$2072]; 1139; 1)" office:value-type="float" office:value="188796316416" calcext:value-type="float">
            <text:p>188796316416</text:p>
          </table:table-cell>
          <table:table-cell table:formula="of:=[.$J$7] * [.$I$1148] + [.$J$8]" office:value-type="float" office:value="-95.1227355115116" calcext:value-type="float">
            <text:p>-95.1227355115116</text:p>
          </table:table-cell>
        </table:table-row>
        <table:table-row table:style-name="ro1">
          <table:table-cell office:value-type="float" office:value="287094621952" calcext:value-type="float">
            <text:p>287094621952</text:p>
          </table:table-cell>
          <table:table-cell office:value-type="float" office:value="-2.99534392356873" calcext:value-type="float">
            <text:p>-2.99534392356873</text:p>
          </table:table-cell>
          <table:table-cell office:value-type="float" office:value="188796213760" calcext:value-type="float">
            <text:p>188796213760</text:p>
          </table:table-cell>
          <table:table-cell office:value-type="float" office:value="-98.9572525024414" calcext:value-type="float">
            <text:p>-98.9572525024414</text:p>
          </table:table-cell>
          <table:table-cell/>
          <table:table-cell table:formula="of:=INDEX([.$A$1:.$A$2072]; 1140; 1)" office:value-type="float" office:value="287094673920" calcext:value-type="float">
            <text:p>287094673920</text:p>
          </table:table-cell>
          <table:table-cell table:formula="of:=[.$G$7] * [.$F$1149] + [.$G$8]" office:value-type="float" office:value="-1.45756769552827" calcext:value-type="float">
            <text:p>-1.45756769552827</text:p>
          </table:table-cell>
          <table:table-cell/>
          <table:table-cell table:formula="of:=INDEX([.$C$1:.$C$2072]; 1140; 1)" office:value-type="float" office:value="188796307968" calcext:value-type="float">
            <text:p>188796307968</text:p>
          </table:table-cell>
          <table:table-cell table:formula="of:=[.$J$7] * [.$I$1149] + [.$J$8]" office:value-type="float" office:value="-95.5266310926527" calcext:value-type="float">
            <text:p>-95.5266310926527</text:p>
          </table:table-cell>
        </table:table-row>
        <table:table-row table:style-name="ro1">
          <table:table-cell office:value-type="float" office:value="287094615808" calcext:value-type="float">
            <text:p>287094615808</text:p>
          </table:table-cell>
          <table:table-cell office:value-type="float" office:value="-3.23568320274353" calcext:value-type="float">
            <text:p>-3.23568320274353</text:p>
          </table:table-cell>
          <table:table-cell office:value-type="float" office:value="188796210432" calcext:value-type="float">
            <text:p>188796210432</text:p>
          </table:table-cell>
          <table:table-cell office:value-type="float" office:value="-99.1973876953125" calcext:value-type="float">
            <text:p>-99.1973876953125</text:p>
          </table:table-cell>
          <table:table-cell/>
          <table:table-cell table:formula="of:=INDEX([.$A$1:.$A$2072]; 1141; 1)" office:value-type="float" office:value="287094671616" calcext:value-type="float">
            <text:p>287094671616</text:p>
          </table:table-cell>
          <table:table-cell table:formula="of:=[.$G$7] * [.$F$1150] + [.$G$8]" office:value-type="float" office:value="-1.56763750500977" calcext:value-type="float">
            <text:p>-1.56763750500977</text:p>
          </table:table-cell>
          <table:table-cell/>
          <table:table-cell table:formula="of:=INDEX([.$C$1:.$C$2072]; 1141; 1)" office:value-type="float" office:value="188796291584" calcext:value-type="float">
            <text:p>188796291584</text:p>
          </table:table-cell>
          <table:table-cell table:formula="of:=[.$J$7] * [.$I$1150] + [.$J$8]" office:value-type="float" office:value="-96.3099437374622" calcext:value-type="float">
            <text:p>-96.3099437374622</text:p>
          </table:table-cell>
        </table:table-row>
        <table:table-row table:style-name="ro1">
          <table:table-cell office:value-type="float" office:value="287094609408" calcext:value-type="float">
            <text:p>287094609408</text:p>
          </table:table-cell>
          <table:table-cell office:value-type="float" office:value="-3.48491621017456" calcext:value-type="float">
            <text:p>-3.48491621017456</text:p>
          </table:table-cell>
          <table:table-cell office:value-type="float" office:value="188796207616" calcext:value-type="float">
            <text:p>188796207616</text:p>
          </table:table-cell>
          <table:table-cell office:value-type="float" office:value="-99.4100875854492" calcext:value-type="float">
            <text:p>-99.4100875854492</text:p>
          </table:table-cell>
          <table:table-cell/>
          <table:table-cell table:formula="of:=INDEX([.$A$1:.$A$2072]; 1142; 1)" office:value-type="float" office:value="287094669568" calcext:value-type="float">
            <text:p>287094669568</text:p>
          </table:table-cell>
          <table:table-cell table:formula="of:=[.$G$7] * [.$F$1151] + [.$G$8]" office:value-type="float" office:value="-1.66547733545303" calcext:value-type="float">
            <text:p>-1.66547733545303</text:p>
          </table:table-cell>
          <table:table-cell/>
          <table:table-cell table:formula="of:=INDEX([.$C$1:.$C$2072]; 1142; 1)" office:value-type="float" office:value="188796283648" calcext:value-type="float">
            <text:p>188796283648</text:p>
          </table:table-cell>
          <table:table-cell table:formula="of:=[.$J$7] * [.$I$1151] + [.$J$8]" office:value-type="float" office:value="-96.6893607992679" calcext:value-type="float">
            <text:p>-96.6893607992679</text:p>
          </table:table-cell>
        </table:table-row>
        <table:table-row table:style-name="ro1">
          <table:table-cell office:value-type="float" office:value="287094597376" calcext:value-type="float">
            <text:p>287094597376</text:p>
          </table:table-cell>
          <table:table-cell office:value-type="float" office:value="-4.00558757781982" calcext:value-type="float">
            <text:p>-4.00558757781982</text:p>
          </table:table-cell>
          <table:table-cell office:value-type="float" office:value="188796201472" calcext:value-type="float">
            <text:p>188796201472</text:p>
          </table:table-cell>
          <table:table-cell office:value-type="float" office:value="-99.7642364501953" calcext:value-type="float">
            <text:p>-99.7642364501953</text:p>
          </table:table-cell>
          <table:table-cell/>
          <table:table-cell table:formula="of:=INDEX([.$A$1:.$A$2072]; 1143; 1)" office:value-type="float" office:value="287094661632" calcext:value-type="float">
            <text:p>287094661632</text:p>
          </table:table-cell>
          <table:table-cell table:formula="of:=[.$G$7] * [.$F$1152] + [.$G$8]" office:value-type="float" office:value="-2.0446066763252" calcext:value-type="float">
            <text:p>-2.0446066763252</text:p>
          </table:table-cell>
          <table:table-cell/>
          <table:table-cell table:formula="of:=INDEX([.$C$1:.$C$2072]; 1143; 1)" office:value-type="float" office:value="188796260864" calcext:value-type="float">
            <text:p>188796260864</text:p>
          </table:table-cell>
          <table:table-cell table:formula="of:=[.$J$7] * [.$I$1152] + [.$J$8]" office:value-type="float" office:value="-97.7786549460143" calcext:value-type="float">
            <text:p>-97.7786549460143</text:p>
          </table:table-cell>
        </table:table-row>
        <table:table-row table:style-name="ro1">
          <table:table-cell office:value-type="float" office:value="287094592256" calcext:value-type="float">
            <text:p>287094592256</text:p>
          </table:table-cell>
          <table:table-cell office:value-type="float" office:value="-4.26701974868774" calcext:value-type="float">
            <text:p>-4.26701974868774</text:p>
          </table:table-cell>
          <table:table-cell office:value-type="float" office:value="188796197376" calcext:value-type="float">
            <text:p>188796197376</text:p>
          </table:table-cell>
          <table:table-cell office:value-type="float" office:value="-99.9418563842773" calcext:value-type="float">
            <text:p>-99.9418563842773</text:p>
          </table:table-cell>
          <table:table-cell/>
          <table:table-cell table:formula="of:=INDEX([.$A$1:.$A$2072]; 1144; 1)" office:value-type="float" office:value="287094658304" calcext:value-type="float">
            <text:p>287094658304</text:p>
          </table:table-cell>
          <table:table-cell table:formula="of:=[.$G$7] * [.$F$1153] + [.$G$8]" office:value-type="float" office:value="-2.20359640009701" calcext:value-type="float">
            <text:p>-2.20359640009701</text:p>
          </table:table-cell>
          <table:table-cell/>
          <table:table-cell table:formula="of:=INDEX([.$C$1:.$C$2072]; 1144; 1)" office:value-type="float" office:value="188796253696" calcext:value-type="float">
            <text:p>188796253696</text:p>
          </table:table-cell>
          <table:table-cell table:formula="of:=[.$J$7] * [.$I$1153] + [.$J$8]" office:value-type="float" office:value="-98.1213542278856" calcext:value-type="float">
            <text:p>-98.1213542278856</text:p>
          </table:table-cell>
        </table:table-row>
        <table:table-row table:style-name="ro1">
          <table:table-cell office:value-type="float" office:value="287094586880" calcext:value-type="float">
            <text:p>287094586880</text:p>
          </table:table-cell>
          <table:table-cell office:value-type="float" office:value="-4.51900672912598" calcext:value-type="float">
            <text:p>-4.51900672912598</text:p>
          </table:table-cell>
          <table:table-cell office:value-type="float" office:value="188796193024" calcext:value-type="float">
            <text:p>188796193024</text:p>
          </table:table-cell>
          <table:table-cell office:value-type="float" office:value="-100.133659362793" calcext:value-type="float">
            <text:p>-100.133659362793</text:p>
          </table:table-cell>
          <table:table-cell/>
          <table:table-cell table:formula="of:=INDEX([.$A$1:.$A$2072]; 1145; 1)" office:value-type="float" office:value="287094654208" calcext:value-type="float">
            <text:p>287094654208</text:p>
          </table:table-cell>
          <table:table-cell table:formula="of:=[.$G$7] * [.$F$1154] + [.$G$8]" office:value-type="float" office:value="-2.39927606098354" calcext:value-type="float">
            <text:p>-2.39927606098354</text:p>
          </table:table-cell>
          <table:table-cell/>
          <table:table-cell table:formula="of:=INDEX([.$C$1:.$C$2072]; 1145; 1)" office:value-type="float" office:value="188796246784" calcext:value-type="float">
            <text:p>188796246784</text:p>
          </table:table-cell>
          <table:table-cell table:formula="of:=[.$J$7] * [.$I$1154] + [.$J$8]" office:value-type="float" office:value="-98.4518142510206" calcext:value-type="float">
            <text:p>-98.4518142510206</text:p>
          </table:table-cell>
        </table:table-row>
        <table:table-row table:style-name="ro1">
          <table:table-cell office:value-type="float" office:value="287094581760" calcext:value-type="float">
            <text:p>287094581760</text:p>
          </table:table-cell>
          <table:table-cell office:value-type="float" office:value="-4.76867246627808" calcext:value-type="float">
            <text:p>-4.76867246627808</text:p>
          </table:table-cell>
          <table:table-cell office:value-type="float" office:value="188796188672" calcext:value-type="float">
            <text:p>188796188672</text:p>
          </table:table-cell>
          <table:table-cell office:value-type="float" office:value="-100.334587097168" calcext:value-type="float">
            <text:p>-100.334587097168</text:p>
          </table:table-cell>
          <table:table-cell/>
          <table:table-cell table:formula="of:=INDEX([.$A$1:.$A$2072]; 1146; 1)" office:value-type="float" office:value="287094649600" calcext:value-type="float">
            <text:p>287094649600</text:p>
          </table:table-cell>
          <table:table-cell table:formula="of:=[.$G$7] * [.$F$1155] + [.$G$8]" office:value-type="float" office:value="-2.6194156780839" calcext:value-type="float">
            <text:p>-2.6194156780839</text:p>
          </table:table-cell>
          <table:table-cell/>
          <table:table-cell table:formula="of:=INDEX([.$C$1:.$C$2072]; 1146; 1)" office:value-type="float" office:value="188796240128" calcext:value-type="float">
            <text:p>188796240128</text:p>
          </table:table-cell>
          <table:table-cell table:formula="of:=[.$J$7] * [.$I$1155] + [.$J$8]" office:value-type="float" office:value="-98.7700350116938" calcext:value-type="float">
            <text:p>-98.7700350116938</text:p>
          </table:table-cell>
        </table:table-row>
        <table:table-row table:style-name="ro1">
          <table:table-cell office:value-type="float" office:value="287094576128" calcext:value-type="float">
            <text:p>287094576128</text:p>
          </table:table-cell>
          <table:table-cell office:value-type="float" office:value="-5.02078914642334" calcext:value-type="float">
            <text:p>-5.02078914642334</text:p>
          </table:table-cell>
          <table:table-cell office:value-type="float" office:value="188796184320" calcext:value-type="float">
            <text:p>188796184320</text:p>
          </table:table-cell>
          <table:table-cell office:value-type="float" office:value="-100.539108276367" calcext:value-type="float">
            <text:p>-100.539108276367</text:p>
          </table:table-cell>
          <table:table-cell/>
          <table:table-cell table:formula="of:=INDEX([.$A$1:.$A$2072]; 1147; 1)" office:value-type="float" office:value="287094639360" calcext:value-type="float">
            <text:p>287094639360</text:p>
          </table:table-cell>
          <table:table-cell table:formula="of:=[.$G$7] * [.$F$1156] + [.$G$8]" office:value-type="float" office:value="-3.10861482843757" calcext:value-type="float">
            <text:p>-3.10861482843757</text:p>
          </table:table-cell>
          <table:table-cell/>
          <table:table-cell table:formula="of:=INDEX([.$C$1:.$C$2072]; 1147; 1)" office:value-type="float" office:value="188796228096" calcext:value-type="float">
            <text:p>188796228096</text:p>
          </table:table-cell>
          <table:table-cell table:formula="of:=[.$J$7] * [.$I$1156] + [.$J$8]" office:value-type="float" office:value="-99.3452802356333" calcext:value-type="float">
            <text:p>-99.3452802356333</text:p>
          </table:table-cell>
        </table:table-row>
        <table:table-row table:style-name="ro1">
          <table:table-cell office:value-type="float" office:value="287094564608" calcext:value-type="float">
            <text:p>287094564608</text:p>
          </table:table-cell>
          <table:table-cell office:value-type="float" office:value="-5.54362010955811" calcext:value-type="float">
            <text:p>-5.54362010955811</text:p>
          </table:table-cell>
          <table:table-cell office:value-type="float" office:value="188796176384" calcext:value-type="float">
            <text:p>188796176384</text:p>
          </table:table-cell>
          <table:table-cell office:value-type="float" office:value="-100.951484680176" calcext:value-type="float">
            <text:p>-100.951484680176</text:p>
          </table:table-cell>
          <table:table-cell/>
          <table:table-cell table:formula="of:=INDEX([.$A$1:.$A$2072]; 1148; 1)" office:value-type="float" office:value="287094628096" calcext:value-type="float">
            <text:p>287094628096</text:p>
          </table:table-cell>
          <table:table-cell table:formula="of:=[.$G$7] * [.$F$1157] + [.$G$8]" office:value-type="float" office:value="-3.64673389308155" calcext:value-type="float">
            <text:p>-3.64673389308155</text:p>
          </table:table-cell>
          <table:table-cell/>
          <table:table-cell table:formula="of:=INDEX([.$C$1:.$C$2072]; 1148; 1)" office:value-type="float" office:value="188796218112" calcext:value-type="float">
            <text:p>188796218112</text:p>
          </table:table-cell>
          <table:table-cell table:formula="of:=[.$J$7] * [.$I$1157] + [.$J$8]" office:value-type="float" office:value="-99.8226113785058" calcext:value-type="float">
            <text:p>-99.8226113785058</text:p>
          </table:table-cell>
        </table:table-row>
        <table:table-row table:style-name="ro1">
          <table:table-cell office:value-type="float" office:value="287094552832" calcext:value-type="float">
            <text:p>287094552832</text:p>
          </table:table-cell>
          <table:table-cell office:value-type="float" office:value="-6.09272766113281" calcext:value-type="float">
            <text:p>-6.09272766113281</text:p>
          </table:table-cell>
          <table:table-cell office:value-type="float" office:value="188796168448" calcext:value-type="float">
            <text:p>188796168448</text:p>
          </table:table-cell>
          <table:table-cell office:value-type="float" office:value="-101.341590881348" calcext:value-type="float">
            <text:p>-101.341590881348</text:p>
          </table:table-cell>
          <table:table-cell/>
          <table:table-cell table:formula="of:=INDEX([.$A$1:.$A$2072]; 1149; 1)" office:value-type="float" office:value="287094621952" calcext:value-type="float">
            <text:p>287094621952</text:p>
          </table:table-cell>
          <table:table-cell table:formula="of:=[.$G$7] * [.$F$1158] + [.$G$8]" office:value-type="float" office:value="-3.94025338254869" calcext:value-type="float">
            <text:p>-3.94025338254869</text:p>
          </table:table-cell>
          <table:table-cell/>
          <table:table-cell table:formula="of:=INDEX([.$C$1:.$C$2072]; 1149; 1)" office:value-type="float" office:value="188796213760" calcext:value-type="float">
            <text:p>188796213760</text:p>
          </table:table-cell>
          <table:table-cell table:formula="of:=[.$J$7] * [.$I$1158] + [.$J$8]" office:value-type="float" office:value="-100.030678799376" calcext:value-type="float">
            <text:p>-100.030678799376</text:p>
          </table:table-cell>
        </table:table-row>
        <table:table-row table:style-name="ro1">
          <table:table-cell office:value-type="float" office:value="287094547456" calcext:value-type="float">
            <text:p>287094547456</text:p>
          </table:table-cell>
          <table:table-cell office:value-type="float" office:value="-6.36474275588989" calcext:value-type="float">
            <text:p>-6.36474275588989</text:p>
          </table:table-cell>
          <table:table-cell office:value-type="float" office:value="188796164352" calcext:value-type="float">
            <text:p>188796164352</text:p>
          </table:table-cell>
          <table:table-cell office:value-type="float" office:value="-101.536911010742" calcext:value-type="float">
            <text:p>-101.536911010742</text:p>
          </table:table-cell>
          <table:table-cell/>
          <table:table-cell table:formula="of:=INDEX([.$A$1:.$A$2072]; 1150; 1)" office:value-type="float" office:value="287094615808" calcext:value-type="float">
            <text:p>287094615808</text:p>
          </table:table-cell>
          <table:table-cell table:formula="of:=[.$G$7] * [.$F$1159] + [.$G$8]" office:value-type="float" office:value="-4.23377287387848" calcext:value-type="float">
            <text:p>-4.23377287387848</text:p>
          </table:table-cell>
          <table:table-cell/>
          <table:table-cell table:formula="of:=INDEX([.$C$1:.$C$2072]; 1150; 1)" office:value-type="float" office:value="188796210432" calcext:value-type="float">
            <text:p>188796210432</text:p>
          </table:table-cell>
          <table:table-cell table:formula="of:=[.$J$7] * [.$I$1159] + [.$J$8]" office:value-type="float" office:value="-100.189789179713" calcext:value-type="float">
            <text:p>-100.189789179713</text:p>
          </table:table-cell>
        </table:table-row>
        <table:table-row table:style-name="ro1">
          <table:table-cell office:value-type="float" office:value="287094541824" calcext:value-type="float">
            <text:p>287094541824</text:p>
          </table:table-cell>
          <table:table-cell office:value-type="float" office:value="-6.63218927383423" calcext:value-type="float">
            <text:p>-6.63218927383423</text:p>
          </table:table-cell>
          <table:table-cell office:value-type="float" office:value="188796160256" calcext:value-type="float">
            <text:p>188796160256</text:p>
          </table:table-cell>
          <table:table-cell office:value-type="float" office:value="-101.734169006348" calcext:value-type="float">
            <text:p>-101.734169006348</text:p>
          </table:table-cell>
          <table:table-cell/>
          <table:table-cell table:formula="of:=INDEX([.$A$1:.$A$2072]; 1151; 1)" office:value-type="float" office:value="287094609408" calcext:value-type="float">
            <text:p>287094609408</text:p>
          </table:table-cell>
          <table:table-cell table:formula="of:=[.$G$7] * [.$F$1160] + [.$G$8]" office:value-type="float" office:value="-4.53952234238386" calcext:value-type="float">
            <text:p>-4.53952234238386</text:p>
          </table:table-cell>
          <table:table-cell/>
          <table:table-cell table:formula="of:=INDEX([.$C$1:.$C$2072]; 1151; 1)" office:value-type="float" office:value="188796207616" calcext:value-type="float">
            <text:p>188796207616</text:p>
          </table:table-cell>
          <table:table-cell table:formula="of:=[.$J$7] * [.$I$1160] + [.$J$8]" office:value-type="float" office:value="-100.324421040714" calcext:value-type="float">
            <text:p>-100.324421040714</text:p>
          </table:table-cell>
        </table:table-row>
        <table:table-row table:style-name="ro1">
          <table:table-cell office:value-type="float" office:value="287094530560" calcext:value-type="float">
            <text:p>287094530560</text:p>
          </table:table-cell>
          <table:table-cell office:value-type="float" office:value="-7.16742181777954" calcext:value-type="float">
            <text:p>-7.16742181777954</text:p>
          </table:table-cell>
          <table:table-cell office:value-type="float" office:value="188796151808" calcext:value-type="float">
            <text:p>188796151808</text:p>
          </table:table-cell>
          <table:table-cell office:value-type="float" office:value="-102.13045501709" calcext:value-type="float">
            <text:p>-102.13045501709</text:p>
          </table:table-cell>
          <table:table-cell/>
          <table:table-cell table:formula="of:=INDEX([.$A$1:.$A$2072]; 1152; 1)" office:value-type="float" office:value="287094597376" calcext:value-type="float">
            <text:p>287094597376</text:p>
          </table:table-cell>
          <table:table-cell table:formula="of:=[.$G$7] * [.$F$1161] + [.$G$8]" office:value-type="float" office:value="-5.11433134414256" calcext:value-type="float">
            <text:p>-5.11433134414256</text:p>
          </table:table-cell>
          <table:table-cell/>
          <table:table-cell table:formula="of:=INDEX([.$C$1:.$C$2072]; 1152; 1)" office:value-type="float" office:value="188796201472" calcext:value-type="float">
            <text:p>188796201472</text:p>
          </table:table-cell>
          <table:table-cell table:formula="of:=[.$J$7] * [.$I$1161] + [.$J$8]" office:value-type="float" office:value="-100.618163282052" calcext:value-type="float">
            <text:p>-100.618163282052</text:p>
          </table:table-cell>
        </table:table-row>
        <table:table-row table:style-name="ro1">
          <table:table-cell office:value-type="float" office:value="287094524672" calcext:value-type="float">
            <text:p>287094524672</text:p>
          </table:table-cell>
          <table:table-cell office:value-type="float" office:value="-7.4385404586792" calcext:value-type="float">
            <text:p>-7.4385404586792</text:p>
          </table:table-cell>
          <table:table-cell office:value-type="float" office:value="188796147712" calcext:value-type="float">
            <text:p>188796147712</text:p>
          </table:table-cell>
          <table:table-cell office:value-type="float" office:value="-102.33081817627" calcext:value-type="float">
            <text:p>-102.33081817627</text:p>
          </table:table-cell>
          <table:table-cell/>
          <table:table-cell table:formula="of:=INDEX([.$A$1:.$A$2072]; 1153; 1)" office:value-type="float" office:value="287094592256" calcext:value-type="float">
            <text:p>287094592256</text:p>
          </table:table-cell>
          <table:table-cell table:formula="of:=[.$G$7] * [.$F$1162] + [.$G$8]" office:value-type="float" office:value="-5.35893091745675" calcext:value-type="float">
            <text:p>-5.35893091745675</text:p>
          </table:table-cell>
          <table:table-cell/>
          <table:table-cell table:formula="of:=INDEX([.$C$1:.$C$2072]; 1153; 1)" office:value-type="float" office:value="188796197376" calcext:value-type="float">
            <text:p>188796197376</text:p>
          </table:table-cell>
          <table:table-cell table:formula="of:=[.$J$7] * [.$I$1162] + [.$J$8]" office:value-type="float" office:value="-100.813991444185" calcext:value-type="float">
            <text:p>-100.813991444185</text:p>
          </table:table-cell>
        </table:table-row>
        <table:table-row table:style-name="ro1">
          <table:table-cell office:value-type="float" office:value="287094518272" calcext:value-type="float">
            <text:p>287094518272</text:p>
          </table:table-cell>
          <table:table-cell office:value-type="float" office:value="-7.71633720397949" calcext:value-type="float">
            <text:p>-7.71633720397949</text:p>
          </table:table-cell>
          <table:table-cell office:value-type="float" office:value="188796144128" calcext:value-type="float">
            <text:p>188796144128</text:p>
          </table:table-cell>
          <table:table-cell office:value-type="float" office:value="-102.527061462402" calcext:value-type="float">
            <text:p>-102.527061462402</text:p>
          </table:table-cell>
          <table:table-cell/>
          <table:table-cell table:formula="of:=INDEX([.$A$1:.$A$2072]; 1154; 1)" office:value-type="float" office:value="287094586880" calcext:value-type="float">
            <text:p>287094586880</text:p>
          </table:table-cell>
          <table:table-cell table:formula="of:=[.$G$7] * [.$F$1163] + [.$G$8]" office:value-type="float" office:value="-5.61576047167182" calcext:value-type="float">
            <text:p>-5.61576047167182</text:p>
          </table:table-cell>
          <table:table-cell/>
          <table:table-cell table:formula="of:=INDEX([.$C$1:.$C$2072]; 1154; 1)" office:value-type="float" office:value="188796193024" calcext:value-type="float">
            <text:p>188796193024</text:p>
          </table:table-cell>
          <table:table-cell table:formula="of:=[.$J$7] * [.$I$1163] + [.$J$8]" office:value-type="float" office:value="-101.022058865055" calcext:value-type="float">
            <text:p>-101.022058865055</text:p>
          </table:table-cell>
        </table:table-row>
        <table:table-row table:style-name="ro1">
          <table:table-cell office:value-type="float" office:value="287094498816" calcext:value-type="float">
            <text:p>287094498816</text:p>
          </table:table-cell>
          <table:table-cell office:value-type="float" office:value="-8.60502147674561" calcext:value-type="float">
            <text:p>-8.60502147674561</text:p>
          </table:table-cell>
          <table:table-cell office:value-type="float" office:value="188796133376" calcext:value-type="float">
            <text:p>188796133376</text:p>
          </table:table-cell>
          <table:table-cell office:value-type="float" office:value="-103.088394165039" calcext:value-type="float">
            <text:p>-103.088394165039</text:p>
          </table:table-cell>
          <table:table-cell/>
          <table:table-cell table:formula="of:=INDEX([.$A$1:.$A$2072]; 1155; 1)" office:value-type="float" office:value="287094581760" calcext:value-type="float">
            <text:p>287094581760</text:p>
          </table:table-cell>
          <table:table-cell table:formula="of:=[.$G$7] * [.$F$1164] + [.$G$8]" office:value-type="float" office:value="-5.86036004684866" calcext:value-type="float">
            <text:p>-5.86036004684866</text:p>
          </table:table-cell>
          <table:table-cell/>
          <table:table-cell table:formula="of:=INDEX([.$C$1:.$C$2072]; 1155; 1)" office:value-type="float" office:value="188796188672" calcext:value-type="float">
            <text:p>188796188672</text:p>
          </table:table-cell>
          <table:table-cell table:formula="of:=[.$J$7] * [.$I$1164] + [.$J$8]" office:value-type="float" office:value="-101.230126285926" calcext:value-type="float">
            <text:p>-101.230126285926</text:p>
          </table:table-cell>
        </table:table-row>
        <table:table-row table:style-name="ro1">
          <table:table-cell office:value-type="float" office:value="287094492416" calcext:value-type="float">
            <text:p>287094492416</text:p>
          </table:table-cell>
          <table:table-cell office:value-type="float" office:value="-8.91016960144043" calcext:value-type="float">
            <text:p>-8.91016960144043</text:p>
          </table:table-cell>
          <table:table-cell office:value-type="float" office:value="188796129536" calcext:value-type="float">
            <text:p>188796129536</text:p>
          </table:table-cell>
          <table:table-cell office:value-type="float" office:value="-103.268905639648" calcext:value-type="float">
            <text:p>-103.268905639648</text:p>
          </table:table-cell>
          <table:table-cell/>
          <table:table-cell table:formula="of:=INDEX([.$A$1:.$A$2072]; 1156; 1)" office:value-type="float" office:value="287094576128" calcext:value-type="float">
            <text:p>287094576128</text:p>
          </table:table-cell>
          <table:table-cell table:formula="of:=[.$G$7] * [.$F$1165] + [.$G$8]" office:value-type="float" office:value="-6.12941958010197" calcext:value-type="float">
            <text:p>-6.12941958010197</text:p>
          </table:table-cell>
          <table:table-cell/>
          <table:table-cell table:formula="of:=INDEX([.$C$1:.$C$2072]; 1156; 1)" office:value-type="float" office:value="188796184320" calcext:value-type="float">
            <text:p>188796184320</text:p>
          </table:table-cell>
          <table:table-cell table:formula="of:=[.$J$7] * [.$I$1165] + [.$J$8]" office:value-type="float" office:value="-101.438193706796" calcext:value-type="float">
            <text:p>-101.438193706796</text:p>
          </table:table-cell>
        </table:table-row>
        <table:table-row table:style-name="ro1">
          <table:table-cell office:value-type="float" office:value="287094486272" calcext:value-type="float">
            <text:p>287094486272</text:p>
          </table:table-cell>
          <table:table-cell office:value-type="float" office:value="-9.21058368682861" calcext:value-type="float">
            <text:p>-9.21058368682861</text:p>
          </table:table-cell>
          <table:table-cell office:value-type="float" office:value="188796125440" calcext:value-type="float">
            <text:p>188796125440</text:p>
          </table:table-cell>
          <table:table-cell office:value-type="float" office:value="-103.456489562988" calcext:value-type="float">
            <text:p>-103.456489562988</text:p>
          </table:table-cell>
          <table:table-cell/>
          <table:table-cell table:formula="of:=INDEX([.$A$1:.$A$2072]; 1157; 1)" office:value-type="float" office:value="287094564608" calcext:value-type="float">
            <text:p>287094564608</text:p>
          </table:table-cell>
          <table:table-cell table:formula="of:=[.$G$7] * [.$F$1166] + [.$G$8]" office:value-type="float" office:value="-6.67976862378418" calcext:value-type="float">
            <text:p>-6.67976862378418</text:p>
          </table:table-cell>
          <table:table-cell/>
          <table:table-cell table:formula="of:=INDEX([.$C$1:.$C$2072]; 1157; 1)" office:value-type="float" office:value="188796176384" calcext:value-type="float">
            <text:p>188796176384</text:p>
          </table:table-cell>
          <table:table-cell table:formula="of:=[.$J$7] * [.$I$1166] + [.$J$8]" office:value-type="float" office:value="-101.817610770464" calcext:value-type="float">
            <text:p>-101.817610770464</text:p>
          </table:table-cell>
        </table:table-row>
        <table:table-row table:style-name="ro1">
          <table:table-cell office:value-type="float" office:value="287094480128" calcext:value-type="float">
            <text:p>287094480128</text:p>
          </table:table-cell>
          <table:table-cell office:value-type="float" office:value="-9.50948429107666" calcext:value-type="float">
            <text:p>-9.50948429107666</text:p>
          </table:table-cell>
          <table:table-cell office:value-type="float" office:value="188796121600" calcext:value-type="float">
            <text:p>188796121600</text:p>
          </table:table-cell>
          <table:table-cell office:value-type="float" office:value="-103.645698547363" calcext:value-type="float">
            <text:p>-103.645698547363</text:p>
          </table:table-cell>
          <table:table-cell/>
          <table:table-cell table:formula="of:=INDEX([.$A$1:.$A$2072]; 1158; 1)" office:value-type="float" office:value="287094552832" calcext:value-type="float">
            <text:p>287094552832</text:p>
          </table:table-cell>
          <table:table-cell table:formula="of:=[.$G$7] * [.$F$1167] + [.$G$8]" office:value-type="float" office:value="-7.24234764650464" calcext:value-type="float">
            <text:p>-7.24234764650464</text:p>
          </table:table-cell>
          <table:table-cell/>
          <table:table-cell table:formula="of:=INDEX([.$C$1:.$C$2072]; 1158; 1)" office:value-type="float" office:value="188796168448" calcext:value-type="float">
            <text:p>188796168448</text:p>
          </table:table-cell>
          <table:table-cell table:formula="of:=[.$J$7] * [.$I$1167] + [.$J$8]" office:value-type="float" office:value="-102.19702783227" calcext:value-type="float">
            <text:p>-102.19702783227</text:p>
          </table:table-cell>
        </table:table-row>
        <table:table-row table:style-name="ro1">
          <table:table-cell office:value-type="float" office:value="287094473984" calcext:value-type="float">
            <text:p>287094473984</text:p>
          </table:table-cell>
          <table:table-cell office:value-type="float" office:value="-9.80811786651611" calcext:value-type="float">
            <text:p>-9.80811786651611</text:p>
          </table:table-cell>
          <table:table-cell office:value-type="float" office:value="188796117760" calcext:value-type="float">
            <text:p>188796117760</text:p>
          </table:table-cell>
          <table:table-cell office:value-type="float" office:value="-103.83472442627" calcext:value-type="float">
            <text:p>-103.83472442627</text:p>
          </table:table-cell>
          <table:table-cell/>
          <table:table-cell table:formula="of:=INDEX([.$A$1:.$A$2072]; 1159; 1)" office:value-type="float" office:value="287094547456" calcext:value-type="float">
            <text:p>287094547456</text:p>
          </table:table-cell>
          <table:table-cell table:formula="of:=[.$G$7] * [.$F$1168] + [.$G$8]" office:value-type="float" office:value="-7.49917720071971" calcext:value-type="float">
            <text:p>-7.49917720071971</text:p>
          </table:table-cell>
          <table:table-cell/>
          <table:table-cell table:formula="of:=INDEX([.$C$1:.$C$2072]; 1159; 1)" office:value-type="float" office:value="188796164352" calcext:value-type="float">
            <text:p>188796164352</text:p>
          </table:table-cell>
          <table:table-cell table:formula="of:=[.$J$7] * [.$I$1168] + [.$J$8]" office:value-type="float" office:value="-102.392855992541" calcext:value-type="float">
            <text:p>-102.392855992541</text:p>
          </table:table-cell>
        </table:table-row>
        <table:table-row table:style-name="ro1">
          <table:table-cell office:value-type="float" office:value="287094460928" calcext:value-type="float">
            <text:p>287094460928</text:p>
          </table:table-cell>
          <table:table-cell office:value-type="float" office:value="-10.4083032608032" calcext:value-type="float">
            <text:p>-10.4083032608032</text:p>
          </table:table-cell>
          <table:table-cell office:value-type="float" office:value="188796110592" calcext:value-type="float">
            <text:p>188796110592</text:p>
          </table:table-cell>
          <table:table-cell office:value-type="float" office:value="-104.205192565918" calcext:value-type="float">
            <text:p>-104.205192565918</text:p>
          </table:table-cell>
          <table:table-cell/>
          <table:table-cell table:formula="of:=INDEX([.$A$1:.$A$2072]; 1160; 1)" office:value-type="float" office:value="287094541824" calcext:value-type="float">
            <text:p>287094541824</text:p>
          </table:table-cell>
          <table:table-cell table:formula="of:=[.$G$7] * [.$F$1169] + [.$G$8]" office:value-type="float" office:value="-7.76823673211038" calcext:value-type="float">
            <text:p>-7.76823673211038</text:p>
          </table:table-cell>
          <table:table-cell/>
          <table:table-cell table:formula="of:=INDEX([.$C$1:.$C$2072]; 1160; 1)" office:value-type="float" office:value="188796160256" calcext:value-type="float">
            <text:p>188796160256</text:p>
          </table:table-cell>
          <table:table-cell table:formula="of:=[.$J$7] * [.$I$1169] + [.$J$8]" office:value-type="float" office:value="-102.588684154674" calcext:value-type="float">
            <text:p>-102.588684154674</text:p>
          </table:table-cell>
        </table:table-row>
        <table:table-row table:style-name="ro1">
          <table:table-cell office:value-type="float" office:value="287094447616" calcext:value-type="float">
            <text:p>287094447616</text:p>
          </table:table-cell>
          <table:table-cell office:value-type="float" office:value="-11.0221767425537" calcext:value-type="float">
            <text:p>-11.0221767425537</text:p>
          </table:table-cell>
          <table:table-cell office:value-type="float" office:value="188796104704" calcext:value-type="float">
            <text:p>188796104704</text:p>
          </table:table-cell>
          <table:table-cell office:value-type="float" office:value="-104.544593811035" calcext:value-type="float">
            <text:p>-104.544593811035</text:p>
          </table:table-cell>
          <table:table-cell/>
          <table:table-cell table:formula="of:=INDEX([.$A$1:.$A$2072]; 1161; 1)" office:value-type="float" office:value="287094530560" calcext:value-type="float">
            <text:p>287094530560</text:p>
          </table:table-cell>
          <table:table-cell table:formula="of:=[.$G$7] * [.$F$1170] + [.$G$8]" office:value-type="float" office:value="-8.30635579861701" calcext:value-type="float">
            <text:p>-8.30635579861701</text:p>
          </table:table-cell>
          <table:table-cell/>
          <table:table-cell table:formula="of:=INDEX([.$C$1:.$C$2072]; 1161; 1)" office:value-type="float" office:value="188796151808" calcext:value-type="float">
            <text:p>188796151808</text:p>
          </table:table-cell>
          <table:table-cell table:formula="of:=[.$J$7] * [.$I$1170] + [.$J$8]" office:value-type="float" office:value="-102.992579735816" calcext:value-type="float">
            <text:p>-102.992579735816</text:p>
          </table:table-cell>
        </table:table-row>
        <table:table-row table:style-name="ro1">
          <table:table-cell office:value-type="float" office:value="287094440704" calcext:value-type="float">
            <text:p>287094440704</text:p>
          </table:table-cell>
          <table:table-cell office:value-type="float" office:value="-11.334171295166" calcext:value-type="float">
            <text:p>-11.334171295166</text:p>
          </table:table-cell>
          <table:table-cell office:value-type="float" office:value="188796102144" calcext:value-type="float">
            <text:p>188796102144</text:p>
          </table:table-cell>
          <table:table-cell office:value-type="float" office:value="-104.700546264648" calcext:value-type="float">
            <text:p>-104.700546264648</text:p>
          </table:table-cell>
          <table:table-cell/>
          <table:table-cell table:formula="of:=INDEX([.$A$1:.$A$2072]; 1162; 1)" office:value-type="float" office:value="287094524672" calcext:value-type="float">
            <text:p>287094524672</text:p>
          </table:table-cell>
          <table:table-cell table:formula="of:=[.$G$7] * [.$F$1171] + [.$G$8]" office:value-type="float" office:value="-8.58764530904591" calcext:value-type="float">
            <text:p>-8.58764530904591</text:p>
          </table:table-cell>
          <table:table-cell/>
          <table:table-cell table:formula="of:=INDEX([.$C$1:.$C$2072]; 1162; 1)" office:value-type="float" office:value="188796147712" calcext:value-type="float">
            <text:p>188796147712</text:p>
          </table:table-cell>
          <table:table-cell table:formula="of:=[.$J$7] * [.$I$1171] + [.$J$8]" office:value-type="float" office:value="-103.188407897949" calcext:value-type="float">
            <text:p>-103.188407897949</text:p>
          </table:table-cell>
        </table:table-row>
        <table:table-row table:style-name="ro1">
          <table:table-cell office:value-type="float" office:value="287094425856" calcext:value-type="float">
            <text:p>287094425856</text:p>
          </table:table-cell>
          <table:table-cell office:value-type="float" office:value="-11.9787073135376" calcext:value-type="float">
            <text:p>-11.9787073135376</text:p>
          </table:table-cell>
          <table:table-cell office:value-type="float" office:value="188796097792" calcext:value-type="float">
            <text:p>188796097792</text:p>
          </table:table-cell>
          <table:table-cell office:value-type="float" office:value="-104.978561401367" calcext:value-type="float">
            <text:p>-104.978561401367</text:p>
          </table:table-cell>
          <table:table-cell/>
          <table:table-cell table:formula="of:=INDEX([.$A$1:.$A$2072]; 1163; 1)" office:value-type="float" office:value="287094518272" calcext:value-type="float">
            <text:p>287094518272</text:p>
          </table:table-cell>
          <table:table-cell table:formula="of:=[.$G$7] * [.$F$1172] + [.$G$8]" office:value-type="float" office:value="-8.89339477755129" calcext:value-type="float">
            <text:p>-8.89339477755129</text:p>
          </table:table-cell>
          <table:table-cell/>
          <table:table-cell table:formula="of:=INDEX([.$C$1:.$C$2072]; 1163; 1)" office:value-type="float" office:value="188796144128" calcext:value-type="float">
            <text:p>188796144128</text:p>
          </table:table-cell>
          <table:table-cell table:formula="of:=[.$J$7] * [.$I$1172] + [.$J$8]" office:value-type="float" office:value="-103.359757538885" calcext:value-type="float">
            <text:p>-103.359757538885</text:p>
          </table:table-cell>
        </table:table-row>
        <table:table-row table:style-name="ro1">
          <table:table-cell office:value-type="float" office:value="287094417920" calcext:value-type="float">
            <text:p>287094417920</text:p>
          </table:table-cell>
          <table:table-cell office:value-type="float" office:value="-12.3241853713989" calcext:value-type="float">
            <text:p>-12.3241853713989</text:p>
          </table:table-cell>
          <table:table-cell office:value-type="float" office:value="188796096000" calcext:value-type="float">
            <text:p>188796096000</text:p>
          </table:table-cell>
          <table:table-cell office:value-type="float" office:value="-105.109649658203" calcext:value-type="float">
            <text:p>-105.109649658203</text:p>
          </table:table-cell>
          <table:table-cell/>
          <table:table-cell table:formula="of:=INDEX([.$A$1:.$A$2072]; 1164; 1)" office:value-type="float" office:value="287094498816" calcext:value-type="float">
            <text:p>287094498816</text:p>
          </table:table-cell>
          <table:table-cell table:formula="of:=[.$G$7] * [.$F$1173] + [.$G$8]" office:value-type="float" office:value="-9.82287316396832" calcext:value-type="float">
            <text:p>-9.82287316396832</text:p>
          </table:table-cell>
          <table:table-cell/>
          <table:table-cell table:formula="of:=INDEX([.$C$1:.$C$2072]; 1164; 1)" office:value-type="float" office:value="188796133376" calcext:value-type="float">
            <text:p>188796133376</text:p>
          </table:table-cell>
          <table:table-cell table:formula="of:=[.$J$7] * [.$I$1173] + [.$J$8]" office:value-type="float" office:value="-103.873806461692" calcext:value-type="float">
            <text:p>-103.873806461692</text:p>
          </table:table-cell>
        </table:table-row>
        <table:table-row table:style-name="ro1">
          <table:table-cell office:value-type="float" office:value="287094409728" calcext:value-type="float">
            <text:p>287094409728</text:p>
          </table:table-cell>
          <table:table-cell office:value-type="float" office:value="-12.6857395172119" calcext:value-type="float">
            <text:p>-12.6857395172119</text:p>
          </table:table-cell>
          <table:table-cell office:value-type="float" office:value="188796094976" calcext:value-type="float">
            <text:p>188796094976</text:p>
          </table:table-cell>
          <table:table-cell office:value-type="float" office:value="-105.228828430176" calcext:value-type="float">
            <text:p>-105.228828430176</text:p>
          </table:table-cell>
          <table:table-cell/>
          <table:table-cell table:formula="of:=INDEX([.$A$1:.$A$2072]; 1165; 1)" office:value-type="float" office:value="287094492416" calcext:value-type="float">
            <text:p>287094492416</text:p>
          </table:table-cell>
          <table:table-cell table:formula="of:=[.$G$7] * [.$F$1174] + [.$G$8]" office:value-type="float" office:value="-10.1286226324737" calcext:value-type="float">
            <text:p>-10.1286226324737</text:p>
          </table:table-cell>
          <table:table-cell/>
          <table:table-cell table:formula="of:=INDEX([.$C$1:.$C$2072]; 1165; 1)" office:value-type="float" office:value="188796129536" calcext:value-type="float">
            <text:p>188796129536</text:p>
          </table:table-cell>
          <table:table-cell table:formula="of:=[.$J$7] * [.$I$1174] + [.$J$8]" office:value-type="float" office:value="-104.057395363227" calcext:value-type="float">
            <text:p>-104.057395363227</text:p>
          </table:table-cell>
        </table:table-row>
        <table:table-row table:style-name="ro1">
          <table:table-cell office:value-type="float" office:value="287094392320" calcext:value-type="float">
            <text:p>287094392320</text:p>
          </table:table-cell>
          <table:table-cell office:value-type="float" office:value="-13.4575691223145" calcext:value-type="float">
            <text:p>-13.4575691223145</text:p>
          </table:table-cell>
          <table:table-cell office:value-type="float" office:value="188796093952" calcext:value-type="float">
            <text:p>188796093952</text:p>
          </table:table-cell>
          <table:table-cell office:value-type="float" office:value="-105.419097900391" calcext:value-type="float">
            <text:p>-105.419097900391</text:p>
          </table:table-cell>
          <table:table-cell/>
          <table:table-cell table:formula="of:=INDEX([.$A$1:.$A$2072]; 1166; 1)" office:value-type="float" office:value="287094486272" calcext:value-type="float">
            <text:p>287094486272</text:p>
          </table:table-cell>
          <table:table-cell table:formula="of:=[.$G$7] * [.$F$1175] + [.$G$8]" office:value-type="float" office:value="-10.4221421219409" calcext:value-type="float">
            <text:p>-10.4221421219409</text:p>
          </table:table-cell>
          <table:table-cell/>
          <table:table-cell table:formula="of:=INDEX([.$C$1:.$C$2072]; 1166; 1)" office:value-type="float" office:value="188796125440" calcext:value-type="float">
            <text:p>188796125440</text:p>
          </table:table-cell>
          <table:table-cell table:formula="of:=[.$J$7] * [.$I$1175] + [.$J$8]" office:value-type="float" office:value="-104.253223523498" calcext:value-type="float">
            <text:p>-104.253223523498</text:p>
          </table:table-cell>
        </table:table-row>
        <table:table-row table:style-name="ro1">
          <table:table-cell office:value-type="float" office:value="287094383360" calcext:value-type="float">
            <text:p>287094383360</text:p>
          </table:table-cell>
          <table:table-cell office:value-type="float" office:value="-13.8651657104492" calcext:value-type="float">
            <text:p>-13.8651657104492</text:p>
          </table:table-cell>
          <table:table-cell office:value-type="float" office:value="188796094464" calcext:value-type="float">
            <text:p>188796094464</text:p>
          </table:table-cell>
          <table:table-cell office:value-type="float" office:value="-105.485046386719" calcext:value-type="float">
            <text:p>-105.485046386719</text:p>
          </table:table-cell>
          <table:table-cell/>
          <table:table-cell table:formula="of:=INDEX([.$A$1:.$A$2072]; 1167; 1)" office:value-type="float" office:value="287094480128" calcext:value-type="float">
            <text:p>287094480128</text:p>
          </table:table-cell>
          <table:table-cell table:formula="of:=[.$G$7] * [.$F$1176] + [.$G$8]" office:value-type="float" office:value="-10.715661611408" calcext:value-type="float">
            <text:p>-10.715661611408</text:p>
          </table:table-cell>
          <table:table-cell/>
          <table:table-cell table:formula="of:=INDEX([.$C$1:.$C$2072]; 1167; 1)" office:value-type="float" office:value="188796121600" calcext:value-type="float">
            <text:p>188796121600</text:p>
          </table:table-cell>
          <table:table-cell table:formula="of:=[.$J$7] * [.$I$1176] + [.$J$8]" office:value-type="float" office:value="-104.436812425032" calcext:value-type="float">
            <text:p>-104.436812425032</text:p>
          </table:table-cell>
        </table:table-row>
        <table:table-row table:style-name="ro1">
          <table:table-cell office:value-type="float" office:value="287094364928" calcext:value-type="float">
            <text:p>287094364928</text:p>
          </table:table-cell>
          <table:table-cell office:value-type="float" office:value="-14.7146520614624" calcext:value-type="float">
            <text:p>-14.7146520614624</text:p>
          </table:table-cell>
          <table:table-cell office:value-type="float" office:value="188796097536" calcext:value-type="float">
            <text:p>188796097536</text:p>
          </table:table-cell>
          <table:table-cell office:value-type="float" office:value="-105.537490844727" calcext:value-type="float">
            <text:p>-105.537490844727</text:p>
          </table:table-cell>
          <table:table-cell/>
          <table:table-cell table:formula="of:=INDEX([.$A$1:.$A$2072]; 1168; 1)" office:value-type="float" office:value="287094473984" calcext:value-type="float">
            <text:p>287094473984</text:p>
          </table:table-cell>
          <table:table-cell table:formula="of:=[.$G$7] * [.$F$1177] + [.$G$8]" office:value-type="float" office:value="-11.0091811027378" calcext:value-type="float">
            <text:p>-11.0091811027378</text:p>
          </table:table-cell>
          <table:table-cell/>
          <table:table-cell table:formula="of:=INDEX([.$C$1:.$C$2072]; 1168; 1)" office:value-type="float" office:value="188796117760" calcext:value-type="float">
            <text:p>188796117760</text:p>
          </table:table-cell>
          <table:table-cell table:formula="of:=[.$J$7] * [.$I$1177] + [.$J$8]" office:value-type="float" office:value="-104.620401326567" calcext:value-type="float">
            <text:p>-104.620401326567</text:p>
          </table:table-cell>
        </table:table-row>
        <table:table-row table:style-name="ro1">
          <table:table-cell office:value-type="float" office:value="287094355712" calcext:value-type="float">
            <text:p>287094355712</text:p>
          </table:table-cell>
          <table:table-cell office:value-type="float" office:value="-15.1548738479614" calcext:value-type="float">
            <text:p>-15.1548738479614</text:p>
          </table:table-cell>
          <table:table-cell office:value-type="float" office:value="188796100096" calcext:value-type="float">
            <text:p>188796100096</text:p>
          </table:table-cell>
          <table:table-cell office:value-type="float" office:value="-105.523445129395" calcext:value-type="float">
            <text:p>-105.523445129395</text:p>
          </table:table-cell>
          <table:table-cell/>
          <table:table-cell table:formula="of:=INDEX([.$A$1:.$A$2072]; 1169; 1)" office:value-type="float" office:value="287094460928" calcext:value-type="float">
            <text:p>287094460928</text:p>
          </table:table-cell>
          <table:table-cell table:formula="of:=[.$G$7] * [.$F$1178] + [.$G$8]" office:value-type="float" office:value="-11.6329100187868" calcext:value-type="float">
            <text:p>-11.6329100187868</text:p>
          </table:table-cell>
          <table:table-cell/>
          <table:table-cell table:formula="of:=INDEX([.$C$1:.$C$2072]; 1169; 1)" office:value-type="float" office:value="188796110592" calcext:value-type="float">
            <text:p>188796110592</text:p>
          </table:table-cell>
          <table:table-cell table:formula="of:=[.$J$7] * [.$I$1178] + [.$J$8]" office:value-type="float" office:value="-104.963100608438" calcext:value-type="float">
            <text:p>-104.963100608438</text:p>
          </table:table-cell>
        </table:table-row>
        <table:table-row table:style-name="ro1">
          <table:table-cell office:value-type="float" office:value="287094346496" calcext:value-type="float">
            <text:p>287094346496</text:p>
          </table:table-cell>
          <table:table-cell office:value-type="float" office:value="-15.5997161865234" calcext:value-type="float">
            <text:p>-15.5997161865234</text:p>
          </table:table-cell>
          <table:table-cell office:value-type="float" office:value="188796103680" calcext:value-type="float">
            <text:p>188796103680</text:p>
          </table:table-cell>
          <table:table-cell office:value-type="float" office:value="-105.4765625" calcext:value-type="float">
            <text:p>-105.4765625</text:p>
          </table:table-cell>
          <table:table-cell/>
          <table:table-cell table:formula="of:=INDEX([.$A$1:.$A$2072]; 1170; 1)" office:value-type="float" office:value="287094447616" calcext:value-type="float">
            <text:p>287094447616</text:p>
          </table:table-cell>
          <table:table-cell table:formula="of:=[.$G$7] * [.$F$1179] + [.$G$8]" office:value-type="float" office:value="-12.268868913874" calcext:value-type="float">
            <text:p>-12.268868913874</text:p>
          </table:table-cell>
          <table:table-cell/>
          <table:table-cell table:formula="of:=INDEX([.$C$1:.$C$2072]; 1170; 1)" office:value-type="float" office:value="188796104704" calcext:value-type="float">
            <text:p>188796104704</text:p>
          </table:table-cell>
          <table:table-cell table:formula="of:=[.$J$7] * [.$I$1179] + [.$J$8]" office:value-type="float" office:value="-105.244603589177" calcext:value-type="float">
            <text:p>-105.244603589177</text:p>
          </table:table-cell>
        </table:table-row>
        <table:table-row table:style-name="ro1">
          <table:table-cell office:value-type="float" office:value="287094297344" calcext:value-type="float">
            <text:p>287094297344</text:p>
          </table:table-cell>
          <table:table-cell office:value-type="float" office:value="-17.9274978637695" calcext:value-type="float">
            <text:p>-17.9274978637695</text:p>
          </table:table-cell>
          <table:table-cell office:value-type="float" office:value="188796118528" calcext:value-type="float">
            <text:p>188796118528</text:p>
          </table:table-cell>
          <table:table-cell office:value-type="float" office:value="-104.937133789063" calcext:value-type="float">
            <text:p>-104.937133789063</text:p>
          </table:table-cell>
          <table:table-cell/>
          <table:table-cell table:formula="of:=INDEX([.$A$1:.$A$2072]; 1171; 1)" office:value-type="float" office:value="287094440704" calcext:value-type="float">
            <text:p>287094440704</text:p>
          </table:table-cell>
          <table:table-cell table:formula="of:=[.$G$7] * [.$F$1180] + [.$G$8]" office:value-type="float" office:value="-12.5990783404559" calcext:value-type="float">
            <text:p>-12.5990783404559</text:p>
          </table:table-cell>
          <table:table-cell/>
          <table:table-cell table:formula="of:=INDEX([.$C$1:.$C$2072]; 1171; 1)" office:value-type="float" office:value="188796102144" calcext:value-type="float">
            <text:p>188796102144</text:p>
          </table:table-cell>
          <table:table-cell table:formula="of:=[.$J$7] * [.$I$1180] + [.$J$8]" office:value-type="float" office:value="-105.366996189579" calcext:value-type="float">
            <text:p>-105.366996189579</text:p>
          </table:table-cell>
        </table:table-row>
        <table:table-row table:style-name="ro1">
          <table:table-cell office:value-type="float" office:value="287094286848" calcext:value-type="float">
            <text:p>287094286848</text:p>
          </table:table-cell>
          <table:table-cell office:value-type="float" office:value="-18.4274997711182" calcext:value-type="float">
            <text:p>-18.4274997711182</text:p>
          </table:table-cell>
          <table:table-cell office:value-type="float" office:value="188796121600" calcext:value-type="float">
            <text:p>188796121600</text:p>
          </table:table-cell>
          <table:table-cell office:value-type="float" office:value="-104.811996459961" calcext:value-type="float">
            <text:p>-104.811996459961</text:p>
          </table:table-cell>
          <table:table-cell/>
          <table:table-cell table:formula="of:=INDEX([.$A$1:.$A$2072]; 1172; 1)" office:value-type="float" office:value="287094425856" calcext:value-type="float">
            <text:p>287094425856</text:p>
          </table:table-cell>
          <table:table-cell table:formula="of:=[.$G$7] * [.$F$1181] + [.$G$8]" office:value-type="float" office:value="-13.3084171079099" calcext:value-type="float">
            <text:p>-13.3084171079099</text:p>
          </table:table-cell>
          <table:table-cell/>
          <table:table-cell table:formula="of:=INDEX([.$C$1:.$C$2072]; 1172; 1)" office:value-type="float" office:value="188796097792" calcext:value-type="float">
            <text:p>188796097792</text:p>
          </table:table-cell>
          <table:table-cell table:formula="of:=[.$J$7] * [.$I$1181] + [.$J$8]" office:value-type="float" office:value="-105.575063612312" calcext:value-type="float">
            <text:p>-105.575063612312</text:p>
          </table:table-cell>
        </table:table-row>
        <table:table-row table:style-name="ro1">
          <table:table-cell office:value-type="float" office:value="287094276096" calcext:value-type="float">
            <text:p>287094276096</text:p>
          </table:table-cell>
          <table:table-cell office:value-type="float" office:value="-18.9347610473633" calcext:value-type="float">
            <text:p>-18.9347610473633</text:p>
          </table:table-cell>
          <table:table-cell office:value-type="float" office:value="188796125440" calcext:value-type="float">
            <text:p>188796125440</text:p>
          </table:table-cell>
          <table:table-cell office:value-type="float" office:value="-104.671348571777" calcext:value-type="float">
            <text:p>-104.671348571777</text:p>
          </table:table-cell>
          <table:table-cell/>
          <table:table-cell table:formula="of:=INDEX([.$A$1:.$A$2072]; 1173; 1)" office:value-type="float" office:value="287094417920" calcext:value-type="float">
            <text:p>287094417920</text:p>
          </table:table-cell>
          <table:table-cell table:formula="of:=[.$G$7] * [.$F$1182] + [.$G$8]" office:value-type="float" office:value="-13.6875464487821" calcext:value-type="float">
            <text:p>-13.6875464487821</text:p>
          </table:table-cell>
          <table:table-cell/>
          <table:table-cell table:formula="of:=INDEX([.$C$1:.$C$2072]; 1173; 1)" office:value-type="float" office:value="188796096000" calcext:value-type="float">
            <text:p>188796096000</text:p>
          </table:table-cell>
          <table:table-cell table:formula="of:=[.$J$7] * [.$I$1182] + [.$J$8]" office:value-type="float" office:value="-105.66073843278" calcext:value-type="float">
            <text:p>-105.66073843278</text:p>
          </table:table-cell>
        </table:table-row>
        <table:table-row table:style-name="ro1">
          <table:table-cell office:value-type="float" office:value="287094254848" calcext:value-type="float">
            <text:p>287094254848</text:p>
          </table:table-cell>
          <table:table-cell office:value-type="float" office:value="-19.9663505554199" calcext:value-type="float">
            <text:p>-19.9663505554199</text:p>
          </table:table-cell>
          <table:table-cell office:value-type="float" office:value="188796134144" calcext:value-type="float">
            <text:p>188796134144</text:p>
          </table:table-cell>
          <table:table-cell office:value-type="float" office:value="-104.337020874023" calcext:value-type="float">
            <text:p>-104.337020874023</text:p>
          </table:table-cell>
          <table:table-cell/>
          <table:table-cell table:formula="of:=INDEX([.$A$1:.$A$2072]; 1174; 1)" office:value-type="float" office:value="287094409728" calcext:value-type="float">
            <text:p>287094409728</text:p>
          </table:table-cell>
          <table:table-cell table:formula="of:=[.$G$7] * [.$F$1183] + [.$G$8]" office:value-type="float" office:value="-14.0789057686925" calcext:value-type="float">
            <text:p>-14.0789057686925</text:p>
          </table:table-cell>
          <table:table-cell/>
          <table:table-cell table:formula="of:=INDEX([.$C$1:.$C$2072]; 1174; 1)" office:value-type="float" office:value="188796094976" calcext:value-type="float">
            <text:p>188796094976</text:p>
          </table:table-cell>
          <table:table-cell table:formula="of:=[.$J$7] * [.$I$1183] + [.$J$8]" office:value-type="float" office:value="-105.709695473313" calcext:value-type="float">
            <text:p>-105.709695473313</text:p>
          </table:table-cell>
        </table:table-row>
        <table:table-row table:style-name="ro1">
          <table:table-cell office:value-type="float" office:value="287094244096" calcext:value-type="float">
            <text:p>287094244096</text:p>
          </table:table-cell>
          <table:table-cell office:value-type="float" office:value="-20.4879779815674" calcext:value-type="float">
            <text:p>-20.4879779815674</text:p>
          </table:table-cell>
          <table:table-cell office:value-type="float" office:value="188796139520" calcext:value-type="float">
            <text:p>188796139520</text:p>
          </table:table-cell>
          <table:table-cell office:value-type="float" office:value="-104.142059326172" calcext:value-type="float">
            <text:p>-104.142059326172</text:p>
          </table:table-cell>
          <table:table-cell/>
          <table:table-cell table:formula="of:=INDEX([.$A$1:.$A$2072]; 1175; 1)" office:value-type="float" office:value="287094392320" calcext:value-type="float">
            <text:p>287094392320</text:p>
          </table:table-cell>
          <table:table-cell table:formula="of:=[.$G$7] * [.$F$1184] + [.$G$8]" office:value-type="float" office:value="-14.9105443246663" calcext:value-type="float">
            <text:p>-14.9105443246663</text:p>
          </table:table-cell>
          <table:table-cell/>
          <table:table-cell table:formula="of:=INDEX([.$C$1:.$C$2072]; 1175; 1)" office:value-type="float" office:value="188796093952" calcext:value-type="float">
            <text:p>188796093952</text:p>
          </table:table-cell>
          <table:table-cell table:formula="of:=[.$J$7] * [.$I$1184] + [.$J$8]" office:value-type="float" office:value="-105.758652511984" calcext:value-type="float">
            <text:p>-105.758652511984</text:p>
          </table:table-cell>
        </table:table-row>
        <table:table-row table:style-name="ro1">
          <table:table-cell office:value-type="float" office:value="287094223360" calcext:value-type="float">
            <text:p>287094223360</text:p>
          </table:table-cell>
          <table:table-cell office:value-type="float" office:value="-21.5293922424316" calcext:value-type="float">
            <text:p>-21.5293922424316</text:p>
          </table:table-cell>
          <table:table-cell office:value-type="float" office:value="188796152064" calcext:value-type="float">
            <text:p>188796152064</text:p>
          </table:table-cell>
          <table:table-cell office:value-type="float" office:value="-103.68106842041" calcext:value-type="float">
            <text:p>-103.68106842041</text:p>
          </table:table-cell>
          <table:table-cell/>
          <table:table-cell table:formula="of:=INDEX([.$A$1:.$A$2072]; 1176; 1)" office:value-type="float" office:value="287094383360" calcext:value-type="float">
            <text:p>287094383360</text:p>
          </table:table-cell>
          <table:table-cell table:formula="of:=[.$G$7] * [.$F$1185] + [.$G$8]" office:value-type="float" office:value="-15.3385935816914" calcext:value-type="float">
            <text:p>-15.3385935816914</text:p>
          </table:table-cell>
          <table:table-cell/>
          <table:table-cell table:formula="of:=INDEX([.$C$1:.$C$2072]; 1176; 1)" office:value-type="float" office:value="188796094464" calcext:value-type="float">
            <text:p>188796094464</text:p>
          </table:table-cell>
          <table:table-cell table:formula="of:=[.$J$7] * [.$I$1185] + [.$J$8]" office:value-type="float" office:value="-105.734173992649" calcext:value-type="float">
            <text:p>-105.734173992649</text:p>
          </table:table-cell>
        </table:table-row>
        <table:table-row table:style-name="ro1">
          <table:table-cell office:value-type="float" office:value="287094213632" calcext:value-type="float">
            <text:p>287094213632</text:p>
          </table:table-cell>
          <table:table-cell office:value-type="float" office:value="-22.044059753418" calcext:value-type="float">
            <text:p>-22.044059753418</text:p>
          </table:table-cell>
          <table:table-cell office:value-type="float" office:value="188796159488" calcext:value-type="float">
            <text:p>188796159488</text:p>
          </table:table-cell>
          <table:table-cell office:value-type="float" office:value="-103.411766052246" calcext:value-type="float">
            <text:p>-103.411766052246</text:p>
          </table:table-cell>
          <table:table-cell/>
          <table:table-cell table:formula="of:=INDEX([.$A$1:.$A$2072]; 1177; 1)" office:value-type="float" office:value="287094364928" calcext:value-type="float">
            <text:p>287094364928</text:p>
          </table:table-cell>
          <table:table-cell table:formula="of:=[.$G$7] * [.$F$1186] + [.$G$8]" office:value-type="float" office:value="-16.2191520519555" calcext:value-type="float">
            <text:p>-16.2191520519555</text:p>
          </table:table-cell>
          <table:table-cell/>
          <table:table-cell table:formula="of:=INDEX([.$C$1:.$C$2072]; 1177; 1)" office:value-type="float" office:value="188796097536" calcext:value-type="float">
            <text:p>188796097536</text:p>
          </table:table-cell>
          <table:table-cell table:formula="of:=[.$J$7] * [.$I$1186] + [.$J$8]" office:value-type="float" office:value="-105.587302871048" calcext:value-type="float">
            <text:p>-105.587302871048</text:p>
          </table:table-cell>
        </table:table-row>
        <table:table-row table:style-name="ro1">
          <table:table-cell office:value-type="float" office:value="287094179840" calcext:value-type="float">
            <text:p>287094179840</text:p>
          </table:table-cell>
          <table:table-cell office:value-type="float" office:value="-23.9595584869385" calcext:value-type="float">
            <text:p>-23.9595584869385</text:p>
          </table:table-cell>
          <table:table-cell office:value-type="float" office:value="188796196096" calcext:value-type="float">
            <text:p>188796196096</text:p>
          </table:table-cell>
          <table:table-cell office:value-type="float" office:value="-102.020294189453" calcext:value-type="float">
            <text:p>-102.020294189453</text:p>
          </table:table-cell>
          <table:table-cell/>
          <table:table-cell table:formula="of:=INDEX([.$A$1:.$A$2072]; 1178; 1)" office:value-type="float" office:value="287094355712" calcext:value-type="float">
            <text:p>287094355712</text:p>
          </table:table-cell>
          <table:table-cell table:formula="of:=[.$G$7] * [.$F$1187] + [.$G$8]" office:value-type="float" office:value="-16.6594312861562" calcext:value-type="float">
            <text:p>-16.6594312861562</text:p>
          </table:table-cell>
          <table:table-cell/>
          <table:table-cell table:formula="of:=INDEX([.$C$1:.$C$2072]; 1178; 1)" office:value-type="float" office:value="188796100096" calcext:value-type="float">
            <text:p>188796100096</text:p>
          </table:table-cell>
          <table:table-cell table:formula="of:=[.$J$7] * [.$I$1187] + [.$J$8]" office:value-type="float" office:value="-105.464910270646" calcext:value-type="float">
            <text:p>-105.464910270646</text:p>
          </table:table-cell>
        </table:table-row>
        <table:table-row table:style-name="ro1">
          <table:table-cell office:value-type="float" office:value="287094163968" calcext:value-type="float">
            <text:p>287094163968</text:p>
          </table:table-cell>
          <table:table-cell office:value-type="float" office:value="-25.1021919250488" calcext:value-type="float">
            <text:p>-25.1021919250488</text:p>
          </table:table-cell>
          <table:table-cell office:value-type="float" office:value="188796229888" calcext:value-type="float">
            <text:p>188796229888</text:p>
          </table:table-cell>
          <table:table-cell office:value-type="float" office:value="-100.639793395996" calcext:value-type="float">
            <text:p>-100.639793395996</text:p>
          </table:table-cell>
          <table:table-cell/>
          <table:table-cell table:formula="of:=INDEX([.$A$1:.$A$2072]; 1179; 1)" office:value-type="float" office:value="287094346496" calcext:value-type="float">
            <text:p>287094346496</text:p>
          </table:table-cell>
          <table:table-cell table:formula="of:=[.$G$7] * [.$F$1188] + [.$G$8]" office:value-type="float" office:value="-17.0997105222195" calcext:value-type="float">
            <text:p>-17.0997105222195</text:p>
          </table:table-cell>
          <table:table-cell/>
          <table:table-cell table:formula="of:=INDEX([.$C$1:.$C$2072]; 1179; 1)" office:value-type="float" office:value="188796103680" calcext:value-type="float">
            <text:p>188796103680</text:p>
          </table:table-cell>
          <table:table-cell table:formula="of:=[.$J$7] * [.$I$1188] + [.$J$8]" office:value-type="float" office:value="-105.293560629711" calcext:value-type="float">
            <text:p>-105.293560629711</text:p>
          </table:table-cell>
        </table:table-row>
        <table:table-row table:style-name="ro1">
          <table:table-cell office:value-type="float" office:value="287094159360" calcext:value-type="float">
            <text:p>287094159360</text:p>
          </table:table-cell>
          <table:table-cell office:value-type="float" office:value="-25.6350708007812" calcext:value-type="float">
            <text:p>-25.6350708007812</text:p>
          </table:table-cell>
          <table:table-cell office:value-type="float" office:value="188796253184" calcext:value-type="float">
            <text:p>188796253184</text:p>
          </table:table-cell>
          <table:table-cell office:value-type="float" office:value="-99.6026458740234" calcext:value-type="float">
            <text:p>-99.6026458740234</text:p>
          </table:table-cell>
          <table:table-cell/>
          <table:table-cell table:formula="of:=INDEX([.$A$1:.$A$2072]; 1180; 1)" office:value-type="float" office:value="287094297344" calcext:value-type="float">
            <text:p>287094297344</text:p>
          </table:table-cell>
          <table:table-cell table:formula="of:=[.$G$7] * [.$F$1189] + [.$G$8]" office:value-type="float" office:value="-19.447866441682" calcext:value-type="float">
            <text:p>-19.447866441682</text:p>
          </table:table-cell>
          <table:table-cell/>
          <table:table-cell table:formula="of:=INDEX([.$C$1:.$C$2072]; 1180; 1)" office:value-type="float" office:value="188796118528" calcext:value-type="float">
            <text:p>188796118528</text:p>
          </table:table-cell>
          <table:table-cell table:formula="of:=[.$J$7] * [.$I$1189] + [.$J$8]" office:value-type="float" office:value="-104.583683546633" calcext:value-type="float">
            <text:p>-104.583683546633</text:p>
          </table:table-cell>
        </table:table-row>
        <table:table-row table:style-name="ro1">
          <table:table-cell office:value-type="float" office:value="287094157568" calcext:value-type="float">
            <text:p>287094157568</text:p>
          </table:table-cell>
          <table:table-cell office:value-type="float" office:value="-25.8231945037842" calcext:value-type="float">
            <text:p>-25.8231945037842</text:p>
          </table:table-cell>
          <table:table-cell office:value-type="float" office:value="188796264704" calcext:value-type="float">
            <text:p>188796264704</text:p>
          </table:table-cell>
          <table:table-cell office:value-type="float" office:value="-99.0675201416016" calcext:value-type="float">
            <text:p>-99.0675201416016</text:p>
          </table:table-cell>
          <table:table-cell/>
          <table:table-cell table:formula="of:=INDEX([.$A$1:.$A$2072]; 1181; 1)" office:value-type="float" office:value="287094286848" calcext:value-type="float">
            <text:p>287094286848</text:p>
          </table:table-cell>
          <table:table-cell table:formula="of:=[.$G$7] * [.$F$1190] + [.$G$8]" office:value-type="float" office:value="-19.9492955710739" calcext:value-type="float">
            <text:p>-19.9492955710739</text:p>
          </table:table-cell>
          <table:table-cell/>
          <table:table-cell table:formula="of:=INDEX([.$C$1:.$C$2072]; 1181; 1)" office:value-type="float" office:value="188796121600" calcext:value-type="float">
            <text:p>188796121600</text:p>
          </table:table-cell>
          <table:table-cell table:formula="of:=[.$J$7] * [.$I$1190] + [.$J$8]" office:value-type="float" office:value="-104.436812425032" calcext:value-type="float">
            <text:p>-104.436812425032</text:p>
          </table:table-cell>
        </table:table-row>
        <table:table-row table:style-name="ro1">
          <table:table-cell office:value-type="float" office:value="287094153216" calcext:value-type="float">
            <text:p>287094153216</text:p>
          </table:table-cell>
          <table:table-cell office:value-type="float" office:value="-26.1219329833984" calcext:value-type="float">
            <text:p>-26.1219329833984</text:p>
          </table:table-cell>
          <table:table-cell office:value-type="float" office:value="188796287744" calcext:value-type="float">
            <text:p>188796287744</text:p>
          </table:table-cell>
          <table:table-cell office:value-type="float" office:value="-97.9748306274414" calcext:value-type="float">
            <text:p>-97.9748306274414</text:p>
          </table:table-cell>
          <table:table-cell/>
          <table:table-cell table:formula="of:=INDEX([.$A$1:.$A$2072]; 1182; 1)" office:value-type="float" office:value="287094276096" calcext:value-type="float">
            <text:p>287094276096</text:p>
          </table:table-cell>
          <table:table-cell table:formula="of:=[.$G$7] * [.$F$1191] + [.$G$8]" office:value-type="float" office:value="-20.4629546776414" calcext:value-type="float">
            <text:p>-20.4629546776414</text:p>
          </table:table-cell>
          <table:table-cell/>
          <table:table-cell table:formula="of:=INDEX([.$C$1:.$C$2072]; 1182; 1)" office:value-type="float" office:value="188796125440" calcext:value-type="float">
            <text:p>188796125440</text:p>
          </table:table-cell>
          <table:table-cell table:formula="of:=[.$J$7] * [.$I$1191] + [.$J$8]" office:value-type="float" office:value="-104.253223523498" calcext:value-type="float">
            <text:p>-104.253223523498</text:p>
          </table:table-cell>
        </table:table-row>
        <table:table-row table:style-name="ro1">
          <table:table-cell office:value-type="float" office:value="287094151424" calcext:value-type="float">
            <text:p>287094151424</text:p>
          </table:table-cell>
          <table:table-cell office:value-type="float" office:value="-26.2478561401367" calcext:value-type="float">
            <text:p>-26.2478561401367</text:p>
          </table:table-cell>
          <table:table-cell office:value-type="float" office:value="188796299264" calcext:value-type="float">
            <text:p>188796299264</text:p>
          </table:table-cell>
          <table:table-cell office:value-type="float" office:value="-97.4238815307617" calcext:value-type="float">
            <text:p>-97.4238815307617</text:p>
          </table:table-cell>
          <table:table-cell/>
          <table:table-cell table:formula="of:=INDEX([.$A$1:.$A$2072]; 1183; 1)" office:value-type="float" office:value="287094254848" calcext:value-type="float">
            <text:p>287094254848</text:p>
          </table:table-cell>
          <table:table-cell table:formula="of:=[.$G$7] * [.$F$1192] + [.$G$8]" office:value-type="float" office:value="-21.4780429154634" calcext:value-type="float">
            <text:p>-21.4780429154634</text:p>
          </table:table-cell>
          <table:table-cell/>
          <table:table-cell table:formula="of:=INDEX([.$C$1:.$C$2072]; 1183; 1)" office:value-type="float" office:value="188796134144" calcext:value-type="float">
            <text:p>188796134144</text:p>
          </table:table-cell>
          <table:table-cell table:formula="of:=[.$J$7] * [.$I$1192] + [.$J$8]" office:value-type="float" office:value="-103.837088681757" calcext:value-type="float">
            <text:p>-103.837088681757</text:p>
          </table:table-cell>
        </table:table-row>
        <table:table-row table:style-name="ro1">
          <table:table-cell office:value-type="float" office:value="287094146816" calcext:value-type="float">
            <text:p>287094146816</text:p>
          </table:table-cell>
          <table:table-cell office:value-type="float" office:value="-26.4470596313477" calcext:value-type="float">
            <text:p>-26.4470596313477</text:p>
          </table:table-cell>
          <table:table-cell office:value-type="float" office:value="188796322304" calcext:value-type="float">
            <text:p>188796322304</text:p>
          </table:table-cell>
          <table:table-cell office:value-type="float" office:value="-96.3169708251953" calcext:value-type="float">
            <text:p>-96.3169708251953</text:p>
          </table:table-cell>
          <table:table-cell/>
          <table:table-cell table:formula="of:=INDEX([.$A$1:.$A$2072]; 1184; 1)" office:value-type="float" office:value="287094244096" calcext:value-type="float">
            <text:p>287094244096</text:p>
          </table:table-cell>
          <table:table-cell table:formula="of:=[.$G$7] * [.$F$1193] + [.$G$8]" office:value-type="float" office:value="-21.9917020220309" calcext:value-type="float">
            <text:p>-21.9917020220309</text:p>
          </table:table-cell>
          <table:table-cell/>
          <table:table-cell table:formula="of:=INDEX([.$C$1:.$C$2072]; 1184; 1)" office:value-type="float" office:value="188796139520" calcext:value-type="float">
            <text:p>188796139520</text:p>
          </table:table-cell>
          <table:table-cell table:formula="of:=[.$J$7] * [.$I$1193] + [.$J$8]" office:value-type="float" office:value="-103.580064220354" calcext:value-type="float">
            <text:p>-103.580064220354</text:p>
          </table:table-cell>
        </table:table-row>
        <table:table-row table:style-name="ro1">
          <table:table-cell office:value-type="float" office:value="287094137856" calcext:value-type="float">
            <text:p>287094137856</text:p>
          </table:table-cell>
          <table:table-cell office:value-type="float" office:value="-26.736930847168" calcext:value-type="float">
            <text:p>-26.736930847168</text:p>
          </table:table-cell>
          <table:table-cell office:value-type="float" office:value="188796356352" calcext:value-type="float">
            <text:p>188796356352</text:p>
          </table:table-cell>
          <table:table-cell office:value-type="float" office:value="-94.6674270629883" calcext:value-type="float">
            <text:p>-94.6674270629883</text:p>
          </table:table-cell>
          <table:table-cell/>
          <table:table-cell table:formula="of:=INDEX([.$A$1:.$A$2072]; 1185; 1)" office:value-type="float" office:value="287094223360" calcext:value-type="float">
            <text:p>287094223360</text:p>
          </table:table-cell>
          <table:table-cell table:formula="of:=[.$G$7] * [.$F$1194] + [.$G$8]" office:value-type="float" office:value="-22.9823303017765" calcext:value-type="float">
            <text:p>-22.9823303017765</text:p>
          </table:table-cell>
          <table:table-cell/>
          <table:table-cell table:formula="of:=INDEX([.$C$1:.$C$2072]; 1185; 1)" office:value-type="float" office:value="188796152064" calcext:value-type="float">
            <text:p>188796152064</text:p>
          </table:table-cell>
          <table:table-cell table:formula="of:=[.$J$7] * [.$I$1194] + [.$J$8]" office:value-type="float" office:value="-102.980340477079" calcext:value-type="float">
            <text:p>-102.980340477079</text:p>
          </table:table-cell>
        </table:table-row>
        <table:table-row table:style-name="ro1">
          <table:table-cell office:value-type="float" office:value="287094134272" calcext:value-type="float">
            <text:p>287094134272</text:p>
          </table:table-cell>
          <table:table-cell office:value-type="float" office:value="-26.8576240539551" calcext:value-type="float">
            <text:p>-26.8576240539551</text:p>
          </table:table-cell>
          <table:table-cell office:value-type="float" office:value="188796367104" calcext:value-type="float">
            <text:p>188796367104</text:p>
          </table:table-cell>
          <table:table-cell office:value-type="float" office:value="-94.1272430419922" calcext:value-type="float">
            <text:p>-94.1272430419922</text:p>
          </table:table-cell>
          <table:table-cell/>
          <table:table-cell table:formula="of:=INDEX([.$A$1:.$A$2072]; 1186; 1)" office:value-type="float" office:value="287094213632" calcext:value-type="float">
            <text:p>287094213632</text:p>
          </table:table-cell>
          <table:table-cell table:formula="of:=[.$G$7] * [.$F$1195] + [.$G$8]" office:value-type="float" office:value="-23.4470694940537" calcext:value-type="float">
            <text:p>-23.4470694940537</text:p>
          </table:table-cell>
          <table:table-cell/>
          <table:table-cell table:formula="of:=INDEX([.$C$1:.$C$2072]; 1186; 1)" office:value-type="float" office:value="188796159488" calcext:value-type="float">
            <text:p>188796159488</text:p>
          </table:table-cell>
          <table:table-cell table:formula="of:=[.$J$7] * [.$I$1195] + [.$J$8]" office:value-type="float" office:value="-102.625401934609" calcext:value-type="float">
            <text:p>-102.625401934609</text:p>
          </table:table-cell>
        </table:table-row>
        <table:table-row table:style-name="ro1">
          <table:table-cell office:value-type="float" office:value="287094125056" calcext:value-type="float">
            <text:p>287094125056</text:p>
          </table:table-cell>
          <table:table-cell office:value-type="float" office:value="-27.1445426940918" calcext:value-type="float">
            <text:p>-27.1445426940918</text:p>
          </table:table-cell>
          <table:table-cell office:value-type="float" office:value="188796387072" calcext:value-type="float">
            <text:p>188796387072</text:p>
          </table:table-cell>
          <table:table-cell office:value-type="float" office:value="-93.0960006713867" calcext:value-type="float">
            <text:p>-93.0960006713867</text:p>
          </table:table-cell>
          <table:table-cell/>
          <table:table-cell table:formula="of:=INDEX([.$A$1:.$A$2072]; 1187; 1)" office:value-type="float" office:value="287094179840" calcext:value-type="float">
            <text:p>287094179840</text:p>
          </table:table-cell>
          <table:table-cell table:formula="of:=[.$G$7] * [.$F$1196] + [.$G$8]" office:value-type="float" office:value="-25.0614266898483" calcext:value-type="float">
            <text:p>-25.0614266898483</text:p>
          </table:table-cell>
          <table:table-cell/>
          <table:table-cell table:formula="of:=INDEX([.$C$1:.$C$2072]; 1187; 1)" office:value-type="float" office:value="188796196096" calcext:value-type="float">
            <text:p>188796196096</text:p>
          </table:table-cell>
          <table:table-cell table:formula="of:=[.$J$7] * [.$I$1196] + [.$J$8]" office:value-type="float" office:value="-100.875187745318" calcext:value-type="float">
            <text:p>-100.875187745318</text:p>
          </table:table-cell>
        </table:table-row>
        <table:table-row table:style-name="ro1">
          <table:table-cell office:value-type="float" office:value="287094119936" calcext:value-type="float">
            <text:p>287094119936</text:p>
          </table:table-cell>
          <table:table-cell office:value-type="float" office:value="-27.3178443908691" calcext:value-type="float">
            <text:p>-27.3178443908691</text:p>
          </table:table-cell>
          <table:table-cell office:value-type="float" office:value="188796396288" calcext:value-type="float">
            <text:p>188796396288</text:p>
          </table:table-cell>
          <table:table-cell office:value-type="float" office:value="-92.6125793457031" calcext:value-type="float">
            <text:p>-92.6125793457031</text:p>
          </table:table-cell>
          <table:table-cell/>
          <table:table-cell table:formula="of:=INDEX([.$A$1:.$A$2072]; 1188; 1)" office:value-type="float" office:value="287094163968" calcext:value-type="float">
            <text:p>287094163968</text:p>
          </table:table-cell>
          <table:table-cell table:formula="of:=[.$G$7] * [.$F$1197] + [.$G$8]" office:value-type="float" office:value="-25.8196853715926" calcext:value-type="float">
            <text:p>-25.8196853715926</text:p>
          </table:table-cell>
          <table:table-cell/>
          <table:table-cell table:formula="of:=INDEX([.$C$1:.$C$2072]; 1188; 1)" office:value-type="float" office:value="188796229888" calcext:value-type="float">
            <text:p>188796229888</text:p>
          </table:table-cell>
          <table:table-cell table:formula="of:=[.$J$7] * [.$I$1197] + [.$J$8]" office:value-type="float" office:value="-99.2596054151654" calcext:value-type="float">
            <text:p>-99.2596054151654</text:p>
          </table:table-cell>
        </table:table-row>
        <table:table-row table:style-name="ro1">
          <table:table-cell office:value-type="float" office:value="287094102016" calcext:value-type="float">
            <text:p>287094102016</text:p>
          </table:table-cell>
          <table:table-cell office:value-type="float" office:value="-27.955078125" calcext:value-type="float">
            <text:p>-27.955078125</text:p>
          </table:table-cell>
          <table:table-cell office:value-type="float" office:value="188796419584" calcext:value-type="float">
            <text:p>188796419584</text:p>
          </table:table-cell>
          <table:table-cell office:value-type="float" office:value="-91.3130035400391" calcext:value-type="float">
            <text:p>-91.3130035400391</text:p>
          </table:table-cell>
          <table:table-cell/>
          <table:table-cell table:formula="of:=INDEX([.$A$1:.$A$2072]; 1189; 1)" office:value-type="float" office:value="287094159360" calcext:value-type="float">
            <text:p>287094159360</text:p>
          </table:table-cell>
          <table:table-cell table:formula="of:=[.$G$7] * [.$F$1198] + [.$G$8]" office:value-type="float" office:value="-26.0398249905556" calcext:value-type="float">
            <text:p>-26.0398249905556</text:p>
          </table:table-cell>
          <table:table-cell/>
          <table:table-cell table:formula="of:=INDEX([.$C$1:.$C$2072]; 1189; 1)" office:value-type="float" office:value="188796253184" calcext:value-type="float">
            <text:p>188796253184</text:p>
          </table:table-cell>
          <table:table-cell table:formula="of:=[.$J$7] * [.$I$1198] + [.$J$8]" office:value-type="float" office:value="-98.1458327490836" calcext:value-type="float">
            <text:p>-98.1458327490836</text:p>
          </table:table-cell>
        </table:table-row>
        <table:table-row table:style-name="ro1">
          <table:table-cell office:value-type="float" office:value="287094095360" calcext:value-type="float">
            <text:p>287094095360</text:p>
          </table:table-cell>
          <table:table-cell office:value-type="float" office:value="-28.2041931152344" calcext:value-type="float">
            <text:p>-28.2041931152344</text:p>
          </table:table-cell>
          <table:table-cell office:value-type="float" office:value="188796425728" calcext:value-type="float">
            <text:p>188796425728</text:p>
          </table:table-cell>
          <table:table-cell office:value-type="float" office:value="-90.9388427734375" calcext:value-type="float">
            <text:p>-90.9388427734375</text:p>
          </table:table-cell>
          <table:table-cell/>
          <table:table-cell table:formula="of:=INDEX([.$A$1:.$A$2072]; 1190; 1)" office:value-type="float" office:value="287094157568" calcext:value-type="float">
            <text:p>287094157568</text:p>
          </table:table-cell>
          <table:table-cell table:formula="of:=[.$G$7] * [.$F$1199] + [.$G$8]" office:value-type="float" office:value="-26.1254348419607" calcext:value-type="float">
            <text:p>-26.1254348419607</text:p>
          </table:table-cell>
          <table:table-cell/>
          <table:table-cell table:formula="of:=INDEX([.$C$1:.$C$2072]; 1190; 1)" office:value-type="float" office:value="188796264704" calcext:value-type="float">
            <text:p>188796264704</text:p>
          </table:table-cell>
          <table:table-cell table:formula="of:=[.$J$7] * [.$I$1199] + [.$J$8]" office:value-type="float" office:value="-97.5950660444796" calcext:value-type="float">
            <text:p>-97.5950660444796</text:p>
          </table:table-cell>
        </table:table-row>
        <table:table-row table:style-name="ro1">
          <table:table-cell office:value-type="float" office:value="287094088448" calcext:value-type="float">
            <text:p>287094088448</text:p>
          </table:table-cell>
          <table:table-cell office:value-type="float" office:value="-28.4685859680176" calcext:value-type="float">
            <text:p>-28.4685859680176</text:p>
          </table:table-cell>
          <table:table-cell office:value-type="float" office:value="188796431360" calcext:value-type="float">
            <text:p>188796431360</text:p>
          </table:table-cell>
          <table:table-cell office:value-type="float" office:value="-90.5980606079102" calcext:value-type="float">
            <text:p>-90.5980606079102</text:p>
          </table:table-cell>
          <table:table-cell/>
          <table:table-cell table:formula="of:=INDEX([.$A$1:.$A$2072]; 1191; 1)" office:value-type="float" office:value="287094153216" calcext:value-type="float">
            <text:p>287094153216</text:p>
          </table:table-cell>
          <table:table-cell table:formula="of:=[.$G$7] * [.$F$1200] + [.$G$8]" office:value-type="float" office:value="-26.3333444800228" calcext:value-type="float">
            <text:p>-26.3333444800228</text:p>
          </table:table-cell>
          <table:table-cell/>
          <table:table-cell table:formula="of:=INDEX([.$C$1:.$C$2072]; 1191; 1)" office:value-type="float" office:value="188796287744" calcext:value-type="float">
            <text:p>188796287744</text:p>
          </table:table-cell>
          <table:table-cell table:formula="of:=[.$J$7] * [.$I$1200] + [.$J$8]" office:value-type="float" office:value="-96.4935326389968" calcext:value-type="float">
            <text:p>-96.4935326389968</text:p>
          </table:table-cell>
        </table:table-row>
        <table:table-row table:style-name="ro1">
          <table:table-cell office:value-type="float" office:value="287094081536" calcext:value-type="float">
            <text:p>287094081536</text:p>
          </table:table-cell>
          <table:table-cell office:value-type="float" office:value="-28.7460899353027" calcext:value-type="float">
            <text:p>-28.7460899353027</text:p>
          </table:table-cell>
          <table:table-cell office:value-type="float" office:value="188796435968" calcext:value-type="float">
            <text:p>188796435968</text:p>
          </table:table-cell>
          <table:table-cell office:value-type="float" office:value="-90.2933578491211" calcext:value-type="float">
            <text:p>-90.2933578491211</text:p>
          </table:table-cell>
          <table:table-cell/>
          <table:table-cell table:formula="of:=INDEX([.$A$1:.$A$2072]; 1192; 1)" office:value-type="float" office:value="287094151424" calcext:value-type="float">
            <text:p>287094151424</text:p>
          </table:table-cell>
          <table:table-cell table:formula="of:=[.$G$7] * [.$F$1201] + [.$G$8]" office:value-type="float" office:value="-26.4189543314278" calcext:value-type="float">
            <text:p>-26.4189543314278</text:p>
          </table:table-cell>
          <table:table-cell/>
          <table:table-cell table:formula="of:=INDEX([.$C$1:.$C$2072]; 1192; 1)" office:value-type="float" office:value="188796299264" calcext:value-type="float">
            <text:p>188796299264</text:p>
          </table:table-cell>
          <table:table-cell table:formula="of:=[.$J$7] * [.$I$1201] + [.$J$8]" office:value-type="float" office:value="-95.9427659362555" calcext:value-type="float">
            <text:p>-95.9427659362555</text:p>
          </table:table-cell>
        </table:table-row>
        <table:table-row table:style-name="ro1">
          <table:table-cell office:value-type="float" office:value="287094067200" calcext:value-type="float">
            <text:p>287094067200</text:p>
          </table:table-cell>
          <table:table-cell office:value-type="float" office:value="-29.3266162872314" calcext:value-type="float">
            <text:p>-29.3266162872314</text:p>
          </table:table-cell>
          <table:table-cell office:value-type="float" office:value="188796442624" calcext:value-type="float">
            <text:p>188796442624</text:p>
          </table:table-cell>
          <table:table-cell office:value-type="float" office:value="-89.7905044555664" calcext:value-type="float">
            <text:p>-89.7905044555664</text:p>
          </table:table-cell>
          <table:table-cell/>
          <table:table-cell table:formula="of:=INDEX([.$A$1:.$A$2072]; 1193; 1)" office:value-type="float" office:value="287094146816" calcext:value-type="float">
            <text:p>287094146816</text:p>
          </table:table-cell>
          <table:table-cell table:formula="of:=[.$G$7] * [.$F$1202] + [.$G$8]" office:value-type="float" office:value="-26.6390939485282" calcext:value-type="float">
            <text:p>-26.6390939485282</text:p>
          </table:table-cell>
          <table:table-cell/>
          <table:table-cell table:formula="of:=INDEX([.$C$1:.$C$2072]; 1193; 1)" office:value-type="float" office:value="188796322304" calcext:value-type="float">
            <text:p>188796322304</text:p>
          </table:table-cell>
          <table:table-cell table:formula="of:=[.$J$7] * [.$I$1202] + [.$J$8]" office:value-type="float" office:value="-94.84123252891" calcext:value-type="float">
            <text:p>-94.84123252891</text:p>
          </table:table-cell>
        </table:table-row>
        <table:table-row table:style-name="ro1">
          <table:table-cell office:value-type="float" office:value="287094060288" calcext:value-type="float">
            <text:p>287094060288</text:p>
          </table:table-cell>
          <table:table-cell office:value-type="float" office:value="-29.6230030059814" calcext:value-type="float">
            <text:p>-29.6230030059814</text:p>
          </table:table-cell>
          <table:table-cell office:value-type="float" office:value="188796444928" calcext:value-type="float">
            <text:p>188796444928</text:p>
          </table:table-cell>
          <table:table-cell office:value-type="float" office:value="-89.5952529907227" calcext:value-type="float">
            <text:p>-89.5952529907227</text:p>
          </table:table-cell>
          <table:table-cell/>
          <table:table-cell table:formula="of:=INDEX([.$A$1:.$A$2072]; 1194; 1)" office:value-type="float" office:value="287094137856" calcext:value-type="float">
            <text:p>287094137856</text:p>
          </table:table-cell>
          <table:table-cell table:formula="of:=[.$G$7] * [.$F$1203] + [.$G$8]" office:value-type="float" office:value="-27.0671432055533" calcext:value-type="float">
            <text:p>-27.0671432055533</text:p>
          </table:table-cell>
          <table:table-cell/>
          <table:table-cell table:formula="of:=INDEX([.$C$1:.$C$2072]; 1194; 1)" office:value-type="float" office:value="188796356352" calcext:value-type="float">
            <text:p>188796356352</text:p>
          </table:table-cell>
          <table:table-cell table:formula="of:=[.$J$7] * [.$I$1203] + [.$J$8]" office:value-type="float" office:value="-93.2134109400213" calcext:value-type="float">
            <text:p>-93.2134109400213</text:p>
          </table:table-cell>
        </table:table-row>
        <table:table-row table:style-name="ro1">
          <table:table-cell office:value-type="float" office:value="287094053632" calcext:value-type="float">
            <text:p>287094053632</text:p>
          </table:table-cell>
          <table:table-cell office:value-type="float" office:value="-29.9188938140869" calcext:value-type="float">
            <text:p>-29.9188938140869</text:p>
          </table:table-cell>
          <table:table-cell office:value-type="float" office:value="188796446208" calcext:value-type="float">
            <text:p>188796446208</text:p>
          </table:table-cell>
          <table:table-cell office:value-type="float" office:value="-89.4349746704102" calcext:value-type="float">
            <text:p>-89.4349746704102</text:p>
          </table:table-cell>
          <table:table-cell/>
          <table:table-cell table:formula="of:=INDEX([.$A$1:.$A$2072]; 1195; 1)" office:value-type="float" office:value="287094134272" calcext:value-type="float">
            <text:p>287094134272</text:p>
          </table:table-cell>
          <table:table-cell table:formula="of:=[.$G$7] * [.$F$1204] + [.$G$8]" office:value-type="float" office:value="-27.2383629083633" calcext:value-type="float">
            <text:p>-27.2383629083633</text:p>
          </table:table-cell>
          <table:table-cell/>
          <table:table-cell table:formula="of:=INDEX([.$C$1:.$C$2072]; 1195; 1)" office:value-type="float" office:value="188796367104" calcext:value-type="float">
            <text:p>188796367104</text:p>
          </table:table-cell>
          <table:table-cell table:formula="of:=[.$J$7] * [.$I$1204] + [.$J$8]" office:value-type="float" office:value="-92.6993620172143" calcext:value-type="float">
            <text:p>-92.6993620172143</text:p>
          </table:table-cell>
        </table:table-row>
        <table:table-row table:style-name="ro1">
          <table:table-cell office:value-type="float" office:value="287094046976" calcext:value-type="float">
            <text:p>287094046976</text:p>
          </table:table-cell>
          <table:table-cell office:value-type="float" office:value="-30.2105026245117" calcext:value-type="float">
            <text:p>-30.2105026245117</text:p>
          </table:table-cell>
          <table:table-cell office:value-type="float" office:value="188796446976" calcext:value-type="float">
            <text:p>188796446976</text:p>
          </table:table-cell>
          <table:table-cell office:value-type="float" office:value="-89.3096466064453" calcext:value-type="float">
            <text:p>-89.3096466064453</text:p>
          </table:table-cell>
          <table:table-cell/>
          <table:table-cell table:formula="of:=INDEX([.$A$1:.$A$2072]; 1196; 1)" office:value-type="float" office:value="287094125056" calcext:value-type="float">
            <text:p>287094125056</text:p>
          </table:table-cell>
          <table:table-cell table:formula="of:=[.$G$7] * [.$F$1205] + [.$G$8]" office:value-type="float" office:value="-27.6786421425641" calcext:value-type="float">
            <text:p>-27.6786421425641</text:p>
          </table:table-cell>
          <table:table-cell/>
          <table:table-cell table:formula="of:=INDEX([.$C$1:.$C$2072]; 1196; 1)" office:value-type="float" office:value="188796387072" calcext:value-type="float">
            <text:p>188796387072</text:p>
          </table:table-cell>
          <table:table-cell table:formula="of:=[.$J$7] * [.$I$1205] + [.$J$8]" office:value-type="float" office:value="-91.7446997314692" calcext:value-type="float">
            <text:p>-91.7446997314692</text:p>
          </table:table-cell>
        </table:table-row>
        <table:table-row table:style-name="ro1">
          <table:table-cell office:value-type="float" office:value="287094034944" calcext:value-type="float">
            <text:p>287094034944</text:p>
          </table:table-cell>
          <table:table-cell office:value-type="float" office:value="-30.7677955627441" calcext:value-type="float">
            <text:p>-30.7677955627441</text:p>
          </table:table-cell>
          <table:table-cell office:value-type="float" office:value="188796446464" calcext:value-type="float">
            <text:p>188796446464</text:p>
          </table:table-cell>
          <table:table-cell office:value-type="float" office:value="-89.1570129394531" calcext:value-type="float">
            <text:p>-89.1570129394531</text:p>
          </table:table-cell>
          <table:table-cell/>
          <table:table-cell table:formula="of:=INDEX([.$A$1:.$A$2072]; 1197; 1)" office:value-type="float" office:value="287094119936" calcext:value-type="float">
            <text:p>287094119936</text:p>
          </table:table-cell>
          <table:table-cell table:formula="of:=[.$G$7] * [.$F$1206] + [.$G$8]" office:value-type="float" office:value="-27.9232417177409" calcext:value-type="float">
            <text:p>-27.9232417177409</text:p>
          </table:table-cell>
          <table:table-cell/>
          <table:table-cell table:formula="of:=INDEX([.$C$1:.$C$2072]; 1197; 1)" office:value-type="float" office:value="188796396288" calcext:value-type="float">
            <text:p>188796396288</text:p>
          </table:table-cell>
          <table:table-cell table:formula="of:=[.$J$7] * [.$I$1206] + [.$J$8]" office:value-type="float" office:value="-91.304086368531" calcext:value-type="float">
            <text:p>-91.304086368531</text:p>
          </table:table-cell>
        </table:table-row>
        <table:table-row table:style-name="ro1">
          <table:table-cell office:value-type="float" office:value="287094029312" calcext:value-type="float">
            <text:p>287094029312</text:p>
          </table:table-cell>
          <table:table-cell office:value-type="float" office:value="-31.0291919708252" calcext:value-type="float">
            <text:p>-31.0291919708252</text:p>
          </table:table-cell>
          <table:table-cell office:value-type="float" office:value="188796445696" calcext:value-type="float">
            <text:p>188796445696</text:p>
          </table:table-cell>
          <table:table-cell office:value-type="float" office:value="-89.1208953857422" calcext:value-type="float">
            <text:p>-89.1208953857422</text:p>
          </table:table-cell>
          <table:table-cell/>
          <table:table-cell table:formula="of:=INDEX([.$A$1:.$A$2072]; 1198; 1)" office:value-type="float" office:value="287094102016" calcext:value-type="float">
            <text:p>287094102016</text:p>
          </table:table-cell>
          <table:table-cell table:formula="of:=[.$G$7] * [.$F$1207] + [.$G$8]" office:value-type="float" office:value="-28.7793402299285" calcext:value-type="float">
            <text:p>-28.7793402299285</text:p>
          </table:table-cell>
          <table:table-cell/>
          <table:table-cell table:formula="of:=INDEX([.$C$1:.$C$2072]; 1198; 1)" office:value-type="float" office:value="188796419584" calcext:value-type="float">
            <text:p>188796419584</text:p>
          </table:table-cell>
          <table:table-cell table:formula="of:=[.$J$7] * [.$I$1207] + [.$J$8]" office:value-type="float" office:value="-90.1903137024492" calcext:value-type="float">
            <text:p>-90.1903137024492</text:p>
          </table:table-cell>
        </table:table-row>
        <table:table-row table:style-name="ro1">
          <table:table-cell office:value-type="float" office:value="287094024192" calcext:value-type="float">
            <text:p>287094024192</text:p>
          </table:table-cell>
          <table:table-cell office:value-type="float" office:value="-31.2805042266846" calcext:value-type="float">
            <text:p>-31.2805042266846</text:p>
          </table:table-cell>
          <table:table-cell office:value-type="float" office:value="188796444416" calcext:value-type="float">
            <text:p>188796444416</text:p>
          </table:table-cell>
          <table:table-cell office:value-type="float" office:value="-89.1063766479492" calcext:value-type="float">
            <text:p>-89.1063766479492</text:p>
          </table:table-cell>
          <table:table-cell/>
          <table:table-cell table:formula="of:=INDEX([.$A$1:.$A$2072]; 1199; 1)" office:value-type="float" office:value="287094095360" calcext:value-type="float">
            <text:p>287094095360</text:p>
          </table:table-cell>
          <table:table-cell table:formula="of:=[.$G$7] * [.$F$1208] + [.$G$8]" office:value-type="float" office:value="-29.0973196774721" calcext:value-type="float">
            <text:p>-29.0973196774721</text:p>
          </table:table-cell>
          <table:table-cell/>
          <table:table-cell table:formula="of:=INDEX([.$C$1:.$C$2072]; 1199; 1)" office:value-type="float" office:value="188796425728" calcext:value-type="float">
            <text:p>188796425728</text:p>
          </table:table-cell>
          <table:table-cell table:formula="of:=[.$J$7] * [.$I$1208] + [.$J$8]" office:value-type="float" office:value="-89.8965714611113" calcext:value-type="float">
            <text:p>-89.8965714611113</text:p>
          </table:table-cell>
        </table:table-row>
        <table:table-row table:style-name="ro1">
          <table:table-cell office:value-type="float" office:value="287094018816" calcext:value-type="float">
            <text:p>287094018816</text:p>
          </table:table-cell>
          <table:table-cell office:value-type="float" office:value="-31.5223846435547" calcext:value-type="float">
            <text:p>-31.5223846435547</text:p>
          </table:table-cell>
          <table:table-cell office:value-type="float" office:value="188796443136" calcext:value-type="float">
            <text:p>188796443136</text:p>
          </table:table-cell>
          <table:table-cell office:value-type="float" office:value="-89.1113739013672" calcext:value-type="float">
            <text:p>-89.1113739013672</text:p>
          </table:table-cell>
          <table:table-cell/>
          <table:table-cell table:formula="of:=INDEX([.$A$1:.$A$2072]; 1200; 1)" office:value-type="float" office:value="287094088448" calcext:value-type="float">
            <text:p>287094088448</text:p>
          </table:table-cell>
          <table:table-cell table:formula="of:=[.$G$7] * [.$F$1209] + [.$G$8]" office:value-type="float" office:value="-29.427529104054" calcext:value-type="float">
            <text:p>-29.427529104054</text:p>
          </table:table-cell>
          <table:table-cell/>
          <table:table-cell table:formula="of:=INDEX([.$C$1:.$C$2072]; 1200; 1)" office:value-type="float" office:value="188796431360" calcext:value-type="float">
            <text:p>188796431360</text:p>
          </table:table-cell>
          <table:table-cell table:formula="of:=[.$J$7] * [.$I$1209] + [.$J$8]" office:value-type="float" office:value="-89.6273077391088" calcext:value-type="float">
            <text:p>-89.6273077391088</text:p>
          </table:table-cell>
        </table:table-row>
        <table:table-row table:style-name="ro1">
          <table:table-cell office:value-type="float" office:value="287094008320" calcext:value-type="float">
            <text:p>287094008320</text:p>
          </table:table-cell>
          <table:table-cell office:value-type="float" office:value="-32.006477355957" calcext:value-type="float">
            <text:p>-32.006477355957</text:p>
          </table:table-cell>
          <table:table-cell office:value-type="float" office:value="188796442880" calcext:value-type="float">
            <text:p>188796442880</text:p>
          </table:table-cell>
          <table:table-cell office:value-type="float" office:value="-89.1282196044922" calcext:value-type="float">
            <text:p>-89.1282196044922</text:p>
          </table:table-cell>
          <table:table-cell/>
          <table:table-cell table:formula="of:=INDEX([.$A$1:.$A$2072]; 1201; 1)" office:value-type="float" office:value="287094081536" calcext:value-type="float">
            <text:p>287094081536</text:p>
          </table:table-cell>
          <table:table-cell table:formula="of:=[.$G$7] * [.$F$1210] + [.$G$8]" office:value-type="float" office:value="-29.7577385306358" calcext:value-type="float">
            <text:p>-29.7577385306358</text:p>
          </table:table-cell>
          <table:table-cell/>
          <table:table-cell table:formula="of:=INDEX([.$C$1:.$C$2072]; 1201; 1)" office:value-type="float" office:value="188796435968" calcext:value-type="float">
            <text:p>188796435968</text:p>
          </table:table-cell>
          <table:table-cell table:formula="of:=[.$J$7] * [.$I$1210] + [.$J$8]" office:value-type="float" office:value="-89.4070010576397" calcext:value-type="float">
            <text:p>-89.4070010576397</text:p>
          </table:table-cell>
        </table:table-row>
        <table:table-row table:style-name="ro1">
          <table:table-cell office:value-type="float" office:value="287094002944" calcext:value-type="float">
            <text:p>287094002944</text:p>
          </table:table-cell>
          <table:table-cell office:value-type="float" office:value="-32.2539482116699" calcext:value-type="float">
            <text:p>-32.2539482116699</text:p>
          </table:table-cell>
          <table:table-cell office:value-type="float" office:value="188796443904" calcext:value-type="float">
            <text:p>188796443904</text:p>
          </table:table-cell>
          <table:table-cell office:value-type="float" office:value="-89.1132659912109" calcext:value-type="float">
            <text:p>-89.1132659912109</text:p>
          </table:table-cell>
          <table:table-cell/>
          <table:table-cell table:formula="of:=INDEX([.$A$1:.$A$2072]; 1202; 1)" office:value-type="float" office:value="287094067200" calcext:value-type="float">
            <text:p>287094067200</text:p>
          </table:table-cell>
          <table:table-cell table:formula="of:=[.$G$7] * [.$F$1211] + [.$G$8]" office:value-type="float" office:value="-30.442617341876" calcext:value-type="float">
            <text:p>-30.442617341876</text:p>
          </table:table-cell>
          <table:table-cell/>
          <table:table-cell table:formula="of:=INDEX([.$C$1:.$C$2072]; 1202; 1)" office:value-type="float" office:value="188796442624" calcext:value-type="float">
            <text:p>188796442624</text:p>
          </table:table-cell>
          <table:table-cell table:formula="of:=[.$J$7] * [.$I$1211] + [.$J$8]" office:value-type="float" office:value="-89.0887802969664" calcext:value-type="float">
            <text:p>-89.0887802969664</text:p>
          </table:table-cell>
        </table:table-row>
        <table:table-row table:style-name="ro1">
          <table:table-cell office:value-type="float" office:value="287093997568" calcext:value-type="float">
            <text:p>287093997568</text:p>
          </table:table-cell>
          <table:table-cell office:value-type="float" office:value="-32.5044784545898" calcext:value-type="float">
            <text:p>-32.5044784545898</text:p>
          </table:table-cell>
          <table:table-cell office:value-type="float" office:value="188796444672" calcext:value-type="float">
            <text:p>188796444672</text:p>
          </table:table-cell>
          <table:table-cell office:value-type="float" office:value="-89.0836563110352" calcext:value-type="float">
            <text:p>-89.0836563110352</text:p>
          </table:table-cell>
          <table:table-cell/>
          <table:table-cell table:formula="of:=INDEX([.$A$1:.$A$2072]; 1203; 1)" office:value-type="float" office:value="287094060288" calcext:value-type="float">
            <text:p>287094060288</text:p>
          </table:table-cell>
          <table:table-cell table:formula="of:=[.$G$7] * [.$F$1212] + [.$G$8]" office:value-type="float" office:value="-30.7728267665952" calcext:value-type="float">
            <text:p>-30.7728267665952</text:p>
          </table:table-cell>
          <table:table-cell/>
          <table:table-cell table:formula="of:=INDEX([.$C$1:.$C$2072]; 1203; 1)" office:value-type="float" office:value="188796444928" calcext:value-type="float">
            <text:p>188796444928</text:p>
          </table:table-cell>
          <table:table-cell table:formula="of:=[.$J$7] * [.$I$1212] + [.$J$8]" office:value-type="float" office:value="-88.9786269553006" calcext:value-type="float">
            <text:p>-88.9786269553006</text:p>
          </table:table-cell>
        </table:table-row>
        <table:table-row table:style-name="ro1">
          <table:table-cell office:value-type="float" office:value="287093991936" calcext:value-type="float">
            <text:p>287093991936</text:p>
          </table:table-cell>
          <table:table-cell office:value-type="float" office:value="-32.7610473632812" calcext:value-type="float">
            <text:p>-32.7610473632812</text:p>
          </table:table-cell>
          <table:table-cell office:value-type="float" office:value="188796445440" calcext:value-type="float">
            <text:p>188796445440</text:p>
          </table:table-cell>
          <table:table-cell office:value-type="float" office:value="-89.0489273071289" calcext:value-type="float">
            <text:p>-89.0489273071289</text:p>
          </table:table-cell>
          <table:table-cell/>
          <table:table-cell table:formula="of:=INDEX([.$A$1:.$A$2072]; 1204; 1)" office:value-type="float" office:value="287094053632" calcext:value-type="float">
            <text:p>287094053632</text:p>
          </table:table-cell>
          <table:table-cell table:formula="of:=[.$G$7] * [.$F$1213] + [.$G$8]" office:value-type="float" office:value="-31.0908062141389" calcext:value-type="float">
            <text:p>-31.0908062141389</text:p>
          </table:table-cell>
          <table:table-cell/>
          <table:table-cell table:formula="of:=INDEX([.$C$1:.$C$2072]; 1204; 1)" office:value-type="float" office:value="188796446208" calcext:value-type="float">
            <text:p>188796446208</text:p>
          </table:table-cell>
          <table:table-cell table:formula="of:=[.$J$7] * [.$I$1213] + [.$J$8]" office:value-type="float" office:value="-88.9174306541681" calcext:value-type="float">
            <text:p>-88.9174306541681</text:p>
          </table:table-cell>
        </table:table-row>
        <table:table-row table:style-name="ro1">
          <table:table-cell office:value-type="float" office:value="287093986048" calcext:value-type="float">
            <text:p>287093986048</text:p>
          </table:table-cell>
          <table:table-cell office:value-type="float" office:value="-33.0251235961914" calcext:value-type="float">
            <text:p>-33.0251235961914</text:p>
          </table:table-cell>
          <table:table-cell office:value-type="float" office:value="188796446208" calcext:value-type="float">
            <text:p>188796446208</text:p>
          </table:table-cell>
          <table:table-cell office:value-type="float" office:value="-89.0130233764648" calcext:value-type="float">
            <text:p>-89.0130233764648</text:p>
          </table:table-cell>
          <table:table-cell/>
          <table:table-cell table:formula="of:=INDEX([.$A$1:.$A$2072]; 1205; 1)" office:value-type="float" office:value="287094046976" calcext:value-type="float">
            <text:p>287094046976</text:p>
          </table:table-cell>
          <table:table-cell table:formula="of:=[.$G$7] * [.$F$1214] + [.$G$8]" office:value-type="float" office:value="-31.4087856616825" calcext:value-type="float">
            <text:p>-31.4087856616825</text:p>
          </table:table-cell>
          <table:table-cell/>
          <table:table-cell table:formula="of:=INDEX([.$C$1:.$C$2072]; 1205; 1)" office:value-type="float" office:value="188796446976" calcext:value-type="float">
            <text:p>188796446976</text:p>
          </table:table-cell>
          <table:table-cell table:formula="of:=[.$J$7] * [.$I$1214] + [.$J$8]" office:value-type="float" office:value="-88.8807128742337" calcext:value-type="float">
            <text:p>-88.8807128742337</text:p>
          </table:table-cell>
        </table:table-row>
        <table:table-row table:style-name="ro1">
          <table:table-cell office:value-type="float" office:value="287093974272" calcext:value-type="float">
            <text:p>287093974272</text:p>
          </table:table-cell>
          <table:table-cell office:value-type="float" office:value="-33.5759124755859" calcext:value-type="float">
            <text:p>-33.5759124755859</text:p>
          </table:table-cell>
          <table:table-cell office:value-type="float" office:value="188796448768" calcext:value-type="float">
            <text:p>188796448768</text:p>
          </table:table-cell>
          <table:table-cell office:value-type="float" office:value="-88.9319915771484" calcext:value-type="float">
            <text:p>-88.9319915771484</text:p>
          </table:table-cell>
          <table:table-cell/>
          <table:table-cell table:formula="of:=INDEX([.$A$1:.$A$2072]; 1206; 1)" office:value-type="float" office:value="287094034944" calcext:value-type="float">
            <text:p>287094034944</text:p>
          </table:table-cell>
          <table:table-cell table:formula="of:=[.$G$7] * [.$F$1215] + [.$G$8]" office:value-type="float" office:value="-31.9835946634412" calcext:value-type="float">
            <text:p>-31.9835946634412</text:p>
          </table:table-cell>
          <table:table-cell/>
          <table:table-cell table:formula="of:=INDEX([.$C$1:.$C$2072]; 1206; 1)" office:value-type="float" office:value="188796446464" calcext:value-type="float">
            <text:p>188796446464</text:p>
          </table:table-cell>
          <table:table-cell table:formula="of:=[.$J$7] * [.$I$1215] + [.$J$8]" office:value-type="float" office:value="-88.9051913954318" calcext:value-type="float">
            <text:p>-88.9051913954318</text:p>
          </table:table-cell>
        </table:table-row>
        <table:table-row table:style-name="ro1">
          <table:table-cell office:value-type="float" office:value="287093968128" calcext:value-type="float">
            <text:p>287093968128</text:p>
          </table:table-cell>
          <table:table-cell office:value-type="float" office:value="-33.8611793518066" calcext:value-type="float">
            <text:p>-33.8611793518066</text:p>
          </table:table-cell>
          <table:table-cell office:value-type="float" office:value="188796450304" calcext:value-type="float">
            <text:p>188796450304</text:p>
          </table:table-cell>
          <table:table-cell office:value-type="float" office:value="-88.8779296875" calcext:value-type="float">
            <text:p>-88.8779296875</text:p>
          </table:table-cell>
          <table:table-cell/>
          <table:table-cell table:formula="of:=INDEX([.$A$1:.$A$2072]; 1207; 1)" office:value-type="float" office:value="287094029312" calcext:value-type="float">
            <text:p>287094029312</text:p>
          </table:table-cell>
          <table:table-cell table:formula="of:=[.$G$7] * [.$F$1216] + [.$G$8]" office:value-type="float" office:value="-32.2526541966945" calcext:value-type="float">
            <text:p>-32.2526541966945</text:p>
          </table:table-cell>
          <table:table-cell/>
          <table:table-cell table:formula="of:=INDEX([.$C$1:.$C$2072]; 1207; 1)" office:value-type="float" office:value="188796445696" calcext:value-type="float">
            <text:p>188796445696</text:p>
          </table:table-cell>
          <table:table-cell table:formula="of:=[.$J$7] * [.$I$1216] + [.$J$8]" office:value-type="float" office:value="-88.9419091753662" calcext:value-type="float">
            <text:p>-88.9419091753662</text:p>
          </table:table-cell>
        </table:table-row>
        <table:table-row table:style-name="ro1">
          <table:table-cell office:value-type="float" office:value="287093961728" calcext:value-type="float">
            <text:p>287093961728</text:p>
          </table:table-cell>
          <table:table-cell office:value-type="float" office:value="-34.1545028686523" calcext:value-type="float">
            <text:p>-34.1545028686523</text:p>
          </table:table-cell>
          <table:table-cell office:value-type="float" office:value="188796452352" calcext:value-type="float">
            <text:p>188796452352</text:p>
          </table:table-cell>
          <table:table-cell office:value-type="float" office:value="-88.8174819946289" calcext:value-type="float">
            <text:p>-88.8174819946289</text:p>
          </table:table-cell>
          <table:table-cell/>
          <table:table-cell table:formula="of:=INDEX([.$A$1:.$A$2072]; 1208; 1)" office:value-type="float" office:value="287094024192" calcext:value-type="float">
            <text:p>287094024192</text:p>
          </table:table-cell>
          <table:table-cell table:formula="of:=[.$G$7] * [.$F$1217] + [.$G$8]" office:value-type="float" office:value="-32.4972537718713" calcext:value-type="float">
            <text:p>-32.4972537718713</text:p>
          </table:table-cell>
          <table:table-cell/>
          <table:table-cell table:formula="of:=INDEX([.$C$1:.$C$2072]; 1208; 1)" office:value-type="float" office:value="188796444416" calcext:value-type="float">
            <text:p>188796444416</text:p>
          </table:table-cell>
          <table:table-cell table:formula="of:=[.$J$7] * [.$I$1217] + [.$J$8]" office:value-type="float" office:value="-89.003105474636" calcext:value-type="float">
            <text:p>-89.003105474636</text:p>
          </table:table-cell>
        </table:table-row>
        <table:table-row table:style-name="ro1">
          <table:table-cell office:value-type="float" office:value="287093955584" calcext:value-type="float">
            <text:p>287093955584</text:p>
          </table:table-cell>
          <table:table-cell office:value-type="float" office:value="-34.4533309936523" calcext:value-type="float">
            <text:p>-34.4533309936523</text:p>
          </table:table-cell>
          <table:table-cell office:value-type="float" office:value="188796454656" calcext:value-type="float">
            <text:p>188796454656</text:p>
          </table:table-cell>
          <table:table-cell office:value-type="float" office:value="-88.7456359863281" calcext:value-type="float">
            <text:p>-88.7456359863281</text:p>
          </table:table-cell>
          <table:table-cell/>
          <table:table-cell table:formula="of:=INDEX([.$A$1:.$A$2072]; 1209; 1)" office:value-type="float" office:value="287094018816" calcext:value-type="float">
            <text:p>287094018816</text:p>
          </table:table-cell>
          <table:table-cell table:formula="of:=[.$G$7] * [.$F$1218] + [.$G$8]" office:value-type="float" office:value="-32.7540833260864" calcext:value-type="float">
            <text:p>-32.7540833260864</text:p>
          </table:table-cell>
          <table:table-cell/>
          <table:table-cell table:formula="of:=INDEX([.$C$1:.$C$2072]; 1209; 1)" office:value-type="float" office:value="188796443136" calcext:value-type="float">
            <text:p>188796443136</text:p>
          </table:table-cell>
          <table:table-cell table:formula="of:=[.$J$7] * [.$I$1218] + [.$J$8]" office:value-type="float" office:value="-89.0643017757684" calcext:value-type="float">
            <text:p>-89.0643017757684</text:p>
          </table:table-cell>
        </table:table-row>
        <table:table-row table:style-name="ro1">
          <table:table-cell office:value-type="float" office:value="287093949440" calcext:value-type="float">
            <text:p>287093949440</text:p>
          </table:table-cell>
          <table:table-cell office:value-type="float" office:value="-34.7548370361328" calcext:value-type="float">
            <text:p>-34.7548370361328</text:p>
          </table:table-cell>
          <table:table-cell office:value-type="float" office:value="188796457216" calcext:value-type="float">
            <text:p>188796457216</text:p>
          </table:table-cell>
          <table:table-cell office:value-type="float" office:value="-88.6602630615234" calcext:value-type="float">
            <text:p>-88.6602630615234</text:p>
          </table:table-cell>
          <table:table-cell/>
          <table:table-cell table:formula="of:=INDEX([.$A$1:.$A$2072]; 1210; 1)" office:value-type="float" office:value="287094008320" calcext:value-type="float">
            <text:p>287094008320</text:p>
          </table:table-cell>
          <table:table-cell table:formula="of:=[.$G$7] * [.$F$1219] + [.$G$8]" office:value-type="float" office:value="-33.2555124536157" calcext:value-type="float">
            <text:p>-33.2555124536157</text:p>
          </table:table-cell>
          <table:table-cell/>
          <table:table-cell table:formula="of:=INDEX([.$C$1:.$C$2072]; 1210; 1)" office:value-type="float" office:value="188796442880" calcext:value-type="float">
            <text:p>188796442880</text:p>
          </table:table-cell>
          <table:table-cell table:formula="of:=[.$J$7] * [.$I$1219] + [.$J$8]" office:value-type="float" office:value="-89.0765410363674" calcext:value-type="float">
            <text:p>-89.0765410363674</text:p>
          </table:table-cell>
        </table:table-row>
        <table:table-row table:style-name="ro1">
          <table:table-cell office:value-type="float" office:value="287093937408" calcext:value-type="float">
            <text:p>287093937408</text:p>
          </table:table-cell>
          <table:table-cell office:value-type="float" office:value="-35.3498458862305" calcext:value-type="float">
            <text:p>-35.3498458862305</text:p>
          </table:table-cell>
          <table:table-cell office:value-type="float" office:value="188796462080" calcext:value-type="float">
            <text:p>188796462080</text:p>
          </table:table-cell>
          <table:table-cell office:value-type="float" office:value="-88.4658966064453" calcext:value-type="float">
            <text:p>-88.4658966064453</text:p>
          </table:table-cell>
          <table:table-cell/>
          <table:table-cell table:formula="of:=INDEX([.$A$1:.$A$2072]; 1211; 1)" office:value-type="float" office:value="287094002944" calcext:value-type="float">
            <text:p>287094002944</text:p>
          </table:table-cell>
          <table:table-cell table:formula="of:=[.$G$7] * [.$F$1220] + [.$G$8]" office:value-type="float" office:value="-33.5123420078307" calcext:value-type="float">
            <text:p>-33.5123420078307</text:p>
          </table:table-cell>
          <table:table-cell/>
          <table:table-cell table:formula="of:=INDEX([.$C$1:.$C$2072]; 1211; 1)" office:value-type="float" office:value="188796443904" calcext:value-type="float">
            <text:p>188796443904</text:p>
          </table:table-cell>
          <table:table-cell table:formula="of:=[.$J$7] * [.$I$1220] + [.$J$8]" office:value-type="float" office:value="-89.027583995834" calcext:value-type="float">
            <text:p>-89.027583995834</text:p>
          </table:table-cell>
        </table:table-row>
        <table:table-row table:style-name="ro1">
          <table:table-cell office:value-type="float" office:value="287093931008" calcext:value-type="float">
            <text:p>287093931008</text:p>
          </table:table-cell>
          <table:table-cell office:value-type="float" office:value="-35.6476936340332" calcext:value-type="float">
            <text:p>-35.6476936340332</text:p>
          </table:table-cell>
          <table:table-cell office:value-type="float" office:value="188796463872" calcext:value-type="float">
            <text:p>188796463872</text:p>
          </table:table-cell>
          <table:table-cell office:value-type="float" office:value="-88.3693618774414" calcext:value-type="float">
            <text:p>-88.3693618774414</text:p>
          </table:table-cell>
          <table:table-cell/>
          <table:table-cell table:formula="of:=INDEX([.$A$1:.$A$2072]; 1212; 1)" office:value-type="float" office:value="287093997568" calcext:value-type="float">
            <text:p>287093997568</text:p>
          </table:table-cell>
          <table:table-cell table:formula="of:=[.$G$7] * [.$F$1221] + [.$G$8]" office:value-type="float" office:value="-33.7691715620458" calcext:value-type="float">
            <text:p>-33.7691715620458</text:p>
          </table:table-cell>
          <table:table-cell/>
          <table:table-cell table:formula="of:=INDEX([.$C$1:.$C$2072]; 1212; 1)" office:value-type="float" office:value="188796444672" calcext:value-type="float">
            <text:p>188796444672</text:p>
          </table:table-cell>
          <table:table-cell table:formula="of:=[.$J$7] * [.$I$1221] + [.$J$8]" office:value-type="float" office:value="-88.9908662158996" calcext:value-type="float">
            <text:p>-88.9908662158996</text:p>
          </table:table-cell>
        </table:table-row>
        <table:table-row table:style-name="ro1">
          <table:table-cell office:value-type="float" office:value="287093924864" calcext:value-type="float">
            <text:p>287093924864</text:p>
          </table:table-cell>
          <table:table-cell office:value-type="float" office:value="-35.9471054077148" calcext:value-type="float">
            <text:p>-35.9471054077148</text:p>
          </table:table-cell>
          <table:table-cell office:value-type="float" office:value="188796465408" calcext:value-type="float">
            <text:p>188796465408</text:p>
          </table:table-cell>
          <table:table-cell office:value-type="float" office:value="-88.2824096679687" calcext:value-type="float">
            <text:p>-88.2824096679687</text:p>
          </table:table-cell>
          <table:table-cell/>
          <table:table-cell table:formula="of:=INDEX([.$A$1:.$A$2072]; 1213; 1)" office:value-type="float" office:value="287093991936" calcext:value-type="float">
            <text:p>287093991936</text:p>
          </table:table-cell>
          <table:table-cell table:formula="of:=[.$G$7] * [.$F$1222] + [.$G$8]" office:value-type="float" office:value="-34.0382310952991" calcext:value-type="float">
            <text:p>-34.0382310952991</text:p>
          </table:table-cell>
          <table:table-cell/>
          <table:table-cell table:formula="of:=INDEX([.$C$1:.$C$2072]; 1213; 1)" office:value-type="float" office:value="188796445440" calcext:value-type="float">
            <text:p>188796445440</text:p>
          </table:table-cell>
          <table:table-cell table:formula="of:=[.$J$7] * [.$I$1222] + [.$J$8]" office:value-type="float" office:value="-88.9541484359652" calcext:value-type="float">
            <text:p>-88.9541484359652</text:p>
          </table:table-cell>
        </table:table-row>
        <table:table-row table:style-name="ro1">
          <table:table-cell office:value-type="float" office:value="287093918464" calcext:value-type="float">
            <text:p>287093918464</text:p>
          </table:table-cell>
          <table:table-cell office:value-type="float" office:value="-36.2477073669434" calcext:value-type="float">
            <text:p>-36.2477073669434</text:p>
          </table:table-cell>
          <table:table-cell office:value-type="float" office:value="188796467200" calcext:value-type="float">
            <text:p>188796467200</text:p>
          </table:table-cell>
          <table:table-cell office:value-type="float" office:value="-88.1976547241211" calcext:value-type="float">
            <text:p>-88.1976547241211</text:p>
          </table:table-cell>
          <table:table-cell/>
          <table:table-cell table:formula="of:=INDEX([.$A$1:.$A$2072]; 1214; 1)" office:value-type="float" office:value="287093986048" calcext:value-type="float">
            <text:p>287093986048</text:p>
          </table:table-cell>
          <table:table-cell table:formula="of:=[.$G$7] * [.$F$1223] + [.$G$8]" office:value-type="float" office:value="-34.319520605728" calcext:value-type="float">
            <text:p>-34.319520605728</text:p>
          </table:table-cell>
          <table:table-cell/>
          <table:table-cell table:formula="of:=INDEX([.$C$1:.$C$2072]; 1214; 1)" office:value-type="float" office:value="188796446208" calcext:value-type="float">
            <text:p>188796446208</text:p>
          </table:table-cell>
          <table:table-cell table:formula="of:=[.$J$7] * [.$I$1223] + [.$J$8]" office:value-type="float" office:value="-88.9174306541681" calcext:value-type="float">
            <text:p>-88.9174306541681</text:p>
          </table:table-cell>
        </table:table-row>
        <table:table-row table:style-name="ro1">
          <table:table-cell office:value-type="float" office:value="287093900288" calcext:value-type="float">
            <text:p>287093900288</text:p>
          </table:table-cell>
          <table:table-cell office:value-type="float" office:value="-37.1428527832031" calcext:value-type="float">
            <text:p>-37.1428527832031</text:p>
          </table:table-cell>
          <table:table-cell office:value-type="float" office:value="188796473600" calcext:value-type="float">
            <text:p>188796473600</text:p>
          </table:table-cell>
          <table:table-cell office:value-type="float" office:value="-87.9369506835937" calcext:value-type="float">
            <text:p>-87.9369506835937</text:p>
          </table:table-cell>
          <table:table-cell/>
          <table:table-cell table:formula="of:=INDEX([.$A$1:.$A$2072]; 1215; 1)" office:value-type="float" office:value="287093974272" calcext:value-type="float">
            <text:p>287093974272</text:p>
          </table:table-cell>
          <table:table-cell table:formula="of:=[.$G$7] * [.$F$1224] + [.$G$8]" office:value-type="float" office:value="-34.8820996284485" calcext:value-type="float">
            <text:p>-34.8820996284485</text:p>
          </table:table-cell>
          <table:table-cell/>
          <table:table-cell table:formula="of:=INDEX([.$C$1:.$C$2072]; 1215; 1)" office:value-type="float" office:value="188796448768" calcext:value-type="float">
            <text:p>188796448768</text:p>
          </table:table-cell>
          <table:table-cell table:formula="of:=[.$J$7] * [.$I$1224] + [.$J$8]" office:value-type="float" office:value="-88.7950380537659" calcext:value-type="float">
            <text:p>-88.7950380537659</text:p>
          </table:table-cell>
        </table:table-row>
        <table:table-row table:style-name="ro1">
          <table:table-cell office:value-type="float" office:value="287093894144" calcext:value-type="float">
            <text:p>287093894144</text:p>
          </table:table-cell>
          <table:table-cell office:value-type="float" office:value="-37.4361991882324" calcext:value-type="float">
            <text:p>-37.4361991882324</text:p>
          </table:table-cell>
          <table:table-cell office:value-type="float" office:value="188796475904" calcext:value-type="float">
            <text:p>188796475904</text:p>
          </table:table-cell>
          <table:table-cell office:value-type="float" office:value="-87.8372039794922" calcext:value-type="float">
            <text:p>-87.8372039794922</text:p>
          </table:table-cell>
          <table:table-cell/>
          <table:table-cell table:formula="of:=INDEX([.$A$1:.$A$2072]; 1216; 1)" office:value-type="float" office:value="287093968128" calcext:value-type="float">
            <text:p>287093968128</text:p>
          </table:table-cell>
          <table:table-cell table:formula="of:=[.$G$7] * [.$F$1225] + [.$G$8]" office:value-type="float" office:value="-35.1756191179156" calcext:value-type="float">
            <text:p>-35.1756191179156</text:p>
          </table:table-cell>
          <table:table-cell/>
          <table:table-cell table:formula="of:=INDEX([.$C$1:.$C$2072]; 1216; 1)" office:value-type="float" office:value="188796450304" calcext:value-type="float">
            <text:p>188796450304</text:p>
          </table:table-cell>
          <table:table-cell table:formula="of:=[.$J$7] * [.$I$1225] + [.$J$8]" office:value-type="float" office:value="-88.7216024938971" calcext:value-type="float">
            <text:p>-88.7216024938971</text:p>
          </table:table-cell>
        </table:table-row>
        <table:table-row table:style-name="ro1">
          <table:table-cell office:value-type="float" office:value="287093888256" calcext:value-type="float">
            <text:p>287093888256</text:p>
          </table:table-cell>
          <table:table-cell office:value-type="float" office:value="-37.7262840270996" calcext:value-type="float">
            <text:p>-37.7262840270996</text:p>
          </table:table-cell>
          <table:table-cell office:value-type="float" office:value="188796478720" calcext:value-type="float">
            <text:p>188796478720</text:p>
          </table:table-cell>
          <table:table-cell office:value-type="float" office:value="-87.7330322265625" calcext:value-type="float">
            <text:p>-87.7330322265625</text:p>
          </table:table-cell>
          <table:table-cell/>
          <table:table-cell table:formula="of:=INDEX([.$A$1:.$A$2072]; 1217; 1)" office:value-type="float" office:value="287093961728" calcext:value-type="float">
            <text:p>287093961728</text:p>
          </table:table-cell>
          <table:table-cell table:formula="of:=[.$G$7] * [.$F$1226] + [.$G$8]" office:value-type="float" office:value="-35.4813685882837" calcext:value-type="float">
            <text:p>-35.4813685882837</text:p>
          </table:table-cell>
          <table:table-cell/>
          <table:table-cell table:formula="of:=INDEX([.$C$1:.$C$2072]; 1217; 1)" office:value-type="float" office:value="188796452352" calcext:value-type="float">
            <text:p>188796452352</text:p>
          </table:table-cell>
          <table:table-cell table:formula="of:=[.$J$7] * [.$I$1226] + [.$J$8]" office:value-type="float" office:value="-88.6236884128302" calcext:value-type="float">
            <text:p>-88.6236884128302</text:p>
          </table:table-cell>
        </table:table-row>
        <table:table-row table:style-name="ro1">
          <table:table-cell office:value-type="float" office:value="287093875712" calcext:value-type="float">
            <text:p>287093875712</text:p>
          </table:table-cell>
          <table:table-cell office:value-type="float" office:value="-38.3221702575684" calcext:value-type="float">
            <text:p>-38.3221702575684</text:p>
          </table:table-cell>
          <table:table-cell office:value-type="float" office:value="188796485888" calcext:value-type="float">
            <text:p>188796485888</text:p>
          </table:table-cell>
          <table:table-cell office:value-type="float" office:value="-87.4816513061523" calcext:value-type="float">
            <text:p>-87.4816513061523</text:p>
          </table:table-cell>
          <table:table-cell/>
          <table:table-cell table:formula="of:=INDEX([.$A$1:.$A$2072]; 1218; 1)" office:value-type="float" office:value="287093955584" calcext:value-type="float">
            <text:p>287093955584</text:p>
          </table:table-cell>
          <table:table-cell table:formula="of:=[.$G$7] * [.$F$1227] + [.$G$8]" office:value-type="float" office:value="-35.7748880777508" calcext:value-type="float">
            <text:p>-35.7748880777508</text:p>
          </table:table-cell>
          <table:table-cell/>
          <table:table-cell table:formula="of:=INDEX([.$C$1:.$C$2072]; 1218; 1)" office:value-type="float" office:value="188796454656" calcext:value-type="float">
            <text:p>188796454656</text:p>
          </table:table-cell>
          <table:table-cell table:formula="of:=[.$J$7] * [.$I$1227] + [.$J$8]" office:value-type="float" office:value="-88.513535073027" calcext:value-type="float">
            <text:p>-88.513535073027</text:p>
          </table:table-cell>
        </table:table-row>
        <table:table-row table:style-name="ro1">
          <table:table-cell office:value-type="float" office:value="287093869312" calcext:value-type="float">
            <text:p>287093869312</text:p>
          </table:table-cell>
          <table:table-cell office:value-type="float" office:value="-38.6332664489746" calcext:value-type="float">
            <text:p>-38.6332664489746</text:p>
          </table:table-cell>
          <table:table-cell office:value-type="float" office:value="188796490240" calcext:value-type="float">
            <text:p>188796490240</text:p>
          </table:table-cell>
          <table:table-cell office:value-type="float" office:value="-87.3320617675781" calcext:value-type="float">
            <text:p>-87.3320617675781</text:p>
          </table:table-cell>
          <table:table-cell/>
          <table:table-cell table:formula="of:=INDEX([.$A$1:.$A$2072]; 1219; 1)" office:value-type="float" office:value="287093949440" calcext:value-type="float">
            <text:p>287093949440</text:p>
          </table:table-cell>
          <table:table-cell table:formula="of:=[.$G$7] * [.$F$1228] + [.$G$8]" office:value-type="float" office:value="-36.0684075672179" calcext:value-type="float">
            <text:p>-36.0684075672179</text:p>
          </table:table-cell>
          <table:table-cell/>
          <table:table-cell table:formula="of:=INDEX([.$C$1:.$C$2072]; 1219; 1)" office:value-type="float" office:value="188796457216" calcext:value-type="float">
            <text:p>188796457216</text:p>
          </table:table-cell>
          <table:table-cell table:formula="of:=[.$J$7] * [.$I$1228] + [.$J$8]" office:value-type="float" office:value="-88.3911424726248" calcext:value-type="float">
            <text:p>-88.3911424726248</text:p>
          </table:table-cell>
        </table:table-row>
        <table:table-row table:style-name="ro1">
          <table:table-cell office:value-type="float" office:value="287093863168" calcext:value-type="float">
            <text:p>287093863168</text:p>
          </table:table-cell>
          <table:table-cell office:value-type="float" office:value="-38.9487075805664" calcext:value-type="float">
            <text:p>-38.9487075805664</text:p>
          </table:table-cell>
          <table:table-cell office:value-type="float" office:value="188796495104" calcext:value-type="float">
            <text:p>188796495104</text:p>
          </table:table-cell>
          <table:table-cell office:value-type="float" office:value="-87.1627883911133" calcext:value-type="float">
            <text:p>-87.1627883911133</text:p>
          </table:table-cell>
          <table:table-cell/>
          <table:table-cell table:formula="of:=INDEX([.$A$1:.$A$2072]; 1220; 1)" office:value-type="float" office:value="287093937408" calcext:value-type="float">
            <text:p>287093937408</text:p>
          </table:table-cell>
          <table:table-cell table:formula="of:=[.$G$7] * [.$F$1229] + [.$G$8]" office:value-type="float" office:value="-36.6432165689766" calcext:value-type="float">
            <text:p>-36.6432165689766</text:p>
          </table:table-cell>
          <table:table-cell/>
          <table:table-cell table:formula="of:=INDEX([.$C$1:.$C$2072]; 1220; 1)" office:value-type="float" office:value="188796462080" calcext:value-type="float">
            <text:p>188796462080</text:p>
          </table:table-cell>
          <table:table-cell table:formula="of:=[.$J$7] * [.$I$1229] + [.$J$8]" office:value-type="float" office:value="-88.1585965305567" calcext:value-type="float">
            <text:p>-88.1585965305567</text:p>
          </table:table-cell>
        </table:table-row>
        <table:table-row table:style-name="ro1">
          <table:table-cell office:value-type="float" office:value="287093857024" calcext:value-type="float">
            <text:p>287093857024</text:p>
          </table:table-cell>
          <table:table-cell office:value-type="float" office:value="-39.2647590637207" calcext:value-type="float">
            <text:p>-39.2647590637207</text:p>
          </table:table-cell>
          <table:table-cell office:value-type="float" office:value="188796500480" calcext:value-type="float">
            <text:p>188796500480</text:p>
          </table:table-cell>
          <table:table-cell office:value-type="float" office:value="-86.9714050292969" calcext:value-type="float">
            <text:p>-86.9714050292969</text:p>
          </table:table-cell>
          <table:table-cell/>
          <table:table-cell table:formula="of:=INDEX([.$A$1:.$A$2072]; 1221; 1)" office:value-type="float" office:value="287093931008" calcext:value-type="float">
            <text:p>287093931008</text:p>
          </table:table-cell>
          <table:table-cell table:formula="of:=[.$G$7] * [.$F$1230] + [.$G$8]" office:value-type="float" office:value="-36.948966037482" calcext:value-type="float">
            <text:p>-36.948966037482</text:p>
          </table:table-cell>
          <table:table-cell/>
          <table:table-cell table:formula="of:=INDEX([.$C$1:.$C$2072]; 1221; 1)" office:value-type="float" office:value="188796463872" calcext:value-type="float">
            <text:p>188796463872</text:p>
          </table:table-cell>
          <table:table-cell table:formula="of:=[.$J$7] * [.$I$1230] + [.$J$8]" office:value-type="float" office:value="-88.0729217100889" calcext:value-type="float">
            <text:p>-88.0729217100889</text:p>
          </table:table-cell>
        </table:table-row>
        <table:table-row table:style-name="ro1">
          <table:table-cell office:value-type="float" office:value="287093839616" calcext:value-type="float">
            <text:p>287093839616</text:p>
          </table:table-cell>
          <table:table-cell office:value-type="float" office:value="-40.2136497497559" calcext:value-type="float">
            <text:p>-40.2136497497559</text:p>
          </table:table-cell>
          <table:table-cell office:value-type="float" office:value="188796519680" calcext:value-type="float">
            <text:p>188796519680</text:p>
          </table:table-cell>
          <table:table-cell office:value-type="float" office:value="-86.2673110961914" calcext:value-type="float">
            <text:p>-86.2673110961914</text:p>
          </table:table-cell>
          <table:table-cell/>
          <table:table-cell table:formula="of:=INDEX([.$A$1:.$A$2072]; 1222; 1)" office:value-type="float" office:value="287093924864" calcext:value-type="float">
            <text:p>287093924864</text:p>
          </table:table-cell>
          <table:table-cell table:formula="of:=[.$G$7] * [.$F$1231] + [.$G$8]" office:value-type="float" office:value="-37.2424855269492" calcext:value-type="float">
            <text:p>-37.2424855269492</text:p>
          </table:table-cell>
          <table:table-cell/>
          <table:table-cell table:formula="of:=INDEX([.$C$1:.$C$2072]; 1222; 1)" office:value-type="float" office:value="188796465408" calcext:value-type="float">
            <text:p>188796465408</text:p>
          </table:table-cell>
          <table:table-cell table:formula="of:=[.$J$7] * [.$I$1231] + [.$J$8]" office:value-type="float" office:value="-87.99948615022" calcext:value-type="float">
            <text:p>-87.99948615022</text:p>
          </table:table-cell>
        </table:table-row>
        <table:table-row table:style-name="ro1">
          <table:table-cell office:value-type="float" office:value="287093834496" calcext:value-type="float">
            <text:p>287093834496</text:p>
          </table:table-cell>
          <table:table-cell office:value-type="float" office:value="-40.5143737792969" calcext:value-type="float">
            <text:p>-40.5143737792969</text:p>
          </table:table-cell>
          <table:table-cell office:value-type="float" office:value="188796527360" calcext:value-type="float">
            <text:p>188796527360</text:p>
          </table:table-cell>
          <table:table-cell office:value-type="float" office:value="-85.9833602905274" calcext:value-type="float">
            <text:p>-85.9833602905274</text:p>
          </table:table-cell>
          <table:table-cell/>
          <table:table-cell table:formula="of:=INDEX([.$A$1:.$A$2072]; 1223; 1)" office:value-type="float" office:value="287093918464" calcext:value-type="float">
            <text:p>287093918464</text:p>
          </table:table-cell>
          <table:table-cell table:formula="of:=[.$G$7] * [.$F$1232] + [.$G$8]" office:value-type="float" office:value="-37.5482349973172" calcext:value-type="float">
            <text:p>-37.5482349973172</text:p>
          </table:table-cell>
          <table:table-cell/>
          <table:table-cell table:formula="of:=INDEX([.$C$1:.$C$2072]; 1223; 1)" office:value-type="float" office:value="188796467200" calcext:value-type="float">
            <text:p>188796467200</text:p>
          </table:table-cell>
          <table:table-cell table:formula="of:=[.$J$7] * [.$I$1232] + [.$J$8]" office:value-type="float" office:value="-87.9138113297522" calcext:value-type="float">
            <text:p>-87.9138113297522</text:p>
          </table:table-cell>
        </table:table-row>
        <table:table-row table:style-name="ro1">
          <table:table-cell office:value-type="float" office:value="287093823232" calcext:value-type="float">
            <text:p>287093823232</text:p>
          </table:table-cell>
          <table:table-cell office:value-type="float" office:value="-41.0922775268555" calcext:value-type="float">
            <text:p>-41.0922775268555</text:p>
          </table:table-cell>
          <table:table-cell office:value-type="float" office:value="188796542208" calcext:value-type="float">
            <text:p>188796542208</text:p>
          </table:table-cell>
          <table:table-cell office:value-type="float" office:value="-85.3450927734375" calcext:value-type="float">
            <text:p>-85.3450927734375</text:p>
          </table:table-cell>
          <table:table-cell/>
          <table:table-cell table:formula="of:=INDEX([.$A$1:.$A$2072]; 1224; 1)" office:value-type="float" office:value="287093900288" calcext:value-type="float">
            <text:p>287093900288</text:p>
          </table:table-cell>
          <table:table-cell table:formula="of:=[.$G$7] * [.$F$1233] + [.$G$8]" office:value-type="float" office:value="-38.416563488543" calcext:value-type="float">
            <text:p>-38.416563488543</text:p>
          </table:table-cell>
          <table:table-cell/>
          <table:table-cell table:formula="of:=INDEX([.$C$1:.$C$2072]; 1224; 1)" office:value-type="float" office:value="188796473600" calcext:value-type="float">
            <text:p>188796473600</text:p>
          </table:table-cell>
          <table:table-cell table:formula="of:=[.$J$7] * [.$I$1233] + [.$J$8]" office:value-type="float" office:value="-87.6078298278153" calcext:value-type="float">
            <text:p>-87.6078298278153</text:p>
          </table:table-cell>
        </table:table-row>
        <table:table-row table:style-name="ro1">
          <table:table-cell office:value-type="float" office:value="287093809920" calcext:value-type="float">
            <text:p>287093809920</text:p>
          </table:table-cell>
          <table:table-cell office:value-type="float" office:value="-41.7124443054199" calcext:value-type="float">
            <text:p>-41.7124443054199</text:p>
          </table:table-cell>
          <table:table-cell office:value-type="float" office:value="188796556544" calcext:value-type="float">
            <text:p>188796556544</text:p>
          </table:table-cell>
          <table:table-cell office:value-type="float" office:value="-84.6754989624023" calcext:value-type="float">
            <text:p>-84.6754989624023</text:p>
          </table:table-cell>
          <table:table-cell/>
          <table:table-cell table:formula="of:=INDEX([.$A$1:.$A$2072]; 1225; 1)" office:value-type="float" office:value="287093894144" calcext:value-type="float">
            <text:p>287093894144</text:p>
          </table:table-cell>
          <table:table-cell table:formula="of:=[.$G$7] * [.$F$1234] + [.$G$8]" office:value-type="float" office:value="-38.7100829780102" calcext:value-type="float">
            <text:p>-38.7100829780102</text:p>
          </table:table-cell>
          <table:table-cell/>
          <table:table-cell table:formula="of:=INDEX([.$C$1:.$C$2072]; 1225; 1)" office:value-type="float" office:value="188796475904" calcext:value-type="float">
            <text:p>188796475904</text:p>
          </table:table-cell>
          <table:table-cell table:formula="of:=[.$J$7] * [.$I$1234] + [.$J$8]" office:value-type="float" office:value="-87.4976764861494" calcext:value-type="float">
            <text:p>-87.4976764861494</text:p>
          </table:table-cell>
        </table:table-row>
        <table:table-row table:style-name="ro1">
          <table:table-cell office:value-type="float" office:value="287093803008" calcext:value-type="float">
            <text:p>287093803008</text:p>
          </table:table-cell>
          <table:table-cell office:value-type="float" office:value="-42.0369148254395" calcext:value-type="float">
            <text:p>-42.0369148254395</text:p>
          </table:table-cell>
          <table:table-cell office:value-type="float" office:value="188796564224" calcext:value-type="float">
            <text:p>188796564224</text:p>
          </table:table-cell>
          <table:table-cell office:value-type="float" office:value="-84.32861328125" calcext:value-type="float">
            <text:p>-84.32861328125</text:p>
          </table:table-cell>
          <table:table-cell/>
          <table:table-cell table:formula="of:=INDEX([.$A$1:.$A$2072]; 1226; 1)" office:value-type="float" office:value="287093888256" calcext:value-type="float">
            <text:p>287093888256</text:p>
          </table:table-cell>
          <table:table-cell table:formula="of:=[.$G$7] * [.$F$1235] + [.$G$8]" office:value-type="float" office:value="-38.9913724903017" calcext:value-type="float">
            <text:p>-38.9913724903017</text:p>
          </table:table-cell>
          <table:table-cell/>
          <table:table-cell table:formula="of:=INDEX([.$C$1:.$C$2072]; 1226; 1)" office:value-type="float" office:value="188796478720" calcext:value-type="float">
            <text:p>188796478720</text:p>
          </table:table-cell>
          <table:table-cell table:formula="of:=[.$J$7] * [.$I$1235] + [.$J$8]" office:value-type="float" office:value="-87.3630446251482" calcext:value-type="float">
            <text:p>-87.3630446251482</text:p>
          </table:table-cell>
        </table:table-row>
        <table:table-row table:style-name="ro1">
          <table:table-cell office:value-type="float" office:value="287093788928" calcext:value-type="float">
            <text:p>287093788928</text:p>
          </table:table-cell>
          <table:table-cell office:value-type="float" office:value="-42.7044563293457" calcext:value-type="float">
            <text:p>-42.7044563293457</text:p>
          </table:table-cell>
          <table:table-cell office:value-type="float" office:value="188796579840" calcext:value-type="float">
            <text:p>188796579840</text:p>
          </table:table-cell>
          <table:table-cell office:value-type="float" office:value="-83.6012878417969" calcext:value-type="float">
            <text:p>-83.6012878417969</text:p>
          </table:table-cell>
          <table:table-cell/>
          <table:table-cell table:formula="of:=INDEX([.$A$1:.$A$2072]; 1227; 1)" office:value-type="float" office:value="287093875712" calcext:value-type="float">
            <text:p>287093875712</text:p>
          </table:table-cell>
          <table:table-cell table:formula="of:=[.$G$7] * [.$F$1236] + [.$G$8]" office:value-type="float" office:value="-39.5906414482743" calcext:value-type="float">
            <text:p>-39.5906414482743</text:p>
          </table:table-cell>
          <table:table-cell/>
          <table:table-cell table:formula="of:=INDEX([.$C$1:.$C$2072]; 1227; 1)" office:value-type="float" office:value="188796485888" calcext:value-type="float">
            <text:p>188796485888</text:p>
          </table:table-cell>
          <table:table-cell table:formula="of:=[.$J$7] * [.$I$1236] + [.$J$8]" office:value-type="float" office:value="-87.0203453432769" calcext:value-type="float">
            <text:p>-87.0203453432769</text:p>
          </table:table-cell>
        </table:table-row>
        <table:table-row table:style-name="ro1">
          <table:table-cell office:value-type="float" office:value="287093773824" calcext:value-type="float">
            <text:p>287093773824</text:p>
          </table:table-cell>
          <table:table-cell office:value-type="float" office:value="-43.3986663818359" calcext:value-type="float">
            <text:p>-43.3986663818359</text:p>
          </table:table-cell>
          <table:table-cell office:value-type="float" office:value="188796596224" calcext:value-type="float">
            <text:p>188796596224</text:p>
          </table:table-cell>
          <table:table-cell office:value-type="float" office:value="-82.8328399658203" calcext:value-type="float">
            <text:p>-82.8328399658203</text:p>
          </table:table-cell>
          <table:table-cell/>
          <table:table-cell table:formula="of:=INDEX([.$A$1:.$A$2072]; 1228; 1)" office:value-type="float" office:value="287093869312" calcext:value-type="float">
            <text:p>287093869312</text:p>
          </table:table-cell>
          <table:table-cell table:formula="of:=[.$G$7] * [.$F$1237] + [.$G$8]" office:value-type="float" office:value="-39.8963909167796" calcext:value-type="float">
            <text:p>-39.8963909167796</text:p>
          </table:table-cell>
          <table:table-cell/>
          <table:table-cell table:formula="of:=INDEX([.$C$1:.$C$2072]; 1228; 1)" office:value-type="float" office:value="188796490240" calcext:value-type="float">
            <text:p>188796490240</text:p>
          </table:table-cell>
          <table:table-cell table:formula="of:=[.$J$7] * [.$I$1237] + [.$J$8]" office:value-type="float" office:value="-86.8122779224068" calcext:value-type="float">
            <text:p>-86.8122779224068</text:p>
          </table:table-cell>
        </table:table-row>
        <table:table-row table:style-name="ro1">
          <table:table-cell office:value-type="float" office:value="287093757440" calcext:value-type="float">
            <text:p>287093757440</text:p>
          </table:table-cell>
          <table:table-cell office:value-type="float" office:value="-44.1218338012695" calcext:value-type="float">
            <text:p>-44.1218338012695</text:p>
          </table:table-cell>
          <table:table-cell office:value-type="float" office:value="188796610816" calcext:value-type="float">
            <text:p>188796610816</text:p>
          </table:table-cell>
          <table:table-cell office:value-type="float" office:value="-82.0272903442383" calcext:value-type="float">
            <text:p>-82.0272903442383</text:p>
          </table:table-cell>
          <table:table-cell/>
          <table:table-cell table:formula="of:=INDEX([.$A$1:.$A$2072]; 1229; 1)" office:value-type="float" office:value="287093863168" calcext:value-type="float">
            <text:p>287093863168</text:p>
          </table:table-cell>
          <table:table-cell table:formula="of:=[.$G$7] * [.$F$1238] + [.$G$8]" office:value-type="float" office:value="-40.1899104081094" calcext:value-type="float">
            <text:p>-40.1899104081094</text:p>
          </table:table-cell>
          <table:table-cell/>
          <table:table-cell table:formula="of:=INDEX([.$C$1:.$C$2072]; 1229; 1)" office:value-type="float" office:value="188796495104" calcext:value-type="float">
            <text:p>188796495104</text:p>
          </table:table-cell>
          <table:table-cell table:formula="of:=[.$J$7] * [.$I$1238] + [.$J$8]" office:value-type="float" office:value="-86.5797319822013" calcext:value-type="float">
            <text:p>-86.5797319822013</text:p>
          </table:table-cell>
        </table:table-row>
        <table:table-row table:style-name="ro1">
          <table:table-cell office:value-type="float" office:value="287093742848" calcext:value-type="float">
            <text:p>287093742848</text:p>
          </table:table-cell>
          <table:table-cell office:value-type="float" office:value="-44.856258392334" calcext:value-type="float">
            <text:p>-44.856258392334</text:p>
          </table:table-cell>
          <table:table-cell office:value-type="float" office:value="188796628736" calcext:value-type="float">
            <text:p>188796628736</text:p>
          </table:table-cell>
          <table:table-cell office:value-type="float" office:value="-81.16796875" calcext:value-type="float">
            <text:p>-81.16796875</text:p>
          </table:table-cell>
          <table:table-cell/>
          <table:table-cell table:formula="of:=INDEX([.$A$1:.$A$2072]; 1230; 1)" office:value-type="float" office:value="287093857024" calcext:value-type="float">
            <text:p>287093857024</text:p>
          </table:table-cell>
          <table:table-cell table:formula="of:=[.$G$7] * [.$F$1239] + [.$G$8]" office:value-type="float" office:value="-40.4834298975766" calcext:value-type="float">
            <text:p>-40.4834298975766</text:p>
          </table:table-cell>
          <table:table-cell/>
          <table:table-cell table:formula="of:=INDEX([.$C$1:.$C$2072]; 1230; 1)" office:value-type="float" office:value="188796500480" calcext:value-type="float">
            <text:p>188796500480</text:p>
          </table:table-cell>
          <table:table-cell table:formula="of:=[.$J$7] * [.$I$1239] + [.$J$8]" office:value-type="float" office:value="-86.3227075207979" calcext:value-type="float">
            <text:p>-86.3227075207979</text:p>
          </table:table-cell>
        </table:table-row>
        <table:table-row table:style-name="ro1">
          <table:table-cell office:value-type="float" office:value="287093727488" calcext:value-type="float">
            <text:p>287093727488</text:p>
          </table:table-cell>
          <table:table-cell office:value-type="float" office:value="-45.6329612731934" calcext:value-type="float">
            <text:p>-45.6329612731934</text:p>
          </table:table-cell>
          <table:table-cell office:value-type="float" office:value="188796647936" calcext:value-type="float">
            <text:p>188796647936</text:p>
          </table:table-cell>
          <table:table-cell office:value-type="float" office:value="-80.2912750244141" calcext:value-type="float">
            <text:p>-80.2912750244141</text:p>
          </table:table-cell>
          <table:table-cell/>
          <table:table-cell table:formula="of:=INDEX([.$A$1:.$A$2072]; 1231; 1)" office:value-type="float" office:value="287093839616" calcext:value-type="float">
            <text:p>287093839616</text:p>
          </table:table-cell>
          <table:table-cell table:formula="of:=[.$G$7] * [.$F$1240] + [.$G$8]" office:value-type="float" office:value="-41.3150684516877" calcext:value-type="float">
            <text:p>-41.3150684516877</text:p>
          </table:table-cell>
          <table:table-cell/>
          <table:table-cell table:formula="of:=INDEX([.$C$1:.$C$2072]; 1231; 1)" office:value-type="float" office:value="188796519680" calcext:value-type="float">
            <text:p>188796519680</text:p>
          </table:table-cell>
          <table:table-cell table:formula="of:=[.$J$7] * [.$I$1240] + [.$J$8]" office:value-type="float" office:value="-85.4047630149871" calcext:value-type="float">
            <text:p>-85.4047630149871</text:p>
          </table:table-cell>
        </table:table-row>
        <table:table-row table:style-name="ro1">
          <table:table-cell office:value-type="float" office:value="287093702144" calcext:value-type="float">
            <text:p>287093702144</text:p>
          </table:table-cell>
          <table:table-cell office:value-type="float" office:value="-46.8126068115234" calcext:value-type="float">
            <text:p>-46.8126068115234</text:p>
          </table:table-cell>
          <table:table-cell office:value-type="float" office:value="188796678912" calcext:value-type="float">
            <text:p>188796678912</text:p>
          </table:table-cell>
          <table:table-cell office:value-type="float" office:value="-78.9110794067383" calcext:value-type="float">
            <text:p>-78.9110794067383</text:p>
          </table:table-cell>
          <table:table-cell/>
          <table:table-cell table:formula="of:=INDEX([.$A$1:.$A$2072]; 1232; 1)" office:value-type="float" office:value="287093834496" calcext:value-type="float">
            <text:p>287093834496</text:p>
          </table:table-cell>
          <table:table-cell table:formula="of:=[.$G$7] * [.$F$1241] + [.$G$8]" office:value-type="float" office:value="-41.5596680268645" calcext:value-type="float">
            <text:p>-41.5596680268645</text:p>
          </table:table-cell>
          <table:table-cell/>
          <table:table-cell table:formula="of:=INDEX([.$C$1:.$C$2072]; 1232; 1)" office:value-type="float" office:value="188796527360" calcext:value-type="float">
            <text:p>188796527360</text:p>
          </table:table-cell>
          <table:table-cell table:formula="of:=[.$J$7] * [.$I$1241] + [.$J$8]" office:value-type="float" office:value="-85.0375852119178" calcext:value-type="float">
            <text:p>-85.0375852119178</text:p>
          </table:table-cell>
        </table:table-row>
        <table:table-row table:style-name="ro1">
          <table:table-cell office:value-type="float" office:value="287093693440" calcext:value-type="float">
            <text:p>287093693440</text:p>
          </table:table-cell>
          <table:table-cell office:value-type="float" office:value="-47.2187538146973" calcext:value-type="float">
            <text:p>-47.2187538146973</text:p>
          </table:table-cell>
          <table:table-cell office:value-type="float" office:value="188796689664" calcext:value-type="float">
            <text:p>188796689664</text:p>
          </table:table-cell>
          <table:table-cell office:value-type="float" office:value="-78.4421157836914" calcext:value-type="float">
            <text:p>-78.4421157836914</text:p>
          </table:table-cell>
          <table:table-cell/>
          <table:table-cell table:formula="of:=INDEX([.$A$1:.$A$2072]; 1233; 1)" office:value-type="float" office:value="287093823232" calcext:value-type="float">
            <text:p>287093823232</text:p>
          </table:table-cell>
          <table:table-cell table:formula="of:=[.$G$7] * [.$F$1242] + [.$G$8]" office:value-type="float" office:value="-42.0977870933712" calcext:value-type="float">
            <text:p>-42.0977870933712</text:p>
          </table:table-cell>
          <table:table-cell/>
          <table:table-cell table:formula="of:=INDEX([.$C$1:.$C$2072]; 1233; 1)" office:value-type="float" office:value="188796542208" calcext:value-type="float">
            <text:p>188796542208</text:p>
          </table:table-cell>
          <table:table-cell table:formula="of:=[.$J$7] * [.$I$1242] + [.$J$8]" office:value-type="float" office:value="-84.3277081288397" calcext:value-type="float">
            <text:p>-84.3277081288397</text:p>
          </table:table-cell>
        </table:table-row>
        <table:table-row table:style-name="ro1">
          <table:table-cell office:value-type="float" office:value="287093675776" calcext:value-type="float">
            <text:p>287093675776</text:p>
          </table:table-cell>
          <table:table-cell office:value-type="float" office:value="-48.0433959960938" calcext:value-type="float">
            <text:p>-48.0433959960938</text:p>
          </table:table-cell>
          <table:table-cell office:value-type="float" office:value="188796709888" calcext:value-type="float">
            <text:p>188796709888</text:p>
          </table:table-cell>
          <table:table-cell office:value-type="float" office:value="-77.480712890625" calcext:value-type="float">
            <text:p>-77.480712890625</text:p>
          </table:table-cell>
          <table:table-cell/>
          <table:table-cell table:formula="of:=INDEX([.$A$1:.$A$2072]; 1234; 1)" office:value-type="float" office:value="287093809920" calcext:value-type="float">
            <text:p>287093809920</text:p>
          </table:table-cell>
          <table:table-cell table:formula="of:=[.$G$7] * [.$F$1243] + [.$G$8]" office:value-type="float" office:value="-42.7337459884584" calcext:value-type="float">
            <text:p>-42.7337459884584</text:p>
          </table:table-cell>
          <table:table-cell/>
          <table:table-cell table:formula="of:=INDEX([.$C$1:.$C$2072]; 1234; 1)" office:value-type="float" office:value="188796556544" calcext:value-type="float">
            <text:p>188796556544</text:p>
          </table:table-cell>
          <table:table-cell table:formula="of:=[.$J$7] * [.$I$1243] + [.$J$8]" office:value-type="float" office:value="-83.6423095650971" calcext:value-type="float">
            <text:p>-83.6423095650971</text:p>
          </table:table-cell>
        </table:table-row>
        <table:table-row table:style-name="ro1">
          <table:table-cell office:value-type="float" office:value="287093666816" calcext:value-type="float">
            <text:p>287093666816</text:p>
          </table:table-cell>
          <table:table-cell office:value-type="float" office:value="-48.4602584838867" calcext:value-type="float">
            <text:p>-48.4602584838867</text:p>
          </table:table-cell>
          <table:table-cell office:value-type="float" office:value="188796719872" calcext:value-type="float">
            <text:p>188796719872</text:p>
          </table:table-cell>
          <table:table-cell office:value-type="float" office:value="-76.9974594116211" calcext:value-type="float">
            <text:p>-76.9974594116211</text:p>
          </table:table-cell>
          <table:table-cell/>
          <table:table-cell table:formula="of:=INDEX([.$A$1:.$A$2072]; 1235; 1)" office:value-type="float" office:value="287093803008" calcext:value-type="float">
            <text:p>287093803008</text:p>
          </table:table-cell>
          <table:table-cell table:formula="of:=[.$G$7] * [.$F$1244] + [.$G$8]" office:value-type="float" office:value="-43.0639554150403" calcext:value-type="float">
            <text:p>-43.0639554150403</text:p>
          </table:table-cell>
          <table:table-cell/>
          <table:table-cell table:formula="of:=INDEX([.$C$1:.$C$2072]; 1235; 1)" office:value-type="float" office:value="188796564224" calcext:value-type="float">
            <text:p>188796564224</text:p>
          </table:table-cell>
          <table:table-cell table:formula="of:=[.$J$7] * [.$I$1244] + [.$J$8]" office:value-type="float" office:value="-83.2751317620278" calcext:value-type="float">
            <text:p>-83.2751317620278</text:p>
          </table:table-cell>
        </table:table-row>
        <table:table-row table:style-name="ro1">
          <table:table-cell office:value-type="float" office:value="287093657856" calcext:value-type="float">
            <text:p>287093657856</text:p>
          </table:table-cell>
          <table:table-cell office:value-type="float" office:value="-48.8780937194824" calcext:value-type="float">
            <text:p>-48.8780937194824</text:p>
          </table:table-cell>
          <table:table-cell office:value-type="float" office:value="188796729600" calcext:value-type="float">
            <text:p>188796729600</text:p>
          </table:table-cell>
          <table:table-cell office:value-type="float" office:value="-76.515510559082" calcext:value-type="float">
            <text:p>-76.515510559082</text:p>
          </table:table-cell>
          <table:table-cell/>
          <table:table-cell table:formula="of:=INDEX([.$A$1:.$A$2072]; 1236; 1)" office:value-type="float" office:value="287093788928" calcext:value-type="float">
            <text:p>287093788928</text:p>
          </table:table-cell>
          <table:table-cell table:formula="of:=[.$G$7] * [.$F$1245] + [.$G$8]" office:value-type="float" office:value="-43.7366042453796" calcext:value-type="float">
            <text:p>-43.7366042453796</text:p>
          </table:table-cell>
          <table:table-cell/>
          <table:table-cell table:formula="of:=INDEX([.$C$1:.$C$2072]; 1236; 1)" office:value-type="float" office:value="188796579840" calcext:value-type="float">
            <text:p>188796579840</text:p>
          </table:table-cell>
          <table:table-cell table:formula="of:=[.$J$7] * [.$I$1245] + [.$J$8]" office:value-type="float" office:value="-82.5285368971527" calcext:value-type="float">
            <text:p>-82.5285368971527</text:p>
          </table:table-cell>
        </table:table-row>
        <table:table-row table:style-name="ro1">
          <table:table-cell office:value-type="float" office:value="287093639168" calcext:value-type="float">
            <text:p>287093639168</text:p>
          </table:table-cell>
          <table:table-cell office:value-type="float" office:value="-49.7345123291016" calcext:value-type="float">
            <text:p>-49.7345123291016</text:p>
          </table:table-cell>
          <table:table-cell office:value-type="float" office:value="188796748288" calcext:value-type="float">
            <text:p>188796748288</text:p>
          </table:table-cell>
          <table:table-cell office:value-type="float" office:value="-75.5757064819336" calcext:value-type="float">
            <text:p>-75.5757064819336</text:p>
          </table:table-cell>
          <table:table-cell/>
          <table:table-cell table:formula="of:=INDEX([.$A$1:.$A$2072]; 1237; 1)" office:value-type="float" office:value="287093773824" calcext:value-type="float">
            <text:p>287093773824</text:p>
          </table:table-cell>
          <table:table-cell table:formula="of:=[.$G$7] * [.$F$1246] + [.$G$8]" office:value-type="float" office:value="-44.4581729918718" calcext:value-type="float">
            <text:p>-44.4581729918718</text:p>
          </table:table-cell>
          <table:table-cell/>
          <table:table-cell table:formula="of:=INDEX([.$C$1:.$C$2072]; 1237; 1)" office:value-type="float" office:value="188796596224" calcext:value-type="float">
            <text:p>188796596224</text:p>
          </table:table-cell>
          <table:table-cell table:formula="of:=[.$J$7] * [.$I$1246] + [.$J$8]" office:value-type="float" office:value="-81.7452242542058" calcext:value-type="float">
            <text:p>-81.7452242542058</text:p>
          </table:table-cell>
        </table:table-row>
        <table:table-row table:style-name="ro1">
          <table:table-cell office:value-type="float" office:value="287093629696" calcext:value-type="float">
            <text:p>287093629696</text:p>
          </table:table-cell>
          <table:table-cell office:value-type="float" office:value="-50.1745109558105" calcext:value-type="float">
            <text:p>-50.1745109558105</text:p>
          </table:table-cell>
          <table:table-cell office:value-type="float" office:value="188796757760" calcext:value-type="float">
            <text:p>188796757760</text:p>
          </table:table-cell>
          <table:table-cell office:value-type="float" office:value="-75.1200942993164" calcext:value-type="float">
            <text:p>-75.1200942993164</text:p>
          </table:table-cell>
          <table:table-cell/>
          <table:table-cell table:formula="of:=INDEX([.$A$1:.$A$2072]; 1238; 1)" office:value-type="float" office:value="287093757440" calcext:value-type="float">
            <text:p>287093757440</text:p>
          </table:table-cell>
          <table:table-cell table:formula="of:=[.$G$7] * [.$F$1247] + [.$G$8]" office:value-type="float" office:value="-45.2408916316927" calcext:value-type="float">
            <text:p>-45.2408916316927</text:p>
          </table:table-cell>
          <table:table-cell/>
          <table:table-cell table:formula="of:=INDEX([.$C$1:.$C$2072]; 1238; 1)" office:value-type="float" office:value="188796610816" calcext:value-type="float">
            <text:p>188796610816</text:p>
          </table:table-cell>
          <table:table-cell table:formula="of:=[.$J$7] * [.$I$1247] + [.$J$8]" office:value-type="float" office:value="-81.0475864298642" calcext:value-type="float">
            <text:p>-81.0475864298642</text:p>
          </table:table-cell>
        </table:table-row>
        <table:table-row table:style-name="ro1">
          <table:table-cell office:value-type="float" office:value="287093599232" calcext:value-type="float">
            <text:p>287093599232</text:p>
          </table:table-cell>
          <table:table-cell office:value-type="float" office:value="-51.5395584106445" calcext:value-type="float">
            <text:p>-51.5395584106445</text:p>
          </table:table-cell>
          <table:table-cell office:value-type="float" office:value="188796784640" calcext:value-type="float">
            <text:p>188796784640</text:p>
          </table:table-cell>
          <table:table-cell office:value-type="float" office:value="-73.8197326660156" calcext:value-type="float">
            <text:p>-73.8197326660156</text:p>
          </table:table-cell>
          <table:table-cell/>
          <table:table-cell table:formula="of:=INDEX([.$A$1:.$A$2072]; 1239; 1)" office:value-type="float" office:value="287093742848" calcext:value-type="float">
            <text:p>287093742848</text:p>
          </table:table-cell>
          <table:table-cell table:formula="of:=[.$G$7] * [.$F$1248] + [.$G$8]" office:value-type="float" office:value="-45.9380004219711" calcext:value-type="float">
            <text:p>-45.9380004219711</text:p>
          </table:table-cell>
          <table:table-cell/>
          <table:table-cell table:formula="of:=INDEX([.$C$1:.$C$2072]; 1239; 1)" office:value-type="float" office:value="188796628736" calcext:value-type="float">
            <text:p>188796628736</text:p>
          </table:table-cell>
          <table:table-cell table:formula="of:=[.$J$7] * [.$I$1248] + [.$J$8]" office:value-type="float" office:value="-80.1908382251859" calcext:value-type="float">
            <text:p>-80.1908382251859</text:p>
          </table:table-cell>
        </table:table-row>
        <table:table-row table:style-name="ro1">
          <table:table-cell office:value-type="float" office:value="287093565184" calcext:value-type="float">
            <text:p>287093565184</text:p>
          </table:table-cell>
          <table:table-cell office:value-type="float" office:value="-52.9855499267578" calcext:value-type="float">
            <text:p>-52.9855499267578</text:p>
          </table:table-cell>
          <table:table-cell office:value-type="float" office:value="188796802816" calcext:value-type="float">
            <text:p>188796802816</text:p>
          </table:table-cell>
          <table:table-cell office:value-type="float" office:value="-72.6933746337891" calcext:value-type="float">
            <text:p>-72.6933746337891</text:p>
          </table:table-cell>
          <table:table-cell/>
          <table:table-cell table:formula="of:=INDEX([.$A$1:.$A$2072]; 1240; 1)" office:value-type="float" office:value="287093727488" calcext:value-type="float">
            <text:p>287093727488</text:p>
          </table:table-cell>
          <table:table-cell table:formula="of:=[.$G$7] * [.$F$1249] + [.$G$8]" office:value-type="float" office:value="-46.6717991456389" calcext:value-type="float">
            <text:p>-46.6717991456389</text:p>
          </table:table-cell>
          <table:table-cell/>
          <table:table-cell table:formula="of:=INDEX([.$C$1:.$C$2072]; 1240; 1)" office:value-type="float" office:value="188796647936" calcext:value-type="float">
            <text:p>188796647936</text:p>
          </table:table-cell>
          <table:table-cell table:formula="of:=[.$J$7] * [.$I$1249] + [.$J$8]" office:value-type="float" office:value="-79.2728937193751" calcext:value-type="float">
            <text:p>-79.2728937193751</text:p>
          </table:table-cell>
        </table:table-row>
        <table:table-row table:style-name="ro1">
          <table:table-cell office:value-type="float" office:value="287093544192" calcext:value-type="float">
            <text:p>287093544192</text:p>
          </table:table-cell>
          <table:table-cell office:value-type="float" office:value="-53.9703979492188" calcext:value-type="float">
            <text:p>-53.9703979492188</text:p>
          </table:table-cell>
          <table:table-cell office:value-type="float" office:value="188796809984" calcext:value-type="float">
            <text:p>188796809984</text:p>
          </table:table-cell>
          <table:table-cell office:value-type="float" office:value="-72.1140289306641" calcext:value-type="float">
            <text:p>-72.1140289306641</text:p>
          </table:table-cell>
          <table:table-cell/>
          <table:table-cell table:formula="of:=INDEX([.$A$1:.$A$2072]; 1241; 1)" office:value-type="float" office:value="287093702144" calcext:value-type="float">
            <text:p>287093702144</text:p>
          </table:table-cell>
          <table:table-cell table:formula="of:=[.$G$7] * [.$F$1250] + [.$G$8]" office:value-type="float" office:value="-47.8825670424849" calcext:value-type="float">
            <text:p>-47.8825670424849</text:p>
          </table:table-cell>
          <table:table-cell/>
          <table:table-cell table:formula="of:=INDEX([.$C$1:.$C$2072]; 1241; 1)" office:value-type="float" office:value="188796678912" calcext:value-type="float">
            <text:p>188796678912</text:p>
          </table:table-cell>
          <table:table-cell table:formula="of:=[.$J$7] * [.$I$1250] + [.$J$8]" office:value-type="float" office:value="-77.791943250224" calcext:value-type="float">
            <text:p>-77.791943250224</text:p>
          </table:table-cell>
        </table:table-row>
        <table:table-row table:style-name="ro1">
          <table:table-cell office:value-type="float" office:value="287093533952" calcext:value-type="float">
            <text:p>287093533952</text:p>
          </table:table-cell>
          <table:table-cell office:value-type="float" office:value="-54.4576835632324" calcext:value-type="float">
            <text:p>-54.4576835632324</text:p>
          </table:table-cell>
          <table:table-cell office:value-type="float" office:value="188796813312" calcext:value-type="float">
            <text:p>188796813312</text:p>
          </table:table-cell>
          <table:table-cell office:value-type="float" office:value="-71.881103515625" calcext:value-type="float">
            <text:p>-71.881103515625</text:p>
          </table:table-cell>
          <table:table-cell/>
          <table:table-cell table:formula="of:=INDEX([.$A$1:.$A$2072]; 1242; 1)" office:value-type="float" office:value="287093693440" calcext:value-type="float">
            <text:p>287093693440</text:p>
          </table:table-cell>
          <table:table-cell table:formula="of:=[.$G$7] * [.$F$1251] + [.$G$8]" office:value-type="float" office:value="-48.2983863204718" calcext:value-type="float">
            <text:p>-48.2983863204718</text:p>
          </table:table-cell>
          <table:table-cell/>
          <table:table-cell table:formula="of:=INDEX([.$C$1:.$C$2072]; 1242; 1)" office:value-type="float" office:value="188796689664" calcext:value-type="float">
            <text:p>188796689664</text:p>
          </table:table-cell>
          <table:table-cell table:formula="of:=[.$J$7] * [.$I$1251] + [.$J$8]" office:value-type="float" office:value="-77.277894327417" calcext:value-type="float">
            <text:p>-77.277894327417</text:p>
          </table:table-cell>
        </table:table-row>
        <table:table-row table:style-name="ro1">
          <table:table-cell office:value-type="float" office:value="287093524224" calcext:value-type="float">
            <text:p>287093524224</text:p>
          </table:table-cell>
          <table:table-cell office:value-type="float" office:value="-54.936824798584" calcext:value-type="float">
            <text:p>-54.936824798584</text:p>
          </table:table-cell>
          <table:table-cell office:value-type="float" office:value="188796816640" calcext:value-type="float">
            <text:p>188796816640</text:p>
          </table:table-cell>
          <table:table-cell office:value-type="float" office:value="-71.6688766479492" calcext:value-type="float">
            <text:p>-71.6688766479492</text:p>
          </table:table-cell>
          <table:table-cell/>
          <table:table-cell table:formula="of:=INDEX([.$A$1:.$A$2072]; 1243; 1)" office:value-type="float" office:value="287093675776" calcext:value-type="float">
            <text:p>287093675776</text:p>
          </table:table-cell>
          <table:table-cell table:formula="of:=[.$G$7] * [.$F$1252] + [.$G$8]" office:value-type="float" office:value="-49.1422548554838" calcext:value-type="float">
            <text:p>-49.1422548554838</text:p>
          </table:table-cell>
          <table:table-cell/>
          <table:table-cell table:formula="of:=INDEX([.$C$1:.$C$2072]; 1243; 1)" office:value-type="float" office:value="188796709888" calcext:value-type="float">
            <text:p>188796709888</text:p>
          </table:table-cell>
          <table:table-cell table:formula="of:=[.$J$7] * [.$I$1252] + [.$J$8]" office:value-type="float" office:value="-76.3109927810729" calcext:value-type="float">
            <text:p>-76.3109927810729</text:p>
          </table:table-cell>
        </table:table-row>
        <table:table-row table:style-name="ro1">
          <table:table-cell office:value-type="float" office:value="287093505792" calcext:value-type="float">
            <text:p>287093505792</text:p>
          </table:table-cell>
          <table:table-cell office:value-type="float" office:value="-55.8595771789551" calcext:value-type="float">
            <text:p>-55.8595771789551</text:p>
          </table:table-cell>
          <table:table-cell office:value-type="float" office:value="188796823296" calcext:value-type="float">
            <text:p>188796823296</text:p>
          </table:table-cell>
          <table:table-cell office:value-type="float" office:value="-71.2937774658203" calcext:value-type="float">
            <text:p>-71.2937774658203</text:p>
          </table:table-cell>
          <table:table-cell/>
          <table:table-cell table:formula="of:=INDEX([.$A$1:.$A$2072]; 1244; 1)" office:value-type="float" office:value="287093666816" calcext:value-type="float">
            <text:p>287093666816</text:p>
          </table:table-cell>
          <table:table-cell table:formula="of:=[.$G$7] * [.$F$1253] + [.$G$8]" office:value-type="float" office:value="-49.5703041106462" calcext:value-type="float">
            <text:p>-49.5703041106462</text:p>
          </table:table-cell>
          <table:table-cell/>
          <table:table-cell table:formula="of:=INDEX([.$C$1:.$C$2072]; 1244; 1)" office:value-type="float" office:value="188796719872" calcext:value-type="float">
            <text:p>188796719872</text:p>
          </table:table-cell>
          <table:table-cell table:formula="of:=[.$J$7] * [.$I$1253] + [.$J$8]" office:value-type="float" office:value="-75.8336616400629" calcext:value-type="float">
            <text:p>-75.8336616400629</text:p>
          </table:table-cell>
        </table:table-row>
        <table:table-row table:style-name="ro1">
          <table:table-cell office:value-type="float" office:value="287093496832" calcext:value-type="float">
            <text:p>287093496832</text:p>
          </table:table-cell>
          <table:table-cell office:value-type="float" office:value="-56.3021125793457" calcext:value-type="float">
            <text:p>-56.3021125793457</text:p>
          </table:table-cell>
          <table:table-cell office:value-type="float" office:value="188796826368" calcext:value-type="float">
            <text:p>188796826368</text:p>
          </table:table-cell>
          <table:table-cell office:value-type="float" office:value="-71.1286087036133" calcext:value-type="float">
            <text:p>-71.1286087036133</text:p>
          </table:table-cell>
          <table:table-cell/>
          <table:table-cell table:formula="of:=INDEX([.$A$1:.$A$2072]; 1245; 1)" office:value-type="float" office:value="287093657856" calcext:value-type="float">
            <text:p>287093657856</text:p>
          </table:table-cell>
          <table:table-cell table:formula="of:=[.$G$7] * [.$F$1254] + [.$G$8]" office:value-type="float" office:value="-49.9983533676714" calcext:value-type="float">
            <text:p>-49.9983533676714</text:p>
          </table:table-cell>
          <table:table-cell/>
          <table:table-cell table:formula="of:=INDEX([.$C$1:.$C$2072]; 1245; 1)" office:value-type="float" office:value="188796729600" calcext:value-type="float">
            <text:p>188796729600</text:p>
          </table:table-cell>
          <table:table-cell table:formula="of:=[.$J$7] * [.$I$1254] + [.$J$8]" office:value-type="float" office:value="-75.3685697559267" calcext:value-type="float">
            <text:p>-75.3685697559267</text:p>
          </table:table-cell>
        </table:table-row>
        <table:table-row table:style-name="ro1">
          <table:table-cell office:value-type="float" office:value="287093480192" calcext:value-type="float">
            <text:p>287093480192</text:p>
          </table:table-cell>
          <table:table-cell office:value-type="float" office:value="-57.1474533081055" calcext:value-type="float">
            <text:p>-57.1474533081055</text:p>
          </table:table-cell>
          <table:table-cell office:value-type="float" office:value="188796833280" calcext:value-type="float">
            <text:p>188796833280</text:p>
          </table:table-cell>
          <table:table-cell office:value-type="float" office:value="-70.8201446533203" calcext:value-type="float">
            <text:p>-70.8201446533203</text:p>
          </table:table-cell>
          <table:table-cell/>
          <table:table-cell table:formula="of:=INDEX([.$A$1:.$A$2072]; 1246; 1)" office:value-type="float" office:value="287093639168" calcext:value-type="float">
            <text:p>287093639168</text:p>
          </table:table-cell>
          <table:table-cell table:formula="of:=[.$G$7] * [.$F$1255] + [.$G$8]" office:value-type="float" office:value="-50.8911418169737" calcext:value-type="float">
            <text:p>-50.8911418169737</text:p>
          </table:table-cell>
          <table:table-cell/>
          <table:table-cell table:formula="of:=INDEX([.$C$1:.$C$2072]; 1246; 1)" office:value-type="float" office:value="188796748288" calcext:value-type="float">
            <text:p>188796748288</text:p>
          </table:table-cell>
          <table:table-cell table:formula="of:=[.$J$7] * [.$I$1255] + [.$J$8]" office:value-type="float" office:value="-74.475103771314" calcext:value-type="float">
            <text:p>-74.475103771314</text:p>
          </table:table-cell>
        </table:table-row>
        <table:table-row table:style-name="ro1">
          <table:table-cell office:value-type="float" office:value="287093472000" calcext:value-type="float">
            <text:p>287093472000</text:p>
          </table:table-cell>
          <table:table-cell office:value-type="float" office:value="-57.5491447448731" calcext:value-type="float">
            <text:p>-57.5491447448731</text:p>
          </table:table-cell>
          <table:table-cell office:value-type="float" office:value="188796837120" calcext:value-type="float">
            <text:p>188796837120</text:p>
          </table:table-cell>
          <table:table-cell office:value-type="float" office:value="-70.6617050170898" calcext:value-type="float">
            <text:p>-70.6617050170898</text:p>
          </table:table-cell>
          <table:table-cell/>
          <table:table-cell table:formula="of:=INDEX([.$A$1:.$A$2072]; 1247; 1)" office:value-type="float" office:value="287093629696" calcext:value-type="float">
            <text:p>287093629696</text:p>
          </table:table-cell>
          <table:table-cell table:formula="of:=[.$G$7] * [.$F$1256] + [.$G$8]" office:value-type="float" office:value="-51.3436510302126" calcext:value-type="float">
            <text:p>-51.3436510302126</text:p>
          </table:table-cell>
          <table:table-cell/>
          <table:table-cell table:formula="of:=INDEX([.$C$1:.$C$2072]; 1247; 1)" office:value-type="float" office:value="188796757760" calcext:value-type="float">
            <text:p>188796757760</text:p>
          </table:table-cell>
          <table:table-cell table:formula="of:=[.$J$7] * [.$I$1256] + [.$J$8]" office:value-type="float" office:value="-74.0222511477768" calcext:value-type="float">
            <text:p>-74.0222511477768</text:p>
          </table:table-cell>
        </table:table-row>
        <table:table-row table:style-name="ro1">
          <table:table-cell office:value-type="float" office:value="287093464320" calcext:value-type="float">
            <text:p>287093464320</text:p>
          </table:table-cell>
          <table:table-cell office:value-type="float" office:value="-57.9401512145996" calcext:value-type="float">
            <text:p>-57.9401512145996</text:p>
          </table:table-cell>
          <table:table-cell office:value-type="float" office:value="188796841216" calcext:value-type="float">
            <text:p>188796841216</text:p>
          </table:table-cell>
          <table:table-cell office:value-type="float" office:value="-70.4994888305664" calcext:value-type="float">
            <text:p>-70.4994888305664</text:p>
          </table:table-cell>
          <table:table-cell/>
          <table:table-cell table:formula="of:=INDEX([.$A$1:.$A$2072]; 1248; 1)" office:value-type="float" office:value="287093599232" calcext:value-type="float">
            <text:p>287093599232</text:p>
          </table:table-cell>
          <table:table-cell table:formula="of:=[.$G$7] * [.$F$1257] + [.$G$8]" office:value-type="float" office:value="-52.7990185022354" calcext:value-type="float">
            <text:p>-52.7990185022354</text:p>
          </table:table-cell>
          <table:table-cell/>
          <table:table-cell table:formula="of:=INDEX([.$C$1:.$C$2072]; 1248; 1)" office:value-type="float" office:value="188796784640" calcext:value-type="float">
            <text:p>188796784640</text:p>
          </table:table-cell>
          <table:table-cell table:formula="of:=[.$J$7] * [.$I$1257] + [.$J$8]" office:value-type="float" office:value="-72.7371288407594" calcext:value-type="float">
            <text:p>-72.7371288407594</text:p>
          </table:table-cell>
        </table:table-row>
        <table:table-row table:style-name="ro1">
          <table:table-cell office:value-type="float" office:value="287093456896" calcext:value-type="float">
            <text:p>287093456896</text:p>
          </table:table-cell>
          <table:table-cell office:value-type="float" office:value="-58.3197288513184" calcext:value-type="float">
            <text:p>-58.3197288513184</text:p>
          </table:table-cell>
          <table:table-cell office:value-type="float" office:value="188796845824" calcext:value-type="float">
            <text:p>188796845824</text:p>
          </table:table-cell>
          <table:table-cell office:value-type="float" office:value="-70.3280715942383" calcext:value-type="float">
            <text:p>-70.3280715942383</text:p>
          </table:table-cell>
          <table:table-cell/>
          <table:table-cell table:formula="of:=INDEX([.$A$1:.$A$2072]; 1249; 1)" office:value-type="float" office:value="287093565184" calcext:value-type="float">
            <text:p>287093565184</text:p>
          </table:table-cell>
          <table:table-cell table:formula="of:=[.$G$7] * [.$F$1258] + [.$G$8]" office:value-type="float" office:value="-54.4256056752056" calcext:value-type="float">
            <text:p>-54.4256056752056</text:p>
          </table:table-cell>
          <table:table-cell/>
          <table:table-cell table:formula="of:=INDEX([.$C$1:.$C$2072]; 1249; 1)" office:value-type="float" office:value="188796802816" calcext:value-type="float">
            <text:p>188796802816</text:p>
          </table:table-cell>
          <table:table-cell table:formula="of:=[.$J$7] * [.$I$1258] + [.$J$8]" office:value-type="float" office:value="-71.8681413754821" calcext:value-type="float">
            <text:p>-71.8681413754821</text:p>
          </table:table-cell>
        </table:table-row>
        <table:table-row table:style-name="ro1">
          <table:table-cell office:value-type="float" office:value="287093442560" calcext:value-type="float">
            <text:p>287093442560</text:p>
          </table:table-cell>
          <table:table-cell office:value-type="float" office:value="-59.0473480224609" calcext:value-type="float">
            <text:p>-59.0473480224609</text:p>
          </table:table-cell>
          <table:table-cell office:value-type="float" office:value="188796855552" calcext:value-type="float">
            <text:p>188796855552</text:p>
          </table:table-cell>
          <table:table-cell office:value-type="float" office:value="-69.9481887817383" calcext:value-type="float">
            <text:p>-69.9481887817383</text:p>
          </table:table-cell>
          <table:table-cell/>
          <table:table-cell table:formula="of:=INDEX([.$A$1:.$A$2072]; 1250; 1)" office:value-type="float" office:value="287093544192" calcext:value-type="float">
            <text:p>287093544192</text:p>
          </table:table-cell>
          <table:table-cell table:formula="of:=[.$G$7] * [.$F$1259] + [.$G$8]" office:value-type="float" office:value="-55.4284639339894" calcext:value-type="float">
            <text:p>-55.4284639339894</text:p>
          </table:table-cell>
          <table:table-cell/>
          <table:table-cell table:formula="of:=INDEX([.$C$1:.$C$2072]; 1250; 1)" office:value-type="float" office:value="188796809984" calcext:value-type="float">
            <text:p>188796809984</text:p>
          </table:table-cell>
          <table:table-cell table:formula="of:=[.$J$7] * [.$I$1259] + [.$J$8]" office:value-type="float" office:value="-71.5254420936108" calcext:value-type="float">
            <text:p>-71.5254420936108</text:p>
          </table:table-cell>
        </table:table-row>
        <table:table-row table:style-name="ro1">
          <table:table-cell office:value-type="float" office:value="287093435904" calcext:value-type="float">
            <text:p>287093435904</text:p>
          </table:table-cell>
          <table:table-cell office:value-type="float" office:value="-59.400520324707" calcext:value-type="float">
            <text:p>-59.400520324707</text:p>
          </table:table-cell>
          <table:table-cell office:value-type="float" office:value="188796860928" calcext:value-type="float">
            <text:p>188796860928</text:p>
          </table:table-cell>
          <table:table-cell office:value-type="float" office:value="-69.7411041259766" calcext:value-type="float">
            <text:p>-69.7411041259766</text:p>
          </table:table-cell>
          <table:table-cell/>
          <table:table-cell table:formula="of:=INDEX([.$A$1:.$A$2072]; 1251; 1)" office:value-type="float" office:value="287093533952" calcext:value-type="float">
            <text:p>287093533952</text:p>
          </table:table-cell>
          <table:table-cell table:formula="of:=[.$G$7] * [.$F$1260] + [.$G$8]" office:value-type="float" office:value="-55.9176630843431" calcext:value-type="float">
            <text:p>-55.9176630843431</text:p>
          </table:table-cell>
          <table:table-cell/>
          <table:table-cell table:formula="of:=INDEX([.$C$1:.$C$2072]; 1251; 1)" office:value-type="float" office:value="188796813312" calcext:value-type="float">
            <text:p>188796813312</text:p>
          </table:table-cell>
          <table:table-cell table:formula="of:=[.$J$7] * [.$I$1260] + [.$J$8]" office:value-type="float" office:value="-71.3663317132741" calcext:value-type="float">
            <text:p>-71.3663317132741</text:p>
          </table:table-cell>
        </table:table-row>
        <table:table-row table:style-name="ro1">
          <table:table-cell office:value-type="float" office:value="287093414400" calcext:value-type="float">
            <text:p>287093414400</text:p>
          </table:table-cell>
          <table:table-cell office:value-type="float" office:value="-60.4342765808106" calcext:value-type="float">
            <text:p>-60.4342765808106</text:p>
          </table:table-cell>
          <table:table-cell office:value-type="float" office:value="188796875776" calcext:value-type="float">
            <text:p>188796875776</text:p>
          </table:table-cell>
          <table:table-cell office:value-type="float" office:value="-69.0616760253906" calcext:value-type="float">
            <text:p>-69.0616760253906</text:p>
          </table:table-cell>
          <table:table-cell/>
          <table:table-cell table:formula="of:=INDEX([.$A$1:.$A$2072]; 1252; 1)" office:value-type="float" office:value="287093524224" calcext:value-type="float">
            <text:p>287093524224</text:p>
          </table:table-cell>
          <table:table-cell table:formula="of:=[.$G$7] * [.$F$1261] + [.$G$8]" office:value-type="float" office:value="-56.3824022766203" calcext:value-type="float">
            <text:p>-56.3824022766203</text:p>
          </table:table-cell>
          <table:table-cell/>
          <table:table-cell table:formula="of:=INDEX([.$C$1:.$C$2072]; 1252; 1)" office:value-type="float" office:value="188796816640" calcext:value-type="float">
            <text:p>188796816640</text:p>
          </table:table-cell>
          <table:table-cell table:formula="of:=[.$J$7] * [.$I$1261] + [.$J$8]" office:value-type="float" office:value="-71.2072213329375" calcext:value-type="float">
            <text:p>-71.2072213329375</text:p>
          </table:table-cell>
        </table:table-row>
        <table:table-row table:style-name="ro1">
          <table:table-cell office:value-type="float" office:value="287093406464" calcext:value-type="float">
            <text:p>287093406464</text:p>
          </table:table-cell>
          <table:table-cell office:value-type="float" office:value="-60.7908134460449" calcext:value-type="float">
            <text:p>-60.7908134460449</text:p>
          </table:table-cell>
          <table:table-cell office:value-type="float" office:value="188796880384" calcext:value-type="float">
            <text:p>188796880384</text:p>
          </table:table-cell>
          <table:table-cell office:value-type="float" office:value="-68.8374633789063" calcext:value-type="float">
            <text:p>-68.8374633789063</text:p>
          </table:table-cell>
          <table:table-cell/>
          <table:table-cell table:formula="of:=INDEX([.$A$1:.$A$2072]; 1253; 1)" office:value-type="float" office:value="287093505792" calcext:value-type="float">
            <text:p>287093505792</text:p>
          </table:table-cell>
          <table:table-cell table:formula="of:=[.$G$7] * [.$F$1262] + [.$G$8]" office:value-type="float" office:value="-57.2629607468843" calcext:value-type="float">
            <text:p>-57.2629607468843</text:p>
          </table:table-cell>
          <table:table-cell/>
          <table:table-cell table:formula="of:=INDEX([.$C$1:.$C$2072]; 1253; 1)" office:value-type="float" office:value="188796823296" calcext:value-type="float">
            <text:p>188796823296</text:p>
          </table:table-cell>
          <table:table-cell table:formula="of:=[.$J$7] * [.$I$1262] + [.$J$8]" office:value-type="float" office:value="-70.8890005704015" calcext:value-type="float">
            <text:p>-70.8890005704015</text:p>
          </table:table-cell>
        </table:table-row>
        <table:table-row table:style-name="ro1">
          <table:table-cell office:value-type="float" office:value="287093398528" calcext:value-type="float">
            <text:p>287093398528</text:p>
          </table:table-cell>
          <table:table-cell office:value-type="float" office:value="-61.1553001403809" calcext:value-type="float">
            <text:p>-61.1553001403809</text:p>
          </table:table-cell>
          <table:table-cell office:value-type="float" office:value="188796884480" calcext:value-type="float">
            <text:p>188796884480</text:p>
          </table:table-cell>
          <table:table-cell office:value-type="float" office:value="-68.6167449951172" calcext:value-type="float">
            <text:p>-68.6167449951172</text:p>
          </table:table-cell>
          <table:table-cell/>
          <table:table-cell table:formula="of:=INDEX([.$A$1:.$A$2072]; 1254; 1)" office:value-type="float" office:value="287093496832" calcext:value-type="float">
            <text:p>287093496832</text:p>
          </table:table-cell>
          <table:table-cell table:formula="of:=[.$G$7] * [.$F$1263] + [.$G$8]" office:value-type="float" office:value="-57.6910100039095" calcext:value-type="float">
            <text:p>-57.6910100039095</text:p>
          </table:table-cell>
          <table:table-cell/>
          <table:table-cell table:formula="of:=INDEX([.$C$1:.$C$2072]; 1254; 1)" office:value-type="float" office:value="188796826368" calcext:value-type="float">
            <text:p>188796826368</text:p>
          </table:table-cell>
          <table:table-cell table:formula="of:=[.$J$7] * [.$I$1263] + [.$J$8]" office:value-type="float" office:value="-70.7421294488013" calcext:value-type="float">
            <text:p>-70.7421294488013</text:p>
          </table:table-cell>
        </table:table-row>
        <table:table-row table:style-name="ro1">
          <table:table-cell office:value-type="float" office:value="287093381632" calcext:value-type="float">
            <text:p>287093381632</text:p>
          </table:table-cell>
          <table:table-cell office:value-type="float" office:value="-61.9125366210938" calcext:value-type="float">
            <text:p>-61.9125366210938</text:p>
          </table:table-cell>
          <table:table-cell office:value-type="float" office:value="188796892416" calcext:value-type="float">
            <text:p>188796892416</text:p>
          </table:table-cell>
          <table:table-cell office:value-type="float" office:value="-68.1909484863281" calcext:value-type="float">
            <text:p>-68.1909484863281</text:p>
          </table:table-cell>
          <table:table-cell/>
          <table:table-cell table:formula="of:=INDEX([.$A$1:.$A$2072]; 1255; 1)" office:value-type="float" office:value="287093480192" calcext:value-type="float">
            <text:p>287093480192</text:p>
          </table:table-cell>
          <table:table-cell table:formula="of:=[.$G$7] * [.$F$1264] + [.$G$8]" office:value-type="float" office:value="-58.4859586227685" calcext:value-type="float">
            <text:p>-58.4859586227685</text:p>
          </table:table-cell>
          <table:table-cell/>
          <table:table-cell table:formula="of:=INDEX([.$C$1:.$C$2072]; 1255; 1)" office:value-type="float" office:value="188796833280" calcext:value-type="float">
            <text:p>188796833280</text:p>
          </table:table-cell>
          <table:table-cell table:formula="of:=[.$J$7] * [.$I$1264] + [.$J$8]" office:value-type="float" office:value="-70.411669427529" calcext:value-type="float">
            <text:p>-70.411669427529</text:p>
          </table:table-cell>
        </table:table-row>
        <table:table-row table:style-name="ro1">
          <table:table-cell office:value-type="float" office:value="287093363712" calcext:value-type="float">
            <text:p>287093363712</text:p>
          </table:table-cell>
          <table:table-cell office:value-type="float" office:value="-62.7127227783203" calcext:value-type="float">
            <text:p>-62.7127227783203</text:p>
          </table:table-cell>
          <table:table-cell office:value-type="float" office:value="188796898560" calcext:value-type="float">
            <text:p>188796898560</text:p>
          </table:table-cell>
          <table:table-cell office:value-type="float" office:value="-67.8007278442383" calcext:value-type="float">
            <text:p>-67.8007278442383</text:p>
          </table:table-cell>
          <table:table-cell/>
          <table:table-cell table:formula="of:=INDEX([.$A$1:.$A$2072]; 1256; 1)" office:value-type="float" office:value="287093472000" calcext:value-type="float">
            <text:p>287093472000</text:p>
          </table:table-cell>
          <table:table-cell table:formula="of:=[.$G$7] * [.$F$1265] + [.$G$8]" office:value-type="float" office:value="-58.8773179426789" calcext:value-type="float">
            <text:p>-58.8773179426789</text:p>
          </table:table-cell>
          <table:table-cell/>
          <table:table-cell table:formula="of:=INDEX([.$C$1:.$C$2072]; 1256; 1)" office:value-type="float" office:value="188796837120" calcext:value-type="float">
            <text:p>188796837120</text:p>
          </table:table-cell>
          <table:table-cell table:formula="of:=[.$J$7] * [.$I$1265] + [.$J$8]" office:value-type="float" office:value="-70.2280805259943" calcext:value-type="float">
            <text:p>-70.2280805259943</text:p>
          </table:table-cell>
        </table:table-row>
        <table:table-row table:style-name="ro1">
          <table:table-cell office:value-type="float" office:value="287093344768" calcext:value-type="float">
            <text:p>287093344768</text:p>
          </table:table-cell>
          <table:table-cell office:value-type="float" office:value="-63.5610046386719" calcext:value-type="float">
            <text:p>-63.5610046386719</text:p>
          </table:table-cell>
          <table:table-cell office:value-type="float" office:value="188796902656" calcext:value-type="float">
            <text:p>188796902656</text:p>
          </table:table-cell>
          <table:table-cell office:value-type="float" office:value="-67.4651489257812" calcext:value-type="float">
            <text:p>-67.4651489257812</text:p>
          </table:table-cell>
          <table:table-cell/>
          <table:table-cell table:formula="of:=INDEX([.$A$1:.$A$2072]; 1257; 1)" office:value-type="float" office:value="287093464320" calcext:value-type="float">
            <text:p>287093464320</text:p>
          </table:table-cell>
          <table:table-cell table:formula="of:=[.$G$7] * [.$F$1266] + [.$G$8]" office:value-type="float" office:value="-59.2442173045129" calcext:value-type="float">
            <text:p>-59.2442173045129</text:p>
          </table:table-cell>
          <table:table-cell/>
          <table:table-cell table:formula="of:=INDEX([.$C$1:.$C$2072]; 1257; 1)" office:value-type="float" office:value="188796841216" calcext:value-type="float">
            <text:p>188796841216</text:p>
          </table:table-cell>
          <table:table-cell table:formula="of:=[.$J$7] * [.$I$1266] + [.$J$8]" office:value-type="float" office:value="-70.0322523657233" calcext:value-type="float">
            <text:p>-70.0322523657233</text:p>
          </table:table-cell>
        </table:table-row>
        <table:table-row table:style-name="ro1">
          <table:table-cell office:value-type="float" office:value="287093335040" calcext:value-type="float">
            <text:p>287093335040</text:p>
          </table:table-cell>
          <table:table-cell office:value-type="float" office:value="-64.0029449462891" calcext:value-type="float">
            <text:p>-64.0029449462891</text:p>
          </table:table-cell>
          <table:table-cell office:value-type="float" office:value="188796904704" calcext:value-type="float">
            <text:p>188796904704</text:p>
          </table:table-cell>
          <table:table-cell office:value-type="float" office:value="-67.3287048339844" calcext:value-type="float">
            <text:p>-67.3287048339844</text:p>
          </table:table-cell>
          <table:table-cell/>
          <table:table-cell table:formula="of:=INDEX([.$A$1:.$A$2072]; 1258; 1)" office:value-type="float" office:value="287093456896" calcext:value-type="float">
            <text:p>287093456896</text:p>
          </table:table-cell>
          <table:table-cell table:formula="of:=[.$G$7] * [.$F$1267] + [.$G$8]" office:value-type="float" office:value="-59.5988866891712" calcext:value-type="float">
            <text:p>-59.5988866891712</text:p>
          </table:table-cell>
          <table:table-cell/>
          <table:table-cell table:formula="of:=INDEX([.$C$1:.$C$2072]; 1258; 1)" office:value-type="float" office:value="188796845824" calcext:value-type="float">
            <text:p>188796845824</text:p>
          </table:table-cell>
          <table:table-cell table:formula="of:=[.$J$7] * [.$I$1267] + [.$J$8]" office:value-type="float" office:value="-69.8119456842542" calcext:value-type="float">
            <text:p>-69.8119456842542</text:p>
          </table:table-cell>
        </table:table-row>
        <table:table-row table:style-name="ro1">
          <table:table-cell office:value-type="float" office:value="287093315584" calcext:value-type="float">
            <text:p>287093315584</text:p>
          </table:table-cell>
          <table:table-cell office:value-type="float" office:value="-64.9131164550781" calcext:value-type="float">
            <text:p>-64.9131164550781</text:p>
          </table:table-cell>
          <table:table-cell office:value-type="float" office:value="188796910336" calcext:value-type="float">
            <text:p>188796910336</text:p>
          </table:table-cell>
          <table:table-cell office:value-type="float" office:value="-67.0592880249023" calcext:value-type="float">
            <text:p>-67.0592880249023</text:p>
          </table:table-cell>
          <table:table-cell/>
          <table:table-cell table:formula="of:=INDEX([.$A$1:.$A$2072]; 1259; 1)" office:value-type="float" office:value="287093442560" calcext:value-type="float">
            <text:p>287093442560</text:p>
          </table:table-cell>
          <table:table-cell table:formula="of:=[.$G$7] * [.$F$1268] + [.$G$8]" office:value-type="float" office:value="-60.2837654985487" calcext:value-type="float">
            <text:p>-60.2837654985487</text:p>
          </table:table-cell>
          <table:table-cell/>
          <table:table-cell table:formula="of:=INDEX([.$C$1:.$C$2072]; 1259; 1)" office:value-type="float" office:value="188796855552" calcext:value-type="float">
            <text:p>188796855552</text:p>
          </table:table-cell>
          <table:table-cell table:formula="of:=[.$J$7] * [.$I$1268] + [.$J$8]" office:value-type="float" office:value="-69.3468538019806" calcext:value-type="float">
            <text:p>-69.3468538019806</text:p>
          </table:table-cell>
        </table:table-row>
        <table:table-row table:style-name="ro1">
          <table:table-cell office:value-type="float" office:value="287093305856" calcext:value-type="float">
            <text:p>287093305856</text:p>
          </table:table-cell>
          <table:table-cell office:value-type="float" office:value="-65.3782730102539" calcext:value-type="float">
            <text:p>-65.3782730102539</text:p>
          </table:table-cell>
          <table:table-cell office:value-type="float" office:value="188796913408" calcext:value-type="float">
            <text:p>188796913408</text:p>
          </table:table-cell>
          <table:table-cell office:value-type="float" office:value="-66.9145889282227" calcext:value-type="float">
            <text:p>-66.9145889282227</text:p>
          </table:table-cell>
          <table:table-cell/>
          <table:table-cell table:formula="of:=INDEX([.$A$1:.$A$2072]; 1260; 1)" office:value-type="float" office:value="287093435904" calcext:value-type="float">
            <text:p>287093435904</text:p>
          </table:table-cell>
          <table:table-cell table:formula="of:=[.$G$7] * [.$F$1269] + [.$G$8]" office:value-type="float" office:value="-60.6017449460924" calcext:value-type="float">
            <text:p>-60.6017449460924</text:p>
          </table:table-cell>
          <table:table-cell/>
          <table:table-cell table:formula="of:=INDEX([.$C$1:.$C$2072]; 1260; 1)" office:value-type="float" office:value="188796860928" calcext:value-type="float">
            <text:p>188796860928</text:p>
          </table:table-cell>
          <table:table-cell table:formula="of:=[.$J$7] * [.$I$1269] + [.$J$8]" office:value-type="float" office:value="-69.0898293405771" calcext:value-type="float">
            <text:p>-69.0898293405771</text:p>
          </table:table-cell>
        </table:table-row>
        <table:table-row table:style-name="ro1">
          <table:table-cell office:value-type="float" office:value="287093295872" calcext:value-type="float">
            <text:p>287093295872</text:p>
          </table:table-cell>
          <table:table-cell office:value-type="float" office:value="-65.8460922241211" calcext:value-type="float">
            <text:p>-65.8460922241211</text:p>
          </table:table-cell>
          <table:table-cell office:value-type="float" office:value="188796916224" calcext:value-type="float">
            <text:p>188796916224</text:p>
          </table:table-cell>
          <table:table-cell office:value-type="float" office:value="-66.7710418701172" calcext:value-type="float">
            <text:p>-66.7710418701172</text:p>
          </table:table-cell>
          <table:table-cell/>
          <table:table-cell table:formula="of:=INDEX([.$A$1:.$A$2072]; 1261; 1)" office:value-type="float" office:value="287093414400" calcext:value-type="float">
            <text:p>287093414400</text:p>
          </table:table-cell>
          <table:table-cell table:formula="of:=[.$G$7] * [.$F$1270] + [.$G$8]" office:value-type="float" office:value="-61.62906316109" calcext:value-type="float">
            <text:p>-61.62906316109</text:p>
          </table:table-cell>
          <table:table-cell/>
          <table:table-cell table:formula="of:=INDEX([.$C$1:.$C$2072]; 1261; 1)" office:value-type="float" office:value="188796875776" calcext:value-type="float">
            <text:p>188796875776</text:p>
          </table:table-cell>
          <table:table-cell table:formula="of:=[.$J$7] * [.$I$1270] + [.$J$8]" office:value-type="float" office:value="-68.3799522556365" calcext:value-type="float">
            <text:p>-68.3799522556365</text:p>
          </table:table-cell>
        </table:table-row>
        <table:table-row table:style-name="ro1">
          <table:table-cell office:value-type="float" office:value="287093276416" calcext:value-type="float">
            <text:p>287093276416</text:p>
          </table:table-cell>
          <table:table-cell office:value-type="float" office:value="-66.7828826904297" calcext:value-type="float">
            <text:p>-66.7828826904297</text:p>
          </table:table-cell>
          <table:table-cell office:value-type="float" office:value="188796922112" calcext:value-type="float">
            <text:p>188796922112</text:p>
          </table:table-cell>
          <table:table-cell office:value-type="float" office:value="-66.4915237426758" calcext:value-type="float">
            <text:p>-66.4915237426758</text:p>
          </table:table-cell>
          <table:table-cell/>
          <table:table-cell table:formula="of:=INDEX([.$A$1:.$A$2072]; 1262; 1)" office:value-type="float" office:value="287093406464" calcext:value-type="float">
            <text:p>287093406464</text:p>
          </table:table-cell>
          <table:table-cell table:formula="of:=[.$G$7] * [.$F$1271] + [.$G$8]" office:value-type="float" office:value="-62.0081925038248" calcext:value-type="float">
            <text:p>-62.0081925038248</text:p>
          </table:table-cell>
          <table:table-cell/>
          <table:table-cell table:formula="of:=INDEX([.$C$1:.$C$2072]; 1262; 1)" office:value-type="float" office:value="188796880384" calcext:value-type="float">
            <text:p>188796880384</text:p>
          </table:table-cell>
          <table:table-cell table:formula="of:=[.$J$7] * [.$I$1271] + [.$J$8]" office:value-type="float" office:value="-68.1596455741674" calcext:value-type="float">
            <text:p>-68.1596455741674</text:p>
          </table:table-cell>
        </table:table-row>
        <table:table-row table:style-name="ro1">
          <table:table-cell office:value-type="float" office:value="287093266688" calcext:value-type="float">
            <text:p>287093266688</text:p>
          </table:table-cell>
          <table:table-cell office:value-type="float" office:value="-67.2513122558594" calcext:value-type="float">
            <text:p>-67.2513122558594</text:p>
          </table:table-cell>
          <table:table-cell office:value-type="float" office:value="188796924928" calcext:value-type="float">
            <text:p>188796924928</text:p>
          </table:table-cell>
          <table:table-cell office:value-type="float" office:value="-66.3542633056641" calcext:value-type="float">
            <text:p>-66.3542633056641</text:p>
          </table:table-cell>
          <table:table-cell/>
          <table:table-cell table:formula="of:=INDEX([.$A$1:.$A$2072]; 1263; 1)" office:value-type="float" office:value="287093398528" calcext:value-type="float">
            <text:p>287093398528</text:p>
          </table:table-cell>
          <table:table-cell table:formula="of:=[.$G$7] * [.$F$1272] + [.$G$8]" office:value-type="float" office:value="-62.387321844697" calcext:value-type="float">
            <text:p>-62.387321844697</text:p>
          </table:table-cell>
          <table:table-cell/>
          <table:table-cell table:formula="of:=INDEX([.$C$1:.$C$2072]; 1263; 1)" office:value-type="float" office:value="188796884480" calcext:value-type="float">
            <text:p>188796884480</text:p>
          </table:table-cell>
          <table:table-cell table:formula="of:=[.$J$7] * [.$I$1272] + [.$J$8]" office:value-type="float" office:value="-67.9638174138963" calcext:value-type="float">
            <text:p>-67.9638174138963</text:p>
          </table:table-cell>
        </table:table-row>
        <table:table-row table:style-name="ro1">
          <table:table-cell office:value-type="float" office:value="287093237504" calcext:value-type="float">
            <text:p>287093237504</text:p>
          </table:table-cell>
          <table:table-cell office:value-type="float" office:value="-68.6548843383789" calcext:value-type="float">
            <text:p>-68.6548843383789</text:p>
          </table:table-cell>
          <table:table-cell office:value-type="float" office:value="188796933632" calcext:value-type="float">
            <text:p>188796933632</text:p>
          </table:table-cell>
          <table:table-cell office:value-type="float" office:value="-65.9464263916016" calcext:value-type="float">
            <text:p>-65.9464263916016</text:p>
          </table:table-cell>
          <table:table-cell/>
          <table:table-cell table:formula="of:=INDEX([.$A$1:.$A$2072]; 1264; 1)" office:value-type="float" office:value="287093381632" calcext:value-type="float">
            <text:p>287093381632</text:p>
          </table:table-cell>
          <table:table-cell table:formula="of:=[.$G$7] * [.$F$1273] + [.$G$8]" office:value-type="float" office:value="-63.1945004425943" calcext:value-type="float">
            <text:p>-63.1945004425943</text:p>
          </table:table-cell>
          <table:table-cell/>
          <table:table-cell table:formula="of:=INDEX([.$C$1:.$C$2072]; 1264; 1)" office:value-type="float" office:value="188796892416" calcext:value-type="float">
            <text:p>188796892416</text:p>
          </table:table-cell>
          <table:table-cell table:formula="of:=[.$J$7] * [.$I$1273] + [.$J$8]" office:value-type="float" office:value="-67.5844003520906" calcext:value-type="float">
            <text:p>-67.5844003520906</text:p>
          </table:table-cell>
        </table:table-row>
        <table:table-row table:style-name="ro1">
          <table:table-cell office:value-type="float" office:value="287093227776" calcext:value-type="float">
            <text:p>287093227776</text:p>
          </table:table-cell>
          <table:table-cell office:value-type="float" office:value="-69.1219711303711" calcext:value-type="float">
            <text:p>-69.1219711303711</text:p>
          </table:table-cell>
          <table:table-cell office:value-type="float" office:value="188796936448" calcext:value-type="float">
            <text:p>188796936448</text:p>
          </table:table-cell>
          <table:table-cell office:value-type="float" office:value="-65.8110961914062" calcext:value-type="float">
            <text:p>-65.8110961914062</text:p>
          </table:table-cell>
          <table:table-cell/>
          <table:table-cell table:formula="of:=INDEX([.$A$1:.$A$2072]; 1265; 1)" office:value-type="float" office:value="287093363712" calcext:value-type="float">
            <text:p>287093363712</text:p>
          </table:table-cell>
          <table:table-cell table:formula="of:=[.$G$7] * [.$F$1274] + [.$G$8]" office:value-type="float" office:value="-64.0505989547819" calcext:value-type="float">
            <text:p>-64.0505989547819</text:p>
          </table:table-cell>
          <table:table-cell/>
          <table:table-cell table:formula="of:=INDEX([.$C$1:.$C$2072]; 1265; 1)" office:value-type="float" office:value="188796898560" calcext:value-type="float">
            <text:p>188796898560</text:p>
          </table:table-cell>
          <table:table-cell table:formula="of:=[.$J$7] * [.$I$1274] + [.$J$8]" office:value-type="float" office:value="-67.2906581088901" calcext:value-type="float">
            <text:p>-67.2906581088901</text:p>
          </table:table-cell>
        </table:table-row>
        <table:table-row table:style-name="ro1">
          <table:table-cell office:value-type="float" office:value="287093208064" calcext:value-type="float">
            <text:p>287093208064</text:p>
          </table:table-cell>
          <table:table-cell office:value-type="float" office:value="-70.0548782348633" calcext:value-type="float">
            <text:p>-70.0548782348633</text:p>
          </table:table-cell>
          <table:table-cell office:value-type="float" office:value="188796942080" calcext:value-type="float">
            <text:p>188796942080</text:p>
          </table:table-cell>
          <table:table-cell office:value-type="float" office:value="-65.5409393310547" calcext:value-type="float">
            <text:p>-65.5409393310547</text:p>
          </table:table-cell>
          <table:table-cell/>
          <table:table-cell table:formula="of:=INDEX([.$A$1:.$A$2072]; 1266; 1)" office:value-type="float" office:value="287093344768" calcext:value-type="float">
            <text:p>287093344768</text:p>
          </table:table-cell>
          <table:table-cell table:formula="of:=[.$G$7] * [.$F$1275] + [.$G$8]" office:value-type="float" office:value="-64.9556173831224" calcext:value-type="float">
            <text:p>-64.9556173831224</text:p>
          </table:table-cell>
          <table:table-cell/>
          <table:table-cell table:formula="of:=INDEX([.$C$1:.$C$2072]; 1266; 1)" office:value-type="float" office:value="188796902656" calcext:value-type="float">
            <text:p>188796902656</text:p>
          </table:table-cell>
          <table:table-cell table:formula="of:=[.$J$7] * [.$I$1275] + [.$J$8]" office:value-type="float" office:value="-67.094829948619" calcext:value-type="float">
            <text:p>-67.094829948619</text:p>
          </table:table-cell>
        </table:table-row>
        <table:table-row table:style-name="ro1">
          <table:table-cell office:value-type="float" office:value="287093197568" calcext:value-type="float">
            <text:p>287093197568</text:p>
          </table:table-cell>
          <table:table-cell office:value-type="float" office:value="-70.5309906005859" calcext:value-type="float">
            <text:p>-70.5309906005859</text:p>
          </table:table-cell>
          <table:table-cell office:value-type="float" office:value="188796945152" calcext:value-type="float">
            <text:p>188796945152</text:p>
          </table:table-cell>
          <table:table-cell office:value-type="float" office:value="-65.4030990600586" calcext:value-type="float">
            <text:p>-65.4030990600586</text:p>
          </table:table-cell>
          <table:table-cell/>
          <table:table-cell table:formula="of:=INDEX([.$A$1:.$A$2072]; 1267; 1)" office:value-type="float" office:value="287093335040" calcext:value-type="float">
            <text:p>287093335040</text:p>
          </table:table-cell>
          <table:table-cell table:formula="of:=[.$G$7] * [.$F$1276] + [.$G$8]" office:value-type="float" office:value="-65.4203565753996" calcext:value-type="float">
            <text:p>-65.4203565753996</text:p>
          </table:table-cell>
          <table:table-cell/>
          <table:table-cell table:formula="of:=INDEX([.$C$1:.$C$2072]; 1267; 1)" office:value-type="float" office:value="188796904704" calcext:value-type="float">
            <text:p>188796904704</text:p>
          </table:table-cell>
          <table:table-cell table:formula="of:=[.$J$7] * [.$I$1276] + [.$J$8]" office:value-type="float" office:value="-66.9969158675522" calcext:value-type="float">
            <text:p>-66.9969158675522</text:p>
          </table:table-cell>
        </table:table-row>
        <table:table-row table:style-name="ro1">
          <table:table-cell office:value-type="float" office:value="287093176064" calcext:value-type="float">
            <text:p>287093176064</text:p>
          </table:table-cell>
          <table:table-cell office:value-type="float" office:value="-71.5277252197266" calcext:value-type="float">
            <text:p>-71.5277252197266</text:p>
          </table:table-cell>
          <table:table-cell office:value-type="float" office:value="188796951040" calcext:value-type="float">
            <text:p>188796951040</text:p>
          </table:table-cell>
          <table:table-cell office:value-type="float" office:value="-65.1145553588867" calcext:value-type="float">
            <text:p>-65.1145553588867</text:p>
          </table:table-cell>
          <table:table-cell/>
          <table:table-cell table:formula="of:=INDEX([.$A$1:.$A$2072]; 1268; 1)" office:value-type="float" office:value="287093315584" calcext:value-type="float">
            <text:p>287093315584</text:p>
          </table:table-cell>
          <table:table-cell table:formula="of:=[.$G$7] * [.$F$1277] + [.$G$8]" office:value-type="float" office:value="-66.349834959954" calcext:value-type="float">
            <text:p>-66.349834959954</text:p>
          </table:table-cell>
          <table:table-cell/>
          <table:table-cell table:formula="of:=INDEX([.$C$1:.$C$2072]; 1268; 1)" office:value-type="float" office:value="188796910336" calcext:value-type="float">
            <text:p>188796910336</text:p>
          </table:table-cell>
          <table:table-cell table:formula="of:=[.$J$7] * [.$I$1277] + [.$J$8]" office:value-type="float" office:value="-66.7276521455497" calcext:value-type="float">
            <text:p>-66.7276521455497</text:p>
          </table:table-cell>
        </table:table-row>
        <table:table-row table:style-name="ro1">
          <table:table-cell office:value-type="float" office:value="287093164544" calcext:value-type="float">
            <text:p>287093164544</text:p>
          </table:table-cell>
          <table:table-cell office:value-type="float" office:value="-72.0487594604492" calcext:value-type="float">
            <text:p>-72.0487594604492</text:p>
          </table:table-cell>
          <table:table-cell office:value-type="float" office:value="188796953344" calcext:value-type="float">
            <text:p>188796953344</text:p>
          </table:table-cell>
          <table:table-cell office:value-type="float" office:value="-64.971923828125" calcext:value-type="float">
            <text:p>-64.971923828125</text:p>
          </table:table-cell>
          <table:table-cell/>
          <table:table-cell table:formula="of:=INDEX([.$A$1:.$A$2072]; 1269; 1)" office:value-type="float" office:value="287093305856" calcext:value-type="float">
            <text:p>287093305856</text:p>
          </table:table-cell>
          <table:table-cell table:formula="of:=[.$G$7] * [.$F$1278] + [.$G$8]" office:value-type="float" office:value="-66.8145741522312" calcext:value-type="float">
            <text:p>-66.8145741522312</text:p>
          </table:table-cell>
          <table:table-cell/>
          <table:table-cell table:formula="of:=INDEX([.$C$1:.$C$2072]; 1269; 1)" office:value-type="float" office:value="188796913408" calcext:value-type="float">
            <text:p>188796913408</text:p>
          </table:table-cell>
          <table:table-cell table:formula="of:=[.$J$7] * [.$I$1278] + [.$J$8]" office:value-type="float" office:value="-66.580781025812" calcext:value-type="float">
            <text:p>-66.580781025812</text:p>
          </table:table-cell>
        </table:table-row>
        <table:table-row table:style-name="ro1">
          <table:table-cell office:value-type="float" office:value="287093140992" calcext:value-type="float">
            <text:p>287093140992</text:p>
          </table:table-cell>
          <table:table-cell office:value-type="float" office:value="-73.1374282836914" calcext:value-type="float">
            <text:p>-73.1374282836914</text:p>
          </table:table-cell>
          <table:table-cell office:value-type="float" office:value="188796957184" calcext:value-type="float">
            <text:p>188796957184</text:p>
          </table:table-cell>
          <table:table-cell office:value-type="float" office:value="-64.7119140625" calcext:value-type="float">
            <text:p>-64.7119140625</text:p>
          </table:table-cell>
          <table:table-cell/>
          <table:table-cell table:formula="of:=INDEX([.$A$1:.$A$2072]; 1270; 1)" office:value-type="float" office:value="287093295872" calcext:value-type="float">
            <text:p>287093295872</text:p>
          </table:table-cell>
          <table:table-cell table:formula="of:=[.$G$7] * [.$F$1279] + [.$G$8]" office:value-type="float" office:value="-67.2915433235467" calcext:value-type="float">
            <text:p>-67.2915433235467</text:p>
          </table:table-cell>
          <table:table-cell/>
          <table:table-cell table:formula="of:=INDEX([.$C$1:.$C$2072]; 1270; 1)" office:value-type="float" office:value="188796916224" calcext:value-type="float">
            <text:p>188796916224</text:p>
          </table:table-cell>
          <table:table-cell table:formula="of:=[.$J$7] * [.$I$1279] + [.$J$8]" office:value-type="float" office:value="-66.4461491648108" calcext:value-type="float">
            <text:p>-66.4461491648108</text:p>
          </table:table-cell>
        </table:table-row>
        <table:table-row table:style-name="ro1">
          <table:table-cell office:value-type="float" office:value="287093116160" calcext:value-type="float">
            <text:p>287093116160</text:p>
          </table:table-cell>
          <table:table-cell office:value-type="float" office:value="-74.2837219238281" calcext:value-type="float">
            <text:p>-74.2837219238281</text:p>
          </table:table-cell>
          <table:table-cell office:value-type="float" office:value="188796959488" calcext:value-type="float">
            <text:p>188796959488</text:p>
          </table:table-cell>
          <table:table-cell office:value-type="float" office:value="-64.5075378417969" calcext:value-type="float">
            <text:p>-64.5075378417969</text:p>
          </table:table-cell>
          <table:table-cell/>
          <table:table-cell table:formula="of:=INDEX([.$A$1:.$A$2072]; 1271; 1)" office:value-type="float" office:value="287093276416" calcext:value-type="float">
            <text:p>287093276416</text:p>
          </table:table-cell>
          <table:table-cell table:formula="of:=[.$G$7] * [.$F$1280] + [.$G$8]" office:value-type="float" office:value="-68.2210217099637" calcext:value-type="float">
            <text:p>-68.2210217099637</text:p>
          </table:table-cell>
          <table:table-cell/>
          <table:table-cell table:formula="of:=INDEX([.$C$1:.$C$2072]; 1271; 1)" office:value-type="float" office:value="188796922112" calcext:value-type="float">
            <text:p>188796922112</text:p>
          </table:table-cell>
          <table:table-cell table:formula="of:=[.$J$7] * [.$I$1280] + [.$J$8]" office:value-type="float" office:value="-66.1646461822093" calcext:value-type="float">
            <text:p>-66.1646461822093</text:p>
          </table:table-cell>
        </table:table-row>
        <table:table-row table:style-name="ro1">
          <table:table-cell office:value-type="float" office:value="287093077248" calcext:value-type="float">
            <text:p>287093077248</text:p>
          </table:table-cell>
          <table:table-cell office:value-type="float" office:value="-76.0999526977539" calcext:value-type="float">
            <text:p>-76.0999526977539</text:p>
          </table:table-cell>
          <table:table-cell office:value-type="float" office:value="188796964864" calcext:value-type="float">
            <text:p>188796964864</text:p>
          </table:table-cell>
          <table:table-cell office:value-type="float" office:value="-64.2364120483398" calcext:value-type="float">
            <text:p>-64.2364120483398</text:p>
          </table:table-cell>
          <table:table-cell/>
          <table:table-cell table:formula="of:=INDEX([.$A$1:.$A$2072]; 1272; 1)" office:value-type="float" office:value="287093266688" calcext:value-type="float">
            <text:p>287093266688</text:p>
          </table:table-cell>
          <table:table-cell table:formula="of:=[.$G$7] * [.$F$1281] + [.$G$8]" office:value-type="float" office:value="-68.6857609022409" calcext:value-type="float">
            <text:p>-68.6857609022409</text:p>
          </table:table-cell>
          <table:table-cell/>
          <table:table-cell table:formula="of:=INDEX([.$C$1:.$C$2072]; 1272; 1)" office:value-type="float" office:value="188796924928" calcext:value-type="float">
            <text:p>188796924928</text:p>
          </table:table-cell>
          <table:table-cell table:formula="of:=[.$J$7] * [.$I$1281] + [.$J$8]" office:value-type="float" office:value="-66.0300143230707" calcext:value-type="float">
            <text:p>-66.0300143230707</text:p>
          </table:table-cell>
        </table:table-row>
        <table:table-row table:style-name="ro1">
          <table:table-cell office:value-type="float" office:value="287093063936" calcext:value-type="float">
            <text:p>287093063936</text:p>
          </table:table-cell>
          <table:table-cell office:value-type="float" office:value="-76.7307891845703" calcext:value-type="float">
            <text:p>-76.7307891845703</text:p>
          </table:table-cell>
          <table:table-cell office:value-type="float" office:value="188796966656" calcext:value-type="float">
            <text:p>188796966656</text:p>
          </table:table-cell>
          <table:table-cell office:value-type="float" office:value="-64.1471405029297" calcext:value-type="float">
            <text:p>-64.1471405029297</text:p>
          </table:table-cell>
          <table:table-cell/>
          <table:table-cell table:formula="of:=INDEX([.$A$1:.$A$2072]; 1273; 1)" office:value-type="float" office:value="287093237504" calcext:value-type="float">
            <text:p>287093237504</text:p>
          </table:table-cell>
          <table:table-cell table:formula="of:=[.$G$7] * [.$F$1282] + [.$G$8]" office:value-type="float" office:value="-70.0799784790725" calcext:value-type="float">
            <text:p>-70.0799784790725</text:p>
          </table:table-cell>
          <table:table-cell/>
          <table:table-cell table:formula="of:=INDEX([.$C$1:.$C$2072]; 1273; 1)" office:value-type="float" office:value="188796933632" calcext:value-type="float">
            <text:p>188796933632</text:p>
          </table:table-cell>
          <table:table-cell table:formula="of:=[.$J$7] * [.$I$1282] + [.$J$8]" office:value-type="float" office:value="-65.6138794794679" calcext:value-type="float">
            <text:p>-65.6138794794679</text:p>
          </table:table-cell>
        </table:table-row>
        <table:table-row table:style-name="ro1">
          <table:table-cell office:value-type="float" office:value="287093036544" calcext:value-type="float">
            <text:p>287093036544</text:p>
          </table:table-cell>
          <table:table-cell office:value-type="float" office:value="-78.0254821777344" calcext:value-type="float">
            <text:p>-78.0254821777344</text:p>
          </table:table-cell>
          <table:table-cell office:value-type="float" office:value="188796970240" calcext:value-type="float">
            <text:p>188796970240</text:p>
          </table:table-cell>
          <table:table-cell office:value-type="float" office:value="-63.9757843017578" calcext:value-type="float">
            <text:p>-63.9757843017578</text:p>
          </table:table-cell>
          <table:table-cell/>
          <table:table-cell table:formula="of:=INDEX([.$A$1:.$A$2072]; 1274; 1)" office:value-type="float" office:value="287093227776" calcext:value-type="float">
            <text:p>287093227776</text:p>
          </table:table-cell>
          <table:table-cell table:formula="of:=[.$G$7] * [.$F$1283] + [.$G$8]" office:value-type="float" office:value="-70.5447176732123" calcext:value-type="float">
            <text:p>-70.5447176732123</text:p>
          </table:table-cell>
          <table:table-cell/>
          <table:table-cell table:formula="of:=INDEX([.$C$1:.$C$2072]; 1274; 1)" office:value-type="float" office:value="188796936448" calcext:value-type="float">
            <text:p>188796936448</text:p>
          </table:table-cell>
          <table:table-cell table:formula="of:=[.$J$7] * [.$I$1283] + [.$J$8]" office:value-type="float" office:value="-65.4792476184666" calcext:value-type="float">
            <text:p>-65.4792476184666</text:p>
          </table:table-cell>
        </table:table-row>
        <table:table-row table:style-name="ro1">
          <table:table-cell office:value-type="float" office:value="287093008640" calcext:value-type="float">
            <text:p>287093008640</text:p>
          </table:table-cell>
          <table:table-cell office:value-type="float" office:value="-79.3493804931641" calcext:value-type="float">
            <text:p>-79.3493804931641</text:p>
          </table:table-cell>
          <table:table-cell office:value-type="float" office:value="188796973312" calcext:value-type="float">
            <text:p>188796973312</text:p>
          </table:table-cell>
          <table:table-cell office:value-type="float" office:value="-63.8105735778809" calcext:value-type="float">
            <text:p>-63.8105735778809</text:p>
          </table:table-cell>
          <table:table-cell/>
          <table:table-cell table:formula="of:=INDEX([.$A$1:.$A$2072]; 1275; 1)" office:value-type="float" office:value="287093208064" calcext:value-type="float">
            <text:p>287093208064</text:p>
          </table:table-cell>
          <table:table-cell table:formula="of:=[.$G$7] * [.$F$1284] + [.$G$8]" office:value-type="float" office:value="-71.4864260368049" calcext:value-type="float">
            <text:p>-71.4864260368049</text:p>
          </table:table-cell>
          <table:table-cell/>
          <table:table-cell table:formula="of:=INDEX([.$C$1:.$C$2072]; 1275; 1)" office:value-type="float" office:value="188796942080" calcext:value-type="float">
            <text:p>188796942080</text:p>
          </table:table-cell>
          <table:table-cell table:formula="of:=[.$J$7] * [.$I$1284] + [.$J$8]" office:value-type="float" office:value="-65.2099838983268" calcext:value-type="float">
            <text:p>-65.2099838983268</text:p>
          </table:table-cell>
        </table:table-row>
        <table:table-row table:style-name="ro1">
          <table:table-cell office:value-type="float" office:value="287092980224" calcext:value-type="float">
            <text:p>287092980224</text:p>
          </table:table-cell>
          <table:table-cell office:value-type="float" office:value="-80.6954193115234" calcext:value-type="float">
            <text:p>-80.6954193115234</text:p>
          </table:table-cell>
          <table:table-cell office:value-type="float" office:value="188796975104" calcext:value-type="float">
            <text:p>188796975104</text:p>
          </table:table-cell>
          <table:table-cell office:value-type="float" office:value="-63.6770782470703" calcext:value-type="float">
            <text:p>-63.6770782470703</text:p>
          </table:table-cell>
          <table:table-cell/>
          <table:table-cell table:formula="of:=INDEX([.$A$1:.$A$2072]; 1276; 1)" office:value-type="float" office:value="287093197568" calcext:value-type="float">
            <text:p>287093197568</text:p>
          </table:table-cell>
          <table:table-cell table:formula="of:=[.$G$7] * [.$F$1285] + [.$G$8]" office:value-type="float" office:value="-71.9878551661968" calcext:value-type="float">
            <text:p>-71.9878551661968</text:p>
          </table:table-cell>
          <table:table-cell/>
          <table:table-cell table:formula="of:=INDEX([.$C$1:.$C$2072]; 1276; 1)" office:value-type="float" office:value="188796945152" calcext:value-type="float">
            <text:p>188796945152</text:p>
          </table:table-cell>
          <table:table-cell table:formula="of:=[.$J$7] * [.$I$1285] + [.$J$8]" office:value-type="float" office:value="-65.0631127767265" calcext:value-type="float">
            <text:p>-65.0631127767265</text:p>
          </table:table-cell>
        </table:table-row>
        <table:table-row table:style-name="ro1">
          <table:table-cell office:value-type="float" office:value="287092965888" calcext:value-type="float">
            <text:p>287092965888</text:p>
          </table:table-cell>
          <table:table-cell office:value-type="float" office:value="-81.3774032592773" calcext:value-type="float">
            <text:p>-81.3774032592773</text:p>
          </table:table-cell>
          <table:table-cell office:value-type="float" office:value="188796976384" calcext:value-type="float">
            <text:p>188796976384</text:p>
          </table:table-cell>
          <table:table-cell office:value-type="float" office:value="-63.6185111999512" calcext:value-type="float">
            <text:p>-63.6185111999512</text:p>
          </table:table-cell>
          <table:table-cell/>
          <table:table-cell table:formula="of:=INDEX([.$A$1:.$A$2072]; 1277; 1)" office:value-type="float" office:value="287093176064" calcext:value-type="float">
            <text:p>287093176064</text:p>
          </table:table-cell>
          <table:table-cell table:formula="of:=[.$G$7] * [.$F$1286] + [.$G$8]" office:value-type="float" office:value="-73.0151733811945" calcext:value-type="float">
            <text:p>-73.0151733811945</text:p>
          </table:table-cell>
          <table:table-cell/>
          <table:table-cell table:formula="of:=INDEX([.$C$1:.$C$2072]; 1277; 1)" office:value-type="float" office:value="188796951040" calcext:value-type="float">
            <text:p>188796951040</text:p>
          </table:table-cell>
          <table:table-cell table:formula="of:=[.$J$7] * [.$I$1286] + [.$J$8]" office:value-type="float" office:value="-64.781609794125" calcext:value-type="float">
            <text:p>-64.781609794125</text:p>
          </table:table-cell>
        </table:table-row>
        <table:table-row table:style-name="ro1">
          <table:table-cell office:value-type="float" office:value="287092936704" calcext:value-type="float">
            <text:p>287092936704</text:p>
          </table:table-cell>
          <table:table-cell office:value-type="float" office:value="-82.760856628418" calcext:value-type="float">
            <text:p>-82.760856628418</text:p>
          </table:table-cell>
          <table:table-cell office:value-type="float" office:value="188796978688" calcext:value-type="float">
            <text:p>188796978688</text:p>
          </table:table-cell>
          <table:table-cell office:value-type="float" office:value="-63.4993362426758" calcext:value-type="float">
            <text:p>-63.4993362426758</text:p>
          </table:table-cell>
          <table:table-cell/>
          <table:table-cell table:formula="of:=INDEX([.$A$1:.$A$2072]; 1278; 1)" office:value-type="float" office:value="287093164544" calcext:value-type="float">
            <text:p>287093164544</text:p>
          </table:table-cell>
          <table:table-cell table:formula="of:=[.$G$7] * [.$F$1287] + [.$G$8]" office:value-type="float" office:value="-73.5655224248767" calcext:value-type="float">
            <text:p>-73.5655224248767</text:p>
          </table:table-cell>
          <table:table-cell/>
          <table:table-cell table:formula="of:=INDEX([.$C$1:.$C$2072]; 1278; 1)" office:value-type="float" office:value="188796953344" calcext:value-type="float">
            <text:p>188796953344</text:p>
          </table:table-cell>
          <table:table-cell table:formula="of:=[.$J$7] * [.$I$1287] + [.$J$8]" office:value-type="float" office:value="-64.6714564543217" calcext:value-type="float">
            <text:p>-64.6714564543217</text:p>
          </table:table-cell>
        </table:table-row>
        <table:table-row table:style-name="ro1">
          <table:table-cell office:value-type="float" office:value="287092907520" calcext:value-type="float">
            <text:p>287092907520</text:p>
          </table:table-cell>
          <table:table-cell office:value-type="float" office:value="-84.159423828125" calcext:value-type="float">
            <text:p>-84.159423828125</text:p>
          </table:table-cell>
          <table:table-cell office:value-type="float" office:value="188796981248" calcext:value-type="float">
            <text:p>188796981248</text:p>
          </table:table-cell>
          <table:table-cell office:value-type="float" office:value="-63.3863105773926" calcext:value-type="float">
            <text:p>-63.3863105773926</text:p>
          </table:table-cell>
          <table:table-cell/>
          <table:table-cell table:formula="of:=INDEX([.$A$1:.$A$2072]; 1279; 1)" office:value-type="float" office:value="287093140992" calcext:value-type="float">
            <text:p>287093140992</text:p>
          </table:table-cell>
          <table:table-cell table:formula="of:=[.$G$7] * [.$F$1288] + [.$G$8]" office:value-type="float" office:value="-74.6906804703176" calcext:value-type="float">
            <text:p>-74.6906804703176</text:p>
          </table:table-cell>
          <table:table-cell/>
          <table:table-cell table:formula="of:=INDEX([.$C$1:.$C$2072]; 1279; 1)" office:value-type="float" office:value="188796957184" calcext:value-type="float">
            <text:p>188796957184</text:p>
          </table:table-cell>
          <table:table-cell table:formula="of:=[.$J$7] * [.$I$1288] + [.$J$8]" office:value-type="float" office:value="-64.4878675527871" calcext:value-type="float">
            <text:p>-64.4878675527871</text:p>
          </table:table-cell>
        </table:table-row>
        <table:table-row table:style-name="ro1">
          <table:table-cell office:value-type="float" office:value="287092878848" calcext:value-type="float">
            <text:p>287092878848</text:p>
          </table:table-cell>
          <table:table-cell office:value-type="float" office:value="-85.5498733520508" calcext:value-type="float">
            <text:p>-85.5498733520508</text:p>
          </table:table-cell>
          <table:table-cell office:value-type="float" office:value="188796984064" calcext:value-type="float">
            <text:p>188796984064</text:p>
          </table:table-cell>
          <table:table-cell office:value-type="float" office:value="-63.2615165710449" calcext:value-type="float">
            <text:p>-63.2615165710449</text:p>
          </table:table-cell>
          <table:table-cell/>
          <table:table-cell table:formula="of:=INDEX([.$A$1:.$A$2072]; 1280; 1)" office:value-type="float" office:value="287093116160" calcext:value-type="float">
            <text:p>287093116160</text:p>
          </table:table-cell>
          <table:table-cell table:formula="of:=[.$G$7] * [.$F$1289] + [.$G$8]" office:value-type="float" office:value="-75.8769884090871" calcext:value-type="float">
            <text:p>-75.8769884090871</text:p>
          </table:table-cell>
          <table:table-cell/>
          <table:table-cell table:formula="of:=INDEX([.$C$1:.$C$2072]; 1280; 1)" office:value-type="float" office:value="188796959488" calcext:value-type="float">
            <text:p>188796959488</text:p>
          </table:table-cell>
          <table:table-cell table:formula="of:=[.$J$7] * [.$I$1289] + [.$J$8]" office:value-type="float" office:value="-64.3777142129838" calcext:value-type="float">
            <text:p>-64.3777142129838</text:p>
          </table:table-cell>
        </table:table-row>
        <table:table-row table:style-name="ro1">
          <table:table-cell office:value-type="float" office:value="287092849920" calcext:value-type="float">
            <text:p>287092849920</text:p>
          </table:table-cell>
          <table:table-cell office:value-type="float" office:value="-86.9298629760742" calcext:value-type="float">
            <text:p>-86.9298629760742</text:p>
          </table:table-cell>
          <table:table-cell office:value-type="float" office:value="188796986880" calcext:value-type="float">
            <text:p>188796986880</text:p>
          </table:table-cell>
          <table:table-cell office:value-type="float" office:value="-63.1399307250977" calcext:value-type="float">
            <text:p>-63.1399307250977</text:p>
          </table:table-cell>
          <table:table-cell/>
          <table:table-cell table:formula="of:=INDEX([.$A$1:.$A$2072]; 1281; 1)" office:value-type="float" office:value="287093077248" calcext:value-type="float">
            <text:p>287093077248</text:p>
          </table:table-cell>
          <table:table-cell table:formula="of:=[.$G$7] * [.$F$1290] + [.$G$8]" office:value-type="float" office:value="-77.7359451800585" calcext:value-type="float">
            <text:p>-77.7359451800585</text:p>
          </table:table-cell>
          <table:table-cell/>
          <table:table-cell table:formula="of:=INDEX([.$C$1:.$C$2072]; 1281; 1)" office:value-type="float" office:value="188796964864" calcext:value-type="float">
            <text:p>188796964864</text:p>
          </table:table-cell>
          <table:table-cell table:formula="of:=[.$J$7] * [.$I$1290] + [.$J$8]" office:value-type="float" office:value="-64.1206897515804" calcext:value-type="float">
            <text:p>-64.1206897515804</text:p>
          </table:table-cell>
        </table:table-row>
        <table:table-row table:style-name="ro1">
          <table:table-cell office:value-type="float" office:value="287092835584" calcext:value-type="float">
            <text:p>287092835584</text:p>
          </table:table-cell>
          <table:table-cell office:value-type="float" office:value="-87.6194229125977" calcext:value-type="float">
            <text:p>-87.6194229125977</text:p>
          </table:table-cell>
          <table:table-cell office:value-type="float" office:value="188796988416" calcext:value-type="float">
            <text:p>188796988416</text:p>
          </table:table-cell>
          <table:table-cell office:value-type="float" office:value="-63.0788078308106" calcext:value-type="float">
            <text:p>-63.0788078308106</text:p>
          </table:table-cell>
          <table:table-cell/>
          <table:table-cell table:formula="of:=INDEX([.$A$1:.$A$2072]; 1282; 1)" office:value-type="float" office:value="287093063936" calcext:value-type="float">
            <text:p>287093063936</text:p>
          </table:table-cell>
          <table:table-cell table:formula="of:=[.$G$7] * [.$F$1291] + [.$G$8]" office:value-type="float" office:value="-78.3719040751457" calcext:value-type="float">
            <text:p>-78.3719040751457</text:p>
          </table:table-cell>
          <table:table-cell/>
          <table:table-cell table:formula="of:=INDEX([.$C$1:.$C$2072]; 1282; 1)" office:value-type="float" office:value="188796966656" calcext:value-type="float">
            <text:p>188796966656</text:p>
          </table:table-cell>
          <table:table-cell table:formula="of:=[.$J$7] * [.$I$1291] + [.$J$8]" office:value-type="float" office:value="-64.0350149311125" calcext:value-type="float">
            <text:p>-64.0350149311125</text:p>
          </table:table-cell>
        </table:table-row>
        <table:table-row table:style-name="ro1">
          <table:table-cell office:value-type="float" office:value="287092806656" calcext:value-type="float">
            <text:p>287092806656</text:p>
          </table:table-cell>
          <table:table-cell office:value-type="float" office:value="-88.9991683959961" calcext:value-type="float">
            <text:p>-88.9991683959961</text:p>
          </table:table-cell>
          <table:table-cell office:value-type="float" office:value="188796993280" calcext:value-type="float">
            <text:p>188796993280</text:p>
          </table:table-cell>
          <table:table-cell office:value-type="float" office:value="-62.9249382019043" calcext:value-type="float">
            <text:p>-62.9249382019043</text:p>
          </table:table-cell>
          <table:table-cell/>
          <table:table-cell table:formula="of:=INDEX([.$A$1:.$A$2072]; 1283; 1)" office:value-type="float" office:value="287093036544" calcext:value-type="float">
            <text:p>287093036544</text:p>
          </table:table-cell>
          <table:table-cell table:formula="of:=[.$G$7] * [.$F$1292] + [.$G$8]" office:value-type="float" office:value="-79.6805118005723" calcext:value-type="float">
            <text:p>-79.6805118005723</text:p>
          </table:table-cell>
          <table:table-cell/>
          <table:table-cell table:formula="of:=INDEX([.$C$1:.$C$2072]; 1283; 1)" office:value-type="float" office:value="188796970240" calcext:value-type="float">
            <text:p>188796970240</text:p>
          </table:table-cell>
          <table:table-cell table:formula="of:=[.$J$7] * [.$I$1292] + [.$J$8]" office:value-type="float" office:value="-63.8636652901769" calcext:value-type="float">
            <text:p>-63.8636652901769</text:p>
          </table:table-cell>
        </table:table-row>
        <table:table-row table:style-name="ro1">
          <table:table-cell office:value-type="float" office:value="287092778240" calcext:value-type="float">
            <text:p>287092778240</text:p>
          </table:table-cell>
          <table:table-cell office:value-type="float" office:value="-90.3811416625977" calcext:value-type="float">
            <text:p>-90.3811416625977</text:p>
          </table:table-cell>
          <table:table-cell office:value-type="float" office:value="188797000448" calcext:value-type="float">
            <text:p>188797000448</text:p>
          </table:table-cell>
          <table:table-cell office:value-type="float" office:value="-62.7108688354492" calcext:value-type="float">
            <text:p>-62.7108688354492</text:p>
          </table:table-cell>
          <table:table-cell/>
          <table:table-cell table:formula="of:=INDEX([.$A$1:.$A$2072]; 1284; 1)" office:value-type="float" office:value="287093008640" calcext:value-type="float">
            <text:p>287093008640</text:p>
          </table:table-cell>
          <table:table-cell table:formula="of:=[.$G$7] * [.$F$1293] + [.$G$8]" office:value-type="float" office:value="-81.013579485938" calcext:value-type="float">
            <text:p>-81.013579485938</text:p>
          </table:table-cell>
          <table:table-cell/>
          <table:table-cell table:formula="of:=INDEX([.$C$1:.$C$2072]; 1284; 1)" office:value-type="float" office:value="188796973312" calcext:value-type="float">
            <text:p>188796973312</text:p>
          </table:table-cell>
          <table:table-cell table:formula="of:=[.$J$7] * [.$I$1293] + [.$J$8]" office:value-type="float" office:value="-63.7167941685766" calcext:value-type="float">
            <text:p>-63.7167941685766</text:p>
          </table:table-cell>
        </table:table-row>
        <table:table-row table:style-name="ro1">
          <table:table-cell office:value-type="float" office:value="287092737536" calcext:value-type="float">
            <text:p>287092737536</text:p>
          </table:table-cell>
          <table:table-cell office:value-type="float" office:value="-92.4165191650391" calcext:value-type="float">
            <text:p>-92.4165191650391</text:p>
          </table:table-cell>
          <table:table-cell office:value-type="float" office:value="188797016064" calcext:value-type="float">
            <text:p>188797016064</text:p>
          </table:table-cell>
          <table:table-cell office:value-type="float" office:value="-62.2079811096191" calcext:value-type="float">
            <text:p>-62.2079811096191</text:p>
          </table:table-cell>
          <table:table-cell/>
          <table:table-cell table:formula="of:=INDEX([.$A$1:.$A$2072]; 1285; 1)" office:value-type="float" office:value="287092980224" calcext:value-type="float">
            <text:p>287092980224</text:p>
          </table:table-cell>
          <table:table-cell table:formula="of:=[.$G$7] * [.$F$1294] + [.$G$8]" office:value-type="float" office:value="-82.3711071275175" calcext:value-type="float">
            <text:p>-82.3711071275175</text:p>
          </table:table-cell>
          <table:table-cell/>
          <table:table-cell table:formula="of:=INDEX([.$C$1:.$C$2072]; 1285; 1)" office:value-type="float" office:value="188796975104" calcext:value-type="float">
            <text:p>188796975104</text:p>
          </table:table-cell>
          <table:table-cell table:formula="of:=[.$J$7] * [.$I$1294] + [.$J$8]" office:value-type="float" office:value="-63.6311193481088" calcext:value-type="float">
            <text:p>-63.6311193481088</text:p>
          </table:table-cell>
        </table:table-row>
        <table:table-row table:style-name="ro1">
          <table:table-cell office:value-type="float" office:value="287092691968" calcext:value-type="float">
            <text:p>287092691968</text:p>
          </table:table-cell>
          <table:table-cell office:value-type="float" office:value="-94.8786468505859" calcext:value-type="float">
            <text:p>-94.8786468505859</text:p>
          </table:table-cell>
          <table:table-cell office:value-type="float" office:value="188797047808" calcext:value-type="float">
            <text:p>188797047808</text:p>
          </table:table-cell>
          <table:table-cell office:value-type="float" office:value="-61.0957756042481" calcext:value-type="float">
            <text:p>-61.0957756042481</text:p>
          </table:table-cell>
          <table:table-cell/>
          <table:table-cell table:formula="of:=INDEX([.$A$1:.$A$2072]; 1286; 1)" office:value-type="float" office:value="287092965888" calcext:value-type="float">
            <text:p>287092965888</text:p>
          </table:table-cell>
          <table:table-cell table:formula="of:=[.$G$7] * [.$F$1295] + [.$G$8]" office:value-type="float" office:value="-83.055985936895" calcext:value-type="float">
            <text:p>-83.055985936895</text:p>
          </table:table-cell>
          <table:table-cell/>
          <table:table-cell table:formula="of:=INDEX([.$C$1:.$C$2072]; 1286; 1)" office:value-type="float" office:value="188796976384" calcext:value-type="float">
            <text:p>188796976384</text:p>
          </table:table-cell>
          <table:table-cell table:formula="of:=[.$J$7] * [.$I$1295] + [.$J$8]" office:value-type="float" office:value="-63.569923048839" calcext:value-type="float">
            <text:p>-63.569923048839</text:p>
          </table:table-cell>
        </table:table-row>
        <table:table-row table:style-name="ro1">
          <table:table-cell office:value-type="float" office:value="287092683008" calcext:value-type="float">
            <text:p>287092683008</text:p>
          </table:table-cell>
          <table:table-cell office:value-type="float" office:value="-95.4196624755859" calcext:value-type="float">
            <text:p>-95.4196624755859</text:p>
          </table:table-cell>
          <table:table-cell office:value-type="float" office:value="188797057536" calcext:value-type="float">
            <text:p>188797057536</text:p>
          </table:table-cell>
          <table:table-cell office:value-type="float" office:value="-60.7313346862793" calcext:value-type="float">
            <text:p>-60.7313346862793</text:p>
          </table:table-cell>
          <table:table-cell/>
          <table:table-cell table:formula="of:=INDEX([.$A$1:.$A$2072]; 1287; 1)" office:value-type="float" office:value="287092936704" calcext:value-type="float">
            <text:p>287092936704</text:p>
          </table:table-cell>
          <table:table-cell table:formula="of:=[.$G$7] * [.$F$1296] + [.$G$8]" office:value-type="float" office:value="-84.4502035155892" calcext:value-type="float">
            <text:p>-84.4502035155892</text:p>
          </table:table-cell>
          <table:table-cell/>
          <table:table-cell table:formula="of:=INDEX([.$C$1:.$C$2072]; 1287; 1)" office:value-type="float" office:value="188796978688" calcext:value-type="float">
            <text:p>188796978688</text:p>
          </table:table-cell>
          <table:table-cell table:formula="of:=[.$J$7] * [.$I$1296] + [.$J$8]" office:value-type="float" office:value="-63.4597697071731" calcext:value-type="float">
            <text:p>-63.4597697071731</text:p>
          </table:table-cell>
        </table:table-row>
        <table:table-row table:style-name="ro1">
          <table:table-cell office:value-type="float" office:value="287092662528" calcext:value-type="float">
            <text:p>287092662528</text:p>
          </table:table-cell>
          <table:table-cell office:value-type="float" office:value="-96.7833480834961" calcext:value-type="float">
            <text:p>-96.7833480834961</text:p>
          </table:table-cell>
          <table:table-cell office:value-type="float" office:value="188797089280" calcext:value-type="float">
            <text:p>188797089280</text:p>
          </table:table-cell>
          <table:table-cell office:value-type="float" office:value="-59.4539260864258" calcext:value-type="float">
            <text:p>-59.4539260864258</text:p>
          </table:table-cell>
          <table:table-cell/>
          <table:table-cell table:formula="of:=INDEX([.$A$1:.$A$2072]; 1288; 1)" office:value-type="float" office:value="287092907520" calcext:value-type="float">
            <text:p>287092907520</text:p>
          </table:table-cell>
          <table:table-cell table:formula="of:=[.$G$7] * [.$F$1297] + [.$G$8]" office:value-type="float" office:value="-85.8444210924208" calcext:value-type="float">
            <text:p>-85.8444210924208</text:p>
          </table:table-cell>
          <table:table-cell/>
          <table:table-cell table:formula="of:=INDEX([.$C$1:.$C$2072]; 1288; 1)" office:value-type="float" office:value="188796981248" calcext:value-type="float">
            <text:p>188796981248</text:p>
          </table:table-cell>
          <table:table-cell table:formula="of:=[.$J$7] * [.$I$1297] + [.$J$8]" office:value-type="float" office:value="-63.3373771067709" calcext:value-type="float">
            <text:p>-63.3373771067709</text:p>
          </table:table-cell>
        </table:table-row>
        <table:table-row table:style-name="ro1">
          <table:table-cell office:value-type="float" office:value="287092655360" calcext:value-type="float">
            <text:p>287092655360</text:p>
          </table:table-cell>
          <table:table-cell office:value-type="float" office:value="-97.4342269897461" calcext:value-type="float">
            <text:p>-97.4342269897461</text:p>
          </table:table-cell>
          <table:table-cell office:value-type="float" office:value="188797111296" calcext:value-type="float">
            <text:p>188797111296</text:p>
          </table:table-cell>
          <table:table-cell office:value-type="float" office:value="-58.4886856079102" calcext:value-type="float">
            <text:p>-58.4886856079102</text:p>
          </table:table-cell>
          <table:table-cell/>
          <table:table-cell table:formula="of:=INDEX([.$A$1:.$A$2072]; 1289; 1)" office:value-type="float" office:value="287092878848" calcext:value-type="float">
            <text:p>287092878848</text:p>
          </table:table-cell>
          <table:table-cell table:formula="of:=[.$G$7] * [.$F$1298] + [.$G$8]" office:value-type="float" office:value="-87.2141787130386" calcext:value-type="float">
            <text:p>-87.2141787130386</text:p>
          </table:table-cell>
          <table:table-cell/>
          <table:table-cell table:formula="of:=INDEX([.$C$1:.$C$2072]; 1289; 1)" office:value-type="float" office:value="188796984064" calcext:value-type="float">
            <text:p>188796984064</text:p>
          </table:table-cell>
          <table:table-cell table:formula="of:=[.$J$7] * [.$I$1298] + [.$J$8]" office:value-type="float" office:value="-63.2027452457696" calcext:value-type="float">
            <text:p>-63.2027452457696</text:p>
          </table:table-cell>
        </table:table-row>
        <table:table-row table:style-name="ro1">
          <table:table-cell office:value-type="float" office:value="287092653568" calcext:value-type="float">
            <text:p>287092653568</text:p>
          </table:table-cell>
          <table:table-cell office:value-type="float" office:value="-97.6726913452148" calcext:value-type="float">
            <text:p>-97.6726913452148</text:p>
          </table:table-cell>
          <table:table-cell office:value-type="float" office:value="188797121792" calcext:value-type="float">
            <text:p>188797121792</text:p>
          </table:table-cell>
          <table:table-cell office:value-type="float" office:value="-57.9957313537598" calcext:value-type="float">
            <text:p>-57.9957313537598</text:p>
          </table:table-cell>
          <table:table-cell/>
          <table:table-cell table:formula="of:=INDEX([.$A$1:.$A$2072]; 1290; 1)" office:value-type="float" office:value="287092849920" calcext:value-type="float">
            <text:p>287092849920</text:p>
          </table:table-cell>
          <table:table-cell table:formula="of:=[.$G$7] * [.$F$1299] + [.$G$8]" office:value-type="float" office:value="-88.5961663126946" calcext:value-type="float">
            <text:p>-88.5961663126946</text:p>
          </table:table-cell>
          <table:table-cell/>
          <table:table-cell table:formula="of:=INDEX([.$C$1:.$C$2072]; 1290; 1)" office:value-type="float" office:value="188796986880" calcext:value-type="float">
            <text:p>188796986880</text:p>
          </table:table-cell>
          <table:table-cell table:formula="of:=[.$J$7] * [.$I$1299] + [.$J$8]" office:value-type="float" office:value="-63.0681133847684" calcext:value-type="float">
            <text:p>-63.0681133847684</text:p>
          </table:table-cell>
        </table:table-row>
        <table:table-row table:style-name="ro1">
          <table:table-cell office:value-type="float" office:value="287092650752" calcext:value-type="float">
            <text:p>287092650752</text:p>
          </table:table-cell>
          <table:table-cell office:value-type="float" office:value="-97.9882431030273" calcext:value-type="float">
            <text:p>-97.9882431030273</text:p>
          </table:table-cell>
          <table:table-cell office:value-type="float" office:value="188797142272" calcext:value-type="float">
            <text:p>188797142272</text:p>
          </table:table-cell>
          <table:table-cell office:value-type="float" office:value="-57.016471862793" calcext:value-type="float">
            <text:p>-57.016471862793</text:p>
          </table:table-cell>
          <table:table-cell/>
          <table:table-cell table:formula="of:=INDEX([.$A$1:.$A$2072]; 1291; 1)" office:value-type="float" office:value="287092835584" calcext:value-type="float">
            <text:p>287092835584</text:p>
          </table:table-cell>
          <table:table-cell table:formula="of:=[.$G$7] * [.$F$1300] + [.$G$8]" office:value-type="float" office:value="-89.2810451220721" calcext:value-type="float">
            <text:p>-89.2810451220721</text:p>
          </table:table-cell>
          <table:table-cell/>
          <table:table-cell table:formula="of:=INDEX([.$C$1:.$C$2072]; 1291; 1)" office:value-type="float" office:value="188796988416" calcext:value-type="float">
            <text:p>188796988416</text:p>
          </table:table-cell>
          <table:table-cell table:formula="of:=[.$J$7] * [.$I$1300] + [.$J$8]" office:value-type="float" office:value="-62.9946778248996" calcext:value-type="float">
            <text:p>-62.9946778248996</text:p>
          </table:table-cell>
        </table:table-row>
        <table:table-row table:style-name="ro1">
          <table:table-cell office:value-type="float" office:value="287092648960" calcext:value-type="float">
            <text:p>287092648960</text:p>
          </table:table-cell>
          <table:table-cell office:value-type="float" office:value="-98.1028671264648" calcext:value-type="float">
            <text:p>-98.1028671264648</text:p>
          </table:table-cell>
          <table:table-cell office:value-type="float" office:value="188797152512" calcext:value-type="float">
            <text:p>188797152512</text:p>
          </table:table-cell>
          <table:table-cell office:value-type="float" office:value="-56.5297737121582" calcext:value-type="float">
            <text:p>-56.5297737121582</text:p>
          </table:table-cell>
          <table:table-cell/>
          <table:table-cell table:formula="of:=INDEX([.$A$1:.$A$2072]; 1292; 1)" office:value-type="float" office:value="287092806656" calcext:value-type="float">
            <text:p>287092806656</text:p>
          </table:table-cell>
          <table:table-cell table:formula="of:=[.$G$7] * [.$F$1301] + [.$G$8]" office:value-type="float" office:value="-90.6630327217281" calcext:value-type="float">
            <text:p>-90.6630327217281</text:p>
          </table:table-cell>
          <table:table-cell/>
          <table:table-cell table:formula="of:=INDEX([.$C$1:.$C$2072]; 1292; 1)" office:value-type="float" office:value="188796993280" calcext:value-type="float">
            <text:p>188796993280</text:p>
          </table:table-cell>
          <table:table-cell table:formula="of:=[.$J$7] * [.$I$1301] + [.$J$8]" office:value-type="float" office:value="-62.7621318828315" calcext:value-type="float">
            <text:p>-62.7621318828315</text:p>
          </table:table-cell>
        </table:table-row>
        <table:table-row table:style-name="ro1">
          <table:table-cell office:value-type="float" office:value="287092645632" calcext:value-type="float">
            <text:p>287092645632</text:p>
          </table:table-cell>
          <table:table-cell office:value-type="float" office:value="-98.2898025512695" calcext:value-type="float">
            <text:p>-98.2898025512695</text:p>
          </table:table-cell>
          <table:table-cell office:value-type="float" office:value="188797172480" calcext:value-type="float">
            <text:p>188797172480</text:p>
          </table:table-cell>
          <table:table-cell office:value-type="float" office:value="-55.5677299499512" calcext:value-type="float">
            <text:p>-55.5677299499512</text:p>
          </table:table-cell>
          <table:table-cell/>
          <table:table-cell table:formula="of:=INDEX([.$A$1:.$A$2072]; 1293; 1)" office:value-type="float" office:value="287092778240" calcext:value-type="float">
            <text:p>287092778240</text:p>
          </table:table-cell>
          <table:table-cell table:formula="of:=[.$G$7] * [.$F$1302] + [.$G$8]" office:value-type="float" office:value="-92.0205603633076" calcext:value-type="float">
            <text:p>-92.0205603633076</text:p>
          </table:table-cell>
          <table:table-cell/>
          <table:table-cell table:formula="of:=INDEX([.$C$1:.$C$2072]; 1293; 1)" office:value-type="float" office:value="188797000448" calcext:value-type="float">
            <text:p>188797000448</text:p>
          </table:table-cell>
          <table:table-cell table:formula="of:=[.$J$7] * [.$I$1302] + [.$J$8]" office:value-type="float" office:value="-62.4194326009601" calcext:value-type="float">
            <text:p>-62.4194326009601</text:p>
          </table:table-cell>
        </table:table-row>
        <table:table-row table:style-name="ro1">
          <table:table-cell office:value-type="float" office:value="287092644352" calcext:value-type="float">
            <text:p>287092644352</text:p>
          </table:table-cell>
          <table:table-cell office:value-type="float" office:value="-98.3603591918945" calcext:value-type="float">
            <text:p>-98.3603591918945</text:p>
          </table:table-cell>
          <table:table-cell office:value-type="float" office:value="188797182208" calcext:value-type="float">
            <text:p>188797182208</text:p>
          </table:table-cell>
          <table:table-cell office:value-type="float" office:value="-55.0936431884766" calcext:value-type="float">
            <text:p>-55.0936431884766</text:p>
          </table:table-cell>
          <table:table-cell/>
          <table:table-cell table:formula="of:=INDEX([.$A$1:.$A$2072]; 1294; 1)" office:value-type="float" office:value="287092737536" calcext:value-type="float">
            <text:p>287092737536</text:p>
          </table:table-cell>
          <table:table-cell table:formula="of:=[.$G$7] * [.$F$1303] + [.$G$8]" office:value-type="float" office:value="-93.965126985684" calcext:value-type="float">
            <text:p>-93.965126985684</text:p>
          </table:table-cell>
          <table:table-cell/>
          <table:table-cell table:formula="of:=INDEX([.$C$1:.$C$2072]; 1294; 1)" office:value-type="float" office:value="188797016064" calcext:value-type="float">
            <text:p>188797016064</text:p>
          </table:table-cell>
          <table:table-cell table:formula="of:=[.$J$7] * [.$I$1303] + [.$J$8]" office:value-type="float" office:value="-61.6728377379477" calcext:value-type="float">
            <text:p>-61.6728377379477</text:p>
          </table:table-cell>
        </table:table-row>
        <table:table-row table:style-name="ro1">
          <table:table-cell office:value-type="float" office:value="287092642048" calcext:value-type="float">
            <text:p>287092642048</text:p>
          </table:table-cell>
          <table:table-cell office:value-type="float" office:value="-98.4738159179688" calcext:value-type="float">
            <text:p>-98.4738159179688</text:p>
          </table:table-cell>
          <table:table-cell office:value-type="float" office:value="188797201152" calcext:value-type="float">
            <text:p>188797201152</text:p>
          </table:table-cell>
          <table:table-cell office:value-type="float" office:value="-54.1689796447754" calcext:value-type="float">
            <text:p>-54.1689796447754</text:p>
          </table:table-cell>
          <table:table-cell/>
          <table:table-cell table:formula="of:=INDEX([.$A$1:.$A$2072]; 1295; 1)" office:value-type="float" office:value="287092691968" calcext:value-type="float">
            <text:p>287092691968</text:p>
          </table:table-cell>
          <table:table-cell table:formula="of:=[.$G$7] * [.$F$1304] + [.$G$8]" office:value-type="float" office:value="-96.1420632023364" calcext:value-type="float">
            <text:p>-96.1420632023364</text:p>
          </table:table-cell>
          <table:table-cell/>
          <table:table-cell table:formula="of:=INDEX([.$C$1:.$C$2072]; 1295; 1)" office:value-type="float" office:value="188797047808" calcext:value-type="float">
            <text:p>188797047808</text:p>
          </table:table-cell>
          <table:table-cell table:formula="of:=[.$J$7] * [.$I$1304] + [.$J$8]" office:value-type="float" office:value="-60.1551694888622" calcext:value-type="float">
            <text:p>-60.1551694888622</text:p>
          </table:table-cell>
        </table:table-row>
        <table:table-row table:style-name="ro1">
          <table:table-cell office:value-type="float" office:value="287092641792" calcext:value-type="float">
            <text:p>287092641792</text:p>
          </table:table-cell>
          <table:table-cell office:value-type="float" office:value="-98.5162734985352" calcext:value-type="float">
            <text:p>-98.5162734985352</text:p>
          </table:table-cell>
          <table:table-cell office:value-type="float" office:value="188797210368" calcext:value-type="float">
            <text:p>188797210368</text:p>
          </table:table-cell>
          <table:table-cell office:value-type="float" office:value="-53.7208671569824" calcext:value-type="float">
            <text:p>-53.7208671569824</text:p>
          </table:table-cell>
          <table:table-cell/>
          <table:table-cell table:formula="of:=INDEX([.$A$1:.$A$2072]; 1296; 1)" office:value-type="float" office:value="287092683008" calcext:value-type="float">
            <text:p>287092683008</text:p>
          </table:table-cell>
          <table:table-cell table:formula="of:=[.$G$7] * [.$F$1305] + [.$G$8]" office:value-type="float" office:value="-96.5701124593616" calcext:value-type="float">
            <text:p>-96.5701124593616</text:p>
          </table:table-cell>
          <table:table-cell/>
          <table:table-cell table:formula="of:=INDEX([.$C$1:.$C$2072]; 1296; 1)" office:value-type="float" office:value="188797057536" calcext:value-type="float">
            <text:p>188797057536</text:p>
          </table:table-cell>
          <table:table-cell table:formula="of:=[.$J$7] * [.$I$1305] + [.$J$8]" office:value-type="float" office:value="-59.690077604726" calcext:value-type="float">
            <text:p>-59.690077604726</text:p>
          </table:table-cell>
        </table:table-row>
        <table:table-row table:style-name="ro1">
          <table:table-cell office:value-type="float" office:value="287092641024" calcext:value-type="float">
            <text:p>287092641024</text:p>
          </table:table-cell>
          <table:table-cell office:value-type="float" office:value="-98.545654296875" calcext:value-type="float">
            <text:p>-98.545654296875</text:p>
          </table:table-cell>
          <table:table-cell office:value-type="float" office:value="188797219328" calcext:value-type="float">
            <text:p>188797219328</text:p>
          </table:table-cell>
          <table:table-cell office:value-type="float" office:value="-53.2829322814941" calcext:value-type="float">
            <text:p>-53.2829322814941</text:p>
          </table:table-cell>
          <table:table-cell/>
          <table:table-cell table:formula="of:=INDEX([.$A$1:.$A$2072]; 1297; 1)" office:value-type="float" office:value="287092662528" calcext:value-type="float">
            <text:p>287092662528</text:p>
          </table:table-cell>
          <table:table-cell table:formula="of:=[.$G$7] * [.$F$1306] + [.$G$8]" office:value-type="float" office:value="-97.5485107600689" calcext:value-type="float">
            <text:p>-97.5485107600689</text:p>
          </table:table-cell>
          <table:table-cell/>
          <table:table-cell table:formula="of:=INDEX([.$C$1:.$C$2072]; 1297; 1)" office:value-type="float" office:value="188797089280" calcext:value-type="float">
            <text:p>188797089280</text:p>
          </table:table-cell>
          <table:table-cell table:formula="of:=[.$J$7] * [.$I$1306] + [.$J$8]" office:value-type="float" office:value="-58.1724093575031" calcext:value-type="float">
            <text:p>-58.1724093575031</text:p>
          </table:table-cell>
        </table:table-row>
        <table:table-row table:style-name="ro1">
          <table:table-cell office:value-type="float" office:value="287092639488" calcext:value-type="float">
            <text:p>287092639488</text:p>
          </table:table-cell>
          <table:table-cell office:value-type="float" office:value="-98.606689453125" calcext:value-type="float">
            <text:p>-98.606689453125</text:p>
          </table:table-cell>
          <table:table-cell office:value-type="float" office:value="188797236736" calcext:value-type="float">
            <text:p>188797236736</text:p>
          </table:table-cell>
          <table:table-cell office:value-type="float" office:value="-52.4350395202637" calcext:value-type="float">
            <text:p>-52.4350395202637</text:p>
          </table:table-cell>
          <table:table-cell/>
          <table:table-cell table:formula="of:=INDEX([.$A$1:.$A$2072]; 1298; 1)" office:value-type="float" office:value="287092655360" calcext:value-type="float">
            <text:p>287092655360</text:p>
          </table:table-cell>
          <table:table-cell table:formula="of:=[.$G$7] * [.$F$1307] + [.$G$8]" office:value-type="float" office:value="-97.8909501638264" calcext:value-type="float">
            <text:p>-97.8909501638264</text:p>
          </table:table-cell>
          <table:table-cell/>
          <table:table-cell table:formula="of:=INDEX([.$C$1:.$C$2072]; 1298; 1)" office:value-type="float" office:value="188797111296" calcext:value-type="float">
            <text:p>188797111296</text:p>
          </table:table-cell>
          <table:table-cell table:formula="of:=[.$J$7] * [.$I$1307] + [.$J$8]" office:value-type="float" office:value="-57.1198329906911" calcext:value-type="float">
            <text:p>-57.1198329906911</text:p>
          </table:table-cell>
        </table:table-row>
        <table:table-row table:style-name="ro1">
          <table:table-cell office:value-type="float" office:value="287092638720" calcext:value-type="float">
            <text:p>287092638720</text:p>
          </table:table-cell>
          <table:table-cell office:value-type="float" office:value="-98.638427734375" calcext:value-type="float">
            <text:p>-98.638427734375</text:p>
          </table:table-cell>
          <table:table-cell office:value-type="float" office:value="188797245440" calcext:value-type="float">
            <text:p>188797245440</text:p>
          </table:table-cell>
          <table:table-cell office:value-type="float" office:value="-52.0207786560059" calcext:value-type="float">
            <text:p>-52.0207786560059</text:p>
          </table:table-cell>
          <table:table-cell/>
          <table:table-cell table:formula="of:=INDEX([.$A$1:.$A$2072]; 1299; 1)" office:value-type="float" office:value="287092653568" calcext:value-type="float">
            <text:p>287092653568</text:p>
          </table:table-cell>
          <table:table-cell table:formula="of:=[.$G$7] * [.$F$1308] + [.$G$8]" office:value-type="float" office:value="-97.9765600152314" calcext:value-type="float">
            <text:p>-97.9765600152314</text:p>
          </table:table-cell>
          <table:table-cell/>
          <table:table-cell table:formula="of:=INDEX([.$C$1:.$C$2072]; 1299; 1)" office:value-type="float" office:value="188797121792" calcext:value-type="float">
            <text:p>188797121792</text:p>
          </table:table-cell>
          <table:table-cell table:formula="of:=[.$J$7] * [.$I$1308] + [.$J$8]" office:value-type="float" office:value="-56.6180233284831" calcext:value-type="float">
            <text:p>-56.6180233284831</text:p>
          </table:table-cell>
        </table:table-row>
        <table:table-row table:style-name="ro1">
          <table:table-cell office:value-type="float" office:value="287092634624" calcext:value-type="float">
            <text:p>287092634624</text:p>
          </table:table-cell>
          <table:table-cell office:value-type="float" office:value="-98.7567138671875" calcext:value-type="float">
            <text:p>-98.7567138671875</text:p>
          </table:table-cell>
          <table:table-cell office:value-type="float" office:value="188797271040" calcext:value-type="float">
            <text:p>188797271040</text:p>
          </table:table-cell>
          <table:table-cell office:value-type="float" office:value="-50.7933731079102" calcext:value-type="float">
            <text:p>-50.7933731079102</text:p>
          </table:table-cell>
          <table:table-cell/>
          <table:table-cell table:formula="of:=INDEX([.$A$1:.$A$2072]; 1300; 1)" office:value-type="float" office:value="287092650752" calcext:value-type="float">
            <text:p>287092650752</text:p>
          </table:table-cell>
          <table:table-cell table:formula="of:=[.$G$7] * [.$F$1309] + [.$G$8]" office:value-type="float" office:value="-98.1110897827893" calcext:value-type="float">
            <text:p>-98.1110897827893</text:p>
          </table:table-cell>
          <table:table-cell/>
          <table:table-cell table:formula="of:=INDEX([.$C$1:.$C$2072]; 1300; 1)" office:value-type="float" office:value="188797142272" calcext:value-type="float">
            <text:p>188797142272</text:p>
          </table:table-cell>
          <table:table-cell table:formula="of:=[.$J$7] * [.$I$1309] + [.$J$8]" office:value-type="float" office:value="-55.6388825215399" calcext:value-type="float">
            <text:p>-55.6388825215399</text:p>
          </table:table-cell>
        </table:table-row>
        <table:table-row table:style-name="ro1">
          <table:table-cell office:value-type="float" office:value="287092633344" calcext:value-type="float">
            <text:p>287092633344</text:p>
          </table:table-cell>
          <table:table-cell office:value-type="float" office:value="-98.8134078979492" calcext:value-type="float">
            <text:p>-98.8134078979492</text:p>
          </table:table-cell>
          <table:table-cell office:value-type="float" office:value="188797279744" calcext:value-type="float">
            <text:p>188797279744</text:p>
          </table:table-cell>
          <table:table-cell office:value-type="float" office:value="-50.3850288391113" calcext:value-type="float">
            <text:p>-50.3850288391113</text:p>
          </table:table-cell>
          <table:table-cell/>
          <table:table-cell table:formula="of:=INDEX([.$A$1:.$A$2072]; 1301; 1)" office:value-type="float" office:value="287092648960" calcext:value-type="float">
            <text:p>287092648960</text:p>
          </table:table-cell>
          <table:table-cell table:formula="of:=[.$G$7] * [.$F$1310] + [.$G$8]" office:value-type="float" office:value="-98.1966996341944" calcext:value-type="float">
            <text:p>-98.1966996341944</text:p>
          </table:table-cell>
          <table:table-cell/>
          <table:table-cell table:formula="of:=INDEX([.$C$1:.$C$2072]; 1301; 1)" office:value-type="float" office:value="188797152512" calcext:value-type="float">
            <text:p>188797152512</text:p>
          </table:table-cell>
          <table:table-cell table:formula="of:=[.$J$7] * [.$I$1310] + [.$J$8]" office:value-type="float" office:value="-55.149312119931" calcext:value-type="float">
            <text:p>-55.149312119931</text:p>
          </table:table-cell>
        </table:table-row>
        <table:table-row table:style-name="ro1">
          <table:table-cell office:value-type="float" office:value="287092632064" calcext:value-type="float">
            <text:p>287092632064</text:p>
          </table:table-cell>
          <table:table-cell office:value-type="float" office:value="-98.8670959472656" calcext:value-type="float">
            <text:p>-98.8670959472656</text:p>
          </table:table-cell>
          <table:table-cell office:value-type="float" office:value="188797288448" calcext:value-type="float">
            <text:p>188797288448</text:p>
          </table:table-cell>
          <table:table-cell office:value-type="float" office:value="-49.97314453125" calcext:value-type="float">
            <text:p>-49.97314453125</text:p>
          </table:table-cell>
          <table:table-cell/>
          <table:table-cell table:formula="of:=INDEX([.$A$1:.$A$2072]; 1302; 1)" office:value-type="float" office:value="287092645632" calcext:value-type="float">
            <text:p>287092645632</text:p>
          </table:table-cell>
          <table:table-cell table:formula="of:=[.$G$7] * [.$F$1311] + [.$G$8]" office:value-type="float" office:value="-98.3556893579662" calcext:value-type="float">
            <text:p>-98.3556893579662</text:p>
          </table:table-cell>
          <table:table-cell/>
          <table:table-cell table:formula="of:=INDEX([.$C$1:.$C$2072]; 1302; 1)" office:value-type="float" office:value="188797172480" calcext:value-type="float">
            <text:p>188797172480</text:p>
          </table:table-cell>
          <table:table-cell table:formula="of:=[.$J$7] * [.$I$1311] + [.$J$8]" office:value-type="float" office:value="-54.1946498341858" calcext:value-type="float">
            <text:p>-54.1946498341858</text:p>
          </table:table-cell>
        </table:table-row>
        <table:table-row table:style-name="ro1">
          <table:table-cell office:value-type="float" office:value="287092630016" calcext:value-type="float">
            <text:p>287092630016</text:p>
          </table:table-cell>
          <table:table-cell office:value-type="float" office:value="-98.9677200317383" calcext:value-type="float">
            <text:p>-98.9677200317383</text:p>
          </table:table-cell>
          <table:table-cell office:value-type="float" office:value="188797306112" calcext:value-type="float">
            <text:p>188797306112</text:p>
          </table:table-cell>
          <table:table-cell office:value-type="float" office:value="-49.1347122192383" calcext:value-type="float">
            <text:p>-49.1347122192383</text:p>
          </table:table-cell>
          <table:table-cell/>
          <table:table-cell table:formula="of:=INDEX([.$A$1:.$A$2072]; 1303; 1)" office:value-type="float" office:value="287092644352" calcext:value-type="float">
            <text:p>287092644352</text:p>
          </table:table-cell>
          <table:table-cell table:formula="of:=[.$G$7] * [.$F$1312] + [.$G$8]" office:value-type="float" office:value="-98.4168392512947" calcext:value-type="float">
            <text:p>-98.4168392512947</text:p>
          </table:table-cell>
          <table:table-cell/>
          <table:table-cell table:formula="of:=INDEX([.$C$1:.$C$2072]; 1303; 1)" office:value-type="float" office:value="188797182208" calcext:value-type="float">
            <text:p>188797182208</text:p>
          </table:table-cell>
          <table:table-cell table:formula="of:=[.$J$7] * [.$I$1312] + [.$J$8]" office:value-type="float" office:value="-53.7295579500496" calcext:value-type="float">
            <text:p>-53.7295579500496</text:p>
          </table:table-cell>
        </table:table-row>
        <table:table-row table:style-name="ro1">
          <table:table-cell office:value-type="float" office:value="287092628992" calcext:value-type="float">
            <text:p>287092628992</text:p>
          </table:table-cell>
          <table:table-cell office:value-type="float" office:value="-99.0190200805664" calcext:value-type="float">
            <text:p>-99.0190200805664</text:p>
          </table:table-cell>
          <table:table-cell office:value-type="float" office:value="188797315328" calcext:value-type="float">
            <text:p>188797315328</text:p>
          </table:table-cell>
          <table:table-cell office:value-type="float" office:value="-48.707275390625" calcext:value-type="float">
            <text:p>-48.707275390625</text:p>
          </table:table-cell>
          <table:table-cell/>
          <table:table-cell table:formula="of:=INDEX([.$A$1:.$A$2072]; 1304; 1)" office:value-type="float" office:value="287092642048" calcext:value-type="float">
            <text:p>287092642048</text:p>
          </table:table-cell>
          <table:table-cell table:formula="of:=[.$G$7] * [.$F$1313] + [.$G$8]" office:value-type="float" office:value="-98.5269090589136" calcext:value-type="float">
            <text:p>-98.5269090589136</text:p>
          </table:table-cell>
          <table:table-cell/>
          <table:table-cell table:formula="of:=INDEX([.$C$1:.$C$2072]; 1304; 1)" office:value-type="float" office:value="188797201152" calcext:value-type="float">
            <text:p>188797201152</text:p>
          </table:table-cell>
          <table:table-cell table:formula="of:=[.$J$7] * [.$I$1313] + [.$J$8]" office:value-type="float" office:value="-52.8238527048379" calcext:value-type="float">
            <text:p>-52.8238527048379</text:p>
          </table:table-cell>
        </table:table-row>
        <table:table-row table:style-name="ro1">
          <table:table-cell office:value-type="float" office:value="287092625408" calcext:value-type="float">
            <text:p>287092625408</text:p>
          </table:table-cell>
          <table:table-cell office:value-type="float" office:value="-99.1792831420898" calcext:value-type="float">
            <text:p>-99.1792831420898</text:p>
          </table:table-cell>
          <table:table-cell office:value-type="float" office:value="188797343488" calcext:value-type="float">
            <text:p>188797343488</text:p>
          </table:table-cell>
          <table:table-cell office:value-type="float" office:value="-47.3868255615234" calcext:value-type="float">
            <text:p>-47.3868255615234</text:p>
          </table:table-cell>
          <table:table-cell/>
          <table:table-cell table:formula="of:=INDEX([.$A$1:.$A$2072]; 1305; 1)" office:value-type="float" office:value="287092641792" calcext:value-type="float">
            <text:p>287092641792</text:p>
          </table:table-cell>
          <table:table-cell table:formula="of:=[.$G$7] * [.$F$1314] + [.$G$8]" office:value-type="float" office:value="-98.5391390379518" calcext:value-type="float">
            <text:p>-98.5391390379518</text:p>
          </table:table-cell>
          <table:table-cell/>
          <table:table-cell table:formula="of:=INDEX([.$C$1:.$C$2072]; 1305; 1)" office:value-type="float" office:value="188797210368" calcext:value-type="float">
            <text:p>188797210368</text:p>
          </table:table-cell>
          <table:table-cell table:formula="of:=[.$J$7] * [.$I$1314] + [.$J$8]" office:value-type="float" office:value="-52.3832393437624" calcext:value-type="float">
            <text:p>-52.3832393437624</text:p>
          </table:table-cell>
        </table:table-row>
        <table:table-row table:style-name="ro1">
          <table:table-cell office:value-type="float" office:value="287092623872" calcext:value-type="float">
            <text:p>287092623872</text:p>
          </table:table-cell>
          <table:table-cell office:value-type="float" office:value="-99.234619140625" calcext:value-type="float">
            <text:p>-99.234619140625</text:p>
          </table:table-cell>
          <table:table-cell office:value-type="float" office:value="188797352960" calcext:value-type="float">
            <text:p>188797352960</text:p>
          </table:table-cell>
          <table:table-cell office:value-type="float" office:value="-46.9328765869141" calcext:value-type="float">
            <text:p>-46.9328765869141</text:p>
          </table:table-cell>
          <table:table-cell/>
          <table:table-cell table:formula="of:=INDEX([.$A$1:.$A$2072]; 1306; 1)" office:value-type="float" office:value="287092641024" calcext:value-type="float">
            <text:p>287092641024</text:p>
          </table:table-cell>
          <table:table-cell table:formula="of:=[.$G$7] * [.$F$1315] + [.$G$8]" office:value-type="float" office:value="-98.5758289750665" calcext:value-type="float">
            <text:p>-98.5758289750665</text:p>
          </table:table-cell>
          <table:table-cell/>
          <table:table-cell table:formula="of:=INDEX([.$C$1:.$C$2072]; 1306; 1)" office:value-type="float" office:value="188797219328" calcext:value-type="float">
            <text:p>188797219328</text:p>
          </table:table-cell>
          <table:table-cell table:formula="of:=[.$J$7] * [.$I$1315] + [.$J$8]" office:value-type="float" office:value="-51.9548652414233" calcext:value-type="float">
            <text:p>-51.9548652414233</text:p>
          </table:table-cell>
        </table:table-row>
        <table:table-row table:style-name="ro1">
          <table:table-cell office:value-type="float" office:value="287092616960" calcext:value-type="float">
            <text:p>287092616960</text:p>
          </table:table-cell>
          <table:table-cell office:value-type="float" office:value="-99.4613876342774" calcext:value-type="float">
            <text:p>-99.4613876342774</text:p>
          </table:table-cell>
          <table:table-cell office:value-type="float" office:value="188797382144" calcext:value-type="float">
            <text:p>188797382144</text:p>
          </table:table-cell>
          <table:table-cell office:value-type="float" office:value="-45.5407943725586" calcext:value-type="float">
            <text:p>-45.5407943725586</text:p>
          </table:table-cell>
          <table:table-cell/>
          <table:table-cell table:formula="of:=INDEX([.$A$1:.$A$2072]; 1307; 1)" office:value-type="float" office:value="287092639488" calcext:value-type="float">
            <text:p>287092639488</text:p>
          </table:table-cell>
          <table:table-cell table:formula="of:=[.$G$7] * [.$F$1316] + [.$G$8]" office:value-type="float" office:value="-98.6492088474333" calcext:value-type="float">
            <text:p>-98.6492088474333</text:p>
          </table:table-cell>
          <table:table-cell/>
          <table:table-cell table:formula="of:=INDEX([.$C$1:.$C$2072]; 1307; 1)" office:value-type="float" office:value="188797236736" calcext:value-type="float">
            <text:p>188797236736</text:p>
          </table:table-cell>
          <table:table-cell table:formula="of:=[.$J$7] * [.$I$1316] + [.$J$8]" office:value-type="float" office:value="-51.1225955560803" calcext:value-type="float">
            <text:p>-51.1225955560803</text:p>
          </table:table-cell>
        </table:table-row>
        <table:table-row table:style-name="ro1">
          <table:table-cell office:value-type="float" office:value="287092609792" calcext:value-type="float">
            <text:p>287092609792</text:p>
          </table:table-cell>
          <table:table-cell office:value-type="float" office:value="-99.6848831176758" calcext:value-type="float">
            <text:p>-99.6848831176758</text:p>
          </table:table-cell>
          <table:table-cell office:value-type="float" office:value="188797401344" calcext:value-type="float">
            <text:p>188797401344</text:p>
          </table:table-cell>
          <table:table-cell office:value-type="float" office:value="-44.5992126464844" calcext:value-type="float">
            <text:p>-44.5992126464844</text:p>
          </table:table-cell>
          <table:table-cell/>
          <table:table-cell table:formula="of:=INDEX([.$A$1:.$A$2072]; 1308; 1)" office:value-type="float" office:value="287092638720" calcext:value-type="float">
            <text:p>287092638720</text:p>
          </table:table-cell>
          <table:table-cell table:formula="of:=[.$G$7] * [.$F$1317] + [.$G$8]" office:value-type="float" office:value="-98.6858987826854" calcext:value-type="float">
            <text:p>-98.6858987826854</text:p>
          </table:table-cell>
          <table:table-cell/>
          <table:table-cell table:formula="of:=INDEX([.$C$1:.$C$2072]; 1308; 1)" office:value-type="float" office:value="188797245440" calcext:value-type="float">
            <text:p>188797245440</text:p>
          </table:table-cell>
          <table:table-cell table:formula="of:=[.$J$7] * [.$I$1317] + [.$J$8]" office:value-type="float" office:value="-50.7064607124776" calcext:value-type="float">
            <text:p>-50.7064607124776</text:p>
          </table:table-cell>
        </table:table-row>
        <table:table-row table:style-name="ro1">
          <table:table-cell office:value-type="float" office:value="287092605696" calcext:value-type="float">
            <text:p>287092605696</text:p>
          </table:table-cell>
          <table:table-cell office:value-type="float" office:value="-99.8220367431641" calcext:value-type="float">
            <text:p>-99.8220367431641</text:p>
          </table:table-cell>
          <table:table-cell office:value-type="float" office:value="188797410560" calcext:value-type="float">
            <text:p>188797410560</text:p>
          </table:table-cell>
          <table:table-cell office:value-type="float" office:value="-44.1357612609863" calcext:value-type="float">
            <text:p>-44.1357612609863</text:p>
          </table:table-cell>
          <table:table-cell/>
          <table:table-cell table:formula="of:=INDEX([.$A$1:.$A$2072]; 1309; 1)" office:value-type="float" office:value="287092634624" calcext:value-type="float">
            <text:p>287092634624</text:p>
          </table:table-cell>
          <table:table-cell table:formula="of:=[.$G$7] * [.$F$1318] + [.$G$8]" office:value-type="float" office:value="-98.8815784435719" calcext:value-type="float">
            <text:p>-98.8815784435719</text:p>
          </table:table-cell>
          <table:table-cell/>
          <table:table-cell table:formula="of:=INDEX([.$C$1:.$C$2072]; 1309; 1)" office:value-type="float" office:value="188797271040" calcext:value-type="float">
            <text:p>188797271040</text:p>
          </table:table-cell>
          <table:table-cell table:formula="of:=[.$J$7] * [.$I$1318] + [.$J$8]" office:value-type="float" office:value="-49.4825347065926" calcext:value-type="float">
            <text:p>-49.4825347065926</text:p>
          </table:table-cell>
        </table:table-row>
        <table:table-row table:style-name="ro1">
          <table:table-cell office:value-type="float" office:value="287092589824" calcext:value-type="float">
            <text:p>287092589824</text:p>
          </table:table-cell>
          <table:table-cell office:value-type="float" office:value="-100.360626220703" calcext:value-type="float">
            <text:p>-100.360626220703</text:p>
          </table:table-cell>
          <table:table-cell office:value-type="float" office:value="188797435904" calcext:value-type="float">
            <text:p>188797435904</text:p>
          </table:table-cell>
          <table:table-cell office:value-type="float" office:value="-42.8141136169434" calcext:value-type="float">
            <text:p>-42.8141136169434</text:p>
          </table:table-cell>
          <table:table-cell/>
          <table:table-cell table:formula="of:=INDEX([.$A$1:.$A$2072]; 1310; 1)" office:value-type="float" office:value="287092633344" calcext:value-type="float">
            <text:p>287092633344</text:p>
          </table:table-cell>
          <table:table-cell table:formula="of:=[.$G$7] * [.$F$1319] + [.$G$8]" office:value-type="float" office:value="-98.9427283369005" calcext:value-type="float">
            <text:p>-98.9427283369005</text:p>
          </table:table-cell>
          <table:table-cell/>
          <table:table-cell table:formula="of:=INDEX([.$C$1:.$C$2072]; 1310; 1)" office:value-type="float" office:value="188797279744" calcext:value-type="float">
            <text:p>188797279744</text:p>
          </table:table-cell>
          <table:table-cell table:formula="of:=[.$J$7] * [.$I$1319] + [.$J$8]" office:value-type="float" office:value="-49.0663998629898" calcext:value-type="float">
            <text:p>-49.0663998629898</text:p>
          </table:table-cell>
        </table:table-row>
        <table:table-row table:style-name="ro1">
          <table:table-cell office:value-type="float" office:value="287092583680" calcext:value-type="float">
            <text:p>287092583680</text:p>
          </table:table-cell>
          <table:table-cell office:value-type="float" office:value="-100.582572937012" calcext:value-type="float">
            <text:p>-100.582572937012</text:p>
          </table:table-cell>
          <table:table-cell office:value-type="float" office:value="188797443328" calcext:value-type="float">
            <text:p>188797443328</text:p>
          </table:table-cell>
          <table:table-cell office:value-type="float" office:value="-42.3996810913086" calcext:value-type="float">
            <text:p>-42.3996810913086</text:p>
          </table:table-cell>
          <table:table-cell/>
          <table:table-cell table:formula="of:=INDEX([.$A$1:.$A$2072]; 1311; 1)" office:value-type="float" office:value="287092632064" calcext:value-type="float">
            <text:p>287092632064</text:p>
          </table:table-cell>
          <table:table-cell table:formula="of:=[.$G$7] * [.$F$1320] + [.$G$8]" office:value-type="float" office:value="-99.003878230229" calcext:value-type="float">
            <text:p>-99.003878230229</text:p>
          </table:table-cell>
          <table:table-cell/>
          <table:table-cell table:formula="of:=INDEX([.$C$1:.$C$2072]; 1311; 1)" office:value-type="float" office:value="188797288448" calcext:value-type="float">
            <text:p>188797288448</text:p>
          </table:table-cell>
          <table:table-cell table:formula="of:=[.$J$7] * [.$I$1320] + [.$J$8]" office:value-type="float" office:value="-48.6502650212497" calcext:value-type="float">
            <text:p>-48.6502650212497</text:p>
          </table:table-cell>
        </table:table-row>
        <table:table-row table:style-name="ro1">
          <table:table-cell office:value-type="float" office:value="287092577024" calcext:value-type="float">
            <text:p>287092577024</text:p>
          </table:table-cell>
          <table:table-cell office:value-type="float" office:value="-100.827194213867" calcext:value-type="float">
            <text:p>-100.827194213867</text:p>
          </table:table-cell>
          <table:table-cell office:value-type="float" office:value="188797450496" calcext:value-type="float">
            <text:p>188797450496</text:p>
          </table:table-cell>
          <table:table-cell office:value-type="float" office:value="-42.0035247802734" calcext:value-type="float">
            <text:p>-42.0035247802734</text:p>
          </table:table-cell>
          <table:table-cell/>
          <table:table-cell table:formula="of:=INDEX([.$A$1:.$A$2072]; 1312; 1)" office:value-type="float" office:value="287092630016" calcext:value-type="float">
            <text:p>287092630016</text:p>
          </table:table-cell>
          <table:table-cell table:formula="of:=[.$G$7] * [.$F$1321] + [.$G$8]" office:value-type="float" office:value="-99.1017180606723" calcext:value-type="float">
            <text:p>-99.1017180606723</text:p>
          </table:table-cell>
          <table:table-cell/>
          <table:table-cell table:formula="of:=INDEX([.$C$1:.$C$2072]; 1312; 1)" office:value-type="float" office:value="188797306112" calcext:value-type="float">
            <text:p>188797306112</text:p>
          </table:table-cell>
          <table:table-cell table:formula="of:=[.$J$7] * [.$I$1321] + [.$J$8]" office:value-type="float" office:value="-47.8057560771704" calcext:value-type="float">
            <text:p>-47.8057560771704</text:p>
          </table:table-cell>
        </table:table-row>
        <table:table-row table:style-name="ro1">
          <table:table-cell office:value-type="float" office:value="287092562176" calcext:value-type="float">
            <text:p>287092562176</text:p>
          </table:table-cell>
          <table:table-cell office:value-type="float" office:value="-101.385643005371" calcext:value-type="float">
            <text:p>-101.385643005371</text:p>
          </table:table-cell>
          <table:table-cell office:value-type="float" office:value="188797462528" calcext:value-type="float">
            <text:p>188797462528</text:p>
          </table:table-cell>
          <table:table-cell office:value-type="float" office:value="-41.2789459228516" calcext:value-type="float">
            <text:p>-41.2789459228516</text:p>
          </table:table-cell>
          <table:table-cell/>
          <table:table-cell table:formula="of:=INDEX([.$A$1:.$A$2072]; 1313; 1)" office:value-type="float" office:value="287092628992" calcext:value-type="float">
            <text:p>287092628992</text:p>
          </table:table-cell>
          <table:table-cell table:formula="of:=[.$G$7] * [.$F$1322] + [.$G$8]" office:value-type="float" office:value="-99.1506379768252" calcext:value-type="float">
            <text:p>-99.1506379768252</text:p>
          </table:table-cell>
          <table:table-cell/>
          <table:table-cell table:formula="of:=INDEX([.$C$1:.$C$2072]; 1313; 1)" office:value-type="float" office:value="188797315328" calcext:value-type="float">
            <text:p>188797315328</text:p>
          </table:table-cell>
          <table:table-cell table:formula="of:=[.$J$7] * [.$I$1322] + [.$J$8]" office:value-type="float" office:value="-47.3651427142322" calcext:value-type="float">
            <text:p>-47.3651427142322</text:p>
          </table:table-cell>
        </table:table-row>
        <table:table-row table:style-name="ro1">
          <table:table-cell office:value-type="float" office:value="287092554240" calcext:value-type="float">
            <text:p>287092554240</text:p>
          </table:table-cell>
          <table:table-cell office:value-type="float" office:value="-101.697128295898" calcext:value-type="float">
            <text:p>-101.697128295898</text:p>
          </table:table-cell>
          <table:table-cell office:value-type="float" office:value="188797467904" calcext:value-type="float">
            <text:p>188797467904</text:p>
          </table:table-cell>
          <table:table-cell office:value-type="float" office:value="-40.9552688598633" calcext:value-type="float">
            <text:p>-40.9552688598633</text:p>
          </table:table-cell>
          <table:table-cell/>
          <table:table-cell table:formula="of:=INDEX([.$A$1:.$A$2072]; 1314; 1)" office:value-type="float" office:value="287092625408" calcext:value-type="float">
            <text:p>287092625408</text:p>
          </table:table-cell>
          <table:table-cell table:formula="of:=[.$G$7] * [.$F$1323] + [.$G$8]" office:value-type="float" office:value="-99.3218576777726" calcext:value-type="float">
            <text:p>-99.3218576777726</text:p>
          </table:table-cell>
          <table:table-cell/>
          <table:table-cell table:formula="of:=INDEX([.$C$1:.$C$2072]; 1314; 1)" office:value-type="float" office:value="188797343488" calcext:value-type="float">
            <text:p>188797343488</text:p>
          </table:table-cell>
          <table:table-cell table:formula="of:=[.$J$7] * [.$I$1323] + [.$J$8]" office:value-type="float" office:value="-46.0188241060823" calcext:value-type="float">
            <text:p>-46.0188241060823</text:p>
          </table:table-cell>
        </table:table-row>
        <table:table-row table:style-name="ro1">
          <table:table-cell office:value-type="float" office:value="287092546304" calcext:value-type="float">
            <text:p>287092546304</text:p>
          </table:table-cell>
          <table:table-cell office:value-type="float" office:value="-102.02986907959" calcext:value-type="float">
            <text:p>-102.02986907959</text:p>
          </table:table-cell>
          <table:table-cell office:value-type="float" office:value="188797474048" calcext:value-type="float">
            <text:p>188797474048</text:p>
          </table:table-cell>
          <table:table-cell office:value-type="float" office:value="-40.6494064331055" calcext:value-type="float">
            <text:p>-40.6494064331055</text:p>
          </table:table-cell>
          <table:table-cell/>
          <table:table-cell table:formula="of:=INDEX([.$A$1:.$A$2072]; 1315; 1)" office:value-type="float" office:value="287092623872" calcext:value-type="float">
            <text:p>287092623872</text:p>
          </table:table-cell>
          <table:table-cell table:formula="of:=[.$G$7] * [.$F$1324] + [.$G$8]" office:value-type="float" office:value="-99.3952375520021" calcext:value-type="float">
            <text:p>-99.3952375520021</text:p>
          </table:table-cell>
          <table:table-cell/>
          <table:table-cell table:formula="of:=INDEX([.$C$1:.$C$2072]; 1315; 1)" office:value-type="float" office:value="188797352960" calcext:value-type="float">
            <text:p>188797352960</text:p>
          </table:table-cell>
          <table:table-cell table:formula="of:=[.$J$7] * [.$I$1324] + [.$J$8]" office:value-type="float" office:value="-45.5659714844078" calcext:value-type="float">
            <text:p>-45.5659714844078</text:p>
          </table:table-cell>
        </table:table-row>
        <table:table-row table:style-name="ro1">
          <table:table-cell office:value-type="float" office:value="287092523264" calcext:value-type="float">
            <text:p>287092523264</text:p>
          </table:table-cell>
          <table:table-cell office:value-type="float" office:value="-103.092514038086" calcext:value-type="float">
            <text:p>-103.092514038086</text:p>
          </table:table-cell>
          <table:table-cell office:value-type="float" office:value="188797495552" calcext:value-type="float">
            <text:p>188797495552</text:p>
          </table:table-cell>
          <table:table-cell office:value-type="float" office:value="-39.6596412658691" calcext:value-type="float">
            <text:p>-39.6596412658691</text:p>
          </table:table-cell>
          <table:table-cell/>
          <table:table-cell table:formula="of:=INDEX([.$A$1:.$A$2072]; 1316; 1)" office:value-type="float" office:value="287092616960" calcext:value-type="float">
            <text:p>287092616960</text:p>
          </table:table-cell>
          <table:table-cell table:formula="of:=[.$G$7] * [.$F$1325] + [.$G$8]" office:value-type="float" office:value="-99.7254469767213" calcext:value-type="float">
            <text:p>-99.7254469767213</text:p>
          </table:table-cell>
          <table:table-cell/>
          <table:table-cell table:formula="of:=INDEX([.$C$1:.$C$2072]; 1316; 1)" office:value-type="float" office:value="188797382144" calcext:value-type="float">
            <text:p>188797382144</text:p>
          </table:table-cell>
          <table:table-cell table:formula="of:=[.$J$7] * [.$I$1325] + [.$J$8]" office:value-type="float" office:value="-44.1706958357245" calcext:value-type="float">
            <text:p>-44.1706958357245</text:p>
          </table:table-cell>
        </table:table-row>
        <table:table-row table:style-name="ro1">
          <table:table-cell office:value-type="float" office:value="287092515072" calcext:value-type="float">
            <text:p>287092515072</text:p>
          </table:table-cell>
          <table:table-cell office:value-type="float" office:value="-103.470359802246" calcext:value-type="float">
            <text:p>-103.470359802246</text:p>
          </table:table-cell>
          <table:table-cell office:value-type="float" office:value="188797502976" calcext:value-type="float">
            <text:p>188797502976</text:p>
          </table:table-cell>
          <table:table-cell office:value-type="float" office:value="-39.3108940124512" calcext:value-type="float">
            <text:p>-39.3108940124512</text:p>
          </table:table-cell>
          <table:table-cell/>
          <table:table-cell table:formula="of:=INDEX([.$A$1:.$A$2072]; 1317; 1)" office:value-type="float" office:value="287092609792" calcext:value-type="float">
            <text:p>287092609792</text:p>
          </table:table-cell>
          <table:table-cell table:formula="of:=[.$G$7] * [.$F$1326] + [.$G$8]" office:value-type="float" office:value="-100.067886382341" calcext:value-type="float">
            <text:p>-100.067886382341</text:p>
          </table:table-cell>
          <table:table-cell/>
          <table:table-cell table:formula="of:=INDEX([.$C$1:.$C$2072]; 1317; 1)" office:value-type="float" office:value="188797401344" calcext:value-type="float">
            <text:p>188797401344</text:p>
          </table:table-cell>
          <table:table-cell table:formula="of:=[.$J$7] * [.$I$1326] + [.$J$8]" office:value-type="float" office:value="-43.2527513299137" calcext:value-type="float">
            <text:p>-43.2527513299137</text:p>
          </table:table-cell>
        </table:table-row>
        <table:table-row table:style-name="ro1">
          <table:table-cell office:value-type="float" office:value="287092479488" calcext:value-type="float">
            <text:p>287092479488</text:p>
          </table:table-cell>
          <table:table-cell office:value-type="float" office:value="-105.110229492188" calcext:value-type="float">
            <text:p>-105.110229492188</text:p>
          </table:table-cell>
          <table:table-cell office:value-type="float" office:value="188797534208" calcext:value-type="float">
            <text:p>188797534208</text:p>
          </table:table-cell>
          <table:table-cell office:value-type="float" office:value="-37.8447875976562" calcext:value-type="float">
            <text:p>-37.8447875976562</text:p>
          </table:table-cell>
          <table:table-cell/>
          <table:table-cell table:formula="of:=INDEX([.$A$1:.$A$2072]; 1318; 1)" office:value-type="float" office:value="287092605696" calcext:value-type="float">
            <text:p>287092605696</text:p>
          </table:table-cell>
          <table:table-cell table:formula="of:=[.$G$7] * [.$F$1327] + [.$G$8]" office:value-type="float" office:value="-100.263566043228" calcext:value-type="float">
            <text:p>-100.263566043228</text:p>
          </table:table-cell>
          <table:table-cell/>
          <table:table-cell table:formula="of:=INDEX([.$C$1:.$C$2072]; 1318; 1)" office:value-type="float" office:value="188797410560" calcext:value-type="float">
            <text:p>188797410560</text:p>
          </table:table-cell>
          <table:table-cell table:formula="of:=[.$J$7] * [.$I$1327] + [.$J$8]" office:value-type="float" office:value="-42.8121379669756" calcext:value-type="float">
            <text:p>-42.8121379669756</text:p>
          </table:table-cell>
        </table:table-row>
        <table:table-row table:style-name="ro1">
          <table:table-cell office:value-type="float" office:value="287092459264" calcext:value-type="float">
            <text:p>287092459264</text:p>
          </table:table-cell>
          <table:table-cell office:value-type="float" office:value="-106.012008666992" calcext:value-type="float">
            <text:p>-106.012008666992</text:p>
          </table:table-cell>
          <table:table-cell office:value-type="float" office:value="188797549056" calcext:value-type="float">
            <text:p>188797549056</text:p>
          </table:table-cell>
          <table:table-cell office:value-type="float" office:value="-37.0891265869141" calcext:value-type="float">
            <text:p>-37.0891265869141</text:p>
          </table:table-cell>
          <table:table-cell/>
          <table:table-cell table:formula="of:=INDEX([.$A$1:.$A$2072]; 1319; 1)" office:value-type="float" office:value="287092589824" calcext:value-type="float">
            <text:p>287092589824</text:p>
          </table:table-cell>
          <table:table-cell table:formula="of:=[.$G$7] * [.$F$1328] + [.$G$8]" office:value-type="float" office:value="-101.021824724972" calcext:value-type="float">
            <text:p>-101.021824724972</text:p>
          </table:table-cell>
          <table:table-cell/>
          <table:table-cell table:formula="of:=INDEX([.$C$1:.$C$2072]; 1319; 1)" office:value-type="float" office:value="188797435904" calcext:value-type="float">
            <text:p>188797435904</text:p>
          </table:table-cell>
          <table:table-cell table:formula="of:=[.$J$7] * [.$I$1328] + [.$J$8]" office:value-type="float" office:value="-41.6004512198269" calcext:value-type="float">
            <text:p>-41.6004512198269</text:p>
          </table:table-cell>
        </table:table-row>
        <table:table-row table:style-name="ro1">
          <table:table-cell office:value-type="float" office:value="287092424960" calcext:value-type="float">
            <text:p>287092424960</text:p>
          </table:table-cell>
          <table:table-cell office:value-type="float" office:value="-107.507270812988" calcext:value-type="float">
            <text:p>-107.507270812988</text:p>
          </table:table-cell>
          <table:table-cell office:value-type="float" office:value="188797567744" calcext:value-type="float">
            <text:p>188797567744</text:p>
          </table:table-cell>
          <table:table-cell office:value-type="float" office:value="-36.0235290527344" calcext:value-type="float">
            <text:p>-36.0235290527344</text:p>
          </table:table-cell>
          <table:table-cell/>
          <table:table-cell table:formula="of:=INDEX([.$A$1:.$A$2072]; 1320; 1)" office:value-type="float" office:value="287092583680" calcext:value-type="float">
            <text:p>287092583680</text:p>
          </table:table-cell>
          <table:table-cell table:formula="of:=[.$G$7] * [.$F$1329] + [.$G$8]" office:value-type="float" office:value="-101.315344216302" calcext:value-type="float">
            <text:p>-101.315344216302</text:p>
          </table:table-cell>
          <table:table-cell/>
          <table:table-cell table:formula="of:=INDEX([.$C$1:.$C$2072]; 1320; 1)" office:value-type="float" office:value="188797443328" calcext:value-type="float">
            <text:p>188797443328</text:p>
          </table:table-cell>
          <table:table-cell table:formula="of:=[.$J$7] * [.$I$1329] + [.$J$8]" office:value-type="float" office:value="-41.2455126792193" calcext:value-type="float">
            <text:p>-41.2455126792193</text:p>
          </table:table-cell>
        </table:table-row>
        <table:table-row table:style-name="ro1">
          <table:table-cell office:value-type="float" office:value="287092412672" calcext:value-type="float">
            <text:p>287092412672</text:p>
          </table:table-cell>
          <table:table-cell office:value-type="float" office:value="-108.046806335449" calcext:value-type="float">
            <text:p>-108.046806335449</text:p>
          </table:table-cell>
          <table:table-cell office:value-type="float" office:value="188797572608" calcext:value-type="float">
            <text:p>188797572608</text:p>
          </table:table-cell>
          <table:table-cell office:value-type="float" office:value="-35.701416015625" calcext:value-type="float">
            <text:p>-35.701416015625</text:p>
          </table:table-cell>
          <table:table-cell/>
          <table:table-cell table:formula="of:=INDEX([.$A$1:.$A$2072]; 1321; 1)" office:value-type="float" office:value="287092577024" calcext:value-type="float">
            <text:p>287092577024</text:p>
          </table:table-cell>
          <table:table-cell table:formula="of:=[.$G$7] * [.$F$1330] + [.$G$8]" office:value-type="float" office:value="-101.633323663846" calcext:value-type="float">
            <text:p>-101.633323663846</text:p>
          </table:table-cell>
          <table:table-cell/>
          <table:table-cell table:formula="of:=INDEX([.$C$1:.$C$2072]; 1321; 1)" office:value-type="float" office:value="188797450496" calcext:value-type="float">
            <text:p>188797450496</text:p>
          </table:table-cell>
          <table:table-cell table:formula="of:=[.$J$7] * [.$I$1330] + [.$J$8]" office:value-type="float" office:value="-40.9028133973479" calcext:value-type="float">
            <text:p>-40.9028133973479</text:p>
          </table:table-cell>
        </table:table-row>
        <table:table-row table:style-name="ro1">
          <table:table-cell office:value-type="float" office:value="287092386816" calcext:value-type="float">
            <text:p>287092386816</text:p>
          </table:table-cell>
          <table:table-cell office:value-type="float" office:value="-109.187774658203" calcext:value-type="float">
            <text:p>-109.187774658203</text:p>
          </table:table-cell>
          <table:table-cell office:value-type="float" office:value="188797579520" calcext:value-type="float">
            <text:p>188797579520</text:p>
          </table:table-cell>
          <table:table-cell office:value-type="float" office:value="-35.1442680358887" calcext:value-type="float">
            <text:p>-35.1442680358887</text:p>
          </table:table-cell>
          <table:table-cell/>
          <table:table-cell table:formula="of:=INDEX([.$A$1:.$A$2072]; 1322; 1)" office:value-type="float" office:value="287092562176" calcext:value-type="float">
            <text:p>287092562176</text:p>
          </table:table-cell>
          <table:table-cell table:formula="of:=[.$G$7] * [.$F$1331] + [.$G$8]" office:value-type="float" office:value="-102.3426624313" calcext:value-type="float">
            <text:p>-102.3426624313</text:p>
          </table:table-cell>
          <table:table-cell/>
          <table:table-cell table:formula="of:=INDEX([.$C$1:.$C$2072]; 1322; 1)" office:value-type="float" office:value="188797462528" calcext:value-type="float">
            <text:p>188797462528</text:p>
          </table:table-cell>
          <table:table-cell table:formula="of:=[.$J$7] * [.$I$1331] + [.$J$8]" office:value-type="float" office:value="-40.3275681734085" calcext:value-type="float">
            <text:p>-40.3275681734085</text:p>
          </table:table-cell>
        </table:table-row>
        <table:table-row table:style-name="ro1">
          <table:table-cell office:value-type="float" office:value="287092360192" calcext:value-type="float">
            <text:p>287092360192</text:p>
          </table:table-cell>
          <table:table-cell office:value-type="float" office:value="-110.399482727051" calcext:value-type="float">
            <text:p>-110.399482727051</text:p>
          </table:table-cell>
          <table:table-cell office:value-type="float" office:value="188797582336" calcext:value-type="float">
            <text:p>188797582336</text:p>
          </table:table-cell>
          <table:table-cell office:value-type="float" office:value="-34.7418022155762" calcext:value-type="float">
            <text:p>-34.7418022155762</text:p>
          </table:table-cell>
          <table:table-cell/>
          <table:table-cell table:formula="of:=INDEX([.$A$1:.$A$2072]; 1323; 1)" office:value-type="float" office:value="287092554240" calcext:value-type="float">
            <text:p>287092554240</text:p>
          </table:table-cell>
          <table:table-cell table:formula="of:=[.$G$7] * [.$F$1332] + [.$G$8]" office:value-type="float" office:value="-102.721791772172" calcext:value-type="float">
            <text:p>-102.721791772172</text:p>
          </table:table-cell>
          <table:table-cell/>
          <table:table-cell table:formula="of:=INDEX([.$C$1:.$C$2072]; 1323; 1)" office:value-type="float" office:value="188797467904" calcext:value-type="float">
            <text:p>188797467904</text:p>
          </table:table-cell>
          <table:table-cell table:formula="of:=[.$J$7] * [.$I$1332] + [.$J$8]" office:value-type="float" office:value="-40.070543712005" calcext:value-type="float">
            <text:p>-40.070543712005</text:p>
          </table:table-cell>
        </table:table-row>
        <table:table-row table:style-name="ro1">
          <table:table-cell office:value-type="float" office:value="287092346624" calcext:value-type="float">
            <text:p>287092346624</text:p>
          </table:table-cell>
          <table:table-cell office:value-type="float" office:value="-111.026824951172" calcext:value-type="float">
            <text:p>-111.026824951172</text:p>
          </table:table-cell>
          <table:table-cell office:value-type="float" office:value="188797582592" calcext:value-type="float">
            <text:p>188797582592</text:p>
          </table:table-cell>
          <table:table-cell office:value-type="float" office:value="-34.6065635681152" calcext:value-type="float">
            <text:p>-34.6065635681152</text:p>
          </table:table-cell>
          <table:table-cell/>
          <table:table-cell table:formula="of:=INDEX([.$A$1:.$A$2072]; 1324; 1)" office:value-type="float" office:value="287092546304" calcext:value-type="float">
            <text:p>287092546304</text:p>
          </table:table-cell>
          <table:table-cell table:formula="of:=[.$G$7] * [.$F$1333] + [.$G$8]" office:value-type="float" office:value="-103.100921113044" calcext:value-type="float">
            <text:p>-103.100921113044</text:p>
          </table:table-cell>
          <table:table-cell/>
          <table:table-cell table:formula="of:=INDEX([.$C$1:.$C$2072]; 1324; 1)" office:value-type="float" office:value="188797474048" calcext:value-type="float">
            <text:p>188797474048</text:p>
          </table:table-cell>
          <table:table-cell table:formula="of:=[.$J$7] * [.$I$1333] + [.$J$8]" office:value-type="float" office:value="-39.7768014706671" calcext:value-type="float">
            <text:p>-39.7768014706671</text:p>
          </table:table-cell>
        </table:table-row>
        <table:table-row table:style-name="ro1">
          <table:table-cell office:value-type="float" office:value="287092290304" calcext:value-type="float">
            <text:p>287092290304</text:p>
          </table:table-cell>
          <table:table-cell office:value-type="float" office:value="-113.680191040039" calcext:value-type="float">
            <text:p>-113.680191040039</text:p>
          </table:table-cell>
          <table:table-cell office:value-type="float" office:value="188797585152" calcext:value-type="float">
            <text:p>188797585152</text:p>
          </table:table-cell>
          <table:table-cell office:value-type="float" office:value="-34.3012733459473" calcext:value-type="float">
            <text:p>-34.3012733459473</text:p>
          </table:table-cell>
          <table:table-cell/>
          <table:table-cell table:formula="of:=INDEX([.$A$1:.$A$2072]; 1325; 1)" office:value-type="float" office:value="287092523264" calcext:value-type="float">
            <text:p>287092523264</text:p>
          </table:table-cell>
          <table:table-cell table:formula="of:=[.$G$7] * [.$F$1334] + [.$G$8]" office:value-type="float" office:value="-104.201619200408" calcext:value-type="float">
            <text:p>-104.201619200408</text:p>
          </table:table-cell>
          <table:table-cell/>
          <table:table-cell table:formula="of:=INDEX([.$C$1:.$C$2072]; 1325; 1)" office:value-type="float" office:value="188797495552" calcext:value-type="float">
            <text:p>188797495552</text:p>
          </table:table-cell>
          <table:table-cell table:formula="of:=[.$J$7] * [.$I$1334] + [.$J$8]" office:value-type="float" office:value="-38.7487036231905" calcext:value-type="float">
            <text:p>-38.7487036231905</text:p>
          </table:table-cell>
        </table:table-row>
        <table:table-row table:style-name="ro1">
          <table:table-cell office:value-type="float" office:value="287092260352" calcext:value-type="float">
            <text:p>287092260352</text:p>
          </table:table-cell>
          <table:table-cell office:value-type="float" office:value="-115.081085205078" calcext:value-type="float">
            <text:p>-115.081085205078</text:p>
          </table:table-cell>
          <table:table-cell office:value-type="float" office:value="188797585152" calcext:value-type="float">
            <text:p>188797585152</text:p>
          </table:table-cell>
          <table:table-cell office:value-type="float" office:value="-34.2591705322266" calcext:value-type="float">
            <text:p>-34.2591705322266</text:p>
          </table:table-cell>
          <table:table-cell/>
          <table:table-cell table:formula="of:=INDEX([.$A$1:.$A$2072]; 1326; 1)" office:value-type="float" office:value="287092515072" calcext:value-type="float">
            <text:p>287092515072</text:p>
          </table:table-cell>
          <table:table-cell table:formula="of:=[.$G$7] * [.$F$1335] + [.$G$8]" office:value-type="float" office:value="-104.592978522182" calcext:value-type="float">
            <text:p>-104.592978522182</text:p>
          </table:table-cell>
          <table:table-cell/>
          <table:table-cell table:formula="of:=INDEX([.$C$1:.$C$2072]; 1326; 1)" office:value-type="float" office:value="188797502976" calcext:value-type="float">
            <text:p>188797502976</text:p>
          </table:table-cell>
          <table:table-cell table:formula="of:=[.$J$7] * [.$I$1335] + [.$J$8]" office:value-type="float" office:value="-38.3937650825828" calcext:value-type="float">
            <text:p>-38.3937650825828</text:p>
          </table:table-cell>
        </table:table-row>
        <table:table-row table:style-name="ro1">
          <table:table-cell office:value-type="float" office:value="287092245248" calcext:value-type="float">
            <text:p>287092245248</text:p>
          </table:table-cell>
          <table:table-cell office:value-type="float" office:value="-115.7978515625" calcext:value-type="float">
            <text:p>-115.7978515625</text:p>
          </table:table-cell>
          <table:table-cell office:value-type="float" office:value="188797584896" calcext:value-type="float">
            <text:p>188797584896</text:p>
          </table:table-cell>
          <table:table-cell office:value-type="float" office:value="-34.2626838684082" calcext:value-type="float">
            <text:p>-34.2626838684082</text:p>
          </table:table-cell>
          <table:table-cell/>
          <table:table-cell table:formula="of:=INDEX([.$A$1:.$A$2072]; 1327; 1)" office:value-type="float" office:value="287092479488" calcext:value-type="float">
            <text:p>287092479488</text:p>
          </table:table-cell>
          <table:table-cell table:formula="of:=[.$G$7] * [.$F$1336] + [.$G$8]" office:value-type="float" office:value="-106.292945567518" calcext:value-type="float">
            <text:p>-106.292945567518</text:p>
          </table:table-cell>
          <table:table-cell/>
          <table:table-cell table:formula="of:=INDEX([.$C$1:.$C$2072]; 1327; 1)" office:value-type="float" office:value="188797534208" calcext:value-type="float">
            <text:p>188797534208</text:p>
          </table:table-cell>
          <table:table-cell table:formula="of:=[.$J$7] * [.$I$1336] + [.$J$8]" office:value-type="float" office:value="-36.9005753528327" calcext:value-type="float">
            <text:p>-36.9005753528327</text:p>
          </table:table-cell>
        </table:table-row>
        <table:table-row table:style-name="ro1">
          <table:table-cell office:value-type="float" office:value="287092214016" calcext:value-type="float">
            <text:p>287092214016</text:p>
          </table:table-cell>
          <table:table-cell office:value-type="float" office:value="-117.263275146484" calcext:value-type="float">
            <text:p>-117.263275146484</text:p>
          </table:table-cell>
          <table:table-cell office:value-type="float" office:value="188797583872" calcext:value-type="float">
            <text:p>188797583872</text:p>
          </table:table-cell>
          <table:table-cell office:value-type="float" office:value="-34.3020172119141" calcext:value-type="float">
            <text:p>-34.3020172119141</text:p>
          </table:table-cell>
          <table:table-cell/>
          <table:table-cell table:formula="of:=INDEX([.$A$1:.$A$2072]; 1328; 1)" office:value-type="float" office:value="287092459264" calcext:value-type="float">
            <text:p>287092459264</text:p>
          </table:table-cell>
          <table:table-cell table:formula="of:=[.$G$7] * [.$F$1337] + [.$G$8]" office:value-type="float" office:value="-107.259113889188" calcext:value-type="float">
            <text:p>-107.259113889188</text:p>
          </table:table-cell>
          <table:table-cell/>
          <table:table-cell table:formula="of:=INDEX([.$C$1:.$C$2072]; 1328; 1)" office:value-type="float" office:value="188797549056" calcext:value-type="float">
            <text:p>188797549056</text:p>
          </table:table-cell>
          <table:table-cell table:formula="of:=[.$J$7] * [.$I$1337] + [.$J$8]" office:value-type="float" office:value="-36.1906982697546" calcext:value-type="float">
            <text:p>-36.1906982697546</text:p>
          </table:table-cell>
        </table:table-row>
        <table:table-row table:style-name="ro1">
          <table:table-cell office:value-type="float" office:value="287092182272" calcext:value-type="float">
            <text:p>287092182272</text:p>
          </table:table-cell>
          <table:table-cell office:value-type="float" office:value="-118.770835876465" calcext:value-type="float">
            <text:p>-118.770835876465</text:p>
          </table:table-cell>
          <table:table-cell office:value-type="float" office:value="188797582592" calcext:value-type="float">
            <text:p>188797582592</text:p>
          </table:table-cell>
          <table:table-cell office:value-type="float" office:value="-34.3672294616699" calcext:value-type="float">
            <text:p>-34.3672294616699</text:p>
          </table:table-cell>
          <table:table-cell/>
          <table:table-cell table:formula="of:=INDEX([.$A$1:.$A$2072]; 1329; 1)" office:value-type="float" office:value="287092424960" calcext:value-type="float">
            <text:p>287092424960</text:p>
          </table:table-cell>
          <table:table-cell table:formula="of:=[.$G$7] * [.$F$1338] + [.$G$8]" office:value-type="float" office:value="-108.897931043059" calcext:value-type="float">
            <text:p>-108.897931043059</text:p>
          </table:table-cell>
          <table:table-cell/>
          <table:table-cell table:formula="of:=INDEX([.$C$1:.$C$2072]; 1329; 1)" office:value-type="float" office:value="188797567744" calcext:value-type="float">
            <text:p>188797567744</text:p>
          </table:table-cell>
          <table:table-cell table:formula="of:=[.$J$7] * [.$I$1338] + [.$J$8]" office:value-type="float" office:value="-35.2972322832793" calcext:value-type="float">
            <text:p>-35.2972322832793</text:p>
          </table:table-cell>
        </table:table-row>
        <table:table-row table:style-name="ro1">
          <table:table-cell office:value-type="float" office:value="287092150528" calcext:value-type="float">
            <text:p>287092150528</text:p>
          </table:table-cell>
          <table:table-cell office:value-type="float" office:value="-120.297676086426" calcext:value-type="float">
            <text:p>-120.297676086426</text:p>
          </table:table-cell>
          <table:table-cell office:value-type="float" office:value="188797581568" calcext:value-type="float">
            <text:p>188797581568</text:p>
          </table:table-cell>
          <table:table-cell office:value-type="float" office:value="-34.4446563720703" calcext:value-type="float">
            <text:p>-34.4446563720703</text:p>
          </table:table-cell>
          <table:table-cell/>
          <table:table-cell table:formula="of:=INDEX([.$A$1:.$A$2072]; 1330; 1)" office:value-type="float" office:value="287092412672" calcext:value-type="float">
            <text:p>287092412672</text:p>
          </table:table-cell>
          <table:table-cell table:formula="of:=[.$G$7] * [.$F$1339] + [.$G$8]" office:value-type="float" office:value="-109.484970021993" calcext:value-type="float">
            <text:p>-109.484970021993</text:p>
          </table:table-cell>
          <table:table-cell/>
          <table:table-cell table:formula="of:=INDEX([.$C$1:.$C$2072]; 1330; 1)" office:value-type="float" office:value="188797572608" calcext:value-type="float">
            <text:p>188797572608</text:p>
          </table:table-cell>
          <table:table-cell table:formula="of:=[.$J$7] * [.$I$1339] + [.$J$8]" office:value-type="float" office:value="-35.0646863430738" calcext:value-type="float">
            <text:p>-35.0646863430738</text:p>
          </table:table-cell>
        </table:table-row>
        <table:table-row table:style-name="ro1">
          <table:table-cell office:value-type="float" office:value="287092118784" calcext:value-type="float">
            <text:p>287092118784</text:p>
          </table:table-cell>
          <table:table-cell office:value-type="float" office:value="-121.819931030273" calcext:value-type="float">
            <text:p>-121.819931030273</text:p>
          </table:table-cell>
          <table:table-cell office:value-type="float" office:value="188797582080" calcext:value-type="float">
            <text:p>188797582080</text:p>
          </table:table-cell>
          <table:table-cell office:value-type="float" office:value="-34.4970397949219" calcext:value-type="float">
            <text:p>-34.4970397949219</text:p>
          </table:table-cell>
          <table:table-cell/>
          <table:table-cell table:formula="of:=INDEX([.$A$1:.$A$2072]; 1331; 1)" office:value-type="float" office:value="287092386816" calcext:value-type="float">
            <text:p>287092386816</text:p>
          </table:table-cell>
          <table:table-cell table:formula="of:=[.$G$7] * [.$F$1340] + [.$G$8]" office:value-type="float" office:value="-110.720197876915" calcext:value-type="float">
            <text:p>-110.720197876915</text:p>
          </table:table-cell>
          <table:table-cell/>
          <table:table-cell table:formula="of:=INDEX([.$C$1:.$C$2072]; 1331; 1)" office:value-type="float" office:value="188797579520" calcext:value-type="float">
            <text:p>188797579520</text:p>
          </table:table-cell>
          <table:table-cell table:formula="of:=[.$J$7] * [.$I$1340] + [.$J$8]" office:value-type="float" office:value="-34.7342263199389" calcext:value-type="float">
            <text:p>-34.7342263199389</text:p>
          </table:table-cell>
        </table:table-row>
        <table:table-row table:style-name="ro1">
          <table:table-cell office:value-type="float" office:value="287092087296" calcext:value-type="float">
            <text:p>287092087296</text:p>
          </table:table-cell>
          <table:table-cell office:value-type="float" office:value="-123.336654663086" calcext:value-type="float">
            <text:p>-123.336654663086</text:p>
          </table:table-cell>
          <table:table-cell office:value-type="float" office:value="188797582336" calcext:value-type="float">
            <text:p>188797582336</text:p>
          </table:table-cell>
          <table:table-cell office:value-type="float" office:value="-34.5087051391602" calcext:value-type="float">
            <text:p>-34.5087051391602</text:p>
          </table:table-cell>
          <table:table-cell/>
          <table:table-cell table:formula="of:=INDEX([.$A$1:.$A$2072]; 1332; 1)" office:value-type="float" office:value="287092360192" calcext:value-type="float">
            <text:p>287092360192</text:p>
          </table:table-cell>
          <table:table-cell table:formula="of:=[.$G$7] * [.$F$1341] + [.$G$8]" office:value-type="float" office:value="-111.99211566709" calcext:value-type="float">
            <text:p>-111.99211566709</text:p>
          </table:table-cell>
          <table:table-cell/>
          <table:table-cell table:formula="of:=INDEX([.$C$1:.$C$2072]; 1332; 1)" office:value-type="float" office:value="188797582336" calcext:value-type="float">
            <text:p>188797582336</text:p>
          </table:table-cell>
          <table:table-cell table:formula="of:=[.$J$7] * [.$I$1341] + [.$J$8]" office:value-type="float" office:value="-34.5995944608003" calcext:value-type="float">
            <text:p>-34.5995944608003</text:p>
          </table:table-cell>
        </table:table-row>
        <table:table-row table:style-name="ro1">
          <table:table-cell office:value-type="float" office:value="287092055808" calcext:value-type="float">
            <text:p>287092055808</text:p>
          </table:table-cell>
          <table:table-cell office:value-type="float" office:value="-124.849998474121" calcext:value-type="float">
            <text:p>-124.849998474121</text:p>
          </table:table-cell>
          <table:table-cell office:value-type="float" office:value="188797582592" calcext:value-type="float">
            <text:p>188797582592</text:p>
          </table:table-cell>
          <table:table-cell office:value-type="float" office:value="-34.5134353637695" calcext:value-type="float">
            <text:p>-34.5134353637695</text:p>
          </table:table-cell>
          <table:table-cell/>
          <table:table-cell table:formula="of:=INDEX([.$A$1:.$A$2072]; 1333; 1)" office:value-type="float" office:value="287092346624" calcext:value-type="float">
            <text:p>287092346624</text:p>
          </table:table-cell>
          <table:table-cell table:formula="of:=[.$G$7] * [.$F$1342] + [.$G$8]" office:value-type="float" office:value="-112.640304541215" calcext:value-type="float">
            <text:p>-112.640304541215</text:p>
          </table:table-cell>
          <table:table-cell/>
          <table:table-cell table:formula="of:=INDEX([.$C$1:.$C$2072]; 1333; 1)" office:value-type="float" office:value="188797582592" calcext:value-type="float">
            <text:p>188797582592</text:p>
          </table:table-cell>
          <table:table-cell table:formula="of:=[.$J$7] * [.$I$1342] + [.$J$8]" office:value-type="float" office:value="-34.5873552002013" calcext:value-type="float">
            <text:p>-34.5873552002013</text:p>
          </table:table-cell>
        </table:table-row>
        <table:table-row table:style-name="ro1">
          <table:table-cell office:value-type="float" office:value="287092024064" calcext:value-type="float">
            <text:p>287092024064</text:p>
          </table:table-cell>
          <table:table-cell office:value-type="float" office:value="-126.360076904297" calcext:value-type="float">
            <text:p>-126.360076904297</text:p>
          </table:table-cell>
          <table:table-cell office:value-type="float" office:value="188797583104" calcext:value-type="float">
            <text:p>188797583104</text:p>
          </table:table-cell>
          <table:table-cell office:value-type="float" office:value="-34.5041313171387" calcext:value-type="float">
            <text:p>-34.5041313171387</text:p>
          </table:table-cell>
          <table:table-cell/>
          <table:table-cell table:formula="of:=INDEX([.$A$1:.$A$2072]; 1334; 1)" office:value-type="float" office:value="287092290304" calcext:value-type="float">
            <text:p>287092290304</text:p>
          </table:table-cell>
          <table:table-cell table:formula="of:=[.$G$7] * [.$F$1343] + [.$G$8]" office:value-type="float" office:value="-115.330899866298" calcext:value-type="float">
            <text:p>-115.330899866298</text:p>
          </table:table-cell>
          <table:table-cell/>
          <table:table-cell table:formula="of:=INDEX([.$C$1:.$C$2072]; 1334; 1)" office:value-type="float" office:value="188797585152" calcext:value-type="float">
            <text:p>188797585152</text:p>
          </table:table-cell>
          <table:table-cell table:formula="of:=[.$J$7] * [.$I$1343] + [.$J$8]" office:value-type="float" office:value="-34.464962599799" calcext:value-type="float">
            <text:p>-34.464962599799</text:p>
          </table:table-cell>
        </table:table-row>
        <table:table-row table:style-name="ro1">
          <table:table-cell office:value-type="float" office:value="287091959296" calcext:value-type="float">
            <text:p>287091959296</text:p>
          </table:table-cell>
          <table:table-cell office:value-type="float" office:value="-129.442001342773" calcext:value-type="float">
            <text:p>-129.442001342773</text:p>
          </table:table-cell>
          <table:table-cell office:value-type="float" office:value="188797584384" calcext:value-type="float">
            <text:p>188797584384</text:p>
          </table:table-cell>
          <table:table-cell office:value-type="float" office:value="-34.4568977355957" calcext:value-type="float">
            <text:p>-34.4568977355957</text:p>
          </table:table-cell>
          <table:table-cell/>
          <table:table-cell table:formula="of:=INDEX([.$A$1:.$A$2072]; 1335; 1)" office:value-type="float" office:value="287092260352" calcext:value-type="float">
            <text:p>287092260352</text:p>
          </table:table-cell>
          <table:table-cell table:formula="of:=[.$G$7] * [.$F$1344] + [.$G$8]" office:value-type="float" office:value="-116.761807380244" calcext:value-type="float">
            <text:p>-116.761807380244</text:p>
          </table:table-cell>
          <table:table-cell/>
          <table:table-cell table:formula="of:=INDEX([.$C$1:.$C$2072]; 1335; 1)" office:value-type="float" office:value="188797585152" calcext:value-type="float">
            <text:p>188797585152</text:p>
          </table:table-cell>
          <table:table-cell table:formula="of:=[.$J$7] * [.$I$1344] + [.$J$8]" office:value-type="float" office:value="-34.464962599799" calcext:value-type="float">
            <text:p>-34.464962599799</text:p>
          </table:table-cell>
        </table:table-row>
        <table:table-row table:style-name="ro1">
          <table:table-cell office:value-type="float" office:value="287091927040" calcext:value-type="float">
            <text:p>287091927040</text:p>
          </table:table-cell>
          <table:table-cell office:value-type="float" office:value="-130.993011474609" calcext:value-type="float">
            <text:p>-130.993011474609</text:p>
          </table:table-cell>
          <table:table-cell office:value-type="float" office:value="188797584896" calcext:value-type="float">
            <text:p>188797584896</text:p>
          </table:table-cell>
          <table:table-cell office:value-type="float" office:value="-34.4273300170898" calcext:value-type="float">
            <text:p>-34.4273300170898</text:p>
          </table:table-cell>
          <table:table-cell/>
          <table:table-cell table:formula="of:=INDEX([.$A$1:.$A$2072]; 1336; 1)" office:value-type="float" office:value="287092245248" calcext:value-type="float">
            <text:p>287092245248</text:p>
          </table:table-cell>
          <table:table-cell table:formula="of:=[.$G$7] * [.$F$1345] + [.$G$8]" office:value-type="float" office:value="-117.483376126736" calcext:value-type="float">
            <text:p>-117.483376126736</text:p>
          </table:table-cell>
          <table:table-cell/>
          <table:table-cell table:formula="of:=INDEX([.$C$1:.$C$2072]; 1336; 1)" office:value-type="float" office:value="188797584896" calcext:value-type="float">
            <text:p>188797584896</text:p>
          </table:table-cell>
          <table:table-cell table:formula="of:=[.$J$7] * [.$I$1345] + [.$J$8]" office:value-type="float" office:value="-34.4772018585354" calcext:value-type="float">
            <text:p>-34.4772018585354</text:p>
          </table:table-cell>
        </table:table-row>
        <table:table-row table:style-name="ro1">
          <table:table-cell office:value-type="float" office:value="287091895296" calcext:value-type="float">
            <text:p>287091895296</text:p>
          </table:table-cell>
          <table:table-cell office:value-type="float" office:value="-132.528289794922" calcext:value-type="float">
            <text:p>-132.528289794922</text:p>
          </table:table-cell>
          <table:table-cell office:value-type="float" office:value="188797585408" calcext:value-type="float">
            <text:p>188797585408</text:p>
          </table:table-cell>
          <table:table-cell office:value-type="float" office:value="-34.3967971801758" calcext:value-type="float">
            <text:p>-34.3967971801758</text:p>
          </table:table-cell>
          <table:table-cell/>
          <table:table-cell table:formula="of:=INDEX([.$A$1:.$A$2072]; 1337; 1)" office:value-type="float" office:value="287092214016" calcext:value-type="float">
            <text:p>287092214016</text:p>
          </table:table-cell>
          <table:table-cell table:formula="of:=[.$G$7] * [.$F$1346] + [.$G$8]" office:value-type="float" office:value="-118.975433535874" calcext:value-type="float">
            <text:p>-118.975433535874</text:p>
          </table:table-cell>
          <table:table-cell/>
          <table:table-cell table:formula="of:=INDEX([.$C$1:.$C$2072]; 1337; 1)" office:value-type="float" office:value="188797583872" calcext:value-type="float">
            <text:p>188797583872</text:p>
          </table:table-cell>
          <table:table-cell table:formula="of:=[.$J$7] * [.$I$1346] + [.$J$8]" office:value-type="float" office:value="-34.5261588990688" calcext:value-type="float">
            <text:p>-34.5261588990688</text:p>
          </table:table-cell>
        </table:table-row>
        <table:table-row table:style-name="ro1">
          <table:table-cell office:value-type="float" office:value="287091864064" calcext:value-type="float">
            <text:p>287091864064</text:p>
          </table:table-cell>
          <table:table-cell office:value-type="float" office:value="-134.039154052734" calcext:value-type="float">
            <text:p>-134.039154052734</text:p>
          </table:table-cell>
          <table:table-cell office:value-type="float" office:value="188797586176" calcext:value-type="float">
            <text:p>188797586176</text:p>
          </table:table-cell>
          <table:table-cell office:value-type="float" office:value="-34.3662300109863" calcext:value-type="float">
            <text:p>-34.3662300109863</text:p>
          </table:table-cell>
          <table:table-cell/>
          <table:table-cell table:formula="of:=INDEX([.$A$1:.$A$2072]; 1338; 1)" office:value-type="float" office:value="287092182272" calcext:value-type="float">
            <text:p>287092182272</text:p>
          </table:table-cell>
          <table:table-cell table:formula="of:=[.$G$7] * [.$F$1347] + [.$G$8]" office:value-type="float" office:value="-120.491950901225" calcext:value-type="float">
            <text:p>-120.491950901225</text:p>
          </table:table-cell>
          <table:table-cell/>
          <table:table-cell table:formula="of:=INDEX([.$C$1:.$C$2072]; 1338; 1)" office:value-type="float" office:value="188797582592" calcext:value-type="float">
            <text:p>188797582592</text:p>
          </table:table-cell>
          <table:table-cell table:formula="of:=[.$J$7] * [.$I$1347] + [.$J$8]" office:value-type="float" office:value="-34.5873552002013" calcext:value-type="float">
            <text:p>-34.5873552002013</text:p>
          </table:table-cell>
        </table:table-row>
        <table:table-row table:style-name="ro1">
          <table:table-cell office:value-type="float" office:value="287091833344" calcext:value-type="float">
            <text:p>287091833344</text:p>
          </table:table-cell>
          <table:table-cell office:value-type="float" office:value="-135.524337768555" calcext:value-type="float">
            <text:p>-135.524337768555</text:p>
          </table:table-cell>
          <table:table-cell office:value-type="float" office:value="188797586688" calcext:value-type="float">
            <text:p>188797586688</text:p>
          </table:table-cell>
          <table:table-cell office:value-type="float" office:value="-34.3359832763672" calcext:value-type="float">
            <text:p>-34.3359832763672</text:p>
          </table:table-cell>
          <table:table-cell/>
          <table:table-cell table:formula="of:=INDEX([.$A$1:.$A$2072]; 1339; 1)" office:value-type="float" office:value="287092150528" calcext:value-type="float">
            <text:p>287092150528</text:p>
          </table:table-cell>
          <table:table-cell table:formula="of:=[.$G$7] * [.$F$1348] + [.$G$8]" office:value-type="float" office:value="-122.008468266577" calcext:value-type="float">
            <text:p>-122.008468266577</text:p>
          </table:table-cell>
          <table:table-cell/>
          <table:table-cell table:formula="of:=INDEX([.$C$1:.$C$2072]; 1339; 1)" office:value-type="float" office:value="188797581568" calcext:value-type="float">
            <text:p>188797581568</text:p>
          </table:table-cell>
          <table:table-cell table:formula="of:=[.$J$7] * [.$I$1348] + [.$J$8]" office:value-type="float" office:value="-34.6363122407347" calcext:value-type="float">
            <text:p>-34.6363122407347</text:p>
          </table:table-cell>
        </table:table-row>
        <table:table-row table:style-name="ro1">
          <table:table-cell office:value-type="float" office:value="287091802624" calcext:value-type="float">
            <text:p>287091802624</text:p>
          </table:table-cell>
          <table:table-cell office:value-type="float" office:value="-136.996566772461" calcext:value-type="float">
            <text:p>-136.996566772461</text:p>
          </table:table-cell>
          <table:table-cell office:value-type="float" office:value="188797587712" calcext:value-type="float">
            <text:p>188797587712</text:p>
          </table:table-cell>
          <table:table-cell office:value-type="float" office:value="-34.3059425354004" calcext:value-type="float">
            <text:p>-34.3059425354004</text:p>
          </table:table-cell>
          <table:table-cell/>
          <table:table-cell table:formula="of:=INDEX([.$A$1:.$A$2072]; 1340; 1)" office:value-type="float" office:value="287092118784" calcext:value-type="float">
            <text:p>287092118784</text:p>
          </table:table-cell>
          <table:table-cell table:formula="of:=[.$G$7] * [.$F$1349] + [.$G$8]" office:value-type="float" office:value="-123.524985631928" calcext:value-type="float">
            <text:p>-123.524985631928</text:p>
          </table:table-cell>
          <table:table-cell/>
          <table:table-cell table:formula="of:=INDEX([.$C$1:.$C$2072]; 1340; 1)" office:value-type="float" office:value="188797582080" calcext:value-type="float">
            <text:p>188797582080</text:p>
          </table:table-cell>
          <table:table-cell table:formula="of:=[.$J$7] * [.$I$1349] + [.$J$8]" office:value-type="float" office:value="-34.6118337195367" calcext:value-type="float">
            <text:p>-34.6118337195367</text:p>
          </table:table-cell>
        </table:table-row>
        <table:table-row table:style-name="ro1">
          <table:table-cell office:value-type="float" office:value="287091787264" calcext:value-type="float">
            <text:p>287091787264</text:p>
          </table:table-cell>
          <table:table-cell office:value-type="float" office:value="-137.732330322266" calcext:value-type="float">
            <text:p>-137.732330322266</text:p>
          </table:table-cell>
          <table:table-cell office:value-type="float" office:value="188797588992" calcext:value-type="float">
            <text:p>188797588992</text:p>
          </table:table-cell>
          <table:table-cell office:value-type="float" office:value="-34.2829055786133" calcext:value-type="float">
            <text:p>-34.2829055786133</text:p>
          </table:table-cell>
          <table:table-cell/>
          <table:table-cell table:formula="of:=INDEX([.$A$1:.$A$2072]; 1341; 1)" office:value-type="float" office:value="287092087296" calcext:value-type="float">
            <text:p>287092087296</text:p>
          </table:table-cell>
          <table:table-cell table:formula="of:=[.$G$7] * [.$F$1350] + [.$G$8]" office:value-type="float" office:value="-125.029273018241" calcext:value-type="float">
            <text:p>-125.029273018241</text:p>
          </table:table-cell>
          <table:table-cell/>
          <table:table-cell table:formula="of:=INDEX([.$C$1:.$C$2072]; 1341; 1)" office:value-type="float" office:value="188797582336" calcext:value-type="float">
            <text:p>188797582336</text:p>
          </table:table-cell>
          <table:table-cell table:formula="of:=[.$J$7] * [.$I$1350] + [.$J$8]" office:value-type="float" office:value="-34.5995944608003" calcext:value-type="float">
            <text:p>-34.5995944608003</text:p>
          </table:table-cell>
        </table:table-row>
        <table:table-row table:style-name="ro1">
          <table:table-cell office:value-type="float" office:value="287091756544" calcext:value-type="float">
            <text:p>287091756544</text:p>
          </table:table-cell>
          <table:table-cell office:value-type="float" office:value="-139.207229614258" calcext:value-type="float">
            <text:p>-139.207229614258</text:p>
          </table:table-cell>
          <table:table-cell office:value-type="float" office:value="188797592832" calcext:value-type="float">
            <text:p>188797592832</text:p>
          </table:table-cell>
          <table:table-cell office:value-type="float" office:value="-34.1956443786621" calcext:value-type="float">
            <text:p>-34.1956443786621</text:p>
          </table:table-cell>
          <table:table-cell/>
          <table:table-cell table:formula="of:=INDEX([.$A$1:.$A$2072]; 1342; 1)" office:value-type="float" office:value="287092055808" calcext:value-type="float">
            <text:p>287092055808</text:p>
          </table:table-cell>
          <table:table-cell table:formula="of:=[.$G$7] * [.$F$1351] + [.$G$8]" office:value-type="float" office:value="-126.533560404554" calcext:value-type="float">
            <text:p>-126.533560404554</text:p>
          </table:table-cell>
          <table:table-cell/>
          <table:table-cell table:formula="of:=INDEX([.$C$1:.$C$2072]; 1342; 1)" office:value-type="float" office:value="188797582592" calcext:value-type="float">
            <text:p>188797582592</text:p>
          </table:table-cell>
          <table:table-cell table:formula="of:=[.$J$7] * [.$I$1351] + [.$J$8]" office:value-type="float" office:value="-34.5873552002013" calcext:value-type="float">
            <text:p>-34.5873552002013</text:p>
          </table:table-cell>
        </table:table-row>
        <table:table-row table:style-name="ro1">
          <table:table-cell office:value-type="float" office:value="287091726080" calcext:value-type="float">
            <text:p>287091726080</text:p>
          </table:table-cell>
          <table:table-cell office:value-type="float" office:value="-140.681991577148" calcext:value-type="float">
            <text:p>-140.681991577148</text:p>
          </table:table-cell>
          <table:table-cell office:value-type="float" office:value="188797599232" calcext:value-type="float">
            <text:p>188797599232</text:p>
          </table:table-cell>
          <table:table-cell office:value-type="float" office:value="-34.0298805236816" calcext:value-type="float">
            <text:p>-34.0298805236816</text:p>
          </table:table-cell>
          <table:table-cell/>
          <table:table-cell table:formula="of:=INDEX([.$A$1:.$A$2072]; 1343; 1)" office:value-type="float" office:value="287092024064" calcext:value-type="float">
            <text:p>287092024064</text:p>
          </table:table-cell>
          <table:table-cell table:formula="of:=[.$G$7] * [.$F$1352] + [.$G$8]" office:value-type="float" office:value="-128.050077769905" calcext:value-type="float">
            <text:p>-128.050077769905</text:p>
          </table:table-cell>
          <table:table-cell/>
          <table:table-cell table:formula="of:=INDEX([.$C$1:.$C$2072]; 1343; 1)" office:value-type="float" office:value="188797583104" calcext:value-type="float">
            <text:p>188797583104</text:p>
          </table:table-cell>
          <table:table-cell table:formula="of:=[.$J$7] * [.$I$1352] + [.$J$8]" office:value-type="float" office:value="-34.5628766790032" calcext:value-type="float">
            <text:p>-34.5628766790032</text:p>
          </table:table-cell>
        </table:table-row>
        <table:table-row table:style-name="ro1">
          <table:table-cell office:value-type="float" office:value="287091697152" calcext:value-type="float">
            <text:p>287091697152</text:p>
          </table:table-cell>
          <table:table-cell office:value-type="float" office:value="-142.133651733398" calcext:value-type="float">
            <text:p>-142.133651733398</text:p>
          </table:table-cell>
          <table:table-cell office:value-type="float" office:value="188797608960" calcext:value-type="float">
            <text:p>188797608960</text:p>
          </table:table-cell>
          <table:table-cell office:value-type="float" office:value="-33.7553443908691" calcext:value-type="float">
            <text:p>-33.7553443908691</text:p>
          </table:table-cell>
          <table:table-cell/>
          <table:table-cell table:formula="of:=INDEX([.$A$1:.$A$2072]; 1344; 1)" office:value-type="float" office:value="287091959296" calcext:value-type="float">
            <text:p>287091959296</text:p>
          </table:table-cell>
          <table:table-cell table:formula="of:=[.$G$7] * [.$F$1353] + [.$G$8]" office:value-type="float" office:value="-131.144262393937" calcext:value-type="float">
            <text:p>-131.144262393937</text:p>
          </table:table-cell>
          <table:table-cell/>
          <table:table-cell table:formula="of:=INDEX([.$C$1:.$C$2072]; 1344; 1)" office:value-type="float" office:value="188797584384" calcext:value-type="float">
            <text:p>188797584384</text:p>
          </table:table-cell>
          <table:table-cell table:formula="of:=[.$J$7] * [.$I$1353] + [.$J$8]" office:value-type="float" office:value="-34.5016803797334" calcext:value-type="float">
            <text:p>-34.5016803797334</text:p>
          </table:table-cell>
        </table:table-row>
        <table:table-row table:style-name="ro1">
          <table:table-cell office:value-type="float" office:value="287091658240" calcext:value-type="float">
            <text:p>287091658240</text:p>
          </table:table-cell>
          <table:table-cell office:value-type="float" office:value="-144.177490234375" calcext:value-type="float">
            <text:p>-144.177490234375</text:p>
          </table:table-cell>
          <table:table-cell office:value-type="float" office:value="188797629696" calcext:value-type="float">
            <text:p>188797629696</text:p>
          </table:table-cell>
          <table:table-cell office:value-type="float" office:value="-33.0885772705078" calcext:value-type="float">
            <text:p>-33.0885772705078</text:p>
          </table:table-cell>
          <table:table-cell/>
          <table:table-cell table:formula="of:=INDEX([.$A$1:.$A$2072]; 1345; 1)" office:value-type="float" office:value="287091927040" calcext:value-type="float">
            <text:p>287091927040</text:p>
          </table:table-cell>
          <table:table-cell table:formula="of:=[.$G$7] * [.$F$1354] + [.$G$8]" office:value-type="float" office:value="-132.685239717364" calcext:value-type="float">
            <text:p>-132.685239717364</text:p>
          </table:table-cell>
          <table:table-cell/>
          <table:table-cell table:formula="of:=INDEX([.$C$1:.$C$2072]; 1345; 1)" office:value-type="float" office:value="188797584896" calcext:value-type="float">
            <text:p>188797584896</text:p>
          </table:table-cell>
          <table:table-cell table:formula="of:=[.$J$7] * [.$I$1354] + [.$J$8]" office:value-type="float" office:value="-34.4772018585354" calcext:value-type="float">
            <text:p>-34.4772018585354</text:p>
          </table:table-cell>
        </table:table-row>
        <table:table-row table:style-name="ro1">
          <table:table-cell office:value-type="float" office:value="287091637248" calcext:value-type="float">
            <text:p>287091637248</text:p>
          </table:table-cell>
          <table:table-cell office:value-type="float" office:value="-145.3876953125" calcext:value-type="float">
            <text:p>-145.3876953125</text:p>
          </table:table-cell>
          <table:table-cell office:value-type="float" office:value="188797646336" calcext:value-type="float">
            <text:p>188797646336</text:p>
          </table:table-cell>
          <table:table-cell office:value-type="float" office:value="-32.4617462158203" calcext:value-type="float">
            <text:p>-32.4617462158203</text:p>
          </table:table-cell>
          <table:table-cell/>
          <table:table-cell table:formula="of:=INDEX([.$A$1:.$A$2072]; 1346; 1)" office:value-type="float" office:value="287091895296" calcext:value-type="float">
            <text:p>287091895296</text:p>
          </table:table-cell>
          <table:table-cell table:formula="of:=[.$G$7] * [.$F$1355] + [.$G$8]" office:value-type="float" office:value="-134.201757082716" calcext:value-type="float">
            <text:p>-134.201757082716</text:p>
          </table:table-cell>
          <table:table-cell/>
          <table:table-cell table:formula="of:=INDEX([.$C$1:.$C$2072]; 1346; 1)" office:value-type="float" office:value="188797585408" calcext:value-type="float">
            <text:p>188797585408</text:p>
          </table:table-cell>
          <table:table-cell table:formula="of:=[.$J$7] * [.$I$1355] + [.$J$8]" office:value-type="float" office:value="-34.4527233392" calcext:value-type="float">
            <text:p>-34.4527233392</text:p>
          </table:table-cell>
        </table:table-row>
        <table:table-row table:style-name="ro1">
          <table:table-cell office:value-type="float" office:value="287091614208" calcext:value-type="float">
            <text:p>287091614208</text:p>
          </table:table-cell>
          <table:table-cell office:value-type="float" office:value="-146.86457824707" calcext:value-type="float">
            <text:p>-146.86457824707</text:p>
          </table:table-cell>
          <table:table-cell office:value-type="float" office:value="188797674496" calcext:value-type="float">
            <text:p>188797674496</text:p>
          </table:table-cell>
          <table:table-cell office:value-type="float" office:value="-31.2747325897217" calcext:value-type="float">
            <text:p>-31.2747325897217</text:p>
          </table:table-cell>
          <table:table-cell/>
          <table:table-cell table:formula="of:=INDEX([.$A$1:.$A$2072]; 1347; 1)" office:value-type="float" office:value="287091864064" calcext:value-type="float">
            <text:p>287091864064</text:p>
          </table:table-cell>
          <table:table-cell table:formula="of:=[.$G$7] * [.$F$1356] + [.$G$8]" office:value-type="float" office:value="-135.69381448999" calcext:value-type="float">
            <text:p>-135.69381448999</text:p>
          </table:table-cell>
          <table:table-cell/>
          <table:table-cell table:formula="of:=INDEX([.$C$1:.$C$2072]; 1347; 1)" office:value-type="float" office:value="188797586176" calcext:value-type="float">
            <text:p>188797586176</text:p>
          </table:table-cell>
          <table:table-cell table:formula="of:=[.$J$7] * [.$I$1356] + [.$J$8]" office:value-type="float" office:value="-34.4160055592656" calcext:value-type="float">
            <text:p>-34.4160055592656</text:p>
          </table:table-cell>
        </table:table-row>
        <table:table-row table:style-name="ro1">
          <table:table-cell office:value-type="float" office:value="287091602432" calcext:value-type="float">
            <text:p>287091602432</text:p>
          </table:table-cell>
          <table:table-cell office:value-type="float" office:value="-147.621963500977" calcext:value-type="float">
            <text:p>-147.621963500977</text:p>
          </table:table-cell>
          <table:table-cell office:value-type="float" office:value="188797695488" calcext:value-type="float">
            <text:p>188797695488</text:p>
          </table:table-cell>
          <table:table-cell office:value-type="float" office:value="-30.3836345672607" calcext:value-type="float">
            <text:p>-30.3836345672607</text:p>
          </table:table-cell>
          <table:table-cell/>
          <table:table-cell table:formula="of:=INDEX([.$A$1:.$A$2072]; 1348; 1)" office:value-type="float" office:value="287091833344" calcext:value-type="float">
            <text:p>287091833344</text:p>
          </table:table-cell>
          <table:table-cell table:formula="of:=[.$G$7] * [.$F$1357] + [.$G$8]" office:value-type="float" office:value="-137.161411941052" calcext:value-type="float">
            <text:p>-137.161411941052</text:p>
          </table:table-cell>
          <table:table-cell/>
          <table:table-cell table:formula="of:=INDEX([.$C$1:.$C$2072]; 1348; 1)" office:value-type="float" office:value="188797586688" calcext:value-type="float">
            <text:p>188797586688</text:p>
          </table:table-cell>
          <table:table-cell table:formula="of:=[.$J$7] * [.$I$1357] + [.$J$8]" office:value-type="float" office:value="-34.3915270380676" calcext:value-type="float">
            <text:p>-34.3915270380676</text:p>
          </table:table-cell>
        </table:table-row>
        <table:table-row table:style-name="ro1">
          <table:table-cell office:value-type="float" office:value="287091595776" calcext:value-type="float">
            <text:p>287091595776</text:p>
          </table:table-cell>
          <table:table-cell office:value-type="float" office:value="-147.938888549805" calcext:value-type="float">
            <text:p>-147.938888549805</text:p>
          </table:table-cell>
          <table:table-cell office:value-type="float" office:value="188797705984" calcext:value-type="float">
            <text:p>188797705984</text:p>
          </table:table-cell>
          <table:table-cell office:value-type="float" office:value="-29.9132976531982" calcext:value-type="float">
            <text:p>-29.9132976531982</text:p>
          </table:table-cell>
          <table:table-cell/>
          <table:table-cell table:formula="of:=INDEX([.$A$1:.$A$2072]; 1349; 1)" office:value-type="float" office:value="287091802624" calcext:value-type="float">
            <text:p>287091802624</text:p>
          </table:table-cell>
          <table:table-cell table:formula="of:=[.$G$7] * [.$F$1358] + [.$G$8]" office:value-type="float" office:value="-138.629009392113" calcext:value-type="float">
            <text:p>-138.629009392113</text:p>
          </table:table-cell>
          <table:table-cell/>
          <table:table-cell table:formula="of:=INDEX([.$C$1:.$C$2072]; 1349; 1)" office:value-type="float" office:value="188797587712" calcext:value-type="float">
            <text:p>188797587712</text:p>
          </table:table-cell>
          <table:table-cell table:formula="of:=[.$J$7] * [.$I$1358] + [.$J$8]" office:value-type="float" office:value="-34.3425699993968" calcext:value-type="float">
            <text:p>-34.3425699993968</text:p>
          </table:table-cell>
        </table:table-row>
        <table:table-row table:style-name="ro1">
          <table:table-cell office:value-type="float" office:value="287091579648" calcext:value-type="float">
            <text:p>287091579648</text:p>
          </table:table-cell>
          <table:table-cell office:value-type="float" office:value="-148.804672241211" calcext:value-type="float">
            <text:p>-148.804672241211</text:p>
          </table:table-cell>
          <table:table-cell office:value-type="float" office:value="188797739008" calcext:value-type="float">
            <text:p>188797739008</text:p>
          </table:table-cell>
          <table:table-cell office:value-type="float" office:value="-28.4652557373047" calcext:value-type="float">
            <text:p>-28.4652557373047</text:p>
          </table:table-cell>
          <table:table-cell/>
          <table:table-cell table:formula="of:=INDEX([.$A$1:.$A$2072]; 1350; 1)" office:value-type="float" office:value="287091787264" calcext:value-type="float">
            <text:p>287091787264</text:p>
          </table:table-cell>
          <table:table-cell table:formula="of:=[.$G$7] * [.$F$1359] + [.$G$8]" office:value-type="float" office:value="-139.36280811578" calcext:value-type="float">
            <text:p>-139.36280811578</text:p>
          </table:table-cell>
          <table:table-cell/>
          <table:table-cell table:formula="of:=INDEX([.$C$1:.$C$2072]; 1350; 1)" office:value-type="float" office:value="188797588992" calcext:value-type="float">
            <text:p>188797588992</text:p>
          </table:table-cell>
          <table:table-cell table:formula="of:=[.$J$7] * [.$I$1359] + [.$J$8]" office:value-type="float" office:value="-34.2813736982644" calcext:value-type="float">
            <text:p>-34.2813736982644</text:p>
          </table:table-cell>
        </table:table-row>
        <table:table-row table:style-name="ro1">
          <table:table-cell office:value-type="float" office:value="287091571968" calcext:value-type="float">
            <text:p>287091571968</text:p>
          </table:table-cell>
          <table:table-cell office:value-type="float" office:value="-149.273086547852" calcext:value-type="float">
            <text:p>-149.273086547852</text:p>
          </table:table-cell>
          <table:table-cell office:value-type="float" office:value="188797761024" calcext:value-type="float">
            <text:p>188797761024</text:p>
          </table:table-cell>
          <table:table-cell office:value-type="float" office:value="-27.4551181793213" calcext:value-type="float">
            <text:p>-27.4551181793213</text:p>
          </table:table-cell>
          <table:table-cell/>
          <table:table-cell table:formula="of:=INDEX([.$A$1:.$A$2072]; 1351; 1)" office:value-type="float" office:value="287091756544" calcext:value-type="float">
            <text:p>287091756544</text:p>
          </table:table-cell>
          <table:table-cell table:formula="of:=[.$G$7] * [.$F$1360] + [.$G$8]" office:value-type="float" office:value="-140.830405566841" calcext:value-type="float">
            <text:p>-140.830405566841</text:p>
          </table:table-cell>
          <table:table-cell/>
          <table:table-cell table:formula="of:=INDEX([.$C$1:.$C$2072]; 1351; 1)" office:value-type="float" office:value="188797592832" calcext:value-type="float">
            <text:p>188797592832</text:p>
          </table:table-cell>
          <table:table-cell table:formula="of:=[.$J$7] * [.$I$1360] + [.$J$8]" office:value-type="float" office:value="-34.0977847967297" calcext:value-type="float">
            <text:p>-34.0977847967297</text:p>
          </table:table-cell>
        </table:table-row>
        <table:table-row table:style-name="ro1">
          <table:table-cell office:value-type="float" office:value="287091568640" calcext:value-type="float">
            <text:p>287091568640</text:p>
          </table:table-cell>
          <table:table-cell office:value-type="float" office:value="-149.467224121094" calcext:value-type="float">
            <text:p>-149.467224121094</text:p>
          </table:table-cell>
          <table:table-cell office:value-type="float" office:value="188797772032" calcext:value-type="float">
            <text:p>188797772032</text:p>
          </table:table-cell>
          <table:table-cell office:value-type="float" office:value="-26.9376163482666" calcext:value-type="float">
            <text:p>-26.9376163482666</text:p>
          </table:table-cell>
          <table:table-cell/>
          <table:table-cell table:formula="of:=INDEX([.$A$1:.$A$2072]; 1352; 1)" office:value-type="float" office:value="287091726080" calcext:value-type="float">
            <text:p>287091726080</text:p>
          </table:table-cell>
          <table:table-cell table:formula="of:=[.$G$7] * [.$F$1361] + [.$G$8]" office:value-type="float" office:value="-142.285773038864" calcext:value-type="float">
            <text:p>-142.285773038864</text:p>
          </table:table-cell>
          <table:table-cell/>
          <table:table-cell table:formula="of:=INDEX([.$C$1:.$C$2072]; 1352; 1)" office:value-type="float" office:value="188797599232" calcext:value-type="float">
            <text:p>188797599232</text:p>
          </table:table-cell>
          <table:table-cell table:formula="of:=[.$J$7] * [.$I$1361] + [.$J$8]" office:value-type="float" office:value="-33.7918032947928" calcext:value-type="float">
            <text:p>-33.7918032947928</text:p>
          </table:table-cell>
        </table:table-row>
        <table:table-row table:style-name="ro1">
          <table:table-cell office:value-type="float" office:value="287091561472" calcext:value-type="float">
            <text:p>287091561472</text:p>
          </table:table-cell>
          <table:table-cell office:value-type="float" office:value="-149.821746826172" calcext:value-type="float">
            <text:p>-149.821746826172</text:p>
          </table:table-cell>
          <table:table-cell office:value-type="float" office:value="188797794048" calcext:value-type="float">
            <text:p>188797794048</text:p>
          </table:table-cell>
          <table:table-cell office:value-type="float" office:value="-25.8947505950928" calcext:value-type="float">
            <text:p>-25.8947505950928</text:p>
          </table:table-cell>
          <table:table-cell/>
          <table:table-cell table:formula="of:=INDEX([.$A$1:.$A$2072]; 1353; 1)" office:value-type="float" office:value="287091697152" calcext:value-type="float">
            <text:p>287091697152</text:p>
          </table:table-cell>
          <table:table-cell table:formula="of:=[.$G$7] * [.$F$1362] + [.$G$8]" office:value-type="float" office:value="-143.667760636657" calcext:value-type="float">
            <text:p>-143.667760636657</text:p>
          </table:table-cell>
          <table:table-cell/>
          <table:table-cell table:formula="of:=INDEX([.$C$1:.$C$2072]; 1353; 1)" office:value-type="float" office:value="188797608960" calcext:value-type="float">
            <text:p>188797608960</text:p>
          </table:table-cell>
          <table:table-cell table:formula="of:=[.$J$7] * [.$I$1362] + [.$J$8]" office:value-type="float" office:value="-33.3267114125192" calcext:value-type="float">
            <text:p>-33.3267114125192</text:p>
          </table:table-cell>
        </table:table-row>
        <table:table-row table:style-name="ro1">
          <table:table-cell office:value-type="float" office:value="287091557888" calcext:value-type="float">
            <text:p>287091557888</text:p>
          </table:table-cell>
          <table:table-cell office:value-type="float" office:value="-149.993499755859" calcext:value-type="float">
            <text:p>-149.993499755859</text:p>
          </table:table-cell>
          <table:table-cell office:value-type="float" office:value="188797804800" calcext:value-type="float">
            <text:p>188797804800</text:p>
          </table:table-cell>
          <table:table-cell office:value-type="float" office:value="-25.3722038269043" calcext:value-type="float">
            <text:p>-25.3722038269043</text:p>
          </table:table-cell>
          <table:table-cell/>
          <table:table-cell table:formula="of:=INDEX([.$A$1:.$A$2072]; 1354; 1)" office:value-type="float" office:value="287091658240" calcext:value-type="float">
            <text:p>287091658240</text:p>
          </table:table-cell>
          <table:table-cell table:formula="of:=[.$G$7] * [.$F$1363] + [.$G$8]" office:value-type="float" office:value="-145.526717407629" calcext:value-type="float">
            <text:p>-145.526717407629</text:p>
          </table:table-cell>
          <table:table-cell/>
          <table:table-cell table:formula="of:=INDEX([.$C$1:.$C$2072]; 1354; 1)" office:value-type="float" office:value="188797629696" calcext:value-type="float">
            <text:p>188797629696</text:p>
          </table:table-cell>
          <table:table-cell table:formula="of:=[.$J$7] * [.$I$1363] + [.$J$8]" office:value-type="float" office:value="-32.3353313468397" calcext:value-type="float">
            <text:p>-32.3353313468397</text:p>
          </table:table-cell>
        </table:table-row>
        <table:table-row table:style-name="ro1">
          <table:table-cell office:value-type="float" office:value="287091550976" calcext:value-type="float">
            <text:p>287091550976</text:p>
          </table:table-cell>
          <table:table-cell office:value-type="float" office:value="-150.318664550781" calcext:value-type="float">
            <text:p>-150.318664550781</text:p>
          </table:table-cell>
          <table:table-cell office:value-type="float" office:value="188797825792" calcext:value-type="float">
            <text:p>188797825792</text:p>
          </table:table-cell>
          <table:table-cell office:value-type="float" office:value="-24.3436813354492" calcext:value-type="float">
            <text:p>-24.3436813354492</text:p>
          </table:table-cell>
          <table:table-cell/>
          <table:table-cell table:formula="of:=INDEX([.$A$1:.$A$2072]; 1355; 1)" office:value-type="float" office:value="287091637248" calcext:value-type="float">
            <text:p>287091637248</text:p>
          </table:table-cell>
          <table:table-cell table:formula="of:=[.$G$7] * [.$F$1364] + [.$G$8]" office:value-type="float" office:value="-146.529575666413" calcext:value-type="float">
            <text:p>-146.529575666413</text:p>
          </table:table-cell>
          <table:table-cell/>
          <table:table-cell table:formula="of:=INDEX([.$C$1:.$C$2072]; 1355; 1)" office:value-type="float" office:value="188797646336" calcext:value-type="float">
            <text:p>188797646336</text:p>
          </table:table-cell>
          <table:table-cell table:formula="of:=[.$J$7] * [.$I$1364] + [.$J$8]" office:value-type="float" office:value="-31.5397794414312" calcext:value-type="float">
            <text:p>-31.5397794414312</text:p>
          </table:table-cell>
        </table:table-row>
        <table:table-row table:style-name="ro1">
          <table:table-cell office:value-type="float" office:value="287091547648" calcext:value-type="float">
            <text:p>287091547648</text:p>
          </table:table-cell>
          <table:table-cell office:value-type="float" office:value="-150.475173950195" calcext:value-type="float">
            <text:p>-150.475173950195</text:p>
          </table:table-cell>
          <table:table-cell office:value-type="float" office:value="188797836544" calcext:value-type="float">
            <text:p>188797836544</text:p>
          </table:table-cell>
          <table:table-cell office:value-type="float" office:value="-23.8353443145752" calcext:value-type="float">
            <text:p>-23.8353443145752</text:p>
          </table:table-cell>
          <table:table-cell/>
          <table:table-cell table:formula="of:=INDEX([.$A$1:.$A$2072]; 1356; 1)" office:value-type="float" office:value="287091614208" calcext:value-type="float">
            <text:p>287091614208</text:p>
          </table:table-cell>
          <table:table-cell table:formula="of:=[.$G$7] * [.$F$1365] + [.$G$8]" office:value-type="float" office:value="-147.630273753777" calcext:value-type="float">
            <text:p>-147.630273753777</text:p>
          </table:table-cell>
          <table:table-cell/>
          <table:table-cell table:formula="of:=INDEX([.$C$1:.$C$2072]; 1356; 1)" office:value-type="float" office:value="188797674496" calcext:value-type="float">
            <text:p>188797674496</text:p>
          </table:table-cell>
          <table:table-cell table:formula="of:=[.$J$7] * [.$I$1365] + [.$J$8]" office:value-type="float" office:value="-30.1934608351439" calcext:value-type="float">
            <text:p>-30.1934608351439</text:p>
          </table:table-cell>
        </table:table-row>
        <table:table-row table:style-name="ro1">
          <table:table-cell office:value-type="float" office:value="287091540992" calcext:value-type="float">
            <text:p>287091540992</text:p>
          </table:table-cell>
          <table:table-cell office:value-type="float" office:value="-150.784866333008" calcext:value-type="float">
            <text:p>-150.784866333008</text:p>
          </table:table-cell>
          <table:table-cell office:value-type="float" office:value="188797857792" calcext:value-type="float">
            <text:p>188797857792</text:p>
          </table:table-cell>
          <table:table-cell office:value-type="float" office:value="-22.8180122375488" calcext:value-type="float">
            <text:p>-22.8180122375488</text:p>
          </table:table-cell>
          <table:table-cell/>
          <table:table-cell table:formula="of:=INDEX([.$A$1:.$A$2072]; 1357; 1)" office:value-type="float" office:value="287091602432" calcext:value-type="float">
            <text:p>287091602432</text:p>
          </table:table-cell>
          <table:table-cell table:formula="of:=[.$G$7] * [.$F$1366] + [.$G$8]" office:value-type="float" office:value="-148.192852776498" calcext:value-type="float">
            <text:p>-148.192852776498</text:p>
          </table:table-cell>
          <table:table-cell/>
          <table:table-cell table:formula="of:=INDEX([.$C$1:.$C$2072]; 1357; 1)" office:value-type="float" office:value="188797695488" calcext:value-type="float">
            <text:p>188797695488</text:p>
          </table:table-cell>
          <table:table-cell table:formula="of:=[.$J$7] * [.$I$1366] + [.$J$8]" office:value-type="float" office:value="-29.1898415088654" calcext:value-type="float">
            <text:p>-29.1898415088654</text:p>
          </table:table-cell>
        </table:table-row>
        <table:table-row table:style-name="ro1">
          <table:table-cell office:value-type="float" office:value="287091537664" calcext:value-type="float">
            <text:p>287091537664</text:p>
          </table:table-cell>
          <table:table-cell office:value-type="float" office:value="-150.940093994141" calcext:value-type="float">
            <text:p>-150.940093994141</text:p>
          </table:table-cell>
          <table:table-cell office:value-type="float" office:value="188797868544" calcext:value-type="float">
            <text:p>188797868544</text:p>
          </table:table-cell>
          <table:table-cell office:value-type="float" office:value="-22.30539894104" calcext:value-type="float">
            <text:p>-22.30539894104</text:p>
          </table:table-cell>
          <table:table-cell/>
          <table:table-cell table:formula="of:=INDEX([.$A$1:.$A$2072]; 1358; 1)" office:value-type="float" office:value="287091595776" calcext:value-type="float">
            <text:p>287091595776</text:p>
          </table:table-cell>
          <table:table-cell table:formula="of:=[.$G$7] * [.$F$1367] + [.$G$8]" office:value-type="float" office:value="-148.510832224041" calcext:value-type="float">
            <text:p>-148.510832224041</text:p>
          </table:table-cell>
          <table:table-cell/>
          <table:table-cell table:formula="of:=INDEX([.$C$1:.$C$2072]; 1358; 1)" office:value-type="float" office:value="188797705984" calcext:value-type="float">
            <text:p>188797705984</text:p>
          </table:table-cell>
          <table:table-cell table:formula="of:=[.$J$7] * [.$I$1367] + [.$J$8]" office:value-type="float" office:value="-28.6880318447947" calcext:value-type="float">
            <text:p>-28.6880318447947</text:p>
          </table:table-cell>
        </table:table-row>
        <table:table-row table:style-name="ro1">
          <table:table-cell office:value-type="float" office:value="287091532288" calcext:value-type="float">
            <text:p>287091532288</text:p>
          </table:table-cell>
          <table:table-cell office:value-type="float" office:value="-151.246292114258" calcext:value-type="float">
            <text:p>-151.246292114258</text:p>
          </table:table-cell>
          <table:table-cell office:value-type="float" office:value="188797890560" calcext:value-type="float">
            <text:p>188797890560</text:p>
          </table:table-cell>
          <table:table-cell office:value-type="float" office:value="-21.2648773193359" calcext:value-type="float">
            <text:p>-21.2648773193359</text:p>
          </table:table-cell>
          <table:table-cell/>
          <table:table-cell table:formula="of:=INDEX([.$A$1:.$A$2072]; 1359; 1)" office:value-type="float" office:value="287091579648" calcext:value-type="float">
            <text:p>287091579648</text:p>
          </table:table-cell>
          <table:table-cell table:formula="of:=[.$G$7] * [.$F$1368] + [.$G$8]" office:value-type="float" office:value="-149.281320884824" calcext:value-type="float">
            <text:p>-149.281320884824</text:p>
          </table:table-cell>
          <table:table-cell/>
          <table:table-cell table:formula="of:=INDEX([.$C$1:.$C$2072]; 1359; 1)" office:value-type="float" office:value="188797739008" calcext:value-type="float">
            <text:p>188797739008</text:p>
          </table:table-cell>
          <table:table-cell table:formula="of:=[.$J$7] * [.$I$1368] + [.$J$8]" office:value-type="float" office:value="-27.1091672964394" calcext:value-type="float">
            <text:p>-27.1091672964394</text:p>
          </table:table-cell>
        </table:table-row>
        <table:table-row table:style-name="ro1">
          <table:table-cell office:value-type="float" office:value="287091529984" calcext:value-type="float">
            <text:p>287091529984</text:p>
          </table:table-cell>
          <table:table-cell office:value-type="float" office:value="-151.385131835938" calcext:value-type="float">
            <text:p>-151.385131835938</text:p>
          </table:table-cell>
          <table:table-cell office:value-type="float" office:value="188797902080" calcext:value-type="float">
            <text:p>188797902080</text:p>
          </table:table-cell>
          <table:table-cell office:value-type="float" office:value="-20.7332954406738" calcext:value-type="float">
            <text:p>-20.7332954406738</text:p>
          </table:table-cell>
          <table:table-cell/>
          <table:table-cell table:formula="of:=INDEX([.$A$1:.$A$2072]; 1360; 1)" office:value-type="float" office:value="287091571968" calcext:value-type="float">
            <text:p>287091571968</text:p>
          </table:table-cell>
          <table:table-cell table:formula="of:=[.$G$7] * [.$F$1369] + [.$G$8]" office:value-type="float" office:value="-149.64822024852" calcext:value-type="float">
            <text:p>-149.64822024852</text:p>
          </table:table-cell>
          <table:table-cell/>
          <table:table-cell table:formula="of:=INDEX([.$C$1:.$C$2072]; 1360; 1)" office:value-type="float" office:value="188797761024" calcext:value-type="float">
            <text:p>188797761024</text:p>
          </table:table-cell>
          <table:table-cell table:formula="of:=[.$J$7] * [.$I$1369] + [.$J$8]" office:value-type="float" office:value="-26.0565909296274" calcext:value-type="float">
            <text:p>-26.0565909296274</text:p>
          </table:table-cell>
        </table:table-row>
        <table:table-row table:style-name="ro1">
          <table:table-cell office:value-type="float" office:value="287091526912" calcext:value-type="float">
            <text:p>287091526912</text:p>
          </table:table-cell>
          <table:table-cell office:value-type="float" office:value="-151.630233764648" calcext:value-type="float">
            <text:p>-151.630233764648</text:p>
          </table:table-cell>
          <table:table-cell office:value-type="float" office:value="188797925376" calcext:value-type="float">
            <text:p>188797925376</text:p>
          </table:table-cell>
          <table:table-cell office:value-type="float" office:value="-19.6446228027344" calcext:value-type="float">
            <text:p>-19.6446228027344</text:p>
          </table:table-cell>
          <table:table-cell/>
          <table:table-cell table:formula="of:=INDEX([.$A$1:.$A$2072]; 1361; 1)" office:value-type="float" office:value="287091568640" calcext:value-type="float">
            <text:p>287091568640</text:p>
          </table:table-cell>
          <table:table-cell table:formula="of:=[.$G$7] * [.$F$1370] + [.$G$8]" office:value-type="float" office:value="-149.807209972292" calcext:value-type="float">
            <text:p>-149.807209972292</text:p>
          </table:table-cell>
          <table:table-cell/>
          <table:table-cell table:formula="of:=INDEX([.$C$1:.$C$2072]; 1361; 1)" office:value-type="float" office:value="188797772032" calcext:value-type="float">
            <text:p>188797772032</text:p>
          </table:table-cell>
          <table:table-cell table:formula="of:=[.$J$7] * [.$I$1370] + [.$J$8]" office:value-type="float" office:value="-25.5303027480841" calcext:value-type="float">
            <text:p>-25.5303027480841</text:p>
          </table:table-cell>
        </table:table-row>
        <table:table-row table:style-name="ro1">
          <table:table-cell office:value-type="float" office:value="287091526400" calcext:value-type="float">
            <text:p>287091526400</text:p>
          </table:table-cell>
          <table:table-cell office:value-type="float" office:value="-151.724258422852" calcext:value-type="float">
            <text:p>-151.724258422852</text:p>
          </table:table-cell>
          <table:table-cell office:value-type="float" office:value="188797937152" calcext:value-type="float">
            <text:p>188797937152</text:p>
          </table:table-cell>
          <table:table-cell office:value-type="float" office:value="-19.0883560180664" calcext:value-type="float">
            <text:p>-19.0883560180664</text:p>
          </table:table-cell>
          <table:table-cell/>
          <table:table-cell table:formula="of:=INDEX([.$A$1:.$A$2072]; 1362; 1)" office:value-type="float" office:value="287091561472" calcext:value-type="float">
            <text:p>287091561472</text:p>
          </table:table-cell>
          <table:table-cell table:formula="of:=[.$G$7] * [.$F$1371] + [.$G$8]" office:value-type="float" office:value="-150.14964937605" calcext:value-type="float">
            <text:p>-150.14964937605</text:p>
          </table:table-cell>
          <table:table-cell/>
          <table:table-cell table:formula="of:=INDEX([.$C$1:.$C$2072]; 1362; 1)" office:value-type="float" office:value="188797794048" calcext:value-type="float">
            <text:p>188797794048</text:p>
          </table:table-cell>
          <table:table-cell table:formula="of:=[.$J$7] * [.$I$1371] + [.$J$8]" office:value-type="float" office:value="-24.4777263812721" calcext:value-type="float">
            <text:p>-24.4777263812721</text:p>
          </table:table-cell>
        </table:table-row>
        <table:table-row table:style-name="ro1">
          <table:table-cell office:value-type="float" office:value="287091527424" calcext:value-type="float">
            <text:p>287091527424</text:p>
          </table:table-cell>
          <table:table-cell office:value-type="float" office:value="-151.846038818359" calcext:value-type="float">
            <text:p>-151.846038818359</text:p>
          </table:table-cell>
          <table:table-cell office:value-type="float" office:value="188797960448" calcext:value-type="float">
            <text:p>188797960448</text:p>
          </table:table-cell>
          <table:table-cell office:value-type="float" office:value="-17.9640159606934" calcext:value-type="float">
            <text:p>-17.9640159606934</text:p>
          </table:table-cell>
          <table:table-cell/>
          <table:table-cell table:formula="of:=INDEX([.$A$1:.$A$2072]; 1363; 1)" office:value-type="float" office:value="287091557888" calcext:value-type="float">
            <text:p>287091557888</text:p>
          </table:table-cell>
          <table:table-cell table:formula="of:=[.$G$7] * [.$F$1372] + [.$G$8]" office:value-type="float" office:value="-150.32086907886" calcext:value-type="float">
            <text:p>-150.32086907886</text:p>
          </table:table-cell>
          <table:table-cell/>
          <table:table-cell table:formula="of:=INDEX([.$C$1:.$C$2072]; 1363; 1)" office:value-type="float" office:value="188797804800" calcext:value-type="float">
            <text:p>188797804800</text:p>
          </table:table-cell>
          <table:table-cell table:formula="of:=[.$J$7] * [.$I$1372] + [.$J$8]" office:value-type="float" office:value="-23.9636774584651" calcext:value-type="float">
            <text:p>-23.9636774584651</text:p>
          </table:table-cell>
        </table:table-row>
        <table:table-row table:style-name="ro1">
          <table:table-cell office:value-type="float" office:value="287091528192" calcext:value-type="float">
            <text:p>287091528192</text:p>
          </table:table-cell>
          <table:table-cell office:value-type="float" office:value="-151.863143920898" calcext:value-type="float">
            <text:p>-151.863143920898</text:p>
          </table:table-cell>
          <table:table-cell office:value-type="float" office:value="188797971968" calcext:value-type="float">
            <text:p>188797971968</text:p>
          </table:table-cell>
          <table:table-cell office:value-type="float" office:value="-17.4049625396729" calcext:value-type="float">
            <text:p>-17.4049625396729</text:p>
          </table:table-cell>
          <table:table-cell/>
          <table:table-cell table:formula="of:=INDEX([.$A$1:.$A$2072]; 1364; 1)" office:value-type="float" office:value="287091550976" calcext:value-type="float">
            <text:p>287091550976</text:p>
          </table:table-cell>
          <table:table-cell table:formula="of:=[.$G$7] * [.$F$1373] + [.$G$8]" office:value-type="float" office:value="-150.651078505442" calcext:value-type="float">
            <text:p>-150.651078505442</text:p>
          </table:table-cell>
          <table:table-cell/>
          <table:table-cell table:formula="of:=INDEX([.$C$1:.$C$2072]; 1364; 1)" office:value-type="float" office:value="188797825792" calcext:value-type="float">
            <text:p>188797825792</text:p>
          </table:table-cell>
          <table:table-cell table:formula="of:=[.$J$7] * [.$I$1373] + [.$J$8]" office:value-type="float" office:value="-22.9600581321865" calcext:value-type="float">
            <text:p>-22.9600581321865</text:p>
          </table:table-cell>
        </table:table-row>
        <table:table-row table:style-name="ro1">
          <table:table-cell office:value-type="float" office:value="287091528704" calcext:value-type="float">
            <text:p>287091528704</text:p>
          </table:table-cell>
          <table:table-cell office:value-type="float" office:value="-151.865447998047" calcext:value-type="float">
            <text:p>-151.865447998047</text:p>
          </table:table-cell>
          <table:table-cell office:value-type="float" office:value="188797995008" calcext:value-type="float">
            <text:p>188797995008</text:p>
          </table:table-cell>
          <table:table-cell office:value-type="float" office:value="-16.2929096221924" calcext:value-type="float">
            <text:p>-16.2929096221924</text:p>
          </table:table-cell>
          <table:table-cell/>
          <table:table-cell table:formula="of:=INDEX([.$A$1:.$A$2072]; 1365; 1)" office:value-type="float" office:value="287091547648" calcext:value-type="float">
            <text:p>287091547648</text:p>
          </table:table-cell>
          <table:table-cell table:formula="of:=[.$G$7] * [.$F$1374] + [.$G$8]" office:value-type="float" office:value="-150.810068229213" calcext:value-type="float">
            <text:p>-150.810068229213</text:p>
          </table:table-cell>
          <table:table-cell/>
          <table:table-cell table:formula="of:=INDEX([.$C$1:.$C$2072]; 1365; 1)" office:value-type="float" office:value="188797836544" calcext:value-type="float">
            <text:p>188797836544</text:p>
          </table:table-cell>
          <table:table-cell table:formula="of:=[.$J$7] * [.$I$1374] + [.$J$8]" office:value-type="float" office:value="-22.4460092093796" calcext:value-type="float">
            <text:p>-22.4460092093796</text:p>
          </table:table-cell>
        </table:table-row>
        <table:table-row table:style-name="ro1">
          <table:table-cell office:value-type="float" office:value="287091528960" calcext:value-type="float">
            <text:p>287091528960</text:p>
          </table:table-cell>
          <table:table-cell office:value-type="float" office:value="-151.865341186523" calcext:value-type="float">
            <text:p>-151.865341186523</text:p>
          </table:table-cell>
          <table:table-cell office:value-type="float" office:value="188798006784" calcext:value-type="float">
            <text:p>188798006784</text:p>
          </table:table-cell>
          <table:table-cell office:value-type="float" office:value="-15.7377901077271" calcext:value-type="float">
            <text:p>-15.7377901077271</text:p>
          </table:table-cell>
          <table:table-cell/>
          <table:table-cell table:formula="of:=INDEX([.$A$1:.$A$2072]; 1366; 1)" office:value-type="float" office:value="287091540992" calcext:value-type="float">
            <text:p>287091540992</text:p>
          </table:table-cell>
          <table:table-cell table:formula="of:=[.$G$7] * [.$F$1375] + [.$G$8]" office:value-type="float" office:value="-151.128047676757" calcext:value-type="float">
            <text:p>-151.128047676757</text:p>
          </table:table-cell>
          <table:table-cell/>
          <table:table-cell table:formula="of:=INDEX([.$C$1:.$C$2072]; 1366; 1)" office:value-type="float" office:value="188797857792" calcext:value-type="float">
            <text:p>188797857792</text:p>
          </table:table-cell>
          <table:table-cell table:formula="of:=[.$J$7] * [.$I$1375] + [.$J$8]" office:value-type="float" office:value="-21.4301506243646" calcext:value-type="float">
            <text:p>-21.4301506243646</text:p>
          </table:table-cell>
        </table:table-row>
        <table:table-row table:style-name="ro1">
          <table:table-cell office:value-type="float" office:value="287091530496" calcext:value-type="float">
            <text:p>287091530496</text:p>
          </table:table-cell>
          <table:table-cell office:value-type="float" office:value="-151.841186523438" calcext:value-type="float">
            <text:p>-151.841186523438</text:p>
          </table:table-cell>
          <table:table-cell office:value-type="float" office:value="188798030080" calcext:value-type="float">
            <text:p>188798030080</text:p>
          </table:table-cell>
          <table:table-cell office:value-type="float" office:value="-14.6221933364868" calcext:value-type="float">
            <text:p>-14.6221933364868</text:p>
          </table:table-cell>
          <table:table-cell/>
          <table:table-cell table:formula="of:=INDEX([.$A$1:.$A$2072]; 1367; 1)" office:value-type="float" office:value="287091537664" calcext:value-type="float">
            <text:p>287091537664</text:p>
          </table:table-cell>
          <table:table-cell table:formula="of:=[.$G$7] * [.$F$1376] + [.$G$8]" office:value-type="float" office:value="-151.287037400529" calcext:value-type="float">
            <text:p>-151.287037400529</text:p>
          </table:table-cell>
          <table:table-cell/>
          <table:table-cell table:formula="of:=INDEX([.$C$1:.$C$2072]; 1367; 1)" office:value-type="float" office:value="188797868544" calcext:value-type="float">
            <text:p>188797868544</text:p>
          </table:table-cell>
          <table:table-cell table:formula="of:=[.$J$7] * [.$I$1376] + [.$J$8]" office:value-type="float" office:value="-20.916101699695" calcext:value-type="float">
            <text:p>-20.916101699695</text:p>
          </table:table-cell>
        </table:table-row>
        <table:table-row table:style-name="ro1">
          <table:table-cell office:value-type="float" office:value="287091532032" calcext:value-type="float">
            <text:p>287091532032</text:p>
          </table:table-cell>
          <table:table-cell office:value-type="float" office:value="-151.805618286133" calcext:value-type="float">
            <text:p>-151.805618286133</text:p>
          </table:table-cell>
          <table:table-cell office:value-type="float" office:value="188798041856" calcext:value-type="float">
            <text:p>188798041856</text:p>
          </table:table-cell>
          <table:table-cell office:value-type="float" office:value="-14.0612363815308" calcext:value-type="float">
            <text:p>-14.0612363815308</text:p>
          </table:table-cell>
          <table:table-cell/>
          <table:table-cell table:formula="of:=INDEX([.$A$1:.$A$2072]; 1368; 1)" office:value-type="float" office:value="287091532288" calcext:value-type="float">
            <text:p>287091532288</text:p>
          </table:table-cell>
          <table:table-cell table:formula="of:=[.$G$7] * [.$F$1377] + [.$G$8]" office:value-type="float" office:value="-151.543866954744" calcext:value-type="float">
            <text:p>-151.543866954744</text:p>
          </table:table-cell>
          <table:table-cell/>
          <table:table-cell table:formula="of:=INDEX([.$C$1:.$C$2072]; 1368; 1)" office:value-type="float" office:value="188797890560" calcext:value-type="float">
            <text:p>188797890560</text:p>
          </table:table-cell>
          <table:table-cell table:formula="of:=[.$J$7] * [.$I$1377] + [.$J$8]" office:value-type="float" office:value="-19.8635253347456" calcext:value-type="float">
            <text:p>-19.8635253347456</text:p>
          </table:table-cell>
        </table:table-row>
        <table:table-row table:style-name="ro1">
          <table:table-cell office:value-type="float" office:value="287091534336" calcext:value-type="float">
            <text:p>287091534336</text:p>
          </table:table-cell>
          <table:table-cell office:value-type="float" office:value="-151.706237792969" calcext:value-type="float">
            <text:p>-151.706237792969</text:p>
          </table:table-cell>
          <table:table-cell office:value-type="float" office:value="188798065664" calcext:value-type="float">
            <text:p>188798065664</text:p>
          </table:table-cell>
          <table:table-cell office:value-type="float" office:value="-12.9306745529175" calcext:value-type="float">
            <text:p>-12.9306745529175</text:p>
          </table:table-cell>
          <table:table-cell/>
          <table:table-cell table:formula="of:=INDEX([.$A$1:.$A$2072]; 1369; 1)" office:value-type="float" office:value="287091529984" calcext:value-type="float">
            <text:p>287091529984</text:p>
          </table:table-cell>
          <table:table-cell table:formula="of:=[.$G$7] * [.$F$1378] + [.$G$8]" office:value-type="float" office:value="-151.653936764225" calcext:value-type="float">
            <text:p>-151.653936764225</text:p>
          </table:table-cell>
          <table:table-cell/>
          <table:table-cell table:formula="of:=INDEX([.$C$1:.$C$2072]; 1369; 1)" office:value-type="float" office:value="188797902080" calcext:value-type="float">
            <text:p>188797902080</text:p>
          </table:table-cell>
          <table:table-cell table:formula="of:=[.$J$7] * [.$I$1378] + [.$J$8]" office:value-type="float" office:value="-19.3127586320043" calcext:value-type="float">
            <text:p>-19.3127586320043</text:p>
          </table:table-cell>
        </table:table-row>
        <table:table-row table:style-name="ro1">
          <table:table-cell office:value-type="float" office:value="287091536384" calcext:value-type="float">
            <text:p>287091536384</text:p>
          </table:table-cell>
          <table:table-cell office:value-type="float" office:value="-151.604415893555" calcext:value-type="float">
            <text:p>-151.604415893555</text:p>
          </table:table-cell>
          <table:table-cell office:value-type="float" office:value="188798090240" calcext:value-type="float">
            <text:p>188798090240</text:p>
          </table:table-cell>
          <table:table-cell office:value-type="float" office:value="-11.780837059021" calcext:value-type="float">
            <text:p>-11.780837059021</text:p>
          </table:table-cell>
          <table:table-cell/>
          <table:table-cell table:formula="of:=INDEX([.$A$1:.$A$2072]; 1370; 1)" office:value-type="float" office:value="287091526912" calcext:value-type="float">
            <text:p>287091526912</text:p>
          </table:table-cell>
          <table:table-cell table:formula="of:=[.$G$7] * [.$F$1379] + [.$G$8]" office:value-type="float" office:value="-151.800696508959" calcext:value-type="float">
            <text:p>-151.800696508959</text:p>
          </table:table-cell>
          <table:table-cell/>
          <table:table-cell table:formula="of:=INDEX([.$C$1:.$C$2072]; 1370; 1)" office:value-type="float" office:value="188797925376" calcext:value-type="float">
            <text:p>188797925376</text:p>
          </table:table-cell>
          <table:table-cell table:formula="of:=[.$J$7] * [.$I$1379] + [.$J$8]" office:value-type="float" office:value="-18.1989859640598" calcext:value-type="float">
            <text:p>-18.1989859640598</text:p>
          </table:table-cell>
        </table:table-row>
        <table:table-row table:style-name="ro1">
          <table:table-cell office:value-type="float" office:value="287091537664" calcext:value-type="float">
            <text:p>287091537664</text:p>
          </table:table-cell>
          <table:table-cell office:value-type="float" office:value="-151.54997253418" calcext:value-type="float">
            <text:p>-151.54997253418</text:p>
          </table:table-cell>
          <table:table-cell office:value-type="float" office:value="188798102528" calcext:value-type="float">
            <text:p>188798102528</text:p>
          </table:table-cell>
          <table:table-cell office:value-type="float" office:value="-11.1968832015991" calcext:value-type="float">
            <text:p>-11.1968832015991</text:p>
          </table:table-cell>
          <table:table-cell/>
          <table:table-cell table:formula="of:=INDEX([.$A$1:.$A$2072]; 1371; 1)" office:value-type="float" office:value="287091526400" calcext:value-type="float">
            <text:p>287091526400</text:p>
          </table:table-cell>
          <table:table-cell table:formula="of:=[.$G$7] * [.$F$1380] + [.$G$8]" office:value-type="float" office:value="-151.825156465173" calcext:value-type="float">
            <text:p>-151.825156465173</text:p>
          </table:table-cell>
          <table:table-cell/>
          <table:table-cell table:formula="of:=INDEX([.$C$1:.$C$2072]; 1371; 1)" office:value-type="float" office:value="188797937152" calcext:value-type="float">
            <text:p>188797937152</text:p>
          </table:table-cell>
          <table:table-cell table:formula="of:=[.$J$7] * [.$I$1380] + [.$J$8]" office:value-type="float" office:value="-17.6359800007194" calcext:value-type="float">
            <text:p>-17.6359800007194</text:p>
          </table:table-cell>
        </table:table-row>
        <table:table-row table:style-name="ro1">
          <table:table-cell office:value-type="float" office:value="287091539968" calcext:value-type="float">
            <text:p>287091539968</text:p>
          </table:table-cell>
          <table:table-cell office:value-type="float" office:value="-151.434646606445" calcext:value-type="float">
            <text:p>-151.434646606445</text:p>
          </table:table-cell>
          <table:table-cell office:value-type="float" office:value="188798127872" calcext:value-type="float">
            <text:p>188798127872</text:p>
          </table:table-cell>
          <table:table-cell office:value-type="float" office:value="-10.008111000061" calcext:value-type="float">
            <text:p>-10.008111000061</text:p>
          </table:table-cell>
          <table:table-cell/>
          <table:table-cell table:formula="of:=INDEX([.$A$1:.$A$2072]; 1372; 1)" office:value-type="float" office:value="287091527424" calcext:value-type="float">
            <text:p>287091527424</text:p>
          </table:table-cell>
          <table:table-cell table:formula="of:=[.$G$7] * [.$F$1381] + [.$G$8]" office:value-type="float" office:value="-151.776236550882" calcext:value-type="float">
            <text:p>-151.776236550882</text:p>
          </table:table-cell>
          <table:table-cell/>
          <table:table-cell table:formula="of:=INDEX([.$C$1:.$C$2072]; 1372; 1)" office:value-type="float" office:value="188797960448" calcext:value-type="float">
            <text:p>188797960448</text:p>
          </table:table-cell>
          <table:table-cell table:formula="of:=[.$J$7] * [.$I$1381] + [.$J$8]" office:value-type="float" office:value="-16.5222073346376" calcext:value-type="float">
            <text:p>-16.5222073346376</text:p>
          </table:table-cell>
        </table:table-row>
        <table:table-row table:style-name="ro1">
          <table:table-cell office:value-type="float" office:value="287091542528" calcext:value-type="float">
            <text:p>287091542528</text:p>
          </table:table-cell>
          <table:table-cell office:value-type="float" office:value="-151.313812255859" calcext:value-type="float">
            <text:p>-151.313812255859</text:p>
          </table:table-cell>
          <table:table-cell office:value-type="float" office:value="188798153728" calcext:value-type="float">
            <text:p>188798153728</text:p>
          </table:table-cell>
          <table:table-cell office:value-type="float" office:value="-8.79503440856934" calcext:value-type="float">
            <text:p>-8.79503440856934</text:p>
          </table:table-cell>
          <table:table-cell/>
          <table:table-cell table:formula="of:=INDEX([.$A$1:.$A$2072]; 1373; 1)" office:value-type="float" office:value="287091528192" calcext:value-type="float">
            <text:p>287091528192</text:p>
          </table:table-cell>
          <table:table-cell table:formula="of:=[.$G$7] * [.$F$1382] + [.$G$8]" office:value-type="float" office:value="-151.739546613768" calcext:value-type="float">
            <text:p>-151.739546613768</text:p>
          </table:table-cell>
          <table:table-cell/>
          <table:table-cell table:formula="of:=INDEX([.$C$1:.$C$2072]; 1373; 1)" office:value-type="float" office:value="188797971968" calcext:value-type="float">
            <text:p>188797971968</text:p>
          </table:table-cell>
          <table:table-cell table:formula="of:=[.$J$7] * [.$I$1382] + [.$J$8]" office:value-type="float" office:value="-15.9714406318963" calcext:value-type="float">
            <text:p>-15.9714406318963</text:p>
          </table:table-cell>
        </table:table-row>
        <table:table-row table:style-name="ro1">
          <table:table-cell office:value-type="float" office:value="287091543808" calcext:value-type="float">
            <text:p>287091543808</text:p>
          </table:table-cell>
          <table:table-cell office:value-type="float" office:value="-151.25244140625" calcext:value-type="float">
            <text:p>-151.25244140625</text:p>
          </table:table-cell>
          <table:table-cell office:value-type="float" office:value="188798166528" calcext:value-type="float">
            <text:p>188798166528</text:p>
          </table:table-cell>
          <table:table-cell office:value-type="float" office:value="-8.18532752990723" calcext:value-type="float">
            <text:p>-8.18532752990723</text:p>
          </table:table-cell>
          <table:table-cell/>
          <table:table-cell table:formula="of:=INDEX([.$A$1:.$A$2072]; 1374; 1)" office:value-type="float" office:value="287091528704" calcext:value-type="float">
            <text:p>287091528704</text:p>
          </table:table-cell>
          <table:table-cell table:formula="of:=[.$G$7] * [.$F$1383] + [.$G$8]" office:value-type="float" office:value="-151.715086657554" calcext:value-type="float">
            <text:p>-151.715086657554</text:p>
          </table:table-cell>
          <table:table-cell/>
          <table:table-cell table:formula="of:=INDEX([.$C$1:.$C$2072]; 1374; 1)" office:value-type="float" office:value="188797995008" calcext:value-type="float">
            <text:p>188797995008</text:p>
          </table:table-cell>
          <table:table-cell table:formula="of:=[.$J$7] * [.$I$1383] + [.$J$8]" office:value-type="float" office:value="-14.8699072264135" calcext:value-type="float">
            <text:p>-14.8699072264135</text:p>
          </table:table-cell>
        </table:table-row>
        <table:table-row table:style-name="ro1">
          <table:table-cell office:value-type="float" office:value="287091546368" calcext:value-type="float">
            <text:p>287091546368</text:p>
          </table:table-cell>
          <table:table-cell office:value-type="float" office:value="-151.129318237305" calcext:value-type="float">
            <text:p>-151.129318237305</text:p>
          </table:table-cell>
          <table:table-cell office:value-type="float" office:value="188798192128" calcext:value-type="float">
            <text:p>188798192128</text:p>
          </table:table-cell>
          <table:table-cell office:value-type="float" office:value="-6.9672327041626" calcext:value-type="float">
            <text:p>-6.9672327041626</text:p>
          </table:table-cell>
          <table:table-cell/>
          <table:table-cell table:formula="of:=INDEX([.$A$1:.$A$2072]; 1375; 1)" office:value-type="float" office:value="287091528960" calcext:value-type="float">
            <text:p>287091528960</text:p>
          </table:table-cell>
          <table:table-cell table:formula="of:=[.$G$7] * [.$F$1384] + [.$G$8]" office:value-type="float" office:value="-151.702856678516" calcext:value-type="float">
            <text:p>-151.702856678516</text:p>
          </table:table-cell>
          <table:table-cell/>
          <table:table-cell table:formula="of:=INDEX([.$C$1:.$C$2072]; 1375; 1)" office:value-type="float" office:value="188798006784" calcext:value-type="float">
            <text:p>188798006784</text:p>
          </table:table-cell>
          <table:table-cell table:formula="of:=[.$J$7] * [.$I$1384] + [.$J$8]" office:value-type="float" office:value="-14.3069012630731" calcext:value-type="float">
            <text:p>-14.3069012630731</text:p>
          </table:table-cell>
        </table:table-row>
        <table:table-row table:style-name="ro1">
          <table:table-cell office:value-type="float" office:value="287091547648" calcext:value-type="float">
            <text:p>287091547648</text:p>
          </table:table-cell>
          <table:table-cell office:value-type="float" office:value="-151.067825317383" calcext:value-type="float">
            <text:p>-151.067825317383</text:p>
          </table:table-cell>
          <table:table-cell office:value-type="float" office:value="188798204928" calcext:value-type="float">
            <text:p>188798204928</text:p>
          </table:table-cell>
          <table:table-cell office:value-type="float" office:value="-6.35902070999146" calcext:value-type="float">
            <text:p>-6.35902070999146</text:p>
          </table:table-cell>
          <table:table-cell/>
          <table:table-cell table:formula="of:=INDEX([.$A$1:.$A$2072]; 1376; 1)" office:value-type="float" office:value="287091530496" calcext:value-type="float">
            <text:p>287091530496</text:p>
          </table:table-cell>
          <table:table-cell table:formula="of:=[.$G$7] * [.$F$1385] + [.$G$8]" office:value-type="float" office:value="-151.629476806149" calcext:value-type="float">
            <text:p>-151.629476806149</text:p>
          </table:table-cell>
          <table:table-cell/>
          <table:table-cell table:formula="of:=INDEX([.$C$1:.$C$2072]; 1376; 1)" office:value-type="float" office:value="188798030080" calcext:value-type="float">
            <text:p>188798030080</text:p>
          </table:table-cell>
          <table:table-cell table:formula="of:=[.$J$7] * [.$I$1385] + [.$J$8]" office:value-type="float" office:value="-13.1931285951287" calcext:value-type="float">
            <text:p>-13.1931285951287</text:p>
          </table:table-cell>
        </table:table-row>
        <table:table-row table:style-name="ro1">
          <table:table-cell office:value-type="float" office:value="287091548928" calcext:value-type="float">
            <text:p>287091548928</text:p>
          </table:table-cell>
          <table:table-cell office:value-type="float" office:value="-150.95263671875" calcext:value-type="float">
            <text:p>-150.95263671875</text:p>
          </table:table-cell>
          <table:table-cell office:value-type="float" office:value="188798230528" calcext:value-type="float">
            <text:p>188798230528</text:p>
          </table:table-cell>
          <table:table-cell office:value-type="float" office:value="-5.14410829544067" calcext:value-type="float">
            <text:p>-5.14410829544067</text:p>
          </table:table-cell>
          <table:table-cell/>
          <table:table-cell table:formula="of:=INDEX([.$A$1:.$A$2072]; 1377; 1)" office:value-type="float" office:value="287091532032" calcext:value-type="float">
            <text:p>287091532032</text:p>
          </table:table-cell>
          <table:table-cell table:formula="of:=[.$G$7] * [.$F$1386] + [.$G$8]" office:value-type="float" office:value="-151.556096933782" calcext:value-type="float">
            <text:p>-151.556096933782</text:p>
          </table:table-cell>
          <table:table-cell/>
          <table:table-cell table:formula="of:=INDEX([.$C$1:.$C$2072]; 1377; 1)" office:value-type="float" office:value="188798041856" calcext:value-type="float">
            <text:p>188798041856</text:p>
          </table:table-cell>
          <table:table-cell table:formula="of:=[.$J$7] * [.$I$1386] + [.$J$8]" office:value-type="float" office:value="-12.6301226317883" calcext:value-type="float">
            <text:p>-12.6301226317883</text:p>
          </table:table-cell>
        </table:table-row>
        <table:table-row table:style-name="ro1">
          <table:table-cell office:value-type="float" office:value="287091549440" calcext:value-type="float">
            <text:p>287091549440</text:p>
          </table:table-cell>
          <table:table-cell office:value-type="float" office:value="-150.88232421875" calcext:value-type="float">
            <text:p>-150.88232421875</text:p>
          </table:table-cell>
          <table:table-cell office:value-type="float" office:value="188798255872" calcext:value-type="float">
            <text:p>188798255872</text:p>
          </table:table-cell>
          <table:table-cell office:value-type="float" office:value="-3.93093919754028" calcext:value-type="float">
            <text:p>-3.93093919754028</text:p>
          </table:table-cell>
          <table:table-cell/>
          <table:table-cell table:formula="of:=INDEX([.$A$1:.$A$2072]; 1378; 1)" office:value-type="float" office:value="287091534336" calcext:value-type="float">
            <text:p>287091534336</text:p>
          </table:table-cell>
          <table:table-cell table:formula="of:=[.$G$7] * [.$F$1387] + [.$G$8]" office:value-type="float" office:value="-151.446027124301" calcext:value-type="float">
            <text:p>-151.446027124301</text:p>
          </table:table-cell>
          <table:table-cell/>
          <table:table-cell table:formula="of:=INDEX([.$C$1:.$C$2072]; 1378; 1)" office:value-type="float" office:value="188798065664" calcext:value-type="float">
            <text:p>188798065664</text:p>
          </table:table-cell>
          <table:table-cell table:formula="of:=[.$J$7] * [.$I$1387] + [.$J$8]" office:value-type="float" office:value="-11.4918714463711" calcext:value-type="float">
            <text:p>-11.4918714463711</text:p>
          </table:table-cell>
        </table:table-row>
        <table:table-row table:style-name="ro1">
          <table:table-cell office:value-type="float" office:value="287091549952" calcext:value-type="float">
            <text:p>287091549952</text:p>
          </table:table-cell>
          <table:table-cell office:value-type="float" office:value="-150.853271484375" calcext:value-type="float">
            <text:p>-150.853271484375</text:p>
          </table:table-cell>
          <table:table-cell office:value-type="float" office:value="188798268672" calcext:value-type="float">
            <text:p>188798268672</text:p>
          </table:table-cell>
          <table:table-cell office:value-type="float" office:value="-3.32509875297546" calcext:value-type="float">
            <text:p>-3.32509875297546</text:p>
          </table:table-cell>
          <table:table-cell/>
          <table:table-cell table:formula="of:=INDEX([.$A$1:.$A$2072]; 1379; 1)" office:value-type="float" office:value="287091536384" calcext:value-type="float">
            <text:p>287091536384</text:p>
          </table:table-cell>
          <table:table-cell table:formula="of:=[.$G$7] * [.$F$1388] + [.$G$8]" office:value-type="float" office:value="-151.348187293857" calcext:value-type="float">
            <text:p>-151.348187293857</text:p>
          </table:table-cell>
          <table:table-cell/>
          <table:table-cell table:formula="of:=INDEX([.$C$1:.$C$2072]; 1379; 1)" office:value-type="float" office:value="188798090240" calcext:value-type="float">
            <text:p>188798090240</text:p>
          </table:table-cell>
          <table:table-cell table:formula="of:=[.$J$7] * [.$I$1388] + [.$J$8]" office:value-type="float" office:value="-10.3169024791569" calcext:value-type="float">
            <text:p>-10.3169024791569</text:p>
          </table:table-cell>
        </table:table-row>
        <table:table-row table:style-name="ro1">
          <table:table-cell office:value-type="float" office:value="287091550976" calcext:value-type="float">
            <text:p>287091550976</text:p>
          </table:table-cell>
          <table:table-cell office:value-type="float" office:value="-150.794082641602" calcext:value-type="float">
            <text:p>-150.794082641602</text:p>
          </table:table-cell>
          <table:table-cell office:value-type="float" office:value="188798293760" calcext:value-type="float">
            <text:p>188798293760</text:p>
          </table:table-cell>
          <table:table-cell office:value-type="float" office:value="-2.11981534957886" calcext:value-type="float">
            <text:p>-2.11981534957886</text:p>
          </table:table-cell>
          <table:table-cell/>
          <table:table-cell table:formula="of:=INDEX([.$A$1:.$A$2072]; 1380; 1)" office:value-type="float" office:value="287091537664" calcext:value-type="float">
            <text:p>287091537664</text:p>
          </table:table-cell>
          <table:table-cell table:formula="of:=[.$G$7] * [.$F$1389] + [.$G$8]" office:value-type="float" office:value="-151.287037400529" calcext:value-type="float">
            <text:p>-151.287037400529</text:p>
          </table:table-cell>
          <table:table-cell/>
          <table:table-cell table:formula="of:=INDEX([.$C$1:.$C$2072]; 1380; 1)" office:value-type="float" office:value="188798102528" calcext:value-type="float">
            <text:p>188798102528</text:p>
          </table:table-cell>
          <table:table-cell table:formula="of:=[.$J$7] * [.$I$1389] + [.$J$8]" office:value-type="float" office:value="-9.72941799648106" calcext:value-type="float">
            <text:p>-9.72941799648106</text:p>
          </table:table-cell>
        </table:table-row>
        <table:table-row table:style-name="ro1">
          <table:table-cell office:value-type="float" office:value="287091552000" calcext:value-type="float">
            <text:p>287091552000</text:p>
          </table:table-cell>
          <table:table-cell office:value-type="float" office:value="-150.743789672852" calcext:value-type="float">
            <text:p>-150.743789672852</text:p>
          </table:table-cell>
          <table:table-cell office:value-type="float" office:value="188798317056" calcext:value-type="float">
            <text:p>188798317056</text:p>
          </table:table-cell>
          <table:table-cell office:value-type="float" office:value="-0.966900706291199" calcext:value-type="float">
            <text:p>-0.966900706291199</text:p>
          </table:table-cell>
          <table:table-cell/>
          <table:table-cell table:formula="of:=INDEX([.$A$1:.$A$2072]; 1381; 1)" office:value-type="float" office:value="287091539968" calcext:value-type="float">
            <text:p>287091539968</text:p>
          </table:table-cell>
          <table:table-cell table:formula="of:=[.$G$7] * [.$F$1390] + [.$G$8]" office:value-type="float" office:value="-151.17696759291" calcext:value-type="float">
            <text:p>-151.17696759291</text:p>
          </table:table-cell>
          <table:table-cell/>
          <table:table-cell table:formula="of:=INDEX([.$C$1:.$C$2072]; 1381; 1)" office:value-type="float" office:value="188798127872" calcext:value-type="float">
            <text:p>188798127872</text:p>
          </table:table-cell>
          <table:table-cell table:formula="of:=[.$J$7] * [.$I$1390] + [.$J$8]" office:value-type="float" office:value="-8.51773124933243" calcext:value-type="float">
            <text:p>-8.51773124933243</text:p>
          </table:table-cell>
        </table:table-row>
        <table:table-row table:style-name="ro1">
          <table:table-cell office:value-type="float" office:value="287091552512" calcext:value-type="float">
            <text:p>287091552512</text:p>
          </table:table-cell>
          <table:table-cell office:value-type="float" office:value="-150.721664428711" calcext:value-type="float">
            <text:p>-150.721664428711</text:p>
          </table:table-cell>
          <table:table-cell office:value-type="float" office:value="188798328064" calcext:value-type="float">
            <text:p>188798328064</text:p>
          </table:table-cell>
          <table:table-cell office:value-type="float" office:value="-0.414072185754776" calcext:value-type="float">
            <text:p>-0.414072185754776</text:p>
          </table:table-cell>
          <table:table-cell/>
          <table:table-cell table:formula="of:=INDEX([.$A$1:.$A$2072]; 1382; 1)" office:value-type="float" office:value="287091542528" calcext:value-type="float">
            <text:p>287091542528</text:p>
          </table:table-cell>
          <table:table-cell table:formula="of:=[.$G$7] * [.$F$1391] + [.$G$8]" office:value-type="float" office:value="-151.05466780439" calcext:value-type="float">
            <text:p>-151.05466780439</text:p>
          </table:table-cell>
          <table:table-cell/>
          <table:table-cell table:formula="of:=INDEX([.$C$1:.$C$2072]; 1382; 1)" office:value-type="float" office:value="188798153728" calcext:value-type="float">
            <text:p>188798153728</text:p>
          </table:table-cell>
          <table:table-cell table:formula="of:=[.$J$7] * [.$I$1391] + [.$J$8]" office:value-type="float" office:value="-7.28156598098576" calcext:value-type="float">
            <text:p>-7.28156598098576</text:p>
          </table:table-cell>
        </table:table-row>
        <table:table-row table:style-name="ro1">
          <table:table-cell office:value-type="float" office:value="287091553280" calcext:value-type="float">
            <text:p>287091553280</text:p>
          </table:table-cell>
          <table:table-cell office:value-type="float" office:value="-150.681274414063" calcext:value-type="float">
            <text:p>-150.681274414063</text:p>
          </table:table-cell>
          <table:table-cell office:value-type="float" office:value="188798349568" calcext:value-type="float">
            <text:p>188798349568</text:p>
          </table:table-cell>
          <table:table-cell office:value-type="float" office:value="0.642861604690552" calcext:value-type="float">
            <text:p>0.642861604690552</text:p>
          </table:table-cell>
          <table:table-cell/>
          <table:table-cell table:formula="of:=INDEX([.$A$1:.$A$2072]; 1383; 1)" office:value-type="float" office:value="287091543808" calcext:value-type="float">
            <text:p>287091543808</text:p>
          </table:table-cell>
          <table:table-cell table:formula="of:=[.$G$7] * [.$F$1392] + [.$G$8]" office:value-type="float" office:value="-150.993517911062" calcext:value-type="float">
            <text:p>-150.993517911062</text:p>
          </table:table-cell>
          <table:table-cell/>
          <table:table-cell table:formula="of:=INDEX([.$C$1:.$C$2072]; 1383; 1)" office:value-type="float" office:value="188798166528" calcext:value-type="float">
            <text:p>188798166528</text:p>
          </table:table-cell>
          <table:table-cell table:formula="of:=[.$J$7] * [.$I$1392] + [.$J$8]" office:value-type="float" office:value="-6.66960297711194" calcext:value-type="float">
            <text:p>-6.66960297711194</text:p>
          </table:table-cell>
        </table:table-row>
        <table:table-row table:style-name="ro1">
          <table:table-cell office:value-type="float" office:value="287091553536" calcext:value-type="float">
            <text:p>287091553536</text:p>
          </table:table-cell>
          <table:table-cell office:value-type="float" office:value="-150.662460327148" calcext:value-type="float">
            <text:p>-150.662460327148</text:p>
          </table:table-cell>
          <table:table-cell office:value-type="float" office:value="188798359808" calcext:value-type="float">
            <text:p>188798359808</text:p>
          </table:table-cell>
          <table:table-cell office:value-type="float" office:value="1.14724290370941" calcext:value-type="float">
            <text:p>1.14724290370941</text:p>
          </table:table-cell>
          <table:table-cell/>
          <table:table-cell table:formula="of:=INDEX([.$A$1:.$A$2072]; 1384; 1)" office:value-type="float" office:value="287091546368" calcext:value-type="float">
            <text:p>287091546368</text:p>
          </table:table-cell>
          <table:table-cell table:formula="of:=[.$G$7] * [.$F$1393] + [.$G$8]" office:value-type="float" office:value="-150.871218122542" calcext:value-type="float">
            <text:p>-150.871218122542</text:p>
          </table:table-cell>
          <table:table-cell/>
          <table:table-cell table:formula="of:=INDEX([.$C$1:.$C$2072]; 1384; 1)" office:value-type="float" office:value="188798192128" calcext:value-type="float">
            <text:p>188798192128</text:p>
          </table:table-cell>
          <table:table-cell table:formula="of:=[.$J$7] * [.$I$1393] + [.$J$8]" office:value-type="float" office:value="-5.44567697122693" calcext:value-type="float">
            <text:p>-5.44567697122693</text:p>
          </table:table-cell>
        </table:table-row>
        <table:table-row table:style-name="ro1">
          <table:table-cell office:value-type="float" office:value="287091554048" calcext:value-type="float">
            <text:p>287091554048</text:p>
          </table:table-cell>
          <table:table-cell office:value-type="float" office:value="-150.644317626953" calcext:value-type="float">
            <text:p>-150.644317626953</text:p>
          </table:table-cell>
          <table:table-cell office:value-type="float" office:value="188798369536" calcext:value-type="float">
            <text:p>188798369536</text:p>
          </table:table-cell>
          <table:table-cell office:value-type="float" office:value="1.63676261901855" calcext:value-type="float">
            <text:p>1.63676261901855</text:p>
          </table:table-cell>
          <table:table-cell/>
          <table:table-cell table:formula="of:=INDEX([.$A$1:.$A$2072]; 1385; 1)" office:value-type="float" office:value="287091547648" calcext:value-type="float">
            <text:p>287091547648</text:p>
          </table:table-cell>
          <table:table-cell table:formula="of:=[.$G$7] * [.$F$1394] + [.$G$8]" office:value-type="float" office:value="-150.810068229213" calcext:value-type="float">
            <text:p>-150.810068229213</text:p>
          </table:table-cell>
          <table:table-cell/>
          <table:table-cell table:formula="of:=INDEX([.$C$1:.$C$2072]; 1385; 1)" office:value-type="float" office:value="188798204928" calcext:value-type="float">
            <text:p>188798204928</text:p>
          </table:table-cell>
          <table:table-cell table:formula="of:=[.$J$7] * [.$I$1394] + [.$J$8]" office:value-type="float" office:value="-4.83371396735311" calcext:value-type="float">
            <text:p>-4.83371396735311</text:p>
          </table:table-cell>
        </table:table-row>
        <table:table-row table:style-name="ro1">
          <table:table-cell office:value-type="float" office:value="287091554816" calcext:value-type="float">
            <text:p>287091554816</text:p>
          </table:table-cell>
          <table:table-cell office:value-type="float" office:value="-150.609634399414" calcext:value-type="float">
            <text:p>-150.609634399414</text:p>
          </table:table-cell>
          <table:table-cell office:value-type="float" office:value="188798388992" calcext:value-type="float">
            <text:p>188798388992</text:p>
          </table:table-cell>
          <table:table-cell office:value-type="float" office:value="2.57925581932068" calcext:value-type="float">
            <text:p>2.57925581932068</text:p>
          </table:table-cell>
          <table:table-cell/>
          <table:table-cell table:formula="of:=INDEX([.$A$1:.$A$2072]; 1386; 1)" office:value-type="float" office:value="287091548928" calcext:value-type="float">
            <text:p>287091548928</text:p>
          </table:table-cell>
          <table:table-cell table:formula="of:=[.$G$7] * [.$F$1395] + [.$G$8]" office:value-type="float" office:value="-150.748918335885" calcext:value-type="float">
            <text:p>-150.748918335885</text:p>
          </table:table-cell>
          <table:table-cell/>
          <table:table-cell table:formula="of:=INDEX([.$C$1:.$C$2072]; 1386; 1)" office:value-type="float" office:value="188798230528" calcext:value-type="float">
            <text:p>188798230528</text:p>
          </table:table-cell>
          <table:table-cell table:formula="of:=[.$J$7] * [.$I$1395] + [.$J$8]" office:value-type="float" office:value="-3.60978795960546" calcext:value-type="float">
            <text:p>-3.60978795960546</text:p>
          </table:table-cell>
        </table:table-row>
        <table:table-row table:style-name="ro1">
          <table:table-cell office:value-type="float" office:value="287091555072" calcext:value-type="float">
            <text:p>287091555072</text:p>
          </table:table-cell>
          <table:table-cell office:value-type="float" office:value="-150.592834472656" calcext:value-type="float">
            <text:p>-150.592834472656</text:p>
          </table:table-cell>
          <table:table-cell office:value-type="float" office:value="188798398464" calcext:value-type="float">
            <text:p>188798398464</text:p>
          </table:table-cell>
          <table:table-cell office:value-type="float" office:value="3.03700804710388" calcext:value-type="float">
            <text:p>3.03700804710388</text:p>
          </table:table-cell>
          <table:table-cell/>
          <table:table-cell table:formula="of:=INDEX([.$A$1:.$A$2072]; 1387; 1)" office:value-type="float" office:value="287091549440" calcext:value-type="float">
            <text:p>287091549440</text:p>
          </table:table-cell>
          <table:table-cell table:formula="of:=[.$G$7] * [.$F$1396] + [.$G$8]" office:value-type="float" office:value="-150.724458377808" calcext:value-type="float">
            <text:p>-150.724458377808</text:p>
          </table:table-cell>
          <table:table-cell/>
          <table:table-cell table:formula="of:=INDEX([.$C$1:.$C$2072]; 1387; 1)" office:value-type="float" office:value="188798255872" calcext:value-type="float">
            <text:p>188798255872</text:p>
          </table:table-cell>
          <table:table-cell table:formula="of:=[.$J$7] * [.$I$1396] + [.$J$8]" office:value-type="float" office:value="-2.39810121245682" calcext:value-type="float">
            <text:p>-2.39810121245682</text:p>
          </table:table-cell>
        </table:table-row>
        <table:table-row table:style-name="ro1">
          <table:table-cell office:value-type="float" office:value="287091555840" calcext:value-type="float">
            <text:p>287091555840</text:p>
          </table:table-cell>
          <table:table-cell office:value-type="float" office:value="-150.559860229492" calcext:value-type="float">
            <text:p>-150.559860229492</text:p>
          </table:table-cell>
          <table:table-cell office:value-type="float" office:value="188798417152" calcext:value-type="float">
            <text:p>188798417152</text:p>
          </table:table-cell>
          <table:table-cell office:value-type="float" office:value="3.93697905540466" calcext:value-type="float">
            <text:p>3.93697905540466</text:p>
          </table:table-cell>
          <table:table-cell/>
          <table:table-cell table:formula="of:=INDEX([.$A$1:.$A$2072]; 1388; 1)" office:value-type="float" office:value="287091549952" calcext:value-type="float">
            <text:p>287091549952</text:p>
          </table:table-cell>
          <table:table-cell table:formula="of:=[.$G$7] * [.$F$1397] + [.$G$8]" office:value-type="float" office:value="-150.699998419732" calcext:value-type="float">
            <text:p>-150.699998419732</text:p>
          </table:table-cell>
          <table:table-cell/>
          <table:table-cell table:formula="of:=INDEX([.$C$1:.$C$2072]; 1388; 1)" office:value-type="float" office:value="188798268672" calcext:value-type="float">
            <text:p>188798268672</text:p>
          </table:table-cell>
          <table:table-cell table:formula="of:=[.$J$7] * [.$I$1397] + [.$J$8]" office:value-type="float" office:value="-1.78613821044564" calcext:value-type="float">
            <text:p>-1.78613821044564</text:p>
          </table:table-cell>
        </table:table-row>
        <table:table-row table:style-name="ro1">
          <table:table-cell office:value-type="float" office:value="287091556096" calcext:value-type="float">
            <text:p>287091556096</text:p>
          </table:table-cell>
          <table:table-cell office:value-type="float" office:value="-150.543563842773" calcext:value-type="float">
            <text:p>-150.543563842773</text:p>
          </table:table-cell>
          <table:table-cell office:value-type="float" office:value="188798426368" calcext:value-type="float">
            <text:p>188798426368</text:p>
          </table:table-cell>
          <table:table-cell office:value-type="float" office:value="4.38179969787598" calcext:value-type="float">
            <text:p>4.38179969787598</text:p>
          </table:table-cell>
          <table:table-cell/>
          <table:table-cell table:formula="of:=INDEX([.$A$1:.$A$2072]; 1389; 1)" office:value-type="float" office:value="287091550976" calcext:value-type="float">
            <text:p>287091550976</text:p>
          </table:table-cell>
          <table:table-cell table:formula="of:=[.$G$7] * [.$F$1398] + [.$G$8]" office:value-type="float" office:value="-150.651078505442" calcext:value-type="float">
            <text:p>-150.651078505442</text:p>
          </table:table-cell>
          <table:table-cell/>
          <table:table-cell table:formula="of:=INDEX([.$C$1:.$C$2072]; 1389; 1)" office:value-type="float" office:value="188798293760" calcext:value-type="float">
            <text:p>188798293760</text:p>
          </table:table-cell>
          <table:table-cell table:formula="of:=[.$J$7] * [.$I$1398] + [.$J$8]" office:value-type="float" office:value="-0.586690722033381" calcext:value-type="float">
            <text:p>-0.586690722033381</text:p>
          </table:table-cell>
        </table:table-row>
        <table:table-row table:style-name="ro1">
          <table:table-cell office:value-type="float" office:value="287091556864" calcext:value-type="float">
            <text:p>287091556864</text:p>
          </table:table-cell>
          <table:table-cell office:value-type="float" office:value="-150.511581420898" calcext:value-type="float">
            <text:p>-150.511581420898</text:p>
          </table:table-cell>
          <table:table-cell office:value-type="float" office:value="188798444288" calcext:value-type="float">
            <text:p>188798444288</text:p>
          </table:table-cell>
          <table:table-cell office:value-type="float" office:value="5.2556266784668" calcext:value-type="float">
            <text:p>5.2556266784668</text:p>
          </table:table-cell>
          <table:table-cell/>
          <table:table-cell table:formula="of:=INDEX([.$A$1:.$A$2072]; 1390; 1)" office:value-type="float" office:value="287091552000" calcext:value-type="float">
            <text:p>287091552000</text:p>
          </table:table-cell>
          <table:table-cell table:formula="of:=[.$G$7] * [.$F$1399] + [.$G$8]" office:value-type="float" office:value="-150.602158591151" calcext:value-type="float">
            <text:p>-150.602158591151</text:p>
          </table:table-cell>
          <table:table-cell/>
          <table:table-cell table:formula="of:=INDEX([.$C$1:.$C$2072]; 1390; 1)" office:value-type="float" office:value="188798317056" calcext:value-type="float">
            <text:p>188798317056</text:p>
          </table:table-cell>
          <table:table-cell table:formula="of:=[.$J$7] * [.$I$1399] + [.$J$8]" office:value-type="float" office:value="0.527081944048405" calcext:value-type="float">
            <text:p>0.527081944048405</text:p>
          </table:table-cell>
        </table:table-row>
        <table:table-row table:style-name="ro1">
          <table:table-cell office:value-type="float" office:value="287091557120" calcext:value-type="float">
            <text:p>287091557120</text:p>
          </table:table-cell>
          <table:table-cell office:value-type="float" office:value="-150.496017456055" calcext:value-type="float">
            <text:p>-150.496017456055</text:p>
          </table:table-cell>
          <table:table-cell office:value-type="float" office:value="188798452992" calcext:value-type="float">
            <text:p>188798452992</text:p>
          </table:table-cell>
          <table:table-cell office:value-type="float" office:value="5.68134737014771" calcext:value-type="float">
            <text:p>5.68134737014771</text:p>
          </table:table-cell>
          <table:table-cell/>
          <table:table-cell table:formula="of:=INDEX([.$A$1:.$A$2072]; 1391; 1)" office:value-type="float" office:value="287091552512" calcext:value-type="float">
            <text:p>287091552512</text:p>
          </table:table-cell>
          <table:table-cell table:formula="of:=[.$G$7] * [.$F$1400] + [.$G$8]" office:value-type="float" office:value="-150.577698633075" calcext:value-type="float">
            <text:p>-150.577698633075</text:p>
          </table:table-cell>
          <table:table-cell/>
          <table:table-cell table:formula="of:=INDEX([.$C$1:.$C$2072]; 1391; 1)" office:value-type="float" office:value="188798328064" calcext:value-type="float">
            <text:p>188798328064</text:p>
          </table:table-cell>
          <table:table-cell table:formula="of:=[.$J$7] * [.$I$1400] + [.$J$8]" office:value-type="float" office:value="1.0533701274544" calcext:value-type="float">
            <text:p>1.0533701274544</text:p>
          </table:table-cell>
        </table:table-row>
        <table:table-row table:style-name="ro1">
          <table:table-cell office:value-type="float" office:value="287091557376" calcext:value-type="float">
            <text:p>287091557376</text:p>
          </table:table-cell>
          <table:table-cell office:value-type="float" office:value="-150.480758666992" calcext:value-type="float">
            <text:p>-150.480758666992</text:p>
          </table:table-cell>
          <table:table-cell office:value-type="float" office:value="188798461440" calcext:value-type="float">
            <text:p>188798461440</text:p>
          </table:table-cell>
          <table:table-cell office:value-type="float" office:value="6.09803533554077" calcext:value-type="float">
            <text:p>6.09803533554077</text:p>
          </table:table-cell>
          <table:table-cell/>
          <table:table-cell table:formula="of:=INDEX([.$A$1:.$A$2072]; 1392; 1)" office:value-type="float" office:value="287091553280" calcext:value-type="float">
            <text:p>287091553280</text:p>
          </table:table-cell>
          <table:table-cell table:formula="of:=[.$G$7] * [.$F$1401] + [.$G$8]" office:value-type="float" office:value="-150.54100869596" calcext:value-type="float">
            <text:p>-150.54100869596</text:p>
          </table:table-cell>
          <table:table-cell/>
          <table:table-cell table:formula="of:=INDEX([.$C$1:.$C$2072]; 1392; 1)" office:value-type="float" office:value="188798349568" calcext:value-type="float">
            <text:p>188798349568</text:p>
          </table:table-cell>
          <table:table-cell table:formula="of:=[.$J$7] * [.$I$1401] + [.$J$8]" office:value-type="float" office:value="2.08146797306836" calcext:value-type="float">
            <text:p>2.08146797306836</text:p>
          </table:table-cell>
        </table:table-row>
        <table:table-row table:style-name="ro1">
          <table:table-cell office:value-type="float" office:value="287091558144" calcext:value-type="float">
            <text:p>287091558144</text:p>
          </table:table-cell>
          <table:table-cell office:value-type="float" office:value="-150.451263427734" calcext:value-type="float">
            <text:p>-150.451263427734</text:p>
          </table:table-cell>
          <table:table-cell office:value-type="float" office:value="188798477824" calcext:value-type="float">
            <text:p>188798477824</text:p>
          </table:table-cell>
          <table:table-cell office:value-type="float" office:value="6.90432786941528" calcext:value-type="float">
            <text:p>6.90432786941528</text:p>
          </table:table-cell>
          <table:table-cell/>
          <table:table-cell table:formula="of:=INDEX([.$A$1:.$A$2072]; 1393; 1)" office:value-type="float" office:value="287091553536" calcext:value-type="float">
            <text:p>287091553536</text:p>
          </table:table-cell>
          <table:table-cell table:formula="of:=[.$G$7] * [.$F$1402] + [.$G$8]" office:value-type="float" office:value="-150.528778718784" calcext:value-type="float">
            <text:p>-150.528778718784</text:p>
          </table:table-cell>
          <table:table-cell/>
          <table:table-cell table:formula="of:=INDEX([.$C$1:.$C$2072]; 1393; 1)" office:value-type="float" office:value="188798359808" calcext:value-type="float">
            <text:p>188798359808</text:p>
          </table:table-cell>
          <table:table-cell table:formula="of:=[.$J$7] * [.$I$1402] + [.$J$8]" office:value-type="float" office:value="2.57103837653995" calcext:value-type="float">
            <text:p>2.57103837653995</text:p>
          </table:table-cell>
        </table:table-row>
        <table:table-row table:style-name="ro1">
          <table:table-cell office:value-type="float" office:value="287091558400" calcext:value-type="float">
            <text:p>287091558400</text:p>
          </table:table-cell>
          <table:table-cell office:value-type="float" office:value="-150.436935424805" calcext:value-type="float">
            <text:p>-150.436935424805</text:p>
          </table:table-cell>
          <table:table-cell office:value-type="float" office:value="188798486016" calcext:value-type="float">
            <text:p>188798486016</text:p>
          </table:table-cell>
          <table:table-cell office:value-type="float" office:value="7.29668378829956" calcext:value-type="float">
            <text:p>7.29668378829956</text:p>
          </table:table-cell>
          <table:table-cell/>
          <table:table-cell table:formula="of:=INDEX([.$A$1:.$A$2072]; 1394; 1)" office:value-type="float" office:value="287091554048" calcext:value-type="float">
            <text:p>287091554048</text:p>
          </table:table-cell>
          <table:table-cell table:formula="of:=[.$G$7] * [.$F$1403] + [.$G$8]" office:value-type="float" office:value="-150.504318760708" calcext:value-type="float">
            <text:p>-150.504318760708</text:p>
          </table:table-cell>
          <table:table-cell/>
          <table:table-cell table:formula="of:=INDEX([.$C$1:.$C$2072]; 1394; 1)" office:value-type="float" office:value="188798369536" calcext:value-type="float">
            <text:p>188798369536</text:p>
          </table:table-cell>
          <table:table-cell table:formula="of:=[.$J$7] * [.$I$1403] + [.$J$8]" office:value-type="float" office:value="3.0361302588135" calcext:value-type="float">
            <text:p>3.0361302588135</text:p>
          </table:table-cell>
        </table:table-row>
        <table:table-row table:style-name="ro1">
          <table:table-cell office:value-type="float" office:value="287091558656" calcext:value-type="float">
            <text:p>287091558656</text:p>
          </table:table-cell>
          <table:table-cell office:value-type="float" office:value="-150.422744750977" calcext:value-type="float">
            <text:p>-150.422744750977</text:p>
          </table:table-cell>
          <table:table-cell office:value-type="float" office:value="188798494208" calcext:value-type="float">
            <text:p>188798494208</text:p>
          </table:table-cell>
          <table:table-cell office:value-type="float" office:value="7.68500852584839" calcext:value-type="float">
            <text:p>7.68500852584839</text:p>
          </table:table-cell>
          <table:table-cell/>
          <table:table-cell table:formula="of:=INDEX([.$A$1:.$A$2072]; 1395; 1)" office:value-type="float" office:value="287091554816" calcext:value-type="float">
            <text:p>287091554816</text:p>
          </table:table-cell>
          <table:table-cell table:formula="of:=[.$G$7] * [.$F$1404] + [.$G$8]" office:value-type="float" office:value="-150.467628823593" calcext:value-type="float">
            <text:p>-150.467628823593</text:p>
          </table:table-cell>
          <table:table-cell/>
          <table:table-cell table:formula="of:=INDEX([.$C$1:.$C$2072]; 1395; 1)" office:value-type="float" office:value="188798388992" calcext:value-type="float">
            <text:p>188798388992</text:p>
          </table:table-cell>
          <table:table-cell table:formula="of:=[.$J$7] * [.$I$1404] + [.$J$8]" office:value-type="float" office:value="3.96631402336061" calcext:value-type="float">
            <text:p>3.96631402336061</text:p>
          </table:table-cell>
        </table:table-row>
        <table:table-row table:style-name="ro1">
          <table:table-cell office:value-type="float" office:value="287091559168" calcext:value-type="float">
            <text:p>287091559168</text:p>
          </table:table-cell>
          <table:table-cell office:value-type="float" office:value="-150.394515991211" calcext:value-type="float">
            <text:p>-150.394515991211</text:p>
          </table:table-cell>
          <table:table-cell office:value-type="float" office:value="188798510336" calcext:value-type="float">
            <text:p>188798510336</text:p>
          </table:table-cell>
          <table:table-cell office:value-type="float" office:value="8.45857429504395" calcext:value-type="float">
            <text:p>8.45857429504395</text:p>
          </table:table-cell>
          <table:table-cell/>
          <table:table-cell table:formula="of:=INDEX([.$A$1:.$A$2072]; 1396; 1)" office:value-type="float" office:value="287091555072" calcext:value-type="float">
            <text:p>287091555072</text:p>
          </table:table-cell>
          <table:table-cell table:formula="of:=[.$G$7] * [.$F$1405] + [.$G$8]" office:value-type="float" office:value="-150.455398846418" calcext:value-type="float">
            <text:p>-150.455398846418</text:p>
          </table:table-cell>
          <table:table-cell/>
          <table:table-cell table:formula="of:=INDEX([.$C$1:.$C$2072]; 1396; 1)" office:value-type="float" office:value="188798398464" calcext:value-type="float">
            <text:p>188798398464</text:p>
          </table:table-cell>
          <table:table-cell table:formula="of:=[.$J$7] * [.$I$1405] + [.$J$8]" office:value-type="float" office:value="4.41916664689779" calcext:value-type="float">
            <text:p>4.41916664689779</text:p>
          </table:table-cell>
        </table:table-row>
        <table:table-row table:style-name="ro1">
          <table:table-cell office:value-type="float" office:value="287091559424" calcext:value-type="float">
            <text:p>287091559424</text:p>
          </table:table-cell>
          <table:table-cell office:value-type="float" office:value="-150.380325317383" calcext:value-type="float">
            <text:p>-150.380325317383</text:p>
          </table:table-cell>
          <table:table-cell office:value-type="float" office:value="188798518528" calcext:value-type="float">
            <text:p>188798518528</text:p>
          </table:table-cell>
          <table:table-cell office:value-type="float" office:value="8.84762954711914" calcext:value-type="float">
            <text:p>8.84762954711914</text:p>
          </table:table-cell>
          <table:table-cell/>
          <table:table-cell table:formula="of:=INDEX([.$A$1:.$A$2072]; 1397; 1)" office:value-type="float" office:value="287091555840" calcext:value-type="float">
            <text:p>287091555840</text:p>
          </table:table-cell>
          <table:table-cell table:formula="of:=[.$G$7] * [.$F$1406] + [.$G$8]" office:value-type="float" office:value="-150.418708909303" calcext:value-type="float">
            <text:p>-150.418708909303</text:p>
          </table:table-cell>
          <table:table-cell/>
          <table:table-cell table:formula="of:=INDEX([.$C$1:.$C$2072]; 1397; 1)" office:value-type="float" office:value="188798417152" calcext:value-type="float">
            <text:p>188798417152</text:p>
          </table:table-cell>
          <table:table-cell table:formula="of:=[.$J$7] * [.$I$1406] + [.$J$8]" office:value-type="float" office:value="5.3126326315105" calcext:value-type="float">
            <text:p>5.3126326315105</text:p>
          </table:table-cell>
        </table:table-row>
        <table:table-row table:style-name="ro1">
          <table:table-cell office:value-type="float" office:value="287091559424" calcext:value-type="float">
            <text:p>287091559424</text:p>
          </table:table-cell>
          <table:table-cell office:value-type="float" office:value="-150.365997314453" calcext:value-type="float">
            <text:p>-150.365997314453</text:p>
          </table:table-cell>
          <table:table-cell office:value-type="float" office:value="188798526976" calcext:value-type="float">
            <text:p>188798526976</text:p>
          </table:table-cell>
          <table:table-cell office:value-type="float" office:value="9.24010562896729" calcext:value-type="float">
            <text:p>9.24010562896729</text:p>
          </table:table-cell>
          <table:table-cell/>
          <table:table-cell table:formula="of:=INDEX([.$A$1:.$A$2072]; 1398; 1)" office:value-type="float" office:value="287091556096" calcext:value-type="float">
            <text:p>287091556096</text:p>
          </table:table-cell>
          <table:table-cell table:formula="of:=[.$G$7] * [.$F$1407] + [.$G$8]" office:value-type="float" office:value="-150.406478930265" calcext:value-type="float">
            <text:p>-150.406478930265</text:p>
          </table:table-cell>
          <table:table-cell/>
          <table:table-cell table:formula="of:=INDEX([.$C$1:.$C$2072]; 1398; 1)" office:value-type="float" office:value="188798426368" calcext:value-type="float">
            <text:p>188798426368</text:p>
          </table:table-cell>
          <table:table-cell table:formula="of:=[.$J$7] * [.$I$1407] + [.$J$8]" office:value-type="float" office:value="5.75324599444866" calcext:value-type="float">
            <text:p>5.75324599444866</text:p>
          </table:table-cell>
        </table:table-row>
        <table:table-row table:style-name="ro1">
          <table:table-cell office:value-type="float" office:value="287091559680" calcext:value-type="float">
            <text:p>287091559680</text:p>
          </table:table-cell>
          <table:table-cell office:value-type="float" office:value="-150.352630615234" calcext:value-type="float">
            <text:p>-150.352630615234</text:p>
          </table:table-cell>
          <table:table-cell office:value-type="float" office:value="188798543872" calcext:value-type="float">
            <text:p>188798543872</text:p>
          </table:table-cell>
          <table:table-cell office:value-type="float" office:value="10.037392616272" calcext:value-type="float">
            <text:p>10.037392616272</text:p>
          </table:table-cell>
          <table:table-cell/>
          <table:table-cell table:formula="of:=INDEX([.$A$1:.$A$2072]; 1399; 1)" office:value-type="float" office:value="287091556864" calcext:value-type="float">
            <text:p>287091556864</text:p>
          </table:table-cell>
          <table:table-cell table:formula="of:=[.$G$7] * [.$F$1408] + [.$G$8]" office:value-type="float" office:value="-150.369788995013" calcext:value-type="float">
            <text:p>-150.369788995013</text:p>
          </table:table-cell>
          <table:table-cell/>
          <table:table-cell table:formula="of:=INDEX([.$C$1:.$C$2072]; 1399; 1)" office:value-type="float" office:value="188798444288" calcext:value-type="float">
            <text:p>188798444288</text:p>
          </table:table-cell>
          <table:table-cell table:formula="of:=[.$J$7] * [.$I$1408] + [.$J$8]" office:value-type="float" office:value="6.60999419912696" calcext:value-type="float">
            <text:p>6.60999419912696</text:p>
          </table:table-cell>
        </table:table-row>
        <table:table-row table:style-name="ro1">
          <table:table-cell office:value-type="float" office:value="287091559936" calcext:value-type="float">
            <text:p>287091559936</text:p>
          </table:table-cell>
          <table:table-cell office:value-type="float" office:value="-150.343414306641" calcext:value-type="float">
            <text:p>-150.343414306641</text:p>
          </table:table-cell>
          <table:table-cell office:value-type="float" office:value="188798552576" calcext:value-type="float">
            <text:p>188798552576</text:p>
          </table:table-cell>
          <table:table-cell office:value-type="float" office:value="10.4442539215088" calcext:value-type="float">
            <text:p>10.4442539215088</text:p>
          </table:table-cell>
          <table:table-cell/>
          <table:table-cell table:formula="of:=INDEX([.$A$1:.$A$2072]; 1400; 1)" office:value-type="float" office:value="287091557120" calcext:value-type="float">
            <text:p>287091557120</text:p>
          </table:table-cell>
          <table:table-cell table:formula="of:=[.$G$7] * [.$F$1409] + [.$G$8]" office:value-type="float" office:value="-150.357559015974" calcext:value-type="float">
            <text:p>-150.357559015974</text:p>
          </table:table-cell>
          <table:table-cell/>
          <table:table-cell table:formula="of:=INDEX([.$C$1:.$C$2072]; 1400; 1)" office:value-type="float" office:value="188798452992" calcext:value-type="float">
            <text:p>188798452992</text:p>
          </table:table-cell>
          <table:table-cell table:formula="of:=[.$J$7] * [.$I$1409] + [.$J$8]" office:value-type="float" office:value="7.02612904086709" calcext:value-type="float">
            <text:p>7.02612904086709</text:p>
          </table:table-cell>
        </table:table-row>
        <table:table-row table:style-name="ro1">
          <table:table-cell office:value-type="float" office:value="287091560192" calcext:value-type="float">
            <text:p>287091560192</text:p>
          </table:table-cell>
          <table:table-cell office:value-type="float" office:value="-150.333419799805" calcext:value-type="float">
            <text:p>-150.333419799805</text:p>
          </table:table-cell>
          <table:table-cell office:value-type="float" office:value="188798561536" calcext:value-type="float">
            <text:p>188798561536</text:p>
          </table:table-cell>
          <table:table-cell office:value-type="float" office:value="10.8576183319092" calcext:value-type="float">
            <text:p>10.8576183319092</text:p>
          </table:table-cell>
          <table:table-cell/>
          <table:table-cell table:formula="of:=INDEX([.$A$1:.$A$2072]; 1401; 1)" office:value-type="float" office:value="287091557376" calcext:value-type="float">
            <text:p>287091557376</text:p>
          </table:table-cell>
          <table:table-cell table:formula="of:=[.$G$7] * [.$F$1410] + [.$G$8]" office:value-type="float" office:value="-150.345329036936" calcext:value-type="float">
            <text:p>-150.345329036936</text:p>
          </table:table-cell>
          <table:table-cell/>
          <table:table-cell table:formula="of:=INDEX([.$C$1:.$C$2072]; 1401; 1)" office:value-type="float" office:value="188798461440" calcext:value-type="float">
            <text:p>188798461440</text:p>
          </table:table-cell>
          <table:table-cell table:formula="of:=[.$J$7] * [.$I$1410] + [.$J$8]" office:value-type="float" office:value="7.43002462387085" calcext:value-type="float">
            <text:p>7.43002462387085</text:p>
          </table:table-cell>
        </table:table-row>
        <table:table-row table:style-name="ro1">
          <table:table-cell office:value-type="float" office:value="287091560704" calcext:value-type="float">
            <text:p>287091560704</text:p>
          </table:table-cell>
          <table:table-cell office:value-type="float" office:value="-150.313217163086" calcext:value-type="float">
            <text:p>-150.313217163086</text:p>
          </table:table-cell>
          <table:table-cell office:value-type="float" office:value="188798579200" calcext:value-type="float">
            <text:p>188798579200</text:p>
          </table:table-cell>
          <table:table-cell office:value-type="float" office:value="11.6996126174927" calcext:value-type="float">
            <text:p>11.6996126174927</text:p>
          </table:table-cell>
          <table:table-cell/>
          <table:table-cell table:formula="of:=INDEX([.$A$1:.$A$2072]; 1402; 1)" office:value-type="float" office:value="287091558144" calcext:value-type="float">
            <text:p>287091558144</text:p>
          </table:table-cell>
          <table:table-cell table:formula="of:=[.$G$7] * [.$F$1411] + [.$G$8]" office:value-type="float" office:value="-150.308639099821" calcext:value-type="float">
            <text:p>-150.308639099821</text:p>
          </table:table-cell>
          <table:table-cell/>
          <table:table-cell table:formula="of:=INDEX([.$C$1:.$C$2072]; 1402; 1)" office:value-type="float" office:value="188798477824" calcext:value-type="float">
            <text:p>188798477824</text:p>
          </table:table-cell>
          <table:table-cell table:formula="of:=[.$J$7] * [.$I$1411] + [.$J$8]" office:value-type="float" office:value="8.21333726868033" calcext:value-type="float">
            <text:p>8.21333726868033</text:p>
          </table:table-cell>
        </table:table-row>
        <table:table-row table:style-name="ro1">
          <table:table-cell office:value-type="float" office:value="287091560704" calcext:value-type="float">
            <text:p>287091560704</text:p>
          </table:table-cell>
          <table:table-cell office:value-type="float" office:value="-150.303237915039" calcext:value-type="float">
            <text:p>-150.303237915039</text:p>
          </table:table-cell>
          <table:table-cell office:value-type="float" office:value="188798587904" calcext:value-type="float">
            <text:p>188798587904</text:p>
          </table:table-cell>
          <table:table-cell office:value-type="float" office:value="12.1216917037964" calcext:value-type="float">
            <text:p>12.1216917037964</text:p>
          </table:table-cell>
          <table:table-cell/>
          <table:table-cell table:formula="of:=INDEX([.$A$1:.$A$2072]; 1403; 1)" office:value-type="float" office:value="287091558400" calcext:value-type="float">
            <text:p>287091558400</text:p>
          </table:table-cell>
          <table:table-cell table:formula="of:=[.$G$7] * [.$F$1412] + [.$G$8]" office:value-type="float" office:value="-150.296409122646" calcext:value-type="float">
            <text:p>-150.296409122646</text:p>
          </table:table-cell>
          <table:table-cell/>
          <table:table-cell table:formula="of:=INDEX([.$C$1:.$C$2072]; 1403; 1)" office:value-type="float" office:value="188798486016" calcext:value-type="float">
            <text:p>188798486016</text:p>
          </table:table-cell>
          <table:table-cell table:formula="of:=[.$J$7] * [.$I$1412] + [.$J$8]" office:value-type="float" office:value="8.60499359108508" calcext:value-type="float">
            <text:p>8.60499359108508</text:p>
          </table:table-cell>
        </table:table-row>
        <table:table-row table:style-name="ro1">
          <table:table-cell office:value-type="float" office:value="287091560960" calcext:value-type="float">
            <text:p>287091560960</text:p>
          </table:table-cell>
          <table:table-cell office:value-type="float" office:value="-150.293319702148" calcext:value-type="float">
            <text:p>-150.293319702148</text:p>
          </table:table-cell>
          <table:table-cell office:value-type="float" office:value="188798596608" calcext:value-type="float">
            <text:p>188798596608</text:p>
          </table:table-cell>
          <table:table-cell office:value-type="float" office:value="12.543475151062" calcext:value-type="float">
            <text:p>12.543475151062</text:p>
          </table:table-cell>
          <table:table-cell/>
          <table:table-cell table:formula="of:=INDEX([.$A$1:.$A$2072]; 1404; 1)" office:value-type="float" office:value="287091558656" calcext:value-type="float">
            <text:p>287091558656</text:p>
          </table:table-cell>
          <table:table-cell table:formula="of:=[.$G$7] * [.$F$1413] + [.$G$8]" office:value-type="float" office:value="-150.284179143608" calcext:value-type="float">
            <text:p>-150.284179143608</text:p>
          </table:table-cell>
          <table:table-cell/>
          <table:table-cell table:formula="of:=INDEX([.$C$1:.$C$2072]; 1404; 1)" office:value-type="float" office:value="188798494208" calcext:value-type="float">
            <text:p>188798494208</text:p>
          </table:table-cell>
          <table:table-cell table:formula="of:=[.$J$7] * [.$I$1413] + [.$J$8]" office:value-type="float" office:value="8.99664991348982" calcext:value-type="float">
            <text:p>8.99664991348982</text:p>
          </table:table-cell>
        </table:table-row>
        <table:table-row table:style-name="ro1">
          <table:table-cell office:value-type="float" office:value="287091560192" calcext:value-type="float">
            <text:p>287091560192</text:p>
          </table:table-cell>
          <table:table-cell office:value-type="float" office:value="-150.28092956543" calcext:value-type="float">
            <text:p>-150.28092956543</text:p>
          </table:table-cell>
          <table:table-cell office:value-type="float" office:value="188798614016" calcext:value-type="float">
            <text:p>188798614016</text:p>
          </table:table-cell>
          <table:table-cell office:value-type="float" office:value="13.3864049911499" calcext:value-type="float">
            <text:p>13.3864049911499</text:p>
          </table:table-cell>
          <table:table-cell/>
          <table:table-cell table:formula="of:=INDEX([.$A$1:.$A$2072]; 1405; 1)" office:value-type="float" office:value="287091559168" calcext:value-type="float">
            <text:p>287091559168</text:p>
          </table:table-cell>
          <table:table-cell table:formula="of:=[.$G$7] * [.$F$1414] + [.$G$8]" office:value-type="float" office:value="-150.259719185531" calcext:value-type="float">
            <text:p>-150.259719185531</text:p>
          </table:table-cell>
          <table:table-cell/>
          <table:table-cell table:formula="of:=INDEX([.$C$1:.$C$2072]; 1405; 1)" office:value-type="float" office:value="188798510336" calcext:value-type="float">
            <text:p>188798510336</text:p>
          </table:table-cell>
          <table:table-cell table:formula="of:=[.$J$7] * [.$I$1414] + [.$J$8]" office:value-type="float" office:value="9.76772329770029" calcext:value-type="float">
            <text:p>9.76772329770029</text:p>
          </table:table-cell>
        </table:table-row>
        <table:table-row table:style-name="ro1">
          <table:table-cell office:value-type="float" office:value="287091559936" calcext:value-type="float">
            <text:p>287091559936</text:p>
          </table:table-cell>
          <table:table-cell office:value-type="float" office:value="-150.28955078125" calcext:value-type="float">
            <text:p>-150.28955078125</text:p>
          </table:table-cell>
          <table:table-cell office:value-type="float" office:value="188798622720" calcext:value-type="float">
            <text:p>188798622720</text:p>
          </table:table-cell>
          <table:table-cell office:value-type="float" office:value="13.8063611984253" calcext:value-type="float">
            <text:p>13.8063611984253</text:p>
          </table:table-cell>
          <table:table-cell/>
          <table:table-cell table:formula="of:=INDEX([.$A$1:.$A$2072]; 1406; 1)" office:value-type="float" office:value="287091559424" calcext:value-type="float">
            <text:p>287091559424</text:p>
          </table:table-cell>
          <table:table-cell table:formula="of:=[.$G$7] * [.$F$1415] + [.$G$8]" office:value-type="float" office:value="-150.247489206493" calcext:value-type="float">
            <text:p>-150.247489206493</text:p>
          </table:table-cell>
          <table:table-cell/>
          <table:table-cell table:formula="of:=INDEX([.$C$1:.$C$2072]; 1406; 1)" office:value-type="float" office:value="188798518528" calcext:value-type="float">
            <text:p>188798518528</text:p>
          </table:table-cell>
          <table:table-cell table:formula="of:=[.$J$7] * [.$I$1415] + [.$J$8]" office:value-type="float" office:value="10.159379620105" calcext:value-type="float">
            <text:p>10.159379620105</text:p>
          </table:table-cell>
        </table:table-row>
        <table:table-row table:style-name="ro1">
          <table:table-cell office:value-type="float" office:value="287091559936" calcext:value-type="float">
            <text:p>287091559936</text:p>
          </table:table-cell>
          <table:table-cell office:value-type="float" office:value="-150.296005249023" calcext:value-type="float">
            <text:p>-150.296005249023</text:p>
          </table:table-cell>
          <table:table-cell office:value-type="float" office:value="188798631424" calcext:value-type="float">
            <text:p>188798631424</text:p>
          </table:table-cell>
          <table:table-cell office:value-type="float" office:value="14.225830078125" calcext:value-type="float">
            <text:p>14.225830078125</text:p>
          </table:table-cell>
          <table:table-cell/>
          <table:table-cell table:formula="of:=INDEX([.$A$1:.$A$2072]; 1407; 1)" office:value-type="float" office:value="287091559424" calcext:value-type="float">
            <text:p>287091559424</text:p>
          </table:table-cell>
          <table:table-cell table:formula="of:=[.$G$7] * [.$F$1416] + [.$G$8]" office:value-type="float" office:value="-150.247489206493" calcext:value-type="float">
            <text:p>-150.247489206493</text:p>
          </table:table-cell>
          <table:table-cell/>
          <table:table-cell table:formula="of:=INDEX([.$C$1:.$C$2072]; 1407; 1)" office:value-type="float" office:value="188798526976" calcext:value-type="float">
            <text:p>188798526976</text:p>
          </table:table-cell>
          <table:table-cell table:formula="of:=[.$J$7] * [.$I$1416] + [.$J$8]" office:value-type="float" office:value="10.5632752012461" calcext:value-type="float">
            <text:p>10.5632752012461</text:p>
          </table:table-cell>
        </table:table-row>
        <table:table-row table:style-name="ro1">
          <table:table-cell office:value-type="float" office:value="287091559936" calcext:value-type="float">
            <text:p>287091559936</text:p>
          </table:table-cell>
          <table:table-cell office:value-type="float" office:value="-150.300842285156" calcext:value-type="float">
            <text:p>-150.300842285156</text:p>
          </table:table-cell>
          <table:table-cell office:value-type="float" office:value="188798649088" calcext:value-type="float">
            <text:p>188798649088</text:p>
          </table:table-cell>
          <table:table-cell office:value-type="float" office:value="15.0640153884888" calcext:value-type="float">
            <text:p>15.0640153884888</text:p>
          </table:table-cell>
          <table:table-cell/>
          <table:table-cell table:formula="of:=INDEX([.$A$1:.$A$2072]; 1408; 1)" office:value-type="float" office:value="287091559680" calcext:value-type="float">
            <text:p>287091559680</text:p>
          </table:table-cell>
          <table:table-cell table:formula="of:=[.$G$7] * [.$F$1417] + [.$G$8]" office:value-type="float" office:value="-150.235259227455" calcext:value-type="float">
            <text:p>-150.235259227455</text:p>
          </table:table-cell>
          <table:table-cell/>
          <table:table-cell table:formula="of:=INDEX([.$C$1:.$C$2072]; 1408; 1)" office:value-type="float" office:value="188798543872" calcext:value-type="float">
            <text:p>188798543872</text:p>
          </table:table-cell>
          <table:table-cell table:formula="of:=[.$J$7] * [.$I$1417] + [.$J$8]" office:value-type="float" office:value="11.3710663672537" calcext:value-type="float">
            <text:p>11.3710663672537</text:p>
          </table:table-cell>
        </table:table-row>
        <table:table-row table:style-name="ro1">
          <table:table-cell office:value-type="float" office:value="287091559936" calcext:value-type="float">
            <text:p>287091559936</text:p>
          </table:table-cell>
          <table:table-cell office:value-type="float" office:value="-150.303070068359" calcext:value-type="float">
            <text:p>-150.303070068359</text:p>
          </table:table-cell>
          <table:table-cell office:value-type="float" office:value="188798658048" calcext:value-type="float">
            <text:p>188798658048</text:p>
          </table:table-cell>
          <table:table-cell office:value-type="float" office:value="15.48277759552" calcext:value-type="float">
            <text:p>15.48277759552</text:p>
          </table:table-cell>
          <table:table-cell/>
          <table:table-cell table:formula="of:=INDEX([.$A$1:.$A$2072]; 1409; 1)" office:value-type="float" office:value="287091559936" calcext:value-type="float">
            <text:p>287091559936</text:p>
          </table:table-cell>
          <table:table-cell table:formula="of:=[.$G$7] * [.$F$1418] + [.$G$8]" office:value-type="float" office:value="-150.223029248416" calcext:value-type="float">
            <text:p>-150.223029248416</text:p>
          </table:table-cell>
          <table:table-cell/>
          <table:table-cell table:formula="of:=INDEX([.$C$1:.$C$2072]; 1409; 1)" office:value-type="float" office:value="188798552576" calcext:value-type="float">
            <text:p>188798552576</text:p>
          </table:table-cell>
          <table:table-cell table:formula="of:=[.$J$7] * [.$I$1418] + [.$J$8]" office:value-type="float" office:value="11.7872012089938" calcext:value-type="float">
            <text:p>11.7872012089938</text:p>
          </table:table-cell>
        </table:table-row>
        <table:table-row table:style-name="ro1">
          <table:table-cell office:value-type="float" office:value="287091559680" calcext:value-type="float">
            <text:p>287091559680</text:p>
          </table:table-cell>
          <table:table-cell office:value-type="float" office:value="-150.308517456055" calcext:value-type="float">
            <text:p>-150.308517456055</text:p>
          </table:table-cell>
          <table:table-cell office:value-type="float" office:value="188798676992" calcext:value-type="float">
            <text:p>188798676992</text:p>
          </table:table-cell>
          <table:table-cell office:value-type="float" office:value="16.3543395996094" calcext:value-type="float">
            <text:p>16.3543395996094</text:p>
          </table:table-cell>
          <table:table-cell/>
          <table:table-cell table:formula="of:=INDEX([.$A$1:.$A$2072]; 1410; 1)" office:value-type="float" office:value="287091560192" calcext:value-type="float">
            <text:p>287091560192</text:p>
          </table:table-cell>
          <table:table-cell table:formula="of:=[.$G$7] * [.$F$1419] + [.$G$8]" office:value-type="float" office:value="-150.210799271241" calcext:value-type="float">
            <text:p>-150.210799271241</text:p>
          </table:table-cell>
          <table:table-cell/>
          <table:table-cell table:formula="of:=INDEX([.$C$1:.$C$2072]; 1410; 1)" office:value-type="float" office:value="188798561536" calcext:value-type="float">
            <text:p>188798561536</text:p>
          </table:table-cell>
          <table:table-cell table:formula="of:=[.$J$7] * [.$I$1419] + [.$J$8]" office:value-type="float" office:value="12.2155753113329" calcext:value-type="float">
            <text:p>12.2155753113329</text:p>
          </table:table-cell>
        </table:table-row>
        <table:table-row table:style-name="ro1">
          <table:table-cell office:value-type="float" office:value="287091559680" calcext:value-type="float">
            <text:p>287091559680</text:p>
          </table:table-cell>
          <table:table-cell office:value-type="float" office:value="-150.311553955078" calcext:value-type="float">
            <text:p>-150.311553955078</text:p>
          </table:table-cell>
          <table:table-cell office:value-type="float" office:value="188798686976" calcext:value-type="float">
            <text:p>188798686976</text:p>
          </table:table-cell>
          <table:table-cell office:value-type="float" office:value="16.811637878418" calcext:value-type="float">
            <text:p>16.811637878418</text:p>
          </table:table-cell>
          <table:table-cell/>
          <table:table-cell table:formula="of:=INDEX([.$A$1:.$A$2072]; 1411; 1)" office:value-type="float" office:value="287091560704" calcext:value-type="float">
            <text:p>287091560704</text:p>
          </table:table-cell>
          <table:table-cell table:formula="of:=[.$G$7] * [.$F$1420] + [.$G$8]" office:value-type="float" office:value="-150.186339313164" calcext:value-type="float">
            <text:p>-150.186339313164</text:p>
          </table:table-cell>
          <table:table-cell/>
          <table:table-cell table:formula="of:=INDEX([.$C$1:.$C$2072]; 1411; 1)" office:value-type="float" office:value="188798579200" calcext:value-type="float">
            <text:p>188798579200</text:p>
          </table:table-cell>
          <table:table-cell table:formula="of:=[.$J$7] * [.$I$1420] + [.$J$8]" office:value-type="float" office:value="13.0600842572749" calcext:value-type="float">
            <text:p>13.0600842572749</text:p>
          </table:table-cell>
        </table:table-row>
        <table:table-row table:style-name="ro1">
          <table:table-cell office:value-type="float" office:value="287091559680" calcext:value-type="float">
            <text:p>287091559680</text:p>
          </table:table-cell>
          <table:table-cell office:value-type="float" office:value="-150.314743041992" calcext:value-type="float">
            <text:p>-150.314743041992</text:p>
          </table:table-cell>
          <table:table-cell office:value-type="float" office:value="188798696960" calcext:value-type="float">
            <text:p>188798696960</text:p>
          </table:table-cell>
          <table:table-cell office:value-type="float" office:value="17.2828407287598" calcext:value-type="float">
            <text:p>17.2828407287598</text:p>
          </table:table-cell>
          <table:table-cell/>
          <table:table-cell table:formula="of:=INDEX([.$A$1:.$A$2072]; 1412; 1)" office:value-type="float" office:value="287091560704" calcext:value-type="float">
            <text:p>287091560704</text:p>
          </table:table-cell>
          <table:table-cell table:formula="of:=[.$G$7] * [.$F$1421] + [.$G$8]" office:value-type="float" office:value="-150.186339313164" calcext:value-type="float">
            <text:p>-150.186339313164</text:p>
          </table:table-cell>
          <table:table-cell/>
          <table:table-cell table:formula="of:=INDEX([.$C$1:.$C$2072]; 1412; 1)" office:value-type="float" office:value="188798587904" calcext:value-type="float">
            <text:p>188798587904</text:p>
          </table:table-cell>
          <table:table-cell table:formula="of:=[.$J$7] * [.$I$1421] + [.$J$8]" office:value-type="float" office:value="13.476219099015" calcext:value-type="float">
            <text:p>13.476219099015</text:p>
          </table:table-cell>
        </table:table-row>
        <table:table-row table:style-name="ro1">
          <table:table-cell office:value-type="float" office:value="287091559424" calcext:value-type="float">
            <text:p>287091559424</text:p>
          </table:table-cell>
          <table:table-cell office:value-type="float" office:value="-150.321426391602" calcext:value-type="float">
            <text:p>-150.321426391602</text:p>
          </table:table-cell>
          <table:table-cell office:value-type="float" office:value="188798718208" calcext:value-type="float">
            <text:p>188798718208</text:p>
          </table:table-cell>
          <table:table-cell office:value-type="float" office:value="18.2656536102295" calcext:value-type="float">
            <text:p>18.2656536102295</text:p>
          </table:table-cell>
          <table:table-cell/>
          <table:table-cell table:formula="of:=INDEX([.$A$1:.$A$2072]; 1413; 1)" office:value-type="float" office:value="287091560960" calcext:value-type="float">
            <text:p>287091560960</text:p>
          </table:table-cell>
          <table:table-cell table:formula="of:=[.$G$7] * [.$F$1422] + [.$G$8]" office:value-type="float" office:value="-150.174109334126" calcext:value-type="float">
            <text:p>-150.174109334126</text:p>
          </table:table-cell>
          <table:table-cell/>
          <table:table-cell table:formula="of:=INDEX([.$C$1:.$C$2072]; 1413; 1)" office:value-type="float" office:value="188798596608" calcext:value-type="float">
            <text:p>188798596608</text:p>
          </table:table-cell>
          <table:table-cell table:formula="of:=[.$J$7] * [.$I$1422] + [.$J$8]" office:value-type="float" office:value="13.8923539407551" calcext:value-type="float">
            <text:p>13.8923539407551</text:p>
          </table:table-cell>
        </table:table-row>
        <table:table-row table:style-name="ro1">
          <table:table-cell office:value-type="float" office:value="287091559424" calcext:value-type="float">
            <text:p>287091559424</text:p>
          </table:table-cell>
          <table:table-cell office:value-type="float" office:value="-150.324905395508" calcext:value-type="float">
            <text:p>-150.324905395508</text:p>
          </table:table-cell>
          <table:table-cell office:value-type="float" office:value="188798729216" calcext:value-type="float">
            <text:p>188798729216</text:p>
          </table:table-cell>
          <table:table-cell office:value-type="float" office:value="18.7767238616943" calcext:value-type="float">
            <text:p>18.7767238616943</text:p>
          </table:table-cell>
          <table:table-cell/>
          <table:table-cell table:formula="of:=INDEX([.$A$1:.$A$2072]; 1414; 1)" office:value-type="float" office:value="287091560192" calcext:value-type="float">
            <text:p>287091560192</text:p>
          </table:table-cell>
          <table:table-cell table:formula="of:=[.$G$7] * [.$F$1423] + [.$G$8]" office:value-type="float" office:value="-150.210799271241" calcext:value-type="float">
            <text:p>-150.210799271241</text:p>
          </table:table-cell>
          <table:table-cell/>
          <table:table-cell table:formula="of:=INDEX([.$C$1:.$C$2072]; 1414; 1)" office:value-type="float" office:value="188798614016" calcext:value-type="float">
            <text:p>188798614016</text:p>
          </table:table-cell>
          <table:table-cell table:formula="of:=[.$J$7] * [.$I$1423] + [.$J$8]" office:value-type="float" office:value="14.724623626098" calcext:value-type="float">
            <text:p>14.724623626098</text:p>
          </table:table-cell>
        </table:table-row>
        <table:table-row table:style-name="ro1">
          <table:table-cell office:value-type="float" office:value="287091559168" calcext:value-type="float">
            <text:p>287091559168</text:p>
          </table:table-cell>
          <table:table-cell office:value-type="float" office:value="-150.332092285156" calcext:value-type="float">
            <text:p>-150.332092285156</text:p>
          </table:table-cell>
          <table:table-cell office:value-type="float" office:value="188798751744" calcext:value-type="float">
            <text:p>188798751744</text:p>
          </table:table-cell>
          <table:table-cell office:value-type="float" office:value="19.8365325927734" calcext:value-type="float">
            <text:p>19.8365325927734</text:p>
          </table:table-cell>
          <table:table-cell/>
          <table:table-cell table:formula="of:=INDEX([.$A$1:.$A$2072]; 1415; 1)" office:value-type="float" office:value="287091559936" calcext:value-type="float">
            <text:p>287091559936</text:p>
          </table:table-cell>
          <table:table-cell table:formula="of:=[.$G$7] * [.$F$1424] + [.$G$8]" office:value-type="float" office:value="-150.223029248416" calcext:value-type="float">
            <text:p>-150.223029248416</text:p>
          </table:table-cell>
          <table:table-cell/>
          <table:table-cell table:formula="of:=INDEX([.$C$1:.$C$2072]; 1415; 1)" office:value-type="float" office:value="188798622720" calcext:value-type="float">
            <text:p>188798622720</text:p>
          </table:table-cell>
          <table:table-cell table:formula="of:=[.$J$7] * [.$I$1424] + [.$J$8]" office:value-type="float" office:value="15.1407584678382" calcext:value-type="float">
            <text:p>15.1407584678382</text:p>
          </table:table-cell>
        </table:table-row>
        <table:table-row table:style-name="ro1">
          <table:table-cell office:value-type="float" office:value="287091559168" calcext:value-type="float">
            <text:p>287091559168</text:p>
          </table:table-cell>
          <table:table-cell office:value-type="float" office:value="-150.339553833008" calcext:value-type="float">
            <text:p>-150.339553833008</text:p>
          </table:table-cell>
          <table:table-cell office:value-type="float" office:value="188798775040" calcext:value-type="float">
            <text:p>188798775040</text:p>
          </table:table-cell>
          <table:table-cell office:value-type="float" office:value="20.9435977935791" calcext:value-type="float">
            <text:p>20.9435977935791</text:p>
          </table:table-cell>
          <table:table-cell/>
          <table:table-cell table:formula="of:=INDEX([.$A$1:.$A$2072]; 1416; 1)" office:value-type="float" office:value="287091559936" calcext:value-type="float">
            <text:p>287091559936</text:p>
          </table:table-cell>
          <table:table-cell table:formula="of:=[.$G$7] * [.$F$1425] + [.$G$8]" office:value-type="float" office:value="-150.223029248416" calcext:value-type="float">
            <text:p>-150.223029248416</text:p>
          </table:table-cell>
          <table:table-cell/>
          <table:table-cell table:formula="of:=INDEX([.$C$1:.$C$2072]; 1416; 1)" office:value-type="float" office:value="188798631424" calcext:value-type="float">
            <text:p>188798631424</text:p>
          </table:table-cell>
          <table:table-cell table:formula="of:=[.$J$7] * [.$I$1425] + [.$J$8]" office:value-type="float" office:value="15.5568933114409" calcext:value-type="float">
            <text:p>15.5568933114409</text:p>
          </table:table-cell>
        </table:table-row>
        <table:table-row table:style-name="ro1">
          <table:table-cell office:value-type="float" office:value="287091558912" calcext:value-type="float">
            <text:p>287091558912</text:p>
          </table:table-cell>
          <table:table-cell office:value-type="float" office:value="-150.343368530273" calcext:value-type="float">
            <text:p>-150.343368530273</text:p>
          </table:table-cell>
          <table:table-cell office:value-type="float" office:value="188798787072" calcext:value-type="float">
            <text:p>188798787072</text:p>
          </table:table-cell>
          <table:table-cell office:value-type="float" office:value="21.5109767913818" calcext:value-type="float">
            <text:p>21.5109767913818</text:p>
          </table:table-cell>
          <table:table-cell/>
          <table:table-cell table:formula="of:=INDEX([.$A$1:.$A$2072]; 1417; 1)" office:value-type="float" office:value="287091559936" calcext:value-type="float">
            <text:p>287091559936</text:p>
          </table:table-cell>
          <table:table-cell table:formula="of:=[.$G$7] * [.$F$1426] + [.$G$8]" office:value-type="float" office:value="-150.223029248416" calcext:value-type="float">
            <text:p>-150.223029248416</text:p>
          </table:table-cell>
          <table:table-cell/>
          <table:table-cell table:formula="of:=INDEX([.$C$1:.$C$2072]; 1417; 1)" office:value-type="float" office:value="188798649088" calcext:value-type="float">
            <text:p>188798649088</text:p>
          </table:table-cell>
          <table:table-cell table:formula="of:=[.$J$7] * [.$I$1426] + [.$J$8]" office:value-type="float" office:value="16.4014022555202" calcext:value-type="float">
            <text:p>16.4014022555202</text:p>
          </table:table-cell>
        </table:table-row>
        <table:table-row table:style-name="ro1">
          <table:table-cell office:value-type="float" office:value="287091558912" calcext:value-type="float">
            <text:p>287091558912</text:p>
          </table:table-cell>
          <table:table-cell office:value-type="float" office:value="-150.351043701172" calcext:value-type="float">
            <text:p>-150.351043701172</text:p>
          </table:table-cell>
          <table:table-cell office:value-type="float" office:value="188798811136" calcext:value-type="float">
            <text:p>188798811136</text:p>
          </table:table-cell>
          <table:table-cell office:value-type="float" office:value="22.6587963104248" calcext:value-type="float">
            <text:p>22.6587963104248</text:p>
          </table:table-cell>
          <table:table-cell/>
          <table:table-cell table:formula="of:=INDEX([.$A$1:.$A$2072]; 1418; 1)" office:value-type="float" office:value="287091559936" calcext:value-type="float">
            <text:p>287091559936</text:p>
          </table:table-cell>
          <table:table-cell table:formula="of:=[.$G$7] * [.$F$1427] + [.$G$8]" office:value-type="float" office:value="-150.223029248416" calcext:value-type="float">
            <text:p>-150.223029248416</text:p>
          </table:table-cell>
          <table:table-cell/>
          <table:table-cell table:formula="of:=INDEX([.$C$1:.$C$2072]; 1418; 1)" office:value-type="float" office:value="188798658048" calcext:value-type="float">
            <text:p>188798658048</text:p>
          </table:table-cell>
          <table:table-cell table:formula="of:=[.$J$7] * [.$I$1427] + [.$J$8]" office:value-type="float" office:value="16.8297763578594" calcext:value-type="float">
            <text:p>16.8297763578594</text:p>
          </table:table-cell>
        </table:table-row>
        <table:table-row table:style-name="ro1">
          <table:table-cell office:value-type="float" office:value="287091558912" calcext:value-type="float">
            <text:p>287091558912</text:p>
          </table:table-cell>
          <table:table-cell office:value-type="float" office:value="-150.354873657227" calcext:value-type="float">
            <text:p>-150.354873657227</text:p>
          </table:table-cell>
          <table:table-cell office:value-type="float" office:value="188798822912" calcext:value-type="float">
            <text:p>188798822912</text:p>
          </table:table-cell>
          <table:table-cell office:value-type="float" office:value="23.2333908081055" calcext:value-type="float">
            <text:p>23.2333908081055</text:p>
          </table:table-cell>
          <table:table-cell/>
          <table:table-cell table:formula="of:=INDEX([.$A$1:.$A$2072]; 1419; 1)" office:value-type="float" office:value="287091559680" calcext:value-type="float">
            <text:p>287091559680</text:p>
          </table:table-cell>
          <table:table-cell table:formula="of:=[.$G$7] * [.$F$1428] + [.$G$8]" office:value-type="float" office:value="-150.235259227455" calcext:value-type="float">
            <text:p>-150.235259227455</text:p>
          </table:table-cell>
          <table:table-cell/>
          <table:table-cell table:formula="of:=INDEX([.$C$1:.$C$2072]; 1419; 1)" office:value-type="float" office:value="188798676992" calcext:value-type="float">
            <text:p>188798676992</text:p>
          </table:table-cell>
          <table:table-cell table:formula="of:=[.$J$7] * [.$I$1428] + [.$J$8]" office:value-type="float" office:value="17.7354816030711" calcext:value-type="float">
            <text:p>17.7354816030711</text:p>
          </table:table-cell>
        </table:table-row>
        <table:table-row table:style-name="ro1">
          <table:table-cell office:value-type="float" office:value="287091558656" calcext:value-type="float">
            <text:p>287091558656</text:p>
          </table:table-cell>
          <table:table-cell office:value-type="float" office:value="-150.362457275391" calcext:value-type="float">
            <text:p>-150.362457275391</text:p>
          </table:table-cell>
          <table:table-cell office:value-type="float" office:value="188798846464" calcext:value-type="float">
            <text:p>188798846464</text:p>
          </table:table-cell>
          <table:table-cell office:value-type="float" office:value="24.3739147186279" calcext:value-type="float">
            <text:p>24.3739147186279</text:p>
          </table:table-cell>
          <table:table-cell/>
          <table:table-cell table:formula="of:=INDEX([.$A$1:.$A$2072]; 1420; 1)" office:value-type="float" office:value="287091559680" calcext:value-type="float">
            <text:p>287091559680</text:p>
          </table:table-cell>
          <table:table-cell table:formula="of:=[.$G$7] * [.$F$1429] + [.$G$8]" office:value-type="float" office:value="-150.235259227455" calcext:value-type="float">
            <text:p>-150.235259227455</text:p>
          </table:table-cell>
          <table:table-cell/>
          <table:table-cell table:formula="of:=INDEX([.$C$1:.$C$2072]; 1420; 1)" office:value-type="float" office:value="188798686976" calcext:value-type="float">
            <text:p>188798686976</text:p>
          </table:table-cell>
          <table:table-cell table:formula="of:=[.$J$7] * [.$I$1429] + [.$J$8]" office:value-type="float" office:value="18.2128127459437" calcext:value-type="float">
            <text:p>18.2128127459437</text:p>
          </table:table-cell>
        </table:table-row>
        <table:table-row table:style-name="ro1">
          <table:table-cell office:value-type="float" office:value="287091558656" calcext:value-type="float">
            <text:p>287091558656</text:p>
          </table:table-cell>
          <table:table-cell office:value-type="float" office:value="-150.3662109375" calcext:value-type="float">
            <text:p>-150.3662109375</text:p>
          </table:table-cell>
          <table:table-cell office:value-type="float" office:value="188798858240" calcext:value-type="float">
            <text:p>188798858240</text:p>
          </table:table-cell>
          <table:table-cell office:value-type="float" office:value="24.9396381378174" calcext:value-type="float">
            <text:p>24.9396381378174</text:p>
          </table:table-cell>
          <table:table-cell/>
          <table:table-cell table:formula="of:=INDEX([.$A$1:.$A$2072]; 1421; 1)" office:value-type="float" office:value="287091559680" calcext:value-type="float">
            <text:p>287091559680</text:p>
          </table:table-cell>
          <table:table-cell table:formula="of:=[.$G$7] * [.$F$1430] + [.$G$8]" office:value-type="float" office:value="-150.235259227455" calcext:value-type="float">
            <text:p>-150.235259227455</text:p>
          </table:table-cell>
          <table:table-cell/>
          <table:table-cell table:formula="of:=INDEX([.$C$1:.$C$2072]; 1421; 1)" office:value-type="float" office:value="188798696960" calcext:value-type="float">
            <text:p>188798696960</text:p>
          </table:table-cell>
          <table:table-cell table:formula="of:=[.$J$7] * [.$I$1430] + [.$J$8]" office:value-type="float" office:value="18.6901438888162" calcext:value-type="float">
            <text:p>18.6901438888162</text:p>
          </table:table-cell>
        </table:table-row>
        <table:table-row table:style-name="ro1">
          <table:table-cell office:value-type="float" office:value="287091558400" calcext:value-type="float">
            <text:p>287091558400</text:p>
          </table:table-cell>
          <table:table-cell office:value-type="float" office:value="-150.373718261719" calcext:value-type="float">
            <text:p>-150.373718261719</text:p>
          </table:table-cell>
          <table:table-cell office:value-type="float" office:value="188798882048" calcext:value-type="float">
            <text:p>188798882048</text:p>
          </table:table-cell>
          <table:table-cell office:value-type="float" office:value="26.0701065063477" calcext:value-type="float">
            <text:p>26.0701065063477</text:p>
          </table:table-cell>
          <table:table-cell/>
          <table:table-cell table:formula="of:=INDEX([.$A$1:.$A$2072]; 1422; 1)" office:value-type="float" office:value="287091559424" calcext:value-type="float">
            <text:p>287091559424</text:p>
          </table:table-cell>
          <table:table-cell table:formula="of:=[.$G$7] * [.$F$1431] + [.$G$8]" office:value-type="float" office:value="-150.247489206493" calcext:value-type="float">
            <text:p>-150.247489206493</text:p>
          </table:table-cell>
          <table:table-cell/>
          <table:table-cell table:formula="of:=INDEX([.$C$1:.$C$2072]; 1422; 1)" office:value-type="float" office:value="188798718208" calcext:value-type="float">
            <text:p>188798718208</text:p>
          </table:table-cell>
          <table:table-cell table:formula="of:=[.$J$7] * [.$I$1431] + [.$J$8]" office:value-type="float" office:value="19.7060024756938" calcext:value-type="float">
            <text:p>19.7060024756938</text:p>
          </table:table-cell>
        </table:table-row>
        <table:table-row table:style-name="ro1">
          <table:table-cell office:value-type="float" office:value="287091558400" calcext:value-type="float">
            <text:p>287091558400</text:p>
          </table:table-cell>
          <table:table-cell office:value-type="float" office:value="-150.377502441406" calcext:value-type="float">
            <text:p>-150.377502441406</text:p>
          </table:table-cell>
          <table:table-cell office:value-type="float" office:value="188798893824" calcext:value-type="float">
            <text:p>188798893824</text:p>
          </table:table-cell>
          <table:table-cell office:value-type="float" office:value="26.638729095459" calcext:value-type="float">
            <text:p>26.638729095459</text:p>
          </table:table-cell>
          <table:table-cell/>
          <table:table-cell table:formula="of:=INDEX([.$A$1:.$A$2072]; 1423; 1)" office:value-type="float" office:value="287091559424" calcext:value-type="float">
            <text:p>287091559424</text:p>
          </table:table-cell>
          <table:table-cell table:formula="of:=[.$G$7] * [.$F$1432] + [.$G$8]" office:value-type="float" office:value="-150.247489206493" calcext:value-type="float">
            <text:p>-150.247489206493</text:p>
          </table:table-cell>
          <table:table-cell/>
          <table:table-cell table:formula="of:=INDEX([.$C$1:.$C$2072]; 1423; 1)" office:value-type="float" office:value="188798729216" calcext:value-type="float">
            <text:p>188798729216</text:p>
          </table:table-cell>
          <table:table-cell table:formula="of:=[.$J$7] * [.$I$1432] + [.$J$8]" office:value-type="float" office:value="20.2322906572372" calcext:value-type="float">
            <text:p>20.2322906572372</text:p>
          </table:table-cell>
        </table:table-row>
        <table:table-row table:style-name="ro1">
          <table:table-cell office:value-type="float" office:value="287091558144" calcext:value-type="float">
            <text:p>287091558144</text:p>
          </table:table-cell>
          <table:table-cell office:value-type="float" office:value="-150.385147094727" calcext:value-type="float">
            <text:p>-150.385147094727</text:p>
          </table:table-cell>
          <table:table-cell office:value-type="float" office:value="188798918144" calcext:value-type="float">
            <text:p>188798918144</text:p>
          </table:table-cell>
          <table:table-cell office:value-type="float" office:value="27.7892284393311" calcext:value-type="float">
            <text:p>27.7892284393311</text:p>
          </table:table-cell>
          <table:table-cell/>
          <table:table-cell table:formula="of:=INDEX([.$A$1:.$A$2072]; 1424; 1)" office:value-type="float" office:value="287091559168" calcext:value-type="float">
            <text:p>287091559168</text:p>
          </table:table-cell>
          <table:table-cell table:formula="of:=[.$G$7] * [.$F$1433] + [.$G$8]" office:value-type="float" office:value="-150.259719185531" calcext:value-type="float">
            <text:p>-150.259719185531</text:p>
          </table:table-cell>
          <table:table-cell/>
          <table:table-cell table:formula="of:=INDEX([.$C$1:.$C$2072]; 1424; 1)" office:value-type="float" office:value="188798751744" calcext:value-type="float">
            <text:p>188798751744</text:p>
          </table:table-cell>
          <table:table-cell table:formula="of:=[.$J$7] * [.$I$1433] + [.$J$8]" office:value-type="float" office:value="21.3093455433845" calcext:value-type="float">
            <text:p>21.3093455433845</text:p>
          </table:table-cell>
        </table:table-row>
        <table:table-row table:style-name="ro1">
          <table:table-cell office:value-type="float" office:value="287091557888" calcext:value-type="float">
            <text:p>287091557888</text:p>
          </table:table-cell>
          <table:table-cell office:value-type="float" office:value="-150.392959594727" calcext:value-type="float">
            <text:p>-150.392959594727</text:p>
          </table:table-cell>
          <table:table-cell office:value-type="float" office:value="188798942976" calcext:value-type="float">
            <text:p>188798942976</text:p>
          </table:table-cell>
          <table:table-cell office:value-type="float" office:value="28.9631290435791" calcext:value-type="float">
            <text:p>28.9631290435791</text:p>
          </table:table-cell>
          <table:table-cell/>
          <table:table-cell table:formula="of:=INDEX([.$A$1:.$A$2072]; 1425; 1)" office:value-type="float" office:value="287091559168" calcext:value-type="float">
            <text:p>287091559168</text:p>
          </table:table-cell>
          <table:table-cell table:formula="of:=[.$G$7] * [.$F$1434] + [.$G$8]" office:value-type="float" office:value="-150.259719185531" calcext:value-type="float">
            <text:p>-150.259719185531</text:p>
          </table:table-cell>
          <table:table-cell/>
          <table:table-cell table:formula="of:=INDEX([.$C$1:.$C$2072]; 1425; 1)" office:value-type="float" office:value="188798775040" calcext:value-type="float">
            <text:p>188798775040</text:p>
          </table:table-cell>
          <table:table-cell table:formula="of:=[.$J$7] * [.$I$1434] + [.$J$8]" office:value-type="float" office:value="22.423118211329" calcext:value-type="float">
            <text:p>22.423118211329</text:p>
          </table:table-cell>
        </table:table-row>
        <table:table-row table:style-name="ro1">
          <table:table-cell office:value-type="float" office:value="287091557888" calcext:value-type="float">
            <text:p>287091557888</text:p>
          </table:table-cell>
          <table:table-cell office:value-type="float" office:value="-150.396926879883" calcext:value-type="float">
            <text:p>-150.396926879883</text:p>
          </table:table-cell>
          <table:table-cell office:value-type="float" office:value="188798955776" calcext:value-type="float">
            <text:p>188798955776</text:p>
          </table:table-cell>
          <table:table-cell office:value-type="float" office:value="29.5603313446045" calcext:value-type="float">
            <text:p>29.5603313446045</text:p>
          </table:table-cell>
          <table:table-cell/>
          <table:table-cell table:formula="of:=INDEX([.$A$1:.$A$2072]; 1426; 1)" office:value-type="float" office:value="287091558912" calcext:value-type="float">
            <text:p>287091558912</text:p>
          </table:table-cell>
          <table:table-cell table:formula="of:=[.$G$7] * [.$F$1435] + [.$G$8]" office:value-type="float" office:value="-150.271949164569" calcext:value-type="float">
            <text:p>-150.271949164569</text:p>
          </table:table-cell>
          <table:table-cell/>
          <table:table-cell table:formula="of:=INDEX([.$C$1:.$C$2072]; 1426; 1)" office:value-type="float" office:value="188798787072" calcext:value-type="float">
            <text:p>188798787072</text:p>
          </table:table-cell>
          <table:table-cell table:formula="of:=[.$J$7] * [.$I$1435] + [.$J$8]" office:value-type="float" office:value="22.9983634334058" calcext:value-type="float">
            <text:p>22.9983634334058</text:p>
          </table:table-cell>
        </table:table-row>
        <table:table-row table:style-name="ro1">
          <table:table-cell office:value-type="float" office:value="287091557632" calcext:value-type="float">
            <text:p>287091557632</text:p>
          </table:table-cell>
          <table:table-cell office:value-type="float" office:value="-150.404937744141" calcext:value-type="float">
            <text:p>-150.404937744141</text:p>
          </table:table-cell>
          <table:table-cell office:value-type="float" office:value="188798981120" calcext:value-type="float">
            <text:p>188798981120</text:p>
          </table:table-cell>
          <table:table-cell office:value-type="float" office:value="30.771312713623" calcext:value-type="float">
            <text:p>30.771312713623</text:p>
          </table:table-cell>
          <table:table-cell/>
          <table:table-cell table:formula="of:=INDEX([.$A$1:.$A$2072]; 1427; 1)" office:value-type="float" office:value="287091558912" calcext:value-type="float">
            <text:p>287091558912</text:p>
          </table:table-cell>
          <table:table-cell table:formula="of:=[.$G$7] * [.$F$1436] + [.$G$8]" office:value-type="float" office:value="-150.271949164569" calcext:value-type="float">
            <text:p>-150.271949164569</text:p>
          </table:table-cell>
          <table:table-cell/>
          <table:table-cell table:formula="of:=INDEX([.$C$1:.$C$2072]; 1427; 1)" office:value-type="float" office:value="188798811136" calcext:value-type="float">
            <text:p>188798811136</text:p>
          </table:table-cell>
          <table:table-cell table:formula="of:=[.$J$7] * [.$I$1436] + [.$J$8]" office:value-type="float" office:value="24.1488538812846" calcext:value-type="float">
            <text:p>24.1488538812846</text:p>
          </table:table-cell>
        </table:table-row>
        <table:table-row table:style-name="ro1">
          <table:table-cell office:value-type="float" office:value="287091557632" calcext:value-type="float">
            <text:p>287091557632</text:p>
          </table:table-cell>
          <table:table-cell office:value-type="float" office:value="-150.412948608398" calcext:value-type="float">
            <text:p>-150.412948608398</text:p>
          </table:table-cell>
          <table:table-cell office:value-type="float" office:value="188799006464" calcext:value-type="float">
            <text:p>188799006464</text:p>
          </table:table-cell>
          <table:table-cell office:value-type="float" office:value="31.9868545532227" calcext:value-type="float">
            <text:p>31.9868545532227</text:p>
          </table:table-cell>
          <table:table-cell/>
          <table:table-cell table:formula="of:=INDEX([.$A$1:.$A$2072]; 1428; 1)" office:value-type="float" office:value="287091558912" calcext:value-type="float">
            <text:p>287091558912</text:p>
          </table:table-cell>
          <table:table-cell table:formula="of:=[.$G$7] * [.$F$1437] + [.$G$8]" office:value-type="float" office:value="-150.271949164569" calcext:value-type="float">
            <text:p>-150.271949164569</text:p>
          </table:table-cell>
          <table:table-cell/>
          <table:table-cell table:formula="of:=INDEX([.$C$1:.$C$2072]; 1428; 1)" office:value-type="float" office:value="188798822912" calcext:value-type="float">
            <text:p>188798822912</text:p>
          </table:table-cell>
          <table:table-cell table:formula="of:=[.$J$7] * [.$I$1437] + [.$J$8]" office:value-type="float" office:value="24.711859844625" calcext:value-type="float">
            <text:p>24.711859844625</text:p>
          </table:table-cell>
        </table:table-row>
        <table:table-row table:style-name="ro1">
          <table:table-cell office:value-type="float" office:value="287091557632" calcext:value-type="float">
            <text:p>287091557632</text:p>
          </table:table-cell>
          <table:table-cell office:value-type="float" office:value="-150.416931152344" calcext:value-type="float">
            <text:p>-150.416931152344</text:p>
          </table:table-cell>
          <table:table-cell office:value-type="float" office:value="188799019008" calcext:value-type="float">
            <text:p>188799019008</text:p>
          </table:table-cell>
          <table:table-cell office:value-type="float" office:value="32.5915222167969" calcext:value-type="float">
            <text:p>32.5915222167969</text:p>
          </table:table-cell>
          <table:table-cell/>
          <table:table-cell table:formula="of:=INDEX([.$A$1:.$A$2072]; 1429; 1)" office:value-type="float" office:value="287091558656" calcext:value-type="float">
            <text:p>287091558656</text:p>
          </table:table-cell>
          <table:table-cell table:formula="of:=[.$G$7] * [.$F$1438] + [.$G$8]" office:value-type="float" office:value="-150.284179143608" calcext:value-type="float">
            <text:p>-150.284179143608</text:p>
          </table:table-cell>
          <table:table-cell/>
          <table:table-cell table:formula="of:=INDEX([.$C$1:.$C$2072]; 1429; 1)" office:value-type="float" office:value="188798846464" calcext:value-type="float">
            <text:p>188798846464</text:p>
          </table:table-cell>
          <table:table-cell table:formula="of:=[.$J$7] * [.$I$1438] + [.$J$8]" office:value-type="float" office:value="25.8378717713058" calcext:value-type="float">
            <text:p>25.8378717713058</text:p>
          </table:table-cell>
        </table:table-row>
        <table:table-row table:style-name="ro1">
          <table:table-cell office:value-type="float" office:value="287091557376" calcext:value-type="float">
            <text:p>287091557376</text:p>
          </table:table-cell>
          <table:table-cell office:value-type="float" office:value="-150.424850463867" calcext:value-type="float">
            <text:p>-150.424850463867</text:p>
          </table:table-cell>
          <table:table-cell office:value-type="float" office:value="188799044096" calcext:value-type="float">
            <text:p>188799044096</text:p>
          </table:table-cell>
          <table:table-cell office:value-type="float" office:value="33.7987785339355" calcext:value-type="float">
            <text:p>33.7987785339355</text:p>
          </table:table-cell>
          <table:table-cell/>
          <table:table-cell table:formula="of:=INDEX([.$A$1:.$A$2072]; 1430; 1)" office:value-type="float" office:value="287091558656" calcext:value-type="float">
            <text:p>287091558656</text:p>
          </table:table-cell>
          <table:table-cell table:formula="of:=[.$G$7] * [.$F$1439] + [.$G$8]" office:value-type="float" office:value="-150.284179143608" calcext:value-type="float">
            <text:p>-150.284179143608</text:p>
          </table:table-cell>
          <table:table-cell/>
          <table:table-cell table:formula="of:=INDEX([.$C$1:.$C$2072]; 1430; 1)" office:value-type="float" office:value="188798858240" calcext:value-type="float">
            <text:p>188798858240</text:p>
          </table:table-cell>
          <table:table-cell table:formula="of:=[.$J$7] * [.$I$1439] + [.$J$8]" office:value-type="float" office:value="26.4008777346462" calcext:value-type="float">
            <text:p>26.4008777346462</text:p>
          </table:table-cell>
        </table:table-row>
        <table:table-row table:style-name="ro1">
          <table:table-cell office:value-type="float" office:value="287091557376" calcext:value-type="float">
            <text:p>287091557376</text:p>
          </table:table-cell>
          <table:table-cell office:value-type="float" office:value="-150.428802490234" calcext:value-type="float">
            <text:p>-150.428802490234</text:p>
          </table:table-cell>
          <table:table-cell office:value-type="float" office:value="188799056896" calcext:value-type="float">
            <text:p>188799056896</text:p>
          </table:table-cell>
          <table:table-cell office:value-type="float" office:value="34.4015235900879" calcext:value-type="float">
            <text:p>34.4015235900879</text:p>
          </table:table-cell>
          <table:table-cell/>
          <table:table-cell table:formula="of:=INDEX([.$A$1:.$A$2072]; 1431; 1)" office:value-type="float" office:value="287091558400" calcext:value-type="float">
            <text:p>287091558400</text:p>
          </table:table-cell>
          <table:table-cell table:formula="of:=[.$G$7] * [.$F$1440] + [.$G$8]" office:value-type="float" office:value="-150.296409122646" calcext:value-type="float">
            <text:p>-150.296409122646</text:p>
          </table:table-cell>
          <table:table-cell/>
          <table:table-cell table:formula="of:=INDEX([.$C$1:.$C$2072]; 1431; 1)" office:value-type="float" office:value="188798882048" calcext:value-type="float">
            <text:p>188798882048</text:p>
          </table:table-cell>
          <table:table-cell table:formula="of:=[.$J$7] * [.$I$1440] + [.$J$8]" office:value-type="float" office:value="27.5391289200634" calcext:value-type="float">
            <text:p>27.5391289200634</text:p>
          </table:table-cell>
        </table:table-row>
        <table:table-row table:style-name="ro1">
          <table:table-cell office:value-type="float" office:value="287091557120" calcext:value-type="float">
            <text:p>287091557120</text:p>
          </table:table-cell>
          <table:table-cell office:value-type="float" office:value="-150.436721801758" calcext:value-type="float">
            <text:p>-150.436721801758</text:p>
          </table:table-cell>
          <table:table-cell office:value-type="float" office:value="188799081984" calcext:value-type="float">
            <text:p>188799081984</text:p>
          </table:table-cell>
          <table:table-cell office:value-type="float" office:value="35.6052589416504" calcext:value-type="float">
            <text:p>35.6052589416504</text:p>
          </table:table-cell>
          <table:table-cell/>
          <table:table-cell table:formula="of:=INDEX([.$A$1:.$A$2072]; 1432; 1)" office:value-type="float" office:value="287091558400" calcext:value-type="float">
            <text:p>287091558400</text:p>
          </table:table-cell>
          <table:table-cell table:formula="of:=[.$G$7] * [.$F$1441] + [.$G$8]" office:value-type="float" office:value="-150.296409122646" calcext:value-type="float">
            <text:p>-150.296409122646</text:p>
          </table:table-cell>
          <table:table-cell/>
          <table:table-cell table:formula="of:=INDEX([.$C$1:.$C$2072]; 1432; 1)" office:value-type="float" office:value="188798893824" calcext:value-type="float">
            <text:p>188798893824</text:p>
          </table:table-cell>
          <table:table-cell table:formula="of:=[.$J$7] * [.$I$1441] + [.$J$8]" office:value-type="float" office:value="28.1021348834038" calcext:value-type="float">
            <text:p>28.1021348834038</text:p>
          </table:table-cell>
        </table:table-row>
        <table:table-row table:style-name="ro1">
          <table:table-cell office:value-type="float" office:value="287091556608" calcext:value-type="float">
            <text:p>287091556608</text:p>
          </table:table-cell>
          <table:table-cell office:value-type="float" office:value="-150.444625854492" calcext:value-type="float">
            <text:p>-150.444625854492</text:p>
          </table:table-cell>
          <table:table-cell office:value-type="float" office:value="188799107072" calcext:value-type="float">
            <text:p>188799107072</text:p>
          </table:table-cell>
          <table:table-cell office:value-type="float" office:value="36.8066825866699" calcext:value-type="float">
            <text:p>36.8066825866699</text:p>
          </table:table-cell>
          <table:table-cell/>
          <table:table-cell table:formula="of:=INDEX([.$A$1:.$A$2072]; 1433; 1)" office:value-type="float" office:value="287091558144" calcext:value-type="float">
            <text:p>287091558144</text:p>
          </table:table-cell>
          <table:table-cell table:formula="of:=[.$G$7] * [.$F$1442] + [.$G$8]" office:value-type="float" office:value="-150.308639099821" calcext:value-type="float">
            <text:p>-150.308639099821</text:p>
          </table:table-cell>
          <table:table-cell/>
          <table:table-cell table:formula="of:=INDEX([.$C$1:.$C$2072]; 1433; 1)" office:value-type="float" office:value="188798918144" calcext:value-type="float">
            <text:p>188798918144</text:p>
          </table:table-cell>
          <table:table-cell table:formula="of:=[.$J$7] * [.$I$1442] + [.$J$8]" office:value-type="float" office:value="29.264864590019" calcext:value-type="float">
            <text:p>29.264864590019</text:p>
          </table:table-cell>
        </table:table-row>
        <table:table-row table:style-name="ro1">
          <table:table-cell office:value-type="float" office:value="287091552000" calcext:value-type="float">
            <text:p>287091552000</text:p>
          </table:table-cell>
          <table:table-cell office:value-type="float" office:value="-150.522476196289" calcext:value-type="float">
            <text:p>-150.522476196289</text:p>
          </table:table-cell>
          <table:table-cell office:value-type="float" office:value="188799143680" calcext:value-type="float">
            <text:p>188799143680</text:p>
          </table:table-cell>
          <table:table-cell office:value-type="float" office:value="38.5958557128906" calcext:value-type="float">
            <text:p>38.5958557128906</text:p>
          </table:table-cell>
          <table:table-cell/>
          <table:table-cell table:formula="of:=INDEX([.$A$1:.$A$2072]; 1434; 1)" office:value-type="float" office:value="287091557888" calcext:value-type="float">
            <text:p>287091557888</text:p>
          </table:table-cell>
          <table:table-cell table:formula="of:=[.$G$7] * [.$F$1443] + [.$G$8]" office:value-type="float" office:value="-150.32086907886" calcext:value-type="float">
            <text:p>-150.32086907886</text:p>
          </table:table-cell>
          <table:table-cell/>
          <table:table-cell table:formula="of:=INDEX([.$C$1:.$C$2072]; 1434; 1)" office:value-type="float" office:value="188798942976" calcext:value-type="float">
            <text:p>188798942976</text:p>
          </table:table-cell>
          <table:table-cell table:formula="of:=[.$J$7] * [.$I$1443] + [.$J$8]" office:value-type="float" office:value="30.4520728178322" calcext:value-type="float">
            <text:p>30.4520728178322</text:p>
          </table:table-cell>
        </table:table-row>
        <table:table-row table:style-name="ro1">
          <table:table-cell office:value-type="float" office:value="287091549440" calcext:value-type="float">
            <text:p>287091549440</text:p>
          </table:table-cell>
          <table:table-cell office:value-type="float" office:value="-150.582260131836" calcext:value-type="float">
            <text:p>-150.582260131836</text:p>
          </table:table-cell>
          <table:table-cell office:value-type="float" office:value="188799155200" calcext:value-type="float">
            <text:p>188799155200</text:p>
          </table:table-cell>
          <table:table-cell office:value-type="float" office:value="39.1731109619141" calcext:value-type="float">
            <text:p>39.1731109619141</text:p>
          </table:table-cell>
          <table:table-cell/>
          <table:table-cell table:formula="of:=INDEX([.$A$1:.$A$2072]; 1435; 1)" office:value-type="float" office:value="287091557888" calcext:value-type="float">
            <text:p>287091557888</text:p>
          </table:table-cell>
          <table:table-cell table:formula="of:=[.$G$7] * [.$F$1444] + [.$G$8]" office:value-type="float" office:value="-150.32086907886" calcext:value-type="float">
            <text:p>-150.32086907886</text:p>
          </table:table-cell>
          <table:table-cell/>
          <table:table-cell table:formula="of:=INDEX([.$C$1:.$C$2072]; 1435; 1)" office:value-type="float" office:value="188798955776" calcext:value-type="float">
            <text:p>188798955776</text:p>
          </table:table-cell>
          <table:table-cell table:formula="of:=[.$J$7] * [.$I$1444] + [.$J$8]" office:value-type="float" office:value="31.0640358217061" calcext:value-type="float">
            <text:p>31.0640358217061</text:p>
          </table:table-cell>
        </table:table-row>
        <table:table-row table:style-name="ro1">
          <table:table-cell office:value-type="float" office:value="287091542784" calcext:value-type="float">
            <text:p>287091542784</text:p>
          </table:table-cell>
          <table:table-cell office:value-type="float" office:value="-150.763381958008" calcext:value-type="float">
            <text:p>-150.763381958008</text:p>
          </table:table-cell>
          <table:table-cell office:value-type="float" office:value="188799176192" calcext:value-type="float">
            <text:p>188799176192</text:p>
          </table:table-cell>
          <table:table-cell office:value-type="float" office:value="40.2569427490234" calcext:value-type="float">
            <text:p>40.2569427490234</text:p>
          </table:table-cell>
          <table:table-cell/>
          <table:table-cell table:formula="of:=INDEX([.$A$1:.$A$2072]; 1436; 1)" office:value-type="float" office:value="287091557632" calcext:value-type="float">
            <text:p>287091557632</text:p>
          </table:table-cell>
          <table:table-cell table:formula="of:=[.$G$7] * [.$F$1445] + [.$G$8]" office:value-type="float" office:value="-150.333099057898" calcext:value-type="float">
            <text:p>-150.333099057898</text:p>
          </table:table-cell>
          <table:table-cell/>
          <table:table-cell table:formula="of:=INDEX([.$C$1:.$C$2072]; 1436; 1)" office:value-type="float" office:value="188798981120" calcext:value-type="float">
            <text:p>188798981120</text:p>
          </table:table-cell>
          <table:table-cell table:formula="of:=[.$J$7] * [.$I$1445] + [.$J$8]" office:value-type="float" office:value="32.275722566992" calcext:value-type="float">
            <text:p>32.275722566992</text:p>
          </table:table-cell>
        </table:table-row>
        <table:table-row table:style-name="ro1">
          <table:table-cell office:value-type="float" office:value="287091538944" calcext:value-type="float">
            <text:p>287091538944</text:p>
          </table:table-cell>
          <table:table-cell office:value-type="float" office:value="-150.8857421875" calcext:value-type="float">
            <text:p>-150.8857421875</text:p>
          </table:table-cell>
          <table:table-cell office:value-type="float" office:value="188799185920" calcext:value-type="float">
            <text:p>188799185920</text:p>
          </table:table-cell>
          <table:table-cell office:value-type="float" office:value="40.7609519958496" calcext:value-type="float">
            <text:p>40.7609519958496</text:p>
          </table:table-cell>
          <table:table-cell/>
          <table:table-cell table:formula="of:=INDEX([.$A$1:.$A$2072]; 1437; 1)" office:value-type="float" office:value="287091557632" calcext:value-type="float">
            <text:p>287091557632</text:p>
          </table:table-cell>
          <table:table-cell table:formula="of:=[.$G$7] * [.$F$1446] + [.$G$8]" office:value-type="float" office:value="-150.333099057898" calcext:value-type="float">
            <text:p>-150.333099057898</text:p>
          </table:table-cell>
          <table:table-cell/>
          <table:table-cell table:formula="of:=INDEX([.$C$1:.$C$2072]; 1437; 1)" office:value-type="float" office:value="188799006464" calcext:value-type="float">
            <text:p>188799006464</text:p>
          </table:table-cell>
          <table:table-cell table:formula="of:=[.$J$7] * [.$I$1446] + [.$J$8]" office:value-type="float" office:value="33.4874093141407" calcext:value-type="float">
            <text:p>33.4874093141407</text:p>
          </table:table-cell>
        </table:table-row>
        <table:table-row table:style-name="ro1">
          <table:table-cell office:value-type="float" office:value="287091529472" calcext:value-type="float">
            <text:p>287091529472</text:p>
          </table:table-cell>
          <table:table-cell office:value-type="float" office:value="-151.18913269043" calcext:value-type="float">
            <text:p>-151.18913269043</text:p>
          </table:table-cell>
          <table:table-cell office:value-type="float" office:value="188799203072" calcext:value-type="float">
            <text:p>188799203072</text:p>
          </table:table-cell>
          <table:table-cell office:value-type="float" office:value="41.6882934570313" calcext:value-type="float">
            <text:p>41.6882934570313</text:p>
          </table:table-cell>
          <table:table-cell/>
          <table:table-cell table:formula="of:=INDEX([.$A$1:.$A$2072]; 1438; 1)" office:value-type="float" office:value="287091557632" calcext:value-type="float">
            <text:p>287091557632</text:p>
          </table:table-cell>
          <table:table-cell table:formula="of:=[.$G$7] * [.$F$1447] + [.$G$8]" office:value-type="float" office:value="-150.333099057898" calcext:value-type="float">
            <text:p>-150.333099057898</text:p>
          </table:table-cell>
          <table:table-cell/>
          <table:table-cell table:formula="of:=INDEX([.$C$1:.$C$2072]; 1438; 1)" office:value-type="float" office:value="188799019008" calcext:value-type="float">
            <text:p>188799019008</text:p>
          </table:table-cell>
          <table:table-cell table:formula="of:=[.$J$7] * [.$I$1447] + [.$J$8]" office:value-type="float" office:value="34.0871330592781" calcext:value-type="float">
            <text:p>34.0871330592781</text:p>
          </table:table-cell>
        </table:table-row>
        <table:table-row table:style-name="ro1">
          <table:table-cell office:value-type="float" office:value="287091524352" calcext:value-type="float">
            <text:p>287091524352</text:p>
          </table:table-cell>
          <table:table-cell office:value-type="float" office:value="-151.371063232422" calcext:value-type="float">
            <text:p>-151.371063232422</text:p>
          </table:table-cell>
          <table:table-cell office:value-type="float" office:value="188799210496" calcext:value-type="float">
            <text:p>188799210496</text:p>
          </table:table-cell>
          <table:table-cell office:value-type="float" office:value="42.1062355041504" calcext:value-type="float">
            <text:p>42.1062355041504</text:p>
          </table:table-cell>
          <table:table-cell/>
          <table:table-cell table:formula="of:=INDEX([.$A$1:.$A$2072]; 1439; 1)" office:value-type="float" office:value="287091557376" calcext:value-type="float">
            <text:p>287091557376</text:p>
          </table:table-cell>
          <table:table-cell table:formula="of:=[.$G$7] * [.$F$1448] + [.$G$8]" office:value-type="float" office:value="-150.345329036936" calcext:value-type="float">
            <text:p>-150.345329036936</text:p>
          </table:table-cell>
          <table:table-cell/>
          <table:table-cell table:formula="of:=INDEX([.$C$1:.$C$2072]; 1439; 1)" office:value-type="float" office:value="188799044096" calcext:value-type="float">
            <text:p>188799044096</text:p>
          </table:table-cell>
          <table:table-cell table:formula="of:=[.$J$7] * [.$I$1448] + [.$J$8]" office:value-type="float" office:value="35.2865805458277" calcext:value-type="float">
            <text:p>35.2865805458277</text:p>
          </table:table-cell>
        </table:table-row>
        <table:table-row table:style-name="ro1">
          <table:table-cell office:value-type="float" office:value="287091506944" calcext:value-type="float">
            <text:p>287091506944</text:p>
          </table:table-cell>
          <table:table-cell office:value-type="float" office:value="-152.013641357422" calcext:value-type="float">
            <text:p>-152.013641357422</text:p>
          </table:table-cell>
          <table:table-cell office:value-type="float" office:value="188799228416" calcext:value-type="float">
            <text:p>188799228416</text:p>
          </table:table-cell>
          <table:table-cell office:value-type="float" office:value="43.1641120910645" calcext:value-type="float">
            <text:p>43.1641120910645</text:p>
          </table:table-cell>
          <table:table-cell/>
          <table:table-cell table:formula="of:=INDEX([.$A$1:.$A$2072]; 1440; 1)" office:value-type="float" office:value="287091557376" calcext:value-type="float">
            <text:p>287091557376</text:p>
          </table:table-cell>
          <table:table-cell table:formula="of:=[.$G$7] * [.$F$1449] + [.$G$8]" office:value-type="float" office:value="-150.345329036936" calcext:value-type="float">
            <text:p>-150.345329036936</text:p>
          </table:table-cell>
          <table:table-cell/>
          <table:table-cell table:formula="of:=INDEX([.$C$1:.$C$2072]; 1440; 1)" office:value-type="float" office:value="188799056896" calcext:value-type="float">
            <text:p>188799056896</text:p>
          </table:table-cell>
          <table:table-cell table:formula="of:=[.$J$7] * [.$I$1449] + [.$J$8]" office:value-type="float" office:value="35.8985435497016" calcext:value-type="float">
            <text:p>35.8985435497016</text:p>
          </table:table-cell>
        </table:table-row>
        <table:table-row table:style-name="ro1">
          <table:table-cell office:value-type="float" office:value="287091500800" calcext:value-type="float">
            <text:p>287091500800</text:p>
          </table:table-cell>
          <table:table-cell office:value-type="float" office:value="-152.252410888672" calcext:value-type="float">
            <text:p>-152.252410888672</text:p>
          </table:table-cell>
          <table:table-cell office:value-type="float" office:value="188799232768" calcext:value-type="float">
            <text:p>188799232768</text:p>
          </table:table-cell>
          <table:table-cell office:value-type="float" office:value="43.4479331970215" calcext:value-type="float">
            <text:p>43.4479331970215</text:p>
          </table:table-cell>
          <table:table-cell/>
          <table:table-cell table:formula="of:=INDEX([.$A$1:.$A$2072]; 1441; 1)" office:value-type="float" office:value="287091557120" calcext:value-type="float">
            <text:p>287091557120</text:p>
          </table:table-cell>
          <table:table-cell table:formula="of:=[.$G$7] * [.$F$1450] + [.$G$8]" office:value-type="float" office:value="-150.357559015974" calcext:value-type="float">
            <text:p>-150.357559015974</text:p>
          </table:table-cell>
          <table:table-cell/>
          <table:table-cell table:formula="of:=INDEX([.$C$1:.$C$2072]; 1441; 1)" office:value-type="float" office:value="188799081984" calcext:value-type="float">
            <text:p>188799081984</text:p>
          </table:table-cell>
          <table:table-cell table:formula="of:=[.$J$7] * [.$I$1450] + [.$J$8]" office:value-type="float" office:value="37.0979910362512" calcext:value-type="float">
            <text:p>37.0979910362512</text:p>
          </table:table-cell>
        </table:table-row>
        <table:table-row table:style-name="ro1">
          <table:table-cell office:value-type="float" office:value="287091494912" calcext:value-type="float">
            <text:p>287091494912</text:p>
          </table:table-cell>
          <table:table-cell office:value-type="float" office:value="-152.498626708984" calcext:value-type="float">
            <text:p>-152.498626708984</text:p>
          </table:table-cell>
          <table:table-cell office:value-type="float" office:value="188799236608" calcext:value-type="float">
            <text:p>188799236608</text:p>
          </table:table-cell>
          <table:table-cell office:value-type="float" office:value="43.6965141296387" calcext:value-type="float">
            <text:p>43.6965141296387</text:p>
          </table:table-cell>
          <table:table-cell/>
          <table:table-cell table:formula="of:=INDEX([.$A$1:.$A$2072]; 1442; 1)" office:value-type="float" office:value="287091556608" calcext:value-type="float">
            <text:p>287091556608</text:p>
          </table:table-cell>
          <table:table-cell table:formula="of:=[.$G$7] * [.$F$1451] + [.$G$8]" office:value-type="float" office:value="-150.382018972188" calcext:value-type="float">
            <text:p>-150.382018972188</text:p>
          </table:table-cell>
          <table:table-cell/>
          <table:table-cell table:formula="of:=INDEX([.$C$1:.$C$2072]; 1442; 1)" office:value-type="float" office:value="188799107072" calcext:value-type="float">
            <text:p>188799107072</text:p>
          </table:table-cell>
          <table:table-cell table:formula="of:=[.$J$7] * [.$I$1451] + [.$J$8]" office:value-type="float" office:value="38.2974385228008" calcext:value-type="float">
            <text:p>38.2974385228008</text:p>
          </table:table-cell>
        </table:table-row>
        <table:table-row table:style-name="ro1">
          <table:table-cell office:value-type="float" office:value="287091484928" calcext:value-type="float">
            <text:p>287091484928</text:p>
          </table:table-cell>
          <table:table-cell office:value-type="float" office:value="-152.987655639648" calcext:value-type="float">
            <text:p>-152.987655639648</text:p>
          </table:table-cell>
          <table:table-cell office:value-type="float" office:value="188799245312" calcext:value-type="float">
            <text:p>188799245312</text:p>
          </table:table-cell>
          <table:table-cell office:value-type="float" office:value="44.1324844360352" calcext:value-type="float">
            <text:p>44.1324844360352</text:p>
          </table:table-cell>
          <table:table-cell/>
          <table:table-cell table:formula="of:=INDEX([.$A$1:.$A$2072]; 1443; 1)" office:value-type="float" office:value="287091552000" calcext:value-type="float">
            <text:p>287091552000</text:p>
          </table:table-cell>
          <table:table-cell table:formula="of:=[.$G$7] * [.$F$1452] + [.$G$8]" office:value-type="float" office:value="-150.602158591151" calcext:value-type="float">
            <text:p>-150.602158591151</text:p>
          </table:table-cell>
          <table:table-cell/>
          <table:table-cell table:formula="of:=INDEX([.$C$1:.$C$2072]; 1443; 1)" office:value-type="float" office:value="188799143680" calcext:value-type="float">
            <text:p>188799143680</text:p>
          </table:table-cell>
          <table:table-cell table:formula="of:=[.$J$7] * [.$I$1452] + [.$J$8]" office:value-type="float" office:value="40.0476527120918" calcext:value-type="float">
            <text:p>40.0476527120918</text:p>
          </table:table-cell>
        </table:table-row>
        <table:table-row table:style-name="ro1">
          <table:table-cell office:value-type="float" office:value="287091480576" calcext:value-type="float">
            <text:p>287091480576</text:p>
          </table:table-cell>
          <table:table-cell office:value-type="float" office:value="-153.211334228516" calcext:value-type="float">
            <text:p>-153.211334228516</text:p>
          </table:table-cell>
          <table:table-cell office:value-type="float" office:value="188799250176" calcext:value-type="float">
            <text:p>188799250176</text:p>
          </table:table-cell>
          <table:table-cell office:value-type="float" office:value="44.3510971069336" calcext:value-type="float">
            <text:p>44.3510971069336</text:p>
          </table:table-cell>
          <table:table-cell/>
          <table:table-cell table:formula="of:=INDEX([.$A$1:.$A$2072]; 1444; 1)" office:value-type="float" office:value="287091549440" calcext:value-type="float">
            <text:p>287091549440</text:p>
          </table:table-cell>
          <table:table-cell table:formula="of:=[.$G$7] * [.$F$1453] + [.$G$8]" office:value-type="float" office:value="-150.724458377808" calcext:value-type="float">
            <text:p>-150.724458377808</text:p>
          </table:table-cell>
          <table:table-cell/>
          <table:table-cell table:formula="of:=INDEX([.$C$1:.$C$2072]; 1444; 1)" office:value-type="float" office:value="188799155200" calcext:value-type="float">
            <text:p>188799155200</text:p>
          </table:table-cell>
          <table:table-cell table:formula="of:=[.$J$7] * [.$I$1453] + [.$J$8]" office:value-type="float" office:value="40.5984194166958" calcext:value-type="float">
            <text:p>40.5984194166958</text:p>
          </table:table-cell>
        </table:table-row>
        <table:table-row table:style-name="ro1">
          <table:table-cell office:value-type="float" office:value="287091471872" calcext:value-type="float">
            <text:p>287091471872</text:p>
          </table:table-cell>
          <table:table-cell office:value-type="float" office:value="-153.632385253906" calcext:value-type="float">
            <text:p>-153.632385253906</text:p>
          </table:table-cell>
          <table:table-cell office:value-type="float" office:value="188799259392" calcext:value-type="float">
            <text:p>188799259392</text:p>
          </table:table-cell>
          <table:table-cell office:value-type="float" office:value="44.7870063781738" calcext:value-type="float">
            <text:p>44.7870063781738</text:p>
          </table:table-cell>
          <table:table-cell/>
          <table:table-cell table:formula="of:=INDEX([.$A$1:.$A$2072]; 1445; 1)" office:value-type="float" office:value="287091542784" calcext:value-type="float">
            <text:p>287091542784</text:p>
          </table:table-cell>
          <table:table-cell table:formula="of:=[.$G$7] * [.$F$1454] + [.$G$8]" office:value-type="float" office:value="-151.042437825352" calcext:value-type="float">
            <text:p>-151.042437825352</text:p>
          </table:table-cell>
          <table:table-cell/>
          <table:table-cell table:formula="of:=INDEX([.$C$1:.$C$2072]; 1445; 1)" office:value-type="float" office:value="188799176192" calcext:value-type="float">
            <text:p>188799176192</text:p>
          </table:table-cell>
          <table:table-cell table:formula="of:=[.$J$7] * [.$I$1454] + [.$J$8]" office:value-type="float" office:value="41.6020387411118" calcext:value-type="float">
            <text:p>41.6020387411118</text:p>
          </table:table-cell>
        </table:table-row>
        <table:table-row table:style-name="ro1">
          <table:table-cell office:value-type="float" office:value="287091467520" calcext:value-type="float">
            <text:p>287091467520</text:p>
          </table:table-cell>
          <table:table-cell office:value-type="float" office:value="-153.839859008789" calcext:value-type="float">
            <text:p>-153.839859008789</text:p>
          </table:table-cell>
          <table:table-cell office:value-type="float" office:value="188799264000" calcext:value-type="float">
            <text:p>188799264000</text:p>
          </table:table-cell>
          <table:table-cell office:value-type="float" office:value="45.0025367736816" calcext:value-type="float">
            <text:p>45.0025367736816</text:p>
          </table:table-cell>
          <table:table-cell/>
          <table:table-cell table:formula="of:=INDEX([.$A$1:.$A$2072]; 1446; 1)" office:value-type="float" office:value="287091538944" calcext:value-type="float">
            <text:p>287091538944</text:p>
          </table:table-cell>
          <table:table-cell table:formula="of:=[.$G$7] * [.$F$1455] + [.$G$8]" office:value-type="float" office:value="-151.2258875072" calcext:value-type="float">
            <text:p>-151.2258875072</text:p>
          </table:table-cell>
          <table:table-cell/>
          <table:table-cell table:formula="of:=INDEX([.$C$1:.$C$2072]; 1446; 1)" office:value-type="float" office:value="188799185920" calcext:value-type="float">
            <text:p>188799185920</text:p>
          </table:table-cell>
          <table:table-cell table:formula="of:=[.$J$7] * [.$I$1455] + [.$J$8]" office:value-type="float" office:value="42.067130625248" calcext:value-type="float">
            <text:p>42.067130625248</text:p>
          </table:table-cell>
        </table:table-row>
        <table:table-row table:style-name="ro1">
          <table:table-cell office:value-type="float" office:value="287091462912" calcext:value-type="float">
            <text:p>287091462912</text:p>
          </table:table-cell>
          <table:table-cell office:value-type="float" office:value="-154.048645019531" calcext:value-type="float">
            <text:p>-154.048645019531</text:p>
          </table:table-cell>
          <table:table-cell office:value-type="float" office:value="188799268608" calcext:value-type="float">
            <text:p>188799268608</text:p>
          </table:table-cell>
          <table:table-cell office:value-type="float" office:value="45.218578338623" calcext:value-type="float">
            <text:p>45.218578338623</text:p>
          </table:table-cell>
          <table:table-cell/>
          <table:table-cell table:formula="of:=INDEX([.$A$1:.$A$2072]; 1447; 1)" office:value-type="float" office:value="287091529472" calcext:value-type="float">
            <text:p>287091529472</text:p>
          </table:table-cell>
          <table:table-cell table:formula="of:=[.$G$7] * [.$F$1456] + [.$G$8]" office:value-type="float" office:value="-151.678396720439" calcext:value-type="float">
            <text:p>-151.678396720439</text:p>
          </table:table-cell>
          <table:table-cell/>
          <table:table-cell table:formula="of:=INDEX([.$C$1:.$C$2072]; 1447; 1)" office:value-type="float" office:value="188799203072" calcext:value-type="float">
            <text:p>188799203072</text:p>
          </table:table-cell>
          <table:table-cell table:formula="of:=[.$J$7] * [.$I$1456] + [.$J$8]" office:value-type="float" office:value="42.8871610499918" calcext:value-type="float">
            <text:p>42.8871610499918</text:p>
          </table:table-cell>
        </table:table-row>
        <table:table-row table:style-name="ro1">
          <table:table-cell office:value-type="float" office:value="287091458304" calcext:value-type="float">
            <text:p>287091458304</text:p>
          </table:table-cell>
          <table:table-cell office:value-type="float" office:value="-154.258041381836" calcext:value-type="float">
            <text:p>-154.258041381836</text:p>
          </table:table-cell>
          <table:table-cell office:value-type="float" office:value="188799272960" calcext:value-type="float">
            <text:p>188799272960</text:p>
          </table:table-cell>
          <table:table-cell office:value-type="float" office:value="45.4351997375488" calcext:value-type="float">
            <text:p>45.4351997375488</text:p>
          </table:table-cell>
          <table:table-cell/>
          <table:table-cell table:formula="of:=INDEX([.$A$1:.$A$2072]; 1448; 1)" office:value-type="float" office:value="287091524352" calcext:value-type="float">
            <text:p>287091524352</text:p>
          </table:table-cell>
          <table:table-cell table:formula="of:=[.$G$7] * [.$F$1457] + [.$G$8]" office:value-type="float" office:value="-151.922996295616" calcext:value-type="float">
            <text:p>-151.922996295616</text:p>
          </table:table-cell>
          <table:table-cell/>
          <table:table-cell table:formula="of:=INDEX([.$C$1:.$C$2072]; 1448; 1)" office:value-type="float" office:value="188799210496" calcext:value-type="float">
            <text:p>188799210496</text:p>
          </table:table-cell>
          <table:table-cell table:formula="of:=[.$J$7] * [.$I$1457] + [.$J$8]" office:value-type="float" office:value="43.2420995905995" calcext:value-type="float">
            <text:p>43.2420995905995</text:p>
          </table:table-cell>
        </table:table-row>
        <table:table-row table:style-name="ro1">
          <table:table-cell office:value-type="float" office:value="287091448064" calcext:value-type="float">
            <text:p>287091448064</text:p>
          </table:table-cell>
          <table:table-cell office:value-type="float" office:value="-154.702072143555" calcext:value-type="float">
            <text:p>-154.702072143555</text:p>
          </table:table-cell>
          <table:table-cell office:value-type="float" office:value="188799281664" calcext:value-type="float">
            <text:p>188799281664</text:p>
          </table:table-cell>
          <table:table-cell office:value-type="float" office:value="45.8604545593262" calcext:value-type="float">
            <text:p>45.8604545593262</text:p>
          </table:table-cell>
          <table:table-cell/>
          <table:table-cell table:formula="of:=INDEX([.$A$1:.$A$2072]; 1449; 1)" office:value-type="float" office:value="287091506944" calcext:value-type="float">
            <text:p>287091506944</text:p>
          </table:table-cell>
          <table:table-cell table:formula="of:=[.$G$7] * [.$F$1458] + [.$G$8]" office:value-type="float" office:value="-152.75463485159" calcext:value-type="float">
            <text:p>-152.75463485159</text:p>
          </table:table-cell>
          <table:table-cell/>
          <table:table-cell table:formula="of:=INDEX([.$C$1:.$C$2072]; 1449; 1)" office:value-type="float" office:value="188799228416" calcext:value-type="float">
            <text:p>188799228416</text:p>
          </table:table-cell>
          <table:table-cell table:formula="of:=[.$J$7] * [.$I$1458] + [.$J$8]" office:value-type="float" office:value="44.0988477971405" calcext:value-type="float">
            <text:p>44.0988477971405</text:p>
          </table:table-cell>
        </table:table-row>
        <table:table-row table:style-name="ro1">
          <table:table-cell office:value-type="float" office:value="287091442688" calcext:value-type="float">
            <text:p>287091442688</text:p>
          </table:table-cell>
          <table:table-cell office:value-type="float" office:value="-154.937744140625" calcext:value-type="float">
            <text:p>-154.937744140625</text:p>
          </table:table-cell>
          <table:table-cell office:value-type="float" office:value="188799286016" calcext:value-type="float">
            <text:p>188799286016</text:p>
          </table:table-cell>
          <table:table-cell office:value-type="float" office:value="46.0725250244141" calcext:value-type="float">
            <text:p>46.0725250244141</text:p>
          </table:table-cell>
          <table:table-cell/>
          <table:table-cell table:formula="of:=INDEX([.$A$1:.$A$2072]; 1450; 1)" office:value-type="float" office:value="287091500800" calcext:value-type="float">
            <text:p>287091500800</text:p>
          </table:table-cell>
          <table:table-cell table:formula="of:=[.$G$7] * [.$F$1459] + [.$G$8]" office:value-type="float" office:value="-153.048154341057" calcext:value-type="float">
            <text:p>-153.048154341057</text:p>
          </table:table-cell>
          <table:table-cell/>
          <table:table-cell table:formula="of:=INDEX([.$C$1:.$C$2072]; 1450; 1)" office:value-type="float" office:value="188799232768" calcext:value-type="float">
            <text:p>188799232768</text:p>
          </table:table-cell>
          <table:table-cell table:formula="of:=[.$J$7] * [.$I$1459] + [.$J$8]" office:value-type="float" office:value="44.3069152180105" calcext:value-type="float">
            <text:p>44.3069152180105</text:p>
          </table:table-cell>
        </table:table-row>
        <table:table-row table:style-name="ro1">
          <table:table-cell office:value-type="float" office:value="287091430912" calcext:value-type="float">
            <text:p>287091430912</text:p>
          </table:table-cell>
          <table:table-cell office:value-type="float" office:value="-155.436767578125" calcext:value-type="float">
            <text:p>-155.436767578125</text:p>
          </table:table-cell>
          <table:table-cell office:value-type="float" office:value="188799293696" calcext:value-type="float">
            <text:p>188799293696</text:p>
          </table:table-cell>
          <table:table-cell office:value-type="float" office:value="46.495532989502" calcext:value-type="float">
            <text:p>46.495532989502</text:p>
          </table:table-cell>
          <table:table-cell/>
          <table:table-cell table:formula="of:=INDEX([.$A$1:.$A$2072]; 1451; 1)" office:value-type="float" office:value="287091494912" calcext:value-type="float">
            <text:p>287091494912</text:p>
          </table:table-cell>
          <table:table-cell table:formula="of:=[.$G$7] * [.$F$1460] + [.$G$8]" office:value-type="float" office:value="-153.329443853349" calcext:value-type="float">
            <text:p>-153.329443853349</text:p>
          </table:table-cell>
          <table:table-cell/>
          <table:table-cell table:formula="of:=INDEX([.$C$1:.$C$2072]; 1451; 1)" office:value-type="float" office:value="188799236608" calcext:value-type="float">
            <text:p>188799236608</text:p>
          </table:table-cell>
          <table:table-cell table:formula="of:=[.$J$7] * [.$I$1460] + [.$J$8]" office:value-type="float" office:value="44.4905041195452" calcext:value-type="float">
            <text:p>44.4905041195452</text:p>
          </table:table-cell>
        </table:table-row>
        <table:table-row table:style-name="ro1">
          <table:table-cell office:value-type="float" office:value="287091418112" calcext:value-type="float">
            <text:p>287091418112</text:p>
          </table:table-cell>
          <table:table-cell office:value-type="float" office:value="-155.986877441406" calcext:value-type="float">
            <text:p>-155.986877441406</text:p>
          </table:table-cell>
          <table:table-cell office:value-type="float" office:value="188799300864" calcext:value-type="float">
            <text:p>188799300864</text:p>
          </table:table-cell>
          <table:table-cell office:value-type="float" office:value="46.8975143432617" calcext:value-type="float">
            <text:p>46.8975143432617</text:p>
          </table:table-cell>
          <table:table-cell/>
          <table:table-cell table:formula="of:=INDEX([.$A$1:.$A$2072]; 1452; 1)" office:value-type="float" office:value="287091484928" calcext:value-type="float">
            <text:p>287091484928</text:p>
          </table:table-cell>
          <table:table-cell table:formula="of:=[.$G$7] * [.$F$1461] + [.$G$8]" office:value-type="float" office:value="-153.806413024664" calcext:value-type="float">
            <text:p>-153.806413024664</text:p>
          </table:table-cell>
          <table:table-cell/>
          <table:table-cell table:formula="of:=INDEX([.$C$1:.$C$2072]; 1452; 1)" office:value-type="float" office:value="188799245312" calcext:value-type="float">
            <text:p>188799245312</text:p>
          </table:table-cell>
          <table:table-cell table:formula="of:=[.$J$7] * [.$I$1461] + [.$J$8]" office:value-type="float" office:value="44.9066389612854" calcext:value-type="float">
            <text:p>44.9066389612854</text:p>
          </table:table-cell>
        </table:table-row>
        <table:table-row table:style-name="ro1">
          <table:table-cell office:value-type="float" office:value="287091410944" calcext:value-type="float">
            <text:p>287091410944</text:p>
          </table:table-cell>
          <table:table-cell office:value-type="float" office:value="-156.281829833984" calcext:value-type="float">
            <text:p>-156.281829833984</text:p>
          </table:table-cell>
          <table:table-cell office:value-type="float" office:value="188799303680" calcext:value-type="float">
            <text:p>188799303680</text:p>
          </table:table-cell>
          <table:table-cell office:value-type="float" office:value="47.0871963500977" calcext:value-type="float">
            <text:p>47.0871963500977</text:p>
          </table:table-cell>
          <table:table-cell/>
          <table:table-cell table:formula="of:=INDEX([.$A$1:.$A$2072]; 1453; 1)" office:value-type="float" office:value="287091480576" calcext:value-type="float">
            <text:p>287091480576</text:p>
          </table:table-cell>
          <table:table-cell table:formula="of:=[.$G$7] * [.$F$1462] + [.$G$8]" office:value-type="float" office:value="-154.014322662726" calcext:value-type="float">
            <text:p>-154.014322662726</text:p>
          </table:table-cell>
          <table:table-cell/>
          <table:table-cell table:formula="of:=INDEX([.$C$1:.$C$2072]; 1453; 1)" office:value-type="float" office:value="188799250176" calcext:value-type="float">
            <text:p>188799250176</text:p>
          </table:table-cell>
          <table:table-cell table:formula="of:=[.$J$7] * [.$I$1462] + [.$J$8]" office:value-type="float" office:value="45.1391849033535" calcext:value-type="float">
            <text:p>45.1391849033535</text:p>
          </table:table-cell>
        </table:table-row>
        <table:table-row table:style-name="ro1">
          <table:table-cell office:value-type="float" office:value="287091403776" calcext:value-type="float">
            <text:p>287091403776</text:p>
          </table:table-cell>
          <table:table-cell office:value-type="float" office:value="-156.592163085938" calcext:value-type="float">
            <text:p>-156.592163085938</text:p>
          </table:table-cell>
          <table:table-cell office:value-type="float" office:value="188799306496" calcext:value-type="float">
            <text:p>188799306496</text:p>
          </table:table-cell>
          <table:table-cell office:value-type="float" office:value="47.2645072937012" calcext:value-type="float">
            <text:p>47.2645072937012</text:p>
          </table:table-cell>
          <table:table-cell/>
          <table:table-cell table:formula="of:=INDEX([.$A$1:.$A$2072]; 1454; 1)" office:value-type="float" office:value="287091471872" calcext:value-type="float">
            <text:p>287091471872</text:p>
          </table:table-cell>
          <table:table-cell table:formula="of:=[.$G$7] * [.$F$1463] + [.$G$8]" office:value-type="float" office:value="-154.430141940713" calcext:value-type="float">
            <text:p>-154.430141940713</text:p>
          </table:table-cell>
          <table:table-cell/>
          <table:table-cell table:formula="of:=INDEX([.$C$1:.$C$2072]; 1454; 1)" office:value-type="float" office:value="188799259392" calcext:value-type="float">
            <text:p>188799259392</text:p>
          </table:table-cell>
          <table:table-cell table:formula="of:=[.$J$7] * [.$I$1463] + [.$J$8]" office:value-type="float" office:value="45.579798264429" calcext:value-type="float">
            <text:p>45.579798264429</text:p>
          </table:table-cell>
        </table:table-row>
        <table:table-row table:style-name="ro1">
          <table:table-cell office:value-type="float" office:value="287091396096" calcext:value-type="float">
            <text:p>287091396096</text:p>
          </table:table-cell>
          <table:table-cell office:value-type="float" office:value="-156.916427612305" calcext:value-type="float">
            <text:p>-156.916427612305</text:p>
          </table:table-cell>
          <table:table-cell office:value-type="float" office:value="188799308544" calcext:value-type="float">
            <text:p>188799308544</text:p>
          </table:table-cell>
          <table:table-cell office:value-type="float" office:value="47.4310302734375" calcext:value-type="float">
            <text:p>47.4310302734375</text:p>
          </table:table-cell>
          <table:table-cell/>
          <table:table-cell table:formula="of:=INDEX([.$A$1:.$A$2072]; 1455; 1)" office:value-type="float" office:value="287091467520" calcext:value-type="float">
            <text:p>287091467520</text:p>
          </table:table-cell>
          <table:table-cell table:formula="of:=[.$G$7] * [.$F$1464] + [.$G$8]" office:value-type="float" office:value="-154.638051578775" calcext:value-type="float">
            <text:p>-154.638051578775</text:p>
          </table:table-cell>
          <table:table-cell/>
          <table:table-cell table:formula="of:=INDEX([.$C$1:.$C$2072]; 1455; 1)" office:value-type="float" office:value="188799264000" calcext:value-type="float">
            <text:p>188799264000</text:p>
          </table:table-cell>
          <table:table-cell table:formula="of:=[.$J$7] * [.$I$1464] + [.$J$8]" office:value-type="float" office:value="45.8001049458981" calcext:value-type="float">
            <text:p>45.8001049458981</text:p>
          </table:table-cell>
        </table:table-row>
        <table:table-row table:style-name="ro1">
          <table:table-cell office:value-type="float" office:value="287091380992" calcext:value-type="float">
            <text:p>287091380992</text:p>
          </table:table-cell>
          <table:table-cell office:value-type="float" office:value="-157.592498779297" calcext:value-type="float">
            <text:p>-157.592498779297</text:p>
          </table:table-cell>
          <table:table-cell office:value-type="float" office:value="188799311360" calcext:value-type="float">
            <text:p>188799311360</text:p>
          </table:table-cell>
          <table:table-cell office:value-type="float" office:value="47.7068252563477" calcext:value-type="float">
            <text:p>47.7068252563477</text:p>
          </table:table-cell>
          <table:table-cell/>
          <table:table-cell table:formula="of:=INDEX([.$A$1:.$A$2072]; 1456; 1)" office:value-type="float" office:value="287091462912" calcext:value-type="float">
            <text:p>287091462912</text:p>
          </table:table-cell>
          <table:table-cell table:formula="of:=[.$G$7] * [.$F$1465] + [.$G$8]" office:value-type="float" office:value="-154.858191195875" calcext:value-type="float">
            <text:p>-154.858191195875</text:p>
          </table:table-cell>
          <table:table-cell/>
          <table:table-cell table:formula="of:=INDEX([.$C$1:.$C$2072]; 1456; 1)" office:value-type="float" office:value="188799268608" calcext:value-type="float">
            <text:p>188799268608</text:p>
          </table:table-cell>
          <table:table-cell table:formula="of:=[.$J$7] * [.$I$1465] + [.$J$8]" office:value-type="float" office:value="46.0204116273671" calcext:value-type="float">
            <text:p>46.0204116273671</text:p>
          </table:table-cell>
        </table:table-row>
        <table:table-row table:style-name="ro1">
          <table:table-cell office:value-type="float" office:value="287091373312" calcext:value-type="float">
            <text:p>287091373312</text:p>
          </table:table-cell>
          <table:table-cell office:value-type="float" office:value="-157.938247680664" calcext:value-type="float">
            <text:p>-157.938247680664</text:p>
          </table:table-cell>
          <table:table-cell office:value-type="float" office:value="188799312384" calcext:value-type="float">
            <text:p>188799312384</text:p>
          </table:table-cell>
          <table:table-cell office:value-type="float" office:value="47.8123970031738" calcext:value-type="float">
            <text:p>47.8123970031738</text:p>
          </table:table-cell>
          <table:table-cell/>
          <table:table-cell table:formula="of:=INDEX([.$A$1:.$A$2072]; 1457; 1)" office:value-type="float" office:value="287091458304" calcext:value-type="float">
            <text:p>287091458304</text:p>
          </table:table-cell>
          <table:table-cell table:formula="of:=[.$G$7] * [.$F$1466] + [.$G$8]" office:value-type="float" office:value="-155.078330814838" calcext:value-type="float">
            <text:p>-155.078330814838</text:p>
          </table:table-cell>
          <table:table-cell/>
          <table:table-cell table:formula="of:=INDEX([.$C$1:.$C$2072]; 1457; 1)" office:value-type="float" office:value="188799272960" calcext:value-type="float">
            <text:p>188799272960</text:p>
          </table:table-cell>
          <table:table-cell table:formula="of:=[.$J$7] * [.$I$1466] + [.$J$8]" office:value-type="float" office:value="46.2284790482372" calcext:value-type="float">
            <text:p>46.2284790482372</text:p>
          </table:table-cell>
        </table:table-row>
        <table:table-row table:style-name="ro1">
          <table:table-cell office:value-type="float" office:value="287091366144" calcext:value-type="float">
            <text:p>287091366144</text:p>
          </table:table-cell>
          <table:table-cell office:value-type="float" office:value="-158.286514282227" calcext:value-type="float">
            <text:p>-158.286514282227</text:p>
          </table:table-cell>
          <table:table-cell office:value-type="float" office:value="188799314688" calcext:value-type="float">
            <text:p>188799314688</text:p>
          </table:table-cell>
          <table:table-cell office:value-type="float" office:value="47.9108924865723" calcext:value-type="float">
            <text:p>47.9108924865723</text:p>
          </table:table-cell>
          <table:table-cell/>
          <table:table-cell table:formula="of:=INDEX([.$A$1:.$A$2072]; 1458; 1)" office:value-type="float" office:value="287091448064" calcext:value-type="float">
            <text:p>287091448064</text:p>
          </table:table-cell>
          <table:table-cell table:formula="of:=[.$G$7] * [.$F$1467] + [.$G$8]" office:value-type="float" office:value="-155.567529965192" calcext:value-type="float">
            <text:p>-155.567529965192</text:p>
          </table:table-cell>
          <table:table-cell/>
          <table:table-cell table:formula="of:=INDEX([.$C$1:.$C$2072]; 1458; 1)" office:value-type="float" office:value="188799281664" calcext:value-type="float">
            <text:p>188799281664</text:p>
          </table:table-cell>
          <table:table-cell table:formula="of:=[.$J$7] * [.$I$1467] + [.$J$8]" office:value-type="float" office:value="46.64461389184" calcext:value-type="float">
            <text:p>46.64461389184</text:p>
          </table:table-cell>
        </table:table-row>
        <table:table-row table:style-name="ro1">
          <table:table-cell office:value-type="float" office:value="287091351808" calcext:value-type="float">
            <text:p>287091351808</text:p>
          </table:table-cell>
          <table:table-cell office:value-type="float" office:value="-158.974563598633" calcext:value-type="float">
            <text:p>-158.974563598633</text:p>
          </table:table-cell>
          <table:table-cell office:value-type="float" office:value="188799319808" calcext:value-type="float">
            <text:p>188799319808</text:p>
          </table:table-cell>
          <table:table-cell office:value-type="float" office:value="48.1406974792481" calcext:value-type="float">
            <text:p>48.1406974792481</text:p>
          </table:table-cell>
          <table:table-cell/>
          <table:table-cell table:formula="of:=INDEX([.$A$1:.$A$2072]; 1459; 1)" office:value-type="float" office:value="287091442688" calcext:value-type="float">
            <text:p>287091442688</text:p>
          </table:table-cell>
          <table:table-cell table:formula="of:=[.$G$7] * [.$F$1468] + [.$G$8]" office:value-type="float" office:value="-155.824359517545" calcext:value-type="float">
            <text:p>-155.824359517545</text:p>
          </table:table-cell>
          <table:table-cell/>
          <table:table-cell table:formula="of:=INDEX([.$C$1:.$C$2072]; 1459; 1)" office:value-type="float" office:value="188799286016" calcext:value-type="float">
            <text:p>188799286016</text:p>
          </table:table-cell>
          <table:table-cell table:formula="of:=[.$J$7] * [.$I$1468] + [.$J$8]" office:value-type="float" office:value="46.85268131271" calcext:value-type="float">
            <text:p>46.85268131271</text:p>
          </table:table-cell>
        </table:table-row>
        <table:table-row table:style-name="ro1">
          <table:table-cell office:value-type="float" office:value="287091337472" calcext:value-type="float">
            <text:p>287091337472</text:p>
          </table:table-cell>
          <table:table-cell office:value-type="float" office:value="-159.657150268555" calcext:value-type="float">
            <text:p>-159.657150268555</text:p>
          </table:table-cell>
          <table:table-cell office:value-type="float" office:value="188799324672" calcext:value-type="float">
            <text:p>188799324672</text:p>
          </table:table-cell>
          <table:table-cell office:value-type="float" office:value="48.3812942504883" calcext:value-type="float">
            <text:p>48.3812942504883</text:p>
          </table:table-cell>
          <table:table-cell/>
          <table:table-cell table:formula="of:=INDEX([.$A$1:.$A$2072]; 1460; 1)" office:value-type="float" office:value="287091430912" calcext:value-type="float">
            <text:p>287091430912</text:p>
          </table:table-cell>
          <table:table-cell table:formula="of:=[.$G$7] * [.$F$1469] + [.$G$8]" office:value-type="float" office:value="-156.386938540265" calcext:value-type="float">
            <text:p>-156.386938540265</text:p>
          </table:table-cell>
          <table:table-cell/>
          <table:table-cell table:formula="of:=INDEX([.$C$1:.$C$2072]; 1460; 1)" office:value-type="float" office:value="188799293696" calcext:value-type="float">
            <text:p>188799293696</text:p>
          </table:table-cell>
          <table:table-cell table:formula="of:=[.$J$7] * [.$I$1469] + [.$J$8]" office:value-type="float" office:value="47.2198591139168" calcext:value-type="float">
            <text:p>47.2198591139168</text:p>
          </table:table-cell>
        </table:table-row>
        <table:table-row table:style-name="ro1">
          <table:table-cell office:value-type="float" office:value="287091330560" calcext:value-type="float">
            <text:p>287091330560</text:p>
          </table:table-cell>
          <table:table-cell office:value-type="float" office:value="-159.998840332031" calcext:value-type="float">
            <text:p>-159.998840332031</text:p>
          </table:table-cell>
          <table:table-cell office:value-type="float" office:value="188799327232" calcext:value-type="float">
            <text:p>188799327232</text:p>
          </table:table-cell>
          <table:table-cell office:value-type="float" office:value="48.5004272460938" calcext:value-type="float">
            <text:p>48.5004272460938</text:p>
          </table:table-cell>
          <table:table-cell/>
          <table:table-cell table:formula="of:=INDEX([.$A$1:.$A$2072]; 1461; 1)" office:value-type="float" office:value="287091418112" calcext:value-type="float">
            <text:p>287091418112</text:p>
          </table:table-cell>
          <table:table-cell table:formula="of:=[.$G$7] * [.$F$1470] + [.$G$8]" office:value-type="float" office:value="-156.998437479138" calcext:value-type="float">
            <text:p>-156.998437479138</text:p>
          </table:table-cell>
          <table:table-cell/>
          <table:table-cell table:formula="of:=INDEX([.$C$1:.$C$2072]; 1461; 1)" office:value-type="float" office:value="188799300864" calcext:value-type="float">
            <text:p>188799300864</text:p>
          </table:table-cell>
          <table:table-cell table:formula="of:=[.$J$7] * [.$I$1470] + [.$J$8]" office:value-type="float" office:value="47.5625583957881" calcext:value-type="float">
            <text:p>47.5625583957881</text:p>
          </table:table-cell>
        </table:table-row>
        <table:table-row table:style-name="ro1">
          <table:table-cell office:value-type="float" office:value="287091315200" calcext:value-type="float">
            <text:p>287091315200</text:p>
          </table:table-cell>
          <table:table-cell office:value-type="float" office:value="-160.688018798828" calcext:value-type="float">
            <text:p>-160.688018798828</text:p>
          </table:table-cell>
          <table:table-cell office:value-type="float" office:value="188799331328" calcext:value-type="float">
            <text:p>188799331328</text:p>
          </table:table-cell>
          <table:table-cell office:value-type="float" office:value="48.7317314147949" calcext:value-type="float">
            <text:p>48.7317314147949</text:p>
          </table:table-cell>
          <table:table-cell/>
          <table:table-cell table:formula="of:=INDEX([.$A$1:.$A$2072]; 1462; 1)" office:value-type="float" office:value="287091410944" calcext:value-type="float">
            <text:p>287091410944</text:p>
          </table:table-cell>
          <table:table-cell table:formula="of:=[.$G$7] * [.$F$1471] + [.$G$8]" office:value-type="float" office:value="-157.340876882896" calcext:value-type="float">
            <text:p>-157.340876882896</text:p>
          </table:table-cell>
          <table:table-cell/>
          <table:table-cell table:formula="of:=INDEX([.$C$1:.$C$2072]; 1462; 1)" office:value-type="float" office:value="188799303680" calcext:value-type="float">
            <text:p>188799303680</text:p>
          </table:table-cell>
          <table:table-cell table:formula="of:=[.$J$7] * [.$I$1471] + [.$J$8]" office:value-type="float" office:value="47.6971902567893" calcext:value-type="float">
            <text:p>47.6971902567893</text:p>
          </table:table-cell>
        </table:table-row>
        <table:table-row table:style-name="ro1">
          <table:table-cell office:value-type="float" office:value="287091307008" calcext:value-type="float">
            <text:p>287091307008</text:p>
          </table:table-cell>
          <table:table-cell office:value-type="float" office:value="-161.053497314453" calcext:value-type="float">
            <text:p>-161.053497314453</text:p>
          </table:table-cell>
          <table:table-cell office:value-type="float" office:value="188799333376" calcext:value-type="float">
            <text:p>188799333376</text:p>
          </table:table-cell>
          <table:table-cell office:value-type="float" office:value="48.8390083312988" calcext:value-type="float">
            <text:p>48.8390083312988</text:p>
          </table:table-cell>
          <table:table-cell/>
          <table:table-cell table:formula="of:=INDEX([.$A$1:.$A$2072]; 1463; 1)" office:value-type="float" office:value="287091403776" calcext:value-type="float">
            <text:p>287091403776</text:p>
          </table:table-cell>
          <table:table-cell table:formula="of:=[.$G$7] * [.$F$1472] + [.$G$8]" office:value-type="float" office:value="-157.683316288516" calcext:value-type="float">
            <text:p>-157.683316288516</text:p>
          </table:table-cell>
          <table:table-cell/>
          <table:table-cell table:formula="of:=INDEX([.$C$1:.$C$2072]; 1463; 1)" office:value-type="float" office:value="188799306496" calcext:value-type="float">
            <text:p>188799306496</text:p>
          </table:table-cell>
          <table:table-cell table:formula="of:=[.$J$7] * [.$I$1472] + [.$J$8]" office:value-type="float" office:value="47.8318221177906" calcext:value-type="float">
            <text:p>47.8318221177906</text:p>
          </table:table-cell>
        </table:table-row>
        <table:table-row table:style-name="ro1">
          <table:table-cell office:value-type="float" office:value="287091298816" calcext:value-type="float">
            <text:p>287091298816</text:p>
          </table:table-cell>
          <table:table-cell office:value-type="float" office:value="-161.43603515625" calcext:value-type="float">
            <text:p>-161.43603515625</text:p>
          </table:table-cell>
          <table:table-cell office:value-type="float" office:value="188799335424" calcext:value-type="float">
            <text:p>188799335424</text:p>
          </table:table-cell>
          <table:table-cell office:value-type="float" office:value="48.9438323974609" calcext:value-type="float">
            <text:p>48.9438323974609</text:p>
          </table:table-cell>
          <table:table-cell/>
          <table:table-cell table:formula="of:=INDEX([.$A$1:.$A$2072]; 1464; 1)" office:value-type="float" office:value="287091396096" calcext:value-type="float">
            <text:p>287091396096</text:p>
          </table:table-cell>
          <table:table-cell table:formula="of:=[.$G$7] * [.$F$1473] + [.$G$8]" office:value-type="float" office:value="-158.05021565035" calcext:value-type="float">
            <text:p>-158.05021565035</text:p>
          </table:table-cell>
          <table:table-cell/>
          <table:table-cell table:formula="of:=INDEX([.$C$1:.$C$2072]; 1464; 1)" office:value-type="float" office:value="188799308544" calcext:value-type="float">
            <text:p>188799308544</text:p>
          </table:table-cell>
          <table:table-cell table:formula="of:=[.$J$7] * [.$I$1473] + [.$J$8]" office:value-type="float" office:value="47.9297361988574" calcext:value-type="float">
            <text:p>47.9297361988574</text:p>
          </table:table-cell>
        </table:table-row>
        <table:table-row table:style-name="ro1">
          <table:table-cell office:value-type="float" office:value="287091281152" calcext:value-type="float">
            <text:p>287091281152</text:p>
          </table:table-cell>
          <table:table-cell office:value-type="float" office:value="-162.240264892578" calcext:value-type="float">
            <text:p>-162.240264892578</text:p>
          </table:table-cell>
          <table:table-cell office:value-type="float" office:value="188799340800" calcext:value-type="float">
            <text:p>188799340800</text:p>
          </table:table-cell>
          <table:table-cell office:value-type="float" office:value="49.1764488220215" calcext:value-type="float">
            <text:p>49.1764488220215</text:p>
          </table:table-cell>
          <table:table-cell/>
          <table:table-cell table:formula="of:=INDEX([.$A$1:.$A$2072]; 1465; 1)" office:value-type="float" office:value="287091380992" calcext:value-type="float">
            <text:p>287091380992</text:p>
          </table:table-cell>
          <table:table-cell table:formula="of:=[.$G$7] * [.$F$1474] + [.$G$8]" office:value-type="float" office:value="-158.771784396842" calcext:value-type="float">
            <text:p>-158.771784396842</text:p>
          </table:table-cell>
          <table:table-cell/>
          <table:table-cell table:formula="of:=INDEX([.$C$1:.$C$2072]; 1465; 1)" office:value-type="float" office:value="188799311360" calcext:value-type="float">
            <text:p>188799311360</text:p>
          </table:table-cell>
          <table:table-cell table:formula="of:=[.$J$7] * [.$I$1474] + [.$J$8]" office:value-type="float" office:value="48.0643680598587" calcext:value-type="float">
            <text:p>48.0643680598587</text:p>
          </table:table-cell>
        </table:table-row>
        <table:table-row table:style-name="ro1">
          <table:table-cell office:value-type="float" office:value="287091272192" calcext:value-type="float">
            <text:p>287091272192</text:p>
          </table:table-cell>
          <table:table-cell office:value-type="float" office:value="-162.66259765625" calcext:value-type="float">
            <text:p>-162.66259765625</text:p>
          </table:table-cell>
          <table:table-cell office:value-type="float" office:value="188799343360" calcext:value-type="float">
            <text:p>188799343360</text:p>
          </table:table-cell>
          <table:table-cell office:value-type="float" office:value="49.3014602661133" calcext:value-type="float">
            <text:p>49.3014602661133</text:p>
          </table:table-cell>
          <table:table-cell/>
          <table:table-cell table:formula="of:=INDEX([.$A$1:.$A$2072]; 1466; 1)" office:value-type="float" office:value="287091373312" calcext:value-type="float">
            <text:p>287091373312</text:p>
          </table:table-cell>
          <table:table-cell table:formula="of:=[.$G$7] * [.$F$1475] + [.$G$8]" office:value-type="float" office:value="-159.138683760539" calcext:value-type="float">
            <text:p>-159.138683760539</text:p>
          </table:table-cell>
          <table:table-cell/>
          <table:table-cell table:formula="of:=INDEX([.$C$1:.$C$2072]; 1466; 1)" office:value-type="float" office:value="188799312384" calcext:value-type="float">
            <text:p>188799312384</text:p>
          </table:table-cell>
          <table:table-cell table:formula="of:=[.$J$7] * [.$I$1475] + [.$J$8]" office:value-type="float" office:value="48.1133251003921" calcext:value-type="float">
            <text:p>48.1133251003921</text:p>
          </table:table-cell>
        </table:table-row>
        <table:table-row table:style-name="ro1">
          <table:table-cell office:value-type="float" office:value="287091262720" calcext:value-type="float">
            <text:p>287091262720</text:p>
          </table:table-cell>
          <table:table-cell office:value-type="float" office:value="-163.098602294922" calcext:value-type="float">
            <text:p>-163.098602294922</text:p>
          </table:table-cell>
          <table:table-cell office:value-type="float" office:value="188799345920" calcext:value-type="float">
            <text:p>188799345920</text:p>
          </table:table-cell>
          <table:table-cell office:value-type="float" office:value="49.4301490783691" calcext:value-type="float">
            <text:p>49.4301490783691</text:p>
          </table:table-cell>
          <table:table-cell/>
          <table:table-cell table:formula="of:=INDEX([.$A$1:.$A$2072]; 1467; 1)" office:value-type="float" office:value="287091366144" calcext:value-type="float">
            <text:p>287091366144</text:p>
          </table:table-cell>
          <table:table-cell table:formula="of:=[.$G$7] * [.$F$1476] + [.$G$8]" office:value-type="float" office:value="-159.481123166159" calcext:value-type="float">
            <text:p>-159.481123166159</text:p>
          </table:table-cell>
          <table:table-cell/>
          <table:table-cell table:formula="of:=INDEX([.$C$1:.$C$2072]; 1467; 1)" office:value-type="float" office:value="188799314688" calcext:value-type="float">
            <text:p>188799314688</text:p>
          </table:table-cell>
          <table:table-cell table:formula="of:=[.$J$7] * [.$I$1476] + [.$J$8]" office:value-type="float" office:value="48.2234784401953" calcext:value-type="float">
            <text:p>48.2234784401953</text:p>
          </table:table-cell>
        </table:table-row>
        <table:table-row table:style-name="ro1">
          <table:table-cell office:value-type="float" office:value="287091242752" calcext:value-type="float">
            <text:p>287091242752</text:p>
          </table:table-cell>
          <table:table-cell office:value-type="float" office:value="-164.014053344727" calcext:value-type="float">
            <text:p>-164.014053344727</text:p>
          </table:table-cell>
          <table:table-cell office:value-type="float" office:value="188799349760" calcext:value-type="float">
            <text:p>188799349760</text:p>
          </table:table-cell>
          <table:table-cell office:value-type="float" office:value="49.6701698303223" calcext:value-type="float">
            <text:p>49.6701698303223</text:p>
          </table:table-cell>
          <table:table-cell/>
          <table:table-cell table:formula="of:=INDEX([.$A$1:.$A$2072]; 1468; 1)" office:value-type="float" office:value="287091351808" calcext:value-type="float">
            <text:p>287091351808</text:p>
          </table:table-cell>
          <table:table-cell table:formula="of:=[.$G$7] * [.$F$1477] + [.$G$8]" office:value-type="float" office:value="-160.166001975536" calcext:value-type="float">
            <text:p>-160.166001975536</text:p>
          </table:table-cell>
          <table:table-cell/>
          <table:table-cell table:formula="of:=INDEX([.$C$1:.$C$2072]; 1468; 1)" office:value-type="float" office:value="188799319808" calcext:value-type="float">
            <text:p>188799319808</text:p>
          </table:table-cell>
          <table:table-cell table:formula="of:=[.$J$7] * [.$I$1477] + [.$J$8]" office:value-type="float" office:value="48.4682636409998" calcext:value-type="float">
            <text:p>48.4682636409998</text:p>
          </table:table-cell>
        </table:table-row>
        <table:table-row table:style-name="ro1">
          <table:table-cell office:value-type="float" office:value="287091232256" calcext:value-type="float">
            <text:p>287091232256</text:p>
          </table:table-cell>
          <table:table-cell office:value-type="float" office:value="-164.493377685547" calcext:value-type="float">
            <text:p>-164.493377685547</text:p>
          </table:table-cell>
          <table:table-cell office:value-type="float" office:value="188799351040" calcext:value-type="float">
            <text:p>188799351040</text:p>
          </table:table-cell>
          <table:table-cell office:value-type="float" office:value="49.7795562744141" calcext:value-type="float">
            <text:p>49.7795562744141</text:p>
          </table:table-cell>
          <table:table-cell/>
          <table:table-cell table:formula="of:=INDEX([.$A$1:.$A$2072]; 1469; 1)" office:value-type="float" office:value="287091337472" calcext:value-type="float">
            <text:p>287091337472</text:p>
          </table:table-cell>
          <table:table-cell table:formula="of:=[.$G$7] * [.$F$1478] + [.$G$8]" office:value-type="float" office:value="-160.850880784914" calcext:value-type="float">
            <text:p>-160.850880784914</text:p>
          </table:table-cell>
          <table:table-cell/>
          <table:table-cell table:formula="of:=INDEX([.$C$1:.$C$2072]; 1469; 1)" office:value-type="float" office:value="188799324672" calcext:value-type="float">
            <text:p>188799324672</text:p>
          </table:table-cell>
          <table:table-cell table:formula="of:=[.$J$7] * [.$I$1478] + [.$J$8]" office:value-type="float" office:value="48.7008095830679" calcext:value-type="float">
            <text:p>48.7008095830679</text:p>
          </table:table-cell>
        </table:table-row>
        <table:table-row table:style-name="ro1">
          <table:table-cell office:value-type="float" office:value="287091199488" calcext:value-type="float">
            <text:p>287091199488</text:p>
          </table:table-cell>
          <table:table-cell office:value-type="float" office:value="-166.009552001953" calcext:value-type="float">
            <text:p>-166.009552001953</text:p>
          </table:table-cell>
          <table:table-cell office:value-type="float" office:value="188799354624" calcext:value-type="float">
            <text:p>188799354624</text:p>
          </table:table-cell>
          <table:table-cell office:value-type="float" office:value="50.031063079834" calcext:value-type="float">
            <text:p>50.031063079834</text:p>
          </table:table-cell>
          <table:table-cell/>
          <table:table-cell table:formula="of:=INDEX([.$A$1:.$A$2072]; 1470; 1)" office:value-type="float" office:value="287091330560" calcext:value-type="float">
            <text:p>287091330560</text:p>
          </table:table-cell>
          <table:table-cell table:formula="of:=[.$G$7] * [.$F$1479] + [.$G$8]" office:value-type="float" office:value="-161.181090211496" calcext:value-type="float">
            <text:p>-161.181090211496</text:p>
          </table:table-cell>
          <table:table-cell/>
          <table:table-cell table:formula="of:=INDEX([.$C$1:.$C$2072]; 1470; 1)" office:value-type="float" office:value="188799327232" calcext:value-type="float">
            <text:p>188799327232</text:p>
          </table:table-cell>
          <table:table-cell table:formula="of:=[.$J$7] * [.$I$1479] + [.$J$8]" office:value-type="float" office:value="48.8232021834701" calcext:value-type="float">
            <text:p>48.8232021834701</text:p>
          </table:table-cell>
        </table:table-row>
        <table:table-row table:style-name="ro1">
          <table:table-cell office:value-type="float" office:value="287091176704" calcext:value-type="float">
            <text:p>287091176704</text:p>
          </table:table-cell>
          <table:table-cell office:value-type="float" office:value="-167.078689575195" calcext:value-type="float">
            <text:p>-167.078689575195</text:p>
          </table:table-cell>
          <table:table-cell office:value-type="float" office:value="188799358208" calcext:value-type="float">
            <text:p>188799358208</text:p>
          </table:table-cell>
          <table:table-cell office:value-type="float" office:value="50.2002754211426" calcext:value-type="float">
            <text:p>50.2002754211426</text:p>
          </table:table-cell>
          <table:table-cell/>
          <table:table-cell table:formula="of:=INDEX([.$A$1:.$A$2072]; 1471; 1)" office:value-type="float" office:value="287091315200" calcext:value-type="float">
            <text:p>287091315200</text:p>
          </table:table-cell>
          <table:table-cell table:formula="of:=[.$G$7] * [.$F$1480] + [.$G$8]" office:value-type="float" office:value="-161.914888937026" calcext:value-type="float">
            <text:p>-161.914888937026</text:p>
          </table:table-cell>
          <table:table-cell/>
          <table:table-cell table:formula="of:=INDEX([.$C$1:.$C$2072]; 1471; 1)" office:value-type="float" office:value="188799331328" calcext:value-type="float">
            <text:p>188799331328</text:p>
          </table:table-cell>
          <table:table-cell table:formula="of:=[.$J$7] * [.$I$1480] + [.$J$8]" office:value-type="float" office:value="49.0190303456038" calcext:value-type="float">
            <text:p>49.0190303456038</text:p>
          </table:table-cell>
        </table:table-row>
        <table:table-row table:style-name="ro1">
          <table:table-cell office:value-type="float" office:value="287091164928" calcext:value-type="float">
            <text:p>287091164928</text:p>
          </table:table-cell>
          <table:table-cell office:value-type="float" office:value="-167.631408691406" calcext:value-type="float">
            <text:p>-167.631408691406</text:p>
          </table:table-cell>
          <table:table-cell office:value-type="float" office:value="188799360000" calcext:value-type="float">
            <text:p>188799360000</text:p>
          </table:table-cell>
          <table:table-cell office:value-type="float" office:value="50.2852287292481" calcext:value-type="float">
            <text:p>50.2852287292481</text:p>
          </table:table-cell>
          <table:table-cell/>
          <table:table-cell table:formula="of:=INDEX([.$A$1:.$A$2072]; 1472; 1)" office:value-type="float" office:value="287091307008" calcext:value-type="float">
            <text:p>287091307008</text:p>
          </table:table-cell>
          <table:table-cell table:formula="of:=[.$G$7] * [.$F$1481] + [.$G$8]" office:value-type="float" office:value="-162.306248256937" calcext:value-type="float">
            <text:p>-162.306248256937</text:p>
          </table:table-cell>
          <table:table-cell/>
          <table:table-cell table:formula="of:=INDEX([.$C$1:.$C$2072]; 1472; 1)" office:value-type="float" office:value="188799333376" calcext:value-type="float">
            <text:p>188799333376</text:p>
          </table:table-cell>
          <table:table-cell table:formula="of:=[.$J$7] * [.$I$1481] + [.$J$8]" office:value-type="float" office:value="49.116944424808" calcext:value-type="float">
            <text:p>49.116944424808</text:p>
          </table:table-cell>
        </table:table-row>
        <table:table-row table:style-name="ro1">
          <table:table-cell office:value-type="float" office:value="287091140608" calcext:value-type="float">
            <text:p>287091140608</text:p>
          </table:table-cell>
          <table:table-cell office:value-type="float" office:value="-168.772521972656" calcext:value-type="float">
            <text:p>-168.772521972656</text:p>
          </table:table-cell>
          <table:table-cell office:value-type="float" office:value="188799363328" calcext:value-type="float">
            <text:p>188799363328</text:p>
          </table:table-cell>
          <table:table-cell office:value-type="float" office:value="50.4536056518555" calcext:value-type="float">
            <text:p>50.4536056518555</text:p>
          </table:table-cell>
          <table:table-cell/>
          <table:table-cell table:formula="of:=INDEX([.$A$1:.$A$2072]; 1473; 1)" office:value-type="float" office:value="287091298816" calcext:value-type="float">
            <text:p>287091298816</text:p>
          </table:table-cell>
          <table:table-cell table:formula="of:=[.$G$7] * [.$F$1482] + [.$G$8]" office:value-type="float" office:value="-162.697607576847" calcext:value-type="float">
            <text:p>-162.697607576847</text:p>
          </table:table-cell>
          <table:table-cell/>
          <table:table-cell table:formula="of:=INDEX([.$C$1:.$C$2072]; 1473; 1)" office:value-type="float" office:value="188799335424" calcext:value-type="float">
            <text:p>188799335424</text:p>
          </table:table-cell>
          <table:table-cell table:formula="of:=[.$J$7] * [.$I$1482] + [.$J$8]" office:value-type="float" office:value="49.2148585058749" calcext:value-type="float">
            <text:p>49.2148585058749</text:p>
          </table:table-cell>
        </table:table-row>
        <table:table-row table:style-name="ro1">
          <table:table-cell office:value-type="float" office:value="287091115264" calcext:value-type="float">
            <text:p>287091115264</text:p>
          </table:table-cell>
          <table:table-cell office:value-type="float" office:value="-169.959533691406" calcext:value-type="float">
            <text:p>-169.959533691406</text:p>
          </table:table-cell>
          <table:table-cell office:value-type="float" office:value="188799366656" calcext:value-type="float">
            <text:p>188799366656</text:p>
          </table:table-cell>
          <table:table-cell office:value-type="float" office:value="50.6232261657715" calcext:value-type="float">
            <text:p>50.6232261657715</text:p>
          </table:table-cell>
          <table:table-cell/>
          <table:table-cell table:formula="of:=INDEX([.$A$1:.$A$2072]; 1474; 1)" office:value-type="float" office:value="287091281152" calcext:value-type="float">
            <text:p>287091281152</text:p>
          </table:table-cell>
          <table:table-cell table:formula="of:=[.$G$7] * [.$F$1483] + [.$G$8]" office:value-type="float" office:value="-163.541476111859" calcext:value-type="float">
            <text:p>-163.541476111859</text:p>
          </table:table-cell>
          <table:table-cell/>
          <table:table-cell table:formula="of:=INDEX([.$C$1:.$C$2072]; 1474; 1)" office:value-type="float" office:value="188799340800" calcext:value-type="float">
            <text:p>188799340800</text:p>
          </table:table-cell>
          <table:table-cell table:formula="of:=[.$J$7] * [.$I$1483] + [.$J$8]" office:value-type="float" office:value="49.4718829672784" calcext:value-type="float">
            <text:p>49.4718829672784</text:p>
          </table:table-cell>
        </table:table-row>
        <table:table-row table:style-name="ro1">
          <table:table-cell office:value-type="float" office:value="287091102208" calcext:value-type="float">
            <text:p>287091102208</text:p>
          </table:table-cell>
          <table:table-cell office:value-type="float" office:value="-170.569702148438" calcext:value-type="float">
            <text:p>-170.569702148438</text:p>
          </table:table-cell>
          <table:table-cell office:value-type="float" office:value="188799367680" calcext:value-type="float">
            <text:p>188799367680</text:p>
          </table:table-cell>
          <table:table-cell office:value-type="float" office:value="50.7013893127441" calcext:value-type="float">
            <text:p>50.7013893127441</text:p>
          </table:table-cell>
          <table:table-cell/>
          <table:table-cell table:formula="of:=INDEX([.$A$1:.$A$2072]; 1475; 1)" office:value-type="float" office:value="287091272192" calcext:value-type="float">
            <text:p>287091272192</text:p>
          </table:table-cell>
          <table:table-cell table:formula="of:=[.$G$7] * [.$F$1484] + [.$G$8]" office:value-type="float" office:value="-163.969525367022" calcext:value-type="float">
            <text:p>-163.969525367022</text:p>
          </table:table-cell>
          <table:table-cell/>
          <table:table-cell table:formula="of:=INDEX([.$C$1:.$C$2072]; 1475; 1)" office:value-type="float" office:value="188799343360" calcext:value-type="float">
            <text:p>188799343360</text:p>
          </table:table-cell>
          <table:table-cell table:formula="of:=[.$J$7] * [.$I$1484] + [.$J$8]" office:value-type="float" office:value="49.5942755676806" calcext:value-type="float">
            <text:p>49.5942755676806</text:p>
          </table:table-cell>
        </table:table-row>
        <table:table-row table:style-name="ro1">
          <table:table-cell office:value-type="float" office:value="287091075584" calcext:value-type="float">
            <text:p>287091075584</text:p>
          </table:table-cell>
          <table:table-cell office:value-type="float" office:value="-171.821090698242" calcext:value-type="float">
            <text:p>-171.821090698242</text:p>
          </table:table-cell>
          <table:table-cell office:value-type="float" office:value="188799367680" calcext:value-type="float">
            <text:p>188799367680</text:p>
          </table:table-cell>
          <table:table-cell office:value-type="float" office:value="50.8153610229492" calcext:value-type="float">
            <text:p>50.8153610229492</text:p>
          </table:table-cell>
          <table:table-cell/>
          <table:table-cell table:formula="of:=INDEX([.$A$1:.$A$2072]; 1476; 1)" office:value-type="float" office:value="287091262720" calcext:value-type="float">
            <text:p>287091262720</text:p>
          </table:table-cell>
          <table:table-cell table:formula="of:=[.$G$7] * [.$F$1485] + [.$G$8]" office:value-type="float" office:value="-164.422034582123" calcext:value-type="float">
            <text:p>-164.422034582123</text:p>
          </table:table-cell>
          <table:table-cell/>
          <table:table-cell table:formula="of:=INDEX([.$C$1:.$C$2072]; 1476; 1)" office:value-type="float" office:value="188799345920" calcext:value-type="float">
            <text:p>188799345920</text:p>
          </table:table-cell>
          <table:table-cell table:formula="of:=[.$J$7] * [.$I$1485] + [.$J$8]" office:value-type="float" office:value="49.7166681699455" calcext:value-type="float">
            <text:p>49.7166681699455</text:p>
          </table:table-cell>
        </table:table-row>
        <table:table-row table:style-name="ro1">
          <table:table-cell office:value-type="float" office:value="287091048448" calcext:value-type="float">
            <text:p>287091048448</text:p>
          </table:table-cell>
          <table:table-cell office:value-type="float" office:value="-173.105529785156" calcext:value-type="float">
            <text:p>-173.105529785156</text:p>
          </table:table-cell>
          <table:table-cell office:value-type="float" office:value="188799365888" calcext:value-type="float">
            <text:p>188799365888</text:p>
          </table:table-cell>
          <table:table-cell office:value-type="float" office:value="50.8439445495606" calcext:value-type="float">
            <text:p>50.8439445495606</text:p>
          </table:table-cell>
          <table:table-cell/>
          <table:table-cell table:formula="of:=INDEX([.$A$1:.$A$2072]; 1477; 1)" office:value-type="float" office:value="287091242752" calcext:value-type="float">
            <text:p>287091242752</text:p>
          </table:table-cell>
          <table:table-cell table:formula="of:=[.$G$7] * [.$F$1486] + [.$G$8]" office:value-type="float" office:value="-165.375972924754" calcext:value-type="float">
            <text:p>-165.375972924754</text:p>
          </table:table-cell>
          <table:table-cell/>
          <table:table-cell table:formula="of:=INDEX([.$C$1:.$C$2072]; 1477; 1)" office:value-type="float" office:value="188799349760" calcext:value-type="float">
            <text:p>188799349760</text:p>
          </table:table-cell>
          <table:table-cell table:formula="of:=[.$J$7] * [.$I$1486] + [.$J$8]" office:value-type="float" office:value="49.9002570696175" calcext:value-type="float">
            <text:p>49.9002570696175</text:p>
          </table:table-cell>
        </table:table-row>
        <table:table-row table:style-name="ro1">
          <table:table-cell office:value-type="float" office:value="287091034624" calcext:value-type="float">
            <text:p>287091034624</text:p>
          </table:table-cell>
          <table:table-cell office:value-type="float" office:value="-173.758529663086" calcext:value-type="float">
            <text:p>-173.758529663086</text:p>
          </table:table-cell>
          <table:table-cell office:value-type="float" office:value="188799365632" calcext:value-type="float">
            <text:p>188799365632</text:p>
          </table:table-cell>
          <table:table-cell office:value-type="float" office:value="50.8380317687988" calcext:value-type="float">
            <text:p>50.8380317687988</text:p>
          </table:table-cell>
          <table:table-cell/>
          <table:table-cell table:formula="of:=INDEX([.$A$1:.$A$2072]; 1478; 1)" office:value-type="float" office:value="287091232256" calcext:value-type="float">
            <text:p>287091232256</text:p>
          </table:table-cell>
          <table:table-cell table:formula="of:=[.$G$7] * [.$F$1487] + [.$G$8]" office:value-type="float" office:value="-165.877402054146" calcext:value-type="float">
            <text:p>-165.877402054146</text:p>
          </table:table-cell>
          <table:table-cell/>
          <table:table-cell table:formula="of:=INDEX([.$C$1:.$C$2072]; 1478; 1)" office:value-type="float" office:value="188799351040" calcext:value-type="float">
            <text:p>188799351040</text:p>
          </table:table-cell>
          <table:table-cell table:formula="of:=[.$J$7] * [.$I$1487] + [.$J$8]" office:value-type="float" office:value="49.96145337075" calcext:value-type="float">
            <text:p>49.96145337075</text:p>
          </table:table-cell>
        </table:table-row>
        <table:table-row table:style-name="ro1">
          <table:table-cell office:value-type="float" office:value="287091007232" calcext:value-type="float">
            <text:p>287091007232</text:p>
          </table:table-cell>
          <table:table-cell office:value-type="float" office:value="-175.07682800293" calcext:value-type="float">
            <text:p>-175.07682800293</text:p>
          </table:table-cell>
          <table:table-cell office:value-type="float" office:value="188799364608" calcext:value-type="float">
            <text:p>188799364608</text:p>
          </table:table-cell>
          <table:table-cell office:value-type="float" office:value="50.8222808837891" calcext:value-type="float">
            <text:p>50.8222808837891</text:p>
          </table:table-cell>
          <table:table-cell/>
          <table:table-cell table:formula="of:=INDEX([.$A$1:.$A$2072]; 1479; 1)" office:value-type="float" office:value="287091199488" calcext:value-type="float">
            <text:p>287091199488</text:p>
          </table:table-cell>
          <table:table-cell table:formula="of:=[.$G$7] * [.$F$1488] + [.$G$8]" office:value-type="float" office:value="-167.442839333788" calcext:value-type="float">
            <text:p>-167.442839333788</text:p>
          </table:table-cell>
          <table:table-cell/>
          <table:table-cell table:formula="of:=INDEX([.$C$1:.$C$2072]; 1479; 1)" office:value-type="float" office:value="188799354624" calcext:value-type="float">
            <text:p>188799354624</text:p>
          </table:table-cell>
          <table:table-cell table:formula="of:=[.$J$7] * [.$I$1488] + [.$J$8]" office:value-type="float" office:value="50.1328030116856" calcext:value-type="float">
            <text:p>50.1328030116856</text:p>
          </table:table-cell>
        </table:table-row>
        <table:table-row table:style-name="ro1">
          <table:table-cell office:value-type="float" office:value="287090979328" calcext:value-type="float">
            <text:p>287090979328</text:p>
          </table:table-cell>
          <table:table-cell office:value-type="float" office:value="-176.403381347656" calcext:value-type="float">
            <text:p>-176.403381347656</text:p>
          </table:table-cell>
          <table:table-cell office:value-type="float" office:value="188799363328" calcext:value-type="float">
            <text:p>188799363328</text:p>
          </table:table-cell>
          <table:table-cell office:value-type="float" office:value="50.7820854187012" calcext:value-type="float">
            <text:p>50.7820854187012</text:p>
          </table:table-cell>
          <table:table-cell/>
          <table:table-cell table:formula="of:=INDEX([.$A$1:.$A$2072]; 1480; 1)" office:value-type="float" office:value="287091176704" calcext:value-type="float">
            <text:p>287091176704</text:p>
          </table:table-cell>
          <table:table-cell table:formula="of:=[.$G$7] * [.$F$1489] + [.$G$8]" office:value-type="float" office:value="-168.531307442114" calcext:value-type="float">
            <text:p>-168.531307442114</text:p>
          </table:table-cell>
          <table:table-cell/>
          <table:table-cell table:formula="of:=INDEX([.$C$1:.$C$2072]; 1480; 1)" office:value-type="float" office:value="188799358208" calcext:value-type="float">
            <text:p>188799358208</text:p>
          </table:table-cell>
          <table:table-cell table:formula="of:=[.$J$7] * [.$I$1489] + [.$J$8]" office:value-type="float" office:value="50.3041526526213" calcext:value-type="float">
            <text:p>50.3041526526213</text:p>
          </table:table-cell>
        </table:table-row>
        <table:table-row table:style-name="ro1">
          <table:table-cell office:value-type="float" office:value="287090951680" calcext:value-type="float">
            <text:p>287090951680</text:p>
          </table:table-cell>
          <table:table-cell office:value-type="float" office:value="-177.737518310547" calcext:value-type="float">
            <text:p>-177.737518310547</text:p>
          </table:table-cell>
          <table:table-cell office:value-type="float" office:value="188799359488" calcext:value-type="float">
            <text:p>188799359488</text:p>
          </table:table-cell>
          <table:table-cell office:value-type="float" office:value="50.6936073303223" calcext:value-type="float">
            <text:p>50.6936073303223</text:p>
          </table:table-cell>
          <table:table-cell/>
          <table:table-cell table:formula="of:=INDEX([.$A$1:.$A$2072]; 1481; 1)" office:value-type="float" office:value="287091164928" calcext:value-type="float">
            <text:p>287091164928</text:p>
          </table:table-cell>
          <table:table-cell table:formula="of:=[.$G$7] * [.$F$1490] + [.$G$8]" office:value-type="float" office:value="-169.093886464834" calcext:value-type="float">
            <text:p>-169.093886464834</text:p>
          </table:table-cell>
          <table:table-cell/>
          <table:table-cell table:formula="of:=INDEX([.$C$1:.$C$2072]; 1481; 1)" office:value-type="float" office:value="188799360000" calcext:value-type="float">
            <text:p>188799360000</text:p>
          </table:table-cell>
          <table:table-cell table:formula="of:=[.$J$7] * [.$I$1490] + [.$J$8]" office:value-type="float" office:value="50.3898274730891" calcext:value-type="float">
            <text:p>50.3898274730891</text:p>
          </table:table-cell>
        </table:table-row>
        <table:table-row table:style-name="ro1">
          <table:table-cell office:value-type="float" office:value="287090937600" calcext:value-type="float">
            <text:p>287090937600</text:p>
          </table:table-cell>
          <table:table-cell office:value-type="float" office:value="-178.405731201172" calcext:value-type="float">
            <text:p>-178.405731201172</text:p>
          </table:table-cell>
          <table:table-cell office:value-type="float" office:value="188799357440" calcext:value-type="float">
            <text:p>188799357440</text:p>
          </table:table-cell>
          <table:table-cell office:value-type="float" office:value="50.620288848877" calcext:value-type="float">
            <text:p>50.620288848877</text:p>
          </table:table-cell>
          <table:table-cell/>
          <table:table-cell table:formula="of:=INDEX([.$A$1:.$A$2072]; 1482; 1)" office:value-type="float" office:value="287091140608" calcext:value-type="float">
            <text:p>287091140608</text:p>
          </table:table-cell>
          <table:table-cell table:formula="of:=[.$G$7] * [.$F$1491] + [.$G$8]" office:value-type="float" office:value="-170.25573444739" calcext:value-type="float">
            <text:p>-170.25573444739</text:p>
          </table:table-cell>
          <table:table-cell/>
          <table:table-cell table:formula="of:=INDEX([.$C$1:.$C$2072]; 1482; 1)" office:value-type="float" office:value="188799363328" calcext:value-type="float">
            <text:p>188799363328</text:p>
          </table:table-cell>
          <table:table-cell table:formula="of:=[.$J$7] * [.$I$1491] + [.$J$8]" office:value-type="float" office:value="50.5489378534257" calcext:value-type="float">
            <text:p>50.5489378534257</text:p>
          </table:table-cell>
        </table:table-row>
        <table:table-row table:style-name="ro1">
          <table:table-cell office:value-type="float" office:value="287090909184" calcext:value-type="float">
            <text:p>287090909184</text:p>
          </table:table-cell>
          <table:table-cell office:value-type="float" office:value="-179.755126953125" calcext:value-type="float">
            <text:p>-179.755126953125</text:p>
          </table:table-cell>
          <table:table-cell office:value-type="float" office:value="188799353600" calcext:value-type="float">
            <text:p>188799353600</text:p>
          </table:table-cell>
          <table:table-cell office:value-type="float" office:value="50.452033996582" calcext:value-type="float">
            <text:p>50.452033996582</text:p>
          </table:table-cell>
          <table:table-cell/>
          <table:table-cell table:formula="of:=INDEX([.$A$1:.$A$2072]; 1483; 1)" office:value-type="float" office:value="287091115264" calcext:value-type="float">
            <text:p>287091115264</text:p>
          </table:table-cell>
          <table:table-cell table:formula="of:=[.$G$7] * [.$F$1492] + [.$G$8]" office:value-type="float" office:value="-171.466502344236" calcext:value-type="float">
            <text:p>-171.466502344236</text:p>
          </table:table-cell>
          <table:table-cell/>
          <table:table-cell table:formula="of:=INDEX([.$C$1:.$C$2072]; 1483; 1)" office:value-type="float" office:value="188799366656" calcext:value-type="float">
            <text:p>188799366656</text:p>
          </table:table-cell>
          <table:table-cell table:formula="of:=[.$J$7] * [.$I$1492] + [.$J$8]" office:value-type="float" office:value="50.708048235625" calcext:value-type="float">
            <text:p>50.708048235625</text:p>
          </table:table-cell>
        </table:table-row>
        <table:table-row table:style-name="ro1">
          <table:table-cell office:value-type="float" office:value="287090881024" calcext:value-type="float">
            <text:p>287090881024</text:p>
          </table:table-cell>
          <table:table-cell office:value-type="float" office:value="-181.113494873047" calcext:value-type="float">
            <text:p>-181.113494873047</text:p>
          </table:table-cell>
          <table:table-cell office:value-type="float" office:value="188799349504" calcext:value-type="float">
            <text:p>188799349504</text:p>
          </table:table-cell>
          <table:table-cell office:value-type="float" office:value="50.2741851806641" calcext:value-type="float">
            <text:p>50.2741851806641</text:p>
          </table:table-cell>
          <table:table-cell/>
          <table:table-cell table:formula="of:=INDEX([.$A$1:.$A$2072]; 1484; 1)" office:value-type="float" office:value="287091102208" calcext:value-type="float">
            <text:p>287091102208</text:p>
          </table:table-cell>
          <table:table-cell table:formula="of:=[.$G$7] * [.$F$1493] + [.$G$8]" office:value-type="float" office:value="-172.090231260285" calcext:value-type="float">
            <text:p>-172.090231260285</text:p>
          </table:table-cell>
          <table:table-cell/>
          <table:table-cell table:formula="of:=INDEX([.$C$1:.$C$2072]; 1484; 1)" office:value-type="float" office:value="188799367680" calcext:value-type="float">
            <text:p>188799367680</text:p>
          </table:table-cell>
          <table:table-cell table:formula="of:=[.$J$7] * [.$I$1493] + [.$J$8]" office:value-type="float" office:value="50.7570052742958" calcext:value-type="float">
            <text:p>50.7570052742958</text:p>
          </table:table-cell>
        </table:table-row>
        <table:table-row table:style-name="ro1">
          <table:table-cell office:value-type="float" office:value="287090852864" calcext:value-type="float">
            <text:p>287090852864</text:p>
          </table:table-cell>
          <table:table-cell office:value-type="float" office:value="-182.467010498047" calcext:value-type="float">
            <text:p>-182.467010498047</text:p>
          </table:table-cell>
          <table:table-cell office:value-type="float" office:value="188799345408" calcext:value-type="float">
            <text:p>188799345408</text:p>
          </table:table-cell>
          <table:table-cell office:value-type="float" office:value="50.0812034606934" calcext:value-type="float">
            <text:p>50.0812034606934</text:p>
          </table:table-cell>
          <table:table-cell/>
          <table:table-cell table:formula="of:=INDEX([.$A$1:.$A$2072]; 1485; 1)" office:value-type="float" office:value="287091075584" calcext:value-type="float">
            <text:p>287091075584</text:p>
          </table:table-cell>
          <table:table-cell table:formula="of:=[.$G$7] * [.$F$1494] + [.$G$8]" office:value-type="float" office:value="-173.362149050459" calcext:value-type="float">
            <text:p>-173.362149050459</text:p>
          </table:table-cell>
          <table:table-cell/>
          <table:table-cell table:formula="of:=INDEX([.$C$1:.$C$2072]; 1485; 1)" office:value-type="float" office:value="188799367680" calcext:value-type="float">
            <text:p>188799367680</text:p>
          </table:table-cell>
          <table:table-cell table:formula="of:=[.$J$7] * [.$I$1494] + [.$J$8]" office:value-type="float" office:value="50.7570052742958" calcext:value-type="float">
            <text:p>50.7570052742958</text:p>
          </table:table-cell>
        </table:table-row>
        <table:table-row table:style-name="ro1">
          <table:table-cell office:value-type="float" office:value="287090838784" calcext:value-type="float">
            <text:p>287090838784</text:p>
          </table:table-cell>
          <table:table-cell office:value-type="float" office:value="-183.142166137695" calcext:value-type="float">
            <text:p>-183.142166137695</text:p>
          </table:table-cell>
          <table:table-cell office:value-type="float" office:value="188799343360" calcext:value-type="float">
            <text:p>188799343360</text:p>
          </table:table-cell>
          <table:table-cell office:value-type="float" office:value="49.9808883666992" calcext:value-type="float">
            <text:p>49.9808883666992</text:p>
          </table:table-cell>
          <table:table-cell/>
          <table:table-cell table:formula="of:=INDEX([.$A$1:.$A$2072]; 1486; 1)" office:value-type="float" office:value="287091048448" calcext:value-type="float">
            <text:p>287091048448</text:p>
          </table:table-cell>
          <table:table-cell table:formula="of:=[.$G$7] * [.$F$1495] + [.$G$8]" office:value-type="float" office:value="-174.65852679871" calcext:value-type="float">
            <text:p>-174.65852679871</text:p>
          </table:table-cell>
          <table:table-cell/>
          <table:table-cell table:formula="of:=INDEX([.$C$1:.$C$2072]; 1486; 1)" office:value-type="float" office:value="188799365888" calcext:value-type="float">
            <text:p>188799365888</text:p>
          </table:table-cell>
          <table:table-cell table:formula="of:=[.$J$7] * [.$I$1495] + [.$J$8]" office:value-type="float" office:value="50.671330453828" calcext:value-type="float">
            <text:p>50.671330453828</text:p>
          </table:table-cell>
        </table:table-row>
        <table:table-row table:style-name="ro1">
          <table:table-cell office:value-type="float" office:value="287090810624" calcext:value-type="float">
            <text:p>287090810624</text:p>
          </table:table-cell>
          <table:table-cell office:value-type="float" office:value="-184.489807128906" calcext:value-type="float">
            <text:p>-184.489807128906</text:p>
          </table:table-cell>
          <table:table-cell office:value-type="float" office:value="188799339264" calcext:value-type="float">
            <text:p>188799339264</text:p>
          </table:table-cell>
          <table:table-cell office:value-type="float" office:value="49.776237487793" calcext:value-type="float">
            <text:p>49.776237487793</text:p>
          </table:table-cell>
          <table:table-cell/>
          <table:table-cell table:formula="of:=INDEX([.$A$1:.$A$2072]; 1487; 1)" office:value-type="float" office:value="287091034624" calcext:value-type="float">
            <text:p>287091034624</text:p>
          </table:table-cell>
          <table:table-cell table:formula="of:=[.$G$7] * [.$F$1496] + [.$G$8]" office:value-type="float" office:value="-175.318945650011" calcext:value-type="float">
            <text:p>-175.318945650011</text:p>
          </table:table-cell>
          <table:table-cell/>
          <table:table-cell table:formula="of:=INDEX([.$C$1:.$C$2072]; 1487; 1)" office:value-type="float" office:value="188799365632" calcext:value-type="float">
            <text:p>188799365632</text:p>
          </table:table-cell>
          <table:table-cell table:formula="of:=[.$J$7] * [.$I$1496] + [.$J$8]" office:value-type="float" office:value="50.6590911950916" calcext:value-type="float">
            <text:p>50.6590911950916</text:p>
          </table:table-cell>
        </table:table-row>
        <table:table-row table:style-name="ro1">
          <table:table-cell office:value-type="float" office:value="287090782464" calcext:value-type="float">
            <text:p>287090782464</text:p>
          </table:table-cell>
          <table:table-cell office:value-type="float" office:value="-185.834335327148" calcext:value-type="float">
            <text:p>-185.834335327148</text:p>
          </table:table-cell>
          <table:table-cell office:value-type="float" office:value="188799334912" calcext:value-type="float">
            <text:p>188799334912</text:p>
          </table:table-cell>
          <table:table-cell office:value-type="float" office:value="49.5691299438477" calcext:value-type="float">
            <text:p>49.5691299438477</text:p>
          </table:table-cell>
          <table:table-cell/>
          <table:table-cell table:formula="of:=INDEX([.$A$1:.$A$2072]; 1488; 1)" office:value-type="float" office:value="287091007232" calcext:value-type="float">
            <text:p>287091007232</text:p>
          </table:table-cell>
          <table:table-cell table:formula="of:=[.$G$7] * [.$F$1497] + [.$G$8]" office:value-type="float" office:value="-176.627553377301" calcext:value-type="float">
            <text:p>-176.627553377301</text:p>
          </table:table-cell>
          <table:table-cell/>
          <table:table-cell table:formula="of:=INDEX([.$C$1:.$C$2072]; 1488; 1)" office:value-type="float" office:value="188799364608" calcext:value-type="float">
            <text:p>188799364608</text:p>
          </table:table-cell>
          <table:table-cell table:formula="of:=[.$J$7] * [.$I$1497] + [.$J$8]" office:value-type="float" office:value="50.6101341545582" calcext:value-type="float">
            <text:p>50.6101341545582</text:p>
          </table:table-cell>
        </table:table-row>
        <table:table-row table:style-name="ro1">
          <table:table-cell office:value-type="float" office:value="287090754048" calcext:value-type="float">
            <text:p>287090754048</text:p>
          </table:table-cell>
          <table:table-cell office:value-type="float" office:value="-187.181228637695" calcext:value-type="float">
            <text:p>-187.181228637695</text:p>
          </table:table-cell>
          <table:table-cell office:value-type="float" office:value="188799330816" calcext:value-type="float">
            <text:p>188799330816</text:p>
          </table:table-cell>
          <table:table-cell office:value-type="float" office:value="49.3604888916016" calcext:value-type="float">
            <text:p>49.3604888916016</text:p>
          </table:table-cell>
          <table:table-cell/>
          <table:table-cell table:formula="of:=INDEX([.$A$1:.$A$2072]; 1489; 1)" office:value-type="float" office:value="287090979328" calcext:value-type="float">
            <text:p>287090979328</text:p>
          </table:table-cell>
          <table:table-cell table:formula="of:=[.$G$7] * [.$F$1498] + [.$G$8]" office:value-type="float" office:value="-177.960621060804" calcext:value-type="float">
            <text:p>-177.960621060804</text:p>
          </table:table-cell>
          <table:table-cell/>
          <table:table-cell table:formula="of:=INDEX([.$C$1:.$C$2072]; 1489; 1)" office:value-type="float" office:value="188799363328" calcext:value-type="float">
            <text:p>188799363328</text:p>
          </table:table-cell>
          <table:table-cell table:formula="of:=[.$J$7] * [.$I$1498] + [.$J$8]" office:value-type="float" office:value="50.5489378534257" calcext:value-type="float">
            <text:p>50.5489378534257</text:p>
          </table:table-cell>
        </table:table-row>
        <table:table-row table:style-name="ro1">
          <table:table-cell office:value-type="float" office:value="287090739712" calcext:value-type="float">
            <text:p>287090739712</text:p>
          </table:table-cell>
          <table:table-cell office:value-type="float" office:value="-187.862258911133" calcext:value-type="float">
            <text:p>-187.862258911133</text:p>
          </table:table-cell>
          <table:table-cell office:value-type="float" office:value="188799329536" calcext:value-type="float">
            <text:p>188799329536</text:p>
          </table:table-cell>
          <table:table-cell office:value-type="float" office:value="49.2629089355469" calcext:value-type="float">
            <text:p>49.2629089355469</text:p>
          </table:table-cell>
          <table:table-cell/>
          <table:table-cell table:formula="of:=INDEX([.$A$1:.$A$2072]; 1490; 1)" office:value-type="float" office:value="287090951680" calcext:value-type="float">
            <text:p>287090951680</text:p>
          </table:table-cell>
          <table:table-cell table:formula="of:=[.$G$7] * [.$F$1499] + [.$G$8]" office:value-type="float" office:value="-179.281458767131" calcext:value-type="float">
            <text:p>-179.281458767131</text:p>
          </table:table-cell>
          <table:table-cell/>
          <table:table-cell table:formula="of:=INDEX([.$C$1:.$C$2072]; 1490; 1)" office:value-type="float" office:value="188799359488" calcext:value-type="float">
            <text:p>188799359488</text:p>
          </table:table-cell>
          <table:table-cell table:formula="of:=[.$J$7] * [.$I$1499] + [.$J$8]" office:value-type="float" office:value="50.3653489537537" calcext:value-type="float">
            <text:p>50.3653489537537</text:p>
          </table:table-cell>
        </table:table-row>
        <table:table-row table:style-name="ro1">
          <table:table-cell office:value-type="float" office:value="287090711040" calcext:value-type="float">
            <text:p>287090711040</text:p>
          </table:table-cell>
          <table:table-cell office:value-type="float" office:value="-189.230010986328" calcext:value-type="float">
            <text:p>-189.230010986328</text:p>
          </table:table-cell>
          <table:table-cell office:value-type="float" office:value="188799328000" calcext:value-type="float">
            <text:p>188799328000</text:p>
          </table:table-cell>
          <table:table-cell office:value-type="float" office:value="49.1066246032715" calcext:value-type="float">
            <text:p>49.1066246032715</text:p>
          </table:table-cell>
          <table:table-cell/>
          <table:table-cell table:formula="of:=INDEX([.$A$1:.$A$2072]; 1491; 1)" office:value-type="float" office:value="287090937600" calcext:value-type="float">
            <text:p>287090937600</text:p>
          </table:table-cell>
          <table:table-cell table:formula="of:=[.$G$7] * [.$F$1500] + [.$G$8]" office:value-type="float" office:value="-179.95410759747" calcext:value-type="float">
            <text:p>-179.95410759747</text:p>
          </table:table-cell>
          <table:table-cell/>
          <table:table-cell table:formula="of:=INDEX([.$C$1:.$C$2072]; 1491; 1)" office:value-type="float" office:value="188799357440" calcext:value-type="float">
            <text:p>188799357440</text:p>
          </table:table-cell>
          <table:table-cell table:formula="of:=[.$J$7] * [.$I$1500] + [.$J$8]" office:value-type="float" office:value="50.2674348726869" calcext:value-type="float">
            <text:p>50.2674348726869</text:p>
          </table:table-cell>
        </table:table-row>
        <table:table-row table:style-name="ro1">
          <table:table-cell office:value-type="float" office:value="287090682880" calcext:value-type="float">
            <text:p>287090682880</text:p>
          </table:table-cell>
          <table:table-cell office:value-type="float" office:value="-190.59065246582" calcext:value-type="float">
            <text:p>-190.59065246582</text:p>
          </table:table-cell>
          <table:table-cell office:value-type="float" office:value="188799328512" calcext:value-type="float">
            <text:p>188799328512</text:p>
          </table:table-cell>
          <table:table-cell office:value-type="float" office:value="49.0072174072266" calcext:value-type="float">
            <text:p>49.0072174072266</text:p>
          </table:table-cell>
          <table:table-cell/>
          <table:table-cell table:formula="of:=INDEX([.$A$1:.$A$2072]; 1492; 1)" office:value-type="float" office:value="287090909184" calcext:value-type="float">
            <text:p>287090909184</text:p>
          </table:table-cell>
          <table:table-cell table:formula="of:=[.$G$7] * [.$F$1501] + [.$G$8]" office:value-type="float" office:value="-181.31163523905" calcext:value-type="float">
            <text:p>-181.31163523905</text:p>
          </table:table-cell>
          <table:table-cell/>
          <table:table-cell table:formula="of:=INDEX([.$C$1:.$C$2072]; 1492; 1)" office:value-type="float" office:value="188799353600" calcext:value-type="float">
            <text:p>188799353600</text:p>
          </table:table-cell>
          <table:table-cell table:formula="of:=[.$J$7] * [.$I$1501] + [.$J$8]" office:value-type="float" office:value="50.0838459711522" calcext:value-type="float">
            <text:p>50.0838459711522</text:p>
          </table:table-cell>
        </table:table-row>
        <table:table-row table:style-name="ro1">
          <table:table-cell office:value-type="float" office:value="287090655488" calcext:value-type="float">
            <text:p>287090655488</text:p>
          </table:table-cell>
          <table:table-cell office:value-type="float" office:value="-191.926345825195" calcext:value-type="float">
            <text:p>-191.926345825195</text:p>
          </table:table-cell>
          <table:table-cell office:value-type="float" office:value="188799331584" calcext:value-type="float">
            <text:p>188799331584</text:p>
          </table:table-cell>
          <table:table-cell office:value-type="float" office:value="49.0019226074219" calcext:value-type="float">
            <text:p>49.0019226074219</text:p>
          </table:table-cell>
          <table:table-cell/>
          <table:table-cell table:formula="of:=INDEX([.$A$1:.$A$2072]; 1493; 1)" office:value-type="float" office:value="287090881024" calcext:value-type="float">
            <text:p>287090881024</text:p>
          </table:table-cell>
          <table:table-cell table:formula="of:=[.$G$7] * [.$F$1502] + [.$G$8]" office:value-type="float" office:value="-182.656932903454" calcext:value-type="float">
            <text:p>-182.656932903454</text:p>
          </table:table-cell>
          <table:table-cell/>
          <table:table-cell table:formula="of:=INDEX([.$C$1:.$C$2072]; 1493; 1)" office:value-type="float" office:value="188799349504" calcext:value-type="float">
            <text:p>188799349504</text:p>
          </table:table-cell>
          <table:table-cell table:formula="of:=[.$J$7] * [.$I$1502] + [.$J$8]" office:value-type="float" office:value="49.8880178108811" calcext:value-type="float">
            <text:p>49.8880178108811</text:p>
          </table:table-cell>
        </table:table-row>
        <table:table-row table:style-name="ro1">
          <table:table-cell office:value-type="float" office:value="287090642176" calcext:value-type="float">
            <text:p>287090642176</text:p>
          </table:table-cell>
          <table:table-cell office:value-type="float" office:value="-192.579299926758" calcext:value-type="float">
            <text:p>-192.579299926758</text:p>
          </table:table-cell>
          <table:table-cell office:value-type="float" office:value="188799334400" calcext:value-type="float">
            <text:p>188799334400</text:p>
          </table:table-cell>
          <table:table-cell office:value-type="float" office:value="49.0408515930176" calcext:value-type="float">
            <text:p>49.0408515930176</text:p>
          </table:table-cell>
          <table:table-cell/>
          <table:table-cell table:formula="of:=INDEX([.$A$1:.$A$2072]; 1494; 1)" office:value-type="float" office:value="287090852864" calcext:value-type="float">
            <text:p>287090852864</text:p>
          </table:table-cell>
          <table:table-cell table:formula="of:=[.$G$7] * [.$F$1503] + [.$G$8]" office:value-type="float" office:value="-184.002230565995" calcext:value-type="float">
            <text:p>-184.002230565995</text:p>
          </table:table-cell>
          <table:table-cell/>
          <table:table-cell table:formula="of:=INDEX([.$C$1:.$C$2072]; 1494; 1)" office:value-type="float" office:value="188799345408" calcext:value-type="float">
            <text:p>188799345408</text:p>
          </table:table-cell>
          <table:table-cell table:formula="of:=[.$J$7] * [.$I$1503] + [.$J$8]" office:value-type="float" office:value="49.6921896487474" calcext:value-type="float">
            <text:p>49.6921896487474</text:p>
          </table:table-cell>
        </table:table-row>
        <table:table-row table:style-name="ro1">
          <table:table-cell office:value-type="float" office:value="287090617344" calcext:value-type="float">
            <text:p>287090617344</text:p>
          </table:table-cell>
          <table:table-cell office:value-type="float" office:value="-193.840194702148" calcext:value-type="float">
            <text:p>-193.840194702148</text:p>
          </table:table-cell>
          <table:table-cell office:value-type="float" office:value="188799342080" calcext:value-type="float">
            <text:p>188799342080</text:p>
          </table:table-cell>
          <table:table-cell office:value-type="float" office:value="49.2171783447266" calcext:value-type="float">
            <text:p>49.2171783447266</text:p>
          </table:table-cell>
          <table:table-cell/>
          <table:table-cell table:formula="of:=INDEX([.$A$1:.$A$2072]; 1495; 1)" office:value-type="float" office:value="287090838784" calcext:value-type="float">
            <text:p>287090838784</text:p>
          </table:table-cell>
          <table:table-cell table:formula="of:=[.$G$7] * [.$F$1504] + [.$G$8]" office:value-type="float" office:value="-184.674879396334" calcext:value-type="float">
            <text:p>-184.674879396334</text:p>
          </table:table-cell>
          <table:table-cell/>
          <table:table-cell table:formula="of:=INDEX([.$C$1:.$C$2072]; 1495; 1)" office:value-type="float" office:value="188799343360" calcext:value-type="float">
            <text:p>188799343360</text:p>
          </table:table-cell>
          <table:table-cell table:formula="of:=[.$J$7] * [.$I$1504] + [.$J$8]" office:value-type="float" office:value="49.5942755676806" calcext:value-type="float">
            <text:p>49.5942755676806</text:p>
          </table:table-cell>
        </table:table-row>
        <table:table-row table:style-name="ro1">
          <table:table-cell office:value-type="float" office:value="287090584832" calcext:value-type="float">
            <text:p>287090584832</text:p>
          </table:table-cell>
          <table:table-cell office:value-type="float" office:value="-195.576675415039" calcext:value-type="float">
            <text:p>-195.576675415039</text:p>
          </table:table-cell>
          <table:table-cell office:value-type="float" office:value="188799360256" calcext:value-type="float">
            <text:p>188799360256</text:p>
          </table:table-cell>
          <table:table-cell office:value-type="float" office:value="49.7477684020996" calcext:value-type="float">
            <text:p>49.7477684020996</text:p>
          </table:table-cell>
          <table:table-cell/>
          <table:table-cell table:formula="of:=INDEX([.$A$1:.$A$2072]; 1496; 1)" office:value-type="float" office:value="287090810624" calcext:value-type="float">
            <text:p>287090810624</text:p>
          </table:table-cell>
          <table:table-cell table:formula="of:=[.$G$7] * [.$F$1505] + [.$G$8]" office:value-type="float" office:value="-186.020177058876" calcext:value-type="float">
            <text:p>-186.020177058876</text:p>
          </table:table-cell>
          <table:table-cell/>
          <table:table-cell table:formula="of:=INDEX([.$C$1:.$C$2072]; 1496; 1)" office:value-type="float" office:value="188799339264" calcext:value-type="float">
            <text:p>188799339264</text:p>
          </table:table-cell>
          <table:table-cell table:formula="of:=[.$J$7] * [.$I$1505] + [.$J$8]" office:value-type="float" office:value="49.3984474074096" calcext:value-type="float">
            <text:p>49.3984474074096</text:p>
          </table:table-cell>
        </table:table-row>
        <table:table-row table:style-name="ro1">
          <table:table-cell office:value-type="float" office:value="287090575360" calcext:value-type="float">
            <text:p>287090575360</text:p>
          </table:table-cell>
          <table:table-cell office:value-type="float" office:value="-196.103942871094" calcext:value-type="float">
            <text:p>-196.103942871094</text:p>
          </table:table-cell>
          <table:table-cell office:value-type="float" office:value="188799367936" calcext:value-type="float">
            <text:p>188799367936</text:p>
          </table:table-cell>
          <table:table-cell office:value-type="float" office:value="50.0003318786621" calcext:value-type="float">
            <text:p>50.0003318786621</text:p>
          </table:table-cell>
          <table:table-cell/>
          <table:table-cell table:formula="of:=INDEX([.$A$1:.$A$2072]; 1497; 1)" office:value-type="float" office:value="287090782464" calcext:value-type="float">
            <text:p>287090782464</text:p>
          </table:table-cell>
          <table:table-cell table:formula="of:=[.$G$7] * [.$F$1506] + [.$G$8]" office:value-type="float" office:value="-187.365474723279" calcext:value-type="float">
            <text:p>-187.365474723279</text:p>
          </table:table-cell>
          <table:table-cell/>
          <table:table-cell table:formula="of:=INDEX([.$C$1:.$C$2072]; 1497; 1)" office:value-type="float" office:value="188799334912" calcext:value-type="float">
            <text:p>188799334912</text:p>
          </table:table-cell>
          <table:table-cell table:formula="of:=[.$J$7] * [.$I$1506] + [.$J$8]" office:value-type="float" office:value="49.1903799865395" calcext:value-type="float">
            <text:p>49.1903799865395</text:p>
          </table:table-cell>
        </table:table-row>
        <table:table-row table:style-name="ro1">
          <table:table-cell office:value-type="float" office:value="287090559744" calcext:value-type="float">
            <text:p>287090559744</text:p>
          </table:table-cell>
          <table:table-cell office:value-type="float" office:value="-197.060119628906" calcext:value-type="float">
            <text:p>-197.060119628906</text:p>
          </table:table-cell>
          <table:table-cell office:value-type="float" office:value="188799385344" calcext:value-type="float">
            <text:p>188799385344</text:p>
          </table:table-cell>
          <table:table-cell office:value-type="float" office:value="50.6205444335938" calcext:value-type="float">
            <text:p>50.6205444335938</text:p>
          </table:table-cell>
          <table:table-cell/>
          <table:table-cell table:formula="of:=INDEX([.$A$1:.$A$2072]; 1498; 1)" office:value-type="float" office:value="287090754048" calcext:value-type="float">
            <text:p>287090754048</text:p>
          </table:table-cell>
          <table:table-cell table:formula="of:=[.$G$7] * [.$F$1507] + [.$G$8]" office:value-type="float" office:value="-188.723002364859" calcext:value-type="float">
            <text:p>-188.723002364859</text:p>
          </table:table-cell>
          <table:table-cell/>
          <table:table-cell table:formula="of:=INDEX([.$C$1:.$C$2072]; 1498; 1)" office:value-type="float" office:value="188799330816" calcext:value-type="float">
            <text:p>188799330816</text:p>
          </table:table-cell>
          <table:table-cell table:formula="of:=[.$J$7] * [.$I$1507] + [.$J$8]" office:value-type="float" office:value="48.9945518244058" calcext:value-type="float">
            <text:p>48.9945518244058</text:p>
          </table:table-cell>
        </table:table-row>
        <table:table-row table:style-name="ro1">
          <table:table-cell office:value-type="float" office:value="287090548736" calcext:value-type="float">
            <text:p>287090548736</text:p>
          </table:table-cell>
          <table:table-cell office:value-type="float" office:value="-197.856094360352" calcext:value-type="float">
            <text:p>-197.856094360352</text:p>
          </table:table-cell>
          <table:table-cell office:value-type="float" office:value="188799405056" calcext:value-type="float">
            <text:p>188799405056</text:p>
          </table:table-cell>
          <table:table-cell office:value-type="float" office:value="51.3780364990234" calcext:value-type="float">
            <text:p>51.3780364990234</text:p>
          </table:table-cell>
          <table:table-cell/>
          <table:table-cell table:formula="of:=INDEX([.$A$1:.$A$2072]; 1499; 1)" office:value-type="float" office:value="287090739712" calcext:value-type="float">
            <text:p>287090739712</text:p>
          </table:table-cell>
          <table:table-cell table:formula="of:=[.$G$7] * [.$F$1508] + [.$G$8]" office:value-type="float" office:value="-189.407881174237" calcext:value-type="float">
            <text:p>-189.407881174237</text:p>
          </table:table-cell>
          <table:table-cell/>
          <table:table-cell table:formula="of:=INDEX([.$C$1:.$C$2072]; 1499; 1)" office:value-type="float" office:value="188799329536" calcext:value-type="float">
            <text:p>188799329536</text:p>
          </table:table-cell>
          <table:table-cell table:formula="of:=[.$J$7] * [.$I$1508] + [.$J$8]" office:value-type="float" office:value="48.933355525136" calcext:value-type="float">
            <text:p>48.933355525136</text:p>
          </table:table-cell>
        </table:table-row>
        <table:table-row table:style-name="ro1">
          <table:table-cell office:value-type="float" office:value="287090544896" calcext:value-type="float">
            <text:p>287090544896</text:p>
          </table:table-cell>
          <table:table-cell office:value-type="float" office:value="-198.18132019043" calcext:value-type="float">
            <text:p>-198.18132019043</text:p>
          </table:table-cell>
          <table:table-cell office:value-type="float" office:value="188799415040" calcext:value-type="float">
            <text:p>188799415040</text:p>
          </table:table-cell>
          <table:table-cell office:value-type="float" office:value="51.7966156005859" calcext:value-type="float">
            <text:p>51.7966156005859</text:p>
          </table:table-cell>
          <table:table-cell/>
          <table:table-cell table:formula="of:=INDEX([.$A$1:.$A$2072]; 1500; 1)" office:value-type="float" office:value="287090711040" calcext:value-type="float">
            <text:p>287090711040</text:p>
          </table:table-cell>
          <table:table-cell table:formula="of:=[.$G$7] * [.$F$1509] + [.$G$8]" office:value-type="float" office:value="-190.777638794854" calcext:value-type="float">
            <text:p>-190.777638794854</text:p>
          </table:table-cell>
          <table:table-cell/>
          <table:table-cell table:formula="of:=INDEX([.$C$1:.$C$2072]; 1500; 1)" office:value-type="float" office:value="188799328000" calcext:value-type="float">
            <text:p>188799328000</text:p>
          </table:table-cell>
          <table:table-cell table:formula="of:=[.$J$7] * [.$I$1509] + [.$J$8]" office:value-type="float" office:value="48.8599199634045" calcext:value-type="float">
            <text:p>48.8599199634045</text:p>
          </table:table-cell>
        </table:table-row>
        <table:table-row table:style-name="ro1">
          <table:table-cell office:value-type="float" office:value="287090541312" calcext:value-type="float">
            <text:p>287090541312</text:p>
          </table:table-cell>
          <table:table-cell office:value-type="float" office:value="-198.671447753906" calcext:value-type="float">
            <text:p>-198.671447753906</text:p>
          </table:table-cell>
          <table:table-cell office:value-type="float" office:value="188799435264" calcext:value-type="float">
            <text:p>188799435264</text:p>
          </table:table-cell>
          <table:table-cell office:value-type="float" office:value="52.6828346252441" calcext:value-type="float">
            <text:p>52.6828346252441</text:p>
          </table:table-cell>
          <table:table-cell/>
          <table:table-cell table:formula="of:=INDEX([.$A$1:.$A$2072]; 1501; 1)" office:value-type="float" office:value="287090682880" calcext:value-type="float">
            <text:p>287090682880</text:p>
          </table:table-cell>
          <table:table-cell table:formula="of:=[.$G$7] * [.$F$1510] + [.$G$8]" office:value-type="float" office:value="-192.122936457396" calcext:value-type="float">
            <text:p>-192.122936457396</text:p>
          </table:table-cell>
          <table:table-cell/>
          <table:table-cell table:formula="of:=INDEX([.$C$1:.$C$2072]; 1501; 1)" office:value-type="float" office:value="188799328512" calcext:value-type="float">
            <text:p>188799328512</text:p>
          </table:table-cell>
          <table:table-cell table:formula="of:=[.$J$7] * [.$I$1510] + [.$J$8]" office:value-type="float" office:value="48.8843984846026" calcext:value-type="float">
            <text:p>48.8843984846026</text:p>
          </table:table-cell>
        </table:table-row>
        <table:table-row table:style-name="ro1">
          <table:table-cell office:value-type="float" office:value="287090541312" calcext:value-type="float">
            <text:p>287090541312</text:p>
          </table:table-cell>
          <table:table-cell office:value-type="float" office:value="-198.830978393555" calcext:value-type="float">
            <text:p>-198.830978393555</text:p>
          </table:table-cell>
          <table:table-cell office:value-type="float" office:value="188799444736" calcext:value-type="float">
            <text:p>188799444736</text:p>
          </table:table-cell>
          <table:table-cell office:value-type="float" office:value="53.1345748901367" calcext:value-type="float">
            <text:p>53.1345748901367</text:p>
          </table:table-cell>
          <table:table-cell/>
          <table:table-cell table:formula="of:=INDEX([.$A$1:.$A$2072]; 1502; 1)" office:value-type="float" office:value="287090655488" calcext:value-type="float">
            <text:p>287090655488</text:p>
          </table:table-cell>
          <table:table-cell table:formula="of:=[.$G$7] * [.$F$1511] + [.$G$8]" office:value-type="float" office:value="-193.431544184685" calcext:value-type="float">
            <text:p>-193.431544184685</text:p>
          </table:table-cell>
          <table:table-cell/>
          <table:table-cell table:formula="of:=INDEX([.$C$1:.$C$2072]; 1502; 1)" office:value-type="float" office:value="188799331584" calcext:value-type="float">
            <text:p>188799331584</text:p>
          </table:table-cell>
          <table:table-cell table:formula="of:=[.$J$7] * [.$I$1511] + [.$J$8]" office:value-type="float" office:value="49.0312696043402" calcext:value-type="float">
            <text:p>49.0312696043402</text:p>
          </table:table-cell>
        </table:table-row>
        <table:table-row table:style-name="ro1">
          <table:table-cell office:value-type="float" office:value="287090544384" calcext:value-type="float">
            <text:p>287090544384</text:p>
          </table:table-cell>
          <table:table-cell office:value-type="float" office:value="-198.979690551758" calcext:value-type="float">
            <text:p>-198.979690551758</text:p>
          </table:table-cell>
          <table:table-cell office:value-type="float" office:value="188799462912" calcext:value-type="float">
            <text:p>188799462912</text:p>
          </table:table-cell>
          <table:table-cell office:value-type="float" office:value="54.0227508544922" calcext:value-type="float">
            <text:p>54.0227508544922</text:p>
          </table:table-cell>
          <table:table-cell/>
          <table:table-cell table:formula="of:=INDEX([.$A$1:.$A$2072]; 1503; 1)" office:value-type="float" office:value="287090642176" calcext:value-type="float">
            <text:p>287090642176</text:p>
          </table:table-cell>
          <table:table-cell table:formula="of:=[.$G$7] * [.$F$1512] + [.$G$8]" office:value-type="float" office:value="-194.067503079772" calcext:value-type="float">
            <text:p>-194.067503079772</text:p>
          </table:table-cell>
          <table:table-cell/>
          <table:table-cell table:formula="of:=INDEX([.$C$1:.$C$2072]; 1503; 1)" office:value-type="float" office:value="188799334400" calcext:value-type="float">
            <text:p>188799334400</text:p>
          </table:table-cell>
          <table:table-cell table:formula="of:=[.$J$7] * [.$I$1512] + [.$J$8]" office:value-type="float" office:value="49.1659014653415" calcext:value-type="float">
            <text:p>49.1659014653415</text:p>
          </table:table-cell>
        </table:table-row>
        <table:table-row table:style-name="ro1">
          <table:table-cell office:value-type="float" office:value="287090546432" calcext:value-type="float">
            <text:p>287090546432</text:p>
          </table:table-cell>
          <table:table-cell office:value-type="float" office:value="-198.977081298828" calcext:value-type="float">
            <text:p>-198.977081298828</text:p>
          </table:table-cell>
          <table:table-cell office:value-type="float" office:value="188799471872" calcext:value-type="float">
            <text:p>188799471872</text:p>
          </table:table-cell>
          <table:table-cell office:value-type="float" office:value="54.4548377990723" calcext:value-type="float">
            <text:p>54.4548377990723</text:p>
          </table:table-cell>
          <table:table-cell/>
          <table:table-cell table:formula="of:=INDEX([.$A$1:.$A$2072]; 1504; 1)" office:value-type="float" office:value="287090617344" calcext:value-type="float">
            <text:p>287090617344</text:p>
          </table:table-cell>
          <table:table-cell table:formula="of:=[.$G$7] * [.$F$1513] + [.$G$8]" office:value-type="float" office:value="-195.253811018541" calcext:value-type="float">
            <text:p>-195.253811018541</text:p>
          </table:table-cell>
          <table:table-cell/>
          <table:table-cell table:formula="of:=INDEX([.$C$1:.$C$2072]; 1504; 1)" office:value-type="float" office:value="188799342080" calcext:value-type="float">
            <text:p>188799342080</text:p>
          </table:table-cell>
          <table:table-cell table:formula="of:=[.$J$7] * [.$I$1513] + [.$J$8]" office:value-type="float" office:value="49.5330792684108" calcext:value-type="float">
            <text:p>49.5330792684108</text:p>
          </table:table-cell>
        </table:table-row>
        <table:table-row table:style-name="ro1">
          <table:table-cell office:value-type="float" office:value="287090547712" calcext:value-type="float">
            <text:p>287090547712</text:p>
          </table:table-cell>
          <table:table-cell office:value-type="float" office:value="-198.947067260742" calcext:value-type="float">
            <text:p>-198.947067260742</text:p>
          </table:table-cell>
          <table:table-cell office:value-type="float" office:value="188799481088" calcext:value-type="float">
            <text:p>188799481088</text:p>
          </table:table-cell>
          <table:table-cell office:value-type="float" office:value="54.8891754150391" calcext:value-type="float">
            <text:p>54.8891754150391</text:p>
          </table:table-cell>
          <table:table-cell/>
          <table:table-cell table:formula="of:=INDEX([.$A$1:.$A$2072]; 1505; 1)" office:value-type="float" office:value="287090584832" calcext:value-type="float">
            <text:p>287090584832</text:p>
          </table:table-cell>
          <table:table-cell table:formula="of:=[.$G$7] * [.$F$1514] + [.$G$8]" office:value-type="float" office:value="-196.807018319145" calcext:value-type="float">
            <text:p>-196.807018319145</text:p>
          </table:table-cell>
          <table:table-cell/>
          <table:table-cell table:formula="of:=INDEX([.$C$1:.$C$2072]; 1505; 1)" office:value-type="float" office:value="188799360256" calcext:value-type="float">
            <text:p>188799360256</text:p>
          </table:table-cell>
          <table:table-cell table:formula="of:=[.$J$7] * [.$I$1514] + [.$J$8]" office:value-type="float" office:value="50.4020667336881" calcext:value-type="float">
            <text:p>50.4020667336881</text:p>
          </table:table-cell>
        </table:table-row>
        <table:table-row table:style-name="ro1">
          <table:table-cell office:value-type="float" office:value="287090549248" calcext:value-type="float">
            <text:p>287090549248</text:p>
          </table:table-cell>
          <table:table-cell office:value-type="float" office:value="-198.878875732422" calcext:value-type="float">
            <text:p>-198.878875732422</text:p>
          </table:table-cell>
          <table:table-cell office:value-type="float" office:value="188799499776" calcext:value-type="float">
            <text:p>188799499776</text:p>
          </table:table-cell>
          <table:table-cell office:value-type="float" office:value="55.7730865478516" calcext:value-type="float">
            <text:p>55.7730865478516</text:p>
          </table:table-cell>
          <table:table-cell/>
          <table:table-cell table:formula="of:=INDEX([.$A$1:.$A$2072]; 1506; 1)" office:value-type="float" office:value="287090575360" calcext:value-type="float">
            <text:p>287090575360</text:p>
          </table:table-cell>
          <table:table-cell table:formula="of:=[.$G$7] * [.$F$1515] + [.$G$8]" office:value-type="float" office:value="-197.259527534246" calcext:value-type="float">
            <text:p>-197.259527534246</text:p>
          </table:table-cell>
          <table:table-cell/>
          <table:table-cell table:formula="of:=INDEX([.$C$1:.$C$2072]; 1506; 1)" office:value-type="float" office:value="188799367936" calcext:value-type="float">
            <text:p>188799367936</text:p>
          </table:table-cell>
          <table:table-cell table:formula="of:=[.$J$7] * [.$I$1515] + [.$J$8]" office:value-type="float" office:value="50.7692445348948" calcext:value-type="float">
            <text:p>50.7692445348948</text:p>
          </table:table-cell>
        </table:table-row>
        <table:table-row table:style-name="ro1">
          <table:table-cell office:value-type="float" office:value="287090550016" calcext:value-type="float">
            <text:p>287090550016</text:p>
          </table:table-cell>
          <table:table-cell office:value-type="float" office:value="-198.837783813477" calcext:value-type="float">
            <text:p>-198.837783813477</text:p>
          </table:table-cell>
          <table:table-cell office:value-type="float" office:value="188799509504" calcext:value-type="float">
            <text:p>188799509504</text:p>
          </table:table-cell>
          <table:table-cell office:value-type="float" office:value="56.2228546142578" calcext:value-type="float">
            <text:p>56.2228546142578</text:p>
          </table:table-cell>
          <table:table-cell/>
          <table:table-cell table:formula="of:=INDEX([.$A$1:.$A$2072]; 1507; 1)" office:value-type="float" office:value="287090559744" calcext:value-type="float">
            <text:p>287090559744</text:p>
          </table:table-cell>
          <table:table-cell table:formula="of:=[.$G$7] * [.$F$1516] + [.$G$8]" office:value-type="float" office:value="-198.005556236953" calcext:value-type="float">
            <text:p>-198.005556236953</text:p>
          </table:table-cell>
          <table:table-cell/>
          <table:table-cell table:formula="of:=INDEX([.$C$1:.$C$2072]; 1507; 1)" office:value-type="float" office:value="188799385344" calcext:value-type="float">
            <text:p>188799385344</text:p>
          </table:table-cell>
          <table:table-cell table:formula="of:=[.$J$7] * [.$I$1516] + [.$J$8]" office:value-type="float" office:value="51.6015142202377" calcext:value-type="float">
            <text:p>51.6015142202377</text:p>
          </table:table-cell>
        </table:table-row>
        <table:table-row table:style-name="ro1">
          <table:table-cell office:value-type="float" office:value="287090552064" calcext:value-type="float">
            <text:p>287090552064</text:p>
          </table:table-cell>
          <table:table-cell office:value-type="float" office:value="-198.735427856445" calcext:value-type="float">
            <text:p>-198.735427856445</text:p>
          </table:table-cell>
          <table:table-cell office:value-type="float" office:value="188799528448" calcext:value-type="float">
            <text:p>188799528448</text:p>
          </table:table-cell>
          <table:table-cell office:value-type="float" office:value="57.1320953369141" calcext:value-type="float">
            <text:p>57.1320953369141</text:p>
          </table:table-cell>
          <table:table-cell/>
          <table:table-cell table:formula="of:=INDEX([.$A$1:.$A$2072]; 1508; 1)" office:value-type="float" office:value="287090548736" calcext:value-type="float">
            <text:p>287090548736</text:p>
          </table:table-cell>
          <table:table-cell table:formula="of:=[.$G$7] * [.$F$1517] + [.$G$8]" office:value-type="float" office:value="-198.531445324421" calcext:value-type="float">
            <text:p>-198.531445324421</text:p>
          </table:table-cell>
          <table:table-cell/>
          <table:table-cell table:formula="of:=INDEX([.$C$1:.$C$2072]; 1508; 1)" office:value-type="float" office:value="188799405056" calcext:value-type="float">
            <text:p>188799405056</text:p>
          </table:table-cell>
          <table:table-cell table:formula="of:=[.$J$7] * [.$I$1517] + [.$J$8]" office:value-type="float" office:value="52.5439372453839" calcext:value-type="float">
            <text:p>52.5439372453839</text:p>
          </table:table-cell>
        </table:table-row>
        <table:table-row table:style-name="ro1">
          <table:table-cell office:value-type="float" office:value="287090553344" calcext:value-type="float">
            <text:p>287090553344</text:p>
          </table:table-cell>
          <table:table-cell office:value-type="float" office:value="-198.6787109375" calcext:value-type="float">
            <text:p>-198.6787109375</text:p>
          </table:table-cell>
          <table:table-cell office:value-type="float" office:value="188799538176" calcext:value-type="float">
            <text:p>188799538176</text:p>
          </table:table-cell>
          <table:table-cell office:value-type="float" office:value="57.5857086181641" calcext:value-type="float">
            <text:p>57.5857086181641</text:p>
          </table:table-cell>
          <table:table-cell/>
          <table:table-cell table:formula="of:=INDEX([.$A$1:.$A$2072]; 1509; 1)" office:value-type="float" office:value="287090544896" calcext:value-type="float">
            <text:p>287090544896</text:p>
          </table:table-cell>
          <table:table-cell table:formula="of:=[.$G$7] * [.$F$1518] + [.$G$8]" office:value-type="float" office:value="-198.714895006269" calcext:value-type="float">
            <text:p>-198.714895006269</text:p>
          </table:table-cell>
          <table:table-cell/>
          <table:table-cell table:formula="of:=INDEX([.$C$1:.$C$2072]; 1509; 1)" office:value-type="float" office:value="188799415040" calcext:value-type="float">
            <text:p>188799415040</text:p>
          </table:table-cell>
          <table:table-cell table:formula="of:=[.$J$7] * [.$I$1518] + [.$J$8]" office:value-type="float" office:value="53.0212683882564" calcext:value-type="float">
            <text:p>53.0212683882564</text:p>
          </table:table-cell>
        </table:table-row>
        <table:table-row table:style-name="ro1">
          <table:table-cell office:value-type="float" office:value="287090554112" calcext:value-type="float">
            <text:p>287090554112</text:p>
          </table:table-cell>
          <table:table-cell office:value-type="float" office:value="-198.620391845703" calcext:value-type="float">
            <text:p>-198.620391845703</text:p>
          </table:table-cell>
          <table:table-cell office:value-type="float" office:value="188799547648" calcext:value-type="float">
            <text:p>188799547648</text:p>
          </table:table-cell>
          <table:table-cell office:value-type="float" office:value="58.0388107299805" calcext:value-type="float">
            <text:p>58.0388107299805</text:p>
          </table:table-cell>
          <table:table-cell/>
          <table:table-cell table:formula="of:=INDEX([.$A$1:.$A$2072]; 1510; 1)" office:value-type="float" office:value="287090541312" calcext:value-type="float">
            <text:p>287090541312</text:p>
          </table:table-cell>
          <table:table-cell table:formula="of:=[.$G$7] * [.$F$1519] + [.$G$8]" office:value-type="float" office:value="-198.886114707217" calcext:value-type="float">
            <text:p>-198.886114707217</text:p>
          </table:table-cell>
          <table:table-cell/>
          <table:table-cell table:formula="of:=INDEX([.$C$1:.$C$2072]; 1510; 1)" office:value-type="float" office:value="188799435264" calcext:value-type="float">
            <text:p>188799435264</text:p>
          </table:table-cell>
          <table:table-cell table:formula="of:=[.$J$7] * [.$I$1519] + [.$J$8]" office:value-type="float" office:value="53.9881699346006" calcext:value-type="float">
            <text:p>53.9881699346006</text:p>
          </table:table-cell>
        </table:table-row>
        <table:table-row table:style-name="ro1">
          <table:table-cell office:value-type="float" office:value="287090554624" calcext:value-type="float">
            <text:p>287090554624</text:p>
          </table:table-cell>
          <table:table-cell office:value-type="float" office:value="-198.528472900391" calcext:value-type="float">
            <text:p>-198.528472900391</text:p>
          </table:table-cell>
          <table:table-cell office:value-type="float" office:value="188799566592" calcext:value-type="float">
            <text:p>188799566592</text:p>
          </table:table-cell>
          <table:table-cell office:value-type="float" office:value="58.9442481994629" calcext:value-type="float">
            <text:p>58.9442481994629</text:p>
          </table:table-cell>
          <table:table-cell/>
          <table:table-cell table:formula="of:=INDEX([.$A$1:.$A$2072]; 1511; 1)" office:value-type="float" office:value="287090541312" calcext:value-type="float">
            <text:p>287090541312</text:p>
          </table:table-cell>
          <table:table-cell table:formula="of:=[.$G$7] * [.$F$1520] + [.$G$8]" office:value-type="float" office:value="-198.886114707217" calcext:value-type="float">
            <text:p>-198.886114707217</text:p>
          </table:table-cell>
          <table:table-cell/>
          <table:table-cell table:formula="of:=INDEX([.$C$1:.$C$2072]; 1511; 1)" office:value-type="float" office:value="188799444736" calcext:value-type="float">
            <text:p>188799444736</text:p>
          </table:table-cell>
          <table:table-cell table:formula="of:=[.$J$7] * [.$I$1520] + [.$J$8]" office:value-type="float" office:value="54.4410225562751" calcext:value-type="float">
            <text:p>54.4410225562751</text:p>
          </table:table-cell>
        </table:table-row>
        <table:table-row table:style-name="ro1">
          <table:table-cell office:value-type="float" office:value="287090554368" calcext:value-type="float">
            <text:p>287090554368</text:p>
          </table:table-cell>
          <table:table-cell office:value-type="float" office:value="-198.49658203125" calcext:value-type="float">
            <text:p>-198.49658203125</text:p>
          </table:table-cell>
          <table:table-cell office:value-type="float" office:value="188799576064" calcext:value-type="float">
            <text:p>188799576064</text:p>
          </table:table-cell>
          <table:table-cell office:value-type="float" office:value="59.3966255187988" calcext:value-type="float">
            <text:p>59.3966255187988</text:p>
          </table:table-cell>
          <table:table-cell/>
          <table:table-cell table:formula="of:=INDEX([.$A$1:.$A$2072]; 1512; 1)" office:value-type="float" office:value="287090544384" calcext:value-type="float">
            <text:p>287090544384</text:p>
          </table:table-cell>
          <table:table-cell table:formula="of:=[.$G$7] * [.$F$1521] + [.$G$8]" office:value-type="float" office:value="-198.739354962483" calcext:value-type="float">
            <text:p>-198.739354962483</text:p>
          </table:table-cell>
          <table:table-cell/>
          <table:table-cell table:formula="of:=INDEX([.$C$1:.$C$2072]; 1512; 1)" office:value-type="float" office:value="188799462912" calcext:value-type="float">
            <text:p>188799462912</text:p>
          </table:table-cell>
          <table:table-cell table:formula="of:=[.$J$7] * [.$I$1521] + [.$J$8]" office:value-type="float" office:value="55.3100100215525" calcext:value-type="float">
            <text:p>55.3100100215525</text:p>
          </table:table-cell>
        </table:table-row>
        <table:table-row table:style-name="ro1">
          <table:table-cell office:value-type="float" office:value="287090552320" calcext:value-type="float">
            <text:p>287090552320</text:p>
          </table:table-cell>
          <table:table-cell office:value-type="float" office:value="-198.478790283203" calcext:value-type="float">
            <text:p>-198.478790283203</text:p>
          </table:table-cell>
          <table:table-cell office:value-type="float" office:value="188799595008" calcext:value-type="float">
            <text:p>188799595008</text:p>
          </table:table-cell>
          <table:table-cell office:value-type="float" office:value="60.2967643737793" calcext:value-type="float">
            <text:p>60.2967643737793</text:p>
          </table:table-cell>
          <table:table-cell/>
          <table:table-cell table:formula="of:=INDEX([.$A$1:.$A$2072]; 1513; 1)" office:value-type="float" office:value="287090546432" calcext:value-type="float">
            <text:p>287090546432</text:p>
          </table:table-cell>
          <table:table-cell table:formula="of:=[.$G$7] * [.$F$1522] + [.$G$8]" office:value-type="float" office:value="-198.64151513204" calcext:value-type="float">
            <text:p>-198.64151513204</text:p>
          </table:table-cell>
          <table:table-cell/>
          <table:table-cell table:formula="of:=INDEX([.$C$1:.$C$2072]; 1513; 1)" office:value-type="float" office:value="188799471872" calcext:value-type="float">
            <text:p>188799471872</text:p>
          </table:table-cell>
          <table:table-cell table:formula="of:=[.$J$7] * [.$I$1522] + [.$J$8]" office:value-type="float" office:value="55.7383841238916" calcext:value-type="float">
            <text:p>55.7383841238916</text:p>
          </table:table-cell>
        </table:table-row>
        <table:table-row table:style-name="ro1">
          <table:table-cell office:value-type="float" office:value="287090550784" calcext:value-type="float">
            <text:p>287090550784</text:p>
          </table:table-cell>
          <table:table-cell office:value-type="float" office:value="-198.494384765625" calcext:value-type="float">
            <text:p>-198.494384765625</text:p>
          </table:table-cell>
          <table:table-cell office:value-type="float" office:value="188799604224" calcext:value-type="float">
            <text:p>188799604224</text:p>
          </table:table-cell>
          <table:table-cell office:value-type="float" office:value="60.7438201904297" calcext:value-type="float">
            <text:p>60.7438201904297</text:p>
          </table:table-cell>
          <table:table-cell/>
          <table:table-cell table:formula="of:=INDEX([.$A$1:.$A$2072]; 1514; 1)" office:value-type="float" office:value="287090547712" calcext:value-type="float">
            <text:p>287090547712</text:p>
          </table:table-cell>
          <table:table-cell table:formula="of:=[.$G$7] * [.$F$1523] + [.$G$8]" office:value-type="float" office:value="-198.580365238711" calcext:value-type="float">
            <text:p>-198.580365238711</text:p>
          </table:table-cell>
          <table:table-cell/>
          <table:table-cell table:formula="of:=INDEX([.$C$1:.$C$2072]; 1514; 1)" office:value-type="float" office:value="188799481088" calcext:value-type="float">
            <text:p>188799481088</text:p>
          </table:table-cell>
          <table:table-cell table:formula="of:=[.$J$7] * [.$I$1523] + [.$J$8]" office:value-type="float" office:value="56.1789974868298" calcext:value-type="float">
            <text:p>56.1789974868298</text:p>
          </table:table-cell>
        </table:table-row>
        <table:table-row table:style-name="ro1">
          <table:table-cell office:value-type="float" office:value="287090548992" calcext:value-type="float">
            <text:p>287090548992</text:p>
          </table:table-cell>
          <table:table-cell office:value-type="float" office:value="-198.524841308594" calcext:value-type="float">
            <text:p>-198.524841308594</text:p>
          </table:table-cell>
          <table:table-cell office:value-type="float" office:value="188799613440" calcext:value-type="float">
            <text:p>188799613440</text:p>
          </table:table-cell>
          <table:table-cell office:value-type="float" office:value="61.1888694763184" calcext:value-type="float">
            <text:p>61.1888694763184</text:p>
          </table:table-cell>
          <table:table-cell/>
          <table:table-cell table:formula="of:=INDEX([.$A$1:.$A$2072]; 1515; 1)" office:value-type="float" office:value="287090549248" calcext:value-type="float">
            <text:p>287090549248</text:p>
          </table:table-cell>
          <table:table-cell table:formula="of:=[.$G$7] * [.$F$1524] + [.$G$8]" office:value-type="float" office:value="-198.506985366344" calcext:value-type="float">
            <text:p>-198.506985366344</text:p>
          </table:table-cell>
          <table:table-cell/>
          <table:table-cell table:formula="of:=INDEX([.$C$1:.$C$2072]; 1515; 1)" office:value-type="float" office:value="188799499776" calcext:value-type="float">
            <text:p>188799499776</text:p>
          </table:table-cell>
          <table:table-cell table:formula="of:=[.$J$7] * [.$I$1524] + [.$J$8]" office:value-type="float" office:value="57.0724634714425" calcext:value-type="float">
            <text:p>57.0724634714425</text:p>
          </table:table-cell>
        </table:table-row>
        <table:table-row table:style-name="ro1">
          <table:table-cell office:value-type="float" office:value="287090545664" calcext:value-type="float">
            <text:p>287090545664</text:p>
          </table:table-cell>
          <table:table-cell office:value-type="float" office:value="-198.636459350586" calcext:value-type="float">
            <text:p>-198.636459350586</text:p>
          </table:table-cell>
          <table:table-cell office:value-type="float" office:value="188799631616" calcext:value-type="float">
            <text:p>188799631616</text:p>
          </table:table-cell>
          <table:table-cell office:value-type="float" office:value="62.0679054260254" calcext:value-type="float">
            <text:p>62.0679054260254</text:p>
          </table:table-cell>
          <table:table-cell/>
          <table:table-cell table:formula="of:=INDEX([.$A$1:.$A$2072]; 1516; 1)" office:value-type="float" office:value="287090550016" calcext:value-type="float">
            <text:p>287090550016</text:p>
          </table:table-cell>
          <table:table-cell table:formula="of:=[.$G$7] * [.$F$1525] + [.$G$8]" office:value-type="float" office:value="-198.470295431092" calcext:value-type="float">
            <text:p>-198.470295431092</text:p>
          </table:table-cell>
          <table:table-cell/>
          <table:table-cell table:formula="of:=INDEX([.$C$1:.$C$2072]; 1516; 1)" office:value-type="float" office:value="188799509504" calcext:value-type="float">
            <text:p>188799509504</text:p>
          </table:table-cell>
          <table:table-cell table:formula="of:=[.$J$7] * [.$I$1525] + [.$J$8]" office:value-type="float" office:value="57.537555353716" calcext:value-type="float">
            <text:p>57.537555353716</text:p>
          </table:table-cell>
        </table:table-row>
        <table:table-row table:style-name="ro1">
          <table:table-cell office:value-type="float" office:value="287090544640" calcext:value-type="float">
            <text:p>287090544640</text:p>
          </table:table-cell>
          <table:table-cell office:value-type="float" office:value="-198.689483642578" calcext:value-type="float">
            <text:p>-198.689483642578</text:p>
          </table:table-cell>
          <table:table-cell office:value-type="float" office:value="188799641088" calcext:value-type="float">
            <text:p>188799641088</text:p>
          </table:table-cell>
          <table:table-cell office:value-type="float" office:value="62.5113906860352" calcext:value-type="float">
            <text:p>62.5113906860352</text:p>
          </table:table-cell>
          <table:table-cell/>
          <table:table-cell table:formula="of:=INDEX([.$A$1:.$A$2072]; 1517; 1)" office:value-type="float" office:value="287090552064" calcext:value-type="float">
            <text:p>287090552064</text:p>
          </table:table-cell>
          <table:table-cell table:formula="of:=[.$G$7] * [.$F$1526] + [.$G$8]" office:value-type="float" office:value="-198.372455600649" calcext:value-type="float">
            <text:p>-198.372455600649</text:p>
          </table:table-cell>
          <table:table-cell/>
          <table:table-cell table:formula="of:=INDEX([.$C$1:.$C$2072]; 1517; 1)" office:value-type="float" office:value="188799528448" calcext:value-type="float">
            <text:p>188799528448</text:p>
          </table:table-cell>
          <table:table-cell table:formula="of:=[.$J$7] * [.$I$1526] + [.$J$8]" office:value-type="float" office:value="58.4432605989277" calcext:value-type="float">
            <text:p>58.4432605989277</text:p>
          </table:table-cell>
        </table:table-row>
        <table:table-row table:style-name="ro1">
          <table:table-cell office:value-type="float" office:value="287090542336" calcext:value-type="float">
            <text:p>287090542336</text:p>
          </table:table-cell>
          <table:table-cell office:value-type="float" office:value="-198.791748046875" calcext:value-type="float">
            <text:p>-198.791748046875</text:p>
          </table:table-cell>
          <table:table-cell office:value-type="float" office:value="188799660288" calcext:value-type="float">
            <text:p>188799660288</text:p>
          </table:table-cell>
          <table:table-cell office:value-type="float" office:value="63.4148483276367" calcext:value-type="float">
            <text:p>63.4148483276367</text:p>
          </table:table-cell>
          <table:table-cell/>
          <table:table-cell table:formula="of:=INDEX([.$A$1:.$A$2072]; 1518; 1)" office:value-type="float" office:value="287090553344" calcext:value-type="float">
            <text:p>287090553344</text:p>
          </table:table-cell>
          <table:table-cell table:formula="of:=[.$G$7] * [.$F$1527] + [.$G$8]" office:value-type="float" office:value="-198.311305707321" calcext:value-type="float">
            <text:p>-198.311305707321</text:p>
          </table:table-cell>
          <table:table-cell/>
          <table:table-cell table:formula="of:=INDEX([.$C$1:.$C$2072]; 1518; 1)" office:value-type="float" office:value="188799538176" calcext:value-type="float">
            <text:p>188799538176</text:p>
          </table:table-cell>
          <table:table-cell table:formula="of:=[.$J$7] * [.$I$1527] + [.$J$8]" office:value-type="float" office:value="58.9083524830639" calcext:value-type="float">
            <text:p>58.9083524830639</text:p>
          </table:table-cell>
        </table:table-row>
        <table:table-row table:style-name="ro1">
          <table:table-cell office:value-type="float" office:value="287090541056" calcext:value-type="float">
            <text:p>287090541056</text:p>
          </table:table-cell>
          <table:table-cell office:value-type="float" office:value="-198.846145629883" calcext:value-type="float">
            <text:p>-198.846145629883</text:p>
          </table:table-cell>
          <table:table-cell office:value-type="float" office:value="188799670272" calcext:value-type="float">
            <text:p>188799670272</text:p>
          </table:table-cell>
          <table:table-cell office:value-type="float" office:value="63.876350402832" calcext:value-type="float">
            <text:p>63.876350402832</text:p>
          </table:table-cell>
          <table:table-cell/>
          <table:table-cell table:formula="of:=INDEX([.$A$1:.$A$2072]; 1519; 1)" office:value-type="float" office:value="287090554112" calcext:value-type="float">
            <text:p>287090554112</text:p>
          </table:table-cell>
          <table:table-cell table:formula="of:=[.$G$7] * [.$F$1528] + [.$G$8]" office:value-type="float" office:value="-198.274615770206" calcext:value-type="float">
            <text:p>-198.274615770206</text:p>
          </table:table-cell>
          <table:table-cell/>
          <table:table-cell table:formula="of:=INDEX([.$C$1:.$C$2072]; 1519; 1)" office:value-type="float" office:value="188799547648" calcext:value-type="float">
            <text:p>188799547648</text:p>
          </table:table-cell>
          <table:table-cell table:formula="of:=[.$J$7] * [.$I$1528] + [.$J$8]" office:value-type="float" office:value="59.3612051047385" calcext:value-type="float">
            <text:p>59.3612051047385</text:p>
          </table:table-cell>
        </table:table-row>
        <table:table-row table:style-name="ro1">
          <table:table-cell office:value-type="float" office:value="287090537472" calcext:value-type="float">
            <text:p>287090537472</text:p>
          </table:table-cell>
          <table:table-cell office:value-type="float" office:value="-199.02116394043" calcext:value-type="float">
            <text:p>-199.02116394043</text:p>
          </table:table-cell>
          <table:table-cell office:value-type="float" office:value="188799700736" calcext:value-type="float">
            <text:p>188799700736</text:p>
          </table:table-cell>
          <table:table-cell office:value-type="float" office:value="65.3076095581055" calcext:value-type="float">
            <text:p>65.3076095581055</text:p>
          </table:table-cell>
          <table:table-cell/>
          <table:table-cell table:formula="of:=INDEX([.$A$1:.$A$2072]; 1520; 1)" office:value-type="float" office:value="287090554624" calcext:value-type="float">
            <text:p>287090554624</text:p>
          </table:table-cell>
          <table:table-cell table:formula="of:=[.$G$7] * [.$F$1529] + [.$G$8]" office:value-type="float" office:value="-198.250155812129" calcext:value-type="float">
            <text:p>-198.250155812129</text:p>
          </table:table-cell>
          <table:table-cell/>
          <table:table-cell table:formula="of:=INDEX([.$C$1:.$C$2072]; 1520; 1)" office:value-type="float" office:value="188799566592" calcext:value-type="float">
            <text:p>188799566592</text:p>
          </table:table-cell>
          <table:table-cell table:formula="of:=[.$J$7] * [.$I$1529] + [.$J$8]" office:value-type="float" office:value="60.2669103499502" calcext:value-type="float">
            <text:p>60.2669103499502</text:p>
          </table:table-cell>
        </table:table-row>
        <table:table-row table:style-name="ro1">
          <table:table-cell office:value-type="float" office:value="287090536192" calcext:value-type="float">
            <text:p>287090536192</text:p>
          </table:table-cell>
          <table:table-cell office:value-type="float" office:value="-199.082458496094" calcext:value-type="float">
            <text:p>-199.082458496094</text:p>
          </table:table-cell>
          <table:table-cell office:value-type="float" office:value="188799711232" calcext:value-type="float">
            <text:p>188799711232</text:p>
          </table:table-cell>
          <table:table-cell office:value-type="float" office:value="65.8017578125" calcext:value-type="float">
            <text:p>65.8017578125</text:p>
          </table:table-cell>
          <table:table-cell/>
          <table:table-cell table:formula="of:=INDEX([.$A$1:.$A$2072]; 1521; 1)" office:value-type="float" office:value="287090554368" calcext:value-type="float">
            <text:p>287090554368</text:p>
          </table:table-cell>
          <table:table-cell table:formula="of:=[.$G$7] * [.$F$1530] + [.$G$8]" office:value-type="float" office:value="-198.262385791168" calcext:value-type="float">
            <text:p>-198.262385791168</text:p>
          </table:table-cell>
          <table:table-cell/>
          <table:table-cell table:formula="of:=INDEX([.$C$1:.$C$2072]; 1521; 1)" office:value-type="float" office:value="188799576064" calcext:value-type="float">
            <text:p>188799576064</text:p>
          </table:table-cell>
          <table:table-cell table:formula="of:=[.$J$7] * [.$I$1530] + [.$J$8]" office:value-type="float" office:value="60.7197629734874" calcext:value-type="float">
            <text:p>60.7197629734874</text:p>
          </table:table-cell>
        </table:table-row>
        <table:table-row table:style-name="ro1">
          <table:table-cell office:value-type="float" office:value="287090533376" calcext:value-type="float">
            <text:p>287090533376</text:p>
          </table:table-cell>
          <table:table-cell office:value-type="float" office:value="-199.208709716797" calcext:value-type="float">
            <text:p>-199.208709716797</text:p>
          </table:table-cell>
          <table:table-cell office:value-type="float" office:value="188799732992" calcext:value-type="float">
            <text:p>188799732992</text:p>
          </table:table-cell>
          <table:table-cell office:value-type="float" office:value="66.8173599243164" calcext:value-type="float">
            <text:p>66.8173599243164</text:p>
          </table:table-cell>
          <table:table-cell/>
          <table:table-cell table:formula="of:=INDEX([.$A$1:.$A$2072]; 1522; 1)" office:value-type="float" office:value="287090552320" calcext:value-type="float">
            <text:p>287090552320</text:p>
          </table:table-cell>
          <table:table-cell table:formula="of:=[.$G$7] * [.$F$1531] + [.$G$8]" office:value-type="float" office:value="-198.360225621611" calcext:value-type="float">
            <text:p>-198.360225621611</text:p>
          </table:table-cell>
          <table:table-cell/>
          <table:table-cell table:formula="of:=INDEX([.$C$1:.$C$2072]; 1522; 1)" office:value-type="float" office:value="188799595008" calcext:value-type="float">
            <text:p>188799595008</text:p>
          </table:table-cell>
          <table:table-cell table:formula="of:=[.$J$7] * [.$I$1531] + [.$J$8]" office:value-type="float" office:value="61.6254682186991" calcext:value-type="float">
            <text:p>61.6254682186991</text:p>
          </table:table-cell>
        </table:table-row>
        <table:table-row table:style-name="ro1">
          <table:table-cell office:value-type="float" office:value="287090532096" calcext:value-type="float">
            <text:p>287090532096</text:p>
          </table:table-cell>
          <table:table-cell office:value-type="float" office:value="-199.27360534668" calcext:value-type="float">
            <text:p>-199.27360534668</text:p>
          </table:table-cell>
          <table:table-cell office:value-type="float" office:value="188799744000" calcext:value-type="float">
            <text:p>188799744000</text:p>
          </table:table-cell>
          <table:table-cell office:value-type="float" office:value="67.3391647338867" calcext:value-type="float">
            <text:p>67.3391647338867</text:p>
          </table:table-cell>
          <table:table-cell/>
          <table:table-cell table:formula="of:=INDEX([.$A$1:.$A$2072]; 1523; 1)" office:value-type="float" office:value="287090550784" calcext:value-type="float">
            <text:p>287090550784</text:p>
          </table:table-cell>
          <table:table-cell table:formula="of:=[.$G$7] * [.$F$1532] + [.$G$8]" office:value-type="float" office:value="-198.433605493978" calcext:value-type="float">
            <text:p>-198.433605493978</text:p>
          </table:table-cell>
          <table:table-cell/>
          <table:table-cell table:formula="of:=INDEX([.$C$1:.$C$2072]; 1523; 1)" office:value-type="float" office:value="188799604224" calcext:value-type="float">
            <text:p>188799604224</text:p>
          </table:table-cell>
          <table:table-cell table:formula="of:=[.$J$7] * [.$I$1532] + [.$J$8]" office:value-type="float" office:value="62.0660815797746" calcext:value-type="float">
            <text:p>62.0660815797746</text:p>
          </table:table-cell>
        </table:table-row>
        <table:table-row table:style-name="ro1">
          <table:table-cell office:value-type="float" office:value="287090529280" calcext:value-type="float">
            <text:p>287090529280</text:p>
          </table:table-cell>
          <table:table-cell office:value-type="float" office:value="-199.40705871582" calcext:value-type="float">
            <text:p>-199.40705871582</text:p>
          </table:table-cell>
          <table:table-cell office:value-type="float" office:value="188799767040" calcext:value-type="float">
            <text:p>188799767040</text:p>
          </table:table-cell>
          <table:table-cell office:value-type="float" office:value="68.4114227294922" calcext:value-type="float">
            <text:p>68.4114227294922</text:p>
          </table:table-cell>
          <table:table-cell/>
          <table:table-cell table:formula="of:=INDEX([.$A$1:.$A$2072]; 1524; 1)" office:value-type="float" office:value="287090548992" calcext:value-type="float">
            <text:p>287090548992</text:p>
          </table:table-cell>
          <table:table-cell table:formula="of:=[.$G$7] * [.$F$1533] + [.$G$8]" office:value-type="float" office:value="-198.519215345383" calcext:value-type="float">
            <text:p>-198.519215345383</text:p>
          </table:table-cell>
          <table:table-cell/>
          <table:table-cell table:formula="of:=INDEX([.$C$1:.$C$2072]; 1524; 1)" office:value-type="float" office:value="188799613440" calcext:value-type="float">
            <text:p>188799613440</text:p>
          </table:table-cell>
          <table:table-cell table:formula="of:=[.$J$7] * [.$I$1533] + [.$J$8]" office:value-type="float" office:value="62.5066949427128" calcext:value-type="float">
            <text:p>62.5066949427128</text:p>
          </table:table-cell>
        </table:table-row>
        <table:table-row table:style-name="ro1">
          <table:table-cell office:value-type="float" office:value="287090527744" calcext:value-type="float">
            <text:p>287090527744</text:p>
          </table:table-cell>
          <table:table-cell office:value-type="float" office:value="-199.4755859375" calcext:value-type="float">
            <text:p>-199.4755859375</text:p>
          </table:table-cell>
          <table:table-cell office:value-type="float" office:value="188799778560" calcext:value-type="float">
            <text:p>188799778560</text:p>
          </table:table-cell>
          <table:table-cell office:value-type="float" office:value="68.9620361328125" calcext:value-type="float">
            <text:p>68.9620361328125</text:p>
          </table:table-cell>
          <table:table-cell/>
          <table:table-cell table:formula="of:=INDEX([.$A$1:.$A$2072]; 1525; 1)" office:value-type="float" office:value="287090545664" calcext:value-type="float">
            <text:p>287090545664</text:p>
          </table:table-cell>
          <table:table-cell table:formula="of:=[.$G$7] * [.$F$1534] + [.$G$8]" office:value-type="float" office:value="-198.678205069155" calcext:value-type="float">
            <text:p>-198.678205069155</text:p>
          </table:table-cell>
          <table:table-cell/>
          <table:table-cell table:formula="of:=INDEX([.$C$1:.$C$2072]; 1525; 1)" office:value-type="float" office:value="188799631616" calcext:value-type="float">
            <text:p>188799631616</text:p>
          </table:table-cell>
          <table:table-cell table:formula="of:=[.$J$7] * [.$I$1534] + [.$J$8]" office:value-type="float" office:value="63.3756824079901" calcext:value-type="float">
            <text:p>63.3756824079901</text:p>
          </table:table-cell>
        </table:table-row>
        <table:table-row table:style-name="ro1">
          <table:table-cell office:value-type="float" office:value="287090524928" calcext:value-type="float">
            <text:p>287090524928</text:p>
          </table:table-cell>
          <table:table-cell office:value-type="float" office:value="-199.616271972656" calcext:value-type="float">
            <text:p>-199.616271972656</text:p>
          </table:table-cell>
          <table:table-cell office:value-type="float" office:value="188799802624" calcext:value-type="float">
            <text:p>188799802624</text:p>
          </table:table-cell>
          <table:table-cell office:value-type="float" office:value="70.0924530029297" calcext:value-type="float">
            <text:p>70.0924530029297</text:p>
          </table:table-cell>
          <table:table-cell/>
          <table:table-cell table:formula="of:=INDEX([.$A$1:.$A$2072]; 1526; 1)" office:value-type="float" office:value="287090544640" calcext:value-type="float">
            <text:p>287090544640</text:p>
          </table:table-cell>
          <table:table-cell table:formula="of:=[.$G$7] * [.$F$1535] + [.$G$8]" office:value-type="float" office:value="-198.727124983445" calcext:value-type="float">
            <text:p>-198.727124983445</text:p>
          </table:table-cell>
          <table:table-cell/>
          <table:table-cell table:formula="of:=INDEX([.$C$1:.$C$2072]; 1526; 1)" office:value-type="float" office:value="188799641088" calcext:value-type="float">
            <text:p>188799641088</text:p>
          </table:table-cell>
          <table:table-cell table:formula="of:=[.$J$7] * [.$I$1535] + [.$J$8]" office:value-type="float" office:value="63.8285350315273" calcext:value-type="float">
            <text:p>63.8285350315273</text:p>
          </table:table-cell>
        </table:table-row>
        <table:table-row table:style-name="ro1">
          <table:table-cell office:value-type="float" office:value="287090521856" calcext:value-type="float">
            <text:p>287090521856</text:p>
          </table:table-cell>
          <table:table-cell office:value-type="float" office:value="-199.76106262207" calcext:value-type="float">
            <text:p>-199.76106262207</text:p>
          </table:table-cell>
          <table:table-cell office:value-type="float" office:value="188799827200" calcext:value-type="float">
            <text:p>188799827200</text:p>
          </table:table-cell>
          <table:table-cell office:value-type="float" office:value="71.2564849853516" calcext:value-type="float">
            <text:p>71.2564849853516</text:p>
          </table:table-cell>
          <table:table-cell/>
          <table:table-cell table:formula="of:=INDEX([.$A$1:.$A$2072]; 1527; 1)" office:value-type="float" office:value="287090542336" calcext:value-type="float">
            <text:p>287090542336</text:p>
          </table:table-cell>
          <table:table-cell table:formula="of:=[.$G$7] * [.$F$1536] + [.$G$8]" office:value-type="float" office:value="-198.837194792926" calcext:value-type="float">
            <text:p>-198.837194792926</text:p>
          </table:table-cell>
          <table:table-cell/>
          <table:table-cell table:formula="of:=INDEX([.$C$1:.$C$2072]; 1527; 1)" office:value-type="float" office:value="188799660288" calcext:value-type="float">
            <text:p>188799660288</text:p>
          </table:table-cell>
          <table:table-cell table:formula="of:=[.$J$7] * [.$I$1536] + [.$J$8]" office:value-type="float" office:value="64.7464795354754" calcext:value-type="float">
            <text:p>64.7464795354754</text:p>
          </table:table-cell>
        </table:table-row>
        <table:table-row table:style-name="ro1">
          <table:table-cell office:value-type="float" office:value="287090520320" calcext:value-type="float">
            <text:p>287090520320</text:p>
          </table:table-cell>
          <table:table-cell office:value-type="float" office:value="-199.834289550781" calcext:value-type="float">
            <text:p>-199.834289550781</text:p>
          </table:table-cell>
          <table:table-cell office:value-type="float" office:value="188799839488" calcext:value-type="float">
            <text:p>188799839488</text:p>
          </table:table-cell>
          <table:table-cell office:value-type="float" office:value="71.8450622558594" calcext:value-type="float">
            <text:p>71.8450622558594</text:p>
          </table:table-cell>
          <table:table-cell/>
          <table:table-cell table:formula="of:=INDEX([.$A$1:.$A$2072]; 1528; 1)" office:value-type="float" office:value="287090541056" calcext:value-type="float">
            <text:p>287090541056</text:p>
          </table:table-cell>
          <table:table-cell table:formula="of:=[.$G$7] * [.$F$1537] + [.$G$8]" office:value-type="float" office:value="-198.898344686255" calcext:value-type="float">
            <text:p>-198.898344686255</text:p>
          </table:table-cell>
          <table:table-cell/>
          <table:table-cell table:formula="of:=INDEX([.$C$1:.$C$2072]; 1528; 1)" office:value-type="float" office:value="188799670272" calcext:value-type="float">
            <text:p>188799670272</text:p>
          </table:table-cell>
          <table:table-cell table:formula="of:=[.$J$7] * [.$I$1537] + [.$J$8]" office:value-type="float" office:value="65.223810678348" calcext:value-type="float">
            <text:p>65.223810678348</text:p>
          </table:table-cell>
        </table:table-row>
        <table:table-row table:style-name="ro1">
          <table:table-cell office:value-type="float" office:value="287090517248" calcext:value-type="float">
            <text:p>287090517248</text:p>
          </table:table-cell>
          <table:table-cell office:value-type="float" office:value="-199.980560302734" calcext:value-type="float">
            <text:p>-199.980560302734</text:p>
          </table:table-cell>
          <table:table-cell office:value-type="float" office:value="188799863808" calcext:value-type="float">
            <text:p>188799863808</text:p>
          </table:table-cell>
          <table:table-cell office:value-type="float" office:value="73.0211486816406" calcext:value-type="float">
            <text:p>73.0211486816406</text:p>
          </table:table-cell>
          <table:table-cell/>
          <table:table-cell table:formula="of:=INDEX([.$A$1:.$A$2072]; 1529; 1)" office:value-type="float" office:value="287090537472" calcext:value-type="float">
            <text:p>287090537472</text:p>
          </table:table-cell>
          <table:table-cell table:formula="of:=[.$G$7] * [.$F$1538] + [.$G$8]" office:value-type="float" office:value="-199.069564389065" calcext:value-type="float">
            <text:p>-199.069564389065</text:p>
          </table:table-cell>
          <table:table-cell/>
          <table:table-cell table:formula="of:=INDEX([.$C$1:.$C$2072]; 1529; 1)" office:value-type="float" office:value="188799700736" calcext:value-type="float">
            <text:p>188799700736</text:p>
          </table:table-cell>
          <table:table-cell table:formula="of:=[.$J$7] * [.$I$1538] + [.$J$8]" office:value-type="float" office:value="66.6802826281637" calcext:value-type="float">
            <text:p>66.6802826281637</text:p>
          </table:table-cell>
        </table:table-row>
        <table:table-row table:style-name="ro1">
          <table:table-cell office:value-type="float" office:value="287090515712" calcext:value-type="float">
            <text:p>287090515712</text:p>
          </table:table-cell>
          <table:table-cell office:value-type="float" office:value="-200.053176879883" calcext:value-type="float">
            <text:p>-200.053176879883</text:p>
          </table:table-cell>
          <table:table-cell office:value-type="float" office:value="188799876096" calcext:value-type="float">
            <text:p>188799876096</text:p>
          </table:table-cell>
          <table:table-cell office:value-type="float" office:value="73.6052398681641" calcext:value-type="float">
            <text:p>73.6052398681641</text:p>
          </table:table-cell>
          <table:table-cell/>
          <table:table-cell table:formula="of:=INDEX([.$A$1:.$A$2072]; 1530; 1)" office:value-type="float" office:value="287090536192" calcext:value-type="float">
            <text:p>287090536192</text:p>
          </table:table-cell>
          <table:table-cell table:formula="of:=[.$G$7] * [.$F$1539] + [.$G$8]" office:value-type="float" office:value="-199.130714282393" calcext:value-type="float">
            <text:p>-199.130714282393</text:p>
          </table:table-cell>
          <table:table-cell/>
          <table:table-cell table:formula="of:=INDEX([.$C$1:.$C$2072]; 1530; 1)" office:value-type="float" office:value="188799711232" calcext:value-type="float">
            <text:p>188799711232</text:p>
          </table:table-cell>
          <table:table-cell table:formula="of:=[.$J$7] * [.$I$1539] + [.$J$8]" office:value-type="float" office:value="67.1820922903717" calcext:value-type="float">
            <text:p>67.1820922903717</text:p>
          </table:table-cell>
        </table:table-row>
        <table:table-row table:style-name="ro1">
          <table:table-cell office:value-type="float" office:value="287090512640" calcext:value-type="float">
            <text:p>287090512640</text:p>
          </table:table-cell>
          <table:table-cell office:value-type="float" office:value="-200.197708129883" calcext:value-type="float">
            <text:p>-200.197708129883</text:p>
          </table:table-cell>
          <table:table-cell office:value-type="float" office:value="188799900160" calcext:value-type="float">
            <text:p>188799900160</text:p>
          </table:table-cell>
          <table:table-cell office:value-type="float" office:value="74.7674331665039" calcext:value-type="float">
            <text:p>74.7674331665039</text:p>
          </table:table-cell>
          <table:table-cell/>
          <table:table-cell table:formula="of:=INDEX([.$A$1:.$A$2072]; 1531; 1)" office:value-type="float" office:value="287090533376" calcext:value-type="float">
            <text:p>287090533376</text:p>
          </table:table-cell>
          <table:table-cell table:formula="of:=[.$G$7] * [.$F$1540] + [.$G$8]" office:value-type="float" office:value="-199.265244049951" calcext:value-type="float">
            <text:p>-199.265244049951</text:p>
          </table:table-cell>
          <table:table-cell/>
          <table:table-cell table:formula="of:=INDEX([.$C$1:.$C$2072]; 1531; 1)" office:value-type="float" office:value="188799732992" calcext:value-type="float">
            <text:p>188799732992</text:p>
          </table:table-cell>
          <table:table-cell table:formula="of:=[.$J$7] * [.$I$1540] + [.$J$8]" office:value-type="float" office:value="68.2224293965846" calcext:value-type="float">
            <text:p>68.2224293965846</text:p>
          </table:table-cell>
        </table:table-row>
        <table:table-row table:style-name="ro1">
          <table:table-cell office:value-type="float" office:value="287090509568" calcext:value-type="float">
            <text:p>287090509568</text:p>
          </table:table-cell>
          <table:table-cell office:value-type="float" office:value="-200.3427734375" calcext:value-type="float">
            <text:p>-200.3427734375</text:p>
          </table:table-cell>
          <table:table-cell office:value-type="float" office:value="188799924736" calcext:value-type="float">
            <text:p>188799924736</text:p>
          </table:table-cell>
          <table:table-cell office:value-type="float" office:value="75.9338226318359" calcext:value-type="float">
            <text:p>75.9338226318359</text:p>
          </table:table-cell>
          <table:table-cell/>
          <table:table-cell table:formula="of:=INDEX([.$A$1:.$A$2072]; 1532; 1)" office:value-type="float" office:value="287090532096" calcext:value-type="float">
            <text:p>287090532096</text:p>
          </table:table-cell>
          <table:table-cell table:formula="of:=[.$G$7] * [.$F$1541] + [.$G$8]" office:value-type="float" office:value="-199.32639394328" calcext:value-type="float">
            <text:p>-199.32639394328</text:p>
          </table:table-cell>
          <table:table-cell/>
          <table:table-cell table:formula="of:=INDEX([.$C$1:.$C$2072]; 1532; 1)" office:value-type="float" office:value="188799744000" calcext:value-type="float">
            <text:p>188799744000</text:p>
          </table:table-cell>
          <table:table-cell table:formula="of:=[.$J$7] * [.$I$1541] + [.$J$8]" office:value-type="float" office:value="68.7487175799906" calcext:value-type="float">
            <text:p>68.7487175799906</text:p>
          </table:table-cell>
        </table:table-row>
        <table:table-row table:style-name="ro1">
          <table:table-cell office:value-type="float" office:value="287090508032" calcext:value-type="float">
            <text:p>287090508032</text:p>
          </table:table-cell>
          <table:table-cell office:value-type="float" office:value="-200.415969848633" calcext:value-type="float">
            <text:p>-200.415969848633</text:p>
          </table:table-cell>
          <table:table-cell office:value-type="float" office:value="188799937280" calcext:value-type="float">
            <text:p>188799937280</text:p>
          </table:table-cell>
          <table:table-cell office:value-type="float" office:value="76.5224380493164" calcext:value-type="float">
            <text:p>76.5224380493164</text:p>
          </table:table-cell>
          <table:table-cell/>
          <table:table-cell table:formula="of:=INDEX([.$A$1:.$A$2072]; 1533; 1)" office:value-type="float" office:value="287090529280" calcext:value-type="float">
            <text:p>287090529280</text:p>
          </table:table-cell>
          <table:table-cell table:formula="of:=[.$G$7] * [.$F$1542] + [.$G$8]" office:value-type="float" office:value="-199.460923708975" calcext:value-type="float">
            <text:p>-199.460923708975</text:p>
          </table:table-cell>
          <table:table-cell/>
          <table:table-cell table:formula="of:=INDEX([.$C$1:.$C$2072]; 1533; 1)" office:value-type="float" office:value="188799767040" calcext:value-type="float">
            <text:p>188799767040</text:p>
          </table:table-cell>
          <table:table-cell table:formula="of:=[.$J$7] * [.$I$1542] + [.$J$8]" office:value-type="float" office:value="69.8502509854734" calcext:value-type="float">
            <text:p>69.8502509854734</text:p>
          </table:table-cell>
        </table:table-row>
        <table:table-row table:style-name="ro1">
          <table:table-cell office:value-type="float" office:value="287090504960" calcext:value-type="float">
            <text:p>287090504960</text:p>
          </table:table-cell>
          <table:table-cell office:value-type="float" office:value="-200.564331054687" calcext:value-type="float">
            <text:p>-200.564331054687</text:p>
          </table:table-cell>
          <table:table-cell office:value-type="float" office:value="188799962368" calcext:value-type="float">
            <text:p>188799962368</text:p>
          </table:table-cell>
          <table:table-cell office:value-type="float" office:value="77.7154693603516" calcext:value-type="float">
            <text:p>77.7154693603516</text:p>
          </table:table-cell>
          <table:table-cell/>
          <table:table-cell table:formula="of:=INDEX([.$A$1:.$A$2072]; 1534; 1)" office:value-type="float" office:value="287090527744" calcext:value-type="float">
            <text:p>287090527744</text:p>
          </table:table-cell>
          <table:table-cell table:formula="of:=[.$G$7] * [.$F$1543] + [.$G$8]" office:value-type="float" office:value="-199.534303581342" calcext:value-type="float">
            <text:p>-199.534303581342</text:p>
          </table:table-cell>
          <table:table-cell/>
          <table:table-cell table:formula="of:=INDEX([.$C$1:.$C$2072]; 1534; 1)" office:value-type="float" office:value="188799778560" calcext:value-type="float">
            <text:p>188799778560</text:p>
          </table:table-cell>
          <table:table-cell table:formula="of:=[.$J$7] * [.$I$1543] + [.$J$8]" office:value-type="float" office:value="70.4010176882148" calcext:value-type="float">
            <text:p>70.4010176882148</text:p>
          </table:table-cell>
        </table:table-row>
        <table:table-row table:style-name="ro1">
          <table:table-cell office:value-type="float" office:value="287090503424" calcext:value-type="float">
            <text:p>287090503424</text:p>
          </table:table-cell>
          <table:table-cell office:value-type="float" office:value="-200.639663696289" calcext:value-type="float">
            <text:p>-200.639663696289</text:p>
          </table:table-cell>
          <table:table-cell office:value-type="float" office:value="188799975168" calcext:value-type="float">
            <text:p>188799975168</text:p>
          </table:table-cell>
          <table:table-cell office:value-type="float" office:value="78.321174621582" calcext:value-type="float">
            <text:p>78.321174621582</text:p>
          </table:table-cell>
          <table:table-cell/>
          <table:table-cell table:formula="of:=INDEX([.$A$1:.$A$2072]; 1535; 1)" office:value-type="float" office:value="287090524928" calcext:value-type="float">
            <text:p>287090524928</text:p>
          </table:table-cell>
          <table:table-cell table:formula="of:=[.$G$7] * [.$F$1544] + [.$G$8]" office:value-type="float" office:value="-199.6688333489" calcext:value-type="float">
            <text:p>-199.6688333489</text:p>
          </table:table-cell>
          <table:table-cell/>
          <table:table-cell table:formula="of:=INDEX([.$C$1:.$C$2072]; 1535; 1)" office:value-type="float" office:value="188799802624" calcext:value-type="float">
            <text:p>188799802624</text:p>
          </table:table-cell>
          <table:table-cell table:formula="of:=[.$J$7] * [.$I$1544] + [.$J$8]" office:value-type="float" office:value="71.5515081360936" calcext:value-type="float">
            <text:p>71.5515081360936</text:p>
          </table:table-cell>
        </table:table-row>
        <table:table-row table:style-name="ro1">
          <table:table-cell office:value-type="float" office:value="287090500096" calcext:value-type="float">
            <text:p>287090500096</text:p>
          </table:table-cell>
          <table:table-cell office:value-type="float" office:value="-200.792098999023" calcext:value-type="float">
            <text:p>-200.792098999023</text:p>
          </table:table-cell>
          <table:table-cell office:value-type="float" office:value="188800001024" calcext:value-type="float">
            <text:p>188800001024</text:p>
          </table:table-cell>
          <table:table-cell office:value-type="float" office:value="79.5470809936523" calcext:value-type="float">
            <text:p>79.5470809936523</text:p>
          </table:table-cell>
          <table:table-cell/>
          <table:table-cell table:formula="of:=INDEX([.$A$1:.$A$2072]; 1536; 1)" office:value-type="float" office:value="287090521856" calcext:value-type="float">
            <text:p>287090521856</text:p>
          </table:table-cell>
          <table:table-cell table:formula="of:=[.$G$7] * [.$F$1545] + [.$G$8]" office:value-type="float" office:value="-199.815593093634" calcext:value-type="float">
            <text:p>-199.815593093634</text:p>
          </table:table-cell>
          <table:table-cell/>
          <table:table-cell table:formula="of:=INDEX([.$C$1:.$C$2072]; 1536; 1)" office:value-type="float" office:value="188799827200" calcext:value-type="float">
            <text:p>188799827200</text:p>
          </table:table-cell>
          <table:table-cell table:formula="of:=[.$J$7] * [.$I$1545] + [.$J$8]" office:value-type="float" office:value="72.7264771033078" calcext:value-type="float">
            <text:p>72.7264771033078</text:p>
          </table:table-cell>
        </table:table-row>
        <table:table-row table:style-name="ro1">
          <table:table-cell office:value-type="float" office:value="287090497024" calcext:value-type="float">
            <text:p>287090497024</text:p>
          </table:table-cell>
          <table:table-cell office:value-type="float" office:value="-200.944747924805" calcext:value-type="float">
            <text:p>-200.944747924805</text:p>
          </table:table-cell>
          <table:table-cell office:value-type="float" office:value="188800026624" calcext:value-type="float">
            <text:p>188800026624</text:p>
          </table:table-cell>
          <table:table-cell office:value-type="float" office:value="80.7749633789063" calcext:value-type="float">
            <text:p>80.7749633789063</text:p>
          </table:table-cell>
          <table:table-cell/>
          <table:table-cell table:formula="of:=INDEX([.$A$1:.$A$2072]; 1537; 1)" office:value-type="float" office:value="287090520320" calcext:value-type="float">
            <text:p>287090520320</text:p>
          </table:table-cell>
          <table:table-cell table:formula="of:=[.$G$7] * [.$F$1546] + [.$G$8]" office:value-type="float" office:value="-199.888972966" calcext:value-type="float">
            <text:p>-199.888972966</text:p>
          </table:table-cell>
          <table:table-cell/>
          <table:table-cell table:formula="of:=INDEX([.$C$1:.$C$2072]; 1537; 1)" office:value-type="float" office:value="188799839488" calcext:value-type="float">
            <text:p>188799839488</text:p>
          </table:table-cell>
          <table:table-cell table:formula="of:=[.$J$7] * [.$I$1546] + [.$J$8]" office:value-type="float" office:value="73.3139615859836" calcext:value-type="float">
            <text:p>73.3139615859836</text:p>
          </table:table-cell>
        </table:table-row>
        <table:table-row table:style-name="ro1">
          <table:table-cell office:value-type="float" office:value="287090495488" calcext:value-type="float">
            <text:p>287090495488</text:p>
          </table:table-cell>
          <table:table-cell office:value-type="float" office:value="-201.020950317383" calcext:value-type="float">
            <text:p>-201.020950317383</text:p>
          </table:table-cell>
          <table:table-cell office:value-type="float" office:value="188800039424" calcext:value-type="float">
            <text:p>188800039424</text:p>
          </table:table-cell>
          <table:table-cell office:value-type="float" office:value="81.3880386352539" calcext:value-type="float">
            <text:p>81.3880386352539</text:p>
          </table:table-cell>
          <table:table-cell/>
          <table:table-cell table:formula="of:=INDEX([.$A$1:.$A$2072]; 1538; 1)" office:value-type="float" office:value="287090517248" calcext:value-type="float">
            <text:p>287090517248</text:p>
          </table:table-cell>
          <table:table-cell table:formula="of:=[.$G$7] * [.$F$1547] + [.$G$8]" office:value-type="float" office:value="-200.035732710734" calcext:value-type="float">
            <text:p>-200.035732710734</text:p>
          </table:table-cell>
          <table:table-cell/>
          <table:table-cell table:formula="of:=INDEX([.$C$1:.$C$2072]; 1538; 1)" office:value-type="float" office:value="188799863808" calcext:value-type="float">
            <text:p>188799863808</text:p>
          </table:table-cell>
          <table:table-cell table:formula="of:=[.$J$7] * [.$I$1547] + [.$J$8]" office:value-type="float" office:value="74.4766912925988" calcext:value-type="float">
            <text:p>74.4766912925988</text:p>
          </table:table-cell>
        </table:table-row>
        <table:table-row table:style-name="ro1">
          <table:table-cell office:value-type="float" office:value="287090492160" calcext:value-type="float">
            <text:p>287090492160</text:p>
          </table:table-cell>
          <table:table-cell office:value-type="float" office:value="-201.173126220703" calcext:value-type="float">
            <text:p>-201.173126220703</text:p>
          </table:table-cell>
          <table:table-cell office:value-type="float" office:value="188800065024" calcext:value-type="float">
            <text:p>188800065024</text:p>
          </table:table-cell>
          <table:table-cell office:value-type="float" office:value="82.6124114990234" calcext:value-type="float">
            <text:p>82.6124114990234</text:p>
          </table:table-cell>
          <table:table-cell/>
          <table:table-cell table:formula="of:=INDEX([.$A$1:.$A$2072]; 1539; 1)" office:value-type="float" office:value="287090515712" calcext:value-type="float">
            <text:p>287090515712</text:p>
          </table:table-cell>
          <table:table-cell table:formula="of:=[.$G$7] * [.$F$1548] + [.$G$8]" office:value-type="float" office:value="-200.109112583101" calcext:value-type="float">
            <text:p>-200.109112583101</text:p>
          </table:table-cell>
          <table:table-cell/>
          <table:table-cell table:formula="of:=INDEX([.$C$1:.$C$2072]; 1539; 1)" office:value-type="float" office:value="188799876096" calcext:value-type="float">
            <text:p>188799876096</text:p>
          </table:table-cell>
          <table:table-cell table:formula="of:=[.$J$7] * [.$I$1548] + [.$J$8]" office:value-type="float" office:value="75.0641757752746" calcext:value-type="float">
            <text:p>75.0641757752746</text:p>
          </table:table-cell>
        </table:table-row>
        <table:table-row table:style-name="ro1">
          <table:table-cell office:value-type="float" office:value="287090489344" calcext:value-type="float">
            <text:p>287090489344</text:p>
          </table:table-cell>
          <table:table-cell office:value-type="float" office:value="-201.325012207031" calcext:value-type="float">
            <text:p>-201.325012207031</text:p>
          </table:table-cell>
          <table:table-cell office:value-type="float" office:value="188800090368" calcext:value-type="float">
            <text:p>188800090368</text:p>
          </table:table-cell>
          <table:table-cell office:value-type="float" office:value="83.8344039916992" calcext:value-type="float">
            <text:p>83.8344039916992</text:p>
          </table:table-cell>
          <table:table-cell/>
          <table:table-cell table:formula="of:=INDEX([.$A$1:.$A$2072]; 1540; 1)" office:value-type="float" office:value="287090512640" calcext:value-type="float">
            <text:p>287090512640</text:p>
          </table:table-cell>
          <table:table-cell table:formula="of:=[.$G$7] * [.$F$1549] + [.$G$8]" office:value-type="float" office:value="-200.255872327834" calcext:value-type="float">
            <text:p>-200.255872327834</text:p>
          </table:table-cell>
          <table:table-cell/>
          <table:table-cell table:formula="of:=INDEX([.$C$1:.$C$2072]; 1540; 1)" office:value-type="float" office:value="188799900160" calcext:value-type="float">
            <text:p>188799900160</text:p>
          </table:table-cell>
          <table:table-cell table:formula="of:=[.$J$7] * [.$I$1549] + [.$J$8]" office:value-type="float" office:value="76.2146662231535" calcext:value-type="float">
            <text:p>76.2146662231535</text:p>
          </table:table-cell>
        </table:table-row>
        <table:table-row table:style-name="ro1">
          <table:table-cell office:value-type="float" office:value="287090488832" calcext:value-type="float">
            <text:p>287090488832</text:p>
          </table:table-cell>
          <table:table-cell office:value-type="float" office:value="-201.39306640625" calcext:value-type="float">
            <text:p>-201.39306640625</text:p>
          </table:table-cell>
          <table:table-cell office:value-type="float" office:value="188800103168" calcext:value-type="float">
            <text:p>188800103168</text:p>
          </table:table-cell>
          <table:table-cell office:value-type="float" office:value="84.4447555541992" calcext:value-type="float">
            <text:p>84.4447555541992</text:p>
          </table:table-cell>
          <table:table-cell/>
          <table:table-cell table:formula="of:=INDEX([.$A$1:.$A$2072]; 1541; 1)" office:value-type="float" office:value="287090509568" calcext:value-type="float">
            <text:p>287090509568</text:p>
          </table:table-cell>
          <table:table-cell table:formula="of:=[.$G$7] * [.$F$1550] + [.$G$8]" office:value-type="float" office:value="-200.402632072568" calcext:value-type="float">
            <text:p>-200.402632072568</text:p>
          </table:table-cell>
          <table:table-cell/>
          <table:table-cell table:formula="of:=INDEX([.$C$1:.$C$2072]; 1541; 1)" office:value-type="float" office:value="188799924736" calcext:value-type="float">
            <text:p>188799924736</text:p>
          </table:table-cell>
          <table:table-cell table:formula="of:=[.$J$7] * [.$I$1550] + [.$J$8]" office:value-type="float" office:value="77.3896351903677" calcext:value-type="float">
            <text:p>77.3896351903677</text:p>
          </table:table-cell>
        </table:table-row>
        <table:table-row table:style-name="ro1">
          <table:table-cell office:value-type="float" office:value="287090488320" calcext:value-type="float">
            <text:p>287090488320</text:p>
          </table:table-cell>
          <table:table-cell office:value-type="float" office:value="-201.491455078125" calcext:value-type="float">
            <text:p>-201.491455078125</text:p>
          </table:table-cell>
          <table:table-cell office:value-type="float" office:value="188800128512" calcext:value-type="float">
            <text:p>188800128512</text:p>
          </table:table-cell>
          <table:table-cell office:value-type="float" office:value="85.6641693115234" calcext:value-type="float">
            <text:p>85.6641693115234</text:p>
          </table:table-cell>
          <table:table-cell/>
          <table:table-cell table:formula="of:=INDEX([.$A$1:.$A$2072]; 1542; 1)" office:value-type="float" office:value="287090508032" calcext:value-type="float">
            <text:p>287090508032</text:p>
          </table:table-cell>
          <table:table-cell table:formula="of:=[.$G$7] * [.$F$1551] + [.$G$8]" office:value-type="float" office:value="-200.476011944935" calcext:value-type="float">
            <text:p>-200.476011944935</text:p>
          </table:table-cell>
          <table:table-cell/>
          <table:table-cell table:formula="of:=INDEX([.$C$1:.$C$2072]; 1542; 1)" office:value-type="float" office:value="188799937280" calcext:value-type="float">
            <text:p>188799937280</text:p>
          </table:table-cell>
          <table:table-cell table:formula="of:=[.$J$7] * [.$I$1551] + [.$J$8]" office:value-type="float" office:value="77.9893589336425" calcext:value-type="float">
            <text:p>77.9893589336425</text:p>
          </table:table-cell>
        </table:table-row>
        <table:table-row table:style-name="ro1">
          <table:table-cell office:value-type="float" office:value="287090490112" calcext:value-type="float">
            <text:p>287090490112</text:p>
          </table:table-cell>
          <table:table-cell office:value-type="float" office:value="-201.524719238281" calcext:value-type="float">
            <text:p>-201.524719238281</text:p>
          </table:table-cell>
          <table:table-cell office:value-type="float" office:value="188800152576" calcext:value-type="float">
            <text:p>188800152576</text:p>
          </table:table-cell>
          <table:table-cell office:value-type="float" office:value="86.8460693359375" calcext:value-type="float">
            <text:p>86.8460693359375</text:p>
          </table:table-cell>
          <table:table-cell/>
          <table:table-cell table:formula="of:=INDEX([.$A$1:.$A$2072]; 1543; 1)" office:value-type="float" office:value="287090504960" calcext:value-type="float">
            <text:p>287090504960</text:p>
          </table:table-cell>
          <table:table-cell table:formula="of:=[.$G$7] * [.$F$1552] + [.$G$8]" office:value-type="float" office:value="-200.622771691531" calcext:value-type="float">
            <text:p>-200.622771691531</text:p>
          </table:table-cell>
          <table:table-cell/>
          <table:table-cell table:formula="of:=INDEX([.$C$1:.$C$2072]; 1543; 1)" office:value-type="float" office:value="188799962368" calcext:value-type="float">
            <text:p>188799962368</text:p>
          </table:table-cell>
          <table:table-cell table:formula="of:=[.$J$7] * [.$I$1552] + [.$J$8]" office:value-type="float" office:value="79.1888064201921" calcext:value-type="float">
            <text:p>79.1888064201921</text:p>
          </table:table-cell>
        </table:table-row>
        <table:table-row table:style-name="ro1">
          <table:table-cell office:value-type="float" office:value="287090491136" calcext:value-type="float">
            <text:p>287090491136</text:p>
          </table:table-cell>
          <table:table-cell office:value-type="float" office:value="-201.510681152344" calcext:value-type="float">
            <text:p>-201.510681152344</text:p>
          </table:table-cell>
          <table:table-cell office:value-type="float" office:value="188800164096" calcext:value-type="float">
            <text:p>188800164096</text:p>
          </table:table-cell>
          <table:table-cell office:value-type="float" office:value="87.4155807495117" calcext:value-type="float">
            <text:p>87.4155807495117</text:p>
          </table:table-cell>
          <table:table-cell/>
          <table:table-cell table:formula="of:=INDEX([.$A$1:.$A$2072]; 1544; 1)" office:value-type="float" office:value="287090503424" calcext:value-type="float">
            <text:p>287090503424</text:p>
          </table:table-cell>
          <table:table-cell table:formula="of:=[.$G$7] * [.$F$1553] + [.$G$8]" office:value-type="float" office:value="-200.696151563898" calcext:value-type="float">
            <text:p>-200.696151563898</text:p>
          </table:table-cell>
          <table:table-cell/>
          <table:table-cell table:formula="of:=INDEX([.$C$1:.$C$2072]; 1544; 1)" office:value-type="float" office:value="188799975168" calcext:value-type="float">
            <text:p>188799975168</text:p>
          </table:table-cell>
          <table:table-cell table:formula="of:=[.$J$7] * [.$I$1553] + [.$J$8]" office:value-type="float" office:value="79.800769424066" calcext:value-type="float">
            <text:p>79.800769424066</text:p>
          </table:table-cell>
        </table:table-row>
        <table:table-row table:style-name="ro1">
          <table:table-cell office:value-type="float" office:value="287090492160" calcext:value-type="float">
            <text:p>287090492160</text:p>
          </table:table-cell>
          <table:table-cell office:value-type="float" office:value="-201.471496582031" calcext:value-type="float">
            <text:p>-201.471496582031</text:p>
          </table:table-cell>
          <table:table-cell office:value-type="float" office:value="188800186880" calcext:value-type="float">
            <text:p>188800186880</text:p>
          </table:table-cell>
          <table:table-cell office:value-type="float" office:value="88.5253295898437" calcext:value-type="float">
            <text:p>88.5253295898437</text:p>
          </table:table-cell>
          <table:table-cell/>
          <table:table-cell table:formula="of:=INDEX([.$A$1:.$A$2072]; 1545; 1)" office:value-type="float" office:value="287090500096" calcext:value-type="float">
            <text:p>287090500096</text:p>
          </table:table-cell>
          <table:table-cell table:formula="of:=[.$G$7] * [.$F$1554] + [.$G$8]" office:value-type="float" office:value="-200.85514128767" calcext:value-type="float">
            <text:p>-200.85514128767</text:p>
          </table:table-cell>
          <table:table-cell/>
          <table:table-cell table:formula="of:=INDEX([.$C$1:.$C$2072]; 1545; 1)" office:value-type="float" office:value="188800001024" calcext:value-type="float">
            <text:p>188800001024</text:p>
          </table:table-cell>
          <table:table-cell table:formula="of:=[.$J$7] * [.$I$1554] + [.$J$8]" office:value-type="float" office:value="81.03693469055" calcext:value-type="float">
            <text:p>81.03693469055</text:p>
          </table:table-cell>
        </table:table-row>
        <table:table-row table:style-name="ro1">
          <table:table-cell office:value-type="float" office:value="287090492672" calcext:value-type="float">
            <text:p>287090492672</text:p>
          </table:table-cell>
          <table:table-cell office:value-type="float" office:value="-201.451416015625" calcext:value-type="float">
            <text:p>-201.451416015625</text:p>
          </table:table-cell>
          <table:table-cell office:value-type="float" office:value="188800198144" calcext:value-type="float">
            <text:p>188800198144</text:p>
          </table:table-cell>
          <table:table-cell office:value-type="float" office:value="89.0694885253906" calcext:value-type="float">
            <text:p>89.0694885253906</text:p>
          </table:table-cell>
          <table:table-cell/>
          <table:table-cell table:formula="of:=INDEX([.$A$1:.$A$2072]; 1546; 1)" office:value-type="float" office:value="287090497024" calcext:value-type="float">
            <text:p>287090497024</text:p>
          </table:table-cell>
          <table:table-cell table:formula="of:=[.$G$7] * [.$F$1555] + [.$G$8]" office:value-type="float" office:value="-201.001901032403" calcext:value-type="float">
            <text:p>-201.001901032403</text:p>
          </table:table-cell>
          <table:table-cell/>
          <table:table-cell table:formula="of:=INDEX([.$C$1:.$C$2072]; 1546; 1)" office:value-type="float" office:value="188800026624" calcext:value-type="float">
            <text:p>188800026624</text:p>
          </table:table-cell>
          <table:table-cell table:formula="of:=[.$J$7] * [.$I$1555] + [.$J$8]" office:value-type="float" office:value="82.2608606982976" calcext:value-type="float">
            <text:p>82.2608606982976</text:p>
          </table:table-cell>
        </table:table-row>
        <table:table-row table:style-name="ro1">
          <table:table-cell office:value-type="float" office:value="287090494720" calcext:value-type="float">
            <text:p>287090494720</text:p>
          </table:table-cell>
          <table:table-cell office:value-type="float" office:value="-201.394805908203" calcext:value-type="float">
            <text:p>-201.394805908203</text:p>
          </table:table-cell>
          <table:table-cell office:value-type="float" office:value="188800220416" calcext:value-type="float">
            <text:p>188800220416</text:p>
          </table:table-cell>
          <table:table-cell office:value-type="float" office:value="90.1434631347656" calcext:value-type="float">
            <text:p>90.1434631347656</text:p>
          </table:table-cell>
          <table:table-cell/>
          <table:table-cell table:formula="of:=INDEX([.$A$1:.$A$2072]; 1547; 1)" office:value-type="float" office:value="287090495488" calcext:value-type="float">
            <text:p>287090495488</text:p>
          </table:table-cell>
          <table:table-cell table:formula="of:=[.$G$7] * [.$F$1556] + [.$G$8]" office:value-type="float" office:value="-201.07528090477" calcext:value-type="float">
            <text:p>-201.07528090477</text:p>
          </table:table-cell>
          <table:table-cell/>
          <table:table-cell table:formula="of:=INDEX([.$C$1:.$C$2072]; 1547; 1)" office:value-type="float" office:value="188800039424" calcext:value-type="float">
            <text:p>188800039424</text:p>
          </table:table-cell>
          <table:table-cell table:formula="of:=[.$J$7] * [.$I$1556] + [.$J$8]" office:value-type="float" office:value="82.8728237021715" calcext:value-type="float">
            <text:p>82.8728237021715</text:p>
          </table:table-cell>
        </table:table-row>
        <table:table-row table:style-name="ro1">
          <table:table-cell office:value-type="float" office:value="287090496000" calcext:value-type="float">
            <text:p>287090496000</text:p>
          </table:table-cell>
          <table:table-cell office:value-type="float" office:value="-201.347534179687" calcext:value-type="float">
            <text:p>-201.347534179687</text:p>
          </table:table-cell>
          <table:table-cell office:value-type="float" office:value="188800231424" calcext:value-type="float">
            <text:p>188800231424</text:p>
          </table:table-cell>
          <table:table-cell office:value-type="float" office:value="90.6733016967774" calcext:value-type="float">
            <text:p>90.6733016967774</text:p>
          </table:table-cell>
          <table:table-cell/>
          <table:table-cell table:formula="of:=INDEX([.$A$1:.$A$2072]; 1548; 1)" office:value-type="float" office:value="287090492160" calcext:value-type="float">
            <text:p>287090492160</text:p>
          </table:table-cell>
          <table:table-cell table:formula="of:=[.$G$7] * [.$F$1557] + [.$G$8]" office:value-type="float" office:value="-201.234270628542" calcext:value-type="float">
            <text:p>-201.234270628542</text:p>
          </table:table-cell>
          <table:table-cell/>
          <table:table-cell table:formula="of:=INDEX([.$C$1:.$C$2072]; 1548; 1)" office:value-type="float" office:value="188800065024" calcext:value-type="float">
            <text:p>188800065024</text:p>
          </table:table-cell>
          <table:table-cell table:formula="of:=[.$J$7] * [.$I$1557] + [.$J$8]" office:value-type="float" office:value="84.0967497080564" calcext:value-type="float">
            <text:p>84.0967497080564</text:p>
          </table:table-cell>
        </table:table-row>
        <table:table-row table:style-name="ro1">
          <table:table-cell office:value-type="float" office:value="287090497792" calcext:value-type="float">
            <text:p>287090497792</text:p>
          </table:table-cell>
          <table:table-cell office:value-type="float" office:value="-201.254425048828" calcext:value-type="float">
            <text:p>-201.254425048828</text:p>
          </table:table-cell>
          <table:table-cell office:value-type="float" office:value="188800252928" calcext:value-type="float">
            <text:p>188800252928</text:p>
          </table:table-cell>
          <table:table-cell office:value-type="float" office:value="91.716911315918" calcext:value-type="float">
            <text:p>91.716911315918</text:p>
          </table:table-cell>
          <table:table-cell/>
          <table:table-cell table:formula="of:=INDEX([.$A$1:.$A$2072]; 1549; 1)" office:value-type="float" office:value="287090489344" calcext:value-type="float">
            <text:p>287090489344</text:p>
          </table:table-cell>
          <table:table-cell table:formula="of:=[.$G$7] * [.$F$1558] + [.$G$8]" office:value-type="float" office:value="-201.368800394237" calcext:value-type="float">
            <text:p>-201.368800394237</text:p>
          </table:table-cell>
          <table:table-cell/>
          <table:table-cell table:formula="of:=INDEX([.$C$1:.$C$2072]; 1549; 1)" office:value-type="float" office:value="188800090368" calcext:value-type="float">
            <text:p>188800090368</text:p>
          </table:table-cell>
          <table:table-cell table:formula="of:=[.$J$7] * [.$I$1558] + [.$J$8]" office:value-type="float" office:value="85.3084364552051" calcext:value-type="float">
            <text:p>85.3084364552051</text:p>
          </table:table-cell>
        </table:table-row>
        <table:table-row table:style-name="ro1">
          <table:table-cell office:value-type="float" office:value="287090498816" calcext:value-type="float">
            <text:p>287090498816</text:p>
          </table:table-cell>
          <table:table-cell office:value-type="float" office:value="-201.209411621094" calcext:value-type="float">
            <text:p>-201.209411621094</text:p>
          </table:table-cell>
          <table:table-cell office:value-type="float" office:value="188800263424" calcext:value-type="float">
            <text:p>188800263424</text:p>
          </table:table-cell>
          <table:table-cell office:value-type="float" office:value="92.2279739379883" calcext:value-type="float">
            <text:p>92.2279739379883</text:p>
          </table:table-cell>
          <table:table-cell/>
          <table:table-cell table:formula="of:=INDEX([.$A$1:.$A$2072]; 1550; 1)" office:value-type="float" office:value="287090488832" calcext:value-type="float">
            <text:p>287090488832</text:p>
          </table:table-cell>
          <table:table-cell table:formula="of:=[.$G$7] * [.$F$1559] + [.$G$8]" office:value-type="float" office:value="-201.393260352313" calcext:value-type="float">
            <text:p>-201.393260352313</text:p>
          </table:table-cell>
          <table:table-cell/>
          <table:table-cell table:formula="of:=INDEX([.$C$1:.$C$2072]; 1550; 1)" office:value-type="float" office:value="188800103168" calcext:value-type="float">
            <text:p>188800103168</text:p>
          </table:table-cell>
          <table:table-cell table:formula="of:=[.$J$7] * [.$I$1559] + [.$J$8]" office:value-type="float" office:value="85.9203994590789" calcext:value-type="float">
            <text:p>85.9203994590789</text:p>
          </table:table-cell>
        </table:table-row>
        <table:table-row table:style-name="ro1">
          <table:table-cell office:value-type="float" office:value="287090501632" calcext:value-type="float">
            <text:p>287090501632</text:p>
          </table:table-cell>
          <table:table-cell office:value-type="float" office:value="-201.111480712891" calcext:value-type="float">
            <text:p>-201.111480712891</text:p>
          </table:table-cell>
          <table:table-cell office:value-type="float" office:value="188800284160" calcext:value-type="float">
            <text:p>188800284160</text:p>
          </table:table-cell>
          <table:table-cell office:value-type="float" office:value="93.2280807495117" calcext:value-type="float">
            <text:p>93.2280807495117</text:p>
          </table:table-cell>
          <table:table-cell/>
          <table:table-cell table:formula="of:=INDEX([.$A$1:.$A$2072]; 1551; 1)" office:value-type="float" office:value="287090488320" calcext:value-type="float">
            <text:p>287090488320</text:p>
          </table:table-cell>
          <table:table-cell table:formula="of:=[.$G$7] * [.$F$1560] + [.$G$8]" office:value-type="float" office:value="-201.41772031039" calcext:value-type="float">
            <text:p>-201.41772031039</text:p>
          </table:table-cell>
          <table:table-cell/>
          <table:table-cell table:formula="of:=INDEX([.$C$1:.$C$2072]; 1551; 1)" office:value-type="float" office:value="188800128512" calcext:value-type="float">
            <text:p>188800128512</text:p>
          </table:table-cell>
          <table:table-cell table:formula="of:=[.$J$7] * [.$I$1560] + [.$J$8]" office:value-type="float" office:value="87.1320862062276" calcext:value-type="float">
            <text:p>87.1320862062276</text:p>
          </table:table-cell>
        </table:table-row>
        <table:table-row table:style-name="ro1">
          <table:table-cell office:value-type="float" office:value="287090503680" calcext:value-type="float">
            <text:p>287090503680</text:p>
          </table:table-cell>
          <table:table-cell office:value-type="float" office:value="-201.047073364258" calcext:value-type="float">
            <text:p>-201.047073364258</text:p>
          </table:table-cell>
          <table:table-cell office:value-type="float" office:value="188800294144" calcext:value-type="float">
            <text:p>188800294144</text:p>
          </table:table-cell>
          <table:table-cell office:value-type="float" office:value="93.7181777954102" calcext:value-type="float">
            <text:p>93.7181777954102</text:p>
          </table:table-cell>
          <table:table-cell/>
          <table:table-cell table:formula="of:=INDEX([.$A$1:.$A$2072]; 1552; 1)" office:value-type="float" office:value="287090490112" calcext:value-type="float">
            <text:p>287090490112</text:p>
          </table:table-cell>
          <table:table-cell table:formula="of:=[.$G$7] * [.$F$1561] + [.$G$8]" office:value-type="float" office:value="-201.332110458985" calcext:value-type="float">
            <text:p>-201.332110458985</text:p>
          </table:table-cell>
          <table:table-cell/>
          <table:table-cell table:formula="of:=INDEX([.$C$1:.$C$2072]; 1552; 1)" office:value-type="float" office:value="188800152576" calcext:value-type="float">
            <text:p>188800152576</text:p>
          </table:table-cell>
          <table:table-cell table:formula="of:=[.$J$7] * [.$I$1561] + [.$J$8]" office:value-type="float" office:value="88.2825766522437" calcext:value-type="float">
            <text:p>88.2825766522437</text:p>
          </table:table-cell>
        </table:table-row>
        <table:table-row table:style-name="ro1">
          <table:table-cell office:value-type="float" office:value="287090512384" calcext:value-type="float">
            <text:p>287090512384</text:p>
          </table:table-cell>
          <table:table-cell office:value-type="float" office:value="-200.7783203125" calcext:value-type="float">
            <text:p>-200.7783203125</text:p>
          </table:table-cell>
          <table:table-cell office:value-type="float" office:value="188800323840" calcext:value-type="float">
            <text:p>188800323840</text:p>
          </table:table-cell>
          <table:table-cell office:value-type="float" office:value="95.1610260009766" calcext:value-type="float">
            <text:p>95.1610260009766</text:p>
          </table:table-cell>
          <table:table-cell/>
          <table:table-cell table:formula="of:=INDEX([.$A$1:.$A$2072]; 1553; 1)" office:value-type="float" office:value="287090491136" calcext:value-type="float">
            <text:p>287090491136</text:p>
          </table:table-cell>
          <table:table-cell table:formula="of:=[.$G$7] * [.$F$1562] + [.$G$8]" office:value-type="float" office:value="-201.283190542832" calcext:value-type="float">
            <text:p>-201.283190542832</text:p>
          </table:table-cell>
          <table:table-cell/>
          <table:table-cell table:formula="of:=INDEX([.$C$1:.$C$2072]; 1553; 1)" office:value-type="float" office:value="188800164096" calcext:value-type="float">
            <text:p>188800164096</text:p>
          </table:table-cell>
          <table:table-cell table:formula="of:=[.$J$7] * [.$I$1562] + [.$J$8]" office:value-type="float" office:value="88.8333433568478" calcext:value-type="float">
            <text:p>88.8333433568478</text:p>
          </table:table-cell>
        </table:table-row>
        <table:table-row table:style-name="ro1">
          <table:table-cell office:value-type="float" office:value="287090516480" calcext:value-type="float">
            <text:p>287090516480</text:p>
          </table:table-cell>
          <table:table-cell office:value-type="float" office:value="-200.654296875" calcext:value-type="float">
            <text:p>-200.654296875</text:p>
          </table:table-cell>
          <table:table-cell office:value-type="float" office:value="188800333312" calcext:value-type="float">
            <text:p>188800333312</text:p>
          </table:table-cell>
          <table:table-cell office:value-type="float" office:value="95.6330032348633" calcext:value-type="float">
            <text:p>95.6330032348633</text:p>
          </table:table-cell>
          <table:table-cell/>
          <table:table-cell table:formula="of:=INDEX([.$A$1:.$A$2072]; 1554; 1)" office:value-type="float" office:value="287090492160" calcext:value-type="float">
            <text:p>287090492160</text:p>
          </table:table-cell>
          <table:table-cell table:formula="of:=[.$G$7] * [.$F$1563] + [.$G$8]" office:value-type="float" office:value="-201.234270628542" calcext:value-type="float">
            <text:p>-201.234270628542</text:p>
          </table:table-cell>
          <table:table-cell/>
          <table:table-cell table:formula="of:=INDEX([.$C$1:.$C$2072]; 1554; 1)" office:value-type="float" office:value="188800186880" calcext:value-type="float">
            <text:p>188800186880</text:p>
          </table:table-cell>
          <table:table-cell table:formula="of:=[.$J$7] * [.$I$1563] + [.$J$8]" office:value-type="float" office:value="89.9226375017315" calcext:value-type="float">
            <text:p>89.9226375017315</text:p>
          </table:table-cell>
        </table:table-row>
        <table:table-row table:style-name="ro1">
          <table:table-cell office:value-type="float" office:value="287090526208" calcext:value-type="float">
            <text:p>287090526208</text:p>
          </table:table-cell>
          <table:table-cell office:value-type="float" office:value="-200.338516235352" calcext:value-type="float">
            <text:p>-200.338516235352</text:p>
          </table:table-cell>
          <table:table-cell office:value-type="float" office:value="188800351232" calcext:value-type="float">
            <text:p>188800351232</text:p>
          </table:table-cell>
          <table:table-cell office:value-type="float" office:value="96.553581237793" calcext:value-type="float">
            <text:p>96.553581237793</text:p>
          </table:table-cell>
          <table:table-cell/>
          <table:table-cell table:formula="of:=INDEX([.$A$1:.$A$2072]; 1555; 1)" office:value-type="float" office:value="287090492672" calcext:value-type="float">
            <text:p>287090492672</text:p>
          </table:table-cell>
          <table:table-cell table:formula="of:=[.$G$7] * [.$F$1564] + [.$G$8]" office:value-type="float" office:value="-201.209810670465" calcext:value-type="float">
            <text:p>-201.209810670465</text:p>
          </table:table-cell>
          <table:table-cell/>
          <table:table-cell table:formula="of:=INDEX([.$C$1:.$C$2072]; 1555; 1)" office:value-type="float" office:value="188800198144" calcext:value-type="float">
            <text:p>188800198144</text:p>
          </table:table-cell>
          <table:table-cell table:formula="of:=[.$J$7] * [.$I$1564] + [.$J$8]" office:value-type="float" office:value="90.4611649457365" calcext:value-type="float">
            <text:p>90.4611649457365</text:p>
          </table:table-cell>
        </table:table-row>
        <table:table-row table:style-name="ro1">
          <table:table-cell office:value-type="float" office:value="287090531840" calcext:value-type="float">
            <text:p>287090531840</text:p>
          </table:table-cell>
          <table:table-cell office:value-type="float" office:value="-200.145874023437" calcext:value-type="float">
            <text:p>-200.145874023437</text:p>
          </table:table-cell>
          <table:table-cell office:value-type="float" office:value="188800359680" calcext:value-type="float">
            <text:p>188800359680</text:p>
          </table:table-cell>
          <table:table-cell office:value-type="float" office:value="96.9971694946289" calcext:value-type="float">
            <text:p>96.9971694946289</text:p>
          </table:table-cell>
          <table:table-cell/>
          <table:table-cell table:formula="of:=INDEX([.$A$1:.$A$2072]; 1556; 1)" office:value-type="float" office:value="287090494720" calcext:value-type="float">
            <text:p>287090494720</text:p>
          </table:table-cell>
          <table:table-cell table:formula="of:=[.$G$7] * [.$F$1565] + [.$G$8]" office:value-type="float" office:value="-201.111970841885" calcext:value-type="float">
            <text:p>-201.111970841885</text:p>
          </table:table-cell>
          <table:table-cell/>
          <table:table-cell table:formula="of:=INDEX([.$C$1:.$C$2072]; 1556; 1)" office:value-type="float" office:value="188800220416" calcext:value-type="float">
            <text:p>188800220416</text:p>
          </table:table-cell>
          <table:table-cell table:formula="of:=[.$J$7] * [.$I$1565] + [.$J$8]" office:value-type="float" office:value="91.5259805712849" calcext:value-type="float">
            <text:p>91.5259805712849</text:p>
          </table:table-cell>
        </table:table-row>
        <table:table-row table:style-name="ro1">
          <table:table-cell office:value-type="float" office:value="287090538240" calcext:value-type="float">
            <text:p>287090538240</text:p>
          </table:table-cell>
          <table:table-cell office:value-type="float" office:value="-199.929275512695" calcext:value-type="float">
            <text:p>-199.929275512695</text:p>
          </table:table-cell>
          <table:table-cell office:value-type="float" office:value="188800367360" calcext:value-type="float">
            <text:p>188800367360</text:p>
          </table:table-cell>
          <table:table-cell office:value-type="float" office:value="97.4231262207031" calcext:value-type="float">
            <text:p>97.4231262207031</text:p>
          </table:table-cell>
          <table:table-cell/>
          <table:table-cell table:formula="of:=INDEX([.$A$1:.$A$2072]; 1557; 1)" office:value-type="float" office:value="287090496000" calcext:value-type="float">
            <text:p>287090496000</text:p>
          </table:table-cell>
          <table:table-cell table:formula="of:=[.$G$7] * [.$F$1566] + [.$G$8]" office:value-type="float" office:value="-201.050820946693" calcext:value-type="float">
            <text:p>-201.050820946693</text:p>
          </table:table-cell>
          <table:table-cell/>
          <table:table-cell table:formula="of:=INDEX([.$C$1:.$C$2072]; 1557; 1)" office:value-type="float" office:value="188800231424" calcext:value-type="float">
            <text:p>188800231424</text:p>
          </table:table-cell>
          <table:table-cell table:formula="of:=[.$J$7] * [.$I$1566] + [.$J$8]" office:value-type="float" office:value="92.0522687546909" calcext:value-type="float">
            <text:p>92.0522687546909</text:p>
          </table:table-cell>
        </table:table-row>
        <table:table-row table:style-name="ro1">
          <table:table-cell office:value-type="float" office:value="287090552064" calcext:value-type="float">
            <text:p>287090552064</text:p>
          </table:table-cell>
          <table:table-cell office:value-type="float" office:value="-199.421798706055" calcext:value-type="float">
            <text:p>-199.421798706055</text:p>
          </table:table-cell>
          <table:table-cell office:value-type="float" office:value="188800381184" calcext:value-type="float">
            <text:p>188800381184</text:p>
          </table:table-cell>
          <table:table-cell office:value-type="float" office:value="98.2093048095703" calcext:value-type="float">
            <text:p>98.2093048095703</text:p>
          </table:table-cell>
          <table:table-cell/>
          <table:table-cell table:formula="of:=INDEX([.$A$1:.$A$2072]; 1558; 1)" office:value-type="float" office:value="287090497792" calcext:value-type="float">
            <text:p>287090497792</text:p>
          </table:table-cell>
          <table:table-cell table:formula="of:=[.$G$7] * [.$F$1567] + [.$G$8]" office:value-type="float" office:value="-200.965211095288" calcext:value-type="float">
            <text:p>-200.965211095288</text:p>
          </table:table-cell>
          <table:table-cell/>
          <table:table-cell table:formula="of:=INDEX([.$C$1:.$C$2072]; 1558; 1)" office:value-type="float" office:value="188800252928" calcext:value-type="float">
            <text:p>188800252928</text:p>
          </table:table-cell>
          <table:table-cell table:formula="of:=[.$J$7] * [.$I$1567] + [.$J$8]" office:value-type="float" office:value="93.0803666003049" calcext:value-type="float">
            <text:p>93.0803666003049</text:p>
          </table:table-cell>
        </table:table-row>
        <table:table-row table:style-name="ro1">
          <table:table-cell office:value-type="float" office:value="287090560000" calcext:value-type="float">
            <text:p>287090560000</text:p>
          </table:table-cell>
          <table:table-cell office:value-type="float" office:value="-199.132629394531" calcext:value-type="float">
            <text:p>-199.132629394531</text:p>
          </table:table-cell>
          <table:table-cell office:value-type="float" office:value="188800387072" calcext:value-type="float">
            <text:p>188800387072</text:p>
          </table:table-cell>
          <table:table-cell office:value-type="float" office:value="98.5700073242188" calcext:value-type="float">
            <text:p>98.5700073242188</text:p>
          </table:table-cell>
          <table:table-cell/>
          <table:table-cell table:formula="of:=INDEX([.$A$1:.$A$2072]; 1559; 1)" office:value-type="float" office:value="287090498816" calcext:value-type="float">
            <text:p>287090498816</text:p>
          </table:table-cell>
          <table:table-cell table:formula="of:=[.$G$7] * [.$F$1568] + [.$G$8]" office:value-type="float" office:value="-200.916291180998" calcext:value-type="float">
            <text:p>-200.916291180998</text:p>
          </table:table-cell>
          <table:table-cell/>
          <table:table-cell table:formula="of:=INDEX([.$C$1:.$C$2072]; 1559; 1)" office:value-type="float" office:value="188800263424" calcext:value-type="float">
            <text:p>188800263424</text:p>
          </table:table-cell>
          <table:table-cell table:formula="of:=[.$J$7] * [.$I$1568] + [.$J$8]" office:value-type="float" office:value="93.5821762643755" calcext:value-type="float">
            <text:p>93.5821762643755</text:p>
          </table:table-cell>
        </table:table-row>
        <table:table-row table:style-name="ro1">
          <table:table-cell office:value-type="float" office:value="287090568192" calcext:value-type="float">
            <text:p>287090568192</text:p>
          </table:table-cell>
          <table:table-cell office:value-type="float" office:value="-198.819549560547" calcext:value-type="float">
            <text:p>-198.819549560547</text:p>
          </table:table-cell>
          <table:table-cell office:value-type="float" office:value="188800392192" calcext:value-type="float">
            <text:p>188800392192</text:p>
          </table:table-cell>
          <table:table-cell office:value-type="float" office:value="98.9044723510742" calcext:value-type="float">
            <text:p>98.9044723510742</text:p>
          </table:table-cell>
          <table:table-cell/>
          <table:table-cell table:formula="of:=INDEX([.$A$1:.$A$2072]; 1560; 1)" office:value-type="float" office:value="287090501632" calcext:value-type="float">
            <text:p>287090501632</text:p>
          </table:table-cell>
          <table:table-cell table:formula="of:=[.$G$7] * [.$F$1569] + [.$G$8]" office:value-type="float" office:value="-200.781761415303" calcext:value-type="float">
            <text:p>-200.781761415303</text:p>
          </table:table-cell>
          <table:table-cell/>
          <table:table-cell table:formula="of:=INDEX([.$C$1:.$C$2072]; 1560; 1)" office:value-type="float" office:value="188800284160" calcext:value-type="float">
            <text:p>188800284160</text:p>
          </table:table-cell>
          <table:table-cell table:formula="of:=[.$J$7] * [.$I$1569] + [.$J$8]" office:value-type="float" office:value="94.573556330055" calcext:value-type="float">
            <text:p>94.573556330055</text:p>
          </table:table-cell>
        </table:table-row>
        <table:table-row table:style-name="ro1">
          <table:table-cell office:value-type="float" office:value="287090585600" calcext:value-type="float">
            <text:p>287090585600</text:p>
          </table:table-cell>
          <table:table-cell office:value-type="float" office:value="-198.123458862305" calcext:value-type="float">
            <text:p>-198.123458862305</text:p>
          </table:table-cell>
          <table:table-cell office:value-type="float" office:value="188800400896" calcext:value-type="float">
            <text:p>188800400896</text:p>
          </table:table-cell>
          <table:table-cell office:value-type="float" office:value="99.4819717407227" calcext:value-type="float">
            <text:p>99.4819717407227</text:p>
          </table:table-cell>
          <table:table-cell/>
          <table:table-cell table:formula="of:=INDEX([.$A$1:.$A$2072]; 1561; 1)" office:value-type="float" office:value="287090503680" calcext:value-type="float">
            <text:p>287090503680</text:p>
          </table:table-cell>
          <table:table-cell table:formula="of:=[.$G$7] * [.$F$1570] + [.$G$8]" office:value-type="float" office:value="-200.683921584859" calcext:value-type="float">
            <text:p>-200.683921584859</text:p>
          </table:table-cell>
          <table:table-cell/>
          <table:table-cell table:formula="of:=INDEX([.$C$1:.$C$2072]; 1561; 1)" office:value-type="float" office:value="188800294144" calcext:value-type="float">
            <text:p>188800294144</text:p>
          </table:table-cell>
          <table:table-cell table:formula="of:=[.$J$7] * [.$I$1570] + [.$J$8]" office:value-type="float" office:value="95.0508874729276" calcext:value-type="float">
            <text:p>95.0508874729276</text:p>
          </table:table-cell>
        </table:table-row>
        <table:table-row table:style-name="ro1">
          <table:table-cell office:value-type="float" office:value="287090601984" calcext:value-type="float">
            <text:p>287090601984</text:p>
          </table:table-cell>
          <table:table-cell office:value-type="float" office:value="-197.36100769043" calcext:value-type="float">
            <text:p>-197.36100769043</text:p>
          </table:table-cell>
          <table:table-cell office:value-type="float" office:value="188800410880" calcext:value-type="float">
            <text:p>188800410880</text:p>
          </table:table-cell>
          <table:table-cell office:value-type="float" office:value="99.9942932128906" calcext:value-type="float">
            <text:p>99.9942932128906</text:p>
          </table:table-cell>
          <table:table-cell/>
          <table:table-cell table:formula="of:=INDEX([.$A$1:.$A$2072]; 1562; 1)" office:value-type="float" office:value="287090512384" calcext:value-type="float">
            <text:p>287090512384</text:p>
          </table:table-cell>
          <table:table-cell table:formula="of:=[.$G$7] * [.$F$1571] + [.$G$8]" office:value-type="float" office:value="-200.268102306873" calcext:value-type="float">
            <text:p>-200.268102306873</text:p>
          </table:table-cell>
          <table:table-cell/>
          <table:table-cell table:formula="of:=INDEX([.$C$1:.$C$2072]; 1562; 1)" office:value-type="float" office:value="188800323840" calcext:value-type="float">
            <text:p>188800323840</text:p>
          </table:table-cell>
          <table:table-cell table:formula="of:=[.$J$7] * [.$I$1571] + [.$J$8]" office:value-type="float" office:value="96.4706416409463" calcext:value-type="float">
            <text:p>96.4706416409463</text:p>
          </table:table-cell>
        </table:table-row>
        <table:table-row table:style-name="ro1">
          <table:table-cell office:value-type="float" office:value="287090617856" calcext:value-type="float">
            <text:p>287090617856</text:p>
          </table:table-cell>
          <table:table-cell office:value-type="float" office:value="-196.599700927734" calcext:value-type="float">
            <text:p>-196.599700927734</text:p>
          </table:table-cell>
          <table:table-cell office:value-type="float" office:value="188800421632" calcext:value-type="float">
            <text:p>188800421632</text:p>
          </table:table-cell>
          <table:table-cell office:value-type="float" office:value="100.517623901367" calcext:value-type="float">
            <text:p>100.517623901367</text:p>
          </table:table-cell>
          <table:table-cell/>
          <table:table-cell table:formula="of:=INDEX([.$A$1:.$A$2072]; 1563; 1)" office:value-type="float" office:value="287090516480" calcext:value-type="float">
            <text:p>287090516480</text:p>
          </table:table-cell>
          <table:table-cell table:formula="of:=[.$G$7] * [.$F$1572] + [.$G$8]" office:value-type="float" office:value="-200.072422647849" calcext:value-type="float">
            <text:p>-200.072422647849</text:p>
          </table:table-cell>
          <table:table-cell/>
          <table:table-cell table:formula="of:=INDEX([.$C$1:.$C$2072]; 1563; 1)" office:value-type="float" office:value="188800333312" calcext:value-type="float">
            <text:p>188800333312</text:p>
          </table:table-cell>
          <table:table-cell table:formula="of:=[.$J$7] * [.$I$1572] + [.$J$8]" office:value-type="float" office:value="96.9234942626208" calcext:value-type="float">
            <text:p>96.9234942626208</text:p>
          </table:table-cell>
        </table:table-row>
        <table:table-row table:style-name="ro1">
          <table:table-cell office:value-type="float" office:value="287090626048" calcext:value-type="float">
            <text:p>287090626048</text:p>
          </table:table-cell>
          <table:table-cell office:value-type="float" office:value="-196.21647644043" calcext:value-type="float">
            <text:p>-196.21647644043</text:p>
          </table:table-cell>
          <table:table-cell office:value-type="float" office:value="188800427008" calcext:value-type="float">
            <text:p>188800427008</text:p>
          </table:table-cell>
          <table:table-cell office:value-type="float" office:value="100.774215698242" calcext:value-type="float">
            <text:p>100.774215698242</text:p>
          </table:table-cell>
          <table:table-cell/>
          <table:table-cell table:formula="of:=INDEX([.$A$1:.$A$2072]; 1564; 1)" office:value-type="float" office:value="287090526208" calcext:value-type="float">
            <text:p>287090526208</text:p>
          </table:table-cell>
          <table:table-cell table:formula="of:=[.$G$7] * [.$F$1573] + [.$G$8]" office:value-type="float" office:value="-199.607683453709" calcext:value-type="float">
            <text:p>-199.607683453709</text:p>
          </table:table-cell>
          <table:table-cell/>
          <table:table-cell table:formula="of:=INDEX([.$C$1:.$C$2072]; 1564; 1)" office:value-type="float" office:value="188800351232" calcext:value-type="float">
            <text:p>188800351232</text:p>
          </table:table-cell>
          <table:table-cell table:formula="of:=[.$J$7] * [.$I$1573] + [.$J$8]" office:value-type="float" office:value="97.7802424672991" calcext:value-type="float">
            <text:p>97.7802424672991</text:p>
          </table:table-cell>
        </table:table-row>
        <table:table-row table:style-name="ro1">
          <table:table-cell office:value-type="float" office:value="287090633984" calcext:value-type="float">
            <text:p>287090633984</text:p>
          </table:table-cell>
          <table:table-cell office:value-type="float" office:value="-195.831268310547" calcext:value-type="float">
            <text:p>-195.831268310547</text:p>
          </table:table-cell>
          <table:table-cell office:value-type="float" office:value="188800432384" calcext:value-type="float">
            <text:p>188800432384</text:p>
          </table:table-cell>
          <table:table-cell office:value-type="float" office:value="101.027000427246" calcext:value-type="float">
            <text:p>101.027000427246</text:p>
          </table:table-cell>
          <table:table-cell/>
          <table:table-cell table:formula="of:=INDEX([.$A$1:.$A$2072]; 1565; 1)" office:value-type="float" office:value="287090531840" calcext:value-type="float">
            <text:p>287090531840</text:p>
          </table:table-cell>
          <table:table-cell table:formula="of:=[.$G$7] * [.$F$1574] + [.$G$8]" office:value-type="float" office:value="-199.338623922318" calcext:value-type="float">
            <text:p>-199.338623922318</text:p>
          </table:table-cell>
          <table:table-cell/>
          <table:table-cell table:formula="of:=INDEX([.$C$1:.$C$2072]; 1565; 1)" office:value-type="float" office:value="188800359680" calcext:value-type="float">
            <text:p>188800359680</text:p>
          </table:table-cell>
          <table:table-cell table:formula="of:=[.$J$7] * [.$I$1574] + [.$J$8]" office:value-type="float" office:value="98.1841380503029" calcext:value-type="float">
            <text:p>98.1841380503029</text:p>
          </table:table-cell>
        </table:table-row>
        <table:table-row table:style-name="ro1">
          <table:table-cell office:value-type="float" office:value="287090650112" calcext:value-type="float">
            <text:p>287090650112</text:p>
          </table:table-cell>
          <table:table-cell office:value-type="float" office:value="-195.05810546875" calcext:value-type="float">
            <text:p>-195.05810546875</text:p>
          </table:table-cell>
          <table:table-cell office:value-type="float" office:value="188800442880" calcext:value-type="float">
            <text:p>188800442880</text:p>
          </table:table-cell>
          <table:table-cell office:value-type="float" office:value="101.52587890625" calcext:value-type="float">
            <text:p>101.52587890625</text:p>
          </table:table-cell>
          <table:table-cell/>
          <table:table-cell table:formula="of:=INDEX([.$A$1:.$A$2072]; 1566; 1)" office:value-type="float" office:value="287090538240" calcext:value-type="float">
            <text:p>287090538240</text:p>
          </table:table-cell>
          <table:table-cell table:formula="of:=[.$G$7] * [.$F$1575] + [.$G$8]" office:value-type="float" office:value="-199.032874453813" calcext:value-type="float">
            <text:p>-199.032874453813</text:p>
          </table:table-cell>
          <table:table-cell/>
          <table:table-cell table:formula="of:=INDEX([.$C$1:.$C$2072]; 1566; 1)" office:value-type="float" office:value="188800367360" calcext:value-type="float">
            <text:p>188800367360</text:p>
          </table:table-cell>
          <table:table-cell table:formula="of:=[.$J$7] * [.$I$1575] + [.$J$8]" office:value-type="float" office:value="98.5513158515096" calcext:value-type="float">
            <text:p>98.5513158515096</text:p>
          </table:table-cell>
        </table:table-row>
        <table:table-row table:style-name="ro1">
          <table:table-cell office:value-type="float" office:value="287090658304" calcext:value-type="float">
            <text:p>287090658304</text:p>
          </table:table-cell>
          <table:table-cell office:value-type="float" office:value="-194.671173095703" calcext:value-type="float">
            <text:p>-194.671173095703</text:p>
          </table:table-cell>
          <table:table-cell office:value-type="float" office:value="188800448000" calcext:value-type="float">
            <text:p>188800448000</text:p>
          </table:table-cell>
          <table:table-cell office:value-type="float" office:value="101.773643493652" calcext:value-type="float">
            <text:p>101.773643493652</text:p>
          </table:table-cell>
          <table:table-cell/>
          <table:table-cell table:formula="of:=INDEX([.$A$1:.$A$2072]; 1567; 1)" office:value-type="float" office:value="287090552064" calcext:value-type="float">
            <text:p>287090552064</text:p>
          </table:table-cell>
          <table:table-cell table:formula="of:=[.$G$7] * [.$F$1576] + [.$G$8]" office:value-type="float" office:value="-198.372455600649" calcext:value-type="float">
            <text:p>-198.372455600649</text:p>
          </table:table-cell>
          <table:table-cell/>
          <table:table-cell table:formula="of:=INDEX([.$C$1:.$C$2072]; 1567; 1)" office:value-type="float" office:value="188800381184" calcext:value-type="float">
            <text:p>188800381184</text:p>
          </table:table-cell>
          <table:table-cell table:formula="of:=[.$J$7] * [.$I$1576] + [.$J$8]" office:value-type="float" office:value="99.2122358959168" calcext:value-type="float">
            <text:p>99.2122358959168</text:p>
          </table:table-cell>
        </table:table-row>
        <table:table-row table:style-name="ro1">
          <table:table-cell office:value-type="float" office:value="287090666240" calcext:value-type="float">
            <text:p>287090666240</text:p>
          </table:table-cell>
          <table:table-cell office:value-type="float" office:value="-194.28434753418" calcext:value-type="float">
            <text:p>-194.28434753418</text:p>
          </table:table-cell>
          <table:table-cell office:value-type="float" office:value="188800453376" calcext:value-type="float">
            <text:p>188800453376</text:p>
          </table:table-cell>
          <table:table-cell office:value-type="float" office:value="102.020851135254" calcext:value-type="float">
            <text:p>102.020851135254</text:p>
          </table:table-cell>
          <table:table-cell/>
          <table:table-cell table:formula="of:=INDEX([.$A$1:.$A$2072]; 1568; 1)" office:value-type="float" office:value="287090560000" calcext:value-type="float">
            <text:p>287090560000</text:p>
          </table:table-cell>
          <table:table-cell table:formula="of:=[.$G$7] * [.$F$1577] + [.$G$8]" office:value-type="float" office:value="-197.993326259777" calcext:value-type="float">
            <text:p>-197.993326259777</text:p>
          </table:table-cell>
          <table:table-cell/>
          <table:table-cell table:formula="of:=INDEX([.$C$1:.$C$2072]; 1568; 1)" office:value-type="float" office:value="188800387072" calcext:value-type="float">
            <text:p>188800387072</text:p>
          </table:table-cell>
          <table:table-cell table:formula="of:=[.$J$7] * [.$I$1577] + [.$J$8]" office:value-type="float" office:value="99.4937388785183" calcext:value-type="float">
            <text:p>99.4937388785183</text:p>
          </table:table-cell>
        </table:table-row>
        <table:table-row table:style-name="ro1">
          <table:table-cell office:value-type="float" office:value="287090682880" calcext:value-type="float">
            <text:p>287090682880</text:p>
          </table:table-cell>
          <table:table-cell office:value-type="float" office:value="-193.507339477539" calcext:value-type="float">
            <text:p>-193.507339477539</text:p>
          </table:table-cell>
          <table:table-cell office:value-type="float" office:value="188800464128" calcext:value-type="float">
            <text:p>188800464128</text:p>
          </table:table-cell>
          <table:table-cell office:value-type="float" office:value="102.516822814941" calcext:value-type="float">
            <text:p>102.516822814941</text:p>
          </table:table-cell>
          <table:table-cell/>
          <table:table-cell table:formula="of:=INDEX([.$A$1:.$A$2072]; 1569; 1)" office:value-type="float" office:value="287090568192" calcext:value-type="float">
            <text:p>287090568192</text:p>
          </table:table-cell>
          <table:table-cell table:formula="of:=[.$G$7] * [.$F$1578] + [.$G$8]" office:value-type="float" office:value="-197.601966938004" calcext:value-type="float">
            <text:p>-197.601966938004</text:p>
          </table:table-cell>
          <table:table-cell/>
          <table:table-cell table:formula="of:=INDEX([.$C$1:.$C$2072]; 1569; 1)" office:value-type="float" office:value="188800392192" calcext:value-type="float">
            <text:p>188800392192</text:p>
          </table:table-cell>
          <table:table-cell table:formula="of:=[.$J$7] * [.$I$1578] + [.$J$8]" office:value-type="float" office:value="99.7385240793228" calcext:value-type="float">
            <text:p>99.7385240793228</text:p>
          </table:table-cell>
        </table:table-row>
        <table:table-row table:style-name="ro1">
          <table:table-cell office:value-type="float" office:value="287090700800" calcext:value-type="float">
            <text:p>287090700800</text:p>
          </table:table-cell>
          <table:table-cell office:value-type="float" office:value="-192.690292358398" calcext:value-type="float">
            <text:p>-192.690292358398</text:p>
          </table:table-cell>
          <table:table-cell office:value-type="float" office:value="188800475136" calcext:value-type="float">
            <text:p>188800475136</text:p>
          </table:table-cell>
          <table:table-cell office:value-type="float" office:value="103.0380859375" calcext:value-type="float">
            <text:p>103.0380859375</text:p>
          </table:table-cell>
          <table:table-cell/>
          <table:table-cell table:formula="of:=INDEX([.$A$1:.$A$2072]; 1570; 1)" office:value-type="float" office:value="287090585600" calcext:value-type="float">
            <text:p>287090585600</text:p>
          </table:table-cell>
          <table:table-cell table:formula="of:=[.$G$7] * [.$F$1579] + [.$G$8]" office:value-type="float" office:value="-196.770328383893" calcext:value-type="float">
            <text:p>-196.770328383893</text:p>
          </table:table-cell>
          <table:table-cell/>
          <table:table-cell table:formula="of:=INDEX([.$C$1:.$C$2072]; 1570; 1)" office:value-type="float" office:value="188800400896" calcext:value-type="float">
            <text:p>188800400896</text:p>
          </table:table-cell>
          <table:table-cell table:formula="of:=[.$J$7] * [.$I$1579] + [.$J$8]" office:value-type="float" office:value="100.154658921063" calcext:value-type="float">
            <text:p>100.154658921063</text:p>
          </table:table-cell>
        </table:table-row>
        <table:table-row table:style-name="ro1">
          <table:table-cell office:value-type="float" office:value="287090720256" calcext:value-type="float">
            <text:p>287090720256</text:p>
          </table:table-cell>
          <table:table-cell office:value-type="float" office:value="-191.814834594727" calcext:value-type="float">
            <text:p>-191.814834594727</text:p>
          </table:table-cell>
          <table:table-cell office:value-type="float" office:value="188800485120" calcext:value-type="float">
            <text:p>188800485120</text:p>
          </table:table-cell>
          <table:table-cell office:value-type="float" office:value="103.562850952148" calcext:value-type="float">
            <text:p>103.562850952148</text:p>
          </table:table-cell>
          <table:table-cell/>
          <table:table-cell table:formula="of:=INDEX([.$A$1:.$A$2072]; 1571; 1)" office:value-type="float" office:value="287090601984" calcext:value-type="float">
            <text:p>287090601984</text:p>
          </table:table-cell>
          <table:table-cell table:formula="of:=[.$G$7] * [.$F$1580] + [.$G$8]" office:value-type="float" office:value="-195.987609744072" calcext:value-type="float">
            <text:p>-195.987609744072</text:p>
          </table:table-cell>
          <table:table-cell/>
          <table:table-cell table:formula="of:=INDEX([.$C$1:.$C$2072]; 1571; 1)" office:value-type="float" office:value="188800410880" calcext:value-type="float">
            <text:p>188800410880</text:p>
          </table:table-cell>
          <table:table-cell table:formula="of:=[.$J$7] * [.$I$1580] + [.$J$8]" office:value-type="float" office:value="100.631990063936" calcext:value-type="float">
            <text:p>100.631990063936</text:p>
          </table:table-cell>
        </table:table-row>
        <table:table-row table:style-name="ro1">
          <table:table-cell office:value-type="float" office:value="287090730496" calcext:value-type="float">
            <text:p>287090730496</text:p>
          </table:table-cell>
          <table:table-cell office:value-type="float" office:value="-191.353088378906" calcext:value-type="float">
            <text:p>-191.353088378906</text:p>
          </table:table-cell>
          <table:table-cell office:value-type="float" office:value="188800490240" calcext:value-type="float">
            <text:p>188800490240</text:p>
          </table:table-cell>
          <table:table-cell office:value-type="float" office:value="103.820556640625" calcext:value-type="float">
            <text:p>103.820556640625</text:p>
          </table:table-cell>
          <table:table-cell/>
          <table:table-cell table:formula="of:=INDEX([.$A$1:.$A$2072]; 1572; 1)" office:value-type="float" office:value="287090617856" calcext:value-type="float">
            <text:p>287090617856</text:p>
          </table:table-cell>
          <table:table-cell table:formula="of:=[.$G$7] * [.$F$1581] + [.$G$8]" office:value-type="float" office:value="-195.229351060465" calcext:value-type="float">
            <text:p>-195.229351060465</text:p>
          </table:table-cell>
          <table:table-cell/>
          <table:table-cell table:formula="of:=INDEX([.$C$1:.$C$2072]; 1572; 1)" office:value-type="float" office:value="188800421632" calcext:value-type="float">
            <text:p>188800421632</text:p>
          </table:table-cell>
          <table:table-cell table:formula="of:=[.$J$7] * [.$I$1581] + [.$J$8]" office:value-type="float" office:value="101.146038986743" calcext:value-type="float">
            <text:p>101.146038986743</text:p>
          </table:table-cell>
        </table:table-row>
        <table:table-row table:style-name="ro1">
          <table:table-cell office:value-type="float" office:value="287090752256" calcext:value-type="float">
            <text:p>287090752256</text:p>
          </table:table-cell>
          <table:table-cell office:value-type="float" office:value="-190.38200378418" calcext:value-type="float">
            <text:p>-190.38200378418</text:p>
          </table:table-cell>
          <table:table-cell office:value-type="float" office:value="188800498688" calcext:value-type="float">
            <text:p>188800498688</text:p>
          </table:table-cell>
          <table:table-cell office:value-type="float" office:value="104.321304321289" calcext:value-type="float">
            <text:p>104.321304321289</text:p>
          </table:table-cell>
          <table:table-cell/>
          <table:table-cell table:formula="of:=INDEX([.$A$1:.$A$2072]; 1573; 1)" office:value-type="float" office:value="287090626048" calcext:value-type="float">
            <text:p>287090626048</text:p>
          </table:table-cell>
          <table:table-cell table:formula="of:=[.$G$7] * [.$F$1582] + [.$G$8]" office:value-type="float" office:value="-194.837991740555" calcext:value-type="float">
            <text:p>-194.837991740555</text:p>
          </table:table-cell>
          <table:table-cell/>
          <table:table-cell table:formula="of:=INDEX([.$C$1:.$C$2072]; 1573; 1)" office:value-type="float" office:value="188800427008" calcext:value-type="float">
            <text:p>188800427008</text:p>
          </table:table-cell>
          <table:table-cell table:formula="of:=[.$J$7] * [.$I$1582] + [.$J$8]" office:value-type="float" office:value="101.403063448146" calcext:value-type="float">
            <text:p>101.403063448146</text:p>
          </table:table-cell>
        </table:table-row>
        <table:table-row table:style-name="ro1">
          <table:table-cell office:value-type="float" office:value="287090787584" calcext:value-type="float">
            <text:p>287090787584</text:p>
          </table:table-cell>
          <table:table-cell office:value-type="float" office:value="-188.796325683594" calcext:value-type="float">
            <text:p>-188.796325683594</text:p>
          </table:table-cell>
          <table:table-cell office:value-type="float" office:value="188800507392" calcext:value-type="float">
            <text:p>188800507392</text:p>
          </table:table-cell>
          <table:table-cell office:value-type="float" office:value="104.956024169922" calcext:value-type="float">
            <text:p>104.956024169922</text:p>
          </table:table-cell>
          <table:table-cell/>
          <table:table-cell table:formula="of:=INDEX([.$A$1:.$A$2072]; 1574; 1)" office:value-type="float" office:value="287090633984" calcext:value-type="float">
            <text:p>287090633984</text:p>
          </table:table-cell>
          <table:table-cell table:formula="of:=[.$G$7] * [.$F$1583] + [.$G$8]" office:value-type="float" office:value="-194.458862399682" calcext:value-type="float">
            <text:p>-194.458862399682</text:p>
          </table:table-cell>
          <table:table-cell/>
          <table:table-cell table:formula="of:=INDEX([.$C$1:.$C$2072]; 1574; 1)" office:value-type="float" office:value="188800432384" calcext:value-type="float">
            <text:p>188800432384</text:p>
          </table:table-cell>
          <table:table-cell table:formula="of:=[.$J$7] * [.$I$1583] + [.$J$8]" office:value-type="float" office:value="101.660087909549" calcext:value-type="float">
            <text:p>101.660087909549</text:p>
          </table:table-cell>
        </table:table-row>
        <table:table-row table:style-name="ro1">
          <table:table-cell office:value-type="float" office:value="287090799872" calcext:value-type="float">
            <text:p>287090799872</text:p>
          </table:table-cell>
          <table:table-cell office:value-type="float" office:value="-188.235504150391" calcext:value-type="float">
            <text:p>-188.235504150391</text:p>
          </table:table-cell>
          <table:table-cell office:value-type="float" office:value="188800508672" calcext:value-type="float">
            <text:p>188800508672</text:p>
          </table:table-cell>
          <table:table-cell office:value-type="float" office:value="105.118743896484" calcext:value-type="float">
            <text:p>105.118743896484</text:p>
          </table:table-cell>
          <table:table-cell/>
          <table:table-cell table:formula="of:=INDEX([.$A$1:.$A$2072]; 1575; 1)" office:value-type="float" office:value="287090650112" calcext:value-type="float">
            <text:p>287090650112</text:p>
          </table:table-cell>
          <table:table-cell table:formula="of:=[.$G$7] * [.$F$1584] + [.$G$8]" office:value-type="float" office:value="-193.688373737037" calcext:value-type="float">
            <text:p>-193.688373737037</text:p>
          </table:table-cell>
          <table:table-cell/>
          <table:table-cell table:formula="of:=INDEX([.$C$1:.$C$2072]; 1575; 1)" office:value-type="float" office:value="188800442880" calcext:value-type="float">
            <text:p>188800442880</text:p>
          </table:table-cell>
          <table:table-cell table:formula="of:=[.$J$7] * [.$I$1584] + [.$J$8]" office:value-type="float" office:value="102.16189757362" calcext:value-type="float">
            <text:p>102.16189757362</text:p>
          </table:table-cell>
        </table:table-row>
        <table:table-row table:style-name="ro1">
          <table:table-cell office:value-type="float" office:value="287090824960" calcext:value-type="float">
            <text:p>287090824960</text:p>
          </table:table-cell>
          <table:table-cell office:value-type="float" office:value="-187.069229125977" calcext:value-type="float">
            <text:p>-187.069229125977</text:p>
          </table:table-cell>
          <table:table-cell office:value-type="float" office:value="188800512000" calcext:value-type="float">
            <text:p>188800512000</text:p>
          </table:table-cell>
          <table:table-cell office:value-type="float" office:value="105.36841583252" calcext:value-type="float">
            <text:p>105.36841583252</text:p>
          </table:table-cell>
          <table:table-cell/>
          <table:table-cell table:formula="of:=INDEX([.$A$1:.$A$2072]; 1576; 1)" office:value-type="float" office:value="287090658304" calcext:value-type="float">
            <text:p>287090658304</text:p>
          </table:table-cell>
          <table:table-cell table:formula="of:=[.$G$7] * [.$F$1585] + [.$G$8]" office:value-type="float" office:value="-193.297014417127" calcext:value-type="float">
            <text:p>-193.297014417127</text:p>
          </table:table-cell>
          <table:table-cell/>
          <table:table-cell table:formula="of:=INDEX([.$C$1:.$C$2072]; 1576; 1)" office:value-type="float" office:value="188800448000" calcext:value-type="float">
            <text:p>188800448000</text:p>
          </table:table-cell>
          <table:table-cell table:formula="of:=[.$J$7] * [.$I$1585] + [.$J$8]" office:value-type="float" office:value="102.406682774425" calcext:value-type="float">
            <text:p>102.406682774425</text:p>
          </table:table-cell>
        </table:table-row>
        <table:table-row table:style-name="ro1">
          <table:table-cell office:value-type="float" office:value="287090851072" calcext:value-type="float">
            <text:p>287090851072</text:p>
          </table:table-cell>
          <table:table-cell office:value-type="float" office:value="-185.851943969727" calcext:value-type="float">
            <text:p>-185.851943969727</text:p>
          </table:table-cell>
          <table:table-cell office:value-type="float" office:value="188800516352" calcext:value-type="float">
            <text:p>188800516352</text:p>
          </table:table-cell>
          <table:table-cell office:value-type="float" office:value="105.600677490234" calcext:value-type="float">
            <text:p>105.600677490234</text:p>
          </table:table-cell>
          <table:table-cell/>
          <table:table-cell table:formula="of:=INDEX([.$A$1:.$A$2072]; 1577; 1)" office:value-type="float" office:value="287090666240" calcext:value-type="float">
            <text:p>287090666240</text:p>
          </table:table-cell>
          <table:table-cell table:formula="of:=[.$G$7] * [.$F$1586] + [.$G$8]" office:value-type="float" office:value="-192.917885076255" calcext:value-type="float">
            <text:p>-192.917885076255</text:p>
          </table:table-cell>
          <table:table-cell/>
          <table:table-cell table:formula="of:=INDEX([.$C$1:.$C$2072]; 1577; 1)" office:value-type="float" office:value="188800453376" calcext:value-type="float">
            <text:p>188800453376</text:p>
          </table:table-cell>
          <table:table-cell table:formula="of:=[.$J$7] * [.$I$1586] + [.$J$8]" office:value-type="float" office:value="102.663707235828" calcext:value-type="float">
            <text:p>102.663707235828</text:p>
          </table:table-cell>
        </table:table-row>
        <table:table-row table:style-name="ro1">
          <table:table-cell office:value-type="float" office:value="287090864384" calcext:value-type="float">
            <text:p>287090864384</text:p>
          </table:table-cell>
          <table:table-cell office:value-type="float" office:value="-185.224227905273" calcext:value-type="float">
            <text:p>-185.224227905273</text:p>
          </table:table-cell>
          <table:table-cell office:value-type="float" office:value="188800518144" calcext:value-type="float">
            <text:p>188800518144</text:p>
          </table:table-cell>
          <table:table-cell office:value-type="float" office:value="105.707633972168" calcext:value-type="float">
            <text:p>105.707633972168</text:p>
          </table:table-cell>
          <table:table-cell/>
          <table:table-cell table:formula="of:=INDEX([.$A$1:.$A$2072]; 1578; 1)" office:value-type="float" office:value="287090682880" calcext:value-type="float">
            <text:p>287090682880</text:p>
          </table:table-cell>
          <table:table-cell table:formula="of:=[.$G$7] * [.$F$1587] + [.$G$8]" office:value-type="float" office:value="-192.122936457396" calcext:value-type="float">
            <text:p>-192.122936457396</text:p>
          </table:table-cell>
          <table:table-cell/>
          <table:table-cell table:formula="of:=INDEX([.$C$1:.$C$2072]; 1578; 1)" office:value-type="float" office:value="188800464128" calcext:value-type="float">
            <text:p>188800464128</text:p>
          </table:table-cell>
          <table:table-cell table:formula="of:=[.$J$7] * [.$I$1587] + [.$J$8]" office:value-type="float" office:value="103.177756158635" calcext:value-type="float">
            <text:p>103.177756158635</text:p>
          </table:table-cell>
        </table:table-row>
        <table:table-row table:style-name="ro1">
          <table:table-cell office:value-type="float" office:value="287090892032" calcext:value-type="float">
            <text:p>287090892032</text:p>
          </table:table-cell>
          <table:table-cell office:value-type="float" office:value="-183.931594848633" calcext:value-type="float">
            <text:p>-183.931594848633</text:p>
          </table:table-cell>
          <table:table-cell office:value-type="float" office:value="188800521984" calcext:value-type="float">
            <text:p>188800521984</text:p>
          </table:table-cell>
          <table:table-cell office:value-type="float" office:value="105.900756835938" calcext:value-type="float">
            <text:p>105.900756835938</text:p>
          </table:table-cell>
          <table:table-cell/>
          <table:table-cell table:formula="of:=INDEX([.$A$1:.$A$2072]; 1579; 1)" office:value-type="float" office:value="287090700800" calcext:value-type="float">
            <text:p>287090700800</text:p>
          </table:table-cell>
          <table:table-cell table:formula="of:=[.$G$7] * [.$F$1588] + [.$G$8]" office:value-type="float" office:value="-191.266837945208" calcext:value-type="float">
            <text:p>-191.266837945208</text:p>
          </table:table-cell>
          <table:table-cell/>
          <table:table-cell table:formula="of:=INDEX([.$C$1:.$C$2072]; 1579; 1)" office:value-type="float" office:value="188800475136" calcext:value-type="float">
            <text:p>188800475136</text:p>
          </table:table-cell>
          <table:table-cell table:formula="of:=[.$J$7] * [.$I$1588] + [.$J$8]" office:value-type="float" office:value="103.704044342041" calcext:value-type="float">
            <text:p>103.704044342041</text:p>
          </table:table-cell>
        </table:table-row>
        <table:table-row table:style-name="ro1">
          <table:table-cell office:value-type="float" office:value="287090920448" calcext:value-type="float">
            <text:p>287090920448</text:p>
          </table:table-cell>
          <table:table-cell office:value-type="float" office:value="-182.592300415039" calcext:value-type="float">
            <text:p>-182.592300415039</text:p>
          </table:table-cell>
          <table:table-cell office:value-type="float" office:value="188800525824" calcext:value-type="float">
            <text:p>188800525824</text:p>
          </table:table-cell>
          <table:table-cell office:value-type="float" office:value="106.077285766602" calcext:value-type="float">
            <text:p>106.077285766602</text:p>
          </table:table-cell>
          <table:table-cell/>
          <table:table-cell table:formula="of:=INDEX([.$A$1:.$A$2072]; 1580; 1)" office:value-type="float" office:value="287090720256" calcext:value-type="float">
            <text:p>287090720256</text:p>
          </table:table-cell>
          <table:table-cell table:formula="of:=[.$G$7] * [.$F$1589] + [.$G$8]" office:value-type="float" office:value="-190.337359558791" calcext:value-type="float">
            <text:p>-190.337359558791</text:p>
          </table:table-cell>
          <table:table-cell/>
          <table:table-cell table:formula="of:=INDEX([.$C$1:.$C$2072]; 1580; 1)" office:value-type="float" office:value="188800485120" calcext:value-type="float">
            <text:p>188800485120</text:p>
          </table:table-cell>
          <table:table-cell table:formula="of:=[.$J$7] * [.$I$1589] + [.$J$8]" office:value-type="float" office:value="104.181375484914" calcext:value-type="float">
            <text:p>104.181375484914</text:p>
          </table:table-cell>
        </table:table-row>
        <table:table-row table:style-name="ro1">
          <table:table-cell office:value-type="float" office:value="287090949888" calcext:value-type="float">
            <text:p>287090949888</text:p>
          </table:table-cell>
          <table:table-cell office:value-type="float" office:value="-181.208984375" calcext:value-type="float">
            <text:p>-181.208984375</text:p>
          </table:table-cell>
          <table:table-cell office:value-type="float" office:value="188800529408" calcext:value-type="float">
            <text:p>188800529408</text:p>
          </table:table-cell>
          <table:table-cell office:value-type="float" office:value="106.248275756836" calcext:value-type="float">
            <text:p>106.248275756836</text:p>
          </table:table-cell>
          <table:table-cell/>
          <table:table-cell table:formula="of:=INDEX([.$A$1:.$A$2072]; 1581; 1)" office:value-type="float" office:value="287090730496" calcext:value-type="float">
            <text:p>287090730496</text:p>
          </table:table-cell>
          <table:table-cell table:formula="of:=[.$G$7] * [.$F$1590] + [.$G$8]" office:value-type="float" office:value="-189.8481604103" calcext:value-type="float">
            <text:p>-189.8481604103</text:p>
          </table:table-cell>
          <table:table-cell/>
          <table:table-cell table:formula="of:=INDEX([.$C$1:.$C$2072]; 1581; 1)" office:value-type="float" office:value="188800490240" calcext:value-type="float">
            <text:p>188800490240</text:p>
          </table:table-cell>
          <table:table-cell table:formula="of:=[.$J$7] * [.$I$1590] + [.$J$8]" office:value-type="float" office:value="104.426160685718" calcext:value-type="float">
            <text:p>104.426160685718</text:p>
          </table:table-cell>
        </table:table-row>
        <table:table-row table:style-name="ro1">
          <table:table-cell office:value-type="float" office:value="287090964736" calcext:value-type="float">
            <text:p>287090964736</text:p>
          </table:table-cell>
          <table:table-cell office:value-type="float" office:value="-180.501403808594" calcext:value-type="float">
            <text:p>-180.501403808594</text:p>
          </table:table-cell>
          <table:table-cell office:value-type="float" office:value="188800531456" calcext:value-type="float">
            <text:p>188800531456</text:p>
          </table:table-cell>
          <table:table-cell office:value-type="float" office:value="106.333702087402" calcext:value-type="float">
            <text:p>106.333702087402</text:p>
          </table:table-cell>
          <table:table-cell/>
          <table:table-cell table:formula="of:=INDEX([.$A$1:.$A$2072]; 1582; 1)" office:value-type="float" office:value="287090752256" calcext:value-type="float">
            <text:p>287090752256</text:p>
          </table:table-cell>
          <table:table-cell table:formula="of:=[.$G$7] * [.$F$1591] + [.$G$8]" office:value-type="float" office:value="-188.808612216264" calcext:value-type="float">
            <text:p>-188.808612216264</text:p>
          </table:table-cell>
          <table:table-cell/>
          <table:table-cell table:formula="of:=INDEX([.$C$1:.$C$2072]; 1582; 1)" office:value-type="float" office:value="188800498688" calcext:value-type="float">
            <text:p>188800498688</text:p>
          </table:table-cell>
          <table:table-cell table:formula="of:=[.$J$7] * [.$I$1591] + [.$J$8]" office:value-type="float" office:value="104.830056268722" calcext:value-type="float">
            <text:p>104.830056268722</text:p>
          </table:table-cell>
        </table:table-row>
        <table:table-row table:style-name="ro1">
          <table:table-cell office:value-type="float" office:value="287090995456" calcext:value-type="float">
            <text:p>287090995456</text:p>
          </table:table-cell>
          <table:table-cell office:value-type="float" office:value="-179.055282592773" calcext:value-type="float">
            <text:p>-179.055282592773</text:p>
          </table:table-cell>
          <table:table-cell office:value-type="float" office:value="188800535040" calcext:value-type="float">
            <text:p>188800535040</text:p>
          </table:table-cell>
          <table:table-cell office:value-type="float" office:value="106.506317138672" calcext:value-type="float">
            <text:p>106.506317138672</text:p>
          </table:table-cell>
          <table:table-cell/>
          <table:table-cell table:formula="of:=INDEX([.$A$1:.$A$2072]; 1583; 1)" office:value-type="float" office:value="287090787584" calcext:value-type="float">
            <text:p>287090787584</text:p>
          </table:table-cell>
          <table:table-cell table:formula="of:=[.$G$7] * [.$F$1592] + [.$G$8]" office:value-type="float" office:value="-187.120875148103" calcext:value-type="float">
            <text:p>-187.120875148103</text:p>
          </table:table-cell>
          <table:table-cell/>
          <table:table-cell table:formula="of:=INDEX([.$C$1:.$C$2072]; 1583; 1)" office:value-type="float" office:value="188800507392" calcext:value-type="float">
            <text:p>188800507392</text:p>
          </table:table-cell>
          <table:table-cell table:formula="of:=[.$J$7] * [.$I$1592] + [.$J$8]" office:value-type="float" office:value="105.246191110462" calcext:value-type="float">
            <text:p>105.246191110462</text:p>
          </table:table-cell>
        </table:table-row>
        <table:table-row table:style-name="ro1">
          <table:table-cell office:value-type="float" office:value="287091026944" calcext:value-type="float">
            <text:p>287091026944</text:p>
          </table:table-cell>
          <table:table-cell office:value-type="float" office:value="-177.56867980957" calcext:value-type="float">
            <text:p>-177.56867980957</text:p>
          </table:table-cell>
          <table:table-cell office:value-type="float" office:value="188800538880" calcext:value-type="float">
            <text:p>188800538880</text:p>
          </table:table-cell>
          <table:table-cell office:value-type="float" office:value="106.68244934082" calcext:value-type="float">
            <text:p>106.68244934082</text:p>
          </table:table-cell>
          <table:table-cell/>
          <table:table-cell table:formula="of:=INDEX([.$A$1:.$A$2072]; 1584; 1)" office:value-type="float" office:value="287090799872" calcext:value-type="float">
            <text:p>287090799872</text:p>
          </table:table-cell>
          <table:table-cell table:formula="of:=[.$G$7] * [.$F$1593] + [.$G$8]" office:value-type="float" office:value="-186.533836167306" calcext:value-type="float">
            <text:p>-186.533836167306</text:p>
          </table:table-cell>
          <table:table-cell/>
          <table:table-cell table:formula="of:=INDEX([.$C$1:.$C$2072]; 1584; 1)" office:value-type="float" office:value="188800508672" calcext:value-type="float">
            <text:p>188800508672</text:p>
          </table:table-cell>
          <table:table-cell table:formula="of:=[.$J$7] * [.$I$1593] + [.$J$8]" office:value-type="float" office:value="105.307387411594" calcext:value-type="float">
            <text:p>105.307387411594</text:p>
          </table:table-cell>
        </table:table-row>
        <table:table-row table:style-name="ro1">
          <table:table-cell office:value-type="float" office:value="287091059200" calcext:value-type="float">
            <text:p>287091059200</text:p>
          </table:table-cell>
          <table:table-cell office:value-type="float" office:value="-176.042587280273" calcext:value-type="float">
            <text:p>-176.042587280273</text:p>
          </table:table-cell>
          <table:table-cell office:value-type="float" office:value="188800542720" calcext:value-type="float">
            <text:p>188800542720</text:p>
          </table:table-cell>
          <table:table-cell office:value-type="float" office:value="106.862693786621" calcext:value-type="float">
            <text:p>106.862693786621</text:p>
          </table:table-cell>
          <table:table-cell/>
          <table:table-cell table:formula="of:=INDEX([.$A$1:.$A$2072]; 1585; 1)" office:value-type="float" office:value="287090824960" calcext:value-type="float">
            <text:p>287090824960</text:p>
          </table:table-cell>
          <table:table-cell table:formula="of:=[.$G$7] * [.$F$1594] + [.$G$8]" office:value-type="float" office:value="-185.335298249498" calcext:value-type="float">
            <text:p>-185.335298249498</text:p>
          </table:table-cell>
          <table:table-cell/>
          <table:table-cell table:formula="of:=INDEX([.$C$1:.$C$2072]; 1585; 1)" office:value-type="float" office:value="188800512000" calcext:value-type="float">
            <text:p>188800512000</text:p>
          </table:table-cell>
          <table:table-cell table:formula="of:=[.$J$7] * [.$I$1594] + [.$J$8]" office:value-type="float" office:value="105.466497791931" calcext:value-type="float">
            <text:p>105.466497791931</text:p>
          </table:table-cell>
        </table:table-row>
        <table:table-row table:style-name="ro1">
          <table:table-cell office:value-type="float" office:value="287091091968" calcext:value-type="float">
            <text:p>287091091968</text:p>
          </table:table-cell>
          <table:table-cell office:value-type="float" office:value="-174.483459472656" calcext:value-type="float">
            <text:p>-174.483459472656</text:p>
          </table:table-cell>
          <table:table-cell office:value-type="float" office:value="188800546560" calcext:value-type="float">
            <text:p>188800546560</text:p>
          </table:table-cell>
          <table:table-cell office:value-type="float" office:value="107.046569824219" calcext:value-type="float">
            <text:p>107.046569824219</text:p>
          </table:table-cell>
          <table:table-cell/>
          <table:table-cell table:formula="of:=INDEX([.$A$1:.$A$2072]; 1586; 1)" office:value-type="float" office:value="287090851072" calcext:value-type="float">
            <text:p>287090851072</text:p>
          </table:table-cell>
          <table:table-cell table:formula="of:=[.$G$7] * [.$F$1595] + [.$G$8]" office:value-type="float" office:value="-184.0878404174" calcext:value-type="float">
            <text:p>-184.0878404174</text:p>
          </table:table-cell>
          <table:table-cell/>
          <table:table-cell table:formula="of:=INDEX([.$C$1:.$C$2072]; 1586; 1)" office:value-type="float" office:value="188800516352" calcext:value-type="float">
            <text:p>188800516352</text:p>
          </table:table-cell>
          <table:table-cell table:formula="of:=[.$J$7] * [.$I$1595] + [.$J$8]" office:value-type="float" office:value="105.674565212801" calcext:value-type="float">
            <text:p>105.674565212801</text:p>
          </table:table-cell>
        </table:table-row>
        <table:table-row table:style-name="ro1">
          <table:table-cell office:value-type="float" office:value="287091156736" calcext:value-type="float">
            <text:p>287091156736</text:p>
          </table:table-cell>
          <table:table-cell office:value-type="float" office:value="-171.366104125977" calcext:value-type="float">
            <text:p>-171.366104125977</text:p>
          </table:table-cell>
          <table:table-cell office:value-type="float" office:value="188800555520" calcext:value-type="float">
            <text:p>188800555520</text:p>
          </table:table-cell>
          <table:table-cell office:value-type="float" office:value="107.42170715332" calcext:value-type="float">
            <text:p>107.42170715332</text:p>
          </table:table-cell>
          <table:table-cell/>
          <table:table-cell table:formula="of:=INDEX([.$A$1:.$A$2072]; 1587; 1)" office:value-type="float" office:value="287090864384" calcext:value-type="float">
            <text:p>287090864384</text:p>
          </table:table-cell>
          <table:table-cell table:formula="of:=[.$G$7] * [.$F$1596] + [.$G$8]" office:value-type="float" office:value="-183.451881522313" calcext:value-type="float">
            <text:p>-183.451881522313</text:p>
          </table:table-cell>
          <table:table-cell/>
          <table:table-cell table:formula="of:=INDEX([.$C$1:.$C$2072]; 1587; 1)" office:value-type="float" office:value="188800518144" calcext:value-type="float">
            <text:p>188800518144</text:p>
          </table:table-cell>
          <table:table-cell table:formula="of:=[.$J$7] * [.$I$1596] + [.$J$8]" office:value-type="float" office:value="105.760240033269" calcext:value-type="float">
            <text:p>105.760240033269</text:p>
          </table:table-cell>
        </table:table-row>
        <table:table-row table:style-name="ro1">
          <table:table-cell office:value-type="float" office:value="287091219968" calcext:value-type="float">
            <text:p>287091219968</text:p>
          </table:table-cell>
          <table:table-cell office:value-type="float" office:value="-168.302825927734" calcext:value-type="float">
            <text:p>-168.302825927734</text:p>
          </table:table-cell>
          <table:table-cell office:value-type="float" office:value="188800569856" calcext:value-type="float">
            <text:p>188800569856</text:p>
          </table:table-cell>
          <table:table-cell office:value-type="float" office:value="107.960678100586" calcext:value-type="float">
            <text:p>107.960678100586</text:p>
          </table:table-cell>
          <table:table-cell/>
          <table:table-cell table:formula="of:=INDEX([.$A$1:.$A$2072]; 1588; 1)" office:value-type="float" office:value="287090892032" calcext:value-type="float">
            <text:p>287090892032</text:p>
          </table:table-cell>
          <table:table-cell table:formula="of:=[.$G$7] * [.$F$1597] + [.$G$8]" office:value-type="float" office:value="-182.131043815985" calcext:value-type="float">
            <text:p>-182.131043815985</text:p>
          </table:table-cell>
          <table:table-cell/>
          <table:table-cell table:formula="of:=INDEX([.$C$1:.$C$2072]; 1588; 1)" office:value-type="float" office:value="188800521984" calcext:value-type="float">
            <text:p>188800521984</text:p>
          </table:table-cell>
          <table:table-cell table:formula="of:=[.$J$7] * [.$I$1597] + [.$J$8]" office:value-type="float" office:value="105.943828934804" calcext:value-type="float">
            <text:p>105.943828934804</text:p>
          </table:table-cell>
        </table:table-row>
        <table:table-row table:style-name="ro1">
          <table:table-cell office:value-type="float" office:value="287091251968" calcext:value-type="float">
            <text:p>287091251968</text:p>
          </table:table-cell>
          <table:table-cell office:value-type="float" office:value="-166.78337097168" calcext:value-type="float">
            <text:p>-166.78337097168</text:p>
          </table:table-cell>
          <table:table-cell office:value-type="float" office:value="188800577024" calcext:value-type="float">
            <text:p>188800577024</text:p>
          </table:table-cell>
          <table:table-cell office:value-type="float" office:value="108.281723022461" calcext:value-type="float">
            <text:p>108.281723022461</text:p>
          </table:table-cell>
          <table:table-cell/>
          <table:table-cell table:formula="of:=INDEX([.$A$1:.$A$2072]; 1589; 1)" office:value-type="float" office:value="287090920448" calcext:value-type="float">
            <text:p>287090920448</text:p>
          </table:table-cell>
          <table:table-cell table:formula="of:=[.$G$7] * [.$F$1598] + [.$G$8]" office:value-type="float" office:value="-180.773516174406" calcext:value-type="float">
            <text:p>-180.773516174406</text:p>
          </table:table-cell>
          <table:table-cell/>
          <table:table-cell table:formula="of:=INDEX([.$C$1:.$C$2072]; 1589; 1)" office:value-type="float" office:value="188800525824" calcext:value-type="float">
            <text:p>188800525824</text:p>
          </table:table-cell>
          <table:table-cell table:formula="of:=[.$J$7] * [.$I$1598] + [.$J$8]" office:value-type="float" office:value="106.127417836338" calcext:value-type="float">
            <text:p>106.127417836338</text:p>
          </table:table-cell>
        </table:table-row>
        <table:table-row table:style-name="ro1">
          <table:table-cell office:value-type="float" office:value="287091284736" calcext:value-type="float">
            <text:p>287091284736</text:p>
          </table:table-cell>
          <table:table-cell office:value-type="float" office:value="-165.235137939453" calcext:value-type="float">
            <text:p>-165.235137939453</text:p>
          </table:table-cell>
          <table:table-cell office:value-type="float" office:value="188800584960" calcext:value-type="float">
            <text:p>188800584960</text:p>
          </table:table-cell>
          <table:table-cell office:value-type="float" office:value="108.634910583496" calcext:value-type="float">
            <text:p>108.634910583496</text:p>
          </table:table-cell>
          <table:table-cell/>
          <table:table-cell table:formula="of:=INDEX([.$A$1:.$A$2072]; 1590; 1)" office:value-type="float" office:value="287090949888" calcext:value-type="float">
            <text:p>287090949888</text:p>
          </table:table-cell>
          <table:table-cell table:formula="of:=[.$G$7] * [.$F$1599] + [.$G$8]" office:value-type="float" office:value="-179.367068618536" calcext:value-type="float">
            <text:p>-179.367068618536</text:p>
          </table:table-cell>
          <table:table-cell/>
          <table:table-cell table:formula="of:=INDEX([.$C$1:.$C$2072]; 1590; 1)" office:value-type="float" office:value="188800529408" calcext:value-type="float">
            <text:p>188800529408</text:p>
          </table:table-cell>
          <table:table-cell table:formula="of:=[.$J$7] * [.$I$1599] + [.$J$8]" office:value-type="float" office:value="106.298767477274" calcext:value-type="float">
            <text:p>106.298767477274</text:p>
          </table:table-cell>
        </table:table-row>
        <table:table-row table:style-name="ro1">
          <table:table-cell office:value-type="float" office:value="287091317760" calcext:value-type="float">
            <text:p>287091317760</text:p>
          </table:table-cell>
          <table:table-cell office:value-type="float" office:value="-163.659393310547" calcext:value-type="float">
            <text:p>-163.659393310547</text:p>
          </table:table-cell>
          <table:table-cell office:value-type="float" office:value="188800593152" calcext:value-type="float">
            <text:p>188800593152</text:p>
          </table:table-cell>
          <table:table-cell office:value-type="float" office:value="109.016128540039" calcext:value-type="float">
            <text:p>109.016128540039</text:p>
          </table:table-cell>
          <table:table-cell/>
          <table:table-cell table:formula="of:=INDEX([.$A$1:.$A$2072]; 1591; 1)" office:value-type="float" office:value="287090964736" calcext:value-type="float">
            <text:p>287090964736</text:p>
          </table:table-cell>
          <table:table-cell table:formula="of:=[.$G$7] * [.$F$1600] + [.$G$8]" office:value-type="float" office:value="-178.657729851082" calcext:value-type="float">
            <text:p>-178.657729851082</text:p>
          </table:table-cell>
          <table:table-cell/>
          <table:table-cell table:formula="of:=INDEX([.$C$1:.$C$2072]; 1591; 1)" office:value-type="float" office:value="188800531456" calcext:value-type="float">
            <text:p>188800531456</text:p>
          </table:table-cell>
          <table:table-cell table:formula="of:=[.$J$7] * [.$I$1600] + [.$J$8]" office:value-type="float" office:value="106.396681558341" calcext:value-type="float">
            <text:p>106.396681558341</text:p>
          </table:table-cell>
        </table:table-row>
        <table:table-row table:style-name="ro1">
          <table:table-cell office:value-type="float" office:value="287091383808" calcext:value-type="float">
            <text:p>287091383808</text:p>
          </table:table-cell>
          <table:table-cell office:value-type="float" office:value="-160.491180419922" calcext:value-type="float">
            <text:p>-160.491180419922</text:p>
          </table:table-cell>
          <table:table-cell office:value-type="float" office:value="188800609792" calcext:value-type="float">
            <text:p>188800609792</text:p>
          </table:table-cell>
          <table:table-cell office:value-type="float" office:value="109.815505981445" calcext:value-type="float">
            <text:p>109.815505981445</text:p>
          </table:table-cell>
          <table:table-cell/>
          <table:table-cell table:formula="of:=INDEX([.$A$1:.$A$2072]; 1592; 1)" office:value-type="float" office:value="287090995456" calcext:value-type="float">
            <text:p>287090995456</text:p>
          </table:table-cell>
          <table:table-cell table:formula="of:=[.$G$7] * [.$F$1601] + [.$G$8]" office:value-type="float" office:value="-177.190132400021" calcext:value-type="float">
            <text:p>-177.190132400021</text:p>
          </table:table-cell>
          <table:table-cell/>
          <table:table-cell table:formula="of:=INDEX([.$C$1:.$C$2072]; 1592; 1)" office:value-type="float" office:value="188800535040" calcext:value-type="float">
            <text:p>188800535040</text:p>
          </table:table-cell>
          <table:table-cell table:formula="of:=[.$J$7] * [.$I$1601] + [.$J$8]" office:value-type="float" office:value="106.568031199276" calcext:value-type="float">
            <text:p>106.568031199276</text:p>
          </table:table-cell>
        </table:table-row>
        <table:table-row table:style-name="ro1">
          <table:table-cell office:value-type="float" office:value="287091417344" calcext:value-type="float">
            <text:p>287091417344</text:p>
          </table:table-cell>
          <table:table-cell office:value-type="float" office:value="-158.908126831055" calcext:value-type="float">
            <text:p>-158.908126831055</text:p>
          </table:table-cell>
          <table:table-cell office:value-type="float" office:value="188800616960" calcext:value-type="float">
            <text:p>188800616960</text:p>
          </table:table-cell>
          <table:table-cell office:value-type="float" office:value="110.213340759277" calcext:value-type="float">
            <text:p>110.213340759277</text:p>
          </table:table-cell>
          <table:table-cell/>
          <table:table-cell table:formula="of:=INDEX([.$A$1:.$A$2072]; 1593; 1)" office:value-type="float" office:value="287091026944" calcext:value-type="float">
            <text:p>287091026944</text:p>
          </table:table-cell>
          <table:table-cell table:formula="of:=[.$G$7] * [.$F$1602] + [.$G$8]" office:value-type="float" office:value="-175.685845013708" calcext:value-type="float">
            <text:p>-175.685845013708</text:p>
          </table:table-cell>
          <table:table-cell/>
          <table:table-cell table:formula="of:=INDEX([.$C$1:.$C$2072]; 1593; 1)" office:value-type="float" office:value="188800538880" calcext:value-type="float">
            <text:p>188800538880</text:p>
          </table:table-cell>
          <table:table-cell table:formula="of:=[.$J$7] * [.$I$1602] + [.$J$8]" office:value-type="float" office:value="106.751620100811" calcext:value-type="float">
            <text:p>106.751620100811</text:p>
          </table:table-cell>
        </table:table-row>
        <table:table-row table:style-name="ro1">
          <table:table-cell office:value-type="float" office:value="287091450880" calcext:value-type="float">
            <text:p>287091450880</text:p>
          </table:table-cell>
          <table:table-cell office:value-type="float" office:value="-157.309463500977" calcext:value-type="float">
            <text:p>-157.309463500977</text:p>
          </table:table-cell>
          <table:table-cell office:value-type="float" office:value="188800624128" calcext:value-type="float">
            <text:p>188800624128</text:p>
          </table:table-cell>
          <table:table-cell office:value-type="float" office:value="110.576103210449" calcext:value-type="float">
            <text:p>110.576103210449</text:p>
          </table:table-cell>
          <table:table-cell/>
          <table:table-cell table:formula="of:=INDEX([.$A$1:.$A$2072]; 1594; 1)" office:value-type="float" office:value="287091059200" calcext:value-type="float">
            <text:p>287091059200</text:p>
          </table:table-cell>
          <table:table-cell table:formula="of:=[.$G$7] * [.$F$1603] + [.$G$8]" office:value-type="float" office:value="-174.14486769028" calcext:value-type="float">
            <text:p>-174.14486769028</text:p>
          </table:table-cell>
          <table:table-cell/>
          <table:table-cell table:formula="of:=INDEX([.$C$1:.$C$2072]; 1594; 1)" office:value-type="float" office:value="188800542720" calcext:value-type="float">
            <text:p>188800542720</text:p>
          </table:table-cell>
          <table:table-cell table:formula="of:=[.$J$7] * [.$I$1603] + [.$J$8]" office:value-type="float" office:value="106.935209000483" calcext:value-type="float">
            <text:p>106.935209000483</text:p>
          </table:table-cell>
        </table:table-row>
        <table:table-row table:style-name="ro1">
          <table:table-cell office:value-type="float" office:value="287091518976" calcext:value-type="float">
            <text:p>287091518976</text:p>
          </table:table-cell>
          <table:table-cell office:value-type="float" office:value="-154.06803894043" calcext:value-type="float">
            <text:p>-154.06803894043</text:p>
          </table:table-cell>
          <table:table-cell office:value-type="float" office:value="188800638720" calcext:value-type="float">
            <text:p>188800638720</text:p>
          </table:table-cell>
          <table:table-cell office:value-type="float" office:value="111.289375305176" calcext:value-type="float">
            <text:p>111.289375305176</text:p>
          </table:table-cell>
          <table:table-cell/>
          <table:table-cell table:formula="of:=INDEX([.$A$1:.$A$2072]; 1595; 1)" office:value-type="float" office:value="287091091968" calcext:value-type="float">
            <text:p>287091091968</text:p>
          </table:table-cell>
          <table:table-cell table:formula="of:=[.$G$7] * [.$F$1604] + [.$G$8]" office:value-type="float" office:value="-172.579430410638" calcext:value-type="float">
            <text:p>-172.579430410638</text:p>
          </table:table-cell>
          <table:table-cell/>
          <table:table-cell table:formula="of:=INDEX([.$C$1:.$C$2072]; 1595; 1)" office:value-type="float" office:value="188800546560" calcext:value-type="float">
            <text:p>188800546560</text:p>
          </table:table-cell>
          <table:table-cell table:formula="of:=[.$J$7] * [.$I$1604] + [.$J$8]" office:value-type="float" office:value="107.118797902018" calcext:value-type="float">
            <text:p>107.118797902018</text:p>
          </table:table-cell>
        </table:table-row>
        <table:table-row table:style-name="ro1">
          <table:table-cell office:value-type="float" office:value="287091552512" calcext:value-type="float">
            <text:p>287091552512</text:p>
          </table:table-cell>
          <table:table-cell office:value-type="float" office:value="-152.450546264648" calcext:value-type="float">
            <text:p>-152.450546264648</text:p>
          </table:table-cell>
          <table:table-cell office:value-type="float" office:value="188800645632" calcext:value-type="float">
            <text:p>188800645632</text:p>
          </table:table-cell>
          <table:table-cell office:value-type="float" office:value="111.629058837891" calcext:value-type="float">
            <text:p>111.629058837891</text:p>
          </table:table-cell>
          <table:table-cell/>
          <table:table-cell table:formula="of:=INDEX([.$A$1:.$A$2072]; 1596; 1)" office:value-type="float" office:value="287091156736" calcext:value-type="float">
            <text:p>287091156736</text:p>
          </table:table-cell>
          <table:table-cell table:formula="of:=[.$G$7] * [.$F$1605] + [.$G$8]" office:value-type="float" office:value="-169.485245784745" calcext:value-type="float">
            <text:p>-169.485245784745</text:p>
          </table:table-cell>
          <table:table-cell/>
          <table:table-cell table:formula="of:=INDEX([.$C$1:.$C$2072]; 1596; 1)" office:value-type="float" office:value="188800555520" calcext:value-type="float">
            <text:p>188800555520</text:p>
          </table:table-cell>
          <table:table-cell table:formula="of:=[.$J$7] * [.$I$1605] + [.$J$8]" office:value-type="float" office:value="107.547172004357" calcext:value-type="float">
            <text:p>107.547172004357</text:p>
          </table:table-cell>
        </table:table-row>
        <table:table-row table:style-name="ro1">
          <table:table-cell office:value-type="float" office:value="287091585792" calcext:value-type="float">
            <text:p>287091585792</text:p>
          </table:table-cell>
          <table:table-cell office:value-type="float" office:value="-150.84928894043" calcext:value-type="float">
            <text:p>-150.84928894043</text:p>
          </table:table-cell>
          <table:table-cell office:value-type="float" office:value="188800652032" calcext:value-type="float">
            <text:p>188800652032</text:p>
          </table:table-cell>
          <table:table-cell office:value-type="float" office:value="111.959091186523" calcext:value-type="float">
            <text:p>111.959091186523</text:p>
          </table:table-cell>
          <table:table-cell/>
          <table:table-cell table:formula="of:=INDEX([.$A$1:.$A$2072]; 1597; 1)" office:value-type="float" office:value="287091219968" calcext:value-type="float">
            <text:p>287091219968</text:p>
          </table:table-cell>
          <table:table-cell table:formula="of:=[.$G$7] * [.$F$1606] + [.$G$8]" office:value-type="float" office:value="-166.46444103308" calcext:value-type="float">
            <text:p>-166.46444103308</text:p>
          </table:table-cell>
          <table:table-cell/>
          <table:table-cell table:formula="of:=INDEX([.$C$1:.$C$2072]; 1597; 1)" office:value-type="float" office:value="188800569856" calcext:value-type="float">
            <text:p>188800569856</text:p>
          </table:table-cell>
          <table:table-cell table:formula="of:=[.$J$7] * [.$I$1606] + [.$J$8]" office:value-type="float" office:value="108.2325705681" calcext:value-type="float">
            <text:p>108.2325705681</text:p>
          </table:table-cell>
        </table:table-row>
        <table:table-row table:style-name="ro1">
          <table:table-cell office:value-type="float" office:value="287091619328" calcext:value-type="float">
            <text:p>287091619328</text:p>
          </table:table-cell>
          <table:table-cell office:value-type="float" office:value="-149.253341674805" calcext:value-type="float">
            <text:p>-149.253341674805</text:p>
          </table:table-cell>
          <table:table-cell office:value-type="float" office:value="188800657152" calcext:value-type="float">
            <text:p>188800657152</text:p>
          </table:table-cell>
          <table:table-cell office:value-type="float" office:value="112.254722595215" calcext:value-type="float">
            <text:p>112.254722595215</text:p>
          </table:table-cell>
          <table:table-cell/>
          <table:table-cell table:formula="of:=INDEX([.$A$1:.$A$2072]; 1598; 1)" office:value-type="float" office:value="287091251968" calcext:value-type="float">
            <text:p>287091251968</text:p>
          </table:table-cell>
          <table:table-cell table:formula="of:=[.$G$7] * [.$F$1607] + [.$G$8]" office:value-type="float" office:value="-164.935693688691" calcext:value-type="float">
            <text:p>-164.935693688691</text:p>
          </table:table-cell>
          <table:table-cell/>
          <table:table-cell table:formula="of:=INDEX([.$C$1:.$C$2072]; 1598; 1)" office:value-type="float" office:value="188800577024" calcext:value-type="float">
            <text:p>188800577024</text:p>
          </table:table-cell>
          <table:table-cell table:formula="of:=[.$J$7] * [.$I$1607] + [.$J$8]" office:value-type="float" office:value="108.575269849971" calcext:value-type="float">
            <text:p>108.575269849971</text:p>
          </table:table-cell>
        </table:table-row>
        <table:table-row table:style-name="ro1">
          <table:table-cell office:value-type="float" office:value="287091652608" calcext:value-type="float">
            <text:p>287091652608</text:p>
          </table:table-cell>
          <table:table-cell office:value-type="float" office:value="-147.657409667969" calcext:value-type="float">
            <text:p>-147.657409667969</text:p>
          </table:table-cell>
          <table:table-cell office:value-type="float" office:value="188800662784" calcext:value-type="float">
            <text:p>188800662784</text:p>
          </table:table-cell>
          <table:table-cell office:value-type="float" office:value="112.529167175293" calcext:value-type="float">
            <text:p>112.529167175293</text:p>
          </table:table-cell>
          <table:table-cell/>
          <table:table-cell table:formula="of:=INDEX([.$A$1:.$A$2072]; 1599; 1)" office:value-type="float" office:value="287091284736" calcext:value-type="float">
            <text:p>287091284736</text:p>
          </table:table-cell>
          <table:table-cell table:formula="of:=[.$G$7] * [.$F$1608] + [.$G$8]" office:value-type="float" office:value="-163.370256409049" calcext:value-type="float">
            <text:p>-163.370256409049</text:p>
          </table:table-cell>
          <table:table-cell/>
          <table:table-cell table:formula="of:=INDEX([.$C$1:.$C$2072]; 1599; 1)" office:value-type="float" office:value="188800584960" calcext:value-type="float">
            <text:p>188800584960</text:p>
          </table:table-cell>
          <table:table-cell table:formula="of:=[.$J$7] * [.$I$1608] + [.$J$8]" office:value-type="float" office:value="108.954686911777" calcext:value-type="float">
            <text:p>108.954686911777</text:p>
          </table:table-cell>
        </table:table-row>
        <table:table-row table:style-name="ro1">
          <table:table-cell office:value-type="float" office:value="287091685632" calcext:value-type="float">
            <text:p>287091685632</text:p>
          </table:table-cell>
          <table:table-cell office:value-type="float" office:value="-146.072799682617" calcext:value-type="float">
            <text:p>-146.072799682617</text:p>
          </table:table-cell>
          <table:table-cell office:value-type="float" office:value="188800667904" calcext:value-type="float">
            <text:p>188800667904</text:p>
          </table:table-cell>
          <table:table-cell office:value-type="float" office:value="112.793388366699" calcext:value-type="float">
            <text:p>112.793388366699</text:p>
          </table:table-cell>
          <table:table-cell/>
          <table:table-cell table:formula="of:=INDEX([.$A$1:.$A$2072]; 1600; 1)" office:value-type="float" office:value="287091317760" calcext:value-type="float">
            <text:p>287091317760</text:p>
          </table:table-cell>
          <table:table-cell table:formula="of:=[.$G$7] * [.$F$1609] + [.$G$8]" office:value-type="float" office:value="-161.792589150369" calcext:value-type="float">
            <text:p>-161.792589150369</text:p>
          </table:table-cell>
          <table:table-cell/>
          <table:table-cell table:formula="of:=INDEX([.$C$1:.$C$2072]; 1600; 1)" office:value-type="float" office:value="188800593152" calcext:value-type="float">
            <text:p>188800593152</text:p>
          </table:table-cell>
          <table:table-cell table:formula="of:=[.$J$7] * [.$I$1609] + [.$J$8]" office:value-type="float" office:value="109.346343234181" calcext:value-type="float">
            <text:p>109.346343234181</text:p>
          </table:table-cell>
        </table:table-row>
        <table:table-row table:style-name="ro1">
          <table:table-cell office:value-type="float" office:value="287091717888" calcext:value-type="float">
            <text:p>287091717888</text:p>
          </table:table-cell>
          <table:table-cell office:value-type="float" office:value="-144.508926391602" calcext:value-type="float">
            <text:p>-144.508926391602</text:p>
          </table:table-cell>
          <table:table-cell office:value-type="float" office:value="188800673024" calcext:value-type="float">
            <text:p>188800673024</text:p>
          </table:table-cell>
          <table:table-cell office:value-type="float" office:value="113.042976379395" calcext:value-type="float">
            <text:p>113.042976379395</text:p>
          </table:table-cell>
          <table:table-cell/>
          <table:table-cell table:formula="of:=INDEX([.$A$1:.$A$2072]; 1601; 1)" office:value-type="float" office:value="287091383808" calcext:value-type="float">
            <text:p>287091383808</text:p>
          </table:table-cell>
          <table:table-cell table:formula="of:=[.$G$7] * [.$F$1610] + [.$G$8]" office:value-type="float" office:value="-158.637254631147" calcext:value-type="float">
            <text:p>-158.637254631147</text:p>
          </table:table-cell>
          <table:table-cell/>
          <table:table-cell table:formula="of:=INDEX([.$C$1:.$C$2072]; 1601; 1)" office:value-type="float" office:value="188800609792" calcext:value-type="float">
            <text:p>188800609792</text:p>
          </table:table-cell>
          <table:table-cell table:formula="of:=[.$J$7] * [.$I$1610] + [.$J$8]" office:value-type="float" office:value="110.14189513959" calcext:value-type="float">
            <text:p>110.14189513959</text:p>
          </table:table-cell>
        </table:table-row>
        <table:table-row table:style-name="ro1">
          <table:table-cell office:value-type="float" office:value="287091750144" calcext:value-type="float">
            <text:p>287091750144</text:p>
          </table:table-cell>
          <table:table-cell office:value-type="float" office:value="-142.967376708984" calcext:value-type="float">
            <text:p>-142.967376708984</text:p>
          </table:table-cell>
          <table:table-cell office:value-type="float" office:value="188800676864" calcext:value-type="float">
            <text:p>188800676864</text:p>
          </table:table-cell>
          <table:table-cell office:value-type="float" office:value="113.273933410645" calcext:value-type="float">
            <text:p>113.273933410645</text:p>
          </table:table-cell>
          <table:table-cell/>
          <table:table-cell table:formula="of:=INDEX([.$A$1:.$A$2072]; 1602; 1)" office:value-type="float" office:value="287091417344" calcext:value-type="float">
            <text:p>287091417344</text:p>
          </table:table-cell>
          <table:table-cell table:formula="of:=[.$G$7] * [.$F$1611] + [.$G$8]" office:value-type="float" office:value="-157.03512741439" calcext:value-type="float">
            <text:p>-157.03512741439</text:p>
          </table:table-cell>
          <table:table-cell/>
          <table:table-cell table:formula="of:=INDEX([.$C$1:.$C$2072]; 1602; 1)" office:value-type="float" office:value="188800616960" calcext:value-type="float">
            <text:p>188800616960</text:p>
          </table:table-cell>
          <table:table-cell table:formula="of:=[.$J$7] * [.$I$1611] + [.$J$8]" office:value-type="float" office:value="110.484594421461" calcext:value-type="float">
            <text:p>110.484594421461</text:p>
          </table:table-cell>
        </table:table-row>
        <table:table-row table:style-name="ro1">
          <table:table-cell office:value-type="float" office:value="287091782400" calcext:value-type="float">
            <text:p>287091782400</text:p>
          </table:table-cell>
          <table:table-cell office:value-type="float" office:value="-141.431991577148" calcext:value-type="float">
            <text:p>-141.431991577148</text:p>
          </table:table-cell>
          <table:table-cell office:value-type="float" office:value="188800680448" calcext:value-type="float">
            <text:p>188800680448</text:p>
          </table:table-cell>
          <table:table-cell office:value-type="float" office:value="113.462448120117" calcext:value-type="float">
            <text:p>113.462448120117</text:p>
          </table:table-cell>
          <table:table-cell/>
          <table:table-cell table:formula="of:=INDEX([.$A$1:.$A$2072]; 1603; 1)" office:value-type="float" office:value="287091450880" calcext:value-type="float">
            <text:p>287091450880</text:p>
          </table:table-cell>
          <table:table-cell table:formula="of:=[.$G$7] * [.$F$1612] + [.$G$8]" office:value-type="float" office:value="-155.433000197634" calcext:value-type="float">
            <text:p>-155.433000197634</text:p>
          </table:table-cell>
          <table:table-cell/>
          <table:table-cell table:formula="of:=INDEX([.$C$1:.$C$2072]; 1603; 1)" office:value-type="float" office:value="188800624128" calcext:value-type="float">
            <text:p>188800624128</text:p>
          </table:table-cell>
          <table:table-cell table:formula="of:=[.$J$7] * [.$I$1612] + [.$J$8]" office:value-type="float" office:value="110.827293703333" calcext:value-type="float">
            <text:p>110.827293703333</text:p>
          </table:table-cell>
        </table:table-row>
        <table:table-row table:style-name="ro1">
          <table:table-cell office:value-type="float" office:value="287091814400" calcext:value-type="float">
            <text:p>287091814400</text:p>
          </table:table-cell>
          <table:table-cell office:value-type="float" office:value="-139.899490356445" calcext:value-type="float">
            <text:p>-139.899490356445</text:p>
          </table:table-cell>
          <table:table-cell office:value-type="float" office:value="188800684032" calcext:value-type="float">
            <text:p>188800684032</text:p>
          </table:table-cell>
          <table:table-cell office:value-type="float" office:value="113.645133972168" calcext:value-type="float">
            <text:p>113.645133972168</text:p>
          </table:table-cell>
          <table:table-cell/>
          <table:table-cell table:formula="of:=INDEX([.$A$1:.$A$2072]; 1604; 1)" office:value-type="float" office:value="287091518976" calcext:value-type="float">
            <text:p>287091518976</text:p>
          </table:table-cell>
          <table:table-cell table:formula="of:=[.$G$7] * [.$F$1613] + [.$G$8]" office:value-type="float" office:value="-152.179825849831" calcext:value-type="float">
            <text:p>-152.179825849831</text:p>
          </table:table-cell>
          <table:table-cell/>
          <table:table-cell table:formula="of:=INDEX([.$C$1:.$C$2072]; 1604; 1)" office:value-type="float" office:value="188800638720" calcext:value-type="float">
            <text:p>188800638720</text:p>
          </table:table-cell>
          <table:table-cell table:formula="of:=[.$J$7] * [.$I$1613] + [.$J$8]" office:value-type="float" office:value="111.524931527674" calcext:value-type="float">
            <text:p>111.524931527674</text:p>
          </table:table-cell>
        </table:table-row>
        <table:table-row table:style-name="ro1">
          <table:table-cell office:value-type="float" office:value="287091846400" calcext:value-type="float">
            <text:p>287091846400</text:p>
          </table:table-cell>
          <table:table-cell office:value-type="float" office:value="-138.368942260742" calcext:value-type="float">
            <text:p>-138.368942260742</text:p>
          </table:table-cell>
          <table:table-cell office:value-type="float" office:value="188800687360" calcext:value-type="float">
            <text:p>188800687360</text:p>
          </table:table-cell>
          <table:table-cell office:value-type="float" office:value="113.817153930664" calcext:value-type="float">
            <text:p>113.817153930664</text:p>
          </table:table-cell>
          <table:table-cell/>
          <table:table-cell table:formula="of:=INDEX([.$A$1:.$A$2072]; 1605; 1)" office:value-type="float" office:value="287091552512" calcext:value-type="float">
            <text:p>287091552512</text:p>
          </table:table-cell>
          <table:table-cell table:formula="of:=[.$G$7] * [.$F$1614] + [.$G$8]" office:value-type="float" office:value="-150.577698633075" calcext:value-type="float">
            <text:p>-150.577698633075</text:p>
          </table:table-cell>
          <table:table-cell/>
          <table:table-cell table:formula="of:=INDEX([.$C$1:.$C$2072]; 1605; 1)" office:value-type="float" office:value="188800645632" calcext:value-type="float">
            <text:p>188800645632</text:p>
          </table:table-cell>
          <table:table-cell table:formula="of:=[.$J$7] * [.$I$1614] + [.$J$8]" office:value-type="float" office:value="111.855391548947" calcext:value-type="float">
            <text:p>111.855391548947</text:p>
          </table:table-cell>
        </table:table-row>
        <table:table-row table:style-name="ro1">
          <table:table-cell office:value-type="float" office:value="287091878400" calcext:value-type="float">
            <text:p>287091878400</text:p>
          </table:table-cell>
          <table:table-cell office:value-type="float" office:value="-136.840560913086" calcext:value-type="float">
            <text:p>-136.840560913086</text:p>
          </table:table-cell>
          <table:table-cell office:value-type="float" office:value="188800690944" calcext:value-type="float">
            <text:p>188800690944</text:p>
          </table:table-cell>
          <table:table-cell office:value-type="float" office:value="113.980407714844" calcext:value-type="float">
            <text:p>113.980407714844</text:p>
          </table:table-cell>
          <table:table-cell/>
          <table:table-cell table:formula="of:=INDEX([.$A$1:.$A$2072]; 1606; 1)" office:value-type="float" office:value="287091585792" calcext:value-type="float">
            <text:p>287091585792</text:p>
          </table:table-cell>
          <table:table-cell table:formula="of:=[.$G$7] * [.$F$1615] + [.$G$8]" office:value-type="float" office:value="-148.987801395357" calcext:value-type="float">
            <text:p>-148.987801395357</text:p>
          </table:table-cell>
          <table:table-cell/>
          <table:table-cell table:formula="of:=INDEX([.$C$1:.$C$2072]; 1606; 1)" office:value-type="float" office:value="188800652032" calcext:value-type="float">
            <text:p>188800652032</text:p>
          </table:table-cell>
          <table:table-cell table:formula="of:=[.$J$7] * [.$I$1615] + [.$J$8]" office:value-type="float" office:value="112.161373050883" calcext:value-type="float">
            <text:p>112.161373050883</text:p>
          </table:table-cell>
        </table:table-row>
        <table:table-row table:style-name="ro1">
          <table:table-cell office:value-type="float" office:value="287091910144" calcext:value-type="float">
            <text:p>287091910144</text:p>
          </table:table-cell>
          <table:table-cell office:value-type="float" office:value="-135.314743041992" calcext:value-type="float">
            <text:p>-135.314743041992</text:p>
          </table:table-cell>
          <table:table-cell office:value-type="float" office:value="188800694016" calcext:value-type="float">
            <text:p>188800694016</text:p>
          </table:table-cell>
          <table:table-cell office:value-type="float" office:value="114.138603210449" calcext:value-type="float">
            <text:p>114.138603210449</text:p>
          </table:table-cell>
          <table:table-cell/>
          <table:table-cell table:formula="of:=INDEX([.$A$1:.$A$2072]; 1607; 1)" office:value-type="float" office:value="287091619328" calcext:value-type="float">
            <text:p>287091619328</text:p>
          </table:table-cell>
          <table:table-cell table:formula="of:=[.$G$7] * [.$F$1616] + [.$G$8]" office:value-type="float" office:value="-147.3856741786" calcext:value-type="float">
            <text:p>-147.3856741786</text:p>
          </table:table-cell>
          <table:table-cell/>
          <table:table-cell table:formula="of:=INDEX([.$C$1:.$C$2072]; 1607; 1)" office:value-type="float" office:value="188800657152" calcext:value-type="float">
            <text:p>188800657152</text:p>
          </table:table-cell>
          <table:table-cell table:formula="of:=[.$J$7] * [.$I$1616] + [.$J$8]" office:value-type="float" office:value="112.406158253551" calcext:value-type="float">
            <text:p>112.406158253551</text:p>
          </table:table-cell>
        </table:table-row>
        <table:table-row table:style-name="ro1">
          <table:table-cell office:value-type="float" office:value="287091971072" calcext:value-type="float">
            <text:p>287091971072</text:p>
          </table:table-cell>
          <table:table-cell office:value-type="float" office:value="-132.351181030273" calcext:value-type="float">
            <text:p>-132.351181030273</text:p>
          </table:table-cell>
          <table:table-cell office:value-type="float" office:value="188800700416" calcext:value-type="float">
            <text:p>188800700416</text:p>
          </table:table-cell>
          <table:table-cell office:value-type="float" office:value="114.440483093262" calcext:value-type="float">
            <text:p>114.440483093262</text:p>
          </table:table-cell>
          <table:table-cell/>
          <table:table-cell table:formula="of:=INDEX([.$A$1:.$A$2072]; 1608; 1)" office:value-type="float" office:value="287091652608" calcext:value-type="float">
            <text:p>287091652608</text:p>
          </table:table-cell>
          <table:table-cell table:formula="of:=[.$G$7] * [.$F$1617] + [.$G$8]" office:value-type="float" office:value="-145.795776940882" calcext:value-type="float">
            <text:p>-145.795776940882</text:p>
          </table:table-cell>
          <table:table-cell/>
          <table:table-cell table:formula="of:=INDEX([.$C$1:.$C$2072]; 1608; 1)" office:value-type="float" office:value="188800662784" calcext:value-type="float">
            <text:p>188800662784</text:p>
          </table:table-cell>
          <table:table-cell table:formula="of:=[.$J$7] * [.$I$1617] + [.$J$8]" office:value-type="float" office:value="112.67542197369" calcext:value-type="float">
            <text:p>112.67542197369</text:p>
          </table:table-cell>
        </table:table-row>
        <table:table-row table:style-name="ro1">
          <table:table-cell office:value-type="float" office:value="287092000512" calcext:value-type="float">
            <text:p>287092000512</text:p>
          </table:table-cell>
          <table:table-cell office:value-type="float" office:value="-130.922760009766" calcext:value-type="float">
            <text:p>-130.922760009766</text:p>
          </table:table-cell>
          <table:table-cell office:value-type="float" office:value="188800703488" calcext:value-type="float">
            <text:p>188800703488</text:p>
          </table:table-cell>
          <table:table-cell office:value-type="float" office:value="114.585166931152" calcext:value-type="float">
            <text:p>114.585166931152</text:p>
          </table:table-cell>
          <table:table-cell/>
          <table:table-cell table:formula="of:=INDEX([.$A$1:.$A$2072]; 1609; 1)" office:value-type="float" office:value="287091685632" calcext:value-type="float">
            <text:p>287091685632</text:p>
          </table:table-cell>
          <table:table-cell table:formula="of:=[.$G$7] * [.$F$1618] + [.$G$8]" office:value-type="float" office:value="-144.218109682202" calcext:value-type="float">
            <text:p>-144.218109682202</text:p>
          </table:table-cell>
          <table:table-cell/>
          <table:table-cell table:formula="of:=INDEX([.$C$1:.$C$2072]; 1609; 1)" office:value-type="float" office:value="188800667904" calcext:value-type="float">
            <text:p>188800667904</text:p>
          </table:table-cell>
          <table:table-cell table:formula="of:=[.$J$7] * [.$I$1618] + [.$J$8]" office:value-type="float" office:value="112.920207176358" calcext:value-type="float">
            <text:p>112.920207176358</text:p>
          </table:table-cell>
        </table:table-row>
        <table:table-row table:style-name="ro1">
          <table:table-cell office:value-type="float" office:value="287092014848" calcext:value-type="float">
            <text:p>287092014848</text:p>
          </table:table-cell>
          <table:table-cell office:value-type="float" office:value="-130.223373413086" calcext:value-type="float">
            <text:p>-130.223373413086</text:p>
          </table:table-cell>
          <table:table-cell office:value-type="float" office:value="188800704768" calcext:value-type="float">
            <text:p>188800704768</text:p>
          </table:table-cell>
          <table:table-cell office:value-type="float" office:value="114.655944824219" calcext:value-type="float">
            <text:p>114.655944824219</text:p>
          </table:table-cell>
          <table:table-cell/>
          <table:table-cell table:formula="of:=INDEX([.$A$1:.$A$2072]; 1610; 1)" office:value-type="float" office:value="287091717888" calcext:value-type="float">
            <text:p>287091717888</text:p>
          </table:table-cell>
          <table:table-cell table:formula="of:=[.$G$7] * [.$F$1619] + [.$G$8]" office:value-type="float" office:value="-142.677132358775" calcext:value-type="float">
            <text:p>-142.677132358775</text:p>
          </table:table-cell>
          <table:table-cell/>
          <table:table-cell table:formula="of:=INDEX([.$C$1:.$C$2072]; 1610; 1)" office:value-type="float" office:value="188800673024" calcext:value-type="float">
            <text:p>188800673024</text:p>
          </table:table-cell>
          <table:table-cell table:formula="of:=[.$J$7] * [.$I$1619] + [.$J$8]" office:value-type="float" office:value="113.164992377162" calcext:value-type="float">
            <text:p>113.164992377162</text:p>
          </table:table-cell>
        </table:table-row>
        <table:table-row table:style-name="ro1">
          <table:table-cell office:value-type="float" office:value="287092043008" calcext:value-type="float">
            <text:p>287092043008</text:p>
          </table:table-cell>
          <table:table-cell office:value-type="float" office:value="-128.855850219727" calcext:value-type="float">
            <text:p>-128.855850219727</text:p>
          </table:table-cell>
          <table:table-cell office:value-type="float" office:value="188800707840" calcext:value-type="float">
            <text:p>188800707840</text:p>
          </table:table-cell>
          <table:table-cell office:value-type="float" office:value="114.794326782227" calcext:value-type="float">
            <text:p>114.794326782227</text:p>
          </table:table-cell>
          <table:table-cell/>
          <table:table-cell table:formula="of:=INDEX([.$A$1:.$A$2072]; 1611; 1)" office:value-type="float" office:value="287091750144" calcext:value-type="float">
            <text:p>287091750144</text:p>
          </table:table-cell>
          <table:table-cell table:formula="of:=[.$G$7] * [.$F$1620] + [.$G$8]" office:value-type="float" office:value="-141.136155035347" calcext:value-type="float">
            <text:p>-141.136155035347</text:p>
          </table:table-cell>
          <table:table-cell/>
          <table:table-cell table:formula="of:=INDEX([.$C$1:.$C$2072]; 1611; 1)" office:value-type="float" office:value="188800676864" calcext:value-type="float">
            <text:p>188800676864</text:p>
          </table:table-cell>
          <table:table-cell table:formula="of:=[.$J$7] * [.$I$1620] + [.$J$8]" office:value-type="float" office:value="113.348581278697" calcext:value-type="float">
            <text:p>113.348581278697</text:p>
          </table:table-cell>
        </table:table-row>
        <table:table-row table:style-name="ro1">
          <table:table-cell office:value-type="float" office:value="287092070144" calcext:value-type="float">
            <text:p>287092070144</text:p>
          </table:table-cell>
          <table:table-cell office:value-type="float" office:value="-127.531211853027" calcext:value-type="float">
            <text:p>-127.531211853027</text:p>
          </table:table-cell>
          <table:table-cell office:value-type="float" office:value="188800710400" calcext:value-type="float">
            <text:p>188800710400</text:p>
          </table:table-cell>
          <table:table-cell office:value-type="float" office:value="114.928405761719" calcext:value-type="float">
            <text:p>114.928405761719</text:p>
          </table:table-cell>
          <table:table-cell/>
          <table:table-cell table:formula="of:=INDEX([.$A$1:.$A$2072]; 1612; 1)" office:value-type="float" office:value="287091782400" calcext:value-type="float">
            <text:p>287091782400</text:p>
          </table:table-cell>
          <table:table-cell table:formula="of:=[.$G$7] * [.$F$1621] + [.$G$8]" office:value-type="float" office:value="-139.595177711919" calcext:value-type="float">
            <text:p>-139.595177711919</text:p>
          </table:table-cell>
          <table:table-cell/>
          <table:table-cell table:formula="of:=INDEX([.$C$1:.$C$2072]; 1612; 1)" office:value-type="float" office:value="188800680448" calcext:value-type="float">
            <text:p>188800680448</text:p>
          </table:table-cell>
          <table:table-cell table:formula="of:=[.$J$7] * [.$I$1621] + [.$J$8]" office:value-type="float" office:value="113.519930919632" calcext:value-type="float">
            <text:p>113.519930919632</text:p>
          </table:table-cell>
        </table:table-row>
        <table:table-row table:style-name="ro1">
          <table:table-cell office:value-type="float" office:value="287092096768" calcext:value-type="float">
            <text:p>287092096768</text:p>
          </table:table-cell>
          <table:table-cell office:value-type="float" office:value="-126.249656677246" calcext:value-type="float">
            <text:p>-126.249656677246</text:p>
          </table:table-cell>
          <table:table-cell office:value-type="float" office:value="188800711936" calcext:value-type="float">
            <text:p>188800711936</text:p>
          </table:table-cell>
          <table:table-cell office:value-type="float" office:value="115.050964355469" calcext:value-type="float">
            <text:p>115.050964355469</text:p>
          </table:table-cell>
          <table:table-cell/>
          <table:table-cell table:formula="of:=INDEX([.$A$1:.$A$2072]; 1613; 1)" office:value-type="float" office:value="287091814400" calcext:value-type="float">
            <text:p>287091814400</text:p>
          </table:table-cell>
          <table:table-cell table:formula="of:=[.$G$7] * [.$F$1622] + [.$G$8]" office:value-type="float" office:value="-138.066430369392" calcext:value-type="float">
            <text:p>-138.066430369392</text:p>
          </table:table-cell>
          <table:table-cell/>
          <table:table-cell table:formula="of:=INDEX([.$C$1:.$C$2072]; 1613; 1)" office:value-type="float" office:value="188800684032" calcext:value-type="float">
            <text:p>188800684032</text:p>
          </table:table-cell>
          <table:table-cell table:formula="of:=[.$J$7] * [.$I$1622] + [.$J$8]" office:value-type="float" office:value="113.691280560568" calcext:value-type="float">
            <text:p>113.691280560568</text:p>
          </table:table-cell>
        </table:table-row>
        <table:table-row table:style-name="ro1">
          <table:table-cell office:value-type="float" office:value="287092109568" calcext:value-type="float">
            <text:p>287092109568</text:p>
          </table:table-cell>
          <table:table-cell office:value-type="float" office:value="-125.623970031738" calcext:value-type="float">
            <text:p>-125.623970031738</text:p>
          </table:table-cell>
          <table:table-cell office:value-type="float" office:value="188800712704" calcext:value-type="float">
            <text:p>188800712704</text:p>
          </table:table-cell>
          <table:table-cell office:value-type="float" office:value="115.094932556152" calcext:value-type="float">
            <text:p>115.094932556152</text:p>
          </table:table-cell>
          <table:table-cell/>
          <table:table-cell table:formula="of:=INDEX([.$A$1:.$A$2072]; 1614; 1)" office:value-type="float" office:value="287091846400" calcext:value-type="float">
            <text:p>287091846400</text:p>
          </table:table-cell>
          <table:table-cell table:formula="of:=[.$G$7] * [.$F$1623] + [.$G$8]" office:value-type="float" office:value="-136.537683025002" calcext:value-type="float">
            <text:p>-136.537683025002</text:p>
          </table:table-cell>
          <table:table-cell/>
          <table:table-cell table:formula="of:=INDEX([.$C$1:.$C$2072]; 1614; 1)" office:value-type="float" office:value="188800687360" calcext:value-type="float">
            <text:p>188800687360</text:p>
          </table:table-cell>
          <table:table-cell table:formula="of:=[.$J$7] * [.$I$1623] + [.$J$8]" office:value-type="float" office:value="113.850390940905" calcext:value-type="float">
            <text:p>113.850390940905</text:p>
          </table:table-cell>
        </table:table-row>
        <table:table-row table:style-name="ro1">
          <table:table-cell office:value-type="float" office:value="287092135168" calcext:value-type="float">
            <text:p>287092135168</text:p>
          </table:table-cell>
          <table:table-cell office:value-type="float" office:value="-124.396507263184" calcext:value-type="float">
            <text:p>-124.396507263184</text:p>
          </table:table-cell>
          <table:table-cell office:value-type="float" office:value="188800714496" calcext:value-type="float">
            <text:p>188800714496</text:p>
          </table:table-cell>
          <table:table-cell office:value-type="float" office:value="115.180778503418" calcext:value-type="float">
            <text:p>115.180778503418</text:p>
          </table:table-cell>
          <table:table-cell/>
          <table:table-cell table:formula="of:=INDEX([.$A$1:.$A$2072]; 1615; 1)" office:value-type="float" office:value="287091878400" calcext:value-type="float">
            <text:p>287091878400</text:p>
          </table:table-cell>
          <table:table-cell table:formula="of:=[.$G$7] * [.$F$1624] + [.$G$8]" office:value-type="float" office:value="-135.008935680613" calcext:value-type="float">
            <text:p>-135.008935680613</text:p>
          </table:table-cell>
          <table:table-cell/>
          <table:table-cell table:formula="of:=INDEX([.$C$1:.$C$2072]; 1615; 1)" office:value-type="float" office:value="188800690944" calcext:value-type="float">
            <text:p>188800690944</text:p>
          </table:table-cell>
          <table:table-cell table:formula="of:=[.$J$7] * [.$I$1624] + [.$J$8]" office:value-type="float" office:value="114.02174058184" calcext:value-type="float">
            <text:p>114.02174058184</text:p>
          </table:table-cell>
        </table:table-row>
        <table:table-row table:style-name="ro1">
          <table:table-cell office:value-type="float" office:value="287092160512" calcext:value-type="float">
            <text:p>287092160512</text:p>
          </table:table-cell>
          <table:table-cell office:value-type="float" office:value="-123.182945251465" calcext:value-type="float">
            <text:p>-123.182945251465</text:p>
          </table:table-cell>
          <table:table-cell office:value-type="float" office:value="188800716032" calcext:value-type="float">
            <text:p>188800716032</text:p>
          </table:table-cell>
          <table:table-cell office:value-type="float" office:value="115.264930725098" calcext:value-type="float">
            <text:p>115.264930725098</text:p>
          </table:table-cell>
          <table:table-cell/>
          <table:table-cell table:formula="of:=INDEX([.$A$1:.$A$2072]; 1616; 1)" office:value-type="float" office:value="287091910144" calcext:value-type="float">
            <text:p>287091910144</text:p>
          </table:table-cell>
          <table:table-cell table:formula="of:=[.$G$7] * [.$F$1625] + [.$G$8]" office:value-type="float" office:value="-133.492418315262" calcext:value-type="float">
            <text:p>-133.492418315262</text:p>
          </table:table-cell>
          <table:table-cell/>
          <table:table-cell table:formula="of:=INDEX([.$C$1:.$C$2072]; 1616; 1)" office:value-type="float" office:value="188800694016" calcext:value-type="float">
            <text:p>188800694016</text:p>
          </table:table-cell>
          <table:table-cell table:formula="of:=[.$J$7] * [.$I$1625] + [.$J$8]" office:value-type="float" office:value="114.168611703441" calcext:value-type="float">
            <text:p>114.168611703441</text:p>
          </table:table-cell>
        </table:table-row>
        <table:table-row table:style-name="ro1">
          <table:table-cell office:value-type="float" office:value="287092173312" calcext:value-type="float">
            <text:p>287092173312</text:p>
          </table:table-cell>
          <table:table-cell office:value-type="float" office:value="-122.575233459473" calcext:value-type="float">
            <text:p>-122.575233459473</text:p>
          </table:table-cell>
          <table:table-cell office:value-type="float" office:value="188800717056" calcext:value-type="float">
            <text:p>188800717056</text:p>
          </table:table-cell>
          <table:table-cell office:value-type="float" office:value="115.305313110352" calcext:value-type="float">
            <text:p>115.305313110352</text:p>
          </table:table-cell>
          <table:table-cell/>
          <table:table-cell table:formula="of:=INDEX([.$A$1:.$A$2072]; 1617; 1)" office:value-type="float" office:value="287091971072" calcext:value-type="float">
            <text:p>287091971072</text:p>
          </table:table-cell>
          <table:table-cell table:formula="of:=[.$G$7] * [.$F$1626] + [.$G$8]" office:value-type="float" office:value="-130.581683371216" calcext:value-type="float">
            <text:p>-130.581683371216</text:p>
          </table:table-cell>
          <table:table-cell/>
          <table:table-cell table:formula="of:=INDEX([.$C$1:.$C$2072]; 1617; 1)" office:value-type="float" office:value="188800700416" calcext:value-type="float">
            <text:p>188800700416</text:p>
          </table:table-cell>
          <table:table-cell table:formula="of:=[.$J$7] * [.$I$1626] + [.$J$8]" office:value-type="float" office:value="114.474593205377" calcext:value-type="float">
            <text:p>114.474593205377</text:p>
          </table:table-cell>
        </table:table-row>
        <table:table-row table:style-name="ro1">
          <table:table-cell office:value-type="float" office:value="287092199168" calcext:value-type="float">
            <text:p>287092199168</text:p>
          </table:table-cell>
          <table:table-cell office:value-type="float" office:value="-121.351722717285" calcext:value-type="float">
            <text:p>-121.351722717285</text:p>
          </table:table-cell>
          <table:table-cell office:value-type="float" office:value="188800718336" calcext:value-type="float">
            <text:p>188800718336</text:p>
          </table:table-cell>
          <table:table-cell office:value-type="float" office:value="115.384254455566" calcext:value-type="float">
            <text:p>115.384254455566</text:p>
          </table:table-cell>
          <table:table-cell/>
          <table:table-cell table:formula="of:=INDEX([.$A$1:.$A$2072]; 1618; 1)" office:value-type="float" office:value="287092000512" calcext:value-type="float">
            <text:p>287092000512</text:p>
          </table:table-cell>
          <table:table-cell table:formula="of:=[.$G$7] * [.$F$1627] + [.$G$8]" office:value-type="float" office:value="-129.175235815346" calcext:value-type="float">
            <text:p>-129.175235815346</text:p>
          </table:table-cell>
          <table:table-cell/>
          <table:table-cell table:formula="of:=INDEX([.$C$1:.$C$2072]; 1618; 1)" office:value-type="float" office:value="188800703488" calcext:value-type="float">
            <text:p>188800703488</text:p>
          </table:table-cell>
          <table:table-cell table:formula="of:=[.$J$7] * [.$I$1627] + [.$J$8]" office:value-type="float" office:value="114.621464325115" calcext:value-type="float">
            <text:p>114.621464325115</text:p>
          </table:table-cell>
        </table:table-row>
        <table:table-row table:style-name="ro1">
          <table:table-cell office:value-type="float" office:value="287092224768" calcext:value-type="float">
            <text:p>287092224768</text:p>
          </table:table-cell>
          <table:table-cell office:value-type="float" office:value="-120.125984191895" calcext:value-type="float">
            <text:p>-120.125984191895</text:p>
          </table:table-cell>
          <table:table-cell office:value-type="float" office:value="188800719360" calcext:value-type="float">
            <text:p>188800719360</text:p>
          </table:table-cell>
          <table:table-cell office:value-type="float" office:value="115.443634033203" calcext:value-type="float">
            <text:p>115.443634033203</text:p>
          </table:table-cell>
          <table:table-cell/>
          <table:table-cell table:formula="of:=INDEX([.$A$1:.$A$2072]; 1619; 1)" office:value-type="float" office:value="287092014848" calcext:value-type="float">
            <text:p>287092014848</text:p>
          </table:table-cell>
          <table:table-cell table:formula="of:=[.$G$7] * [.$F$1628] + [.$G$8]" office:value-type="float" office:value="-128.490357004106" calcext:value-type="float">
            <text:p>-128.490357004106</text:p>
          </table:table-cell>
          <table:table-cell/>
          <table:table-cell table:formula="of:=INDEX([.$C$1:.$C$2072]; 1619; 1)" office:value-type="float" office:value="188800704768" calcext:value-type="float">
            <text:p>188800704768</text:p>
          </table:table-cell>
          <table:table-cell table:formula="of:=[.$J$7] * [.$I$1628] + [.$J$8]" office:value-type="float" office:value="114.682660626248" calcext:value-type="float">
            <text:p>114.682660626248</text:p>
          </table:table-cell>
        </table:table-row>
        <table:table-row table:style-name="ro1">
          <table:table-cell office:value-type="float" office:value="287092237568" calcext:value-type="float">
            <text:p>287092237568</text:p>
          </table:table-cell>
          <table:table-cell office:value-type="float" office:value="-119.514785766602" calcext:value-type="float">
            <text:p>-119.514785766602</text:p>
          </table:table-cell>
          <table:table-cell office:value-type="float" office:value="188800719872" calcext:value-type="float">
            <text:p>188800719872</text:p>
          </table:table-cell>
          <table:table-cell office:value-type="float" office:value="115.473335266113" calcext:value-type="float">
            <text:p>115.473335266113</text:p>
          </table:table-cell>
          <table:table-cell/>
          <table:table-cell table:formula="of:=INDEX([.$A$1:.$A$2072]; 1620; 1)" office:value-type="float" office:value="287092043008" calcext:value-type="float">
            <text:p>287092043008</text:p>
          </table:table-cell>
          <table:table-cell table:formula="of:=[.$G$7] * [.$F$1629] + [.$G$8]" office:value-type="float" office:value="-127.145059341565" calcext:value-type="float">
            <text:p>-127.145059341565</text:p>
          </table:table-cell>
          <table:table-cell/>
          <table:table-cell table:formula="of:=INDEX([.$C$1:.$C$2072]; 1620; 1)" office:value-type="float" office:value="188800707840" calcext:value-type="float">
            <text:p>188800707840</text:p>
          </table:table-cell>
          <table:table-cell table:formula="of:=[.$J$7] * [.$I$1629] + [.$J$8]" office:value-type="float" office:value="114.829531745985" calcext:value-type="float">
            <text:p>114.829531745985</text:p>
          </table:table-cell>
        </table:table-row>
        <table:table-row table:style-name="ro1">
          <table:table-cell office:value-type="float" office:value="287092275712" calcext:value-type="float">
            <text:p>287092275712</text:p>
          </table:table-cell>
          <table:table-cell office:value-type="float" office:value="-117.682800292969" calcext:value-type="float">
            <text:p>-117.682800292969</text:p>
          </table:table-cell>
          <table:table-cell office:value-type="float" office:value="188800721664" calcext:value-type="float">
            <text:p>188800721664</text:p>
          </table:table-cell>
          <table:table-cell office:value-type="float" office:value="115.560409545898" calcext:value-type="float">
            <text:p>115.560409545898</text:p>
          </table:table-cell>
          <table:table-cell/>
          <table:table-cell table:formula="of:=INDEX([.$A$1:.$A$2072]; 1621; 1)" office:value-type="float" office:value="287092070144" calcext:value-type="float">
            <text:p>287092070144</text:p>
          </table:table-cell>
          <table:table-cell table:formula="of:=[.$G$7] * [.$F$1630] + [.$G$8]" office:value-type="float" office:value="-125.848681595176" calcext:value-type="float">
            <text:p>-125.848681595176</text:p>
          </table:table-cell>
          <table:table-cell/>
          <table:table-cell table:formula="of:=INDEX([.$C$1:.$C$2072]; 1621; 1)" office:value-type="float" office:value="188800710400" calcext:value-type="float">
            <text:p>188800710400</text:p>
          </table:table-cell>
          <table:table-cell table:formula="of:=[.$J$7] * [.$I$1630] + [.$J$8]" office:value-type="float" office:value="114.95192434825" calcext:value-type="float">
            <text:p>114.95192434825</text:p>
          </table:table-cell>
        </table:table-row>
        <table:table-row table:style-name="ro1">
          <table:table-cell office:value-type="float" office:value="287092300544" calcext:value-type="float">
            <text:p>287092300544</text:p>
          </table:table-cell>
          <table:table-cell office:value-type="float" office:value="-116.476875305176" calcext:value-type="float">
            <text:p>-116.476875305176</text:p>
          </table:table-cell>
          <table:table-cell office:value-type="float" office:value="188800722944" calcext:value-type="float">
            <text:p>188800722944</text:p>
          </table:table-cell>
          <table:table-cell office:value-type="float" office:value="115.615173339844" calcext:value-type="float">
            <text:p>115.615173339844</text:p>
          </table:table-cell>
          <table:table-cell/>
          <table:table-cell table:formula="of:=INDEX([.$A$1:.$A$2072]; 1622; 1)" office:value-type="float" office:value="287092096768" calcext:value-type="float">
            <text:p>287092096768</text:p>
          </table:table-cell>
          <table:table-cell table:formula="of:=[.$G$7] * [.$F$1631] + [.$G$8]" office:value-type="float" office:value="-124.576763803139" calcext:value-type="float">
            <text:p>-124.576763803139</text:p>
          </table:table-cell>
          <table:table-cell/>
          <table:table-cell table:formula="of:=INDEX([.$C$1:.$C$2072]; 1622; 1)" office:value-type="float" office:value="188800711936" calcext:value-type="float">
            <text:p>188800711936</text:p>
          </table:table-cell>
          <table:table-cell table:formula="of:=[.$J$7] * [.$I$1631] + [.$J$8]" office:value-type="float" office:value="115.025359908119" calcext:value-type="float">
            <text:p>115.025359908119</text:p>
          </table:table-cell>
        </table:table-row>
        <table:table-row table:style-name="ro1">
          <table:table-cell office:value-type="float" office:value="287092325376" calcext:value-type="float">
            <text:p>287092325376</text:p>
          </table:table-cell>
          <table:table-cell office:value-type="float" office:value="-115.293594360352" calcext:value-type="float">
            <text:p>-115.293594360352</text:p>
          </table:table-cell>
          <table:table-cell office:value-type="float" office:value="188800723968" calcext:value-type="float">
            <text:p>188800723968</text:p>
          </table:table-cell>
          <table:table-cell office:value-type="float" office:value="115.668037414551" calcext:value-type="float">
            <text:p>115.668037414551</text:p>
          </table:table-cell>
          <table:table-cell/>
          <table:table-cell table:formula="of:=INDEX([.$A$1:.$A$2072]; 1623; 1)" office:value-type="float" office:value="287092109568" calcext:value-type="float">
            <text:p>287092109568</text:p>
          </table:table-cell>
          <table:table-cell table:formula="of:=[.$G$7] * [.$F$1632] + [.$G$8]" office:value-type="float" office:value="-123.965264866129" calcext:value-type="float">
            <text:p>-123.965264866129</text:p>
          </table:table-cell>
          <table:table-cell/>
          <table:table-cell table:formula="of:=INDEX([.$C$1:.$C$2072]; 1623; 1)" office:value-type="float" office:value="188800712704" calcext:value-type="float">
            <text:p>188800712704</text:p>
          </table:table-cell>
          <table:table-cell table:formula="of:=[.$J$7] * [.$I$1632] + [.$J$8]" office:value-type="float" office:value="115.062077688053" calcext:value-type="float">
            <text:p>115.062077688053</text:p>
          </table:table-cell>
        </table:table-row>
        <table:table-row table:style-name="ro1">
          <table:table-cell office:value-type="float" office:value="287092337664" calcext:value-type="float">
            <text:p>287092337664</text:p>
          </table:table-cell>
          <table:table-cell office:value-type="float" office:value="-114.70467376709" calcext:value-type="float">
            <text:p>-114.70467376709</text:p>
          </table:table-cell>
          <table:table-cell office:value-type="float" office:value="188800724480" calcext:value-type="float">
            <text:p>188800724480</text:p>
          </table:table-cell>
          <table:table-cell office:value-type="float" office:value="115.694198608398" calcext:value-type="float">
            <text:p>115.694198608398</text:p>
          </table:table-cell>
          <table:table-cell/>
          <table:table-cell table:formula="of:=INDEX([.$A$1:.$A$2072]; 1624; 1)" office:value-type="float" office:value="287092135168" calcext:value-type="float">
            <text:p>287092135168</text:p>
          </table:table-cell>
          <table:table-cell table:formula="of:=[.$G$7] * [.$F$1633] + [.$G$8]" office:value-type="float" office:value="-122.742266990244" calcext:value-type="float">
            <text:p>-122.742266990244</text:p>
          </table:table-cell>
          <table:table-cell/>
          <table:table-cell table:formula="of:=INDEX([.$C$1:.$C$2072]; 1624; 1)" office:value-type="float" office:value="188800714496" calcext:value-type="float">
            <text:p>188800714496</text:p>
          </table:table-cell>
          <table:table-cell table:formula="of:=[.$J$7] * [.$I$1633] + [.$J$8]" office:value-type="float" office:value="115.147752508521" calcext:value-type="float">
            <text:p>115.147752508521</text:p>
          </table:table-cell>
        </table:table-row>
        <table:table-row table:style-name="ro1">
          <table:table-cell office:value-type="float" office:value="287092362240" calcext:value-type="float">
            <text:p>287092362240</text:p>
          </table:table-cell>
          <table:table-cell office:value-type="float" office:value="-113.528617858887" calcext:value-type="float">
            <text:p>-113.528617858887</text:p>
          </table:table-cell>
          <table:table-cell office:value-type="float" office:value="188800725760" calcext:value-type="float">
            <text:p>188800725760</text:p>
          </table:table-cell>
          <table:table-cell office:value-type="float" office:value="115.746337890625" calcext:value-type="float">
            <text:p>115.746337890625</text:p>
          </table:table-cell>
          <table:table-cell/>
          <table:table-cell table:formula="of:=INDEX([.$A$1:.$A$2072]; 1625; 1)" office:value-type="float" office:value="287092160512" calcext:value-type="float">
            <text:p>287092160512</text:p>
          </table:table-cell>
          <table:table-cell table:formula="of:=[.$G$7] * [.$F$1634] + [.$G$8]" office:value-type="float" office:value="-121.531499095261" calcext:value-type="float">
            <text:p>-121.531499095261</text:p>
          </table:table-cell>
          <table:table-cell/>
          <table:table-cell table:formula="of:=INDEX([.$C$1:.$C$2072]; 1625; 1)" office:value-type="float" office:value="188800716032" calcext:value-type="float">
            <text:p>188800716032</text:p>
          </table:table-cell>
          <table:table-cell table:formula="of:=[.$J$7] * [.$I$1634] + [.$J$8]" office:value-type="float" office:value="115.22118806839" calcext:value-type="float">
            <text:p>115.22118806839</text:p>
          </table:table-cell>
        </table:table-row>
        <table:table-row table:style-name="ro1">
          <table:table-cell office:value-type="float" office:value="287092374528" calcext:value-type="float">
            <text:p>287092374528</text:p>
          </table:table-cell>
          <table:table-cell office:value-type="float" office:value="-112.94140625" calcext:value-type="float">
            <text:p>-112.94140625</text:p>
          </table:table-cell>
          <table:table-cell office:value-type="float" office:value="188800726272" calcext:value-type="float">
            <text:p>188800726272</text:p>
          </table:table-cell>
          <table:table-cell office:value-type="float" office:value="115.772285461426" calcext:value-type="float">
            <text:p>115.772285461426</text:p>
          </table:table-cell>
          <table:table-cell/>
          <table:table-cell table:formula="of:=INDEX([.$A$1:.$A$2072]; 1626; 1)" office:value-type="float" office:value="287092173312" calcext:value-type="float">
            <text:p>287092173312</text:p>
          </table:table-cell>
          <table:table-cell table:formula="of:=[.$G$7] * [.$F$1635] + [.$G$8]" office:value-type="float" office:value="-120.920000156388" calcext:value-type="float">
            <text:p>-120.920000156388</text:p>
          </table:table-cell>
          <table:table-cell/>
          <table:table-cell table:formula="of:=INDEX([.$C$1:.$C$2072]; 1626; 1)" office:value-type="float" office:value="188800717056" calcext:value-type="float">
            <text:p>188800717056</text:p>
          </table:table-cell>
          <table:table-cell table:formula="of:=[.$J$7] * [.$I$1635] + [.$J$8]" office:value-type="float" office:value="115.270145108923" calcext:value-type="float">
            <text:p>115.270145108923</text:p>
          </table:table-cell>
        </table:table-row>
        <table:table-row table:style-name="ro1">
          <table:table-cell office:value-type="float" office:value="287092398848" calcext:value-type="float">
            <text:p>287092398848</text:p>
          </table:table-cell>
          <table:table-cell office:value-type="float" office:value="-111.7685546875" calcext:value-type="float">
            <text:p>-111.7685546875</text:p>
          </table:table-cell>
          <table:table-cell office:value-type="float" office:value="188800727296" calcext:value-type="float">
            <text:p>188800727296</text:p>
          </table:table-cell>
          <table:table-cell office:value-type="float" office:value="115.824165344238" calcext:value-type="float">
            <text:p>115.824165344238</text:p>
          </table:table-cell>
          <table:table-cell/>
          <table:table-cell table:formula="of:=INDEX([.$A$1:.$A$2072]; 1627; 1)" office:value-type="float" office:value="287092199168" calcext:value-type="float">
            <text:p>287092199168</text:p>
          </table:table-cell>
          <table:table-cell table:formula="of:=[.$G$7] * [.$F$1636] + [.$G$8]" office:value-type="float" office:value="-119.684772303328" calcext:value-type="float">
            <text:p>-119.684772303328</text:p>
          </table:table-cell>
          <table:table-cell/>
          <table:table-cell table:formula="of:=INDEX([.$C$1:.$C$2072]; 1627; 1)" office:value-type="float" office:value="188800718336" calcext:value-type="float">
            <text:p>188800718336</text:p>
          </table:table-cell>
          <table:table-cell table:formula="of:=[.$J$7] * [.$I$1636] + [.$J$8]" office:value-type="float" office:value="115.331341410056" calcext:value-type="float">
            <text:p>115.331341410056</text:p>
          </table:table-cell>
        </table:table-row>
        <table:table-row table:style-name="ro1">
          <table:table-cell office:value-type="float" office:value="287092423168" calcext:value-type="float">
            <text:p>287092423168</text:p>
          </table:table-cell>
          <table:table-cell office:value-type="float" office:value="-110.598014831543" calcext:value-type="float">
            <text:p>-110.598014831543</text:p>
          </table:table-cell>
          <table:table-cell office:value-type="float" office:value="188800728576" calcext:value-type="float">
            <text:p>188800728576</text:p>
          </table:table-cell>
          <table:table-cell office:value-type="float" office:value="115.876304626465" calcext:value-type="float">
            <text:p>115.876304626465</text:p>
          </table:table-cell>
          <table:table-cell/>
          <table:table-cell table:formula="of:=INDEX([.$A$1:.$A$2072]; 1628; 1)" office:value-type="float" office:value="287092224768" calcext:value-type="float">
            <text:p>287092224768</text:p>
          </table:table-cell>
          <table:table-cell table:formula="of:=[.$G$7] * [.$F$1637] + [.$G$8]" office:value-type="float" office:value="-118.461774427444" calcext:value-type="float">
            <text:p>-118.461774427444</text:p>
          </table:table-cell>
          <table:table-cell/>
          <table:table-cell table:formula="of:=INDEX([.$C$1:.$C$2072]; 1628; 1)" office:value-type="float" office:value="188800719360" calcext:value-type="float">
            <text:p>188800719360</text:p>
          </table:table-cell>
          <table:table-cell table:formula="of:=[.$J$7] * [.$I$1637] + [.$J$8]" office:value-type="float" office:value="115.380298450589" calcext:value-type="float">
            <text:p>115.380298450589</text:p>
          </table:table-cell>
        </table:table-row>
        <table:table-row table:style-name="ro1">
          <table:table-cell office:value-type="float" office:value="287092434944" calcext:value-type="float">
            <text:p>287092434944</text:p>
          </table:table-cell>
          <table:table-cell office:value-type="float" office:value="-110.013793945313" calcext:value-type="float">
            <text:p>-110.013793945313</text:p>
          </table:table-cell>
          <table:table-cell office:value-type="float" office:value="188800729088" calcext:value-type="float">
            <text:p>188800729088</text:p>
          </table:table-cell>
          <table:table-cell office:value-type="float" office:value="115.902214050293" calcext:value-type="float">
            <text:p>115.902214050293</text:p>
          </table:table-cell>
          <table:table-cell/>
          <table:table-cell table:formula="of:=INDEX([.$A$1:.$A$2072]; 1629; 1)" office:value-type="float" office:value="287092237568" calcext:value-type="float">
            <text:p>287092237568</text:p>
          </table:table-cell>
          <table:table-cell table:formula="of:=[.$G$7] * [.$F$1638] + [.$G$8]" office:value-type="float" office:value="-117.850275490433" calcext:value-type="float">
            <text:p>-117.850275490433</text:p>
          </table:table-cell>
          <table:table-cell/>
          <table:table-cell table:formula="of:=INDEX([.$C$1:.$C$2072]; 1629; 1)" office:value-type="float" office:value="188800719872" calcext:value-type="float">
            <text:p>188800719872</text:p>
          </table:table-cell>
          <table:table-cell table:formula="of:=[.$J$7] * [.$I$1638] + [.$J$8]" office:value-type="float" office:value="115.404776969925" calcext:value-type="float">
            <text:p>115.404776969925</text:p>
          </table:table-cell>
        </table:table-row>
        <table:table-row table:style-name="ro1">
          <table:table-cell office:value-type="float" office:value="287092457728" calcext:value-type="float">
            <text:p>287092457728</text:p>
          </table:table-cell>
          <table:table-cell office:value-type="float" office:value="-108.880088806152" calcext:value-type="float">
            <text:p>-108.880088806152</text:p>
          </table:table-cell>
          <table:table-cell office:value-type="float" office:value="188800730112" calcext:value-type="float">
            <text:p>188800730112</text:p>
          </table:table-cell>
          <table:table-cell office:value-type="float" office:value="115.952758789063" calcext:value-type="float">
            <text:p>115.952758789063</text:p>
          </table:table-cell>
          <table:table-cell/>
          <table:table-cell table:formula="of:=INDEX([.$A$1:.$A$2072]; 1630; 1)" office:value-type="float" office:value="287092275712" calcext:value-type="float">
            <text:p>287092275712</text:p>
          </table:table-cell>
          <table:table-cell table:formula="of:=[.$G$7] * [.$F$1639] + [.$G$8]" office:value-type="float" office:value="-116.028008654714" calcext:value-type="float">
            <text:p>-116.028008654714</text:p>
          </table:table-cell>
          <table:table-cell/>
          <table:table-cell table:formula="of:=INDEX([.$C$1:.$C$2072]; 1630; 1)" office:value-type="float" office:value="188800721664" calcext:value-type="float">
            <text:p>188800721664</text:p>
          </table:table-cell>
          <table:table-cell table:formula="of:=[.$J$7] * [.$I$1639] + [.$J$8]" office:value-type="float" office:value="115.490451790392" calcext:value-type="float">
            <text:p>115.490451790392</text:p>
          </table:table-cell>
        </table:table-row>
        <table:table-row table:style-name="ro1">
          <table:table-cell office:value-type="float" office:value="287092468480" calcext:value-type="float">
            <text:p>287092468480</text:p>
          </table:table-cell>
          <table:table-cell office:value-type="float" office:value="-108.342704772949" calcext:value-type="float">
            <text:p>-108.342704772949</text:p>
          </table:table-cell>
          <table:table-cell office:value-type="float" office:value="188800730624" calcext:value-type="float">
            <text:p>188800730624</text:p>
          </table:table-cell>
          <table:table-cell office:value-type="float" office:value="115.976768493652" calcext:value-type="float">
            <text:p>115.976768493652</text:p>
          </table:table-cell>
          <table:table-cell/>
          <table:table-cell table:formula="of:=INDEX([.$A$1:.$A$2072]; 1631; 1)" office:value-type="float" office:value="287092300544" calcext:value-type="float">
            <text:p>287092300544</text:p>
          </table:table-cell>
          <table:table-cell table:formula="of:=[.$G$7] * [.$F$1640] + [.$G$8]" office:value-type="float" office:value="-114.841700715944" calcext:value-type="float">
            <text:p>-114.841700715944</text:p>
          </table:table-cell>
          <table:table-cell/>
          <table:table-cell table:formula="of:=INDEX([.$C$1:.$C$2072]; 1631; 1)" office:value-type="float" office:value="188800722944" calcext:value-type="float">
            <text:p>188800722944</text:p>
          </table:table-cell>
          <table:table-cell table:formula="of:=[.$J$7] * [.$I$1640] + [.$J$8]" office:value-type="float" office:value="115.551648091525" calcext:value-type="float">
            <text:p>115.551648091525</text:p>
          </table:table-cell>
        </table:table-row>
        <table:table-row table:style-name="ro1">
          <table:table-cell office:value-type="float" office:value="287092489472" calcext:value-type="float">
            <text:p>287092489472</text:p>
          </table:table-cell>
          <table:table-cell office:value-type="float" office:value="-107.319580078125" calcext:value-type="float">
            <text:p>-107.319580078125</text:p>
          </table:table-cell>
          <table:table-cell office:value-type="float" office:value="188800731904" calcext:value-type="float">
            <text:p>188800731904</text:p>
          </table:table-cell>
          <table:table-cell office:value-type="float" office:value="116.021110534668" calcext:value-type="float">
            <text:p>116.021110534668</text:p>
          </table:table-cell>
          <table:table-cell/>
          <table:table-cell table:formula="of:=INDEX([.$A$1:.$A$2072]; 1632; 1)" office:value-type="float" office:value="287092325376" calcext:value-type="float">
            <text:p>287092325376</text:p>
          </table:table-cell>
          <table:table-cell table:formula="of:=[.$G$7] * [.$F$1641] + [.$G$8]" office:value-type="float" office:value="-113.655392777175" calcext:value-type="float">
            <text:p>-113.655392777175</text:p>
          </table:table-cell>
          <table:table-cell/>
          <table:table-cell table:formula="of:=INDEX([.$C$1:.$C$2072]; 1632; 1)" office:value-type="float" office:value="188800723968" calcext:value-type="float">
            <text:p>188800723968</text:p>
          </table:table-cell>
          <table:table-cell table:formula="of:=[.$J$7] * [.$I$1641] + [.$J$8]" office:value-type="float" office:value="115.600605132058" calcext:value-type="float">
            <text:p>115.600605132058</text:p>
          </table:table-cell>
        </table:table-row>
        <table:table-row table:style-name="ro1">
          <table:table-cell office:value-type="float" office:value="287092499712" calcext:value-type="float">
            <text:p>287092499712</text:p>
          </table:table-cell>
          <table:table-cell office:value-type="float" office:value="-106.829750061035" calcext:value-type="float">
            <text:p>-106.829750061035</text:p>
          </table:table-cell>
          <table:table-cell office:value-type="float" office:value="188800731392" calcext:value-type="float">
            <text:p>188800731392</text:p>
          </table:table-cell>
          <table:table-cell office:value-type="float" office:value="116.036415100098" calcext:value-type="float">
            <text:p>116.036415100098</text:p>
          </table:table-cell>
          <table:table-cell/>
          <table:table-cell table:formula="of:=INDEX([.$A$1:.$A$2072]; 1633; 1)" office:value-type="float" office:value="287092337664" calcext:value-type="float">
            <text:p>287092337664</text:p>
          </table:table-cell>
          <table:table-cell table:formula="of:=[.$G$7] * [.$F$1642] + [.$G$8]" office:value-type="float" office:value="-113.068353796378" calcext:value-type="float">
            <text:p>-113.068353796378</text:p>
          </table:table-cell>
          <table:table-cell/>
          <table:table-cell table:formula="of:=INDEX([.$C$1:.$C$2072]; 1633; 1)" office:value-type="float" office:value="188800724480" calcext:value-type="float">
            <text:p>188800724480</text:p>
          </table:table-cell>
          <table:table-cell table:formula="of:=[.$J$7] * [.$I$1642] + [.$J$8]" office:value-type="float" office:value="115.625083651394" calcext:value-type="float">
            <text:p>115.625083651394</text:p>
          </table:table-cell>
        </table:table-row>
        <table:table-row table:style-name="ro1">
          <table:table-cell office:value-type="float" office:value="287092519424" calcext:value-type="float">
            <text:p>287092519424</text:p>
          </table:table-cell>
          <table:table-cell office:value-type="float" office:value="-105.889137268066" calcext:value-type="float">
            <text:p>-105.889137268066</text:p>
          </table:table-cell>
          <table:table-cell office:value-type="float" office:value="188800731136" calcext:value-type="float">
            <text:p>188800731136</text:p>
          </table:table-cell>
          <table:table-cell office:value-type="float" office:value="116.049331665039" calcext:value-type="float">
            <text:p>116.049331665039</text:p>
          </table:table-cell>
          <table:table-cell/>
          <table:table-cell table:formula="of:=INDEX([.$A$1:.$A$2072]; 1634; 1)" office:value-type="float" office:value="287092362240" calcext:value-type="float">
            <text:p>287092362240</text:p>
          </table:table-cell>
          <table:table-cell table:formula="of:=[.$G$7] * [.$F$1643] + [.$G$8]" office:value-type="float" office:value="-111.894275836647" calcext:value-type="float">
            <text:p>-111.894275836647</text:p>
          </table:table-cell>
          <table:table-cell/>
          <table:table-cell table:formula="of:=INDEX([.$C$1:.$C$2072]; 1634; 1)" office:value-type="float" office:value="188800725760" calcext:value-type="float">
            <text:p>188800725760</text:p>
          </table:table-cell>
          <table:table-cell table:formula="of:=[.$J$7] * [.$I$1643] + [.$J$8]" office:value-type="float" office:value="115.686279952526" calcext:value-type="float">
            <text:p>115.686279952526</text:p>
          </table:table-cell>
        </table:table-row>
        <table:table-row table:style-name="ro1">
          <table:table-cell office:value-type="float" office:value="287092528384" calcext:value-type="float">
            <text:p>287092528384</text:p>
          </table:table-cell>
          <table:table-cell office:value-type="float" office:value="-105.438369750977" calcext:value-type="float">
            <text:p>-105.438369750977</text:p>
          </table:table-cell>
          <table:table-cell office:value-type="float" office:value="188800731392" calcext:value-type="float">
            <text:p>188800731392</text:p>
          </table:table-cell>
          <table:table-cell office:value-type="float" office:value="116.056663513184" calcext:value-type="float">
            <text:p>116.056663513184</text:p>
          </table:table-cell>
          <table:table-cell/>
          <table:table-cell table:formula="of:=INDEX([.$A$1:.$A$2072]; 1635; 1)" office:value-type="float" office:value="287092374528" calcext:value-type="float">
            <text:p>287092374528</text:p>
          </table:table-cell>
          <table:table-cell table:formula="of:=[.$G$7] * [.$F$1644] + [.$G$8]" office:value-type="float" office:value="-111.30723685585" calcext:value-type="float">
            <text:p>-111.30723685585</text:p>
          </table:table-cell>
          <table:table-cell/>
          <table:table-cell table:formula="of:=INDEX([.$C$1:.$C$2072]; 1635; 1)" office:value-type="float" office:value="188800726272" calcext:value-type="float">
            <text:p>188800726272</text:p>
          </table:table-cell>
          <table:table-cell table:formula="of:=[.$J$7] * [.$I$1644] + [.$J$8]" office:value-type="float" office:value="115.710758471861" calcext:value-type="float">
            <text:p>115.710758471861</text:p>
          </table:table-cell>
        </table:table-row>
        <table:table-row table:style-name="ro1">
          <table:table-cell office:value-type="float" office:value="287092537344" calcext:value-type="float">
            <text:p>287092537344</text:p>
          </table:table-cell>
          <table:table-cell office:value-type="float" office:value="-105.000228881836" calcext:value-type="float">
            <text:p>-105.000228881836</text:p>
          </table:table-cell>
          <table:table-cell office:value-type="float" office:value="188800731648" calcext:value-type="float">
            <text:p>188800731648</text:p>
          </table:table-cell>
          <table:table-cell office:value-type="float" office:value="116.063896179199" calcext:value-type="float">
            <text:p>116.063896179199</text:p>
          </table:table-cell>
          <table:table-cell/>
          <table:table-cell table:formula="of:=INDEX([.$A$1:.$A$2072]; 1636; 1)" office:value-type="float" office:value="287092398848" calcext:value-type="float">
            <text:p>287092398848</text:p>
          </table:table-cell>
          <table:table-cell table:formula="of:=[.$G$7] * [.$F$1645] + [.$G$8]" office:value-type="float" office:value="-110.145388875157" calcext:value-type="float">
            <text:p>-110.145388875157</text:p>
          </table:table-cell>
          <table:table-cell/>
          <table:table-cell table:formula="of:=INDEX([.$C$1:.$C$2072]; 1636; 1)" office:value-type="float" office:value="188800727296" calcext:value-type="float">
            <text:p>188800727296</text:p>
          </table:table-cell>
          <table:table-cell table:formula="of:=[.$J$7] * [.$I$1645] + [.$J$8]" office:value-type="float" office:value="115.759715512395" calcext:value-type="float">
            <text:p>115.759715512395</text:p>
          </table:table-cell>
        </table:table-row>
        <table:table-row table:style-name="ro1">
          <table:table-cell office:value-type="float" office:value="287092553984" calcext:value-type="float">
            <text:p>287092553984</text:p>
          </table:table-cell>
          <table:table-cell office:value-type="float" office:value="-104.164970397949" calcext:value-type="float">
            <text:p>-104.164970397949</text:p>
          </table:table-cell>
          <table:table-cell office:value-type="float" office:value="188800731904" calcext:value-type="float">
            <text:p>188800731904</text:p>
          </table:table-cell>
          <table:table-cell office:value-type="float" office:value="116.078948974609" calcext:value-type="float">
            <text:p>116.078948974609</text:p>
          </table:table-cell>
          <table:table-cell/>
          <table:table-cell table:formula="of:=INDEX([.$A$1:.$A$2072]; 1637; 1)" office:value-type="float" office:value="287092423168" calcext:value-type="float">
            <text:p>287092423168</text:p>
          </table:table-cell>
          <table:table-cell table:formula="of:=[.$G$7] * [.$F$1646] + [.$G$8]" office:value-type="float" office:value="-108.983540894464" calcext:value-type="float">
            <text:p>-108.983540894464</text:p>
          </table:table-cell>
          <table:table-cell/>
          <table:table-cell table:formula="of:=INDEX([.$C$1:.$C$2072]; 1637; 1)" office:value-type="float" office:value="188800728576" calcext:value-type="float">
            <text:p>188800728576</text:p>
          </table:table-cell>
          <table:table-cell table:formula="of:=[.$J$7] * [.$I$1646] + [.$J$8]" office:value-type="float" office:value="115.820911811665" calcext:value-type="float">
            <text:p>115.820911811665</text:p>
          </table:table-cell>
        </table:table-row>
        <table:table-row table:style-name="ro1">
          <table:table-cell office:value-type="float" office:value="287092561664" calcext:value-type="float">
            <text:p>287092561664</text:p>
          </table:table-cell>
          <table:table-cell office:value-type="float" office:value="-103.76789855957" calcext:value-type="float">
            <text:p>-103.76789855957</text:p>
          </table:table-cell>
          <table:table-cell office:value-type="float" office:value="188800731648" calcext:value-type="float">
            <text:p>188800731648</text:p>
          </table:table-cell>
          <table:table-cell office:value-type="float" office:value="116.086547851563" calcext:value-type="float">
            <text:p>116.086547851563</text:p>
          </table:table-cell>
          <table:table-cell/>
          <table:table-cell table:formula="of:=INDEX([.$A$1:.$A$2072]; 1638; 1)" office:value-type="float" office:value="287092434944" calcext:value-type="float">
            <text:p>287092434944</text:p>
          </table:table-cell>
          <table:table-cell table:formula="of:=[.$G$7] * [.$F$1647] + [.$G$8]" office:value-type="float" office:value="-108.420961871743" calcext:value-type="float">
            <text:p>-108.420961871743</text:p>
          </table:table-cell>
          <table:table-cell/>
          <table:table-cell table:formula="of:=INDEX([.$C$1:.$C$2072]; 1638; 1)" office:value-type="float" office:value="188800729088" calcext:value-type="float">
            <text:p>188800729088</text:p>
          </table:table-cell>
          <table:table-cell table:formula="of:=[.$J$7] * [.$I$1647] + [.$J$8]" office:value-type="float" office:value="115.845390332863" calcext:value-type="float">
            <text:p>115.845390332863</text:p>
          </table:table-cell>
        </table:table-row>
        <table:table-row table:style-name="ro1">
          <table:table-cell office:value-type="float" office:value="287092569344" calcext:value-type="float">
            <text:p>287092569344</text:p>
          </table:table-cell>
          <table:table-cell office:value-type="float" office:value="-103.384971618652" calcext:value-type="float">
            <text:p>-103.384971618652</text:p>
          </table:table-cell>
          <table:table-cell office:value-type="float" office:value="188800731904" calcext:value-type="float">
            <text:p>188800731904</text:p>
          </table:table-cell>
          <table:table-cell office:value-type="float" office:value="116.093017578125" calcext:value-type="float">
            <text:p>116.093017578125</text:p>
          </table:table-cell>
          <table:table-cell/>
          <table:table-cell table:formula="of:=INDEX([.$A$1:.$A$2072]; 1639; 1)" office:value-type="float" office:value="287092457728" calcext:value-type="float">
            <text:p>287092457728</text:p>
          </table:table-cell>
          <table:table-cell table:formula="of:=[.$G$7] * [.$F$1648] + [.$G$8]" office:value-type="float" office:value="-107.332493761554" calcext:value-type="float">
            <text:p>-107.332493761554</text:p>
          </table:table-cell>
          <table:table-cell/>
          <table:table-cell table:formula="of:=INDEX([.$C$1:.$C$2072]; 1639; 1)" office:value-type="float" office:value="188800730112" calcext:value-type="float">
            <text:p>188800730112</text:p>
          </table:table-cell>
          <table:table-cell table:formula="of:=[.$J$7] * [.$I$1648] + [.$J$8]" office:value-type="float" office:value="115.894347373396" calcext:value-type="float">
            <text:p>115.894347373396</text:p>
          </table:table-cell>
        </table:table-row>
        <table:table-row table:style-name="ro1">
          <table:table-cell office:value-type="float" office:value="287092583936" calcext:value-type="float">
            <text:p>287092583936</text:p>
          </table:table-cell>
          <table:table-cell office:value-type="float" office:value="-102.662109375" calcext:value-type="float">
            <text:p>-102.662109375</text:p>
          </table:table-cell>
          <table:table-cell office:value-type="float" office:value="188800731904" calcext:value-type="float">
            <text:p>188800731904</text:p>
          </table:table-cell>
          <table:table-cell office:value-type="float" office:value="116.103866577148" calcext:value-type="float">
            <text:p>116.103866577148</text:p>
          </table:table-cell>
          <table:table-cell/>
          <table:table-cell table:formula="of:=INDEX([.$A$1:.$A$2072]; 1640; 1)" office:value-type="float" office:value="287092468480" calcext:value-type="float">
            <text:p>287092468480</text:p>
          </table:table-cell>
          <table:table-cell table:formula="of:=[.$G$7] * [.$F$1649] + [.$G$8]" office:value-type="float" office:value="-106.818834654987" calcext:value-type="float">
            <text:p>-106.818834654987</text:p>
          </table:table-cell>
          <table:table-cell/>
          <table:table-cell table:formula="of:=INDEX([.$C$1:.$C$2072]; 1640; 1)" office:value-type="float" office:value="188800730624" calcext:value-type="float">
            <text:p>188800730624</text:p>
          </table:table-cell>
          <table:table-cell table:formula="of:=[.$J$7] * [.$I$1649] + [.$J$8]" office:value-type="float" office:value="115.918825892732" calcext:value-type="float">
            <text:p>115.918825892732</text:p>
          </table:table-cell>
        </table:table-row>
        <table:table-row table:style-name="ro1">
          <table:table-cell office:value-type="float" office:value="287092590848" calcext:value-type="float">
            <text:p>287092590848</text:p>
          </table:table-cell>
          <table:table-cell office:value-type="float" office:value="-102.319717407227" calcext:value-type="float">
            <text:p>-102.319717407227</text:p>
          </table:table-cell>
          <table:table-cell office:value-type="float" office:value="188800732160" calcext:value-type="float">
            <text:p>188800732160</text:p>
          </table:table-cell>
          <table:table-cell office:value-type="float" office:value="116.109176635742" calcext:value-type="float">
            <text:p>116.109176635742</text:p>
          </table:table-cell>
          <table:table-cell/>
          <table:table-cell table:formula="of:=INDEX([.$A$1:.$A$2072]; 1641; 1)" office:value-type="float" office:value="287092489472" calcext:value-type="float">
            <text:p>287092489472</text:p>
          </table:table-cell>
          <table:table-cell table:formula="of:=[.$G$7] * [.$F$1650] + [.$G$8]" office:value-type="float" office:value="-105.815976396203" calcext:value-type="float">
            <text:p>-105.815976396203</text:p>
          </table:table-cell>
          <table:table-cell/>
          <table:table-cell table:formula="of:=INDEX([.$C$1:.$C$2072]; 1641; 1)" office:value-type="float" office:value="188800731904" calcext:value-type="float">
            <text:p>188800731904</text:p>
          </table:table-cell>
          <table:table-cell table:formula="of:=[.$J$7] * [.$I$1650] + [.$J$8]" office:value-type="float" office:value="115.980022193864" calcext:value-type="float">
            <text:p>115.980022193864</text:p>
          </table:table-cell>
        </table:table-row>
        <table:table-row table:style-name="ro1">
          <table:table-cell office:value-type="float" office:value="287092597760" calcext:value-type="float">
            <text:p>287092597760</text:p>
          </table:table-cell>
          <table:table-cell office:value-type="float" office:value="-101.986892700195" calcext:value-type="float">
            <text:p>-101.986892700195</text:p>
          </table:table-cell>
          <table:table-cell office:value-type="float" office:value="188800732672" calcext:value-type="float">
            <text:p>188800732672</text:p>
          </table:table-cell>
          <table:table-cell office:value-type="float" office:value="116.114418029785" calcext:value-type="float">
            <text:p>116.114418029785</text:p>
          </table:table-cell>
          <table:table-cell/>
          <table:table-cell table:formula="of:=INDEX([.$A$1:.$A$2072]; 1642; 1)" office:value-type="float" office:value="287092499712" calcext:value-type="float">
            <text:p>287092499712</text:p>
          </table:table-cell>
          <table:table-cell table:formula="of:=[.$G$7] * [.$F$1651] + [.$G$8]" office:value-type="float" office:value="-105.326777245849" calcext:value-type="float">
            <text:p>-105.326777245849</text:p>
          </table:table-cell>
          <table:table-cell/>
          <table:table-cell table:formula="of:=INDEX([.$C$1:.$C$2072]; 1642; 1)" office:value-type="float" office:value="188800731392" calcext:value-type="float">
            <text:p>188800731392</text:p>
          </table:table-cell>
          <table:table-cell table:formula="of:=[.$J$7] * [.$I$1651] + [.$J$8]" office:value-type="float" office:value="115.955543672666" calcext:value-type="float">
            <text:p>115.955543672666</text:p>
          </table:table-cell>
        </table:table-row>
        <table:table-row table:style-name="ro1">
          <table:table-cell office:value-type="float" office:value="287092604416" calcext:value-type="float">
            <text:p>287092604416</text:p>
          </table:table-cell>
          <table:table-cell office:value-type="float" office:value="-101.660659790039" calcext:value-type="float">
            <text:p>-101.660659790039</text:p>
          </table:table-cell>
          <table:table-cell office:value-type="float" office:value="188800733440" calcext:value-type="float">
            <text:p>188800733440</text:p>
          </table:table-cell>
          <table:table-cell office:value-type="float" office:value="116.126304626465" calcext:value-type="float">
            <text:p>116.126304626465</text:p>
          </table:table-cell>
          <table:table-cell/>
          <table:table-cell table:formula="of:=INDEX([.$A$1:.$A$2072]; 1643; 1)" office:value-type="float" office:value="287092519424" calcext:value-type="float">
            <text:p>287092519424</text:p>
          </table:table-cell>
          <table:table-cell table:formula="of:=[.$G$7] * [.$F$1652] + [.$G$8]" office:value-type="float" office:value="-104.385068882257" calcext:value-type="float">
            <text:p>-104.385068882257</text:p>
          </table:table-cell>
          <table:table-cell/>
          <table:table-cell table:formula="of:=INDEX([.$C$1:.$C$2072]; 1643; 1)" office:value-type="float" office:value="188800731136" calcext:value-type="float">
            <text:p>188800731136</text:p>
          </table:table-cell>
          <table:table-cell table:formula="of:=[.$J$7] * [.$I$1652] + [.$J$8]" office:value-type="float" office:value="115.94330441393" calcext:value-type="float">
            <text:p>115.94330441393</text:p>
          </table:table-cell>
        </table:table-row>
        <table:table-row table:style-name="ro1">
          <table:table-cell office:value-type="float" office:value="287092617984" calcext:value-type="float">
            <text:p>287092617984</text:p>
          </table:table-cell>
          <table:table-cell office:value-type="float" office:value="-101.017875671387" calcext:value-type="float">
            <text:p>-101.017875671387</text:p>
          </table:table-cell>
          <table:table-cell office:value-type="float" office:value="188800735232" calcext:value-type="float">
            <text:p>188800735232</text:p>
          </table:table-cell>
          <table:table-cell office:value-type="float" office:value="116.174118041992" calcext:value-type="float">
            <text:p>116.174118041992</text:p>
          </table:table-cell>
          <table:table-cell/>
          <table:table-cell table:formula="of:=INDEX([.$A$1:.$A$2072]; 1644; 1)" office:value-type="float" office:value="287092528384" calcext:value-type="float">
            <text:p>287092528384</text:p>
          </table:table-cell>
          <table:table-cell table:formula="of:=[.$G$7] * [.$F$1653] + [.$G$8]" office:value-type="float" office:value="-103.957019625232" calcext:value-type="float">
            <text:p>-103.957019625232</text:p>
          </table:table-cell>
          <table:table-cell/>
          <table:table-cell table:formula="of:=INDEX([.$C$1:.$C$2072]; 1644; 1)" office:value-type="float" office:value="188800731392" calcext:value-type="float">
            <text:p>188800731392</text:p>
          </table:table-cell>
          <table:table-cell table:formula="of:=[.$J$7] * [.$I$1653] + [.$J$8]" office:value-type="float" office:value="115.955543672666" calcext:value-type="float">
            <text:p>115.955543672666</text:p>
          </table:table-cell>
        </table:table-row>
        <table:table-row table:style-name="ro1">
          <table:table-cell office:value-type="float" office:value="287092624640" calcext:value-type="float">
            <text:p>287092624640</text:p>
          </table:table-cell>
          <table:table-cell office:value-type="float" office:value="-100.696228027344" calcext:value-type="float">
            <text:p>-100.696228027344</text:p>
          </table:table-cell>
          <table:table-cell office:value-type="float" office:value="188800736512" calcext:value-type="float">
            <text:p>188800736512</text:p>
          </table:table-cell>
          <table:table-cell office:value-type="float" office:value="116.205299377441" calcext:value-type="float">
            <text:p>116.205299377441</text:p>
          </table:table-cell>
          <table:table-cell/>
          <table:table-cell table:formula="of:=INDEX([.$A$1:.$A$2072]; 1645; 1)" office:value-type="float" office:value="287092537344" calcext:value-type="float">
            <text:p>287092537344</text:p>
          </table:table-cell>
          <table:table-cell table:formula="of:=[.$G$7] * [.$F$1654] + [.$G$8]" office:value-type="float" office:value="-103.528970370069" calcext:value-type="float">
            <text:p>-103.528970370069</text:p>
          </table:table-cell>
          <table:table-cell/>
          <table:table-cell table:formula="of:=INDEX([.$C$1:.$C$2072]; 1645; 1)" office:value-type="float" office:value="188800731648" calcext:value-type="float">
            <text:p>188800731648</text:p>
          </table:table-cell>
          <table:table-cell table:formula="of:=[.$J$7] * [.$I$1654] + [.$J$8]" office:value-type="float" office:value="115.967782933265" calcext:value-type="float">
            <text:p>115.967782933265</text:p>
          </table:table-cell>
        </table:table-row>
        <table:table-row table:style-name="ro1">
          <table:table-cell office:value-type="float" office:value="287092631552" calcext:value-type="float">
            <text:p>287092631552</text:p>
          </table:table-cell>
          <table:table-cell office:value-type="float" office:value="-100.372901916504" calcext:value-type="float">
            <text:p>-100.372901916504</text:p>
          </table:table-cell>
          <table:table-cell office:value-type="float" office:value="188800738304" calcext:value-type="float">
            <text:p>188800738304</text:p>
          </table:table-cell>
          <table:table-cell office:value-type="float" office:value="116.247352600098" calcext:value-type="float">
            <text:p>116.247352600098</text:p>
          </table:table-cell>
          <table:table-cell/>
          <table:table-cell table:formula="of:=INDEX([.$A$1:.$A$2072]; 1646; 1)" office:value-type="float" office:value="287092553984" calcext:value-type="float">
            <text:p>287092553984</text:p>
          </table:table-cell>
          <table:table-cell table:formula="of:=[.$G$7] * [.$F$1655] + [.$G$8]" office:value-type="float" office:value="-102.73402175121" calcext:value-type="float">
            <text:p>-102.73402175121</text:p>
          </table:table-cell>
          <table:table-cell/>
          <table:table-cell table:formula="of:=INDEX([.$C$1:.$C$2072]; 1646; 1)" office:value-type="float" office:value="188800731904" calcext:value-type="float">
            <text:p>188800731904</text:p>
          </table:table-cell>
          <table:table-cell table:formula="of:=[.$J$7] * [.$I$1655] + [.$J$8]" office:value-type="float" office:value="115.980022193864" calcext:value-type="float">
            <text:p>115.980022193864</text:p>
          </table:table-cell>
        </table:table-row>
        <table:table-row table:style-name="ro1">
          <table:table-cell office:value-type="float" office:value="287092645632" calcext:value-type="float">
            <text:p>287092645632</text:p>
          </table:table-cell>
          <table:table-cell office:value-type="float" office:value="-99.7192153930664" calcext:value-type="float">
            <text:p>-99.7192153930664</text:p>
          </table:table-cell>
          <table:table-cell office:value-type="float" office:value="188800740608" calcext:value-type="float">
            <text:p>188800740608</text:p>
          </table:table-cell>
          <table:table-cell office:value-type="float" office:value="116.356163024902" calcext:value-type="float">
            <text:p>116.356163024902</text:p>
          </table:table-cell>
          <table:table-cell/>
          <table:table-cell table:formula="of:=INDEX([.$A$1:.$A$2072]; 1647; 1)" office:value-type="float" office:value="287092561664" calcext:value-type="float">
            <text:p>287092561664</text:p>
          </table:table-cell>
          <table:table-cell table:formula="of:=[.$G$7] * [.$F$1656] + [.$G$8]" office:value-type="float" office:value="-102.367122387514" calcext:value-type="float">
            <text:p>-102.367122387514</text:p>
          </table:table-cell>
          <table:table-cell/>
          <table:table-cell table:formula="of:=INDEX([.$C$1:.$C$2072]; 1647; 1)" office:value-type="float" office:value="188800731648" calcext:value-type="float">
            <text:p>188800731648</text:p>
          </table:table-cell>
          <table:table-cell table:formula="of:=[.$J$7] * [.$I$1656] + [.$J$8]" office:value-type="float" office:value="115.967782933265" calcext:value-type="float">
            <text:p>115.967782933265</text:p>
          </table:table-cell>
        </table:table-row>
        <table:table-row table:style-name="ro1">
          <table:table-cell office:value-type="float" office:value="287092652800" calcext:value-type="float">
            <text:p>287092652800</text:p>
          </table:table-cell>
          <table:table-cell office:value-type="float" office:value="-99.3824310302734" calcext:value-type="float">
            <text:p>-99.3824310302734</text:p>
          </table:table-cell>
          <table:table-cell office:value-type="float" office:value="188800741376" calcext:value-type="float">
            <text:p>188800741376</text:p>
          </table:table-cell>
          <table:table-cell office:value-type="float" office:value="116.400367736816" calcext:value-type="float">
            <text:p>116.400367736816</text:p>
          </table:table-cell>
          <table:table-cell/>
          <table:table-cell table:formula="of:=INDEX([.$A$1:.$A$2072]; 1648; 1)" office:value-type="float" office:value="287092569344" calcext:value-type="float">
            <text:p>287092569344</text:p>
          </table:table-cell>
          <table:table-cell table:formula="of:=[.$G$7] * [.$F$1657] + [.$G$8]" office:value-type="float" office:value="-102.00022302568" calcext:value-type="float">
            <text:p>-102.00022302568</text:p>
          </table:table-cell>
          <table:table-cell/>
          <table:table-cell table:formula="of:=INDEX([.$C$1:.$C$2072]; 1648; 1)" office:value-type="float" office:value="188800731904" calcext:value-type="float">
            <text:p>188800731904</text:p>
          </table:table-cell>
          <table:table-cell table:formula="of:=[.$J$7] * [.$I$1657] + [.$J$8]" office:value-type="float" office:value="115.980022193864" calcext:value-type="float">
            <text:p>115.980022193864</text:p>
          </table:table-cell>
        </table:table-row>
        <table:table-row table:style-name="ro1">
          <table:table-cell office:value-type="float" office:value="287092660224" calcext:value-type="float">
            <text:p>287092660224</text:p>
          </table:table-cell>
          <table:table-cell office:value-type="float" office:value="-99.0375289916992" calcext:value-type="float">
            <text:p>-99.0375289916992</text:p>
          </table:table-cell>
          <table:table-cell office:value-type="float" office:value="188800742400" calcext:value-type="float">
            <text:p>188800742400</text:p>
          </table:table-cell>
          <table:table-cell office:value-type="float" office:value="116.443199157715" calcext:value-type="float">
            <text:p>116.443199157715</text:p>
          </table:table-cell>
          <table:table-cell/>
          <table:table-cell table:formula="of:=INDEX([.$A$1:.$A$2072]; 1649; 1)" office:value-type="float" office:value="287092583936" calcext:value-type="float">
            <text:p>287092583936</text:p>
          </table:table-cell>
          <table:table-cell table:formula="of:=[.$G$7] * [.$F$1658] + [.$G$8]" office:value-type="float" office:value="-101.303114237264" calcext:value-type="float">
            <text:p>-101.303114237264</text:p>
          </table:table-cell>
          <table:table-cell/>
          <table:table-cell table:formula="of:=INDEX([.$C$1:.$C$2072]; 1649; 1)" office:value-type="float" office:value="188800731904" calcext:value-type="float">
            <text:p>188800731904</text:p>
          </table:table-cell>
          <table:table-cell table:formula="of:=[.$J$7] * [.$I$1658] + [.$J$8]" office:value-type="float" office:value="115.980022193864" calcext:value-type="float">
            <text:p>115.980022193864</text:p>
          </table:table-cell>
        </table:table-row>
        <table:table-row table:style-name="ro1">
          <table:table-cell office:value-type="float" office:value="287092667904" calcext:value-type="float">
            <text:p>287092667904</text:p>
          </table:table-cell>
          <table:table-cell office:value-type="float" office:value="-98.6856002807617" calcext:value-type="float">
            <text:p>-98.6856002807617</text:p>
          </table:table-cell>
          <table:table-cell office:value-type="float" office:value="188800743168" calcext:value-type="float">
            <text:p>188800743168</text:p>
          </table:table-cell>
          <table:table-cell office:value-type="float" office:value="116.486976623535" calcext:value-type="float">
            <text:p>116.486976623535</text:p>
          </table:table-cell>
          <table:table-cell/>
          <table:table-cell table:formula="of:=INDEX([.$A$1:.$A$2072]; 1650; 1)" office:value-type="float" office:value="287092590848" calcext:value-type="float">
            <text:p>287092590848</text:p>
          </table:table-cell>
          <table:table-cell table:formula="of:=[.$G$7] * [.$F$1659] + [.$G$8]" office:value-type="float" office:value="-100.972904810682" calcext:value-type="float">
            <text:p>-100.972904810682</text:p>
          </table:table-cell>
          <table:table-cell/>
          <table:table-cell table:formula="of:=INDEX([.$C$1:.$C$2072]; 1650; 1)" office:value-type="float" office:value="188800732160" calcext:value-type="float">
            <text:p>188800732160</text:p>
          </table:table-cell>
          <table:table-cell table:formula="of:=[.$J$7] * [.$I$1659] + [.$J$8]" office:value-type="float" office:value="115.9922614526" calcext:value-type="float">
            <text:p>115.9922614526</text:p>
          </table:table-cell>
        </table:table-row>
        <table:table-row table:style-name="ro1">
          <table:table-cell office:value-type="float" office:value="287092683520" calcext:value-type="float">
            <text:p>287092683520</text:p>
          </table:table-cell>
          <table:table-cell office:value-type="float" office:value="-97.9571380615234" calcext:value-type="float">
            <text:p>-97.9571380615234</text:p>
          </table:table-cell>
          <table:table-cell office:value-type="float" office:value="188800745216" calcext:value-type="float">
            <text:p>188800745216</text:p>
          </table:table-cell>
          <table:table-cell office:value-type="float" office:value="116.578773498535" calcext:value-type="float">
            <text:p>116.578773498535</text:p>
          </table:table-cell>
          <table:table-cell/>
          <table:table-cell table:formula="of:=INDEX([.$A$1:.$A$2072]; 1651; 1)" office:value-type="float" office:value="287092597760" calcext:value-type="float">
            <text:p>287092597760</text:p>
          </table:table-cell>
          <table:table-cell table:formula="of:=[.$G$7] * [.$F$1660] + [.$G$8]" office:value-type="float" office:value="-100.6426953841" calcext:value-type="float">
            <text:p>-100.6426953841</text:p>
          </table:table-cell>
          <table:table-cell/>
          <table:table-cell table:formula="of:=INDEX([.$C$1:.$C$2072]; 1651; 1)" office:value-type="float" office:value="188800732672" calcext:value-type="float">
            <text:p>188800732672</text:p>
          </table:table-cell>
          <table:table-cell table:formula="of:=[.$J$7] * [.$I$1660] + [.$J$8]" office:value-type="float" office:value="116.016739973798" calcext:value-type="float">
            <text:p>116.016739973798</text:p>
          </table:table-cell>
        </table:table-row>
        <table:table-row table:style-name="ro1">
          <table:table-cell office:value-type="float" office:value="287092691456" calcext:value-type="float">
            <text:p>287092691456</text:p>
          </table:table-cell>
          <table:table-cell office:value-type="float" office:value="-97.5802154541016" calcext:value-type="float">
            <text:p>-97.5802154541016</text:p>
          </table:table-cell>
          <table:table-cell office:value-type="float" office:value="188800746240" calcext:value-type="float">
            <text:p>188800746240</text:p>
          </table:table-cell>
          <table:table-cell office:value-type="float" office:value="116.626571655273" calcext:value-type="float">
            <text:p>116.626571655273</text:p>
          </table:table-cell>
          <table:table-cell/>
          <table:table-cell table:formula="of:=INDEX([.$A$1:.$A$2072]; 1652; 1)" office:value-type="float" office:value="287092604416" calcext:value-type="float">
            <text:p>287092604416</text:p>
          </table:table-cell>
          <table:table-cell table:formula="of:=[.$G$7] * [.$F$1661] + [.$G$8]" office:value-type="float" office:value="-100.324715936556" calcext:value-type="float">
            <text:p>-100.324715936556</text:p>
          </table:table-cell>
          <table:table-cell/>
          <table:table-cell table:formula="of:=INDEX([.$C$1:.$C$2072]; 1652; 1)" office:value-type="float" office:value="188800733440" calcext:value-type="float">
            <text:p>188800733440</text:p>
          </table:table-cell>
          <table:table-cell table:formula="of:=[.$J$7] * [.$I$1661] + [.$J$8]" office:value-type="float" office:value="116.053457753733" calcext:value-type="float">
            <text:p>116.053457753733</text:p>
          </table:table-cell>
        </table:table-row>
        <table:table-row table:style-name="ro1">
          <table:table-cell office:value-type="float" office:value="287092699136" calcext:value-type="float">
            <text:p>287092699136</text:p>
          </table:table-cell>
          <table:table-cell office:value-type="float" office:value="-97.2024078369141" calcext:value-type="float">
            <text:p>-97.2024078369141</text:p>
          </table:table-cell>
          <table:table-cell office:value-type="float" office:value="188800747264" calcext:value-type="float">
            <text:p>188800747264</text:p>
          </table:table-cell>
          <table:table-cell office:value-type="float" office:value="116.674537658691" calcext:value-type="float">
            <text:p>116.674537658691</text:p>
          </table:table-cell>
          <table:table-cell/>
          <table:table-cell table:formula="of:=INDEX([.$A$1:.$A$2072]; 1653; 1)" office:value-type="float" office:value="287092617984" calcext:value-type="float">
            <text:p>287092617984</text:p>
          </table:table-cell>
          <table:table-cell table:formula="of:=[.$G$7] * [.$F$1662] + [.$G$8]" office:value-type="float" office:value="-99.676527062431" calcext:value-type="float">
            <text:p>-99.676527062431</text:p>
          </table:table-cell>
          <table:table-cell/>
          <table:table-cell table:formula="of:=INDEX([.$C$1:.$C$2072]; 1653; 1)" office:value-type="float" office:value="188800735232" calcext:value-type="float">
            <text:p>188800735232</text:p>
          </table:table-cell>
          <table:table-cell table:formula="of:=[.$J$7] * [.$I$1662] + [.$J$8]" office:value-type="float" office:value="116.139132574201" calcext:value-type="float">
            <text:p>116.139132574201</text:p>
          </table:table-cell>
        </table:table-row>
        <table:table-row table:style-name="ro1">
          <table:table-cell office:value-type="float" office:value="287092715008" calcext:value-type="float">
            <text:p>287092715008</text:p>
          </table:table-cell>
          <table:table-cell office:value-type="float" office:value="-96.4465179443359" calcext:value-type="float">
            <text:p>-96.4465179443359</text:p>
          </table:table-cell>
          <table:table-cell office:value-type="float" office:value="188800749312" calcext:value-type="float">
            <text:p>188800749312</text:p>
          </table:table-cell>
          <table:table-cell office:value-type="float" office:value="116.770553588867" calcext:value-type="float">
            <text:p>116.770553588867</text:p>
          </table:table-cell>
          <table:table-cell/>
          <table:table-cell table:formula="of:=INDEX([.$A$1:.$A$2072]; 1654; 1)" office:value-type="float" office:value="287092624640" calcext:value-type="float">
            <text:p>287092624640</text:p>
          </table:table-cell>
          <table:table-cell table:formula="of:=[.$G$7] * [.$F$1663] + [.$G$8]" office:value-type="float" office:value="-99.3585476148874" calcext:value-type="float">
            <text:p>-99.3585476148874</text:p>
          </table:table-cell>
          <table:table-cell/>
          <table:table-cell table:formula="of:=INDEX([.$C$1:.$C$2072]; 1654; 1)" office:value-type="float" office:value="188800736512" calcext:value-type="float">
            <text:p>188800736512</text:p>
          </table:table-cell>
          <table:table-cell table:formula="of:=[.$J$7] * [.$I$1663] + [.$J$8]" office:value-type="float" office:value="116.200328875333" calcext:value-type="float">
            <text:p>116.200328875333</text:p>
          </table:table-cell>
        </table:table-row>
        <table:table-row table:style-name="ro1">
          <table:table-cell office:value-type="float" office:value="287092722944" calcext:value-type="float">
            <text:p>287092722944</text:p>
          </table:table-cell>
          <table:table-cell office:value-type="float" office:value="-96.0686416625977" calcext:value-type="float">
            <text:p>-96.0686416625977</text:p>
          </table:table-cell>
          <table:table-cell office:value-type="float" office:value="188800750336" calcext:value-type="float">
            <text:p>188800750336</text:p>
          </table:table-cell>
          <table:table-cell office:value-type="float" office:value="116.818580627441" calcext:value-type="float">
            <text:p>116.818580627441</text:p>
          </table:table-cell>
          <table:table-cell/>
          <table:table-cell table:formula="of:=INDEX([.$A$1:.$A$2072]; 1655; 1)" office:value-type="float" office:value="287092631552" calcext:value-type="float">
            <text:p>287092631552</text:p>
          </table:table-cell>
          <table:table-cell table:formula="of:=[.$G$7] * [.$F$1664] + [.$G$8]" office:value-type="float" office:value="-99.0283381883055" calcext:value-type="float">
            <text:p>-99.0283381883055</text:p>
          </table:table-cell>
          <table:table-cell/>
          <table:table-cell table:formula="of:=INDEX([.$C$1:.$C$2072]; 1655; 1)" office:value-type="float" office:value="188800738304" calcext:value-type="float">
            <text:p>188800738304</text:p>
          </table:table-cell>
          <table:table-cell table:formula="of:=[.$J$7] * [.$I$1664] + [.$J$8]" office:value-type="float" office:value="116.286003695801" calcext:value-type="float">
            <text:p>116.286003695801</text:p>
          </table:table-cell>
        </table:table-row>
        <table:table-row table:style-name="ro1">
          <table:table-cell office:value-type="float" office:value="287092730624" calcext:value-type="float">
            <text:p>287092730624</text:p>
          </table:table-cell>
          <table:table-cell office:value-type="float" office:value="-95.6919479370117" calcext:value-type="float">
            <text:p>-95.6919479370117</text:p>
          </table:table-cell>
          <table:table-cell office:value-type="float" office:value="188800751360" calcext:value-type="float">
            <text:p>188800751360</text:p>
          </table:table-cell>
          <table:table-cell office:value-type="float" office:value="116.866455078125" calcext:value-type="float">
            <text:p>116.866455078125</text:p>
          </table:table-cell>
          <table:table-cell/>
          <table:table-cell table:formula="of:=INDEX([.$A$1:.$A$2072]; 1656; 1)" office:value-type="float" office:value="287092645632" calcext:value-type="float">
            <text:p>287092645632</text:p>
          </table:table-cell>
          <table:table-cell table:formula="of:=[.$G$7] * [.$F$1665] + [.$G$8]" office:value-type="float" office:value="-98.3556893579662" calcext:value-type="float">
            <text:p>-98.3556893579662</text:p>
          </table:table-cell>
          <table:table-cell/>
          <table:table-cell table:formula="of:=INDEX([.$C$1:.$C$2072]; 1656; 1)" office:value-type="float" office:value="188800740608" calcext:value-type="float">
            <text:p>188800740608</text:p>
          </table:table-cell>
          <table:table-cell table:formula="of:=[.$J$7] * [.$I$1665] + [.$J$8]" office:value-type="float" office:value="116.396157035604" calcext:value-type="float">
            <text:p>116.396157035604</text:p>
          </table:table-cell>
        </table:table-row>
        <table:table-row table:style-name="ro1">
          <table:table-cell office:value-type="float" office:value="287092746496" calcext:value-type="float">
            <text:p>287092746496</text:p>
          </table:table-cell>
          <table:table-cell office:value-type="float" office:value="-94.9387588500977" calcext:value-type="float">
            <text:p>-94.9387588500977</text:p>
          </table:table-cell>
          <table:table-cell office:value-type="float" office:value="188800753152" calcext:value-type="float">
            <text:p>188800753152</text:p>
          </table:table-cell>
          <table:table-cell office:value-type="float" office:value="116.96216583252" calcext:value-type="float">
            <text:p>116.96216583252</text:p>
          </table:table-cell>
          <table:table-cell/>
          <table:table-cell table:formula="of:=INDEX([.$A$1:.$A$2072]; 1657; 1)" office:value-type="float" office:value="287092652800" calcext:value-type="float">
            <text:p>287092652800</text:p>
          </table:table-cell>
          <table:table-cell table:formula="of:=[.$G$7] * [.$F$1666] + [.$G$8]" office:value-type="float" office:value="-98.0132499523461" calcext:value-type="float">
            <text:p>-98.0132499523461</text:p>
          </table:table-cell>
          <table:table-cell/>
          <table:table-cell table:formula="of:=INDEX([.$C$1:.$C$2072]; 1657; 1)" office:value-type="float" office:value="188800741376" calcext:value-type="float">
            <text:p>188800741376</text:p>
          </table:table-cell>
          <table:table-cell table:formula="of:=[.$J$7] * [.$I$1666] + [.$J$8]" office:value-type="float" office:value="116.432874815539" calcext:value-type="float">
            <text:p>116.432874815539</text:p>
          </table:table-cell>
        </table:table-row>
        <table:table-row table:style-name="ro1">
          <table:table-cell office:value-type="float" office:value="287092754176" calcext:value-type="float">
            <text:p>287092754176</text:p>
          </table:table-cell>
          <table:table-cell office:value-type="float" office:value="-94.5622406005859" calcext:value-type="float">
            <text:p>-94.5622406005859</text:p>
          </table:table-cell>
          <table:table-cell office:value-type="float" office:value="188800754176" calcext:value-type="float">
            <text:p>188800754176</text:p>
          </table:table-cell>
          <table:table-cell office:value-type="float" office:value="117.010009765625" calcext:value-type="float">
            <text:p>117.010009765625</text:p>
          </table:table-cell>
          <table:table-cell/>
          <table:table-cell table:formula="of:=INDEX([.$A$1:.$A$2072]; 1658; 1)" office:value-type="float" office:value="287092660224" calcext:value-type="float">
            <text:p>287092660224</text:p>
          </table:table-cell>
          <table:table-cell table:formula="of:=[.$G$7] * [.$F$1667] + [.$G$8]" office:value-type="float" office:value="-97.6585805676877" calcext:value-type="float">
            <text:p>-97.6585805676877</text:p>
          </table:table-cell>
          <table:table-cell/>
          <table:table-cell table:formula="of:=INDEX([.$C$1:.$C$2072]; 1658; 1)" office:value-type="float" office:value="188800742400" calcext:value-type="float">
            <text:p>188800742400</text:p>
          </table:table-cell>
          <table:table-cell table:formula="of:=[.$J$7] * [.$I$1667] + [.$J$8]" office:value-type="float" office:value="116.481831856072" calcext:value-type="float">
            <text:p>116.481831856072</text:p>
          </table:table-cell>
        </table:table-row>
        <table:table-row table:style-name="ro1">
          <table:table-cell office:value-type="float" office:value="287092762112" calcext:value-type="float">
            <text:p>287092762112</text:p>
          </table:table-cell>
          <table:table-cell office:value-type="float" office:value="-94.1869430541992" calcext:value-type="float">
            <text:p>-94.1869430541992</text:p>
          </table:table-cell>
          <table:table-cell office:value-type="float" office:value="188800755200" calcext:value-type="float">
            <text:p>188800755200</text:p>
          </table:table-cell>
          <table:table-cell office:value-type="float" office:value="117.057693481445" calcext:value-type="float">
            <text:p>117.057693481445</text:p>
          </table:table-cell>
          <table:table-cell/>
          <table:table-cell table:formula="of:=INDEX([.$A$1:.$A$2072]; 1659; 1)" office:value-type="float" office:value="287092667904" calcext:value-type="float">
            <text:p>287092667904</text:p>
          </table:table-cell>
          <table:table-cell table:formula="of:=[.$G$7] * [.$F$1668] + [.$G$8]" office:value-type="float" office:value="-97.2916812058538" calcext:value-type="float">
            <text:p>-97.2916812058538</text:p>
          </table:table-cell>
          <table:table-cell/>
          <table:table-cell table:formula="of:=INDEX([.$C$1:.$C$2072]; 1659; 1)" office:value-type="float" office:value="188800743168" calcext:value-type="float">
            <text:p>188800743168</text:p>
          </table:table-cell>
          <table:table-cell table:formula="of:=[.$J$7] * [.$I$1668] + [.$J$8]" office:value-type="float" office:value="116.518549636006" calcext:value-type="float">
            <text:p>116.518549636006</text:p>
          </table:table-cell>
        </table:table-row>
        <table:table-row table:style-name="ro1">
          <table:table-cell office:value-type="float" office:value="287092778752" calcext:value-type="float">
            <text:p>287092778752</text:p>
          </table:table-cell>
          <table:table-cell office:value-type="float" office:value="-93.4251174926758" calcext:value-type="float">
            <text:p>-93.4251174926758</text:p>
          </table:table-cell>
          <table:table-cell office:value-type="float" office:value="188800757248" calcext:value-type="float">
            <text:p>188800757248</text:p>
          </table:table-cell>
          <table:table-cell office:value-type="float" office:value="117.154502868652" calcext:value-type="float">
            <text:p>117.154502868652</text:p>
          </table:table-cell>
          <table:table-cell/>
          <table:table-cell table:formula="of:=INDEX([.$A$1:.$A$2072]; 1660; 1)" office:value-type="float" office:value="287092683520" calcext:value-type="float">
            <text:p>287092683520</text:p>
          </table:table-cell>
          <table:table-cell table:formula="of:=[.$G$7] * [.$F$1669] + [.$G$8]" office:value-type="float" office:value="-96.5456525012851" calcext:value-type="float">
            <text:p>-96.5456525012851</text:p>
          </table:table-cell>
          <table:table-cell/>
          <table:table-cell table:formula="of:=INDEX([.$C$1:.$C$2072]; 1660; 1)" office:value-type="float" office:value="188800745216" calcext:value-type="float">
            <text:p>188800745216</text:p>
          </table:table-cell>
          <table:table-cell table:formula="of:=[.$J$7] * [.$I$1669] + [.$J$8]" office:value-type="float" office:value="116.616463717073" calcext:value-type="float">
            <text:p>116.616463717073</text:p>
          </table:table-cell>
        </table:table-row>
        <table:table-row table:style-name="ro1">
          <table:table-cell office:value-type="float" office:value="287092787456" calcext:value-type="float">
            <text:p>287092787456</text:p>
          </table:table-cell>
          <table:table-cell office:value-type="float" office:value="-93.0237503051758" calcext:value-type="float">
            <text:p>-93.0237503051758</text:p>
          </table:table-cell>
          <table:table-cell office:value-type="float" office:value="188800758528" calcext:value-type="float">
            <text:p>188800758528</text:p>
          </table:table-cell>
          <table:table-cell office:value-type="float" office:value="117.205497741699" calcext:value-type="float">
            <text:p>117.205497741699</text:p>
          </table:table-cell>
          <table:table-cell/>
          <table:table-cell table:formula="of:=INDEX([.$A$1:.$A$2072]; 1661; 1)" office:value-type="float" office:value="287092691456" calcext:value-type="float">
            <text:p>287092691456</text:p>
          </table:table-cell>
          <table:table-cell table:formula="of:=[.$G$7] * [.$F$1670] + [.$G$8]" office:value-type="float" office:value="-96.1665231604129" calcext:value-type="float">
            <text:p>-96.1665231604129</text:p>
          </table:table-cell>
          <table:table-cell/>
          <table:table-cell table:formula="of:=INDEX([.$C$1:.$C$2072]; 1661; 1)" office:value-type="float" office:value="188800746240" calcext:value-type="float">
            <text:p>188800746240</text:p>
          </table:table-cell>
          <table:table-cell table:formula="of:=[.$J$7] * [.$I$1670] + [.$J$8]" office:value-type="float" office:value="116.665420757607" calcext:value-type="float">
            <text:p>116.665420757607</text:p>
          </table:table-cell>
        </table:table-row>
        <table:table-row table:style-name="ro1">
          <table:table-cell office:value-type="float" office:value="287092796416" calcext:value-type="float">
            <text:p>287092796416</text:p>
          </table:table-cell>
          <table:table-cell office:value-type="float" office:value="-92.6079406738281" calcext:value-type="float">
            <text:p>-92.6079406738281</text:p>
          </table:table-cell>
          <table:table-cell office:value-type="float" office:value="188800759552" calcext:value-type="float">
            <text:p>188800759552</text:p>
          </table:table-cell>
          <table:table-cell office:value-type="float" office:value="117.258323669434" calcext:value-type="float">
            <text:p>117.258323669434</text:p>
          </table:table-cell>
          <table:table-cell/>
          <table:table-cell table:formula="of:=INDEX([.$A$1:.$A$2072]; 1662; 1)" office:value-type="float" office:value="287092699136" calcext:value-type="float">
            <text:p>287092699136</text:p>
          </table:table-cell>
          <table:table-cell table:formula="of:=[.$G$7] * [.$F$1671] + [.$G$8]" office:value-type="float" office:value="-95.799623798579" calcext:value-type="float">
            <text:p>-95.799623798579</text:p>
          </table:table-cell>
          <table:table-cell/>
          <table:table-cell table:formula="of:=INDEX([.$C$1:.$C$2072]; 1662; 1)" office:value-type="float" office:value="188800747264" calcext:value-type="float">
            <text:p>188800747264</text:p>
          </table:table-cell>
          <table:table-cell table:formula="of:=[.$J$7] * [.$I$1671] + [.$J$8]" office:value-type="float" office:value="116.71437779814" calcext:value-type="float">
            <text:p>116.71437779814</text:p>
          </table:table-cell>
        </table:table-row>
        <table:table-row table:style-name="ro1">
          <table:table-cell office:value-type="float" office:value="287092825088" calcext:value-type="float">
            <text:p>287092825088</text:p>
          </table:table-cell>
          <table:table-cell office:value-type="float" office:value="-91.2807006835937" calcext:value-type="float">
            <text:p>-91.2807006835937</text:p>
          </table:table-cell>
          <table:table-cell office:value-type="float" office:value="188800763136" calcext:value-type="float">
            <text:p>188800763136</text:p>
          </table:table-cell>
          <table:table-cell office:value-type="float" office:value="117.426933288574" calcext:value-type="float">
            <text:p>117.426933288574</text:p>
          </table:table-cell>
          <table:table-cell/>
          <table:table-cell table:formula="of:=INDEX([.$A$1:.$A$2072]; 1663; 1)" office:value-type="float" office:value="287092715008" calcext:value-type="float">
            <text:p>287092715008</text:p>
          </table:table-cell>
          <table:table-cell table:formula="of:=[.$G$7] * [.$F$1672] + [.$G$8]" office:value-type="float" office:value="-95.041365114972" calcext:value-type="float">
            <text:p>-95.041365114972</text:p>
          </table:table-cell>
          <table:table-cell/>
          <table:table-cell table:formula="of:=INDEX([.$C$1:.$C$2072]; 1663; 1)" office:value-type="float" office:value="188800749312" calcext:value-type="float">
            <text:p>188800749312</text:p>
          </table:table-cell>
          <table:table-cell table:formula="of:=[.$J$7] * [.$I$1672] + [.$J$8]" office:value-type="float" office:value="116.812291877344" calcext:value-type="float">
            <text:p>116.812291877344</text:p>
          </table:table-cell>
        </table:table-row>
        <table:table-row table:style-name="ro1">
          <table:table-cell office:value-type="float" office:value="287092844544" calcext:value-type="float">
            <text:p>287092844544</text:p>
          </table:table-cell>
          <table:table-cell office:value-type="float" office:value="-90.3538665771484" calcext:value-type="float">
            <text:p>-90.3538665771484</text:p>
          </table:table-cell>
          <table:table-cell office:value-type="float" office:value="188800765696" calcext:value-type="float">
            <text:p>188800765696</text:p>
          </table:table-cell>
          <table:table-cell office:value-type="float" office:value="117.544616699219" calcext:value-type="float">
            <text:p>117.544616699219</text:p>
          </table:table-cell>
          <table:table-cell/>
          <table:table-cell table:formula="of:=INDEX([.$A$1:.$A$2072]; 1664; 1)" office:value-type="float" office:value="287092722944" calcext:value-type="float">
            <text:p>287092722944</text:p>
          </table:table-cell>
          <table:table-cell table:formula="of:=[.$G$7] * [.$F$1673] + [.$G$8]" office:value-type="float" office:value="-94.6622357740998" calcext:value-type="float">
            <text:p>-94.6622357740998</text:p>
          </table:table-cell>
          <table:table-cell/>
          <table:table-cell table:formula="of:=INDEX([.$C$1:.$C$2072]; 1664; 1)" office:value-type="float" office:value="188800750336" calcext:value-type="float">
            <text:p>188800750336</text:p>
          </table:table-cell>
          <table:table-cell table:formula="of:=[.$J$7] * [.$I$1673] + [.$J$8]" office:value-type="float" office:value="116.861248917878" calcext:value-type="float">
            <text:p>116.861248917878</text:p>
          </table:table-cell>
        </table:table-row>
        <table:table-row table:style-name="ro1">
          <table:table-cell office:value-type="float" office:value="287092854016" calcext:value-type="float">
            <text:p>287092854016</text:p>
          </table:table-cell>
          <table:table-cell office:value-type="float" office:value="-89.8869705200195" calcext:value-type="float">
            <text:p>-89.8869705200195</text:p>
          </table:table-cell>
          <table:table-cell office:value-type="float" office:value="188800766976" calcext:value-type="float">
            <text:p>188800766976</text:p>
          </table:table-cell>
          <table:table-cell office:value-type="float" office:value="117.603897094727" calcext:value-type="float">
            <text:p>117.603897094727</text:p>
          </table:table-cell>
          <table:table-cell/>
          <table:table-cell table:formula="of:=INDEX([.$A$1:.$A$2072]; 1665; 1)" office:value-type="float" office:value="287092730624" calcext:value-type="float">
            <text:p>287092730624</text:p>
          </table:table-cell>
          <table:table-cell table:formula="of:=[.$G$7] * [.$F$1674] + [.$G$8]" office:value-type="float" office:value="-94.2953364104033" calcext:value-type="float">
            <text:p>-94.2953364104033</text:p>
          </table:table-cell>
          <table:table-cell/>
          <table:table-cell table:formula="of:=INDEX([.$C$1:.$C$2072]; 1665; 1)" office:value-type="float" office:value="188800751360" calcext:value-type="float">
            <text:p>188800751360</text:p>
          </table:table-cell>
          <table:table-cell table:formula="of:=[.$J$7] * [.$I$1674] + [.$J$8]" office:value-type="float" office:value="116.910205958411" calcext:value-type="float">
            <text:p>116.910205958411</text:p>
          </table:table-cell>
        </table:table-row>
        <table:table-row table:style-name="ro1">
          <table:table-cell office:value-type="float" office:value="287092863744" calcext:value-type="float">
            <text:p>287092863744</text:p>
          </table:table-cell>
          <table:table-cell office:value-type="float" office:value="-89.4202346801758" calcext:value-type="float">
            <text:p>-89.4202346801758</text:p>
          </table:table-cell>
          <table:table-cell office:value-type="float" office:value="188800768256" calcext:value-type="float">
            <text:p>188800768256</text:p>
          </table:table-cell>
          <table:table-cell office:value-type="float" office:value="117.663139343262" calcext:value-type="float">
            <text:p>117.663139343262</text:p>
          </table:table-cell>
          <table:table-cell/>
          <table:table-cell table:formula="of:=INDEX([.$A$1:.$A$2072]; 1666; 1)" office:value-type="float" office:value="287092746496" calcext:value-type="float">
            <text:p>287092746496</text:p>
          </table:table-cell>
          <table:table-cell table:formula="of:=[.$G$7] * [.$F$1675] + [.$G$8]" office:value-type="float" office:value="-93.5370777286589" calcext:value-type="float">
            <text:p>-93.5370777286589</text:p>
          </table:table-cell>
          <table:table-cell/>
          <table:table-cell table:formula="of:=INDEX([.$C$1:.$C$2072]; 1666; 1)" office:value-type="float" office:value="188800753152" calcext:value-type="float">
            <text:p>188800753152</text:p>
          </table:table-cell>
          <table:table-cell table:formula="of:=[.$J$7] * [.$I$1675] + [.$J$8]" office:value-type="float" office:value="116.995880778879" calcext:value-type="float">
            <text:p>116.995880778879</text:p>
          </table:table-cell>
        </table:table-row>
        <table:table-row table:style-name="ro1">
          <table:table-cell office:value-type="float" office:value="287092883456" calcext:value-type="float">
            <text:p>287092883456</text:p>
          </table:table-cell>
          <table:table-cell office:value-type="float" office:value="-88.4849700927734" calcext:value-type="float">
            <text:p>-88.4849700927734</text:p>
          </table:table-cell>
          <table:table-cell office:value-type="float" office:value="188800770048" calcext:value-type="float">
            <text:p>188800770048</text:p>
          </table:table-cell>
          <table:table-cell office:value-type="float" office:value="117.774223327637" calcext:value-type="float">
            <text:p>117.774223327637</text:p>
          </table:table-cell>
          <table:table-cell/>
          <table:table-cell table:formula="of:=INDEX([.$A$1:.$A$2072]; 1667; 1)" office:value-type="float" office:value="287092754176" calcext:value-type="float">
            <text:p>287092754176</text:p>
          </table:table-cell>
          <table:table-cell table:formula="of:=[.$G$7] * [.$F$1676] + [.$G$8]" office:value-type="float" office:value="-93.1701783649623" calcext:value-type="float">
            <text:p>-93.1701783649623</text:p>
          </table:table-cell>
          <table:table-cell/>
          <table:table-cell table:formula="of:=INDEX([.$C$1:.$C$2072]; 1667; 1)" office:value-type="float" office:value="188800754176" calcext:value-type="float">
            <text:p>188800754176</text:p>
          </table:table-cell>
          <table:table-cell table:formula="of:=[.$J$7] * [.$I$1676] + [.$J$8]" office:value-type="float" office:value="117.044837819412" calcext:value-type="float">
            <text:p>117.044837819412</text:p>
          </table:table-cell>
        </table:table-row>
        <table:table-row table:style-name="ro1">
          <table:table-cell office:value-type="float" office:value="287092893440" calcext:value-type="float">
            <text:p>287092893440</text:p>
          </table:table-cell>
          <table:table-cell office:value-type="float" office:value="-88.013542175293" calcext:value-type="float">
            <text:p>-88.013542175293</text:p>
          </table:table-cell>
          <table:table-cell office:value-type="float" office:value="188800771072" calcext:value-type="float">
            <text:p>188800771072</text:p>
          </table:table-cell>
          <table:table-cell office:value-type="float" office:value="117.824844360352" calcext:value-type="float">
            <text:p>117.824844360352</text:p>
          </table:table-cell>
          <table:table-cell/>
          <table:table-cell table:formula="of:=INDEX([.$A$1:.$A$2072]; 1668; 1)" office:value-type="float" office:value="287092762112" calcext:value-type="float">
            <text:p>287092762112</text:p>
          </table:table-cell>
          <table:table-cell table:formula="of:=[.$G$7] * [.$F$1677] + [.$G$8]" office:value-type="float" office:value="-92.7910490240902" calcext:value-type="float">
            <text:p>-92.7910490240902</text:p>
          </table:table-cell>
          <table:table-cell/>
          <table:table-cell table:formula="of:=INDEX([.$C$1:.$C$2072]; 1668; 1)" office:value-type="float" office:value="188800755200" calcext:value-type="float">
            <text:p>188800755200</text:p>
          </table:table-cell>
          <table:table-cell table:formula="of:=[.$J$7] * [.$I$1677] + [.$J$8]" office:value-type="float" office:value="117.093794859946" calcext:value-type="float">
            <text:p>117.093794859946</text:p>
          </table:table-cell>
        </table:table-row>
        <table:table-row table:style-name="ro1">
          <table:table-cell office:value-type="float" office:value="287092913664" calcext:value-type="float">
            <text:p>287092913664</text:p>
          </table:table-cell>
          <table:table-cell office:value-type="float" office:value="-87.0558471679687" calcext:value-type="float">
            <text:p>-87.0558471679687</text:p>
          </table:table-cell>
          <table:table-cell office:value-type="float" office:value="188800773376" calcext:value-type="float">
            <text:p>188800773376</text:p>
          </table:table-cell>
          <table:table-cell office:value-type="float" office:value="117.932983398438" calcext:value-type="float">
            <text:p>117.932983398438</text:p>
          </table:table-cell>
          <table:table-cell/>
          <table:table-cell table:formula="of:=INDEX([.$A$1:.$A$2072]; 1669; 1)" office:value-type="float" office:value="287092778752" calcext:value-type="float">
            <text:p>287092778752</text:p>
          </table:table-cell>
          <table:table-cell table:formula="of:=[.$G$7] * [.$F$1678] + [.$G$8]" office:value-type="float" office:value="-91.9961004052311" calcext:value-type="float">
            <text:p>-91.9961004052311</text:p>
          </table:table-cell>
          <table:table-cell/>
          <table:table-cell table:formula="of:=INDEX([.$C$1:.$C$2072]; 1669; 1)" office:value-type="float" office:value="188800757248" calcext:value-type="float">
            <text:p>188800757248</text:p>
          </table:table-cell>
          <table:table-cell table:formula="of:=[.$J$7] * [.$I$1678] + [.$J$8]" office:value-type="float" office:value="117.191708941013" calcext:value-type="float">
            <text:p>117.191708941013</text:p>
          </table:table-cell>
        </table:table-row>
        <table:table-row table:style-name="ro1">
          <table:table-cell office:value-type="float" office:value="287092924160" calcext:value-type="float">
            <text:p>287092924160</text:p>
          </table:table-cell>
          <table:table-cell office:value-type="float" office:value="-86.5673599243164" calcext:value-type="float">
            <text:p>-86.5673599243164</text:p>
          </table:table-cell>
          <table:table-cell office:value-type="float" office:value="188800774656" calcext:value-type="float">
            <text:p>188800774656</text:p>
          </table:table-cell>
          <table:table-cell office:value-type="float" office:value="117.988250732422" calcext:value-type="float">
            <text:p>117.988250732422</text:p>
          </table:table-cell>
          <table:table-cell/>
          <table:table-cell table:formula="of:=INDEX([.$A$1:.$A$2072]; 1670; 1)" office:value-type="float" office:value="287092787456" calcext:value-type="float">
            <text:p>287092787456</text:p>
          </table:table-cell>
          <table:table-cell table:formula="of:=[.$G$7] * [.$F$1679] + [.$G$8]" office:value-type="float" office:value="-91.5802811272442" calcext:value-type="float">
            <text:p>-91.5802811272442</text:p>
          </table:table-cell>
          <table:table-cell/>
          <table:table-cell table:formula="of:=INDEX([.$C$1:.$C$2072]; 1670; 1)" office:value-type="float" office:value="188800758528" calcext:value-type="float">
            <text:p>188800758528</text:p>
          </table:table-cell>
          <table:table-cell table:formula="of:=[.$J$7] * [.$I$1679] + [.$J$8]" office:value-type="float" office:value="117.252905240282" calcext:value-type="float">
            <text:p>117.252905240282</text:p>
          </table:table-cell>
        </table:table-row>
        <table:table-row table:style-name="ro1">
          <table:table-cell office:value-type="float" office:value="287092945408" calcext:value-type="float">
            <text:p>287092945408</text:p>
          </table:table-cell>
          <table:table-cell office:value-type="float" office:value="-85.5677642822266" calcext:value-type="float">
            <text:p>-85.5677642822266</text:p>
          </table:table-cell>
          <table:table-cell office:value-type="float" office:value="188800776960" calcext:value-type="float">
            <text:p>188800776960</text:p>
          </table:table-cell>
          <table:table-cell office:value-type="float" office:value="118.100631713867" calcext:value-type="float">
            <text:p>118.100631713867</text:p>
          </table:table-cell>
          <table:table-cell/>
          <table:table-cell table:formula="of:=INDEX([.$A$1:.$A$2072]; 1671; 1)" office:value-type="float" office:value="287092796416" calcext:value-type="float">
            <text:p>287092796416</text:p>
          </table:table-cell>
          <table:table-cell table:formula="of:=[.$G$7] * [.$F$1680] + [.$G$8]" office:value-type="float" office:value="-91.1522318720818" calcext:value-type="float">
            <text:p>-91.1522318720818</text:p>
          </table:table-cell>
          <table:table-cell/>
          <table:table-cell table:formula="of:=INDEX([.$C$1:.$C$2072]; 1671; 1)" office:value-type="float" office:value="188800759552" calcext:value-type="float">
            <text:p>188800759552</text:p>
          </table:table-cell>
          <table:table-cell table:formula="of:=[.$J$7] * [.$I$1680] + [.$J$8]" office:value-type="float" office:value="117.301862280816" calcext:value-type="float">
            <text:p>117.301862280816</text:p>
          </table:table-cell>
        </table:table-row>
        <table:table-row table:style-name="ro1">
          <table:table-cell office:value-type="float" office:value="287092956416" calcext:value-type="float">
            <text:p>287092956416</text:p>
          </table:table-cell>
          <table:table-cell office:value-type="float" office:value="-85.0557708740234" calcext:value-type="float">
            <text:p>-85.0557708740234</text:p>
          </table:table-cell>
          <table:table-cell office:value-type="float" office:value="188800778240" calcext:value-type="float">
            <text:p>188800778240</text:p>
          </table:table-cell>
          <table:table-cell office:value-type="float" office:value="118.157958984375" calcext:value-type="float">
            <text:p>118.157958984375</text:p>
          </table:table-cell>
          <table:table-cell/>
          <table:table-cell table:formula="of:=INDEX([.$A$1:.$A$2072]; 1672; 1)" office:value-type="float" office:value="287092825088" calcext:value-type="float">
            <text:p>287092825088</text:p>
          </table:table-cell>
          <table:table-cell table:formula="of:=[.$G$7] * [.$F$1681] + [.$G$8]" office:value-type="float" office:value="-89.782474251464" calcext:value-type="float">
            <text:p>-89.782474251464</text:p>
          </table:table-cell>
          <table:table-cell/>
          <table:table-cell table:formula="of:=INDEX([.$C$1:.$C$2072]; 1672; 1)" office:value-type="float" office:value="188800763136" calcext:value-type="float">
            <text:p>188800763136</text:p>
          </table:table-cell>
          <table:table-cell table:formula="of:=[.$J$7] * [.$I$1681] + [.$J$8]" office:value-type="float" office:value="117.473211921752" calcext:value-type="float">
            <text:p>117.473211921752</text:p>
          </table:table-cell>
        </table:table-row>
        <table:table-row table:style-name="ro1">
          <table:table-cell office:value-type="float" office:value="287092978688" calcext:value-type="float">
            <text:p>287092978688</text:p>
          </table:table-cell>
          <table:table-cell office:value-type="float" office:value="-84.0057907104492" calcext:value-type="float">
            <text:p>-84.0057907104492</text:p>
          </table:table-cell>
          <table:table-cell office:value-type="float" office:value="188800780544" calcext:value-type="float">
            <text:p>188800780544</text:p>
          </table:table-cell>
          <table:table-cell office:value-type="float" office:value="118.275291442871" calcext:value-type="float">
            <text:p>118.275291442871</text:p>
          </table:table-cell>
          <table:table-cell/>
          <table:table-cell table:formula="of:=INDEX([.$A$1:.$A$2072]; 1673; 1)" office:value-type="float" office:value="287092844544" calcext:value-type="float">
            <text:p>287092844544</text:p>
          </table:table-cell>
          <table:table-cell table:formula="of:=[.$G$7] * [.$F$1682] + [.$G$8]" office:value-type="float" office:value="-88.8529958669096" calcext:value-type="float">
            <text:p>-88.8529958669096</text:p>
          </table:table-cell>
          <table:table-cell/>
          <table:table-cell table:formula="of:=INDEX([.$C$1:.$C$2072]; 1673; 1)" office:value-type="float" office:value="188800765696" calcext:value-type="float">
            <text:p>188800765696</text:p>
          </table:table-cell>
          <table:table-cell table:formula="of:=[.$J$7] * [.$I$1682] + [.$J$8]" office:value-type="float" office:value="117.595604522154" calcext:value-type="float">
            <text:p>117.595604522154</text:p>
          </table:table-cell>
        </table:table-row>
        <table:table-row table:style-name="ro1">
          <table:table-cell office:value-type="float" office:value="287092990208" calcext:value-type="float">
            <text:p>287092990208</text:p>
          </table:table-cell>
          <table:table-cell office:value-type="float" office:value="-83.4673385620117" calcext:value-type="float">
            <text:p>-83.4673385620117</text:p>
          </table:table-cell>
          <table:table-cell office:value-type="float" office:value="188800781824" calcext:value-type="float">
            <text:p>188800781824</text:p>
          </table:table-cell>
          <table:table-cell office:value-type="float" office:value="118.335418701172" calcext:value-type="float">
            <text:p>118.335418701172</text:p>
          </table:table-cell>
          <table:table-cell/>
          <table:table-cell table:formula="of:=INDEX([.$A$1:.$A$2072]; 1674; 1)" office:value-type="float" office:value="287092854016" calcext:value-type="float">
            <text:p>287092854016</text:p>
          </table:table-cell>
          <table:table-cell table:formula="of:=[.$G$7] * [.$F$1683] + [.$G$8]" office:value-type="float" office:value="-88.400486651808" calcext:value-type="float">
            <text:p>-88.400486651808</text:p>
          </table:table-cell>
          <table:table-cell/>
          <table:table-cell table:formula="of:=INDEX([.$C$1:.$C$2072]; 1674; 1)" office:value-type="float" office:value="188800766976" calcext:value-type="float">
            <text:p>188800766976</text:p>
          </table:table-cell>
          <table:table-cell table:formula="of:=[.$J$7] * [.$I$1683] + [.$J$8]" office:value-type="float" office:value="117.656800823286" calcext:value-type="float">
            <text:p>117.656800823286</text:p>
          </table:table-cell>
        </table:table-row>
        <table:table-row table:style-name="ro1">
          <table:table-cell office:value-type="float" office:value="287093013760" calcext:value-type="float">
            <text:p>287093013760</text:p>
          </table:table-cell>
          <table:table-cell office:value-type="float" office:value="-82.3627395629883" calcext:value-type="float">
            <text:p>-82.3627395629883</text:p>
          </table:table-cell>
          <table:table-cell office:value-type="float" office:value="188800784640" calcext:value-type="float">
            <text:p>188800784640</text:p>
          </table:table-cell>
          <table:table-cell office:value-type="float" office:value="118.458679199219" calcext:value-type="float">
            <text:p>118.458679199219</text:p>
          </table:table-cell>
          <table:table-cell/>
          <table:table-cell table:formula="of:=INDEX([.$A$1:.$A$2072]; 1675; 1)" office:value-type="float" office:value="287092863744" calcext:value-type="float">
            <text:p>287092863744</text:p>
          </table:table-cell>
          <table:table-cell table:formula="of:=[.$G$7] * [.$F$1684] + [.$G$8]" office:value-type="float" office:value="-87.9357474595308" calcext:value-type="float">
            <text:p>-87.9357474595308</text:p>
          </table:table-cell>
          <table:table-cell/>
          <table:table-cell table:formula="of:=INDEX([.$C$1:.$C$2072]; 1675; 1)" office:value-type="float" office:value="188800768256" calcext:value-type="float">
            <text:p>188800768256</text:p>
          </table:table-cell>
          <table:table-cell table:formula="of:=[.$J$7] * [.$I$1684] + [.$J$8]" office:value-type="float" office:value="117.717997124419" calcext:value-type="float">
            <text:p>117.717997124419</text:p>
          </table:table-cell>
        </table:table-row>
        <table:table-row table:style-name="ro1">
          <table:table-cell office:value-type="float" office:value="287093025792" calcext:value-type="float">
            <text:p>287093025792</text:p>
          </table:table-cell>
          <table:table-cell office:value-type="float" office:value="-81.7963562011719" calcext:value-type="float">
            <text:p>-81.7963562011719</text:p>
          </table:table-cell>
          <table:table-cell office:value-type="float" office:value="188800785920" calcext:value-type="float">
            <text:p>188800785920</text:p>
          </table:table-cell>
          <table:table-cell office:value-type="float" office:value="118.521873474121" calcext:value-type="float">
            <text:p>118.521873474121</text:p>
          </table:table-cell>
          <table:table-cell/>
          <table:table-cell table:formula="of:=INDEX([.$A$1:.$A$2072]; 1676; 1)" office:value-type="float" office:value="287092883456" calcext:value-type="float">
            <text:p>287092883456</text:p>
          </table:table-cell>
          <table:table-cell table:formula="of:=[.$G$7] * [.$F$1685] + [.$G$8]" office:value-type="float" office:value="-86.9940390959382" calcext:value-type="float">
            <text:p>-86.9940390959382</text:p>
          </table:table-cell>
          <table:table-cell/>
          <table:table-cell table:formula="of:=INDEX([.$C$1:.$C$2072]; 1676; 1)" office:value-type="float" office:value="188800770048" calcext:value-type="float">
            <text:p>188800770048</text:p>
          </table:table-cell>
          <table:table-cell table:formula="of:=[.$J$7] * [.$I$1685] + [.$J$8]" office:value-type="float" office:value="117.803671944886" calcext:value-type="float">
            <text:p>117.803671944886</text:p>
          </table:table-cell>
        </table:table-row>
        <table:table-row table:style-name="ro1">
          <table:table-cell office:value-type="float" office:value="287093050368" calcext:value-type="float">
            <text:p>287093050368</text:p>
          </table:table-cell>
          <table:table-cell office:value-type="float" office:value="-80.6350173950195" calcext:value-type="float">
            <text:p>-80.6350173950195</text:p>
          </table:table-cell>
          <table:table-cell office:value-type="float" office:value="188800788736" calcext:value-type="float">
            <text:p>188800788736</text:p>
          </table:table-cell>
          <table:table-cell office:value-type="float" office:value="118.651420593262" calcext:value-type="float">
            <text:p>118.651420593262</text:p>
          </table:table-cell>
          <table:table-cell/>
          <table:table-cell table:formula="of:=INDEX([.$A$1:.$A$2072]; 1677; 1)" office:value-type="float" office:value="287092893440" calcext:value-type="float">
            <text:p>287092893440</text:p>
          </table:table-cell>
          <table:table-cell table:formula="of:=[.$G$7] * [.$F$1686] + [.$G$8]" office:value-type="float" office:value="-86.5170699246228" calcext:value-type="float">
            <text:p>-86.5170699246228</text:p>
          </table:table-cell>
          <table:table-cell/>
          <table:table-cell table:formula="of:=INDEX([.$C$1:.$C$2072]; 1677; 1)" office:value-type="float" office:value="188800771072" calcext:value-type="float">
            <text:p>188800771072</text:p>
          </table:table-cell>
          <table:table-cell table:formula="of:=[.$J$7] * [.$I$1686] + [.$J$8]" office:value-type="float" office:value="117.852628983557" calcext:value-type="float">
            <text:p>117.852628983557</text:p>
          </table:table-cell>
        </table:table-row>
        <table:table-row table:style-name="ro1">
          <table:table-cell office:value-type="float" office:value="287093063168" calcext:value-type="float">
            <text:p>287093063168</text:p>
          </table:table-cell>
          <table:table-cell office:value-type="float" office:value="-80.0399475097656" calcext:value-type="float">
            <text:p>-80.0399475097656</text:p>
          </table:table-cell>
          <table:table-cell office:value-type="float" office:value="188800790016" calcext:value-type="float">
            <text:p>188800790016</text:p>
          </table:table-cell>
          <table:table-cell office:value-type="float" office:value="118.717781066895" calcext:value-type="float">
            <text:p>118.717781066895</text:p>
          </table:table-cell>
          <table:table-cell/>
          <table:table-cell table:formula="of:=INDEX([.$A$1:.$A$2072]; 1678; 1)" office:value-type="float" office:value="287092913664" calcext:value-type="float">
            <text:p>287092913664</text:p>
          </table:table-cell>
          <table:table-cell table:formula="of:=[.$G$7] * [.$F$1687] + [.$G$8]" office:value-type="float" office:value="-85.5509016029537" calcext:value-type="float">
            <text:p>-85.5509016029537</text:p>
          </table:table-cell>
          <table:table-cell/>
          <table:table-cell table:formula="of:=INDEX([.$C$1:.$C$2072]; 1678; 1)" office:value-type="float" office:value="188800773376" calcext:value-type="float">
            <text:p>188800773376</text:p>
          </table:table-cell>
          <table:table-cell table:formula="of:=[.$J$7] * [.$I$1687] + [.$J$8]" office:value-type="float" office:value="117.962782325223" calcext:value-type="float">
            <text:p>117.962782325223</text:p>
          </table:table-cell>
        </table:table-row>
        <table:table-row table:style-name="ro1">
          <table:table-cell office:value-type="float" office:value="287093089024" calcext:value-type="float">
            <text:p>287093089024</text:p>
          </table:table-cell>
          <table:table-cell office:value-type="float" office:value="-78.8208694458008" calcext:value-type="float">
            <text:p>-78.8208694458008</text:p>
          </table:table-cell>
          <table:table-cell office:value-type="float" office:value="188800792832" calcext:value-type="float">
            <text:p>188800792832</text:p>
          </table:table-cell>
          <table:table-cell office:value-type="float" office:value="118.853660583496" calcext:value-type="float">
            <text:p>118.853660583496</text:p>
          </table:table-cell>
          <table:table-cell/>
          <table:table-cell table:formula="of:=INDEX([.$A$1:.$A$2072]; 1679; 1)" office:value-type="float" office:value="287092924160" calcext:value-type="float">
            <text:p>287092924160</text:p>
          </table:table-cell>
          <table:table-cell table:formula="of:=[.$G$7] * [.$F$1688] + [.$G$8]" office:value-type="float" office:value="-85.0494724735618" calcext:value-type="float">
            <text:p>-85.0494724735618</text:p>
          </table:table-cell>
          <table:table-cell/>
          <table:table-cell table:formula="of:=INDEX([.$C$1:.$C$2072]; 1679; 1)" office:value-type="float" office:value="188800774656" calcext:value-type="float">
            <text:p>188800774656</text:p>
          </table:table-cell>
          <table:table-cell table:formula="of:=[.$J$7] * [.$I$1688] + [.$J$8]" office:value-type="float" office:value="118.023978624493" calcext:value-type="float">
            <text:p>118.023978624493</text:p>
          </table:table-cell>
        </table:table-row>
        <table:table-row table:style-name="ro1">
          <table:table-cell office:value-type="float" office:value="287093127936" calcext:value-type="float">
            <text:p>287093127936</text:p>
          </table:table-cell>
          <table:table-cell office:value-type="float" office:value="-76.9502487182617" calcext:value-type="float">
            <text:p>-76.9502487182617</text:p>
          </table:table-cell>
          <table:table-cell office:value-type="float" office:value="188800797184" calcext:value-type="float">
            <text:p>188800797184</text:p>
          </table:table-cell>
          <table:table-cell office:value-type="float" office:value="119.062088012695" calcext:value-type="float">
            <text:p>119.062088012695</text:p>
          </table:table-cell>
          <table:table-cell/>
          <table:table-cell table:formula="of:=INDEX([.$A$1:.$A$2072]; 1680; 1)" office:value-type="float" office:value="287092945408" calcext:value-type="float">
            <text:p>287092945408</text:p>
          </table:table-cell>
          <table:table-cell table:formula="of:=[.$G$7] * [.$F$1689] + [.$G$8]" office:value-type="float" office:value="-84.0343842376024" calcext:value-type="float">
            <text:p>-84.0343842376024</text:p>
          </table:table-cell>
          <table:table-cell/>
          <table:table-cell table:formula="of:=INDEX([.$C$1:.$C$2072]; 1680; 1)" office:value-type="float" office:value="188800776960" calcext:value-type="float">
            <text:p>188800776960</text:p>
          </table:table-cell>
          <table:table-cell table:formula="of:=[.$J$7] * [.$I$1689] + [.$J$8]" office:value-type="float" office:value="118.134131966159" calcext:value-type="float">
            <text:p>118.134131966159</text:p>
          </table:table-cell>
        </table:table-row>
        <table:table-row table:style-name="ro1">
          <table:table-cell office:value-type="float" office:value="287093153792" calcext:value-type="float">
            <text:p>287093153792</text:p>
          </table:table-cell>
          <table:table-cell office:value-type="float" office:value="-75.705078125" calcext:value-type="float">
            <text:p>-75.705078125</text:p>
          </table:table-cell>
          <table:table-cell office:value-type="float" office:value="188800800256" calcext:value-type="float">
            <text:p>188800800256</text:p>
          </table:table-cell>
          <table:table-cell office:value-type="float" office:value="119.20076751709" calcext:value-type="float">
            <text:p>119.20076751709</text:p>
          </table:table-cell>
          <table:table-cell/>
          <table:table-cell table:formula="of:=INDEX([.$A$1:.$A$2072]; 1681; 1)" office:value-type="float" office:value="287092956416" calcext:value-type="float">
            <text:p>287092956416</text:p>
          </table:table-cell>
          <table:table-cell table:formula="of:=[.$G$7] * [.$F$1690] + [.$G$8]" office:value-type="float" office:value="-83.508495150134" calcext:value-type="float">
            <text:p>-83.508495150134</text:p>
          </table:table-cell>
          <table:table-cell/>
          <table:table-cell table:formula="of:=INDEX([.$C$1:.$C$2072]; 1681; 1)" office:value-type="float" office:value="188800778240" calcext:value-type="float">
            <text:p>188800778240</text:p>
          </table:table-cell>
          <table:table-cell table:formula="of:=[.$J$7] * [.$I$1690] + [.$J$8]" office:value-type="float" office:value="118.195328265429" calcext:value-type="float">
            <text:p>118.195328265429</text:p>
          </table:table-cell>
        </table:table-row>
        <table:table-row table:style-name="ro1">
          <table:table-cell office:value-type="float" office:value="287093179648" calcext:value-type="float">
            <text:p>287093179648</text:p>
          </table:table-cell>
          <table:table-cell office:value-type="float" office:value="-74.4623641967773" calcext:value-type="float">
            <text:p>-74.4623641967773</text:p>
          </table:table-cell>
          <table:table-cell office:value-type="float" office:value="188800803072" calcext:value-type="float">
            <text:p>188800803072</text:p>
          </table:table-cell>
          <table:table-cell office:value-type="float" office:value="119.339179992676" calcext:value-type="float">
            <text:p>119.339179992676</text:p>
          </table:table-cell>
          <table:table-cell/>
          <table:table-cell table:formula="of:=INDEX([.$A$1:.$A$2072]; 1682; 1)" office:value-type="float" office:value="287092978688" calcext:value-type="float">
            <text:p>287092978688</text:p>
          </table:table-cell>
          <table:table-cell table:formula="of:=[.$G$7] * [.$F$1691] + [.$G$8]" office:value-type="float" office:value="-82.4444869998843" calcext:value-type="float">
            <text:p>-82.4444869998843</text:p>
          </table:table-cell>
          <table:table-cell/>
          <table:table-cell table:formula="of:=INDEX([.$C$1:.$C$2072]; 1682; 1)" office:value-type="float" office:value="188800780544" calcext:value-type="float">
            <text:p>188800780544</text:p>
          </table:table-cell>
          <table:table-cell table:formula="of:=[.$J$7] * [.$I$1691] + [.$J$8]" office:value-type="float" office:value="118.305481607094" calcext:value-type="float">
            <text:p>118.305481607094</text:p>
          </table:table-cell>
        </table:table-row>
        <table:table-row table:style-name="ro1">
          <table:table-cell office:value-type="float" office:value="287093192704" calcext:value-type="float">
            <text:p>287093192704</text:p>
          </table:table-cell>
          <table:table-cell office:value-type="float" office:value="-73.8419342041016" calcext:value-type="float">
            <text:p>-73.8419342041016</text:p>
          </table:table-cell>
          <table:table-cell office:value-type="float" office:value="188800804608" calcext:value-type="float">
            <text:p>188800804608</text:p>
          </table:table-cell>
          <table:table-cell office:value-type="float" office:value="119.408271789551" calcext:value-type="float">
            <text:p>119.408271789551</text:p>
          </table:table-cell>
          <table:table-cell/>
          <table:table-cell table:formula="of:=INDEX([.$A$1:.$A$2072]; 1683; 1)" office:value-type="float" office:value="287092990208" calcext:value-type="float">
            <text:p>287092990208</text:p>
          </table:table-cell>
          <table:table-cell table:formula="of:=[.$G$7] * [.$F$1692] + [.$G$8]" office:value-type="float" office:value="-81.894137956202" calcext:value-type="float">
            <text:p>-81.894137956202</text:p>
          </table:table-cell>
          <table:table-cell/>
          <table:table-cell table:formula="of:=INDEX([.$C$1:.$C$2072]; 1683; 1)" office:value-type="float" office:value="188800781824" calcext:value-type="float">
            <text:p>188800781824</text:p>
          </table:table-cell>
          <table:table-cell table:formula="of:=[.$J$7] * [.$I$1692] + [.$J$8]" office:value-type="float" office:value="118.366677906364" calcext:value-type="float">
            <text:p>118.366677906364</text:p>
          </table:table-cell>
        </table:table-row>
        <table:table-row table:style-name="ro1">
          <table:table-cell office:value-type="float" office:value="287093218560" calcext:value-type="float">
            <text:p>287093218560</text:p>
          </table:table-cell>
          <table:table-cell office:value-type="float" office:value="-72.602897644043" calcext:value-type="float">
            <text:p>-72.602897644043</text:p>
          </table:table-cell>
          <table:table-cell office:value-type="float" office:value="188800807424" calcext:value-type="float">
            <text:p>188800807424</text:p>
          </table:table-cell>
          <table:table-cell office:value-type="float" office:value="119.546257019043" calcext:value-type="float">
            <text:p>119.546257019043</text:p>
          </table:table-cell>
          <table:table-cell/>
          <table:table-cell table:formula="of:=INDEX([.$A$1:.$A$2072]; 1684; 1)" office:value-type="float" office:value="287093013760" calcext:value-type="float">
            <text:p>287093013760</text:p>
          </table:table-cell>
          <table:table-cell table:formula="of:=[.$G$7] * [.$F$1693] + [.$G$8]" office:value-type="float" office:value="-80.7689799107611" calcext:value-type="float">
            <text:p>-80.7689799107611</text:p>
          </table:table-cell>
          <table:table-cell/>
          <table:table-cell table:formula="of:=INDEX([.$C$1:.$C$2072]; 1684; 1)" office:value-type="float" office:value="188800784640" calcext:value-type="float">
            <text:p>188800784640</text:p>
          </table:table-cell>
          <table:table-cell table:formula="of:=[.$J$7] * [.$I$1693] + [.$J$8]" office:value-type="float" office:value="118.501309767365" calcext:value-type="float">
            <text:p>118.501309767365</text:p>
          </table:table-cell>
        </table:table-row>
        <table:table-row table:style-name="ro1">
          <table:table-cell office:value-type="float" office:value="287093244928" calcext:value-type="float">
            <text:p>287093244928</text:p>
          </table:table-cell>
          <table:table-cell office:value-type="float" office:value="-71.3597030639648" calcext:value-type="float">
            <text:p>-71.3597030639648</text:p>
          </table:table-cell>
          <table:table-cell office:value-type="float" office:value="188800810240" calcext:value-type="float">
            <text:p>188800810240</text:p>
          </table:table-cell>
          <table:table-cell office:value-type="float" office:value="119.684715270996" calcext:value-type="float">
            <text:p>119.684715270996</text:p>
          </table:table-cell>
          <table:table-cell/>
          <table:table-cell table:formula="of:=INDEX([.$A$1:.$A$2072]; 1685; 1)" office:value-type="float" office:value="287093025792" calcext:value-type="float">
            <text:p>287093025792</text:p>
          </table:table-cell>
          <table:table-cell table:formula="of:=[.$G$7] * [.$F$1694] + [.$G$8]" office:value-type="float" office:value="-80.1941709090024" calcext:value-type="float">
            <text:p>-80.1941709090024</text:p>
          </table:table-cell>
          <table:table-cell/>
          <table:table-cell table:formula="of:=INDEX([.$C$1:.$C$2072]; 1685; 1)" office:value-type="float" office:value="188800785920" calcext:value-type="float">
            <text:p>188800785920</text:p>
          </table:table-cell>
          <table:table-cell table:formula="of:=[.$J$7] * [.$I$1694] + [.$J$8]" office:value-type="float" office:value="118.562506068498" calcext:value-type="float">
            <text:p>118.562506068498</text:p>
          </table:table-cell>
        </table:table-row>
        <table:table-row table:style-name="ro1">
          <table:table-cell office:value-type="float" office:value="287093258240" calcext:value-type="float">
            <text:p>287093258240</text:p>
          </table:table-cell>
          <table:table-cell office:value-type="float" office:value="-70.7276992797852" calcext:value-type="float">
            <text:p>-70.7276992797852</text:p>
          </table:table-cell>
          <table:table-cell office:value-type="float" office:value="188800811776" calcext:value-type="float">
            <text:p>188800811776</text:p>
          </table:table-cell>
          <table:table-cell office:value-type="float" office:value="119.755096435547" calcext:value-type="float">
            <text:p>119.755096435547</text:p>
          </table:table-cell>
          <table:table-cell/>
          <table:table-cell table:formula="of:=INDEX([.$A$1:.$A$2072]; 1686; 1)" office:value-type="float" office:value="287093050368" calcext:value-type="float">
            <text:p>287093050368</text:p>
          </table:table-cell>
          <table:table-cell table:formula="of:=[.$G$7] * [.$F$1695] + [.$G$8]" office:value-type="float" office:value="-79.0200929492712" calcext:value-type="float">
            <text:p>-79.0200929492712</text:p>
          </table:table-cell>
          <table:table-cell/>
          <table:table-cell table:formula="of:=INDEX([.$C$1:.$C$2072]; 1686; 1)" office:value-type="float" office:value="188800788736" calcext:value-type="float">
            <text:p>188800788736</text:p>
          </table:table-cell>
          <table:table-cell table:formula="of:=[.$J$7] * [.$I$1695] + [.$J$8]" office:value-type="float" office:value="118.697137929499" calcext:value-type="float">
            <text:p>118.697137929499</text:p>
          </table:table-cell>
        </table:table-row>
        <table:table-row table:style-name="ro1">
          <table:table-cell office:value-type="float" office:value="287093284864" calcext:value-type="float">
            <text:p>287093284864</text:p>
          </table:table-cell>
          <table:table-cell office:value-type="float" office:value="-69.4533615112305" calcext:value-type="float">
            <text:p>-69.4533615112305</text:p>
          </table:table-cell>
          <table:table-cell office:value-type="float" office:value="188800814848" calcext:value-type="float">
            <text:p>188800814848</text:p>
          </table:table-cell>
          <table:table-cell office:value-type="float" office:value="119.897010803223" calcext:value-type="float">
            <text:p>119.897010803223</text:p>
          </table:table-cell>
          <table:table-cell/>
          <table:table-cell table:formula="of:=INDEX([.$A$1:.$A$2072]; 1687; 1)" office:value-type="float" office:value="287093063168" calcext:value-type="float">
            <text:p>287093063168</text:p>
          </table:table-cell>
          <table:table-cell table:formula="of:=[.$G$7] * [.$F$1696] + [.$G$8]" office:value-type="float" office:value="-78.4085940103978" calcext:value-type="float">
            <text:p>-78.4085940103978</text:p>
          </table:table-cell>
          <table:table-cell/>
          <table:table-cell table:formula="of:=INDEX([.$C$1:.$C$2072]; 1687; 1)" office:value-type="float" office:value="188800790016" calcext:value-type="float">
            <text:p>188800790016</text:p>
          </table:table-cell>
          <table:table-cell table:formula="of:=[.$J$7] * [.$I$1696] + [.$J$8]" office:value-type="float" office:value="118.758334228769" calcext:value-type="float">
            <text:p>118.758334228769</text:p>
          </table:table-cell>
        </table:table-row>
        <table:table-row table:style-name="ro1">
          <table:table-cell office:value-type="float" office:value="287093311232" calcext:value-type="float">
            <text:p>287093311232</text:p>
          </table:table-cell>
          <table:table-cell office:value-type="float" office:value="-68.1817245483398" calcext:value-type="float">
            <text:p>-68.1817245483398</text:p>
          </table:table-cell>
          <table:table-cell office:value-type="float" office:value="188800817664" calcext:value-type="float">
            <text:p>188800817664</text:p>
          </table:table-cell>
          <table:table-cell office:value-type="float" office:value="120.03857421875" calcext:value-type="float">
            <text:p>120.03857421875</text:p>
          </table:table-cell>
          <table:table-cell/>
          <table:table-cell table:formula="of:=INDEX([.$A$1:.$A$2072]; 1688; 1)" office:value-type="float" office:value="287093089024" calcext:value-type="float">
            <text:p>287093089024</text:p>
          </table:table-cell>
          <table:table-cell table:formula="of:=[.$G$7] * [.$F$1697] + [.$G$8]" office:value-type="float" office:value="-77.173366157338" calcext:value-type="float">
            <text:p>-77.173366157338</text:p>
          </table:table-cell>
          <table:table-cell/>
          <table:table-cell table:formula="of:=INDEX([.$C$1:.$C$2072]; 1688; 1)" office:value-type="float" office:value="188800792832" calcext:value-type="float">
            <text:p>188800792832</text:p>
          </table:table-cell>
          <table:table-cell table:formula="of:=[.$J$7] * [.$I$1697] + [.$J$8]" office:value-type="float" office:value="118.89296608977" calcext:value-type="float">
            <text:p>118.89296608977</text:p>
          </table:table-cell>
        </table:table-row>
        <table:table-row table:style-name="ro1">
          <table:table-cell office:value-type="float" office:value="287093324544" calcext:value-type="float">
            <text:p>287093324544</text:p>
          </table:table-cell>
          <table:table-cell office:value-type="float" office:value="-67.5502548217773" calcext:value-type="float">
            <text:p>-67.5502548217773</text:p>
          </table:table-cell>
          <table:table-cell office:value-type="float" office:value="188800819200" calcext:value-type="float">
            <text:p>188800819200</text:p>
          </table:table-cell>
          <table:table-cell office:value-type="float" office:value="120.108871459961" calcext:value-type="float">
            <text:p>120.108871459961</text:p>
          </table:table-cell>
          <table:table-cell/>
          <table:table-cell table:formula="of:=INDEX([.$A$1:.$A$2072]; 1689; 1)" office:value-type="float" office:value="287093127936" calcext:value-type="float">
            <text:p>287093127936</text:p>
          </table:table-cell>
          <table:table-cell table:formula="of:=[.$G$7] * [.$F$1698] + [.$G$8]" office:value-type="float" office:value="-75.3144093863666" calcext:value-type="float">
            <text:p>-75.3144093863666</text:p>
          </table:table-cell>
          <table:table-cell/>
          <table:table-cell table:formula="of:=INDEX([.$C$1:.$C$2072]; 1689; 1)" office:value-type="float" office:value="188800797184" calcext:value-type="float">
            <text:p>188800797184</text:p>
          </table:table-cell>
          <table:table-cell table:formula="of:=[.$J$7] * [.$I$1698] + [.$J$8]" office:value-type="float" office:value="119.10103351064" calcext:value-type="float">
            <text:p>119.10103351064</text:p>
          </table:table-cell>
        </table:table-row>
        <table:table-row table:style-name="ro1">
          <table:table-cell office:value-type="float" office:value="287093350656" calcext:value-type="float">
            <text:p>287093350656</text:p>
          </table:table-cell>
          <table:table-cell office:value-type="float" office:value="-66.2924652099609" calcext:value-type="float">
            <text:p>-66.2924652099609</text:p>
          </table:table-cell>
          <table:table-cell office:value-type="float" office:value="188800822016" calcext:value-type="float">
            <text:p>188800822016</text:p>
          </table:table-cell>
          <table:table-cell office:value-type="float" office:value="120.248916625977" calcext:value-type="float">
            <text:p>120.248916625977</text:p>
          </table:table-cell>
          <table:table-cell/>
          <table:table-cell table:formula="of:=INDEX([.$A$1:.$A$2072]; 1690; 1)" office:value-type="float" office:value="287093153792" calcext:value-type="float">
            <text:p>287093153792</text:p>
          </table:table-cell>
          <table:table-cell table:formula="of:=[.$G$7] * [.$F$1699] + [.$G$8]" office:value-type="float" office:value="-74.0791815314442" calcext:value-type="float">
            <text:p>-74.0791815314442</text:p>
          </table:table-cell>
          <table:table-cell/>
          <table:table-cell table:formula="of:=INDEX([.$C$1:.$C$2072]; 1690; 1)" office:value-type="float" office:value="188800800256" calcext:value-type="float">
            <text:p>188800800256</text:p>
          </table:table-cell>
          <table:table-cell table:formula="of:=[.$J$7] * [.$I$1699] + [.$J$8]" office:value-type="float" office:value="119.247904632241" calcext:value-type="float">
            <text:p>119.247904632241</text:p>
          </table:table-cell>
        </table:table-row>
        <table:table-row table:style-name="ro1">
          <table:table-cell office:value-type="float" office:value="287093377280" calcext:value-type="float">
            <text:p>287093377280</text:p>
          </table:table-cell>
          <table:table-cell office:value-type="float" office:value="-65.0305252075195" calcext:value-type="float">
            <text:p>-65.0305252075195</text:p>
          </table:table-cell>
          <table:table-cell office:value-type="float" office:value="188800825088" calcext:value-type="float">
            <text:p>188800825088</text:p>
          </table:table-cell>
          <table:table-cell office:value-type="float" office:value="120.389404296875" calcext:value-type="float">
            <text:p>120.389404296875</text:p>
          </table:table-cell>
          <table:table-cell/>
          <table:table-cell table:formula="of:=INDEX([.$A$1:.$A$2072]; 1691; 1)" office:value-type="float" office:value="287093179648" calcext:value-type="float">
            <text:p>287093179648</text:p>
          </table:table-cell>
          <table:table-cell table:formula="of:=[.$G$7] * [.$F$1700] + [.$G$8]" office:value-type="float" office:value="-72.8439536783844" calcext:value-type="float">
            <text:p>-72.8439536783844</text:p>
          </table:table-cell>
          <table:table-cell/>
          <table:table-cell table:formula="of:=INDEX([.$C$1:.$C$2072]; 1691; 1)" office:value-type="float" office:value="188800803072" calcext:value-type="float">
            <text:p>188800803072</text:p>
          </table:table-cell>
          <table:table-cell table:formula="of:=[.$J$7] * [.$I$1700] + [.$J$8]" office:value-type="float" office:value="119.382536493242" calcext:value-type="float">
            <text:p>119.382536493242</text:p>
          </table:table-cell>
        </table:table-row>
        <table:table-row table:style-name="ro1">
          <table:table-cell office:value-type="float" office:value="287093390336" calcext:value-type="float">
            <text:p>287093390336</text:p>
          </table:table-cell>
          <table:table-cell office:value-type="float" office:value="-64.3985977172852" calcext:value-type="float">
            <text:p>-64.3985977172852</text:p>
          </table:table-cell>
          <table:table-cell office:value-type="float" office:value="188800826624" calcext:value-type="float">
            <text:p>188800826624</text:p>
          </table:table-cell>
          <table:table-cell office:value-type="float" office:value="120.459762573242" calcext:value-type="float">
            <text:p>120.459762573242</text:p>
          </table:table-cell>
          <table:table-cell/>
          <table:table-cell table:formula="of:=INDEX([.$A$1:.$A$2072]; 1692; 1)" office:value-type="float" office:value="287093192704" calcext:value-type="float">
            <text:p>287093192704</text:p>
          </table:table-cell>
          <table:table-cell table:formula="of:=[.$G$7] * [.$F$1701] + [.$G$8]" office:value-type="float" office:value="-72.2202247623354" calcext:value-type="float">
            <text:p>-72.2202247623354</text:p>
          </table:table-cell>
          <table:table-cell/>
          <table:table-cell table:formula="of:=INDEX([.$C$1:.$C$2072]; 1692; 1)" office:value-type="float" office:value="188800804608" calcext:value-type="float">
            <text:p>188800804608</text:p>
          </table:table-cell>
          <table:table-cell table:formula="of:=[.$J$7] * [.$I$1701] + [.$J$8]" office:value-type="float" office:value="119.455972053111" calcext:value-type="float">
            <text:p>119.455972053111</text:p>
          </table:table-cell>
        </table:table-row>
        <table:table-row table:style-name="ro1">
          <table:table-cell office:value-type="float" office:value="287093416448" calcext:value-type="float">
            <text:p>287093416448</text:p>
          </table:table-cell>
          <table:table-cell office:value-type="float" office:value="-63.1419677734375" calcext:value-type="float">
            <text:p>-63.1419677734375</text:p>
          </table:table-cell>
          <table:table-cell office:value-type="float" office:value="188800829440" calcext:value-type="float">
            <text:p>188800829440</text:p>
          </table:table-cell>
          <table:table-cell office:value-type="float" office:value="120.599655151367" calcext:value-type="float">
            <text:p>120.599655151367</text:p>
          </table:table-cell>
          <table:table-cell/>
          <table:table-cell table:formula="of:=INDEX([.$A$1:.$A$2072]; 1693; 1)" office:value-type="float" office:value="287093218560" calcext:value-type="float">
            <text:p>287093218560</text:p>
          </table:table-cell>
          <table:table-cell table:formula="of:=[.$G$7] * [.$F$1702] + [.$G$8]" office:value-type="float" office:value="-70.984996907413" calcext:value-type="float">
            <text:p>-70.984996907413</text:p>
          </table:table-cell>
          <table:table-cell/>
          <table:table-cell table:formula="of:=INDEX([.$C$1:.$C$2072]; 1693; 1)" office:value-type="float" office:value="188800807424" calcext:value-type="float">
            <text:p>188800807424</text:p>
          </table:table-cell>
          <table:table-cell table:formula="of:=[.$J$7] * [.$I$1702] + [.$J$8]" office:value-type="float" office:value="119.590603914112" calcext:value-type="float">
            <text:p>119.590603914112</text:p>
          </table:table-cell>
        </table:table-row>
        <table:table-row table:style-name="ro1">
          <table:table-cell office:value-type="float" office:value="287093442048" calcext:value-type="float">
            <text:p>287093442048</text:p>
          </table:table-cell>
          <table:table-cell office:value-type="float" office:value="-61.9019584655762" calcext:value-type="float">
            <text:p>-61.9019584655762</text:p>
          </table:table-cell>
          <table:table-cell office:value-type="float" office:value="188800832256" calcext:value-type="float">
            <text:p>188800832256</text:p>
          </table:table-cell>
          <table:table-cell office:value-type="float" office:value="120.737701416016" calcext:value-type="float">
            <text:p>120.737701416016</text:p>
          </table:table-cell>
          <table:table-cell/>
          <table:table-cell table:formula="of:=INDEX([.$A$1:.$A$2072]; 1694; 1)" office:value-type="float" office:value="287093244928" calcext:value-type="float">
            <text:p>287093244928</text:p>
          </table:table-cell>
          <table:table-cell table:formula="of:=[.$G$7] * [.$F$1703] + [.$G$8]" office:value-type="float" office:value="-69.7253090962768" calcext:value-type="float">
            <text:p>-69.7253090962768</text:p>
          </table:table-cell>
          <table:table-cell/>
          <table:table-cell table:formula="of:=INDEX([.$C$1:.$C$2072]; 1694; 1)" office:value-type="float" office:value="188800810240" calcext:value-type="float">
            <text:p>188800810240</text:p>
          </table:table-cell>
          <table:table-cell table:formula="of:=[.$J$7] * [.$I$1703] + [.$J$8]" office:value-type="float" office:value="119.725235775113" calcext:value-type="float">
            <text:p>119.725235775113</text:p>
          </table:table-cell>
        </table:table-row>
        <table:table-row table:style-name="ro1">
          <table:table-cell office:value-type="float" office:value="287093454848" calcext:value-type="float">
            <text:p>287093454848</text:p>
          </table:table-cell>
          <table:table-cell office:value-type="float" office:value="-61.2875099182129" calcext:value-type="float">
            <text:p>-61.2875099182129</text:p>
          </table:table-cell>
          <table:table-cell office:value-type="float" office:value="188800833792" calcext:value-type="float">
            <text:p>188800833792</text:p>
          </table:table-cell>
          <table:table-cell office:value-type="float" office:value="120.806114196777" calcext:value-type="float">
            <text:p>120.806114196777</text:p>
          </table:table-cell>
          <table:table-cell/>
          <table:table-cell table:formula="of:=INDEX([.$A$1:.$A$2072]; 1695; 1)" office:value-type="float" office:value="287093258240" calcext:value-type="float">
            <text:p>287093258240</text:p>
          </table:table-cell>
          <table:table-cell table:formula="of:=[.$G$7] * [.$F$1704] + [.$G$8]" office:value-type="float" office:value="-69.0893502011895" calcext:value-type="float">
            <text:p>-69.0893502011895</text:p>
          </table:table-cell>
          <table:table-cell/>
          <table:table-cell table:formula="of:=INDEX([.$C$1:.$C$2072]; 1695; 1)" office:value-type="float" office:value="188800811776" calcext:value-type="float">
            <text:p>188800811776</text:p>
          </table:table-cell>
          <table:table-cell table:formula="of:=[.$J$7] * [.$I$1704] + [.$J$8]" office:value-type="float" office:value="119.798671334982" calcext:value-type="float">
            <text:p>119.798671334982</text:p>
          </table:table-cell>
        </table:table-row>
        <table:table-row table:style-name="ro1">
          <table:table-cell office:value-type="float" office:value="287093480704" calcext:value-type="float">
            <text:p>287093480704</text:p>
          </table:table-cell>
          <table:table-cell office:value-type="float" office:value="-60.0601272583008" calcext:value-type="float">
            <text:p>-60.0601272583008</text:p>
          </table:table-cell>
          <table:table-cell office:value-type="float" office:value="188800836608" calcext:value-type="float">
            <text:p>188800836608</text:p>
          </table:table-cell>
          <table:table-cell office:value-type="float" office:value="120.942771911621" calcext:value-type="float">
            <text:p>120.942771911621</text:p>
          </table:table-cell>
          <table:table-cell/>
          <table:table-cell table:formula="of:=INDEX([.$A$1:.$A$2072]; 1696; 1)" office:value-type="float" office:value="287093284864" calcext:value-type="float">
            <text:p>287093284864</text:p>
          </table:table-cell>
          <table:table-cell table:formula="of:=[.$G$7] * [.$F$1705] + [.$G$8]" office:value-type="float" office:value="-67.817432411015" calcext:value-type="float">
            <text:p>-67.817432411015</text:p>
          </table:table-cell>
          <table:table-cell/>
          <table:table-cell table:formula="of:=INDEX([.$C$1:.$C$2072]; 1696; 1)" office:value-type="float" office:value="188800814848" calcext:value-type="float">
            <text:p>188800814848</text:p>
          </table:table-cell>
          <table:table-cell table:formula="of:=[.$J$7] * [.$I$1705] + [.$J$8]" office:value-type="float" office:value="119.945542456582" calcext:value-type="float">
            <text:p>119.945542456582</text:p>
          </table:table-cell>
        </table:table-row>
        <table:table-row table:style-name="ro1">
          <table:table-cell office:value-type="float" office:value="287093506816" calcext:value-type="float">
            <text:p>287093506816</text:p>
          </table:table-cell>
          <table:table-cell office:value-type="float" office:value="-58.8220443725586" calcext:value-type="float">
            <text:p>-58.8220443725586</text:p>
          </table:table-cell>
          <table:table-cell office:value-type="float" office:value="188800839424" calcext:value-type="float">
            <text:p>188800839424</text:p>
          </table:table-cell>
          <table:table-cell office:value-type="float" office:value="121.080619812012" calcext:value-type="float">
            <text:p>121.080619812012</text:p>
          </table:table-cell>
          <table:table-cell/>
          <table:table-cell table:formula="of:=INDEX([.$A$1:.$A$2072]; 1697; 1)" office:value-type="float" office:value="287093311232" calcext:value-type="float">
            <text:p>287093311232</text:p>
          </table:table-cell>
          <table:table-cell table:formula="of:=[.$G$7] * [.$F$1706] + [.$G$8]" office:value-type="float" office:value="-66.5577445998788" calcext:value-type="float">
            <text:p>-66.5577445998788</text:p>
          </table:table-cell>
          <table:table-cell/>
          <table:table-cell table:formula="of:=INDEX([.$C$1:.$C$2072]; 1697; 1)" office:value-type="float" office:value="188800817664" calcext:value-type="float">
            <text:p>188800817664</text:p>
          </table:table-cell>
          <table:table-cell table:formula="of:=[.$J$7] * [.$I$1706] + [.$J$8]" office:value-type="float" office:value="120.080174317583" calcext:value-type="float">
            <text:p>120.080174317583</text:p>
          </table:table-cell>
        </table:table-row>
        <table:table-row table:style-name="ro1">
          <table:table-cell office:value-type="float" office:value="287093519872" calcext:value-type="float">
            <text:p>287093519872</text:p>
          </table:table-cell>
          <table:table-cell office:value-type="float" office:value="-58.1971893310547" calcext:value-type="float">
            <text:p>-58.1971893310547</text:p>
          </table:table-cell>
          <table:table-cell office:value-type="float" office:value="188800840960" calcext:value-type="float">
            <text:p>188800840960</text:p>
          </table:table-cell>
          <table:table-cell office:value-type="float" office:value="121.150199890137" calcext:value-type="float">
            <text:p>121.150199890137</text:p>
          </table:table-cell>
          <table:table-cell/>
          <table:table-cell table:formula="of:=INDEX([.$A$1:.$A$2072]; 1698; 1)" office:value-type="float" office:value="287093324544" calcext:value-type="float">
            <text:p>287093324544</text:p>
          </table:table-cell>
          <table:table-cell table:formula="of:=[.$G$7] * [.$F$1707] + [.$G$8]" office:value-type="float" office:value="-65.9217857047915" calcext:value-type="float">
            <text:p>-65.9217857047915</text:p>
          </table:table-cell>
          <table:table-cell/>
          <table:table-cell table:formula="of:=INDEX([.$C$1:.$C$2072]; 1698; 1)" office:value-type="float" office:value="188800819200" calcext:value-type="float">
            <text:p>188800819200</text:p>
          </table:table-cell>
          <table:table-cell table:formula="of:=[.$J$7] * [.$I$1707] + [.$J$8]" office:value-type="float" office:value="120.153609877452" calcext:value-type="float">
            <text:p>120.153609877452</text:p>
          </table:table-cell>
        </table:table-row>
        <table:table-row table:style-name="ro1">
          <table:table-cell office:value-type="float" office:value="287093546240" calcext:value-type="float">
            <text:p>287093546240</text:p>
          </table:table-cell>
          <table:table-cell office:value-type="float" office:value="-56.9441986083984" calcext:value-type="float">
            <text:p>-56.9441986083984</text:p>
          </table:table-cell>
          <table:table-cell office:value-type="float" office:value="188800842496" calcext:value-type="float">
            <text:p>188800842496</text:p>
          </table:table-cell>
          <table:table-cell office:value-type="float" office:value="121.281860351563" calcext:value-type="float">
            <text:p>121.281860351563</text:p>
          </table:table-cell>
          <table:table-cell/>
          <table:table-cell table:formula="of:=INDEX([.$A$1:.$A$2072]; 1699; 1)" office:value-type="float" office:value="287093350656" calcext:value-type="float">
            <text:p>287093350656</text:p>
          </table:table-cell>
          <table:table-cell table:formula="of:=[.$G$7] * [.$F$1708] + [.$G$8]" office:value-type="float" office:value="-64.6743278708309" calcext:value-type="float">
            <text:p>-64.6743278708309</text:p>
          </table:table-cell>
          <table:table-cell/>
          <table:table-cell table:formula="of:=INDEX([.$C$1:.$C$2072]; 1699; 1)" office:value-type="float" office:value="188800822016" calcext:value-type="float">
            <text:p>188800822016</text:p>
          </table:table-cell>
          <table:table-cell table:formula="of:=[.$J$7] * [.$I$1708] + [.$J$8]" office:value-type="float" office:value="120.288241738454" calcext:value-type="float">
            <text:p>120.288241738454</text:p>
          </table:table-cell>
        </table:table-row>
        <table:table-row table:style-name="ro1">
          <table:table-cell office:value-type="float" office:value="287093572096" calcext:value-type="float">
            <text:p>287093572096</text:p>
          </table:table-cell>
          <table:table-cell office:value-type="float" office:value="-55.6989974975586" calcext:value-type="float">
            <text:p>-55.6989974975586</text:p>
          </table:table-cell>
          <table:table-cell office:value-type="float" office:value="188800844288" calcext:value-type="float">
            <text:p>188800844288</text:p>
          </table:table-cell>
          <table:table-cell office:value-type="float" office:value="121.378051757813" calcext:value-type="float">
            <text:p>121.378051757813</text:p>
          </table:table-cell>
          <table:table-cell/>
          <table:table-cell table:formula="of:=INDEX([.$A$1:.$A$2072]; 1700; 1)" office:value-type="float" office:value="287093377280" calcext:value-type="float">
            <text:p>287093377280</text:p>
          </table:table-cell>
          <table:table-cell table:formula="of:=[.$G$7] * [.$F$1709] + [.$G$8]" office:value-type="float" office:value="-63.4024100806564" calcext:value-type="float">
            <text:p>-63.4024100806564</text:p>
          </table:table-cell>
          <table:table-cell/>
          <table:table-cell table:formula="of:=INDEX([.$C$1:.$C$2072]; 1700; 1)" office:value-type="float" office:value="188800825088" calcext:value-type="float">
            <text:p>188800825088</text:p>
          </table:table-cell>
          <table:table-cell table:formula="of:=[.$J$7] * [.$I$1709] + [.$J$8]" office:value-type="float" office:value="120.435112860054" calcext:value-type="float">
            <text:p>120.435112860054</text:p>
          </table:table-cell>
        </table:table-row>
        <table:table-row table:style-name="ro1">
          <table:table-cell office:value-type="float" office:value="287093584896" calcext:value-type="float">
            <text:p>287093584896</text:p>
          </table:table-cell>
          <table:table-cell office:value-type="float" office:value="-55.080192565918" calcext:value-type="float">
            <text:p>-55.080192565918</text:p>
          </table:table-cell>
          <table:table-cell office:value-type="float" office:value="188800845312" calcext:value-type="float">
            <text:p>188800845312</text:p>
          </table:table-cell>
          <table:table-cell office:value-type="float" office:value="121.427154541016" calcext:value-type="float">
            <text:p>121.427154541016</text:p>
          </table:table-cell>
          <table:table-cell/>
          <table:table-cell table:formula="of:=INDEX([.$A$1:.$A$2072]; 1701; 1)" office:value-type="float" office:value="287093390336" calcext:value-type="float">
            <text:p>287093390336</text:p>
          </table:table-cell>
          <table:table-cell table:formula="of:=[.$G$7] * [.$F$1710] + [.$G$8]" office:value-type="float" office:value="-62.7786811646074" calcext:value-type="float">
            <text:p>-62.7786811646074</text:p>
          </table:table-cell>
          <table:table-cell/>
          <table:table-cell table:formula="of:=INDEX([.$C$1:.$C$2072]; 1701; 1)" office:value-type="float" office:value="188800826624" calcext:value-type="float">
            <text:p>188800826624</text:p>
          </table:table-cell>
          <table:table-cell table:formula="of:=[.$J$7] * [.$I$1710] + [.$J$8]" office:value-type="float" office:value="120.508548419923" calcext:value-type="float">
            <text:p>120.508548419923</text:p>
          </table:table-cell>
        </table:table-row>
        <table:table-row table:style-name="ro1">
          <table:table-cell office:value-type="float" office:value="287093611008" calcext:value-type="float">
            <text:p>287093611008</text:p>
          </table:table-cell>
          <table:table-cell office:value-type="float" office:value="-53.8413009643555" calcext:value-type="float">
            <text:p>-53.8413009643555</text:p>
          </table:table-cell>
          <table:table-cell office:value-type="float" office:value="188800846848" calcext:value-type="float">
            <text:p>188800846848</text:p>
          </table:table-cell>
          <table:table-cell office:value-type="float" office:value="121.522842407227" calcext:value-type="float">
            <text:p>121.522842407227</text:p>
          </table:table-cell>
          <table:table-cell/>
          <table:table-cell table:formula="of:=INDEX([.$A$1:.$A$2072]; 1702; 1)" office:value-type="float" office:value="287093416448" calcext:value-type="float">
            <text:p>287093416448</text:p>
          </table:table-cell>
          <table:table-cell table:formula="of:=[.$G$7] * [.$F$1711] + [.$G$8]" office:value-type="float" office:value="-61.5312233306468" calcext:value-type="float">
            <text:p>-61.5312233306468</text:p>
          </table:table-cell>
          <table:table-cell/>
          <table:table-cell table:formula="of:=INDEX([.$C$1:.$C$2072]; 1702; 1)" office:value-type="float" office:value="188800829440" calcext:value-type="float">
            <text:p>188800829440</text:p>
          </table:table-cell>
          <table:table-cell table:formula="of:=[.$J$7] * [.$I$1711] + [.$J$8]" office:value-type="float" office:value="120.643180280924" calcext:value-type="float">
            <text:p>120.643180280924</text:p>
          </table:table-cell>
        </table:table-row>
        <table:table-row table:style-name="ro1">
          <table:table-cell office:value-type="float" office:value="287093637120" calcext:value-type="float">
            <text:p>287093637120</text:p>
          </table:table-cell>
          <table:table-cell office:value-type="float" office:value="-52.5932159423828" calcext:value-type="float">
            <text:p>-52.5932159423828</text:p>
          </table:table-cell>
          <table:table-cell office:value-type="float" office:value="188800846848" calcext:value-type="float">
            <text:p>188800846848</text:p>
          </table:table-cell>
          <table:table-cell office:value-type="float" office:value="121.585166931152" calcext:value-type="float">
            <text:p>121.585166931152</text:p>
          </table:table-cell>
          <table:table-cell/>
          <table:table-cell table:formula="of:=INDEX([.$A$1:.$A$2072]; 1703; 1)" office:value-type="float" office:value="287093442048" calcext:value-type="float">
            <text:p>287093442048</text:p>
          </table:table-cell>
          <table:table-cell table:formula="of:=[.$G$7] * [.$F$1712] + [.$G$8]" office:value-type="float" office:value="-60.3082254566252" calcext:value-type="float">
            <text:p>-60.3082254566252</text:p>
          </table:table-cell>
          <table:table-cell/>
          <table:table-cell table:formula="of:=INDEX([.$C$1:.$C$2072]; 1703; 1)" office:value-type="float" office:value="188800832256" calcext:value-type="float">
            <text:p>188800832256</text:p>
          </table:table-cell>
          <table:table-cell table:formula="of:=[.$J$7] * [.$I$1712] + [.$J$8]" office:value-type="float" office:value="120.777812141925" calcext:value-type="float">
            <text:p>120.777812141925</text:p>
          </table:table-cell>
        </table:table-row>
        <table:table-row table:style-name="ro1">
          <table:table-cell office:value-type="float" office:value="287093650176" calcext:value-type="float">
            <text:p>287093650176</text:p>
          </table:table-cell>
          <table:table-cell office:value-type="float" office:value="-51.9694213867188" calcext:value-type="float">
            <text:p>-51.9694213867188</text:p>
          </table:table-cell>
          <table:table-cell office:value-type="float" office:value="188800846848" calcext:value-type="float">
            <text:p>188800846848</text:p>
          </table:table-cell>
          <table:table-cell office:value-type="float" office:value="121.597145080566" calcext:value-type="float">
            <text:p>121.597145080566</text:p>
          </table:table-cell>
          <table:table-cell/>
          <table:table-cell table:formula="of:=INDEX([.$A$1:.$A$2072]; 1704; 1)" office:value-type="float" office:value="287093454848" calcext:value-type="float">
            <text:p>287093454848</text:p>
          </table:table-cell>
          <table:table-cell table:formula="of:=[.$G$7] * [.$F$1713] + [.$G$8]" office:value-type="float" office:value="-59.6967265177518" calcext:value-type="float">
            <text:p>-59.6967265177518</text:p>
          </table:table-cell>
          <table:table-cell/>
          <table:table-cell table:formula="of:=INDEX([.$C$1:.$C$2072]; 1704; 1)" office:value-type="float" office:value="188800833792" calcext:value-type="float">
            <text:p>188800833792</text:p>
          </table:table-cell>
          <table:table-cell table:formula="of:=[.$J$7] * [.$I$1713] + [.$J$8]" office:value-type="float" office:value="120.851247701794" calcext:value-type="float">
            <text:p>120.851247701794</text:p>
          </table:table-cell>
        </table:table-row>
        <table:table-row table:style-name="ro1">
          <table:table-cell office:value-type="float" office:value="287093676288" calcext:value-type="float">
            <text:p>287093676288</text:p>
          </table:table-cell>
          <table:table-cell office:value-type="float" office:value="-50.7240028381348" calcext:value-type="float">
            <text:p>-50.7240028381348</text:p>
          </table:table-cell>
          <table:table-cell office:value-type="float" office:value="188800847104" calcext:value-type="float">
            <text:p>188800847104</text:p>
          </table:table-cell>
          <table:table-cell office:value-type="float" office:value="121.619842529297" calcext:value-type="float">
            <text:p>121.619842529297</text:p>
          </table:table-cell>
          <table:table-cell/>
          <table:table-cell table:formula="of:=INDEX([.$A$1:.$A$2072]; 1705; 1)" office:value-type="float" office:value="287093480704" calcext:value-type="float">
            <text:p>287093480704</text:p>
          </table:table-cell>
          <table:table-cell table:formula="of:=[.$G$7] * [.$F$1714] + [.$G$8]" office:value-type="float" office:value="-58.461498664692" calcext:value-type="float">
            <text:p>-58.461498664692</text:p>
          </table:table-cell>
          <table:table-cell/>
          <table:table-cell table:formula="of:=INDEX([.$C$1:.$C$2072]; 1705; 1)" office:value-type="float" office:value="188800836608" calcext:value-type="float">
            <text:p>188800836608</text:p>
          </table:table-cell>
          <table:table-cell table:formula="of:=[.$J$7] * [.$I$1714] + [.$J$8]" office:value-type="float" office:value="120.985879562795" calcext:value-type="float">
            <text:p>120.985879562795</text:p>
          </table:table-cell>
        </table:table-row>
        <table:table-row table:style-name="ro1">
          <table:table-cell office:value-type="float" office:value="287093702144" calcext:value-type="float">
            <text:p>287093702144</text:p>
          </table:table-cell>
          <table:table-cell office:value-type="float" office:value="-49.4809303283691" calcext:value-type="float">
            <text:p>-49.4809303283691</text:p>
          </table:table-cell>
          <table:table-cell office:value-type="float" office:value="188800847360" calcext:value-type="float">
            <text:p>188800847360</text:p>
          </table:table-cell>
          <table:table-cell office:value-type="float" office:value="121.637832641602" calcext:value-type="float">
            <text:p>121.637832641602</text:p>
          </table:table-cell>
          <table:table-cell/>
          <table:table-cell table:formula="of:=INDEX([.$A$1:.$A$2072]; 1706; 1)" office:value-type="float" office:value="287093506816" calcext:value-type="float">
            <text:p>287093506816</text:p>
          </table:table-cell>
          <table:table-cell table:formula="of:=[.$G$7] * [.$F$1715] + [.$G$8]" office:value-type="float" office:value="-57.214040832594" calcext:value-type="float">
            <text:p>-57.214040832594</text:p>
          </table:table-cell>
          <table:table-cell/>
          <table:table-cell table:formula="of:=INDEX([.$C$1:.$C$2072]; 1706; 1)" office:value-type="float" office:value="188800839424" calcext:value-type="float">
            <text:p>188800839424</text:p>
          </table:table-cell>
          <table:table-cell table:formula="of:=[.$J$7] * [.$I$1715] + [.$J$8]" office:value-type="float" office:value="121.120511423796" calcext:value-type="float">
            <text:p>121.120511423796</text:p>
          </table:table-cell>
        </table:table-row>
        <table:table-row table:style-name="ro1">
          <table:table-cell office:value-type="float" office:value="287093715200" calcext:value-type="float">
            <text:p>287093715200</text:p>
          </table:table-cell>
          <table:table-cell office:value-type="float" office:value="-48.8602714538574" calcext:value-type="float">
            <text:p>-48.8602714538574</text:p>
          </table:table-cell>
          <table:table-cell office:value-type="float" office:value="188800847360" calcext:value-type="float">
            <text:p>188800847360</text:p>
          </table:table-cell>
          <table:table-cell office:value-type="float" office:value="121.643737792969" calcext:value-type="float">
            <text:p>121.643737792969</text:p>
          </table:table-cell>
          <table:table-cell/>
          <table:table-cell table:formula="of:=INDEX([.$A$1:.$A$2072]; 1707; 1)" office:value-type="float" office:value="287093519872" calcext:value-type="float">
            <text:p>287093519872</text:p>
          </table:table-cell>
          <table:table-cell table:formula="of:=[.$G$7] * [.$F$1716] + [.$G$8]" office:value-type="float" office:value="-56.5903119146824" calcext:value-type="float">
            <text:p>-56.5903119146824</text:p>
          </table:table-cell>
          <table:table-cell/>
          <table:table-cell table:formula="of:=INDEX([.$C$1:.$C$2072]; 1707; 1)" office:value-type="float" office:value="188800840960" calcext:value-type="float">
            <text:p>188800840960</text:p>
          </table:table-cell>
          <table:table-cell table:formula="of:=[.$J$7] * [.$I$1716] + [.$J$8]" office:value-type="float" office:value="121.193946983665" calcext:value-type="float">
            <text:p>121.193946983665</text:p>
          </table:table-cell>
        </table:table-row>
        <table:table-row table:style-name="ro1">
          <table:table-cell office:value-type="float" office:value="287093741056" calcext:value-type="float">
            <text:p>287093741056</text:p>
          </table:table-cell>
          <table:table-cell office:value-type="float" office:value="-47.6207275390625" calcext:value-type="float">
            <text:p>-47.6207275390625</text:p>
          </table:table-cell>
          <table:table-cell office:value-type="float" office:value="188800847616" calcext:value-type="float">
            <text:p>188800847616</text:p>
          </table:table-cell>
          <table:table-cell office:value-type="float" office:value="121.651718139648" calcext:value-type="float">
            <text:p>121.651718139648</text:p>
          </table:table-cell>
          <table:table-cell/>
          <table:table-cell table:formula="of:=INDEX([.$A$1:.$A$2072]; 1708; 1)" office:value-type="float" office:value="287093546240" calcext:value-type="float">
            <text:p>287093546240</text:p>
          </table:table-cell>
          <table:table-cell table:formula="of:=[.$G$7] * [.$F$1717] + [.$G$8]" office:value-type="float" office:value="-55.3306241035461" calcext:value-type="float">
            <text:p>-55.3306241035461</text:p>
          </table:table-cell>
          <table:table-cell/>
          <table:table-cell table:formula="of:=INDEX([.$C$1:.$C$2072]; 1708; 1)" office:value-type="float" office:value="188800842496" calcext:value-type="float">
            <text:p>188800842496</text:p>
          </table:table-cell>
          <table:table-cell table:formula="of:=[.$J$7] * [.$I$1717] + [.$J$8]" office:value-type="float" office:value="121.267382543534" calcext:value-type="float">
            <text:p>121.267382543534</text:p>
          </table:table-cell>
        </table:table-row>
        <table:table-row table:style-name="ro1">
          <table:table-cell office:value-type="float" office:value="287093766656" calcext:value-type="float">
            <text:p>287093766656</text:p>
          </table:table-cell>
          <table:table-cell office:value-type="float" office:value="-46.3857116699219" calcext:value-type="float">
            <text:p>-46.3857116699219</text:p>
          </table:table-cell>
          <table:table-cell office:value-type="float" office:value="188800847872" calcext:value-type="float">
            <text:p>188800847872</text:p>
          </table:table-cell>
          <table:table-cell office:value-type="float" office:value="121.657089233398" calcext:value-type="float">
            <text:p>121.657089233398</text:p>
          </table:table-cell>
          <table:table-cell/>
          <table:table-cell table:formula="of:=INDEX([.$A$1:.$A$2072]; 1709; 1)" office:value-type="float" office:value="287093572096" calcext:value-type="float">
            <text:p>287093572096</text:p>
          </table:table-cell>
          <table:table-cell table:formula="of:=[.$G$7] * [.$F$1718] + [.$G$8]" office:value-type="float" office:value="-54.0953962504864" calcext:value-type="float">
            <text:p>-54.0953962504864</text:p>
          </table:table-cell>
          <table:table-cell/>
          <table:table-cell table:formula="of:=INDEX([.$C$1:.$C$2072]; 1709; 1)" office:value-type="float" office:value="188800844288" calcext:value-type="float">
            <text:p>188800844288</text:p>
          </table:table-cell>
          <table:table-cell table:formula="of:=[.$J$7] * [.$I$1718] + [.$J$8]" office:value-type="float" office:value="121.353057364002" calcext:value-type="float">
            <text:p>121.353057364002</text:p>
          </table:table-cell>
        </table:table-row>
        <table:table-row table:style-name="ro1">
          <table:table-cell office:value-type="float" office:value="287093779200" calcext:value-type="float">
            <text:p>287093779200</text:p>
          </table:table-cell>
          <table:table-cell office:value-type="float" office:value="-45.7758979797363" calcext:value-type="float">
            <text:p>-45.7758979797363</text:p>
          </table:table-cell>
          <table:table-cell office:value-type="float" office:value="188800847872" calcext:value-type="float">
            <text:p>188800847872</text:p>
          </table:table-cell>
          <table:table-cell office:value-type="float" office:value="121.659324645996" calcext:value-type="float">
            <text:p>121.659324645996</text:p>
          </table:table-cell>
          <table:table-cell/>
          <table:table-cell table:formula="of:=INDEX([.$A$1:.$A$2072]; 1710; 1)" office:value-type="float" office:value="287093584896" calcext:value-type="float">
            <text:p>287093584896</text:p>
          </table:table-cell>
          <table:table-cell table:formula="of:=[.$G$7] * [.$F$1719] + [.$G$8]" office:value-type="float" office:value="-53.483897311613" calcext:value-type="float">
            <text:p>-53.483897311613</text:p>
          </table:table-cell>
          <table:table-cell/>
          <table:table-cell table:formula="of:=INDEX([.$C$1:.$C$2072]; 1710; 1)" office:value-type="float" office:value="188800845312" calcext:value-type="float">
            <text:p>188800845312</text:p>
          </table:table-cell>
          <table:table-cell table:formula="of:=[.$J$7] * [.$I$1719] + [.$J$8]" office:value-type="float" office:value="121.402014404535" calcext:value-type="float">
            <text:p>121.402014404535</text:p>
          </table:table-cell>
        </table:table-row>
        <table:table-row table:style-name="ro1">
          <table:table-cell office:value-type="float" office:value="287093804544" calcext:value-type="float">
            <text:p>287093804544</text:p>
          </table:table-cell>
          <table:table-cell office:value-type="float" office:value="-44.5686378479004" calcext:value-type="float">
            <text:p>-44.5686378479004</text:p>
          </table:table-cell>
          <table:table-cell office:value-type="float" office:value="188800847872" calcext:value-type="float">
            <text:p>188800847872</text:p>
          </table:table-cell>
          <table:table-cell office:value-type="float" office:value="121.663421630859" calcext:value-type="float">
            <text:p>121.663421630859</text:p>
          </table:table-cell>
          <table:table-cell/>
          <table:table-cell table:formula="of:=INDEX([.$A$1:.$A$2072]; 1711; 1)" office:value-type="float" office:value="287093611008" calcext:value-type="float">
            <text:p>287093611008</text:p>
          </table:table-cell>
          <table:table-cell table:formula="of:=[.$G$7] * [.$F$1720] + [.$G$8]" office:value-type="float" office:value="-52.236439479515" calcext:value-type="float">
            <text:p>-52.236439479515</text:p>
          </table:table-cell>
          <table:table-cell/>
          <table:table-cell table:formula="of:=INDEX([.$C$1:.$C$2072]; 1711; 1)" office:value-type="float" office:value="188800846848" calcext:value-type="float">
            <text:p>188800846848</text:p>
          </table:table-cell>
          <table:table-cell table:formula="of:=[.$J$7] * [.$I$1720] + [.$J$8]" office:value-type="float" office:value="121.475449964404" calcext:value-type="float">
            <text:p>121.475449964404</text:p>
          </table:table-cell>
        </table:table-row>
        <table:table-row table:style-name="ro1">
          <table:table-cell office:value-type="float" office:value="287093817088" calcext:value-type="float">
            <text:p>287093817088</text:p>
          </table:table-cell>
          <table:table-cell office:value-type="float" office:value="-43.9664459228516" calcext:value-type="float">
            <text:p>-43.9664459228516</text:p>
          </table:table-cell>
          <table:table-cell office:value-type="float" office:value="188800847872" calcext:value-type="float">
            <text:p>188800847872</text:p>
          </table:table-cell>
          <table:table-cell office:value-type="float" office:value="121.665390014648" calcext:value-type="float">
            <text:p>121.665390014648</text:p>
          </table:table-cell>
          <table:table-cell/>
          <table:table-cell table:formula="of:=INDEX([.$A$1:.$A$2072]; 1712; 1)" office:value-type="float" office:value="287093637120" calcext:value-type="float">
            <text:p>287093637120</text:p>
          </table:table-cell>
          <table:table-cell table:formula="of:=[.$G$7] * [.$F$1721] + [.$G$8]" office:value-type="float" office:value="-50.9889816455543" calcext:value-type="float">
            <text:p>-50.9889816455543</text:p>
          </table:table-cell>
          <table:table-cell/>
          <table:table-cell table:formula="of:=INDEX([.$C$1:.$C$2072]; 1712; 1)" office:value-type="float" office:value="188800846848" calcext:value-type="float">
            <text:p>188800846848</text:p>
          </table:table-cell>
          <table:table-cell table:formula="of:=[.$J$7] * [.$I$1721] + [.$J$8]" office:value-type="float" office:value="121.475449964404" calcext:value-type="float">
            <text:p>121.475449964404</text:p>
          </table:table-cell>
        </table:table-row>
        <table:table-row table:style-name="ro1">
          <table:table-cell office:value-type="float" office:value="287093842688" calcext:value-type="float">
            <text:p>287093842688</text:p>
          </table:table-cell>
          <table:table-cell office:value-type="float" office:value="-42.7552909851074" calcext:value-type="float">
            <text:p>-42.7552909851074</text:p>
          </table:table-cell>
          <table:table-cell office:value-type="float" office:value="188800848128" calcext:value-type="float">
            <text:p>188800848128</text:p>
          </table:table-cell>
          <table:table-cell office:value-type="float" office:value="121.669281005859" calcext:value-type="float">
            <text:p>121.669281005859</text:p>
          </table:table-cell>
          <table:table-cell/>
          <table:table-cell table:formula="of:=INDEX([.$A$1:.$A$2072]; 1713; 1)" office:value-type="float" office:value="287093650176" calcext:value-type="float">
            <text:p>287093650176</text:p>
          </table:table-cell>
          <table:table-cell table:formula="of:=[.$G$7] * [.$F$1722] + [.$G$8]" office:value-type="float" office:value="-50.3652527295053" calcext:value-type="float">
            <text:p>-50.3652527295053</text:p>
          </table:table-cell>
          <table:table-cell/>
          <table:table-cell table:formula="of:=INDEX([.$C$1:.$C$2072]; 1713; 1)" office:value-type="float" office:value="188800846848" calcext:value-type="float">
            <text:p>188800846848</text:p>
          </table:table-cell>
          <table:table-cell table:formula="of:=[.$J$7] * [.$I$1722] + [.$J$8]" office:value-type="float" office:value="121.475449964404" calcext:value-type="float">
            <text:p>121.475449964404</text:p>
          </table:table-cell>
        </table:table-row>
        <table:table-row table:style-name="ro1">
          <table:table-cell office:value-type="float" office:value="287093868544" calcext:value-type="float">
            <text:p>287093868544</text:p>
          </table:table-cell>
          <table:table-cell office:value-type="float" office:value="-41.5285339355469" calcext:value-type="float">
            <text:p>-41.5285339355469</text:p>
          </table:table-cell>
          <table:table-cell office:value-type="float" office:value="188800848128" calcext:value-type="float">
            <text:p>188800848128</text:p>
          </table:table-cell>
          <table:table-cell office:value-type="float" office:value="121.67317199707" calcext:value-type="float">
            <text:p>121.67317199707</text:p>
          </table:table-cell>
          <table:table-cell/>
          <table:table-cell table:formula="of:=INDEX([.$A$1:.$A$2072]; 1714; 1)" office:value-type="float" office:value="287093676288" calcext:value-type="float">
            <text:p>287093676288</text:p>
          </table:table-cell>
          <table:table-cell table:formula="of:=[.$G$7] * [.$F$1723] + [.$G$8]" office:value-type="float" office:value="-49.1177948974073" calcext:value-type="float">
            <text:p>-49.1177948974073</text:p>
          </table:table-cell>
          <table:table-cell/>
          <table:table-cell table:formula="of:=INDEX([.$C$1:.$C$2072]; 1714; 1)" office:value-type="float" office:value="188800847104" calcext:value-type="float">
            <text:p>188800847104</text:p>
          </table:table-cell>
          <table:table-cell table:formula="of:=[.$J$7] * [.$I$1723] + [.$J$8]" office:value-type="float" office:value="121.487689225003" calcext:value-type="float">
            <text:p>121.487689225003</text:p>
          </table:table-cell>
        </table:table-row>
        <table:table-row table:style-name="ro1">
          <table:table-cell office:value-type="float" office:value="287093881344" calcext:value-type="float">
            <text:p>287093881344</text:p>
          </table:table-cell>
          <table:table-cell office:value-type="float" office:value="-40.9114608764648" calcext:value-type="float">
            <text:p>-40.9114608764648</text:p>
          </table:table-cell>
          <table:table-cell office:value-type="float" office:value="188800848128" calcext:value-type="float">
            <text:p>188800848128</text:p>
          </table:table-cell>
          <table:table-cell office:value-type="float" office:value="121.675117492676" calcext:value-type="float">
            <text:p>121.675117492676</text:p>
          </table:table-cell>
          <table:table-cell/>
          <table:table-cell table:formula="of:=INDEX([.$A$1:.$A$2072]; 1715; 1)" office:value-type="float" office:value="287093702144" calcext:value-type="float">
            <text:p>287093702144</text:p>
          </table:table-cell>
          <table:table-cell table:formula="of:=[.$G$7] * [.$F$1724] + [.$G$8]" office:value-type="float" office:value="-47.8825670424849" calcext:value-type="float">
            <text:p>-47.8825670424849</text:p>
          </table:table-cell>
          <table:table-cell/>
          <table:table-cell table:formula="of:=INDEX([.$C$1:.$C$2072]; 1715; 1)" office:value-type="float" office:value="188800847360" calcext:value-type="float">
            <text:p>188800847360</text:p>
          </table:table-cell>
          <table:table-cell table:formula="of:=[.$J$7] * [.$I$1724] + [.$J$8]" office:value-type="float" office:value="121.499928485602" calcext:value-type="float">
            <text:p>121.499928485602</text:p>
          </table:table-cell>
        </table:table-row>
        <table:table-row table:style-name="ro1">
          <table:table-cell office:value-type="float" office:value="287093906688" calcext:value-type="float">
            <text:p>287093906688</text:p>
          </table:table-cell>
          <table:table-cell office:value-type="float" office:value="-39.6824035644531" calcext:value-type="float">
            <text:p>-39.6824035644531</text:p>
          </table:table-cell>
          <table:table-cell office:value-type="float" office:value="188800848384" calcext:value-type="float">
            <text:p>188800848384</text:p>
          </table:table-cell>
          <table:table-cell office:value-type="float" office:value="121.678993225098" calcext:value-type="float">
            <text:p>121.678993225098</text:p>
          </table:table-cell>
          <table:table-cell/>
          <table:table-cell table:formula="of:=INDEX([.$A$1:.$A$2072]; 1716; 1)" office:value-type="float" office:value="287093715200" calcext:value-type="float">
            <text:p>287093715200</text:p>
          </table:table-cell>
          <table:table-cell table:formula="of:=[.$G$7] * [.$F$1725] + [.$G$8]" office:value-type="float" office:value="-47.2588381264359" calcext:value-type="float">
            <text:p>-47.2588381264359</text:p>
          </table:table-cell>
          <table:table-cell/>
          <table:table-cell table:formula="of:=INDEX([.$C$1:.$C$2072]; 1716; 1)" office:value-type="float" office:value="188800847360" calcext:value-type="float">
            <text:p>188800847360</text:p>
          </table:table-cell>
          <table:table-cell table:formula="of:=[.$J$7] * [.$I$1725] + [.$J$8]" office:value-type="float" office:value="121.499928485602" calcext:value-type="float">
            <text:p>121.499928485602</text:p>
          </table:table-cell>
        </table:table-row>
        <table:table-row table:style-name="ro1">
          <table:table-cell office:value-type="float" office:value="287093931776" calcext:value-type="float">
            <text:p>287093931776</text:p>
          </table:table-cell>
          <table:table-cell office:value-type="float" office:value="-38.4710884094238" calcext:value-type="float">
            <text:p>-38.4710884094238</text:p>
          </table:table-cell>
          <table:table-cell office:value-type="float" office:value="188800848384" calcext:value-type="float">
            <text:p>188800848384</text:p>
          </table:table-cell>
          <table:table-cell office:value-type="float" office:value="121.682792663574" calcext:value-type="float">
            <text:p>121.682792663574</text:p>
          </table:table-cell>
          <table:table-cell/>
          <table:table-cell table:formula="of:=INDEX([.$A$1:.$A$2072]; 1717; 1)" office:value-type="float" office:value="287093741056" calcext:value-type="float">
            <text:p>287093741056</text:p>
          </table:table-cell>
          <table:table-cell table:formula="of:=[.$G$7] * [.$F$1726] + [.$G$8]" office:value-type="float" office:value="-46.0236102733761" calcext:value-type="float">
            <text:p>-46.0236102733761</text:p>
          </table:table-cell>
          <table:table-cell/>
          <table:table-cell table:formula="of:=INDEX([.$C$1:.$C$2072]; 1717; 1)" office:value-type="float" office:value="188800847616" calcext:value-type="float">
            <text:p>188800847616</text:p>
          </table:table-cell>
          <table:table-cell table:formula="of:=[.$J$7] * [.$I$1726] + [.$J$8]" office:value-type="float" office:value="121.512167746201" calcext:value-type="float">
            <text:p>121.512167746201</text:p>
          </table:table-cell>
        </table:table-row>
        <table:table-row table:style-name="ro1">
          <table:table-cell office:value-type="float" office:value="287093944320" calcext:value-type="float">
            <text:p>287093944320</text:p>
          </table:table-cell>
          <table:table-cell office:value-type="float" office:value="-37.8723907470703" calcext:value-type="float">
            <text:p>-37.8723907470703</text:p>
          </table:table-cell>
          <table:table-cell office:value-type="float" office:value="188800848384" calcext:value-type="float">
            <text:p>188800848384</text:p>
          </table:table-cell>
          <table:table-cell office:value-type="float" office:value="121.68465423584" calcext:value-type="float">
            <text:p>121.68465423584</text:p>
          </table:table-cell>
          <table:table-cell/>
          <table:table-cell table:formula="of:=INDEX([.$A$1:.$A$2072]; 1718; 1)" office:value-type="float" office:value="287093766656" calcext:value-type="float">
            <text:p>287093766656</text:p>
          </table:table-cell>
          <table:table-cell table:formula="of:=[.$G$7] * [.$F$1727] + [.$G$8]" office:value-type="float" office:value="-44.8006123974919" calcext:value-type="float">
            <text:p>-44.8006123974919</text:p>
          </table:table-cell>
          <table:table-cell/>
          <table:table-cell table:formula="of:=INDEX([.$C$1:.$C$2072]; 1718; 1)" office:value-type="float" office:value="188800847872" calcext:value-type="float">
            <text:p>188800847872</text:p>
          </table:table-cell>
          <table:table-cell table:formula="of:=[.$J$7] * [.$I$1727] + [.$J$8]" office:value-type="float" office:value="121.524407004938" calcext:value-type="float">
            <text:p>121.524407004938</text:p>
          </table:table-cell>
        </table:table-row>
        <table:table-row table:style-name="ro1">
          <table:table-cell office:value-type="float" office:value="287093969408" calcext:value-type="float">
            <text:p>287093969408</text:p>
          </table:table-cell>
          <table:table-cell office:value-type="float" office:value="-36.6799850463867" calcext:value-type="float">
            <text:p>-36.6799850463867</text:p>
          </table:table-cell>
          <table:table-cell office:value-type="float" office:value="188800848640" calcext:value-type="float">
            <text:p>188800848640</text:p>
          </table:table-cell>
          <table:table-cell office:value-type="float" office:value="121.68839263916" calcext:value-type="float">
            <text:p>121.68839263916</text:p>
          </table:table-cell>
          <table:table-cell/>
          <table:table-cell table:formula="of:=INDEX([.$A$1:.$A$2072]; 1719; 1)" office:value-type="float" office:value="287093779200" calcext:value-type="float">
            <text:p>287093779200</text:p>
          </table:table-cell>
          <table:table-cell table:formula="of:=[.$G$7] * [.$F$1728] + [.$G$8]" office:value-type="float" office:value="-44.2013434376568" calcext:value-type="float">
            <text:p>-44.2013434376568</text:p>
          </table:table-cell>
          <table:table-cell/>
          <table:table-cell table:formula="of:=INDEX([.$C$1:.$C$2072]; 1719; 1)" office:value-type="float" office:value="188800847872" calcext:value-type="float">
            <text:p>188800847872</text:p>
          </table:table-cell>
          <table:table-cell table:formula="of:=[.$J$7] * [.$I$1728] + [.$J$8]" office:value-type="float" office:value="121.524407004938" calcext:value-type="float">
            <text:p>121.524407004938</text:p>
          </table:table-cell>
        </table:table-row>
        <table:table-row table:style-name="ro1">
          <table:table-cell office:value-type="float" office:value="287093994752" calcext:value-type="float">
            <text:p>287093994752</text:p>
          </table:table-cell>
          <table:table-cell office:value-type="float" office:value="-35.4806900024414" calcext:value-type="float">
            <text:p>-35.4806900024414</text:p>
          </table:table-cell>
          <table:table-cell office:value-type="float" office:value="188800848640" calcext:value-type="float">
            <text:p>188800848640</text:p>
          </table:table-cell>
          <table:table-cell office:value-type="float" office:value="121.692176818848" calcext:value-type="float">
            <text:p>121.692176818848</text:p>
          </table:table-cell>
          <table:table-cell/>
          <table:table-cell table:formula="of:=INDEX([.$A$1:.$A$2072]; 1720; 1)" office:value-type="float" office:value="287093804544" calcext:value-type="float">
            <text:p>287093804544</text:p>
          </table:table-cell>
          <table:table-cell table:formula="of:=[.$G$7] * [.$F$1729] + [.$G$8]" office:value-type="float" office:value="-42.9905755426735" calcext:value-type="float">
            <text:p>-42.9905755426735</text:p>
          </table:table-cell>
          <table:table-cell/>
          <table:table-cell table:formula="of:=INDEX([.$C$1:.$C$2072]; 1720; 1)" office:value-type="float" office:value="188800847872" calcext:value-type="float">
            <text:p>188800847872</text:p>
          </table:table-cell>
          <table:table-cell table:formula="of:=[.$J$7] * [.$I$1729] + [.$J$8]" office:value-type="float" office:value="121.524407004938" calcext:value-type="float">
            <text:p>121.524407004938</text:p>
          </table:table-cell>
        </table:table-row>
        <table:table-row table:style-name="ro1">
          <table:table-cell office:value-type="float" office:value="287094007552" calcext:value-type="float">
            <text:p>287094007552</text:p>
          </table:table-cell>
          <table:table-cell office:value-type="float" office:value="-34.8749732971191" calcext:value-type="float">
            <text:p>-34.8749732971191</text:p>
          </table:table-cell>
          <table:table-cell office:value-type="float" office:value="188800848640" calcext:value-type="float">
            <text:p>188800848640</text:p>
          </table:table-cell>
          <table:table-cell office:value-type="float" office:value="121.694076538086" calcext:value-type="float">
            <text:p>121.694076538086</text:p>
          </table:table-cell>
          <table:table-cell/>
          <table:table-cell table:formula="of:=INDEX([.$A$1:.$A$2072]; 1721; 1)" office:value-type="float" office:value="287093817088" calcext:value-type="float">
            <text:p>287093817088</text:p>
          </table:table-cell>
          <table:table-cell table:formula="of:=[.$G$7] * [.$F$1730] + [.$G$8]" office:value-type="float" office:value="-42.3913065828383" calcext:value-type="float">
            <text:p>-42.3913065828383</text:p>
          </table:table-cell>
          <table:table-cell/>
          <table:table-cell table:formula="of:=INDEX([.$C$1:.$C$2072]; 1721; 1)" office:value-type="float" office:value="188800847872" calcext:value-type="float">
            <text:p>188800847872</text:p>
          </table:table-cell>
          <table:table-cell table:formula="of:=[.$J$7] * [.$I$1730] + [.$J$8]" office:value-type="float" office:value="121.524407004938" calcext:value-type="float">
            <text:p>121.524407004938</text:p>
          </table:table-cell>
        </table:table-row>
        <table:table-row table:style-name="ro1">
          <table:table-cell office:value-type="float" office:value="287094033408" calcext:value-type="float">
            <text:p>287094033408</text:p>
          </table:table-cell>
          <table:table-cell office:value-type="float" office:value="-33.6469955444336" calcext:value-type="float">
            <text:p>-33.6469955444336</text:p>
          </table:table-cell>
          <table:table-cell office:value-type="float" office:value="188800848640" calcext:value-type="float">
            <text:p>188800848640</text:p>
          </table:table-cell>
          <table:table-cell office:value-type="float" office:value="121.697944641113" calcext:value-type="float">
            <text:p>121.697944641113</text:p>
          </table:table-cell>
          <table:table-cell/>
          <table:table-cell table:formula="of:=INDEX([.$A$1:.$A$2072]; 1722; 1)" office:value-type="float" office:value="287093842688" calcext:value-type="float">
            <text:p>287093842688</text:p>
          </table:table-cell>
          <table:table-cell table:formula="of:=[.$G$7] * [.$F$1731] + [.$G$8]" office:value-type="float" office:value="-41.1683087069541" calcext:value-type="float">
            <text:p>-41.1683087069541</text:p>
          </table:table-cell>
          <table:table-cell/>
          <table:table-cell table:formula="of:=INDEX([.$C$1:.$C$2072]; 1722; 1)" office:value-type="float" office:value="188800848128" calcext:value-type="float">
            <text:p>188800848128</text:p>
          </table:table-cell>
          <table:table-cell table:formula="of:=[.$J$7] * [.$I$1731] + [.$J$8]" office:value-type="float" office:value="121.536646265537" calcext:value-type="float">
            <text:p>121.536646265537</text:p>
          </table:table-cell>
        </table:table-row>
        <table:table-row table:style-name="ro1">
          <table:table-cell office:value-type="float" office:value="287094046464" calcext:value-type="float">
            <text:p>287094046464</text:p>
          </table:table-cell>
          <table:table-cell office:value-type="float" office:value="-33.024715423584" calcext:value-type="float">
            <text:p>-33.024715423584</text:p>
          </table:table-cell>
          <table:table-cell office:value-type="float" office:value="188800848640" calcext:value-type="float">
            <text:p>188800848640</text:p>
          </table:table-cell>
          <table:table-cell office:value-type="float" office:value="121.699897766113" calcext:value-type="float">
            <text:p>121.699897766113</text:p>
          </table:table-cell>
          <table:table-cell/>
          <table:table-cell table:formula="of:=INDEX([.$A$1:.$A$2072]; 1723; 1)" office:value-type="float" office:value="287093868544" calcext:value-type="float">
            <text:p>287093868544</text:p>
          </table:table-cell>
          <table:table-cell table:formula="of:=[.$G$7] * [.$F$1732] + [.$G$8]" office:value-type="float" office:value="-39.9330808538944" calcext:value-type="float">
            <text:p>-39.9330808538944</text:p>
          </table:table-cell>
          <table:table-cell/>
          <table:table-cell table:formula="of:=INDEX([.$C$1:.$C$2072]; 1723; 1)" office:value-type="float" office:value="188800848128" calcext:value-type="float">
            <text:p>188800848128</text:p>
          </table:table-cell>
          <table:table-cell table:formula="of:=[.$J$7] * [.$I$1732] + [.$J$8]" office:value-type="float" office:value="121.536646265537" calcext:value-type="float">
            <text:p>121.536646265537</text:p>
          </table:table-cell>
        </table:table-row>
        <table:table-row table:style-name="ro1">
          <table:table-cell office:value-type="float" office:value="287094072576" calcext:value-type="float">
            <text:p>287094072576</text:p>
          </table:table-cell>
          <table:table-cell office:value-type="float" office:value="-31.7738037109375" calcext:value-type="float">
            <text:p>-31.7738037109375</text:p>
          </table:table-cell>
          <table:table-cell office:value-type="float" office:value="188800848896" calcext:value-type="float">
            <text:p>188800848896</text:p>
          </table:table-cell>
          <table:table-cell office:value-type="float" office:value="121.703819274902" calcext:value-type="float">
            <text:p>121.703819274902</text:p>
          </table:table-cell>
          <table:table-cell/>
          <table:table-cell table:formula="of:=INDEX([.$A$1:.$A$2072]; 1724; 1)" office:value-type="float" office:value="287093881344" calcext:value-type="float">
            <text:p>287093881344</text:p>
          </table:table-cell>
          <table:table-cell table:formula="of:=[.$G$7] * [.$F$1733] + [.$G$8]" office:value-type="float" office:value="-39.3215819150209" calcext:value-type="float">
            <text:p>-39.3215819150209</text:p>
          </table:table-cell>
          <table:table-cell/>
          <table:table-cell table:formula="of:=INDEX([.$C$1:.$C$2072]; 1724; 1)" office:value-type="float" office:value="188800848128" calcext:value-type="float">
            <text:p>188800848128</text:p>
          </table:table-cell>
          <table:table-cell table:formula="of:=[.$J$7] * [.$I$1733] + [.$J$8]" office:value-type="float" office:value="121.536646265537" calcext:value-type="float">
            <text:p>121.536646265537</text:p>
          </table:table-cell>
        </table:table-row>
        <table:table-row table:style-name="ro1">
          <table:table-cell office:value-type="float" office:value="287094098176" calcext:value-type="float">
            <text:p>287094098176</text:p>
          </table:table-cell>
          <table:table-cell office:value-type="float" office:value="-30.5314064025879" calcext:value-type="float">
            <text:p>-30.5314064025879</text:p>
          </table:table-cell>
          <table:table-cell office:value-type="float" office:value="188800848896" calcext:value-type="float">
            <text:p>188800848896</text:p>
          </table:table-cell>
          <table:table-cell office:value-type="float" office:value="121.707664489746" calcext:value-type="float">
            <text:p>121.707664489746</text:p>
          </table:table-cell>
          <table:table-cell/>
          <table:table-cell table:formula="of:=INDEX([.$A$1:.$A$2072]; 1725; 1)" office:value-type="float" office:value="287093906688" calcext:value-type="float">
            <text:p>287093906688</text:p>
          </table:table-cell>
          <table:table-cell table:formula="of:=[.$G$7] * [.$F$1734] + [.$G$8]" office:value-type="float" office:value="-38.1108140200377" calcext:value-type="float">
            <text:p>-38.1108140200377</text:p>
          </table:table-cell>
          <table:table-cell/>
          <table:table-cell table:formula="of:=INDEX([.$C$1:.$C$2072]; 1725; 1)" office:value-type="float" office:value="188800848384" calcext:value-type="float">
            <text:p>188800848384</text:p>
          </table:table-cell>
          <table:table-cell table:formula="of:=[.$J$7] * [.$I$1734] + [.$J$8]" office:value-type="float" office:value="121.548885526136" calcext:value-type="float">
            <text:p>121.548885526136</text:p>
          </table:table-cell>
        </table:table-row>
        <table:table-row table:style-name="ro1">
          <table:table-cell office:value-type="float" office:value="287094110976" calcext:value-type="float">
            <text:p>287094110976</text:p>
          </table:table-cell>
          <table:table-cell office:value-type="float" office:value="-29.9178771972656" calcext:value-type="float">
            <text:p>-29.9178771972656</text:p>
          </table:table-cell>
          <table:table-cell office:value-type="float" office:value="188800848896" calcext:value-type="float">
            <text:p>188800848896</text:p>
          </table:table-cell>
          <table:table-cell office:value-type="float" office:value="121.70955657959" calcext:value-type="float">
            <text:p>121.70955657959</text:p>
          </table:table-cell>
          <table:table-cell/>
          <table:table-cell table:formula="of:=INDEX([.$A$1:.$A$2072]; 1726; 1)" office:value-type="float" office:value="287093931776" calcext:value-type="float">
            <text:p>287093931776</text:p>
          </table:table-cell>
          <table:table-cell table:formula="of:=[.$G$7] * [.$F$1735] + [.$G$8]" office:value-type="float" office:value="-36.91227610223" calcext:value-type="float">
            <text:p>-36.91227610223</text:p>
          </table:table-cell>
          <table:table-cell/>
          <table:table-cell table:formula="of:=INDEX([.$C$1:.$C$2072]; 1726; 1)" office:value-type="float" office:value="188800848384" calcext:value-type="float">
            <text:p>188800848384</text:p>
          </table:table-cell>
          <table:table-cell table:formula="of:=[.$J$7] * [.$I$1735] + [.$J$8]" office:value-type="float" office:value="121.548885526136" calcext:value-type="float">
            <text:p>121.548885526136</text:p>
          </table:table-cell>
        </table:table-row>
        <table:table-row table:style-name="ro1">
          <table:table-cell office:value-type="float" office:value="287094135808" calcext:value-type="float">
            <text:p>287094135808</text:p>
          </table:table-cell>
          <table:table-cell office:value-type="float" office:value="-28.7106285095215" calcext:value-type="float">
            <text:p>-28.7106285095215</text:p>
          </table:table-cell>
          <table:table-cell office:value-type="float" office:value="188800849152" calcext:value-type="float">
            <text:p>188800849152</text:p>
          </table:table-cell>
          <table:table-cell office:value-type="float" office:value="121.71329498291" calcext:value-type="float">
            <text:p>121.71329498291</text:p>
          </table:table-cell>
          <table:table-cell/>
          <table:table-cell table:formula="of:=INDEX([.$A$1:.$A$2072]; 1727; 1)" office:value-type="float" office:value="287093944320" calcext:value-type="float">
            <text:p>287093944320</text:p>
          </table:table-cell>
          <table:table-cell table:formula="of:=[.$G$7] * [.$F$1736] + [.$G$8]" office:value-type="float" office:value="-36.3130071423948" calcext:value-type="float">
            <text:p>-36.3130071423948</text:p>
          </table:table-cell>
          <table:table-cell/>
          <table:table-cell table:formula="of:=INDEX([.$C$1:.$C$2072]; 1727; 1)" office:value-type="float" office:value="188800848384" calcext:value-type="float">
            <text:p>188800848384</text:p>
          </table:table-cell>
          <table:table-cell table:formula="of:=[.$J$7] * [.$I$1736] + [.$J$8]" office:value-type="float" office:value="121.548885526136" calcext:value-type="float">
            <text:p>121.548885526136</text:p>
          </table:table-cell>
        </table:table-row>
        <table:table-row table:style-name="ro1">
          <table:table-cell office:value-type="float" office:value="287094160640" calcext:value-type="float">
            <text:p>287094160640</text:p>
          </table:table-cell>
          <table:table-cell office:value-type="float" office:value="-27.5227699279785" calcext:value-type="float">
            <text:p>-27.5227699279785</text:p>
          </table:table-cell>
          <table:table-cell office:value-type="float" office:value="188800848640" calcext:value-type="float">
            <text:p>188800848640</text:p>
          </table:table-cell>
          <table:table-cell office:value-type="float" office:value="121.716979980469" calcext:value-type="float">
            <text:p>121.716979980469</text:p>
          </table:table-cell>
          <table:table-cell/>
          <table:table-cell table:formula="of:=INDEX([.$A$1:.$A$2072]; 1728; 1)" office:value-type="float" office:value="287093969408" calcext:value-type="float">
            <text:p>287093969408</text:p>
          </table:table-cell>
          <table:table-cell table:formula="of:=[.$G$7] * [.$F$1737] + [.$G$8]" office:value-type="float" office:value="-35.1144692245871" calcext:value-type="float">
            <text:p>-35.1144692245871</text:p>
          </table:table-cell>
          <table:table-cell/>
          <table:table-cell table:formula="of:=INDEX([.$C$1:.$C$2072]; 1728; 1)" office:value-type="float" office:value="188800848640" calcext:value-type="float">
            <text:p>188800848640</text:p>
          </table:table-cell>
          <table:table-cell table:formula="of:=[.$J$7] * [.$I$1737] + [.$J$8]" office:value-type="float" office:value="121.561124784872" calcext:value-type="float">
            <text:p>121.561124784872</text:p>
          </table:table-cell>
        </table:table-row>
        <table:table-row table:style-name="ro1">
          <table:table-cell office:value-type="float" office:value="287094172928" calcext:value-type="float">
            <text:p>287094172928</text:p>
          </table:table-cell>
          <table:table-cell office:value-type="float" office:value="-26.9309730529785" calcext:value-type="float">
            <text:p>-26.9309730529785</text:p>
          </table:table-cell>
          <table:table-cell office:value-type="float" office:value="188800847872" calcext:value-type="float">
            <text:p>188800847872</text:p>
          </table:table-cell>
          <table:table-cell office:value-type="float" office:value="121.711097717285" calcext:value-type="float">
            <text:p>121.711097717285</text:p>
          </table:table-cell>
          <table:table-cell/>
          <table:table-cell table:formula="of:=INDEX([.$A$1:.$A$2072]; 1729; 1)" office:value-type="float" office:value="287093994752" calcext:value-type="float">
            <text:p>287093994752</text:p>
          </table:table-cell>
          <table:table-cell table:formula="of:=[.$G$7] * [.$F$1738] + [.$G$8]" office:value-type="float" office:value="-33.9037013277411" calcext:value-type="float">
            <text:p>-33.9037013277411</text:p>
          </table:table-cell>
          <table:table-cell/>
          <table:table-cell table:formula="of:=INDEX([.$C$1:.$C$2072]; 1729; 1)" office:value-type="float" office:value="188800848640" calcext:value-type="float">
            <text:p>188800848640</text:p>
          </table:table-cell>
          <table:table-cell table:formula="of:=[.$J$7] * [.$I$1738] + [.$J$8]" office:value-type="float" office:value="121.561124784872" calcext:value-type="float">
            <text:p>121.561124784872</text:p>
          </table:table-cell>
        </table:table-row>
        <table:table-row table:style-name="ro1">
          <table:table-cell office:value-type="float" office:value="287094197504" calcext:value-type="float">
            <text:p>287094197504</text:p>
          </table:table-cell>
          <table:table-cell office:value-type="float" office:value="-25.7530632019043" calcext:value-type="float">
            <text:p>-25.7530632019043</text:p>
          </table:table-cell>
          <table:table-cell office:value-type="float" office:value="188800846080" calcext:value-type="float">
            <text:p>188800846080</text:p>
          </table:table-cell>
          <table:table-cell office:value-type="float" office:value="121.662750244141" calcext:value-type="float">
            <text:p>121.662750244141</text:p>
          </table:table-cell>
          <table:table-cell/>
          <table:table-cell table:formula="of:=INDEX([.$A$1:.$A$2072]; 1730; 1)" office:value-type="float" office:value="287094007552" calcext:value-type="float">
            <text:p>287094007552</text:p>
          </table:table-cell>
          <table:table-cell table:formula="of:=[.$G$7] * [.$F$1739] + [.$G$8]" office:value-type="float" office:value="-33.2922023907304" calcext:value-type="float">
            <text:p>-33.2922023907304</text:p>
          </table:table-cell>
          <table:table-cell/>
          <table:table-cell table:formula="of:=INDEX([.$C$1:.$C$2072]; 1730; 1)" office:value-type="float" office:value="188800848640" calcext:value-type="float">
            <text:p>188800848640</text:p>
          </table:table-cell>
          <table:table-cell table:formula="of:=[.$J$7] * [.$I$1739] + [.$J$8]" office:value-type="float" office:value="121.561124784872" calcext:value-type="float">
            <text:p>121.561124784872</text:p>
          </table:table-cell>
        </table:table-row>
        <table:table-row table:style-name="ro1">
          <table:table-cell office:value-type="float" office:value="287094209792" calcext:value-type="float">
            <text:p>287094209792</text:p>
          </table:table-cell>
          <table:table-cell office:value-type="float" office:value="-25.1657238006592" calcext:value-type="float">
            <text:p>-25.1657238006592</text:p>
          </table:table-cell>
          <table:table-cell office:value-type="float" office:value="188800845312" calcext:value-type="float">
            <text:p>188800845312</text:p>
          </table:table-cell>
          <table:table-cell office:value-type="float" office:value="121.633148193359" calcext:value-type="float">
            <text:p>121.633148193359</text:p>
          </table:table-cell>
          <table:table-cell/>
          <table:table-cell table:formula="of:=INDEX([.$A$1:.$A$2072]; 1731; 1)" office:value-type="float" office:value="287094033408" calcext:value-type="float">
            <text:p>287094033408</text:p>
          </table:table-cell>
          <table:table-cell table:formula="of:=[.$G$7] * [.$F$1740] + [.$G$8]" office:value-type="float" office:value="-32.056974535808" calcext:value-type="float">
            <text:p>-32.056974535808</text:p>
          </table:table-cell>
          <table:table-cell/>
          <table:table-cell table:formula="of:=INDEX([.$C$1:.$C$2072]; 1731; 1)" office:value-type="float" office:value="188800848640" calcext:value-type="float">
            <text:p>188800848640</text:p>
          </table:table-cell>
          <table:table-cell table:formula="of:=[.$J$7] * [.$I$1740] + [.$J$8]" office:value-type="float" office:value="121.561124784872" calcext:value-type="float">
            <text:p>121.561124784872</text:p>
          </table:table-cell>
        </table:table-row>
        <table:table-row table:style-name="ro1">
          <table:table-cell office:value-type="float" office:value="287094234368" calcext:value-type="float">
            <text:p>287094234368</text:p>
          </table:table-cell>
          <table:table-cell office:value-type="float" office:value="-23.9926223754883" calcext:value-type="float">
            <text:p>-23.9926223754883</text:p>
          </table:table-cell>
          <table:table-cell office:value-type="float" office:value="188800844032" calcext:value-type="float">
            <text:p>188800844032</text:p>
          </table:table-cell>
          <table:table-cell office:value-type="float" office:value="121.576393127441" calcext:value-type="float">
            <text:p>121.576393127441</text:p>
          </table:table-cell>
          <table:table-cell/>
          <table:table-cell table:formula="of:=INDEX([.$A$1:.$A$2072]; 1732; 1)" office:value-type="float" office:value="287094046464" calcext:value-type="float">
            <text:p>287094046464</text:p>
          </table:table-cell>
          <table:table-cell table:formula="of:=[.$G$7] * [.$F$1741] + [.$G$8]" office:value-type="float" office:value="-31.433245619759" calcext:value-type="float">
            <text:p>-31.433245619759</text:p>
          </table:table-cell>
          <table:table-cell/>
          <table:table-cell table:formula="of:=INDEX([.$C$1:.$C$2072]; 1732; 1)" office:value-type="float" office:value="188800848640" calcext:value-type="float">
            <text:p>188800848640</text:p>
          </table:table-cell>
          <table:table-cell table:formula="of:=[.$J$7] * [.$I$1741] + [.$J$8]" office:value-type="float" office:value="121.561124784872" calcext:value-type="float">
            <text:p>121.561124784872</text:p>
          </table:table-cell>
        </table:table-row>
        <table:table-row table:style-name="ro1">
          <table:table-cell office:value-type="float" office:value="287094258688" calcext:value-type="float">
            <text:p>287094258688</text:p>
          </table:table-cell>
          <table:table-cell office:value-type="float" office:value="-22.8220558166504" calcext:value-type="float">
            <text:p>-22.8220558166504</text:p>
          </table:table-cell>
          <table:table-cell office:value-type="float" office:value="188800842240" calcext:value-type="float">
            <text:p>188800842240</text:p>
          </table:table-cell>
          <table:table-cell office:value-type="float" office:value="121.513854980469" calcext:value-type="float">
            <text:p>121.513854980469</text:p>
          </table:table-cell>
          <table:table-cell/>
          <table:table-cell table:formula="of:=INDEX([.$A$1:.$A$2072]; 1733; 1)" office:value-type="float" office:value="287094072576" calcext:value-type="float">
            <text:p>287094072576</text:p>
          </table:table-cell>
          <table:table-cell table:formula="of:=[.$G$7] * [.$F$1742] + [.$G$8]" office:value-type="float" office:value="-30.185787787661" calcext:value-type="float">
            <text:p>-30.185787787661</text:p>
          </table:table-cell>
          <table:table-cell/>
          <table:table-cell table:formula="of:=INDEX([.$C$1:.$C$2072]; 1733; 1)" office:value-type="float" office:value="188800848896" calcext:value-type="float">
            <text:p>188800848896</text:p>
          </table:table-cell>
          <table:table-cell table:formula="of:=[.$J$7] * [.$I$1742] + [.$J$8]" office:value-type="float" office:value="121.573364045471" calcext:value-type="float">
            <text:p>121.573364045471</text:p>
          </table:table-cell>
        </table:table-row>
        <table:table-row table:style-name="ro1">
          <table:table-cell office:value-type="float" office:value="287094270720" calcext:value-type="float">
            <text:p>287094270720</text:p>
          </table:table-cell>
          <table:table-cell office:value-type="float" office:value="-22.2388763427734" calcext:value-type="float">
            <text:p>-22.2388763427734</text:p>
          </table:table-cell>
          <table:table-cell office:value-type="float" office:value="188800841216" calcext:value-type="float">
            <text:p>188800841216</text:p>
          </table:table-cell>
          <table:table-cell office:value-type="float" office:value="121.473114013672" calcext:value-type="float">
            <text:p>121.473114013672</text:p>
          </table:table-cell>
          <table:table-cell/>
          <table:table-cell table:formula="of:=INDEX([.$A$1:.$A$2072]; 1734; 1)" office:value-type="float" office:value="287094098176" calcext:value-type="float">
            <text:p>287094098176</text:p>
          </table:table-cell>
          <table:table-cell table:formula="of:=[.$G$7] * [.$F$1743] + [.$G$8]" office:value-type="float" office:value="-28.9627899117768" calcext:value-type="float">
            <text:p>-28.9627899117768</text:p>
          </table:table-cell>
          <table:table-cell/>
          <table:table-cell table:formula="of:=INDEX([.$C$1:.$C$2072]; 1734; 1)" office:value-type="float" office:value="188800848896" calcext:value-type="float">
            <text:p>188800848896</text:p>
          </table:table-cell>
          <table:table-cell table:formula="of:=[.$J$7] * [.$I$1743] + [.$J$8]" office:value-type="float" office:value="121.573364045471" calcext:value-type="float">
            <text:p>121.573364045471</text:p>
          </table:table-cell>
        </table:table-row>
        <table:table-row table:style-name="ro1">
          <table:table-cell office:value-type="float" office:value="287094293248" calcext:value-type="float">
            <text:p>287094293248</text:p>
          </table:table-cell>
          <table:table-cell office:value-type="float" office:value="-21.1145820617676" calcext:value-type="float">
            <text:p>-21.1145820617676</text:p>
          </table:table-cell>
          <table:table-cell office:value-type="float" office:value="188800839680" calcext:value-type="float">
            <text:p>188800839680</text:p>
          </table:table-cell>
          <table:table-cell office:value-type="float" office:value="121.388954162598" calcext:value-type="float">
            <text:p>121.388954162598</text:p>
          </table:table-cell>
          <table:table-cell/>
          <table:table-cell table:formula="of:=INDEX([.$A$1:.$A$2072]; 1735; 1)" office:value-type="float" office:value="287094110976" calcext:value-type="float">
            <text:p>287094110976</text:p>
          </table:table-cell>
          <table:table-cell table:formula="of:=[.$G$7] * [.$F$1744] + [.$G$8]" office:value-type="float" office:value="-28.351290974766" calcext:value-type="float">
            <text:p>-28.351290974766</text:p>
          </table:table-cell>
          <table:table-cell/>
          <table:table-cell table:formula="of:=INDEX([.$C$1:.$C$2072]; 1735; 1)" office:value-type="float" office:value="188800848896" calcext:value-type="float">
            <text:p>188800848896</text:p>
          </table:table-cell>
          <table:table-cell table:formula="of:=[.$J$7] * [.$I$1744] + [.$J$8]" office:value-type="float" office:value="121.573364045471" calcext:value-type="float">
            <text:p>121.573364045471</text:p>
          </table:table-cell>
        </table:table-row>
        <table:table-row table:style-name="ro1">
          <table:table-cell office:value-type="float" office:value="287094304256" calcext:value-type="float">
            <text:p>287094304256</text:p>
          </table:table-cell>
          <table:table-cell office:value-type="float" office:value="-20.5748920440674" calcext:value-type="float">
            <text:p>-20.5748920440674</text:p>
          </table:table-cell>
          <table:table-cell office:value-type="float" office:value="188800838912" calcext:value-type="float">
            <text:p>188800838912</text:p>
          </table:table-cell>
          <table:table-cell office:value-type="float" office:value="121.348991394043" calcext:value-type="float">
            <text:p>121.348991394043</text:p>
          </table:table-cell>
          <table:table-cell/>
          <table:table-cell table:formula="of:=INDEX([.$A$1:.$A$2072]; 1736; 1)" office:value-type="float" office:value="287094135808" calcext:value-type="float">
            <text:p>287094135808</text:p>
          </table:table-cell>
          <table:table-cell table:formula="of:=[.$G$7] * [.$F$1745] + [.$G$8]" office:value-type="float" office:value="-27.1649830359966" calcext:value-type="float">
            <text:p>-27.1649830359966</text:p>
          </table:table-cell>
          <table:table-cell/>
          <table:table-cell table:formula="of:=INDEX([.$C$1:.$C$2072]; 1736; 1)" office:value-type="float" office:value="188800849152" calcext:value-type="float">
            <text:p>188800849152</text:p>
          </table:table-cell>
          <table:table-cell table:formula="of:=[.$J$7] * [.$I$1745] + [.$J$8]" office:value-type="float" office:value="121.58560330607" calcext:value-type="float">
            <text:p>121.58560330607</text:p>
          </table:table-cell>
        </table:table-row>
        <table:table-row table:style-name="ro1">
          <table:table-cell office:value-type="float" office:value="287094325760" calcext:value-type="float">
            <text:p>287094325760</text:p>
          </table:table-cell>
          <table:table-cell office:value-type="float" office:value="-19.5300350189209" calcext:value-type="float">
            <text:p>-19.5300350189209</text:p>
          </table:table-cell>
          <table:table-cell office:value-type="float" office:value="188800837120" calcext:value-type="float">
            <text:p>188800837120</text:p>
          </table:table-cell>
          <table:table-cell office:value-type="float" office:value="121.270263671875" calcext:value-type="float">
            <text:p>121.270263671875</text:p>
          </table:table-cell>
          <table:table-cell/>
          <table:table-cell table:formula="of:=INDEX([.$A$1:.$A$2072]; 1737; 1)" office:value-type="float" office:value="287094160640" calcext:value-type="float">
            <text:p>287094160640</text:p>
          </table:table-cell>
          <table:table-cell table:formula="of:=[.$G$7] * [.$F$1746] + [.$G$8]" office:value-type="float" office:value="-25.9786750953644" calcext:value-type="float">
            <text:p>-25.9786750953644</text:p>
          </table:table-cell>
          <table:table-cell/>
          <table:table-cell table:formula="of:=INDEX([.$C$1:.$C$2072]; 1737; 1)" office:value-type="float" office:value="188800848640" calcext:value-type="float">
            <text:p>188800848640</text:p>
          </table:table-cell>
          <table:table-cell table:formula="of:=[.$J$7] * [.$I$1746] + [.$J$8]" office:value-type="float" office:value="121.561124784872" calcext:value-type="float">
            <text:p>121.561124784872</text:p>
          </table:table-cell>
        </table:table-row>
        <table:table-row table:style-name="ro1">
          <table:table-cell office:value-type="float" office:value="287094336256" calcext:value-type="float">
            <text:p>287094336256</text:p>
          </table:table-cell>
          <table:table-cell office:value-type="float" office:value="-19.0205821990967" calcext:value-type="float">
            <text:p>-19.0205821990967</text:p>
          </table:table-cell>
          <table:table-cell office:value-type="float" office:value="188800836352" calcext:value-type="float">
            <text:p>188800836352</text:p>
          </table:table-cell>
          <table:table-cell office:value-type="float" office:value="121.231285095215" calcext:value-type="float">
            <text:p>121.231285095215</text:p>
          </table:table-cell>
          <table:table-cell/>
          <table:table-cell table:formula="of:=INDEX([.$A$1:.$A$2072]; 1738; 1)" office:value-type="float" office:value="287094172928" calcext:value-type="float">
            <text:p>287094172928</text:p>
          </table:table-cell>
          <table:table-cell table:formula="of:=[.$G$7] * [.$F$1747] + [.$G$8]" office:value-type="float" office:value="-25.3916361164302" calcext:value-type="float">
            <text:p>-25.3916361164302</text:p>
          </table:table-cell>
          <table:table-cell/>
          <table:table-cell table:formula="of:=INDEX([.$C$1:.$C$2072]; 1738; 1)" office:value-type="float" office:value="188800847872" calcext:value-type="float">
            <text:p>188800847872</text:p>
          </table:table-cell>
          <table:table-cell table:formula="of:=[.$J$7] * [.$I$1747] + [.$J$8]" office:value-type="float" office:value="121.524407004938" calcext:value-type="float">
            <text:p>121.524407004938</text:p>
          </table:table-cell>
        </table:table-row>
        <table:table-row table:style-name="ro1">
          <table:table-cell office:value-type="float" office:value="287094357248" calcext:value-type="float">
            <text:p>287094357248</text:p>
          </table:table-cell>
          <table:table-cell office:value-type="float" office:value="-18.0173358917236" calcext:value-type="float">
            <text:p>-18.0173358917236</text:p>
          </table:table-cell>
          <table:table-cell office:value-type="float" office:value="188800835584" calcext:value-type="float">
            <text:p>188800835584</text:p>
          </table:table-cell>
          <table:table-cell office:value-type="float" office:value="121.161460876465" calcext:value-type="float">
            <text:p>121.161460876465</text:p>
          </table:table-cell>
          <table:table-cell/>
          <table:table-cell table:formula="of:=INDEX([.$A$1:.$A$2072]; 1739; 1)" office:value-type="float" office:value="287094197504" calcext:value-type="float">
            <text:p>287094197504</text:p>
          </table:table-cell>
          <table:table-cell table:formula="of:=[.$G$7] * [.$F$1748] + [.$G$8]" office:value-type="float" office:value="-24.2175581548363" calcext:value-type="float">
            <text:p>-24.2175581548363</text:p>
          </table:table-cell>
          <table:table-cell/>
          <table:table-cell table:formula="of:=INDEX([.$C$1:.$C$2072]; 1739; 1)" office:value-type="float" office:value="188800846080" calcext:value-type="float">
            <text:p>188800846080</text:p>
          </table:table-cell>
          <table:table-cell table:formula="of:=[.$J$7] * [.$I$1748] + [.$J$8]" office:value-type="float" office:value="121.43873218447" calcext:value-type="float">
            <text:p>121.43873218447</text:p>
          </table:table-cell>
        </table:table-row>
        <table:table-row table:style-name="ro1">
          <table:table-cell office:value-type="float" office:value="287094367744" calcext:value-type="float">
            <text:p>287094367744</text:p>
          </table:table-cell>
          <table:table-cell office:value-type="float" office:value="-17.5200271606445" calcext:value-type="float">
            <text:p>-17.5200271606445</text:p>
          </table:table-cell>
          <table:table-cell office:value-type="float" office:value="188800834816" calcext:value-type="float">
            <text:p>188800834816</text:p>
          </table:table-cell>
          <table:table-cell office:value-type="float" office:value="121.132186889648" calcext:value-type="float">
            <text:p>121.132186889648</text:p>
          </table:table-cell>
          <table:table-cell/>
          <table:table-cell table:formula="of:=INDEX([.$A$1:.$A$2072]; 1740; 1)" office:value-type="float" office:value="287094209792" calcext:value-type="float">
            <text:p>287094209792</text:p>
          </table:table-cell>
          <table:table-cell table:formula="of:=[.$G$7] * [.$F$1749] + [.$G$8]" office:value-type="float" office:value="-23.630519175902" calcext:value-type="float">
            <text:p>-23.630519175902</text:p>
          </table:table-cell>
          <table:table-cell/>
          <table:table-cell table:formula="of:=INDEX([.$C$1:.$C$2072]; 1740; 1)" office:value-type="float" office:value="188800845312" calcext:value-type="float">
            <text:p>188800845312</text:p>
          </table:table-cell>
          <table:table-cell table:formula="of:=[.$J$7] * [.$I$1749] + [.$J$8]" office:value-type="float" office:value="121.402014404535" calcext:value-type="float">
            <text:p>121.402014404535</text:p>
          </table:table-cell>
        </table:table-row>
        <table:table-row table:style-name="ro1">
          <table:table-cell office:value-type="float" office:value="287094388480" calcext:value-type="float">
            <text:p>287094388480</text:p>
          </table:table-cell>
          <table:table-cell office:value-type="float" office:value="-16.5258369445801" calcext:value-type="float">
            <text:p>-16.5258369445801</text:p>
          </table:table-cell>
          <table:table-cell office:value-type="float" office:value="188800833536" calcext:value-type="float">
            <text:p>188800833536</text:p>
          </table:table-cell>
          <table:table-cell office:value-type="float" office:value="121.06876373291" calcext:value-type="float">
            <text:p>121.06876373291</text:p>
          </table:table-cell>
          <table:table-cell/>
          <table:table-cell table:formula="of:=INDEX([.$A$1:.$A$2072]; 1741; 1)" office:value-type="float" office:value="287094234368" calcext:value-type="float">
            <text:p>287094234368</text:p>
          </table:table-cell>
          <table:table-cell table:formula="of:=[.$G$7] * [.$F$1750] + [.$G$8]" office:value-type="float" office:value="-22.4564412161708" calcext:value-type="float">
            <text:p>-22.4564412161708</text:p>
          </table:table-cell>
          <table:table-cell/>
          <table:table-cell table:formula="of:=INDEX([.$C$1:.$C$2072]; 1741; 1)" office:value-type="float" office:value="188800844032" calcext:value-type="float">
            <text:p>188800844032</text:p>
          </table:table-cell>
          <table:table-cell table:formula="of:=[.$J$7] * [.$I$1750] + [.$J$8]" office:value-type="float" office:value="121.340818105266" calcext:value-type="float">
            <text:p>121.340818105266</text:p>
          </table:table-cell>
        </table:table-row>
        <table:table-row table:style-name="ro1">
          <table:table-cell office:value-type="float" office:value="287094399232" calcext:value-type="float">
            <text:p>287094399232</text:p>
          </table:table-cell>
          <table:table-cell office:value-type="float" office:value="-16.0263061523438" calcext:value-type="float">
            <text:p>-16.0263061523438</text:p>
          </table:table-cell>
          <table:table-cell office:value-type="float" office:value="188800832768" calcext:value-type="float">
            <text:p>188800832768</text:p>
          </table:table-cell>
          <table:table-cell office:value-type="float" office:value="121.036865234375" calcext:value-type="float">
            <text:p>121.036865234375</text:p>
          </table:table-cell>
          <table:table-cell/>
          <table:table-cell table:formula="of:=INDEX([.$A$1:.$A$2072]; 1742; 1)" office:value-type="float" office:value="287094258688" calcext:value-type="float">
            <text:p>287094258688</text:p>
          </table:table-cell>
          <table:table-cell table:formula="of:=[.$G$7] * [.$F$1751] + [.$G$8]" office:value-type="float" office:value="-21.2945932336152" calcext:value-type="float">
            <text:p>-21.2945932336152</text:p>
          </table:table-cell>
          <table:table-cell/>
          <table:table-cell table:formula="of:=INDEX([.$C$1:.$C$2072]; 1742; 1)" office:value-type="float" office:value="188800842240" calcext:value-type="float">
            <text:p>188800842240</text:p>
          </table:table-cell>
          <table:table-cell table:formula="of:=[.$J$7] * [.$I$1751] + [.$J$8]" office:value-type="float" office:value="121.255143284798" calcext:value-type="float">
            <text:p>121.255143284798</text:p>
          </table:table-cell>
        </table:table-row>
        <table:table-row table:style-name="ro1">
          <table:table-cell office:value-type="float" office:value="287094420480" calcext:value-type="float">
            <text:p>287094420480</text:p>
          </table:table-cell>
          <table:table-cell office:value-type="float" office:value="-15.017728805542" calcext:value-type="float">
            <text:p>-15.017728805542</text:p>
          </table:table-cell>
          <table:table-cell office:value-type="float" office:value="188800831488" calcext:value-type="float">
            <text:p>188800831488</text:p>
          </table:table-cell>
          <table:table-cell office:value-type="float" office:value="120.973190307617" calcext:value-type="float">
            <text:p>120.973190307617</text:p>
          </table:table-cell>
          <table:table-cell/>
          <table:table-cell table:formula="of:=INDEX([.$A$1:.$A$2072]; 1743; 1)" office:value-type="float" office:value="287094270720" calcext:value-type="float">
            <text:p>287094270720</text:p>
          </table:table-cell>
          <table:table-cell table:formula="of:=[.$G$7] * [.$F$1752] + [.$G$8]" office:value-type="float" office:value="-20.7197842318565" calcext:value-type="float">
            <text:p>-20.7197842318565</text:p>
          </table:table-cell>
          <table:table-cell/>
          <table:table-cell table:formula="of:=INDEX([.$C$1:.$C$2072]; 1743; 1)" office:value-type="float" office:value="188800841216" calcext:value-type="float">
            <text:p>188800841216</text:p>
          </table:table-cell>
          <table:table-cell table:formula="of:=[.$J$7] * [.$I$1752] + [.$J$8]" office:value-type="float" office:value="121.206186244264" calcext:value-type="float">
            <text:p>121.206186244264</text:p>
          </table:table-cell>
        </table:table-row>
        <table:table-row table:style-name="ro1">
          <table:table-cell office:value-type="float" office:value="287094431232" calcext:value-type="float">
            <text:p>287094431232</text:p>
          </table:table-cell>
          <table:table-cell office:value-type="float" office:value="-14.5074338912964" calcext:value-type="float">
            <text:p>-14.5074338912964</text:p>
          </table:table-cell>
          <table:table-cell office:value-type="float" office:value="188800830720" calcext:value-type="float">
            <text:p>188800830720</text:p>
          </table:table-cell>
          <table:table-cell office:value-type="float" office:value="120.941215515137" calcext:value-type="float">
            <text:p>120.941215515137</text:p>
          </table:table-cell>
          <table:table-cell/>
          <table:table-cell table:formula="of:=INDEX([.$A$1:.$A$2072]; 1744; 1)" office:value-type="float" office:value="287094293248" calcext:value-type="float">
            <text:p>287094293248</text:p>
          </table:table-cell>
          <table:table-cell table:formula="of:=[.$G$7] * [.$F$1753] + [.$G$8]" office:value-type="float" office:value="-19.6435461025685" calcext:value-type="float">
            <text:p>-19.6435461025685</text:p>
          </table:table-cell>
          <table:table-cell/>
          <table:table-cell table:formula="of:=INDEX([.$C$1:.$C$2072]; 1744; 1)" office:value-type="float" office:value="188800839680" calcext:value-type="float">
            <text:p>188800839680</text:p>
          </table:table-cell>
          <table:table-cell table:formula="of:=[.$J$7] * [.$I$1753] + [.$J$8]" office:value-type="float" office:value="121.132750682533" calcext:value-type="float">
            <text:p>121.132750682533</text:p>
          </table:table-cell>
        </table:table-row>
        <table:table-row table:style-name="ro1">
          <table:table-cell office:value-type="float" office:value="287094452736" calcext:value-type="float">
            <text:p>287094452736</text:p>
          </table:table-cell>
          <table:table-cell office:value-type="float" office:value="-13.4788789749146" calcext:value-type="float">
            <text:p>-13.4788789749146</text:p>
          </table:table-cell>
          <table:table-cell office:value-type="float" office:value="188800829440" calcext:value-type="float">
            <text:p>188800829440</text:p>
          </table:table-cell>
          <table:table-cell office:value-type="float" office:value="120.876937866211" calcext:value-type="float">
            <text:p>120.876937866211</text:p>
          </table:table-cell>
          <table:table-cell/>
          <table:table-cell table:formula="of:=INDEX([.$A$1:.$A$2072]; 1745; 1)" office:value-type="float" office:value="287094304256" calcext:value-type="float">
            <text:p>287094304256</text:p>
          </table:table-cell>
          <table:table-cell table:formula="of:=[.$G$7] * [.$F$1754] + [.$G$8]" office:value-type="float" office:value="-19.1176570151001" calcext:value-type="float">
            <text:p>-19.1176570151001</text:p>
          </table:table-cell>
          <table:table-cell/>
          <table:table-cell table:formula="of:=INDEX([.$C$1:.$C$2072]; 1745; 1)" office:value-type="float" office:value="188800838912" calcext:value-type="float">
            <text:p>188800838912</text:p>
          </table:table-cell>
          <table:table-cell table:formula="of:=[.$J$7] * [.$I$1754] + [.$J$8]" office:value-type="float" office:value="121.096032902598" calcext:value-type="float">
            <text:p>121.096032902598</text:p>
          </table:table-cell>
        </table:table-row>
        <table:table-row table:style-name="ro1">
          <table:table-cell office:value-type="float" office:value="287094463232" calcext:value-type="float">
            <text:p>287094463232</text:p>
          </table:table-cell>
          <table:table-cell office:value-type="float" office:value="-12.9661664962769" calcext:value-type="float">
            <text:p>-12.9661664962769</text:p>
          </table:table-cell>
          <table:table-cell office:value-type="float" office:value="188800828928" calcext:value-type="float">
            <text:p>188800828928</text:p>
          </table:table-cell>
          <table:table-cell office:value-type="float" office:value="120.844947814941" calcext:value-type="float">
            <text:p>120.844947814941</text:p>
          </table:table-cell>
          <table:table-cell/>
          <table:table-cell table:formula="of:=INDEX([.$A$1:.$A$2072]; 1746; 1)" office:value-type="float" office:value="287094325760" calcext:value-type="float">
            <text:p>287094325760</text:p>
          </table:table-cell>
          <table:table-cell table:formula="of:=[.$G$7] * [.$F$1755] + [.$G$8]" office:value-type="float" office:value="-18.0903388001025" calcext:value-type="float">
            <text:p>-18.0903388001025</text:p>
          </table:table-cell>
          <table:table-cell/>
          <table:table-cell table:formula="of:=INDEX([.$C$1:.$C$2072]; 1746; 1)" office:value-type="float" office:value="188800837120" calcext:value-type="float">
            <text:p>188800837120</text:p>
          </table:table-cell>
          <table:table-cell table:formula="of:=[.$J$7] * [.$I$1755] + [.$J$8]" office:value-type="float" office:value="121.010358082131" calcext:value-type="float">
            <text:p>121.010358082131</text:p>
          </table:table-cell>
        </table:table-row>
        <table:table-row table:style-name="ro1">
          <table:table-cell office:value-type="float" office:value="287094483968" calcext:value-type="float">
            <text:p>287094483968</text:p>
          </table:table-cell>
          <table:table-cell office:value-type="float" office:value="-11.95667552948" calcext:value-type="float">
            <text:p>-11.95667552948</text:p>
          </table:table-cell>
          <table:table-cell office:value-type="float" office:value="188800827648" calcext:value-type="float">
            <text:p>188800827648</text:p>
          </table:table-cell>
          <table:table-cell office:value-type="float" office:value="120.781967163086" calcext:value-type="float">
            <text:p>120.781967163086</text:p>
          </table:table-cell>
          <table:table-cell/>
          <table:table-cell table:formula="of:=INDEX([.$A$1:.$A$2072]; 1747; 1)" office:value-type="float" office:value="287094336256" calcext:value-type="float">
            <text:p>287094336256</text:p>
          </table:table-cell>
          <table:table-cell table:formula="of:=[.$G$7] * [.$F$1756] + [.$G$8]" office:value-type="float" office:value="-17.5889096707106" calcext:value-type="float">
            <text:p>-17.5889096707106</text:p>
          </table:table-cell>
          <table:table-cell/>
          <table:table-cell table:formula="of:=INDEX([.$C$1:.$C$2072]; 1747; 1)" office:value-type="float" office:value="188800836352" calcext:value-type="float">
            <text:p>188800836352</text:p>
          </table:table-cell>
          <table:table-cell table:formula="of:=[.$J$7] * [.$I$1756] + [.$J$8]" office:value-type="float" office:value="120.973640302196" calcext:value-type="float">
            <text:p>120.973640302196</text:p>
          </table:table-cell>
        </table:table-row>
        <table:table-row table:style-name="ro1">
          <table:table-cell office:value-type="float" office:value="287094503936" calcext:value-type="float">
            <text:p>287094503936</text:p>
          </table:table-cell>
          <table:table-cell office:value-type="float" office:value="-10.9791164398193" calcext:value-type="float">
            <text:p>-10.9791164398193</text:p>
          </table:table-cell>
          <table:table-cell office:value-type="float" office:value="188800826368" calcext:value-type="float">
            <text:p>188800826368</text:p>
          </table:table-cell>
          <table:table-cell office:value-type="float" office:value="120.721000671387" calcext:value-type="float">
            <text:p>120.721000671387</text:p>
          </table:table-cell>
          <table:table-cell/>
          <table:table-cell table:formula="of:=INDEX([.$A$1:.$A$2072]; 1748; 1)" office:value-type="float" office:value="287094357248" calcext:value-type="float">
            <text:p>287094357248</text:p>
          </table:table-cell>
          <table:table-cell table:formula="of:=[.$G$7] * [.$F$1757] + [.$G$8]" office:value-type="float" office:value="-16.5860514137894" calcext:value-type="float">
            <text:p>-16.5860514137894</text:p>
          </table:table-cell>
          <table:table-cell/>
          <table:table-cell table:formula="of:=INDEX([.$C$1:.$C$2072]; 1748; 1)" office:value-type="float" office:value="188800835584" calcext:value-type="float">
            <text:p>188800835584</text:p>
          </table:table-cell>
          <table:table-cell table:formula="of:=[.$J$7] * [.$I$1757] + [.$J$8]" office:value-type="float" office:value="120.936922522262" calcext:value-type="float">
            <text:p>120.936922522262</text:p>
          </table:table-cell>
        </table:table-row>
        <table:table-row table:style-name="ro1">
          <table:table-cell office:value-type="float" office:value="287094523648" calcext:value-type="float">
            <text:p>287094523648</text:p>
          </table:table-cell>
          <table:table-cell office:value-type="float" office:value="-10.0341100692749" calcext:value-type="float">
            <text:p>-10.0341100692749</text:p>
          </table:table-cell>
          <table:table-cell office:value-type="float" office:value="188800825088" calcext:value-type="float">
            <text:p>188800825088</text:p>
          </table:table-cell>
          <table:table-cell office:value-type="float" office:value="120.662094116211" calcext:value-type="float">
            <text:p>120.662094116211</text:p>
          </table:table-cell>
          <table:table-cell/>
          <table:table-cell table:formula="of:=INDEX([.$A$1:.$A$2072]; 1749; 1)" office:value-type="float" office:value="287094367744" calcext:value-type="float">
            <text:p>287094367744</text:p>
          </table:table-cell>
          <table:table-cell table:formula="of:=[.$G$7] * [.$F$1758] + [.$G$8]" office:value-type="float" office:value="-16.0846222843975" calcext:value-type="float">
            <text:p>-16.0846222843975</text:p>
          </table:table-cell>
          <table:table-cell/>
          <table:table-cell table:formula="of:=INDEX([.$C$1:.$C$2072]; 1749; 1)" office:value-type="float" office:value="188800834816" calcext:value-type="float">
            <text:p>188800834816</text:p>
          </table:table-cell>
          <table:table-cell table:formula="of:=[.$J$7] * [.$I$1758] + [.$J$8]" office:value-type="float" office:value="120.900204742327" calcext:value-type="float">
            <text:p>120.900204742327</text:p>
          </table:table-cell>
        </table:table-row>
        <table:table-row table:style-name="ro1">
          <table:table-cell office:value-type="float" office:value="287094533120" calcext:value-type="float">
            <text:p>287094533120</text:p>
          </table:table-cell>
          <table:table-cell office:value-type="float" office:value="-9.56987762451172" calcext:value-type="float">
            <text:p>-9.56987762451172</text:p>
          </table:table-cell>
          <table:table-cell office:value-type="float" office:value="188800824576" calcext:value-type="float">
            <text:p>188800824576</text:p>
          </table:table-cell>
          <table:table-cell office:value-type="float" office:value="120.633171081543" calcext:value-type="float">
            <text:p>120.633171081543</text:p>
          </table:table-cell>
          <table:table-cell/>
          <table:table-cell table:formula="of:=INDEX([.$A$1:.$A$2072]; 1750; 1)" office:value-type="float" office:value="287094388480" calcext:value-type="float">
            <text:p>287094388480</text:p>
          </table:table-cell>
          <table:table-cell table:formula="of:=[.$G$7] * [.$F$1759] + [.$G$8]" office:value-type="float" office:value="-15.0939940065145" calcext:value-type="float">
            <text:p>-15.0939940065145</text:p>
          </table:table-cell>
          <table:table-cell/>
          <table:table-cell table:formula="of:=INDEX([.$C$1:.$C$2072]; 1750; 1)" office:value-type="float" office:value="188800833536" calcext:value-type="float">
            <text:p>188800833536</text:p>
          </table:table-cell>
          <table:table-cell table:formula="of:=[.$J$7] * [.$I$1759] + [.$J$8]" office:value-type="float" office:value="120.839008441195" calcext:value-type="float">
            <text:p>120.839008441195</text:p>
          </table:table-cell>
        </table:table-row>
        <table:table-row table:style-name="ro1">
          <table:table-cell office:value-type="float" office:value="287094552320" calcext:value-type="float">
            <text:p>287094552320</text:p>
          </table:table-cell>
          <table:table-cell office:value-type="float" office:value="-8.64810276031494" calcext:value-type="float">
            <text:p>-8.64810276031494</text:p>
          </table:table-cell>
          <table:table-cell office:value-type="float" office:value="188800823296" calcext:value-type="float">
            <text:p>188800823296</text:p>
          </table:table-cell>
          <table:table-cell office:value-type="float" office:value="120.575736999512" calcext:value-type="float">
            <text:p>120.575736999512</text:p>
          </table:table-cell>
          <table:table-cell/>
          <table:table-cell table:formula="of:=INDEX([.$A$1:.$A$2072]; 1751; 1)" office:value-type="float" office:value="287094399232" calcext:value-type="float">
            <text:p>287094399232</text:p>
          </table:table-cell>
          <table:table-cell table:formula="of:=[.$G$7] * [.$F$1760] + [.$G$8]" office:value-type="float" office:value="-14.5803348980844" calcext:value-type="float">
            <text:p>-14.5803348980844</text:p>
          </table:table-cell>
          <table:table-cell/>
          <table:table-cell table:formula="of:=INDEX([.$C$1:.$C$2072]; 1751; 1)" office:value-type="float" office:value="188800832768" calcext:value-type="float">
            <text:p>188800832768</text:p>
          </table:table-cell>
          <table:table-cell table:formula="of:=[.$J$7] * [.$I$1760] + [.$J$8]" office:value-type="float" office:value="120.802290661261" calcext:value-type="float">
            <text:p>120.802290661261</text:p>
          </table:table-cell>
        </table:table-row>
        <table:table-row table:style-name="ro1">
          <table:table-cell office:value-type="float" office:value="287094562048" calcext:value-type="float">
            <text:p>287094562048</text:p>
          </table:table-cell>
          <table:table-cell office:value-type="float" office:value="-8.18879222869873" calcext:value-type="float">
            <text:p>-8.18879222869873</text:p>
          </table:table-cell>
          <table:table-cell office:value-type="float" office:value="188800822784" calcext:value-type="float">
            <text:p>188800822784</text:p>
          </table:table-cell>
          <table:table-cell office:value-type="float" office:value="120.547134399414" calcext:value-type="float">
            <text:p>120.547134399414</text:p>
          </table:table-cell>
          <table:table-cell/>
          <table:table-cell table:formula="of:=INDEX([.$A$1:.$A$2072]; 1752; 1)" office:value-type="float" office:value="287094420480" calcext:value-type="float">
            <text:p>287094420480</text:p>
          </table:table-cell>
          <table:table-cell table:formula="of:=[.$G$7] * [.$F$1761] + [.$G$8]" office:value-type="float" office:value="-13.565246662125" calcext:value-type="float">
            <text:p>-13.565246662125</text:p>
          </table:table-cell>
          <table:table-cell/>
          <table:table-cell table:formula="of:=INDEX([.$C$1:.$C$2072]; 1752; 1)" office:value-type="float" office:value="188800831488" calcext:value-type="float">
            <text:p>188800831488</text:p>
          </table:table-cell>
          <table:table-cell table:formula="of:=[.$J$7] * [.$I$1761] + [.$J$8]" office:value-type="float" office:value="120.741094360128" calcext:value-type="float">
            <text:p>120.741094360128</text:p>
          </table:table-cell>
        </table:table-row>
        <table:table-row table:style-name="ro1">
          <table:table-cell office:value-type="float" office:value="287094580736" calcext:value-type="float">
            <text:p>287094580736</text:p>
          </table:table-cell>
          <table:table-cell office:value-type="float" office:value="-7.28125095367432" calcext:value-type="float">
            <text:p>-7.28125095367432</text:p>
          </table:table-cell>
          <table:table-cell office:value-type="float" office:value="188800821504" calcext:value-type="float">
            <text:p>188800821504</text:p>
          </table:table-cell>
          <table:table-cell office:value-type="float" office:value="120.490600585938" calcext:value-type="float">
            <text:p>120.490600585938</text:p>
          </table:table-cell>
          <table:table-cell/>
          <table:table-cell table:formula="of:=INDEX([.$A$1:.$A$2072]; 1753; 1)" office:value-type="float" office:value="287094431232" calcext:value-type="float">
            <text:p>287094431232</text:p>
          </table:table-cell>
          <table:table-cell table:formula="of:=[.$G$7] * [.$F$1762] + [.$G$8]" office:value-type="float" office:value="-13.0515875536948" calcext:value-type="float">
            <text:p>-13.0515875536948</text:p>
          </table:table-cell>
          <table:table-cell/>
          <table:table-cell table:formula="of:=INDEX([.$C$1:.$C$2072]; 1753; 1)" office:value-type="float" office:value="188800830720" calcext:value-type="float">
            <text:p>188800830720</text:p>
          </table:table-cell>
          <table:table-cell table:formula="of:=[.$J$7] * [.$I$1762] + [.$J$8]" office:value-type="float" office:value="120.704376580194" calcext:value-type="float">
            <text:p>120.704376580194</text:p>
          </table:table-cell>
        </table:table-row>
        <table:table-row table:style-name="ro1">
          <table:table-cell office:value-type="float" office:value="287094589696" calcext:value-type="float">
            <text:p>287094589696</text:p>
          </table:table-cell>
          <table:table-cell office:value-type="float" office:value="-6.83699321746826" calcext:value-type="float">
            <text:p>-6.83699321746826</text:p>
          </table:table-cell>
          <table:table-cell office:value-type="float" office:value="188800820992" calcext:value-type="float">
            <text:p>188800820992</text:p>
          </table:table-cell>
          <table:table-cell office:value-type="float" office:value="120.462928771973" calcext:value-type="float">
            <text:p>120.462928771973</text:p>
          </table:table-cell>
          <table:table-cell/>
          <table:table-cell table:formula="of:=INDEX([.$A$1:.$A$2072]; 1754; 1)" office:value-type="float" office:value="287094452736" calcext:value-type="float">
            <text:p>287094452736</text:p>
          </table:table-cell>
          <table:table-cell table:formula="of:=[.$G$7] * [.$F$1763] + [.$G$8]" office:value-type="float" office:value="-12.0242693386972" calcext:value-type="float">
            <text:p>-12.0242693386972</text:p>
          </table:table-cell>
          <table:table-cell/>
          <table:table-cell table:formula="of:=INDEX([.$C$1:.$C$2072]; 1754; 1)" office:value-type="float" office:value="188800829440" calcext:value-type="float">
            <text:p>188800829440</text:p>
          </table:table-cell>
          <table:table-cell table:formula="of:=[.$J$7] * [.$I$1763] + [.$J$8]" office:value-type="float" office:value="120.643180280924" calcext:value-type="float">
            <text:p>120.643180280924</text:p>
          </table:table-cell>
        </table:table-row>
        <table:table-row table:style-name="ro1">
          <table:table-cell office:value-type="float" office:value="287094598656" calcext:value-type="float">
            <text:p>287094598656</text:p>
          </table:table-cell>
          <table:table-cell office:value-type="float" office:value="-6.40036535263062" calcext:value-type="float">
            <text:p>-6.40036535263062</text:p>
          </table:table-cell>
          <table:table-cell office:value-type="float" office:value="188800820480" calcext:value-type="float">
            <text:p>188800820480</text:p>
          </table:table-cell>
          <table:table-cell office:value-type="float" office:value="120.435752868652" calcext:value-type="float">
            <text:p>120.435752868652</text:p>
          </table:table-cell>
          <table:table-cell/>
          <table:table-cell table:formula="of:=INDEX([.$A$1:.$A$2072]; 1755; 1)" office:value-type="float" office:value="287094463232" calcext:value-type="float">
            <text:p>287094463232</text:p>
          </table:table-cell>
          <table:table-cell table:formula="of:=[.$G$7] * [.$F$1764] + [.$G$8]" office:value-type="float" office:value="-11.5228402093053" calcext:value-type="float">
            <text:p>-11.5228402093053</text:p>
          </table:table-cell>
          <table:table-cell/>
          <table:table-cell table:formula="of:=INDEX([.$C$1:.$C$2072]; 1755; 1)" office:value-type="float" office:value="188800828928" calcext:value-type="float">
            <text:p>188800828928</text:p>
          </table:table-cell>
          <table:table-cell table:formula="of:=[.$J$7] * [.$I$1764] + [.$J$8]" office:value-type="float" office:value="120.618701759726" calcext:value-type="float">
            <text:p>120.618701759726</text:p>
          </table:table-cell>
        </table:table-row>
        <table:table-row table:style-name="ro1">
          <table:table-cell office:value-type="float" office:value="287094616320" calcext:value-type="float">
            <text:p>287094616320</text:p>
          </table:table-cell>
          <table:table-cell office:value-type="float" office:value="-5.54695987701416" calcext:value-type="float">
            <text:p>-5.54695987701416</text:p>
          </table:table-cell>
          <table:table-cell office:value-type="float" office:value="188800819200" calcext:value-type="float">
            <text:p>188800819200</text:p>
          </table:table-cell>
          <table:table-cell office:value-type="float" office:value="120.382606506348" calcext:value-type="float">
            <text:p>120.382606506348</text:p>
          </table:table-cell>
          <table:table-cell/>
          <table:table-cell table:formula="of:=INDEX([.$A$1:.$A$2072]; 1756; 1)" office:value-type="float" office:value="287094483968" calcext:value-type="float">
            <text:p>287094483968</text:p>
          </table:table-cell>
          <table:table-cell table:formula="of:=[.$G$7] * [.$F$1765] + [.$G$8]" office:value-type="float" office:value="-10.5322119314224" calcext:value-type="float">
            <text:p>-10.5322119314224</text:p>
          </table:table-cell>
          <table:table-cell/>
          <table:table-cell table:formula="of:=INDEX([.$C$1:.$C$2072]; 1756; 1)" office:value-type="float" office:value="188800827648" calcext:value-type="float">
            <text:p>188800827648</text:p>
          </table:table-cell>
          <table:table-cell table:formula="of:=[.$J$7] * [.$I$1765] + [.$J$8]" office:value-type="float" office:value="120.557505460456" calcext:value-type="float">
            <text:p>120.557505460456</text:p>
          </table:table-cell>
        </table:table-row>
        <table:table-row table:style-name="ro1">
          <table:table-cell office:value-type="float" office:value="287094625280" calcext:value-type="float">
            <text:p>287094625280</text:p>
          </table:table-cell>
          <table:table-cell office:value-type="float" office:value="-5.12635850906372" calcext:value-type="float">
            <text:p>-5.12635850906372</text:p>
          </table:table-cell>
          <table:table-cell office:value-type="float" office:value="188800818688" calcext:value-type="float">
            <text:p>188800818688</text:p>
          </table:table-cell>
          <table:table-cell office:value-type="float" office:value="120.356430053711" calcext:value-type="float">
            <text:p>120.356430053711</text:p>
          </table:table-cell>
          <table:table-cell/>
          <table:table-cell table:formula="of:=INDEX([.$A$1:.$A$2072]; 1757; 1)" office:value-type="float" office:value="287094503936" calcext:value-type="float">
            <text:p>287094503936</text:p>
          </table:table-cell>
          <table:table-cell table:formula="of:=[.$G$7] * [.$F$1766] + [.$G$8]" office:value-type="float" office:value="-9.57827358879149" calcext:value-type="float">
            <text:p>-9.57827358879149</text:p>
          </table:table-cell>
          <table:table-cell/>
          <table:table-cell table:formula="of:=INDEX([.$C$1:.$C$2072]; 1757; 1)" office:value-type="float" office:value="188800826368" calcext:value-type="float">
            <text:p>188800826368</text:p>
          </table:table-cell>
          <table:table-cell table:formula="of:=[.$J$7] * [.$I$1766] + [.$J$8]" office:value-type="float" office:value="120.496309159324" calcext:value-type="float">
            <text:p>120.496309159324</text:p>
          </table:table-cell>
        </table:table-row>
        <table:table-row table:style-name="ro1">
          <table:table-cell office:value-type="float" office:value="287094633984" calcext:value-type="float">
            <text:p>287094633984</text:p>
          </table:table-cell>
          <table:table-cell office:value-type="float" office:value="-4.70698118209839" calcext:value-type="float">
            <text:p>-4.70698118209839</text:p>
          </table:table-cell>
          <table:table-cell office:value-type="float" office:value="188800818176" calcext:value-type="float">
            <text:p>188800818176</text:p>
          </table:table-cell>
          <table:table-cell office:value-type="float" office:value="120.330337524414" calcext:value-type="float">
            <text:p>120.330337524414</text:p>
          </table:table-cell>
          <table:table-cell/>
          <table:table-cell table:formula="of:=INDEX([.$A$1:.$A$2072]; 1758; 1)" office:value-type="float" office:value="287094523648" calcext:value-type="float">
            <text:p>287094523648</text:p>
          </table:table-cell>
          <table:table-cell table:formula="of:=[.$G$7] * [.$F$1767] + [.$G$8]" office:value-type="float" office:value="-8.63656522333622" calcext:value-type="float">
            <text:p>-8.63656522333622</text:p>
          </table:table-cell>
          <table:table-cell/>
          <table:table-cell table:formula="of:=INDEX([.$C$1:.$C$2072]; 1758; 1)" office:value-type="float" office:value="188800825088" calcext:value-type="float">
            <text:p>188800825088</text:p>
          </table:table-cell>
          <table:table-cell table:formula="of:=[.$J$7] * [.$I$1767] + [.$J$8]" office:value-type="float" office:value="120.435112860054" calcext:value-type="float">
            <text:p>120.435112860054</text:p>
          </table:table-cell>
        </table:table-row>
        <table:table-row table:style-name="ro1">
          <table:table-cell office:value-type="float" office:value="287094651648" calcext:value-type="float">
            <text:p>287094651648</text:p>
          </table:table-cell>
          <table:table-cell office:value-type="float" office:value="-3.86563348770142" calcext:value-type="float">
            <text:p>-3.86563348770142</text:p>
          </table:table-cell>
          <table:table-cell office:value-type="float" office:value="188800817152" calcext:value-type="float">
            <text:p>188800817152</text:p>
          </table:table-cell>
          <table:table-cell office:value-type="float" office:value="120.277984619141" calcext:value-type="float">
            <text:p>120.277984619141</text:p>
          </table:table-cell>
          <table:table-cell/>
          <table:table-cell table:formula="of:=INDEX([.$A$1:.$A$2072]; 1759; 1)" office:value-type="float" office:value="287094533120" calcext:value-type="float">
            <text:p>287094533120</text:p>
          </table:table-cell>
          <table:table-cell table:formula="of:=[.$G$7] * [.$F$1768] + [.$G$8]" office:value-type="float" office:value="-8.18405601009727" calcext:value-type="float">
            <text:p>-8.18405601009727</text:p>
          </table:table-cell>
          <table:table-cell/>
          <table:table-cell table:formula="of:=INDEX([.$C$1:.$C$2072]; 1759; 1)" office:value-type="float" office:value="188800824576" calcext:value-type="float">
            <text:p>188800824576</text:p>
          </table:table-cell>
          <table:table-cell table:formula="of:=[.$J$7] * [.$I$1768] + [.$J$8]" office:value-type="float" office:value="120.410634338856" calcext:value-type="float">
            <text:p>120.410634338856</text:p>
          </table:table-cell>
        </table:table-row>
        <table:table-row table:style-name="ro1">
          <table:table-cell office:value-type="float" office:value="287094660608" calcext:value-type="float">
            <text:p>287094660608</text:p>
          </table:table-cell>
          <table:table-cell office:value-type="float" office:value="-3.44435906410217" calcext:value-type="float">
            <text:p>-3.44435906410217</text:p>
          </table:table-cell>
          <table:table-cell office:value-type="float" office:value="188800816640" calcext:value-type="float">
            <text:p>188800816640</text:p>
          </table:table-cell>
          <table:table-cell office:value-type="float" office:value="120.251777648926" calcext:value-type="float">
            <text:p>120.251777648926</text:p>
          </table:table-cell>
          <table:table-cell/>
          <table:table-cell table:formula="of:=INDEX([.$A$1:.$A$2072]; 1760; 1)" office:value-type="float" office:value="287094552320" calcext:value-type="float">
            <text:p>287094552320</text:p>
          </table:table-cell>
          <table:table-cell table:formula="of:=[.$G$7] * [.$F$1769] + [.$G$8]" office:value-type="float" office:value="-7.26680760458112" calcext:value-type="float">
            <text:p>-7.26680760458112</text:p>
          </table:table-cell>
          <table:table-cell/>
          <table:table-cell table:formula="of:=INDEX([.$C$1:.$C$2072]; 1760; 1)" office:value-type="float" office:value="188800823296" calcext:value-type="float">
            <text:p>188800823296</text:p>
          </table:table-cell>
          <table:table-cell table:formula="of:=[.$J$7] * [.$I$1769] + [.$J$8]" office:value-type="float" office:value="120.349438039586" calcext:value-type="float">
            <text:p>120.349438039586</text:p>
          </table:table-cell>
        </table:table-row>
        <table:table-row table:style-name="ro1">
          <table:table-cell office:value-type="float" office:value="287094669312" calcext:value-type="float">
            <text:p>287094669312</text:p>
          </table:table-cell>
          <table:table-cell office:value-type="float" office:value="-3.02362275123596" calcext:value-type="float">
            <text:p>-3.02362275123596</text:p>
          </table:table-cell>
          <table:table-cell office:value-type="float" office:value="188800815872" calcext:value-type="float">
            <text:p>188800815872</text:p>
          </table:table-cell>
          <table:table-cell office:value-type="float" office:value="120.2255859375" calcext:value-type="float">
            <text:p>120.2255859375</text:p>
          </table:table-cell>
          <table:table-cell/>
          <table:table-cell table:formula="of:=INDEX([.$A$1:.$A$2072]; 1761; 1)" office:value-type="float" office:value="287094562048" calcext:value-type="float">
            <text:p>287094562048</text:p>
          </table:table-cell>
          <table:table-cell table:formula="of:=[.$G$7] * [.$F$1770] + [.$G$8]" office:value-type="float" office:value="-6.80206841044128" calcext:value-type="float">
            <text:p>-6.80206841044128</text:p>
          </table:table-cell>
          <table:table-cell/>
          <table:table-cell table:formula="of:=INDEX([.$C$1:.$C$2072]; 1761; 1)" office:value-type="float" office:value="188800822784" calcext:value-type="float">
            <text:p>188800822784</text:p>
          </table:table-cell>
          <table:table-cell table:formula="of:=[.$J$7] * [.$I$1770] + [.$J$8]" office:value-type="float" office:value="120.324959518388" calcext:value-type="float">
            <text:p>120.324959518388</text:p>
          </table:table-cell>
        </table:table-row>
        <table:table-row table:style-name="ro1">
          <table:table-cell office:value-type="float" office:value="287094686976" calcext:value-type="float">
            <text:p>287094686976</text:p>
          </table:table-cell>
          <table:table-cell office:value-type="float" office:value="-2.18305110931396" calcext:value-type="float">
            <text:p>-2.18305110931396</text:p>
          </table:table-cell>
          <table:table-cell office:value-type="float" office:value="188800814848" calcext:value-type="float">
            <text:p>188800814848</text:p>
          </table:table-cell>
          <table:table-cell office:value-type="float" office:value="120.173278808594" calcext:value-type="float">
            <text:p>120.173278808594</text:p>
          </table:table-cell>
          <table:table-cell/>
          <table:table-cell table:formula="of:=INDEX([.$A$1:.$A$2072]; 1762; 1)" office:value-type="float" office:value="287094580736" calcext:value-type="float">
            <text:p>287094580736</text:p>
          </table:table-cell>
          <table:table-cell table:formula="of:=[.$G$7] * [.$F$1771] + [.$G$8]" office:value-type="float" office:value="-5.90927996300161" calcext:value-type="float">
            <text:p>-5.90927996300161</text:p>
          </table:table-cell>
          <table:table-cell/>
          <table:table-cell table:formula="of:=INDEX([.$C$1:.$C$2072]; 1762; 1)" office:value-type="float" office:value="188800821504" calcext:value-type="float">
            <text:p>188800821504</text:p>
          </table:table-cell>
          <table:table-cell table:formula="of:=[.$J$7] * [.$I$1771] + [.$J$8]" office:value-type="float" office:value="120.263763219118" calcext:value-type="float">
            <text:p>120.263763219118</text:p>
          </table:table-cell>
        </table:table-row>
        <table:table-row table:style-name="ro1">
          <table:table-cell office:value-type="float" office:value="287094695680" calcext:value-type="float">
            <text:p>287094695680</text:p>
          </table:table-cell>
          <table:table-cell office:value-type="float" office:value="-1.76325500011444" calcext:value-type="float">
            <text:p>-1.76325500011444</text:p>
          </table:table-cell>
          <table:table-cell office:value-type="float" office:value="188800814336" calcext:value-type="float">
            <text:p>188800814336</text:p>
          </table:table-cell>
          <table:table-cell office:value-type="float" office:value="120.147155761719" calcext:value-type="float">
            <text:p>120.147155761719</text:p>
          </table:table-cell>
          <table:table-cell/>
          <table:table-cell table:formula="of:=INDEX([.$A$1:.$A$2072]; 1763; 1)" office:value-type="float" office:value="287094589696" calcext:value-type="float">
            <text:p>287094589696</text:p>
          </table:table-cell>
          <table:table-cell table:formula="of:=[.$G$7] * [.$F$1772] + [.$G$8]" office:value-type="float" office:value="-5.48123070597649" calcext:value-type="float">
            <text:p>-5.48123070597649</text:p>
          </table:table-cell>
          <table:table-cell/>
          <table:table-cell table:formula="of:=INDEX([.$C$1:.$C$2072]; 1763; 1)" office:value-type="float" office:value="188800820992" calcext:value-type="float">
            <text:p>188800820992</text:p>
          </table:table-cell>
          <table:table-cell table:formula="of:=[.$J$7] * [.$I$1772] + [.$J$8]" office:value-type="float" office:value="120.23928469792" calcext:value-type="float">
            <text:p>120.23928469792</text:p>
          </table:table-cell>
        </table:table-row>
        <table:table-row table:style-name="ro1">
          <table:table-cell office:value-type="float" office:value="287094713088" calcext:value-type="float">
            <text:p>287094713088</text:p>
          </table:table-cell>
          <table:table-cell office:value-type="float" office:value="-0.924887537956238" calcext:value-type="float">
            <text:p>-0.924887537956238</text:p>
          </table:table-cell>
          <table:table-cell office:value-type="float" office:value="188800813312" calcext:value-type="float">
            <text:p>188800813312</text:p>
          </table:table-cell>
          <table:table-cell office:value-type="float" office:value="120.09497833252" calcext:value-type="float">
            <text:p>120.09497833252</text:p>
          </table:table-cell>
          <table:table-cell/>
          <table:table-cell table:formula="of:=INDEX([.$A$1:.$A$2072]; 1764; 1)" office:value-type="float" office:value="287094598656" calcext:value-type="float">
            <text:p>287094598656</text:p>
          </table:table-cell>
          <table:table-cell table:formula="of:=[.$G$7] * [.$F$1773] + [.$G$8]" office:value-type="float" office:value="-5.05318144895136" calcext:value-type="float">
            <text:p>-5.05318144895136</text:p>
          </table:table-cell>
          <table:table-cell/>
          <table:table-cell table:formula="of:=INDEX([.$C$1:.$C$2072]; 1764; 1)" office:value-type="float" office:value="188800820480" calcext:value-type="float">
            <text:p>188800820480</text:p>
          </table:table-cell>
          <table:table-cell table:formula="of:=[.$J$7] * [.$I$1773] + [.$J$8]" office:value-type="float" office:value="120.214806178585" calcext:value-type="float">
            <text:p>120.214806178585</text:p>
          </table:table-cell>
        </table:table-row>
        <table:table-row table:style-name="ro1">
          <table:table-cell office:value-type="float" office:value="287094722048" calcext:value-type="float">
            <text:p>287094722048</text:p>
          </table:table-cell>
          <table:table-cell office:value-type="float" office:value="-0.506304144859314" calcext:value-type="float">
            <text:p>-0.506304144859314</text:p>
          </table:table-cell>
          <table:table-cell office:value-type="float" office:value="188800812800" calcext:value-type="float">
            <text:p>188800812800</text:p>
          </table:table-cell>
          <table:table-cell office:value-type="float" office:value="120.068923950195" calcext:value-type="float">
            <text:p>120.068923950195</text:p>
          </table:table-cell>
          <table:table-cell/>
          <table:table-cell table:formula="of:=INDEX([.$A$1:.$A$2072]; 1765; 1)" office:value-type="float" office:value="287094616320" calcext:value-type="float">
            <text:p>287094616320</text:p>
          </table:table-cell>
          <table:table-cell table:formula="of:=[.$G$7] * [.$F$1774] + [.$G$8]" office:value-type="float" office:value="-4.209312915802" calcext:value-type="float">
            <text:p>-4.209312915802</text:p>
          </table:table-cell>
          <table:table-cell/>
          <table:table-cell table:formula="of:=INDEX([.$C$1:.$C$2072]; 1765; 1)" office:value-type="float" office:value="188800819200" calcext:value-type="float">
            <text:p>188800819200</text:p>
          </table:table-cell>
          <table:table-cell table:formula="of:=[.$J$7] * [.$I$1774] + [.$J$8]" office:value-type="float" office:value="120.153609877452" calcext:value-type="float">
            <text:p>120.153609877452</text:p>
          </table:table-cell>
        </table:table-row>
        <table:table-row table:style-name="ro1">
          <table:table-cell office:value-type="float" office:value="287094730752" calcext:value-type="float">
            <text:p>287094730752</text:p>
          </table:table-cell>
          <table:table-cell office:value-type="float" office:value="-0.0879936590790749" calcext:value-type="float">
            <text:p>-0.087993659079075</text:p>
          </table:table-cell>
          <table:table-cell office:value-type="float" office:value="188800812288" calcext:value-type="float">
            <text:p>188800812288</text:p>
          </table:table-cell>
          <table:table-cell office:value-type="float" office:value="120.04288482666" calcext:value-type="float">
            <text:p>120.04288482666</text:p>
          </table:table-cell>
          <table:table-cell/>
          <table:table-cell table:formula="of:=INDEX([.$A$1:.$A$2072]; 1766; 1)" office:value-type="float" office:value="287094625280" calcext:value-type="float">
            <text:p>287094625280</text:p>
          </table:table-cell>
          <table:table-cell table:formula="of:=[.$G$7] * [.$F$1775] + [.$G$8]" office:value-type="float" office:value="-3.78126365877688" calcext:value-type="float">
            <text:p>-3.78126365877688</text:p>
          </table:table-cell>
          <table:table-cell/>
          <table:table-cell table:formula="of:=INDEX([.$C$1:.$C$2072]; 1766; 1)" office:value-type="float" office:value="188800818688" calcext:value-type="float">
            <text:p>188800818688</text:p>
          </table:table-cell>
          <table:table-cell table:formula="of:=[.$J$7] * [.$I$1775] + [.$J$8]" office:value-type="float" office:value="120.129131358117" calcext:value-type="float">
            <text:p>120.129131358117</text:p>
          </table:table-cell>
        </table:table-row>
        <table:table-row table:style-name="ro1">
          <table:table-cell office:value-type="float" office:value="287094748672" calcext:value-type="float">
            <text:p>287094748672</text:p>
          </table:table-cell>
          <table:table-cell office:value-type="float" office:value="0.754079520702362" calcext:value-type="float">
            <text:p>0.754079520702362</text:p>
          </table:table-cell>
          <table:table-cell office:value-type="float" office:value="188800810496" calcext:value-type="float">
            <text:p>188800810496</text:p>
          </table:table-cell>
          <table:table-cell office:value-type="float" office:value="119.982933044434" calcext:value-type="float">
            <text:p>119.982933044434</text:p>
          </table:table-cell>
          <table:table-cell/>
          <table:table-cell table:formula="of:=INDEX([.$A$1:.$A$2072]; 1767; 1)" office:value-type="float" office:value="287094633984" calcext:value-type="float">
            <text:p>287094633984</text:p>
          </table:table-cell>
          <table:table-cell table:formula="of:=[.$G$7] * [.$F$1776] + [.$G$8]" office:value-type="float" office:value="-3.36544438079" calcext:value-type="float">
            <text:p>-3.36544438079</text:p>
          </table:table-cell>
          <table:table-cell/>
          <table:table-cell table:formula="of:=INDEX([.$C$1:.$C$2072]; 1767; 1)" office:value-type="float" office:value="188800818176" calcext:value-type="float">
            <text:p>188800818176</text:p>
          </table:table-cell>
          <table:table-cell table:formula="of:=[.$J$7] * [.$I$1776] + [.$J$8]" office:value-type="float" office:value="120.104652836919" calcext:value-type="float">
            <text:p>120.104652836919</text:p>
          </table:table-cell>
        </table:table-row>
        <table:table-row table:style-name="ro1">
          <table:table-cell office:value-type="float" office:value="287094758144" calcext:value-type="float">
            <text:p>287094758144</text:p>
          </table:table-cell>
          <table:table-cell office:value-type="float" office:value="1.18929946422577" calcext:value-type="float">
            <text:p>1.18929946422577</text:p>
          </table:table-cell>
          <table:table-cell office:value-type="float" office:value="188800809728" calcext:value-type="float">
            <text:p>188800809728</text:p>
          </table:table-cell>
          <table:table-cell office:value-type="float" office:value="119.94686126709" calcext:value-type="float">
            <text:p>119.94686126709</text:p>
          </table:table-cell>
          <table:table-cell/>
          <table:table-cell table:formula="of:=INDEX([.$A$1:.$A$2072]; 1768; 1)" office:value-type="float" office:value="287094651648" calcext:value-type="float">
            <text:p>287094651648</text:p>
          </table:table-cell>
          <table:table-cell table:formula="of:=[.$G$7] * [.$F$1777] + [.$G$8]" office:value-type="float" office:value="-2.52157584764063" calcext:value-type="float">
            <text:p>-2.52157584764063</text:p>
          </table:table-cell>
          <table:table-cell/>
          <table:table-cell table:formula="of:=INDEX([.$C$1:.$C$2072]; 1768; 1)" office:value-type="float" office:value="188800817152" calcext:value-type="float">
            <text:p>188800817152</text:p>
          </table:table-cell>
          <table:table-cell table:formula="of:=[.$J$7] * [.$I$1777] + [.$J$8]" office:value-type="float" office:value="120.055695796385" calcext:value-type="float">
            <text:p>120.055695796385</text:p>
          </table:table-cell>
        </table:table-row>
        <table:table-row table:style-name="ro1">
          <table:table-cell office:value-type="float" office:value="287094777600" calcext:value-type="float">
            <text:p>287094777600</text:p>
          </table:table-cell>
          <table:table-cell office:value-type="float" office:value="2.09548807144165" calcext:value-type="float">
            <text:p>2.09548807144165</text:p>
          </table:table-cell>
          <table:table-cell office:value-type="float" office:value="188800808192" calcext:value-type="float">
            <text:p>188800808192</text:p>
          </table:table-cell>
          <table:table-cell office:value-type="float" office:value="119.877723693848" calcext:value-type="float">
            <text:p>119.877723693848</text:p>
          </table:table-cell>
          <table:table-cell/>
          <table:table-cell table:formula="of:=INDEX([.$A$1:.$A$2072]; 1769; 1)" office:value-type="float" office:value="287094660608" calcext:value-type="float">
            <text:p>287094660608</text:p>
          </table:table-cell>
          <table:table-cell table:formula="of:=[.$G$7] * [.$F$1778] + [.$G$8]" office:value-type="float" office:value="-2.09352659061551" calcext:value-type="float">
            <text:p>-2.09352659061551</text:p>
          </table:table-cell>
          <table:table-cell/>
          <table:table-cell table:formula="of:=INDEX([.$C$1:.$C$2072]; 1769; 1)" office:value-type="float" office:value="188800816640" calcext:value-type="float">
            <text:p>188800816640</text:p>
          </table:table-cell>
          <table:table-cell table:formula="of:=[.$J$7] * [.$I$1778] + [.$J$8]" office:value-type="float" office:value="120.03121727705" calcext:value-type="float">
            <text:p>120.03121727705</text:p>
          </table:table-cell>
        </table:table-row>
        <table:table-row table:style-name="ro1">
          <table:table-cell office:value-type="float" office:value="287094787840" calcext:value-type="float">
            <text:p>287094787840</text:p>
          </table:table-cell>
          <table:table-cell office:value-type="float" office:value="2.56598615646362" calcext:value-type="float">
            <text:p>2.56598615646362</text:p>
          </table:table-cell>
          <table:table-cell office:value-type="float" office:value="188800807424" calcext:value-type="float">
            <text:p>188800807424</text:p>
          </table:table-cell>
          <table:table-cell office:value-type="float" office:value="119.842056274414" calcext:value-type="float">
            <text:p>119.842056274414</text:p>
          </table:table-cell>
          <table:table-cell/>
          <table:table-cell table:formula="of:=INDEX([.$A$1:.$A$2072]; 1770; 1)" office:value-type="float" office:value="287094669312" calcext:value-type="float">
            <text:p>287094669312</text:p>
          </table:table-cell>
          <table:table-cell table:formula="of:=[.$G$7] * [.$F$1779] + [.$G$8]" office:value-type="float" office:value="-1.67770731449127" calcext:value-type="float">
            <text:p>-1.67770731449127</text:p>
          </table:table-cell>
          <table:table-cell/>
          <table:table-cell table:formula="of:=INDEX([.$C$1:.$C$2072]; 1770; 1)" office:value-type="float" office:value="188800815872" calcext:value-type="float">
            <text:p>188800815872</text:p>
          </table:table-cell>
          <table:table-cell table:formula="of:=[.$J$7] * [.$I$1779] + [.$J$8]" office:value-type="float" office:value="119.994499497116" calcext:value-type="float">
            <text:p>119.994499497116</text:p>
          </table:table-cell>
        </table:table-row>
        <table:table-row table:style-name="ro1">
          <table:table-cell office:value-type="float" office:value="287094798080" calcext:value-type="float">
            <text:p>287094798080</text:p>
          </table:table-cell>
          <table:table-cell office:value-type="float" office:value="3.04693484306335" calcext:value-type="float">
            <text:p>3.04693484306335</text:p>
          </table:table-cell>
          <table:table-cell office:value-type="float" office:value="188800806656" calcext:value-type="float">
            <text:p>188800806656</text:p>
          </table:table-cell>
          <table:table-cell office:value-type="float" office:value="119.805389404297" calcext:value-type="float">
            <text:p>119.805389404297</text:p>
          </table:table-cell>
          <table:table-cell/>
          <table:table-cell table:formula="of:=INDEX([.$A$1:.$A$2072]; 1771; 1)" office:value-type="float" office:value="287094686976" calcext:value-type="float">
            <text:p>287094686976</text:p>
          </table:table-cell>
          <table:table-cell table:formula="of:=[.$G$7] * [.$F$1780] + [.$G$8]" office:value-type="float" office:value="-0.833838779479265" calcext:value-type="float">
            <text:p>-0.833838779479265</text:p>
          </table:table-cell>
          <table:table-cell/>
          <table:table-cell table:formula="of:=INDEX([.$C$1:.$C$2072]; 1771; 1)" office:value-type="float" office:value="188800814848" calcext:value-type="float">
            <text:p>188800814848</text:p>
          </table:table-cell>
          <table:table-cell table:formula="of:=[.$J$7] * [.$I$1780] + [.$J$8]" office:value-type="float" office:value="119.945542456582" calcext:value-type="float">
            <text:p>119.945542456582</text:p>
          </table:table-cell>
        </table:table-row>
        <table:table-row table:style-name="ro1">
          <table:table-cell office:value-type="float" office:value="287094818560" calcext:value-type="float">
            <text:p>287094818560</text:p>
          </table:table-cell>
          <table:table-cell office:value-type="float" office:value="4.02963066101074" calcext:value-type="float">
            <text:p>4.02963066101074</text:p>
          </table:table-cell>
          <table:table-cell office:value-type="float" office:value="188800805120" calcext:value-type="float">
            <text:p>188800805120</text:p>
          </table:table-cell>
          <table:table-cell office:value-type="float" office:value="119.730033874512" calcext:value-type="float">
            <text:p>119.730033874512</text:p>
          </table:table-cell>
          <table:table-cell/>
          <table:table-cell table:formula="of:=INDEX([.$A$1:.$A$2072]; 1772; 1)" office:value-type="float" office:value="287094695680" calcext:value-type="float">
            <text:p>287094695680</text:p>
          </table:table-cell>
          <table:table-cell table:formula="of:=[.$G$7] * [.$F$1781] + [.$G$8]" office:value-type="float" office:value="-0.418019501492381" calcext:value-type="float">
            <text:p>-0.418019501492381</text:p>
          </table:table-cell>
          <table:table-cell/>
          <table:table-cell table:formula="of:=INDEX([.$C$1:.$C$2072]; 1772; 1)" office:value-type="float" office:value="188800814336" calcext:value-type="float">
            <text:p>188800814336</text:p>
          </table:table-cell>
          <table:table-cell table:formula="of:=[.$J$7] * [.$I$1781] + [.$J$8]" office:value-type="float" office:value="119.921063935384" calcext:value-type="float">
            <text:p>119.921063935384</text:p>
          </table:table-cell>
        </table:table-row>
        <table:table-row table:style-name="ro1">
          <table:table-cell office:value-type="float" office:value="287094829056" calcext:value-type="float">
            <text:p>287094829056</text:p>
          </table:table-cell>
          <table:table-cell office:value-type="float" office:value="4.52524423599243" calcext:value-type="float">
            <text:p>4.52524423599243</text:p>
          </table:table-cell>
          <table:table-cell office:value-type="float" office:value="188800804352" calcext:value-type="float">
            <text:p>188800804352</text:p>
          </table:table-cell>
          <table:table-cell office:value-type="float" office:value="119.691879272461" calcext:value-type="float">
            <text:p>119.691879272461</text:p>
          </table:table-cell>
          <table:table-cell/>
          <table:table-cell table:formula="of:=INDEX([.$A$1:.$A$2072]; 1773; 1)" office:value-type="float" office:value="287094713088" calcext:value-type="float">
            <text:p>287094713088</text:p>
          </table:table-cell>
          <table:table-cell table:formula="of:=[.$G$7] * [.$F$1782] + [.$G$8]" office:value-type="float" office:value="0.413619052618742" calcext:value-type="float">
            <text:p>0.413619052618742</text:p>
          </table:table-cell>
          <table:table-cell/>
          <table:table-cell table:formula="of:=INDEX([.$C$1:.$C$2072]; 1773; 1)" office:value-type="float" office:value="188800813312" calcext:value-type="float">
            <text:p>188800813312</text:p>
          </table:table-cell>
          <table:table-cell table:formula="of:=[.$J$7] * [.$I$1782] + [.$J$8]" office:value-type="float" office:value="119.872106896713" calcext:value-type="float">
            <text:p>119.872106896713</text:p>
          </table:table-cell>
        </table:table-row>
        <table:table-row table:style-name="ro1">
          <table:table-cell office:value-type="float" office:value="287094849792" calcext:value-type="float">
            <text:p>287094849792</text:p>
          </table:table-cell>
          <table:table-cell office:value-type="float" office:value="5.51710367202759" calcext:value-type="float">
            <text:p>5.51710367202759</text:p>
          </table:table-cell>
          <table:table-cell office:value-type="float" office:value="188800802560" calcext:value-type="float">
            <text:p>188800802560</text:p>
          </table:table-cell>
          <table:table-cell office:value-type="float" office:value="119.615447998047" calcext:value-type="float">
            <text:p>119.615447998047</text:p>
          </table:table-cell>
          <table:table-cell/>
          <table:table-cell table:formula="of:=INDEX([.$A$1:.$A$2072]; 1774; 1)" office:value-type="float" office:value="287094722048" calcext:value-type="float">
            <text:p>287094722048</text:p>
          </table:table-cell>
          <table:table-cell table:formula="of:=[.$G$7] * [.$F$1783] + [.$G$8]" office:value-type="float" office:value="0.841668309643865" calcext:value-type="float">
            <text:p>0.841668309643865</text:p>
          </table:table-cell>
          <table:table-cell/>
          <table:table-cell table:formula="of:=INDEX([.$C$1:.$C$2072]; 1774; 1)" office:value-type="float" office:value="188800812800" calcext:value-type="float">
            <text:p>188800812800</text:p>
          </table:table-cell>
          <table:table-cell table:formula="of:=[.$J$7] * [.$I$1783] + [.$J$8]" office:value-type="float" office:value="119.847628375515" calcext:value-type="float">
            <text:p>119.847628375515</text:p>
          </table:table-cell>
        </table:table-row>
        <table:table-row table:style-name="ro1">
          <table:table-cell office:value-type="float" office:value="287094860288" calcext:value-type="float">
            <text:p>287094860288</text:p>
          </table:table-cell>
          <table:table-cell office:value-type="float" office:value="6.01470279693604" calcext:value-type="float">
            <text:p>6.01470279693604</text:p>
          </table:table-cell>
          <table:table-cell office:value-type="float" office:value="188800801792" calcext:value-type="float">
            <text:p>188800801792</text:p>
          </table:table-cell>
          <table:table-cell office:value-type="float" office:value="119.577079772949" calcext:value-type="float">
            <text:p>119.577079772949</text:p>
          </table:table-cell>
          <table:table-cell/>
          <table:table-cell table:formula="of:=INDEX([.$A$1:.$A$2072]; 1775; 1)" office:value-type="float" office:value="287094730752" calcext:value-type="float">
            <text:p>287094730752</text:p>
          </table:table-cell>
          <table:table-cell table:formula="of:=[.$G$7] * [.$F$1784] + [.$G$8]" office:value-type="float" office:value="1.25748758763075" calcext:value-type="float">
            <text:p>1.25748758763075</text:p>
          </table:table-cell>
          <table:table-cell/>
          <table:table-cell table:formula="of:=INDEX([.$C$1:.$C$2072]; 1775; 1)" office:value-type="float" office:value="188800812288" calcext:value-type="float">
            <text:p>188800812288</text:p>
          </table:table-cell>
          <table:table-cell table:formula="of:=[.$J$7] * [.$I$1784] + [.$J$8]" office:value-type="float" office:value="119.82314985618" calcext:value-type="float">
            <text:p>119.82314985618</text:p>
          </table:table-cell>
        </table:table-row>
        <table:table-row table:style-name="ro1">
          <table:table-cell office:value-type="float" office:value="287094891520" calcext:value-type="float">
            <text:p>287094891520</text:p>
          </table:table-cell>
          <table:table-cell office:value-type="float" office:value="7.51921367645264" calcext:value-type="float">
            <text:p>7.51921367645264</text:p>
          </table:table-cell>
          <table:table-cell office:value-type="float" office:value="188800797696" calcext:value-type="float">
            <text:p>188800797696</text:p>
          </table:table-cell>
          <table:table-cell office:value-type="float" office:value="119.433387756348" calcext:value-type="float">
            <text:p>119.433387756348</text:p>
          </table:table-cell>
          <table:table-cell/>
          <table:table-cell table:formula="of:=INDEX([.$A$1:.$A$2072]; 1776; 1)" office:value-type="float" office:value="287094748672" calcext:value-type="float">
            <text:p>287094748672</text:p>
          </table:table-cell>
          <table:table-cell table:formula="of:=[.$G$7] * [.$F$1785] + [.$G$8]" office:value-type="float" office:value="2.11358609981835" calcext:value-type="float">
            <text:p>2.11358609981835</text:p>
          </table:table-cell>
          <table:table-cell/>
          <table:table-cell table:formula="of:=INDEX([.$C$1:.$C$2072]; 1776; 1)" office:value-type="float" office:value="188800810496" calcext:value-type="float">
            <text:p>188800810496</text:p>
          </table:table-cell>
          <table:table-cell table:formula="of:=[.$J$7] * [.$I$1785] + [.$J$8]" office:value-type="float" office:value="119.737475035712" calcext:value-type="float">
            <text:p>119.737475035712</text:p>
          </table:table-cell>
        </table:table-row>
        <table:table-row table:style-name="ro1">
          <table:table-cell office:value-type="float" office:value="287094912512" calcext:value-type="float">
            <text:p>287094912512</text:p>
          </table:table-cell>
          <table:table-cell office:value-type="float" office:value="8.52133083343506" calcext:value-type="float">
            <text:p>8.52133083343506</text:p>
          </table:table-cell>
          <table:table-cell office:value-type="float" office:value="188800795392" calcext:value-type="float">
            <text:p>188800795392</text:p>
          </table:table-cell>
          <table:table-cell office:value-type="float" office:value="119.320991516113" calcext:value-type="float">
            <text:p>119.320991516113</text:p>
          </table:table-cell>
          <table:table-cell/>
          <table:table-cell table:formula="of:=INDEX([.$A$1:.$A$2072]; 1777; 1)" office:value-type="float" office:value="287094758144" calcext:value-type="float">
            <text:p>287094758144</text:p>
          </table:table-cell>
          <table:table-cell table:formula="of:=[.$G$7] * [.$F$1786] + [.$G$8]" office:value-type="float" office:value="2.5660953130573" calcext:value-type="float">
            <text:p>2.5660953130573</text:p>
          </table:table-cell>
          <table:table-cell/>
          <table:table-cell table:formula="of:=INDEX([.$C$1:.$C$2072]; 1777; 1)" office:value-type="float" office:value="188800809728" calcext:value-type="float">
            <text:p>188800809728</text:p>
          </table:table-cell>
          <table:table-cell table:formula="of:=[.$J$7] * [.$I$1786] + [.$J$8]" office:value-type="float" office:value="119.700757255778" calcext:value-type="float">
            <text:p>119.700757255778</text:p>
          </table:table-cell>
        </table:table-row>
        <table:table-row table:style-name="ro1">
          <table:table-cell office:value-type="float" office:value="287094988800" calcext:value-type="float">
            <text:p>287094988800</text:p>
          </table:table-cell>
          <table:table-cell office:value-type="float" office:value="12.1300201416016" calcext:value-type="float">
            <text:p>12.1300201416016</text:p>
          </table:table-cell>
          <table:table-cell office:value-type="float" office:value="188800785408" calcext:value-type="float">
            <text:p>188800785408</text:p>
          </table:table-cell>
          <table:table-cell office:value-type="float" office:value="118.878532409668" calcext:value-type="float">
            <text:p>118.878532409668</text:p>
          </table:table-cell>
          <table:table-cell/>
          <table:table-cell table:formula="of:=INDEX([.$A$1:.$A$2072]; 1778; 1)" office:value-type="float" office:value="287094777600" calcext:value-type="float">
            <text:p>287094777600</text:p>
          </table:table-cell>
          <table:table-cell table:formula="of:=[.$G$7] * [.$F$1787] + [.$G$8]" office:value-type="float" office:value="3.49557369947433" calcext:value-type="float">
            <text:p>3.49557369947433</text:p>
          </table:table-cell>
          <table:table-cell/>
          <table:table-cell table:formula="of:=INDEX([.$C$1:.$C$2072]; 1778; 1)" office:value-type="float" office:value="188800808192" calcext:value-type="float">
            <text:p>188800808192</text:p>
          </table:table-cell>
          <table:table-cell table:formula="of:=[.$J$7] * [.$I$1787] + [.$J$8]" office:value-type="float" office:value="119.627321694046" calcext:value-type="float">
            <text:p>119.627321694046</text:p>
          </table:table-cell>
        </table:table-row>
        <table:table-row table:style-name="ro1">
          <table:table-cell office:value-type="float" office:value="287095023872" calcext:value-type="float">
            <text:p>287095023872</text:p>
          </table:table-cell>
          <table:table-cell office:value-type="float" office:value="13.7806529998779" calcext:value-type="float">
            <text:p>13.7806529998779</text:p>
          </table:table-cell>
          <table:table-cell office:value-type="float" office:value="188800780800" calcext:value-type="float">
            <text:p>188800780800</text:p>
          </table:table-cell>
          <table:table-cell office:value-type="float" office:value="118.66584777832" calcext:value-type="float">
            <text:p>118.66584777832</text:p>
          </table:table-cell>
          <table:table-cell/>
          <table:table-cell table:formula="of:=INDEX([.$A$1:.$A$2072]; 1779; 1)" office:value-type="float" office:value="287094787840" calcext:value-type="float">
            <text:p>287094787840</text:p>
          </table:table-cell>
          <table:table-cell table:formula="of:=[.$G$7] * [.$F$1788] + [.$G$8]" office:value-type="float" office:value="3.984772849828" calcext:value-type="float">
            <text:p>3.984772849828</text:p>
          </table:table-cell>
          <table:table-cell/>
          <table:table-cell table:formula="of:=INDEX([.$C$1:.$C$2072]; 1779; 1)" office:value-type="float" office:value="188800807424" calcext:value-type="float">
            <text:p>188800807424</text:p>
          </table:table-cell>
          <table:table-cell table:formula="of:=[.$J$7] * [.$I$1788] + [.$J$8]" office:value-type="float" office:value="119.590603914112" calcext:value-type="float">
            <text:p>119.590603914112</text:p>
          </table:table-cell>
        </table:table-row>
        <table:table-row table:style-name="ro1">
          <table:table-cell office:value-type="float" office:value="287095060736" calcext:value-type="float">
            <text:p>287095060736</text:p>
          </table:table-cell>
          <table:table-cell office:value-type="float" office:value="15.5095624923706" calcext:value-type="float">
            <text:p>15.5095624923706</text:p>
          </table:table-cell>
          <table:table-cell office:value-type="float" office:value="188800776192" calcext:value-type="float">
            <text:p>188800776192</text:p>
          </table:table-cell>
          <table:table-cell office:value-type="float" office:value="118.441581726074" calcext:value-type="float">
            <text:p>118.441581726074</text:p>
          </table:table-cell>
          <table:table-cell/>
          <table:table-cell table:formula="of:=INDEX([.$A$1:.$A$2072]; 1780; 1)" office:value-type="float" office:value="287094798080" calcext:value-type="float">
            <text:p>287094798080</text:p>
          </table:table-cell>
          <table:table-cell table:formula="of:=[.$G$7] * [.$F$1789] + [.$G$8]" office:value-type="float" office:value="4.47397199831903" calcext:value-type="float">
            <text:p>4.47397199831903</text:p>
          </table:table-cell>
          <table:table-cell/>
          <table:table-cell table:formula="of:=INDEX([.$C$1:.$C$2072]; 1780; 1)" office:value-type="float" office:value="188800806656" calcext:value-type="float">
            <text:p>188800806656</text:p>
          </table:table-cell>
          <table:table-cell table:formula="of:=[.$J$7] * [.$I$1789] + [.$J$8]" office:value-type="float" office:value="119.553886134177" calcext:value-type="float">
            <text:p>119.553886134177</text:p>
          </table:table-cell>
        </table:table-row>
        <table:table-row table:style-name="ro1">
          <table:table-cell office:value-type="float" office:value="287095085824" calcext:value-type="float">
            <text:p>287095085824</text:p>
          </table:table-cell>
          <table:table-cell office:value-type="float" office:value="16.7019939422607" calcext:value-type="float">
            <text:p>16.7019939422607</text:p>
          </table:table-cell>
          <table:table-cell office:value-type="float" office:value="188800772864" calcext:value-type="float">
            <text:p>188800772864</text:p>
          </table:table-cell>
          <table:table-cell office:value-type="float" office:value="118.286666870117" calcext:value-type="float">
            <text:p>118.286666870117</text:p>
          </table:table-cell>
          <table:table-cell/>
          <table:table-cell table:formula="of:=INDEX([.$A$1:.$A$2072]; 1781; 1)" office:value-type="float" office:value="287094818560" calcext:value-type="float">
            <text:p>287094818560</text:p>
          </table:table-cell>
          <table:table-cell table:formula="of:=[.$G$7] * [.$F$1790] + [.$G$8]" office:value-type="float" office:value="5.45237029902637" calcext:value-type="float">
            <text:p>5.45237029902637</text:p>
          </table:table-cell>
          <table:table-cell/>
          <table:table-cell table:formula="of:=INDEX([.$C$1:.$C$2072]; 1781; 1)" office:value-type="float" office:value="188800805120" calcext:value-type="float">
            <text:p>188800805120</text:p>
          </table:table-cell>
          <table:table-cell table:formula="of:=[.$J$7] * [.$I$1790] + [.$J$8]" office:value-type="float" office:value="119.480450574309" calcext:value-type="float">
            <text:p>119.480450574309</text:p>
          </table:table-cell>
        </table:table-row>
        <table:table-row table:style-name="ro1">
          <table:table-cell office:value-type="float" office:value="287095123200" calcext:value-type="float">
            <text:p>287095123200</text:p>
          </table:table-cell>
          <table:table-cell office:value-type="float" office:value="18.5033645629883" calcext:value-type="float">
            <text:p>18.5033645629883</text:p>
          </table:table-cell>
          <table:table-cell office:value-type="float" office:value="188800768000" calcext:value-type="float">
            <text:p>188800768000</text:p>
          </table:table-cell>
          <table:table-cell office:value-type="float" office:value="118.052513122559" calcext:value-type="float">
            <text:p>118.052513122559</text:p>
          </table:table-cell>
          <table:table-cell/>
          <table:table-cell table:formula="of:=INDEX([.$A$1:.$A$2072]; 1782; 1)" office:value-type="float" office:value="287094829056" calcext:value-type="float">
            <text:p>287094829056</text:p>
          </table:table-cell>
          <table:table-cell table:formula="of:=[.$G$7] * [.$F$1791] + [.$G$8]" office:value-type="float" office:value="5.95379942841828" calcext:value-type="float">
            <text:p>5.95379942841828</text:p>
          </table:table-cell>
          <table:table-cell/>
          <table:table-cell table:formula="of:=INDEX([.$C$1:.$C$2072]; 1782; 1)" office:value-type="float" office:value="188800804352" calcext:value-type="float">
            <text:p>188800804352</text:p>
          </table:table-cell>
          <table:table-cell table:formula="of:=[.$J$7] * [.$I$1791] + [.$J$8]" office:value-type="float" office:value="119.443732794374" calcext:value-type="float">
            <text:p>119.443732794374</text:p>
          </table:table-cell>
        </table:table-row>
        <table:table-row table:style-name="ro1">
          <table:table-cell office:value-type="float" office:value="287095160576" calcext:value-type="float">
            <text:p>287095160576</text:p>
          </table:table-cell>
          <table:table-cell office:value-type="float" office:value="20.2995109558105" calcext:value-type="float">
            <text:p>20.2995109558105</text:p>
          </table:table-cell>
          <table:table-cell office:value-type="float" office:value="188800763136" calcext:value-type="float">
            <text:p>188800763136</text:p>
          </table:table-cell>
          <table:table-cell office:value-type="float" office:value="117.818962097168" calcext:value-type="float">
            <text:p>117.818962097168</text:p>
          </table:table-cell>
          <table:table-cell/>
          <table:table-cell table:formula="of:=INDEX([.$A$1:.$A$2072]; 1783; 1)" office:value-type="float" office:value="287094849792" calcext:value-type="float">
            <text:p>287094849792</text:p>
          </table:table-cell>
          <table:table-cell table:formula="of:=[.$G$7] * [.$F$1792] + [.$G$8]" office:value-type="float" office:value="6.94442770816386" calcext:value-type="float">
            <text:p>6.94442770816386</text:p>
          </table:table-cell>
          <table:table-cell/>
          <table:table-cell table:formula="of:=INDEX([.$C$1:.$C$2072]; 1783; 1)" office:value-type="float" office:value="188800802560" calcext:value-type="float">
            <text:p>188800802560</text:p>
          </table:table-cell>
          <table:table-cell table:formula="of:=[.$J$7] * [.$I$1792] + [.$J$8]" office:value-type="float" office:value="119.358057973906" calcext:value-type="float">
            <text:p>119.358057973906</text:p>
          </table:table-cell>
        </table:table-row>
        <table:table-row table:style-name="ro1">
          <table:table-cell office:value-type="float" office:value="287095222272" calcext:value-type="float">
            <text:p>287095222272</text:p>
          </table:table-cell>
          <table:table-cell office:value-type="float" office:value="23.275032043457" calcext:value-type="float">
            <text:p>23.275032043457</text:p>
          </table:table-cell>
          <table:table-cell office:value-type="float" office:value="188800754176" calcext:value-type="float">
            <text:p>188800754176</text:p>
          </table:table-cell>
          <table:table-cell office:value-type="float" office:value="117.424880981445" calcext:value-type="float">
            <text:p>117.424880981445</text:p>
          </table:table-cell>
          <table:table-cell/>
          <table:table-cell table:formula="of:=INDEX([.$A$1:.$A$2072]; 1784; 1)" office:value-type="float" office:value="287094860288" calcext:value-type="float">
            <text:p>287094860288</text:p>
          </table:table-cell>
          <table:table-cell table:formula="of:=[.$G$7] * [.$F$1793] + [.$G$8]" office:value-type="float" office:value="7.44585683569312" calcext:value-type="float">
            <text:p>7.44585683569312</text:p>
          </table:table-cell>
          <table:table-cell/>
          <table:table-cell table:formula="of:=INDEX([.$C$1:.$C$2072]; 1784; 1)" office:value-type="float" office:value="188800801792" calcext:value-type="float">
            <text:p>188800801792</text:p>
          </table:table-cell>
          <table:table-cell table:formula="of:=[.$J$7] * [.$I$1793] + [.$J$8]" office:value-type="float" office:value="119.321340192109" calcext:value-type="float">
            <text:p>119.321340192109</text:p>
          </table:table-cell>
        </table:table-row>
        <table:table-row table:style-name="ro1">
          <table:table-cell office:value-type="float" office:value="287095255296" calcext:value-type="float">
            <text:p>287095255296</text:p>
          </table:table-cell>
          <table:table-cell office:value-type="float" office:value="24.9414539337158" calcext:value-type="float">
            <text:p>24.9414539337158</text:p>
          </table:table-cell>
          <table:table-cell office:value-type="float" office:value="188800744448" calcext:value-type="float">
            <text:p>188800744448</text:p>
          </table:table-cell>
          <table:table-cell office:value-type="float" office:value="117.103248596191" calcext:value-type="float">
            <text:p>117.103248596191</text:p>
          </table:table-cell>
          <table:table-cell/>
          <table:table-cell table:formula="of:=INDEX([.$A$1:.$A$2072]; 1785; 1)" office:value-type="float" office:value="287094891520" calcext:value-type="float">
            <text:p>287094891520</text:p>
          </table:table-cell>
          <table:table-cell table:formula="of:=[.$G$7] * [.$F$1794] + [.$G$8]" office:value-type="float" office:value="8.93791424483061" calcext:value-type="float">
            <text:p>8.93791424483061</text:p>
          </table:table-cell>
          <table:table-cell/>
          <table:table-cell table:formula="of:=INDEX([.$C$1:.$C$2072]; 1785; 1)" office:value-type="float" office:value="188800797696" calcext:value-type="float">
            <text:p>188800797696</text:p>
          </table:table-cell>
          <table:table-cell table:formula="of:=[.$J$7] * [.$I$1794] + [.$J$8]" office:value-type="float" office:value="119.125512031838" calcext:value-type="float">
            <text:p>119.125512031838</text:p>
          </table:table-cell>
        </table:table-row>
        <table:table-row table:style-name="ro1">
          <table:table-cell office:value-type="float" office:value="287095276032" calcext:value-type="float">
            <text:p>287095276032</text:p>
          </table:table-cell>
          <table:table-cell office:value-type="float" office:value="25.9774398803711" calcext:value-type="float">
            <text:p>25.9774398803711</text:p>
          </table:table-cell>
          <table:table-cell office:value-type="float" office:value="188800735744" calcext:value-type="float">
            <text:p>188800735744</text:p>
          </table:table-cell>
          <table:table-cell office:value-type="float" office:value="116.809288024902" calcext:value-type="float">
            <text:p>116.809288024902</text:p>
          </table:table-cell>
          <table:table-cell/>
          <table:table-cell table:formula="of:=INDEX([.$A$1:.$A$2072]; 1786; 1)" office:value-type="float" office:value="287094912512" calcext:value-type="float">
            <text:p>287094912512</text:p>
          </table:table-cell>
          <table:table-cell table:formula="of:=[.$G$7] * [.$F$1795] + [.$G$8]" office:value-type="float" office:value="9.94077250175178" calcext:value-type="float">
            <text:p>9.94077250175178</text:p>
          </table:table-cell>
          <table:table-cell/>
          <table:table-cell table:formula="of:=INDEX([.$C$1:.$C$2072]; 1786; 1)" office:value-type="float" office:value="188800795392" calcext:value-type="float">
            <text:p>188800795392</text:p>
          </table:table-cell>
          <table:table-cell table:formula="of:=[.$J$7] * [.$I$1795] + [.$J$8]" office:value-type="float" office:value="119.015358690172" calcext:value-type="float">
            <text:p>119.015358690172</text:p>
          </table:table-cell>
        </table:table-row>
        <table:table-row table:style-name="ro1">
          <table:table-cell office:value-type="float" office:value="287095285504" calcext:value-type="float">
            <text:p>287095285504</text:p>
          </table:table-cell>
          <table:table-cell office:value-type="float" office:value="26.4738731384277" calcext:value-type="float">
            <text:p>26.4738731384277</text:p>
          </table:table-cell>
          <table:table-cell office:value-type="float" office:value="188800730368" calcext:value-type="float">
            <text:p>188800730368</text:p>
          </table:table-cell>
          <table:table-cell office:value-type="float" office:value="116.633491516113" calcext:value-type="float">
            <text:p>116.633491516113</text:p>
          </table:table-cell>
          <table:table-cell/>
          <table:table-cell table:formula="of:=INDEX([.$A$1:.$A$2072]; 1787; 1)" office:value-type="float" office:value="287094988800" calcext:value-type="float">
            <text:p>287094988800</text:p>
          </table:table-cell>
          <table:table-cell table:formula="of:=[.$G$7] * [.$F$1796] + [.$G$8]" office:value-type="float" office:value="13.5853061694652" calcext:value-type="float">
            <text:p>13.5853061694652</text:p>
          </table:table-cell>
          <table:table-cell/>
          <table:table-cell table:formula="of:=INDEX([.$C$1:.$C$2072]; 1787; 1)" office:value-type="float" office:value="188800785408" calcext:value-type="float">
            <text:p>188800785408</text:p>
          </table:table-cell>
          <table:table-cell table:formula="of:=[.$J$7] * [.$I$1796] + [.$J$8]" office:value-type="float" office:value="118.538027549163" calcext:value-type="float">
            <text:p>118.538027549163</text:p>
          </table:table-cell>
        </table:table-row>
        <table:table-row table:style-name="ro1">
          <table:table-cell office:value-type="float" office:value="287095303680" calcext:value-type="float">
            <text:p>287095303680</text:p>
          </table:table-cell>
          <table:table-cell office:value-type="float" office:value="27.4118576049805" calcext:value-type="float">
            <text:p>27.4118576049805</text:p>
          </table:table-cell>
          <table:table-cell office:value-type="float" office:value="188800719104" calcext:value-type="float">
            <text:p>188800719104</text:p>
          </table:table-cell>
          <table:table-cell office:value-type="float" office:value="116.213455200195" calcext:value-type="float">
            <text:p>116.213455200195</text:p>
          </table:table-cell>
          <table:table-cell/>
          <table:table-cell table:formula="of:=INDEX([.$A$1:.$A$2072]; 1788; 1)" office:value-type="float" office:value="287095023872" calcext:value-type="float">
            <text:p>287095023872</text:p>
          </table:table-cell>
          <table:table-cell table:formula="of:=[.$G$7] * [.$F$1797] + [.$G$8]" office:value-type="float" office:value="15.2608132585883" calcext:value-type="float">
            <text:p>15.2608132585883</text:p>
          </table:table-cell>
          <table:table-cell/>
          <table:table-cell table:formula="of:=INDEX([.$C$1:.$C$2072]; 1788; 1)" office:value-type="float" office:value="188800780800" calcext:value-type="float">
            <text:p>188800780800</text:p>
          </table:table-cell>
          <table:table-cell table:formula="of:=[.$J$7] * [.$I$1797] + [.$J$8]" office:value-type="float" office:value="118.317720867693" calcext:value-type="float">
            <text:p>118.317720867693</text:p>
          </table:table-cell>
        </table:table-row>
        <table:table-row table:style-name="ro1">
          <table:table-cell office:value-type="float" office:value="287095312640" calcext:value-type="float">
            <text:p>287095312640</text:p>
          </table:table-cell>
          <table:table-cell office:value-type="float" office:value="27.858715057373" calcext:value-type="float">
            <text:p>27.858715057373</text:p>
          </table:table-cell>
          <table:table-cell office:value-type="float" office:value="188800714240" calcext:value-type="float">
            <text:p>188800714240</text:p>
          </table:table-cell>
          <table:table-cell office:value-type="float" office:value="115.98380279541" calcext:value-type="float">
            <text:p>115.98380279541</text:p>
          </table:table-cell>
          <table:table-cell/>
          <table:table-cell table:formula="of:=INDEX([.$A$1:.$A$2072]; 1789; 1)" office:value-type="float" office:value="287095060736" calcext:value-type="float">
            <text:p>287095060736</text:p>
          </table:table-cell>
          <table:table-cell table:formula="of:=[.$G$7] * [.$F$1798] + [.$G$8]" office:value-type="float" office:value="17.0219301991165" calcext:value-type="float">
            <text:p>17.0219301991165</text:p>
          </table:table-cell>
          <table:table-cell/>
          <table:table-cell table:formula="of:=INDEX([.$C$1:.$C$2072]; 1789; 1)" office:value-type="float" office:value="188800776192" calcext:value-type="float">
            <text:p>188800776192</text:p>
          </table:table-cell>
          <table:table-cell table:formula="of:=[.$J$7] * [.$I$1798] + [.$J$8]" office:value-type="float" office:value="118.097414186224" calcext:value-type="float">
            <text:p>118.097414186224</text:p>
          </table:table-cell>
        </table:table-row>
        <table:table-row table:style-name="ro1">
          <table:table-cell office:value-type="float" office:value="287095321600" calcext:value-type="float">
            <text:p>287095321600</text:p>
          </table:table-cell>
          <table:table-cell office:value-type="float" office:value="28.300350189209" calcext:value-type="float">
            <text:p>28.300350189209</text:p>
          </table:table-cell>
          <table:table-cell office:value-type="float" office:value="188800709888" calcext:value-type="float">
            <text:p>188800709888</text:p>
          </table:table-cell>
          <table:table-cell office:value-type="float" office:value="115.761322021484" calcext:value-type="float">
            <text:p>115.761322021484</text:p>
          </table:table-cell>
          <table:table-cell/>
          <table:table-cell table:formula="of:=INDEX([.$A$1:.$A$2072]; 1790; 1)" office:value-type="float" office:value="287095085824" calcext:value-type="float">
            <text:p>287095085824</text:p>
          </table:table-cell>
          <table:table-cell table:formula="of:=[.$G$7] * [.$F$1799] + [.$G$8]" office:value-type="float" office:value="18.2204681169242" calcext:value-type="float">
            <text:p>18.2204681169242</text:p>
          </table:table-cell>
          <table:table-cell/>
          <table:table-cell table:formula="of:=INDEX([.$C$1:.$C$2072]; 1790; 1)" office:value-type="float" office:value="188800772864" calcext:value-type="float">
            <text:p>188800772864</text:p>
          </table:table-cell>
          <table:table-cell table:formula="of:=[.$J$7] * [.$I$1799] + [.$J$8]" office:value-type="float" office:value="117.938303804025" calcext:value-type="float">
            <text:p>117.938303804025</text:p>
          </table:table-cell>
        </table:table-row>
        <table:table-row table:style-name="ro1">
          <table:table-cell office:value-type="float" office:value="287095339008" calcext:value-type="float">
            <text:p>287095339008</text:p>
          </table:table-cell>
          <table:table-cell office:value-type="float" office:value="29.1539478302002" calcext:value-type="float">
            <text:p>29.1539478302002</text:p>
          </table:table-cell>
          <table:table-cell office:value-type="float" office:value="188800700928" calcext:value-type="float">
            <text:p>188800700928</text:p>
          </table:table-cell>
          <table:table-cell office:value-type="float" office:value="115.326904296875" calcext:value-type="float">
            <text:p>115.326904296875</text:p>
          </table:table-cell>
          <table:table-cell/>
          <table:table-cell table:formula="of:=INDEX([.$A$1:.$A$2072]; 1791; 1)" office:value-type="float" office:value="287095123200" calcext:value-type="float">
            <text:p>287095123200</text:p>
          </table:table-cell>
          <table:table-cell table:formula="of:=[.$G$7] * [.$F$1800] + [.$G$8]" office:value-type="float" office:value="20.0060450155288" calcext:value-type="float">
            <text:p>20.0060450155288</text:p>
          </table:table-cell>
          <table:table-cell/>
          <table:table-cell table:formula="of:=INDEX([.$C$1:.$C$2072]; 1791; 1)" office:value-type="float" office:value="188800768000" calcext:value-type="float">
            <text:p>188800768000</text:p>
          </table:table-cell>
          <table:table-cell table:formula="of:=[.$J$7] * [.$I$1800] + [.$J$8]" office:value-type="float" office:value="117.70575786382" calcext:value-type="float">
            <text:p>117.70575786382</text:p>
          </table:table-cell>
        </table:table-row>
        <table:table-row table:style-name="ro1">
          <table:table-cell office:value-type="float" office:value="287095347200" calcext:value-type="float">
            <text:p>287095347200</text:p>
          </table:table-cell>
          <table:table-cell office:value-type="float" office:value="29.5627002716064" calcext:value-type="float">
            <text:p>29.5627002716064</text:p>
          </table:table-cell>
          <table:table-cell office:value-type="float" office:value="188800696576" calcext:value-type="float">
            <text:p>188800696576</text:p>
          </table:table-cell>
          <table:table-cell office:value-type="float" office:value="115.113319396973" calcext:value-type="float">
            <text:p>115.113319396973</text:p>
          </table:table-cell>
          <table:table-cell/>
          <table:table-cell table:formula="of:=INDEX([.$A$1:.$A$2072]; 1792; 1)" office:value-type="float" office:value="287095160576" calcext:value-type="float">
            <text:p>287095160576</text:p>
          </table:table-cell>
          <table:table-cell table:formula="of:=[.$G$7] * [.$F$1801] + [.$G$8]" office:value-type="float" office:value="21.7916219141334" calcext:value-type="float">
            <text:p>21.7916219141334</text:p>
          </table:table-cell>
          <table:table-cell/>
          <table:table-cell table:formula="of:=INDEX([.$C$1:.$C$2072]; 1792; 1)" office:value-type="float" office:value="188800763136" calcext:value-type="float">
            <text:p>188800763136</text:p>
          </table:table-cell>
          <table:table-cell table:formula="of:=[.$J$7] * [.$I$1801] + [.$J$8]" office:value-type="float" office:value="117.473211921752" calcext:value-type="float">
            <text:p>117.473211921752</text:p>
          </table:table-cell>
        </table:table-row>
        <table:table-row table:style-name="ro1">
          <table:table-cell office:value-type="float" office:value="287095370752" calcext:value-type="float">
            <text:p>287095370752</text:p>
          </table:table-cell>
          <table:table-cell office:value-type="float" office:value="30.7153701782227" calcext:value-type="float">
            <text:p>30.7153701782227</text:p>
          </table:table-cell>
          <table:table-cell office:value-type="float" office:value="188800684288" calcext:value-type="float">
            <text:p>188800684288</text:p>
          </table:table-cell>
          <table:table-cell office:value-type="float" office:value="114.500045776367" calcext:value-type="float">
            <text:p>114.500045776367</text:p>
          </table:table-cell>
          <table:table-cell/>
          <table:table-cell table:formula="of:=INDEX([.$A$1:.$A$2072]; 1793; 1)" office:value-type="float" office:value="287095222272" calcext:value-type="float">
            <text:p>287095222272</text:p>
          </table:table-cell>
          <table:table-cell table:formula="of:=[.$G$7] * [.$F$1802] + [.$G$8]" office:value-type="float" office:value="24.739046793431" calcext:value-type="float">
            <text:p>24.739046793431</text:p>
          </table:table-cell>
          <table:table-cell/>
          <table:table-cell table:formula="of:=INDEX([.$C$1:.$C$2072]; 1793; 1)" office:value-type="float" office:value="188800754176" calcext:value-type="float">
            <text:p>188800754176</text:p>
          </table:table-cell>
          <table:table-cell table:formula="of:=[.$J$7] * [.$I$1802] + [.$J$8]" office:value-type="float" office:value="117.044837819412" calcext:value-type="float">
            <text:p>117.044837819412</text:p>
          </table:table-cell>
        </table:table-row>
        <table:table-row table:style-name="ro1">
          <table:table-cell office:value-type="float" office:value="287095377920" calcext:value-type="float">
            <text:p>287095377920</text:p>
          </table:table-cell>
          <table:table-cell office:value-type="float" office:value="31.07568359375" calcext:value-type="float">
            <text:p>31.07568359375</text:p>
          </table:table-cell>
          <table:table-cell office:value-type="float" office:value="188800680192" calcext:value-type="float">
            <text:p>188800680192</text:p>
          </table:table-cell>
          <table:table-cell office:value-type="float" office:value="114.307060241699" calcext:value-type="float">
            <text:p>114.307060241699</text:p>
          </table:table-cell>
          <table:table-cell/>
          <table:table-cell table:formula="of:=INDEX([.$A$1:.$A$2072]; 1794; 1)" office:value-type="float" office:value="287095255296" calcext:value-type="float">
            <text:p>287095255296</text:p>
          </table:table-cell>
          <table:table-cell table:formula="of:=[.$G$7] * [.$F$1803] + [.$G$8]" office:value-type="float" office:value="26.3167140521109" calcext:value-type="float">
            <text:p>26.3167140521109</text:p>
          </table:table-cell>
          <table:table-cell/>
          <table:table-cell table:formula="of:=INDEX([.$C$1:.$C$2072]; 1794; 1)" office:value-type="float" office:value="188800744448" calcext:value-type="float">
            <text:p>188800744448</text:p>
          </table:table-cell>
          <table:table-cell table:formula="of:=[.$J$7] * [.$I$1803] + [.$J$8]" office:value-type="float" office:value="116.579745937139" calcext:value-type="float">
            <text:p>116.579745937139</text:p>
          </table:table-cell>
        </table:table-row>
        <table:table-row table:style-name="ro1">
          <table:table-cell office:value-type="float" office:value="287095385088" calcext:value-type="float">
            <text:p>287095385088</text:p>
          </table:table-cell>
          <table:table-cell office:value-type="float" office:value="31.4254608154297" calcext:value-type="float">
            <text:p>31.4254608154297</text:p>
          </table:table-cell>
          <table:table-cell office:value-type="float" office:value="188800676608" calcext:value-type="float">
            <text:p>188800676608</text:p>
          </table:table-cell>
          <table:table-cell office:value-type="float" office:value="114.119575500488" calcext:value-type="float">
            <text:p>114.119575500488</text:p>
          </table:table-cell>
          <table:table-cell/>
          <table:table-cell table:formula="of:=INDEX([.$A$1:.$A$2072]; 1795; 1)" office:value-type="float" office:value="287095276032" calcext:value-type="float">
            <text:p>287095276032</text:p>
          </table:table-cell>
          <table:table-cell table:formula="of:=[.$G$7] * [.$F$1804] + [.$G$8]" office:value-type="float" office:value="27.3073423318565" calcext:value-type="float">
            <text:p>27.3073423318565</text:p>
          </table:table-cell>
          <table:table-cell/>
          <table:table-cell table:formula="of:=INDEX([.$C$1:.$C$2072]; 1795; 1)" office:value-type="float" office:value="188800735744" calcext:value-type="float">
            <text:p>188800735744</text:p>
          </table:table-cell>
          <table:table-cell table:formula="of:=[.$J$7] * [.$I$1804] + [.$J$8]" office:value-type="float" office:value="116.163611095399" calcext:value-type="float">
            <text:p>116.163611095399</text:p>
          </table:table-cell>
        </table:table-row>
        <table:table-row table:style-name="ro1">
          <table:table-cell office:value-type="float" office:value="287095399168" calcext:value-type="float">
            <text:p>287095399168</text:p>
          </table:table-cell>
          <table:table-cell office:value-type="float" office:value="32.1018180847168" calcext:value-type="float">
            <text:p>32.1018180847168</text:p>
          </table:table-cell>
          <table:table-cell office:value-type="float" office:value="188800668928" calcext:value-type="float">
            <text:p>188800668928</text:p>
          </table:table-cell>
          <table:table-cell office:value-type="float" office:value="113.756874084473" calcext:value-type="float">
            <text:p>113.756874084473</text:p>
          </table:table-cell>
          <table:table-cell/>
          <table:table-cell table:formula="of:=INDEX([.$A$1:.$A$2072]; 1796; 1)" office:value-type="float" office:value="287095285504" calcext:value-type="float">
            <text:p>287095285504</text:p>
          </table:table-cell>
          <table:table-cell table:formula="of:=[.$G$7] * [.$F$1805] + [.$G$8]" office:value-type="float" office:value="27.7598515450954" calcext:value-type="float">
            <text:p>27.7598515450954</text:p>
          </table:table-cell>
          <table:table-cell/>
          <table:table-cell table:formula="of:=INDEX([.$C$1:.$C$2072]; 1796; 1)" office:value-type="float" office:value="188800730368" calcext:value-type="float">
            <text:p>188800730368</text:p>
          </table:table-cell>
          <table:table-cell table:formula="of:=[.$J$7] * [.$I$1805] + [.$J$8]" office:value-type="float" office:value="115.906586632133" calcext:value-type="float">
            <text:p>115.906586632133</text:p>
          </table:table-cell>
        </table:table-row>
        <table:table-row table:style-name="ro1">
          <table:table-cell office:value-type="float" office:value="287095406080" calcext:value-type="float">
            <text:p>287095406080</text:p>
          </table:table-cell>
          <table:table-cell office:value-type="float" office:value="32.433292388916" calcext:value-type="float">
            <text:p>32.433292388916</text:p>
          </table:table-cell>
          <table:table-cell office:value-type="float" office:value="188800665344" calcext:value-type="float">
            <text:p>188800665344</text:p>
          </table:table-cell>
          <table:table-cell office:value-type="float" office:value="113.579086303711" calcext:value-type="float">
            <text:p>113.579086303711</text:p>
          </table:table-cell>
          <table:table-cell/>
          <table:table-cell table:formula="of:=INDEX([.$A$1:.$A$2072]; 1797; 1)" office:value-type="float" office:value="287095303680" calcext:value-type="float">
            <text:p>287095303680</text:p>
          </table:table-cell>
          <table:table-cell table:formula="of:=[.$G$7] * [.$F$1806] + [.$G$8]" office:value-type="float" office:value="28.6281800363213" calcext:value-type="float">
            <text:p>28.6281800363213</text:p>
          </table:table-cell>
          <table:table-cell/>
          <table:table-cell table:formula="of:=INDEX([.$C$1:.$C$2072]; 1797; 1)" office:value-type="float" office:value="188800719104" calcext:value-type="float">
            <text:p>188800719104</text:p>
          </table:table-cell>
          <table:table-cell table:formula="of:=[.$J$7] * [.$I$1806] + [.$J$8]" office:value-type="float" office:value="115.36805918999" calcext:value-type="float">
            <text:p>115.36805918999</text:p>
          </table:table-cell>
        </table:table-row>
        <table:table-row table:style-name="ro1">
          <table:table-cell office:value-type="float" office:value="287095439616" calcext:value-type="float">
            <text:p>287095439616</text:p>
          </table:table-cell>
          <table:table-cell office:value-type="float" office:value="34.0718955993652" calcext:value-type="float">
            <text:p>34.0718955993652</text:p>
          </table:table-cell>
          <table:table-cell office:value-type="float" office:value="188800643584" calcext:value-type="float">
            <text:p>188800643584</text:p>
          </table:table-cell>
          <table:table-cell office:value-type="float" office:value="112.642997741699" calcext:value-type="float">
            <text:p>112.642997741699</text:p>
          </table:table-cell>
          <table:table-cell/>
          <table:table-cell table:formula="of:=INDEX([.$A$1:.$A$2072]; 1798; 1)" office:value-type="float" office:value="287095312640" calcext:value-type="float">
            <text:p>287095312640</text:p>
          </table:table-cell>
          <table:table-cell table:formula="of:=[.$G$7] * [.$F$1807] + [.$G$8]" office:value-type="float" office:value="29.0562292933464" calcext:value-type="float">
            <text:p>29.0562292933464</text:p>
          </table:table-cell>
          <table:table-cell/>
          <table:table-cell table:formula="of:=INDEX([.$C$1:.$C$2072]; 1798; 1)" office:value-type="float" office:value="188800714240" calcext:value-type="float">
            <text:p>188800714240</text:p>
          </table:table-cell>
          <table:table-cell table:formula="of:=[.$J$7] * [.$I$1807] + [.$J$8]" office:value-type="float" office:value="115.135513247922" calcext:value-type="float">
            <text:p>115.135513247922</text:p>
          </table:table-cell>
        </table:table-row>
        <table:table-row table:style-name="ro1">
          <table:table-cell office:value-type="float" office:value="287095446016" calcext:value-type="float">
            <text:p>287095446016</text:p>
          </table:table-cell>
          <table:table-cell office:value-type="float" office:value="34.3931655883789" calcext:value-type="float">
            <text:p>34.3931655883789</text:p>
          </table:table-cell>
          <table:table-cell office:value-type="float" office:value="188800638208" calcext:value-type="float">
            <text:p>188800638208</text:p>
          </table:table-cell>
          <table:table-cell office:value-type="float" office:value="112.427711486816" calcext:value-type="float">
            <text:p>112.427711486816</text:p>
          </table:table-cell>
          <table:table-cell/>
          <table:table-cell table:formula="of:=INDEX([.$A$1:.$A$2072]; 1799; 1)" office:value-type="float" office:value="287095321600" calcext:value-type="float">
            <text:p>287095321600</text:p>
          </table:table-cell>
          <table:table-cell table:formula="of:=[.$G$7] * [.$F$1808] + [.$G$8]" office:value-type="float" office:value="29.4842785485089" calcext:value-type="float">
            <text:p>29.4842785485089</text:p>
          </table:table-cell>
          <table:table-cell/>
          <table:table-cell table:formula="of:=INDEX([.$C$1:.$C$2072]; 1799; 1)" office:value-type="float" office:value="188800709888" calcext:value-type="float">
            <text:p>188800709888</text:p>
          </table:table-cell>
          <table:table-cell table:formula="of:=[.$J$7] * [.$I$1808] + [.$J$8]" office:value-type="float" office:value="114.927445827052" calcext:value-type="float">
            <text:p>114.927445827052</text:p>
          </table:table-cell>
        </table:table-row>
        <table:table-row table:style-name="ro1">
          <table:table-cell office:value-type="float" office:value="287095452160" calcext:value-type="float">
            <text:p>287095452160</text:p>
          </table:table-cell>
          <table:table-cell office:value-type="float" office:value="34.7086334228516" calcext:value-type="float">
            <text:p>34.7086334228516</text:p>
          </table:table-cell>
          <table:table-cell office:value-type="float" office:value="188800632576" calcext:value-type="float">
            <text:p>188800632576</text:p>
          </table:table-cell>
          <table:table-cell office:value-type="float" office:value="112.197280883789" calcext:value-type="float">
            <text:p>112.197280883789</text:p>
          </table:table-cell>
          <table:table-cell/>
          <table:table-cell table:formula="of:=INDEX([.$A$1:.$A$2072]; 1800; 1)" office:value-type="float" office:value="287095339008" calcext:value-type="float">
            <text:p>287095339008</text:p>
          </table:table-cell>
          <table:table-cell table:formula="of:=[.$G$7] * [.$F$1809] + [.$G$8]" office:value-type="float" office:value="30.3159171044827" calcext:value-type="float">
            <text:p>30.3159171044827</text:p>
          </table:table-cell>
          <table:table-cell/>
          <table:table-cell table:formula="of:=INDEX([.$C$1:.$C$2072]; 1800; 1)" office:value-type="float" office:value="188800700928" calcext:value-type="float">
            <text:p>188800700928</text:p>
          </table:table-cell>
          <table:table-cell table:formula="of:=[.$J$7] * [.$I$1809] + [.$J$8]" office:value-type="float" office:value="114.499071724713" calcext:value-type="float">
            <text:p>114.499071724713</text:p>
          </table:table-cell>
        </table:table-row>
        <table:table-row table:style-name="ro1">
          <table:table-cell office:value-type="float" office:value="287095469056" calcext:value-type="float">
            <text:p>287095469056</text:p>
          </table:table-cell>
          <table:table-cell office:value-type="float" office:value="35.6133918762207" calcext:value-type="float">
            <text:p>35.6133918762207</text:p>
          </table:table-cell>
          <table:table-cell office:value-type="float" office:value="188800613632" calcext:value-type="float">
            <text:p>188800613632</text:p>
          </table:table-cell>
          <table:table-cell office:value-type="float" office:value="111.417068481445" calcext:value-type="float">
            <text:p>111.417068481445</text:p>
          </table:table-cell>
          <table:table-cell/>
          <table:table-cell table:formula="of:=INDEX([.$A$1:.$A$2072]; 1801; 1)" office:value-type="float" office:value="287095347200" calcext:value-type="float">
            <text:p>287095347200</text:p>
          </table:table-cell>
          <table:table-cell table:formula="of:=[.$G$7] * [.$F$1810] + [.$G$8]" office:value-type="float" office:value="30.7072764243931" calcext:value-type="float">
            <text:p>30.7072764243931</text:p>
          </table:table-cell>
          <table:table-cell/>
          <table:table-cell table:formula="of:=INDEX([.$C$1:.$C$2072]; 1801; 1)" office:value-type="float" office:value="188800696576" calcext:value-type="float">
            <text:p>188800696576</text:p>
          </table:table-cell>
          <table:table-cell table:formula="of:=[.$J$7] * [.$I$1810] + [.$J$8]" office:value-type="float" office:value="114.291004303843" calcext:value-type="float">
            <text:p>114.291004303843</text:p>
          </table:table-cell>
        </table:table-row>
        <table:table-row table:style-name="ro1">
          <table:table-cell office:value-type="float" office:value="287095474944" calcext:value-type="float">
            <text:p>287095474944</text:p>
          </table:table-cell>
          <table:table-cell office:value-type="float" office:value="35.8988227844238" calcext:value-type="float">
            <text:p>35.8988227844238</text:p>
          </table:table-cell>
          <table:table-cell office:value-type="float" office:value="188800607744" calcext:value-type="float">
            <text:p>188800607744</text:p>
          </table:table-cell>
          <table:table-cell office:value-type="float" office:value="111.137763977051" calcext:value-type="float">
            <text:p>111.137763977051</text:p>
          </table:table-cell>
          <table:table-cell/>
          <table:table-cell table:formula="of:=INDEX([.$A$1:.$A$2072]; 1802; 1)" office:value-type="float" office:value="287095370752" calcext:value-type="float">
            <text:p>287095370752</text:p>
          </table:table-cell>
          <table:table-cell table:formula="of:=[.$G$7] * [.$F$1811] + [.$G$8]" office:value-type="float" office:value="31.832434469834" calcext:value-type="float">
            <text:p>31.832434469834</text:p>
          </table:table-cell>
          <table:table-cell/>
          <table:table-cell table:formula="of:=INDEX([.$C$1:.$C$2072]; 1802; 1)" office:value-type="float" office:value="188800684288" calcext:value-type="float">
            <text:p>188800684288</text:p>
          </table:table-cell>
          <table:table-cell table:formula="of:=[.$J$7] * [.$I$1811] + [.$J$8]" office:value-type="float" office:value="113.703519819304" calcext:value-type="float">
            <text:p>113.703519819304</text:p>
          </table:table-cell>
        </table:table-row>
        <table:table-row table:style-name="ro1">
          <table:table-cell office:value-type="float" office:value="287095481088" calcext:value-type="float">
            <text:p>287095481088</text:p>
          </table:table-cell>
          <table:table-cell office:value-type="float" office:value="36.1916542053223" calcext:value-type="float">
            <text:p>36.1916542053223</text:p>
          </table:table-cell>
          <table:table-cell office:value-type="float" office:value="188800602368" calcext:value-type="float">
            <text:p>188800602368</text:p>
          </table:table-cell>
          <table:table-cell office:value-type="float" office:value="110.866889953613" calcext:value-type="float">
            <text:p>110.866889953613</text:p>
          </table:table-cell>
          <table:table-cell/>
          <table:table-cell table:formula="of:=INDEX([.$A$1:.$A$2072]; 1803; 1)" office:value-type="float" office:value="287095377920" calcext:value-type="float">
            <text:p>287095377920</text:p>
          </table:table-cell>
          <table:table-cell table:formula="of:=[.$G$7] * [.$F$1812] + [.$G$8]" office:value-type="float" office:value="32.1748738754541" calcext:value-type="float">
            <text:p>32.1748738754541</text:p>
          </table:table-cell>
          <table:table-cell/>
          <table:table-cell table:formula="of:=INDEX([.$C$1:.$C$2072]; 1803; 1)" office:value-type="float" office:value="188800680192" calcext:value-type="float">
            <text:p>188800680192</text:p>
          </table:table-cell>
          <table:table-cell table:formula="of:=[.$J$7] * [.$I$1812] + [.$J$8]" office:value-type="float" office:value="113.507691659033" calcext:value-type="float">
            <text:p>113.507691659033</text:p>
          </table:table-cell>
        </table:table-row>
        <table:table-row table:style-name="ro1">
          <table:table-cell office:value-type="float" office:value="287095499776" calcext:value-type="float">
            <text:p>287095499776</text:p>
          </table:table-cell>
          <table:table-cell office:value-type="float" office:value="37.0773239135742" calcext:value-type="float">
            <text:p>37.0773239135742</text:p>
          </table:table-cell>
          <table:table-cell office:value-type="float" office:value="188800585472" calcext:value-type="float">
            <text:p>188800585472</text:p>
          </table:table-cell>
          <table:table-cell office:value-type="float" office:value="110.065277099609" calcext:value-type="float">
            <text:p>110.065277099609</text:p>
          </table:table-cell>
          <table:table-cell/>
          <table:table-cell table:formula="of:=INDEX([.$A$1:.$A$2072]; 1804; 1)" office:value-type="float" office:value="287095385088" calcext:value-type="float">
            <text:p>287095385088</text:p>
          </table:table-cell>
          <table:table-cell table:formula="of:=[.$G$7] * [.$F$1813] + [.$G$8]" office:value-type="float" office:value="32.5173132792115" calcext:value-type="float">
            <text:p>32.5173132792115</text:p>
          </table:table-cell>
          <table:table-cell/>
          <table:table-cell table:formula="of:=INDEX([.$C$1:.$C$2072]; 1804; 1)" office:value-type="float" office:value="188800676608" calcext:value-type="float">
            <text:p>188800676608</text:p>
          </table:table-cell>
          <table:table-cell table:formula="of:=[.$J$7] * [.$I$1813] + [.$J$8]" office:value-type="float" office:value="113.336342018098" calcext:value-type="float">
            <text:p>113.336342018098</text:p>
          </table:table-cell>
        </table:table-row>
        <table:table-row table:style-name="ro1">
          <table:table-cell office:value-type="float" office:value="287095505920" calcext:value-type="float">
            <text:p>287095505920</text:p>
          </table:table-cell>
          <table:table-cell office:value-type="float" office:value="37.3709335327148" calcext:value-type="float">
            <text:p>37.3709335327148</text:p>
          </table:table-cell>
          <table:table-cell office:value-type="float" office:value="188800579840" calcext:value-type="float">
            <text:p>188800579840</text:p>
          </table:table-cell>
          <table:table-cell office:value-type="float" office:value="109.797554016113" calcext:value-type="float">
            <text:p>109.797554016113</text:p>
          </table:table-cell>
          <table:table-cell/>
          <table:table-cell table:formula="of:=INDEX([.$A$1:.$A$2072]; 1805; 1)" office:value-type="float" office:value="287095399168" calcext:value-type="float">
            <text:p>287095399168</text:p>
          </table:table-cell>
          <table:table-cell table:formula="of:=[.$G$7] * [.$F$1814] + [.$G$8]" office:value-type="float" office:value="33.1899621114135" calcext:value-type="float">
            <text:p>33.1899621114135</text:p>
          </table:table-cell>
          <table:table-cell/>
          <table:table-cell table:formula="of:=INDEX([.$C$1:.$C$2072]; 1805; 1)" office:value-type="float" office:value="188800668928" calcext:value-type="float">
            <text:p>188800668928</text:p>
          </table:table-cell>
          <table:table-cell table:formula="of:=[.$J$7] * [.$I$1814] + [.$J$8]" office:value-type="float" office:value="112.969164215028" calcext:value-type="float">
            <text:p>112.969164215028</text:p>
          </table:table-cell>
        </table:table-row>
        <table:table-row table:style-name="ro1">
          <table:table-cell office:value-type="float" office:value="287095512064" calcext:value-type="float">
            <text:p>287095512064</text:p>
          </table:table-cell>
          <table:table-cell office:value-type="float" office:value="37.6641235351562" calcext:value-type="float">
            <text:p>37.6641235351562</text:p>
          </table:table-cell>
          <table:table-cell office:value-type="float" office:value="188800574464" calcext:value-type="float">
            <text:p>188800574464</text:p>
          </table:table-cell>
          <table:table-cell office:value-type="float" office:value="109.529594421387" calcext:value-type="float">
            <text:p>109.529594421387</text:p>
          </table:table-cell>
          <table:table-cell/>
          <table:table-cell table:formula="of:=INDEX([.$A$1:.$A$2072]; 1806; 1)" office:value-type="float" office:value="287095406080" calcext:value-type="float">
            <text:p>287095406080</text:p>
          </table:table-cell>
          <table:table-cell table:formula="of:=[.$G$7] * [.$F$1815] + [.$G$8]" office:value-type="float" office:value="33.5201715379953" calcext:value-type="float">
            <text:p>33.5201715379953</text:p>
          </table:table-cell>
          <table:table-cell/>
          <table:table-cell table:formula="of:=INDEX([.$C$1:.$C$2072]; 1806; 1)" office:value-type="float" office:value="188800665344" calcext:value-type="float">
            <text:p>188800665344</text:p>
          </table:table-cell>
          <table:table-cell table:formula="of:=[.$J$7] * [.$I$1815] + [.$J$8]" office:value-type="float" office:value="112.797814574093" calcext:value-type="float">
            <text:p>112.797814574093</text:p>
          </table:table-cell>
        </table:table-row>
        <table:table-row table:style-name="ro1">
          <table:table-cell office:value-type="float" office:value="287095518208" calcext:value-type="float">
            <text:p>287095518208</text:p>
          </table:table-cell>
          <table:table-cell office:value-type="float" office:value="37.9567413330078" calcext:value-type="float">
            <text:p>37.9567413330078</text:p>
          </table:table-cell>
          <table:table-cell office:value-type="float" office:value="188800568832" calcext:value-type="float">
            <text:p>188800568832</text:p>
          </table:table-cell>
          <table:table-cell office:value-type="float" office:value="109.261901855469" calcext:value-type="float">
            <text:p>109.261901855469</text:p>
          </table:table-cell>
          <table:table-cell/>
          <table:table-cell table:formula="of:=INDEX([.$A$1:.$A$2072]; 1807; 1)" office:value-type="float" office:value="287095439616" calcext:value-type="float">
            <text:p>287095439616</text:p>
          </table:table-cell>
          <table:table-cell table:formula="of:=[.$G$7] * [.$F$1816] + [.$G$8]" office:value-type="float" office:value="35.1222987547517" calcext:value-type="float">
            <text:p>35.1222987547517</text:p>
          </table:table-cell>
          <table:table-cell/>
          <table:table-cell table:formula="of:=INDEX([.$C$1:.$C$2072]; 1807; 1)" office:value-type="float" office:value="188800643584" calcext:value-type="float">
            <text:p>188800643584</text:p>
          </table:table-cell>
          <table:table-cell table:formula="of:=[.$J$7] * [.$I$1816] + [.$J$8]" office:value-type="float" office:value="111.757477469742" calcext:value-type="float">
            <text:p>111.757477469742</text:p>
          </table:table-cell>
        </table:table-row>
        <table:table-row table:style-name="ro1">
          <table:table-cell office:value-type="float" office:value="287095531008" calcext:value-type="float">
            <text:p>287095531008</text:p>
          </table:table-cell>
          <table:table-cell office:value-type="float" office:value="38.5490112304687" calcext:value-type="float">
            <text:p>38.5490112304687</text:p>
          </table:table-cell>
          <table:table-cell office:value-type="float" office:value="188800557056" calcext:value-type="float">
            <text:p>188800557056</text:p>
          </table:table-cell>
          <table:table-cell office:value-type="float" office:value="108.719711303711" calcext:value-type="float">
            <text:p>108.719711303711</text:p>
          </table:table-cell>
          <table:table-cell/>
          <table:table-cell table:formula="of:=INDEX([.$A$1:.$A$2072]; 1808; 1)" office:value-type="float" office:value="287095446016" calcext:value-type="float">
            <text:p>287095446016</text:p>
          </table:table-cell>
          <table:table-cell table:formula="of:=[.$G$7] * [.$F$1817] + [.$G$8]" office:value-type="float" office:value="35.4280482232571" calcext:value-type="float">
            <text:p>35.4280482232571</text:p>
          </table:table-cell>
          <table:table-cell/>
          <table:table-cell table:formula="of:=INDEX([.$C$1:.$C$2072]; 1808; 1)" office:value-type="float" office:value="188800638208" calcext:value-type="float">
            <text:p>188800638208</text:p>
          </table:table-cell>
          <table:table-cell table:formula="of:=[.$J$7] * [.$I$1817] + [.$J$8]" office:value-type="float" office:value="111.500453008339" calcext:value-type="float">
            <text:p>111.500453008339</text:p>
          </table:table-cell>
        </table:table-row>
        <table:table-row table:style-name="ro1">
          <table:table-cell office:value-type="float" office:value="287095537664" calcext:value-type="float">
            <text:p>287095537664</text:p>
          </table:table-cell>
          <table:table-cell office:value-type="float" office:value="38.8598136901855" calcext:value-type="float">
            <text:p>38.8598136901855</text:p>
          </table:table-cell>
          <table:table-cell office:value-type="float" office:value="188800550912" calcext:value-type="float">
            <text:p>188800550912</text:p>
          </table:table-cell>
          <table:table-cell office:value-type="float" office:value="108.435165405273" calcext:value-type="float">
            <text:p>108.435165405273</text:p>
          </table:table-cell>
          <table:table-cell/>
          <table:table-cell table:formula="of:=INDEX([.$A$1:.$A$2072]; 1809; 1)" office:value-type="float" office:value="287095452160" calcext:value-type="float">
            <text:p>287095452160</text:p>
          </table:table-cell>
          <table:table-cell table:formula="of:=[.$G$7] * [.$F$1818] + [.$G$8]" office:value-type="float" office:value="35.7215677127242" calcext:value-type="float">
            <text:p>35.7215677127242</text:p>
          </table:table-cell>
          <table:table-cell/>
          <table:table-cell table:formula="of:=INDEX([.$C$1:.$C$2072]; 1809; 1)" office:value-type="float" office:value="188800632576" calcext:value-type="float">
            <text:p>188800632576</text:p>
          </table:table-cell>
          <table:table-cell table:formula="of:=[.$J$7] * [.$I$1818] + [.$J$8]" office:value-type="float" office:value="111.231189286336" calcext:value-type="float">
            <text:p>111.231189286336</text:p>
          </table:table-cell>
        </table:table-row>
        <table:table-row table:style-name="ro1">
          <table:table-cell office:value-type="float" office:value="287095544832" calcext:value-type="float">
            <text:p>287095544832</text:p>
          </table:table-cell>
          <table:table-cell office:value-type="float" office:value="39.181224822998" calcext:value-type="float">
            <text:p>39.181224822998</text:p>
          </table:table-cell>
          <table:table-cell office:value-type="float" office:value="188800544768" calcext:value-type="float">
            <text:p>188800544768</text:p>
          </table:table-cell>
          <table:table-cell office:value-type="float" office:value="108.140869140625" calcext:value-type="float">
            <text:p>108.140869140625</text:p>
          </table:table-cell>
          <table:table-cell/>
          <table:table-cell table:formula="of:=INDEX([.$A$1:.$A$2072]; 1810; 1)" office:value-type="float" office:value="287095469056" calcext:value-type="float">
            <text:p>287095469056</text:p>
          </table:table-cell>
          <table:table-cell table:formula="of:=[.$G$7] * [.$F$1819] + [.$G$8]" office:value-type="float" office:value="36.5287463106215" calcext:value-type="float">
            <text:p>36.5287463106215</text:p>
          </table:table-cell>
          <table:table-cell/>
          <table:table-cell table:formula="of:=INDEX([.$C$1:.$C$2072]; 1810; 1)" office:value-type="float" office:value="188800613632" calcext:value-type="float">
            <text:p>188800613632</text:p>
          </table:table-cell>
          <table:table-cell table:formula="of:=[.$J$7] * [.$I$1819] + [.$J$8]" office:value-type="float" office:value="110.325484041125" calcext:value-type="float">
            <text:p>110.325484041125</text:p>
          </table:table-cell>
        </table:table-row>
        <table:table-row table:style-name="ro1">
          <table:table-cell office:value-type="float" office:value="287095552768" calcext:value-type="float">
            <text:p>287095552768</text:p>
          </table:table-cell>
          <table:table-cell office:value-type="float" office:value="39.5174713134766" calcext:value-type="float">
            <text:p>39.5174713134766</text:p>
          </table:table-cell>
          <table:table-cell office:value-type="float" office:value="188800538880" calcext:value-type="float">
            <text:p>188800538880</text:p>
          </table:table-cell>
          <table:table-cell office:value-type="float" office:value="107.84334564209" calcext:value-type="float">
            <text:p>107.84334564209</text:p>
          </table:table-cell>
          <table:table-cell/>
          <table:table-cell table:formula="of:=INDEX([.$A$1:.$A$2072]; 1811; 1)" office:value-type="float" office:value="287095474944" calcext:value-type="float">
            <text:p>287095474944</text:p>
          </table:table-cell>
          <table:table-cell table:formula="of:=[.$G$7] * [.$F$1820] + [.$G$8]" office:value-type="float" office:value="36.810035822913" calcext:value-type="float">
            <text:p>36.810035822913</text:p>
          </table:table-cell>
          <table:table-cell/>
          <table:table-cell table:formula="of:=INDEX([.$C$1:.$C$2072]; 1811; 1)" office:value-type="float" office:value="188800607744" calcext:value-type="float">
            <text:p>188800607744</text:p>
          </table:table-cell>
          <table:table-cell table:formula="of:=[.$J$7] * [.$I$1820] + [.$J$8]" office:value-type="float" office:value="110.043981058523" calcext:value-type="float">
            <text:p>110.043981058523</text:p>
          </table:table-cell>
        </table:table-row>
        <table:table-row table:style-name="ro1">
          <table:table-cell office:value-type="float" office:value="287095577856" calcext:value-type="float">
            <text:p>287095577856</text:p>
          </table:table-cell>
          <table:table-cell office:value-type="float" office:value="40.6233558654785" calcext:value-type="float">
            <text:p>40.6233558654785</text:p>
          </table:table-cell>
          <table:table-cell office:value-type="float" office:value="188800521216" calcext:value-type="float">
            <text:p>188800521216</text:p>
          </table:table-cell>
          <table:table-cell office:value-type="float" office:value="106.948844909668" calcext:value-type="float">
            <text:p>106.948844909668</text:p>
          </table:table-cell>
          <table:table-cell/>
          <table:table-cell table:formula="of:=INDEX([.$A$1:.$A$2072]; 1812; 1)" office:value-type="float" office:value="287095481088" calcext:value-type="float">
            <text:p>287095481088</text:p>
          </table:table-cell>
          <table:table-cell table:formula="of:=[.$G$7] * [.$F$1821] + [.$G$8]" office:value-type="float" office:value="37.1035553123802" calcext:value-type="float">
            <text:p>37.1035553123802</text:p>
          </table:table-cell>
          <table:table-cell/>
          <table:table-cell table:formula="of:=INDEX([.$C$1:.$C$2072]; 1812; 1)" office:value-type="float" office:value="188800602368" calcext:value-type="float">
            <text:p>188800602368</text:p>
          </table:table-cell>
          <table:table-cell table:formula="of:=[.$J$7] * [.$I$1821] + [.$J$8]" office:value-type="float" office:value="109.78695659712" calcext:value-type="float">
            <text:p>109.78695659712</text:p>
          </table:table-cell>
        </table:table-row>
        <table:table-row table:style-name="ro1">
          <table:table-cell office:value-type="float" office:value="287095596800" calcext:value-type="float">
            <text:p>287095596800</text:p>
          </table:table-cell>
          <table:table-cell office:value-type="float" office:value="41.4458961486816" calcext:value-type="float">
            <text:p>41.4458961486816</text:p>
          </table:table-cell>
          <table:table-cell office:value-type="float" office:value="188800511232" calcext:value-type="float">
            <text:p>188800511232</text:p>
          </table:table-cell>
          <table:table-cell office:value-type="float" office:value="106.37158203125" calcext:value-type="float">
            <text:p>106.37158203125</text:p>
          </table:table-cell>
          <table:table-cell/>
          <table:table-cell table:formula="of:=INDEX([.$A$1:.$A$2072]; 1813; 1)" office:value-type="float" office:value="287095499776" calcext:value-type="float">
            <text:p>287095499776</text:p>
          </table:table-cell>
          <table:table-cell table:formula="of:=[.$G$7] * [.$F$1822] + [.$G$8]" office:value-type="float" office:value="37.9963437616825" calcext:value-type="float">
            <text:p>37.9963437616825</text:p>
          </table:table-cell>
          <table:table-cell/>
          <table:table-cell table:formula="of:=INDEX([.$C$1:.$C$2072]; 1813; 1)" office:value-type="float" office:value="188800585472" calcext:value-type="float">
            <text:p>188800585472</text:p>
          </table:table-cell>
          <table:table-cell table:formula="of:=[.$J$7] * [.$I$1822] + [.$J$8]" office:value-type="float" office:value="108.979165432975" calcext:value-type="float">
            <text:p>108.979165432975</text:p>
          </table:table-cell>
        </table:table-row>
        <table:table-row table:style-name="ro1">
          <table:table-cell office:value-type="float" office:value="287095607040" calcext:value-type="float">
            <text:p>287095607040</text:p>
          </table:table-cell>
          <table:table-cell office:value-type="float" office:value="41.8858528137207" calcext:value-type="float">
            <text:p>41.8858528137207</text:p>
          </table:table-cell>
          <table:table-cell office:value-type="float" office:value="188800506624" calcext:value-type="float">
            <text:p>188800506624</text:p>
          </table:table-cell>
          <table:table-cell office:value-type="float" office:value="106.098281860352" calcext:value-type="float">
            <text:p>106.098281860352</text:p>
          </table:table-cell>
          <table:table-cell/>
          <table:table-cell table:formula="of:=INDEX([.$A$1:.$A$2072]; 1814; 1)" office:value-type="float" office:value="287095505920" calcext:value-type="float">
            <text:p>287095505920</text:p>
          </table:table-cell>
          <table:table-cell table:formula="of:=[.$G$7] * [.$F$1823] + [.$G$8]" office:value-type="float" office:value="38.2898632511497" calcext:value-type="float">
            <text:p>38.2898632511497</text:p>
          </table:table-cell>
          <table:table-cell/>
          <table:table-cell table:formula="of:=INDEX([.$C$1:.$C$2072]; 1814; 1)" office:value-type="float" office:value="188800579840" calcext:value-type="float">
            <text:p>188800579840</text:p>
          </table:table-cell>
          <table:table-cell table:formula="of:=[.$J$7] * [.$I$1823] + [.$J$8]" office:value-type="float" office:value="108.709901710972" calcext:value-type="float">
            <text:p>108.709901710972</text:p>
          </table:table-cell>
        </table:table-row>
        <table:table-row table:style-name="ro1">
          <table:table-cell office:value-type="float" office:value="287095617536" calcext:value-type="float">
            <text:p>287095617536</text:p>
          </table:table-cell>
          <table:table-cell office:value-type="float" office:value="42.3452415466309" calcext:value-type="float">
            <text:p>42.3452415466309</text:p>
          </table:table-cell>
          <table:table-cell office:value-type="float" office:value="188800503040" calcext:value-type="float">
            <text:p>188800503040</text:p>
          </table:table-cell>
          <table:table-cell office:value-type="float" office:value="105.84171295166" calcext:value-type="float">
            <text:p>105.84171295166</text:p>
          </table:table-cell>
          <table:table-cell/>
          <table:table-cell table:formula="of:=INDEX([.$A$1:.$A$2072]; 1815; 1)" office:value-type="float" office:value="287095512064" calcext:value-type="float">
            <text:p>287095512064</text:p>
          </table:table-cell>
          <table:table-cell table:formula="of:=[.$G$7] * [.$F$1824] + [.$G$8]" office:value-type="float" office:value="38.5833827424794" calcext:value-type="float">
            <text:p>38.5833827424794</text:p>
          </table:table-cell>
          <table:table-cell/>
          <table:table-cell table:formula="of:=INDEX([.$C$1:.$C$2072]; 1815; 1)" office:value-type="float" office:value="188800574464" calcext:value-type="float">
            <text:p>188800574464</text:p>
          </table:table-cell>
          <table:table-cell table:formula="of:=[.$J$7] * [.$I$1824] + [.$J$8]" office:value-type="float" office:value="108.452877249569" calcext:value-type="float">
            <text:p>108.452877249569</text:p>
          </table:table-cell>
        </table:table-row>
        <table:table-row table:style-name="ro1">
          <table:table-cell office:value-type="float" office:value="287095650816" calcext:value-type="float">
            <text:p>287095650816</text:p>
          </table:table-cell>
          <table:table-cell office:value-type="float" office:value="43.8375778198242" calcext:value-type="float">
            <text:p>43.8375778198242</text:p>
          </table:table-cell>
          <table:table-cell office:value-type="float" office:value="188800492544" calcext:value-type="float">
            <text:p>188800492544</text:p>
          </table:table-cell>
          <table:table-cell office:value-type="float" office:value="105.195587158203" calcext:value-type="float">
            <text:p>105.195587158203</text:p>
          </table:table-cell>
          <table:table-cell/>
          <table:table-cell table:formula="of:=INDEX([.$A$1:.$A$2072]; 1816; 1)" office:value-type="float" office:value="287095518208" calcext:value-type="float">
            <text:p>287095518208</text:p>
          </table:table-cell>
          <table:table-cell table:formula="of:=[.$G$7] * [.$F$1825] + [.$G$8]" office:value-type="float" office:value="38.8769022319466" calcext:value-type="float">
            <text:p>38.8769022319466</text:p>
          </table:table-cell>
          <table:table-cell/>
          <table:table-cell table:formula="of:=INDEX([.$C$1:.$C$2072]; 1816; 1)" office:value-type="float" office:value="188800568832" calcext:value-type="float">
            <text:p>188800568832</text:p>
          </table:table-cell>
          <table:table-cell table:formula="of:=[.$J$7] * [.$I$1825] + [.$J$8]" office:value-type="float" office:value="108.183613527566" calcext:value-type="float">
            <text:p>108.183613527566</text:p>
          </table:table-cell>
        </table:table-row>
        <table:table-row table:style-name="ro1">
          <table:table-cell office:value-type="float" office:value="287095673600" calcext:value-type="float">
            <text:p>287095673600</text:p>
          </table:table-cell>
          <table:table-cell office:value-type="float" office:value="44.8992385864258" calcext:value-type="float">
            <text:p>44.8992385864258</text:p>
          </table:table-cell>
          <table:table-cell office:value-type="float" office:value="188800484096" calcext:value-type="float">
            <text:p>188800484096</text:p>
          </table:table-cell>
          <table:table-cell office:value-type="float" office:value="104.776992797852" calcext:value-type="float">
            <text:p>104.776992797852</text:p>
          </table:table-cell>
          <table:table-cell/>
          <table:table-cell table:formula="of:=INDEX([.$A$1:.$A$2072]; 1817; 1)" office:value-type="float" office:value="287095531008" calcext:value-type="float">
            <text:p>287095531008</text:p>
          </table:table-cell>
          <table:table-cell table:formula="of:=[.$G$7] * [.$F$1826] + [.$G$8]" office:value-type="float" office:value="39.4884011689574" calcext:value-type="float">
            <text:p>39.4884011689574</text:p>
          </table:table-cell>
          <table:table-cell/>
          <table:table-cell table:formula="of:=INDEX([.$C$1:.$C$2072]; 1817; 1)" office:value-type="float" office:value="188800557056" calcext:value-type="float">
            <text:p>188800557056</text:p>
          </table:table-cell>
          <table:table-cell table:formula="of:=[.$J$7] * [.$I$1826] + [.$J$8]" office:value-type="float" office:value="107.620607564226" calcext:value-type="float">
            <text:p>107.620607564226</text:p>
          </table:table-cell>
        </table:table-row>
        <table:table-row table:style-name="ro1">
          <table:table-cell office:value-type="float" office:value="287095697408" calcext:value-type="float">
            <text:p>287095697408</text:p>
          </table:table-cell>
          <table:table-cell office:value-type="float" office:value="46.0121726989746" calcext:value-type="float">
            <text:p>46.0121726989746</text:p>
          </table:table-cell>
          <table:table-cell office:value-type="float" office:value="188800475392" calcext:value-type="float">
            <text:p>188800475392</text:p>
          </table:table-cell>
          <table:table-cell office:value-type="float" office:value="104.362152099609" calcext:value-type="float">
            <text:p>104.362152099609</text:p>
          </table:table-cell>
          <table:table-cell/>
          <table:table-cell table:formula="of:=INDEX([.$A$1:.$A$2072]; 1818; 1)" office:value-type="float" office:value="287095537664" calcext:value-type="float">
            <text:p>287095537664</text:p>
          </table:table-cell>
          <table:table-cell table:formula="of:=[.$G$7] * [.$F$1827] + [.$G$8]" office:value-type="float" office:value="39.806380616501" calcext:value-type="float">
            <text:p>39.806380616501</text:p>
          </table:table-cell>
          <table:table-cell/>
          <table:table-cell table:formula="of:=INDEX([.$C$1:.$C$2072]; 1818; 1)" office:value-type="float" office:value="188800550912" calcext:value-type="float">
            <text:p>188800550912</text:p>
          </table:table-cell>
          <table:table-cell table:formula="of:=[.$J$7] * [.$I$1827] + [.$J$8]" office:value-type="float" office:value="107.326865322888" calcext:value-type="float">
            <text:p>107.326865322888</text:p>
          </table:table-cell>
        </table:table-row>
        <table:table-row table:style-name="ro1">
          <table:table-cell office:value-type="float" office:value="287095709696" calcext:value-type="float">
            <text:p>287095709696</text:p>
          </table:table-cell>
          <table:table-cell office:value-type="float" office:value="46.5876007080078" calcext:value-type="float">
            <text:p>46.5876007080078</text:p>
          </table:table-cell>
          <table:table-cell office:value-type="float" office:value="188800471040" calcext:value-type="float">
            <text:p>188800471040</text:p>
          </table:table-cell>
          <table:table-cell office:value-type="float" office:value="104.156921386719" calcext:value-type="float">
            <text:p>104.156921386719</text:p>
          </table:table-cell>
          <table:table-cell/>
          <table:table-cell table:formula="of:=INDEX([.$A$1:.$A$2072]; 1819; 1)" office:value-type="float" office:value="287095544832" calcext:value-type="float">
            <text:p>287095544832</text:p>
          </table:table-cell>
          <table:table-cell table:formula="of:=[.$G$7] * [.$F$1828] + [.$G$8]" office:value-type="float" office:value="40.1488200221211" calcext:value-type="float">
            <text:p>40.1488200221211</text:p>
          </table:table-cell>
          <table:table-cell/>
          <table:table-cell table:formula="of:=INDEX([.$C$1:.$C$2072]; 1819; 1)" office:value-type="float" office:value="188800544768" calcext:value-type="float">
            <text:p>188800544768</text:p>
          </table:table-cell>
          <table:table-cell table:formula="of:=[.$J$7] * [.$I$1828] + [.$J$8]" office:value-type="float" office:value="107.03312308155" calcext:value-type="float">
            <text:p>107.03312308155</text:p>
          </table:table-cell>
        </table:table-row>
        <table:table-row table:style-name="ro1">
          <table:table-cell office:value-type="float" office:value="287095734272" calcext:value-type="float">
            <text:p>287095734272</text:p>
          </table:table-cell>
          <table:table-cell office:value-type="float" office:value="47.7697448730469" calcext:value-type="float">
            <text:p>47.7697448730469</text:p>
          </table:table-cell>
          <table:table-cell office:value-type="float" office:value="188800461312" calcext:value-type="float">
            <text:p>188800461312</text:p>
          </table:table-cell>
          <table:table-cell office:value-type="float" office:value="103.737449645996" calcext:value-type="float">
            <text:p>103.737449645996</text:p>
          </table:table-cell>
          <table:table-cell/>
          <table:table-cell table:formula="of:=INDEX([.$A$1:.$A$2072]; 1820; 1)" office:value-type="float" office:value="287095552768" calcext:value-type="float">
            <text:p>287095552768</text:p>
          </table:table-cell>
          <table:table-cell table:formula="of:=[.$G$7] * [.$F$1829] + [.$G$8]" office:value-type="float" office:value="40.5279493629932" calcext:value-type="float">
            <text:p>40.5279493629932</text:p>
          </table:table-cell>
          <table:table-cell/>
          <table:table-cell table:formula="of:=INDEX([.$C$1:.$C$2072]; 1820; 1)" office:value-type="float" office:value="188800538880" calcext:value-type="float">
            <text:p>188800538880</text:p>
          </table:table-cell>
          <table:table-cell table:formula="of:=[.$J$7] * [.$I$1829] + [.$J$8]" office:value-type="float" office:value="106.751620100811" calcext:value-type="float">
            <text:p>106.751620100811</text:p>
          </table:table-cell>
        </table:table-row>
        <table:table-row table:style-name="ro1">
          <table:table-cell office:value-type="float" office:value="287095746816" calcext:value-type="float">
            <text:p>287095746816</text:p>
          </table:table-cell>
          <table:table-cell office:value-type="float" office:value="48.3693428039551" calcext:value-type="float">
            <text:p>48.3693428039551</text:p>
          </table:table-cell>
          <table:table-cell office:value-type="float" office:value="188800455680" calcext:value-type="float">
            <text:p>188800455680</text:p>
          </table:table-cell>
          <table:table-cell office:value-type="float" office:value="103.508972167969" calcext:value-type="float">
            <text:p>103.508972167969</text:p>
          </table:table-cell>
          <table:table-cell/>
          <table:table-cell table:formula="of:=INDEX([.$A$1:.$A$2072]; 1821; 1)" office:value-type="float" office:value="287095577856" calcext:value-type="float">
            <text:p>287095577856</text:p>
          </table:table-cell>
          <table:table-cell table:formula="of:=[.$G$7] * [.$F$1830] + [.$G$8]" office:value-type="float" office:value="41.7264872808009" calcext:value-type="float">
            <text:p>41.7264872808009</text:p>
          </table:table-cell>
          <table:table-cell/>
          <table:table-cell table:formula="of:=INDEX([.$C$1:.$C$2072]; 1821; 1)" office:value-type="float" office:value="188800521216" calcext:value-type="float">
            <text:p>188800521216</text:p>
          </table:table-cell>
          <table:table-cell table:formula="of:=[.$J$7] * [.$I$1830] + [.$J$8]" office:value-type="float" office:value="105.907111154869" calcext:value-type="float">
            <text:p>105.907111154869</text:p>
          </table:table-cell>
        </table:table-row>
        <table:table-row table:style-name="ro1">
          <table:table-cell office:value-type="float" office:value="287095771648" calcext:value-type="float">
            <text:p>287095771648</text:p>
          </table:table-cell>
          <table:table-cell office:value-type="float" office:value="49.5796051025391" calcext:value-type="float">
            <text:p>49.5796051025391</text:p>
          </table:table-cell>
          <table:table-cell office:value-type="float" office:value="188800443136" calcext:value-type="float">
            <text:p>188800443136</text:p>
          </table:table-cell>
          <table:table-cell office:value-type="float" office:value="103.004928588867" calcext:value-type="float">
            <text:p>103.004928588867</text:p>
          </table:table-cell>
          <table:table-cell/>
          <table:table-cell table:formula="of:=INDEX([.$A$1:.$A$2072]; 1822; 1)" office:value-type="float" office:value="287095596800" calcext:value-type="float">
            <text:p>287095596800</text:p>
          </table:table-cell>
          <table:table-cell table:formula="of:=[.$G$7] * [.$F$1831] + [.$G$8]" office:value-type="float" office:value="42.6315057091415" calcext:value-type="float">
            <text:p>42.6315057091415</text:p>
          </table:table-cell>
          <table:table-cell/>
          <table:table-cell table:formula="of:=INDEX([.$C$1:.$C$2072]; 1822; 1)" office:value-type="float" office:value="188800511232" calcext:value-type="float">
            <text:p>188800511232</text:p>
          </table:table-cell>
          <table:table-cell table:formula="of:=[.$J$7] * [.$I$1831] + [.$J$8]" office:value-type="float" office:value="105.429780011997" calcext:value-type="float">
            <text:p>105.429780011997</text:p>
          </table:table-cell>
        </table:table-row>
        <table:table-row table:style-name="ro1">
          <table:table-cell office:value-type="float" office:value="287095810816" calcext:value-type="float">
            <text:p>287095810816</text:p>
          </table:table-cell>
          <table:table-cell office:value-type="float" office:value="51.4386329650879" calcext:value-type="float">
            <text:p>51.4386329650879</text:p>
          </table:table-cell>
          <table:table-cell office:value-type="float" office:value="188800424704" calcext:value-type="float">
            <text:p>188800424704</text:p>
          </table:table-cell>
          <table:table-cell office:value-type="float" office:value="102.170166015625" calcext:value-type="float">
            <text:p>102.170166015625</text:p>
          </table:table-cell>
          <table:table-cell/>
          <table:table-cell table:formula="of:=INDEX([.$A$1:.$A$2072]; 1823; 1)" office:value-type="float" office:value="287095607040" calcext:value-type="float">
            <text:p>287095607040</text:p>
          </table:table-cell>
          <table:table-cell table:formula="of:=[.$G$7] * [.$F$1832] + [.$G$8]" office:value-type="float" office:value="43.1207048594952" calcext:value-type="float">
            <text:p>43.1207048594952</text:p>
          </table:table-cell>
          <table:table-cell/>
          <table:table-cell table:formula="of:=INDEX([.$C$1:.$C$2072]; 1823; 1)" office:value-type="float" office:value="188800506624" calcext:value-type="float">
            <text:p>188800506624</text:p>
          </table:table-cell>
          <table:table-cell table:formula="of:=[.$J$7] * [.$I$1832] + [.$J$8]" office:value-type="float" office:value="105.209473330528" calcext:value-type="float">
            <text:p>105.209473330528</text:p>
          </table:table-cell>
        </table:table-row>
        <table:table-row table:style-name="ro1">
          <table:table-cell office:value-type="float" office:value="287095837952" calcext:value-type="float">
            <text:p>287095837952</text:p>
          </table:table-cell>
          <table:table-cell office:value-type="float" office:value="52.7188987731934" calcext:value-type="float">
            <text:p>52.7188987731934</text:p>
          </table:table-cell>
          <table:table-cell office:value-type="float" office:value="188800411904" calcext:value-type="float">
            <text:p>188800411904</text:p>
          </table:table-cell>
          <table:table-cell office:value-type="float" office:value="101.577461242676" calcext:value-type="float">
            <text:p>101.577461242676</text:p>
          </table:table-cell>
          <table:table-cell/>
          <table:table-cell table:formula="of:=INDEX([.$A$1:.$A$2072]; 1824; 1)" office:value-type="float" office:value="287095617536" calcext:value-type="float">
            <text:p>287095617536</text:p>
          </table:table-cell>
          <table:table-cell table:formula="of:=[.$G$7] * [.$F$1833] + [.$G$8]" office:value-type="float" office:value="43.6221339870244" calcext:value-type="float">
            <text:p>43.6221339870244</text:p>
          </table:table-cell>
          <table:table-cell/>
          <table:table-cell table:formula="of:=INDEX([.$C$1:.$C$2072]; 1824; 1)" office:value-type="float" office:value="188800503040" calcext:value-type="float">
            <text:p>188800503040</text:p>
          </table:table-cell>
          <table:table-cell table:formula="of:=[.$J$7] * [.$I$1833] + [.$J$8]" office:value-type="float" office:value="105.038123689592" calcext:value-type="float">
            <text:p>105.038123689592</text:p>
          </table:table-cell>
        </table:table-row>
        <table:table-row table:style-name="ro1">
          <table:table-cell office:value-type="float" office:value="287095878912" calcext:value-type="float">
            <text:p>287095878912</text:p>
          </table:table-cell>
          <table:table-cell office:value-type="float" office:value="54.6847076416016" calcext:value-type="float">
            <text:p>54.6847076416016</text:p>
          </table:table-cell>
          <table:table-cell office:value-type="float" office:value="188800391424" calcext:value-type="float">
            <text:p>188800391424</text:p>
          </table:table-cell>
          <table:table-cell office:value-type="float" office:value="100.63069152832" calcext:value-type="float">
            <text:p>100.63069152832</text:p>
          </table:table-cell>
          <table:table-cell/>
          <table:table-cell table:formula="of:=INDEX([.$A$1:.$A$2072]; 1825; 1)" office:value-type="float" office:value="287095650816" calcext:value-type="float">
            <text:p>287095650816</text:p>
          </table:table-cell>
          <table:table-cell table:formula="of:=[.$G$7] * [.$F$1834] + [.$G$8]" office:value-type="float" office:value="45.2120312266052" calcext:value-type="float">
            <text:p>45.2120312266052</text:p>
          </table:table-cell>
          <table:table-cell/>
          <table:table-cell table:formula="of:=INDEX([.$C$1:.$C$2072]; 1825; 1)" office:value-type="float" office:value="188800492544" calcext:value-type="float">
            <text:p>188800492544</text:p>
          </table:table-cell>
          <table:table-cell table:formula="of:=[.$J$7] * [.$I$1834] + [.$J$8]" office:value-type="float" office:value="104.536314027384" calcext:value-type="float">
            <text:p>104.536314027384</text:p>
          </table:table-cell>
        </table:table-row>
        <table:table-row table:style-name="ro1">
          <table:table-cell office:value-type="float" office:value="287095906048" calcext:value-type="float">
            <text:p>287095906048</text:p>
          </table:table-cell>
          <table:table-cell office:value-type="float" office:value="55.9886207580566" calcext:value-type="float">
            <text:p>55.9886207580566</text:p>
          </table:table-cell>
          <table:table-cell office:value-type="float" office:value="188800377856" calcext:value-type="float">
            <text:p>188800377856</text:p>
          </table:table-cell>
          <table:table-cell office:value-type="float" office:value="99.9765090942383" calcext:value-type="float">
            <text:p>99.9765090942383</text:p>
          </table:table-cell>
          <table:table-cell/>
          <table:table-cell table:formula="of:=INDEX([.$A$1:.$A$2072]; 1826; 1)" office:value-type="float" office:value="287095673600" calcext:value-type="float">
            <text:p>287095673600</text:p>
          </table:table-cell>
          <table:table-cell table:formula="of:=[.$G$7] * [.$F$1835] + [.$G$8]" office:value-type="float" office:value="46.3004993349314" calcext:value-type="float">
            <text:p>46.3004993349314</text:p>
          </table:table-cell>
          <table:table-cell/>
          <table:table-cell table:formula="of:=INDEX([.$C$1:.$C$2072]; 1826; 1)" office:value-type="float" office:value="188800484096" calcext:value-type="float">
            <text:p>188800484096</text:p>
          </table:table-cell>
          <table:table-cell table:formula="of:=[.$J$7] * [.$I$1835] + [.$J$8]" office:value-type="float" office:value="104.13241844438" calcext:value-type="float">
            <text:p>104.13241844438</text:p>
          </table:table-cell>
        </table:table-row>
        <table:table-row table:style-name="ro1">
          <table:table-cell office:value-type="float" office:value="287095946496" calcext:value-type="float">
            <text:p>287095946496</text:p>
          </table:table-cell>
          <table:table-cell office:value-type="float" office:value="57.936279296875" calcext:value-type="float">
            <text:p>57.936279296875</text:p>
          </table:table-cell>
          <table:table-cell office:value-type="float" office:value="188800357120" calcext:value-type="float">
            <text:p>188800357120</text:p>
          </table:table-cell>
          <table:table-cell office:value-type="float" office:value="98.9913864135742" calcext:value-type="float">
            <text:p>98.9913864135742</text:p>
          </table:table-cell>
          <table:table-cell/>
          <table:table-cell table:formula="of:=INDEX([.$A$1:.$A$2072]; 1827; 1)" office:value-type="float" office:value="287095697408" calcext:value-type="float">
            <text:p>287095697408</text:p>
          </table:table-cell>
          <table:table-cell table:formula="of:=[.$G$7] * [.$F$1836] + [.$G$8]" office:value-type="float" office:value="47.4378873594105" calcext:value-type="float">
            <text:p>47.4378873594105</text:p>
          </table:table-cell>
          <table:table-cell/>
          <table:table-cell table:formula="of:=INDEX([.$C$1:.$C$2072]; 1827; 1)" office:value-type="float" office:value="188800475392" calcext:value-type="float">
            <text:p>188800475392</text:p>
          </table:table-cell>
          <table:table-cell table:formula="of:=[.$J$7] * [.$I$1836] + [.$J$8]" office:value-type="float" office:value="103.71628360264" calcext:value-type="float">
            <text:p>103.71628360264</text:p>
          </table:table-cell>
        </table:table-row>
        <table:table-row table:style-name="ro1">
          <table:table-cell office:value-type="float" office:value="287095973376" calcext:value-type="float">
            <text:p>287095973376</text:p>
          </table:table-cell>
          <table:table-cell office:value-type="float" office:value="59.2289543151856" calcext:value-type="float">
            <text:p>59.2289543151856</text:p>
          </table:table-cell>
          <table:table-cell office:value-type="float" office:value="188800343552" calcext:value-type="float">
            <text:p>188800343552</text:p>
          </table:table-cell>
          <table:table-cell office:value-type="float" office:value="98.3315200805664" calcext:value-type="float">
            <text:p>98.3315200805664</text:p>
          </table:table-cell>
          <table:table-cell/>
          <table:table-cell table:formula="of:=INDEX([.$A$1:.$A$2072]; 1828; 1)" office:value-type="float" office:value="287095709696" calcext:value-type="float">
            <text:p>287095709696</text:p>
          </table:table-cell>
          <table:table-cell table:formula="of:=[.$G$7] * [.$F$1837] + [.$G$8]" office:value-type="float" office:value="48.0249263383448" calcext:value-type="float">
            <text:p>48.0249263383448</text:p>
          </table:table-cell>
          <table:table-cell/>
          <table:table-cell table:formula="of:=INDEX([.$C$1:.$C$2072]; 1828; 1)" office:value-type="float" office:value="188800471040" calcext:value-type="float">
            <text:p>188800471040</text:p>
          </table:table-cell>
          <table:table-cell table:formula="of:=[.$J$7] * [.$I$1837] + [.$J$8]" office:value-type="float" office:value="103.50821618177" calcext:value-type="float">
            <text:p>103.50821618177</text:p>
          </table:table-cell>
        </table:table-row>
        <table:table-row table:style-name="ro1">
          <table:table-cell office:value-type="float" office:value="287096025856" calcext:value-type="float">
            <text:p>287096025856</text:p>
          </table:table-cell>
          <table:table-cell office:value-type="float" office:value="61.7886352539063" calcext:value-type="float">
            <text:p>61.7886352539063</text:p>
          </table:table-cell>
          <table:table-cell office:value-type="float" office:value="188800311808" calcext:value-type="float">
            <text:p>188800311808</text:p>
          </table:table-cell>
          <table:table-cell office:value-type="float" office:value="96.9466018676758" calcext:value-type="float">
            <text:p>96.9466018676758</text:p>
          </table:table-cell>
          <table:table-cell/>
          <table:table-cell table:formula="of:=INDEX([.$A$1:.$A$2072]; 1829; 1)" office:value-type="float" office:value="287095734272" calcext:value-type="float">
            <text:p>287095734272</text:p>
          </table:table-cell>
          <table:table-cell table:formula="of:=[.$G$7] * [.$F$1838] + [.$G$8]" office:value-type="float" office:value="49.1990042999387" calcext:value-type="float">
            <text:p>49.1990042999387</text:p>
          </table:table-cell>
          <table:table-cell/>
          <table:table-cell table:formula="of:=INDEX([.$C$1:.$C$2072]; 1829; 1)" office:value-type="float" office:value="188800461312" calcext:value-type="float">
            <text:p>188800461312</text:p>
          </table:table-cell>
          <table:table-cell table:formula="of:=[.$J$7] * [.$I$1838] + [.$J$8]" office:value-type="float" office:value="103.043124297634" calcext:value-type="float">
            <text:p>103.043124297634</text:p>
          </table:table-cell>
        </table:table-row>
        <table:table-row table:style-name="ro1">
          <table:table-cell office:value-type="float" office:value="287096060672" calcext:value-type="float">
            <text:p>287096060672</text:p>
          </table:table-cell>
          <table:table-cell office:value-type="float" office:value="63.6279029846191" calcext:value-type="float">
            <text:p>63.6279029846191</text:p>
          </table:table-cell>
          <table:table-cell office:value-type="float" office:value="188800281856" calcext:value-type="float">
            <text:p>188800281856</text:p>
          </table:table-cell>
          <table:table-cell office:value-type="float" office:value="95.7274780273437" calcext:value-type="float">
            <text:p>95.7274780273437</text:p>
          </table:table-cell>
          <table:table-cell/>
          <table:table-cell table:formula="of:=INDEX([.$A$1:.$A$2072]; 1830; 1)" office:value-type="float" office:value="287095746816" calcext:value-type="float">
            <text:p>287095746816</text:p>
          </table:table-cell>
          <table:table-cell table:formula="of:=[.$G$7] * [.$F$1839] + [.$G$8]" office:value-type="float" office:value="49.7982732579112" calcext:value-type="float">
            <text:p>49.7982732579112</text:p>
          </table:table-cell>
          <table:table-cell/>
          <table:table-cell table:formula="of:=INDEX([.$C$1:.$C$2072]; 1830; 1)" office:value-type="float" office:value="188800455680" calcext:value-type="float">
            <text:p>188800455680</text:p>
          </table:table-cell>
          <table:table-cell table:formula="of:=[.$J$7] * [.$I$1839] + [.$J$8]" office:value-type="float" office:value="102.773860577494" calcext:value-type="float">
            <text:p>102.773860577494</text:p>
          </table:table-cell>
        </table:table-row>
        <table:table-row table:style-name="ro1">
          <table:table-cell office:value-type="float" office:value="287096070912" calcext:value-type="float">
            <text:p>287096070912</text:p>
          </table:table-cell>
          <table:table-cell office:value-type="float" office:value="64.1958465576172" calcext:value-type="float">
            <text:p>64.1958465576172</text:p>
          </table:table-cell>
          <table:table-cell office:value-type="float" office:value="188800270848" calcext:value-type="float">
            <text:p>188800270848</text:p>
          </table:table-cell>
          <table:table-cell office:value-type="float" office:value="95.2736663818359" calcext:value-type="float">
            <text:p>95.2736663818359</text:p>
          </table:table-cell>
          <table:table-cell/>
          <table:table-cell table:formula="of:=INDEX([.$A$1:.$A$2072]; 1831; 1)" office:value-type="float" office:value="287095771648" calcext:value-type="float">
            <text:p>287095771648</text:p>
          </table:table-cell>
          <table:table-cell table:formula="of:=[.$G$7] * [.$F$1840] + [.$G$8]" office:value-type="float" office:value="50.9845811966807" calcext:value-type="float">
            <text:p>50.9845811966807</text:p>
          </table:table-cell>
          <table:table-cell/>
          <table:table-cell table:formula="of:=INDEX([.$C$1:.$C$2072]; 1831; 1)" office:value-type="float" office:value="188800443136" calcext:value-type="float">
            <text:p>188800443136</text:p>
          </table:table-cell>
          <table:table-cell table:formula="of:=[.$J$7] * [.$I$1840] + [.$J$8]" office:value-type="float" office:value="102.174136834219" calcext:value-type="float">
            <text:p>102.174136834219</text:p>
          </table:table-cell>
        </table:table-row>
        <table:table-row table:style-name="ro1">
          <table:table-cell office:value-type="float" office:value="287096088576" calcext:value-type="float">
            <text:p>287096088576</text:p>
          </table:table-cell>
          <table:table-cell office:value-type="float" office:value="65.2422180175781" calcext:value-type="float">
            <text:p>65.2422180175781</text:p>
          </table:table-cell>
          <table:table-cell office:value-type="float" office:value="188800246784" calcext:value-type="float">
            <text:p>188800246784</text:p>
          </table:table-cell>
          <table:table-cell office:value-type="float" office:value="94.2869873046875" calcext:value-type="float">
            <text:p>94.2869873046875</text:p>
          </table:table-cell>
          <table:table-cell/>
          <table:table-cell table:formula="of:=INDEX([.$A$1:.$A$2072]; 1832; 1)" office:value-type="float" office:value="287095810816" calcext:value-type="float">
            <text:p>287095810816</text:p>
          </table:table-cell>
          <table:table-cell table:formula="of:=[.$G$7] * [.$F$1841] + [.$G$8]" office:value-type="float" office:value="52.8557679466903" calcext:value-type="float">
            <text:p>52.8557679466903</text:p>
          </table:table-cell>
          <table:table-cell/>
          <table:table-cell table:formula="of:=INDEX([.$C$1:.$C$2072]; 1832; 1)" office:value-type="float" office:value="188800424704" calcext:value-type="float">
            <text:p>188800424704</text:p>
          </table:table-cell>
          <table:table-cell table:formula="of:=[.$J$7] * [.$I$1841] + [.$J$8]" office:value-type="float" office:value="101.292910108343" calcext:value-type="float">
            <text:p>101.292910108343</text:p>
          </table:table-cell>
        </table:table-row>
        <table:table-row table:style-name="ro1">
          <table:table-cell office:value-type="float" office:value="287096104192" calcext:value-type="float">
            <text:p>287096104192</text:p>
          </table:table-cell>
          <table:table-cell office:value-type="float" office:value="66.1422424316406" calcext:value-type="float">
            <text:p>66.1422424316406</text:p>
          </table:table-cell>
          <table:table-cell office:value-type="float" office:value="188800221952" calcext:value-type="float">
            <text:p>188800221952</text:p>
          </table:table-cell>
          <table:table-cell office:value-type="float" office:value="93.1933898925781" calcext:value-type="float">
            <text:p>93.1933898925781</text:p>
          </table:table-cell>
          <table:table-cell/>
          <table:table-cell table:formula="of:=INDEX([.$A$1:.$A$2072]; 1833; 1)" office:value-type="float" office:value="287095837952" calcext:value-type="float">
            <text:p>287095837952</text:p>
          </table:table-cell>
          <table:table-cell table:formula="of:=[.$G$7] * [.$F$1842] + [.$G$8]" office:value-type="float" office:value="54.1521456949413" calcext:value-type="float">
            <text:p>54.1521456949413</text:p>
          </table:table-cell>
          <table:table-cell/>
          <table:table-cell table:formula="of:=INDEX([.$C$1:.$C$2072]; 1833; 1)" office:value-type="float" office:value="188800411904" calcext:value-type="float">
            <text:p>188800411904</text:p>
          </table:table-cell>
          <table:table-cell table:formula="of:=[.$J$7] * [.$I$1842] + [.$J$8]" office:value-type="float" office:value="100.680947104469" calcext:value-type="float">
            <text:p>100.680947104469</text:p>
          </table:table-cell>
        </table:table-row>
        <table:table-row table:style-name="ro1">
          <table:table-cell office:value-type="float" office:value="287096193024" calcext:value-type="float">
            <text:p>287096193024</text:p>
          </table:table-cell>
          <table:table-cell office:value-type="float" office:value="70.5575942993164" calcext:value-type="float">
            <text:p>70.5575942993164</text:p>
          </table:table-cell>
          <table:table-cell office:value-type="float" office:value="188800054784" calcext:value-type="float">
            <text:p>188800054784</text:p>
          </table:table-cell>
          <table:table-cell office:value-type="float" office:value="85.2526931762695" calcext:value-type="float">
            <text:p>85.2526931762695</text:p>
          </table:table-cell>
          <table:table-cell/>
          <table:table-cell table:formula="of:=INDEX([.$A$1:.$A$2072]; 1834; 1)" office:value-type="float" office:value="287095878912" calcext:value-type="float">
            <text:p>287095878912</text:p>
          </table:table-cell>
          <table:table-cell table:formula="of:=[.$G$7] * [.$F$1843] + [.$G$8]" office:value-type="float" office:value="56.1089422944933" calcext:value-type="float">
            <text:p>56.1089422944933</text:p>
          </table:table-cell>
          <table:table-cell/>
          <table:table-cell table:formula="of:=INDEX([.$C$1:.$C$2072]; 1834; 1)" office:value-type="float" office:value="188800391424" calcext:value-type="float">
            <text:p>188800391424</text:p>
          </table:table-cell>
          <table:table-cell table:formula="of:=[.$J$7] * [.$I$1843] + [.$J$8]" office:value-type="float" office:value="99.7018062993884" calcext:value-type="float">
            <text:p>99.7018062993884</text:p>
          </table:table-cell>
        </table:table-row>
        <table:table-row table:style-name="ro1">
          <table:table-cell office:value-type="float" office:value="287096198912" calcext:value-type="float">
            <text:p>287096198912</text:p>
          </table:table-cell>
          <table:table-cell office:value-type="float" office:value="70.8506088256836" calcext:value-type="float">
            <text:p>70.8506088256836</text:p>
          </table:table-cell>
          <table:table-cell office:value-type="float" office:value="188800041728" calcext:value-type="float">
            <text:p>188800041728</text:p>
          </table:table-cell>
          <table:table-cell office:value-type="float" office:value="84.6404571533203" calcext:value-type="float">
            <text:p>84.6404571533203</text:p>
          </table:table-cell>
          <table:table-cell/>
          <table:table-cell table:formula="of:=INDEX([.$A$1:.$A$2072]; 1835; 1)" office:value-type="float" office:value="287095906048" calcext:value-type="float">
            <text:p>287095906048</text:p>
          </table:table-cell>
          <table:table-cell table:formula="of:=[.$G$7] * [.$F$1844] + [.$G$8]" office:value-type="float" office:value="57.4053200427443" calcext:value-type="float">
            <text:p>57.4053200427443</text:p>
          </table:table-cell>
          <table:table-cell/>
          <table:table-cell table:formula="of:=INDEX([.$C$1:.$C$2072]; 1835; 1)" office:value-type="float" office:value="188800377856" calcext:value-type="float">
            <text:p>188800377856</text:p>
          </table:table-cell>
          <table:table-cell table:formula="of:=[.$J$7] * [.$I$1844] + [.$J$8]" office:value-type="float" office:value="99.0531255155802" calcext:value-type="float">
            <text:p>99.0531255155802</text:p>
          </table:table-cell>
        </table:table-row>
        <table:table-row table:style-name="ro1">
          <table:table-cell office:value-type="float" office:value="287096209408" calcext:value-type="float">
            <text:p>287096209408</text:p>
          </table:table-cell>
          <table:table-cell office:value-type="float" office:value="71.410888671875" calcext:value-type="float">
            <text:p>71.410888671875</text:p>
          </table:table-cell>
          <table:table-cell office:value-type="float" office:value="188800015104" calcext:value-type="float">
            <text:p>188800015104</text:p>
          </table:table-cell>
          <table:table-cell office:value-type="float" office:value="83.3994522094727" calcext:value-type="float">
            <text:p>83.3994522094727</text:p>
          </table:table-cell>
          <table:table-cell/>
          <table:table-cell table:formula="of:=INDEX([.$A$1:.$A$2072]; 1836; 1)" office:value-type="float" office:value="287095946496" calcext:value-type="float">
            <text:p>287095946496</text:p>
          </table:table-cell>
          <table:table-cell table:formula="of:=[.$G$7] * [.$F$1845] + [.$G$8]" office:value-type="float" office:value="59.3376566860825" calcext:value-type="float">
            <text:p>59.3376566860825</text:p>
          </table:table-cell>
          <table:table-cell/>
          <table:table-cell table:formula="of:=INDEX([.$C$1:.$C$2072]; 1836; 1)" office:value-type="float" office:value="188800357120" calcext:value-type="float">
            <text:p>188800357120</text:p>
          </table:table-cell>
          <table:table-cell table:formula="of:=[.$J$7] * [.$I$1845] + [.$J$8]" office:value-type="float" office:value="98.0617454499006" calcext:value-type="float">
            <text:p>98.0617454499006</text:p>
          </table:table-cell>
        </table:table-row>
        <table:table-row table:style-name="ro1">
          <table:table-cell office:value-type="float" office:value="287096217600" calcext:value-type="float">
            <text:p>287096217600</text:p>
          </table:table-cell>
          <table:table-cell office:value-type="float" office:value="71.9206848144531" calcext:value-type="float">
            <text:p>71.9206848144531</text:p>
          </table:table-cell>
          <table:table-cell office:value-type="float" office:value="188799987968" calcext:value-type="float">
            <text:p>188799987968</text:p>
          </table:table-cell>
          <table:table-cell office:value-type="float" office:value="82.1309280395508" calcext:value-type="float">
            <text:p>82.1309280395508</text:p>
          </table:table-cell>
          <table:table-cell/>
          <table:table-cell table:formula="of:=INDEX([.$A$1:.$A$2072]; 1837; 1)" office:value-type="float" office:value="287095973376" calcext:value-type="float">
            <text:p>287095973376</text:p>
          </table:table-cell>
          <table:table-cell table:formula="of:=[.$G$7] * [.$F$1846] + [.$G$8]" office:value-type="float" office:value="60.6218044552952" calcext:value-type="float">
            <text:p>60.6218044552952</text:p>
          </table:table-cell>
          <table:table-cell/>
          <table:table-cell table:formula="of:=INDEX([.$C$1:.$C$2072]; 1837; 1)" office:value-type="float" office:value="188800343552" calcext:value-type="float">
            <text:p>188800343552</text:p>
          </table:table-cell>
          <table:table-cell table:formula="of:=[.$J$7] * [.$I$1846] + [.$J$8]" office:value-type="float" office:value="97.4130646660924" calcext:value-type="float">
            <text:p>97.4130646660924</text:p>
          </table:table-cell>
        </table:table-row>
        <table:table-row table:style-name="ro1">
          <table:table-cell office:value-type="float" office:value="287096223232" calcext:value-type="float">
            <text:p>287096223232</text:p>
          </table:table-cell>
          <table:table-cell office:value-type="float" office:value="72.3399963378906" calcext:value-type="float">
            <text:p>72.3399963378906</text:p>
          </table:table-cell>
          <table:table-cell office:value-type="float" office:value="188799960320" calcext:value-type="float">
            <text:p>188799960320</text:p>
          </table:table-cell>
          <table:table-cell office:value-type="float" office:value="80.8443450927734" calcext:value-type="float">
            <text:p>80.8443450927734</text:p>
          </table:table-cell>
          <table:table-cell/>
          <table:table-cell table:formula="of:=INDEX([.$A$1:.$A$2072]; 1838; 1)" office:value-type="float" office:value="287096025856" calcext:value-type="float">
            <text:p>287096025856</text:p>
          </table:table-cell>
          <table:table-cell table:formula="of:=[.$G$7] * [.$F$1847] + [.$G$8]" office:value-type="float" office:value="63.1289500985295" calcext:value-type="float">
            <text:p>63.1289500985295</text:p>
          </table:table-cell>
          <table:table-cell/>
          <table:table-cell table:formula="of:=INDEX([.$C$1:.$C$2072]; 1838; 1)" office:value-type="float" office:value="188800311808" calcext:value-type="float">
            <text:p>188800311808</text:p>
          </table:table-cell>
          <table:table-cell table:formula="of:=[.$J$7] * [.$I$1847] + [.$J$8]" office:value-type="float" office:value="95.8953964170069" calcext:value-type="float">
            <text:p>95.8953964170069</text:p>
          </table:table-cell>
        </table:table-row>
        <table:table-row table:style-name="ro1">
          <table:table-cell office:value-type="float" office:value="287096224768" calcext:value-type="float">
            <text:p>287096224768</text:p>
          </table:table-cell>
          <table:table-cell office:value-type="float" office:value="72.5066986083984" calcext:value-type="float">
            <text:p>72.5066986083984</text:p>
          </table:table-cell>
          <table:table-cell office:value-type="float" office:value="188799946752" calcext:value-type="float">
            <text:p>188799946752</text:p>
          </table:table-cell>
          <table:table-cell office:value-type="float" office:value="80.1982727050781" calcext:value-type="float">
            <text:p>80.1982727050781</text:p>
          </table:table-cell>
          <table:table-cell/>
          <table:table-cell table:formula="of:=INDEX([.$A$1:.$A$2072]; 1839; 1)" office:value-type="float" office:value="287096060672" calcext:value-type="float">
            <text:p>287096060672</text:p>
          </table:table-cell>
          <table:table-cell table:formula="of:=[.$G$7] * [.$F$1848] + [.$G$8]" office:value-type="float" office:value="64.792227210477" calcext:value-type="float">
            <text:p>64.792227210477</text:p>
          </table:table-cell>
          <table:table-cell/>
          <table:table-cell table:formula="of:=INDEX([.$C$1:.$C$2072]; 1839; 1)" office:value-type="float" office:value="188800281856" calcext:value-type="float">
            <text:p>188800281856</text:p>
          </table:table-cell>
          <table:table-cell table:formula="of:=[.$J$7] * [.$I$1848] + [.$J$8]" office:value-type="float" office:value="94.4634029883891" calcext:value-type="float">
            <text:p>94.4634029883891</text:p>
          </table:table-cell>
        </table:table-row>
        <table:table-row table:style-name="ro1">
          <table:table-cell office:value-type="float" office:value="287096219648" calcext:value-type="float">
            <text:p>287096219648</text:p>
          </table:table-cell>
          <table:table-cell office:value-type="float" office:value="72.7675018310547" calcext:value-type="float">
            <text:p>72.7675018310547</text:p>
          </table:table-cell>
          <table:table-cell office:value-type="float" office:value="188799880192" calcext:value-type="float">
            <text:p>188799880192</text:p>
          </table:table-cell>
          <table:table-cell office:value-type="float" office:value="76.9927215576172" calcext:value-type="float">
            <text:p>76.9927215576172</text:p>
          </table:table-cell>
          <table:table-cell/>
          <table:table-cell table:formula="of:=INDEX([.$A$1:.$A$2072]; 1840; 1)" office:value-type="float" office:value="287096070912" calcext:value-type="float">
            <text:p>287096070912</text:p>
          </table:table-cell>
          <table:table-cell table:formula="of:=[.$G$7] * [.$F$1849] + [.$G$8]" office:value-type="float" office:value="65.281426358968" calcext:value-type="float">
            <text:p>65.281426358968</text:p>
          </table:table-cell>
          <table:table-cell/>
          <table:table-cell table:formula="of:=INDEX([.$C$1:.$C$2072]; 1840; 1)" office:value-type="float" office:value="188800270848" calcext:value-type="float">
            <text:p>188800270848</text:p>
          </table:table-cell>
          <table:table-cell table:formula="of:=[.$J$7] * [.$I$1849] + [.$J$8]" office:value-type="float" office:value="93.9371148049831" calcext:value-type="float">
            <text:p>93.9371148049831</text:p>
          </table:table-cell>
        </table:table-row>
        <table:table-row table:style-name="ro1">
          <table:table-cell office:value-type="float" office:value="287096212992" calcext:value-type="float">
            <text:p>287096212992</text:p>
          </table:table-cell>
          <table:table-cell office:value-type="float" office:value="72.5342483520508" calcext:value-type="float">
            <text:p>72.5342483520508</text:p>
          </table:table-cell>
          <table:table-cell office:value-type="float" office:value="188799828224" calcext:value-type="float">
            <text:p>188799828224</text:p>
          </table:table-cell>
          <table:table-cell office:value-type="float" office:value="74.4844284057617" calcext:value-type="float">
            <text:p>74.4844284057617</text:p>
          </table:table-cell>
          <table:table-cell/>
          <table:table-cell table:formula="of:=INDEX([.$A$1:.$A$2072]; 1841; 1)" office:value-type="float" office:value="287096088576" calcext:value-type="float">
            <text:p>287096088576</text:p>
          </table:table-cell>
          <table:table-cell table:formula="of:=[.$G$7] * [.$F$1850] + [.$G$8]" office:value-type="float" office:value="66.12529489398" calcext:value-type="float">
            <text:p>66.12529489398</text:p>
          </table:table-cell>
          <table:table-cell/>
          <table:table-cell table:formula="of:=INDEX([.$C$1:.$C$2072]; 1841; 1)" office:value-type="float" office:value="188800246784" calcext:value-type="float">
            <text:p>188800246784</text:p>
          </table:table-cell>
          <table:table-cell table:formula="of:=[.$J$7] * [.$I$1850] + [.$J$8]" office:value-type="float" office:value="92.786624358967" calcext:value-type="float">
            <text:p>92.786624358967</text:p>
          </table:table-cell>
        </table:table-row>
        <table:table-row table:style-name="ro1">
          <table:table-cell office:value-type="float" office:value="287096210944" calcext:value-type="float">
            <text:p>287096210944</text:p>
          </table:table-cell>
          <table:table-cell office:value-type="float" office:value="72.4436721801758" calcext:value-type="float">
            <text:p>72.4436721801758</text:p>
          </table:table-cell>
          <table:table-cell office:value-type="float" office:value="188799815680" calcext:value-type="float">
            <text:p>188799815680</text:p>
          </table:table-cell>
          <table:table-cell office:value-type="float" office:value="73.8674468994141" calcext:value-type="float">
            <text:p>73.8674468994141</text:p>
          </table:table-cell>
          <table:table-cell/>
          <table:table-cell table:formula="of:=INDEX([.$A$1:.$A$2072]; 1842; 1)" office:value-type="float" office:value="287096104192" calcext:value-type="float">
            <text:p>287096104192</text:p>
          </table:table-cell>
          <table:table-cell table:formula="of:=[.$G$7] * [.$F$1851] + [.$G$8]" office:value-type="float" office:value="66.8713235966861" calcext:value-type="float">
            <text:p>66.8713235966861</text:p>
          </table:table-cell>
          <table:table-cell/>
          <table:table-cell table:formula="of:=INDEX([.$C$1:.$C$2072]; 1842; 1)" office:value-type="float" office:value="188800221952" calcext:value-type="float">
            <text:p>188800221952</text:p>
          </table:table-cell>
          <table:table-cell table:formula="of:=[.$J$7] * [.$I$1851] + [.$J$8]" office:value-type="float" office:value="91.5994161311537" calcext:value-type="float">
            <text:p>91.5994161311537</text:p>
          </table:table-cell>
        </table:table-row>
        <table:table-row table:style-name="ro1">
          <table:table-cell office:value-type="float" office:value="287096206848" calcext:value-type="float">
            <text:p>287096206848</text:p>
          </table:table-cell>
          <table:table-cell office:value-type="float" office:value="72.2437210083008" calcext:value-type="float">
            <text:p>72.2437210083008</text:p>
          </table:table-cell>
          <table:table-cell office:value-type="float" office:value="188799790592" calcext:value-type="float">
            <text:p>188799790592</text:p>
          </table:table-cell>
          <table:table-cell office:value-type="float" office:value="72.6650543212891" calcext:value-type="float">
            <text:p>72.6650543212891</text:p>
          </table:table-cell>
          <table:table-cell/>
          <table:table-cell table:formula="of:=INDEX([.$A$1:.$A$2072]; 1843; 1)" office:value-type="float" office:value="287096193024" calcext:value-type="float">
            <text:p>287096193024</text:p>
          </table:table-cell>
          <table:table-cell table:formula="of:=[.$G$7] * [.$F$1852] + [.$G$8]" office:value-type="float" office:value="71.1151262242347" calcext:value-type="float">
            <text:p>71.1151262242347</text:p>
          </table:table-cell>
          <table:table-cell/>
          <table:table-cell table:formula="of:=INDEX([.$C$1:.$C$2072]; 1843; 1)" office:value-type="float" office:value="188800054784" calcext:value-type="float">
            <text:p>188800054784</text:p>
          </table:table-cell>
          <table:table-cell table:formula="of:=[.$J$7] * [.$I$1852] + [.$J$8]" office:value-type="float" office:value="83.6071793064475" calcext:value-type="float">
            <text:p>83.6071793064475</text:p>
          </table:table-cell>
        </table:table-row>
        <table:table-row table:style-name="ro1">
          <table:table-cell office:value-type="float" office:value="287096202496" calcext:value-type="float">
            <text:p>287096202496</text:p>
          </table:table-cell>
          <table:table-cell office:value-type="float" office:value="72.0310440063477" calcext:value-type="float">
            <text:p>72.0310440063477</text:p>
          </table:table-cell>
          <table:table-cell office:value-type="float" office:value="188799766016" calcext:value-type="float">
            <text:p>188799766016</text:p>
          </table:table-cell>
          <table:table-cell office:value-type="float" office:value="71.4835891723633" calcext:value-type="float">
            <text:p>71.4835891723633</text:p>
          </table:table-cell>
          <table:table-cell/>
          <table:table-cell table:formula="of:=INDEX([.$A$1:.$A$2072]; 1844; 1)" office:value-type="float" office:value="287096198912" calcext:value-type="float">
            <text:p>287096198912</text:p>
          </table:table-cell>
          <table:table-cell table:formula="of:=[.$G$7] * [.$F$1853] + [.$G$8]" office:value-type="float" office:value="71.3964157365263" calcext:value-type="float">
            <text:p>71.3964157365263</text:p>
          </table:table-cell>
          <table:table-cell/>
          <table:table-cell table:formula="of:=INDEX([.$C$1:.$C$2072]; 1844; 1)" office:value-type="float" office:value="188800041728" calcext:value-type="float">
            <text:p>188800041728</text:p>
          </table:table-cell>
          <table:table-cell table:formula="of:=[.$J$7] * [.$I$1853] + [.$J$8]" office:value-type="float" office:value="82.9829770419747" calcext:value-type="float">
            <text:p>82.9829770419747</text:p>
          </table:table-cell>
        </table:table-row>
        <table:table-row table:style-name="ro1">
          <table:table-cell office:value-type="float" office:value="287096200192" calcext:value-type="float">
            <text:p>287096200192</text:p>
          </table:table-cell>
          <table:table-cell office:value-type="float" office:value="71.9222869873047" calcext:value-type="float">
            <text:p>71.9222869873047</text:p>
          </table:table-cell>
          <table:table-cell office:value-type="float" office:value="188799753472" calcext:value-type="float">
            <text:p>188799753472</text:p>
          </table:table-cell>
          <table:table-cell office:value-type="float" office:value="70.8936309814453" calcext:value-type="float">
            <text:p>70.8936309814453</text:p>
          </table:table-cell>
          <table:table-cell/>
          <table:table-cell table:formula="of:=INDEX([.$A$1:.$A$2072]; 1845; 1)" office:value-type="float" office:value="287096209408" calcext:value-type="float">
            <text:p>287096209408</text:p>
          </table:table-cell>
          <table:table-cell table:formula="of:=[.$G$7] * [.$F$1854] + [.$G$8]" office:value-type="float" office:value="71.8978448659182" calcext:value-type="float">
            <text:p>71.8978448659182</text:p>
          </table:table-cell>
          <table:table-cell/>
          <table:table-cell table:formula="of:=INDEX([.$C$1:.$C$2072]; 1845; 1)" office:value-type="float" office:value="188800015104" calcext:value-type="float">
            <text:p>188800015104</text:p>
          </table:table-cell>
          <table:table-cell table:formula="of:=[.$J$7] * [.$I$1854] + [.$J$8]" office:value-type="float" office:value="81.7100939955562" calcext:value-type="float">
            <text:p>81.7100939955562</text:p>
          </table:table-cell>
        </table:table-row>
        <table:table-row table:style-name="ro1">
          <table:table-cell office:value-type="float" office:value="287096195584" calcext:value-type="float">
            <text:p>287096195584</text:p>
          </table:table-cell>
          <table:table-cell office:value-type="float" office:value="71.7013549804688" calcext:value-type="float">
            <text:p>71.7013549804688</text:p>
          </table:table-cell>
          <table:table-cell office:value-type="float" office:value="188799728384" calcext:value-type="float">
            <text:p>188799728384</text:p>
          </table:table-cell>
          <table:table-cell office:value-type="float" office:value="69.7060470581055" calcext:value-type="float">
            <text:p>69.7060470581055</text:p>
          </table:table-cell>
          <table:table-cell/>
          <table:table-cell table:formula="of:=INDEX([.$A$1:.$A$2072]; 1846; 1)" office:value-type="float" office:value="287096217600" calcext:value-type="float">
            <text:p>287096217600</text:p>
          </table:table-cell>
          <table:table-cell table:formula="of:=[.$G$7] * [.$F$1855] + [.$G$8]" office:value-type="float" office:value="72.2892041858286" calcext:value-type="float">
            <text:p>72.2892041858286</text:p>
          </table:table-cell>
          <table:table-cell/>
          <table:table-cell table:formula="of:=INDEX([.$C$1:.$C$2072]; 1846; 1)" office:value-type="float" office:value="188799987968" calcext:value-type="float">
            <text:p>188799987968</text:p>
          </table:table-cell>
          <table:table-cell table:formula="of:=[.$J$7] * [.$I$1855] + [.$J$8]" office:value-type="float" office:value="80.4127324279398" calcext:value-type="float">
            <text:p>80.4127324279398</text:p>
          </table:table-cell>
        </table:table-row>
        <table:table-row table:style-name="ro1">
          <table:table-cell office:value-type="float" office:value="287096193280" calcext:value-type="float">
            <text:p>287096193280</text:p>
          </table:table-cell>
          <table:table-cell office:value-type="float" office:value="71.5895004272461" calcext:value-type="float">
            <text:p>71.5895004272461</text:p>
          </table:table-cell>
          <table:table-cell office:value-type="float" office:value="188799715840" calcext:value-type="float">
            <text:p>188799715840</text:p>
          </table:table-cell>
          <table:table-cell office:value-type="float" office:value="69.1073532104492" calcext:value-type="float">
            <text:p>69.1073532104492</text:p>
          </table:table-cell>
          <table:table-cell/>
          <table:table-cell table:formula="of:=INDEX([.$A$1:.$A$2072]; 1847; 1)" office:value-type="float" office:value="287096223232" calcext:value-type="float">
            <text:p>287096223232</text:p>
          </table:table-cell>
          <table:table-cell table:formula="of:=[.$G$7] * [.$F$1856] + [.$G$8]" office:value-type="float" office:value="72.5582637172192" calcext:value-type="float">
            <text:p>72.5582637172192</text:p>
          </table:table-cell>
          <table:table-cell/>
          <table:table-cell table:formula="of:=INDEX([.$C$1:.$C$2072]; 1847; 1)" office:value-type="float" office:value="188799960320" calcext:value-type="float">
            <text:p>188799960320</text:p>
          </table:table-cell>
          <table:table-cell table:formula="of:=[.$J$7] * [.$I$1856] + [.$J$8]" office:value-type="float" office:value="79.0908923391253" calcext:value-type="float">
            <text:p>79.0908923391253</text:p>
          </table:table-cell>
        </table:table-row>
        <table:table-row table:style-name="ro1">
          <table:table-cell office:value-type="float" office:value="287096189952" calcext:value-type="float">
            <text:p>287096189952</text:p>
          </table:table-cell>
          <table:table-cell office:value-type="float" office:value="71.3729400634766" calcext:value-type="float">
            <text:p>71.3729400634766</text:p>
          </table:table-cell>
          <table:table-cell office:value-type="float" office:value="188799690752" calcext:value-type="float">
            <text:p>188799690752</text:p>
          </table:table-cell>
          <table:table-cell office:value-type="float" office:value="67.9082336425781" calcext:value-type="float">
            <text:p>67.9082336425781</text:p>
          </table:table-cell>
          <table:table-cell/>
          <table:table-cell table:formula="of:=INDEX([.$A$1:.$A$2072]; 1848; 1)" office:value-type="float" office:value="287096224768" calcext:value-type="float">
            <text:p>287096224768</text:p>
          </table:table-cell>
          <table:table-cell table:formula="of:=[.$G$7] * [.$F$1857] + [.$G$8]" office:value-type="float" office:value="72.631643589586" calcext:value-type="float">
            <text:p>72.631643589586</text:p>
          </table:table-cell>
          <table:table-cell/>
          <table:table-cell table:formula="of:=INDEX([.$C$1:.$C$2072]; 1848; 1)" office:value-type="float" office:value="188799946752" calcext:value-type="float">
            <text:p>188799946752</text:p>
          </table:table-cell>
          <table:table-cell table:formula="of:=[.$J$7] * [.$I$1857] + [.$J$8]" office:value-type="float" office:value="78.442211555317" calcext:value-type="float">
            <text:p>78.442211555317</text:p>
          </table:table-cell>
        </table:table-row>
        <table:table-row table:style-name="ro1">
          <table:table-cell office:value-type="float" office:value="287096188160" calcext:value-type="float">
            <text:p>287096188160</text:p>
          </table:table-cell>
          <table:table-cell office:value-type="float" office:value="71.2024612426758" calcext:value-type="float">
            <text:p>71.2024612426758</text:p>
          </table:table-cell>
          <table:table-cell office:value-type="float" office:value="188799665920" calcext:value-type="float">
            <text:p>188799665920</text:p>
          </table:table-cell>
          <table:table-cell office:value-type="float" office:value="66.7181701660156" calcext:value-type="float">
            <text:p>66.7181701660156</text:p>
          </table:table-cell>
          <table:table-cell/>
          <table:table-cell table:formula="of:=INDEX([.$A$1:.$A$2072]; 1849; 1)" office:value-type="float" office:value="287096219648" calcext:value-type="float">
            <text:p>287096219648</text:p>
          </table:table-cell>
          <table:table-cell table:formula="of:=[.$G$7] * [.$F$1858] + [.$G$8]" office:value-type="float" office:value="72.3870440144092" calcext:value-type="float">
            <text:p>72.3870440144092</text:p>
          </table:table-cell>
          <table:table-cell/>
          <table:table-cell table:formula="of:=INDEX([.$C$1:.$C$2072]; 1849; 1)" office:value-type="float" office:value="188799880192" calcext:value-type="float">
            <text:p>188799880192</text:p>
          </table:table-cell>
          <table:table-cell table:formula="of:=[.$J$7] * [.$I$1858] + [.$J$8]" office:value-type="float" office:value="75.2600039374083" calcext:value-type="float">
            <text:p>75.2600039374083</text:p>
          </table:table-cell>
        </table:table-row>
        <table:table-row table:style-name="ro1">
          <table:table-cell office:value-type="float" office:value="287096188160" calcext:value-type="float">
            <text:p>287096188160</text:p>
          </table:table-cell>
          <table:table-cell office:value-type="float" office:value="71.1404342651367" calcext:value-type="float">
            <text:p>71.1404342651367</text:p>
          </table:table-cell>
          <table:table-cell office:value-type="float" office:value="188799653888" calcext:value-type="float">
            <text:p>188799653888</text:p>
          </table:table-cell>
          <table:table-cell office:value-type="float" office:value="66.1307373046875" calcext:value-type="float">
            <text:p>66.1307373046875</text:p>
          </table:table-cell>
          <table:table-cell/>
          <table:table-cell table:formula="of:=INDEX([.$A$1:.$A$2072]; 1850; 1)" office:value-type="float" office:value="287096212992" calcext:value-type="float">
            <text:p>287096212992</text:p>
          </table:table-cell>
          <table:table-cell table:formula="of:=[.$G$7] * [.$F$1859] + [.$G$8]" office:value-type="float" office:value="72.0690645668656" calcext:value-type="float">
            <text:p>72.0690645668656</text:p>
          </table:table-cell>
          <table:table-cell/>
          <table:table-cell table:formula="of:=INDEX([.$C$1:.$C$2072]; 1850; 1)" office:value-type="float" office:value="188799828224" calcext:value-type="float">
            <text:p>188799828224</text:p>
          </table:table-cell>
          <table:table-cell table:formula="of:=[.$J$7] * [.$I$1859] + [.$J$8]" office:value-type="float" office:value="72.7754341419786" calcext:value-type="float">
            <text:p>72.7754341419786</text:p>
          </table:table-cell>
        </table:table-row>
        <table:table-row table:style-name="ro1">
          <table:table-cell office:value-type="float" office:value="287096189696" calcext:value-type="float">
            <text:p>287096189696</text:p>
          </table:table-cell>
          <table:table-cell office:value-type="float" office:value="71.08154296875" calcext:value-type="float">
            <text:p>71.08154296875</text:p>
          </table:table-cell>
          <table:table-cell office:value-type="float" office:value="188799630080" calcext:value-type="float">
            <text:p>188799630080</text:p>
          </table:table-cell>
          <table:table-cell office:value-type="float" office:value="64.9789276123047" calcext:value-type="float">
            <text:p>64.9789276123047</text:p>
          </table:table-cell>
          <table:table-cell/>
          <table:table-cell table:formula="of:=INDEX([.$A$1:.$A$2072]; 1851; 1)" office:value-type="float" office:value="287096210944" calcext:value-type="float">
            <text:p>287096210944</text:p>
          </table:table-cell>
          <table:table-cell table:formula="of:=[.$G$7] * [.$F$1860] + [.$G$8]" office:value-type="float" office:value="71.971224738285" calcext:value-type="float">
            <text:p>71.971224738285</text:p>
          </table:table-cell>
          <table:table-cell/>
          <table:table-cell table:formula="of:=INDEX([.$C$1:.$C$2072]; 1851; 1)" office:value-type="float" office:value="188799815680" calcext:value-type="float">
            <text:p>188799815680</text:p>
          </table:table-cell>
          <table:table-cell table:formula="of:=[.$J$7] * [.$I$1860] + [.$J$8]" office:value-type="float" office:value="72.1757103987038" calcext:value-type="float">
            <text:p>72.1757103987038</text:p>
          </table:table-cell>
        </table:table-row>
        <table:table-row table:style-name="ro1">
          <table:table-cell office:value-type="float" office:value="287096191488" calcext:value-type="float">
            <text:p>287096191488</text:p>
          </table:table-cell>
          <table:table-cell office:value-type="float" office:value="71.0833969116211" calcext:value-type="float">
            <text:p>71.0833969116211</text:p>
          </table:table-cell>
          <table:table-cell office:value-type="float" office:value="188799618816" calcext:value-type="float">
            <text:p>188799618816</text:p>
          </table:table-cell>
          <table:table-cell office:value-type="float" office:value="64.4164352416992" calcext:value-type="float">
            <text:p>64.4164352416992</text:p>
          </table:table-cell>
          <table:table-cell/>
          <table:table-cell table:formula="of:=INDEX([.$A$1:.$A$2072]; 1852; 1)" office:value-type="float" office:value="287096206848" calcext:value-type="float">
            <text:p>287096206848</text:p>
          </table:table-cell>
          <table:table-cell table:formula="of:=[.$G$7] * [.$F$1861] + [.$G$8]" office:value-type="float" office:value="71.7755450773984" calcext:value-type="float">
            <text:p>71.7755450773984</text:p>
          </table:table-cell>
          <table:table-cell/>
          <table:table-cell table:formula="of:=INDEX([.$C$1:.$C$2072]; 1852; 1)" office:value-type="float" office:value="188799790592" calcext:value-type="float">
            <text:p>188799790592</text:p>
          </table:table-cell>
          <table:table-cell table:formula="of:=[.$J$7] * [.$I$1861] + [.$J$8]" office:value-type="float" office:value="70.9762629121542" calcext:value-type="float">
            <text:p>70.9762629121542</text:p>
          </table:table-cell>
        </table:table-row>
        <table:table-row table:style-name="ro1">
          <table:table-cell office:value-type="float" office:value="287096196608" calcext:value-type="float">
            <text:p>287096196608</text:p>
          </table:table-cell>
          <table:table-cell office:value-type="float" office:value="71.1665344238281" calcext:value-type="float">
            <text:p>71.1665344238281</text:p>
          </table:table-cell>
          <table:table-cell office:value-type="float" office:value="188799597056" calcext:value-type="float">
            <text:p>188799597056</text:p>
          </table:table-cell>
          <table:table-cell office:value-type="float" office:value="63.3302764892578" calcext:value-type="float">
            <text:p>63.3302764892578</text:p>
          </table:table-cell>
          <table:table-cell/>
          <table:table-cell table:formula="of:=INDEX([.$A$1:.$A$2072]; 1853; 1)" office:value-type="float" office:value="287096202496" calcext:value-type="float">
            <text:p>287096202496</text:p>
          </table:table-cell>
          <table:table-cell table:formula="of:=[.$G$7] * [.$F$1862] + [.$G$8]" office:value-type="float" office:value="71.5676354393363" calcext:value-type="float">
            <text:p>71.5676354393363</text:p>
          </table:table-cell>
          <table:table-cell/>
          <table:table-cell table:formula="of:=INDEX([.$C$1:.$C$2072]; 1853; 1)" office:value-type="float" office:value="188799766016" calcext:value-type="float">
            <text:p>188799766016</text:p>
          </table:table-cell>
          <table:table-cell table:formula="of:=[.$J$7] * [.$I$1862] + [.$J$8]" office:value-type="float" office:value="69.80129394494" calcext:value-type="float">
            <text:p>69.80129394494</text:p>
          </table:table-cell>
        </table:table-row>
        <table:table-row table:style-name="ro1">
          <table:table-cell office:value-type="float" office:value="287096200192" calcext:value-type="float">
            <text:p>287096200192</text:p>
          </table:table-cell>
          <table:table-cell office:value-type="float" office:value="71.2492141723633" calcext:value-type="float">
            <text:p>71.2492141723633</text:p>
          </table:table-cell>
          <table:table-cell office:value-type="float" office:value="188799586816" calcext:value-type="float">
            <text:p>188799586816</text:p>
          </table:table-cell>
          <table:table-cell office:value-type="float" office:value="62.8103065490723" calcext:value-type="float">
            <text:p>62.8103065490723</text:p>
          </table:table-cell>
          <table:table-cell/>
          <table:table-cell table:formula="of:=INDEX([.$A$1:.$A$2072]; 1854; 1)" office:value-type="float" office:value="287096200192" calcext:value-type="float">
            <text:p>287096200192</text:p>
          </table:table-cell>
          <table:table-cell table:formula="of:=[.$G$7] * [.$F$1863] + [.$G$8]" office:value-type="float" office:value="71.4575656298548" calcext:value-type="float">
            <text:p>71.4575656298548</text:p>
          </table:table-cell>
          <table:table-cell/>
          <table:table-cell table:formula="of:=INDEX([.$C$1:.$C$2072]; 1854; 1)" office:value-type="float" office:value="188799753472" calcext:value-type="float">
            <text:p>188799753472</text:p>
          </table:table-cell>
          <table:table-cell table:formula="of:=[.$J$7] * [.$I$1863] + [.$J$8]" office:value-type="float" office:value="69.2015702016652" calcext:value-type="float">
            <text:p>69.2015702016652</text:p>
          </table:table-cell>
        </table:table-row>
        <table:table-row table:style-name="ro1">
          <table:table-cell office:value-type="float" office:value="287096209152" calcext:value-type="float">
            <text:p>287096209152</text:p>
          </table:table-cell>
          <table:table-cell office:value-type="float" office:value="71.5025253295898" calcext:value-type="float">
            <text:p>71.5025253295898</text:p>
          </table:table-cell>
          <table:table-cell office:value-type="float" office:value="188799568384" calcext:value-type="float">
            <text:p>188799568384</text:p>
          </table:table-cell>
          <table:table-cell office:value-type="float" office:value="61.8321228027344" calcext:value-type="float">
            <text:p>61.8321228027344</text:p>
          </table:table-cell>
          <table:table-cell/>
          <table:table-cell table:formula="of:=INDEX([.$A$1:.$A$2072]; 1855; 1)" office:value-type="float" office:value="287096195584" calcext:value-type="float">
            <text:p>287096195584</text:p>
          </table:table-cell>
          <table:table-cell table:formula="of:=[.$G$7] * [.$F$1864] + [.$G$8]" office:value-type="float" office:value="71.2374260127544" calcext:value-type="float">
            <text:p>71.2374260127544</text:p>
          </table:table-cell>
          <table:table-cell/>
          <table:table-cell table:formula="of:=INDEX([.$C$1:.$C$2072]; 1855; 1)" office:value-type="float" office:value="188799728384" calcext:value-type="float">
            <text:p>188799728384</text:p>
          </table:table-cell>
          <table:table-cell table:formula="of:=[.$J$7] * [.$I$1864] + [.$J$8]" office:value-type="float" office:value="68.0021227151156" calcext:value-type="float">
            <text:p>68.0021227151156</text:p>
          </table:table-cell>
        </table:table-row>
        <table:table-row table:style-name="ro1">
          <table:table-cell office:value-type="float" office:value="287096219904" calcext:value-type="float">
            <text:p>287096219904</text:p>
          </table:table-cell>
          <table:table-cell office:value-type="float" office:value="71.8683395385742" calcext:value-type="float">
            <text:p>71.8683395385742</text:p>
          </table:table-cell>
          <table:table-cell office:value-type="float" office:value="188799552256" calcext:value-type="float">
            <text:p>188799552256</text:p>
          </table:table-cell>
          <table:table-cell office:value-type="float" office:value="60.9501419067383" calcext:value-type="float">
            <text:p>60.9501419067383</text:p>
          </table:table-cell>
          <table:table-cell/>
          <table:table-cell table:formula="of:=INDEX([.$A$1:.$A$2072]; 1856; 1)" office:value-type="float" office:value="287096193280" calcext:value-type="float">
            <text:p>287096193280</text:p>
          </table:table-cell>
          <table:table-cell table:formula="of:=[.$G$7] * [.$F$1865] + [.$G$8]" office:value-type="float" office:value="71.1273562032729" calcext:value-type="float">
            <text:p>71.1273562032729</text:p>
          </table:table-cell>
          <table:table-cell/>
          <table:table-cell table:formula="of:=INDEX([.$C$1:.$C$2072]; 1856; 1)" office:value-type="float" office:value="188799715840" calcext:value-type="float">
            <text:p>188799715840</text:p>
          </table:table-cell>
          <table:table-cell table:formula="of:=[.$J$7] * [.$I$1865] + [.$J$8]" office:value-type="float" office:value="67.4023989718407" calcext:value-type="float">
            <text:p>67.4023989718407</text:p>
          </table:table-cell>
        </table:table-row>
        <table:table-row table:style-name="ro1">
          <table:table-cell office:value-type="float" office:value="287096228864" calcext:value-type="float">
            <text:p>287096228864</text:p>
          </table:table-cell>
          <table:table-cell office:value-type="float" office:value="72.2862854003906" calcext:value-type="float">
            <text:p>72.2862854003906</text:p>
          </table:table-cell>
          <table:table-cell office:value-type="float" office:value="188799535360" calcext:value-type="float">
            <text:p>188799535360</text:p>
          </table:table-cell>
          <table:table-cell office:value-type="float" office:value="60.129768371582" calcext:value-type="float">
            <text:p>60.129768371582</text:p>
          </table:table-cell>
          <table:table-cell/>
          <table:table-cell table:formula="of:=INDEX([.$A$1:.$A$2072]; 1857; 1)" office:value-type="float" office:value="287096189952" calcext:value-type="float">
            <text:p>287096189952</text:p>
          </table:table-cell>
          <table:table-cell table:formula="of:=[.$G$7] * [.$F$1866] + [.$G$8]" office:value-type="float" office:value="70.9683664795011" calcext:value-type="float">
            <text:p>70.9683664795011</text:p>
          </table:table-cell>
          <table:table-cell/>
          <table:table-cell table:formula="of:=INDEX([.$C$1:.$C$2072]; 1857; 1)" office:value-type="float" office:value="188799690752" calcext:value-type="float">
            <text:p>188799690752</text:p>
          </table:table-cell>
          <table:table-cell table:formula="of:=[.$J$7] * [.$I$1866] + [.$J$8]" office:value-type="float" office:value="66.2029514852911" calcext:value-type="float">
            <text:p>66.2029514852911</text:p>
          </table:table-cell>
        </table:table-row>
        <table:table-row table:style-name="ro1">
          <table:table-cell office:value-type="float" office:value="287096232960" calcext:value-type="float">
            <text:p>287096232960</text:p>
          </table:table-cell>
          <table:table-cell office:value-type="float" office:value="72.4895706176758" calcext:value-type="float">
            <text:p>72.4895706176758</text:p>
          </table:table-cell>
          <table:table-cell office:value-type="float" office:value="188799526912" calcext:value-type="float">
            <text:p>188799526912</text:p>
          </table:table-cell>
          <table:table-cell office:value-type="float" office:value="59.7233047485352" calcext:value-type="float">
            <text:p>59.7233047485352</text:p>
          </table:table-cell>
          <table:table-cell/>
          <table:table-cell table:formula="of:=INDEX([.$A$1:.$A$2072]; 1858; 1)" office:value-type="float" office:value="287096188160" calcext:value-type="float">
            <text:p>287096188160</text:p>
          </table:table-cell>
          <table:table-cell table:formula="of:=[.$G$7] * [.$F$1867] + [.$G$8]" office:value-type="float" office:value="70.8827566280961" calcext:value-type="float">
            <text:p>70.8827566280961</text:p>
          </table:table-cell>
          <table:table-cell/>
          <table:table-cell table:formula="of:=INDEX([.$C$1:.$C$2072]; 1858; 1)" office:value-type="float" office:value="188799665920" calcext:value-type="float">
            <text:p>188799665920</text:p>
          </table:table-cell>
          <table:table-cell table:formula="of:=[.$J$7] * [.$I$1867] + [.$J$8]" office:value-type="float" office:value="65.0157432574779" calcext:value-type="float">
            <text:p>65.0157432574779</text:p>
          </table:table-cell>
        </table:table-row>
        <table:table-row table:style-name="ro1">
          <table:table-cell office:value-type="float" office:value="287096237312" calcext:value-type="float">
            <text:p>287096237312</text:p>
          </table:table-cell>
          <table:table-cell office:value-type="float" office:value="72.6947860717773" calcext:value-type="float">
            <text:p>72.6947860717773</text:p>
          </table:table-cell>
          <table:table-cell office:value-type="float" office:value="188799518208" calcext:value-type="float">
            <text:p>188799518208</text:p>
          </table:table-cell>
          <table:table-cell office:value-type="float" office:value="59.3186721801758" calcext:value-type="float">
            <text:p>59.3186721801758</text:p>
          </table:table-cell>
          <table:table-cell/>
          <table:table-cell table:formula="of:=INDEX([.$A$1:.$A$2072]; 1859; 1)" office:value-type="float" office:value="287096188160" calcext:value-type="float">
            <text:p>287096188160</text:p>
          </table:table-cell>
          <table:table-cell table:formula="of:=[.$G$7] * [.$F$1868] + [.$G$8]" office:value-type="float" office:value="70.8827566280961" calcext:value-type="float">
            <text:p>70.8827566280961</text:p>
          </table:table-cell>
          <table:table-cell/>
          <table:table-cell table:formula="of:=INDEX([.$C$1:.$C$2072]; 1859; 1)" office:value-type="float" office:value="188799653888" calcext:value-type="float">
            <text:p>188799653888</text:p>
          </table:table-cell>
          <table:table-cell table:formula="of:=[.$J$7] * [.$I$1868] + [.$J$8]" office:value-type="float" office:value="64.4404980354011" calcext:value-type="float">
            <text:p>64.4404980354011</text:p>
          </table:table-cell>
        </table:table-row>
        <table:table-row table:style-name="ro1">
          <table:table-cell office:value-type="float" office:value="287096251136" calcext:value-type="float">
            <text:p>287096251136</text:p>
          </table:table-cell>
          <table:table-cell office:value-type="float" office:value="73.3337097167969" calcext:value-type="float">
            <text:p>73.3337097167969</text:p>
          </table:table-cell>
          <table:table-cell office:value-type="float" office:value="188799491840" calcext:value-type="float">
            <text:p>188799491840</text:p>
          </table:table-cell>
          <table:table-cell office:value-type="float" office:value="58.0970802307129" calcext:value-type="float">
            <text:p>58.0970802307129</text:p>
          </table:table-cell>
          <table:table-cell/>
          <table:table-cell table:formula="of:=INDEX([.$A$1:.$A$2072]; 1860; 1)" office:value-type="float" office:value="287096189696" calcext:value-type="float">
            <text:p>287096189696</text:p>
          </table:table-cell>
          <table:table-cell table:formula="of:=[.$G$7] * [.$F$1869] + [.$G$8]" office:value-type="float" office:value="70.9561365004629" calcext:value-type="float">
            <text:p>70.9561365004629</text:p>
          </table:table-cell>
          <table:table-cell/>
          <table:table-cell table:formula="of:=INDEX([.$C$1:.$C$2072]; 1860; 1)" office:value-type="float" office:value="188799630080" calcext:value-type="float">
            <text:p>188799630080</text:p>
          </table:table-cell>
          <table:table-cell table:formula="of:=[.$J$7] * [.$I$1869] + [.$J$8]" office:value-type="float" office:value="63.3022468481213" calcext:value-type="float">
            <text:p>63.3022468481213</text:p>
          </table:table-cell>
        </table:table-row>
        <table:table-row table:style-name="ro1">
          <table:table-cell office:value-type="float" office:value="287096260096" calcext:value-type="float">
            <text:p>287096260096</text:p>
          </table:table-cell>
          <table:table-cell office:value-type="float" office:value="73.770751953125" calcext:value-type="float">
            <text:p>73.770751953125</text:p>
          </table:table-cell>
          <table:table-cell office:value-type="float" office:value="188799474688" calcext:value-type="float">
            <text:p>188799474688</text:p>
          </table:table-cell>
          <table:table-cell office:value-type="float" office:value="57.2749786376953" calcext:value-type="float">
            <text:p>57.2749786376953</text:p>
          </table:table-cell>
          <table:table-cell/>
          <table:table-cell table:formula="of:=INDEX([.$A$1:.$A$2072]; 1861; 1)" office:value-type="float" office:value="287096191488" calcext:value-type="float">
            <text:p>287096191488</text:p>
          </table:table-cell>
          <table:table-cell table:formula="of:=[.$G$7] * [.$F$1870] + [.$G$8]" office:value-type="float" office:value="71.0417463518679" calcext:value-type="float">
            <text:p>71.0417463518679</text:p>
          </table:table-cell>
          <table:table-cell/>
          <table:table-cell table:formula="of:=INDEX([.$C$1:.$C$2072]; 1861; 1)" office:value-type="float" office:value="188799618816" calcext:value-type="float">
            <text:p>188799618816</text:p>
          </table:table-cell>
          <table:table-cell table:formula="of:=[.$J$7] * [.$I$1870] + [.$J$8]" office:value-type="float" office:value="62.7637194041163" calcext:value-type="float">
            <text:p>62.7637194041163</text:p>
          </table:table-cell>
        </table:table-row>
        <table:table-row table:style-name="ro1">
          <table:table-cell office:value-type="float" office:value="287096264704" calcext:value-type="float">
            <text:p>287096264704</text:p>
          </table:table-cell>
          <table:table-cell office:value-type="float" office:value="73.9895706176758" calcext:value-type="float">
            <text:p>73.9895706176758</text:p>
          </table:table-cell>
          <table:table-cell office:value-type="float" office:value="188799465984" calcext:value-type="float">
            <text:p>188799465984</text:p>
          </table:table-cell>
          <table:table-cell office:value-type="float" office:value="56.8645095825195" calcext:value-type="float">
            <text:p>56.8645095825195</text:p>
          </table:table-cell>
          <table:table-cell/>
          <table:table-cell table:formula="of:=INDEX([.$A$1:.$A$2072]; 1862; 1)" office:value-type="float" office:value="287096196608" calcext:value-type="float">
            <text:p>287096196608</text:p>
          </table:table-cell>
          <table:table-cell table:formula="of:=[.$G$7] * [.$F$1871] + [.$G$8]" office:value-type="float" office:value="71.2863459270448" calcext:value-type="float">
            <text:p>71.2863459270448</text:p>
          </table:table-cell>
          <table:table-cell/>
          <table:table-cell table:formula="of:=INDEX([.$C$1:.$C$2072]; 1862; 1)" office:value-type="float" office:value="188799597056" calcext:value-type="float">
            <text:p>188799597056</text:p>
          </table:table-cell>
          <table:table-cell table:formula="of:=[.$J$7] * [.$I$1871] + [.$J$8]" office:value-type="float" office:value="61.7233822979033" calcext:value-type="float">
            <text:p>61.7233822979033</text:p>
          </table:table-cell>
        </table:table-row>
        <table:table-row table:style-name="ro1">
          <table:table-cell office:value-type="float" office:value="287096269312" calcext:value-type="float">
            <text:p>287096269312</text:p>
          </table:table-cell>
          <table:table-cell office:value-type="float" office:value="74.2083587646484" calcext:value-type="float">
            <text:p>74.2083587646484</text:p>
          </table:table-cell>
          <table:table-cell office:value-type="float" office:value="188799457536" calcext:value-type="float">
            <text:p>188799457536</text:p>
          </table:table-cell>
          <table:table-cell office:value-type="float" office:value="56.4543724060059" calcext:value-type="float">
            <text:p>56.4543724060059</text:p>
          </table:table-cell>
          <table:table-cell/>
          <table:table-cell table:formula="of:=INDEX([.$A$1:.$A$2072]; 1863; 1)" office:value-type="float" office:value="287096200192" calcext:value-type="float">
            <text:p>287096200192</text:p>
          </table:table-cell>
          <table:table-cell table:formula="of:=[.$G$7] * [.$F$1872] + [.$G$8]" office:value-type="float" office:value="71.4575656298548" calcext:value-type="float">
            <text:p>71.4575656298548</text:p>
          </table:table-cell>
          <table:table-cell/>
          <table:table-cell table:formula="of:=INDEX([.$C$1:.$C$2072]; 1863; 1)" office:value-type="float" office:value="188799586816" calcext:value-type="float">
            <text:p>188799586816</text:p>
          </table:table-cell>
          <table:table-cell table:formula="of:=[.$J$7] * [.$I$1872] + [.$J$8]" office:value-type="float" office:value="61.2338118962944" calcext:value-type="float">
            <text:p>61.2338118962944</text:p>
          </table:table-cell>
        </table:table-row>
        <table:table-row table:style-name="ro1">
          <table:table-cell office:value-type="float" office:value="287096282624" calcext:value-type="float">
            <text:p>287096282624</text:p>
          </table:table-cell>
          <table:table-cell office:value-type="float" office:value="74.8638229370117" calcext:value-type="float">
            <text:p>74.8638229370117</text:p>
          </table:table-cell>
          <table:table-cell office:value-type="float" office:value="188799431680" calcext:value-type="float">
            <text:p>188799431680</text:p>
          </table:table-cell>
          <table:table-cell office:value-type="float" office:value="55.2262306213379" calcext:value-type="float">
            <text:p>55.2262306213379</text:p>
          </table:table-cell>
          <table:table-cell/>
          <table:table-cell table:formula="of:=INDEX([.$A$1:.$A$2072]; 1864; 1)" office:value-type="float" office:value="287096209152" calcext:value-type="float">
            <text:p>287096209152</text:p>
          </table:table-cell>
          <table:table-cell table:formula="of:=[.$G$7] * [.$F$1873] + [.$G$8]" office:value-type="float" office:value="71.8856148868799" calcext:value-type="float">
            <text:p>71.8856148868799</text:p>
          </table:table-cell>
          <table:table-cell/>
          <table:table-cell table:formula="of:=INDEX([.$C$1:.$C$2072]; 1864; 1)" office:value-type="float" office:value="188799568384" calcext:value-type="float">
            <text:p>188799568384</text:p>
          </table:table-cell>
          <table:table-cell table:formula="of:=[.$J$7] * [.$I$1873] + [.$J$8]" office:value-type="float" office:value="60.352585170418" calcext:value-type="float">
            <text:p>60.352585170418</text:p>
          </table:table-cell>
        </table:table-row>
        <table:table-row table:style-name="ro1">
          <table:table-cell office:value-type="float" office:value="287096286720" calcext:value-type="float">
            <text:p>287096286720</text:p>
          </table:table-cell>
          <table:table-cell office:value-type="float" office:value="75.0750198364258" calcext:value-type="float">
            <text:p>75.0750198364258</text:p>
          </table:table-cell>
          <table:table-cell office:value-type="float" office:value="188799422976" calcext:value-type="float">
            <text:p>188799422976</text:p>
          </table:table-cell>
          <table:table-cell office:value-type="float" office:value="54.8146858215332" calcext:value-type="float">
            <text:p>54.8146858215332</text:p>
          </table:table-cell>
          <table:table-cell/>
          <table:table-cell table:formula="of:=INDEX([.$A$1:.$A$2072]; 1865; 1)" office:value-type="float" office:value="287096219904" calcext:value-type="float">
            <text:p>287096219904</text:p>
          </table:table-cell>
          <table:table-cell table:formula="of:=[.$G$7] * [.$F$1874] + [.$G$8]" office:value-type="float" office:value="72.3992739934474" calcext:value-type="float">
            <text:p>72.3992739934474</text:p>
          </table:table-cell>
          <table:table-cell/>
          <table:table-cell table:formula="of:=INDEX([.$C$1:.$C$2072]; 1865; 1)" office:value-type="float" office:value="188799552256" calcext:value-type="float">
            <text:p>188799552256</text:p>
          </table:table-cell>
          <table:table-cell table:formula="of:=[.$J$7] * [.$I$1874] + [.$J$8]" office:value-type="float" office:value="59.5815117862076" calcext:value-type="float">
            <text:p>59.5815117862076</text:p>
          </table:table-cell>
        </table:table-row>
        <table:table-row table:style-name="ro1">
          <table:table-cell office:value-type="float" office:value="287096295424" calcext:value-type="float">
            <text:p>287096295424</text:p>
          </table:table-cell>
          <table:table-cell office:value-type="float" office:value="75.4960403442383" calcext:value-type="float">
            <text:p>75.4960403442383</text:p>
          </table:table-cell>
          <table:table-cell office:value-type="float" office:value="188799406080" calcext:value-type="float">
            <text:p>188799406080</text:p>
          </table:table-cell>
          <table:table-cell office:value-type="float" office:value="53.9934425354004" calcext:value-type="float">
            <text:p>53.9934425354004</text:p>
          </table:table-cell>
          <table:table-cell/>
          <table:table-cell table:formula="of:=INDEX([.$A$1:.$A$2072]; 1866; 1)" office:value-type="float" office:value="287096228864" calcext:value-type="float">
            <text:p>287096228864</text:p>
          </table:table-cell>
          <table:table-cell table:formula="of:=[.$G$7] * [.$F$1875] + [.$G$8]" office:value-type="float" office:value="72.8273232504725" calcext:value-type="float">
            <text:p>72.8273232504725</text:p>
          </table:table-cell>
          <table:table-cell/>
          <table:table-cell table:formula="of:=INDEX([.$C$1:.$C$2072]; 1866; 1)" office:value-type="float" office:value="188799535360" calcext:value-type="float">
            <text:p>188799535360</text:p>
          </table:table-cell>
          <table:table-cell table:formula="of:=[.$J$7] * [.$I$1875] + [.$J$8]" office:value-type="float" office:value="58.7737206220627" calcext:value-type="float">
            <text:p>58.7737206220627</text:p>
          </table:table-cell>
        </table:table-row>
        <table:table-row table:style-name="ro1">
          <table:table-cell office:value-type="float" office:value="287096299776" calcext:value-type="float">
            <text:p>287096299776</text:p>
          </table:table-cell>
          <table:table-cell office:value-type="float" office:value="75.7037200927734" calcext:value-type="float">
            <text:p>75.7037200927734</text:p>
          </table:table-cell>
          <table:table-cell office:value-type="float" office:value="188799397888" calcext:value-type="float">
            <text:p>188799397888</text:p>
          </table:table-cell>
          <table:table-cell office:value-type="float" office:value="53.5919342041016" calcext:value-type="float">
            <text:p>53.5919342041016</text:p>
          </table:table-cell>
          <table:table-cell/>
          <table:table-cell table:formula="of:=INDEX([.$A$1:.$A$2072]; 1867; 1)" office:value-type="float" office:value="287096232960" calcext:value-type="float">
            <text:p>287096232960</text:p>
          </table:table-cell>
          <table:table-cell table:formula="of:=[.$G$7] * [.$F$1876] + [.$G$8]" office:value-type="float" office:value="73.0230029113591" calcext:value-type="float">
            <text:p>73.0230029113591</text:p>
          </table:table-cell>
          <table:table-cell/>
          <table:table-cell table:formula="of:=INDEX([.$C$1:.$C$2072]; 1867; 1)" office:value-type="float" office:value="188799526912" calcext:value-type="float">
            <text:p>188799526912</text:p>
          </table:table-cell>
          <table:table-cell table:formula="of:=[.$J$7] * [.$I$1876] + [.$J$8]" office:value-type="float" office:value="58.3698250390589" calcext:value-type="float">
            <text:p>58.3698250390589</text:p>
          </table:table-cell>
        </table:table-row>
        <table:table-row table:style-name="ro1">
          <table:table-cell office:value-type="float" office:value="287096303616" calcext:value-type="float">
            <text:p>287096303616</text:p>
          </table:table-cell>
          <table:table-cell office:value-type="float" office:value="75.9051208496094" calcext:value-type="float">
            <text:p>75.9051208496094</text:p>
          </table:table-cell>
          <table:table-cell office:value-type="float" office:value="188799389952" calcext:value-type="float">
            <text:p>188799389952</text:p>
          </table:table-cell>
          <table:table-cell office:value-type="float" office:value="53.2023468017578" calcext:value-type="float">
            <text:p>53.2023468017578</text:p>
          </table:table-cell>
          <table:table-cell/>
          <table:table-cell table:formula="of:=INDEX([.$A$1:.$A$2072]; 1868; 1)" office:value-type="float" office:value="287096237312" calcext:value-type="float">
            <text:p>287096237312</text:p>
          </table:table-cell>
          <table:table-cell table:formula="of:=[.$G$7] * [.$F$1877] + [.$G$8]" office:value-type="float" office:value="73.2309125494212" calcext:value-type="float">
            <text:p>73.2309125494212</text:p>
          </table:table-cell>
          <table:table-cell/>
          <table:table-cell table:formula="of:=INDEX([.$C$1:.$C$2072]; 1868; 1)" office:value-type="float" office:value="188799518208" calcext:value-type="float">
            <text:p>188799518208</text:p>
          </table:table-cell>
          <table:table-cell table:formula="of:=[.$J$7] * [.$I$1877] + [.$J$8]" office:value-type="float" office:value="57.9536901973188" calcext:value-type="float">
            <text:p>57.9536901973188</text:p>
          </table:table-cell>
        </table:table-row>
        <table:table-row table:style-name="ro1">
          <table:table-cell office:value-type="float" office:value="287096315136" calcext:value-type="float">
            <text:p>287096315136</text:p>
          </table:table-cell>
          <table:table-cell office:value-type="float" office:value="76.4699020385742" calcext:value-type="float">
            <text:p>76.4699020385742</text:p>
          </table:table-cell>
          <table:table-cell office:value-type="float" office:value="188799368192" calcext:value-type="float">
            <text:p>188799368192</text:p>
          </table:table-cell>
          <table:table-cell office:value-type="float" office:value="52.1081123352051" calcext:value-type="float">
            <text:p>52.1081123352051</text:p>
          </table:table-cell>
          <table:table-cell/>
          <table:table-cell table:formula="of:=INDEX([.$A$1:.$A$2072]; 1869; 1)" office:value-type="float" office:value="287096251136" calcext:value-type="float">
            <text:p>287096251136</text:p>
          </table:table-cell>
          <table:table-cell table:formula="of:=[.$G$7] * [.$F$1878] + [.$G$8]" office:value-type="float" office:value="73.8913314025849" calcext:value-type="float">
            <text:p>73.8913314025849</text:p>
          </table:table-cell>
          <table:table-cell/>
          <table:table-cell table:formula="of:=INDEX([.$C$1:.$C$2072]; 1869; 1)" office:value-type="float" office:value="188799491840" calcext:value-type="float">
            <text:p>188799491840</text:p>
          </table:table-cell>
          <table:table-cell table:formula="of:=[.$J$7] * [.$I$1878] + [.$J$8]" office:value-type="float" office:value="56.6930464096367" calcext:value-type="float">
            <text:p>56.6930464096367</text:p>
          </table:table-cell>
        </table:table-row>
        <table:table-row table:style-name="ro1">
          <table:table-cell office:value-type="float" office:value="287096318464" calcext:value-type="float">
            <text:p>287096318464</text:p>
          </table:table-cell>
          <table:table-cell office:value-type="float" office:value="76.645263671875" calcext:value-type="float">
            <text:p>76.645263671875</text:p>
          </table:table-cell>
          <table:table-cell office:value-type="float" office:value="188799361280" calcext:value-type="float">
            <text:p>188799361280</text:p>
          </table:table-cell>
          <table:table-cell office:value-type="float" office:value="51.7681350708008" calcext:value-type="float">
            <text:p>51.7681350708008</text:p>
          </table:table-cell>
          <table:table-cell/>
          <table:table-cell table:formula="of:=INDEX([.$A$1:.$A$2072]; 1870; 1)" office:value-type="float" office:value="287096260096" calcext:value-type="float">
            <text:p>287096260096</text:p>
          </table:table-cell>
          <table:table-cell table:formula="of:=[.$G$7] * [.$F$1879] + [.$G$8]" office:value-type="float" office:value="74.3193806577474" calcext:value-type="float">
            <text:p>74.3193806577474</text:p>
          </table:table-cell>
          <table:table-cell/>
          <table:table-cell table:formula="of:=INDEX([.$C$1:.$C$2072]; 1870; 1)" office:value-type="float" office:value="188799474688" calcext:value-type="float">
            <text:p>188799474688</text:p>
          </table:table-cell>
          <table:table-cell table:formula="of:=[.$J$7] * [.$I$1879] + [.$J$8]" office:value-type="float" office:value="55.8730159848929" calcext:value-type="float">
            <text:p>55.8730159848929</text:p>
          </table:table-cell>
        </table:table-row>
        <table:table-row table:style-name="ro1">
          <table:table-cell office:value-type="float" office:value="287096322048" calcext:value-type="float">
            <text:p>287096322048</text:p>
          </table:table-cell>
          <table:table-cell office:value-type="float" office:value="76.8149795532227" calcext:value-type="float">
            <text:p>76.8149795532227</text:p>
          </table:table-cell>
          <table:table-cell office:value-type="float" office:value="188799354624" calcext:value-type="float">
            <text:p>188799354624</text:p>
          </table:table-cell>
          <table:table-cell office:value-type="float" office:value="51.439094543457" calcext:value-type="float">
            <text:p>51.439094543457</text:p>
          </table:table-cell>
          <table:table-cell/>
          <table:table-cell table:formula="of:=INDEX([.$A$1:.$A$2072]; 1871; 1)" office:value-type="float" office:value="287096264704" calcext:value-type="float">
            <text:p>287096264704</text:p>
          </table:table-cell>
          <table:table-cell table:formula="of:=[.$G$7] * [.$F$1880] + [.$G$8]" office:value-type="float" office:value="74.5395202767104" calcext:value-type="float">
            <text:p>74.5395202767104</text:p>
          </table:table-cell>
          <table:table-cell/>
          <table:table-cell table:formula="of:=INDEX([.$C$1:.$C$2072]; 1871; 1)" office:value-type="float" office:value="188799465984" calcext:value-type="float">
            <text:p>188799465984</text:p>
          </table:table-cell>
          <table:table-cell table:formula="of:=[.$J$7] * [.$I$1880] + [.$J$8]" office:value-type="float" office:value="55.4568811431527" calcext:value-type="float">
            <text:p>55.4568811431527</text:p>
          </table:table-cell>
        </table:table-row>
        <table:table-row table:style-name="ro1">
          <table:table-cell office:value-type="float" office:value="287096328704" calcext:value-type="float">
            <text:p>287096328704</text:p>
          </table:table-cell>
          <table:table-cell office:value-type="float" office:value="77.1421890258789" calcext:value-type="float">
            <text:p>77.1421890258789</text:p>
          </table:table-cell>
          <table:table-cell office:value-type="float" office:value="188799341568" calcext:value-type="float">
            <text:p>188799341568</text:p>
          </table:table-cell>
          <table:table-cell office:value-type="float" office:value="50.8047256469727" calcext:value-type="float">
            <text:p>50.8047256469727</text:p>
          </table:table-cell>
          <table:table-cell/>
          <table:table-cell table:formula="of:=INDEX([.$A$1:.$A$2072]; 1872; 1)" office:value-type="float" office:value="287096269312" calcext:value-type="float">
            <text:p>287096269312</text:p>
          </table:table-cell>
          <table:table-cell table:formula="of:=[.$G$7] * [.$F$1881] + [.$G$8]" office:value-type="float" office:value="74.7596598938108" calcext:value-type="float">
            <text:p>74.7596598938108</text:p>
          </table:table-cell>
          <table:table-cell/>
          <table:table-cell table:formula="of:=INDEX([.$C$1:.$C$2072]; 1872; 1)" office:value-type="float" office:value="188799457536" calcext:value-type="float">
            <text:p>188799457536</text:p>
          </table:table-cell>
          <table:table-cell table:formula="of:=[.$J$7] * [.$I$1881] + [.$J$8]" office:value-type="float" office:value="55.052985560149" calcext:value-type="float">
            <text:p>55.052985560149</text:p>
          </table:table-cell>
        </table:table-row>
        <table:table-row table:style-name="ro1">
          <table:table-cell office:value-type="float" office:value="287096332032" calcext:value-type="float">
            <text:p>287096332032</text:p>
          </table:table-cell>
          <table:table-cell office:value-type="float" office:value="77.3024520874023" calcext:value-type="float">
            <text:p>77.3024520874023</text:p>
          </table:table-cell>
          <table:table-cell office:value-type="float" office:value="188799334912" calcext:value-type="float">
            <text:p>188799334912</text:p>
          </table:table-cell>
          <table:table-cell office:value-type="float" office:value="50.4940452575684" calcext:value-type="float">
            <text:p>50.4940452575684</text:p>
          </table:table-cell>
          <table:table-cell/>
          <table:table-cell table:formula="of:=INDEX([.$A$1:.$A$2072]; 1873; 1)" office:value-type="float" office:value="287096282624" calcext:value-type="float">
            <text:p>287096282624</text:p>
          </table:table-cell>
          <table:table-cell table:formula="of:=[.$G$7] * [.$F$1882] + [.$G$8]" office:value-type="float" office:value="75.395618788898" calcext:value-type="float">
            <text:p>75.395618788898</text:p>
          </table:table-cell>
          <table:table-cell/>
          <table:table-cell table:formula="of:=INDEX([.$C$1:.$C$2072]; 1873; 1)" office:value-type="float" office:value="188799431680" calcext:value-type="float">
            <text:p>188799431680</text:p>
          </table:table-cell>
          <table:table-cell table:formula="of:=[.$J$7] * [.$I$1882] + [.$J$8]" office:value-type="float" office:value="53.8168202936649" calcext:value-type="float">
            <text:p>53.8168202936649</text:p>
          </table:table-cell>
        </table:table-row>
        <table:table-row table:style-name="ro1">
          <table:table-cell office:value-type="float" office:value="287096335616" calcext:value-type="float">
            <text:p>287096335616</text:p>
          </table:table-cell>
          <table:table-cell office:value-type="float" office:value="77.4620513916016" calcext:value-type="float">
            <text:p>77.4620513916016</text:p>
          </table:table-cell>
          <table:table-cell office:value-type="float" office:value="188799328512" calcext:value-type="float">
            <text:p>188799328512</text:p>
          </table:table-cell>
          <table:table-cell office:value-type="float" office:value="50.1846427917481" calcext:value-type="float">
            <text:p>50.1846427917481</text:p>
          </table:table-cell>
          <table:table-cell/>
          <table:table-cell table:formula="of:=INDEX([.$A$1:.$A$2072]; 1874; 1)" office:value-type="float" office:value="287096286720" calcext:value-type="float">
            <text:p>287096286720</text:p>
          </table:table-cell>
          <table:table-cell table:formula="of:=[.$G$7] * [.$F$1883] + [.$G$8]" office:value-type="float" office:value="75.5912984479219" calcext:value-type="float">
            <text:p>75.5912984479219</text:p>
          </table:table-cell>
          <table:table-cell/>
          <table:table-cell table:formula="of:=INDEX([.$C$1:.$C$2072]; 1874; 1)" office:value-type="float" office:value="188799422976" calcext:value-type="float">
            <text:p>188799422976</text:p>
          </table:table-cell>
          <table:table-cell table:formula="of:=[.$J$7] * [.$I$1883] + [.$J$8]" office:value-type="float" office:value="53.4006854500622" calcext:value-type="float">
            <text:p>53.4006854500622</text:p>
          </table:table-cell>
        </table:table-row>
        <table:table-row table:style-name="ro1">
          <table:table-cell office:value-type="float" office:value="287096338944" calcext:value-type="float">
            <text:p>287096338944</text:p>
          </table:table-cell>
          <table:table-cell office:value-type="float" office:value="77.6222305297852" calcext:value-type="float">
            <text:p>77.6222305297852</text:p>
          </table:table-cell>
          <table:table-cell office:value-type="float" office:value="188799321856" calcext:value-type="float">
            <text:p>188799321856</text:p>
          </table:table-cell>
          <table:table-cell office:value-type="float" office:value="49.874137878418" calcext:value-type="float">
            <text:p>49.874137878418</text:p>
          </table:table-cell>
          <table:table-cell/>
          <table:table-cell table:formula="of:=INDEX([.$A$1:.$A$2072]; 1875; 1)" office:value-type="float" office:value="287096295424" calcext:value-type="float">
            <text:p>287096295424</text:p>
          </table:table-cell>
          <table:table-cell table:formula="of:=[.$G$7] * [.$F$1884] + [.$G$8]" office:value-type="float" office:value="76.0071177259088" calcext:value-type="float">
            <text:p>76.0071177259088</text:p>
          </table:table-cell>
          <table:table-cell/>
          <table:table-cell table:formula="of:=INDEX([.$C$1:.$C$2072]; 1875; 1)" office:value-type="float" office:value="188799406080" calcext:value-type="float">
            <text:p>188799406080</text:p>
          </table:table-cell>
          <table:table-cell table:formula="of:=[.$J$7] * [.$I$1884] + [.$J$8]" office:value-type="float" office:value="52.5928942859173" calcext:value-type="float">
            <text:p>52.5928942859173</text:p>
          </table:table-cell>
        </table:table-row>
        <table:table-row table:style-name="ro1">
          <table:table-cell office:value-type="float" office:value="287096349440" calcext:value-type="float">
            <text:p>287096349440</text:p>
          </table:table-cell>
          <table:table-cell office:value-type="float" office:value="78.1119842529297" calcext:value-type="float">
            <text:p>78.1119842529297</text:p>
          </table:table-cell>
          <table:table-cell office:value-type="float" office:value="188799301632" calcext:value-type="float">
            <text:p>188799301632</text:p>
          </table:table-cell>
          <table:table-cell office:value-type="float" office:value="48.9247207641602" calcext:value-type="float">
            <text:p>48.9247207641602</text:p>
          </table:table-cell>
          <table:table-cell/>
          <table:table-cell table:formula="of:=INDEX([.$A$1:.$A$2072]; 1876; 1)" office:value-type="float" office:value="287096299776" calcext:value-type="float">
            <text:p>287096299776</text:p>
          </table:table-cell>
          <table:table-cell table:formula="of:=[.$G$7] * [.$F$1885] + [.$G$8]" office:value-type="float" office:value="76.2150273658335" calcext:value-type="float">
            <text:p>76.2150273658335</text:p>
          </table:table-cell>
          <table:table-cell/>
          <table:table-cell table:formula="of:=INDEX([.$C$1:.$C$2072]; 1876; 1)" office:value-type="float" office:value="188799397888" calcext:value-type="float">
            <text:p>188799397888</text:p>
          </table:table-cell>
          <table:table-cell table:formula="of:=[.$J$7] * [.$I$1885] + [.$J$8]" office:value-type="float" office:value="52.2012379635125" calcext:value-type="float">
            <text:p>52.2012379635125</text:p>
          </table:table-cell>
        </table:table-row>
        <table:table-row table:style-name="ro1">
          <table:table-cell office:value-type="float" office:value="287096352512" calcext:value-type="float">
            <text:p>287096352512</text:p>
          </table:table-cell>
          <table:table-cell office:value-type="float" office:value="78.2801666259766" calcext:value-type="float">
            <text:p>78.2801666259766</text:p>
          </table:table-cell>
          <table:table-cell office:value-type="float" office:value="188799294464" calcext:value-type="float">
            <text:p>188799294464</text:p>
          </table:table-cell>
          <table:table-cell office:value-type="float" office:value="48.5987014770508" calcext:value-type="float">
            <text:p>48.5987014770508</text:p>
          </table:table-cell>
          <table:table-cell/>
          <table:table-cell table:formula="of:=INDEX([.$A$1:.$A$2072]; 1877; 1)" office:value-type="float" office:value="287096303616" calcext:value-type="float">
            <text:p>287096303616</text:p>
          </table:table-cell>
          <table:table-cell table:formula="of:=[.$G$7] * [.$F$1886] + [.$G$8]" office:value-type="float" office:value="76.3984770458192" calcext:value-type="float">
            <text:p>76.3984770458192</text:p>
          </table:table-cell>
          <table:table-cell/>
          <table:table-cell table:formula="of:=INDEX([.$C$1:.$C$2072]; 1877; 1)" office:value-type="float" office:value="188799389952" calcext:value-type="float">
            <text:p>188799389952</text:p>
          </table:table-cell>
          <table:table-cell table:formula="of:=[.$J$7] * [.$I$1886] + [.$J$8]" office:value-type="float" office:value="51.8218209017068" calcext:value-type="float">
            <text:p>51.8218209017068</text:p>
          </table:table-cell>
        </table:table-row>
        <table:table-row table:style-name="ro1">
          <table:table-cell office:value-type="float" office:value="287096358400" calcext:value-type="float">
            <text:p>287096358400</text:p>
          </table:table-cell>
          <table:table-cell office:value-type="float" office:value="78.6011428833008" calcext:value-type="float">
            <text:p>78.6011428833008</text:p>
          </table:table-cell>
          <table:table-cell office:value-type="float" office:value="188799279360" calcext:value-type="float">
            <text:p>188799279360</text:p>
          </table:table-cell>
          <table:table-cell office:value-type="float" office:value="47.9208717346191" calcext:value-type="float">
            <text:p>47.9208717346191</text:p>
          </table:table-cell>
          <table:table-cell/>
          <table:table-cell table:formula="of:=INDEX([.$A$1:.$A$2072]; 1878; 1)" office:value-type="float" office:value="287096315136" calcext:value-type="float">
            <text:p>287096315136</text:p>
          </table:table-cell>
          <table:table-cell table:formula="of:=[.$G$7] * [.$F$1887] + [.$G$8]" office:value-type="float" office:value="76.9488260895014" calcext:value-type="float">
            <text:p>76.9488260895014</text:p>
          </table:table-cell>
          <table:table-cell/>
          <table:table-cell table:formula="of:=INDEX([.$C$1:.$C$2072]; 1878; 1)" office:value-type="float" office:value="188799368192" calcext:value-type="float">
            <text:p>188799368192</text:p>
          </table:table-cell>
          <table:table-cell table:formula="of:=[.$J$7] * [.$I$1887] + [.$J$8]" office:value-type="float" office:value="50.7814837954938" calcext:value-type="float">
            <text:p>50.7814837954938</text:p>
          </table:table-cell>
        </table:table-row>
        <table:table-row table:style-name="ro1">
          <table:table-cell office:value-type="float" office:value="287096361728" calcext:value-type="float">
            <text:p>287096361728</text:p>
          </table:table-cell>
          <table:table-cell office:value-type="float" office:value="78.7545700073242" calcext:value-type="float">
            <text:p>78.7545700073242</text:p>
          </table:table-cell>
          <table:table-cell office:value-type="float" office:value="188799271936" calcext:value-type="float">
            <text:p>188799271936</text:p>
          </table:table-cell>
          <table:table-cell office:value-type="float" office:value="47.568115234375" calcext:value-type="float">
            <text:p>47.568115234375</text:p>
          </table:table-cell>
          <table:table-cell/>
          <table:table-cell table:formula="of:=INDEX([.$A$1:.$A$2072]; 1879; 1)" office:value-type="float" office:value="287096318464" calcext:value-type="float">
            <text:p>287096318464</text:p>
          </table:table-cell>
          <table:table-cell table:formula="of:=[.$G$7] * [.$F$1888] + [.$G$8]" office:value-type="float" office:value="77.1078158132732" calcext:value-type="float">
            <text:p>77.1078158132732</text:p>
          </table:table-cell>
          <table:table-cell/>
          <table:table-cell table:formula="of:=INDEX([.$C$1:.$C$2072]; 1879; 1)" office:value-type="float" office:value="188799361280" calcext:value-type="float">
            <text:p>188799361280</text:p>
          </table:table-cell>
          <table:table-cell table:formula="of:=[.$J$7] * [.$I$1888] + [.$J$8]" office:value-type="float" office:value="50.4510237742215" calcext:value-type="float">
            <text:p>50.4510237742215</text:p>
          </table:table-cell>
        </table:table-row>
        <table:table-row table:style-name="ro1">
          <table:table-cell office:value-type="float" office:value="287096365312" calcext:value-type="float">
            <text:p>287096365312</text:p>
          </table:table-cell>
          <table:table-cell office:value-type="float" office:value="78.9146957397461" calcext:value-type="float">
            <text:p>78.9146957397461</text:p>
          </table:table-cell>
          <table:table-cell office:value-type="float" office:value="188799264256" calcext:value-type="float">
            <text:p>188799264256</text:p>
          </table:table-cell>
          <table:table-cell office:value-type="float" office:value="47.2100715637207" calcext:value-type="float">
            <text:p>47.2100715637207</text:p>
          </table:table-cell>
          <table:table-cell/>
          <table:table-cell table:formula="of:=INDEX([.$A$1:.$A$2072]; 1880; 1)" office:value-type="float" office:value="287096322048" calcext:value-type="float">
            <text:p>287096322048</text:p>
          </table:table-cell>
          <table:table-cell table:formula="of:=[.$G$7] * [.$F$1889] + [.$G$8]" office:value-type="float" office:value="77.2790355160832" calcext:value-type="float">
            <text:p>77.2790355160832</text:p>
          </table:table-cell>
          <table:table-cell/>
          <table:table-cell table:formula="of:=INDEX([.$C$1:.$C$2072]; 1880; 1)" office:value-type="float" office:value="188799354624" calcext:value-type="float">
            <text:p>188799354624</text:p>
          </table:table-cell>
          <table:table-cell table:formula="of:=[.$J$7] * [.$I$1889] + [.$J$8]" office:value-type="float" office:value="50.1328030116856" calcext:value-type="float">
            <text:p>50.1328030116856</text:p>
          </table:table-cell>
        </table:table-row>
        <table:table-row table:style-name="ro1">
          <table:table-cell office:value-type="float" office:value="287096368896" calcext:value-type="float">
            <text:p>287096368896</text:p>
          </table:table-cell>
          <table:table-cell office:value-type="float" office:value="79.0816497802734" calcext:value-type="float">
            <text:p>79.0816497802734</text:p>
          </table:table-cell>
          <table:table-cell office:value-type="float" office:value="188799256576" calcext:value-type="float">
            <text:p>188799256576</text:p>
          </table:table-cell>
          <table:table-cell office:value-type="float" office:value="46.8469848632813" calcext:value-type="float">
            <text:p>46.8469848632813</text:p>
          </table:table-cell>
          <table:table-cell/>
          <table:table-cell table:formula="of:=INDEX([.$A$1:.$A$2072]; 1881; 1)" office:value-type="float" office:value="287096328704" calcext:value-type="float">
            <text:p>287096328704</text:p>
          </table:table-cell>
          <table:table-cell table:formula="of:=[.$G$7] * [.$F$1890] + [.$G$8]" office:value-type="float" office:value="77.5970149636269" calcext:value-type="float">
            <text:p>77.5970149636269</text:p>
          </table:table-cell>
          <table:table-cell/>
          <table:table-cell table:formula="of:=INDEX([.$C$1:.$C$2072]; 1881; 1)" office:value-type="float" office:value="188799341568" calcext:value-type="float">
            <text:p>188799341568</text:p>
          </table:table-cell>
          <table:table-cell table:formula="of:=[.$J$7] * [.$I$1890] + [.$J$8]" office:value-type="float" office:value="49.5086007472128" calcext:value-type="float">
            <text:p>49.5086007472128</text:p>
          </table:table-cell>
        </table:table-row>
        <table:table-row table:style-name="ro1">
          <table:table-cell office:value-type="float" office:value="287096379648" calcext:value-type="float">
            <text:p>287096379648</text:p>
          </table:table-cell>
          <table:table-cell office:value-type="float" office:value="79.5969543457031" calcext:value-type="float">
            <text:p>79.5969543457031</text:p>
          </table:table-cell>
          <table:table-cell office:value-type="float" office:value="188799233280" calcext:value-type="float">
            <text:p>188799233280</text:p>
          </table:table-cell>
          <table:table-cell office:value-type="float" office:value="45.7291069030762" calcext:value-type="float">
            <text:p>45.7291069030762</text:p>
          </table:table-cell>
          <table:table-cell/>
          <table:table-cell table:formula="of:=INDEX([.$A$1:.$A$2072]; 1882; 1)" office:value-type="float" office:value="287096332032" calcext:value-type="float">
            <text:p>287096332032</text:p>
          </table:table-cell>
          <table:table-cell table:formula="of:=[.$G$7] * [.$F$1891] + [.$G$8]" office:value-type="float" office:value="77.7560046873987" calcext:value-type="float">
            <text:p>77.7560046873987</text:p>
          </table:table-cell>
          <table:table-cell/>
          <table:table-cell table:formula="of:=INDEX([.$C$1:.$C$2072]; 1882; 1)" office:value-type="float" office:value="188799334912" calcext:value-type="float">
            <text:p>188799334912</text:p>
          </table:table-cell>
          <table:table-cell table:formula="of:=[.$J$7] * [.$I$1891] + [.$J$8]" office:value-type="float" office:value="49.1903799865395" calcext:value-type="float">
            <text:p>49.1903799865395</text:p>
          </table:table-cell>
        </table:table-row>
        <table:table-row table:style-name="ro1">
          <table:table-cell office:value-type="float" office:value="287096383232" calcext:value-type="float">
            <text:p>287096383232</text:p>
          </table:table-cell>
          <table:table-cell office:value-type="float" office:value="79.7684707641602" calcext:value-type="float">
            <text:p>79.7684707641602</text:p>
          </table:table-cell>
          <table:table-cell office:value-type="float" office:value="188799225344" calcext:value-type="float">
            <text:p>188799225344</text:p>
          </table:table-cell>
          <table:table-cell office:value-type="float" office:value="45.355770111084" calcext:value-type="float">
            <text:p>45.355770111084</text:p>
          </table:table-cell>
          <table:table-cell/>
          <table:table-cell table:formula="of:=INDEX([.$A$1:.$A$2072]; 1883; 1)" office:value-type="float" office:value="287096335616" calcext:value-type="float">
            <text:p>287096335616</text:p>
          </table:table-cell>
          <table:table-cell table:formula="of:=[.$G$7] * [.$F$1892] + [.$G$8]" office:value-type="float" office:value="77.9272243902087" calcext:value-type="float">
            <text:p>77.9272243902087</text:p>
          </table:table-cell>
          <table:table-cell/>
          <table:table-cell table:formula="of:=INDEX([.$C$1:.$C$2072]; 1883; 1)" office:value-type="float" office:value="188799328512" calcext:value-type="float">
            <text:p>188799328512</text:p>
          </table:table-cell>
          <table:table-cell table:formula="of:=[.$J$7] * [.$I$1892] + [.$J$8]" office:value-type="float" office:value="48.8843984846026" calcext:value-type="float">
            <text:p>48.8843984846026</text:p>
          </table:table-cell>
        </table:table-row>
        <table:table-row table:style-name="ro1">
          <table:table-cell office:value-type="float" office:value="287096389632" calcext:value-type="float">
            <text:p>287096389632</text:p>
          </table:table-cell>
          <table:table-cell office:value-type="float" office:value="80.1051177978516" calcext:value-type="float">
            <text:p>80.1051177978516</text:p>
          </table:table-cell>
          <table:table-cell office:value-type="float" office:value="188799210240" calcext:value-type="float">
            <text:p>188799210240</text:p>
          </table:table-cell>
          <table:table-cell office:value-type="float" office:value="44.6223030090332" calcext:value-type="float">
            <text:p>44.6223030090332</text:p>
          </table:table-cell>
          <table:table-cell/>
          <table:table-cell table:formula="of:=INDEX([.$A$1:.$A$2072]; 1884; 1)" office:value-type="float" office:value="287096338944" calcext:value-type="float">
            <text:p>287096338944</text:p>
          </table:table-cell>
          <table:table-cell table:formula="of:=[.$G$7] * [.$F$1893] + [.$G$8]" office:value-type="float" office:value="78.0862141139805" calcext:value-type="float">
            <text:p>78.0862141139805</text:p>
          </table:table-cell>
          <table:table-cell/>
          <table:table-cell table:formula="of:=INDEX([.$C$1:.$C$2072]; 1884; 1)" office:value-type="float" office:value="188799321856" calcext:value-type="float">
            <text:p>188799321856</text:p>
          </table:table-cell>
          <table:table-cell table:formula="of:=[.$J$7] * [.$I$1893] + [.$J$8]" office:value-type="float" office:value="48.5661777220666" calcext:value-type="float">
            <text:p>48.5661777220666</text:p>
          </table:table-cell>
        </table:table-row>
        <table:table-row table:style-name="ro1">
          <table:table-cell office:value-type="float" office:value="287096392448" calcext:value-type="float">
            <text:p>287096392448</text:p>
          </table:table-cell>
          <table:table-cell office:value-type="float" office:value="80.2625503540039" calcext:value-type="float">
            <text:p>80.2625503540039</text:p>
          </table:table-cell>
          <table:table-cell office:value-type="float" office:value="188799202816" calcext:value-type="float">
            <text:p>188799202816</text:p>
          </table:table-cell>
          <table:table-cell office:value-type="float" office:value="44.2627143859863" calcext:value-type="float">
            <text:p>44.2627143859863</text:p>
          </table:table-cell>
          <table:table-cell/>
          <table:table-cell table:formula="of:=INDEX([.$A$1:.$A$2072]; 1885; 1)" office:value-type="float" office:value="287096349440" calcext:value-type="float">
            <text:p>287096349440</text:p>
          </table:table-cell>
          <table:table-cell table:formula="of:=[.$G$7] * [.$F$1894] + [.$G$8]" office:value-type="float" office:value="78.5876432433724" calcext:value-type="float">
            <text:p>78.5876432433724</text:p>
          </table:table-cell>
          <table:table-cell/>
          <table:table-cell table:formula="of:=INDEX([.$C$1:.$C$2072]; 1885; 1)" office:value-type="float" office:value="188799301632" calcext:value-type="float">
            <text:p>188799301632</text:p>
          </table:table-cell>
          <table:table-cell table:formula="of:=[.$J$7] * [.$I$1894] + [.$J$8]" office:value-type="float" office:value="47.5992761775851" calcext:value-type="float">
            <text:p>47.5992761775851</text:p>
          </table:table-cell>
        </table:table-row>
        <table:table-row table:style-name="ro1">
          <table:table-cell office:value-type="float" office:value="287096395008" calcext:value-type="float">
            <text:p>287096395008</text:p>
          </table:table-cell>
          <table:table-cell office:value-type="float" office:value="80.4071426391602" calcext:value-type="float">
            <text:p>80.4071426391602</text:p>
          </table:table-cell>
          <table:table-cell office:value-type="float" office:value="188799195392" calcext:value-type="float">
            <text:p>188799195392</text:p>
          </table:table-cell>
          <table:table-cell office:value-type="float" office:value="43.9071311950684" calcext:value-type="float">
            <text:p>43.9071311950684</text:p>
          </table:table-cell>
          <table:table-cell/>
          <table:table-cell table:formula="of:=INDEX([.$A$1:.$A$2072]; 1886; 1)" office:value-type="float" office:value="287096352512" calcext:value-type="float">
            <text:p>287096352512</text:p>
          </table:table-cell>
          <table:table-cell table:formula="of:=[.$G$7] * [.$F$1895] + [.$G$8]" office:value-type="float" office:value="78.734402988106" calcext:value-type="float">
            <text:p>78.734402988106</text:p>
          </table:table-cell>
          <table:table-cell/>
          <table:table-cell table:formula="of:=INDEX([.$C$1:.$C$2072]; 1886; 1)" office:value-type="float" office:value="188799294464" calcext:value-type="float">
            <text:p>188799294464</text:p>
          </table:table-cell>
          <table:table-cell table:formula="of:=[.$J$7] * [.$I$1895] + [.$J$8]" office:value-type="float" office:value="47.2565768957138" calcext:value-type="float">
            <text:p>47.2565768957138</text:p>
          </table:table-cell>
        </table:table-row>
        <table:table-row table:style-name="ro1">
          <table:table-cell office:value-type="float" office:value="287096398592" calcext:value-type="float">
            <text:p>287096398592</text:p>
          </table:table-cell>
          <table:table-cell office:value-type="float" office:value="80.6642837524414" calcext:value-type="float">
            <text:p>80.6642837524414</text:p>
          </table:table-cell>
          <table:table-cell office:value-type="float" office:value="188799180544" calcext:value-type="float">
            <text:p>188799180544</text:p>
          </table:table-cell>
          <table:table-cell office:value-type="float" office:value="43.2066459655762" calcext:value-type="float">
            <text:p>43.2066459655762</text:p>
          </table:table-cell>
          <table:table-cell/>
          <table:table-cell table:formula="of:=INDEX([.$A$1:.$A$2072]; 1887; 1)" office:value-type="float" office:value="287096358400" calcext:value-type="float">
            <text:p>287096358400</text:p>
          </table:table-cell>
          <table:table-cell table:formula="of:=[.$G$7] * [.$F$1896] + [.$G$8]" office:value-type="float" office:value="79.0156925003976" calcext:value-type="float">
            <text:p>79.0156925003976</text:p>
          </table:table-cell>
          <table:table-cell/>
          <table:table-cell table:formula="of:=INDEX([.$C$1:.$C$2072]; 1887; 1)" office:value-type="float" office:value="188799279360" calcext:value-type="float">
            <text:p>188799279360</text:p>
          </table:table-cell>
          <table:table-cell table:formula="of:=[.$J$7] * [.$I$1896] + [.$J$8]" office:value-type="float" office:value="46.5344605501741" calcext:value-type="float">
            <text:p>46.5344605501741</text:p>
          </table:table-cell>
        </table:table-row>
        <table:table-row table:style-name="ro1">
          <table:table-cell office:value-type="float" office:value="287096400128" calcext:value-type="float">
            <text:p>287096400128</text:p>
          </table:table-cell>
          <table:table-cell office:value-type="float" office:value="80.7706451416016" calcext:value-type="float">
            <text:p>80.7706451416016</text:p>
          </table:table-cell>
          <table:table-cell office:value-type="float" office:value="188799172864" calcext:value-type="float">
            <text:p>188799172864</text:p>
          </table:table-cell>
          <table:table-cell office:value-type="float" office:value="42.8566741943359" calcext:value-type="float">
            <text:p>42.8566741943359</text:p>
          </table:table-cell>
          <table:table-cell/>
          <table:table-cell table:formula="of:=INDEX([.$A$1:.$A$2072]; 1888; 1)" office:value-type="float" office:value="287096361728" calcext:value-type="float">
            <text:p>287096361728</text:p>
          </table:table-cell>
          <table:table-cell table:formula="of:=[.$G$7] * [.$F$1897] + [.$G$8]" office:value-type="float" office:value="79.1746822241694" calcext:value-type="float">
            <text:p>79.1746822241694</text:p>
          </table:table-cell>
          <table:table-cell/>
          <table:table-cell table:formula="of:=INDEX([.$C$1:.$C$2072]; 1888; 1)" office:value-type="float" office:value="188799271936" calcext:value-type="float">
            <text:p>188799271936</text:p>
          </table:table-cell>
          <table:table-cell table:formula="of:=[.$J$7] * [.$I$1897] + [.$J$8]" office:value-type="float" office:value="46.1795220077038" calcext:value-type="float">
            <text:p>46.1795220077038</text:p>
          </table:table-cell>
        </table:table-row>
        <table:table-row table:style-name="ro1">
          <table:table-cell office:value-type="float" office:value="287096400896" calcext:value-type="float">
            <text:p>287096400896</text:p>
          </table:table-cell>
          <table:table-cell office:value-type="float" office:value="80.8651123046875" calcext:value-type="float">
            <text:p>80.8651123046875</text:p>
          </table:table-cell>
          <table:table-cell office:value-type="float" office:value="188799165184" calcext:value-type="float">
            <text:p>188799165184</text:p>
          </table:table-cell>
          <table:table-cell office:value-type="float" office:value="42.504997253418" calcext:value-type="float">
            <text:p>42.504997253418</text:p>
          </table:table-cell>
          <table:table-cell/>
          <table:table-cell table:formula="of:=INDEX([.$A$1:.$A$2072]; 1889; 1)" office:value-type="float" office:value="287096365312" calcext:value-type="float">
            <text:p>287096365312</text:p>
          </table:table-cell>
          <table:table-cell table:formula="of:=[.$G$7] * [.$F$1898] + [.$G$8]" office:value-type="float" office:value="79.3459019251168" calcext:value-type="float">
            <text:p>79.3459019251168</text:p>
          </table:table-cell>
          <table:table-cell/>
          <table:table-cell table:formula="of:=INDEX([.$C$1:.$C$2072]; 1889; 1)" office:value-type="float" office:value="188799264256" calcext:value-type="float">
            <text:p>188799264256</text:p>
          </table:table-cell>
          <table:table-cell table:formula="of:=[.$J$7] * [.$I$1898] + [.$J$8]" office:value-type="float" office:value="45.8123442064971" calcext:value-type="float">
            <text:p>45.8123442064971</text:p>
          </table:table-cell>
        </table:table-row>
        <table:table-row table:style-name="ro1">
          <table:table-cell office:value-type="float" office:value="287096401152" calcext:value-type="float">
            <text:p>287096401152</text:p>
          </table:table-cell>
          <table:table-cell office:value-type="float" office:value="80.9434967041016" calcext:value-type="float">
            <text:p>80.9434967041016</text:p>
          </table:table-cell>
          <table:table-cell office:value-type="float" office:value="188799157504" calcext:value-type="float">
            <text:p>188799157504</text:p>
          </table:table-cell>
          <table:table-cell office:value-type="float" office:value="42.1497688293457" calcext:value-type="float">
            <text:p>42.1497688293457</text:p>
          </table:table-cell>
          <table:table-cell/>
          <table:table-cell table:formula="of:=INDEX([.$A$1:.$A$2072]; 1890; 1)" office:value-type="float" office:value="287096368896" calcext:value-type="float">
            <text:p>287096368896</text:p>
          </table:table-cell>
          <table:table-cell table:formula="of:=[.$G$7] * [.$F$1899] + [.$G$8]" office:value-type="float" office:value="79.5171216279268" calcext:value-type="float">
            <text:p>79.5171216279268</text:p>
          </table:table-cell>
          <table:table-cell/>
          <table:table-cell table:formula="of:=INDEX([.$C$1:.$C$2072]; 1890; 1)" office:value-type="float" office:value="188799256576" calcext:value-type="float">
            <text:p>188799256576</text:p>
          </table:table-cell>
          <table:table-cell table:formula="of:=[.$J$7] * [.$I$1899] + [.$J$8]" office:value-type="float" office:value="45.4451664034277" calcext:value-type="float">
            <text:p>45.4451664034277</text:p>
          </table:table-cell>
        </table:table-row>
        <table:table-row table:style-name="ro1">
          <table:table-cell office:value-type="float" office:value="287096400896" calcext:value-type="float">
            <text:p>287096400896</text:p>
          </table:table-cell>
          <table:table-cell office:value-type="float" office:value="81.0461578369141" calcext:value-type="float">
            <text:p>81.0461578369141</text:p>
          </table:table-cell>
          <table:table-cell office:value-type="float" office:value="188799141888" calcext:value-type="float">
            <text:p>188799141888</text:p>
          </table:table-cell>
          <table:table-cell office:value-type="float" office:value="41.4269142150879" calcext:value-type="float">
            <text:p>41.4269142150879</text:p>
          </table:table-cell>
          <table:table-cell/>
          <table:table-cell table:formula="of:=INDEX([.$A$1:.$A$2072]; 1891; 1)" office:value-type="float" office:value="287096379648" calcext:value-type="float">
            <text:p>287096379648</text:p>
          </table:table-cell>
          <table:table-cell table:formula="of:=[.$G$7] * [.$F$1900] + [.$G$8]" office:value-type="float" office:value="80.030780736357" calcext:value-type="float">
            <text:p>80.030780736357</text:p>
          </table:table-cell>
          <table:table-cell/>
          <table:table-cell table:formula="of:=INDEX([.$C$1:.$C$2072]; 1891; 1)" office:value-type="float" office:value="188799233280" calcext:value-type="float">
            <text:p>188799233280</text:p>
          </table:table-cell>
          <table:table-cell table:formula="of:=[.$J$7] * [.$I$1900] + [.$J$8]" office:value-type="float" office:value="44.3313937373459" calcext:value-type="float">
            <text:p>44.3313937373459</text:p>
          </table:table-cell>
        </table:table-row>
        <table:table-row table:style-name="ro1">
          <table:table-cell office:value-type="float" office:value="287096400896" calcext:value-type="float">
            <text:p>287096400896</text:p>
          </table:table-cell>
          <table:table-cell office:value-type="float" office:value="81.0740203857422" calcext:value-type="float">
            <text:p>81.0740203857422</text:p>
          </table:table-cell>
          <table:table-cell office:value-type="float" office:value="188799133952" calcext:value-type="float">
            <text:p>188799133952</text:p>
          </table:table-cell>
          <table:table-cell office:value-type="float" office:value="41.0587348937988" calcext:value-type="float">
            <text:p>41.0587348937988</text:p>
          </table:table-cell>
          <table:table-cell/>
          <table:table-cell table:formula="of:=INDEX([.$A$1:.$A$2072]; 1892; 1)" office:value-type="float" office:value="287096383232" calcext:value-type="float">
            <text:p>287096383232</text:p>
          </table:table-cell>
          <table:table-cell table:formula="of:=[.$G$7] * [.$F$1901] + [.$G$8]" office:value-type="float" office:value="80.202000439167" calcext:value-type="float">
            <text:p>80.202000439167</text:p>
          </table:table-cell>
          <table:table-cell/>
          <table:table-cell table:formula="of:=INDEX([.$C$1:.$C$2072]; 1892; 1)" office:value-type="float" office:value="188799225344" calcext:value-type="float">
            <text:p>188799225344</text:p>
          </table:table-cell>
          <table:table-cell table:formula="of:=[.$J$7] * [.$I$1901] + [.$J$8]" office:value-type="float" office:value="43.9519766755402" calcext:value-type="float">
            <text:p>43.9519766755402</text:p>
          </table:table-cell>
        </table:table-row>
        <table:table-row table:style-name="ro1">
          <table:table-cell office:value-type="float" office:value="287096401664" calcext:value-type="float">
            <text:p>287096401664</text:p>
          </table:table-cell>
          <table:table-cell office:value-type="float" office:value="81.1000366210937" calcext:value-type="float">
            <text:p>81.1000366210937</text:p>
          </table:table-cell>
          <table:table-cell office:value-type="float" office:value="188799126272" calcext:value-type="float">
            <text:p>188799126272</text:p>
          </table:table-cell>
          <table:table-cell office:value-type="float" office:value="40.6887550354004" calcext:value-type="float">
            <text:p>40.6887550354004</text:p>
          </table:table-cell>
          <table:table-cell/>
          <table:table-cell table:formula="of:=INDEX([.$A$1:.$A$2072]; 1893; 1)" office:value-type="float" office:value="287096389632" calcext:value-type="float">
            <text:p>287096389632</text:p>
          </table:table-cell>
          <table:table-cell table:formula="of:=[.$G$7] * [.$F$1902] + [.$G$8]" office:value-type="float" office:value="80.5077499076724" calcext:value-type="float">
            <text:p>80.5077499076724</text:p>
          </table:table-cell>
          <table:table-cell/>
          <table:table-cell table:formula="of:=INDEX([.$C$1:.$C$2072]; 1893; 1)" office:value-type="float" office:value="188799210240" calcext:value-type="float">
            <text:p>188799210240</text:p>
          </table:table-cell>
          <table:table-cell table:formula="of:=[.$J$7] * [.$I$1902] + [.$J$8]" office:value-type="float" office:value="43.2298603318632" calcext:value-type="float">
            <text:p>43.2298603318632</text:p>
          </table:table-cell>
        </table:table-row>
        <table:table-row table:style-name="ro1">
          <table:table-cell office:value-type="float" office:value="287096403456" calcext:value-type="float">
            <text:p>287096403456</text:p>
          </table:table-cell>
          <table:table-cell office:value-type="float" office:value="81.1818161010742" calcext:value-type="float">
            <text:p>81.1818161010742</text:p>
          </table:table-cell>
          <table:table-cell office:value-type="float" office:value="188799110912" calcext:value-type="float">
            <text:p>188799110912</text:p>
          </table:table-cell>
          <table:table-cell office:value-type="float" office:value="39.9532279968262" calcext:value-type="float">
            <text:p>39.9532279968262</text:p>
          </table:table-cell>
          <table:table-cell/>
          <table:table-cell table:formula="of:=INDEX([.$A$1:.$A$2072]; 1894; 1)" office:value-type="float" office:value="287096392448" calcext:value-type="float">
            <text:p>287096392448</text:p>
          </table:table-cell>
          <table:table-cell table:formula="of:=[.$G$7] * [.$F$1903] + [.$G$8]" office:value-type="float" office:value="80.6422796733677" calcext:value-type="float">
            <text:p>80.6422796733677</text:p>
          </table:table-cell>
          <table:table-cell/>
          <table:table-cell table:formula="of:=INDEX([.$C$1:.$C$2072]; 1894; 1)" office:value-type="float" office:value="188799202816" calcext:value-type="float">
            <text:p>188799202816</text:p>
          </table:table-cell>
          <table:table-cell table:formula="of:=[.$J$7] * [.$I$1903] + [.$J$8]" office:value-type="float" office:value="42.8749217893928" calcext:value-type="float">
            <text:p>42.8749217893928</text:p>
          </table:table-cell>
        </table:table-row>
        <table:table-row table:style-name="ro1">
          <table:table-cell office:value-type="float" office:value="287096404480" calcext:value-type="float">
            <text:p>287096404480</text:p>
          </table:table-cell>
          <table:table-cell office:value-type="float" office:value="81.2254104614258" calcext:value-type="float">
            <text:p>81.2254104614258</text:p>
          </table:table-cell>
          <table:table-cell office:value-type="float" office:value="188799103232" calcext:value-type="float">
            <text:p>188799103232</text:p>
          </table:table-cell>
          <table:table-cell office:value-type="float" office:value="39.5866317749023" calcext:value-type="float">
            <text:p>39.5866317749023</text:p>
          </table:table-cell>
          <table:table-cell/>
          <table:table-cell table:formula="of:=INDEX([.$A$1:.$A$2072]; 1895; 1)" office:value-type="float" office:value="287096395008" calcext:value-type="float">
            <text:p>287096395008</text:p>
          </table:table-cell>
          <table:table-cell table:formula="of:=[.$G$7] * [.$F$1904] + [.$G$8]" office:value-type="float" office:value="80.7645794618875" calcext:value-type="float">
            <text:p>80.7645794618875</text:p>
          </table:table-cell>
          <table:table-cell/>
          <table:table-cell table:formula="of:=INDEX([.$C$1:.$C$2072]; 1895; 1)" office:value-type="float" office:value="188799195392" calcext:value-type="float">
            <text:p>188799195392</text:p>
          </table:table-cell>
          <table:table-cell table:formula="of:=[.$J$7] * [.$I$1904] + [.$J$8]" office:value-type="float" office:value="42.5199832469225" calcext:value-type="float">
            <text:p>42.5199832469225</text:p>
          </table:table-cell>
        </table:table-row>
        <table:table-row table:style-name="ro1">
          <table:table-cell office:value-type="float" office:value="287096405248" calcext:value-type="float">
            <text:p>287096405248</text:p>
          </table:table-cell>
          <table:table-cell office:value-type="float" office:value="81.2681655883789" calcext:value-type="float">
            <text:p>81.2681655883789</text:p>
          </table:table-cell>
          <table:table-cell office:value-type="float" office:value="188799095552" calcext:value-type="float">
            <text:p>188799095552</text:p>
          </table:table-cell>
          <table:table-cell office:value-type="float" office:value="39.2195587158203" calcext:value-type="float">
            <text:p>39.2195587158203</text:p>
          </table:table-cell>
          <table:table-cell/>
          <table:table-cell table:formula="of:=INDEX([.$A$1:.$A$2072]; 1896; 1)" office:value-type="float" office:value="287096398592" calcext:value-type="float">
            <text:p>287096398592</text:p>
          </table:table-cell>
          <table:table-cell table:formula="of:=[.$G$7] * [.$F$1905] + [.$G$8]" office:value-type="float" office:value="80.9357991628349" calcext:value-type="float">
            <text:p>80.9357991628349</text:p>
          </table:table-cell>
          <table:table-cell/>
          <table:table-cell table:formula="of:=INDEX([.$C$1:.$C$2072]; 1896; 1)" office:value-type="float" office:value="188799180544" calcext:value-type="float">
            <text:p>188799180544</text:p>
          </table:table-cell>
          <table:table-cell table:formula="of:=[.$J$7] * [.$I$1905] + [.$J$8]" office:value-type="float" office:value="41.8101061638445" calcext:value-type="float">
            <text:p>41.8101061638445</text:p>
          </table:table-cell>
        </table:table-row>
        <table:table-row table:style-name="ro1">
          <table:table-cell office:value-type="float" office:value="287096407040" calcext:value-type="float">
            <text:p>287096407040</text:p>
          </table:table-cell>
          <table:table-cell office:value-type="float" office:value="81.3519058227539" calcext:value-type="float">
            <text:p>81.3519058227539</text:p>
          </table:table-cell>
          <table:table-cell office:value-type="float" office:value="188799080192" calcext:value-type="float">
            <text:p>188799080192</text:p>
          </table:table-cell>
          <table:table-cell office:value-type="float" office:value="38.4869728088379" calcext:value-type="float">
            <text:p>38.4869728088379</text:p>
          </table:table-cell>
          <table:table-cell/>
          <table:table-cell table:formula="of:=INDEX([.$A$1:.$A$2072]; 1897; 1)" office:value-type="float" office:value="287096400128" calcext:value-type="float">
            <text:p>287096400128</text:p>
          </table:table-cell>
          <table:table-cell table:formula="of:=[.$G$7] * [.$F$1906] + [.$G$8]" office:value-type="float" office:value="81.0091790370643" calcext:value-type="float">
            <text:p>81.0091790370643</text:p>
          </table:table-cell>
          <table:table-cell/>
          <table:table-cell table:formula="of:=INDEX([.$C$1:.$C$2072]; 1897; 1)" office:value-type="float" office:value="188799172864" calcext:value-type="float">
            <text:p>188799172864</text:p>
          </table:table-cell>
          <table:table-cell table:formula="of:=[.$J$7] * [.$I$1906] + [.$J$8]" office:value-type="float" office:value="41.4429283607751" calcext:value-type="float">
            <text:p>41.4429283607751</text:p>
          </table:table-cell>
        </table:table-row>
        <table:table-row table:style-name="ro1">
          <table:table-cell office:value-type="float" office:value="287096408064" calcext:value-type="float">
            <text:p>287096408064</text:p>
          </table:table-cell>
          <table:table-cell office:value-type="float" office:value="81.3933258056641" calcext:value-type="float">
            <text:p>81.3933258056641</text:p>
          </table:table-cell>
          <table:table-cell office:value-type="float" office:value="188799072512" calcext:value-type="float">
            <text:p>188799072512</text:p>
          </table:table-cell>
          <table:table-cell office:value-type="float" office:value="38.1216850280762" calcext:value-type="float">
            <text:p>38.1216850280762</text:p>
          </table:table-cell>
          <table:table-cell/>
          <table:table-cell table:formula="of:=INDEX([.$A$1:.$A$2072]; 1898; 1)" office:value-type="float" office:value="287096400896" calcext:value-type="float">
            <text:p>287096400896</text:p>
          </table:table-cell>
          <table:table-cell table:formula="of:=[.$G$7] * [.$F$1907] + [.$G$8]" office:value-type="float" office:value="81.0458689723164" calcext:value-type="float">
            <text:p>81.0458689723164</text:p>
          </table:table-cell>
          <table:table-cell/>
          <table:table-cell table:formula="of:=INDEX([.$C$1:.$C$2072]; 1898; 1)" office:value-type="float" office:value="188799165184" calcext:value-type="float">
            <text:p>188799165184</text:p>
          </table:table-cell>
          <table:table-cell table:formula="of:=[.$J$7] * [.$I$1907] + [.$J$8]" office:value-type="float" office:value="41.0757505595684" calcext:value-type="float">
            <text:p>41.0757505595684</text:p>
          </table:table-cell>
        </table:table-row>
        <table:table-row table:style-name="ro1">
          <table:table-cell office:value-type="float" office:value="287096408832" calcext:value-type="float">
            <text:p>287096408832</text:p>
          </table:table-cell>
          <table:table-cell office:value-type="float" office:value="81.4347610473633" calcext:value-type="float">
            <text:p>81.4347610473633</text:p>
          </table:table-cell>
          <table:table-cell office:value-type="float" office:value="188799065088" calcext:value-type="float">
            <text:p>188799065088</text:p>
          </table:table-cell>
          <table:table-cell office:value-type="float" office:value="37.7556571960449" calcext:value-type="float">
            <text:p>37.7556571960449</text:p>
          </table:table-cell>
          <table:table-cell/>
          <table:table-cell table:formula="of:=INDEX([.$A$1:.$A$2072]; 1899; 1)" office:value-type="float" office:value="287096401152" calcext:value-type="float">
            <text:p>287096401152</text:p>
          </table:table-cell>
          <table:table-cell table:formula="of:=[.$G$7] * [.$F$1908] + [.$G$8]" office:value-type="float" office:value="81.0580989513546" calcext:value-type="float">
            <text:p>81.0580989513546</text:p>
          </table:table-cell>
          <table:table-cell/>
          <table:table-cell table:formula="of:=INDEX([.$C$1:.$C$2072]; 1899; 1)" office:value-type="float" office:value="188799157504" calcext:value-type="float">
            <text:p>188799157504</text:p>
          </table:table-cell>
          <table:table-cell table:formula="of:=[.$J$7] * [.$I$1908] + [.$J$8]" office:value-type="float" office:value="40.7085727564991" calcext:value-type="float">
            <text:p>40.7085727564991</text:p>
          </table:table-cell>
        </table:table-row>
        <table:table-row table:style-name="ro1">
          <table:table-cell office:value-type="float" office:value="287096410624" calcext:value-type="float">
            <text:p>287096410624</text:p>
          </table:table-cell>
          <table:table-cell office:value-type="float" office:value="81.5182952880859" calcext:value-type="float">
            <text:p>81.5182952880859</text:p>
          </table:table-cell>
          <table:table-cell office:value-type="float" office:value="188799048960" calcext:value-type="float">
            <text:p>188799048960</text:p>
          </table:table-cell>
          <table:table-cell office:value-type="float" office:value="37.0171546936035" calcext:value-type="float">
            <text:p>37.0171546936035</text:p>
          </table:table-cell>
          <table:table-cell/>
          <table:table-cell table:formula="of:=INDEX([.$A$1:.$A$2072]; 1900; 1)" office:value-type="float" office:value="287096400896" calcext:value-type="float">
            <text:p>287096400896</text:p>
          </table:table-cell>
          <table:table-cell table:formula="of:=[.$G$7] * [.$F$1909] + [.$G$8]" office:value-type="float" office:value="81.0458689723164" calcext:value-type="float">
            <text:p>81.0458689723164</text:p>
          </table:table-cell>
          <table:table-cell/>
          <table:table-cell table:formula="of:=INDEX([.$C$1:.$C$2072]; 1900; 1)" office:value-type="float" office:value="188799141888" calcext:value-type="float">
            <text:p>188799141888</text:p>
          </table:table-cell>
          <table:table-cell table:formula="of:=[.$J$7] * [.$I$1909] + [.$J$8]" office:value-type="float" office:value="39.961977891624" calcext:value-type="float">
            <text:p>39.961977891624</text:p>
          </table:table-cell>
        </table:table-row>
        <table:table-row table:style-name="ro1">
          <table:table-cell office:value-type="float" office:value="287096411648" calcext:value-type="float">
            <text:p>287096411648</text:p>
          </table:table-cell>
          <table:table-cell office:value-type="float" office:value="81.5620727539062" calcext:value-type="float">
            <text:p>81.5620727539062</text:p>
          </table:table-cell>
          <table:table-cell office:value-type="float" office:value="188799040512" calcext:value-type="float">
            <text:p>188799040512</text:p>
          </table:table-cell>
          <table:table-cell office:value-type="float" office:value="36.6299667358398" calcext:value-type="float">
            <text:p>36.6299667358398</text:p>
          </table:table-cell>
          <table:table-cell/>
          <table:table-cell table:formula="of:=INDEX([.$A$1:.$A$2072]; 1901; 1)" office:value-type="float" office:value="287096400896" calcext:value-type="float">
            <text:p>287096400896</text:p>
          </table:table-cell>
          <table:table-cell table:formula="of:=[.$G$7] * [.$F$1910] + [.$G$8]" office:value-type="float" office:value="81.0458689723164" calcext:value-type="float">
            <text:p>81.0458689723164</text:p>
          </table:table-cell>
          <table:table-cell/>
          <table:table-cell table:formula="of:=INDEX([.$C$1:.$C$2072]; 1901; 1)" office:value-type="float" office:value="188799133952" calcext:value-type="float">
            <text:p>188799133952</text:p>
          </table:table-cell>
          <table:table-cell table:formula="of:=[.$J$7] * [.$I$1910] + [.$J$8]" office:value-type="float" office:value="39.5825608298182" calcext:value-type="float">
            <text:p>39.5825608298182</text:p>
          </table:table-cell>
        </table:table-row>
        <table:table-row table:style-name="ro1">
          <table:table-cell office:value-type="float" office:value="287096412672" calcext:value-type="float">
            <text:p>287096412672</text:p>
          </table:table-cell>
          <table:table-cell office:value-type="float" office:value="81.6074142456055" calcext:value-type="float">
            <text:p>81.6074142456055</text:p>
          </table:table-cell>
          <table:table-cell office:value-type="float" office:value="188799031808" calcext:value-type="float">
            <text:p>188799031808</text:p>
          </table:table-cell>
          <table:table-cell office:value-type="float" office:value="36.2289428710937" calcext:value-type="float">
            <text:p>36.2289428710937</text:p>
          </table:table-cell>
          <table:table-cell/>
          <table:table-cell table:formula="of:=INDEX([.$A$1:.$A$2072]; 1902; 1)" office:value-type="float" office:value="287096401664" calcext:value-type="float">
            <text:p>287096401664</text:p>
          </table:table-cell>
          <table:table-cell table:formula="of:=[.$G$7] * [.$F$1911] + [.$G$8]" office:value-type="float" office:value="81.0825589094311" calcext:value-type="float">
            <text:p>81.0825589094311</text:p>
          </table:table-cell>
          <table:table-cell/>
          <table:table-cell table:formula="of:=INDEX([.$C$1:.$C$2072]; 1902; 1)" office:value-type="float" office:value="188799126272" calcext:value-type="float">
            <text:p>188799126272</text:p>
          </table:table-cell>
          <table:table-cell table:formula="of:=[.$J$7] * [.$I$1911] + [.$J$8]" office:value-type="float" office:value="39.2153830286115" calcext:value-type="float">
            <text:p>39.2153830286115</text:p>
          </table:table-cell>
        </table:table-row>
        <table:table-row table:style-name="ro1">
          <table:table-cell office:value-type="float" office:value="287096414720" calcext:value-type="float">
            <text:p>287096414720</text:p>
          </table:table-cell>
          <table:table-cell office:value-type="float" office:value="81.7024765014648" calcext:value-type="float">
            <text:p>81.7024765014648</text:p>
          </table:table-cell>
          <table:table-cell office:value-type="float" office:value="188799013632" calcext:value-type="float">
            <text:p>188799013632</text:p>
          </table:table-cell>
          <table:table-cell office:value-type="float" office:value="35.387939453125" calcext:value-type="float">
            <text:p>35.387939453125</text:p>
          </table:table-cell>
          <table:table-cell/>
          <table:table-cell table:formula="of:=INDEX([.$A$1:.$A$2072]; 1903; 1)" office:value-type="float" office:value="287096403456" calcext:value-type="float">
            <text:p>287096403456</text:p>
          </table:table-cell>
          <table:table-cell table:formula="of:=[.$G$7] * [.$F$1912] + [.$G$8]" office:value-type="float" office:value="81.1681687608361" calcext:value-type="float">
            <text:p>81.1681687608361</text:p>
          </table:table-cell>
          <table:table-cell/>
          <table:table-cell table:formula="of:=INDEX([.$C$1:.$C$2072]; 1903; 1)" office:value-type="float" office:value="188799110912" calcext:value-type="float">
            <text:p>188799110912</text:p>
          </table:table-cell>
          <table:table-cell table:formula="of:=[.$J$7] * [.$I$1912] + [.$J$8]" office:value-type="float" office:value="38.4810274243355" calcext:value-type="float">
            <text:p>38.4810274243355</text:p>
          </table:table-cell>
        </table:table-row>
        <table:table-row table:style-name="ro1">
          <table:table-cell office:value-type="float" office:value="287096415744" calcext:value-type="float">
            <text:p>287096415744</text:p>
          </table:table-cell>
          <table:table-cell office:value-type="float" office:value="81.7521362304688" calcext:value-type="float">
            <text:p>81.7521362304688</text:p>
          </table:table-cell>
          <table:table-cell office:value-type="float" office:value="188799004160" calcext:value-type="float">
            <text:p>188799004160</text:p>
          </table:table-cell>
          <table:table-cell office:value-type="float" office:value="34.948371887207" calcext:value-type="float">
            <text:p>34.948371887207</text:p>
          </table:table-cell>
          <table:table-cell/>
          <table:table-cell table:formula="of:=INDEX([.$A$1:.$A$2072]; 1904; 1)" office:value-type="float" office:value="287096404480" calcext:value-type="float">
            <text:p>287096404480</text:p>
          </table:table-cell>
          <table:table-cell table:formula="of:=[.$G$7] * [.$F$1913] + [.$G$8]" office:value-type="float" office:value="81.2170886751264" calcext:value-type="float">
            <text:p>81.2170886751264</text:p>
          </table:table-cell>
          <table:table-cell/>
          <table:table-cell table:formula="of:=INDEX([.$C$1:.$C$2072]; 1904; 1)" office:value-type="float" office:value="188799103232" calcext:value-type="float">
            <text:p>188799103232</text:p>
          </table:table-cell>
          <table:table-cell table:formula="of:=[.$J$7] * [.$I$1913] + [.$J$8]" office:value-type="float" office:value="38.1138496212661" calcext:value-type="float">
            <text:p>38.1138496212661</text:p>
          </table:table-cell>
        </table:table-row>
        <table:table-row table:style-name="ro1">
          <table:table-cell office:value-type="float" office:value="287096417024" calcext:value-type="float">
            <text:p>287096417024</text:p>
          </table:table-cell>
          <table:table-cell office:value-type="float" office:value="81.8032073974609" calcext:value-type="float">
            <text:p>81.8032073974609</text:p>
          </table:table-cell>
          <table:table-cell office:value-type="float" office:value="188798994432" calcext:value-type="float">
            <text:p>188798994432</text:p>
          </table:table-cell>
          <table:table-cell office:value-type="float" office:value="34.4963340759277" calcext:value-type="float">
            <text:p>34.4963340759277</text:p>
          </table:table-cell>
          <table:table-cell/>
          <table:table-cell table:formula="of:=INDEX([.$A$1:.$A$2072]; 1905; 1)" office:value-type="float" office:value="287096405248" calcext:value-type="float">
            <text:p>287096405248</text:p>
          </table:table-cell>
          <table:table-cell table:formula="of:=[.$G$7] * [.$F$1914] + [.$G$8]" office:value-type="float" office:value="81.2537786103785" calcext:value-type="float">
            <text:p>81.2537786103785</text:p>
          </table:table-cell>
          <table:table-cell/>
          <table:table-cell table:formula="of:=INDEX([.$C$1:.$C$2072]; 1905; 1)" office:value-type="float" office:value="188799095552" calcext:value-type="float">
            <text:p>188799095552</text:p>
          </table:table-cell>
          <table:table-cell table:formula="of:=[.$J$7] * [.$I$1914] + [.$J$8]" office:value-type="float" office:value="37.7466718200594" calcext:value-type="float">
            <text:p>37.7466718200594</text:p>
          </table:table-cell>
        </table:table-row>
        <table:table-row table:style-name="ro1">
          <table:table-cell office:value-type="float" office:value="287096419072" calcext:value-type="float">
            <text:p>287096419072</text:p>
          </table:table-cell>
          <table:table-cell office:value-type="float" office:value="81.9094009399414" calcext:value-type="float">
            <text:p>81.9094009399414</text:p>
          </table:table-cell>
          <table:table-cell office:value-type="float" office:value="188798974208" calcext:value-type="float">
            <text:p>188798974208</text:p>
          </table:table-cell>
          <table:table-cell office:value-type="float" office:value="33.5560035705566" calcext:value-type="float">
            <text:p>33.5560035705566</text:p>
          </table:table-cell>
          <table:table-cell/>
          <table:table-cell table:formula="of:=INDEX([.$A$1:.$A$2072]; 1906; 1)" office:value-type="float" office:value="287096407040" calcext:value-type="float">
            <text:p>287096407040</text:p>
          </table:table-cell>
          <table:table-cell table:formula="of:=[.$G$7] * [.$F$1915] + [.$G$8]" office:value-type="float" office:value="81.3393884617835" calcext:value-type="float">
            <text:p>81.3393884617835</text:p>
          </table:table-cell>
          <table:table-cell/>
          <table:table-cell table:formula="of:=INDEX([.$C$1:.$C$2072]; 1906; 1)" office:value-type="float" office:value="188799080192" calcext:value-type="float">
            <text:p>188799080192</text:p>
          </table:table-cell>
          <table:table-cell table:formula="of:=[.$J$7] * [.$I$1915] + [.$J$8]" office:value-type="float" office:value="37.0123162157834" calcext:value-type="float">
            <text:p>37.0123162157834</text:p>
          </table:table-cell>
        </table:table-row>
        <table:table-row table:style-name="ro1">
          <table:table-cell office:value-type="float" office:value="287096420352" calcext:value-type="float">
            <text:p>287096420352</text:p>
          </table:table-cell>
          <table:table-cell office:value-type="float" office:value="81.9645004272461" calcext:value-type="float">
            <text:p>81.9645004272461</text:p>
          </table:table-cell>
          <table:table-cell office:value-type="float" office:value="188798963712" calcext:value-type="float">
            <text:p>188798963712</text:p>
          </table:table-cell>
          <table:table-cell office:value-type="float" office:value="33.0680770874023" calcext:value-type="float">
            <text:p>33.0680770874023</text:p>
          </table:table-cell>
          <table:table-cell/>
          <table:table-cell table:formula="of:=INDEX([.$A$1:.$A$2072]; 1907; 1)" office:value-type="float" office:value="287096408064" calcext:value-type="float">
            <text:p>287096408064</text:p>
          </table:table-cell>
          <table:table-cell table:formula="of:=[.$G$7] * [.$F$1916] + [.$G$8]" office:value-type="float" office:value="81.3883083779365" calcext:value-type="float">
            <text:p>81.3883083779365</text:p>
          </table:table-cell>
          <table:table-cell/>
          <table:table-cell table:formula="of:=INDEX([.$C$1:.$C$2072]; 1907; 1)" office:value-type="float" office:value="188799072512" calcext:value-type="float">
            <text:p>188799072512</text:p>
          </table:table-cell>
          <table:table-cell table:formula="of:=[.$J$7] * [.$I$1916] + [.$J$8]" office:value-type="float" office:value="36.645138412714" calcext:value-type="float">
            <text:p>36.645138412714</text:p>
          </table:table-cell>
        </table:table-row>
        <table:table-row table:style-name="ro1">
          <table:table-cell office:value-type="float" office:value="287096422912" calcext:value-type="float">
            <text:p>287096422912</text:p>
          </table:table-cell>
          <table:table-cell office:value-type="float" office:value="82.0785522460938" calcext:value-type="float">
            <text:p>82.0785522460938</text:p>
          </table:table-cell>
          <table:table-cell office:value-type="float" office:value="188798942208" calcext:value-type="float">
            <text:p>188798942208</text:p>
          </table:table-cell>
          <table:table-cell office:value-type="float" office:value="32.0575218200684" calcext:value-type="float">
            <text:p>32.0575218200684</text:p>
          </table:table-cell>
          <table:table-cell/>
          <table:table-cell table:formula="of:=INDEX([.$A$1:.$A$2072]; 1908; 1)" office:value-type="float" office:value="287096408832" calcext:value-type="float">
            <text:p>287096408832</text:p>
          </table:table-cell>
          <table:table-cell table:formula="of:=[.$G$7] * [.$F$1917] + [.$G$8]" office:value-type="float" office:value="81.4249983131885" calcext:value-type="float">
            <text:p>81.4249983131885</text:p>
          </table:table-cell>
          <table:table-cell/>
          <table:table-cell table:formula="of:=INDEX([.$C$1:.$C$2072]; 1908; 1)" office:value-type="float" office:value="188799065088" calcext:value-type="float">
            <text:p>188799065088</text:p>
          </table:table-cell>
          <table:table-cell table:formula="of:=[.$J$7] * [.$I$1917] + [.$J$8]" office:value-type="float" office:value="36.2901998721063" calcext:value-type="float">
            <text:p>36.2901998721063</text:p>
          </table:table-cell>
        </table:table-row>
        <table:table-row table:style-name="ro1">
          <table:table-cell office:value-type="float" office:value="287096424192" calcext:value-type="float">
            <text:p>287096424192</text:p>
          </table:table-cell>
          <table:table-cell office:value-type="float" office:value="82.1374969482422" calcext:value-type="float">
            <text:p>82.1374969482422</text:p>
          </table:table-cell>
          <table:table-cell office:value-type="float" office:value="188798930944" calcext:value-type="float">
            <text:p>188798930944</text:p>
          </table:table-cell>
          <table:table-cell office:value-type="float" office:value="31.535192489624" calcext:value-type="float">
            <text:p>31.535192489624</text:p>
          </table:table-cell>
          <table:table-cell/>
          <table:table-cell table:formula="of:=INDEX([.$A$1:.$A$2072]; 1909; 1)" office:value-type="float" office:value="287096410624" calcext:value-type="float">
            <text:p>287096410624</text:p>
          </table:table-cell>
          <table:table-cell table:formula="of:=[.$G$7] * [.$F$1918] + [.$G$8]" office:value-type="float" office:value="81.5106081645936" calcext:value-type="float">
            <text:p>81.5106081645936</text:p>
          </table:table-cell>
          <table:table-cell/>
          <table:table-cell table:formula="of:=INDEX([.$C$1:.$C$2072]; 1909; 1)" office:value-type="float" office:value="188799048960" calcext:value-type="float">
            <text:p>188799048960</text:p>
          </table:table-cell>
          <table:table-cell table:formula="of:=[.$J$7] * [.$I$1918] + [.$J$8]" office:value-type="float" office:value="35.5191264860332" calcext:value-type="float">
            <text:p>35.5191264860332</text:p>
          </table:table-cell>
        </table:table-row>
        <table:table-row table:style-name="ro1">
          <table:table-cell office:value-type="float" office:value="287096426752" calcext:value-type="float">
            <text:p>287096426752</text:p>
          </table:table-cell>
          <table:table-cell office:value-type="float" office:value="82.2591171264648" calcext:value-type="float">
            <text:p>82.2591171264648</text:p>
          </table:table-cell>
          <table:table-cell office:value-type="float" office:value="188798907904" calcext:value-type="float">
            <text:p>188798907904</text:p>
          </table:table-cell>
          <table:table-cell office:value-type="float" office:value="30.4570827484131" calcext:value-type="float">
            <text:p>30.4570827484131</text:p>
          </table:table-cell>
          <table:table-cell/>
          <table:table-cell table:formula="of:=INDEX([.$A$1:.$A$2072]; 1910; 1)" office:value-type="float" office:value="287096411648" calcext:value-type="float">
            <text:p>287096411648</text:p>
          </table:table-cell>
          <table:table-cell table:formula="of:=[.$G$7] * [.$F$1919] + [.$G$8]" office:value-type="float" office:value="81.5595280807465" calcext:value-type="float">
            <text:p>81.5595280807465</text:p>
          </table:table-cell>
          <table:table-cell/>
          <table:table-cell table:formula="of:=INDEX([.$C$1:.$C$2072]; 1910; 1)" office:value-type="float" office:value="188799040512" calcext:value-type="float">
            <text:p>188799040512</text:p>
          </table:table-cell>
          <table:table-cell table:formula="of:=[.$J$7] * [.$I$1919] + [.$J$8]" office:value-type="float" office:value="35.1152309048921" calcext:value-type="float">
            <text:p>35.1152309048921</text:p>
          </table:table-cell>
        </table:table-row>
        <table:table-row table:style-name="ro1">
          <table:table-cell office:value-type="float" office:value="287096428032" calcext:value-type="float">
            <text:p>287096428032</text:p>
          </table:table-cell>
          <table:table-cell office:value-type="float" office:value="82.32177734375" calcext:value-type="float">
            <text:p>82.32177734375</text:p>
          </table:table-cell>
          <table:table-cell office:value-type="float" office:value="188798896128" calcext:value-type="float">
            <text:p>188798896128</text:p>
          </table:table-cell>
          <table:table-cell office:value-type="float" office:value="29.9015407562256" calcext:value-type="float">
            <text:p>29.9015407562256</text:p>
          </table:table-cell>
          <table:table-cell/>
          <table:table-cell table:formula="of:=INDEX([.$A$1:.$A$2072]; 1911; 1)" office:value-type="float" office:value="287096412672" calcext:value-type="float">
            <text:p>287096412672</text:p>
          </table:table-cell>
          <table:table-cell table:formula="of:=[.$G$7] * [.$F$1920] + [.$G$8]" office:value-type="float" office:value="81.6084479950368" calcext:value-type="float">
            <text:p>81.6084479950368</text:p>
          </table:table-cell>
          <table:table-cell/>
          <table:table-cell table:formula="of:=INDEX([.$C$1:.$C$2072]; 1911; 1)" office:value-type="float" office:value="188799031808" calcext:value-type="float">
            <text:p>188799031808</text:p>
          </table:table-cell>
          <table:table-cell table:formula="of:=[.$J$7] * [.$I$1920] + [.$J$8]" office:value-type="float" office:value="34.6990960612893" calcext:value-type="float">
            <text:p>34.6990960612893</text:p>
          </table:table-cell>
        </table:table-row>
        <table:table-row table:style-name="ro1">
          <table:table-cell office:value-type="float" office:value="287096429568" calcext:value-type="float">
            <text:p>287096429568</text:p>
          </table:table-cell>
          <table:table-cell office:value-type="float" office:value="82.4426803588867" calcext:value-type="float">
            <text:p>82.4426803588867</text:p>
          </table:table-cell>
          <table:table-cell office:value-type="float" office:value="188798871808" calcext:value-type="float">
            <text:p>188798871808</text:p>
          </table:table-cell>
          <table:table-cell office:value-type="float" office:value="28.7581901550293" calcext:value-type="float">
            <text:p>28.7581901550293</text:p>
          </table:table-cell>
          <table:table-cell/>
          <table:table-cell table:formula="of:=INDEX([.$A$1:.$A$2072]; 1912; 1)" office:value-type="float" office:value="287096414720" calcext:value-type="float">
            <text:p>287096414720</text:p>
          </table:table-cell>
          <table:table-cell table:formula="of:=[.$G$7] * [.$F$1921] + [.$G$8]" office:value-type="float" office:value="81.7062878254801" calcext:value-type="float">
            <text:p>81.7062878254801</text:p>
          </table:table-cell>
          <table:table-cell/>
          <table:table-cell table:formula="of:=INDEX([.$C$1:.$C$2072]; 1912; 1)" office:value-type="float" office:value="188799013632" calcext:value-type="float">
            <text:p>188799013632</text:p>
          </table:table-cell>
          <table:table-cell table:formula="of:=[.$J$7] * [.$I$1921] + [.$J$8]" office:value-type="float" office:value="33.830108596012" calcext:value-type="float">
            <text:p>33.830108596012</text:p>
          </table:table-cell>
        </table:table-row>
        <table:table-row table:style-name="ro1">
          <table:table-cell office:value-type="float" office:value="287096429312" calcext:value-type="float">
            <text:p>287096429312</text:p>
          </table:table-cell>
          <table:table-cell office:value-type="float" office:value="82.5218734741211" calcext:value-type="float">
            <text:p>82.5218734741211</text:p>
          </table:table-cell>
          <table:table-cell office:value-type="float" office:value="188798846464" calcext:value-type="float">
            <text:p>188798846464</text:p>
          </table:table-cell>
          <table:table-cell office:value-type="float" office:value="27.5731430053711" calcext:value-type="float">
            <text:p>27.5731430053711</text:p>
          </table:table-cell>
          <table:table-cell/>
          <table:table-cell table:formula="of:=INDEX([.$A$1:.$A$2072]; 1913; 1)" office:value-type="float" office:value="287096415744" calcext:value-type="float">
            <text:p>287096415744</text:p>
          </table:table-cell>
          <table:table-cell table:formula="of:=[.$G$7] * [.$F$1922] + [.$G$8]" office:value-type="float" office:value="81.7552077397704" calcext:value-type="float">
            <text:p>81.7552077397704</text:p>
          </table:table-cell>
          <table:table-cell/>
          <table:table-cell table:formula="of:=INDEX([.$C$1:.$C$2072]; 1913; 1)" office:value-type="float" office:value="188799004160" calcext:value-type="float">
            <text:p>188799004160</text:p>
          </table:table-cell>
          <table:table-cell table:formula="of:=[.$J$7] * [.$I$1922] + [.$J$8]" office:value-type="float" office:value="33.3772559743375" calcext:value-type="float">
            <text:p>33.3772559743375</text:p>
          </table:table-cell>
        </table:table-row>
        <table:table-row table:style-name="ro1">
          <table:table-cell office:value-type="float" office:value="287096429056" calcext:value-type="float">
            <text:p>287096429056</text:p>
          </table:table-cell>
          <table:table-cell office:value-type="float" office:value="82.5390777587891" calcext:value-type="float">
            <text:p>82.5390777587891</text:p>
          </table:table-cell>
          <table:table-cell office:value-type="float" office:value="188798833664" calcext:value-type="float">
            <text:p>188798833664</text:p>
          </table:table-cell>
          <table:table-cell office:value-type="float" office:value="26.9666004180908" calcext:value-type="float">
            <text:p>26.9666004180908</text:p>
          </table:table-cell>
          <table:table-cell/>
          <table:table-cell table:formula="of:=INDEX([.$A$1:.$A$2072]; 1914; 1)" office:value-type="float" office:value="287096417024" calcext:value-type="float">
            <text:p>287096417024</text:p>
          </table:table-cell>
          <table:table-cell table:formula="of:=[.$G$7] * [.$F$1923] + [.$G$8]" office:value-type="float" office:value="81.816357633099" calcext:value-type="float">
            <text:p>81.816357633099</text:p>
          </table:table-cell>
          <table:table-cell/>
          <table:table-cell table:formula="of:=INDEX([.$C$1:.$C$2072]; 1914; 1)" office:value-type="float" office:value="188798994432" calcext:value-type="float">
            <text:p>188798994432</text:p>
          </table:table-cell>
          <table:table-cell table:formula="of:=[.$J$7] * [.$I$1923] + [.$J$8]" office:value-type="float" office:value="32.9121640920639" calcext:value-type="float">
            <text:p>32.9121640920639</text:p>
          </table:table-cell>
        </table:table-row>
        <table:table-row table:style-name="ro1">
          <table:table-cell office:value-type="float" office:value="287096429312" calcext:value-type="float">
            <text:p>287096429312</text:p>
          </table:table-cell>
          <table:table-cell office:value-type="float" office:value="82.5601577758789" calcext:value-type="float">
            <text:p>82.5601577758789</text:p>
          </table:table-cell>
          <table:table-cell office:value-type="float" office:value="188798807296" calcext:value-type="float">
            <text:p>188798807296</text:p>
          </table:table-cell>
          <table:table-cell office:value-type="float" office:value="25.7244491577148" calcext:value-type="float">
            <text:p>25.7244491577148</text:p>
          </table:table-cell>
          <table:table-cell/>
          <table:table-cell table:formula="of:=INDEX([.$A$1:.$A$2072]; 1915; 1)" office:value-type="float" office:value="287096419072" calcext:value-type="float">
            <text:p>287096419072</text:p>
          </table:table-cell>
          <table:table-cell table:formula="of:=[.$G$7] * [.$F$1924] + [.$G$8]" office:value-type="float" office:value="81.9141974635422" calcext:value-type="float">
            <text:p>81.9141974635422</text:p>
          </table:table-cell>
          <table:table-cell/>
          <table:table-cell table:formula="of:=INDEX([.$C$1:.$C$2072]; 1915; 1)" office:value-type="float" office:value="188798974208" calcext:value-type="float">
            <text:p>188798974208</text:p>
          </table:table-cell>
          <table:table-cell table:formula="of:=[.$J$7] * [.$I$1924] + [.$J$8]" office:value-type="float" office:value="31.9452625457197" calcext:value-type="float">
            <text:p>31.9452625457197</text:p>
          </table:table-cell>
        </table:table-row>
        <table:table-row table:style-name="ro1">
          <table:table-cell office:value-type="float" office:value="287096429312" calcext:value-type="float">
            <text:p>287096429312</text:p>
          </table:table-cell>
          <table:table-cell office:value-type="float" office:value="82.577880859375" calcext:value-type="float">
            <text:p>82.577880859375</text:p>
          </table:table-cell>
          <table:table-cell office:value-type="float" office:value="188798779904" calcext:value-type="float">
            <text:p>188798779904</text:p>
          </table:table-cell>
          <table:table-cell office:value-type="float" office:value="24.4402732849121" calcext:value-type="float">
            <text:p>24.4402732849121</text:p>
          </table:table-cell>
          <table:table-cell/>
          <table:table-cell table:formula="of:=INDEX([.$A$1:.$A$2072]; 1916; 1)" office:value-type="float" office:value="287096420352" calcext:value-type="float">
            <text:p>287096420352</text:p>
          </table:table-cell>
          <table:table-cell table:formula="of:=[.$G$7] * [.$F$1925] + [.$G$8]" office:value-type="float" office:value="81.9753473568708" calcext:value-type="float">
            <text:p>81.9753473568708</text:p>
          </table:table-cell>
          <table:table-cell/>
          <table:table-cell table:formula="of:=INDEX([.$C$1:.$C$2072]; 1916; 1)" office:value-type="float" office:value="188798963712" calcext:value-type="float">
            <text:p>188798963712</text:p>
          </table:table-cell>
          <table:table-cell table:formula="of:=[.$J$7] * [.$I$1925] + [.$J$8]" office:value-type="float" office:value="31.4434528835118" calcext:value-type="float">
            <text:p>31.4434528835118</text:p>
          </table:table-cell>
        </table:table-row>
        <table:table-row table:style-name="ro1">
          <table:table-cell office:value-type="float" office:value="287096429312" calcext:value-type="float">
            <text:p>287096429312</text:p>
          </table:table-cell>
          <table:table-cell office:value-type="float" office:value="82.5817565917969" calcext:value-type="float">
            <text:p>82.5817565917969</text:p>
          </table:table-cell>
          <table:table-cell office:value-type="float" office:value="188798766080" calcext:value-type="float">
            <text:p>188798766080</text:p>
          </table:table-cell>
          <table:table-cell office:value-type="float" office:value="23.7825050354004" calcext:value-type="float">
            <text:p>23.7825050354004</text:p>
          </table:table-cell>
          <table:table-cell/>
          <table:table-cell table:formula="of:=INDEX([.$A$1:.$A$2072]; 1917; 1)" office:value-type="float" office:value="287096422912" calcext:value-type="float">
            <text:p>287096422912</text:p>
          </table:table-cell>
          <table:table-cell table:formula="of:=[.$G$7] * [.$F$1926] + [.$G$8]" office:value-type="float" office:value="82.0976471453905" calcext:value-type="float">
            <text:p>82.0976471453905</text:p>
          </table:table-cell>
          <table:table-cell/>
          <table:table-cell table:formula="of:=INDEX([.$C$1:.$C$2072]; 1917; 1)" office:value-type="float" office:value="188798942208" calcext:value-type="float">
            <text:p>188798942208</text:p>
          </table:table-cell>
          <table:table-cell table:formula="of:=[.$J$7] * [.$I$1926] + [.$J$8]" office:value-type="float" office:value="30.4153550378978" calcext:value-type="float">
            <text:p>30.4153550378978</text:p>
          </table:table-cell>
        </table:table-row>
        <table:table-row table:style-name="ro1">
          <table:table-cell office:value-type="float" office:value="287096426752" calcext:value-type="float">
            <text:p>287096426752</text:p>
          </table:table-cell>
          <table:table-cell office:value-type="float" office:value="82.546501159668" calcext:value-type="float">
            <text:p>82.546501159668</text:p>
          </table:table-cell>
          <table:table-cell office:value-type="float" office:value="188798708224" calcext:value-type="float">
            <text:p>188798708224</text:p>
          </table:table-cell>
          <table:table-cell office:value-type="float" office:value="21.0535221099853" calcext:value-type="float">
            <text:p>21.0535221099853</text:p>
          </table:table-cell>
          <table:table-cell/>
          <table:table-cell table:formula="of:=INDEX([.$A$1:.$A$2072]; 1918; 1)" office:value-type="float" office:value="287096424192" calcext:value-type="float">
            <text:p>287096424192</text:p>
          </table:table-cell>
          <table:table-cell table:formula="of:=[.$G$7] * [.$F$1927] + [.$G$8]" office:value-type="float" office:value="82.1587970387191" calcext:value-type="float">
            <text:p>82.1587970387191</text:p>
          </table:table-cell>
          <table:table-cell/>
          <table:table-cell table:formula="of:=INDEX([.$C$1:.$C$2072]; 1918; 1)" office:value-type="float" office:value="188798930944" calcext:value-type="float">
            <text:p>188798930944</text:p>
          </table:table-cell>
          <table:table-cell table:formula="of:=[.$J$7] * [.$I$1927] + [.$J$8]" office:value-type="float" office:value="29.8768275938928" calcext:value-type="float">
            <text:p>29.8768275938928</text:p>
          </table:table-cell>
        </table:table-row>
        <table:table-row table:style-name="ro1">
          <table:table-cell office:value-type="float" office:value="287096422144" calcext:value-type="float">
            <text:p>287096422144</text:p>
          </table:table-cell>
          <table:table-cell office:value-type="float" office:value="82.4504928588867" calcext:value-type="float">
            <text:p>82.4504928588867</text:p>
          </table:table-cell>
          <table:table-cell office:value-type="float" office:value="188798679552" calcext:value-type="float">
            <text:p>188798679552</text:p>
          </table:table-cell>
          <table:table-cell office:value-type="float" office:value="19.6550254821777" calcext:value-type="float">
            <text:p>19.6550254821777</text:p>
          </table:table-cell>
          <table:table-cell/>
          <table:table-cell table:formula="of:=INDEX([.$A$1:.$A$2072]; 1919; 1)" office:value-type="float" office:value="287096426752" calcext:value-type="float">
            <text:p>287096426752</text:p>
          </table:table-cell>
          <table:table-cell table:formula="of:=[.$G$7] * [.$F$1928] + [.$G$8]" office:value-type="float" office:value="82.2810968272388" calcext:value-type="float">
            <text:p>82.2810968272388</text:p>
          </table:table-cell>
          <table:table-cell/>
          <table:table-cell table:formula="of:=INDEX([.$C$1:.$C$2072]; 1919; 1)" office:value-type="float" office:value="188798907904" calcext:value-type="float">
            <text:p>188798907904</text:p>
          </table:table-cell>
          <table:table-cell table:formula="of:=[.$J$7] * [.$I$1928] + [.$J$8]" office:value-type="float" office:value="28.77529418841" calcext:value-type="float">
            <text:p>28.77529418841</text:p>
          </table:table-cell>
        </table:table-row>
        <table:table-row table:style-name="ro1">
          <table:table-cell office:value-type="float" office:value="287096419072" calcext:value-type="float">
            <text:p>287096419072</text:p>
          </table:table-cell>
          <table:table-cell office:value-type="float" office:value="82.3687362670898" calcext:value-type="float">
            <text:p>82.3687362670898</text:p>
          </table:table-cell>
          <table:table-cell office:value-type="float" office:value="188798665472" calcext:value-type="float">
            <text:p>188798665472</text:p>
          </table:table-cell>
          <table:table-cell office:value-type="float" office:value="18.9639759063721" calcext:value-type="float">
            <text:p>18.9639759063721</text:p>
          </table:table-cell>
          <table:table-cell/>
          <table:table-cell table:formula="of:=INDEX([.$A$1:.$A$2072]; 1920; 1)" office:value-type="float" office:value="287096428032" calcext:value-type="float">
            <text:p>287096428032</text:p>
          </table:table-cell>
          <table:table-cell table:formula="of:=[.$G$7] * [.$F$1929] + [.$G$8]" office:value-type="float" office:value="82.3422467205674" calcext:value-type="float">
            <text:p>82.3422467205674</text:p>
          </table:table-cell>
          <table:table-cell/>
          <table:table-cell table:formula="of:=INDEX([.$C$1:.$C$2072]; 1920; 1)" office:value-type="float" office:value="188798896128" calcext:value-type="float">
            <text:p>188798896128</text:p>
          </table:table-cell>
          <table:table-cell table:formula="of:=[.$J$7] * [.$I$1929] + [.$J$8]" office:value-type="float" office:value="28.2122882250696" calcext:value-type="float">
            <text:p>28.2122882250696</text:p>
          </table:table-cell>
        </table:table-row>
        <table:table-row table:style-name="ro1">
          <table:table-cell office:value-type="float" office:value="287096410112" calcext:value-type="float">
            <text:p>287096410112</text:p>
          </table:table-cell>
          <table:table-cell office:value-type="float" office:value="82.1268920898438" calcext:value-type="float">
            <text:p>82.1268920898438</text:p>
          </table:table-cell>
          <table:table-cell office:value-type="float" office:value="188798638336" calcext:value-type="float">
            <text:p>188798638336</text:p>
          </table:table-cell>
          <table:table-cell office:value-type="float" office:value="17.6060485839844" calcext:value-type="float">
            <text:p>17.6060485839844</text:p>
          </table:table-cell>
          <table:table-cell/>
          <table:table-cell table:formula="of:=INDEX([.$A$1:.$A$2072]; 1921; 1)" office:value-type="float" office:value="287096429568" calcext:value-type="float">
            <text:p>287096429568</text:p>
          </table:table-cell>
          <table:table-cell table:formula="of:=[.$G$7] * [.$F$1930] + [.$G$8]" office:value-type="float" office:value="82.4156265929341" calcext:value-type="float">
            <text:p>82.4156265929341</text:p>
          </table:table-cell>
          <table:table-cell/>
          <table:table-cell table:formula="of:=INDEX([.$C$1:.$C$2072]; 1921; 1)" office:value-type="float" office:value="188798871808" calcext:value-type="float">
            <text:p>188798871808</text:p>
          </table:table-cell>
          <table:table-cell table:formula="of:=[.$J$7] * [.$I$1930] + [.$J$8]" office:value-type="float" office:value="27.0495585184544" calcext:value-type="float">
            <text:p>27.0495585184544</text:p>
          </table:table-cell>
        </table:table-row>
        <table:table-row table:style-name="ro1">
          <table:table-cell office:value-type="float" office:value="287096398080" calcext:value-type="float">
            <text:p>287096398080</text:p>
          </table:table-cell>
          <table:table-cell office:value-type="float" office:value="81.754997253418" calcext:value-type="float">
            <text:p>81.754997253418</text:p>
          </table:table-cell>
          <table:table-cell office:value-type="float" office:value="188798613248" calcext:value-type="float">
            <text:p>188798613248</text:p>
          </table:table-cell>
          <table:table-cell office:value-type="float" office:value="16.3044986724854" calcext:value-type="float">
            <text:p>16.3044986724854</text:p>
          </table:table-cell>
          <table:table-cell/>
          <table:table-cell table:formula="of:=INDEX([.$A$1:.$A$2072]; 1922; 1)" office:value-type="float" office:value="287096429312" calcext:value-type="float">
            <text:p>287096429312</text:p>
          </table:table-cell>
          <table:table-cell table:formula="of:=[.$G$7] * [.$F$1931] + [.$G$8]" office:value-type="float" office:value="82.4033966138959" calcext:value-type="float">
            <text:p>82.4033966138959</text:p>
          </table:table-cell>
          <table:table-cell/>
          <table:table-cell table:formula="of:=INDEX([.$C$1:.$C$2072]; 1922; 1)" office:value-type="float" office:value="188798846464" calcext:value-type="float">
            <text:p>188798846464</text:p>
          </table:table-cell>
          <table:table-cell table:formula="of:=[.$J$7] * [.$I$1931] + [.$J$8]" office:value-type="float" office:value="25.8378717713058" calcext:value-type="float">
            <text:p>25.8378717713058</text:p>
          </table:table-cell>
        </table:table-row>
        <table:table-row table:style-name="ro1">
          <table:table-cell office:value-type="float" office:value="287096390912" calcext:value-type="float">
            <text:p>287096390912</text:p>
          </table:table-cell>
          <table:table-cell office:value-type="float" office:value="81.5160598754883" calcext:value-type="float">
            <text:p>81.5160598754883</text:p>
          </table:table-cell>
          <table:table-cell office:value-type="float" office:value="188798601472" calcext:value-type="float">
            <text:p>188798601472</text:p>
          </table:table-cell>
          <table:table-cell office:value-type="float" office:value="15.6836175918579" calcext:value-type="float">
            <text:p>15.6836175918579</text:p>
          </table:table-cell>
          <table:table-cell/>
          <table:table-cell table:formula="of:=INDEX([.$A$1:.$A$2072]; 1923; 1)" office:value-type="float" office:value="287096429056" calcext:value-type="float">
            <text:p>287096429056</text:p>
          </table:table-cell>
          <table:table-cell table:formula="of:=[.$G$7] * [.$F$1932] + [.$G$8]" office:value-type="float" office:value="82.3911666348577" calcext:value-type="float">
            <text:p>82.3911666348577</text:p>
          </table:table-cell>
          <table:table-cell/>
          <table:table-cell table:formula="of:=INDEX([.$C$1:.$C$2072]; 1923; 1)" office:value-type="float" office:value="188798833664" calcext:value-type="float">
            <text:p>188798833664</text:p>
          </table:table-cell>
          <table:table-cell table:formula="of:=[.$J$7] * [.$I$1932] + [.$J$8]" office:value-type="float" office:value="25.225908767432" calcext:value-type="float">
            <text:p>25.225908767432</text:p>
          </table:table-cell>
        </table:table-row>
        <table:table-row table:style-name="ro1">
          <table:table-cell office:value-type="float" office:value="287096375552" calcext:value-type="float">
            <text:p>287096375552</text:p>
          </table:table-cell>
          <table:table-cell office:value-type="float" office:value="80.9317474365234" calcext:value-type="float">
            <text:p>80.9317474365234</text:p>
          </table:table-cell>
          <table:table-cell office:value-type="float" office:value="188798579200" calcext:value-type="float">
            <text:p>188798579200</text:p>
          </table:table-cell>
          <table:table-cell office:value-type="float" office:value="14.5186471939087" calcext:value-type="float">
            <text:p>14.5186471939087</text:p>
          </table:table-cell>
          <table:table-cell/>
          <table:table-cell table:formula="of:=INDEX([.$A$1:.$A$2072]; 1924; 1)" office:value-type="float" office:value="287096429312" calcext:value-type="float">
            <text:p>287096429312</text:p>
          </table:table-cell>
          <table:table-cell table:formula="of:=[.$G$7] * [.$F$1933] + [.$G$8]" office:value-type="float" office:value="82.4033966138959" calcext:value-type="float">
            <text:p>82.4033966138959</text:p>
          </table:table-cell>
          <table:table-cell/>
          <table:table-cell table:formula="of:=INDEX([.$C$1:.$C$2072]; 1924; 1)" office:value-type="float" office:value="188798807296" calcext:value-type="float">
            <text:p>188798807296</text:p>
          </table:table-cell>
          <table:table-cell table:formula="of:=[.$J$7] * [.$I$1933] + [.$J$8]" office:value-type="float" office:value="23.9652649797499" calcext:value-type="float">
            <text:p>23.9652649797499</text:p>
          </table:table-cell>
        </table:table-row>
        <table:table-row table:style-name="ro1">
          <table:table-cell office:value-type="float" office:value="287096352256" calcext:value-type="float">
            <text:p>287096352256</text:p>
          </table:table-cell>
          <table:table-cell office:value-type="float" office:value="79.9107437133789" calcext:value-type="float">
            <text:p>79.9107437133789</text:p>
          </table:table-cell>
          <table:table-cell office:value-type="float" office:value="188798543872" calcext:value-type="float">
            <text:p>188798543872</text:p>
          </table:table-cell>
          <table:table-cell office:value-type="float" office:value="12.8085517883301" calcext:value-type="float">
            <text:p>12.8085517883301</text:p>
          </table:table-cell>
          <table:table-cell/>
          <table:table-cell table:formula="of:=INDEX([.$A$1:.$A$2072]; 1925; 1)" office:value-type="float" office:value="287096429312" calcext:value-type="float">
            <text:p>287096429312</text:p>
          </table:table-cell>
          <table:table-cell table:formula="of:=[.$G$7] * [.$F$1934] + [.$G$8]" office:value-type="float" office:value="82.4033966138959" calcext:value-type="float">
            <text:p>82.4033966138959</text:p>
          </table:table-cell>
          <table:table-cell/>
          <table:table-cell table:formula="of:=INDEX([.$C$1:.$C$2072]; 1925; 1)" office:value-type="float" office:value="188798779904" calcext:value-type="float">
            <text:p>188798779904</text:p>
          </table:table-cell>
          <table:table-cell table:formula="of:=[.$J$7] * [.$I$1934] + [.$J$8]" office:value-type="float" office:value="22.6556641515344" calcext:value-type="float">
            <text:p>22.6556641515344</text:p>
          </table:table-cell>
        </table:table-row>
        <table:table-row table:style-name="ro1">
          <table:table-cell office:value-type="float" office:value="287096326144" calcext:value-type="float">
            <text:p>287096326144</text:p>
          </table:table-cell>
          <table:table-cell office:value-type="float" office:value="78.7225646972656" calcext:value-type="float">
            <text:p>78.7225646972656</text:p>
          </table:table-cell>
          <table:table-cell office:value-type="float" office:value="188798508032" calcext:value-type="float">
            <text:p>188798508032</text:p>
          </table:table-cell>
          <table:table-cell office:value-type="float" office:value="11.0933713912964" calcext:value-type="float">
            <text:p>11.0933713912964</text:p>
          </table:table-cell>
          <table:table-cell/>
          <table:table-cell table:formula="of:=INDEX([.$A$1:.$A$2072]; 1926; 1)" office:value-type="float" office:value="287096429312" calcext:value-type="float">
            <text:p>287096429312</text:p>
          </table:table-cell>
          <table:table-cell table:formula="of:=[.$G$7] * [.$F$1935] + [.$G$8]" office:value-type="float" office:value="82.4033966138959" calcext:value-type="float">
            <text:p>82.4033966138959</text:p>
          </table:table-cell>
          <table:table-cell/>
          <table:table-cell table:formula="of:=INDEX([.$C$1:.$C$2072]; 1926; 1)" office:value-type="float" office:value="188798766080" calcext:value-type="float">
            <text:p>188798766080</text:p>
          </table:table-cell>
          <table:table-cell table:formula="of:=[.$J$7] * [.$I$1935] + [.$J$8]" office:value-type="float" office:value="21.9947441089898" calcext:value-type="float">
            <text:p>21.9947441089898</text:p>
          </table:table-cell>
        </table:table-row>
        <table:table-row table:style-name="ro1">
          <table:table-cell office:value-type="float" office:value="287096263424" calcext:value-type="float">
            <text:p>287096263424</text:p>
          </table:table-cell>
          <table:table-cell office:value-type="float" office:value="75.8786239624024" calcext:value-type="float">
            <text:p>75.8786239624024</text:p>
          </table:table-cell>
          <table:table-cell office:value-type="float" office:value="188798438912" calcext:value-type="float">
            <text:p>188798438912</text:p>
          </table:table-cell>
          <table:table-cell office:value-type="float" office:value="7.72206163406372" calcext:value-type="float">
            <text:p>7.72206163406372</text:p>
          </table:table-cell>
          <table:table-cell/>
          <table:table-cell table:formula="of:=INDEX([.$A$1:.$A$2072]; 1927; 1)" office:value-type="float" office:value="287096426752" calcext:value-type="float">
            <text:p>287096426752</text:p>
          </table:table-cell>
          <table:table-cell table:formula="of:=[.$G$7] * [.$F$1936] + [.$G$8]" office:value-type="float" office:value="82.2810968272388" calcext:value-type="float">
            <text:p>82.2810968272388</text:p>
          </table:table-cell>
          <table:table-cell/>
          <table:table-cell table:formula="of:=INDEX([.$C$1:.$C$2072]; 1927; 1)" office:value-type="float" office:value="188798708224" calcext:value-type="float">
            <text:p>188798708224</text:p>
          </table:table-cell>
          <table:table-cell table:formula="of:=[.$J$7] * [.$I$1936] + [.$J$8]" office:value-type="float" office:value="19.2286713328213" calcext:value-type="float">
            <text:p>19.2286713328213</text:p>
          </table:table-cell>
        </table:table-row>
        <table:table-row table:style-name="ro1">
          <table:table-cell office:value-type="float" office:value="287096226304" calcext:value-type="float">
            <text:p>287096226304</text:p>
          </table:table-cell>
          <table:table-cell office:value-type="float" office:value="74.2465591430664" calcext:value-type="float">
            <text:p>74.2465591430664</text:p>
          </table:table-cell>
          <table:table-cell office:value-type="float" office:value="188798407424" calcext:value-type="float">
            <text:p>188798407424</text:p>
          </table:table-cell>
          <table:table-cell office:value-type="float" office:value="6.08055114746094" calcext:value-type="float">
            <text:p>6.08055114746094</text:p>
          </table:table-cell>
          <table:table-cell/>
          <table:table-cell table:formula="of:=INDEX([.$A$1:.$A$2072]; 1928; 1)" office:value-type="float" office:value="287096422144" calcext:value-type="float">
            <text:p>287096422144</text:p>
          </table:table-cell>
          <table:table-cell table:formula="of:=[.$G$7] * [.$F$1937] + [.$G$8]" office:value-type="float" office:value="82.0609572082758" calcext:value-type="float">
            <text:p>82.0609572082758</text:p>
          </table:table-cell>
          <table:table-cell/>
          <table:table-cell table:formula="of:=INDEX([.$C$1:.$C$2072]; 1928; 1)" office:value-type="float" office:value="188798679552" calcext:value-type="float">
            <text:p>188798679552</text:p>
          </table:table-cell>
          <table:table-cell table:formula="of:=[.$J$7] * [.$I$1937] + [.$J$8]" office:value-type="float" office:value="17.8578742034733" calcext:value-type="float">
            <text:p>17.8578742034733</text:p>
          </table:table-cell>
        </table:table-row>
        <table:table-row table:style-name="ro1">
          <table:table-cell office:value-type="float" office:value="287096184064" calcext:value-type="float">
            <text:p>287096184064</text:p>
          </table:table-cell>
          <table:table-cell office:value-type="float" office:value="72.4045562744141" calcext:value-type="float">
            <text:p>72.4045562744141</text:p>
          </table:table-cell>
          <table:table-cell office:value-type="float" office:value="188798381568" calcext:value-type="float">
            <text:p>188798381568</text:p>
          </table:table-cell>
          <table:table-cell office:value-type="float" office:value="4.61752414703369" calcext:value-type="float">
            <text:p>4.61752414703369</text:p>
          </table:table-cell>
          <table:table-cell/>
          <table:table-cell table:formula="of:=INDEX([.$A$1:.$A$2072]; 1929; 1)" office:value-type="float" office:value="287096419072" calcext:value-type="float">
            <text:p>287096419072</text:p>
          </table:table-cell>
          <table:table-cell table:formula="of:=[.$G$7] * [.$F$1938] + [.$G$8]" office:value-type="float" office:value="81.9141974635422" calcext:value-type="float">
            <text:p>81.9141974635422</text:p>
          </table:table-cell>
          <table:table-cell/>
          <table:table-cell table:formula="of:=INDEX([.$C$1:.$C$2072]; 1929; 1)" office:value-type="float" office:value="188798665472" calcext:value-type="float">
            <text:p>188798665472</text:p>
          </table:table-cell>
          <table:table-cell table:formula="of:=[.$J$7] * [.$I$1938] + [.$J$8]" office:value-type="float" office:value="17.1847149003297" calcext:value-type="float">
            <text:p>17.1847149003297</text:p>
          </table:table-cell>
        </table:table-row>
        <table:table-row table:style-name="ro1">
          <table:table-cell office:value-type="float" office:value="287096124928" calcext:value-type="float">
            <text:p>287096124928</text:p>
          </table:table-cell>
          <table:table-cell office:value-type="float" office:value="69.670280456543" calcext:value-type="float">
            <text:p>69.670280456543</text:p>
          </table:table-cell>
          <table:table-cell office:value-type="float" office:value="188798348544" calcext:value-type="float">
            <text:p>188798348544</text:p>
          </table:table-cell>
          <table:table-cell office:value-type="float" office:value="2.90526127815247" calcext:value-type="float">
            <text:p>2.90526127815247</text:p>
          </table:table-cell>
          <table:table-cell/>
          <table:table-cell table:formula="of:=INDEX([.$A$1:.$A$2072]; 1930; 1)" office:value-type="float" office:value="287096410112" calcext:value-type="float">
            <text:p>287096410112</text:p>
          </table:table-cell>
          <table:table-cell table:formula="of:=[.$G$7] * [.$F$1939] + [.$G$8]" office:value-type="float" office:value="81.4861482083797" calcext:value-type="float">
            <text:p>81.4861482083797</text:p>
          </table:table-cell>
          <table:table-cell/>
          <table:table-cell table:formula="of:=INDEX([.$C$1:.$C$2072]; 1930; 1)" office:value-type="float" office:value="188798638336" calcext:value-type="float">
            <text:p>188798638336</text:p>
          </table:table-cell>
          <table:table-cell table:formula="of:=[.$J$7] * [.$I$1939] + [.$J$8]" office:value-type="float" office:value="15.8873533327132" calcext:value-type="float">
            <text:p>15.8873533327132</text:p>
          </table:table-cell>
        </table:table-row>
        <table:table-row table:style-name="ro1">
          <table:table-cell office:value-type="float" office:value="287096062208" calcext:value-type="float">
            <text:p>287096062208</text:p>
          </table:table-cell>
          <table:table-cell office:value-type="float" office:value="66.731315612793" calcext:value-type="float">
            <text:p>66.731315612793</text:p>
          </table:table-cell>
          <table:table-cell office:value-type="float" office:value="188798324736" calcext:value-type="float">
            <text:p>188798324736</text:p>
          </table:table-cell>
          <table:table-cell office:value-type="float" office:value="1.50803232192993" calcext:value-type="float">
            <text:p>1.50803232192993</text:p>
          </table:table-cell>
          <table:table-cell/>
          <table:table-cell table:formula="of:=INDEX([.$A$1:.$A$2072]; 1931; 1)" office:value-type="float" office:value="287096398080" calcext:value-type="float">
            <text:p>287096398080</text:p>
          </table:table-cell>
          <table:table-cell table:formula="of:=[.$G$7] * [.$F$1940] + [.$G$8]" office:value-type="float" office:value="80.9113392066211" calcext:value-type="float">
            <text:p>80.9113392066211</text:p>
          </table:table-cell>
          <table:table-cell/>
          <table:table-cell table:formula="of:=INDEX([.$C$1:.$C$2072]; 1931; 1)" office:value-type="float" office:value="188798613248" calcext:value-type="float">
            <text:p>188798613248</text:p>
          </table:table-cell>
          <table:table-cell table:formula="of:=[.$J$7] * [.$I$1940] + [.$J$8]" office:value-type="float" office:value="14.6879058461636" calcext:value-type="float">
            <text:p>14.6879058461636</text:p>
          </table:table-cell>
        </table:table-row>
        <table:table-row table:style-name="ro1">
          <table:table-cell office:value-type="float" office:value="287096046080" calcext:value-type="float">
            <text:p>287096046080</text:p>
          </table:table-cell>
          <table:table-cell office:value-type="float" office:value="65.9785995483398" calcext:value-type="float">
            <text:p>65.9785995483398</text:p>
          </table:table-cell>
          <table:table-cell office:value-type="float" office:value="188798320640" calcext:value-type="float">
            <text:p>188798320640</text:p>
          </table:table-cell>
          <table:table-cell office:value-type="float" office:value="1.23380851745605" calcext:value-type="float">
            <text:p>1.23380851745605</text:p>
          </table:table-cell>
          <table:table-cell/>
          <table:table-cell table:formula="of:=INDEX([.$A$1:.$A$2072]; 1932; 1)" office:value-type="float" office:value="287096390912" calcext:value-type="float">
            <text:p>287096390912</text:p>
          </table:table-cell>
          <table:table-cell table:formula="of:=[.$G$7] * [.$F$1941] + [.$G$8]" office:value-type="float" office:value="80.568899801001" calcext:value-type="float">
            <text:p>80.568899801001</text:p>
          </table:table-cell>
          <table:table-cell/>
          <table:table-cell table:formula="of:=INDEX([.$C$1:.$C$2072]; 1932; 1)" office:value-type="float" office:value="188798601472" calcext:value-type="float">
            <text:p>188798601472</text:p>
          </table:table-cell>
          <table:table-cell table:formula="of:=[.$J$7] * [.$I$1941] + [.$J$8]" office:value-type="float" office:value="14.1248998828232" calcext:value-type="float">
            <text:p>14.1248998828232</text:p>
          </table:table-cell>
        </table:table-row>
        <table:table-row table:style-name="ro1">
          <table:table-cell office:value-type="float" office:value="287096013824" calcext:value-type="float">
            <text:p>287096013824</text:p>
          </table:table-cell>
          <table:table-cell office:value-type="float" office:value="64.4573516845703" calcext:value-type="float">
            <text:p>64.4573516845703</text:p>
          </table:table-cell>
          <table:table-cell office:value-type="float" office:value="188798313728" calcext:value-type="float">
            <text:p>188798313728</text:p>
          </table:table-cell>
          <table:table-cell office:value-type="float" office:value="0.788795053958893" calcext:value-type="float">
            <text:p>0.788795053958893</text:p>
          </table:table-cell>
          <table:table-cell/>
          <table:table-cell table:formula="of:=INDEX([.$A$1:.$A$2072]; 1933; 1)" office:value-type="float" office:value="287096375552" calcext:value-type="float">
            <text:p>287096375552</text:p>
          </table:table-cell>
          <table:table-cell table:formula="of:=[.$G$7] * [.$F$1942] + [.$G$8]" office:value-type="float" office:value="79.8351010754705" calcext:value-type="float">
            <text:p>79.8351010754705</text:p>
          </table:table-cell>
          <table:table-cell/>
          <table:table-cell table:formula="of:=INDEX([.$C$1:.$C$2072]; 1933; 1)" office:value-type="float" office:value="188798579200" calcext:value-type="float">
            <text:p>188798579200</text:p>
          </table:table-cell>
          <table:table-cell table:formula="of:=[.$J$7] * [.$I$1942] + [.$J$8]" office:value-type="float" office:value="13.0600842572749" calcext:value-type="float">
            <text:p>13.0600842572749</text:p>
          </table:table-cell>
        </table:table-row>
        <table:table-row table:style-name="ro1">
          <table:table-cell office:value-type="float" office:value="287095981312" calcext:value-type="float">
            <text:p>287095981312</text:p>
          </table:table-cell>
          <table:table-cell office:value-type="float" office:value="62.913330078125" calcext:value-type="float">
            <text:p>62.913330078125</text:p>
          </table:table-cell>
          <table:table-cell office:value-type="float" office:value="188798306816" calcext:value-type="float">
            <text:p>188798306816</text:p>
          </table:table-cell>
          <table:table-cell office:value-type="float" office:value="0.405980110168457" calcext:value-type="float">
            <text:p>0.405980110168457</text:p>
          </table:table-cell>
          <table:table-cell/>
          <table:table-cell table:formula="of:=INDEX([.$A$1:.$A$2072]; 1934; 1)" office:value-type="float" office:value="287096352256" calcext:value-type="float">
            <text:p>287096352256</text:p>
          </table:table-cell>
          <table:table-cell table:formula="of:=[.$G$7] * [.$F$1943] + [.$G$8]" office:value-type="float" office:value="78.7221730090678" calcext:value-type="float">
            <text:p>78.7221730090678</text:p>
          </table:table-cell>
          <table:table-cell/>
          <table:table-cell table:formula="of:=INDEX([.$C$1:.$C$2072]; 1934; 1)" office:value-type="float" office:value="188798543872" calcext:value-type="float">
            <text:p>188798543872</text:p>
          </table:table-cell>
          <table:table-cell table:formula="of:=[.$J$7] * [.$I$1943] + [.$J$8]" office:value-type="float" office:value="11.3710663672537" calcext:value-type="float">
            <text:p>11.3710663672537</text:p>
          </table:table-cell>
        </table:table-row>
        <table:table-row table:style-name="ro1">
          <table:table-cell office:value-type="float" office:value="287095948032" calcext:value-type="float">
            <text:p>287095948032</text:p>
          </table:table-cell>
          <table:table-cell office:value-type="float" office:value="61.3409690856934" calcext:value-type="float">
            <text:p>61.3409690856934</text:p>
          </table:table-cell>
          <table:table-cell office:value-type="float" office:value="188798300928" calcext:value-type="float">
            <text:p>188798300928</text:p>
          </table:table-cell>
          <table:table-cell office:value-type="float" office:value="0.0764987245202065" calcext:value-type="float">
            <text:p>0.076498724520207</text:p>
          </table:table-cell>
          <table:table-cell/>
          <table:table-cell table:formula="of:=INDEX([.$A$1:.$A$2072]; 1935; 1)" office:value-type="float" office:value="287096326144" calcext:value-type="float">
            <text:p>287096326144</text:p>
          </table:table-cell>
          <table:table-cell table:formula="of:=[.$G$7] * [.$F$1944] + [.$G$8]" office:value-type="float" office:value="77.4747151769698" calcext:value-type="float">
            <text:p>77.4747151769698</text:p>
          </table:table-cell>
          <table:table-cell/>
          <table:table-cell table:formula="of:=INDEX([.$C$1:.$C$2072]; 1935; 1)" office:value-type="float" office:value="188798508032" calcext:value-type="float">
            <text:p>188798508032</text:p>
          </table:table-cell>
          <table:table-cell table:formula="of:=[.$J$7] * [.$I$1944] + [.$J$8]" office:value-type="float" office:value="9.65756995603442" calcext:value-type="float">
            <text:p>9.65756995603442</text:p>
          </table:table-cell>
        </table:table-row>
        <table:table-row table:style-name="ro1">
          <table:table-cell office:value-type="float" office:value="287095896832" calcext:value-type="float">
            <text:p>287095896832</text:p>
          </table:table-cell>
          <table:table-cell office:value-type="float" office:value="58.9262619018555" calcext:value-type="float">
            <text:p>58.9262619018555</text:p>
          </table:table-cell>
          <table:table-cell office:value-type="float" office:value="188798296576" calcext:value-type="float">
            <text:p>188798296576</text:p>
          </table:table-cell>
          <table:table-cell office:value-type="float" office:value="-0.27480486035347" calcext:value-type="float">
            <text:p>-0.27480486035347</text:p>
          </table:table-cell>
          <table:table-cell/>
          <table:table-cell table:formula="of:=INDEX([.$A$1:.$A$2072]; 1936; 1)" office:value-type="float" office:value="287096263424" calcext:value-type="float">
            <text:p>287096263424</text:p>
          </table:table-cell>
          <table:table-cell table:formula="of:=[.$G$7] * [.$F$1945] + [.$G$8]" office:value-type="float" office:value="74.4783703815192" calcext:value-type="float">
            <text:p>74.4783703815192</text:p>
          </table:table-cell>
          <table:table-cell/>
          <table:table-cell table:formula="of:=INDEX([.$C$1:.$C$2072]; 1936; 1)" office:value-type="float" office:value="188798438912" calcext:value-type="float">
            <text:p>188798438912</text:p>
          </table:table-cell>
          <table:table-cell table:formula="of:=[.$J$7] * [.$I$1945] + [.$J$8]" office:value-type="float" office:value="6.35296973772347" calcext:value-type="float">
            <text:p>6.35296973772347</text:p>
          </table:table-cell>
        </table:table-row>
        <table:table-row table:style-name="ro1">
          <table:table-cell office:value-type="float" office:value="287095862272" calcext:value-type="float">
            <text:p>287095862272</text:p>
          </table:table-cell>
          <table:table-cell office:value-type="float" office:value="57.2854232788086" calcext:value-type="float">
            <text:p>57.2854232788086</text:p>
          </table:table-cell>
          <table:table-cell office:value-type="float" office:value="188798296832" calcext:value-type="float">
            <text:p>188798296832</text:p>
          </table:table-cell>
          <table:table-cell office:value-type="float" office:value="-0.38561087846756" calcext:value-type="float">
            <text:p>-0.38561087846756</text:p>
          </table:table-cell>
          <table:table-cell/>
          <table:table-cell table:formula="of:=INDEX([.$A$1:.$A$2072]; 1937; 1)" office:value-type="float" office:value="287096226304" calcext:value-type="float">
            <text:p>287096226304</text:p>
          </table:table-cell>
          <table:table-cell table:formula="of:=[.$G$7] * [.$F$1946] + [.$G$8]" office:value-type="float" office:value="72.7050234619528" calcext:value-type="float">
            <text:p>72.7050234619528</text:p>
          </table:table-cell>
          <table:table-cell/>
          <table:table-cell table:formula="of:=INDEX([.$C$1:.$C$2072]; 1937; 1)" office:value-type="float" office:value="188798407424" calcext:value-type="float">
            <text:p>188798407424</text:p>
          </table:table-cell>
          <table:table-cell table:formula="of:=[.$J$7] * [.$I$1946] + [.$J$8]" office:value-type="float" office:value="4.84754074923694" calcext:value-type="float">
            <text:p>4.84754074923694</text:p>
          </table:table-cell>
        </table:table-row>
        <table:table-row table:style-name="ro1">
          <table:table-cell office:value-type="float" office:value="287095827200" calcext:value-type="float">
            <text:p>287095827200</text:p>
          </table:table-cell>
          <table:table-cell office:value-type="float" office:value="55.6188621520996" calcext:value-type="float">
            <text:p>55.6188621520996</text:p>
          </table:table-cell>
          <table:table-cell office:value-type="float" office:value="188798296832" calcext:value-type="float">
            <text:p>188798296832</text:p>
          </table:table-cell>
          <table:table-cell office:value-type="float" office:value="-0.424396961927414" calcext:value-type="float">
            <text:p>-0.424396961927414</text:p>
          </table:table-cell>
          <table:table-cell/>
          <table:table-cell table:formula="of:=INDEX([.$A$1:.$A$2072]; 1938; 1)" office:value-type="float" office:value="287096184064" calcext:value-type="float">
            <text:p>287096184064</text:p>
          </table:table-cell>
          <table:table-cell table:formula="of:=[.$G$7] * [.$F$1947] + [.$G$8]" office:value-type="float" office:value="70.6870769690722" calcext:value-type="float">
            <text:p>70.6870769690722</text:p>
          </table:table-cell>
          <table:table-cell/>
          <table:table-cell table:formula="of:=INDEX([.$C$1:.$C$2072]; 1938; 1)" office:value-type="float" office:value="188798381568" calcext:value-type="float">
            <text:p>188798381568</text:p>
          </table:table-cell>
          <table:table-cell table:formula="of:=[.$J$7] * [.$I$1947] + [.$J$8]" office:value-type="float" office:value="3.61137548089027" calcext:value-type="float">
            <text:p>3.61137548089027</text:p>
          </table:table-cell>
        </table:table-row>
        <table:table-row table:style-name="ro1">
          <table:table-cell office:value-type="float" office:value="287095791872" calcext:value-type="float">
            <text:p>287095791872</text:p>
          </table:table-cell>
          <table:table-cell office:value-type="float" office:value="53.9265823364258" calcext:value-type="float">
            <text:p>53.9265823364258</text:p>
          </table:table-cell>
          <table:table-cell office:value-type="float" office:value="188798297600" calcext:value-type="float">
            <text:p>188798297600</text:p>
          </table:table-cell>
          <table:table-cell office:value-type="float" office:value="-0.421422153711319" calcext:value-type="float">
            <text:p>-0.421422153711319</text:p>
          </table:table-cell>
          <table:table-cell/>
          <table:table-cell table:formula="of:=INDEX([.$A$1:.$A$2072]; 1939; 1)" office:value-type="float" office:value="287096124928" calcext:value-type="float">
            <text:p>287096124928</text:p>
          </table:table-cell>
          <table:table-cell table:formula="of:=[.$G$7] * [.$F$1948] + [.$G$8]" office:value-type="float" office:value="67.8619518764317" calcext:value-type="float">
            <text:p>67.8619518764317</text:p>
          </table:table-cell>
          <table:table-cell/>
          <table:table-cell table:formula="of:=INDEX([.$C$1:.$C$2072]; 1939; 1)" office:value-type="float" office:value="188798348544" calcext:value-type="float">
            <text:p>188798348544</text:p>
          </table:table-cell>
          <table:table-cell table:formula="of:=[.$J$7] * [.$I$1948] + [.$J$8]" office:value-type="float" office:value="2.03251093253493" calcext:value-type="float">
            <text:p>2.03251093253493</text:p>
          </table:table-cell>
        </table:table-row>
        <table:table-row table:style-name="ro1">
          <table:table-cell office:value-type="float" office:value="287095756288" calcext:value-type="float">
            <text:p>287095756288</text:p>
          </table:table-cell>
          <table:table-cell office:value-type="float" office:value="52.2287673950195" calcext:value-type="float">
            <text:p>52.2287673950195</text:p>
          </table:table-cell>
          <table:table-cell office:value-type="float" office:value="188798299136" calcext:value-type="float">
            <text:p>188798299136</text:p>
          </table:table-cell>
          <table:table-cell office:value-type="float" office:value="-0.373003870248795" calcext:value-type="float">
            <text:p>-0.373003870248795</text:p>
          </table:table-cell>
          <table:table-cell/>
          <table:table-cell table:formula="of:=INDEX([.$A$1:.$A$2072]; 1940; 1)" office:value-type="float" office:value="287096062208" calcext:value-type="float">
            <text:p>287096062208</text:p>
          </table:table-cell>
          <table:table-cell table:formula="of:=[.$G$7] * [.$F$1949] + [.$G$8]" office:value-type="float" office:value="64.8656070828438" calcext:value-type="float">
            <text:p>64.8656070828438</text:p>
          </table:table-cell>
          <table:table-cell/>
          <table:table-cell table:formula="of:=INDEX([.$C$1:.$C$2072]; 1940; 1)" office:value-type="float" office:value="188798324736" calcext:value-type="float">
            <text:p>188798324736</text:p>
          </table:table-cell>
          <table:table-cell table:formula="of:=[.$J$7] * [.$I$1949] + [.$J$8]" office:value-type="float" office:value="0.894259745255113" calcext:value-type="float">
            <text:p>0.894259745255113</text:p>
          </table:table-cell>
        </table:table-row>
        <table:table-row table:style-name="ro1">
          <table:table-cell office:value-type="float" office:value="287095720960" calcext:value-type="float">
            <text:p>287095720960</text:p>
          </table:table-cell>
          <table:table-cell office:value-type="float" office:value="50.5360374450684" calcext:value-type="float">
            <text:p>50.5360374450684</text:p>
          </table:table-cell>
          <table:table-cell office:value-type="float" office:value="188798300928" calcext:value-type="float">
            <text:p>188798300928</text:p>
          </table:table-cell>
          <table:table-cell office:value-type="float" office:value="-0.292731195688248" calcext:value-type="float">
            <text:p>-0.292731195688248</text:p>
          </table:table-cell>
          <table:table-cell/>
          <table:table-cell table:formula="of:=INDEX([.$A$1:.$A$2072]; 1941; 1)" office:value-type="float" office:value="287096046080" calcext:value-type="float">
            <text:p>287096046080</text:p>
          </table:table-cell>
          <table:table-cell table:formula="of:=[.$G$7] * [.$F$1950] + [.$G$8]" office:value-type="float" office:value="64.0951184201986" calcext:value-type="float">
            <text:p>64.0951184201986</text:p>
          </table:table-cell>
          <table:table-cell/>
          <table:table-cell table:formula="of:=INDEX([.$C$1:.$C$2072]; 1941; 1)" office:value-type="float" office:value="188798320640" calcext:value-type="float">
            <text:p>188798320640</text:p>
          </table:table-cell>
          <table:table-cell table:formula="of:=[.$J$7] * [.$I$1950] + [.$J$8]" office:value-type="float" office:value="0.698431584984064" calcext:value-type="float">
            <text:p>0.698431584984064</text:p>
          </table:table-cell>
        </table:table-row>
        <table:table-row table:style-name="ro1">
          <table:table-cell office:value-type="float" office:value="287095685888" calcext:value-type="float">
            <text:p>287095685888</text:p>
          </table:table-cell>
          <table:table-cell office:value-type="float" office:value="48.8480491638184" calcext:value-type="float">
            <text:p>48.8480491638184</text:p>
          </table:table-cell>
          <table:table-cell office:value-type="float" office:value="188798302976" calcext:value-type="float">
            <text:p>188798302976</text:p>
          </table:table-cell>
          <table:table-cell office:value-type="float" office:value="-0.194076359272003" calcext:value-type="float">
            <text:p>-0.194076359272003</text:p>
          </table:table-cell>
          <table:table-cell/>
          <table:table-cell table:formula="of:=INDEX([.$A$1:.$A$2072]; 1942; 1)" office:value-type="float" office:value="287096013824" calcext:value-type="float">
            <text:p>287096013824</text:p>
          </table:table-cell>
          <table:table-cell table:formula="of:=[.$G$7] * [.$F$1951] + [.$G$8]" office:value-type="float" office:value="62.5541410986334" calcext:value-type="float">
            <text:p>62.5541410986334</text:p>
          </table:table-cell>
          <table:table-cell/>
          <table:table-cell table:formula="of:=INDEX([.$C$1:.$C$2072]; 1942; 1)" office:value-type="float" office:value="188798313728" calcext:value-type="float">
            <text:p>188798313728</text:p>
          </table:table-cell>
          <table:table-cell table:formula="of:=[.$J$7] * [.$I$1951] + [.$J$8]" office:value-type="float" office:value="0.367971563711762" calcext:value-type="float">
            <text:p>0.367971563711762</text:p>
          </table:table-cell>
        </table:table-row>
        <table:table-row table:style-name="ro1">
          <table:table-cell office:value-type="float" office:value="287095633152" calcext:value-type="float">
            <text:p>287095633152</text:p>
          </table:table-cell>
          <table:table-cell office:value-type="float" office:value="46.3239555358887" calcext:value-type="float">
            <text:p>46.3239555358887</text:p>
          </table:table-cell>
          <table:table-cell office:value-type="float" office:value="188798305024" calcext:value-type="float">
            <text:p>188798305024</text:p>
          </table:table-cell>
          <table:table-cell office:value-type="float" office:value="-0.038170013576746" calcext:value-type="float">
            <text:p>-0.038170013576746</text:p>
          </table:table-cell>
          <table:table-cell/>
          <table:table-cell table:formula="of:=INDEX([.$A$1:.$A$2072]; 1943; 1)" office:value-type="float" office:value="287095981312" calcext:value-type="float">
            <text:p>287095981312</text:p>
          </table:table-cell>
          <table:table-cell table:formula="of:=[.$G$7] * [.$F$1952] + [.$G$8]" office:value-type="float" office:value="61.0009337961674" calcext:value-type="float">
            <text:p>61.0009337961674</text:p>
          </table:table-cell>
          <table:table-cell/>
          <table:table-cell table:formula="of:=INDEX([.$C$1:.$C$2072]; 1943; 1)" office:value-type="float" office:value="188798306816" calcext:value-type="float">
            <text:p>188798306816</text:p>
          </table:table-cell>
          <table:table-cell table:formula="of:=[.$J$7] * [.$I$1952] + [.$J$8]" office:value-type="float" office:value="0.0375115405768156" calcext:value-type="float">
            <text:p>0.037511540576816</text:p>
          </table:table-cell>
        </table:table-row>
        <table:table-row table:style-name="ro1">
          <table:table-cell office:value-type="float" office:value="287095564032" calcext:value-type="float">
            <text:p>287095564032</text:p>
          </table:table-cell>
          <table:table-cell office:value-type="float" office:value="42.9966735839844" calcext:value-type="float">
            <text:p>42.9966735839844</text:p>
          </table:table-cell>
          <table:table-cell office:value-type="float" office:value="188798302720" calcext:value-type="float">
            <text:p>188798302720</text:p>
          </table:table-cell>
          <table:table-cell office:value-type="float" office:value="0.00820695888251066" calcext:value-type="float">
            <text:p>0.008206958882511</text:p>
          </table:table-cell>
          <table:table-cell/>
          <table:table-cell table:formula="of:=INDEX([.$A$1:.$A$2072]; 1944; 1)" office:value-type="float" office:value="287095948032" calcext:value-type="float">
            <text:p>287095948032</text:p>
          </table:table-cell>
          <table:table-cell table:formula="of:=[.$G$7] * [.$F$1953] + [.$G$8]" office:value-type="float" office:value="59.4110365584493" calcext:value-type="float">
            <text:p>59.4110365584493</text:p>
          </table:table-cell>
          <table:table-cell/>
          <table:table-cell table:formula="of:=INDEX([.$C$1:.$C$2072]; 1944; 1)" office:value-type="float" office:value="188798300928" calcext:value-type="float">
            <text:p>188798300928</text:p>
          </table:table-cell>
          <table:table-cell table:formula="of:=[.$J$7] * [.$I$1953] + [.$J$8]" office:value-type="float" office:value="-0.243991440162063" calcext:value-type="float">
            <text:p>-0.243991440162063</text:p>
          </table:table-cell>
        </table:table-row>
        <table:table-row table:style-name="ro1">
          <table:table-cell office:value-type="float" office:value="287095530240" calcext:value-type="float">
            <text:p>287095530240</text:p>
          </table:table-cell>
          <table:table-cell office:value-type="float" office:value="41.3672714233398" calcext:value-type="float">
            <text:p>41.3672714233398</text:p>
          </table:table-cell>
          <table:table-cell office:value-type="float" office:value="188798301184" calcext:value-type="float">
            <text:p>188798301184</text:p>
          </table:table-cell>
          <table:table-cell office:value-type="float" office:value="-0.0251738280057907" calcext:value-type="float">
            <text:p>-0.025173828005791</text:p>
          </table:table-cell>
          <table:table-cell/>
          <table:table-cell table:formula="of:=INDEX([.$A$1:.$A$2072]; 1945; 1)" office:value-type="float" office:value="287095896832" calcext:value-type="float">
            <text:p>287095896832</text:p>
          </table:table-cell>
          <table:table-cell table:formula="of:=[.$G$7] * [.$F$1954] + [.$G$8]" office:value-type="float" office:value="56.9650408066809" calcext:value-type="float">
            <text:p>56.9650408066809</text:p>
          </table:table-cell>
          <table:table-cell/>
          <table:table-cell table:formula="of:=INDEX([.$C$1:.$C$2072]; 1945; 1)" office:value-type="float" office:value="188798296576" calcext:value-type="float">
            <text:p>188798296576</text:p>
          </table:table-cell>
          <table:table-cell table:formula="of:=[.$J$7] * [.$I$1954] + [.$J$8]" office:value-type="float" office:value="-0.452058861032128" calcext:value-type="float">
            <text:p>-0.452058861032128</text:p>
          </table:table-cell>
        </table:table-row>
        <table:table-row table:style-name="ro1">
          <table:table-cell office:value-type="float" office:value="287095496192" calcext:value-type="float">
            <text:p>287095496192</text:p>
          </table:table-cell>
          <table:table-cell office:value-type="float" office:value="39.7440605163574" calcext:value-type="float">
            <text:p>39.7440605163574</text:p>
          </table:table-cell>
          <table:table-cell office:value-type="float" office:value="188798299392" calcext:value-type="float">
            <text:p>188798299392</text:p>
          </table:table-cell>
          <table:table-cell office:value-type="float" office:value="-0.0870847776532173" calcext:value-type="float">
            <text:p>-0.087084777653217</text:p>
          </table:table-cell>
          <table:table-cell/>
          <table:table-cell table:formula="of:=INDEX([.$A$1:.$A$2072]; 1946; 1)" office:value-type="float" office:value="287095862272" calcext:value-type="float">
            <text:p>287095862272</text:p>
          </table:table-cell>
          <table:table-cell table:formula="of:=[.$G$7] * [.$F$1955] + [.$G$8]" office:value-type="float" office:value="55.3139936756343" calcext:value-type="float">
            <text:p>55.3139936756343</text:p>
          </table:table-cell>
          <table:table-cell/>
          <table:table-cell table:formula="of:=INDEX([.$C$1:.$C$2072]; 1946; 1)" office:value-type="float" office:value="188798296832" calcext:value-type="float">
            <text:p>188798296832</text:p>
          </table:table-cell>
          <table:table-cell table:formula="of:=[.$J$7] * [.$I$1955] + [.$J$8]" office:value-type="float" office:value="-0.439819602295756" calcext:value-type="float">
            <text:p>-0.439819602295756</text:p>
          </table:table-cell>
        </table:table-row>
        <table:table-row table:style-name="ro1">
          <table:table-cell office:value-type="float" office:value="287095462400" calcext:value-type="float">
            <text:p>287095462400</text:p>
          </table:table-cell>
          <table:table-cell office:value-type="float" office:value="38.1228446960449" calcext:value-type="float">
            <text:p>38.1228446960449</text:p>
          </table:table-cell>
          <table:table-cell office:value-type="float" office:value="188798297600" calcext:value-type="float">
            <text:p>188798297600</text:p>
          </table:table-cell>
          <table:table-cell office:value-type="float" office:value="-0.172597423195839" calcext:value-type="float">
            <text:p>-0.172597423195839</text:p>
          </table:table-cell>
          <table:table-cell/>
          <table:table-cell table:formula="of:=INDEX([.$A$1:.$A$2072]; 1947; 1)" office:value-type="float" office:value="287095827200" calcext:value-type="float">
            <text:p>287095827200</text:p>
          </table:table-cell>
          <table:table-cell table:formula="of:=[.$G$7] * [.$F$1956] + [.$G$8]" office:value-type="float" office:value="53.6384865865111" calcext:value-type="float">
            <text:p>53.6384865865111</text:p>
          </table:table-cell>
          <table:table-cell/>
          <table:table-cell table:formula="of:=INDEX([.$C$1:.$C$2072]; 1947; 1)" office:value-type="float" office:value="188798296832" calcext:value-type="float">
            <text:p>188798296832</text:p>
          </table:table-cell>
          <table:table-cell table:formula="of:=[.$J$7] * [.$I$1956] + [.$J$8]" office:value-type="float" office:value="-0.439819602295756" calcext:value-type="float">
            <text:p>-0.439819602295756</text:p>
          </table:table-cell>
        </table:table-row>
        <table:table-row table:style-name="ro1">
          <table:table-cell office:value-type="float" office:value="287095429120" calcext:value-type="float">
            <text:p>287095429120</text:p>
          </table:table-cell>
          <table:table-cell office:value-type="float" office:value="36.5172996520996" calcext:value-type="float">
            <text:p>36.5172996520996</text:p>
          </table:table-cell>
          <table:table-cell office:value-type="float" office:value="188798295552" calcext:value-type="float">
            <text:p>188798295552</text:p>
          </table:table-cell>
          <table:table-cell office:value-type="float" office:value="-0.271209716796875" calcext:value-type="float">
            <text:p>-0.271209716796875</text:p>
          </table:table-cell>
          <table:table-cell/>
          <table:table-cell table:formula="of:=INDEX([.$A$1:.$A$2072]; 1948; 1)" office:value-type="float" office:value="287095791872" calcext:value-type="float">
            <text:p>287095791872</text:p>
          </table:table-cell>
          <table:table-cell table:formula="of:=[.$G$7] * [.$F$1957] + [.$G$8]" office:value-type="float" office:value="51.9507495183498" calcext:value-type="float">
            <text:p>51.9507495183498</text:p>
          </table:table-cell>
          <table:table-cell/>
          <table:table-cell table:formula="of:=INDEX([.$C$1:.$C$2072]; 1948; 1)" office:value-type="float" office:value="188798297600" calcext:value-type="float">
            <text:p>188798297600</text:p>
          </table:table-cell>
          <table:table-cell table:formula="of:=[.$J$7] * [.$I$1957] + [.$J$8]" office:value-type="float" office:value="-0.40310182236135" calcext:value-type="float">
            <text:p>-0.40310182236135</text:p>
          </table:table-cell>
        </table:table-row>
        <table:table-row table:style-name="ro1">
          <table:table-cell office:value-type="float" office:value="287095396608" calcext:value-type="float">
            <text:p>287095396608</text:p>
          </table:table-cell>
          <table:table-cell office:value-type="float" office:value="34.939868927002" calcext:value-type="float">
            <text:p>34.939868927002</text:p>
          </table:table-cell>
          <table:table-cell office:value-type="float" office:value="188798293248" calcext:value-type="float">
            <text:p>188798293248</text:p>
          </table:table-cell>
          <table:table-cell office:value-type="float" office:value="-0.375125229358673" calcext:value-type="float">
            <text:p>-0.375125229358673</text:p>
          </table:table-cell>
          <table:table-cell/>
          <table:table-cell table:formula="of:=INDEX([.$A$1:.$A$2072]; 1949; 1)" office:value-type="float" office:value="287095756288" calcext:value-type="float">
            <text:p>287095756288</text:p>
          </table:table-cell>
          <table:table-cell table:formula="of:=[.$G$7] * [.$F$1958] + [.$G$8]" office:value-type="float" office:value="50.2507824730128" calcext:value-type="float">
            <text:p>50.2507824730128</text:p>
          </table:table-cell>
          <table:table-cell/>
          <table:table-cell table:formula="of:=INDEX([.$C$1:.$C$2072]; 1949; 1)" office:value-type="float" office:value="188798299136" calcext:value-type="float">
            <text:p>188798299136</text:p>
          </table:table-cell>
          <table:table-cell table:formula="of:=[.$J$7] * [.$I$1958] + [.$J$8]" office:value-type="float" office:value="-0.329666260629892" calcext:value-type="float">
            <text:p>-0.329666260629892</text:p>
          </table:table-cell>
        </table:table-row>
        <table:table-row table:style-name="ro1">
          <table:table-cell office:value-type="float" office:value="287095364864" calcext:value-type="float">
            <text:p>287095364864</text:p>
          </table:table-cell>
          <table:table-cell office:value-type="float" office:value="33.3982620239258" calcext:value-type="float">
            <text:p>33.3982620239258</text:p>
          </table:table-cell>
          <table:table-cell office:value-type="float" office:value="188798291200" calcext:value-type="float">
            <text:p>188798291200</text:p>
          </table:table-cell>
          <table:table-cell office:value-type="float" office:value="-0.479908138513565" calcext:value-type="float">
            <text:p>-0.479908138513565</text:p>
          </table:table-cell>
          <table:table-cell/>
          <table:table-cell table:formula="of:=INDEX([.$A$1:.$A$2072]; 1950; 1)" office:value-type="float" office:value="287095720960" calcext:value-type="float">
            <text:p>287095720960</text:p>
          </table:table-cell>
          <table:table-cell table:formula="of:=[.$G$7] * [.$F$1959] + [.$G$8]" office:value-type="float" office:value="48.5630454048514" calcext:value-type="float">
            <text:p>48.5630454048514</text:p>
          </table:table-cell>
          <table:table-cell/>
          <table:table-cell table:formula="of:=INDEX([.$C$1:.$C$2072]; 1950; 1)" office:value-type="float" office:value="188798300928" calcext:value-type="float">
            <text:p>188798300928</text:p>
          </table:table-cell>
          <table:table-cell table:formula="of:=[.$J$7] * [.$I$1959] + [.$J$8]" office:value-type="float" office:value="-0.243991440162063" calcext:value-type="float">
            <text:p>-0.243991440162063</text:p>
          </table:table-cell>
        </table:table-row>
        <table:table-row table:style-name="ro1">
          <table:table-cell office:value-type="float" office:value="287095333888" calcext:value-type="float">
            <text:p>287095333888</text:p>
          </table:table-cell>
          <table:table-cell office:value-type="float" office:value="31.89723777771" calcext:value-type="float">
            <text:p>31.89723777771</text:p>
          </table:table-cell>
          <table:table-cell office:value-type="float" office:value="188798289152" calcext:value-type="float">
            <text:p>188798289152</text:p>
          </table:table-cell>
          <table:table-cell office:value-type="float" office:value="-0.583316385746002" calcext:value-type="float">
            <text:p>-0.583316385746002</text:p>
          </table:table-cell>
          <table:table-cell/>
          <table:table-cell table:formula="of:=INDEX([.$A$1:.$A$2072]; 1951; 1)" office:value-type="float" office:value="287095685888" calcext:value-type="float">
            <text:p>287095685888</text:p>
          </table:table-cell>
          <table:table-cell table:formula="of:=[.$G$7] * [.$F$1960] + [.$G$8]" office:value-type="float" office:value="46.8875383157283" calcext:value-type="float">
            <text:p>46.8875383157283</text:p>
          </table:table-cell>
          <table:table-cell/>
          <table:table-cell table:formula="of:=INDEX([.$C$1:.$C$2072]; 1951; 1)" office:value-type="float" office:value="188798302976" calcext:value-type="float">
            <text:p>188798302976</text:p>
          </table:table-cell>
          <table:table-cell table:formula="of:=[.$J$7] * [.$I$1960] + [.$J$8]" office:value-type="float" office:value="-0.146077360957861" calcext:value-type="float">
            <text:p>-0.146077360957861</text:p>
          </table:table-cell>
        </table:table-row>
        <table:table-row table:style-name="ro1">
          <table:table-cell office:value-type="float" office:value="287095303936" calcext:value-type="float">
            <text:p>287095303936</text:p>
          </table:table-cell>
          <table:table-cell office:value-type="float" office:value="30.4396419525146" calcext:value-type="float">
            <text:p>30.4396419525146</text:p>
          </table:table-cell>
          <table:table-cell office:value-type="float" office:value="188798287104" calcext:value-type="float">
            <text:p>188798287104</text:p>
          </table:table-cell>
          <table:table-cell office:value-type="float" office:value="-0.684310138225555" calcext:value-type="float">
            <text:p>-0.684310138225555</text:p>
          </table:table-cell>
          <table:table-cell/>
          <table:table-cell table:formula="of:=INDEX([.$A$1:.$A$2072]; 1952; 1)" office:value-type="float" office:value="287095633152" calcext:value-type="float">
            <text:p>287095633152</text:p>
          </table:table-cell>
          <table:table-cell table:formula="of:=[.$G$7] * [.$F$1961] + [.$G$8]" office:value-type="float" office:value="44.3681626915932" calcext:value-type="float">
            <text:p>44.3681626915932</text:p>
          </table:table-cell>
          <table:table-cell/>
          <table:table-cell table:formula="of:=INDEX([.$C$1:.$C$2072]; 1952; 1)" office:value-type="float" office:value="188798305024" calcext:value-type="float">
            <text:p>188798305024</text:p>
          </table:table-cell>
          <table:table-cell table:formula="of:=[.$J$7] * [.$I$1961] + [.$J$8]" office:value-type="float" office:value="-0.0481632798910141" calcext:value-type="float">
            <text:p>-0.048163279891014</text:p>
          </table:table-cell>
        </table:table-row>
        <table:table-row table:style-name="ro1">
          <table:table-cell office:value-type="float" office:value="287095275008" calcext:value-type="float">
            <text:p>287095275008</text:p>
          </table:table-cell>
          <table:table-cell office:value-type="float" office:value="29.0270347595215" calcext:value-type="float">
            <text:p>29.0270347595215</text:p>
          </table:table-cell>
          <table:table-cell office:value-type="float" office:value="188798285056" calcext:value-type="float">
            <text:p>188798285056</text:p>
          </table:table-cell>
          <table:table-cell office:value-type="float" office:value="-0.78244161605835" calcext:value-type="float">
            <text:p>-0.78244161605835</text:p>
          </table:table-cell>
          <table:table-cell/>
          <table:table-cell table:formula="of:=INDEX([.$A$1:.$A$2072]; 1953; 1)" office:value-type="float" office:value="287095564032" calcext:value-type="float">
            <text:p>287095564032</text:p>
          </table:table-cell>
          <table:table-cell table:formula="of:=[.$G$7] * [.$F$1962] + [.$G$8]" office:value-type="float" office:value="41.0660684276372" calcext:value-type="float">
            <text:p>41.0660684276372</text:p>
          </table:table-cell>
          <table:table-cell/>
          <table:table-cell table:formula="of:=INDEX([.$C$1:.$C$2072]; 1953; 1)" office:value-type="float" office:value="188798302720" calcext:value-type="float">
            <text:p>188798302720</text:p>
          </table:table-cell>
          <table:table-cell table:formula="of:=[.$J$7] * [.$I$1962] + [.$J$8]" office:value-type="float" office:value="-0.158316619694233" calcext:value-type="float">
            <text:p>-0.158316619694233</text:p>
          </table:table-cell>
        </table:table-row>
        <table:table-row table:style-name="ro1">
          <table:table-cell office:value-type="float" office:value="287095260928" calcext:value-type="float">
            <text:p>287095260928</text:p>
          </table:table-cell>
          <table:table-cell office:value-type="float" office:value="28.3378486633301" calcext:value-type="float">
            <text:p>28.3378486633301</text:p>
          </table:table-cell>
          <table:table-cell office:value-type="float" office:value="188798284032" calcext:value-type="float">
            <text:p>188798284032</text:p>
          </table:table-cell>
          <table:table-cell office:value-type="float" office:value="-0.830373346805573" calcext:value-type="float">
            <text:p>-0.830373346805573</text:p>
          </table:table-cell>
          <table:table-cell/>
          <table:table-cell table:formula="of:=INDEX([.$A$1:.$A$2072]; 1954; 1)" office:value-type="float" office:value="287095530240" calcext:value-type="float">
            <text:p>287095530240</text:p>
          </table:table-cell>
          <table:table-cell table:formula="of:=[.$G$7] * [.$F$1963] + [.$G$8]" office:value-type="float" office:value="39.4517112337053" calcext:value-type="float">
            <text:p>39.4517112337053</text:p>
          </table:table-cell>
          <table:table-cell/>
          <table:table-cell table:formula="of:=INDEX([.$C$1:.$C$2072]; 1954; 1)" office:value-type="float" office:value="188798301184" calcext:value-type="float">
            <text:p>188798301184</text:p>
          </table:table-cell>
          <table:table-cell table:formula="of:=[.$J$7] * [.$I$1963] + [.$J$8]" office:value-type="float" office:value="-0.231752181425691" calcext:value-type="float">
            <text:p>-0.231752181425691</text:p>
          </table:table-cell>
        </table:table-row>
        <table:table-row table:style-name="ro1">
          <table:table-cell office:value-type="float" office:value="287095233280" calcext:value-type="float">
            <text:p>287095233280</text:p>
          </table:table-cell>
          <table:table-cell office:value-type="float" office:value="26.9938220977783" calcext:value-type="float">
            <text:p>26.9938220977783</text:p>
          </table:table-cell>
          <table:table-cell office:value-type="float" office:value="188798282240" calcext:value-type="float">
            <text:p>188798282240</text:p>
          </table:table-cell>
          <table:table-cell office:value-type="float" office:value="-0.923923552036285" calcext:value-type="float">
            <text:p>-0.923923552036285</text:p>
          </table:table-cell>
          <table:table-cell/>
          <table:table-cell table:formula="of:=INDEX([.$A$1:.$A$2072]; 1955; 1)" office:value-type="float" office:value="287095496192" calcext:value-type="float">
            <text:p>287095496192</text:p>
          </table:table-cell>
          <table:table-cell table:formula="of:=[.$G$7] * [.$F$1964] + [.$G$8]" office:value-type="float" office:value="37.8251240588725" calcext:value-type="float">
            <text:p>37.8251240588725</text:p>
          </table:table-cell>
          <table:table-cell/>
          <table:table-cell table:formula="of:=INDEX([.$C$1:.$C$2072]; 1955; 1)" office:value-type="float" office:value="188798299392" calcext:value-type="float">
            <text:p>188798299392</text:p>
          </table:table-cell>
          <table:table-cell table:formula="of:=[.$J$7] * [.$I$1964] + [.$J$8]" office:value-type="float" office:value="-0.31742700189352" calcext:value-type="float">
            <text:p>-0.31742700189352</text:p>
          </table:table-cell>
        </table:table-row>
        <table:table-row table:style-name="ro1">
          <table:table-cell office:value-type="float" office:value="287095206656" calcext:value-type="float">
            <text:p>287095206656</text:p>
          </table:table-cell>
          <table:table-cell office:value-type="float" office:value="25.6954479217529" calcext:value-type="float">
            <text:p>25.6954479217529</text:p>
          </table:table-cell>
          <table:table-cell office:value-type="float" office:value="188798280448" calcext:value-type="float">
            <text:p>188798280448</text:p>
          </table:table-cell>
          <table:table-cell office:value-type="float" office:value="-1.01437830924988" calcext:value-type="float">
            <text:p>-1.01437830924988</text:p>
          </table:table-cell>
          <table:table-cell/>
          <table:table-cell table:formula="of:=INDEX([.$A$1:.$A$2072]; 1956; 1)" office:value-type="float" office:value="287095462400" calcext:value-type="float">
            <text:p>287095462400</text:p>
          </table:table-cell>
          <table:table-cell table:formula="of:=[.$G$7] * [.$F$1965] + [.$G$8]" office:value-type="float" office:value="36.2107668630779" calcext:value-type="float">
            <text:p>36.2107668630779</text:p>
          </table:table-cell>
          <table:table-cell/>
          <table:table-cell table:formula="of:=INDEX([.$C$1:.$C$2072]; 1956; 1)" office:value-type="float" office:value="188798297600" calcext:value-type="float">
            <text:p>188798297600</text:p>
          </table:table-cell>
          <table:table-cell table:formula="of:=[.$J$7] * [.$I$1965] + [.$J$8]" office:value-type="float" office:value="-0.40310182236135" calcext:value-type="float">
            <text:p>-0.40310182236135</text:p>
          </table:table-cell>
        </table:table-row>
        <table:table-row table:style-name="ro1">
          <table:table-cell office:value-type="float" office:value="287095180800" calcext:value-type="float">
            <text:p>287095180800</text:p>
          </table:table-cell>
          <table:table-cell office:value-type="float" office:value="24.4422283172607" calcext:value-type="float">
            <text:p>24.4422283172607</text:p>
          </table:table-cell>
          <table:table-cell office:value-type="float" office:value="188798278656" calcext:value-type="float">
            <text:p>188798278656</text:p>
          </table:table-cell>
          <table:table-cell office:value-type="float" office:value="-1.10175681114197" calcext:value-type="float">
            <text:p>-1.10175681114197</text:p>
          </table:table-cell>
          <table:table-cell/>
          <table:table-cell table:formula="of:=INDEX([.$A$1:.$A$2072]; 1957; 1)" office:value-type="float" office:value="287095429120" calcext:value-type="float">
            <text:p>287095429120</text:p>
          </table:table-cell>
          <table:table-cell table:formula="of:=[.$G$7] * [.$F$1966] + [.$G$8]" office:value-type="float" office:value="34.6208696253598" calcext:value-type="float">
            <text:p>34.6208696253598</text:p>
          </table:table-cell>
          <table:table-cell/>
          <table:table-cell table:formula="of:=INDEX([.$C$1:.$C$2072]; 1957; 1)" office:value-type="float" office:value="188798295552" calcext:value-type="float">
            <text:p>188798295552</text:p>
          </table:table-cell>
          <table:table-cell table:formula="of:=[.$J$7] * [.$I$1966] + [.$J$8]" office:value-type="float" office:value="-0.501015901565552" calcext:value-type="float">
            <text:p>-0.501015901565552</text:p>
          </table:table-cell>
        </table:table-row>
        <table:table-row table:style-name="ro1">
          <table:table-cell office:value-type="float" office:value="287095168256" calcext:value-type="float">
            <text:p>287095168256</text:p>
          </table:table-cell>
          <table:table-cell office:value-type="float" office:value="23.832332611084" calcext:value-type="float">
            <text:p>23.832332611084</text:p>
          </table:table-cell>
          <table:table-cell office:value-type="float" office:value="188798277632" calcext:value-type="float">
            <text:p>188798277632</text:p>
          </table:table-cell>
          <table:table-cell office:value-type="float" office:value="-1.1443042755127" calcext:value-type="float">
            <text:p>-1.1443042755127</text:p>
          </table:table-cell>
          <table:table-cell/>
          <table:table-cell table:formula="of:=INDEX([.$A$1:.$A$2072]; 1958; 1)" office:value-type="float" office:value="287095396608" calcext:value-type="float">
            <text:p>287095396608</text:p>
          </table:table-cell>
          <table:table-cell table:formula="of:=[.$G$7] * [.$F$1967] + [.$G$8]" office:value-type="float" office:value="33.0676623247564" calcext:value-type="float">
            <text:p>33.0676623247564</text:p>
          </table:table-cell>
          <table:table-cell/>
          <table:table-cell table:formula="of:=INDEX([.$C$1:.$C$2072]; 1958; 1)" office:value-type="float" office:value="188798293248" calcext:value-type="float">
            <text:p>188798293248</text:p>
          </table:table-cell>
          <table:table-cell table:formula="of:=[.$J$7] * [.$I$1967] + [.$J$8]" office:value-type="float" office:value="-0.611169243231416" calcext:value-type="float">
            <text:p>-0.611169243231416</text:p>
          </table:table-cell>
        </table:table-row>
        <table:table-row table:style-name="ro1">
          <table:table-cell office:value-type="float" office:value="287095143936" calcext:value-type="float">
            <text:p>287095143936</text:p>
          </table:table-cell>
          <table:table-cell office:value-type="float" office:value="22.6454372406006" calcext:value-type="float">
            <text:p>22.6454372406006</text:p>
          </table:table-cell>
          <table:table-cell office:value-type="float" office:value="188798276096" calcext:value-type="float">
            <text:p>188798276096</text:p>
          </table:table-cell>
          <table:table-cell office:value-type="float" office:value="-1.22714805603027" calcext:value-type="float">
            <text:p>-1.22714805603027</text:p>
          </table:table-cell>
          <table:table-cell/>
          <table:table-cell table:formula="of:=INDEX([.$A$1:.$A$2072]; 1959; 1)" office:value-type="float" office:value="287095364864" calcext:value-type="float">
            <text:p>287095364864</text:p>
          </table:table-cell>
          <table:table-cell table:formula="of:=[.$G$7] * [.$F$1968] + [.$G$8]" office:value-type="float" office:value="31.5511449594051" calcext:value-type="float">
            <text:p>31.5511449594051</text:p>
          </table:table-cell>
          <table:table-cell/>
          <table:table-cell table:formula="of:=INDEX([.$C$1:.$C$2072]; 1959; 1)" office:value-type="float" office:value="188798291200" calcext:value-type="float">
            <text:p>188798291200</text:p>
          </table:table-cell>
          <table:table-cell table:formula="of:=[.$J$7] * [.$I$1968] + [.$J$8]" office:value-type="float" office:value="-0.709083324298263" calcext:value-type="float">
            <text:p>-0.709083324298263</text:p>
          </table:table-cell>
        </table:table-row>
        <table:table-row table:style-name="ro1">
          <table:table-cell office:value-type="float" office:value="287095131648" calcext:value-type="float">
            <text:p>287095131648</text:p>
          </table:table-cell>
          <table:table-cell office:value-type="float" office:value="22.0642871856689" calcext:value-type="float">
            <text:p>22.0642871856689</text:p>
          </table:table-cell>
          <table:table-cell office:value-type="float" office:value="188798275072" calcext:value-type="float">
            <text:p>188798275072</text:p>
          </table:table-cell>
          <table:table-cell office:value-type="float" office:value="-1.26773297786713" calcext:value-type="float">
            <text:p>-1.26773297786713</text:p>
          </table:table-cell>
          <table:table-cell/>
          <table:table-cell table:formula="of:=INDEX([.$A$1:.$A$2072]; 1960; 1)" office:value-type="float" office:value="287095333888" calcext:value-type="float">
            <text:p>287095333888</text:p>
          </table:table-cell>
          <table:table-cell table:formula="of:=[.$G$7] * [.$F$1969] + [.$G$8]" office:value-type="float" office:value="30.0713175293058" calcext:value-type="float">
            <text:p>30.0713175293058</text:p>
          </table:table-cell>
          <table:table-cell/>
          <table:table-cell table:formula="of:=INDEX([.$C$1:.$C$2072]; 1960; 1)" office:value-type="float" office:value="188798289152" calcext:value-type="float">
            <text:p>188798289152</text:p>
          </table:table-cell>
          <table:table-cell table:formula="of:=[.$J$7] * [.$I$1969] + [.$J$8]" office:value-type="float" office:value="-0.806997403502464" calcext:value-type="float">
            <text:p>-0.806997403502464</text:p>
          </table:table-cell>
        </table:table-row>
        <table:table-row table:style-name="ro1">
          <table:table-cell office:value-type="float" office:value="287095107328" calcext:value-type="float">
            <text:p>287095107328</text:p>
          </table:table-cell>
          <table:table-cell office:value-type="float" office:value="20.9034061431885" calcext:value-type="float">
            <text:p>20.9034061431885</text:p>
          </table:table-cell>
          <table:table-cell office:value-type="float" office:value="188798273536" calcext:value-type="float">
            <text:p>188798273536</text:p>
          </table:table-cell>
          <table:table-cell office:value-type="float" office:value="-1.34884095191956" calcext:value-type="float">
            <text:p>-1.34884095191956</text:p>
          </table:table-cell>
          <table:table-cell/>
          <table:table-cell table:formula="of:=INDEX([.$A$1:.$A$2072]; 1961; 1)" office:value-type="float" office:value="287095303936" calcext:value-type="float">
            <text:p>287095303936</text:p>
          </table:table-cell>
          <table:table-cell table:formula="of:=[.$G$7] * [.$F$1970] + [.$G$8]" office:value-type="float" office:value="28.6404100153595" calcext:value-type="float">
            <text:p>28.6404100153595</text:p>
          </table:table-cell>
          <table:table-cell/>
          <table:table-cell table:formula="of:=INDEX([.$C$1:.$C$2072]; 1961; 1)" office:value-type="float" office:value="188798287104" calcext:value-type="float">
            <text:p>188798287104</text:p>
          </table:table-cell>
          <table:table-cell table:formula="of:=[.$J$7] * [.$I$1970] + [.$J$8]" office:value-type="float" office:value="-0.904911484569311" calcext:value-type="float">
            <text:p>-0.904911484569311</text:p>
          </table:table-cell>
        </table:table-row>
        <table:table-row table:style-name="ro1">
          <table:table-cell office:value-type="float" office:value="287095083008" calcext:value-type="float">
            <text:p>287095083008</text:p>
          </table:table-cell>
          <table:table-cell office:value-type="float" office:value="19.7447109222412" calcext:value-type="float">
            <text:p>19.7447109222412</text:p>
          </table:table-cell>
          <table:table-cell office:value-type="float" office:value="188798271744" calcext:value-type="float">
            <text:p>188798271744</text:p>
          </table:table-cell>
          <table:table-cell office:value-type="float" office:value="-1.42982125282288" calcext:value-type="float">
            <text:p>-1.42982125282288</text:p>
          </table:table-cell>
          <table:table-cell/>
          <table:table-cell table:formula="of:=INDEX([.$A$1:.$A$2072]; 1962; 1)" office:value-type="float" office:value="287095275008" calcext:value-type="float">
            <text:p>287095275008</text:p>
          </table:table-cell>
          <table:table-cell table:formula="of:=[.$G$7] * [.$F$1971] + [.$G$8]" office:value-type="float" office:value="27.2584224157035" calcext:value-type="float">
            <text:p>27.2584224157035</text:p>
          </table:table-cell>
          <table:table-cell/>
          <table:table-cell table:formula="of:=INDEX([.$C$1:.$C$2072]; 1962; 1)" office:value-type="float" office:value="188798285056" calcext:value-type="float">
            <text:p>188798285056</text:p>
          </table:table-cell>
          <table:table-cell table:formula="of:=[.$J$7] * [.$I$1971] + [.$J$8]" office:value-type="float" office:value="-1.00282556563616" calcext:value-type="float">
            <text:p>-1.00282556563616</text:p>
          </table:table-cell>
        </table:table-row>
        <table:table-row table:style-name="ro1">
          <table:table-cell office:value-type="float" office:value="287095046656" calcext:value-type="float">
            <text:p>287095046656</text:p>
          </table:table-cell>
          <table:table-cell office:value-type="float" office:value="18.0105762481689" calcext:value-type="float">
            <text:p>18.0105762481689</text:p>
          </table:table-cell>
          <table:table-cell office:value-type="float" office:value="188798269184" calcext:value-type="float">
            <text:p>188798269184</text:p>
          </table:table-cell>
          <table:table-cell office:value-type="float" office:value="-1.55103528499603" calcext:value-type="float">
            <text:p>-1.55103528499603</text:p>
          </table:table-cell>
          <table:table-cell/>
          <table:table-cell table:formula="of:=INDEX([.$A$1:.$A$2072]; 1963; 1)" office:value-type="float" office:value="287095260928" calcext:value-type="float">
            <text:p>287095260928</text:p>
          </table:table-cell>
          <table:table-cell table:formula="of:=[.$G$7] * [.$F$1972] + [.$G$8]" office:value-type="float" office:value="26.5857735853642" calcext:value-type="float">
            <text:p>26.5857735853642</text:p>
          </table:table-cell>
          <table:table-cell/>
          <table:table-cell table:formula="of:=INDEX([.$C$1:.$C$2072]; 1963; 1)" office:value-type="float" office:value="188798284032" calcext:value-type="float">
            <text:p>188798284032</text:p>
          </table:table-cell>
          <table:table-cell table:formula="of:=[.$J$7] * [.$I$1972] + [.$J$8]" office:value-type="float" office:value="-1.05178260616958" calcext:value-type="float">
            <text:p>-1.05178260616958</text:p>
          </table:table-cell>
        </table:table-row>
        <table:table-row table:style-name="ro1">
          <table:table-cell office:value-type="float" office:value="287095034624" calcext:value-type="float">
            <text:p>287095034624</text:p>
          </table:table-cell>
          <table:table-cell office:value-type="float" office:value="17.4335803985596" calcext:value-type="float">
            <text:p>17.4335803985596</text:p>
          </table:table-cell>
          <table:table-cell office:value-type="float" office:value="188798268416" calcext:value-type="float">
            <text:p>188798268416</text:p>
          </table:table-cell>
          <table:table-cell office:value-type="float" office:value="-1.59136855602264" calcext:value-type="float">
            <text:p>-1.59136855602264</text:p>
          </table:table-cell>
          <table:table-cell/>
          <table:table-cell table:formula="of:=INDEX([.$A$1:.$A$2072]; 1964; 1)" office:value-type="float" office:value="287095233280" calcext:value-type="float">
            <text:p>287095233280</text:p>
          </table:table-cell>
          <table:table-cell table:formula="of:=[.$G$7] * [.$F$1973] + [.$G$8]" office:value-type="float" office:value="25.2649358790368" calcext:value-type="float">
            <text:p>25.2649358790368</text:p>
          </table:table-cell>
          <table:table-cell/>
          <table:table-cell table:formula="of:=INDEX([.$C$1:.$C$2072]; 1964; 1)" office:value-type="float" office:value="188798282240" calcext:value-type="float">
            <text:p>188798282240</text:p>
          </table:table-cell>
          <table:table-cell table:formula="of:=[.$J$7] * [.$I$1973] + [.$J$8]" office:value-type="float" office:value="-1.13745742663741" calcext:value-type="float">
            <text:p>-1.13745742663741</text:p>
          </table:table-cell>
        </table:table-row>
        <table:table-row table:style-name="ro1">
          <table:table-cell office:value-type="float" office:value="287095011328" calcext:value-type="float">
            <text:p>287095011328</text:p>
          </table:table-cell>
          <table:table-cell office:value-type="float" office:value="16.2881603240967" calcext:value-type="float">
            <text:p>16.2881603240967</text:p>
          </table:table-cell>
          <table:table-cell office:value-type="float" office:value="188798266624" calcext:value-type="float">
            <text:p>188798266624</text:p>
          </table:table-cell>
          <table:table-cell office:value-type="float" office:value="-1.67143523693085" calcext:value-type="float">
            <text:p>-1.67143523693085</text:p>
          </table:table-cell>
          <table:table-cell/>
          <table:table-cell table:formula="of:=INDEX([.$A$1:.$A$2072]; 1965; 1)" office:value-type="float" office:value="287095206656" calcext:value-type="float">
            <text:p>287095206656</text:p>
          </table:table-cell>
          <table:table-cell table:formula="of:=[.$G$7] * [.$F$1974] + [.$G$8]" office:value-type="float" office:value="23.9930180888623" calcext:value-type="float">
            <text:p>23.9930180888623</text:p>
          </table:table-cell>
          <table:table-cell/>
          <table:table-cell table:formula="of:=INDEX([.$C$1:.$C$2072]; 1965; 1)" office:value-type="float" office:value="188798280448" calcext:value-type="float">
            <text:p>188798280448</text:p>
          </table:table-cell>
          <table:table-cell table:formula="of:=[.$J$7] * [.$I$1974] + [.$J$8]" office:value-type="float" office:value="-1.22313224710524" calcext:value-type="float">
            <text:p>-1.22313224710524</text:p>
          </table:table-cell>
        </table:table-row>
        <table:table-row table:style-name="ro1">
          <table:table-cell office:value-type="float" office:value="287095000320" calcext:value-type="float">
            <text:p>287095000320</text:p>
          </table:table-cell>
          <table:table-cell office:value-type="float" office:value="15.740348815918" calcext:value-type="float">
            <text:p>15.740348815918</text:p>
          </table:table-cell>
          <table:table-cell office:value-type="float" office:value="188798265856" calcext:value-type="float">
            <text:p>188798265856</text:p>
          </table:table-cell>
          <table:table-cell office:value-type="float" office:value="-1.70972609519959" calcext:value-type="float">
            <text:p>-1.70972609519959</text:p>
          </table:table-cell>
          <table:table-cell/>
          <table:table-cell table:formula="of:=INDEX([.$A$1:.$A$2072]; 1966; 1)" office:value-type="float" office:value="287095180800" calcext:value-type="float">
            <text:p>287095180800</text:p>
          </table:table-cell>
          <table:table-cell table:formula="of:=[.$G$7] * [.$F$1975] + [.$G$8]" office:value-type="float" office:value="22.7577902358025" calcext:value-type="float">
            <text:p>22.7577902358025</text:p>
          </table:table-cell>
          <table:table-cell/>
          <table:table-cell table:formula="of:=INDEX([.$C$1:.$C$2072]; 1966; 1)" office:value-type="float" office:value="188798278656" calcext:value-type="float">
            <text:p>188798278656</text:p>
          </table:table-cell>
          <table:table-cell table:formula="of:=[.$J$7] * [.$I$1975] + [.$J$8]" office:value-type="float" office:value="-1.30880706757307" calcext:value-type="float">
            <text:p>-1.30880706757307</text:p>
          </table:table-cell>
        </table:table-row>
        <table:table-row table:style-name="ro1">
          <table:table-cell office:value-type="float" office:value="287094979840" calcext:value-type="float">
            <text:p>287094979840</text:p>
          </table:table-cell>
          <table:table-cell office:value-type="float" office:value="14.7070446014404" calcext:value-type="float">
            <text:p>14.7070446014404</text:p>
          </table:table-cell>
          <table:table-cell office:value-type="float" office:value="188798264576" calcext:value-type="float">
            <text:p>188798264576</text:p>
          </table:table-cell>
          <table:table-cell office:value-type="float" office:value="-1.78197431564331" calcext:value-type="float">
            <text:p>-1.78197431564331</text:p>
          </table:table-cell>
          <table:table-cell/>
          <table:table-cell table:formula="of:=INDEX([.$A$1:.$A$2072]; 1967; 1)" office:value-type="float" office:value="287095168256" calcext:value-type="float">
            <text:p>287095168256</text:p>
          </table:table-cell>
          <table:table-cell table:formula="of:=[.$G$7] * [.$F$1976] + [.$G$8]" office:value-type="float" office:value="22.1585212759674" calcext:value-type="float">
            <text:p>22.1585212759674</text:p>
          </table:table-cell>
          <table:table-cell/>
          <table:table-cell table:formula="of:=INDEX([.$C$1:.$C$2072]; 1967; 1)" office:value-type="float" office:value="188798277632" calcext:value-type="float">
            <text:p>188798277632</text:p>
          </table:table-cell>
          <table:table-cell table:formula="of:=[.$J$7] * [.$I$1976] + [.$J$8]" office:value-type="float" office:value="-1.35776410624385" calcext:value-type="float">
            <text:p>-1.35776410624385</text:p>
          </table:table-cell>
        </table:table-row>
        <table:table-row table:style-name="ro1">
          <table:table-cell office:value-type="float" office:value="287094970112" calcext:value-type="float">
            <text:p>287094970112</text:p>
          </table:table-cell>
          <table:table-cell office:value-type="float" office:value="14.2209568023682" calcext:value-type="float">
            <text:p>14.2209568023682</text:p>
          </table:table-cell>
          <table:table-cell office:value-type="float" office:value="188798263808" calcext:value-type="float">
            <text:p>188798263808</text:p>
          </table:table-cell>
          <table:table-cell office:value-type="float" office:value="-1.81598091125488" calcext:value-type="float">
            <text:p>-1.81598091125488</text:p>
          </table:table-cell>
          <table:table-cell/>
          <table:table-cell table:formula="of:=INDEX([.$A$1:.$A$2072]; 1968; 1)" office:value-type="float" office:value="287095143936" calcext:value-type="float">
            <text:p>287095143936</text:p>
          </table:table-cell>
          <table:table-cell table:formula="of:=[.$G$7] * [.$F$1977] + [.$G$8]" office:value-type="float" office:value="20.9966732952744" calcext:value-type="float">
            <text:p>20.9966732952744</text:p>
          </table:table-cell>
          <table:table-cell/>
          <table:table-cell table:formula="of:=INDEX([.$C$1:.$C$2072]; 1968; 1)" office:value-type="float" office:value="188798276096" calcext:value-type="float">
            <text:p>188798276096</text:p>
          </table:table-cell>
          <table:table-cell table:formula="of:=[.$J$7] * [.$I$1977] + [.$J$8]" office:value-type="float" office:value="-1.43119966797531" calcext:value-type="float">
            <text:p>-1.43119966797531</text:p>
          </table:table-cell>
        </table:table-row>
        <table:table-row table:style-name="ro1">
          <table:table-cell office:value-type="float" office:value="287094951936" calcext:value-type="float">
            <text:p>287094951936</text:p>
          </table:table-cell>
          <table:table-cell office:value-type="float" office:value="13.3082332611084" calcext:value-type="float">
            <text:p>13.3082332611084</text:p>
          </table:table-cell>
          <table:table-cell office:value-type="float" office:value="188798262528" calcext:value-type="float">
            <text:p>188798262528</text:p>
          </table:table-cell>
          <table:table-cell office:value-type="float" office:value="-1.87987899780273" calcext:value-type="float">
            <text:p>-1.87987899780273</text:p>
          </table:table-cell>
          <table:table-cell/>
          <table:table-cell table:formula="of:=INDEX([.$A$1:.$A$2072]; 1969; 1)" office:value-type="float" office:value="287095131648" calcext:value-type="float">
            <text:p>287095131648</text:p>
          </table:table-cell>
          <table:table-cell table:formula="of:=[.$G$7] * [.$F$1978] + [.$G$8]" office:value-type="float" office:value="20.4096343144774" calcext:value-type="float">
            <text:p>20.4096343144774</text:p>
          </table:table-cell>
          <table:table-cell/>
          <table:table-cell table:formula="of:=INDEX([.$C$1:.$C$2072]; 1969; 1)" office:value-type="float" office:value="188798275072" calcext:value-type="float">
            <text:p>188798275072</text:p>
          </table:table-cell>
          <table:table-cell table:formula="of:=[.$J$7] * [.$I$1978] + [.$J$8]" office:value-type="float" office:value="-1.48015670850873" calcext:value-type="float">
            <text:p>-1.48015670850873</text:p>
          </table:table-cell>
        </table:table-row>
        <table:table-row table:style-name="ro1">
          <table:table-cell office:value-type="float" office:value="287094943488" calcext:value-type="float">
            <text:p>287094943488</text:p>
          </table:table-cell>
          <table:table-cell office:value-type="float" office:value="12.8808708190918" calcext:value-type="float">
            <text:p>12.8808708190918</text:p>
          </table:table-cell>
          <table:table-cell office:value-type="float" office:value="188798262016" calcext:value-type="float">
            <text:p>188798262016</text:p>
          </table:table-cell>
          <table:table-cell office:value-type="float" office:value="-1.90981900691986" calcext:value-type="float">
            <text:p>-1.90981900691986</text:p>
          </table:table-cell>
          <table:table-cell/>
          <table:table-cell table:formula="of:=INDEX([.$A$1:.$A$2072]; 1970; 1)" office:value-type="float" office:value="287095107328" calcext:value-type="float">
            <text:p>287095107328</text:p>
          </table:table-cell>
          <table:table-cell table:formula="of:=[.$G$7] * [.$F$1979] + [.$G$8]" office:value-type="float" office:value="19.2477863337845" calcext:value-type="float">
            <text:p>19.2477863337845</text:p>
          </table:table-cell>
          <table:table-cell/>
          <table:table-cell table:formula="of:=INDEX([.$C$1:.$C$2072]; 1970; 1)" office:value-type="float" office:value="188798273536" calcext:value-type="float">
            <text:p>188798273536</text:p>
          </table:table-cell>
          <table:table-cell table:formula="of:=[.$J$7] * [.$I$1979] + [.$J$8]" office:value-type="float" office:value="-1.55359226837754" calcext:value-type="float">
            <text:p>-1.55359226837754</text:p>
          </table:table-cell>
        </table:table-row>
        <table:table-row table:style-name="ro1">
          <table:table-cell office:value-type="float" office:value="287094935296" calcext:value-type="float">
            <text:p>287094935296</text:p>
          </table:table-cell>
          <table:table-cell office:value-type="float" office:value="12.4723348617554" calcext:value-type="float">
            <text:p>12.4723348617554</text:p>
          </table:table-cell>
          <table:table-cell office:value-type="float" office:value="188798261504" calcext:value-type="float">
            <text:p>188798261504</text:p>
          </table:table-cell>
          <table:table-cell office:value-type="float" office:value="-1.93845283985138" calcext:value-type="float">
            <text:p>-1.93845283985138</text:p>
          </table:table-cell>
          <table:table-cell/>
          <table:table-cell table:formula="of:=INDEX([.$A$1:.$A$2072]; 1971; 1)" office:value-type="float" office:value="287095083008" calcext:value-type="float">
            <text:p>287095083008</text:p>
          </table:table-cell>
          <table:table-cell table:formula="of:=[.$G$7] * [.$F$1980] + [.$G$8]" office:value-type="float" office:value="18.0859383512288" calcext:value-type="float">
            <text:p>18.0859383512288</text:p>
          </table:table-cell>
          <table:table-cell/>
          <table:table-cell table:formula="of:=INDEX([.$C$1:.$C$2072]; 1971; 1)" office:value-type="float" office:value="188798271744" calcext:value-type="float">
            <text:p>188798271744</text:p>
          </table:table-cell>
          <table:table-cell table:formula="of:=[.$J$7] * [.$I$1980] + [.$J$8]" office:value-type="float" office:value="-1.63926708884537" calcext:value-type="float">
            <text:p>-1.63926708884537</text:p>
          </table:table-cell>
        </table:table-row>
        <table:table-row table:style-name="ro1">
          <table:table-cell office:value-type="float" office:value="287094920192" calcext:value-type="float">
            <text:p>287094920192</text:p>
          </table:table-cell>
          <table:table-cell office:value-type="float" office:value="11.7101144790649" calcext:value-type="float">
            <text:p>11.7101144790649</text:p>
          </table:table-cell>
          <table:table-cell office:value-type="float" office:value="188798260224" calcext:value-type="float">
            <text:p>188798260224</text:p>
          </table:table-cell>
          <table:table-cell office:value-type="float" office:value="-1.99191021919251" calcext:value-type="float">
            <text:p>-1.99191021919251</text:p>
          </table:table-cell>
          <table:table-cell/>
          <table:table-cell table:formula="of:=INDEX([.$A$1:.$A$2072]; 1972; 1)" office:value-type="float" office:value="287095046656" calcext:value-type="float">
            <text:p>287095046656</text:p>
          </table:table-cell>
          <table:table-cell table:formula="of:=[.$G$7] * [.$F$1981] + [.$G$8]" office:value-type="float" office:value="16.3492813687772" calcext:value-type="float">
            <text:p>16.3492813687772</text:p>
          </table:table-cell>
          <table:table-cell/>
          <table:table-cell table:formula="of:=INDEX([.$C$1:.$C$2072]; 1972; 1)" office:value-type="float" office:value="188798269184" calcext:value-type="float">
            <text:p>188798269184</text:p>
          </table:table-cell>
          <table:table-cell table:formula="of:=[.$J$7] * [.$I$1981] + [.$J$8]" office:value-type="float" office:value="-1.76165968924761" calcext:value-type="float">
            <text:p>-1.76165968924761</text:p>
          </table:table-cell>
        </table:table-row>
        <table:table-row table:style-name="ro1">
          <table:table-cell office:value-type="float" office:value="287094913024" calcext:value-type="float">
            <text:p>287094913024</text:p>
          </table:table-cell>
          <table:table-cell office:value-type="float" office:value="11.3555755615234" calcext:value-type="float">
            <text:p>11.3555755615234</text:p>
          </table:table-cell>
          <table:table-cell office:value-type="float" office:value="188798259712" calcext:value-type="float">
            <text:p>188798259712</text:p>
          </table:table-cell>
          <table:table-cell office:value-type="float" office:value="-2.01678991317749" calcext:value-type="float">
            <text:p>-2.01678991317749</text:p>
          </table:table-cell>
          <table:table-cell/>
          <table:table-cell table:formula="of:=INDEX([.$A$1:.$A$2072]; 1973; 1)" office:value-type="float" office:value="287095034624" calcext:value-type="float">
            <text:p>287095034624</text:p>
          </table:table-cell>
          <table:table-cell table:formula="of:=[.$G$7] * [.$F$1982] + [.$G$8]" office:value-type="float" office:value="15.7744723670185" calcext:value-type="float">
            <text:p>15.7744723670185</text:p>
          </table:table-cell>
          <table:table-cell/>
          <table:table-cell table:formula="of:=INDEX([.$C$1:.$C$2072]; 1973; 1)" office:value-type="float" office:value="188798268416" calcext:value-type="float">
            <text:p>188798268416</text:p>
          </table:table-cell>
          <table:table-cell table:formula="of:=[.$J$7] * [.$I$1982] + [.$J$8]" office:value-type="float" office:value="-1.79837746918201" calcext:value-type="float">
            <text:p>-1.79837746918201</text:p>
          </table:table-cell>
        </table:table-row>
        <table:table-row table:style-name="ro1">
          <table:table-cell office:value-type="float" office:value="287094906368" calcext:value-type="float">
            <text:p>287094906368</text:p>
          </table:table-cell>
          <table:table-cell office:value-type="float" office:value="11.0181550979614" calcext:value-type="float">
            <text:p>11.0181550979614</text:p>
          </table:table-cell>
          <table:table-cell office:value-type="float" office:value="188798259456" calcext:value-type="float">
            <text:p>188798259456</text:p>
          </table:table-cell>
          <table:table-cell office:value-type="float" office:value="-2.04047656059265" calcext:value-type="float">
            <text:p>-2.04047656059265</text:p>
          </table:table-cell>
          <table:table-cell/>
          <table:table-cell table:formula="of:=INDEX([.$A$1:.$A$2072]; 1974; 1)" office:value-type="float" office:value="287095011328" calcext:value-type="float">
            <text:p>287095011328</text:p>
          </table:table-cell>
          <table:table-cell table:formula="of:=[.$G$7] * [.$F$1983] + [.$G$8]" office:value-type="float" office:value="14.6615443006158" calcext:value-type="float">
            <text:p>14.6615443006158</text:p>
          </table:table-cell>
          <table:table-cell/>
          <table:table-cell table:formula="of:=INDEX([.$C$1:.$C$2072]; 1974; 1)" office:value-type="float" office:value="188798266624" calcext:value-type="float">
            <text:p>188798266624</text:p>
          </table:table-cell>
          <table:table-cell table:formula="of:=[.$J$7] * [.$I$1983] + [.$J$8]" office:value-type="float" office:value="-1.88405228964984" calcext:value-type="float">
            <text:p>-1.88405228964984</text:p>
          </table:table-cell>
        </table:table-row>
        <table:table-row table:style-name="ro1">
          <table:table-cell office:value-type="float" office:value="287094899968" calcext:value-type="float">
            <text:p>287094899968</text:p>
          </table:table-cell>
          <table:table-cell office:value-type="float" office:value="10.6973791122437" calcext:value-type="float">
            <text:p>10.6973791122437</text:p>
          </table:table-cell>
          <table:table-cell office:value-type="float" office:value="188798258944" calcext:value-type="float">
            <text:p>188798258944</text:p>
          </table:table-cell>
          <table:table-cell office:value-type="float" office:value="-2.06300258636475" calcext:value-type="float">
            <text:p>-2.06300258636475</text:p>
          </table:table-cell>
          <table:table-cell/>
          <table:table-cell table:formula="of:=INDEX([.$A$1:.$A$2072]; 1975; 1)" office:value-type="float" office:value="287095000320" calcext:value-type="float">
            <text:p>287095000320</text:p>
          </table:table-cell>
          <table:table-cell table:formula="of:=[.$G$7] * [.$F$1984] + [.$G$8]" office:value-type="float" office:value="14.13565521501" calcext:value-type="float">
            <text:p>14.13565521501</text:p>
          </table:table-cell>
          <table:table-cell/>
          <table:table-cell table:formula="of:=INDEX([.$C$1:.$C$2072]; 1975; 1)" office:value-type="float" office:value="188798265856" calcext:value-type="float">
            <text:p>188798265856</text:p>
          </table:table-cell>
          <table:table-cell table:formula="of:=[.$J$7] * [.$I$1984] + [.$J$8]" office:value-type="float" office:value="-1.92077006958425" calcext:value-type="float">
            <text:p>-1.92077006958425</text:p>
          </table:table-cell>
        </table:table-row>
        <table:table-row table:style-name="ro1">
          <table:table-cell office:value-type="float" office:value="287094888192" calcext:value-type="float">
            <text:p>287094888192</text:p>
          </table:table-cell>
          <table:table-cell office:value-type="float" office:value="10.1037921905518" calcext:value-type="float">
            <text:p>10.1037921905518</text:p>
          </table:table-cell>
          <table:table-cell office:value-type="float" office:value="188798258176" calcext:value-type="float">
            <text:p>188798258176</text:p>
          </table:table-cell>
          <table:table-cell office:value-type="float" office:value="-2.10470485687256" calcext:value-type="float">
            <text:p>-2.10470485687256</text:p>
          </table:table-cell>
          <table:table-cell/>
          <table:table-cell table:formula="of:=INDEX([.$A$1:.$A$2072]; 1976; 1)" office:value-type="float" office:value="287094979840" calcext:value-type="float">
            <text:p>287094979840</text:p>
          </table:table-cell>
          <table:table-cell table:formula="of:=[.$G$7] * [.$F$1985] + [.$G$8]" office:value-type="float" office:value="13.1572569143027" calcext:value-type="float">
            <text:p>13.1572569143027</text:p>
          </table:table-cell>
          <table:table-cell/>
          <table:table-cell table:formula="of:=INDEX([.$C$1:.$C$2072]; 1976; 1)" office:value-type="float" office:value="188798264576" calcext:value-type="float">
            <text:p>188798264576</text:p>
          </table:table-cell>
          <table:table-cell table:formula="of:=[.$J$7] * [.$I$1985] + [.$J$8]" office:value-type="float" office:value="-1.98196637071669" calcext:value-type="float">
            <text:p>-1.98196637071669</text:p>
          </table:table-cell>
        </table:table-row>
        <table:table-row table:style-name="ro1">
          <table:table-cell office:value-type="float" office:value="287094882816" calcext:value-type="float">
            <text:p>287094882816</text:p>
          </table:table-cell>
          <table:table-cell office:value-type="float" office:value="9.82995128631592" calcext:value-type="float">
            <text:p>9.82995128631592</text:p>
          </table:table-cell>
          <table:table-cell office:value-type="float" office:value="188798257408" calcext:value-type="float">
            <text:p>188798257408</text:p>
          </table:table-cell>
          <table:table-cell office:value-type="float" office:value="-2.12395191192627" calcext:value-type="float">
            <text:p>-2.12395191192627</text:p>
          </table:table-cell>
          <table:table-cell/>
          <table:table-cell table:formula="of:=INDEX([.$A$1:.$A$2072]; 1977; 1)" office:value-type="float" office:value="287094970112" calcext:value-type="float">
            <text:p>287094970112</text:p>
          </table:table-cell>
          <table:table-cell table:formula="of:=[.$G$7] * [.$F$1986] + [.$G$8]" office:value-type="float" office:value="12.6925177220255" calcext:value-type="float">
            <text:p>12.6925177220255</text:p>
          </table:table-cell>
          <table:table-cell/>
          <table:table-cell table:formula="of:=INDEX([.$C$1:.$C$2072]; 1977; 1)" office:value-type="float" office:value="188798263808" calcext:value-type="float">
            <text:p>188798263808</text:p>
          </table:table-cell>
          <table:table-cell table:formula="of:=[.$J$7] * [.$I$1986] + [.$J$8]" office:value-type="float" office:value="-2.0186841506511" calcext:value-type="float">
            <text:p>-2.0186841506511</text:p>
          </table:table-cell>
        </table:table-row>
        <table:table-row table:style-name="ro1">
          <table:table-cell office:value-type="float" office:value="287094877696" calcext:value-type="float">
            <text:p>287094877696</text:p>
          </table:table-cell>
          <table:table-cell office:value-type="float" office:value="9.57136726379395" calcext:value-type="float">
            <text:p>9.57136726379395</text:p>
          </table:table-cell>
          <table:table-cell office:value-type="float" office:value="188798256640" calcext:value-type="float">
            <text:p>188798256640</text:p>
          </table:table-cell>
          <table:table-cell office:value-type="float" office:value="-2.14783525466919" calcext:value-type="float">
            <text:p>-2.14783525466919</text:p>
          </table:table-cell>
          <table:table-cell/>
          <table:table-cell table:formula="of:=INDEX([.$A$1:.$A$2072]; 1978; 1)" office:value-type="float" office:value="287094951936" calcext:value-type="float">
            <text:p>287094951936</text:p>
          </table:table-cell>
          <table:table-cell table:formula="of:=[.$G$7] * [.$F$1987] + [.$G$8]" office:value-type="float" office:value="11.824189228937" calcext:value-type="float">
            <text:p>11.824189228937</text:p>
          </table:table-cell>
          <table:table-cell/>
          <table:table-cell table:formula="of:=INDEX([.$C$1:.$C$2072]; 1978; 1)" office:value-type="float" office:value="188798262528" calcext:value-type="float">
            <text:p>188798262528</text:p>
          </table:table-cell>
          <table:table-cell table:formula="of:=[.$J$7] * [.$I$1987] + [.$J$8]" office:value-type="float" office:value="-2.07988045178354" calcext:value-type="float">
            <text:p>-2.07988045178354</text:p>
          </table:table-cell>
        </table:table-row>
        <table:table-row table:style-name="ro1">
          <table:table-cell office:value-type="float" office:value="287094873088" calcext:value-type="float">
            <text:p>287094873088</text:p>
          </table:table-cell>
          <table:table-cell office:value-type="float" office:value="9.32784175872803" calcext:value-type="float">
            <text:p>9.32784175872803</text:p>
          </table:table-cell>
          <table:table-cell office:value-type="float" office:value="188798255616" calcext:value-type="float">
            <text:p>188798255616</text:p>
          </table:table-cell>
          <table:table-cell office:value-type="float" office:value="-2.17747330665588" calcext:value-type="float">
            <text:p>-2.17747330665588</text:p>
          </table:table-cell>
          <table:table-cell/>
          <table:table-cell table:formula="of:=INDEX([.$A$1:.$A$2072]; 1979; 1)" office:value-type="float" office:value="287094943488" calcext:value-type="float">
            <text:p>287094943488</text:p>
          </table:table-cell>
          <table:table-cell table:formula="of:=[.$G$7] * [.$F$1988] + [.$G$8]" office:value-type="float" office:value="11.4205999299884" calcext:value-type="float">
            <text:p>11.4205999299884</text:p>
          </table:table-cell>
          <table:table-cell/>
          <table:table-cell table:formula="of:=INDEX([.$C$1:.$C$2072]; 1979; 1)" office:value-type="float" office:value="188798262016" calcext:value-type="float">
            <text:p>188798262016</text:p>
          </table:table-cell>
          <table:table-cell table:formula="of:=[.$J$7] * [.$I$1988] + [.$J$8]" office:value-type="float" office:value="-2.10435897111893" calcext:value-type="float">
            <text:p>-2.10435897111893</text:p>
          </table:table-cell>
        </table:table-row>
        <table:table-row table:style-name="ro1">
          <table:table-cell office:value-type="float" office:value="287094868480" calcext:value-type="float">
            <text:p>287094868480</text:p>
          </table:table-cell>
          <table:table-cell office:value-type="float" office:value="9.09803485870361" calcext:value-type="float">
            <text:p>9.09803485870361</text:p>
          </table:table-cell>
          <table:table-cell office:value-type="float" office:value="188798254592" calcext:value-type="float">
            <text:p>188798254592</text:p>
          </table:table-cell>
          <table:table-cell office:value-type="float" office:value="-2.20888662338257" calcext:value-type="float">
            <text:p>-2.20888662338257</text:p>
          </table:table-cell>
          <table:table-cell/>
          <table:table-cell table:formula="of:=INDEX([.$A$1:.$A$2072]; 1980; 1)" office:value-type="float" office:value="287094935296" calcext:value-type="float">
            <text:p>287094935296</text:p>
          </table:table-cell>
          <table:table-cell table:formula="of:=[.$G$7] * [.$F$1989] + [.$G$8]" office:value-type="float" office:value="11.029240610078" calcext:value-type="float">
            <text:p>11.029240610078</text:p>
          </table:table-cell>
          <table:table-cell/>
          <table:table-cell table:formula="of:=INDEX([.$C$1:.$C$2072]; 1980; 1)" office:value-type="float" office:value="188798261504" calcext:value-type="float">
            <text:p>188798261504</text:p>
          </table:table-cell>
          <table:table-cell table:formula="of:=[.$J$7] * [.$I$1989] + [.$J$8]" office:value-type="float" office:value="-2.12883749231696" calcext:value-type="float">
            <text:p>-2.12883749231696</text:p>
          </table:table-cell>
        </table:table-row>
        <table:table-row table:style-name="ro1">
          <table:table-cell office:value-type="float" office:value="287094860032" calcext:value-type="float">
            <text:p>287094860032</text:p>
          </table:table-cell>
          <table:table-cell office:value-type="float" office:value="8.67660427093506" calcext:value-type="float">
            <text:p>8.67660427093506</text:p>
          </table:table-cell>
          <table:table-cell office:value-type="float" office:value="188798252032" calcext:value-type="float">
            <text:p>188798252032</text:p>
          </table:table-cell>
          <table:table-cell office:value-type="float" office:value="-2.28878831863403" calcext:value-type="float">
            <text:p>-2.28878831863403</text:p>
          </table:table-cell>
          <table:table-cell/>
          <table:table-cell table:formula="of:=INDEX([.$A$1:.$A$2072]; 1981; 1)" office:value-type="float" office:value="287094920192" calcext:value-type="float">
            <text:p>287094920192</text:p>
          </table:table-cell>
          <table:table-cell table:formula="of:=[.$G$7] * [.$F$1990] + [.$G$8]" office:value-type="float" office:value="10.3076718635857" calcext:value-type="float">
            <text:p>10.3076718635857</text:p>
          </table:table-cell>
          <table:table-cell/>
          <table:table-cell table:formula="of:=INDEX([.$C$1:.$C$2072]; 1981; 1)" office:value-type="float" office:value="188798260224" calcext:value-type="float">
            <text:p>188798260224</text:p>
          </table:table-cell>
          <table:table-cell table:formula="of:=[.$J$7] * [.$I$1990] + [.$J$8]" office:value-type="float" office:value="-2.19003379158676" calcext:value-type="float">
            <text:p>-2.19003379158676</text:p>
          </table:table-cell>
        </table:table-row>
        <table:table-row table:style-name="ro1">
          <table:table-cell office:value-type="float" office:value="287094855936" calcext:value-type="float">
            <text:p>287094855936</text:p>
          </table:table-cell>
          <table:table-cell office:value-type="float" office:value="8.47834396362305" calcext:value-type="float">
            <text:p>8.47834396362305</text:p>
          </table:table-cell>
          <table:table-cell office:value-type="float" office:value="188798250752" calcext:value-type="float">
            <text:p>188798250752</text:p>
          </table:table-cell>
          <table:table-cell office:value-type="float" office:value="-2.33550500869751" calcext:value-type="float">
            <text:p>-2.33550500869751</text:p>
          </table:table-cell>
          <table:table-cell/>
          <table:table-cell table:formula="of:=INDEX([.$A$1:.$A$2072]; 1982; 1)" office:value-type="float" office:value="287094913024" calcext:value-type="float">
            <text:p>287094913024</text:p>
          </table:table-cell>
          <table:table-cell table:formula="of:=[.$G$7] * [.$F$1991] + [.$G$8]" office:value-type="float" office:value="9.96523245982826" calcext:value-type="float">
            <text:p>9.96523245982826</text:p>
          </table:table-cell>
          <table:table-cell/>
          <table:table-cell table:formula="of:=INDEX([.$C$1:.$C$2072]; 1982; 1)" office:value-type="float" office:value="188798259712" calcext:value-type="float">
            <text:p>188798259712</text:p>
          </table:table-cell>
          <table:table-cell table:formula="of:=[.$J$7] * [.$I$1991] + [.$J$8]" office:value-type="float" office:value="-2.21451231278479" calcext:value-type="float">
            <text:p>-2.21451231278479</text:p>
          </table:table-cell>
        </table:table-row>
        <table:table-row table:style-name="ro1">
          <table:table-cell office:value-type="float" office:value="287094851840" calcext:value-type="float">
            <text:p>287094851840</text:p>
          </table:table-cell>
          <table:table-cell office:value-type="float" office:value="8.28244304656982" calcext:value-type="float">
            <text:p>8.28244304656982</text:p>
          </table:table-cell>
          <table:table-cell office:value-type="float" office:value="188798248960" calcext:value-type="float">
            <text:p>188798248960</text:p>
          </table:table-cell>
          <table:table-cell office:value-type="float" office:value="-2.38568353652954" calcext:value-type="float">
            <text:p>-2.38568353652954</text:p>
          </table:table-cell>
          <table:table-cell/>
          <table:table-cell table:formula="of:=INDEX([.$A$1:.$A$2072]; 1983; 1)" office:value-type="float" office:value="287094906368" calcext:value-type="float">
            <text:p>287094906368</text:p>
          </table:table-cell>
          <table:table-cell table:formula="of:=[.$G$7] * [.$F$1992] + [.$G$8]" office:value-type="float" office:value="9.64725301228464" calcext:value-type="float">
            <text:p>9.64725301228464</text:p>
          </table:table-cell>
          <table:table-cell/>
          <table:table-cell table:formula="of:=INDEX([.$C$1:.$C$2072]; 1983; 1)" office:value-type="float" office:value="188798259456" calcext:value-type="float">
            <text:p>188798259456</text:p>
          </table:table-cell>
          <table:table-cell table:formula="of:=[.$J$7] * [.$I$1992] + [.$J$8]" office:value-type="float" office:value="-2.22675157152116" calcext:value-type="float">
            <text:p>-2.22675157152116</text:p>
          </table:table-cell>
        </table:table-row>
        <table:table-row table:style-name="ro1">
          <table:table-cell office:value-type="float" office:value="287094847744" calcext:value-type="float">
            <text:p>287094847744</text:p>
          </table:table-cell>
          <table:table-cell office:value-type="float" office:value="8.08804416656494" calcext:value-type="float">
            <text:p>8.08804416656494</text:p>
          </table:table-cell>
          <table:table-cell office:value-type="float" office:value="188798246912" calcext:value-type="float">
            <text:p>188798246912</text:p>
          </table:table-cell>
          <table:table-cell office:value-type="float" office:value="-2.44417500495911" calcext:value-type="float">
            <text:p>-2.44417500495911</text:p>
          </table:table-cell>
          <table:table-cell/>
          <table:table-cell table:formula="of:=INDEX([.$A$1:.$A$2072]; 1984; 1)" office:value-type="float" office:value="287094899968" calcext:value-type="float">
            <text:p>287094899968</text:p>
          </table:table-cell>
          <table:table-cell table:formula="of:=[.$G$7] * [.$F$1993] + [.$G$8]" office:value-type="float" office:value="9.34150354377925" calcext:value-type="float">
            <text:p>9.34150354377925</text:p>
          </table:table-cell>
          <table:table-cell/>
          <table:table-cell table:formula="of:=INDEX([.$C$1:.$C$2072]; 1984; 1)" office:value-type="float" office:value="188798258944" calcext:value-type="float">
            <text:p>188798258944</text:p>
          </table:table-cell>
          <table:table-cell table:formula="of:=[.$J$7] * [.$I$1993] + [.$J$8]" office:value-type="float" office:value="-2.2512300927192" calcext:value-type="float">
            <text:p>-2.2512300927192</text:p>
          </table:table-cell>
        </table:table-row>
        <table:table-row table:style-name="ro1">
          <table:table-cell office:value-type="float" office:value="287094843904" calcext:value-type="float">
            <text:p>287094843904</text:p>
          </table:table-cell>
          <table:table-cell office:value-type="float" office:value="7.89358186721802" calcext:value-type="float">
            <text:p>7.89358186721802</text:p>
          </table:table-cell>
          <table:table-cell office:value-type="float" office:value="188798244864" calcext:value-type="float">
            <text:p>188798244864</text:p>
          </table:table-cell>
          <table:table-cell office:value-type="float" office:value="-2.5124819278717" calcext:value-type="float">
            <text:p>-2.5124819278717</text:p>
          </table:table-cell>
          <table:table-cell/>
          <table:table-cell table:formula="of:=INDEX([.$A$1:.$A$2072]; 1985; 1)" office:value-type="float" office:value="287094888192" calcext:value-type="float">
            <text:p>287094888192</text:p>
          </table:table-cell>
          <table:table-cell table:formula="of:=[.$G$7] * [.$F$1994] + [.$G$8]" office:value-type="float" office:value="8.7789245210588" calcext:value-type="float">
            <text:p>8.7789245210588</text:p>
          </table:table-cell>
          <table:table-cell/>
          <table:table-cell table:formula="of:=INDEX([.$C$1:.$C$2072]; 1985; 1)" office:value-type="float" office:value="188798258176" calcext:value-type="float">
            <text:p>188798258176</text:p>
          </table:table-cell>
          <table:table-cell table:formula="of:=[.$J$7] * [.$I$1994] + [.$J$8]" office:value-type="float" office:value="-2.2879478726536" calcext:value-type="float">
            <text:p>-2.2879478726536</text:p>
          </table:table-cell>
        </table:table-row>
        <table:table-row table:style-name="ro1">
          <table:table-cell office:value-type="float" office:value="287094839552" calcext:value-type="float">
            <text:p>287094839552</text:p>
          </table:table-cell>
          <table:table-cell office:value-type="float" office:value="7.69593858718872" calcext:value-type="float">
            <text:p>7.69593858718872</text:p>
          </table:table-cell>
          <table:table-cell office:value-type="float" office:value="188798242560" calcext:value-type="float">
            <text:p>188798242560</text:p>
          </table:table-cell>
          <table:table-cell office:value-type="float" office:value="-2.58860659599304" calcext:value-type="float">
            <text:p>-2.58860659599304</text:p>
          </table:table-cell>
          <table:table-cell/>
          <table:table-cell table:formula="of:=INDEX([.$A$1:.$A$2072]; 1986; 1)" office:value-type="float" office:value="287094882816" calcext:value-type="float">
            <text:p>287094882816</text:p>
          </table:table-cell>
          <table:table-cell table:formula="of:=[.$G$7] * [.$F$1995] + [.$G$8]" office:value-type="float" office:value="8.52209496684372" calcext:value-type="float">
            <text:p>8.52209496684372</text:p>
          </table:table-cell>
          <table:table-cell/>
          <table:table-cell table:formula="of:=INDEX([.$C$1:.$C$2072]; 1986; 1)" office:value-type="float" office:value="188798257408" calcext:value-type="float">
            <text:p>188798257408</text:p>
          </table:table-cell>
          <table:table-cell table:formula="of:=[.$J$7] * [.$I$1995] + [.$J$8]" office:value-type="float" office:value="-2.32466565258801" calcext:value-type="float">
            <text:p>-2.32466565258801</text:p>
          </table:table-cell>
        </table:table-row>
        <table:table-row table:style-name="ro1">
          <table:table-cell office:value-type="float" office:value="287094835456" calcext:value-type="float">
            <text:p>287094835456</text:p>
          </table:table-cell>
          <table:table-cell office:value-type="float" office:value="7.49387979507446" calcext:value-type="float">
            <text:p>7.49387979507446</text:p>
          </table:table-cell>
          <table:table-cell office:value-type="float" office:value="188798239744" calcext:value-type="float">
            <text:p>188798239744</text:p>
          </table:table-cell>
          <table:table-cell office:value-type="float" office:value="-2.67262935638428" calcext:value-type="float">
            <text:p>-2.67262935638428</text:p>
          </table:table-cell>
          <table:table-cell/>
          <table:table-cell table:formula="of:=INDEX([.$A$1:.$A$2072]; 1987; 1)" office:value-type="float" office:value="287094877696" calcext:value-type="float">
            <text:p>287094877696</text:p>
          </table:table-cell>
          <table:table-cell table:formula="of:=[.$G$7] * [.$F$1996] + [.$G$8]" office:value-type="float" office:value="8.27749539166689" calcext:value-type="float">
            <text:p>8.27749539166689</text:p>
          </table:table-cell>
          <table:table-cell/>
          <table:table-cell table:formula="of:=INDEX([.$C$1:.$C$2072]; 1987; 1)" office:value-type="float" office:value="188798256640" calcext:value-type="float">
            <text:p>188798256640</text:p>
          </table:table-cell>
          <table:table-cell table:formula="of:=[.$J$7] * [.$I$1996] + [.$J$8]" office:value-type="float" office:value="-2.36138343252242" calcext:value-type="float">
            <text:p>-2.36138343252242</text:p>
          </table:table-cell>
        </table:table-row>
        <table:table-row table:style-name="ro1">
          <table:table-cell office:value-type="float" office:value="287094827520" calcext:value-type="float">
            <text:p>287094827520</text:p>
          </table:table-cell>
          <table:table-cell office:value-type="float" office:value="7.08679056167603" calcext:value-type="float">
            <text:p>7.08679056167603</text:p>
          </table:table-cell>
          <table:table-cell office:value-type="float" office:value="188798233344" calcext:value-type="float">
            <text:p>188798233344</text:p>
          </table:table-cell>
          <table:table-cell office:value-type="float" office:value="-2.87911009788513" calcext:value-type="float">
            <text:p>-2.87911009788513</text:p>
          </table:table-cell>
          <table:table-cell/>
          <table:table-cell table:formula="of:=INDEX([.$A$1:.$A$2072]; 1988; 1)" office:value-type="float" office:value="287094873088" calcext:value-type="float">
            <text:p>287094873088</text:p>
          </table:table-cell>
          <table:table-cell table:formula="of:=[.$G$7] * [.$F$1997] + [.$G$8]" office:value-type="float" office:value="8.05735577456653" calcext:value-type="float">
            <text:p>8.05735577456653</text:p>
          </table:table-cell>
          <table:table-cell/>
          <table:table-cell table:formula="of:=INDEX([.$C$1:.$C$2072]; 1988; 1)" office:value-type="float" office:value="188798255616" calcext:value-type="float">
            <text:p>188798255616</text:p>
          </table:table-cell>
          <table:table-cell table:formula="of:=[.$J$7] * [.$I$1997] + [.$J$8]" office:value-type="float" office:value="-2.41034047305584" calcext:value-type="float">
            <text:p>-2.41034047305584</text:p>
          </table:table-cell>
        </table:table-row>
        <table:table-row table:style-name="ro1">
          <table:table-cell office:value-type="float" office:value="287094823168" calcext:value-type="float">
            <text:p>287094823168</text:p>
          </table:table-cell>
          <table:table-cell office:value-type="float" office:value="6.88063716888428" calcext:value-type="float">
            <text:p>6.88063716888428</text:p>
          </table:table-cell>
          <table:table-cell office:value-type="float" office:value="188798230016" calcext:value-type="float">
            <text:p>188798230016</text:p>
          </table:table-cell>
          <table:table-cell office:value-type="float" office:value="-3.00186467170715" calcext:value-type="float">
            <text:p>-3.00186467170715</text:p>
          </table:table-cell>
          <table:table-cell/>
          <table:table-cell table:formula="of:=INDEX([.$A$1:.$A$2072]; 1989; 1)" office:value-type="float" office:value="287094868480" calcext:value-type="float">
            <text:p>287094868480</text:p>
          </table:table-cell>
          <table:table-cell table:formula="of:=[.$G$7] * [.$F$1998] + [.$G$8]" office:value-type="float" office:value="7.83721615560353" calcext:value-type="float">
            <text:p>7.83721615560353</text:p>
          </table:table-cell>
          <table:table-cell/>
          <table:table-cell table:formula="of:=INDEX([.$C$1:.$C$2072]; 1989; 1)" office:value-type="float" office:value="188798254592" calcext:value-type="float">
            <text:p>188798254592</text:p>
          </table:table-cell>
          <table:table-cell table:formula="of:=[.$J$7] * [.$I$1998] + [.$J$8]" office:value-type="float" office:value="-2.45929751358926" calcext:value-type="float">
            <text:p>-2.45929751358926</text:p>
          </table:table-cell>
        </table:table-row>
        <table:table-row table:style-name="ro1">
          <table:table-cell office:value-type="float" office:value="287094818048" calcext:value-type="float">
            <text:p>287094818048</text:p>
          </table:table-cell>
          <table:table-cell office:value-type="float" office:value="6.66466617584229" calcext:value-type="float">
            <text:p>6.66466617584229</text:p>
          </table:table-cell>
          <table:table-cell office:value-type="float" office:value="188798227712" calcext:value-type="float">
            <text:p>188798227712</text:p>
          </table:table-cell>
          <table:table-cell office:value-type="float" office:value="-3.12857270240784" calcext:value-type="float">
            <text:p>-3.12857270240784</text:p>
          </table:table-cell>
          <table:table-cell/>
          <table:table-cell table:formula="of:=INDEX([.$A$1:.$A$2072]; 1990; 1)" office:value-type="float" office:value="287094860032" calcext:value-type="float">
            <text:p>287094860032</text:p>
          </table:table-cell>
          <table:table-cell table:formula="of:=[.$G$7] * [.$F$1999] + [.$G$8]" office:value-type="float" office:value="7.43362685665488" calcext:value-type="float">
            <text:p>7.43362685665488</text:p>
          </table:table-cell>
          <table:table-cell/>
          <table:table-cell table:formula="of:=INDEX([.$C$1:.$C$2072]; 1990; 1)" office:value-type="float" office:value="188798252032" calcext:value-type="float">
            <text:p>188798252032</text:p>
          </table:table-cell>
          <table:table-cell table:formula="of:=[.$J$7] * [.$I$1999] + [.$J$8]" office:value-type="float" office:value="-2.5816901139915" calcext:value-type="float">
            <text:p>-2.5816901139915</text:p>
          </table:table-cell>
        </table:table-row>
        <table:table-row table:style-name="ro1">
          <table:table-cell office:value-type="float" office:value="287094812928" calcext:value-type="float">
            <text:p>287094812928</text:p>
          </table:table-cell>
          <table:table-cell office:value-type="float" office:value="6.43233871459961" calcext:value-type="float">
            <text:p>6.43233871459961</text:p>
          </table:table-cell>
          <table:table-cell office:value-type="float" office:value="188798225408" calcext:value-type="float">
            <text:p>188798225408</text:p>
          </table:table-cell>
          <table:table-cell office:value-type="float" office:value="-3.24376726150513" calcext:value-type="float">
            <text:p>-3.24376726150513</text:p>
          </table:table-cell>
          <table:table-cell/>
          <table:table-cell table:formula="of:=INDEX([.$A$1:.$A$2072]; 1991; 1)" office:value-type="float" office:value="287094855936" calcext:value-type="float">
            <text:p>287094855936</text:p>
          </table:table-cell>
          <table:table-cell table:formula="of:=[.$G$7] * [.$F$2000] + [.$G$8]" office:value-type="float" office:value="7.237947197631" calcext:value-type="float">
            <text:p>7.237947197631</text:p>
          </table:table-cell>
          <table:table-cell/>
          <table:table-cell table:formula="of:=INDEX([.$C$1:.$C$2072]; 1991; 1)" office:value-type="float" office:value="188798250752" calcext:value-type="float">
            <text:p>188798250752</text:p>
          </table:table-cell>
          <table:table-cell table:formula="of:=[.$J$7] * [.$I$2000] + [.$J$8]" office:value-type="float" office:value="-2.64288641512394" calcext:value-type="float">
            <text:p>-2.64288641512394</text:p>
          </table:table-cell>
        </table:table-row>
        <table:table-row table:style-name="ro1">
          <table:table-cell office:value-type="float" office:value="287094807552" calcext:value-type="float">
            <text:p>287094807552</text:p>
          </table:table-cell>
          <table:table-cell office:value-type="float" office:value="6.18654537200928" calcext:value-type="float">
            <text:p>6.18654537200928</text:p>
          </table:table-cell>
          <table:table-cell office:value-type="float" office:value="188798223104" calcext:value-type="float">
            <text:p>188798223104</text:p>
          </table:table-cell>
          <table:table-cell office:value-type="float" office:value="-3.35276460647583" calcext:value-type="float">
            <text:p>-3.35276460647583</text:p>
          </table:table-cell>
          <table:table-cell/>
          <table:table-cell table:formula="of:=INDEX([.$A$1:.$A$2072]; 1992; 1)" office:value-type="float" office:value="287094851840" calcext:value-type="float">
            <text:p>287094851840</text:p>
          </table:table-cell>
          <table:table-cell table:formula="of:=[.$G$7] * [.$F$2001] + [.$G$8]" office:value-type="float" office:value="7.04226753674448" calcext:value-type="float">
            <text:p>7.04226753674448</text:p>
          </table:table-cell>
          <table:table-cell/>
          <table:table-cell table:formula="of:=INDEX([.$C$1:.$C$2072]; 1992; 1)" office:value-type="float" office:value="188798248960" calcext:value-type="float">
            <text:p>188798248960</text:p>
          </table:table-cell>
          <table:table-cell table:formula="of:=[.$J$7] * [.$I$2001] + [.$J$8]" office:value-type="float" office:value="-2.72856123559177" calcext:value-type="float">
            <text:p>-2.72856123559177</text:p>
          </table:table-cell>
        </table:table-row>
        <table:table-row table:style-name="ro1">
          <table:table-cell office:value-type="float" office:value="287094801920" calcext:value-type="float">
            <text:p>287094801920</text:p>
          </table:table-cell>
          <table:table-cell office:value-type="float" office:value="5.93024110794067" calcext:value-type="float">
            <text:p>5.93024110794067</text:p>
          </table:table-cell>
          <table:table-cell office:value-type="float" office:value="188798220800" calcext:value-type="float">
            <text:p>188798220800</text:p>
          </table:table-cell>
          <table:table-cell office:value-type="float" office:value="-3.46415400505066" calcext:value-type="float">
            <text:p>-3.46415400505066</text:p>
          </table:table-cell>
          <table:table-cell/>
          <table:table-cell table:formula="of:=INDEX([.$A$1:.$A$2072]; 1993; 1)" office:value-type="float" office:value="287094847744" calcext:value-type="float">
            <text:p>287094847744</text:p>
          </table:table-cell>
          <table:table-cell table:formula="of:=[.$G$7] * [.$F$2002] + [.$G$8]" office:value-type="float" office:value="6.84658787772059" calcext:value-type="float">
            <text:p>6.84658787772059</text:p>
          </table:table-cell>
          <table:table-cell/>
          <table:table-cell table:formula="of:=INDEX([.$C$1:.$C$2072]; 1993; 1)" office:value-type="float" office:value="188798246912" calcext:value-type="float">
            <text:p>188798246912</text:p>
          </table:table-cell>
          <table:table-cell table:formula="of:=[.$J$7] * [.$I$2002] + [.$J$8]" office:value-type="float" office:value="-2.82647531479597" calcext:value-type="float">
            <text:p>-2.82647531479597</text:p>
          </table:table-cell>
        </table:table-row>
        <table:table-row table:style-name="ro1">
          <table:table-cell office:value-type="float" office:value="287094790400" calcext:value-type="float">
            <text:p>287094790400</text:p>
          </table:table-cell>
          <table:table-cell office:value-type="float" office:value="5.38848638534546" calcext:value-type="float">
            <text:p>5.38848638534546</text:p>
          </table:table-cell>
          <table:table-cell office:value-type="float" office:value="188798215680" calcext:value-type="float">
            <text:p>188798215680</text:p>
          </table:table-cell>
          <table:table-cell office:value-type="float" office:value="-3.69981002807617" calcext:value-type="float">
            <text:p>-3.69981002807617</text:p>
          </table:table-cell>
          <table:table-cell/>
          <table:table-cell table:formula="of:=INDEX([.$A$1:.$A$2072]; 1994; 1)" office:value-type="float" office:value="287094843904" calcext:value-type="float">
            <text:p>287094843904</text:p>
          </table:table-cell>
          <table:table-cell table:formula="of:=[.$G$7] * [.$F$2003] + [.$G$8]" office:value-type="float" office:value="6.66313819587231" calcext:value-type="float">
            <text:p>6.66313819587231</text:p>
          </table:table-cell>
          <table:table-cell/>
          <table:table-cell table:formula="of:=INDEX([.$C$1:.$C$2072]; 1994; 1)" office:value-type="float" office:value="188798244864" calcext:value-type="float">
            <text:p>188798244864</text:p>
          </table:table-cell>
          <table:table-cell table:formula="of:=[.$J$7] * [.$I$2003] + [.$J$8]" office:value-type="float" office:value="-2.92438939586282" calcext:value-type="float">
            <text:p>-2.92438939586282</text:p>
          </table:table-cell>
        </table:table-row>
        <table:table-row table:style-name="ro1">
          <table:table-cell office:value-type="float" office:value="287094784512" calcext:value-type="float">
            <text:p>287094784512</text:p>
          </table:table-cell>
          <table:table-cell office:value-type="float" office:value="5.11186122894287" calcext:value-type="float">
            <text:p>5.11186122894287</text:p>
          </table:table-cell>
          <table:table-cell office:value-type="float" office:value="188798213120" calcext:value-type="float">
            <text:p>188798213120</text:p>
          </table:table-cell>
          <table:table-cell office:value-type="float" office:value="-3.82038903236389" calcext:value-type="float">
            <text:p>-3.82038903236389</text:p>
          </table:table-cell>
          <table:table-cell/>
          <table:table-cell table:formula="of:=INDEX([.$A$1:.$A$2072]; 1995; 1)" office:value-type="float" office:value="287094839552" calcext:value-type="float">
            <text:p>287094839552</text:p>
          </table:table-cell>
          <table:table-cell table:formula="of:=[.$G$7] * [.$F$2004] + [.$G$8]" office:value-type="float" office:value="6.45522855781019" calcext:value-type="float">
            <text:p>6.45522855781019</text:p>
          </table:table-cell>
          <table:table-cell/>
          <table:table-cell table:formula="of:=INDEX([.$C$1:.$C$2072]; 1995; 1)" office:value-type="float" office:value="188798242560" calcext:value-type="float">
            <text:p>188798242560</text:p>
          </table:table-cell>
          <table:table-cell table:formula="of:=[.$J$7] * [.$I$2004] + [.$J$8]" office:value-type="float" office:value="-3.03454273752868" calcext:value-type="float">
            <text:p>-3.03454273752868</text:p>
          </table:table-cell>
        </table:table-row>
        <table:table-row table:style-name="ro1">
          <table:table-cell office:value-type="float" office:value="287094778880" calcext:value-type="float">
            <text:p>287094778880</text:p>
          </table:table-cell>
          <table:table-cell office:value-type="float" office:value="4.83433151245117" calcext:value-type="float">
            <text:p>4.83433151245117</text:p>
          </table:table-cell>
          <table:table-cell office:value-type="float" office:value="188798210560" calcext:value-type="float">
            <text:p>188798210560</text:p>
          </table:table-cell>
          <table:table-cell office:value-type="float" office:value="-3.94168019294739" calcext:value-type="float">
            <text:p>-3.94168019294739</text:p>
          </table:table-cell>
          <table:table-cell/>
          <table:table-cell table:formula="of:=INDEX([.$A$1:.$A$2072]; 1996; 1)" office:value-type="float" office:value="287094835456" calcext:value-type="float">
            <text:p>287094835456</text:p>
          </table:table-cell>
          <table:table-cell table:formula="of:=[.$G$7] * [.$F$2005] + [.$G$8]" office:value-type="float" office:value="6.25954889692366" calcext:value-type="float">
            <text:p>6.25954889692366</text:p>
          </table:table-cell>
          <table:table-cell/>
          <table:table-cell table:formula="of:=INDEX([.$C$1:.$C$2072]; 1996; 1)" office:value-type="float" office:value="188798239744" calcext:value-type="float">
            <text:p>188798239744</text:p>
          </table:table-cell>
          <table:table-cell table:formula="of:=[.$J$7] * [.$I$2005] + [.$J$8]" office:value-type="float" office:value="-3.16917459852993" calcext:value-type="float">
            <text:p>-3.16917459852993</text:p>
          </table:table-cell>
        </table:table-row>
        <table:table-row table:style-name="ro1">
          <table:table-cell office:value-type="float" office:value="287094772992" calcext:value-type="float">
            <text:p>287094772992</text:p>
          </table:table-cell>
          <table:table-cell office:value-type="float" office:value="4.55814123153687" calcext:value-type="float">
            <text:p>4.55814123153687</text:p>
          </table:table-cell>
          <table:table-cell office:value-type="float" office:value="188798208000" calcext:value-type="float">
            <text:p>188798208000</text:p>
          </table:table-cell>
          <table:table-cell office:value-type="float" office:value="-4.06220865249634" calcext:value-type="float">
            <text:p>-4.06220865249634</text:p>
          </table:table-cell>
          <table:table-cell/>
          <table:table-cell table:formula="of:=INDEX([.$A$1:.$A$2072]; 1997; 1)" office:value-type="float" office:value="287094827520" calcext:value-type="float">
            <text:p>287094827520</text:p>
          </table:table-cell>
          <table:table-cell table:formula="of:=[.$G$7] * [.$F$2006] + [.$G$8]" office:value-type="float" office:value="5.88041955605149" calcext:value-type="float">
            <text:p>5.88041955605149</text:p>
          </table:table-cell>
          <table:table-cell/>
          <table:table-cell table:formula="of:=INDEX([.$C$1:.$C$2072]; 1997; 1)" office:value-type="float" office:value="188798233344" calcext:value-type="float">
            <text:p>188798233344</text:p>
          </table:table-cell>
          <table:table-cell table:formula="of:=[.$J$7] * [.$I$2006] + [.$J$8]" office:value-type="float" office:value="-3.4751560986042" calcext:value-type="float">
            <text:p>-3.4751560986042</text:p>
          </table:table-cell>
        </table:table-row>
        <table:table-row table:style-name="ro1">
          <table:table-cell office:value-type="float" office:value="287094761472" calcext:value-type="float">
            <text:p>287094761472</text:p>
          </table:table-cell>
          <table:table-cell office:value-type="float" office:value="4.0052752494812" calcext:value-type="float">
            <text:p>4.0052752494812</text:p>
          </table:table-cell>
          <table:table-cell office:value-type="float" office:value="188798203136" calcext:value-type="float">
            <text:p>188798203136</text:p>
          </table:table-cell>
          <table:table-cell office:value-type="float" office:value="-4.30356025695801" calcext:value-type="float">
            <text:p>-4.30356025695801</text:p>
          </table:table-cell>
          <table:table-cell/>
          <table:table-cell table:formula="of:=INDEX([.$A$1:.$A$2072]; 1998; 1)" office:value-type="float" office:value="287094823168" calcext:value-type="float">
            <text:p>287094823168</text:p>
          </table:table-cell>
          <table:table-cell table:formula="of:=[.$G$7] * [.$F$2007] + [.$G$8]" office:value-type="float" office:value="5.67250991612673" calcext:value-type="float">
            <text:p>5.67250991612673</text:p>
          </table:table-cell>
          <table:table-cell/>
          <table:table-cell table:formula="of:=INDEX([.$C$1:.$C$2072]; 1998; 1)" office:value-type="float" office:value="188798230016" calcext:value-type="float">
            <text:p>188798230016</text:p>
          </table:table-cell>
          <table:table-cell table:formula="of:=[.$J$7] * [.$I$2007] + [.$J$8]" office:value-type="float" office:value="-3.63426648080349" calcext:value-type="float">
            <text:p>-3.63426648080349</text:p>
          </table:table-cell>
        </table:table-row>
        <table:table-row table:style-name="ro1">
          <table:table-cell office:value-type="float" office:value="287094755584" calcext:value-type="float">
            <text:p>287094755584</text:p>
          </table:table-cell>
          <table:table-cell office:value-type="float" office:value="3.72855710983276" calcext:value-type="float">
            <text:p>3.72855710983276</text:p>
          </table:table-cell>
          <table:table-cell office:value-type="float" office:value="188798200576" calcext:value-type="float">
            <text:p>188798200576</text:p>
          </table:table-cell>
          <table:table-cell office:value-type="float" office:value="-4.42435169219971" calcext:value-type="float">
            <text:p>-4.42435169219971</text:p>
          </table:table-cell>
          <table:table-cell/>
          <table:table-cell table:formula="of:=INDEX([.$A$1:.$A$2072]; 1999; 1)" office:value-type="float" office:value="287094818048" calcext:value-type="float">
            <text:p>287094818048</text:p>
          </table:table-cell>
          <table:table-cell table:formula="of:=[.$G$7] * [.$F$2008] + [.$G$8]" office:value-type="float" office:value="5.42791034094989" calcext:value-type="float">
            <text:p>5.42791034094989</text:p>
          </table:table-cell>
          <table:table-cell/>
          <table:table-cell table:formula="of:=INDEX([.$C$1:.$C$2072]; 1999; 1)" office:value-type="float" office:value="188798227712" calcext:value-type="float">
            <text:p>188798227712</text:p>
          </table:table-cell>
          <table:table-cell table:formula="of:=[.$J$7] * [.$I$2008] + [.$J$8]" office:value-type="float" office:value="-3.74441982060671" calcext:value-type="float">
            <text:p>-3.74441982060671</text:p>
          </table:table-cell>
        </table:table-row>
        <table:table-row table:style-name="ro1">
          <table:table-cell office:value-type="float" office:value="287094749952" calcext:value-type="float">
            <text:p>287094749952</text:p>
          </table:table-cell>
          <table:table-cell office:value-type="float" office:value="3.45311975479126" calcext:value-type="float">
            <text:p>3.45311975479126</text:p>
          </table:table-cell>
          <table:table-cell office:value-type="float" office:value="188798197760" calcext:value-type="float">
            <text:p>188798197760</text:p>
          </table:table-cell>
          <table:table-cell office:value-type="float" office:value="-4.54434537887573" calcext:value-type="float">
            <text:p>-4.54434537887573</text:p>
          </table:table-cell>
          <table:table-cell/>
          <table:table-cell table:formula="of:=INDEX([.$A$1:.$A$2072]; 2000; 1)" office:value-type="float" office:value="287094812928" calcext:value-type="float">
            <text:p>287094812928</text:p>
          </table:table-cell>
          <table:table-cell table:formula="of:=[.$G$7] * [.$F$2009] + [.$G$8]" office:value-type="float" office:value="5.1833107676357" calcext:value-type="float">
            <text:p>5.1833107676357</text:p>
          </table:table-cell>
          <table:table-cell/>
          <table:table-cell table:formula="of:=INDEX([.$C$1:.$C$2072]; 2000; 1)" office:value-type="float" office:value="188798225408" calcext:value-type="float">
            <text:p>188798225408</text:p>
          </table:table-cell>
          <table:table-cell table:formula="of:=[.$J$7] * [.$I$2009] + [.$J$8]" office:value-type="float" office:value="-3.85457316227257" calcext:value-type="float">
            <text:p>-3.85457316227257</text:p>
          </table:table-cell>
        </table:table-row>
        <table:table-row table:style-name="ro1">
          <table:table-cell office:value-type="float" office:value="287094744576" calcext:value-type="float">
            <text:p>287094744576</text:p>
          </table:table-cell>
          <table:table-cell office:value-type="float" office:value="3.17999744415283" calcext:value-type="float">
            <text:p>3.17999744415283</text:p>
          </table:table-cell>
          <table:table-cell office:value-type="float" office:value="188798194688" calcext:value-type="float">
            <text:p>188798194688</text:p>
          </table:table-cell>
          <table:table-cell office:value-type="float" office:value="-4.67090177536011" calcext:value-type="float">
            <text:p>-4.67090177536011</text:p>
          </table:table-cell>
          <table:table-cell/>
          <table:table-cell table:formula="of:=INDEX([.$A$1:.$A$2072]; 2001; 1)" office:value-type="float" office:value="287094807552" calcext:value-type="float">
            <text:p>287094807552</text:p>
          </table:table-cell>
          <table:table-cell table:formula="of:=[.$G$7] * [.$F$2010] + [.$G$8]" office:value-type="float" office:value="4.92648121342063" calcext:value-type="float">
            <text:p>4.92648121342063</text:p>
          </table:table-cell>
          <table:table-cell/>
          <table:table-cell table:formula="of:=INDEX([.$C$1:.$C$2072]; 2001; 1)" office:value-type="float" office:value="188798223104" calcext:value-type="float">
            <text:p>188798223104</text:p>
          </table:table-cell>
          <table:table-cell table:formula="of:=[.$J$7] * [.$I$2010] + [.$J$8]" office:value-type="float" office:value="-3.96472650207579" calcext:value-type="float">
            <text:p>-3.96472650207579</text:p>
          </table:table-cell>
        </table:table-row>
        <table:table-row table:style-name="ro1">
          <table:table-cell office:value-type="float" office:value="287094739200" calcext:value-type="float">
            <text:p>287094739200</text:p>
          </table:table-cell>
          <table:table-cell office:value-type="float" office:value="2.91263055801392" calcext:value-type="float">
            <text:p>2.91263055801392</text:p>
          </table:table-cell>
          <table:table-cell office:value-type="float" office:value="188798191360" calcext:value-type="float">
            <text:p>188798191360</text:p>
          </table:table-cell>
          <table:table-cell office:value-type="float" office:value="-4.80431222915649" calcext:value-type="float">
            <text:p>-4.80431222915649</text:p>
          </table:table-cell>
          <table:table-cell/>
          <table:table-cell table:formula="of:=INDEX([.$A$1:.$A$2072]; 2002; 1)" office:value-type="float" office:value="287094801920" calcext:value-type="float">
            <text:p>287094801920</text:p>
          </table:table-cell>
          <table:table-cell table:formula="of:=[.$G$7] * [.$F$2011] + [.$G$8]" office:value-type="float" office:value="4.65742168016732" calcext:value-type="float">
            <text:p>4.65742168016732</text:p>
          </table:table-cell>
          <table:table-cell/>
          <table:table-cell table:formula="of:=INDEX([.$C$1:.$C$2072]; 2002; 1)" office:value-type="float" office:value="188798220800" calcext:value-type="float">
            <text:p>188798220800</text:p>
          </table:table-cell>
          <table:table-cell table:formula="of:=[.$J$7] * [.$I$2011] + [.$J$8]" office:value-type="float" office:value="-4.07487984374166" calcext:value-type="float">
            <text:p>-4.07487984374166</text:p>
          </table:table-cell>
        </table:table-row>
        <table:table-row table:style-name="ro1">
          <table:table-cell office:value-type="float" office:value="287094727680" calcext:value-type="float">
            <text:p>287094727680</text:p>
          </table:table-cell>
          <table:table-cell office:value-type="float" office:value="2.37232899665833" calcext:value-type="float">
            <text:p>2.37232899665833</text:p>
          </table:table-cell>
          <table:table-cell office:value-type="float" office:value="188798184192" calcext:value-type="float">
            <text:p>188798184192</text:p>
          </table:table-cell>
          <table:table-cell office:value-type="float" office:value="-5.08992433547974" calcext:value-type="float">
            <text:p>-5.08992433547974</text:p>
          </table:table-cell>
          <table:table-cell/>
          <table:table-cell table:formula="of:=INDEX([.$A$1:.$A$2072]; 2003; 1)" office:value-type="float" office:value="287094790400" calcext:value-type="float">
            <text:p>287094790400</text:p>
          </table:table-cell>
          <table:table-cell table:formula="of:=[.$G$7] * [.$F$2012] + [.$G$8]" office:value-type="float" office:value="4.1070726364851" calcext:value-type="float">
            <text:p>4.1070726364851</text:p>
          </table:table-cell>
          <table:table-cell/>
          <table:table-cell table:formula="of:=INDEX([.$C$1:.$C$2072]; 2003; 1)" office:value-type="float" office:value="188798215680" calcext:value-type="float">
            <text:p>188798215680</text:p>
          </table:table-cell>
          <table:table-cell table:formula="of:=[.$J$7] * [.$I$2012] + [.$J$8]" office:value-type="float" office:value="-4.31966504454613" calcext:value-type="float">
            <text:p>-4.31966504454613</text:p>
          </table:table-cell>
        </table:table-row>
        <table:table-row table:style-name="ro1">
          <table:table-cell office:value-type="float" office:value="287094722048" calcext:value-type="float">
            <text:p>287094722048</text:p>
          </table:table-cell>
          <table:table-cell office:value-type="float" office:value="2.09012150764465" calcext:value-type="float">
            <text:p>2.09012150764465</text:p>
          </table:table-cell>
          <table:table-cell office:value-type="float" office:value="188798179840" calcext:value-type="float">
            <text:p>188798179840</text:p>
          </table:table-cell>
          <table:table-cell office:value-type="float" office:value="-5.25364208221436" calcext:value-type="float">
            <text:p>-5.25364208221436</text:p>
          </table:table-cell>
          <table:table-cell/>
          <table:table-cell table:formula="of:=INDEX([.$A$1:.$A$2072]; 2004; 1)" office:value-type="float" office:value="287094784512" calcext:value-type="float">
            <text:p>287094784512</text:p>
          </table:table-cell>
          <table:table-cell table:formula="of:=[.$G$7] * [.$F$2013] + [.$G$8]" office:value-type="float" office:value="3.82578312605619" calcext:value-type="float">
            <text:p>3.82578312605619</text:p>
          </table:table-cell>
          <table:table-cell/>
          <table:table-cell table:formula="of:=INDEX([.$C$1:.$C$2072]; 2004; 1)" office:value-type="float" office:value="188798213120" calcext:value-type="float">
            <text:p>188798213120</text:p>
          </table:table-cell>
          <table:table-cell table:formula="of:=[.$J$7] * [.$I$2013] + [.$J$8]" office:value-type="float" office:value="-4.44205764494836" calcext:value-type="float">
            <text:p>-4.44205764494836</text:p>
          </table:table-cell>
        </table:table-row>
        <table:table-row table:style-name="ro1">
          <table:table-cell office:value-type="float" office:value="287094716160" calcext:value-type="float">
            <text:p>287094716160</text:p>
          </table:table-cell>
          <table:table-cell office:value-type="float" office:value="1.80295729637146" calcext:value-type="float">
            <text:p>1.80295729637146</text:p>
          </table:table-cell>
          <table:table-cell office:value-type="float" office:value="188798175232" calcext:value-type="float">
            <text:p>188798175232</text:p>
          </table:table-cell>
          <table:table-cell office:value-type="float" office:value="-5.43575668334961" calcext:value-type="float">
            <text:p>-5.43575668334961</text:p>
          </table:table-cell>
          <table:table-cell/>
          <table:table-cell table:formula="of:=INDEX([.$A$1:.$A$2072]; 2005; 1)" office:value-type="float" office:value="287094778880" calcext:value-type="float">
            <text:p>287094778880</text:p>
          </table:table-cell>
          <table:table-cell table:formula="of:=[.$G$7] * [.$F$2014] + [.$G$8]" office:value-type="float" office:value="3.55672359280288" calcext:value-type="float">
            <text:p>3.55672359280288</text:p>
          </table:table-cell>
          <table:table-cell/>
          <table:table-cell table:formula="of:=INDEX([.$C$1:.$C$2072]; 2005; 1)" office:value-type="float" office:value="188798210560" calcext:value-type="float">
            <text:p>188798210560</text:p>
          </table:table-cell>
          <table:table-cell table:formula="of:=[.$J$7] * [.$I$2014] + [.$J$8]" office:value-type="float" office:value="-4.5644502453506" calcext:value-type="float">
            <text:p>-4.5644502453506</text:p>
          </table:table-cell>
        </table:table-row>
        <table:table-row table:style-name="ro1">
          <table:table-cell office:value-type="float" office:value="287094705152" calcext:value-type="float">
            <text:p>287094705152</text:p>
          </table:table-cell>
          <table:table-cell office:value-type="float" office:value="1.21485877037048" calcext:value-type="float">
            <text:p>1.21485877037048</text:p>
          </table:table-cell>
          <table:table-cell office:value-type="float" office:value="188798163968" calcext:value-type="float">
            <text:p>188798163968</text:p>
          </table:table-cell>
          <table:table-cell office:value-type="float" office:value="-5.85339021682739" calcext:value-type="float">
            <text:p>-5.85339021682739</text:p>
          </table:table-cell>
          <table:table-cell/>
          <table:table-cell table:formula="of:=INDEX([.$A$1:.$A$2072]; 2006; 1)" office:value-type="float" office:value="287094772992" calcext:value-type="float">
            <text:p>287094772992</text:p>
          </table:table-cell>
          <table:table-cell table:formula="of:=[.$G$7] * [.$F$2015] + [.$G$8]" office:value-type="float" office:value="3.27543408051133" calcext:value-type="float">
            <text:p>3.27543408051133</text:p>
          </table:table-cell>
          <table:table-cell/>
          <table:table-cell table:formula="of:=INDEX([.$C$1:.$C$2072]; 2006; 1)" office:value-type="float" office:value="188798208000" calcext:value-type="float">
            <text:p>188798208000</text:p>
          </table:table-cell>
          <table:table-cell table:formula="of:=[.$J$7] * [.$I$2015] + [.$J$8]" office:value-type="float" office:value="-4.68684284575284" calcext:value-type="float">
            <text:p>-4.68684284575284</text:p>
          </table:table-cell>
        </table:table-row>
        <table:table-row table:style-name="ro1">
          <table:table-cell office:value-type="float" office:value="287094694400" calcext:value-type="float">
            <text:p>287094694400</text:p>
          </table:table-cell>
          <table:table-cell office:value-type="float" office:value="0.634720265865326" calcext:value-type="float">
            <text:p>0.634720265865326</text:p>
          </table:table-cell>
          <table:table-cell office:value-type="float" office:value="188798150912" calcext:value-type="float">
            <text:p>188798150912</text:p>
          </table:table-cell>
          <table:table-cell office:value-type="float" office:value="-6.3572793006897" calcext:value-type="float">
            <text:p>-6.3572793006897</text:p>
          </table:table-cell>
          <table:table-cell/>
          <table:table-cell table:formula="of:=INDEX([.$A$1:.$A$2072]; 2007; 1)" office:value-type="float" office:value="287094761472" calcext:value-type="float">
            <text:p>287094761472</text:p>
          </table:table-cell>
          <table:table-cell table:formula="of:=[.$G$7] * [.$F$2016] + [.$G$8]" office:value-type="float" office:value="2.72508503682911" calcext:value-type="float">
            <text:p>2.72508503682911</text:p>
          </table:table-cell>
          <table:table-cell/>
          <table:table-cell table:formula="of:=INDEX([.$C$1:.$C$2072]; 2007; 1)" office:value-type="float" office:value="188798203136" calcext:value-type="float">
            <text:p>188798203136</text:p>
          </table:table-cell>
          <table:table-cell table:formula="of:=[.$J$7] * [.$I$2016] + [.$J$8]" office:value-type="float" office:value="-4.91938878782094" calcext:value-type="float">
            <text:p>-4.91938878782094</text:p>
          </table:table-cell>
        </table:table-row>
        <table:table-row table:style-name="ro1">
          <table:table-cell office:value-type="float" office:value="287094689536" calcext:value-type="float">
            <text:p>287094689536</text:p>
          </table:table-cell>
          <table:table-cell office:value-type="float" office:value="0.34872579574585" calcext:value-type="float">
            <text:p>0.34872579574585</text:p>
          </table:table-cell>
          <table:table-cell office:value-type="float" office:value="188798143488" calcext:value-type="float">
            <text:p>188798143488</text:p>
          </table:table-cell>
          <table:table-cell office:value-type="float" office:value="-6.64124631881714" calcext:value-type="float">
            <text:p>-6.64124631881714</text:p>
          </table:table-cell>
          <table:table-cell/>
          <table:table-cell table:formula="of:=INDEX([.$A$1:.$A$2072]; 2008; 1)" office:value-type="float" office:value="287094755584" calcext:value-type="float">
            <text:p>287094755584</text:p>
          </table:table-cell>
          <table:table-cell table:formula="of:=[.$G$7] * [.$F$2017] + [.$G$8]" office:value-type="float" office:value="2.44379552640021" calcext:value-type="float">
            <text:p>2.44379552640021</text:p>
          </table:table-cell>
          <table:table-cell/>
          <table:table-cell table:formula="of:=INDEX([.$C$1:.$C$2072]; 2008; 1)" office:value-type="float" office:value="188798200576" calcext:value-type="float">
            <text:p>188798200576</text:p>
          </table:table-cell>
          <table:table-cell table:formula="of:=[.$J$7] * [.$I$2017] + [.$J$8]" office:value-type="float" office:value="-5.04178138822317" calcext:value-type="float">
            <text:p>-5.04178138822317</text:p>
          </table:table-cell>
        </table:table-row>
        <table:table-row table:style-name="ro1">
          <table:table-cell office:value-type="float" office:value="287094681088" calcext:value-type="float">
            <text:p>287094681088</text:p>
          </table:table-cell>
          <table:table-cell office:value-type="float" office:value="-0.186209544539452" calcext:value-type="float">
            <text:p>-0.186209544539452</text:p>
          </table:table-cell>
          <table:table-cell office:value-type="float" office:value="188798127360" calcext:value-type="float">
            <text:p>188798127360</text:p>
          </table:table-cell>
          <table:table-cell office:value-type="float" office:value="-7.2795147895813" calcext:value-type="float">
            <text:p>-7.2795147895813</text:p>
          </table:table-cell>
          <table:table-cell/>
          <table:table-cell table:formula="of:=INDEX([.$A$1:.$A$2072]; 2009; 1)" office:value-type="float" office:value="287094749952" calcext:value-type="float">
            <text:p>287094749952</text:p>
          </table:table-cell>
          <table:table-cell table:formula="of:=[.$G$7] * [.$F$2018] + [.$G$8]" office:value-type="float" office:value="2.1747359931469" calcext:value-type="float">
            <text:p>2.1747359931469</text:p>
          </table:table-cell>
          <table:table-cell/>
          <table:table-cell table:formula="of:=INDEX([.$C$1:.$C$2072]; 2009; 1)" office:value-type="float" office:value="188798197760" calcext:value-type="float">
            <text:p>188798197760</text:p>
          </table:table-cell>
          <table:table-cell table:formula="of:=[.$J$7] * [.$I$2018] + [.$J$8]" office:value-type="float" office:value="-5.17641324922442" calcext:value-type="float">
            <text:p>-5.17641324922442</text:p>
          </table:table-cell>
        </table:table-row>
        <table:table-row table:style-name="ro1">
          <table:table-cell office:value-type="float" office:value="287094678016" calcext:value-type="float">
            <text:p>287094678016</text:p>
          </table:table-cell>
          <table:table-cell office:value-type="float" office:value="-0.429652005434036" calcext:value-type="float">
            <text:p>-0.429652005434036</text:p>
          </table:table-cell>
          <table:table-cell office:value-type="float" office:value="188798118400" calcext:value-type="float">
            <text:p>188798118400</text:p>
          </table:table-cell>
          <table:table-cell office:value-type="float" office:value="-7.63437414169312" calcext:value-type="float">
            <text:p>-7.63437414169312</text:p>
          </table:table-cell>
          <table:table-cell/>
          <table:table-cell table:formula="of:=INDEX([.$A$1:.$A$2072]; 2010; 1)" office:value-type="float" office:value="287094744576" calcext:value-type="float">
            <text:p>287094744576</text:p>
          </table:table-cell>
          <table:table-cell table:formula="of:=[.$G$7] * [.$F$2019] + [.$G$8]" office:value-type="float" office:value="1.91790643893182" calcext:value-type="float">
            <text:p>1.91790643893182</text:p>
          </table:table-cell>
          <table:table-cell/>
          <table:table-cell table:formula="of:=INDEX([.$C$1:.$C$2072]; 2010; 1)" office:value-type="float" office:value="188798194688" calcext:value-type="float">
            <text:p>188798194688</text:p>
          </table:table-cell>
          <table:table-cell table:formula="of:=[.$J$7] * [.$I$2019] + [.$J$8]" office:value-type="float" office:value="-5.32328437082469" calcext:value-type="float">
            <text:p>-5.32328437082469</text:p>
          </table:table-cell>
        </table:table-row>
        <table:table-row table:style-name="ro1">
          <table:table-cell office:value-type="float" office:value="287094675456" calcext:value-type="float">
            <text:p>287094675456</text:p>
          </table:table-cell>
          <table:table-cell office:value-type="float" office:value="-0.650221288204193" calcext:value-type="float">
            <text:p>-0.650221288204193</text:p>
          </table:table-cell>
          <table:table-cell office:value-type="float" office:value="188798109184" calcext:value-type="float">
            <text:p>188798109184</text:p>
          </table:table-cell>
          <table:table-cell office:value-type="float" office:value="-8.01200389862061" calcext:value-type="float">
            <text:p>-8.01200389862061</text:p>
          </table:table-cell>
          <table:table-cell/>
          <table:table-cell table:formula="of:=INDEX([.$A$1:.$A$2072]; 2011; 1)" office:value-type="float" office:value="287094739200" calcext:value-type="float">
            <text:p>287094739200</text:p>
          </table:table-cell>
          <table:table-cell table:formula="of:=[.$G$7] * [.$F$2020] + [.$G$8]" office:value-type="float" office:value="1.66107688657939" calcext:value-type="float">
            <text:p>1.66107688657939</text:p>
          </table:table-cell>
          <table:table-cell/>
          <table:table-cell table:formula="of:=INDEX([.$C$1:.$C$2072]; 2011; 1)" office:value-type="float" office:value="188798191360" calcext:value-type="float">
            <text:p>188798191360</text:p>
          </table:table-cell>
          <table:table-cell table:formula="of:=[.$J$7] * [.$I$2020] + [.$J$8]" office:value-type="float" office:value="-5.48239475116134" calcext:value-type="float">
            <text:p>-5.48239475116134</text:p>
          </table:table-cell>
        </table:table-row>
        <table:table-row table:style-name="ro1">
          <table:table-cell office:value-type="float" office:value="287094672896" calcext:value-type="float">
            <text:p>287094672896</text:p>
          </table:table-cell>
          <table:table-cell office:value-type="float" office:value="-1.00366544723511" calcext:value-type="float">
            <text:p>-1.00366544723511</text:p>
          </table:table-cell>
          <table:table-cell office:value-type="float" office:value="188798089728" calcext:value-type="float">
            <text:p>188798089728</text:p>
          </table:table-cell>
          <table:table-cell office:value-type="float" office:value="-8.83062744140625" calcext:value-type="float">
            <text:p>-8.83062744140625</text:p>
          </table:table-cell>
          <table:table-cell/>
          <table:table-cell table:formula="of:=INDEX([.$A$1:.$A$2072]; 2012; 1)" office:value-type="float" office:value="287094727680" calcext:value-type="float">
            <text:p>287094727680</text:p>
          </table:table-cell>
          <table:table-cell table:formula="of:=[.$G$7] * [.$F$2021] + [.$G$8]" office:value-type="float" office:value="1.11072784289718" calcext:value-type="float">
            <text:p>1.11072784289718</text:p>
          </table:table-cell>
          <table:table-cell/>
          <table:table-cell table:formula="of:=INDEX([.$C$1:.$C$2072]; 2012; 1)" office:value-type="float" office:value="188798184192" calcext:value-type="float">
            <text:p>188798184192</text:p>
          </table:table-cell>
          <table:table-cell table:formula="of:=[.$J$7] * [.$I$2021] + [.$J$8]" office:value-type="float" office:value="-5.82509403303266" calcext:value-type="float">
            <text:p>-5.82509403303266</text:p>
          </table:table-cell>
        </table:table-row>
        <table:table-row table:style-name="ro1">
          <table:table-cell office:value-type="float" office:value="287094672128" calcext:value-type="float">
            <text:p>287094672128</text:p>
          </table:table-cell>
          <table:table-cell office:value-type="float" office:value="-1.13421320915222" calcext:value-type="float">
            <text:p>-1.13421320915222</text:p>
          </table:table-cell>
          <table:table-cell office:value-type="float" office:value="188798079744" calcext:value-type="float">
            <text:p>188798079744</text:p>
          </table:table-cell>
          <table:table-cell office:value-type="float" office:value="-9.26861572265625" calcext:value-type="float">
            <text:p>-9.26861572265625</text:p>
          </table:table-cell>
          <table:table-cell/>
          <table:table-cell table:formula="of:=INDEX([.$A$1:.$A$2072]; 2013; 1)" office:value-type="float" office:value="287094722048" calcext:value-type="float">
            <text:p>287094722048</text:p>
          </table:table-cell>
          <table:table-cell table:formula="of:=[.$G$7] * [.$F$2022] + [.$G$8]" office:value-type="float" office:value="0.841668309643865" calcext:value-type="float">
            <text:p>0.841668309643865</text:p>
          </table:table-cell>
          <table:table-cell/>
          <table:table-cell table:formula="of:=INDEX([.$C$1:.$C$2072]; 2013; 1)" office:value-type="float" office:value="188798179840" calcext:value-type="float">
            <text:p>188798179840</text:p>
          </table:table-cell>
          <table:table-cell table:formula="of:=[.$J$7] * [.$I$2022] + [.$J$8]" office:value-type="float" office:value="-6.03316145390272" calcext:value-type="float">
            <text:p>-6.03316145390272</text:p>
          </table:table-cell>
        </table:table-row>
        <table:table-row table:style-name="ro1">
          <table:table-cell office:value-type="float" office:value="287094661376" calcext:value-type="float">
            <text:p>287094661376</text:p>
          </table:table-cell>
          <table:table-cell office:value-type="float" office:value="-1.70892143249512" calcext:value-type="float">
            <text:p>-1.70892143249512</text:p>
          </table:table-cell>
          <table:table-cell office:value-type="float" office:value="188798027520" calcext:value-type="float">
            <text:p>188798027520</text:p>
          </table:table-cell>
          <table:table-cell office:value-type="float" office:value="-11.6843843460083" calcext:value-type="float">
            <text:p>-11.6843843460083</text:p>
          </table:table-cell>
          <table:table-cell/>
          <table:table-cell table:formula="of:=INDEX([.$A$1:.$A$2072]; 2014; 1)" office:value-type="float" office:value="287094716160" calcext:value-type="float">
            <text:p>287094716160</text:p>
          </table:table-cell>
          <table:table-cell table:formula="of:=[.$G$7] * [.$F$2023] + [.$G$8]" office:value-type="float" office:value="0.560378797352314" calcext:value-type="float">
            <text:p>0.560378797352314</text:p>
          </table:table-cell>
          <table:table-cell/>
          <table:table-cell table:formula="of:=INDEX([.$C$1:.$C$2072]; 2014; 1)" office:value-type="float" office:value="188798175232" calcext:value-type="float">
            <text:p>188798175232</text:p>
          </table:table-cell>
          <table:table-cell table:formula="of:=[.$J$7] * [.$I$2023] + [.$J$8]" office:value-type="float" office:value="-6.2534681353718" calcext:value-type="float">
            <text:p>-6.2534681353718</text:p>
          </table:table-cell>
        </table:table-row>
        <table:table-row table:style-name="ro1">
          <table:table-cell office:value-type="float" office:value="287094659072" calcext:value-type="float">
            <text:p>287094659072</text:p>
          </table:table-cell>
          <table:table-cell office:value-type="float" office:value="-1.82129502296448" calcext:value-type="float">
            <text:p>-1.82129502296448</text:p>
          </table:table-cell>
          <table:table-cell office:value-type="float" office:value="188798016256" calcext:value-type="float">
            <text:p>188798016256</text:p>
          </table:table-cell>
          <table:table-cell office:value-type="float" office:value="-12.2068452835083" calcext:value-type="float">
            <text:p>-12.2068452835083</text:p>
          </table:table-cell>
          <table:table-cell/>
          <table:table-cell table:formula="of:=INDEX([.$A$1:.$A$2072]; 2015; 1)" office:value-type="float" office:value="287094705152" calcext:value-type="float">
            <text:p>287094705152</text:p>
          </table:table-cell>
          <table:table-cell table:formula="of:=[.$G$7] * [.$F$2024] + [.$G$8]" office:value-type="float" office:value="0.0344897117465734" calcext:value-type="float">
            <text:p>0.034489711746574</text:p>
          </table:table-cell>
          <table:table-cell/>
          <table:table-cell table:formula="of:=INDEX([.$C$1:.$C$2072]; 2015; 1)" office:value-type="float" office:value="188798163968" calcext:value-type="float">
            <text:p>188798163968</text:p>
          </table:table-cell>
          <table:table-cell table:formula="of:=[.$J$7] * [.$I$2024] + [.$J$8]" office:value-type="float" office:value="-6.79199557937682" calcext:value-type="float">
            <text:p>-6.79199557937682</text:p>
          </table:table-cell>
        </table:table-row>
        <table:table-row table:style-name="ro1">
          <table:table-cell office:value-type="float" office:value="287094654464" calcext:value-type="float">
            <text:p>287094654464</text:p>
          </table:table-cell>
          <table:table-cell office:value-type="float" office:value="-2.04120564460754" calcext:value-type="float">
            <text:p>-2.04120564460754</text:p>
          </table:table-cell>
          <table:table-cell office:value-type="float" office:value="188797993472" calcext:value-type="float">
            <text:p>188797993472</text:p>
          </table:table-cell>
          <table:table-cell office:value-type="float" office:value="-13.2894477844238" calcext:value-type="float">
            <text:p>-13.2894477844238</text:p>
          </table:table-cell>
          <table:table-cell/>
          <table:table-cell table:formula="of:=INDEX([.$A$1:.$A$2072]; 2016; 1)" office:value-type="float" office:value="287094694400" calcext:value-type="float">
            <text:p>287094694400</text:p>
          </table:table-cell>
          <table:table-cell table:formula="of:=[.$G$7] * [.$F$2025] + [.$G$8]" office:value-type="float" office:value="-0.479169396683574" calcext:value-type="float">
            <text:p>-0.479169396683574</text:p>
          </table:table-cell>
          <table:table-cell/>
          <table:table-cell table:formula="of:=INDEX([.$C$1:.$C$2072]; 2016; 1)" office:value-type="float" office:value="188798150912" calcext:value-type="float">
            <text:p>188798150912</text:p>
          </table:table-cell>
          <table:table-cell table:formula="of:=[.$J$7] * [.$I$2025] + [.$J$8]" office:value-type="float" office:value="-7.41619784198701" calcext:value-type="float">
            <text:p>-7.41619784198701</text:p>
          </table:table-cell>
        </table:table-row>
        <table:table-row table:style-name="ro1">
          <table:table-cell office:value-type="float" office:value="287094651904" calcext:value-type="float">
            <text:p>287094651904</text:p>
          </table:table-cell>
          <table:table-cell office:value-type="float" office:value="-2.15119647979736" calcext:value-type="float">
            <text:p>-2.15119647979736</text:p>
          </table:table-cell>
          <table:table-cell office:value-type="float" office:value="188797981440" calcext:value-type="float">
            <text:p>188797981440</text:p>
          </table:table-cell>
          <table:table-cell office:value-type="float" office:value="-13.848388671875" calcext:value-type="float">
            <text:p>-13.848388671875</text:p>
          </table:table-cell>
          <table:table-cell/>
          <table:table-cell table:formula="of:=INDEX([.$A$1:.$A$2072]; 2017; 1)" office:value-type="float" office:value="287094689536" calcext:value-type="float">
            <text:p>287094689536</text:p>
          </table:table-cell>
          <table:table-cell table:formula="of:=[.$G$7] * [.$F$2026] + [.$G$8]" office:value-type="float" office:value="-0.71153899282217" calcext:value-type="float">
            <text:p>-0.71153899282217</text:p>
          </table:table-cell>
          <table:table-cell/>
          <table:table-cell table:formula="of:=INDEX([.$C$1:.$C$2072]; 2017; 1)" office:value-type="float" office:value="188798143488" calcext:value-type="float">
            <text:p>188798143488</text:p>
          </table:table-cell>
          <table:table-cell table:formula="of:=[.$J$7] * [.$I$2026] + [.$J$8]" office:value-type="float" office:value="-7.77113638445735" calcext:value-type="float">
            <text:p>-7.77113638445735</text:p>
          </table:table-cell>
        </table:table-row>
        <table:table-row table:style-name="ro1">
          <table:table-cell office:value-type="float" office:value="287094647040" calcext:value-type="float">
            <text:p>287094647040</text:p>
          </table:table-cell>
          <table:table-cell office:value-type="float" office:value="-2.37492322921753" calcext:value-type="float">
            <text:p>-2.37492322921753</text:p>
          </table:table-cell>
          <table:table-cell office:value-type="float" office:value="188797956864" calcext:value-type="float">
            <text:p>188797956864</text:p>
          </table:table-cell>
          <table:table-cell office:value-type="float" office:value="-15.0000782012939" calcext:value-type="float">
            <text:p>-15.0000782012939</text:p>
          </table:table-cell>
          <table:table-cell/>
          <table:table-cell table:formula="of:=INDEX([.$A$1:.$A$2072]; 2018; 1)" office:value-type="float" office:value="287094681088" calcext:value-type="float">
            <text:p>287094681088</text:p>
          </table:table-cell>
          <table:table-cell table:formula="of:=[.$G$7] * [.$F$2027] + [.$G$8]" office:value-type="float" office:value="-1.11512829177082" calcext:value-type="float">
            <text:p>-1.11512829177082</text:p>
          </table:table-cell>
          <table:table-cell/>
          <table:table-cell table:formula="of:=INDEX([.$C$1:.$C$2072]; 2018; 1)" office:value-type="float" office:value="188798127360" calcext:value-type="float">
            <text:p>188798127360</text:p>
          </table:table-cell>
          <table:table-cell table:formula="of:=[.$J$7] * [.$I$2027] + [.$J$8]" office:value-type="float" office:value="-8.54220976866782" calcext:value-type="float">
            <text:p>-8.54220976866782</text:p>
          </table:table-cell>
        </table:table-row>
        <table:table-row table:style-name="ro1">
          <table:table-cell office:value-type="float" office:value="287094644736" calcext:value-type="float">
            <text:p>287094644736</text:p>
          </table:table-cell>
          <table:table-cell office:value-type="float" office:value="-2.48931074142456" calcext:value-type="float">
            <text:p>-2.48931074142456</text:p>
          </table:table-cell>
          <table:table-cell office:value-type="float" office:value="188797944320" calcext:value-type="float">
            <text:p>188797944320</text:p>
          </table:table-cell>
          <table:table-cell office:value-type="float" office:value="-15.5924558639526" calcext:value-type="float">
            <text:p>-15.5924558639526</text:p>
          </table:table-cell>
          <table:table-cell/>
          <table:table-cell table:formula="of:=INDEX([.$A$1:.$A$2072]; 2019; 1)" office:value-type="float" office:value="287094678016" calcext:value-type="float">
            <text:p>287094678016</text:p>
          </table:table-cell>
          <table:table-cell table:formula="of:=[.$G$7] * [.$F$2028] + [.$G$8]" office:value-type="float" office:value="-1.26188803650439" calcext:value-type="float">
            <text:p>-1.26188803650439</text:p>
          </table:table-cell>
          <table:table-cell/>
          <table:table-cell table:formula="of:=INDEX([.$C$1:.$C$2072]; 2019; 1)" office:value-type="float" office:value="188798118400" calcext:value-type="float">
            <text:p>188798118400</text:p>
          </table:table-cell>
          <table:table-cell table:formula="of:=[.$J$7] * [.$I$2028] + [.$J$8]" office:value-type="float" office:value="-8.97058387100697" calcext:value-type="float">
            <text:p>-8.97058387100697</text:p>
          </table:table-cell>
        </table:table-row>
        <table:table-row table:style-name="ro1">
          <table:table-cell office:value-type="float" office:value="287094639616" calcext:value-type="float">
            <text:p>287094639616</text:p>
          </table:table-cell>
          <table:table-cell office:value-type="float" office:value="-2.72379183769226" calcext:value-type="float">
            <text:p>-2.72379183769226</text:p>
          </table:table-cell>
          <table:table-cell office:value-type="float" office:value="188797918464" calcext:value-type="float">
            <text:p>188797918464</text:p>
          </table:table-cell>
          <table:table-cell office:value-type="float" office:value="-16.8095188140869" calcext:value-type="float">
            <text:p>-16.8095188140869</text:p>
          </table:table-cell>
          <table:table-cell/>
          <table:table-cell table:formula="of:=INDEX([.$A$1:.$A$2072]; 2020; 1)" office:value-type="float" office:value="287094675456" calcext:value-type="float">
            <text:p>287094675456</text:p>
          </table:table-cell>
          <table:table-cell table:formula="of:=[.$G$7] * [.$F$2029] + [.$G$8]" office:value-type="float" office:value="-1.38418782316148" calcext:value-type="float">
            <text:p>-1.38418782316148</text:p>
          </table:table-cell>
          <table:table-cell/>
          <table:table-cell table:formula="of:=INDEX([.$C$1:.$C$2072]; 2020; 1)" office:value-type="float" office:value="188798109184" calcext:value-type="float">
            <text:p>188798109184</text:p>
          </table:table-cell>
          <table:table-cell table:formula="of:=[.$J$7] * [.$I$2029] + [.$J$8]" office:value-type="float" office:value="-9.41119723394513" calcext:value-type="float">
            <text:p>-9.41119723394513</text:p>
          </table:table-cell>
        </table:table-row>
        <table:table-row table:style-name="ro1">
          <table:table-cell office:value-type="float" office:value="287094633216" calcext:value-type="float">
            <text:p>287094633216</text:p>
          </table:table-cell>
          <table:table-cell office:value-type="float" office:value="-3.080326795578" calcext:value-type="float">
            <text:p>-3.080326795578</text:p>
          </table:table-cell>
          <table:table-cell office:value-type="float" office:value="188797878528" calcext:value-type="float">
            <text:p>188797878528</text:p>
          </table:table-cell>
          <table:table-cell office:value-type="float" office:value="-18.7040042877197" calcext:value-type="float">
            <text:p>-18.7040042877197</text:p>
          </table:table-cell>
          <table:table-cell/>
          <table:table-cell table:formula="of:=INDEX([.$A$1:.$A$2072]; 2021; 1)" office:value-type="float" office:value="287094672896" calcext:value-type="float">
            <text:p>287094672896</text:p>
          </table:table-cell>
          <table:table-cell table:formula="of:=[.$G$7] * [.$F$2030] + [.$G$8]" office:value-type="float" office:value="-1.50648761168122" calcext:value-type="float">
            <text:p>-1.50648761168122</text:p>
          </table:table-cell>
          <table:table-cell/>
          <table:table-cell table:formula="of:=INDEX([.$C$1:.$C$2072]; 2021; 1)" office:value-type="float" office:value="188798089728" calcext:value-type="float">
            <text:p>188798089728</text:p>
          </table:table-cell>
          <table:table-cell table:formula="of:=[.$J$7] * [.$I$2030] + [.$J$8]" office:value-type="float" office:value="-10.3413809984922" calcext:value-type="float">
            <text:p>-10.3413809984922</text:p>
          </table:table-cell>
        </table:table-row>
        <table:table-row table:style-name="ro1">
          <table:table-cell office:value-type="float" office:value="287094630912" calcext:value-type="float">
            <text:p>287094630912</text:p>
          </table:table-cell>
          <table:table-cell office:value-type="float" office:value="-3.26428031921387" calcext:value-type="float">
            <text:p>-3.26428031921387</text:p>
          </table:table-cell>
          <table:table-cell office:value-type="float" office:value="188797851904" calcext:value-type="float">
            <text:p>188797851904</text:p>
          </table:table-cell>
          <table:table-cell office:value-type="float" office:value="-19.9766960144043" calcext:value-type="float">
            <text:p>-19.9766960144043</text:p>
          </table:table-cell>
          <table:table-cell/>
          <table:table-cell table:formula="of:=INDEX([.$A$1:.$A$2072]; 2022; 1)" office:value-type="float" office:value="287094672128" calcext:value-type="float">
            <text:p>287094672128</text:p>
          </table:table-cell>
          <table:table-cell table:formula="of:=[.$G$7] * [.$F$2031] + [.$G$8]" office:value-type="float" office:value="-1.54317754693329" calcext:value-type="float">
            <text:p>-1.54317754693329</text:p>
          </table:table-cell>
          <table:table-cell/>
          <table:table-cell table:formula="of:=INDEX([.$C$1:.$C$2072]; 2022; 1)" office:value-type="float" office:value="188798079744" calcext:value-type="float">
            <text:p>188798079744</text:p>
          </table:table-cell>
          <table:table-cell table:formula="of:=[.$J$7] * [.$I$2031] + [.$J$8]" office:value-type="float" office:value="-10.8187121413648" calcext:value-type="float">
            <text:p>-10.8187121413648</text:p>
          </table:table-cell>
        </table:table-row>
        <table:table-row table:style-name="ro1">
          <table:table-cell office:value-type="float" office:value="287094628096" calcext:value-type="float">
            <text:p>287094628096</text:p>
          </table:table-cell>
          <table:table-cell office:value-type="float" office:value="-3.41571164131165" calcext:value-type="float">
            <text:p>-3.41571164131165</text:p>
          </table:table-cell>
          <table:table-cell office:value-type="float" office:value="188797825536" calcext:value-type="float">
            <text:p>188797825536</text:p>
          </table:table-cell>
          <table:table-cell office:value-type="float" office:value="-21.246452331543" calcext:value-type="float">
            <text:p>-21.246452331543</text:p>
          </table:table-cell>
          <table:table-cell/>
          <table:table-cell table:formula="of:=INDEX([.$A$1:.$A$2072]; 2023; 1)" office:value-type="float" office:value="287094661376" calcext:value-type="float">
            <text:p>287094661376</text:p>
          </table:table-cell>
          <table:table-cell table:formula="of:=[.$G$7] * [.$F$2032] + [.$G$8]" office:value-type="float" office:value="-2.05683665536344" calcext:value-type="float">
            <text:p>-2.05683665536344</text:p>
          </table:table-cell>
          <table:table-cell/>
          <table:table-cell table:formula="of:=INDEX([.$C$1:.$C$2072]; 2023; 1)" office:value-type="float" office:value="188798027520" calcext:value-type="float">
            <text:p>188798027520</text:p>
          </table:table-cell>
          <table:table-cell table:formula="of:=[.$J$7] * [.$I$2032] + [.$J$8]" office:value-type="float" office:value="-13.3155211973935" calcext:value-type="float">
            <text:p>-13.3155211973935</text:p>
          </table:table-cell>
        </table:table-row>
        <table:table-row table:style-name="ro1">
          <table:table-cell office:value-type="float" office:value="287094625024" calcext:value-type="float">
            <text:p>287094625024</text:p>
          </table:table-cell>
          <table:table-cell office:value-type="float" office:value="-3.56380367279053" calcext:value-type="float">
            <text:p>-3.56380367279053</text:p>
          </table:table-cell>
          <table:table-cell office:value-type="float" office:value="188797798912" calcext:value-type="float">
            <text:p>188797798912</text:p>
          </table:table-cell>
          <table:table-cell office:value-type="float" office:value="-22.514030456543" calcext:value-type="float">
            <text:p>-22.514030456543</text:p>
          </table:table-cell>
          <table:table-cell/>
          <table:table-cell table:formula="of:=INDEX([.$A$1:.$A$2072]; 2024; 1)" office:value-type="float" office:value="287094659072" calcext:value-type="float">
            <text:p>287094659072</text:p>
          </table:table-cell>
          <table:table-cell table:formula="of:=[.$G$7] * [.$F$2033] + [.$G$8]" office:value-type="float" office:value="-2.1669064629823" calcext:value-type="float">
            <text:p>-2.1669064629823</text:p>
          </table:table-cell>
          <table:table-cell/>
          <table:table-cell table:formula="of:=INDEX([.$C$1:.$C$2072]; 2024; 1)" office:value-type="float" office:value="188798016256" calcext:value-type="float">
            <text:p>188798016256</text:p>
          </table:table-cell>
          <table:table-cell table:formula="of:=[.$J$7] * [.$I$2033] + [.$J$8]" office:value-type="float" office:value="-13.8540486395359" calcext:value-type="float">
            <text:p>-13.8540486395359</text:p>
          </table:table-cell>
        </table:table-row>
        <table:table-row table:style-name="ro1">
          <table:table-cell office:value-type="float" office:value="287094623744" calcext:value-type="float">
            <text:p>287094623744</text:p>
          </table:table-cell>
          <table:table-cell office:value-type="float" office:value="-3.63322806358337" calcext:value-type="float">
            <text:p>-3.63322806358337</text:p>
          </table:table-cell>
          <table:table-cell office:value-type="float" office:value="188797785856" calcext:value-type="float">
            <text:p>188797785856</text:p>
          </table:table-cell>
          <table:table-cell office:value-type="float" office:value="-23.1473598480225" calcext:value-type="float">
            <text:p>-23.1473598480225</text:p>
          </table:table-cell>
          <table:table-cell/>
          <table:table-cell table:formula="of:=INDEX([.$A$1:.$A$2072]; 2025; 1)" office:value-type="float" office:value="287094654464" calcext:value-type="float">
            <text:p>287094654464</text:p>
          </table:table-cell>
          <table:table-cell table:formula="of:=[.$G$7] * [.$F$2034] + [.$G$8]" office:value-type="float" office:value="-2.3870460819453" calcext:value-type="float">
            <text:p>-2.3870460819453</text:p>
          </table:table-cell>
          <table:table-cell/>
          <table:table-cell table:formula="of:=INDEX([.$C$1:.$C$2072]; 2025; 1)" office:value-type="float" office:value="188797993472" calcext:value-type="float">
            <text:p>188797993472</text:p>
          </table:table-cell>
          <table:table-cell table:formula="of:=[.$J$7] * [.$I$2034] + [.$J$8]" office:value-type="float" office:value="-14.9433427862823" calcext:value-type="float">
            <text:p>-14.9433427862823</text:p>
          </table:table-cell>
        </table:table-row>
        <table:table-row table:style-name="ro1">
          <table:table-cell office:value-type="float" office:value="287094618112" calcext:value-type="float">
            <text:p>287094618112</text:p>
          </table:table-cell>
          <table:table-cell office:value-type="float" office:value="-3.89525413513184" calcext:value-type="float">
            <text:p>-3.89525413513184</text:p>
          </table:table-cell>
          <table:table-cell office:value-type="float" office:value="188797732096" calcext:value-type="float">
            <text:p>188797732096</text:p>
          </table:table-cell>
          <table:table-cell office:value-type="float" office:value="-25.6994190216064" calcext:value-type="float">
            <text:p>-25.6994190216064</text:p>
          </table:table-cell>
          <table:table-cell/>
          <table:table-cell table:formula="of:=INDEX([.$A$1:.$A$2072]; 2026; 1)" office:value-type="float" office:value="287094651904" calcext:value-type="float">
            <text:p>287094651904</text:p>
          </table:table-cell>
          <table:table-cell table:formula="of:=[.$G$7] * [.$F$2035] + [.$G$8]" office:value-type="float" office:value="-2.50934586860239" calcext:value-type="float">
            <text:p>-2.50934586860239</text:p>
          </table:table-cell>
          <table:table-cell/>
          <table:table-cell table:formula="of:=INDEX([.$C$1:.$C$2072]; 2026; 1)" office:value-type="float" office:value="188797981440" calcext:value-type="float">
            <text:p>188797981440</text:p>
          </table:table-cell>
          <table:table-cell table:formula="of:=[.$J$7] * [.$I$2035] + [.$J$8]" office:value-type="float" office:value="-15.5185880102217" calcext:value-type="float">
            <text:p>-15.5185880102217</text:p>
          </table:table-cell>
        </table:table-row>
        <table:table-row table:style-name="ro1">
          <table:table-cell office:value-type="float" office:value="287094616832" calcext:value-type="float">
            <text:p>287094616832</text:p>
          </table:table-cell>
          <table:table-cell office:value-type="float" office:value="-3.960289478302" calcext:value-type="float">
            <text:p>-3.960289478302</text:p>
          </table:table-cell>
          <table:table-cell office:value-type="float" office:value="188797718272" calcext:value-type="float">
            <text:p>188797718272</text:p>
          </table:table-cell>
          <table:table-cell office:value-type="float" office:value="-26.3519840240478" calcext:value-type="float">
            <text:p>-26.3519840240478</text:p>
          </table:table-cell>
          <table:table-cell/>
          <table:table-cell table:formula="of:=INDEX([.$A$1:.$A$2072]; 2027; 1)" office:value-type="float" office:value="287094647040" calcext:value-type="float">
            <text:p>287094647040</text:p>
          </table:table-cell>
          <table:table-cell table:formula="of:=[.$G$7] * [.$F$2036] + [.$G$8]" office:value-type="float" office:value="-2.74171546474099" calcext:value-type="float">
            <text:p>-2.74171546474099</text:p>
          </table:table-cell>
          <table:table-cell/>
          <table:table-cell table:formula="of:=INDEX([.$C$1:.$C$2072]; 2027; 1)" office:value-type="float" office:value="188797956864" calcext:value-type="float">
            <text:p>188797956864</text:p>
          </table:table-cell>
          <table:table-cell table:formula="of:=[.$J$7] * [.$I$2036] + [.$J$8]" office:value-type="float" office:value="-16.6935569755733" calcext:value-type="float">
            <text:p>-16.6935569755733</text:p>
          </table:table-cell>
        </table:table-row>
        <table:table-row table:style-name="ro1">
          <table:table-cell office:value-type="float" office:value="287094614016" calcext:value-type="float">
            <text:p>287094614016</text:p>
          </table:table-cell>
          <table:table-cell office:value-type="float" office:value="-4.09018325805664" calcext:value-type="float">
            <text:p>-4.09018325805664</text:p>
          </table:table-cell>
          <table:table-cell office:value-type="float" office:value="188797690880" calcext:value-type="float">
            <text:p>188797690880</text:p>
          </table:table-cell>
          <table:table-cell office:value-type="float" office:value="-27.6622085571289" calcext:value-type="float">
            <text:p>-27.6622085571289</text:p>
          </table:table-cell>
          <table:table-cell/>
          <table:table-cell table:formula="of:=INDEX([.$A$1:.$A$2072]; 2028; 1)" office:value-type="float" office:value="287094644736" calcext:value-type="float">
            <text:p>287094644736</text:p>
          </table:table-cell>
          <table:table-cell table:formula="of:=[.$G$7] * [.$F$2037] + [.$G$8]" office:value-type="float" office:value="-2.85178527422249" calcext:value-type="float">
            <text:p>-2.85178527422249</text:p>
          </table:table-cell>
          <table:table-cell/>
          <table:table-cell table:formula="of:=INDEX([.$C$1:.$C$2072]; 2028; 1)" office:value-type="float" office:value="188797944320" calcext:value-type="float">
            <text:p>188797944320</text:p>
          </table:table-cell>
          <table:table-cell table:formula="of:=[.$J$7] * [.$I$2037] + [.$J$8]" office:value-type="float" office:value="-17.2932807188481" calcext:value-type="float">
            <text:p>-17.2932807188481</text:p>
          </table:table-cell>
        </table:table-row>
        <table:table-row table:style-name="ro1">
          <table:table-cell office:value-type="float" office:value="287094609920" calcext:value-type="float">
            <text:p>287094609920</text:p>
          </table:table-cell>
          <table:table-cell office:value-type="float" office:value="-4.28515958786011" calcext:value-type="float">
            <text:p>-4.28515958786011</text:p>
          </table:table-cell>
          <table:table-cell office:value-type="float" office:value="188797649408" calcext:value-type="float">
            <text:p>188797649408</text:p>
          </table:table-cell>
          <table:table-cell office:value-type="float" office:value="-29.6357040405273" calcext:value-type="float">
            <text:p>-29.6357040405273</text:p>
          </table:table-cell>
          <table:table-cell/>
          <table:table-cell table:formula="of:=INDEX([.$A$1:.$A$2072]; 2029; 1)" office:value-type="float" office:value="287094639616" calcext:value-type="float">
            <text:p>287094639616</text:p>
          </table:table-cell>
          <table:table-cell table:formula="of:=[.$G$7] * [.$F$2038] + [.$G$8]" office:value-type="float" office:value="-3.09638484939933" calcext:value-type="float">
            <text:p>-3.09638484939933</text:p>
          </table:table-cell>
          <table:table-cell/>
          <table:table-cell table:formula="of:=INDEX([.$C$1:.$C$2072]; 2029; 1)" office:value-type="float" office:value="188797918464" calcext:value-type="float">
            <text:p>188797918464</text:p>
          </table:table-cell>
          <table:table-cell table:formula="of:=[.$J$7] * [.$I$2038] + [.$J$8]" office:value-type="float" office:value="-18.5294459871948" calcext:value-type="float">
            <text:p>-18.5294459871948</text:p>
          </table:table-cell>
        </table:table-row>
        <table:table-row table:style-name="ro1">
          <table:table-cell office:value-type="float" office:value="287094610944" calcext:value-type="float">
            <text:p>287094610944</text:p>
          </table:table-cell>
          <table:table-cell office:value-type="float" office:value="-4.48954439163208" calcext:value-type="float">
            <text:p>-4.48954439163208</text:p>
          </table:table-cell>
          <table:table-cell office:value-type="float" office:value="188797563648" calcext:value-type="float">
            <text:p>188797563648</text:p>
          </table:table-cell>
          <table:table-cell office:value-type="float" office:value="-33.7003402709961" calcext:value-type="float">
            <text:p>-33.7003402709961</text:p>
          </table:table-cell>
          <table:table-cell/>
          <table:table-cell table:formula="of:=INDEX([.$A$1:.$A$2072]; 2030; 1)" office:value-type="float" office:value="287094633216" calcext:value-type="float">
            <text:p>287094633216</text:p>
          </table:table-cell>
          <table:table-cell table:formula="of:=[.$G$7] * [.$F$2039] + [.$G$8]" office:value-type="float" office:value="-3.40213431790471" calcext:value-type="float">
            <text:p>-3.40213431790471</text:p>
          </table:table-cell>
          <table:table-cell/>
          <table:table-cell table:formula="of:=INDEX([.$C$1:.$C$2072]; 2030; 1)" office:value-type="float" office:value="188797878528" calcext:value-type="float">
            <text:p>188797878528</text:p>
          </table:table-cell>
          <table:table-cell table:formula="of:=[.$J$7] * [.$I$2039] + [.$J$8]" office:value-type="float" office:value="-20.4387705586851" calcext:value-type="float">
            <text:p>-20.4387705586851</text:p>
          </table:table-cell>
        </table:table-row>
        <table:table-row table:style-name="ro1">
          <table:table-cell office:value-type="float" office:value="287094613248" calcext:value-type="float">
            <text:p>287094613248</text:p>
          </table:table-cell>
          <table:table-cell office:value-type="float" office:value="-4.41842317581177" calcext:value-type="float">
            <text:p>-4.41842317581177</text:p>
          </table:table-cell>
          <table:table-cell office:value-type="float" office:value="188797519104" calcext:value-type="float">
            <text:p>188797519104</text:p>
          </table:table-cell>
          <table:table-cell office:value-type="float" office:value="-35.8110237121582" calcext:value-type="float">
            <text:p>-35.8110237121582</text:p>
          </table:table-cell>
          <table:table-cell/>
          <table:table-cell table:formula="of:=INDEX([.$A$1:.$A$2072]; 2031; 1)" office:value-type="float" office:value="287094630912" calcext:value-type="float">
            <text:p>287094630912</text:p>
          </table:table-cell>
          <table:table-cell table:formula="of:=[.$G$7] * [.$F$2040] + [.$G$8]" office:value-type="float" office:value="-3.51220412738621" calcext:value-type="float">
            <text:p>-3.51220412738621</text:p>
          </table:table-cell>
          <table:table-cell/>
          <table:table-cell table:formula="of:=INDEX([.$C$1:.$C$2072]; 2031; 1)" office:value-type="float" office:value="188797851904" calcext:value-type="float">
            <text:p>188797851904</text:p>
          </table:table-cell>
          <table:table-cell table:formula="of:=[.$J$7] * [.$I$2040] + [.$J$8]" office:value-type="float" office:value="-21.7116536051035" calcext:value-type="float">
            <text:p>-21.7116536051035</text:p>
          </table:table-cell>
        </table:table-row>
        <table:table-row table:style-name="ro1">
          <table:table-cell office:value-type="float" office:value="287094619904" calcext:value-type="float">
            <text:p>287094619904</text:p>
          </table:table-cell>
          <table:table-cell office:value-type="float" office:value="-4.13678503036499" calcext:value-type="float">
            <text:p>-4.13678503036499</text:p>
          </table:table-cell>
          <table:table-cell office:value-type="float" office:value="188797430528" calcext:value-type="float">
            <text:p>188797430528</text:p>
          </table:table-cell>
          <table:table-cell office:value-type="float" office:value="-40.0840530395508" calcext:value-type="float">
            <text:p>-40.0840530395508</text:p>
          </table:table-cell>
          <table:table-cell/>
          <table:table-cell table:formula="of:=INDEX([.$A$1:.$A$2072]; 2032; 1)" office:value-type="float" office:value="287094628096" calcext:value-type="float">
            <text:p>287094628096</text:p>
          </table:table-cell>
          <table:table-cell table:formula="of:=[.$G$7] * [.$F$2041] + [.$G$8]" office:value-type="float" office:value="-3.64673389308155" calcext:value-type="float">
            <text:p>-3.64673389308155</text:p>
          </table:table-cell>
          <table:table-cell/>
          <table:table-cell table:formula="of:=INDEX([.$C$1:.$C$2072]; 2032; 1)" office:value-type="float" office:value="188797825536" calcext:value-type="float">
            <text:p>188797825536</text:p>
          </table:table-cell>
          <table:table-cell table:formula="of:=[.$J$7] * [.$I$2041] + [.$J$8]" office:value-type="float" office:value="-22.9722973927855" calcext:value-type="float">
            <text:p>-22.9722973927855</text:p>
          </table:table-cell>
        </table:table-row>
        <table:table-row table:style-name="ro1">
          <table:table-cell office:value-type="float" office:value="287094624256" calcext:value-type="float">
            <text:p>287094624256</text:p>
          </table:table-cell>
          <table:table-cell office:value-type="float" office:value="-3.99785423278809" calcext:value-type="float">
            <text:p>-3.99785423278809</text:p>
          </table:table-cell>
          <table:table-cell office:value-type="float" office:value="188797401856" calcext:value-type="float">
            <text:p>188797401856</text:p>
          </table:table-cell>
          <table:table-cell office:value-type="float" office:value="-41.4688606262207" calcext:value-type="float">
            <text:p>-41.4688606262207</text:p>
          </table:table-cell>
          <table:table-cell/>
          <table:table-cell table:formula="of:=INDEX([.$A$1:.$A$2072]; 2033; 1)" office:value-type="float" office:value="287094625024" calcext:value-type="float">
            <text:p>287094625024</text:p>
          </table:table-cell>
          <table:table-cell table:formula="of:=[.$G$7] * [.$F$2042] + [.$G$8]" office:value-type="float" office:value="-3.79349363781512" calcext:value-type="float">
            <text:p>-3.79349363781512</text:p>
          </table:table-cell>
          <table:table-cell/>
          <table:table-cell table:formula="of:=INDEX([.$C$1:.$C$2072]; 2033; 1)" office:value-type="float" office:value="188797798912" calcext:value-type="float">
            <text:p>188797798912</text:p>
          </table:table-cell>
          <table:table-cell table:formula="of:=[.$J$7] * [.$I$2042] + [.$J$8]" office:value-type="float" office:value="-24.245180439204" calcext:value-type="float">
            <text:p>-24.245180439204</text:p>
          </table:table-cell>
        </table:table-row>
        <table:table-row table:style-name="ro1">
          <table:table-cell office:value-type="float" office:value="287094626304" calcext:value-type="float">
            <text:p>287094626304</text:p>
          </table:table-cell>
          <table:table-cell office:value-type="float" office:value="-3.90994906425476" calcext:value-type="float">
            <text:p>-3.90994906425476</text:p>
          </table:table-cell>
          <table:table-cell office:value-type="float" office:value="188797387776" calcext:value-type="float">
            <text:p>188797387776</text:p>
          </table:table-cell>
          <table:table-cell office:value-type="float" office:value="-42.1505165100098" calcext:value-type="float">
            <text:p>-42.1505165100098</text:p>
          </table:table-cell>
          <table:table-cell/>
          <table:table-cell table:formula="of:=INDEX([.$A$1:.$A$2072]; 2034; 1)" office:value-type="float" office:value="287094623744" calcext:value-type="float">
            <text:p>287094623744</text:p>
          </table:table-cell>
          <table:table-cell table:formula="of:=[.$G$7] * [.$F$2043] + [.$G$8]" office:value-type="float" office:value="-3.85464353114367" calcext:value-type="float">
            <text:p>-3.85464353114367</text:p>
          </table:table-cell>
          <table:table-cell/>
          <table:table-cell table:formula="of:=INDEX([.$C$1:.$C$2072]; 2034; 1)" office:value-type="float" office:value="188797785856" calcext:value-type="float">
            <text:p>188797785856</text:p>
          </table:table-cell>
          <table:table-cell table:formula="of:=[.$J$7] * [.$I$2043] + [.$J$8]" office:value-type="float" office:value="-24.8693827036768" calcext:value-type="float">
            <text:p>-24.8693827036768</text:p>
          </table:table-cell>
        </table:table-row>
        <table:table-row table:style-name="ro1">
          <table:table-cell office:value-type="float" office:value="287094630144" calcext:value-type="float">
            <text:p>287094630144</text:p>
          </table:table-cell>
          <table:table-cell office:value-type="float" office:value="-3.73084497451782" calcext:value-type="float">
            <text:p>-3.73084497451782</text:p>
          </table:table-cell>
          <table:table-cell office:value-type="float" office:value="188797359360" calcext:value-type="float">
            <text:p>188797359360</text:p>
          </table:table-cell>
          <table:table-cell office:value-type="float" office:value="-43.5080299377441" calcext:value-type="float">
            <text:p>-43.5080299377441</text:p>
          </table:table-cell>
          <table:table-cell/>
          <table:table-cell table:formula="of:=INDEX([.$A$1:.$A$2072]; 2035; 1)" office:value-type="float" office:value="287094618112" calcext:value-type="float">
            <text:p>287094618112</text:p>
          </table:table-cell>
          <table:table-cell table:formula="of:=[.$G$7] * [.$F$2044] + [.$G$8]" office:value-type="float" office:value="-4.12370306439698" calcext:value-type="float">
            <text:p>-4.12370306439698</text:p>
          </table:table-cell>
          <table:table-cell/>
          <table:table-cell table:formula="of:=INDEX([.$C$1:.$C$2072]; 2035; 1)" office:value-type="float" office:value="188797732096" calcext:value-type="float">
            <text:p>188797732096</text:p>
          </table:table-cell>
          <table:table-cell table:formula="of:=[.$J$7] * [.$I$2044] + [.$J$8]" office:value-type="float" office:value="-27.4396273177117" calcext:value-type="float">
            <text:p>-27.4396273177117</text:p>
          </table:table-cell>
        </table:table-row>
        <table:table-row table:style-name="ro1">
          <table:table-cell office:value-type="float" office:value="287094634240" calcext:value-type="float">
            <text:p>287094634240</text:p>
          </table:table-cell>
          <table:table-cell office:value-type="float" office:value="-3.54340744018555" calcext:value-type="float">
            <text:p>-3.54340744018555</text:p>
          </table:table-cell>
          <table:table-cell office:value-type="float" office:value="188797330688" calcext:value-type="float">
            <text:p>188797330688</text:p>
          </table:table-cell>
          <table:table-cell office:value-type="float" office:value="-44.8714599609375" calcext:value-type="float">
            <text:p>-44.8714599609375</text:p>
          </table:table-cell>
          <table:table-cell/>
          <table:table-cell table:formula="of:=INDEX([.$A$1:.$A$2072]; 2036; 1)" office:value-type="float" office:value="287094616832" calcext:value-type="float">
            <text:p>287094616832</text:p>
          </table:table-cell>
          <table:table-cell table:formula="of:=[.$G$7] * [.$F$2045] + [.$G$8]" office:value-type="float" office:value="-4.18485295772553" calcext:value-type="float">
            <text:p>-4.18485295772553</text:p>
          </table:table-cell>
          <table:table-cell/>
          <table:table-cell table:formula="of:=INDEX([.$C$1:.$C$2072]; 2036; 1)" office:value-type="float" office:value="188797718272" calcext:value-type="float">
            <text:p>188797718272</text:p>
          </table:table-cell>
          <table:table-cell table:formula="of:=[.$J$7] * [.$I$2045] + [.$J$8]" office:value-type="float" office:value="-28.100547362119" calcext:value-type="float">
            <text:p>-28.100547362119</text:p>
          </table:table-cell>
        </table:table-row>
        <table:table-row table:style-name="ro1">
          <table:table-cell office:value-type="float" office:value="287094641408" calcext:value-type="float">
            <text:p>287094641408</text:p>
          </table:table-cell>
          <table:table-cell office:value-type="float" office:value="-3.14942979812622" calcext:value-type="float">
            <text:p>-3.14942979812622</text:p>
          </table:table-cell>
          <table:table-cell office:value-type="float" office:value="188797273344" calcext:value-type="float">
            <text:p>188797273344</text:p>
          </table:table-cell>
          <table:table-cell office:value-type="float" office:value="-47.6080589294434" calcext:value-type="float">
            <text:p>-47.6080589294434</text:p>
          </table:table-cell>
          <table:table-cell/>
          <table:table-cell table:formula="of:=INDEX([.$A$1:.$A$2072]; 2037; 1)" office:value-type="float" office:value="287094614016" calcext:value-type="float">
            <text:p>287094614016</text:p>
          </table:table-cell>
          <table:table-cell table:formula="of:=[.$G$7] * [.$F$2046] + [.$G$8]" office:value-type="float" office:value="-4.3193827252835" calcext:value-type="float">
            <text:p>-4.3193827252835</text:p>
          </table:table-cell>
          <table:table-cell/>
          <table:table-cell table:formula="of:=INDEX([.$C$1:.$C$2072]; 2037; 1)" office:value-type="float" office:value="188797690880" calcext:value-type="float">
            <text:p>188797690880</text:p>
          </table:table-cell>
          <table:table-cell table:formula="of:=[.$J$7] * [.$I$2046] + [.$J$8]" office:value-type="float" office:value="-29.4101481903344" calcext:value-type="float">
            <text:p>-29.4101481903344</text:p>
          </table:table-cell>
        </table:table-row>
        <table:table-row table:style-name="ro1">
          <table:table-cell office:value-type="float" office:value="287094642432" calcext:value-type="float">
            <text:p>287094642432</text:p>
          </table:table-cell>
          <table:table-cell office:value-type="float" office:value="-3.06813549995422" calcext:value-type="float">
            <text:p>-3.06813549995422</text:p>
          </table:table-cell>
          <table:table-cell office:value-type="float" office:value="188797259008" calcext:value-type="float">
            <text:p>188797259008</text:p>
          </table:table-cell>
          <table:table-cell office:value-type="float" office:value="-48.291130065918" calcext:value-type="float">
            <text:p>-48.291130065918</text:p>
          </table:table-cell>
          <table:table-cell/>
          <table:table-cell table:formula="of:=INDEX([.$A$1:.$A$2072]; 2038; 1)" office:value-type="float" office:value="287094609920" calcext:value-type="float">
            <text:p>287094609920</text:p>
          </table:table-cell>
          <table:table-cell table:formula="of:=[.$G$7] * [.$F$2047] + [.$G$8]" office:value-type="float" office:value="-4.51506238430738" calcext:value-type="float">
            <text:p>-4.51506238430738</text:p>
          </table:table-cell>
          <table:table-cell/>
          <table:table-cell table:formula="of:=INDEX([.$C$1:.$C$2072]; 2038; 1)" office:value-type="float" office:value="188797649408" calcext:value-type="float">
            <text:p>188797649408</text:p>
          </table:table-cell>
          <table:table-cell table:formula="of:=[.$J$7] * [.$I$2047] + [.$J$8]" office:value-type="float" office:value="-31.3929083216935" calcext:value-type="float">
            <text:p>-31.3929083216935</text:p>
          </table:table-cell>
        </table:table-row>
        <table:table-row table:style-name="ro1">
          <table:table-cell office:value-type="float" office:value="287094642432" calcext:value-type="float">
            <text:p>287094642432</text:p>
          </table:table-cell>
          <table:table-cell office:value-type="float" office:value="-2.94796633720398" calcext:value-type="float">
            <text:p>-2.94796633720398</text:p>
          </table:table-cell>
          <table:table-cell office:value-type="float" office:value="188797230592" calcext:value-type="float">
            <text:p>188797230592</text:p>
          </table:table-cell>
          <table:table-cell office:value-type="float" office:value="-49.6557884216309" calcext:value-type="float">
            <text:p>-49.6557884216309</text:p>
          </table:table-cell>
          <table:table-cell/>
          <table:table-cell table:formula="of:=INDEX([.$A$1:.$A$2072]; 2039; 1)" office:value-type="float" office:value="287094610944" calcext:value-type="float">
            <text:p>287094610944</text:p>
          </table:table-cell>
          <table:table-cell table:formula="of:=[.$G$7] * [.$F$2048] + [.$G$8]" office:value-type="float" office:value="-4.46614247001708" calcext:value-type="float">
            <text:p>-4.46614247001708</text:p>
          </table:table-cell>
          <table:table-cell/>
          <table:table-cell table:formula="of:=INDEX([.$C$1:.$C$2072]; 2039; 1)" office:value-type="float" office:value="188797563648" calcext:value-type="float">
            <text:p>188797563648</text:p>
          </table:table-cell>
          <table:table-cell table:formula="of:=[.$J$7] * [.$I$2048] + [.$J$8]" office:value-type="float" office:value="-35.493060445413" calcext:value-type="float">
            <text:p>-35.493060445413</text:p>
          </table:table-cell>
        </table:table-row>
        <table:table-row table:style-name="ro1">
          <table:table-cell office:value-type="float" office:value="287094639616" calcext:value-type="float">
            <text:p>287094639616</text:p>
          </table:table-cell>
          <table:table-cell office:value-type="float" office:value="-2.91920971870422" calcext:value-type="float">
            <text:p>-2.91920971870422</text:p>
          </table:table-cell>
          <table:table-cell office:value-type="float" office:value="188797202432" calcext:value-type="float">
            <text:p>188797202432</text:p>
          </table:table-cell>
          <table:table-cell office:value-type="float" office:value="-51.0115814208984" calcext:value-type="float">
            <text:p>-51.0115814208984</text:p>
          </table:table-cell>
          <table:table-cell/>
          <table:table-cell table:formula="of:=INDEX([.$A$1:.$A$2072]; 2040; 1)" office:value-type="float" office:value="287094613248" calcext:value-type="float">
            <text:p>287094613248</text:p>
          </table:table-cell>
          <table:table-cell table:formula="of:=[.$G$7] * [.$F$2049] + [.$G$8]" office:value-type="float" office:value="-4.35607266053557" calcext:value-type="float">
            <text:p>-4.35607266053557</text:p>
          </table:table-cell>
          <table:table-cell/>
          <table:table-cell table:formula="of:=INDEX([.$C$1:.$C$2072]; 2040; 1)" office:value-type="float" office:value="188797519104" calcext:value-type="float">
            <text:p>188797519104</text:p>
          </table:table-cell>
          <table:table-cell table:formula="of:=[.$J$7] * [.$I$2049] + [.$J$8]" office:value-type="float" office:value="-37.6226916983724" calcext:value-type="float">
            <text:p>-37.6226916983724</text:p>
          </table:table-cell>
        </table:table-row>
        <table:table-row table:style-name="ro1">
          <table:table-cell office:value-type="float" office:value="287094629376" calcext:value-type="float">
            <text:p>287094629376</text:p>
          </table:table-cell>
          <table:table-cell office:value-type="float" office:value="-3.10442471504211" calcext:value-type="float">
            <text:p>-3.10442471504211</text:p>
          </table:table-cell>
          <table:table-cell office:value-type="float" office:value="188797163008" calcext:value-type="float">
            <text:p>188797163008</text:p>
          </table:table-cell>
          <table:table-cell office:value-type="float" office:value="-52.9887428283691" calcext:value-type="float">
            <text:p>-52.9887428283691</text:p>
          </table:table-cell>
          <table:table-cell/>
          <table:table-cell table:formula="of:=INDEX([.$A$1:.$A$2072]; 2041; 1)" office:value-type="float" office:value="287094619904" calcext:value-type="float">
            <text:p>287094619904</text:p>
          </table:table-cell>
          <table:table-cell table:formula="of:=[.$G$7] * [.$F$2050] + [.$G$8]" office:value-type="float" office:value="-4.03809321299195" calcext:value-type="float">
            <text:p>-4.03809321299195</text:p>
          </table:table-cell>
          <table:table-cell/>
          <table:table-cell table:formula="of:=INDEX([.$C$1:.$C$2072]; 2041; 1)" office:value-type="float" office:value="188797430528" calcext:value-type="float">
            <text:p>188797430528</text:p>
          </table:table-cell>
          <table:table-cell table:formula="of:=[.$J$7] * [.$I$2050] + [.$J$8]" office:value-type="float" office:value="-41.8574756812304" calcext:value-type="float">
            <text:p>-41.8574756812304</text:p>
          </table:table-cell>
        </table:table-row>
        <table:table-row table:style-name="ro1">
          <table:table-cell office:value-type="float" office:value="287094611712" calcext:value-type="float">
            <text:p>287094611712</text:p>
          </table:table-cell>
          <table:table-cell office:value-type="float" office:value="-3.61173391342163" calcext:value-type="float">
            <text:p>-3.61173391342163</text:p>
          </table:table-cell>
          <table:table-cell office:value-type="float" office:value="188797129472" calcext:value-type="float">
            <text:p>188797129472</text:p>
          </table:table-cell>
          <table:table-cell office:value-type="float" office:value="-54.784553527832" calcext:value-type="float">
            <text:p>-54.784553527832</text:p>
          </table:table-cell>
          <table:table-cell/>
          <table:table-cell table:formula="of:=INDEX([.$A$1:.$A$2072]; 2042; 1)" office:value-type="float" office:value="287094624256" calcext:value-type="float">
            <text:p>287094624256</text:p>
          </table:table-cell>
          <table:table-cell table:formula="of:=[.$G$7] * [.$F$2051] + [.$G$8]" office:value-type="float" office:value="-3.83018357492983" calcext:value-type="float">
            <text:p>-3.83018357492983</text:p>
          </table:table-cell>
          <table:table-cell/>
          <table:table-cell table:formula="of:=INDEX([.$C$1:.$C$2072]; 2042; 1)" office:value-type="float" office:value="188797401856" calcext:value-type="float">
            <text:p>188797401856</text:p>
          </table:table-cell>
          <table:table-cell table:formula="of:=[.$J$7] * [.$I$2051] + [.$J$8]" office:value-type="float" office:value="-43.2282728105784" calcext:value-type="float">
            <text:p>-43.2282728105784</text:p>
          </table:table-cell>
        </table:table-row>
        <table:table-row table:style-name="ro1">
          <table:table-cell office:value-type="float" office:value="287094587648" calcext:value-type="float">
            <text:p>287094587648</text:p>
          </table:table-cell>
          <table:table-cell office:value-type="float" office:value="-4.44518375396729" calcext:value-type="float">
            <text:p>-4.44518375396729</text:p>
          </table:table-cell>
          <table:table-cell office:value-type="float" office:value="188797104384" calcext:value-type="float">
            <text:p>188797104384</text:p>
          </table:table-cell>
          <table:table-cell office:value-type="float" office:value="-56.2744827270508" calcext:value-type="float">
            <text:p>-56.2744827270508</text:p>
          </table:table-cell>
          <table:table-cell/>
          <table:table-cell table:formula="of:=INDEX([.$A$1:.$A$2072]; 2043; 1)" office:value-type="float" office:value="287094626304" calcext:value-type="float">
            <text:p>287094626304</text:p>
          </table:table-cell>
          <table:table-cell table:formula="of:=[.$G$7] * [.$F$2052] + [.$G$8]" office:value-type="float" office:value="-3.73234374448657" calcext:value-type="float">
            <text:p>-3.73234374448657</text:p>
          </table:table-cell>
          <table:table-cell/>
          <table:table-cell table:formula="of:=INDEX([.$C$1:.$C$2072]; 2043; 1)" office:value-type="float" office:value="188797387776" calcext:value-type="float">
            <text:p>188797387776</text:p>
          </table:table-cell>
          <table:table-cell table:formula="of:=[.$J$7] * [.$I$2052] + [.$J$8]" office:value-type="float" office:value="-43.901432113722" calcext:value-type="float">
            <text:p>-43.901432113722</text:p>
          </table:table-cell>
        </table:table-row>
        <table:table-row table:style-name="ro1">
          <table:table-cell office:value-type="float" office:value="287094578688" calcext:value-type="float">
            <text:p>287094578688</text:p>
          </table:table-cell>
          <table:table-cell office:value-type="float" office:value="-4.78942775726318" calcext:value-type="float">
            <text:p>-4.78942775726318</text:p>
          </table:table-cell>
          <table:table-cell office:value-type="float" office:value="188797098240" calcext:value-type="float">
            <text:p>188797098240</text:p>
          </table:table-cell>
          <table:table-cell office:value-type="float" office:value="-56.6903419494629" calcext:value-type="float">
            <text:p>-56.6903419494629</text:p>
          </table:table-cell>
          <table:table-cell/>
          <table:table-cell table:formula="of:=INDEX([.$A$1:.$A$2072]; 2044; 1)" office:value-type="float" office:value="287094630144" calcext:value-type="float">
            <text:p>287094630144</text:p>
          </table:table-cell>
          <table:table-cell table:formula="of:=[.$G$7] * [.$F$2053] + [.$G$8]" office:value-type="float" office:value="-3.54889406263828" calcext:value-type="float">
            <text:p>-3.54889406263828</text:p>
          </table:table-cell>
          <table:table-cell/>
          <table:table-cell table:formula="of:=INDEX([.$C$1:.$C$2072]; 2044; 1)" office:value-type="float" office:value="188797359360" calcext:value-type="float">
            <text:p>188797359360</text:p>
          </table:table-cell>
          <table:table-cell table:formula="of:=[.$J$7] * [.$I$2053] + [.$J$8]" office:value-type="float" office:value="-45.2599899824709" calcext:value-type="float">
            <text:p>-45.2599899824709</text:p>
          </table:table-cell>
        </table:table-row>
        <table:table-row table:style-name="ro1">
          <table:table-cell office:value-type="float" office:value="287094548992" calcext:value-type="float">
            <text:p>287094548992</text:p>
          </table:table-cell>
          <table:table-cell office:value-type="float" office:value="-5.98635339736939" calcext:value-type="float">
            <text:p>-5.98635339736939</text:p>
          </table:table-cell>
          <table:table-cell office:value-type="float" office:value="188797086720" calcext:value-type="float">
            <text:p>188797086720</text:p>
          </table:table-cell>
          <table:table-cell office:value-type="float" office:value="-57.652400970459" calcext:value-type="float">
            <text:p>-57.652400970459</text:p>
          </table:table-cell>
          <table:table-cell/>
          <table:table-cell table:formula="of:=INDEX([.$A$1:.$A$2072]; 2045; 1)" office:value-type="float" office:value="287094634240" calcext:value-type="float">
            <text:p>287094634240</text:p>
          </table:table-cell>
          <table:table-cell table:formula="of:=[.$G$7] * [.$F$2054] + [.$G$8]" office:value-type="float" office:value="-3.3532144036144" calcext:value-type="float">
            <text:p>-3.3532144036144</text:p>
          </table:table-cell>
          <table:table-cell/>
          <table:table-cell table:formula="of:=INDEX([.$C$1:.$C$2072]; 2045; 1)" office:value-type="float" office:value="188797330688" calcext:value-type="float">
            <text:p>188797330688</text:p>
          </table:table-cell>
          <table:table-cell table:formula="of:=[.$J$7] * [.$I$2054] + [.$J$8]" office:value-type="float" office:value="-46.6307871099562" calcext:value-type="float">
            <text:p>-46.6307871099562</text:p>
          </table:table-cell>
        </table:table-row>
        <table:table-row table:style-name="ro1">
          <table:table-cell office:value-type="float" office:value="287094539008" calcext:value-type="float">
            <text:p>287094539008</text:p>
          </table:table-cell>
          <table:table-cell office:value-type="float" office:value="-6.42837619781494" calcext:value-type="float">
            <text:p>-6.42837619781494</text:p>
          </table:table-cell>
          <table:table-cell office:value-type="float" office:value="188797084160" calcext:value-type="float">
            <text:p>188797084160</text:p>
          </table:table-cell>
          <table:table-cell office:value-type="float" office:value="-57.8739929199219" calcext:value-type="float">
            <text:p>-57.8739929199219</text:p>
          </table:table-cell>
          <table:table-cell/>
          <table:table-cell table:formula="of:=INDEX([.$A$1:.$A$2072]; 2046; 1)" office:value-type="float" office:value="287094641408" calcext:value-type="float">
            <text:p>287094641408</text:p>
          </table:table-cell>
          <table:table-cell table:formula="of:=[.$G$7] * [.$F$2055] + [.$G$8]" office:value-type="float" office:value="-3.0107749979943" calcext:value-type="float">
            <text:p>-3.0107749979943</text:p>
          </table:table-cell>
          <table:table-cell/>
          <table:table-cell table:formula="of:=INDEX([.$C$1:.$C$2072]; 2046; 1)" office:value-type="float" office:value="188797273344" calcext:value-type="float">
            <text:p>188797273344</text:p>
          </table:table-cell>
          <table:table-cell table:formula="of:=[.$J$7] * [.$I$2055] + [.$J$8]" office:value-type="float" office:value="-49.3723813649267" calcext:value-type="float">
            <text:p>-49.3723813649267</text:p>
          </table:table-cell>
        </table:table-row>
        <table:table-row table:style-name="ro1">
          <table:table-cell office:value-type="float" office:value="287094521344" calcext:value-type="float">
            <text:p>287094521344</text:p>
          </table:table-cell>
          <table:table-cell office:value-type="float" office:value="-7.36290311813355" calcext:value-type="float">
            <text:p>-7.36290311813355</text:p>
          </table:table-cell>
          <table:table-cell office:value-type="float" office:value="188797074944" calcext:value-type="float">
            <text:p>188797074944</text:p>
          </table:table-cell>
          <table:table-cell office:value-type="float" office:value="-58.2433395385742" calcext:value-type="float">
            <text:p>-58.2433395385742</text:p>
          </table:table-cell>
          <table:table-cell/>
          <table:table-cell table:formula="of:=INDEX([.$A$1:.$A$2072]; 2047; 1)" office:value-type="float" office:value="287094642432" calcext:value-type="float">
            <text:p>287094642432</text:p>
          </table:table-cell>
          <table:table-cell table:formula="of:=[.$G$7] * [.$F$2056] + [.$G$8]" office:value-type="float" office:value="-2.96185508370399" calcext:value-type="float">
            <text:p>-2.96185508370399</text:p>
          </table:table-cell>
          <table:table-cell/>
          <table:table-cell table:formula="of:=INDEX([.$C$1:.$C$2072]; 2047; 1)" office:value-type="float" office:value="188797259008" calcext:value-type="float">
            <text:p>188797259008</text:p>
          </table:table-cell>
          <table:table-cell table:formula="of:=[.$J$7] * [.$I$2056] + [.$J$8]" office:value-type="float" office:value="-50.057779930532" calcext:value-type="float">
            <text:p>-50.057779930532</text:p>
          </table:table-cell>
        </table:table-row>
        <table:table-row table:style-name="ro1">
          <table:table-cell office:value-type="float" office:value="287094511872" calcext:value-type="float">
            <text:p>287094511872</text:p>
          </table:table-cell>
          <table:table-cell office:value-type="float" office:value="-7.83362340927124" calcext:value-type="float">
            <text:p>-7.83362340927124</text:p>
          </table:table-cell>
          <table:table-cell office:value-type="float" office:value="188797071616" calcext:value-type="float">
            <text:p>188797071616</text:p>
          </table:table-cell>
          <table:table-cell office:value-type="float" office:value="-58.4257392883301" calcext:value-type="float">
            <text:p>-58.4257392883301</text:p>
          </table:table-cell>
          <table:table-cell/>
          <table:table-cell table:formula="of:=INDEX([.$A$1:.$A$2072]; 2048; 1)" office:value-type="float" office:value="287094642432" calcext:value-type="float">
            <text:p>287094642432</text:p>
          </table:table-cell>
          <table:table-cell table:formula="of:=[.$G$7] * [.$F$2057] + [.$G$8]" office:value-type="float" office:value="-2.96185508370399" calcext:value-type="float">
            <text:p>-2.96185508370399</text:p>
          </table:table-cell>
          <table:table-cell/>
          <table:table-cell table:formula="of:=INDEX([.$C$1:.$C$2072]; 2048; 1)" office:value-type="float" office:value="188797230592" calcext:value-type="float">
            <text:p>188797230592</text:p>
          </table:table-cell>
          <table:table-cell table:formula="of:=[.$J$7] * [.$I$2057] + [.$J$8]" office:value-type="float" office:value="-51.4163377974182" calcext:value-type="float">
            <text:p>-51.4163377974182</text:p>
          </table:table-cell>
        </table:table-row>
        <table:table-row table:style-name="ro1">
          <table:table-cell office:value-type="float" office:value="287094492416" calcext:value-type="float">
            <text:p>287094492416</text:p>
          </table:table-cell>
          <table:table-cell office:value-type="float" office:value="-8.77632999420166" calcext:value-type="float">
            <text:p>-8.77632999420166</text:p>
          </table:table-cell>
          <table:table-cell office:value-type="float" office:value="188797064960" calcext:value-type="float">
            <text:p>188797064960</text:p>
          </table:table-cell>
          <table:table-cell office:value-type="float" office:value="-58.7509460449219" calcext:value-type="float">
            <text:p>-58.7509460449219</text:p>
          </table:table-cell>
          <table:table-cell/>
          <table:table-cell table:formula="of:=INDEX([.$A$1:.$A$2072]; 2049; 1)" office:value-type="float" office:value="287094639616" calcext:value-type="float">
            <text:p>287094639616</text:p>
          </table:table-cell>
          <table:table-cell table:formula="of:=[.$G$7] * [.$F$2058] + [.$G$8]" office:value-type="float" office:value="-3.09638484939933" calcext:value-type="float">
            <text:p>-3.09638484939933</text:p>
          </table:table-cell>
          <table:table-cell/>
          <table:table-cell table:formula="of:=INDEX([.$C$1:.$C$2072]; 2049; 1)" office:value-type="float" office:value="188797202432" calcext:value-type="float">
            <text:p>188797202432</text:p>
          </table:table-cell>
          <table:table-cell table:formula="of:=[.$J$7] * [.$I$2058] + [.$J$8]" office:value-type="float" office:value="-52.7626564055681" calcext:value-type="float">
            <text:p>-52.7626564055681</text:p>
          </table:table-cell>
        </table:table-row>
        <table:table-row table:style-name="ro1">
          <table:table-cell office:value-type="float" office:value="287094482944" calcext:value-type="float">
            <text:p>287094482944</text:p>
          </table:table-cell>
          <table:table-cell office:value-type="float" office:value="-9.24318695068359" calcext:value-type="float">
            <text:p>-9.24318695068359</text:p>
          </table:table-cell>
          <table:table-cell office:value-type="float" office:value="188797061376" calcext:value-type="float">
            <text:p>188797061376</text:p>
          </table:table-cell>
          <table:table-cell office:value-type="float" office:value="-58.9011955261231" calcext:value-type="float">
            <text:p>-58.9011955261231</text:p>
          </table:table-cell>
          <table:table-cell/>
          <table:table-cell table:formula="of:=INDEX([.$A$1:.$A$2072]; 2050; 1)" office:value-type="float" office:value="287094629376" calcext:value-type="float">
            <text:p>287094629376</text:p>
          </table:table-cell>
          <table:table-cell table:formula="of:=[.$G$7] * [.$F$2059] + [.$G$8]" office:value-type="float" office:value="-3.585583999753" calcext:value-type="float">
            <text:p>-3.585583999753</text:p>
          </table:table-cell>
          <table:table-cell/>
          <table:table-cell table:formula="of:=INDEX([.$C$1:.$C$2072]; 2050; 1)" office:value-type="float" office:value="188797163008" calcext:value-type="float">
            <text:p>188797163008</text:p>
          </table:table-cell>
          <table:table-cell table:formula="of:=[.$J$7] * [.$I$2059] + [.$J$8]" office:value-type="float" office:value="-54.6475024558604" calcext:value-type="float">
            <text:p>-54.6475024558604</text:p>
          </table:table-cell>
        </table:table-row>
        <table:table-row table:style-name="ro1">
          <table:table-cell office:value-type="float" office:value="287094455040" calcext:value-type="float">
            <text:p>287094455040</text:p>
          </table:table-cell>
          <table:table-cell office:value-type="float" office:value="-10.5828380584717" calcext:value-type="float">
            <text:p>-10.5828380584717</text:p>
          </table:table-cell>
          <table:table-cell office:value-type="float" office:value="188797047040" calcext:value-type="float">
            <text:p>188797047040</text:p>
          </table:table-cell>
          <table:table-cell office:value-type="float" office:value="-59.3653945922852" calcext:value-type="float">
            <text:p>-59.3653945922852</text:p>
          </table:table-cell>
          <table:table-cell/>
          <table:table-cell table:formula="of:=INDEX([.$A$1:.$A$2072]; 2051; 1)" office:value-type="float" office:value="287094611712" calcext:value-type="float">
            <text:p>287094611712</text:p>
          </table:table-cell>
          <table:table-cell table:formula="of:=[.$G$7] * [.$F$2060] + [.$G$8]" office:value-type="float" office:value="-4.42945253290236" calcext:value-type="float">
            <text:p>-4.42945253290236</text:p>
          </table:table-cell>
          <table:table-cell/>
          <table:table-cell table:formula="of:=INDEX([.$C$1:.$C$2072]; 2051; 1)" office:value-type="float" office:value="188797129472" calcext:value-type="float">
            <text:p>188797129472</text:p>
          </table:table-cell>
          <table:table-cell table:formula="of:=[.$J$7] * [.$I$2060] + [.$J$8]" office:value-type="float" office:value="-56.2508455254138" calcext:value-type="float">
            <text:p>-56.2508455254138</text:p>
          </table:table-cell>
        </table:table-row>
        <table:table-row table:style-name="ro1">
          <table:table-cell office:value-type="float" office:value="287094446848" calcext:value-type="float">
            <text:p>287094446848</text:p>
          </table:table-cell>
          <table:table-cell office:value-type="float" office:value="-11.0071020126343" calcext:value-type="float">
            <text:p>-11.0071020126343</text:p>
          </table:table-cell>
          <table:table-cell office:value-type="float" office:value="188797042432" calcext:value-type="float">
            <text:p>188797042432</text:p>
          </table:table-cell>
          <table:table-cell office:value-type="float" office:value="-59.5425567626953" calcext:value-type="float">
            <text:p>-59.5425567626953</text:p>
          </table:table-cell>
          <table:table-cell/>
          <table:table-cell table:formula="of:=INDEX([.$A$1:.$A$2072]; 2052; 1)" office:value-type="float" office:value="287094587648" calcext:value-type="float">
            <text:p>287094587648</text:p>
          </table:table-cell>
          <table:table-cell table:formula="of:=[.$G$7] * [.$F$2061] + [.$G$8]" office:value-type="float" office:value="-5.57907053641975" calcext:value-type="float">
            <text:p>-5.57907053641975</text:p>
          </table:table-cell>
          <table:table-cell/>
          <table:table-cell table:formula="of:=INDEX([.$C$1:.$C$2072]; 2052; 1)" office:value-type="float" office:value="188797104384" calcext:value-type="float">
            <text:p>188797104384</text:p>
          </table:table-cell>
          <table:table-cell table:formula="of:=[.$J$7] * [.$I$2061] + [.$J$8]" office:value-type="float" office:value="-57.4502930119634" calcext:value-type="float">
            <text:p>-57.4502930119634</text:p>
          </table:table-cell>
        </table:table-row>
        <table:table-row table:style-name="ro1">
          <table:table-cell office:value-type="float" office:value="287094431232" calcext:value-type="float">
            <text:p>287094431232</text:p>
          </table:table-cell>
          <table:table-cell office:value-type="float" office:value="-11.8271617889404" calcext:value-type="float">
            <text:p>-11.8271617889404</text:p>
          </table:table-cell>
          <table:table-cell office:value-type="float" office:value="188797031424" calcext:value-type="float">
            <text:p>188797031424</text:p>
          </table:table-cell>
          <table:table-cell office:value-type="float" office:value="-59.9410285949707" calcext:value-type="float">
            <text:p>-59.9410285949707</text:p>
          </table:table-cell>
          <table:table-cell/>
          <table:table-cell table:formula="of:=INDEX([.$A$1:.$A$2072]; 2053; 1)" office:value-type="float" office:value="287094578688" calcext:value-type="float">
            <text:p>287094578688</text:p>
          </table:table-cell>
          <table:table-cell table:formula="of:=[.$G$7] * [.$F$2062] + [.$G$8]" office:value-type="float" office:value="-6.00711979158223" calcext:value-type="float">
            <text:p>-6.00711979158223</text:p>
          </table:table-cell>
          <table:table-cell/>
          <table:table-cell table:formula="of:=INDEX([.$C$1:.$C$2072]; 2053; 1)" office:value-type="float" office:value="188797098240" calcext:value-type="float">
            <text:p>188797098240</text:p>
          </table:table-cell>
          <table:table-cell table:formula="of:=[.$J$7] * [.$I$2062] + [.$J$8]" office:value-type="float" office:value="-57.7440352533013" calcext:value-type="float">
            <text:p>-57.7440352533013</text:p>
          </table:table-cell>
        </table:table-row>
        <table:table-row table:style-name="ro1">
          <table:table-cell office:value-type="float" office:value="287094415872" calcext:value-type="float">
            <text:p>287094415872</text:p>
          </table:table-cell>
          <table:table-cell office:value-type="float" office:value="-12.6001043319702" calcext:value-type="float">
            <text:p>-12.6001043319702</text:p>
          </table:table-cell>
          <table:table-cell office:value-type="float" office:value="188797020160" calcext:value-type="float">
            <text:p>188797020160</text:p>
          </table:table-cell>
          <table:table-cell office:value-type="float" office:value="-60.4188919067383" calcext:value-type="float">
            <text:p>-60.4188919067383</text:p>
          </table:table-cell>
          <table:table-cell/>
          <table:table-cell table:formula="of:=INDEX([.$A$1:.$A$2072]; 2054; 1)" office:value-type="float" office:value="287094548992" calcext:value-type="float">
            <text:p>287094548992</text:p>
          </table:table-cell>
          <table:table-cell table:formula="of:=[.$G$7] * [.$F$2063] + [.$G$8]" office:value-type="float" office:value="-7.42579732835293" calcext:value-type="float">
            <text:p>-7.42579732835293</text:p>
          </table:table-cell>
          <table:table-cell/>
          <table:table-cell table:formula="of:=INDEX([.$C$1:.$C$2072]; 2054; 1)" office:value-type="float" office:value="188797086720" calcext:value-type="float">
            <text:p>188797086720</text:p>
          </table:table-cell>
          <table:table-cell table:formula="of:=[.$J$7] * [.$I$2063] + [.$J$8]" office:value-type="float" office:value="-58.2948019579053" calcext:value-type="float">
            <text:p>-58.2948019579053</text:p>
          </table:table-cell>
        </table:table-row>
        <table:table-row table:style-name="ro1">
          <table:table-cell office:value-type="float" office:value="287094408192" calcext:value-type="float">
            <text:p>287094408192</text:p>
          </table:table-cell>
          <table:table-cell office:value-type="float" office:value="-12.9666357040405" calcext:value-type="float">
            <text:p>-12.9666357040405</text:p>
          </table:table-cell>
          <table:table-cell office:value-type="float" office:value="188797014016" calcext:value-type="float">
            <text:p>188797014016</text:p>
          </table:table-cell>
          <table:table-cell office:value-type="float" office:value="-60.6828269958496" calcext:value-type="float">
            <text:p>-60.6828269958496</text:p>
          </table:table-cell>
          <table:table-cell/>
          <table:table-cell table:formula="of:=INDEX([.$A$1:.$A$2072]; 2055; 1)" office:value-type="float" office:value="287094539008" calcext:value-type="float">
            <text:p>287094539008</text:p>
          </table:table-cell>
          <table:table-cell table:formula="of:=[.$G$7] * [.$F$2064] + [.$G$8]" office:value-type="float" office:value="-7.90276649966836" calcext:value-type="float">
            <text:p>-7.90276649966836</text:p>
          </table:table-cell>
          <table:table-cell/>
          <table:table-cell table:formula="of:=INDEX([.$C$1:.$C$2072]; 2055; 1)" office:value-type="float" office:value="188797084160" calcext:value-type="float">
            <text:p>188797084160</text:p>
          </table:table-cell>
          <table:table-cell table:formula="of:=[.$J$7] * [.$I$2064] + [.$J$8]" office:value-type="float" office:value="-58.4171945583075" calcext:value-type="float">
            <text:p>-58.4171945583075</text:p>
          </table:table-cell>
        </table:table-row>
        <table:table-row table:style-name="ro1">
          <table:table-cell office:value-type="float" office:value="287094386688" calcext:value-type="float">
            <text:p>287094386688</text:p>
          </table:table-cell>
          <table:table-cell office:value-type="float" office:value="-14.0116004943848" calcext:value-type="float">
            <text:p>-14.0116004943848</text:p>
          </table:table-cell>
          <table:table-cell office:value-type="float" office:value="188796994048" calcext:value-type="float">
            <text:p>188796994048</text:p>
          </table:table-cell>
          <table:table-cell office:value-type="float" office:value="-61.5642356872559" calcext:value-type="float">
            <text:p>-61.5642356872559</text:p>
          </table:table-cell>
          <table:table-cell/>
          <table:table-cell table:formula="of:=INDEX([.$A$1:.$A$2072]; 2056; 1)" office:value-type="float" office:value="287094521344" calcext:value-type="float">
            <text:p>287094521344</text:p>
          </table:table-cell>
          <table:table-cell table:formula="of:=[.$G$7] * [.$F$2065] + [.$G$8]" office:value-type="float" office:value="-8.74663503281772" calcext:value-type="float">
            <text:p>-8.74663503281772</text:p>
          </table:table-cell>
          <table:table-cell/>
          <table:table-cell table:formula="of:=INDEX([.$C$1:.$C$2072]; 2056; 1)" office:value-type="float" office:value="188797074944" calcext:value-type="float">
            <text:p>188797074944</text:p>
          </table:table-cell>
          <table:table-cell table:formula="of:=[.$J$7] * [.$I$2065] + [.$J$8]" office:value-type="float" office:value="-58.8578079212457" calcext:value-type="float">
            <text:p>-58.8578079212457</text:p>
          </table:table-cell>
        </table:table-row>
        <table:table-row table:style-name="ro1">
          <table:table-cell office:value-type="float" office:value="287094364672" calcext:value-type="float">
            <text:p>287094364672</text:p>
          </table:table-cell>
          <table:table-cell office:value-type="float" office:value="-15.0906820297241" calcext:value-type="float">
            <text:p>-15.0906820297241</text:p>
          </table:table-cell>
          <table:table-cell office:value-type="float" office:value="188796975360" calcext:value-type="float">
            <text:p>188796975360</text:p>
          </table:table-cell>
          <table:table-cell office:value-type="float" office:value="-62.4899597167969" calcext:value-type="float">
            <text:p>-62.4899597167969</text:p>
          </table:table-cell>
          <table:table-cell/>
          <table:table-cell table:formula="of:=INDEX([.$A$1:.$A$2072]; 2057; 1)" office:value-type="float" office:value="287094511872" calcext:value-type="float">
            <text:p>287094511872</text:p>
          </table:table-cell>
          <table:table-cell table:formula="of:=[.$G$7] * [.$F$2066] + [.$G$8]" office:value-type="float" office:value="-9.19914424605668" calcext:value-type="float">
            <text:p>-9.19914424605668</text:p>
          </table:table-cell>
          <table:table-cell/>
          <table:table-cell table:formula="of:=INDEX([.$C$1:.$C$2072]; 2057; 1)" office:value-type="float" office:value="188797071616" calcext:value-type="float">
            <text:p>188797071616</text:p>
          </table:table-cell>
          <table:table-cell table:formula="of:=[.$J$7] * [.$I$2066] + [.$J$8]" office:value-type="float" office:value="-59.0169183015823" calcext:value-type="float">
            <text:p>-59.0169183015823</text:p>
          </table:table-cell>
        </table:table-row>
        <table:table-row table:style-name="ro1">
          <table:table-cell office:value-type="float" office:value="287094356992" calcext:value-type="float">
            <text:p>287094356992</text:p>
          </table:table-cell>
          <table:table-cell office:value-type="float" office:value="-15.4442338943481" calcext:value-type="float">
            <text:p>-15.4442338943481</text:p>
          </table:table-cell>
          <table:table-cell office:value-type="float" office:value="188796969216" calcext:value-type="float">
            <text:p>188796969216</text:p>
          </table:table-cell>
          <table:table-cell office:value-type="float" office:value="-62.8045043945312" calcext:value-type="float">
            <text:p>-62.8045043945312</text:p>
          </table:table-cell>
          <table:table-cell/>
          <table:table-cell table:formula="of:=INDEX([.$A$1:.$A$2072]; 2058; 1)" office:value-type="float" office:value="287094492416" calcext:value-type="float">
            <text:p>287094492416</text:p>
          </table:table-cell>
          <table:table-cell table:formula="of:=[.$G$7] * [.$F$2067] + [.$G$8]" office:value-type="float" office:value="-10.1286226324737" calcext:value-type="float">
            <text:p>-10.1286226324737</text:p>
          </table:table-cell>
          <table:table-cell/>
          <table:table-cell table:formula="of:=INDEX([.$C$1:.$C$2072]; 2058; 1)" office:value-type="float" office:value="188797064960" calcext:value-type="float">
            <text:p>188797064960</text:p>
          </table:table-cell>
          <table:table-cell table:formula="of:=[.$J$7] * [.$I$2067] + [.$J$8]" office:value-type="float" office:value="-59.3351390641183" calcext:value-type="float">
            <text:p>-59.3351390641183</text:p>
          </table:table-cell>
        </table:table-row>
        <table:table-row table:style-name="ro1">
          <table:table-cell office:value-type="float" office:value="287094349312" calcext:value-type="float">
            <text:p>287094349312</text:p>
          </table:table-cell>
          <table:table-cell office:value-type="float" office:value="-15.800440788269" calcext:value-type="float">
            <text:p>-15.800440788269</text:p>
          </table:table-cell>
          <table:table-cell office:value-type="float" office:value="188796963328" calcext:value-type="float">
            <text:p>188796963328</text:p>
          </table:table-cell>
          <table:table-cell office:value-type="float" office:value="-63.1142501831055" calcext:value-type="float">
            <text:p>-63.1142501831055</text:p>
          </table:table-cell>
          <table:table-cell/>
          <table:table-cell table:formula="of:=INDEX([.$A$1:.$A$2072]; 2059; 1)" office:value-type="float" office:value="287094482944" calcext:value-type="float">
            <text:p>287094482944</text:p>
          </table:table-cell>
          <table:table-cell table:formula="of:=[.$G$7] * [.$F$2068] + [.$G$8]" office:value-type="float" office:value="-10.5811318457127" calcext:value-type="float">
            <text:p>-10.5811318457127</text:p>
          </table:table-cell>
          <table:table-cell/>
          <table:table-cell table:formula="of:=INDEX([.$C$1:.$C$2072]; 2059; 1)" office:value-type="float" office:value="188797061376" calcext:value-type="float">
            <text:p>188797061376</text:p>
          </table:table-cell>
          <table:table-cell table:formula="of:=[.$J$7] * [.$I$2068] + [.$J$8]" office:value-type="float" office:value="-59.5064887050539" calcext:value-type="float">
            <text:p>-59.5064887050539</text:p>
          </table:table-cell>
        </table:table-row>
        <table:table-row table:style-name="ro1">
          <table:table-cell office:value-type="float" office:value="287094332672" calcext:value-type="float">
            <text:p>287094332672</text:p>
          </table:table-cell>
          <table:table-cell office:value-type="float" office:value="-16.5316066741943" calcext:value-type="float">
            <text:p>-16.5316066741943</text:p>
          </table:table-cell>
          <table:table-cell office:value-type="float" office:value="188796953088" calcext:value-type="float">
            <text:p>188796953088</text:p>
          </table:table-cell>
          <table:table-cell office:value-type="float" office:value="-63.7026786804199" calcext:value-type="float">
            <text:p>-63.7026786804199</text:p>
          </table:table-cell>
          <table:table-cell/>
          <table:table-cell table:formula="of:=INDEX([.$A$1:.$A$2072]; 2060; 1)" office:value-type="float" office:value="287094455040" calcext:value-type="float">
            <text:p>287094455040</text:p>
          </table:table-cell>
          <table:table-cell table:formula="of:=[.$G$7] * [.$F$2069] + [.$G$8]" office:value-type="float" office:value="-11.9141995292157" calcext:value-type="float">
            <text:p>-11.9141995292157</text:p>
          </table:table-cell>
          <table:table-cell/>
          <table:table-cell table:formula="of:=INDEX([.$C$1:.$C$2072]; 2060; 1)" office:value-type="float" office:value="188797047040" calcext:value-type="float">
            <text:p>188797047040</text:p>
          </table:table-cell>
          <table:table-cell table:formula="of:=[.$J$7] * [.$I$2069] + [.$J$8]" office:value-type="float" office:value="-60.1918872687966" calcext:value-type="float">
            <text:p>-60.1918872687966</text:p>
          </table:table-cell>
        </table:table-row>
        <table:table-row table:style-name="ro1">
          <table:table-cell office:value-type="float" office:value="287094324224" calcext:value-type="float">
            <text:p>287094324224</text:p>
          </table:table-cell>
          <table:table-cell office:value-type="float" office:value="-16.9094066619873" calcext:value-type="float">
            <text:p>-16.9094066619873</text:p>
          </table:table-cell>
          <table:table-cell office:value-type="float" office:value="188796948480" calcext:value-type="float">
            <text:p>188796948480</text:p>
          </table:table-cell>
          <table:table-cell office:value-type="float" office:value="-63.9742774963379" calcext:value-type="float">
            <text:p>-63.9742774963379</text:p>
          </table:table-cell>
          <table:table-cell/>
          <table:table-cell table:formula="of:=INDEX([.$A$1:.$A$2072]; 2061; 1)" office:value-type="float" office:value="287094446848" calcext:value-type="float">
            <text:p>287094446848</text:p>
          </table:table-cell>
          <table:table-cell table:formula="of:=[.$G$7] * [.$F$2070] + [.$G$8]" office:value-type="float" office:value="-12.3055588509887" calcext:value-type="float">
            <text:p>-12.3055588509887</text:p>
          </table:table-cell>
          <table:table-cell/>
          <table:table-cell table:formula="of:=INDEX([.$C$1:.$C$2072]; 2061; 1)" office:value-type="float" office:value="188797042432" calcext:value-type="float">
            <text:p>188797042432</text:p>
          </table:table-cell>
          <table:table-cell table:formula="of:=[.$J$7] * [.$I$2070] + [.$J$8]" office:value-type="float" office:value="-60.4121939502656" calcext:value-type="float">
            <text:p>-60.4121939502656</text:p>
          </table:table-cell>
        </table:table-row>
        <table:table-row table:style-name="ro1">
          <table:table-cell office:value-type="float" office:value="287094315776" calcext:value-type="float">
            <text:p>287094315776</text:p>
          </table:table-cell>
          <table:table-cell office:value-type="float" office:value="-17.2948322296143" calcext:value-type="float">
            <text:p>-17.2948322296143</text:p>
          </table:table-cell>
          <table:table-cell office:value-type="float" office:value="188796943616" calcext:value-type="float">
            <text:p>188796943616</text:p>
          </table:table-cell>
          <table:table-cell office:value-type="float" office:value="-64.2316131591797" calcext:value-type="float">
            <text:p>-64.2316131591797</text:p>
          </table:table-cell>
          <table:table-cell/>
          <table:table-cell table:formula="of:=INDEX([.$A$1:.$A$2072]; 2062; 1)" office:value-type="float" office:value="287094431232" calcext:value-type="float">
            <text:p>287094431232</text:p>
          </table:table-cell>
          <table:table-cell table:formula="of:=[.$G$7] * [.$F$2071] + [.$G$8]" office:value-type="float" office:value="-13.0515875536948" calcext:value-type="float">
            <text:p>-13.0515875536948</text:p>
          </table:table-cell>
          <table:table-cell/>
          <table:table-cell table:formula="of:=INDEX([.$C$1:.$C$2072]; 2062; 1)" office:value-type="float" office:value="188797031424" calcext:value-type="float">
            <text:p>188797031424</text:p>
          </table:table-cell>
          <table:table-cell table:formula="of:=[.$J$7] * [.$I$2071] + [.$J$8]" office:value-type="float" office:value="-60.9384821336716" calcext:value-type="float">
            <text:p>-60.9384821336716</text:p>
          </table:table-cell>
        </table:table-row>
        <table:table-row table:style-name="ro1">
          <table:table-cell office:value-type="float" office:value="287094300160" calcext:value-type="float">
            <text:p>287094300160</text:p>
          </table:table-cell>
          <table:table-cell office:value-type="float" office:value="-18.0619430541992" calcext:value-type="float">
            <text:p>-18.0619430541992</text:p>
          </table:table-cell>
          <table:table-cell office:value-type="float" office:value="188796932864" calcext:value-type="float">
            <text:p>188796932864</text:p>
          </table:table-cell>
          <table:table-cell office:value-type="float" office:value="-64.7489929199219" calcext:value-type="float">
            <text:p>-64.7489929199219</text:p>
          </table:table-cell>
          <table:table-cell/>
          <table:table-cell table:formula="of:=INDEX([.$A$1:.$A$2072]; 2063; 1)" office:value-type="float" office:value="287094415872" calcext:value-type="float">
            <text:p>287094415872</text:p>
          </table:table-cell>
          <table:table-cell table:formula="of:=[.$G$7] * [.$F$2072] + [.$G$8]" office:value-type="float" office:value="-13.7853862792254" calcext:value-type="float">
            <text:p>-13.7853862792254</text:p>
          </table:table-cell>
          <table:table-cell/>
          <table:table-cell table:formula="of:=INDEX([.$C$1:.$C$2072]; 2063; 1)" office:value-type="float" office:value="188797020160" calcext:value-type="float">
            <text:p>188797020160</text:p>
          </table:table-cell>
          <table:table-cell table:formula="of:=[.$J$7] * [.$I$2072] + [.$J$8]" office:value-type="float" office:value="-61.477009575814" calcext:value-type="float">
            <text:p>-61.477009575814</text:p>
          </table:table-cell>
        </table:table-row>
        <table:table-row table:style-name="ro1">
          <table:table-cell table:number-columns-repeated="5"/>
          <table:table-cell table:formula="of:=INDEX([.$A$1:.$A$2072]; 2064; 1)" office:value-type="float" office:value="287094408192" calcext:value-type="float">
            <text:p>287094408192</text:p>
          </table:table-cell>
          <table:table-cell table:formula="of:=[.$G$7] * [.$F$2073] + [.$G$8]" office:value-type="float" office:value="-14.1522856410593" calcext:value-type="float">
            <text:p>-14.1522856410593</text:p>
          </table:table-cell>
          <table:table-cell/>
          <table:table-cell table:formula="of:=INDEX([.$C$1:.$C$2072]; 2064; 1)" office:value-type="float" office:value="188797014016" calcext:value-type="float">
            <text:p>188797014016</text:p>
          </table:table-cell>
          <table:table-cell table:formula="of:=[.$J$7] * [.$I$2073] + [.$J$8]" office:value-type="float" office:value="-61.7707518171519" calcext:value-type="float">
            <text:p>-61.7707518171519</text:p>
          </table:table-cell>
        </table:table-row>
        <table:table-row table:style-name="ro1">
          <table:table-cell table:number-columns-repeated="5"/>
          <table:table-cell table:formula="of:=INDEX([.$A$1:.$A$2072]; 2065; 1)" office:value-type="float" office:value="287094386688" calcext:value-type="float">
            <text:p>287094386688</text:p>
          </table:table-cell>
          <table:table-cell table:formula="of:=[.$G$7] * [.$F$2074] + [.$G$8]" office:value-type="float" office:value="-15.1796038579196" calcext:value-type="float">
            <text:p>-15.1796038579196</text:p>
          </table:table-cell>
          <table:table-cell/>
          <table:table-cell table:formula="of:=INDEX([.$C$1:.$C$2072]; 2065; 1)" office:value-type="float" office:value="188796994048" calcext:value-type="float">
            <text:p>188796994048</text:p>
          </table:table-cell>
          <table:table-cell table:formula="of:=[.$J$7] * [.$I$2074] + [.$J$8]" office:value-type="float" office:value="-62.7254141028971" calcext:value-type="float">
            <text:p>-62.7254141028971</text:p>
          </table:table-cell>
        </table:table-row>
        <table:table-row table:style-name="ro1">
          <table:table-cell table:number-columns-repeated="5"/>
          <table:table-cell table:formula="of:=INDEX([.$A$1:.$A$2072]; 2066; 1)" office:value-type="float" office:value="287094364672" calcext:value-type="float">
            <text:p>287094364672</text:p>
          </table:table-cell>
          <table:table-cell table:formula="of:=[.$G$7] * [.$F$2075] + [.$G$8]" office:value-type="float" office:value="-16.2313820291311" calcext:value-type="float">
            <text:p>-16.2313820291311</text:p>
          </table:table-cell>
          <table:table-cell/>
          <table:table-cell table:formula="of:=INDEX([.$C$1:.$C$2072]; 2066; 1)" office:value-type="float" office:value="188796975360" calcext:value-type="float">
            <text:p>188796975360</text:p>
          </table:table-cell>
          <table:table-cell table:formula="of:=[.$J$7] * [.$I$2075] + [.$J$8]" office:value-type="float" office:value="-63.6188800875098" calcext:value-type="float">
            <text:p>-63.6188800875098</text:p>
          </table:table-cell>
        </table:table-row>
        <table:table-row table:style-name="ro1">
          <table:table-cell table:number-columns-repeated="5"/>
          <table:table-cell table:formula="of:=INDEX([.$A$1:.$A$2072]; 2067; 1)" office:value-type="float" office:value="287094356992" calcext:value-type="float">
            <text:p>287094356992</text:p>
          </table:table-cell>
          <table:table-cell table:formula="of:=[.$G$7] * [.$F$2076] + [.$G$8]" office:value-type="float" office:value="-16.5982813928276" calcext:value-type="float">
            <text:p>-16.5982813928276</text:p>
          </table:table-cell>
          <table:table-cell/>
          <table:table-cell table:formula="of:=INDEX([.$C$1:.$C$2072]; 2067; 1)" office:value-type="float" office:value="188796969216" calcext:value-type="float">
            <text:p>188796969216</text:p>
          </table:table-cell>
          <table:table-cell table:formula="of:=[.$J$7] * [.$I$2076] + [.$J$8]" office:value-type="float" office:value="-63.9126223307103" calcext:value-type="float">
            <text:p>-63.9126223307103</text:p>
          </table:table-cell>
        </table:table-row>
        <table:table-row table:style-name="ro1">
          <table:table-cell table:number-columns-repeated="5"/>
          <table:table-cell table:formula="of:=INDEX([.$A$1:.$A$2072]; 2068; 1)" office:value-type="float" office:value="287094349312" calcext:value-type="float">
            <text:p>287094349312</text:p>
          </table:table-cell>
          <table:table-cell table:formula="of:=[.$G$7] * [.$F$2077] + [.$G$8]" office:value-type="float" office:value="-16.9651807546616" calcext:value-type="float">
            <text:p>-16.9651807546616</text:p>
          </table:table-cell>
          <table:table-cell/>
          <table:table-cell table:formula="of:=INDEX([.$C$1:.$C$2072]; 2068; 1)" office:value-type="float" office:value="188796963328" calcext:value-type="float">
            <text:p>188796963328</text:p>
          </table:table-cell>
          <table:table-cell table:formula="of:=[.$J$7] * [.$I$2077] + [.$J$8]" office:value-type="float" office:value="-64.1941253114492" calcext:value-type="float">
            <text:p>-64.1941253114492</text:p>
          </table:table-cell>
        </table:table-row>
        <table:table-row table:style-name="ro1">
          <table:table-cell table:number-columns-repeated="5"/>
          <table:table-cell table:formula="of:=INDEX([.$A$1:.$A$2072]; 2069; 1)" office:value-type="float" office:value="287094332672" calcext:value-type="float">
            <text:p>287094332672</text:p>
          </table:table-cell>
          <table:table-cell table:formula="of:=[.$G$7] * [.$F$2078] + [.$G$8]" office:value-type="float" office:value="-17.7601293735206" calcext:value-type="float">
            <text:p>-17.7601293735206</text:p>
          </table:table-cell>
          <table:table-cell/>
          <table:table-cell table:formula="of:=INDEX([.$C$1:.$C$2072]; 2069; 1)" office:value-type="float" office:value="188796953088" calcext:value-type="float">
            <text:p>188796953088</text:p>
          </table:table-cell>
          <table:table-cell table:formula="of:=[.$J$7] * [.$I$2078] + [.$J$8]" office:value-type="float" office:value="-64.6836957149208" calcext:value-type="float">
            <text:p>-64.6836957149208</text:p>
          </table:table-cell>
        </table:table-row>
        <table:table-row table:style-name="ro1">
          <table:table-cell table:number-columns-repeated="5"/>
          <table:table-cell table:formula="of:=INDEX([.$A$1:.$A$2072]; 2070; 1)" office:value-type="float" office:value="287094324224" calcext:value-type="float">
            <text:p>287094324224</text:p>
          </table:table-cell>
          <table:table-cell table:formula="of:=[.$G$7] * [.$F$2079] + [.$G$8]" office:value-type="float" office:value="-18.1637186724693" calcext:value-type="float">
            <text:p>-18.1637186724693</text:p>
          </table:table-cell>
          <table:table-cell/>
          <table:table-cell table:formula="of:=INDEX([.$C$1:.$C$2072]; 2070; 1)" office:value-type="float" office:value="188796948480" calcext:value-type="float">
            <text:p>188796948480</text:p>
          </table:table-cell>
          <table:table-cell table:formula="of:=[.$J$7] * [.$I$2079] + [.$J$8]" office:value-type="float" office:value="-64.9040023963898" calcext:value-type="float">
            <text:p>-64.9040023963898</text:p>
          </table:table-cell>
        </table:table-row>
        <table:table-row table:style-name="ro1">
          <table:table-cell table:number-columns-repeated="5"/>
          <table:table-cell table:formula="of:=INDEX([.$A$1:.$A$2072]; 2071; 1)" office:value-type="float" office:value="287094315776" calcext:value-type="float">
            <text:p>287094315776</text:p>
          </table:table-cell>
          <table:table-cell table:formula="of:=[.$G$7] * [.$F$2080] + [.$G$8]" office:value-type="float" office:value="-18.5673079714179" calcext:value-type="float">
            <text:p>-18.5673079714179</text:p>
          </table:table-cell>
          <table:table-cell/>
          <table:table-cell table:formula="of:=INDEX([.$C$1:.$C$2072]; 2071; 1)" office:value-type="float" office:value="188796943616" calcext:value-type="float">
            <text:p>188796943616</text:p>
          </table:table-cell>
          <table:table-cell table:formula="of:=[.$J$7] * [.$I$2080] + [.$J$8]" office:value-type="float" office:value="-65.1365483365953" calcext:value-type="float">
            <text:p>-65.1365483365953</text:p>
          </table:table-cell>
        </table:table-row>
        <table:table-row table:style-name="ro1">
          <table:table-cell table:number-columns-repeated="5"/>
          <table:table-cell table:formula="of:=INDEX([.$A$1:.$A$2072]; 2072; 1)" office:value-type="float" office:value="287094300160" calcext:value-type="float">
            <text:p>287094300160</text:p>
          </table:table-cell>
          <table:table-cell table:formula="of:=[.$G$7] * [.$F$2081] + [.$G$8]" office:value-type="float" office:value="-19.3133366759866" calcext:value-type="float">
            <text:p>-19.3133366759866</text:p>
          </table:table-cell>
          <table:table-cell/>
          <table:table-cell table:formula="of:=INDEX([.$C$1:.$C$2072]; 2072; 1)" office:value-type="float" office:value="188796932864" calcext:value-type="float">
            <text:p>188796932864</text:p>
          </table:table-cell>
          <table:table-cell table:formula="of:=[.$J$7] * [.$I$2081] + [.$J$8]" office:value-type="float" office:value="-65.6505972594023" calcext:value-type="float">
            <text:p>-65.6505972594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09:43:39.626171325</meta:creation-date>
    <dc:date>2019-07-15T10:13:06.533825544</dc:date>
    <meta:editing-duration>PT4M50S</meta:editing-duration>
    <meta:editing-cycles>1</meta:editing-cycles>
    <meta:document-statistic meta:table-count="1" meta:cell-count="16598" meta:object-count="0"/>
    <meta:generator>LibreOffice/6.0.7.3$Linux_X86_64 LibreOffice_project/00m0$Build-3</meta:generator>
  </office:meta>
</office:document-meta>
</file>